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ahoma" svg:font-family="Tahom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FFFD7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Per_32_cent" style:data-style-name="N13"/>
    <style:style style:name="ce9" style:family="table-cell" style:parent-style-name="Default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88736111111111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8.27263888888889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2.78694444444444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76930555555556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1.83444444444444cm"/>
    </style:style>
    <style:style style:name="co12" style:family="table-column">
      <style:table-column-properties fo:break-before="auto" style:column-width="2.25777777777778cm"/>
    </style:style>
    <style:style style:name="co13" style:family="table-column">
      <style:table-column-properties fo:break-before="auto" style:column-width="4.67430555555556cm"/>
    </style:style>
    <style:style style:name="co14" style:family="table-column">
      <style:table-column-properties fo:break-before="auto" style:column-width="5.20347222222222cm"/>
    </style:style>
    <style:style style:name="co15" style:family="table-column">
      <style:table-column-properties fo:break-before="auto" style:column-width="4.74486111111111cm"/>
    </style:style>
    <style:style style:name="co16" style:family="table-column">
      <style:table-column-properties fo:break-before="auto" style:column-width="2.73402777777778cm" style:use-optimal-column-width="true"/>
    </style:style>
    <style:style style:name="co17" style:family="table-column">
      <style:table-column-properties fo:break-before="auto" style:column-width="5.76791666666667cm" style:use-optimal-column-width="true"/>
    </style:style>
    <style:style style:name="co18" style:family="table-column">
      <style:table-column-properties fo:break-before="auto" style:column-width="5.04472222222222cm" style:use-optimal-column-width="true"/>
    </style:style>
    <style:style style:name="co19" style:family="table-column">
      <style:table-column-properties fo:break-before="auto" style:column-width="2.9633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itcoin_fut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1" table:number-columns-repeated="16343" table:default-cell-style-name="ce1"/>
        <table:table-row table:style-name="ro1">
          <table:table-cell office:value-type="string" table:style-name="ce1">
            <text:p>Start Date</text:p>
          </table:table-cell>
          <table:table-cell office:value-type="string" table:style-name="ce1">
            <text:p>31.12.20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 Date</text:p>
          </table:table-cell>
          <table:table-cell table:number-columns-repeated="16383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M Tbill rate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IBIT US Equity</text:p>
          </table:table-cell>
          <table:table-cell office:value-type="string" table:style-name="ce1">
            <text:p>BTC Index</text:p>
          </table:table-cell>
          <table:table-cell office:value-type="string" table:style-name="ce1">
            <text:p>BRRNY</text:p>
            <text:p/>
          </table:table-cell>
          <table:table-cell office:value-type="string" table:style-name="ce1">
            <text:p>BMRG4 Curncy</text:p>
          </table:table-cell>
          <table:table-cell office:value-type="string" table:style-name="ce1">
            <text:p>BMRH4 Curncy</text:p>
          </table:table-cell>
          <table:table-cell office:value-type="string" table:style-name="ce1">
            <text:p>BMRJ4 Curncy</text:p>
          </table:table-cell>
          <table:table-cell office:value-type="string" table:style-name="ce1">
            <text:p>BMRK4 Curncy</text:p>
          </table:table-cell>
          <table:table-cell office:value-type="string" table:style-name="ce1">
            <text:p>BMRM4 Curncy</text:p>
          </table:table-cell>
          <table:table-cell office:value-type="string" table:style-name="ce1">
            <text:p>BMRN4 Curncy</text:p>
          </table:table-cell>
          <table:table-cell office:value-type="string" table:style-name="ce1">
            <text:p>BMRQ4 Curncy</text:p>
          </table:table-cell>
          <table:table-cell office:value-type="string" table:style-name="ce1">
            <text:p>BMRU4 Curncy</text:p>
          </table:table-cell>
          <table:table-cell office:value-type="string" table:style-name="ce1">
            <text:p>BMRV4 Curncy</text:p>
          </table:table-cell>
          <table:table-cell office:value-type="string" table:style-name="ce1">
            <text:p>BMRX4 Curncy</text:p>
          </table:table-cell>
          <table:table-cell office:value-type="string" table:style-name="ce1">
            <text:p>BMRZ4 Curncy</text:p>
          </table:table-cell>
          <table:table-cell office:value-type="string" table:style-name="ce1">
            <text:p>BMRF5 Curncy</text:p>
          </table:table-cell>
          <table:table-cell office:value-type="string" table:style-name="ce1">
            <text:p>BMRG5 Curncy</text:p>
          </table:table-cell>
          <table:table-cell table:style-name="ce1"/>
          <table:table-cell office:value-type="string" table:style-name="ce1">
            <text:p>GBM Govt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Last Price</text:p>
          </table:table-cell>
          <table:table-cell office:value-type="string" table:style-name="ce1">
            <text:p>Last Price</text:p>
          </table:table-cell>
          <table:table-cell table:style-name="ce1"/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office:value-type="string" table:style-name="ce1">
            <text:p>Settlement Pric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ates</text:p>
          </table:table-cell>
          <table:table-cell office:value-type="string" table:style-name="ce1">
            <text:p>PX_LAST</text:p>
          </table:table-cell>
          <table:table-cell office:value-type="string" table:style-name="ce1">
            <text:p>PX_LAST</text:p>
          </table:table-cell>
          <table:table-cell table:style-name="ce1"/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office:value-type="string" table:style-name="ce1">
            <text:p>PX_SETTLE</text:p>
          </table:table-cell>
          <table:table-cell table:style-name="ce1"/>
          <table:table-cell office:value-type="string" table:style-name="ce1">
            <text:p>PX_LAST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01.01.2024</text:p>
          </table:table-cell>
          <table:table-cell table:style-name="ce1"/>
          <table:table-cell office:value-type="float" office:value="4714.07" table:style-name="ce1">
            <text:p>4714.07</text:p>
          </table:table-cell>
          <table:table-cell office:value-type="float" office:value="43696.87" table:style-name="ce1">
            <text:p>43696.87</text:p>
          </table:table-cell>
          <table:table-cell office:value-type="float" office:value="42950" table:style-name="ce1">
            <text:p>42950</text:p>
          </table:table-cell>
          <table:table-cell office:value-type="float" office:value="43235" table:style-name="ce1">
            <text:p>43235</text:p>
          </table:table-cell>
          <table:table-cell office:value-type="float" office:value="43425" table:style-name="ce1">
            <text:p>43425</text:p>
          </table:table-cell>
          <table:table-cell office:value-type="float" office:value="43625" table:style-name="ce1">
            <text:p>43625</text:p>
          </table:table-cell>
          <table:table-cell office:value-type="float" office:value="44160" table:style-name="ce1">
            <text:p>44160</text:p>
          </table:table-cell>
          <table:table-cell table:number-columns-repeated="2" table:style-name="ce1"/>
          <table:table-cell office:value-type="float" office:value="44765" table:style-name="ce1">
            <text:p>44765</text:p>
          </table:table-cell>
          <table:table-cell table:number-columns-repeated="2" table:style-name="ce1"/>
          <table:table-cell office:value-type="float" office:value="45385" table:style-name="ce1">
            <text:p>45385</text:p>
          </table:table-cell>
          <table:table-cell table:number-columns-repeated="3" table:style-name="ce1"/>
          <table:table-cell office:value-type="float" office:value="5.4029999999999996" table:style-name="ce1">
            <text:p>5.403</text:p>
          </table:table-cell>
          <table:table-cell table:style-name="ce1"/>
          <table:table-cell office:value-type="float" office:value="9.2694571781920949" table:formula="of:=[.D7]/[.C7]" table:style-name="ce1">
            <text:p>9.269457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1.2024</text:p>
          </table:table-cell>
          <table:table-cell table:style-name="ce1"/>
          <table:table-cell office:value-type="float" office:value="5033.2" table:style-name="ce1">
            <text:p>5033.2</text:p>
          </table:table-cell>
          <table:table-cell office:value-type="float" office:value="44981.83" table:style-name="ce1">
            <text:p>44981.83</text:p>
          </table:table-cell>
          <table:table-cell office:value-type="float" office:value="45825" table:style-name="ce1">
            <text:p>45825</text:p>
          </table:table-cell>
          <table:table-cell office:value-type="float" office:value="46120" table:style-name="ce1">
            <text:p>46120</text:p>
          </table:table-cell>
          <table:table-cell office:value-type="float" office:value="46355" table:style-name="ce1">
            <text:p>46355</text:p>
          </table:table-cell>
          <table:table-cell office:value-type="float" office:value="46560" table:style-name="ce1">
            <text:p>46560</text:p>
          </table:table-cell>
          <table:table-cell office:value-type="float" office:value="47100" table:style-name="ce1">
            <text:p>47100</text:p>
          </table:table-cell>
          <table:table-cell table:number-columns-repeated="2" table:style-name="ce1"/>
          <table:table-cell office:value-type="float" office:value="47705" table:style-name="ce1">
            <text:p>47705</text:p>
          </table:table-cell>
          <table:table-cell table:number-columns-repeated="2" table:style-name="ce1"/>
          <table:table-cell office:value-type="float" office:value="48345" table:style-name="ce1">
            <text:p>48345</text:p>
          </table:table-cell>
          <table:table-cell table:number-columns-repeated="3" table:style-name="ce1"/>
          <table:table-cell office:value-type="float" office:value="5.3840000000000003" table:style-name="ce1">
            <text:p>5.384</text:p>
          </table:table-cell>
          <table:table-cell table:style-name="ce1"/>
          <table:table-cell office:value-type="float" office:value="8.9370241595803872" table:formula="of:=[.D8]/[.C8]" table:style-name="ce1">
            <text:p>8.937024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01.2024</text:p>
          </table:table-cell>
          <table:table-cell table:style-name="ce1"/>
          <table:table-cell office:value-type="float" office:value="4798.1499999999996" table:style-name="ce1">
            <text:p>4798.15</text:p>
          </table:table-cell>
          <table:table-cell office:value-type="float" office:value="42713.16" table:style-name="ce1">
            <text:p>42713.16</text:p>
          </table:table-cell>
          <table:table-cell office:value-type="float" office:value="43525" table:style-name="ce1">
            <text:p>43525</text:p>
          </table:table-cell>
          <table:table-cell office:value-type="float" office:value="43825" table:style-name="ce1">
            <text:p>43825</text:p>
          </table:table-cell>
          <table:table-cell office:value-type="float" office:value="44055" table:style-name="ce1">
            <text:p>44055</text:p>
          </table:table-cell>
          <table:table-cell office:value-type="float" office:value="44265" table:style-name="ce1">
            <text:p>44265</text:p>
          </table:table-cell>
          <table:table-cell office:value-type="float" office:value="44675" table:style-name="ce1">
            <text:p>44675</text:p>
          </table:table-cell>
          <table:table-cell table:number-columns-repeated="2" table:style-name="ce1"/>
          <table:table-cell office:value-type="float" office:value="45280" table:style-name="ce1">
            <text:p>45280</text:p>
          </table:table-cell>
          <table:table-cell table:number-columns-repeated="2" table:style-name="ce1"/>
          <table:table-cell office:value-type="float" office:value="46110" table:style-name="ce1">
            <text:p>46110</text:p>
          </table:table-cell>
          <table:table-cell table:number-columns-repeated="3" table:style-name="ce1"/>
          <table:table-cell office:value-type="float" office:value="5.3710000000000004" table:style-name="ce1">
            <text:p>5.371</text:p>
          </table:table-cell>
          <table:table-cell table:style-name="ce1"/>
          <table:table-cell office:value-type="float" office:value="8.9020059814720263" table:formula="of:=[.D9]/[.C9]" table:style-name="ce1">
            <text:p>8.902005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01.2024</text:p>
          </table:table-cell>
          <table:table-cell table:style-name="ce1"/>
          <table:table-cell office:value-type="float" office:value="4965.1400000000003" table:style-name="ce1">
            <text:p>4965.14</text:p>
          </table:table-cell>
          <table:table-cell office:value-type="float" office:value="44186.19" table:style-name="ce1">
            <text:p>44186.19</text:p>
          </table:table-cell>
          <table:table-cell office:value-type="float" office:value="45105" table:style-name="ce1">
            <text:p>45105</text:p>
          </table:table-cell>
          <table:table-cell office:value-type="float" office:value="45405" table:style-name="ce1">
            <text:p>45405</text:p>
          </table:table-cell>
          <table:table-cell office:value-type="float" office:value="45675" table:style-name="ce1">
            <text:p>45675</text:p>
          </table:table-cell>
          <table:table-cell office:value-type="float" office:value="45910" table:style-name="ce1">
            <text:p>45910</text:p>
          </table:table-cell>
          <table:table-cell office:value-type="float" office:value="46320" table:style-name="ce1">
            <text:p>46320</text:p>
          </table:table-cell>
          <table:table-cell table:number-columns-repeated="2" table:style-name="ce1"/>
          <table:table-cell office:value-type="float" office:value="47120" table:style-name="ce1">
            <text:p>47120</text:p>
          </table:table-cell>
          <table:table-cell table:number-columns-repeated="2" table:style-name="ce1"/>
          <table:table-cell office:value-type="float" office:value="47920" table:style-name="ce1">
            <text:p>47920</text:p>
          </table:table-cell>
          <table:table-cell table:number-columns-repeated="3" table:style-name="ce1"/>
          <table:table-cell office:value-type="float" office:value="5.3659999999999997" table:style-name="ce1">
            <text:p>5.366</text:p>
          </table:table-cell>
          <table:table-cell table:style-name="ce1"/>
          <table:table-cell office:value-type="float" office:value="8.8992838067003142" table:formula="of:=[.D10]/[.C10]" table:style-name="ce1">
            <text:p>8.8992838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1.2024</text:p>
          </table:table-cell>
          <table:table-cell table:style-name="ce1"/>
          <table:table-cell office:value-type="float" office:value="4930.0200000000004" table:style-name="ce1">
            <text:p>4930.02</text:p>
          </table:table-cell>
          <table:table-cell office:value-type="float" office:value="43790.8" table:style-name="ce1">
            <text:p>43790.8</text:p>
          </table:table-cell>
          <table:table-cell office:value-type="float" office:value="44785" table:style-name="ce1">
            <text:p>44785</text:p>
          </table:table-cell>
          <table:table-cell office:value-type="float" office:value="45055" table:style-name="ce1">
            <text:p>45055</text:p>
          </table:table-cell>
          <table:table-cell office:value-type="float" office:value="45300" table:style-name="ce1">
            <text:p>45300</text:p>
          </table:table-cell>
          <table:table-cell office:value-type="float" office:value="45535" table:style-name="ce1">
            <text:p>45535</text:p>
          </table:table-cell>
          <table:table-cell office:value-type="float" office:value="45955" table:style-name="ce1">
            <text:p>45955</text:p>
          </table:table-cell>
          <table:table-cell table:number-columns-repeated="2" table:style-name="ce1"/>
          <table:table-cell office:value-type="float" office:value="46560" table:style-name="ce1">
            <text:p>46560</text:p>
          </table:table-cell>
          <table:table-cell table:number-columns-repeated="2" table:style-name="ce1"/>
          <table:table-cell office:value-type="float" office:value="47430" table:style-name="ce1">
            <text:p>47430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8824791785834538" table:formula="of:=[.D11]/[.C11]" table:style-name="ce1">
            <text:p>8.8824791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1.2024</text:p>
          </table:table-cell>
          <table:table-cell table:style-name="ce1"/>
          <table:table-cell office:value-type="float" office:value="5258.97" table:style-name="ce1">
            <text:p>5258.97</text:p>
          </table:table-cell>
          <table:table-cell office:value-type="float" office:value="46962.28" table:style-name="ce1">
            <text:p>46962.28</text:p>
          </table:table-cell>
          <table:table-cell office:value-type="float" office:value="47700" table:style-name="ce1">
            <text:p>47700</text:p>
          </table:table-cell>
          <table:table-cell office:value-type="float" office:value="47985" table:style-name="ce1">
            <text:p>47985</text:p>
          </table:table-cell>
          <table:table-cell office:value-type="float" office:value="48230" table:style-name="ce1">
            <text:p>48230</text:p>
          </table:table-cell>
          <table:table-cell office:value-type="float" office:value="48470" table:style-name="ce1">
            <text:p>48470</text:p>
          </table:table-cell>
          <table:table-cell office:value-type="float" office:value="48860" table:style-name="ce1">
            <text:p>48860</text:p>
          </table:table-cell>
          <table:table-cell table:number-columns-repeated="2" table:style-name="ce1"/>
          <table:table-cell office:value-type="float" office:value="49660" table:style-name="ce1">
            <text:p>49660</text:p>
          </table:table-cell>
          <table:table-cell table:number-columns-repeated="2" table:style-name="ce1"/>
          <table:table-cell office:value-type="float" office:value="50460" table:style-name="ce1">
            <text:p>50460</text:p>
          </table:table-cell>
          <table:table-cell table:number-columns-repeated="3" table:style-name="ce1"/>
          <table:table-cell office:value-type="float" office:value="5.3849999999999998" table:style-name="ce1">
            <text:p>5.385</text:p>
          </table:table-cell>
          <table:table-cell table:style-name="ce1"/>
          <table:table-cell office:value-type="float" office:value="8.9299387522651763" table:formula="of:=[.D12]/[.C12]" table:style-name="ce1">
            <text:p>8.929938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1.2024</text:p>
          </table:table-cell>
          <table:table-cell table:style-name="ce1"/>
          <table:table-cell office:value-type="float" office:value="5237.82" table:style-name="ce1">
            <text:p>5237.82</text:p>
          </table:table-cell>
          <table:table-cell office:value-type="float" office:value="46777.71" table:style-name="ce1">
            <text:p>46777.71</text:p>
          </table:table-cell>
          <table:table-cell office:value-type="float" office:value="47465" table:style-name="ce1">
            <text:p>47465</text:p>
          </table:table-cell>
          <table:table-cell office:value-type="float" office:value="47745" table:style-name="ce1">
            <text:p>47745</text:p>
          </table:table-cell>
          <table:table-cell office:value-type="float" office:value="47995" table:style-name="ce1">
            <text:p>47995</text:p>
          </table:table-cell>
          <table:table-cell office:value-type="float" office:value="48230" table:style-name="ce1">
            <text:p>48230</text:p>
          </table:table-cell>
          <table:table-cell office:value-type="float" office:value="48555" table:style-name="ce1">
            <text:p>48555</text:p>
          </table:table-cell>
          <table:table-cell table:number-columns-repeated="2" table:style-name="ce1"/>
          <table:table-cell office:value-type="float" office:value="49350" table:style-name="ce1">
            <text:p>49350</text:p>
          </table:table-cell>
          <table:table-cell table:number-columns-repeated="2" table:style-name="ce1"/>
          <table:table-cell office:value-type="float" office:value="50280" table:style-name="ce1">
            <text:p>50280</text:p>
          </table:table-cell>
          <table:table-cell table:number-columns-repeated="3" table:style-name="ce1"/>
          <table:table-cell office:value-type="float" office:value="5.3819999999999997" table:style-name="ce1">
            <text:p>5.382</text:p>
          </table:table-cell>
          <table:table-cell table:style-name="ce1"/>
          <table:table-cell office:value-type="float" office:value="8.930759361719188" table:formula="of:=[.D13]/[.C13]" table:style-name="ce1">
            <text:p>8.930759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01.2024</text:p>
          </table:table-cell>
          <table:table-cell table:style-name="ce1"/>
          <table:table-cell office:value-type="float" office:value="5158" table:style-name="ce1">
            <text:p>5158</text:p>
          </table:table-cell>
          <table:table-cell office:value-type="float" office:value="45852.66" table:style-name="ce1">
            <text:p>45852.66</text:p>
          </table:table-cell>
          <table:table-cell office:value-type="float" office:value="46715" table:style-name="ce1">
            <text:p>46715</text:p>
          </table:table-cell>
          <table:table-cell office:value-type="float" office:value="46995" table:style-name="ce1">
            <text:p>46995</text:p>
          </table:table-cell>
          <table:table-cell office:value-type="float" office:value="47240" table:style-name="ce1">
            <text:p>47240</text:p>
          </table:table-cell>
          <table:table-cell office:value-type="float" office:value="47535" table:style-name="ce1">
            <text:p>47535</text:p>
          </table:table-cell>
          <table:table-cell office:value-type="float" office:value="47835" table:style-name="ce1">
            <text:p>47835</text:p>
          </table:table-cell>
          <table:table-cell table:number-columns-repeated="2" table:style-name="ce1"/>
          <table:table-cell office:value-type="float" office:value="48715" table:style-name="ce1">
            <text:p>48715</text:p>
          </table:table-cell>
          <table:table-cell table:number-columns-repeated="2" table:style-name="ce1"/>
          <table:table-cell office:value-type="float" office:value="49725" table:style-name="ce1">
            <text:p>49725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8896200077549441" table:formula="of:=[.D14]/[.C14]" table:style-name="ce1">
            <text:p>8.8896200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01.2024</text:p>
          </table:table-cell>
          <table:table-cell office:value-type="float" office:value="26.63" table:style-name="ce1">
            <text:p>26.63</text:p>
          </table:table-cell>
          <table:table-cell office:value-type="float" office:value="5193.88" table:style-name="ce1">
            <text:p>5193.88</text:p>
          </table:table-cell>
          <table:table-cell office:value-type="float" office:value="46666.89" table:style-name="ce1">
            <text:p>46666.89</text:p>
          </table:table-cell>
          <table:table-cell office:value-type="float" office:value="46605" table:style-name="ce1">
            <text:p>46605</text:p>
          </table:table-cell>
          <table:table-cell office:value-type="float" office:value="46820" table:style-name="ce1">
            <text:p>46820</text:p>
          </table:table-cell>
          <table:table-cell office:value-type="float" office:value="47020" table:style-name="ce1">
            <text:p>47020</text:p>
          </table:table-cell>
          <table:table-cell office:value-type="float" office:value="47275" table:style-name="ce1">
            <text:p>47275</text:p>
          </table:table-cell>
          <table:table-cell office:value-type="float" office:value="47540" table:style-name="ce1">
            <text:p>47540</text:p>
          </table:table-cell>
          <table:table-cell table:number-columns-repeated="2" table:style-name="ce1"/>
          <table:table-cell office:value-type="float" office:value="48605" table:style-name="ce1">
            <text:p>48605</text:p>
          </table:table-cell>
          <table:table-cell table:number-columns-repeated="2" table:style-name="ce1"/>
          <table:table-cell office:value-type="float" office:value="49785" table:style-name="ce1">
            <text:p>49785</text:p>
          </table:table-cell>
          <table:table-cell table:number-columns-repeated="3" table:style-name="ce1"/>
          <table:table-cell office:value-type="float" office:value="5.375" table:style-name="ce1">
            <text:p>5.375</text:p>
          </table:table-cell>
          <table:table-cell table:style-name="ce1"/>
          <table:table-cell office:value-type="float" office:value="8.9849765493234344" table:formula="of:=[.D15]/[.C15]" table:style-name="ce1">
            <text:p>8.9849765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1.2024</text:p>
          </table:table-cell>
          <table:table-cell office:value-type="float" office:value="24.97" table:style-name="ce1">
            <text:p>24.97</text:p>
          </table:table-cell>
          <table:table-cell office:value-type="float" office:value="4912.34" table:style-name="ce1">
            <text:p>4912.34</text:p>
          </table:table-cell>
          <table:table-cell office:value-type="float" office:value="43770.04" table:style-name="ce1">
            <text:p>43770.04</text:p>
          </table:table-cell>
          <table:table-cell office:value-type="float" office:value="43930" table:style-name="ce1">
            <text:p>43930</text:p>
          </table:table-cell>
          <table:table-cell office:value-type="float" office:value="44145" table:style-name="ce1">
            <text:p>44145</text:p>
          </table:table-cell>
          <table:table-cell office:value-type="float" office:value="44355" table:style-name="ce1">
            <text:p>44355</text:p>
          </table:table-cell>
          <table:table-cell office:value-type="float" office:value="44585" table:style-name="ce1">
            <text:p>44585</text:p>
          </table:table-cell>
          <table:table-cell office:value-type="float" office:value="44830" table:style-name="ce1">
            <text:p>44830</text:p>
          </table:table-cell>
          <table:table-cell table:number-columns-repeated="2" table:style-name="ce1"/>
          <table:table-cell office:value-type="float" office:value="45930" table:style-name="ce1">
            <text:p>45930</text:p>
          </table:table-cell>
          <table:table-cell table:number-columns-repeated="2" table:style-name="ce1"/>
          <table:table-cell office:value-type="float" office:value="47030" table:style-name="ce1">
            <text:p>47030</text:p>
          </table:table-cell>
          <table:table-cell table:number-columns-repeated="3" table:style-name="ce1"/>
          <table:table-cell office:value-type="float" office:value="5.3949999999999996" table:style-name="ce1">
            <text:p>5.395</text:p>
          </table:table-cell>
          <table:table-cell table:style-name="ce1"/>
          <table:table-cell office:value-type="float" office:value="8.9102220123199949" table:formula="of:=[.D16]/[.C16]" table:style-name="ce1">
            <text:p>8.910222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1.2024</text:p>
          </table:table-cell>
          <table:table-cell office:value-type="float" office:value="24.97" table:style-name="ce1">
            <text:p>24.97</text:p>
          </table:table-cell>
          <table:table-cell office:value-type="float" office:value="4912.34" table:style-name="ce1">
            <text:p>4912.34</text:p>
          </table:table-cell>
          <table:table-cell office:value-type="float" office:value="42957.16" table:style-name="ce1">
            <text:p>42957.16</text:p>
          </table:table-cell>
          <table:table-cell office:value-type="float" office:value="43930" table:style-name="ce1">
            <text:p>43930</text:p>
          </table:table-cell>
          <table:table-cell office:value-type="float" office:value="44145" table:style-name="ce1">
            <text:p>44145</text:p>
          </table:table-cell>
          <table:table-cell office:value-type="float" office:value="44355" table:style-name="ce1">
            <text:p>44355</text:p>
          </table:table-cell>
          <table:table-cell office:value-type="float" office:value="44585" table:style-name="ce1">
            <text:p>44585</text:p>
          </table:table-cell>
          <table:table-cell office:value-type="float" office:value="44830" table:style-name="ce1">
            <text:p>44830</text:p>
          </table:table-cell>
          <table:table-cell table:number-columns-repeated="2" table:style-name="ce1"/>
          <table:table-cell office:value-type="float" office:value="45930" table:style-name="ce1">
            <text:p>45930</text:p>
          </table:table-cell>
          <table:table-cell table:number-columns-repeated="2" table:style-name="ce1"/>
          <table:table-cell office:value-type="float" office:value="47030" table:style-name="ce1">
            <text:p>47030</text:p>
          </table:table-cell>
          <table:table-cell table:number-columns-repeated="3" table:style-name="ce1"/>
          <table:table-cell office:value-type="float" office:value="5.3949999999999996" table:style-name="ce1">
            <text:p>5.395</text:p>
          </table:table-cell>
          <table:table-cell table:style-name="ce1"/>
          <table:table-cell office:value-type="float" office:value="8.7447448670083912" table:formula="of:=[.D17]/[.C17]" table:style-name="ce1">
            <text:p>8.7447448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01.2024</text:p>
          </table:table-cell>
          <table:table-cell office:value-type="float" office:value="24.72" table:style-name="ce1">
            <text:p>24.72</text:p>
          </table:table-cell>
          <table:table-cell office:value-type="float" office:value="4842.41" table:style-name="ce1">
            <text:p>4842.41</text:p>
          </table:table-cell>
          <table:table-cell office:value-type="float" office:value="43210.44" table:style-name="ce1">
            <text:p>43210.44</text:p>
          </table:table-cell>
          <table:table-cell office:value-type="float" office:value="43620" table:style-name="ce1">
            <text:p>43620</text:p>
          </table:table-cell>
          <table:table-cell office:value-type="float" office:value="43825" table:style-name="ce1">
            <text:p>43825</text:p>
          </table:table-cell>
          <table:table-cell office:value-type="float" office:value="44015" table:style-name="ce1">
            <text:p>44015</text:p>
          </table:table-cell>
          <table:table-cell office:value-type="float" office:value="44235" table:style-name="ce1">
            <text:p>44235</text:p>
          </table:table-cell>
          <table:table-cell office:value-type="float" office:value="44460" table:style-name="ce1">
            <text:p>44460</text:p>
          </table:table-cell>
          <table:table-cell table:number-columns-repeated="2" table:style-name="ce1"/>
          <table:table-cell office:value-type="float" office:value="45570" table:style-name="ce1">
            <text:p>45570</text:p>
          </table:table-cell>
          <table:table-cell table:number-columns-repeated="2" table:style-name="ce1"/>
          <table:table-cell office:value-type="float" office:value="46435" table:style-name="ce1">
            <text:p>46435</text:p>
          </table:table-cell>
          <table:table-cell table:number-columns-repeated="3" table:style-name="ce1"/>
          <table:table-cell office:value-type="float" office:value="5.3920000000000003" table:style-name="ce1">
            <text:p>5.392</text:p>
          </table:table-cell>
          <table:table-cell table:style-name="ce1"/>
          <table:table-cell office:value-type="float" office:value="8.923333629329198" table:formula="of:=[.D18]/[.C18]" table:style-name="ce1">
            <text:p>8.923333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01.2024</text:p>
          </table:table-cell>
          <table:table-cell office:value-type="float" office:value="24.41" table:style-name="ce1">
            <text:p>24.41</text:p>
          </table:table-cell>
          <table:table-cell office:value-type="float" office:value="4786.5600000000004" table:style-name="ce1">
            <text:p>4786.56</text:p>
          </table:table-cell>
          <table:table-cell office:value-type="float" office:value="42666.36" table:style-name="ce1">
            <text:p>42666.36</text:p>
          </table:table-cell>
          <table:table-cell office:value-type="float" office:value="43180" table:style-name="ce1">
            <text:p>43180</text:p>
          </table:table-cell>
          <table:table-cell office:value-type="float" office:value="43430" table:style-name="ce1">
            <text:p>43430</text:p>
          </table:table-cell>
          <table:table-cell office:value-type="float" office:value="43620" table:style-name="ce1">
            <text:p>43620</text:p>
          </table:table-cell>
          <table:table-cell office:value-type="float" office:value="43830" table:style-name="ce1">
            <text:p>43830</text:p>
          </table:table-cell>
          <table:table-cell office:value-type="float" office:value="44055" table:style-name="ce1">
            <text:p>44055</text:p>
          </table:table-cell>
          <table:table-cell table:number-columns-repeated="2" table:style-name="ce1"/>
          <table:table-cell office:value-type="float" office:value="45020" table:style-name="ce1">
            <text:p>45020</text:p>
          </table:table-cell>
          <table:table-cell table:number-columns-repeated="2" table:style-name="ce1"/>
          <table:table-cell office:value-type="float" office:value="45870" table:style-name="ce1">
            <text:p>45870</text:p>
          </table:table-cell>
          <table:table-cell table:number-columns-repeated="3" table:style-name="ce1"/>
          <table:table-cell office:value-type="float" office:value="5.3849999999999998" table:style-name="ce1">
            <text:p>5.385</text:p>
          </table:table-cell>
          <table:table-cell table:style-name="ce1"/>
          <table:table-cell office:value-type="float" office:value="8.9137835940633767" table:formula="of:=[.D19]/[.C19]" table:style-name="ce1">
            <text:p>8.9137835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01.2024</text:p>
          </table:table-cell>
          <table:table-cell office:value-type="float" office:value="23.34" table:style-name="ce1">
            <text:p>23.34</text:p>
          </table:table-cell>
          <table:table-cell office:value-type="float" office:value="4592.32" table:style-name="ce1">
            <text:p>4592.32</text:p>
          </table:table-cell>
          <table:table-cell office:value-type="float" office:value="40933.54" table:style-name="ce1">
            <text:p>40933.54</text:p>
          </table:table-cell>
          <table:table-cell office:value-type="float" office:value="41225" table:style-name="ce1">
            <text:p>41225</text:p>
          </table:table-cell>
          <table:table-cell office:value-type="float" office:value="41510" table:style-name="ce1">
            <text:p>41510</text:p>
          </table:table-cell>
          <table:table-cell office:value-type="float" office:value="41710" table:style-name="ce1">
            <text:p>41710</text:p>
          </table:table-cell>
          <table:table-cell office:value-type="float" office:value="41920" table:style-name="ce1">
            <text:p>41920</text:p>
          </table:table-cell>
          <table:table-cell office:value-type="float" office:value="42145" table:style-name="ce1">
            <text:p>42145</text:p>
          </table:table-cell>
          <table:table-cell table:number-columns-repeated="2" table:style-name="ce1"/>
          <table:table-cell office:value-type="float" office:value="43045" table:style-name="ce1">
            <text:p>43045</text:p>
          </table:table-cell>
          <table:table-cell table:number-columns-repeated="2" table:style-name="ce1"/>
          <table:table-cell office:value-type="float" office:value="43860" table:style-name="ce1">
            <text:p>43860</text:p>
          </table:table-cell>
          <table:table-cell table:number-columns-repeated="3" table:style-name="ce1"/>
          <table:table-cell office:value-type="float" office:value="5.36" table:style-name="ce1">
            <text:p>5.36</text:p>
          </table:table-cell>
          <table:table-cell table:style-name="ce1"/>
          <table:table-cell office:value-type="float" office:value="8.9134772838129752" table:formula="of:=[.D20]/[.C20]" table:style-name="ce1">
            <text:p>8.9134772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1.2024</text:p>
          </table:table-cell>
          <table:table-cell office:value-type="float" office:value="23.8" table:style-name="ce1">
            <text:p>23.8</text:p>
          </table:table-cell>
          <table:table-cell office:value-type="float" office:value="4676.8999999999996" table:style-name="ce1">
            <text:p>4676.9</text:p>
          </table:table-cell>
          <table:table-cell office:value-type="float" office:value="41898.550000000003" table:style-name="ce1">
            <text:p>41898.55</text:p>
          </table:table-cell>
          <table:table-cell office:value-type="float" office:value="41935" table:style-name="ce1">
            <text:p>41935</text:p>
          </table:table-cell>
          <table:table-cell office:value-type="float" office:value="42250" table:style-name="ce1">
            <text:p>42250</text:p>
          </table:table-cell>
          <table:table-cell office:value-type="float" office:value="42485" table:style-name="ce1">
            <text:p>42485</text:p>
          </table:table-cell>
          <table:table-cell office:value-type="float" office:value="42715" table:style-name="ce1">
            <text:p>42715</text:p>
          </table:table-cell>
          <table:table-cell office:value-type="float" office:value="42940" table:style-name="ce1">
            <text:p>42940</text:p>
          </table:table-cell>
          <table:table-cell table:number-columns-repeated="2" table:style-name="ce1"/>
          <table:table-cell office:value-type="float" office:value="43800" table:style-name="ce1">
            <text:p>43800</text:p>
          </table:table-cell>
          <table:table-cell table:number-columns-repeated="2" table:style-name="ce1"/>
          <table:table-cell office:value-type="float" office:value="44625" table:style-name="ce1">
            <text:p>44625</text:p>
          </table:table-cell>
          <table:table-cell table:number-columns-repeated="3" table:style-name="ce1"/>
          <table:table-cell office:value-type="float" office:value="5.3550000000000004" table:style-name="ce1">
            <text:p>5.355</text:p>
          </table:table-cell>
          <table:table-cell table:style-name="ce1"/>
          <table:table-cell office:value-type="float" office:value="8.9586157497487662" table:formula="of:=[.D21]/[.C21]" table:style-name="ce1">
            <text:p>8.958615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01.2024</text:p>
          </table:table-cell>
          <table:table-cell office:value-type="float" office:value="22.95" table:style-name="ce1">
            <text:p>22.95</text:p>
          </table:table-cell>
          <table:table-cell office:value-type="float" office:value="4505.1400000000003" table:style-name="ce1">
            <text:p>4505.14</text:p>
          </table:table-cell>
          <table:table-cell office:value-type="float" office:value="40116.42" table:style-name="ce1">
            <text:p>40116.42</text:p>
          </table:table-cell>
          <table:table-cell office:value-type="float" office:value="40485" table:style-name="ce1">
            <text:p>40485</text:p>
          </table:table-cell>
          <table:table-cell office:value-type="float" office:value="40875" table:style-name="ce1">
            <text:p>40875</text:p>
          </table:table-cell>
          <table:table-cell office:value-type="float" office:value="41120" table:style-name="ce1">
            <text:p>41120</text:p>
          </table:table-cell>
          <table:table-cell office:value-type="float" office:value="41340" table:style-name="ce1">
            <text:p>41340</text:p>
          </table:table-cell>
          <table:table-cell office:value-type="float" office:value="41535" table:style-name="ce1">
            <text:p>41535</text:p>
          </table:table-cell>
          <table:table-cell table:number-columns-repeated="2" table:style-name="ce1"/>
          <table:table-cell office:value-type="float" office:value="42310" table:style-name="ce1">
            <text:p>42310</text:p>
          </table:table-cell>
          <table:table-cell table:number-columns-repeated="2" table:style-name="ce1"/>
          <table:table-cell office:value-type="float" office:value="43110" table:style-name="ce1">
            <text:p>43110</text:p>
          </table:table-cell>
          <table:table-cell table:number-columns-repeated="3" table:style-name="ce1"/>
          <table:table-cell office:value-type="float" office:value="5.3840000000000003" table:style-name="ce1">
            <text:p>5.384</text:p>
          </table:table-cell>
          <table:table-cell table:style-name="ce1"/>
          <table:table-cell office:value-type="float" office:value="8.9045889805866185" table:formula="of:=[.D22]/[.C22]" table:style-name="ce1">
            <text:p>8.904588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01.2024</text:p>
          </table:table-cell>
          <table:table-cell office:value-type="float" office:value="22.32" table:style-name="ce1">
            <text:p>22.32</text:p>
          </table:table-cell>
          <table:table-cell office:value-type="float" office:value="4394.28" table:style-name="ce1">
            <text:p>4394.28</text:p>
          </table:table-cell>
          <table:table-cell office:value-type="float" office:value="39238.43" table:style-name="ce1">
            <text:p>39238.43</text:p>
          </table:table-cell>
          <table:table-cell office:value-type="float" office:value="39560" table:style-name="ce1">
            <text:p>39560</text:p>
          </table:table-cell>
          <table:table-cell office:value-type="float" office:value="39995" table:style-name="ce1">
            <text:p>39995</text:p>
          </table:table-cell>
          <table:table-cell office:value-type="float" office:value="40245" table:style-name="ce1">
            <text:p>40245</text:p>
          </table:table-cell>
          <table:table-cell office:value-type="float" office:value="40470" table:style-name="ce1">
            <text:p>40470</text:p>
          </table:table-cell>
          <table:table-cell office:value-type="float" office:value="40665" table:style-name="ce1">
            <text:p>40665</text:p>
          </table:table-cell>
          <table:table-cell table:number-columns-repeated="2" table:style-name="ce1"/>
          <table:table-cell office:value-type="float" office:value="41325" table:style-name="ce1">
            <text:p>41325</text:p>
          </table:table-cell>
          <table:table-cell table:number-columns-repeated="2" table:style-name="ce1"/>
          <table:table-cell office:value-type="float" office:value="42135" table:style-name="ce1">
            <text:p>42135</text:p>
          </table:table-cell>
          <table:table-cell table:number-columns-repeated="3" table:style-name="ce1"/>
          <table:table-cell office:value-type="float" office:value="5.3739999999999997" table:style-name="ce1">
            <text:p>5.374</text:p>
          </table:table-cell>
          <table:table-cell table:style-name="ce1"/>
          <table:table-cell office:value-type="float" office:value="8.9294332632422151" table:formula="of:=[.D23]/[.C23]" table:style-name="ce1">
            <text:p>8.9294332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01.2024</text:p>
          </table:table-cell>
          <table:table-cell office:value-type="float" office:value="22.6" table:style-name="ce1">
            <text:p>22.6</text:p>
          </table:table-cell>
          <table:table-cell office:value-type="float" office:value="4446.7" table:style-name="ce1">
            <text:p>4446.7</text:p>
          </table:table-cell>
          <table:table-cell office:value-type="float" office:value="39771.919999999998" table:style-name="ce1">
            <text:p>39771.92</text:p>
          </table:table-cell>
          <table:table-cell office:value-type="float" office:value="39965" table:style-name="ce1">
            <text:p>39965</text:p>
          </table:table-cell>
          <table:table-cell office:value-type="float" office:value="40365" table:style-name="ce1">
            <text:p>40365</text:p>
          </table:table-cell>
          <table:table-cell office:value-type="float" office:value="40635" table:style-name="ce1">
            <text:p>40635</text:p>
          </table:table-cell>
          <table:table-cell office:value-type="float" office:value="40860" table:style-name="ce1">
            <text:p>40860</text:p>
          </table:table-cell>
          <table:table-cell office:value-type="float" office:value="41055" table:style-name="ce1">
            <text:p>41055</text:p>
          </table:table-cell>
          <table:table-cell table:number-columns-repeated="2" table:style-name="ce1"/>
          <table:table-cell office:value-type="float" office:value="41770" table:style-name="ce1">
            <text:p>41770</text:p>
          </table:table-cell>
          <table:table-cell table:number-columns-repeated="2" table:style-name="ce1"/>
          <table:table-cell office:value-type="float" office:value="42600" table:style-name="ce1">
            <text:p>42600</text:p>
          </table:table-cell>
          <table:table-cell table:number-columns-repeated="3" table:style-name="ce1"/>
          <table:table-cell office:value-type="float" office:value="5.3639999999999999" table:style-name="ce1">
            <text:p>5.364</text:p>
          </table:table-cell>
          <table:table-cell table:style-name="ce1"/>
          <table:table-cell office:value-type="float" office:value="8.9441428475048905" table:formula="of:=[.D24]/[.C24]" table:style-name="ce1">
            <text:p>8.9441428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01.2024</text:p>
          </table:table-cell>
          <table:table-cell office:value-type="float" office:value="22.76" table:style-name="ce1">
            <text:p>22.76</text:p>
          </table:table-cell>
          <table:table-cell office:value-type="float" office:value="4453.42" table:style-name="ce1">
            <text:p>4453.42</text:p>
          </table:table-cell>
          <table:table-cell office:value-type="float" office:value="39833.56" table:style-name="ce1">
            <text:p>39833.56</text:p>
          </table:table-cell>
          <table:table-cell office:value-type="float" office:value="40025" table:style-name="ce1">
            <text:p>40025</text:p>
          </table:table-cell>
          <table:table-cell office:value-type="float" office:value="40410" table:style-name="ce1">
            <text:p>40410</text:p>
          </table:table-cell>
          <table:table-cell office:value-type="float" office:value="40695" table:style-name="ce1">
            <text:p>40695</text:p>
          </table:table-cell>
          <table:table-cell office:value-type="float" office:value="40940" table:style-name="ce1">
            <text:p>40940</text:p>
          </table:table-cell>
          <table:table-cell office:value-type="float" office:value="41165" table:style-name="ce1">
            <text:p>41165</text:p>
          </table:table-cell>
          <table:table-cell table:number-columns-repeated="2" table:style-name="ce1"/>
          <table:table-cell office:value-type="float" office:value="41905" table:style-name="ce1">
            <text:p>41905</text:p>
          </table:table-cell>
          <table:table-cell table:number-columns-repeated="2" table:style-name="ce1"/>
          <table:table-cell office:value-type="float" office:value="42700" table:style-name="ce1">
            <text:p>42700</text:p>
          </table:table-cell>
          <table:table-cell table:number-columns-repeated="3" table:style-name="ce1"/>
          <table:table-cell office:value-type="float" office:value="5.3650000000000002" table:style-name="ce1">
            <text:p>5.365</text:p>
          </table:table-cell>
          <table:table-cell table:style-name="ce1"/>
          <table:table-cell office:value-type="float" office:value="8.9444876072771038" table:formula="of:=[.D25]/[.C25]" table:style-name="ce1">
            <text:p>8.9444876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1.2024</text:p>
          </table:table-cell>
          <table:table-cell office:value-type="float" office:value="23.99" table:style-name="ce1">
            <text:p>23.99</text:p>
          </table:table-cell>
          <table:table-cell office:value-type="float" office:value="4706.54" table:style-name="ce1">
            <text:p>4706.54</text:p>
          </table:table-cell>
          <table:table-cell office:value-type="float" office:value="42014.28" table:style-name="ce1">
            <text:p>42014.28</text:p>
          </table:table-cell>
          <table:table-cell office:value-type="float" office:value="42390" table:style-name="ce1">
            <text:p>42390</text:p>
          </table:table-cell>
          <table:table-cell office:value-type="float" office:value="42780" table:style-name="ce1">
            <text:p>42780</text:p>
          </table:table-cell>
          <table:table-cell office:value-type="float" office:value="43065" table:style-name="ce1">
            <text:p>43065</text:p>
          </table:table-cell>
          <table:table-cell office:value-type="float" office:value="43290" table:style-name="ce1">
            <text:p>43290</text:p>
          </table:table-cell>
          <table:table-cell office:value-type="float" office:value="43485" table:style-name="ce1">
            <text:p>43485</text:p>
          </table:table-cell>
          <table:table-cell office:value-type="float" office:value="43680" table:style-name="ce1">
            <text:p>43680</text:p>
          </table:table-cell>
          <table:table-cell table:style-name="ce1"/>
          <table:table-cell office:value-type="float" office:value="44235" table:style-name="ce1">
            <text:p>44235</text:p>
          </table:table-cell>
          <table:table-cell table:number-columns-repeated="2" table:style-name="ce1"/>
          <table:table-cell office:value-type="float" office:value="45070" table:style-name="ce1">
            <text:p>45070</text:p>
          </table:table-cell>
          <table:table-cell table:number-columns-repeated="3" table:style-name="ce1"/>
          <table:table-cell office:value-type="float" office:value="5.3680000000000003" table:style-name="ce1">
            <text:p>5.368</text:p>
          </table:table-cell>
          <table:table-cell table:style-name="ce1"/>
          <table:table-cell office:value-type="float" office:value="8.9267869815193333" table:formula="of:=[.D26]/[.C26]" table:style-name="ce1">
            <text:p>8.9267869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01.2024</text:p>
          </table:table-cell>
          <table:table-cell office:value-type="float" office:value="24.67" table:style-name="ce1">
            <text:p>24.67</text:p>
          </table:table-cell>
          <table:table-cell office:value-type="float" office:value="4840.83" table:style-name="ce1">
            <text:p>4840.83</text:p>
          </table:table-cell>
          <table:table-cell office:value-type="float" office:value="43093.91" table:style-name="ce1">
            <text:p>43093.91</text:p>
          </table:table-cell>
          <table:table-cell office:value-type="float" office:value="43530" table:style-name="ce1">
            <text:p>43530</text:p>
          </table:table-cell>
          <table:table-cell office:value-type="float" office:value="43945" table:style-name="ce1">
            <text:p>43945</text:p>
          </table:table-cell>
          <table:table-cell office:value-type="float" office:value="44275" table:style-name="ce1">
            <text:p>44275</text:p>
          </table:table-cell>
          <table:table-cell office:value-type="float" office:value="44550" table:style-name="ce1">
            <text:p>44550</text:p>
          </table:table-cell>
          <table:table-cell office:value-type="float" office:value="44765" table:style-name="ce1">
            <text:p>44765</text:p>
          </table:table-cell>
          <table:table-cell office:value-type="float" office:value="44870" table:style-name="ce1">
            <text:p>44870</text:p>
          </table:table-cell>
          <table:table-cell table:style-name="ce1"/>
          <table:table-cell office:value-type="float" office:value="45465" table:style-name="ce1">
            <text:p>45465</text:p>
          </table:table-cell>
          <table:table-cell table:number-columns-repeated="2" table:style-name="ce1"/>
          <table:table-cell office:value-type="float" office:value="46330" table:style-name="ce1">
            <text:p>46330</text:p>
          </table:table-cell>
          <table:table-cell table:number-columns-repeated="3" table:style-name="ce1"/>
          <table:table-cell office:value-type="float" office:value="5.3789999999999996" table:style-name="ce1">
            <text:p>5.379</text:p>
          </table:table-cell>
          <table:table-cell table:style-name="ce1"/>
          <table:table-cell office:value-type="float" office:value="8.9021738007738342" table:formula="of:=[.D27]/[.C27]" table:style-name="ce1">
            <text:p>8.9021738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01.2024</text:p>
          </table:table-cell>
          <table:table-cell office:value-type="float" office:value="24.88" table:style-name="ce1">
            <text:p>24.88</text:p>
          </table:table-cell>
          <table:table-cell office:value-type="float" office:value="4895.17" table:style-name="ce1">
            <text:p>4895.17</text:p>
          </table:table-cell>
          <table:table-cell office:value-type="float" office:value="43616.55" table:style-name="ce1">
            <text:p>43616.55</text:p>
          </table:table-cell>
          <table:table-cell office:value-type="float" office:value="43890" table:style-name="ce1">
            <text:p>43890</text:p>
          </table:table-cell>
          <table:table-cell office:value-type="float" office:value="44245" table:style-name="ce1">
            <text:p>44245</text:p>
          </table:table-cell>
          <table:table-cell office:value-type="float" office:value="44560" table:style-name="ce1">
            <text:p>44560</text:p>
          </table:table-cell>
          <table:table-cell office:value-type="float" office:value="44830" table:style-name="ce1">
            <text:p>44830</text:p>
          </table:table-cell>
          <table:table-cell office:value-type="float" office:value="45040" table:style-name="ce1">
            <text:p>45040</text:p>
          </table:table-cell>
          <table:table-cell office:value-type="float" office:value="45270" table:style-name="ce1">
            <text:p>45270</text:p>
          </table:table-cell>
          <table:table-cell table:style-name="ce1"/>
          <table:table-cell office:value-type="float" office:value="45870" table:style-name="ce1">
            <text:p>45870</text:p>
          </table:table-cell>
          <table:table-cell table:number-columns-repeated="2" table:style-name="ce1"/>
          <table:table-cell office:value-type="float" office:value="46740" table:style-name="ce1">
            <text:p>46740</text:p>
          </table:table-cell>
          <table:table-cell table:number-columns-repeated="3" table:style-name="ce1"/>
          <table:table-cell office:value-type="float" office:value="5.3710000000000004" table:style-name="ce1">
            <text:p>5.371</text:p>
          </table:table-cell>
          <table:table-cell table:style-name="ce1"/>
          <table:table-cell office:value-type="float" office:value="8.9101195668383326" table:formula="of:=[.D28]/[.C28]" table:style-name="ce1">
            <text:p>8.9101195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1.01.2024</text:p>
          </table:table-cell>
          <table:table-cell office:value-type="float" office:value="24.3" table:style-name="ce1">
            <text:p>24.3</text:p>
          </table:table-cell>
          <table:table-cell office:value-type="float" office:value="4784.57" table:style-name="ce1">
            <text:p>4784.57</text:p>
          </table:table-cell>
          <table:table-cell office:value-type="float" office:value="42849.79" table:style-name="ce1">
            <text:p>42849.79</text:p>
          </table:table-cell>
          <table:table-cell office:value-type="float" office:value="42815" table:style-name="ce1">
            <text:p>42815</text:p>
          </table:table-cell>
          <table:table-cell office:value-type="float" office:value="43180" table:style-name="ce1">
            <text:p>43180</text:p>
          </table:table-cell>
          <table:table-cell office:value-type="float" office:value="43500" table:style-name="ce1">
            <text:p>43500</text:p>
          </table:table-cell>
          <table:table-cell office:value-type="float" office:value="43770" table:style-name="ce1">
            <text:p>43770</text:p>
          </table:table-cell>
          <table:table-cell office:value-type="float" office:value="43985" table:style-name="ce1">
            <text:p>43985</text:p>
          </table:table-cell>
          <table:table-cell office:value-type="float" office:value="44160" table:style-name="ce1">
            <text:p>44160</text:p>
          </table:table-cell>
          <table:table-cell table:style-name="ce1"/>
          <table:table-cell office:value-type="float" office:value="44745" table:style-name="ce1">
            <text:p>44745</text:p>
          </table:table-cell>
          <table:table-cell table:number-columns-repeated="2" table:style-name="ce1"/>
          <table:table-cell office:value-type="float" office:value="45615" table:style-name="ce1">
            <text:p>45615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8.9558288414632887" table:formula="of:=[.D29]/[.C29]" table:style-name="ce1">
            <text:p>8.9558288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02.2024</text:p>
          </table:table-cell>
          <table:table-cell office:value-type="float" office:value="24.54" table:style-name="ce1">
            <text:p>24.54</text:p>
          </table:table-cell>
          <table:table-cell office:value-type="float" office:value="4822.84" table:style-name="ce1">
            <text:p>4822.84</text:p>
          </table:table-cell>
          <table:table-cell office:value-type="float" office:value="43057.64" table:style-name="ce1">
            <text:p>43057.64</text:p>
          </table:table-cell>
          <table:table-cell office:value-type="float" office:value="43275" table:style-name="ce1">
            <text:p>43275</text:p>
          </table:table-cell>
          <table:table-cell office:value-type="float" office:value="43675" table:style-name="ce1">
            <text:p>43675</text:p>
          </table:table-cell>
          <table:table-cell office:value-type="float" office:value="43985" table:style-name="ce1">
            <text:p>43985</text:p>
          </table:table-cell>
          <table:table-cell office:value-type="float" office:value="44260" table:style-name="ce1">
            <text:p>44260</text:p>
          </table:table-cell>
          <table:table-cell office:value-type="float" office:value="44470" table:style-name="ce1">
            <text:p>44470</text:p>
          </table:table-cell>
          <table:table-cell office:value-type="float" office:value="44645" table:style-name="ce1">
            <text:p>44645</text:p>
          </table:table-cell>
          <table:table-cell table:style-name="ce1"/>
          <table:table-cell office:value-type="float" office:value="45235" table:style-name="ce1">
            <text:p>45235</text:p>
          </table:table-cell>
          <table:table-cell table:number-columns-repeated="2" table:style-name="ce1"/>
          <table:table-cell office:value-type="float" office:value="46090" table:style-name="ce1">
            <text:p>46090</text:p>
          </table:table-cell>
          <table:table-cell table:number-columns-repeated="3" table:style-name="ce1"/>
          <table:table-cell office:value-type="float" office:value="5.3710000000000004" table:style-name="ce1">
            <text:p>5.371</text:p>
          </table:table-cell>
          <table:table-cell table:style-name="ce1"/>
          <table:table-cell office:value-type="float" office:value="8.9278599331514208" table:formula="of:=[.D30]/[.C30]" table:style-name="ce1">
            <text:p>8.927859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2.2024</text:p>
          </table:table-cell>
          <table:table-cell office:value-type="float" office:value="24.5" table:style-name="ce1">
            <text:p>24.5</text:p>
          </table:table-cell>
          <table:table-cell office:value-type="float" office:value="4817.88" table:style-name="ce1">
            <text:p>4817.88</text:p>
          </table:table-cell>
          <table:table-cell office:value-type="float" office:value="42999.85" table:style-name="ce1">
            <text:p>42999.85</text:p>
          </table:table-cell>
          <table:table-cell office:value-type="float" office:value="43185" table:style-name="ce1">
            <text:p>43185</text:p>
          </table:table-cell>
          <table:table-cell office:value-type="float" office:value="43605" table:style-name="ce1">
            <text:p>43605</text:p>
          </table:table-cell>
          <table:table-cell office:value-type="float" office:value="43905" table:style-name="ce1">
            <text:p>43905</text:p>
          </table:table-cell>
          <table:table-cell office:value-type="float" office:value="44180" table:style-name="ce1">
            <text:p>44180</text:p>
          </table:table-cell>
          <table:table-cell office:value-type="float" office:value="44395" table:style-name="ce1">
            <text:p>44395</text:p>
          </table:table-cell>
          <table:table-cell office:value-type="float" office:value="44580" table:style-name="ce1">
            <text:p>44580</text:p>
          </table:table-cell>
          <table:table-cell table:style-name="ce1"/>
          <table:table-cell office:value-type="float" office:value="45175" table:style-name="ce1">
            <text:p>45175</text:p>
          </table:table-cell>
          <table:table-cell table:number-columns-repeated="2" table:style-name="ce1"/>
          <table:table-cell office:value-type="float" office:value="46030" table:style-name="ce1">
            <text:p>46030</text:p>
          </table:table-cell>
          <table:table-cell table:number-columns-repeated="3" table:style-name="ce1"/>
          <table:table-cell office:value-type="float" office:value="5.3559999999999999" table:style-name="ce1">
            <text:p>5.356</text:p>
          </table:table-cell>
          <table:table-cell table:style-name="ce1"/>
          <table:table-cell office:value-type="float" office:value="8.9250562488065288" table:formula="of:=[.D31]/[.C31]" table:style-name="ce1">
            <text:p>8.9250562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2.2024</text:p>
          </table:table-cell>
          <table:table-cell office:value-type="float" office:value="24.19" table:style-name="ce1">
            <text:p>24.19</text:p>
          </table:table-cell>
          <table:table-cell office:value-type="float" office:value="4753.63" table:style-name="ce1">
            <text:p>4753.63</text:p>
          </table:table-cell>
          <table:table-cell office:value-type="float" office:value="42441.01" table:style-name="ce1">
            <text:p>42441.01</text:p>
          </table:table-cell>
          <table:table-cell office:value-type="float" office:value="42555" table:style-name="ce1">
            <text:p>42555</text:p>
          </table:table-cell>
          <table:table-cell office:value-type="float" office:value="42970" table:style-name="ce1">
            <text:p>42970</text:p>
          </table:table-cell>
          <table:table-cell office:value-type="float" office:value="43275" table:style-name="ce1">
            <text:p>43275</text:p>
          </table:table-cell>
          <table:table-cell office:value-type="float" office:value="43565" table:style-name="ce1">
            <text:p>43565</text:p>
          </table:table-cell>
          <table:table-cell office:value-type="float" office:value="43775" table:style-name="ce1">
            <text:p>43775</text:p>
          </table:table-cell>
          <table:table-cell office:value-type="float" office:value="43970" table:style-name="ce1">
            <text:p>43970</text:p>
          </table:table-cell>
          <table:table-cell table:style-name="ce1"/>
          <table:table-cell office:value-type="float" office:value="44555" table:style-name="ce1">
            <text:p>44555</text:p>
          </table:table-cell>
          <table:table-cell table:number-columns-repeated="2" table:style-name="ce1"/>
          <table:table-cell office:value-type="float" office:value="45400" table:style-name="ce1">
            <text:p>45400</text:p>
          </table:table-cell>
          <table:table-cell table:number-columns-repeated="3" table:style-name="ce1"/>
          <table:table-cell office:value-type="float" office:value="5.3879999999999999" table:style-name="ce1">
            <text:p>5.388</text:p>
          </table:table-cell>
          <table:table-cell table:style-name="ce1"/>
          <table:table-cell office:value-type="float" office:value="8.9281265054284837" table:formula="of:=[.D32]/[.C32]" table:style-name="ce1">
            <text:p>8.9281265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02.2024</text:p>
          </table:table-cell>
          <table:table-cell office:value-type="float" office:value="24.6" table:style-name="ce1">
            <text:p>24.6</text:p>
          </table:table-cell>
          <table:table-cell office:value-type="float" office:value="4835.84" table:style-name="ce1">
            <text:p>4835.84</text:p>
          </table:table-cell>
          <table:table-cell office:value-type="float" office:value="43153.41" table:style-name="ce1">
            <text:p>43153.41</text:p>
          </table:table-cell>
          <table:table-cell office:value-type="float" office:value="43305" table:style-name="ce1">
            <text:p>43305</text:p>
          </table:table-cell>
          <table:table-cell office:value-type="float" office:value="43735" table:style-name="ce1">
            <text:p>43735</text:p>
          </table:table-cell>
          <table:table-cell office:value-type="float" office:value="44045" table:style-name="ce1">
            <text:p>44045</text:p>
          </table:table-cell>
          <table:table-cell office:value-type="float" office:value="44320" table:style-name="ce1">
            <text:p>44320</text:p>
          </table:table-cell>
          <table:table-cell office:value-type="float" office:value="44530" table:style-name="ce1">
            <text:p>44530</text:p>
          </table:table-cell>
          <table:table-cell office:value-type="float" office:value="44705" table:style-name="ce1">
            <text:p>44705</text:p>
          </table:table-cell>
          <table:table-cell table:style-name="ce1"/>
          <table:table-cell office:value-type="float" office:value="45255" table:style-name="ce1">
            <text:p>45255</text:p>
          </table:table-cell>
          <table:table-cell table:number-columns-repeated="2" table:style-name="ce1"/>
          <table:table-cell office:value-type="float" office:value="46105" table:style-name="ce1">
            <text:p>46105</text:p>
          </table:table-cell>
          <table:table-cell table:number-columns-repeated="3" table:style-name="ce1"/>
          <table:table-cell office:value-type="float" office:value="5.375" table:style-name="ce1">
            <text:p>5.375</text:p>
          </table:table-cell>
          <table:table-cell table:style-name="ce1"/>
          <table:table-cell office:value-type="float" office:value="8.9236637275013244" table:formula="of:=[.D33]/[.C33]" table:style-name="ce1">
            <text:p>8.923663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02.2024</text:p>
          </table:table-cell>
          <table:table-cell office:value-type="float" office:value="25.22" table:style-name="ce1">
            <text:p>25.22</text:p>
          </table:table-cell>
          <table:table-cell office:value-type="float" office:value="4951.24" table:style-name="ce1">
            <text:p>4951.24</text:p>
          </table:table-cell>
          <table:table-cell office:value-type="float" office:value="44032.49" table:style-name="ce1">
            <text:p>44032.49</text:p>
          </table:table-cell>
          <table:table-cell office:value-type="float" office:value="44410" table:style-name="ce1">
            <text:p>44410</text:p>
          </table:table-cell>
          <table:table-cell office:value-type="float" office:value="44840" table:style-name="ce1">
            <text:p>44840</text:p>
          </table:table-cell>
          <table:table-cell office:value-type="float" office:value="45150" table:style-name="ce1">
            <text:p>45150</text:p>
          </table:table-cell>
          <table:table-cell office:value-type="float" office:value="45440" table:style-name="ce1">
            <text:p>45440</text:p>
          </table:table-cell>
          <table:table-cell office:value-type="float" office:value="45655" table:style-name="ce1">
            <text:p>45655</text:p>
          </table:table-cell>
          <table:table-cell office:value-type="float" office:value="45830" table:style-name="ce1">
            <text:p>45830</text:p>
          </table:table-cell>
          <table:table-cell table:style-name="ce1"/>
          <table:table-cell office:value-type="float" office:value="46380" table:style-name="ce1">
            <text:p>46380</text:p>
          </table:table-cell>
          <table:table-cell table:number-columns-repeated="2" table:style-name="ce1"/>
          <table:table-cell office:value-type="float" office:value="47255" table:style-name="ce1">
            <text:p>47255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8932247275430001" table:formula="of:=[.D34]/[.C34]" table:style-name="ce1">
            <text:p>8.893224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2.2024</text:p>
          </table:table-cell>
          <table:table-cell office:value-type="float" office:value="26.03" table:style-name="ce1">
            <text:p>26.03</text:p>
          </table:table-cell>
          <table:table-cell office:value-type="float" office:value="5106.33" table:style-name="ce1">
            <text:p>5106.33</text:p>
          </table:table-cell>
          <table:table-cell office:value-type="float" office:value="45467.18" table:style-name="ce1">
            <text:p>45467.18</text:p>
          </table:table-cell>
          <table:table-cell office:value-type="float" office:value="45750" table:style-name="ce1">
            <text:p>45750</text:p>
          </table:table-cell>
          <table:table-cell office:value-type="float" office:value="46200" table:style-name="ce1">
            <text:p>46200</text:p>
          </table:table-cell>
          <table:table-cell office:value-type="float" office:value="46540" table:style-name="ce1">
            <text:p>46540</text:p>
          </table:table-cell>
          <table:table-cell office:value-type="float" office:value="46850" table:style-name="ce1">
            <text:p>46850</text:p>
          </table:table-cell>
          <table:table-cell office:value-type="float" office:value="47125" table:style-name="ce1">
            <text:p>47125</text:p>
          </table:table-cell>
          <table:table-cell office:value-type="float" office:value="47315" table:style-name="ce1">
            <text:p>47315</text:p>
          </table:table-cell>
          <table:table-cell table:style-name="ce1"/>
          <table:table-cell office:value-type="float" office:value="47850" table:style-name="ce1">
            <text:p>47850</text:p>
          </table:table-cell>
          <table:table-cell table:number-columns-repeated="2" table:style-name="ce1"/>
          <table:table-cell office:value-type="float" office:value="48715" table:style-name="ce1">
            <text:p>48715</text:p>
          </table:table-cell>
          <table:table-cell table:number-columns-repeated="3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04081796515305" table:formula="of:=[.D35]/[.C35]" table:style-name="ce1">
            <text:p>8.9040817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2.2024</text:p>
          </table:table-cell>
          <table:table-cell office:value-type="float" office:value="27.15" table:style-name="ce1">
            <text:p>27.15</text:p>
          </table:table-cell>
          <table:table-cell office:value-type="float" office:value="5337.48" table:style-name="ce1">
            <text:p>5337.48</text:p>
          </table:table-cell>
          <table:table-cell office:value-type="float" office:value="47629.31" table:style-name="ce1">
            <text:p>47629.31</text:p>
          </table:table-cell>
          <table:table-cell office:value-type="float" office:value="47770" table:style-name="ce1">
            <text:p>47770</text:p>
          </table:table-cell>
          <table:table-cell office:value-type="float" office:value="48235" table:style-name="ce1">
            <text:p>48235</text:p>
          </table:table-cell>
          <table:table-cell office:value-type="float" office:value="48565" table:style-name="ce1">
            <text:p>48565</text:p>
          </table:table-cell>
          <table:table-cell office:value-type="float" office:value="48855" table:style-name="ce1">
            <text:p>48855</text:p>
          </table:table-cell>
          <table:table-cell office:value-type="float" office:value="49180" table:style-name="ce1">
            <text:p>49180</text:p>
          </table:table-cell>
          <table:table-cell office:value-type="float" office:value="49380" table:style-name="ce1">
            <text:p>49380</text:p>
          </table:table-cell>
          <table:table-cell table:style-name="ce1"/>
          <table:table-cell office:value-type="float" office:value="49955" table:style-name="ce1">
            <text:p>49955</text:p>
          </table:table-cell>
          <table:table-cell table:number-columns-repeated="2" table:style-name="ce1"/>
          <table:table-cell office:value-type="float" office:value="50900" table:style-name="ce1">
            <text:p>50900</text:p>
          </table:table-cell>
          <table:table-cell table:number-columns-repeated="3" table:style-name="ce1"/>
          <table:table-cell office:value-type="float" office:value="5.3739999999999997" table:style-name="ce1">
            <text:p>5.374</text:p>
          </table:table-cell>
          <table:table-cell table:style-name="ce1"/>
          <table:table-cell office:value-type="float" office:value="8.9235575589978797" table:formula="of:=[.D36]/[.C36]" table:style-name="ce1">
            <text:p>8.9235575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2.2024</text:p>
          </table:table-cell>
          <table:table-cell office:value-type="float" office:value="28.66" table:style-name="ce1">
            <text:p>28.66</text:p>
          </table:table-cell>
          <table:table-cell office:value-type="float" office:value="5629.62" table:style-name="ce1">
            <text:p>5629.62</text:p>
          </table:table-cell>
          <table:table-cell office:value-type="float" office:value="49983.65" table:style-name="ce1">
            <text:p>49983.65</text:p>
          </table:table-cell>
          <table:table-cell office:value-type="float" office:value="50465" table:style-name="ce1">
            <text:p>50465</text:p>
          </table:table-cell>
          <table:table-cell office:value-type="float" office:value="50985" table:style-name="ce1">
            <text:p>50985</text:p>
          </table:table-cell>
          <table:table-cell office:value-type="float" office:value="51340" table:style-name="ce1">
            <text:p>51340</text:p>
          </table:table-cell>
          <table:table-cell office:value-type="float" office:value="51650" table:style-name="ce1">
            <text:p>51650</text:p>
          </table:table-cell>
          <table:table-cell office:value-type="float" office:value="51975" table:style-name="ce1">
            <text:p>51975</text:p>
          </table:table-cell>
          <table:table-cell office:value-type="float" office:value="52205" table:style-name="ce1">
            <text:p>52205</text:p>
          </table:table-cell>
          <table:table-cell table:style-name="ce1"/>
          <table:table-cell office:value-type="float" office:value="52705" table:style-name="ce1">
            <text:p>52705</text:p>
          </table:table-cell>
          <table:table-cell table:number-columns-repeated="2" table:style-name="ce1"/>
          <table:table-cell office:value-type="float" office:value="53710" table:style-name="ce1">
            <text:p>53710</text:p>
          </table:table-cell>
          <table:table-cell table:number-columns-repeated="3" table:style-name="ce1"/>
          <table:table-cell office:value-type="float" office:value="5.3879999999999999" table:style-name="ce1">
            <text:p>5.388</text:p>
          </table:table-cell>
          <table:table-cell table:style-name="ce1"/>
          <table:table-cell office:value-type="float" office:value="8.8786898582852842" table:formula="of:=[.D37]/[.C37]" table:style-name="ce1">
            <text:p>8.87868985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02.2024</text:p>
          </table:table-cell>
          <table:table-cell office:value-type="float" office:value="28.22" table:style-name="ce1">
            <text:p>28.22</text:p>
          </table:table-cell>
          <table:table-cell office:value-type="float" office:value="5546.41" table:style-name="ce1">
            <text:p>5546.41</text:p>
          </table:table-cell>
          <table:table-cell office:value-type="float" office:value="49292.99" table:style-name="ce1">
            <text:p>49292.99</text:p>
          </table:table-cell>
          <table:table-cell office:value-type="float" office:value="49640" table:style-name="ce1">
            <text:p>49640</text:p>
          </table:table-cell>
          <table:table-cell office:value-type="float" office:value="50170" table:style-name="ce1">
            <text:p>50170</text:p>
          </table:table-cell>
          <table:table-cell office:value-type="float" office:value="50530" table:style-name="ce1">
            <text:p>50530</text:p>
          </table:table-cell>
          <table:table-cell office:value-type="float" office:value="50870" table:style-name="ce1">
            <text:p>50870</text:p>
          </table:table-cell>
          <table:table-cell office:value-type="float" office:value="51180" table:style-name="ce1">
            <text:p>51180</text:p>
          </table:table-cell>
          <table:table-cell office:value-type="float" office:value="51430" table:style-name="ce1">
            <text:p>51430</text:p>
          </table:table-cell>
          <table:table-cell table:style-name="ce1"/>
          <table:table-cell office:value-type="float" office:value="51905" table:style-name="ce1">
            <text:p>51905</text:p>
          </table:table-cell>
          <table:table-cell table:number-columns-repeated="2" table:style-name="ce1"/>
          <table:table-cell office:value-type="float" office:value="52880" table:style-name="ce1">
            <text:p>52880</text:p>
          </table:table-cell>
          <table:table-cell table:number-columns-repeated="3" table:style-name="ce1"/>
          <table:table-cell office:value-type="float" office:value="5.3730000000000002" table:style-name="ce1">
            <text:p>5.373</text:p>
          </table:table-cell>
          <table:table-cell table:style-name="ce1"/>
          <table:table-cell office:value-type="float" office:value="8.8873685861665468" table:formula="of:=[.D38]/[.C38]" table:style-name="ce1">
            <text:p>8.8873685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02.2024</text:p>
          </table:table-cell>
          <table:table-cell office:value-type="float" office:value="29.55" table:style-name="ce1">
            <text:p>29.55</text:p>
          </table:table-cell>
          <table:table-cell office:value-type="float" office:value="5807.42" table:style-name="ce1">
            <text:p>5807.42</text:p>
          </table:table-cell>
          <table:table-cell office:value-type="float" office:value="51804.52" table:style-name="ce1">
            <text:p>51804.52</text:p>
          </table:table-cell>
          <table:table-cell office:value-type="float" office:value="51990" table:style-name="ce1">
            <text:p>51990</text:p>
          </table:table-cell>
          <table:table-cell office:value-type="float" office:value="52585" table:style-name="ce1">
            <text:p>52585</text:p>
          </table:table-cell>
          <table:table-cell office:value-type="float" office:value="53040" table:style-name="ce1">
            <text:p>53040</text:p>
          </table:table-cell>
          <table:table-cell office:value-type="float" office:value="53460" table:style-name="ce1">
            <text:p>53460</text:p>
          </table:table-cell>
          <table:table-cell office:value-type="float" office:value="53835" table:style-name="ce1">
            <text:p>53835</text:p>
          </table:table-cell>
          <table:table-cell office:value-type="float" office:value="54080" table:style-name="ce1">
            <text:p>54080</text:p>
          </table:table-cell>
          <table:table-cell table:style-name="ce1"/>
          <table:table-cell office:value-type="float" office:value="54560" table:style-name="ce1">
            <text:p>54560</text:p>
          </table:table-cell>
          <table:table-cell table:number-columns-repeated="2" table:style-name="ce1"/>
          <table:table-cell office:value-type="float" office:value="55340" table:style-name="ce1">
            <text:p>55340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8.9204018307613353" table:formula="of:=[.D39]/[.C39]" table:style-name="ce1">
            <text:p>8.9204018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2.2024</text:p>
          </table:table-cell>
          <table:table-cell office:value-type="float" office:value="29.52" table:style-name="ce1">
            <text:p>29.52</text:p>
          </table:table-cell>
          <table:table-cell office:value-type="float" office:value="5810.97" table:style-name="ce1">
            <text:p>5810.97</text:p>
          </table:table-cell>
          <table:table-cell office:value-type="float" office:value="51855.94" table:style-name="ce1">
            <text:p>51855.94</text:p>
          </table:table-cell>
          <table:table-cell office:value-type="float" office:value="51955" table:style-name="ce1">
            <text:p>51955</text:p>
          </table:table-cell>
          <table:table-cell office:value-type="float" office:value="52570" table:style-name="ce1">
            <text:p>52570</text:p>
          </table:table-cell>
          <table:table-cell office:value-type="float" office:value="53140" table:style-name="ce1">
            <text:p>53140</text:p>
          </table:table-cell>
          <table:table-cell office:value-type="float" office:value="53580" table:style-name="ce1">
            <text:p>53580</text:p>
          </table:table-cell>
          <table:table-cell office:value-type="float" office:value="54015" table:style-name="ce1">
            <text:p>54015</text:p>
          </table:table-cell>
          <table:table-cell office:value-type="float" office:value="54365" table:style-name="ce1">
            <text:p>54365</text:p>
          </table:table-cell>
          <table:table-cell table:style-name="ce1"/>
          <table:table-cell office:value-type="float" office:value="54740" table:style-name="ce1">
            <text:p>54740</text:p>
          </table:table-cell>
          <table:table-cell table:number-columns-repeated="2" table:style-name="ce1"/>
          <table:table-cell office:value-type="float" office:value="55300" table:style-name="ce1">
            <text:p>55300</text:p>
          </table:table-cell>
          <table:table-cell table:number-columns-repeated="3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238010177302591" table:formula="of:=[.D40]/[.C40]" table:style-name="ce1">
            <text:p>8.9238010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02.2024</text:p>
          </table:table-cell>
          <table:table-cell office:value-type="float" office:value="29.62" table:style-name="ce1">
            <text:p>29.62</text:p>
          </table:table-cell>
          <table:table-cell office:value-type="float" office:value="5818.31" table:style-name="ce1">
            <text:p>5818.31</text:p>
          </table:table-cell>
          <table:table-cell office:value-type="float" office:value="51840.37" table:style-name="ce1">
            <text:p>51840.37</text:p>
          </table:table-cell>
          <table:table-cell office:value-type="float" office:value="52025" table:style-name="ce1">
            <text:p>52025</text:p>
          </table:table-cell>
          <table:table-cell office:value-type="float" office:value="52670" table:style-name="ce1">
            <text:p>52670</text:p>
          </table:table-cell>
          <table:table-cell office:value-type="float" office:value="53260" table:style-name="ce1">
            <text:p>53260</text:p>
          </table:table-cell>
          <table:table-cell office:value-type="float" office:value="53785" table:style-name="ce1">
            <text:p>53785</text:p>
          </table:table-cell>
          <table:table-cell office:value-type="float" office:value="54280" table:style-name="ce1">
            <text:p>54280</text:p>
          </table:table-cell>
          <table:table-cell office:value-type="float" office:value="54635" table:style-name="ce1">
            <text:p>54635</text:p>
          </table:table-cell>
          <table:table-cell table:style-name="ce1"/>
          <table:table-cell office:value-type="float" office:value="55005" table:style-name="ce1">
            <text:p>55005</text:p>
          </table:table-cell>
          <table:table-cell table:number-columns-repeated="2" table:style-name="ce1"/>
          <table:table-cell office:value-type="float" office:value="55455" table:style-name="ce1">
            <text:p>55455</text:p>
          </table:table-cell>
          <table:table-cell table:number-columns-repeated="3" table:style-name="ce1"/>
          <table:table-cell office:value-type="float" office:value="5.3879999999999999" table:style-name="ce1">
            <text:p>5.388</text:p>
          </table:table-cell>
          <table:table-cell table:style-name="ce1"/>
          <table:table-cell office:value-type="float" office:value="8.9098672982360849" table:formula="of:=[.D41]/[.C41]" table:style-name="ce1">
            <text:p>8.9098672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2.2024</text:p>
          </table:table-cell>
          <table:table-cell office:value-type="float" office:value="29.62" table:style-name="ce1">
            <text:p>29.62</text:p>
          </table:table-cell>
          <table:table-cell office:value-type="float" office:value="5818.31" table:style-name="ce1">
            <text:p>5818.31</text:p>
          </table:table-cell>
          <table:table-cell office:value-type="float" office:value="51858.68" table:style-name="ce1">
            <text:p>51858.68</text:p>
          </table:table-cell>
          <table:table-cell office:value-type="float" office:value="52025" table:style-name="ce1">
            <text:p>52025</text:p>
          </table:table-cell>
          <table:table-cell office:value-type="float" office:value="52670" table:style-name="ce1">
            <text:p>52670</text:p>
          </table:table-cell>
          <table:table-cell office:value-type="float" office:value="53260" table:style-name="ce1">
            <text:p>53260</text:p>
          </table:table-cell>
          <table:table-cell office:value-type="float" office:value="53785" table:style-name="ce1">
            <text:p>53785</text:p>
          </table:table-cell>
          <table:table-cell office:value-type="float" office:value="54280" table:style-name="ce1">
            <text:p>54280</text:p>
          </table:table-cell>
          <table:table-cell office:value-type="float" office:value="54635" table:style-name="ce1">
            <text:p>54635</text:p>
          </table:table-cell>
          <table:table-cell table:style-name="ce1"/>
          <table:table-cell office:value-type="float" office:value="55005" table:style-name="ce1">
            <text:p>55005</text:p>
          </table:table-cell>
          <table:table-cell table:number-columns-repeated="2" table:style-name="ce1"/>
          <table:table-cell office:value-type="float" office:value="55455" table:style-name="ce1">
            <text:p>55455</text:p>
          </table:table-cell>
          <table:table-cell table:number-columns-repeated="3" table:style-name="ce1"/>
          <table:table-cell office:value-type="float" office:value="5.3879999999999999" table:style-name="ce1">
            <text:p>5.388</text:p>
          </table:table-cell>
          <table:table-cell table:style-name="ce1"/>
          <table:table-cell office:value-type="float" office:value="8.913014260154581" table:formula="of:=[.D42]/[.C42]" table:style-name="ce1">
            <text:p>8.913014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02.2024</text:p>
          </table:table-cell>
          <table:table-cell office:value-type="float" office:value="29.67" table:style-name="ce1">
            <text:p>29.67</text:p>
          </table:table-cell>
          <table:table-cell office:value-type="float" office:value="5843.74" table:style-name="ce1">
            <text:p>5843.74</text:p>
          </table:table-cell>
          <table:table-cell office:value-type="float" office:value="52101.45" table:style-name="ce1">
            <text:p>52101.45</text:p>
          </table:table-cell>
          <table:table-cell office:value-type="float" office:value="52090" table:style-name="ce1">
            <text:p>52090</text:p>
          </table:table-cell>
          <table:table-cell office:value-type="float" office:value="52795" table:style-name="ce1">
            <text:p>52795</text:p>
          </table:table-cell>
          <table:table-cell office:value-type="float" office:value="53400" table:style-name="ce1">
            <text:p>53400</text:p>
          </table:table-cell>
          <table:table-cell office:value-type="float" office:value="53955" table:style-name="ce1">
            <text:p>53955</text:p>
          </table:table-cell>
          <table:table-cell office:value-type="float" office:value="54480" table:style-name="ce1">
            <text:p>54480</text:p>
          </table:table-cell>
          <table:table-cell office:value-type="float" office:value="54840" table:style-name="ce1">
            <text:p>54840</text:p>
          </table:table-cell>
          <table:table-cell table:style-name="ce1"/>
          <table:table-cell office:value-type="float" office:value="55480" table:style-name="ce1">
            <text:p>55480</text:p>
          </table:table-cell>
          <table:table-cell table:number-columns-repeated="2" table:style-name="ce1"/>
          <table:table-cell office:value-type="float" office:value="55930" table:style-name="ce1">
            <text:p>55930</text:p>
          </table:table-cell>
          <table:table-cell table:number-columns-repeated="3" table:style-name="ce1"/>
          <table:table-cell office:value-type="float" office:value="5.3879999999999999" table:style-name="ce1">
            <text:p>5.388</text:p>
          </table:table-cell>
          <table:table-cell table:style-name="ce1"/>
          <table:table-cell office:value-type="float" office:value="8.9157714066676483" table:formula="of:=[.D43]/[.C43]" table:style-name="ce1">
            <text:p>8.9157714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1.02.2024</text:p>
          </table:table-cell>
          <table:table-cell office:value-type="float" office:value="29.08" table:style-name="ce1">
            <text:p>29.08</text:p>
          </table:table-cell>
          <table:table-cell office:value-type="float" office:value="5715.23" table:style-name="ce1">
            <text:p>5715.23</text:p>
          </table:table-cell>
          <table:table-cell office:value-type="float" office:value="51035.66" table:style-name="ce1">
            <text:p>51035.66</text:p>
          </table:table-cell>
          <table:table-cell office:value-type="float" office:value="50955" table:style-name="ce1">
            <text:p>50955</text:p>
          </table:table-cell>
          <table:table-cell office:value-type="float" office:value="51630" table:style-name="ce1">
            <text:p>51630</text:p>
          </table:table-cell>
          <table:table-cell office:value-type="float" office:value="52270" table:style-name="ce1">
            <text:p>52270</text:p>
          </table:table-cell>
          <table:table-cell office:value-type="float" office:value="52810" table:style-name="ce1">
            <text:p>52810</text:p>
          </table:table-cell>
          <table:table-cell office:value-type="float" office:value="53335" table:style-name="ce1">
            <text:p>53335</text:p>
          </table:table-cell>
          <table:table-cell office:value-type="float" office:value="53740" table:style-name="ce1">
            <text:p>53740</text:p>
          </table:table-cell>
          <table:table-cell table:style-name="ce1"/>
          <table:table-cell office:value-type="float" office:value="54060" table:style-name="ce1">
            <text:p>54060</text:p>
          </table:table-cell>
          <table:table-cell table:number-columns-repeated="2" table:style-name="ce1"/>
          <table:table-cell office:value-type="float" office:value="54765" table:style-name="ce1">
            <text:p>54765</text:p>
          </table:table-cell>
          <table:table-cell table:number-columns-repeated="3" table:style-name="ce1"/>
          <table:table-cell office:value-type="float" office:value="5.391" table:style-name="ce1">
            <text:p>5.391</text:p>
          </table:table-cell>
          <table:table-cell table:style-name="ce1"/>
          <table:table-cell office:value-type="float" office:value="8.9297648563574885" table:formula="of:=[.D44]/[.C44]" table:style-name="ce1">
            <text:p>8.9297648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02.2024</text:p>
          </table:table-cell>
          <table:table-cell office:value-type="float" office:value="29.72" table:style-name="ce1">
            <text:p>29.72</text:p>
          </table:table-cell>
          <table:table-cell office:value-type="float" office:value="5827.57" table:style-name="ce1">
            <text:p>5827.57</text:p>
          </table:table-cell>
          <table:table-cell office:value-type="float" office:value="51777.96" table:style-name="ce1">
            <text:p>51777.96</text:p>
          </table:table-cell>
          <table:table-cell office:value-type="float" office:value="52040" table:style-name="ce1">
            <text:p>52040</text:p>
          </table:table-cell>
          <table:table-cell office:value-type="float" office:value="52715" table:style-name="ce1">
            <text:p>52715</text:p>
          </table:table-cell>
          <table:table-cell office:value-type="float" office:value="53330" table:style-name="ce1">
            <text:p>53330</text:p>
          </table:table-cell>
          <table:table-cell office:value-type="float" office:value="53835" table:style-name="ce1">
            <text:p>53835</text:p>
          </table:table-cell>
          <table:table-cell office:value-type="float" office:value="54320" table:style-name="ce1">
            <text:p>54320</text:p>
          </table:table-cell>
          <table:table-cell office:value-type="float" office:value="54665" table:style-name="ce1">
            <text:p>54665</text:p>
          </table:table-cell>
          <table:table-cell table:style-name="ce1"/>
          <table:table-cell office:value-type="float" office:value="55045" table:style-name="ce1">
            <text:p>55045</text:p>
          </table:table-cell>
          <table:table-cell table:number-columns-repeated="2" table:style-name="ce1"/>
          <table:table-cell office:value-type="float" office:value="55495" table:style-name="ce1">
            <text:p>55495</text:p>
          </table:table-cell>
          <table:table-cell table:number-columns-repeated="3" table:style-name="ce1"/>
          <table:table-cell office:value-type="float" office:value="5.3890000000000002" table:style-name="ce1">
            <text:p>5.389</text:p>
          </table:table-cell>
          <table:table-cell table:style-name="ce1"/>
          <table:table-cell office:value-type="float" office:value="8.8850000943789613" table:formula="of:=[.D45]/[.C45]" table:style-name="ce1">
            <text:p>8.8850000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02.2024</text:p>
          </table:table-cell>
          <table:table-cell office:value-type="float" office:value="29.16" table:style-name="ce1">
            <text:p>29.16</text:p>
          </table:table-cell>
          <table:table-cell office:value-type="float" office:value="5730.69" table:style-name="ce1">
            <text:p>5730.69</text:p>
          </table:table-cell>
          <table:table-cell office:value-type="float" office:value="51058.51" table:style-name="ce1">
            <text:p>51058.51</text:p>
          </table:table-cell>
          <table:table-cell office:value-type="float" office:value="50958" table:style-name="ce1">
            <text:p>50958</text:p>
          </table:table-cell>
          <table:table-cell office:value-type="float" office:value="51750" table:style-name="ce1">
            <text:p>51750</text:p>
          </table:table-cell>
          <table:table-cell office:value-type="float" office:value="52355" table:style-name="ce1">
            <text:p>52355</text:p>
          </table:table-cell>
          <table:table-cell office:value-type="float" office:value="52885" table:style-name="ce1">
            <text:p>52885</text:p>
          </table:table-cell>
          <table:table-cell office:value-type="float" office:value="53395" table:style-name="ce1">
            <text:p>53395</text:p>
          </table:table-cell>
          <table:table-cell office:value-type="float" office:value="53755" table:style-name="ce1">
            <text:p>53755</text:p>
          </table:table-cell>
          <table:table-cell office:value-type="float" office:value="54115" table:style-name="ce1">
            <text:p>54115</text:p>
          </table:table-cell>
          <table:table-cell office:value-type="float" office:value="54345" table:style-name="ce1">
            <text:p>54345</text:p>
          </table:table-cell>
          <table:table-cell table:number-columns-repeated="2" table:style-name="ce1"/>
          <table:table-cell office:value-type="float" office:value="54855" table:style-name="ce1">
            <text:p>54855</text:p>
          </table:table-cell>
          <table:table-cell table:number-columns-repeated="3" table:style-name="ce1"/>
          <table:table-cell office:value-type="float" office:value="5.3970000000000002" table:style-name="ce1">
            <text:p>5.397</text:p>
          </table:table-cell>
          <table:table-cell table:style-name="ce1"/>
          <table:table-cell office:value-type="float" office:value="8.9096618382777653" table:formula="of:=[.D46]/[.C46]" table:style-name="ce1">
            <text:p>8.9096618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2.2024</text:p>
          </table:table-cell>
          <table:table-cell office:value-type="float" office:value="31.12" table:style-name="ce1">
            <text:p>31.12</text:p>
          </table:table-cell>
          <table:table-cell office:value-type="float" office:value="6117.39" table:style-name="ce1">
            <text:p>6117.39</text:p>
          </table:table-cell>
          <table:table-cell office:value-type="float" office:value="54536.81" table:style-name="ce1">
            <text:p>54536.81</text:p>
          </table:table-cell>
          <table:table-cell table:style-name="ce1"/>
          <table:table-cell office:value-type="float" office:value="55290" table:style-name="ce2">
            <text:p>55290</text:p>
          </table:table-cell>
          <table:table-cell office:value-type="float" office:value="55915" table:style-name="ce1">
            <text:p>55915</text:p>
          </table:table-cell>
          <table:table-cell office:value-type="float" office:value="56480" table:style-name="ce1">
            <text:p>56480</text:p>
          </table:table-cell>
          <table:table-cell office:value-type="float" office:value="57010" table:style-name="ce1">
            <text:p>57010</text:p>
          </table:table-cell>
          <table:table-cell office:value-type="float" office:value="57370" table:style-name="ce1">
            <text:p>57370</text:p>
          </table:table-cell>
          <table:table-cell office:value-type="float" office:value="57625" table:style-name="ce1">
            <text:p>57625</text:p>
          </table:table-cell>
          <table:table-cell office:value-type="float" office:value="58060" table:style-name="ce1">
            <text:p>58060</text:p>
          </table:table-cell>
          <table:table-cell table:number-columns-repeated="2" table:style-name="ce1"/>
          <table:table-cell office:value-type="float" office:value="58530" table:style-name="ce1">
            <text:p>58530</text:p>
          </table:table-cell>
          <table:table-cell table:number-columns-repeated="3" table:style-name="ce1"/>
          <table:table-cell office:value-type="float" office:value="5.4039999999999999" table:style-name="ce1">
            <text:p>5.404</text:p>
          </table:table-cell>
          <table:table-cell table:style-name="ce1"/>
          <table:table-cell office:value-type="float" office:value="8.9150454687374836" table:formula="of:=[.D47]/[.C47]" table:style-name="ce1">
            <text:p>8.9150454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02.2024</text:p>
          </table:table-cell>
          <table:table-cell office:value-type="float" office:value="32.590000000000003" table:style-name="ce1">
            <text:p>32.59</text:p>
          </table:table-cell>
          <table:table-cell office:value-type="float" office:value="6382.09" table:style-name="ce1">
            <text:p>6382.09</text:p>
          </table:table-cell>
          <table:table-cell office:value-type="float" office:value="57072.77" table:style-name="ce1">
            <text:p>57072.77</text:p>
          </table:table-cell>
          <table:table-cell table:style-name="ce1"/>
          <table:table-cell office:value-type="float" office:value="57620" table:style-name="ce1">
            <text:p>57620</text:p>
          </table:table-cell>
          <table:table-cell office:value-type="float" office:value="58250" table:style-name="ce1">
            <text:p>58250</text:p>
          </table:table-cell>
          <table:table-cell office:value-type="float" office:value="58825" table:style-name="ce1">
            <text:p>58825</text:p>
          </table:table-cell>
          <table:table-cell office:value-type="float" office:value="59365" table:style-name="ce1">
            <text:p>59365</text:p>
          </table:table-cell>
          <table:table-cell office:value-type="float" office:value="59830" table:style-name="ce1">
            <text:p>59830</text:p>
          </table:table-cell>
          <table:table-cell office:value-type="float" office:value="60150" table:style-name="ce1">
            <text:p>60150</text:p>
          </table:table-cell>
          <table:table-cell office:value-type="float" office:value="60475" table:style-name="ce1">
            <text:p>60475</text:p>
          </table:table-cell>
          <table:table-cell table:number-columns-repeated="2" table:style-name="ce1"/>
          <table:table-cell office:value-type="float" office:value="61110" table:style-name="ce1">
            <text:p>61110</text:p>
          </table:table-cell>
          <table:table-cell table:number-columns-repeated="3" table:style-name="ce1"/>
          <table:table-cell office:value-type="float" office:value="5.4009999999999998" table:style-name="ce1">
            <text:p>5.401</text:p>
          </table:table-cell>
          <table:table-cell table:style-name="ce1"/>
          <table:table-cell office:value-type="float" office:value="8.9426457477096051" table:formula="of:=[.D48]/[.C48]" table:style-name="ce1">
            <text:p>8.9426457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.02.2024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6766.72" table:style-name="ce1">
            <text:p>6766.72</text:p>
          </table:table-cell>
          <table:table-cell office:value-type="float" office:value="60364.45" table:style-name="ce1">
            <text:p>60364.45</text:p>
          </table:table-cell>
          <table:table-cell table:style-name="ce1"/>
          <table:table-cell office:value-type="float" office:value="60870" table:style-name="ce1">
            <text:p>60870</text:p>
          </table:table-cell>
          <table:table-cell office:value-type="float" office:value="61485" table:style-name="ce1">
            <text:p>61485</text:p>
          </table:table-cell>
          <table:table-cell office:value-type="float" office:value="62055" table:style-name="ce1">
            <text:p>62055</text:p>
          </table:table-cell>
          <table:table-cell office:value-type="float" office:value="62605" table:style-name="ce1">
            <text:p>62605</text:p>
          </table:table-cell>
          <table:table-cell office:value-type="float" office:value="63075" table:style-name="ce1">
            <text:p>63075</text:p>
          </table:table-cell>
          <table:table-cell office:value-type="float" office:value="63360" table:style-name="ce1">
            <text:p>63360</text:p>
          </table:table-cell>
          <table:table-cell office:value-type="float" office:value="64030" table:style-name="ce1">
            <text:p>64030</text:p>
          </table:table-cell>
          <table:table-cell table:number-columns-repeated="2" table:style-name="ce1"/>
          <table:table-cell office:value-type="float" office:value="64480" table:style-name="ce1">
            <text:p>64480</text:p>
          </table:table-cell>
          <table:table-cell table:number-columns-repeated="3" table:style-name="ce1"/>
          <table:table-cell office:value-type="float" office:value="5.391" table:style-name="ce1">
            <text:p>5.391</text:p>
          </table:table-cell>
          <table:table-cell table:style-name="ce1"/>
          <table:table-cell office:value-type="float" office:value="8.9207843682020229" table:formula="of:=[.D49]/[.C49]" table:style-name="ce1">
            <text:p>8.9207843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02.2024</text:p>
          </table:table-cell>
          <table:table-cell office:value-type="float" office:value="35.42" table:style-name="ce1">
            <text:p>35.42</text:p>
          </table:table-cell>
          <table:table-cell office:value-type="float" office:value="6977.84" table:style-name="ce1">
            <text:p>6977.84</text:p>
          </table:table-cell>
          <table:table-cell office:value-type="float" office:value="62070.36" table:style-name="ce1">
            <text:p>62070.36</text:p>
          </table:table-cell>
          <table:table-cell table:style-name="ce1"/>
          <table:table-cell office:value-type="float" office:value="62760" table:style-name="ce1">
            <text:p>62760</text:p>
          </table:table-cell>
          <table:table-cell office:value-type="float" office:value="63385" table:style-name="ce1">
            <text:p>63385</text:p>
          </table:table-cell>
          <table:table-cell office:value-type="float" office:value="63955" table:style-name="ce1">
            <text:p>63955</text:p>
          </table:table-cell>
          <table:table-cell office:value-type="float" office:value="64495" table:style-name="ce1">
            <text:p>64495</text:p>
          </table:table-cell>
          <table:table-cell office:value-type="float" office:value="64985" table:style-name="ce1">
            <text:p>64985</text:p>
          </table:table-cell>
          <table:table-cell office:value-type="float" office:value="65290" table:style-name="ce1">
            <text:p>65290</text:p>
          </table:table-cell>
          <table:table-cell office:value-type="float" office:value="65550" table:style-name="ce1">
            <text:p>65550</text:p>
          </table:table-cell>
          <table:table-cell table:number-columns-repeated="2" table:style-name="ce1"/>
          <table:table-cell office:value-type="float" office:value="66305" table:style-name="ce1">
            <text:p>66305</text:p>
          </table:table-cell>
          <table:table-cell table:number-columns-repeated="3" table:style-name="ce1"/>
          <table:table-cell office:value-type="float" office:value="5.3970000000000002" table:style-name="ce1">
            <text:p>5.397</text:p>
          </table:table-cell>
          <table:table-cell table:style-name="ce1"/>
          <table:table-cell office:value-type="float" office:value="8.8953544363298676" table:formula="of:=[.D50]/[.C50]" table:style-name="ce1">
            <text:p>8.895354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03.2024</text:p>
          </table:table-cell>
          <table:table-cell office:value-type="float" office:value="35.99" table:style-name="ce1">
            <text:p>35.99</text:p>
          </table:table-cell>
          <table:table-cell office:value-type="float" office:value="7063.04" table:style-name="ce1">
            <text:p>7063.04</text:p>
          </table:table-cell>
          <table:table-cell office:value-type="float" office:value="62588.29" table:style-name="ce1">
            <text:p>62588.29</text:p>
          </table:table-cell>
          <table:table-cell table:style-name="ce1"/>
          <table:table-cell office:value-type="float" office:value="63825" table:style-name="ce1">
            <text:p>63825</text:p>
          </table:table-cell>
          <table:table-cell office:value-type="float" office:value="64475" table:style-name="ce1">
            <text:p>64475</text:p>
          </table:table-cell>
          <table:table-cell office:value-type="float" office:value="65050" table:style-name="ce1">
            <text:p>65050</text:p>
          </table:table-cell>
          <table:table-cell office:value-type="float" office:value="65590" table:style-name="ce1">
            <text:p>65590</text:p>
          </table:table-cell>
          <table:table-cell office:value-type="float" office:value="66080" table:style-name="ce1">
            <text:p>66080</text:p>
          </table:table-cell>
          <table:table-cell office:value-type="float" office:value="66365" table:style-name="ce1">
            <text:p>66365</text:p>
          </table:table-cell>
          <table:table-cell office:value-type="float" office:value="66640" table:style-name="ce1">
            <text:p>66640</text:p>
          </table:table-cell>
          <table:table-cell table:number-columns-repeated="2" table:style-name="ce1"/>
          <table:table-cell office:value-type="float" office:value="67220" table:style-name="ce1">
            <text:p>67220</text:p>
          </table:table-cell>
          <table:table-cell table:number-columns-repeated="3" table:style-name="ce1"/>
          <table:table-cell office:value-type="float" office:value="5.3869999999999996" table:style-name="ce1">
            <text:p>5.387</text:p>
          </table:table-cell>
          <table:table-cell table:style-name="ce1"/>
          <table:table-cell office:value-type="float" office:value="8.8613812182856115" table:formula="of:=[.D51]/[.C51]" table:style-name="ce1">
            <text:p>8.8613812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03.2024</text:p>
          </table:table-cell>
          <table:table-cell office:value-type="float" office:value="38.65" table:style-name="ce1">
            <text:p>38.65</text:p>
          </table:table-cell>
          <table:table-cell office:value-type="float" office:value="7597.61" table:style-name="ce1">
            <text:p>7597.61</text:p>
          </table:table-cell>
          <table:table-cell office:value-type="float" office:value="67534.960000000006" table:style-name="ce1">
            <text:p>67534.96</text:p>
          </table:table-cell>
          <table:table-cell table:style-name="ce1"/>
          <table:table-cell office:value-type="float" office:value="68480" table:style-name="ce1">
            <text:p>68480</text:p>
          </table:table-cell>
          <table:table-cell office:value-type="float" office:value="69225" table:style-name="ce1">
            <text:p>69225</text:p>
          </table:table-cell>
          <table:table-cell office:value-type="float" office:value="69930" table:style-name="ce1">
            <text:p>69930</text:p>
          </table:table-cell>
          <table:table-cell office:value-type="float" office:value="70535" table:style-name="ce1">
            <text:p>70535</text:p>
          </table:table-cell>
          <table:table-cell office:value-type="float" office:value="71115" table:style-name="ce1">
            <text:p>71115</text:p>
          </table:table-cell>
          <table:table-cell office:value-type="float" office:value="71640" table:style-name="ce1">
            <text:p>71640</text:p>
          </table:table-cell>
          <table:table-cell office:value-type="float" office:value="72310" table:style-name="ce1">
            <text:p>72310</text:p>
          </table:table-cell>
          <table:table-cell table:number-columns-repeated="2" table:style-name="ce1"/>
          <table:table-cell office:value-type="float" office:value="72835" table:style-name="ce1">
            <text:p>72835</text:p>
          </table:table-cell>
          <table:table-cell table:number-columns-repeated="3" table:style-name="ce1"/>
          <table:table-cell office:value-type="float" office:value="5.3879999999999999" table:style-name="ce1">
            <text:p>5.388</text:p>
          </table:table-cell>
          <table:table-cell table:style-name="ce1"/>
          <table:table-cell office:value-type="float" office:value="8.8889742958640952" table:formula="of:=[.D52]/[.C52]" table:style-name="ce1">
            <text:p>8.888974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3.2024</text:p>
          </table:table-cell>
          <table:table-cell office:value-type="float" office:value="35.32" table:style-name="ce1">
            <text:p>35.32</text:p>
          </table:table-cell>
          <table:table-cell office:value-type="float" office:value="6988.32" table:style-name="ce1">
            <text:p>6988.32</text:p>
          </table:table-cell>
          <table:table-cell office:value-type="float" office:value="62446.74" table:style-name="ce1">
            <text:p>62446.74</text:p>
          </table:table-cell>
          <table:table-cell table:style-name="ce1"/>
          <table:table-cell office:value-type="float" office:value="62425" table:style-name="ce1">
            <text:p>62425</text:p>
          </table:table-cell>
          <table:table-cell office:value-type="float" office:value="63105" table:style-name="ce1">
            <text:p>63105</text:p>
          </table:table-cell>
          <table:table-cell office:value-type="float" office:value="63785" table:style-name="ce1">
            <text:p>63785</text:p>
          </table:table-cell>
          <table:table-cell office:value-type="float" office:value="64400" table:style-name="ce1">
            <text:p>64400</text:p>
          </table:table-cell>
          <table:table-cell office:value-type="float" office:value="64970" table:style-name="ce1">
            <text:p>64970</text:p>
          </table:table-cell>
          <table:table-cell office:value-type="float" office:value="65500" table:style-name="ce1">
            <text:p>65500</text:p>
          </table:table-cell>
          <table:table-cell office:value-type="float" office:value="65900" table:style-name="ce1">
            <text:p>65900</text:p>
          </table:table-cell>
          <table:table-cell table:number-columns-repeated="2" table:style-name="ce1"/>
          <table:table-cell office:value-type="float" office:value="66470" table:style-name="ce1">
            <text:p>66470</text:p>
          </table:table-cell>
          <table:table-cell table:number-columns-repeated="3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358729995191979" table:formula="of:=[.D53]/[.C53]" table:style-name="ce1">
            <text:p>8.935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03.2024</text:p>
          </table:table-cell>
          <table:table-cell office:value-type="float" office:value="38.29" table:style-name="ce1">
            <text:p>38.29</text:p>
          </table:table-cell>
          <table:table-cell office:value-type="float" office:value="7544.64" table:style-name="ce1">
            <text:p>7544.64</text:p>
          </table:table-cell>
          <table:table-cell office:value-type="float" office:value="67178.559999999998" table:style-name="ce1">
            <text:p>67178.56</text:p>
          </table:table-cell>
          <table:table-cell table:style-name="ce1"/>
          <table:table-cell office:value-type="float" office:value="67760" table:style-name="ce1">
            <text:p>67760</text:p>
          </table:table-cell>
          <table:table-cell office:value-type="float" office:value="68505" table:style-name="ce1">
            <text:p>68505</text:p>
          </table:table-cell>
          <table:table-cell office:value-type="float" office:value="69280" table:style-name="ce1">
            <text:p>69280</text:p>
          </table:table-cell>
          <table:table-cell office:value-type="float" office:value="69965" table:style-name="ce1">
            <text:p>69965</text:p>
          </table:table-cell>
          <table:table-cell office:value-type="float" office:value="70545" table:style-name="ce1">
            <text:p>70545</text:p>
          </table:table-cell>
          <table:table-cell office:value-type="float" office:value="71075" table:style-name="ce1">
            <text:p>71075</text:p>
          </table:table-cell>
          <table:table-cell office:value-type="float" office:value="71665" table:style-name="ce1">
            <text:p>71665</text:p>
          </table:table-cell>
          <table:table-cell table:number-columns-repeated="2" table:style-name="ce1"/>
          <table:table-cell office:value-type="float" office:value="72415" table:style-name="ce1">
            <text:p>72415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8.904143869024896" table:formula="of:=[.D54]/[.C54]" table:style-name="ce1">
            <text:p>8.9041438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03.2024</text:p>
          </table:table-cell>
          <table:table-cell office:value-type="float" office:value="38.630000000000003" table:style-name="ce1">
            <text:p>38.63</text:p>
          </table:table-cell>
          <table:table-cell office:value-type="float" office:value="7607.08" table:style-name="ce1">
            <text:p>7607.08</text:p>
          </table:table-cell>
          <table:table-cell office:value-type="float" office:value="67839.69" table:style-name="ce1">
            <text:p>67839.69</text:p>
          </table:table-cell>
          <table:table-cell table:style-name="ce1"/>
          <table:table-cell office:value-type="float" office:value="68365" table:style-name="ce1">
            <text:p>68365</text:p>
          </table:table-cell>
          <table:table-cell office:value-type="float" office:value="69090" table:style-name="ce1">
            <text:p>69090</text:p>
          </table:table-cell>
          <table:table-cell office:value-type="float" office:value="69890" table:style-name="ce1">
            <text:p>69890</text:p>
          </table:table-cell>
          <table:table-cell office:value-type="float" office:value="70610" table:style-name="ce1">
            <text:p>70610</text:p>
          </table:table-cell>
          <table:table-cell office:value-type="float" office:value="71235" table:style-name="ce1">
            <text:p>71235</text:p>
          </table:table-cell>
          <table:table-cell office:value-type="float" office:value="71765" table:style-name="ce1">
            <text:p>71765</text:p>
          </table:table-cell>
          <table:table-cell office:value-type="float" office:value="72315" table:style-name="ce1">
            <text:p>72315</text:p>
          </table:table-cell>
          <table:table-cell table:number-columns-repeated="2" table:style-name="ce1"/>
          <table:table-cell office:value-type="float" office:value="73065" table:style-name="ce1">
            <text:p>73065</text:p>
          </table:table-cell>
          <table:table-cell table:number-columns-repeated="3" table:style-name="ce1"/>
          <table:table-cell office:value-type="float" office:value="5.3780000000000001" table:style-name="ce1">
            <text:p>5.378</text:p>
          </table:table-cell>
          <table:table-cell table:style-name="ce1"/>
          <table:table-cell office:value-type="float" office:value="8.9179672094943143" table:formula="of:=[.D55]/[.C55]" table:style-name="ce1">
            <text:p>8.9179672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3.2024</text:p>
          </table:table-cell>
          <table:table-cell office:value-type="float" office:value="39.549999999999997" table:style-name="ce1">
            <text:p>39.55</text:p>
          </table:table-cell>
          <table:table-cell office:value-type="float" office:value="7767.5" table:style-name="ce1">
            <text:p>7767.5</text:p>
          </table:table-cell>
          <table:table-cell office:value-type="float" office:value="69288.350000000006" table:style-name="ce1">
            <text:p>69288.35</text:p>
          </table:table-cell>
          <table:table-cell table:style-name="ce1"/>
          <table:table-cell office:value-type="float" office:value="69805" table:style-name="ce1">
            <text:p>69805</text:p>
          </table:table-cell>
          <table:table-cell office:value-type="float" office:value="70540" table:style-name="ce1">
            <text:p>70540</text:p>
          </table:table-cell>
          <table:table-cell office:value-type="float" office:value="71395" table:style-name="ce1">
            <text:p>71395</text:p>
          </table:table-cell>
          <table:table-cell office:value-type="float" office:value="72160" table:style-name="ce1">
            <text:p>72160</text:p>
          </table:table-cell>
          <table:table-cell office:value-type="float" office:value="72765" table:style-name="ce1">
            <text:p>72765</text:p>
          </table:table-cell>
          <table:table-cell office:value-type="float" office:value="73295" table:style-name="ce1">
            <text:p>73295</text:p>
          </table:table-cell>
          <table:table-cell office:value-type="float" office:value="73900" table:style-name="ce1">
            <text:p>73900</text:p>
          </table:table-cell>
          <table:table-cell table:number-columns-repeated="2" table:style-name="ce1"/>
          <table:table-cell office:value-type="float" office:value="74945" table:style-name="ce1">
            <text:p>74945</text:p>
          </table:table-cell>
          <table:table-cell table:number-columns-repeated="3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20289668490506" table:formula="of:=[.D56]/[.C56]" table:style-name="ce1">
            <text:p>8.920289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03.2024</text:p>
          </table:table-cell>
          <table:table-cell office:value-type="float" office:value="41.12" table:style-name="ce1">
            <text:p>41.12</text:p>
          </table:table-cell>
          <table:table-cell office:value-type="float" office:value="8084.2" table:style-name="ce1">
            <text:p>8084.2</text:p>
          </table:table-cell>
          <table:table-cell office:value-type="float" office:value="72442.77" table:style-name="ce1">
            <text:p>72442.77</text:p>
          </table:table-cell>
          <table:table-cell table:style-name="ce1"/>
          <table:table-cell office:value-type="float" office:value="72660" table:style-name="ce1">
            <text:p>72660</text:p>
          </table:table-cell>
          <table:table-cell office:value-type="float" office:value="73510" table:style-name="ce1">
            <text:p>73510</text:p>
          </table:table-cell>
          <table:table-cell office:value-type="float" office:value="74370" table:style-name="ce1">
            <text:p>74370</text:p>
          </table:table-cell>
          <table:table-cell office:value-type="float" office:value="75165" table:style-name="ce1">
            <text:p>75165</text:p>
          </table:table-cell>
          <table:table-cell office:value-type="float" office:value="75885" table:style-name="ce1">
            <text:p>75885</text:p>
          </table:table-cell>
          <table:table-cell office:value-type="float" office:value="76415" table:style-name="ce1">
            <text:p>76415</text:p>
          </table:table-cell>
          <table:table-cell office:value-type="float" office:value="76970" table:style-name="ce1">
            <text:p>76970</text:p>
          </table:table-cell>
          <table:table-cell table:number-columns-repeated="2" table:style-name="ce1"/>
          <table:table-cell office:value-type="float" office:value="77720" table:style-name="ce1">
            <text:p>77720</text:p>
          </table:table-cell>
          <table:table-cell table:number-columns-repeated="3" table:style-name="ce1"/>
          <table:table-cell office:value-type="float" office:value="5.3789999999999996" table:style-name="ce1">
            <text:p>5.379</text:p>
          </table:table-cell>
          <table:table-cell table:style-name="ce1"/>
          <table:table-cell office:value-type="float" office:value="8.9610313945721298" table:formula="of:=[.D57]/[.C57]" table:style-name="ce1">
            <text:p>8.96103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3.2024</text:p>
          </table:table-cell>
          <table:table-cell office:value-type="float" office:value="40.729999999999997" table:style-name="ce1">
            <text:p>40.73</text:p>
          </table:table-cell>
          <table:table-cell office:value-type="float" office:value="8014.52" table:style-name="ce1">
            <text:p>8014.52</text:p>
          </table:table-cell>
          <table:table-cell office:value-type="float" office:value="71516.37" table:style-name="ce1">
            <text:p>71516.37</text:p>
          </table:table-cell>
          <table:table-cell table:style-name="ce1"/>
          <table:table-cell office:value-type="float" office:value="71800" table:style-name="ce1">
            <text:p>71800</text:p>
          </table:table-cell>
          <table:table-cell office:value-type="float" office:value="72660" table:style-name="ce1">
            <text:p>72660</text:p>
          </table:table-cell>
          <table:table-cell office:value-type="float" office:value="73535" table:style-name="ce1">
            <text:p>73535</text:p>
          </table:table-cell>
          <table:table-cell office:value-type="float" office:value="74315" table:style-name="ce1">
            <text:p>74315</text:p>
          </table:table-cell>
          <table:table-cell office:value-type="float" office:value="74940" table:style-name="ce1">
            <text:p>74940</text:p>
          </table:table-cell>
          <table:table-cell office:value-type="float" office:value="75470" table:style-name="ce1">
            <text:p>75470</text:p>
          </table:table-cell>
          <table:table-cell office:value-type="float" office:value="75930" table:style-name="ce1">
            <text:p>75930</text:p>
          </table:table-cell>
          <table:table-cell table:number-columns-repeated="2" table:style-name="ce1"/>
          <table:table-cell office:value-type="float" office:value="76800" table:style-name="ce1">
            <text:p>76800</text:p>
          </table:table-cell>
          <table:table-cell table:number-columns-repeated="3" table:style-name="ce1"/>
          <table:table-cell office:value-type="float" office:value="5.3780000000000001" table:style-name="ce1">
            <text:p>5.378</text:p>
          </table:table-cell>
          <table:table-cell table:style-name="ce1"/>
          <table:table-cell office:value-type="float" office:value="8.9233503690801186" table:formula="of:=[.D58]/[.C58]" table:style-name="ce1">
            <text:p>8.9233503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03.2024</text:p>
          </table:table-cell>
          <table:table-cell office:value-type="float" office:value="41.95" table:style-name="ce1">
            <text:p>41.95</text:p>
          </table:table-cell>
          <table:table-cell office:value-type="float" office:value="8218.59" table:style-name="ce1">
            <text:p>8218.59</text:p>
          </table:table-cell>
          <table:table-cell office:value-type="float" office:value="73127.23" table:style-name="ce1">
            <text:p>73127.23</text:p>
          </table:table-cell>
          <table:table-cell table:style-name="ce1"/>
          <table:table-cell office:value-type="float" office:value="73915" table:style-name="ce1">
            <text:p>73915</text:p>
          </table:table-cell>
          <table:table-cell office:value-type="float" office:value="74800" table:style-name="ce1">
            <text:p>74800</text:p>
          </table:table-cell>
          <table:table-cell office:value-type="float" office:value="75795" table:style-name="ce1">
            <text:p>75795</text:p>
          </table:table-cell>
          <table:table-cell office:value-type="float" office:value="76685" table:style-name="ce1">
            <text:p>76685</text:p>
          </table:table-cell>
          <table:table-cell office:value-type="float" office:value="77460" table:style-name="ce1">
            <text:p>77460</text:p>
          </table:table-cell>
          <table:table-cell office:value-type="float" office:value="77990" table:style-name="ce1">
            <text:p>77990</text:p>
          </table:table-cell>
          <table:table-cell office:value-type="float" office:value="78445" table:style-name="ce1">
            <text:p>78445</text:p>
          </table:table-cell>
          <table:table-cell table:number-columns-repeated="2" table:style-name="ce1"/>
          <table:table-cell office:value-type="float" office:value="79245" table:style-name="ce1">
            <text:p>79245</text:p>
          </table:table-cell>
          <table:table-cell table:number-columns-repeated="3" table:style-name="ce1"/>
          <table:table-cell office:value-type="float" office:value="5.3810000000000002" table:style-name="ce1">
            <text:p>5.381</text:p>
          </table:table-cell>
          <table:table-cell table:style-name="ce1"/>
          <table:table-cell office:value-type="float" office:value="8.8977829530369554" table:formula="of:=[.D59]/[.C59]" table:style-name="ce1">
            <text:p>8.897782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03.2024</text:p>
          </table:table-cell>
          <table:table-cell office:value-type="float" office:value="39.51" table:style-name="ce1">
            <text:p>39.51</text:p>
          </table:table-cell>
          <table:table-cell office:value-type="float" office:value="7789.98" table:style-name="ce1">
            <text:p>7789.98</text:p>
          </table:table-cell>
          <table:table-cell office:value-type="float" office:value="69531.87" table:style-name="ce1">
            <text:p>69531.87</text:p>
          </table:table-cell>
          <table:table-cell table:style-name="ce1"/>
          <table:table-cell office:value-type="float" office:value="69600" table:style-name="ce1">
            <text:p>69600</text:p>
          </table:table-cell>
          <table:table-cell office:value-type="float" office:value="70360" table:style-name="ce1">
            <text:p>70360</text:p>
          </table:table-cell>
          <table:table-cell office:value-type="float" office:value="71400" table:style-name="ce1">
            <text:p>71400</text:p>
          </table:table-cell>
          <table:table-cell office:value-type="float" office:value="72225" table:style-name="ce1">
            <text:p>72225</text:p>
          </table:table-cell>
          <table:table-cell office:value-type="float" office:value="72895" table:style-name="ce1">
            <text:p>72895</text:p>
          </table:table-cell>
          <table:table-cell office:value-type="float" office:value="73425" table:style-name="ce1">
            <text:p>73425</text:p>
          </table:table-cell>
          <table:table-cell office:value-type="float" office:value="73975" table:style-name="ce1">
            <text:p>73975</text:p>
          </table:table-cell>
          <table:table-cell table:number-columns-repeated="2" table:style-name="ce1"/>
          <table:table-cell office:value-type="float" office:value="74880" table:style-name="ce1">
            <text:p>74880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8.9258085386612027" table:formula="of:=[.D60]/[.C60]" table:style-name="ce1">
            <text:p>8.9258085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3.2024</text:p>
          </table:table-cell>
          <table:table-cell office:value-type="float" office:value="39.39" table:style-name="ce1">
            <text:p>39.39</text:p>
          </table:table-cell>
          <table:table-cell office:value-type="float" office:value="7728.29" table:style-name="ce1">
            <text:p>7728.29</text:p>
          </table:table-cell>
          <table:table-cell office:value-type="float" office:value="69737.06" table:style-name="ce1">
            <text:p>69737.06</text:p>
          </table:table-cell>
          <table:table-cell table:style-name="ce1"/>
          <table:table-cell office:value-type="float" office:value="69165" table:style-name="ce1">
            <text:p>69165</text:p>
          </table:table-cell>
          <table:table-cell office:value-type="float" office:value="69925" table:style-name="ce1">
            <text:p>69925</text:p>
          </table:table-cell>
          <table:table-cell office:value-type="float" office:value="71010" table:style-name="ce1">
            <text:p>71010</text:p>
          </table:table-cell>
          <table:table-cell office:value-type="float" office:value="71820" table:style-name="ce1">
            <text:p>71820</text:p>
          </table:table-cell>
          <table:table-cell office:value-type="float" office:value="72640" table:style-name="ce1">
            <text:p>72640</text:p>
          </table:table-cell>
          <table:table-cell office:value-type="float" office:value="73250" table:style-name="ce1">
            <text:p>73250</text:p>
          </table:table-cell>
          <table:table-cell office:value-type="float" office:value="73810" table:style-name="ce1">
            <text:p>73810</text:p>
          </table:table-cell>
          <table:table-cell table:number-columns-repeated="2" table:style-name="ce1"/>
          <table:table-cell office:value-type="float" office:value="74560" table:style-name="ce1">
            <text:p>74560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9.0236080685378006" table:formula="of:=[.D61]/[.C61]" table:style-name="ce1">
            <text:p>9.0236080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03.2024</text:p>
          </table:table-cell>
          <table:table-cell office:value-type="float" office:value="38.14" table:style-name="ce1">
            <text:p>38.14</text:p>
          </table:table-cell>
          <table:table-cell office:value-type="float" office:value="7523.6" table:style-name="ce1">
            <text:p>7523.6</text:p>
          </table:table-cell>
          <table:table-cell office:value-type="float" office:value="67171.27" table:style-name="ce1">
            <text:p>67171.27</text:p>
          </table:table-cell>
          <table:table-cell table:style-name="ce1"/>
          <table:table-cell office:value-type="float" office:value="67180" table:style-name="ce1">
            <text:p>67180</text:p>
          </table:table-cell>
          <table:table-cell office:value-type="float" office:value="67865" table:style-name="ce1">
            <text:p>67865</text:p>
          </table:table-cell>
          <table:table-cell office:value-type="float" office:value="68915" table:style-name="ce1">
            <text:p>68915</text:p>
          </table:table-cell>
          <table:table-cell office:value-type="float" office:value="69720" table:style-name="ce1">
            <text:p>69720</text:p>
          </table:table-cell>
          <table:table-cell office:value-type="float" office:value="70450" table:style-name="ce1">
            <text:p>70450</text:p>
          </table:table-cell>
          <table:table-cell office:value-type="float" office:value="70980" table:style-name="ce1">
            <text:p>70980</text:p>
          </table:table-cell>
          <table:table-cell office:value-type="float" office:value="71470" table:style-name="ce1">
            <text:p>71470</text:p>
          </table:table-cell>
          <table:table-cell table:number-columns-repeated="2" table:style-name="ce1"/>
          <table:table-cell office:value-type="float" office:value="72370" table:style-name="ce1">
            <text:p>72370</text:p>
          </table:table-cell>
          <table:table-cell table:number-columns-repeated="3" table:style-name="ce1"/>
          <table:table-cell office:value-type="float" office:value="5.399" table:style-name="ce1">
            <text:p>5.399</text:p>
          </table:table-cell>
          <table:table-cell table:style-name="ce1"/>
          <table:table-cell office:value-type="float" office:value="8.928075655271412" table:formula="of:=[.D62]/[.C62]" table:style-name="ce1">
            <text:p>8.928075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3.2024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7244.67" table:style-name="ce1">
            <text:p>7244.67</text:p>
          </table:table-cell>
          <table:table-cell office:value-type="float" office:value="64740.59" table:style-name="ce1">
            <text:p>64740.59</text:p>
          </table:table-cell>
          <table:table-cell table:style-name="ce1"/>
          <table:table-cell office:value-type="float" office:value="64595" table:style-name="ce1">
            <text:p>64595</text:p>
          </table:table-cell>
          <table:table-cell office:value-type="float" office:value="65260" table:style-name="ce1">
            <text:p>65260</text:p>
          </table:table-cell>
          <table:table-cell office:value-type="float" office:value="66230" table:style-name="ce1">
            <text:p>66230</text:p>
          </table:table-cell>
          <table:table-cell office:value-type="float" office:value="66860" table:style-name="ce1">
            <text:p>66860</text:p>
          </table:table-cell>
          <table:table-cell office:value-type="float" office:value="67400" table:style-name="ce1">
            <text:p>67400</text:p>
          </table:table-cell>
          <table:table-cell office:value-type="float" office:value="67930" table:style-name="ce1">
            <text:p>67930</text:p>
          </table:table-cell>
          <table:table-cell office:value-type="float" office:value="68460" table:style-name="ce1">
            <text:p>68460</text:p>
          </table:table-cell>
          <table:table-cell table:number-columns-repeated="2" table:style-name="ce1"/>
          <table:table-cell office:value-type="float" office:value="69425" table:style-name="ce1">
            <text:p>69425</text:p>
          </table:table-cell>
          <table:table-cell table:number-columns-repeated="3" table:style-name="ce1"/>
          <table:table-cell office:value-type="float" office:value="5.3920000000000003" table:style-name="ce1">
            <text:p>5.392</text:p>
          </table:table-cell>
          <table:table-cell table:style-name="ce1"/>
          <table:table-cell office:value-type="float" office:value="8.9363062775806199" table:formula="of:=[.D63]/[.C63]" table:style-name="ce1">
            <text:p>8.9363062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03.2024</text:p>
          </table:table-cell>
          <table:table-cell office:value-type="float" office:value="37.549999999999997" table:style-name="ce1">
            <text:p>37.55</text:p>
          </table:table-cell>
          <table:table-cell office:value-type="float" office:value="7379.92" table:style-name="ce1">
            <text:p>7379.92</text:p>
          </table:table-cell>
          <table:table-cell office:value-type="float" office:value="65546.070000000007" table:style-name="ce1">
            <text:p>65546.07</text:p>
          </table:table-cell>
          <table:table-cell table:style-name="ce1"/>
          <table:table-cell office:value-type="float" office:value="65990" table:style-name="ce1">
            <text:p>65990</text:p>
          </table:table-cell>
          <table:table-cell office:value-type="float" office:value="66690" table:style-name="ce1">
            <text:p>66690</text:p>
          </table:table-cell>
          <table:table-cell office:value-type="float" office:value="67680" table:style-name="ce1">
            <text:p>67680</text:p>
          </table:table-cell>
          <table:table-cell office:value-type="float" office:value="68385" table:style-name="ce1">
            <text:p>68385</text:p>
          </table:table-cell>
          <table:table-cell office:value-type="float" office:value="68990" table:style-name="ce1">
            <text:p>68990</text:p>
          </table:table-cell>
          <table:table-cell office:value-type="float" office:value="69500" table:style-name="ce1">
            <text:p>69500</text:p>
          </table:table-cell>
          <table:table-cell office:value-type="float" office:value="69885" table:style-name="ce1">
            <text:p>69885</text:p>
          </table:table-cell>
          <table:table-cell table:number-columns-repeated="2" table:style-name="ce1"/>
          <table:table-cell office:value-type="float" office:value="70635" table:style-name="ce1">
            <text:p>70635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8816775791607512" table:formula="of:=[.D64]/[.C64]" table:style-name="ce1">
            <text:p>8.8816775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1.03.2024</text:p>
          </table:table-cell>
          <table:table-cell office:value-type="float" office:value="37.15" table:style-name="ce1">
            <text:p>37.15</text:p>
          </table:table-cell>
          <table:table-cell office:value-type="float" office:value="7338.79" table:style-name="ce1">
            <text:p>7338.79</text:p>
          </table:table-cell>
          <table:table-cell office:value-type="float" office:value="65261.48" table:style-name="ce1">
            <text:p>65261.48</text:p>
          </table:table-cell>
          <table:table-cell table:style-name="ce1"/>
          <table:table-cell office:value-type="float" office:value="65415" table:style-name="ce1">
            <text:p>65415</text:p>
          </table:table-cell>
          <table:table-cell office:value-type="float" office:value="66130" table:style-name="ce1">
            <text:p>66130</text:p>
          </table:table-cell>
          <table:table-cell office:value-type="float" office:value="67045" table:style-name="ce1">
            <text:p>67045</text:p>
          </table:table-cell>
          <table:table-cell office:value-type="float" office:value="67715" table:style-name="ce1">
            <text:p>67715</text:p>
          </table:table-cell>
          <table:table-cell office:value-type="float" office:value="68320" table:style-name="ce1">
            <text:p>68320</text:p>
          </table:table-cell>
          <table:table-cell office:value-type="float" office:value="68880" table:style-name="ce1">
            <text:p>68880</text:p>
          </table:table-cell>
          <table:table-cell office:value-type="float" office:value="69215" table:style-name="ce1">
            <text:p>69215</text:p>
          </table:table-cell>
          <table:table-cell table:number-columns-repeated="2" table:style-name="ce1"/>
          <table:table-cell office:value-type="float" office:value="70300" table:style-name="ce1">
            <text:p>70300</text:p>
          </table:table-cell>
          <table:table-cell table:number-columns-repeated="3" table:style-name="ce1"/>
          <table:table-cell office:value-type="float" office:value="5.3710000000000004" table:style-name="ce1">
            <text:p>5.371</text:p>
          </table:table-cell>
          <table:table-cell table:style-name="ce1"/>
          <table:table-cell office:value-type="float" office:value="8.8926757680762094" table:formula="of:=[.D65]/[.C65]" table:style-name="ce1">
            <text:p>8.8926757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03.2024</text:p>
          </table:table-cell>
          <table:table-cell office:value-type="float" office:value="36.409999999999997" table:style-name="ce1">
            <text:p>36.41</text:p>
          </table:table-cell>
          <table:table-cell office:value-type="float" office:value="7183.7" table:style-name="ce1">
            <text:p>7183.7</text:p>
          </table:table-cell>
          <table:table-cell office:value-type="float" office:value="63779.82" table:style-name="ce1">
            <text:p>63779.82</text:p>
          </table:table-cell>
          <table:table-cell table:style-name="ce1"/>
          <table:table-cell office:value-type="float" office:value="63975" table:style-name="ce1">
            <text:p>63975</text:p>
          </table:table-cell>
          <table:table-cell office:value-type="float" office:value="64715" table:style-name="ce1">
            <text:p>64715</text:p>
          </table:table-cell>
          <table:table-cell office:value-type="float" office:value="65585" table:style-name="ce1">
            <text:p>65585</text:p>
          </table:table-cell>
          <table:table-cell office:value-type="float" office:value="66275" table:style-name="ce1">
            <text:p>66275</text:p>
          </table:table-cell>
          <table:table-cell office:value-type="float" office:value="66880" table:style-name="ce1">
            <text:p>66880</text:p>
          </table:table-cell>
          <table:table-cell office:value-type="float" office:value="67435" table:style-name="ce1">
            <text:p>67435</text:p>
          </table:table-cell>
          <table:table-cell office:value-type="float" office:value="67775" table:style-name="ce1">
            <text:p>67775</text:p>
          </table:table-cell>
          <table:table-cell table:number-columns-repeated="2" table:style-name="ce1"/>
          <table:table-cell office:value-type="float" office:value="68625" table:style-name="ce1">
            <text:p>68625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8784080626974955" table:formula="of:=[.D66]/[.C66]" table:style-name="ce1">
            <text:p>8.8784080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03.2024</text:p>
          </table:table-cell>
          <table:table-cell office:value-type="float" office:value="40.549999999999997" table:style-name="ce1">
            <text:p>40.55</text:p>
          </table:table-cell>
          <table:table-cell office:value-type="float" office:value="7959.63" table:style-name="ce1">
            <text:p>7959.63</text:p>
          </table:table-cell>
          <table:table-cell office:value-type="float" office:value="70783.679999999993" table:style-name="ce1">
            <text:p>70783.68</text:p>
          </table:table-cell>
          <table:table-cell table:style-name="ce1"/>
          <table:table-cell office:value-type="float" office:value="71130" table:style-name="ce1">
            <text:p>71130</text:p>
          </table:table-cell>
          <table:table-cell office:value-type="float" office:value="71925" table:style-name="ce1">
            <text:p>71925</text:p>
          </table:table-cell>
          <table:table-cell office:value-type="float" office:value="72885" table:style-name="ce1">
            <text:p>72885</text:p>
          </table:table-cell>
          <table:table-cell office:value-type="float" office:value="73655" table:style-name="ce1">
            <text:p>73655</text:p>
          </table:table-cell>
          <table:table-cell office:value-type="float" office:value="74280" table:style-name="ce1">
            <text:p>74280</text:p>
          </table:table-cell>
          <table:table-cell office:value-type="float" office:value="74865" table:style-name="ce1">
            <text:p>74865</text:p>
          </table:table-cell>
          <table:table-cell office:value-type="float" office:value="75215" table:style-name="ce1">
            <text:p>75215</text:p>
          </table:table-cell>
          <table:table-cell table:number-columns-repeated="2" table:style-name="ce1"/>
          <table:table-cell office:value-type="float" office:value="76015" table:style-name="ce1">
            <text:p>76015</text:p>
          </table:table-cell>
          <table:table-cell table:number-columns-repeated="3" table:style-name="ce1"/>
          <table:table-cell office:value-type="float" office:value="5.3879999999999999" table:style-name="ce1">
            <text:p>5.388</text:p>
          </table:table-cell>
          <table:table-cell table:style-name="ce1"/>
          <table:table-cell office:value-type="float" office:value="8.8928354709955109" table:formula="of:=[.D67]/[.C67]" table:style-name="ce1">
            <text:p>8.8928354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3.2024</text:p>
          </table:table-cell>
          <table:table-cell office:value-type="float" office:value="39.630000000000003" table:style-name="ce1">
            <text:p>39.63</text:p>
          </table:table-cell>
          <table:table-cell office:value-type="float" office:value="7813.25" table:style-name="ce1">
            <text:p>7813.25</text:p>
          </table:table-cell>
          <table:table-cell office:value-type="float" office:value="69780.91" table:style-name="ce1">
            <text:p>69780.91</text:p>
          </table:table-cell>
          <table:table-cell table:style-name="ce1"/>
          <table:table-cell office:value-type="float" office:value="69440" table:style-name="ce1">
            <text:p>69440</text:p>
          </table:table-cell>
          <table:table-cell office:value-type="float" office:value="70210" table:style-name="ce1">
            <text:p>70210</text:p>
          </table:table-cell>
          <table:table-cell office:value-type="float" office:value="71140" table:style-name="ce1">
            <text:p>71140</text:p>
          </table:table-cell>
          <table:table-cell office:value-type="float" office:value="71870" table:style-name="ce1">
            <text:p>71870</text:p>
          </table:table-cell>
          <table:table-cell office:value-type="float" office:value="72495" table:style-name="ce1">
            <text:p>72495</text:p>
          </table:table-cell>
          <table:table-cell office:value-type="float" office:value="73110" table:style-name="ce1">
            <text:p>73110</text:p>
          </table:table-cell>
          <table:table-cell office:value-type="float" office:value="73545" table:style-name="ce1">
            <text:p>73545</text:p>
          </table:table-cell>
          <table:table-cell table:number-columns-repeated="2" table:style-name="ce1"/>
          <table:table-cell office:value-type="float" office:value="74710" table:style-name="ce1">
            <text:p>74710</text:p>
          </table:table-cell>
          <table:table-cell table:number-columns-repeated="3" table:style-name="ce1"/>
          <table:table-cell office:value-type="float" office:value="5.3780000000000001" table:style-name="ce1">
            <text:p>5.378</text:p>
          </table:table-cell>
          <table:table-cell table:style-name="ce1"/>
          <table:table-cell office:value-type="float" office:value="8.93109909448693" table:formula="of:=[.D68]/[.C68]" table:style-name="ce1">
            <text:p>8.9310990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03.2024</text:p>
          </table:table-cell>
          <table:table-cell office:value-type="float" office:value="39.130000000000003" table:style-name="ce1">
            <text:p>39.13</text:p>
          </table:table-cell>
          <table:table-cell office:value-type="float" office:value="7705.52" table:style-name="ce1">
            <text:p>7705.52</text:p>
          </table:table-cell>
          <table:table-cell office:value-type="float" office:value="68649" table:style-name="ce1">
            <text:p>68649</text:p>
          </table:table-cell>
          <table:table-cell table:style-name="ce1"/>
          <table:table-cell office:value-type="float" office:value="68635" table:style-name="ce1">
            <text:p>68635</text:p>
          </table:table-cell>
          <table:table-cell office:value-type="float" office:value="69310" table:style-name="ce1">
            <text:p>69310</text:p>
          </table:table-cell>
          <table:table-cell office:value-type="float" office:value="70125" table:style-name="ce1">
            <text:p>70125</text:p>
          </table:table-cell>
          <table:table-cell office:value-type="float" office:value="70810" table:style-name="ce1">
            <text:p>70810</text:p>
          </table:table-cell>
          <table:table-cell office:value-type="float" office:value="71435" table:style-name="ce1">
            <text:p>71435</text:p>
          </table:table-cell>
          <table:table-cell office:value-type="float" office:value="72040" table:style-name="ce1">
            <text:p>72040</text:p>
          </table:table-cell>
          <table:table-cell office:value-type="float" office:value="72635" table:style-name="ce1">
            <text:p>72635</text:p>
          </table:table-cell>
          <table:table-cell table:number-columns-repeated="2" table:style-name="ce1"/>
          <table:table-cell office:value-type="float" office:value="73435" table:style-name="ce1">
            <text:p>73435</text:p>
          </table:table-cell>
          <table:table-cell table:number-columns-repeated="3" table:style-name="ce1"/>
          <table:table-cell office:value-type="float" office:value="5.3739999999999997" table:style-name="ce1">
            <text:p>5.374</text:p>
          </table:table-cell>
          <table:table-cell table:style-name="ce1"/>
          <table:table-cell office:value-type="float" office:value="8.9090677851721871" table:formula="of:=[.D69]/[.C69]" table:style-name="ce1">
            <text:p>8.9090677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.03.2024</text:p>
          </table:table-cell>
          <table:table-cell office:value-type="float" office:value="40.47" table:style-name="ce1">
            <text:p>40.47</text:p>
          </table:table-cell>
          <table:table-cell office:value-type="float" office:value="7950.73" table:style-name="ce1">
            <text:p>7950.73</text:p>
          </table:table-cell>
          <table:table-cell office:value-type="float" office:value="70761.62" table:style-name="ce1">
            <text:p>70761.62</text:p>
          </table:table-cell>
          <table:table-cell table:style-name="ce1"/>
          <table:table-cell office:value-type="float" office:value="71296.2" table:style-name="ce1">
            <text:p>71296.2</text:p>
          </table:table-cell>
          <table:table-cell office:value-type="float" office:value="71530" table:style-name="ce1">
            <text:p>71530</text:p>
          </table:table-cell>
          <table:table-cell office:value-type="float" office:value="72360" table:style-name="ce1">
            <text:p>72360</text:p>
          </table:table-cell>
          <table:table-cell office:value-type="float" office:value="73095" table:style-name="ce1">
            <text:p>73095</text:p>
          </table:table-cell>
          <table:table-cell office:value-type="float" office:value="73750" table:style-name="ce1">
            <text:p>73750</text:p>
          </table:table-cell>
          <table:table-cell office:value-type="float" office:value="74330" table:style-name="ce1">
            <text:p>74330</text:p>
          </table:table-cell>
          <table:table-cell office:value-type="float" office:value="74765" table:style-name="ce1">
            <text:p>74765</text:p>
          </table:table-cell>
          <table:table-cell table:number-columns-repeated="2" table:style-name="ce1"/>
          <table:table-cell office:value-type="float" office:value="75565" table:style-name="ce1">
            <text:p>75565</text:p>
          </table:table-cell>
          <table:table-cell table:number-columns-repeated="3" table:style-name="ce1"/>
          <table:table-cell office:value-type="float" office:value="5.367" table:style-name="ce1">
            <text:p>5.367</text:p>
          </table:table-cell>
          <table:table-cell table:style-name="ce1"/>
          <table:table-cell office:value-type="float" office:value="8.9000154702775713" table:formula="of:=[.D70]/[.C70]" table:style-name="ce1">
            <text:p>8.900015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03.2024</text:p>
          </table:table-cell>
          <table:table-cell office:value-type="float" office:value="40.47" table:style-name="ce1">
            <text:p>40.47</text:p>
          </table:table-cell>
          <table:table-cell office:value-type="float" office:value="7950.73" table:style-name="ce1">
            <text:p>7950.73</text:p>
          </table:table-cell>
          <table:table-cell office:value-type="float" office:value="69523.28" table:style-name="ce1">
            <text:p>69523.28</text:p>
          </table:table-cell>
          <table:table-cell table:number-columns-repeated="2" table:style-name="ce1"/>
          <table:table-cell office:value-type="float" office:value="71530" table:style-name="ce1">
            <text:p>71530</text:p>
          </table:table-cell>
          <table:table-cell office:value-type="float" office:value="72360" table:style-name="ce1">
            <text:p>72360</text:p>
          </table:table-cell>
          <table:table-cell office:value-type="float" office:value="73095" table:style-name="ce1">
            <text:p>73095</text:p>
          </table:table-cell>
          <table:table-cell office:value-type="float" office:value="73750" table:style-name="ce1">
            <text:p>73750</text:p>
          </table:table-cell>
          <table:table-cell office:value-type="float" office:value="74330" table:style-name="ce1">
            <text:p>74330</text:p>
          </table:table-cell>
          <table:table-cell office:value-type="float" office:value="74765" table:style-name="ce1">
            <text:p>74765</text:p>
          </table:table-cell>
          <table:table-cell table:number-columns-repeated="2" table:style-name="ce1"/>
          <table:table-cell office:value-type="float" office:value="75565" table:style-name="ce1">
            <text:p>75565</text:p>
          </table:table-cell>
          <table:table-cell table:number-columns-repeated="3" table:style-name="ce1"/>
          <table:table-cell office:value-type="float" office:value="5.3559999999999999" table:style-name="ce1">
            <text:p>5.356</text:p>
          </table:table-cell>
          <table:table-cell table:style-name="ce1"/>
          <table:table-cell office:value-type="float" office:value="8.7442637342734564" table:formula="of:=[.D71]/[.C71]" table:style-name="ce1">
            <text:p>8.7442637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04.2024</text:p>
          </table:table-cell>
          <table:table-cell office:value-type="float" office:value="39.75" table:style-name="ce1">
            <text:p>39.75</text:p>
          </table:table-cell>
          <table:table-cell office:value-type="float" office:value="7809.93" table:style-name="ce1">
            <text:p>7809.93</text:p>
          </table:table-cell>
          <table:table-cell office:value-type="float" office:value="69330.44" table:style-name="ce1">
            <text:p>69330.44</text:p>
          </table:table-cell>
          <table:table-cell table:number-columns-repeated="2" table:style-name="ce1"/>
          <table:table-cell office:value-type="float" office:value="70380" table:style-name="ce1">
            <text:p>70380</text:p>
          </table:table-cell>
          <table:table-cell office:value-type="float" office:value="71205" table:style-name="ce1">
            <text:p>71205</text:p>
          </table:table-cell>
          <table:table-cell office:value-type="float" office:value="71935" table:style-name="ce1">
            <text:p>71935</text:p>
          </table:table-cell>
          <table:table-cell office:value-type="float" office:value="72560" table:style-name="ce1">
            <text:p>72560</text:p>
          </table:table-cell>
          <table:table-cell office:value-type="float" office:value="73145" table:style-name="ce1">
            <text:p>73145</text:p>
          </table:table-cell>
          <table:table-cell office:value-type="float" office:value="73585" table:style-name="ce1">
            <text:p>73585</text:p>
          </table:table-cell>
          <table:table-cell table:number-columns-repeated="2" table:style-name="ce1"/>
          <table:table-cell office:value-type="float" office:value="74385" table:style-name="ce1">
            <text:p>74385</text:p>
          </table:table-cell>
          <table:table-cell table:number-columns-repeated="3" table:style-name="ce1"/>
          <table:table-cell office:value-type="float" office:value="5.391" table:style-name="ce1">
            <text:p>5.391</text:p>
          </table:table-cell>
          <table:table-cell table:style-name="ce1"/>
          <table:table-cell office:value-type="float" office:value="8.8772165691625915" table:formula="of:=[.D72]/[.C72]" table:style-name="ce1">
            <text:p>8.877216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4.2024</text:p>
          </table:table-cell>
          <table:table-cell office:value-type="float" office:value="37.6" table:style-name="ce1">
            <text:p>37.6</text:p>
          </table:table-cell>
          <table:table-cell office:value-type="float" office:value="7420.97" table:style-name="ce1">
            <text:p>7420.97</text:p>
          </table:table-cell>
          <table:table-cell office:value-type="float" office:value="66048.929999999993" table:style-name="ce1">
            <text:p>66048.93</text:p>
          </table:table-cell>
          <table:table-cell table:number-columns-repeated="2" table:style-name="ce1"/>
          <table:table-cell office:value-type="float" office:value="66550" table:style-name="ce1">
            <text:p>66550</text:p>
          </table:table-cell>
          <table:table-cell office:value-type="float" office:value="67320" table:style-name="ce1">
            <text:p>67320</text:p>
          </table:table-cell>
          <table:table-cell office:value-type="float" office:value="67980" table:style-name="ce1">
            <text:p>67980</text:p>
          </table:table-cell>
          <table:table-cell office:value-type="float" office:value="68580" table:style-name="ce1">
            <text:p>68580</text:p>
          </table:table-cell>
          <table:table-cell office:value-type="float" office:value="69165" table:style-name="ce1">
            <text:p>69165</text:p>
          </table:table-cell>
          <table:table-cell office:value-type="float" office:value="69605" table:style-name="ce1">
            <text:p>69605</text:p>
          </table:table-cell>
          <table:table-cell table:number-columns-repeated="2" table:style-name="ce1"/>
          <table:table-cell office:value-type="float" office:value="70405" table:style-name="ce1">
            <text:p>70405</text:p>
          </table:table-cell>
          <table:table-cell table:number-columns-repeated="3" table:style-name="ce1"/>
          <table:table-cell office:value-type="float" office:value="5.3869999999999996" table:style-name="ce1">
            <text:p>5.387</text:p>
          </table:table-cell>
          <table:table-cell table:style-name="ce1"/>
          <table:table-cell office:value-type="float" office:value="8.9003095282692151" table:formula="of:=[.D73]/[.C73]" table:style-name="ce1">
            <text:p>8.9003095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04.2024</text:p>
          </table:table-cell>
          <table:table-cell office:value-type="float" office:value="37.54" table:style-name="ce1">
            <text:p>37.54</text:p>
          </table:table-cell>
          <table:table-cell office:value-type="float" office:value="7395.06" table:style-name="ce1">
            <text:p>7395.06</text:p>
          </table:table-cell>
          <table:table-cell office:value-type="float" office:value="65895.23" table:style-name="ce1">
            <text:p>65895.23</text:p>
          </table:table-cell>
          <table:table-cell table:number-columns-repeated="2" table:style-name="ce1"/>
          <table:table-cell office:value-type="float" office:value="66305" table:style-name="ce1">
            <text:p>66305</text:p>
          </table:table-cell>
          <table:table-cell office:value-type="float" office:value="67075" table:style-name="ce1">
            <text:p>67075</text:p>
          </table:table-cell>
          <table:table-cell office:value-type="float" office:value="67745" table:style-name="ce1">
            <text:p>67745</text:p>
          </table:table-cell>
          <table:table-cell office:value-type="float" office:value="68340" table:style-name="ce1">
            <text:p>68340</text:p>
          </table:table-cell>
          <table:table-cell office:value-type="float" office:value="68995" table:style-name="ce1">
            <text:p>68995</text:p>
          </table:table-cell>
          <table:table-cell office:value-type="float" office:value="69450" table:style-name="ce1">
            <text:p>69450</text:p>
          </table:table-cell>
          <table:table-cell table:number-columns-repeated="2" table:style-name="ce1"/>
          <table:table-cell office:value-type="float" office:value="70250" table:style-name="ce1">
            <text:p>70250</text:p>
          </table:table-cell>
          <table:table-cell table:number-columns-repeated="3" table:style-name="ce1"/>
          <table:table-cell office:value-type="float" office:value="5.3739999999999997" table:style-name="ce1">
            <text:p>5.374</text:p>
          </table:table-cell>
          <table:table-cell table:style-name="ce1"/>
          <table:table-cell office:value-type="float" office:value="8.9107093113510896" table:formula="of:=[.D74]/[.C74]" table:style-name="ce1">
            <text:p>8.9107093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04.2024</text:p>
          </table:table-cell>
          <table:table-cell office:value-type="float" office:value="39.08" table:style-name="ce1">
            <text:p>39.08</text:p>
          </table:table-cell>
          <table:table-cell office:value-type="float" office:value="7694.79" table:style-name="ce1">
            <text:p>7694.79</text:p>
          </table:table-cell>
          <table:table-cell office:value-type="float" office:value="68714.73" table:style-name="ce1">
            <text:p>68714.73</text:p>
          </table:table-cell>
          <table:table-cell table:number-columns-repeated="2" table:style-name="ce1"/>
          <table:table-cell office:value-type="float" office:value="68840" table:style-name="ce1">
            <text:p>68840</text:p>
          </table:table-cell>
          <table:table-cell office:value-type="float" office:value="69625" table:style-name="ce1">
            <text:p>69625</text:p>
          </table:table-cell>
          <table:table-cell office:value-type="float" office:value="70365" table:style-name="ce1">
            <text:p>70365</text:p>
          </table:table-cell>
          <table:table-cell office:value-type="float" office:value="71020" table:style-name="ce1">
            <text:p>71020</text:p>
          </table:table-cell>
          <table:table-cell office:value-type="float" office:value="71670" table:style-name="ce1">
            <text:p>71670</text:p>
          </table:table-cell>
          <table:table-cell office:value-type="float" office:value="72290" table:style-name="ce1">
            <text:p>72290</text:p>
          </table:table-cell>
          <table:table-cell table:number-columns-repeated="2" table:style-name="ce1"/>
          <table:table-cell office:value-type="float" office:value="73220" table:style-name="ce1">
            <text:p>73220</text:p>
          </table:table-cell>
          <table:table-cell table:number-columns-repeated="3" table:style-name="ce1"/>
          <table:table-cell office:value-type="float" office:value="5.3620000000000001" table:style-name="ce1">
            <text:p>5.362</text:p>
          </table:table-cell>
          <table:table-cell table:style-name="ce1"/>
          <table:table-cell office:value-type="float" office:value="8.930033178293364" table:formula="of:=[.D75]/[.C75]" table:style-name="ce1">
            <text:p>8.93003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4.2024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7582.02" table:style-name="ce1">
            <text:p>7582.02</text:p>
          </table:table-cell>
          <table:table-cell office:value-type="float" office:value="67776.289999999994" table:style-name="ce1">
            <text:p>67776.29</text:p>
          </table:table-cell>
          <table:table-cell table:number-columns-repeated="2" table:style-name="ce1"/>
          <table:table-cell office:value-type="float" office:value="67755" table:style-name="ce1">
            <text:p>67755</text:p>
          </table:table-cell>
          <table:table-cell office:value-type="float" office:value="68465" table:style-name="ce1">
            <text:p>68465</text:p>
          </table:table-cell>
          <table:table-cell office:value-type="float" office:value="69155" table:style-name="ce1">
            <text:p>69155</text:p>
          </table:table-cell>
          <table:table-cell office:value-type="float" office:value="69790" table:style-name="ce1">
            <text:p>69790</text:p>
          </table:table-cell>
          <table:table-cell office:value-type="float" office:value="70400" table:style-name="ce1">
            <text:p>70400</text:p>
          </table:table-cell>
          <table:table-cell office:value-type="float" office:value="70960" table:style-name="ce1">
            <text:p>70960</text:p>
          </table:table-cell>
          <table:table-cell table:number-columns-repeated="2" table:style-name="ce1"/>
          <table:table-cell office:value-type="float" office:value="71885" table:style-name="ce1">
            <text:p>71885</text:p>
          </table:table-cell>
          <table:table-cell table:number-columns-repeated="3" table:style-name="ce1"/>
          <table:table-cell office:value-type="float" office:value="5.3540000000000001" table:style-name="ce1">
            <text:p>5.354</text:p>
          </table:table-cell>
          <table:table-cell table:style-name="ce1"/>
          <table:table-cell office:value-type="float" office:value="8.9390808781828568" table:formula="of:=[.D76]/[.C76]" table:style-name="ce1">
            <text:p>8.9390808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4.2024</text:p>
          </table:table-cell>
          <table:table-cell office:value-type="float" office:value="40.950000000000003" table:style-name="ce1">
            <text:p>40.95</text:p>
          </table:table-cell>
          <table:table-cell office:value-type="float" office:value="8045.06" table:style-name="ce1">
            <text:p>8045.06</text:p>
          </table:table-cell>
          <table:table-cell office:value-type="float" office:value="71815.7" table:style-name="ce1">
            <text:p>71815.7</text:p>
          </table:table-cell>
          <table:table-cell table:number-columns-repeated="2" table:style-name="ce1"/>
          <table:table-cell office:value-type="float" office:value="72110" table:style-name="ce1">
            <text:p>72110</text:p>
          </table:table-cell>
          <table:table-cell office:value-type="float" office:value="72935" table:style-name="ce1">
            <text:p>72935</text:p>
          </table:table-cell>
          <table:table-cell office:value-type="float" office:value="73685" table:style-name="ce1">
            <text:p>73685</text:p>
          </table:table-cell>
          <table:table-cell office:value-type="float" office:value="74345" table:style-name="ce1">
            <text:p>74345</text:p>
          </table:table-cell>
          <table:table-cell office:value-type="float" office:value="75000" table:style-name="ce1">
            <text:p>75000</text:p>
          </table:table-cell>
          <table:table-cell office:value-type="float" office:value="75650" table:style-name="ce1">
            <text:p>75650</text:p>
          </table:table-cell>
          <table:table-cell table:number-columns-repeated="2" table:style-name="ce1"/>
          <table:table-cell office:value-type="float" office:value="76650" table:style-name="ce1">
            <text:p>76650</text:p>
          </table:table-cell>
          <table:table-cell table:number-columns-repeated="3" table:style-name="ce1"/>
          <table:table-cell office:value-type="float" office:value="5.3769999999999998" table:style-name="ce1">
            <text:p>5.377</text:p>
          </table:table-cell>
          <table:table-cell table:style-name="ce1"/>
          <table:table-cell office:value-type="float" office:value="8.9266829582377252" table:formula="of:=[.D77]/[.C77]" table:style-name="ce1">
            <text:p>8.92668295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4.2024</text:p>
          </table:table-cell>
          <table:table-cell office:value-type="float" office:value="39.33" table:style-name="ce1">
            <text:p>39.33</text:p>
          </table:table-cell>
          <table:table-cell office:value-type="float" office:value="7741.21" table:style-name="ce1">
            <text:p>7741.21</text:p>
          </table:table-cell>
          <table:table-cell office:value-type="float" office:value="68876.78" table:style-name="ce1">
            <text:p>68876.78</text:p>
          </table:table-cell>
          <table:table-cell table:number-columns-repeated="2" table:style-name="ce1"/>
          <table:table-cell office:value-type="float" office:value="69355" table:style-name="ce1">
            <text:p>69355</text:p>
          </table:table-cell>
          <table:table-cell office:value-type="float" office:value="70150" table:style-name="ce1">
            <text:p>70150</text:p>
          </table:table-cell>
          <table:table-cell office:value-type="float" office:value="70865" table:style-name="ce1">
            <text:p>70865</text:p>
          </table:table-cell>
          <table:table-cell office:value-type="float" office:value="71485" table:style-name="ce1">
            <text:p>71485</text:p>
          </table:table-cell>
          <table:table-cell office:value-type="float" office:value="71995" table:style-name="ce1">
            <text:p>71995</text:p>
          </table:table-cell>
          <table:table-cell office:value-type="float" office:value="72565" table:style-name="ce1">
            <text:p>72565</text:p>
          </table:table-cell>
          <table:table-cell table:number-columns-repeated="2" table:style-name="ce1"/>
          <table:table-cell office:value-type="float" office:value="73615" table:style-name="ce1">
            <text:p>73615</text:p>
          </table:table-cell>
          <table:table-cell table:number-columns-repeated="3" table:style-name="ce1"/>
          <table:table-cell office:value-type="float" office:value="5.3819999999999997" table:style-name="ce1">
            <text:p>5.382</text:p>
          </table:table-cell>
          <table:table-cell table:style-name="ce1"/>
          <table:table-cell office:value-type="float" office:value="8.8974178455306081" table:formula="of:=[.D78]/[.C78]" table:style-name="ce1">
            <text:p>8.8974178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04.2024</text:p>
          </table:table-cell>
          <table:table-cell office:value-type="float" office:value="40" table:style-name="ce1">
            <text:p>40</text:p>
          </table:table-cell>
          <table:table-cell office:value-type="float" office:value="7844.34" table:style-name="ce1">
            <text:p>7844.34</text:p>
          </table:table-cell>
          <table:table-cell office:value-type="float" office:value="69548.639999999999" table:style-name="ce1">
            <text:p>69548.64</text:p>
          </table:table-cell>
          <table:table-cell table:number-columns-repeated="2" table:style-name="ce1"/>
          <table:table-cell office:value-type="float" office:value="70410" table:style-name="ce1">
            <text:p>70410</text:p>
          </table:table-cell>
          <table:table-cell office:value-type="float" office:value="71205" table:style-name="ce1">
            <text:p>71205</text:p>
          </table:table-cell>
          <table:table-cell office:value-type="float" office:value="71895" table:style-name="ce1">
            <text:p>71895</text:p>
          </table:table-cell>
          <table:table-cell office:value-type="float" office:value="72510" table:style-name="ce1">
            <text:p>72510</text:p>
          </table:table-cell>
          <table:table-cell office:value-type="float" office:value="73105" table:style-name="ce1">
            <text:p>73105</text:p>
          </table:table-cell>
          <table:table-cell office:value-type="float" office:value="73675" table:style-name="ce1">
            <text:p>73675</text:p>
          </table:table-cell>
          <table:table-cell table:number-columns-repeated="2" table:style-name="ce1"/>
          <table:table-cell office:value-type="float" office:value="74675" table:style-name="ce1">
            <text:p>74675</text:p>
          </table:table-cell>
          <table:table-cell table:number-columns-repeated="3" table:style-name="ce1"/>
          <table:table-cell office:value-type="float" office:value="5.3890000000000002" table:style-name="ce1">
            <text:p>5.389</text:p>
          </table:table-cell>
          <table:table-cell table:style-name="ce1"/>
          <table:table-cell office:value-type="float" office:value="8.8660919847941315" table:formula="of:=[.D79]/[.C79]" table:style-name="ce1">
            <text:p>8.8660919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04.2024</text:p>
          </table:table-cell>
          <table:table-cell office:value-type="float" office:value="40.17" table:style-name="ce1">
            <text:p>40.17</text:p>
          </table:table-cell>
          <table:table-cell office:value-type="float" office:value="7897.59" table:style-name="ce1">
            <text:p>7897.59</text:p>
          </table:table-cell>
          <table:table-cell office:value-type="float" office:value="70270.05" table:style-name="ce1">
            <text:p>70270.05</text:p>
          </table:table-cell>
          <table:table-cell table:number-columns-repeated="2" table:style-name="ce1"/>
          <table:table-cell office:value-type="float" office:value="70800" table:style-name="ce1">
            <text:p>70800</text:p>
          </table:table-cell>
          <table:table-cell office:value-type="float" office:value="71625" table:style-name="ce1">
            <text:p>71625</text:p>
          </table:table-cell>
          <table:table-cell office:value-type="float" office:value="72340" table:style-name="ce1">
            <text:p>72340</text:p>
          </table:table-cell>
          <table:table-cell office:value-type="float" office:value="72970" table:style-name="ce1">
            <text:p>72970</text:p>
          </table:table-cell>
          <table:table-cell office:value-type="float" office:value="73580" table:style-name="ce1">
            <text:p>73580</text:p>
          </table:table-cell>
          <table:table-cell office:value-type="float" office:value="74090" table:style-name="ce1">
            <text:p>74090</text:p>
          </table:table-cell>
          <table:table-cell table:number-columns-repeated="2" table:style-name="ce1"/>
          <table:table-cell office:value-type="float" office:value="75090" table:style-name="ce1">
            <text:p>75090</text:p>
          </table:table-cell>
          <table:table-cell table:number-columns-repeated="3" table:style-name="ce1"/>
          <table:table-cell office:value-type="float" office:value="5.3860000000000001" table:style-name="ce1">
            <text:p>5.386</text:p>
          </table:table-cell>
          <table:table-cell table:style-name="ce1"/>
          <table:table-cell office:value-type="float" office:value="8.8976573866204749" table:formula="of:=[.D80]/[.C80]" table:style-name="ce1">
            <text:p>8.897657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4.2024</text:p>
          </table:table-cell>
          <table:table-cell office:value-type="float" office:value="38.14" table:style-name="ce1">
            <text:p>38.14</text:p>
          </table:table-cell>
          <table:table-cell office:value-type="float" office:value="7519.36" table:style-name="ce1">
            <text:p>7519.36</text:p>
          </table:table-cell>
          <table:table-cell office:value-type="float" office:value="66833.3" table:style-name="ce1">
            <text:p>66833.3</text:p>
          </table:table-cell>
          <table:table-cell table:number-columns-repeated="2" table:style-name="ce1"/>
          <table:table-cell office:value-type="float" office:value="67170" table:style-name="ce1">
            <text:p>67170</text:p>
          </table:table-cell>
          <table:table-cell office:value-type="float" office:value="67965" table:style-name="ce1">
            <text:p>67965</text:p>
          </table:table-cell>
          <table:table-cell office:value-type="float" office:value="68655" table:style-name="ce1">
            <text:p>68655</text:p>
          </table:table-cell>
          <table:table-cell office:value-type="float" office:value="69265" table:style-name="ce1">
            <text:p>69265</text:p>
          </table:table-cell>
          <table:table-cell office:value-type="float" office:value="69810" table:style-name="ce1">
            <text:p>69810</text:p>
          </table:table-cell>
          <table:table-cell office:value-type="float" office:value="70335" table:style-name="ce1">
            <text:p>70335</text:p>
          </table:table-cell>
          <table:table-cell table:number-columns-repeated="2" table:style-name="ce1"/>
          <table:table-cell office:value-type="float" office:value="71360" table:style-name="ce1">
            <text:p>71360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8881633543280287" table:formula="of:=[.D81]/[.C81]" table:style-name="ce1">
            <text:p>8.888163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4.2024</text:p>
          </table:table-cell>
          <table:table-cell office:value-type="float" office:value="36.08" table:style-name="ce1">
            <text:p>36.08</text:p>
          </table:table-cell>
          <table:table-cell office:value-type="float" office:value="7122.08" table:style-name="ce1">
            <text:p>7122.08</text:p>
          </table:table-cell>
          <table:table-cell office:value-type="float" office:value="63181.52" table:style-name="ce1">
            <text:p>63181.52</text:p>
          </table:table-cell>
          <table:table-cell table:number-columns-repeated="2" table:style-name="ce1"/>
          <table:table-cell office:value-type="float" office:value="63560" table:style-name="ce1">
            <text:p>63560</text:p>
          </table:table-cell>
          <table:table-cell office:value-type="float" office:value="64340" table:style-name="ce1">
            <text:p>64340</text:p>
          </table:table-cell>
          <table:table-cell office:value-type="float" office:value="65030" table:style-name="ce1">
            <text:p>65030</text:p>
          </table:table-cell>
          <table:table-cell office:value-type="float" office:value="65605" table:style-name="ce1">
            <text:p>65605</text:p>
          </table:table-cell>
          <table:table-cell office:value-type="float" office:value="66160" table:style-name="ce1">
            <text:p>66160</text:p>
          </table:table-cell>
          <table:table-cell office:value-type="float" office:value="66670" table:style-name="ce1">
            <text:p>66670</text:p>
          </table:table-cell>
          <table:table-cell table:number-columns-repeated="2" table:style-name="ce1"/>
          <table:table-cell office:value-type="float" office:value="67695" table:style-name="ce1">
            <text:p>67695</text:p>
          </table:table-cell>
          <table:table-cell table:number-columns-repeated="3" table:style-name="ce1"/>
          <table:table-cell office:value-type="float" office:value="5.3929999999999998" table:style-name="ce1">
            <text:p>5.393</text:p>
          </table:table-cell>
          <table:table-cell table:style-name="ce1"/>
          <table:table-cell office:value-type="float" office:value="8.8712173971648731" table:formula="of:=[.D82]/[.C82]" table:style-name="ce1">
            <text:p>8.8712173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04.2024</text:p>
          </table:table-cell>
          <table:table-cell office:value-type="float" office:value="35.75" table:style-name="ce1">
            <text:p>35.75</text:p>
          </table:table-cell>
          <table:table-cell office:value-type="float" office:value="7042.24" table:style-name="ce1">
            <text:p>7042.24</text:p>
          </table:table-cell>
          <table:table-cell office:value-type="float" office:value="62874.15" table:style-name="ce1">
            <text:p>62874.15</text:p>
          </table:table-cell>
          <table:table-cell table:number-columns-repeated="2" table:style-name="ce1"/>
          <table:table-cell office:value-type="float" office:value="62920" table:style-name="ce1">
            <text:p>62920</text:p>
          </table:table-cell>
          <table:table-cell office:value-type="float" office:value="63685" table:style-name="ce1">
            <text:p>63685</text:p>
          </table:table-cell>
          <table:table-cell office:value-type="float" office:value="64370" table:style-name="ce1">
            <text:p>64370</text:p>
          </table:table-cell>
          <table:table-cell office:value-type="float" office:value="64945" table:style-name="ce1">
            <text:p>64945</text:p>
          </table:table-cell>
          <table:table-cell office:value-type="float" office:value="65480" table:style-name="ce1">
            <text:p>65480</text:p>
          </table:table-cell>
          <table:table-cell office:value-type="float" office:value="65985" table:style-name="ce1">
            <text:p>65985</text:p>
          </table:table-cell>
          <table:table-cell table:number-columns-repeated="2" table:style-name="ce1"/>
          <table:table-cell office:value-type="float" office:value="67010" table:style-name="ce1">
            <text:p>67010</text:p>
          </table:table-cell>
          <table:table-cell table:number-columns-repeated="3" table:style-name="ce1"/>
          <table:table-cell office:value-type="float" office:value="5.3929999999999998" table:style-name="ce1">
            <text:p>5.393</text:p>
          </table:table-cell>
          <table:table-cell table:style-name="ce1"/>
          <table:table-cell office:value-type="float" office:value="8.9281464420411698" table:formula="of:=[.D83]/[.C83]" table:style-name="ce1">
            <text:p>8.9281464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04.2024</text:p>
          </table:table-cell>
          <table:table-cell office:value-type="float" office:value="34.76" table:style-name="ce1">
            <text:p>34.76</text:p>
          </table:table-cell>
          <table:table-cell office:value-type="float" office:value="6856.48" table:style-name="ce1">
            <text:p>6856.48</text:p>
          </table:table-cell>
          <table:table-cell office:value-type="float" office:value="61089.73" table:style-name="ce1">
            <text:p>61089.73</text:p>
          </table:table-cell>
          <table:table-cell table:number-columns-repeated="2" table:style-name="ce1"/>
          <table:table-cell office:value-type="float" office:value="61130" table:style-name="ce1">
            <text:p>61130</text:p>
          </table:table-cell>
          <table:table-cell office:value-type="float" office:value="61845" table:style-name="ce1">
            <text:p>61845</text:p>
          </table:table-cell>
          <table:table-cell office:value-type="float" office:value="62505" table:style-name="ce1">
            <text:p>62505</text:p>
          </table:table-cell>
          <table:table-cell office:value-type="float" office:value="63060" table:style-name="ce1">
            <text:p>63060</text:p>
          </table:table-cell>
          <table:table-cell office:value-type="float" office:value="63515" table:style-name="ce1">
            <text:p>63515</text:p>
          </table:table-cell>
          <table:table-cell office:value-type="float" office:value="63970" table:style-name="ce1">
            <text:p>63970</text:p>
          </table:table-cell>
          <table:table-cell table:number-columns-repeated="2" table:style-name="ce1"/>
          <table:table-cell office:value-type="float" office:value="64995" table:style-name="ce1">
            <text:p>64995</text:p>
          </table:table-cell>
          <table:table-cell table:number-columns-repeated="3" table:style-name="ce1"/>
          <table:table-cell office:value-type="float" office:value="5.3940000000000001" table:style-name="ce1">
            <text:p>5.394</text:p>
          </table:table-cell>
          <table:table-cell table:style-name="ce1"/>
          <table:table-cell office:value-type="float" office:value="8.9097802370895867" table:formula="of:=[.D84]/[.C84]" table:style-name="ce1">
            <text:p>8.9097802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04.2024</text:p>
          </table:table-cell>
          <table:table-cell office:value-type="float" office:value="36.21" table:style-name="ce1">
            <text:p>36.21</text:p>
          </table:table-cell>
          <table:table-cell office:value-type="float" office:value="7122.1" table:style-name="ce1">
            <text:p>7122.1</text:p>
          </table:table-cell>
          <table:table-cell office:value-type="float" office:value="63356.94" table:style-name="ce1">
            <text:p>63356.94</text:p>
          </table:table-cell>
          <table:table-cell table:number-columns-repeated="2" table:style-name="ce1"/>
          <table:table-cell office:value-type="float" office:value="63660" table:style-name="ce1">
            <text:p>63660</text:p>
          </table:table-cell>
          <table:table-cell office:value-type="float" office:value="64365" table:style-name="ce1">
            <text:p>64365</text:p>
          </table:table-cell>
          <table:table-cell office:value-type="float" office:value="65040" table:style-name="ce1">
            <text:p>65040</text:p>
          </table:table-cell>
          <table:table-cell office:value-type="float" office:value="65565" table:style-name="ce1">
            <text:p>65565</text:p>
          </table:table-cell>
          <table:table-cell office:value-type="float" office:value="66025" table:style-name="ce1">
            <text:p>66025</text:p>
          </table:table-cell>
          <table:table-cell office:value-type="float" office:value="66425" table:style-name="ce1">
            <text:p>66425</text:p>
          </table:table-cell>
          <table:table-cell table:number-columns-repeated="2" table:style-name="ce1"/>
          <table:table-cell office:value-type="float" office:value="67450" table:style-name="ce1">
            <text:p>67450</text:p>
          </table:table-cell>
          <table:table-cell table:number-columns-repeated="3" table:style-name="ce1"/>
          <table:table-cell office:value-type="float" office:value="5.3929999999999998" table:style-name="ce1">
            <text:p>5.393</text:p>
          </table:table-cell>
          <table:table-cell table:style-name="ce1"/>
          <table:table-cell office:value-type="float" office:value="8.8958228612347483" table:formula="of:=[.D85]/[.C85]" table:style-name="ce1">
            <text:p>8.8958228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4.2024</text:p>
          </table:table-cell>
          <table:table-cell office:value-type="float" office:value="36.67" table:style-name="ce1">
            <text:p>36.67</text:p>
          </table:table-cell>
          <table:table-cell office:value-type="float" office:value="7213.86" table:style-name="ce1">
            <text:p>7213.86</text:p>
          </table:table-cell>
          <table:table-cell office:value-type="float" office:value="64257.24" table:style-name="ce1">
            <text:p>64257.24</text:p>
          </table:table-cell>
          <table:table-cell table:number-columns-repeated="2" table:style-name="ce1"/>
          <table:table-cell office:value-type="float" office:value="64355" table:style-name="ce1">
            <text:p>64355</text:p>
          </table:table-cell>
          <table:table-cell office:value-type="float" office:value="65055" table:style-name="ce1">
            <text:p>65055</text:p>
          </table:table-cell>
          <table:table-cell office:value-type="float" office:value="65730" table:style-name="ce1">
            <text:p>65730</text:p>
          </table:table-cell>
          <table:table-cell office:value-type="float" office:value="66285" table:style-name="ce1">
            <text:p>66285</text:p>
          </table:table-cell>
          <table:table-cell office:value-type="float" office:value="66805" table:style-name="ce1">
            <text:p>66805</text:p>
          </table:table-cell>
          <table:table-cell office:value-type="float" office:value="67255" table:style-name="ce1">
            <text:p>67255</text:p>
          </table:table-cell>
          <table:table-cell table:number-columns-repeated="2" table:style-name="ce1"/>
          <table:table-cell office:value-type="float" office:value="68280" table:style-name="ce1">
            <text:p>68280</text:p>
          </table:table-cell>
          <table:table-cell table:number-columns-repeated="3" table:style-name="ce1"/>
          <table:table-cell office:value-type="float" office:value="5.391" table:style-name="ce1">
            <text:p>5.391</text:p>
          </table:table-cell>
          <table:table-cell table:style-name="ce1"/>
          <table:table-cell office:value-type="float" office:value="8.9074697873260646" table:formula="of:=[.D86]/[.C86]" table:style-name="ce1">
            <text:p>8.9074697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04.2024</text:p>
          </table:table-cell>
          <table:table-cell office:value-type="float" office:value="37.93" table:style-name="ce1">
            <text:p>37.93</text:p>
          </table:table-cell>
          <table:table-cell office:value-type="float" office:value="7462.17" table:style-name="ce1">
            <text:p>7462.17</text:p>
          </table:table-cell>
          <table:table-cell office:value-type="float" office:value="66366.91" table:style-name="ce1">
            <text:p>66366.91</text:p>
          </table:table-cell>
          <table:table-cell table:number-columns-repeated="2" table:style-name="ce1"/>
          <table:table-cell office:value-type="float" office:value="66610" table:style-name="ce1">
            <text:p>66610</text:p>
          </table:table-cell>
          <table:table-cell office:value-type="float" office:value="67355" table:style-name="ce1">
            <text:p>67355</text:p>
          </table:table-cell>
          <table:table-cell office:value-type="float" office:value="68070" table:style-name="ce1">
            <text:p>68070</text:p>
          </table:table-cell>
          <table:table-cell office:value-type="float" office:value="68690" table:style-name="ce1">
            <text:p>68690</text:p>
          </table:table-cell>
          <table:table-cell office:value-type="float" office:value="69270" table:style-name="ce1">
            <text:p>69270</text:p>
          </table:table-cell>
          <table:table-cell office:value-type="float" office:value="69775" table:style-name="ce1">
            <text:p>69775</text:p>
          </table:table-cell>
          <table:table-cell table:number-columns-repeated="2" table:style-name="ce1"/>
          <table:table-cell office:value-type="float" office:value="70800" table:style-name="ce1">
            <text:p>70800</text:p>
          </table:table-cell>
          <table:table-cell table:number-columns-repeated="3" table:style-name="ce1"/>
          <table:table-cell office:value-type="float" office:value="5.3929999999999998" table:style-name="ce1">
            <text:p>5.393</text:p>
          </table:table-cell>
          <table:table-cell table:style-name="ce1"/>
          <table:table-cell office:value-type="float" office:value="8.8937815675601062" table:formula="of:=[.D87]/[.C87]" table:style-name="ce1">
            <text:p>8.8937815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04.2024</text:p>
          </table:table-cell>
          <table:table-cell office:value-type="float" office:value="37.9" table:style-name="ce1">
            <text:p>37.9</text:p>
          </table:table-cell>
          <table:table-cell office:value-type="float" office:value="7459.07" table:style-name="ce1">
            <text:p>7459.07</text:p>
          </table:table-cell>
          <table:table-cell office:value-type="float" office:value="66591.48" table:style-name="ce1">
            <text:p>66591.48</text:p>
          </table:table-cell>
          <table:table-cell table:number-columns-repeated="2" table:style-name="ce1"/>
          <table:table-cell office:value-type="float" office:value="66435" table:style-name="ce1">
            <text:p>66435</text:p>
          </table:table-cell>
          <table:table-cell office:value-type="float" office:value="67155" table:style-name="ce1">
            <text:p>67155</text:p>
          </table:table-cell>
          <table:table-cell office:value-type="float" office:value="67880" table:style-name="ce1">
            <text:p>67880</text:p>
          </table:table-cell>
          <table:table-cell office:value-type="float" office:value="68510" table:style-name="ce1">
            <text:p>68510</text:p>
          </table:table-cell>
          <table:table-cell office:value-type="float" office:value="69085" table:style-name="ce1">
            <text:p>69085</text:p>
          </table:table-cell>
          <table:table-cell office:value-type="float" office:value="69590" table:style-name="ce1">
            <text:p>69590</text:p>
          </table:table-cell>
          <table:table-cell table:number-columns-repeated="2" table:style-name="ce1"/>
          <table:table-cell office:value-type="float" office:value="70615" table:style-name="ce1">
            <text:p>70615</text:p>
          </table:table-cell>
          <table:table-cell table:number-columns-repeated="3" table:style-name="ce1"/>
          <table:table-cell office:value-type="float" office:value="5.3929999999999998" table:style-name="ce1">
            <text:p>5.393</text:p>
          </table:table-cell>
          <table:table-cell table:style-name="ce1"/>
          <table:table-cell office:value-type="float" office:value="8.9275848061487562" table:formula="of:=[.D88]/[.C88]" table:style-name="ce1">
            <text:p>8.927584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04.2024</text:p>
          </table:table-cell>
          <table:table-cell office:value-type="float" office:value="36.409999999999997" table:style-name="ce1">
            <text:p>36.41</text:p>
          </table:table-cell>
          <table:table-cell office:value-type="float" office:value="7193.34" table:style-name="ce1">
            <text:p>7193.34</text:p>
          </table:table-cell>
          <table:table-cell office:value-type="float" office:value="64210.01" table:style-name="ce1">
            <text:p>64210.01</text:p>
          </table:table-cell>
          <table:table-cell table:number-columns-repeated="2" table:style-name="ce1"/>
          <table:table-cell office:value-type="float" office:value="63880" table:style-name="ce1">
            <text:p>63880</text:p>
          </table:table-cell>
          <table:table-cell office:value-type="float" office:value="64490" table:style-name="ce1">
            <text:p>64490</text:p>
          </table:table-cell>
          <table:table-cell office:value-type="float" office:value="65155" table:style-name="ce1">
            <text:p>65155</text:p>
          </table:table-cell>
          <table:table-cell office:value-type="float" office:value="65755" table:style-name="ce1">
            <text:p>65755</text:p>
          </table:table-cell>
          <table:table-cell office:value-type="float" office:value="66290" table:style-name="ce1">
            <text:p>66290</text:p>
          </table:table-cell>
          <table:table-cell office:value-type="float" office:value="66805" table:style-name="ce1">
            <text:p>66805</text:p>
          </table:table-cell>
          <table:table-cell table:number-columns-repeated="2" table:style-name="ce1"/>
          <table:table-cell office:value-type="float" office:value="67830" table:style-name="ce1">
            <text:p>67830</text:p>
          </table:table-cell>
          <table:table-cell table:number-columns-repeated="3" table:style-name="ce1"/>
          <table:table-cell office:value-type="float" office:value="5.3810000000000002" table:style-name="ce1">
            <text:p>5.381</text:p>
          </table:table-cell>
          <table:table-cell table:style-name="ce1"/>
          <table:table-cell office:value-type="float" office:value="8.9263137846952869" table:formula="of:=[.D89]/[.C89]" table:style-name="ce1">
            <text:p>8.9263137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04.2024</text:p>
          </table:table-cell>
          <table:table-cell office:value-type="float" office:value="36.86" table:style-name="ce1">
            <text:p>36.86</text:p>
          </table:table-cell>
          <table:table-cell office:value-type="float" office:value="7253.02" table:style-name="ce1">
            <text:p>7253.02</text:p>
          </table:table-cell>
          <table:table-cell office:value-type="float" office:value="64638.26" table:style-name="ce1">
            <text:p>64638.26</text:p>
          </table:table-cell>
          <table:table-cell table:number-columns-repeated="2" table:style-name="ce1"/>
          <table:table-cell office:value-type="float" office:value="64700" table:style-name="ce1">
            <text:p>64700</text:p>
          </table:table-cell>
          <table:table-cell office:value-type="float" office:value="65270" table:style-name="ce1">
            <text:p>65270</text:p>
          </table:table-cell>
          <table:table-cell office:value-type="float" office:value="65855" table:style-name="ce1">
            <text:p>65855</text:p>
          </table:table-cell>
          <table:table-cell office:value-type="float" office:value="66455" table:style-name="ce1">
            <text:p>66455</text:p>
          </table:table-cell>
          <table:table-cell office:value-type="float" office:value="66995" table:style-name="ce1">
            <text:p>66995</text:p>
          </table:table-cell>
          <table:table-cell office:value-type="float" office:value="67495" table:style-name="ce1">
            <text:p>67495</text:p>
          </table:table-cell>
          <table:table-cell table:number-columns-repeated="2" table:style-name="ce1"/>
          <table:table-cell office:value-type="float" office:value="68520" table:style-name="ce1">
            <text:p>68520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8.9119097975739763" table:formula="of:=[.D90]/[.C90]" table:style-name="ce1">
            <text:p>8.9119097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4.2024</text:p>
          </table:table-cell>
          <table:table-cell office:value-type="float" office:value="36.32" table:style-name="ce1">
            <text:p>36.32</text:p>
          </table:table-cell>
          <table:table-cell office:value-type="float" office:value="7165.96" table:style-name="ce1">
            <text:p>7165.96</text:p>
          </table:table-cell>
          <table:table-cell office:value-type="float" office:value="63896.93" table:style-name="ce1">
            <text:p>63896.93</text:p>
          </table:table-cell>
          <table:table-cell table:number-columns-repeated="2" table:style-name="ce1"/>
          <table:table-cell office:value-type="float" office:value="64302.1" table:style-name="ce1">
            <text:p>64302.1</text:p>
          </table:table-cell>
          <table:table-cell office:value-type="float" office:value="64300" table:style-name="ce1">
            <text:p>64300</text:p>
          </table:table-cell>
          <table:table-cell office:value-type="float" office:value="64880" table:style-name="ce1">
            <text:p>64880</text:p>
          </table:table-cell>
          <table:table-cell office:value-type="float" office:value="65465" table:style-name="ce1">
            <text:p>65465</text:p>
          </table:table-cell>
          <table:table-cell office:value-type="float" office:value="65990" table:style-name="ce1">
            <text:p>65990</text:p>
          </table:table-cell>
          <table:table-cell office:value-type="float" office:value="66465" table:style-name="ce1">
            <text:p>66465</text:p>
          </table:table-cell>
          <table:table-cell office:value-type="float" office:value="66940" table:style-name="ce1">
            <text:p>66940</text:p>
          </table:table-cell>
          <table:table-cell table:style-name="ce1"/>
          <table:table-cell office:value-type="float" office:value="67490" table:style-name="ce1">
            <text:p>67490</text:p>
          </table:table-cell>
          <table:table-cell table:number-columns-repeated="3" table:style-name="ce1"/>
          <table:table-cell office:value-type="float" office:value="5.3769999999999998" table:style-name="ce1">
            <text:p>5.377</text:p>
          </table:table-cell>
          <table:table-cell table:style-name="ce1"/>
          <table:table-cell office:value-type="float" office:value="8.9167299287185529" table:formula="of:=[.D91]/[.C91]" table:style-name="ce1">
            <text:p>8.9167299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04.2024</text:p>
          </table:table-cell>
          <table:table-cell office:value-type="float" office:value="35.869999999999997" table:style-name="ce1">
            <text:p>35.87</text:p>
          </table:table-cell>
          <table:table-cell office:value-type="float" office:value="7054.23" table:style-name="ce1">
            <text:p>7054.23</text:p>
          </table:table-cell>
          <table:table-cell office:value-type="float" office:value="62702.81" table:style-name="ce1">
            <text:p>62702.81</text:p>
          </table:table-cell>
          <table:table-cell table:number-columns-repeated="3" table:style-name="ce1"/>
          <table:table-cell office:value-type="float" office:value="63450" table:style-name="ce1">
            <text:p>63450</text:p>
          </table:table-cell>
          <table:table-cell office:value-type="float" office:value="63995" table:style-name="ce1">
            <text:p>63995</text:p>
          </table:table-cell>
          <table:table-cell office:value-type="float" office:value="64565" table:style-name="ce1">
            <text:p>64565</text:p>
          </table:table-cell>
          <table:table-cell office:value-type="float" office:value="65095" table:style-name="ce1">
            <text:p>65095</text:p>
          </table:table-cell>
          <table:table-cell office:value-type="float" office:value="65545" table:style-name="ce1">
            <text:p>65545</text:p>
          </table:table-cell>
          <table:table-cell office:value-type="float" office:value="65945" table:style-name="ce1">
            <text:p>65945</text:p>
          </table:table-cell>
          <table:table-cell table:style-name="ce1"/>
          <table:table-cell office:value-type="float" office:value="66570" table:style-name="ce1">
            <text:p>66570</text:p>
          </table:table-cell>
          <table:table-cell table:number-columns-repeated="3" table:style-name="ce1"/>
          <table:table-cell office:value-type="float" office:value="5.3819999999999997" table:style-name="ce1">
            <text:p>5.382</text:p>
          </table:table-cell>
          <table:table-cell table:style-name="ce1"/>
          <table:table-cell office:value-type="float" office:value="8.8886823934008383" table:formula="of:=[.D92]/[.C92]" table:style-name="ce1">
            <text:p>8.8886823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04.2024</text:p>
          </table:table-cell>
          <table:table-cell office:value-type="float" office:value="33.57" table:style-name="ce1">
            <text:p>33.57</text:p>
          </table:table-cell>
          <table:table-cell office:value-type="float" office:value="6671.09" table:style-name="ce1">
            <text:p>6671.09</text:p>
          </table:table-cell>
          <table:table-cell office:value-type="float" office:value="59948.94" table:style-name="ce1">
            <text:p>59948.94</text:p>
          </table:table-cell>
          <table:table-cell table:number-columns-repeated="3" table:style-name="ce1"/>
          <table:table-cell office:value-type="float" office:value="59400" table:style-name="ce1">
            <text:p>59400</text:p>
          </table:table-cell>
          <table:table-cell office:value-type="float" office:value="59785" table:style-name="ce1">
            <text:p>59785</text:p>
          </table:table-cell>
          <table:table-cell office:value-type="float" office:value="60285" table:style-name="ce1">
            <text:p>60285</text:p>
          </table:table-cell>
          <table:table-cell office:value-type="float" office:value="60810" table:style-name="ce1">
            <text:p>60810</text:p>
          </table:table-cell>
          <table:table-cell office:value-type="float" office:value="61230" table:style-name="ce1">
            <text:p>61230</text:p>
          </table:table-cell>
          <table:table-cell office:value-type="float" office:value="61465" table:style-name="ce1">
            <text:p>61465</text:p>
          </table:table-cell>
          <table:table-cell table:style-name="ce1"/>
          <table:table-cell office:value-type="float" office:value="62285" table:style-name="ce1">
            <text:p>62285</text:p>
          </table:table-cell>
          <table:table-cell table:number-columns-repeated="3" table:style-name="ce1"/>
          <table:table-cell office:value-type="float" office:value="5.3789999999999996" table:style-name="ce1">
            <text:p>5.379</text:p>
          </table:table-cell>
          <table:table-cell table:style-name="ce1"/>
          <table:table-cell office:value-type="float" office:value="8.9863785378401424" table:formula="of:=[.D93]/[.C93]" table:style-name="ce1">
            <text:p>8.986378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05.2024</text:p>
          </table:table-cell>
          <table:table-cell office:value-type="float" office:value="32.39" table:style-name="ce1">
            <text:p>32.39</text:p>
          </table:table-cell>
          <table:table-cell office:value-type="float" office:value="6407.42" table:style-name="ce1">
            <text:p>6407.42</text:p>
          </table:table-cell>
          <table:table-cell office:value-type="float" office:value="57905.95" table:style-name="ce1">
            <text:p>57905.95</text:p>
          </table:table-cell>
          <table:table-cell table:number-columns-repeated="3" table:style-name="ce1"/>
          <table:table-cell office:value-type="float" office:value="57355" table:style-name="ce1">
            <text:p>57355</text:p>
          </table:table-cell>
          <table:table-cell office:value-type="float" office:value="57695" table:style-name="ce1">
            <text:p>57695</text:p>
          </table:table-cell>
          <table:table-cell office:value-type="float" office:value="58130" table:style-name="ce1">
            <text:p>58130</text:p>
          </table:table-cell>
          <table:table-cell office:value-type="float" office:value="58555" table:style-name="ce1">
            <text:p>58555</text:p>
          </table:table-cell>
          <table:table-cell office:value-type="float" office:value="58935" table:style-name="ce1">
            <text:p>58935</text:p>
          </table:table-cell>
          <table:table-cell office:value-type="float" office:value="59215" table:style-name="ce1">
            <text:p>59215</text:p>
          </table:table-cell>
          <table:table-cell table:style-name="ce1"/>
          <table:table-cell office:value-type="float" office:value="60000" table:style-name="ce1">
            <text:p>60000</text:p>
          </table:table-cell>
          <table:table-cell table:number-columns-repeated="3" table:style-name="ce1"/>
          <table:table-cell office:value-type="float" office:value="5.3650000000000002" table:style-name="ce1">
            <text:p>5.365</text:p>
          </table:table-cell>
          <table:table-cell table:style-name="ce1"/>
          <table:table-cell office:value-type="float" office:value="9.0373270364670955" table:formula="of:=[.D94]/[.C94]" table:style-name="ce1">
            <text:p>9.0373270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5.2024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6649.28" table:style-name="ce1">
            <text:p>6649.28</text:p>
          </table:table-cell>
          <table:table-cell office:value-type="float" office:value="59183.8" table:style-name="ce1">
            <text:p>59183.8</text:p>
          </table:table-cell>
          <table:table-cell table:number-columns-repeated="3" table:style-name="ce1"/>
          <table:table-cell office:value-type="float" office:value="59765" table:style-name="ce1">
            <text:p>59765</text:p>
          </table:table-cell>
          <table:table-cell office:value-type="float" office:value="60205" table:style-name="ce1">
            <text:p>60205</text:p>
          </table:table-cell>
          <table:table-cell office:value-type="float" office:value="60715" table:style-name="ce1">
            <text:p>60715</text:p>
          </table:table-cell>
          <table:table-cell office:value-type="float" office:value="61150" table:style-name="ce1">
            <text:p>61150</text:p>
          </table:table-cell>
          <table:table-cell office:value-type="float" office:value="61565" table:style-name="ce1">
            <text:p>61565</text:p>
          </table:table-cell>
          <table:table-cell office:value-type="float" office:value="61880" table:style-name="ce1">
            <text:p>61880</text:p>
          </table:table-cell>
          <table:table-cell table:style-name="ce1"/>
          <table:table-cell office:value-type="float" office:value="62590" table:style-name="ce1">
            <text:p>62590</text:p>
          </table:table-cell>
          <table:table-cell table:number-columns-repeated="3" table:style-name="ce1"/>
          <table:table-cell office:value-type="float" office:value="5.3520000000000003" table:style-name="ce1">
            <text:p>5.352</text:p>
          </table:table-cell>
          <table:table-cell table:style-name="ce1"/>
          <table:table-cell office:value-type="float" office:value="8.9007832426969546" table:formula="of:=[.D95]/[.C95]" table:style-name="ce1">
            <text:p>8.900783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05.2024</text:p>
          </table:table-cell>
          <table:table-cell office:value-type="float" office:value="35.4" table:style-name="ce1">
            <text:p>35.4</text:p>
          </table:table-cell>
          <table:table-cell office:value-type="float" office:value="6953.75" table:style-name="ce1">
            <text:p>6953.75</text:p>
          </table:table-cell>
          <table:table-cell office:value-type="float" office:value="61781.13" table:style-name="ce1">
            <text:p>61781.13</text:p>
          </table:table-cell>
          <table:table-cell table:number-columns-repeated="3" table:style-name="ce1"/>
          <table:table-cell office:value-type="float" office:value="62590" table:style-name="ce1">
            <text:p>62590</text:p>
          </table:table-cell>
          <table:table-cell office:value-type="float" office:value="63095" table:style-name="ce1">
            <text:p>63095</text:p>
          </table:table-cell>
          <table:table-cell office:value-type="float" office:value="63645" table:style-name="ce1">
            <text:p>63645</text:p>
          </table:table-cell>
          <table:table-cell office:value-type="float" office:value="64100" table:style-name="ce1">
            <text:p>64100</text:p>
          </table:table-cell>
          <table:table-cell office:value-type="float" office:value="64480" table:style-name="ce1">
            <text:p>64480</text:p>
          </table:table-cell>
          <table:table-cell office:value-type="float" office:value="64710" table:style-name="ce1">
            <text:p>64710</text:p>
          </table:table-cell>
          <table:table-cell table:style-name="ce1"/>
          <table:table-cell office:value-type="float" office:value="65505" table:style-name="ce1">
            <text:p>65505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8845773863023538" table:formula="of:=[.D96]/[.C96]" table:style-name="ce1">
            <text:p>8.884577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05.2024</text:p>
          </table:table-cell>
          <table:table-cell office:value-type="float" office:value="36.01" table:style-name="ce1">
            <text:p>36.01</text:p>
          </table:table-cell>
          <table:table-cell office:value-type="float" office:value="7085.75" table:style-name="ce1">
            <text:p>7085.75</text:p>
          </table:table-cell>
          <table:table-cell office:value-type="float" office:value="63065.11" table:style-name="ce1">
            <text:p>63065.11</text:p>
          </table:table-cell>
          <table:table-cell table:number-columns-repeated="3" table:style-name="ce1"/>
          <table:table-cell office:value-type="float" office:value="63585" table:style-name="ce1">
            <text:p>63585</text:p>
          </table:table-cell>
          <table:table-cell office:value-type="float" office:value="64100" table:style-name="ce1">
            <text:p>64100</text:p>
          </table:table-cell>
          <table:table-cell office:value-type="float" office:value="64670" table:style-name="ce1">
            <text:p>64670</text:p>
          </table:table-cell>
          <table:table-cell office:value-type="float" office:value="65155" table:style-name="ce1">
            <text:p>65155</text:p>
          </table:table-cell>
          <table:table-cell office:value-type="float" office:value="65555" table:style-name="ce1">
            <text:p>65555</text:p>
          </table:table-cell>
          <table:table-cell office:value-type="float" office:value="65830" table:style-name="ce1">
            <text:p>65830</text:p>
          </table:table-cell>
          <table:table-cell table:style-name="ce1"/>
          <table:table-cell office:value-type="float" office:value="66605" table:style-name="ce1">
            <text:p>66605</text:p>
          </table:table-cell>
          <table:table-cell table:number-columns-repeated="3" table:style-name="ce1"/>
          <table:table-cell office:value-type="float" office:value="5.3840000000000003" table:style-name="ce1">
            <text:p>5.384</text:p>
          </table:table-cell>
          <table:table-cell table:style-name="ce1"/>
          <table:table-cell office:value-type="float" office:value="8.9002730833009913" table:formula="of:=[.D97]/[.C97]" table:style-name="ce1">
            <text:p>8.9002730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05.2024</text:p>
          </table:table-cell>
          <table:table-cell office:value-type="float" office:value="35.93" table:style-name="ce1">
            <text:p>35.93</text:p>
          </table:table-cell>
          <table:table-cell office:value-type="float" office:value="7075.57" table:style-name="ce1">
            <text:p>7075.57</text:p>
          </table:table-cell>
          <table:table-cell office:value-type="float" office:value="63127.18" table:style-name="ce1">
            <text:p>63127.18</text:p>
          </table:table-cell>
          <table:table-cell table:number-columns-repeated="3" table:style-name="ce1"/>
          <table:table-cell office:value-type="float" office:value="63365" table:style-name="ce1">
            <text:p>63365</text:p>
          </table:table-cell>
          <table:table-cell office:value-type="float" office:value="63875" table:style-name="ce1">
            <text:p>63875</text:p>
          </table:table-cell>
          <table:table-cell office:value-type="float" office:value="64410" table:style-name="ce1">
            <text:p>64410</text:p>
          </table:table-cell>
          <table:table-cell office:value-type="float" office:value="64915" table:style-name="ce1">
            <text:p>64915</text:p>
          </table:table-cell>
          <table:table-cell office:value-type="float" office:value="65380" table:style-name="ce1">
            <text:p>65380</text:p>
          </table:table-cell>
          <table:table-cell office:value-type="float" office:value="65645" table:style-name="ce1">
            <text:p>65645</text:p>
          </table:table-cell>
          <table:table-cell table:style-name="ce1"/>
          <table:table-cell office:value-type="float" office:value="66430" table:style-name="ce1">
            <text:p>66430</text:p>
          </table:table-cell>
          <table:table-cell table:number-columns-repeated="3" table:style-name="ce1"/>
          <table:table-cell office:value-type="float" office:value="5.3840000000000003" table:style-name="ce1">
            <text:p>5.384</text:p>
          </table:table-cell>
          <table:table-cell table:style-name="ce1"/>
          <table:table-cell office:value-type="float" office:value="8.9218508190859538" table:formula="of:=[.D98]/[.C98]" table:style-name="ce1">
            <text:p>8.921850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5.2024</text:p>
          </table:table-cell>
          <table:table-cell office:value-type="float" office:value="35.380000000000003" table:style-name="ce1">
            <text:p>35.38</text:p>
          </table:table-cell>
          <table:table-cell office:value-type="float" office:value="6983.15" table:style-name="ce1">
            <text:p>6983.15</text:p>
          </table:table-cell>
          <table:table-cell office:value-type="float" office:value="62269.47" table:style-name="ce1">
            <text:p>62269.47</text:p>
          </table:table-cell>
          <table:table-cell table:number-columns-repeated="3" table:style-name="ce1"/>
          <table:table-cell office:value-type="float" office:value="62460" table:style-name="ce1">
            <text:p>62460</text:p>
          </table:table-cell>
          <table:table-cell office:value-type="float" office:value="62910" table:style-name="ce1">
            <text:p>62910</text:p>
          </table:table-cell>
          <table:table-cell office:value-type="float" office:value="63430" table:style-name="ce1">
            <text:p>63430</text:p>
          </table:table-cell>
          <table:table-cell office:value-type="float" office:value="63900" table:style-name="ce1">
            <text:p>63900</text:p>
          </table:table-cell>
          <table:table-cell office:value-type="float" office:value="64325" table:style-name="ce1">
            <text:p>64325</text:p>
          </table:table-cell>
          <table:table-cell office:value-type="float" office:value="64580" table:style-name="ce1">
            <text:p>64580</text:p>
          </table:table-cell>
          <table:table-cell table:style-name="ce1"/>
          <table:table-cell office:value-type="float" office:value="65375" table:style-name="ce1">
            <text:p>65375</text:p>
          </table:table-cell>
          <table:table-cell table:number-columns-repeated="3" table:style-name="ce1"/>
          <table:table-cell office:value-type="float" office:value="5.3819999999999997" table:style-name="ce1">
            <text:p>5.382</text:p>
          </table:table-cell>
          <table:table-cell table:style-name="ce1"/>
          <table:table-cell office:value-type="float" office:value="8.9171033129748043" table:formula="of:=[.D99]/[.C99]" table:style-name="ce1">
            <text:p>8.9171033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5.2024</text:p>
          </table:table-cell>
          <table:table-cell office:value-type="float" office:value="35.58" table:style-name="ce1">
            <text:p>35.58</text:p>
          </table:table-cell>
          <table:table-cell office:value-type="float" office:value="7004.86" table:style-name="ce1">
            <text:p>7004.86</text:p>
          </table:table-cell>
          <table:table-cell office:value-type="float" office:value="62318.53" table:style-name="ce1">
            <text:p>62318.53</text:p>
          </table:table-cell>
          <table:table-cell table:number-columns-repeated="3" table:style-name="ce1"/>
          <table:table-cell office:value-type="float" office:value="62840" table:style-name="ce1">
            <text:p>62840</text:p>
          </table:table-cell>
          <table:table-cell office:value-type="float" office:value="63305" table:style-name="ce1">
            <text:p>63305</text:p>
          </table:table-cell>
          <table:table-cell office:value-type="float" office:value="63850" table:style-name="ce1">
            <text:p>63850</text:p>
          </table:table-cell>
          <table:table-cell office:value-type="float" office:value="64340" table:style-name="ce1">
            <text:p>64340</text:p>
          </table:table-cell>
          <table:table-cell office:value-type="float" office:value="64745" table:style-name="ce1">
            <text:p>64745</text:p>
          </table:table-cell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795" table:style-name="ce1">
            <text:p>65795</text:p>
          </table:table-cell>
          <table:table-cell table:number-columns-repeated="3" table:style-name="ce1"/>
          <table:table-cell office:value-type="float" office:value="5.3739999999999997" table:style-name="ce1">
            <text:p>5.374</text:p>
          </table:table-cell>
          <table:table-cell table:style-name="ce1"/>
          <table:table-cell office:value-type="float" office:value="8.8964704505157854" table:formula="of:=[.D100]/[.C100]" table:style-name="ce1">
            <text:p>8.8964704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05.2024</text:p>
          </table:table-cell>
          <table:table-cell office:value-type="float" office:value="34.58" table:style-name="ce1">
            <text:p>34.58</text:p>
          </table:table-cell>
          <table:table-cell office:value-type="float" office:value="6808.13" table:style-name="ce1">
            <text:p>6808.13</text:p>
          </table:table-cell>
          <table:table-cell office:value-type="float" office:value="60666.1" table:style-name="ce1">
            <text:p>60666.1</text:p>
          </table:table-cell>
          <table:table-cell table:number-columns-repeated="3" table:style-name="ce1"/>
          <table:table-cell office:value-type="float" office:value="60950" table:style-name="ce1">
            <text:p>60950</text:p>
          </table:table-cell>
          <table:table-cell office:value-type="float" office:value="61380" table:style-name="ce1">
            <text:p>61380</text:p>
          </table:table-cell>
          <table:table-cell office:value-type="float" office:value="61870" table:style-name="ce1">
            <text:p>61870</text:p>
          </table:table-cell>
          <table:table-cell office:value-type="float" office:value="62315" table:style-name="ce1">
            <text:p>62315</text:p>
          </table:table-cell>
          <table:table-cell office:value-type="float" office:value="62715" table:style-name="ce1">
            <text:p>62715</text:p>
          </table:table-cell>
          <table:table-cell office:value-type="float" office:value="63025" table:style-name="ce1">
            <text:p>63025</text:p>
          </table:table-cell>
          <table:table-cell table:style-name="ce1"/>
          <table:table-cell office:value-type="float" office:value="63765" table:style-name="ce1">
            <text:p>63765</text:p>
          </table:table-cell>
          <table:table-cell table:number-columns-repeated="3" table:style-name="ce1"/>
          <table:table-cell office:value-type="float" office:value="5.367" table:style-name="ce1">
            <text:p>5.367</text:p>
          </table:table-cell>
          <table:table-cell table:style-name="ce1"/>
          <table:table-cell office:value-type="float" office:value="8.9108316086796222" table:formula="of:=[.D101]/[.C101]" table:style-name="ce1">
            <text:p>8.9108316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05.2024</text:p>
          </table:table-cell>
          <table:table-cell office:value-type="float" office:value="36" table:style-name="ce1">
            <text:p>36</text:p>
          </table:table-cell>
          <table:table-cell office:value-type="float" office:value="7077.99" table:style-name="ce1">
            <text:p>7077.99</text:p>
          </table:table-cell>
          <table:table-cell office:value-type="float" office:value="62995.51" table:style-name="ce1">
            <text:p>62995.51</text:p>
          </table:table-cell>
          <table:table-cell table:number-columns-repeated="3" table:style-name="ce1"/>
          <table:table-cell office:value-type="float" office:value="63480" table:style-name="ce1">
            <text:p>63480</text:p>
          </table:table-cell>
          <table:table-cell office:value-type="float" office:value="63970" table:style-name="ce1">
            <text:p>63970</text:p>
          </table:table-cell>
          <table:table-cell office:value-type="float" office:value="64515" table:style-name="ce1">
            <text:p>64515</text:p>
          </table:table-cell>
          <table:table-cell office:value-type="float" office:value="64990" table:style-name="ce1">
            <text:p>64990</text:p>
          </table:table-cell>
          <table:table-cell office:value-type="float" office:value="65420" table:style-name="ce1">
            <text:p>65420</text:p>
          </table:table-cell>
          <table:table-cell office:value-type="float" office:value="65725" table:style-name="ce1">
            <text:p>65725</text:p>
          </table:table-cell>
          <table:table-cell table:style-name="ce1"/>
          <table:table-cell office:value-type="float" office:value="66470" table:style-name="ce1">
            <text:p>66470</text:p>
          </table:table-cell>
          <table:table-cell table:number-columns-repeated="3" table:style-name="ce1"/>
          <table:table-cell office:value-type="float" office:value="5.3789999999999996" table:style-name="ce1">
            <text:p>5.379</text:p>
          </table:table-cell>
          <table:table-cell table:style-name="ce1"/>
          <table:table-cell office:value-type="float" office:value="8.9001976549839714" table:formula="of:=[.D102]/[.C102]" table:style-name="ce1">
            <text:p>8.900197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05.2024</text:p>
          </table:table-cell>
          <table:table-cell office:value-type="float" office:value="35.07" table:style-name="ce1">
            <text:p>35.07</text:p>
          </table:table-cell>
          <table:table-cell office:value-type="float" office:value="6910.09" table:style-name="ce1">
            <text:p>6910.09</text:p>
          </table:table-cell>
          <table:table-cell office:value-type="float" office:value="61504.7" table:style-name="ce1">
            <text:p>61504.7</text:p>
          </table:table-cell>
          <table:table-cell table:number-columns-repeated="3" table:style-name="ce1"/>
          <table:table-cell office:value-type="float" office:value="61835" table:style-name="ce1">
            <text:p>61835</text:p>
          </table:table-cell>
          <table:table-cell office:value-type="float" office:value="62325" table:style-name="ce1">
            <text:p>62325</text:p>
          </table:table-cell>
          <table:table-cell office:value-type="float" office:value="62845" table:style-name="ce1">
            <text:p>62845</text:p>
          </table:table-cell>
          <table:table-cell office:value-type="float" office:value="63310" table:style-name="ce1">
            <text:p>63310</text:p>
          </table:table-cell>
          <table:table-cell office:value-type="float" office:value="63740" table:style-name="ce1">
            <text:p>63740</text:p>
          </table:table-cell>
          <table:table-cell office:value-type="float" office:value="64045" table:style-name="ce1">
            <text:p>64045</text:p>
          </table:table-cell>
          <table:table-cell table:style-name="ce1"/>
          <table:table-cell office:value-type="float" office:value="64790" table:style-name="ce1">
            <text:p>64790</text:p>
          </table:table-cell>
          <table:table-cell table:number-columns-repeated="3" table:style-name="ce1"/>
          <table:table-cell office:value-type="float" office:value="5.3710000000000004" table:style-name="ce1">
            <text:p>5.371</text:p>
          </table:table-cell>
          <table:table-cell table:style-name="ce1"/>
          <table:table-cell office:value-type="float" office:value="8.9007089632696523" table:formula="of:=[.D103]/[.C103]" table:style-name="ce1">
            <text:p>8.9007089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5.2024</text:p>
          </table:table-cell>
          <table:table-cell office:value-type="float" office:value="37.67" table:style-name="ce1">
            <text:p>37.67</text:p>
          </table:table-cell>
          <table:table-cell office:value-type="float" office:value="7413.7" table:style-name="ce1">
            <text:p>7413.7</text:p>
          </table:table-cell>
          <table:table-cell office:value-type="float" office:value="65934.12" table:style-name="ce1">
            <text:p>65934.12</text:p>
          </table:table-cell>
          <table:table-cell table:number-columns-repeated="3" table:style-name="ce1"/>
          <table:table-cell office:value-type="float" office:value="66495" table:style-name="ce1">
            <text:p>66495</text:p>
          </table:table-cell>
          <table:table-cell office:value-type="float" office:value="67030" table:style-name="ce1">
            <text:p>67030</text:p>
          </table:table-cell>
          <table:table-cell office:value-type="float" office:value="67630" table:style-name="ce1">
            <text:p>67630</text:p>
          </table:table-cell>
          <table:table-cell office:value-type="float" office:value="68185" table:style-name="ce1">
            <text:p>68185</text:p>
          </table:table-cell>
          <table:table-cell office:value-type="float" office:value="68720" table:style-name="ce1">
            <text:p>68720</text:p>
          </table:table-cell>
          <table:table-cell office:value-type="float" office:value="69055" table:style-name="ce1">
            <text:p>69055</text:p>
          </table:table-cell>
          <table:table-cell table:style-name="ce1"/>
          <table:table-cell office:value-type="float" office:value="69770" table:style-name="ce1">
            <text:p>69770</text:p>
          </table:table-cell>
          <table:table-cell table:number-columns-repeated="3" table:style-name="ce1"/>
          <table:table-cell office:value-type="float" office:value="5.3630000000000004" table:style-name="ce1">
            <text:p>5.363</text:p>
          </table:table-cell>
          <table:table-cell table:style-name="ce1"/>
          <table:table-cell office:value-type="float" office:value="8.8935511283164939" table:formula="of:=[.D104]/[.C104]" table:style-name="ce1">
            <text:p>8.8935511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05.2024</text:p>
          </table:table-cell>
          <table:table-cell office:value-type="float" office:value="37.15" table:style-name="ce1">
            <text:p>37.15</text:p>
          </table:table-cell>
          <table:table-cell office:value-type="float" office:value="7320.52" table:style-name="ce1">
            <text:p>7320.52</text:p>
          </table:table-cell>
          <table:table-cell office:value-type="float" office:value="65299.839999999997" table:style-name="ce1">
            <text:p>65299.84</text:p>
          </table:table-cell>
          <table:table-cell table:number-columns-repeated="3" table:style-name="ce1"/>
          <table:table-cell office:value-type="float" office:value="65445" table:style-name="ce1">
            <text:p>65445</text:p>
          </table:table-cell>
          <table:table-cell office:value-type="float" office:value="65995" table:style-name="ce1">
            <text:p>65995</text:p>
          </table:table-cell>
          <table:table-cell office:value-type="float" office:value="66610" table:style-name="ce1">
            <text:p>66610</text:p>
          </table:table-cell>
          <table:table-cell office:value-type="float" office:value="67190" table:style-name="ce1">
            <text:p>67190</text:p>
          </table:table-cell>
          <table:table-cell office:value-type="float" office:value="67735" table:style-name="ce1">
            <text:p>67735</text:p>
          </table:table-cell>
          <table:table-cell office:value-type="float" office:value="68065" table:style-name="ce1">
            <text:p>68065</text:p>
          </table:table-cell>
          <table:table-cell table:style-name="ce1"/>
          <table:table-cell office:value-type="float" office:value="68785" table:style-name="ce1">
            <text:p>68785</text:p>
          </table:table-cell>
          <table:table-cell table:number-columns-repeated="3" table:style-name="ce1"/>
          <table:table-cell office:value-type="float" office:value="5.3520000000000003" table:style-name="ce1">
            <text:p>5.352</text:p>
          </table:table-cell>
          <table:table-cell table:style-name="ce1"/>
          <table:table-cell office:value-type="float" office:value="8.9201095004180022" table:formula="of:=[.D105]/[.C105]" table:style-name="ce1">
            <text:p>8.9201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05.2024</text:p>
          </table:table-cell>
          <table:table-cell office:value-type="float" office:value="38.28" table:style-name="ce1">
            <text:p>38.28</text:p>
          </table:table-cell>
          <table:table-cell office:value-type="float" office:value="7514.19" table:style-name="ce1">
            <text:p>7514.19</text:p>
          </table:table-cell>
          <table:table-cell office:value-type="float" office:value="66881.06" table:style-name="ce1">
            <text:p>66881.06</text:p>
          </table:table-cell>
          <table:table-cell table:number-columns-repeated="3" table:style-name="ce1"/>
          <table:table-cell office:value-type="float" office:value="67365" table:style-name="ce1">
            <text:p>67365</text:p>
          </table:table-cell>
          <table:table-cell office:value-type="float" office:value="67915" table:style-name="ce1">
            <text:p>67915</text:p>
          </table:table-cell>
          <table:table-cell office:value-type="float" office:value="68555" table:style-name="ce1">
            <text:p>68555</text:p>
          </table:table-cell>
          <table:table-cell office:value-type="float" office:value="69230" table:style-name="ce1">
            <text:p>69230</text:p>
          </table:table-cell>
          <table:table-cell office:value-type="float" office:value="69865" table:style-name="ce1">
            <text:p>69865</text:p>
          </table:table-cell>
          <table:table-cell office:value-type="float" office:value="70285" table:style-name="ce1">
            <text:p>70285</text:p>
          </table:table-cell>
          <table:table-cell table:style-name="ce1"/>
          <table:table-cell office:value-type="float" office:value="70915" table:style-name="ce1">
            <text:p>70915</text:p>
          </table:table-cell>
          <table:table-cell table:number-columns-repeated="3" table:style-name="ce1"/>
          <table:table-cell office:value-type="float" office:value="5.367" table:style-name="ce1">
            <text:p>5.367</text:p>
          </table:table-cell>
          <table:table-cell table:style-name="ce1"/>
          <table:table-cell office:value-type="float" office:value="8.9006346658788242" table:formula="of:=[.D106]/[.C106]" table:style-name="ce1">
            <text:p>8.900634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05.2024</text:p>
          </table:table-cell>
          <table:table-cell office:value-type="float" office:value="39.97" table:style-name="ce1">
            <text:p>39.97</text:p>
          </table:table-cell>
          <table:table-cell office:value-type="float" office:value="7840.55" table:style-name="ce1">
            <text:p>7840.55</text:p>
          </table:table-cell>
          <table:table-cell office:value-type="float" office:value="69360.399999999994" table:style-name="ce1">
            <text:p>69360.4</text:p>
          </table:table-cell>
          <table:table-cell table:number-columns-repeated="3" table:style-name="ce1"/>
          <table:table-cell office:value-type="float" office:value="70435" table:style-name="ce1">
            <text:p>70435</text:p>
          </table:table-cell>
          <table:table-cell office:value-type="float" office:value="70995" table:style-name="ce1">
            <text:p>70995</text:p>
          </table:table-cell>
          <table:table-cell office:value-type="float" office:value="71650" table:style-name="ce1">
            <text:p>71650</text:p>
          </table:table-cell>
          <table:table-cell office:value-type="float" office:value="72315" table:style-name="ce1">
            <text:p>72315</text:p>
          </table:table-cell>
          <table:table-cell office:value-type="float" office:value="72915" table:style-name="ce1">
            <text:p>72915</text:p>
          </table:table-cell>
          <table:table-cell office:value-type="float" office:value="73245" table:style-name="ce1">
            <text:p>73245</text:p>
          </table:table-cell>
          <table:table-cell table:style-name="ce1"/>
          <table:table-cell office:value-type="float" office:value="73965" table:style-name="ce1">
            <text:p>73965</text:p>
          </table:table-cell>
          <table:table-cell table:number-columns-repeated="3" table:style-name="ce1"/>
          <table:table-cell office:value-type="float" office:value="5.375" table:style-name="ce1">
            <text:p>5.375</text:p>
          </table:table-cell>
          <table:table-cell table:style-name="ce1"/>
          <table:table-cell office:value-type="float" office:value="8.8463691960385429" table:formula="of:=[.D107]/[.C107]" table:style-name="ce1">
            <text:p>8.846369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1.05.2024</text:p>
          </table:table-cell>
          <table:table-cell office:value-type="float" office:value="39.47" table:style-name="ce1">
            <text:p>39.47</text:p>
          </table:table-cell>
          <table:table-cell office:value-type="float" office:value="7780.91" table:style-name="ce1">
            <text:p>7780.91</text:p>
          </table:table-cell>
          <table:table-cell office:value-type="float" office:value="69575.16" table:style-name="ce1">
            <text:p>69575.16</text:p>
          </table:table-cell>
          <table:table-cell table:number-columns-repeated="3" table:style-name="ce1"/>
          <table:table-cell office:value-type="float" office:value="69500" table:style-name="ce1">
            <text:p>69500</text:p>
          </table:table-cell>
          <table:table-cell office:value-type="float" office:value="70060" table:style-name="ce1">
            <text:p>70060</text:p>
          </table:table-cell>
          <table:table-cell office:value-type="float" office:value="70720" table:style-name="ce1">
            <text:p>70720</text:p>
          </table:table-cell>
          <table:table-cell office:value-type="float" office:value="71440" table:style-name="ce1">
            <text:p>71440</text:p>
          </table:table-cell>
          <table:table-cell office:value-type="float" office:value="72100" table:style-name="ce1">
            <text:p>72100</text:p>
          </table:table-cell>
          <table:table-cell office:value-type="float" office:value="72585" table:style-name="ce1">
            <text:p>72585</text:p>
          </table:table-cell>
          <table:table-cell table:style-name="ce1"/>
          <table:table-cell office:value-type="float" office:value="73150" table:style-name="ce1">
            <text:p>73150</text:p>
          </table:table-cell>
          <table:table-cell table:number-columns-repeated="3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417767330556455" table:formula="of:=[.D108]/[.C108]" table:style-name="ce1">
            <text:p>8.941776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05.2024</text:p>
          </table:table-cell>
          <table:table-cell office:value-type="float" office:value="39.71" table:style-name="ce1">
            <text:p>39.71</text:p>
          </table:table-cell>
          <table:table-cell office:value-type="float" office:value="7818.18" table:style-name="ce1">
            <text:p>7818.18</text:p>
          </table:table-cell>
          <table:table-cell office:value-type="float" office:value="69608.149999999994" table:style-name="ce1">
            <text:p>69608.15</text:p>
          </table:table-cell>
          <table:table-cell table:number-columns-repeated="3" table:style-name="ce1"/>
          <table:table-cell office:value-type="float" office:value="69815" table:style-name="ce1">
            <text:p>69815</text:p>
          </table:table-cell>
          <table:table-cell office:value-type="float" office:value="70390" table:style-name="ce1">
            <text:p>70390</text:p>
          </table:table-cell>
          <table:table-cell office:value-type="float" office:value="71060" table:style-name="ce1">
            <text:p>71060</text:p>
          </table:table-cell>
          <table:table-cell office:value-type="float" office:value="71790" table:style-name="ce1">
            <text:p>71790</text:p>
          </table:table-cell>
          <table:table-cell office:value-type="float" office:value="72440" table:style-name="ce1">
            <text:p>72440</text:p>
          </table:table-cell>
          <table:table-cell office:value-type="float" office:value="72860" table:style-name="ce1">
            <text:p>72860</text:p>
          </table:table-cell>
          <table:table-cell table:style-name="ce1"/>
          <table:table-cell office:value-type="float" office:value="73490" table:style-name="ce1">
            <text:p>73490</text:p>
          </table:table-cell>
          <table:table-cell table:number-columns-repeated="3" table:style-name="ce1"/>
          <table:table-cell office:value-type="float" office:value="5.3630000000000004" table:style-name="ce1">
            <text:p>5.363</text:p>
          </table:table-cell>
          <table:table-cell table:style-name="ce1"/>
          <table:table-cell office:value-type="float" office:value="8.9033700938069966" table:formula="of:=[.D109]/[.C109]" table:style-name="ce1">
            <text:p>8.9033700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05.2024</text:p>
          </table:table-cell>
          <table:table-cell office:value-type="float" office:value="38.270000000000003" table:style-name="ce1">
            <text:p>38.27</text:p>
          </table:table-cell>
          <table:table-cell office:value-type="float" office:value="7543.13" table:style-name="ce1">
            <text:p>7543.13</text:p>
          </table:table-cell>
          <table:table-cell office:value-type="float" office:value="67337.02" table:style-name="ce1">
            <text:p>67337.02</text:p>
          </table:table-cell>
          <table:table-cell table:number-columns-repeated="3" table:style-name="ce1"/>
          <table:table-cell office:value-type="float" office:value="67205" table:style-name="ce1">
            <text:p>67205</text:p>
          </table:table-cell>
          <table:table-cell office:value-type="float" office:value="67780" table:style-name="ce1">
            <text:p>67780</text:p>
          </table:table-cell>
          <table:table-cell office:value-type="float" office:value="68385" table:style-name="ce1">
            <text:p>68385</text:p>
          </table:table-cell>
          <table:table-cell office:value-type="float" office:value="69105" table:style-name="ce1">
            <text:p>69105</text:p>
          </table:table-cell>
          <table:table-cell office:value-type="float" office:value="69745" table:style-name="ce1">
            <text:p>69745</text:p>
          </table:table-cell>
          <table:table-cell office:value-type="float" office:value="70165" table:style-name="ce1">
            <text:p>70165</text:p>
          </table:table-cell>
          <table:table-cell table:style-name="ce1"/>
          <table:table-cell office:value-type="float" office:value="70795" table:style-name="ce1">
            <text:p>70795</text:p>
          </table:table-cell>
          <table:table-cell table:number-columns-repeated="3" table:style-name="ce1"/>
          <table:table-cell office:value-type="float" office:value="5.3659999999999997" table:style-name="ce1">
            <text:p>5.366</text:p>
          </table:table-cell>
          <table:table-cell table:style-name="ce1"/>
          <table:table-cell office:value-type="float" office:value="8.9269335143368878" table:formula="of:=[.D110]/[.C110]" table:style-name="ce1">
            <text:p>8.9269335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05.2024</text:p>
          </table:table-cell>
          <table:table-cell office:value-type="float" office:value="39.46" table:style-name="ce1">
            <text:p>39.46</text:p>
          </table:table-cell>
          <table:table-cell office:value-type="float" office:value="7751.25" table:style-name="ce1">
            <text:p>7751.25</text:p>
          </table:table-cell>
          <table:table-cell office:value-type="float" office:value="68931.149999999994" table:style-name="ce1">
            <text:p>68931.15</text:p>
          </table:table-cell>
          <table:table-cell table:number-columns-repeated="3" table:style-name="ce1"/>
          <table:table-cell office:value-type="float" office:value="69475" table:style-name="ce1">
            <text:p>69475</text:p>
          </table:table-cell>
          <table:table-cell office:value-type="float" office:value="70065" table:style-name="ce1">
            <text:p>70065</text:p>
          </table:table-cell>
          <table:table-cell office:value-type="float" office:value="70715" table:style-name="ce1">
            <text:p>70715</text:p>
          </table:table-cell>
          <table:table-cell office:value-type="float" office:value="71455" table:style-name="ce1">
            <text:p>71455</text:p>
          </table:table-cell>
          <table:table-cell office:value-type="float" office:value="72105" table:style-name="ce1">
            <text:p>72105</text:p>
          </table:table-cell>
          <table:table-cell office:value-type="float" office:value="72525" table:style-name="ce1">
            <text:p>72525</text:p>
          </table:table-cell>
          <table:table-cell table:style-name="ce1"/>
          <table:table-cell office:value-type="float" office:value="73155" table:style-name="ce1">
            <text:p>73155</text:p>
          </table:table-cell>
          <table:table-cell table:number-columns-repeated="3" table:style-name="ce1"/>
          <table:table-cell office:value-type="float" office:value="5.3819999999999997" table:style-name="ce1">
            <text:p>5.382</text:p>
          </table:table-cell>
          <table:table-cell table:style-name="ce1"/>
          <table:table-cell office:value-type="float" office:value="8.8929075955491044" table:formula="of:=[.D111]/[.C111]" table:style-name="ce1">
            <text:p>8.8929075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05.2024</text:p>
          </table:table-cell>
          <table:table-cell office:value-type="float" office:value="39.46" table:style-name="ce1">
            <text:p>39.46</text:p>
          </table:table-cell>
          <table:table-cell office:value-type="float" office:value="7751.25" table:style-name="ce1">
            <text:p>7751.25</text:p>
          </table:table-cell>
          <table:table-cell office:value-type="float" office:value="69734.27" table:style-name="ce1">
            <text:p>69734.27</text:p>
          </table:table-cell>
          <table:table-cell table:number-columns-repeated="3" table:style-name="ce1"/>
          <table:table-cell office:value-type="float" office:value="69475" table:style-name="ce1">
            <text:p>69475</text:p>
          </table:table-cell>
          <table:table-cell office:value-type="float" office:value="70065" table:style-name="ce1">
            <text:p>70065</text:p>
          </table:table-cell>
          <table:table-cell office:value-type="float" office:value="70715" table:style-name="ce1">
            <text:p>70715</text:p>
          </table:table-cell>
          <table:table-cell office:value-type="float" office:value="71455" table:style-name="ce1">
            <text:p>71455</text:p>
          </table:table-cell>
          <table:table-cell office:value-type="float" office:value="72105" table:style-name="ce1">
            <text:p>72105</text:p>
          </table:table-cell>
          <table:table-cell office:value-type="float" office:value="72525" table:style-name="ce1">
            <text:p>72525</text:p>
          </table:table-cell>
          <table:table-cell table:style-name="ce1"/>
          <table:table-cell office:value-type="float" office:value="73155" table:style-name="ce1">
            <text:p>73155</text:p>
          </table:table-cell>
          <table:table-cell table:number-columns-repeated="3" table:style-name="ce1"/>
          <table:table-cell office:value-type="float" office:value="5.3819999999999997" table:style-name="ce1">
            <text:p>5.382</text:p>
          </table:table-cell>
          <table:table-cell table:style-name="ce1"/>
          <table:table-cell office:value-type="float" office:value="8.9965192710853099" table:formula="of:=[.D112]/[.C112]" table:style-name="ce1">
            <text:p>8.996519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.05.2024</text:p>
          </table:table-cell>
          <table:table-cell office:value-type="float" office:value="38.979999999999997" table:style-name="ce1">
            <text:p>38.98</text:p>
          </table:table-cell>
          <table:table-cell office:value-type="float" office:value="7673.02" table:style-name="ce1">
            <text:p>7673.02</text:p>
          </table:table-cell>
          <table:table-cell office:value-type="float" office:value="68197.31" table:style-name="ce1">
            <text:p>68197.31</text:p>
          </table:table-cell>
          <table:table-cell table:number-columns-repeated="3" table:style-name="ce1"/>
          <table:table-cell office:value-type="float" office:value="68455" table:style-name="ce1">
            <text:p>68455</text:p>
          </table:table-cell>
          <table:table-cell office:value-type="float" office:value="69075" table:style-name="ce1">
            <text:p>69075</text:p>
          </table:table-cell>
          <table:table-cell office:value-type="float" office:value="69695" table:style-name="ce1">
            <text:p>69695</text:p>
          </table:table-cell>
          <table:table-cell office:value-type="float" office:value="70430" table:style-name="ce1">
            <text:p>70430</text:p>
          </table:table-cell>
          <table:table-cell office:value-type="float" office:value="71070" table:style-name="ce1">
            <text:p>71070</text:p>
          </table:table-cell>
          <table:table-cell office:value-type="float" office:value="71505" table:style-name="ce1">
            <text:p>71505</text:p>
          </table:table-cell>
          <table:table-cell table:style-name="ce1"/>
          <table:table-cell office:value-type="float" office:value="72120" table:style-name="ce1">
            <text:p>72120</text:p>
          </table:table-cell>
          <table:table-cell table:number-columns-repeated="3" table:style-name="ce1"/>
          <table:table-cell office:value-type="float" office:value="5.3789999999999996" table:style-name="ce1">
            <text:p>5.379</text:p>
          </table:table-cell>
          <table:table-cell table:style-name="ce1"/>
          <table:table-cell office:value-type="float" office:value="8.8879359105019926" table:formula="of:=[.D113]/[.C113]" table:style-name="ce1">
            <text:p>8.8879359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05.2024</text:p>
          </table:table-cell>
          <table:table-cell office:value-type="float" office:value="38.32" table:style-name="ce1">
            <text:p>38.32</text:p>
          </table:table-cell>
          <table:table-cell office:value-type="float" office:value="7549.46" table:style-name="ce1">
            <text:p>7549.46</text:p>
          </table:table-cell>
          <table:table-cell office:value-type="float" office:value="67409.45" table:style-name="ce1">
            <text:p>67409.45</text:p>
          </table:table-cell>
          <table:table-cell table:number-columns-repeated="3" table:style-name="ce1"/>
          <table:table-cell office:value-type="float" office:value="67185" table:style-name="ce1">
            <text:p>67185</text:p>
          </table:table-cell>
          <table:table-cell office:value-type="float" office:value="67780" table:style-name="ce1">
            <text:p>67780</text:p>
          </table:table-cell>
          <table:table-cell office:value-type="float" office:value="68400" table:style-name="ce1">
            <text:p>68400</text:p>
          </table:table-cell>
          <table:table-cell office:value-type="float" office:value="69110" table:style-name="ce1">
            <text:p>69110</text:p>
          </table:table-cell>
          <table:table-cell office:value-type="float" office:value="69765" table:style-name="ce1">
            <text:p>69765</text:p>
          </table:table-cell>
          <table:table-cell office:value-type="float" office:value="70320" table:style-name="ce1">
            <text:p>70320</text:p>
          </table:table-cell>
          <table:table-cell table:style-name="ce1"/>
          <table:table-cell office:value-type="float" office:value="70815" table:style-name="ce1">
            <text:p>70815</text:p>
          </table:table-cell>
          <table:table-cell table:number-columns-repeated="3" table:style-name="ce1"/>
          <table:table-cell office:value-type="float" office:value="5.3760000000000003" table:style-name="ce1">
            <text:p>5.376</text:p>
          </table:table-cell>
          <table:table-cell table:style-name="ce1"/>
          <table:table-cell office:value-type="float" office:value="8.9290426070208984" table:formula="of:=[.D114]/[.C114]" table:style-name="ce1">
            <text:p>8.9290426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05.2024</text:p>
          </table:table-cell>
          <table:table-cell office:value-type="float" office:value="39.159999999999997" table:style-name="ce1">
            <text:p>39.16</text:p>
          </table:table-cell>
          <table:table-cell office:value-type="float" office:value="7697.77" table:style-name="ce1">
            <text:p>7697.77</text:p>
          </table:table-cell>
          <table:table-cell office:value-type="float" office:value="68949.289999999994" table:style-name="ce1">
            <text:p>68949.29</text:p>
          </table:table-cell>
          <table:table-cell table:number-columns-repeated="3" table:style-name="ce1"/>
          <table:table-cell office:value-type="float" office:value="68675" table:style-name="ce1">
            <text:p>68675</text:p>
          </table:table-cell>
          <table:table-cell office:value-type="float" office:value="69345" table:style-name="ce1">
            <text:p>69345</text:p>
          </table:table-cell>
          <table:table-cell office:value-type="float" office:value="70005" table:style-name="ce1">
            <text:p>70005</text:p>
          </table:table-cell>
          <table:table-cell office:value-type="float" office:value="70765" table:style-name="ce1">
            <text:p>70765</text:p>
          </table:table-cell>
          <table:table-cell office:value-type="float" office:value="71430" table:style-name="ce1">
            <text:p>71430</text:p>
          </table:table-cell>
          <table:table-cell office:value-type="float" office:value="71985" table:style-name="ce1">
            <text:p>71985</text:p>
          </table:table-cell>
          <table:table-cell table:style-name="ce1"/>
          <table:table-cell office:value-type="float" office:value="72480" table:style-name="ce1">
            <text:p>72480</text:p>
          </table:table-cell>
          <table:table-cell table:number-columns-repeated="3" table:style-name="ce1"/>
          <table:table-cell office:value-type="float" office:value="5.38" table:style-name="ce1">
            <text:p>5.38</text:p>
          </table:table-cell>
          <table:table-cell table:style-name="ce1"/>
          <table:table-cell office:value-type="float" office:value="8.9570473007117624" table:formula="of:=[.D115]/[.C115]" table:style-name="ce1">
            <text:p>8.9570473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1.05.2024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7595.04" table:style-name="ce1">
            <text:p>7595.04</text:p>
          </table:table-cell>
          <table:table-cell office:value-type="float" office:value="67488.19" table:style-name="ce1">
            <text:p>67488.19</text:p>
          </table:table-cell>
          <table:table-cell table:number-columns-repeated="3" table:style-name="ce1"/>
          <table:table-cell office:value-type="float" office:value="67633.7" table:style-name="ce1">
            <text:p>67633.7</text:p>
          </table:table-cell>
          <table:table-cell office:value-type="float" office:value="68035" table:style-name="ce1">
            <text:p>68035</text:p>
          </table:table-cell>
          <table:table-cell office:value-type="float" office:value="68605" table:style-name="ce1">
            <text:p>68605</text:p>
          </table:table-cell>
          <table:table-cell office:value-type="float" office:value="69375" table:style-name="ce1">
            <text:p>69375</text:p>
          </table:table-cell>
          <table:table-cell office:value-type="float" office:value="70030" table:style-name="ce1">
            <text:p>70030</text:p>
          </table:table-cell>
          <table:table-cell office:value-type="float" office:value="70580" table:style-name="ce1">
            <text:p>70580</text:p>
          </table:table-cell>
          <table:table-cell office:value-type="float" office:value="71130" table:style-name="ce1">
            <text:p>71130</text:p>
          </table:table-cell>
          <table:table-cell office:value-type="float" office:value="71080" table:style-name="ce1">
            <text:p>71080</text:p>
          </table:table-cell>
          <table:table-cell table:number-columns-repeated="3" table:style-name="ce1"/>
          <table:table-cell office:value-type="float" office:value="5.3609999999999998" table:style-name="ce1">
            <text:p>5.361</text:p>
          </table:table-cell>
          <table:table-cell table:style-name="ce1"/>
          <table:table-cell office:value-type="float" office:value="8.8858241694579618" table:formula="of:=[.D116]/[.C116]" table:style-name="ce1">
            <text:p>8.8858241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06.2024</text:p>
          </table:table-cell>
          <table:table-cell office:value-type="float" office:value="39.44" table:style-name="ce1">
            <text:p>39.44</text:p>
          </table:table-cell>
          <table:table-cell office:value-type="float" office:value="7752.98" table:style-name="ce1">
            <text:p>7752.98</text:p>
          </table:table-cell>
          <table:table-cell office:value-type="float" office:value="69110.05" table:style-name="ce1">
            <text:p>69110.05</text:p>
          </table:table-cell>
          <table:table-cell table:number-columns-repeated="4" table:style-name="ce1"/>
          <table:table-cell office:value-type="float" office:value="69660" table:style-name="ce1">
            <text:p>69660</text:p>
          </table:table-cell>
          <table:table-cell office:value-type="float" office:value="70275" table:style-name="ce1">
            <text:p>70275</text:p>
          </table:table-cell>
          <table:table-cell office:value-type="float" office:value="71070" table:style-name="ce1">
            <text:p>71070</text:p>
          </table:table-cell>
          <table:table-cell office:value-type="float" office:value="71765" table:style-name="ce1">
            <text:p>71765</text:p>
          </table:table-cell>
          <table:table-cell office:value-type="float" office:value="72360" table:style-name="ce1">
            <text:p>72360</text:p>
          </table:table-cell>
          <table:table-cell office:value-type="float" office:value="72840" table:style-name="ce1">
            <text:p>72840</text:p>
          </table:table-cell>
          <table:table-cell office:value-type="float" office:value="73130" table:style-name="ce1">
            <text:p>73130</text:p>
          </table:table-cell>
          <table:table-cell table:number-columns-repeated="3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139982303578762" table:formula="of:=[.D117]/[.C117]" table:style-name="ce1">
            <text:p>8.913998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06.2024</text:p>
          </table:table-cell>
          <table:table-cell office:value-type="float" office:value="40.17" table:style-name="ce1">
            <text:p>40.17</text:p>
          </table:table-cell>
          <table:table-cell office:value-type="float" office:value="7897.93" table:style-name="ce1">
            <text:p>7897.93</text:p>
          </table:table-cell>
          <table:table-cell office:value-type="float" office:value="70469.100000000006" table:style-name="ce1">
            <text:p>70469.1</text:p>
          </table:table-cell>
          <table:table-cell table:number-columns-repeated="4" table:style-name="ce1"/>
          <table:table-cell office:value-type="float" office:value="71085" table:style-name="ce1">
            <text:p>71085</text:p>
          </table:table-cell>
          <table:table-cell office:value-type="float" office:value="71720" table:style-name="ce1">
            <text:p>71720</text:p>
          </table:table-cell>
          <table:table-cell office:value-type="float" office:value="72535" table:style-name="ce1">
            <text:p>72535</text:p>
          </table:table-cell>
          <table:table-cell office:value-type="float" office:value="73220" table:style-name="ce1">
            <text:p>73220</text:p>
          </table:table-cell>
          <table:table-cell office:value-type="float" office:value="73840" table:style-name="ce1">
            <text:p>73840</text:p>
          </table:table-cell>
          <table:table-cell office:value-type="float" office:value="74290" table:style-name="ce1">
            <text:p>74290</text:p>
          </table:table-cell>
          <table:table-cell office:value-type="float" office:value="74570" table:style-name="ce1">
            <text:p>74570</text:p>
          </table:table-cell>
          <table:table-cell table:number-columns-repeated="3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224771554065434" table:formula="of:=[.D118]/[.C118]" table:style-name="ce1">
            <text:p>8.92247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6.2024</text:p>
          </table:table-cell>
          <table:table-cell office:value-type="float" office:value="40.67" table:style-name="ce1">
            <text:p>40.67</text:p>
          </table:table-cell>
          <table:table-cell office:value-type="float" office:value="8001.43" table:style-name="ce1">
            <text:p>8001.43</text:p>
          </table:table-cell>
          <table:table-cell office:value-type="float" office:value="71091.23" table:style-name="ce1">
            <text:p>71091.23</text:p>
          </table:table-cell>
          <table:table-cell table:number-columns-repeated="4" table:style-name="ce1"/>
          <table:table-cell office:value-type="float" office:value="71890" table:style-name="ce1">
            <text:p>71890</text:p>
          </table:table-cell>
          <table:table-cell office:value-type="float" office:value="72545" table:style-name="ce1">
            <text:p>72545</text:p>
          </table:table-cell>
          <table:table-cell office:value-type="float" office:value="73365" table:style-name="ce1">
            <text:p>73365</text:p>
          </table:table-cell>
          <table:table-cell office:value-type="float" office:value="74055" table:style-name="ce1">
            <text:p>74055</text:p>
          </table:table-cell>
          <table:table-cell office:value-type="float" office:value="74660" table:style-name="ce1">
            <text:p>74660</text:p>
          </table:table-cell>
          <table:table-cell office:value-type="float" office:value="75180" table:style-name="ce1">
            <text:p>75180</text:p>
          </table:table-cell>
          <table:table-cell office:value-type="float" office:value="75405" table:style-name="ce1">
            <text:p>75405</text:p>
          </table:table-cell>
          <table:table-cell table:number-columns-repeated="3" table:style-name="ce1"/>
          <table:table-cell office:value-type="float" office:value="5.367" table:style-name="ce1">
            <text:p>5.367</text:p>
          </table:table-cell>
          <table:table-cell table:style-name="ce1"/>
          <table:table-cell office:value-type="float" office:value="8.884815589213428" table:formula="of:=[.D119]/[.C119]" table:style-name="ce1">
            <text:p>8.8848155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06.2024</text:p>
          </table:table-cell>
          <table:table-cell office:value-type="float" office:value="40.159999999999997" table:style-name="ce1">
            <text:p>40.16</text:p>
          </table:table-cell>
          <table:table-cell office:value-type="float" office:value="7916.05" table:style-name="ce1">
            <text:p>7916.05</text:p>
          </table:table-cell>
          <table:table-cell office:value-type="float" office:value="70810.039999999994" table:style-name="ce1">
            <text:p>70810.04</text:p>
          </table:table-cell>
          <table:table-cell table:number-columns-repeated="4" table:style-name="ce1"/>
          <table:table-cell office:value-type="float" office:value="70960" table:style-name="ce1">
            <text:p>70960</text:p>
          </table:table-cell>
          <table:table-cell office:value-type="float" office:value="71585" table:style-name="ce1">
            <text:p>71585</text:p>
          </table:table-cell>
          <table:table-cell office:value-type="float" office:value="72405" table:style-name="ce1">
            <text:p>72405</text:p>
          </table:table-cell>
          <table:table-cell office:value-type="float" office:value="73070" table:style-name="ce1">
            <text:p>73070</text:p>
          </table:table-cell>
          <table:table-cell office:value-type="float" office:value="73635" table:style-name="ce1">
            <text:p>73635</text:p>
          </table:table-cell>
          <table:table-cell office:value-type="float" office:value="74155" table:style-name="ce1">
            <text:p>74155</text:p>
          </table:table-cell>
          <table:table-cell office:value-type="float" office:value="74420" table:style-name="ce1">
            <text:p>74420</text:p>
          </table:table-cell>
          <table:table-cell table:number-columns-repeated="3" table:style-name="ce1"/>
          <table:table-cell office:value-type="float" office:value="5.3540000000000001" table:style-name="ce1">
            <text:p>5.354</text:p>
          </table:table-cell>
          <table:table-cell table:style-name="ce1"/>
          <table:table-cell office:value-type="float" office:value="8.9451228832561682" table:formula="of:=[.D120]/[.C120]" table:style-name="ce1">
            <text:p>8.9451228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06.2024</text:p>
          </table:table-cell>
          <table:table-cell office:value-type="float" office:value="39.42" table:style-name="ce1">
            <text:p>39.42</text:p>
          </table:table-cell>
          <table:table-cell office:value-type="float" office:value="7774.99" table:style-name="ce1">
            <text:p>7774.99</text:p>
          </table:table-cell>
          <table:table-cell office:value-type="float" office:value="69079.89" table:style-name="ce1">
            <text:p>69079.89</text:p>
          </table:table-cell>
          <table:table-cell table:number-columns-repeated="4" table:style-name="ce1"/>
          <table:table-cell office:value-type="float" office:value="69755" table:style-name="ce1">
            <text:p>69755</text:p>
          </table:table-cell>
          <table:table-cell office:value-type="float" office:value="70335" table:style-name="ce1">
            <text:p>70335</text:p>
          </table:table-cell>
          <table:table-cell office:value-type="float" office:value="71125" table:style-name="ce1">
            <text:p>71125</text:p>
          </table:table-cell>
          <table:table-cell office:value-type="float" office:value="71770" table:style-name="ce1">
            <text:p>71770</text:p>
          </table:table-cell>
          <table:table-cell office:value-type="float" office:value="72330" table:style-name="ce1">
            <text:p>72330</text:p>
          </table:table-cell>
          <table:table-cell office:value-type="float" office:value="72855" table:style-name="ce1">
            <text:p>72855</text:p>
          </table:table-cell>
          <table:table-cell office:value-type="float" office:value="73120" table:style-name="ce1">
            <text:p>73120</text:p>
          </table:table-cell>
          <table:table-cell table:number-columns-repeated="3" table:style-name="ce1"/>
          <table:table-cell office:value-type="float" office:value="5.3479999999999999" table:style-name="ce1">
            <text:p>5.348</text:p>
          </table:table-cell>
          <table:table-cell table:style-name="ce1"/>
          <table:table-cell office:value-type="float" office:value="8.8848847394015937" table:formula="of:=[.D121]/[.C121]" table:style-name="ce1">
            <text:p>8.8848847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06.2024</text:p>
          </table:table-cell>
          <table:table-cell office:value-type="float" office:value="39.590000000000003" table:style-name="ce1">
            <text:p>39.59</text:p>
          </table:table-cell>
          <table:table-cell office:value-type="float" office:value="7801" table:style-name="ce1">
            <text:p>7801</text:p>
          </table:table-cell>
          <table:table-cell office:value-type="float" office:value="69635.22" table:style-name="ce1">
            <text:p>69635.22</text:p>
          </table:table-cell>
          <table:table-cell table:number-columns-repeated="4" table:style-name="ce1"/>
          <table:table-cell office:value-type="float" office:value="69875" table:style-name="ce1">
            <text:p>69875</text:p>
          </table:table-cell>
          <table:table-cell office:value-type="float" office:value="70390" table:style-name="ce1">
            <text:p>70390</text:p>
          </table:table-cell>
          <table:table-cell office:value-type="float" office:value="71135" table:style-name="ce1">
            <text:p>71135</text:p>
          </table:table-cell>
          <table:table-cell office:value-type="float" office:value="71760" table:style-name="ce1">
            <text:p>71760</text:p>
          </table:table-cell>
          <table:table-cell office:value-type="float" office:value="72350" table:style-name="ce1">
            <text:p>72350</text:p>
          </table:table-cell>
          <table:table-cell office:value-type="float" office:value="72880" table:style-name="ce1">
            <text:p>72880</text:p>
          </table:table-cell>
          <table:table-cell office:value-type="float" office:value="73210" table:style-name="ce1">
            <text:p>73210</text:p>
          </table:table-cell>
          <table:table-cell table:number-columns-repeated="3" table:style-name="ce1"/>
          <table:table-cell office:value-type="float" office:value="5.3579999999999997" table:style-name="ce1">
            <text:p>5.358</text:p>
          </table:table-cell>
          <table:table-cell table:style-name="ce1"/>
          <table:table-cell office:value-type="float" office:value="8.9264478912959877" table:formula="of:=[.D122]/[.C122]" table:style-name="ce1">
            <text:p>8.926447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06.2024</text:p>
          </table:table-cell>
          <table:table-cell office:value-type="float" office:value="38.43" table:style-name="ce1">
            <text:p>38.43</text:p>
          </table:table-cell>
          <table:table-cell office:value-type="float" office:value="7566.01" table:style-name="ce1">
            <text:p>7566.01</text:p>
          </table:table-cell>
          <table:table-cell office:value-type="float" office:value="67268.17" table:style-name="ce1">
            <text:p>67268.17</text:p>
          </table:table-cell>
          <table:table-cell table:number-columns-repeated="4" table:style-name="ce1"/>
          <table:table-cell office:value-type="float" office:value="67735" table:style-name="ce1">
            <text:p>67735</text:p>
          </table:table-cell>
          <table:table-cell office:value-type="float" office:value="68210" table:style-name="ce1">
            <text:p>68210</text:p>
          </table:table-cell>
          <table:table-cell office:value-type="float" office:value="68850" table:style-name="ce1">
            <text:p>68850</text:p>
          </table:table-cell>
          <table:table-cell office:value-type="float" office:value="69405" table:style-name="ce1">
            <text:p>69405</text:p>
          </table:table-cell>
          <table:table-cell office:value-type="float" office:value="69935" table:style-name="ce1">
            <text:p>69935</text:p>
          </table:table-cell>
          <table:table-cell office:value-type="float" office:value="70405" table:style-name="ce1">
            <text:p>70405</text:p>
          </table:table-cell>
          <table:table-cell office:value-type="float" office:value="70855" table:style-name="ce1">
            <text:p>70855</text:p>
          </table:table-cell>
          <table:table-cell table:number-columns-repeated="3" table:style-name="ce1"/>
          <table:table-cell office:value-type="float" office:value="5.3449999999999998" table:style-name="ce1">
            <text:p>5.345</text:p>
          </table:table-cell>
          <table:table-cell table:style-name="ce1"/>
          <table:table-cell office:value-type="float" office:value="8.8908381035711024" table:formula="of:=[.D123]/[.C123]" table:style-name="ce1">
            <text:p>8.8908381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6.2024</text:p>
          </table:table-cell>
          <table:table-cell office:value-type="float" office:value="38.450000000000003" table:style-name="ce1">
            <text:p>38.45</text:p>
          </table:table-cell>
          <table:table-cell office:value-type="float" office:value="7589.16" table:style-name="ce1">
            <text:p>7589.16</text:p>
          </table:table-cell>
          <table:table-cell office:value-type="float" office:value="68409.17" table:style-name="ce1">
            <text:p>68409.17</text:p>
          </table:table-cell>
          <table:table-cell table:number-columns-repeated="4" table:style-name="ce1"/>
          <table:table-cell office:value-type="float" office:value="67875" table:style-name="ce1">
            <text:p>67875</text:p>
          </table:table-cell>
          <table:table-cell office:value-type="float" office:value="68410" table:style-name="ce1">
            <text:p>68410</text:p>
          </table:table-cell>
          <table:table-cell office:value-type="float" office:value="69085" table:style-name="ce1">
            <text:p>69085</text:p>
          </table:table-cell>
          <table:table-cell office:value-type="float" office:value="69640" table:style-name="ce1">
            <text:p>69640</text:p>
          </table:table-cell>
          <table:table-cell office:value-type="float" office:value="70145" table:style-name="ce1">
            <text:p>70145</text:p>
          </table:table-cell>
          <table:table-cell office:value-type="float" office:value="70690" table:style-name="ce1">
            <text:p>70690</text:p>
          </table:table-cell>
          <table:table-cell office:value-type="float" office:value="71140" table:style-name="ce1">
            <text:p>71140</text:p>
          </table:table-cell>
          <table:table-cell table:number-columns-repeated="3" table:style-name="ce1"/>
          <table:table-cell office:value-type="float" office:value="5.3460000000000001" table:style-name="ce1">
            <text:p>5.346</text:p>
          </table:table-cell>
          <table:table-cell table:style-name="ce1"/>
          <table:table-cell office:value-type="float" office:value="9.0140634800162331" table:formula="of:=[.D124]/[.C124]" table:style-name="ce1">
            <text:p>9.014063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06.2024</text:p>
          </table:table-cell>
          <table:table-cell office:value-type="float" office:value="37.9" table:style-name="ce1">
            <text:p>37.9</text:p>
          </table:table-cell>
          <table:table-cell office:value-type="float" office:value="7479.56" table:style-name="ce1">
            <text:p>7479.56</text:p>
          </table:table-cell>
          <table:table-cell office:value-type="float" office:value="66699.28" table:style-name="ce1">
            <text:p>66699.28</text:p>
          </table:table-cell>
          <table:table-cell table:number-columns-repeated="4" table:style-name="ce1"/>
          <table:table-cell office:value-type="float" office:value="66860" table:style-name="ce1">
            <text:p>66860</text:p>
          </table:table-cell>
          <table:table-cell office:value-type="float" office:value="67400" table:style-name="ce1">
            <text:p>67400</text:p>
          </table:table-cell>
          <table:table-cell office:value-type="float" office:value="67995" table:style-name="ce1">
            <text:p>67995</text:p>
          </table:table-cell>
          <table:table-cell office:value-type="float" office:value="68535" table:style-name="ce1">
            <text:p>68535</text:p>
          </table:table-cell>
          <table:table-cell office:value-type="float" office:value="69045" table:style-name="ce1">
            <text:p>69045</text:p>
          </table:table-cell>
          <table:table-cell office:value-type="float" office:value="69570" table:style-name="ce1">
            <text:p>69570</text:p>
          </table:table-cell>
          <table:table-cell office:value-type="float" office:value="70035" table:style-name="ce1">
            <text:p>70035</text:p>
          </table:table-cell>
          <table:table-cell table:number-columns-repeated="3" table:style-name="ce1"/>
          <table:table-cell office:value-type="float" office:value="5.3250000000000002" table:style-name="ce1">
            <text:p>5.325</text:p>
          </table:table-cell>
          <table:table-cell table:style-name="ce1"/>
          <table:table-cell office:value-type="float" office:value="8.9175406039927481" table:formula="of:=[.D125]/[.C125]" table:style-name="ce1">
            <text:p>8.9175406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06.2024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7345.02" table:style-name="ce1">
            <text:p>7345.02</text:p>
          </table:table-cell>
          <table:table-cell office:value-type="float" office:value="65426.47" table:style-name="ce1">
            <text:p>65426.47</text:p>
          </table:table-cell>
          <table:table-cell table:number-columns-repeated="4" table:style-name="ce1"/>
          <table:table-cell office:value-type="float" office:value="65640" table:style-name="ce1">
            <text:p>65640</text:p>
          </table:table-cell>
          <table:table-cell office:value-type="float" office:value="66190" table:style-name="ce1">
            <text:p>66190</text:p>
          </table:table-cell>
          <table:table-cell office:value-type="float" office:value="66805" table:style-name="ce1">
            <text:p>66805</text:p>
          </table:table-cell>
          <table:table-cell office:value-type="float" office:value="67310" table:style-name="ce1">
            <text:p>67310</text:p>
          </table:table-cell>
          <table:table-cell office:value-type="float" office:value="67815" table:style-name="ce1">
            <text:p>67815</text:p>
          </table:table-cell>
          <table:table-cell office:value-type="float" office:value="68335" table:style-name="ce1">
            <text:p>68335</text:p>
          </table:table-cell>
          <table:table-cell office:value-type="float" office:value="68810" table:style-name="ce1">
            <text:p>68810</text:p>
          </table:table-cell>
          <table:table-cell table:number-columns-repeated="3" table:style-name="ce1"/>
          <table:table-cell office:value-type="float" office:value="5.34" table:style-name="ce1">
            <text:p>5.34</text:p>
          </table:table-cell>
          <table:table-cell table:style-name="ce1"/>
          <table:table-cell office:value-type="float" office:value="8.9075958949056631" table:formula="of:=[.D126]/[.C126]" table:style-name="ce1">
            <text:p>8.907595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06.2024</text:p>
          </table:table-cell>
          <table:table-cell office:value-type="float" office:value="37.979999999999997" table:style-name="ce1">
            <text:p>37.98</text:p>
          </table:table-cell>
          <table:table-cell office:value-type="float" office:value="7476.55" table:style-name="ce1">
            <text:p>7476.55</text:p>
          </table:table-cell>
          <table:table-cell office:value-type="float" office:value="66765.47" table:style-name="ce1">
            <text:p>66765.47</text:p>
          </table:table-cell>
          <table:table-cell table:number-columns-repeated="4" table:style-name="ce1"/>
          <table:table-cell office:value-type="float" office:value="66865" table:style-name="ce1">
            <text:p>66865</text:p>
          </table:table-cell>
          <table:table-cell office:value-type="float" office:value="67460" table:style-name="ce1">
            <text:p>67460</text:p>
          </table:table-cell>
          <table:table-cell office:value-type="float" office:value="68050" table:style-name="ce1">
            <text:p>68050</text:p>
          </table:table-cell>
          <table:table-cell office:value-type="float" office:value="68550" table:style-name="ce1">
            <text:p>68550</text:p>
          </table:table-cell>
          <table:table-cell office:value-type="float" office:value="69065" table:style-name="ce1">
            <text:p>69065</text:p>
          </table:table-cell>
          <table:table-cell office:value-type="float" office:value="69555" table:style-name="ce1">
            <text:p>69555</text:p>
          </table:table-cell>
          <table:table-cell office:value-type="float" office:value="70055" table:style-name="ce1">
            <text:p>70055</text:p>
          </table:table-cell>
          <table:table-cell table:number-columns-repeated="3" table:style-name="ce1"/>
          <table:table-cell office:value-type="float" office:value="5.3369999999999997" table:style-name="ce1">
            <text:p>5.337</text:p>
          </table:table-cell>
          <table:table-cell table:style-name="ce1"/>
          <table:table-cell office:value-type="float" office:value="8.9299837491891321" table:formula="of:=[.D127]/[.C127]" table:style-name="ce1">
            <text:p>8.929983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06.2024</text:p>
          </table:table-cell>
          <table:table-cell office:value-type="float" office:value="36.64" table:style-name="ce1">
            <text:p>36.64</text:p>
          </table:table-cell>
          <table:table-cell office:value-type="float" office:value="7216.05" table:style-name="ce1">
            <text:p>7216.05</text:p>
          </table:table-cell>
          <table:table-cell office:value-type="float" office:value="64399.360000000001" table:style-name="ce1">
            <text:p>64399.36</text:p>
          </table:table-cell>
          <table:table-cell table:number-columns-repeated="4" table:style-name="ce1"/>
          <table:table-cell office:value-type="float" office:value="64475" table:style-name="ce1">
            <text:p>64475</text:p>
          </table:table-cell>
          <table:table-cell office:value-type="float" office:value="65055" table:style-name="ce1">
            <text:p>65055</text:p>
          </table:table-cell>
          <table:table-cell office:value-type="float" office:value="65605" table:style-name="ce1">
            <text:p>65605</text:p>
          </table:table-cell>
          <table:table-cell office:value-type="float" office:value="66065" table:style-name="ce1">
            <text:p>66065</text:p>
          </table:table-cell>
          <table:table-cell office:value-type="float" office:value="66505" table:style-name="ce1">
            <text:p>66505</text:p>
          </table:table-cell>
          <table:table-cell office:value-type="float" office:value="66980" table:style-name="ce1">
            <text:p>66980</text:p>
          </table:table-cell>
          <table:table-cell office:value-type="float" office:value="67425" table:style-name="ce1">
            <text:p>67425</text:p>
          </table:table-cell>
          <table:table-cell table:number-columns-repeated="3" table:style-name="ce1"/>
          <table:table-cell office:value-type="float" office:value="5.2949999999999999" table:style-name="ce1">
            <text:p>5.295</text:p>
          </table:table-cell>
          <table:table-cell table:style-name="ce1"/>
          <table:table-cell office:value-type="float" office:value="8.9244614435875587" table:formula="of:=[.D128]/[.C128]" table:style-name="ce1">
            <text:p>8.9244614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6.2024</text:p>
          </table:table-cell>
          <table:table-cell office:value-type="float" office:value="36.64" table:style-name="ce1">
            <text:p>36.64</text:p>
          </table:table-cell>
          <table:table-cell office:value-type="float" office:value="7216.05" table:style-name="ce1">
            <text:p>7216.05</text:p>
          </table:table-cell>
          <table:table-cell office:value-type="float" office:value="64859.23" table:style-name="ce1">
            <text:p>64859.23</text:p>
          </table:table-cell>
          <table:table-cell table:number-columns-repeated="4" table:style-name="ce1"/>
          <table:table-cell office:value-type="float" office:value="64475" table:style-name="ce1">
            <text:p>64475</text:p>
          </table:table-cell>
          <table:table-cell office:value-type="float" office:value="65055" table:style-name="ce1">
            <text:p>65055</text:p>
          </table:table-cell>
          <table:table-cell office:value-type="float" office:value="65605" table:style-name="ce1">
            <text:p>65605</text:p>
          </table:table-cell>
          <table:table-cell office:value-type="float" office:value="66065" table:style-name="ce1">
            <text:p>66065</text:p>
          </table:table-cell>
          <table:table-cell office:value-type="float" office:value="66505" table:style-name="ce1">
            <text:p>66505</text:p>
          </table:table-cell>
          <table:table-cell office:value-type="float" office:value="66980" table:style-name="ce1">
            <text:p>66980</text:p>
          </table:table-cell>
          <table:table-cell office:value-type="float" office:value="67425" table:style-name="ce1">
            <text:p>67425</text:p>
          </table:table-cell>
          <table:table-cell table:number-columns-repeated="3" table:style-name="ce1"/>
          <table:table-cell office:value-type="float" office:value="5.2949999999999999" table:style-name="ce1">
            <text:p>5.295</text:p>
          </table:table-cell>
          <table:table-cell table:style-name="ce1"/>
          <table:table-cell office:value-type="float" office:value="8.9881902148682453" table:formula="of:=[.D129]/[.C129]" table:style-name="ce1">
            <text:p>8.9881902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06.2024</text:p>
          </table:table-cell>
          <table:table-cell office:value-type="float" office:value="37.04" table:style-name="ce1">
            <text:p>37.04</text:p>
          </table:table-cell>
          <table:table-cell office:value-type="float" office:value="7287.99" table:style-name="ce1">
            <text:p>7287.99</text:p>
          </table:table-cell>
          <table:table-cell office:value-type="float" office:value="64951.64" table:style-name="ce1">
            <text:p>64951.64</text:p>
          </table:table-cell>
          <table:table-cell table:number-columns-repeated="4" table:style-name="ce1"/>
          <table:table-cell office:value-type="float" office:value="65100" table:style-name="ce1">
            <text:p>65100</text:p>
          </table:table-cell>
          <table:table-cell office:value-type="float" office:value="65675" table:style-name="ce1">
            <text:p>65675</text:p>
          </table:table-cell>
          <table:table-cell office:value-type="float" office:value="66260" table:style-name="ce1">
            <text:p>66260</text:p>
          </table:table-cell>
          <table:table-cell office:value-type="float" office:value="66745" table:style-name="ce1">
            <text:p>66745</text:p>
          </table:table-cell>
          <table:table-cell office:value-type="float" office:value="67215" table:style-name="ce1">
            <text:p>67215</text:p>
          </table:table-cell>
          <table:table-cell office:value-type="float" office:value="67580" table:style-name="ce1">
            <text:p>67580</text:p>
          </table:table-cell>
          <table:table-cell office:value-type="float" office:value="68030" table:style-name="ce1">
            <text:p>68030</text:p>
          </table:table-cell>
          <table:table-cell table:number-columns-repeated="3" table:style-name="ce1"/>
          <table:table-cell office:value-type="float" office:value="5.2619999999999996" table:style-name="ce1">
            <text:p>5.262</text:p>
          </table:table-cell>
          <table:table-cell table:style-name="ce1"/>
          <table:table-cell office:value-type="float" office:value="8.9121472449879882" table:formula="of:=[.D130]/[.C130]" table:style-name="ce1">
            <text:p>8.9121472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1.06.2024</text:p>
          </table:table-cell>
          <table:table-cell office:value-type="float" office:value="36.58" table:style-name="ce1">
            <text:p>36.58</text:p>
          </table:table-cell>
          <table:table-cell office:value-type="float" office:value="7196.67" table:style-name="ce1">
            <text:p>7196.67</text:p>
          </table:table-cell>
          <table:table-cell office:value-type="float" office:value="64042.53" table:style-name="ce1">
            <text:p>64042.53</text:p>
          </table:table-cell>
          <table:table-cell table:number-columns-repeated="4" table:style-name="ce1"/>
          <table:table-cell office:value-type="float" office:value="64260" table:style-name="ce1">
            <text:p>64260</text:p>
          </table:table-cell>
          <table:table-cell office:value-type="float" office:value="64810" table:style-name="ce1">
            <text:p>64810</text:p>
          </table:table-cell>
          <table:table-cell office:value-type="float" office:value="65365" table:style-name="ce1">
            <text:p>65365</text:p>
          </table:table-cell>
          <table:table-cell office:value-type="float" office:value="65830" table:style-name="ce1">
            <text:p>65830</text:p>
          </table:table-cell>
          <table:table-cell office:value-type="float" office:value="66290" table:style-name="ce1">
            <text:p>66290</text:p>
          </table:table-cell>
          <table:table-cell office:value-type="float" office:value="66815" table:style-name="ce1">
            <text:p>66815</text:p>
          </table:table-cell>
          <table:table-cell office:value-type="float" office:value="67560" table:style-name="ce1">
            <text:p>67560</text:p>
          </table:table-cell>
          <table:table-cell table:number-columns-repeated="3" table:style-name="ce1"/>
          <table:table-cell office:value-type="float" office:value="5.2910000000000004" table:style-name="ce1">
            <text:p>5.291</text:p>
          </table:table-cell>
          <table:table-cell table:style-name="ce1"/>
          <table:table-cell office:value-type="float" office:value="8.898911579939055" table:formula="of:=[.D131]/[.C131]" table:style-name="ce1">
            <text:p>8.8989115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06.2024</text:p>
          </table:table-cell>
          <table:table-cell office:value-type="float" office:value="33.765000000000001" table:style-name="ce1">
            <text:p>33.765</text:p>
          </table:table-cell>
          <table:table-cell office:value-type="float" office:value="6668.58" table:style-name="ce1">
            <text:p>6668.58</text:p>
          </table:table-cell>
          <table:table-cell office:value-type="float" office:value="59955.9" table:style-name="ce1">
            <text:p>59955.9</text:p>
          </table:table-cell>
          <table:table-cell table:number-columns-repeated="4" table:style-name="ce1"/>
          <table:table-cell office:value-type="float" office:value="59145" table:style-name="ce1">
            <text:p>59145</text:p>
          </table:table-cell>
          <table:table-cell office:value-type="float" office:value="59590" table:style-name="ce1">
            <text:p>59590</text:p>
          </table:table-cell>
          <table:table-cell office:value-type="float" office:value="60085" table:style-name="ce1">
            <text:p>60085</text:p>
          </table:table-cell>
          <table:table-cell office:value-type="float" office:value="60510" table:style-name="ce1">
            <text:p>60510</text:p>
          </table:table-cell>
          <table:table-cell office:value-type="float" office:value="60945" table:style-name="ce1">
            <text:p>60945</text:p>
          </table:table-cell>
          <table:table-cell office:value-type="float" office:value="61400" table:style-name="ce1">
            <text:p>61400</text:p>
          </table:table-cell>
          <table:table-cell office:value-type="float" office:value="61950" table:style-name="ce1">
            <text:p>61950</text:p>
          </table:table-cell>
          <table:table-cell table:number-columns-repeated="3" table:style-name="ce1"/>
          <table:table-cell office:value-type="float" office:value="5.3170000000000002" table:style-name="ce1">
            <text:p>5.317</text:p>
          </table:table-cell>
          <table:table-cell table:style-name="ce1"/>
          <table:table-cell office:value-type="float" office:value="8.9908046390685872" table:formula="of:=[.D132]/[.C132]" table:style-name="ce1">
            <text:p>8.9908046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06.202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6957.28" table:style-name="ce1">
            <text:p>6957.28</text:p>
          </table:table-cell>
          <table:table-cell office:value-type="float" office:value="61961.49" table:style-name="ce1">
            <text:p>61961.49</text:p>
          </table:table-cell>
          <table:table-cell table:number-columns-repeated="4" table:style-name="ce1"/>
          <table:table-cell office:value-type="float" office:value="62055" table:style-name="ce1">
            <text:p>62055</text:p>
          </table:table-cell>
          <table:table-cell office:value-type="float" office:value="62550" table:style-name="ce1">
            <text:p>62550</text:p>
          </table:table-cell>
          <table:table-cell office:value-type="float" office:value="63065" table:style-name="ce1">
            <text:p>63065</text:p>
          </table:table-cell>
          <table:table-cell office:value-type="float" office:value="63505" table:style-name="ce1">
            <text:p>63505</text:p>
          </table:table-cell>
          <table:table-cell office:value-type="float" office:value="63945" table:style-name="ce1">
            <text:p>63945</text:p>
          </table:table-cell>
          <table:table-cell office:value-type="float" office:value="64420" table:style-name="ce1">
            <text:p>64420</text:p>
          </table:table-cell>
          <table:table-cell office:value-type="float" office:value="64920" table:style-name="ce1">
            <text:p>64920</text:p>
          </table:table-cell>
          <table:table-cell table:number-columns-repeated="3" table:style-name="ce1"/>
          <table:table-cell office:value-type="float" office:value="5.32" table:style-name="ce1">
            <text:p>5.32</text:p>
          </table:table-cell>
          <table:table-cell table:style-name="ce1"/>
          <table:table-cell office:value-type="float" office:value="8.9059934342156701" table:formula="of:=[.D133]/[.C133]" table:style-name="ce1">
            <text:p>8.9059934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6.2024</text:p>
          </table:table-cell>
          <table:table-cell office:value-type="float" office:value="34.71" table:style-name="ce1">
            <text:p>34.71</text:p>
          </table:table-cell>
          <table:table-cell office:value-type="float" office:value="6839.1" table:style-name="ce1">
            <text:p>6839.1</text:p>
          </table:table-cell>
          <table:table-cell office:value-type="float" office:value="60810.05" table:style-name="ce1">
            <text:p>60810.05</text:p>
          </table:table-cell>
          <table:table-cell table:number-columns-repeated="4" table:style-name="ce1"/>
          <table:table-cell office:value-type="float" office:value="60940" table:style-name="ce1">
            <text:p>60940</text:p>
          </table:table-cell>
          <table:table-cell office:value-type="float" office:value="61430" table:style-name="ce1">
            <text:p>61430</text:p>
          </table:table-cell>
          <table:table-cell office:value-type="float" office:value="61935" table:style-name="ce1">
            <text:p>61935</text:p>
          </table:table-cell>
          <table:table-cell office:value-type="float" office:value="62385" table:style-name="ce1">
            <text:p>62385</text:p>
          </table:table-cell>
          <table:table-cell office:value-type="float" office:value="62825" table:style-name="ce1">
            <text:p>62825</text:p>
          </table:table-cell>
          <table:table-cell office:value-type="float" office:value="63280" table:style-name="ce1">
            <text:p>63280</text:p>
          </table:table-cell>
          <table:table-cell office:value-type="float" office:value="63775" table:style-name="ce1">
            <text:p>63775</text:p>
          </table:table-cell>
          <table:table-cell table:number-columns-repeated="3" table:style-name="ce1"/>
          <table:table-cell office:value-type="float" office:value="5.327" table:style-name="ce1">
            <text:p>5.327</text:p>
          </table:table-cell>
          <table:table-cell table:style-name="ce1"/>
          <table:table-cell office:value-type="float" office:value="8.8915281250456939" table:formula="of:=[.D134]/[.C134]" table:style-name="ce1">
            <text:p>8.8915281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06.2024</text:p>
          </table:table-cell>
          <table:table-cell office:value-type="float" office:value="34.979999999999997" table:style-name="ce1">
            <text:p>34.98</text:p>
          </table:table-cell>
          <table:table-cell office:value-type="float" office:value="6890.6" table:style-name="ce1">
            <text:p>6890.6</text:p>
          </table:table-cell>
          <table:table-cell office:value-type="float" office:value="61490.26" table:style-name="ce1">
            <text:p>61490.26</text:p>
          </table:table-cell>
          <table:table-cell table:number-columns-repeated="4" table:style-name="ce1"/>
          <table:table-cell office:value-type="float" office:value="61365" table:style-name="ce1">
            <text:p>61365</text:p>
          </table:table-cell>
          <table:table-cell office:value-type="float" office:value="61845" table:style-name="ce1">
            <text:p>61845</text:p>
          </table:table-cell>
          <table:table-cell office:value-type="float" office:value="62425" table:style-name="ce1">
            <text:p>62425</text:p>
          </table:table-cell>
          <table:table-cell office:value-type="float" office:value="62900" table:style-name="ce1">
            <text:p>62900</text:p>
          </table:table-cell>
          <table:table-cell office:value-type="float" office:value="63355" table:style-name="ce1">
            <text:p>63355</text:p>
          </table:table-cell>
          <table:table-cell office:value-type="float" office:value="63810" table:style-name="ce1">
            <text:p>63810</text:p>
          </table:table-cell>
          <table:table-cell office:value-type="float" office:value="64305" table:style-name="ce1">
            <text:p>64305</text:p>
          </table:table-cell>
          <table:table-cell table:number-columns-repeated="3" table:style-name="ce1"/>
          <table:table-cell office:value-type="float" office:value="5.3259999999999996" table:style-name="ce1">
            <text:p>5.326</text:p>
          </table:table-cell>
          <table:table-cell table:style-name="ce1"/>
          <table:table-cell office:value-type="float" office:value="8.9237889298464577" table:formula="of:=[.D135]/[.C135]" table:style-name="ce1">
            <text:p>8.923788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.06.2024</text:p>
          </table:table-cell>
          <table:table-cell office:value-type="float" office:value="34.14" table:style-name="ce1">
            <text:p>34.14</text:p>
          </table:table-cell>
          <table:table-cell office:value-type="float" office:value="6746.36" table:style-name="ce1">
            <text:p>6746.36</text:p>
          </table:table-cell>
          <table:table-cell office:value-type="float" office:value="60330.17" table:style-name="ce1">
            <text:p>60330.17</text:p>
          </table:table-cell>
          <table:table-cell table:number-columns-repeated="4" table:style-name="ce1"/>
          <table:table-cell office:value-type="float" office:value="61024.2" table:style-name="ce1">
            <text:p>61024.2</text:p>
          </table:table-cell>
          <table:table-cell office:value-type="float" office:value="60325" table:style-name="ce1">
            <text:p>60325</text:p>
          </table:table-cell>
          <table:table-cell office:value-type="float" office:value="60910" table:style-name="ce1">
            <text:p>60910</text:p>
          </table:table-cell>
          <table:table-cell office:value-type="float" office:value="61375" table:style-name="ce1">
            <text:p>61375</text:p>
          </table:table-cell>
          <table:table-cell office:value-type="float" office:value="61840" table:style-name="ce1">
            <text:p>61840</text:p>
          </table:table-cell>
          <table:table-cell office:value-type="float" office:value="62315" table:style-name="ce1">
            <text:p>62315</text:p>
          </table:table-cell>
          <table:table-cell office:value-type="float" office:value="62825" table:style-name="ce1">
            <text:p>62825</text:p>
          </table:table-cell>
          <table:table-cell table:number-columns-repeated="3" table:style-name="ce1"/>
          <table:table-cell office:value-type="float" office:value="5.3230000000000004" table:style-name="ce1">
            <text:p>5.323</text:p>
          </table:table-cell>
          <table:table-cell table:style-name="ce1"/>
          <table:table-cell office:value-type="float" office:value="8.9426253564885361" table:formula="of:=[.D136]/[.C136]" table:style-name="ce1">
            <text:p>8.9426253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07.2024</text:p>
          </table:table-cell>
          <table:table-cell office:value-type="float" office:value="36" table:style-name="ce1">
            <text:p>36</text:p>
          </table:table-cell>
          <table:table-cell office:value-type="float" office:value="7084.65" table:style-name="ce1">
            <text:p>7084.65</text:p>
          </table:table-cell>
          <table:table-cell office:value-type="float" office:value="63304.57" table:style-name="ce1">
            <text:p>63304.57</text:p>
          </table:table-cell>
          <table:table-cell table:number-columns-repeated="5" table:style-name="ce1"/>
          <table:table-cell office:value-type="float" office:value="63695" table:style-name="ce1">
            <text:p>63695</text:p>
          </table:table-cell>
          <table:table-cell office:value-type="float" office:value="64310" table:style-name="ce1">
            <text:p>64310</text:p>
          </table:table-cell>
          <table:table-cell office:value-type="float" office:value="64810" table:style-name="ce1">
            <text:p>64810</text:p>
          </table:table-cell>
          <table:table-cell office:value-type="float" office:value="65270" table:style-name="ce1">
            <text:p>65270</text:p>
          </table:table-cell>
          <table:table-cell office:value-type="float" office:value="65770" table:style-name="ce1">
            <text:p>65770</text:p>
          </table:table-cell>
          <table:table-cell office:value-type="float" office:value="66280" table:style-name="ce1">
            <text:p>66280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8.9354548213390927" table:formula="of:=[.D137]/[.C137]" table:style-name="ce1">
            <text:p>8.9354548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7.2024</text:p>
          </table:table-cell>
          <table:table-cell office:value-type="float" office:value="35.22" table:style-name="ce1">
            <text:p>35.22</text:p>
          </table:table-cell>
          <table:table-cell office:value-type="float" office:value="6944.42" table:style-name="ce1">
            <text:p>6944.42</text:p>
          </table:table-cell>
          <table:table-cell office:value-type="float" office:value="61990.58" table:style-name="ce1">
            <text:p>61990.58</text:p>
          </table:table-cell>
          <table:table-cell table:number-columns-repeated="5" table:style-name="ce1"/>
          <table:table-cell office:value-type="float" office:value="62185" table:style-name="ce1">
            <text:p>62185</text:p>
          </table:table-cell>
          <table:table-cell office:value-type="float" office:value="62800" table:style-name="ce1">
            <text:p>62800</text:p>
          </table:table-cell>
          <table:table-cell office:value-type="float" office:value="63250" table:style-name="ce1">
            <text:p>63250</text:p>
          </table:table-cell>
          <table:table-cell office:value-type="float" office:value="63715" table:style-name="ce1">
            <text:p>63715</text:p>
          </table:table-cell>
          <table:table-cell office:value-type="float" office:value="64200" table:style-name="ce1">
            <text:p>64200</text:p>
          </table:table-cell>
          <table:table-cell office:value-type="float" office:value="64710" table:style-name="ce1">
            <text:p>64710</text:p>
          </table:table-cell>
          <table:table-cell table:number-columns-repeated="3" table:style-name="ce1"/>
          <table:table-cell office:value-type="float" office:value="5.3639999999999999" table:style-name="ce1">
            <text:p>5.364</text:p>
          </table:table-cell>
          <table:table-cell table:style-name="ce1"/>
          <table:table-cell office:value-type="float" office:value="8.9266749418957954" table:formula="of:=[.D138]/[.C138]" table:style-name="ce1">
            <text:p>8.9266749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07.2024</text:p>
          </table:table-cell>
          <table:table-cell office:value-type="float" office:value="34.44" table:style-name="ce1">
            <text:p>34.44</text:p>
          </table:table-cell>
          <table:table-cell office:value-type="float" office:value="6703.36" table:style-name="ce1">
            <text:p>6703.36</text:p>
          </table:table-cell>
          <table:table-cell office:value-type="float" office:value="59906.28" table:style-name="ce1">
            <text:p>59906.28</text:p>
          </table:table-cell>
          <table:table-cell table:number-columns-repeated="5" table:style-name="ce1"/>
          <table:table-cell office:value-type="float" office:value="59825" table:style-name="ce1">
            <text:p>59825</text:p>
          </table:table-cell>
          <table:table-cell office:value-type="float" office:value="60450" table:style-name="ce1">
            <text:p>60450</text:p>
          </table:table-cell>
          <table:table-cell office:value-type="float" office:value="60880" table:style-name="ce1">
            <text:p>60880</text:p>
          </table:table-cell>
          <table:table-cell office:value-type="float" office:value="61315" table:style-name="ce1">
            <text:p>61315</text:p>
          </table:table-cell>
          <table:table-cell office:value-type="float" office:value="61760" table:style-name="ce1">
            <text:p>61760</text:p>
          </table:table-cell>
          <table:table-cell office:value-type="float" office:value="62245" table:style-name="ce1">
            <text:p>62245</text:p>
          </table:table-cell>
          <table:table-cell table:number-columns-repeated="3" table:style-name="ce1"/>
          <table:table-cell office:value-type="float" office:value="5.3529999999999998" table:style-name="ce1">
            <text:p>5.353</text:p>
          </table:table-cell>
          <table:table-cell table:style-name="ce1"/>
          <table:table-cell office:value-type="float" office:value="8.9367541054038568" table:formula="of:=[.D139]/[.C139]" table:style-name="ce1">
            <text:p>8.9367541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07.2024</text:p>
          </table:table-cell>
          <table:table-cell office:value-type="float" office:value="34.44" table:style-name="ce1">
            <text:p>34.44</text:p>
          </table:table-cell>
          <table:table-cell office:value-type="float" office:value="6703.36" table:style-name="ce1">
            <text:p>6703.36</text:p>
          </table:table-cell>
          <table:table-cell office:value-type="float" office:value="58348.42" table:style-name="ce1">
            <text:p>58348.42</text:p>
          </table:table-cell>
          <table:table-cell table:number-columns-repeated="5" table:style-name="ce1"/>
          <table:table-cell office:value-type="float" office:value="59825" table:style-name="ce1">
            <text:p>59825</text:p>
          </table:table-cell>
          <table:table-cell office:value-type="float" office:value="60450" table:style-name="ce1">
            <text:p>60450</text:p>
          </table:table-cell>
          <table:table-cell office:value-type="float" office:value="60880" table:style-name="ce1">
            <text:p>60880</text:p>
          </table:table-cell>
          <table:table-cell office:value-type="float" office:value="61315" table:style-name="ce1">
            <text:p>61315</text:p>
          </table:table-cell>
          <table:table-cell office:value-type="float" office:value="61760" table:style-name="ce1">
            <text:p>61760</text:p>
          </table:table-cell>
          <table:table-cell office:value-type="float" office:value="62245" table:style-name="ce1">
            <text:p>62245</text:p>
          </table:table-cell>
          <table:table-cell table:number-columns-repeated="3" table:style-name="ce1"/>
          <table:table-cell office:value-type="float" office:value="5.3380000000000001" table:style-name="ce1">
            <text:p>5.338</text:p>
          </table:table-cell>
          <table:table-cell table:style-name="ce1"/>
          <table:table-cell office:value-type="float" office:value="8.7043542342944438" table:formula="of:=[.D140]/[.C140]" table:style-name="ce1">
            <text:p>8.7043542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7.2024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6341.63" table:style-name="ce1">
            <text:p>6341.63</text:p>
          </table:table-cell>
          <table:table-cell office:value-type="float" office:value="56533.62" table:style-name="ce1">
            <text:p>56533.62</text:p>
          </table:table-cell>
          <table:table-cell table:number-columns-repeated="5" table:style-name="ce1"/>
          <table:table-cell office:value-type="float" office:value="56685" table:style-name="ce1">
            <text:p>56685</text:p>
          </table:table-cell>
          <table:table-cell office:value-type="float" office:value="57290" table:style-name="ce1">
            <text:p>57290</text:p>
          </table:table-cell>
          <table:table-cell office:value-type="float" office:value="57695" table:style-name="ce1">
            <text:p>57695</text:p>
          </table:table-cell>
          <table:table-cell office:value-type="float" office:value="58100" table:style-name="ce1">
            <text:p>58100</text:p>
          </table:table-cell>
          <table:table-cell office:value-type="float" office:value="58540" table:style-name="ce1">
            <text:p>58540</text:p>
          </table:table-cell>
          <table:table-cell office:value-type="float" office:value="59025" table:style-name="ce1">
            <text:p>59025</text:p>
          </table:table-cell>
          <table:table-cell table:number-columns-repeated="3" table:style-name="ce1"/>
          <table:table-cell office:value-type="float" office:value="5.3490000000000002" table:style-name="ce1">
            <text:p>5.349</text:p>
          </table:table-cell>
          <table:table-cell table:style-name="ce1"/>
          <table:table-cell office:value-type="float" office:value="8.9146828181398163" table:formula="of:=[.D141]/[.C141]" table:style-name="ce1">
            <text:p>8.9146828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7.2024</text:p>
          </table:table-cell>
          <table:table-cell office:value-type="float" office:value="32.159999999999997" table:style-name="ce1">
            <text:p>32.16</text:p>
          </table:table-cell>
          <table:table-cell office:value-type="float" office:value="6334.17" table:style-name="ce1">
            <text:p>6334.17</text:p>
          </table:table-cell>
          <table:table-cell office:value-type="float" office:value="56315.77" table:style-name="ce1">
            <text:p>56315.77</text:p>
          </table:table-cell>
          <table:table-cell table:number-columns-repeated="5" table:style-name="ce1"/>
          <table:table-cell office:value-type="float" office:value="56755" table:style-name="ce1">
            <text:p>56755</text:p>
          </table:table-cell>
          <table:table-cell office:value-type="float" office:value="57360" table:style-name="ce1">
            <text:p>57360</text:p>
          </table:table-cell>
          <table:table-cell office:value-type="float" office:value="57755" table:style-name="ce1">
            <text:p>57755</text:p>
          </table:table-cell>
          <table:table-cell office:value-type="float" office:value="58205" table:style-name="ce1">
            <text:p>58205</text:p>
          </table:table-cell>
          <table:table-cell office:value-type="float" office:value="58640" table:style-name="ce1">
            <text:p>58640</text:p>
          </table:table-cell>
          <table:table-cell office:value-type="float" office:value="59125" table:style-name="ce1">
            <text:p>59125</text:p>
          </table:table-cell>
          <table:table-cell table:number-columns-repeated="3" table:style-name="ce1"/>
          <table:table-cell office:value-type="float" office:value="5.3630000000000004" table:style-name="ce1">
            <text:p>5.363</text:p>
          </table:table-cell>
          <table:table-cell table:style-name="ce1"/>
          <table:table-cell office:value-type="float" office:value="8.8907891641683126" table:formula="of:=[.D142]/[.C142]" table:style-name="ce1">
            <text:p>8.89078916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7.2024</text:p>
          </table:table-cell>
          <table:table-cell office:value-type="float" office:value="32.96" table:style-name="ce1">
            <text:p>32.96</text:p>
          </table:table-cell>
          <table:table-cell office:value-type="float" office:value="6486.89" table:style-name="ce1">
            <text:p>6486.89</text:p>
          </table:table-cell>
          <table:table-cell office:value-type="float" office:value="57780.4" table:style-name="ce1">
            <text:p>57780.4</text:p>
          </table:table-cell>
          <table:table-cell table:number-columns-repeated="5" table:style-name="ce1"/>
          <table:table-cell office:value-type="float" office:value="58160" table:style-name="ce1">
            <text:p>58160</text:p>
          </table:table-cell>
          <table:table-cell office:value-type="float" office:value="58770" table:style-name="ce1">
            <text:p>58770</text:p>
          </table:table-cell>
          <table:table-cell office:value-type="float" office:value="59165" table:style-name="ce1">
            <text:p>59165</text:p>
          </table:table-cell>
          <table:table-cell office:value-type="float" office:value="59590" table:style-name="ce1">
            <text:p>59590</text:p>
          </table:table-cell>
          <table:table-cell office:value-type="float" office:value="60025" table:style-name="ce1">
            <text:p>60025</text:p>
          </table:table-cell>
          <table:table-cell office:value-type="float" office:value="60510" table:style-name="ce1">
            <text:p>60510</text:p>
          </table:table-cell>
          <table:table-cell table:number-columns-repeated="3" table:style-name="ce1"/>
          <table:table-cell office:value-type="float" office:value="5.3250000000000002" table:style-name="ce1">
            <text:p>5.325</text:p>
          </table:table-cell>
          <table:table-cell table:style-name="ce1"/>
          <table:table-cell office:value-type="float" office:value="8.9072575610192253" table:formula="of:=[.D143]/[.C143]" table:style-name="ce1">
            <text:p>8.9072575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07.2024</text:p>
          </table:table-cell>
          <table:table-cell office:value-type="float" office:value="32.67" table:style-name="ce1">
            <text:p>32.67</text:p>
          </table:table-cell>
          <table:table-cell office:value-type="float" office:value="6446.39" table:style-name="ce1">
            <text:p>6446.39</text:p>
          </table:table-cell>
          <table:table-cell office:value-type="float" office:value="57461.96" table:style-name="ce1">
            <text:p>57461.96</text:p>
          </table:table-cell>
          <table:table-cell table:number-columns-repeated="5" table:style-name="ce1"/>
          <table:table-cell office:value-type="float" office:value="57625" table:style-name="ce1">
            <text:p>57625</text:p>
          </table:table-cell>
          <table:table-cell office:value-type="float" office:value="58230" table:style-name="ce1">
            <text:p>58230</text:p>
          </table:table-cell>
          <table:table-cell office:value-type="float" office:value="58630" table:style-name="ce1">
            <text:p>58630</text:p>
          </table:table-cell>
          <table:table-cell office:value-type="float" office:value="59025" table:style-name="ce1">
            <text:p>59025</text:p>
          </table:table-cell>
          <table:table-cell office:value-type="float" office:value="59460" table:style-name="ce1">
            <text:p>59460</text:p>
          </table:table-cell>
          <table:table-cell office:value-type="float" office:value="59945" table:style-name="ce1">
            <text:p>59945</text:p>
          </table:table-cell>
          <table:table-cell table:number-columns-repeated="3" table:style-name="ce1"/>
          <table:table-cell office:value-type="float" office:value="5.33" table:style-name="ce1">
            <text:p>5.33</text:p>
          </table:table-cell>
          <table:table-cell table:style-name="ce1"/>
          <table:table-cell office:value-type="float" office:value="8.91381998296721" table:formula="of:=[.D144]/[.C144]" table:style-name="ce1">
            <text:p>8.9138199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07.2024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6446.81" table:style-name="ce1">
            <text:p>6446.81</text:p>
          </table:table-cell>
          <table:table-cell office:value-type="float" office:value="57570" table:style-name="ce1">
            <text:p>57570</text:p>
          </table:table-cell>
          <table:table-cell table:number-columns-repeated="5" table:style-name="ce1"/>
          <table:table-cell office:value-type="float" office:value="57580" table:style-name="ce1">
            <text:p>57580</text:p>
          </table:table-cell>
          <table:table-cell office:value-type="float" office:value="58185" table:style-name="ce1">
            <text:p>58185</text:p>
          </table:table-cell>
          <table:table-cell office:value-type="float" office:value="58590" table:style-name="ce1">
            <text:p>58590</text:p>
          </table:table-cell>
          <table:table-cell office:value-type="float" office:value="58980" table:style-name="ce1">
            <text:p>58980</text:p>
          </table:table-cell>
          <table:table-cell office:value-type="float" office:value="59415" table:style-name="ce1">
            <text:p>59415</text:p>
          </table:table-cell>
          <table:table-cell office:value-type="float" office:value="59900" table:style-name="ce1">
            <text:p>59900</text:p>
          </table:table-cell>
          <table:table-cell table:number-columns-repeated="3" table:style-name="ce1"/>
          <table:table-cell office:value-type="float" office:value="5.3179999999999996" table:style-name="ce1">
            <text:p>5.318</text:p>
          </table:table-cell>
          <table:table-cell table:style-name="ce1"/>
          <table:table-cell office:value-type="float" office:value="8.9299979369641722" table:formula="of:=[.D145]/[.C145]" table:style-name="ce1">
            <text:p>8.9299979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7.2024</text:p>
          </table:table-cell>
          <table:table-cell office:value-type="float" office:value="32.85" table:style-name="ce1">
            <text:p>32.85</text:p>
          </table:table-cell>
          <table:table-cell office:value-type="float" office:value="6475.18" table:style-name="ce1">
            <text:p>6475.18</text:p>
          </table:table-cell>
          <table:table-cell office:value-type="float" office:value="57932.87" table:style-name="ce1">
            <text:p>57932.87</text:p>
          </table:table-cell>
          <table:table-cell table:number-columns-repeated="5" table:style-name="ce1"/>
          <table:table-cell office:value-type="float" office:value="57845" table:style-name="ce1">
            <text:p>57845</text:p>
          </table:table-cell>
          <table:table-cell office:value-type="float" office:value="58440" table:style-name="ce1">
            <text:p>58440</text:p>
          </table:table-cell>
          <table:table-cell office:value-type="float" office:value="58850" table:style-name="ce1">
            <text:p>58850</text:p>
          </table:table-cell>
          <table:table-cell office:value-type="float" office:value="59265" table:style-name="ce1">
            <text:p>59265</text:p>
          </table:table-cell>
          <table:table-cell office:value-type="float" office:value="59700" table:style-name="ce1">
            <text:p>59700</text:p>
          </table:table-cell>
          <table:table-cell office:value-type="float" office:value="60185" table:style-name="ce1">
            <text:p>60185</text:p>
          </table:table-cell>
          <table:table-cell table:number-columns-repeated="3" table:style-name="ce1"/>
          <table:table-cell office:value-type="float" office:value="5.3460000000000001" table:style-name="ce1">
            <text:p>5.346</text:p>
          </table:table-cell>
          <table:table-cell table:style-name="ce1"/>
          <table:table-cell office:value-type="float" office:value="8.946912672697902" table:formula="of:=[.D146]/[.C146]" table:style-name="ce1">
            <text:p>8.946912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7.2024</text:p>
          </table:table-cell>
          <table:table-cell office:value-type="float" office:value="36.15" table:style-name="ce1">
            <text:p>36.15</text:p>
          </table:table-cell>
          <table:table-cell office:value-type="float" office:value="7118.13" table:style-name="ce1">
            <text:p>7118.13</text:p>
          </table:table-cell>
          <table:table-cell office:value-type="float" office:value="63574.89" table:style-name="ce1">
            <text:p>63574.89</text:p>
          </table:table-cell>
          <table:table-cell table:number-columns-repeated="5" table:style-name="ce1"/>
          <table:table-cell office:value-type="float" office:value="63700" table:style-name="ce1">
            <text:p>63700</text:p>
          </table:table-cell>
          <table:table-cell office:value-type="float" office:value="64355" table:style-name="ce1">
            <text:p>64355</text:p>
          </table:table-cell>
          <table:table-cell office:value-type="float" office:value="64815" table:style-name="ce1">
            <text:p>64815</text:p>
          </table:table-cell>
          <table:table-cell office:value-type="float" office:value="65245" table:style-name="ce1">
            <text:p>65245</text:p>
          </table:table-cell>
          <table:table-cell office:value-type="float" office:value="65715" table:style-name="ce1">
            <text:p>65715</text:p>
          </table:table-cell>
          <table:table-cell office:value-type="float" office:value="66210" table:style-name="ce1">
            <text:p>66210</text:p>
          </table:table-cell>
          <table:table-cell table:number-columns-repeated="3" table:style-name="ce1"/>
          <table:table-cell office:value-type="float" office:value="5.3630000000000004" table:style-name="ce1">
            <text:p>5.363</text:p>
          </table:table-cell>
          <table:table-cell table:style-name="ce1"/>
          <table:table-cell office:value-type="float" office:value="8.9314033320549076" table:formula="of:=[.D147]/[.C147]" table:style-name="ce1">
            <text:p>8.931403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07.2024</text:p>
          </table:table-cell>
          <table:table-cell office:value-type="float" office:value="37.17" table:style-name="ce1">
            <text:p>37.17</text:p>
          </table:table-cell>
          <table:table-cell office:value-type="float" office:value="7298.52" table:style-name="ce1">
            <text:p>7298.52</text:p>
          </table:table-cell>
          <table:table-cell office:value-type="float" office:value="64940.02" table:style-name="ce1">
            <text:p>64940.02</text:p>
          </table:table-cell>
          <table:table-cell table:number-columns-repeated="5" table:style-name="ce1"/>
          <table:table-cell office:value-type="float" office:value="65450" table:style-name="ce1">
            <text:p>65450</text:p>
          </table:table-cell>
          <table:table-cell office:value-type="float" office:value="66130" table:style-name="ce1">
            <text:p>66130</text:p>
          </table:table-cell>
          <table:table-cell office:value-type="float" office:value="66620" table:style-name="ce1">
            <text:p>66620</text:p>
          </table:table-cell>
          <table:table-cell office:value-type="float" office:value="67070" table:style-name="ce1">
            <text:p>67070</text:p>
          </table:table-cell>
          <table:table-cell office:value-type="float" office:value="67540" table:style-name="ce1">
            <text:p>67540</text:p>
          </table:table-cell>
          <table:table-cell office:value-type="float" office:value="68065" table:style-name="ce1">
            <text:p>68065</text:p>
          </table:table-cell>
          <table:table-cell table:number-columns-repeated="3" table:style-name="ce1"/>
          <table:table-cell office:value-type="float" office:value="5.3570000000000002" table:style-name="ce1">
            <text:p>5.357</text:p>
          </table:table-cell>
          <table:table-cell table:style-name="ce1"/>
          <table:table-cell office:value-type="float" office:value="8.8976970673506397" table:formula="of:=[.D148]/[.C148]" table:style-name="ce1">
            <text:p>8.8976970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07.2024</text:p>
          </table:table-cell>
          <table:table-cell office:value-type="float" office:value="36.840000000000003" table:style-name="ce1">
            <text:p>36.84</text:p>
          </table:table-cell>
          <table:table-cell office:value-type="float" office:value="7256.41" table:style-name="ce1">
            <text:p>7256.41</text:p>
          </table:table-cell>
          <table:table-cell office:value-type="float" office:value="64635.08" table:style-name="ce1">
            <text:p>64635.08</text:p>
          </table:table-cell>
          <table:table-cell table:number-columns-repeated="5" table:style-name="ce1"/>
          <table:table-cell office:value-type="float" office:value="64730" table:style-name="ce1">
            <text:p>64730</text:p>
          </table:table-cell>
          <table:table-cell office:value-type="float" office:value="65400" table:style-name="ce1">
            <text:p>65400</text:p>
          </table:table-cell>
          <table:table-cell office:value-type="float" office:value="65880" table:style-name="ce1">
            <text:p>65880</text:p>
          </table:table-cell>
          <table:table-cell office:value-type="float" office:value="66335" table:style-name="ce1">
            <text:p>66335</text:p>
          </table:table-cell>
          <table:table-cell office:value-type="float" office:value="66805" table:style-name="ce1">
            <text:p>66805</text:p>
          </table:table-cell>
          <table:table-cell office:value-type="float" office:value="67330" table:style-name="ce1">
            <text:p>67330</text:p>
          </table:table-cell>
          <table:table-cell table:number-columns-repeated="3" table:style-name="ce1"/>
          <table:table-cell office:value-type="float" office:value="5.3419999999999996" table:style-name="ce1">
            <text:p>5.342</text:p>
          </table:table-cell>
          <table:table-cell table:style-name="ce1"/>
          <table:table-cell office:value-type="float" office:value="8.9073081592688403" table:formula="of:=[.D149]/[.C149]" table:style-name="ce1">
            <text:p>8.9073081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07.2024</text:p>
          </table:table-cell>
          <table:table-cell office:value-type="float" office:value="36.22" table:style-name="ce1">
            <text:p>36.22</text:p>
          </table:table-cell>
          <table:table-cell office:value-type="float" office:value="7136.05" table:style-name="ce1">
            <text:p>7136.05</text:p>
          </table:table-cell>
          <table:table-cell office:value-type="float" office:value="63513.96" table:style-name="ce1">
            <text:p>63513.96</text:p>
          </table:table-cell>
          <table:table-cell table:number-columns-repeated="5" table:style-name="ce1"/>
          <table:table-cell office:value-type="float" office:value="63650" table:style-name="ce1">
            <text:p>63650</text:p>
          </table:table-cell>
          <table:table-cell office:value-type="float" office:value="64295" table:style-name="ce1">
            <text:p>64295</text:p>
          </table:table-cell>
          <table:table-cell office:value-type="float" office:value="64770" table:style-name="ce1">
            <text:p>64770</text:p>
          </table:table-cell>
          <table:table-cell office:value-type="float" office:value="65215" table:style-name="ce1">
            <text:p>65215</text:p>
          </table:table-cell>
          <table:table-cell office:value-type="float" office:value="65675" table:style-name="ce1">
            <text:p>65675</text:p>
          </table:table-cell>
          <table:table-cell office:value-type="float" office:value="66200" table:style-name="ce1">
            <text:p>66200</text:p>
          </table:table-cell>
          <table:table-cell table:number-columns-repeated="3" table:style-name="ce1"/>
          <table:table-cell office:value-type="float" office:value="5.3419999999999996" table:style-name="ce1">
            <text:p>5.342</text:p>
          </table:table-cell>
          <table:table-cell table:style-name="ce1"/>
          <table:table-cell office:value-type="float" office:value="8.9004365159997469" table:formula="of:=[.D150]/[.C150]" table:style-name="ce1">
            <text:p>8.9004365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7.2024</text:p>
          </table:table-cell>
          <table:table-cell office:value-type="float" office:value="38.4" table:style-name="ce1">
            <text:p>38.4</text:p>
          </table:table-cell>
          <table:table-cell office:value-type="float" office:value="7547.53" table:style-name="ce1">
            <text:p>7547.53</text:p>
          </table:table-cell>
          <table:table-cell office:value-type="float" office:value="67152.820000000007" table:style-name="ce1">
            <text:p>67152.82</text:p>
          </table:table-cell>
          <table:table-cell table:number-columns-repeated="5" table:style-name="ce1"/>
          <table:table-cell office:value-type="float" office:value="67480" table:style-name="ce1">
            <text:p>67480</text:p>
          </table:table-cell>
          <table:table-cell office:value-type="float" office:value="68245" table:style-name="ce1">
            <text:p>68245</text:p>
          </table:table-cell>
          <table:table-cell office:value-type="float" office:value="68720" table:style-name="ce1">
            <text:p>68720</text:p>
          </table:table-cell>
          <table:table-cell office:value-type="float" office:value="69175" table:style-name="ce1">
            <text:p>69175</text:p>
          </table:table-cell>
          <table:table-cell office:value-type="float" office:value="69655" table:style-name="ce1">
            <text:p>69655</text:p>
          </table:table-cell>
          <table:table-cell office:value-type="float" office:value="70160" table:style-name="ce1">
            <text:p>70160</text:p>
          </table:table-cell>
          <table:table-cell table:number-columns-repeated="3" table:style-name="ce1"/>
          <table:table-cell office:value-type="float" office:value="5.3490000000000002" table:style-name="ce1">
            <text:p>5.349</text:p>
          </table:table-cell>
          <table:table-cell table:style-name="ce1"/>
          <table:table-cell office:value-type="float" office:value="8.8973240252108976" table:formula="of:=[.D151]/[.C151]" table:style-name="ce1">
            <text:p>8.8973240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07.2024</text:p>
          </table:table-cell>
          <table:table-cell office:value-type="float" office:value="38.93" table:style-name="ce1">
            <text:p>38.93</text:p>
          </table:table-cell>
          <table:table-cell office:value-type="float" office:value="7651.11" table:style-name="ce1">
            <text:p>7651.11</text:p>
          </table:table-cell>
          <table:table-cell office:value-type="float" office:value="67841.649999999994" table:style-name="ce1">
            <text:p>67841.65</text:p>
          </table:table-cell>
          <table:table-cell table:number-columns-repeated="5" table:style-name="ce1"/>
          <table:table-cell office:value-type="float" office:value="68340" table:style-name="ce1">
            <text:p>68340</text:p>
          </table:table-cell>
          <table:table-cell office:value-type="float" office:value="69090" table:style-name="ce1">
            <text:p>69090</text:p>
          </table:table-cell>
          <table:table-cell office:value-type="float" office:value="69600" table:style-name="ce1">
            <text:p>69600</text:p>
          </table:table-cell>
          <table:table-cell office:value-type="float" office:value="70075" table:style-name="ce1">
            <text:p>70075</text:p>
          </table:table-cell>
          <table:table-cell office:value-type="float" office:value="70550" table:style-name="ce1">
            <text:p>70550</text:p>
          </table:table-cell>
          <table:table-cell office:value-type="float" office:value="71060" table:style-name="ce1">
            <text:p>71060</text:p>
          </table:table-cell>
          <table:table-cell table:number-columns-repeated="3" table:style-name="ce1"/>
          <table:table-cell office:value-type="float" office:value="5.3730000000000002" table:style-name="ce1">
            <text:p>5.373</text:p>
          </table:table-cell>
          <table:table-cell table:style-name="ce1"/>
          <table:table-cell office:value-type="float" office:value="8.8669029722484716" table:formula="of:=[.D152]/[.C152]" table:style-name="ce1">
            <text:p>8.8669029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07.2024</text:p>
          </table:table-cell>
          <table:table-cell office:value-type="float" office:value="37.340000000000003" table:style-name="ce1">
            <text:p>37.34</text:p>
          </table:table-cell>
          <table:table-cell office:value-type="float" office:value="7358.65" table:style-name="ce1">
            <text:p>7358.65</text:p>
          </table:table-cell>
          <table:table-cell office:value-type="float" office:value="65831.53" table:style-name="ce1">
            <text:p>65831.53</text:p>
          </table:table-cell>
          <table:table-cell table:number-columns-repeated="5" table:style-name="ce1"/>
          <table:table-cell office:value-type="float" office:value="65565" table:style-name="ce1">
            <text:p>65565</text:p>
          </table:table-cell>
          <table:table-cell office:value-type="float" office:value="66295" table:style-name="ce1">
            <text:p>66295</text:p>
          </table:table-cell>
          <table:table-cell office:value-type="float" office:value="66780" table:style-name="ce1">
            <text:p>66780</text:p>
          </table:table-cell>
          <table:table-cell office:value-type="float" office:value="67250" table:style-name="ce1">
            <text:p>67250</text:p>
          </table:table-cell>
          <table:table-cell office:value-type="float" office:value="67720" table:style-name="ce1">
            <text:p>67720</text:p>
          </table:table-cell>
          <table:table-cell office:value-type="float" office:value="68245" table:style-name="ce1">
            <text:p>68245</text:p>
          </table:table-cell>
          <table:table-cell table:number-columns-repeated="3" table:style-name="ce1"/>
          <table:table-cell office:value-type="float" office:value="5.3719999999999999" table:style-name="ce1">
            <text:p>5.372</text:p>
          </table:table-cell>
          <table:table-cell table:style-name="ce1"/>
          <table:table-cell office:value-type="float" office:value="8.9461422951220673" table:formula="of:=[.D153]/[.C153]" table:style-name="ce1">
            <text:p>8.946142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07.2024</text:p>
          </table:table-cell>
          <table:table-cell office:value-type="float" office:value="37.42" table:style-name="ce1">
            <text:p>37.42</text:p>
          </table:table-cell>
          <table:table-cell office:value-type="float" office:value="7379.73" table:style-name="ce1">
            <text:p>7379.73</text:p>
          </table:table-cell>
          <table:table-cell office:value-type="float" office:value="65879.06" table:style-name="ce1">
            <text:p>65879.06</text:p>
          </table:table-cell>
          <table:table-cell table:number-columns-repeated="5" table:style-name="ce1"/>
          <table:table-cell office:value-type="float" office:value="65700" table:style-name="ce1">
            <text:p>65700</text:p>
          </table:table-cell>
          <table:table-cell office:value-type="float" office:value="66445" table:style-name="ce1">
            <text:p>66445</text:p>
          </table:table-cell>
          <table:table-cell office:value-type="float" office:value="66915" table:style-name="ce1">
            <text:p>66915</text:p>
          </table:table-cell>
          <table:table-cell office:value-type="float" office:value="67400" table:style-name="ce1">
            <text:p>67400</text:p>
          </table:table-cell>
          <table:table-cell office:value-type="float" office:value="67890" table:style-name="ce1">
            <text:p>67890</text:p>
          </table:table-cell>
          <table:table-cell office:value-type="float" office:value="68415" table:style-name="ce1">
            <text:p>68415</text:p>
          </table:table-cell>
          <table:table-cell table:number-columns-repeated="3" table:style-name="ce1"/>
          <table:table-cell office:value-type="float" office:value="5.3739999999999997" table:style-name="ce1">
            <text:p>5.374</text:p>
          </table:table-cell>
          <table:table-cell table:style-name="ce1"/>
          <table:table-cell office:value-type="float" office:value="8.9270284956224693" table:formula="of:=[.D154]/[.C154]" table:style-name="ce1">
            <text:p>8.927028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07.2024</text:p>
          </table:table-cell>
          <table:table-cell office:value-type="float" office:value="36.83" table:style-name="ce1">
            <text:p>36.83</text:p>
          </table:table-cell>
          <table:table-cell office:value-type="float" office:value="7263.18" table:style-name="ce1">
            <text:p>7263.18</text:p>
          </table:table-cell>
          <table:table-cell office:value-type="float" office:value="64739.05" table:style-name="ce1">
            <text:p>64739.05</text:p>
          </table:table-cell>
          <table:table-cell table:number-columns-repeated="5" table:style-name="ce1"/>
          <table:table-cell office:value-type="float" office:value="64695" table:style-name="ce1">
            <text:p>64695</text:p>
          </table:table-cell>
          <table:table-cell office:value-type="float" office:value="65390" table:style-name="ce1">
            <text:p>65390</text:p>
          </table:table-cell>
          <table:table-cell office:value-type="float" office:value="65900" table:style-name="ce1">
            <text:p>65900</text:p>
          </table:table-cell>
          <table:table-cell office:value-type="float" office:value="66375" table:style-name="ce1">
            <text:p>66375</text:p>
          </table:table-cell>
          <table:table-cell office:value-type="float" office:value="66865" table:style-name="ce1">
            <text:p>66865</text:p>
          </table:table-cell>
          <table:table-cell office:value-type="float" office:value="67380" table:style-name="ce1">
            <text:p>67380</text:p>
          </table:table-cell>
          <table:table-cell table:number-columns-repeated="3" table:style-name="ce1"/>
          <table:table-cell office:value-type="float" office:value="5.383" table:style-name="ce1">
            <text:p>5.383</text:p>
          </table:table-cell>
          <table:table-cell table:style-name="ce1"/>
          <table:table-cell office:value-type="float" office:value="8.9133203362714397" table:formula="of:=[.D155]/[.C155]" table:style-name="ce1">
            <text:p>8.913320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7.2024</text:p>
          </table:table-cell>
          <table:table-cell office:value-type="float" office:value="38.79" table:style-name="ce1">
            <text:p>38.79</text:p>
          </table:table-cell>
          <table:table-cell office:value-type="float" office:value="7623.78" table:style-name="ce1">
            <text:p>7623.78</text:p>
          </table:table-cell>
          <table:table-cell office:value-type="float" office:value="67816.23" table:style-name="ce1">
            <text:p>67816.23</text:p>
          </table:table-cell>
          <table:table-cell table:number-columns-repeated="5" table:style-name="ce1"/>
          <table:table-cell office:value-type="float" office:value="67414.8" table:style-name="ce1">
            <text:p>67414.8</text:p>
          </table:table-cell>
          <table:table-cell office:value-type="float" office:value="68775" table:style-name="ce1">
            <text:p>68775</text:p>
          </table:table-cell>
          <table:table-cell office:value-type="float" office:value="69350" table:style-name="ce1">
            <text:p>69350</text:p>
          </table:table-cell>
          <table:table-cell office:value-type="float" office:value="69875" table:style-name="ce1">
            <text:p>69875</text:p>
          </table:table-cell>
          <table:table-cell office:value-type="float" office:value="70395" table:style-name="ce1">
            <text:p>70395</text:p>
          </table:table-cell>
          <table:table-cell office:value-type="float" office:value="70955" table:style-name="ce1">
            <text:p>70955</text:p>
          </table:table-cell>
          <table:table-cell office:value-type="float" office:value="71515" table:style-name="ce1">
            <text:p>71515</text:p>
          </table:table-cell>
          <table:table-cell table:number-columns-repeated="2" table:style-name="ce1"/>
          <table:table-cell office:value-type="float" office:value="5.3609999999999998" table:style-name="ce1">
            <text:p>5.361</text:p>
          </table:table-cell>
          <table:table-cell table:style-name="ce1"/>
          <table:table-cell office:value-type="float" office:value="8.8953550600883027" table:formula="of:=[.D156]/[.C156]" table:style-name="ce1">
            <text:p>8.89535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07.2024</text:p>
          </table:table-cell>
          <table:table-cell office:value-type="float" office:value="38.340000000000003" table:style-name="ce1">
            <text:p>38.34</text:p>
          </table:table-cell>
          <table:table-cell office:value-type="float" office:value="7554.77" table:style-name="ce1">
            <text:p>7554.77</text:p>
          </table:table-cell>
          <table:table-cell office:value-type="float" office:value="67400.509999999995" table:style-name="ce1">
            <text:p>67400.51</text:p>
          </table:table-cell>
          <table:table-cell table:number-columns-repeated="6" table:style-name="ce1"/>
          <table:table-cell office:value-type="float" office:value="67860" table:style-name="ce1">
            <text:p>67860</text:p>
          </table:table-cell>
          <table:table-cell office:value-type="float" office:value="68440" table:style-name="ce1">
            <text:p>68440</text:p>
          </table:table-cell>
          <table:table-cell office:value-type="float" office:value="68970" table:style-name="ce1">
            <text:p>68970</text:p>
          </table:table-cell>
          <table:table-cell office:value-type="float" office:value="69530" table:style-name="ce1">
            <text:p>69530</text:p>
          </table:table-cell>
          <table:table-cell office:value-type="float" office:value="70090" table:style-name="ce1">
            <text:p>70090</text:p>
          </table:table-cell>
          <table:table-cell office:value-type="float" office:value="70835" table:style-name="ce1">
            <text:p>70835</text:p>
          </table:table-cell>
          <table:table-cell table:number-columns-repeated="2" table:style-name="ce1"/>
          <table:table-cell office:value-type="float" office:value="5.3819999999999997" table:style-name="ce1">
            <text:p>5.382</text:p>
          </table:table-cell>
          <table:table-cell table:style-name="ce1"/>
          <table:table-cell office:value-type="float" office:value="8.9215833175596337" table:formula="of:=[.D157]/[.C157]" table:style-name="ce1">
            <text:p>8.9215833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07.2024</text:p>
          </table:table-cell>
          <table:table-cell office:value-type="float" office:value="37.549999999999997" table:style-name="ce1">
            <text:p>37.55</text:p>
          </table:table-cell>
          <table:table-cell office:value-type="float" office:value="7396.2" table:style-name="ce1">
            <text:p>7396.2</text:p>
          </table:table-cell>
          <table:table-cell office:value-type="float" office:value="65771.759999999995" table:style-name="ce1">
            <text:p>65771.76</text:p>
          </table:table-cell>
          <table:table-cell table:number-columns-repeated="6" table:style-name="ce1"/>
          <table:table-cell office:value-type="float" office:value="66385" table:style-name="ce1">
            <text:p>66385</text:p>
          </table:table-cell>
          <table:table-cell office:value-type="float" office:value="66960" table:style-name="ce1">
            <text:p>66960</text:p>
          </table:table-cell>
          <table:table-cell office:value-type="float" office:value="67495" table:style-name="ce1">
            <text:p>67495</text:p>
          </table:table-cell>
          <table:table-cell office:value-type="float" office:value="68065" table:style-name="ce1">
            <text:p>68065</text:p>
          </table:table-cell>
          <table:table-cell office:value-type="float" office:value="68640" table:style-name="ce1">
            <text:p>68640</text:p>
          </table:table-cell>
          <table:table-cell office:value-type="float" office:value="69365" table:style-name="ce1">
            <text:p>69365</text:p>
          </table:table-cell>
          <table:table-cell table:number-columns-repeated="2" table:style-name="ce1"/>
          <table:table-cell office:value-type="float" office:value="5.3840000000000003" table:style-name="ce1">
            <text:p>5.384</text:p>
          </table:table-cell>
          <table:table-cell table:style-name="ce1"/>
          <table:table-cell office:value-type="float" office:value="8.8926421675995773" table:formula="of:=[.D158]/[.C158]" table:style-name="ce1">
            <text:p>8.892642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1.07.2024</text:p>
          </table:table-cell>
          <table:table-cell office:value-type="float" office:value="37.18" table:style-name="ce1">
            <text:p>37.18</text:p>
          </table:table-cell>
          <table:table-cell office:value-type="float" office:value="7330.18" table:style-name="ce1">
            <text:p>7330.18</text:p>
          </table:table-cell>
          <table:table-cell office:value-type="float" office:value="65853.3" table:style-name="ce1">
            <text:p>65853.3</text:p>
          </table:table-cell>
          <table:table-cell table:number-columns-repeated="6" table:style-name="ce1"/>
          <table:table-cell office:value-type="float" office:value="65685" table:style-name="ce1">
            <text:p>65685</text:p>
          </table:table-cell>
          <table:table-cell office:value-type="float" office:value="66255" table:style-name="ce1">
            <text:p>66255</text:p>
          </table:table-cell>
          <table:table-cell office:value-type="float" office:value="66810" table:style-name="ce1">
            <text:p>66810</text:p>
          </table:table-cell>
          <table:table-cell office:value-type="float" office:value="67390" table:style-name="ce1">
            <text:p>67390</text:p>
          </table:table-cell>
          <table:table-cell office:value-type="float" office:value="67965" table:style-name="ce1">
            <text:p>67965</text:p>
          </table:table-cell>
          <table:table-cell office:value-type="float" office:value="68650" table:style-name="ce1">
            <text:p>68650</text:p>
          </table:table-cell>
          <table:table-cell table:number-columns-repeated="2" table:style-name="ce1"/>
          <table:table-cell office:value-type="float" office:value="5.37" table:style-name="ce1">
            <text:p>5.37</text:p>
          </table:table-cell>
          <table:table-cell table:style-name="ce1"/>
          <table:table-cell office:value-type="float" office:value="8.9838585137063482" table:formula="of:=[.D159]/[.C159]" table:style-name="ce1">
            <text:p>8.9838585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08.2024</text:p>
          </table:table-cell>
          <table:table-cell office:value-type="float" office:value="36.07" table:style-name="ce1">
            <text:p>36.07</text:p>
          </table:table-cell>
          <table:table-cell office:value-type="float" office:value="7107.59" table:style-name="ce1">
            <text:p>7107.59</text:p>
          </table:table-cell>
          <table:table-cell office:value-type="float" office:value="63212.98" table:style-name="ce1">
            <text:p>63212.98</text:p>
          </table:table-cell>
          <table:table-cell table:number-columns-repeated="6" table:style-name="ce1"/>
          <table:table-cell office:value-type="float" office:value="63790" table:style-name="ce1">
            <text:p>63790</text:p>
          </table:table-cell>
          <table:table-cell office:value-type="float" office:value="64325" table:style-name="ce1">
            <text:p>64325</text:p>
          </table:table-cell>
          <table:table-cell office:value-type="float" office:value="64840" table:style-name="ce1">
            <text:p>64840</text:p>
          </table:table-cell>
          <table:table-cell office:value-type="float" office:value="65360" table:style-name="ce1">
            <text:p>65360</text:p>
          </table:table-cell>
          <table:table-cell office:value-type="float" office:value="65920" table:style-name="ce1">
            <text:p>65920</text:p>
          </table:table-cell>
          <table:table-cell office:value-type="float" office:value="66610" table:style-name="ce1">
            <text:p>66610</text:p>
          </table:table-cell>
          <table:table-cell table:number-columns-repeated="2" table:style-name="ce1"/>
          <table:table-cell office:value-type="float" office:value="5.35" table:style-name="ce1">
            <text:p>5.35</text:p>
          </table:table-cell>
          <table:table-cell table:style-name="ce1"/>
          <table:table-cell office:value-type="float" office:value="8.8937290980487056" table:formula="of:=[.D160]/[.C160]" table:style-name="ce1">
            <text:p>8.8937290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8.2024</text:p>
          </table:table-cell>
          <table:table-cell office:value-type="float" office:value="35.61" table:style-name="ce1">
            <text:p>35.61</text:p>
          </table:table-cell>
          <table:table-cell office:value-type="float" office:value="7026" table:style-name="ce1">
            <text:p>7026</text:p>
          </table:table-cell>
          <table:table-cell office:value-type="float" office:value="62688.23" table:style-name="ce1">
            <text:p>62688.23</text:p>
          </table:table-cell>
          <table:table-cell table:number-columns-repeated="6" table:style-name="ce1"/>
          <table:table-cell office:value-type="float" office:value="62945" table:style-name="ce1">
            <text:p>62945</text:p>
          </table:table-cell>
          <table:table-cell office:value-type="float" office:value="63450" table:style-name="ce1">
            <text:p>63450</text:p>
          </table:table-cell>
          <table:table-cell office:value-type="float" office:value="63915" table:style-name="ce1">
            <text:p>63915</text:p>
          </table:table-cell>
          <table:table-cell office:value-type="float" office:value="64375" table:style-name="ce1">
            <text:p>64375</text:p>
          </table:table-cell>
          <table:table-cell office:value-type="float" office:value="64880" table:style-name="ce1">
            <text:p>64880</text:p>
          </table:table-cell>
          <table:table-cell office:value-type="float" office:value="65565" table:style-name="ce1">
            <text:p>65565</text:p>
          </table:table-cell>
          <table:table-cell table:number-columns-repeated="2" table:style-name="ce1"/>
          <table:table-cell office:value-type="float" office:value="5.3310000000000004" table:style-name="ce1">
            <text:p>5.331</text:p>
          </table:table-cell>
          <table:table-cell table:style-name="ce1"/>
          <table:table-cell office:value-type="float" office:value="8.9223213777398236" table:formula="of:=[.D161]/[.C161]" table:style-name="ce1">
            <text:p>8.9223213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8.2024</text:p>
          </table:table-cell>
          <table:table-cell office:value-type="float" office:value="30.48" table:style-name="ce1">
            <text:p>30.48</text:p>
          </table:table-cell>
          <table:table-cell office:value-type="float" office:value="5981.06" table:style-name="ce1">
            <text:p>5981.06</text:p>
          </table:table-cell>
          <table:table-cell office:value-type="float" office:value="53127.99" table:style-name="ce1">
            <text:p>53127.99</text:p>
          </table:table-cell>
          <table:table-cell table:number-columns-repeated="6" table:style-name="ce1"/>
          <table:table-cell office:value-type="float" office:value="53770" table:style-name="ce1">
            <text:p>53770</text:p>
          </table:table-cell>
          <table:table-cell office:value-type="float" office:value="54175" table:style-name="ce1">
            <text:p>54175</text:p>
          </table:table-cell>
          <table:table-cell office:value-type="float" office:value="54565" table:style-name="ce1">
            <text:p>54565</text:p>
          </table:table-cell>
          <table:table-cell office:value-type="float" office:value="54970" table:style-name="ce1">
            <text:p>54970</text:p>
          </table:table-cell>
          <table:table-cell office:value-type="float" office:value="55410" table:style-name="ce1">
            <text:p>55410</text:p>
          </table:table-cell>
          <table:table-cell office:value-type="float" office:value="56095" table:style-name="ce1">
            <text:p>56095</text:p>
          </table:table-cell>
          <table:table-cell table:number-columns-repeated="2" table:style-name="ce1"/>
          <table:table-cell office:value-type="float" office:value="5.3540000000000001" table:style-name="ce1">
            <text:p>5.354</text:p>
          </table:table-cell>
          <table:table-cell table:style-name="ce1"/>
          <table:table-cell office:value-type="float" office:value="8.8827047379561481" table:formula="of:=[.D162]/[.C162]" table:style-name="ce1">
            <text:p>8.8827047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08.2024</text:p>
          </table:table-cell>
          <table:table-cell office:value-type="float" office:value="32.340000000000003" table:style-name="ce1">
            <text:p>32.34</text:p>
          </table:table-cell>
          <table:table-cell office:value-type="float" office:value="6372.59" table:style-name="ce1">
            <text:p>6372.59</text:p>
          </table:table-cell>
          <table:table-cell office:value-type="float" office:value="56678.66" table:style-name="ce1">
            <text:p>56678.66</text:p>
          </table:table-cell>
          <table:table-cell table:number-columns-repeated="6" table:style-name="ce1"/>
          <table:table-cell office:value-type="float" office:value="57145" table:style-name="ce1">
            <text:p>57145</text:p>
          </table:table-cell>
          <table:table-cell office:value-type="float" office:value="57605" table:style-name="ce1">
            <text:p>57605</text:p>
          </table:table-cell>
          <table:table-cell office:value-type="float" office:value="58040" table:style-name="ce1">
            <text:p>58040</text:p>
          </table:table-cell>
          <table:table-cell office:value-type="float" office:value="58485" table:style-name="ce1">
            <text:p>58485</text:p>
          </table:table-cell>
          <table:table-cell office:value-type="float" office:value="58980" table:style-name="ce1">
            <text:p>58980</text:p>
          </table:table-cell>
          <table:table-cell office:value-type="float" office:value="59665" table:style-name="ce1">
            <text:p>59665</text:p>
          </table:table-cell>
          <table:table-cell table:number-columns-repeated="2" table:style-name="ce1"/>
          <table:table-cell office:value-type="float" office:value="5.3310000000000004" table:style-name="ce1">
            <text:p>5.331</text:p>
          </table:table-cell>
          <table:table-cell table:style-name="ce1"/>
          <table:table-cell office:value-type="float" office:value="8.8941325269631353" table:formula="of:=[.D163]/[.C163]" table:style-name="ce1">
            <text:p>8.8941325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08.2024</text:p>
          </table:table-cell>
          <table:table-cell office:value-type="float" office:value="31.19" table:style-name="ce1">
            <text:p>31.19</text:p>
          </table:table-cell>
          <table:table-cell office:value-type="float" office:value="6149.93" table:style-name="ce1">
            <text:p>6149.93</text:p>
          </table:table-cell>
          <table:table-cell office:value-type="float" office:value="54926.37" table:style-name="ce1">
            <text:p>54926.37</text:p>
          </table:table-cell>
          <table:table-cell table:number-columns-repeated="6" table:style-name="ce1"/>
          <table:table-cell office:value-type="float" office:value="55000" table:style-name="ce1">
            <text:p>55000</text:p>
          </table:table-cell>
          <table:table-cell office:value-type="float" office:value="55460" table:style-name="ce1">
            <text:p>55460</text:p>
          </table:table-cell>
          <table:table-cell office:value-type="float" office:value="55870" table:style-name="ce1">
            <text:p>55870</text:p>
          </table:table-cell>
          <table:table-cell office:value-type="float" office:value="56280" table:style-name="ce1">
            <text:p>56280</text:p>
          </table:table-cell>
          <table:table-cell office:value-type="float" office:value="56775" table:style-name="ce1">
            <text:p>56775</text:p>
          </table:table-cell>
          <table:table-cell office:value-type="float" office:value="57460" table:style-name="ce1">
            <text:p>57460</text:p>
          </table:table-cell>
          <table:table-cell table:number-columns-repeated="2" table:style-name="ce1"/>
          <table:table-cell office:value-type="float" office:value="5.3410000000000002" table:style-name="ce1">
            <text:p>5.341</text:p>
          </table:table-cell>
          <table:table-cell table:style-name="ce1"/>
          <table:table-cell office:value-type="float" office:value="8.9312187293188696" table:formula="of:=[.D164]/[.C164]" table:style-name="ce1">
            <text:p>8.9312187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8.2024</text:p>
          </table:table-cell>
          <table:table-cell office:value-type="float" office:value="33.880000000000003" table:style-name="ce1">
            <text:p>33.88</text:p>
          </table:table-cell>
          <table:table-cell office:value-type="float" office:value="6680.66" table:style-name="ce1">
            <text:p>6680.66</text:p>
          </table:table-cell>
          <table:table-cell office:value-type="float" office:value="59681.9" table:style-name="ce1">
            <text:p>59681.9</text:p>
          </table:table-cell>
          <table:table-cell table:number-columns-repeated="6" table:style-name="ce1"/>
          <table:table-cell office:value-type="float" office:value="59695" table:style-name="ce1">
            <text:p>59695</text:p>
          </table:table-cell>
          <table:table-cell office:value-type="float" office:value="60195" table:style-name="ce1">
            <text:p>60195</text:p>
          </table:table-cell>
          <table:table-cell office:value-type="float" office:value="60640" table:style-name="ce1">
            <text:p>60640</text:p>
          </table:table-cell>
          <table:table-cell office:value-type="float" office:value="61095" table:style-name="ce1">
            <text:p>61095</text:p>
          </table:table-cell>
          <table:table-cell office:value-type="float" office:value="61590" table:style-name="ce1">
            <text:p>61590</text:p>
          </table:table-cell>
          <table:table-cell office:value-type="float" office:value="62220" table:style-name="ce1">
            <text:p>62220</text:p>
          </table:table-cell>
          <table:table-cell table:number-columns-repeated="2" table:style-name="ce1"/>
          <table:table-cell office:value-type="float" office:value="5.3440000000000003" table:style-name="ce1">
            <text:p>5.344</text:p>
          </table:table-cell>
          <table:table-cell table:style-name="ce1"/>
          <table:table-cell office:value-type="float" office:value="8.9335335131558864" table:formula="of:=[.D165]/[.C165]" table:style-name="ce1">
            <text:p>8.9335335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8.2024</text:p>
          </table:table-cell>
          <table:table-cell office:value-type="float" office:value="34.6" table:style-name="ce1">
            <text:p>34.6</text:p>
          </table:table-cell>
          <table:table-cell office:value-type="float" office:value="6809.38" table:style-name="ce1">
            <text:p>6809.38</text:p>
          </table:table-cell>
          <table:table-cell office:value-type="float" office:value="60529.61" table:style-name="ce1">
            <text:p>60529.61</text:p>
          </table:table-cell>
          <table:table-cell table:number-columns-repeated="6" table:style-name="ce1"/>
          <table:table-cell office:value-type="float" office:value="60990" table:style-name="ce1">
            <text:p>60990</text:p>
          </table:table-cell>
          <table:table-cell office:value-type="float" office:value="61485" table:style-name="ce1">
            <text:p>61485</text:p>
          </table:table-cell>
          <table:table-cell office:value-type="float" office:value="61920" table:style-name="ce1">
            <text:p>61920</text:p>
          </table:table-cell>
          <table:table-cell office:value-type="float" office:value="62385" table:style-name="ce1">
            <text:p>62385</text:p>
          </table:table-cell>
          <table:table-cell office:value-type="float" office:value="62875" table:style-name="ce1">
            <text:p>62875</text:p>
          </table:table-cell>
          <table:table-cell office:value-type="float" office:value="63460" table:style-name="ce1">
            <text:p>63460</text:p>
          </table:table-cell>
          <table:table-cell table:number-columns-repeated="2" table:style-name="ce1"/>
          <table:table-cell office:value-type="float" office:value="5.3460000000000001" table:style-name="ce1">
            <text:p>5.346</text:p>
          </table:table-cell>
          <table:table-cell table:style-name="ce1"/>
          <table:table-cell office:value-type="float" office:value="8.8891514352261147" table:formula="of:=[.D166]/[.C166]" table:style-name="ce1">
            <text:p>8.889151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8.2024</text:p>
          </table:table-cell>
          <table:table-cell office:value-type="float" office:value="33.64" table:style-name="ce1">
            <text:p>33.64</text:p>
          </table:table-cell>
          <table:table-cell office:value-type="float" office:value="6624.89" table:style-name="ce1">
            <text:p>6624.89</text:p>
          </table:table-cell>
          <table:table-cell office:value-type="float" office:value="59065.14" table:style-name="ce1">
            <text:p>59065.14</text:p>
          </table:table-cell>
          <table:table-cell table:number-columns-repeated="6" table:style-name="ce1"/>
          <table:table-cell office:value-type="float" office:value="59200" table:style-name="ce1">
            <text:p>59200</text:p>
          </table:table-cell>
          <table:table-cell office:value-type="float" office:value="59695" table:style-name="ce1">
            <text:p>59695</text:p>
          </table:table-cell>
          <table:table-cell office:value-type="float" office:value="60130" table:style-name="ce1">
            <text:p>60130</text:p>
          </table:table-cell>
          <table:table-cell office:value-type="float" office:value="60585" table:style-name="ce1">
            <text:p>60585</text:p>
          </table:table-cell>
          <table:table-cell office:value-type="float" office:value="61075" table:style-name="ce1">
            <text:p>61075</text:p>
          </table:table-cell>
          <table:table-cell office:value-type="float" office:value="61765" table:style-name="ce1">
            <text:p>61765</text:p>
          </table:table-cell>
          <table:table-cell table:number-columns-repeated="2" table:style-name="ce1"/>
          <table:table-cell office:value-type="float" office:value="5.3579999999999997" table:style-name="ce1">
            <text:p>5.358</text:p>
          </table:table-cell>
          <table:table-cell table:style-name="ce1"/>
          <table:table-cell office:value-type="float" office:value="8.9156408634709408" table:formula="of:=[.D167]/[.C167]" table:style-name="ce1">
            <text:p>8.915640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08.2024</text:p>
          </table:table-cell>
          <table:table-cell office:value-type="float" office:value="34.64" table:style-name="ce1">
            <text:p>34.64</text:p>
          </table:table-cell>
          <table:table-cell office:value-type="float" office:value="6828.17" table:style-name="ce1">
            <text:p>6828.17</text:p>
          </table:table-cell>
          <table:table-cell office:value-type="float" office:value="60710.75" table:style-name="ce1">
            <text:p>60710.75</text:p>
          </table:table-cell>
          <table:table-cell table:number-columns-repeated="6" table:style-name="ce1"/>
          <table:table-cell office:value-type="float" office:value="61105" table:style-name="ce1">
            <text:p>61105</text:p>
          </table:table-cell>
          <table:table-cell office:value-type="float" office:value="61605" table:style-name="ce1">
            <text:p>61605</text:p>
          </table:table-cell>
          <table:table-cell office:value-type="float" office:value="62030" table:style-name="ce1">
            <text:p>62030</text:p>
          </table:table-cell>
          <table:table-cell office:value-type="float" office:value="62495" table:style-name="ce1">
            <text:p>62495</text:p>
          </table:table-cell>
          <table:table-cell office:value-type="float" office:value="62985" table:style-name="ce1">
            <text:p>62985</text:p>
          </table:table-cell>
          <table:table-cell office:value-type="float" office:value="63630" table:style-name="ce1">
            <text:p>63630</text:p>
          </table:table-cell>
          <table:table-cell table:number-columns-repeated="2" table:style-name="ce1"/>
          <table:table-cell office:value-type="float" office:value="5.32" table:style-name="ce1">
            <text:p>5.32</text:p>
          </table:table-cell>
          <table:table-cell table:style-name="ce1"/>
          <table:table-cell office:value-type="float" office:value="8.8912182912844884" table:formula="of:=[.D168]/[.C168]" table:style-name="ce1">
            <text:p>8.891218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08.2024</text:p>
          </table:table-cell>
          <table:table-cell office:value-type="float" office:value="33.56" table:style-name="ce1">
            <text:p>33.56</text:p>
          </table:table-cell>
          <table:table-cell office:value-type="float" office:value="6616.29" table:style-name="ce1">
            <text:p>6616.29</text:p>
          </table:table-cell>
          <table:table-cell office:value-type="float" office:value="58943.96" table:style-name="ce1">
            <text:p>58943.96</text:p>
          </table:table-cell>
          <table:table-cell table:number-columns-repeated="6" table:style-name="ce1"/>
          <table:table-cell office:value-type="float" office:value="59080" table:style-name="ce1">
            <text:p>59080</text:p>
          </table:table-cell>
          <table:table-cell office:value-type="float" office:value="59565" table:style-name="ce1">
            <text:p>59565</text:p>
          </table:table-cell>
          <table:table-cell office:value-type="float" office:value="59995" table:style-name="ce1">
            <text:p>59995</text:p>
          </table:table-cell>
          <table:table-cell office:value-type="float" office:value="60455" table:style-name="ce1">
            <text:p>60455</text:p>
          </table:table-cell>
          <table:table-cell office:value-type="float" office:value="60945" table:style-name="ce1">
            <text:p>60945</text:p>
          </table:table-cell>
          <table:table-cell office:value-type="float" office:value="61490" table:style-name="ce1">
            <text:p>61490</text:p>
          </table:table-cell>
          <table:table-cell table:number-columns-repeated="2" table:style-name="ce1"/>
          <table:table-cell office:value-type="float" office:value="5.3250000000000002" table:style-name="ce1">
            <text:p>5.325</text:p>
          </table:table-cell>
          <table:table-cell table:style-name="ce1"/>
          <table:table-cell office:value-type="float" office:value="8.9089142102296002" table:formula="of:=[.D169]/[.C169]" table:style-name="ce1">
            <text:p>8.908914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8.2024</text:p>
          </table:table-cell>
          <table:table-cell office:value-type="float" office:value="32.5" table:style-name="ce1">
            <text:p>32.5</text:p>
          </table:table-cell>
          <table:table-cell office:value-type="float" office:value="6406.33" table:style-name="ce1">
            <text:p>6406.33</text:p>
          </table:table-cell>
          <table:table-cell office:value-type="float" office:value="57209.84" table:style-name="ce1">
            <text:p>57209.84</text:p>
          </table:table-cell>
          <table:table-cell table:number-columns-repeated="6" table:style-name="ce1"/>
          <table:table-cell office:value-type="float" office:value="57220" table:style-name="ce1">
            <text:p>57220</text:p>
          </table:table-cell>
          <table:table-cell office:value-type="float" office:value="57685" table:style-name="ce1">
            <text:p>57685</text:p>
          </table:table-cell>
          <table:table-cell office:value-type="float" office:value="58110" table:style-name="ce1">
            <text:p>58110</text:p>
          </table:table-cell>
          <table:table-cell office:value-type="float" office:value="58560" table:style-name="ce1">
            <text:p>58560</text:p>
          </table:table-cell>
          <table:table-cell office:value-type="float" office:value="59045" table:style-name="ce1">
            <text:p>59045</text:p>
          </table:table-cell>
          <table:table-cell office:value-type="float" office:value="59590" table:style-name="ce1">
            <text:p>59590</text:p>
          </table:table-cell>
          <table:table-cell table:number-columns-repeated="2" table:style-name="ce1"/>
          <table:table-cell office:value-type="float" office:value="5.3209999999999997" table:style-name="ce1">
            <text:p>5.321</text:p>
          </table:table-cell>
          <table:table-cell table:style-name="ce1"/>
          <table:table-cell office:value-type="float" office:value="8.9302049691477023" table:formula="of:=[.D170]/[.C170]" table:style-name="ce1">
            <text:p>8.9302049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08.2024</text:p>
          </table:table-cell>
          <table:table-cell office:value-type="float" office:value="34.03" table:style-name="ce1">
            <text:p>34.03</text:p>
          </table:table-cell>
          <table:table-cell office:value-type="float" office:value="6701.5" table:style-name="ce1">
            <text:p>6701.5</text:p>
          </table:table-cell>
          <table:table-cell office:value-type="float" office:value="59702.09" table:style-name="ce1">
            <text:p>59702.09</text:p>
          </table:table-cell>
          <table:table-cell table:number-columns-repeated="6" table:style-name="ce1"/>
          <table:table-cell office:value-type="float" office:value="59990" table:style-name="ce1">
            <text:p>59990</text:p>
          </table:table-cell>
          <table:table-cell office:value-type="float" office:value="60490" table:style-name="ce1">
            <text:p>60490</text:p>
          </table:table-cell>
          <table:table-cell office:value-type="float" office:value="60920" table:style-name="ce1">
            <text:p>60920</text:p>
          </table:table-cell>
          <table:table-cell office:value-type="float" office:value="61380" table:style-name="ce1">
            <text:p>61380</text:p>
          </table:table-cell>
          <table:table-cell office:value-type="float" office:value="61860" table:style-name="ce1">
            <text:p>61860</text:p>
          </table:table-cell>
          <table:table-cell office:value-type="float" office:value="62375" table:style-name="ce1">
            <text:p>62375</text:p>
          </table:table-cell>
          <table:table-cell table:number-columns-repeated="2" table:style-name="ce1"/>
          <table:table-cell office:value-type="float" office:value="5.3369999999999997" table:style-name="ce1">
            <text:p>5.337</text:p>
          </table:table-cell>
          <table:table-cell table:style-name="ce1"/>
          <table:table-cell office:value-type="float" office:value="8.9087652018204881" table:formula="of:=[.D171]/[.C171]" table:style-name="ce1">
            <text:p>8.908765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8.2024</text:p>
          </table:table-cell>
          <table:table-cell office:value-type="float" office:value="33.619999999999997" table:style-name="ce1">
            <text:p>33.62</text:p>
          </table:table-cell>
          <table:table-cell office:value-type="float" office:value="6627.1" table:style-name="ce1">
            <text:p>6627.1</text:p>
          </table:table-cell>
          <table:table-cell office:value-type="float" office:value="59005.3" table:style-name="ce1">
            <text:p>59005.3</text:p>
          </table:table-cell>
          <table:table-cell table:number-columns-repeated="6" table:style-name="ce1"/>
          <table:table-cell office:value-type="float" office:value="59200" table:style-name="ce1">
            <text:p>59200</text:p>
          </table:table-cell>
          <table:table-cell office:value-type="float" office:value="59690" table:style-name="ce1">
            <text:p>59690</text:p>
          </table:table-cell>
          <table:table-cell office:value-type="float" office:value="60110" table:style-name="ce1">
            <text:p>60110</text:p>
          </table:table-cell>
          <table:table-cell office:value-type="float" office:value="60570" table:style-name="ce1">
            <text:p>60570</text:p>
          </table:table-cell>
          <table:table-cell office:value-type="float" office:value="61055" table:style-name="ce1">
            <text:p>61055</text:p>
          </table:table-cell>
          <table:table-cell office:value-type="float" office:value="61570" table:style-name="ce1">
            <text:p>61570</text:p>
          </table:table-cell>
          <table:table-cell table:number-columns-repeated="2" table:style-name="ce1"/>
          <table:table-cell office:value-type="float" office:value="5.3419999999999996" table:style-name="ce1">
            <text:p>5.342</text:p>
          </table:table-cell>
          <table:table-cell table:style-name="ce1"/>
          <table:table-cell office:value-type="float" office:value="8.9036380920764735" table:formula="of:=[.D172]/[.C172]" table:style-name="ce1">
            <text:p>8.9036380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08.2024</text:p>
          </table:table-cell>
          <table:table-cell office:value-type="float" office:value="33.92" table:style-name="ce1">
            <text:p>33.92</text:p>
          </table:table-cell>
          <table:table-cell office:value-type="float" office:value="6675.72" table:style-name="ce1">
            <text:p>6675.72</text:p>
          </table:table-cell>
          <table:table-cell office:value-type="float" office:value="59394.95" table:style-name="ce1">
            <text:p>59394.95</text:p>
          </table:table-cell>
          <table:table-cell table:number-columns-repeated="6" table:style-name="ce1"/>
          <table:table-cell office:value-type="float" office:value="59670" table:style-name="ce1">
            <text:p>59670</text:p>
          </table:table-cell>
          <table:table-cell office:value-type="float" office:value="60165" table:style-name="ce1">
            <text:p>60165</text:p>
          </table:table-cell>
          <table:table-cell office:value-type="float" office:value="60590" table:style-name="ce1">
            <text:p>60590</text:p>
          </table:table-cell>
          <table:table-cell office:value-type="float" office:value="61065" table:style-name="ce1">
            <text:p>61065</text:p>
          </table:table-cell>
          <table:table-cell office:value-type="float" office:value="61550" table:style-name="ce1">
            <text:p>61550</text:p>
          </table:table-cell>
          <table:table-cell office:value-type="float" office:value="62065" table:style-name="ce1">
            <text:p>62065</text:p>
          </table:table-cell>
          <table:table-cell table:number-columns-repeated="2" table:style-name="ce1"/>
          <table:table-cell office:value-type="float" office:value="5.3129999999999997" table:style-name="ce1">
            <text:p>5.313</text:p>
          </table:table-cell>
          <table:table-cell table:style-name="ce1"/>
          <table:table-cell office:value-type="float" office:value="8.8971601565074625" table:formula="of:=[.D173]/[.C173]" table:style-name="ce1">
            <text:p>8.8971601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1.08.2024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6900.1" table:style-name="ce1">
            <text:p>6900.1</text:p>
          </table:table-cell>
          <table:table-cell office:value-type="float" office:value="61157.41" table:style-name="ce1">
            <text:p>61157.41</text:p>
          </table:table-cell>
          <table:table-cell table:number-columns-repeated="6" table:style-name="ce1"/>
          <table:table-cell office:value-type="float" office:value="61730" table:style-name="ce1">
            <text:p>61730</text:p>
          </table:table-cell>
          <table:table-cell office:value-type="float" office:value="62240" table:style-name="ce1">
            <text:p>62240</text:p>
          </table:table-cell>
          <table:table-cell office:value-type="float" office:value="62685" table:style-name="ce1">
            <text:p>62685</text:p>
          </table:table-cell>
          <table:table-cell office:value-type="float" office:value="63170" table:style-name="ce1">
            <text:p>63170</text:p>
          </table:table-cell>
          <table:table-cell office:value-type="float" office:value="63610" table:style-name="ce1">
            <text:p>63610</text:p>
          </table:table-cell>
          <table:table-cell office:value-type="float" office:value="64125" table:style-name="ce1">
            <text:p>64125</text:p>
          </table:table-cell>
          <table:table-cell table:number-columns-repeated="2" table:style-name="ce1"/>
          <table:table-cell office:value-type="float" office:value="5.2960000000000003" table:style-name="ce1">
            <text:p>5.296</text:p>
          </table:table-cell>
          <table:table-cell table:style-name="ce1"/>
          <table:table-cell office:value-type="float" office:value="8.8632643005173843" table:formula="of:=[.D174]/[.C174]" table:style-name="ce1">
            <text:p>8.8632643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08.2024</text:p>
          </table:table-cell>
          <table:table-cell office:value-type="float" office:value="34.35" table:style-name="ce1">
            <text:p>34.35</text:p>
          </table:table-cell>
          <table:table-cell office:value-type="float" office:value="6767.26" table:style-name="ce1">
            <text:p>6767.26</text:p>
          </table:table-cell>
          <table:table-cell office:value-type="float" office:value="60298.74" table:style-name="ce1">
            <text:p>60298.74</text:p>
          </table:table-cell>
          <table:table-cell table:number-columns-repeated="6" table:style-name="ce1"/>
          <table:table-cell office:value-type="float" office:value="60350" table:style-name="ce1">
            <text:p>60350</text:p>
          </table:table-cell>
          <table:table-cell office:value-type="float" office:value="60835" table:style-name="ce1">
            <text:p>60835</text:p>
          </table:table-cell>
          <table:table-cell office:value-type="float" office:value="61255" table:style-name="ce1">
            <text:p>61255</text:p>
          </table:table-cell>
          <table:table-cell office:value-type="float" office:value="61705" table:style-name="ce1">
            <text:p>61705</text:p>
          </table:table-cell>
          <table:table-cell office:value-type="float" office:value="62180" table:style-name="ce1">
            <text:p>62180</text:p>
          </table:table-cell>
          <table:table-cell office:value-type="float" office:value="62695" table:style-name="ce1">
            <text:p>62695</text:p>
          </table:table-cell>
          <table:table-cell table:number-columns-repeated="2" table:style-name="ce1"/>
          <table:table-cell office:value-type="float" office:value="5.3140000000000001" table:style-name="ce1">
            <text:p>5.314</text:p>
          </table:table-cell>
          <table:table-cell table:style-name="ce1"/>
          <table:table-cell office:value-type="float" office:value="8.9103625396393813" table:formula="of:=[.D175]/[.C175]" table:style-name="ce1">
            <text:p>8.910362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08.2024</text:p>
          </table:table-cell>
          <table:table-cell office:value-type="float" office:value="36.28" table:style-name="ce1">
            <text:p>36.28</text:p>
          </table:table-cell>
          <table:table-cell office:value-type="float" office:value="7142.7" table:style-name="ce1">
            <text:p>7142.7</text:p>
          </table:table-cell>
          <table:table-cell office:value-type="float" office:value="63575.17" table:style-name="ce1">
            <text:p>63575.17</text:p>
          </table:table-cell>
          <table:table-cell table:number-columns-repeated="6" table:style-name="ce1"/>
          <table:table-cell office:value-type="float" office:value="63815" table:style-name="ce1">
            <text:p>63815</text:p>
          </table:table-cell>
          <table:table-cell office:value-type="float" office:value="64330" table:style-name="ce1">
            <text:p>64330</text:p>
          </table:table-cell>
          <table:table-cell office:value-type="float" office:value="64770" table:style-name="ce1">
            <text:p>64770</text:p>
          </table:table-cell>
          <table:table-cell office:value-type="float" office:value="65250" table:style-name="ce1">
            <text:p>65250</text:p>
          </table:table-cell>
          <table:table-cell office:value-type="float" office:value="65725" table:style-name="ce1">
            <text:p>65725</text:p>
          </table:table-cell>
          <table:table-cell office:value-type="float" office:value="66240" table:style-name="ce1">
            <text:p>66240</text:p>
          </table:table-cell>
          <table:table-cell table:number-columns-repeated="2" table:style-name="ce1"/>
          <table:table-cell office:value-type="float" office:value="5.3019999999999996" table:style-name="ce1">
            <text:p>5.302</text:p>
          </table:table-cell>
          <table:table-cell table:style-name="ce1"/>
          <table:table-cell office:value-type="float" office:value="8.900719615831548" table:formula="of:=[.D176]/[.C176]" table:style-name="ce1">
            <text:p>8.9007196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8.2024</text:p>
          </table:table-cell>
          <table:table-cell office:value-type="float" office:value="36.090000000000003" table:style-name="ce1">
            <text:p>36.09</text:p>
          </table:table-cell>
          <table:table-cell office:value-type="float" office:value="7108.61" table:style-name="ce1">
            <text:p>7108.61</text:p>
          </table:table-cell>
          <table:table-cell office:value-type="float" office:value="63505.45" table:style-name="ce1">
            <text:p>63505.45</text:p>
          </table:table-cell>
          <table:table-cell table:number-columns-repeated="6" table:style-name="ce1"/>
          <table:table-cell office:value-type="float" office:value="63330" table:style-name="ce1">
            <text:p>63330</text:p>
          </table:table-cell>
          <table:table-cell office:value-type="float" office:value="63860" table:style-name="ce1">
            <text:p>63860</text:p>
          </table:table-cell>
          <table:table-cell office:value-type="float" office:value="64320" table:style-name="ce1">
            <text:p>64320</text:p>
          </table:table-cell>
          <table:table-cell office:value-type="float" office:value="64810" table:style-name="ce1">
            <text:p>64810</text:p>
          </table:table-cell>
          <table:table-cell office:value-type="float" office:value="65290" table:style-name="ce1">
            <text:p>65290</text:p>
          </table:table-cell>
          <table:table-cell office:value-type="float" office:value="65805" table:style-name="ce1">
            <text:p>65805</text:p>
          </table:table-cell>
          <table:table-cell table:number-columns-repeated="2" table:style-name="ce1"/>
          <table:table-cell office:value-type="float" office:value="5.3319999999999999" table:style-name="ce1">
            <text:p>5.332</text:p>
          </table:table-cell>
          <table:table-cell table:style-name="ce1"/>
          <table:table-cell office:value-type="float" office:value="8.9335960194749742" table:formula="of:=[.D177]/[.C177]" table:style-name="ce1">
            <text:p>8.9335960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08.2024</text:p>
          </table:table-cell>
          <table:table-cell office:value-type="float" office:value="35.380000000000003" table:style-name="ce1">
            <text:p>35.38</text:p>
          </table:table-cell>
          <table:table-cell office:value-type="float" office:value="6955.94" table:style-name="ce1">
            <text:p>6955.94</text:p>
          </table:table-cell>
          <table:table-cell office:value-type="float" office:value="62059.89" table:style-name="ce1">
            <text:p>62059.89</text:p>
          </table:table-cell>
          <table:table-cell table:number-columns-repeated="6" table:style-name="ce1"/>
          <table:table-cell office:value-type="float" office:value="62055" table:style-name="ce1">
            <text:p>62055</text:p>
          </table:table-cell>
          <table:table-cell office:value-type="float" office:value="62540" table:style-name="ce1">
            <text:p>62540</text:p>
          </table:table-cell>
          <table:table-cell office:value-type="float" office:value="63025" table:style-name="ce1">
            <text:p>63025</text:p>
          </table:table-cell>
          <table:table-cell office:value-type="float" office:value="63515" table:style-name="ce1">
            <text:p>63515</text:p>
          </table:table-cell>
          <table:table-cell office:value-type="float" office:value="63995" table:style-name="ce1">
            <text:p>63995</text:p>
          </table:table-cell>
          <table:table-cell office:value-type="float" office:value="64495" table:style-name="ce1">
            <text:p>64495</text:p>
          </table:table-cell>
          <table:table-cell table:number-columns-repeated="2" table:style-name="ce1"/>
          <table:table-cell office:value-type="float" office:value="5.33" table:style-name="ce1">
            <text:p>5.33</text:p>
          </table:table-cell>
          <table:table-cell table:style-name="ce1"/>
          <table:table-cell office:value-type="float" office:value="8.9218552776475946" table:formula="of:=[.D178]/[.C178]" table:style-name="ce1">
            <text:p>8.9218552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.08.2024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6657.77" table:style-name="ce1">
            <text:p>6657.77</text:p>
          </table:table-cell>
          <table:table-cell office:value-type="float" office:value="59333.27" table:style-name="ce1">
            <text:p>59333.27</text:p>
          </table:table-cell>
          <table:table-cell table:number-columns-repeated="6" table:style-name="ce1"/>
          <table:table-cell office:value-type="float" office:value="58950" table:style-name="ce1">
            <text:p>58950</text:p>
          </table:table-cell>
          <table:table-cell office:value-type="float" office:value="59340" table:style-name="ce1">
            <text:p>59340</text:p>
          </table:table-cell>
          <table:table-cell office:value-type="float" office:value="59795" table:style-name="ce1">
            <text:p>59795</text:p>
          </table:table-cell>
          <table:table-cell office:value-type="float" office:value="60255" table:style-name="ce1">
            <text:p>60255</text:p>
          </table:table-cell>
          <table:table-cell office:value-type="float" office:value="60710" table:style-name="ce1">
            <text:p>60710</text:p>
          </table:table-cell>
          <table:table-cell office:value-type="float" office:value="61195" table:style-name="ce1">
            <text:p>61195</text:p>
          </table:table-cell>
          <table:table-cell table:number-columns-repeated="2" table:style-name="ce1"/>
          <table:table-cell office:value-type="float" office:value="5.3140000000000001" table:style-name="ce1">
            <text:p>5.314</text:p>
          </table:table-cell>
          <table:table-cell table:style-name="ce1"/>
          <table:table-cell office:value-type="float" office:value="8.9118834084085208" table:formula="of:=[.D179]/[.C179]" table:style-name="ce1">
            <text:p>8.9118834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08.2024</text:p>
          </table:table-cell>
          <table:table-cell office:value-type="float" office:value="33.69" table:style-name="ce1">
            <text:p>33.69</text:p>
          </table:table-cell>
          <table:table-cell office:value-type="float" office:value="6656.33" table:style-name="ce1">
            <text:p>6656.33</text:p>
          </table:table-cell>
          <table:table-cell office:value-type="float" office:value="59360.7" table:style-name="ce1">
            <text:p>59360.7</text:p>
          </table:table-cell>
          <table:table-cell table:number-columns-repeated="6" table:style-name="ce1"/>
          <table:table-cell office:value-type="float" office:value="59275" table:style-name="ce1">
            <text:p>59275</text:p>
          </table:table-cell>
          <table:table-cell office:value-type="float" office:value="59645" table:style-name="ce1">
            <text:p>59645</text:p>
          </table:table-cell>
          <table:table-cell office:value-type="float" office:value="60120" table:style-name="ce1">
            <text:p>60120</text:p>
          </table:table-cell>
          <table:table-cell office:value-type="float" office:value="60610" table:style-name="ce1">
            <text:p>60610</text:p>
          </table:table-cell>
          <table:table-cell office:value-type="float" office:value="61085" table:style-name="ce1">
            <text:p>61085</text:p>
          </table:table-cell>
          <table:table-cell office:value-type="float" office:value="61580" table:style-name="ce1">
            <text:p>61580</text:p>
          </table:table-cell>
          <table:table-cell table:number-columns-repeated="2" table:style-name="ce1"/>
          <table:table-cell office:value-type="float" office:value="5.2910000000000004" table:style-name="ce1">
            <text:p>5.291</text:p>
          </table:table-cell>
          <table:table-cell table:style-name="ce1"/>
          <table:table-cell office:value-type="float" office:value="8.9179322539597639" table:formula="of:=[.D180]/[.C180]" table:style-name="ce1">
            <text:p>8.9179322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08.2024</text:p>
          </table:table-cell>
          <table:table-cell office:value-type="float" office:value="33.369999999999997" table:style-name="ce1">
            <text:p>33.37</text:p>
          </table:table-cell>
          <table:table-cell office:value-type="float" office:value="6598.11" table:style-name="ce1">
            <text:p>6598.11</text:p>
          </table:table-cell>
          <table:table-cell office:value-type="float" office:value="58934.41" table:style-name="ce1">
            <text:p>58934.41</text:p>
          </table:table-cell>
          <table:table-cell table:number-columns-repeated="6" table:style-name="ce1"/>
          <table:table-cell office:value-type="float" office:value="59165.599999999999" table:style-name="ce1">
            <text:p>59165.6</text:p>
          </table:table-cell>
          <table:table-cell office:value-type="float" office:value="58980" table:style-name="ce1">
            <text:p>58980</text:p>
          </table:table-cell>
          <table:table-cell office:value-type="float" office:value="59470" table:style-name="ce1">
            <text:p>59470</text:p>
          </table:table-cell>
          <table:table-cell office:value-type="float" office:value="59945" table:style-name="ce1">
            <text:p>59945</text:p>
          </table:table-cell>
          <table:table-cell office:value-type="float" office:value="60390" table:style-name="ce1">
            <text:p>60390</text:p>
          </table:table-cell>
          <table:table-cell office:value-type="float" office:value="60875" table:style-name="ce1">
            <text:p>60875</text:p>
          </table:table-cell>
          <table:table-cell office:value-type="float" office:value="61360" table:style-name="ce1">
            <text:p>61360</text:p>
          </table:table-cell>
          <table:table-cell table:style-name="ce1"/>
          <table:table-cell office:value-type="float" office:value="5.266" table:style-name="ce1">
            <text:p>5.266</text:p>
          </table:table-cell>
          <table:table-cell table:style-name="ce1"/>
          <table:table-cell office:value-type="float" office:value="8.9320138645763727" table:formula="of:=[.D181]/[.C181]" table:style-name="ce1">
            <text:p>8.9320138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9.2024</text:p>
          </table:table-cell>
          <table:table-cell office:value-type="float" office:value="33.369999999999997" table:style-name="ce1">
            <text:p>33.37</text:p>
          </table:table-cell>
          <table:table-cell office:value-type="float" office:value="6598.11" table:style-name="ce1">
            <text:p>6598.11</text:p>
          </table:table-cell>
          <table:table-cell office:value-type="float" office:value="58462.35" table:style-name="ce1">
            <text:p>58462.35</text:p>
          </table:table-cell>
          <table:table-cell table:number-columns-repeated="7" table:style-name="ce1"/>
          <table:table-cell office:value-type="float" office:value="58980" table:style-name="ce1">
            <text:p>58980</text:p>
          </table:table-cell>
          <table:table-cell office:value-type="float" office:value="59470" table:style-name="ce1">
            <text:p>59470</text:p>
          </table:table-cell>
          <table:table-cell office:value-type="float" office:value="59945" table:style-name="ce1">
            <text:p>59945</text:p>
          </table:table-cell>
          <table:table-cell office:value-type="float" office:value="60390" table:style-name="ce1">
            <text:p>60390</text:p>
          </table:table-cell>
          <table:table-cell office:value-type="float" office:value="60875" table:style-name="ce1">
            <text:p>60875</text:p>
          </table:table-cell>
          <table:table-cell office:value-type="float" office:value="61360" table:style-name="ce1">
            <text:p>61360</text:p>
          </table:table-cell>
          <table:table-cell table:style-name="ce1"/>
          <table:table-cell office:value-type="float" office:value="5.266" table:style-name="ce1">
            <text:p>5.266</text:p>
          </table:table-cell>
          <table:table-cell table:style-name="ce1"/>
          <table:table-cell office:value-type="float" office:value="8.8604691343430169" table:formula="of:=[.D182]/[.C182]" table:style-name="ce1">
            <text:p>8.8604691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09.2024</text:p>
          </table:table-cell>
          <table:table-cell office:value-type="float" office:value="32.979999999999997" table:style-name="ce1">
            <text:p>32.98</text:p>
          </table:table-cell>
          <table:table-cell office:value-type="float" office:value="6508.52" table:style-name="ce1">
            <text:p>6508.52</text:p>
          </table:table-cell>
          <table:table-cell office:value-type="float" office:value="58000.45" table:style-name="ce1">
            <text:p>58000.45</text:p>
          </table:table-cell>
          <table:table-cell table:number-columns-repeated="7" table:style-name="ce1"/>
          <table:table-cell office:value-type="float" office:value="58240" table:style-name="ce1">
            <text:p>58240</text:p>
          </table:table-cell>
          <table:table-cell office:value-type="float" office:value="58700" table:style-name="ce1">
            <text:p>58700</text:p>
          </table:table-cell>
          <table:table-cell office:value-type="float" office:value="59175" table:style-name="ce1">
            <text:p>59175</text:p>
          </table:table-cell>
          <table:table-cell office:value-type="float" office:value="59635" table:style-name="ce1">
            <text:p>59635</text:p>
          </table:table-cell>
          <table:table-cell office:value-type="float" office:value="60120" table:style-name="ce1">
            <text:p>60120</text:p>
          </table:table-cell>
          <table:table-cell office:value-type="float" office:value="60720" table:style-name="ce1">
            <text:p>60720</text:p>
          </table:table-cell>
          <table:table-cell table:style-name="ce1"/>
          <table:table-cell office:value-type="float" office:value="5.24" table:style-name="ce1">
            <text:p>5.24</text:p>
          </table:table-cell>
          <table:table-cell table:style-name="ce1"/>
          <table:table-cell office:value-type="float" office:value="8.9114652793569036" table:formula="of:=[.D183]/[.C183]" table:style-name="ce1">
            <text:p>8.9114652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09.2024</text:p>
          </table:table-cell>
          <table:table-cell office:value-type="float" office:value="33.04" table:style-name="ce1">
            <text:p>33.04</text:p>
          </table:table-cell>
          <table:table-cell office:value-type="float" office:value="6509.85" table:style-name="ce1">
            <text:p>6509.85</text:p>
          </table:table-cell>
          <table:table-cell office:value-type="float" office:value="57867.97" table:style-name="ce1">
            <text:p>57867.97</text:p>
          </table:table-cell>
          <table:table-cell table:number-columns-repeated="7" table:style-name="ce1"/>
          <table:table-cell office:value-type="float" office:value="58355" table:style-name="ce1">
            <text:p>58355</text:p>
          </table:table-cell>
          <table:table-cell office:value-type="float" office:value="58785" table:style-name="ce1">
            <text:p>58785</text:p>
          </table:table-cell>
          <table:table-cell office:value-type="float" office:value="59255" table:style-name="ce1">
            <text:p>59255</text:p>
          </table:table-cell>
          <table:table-cell office:value-type="float" office:value="59715" table:style-name="ce1">
            <text:p>59715</text:p>
          </table:table-cell>
          <table:table-cell office:value-type="float" office:value="60210" table:style-name="ce1">
            <text:p>60210</text:p>
          </table:table-cell>
          <table:table-cell office:value-type="float" office:value="60810" table:style-name="ce1">
            <text:p>60810</text:p>
          </table:table-cell>
          <table:table-cell table:style-name="ce1"/>
          <table:table-cell office:value-type="float" office:value="5.1870000000000003" table:style-name="ce1">
            <text:p>5.187</text:p>
          </table:table-cell>
          <table:table-cell table:style-name="ce1"/>
          <table:table-cell office:value-type="float" office:value="8.88929391614246" table:formula="of:=[.D184]/[.C184]" table:style-name="ce1">
            <text:p>8.8892939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09.2024</text:p>
          </table:table-cell>
          <table:table-cell office:value-type="float" office:value="31.85" table:style-name="ce1">
            <text:p>31.85</text:p>
          </table:table-cell>
          <table:table-cell office:value-type="float" office:value="6285.7" table:style-name="ce1">
            <text:p>6285.7</text:p>
          </table:table-cell>
          <table:table-cell office:value-type="float" office:value="56189.59" table:style-name="ce1">
            <text:p>56189.59</text:p>
          </table:table-cell>
          <table:table-cell table:number-columns-repeated="7" table:style-name="ce1"/>
          <table:table-cell office:value-type="float" office:value="56215" table:style-name="ce1">
            <text:p>56215</text:p>
          </table:table-cell>
          <table:table-cell office:value-type="float" office:value="56650" table:style-name="ce1">
            <text:p>56650</text:p>
          </table:table-cell>
          <table:table-cell office:value-type="float" office:value="57105" table:style-name="ce1">
            <text:p>57105</text:p>
          </table:table-cell>
          <table:table-cell office:value-type="float" office:value="57555" table:style-name="ce1">
            <text:p>57555</text:p>
          </table:table-cell>
          <table:table-cell office:value-type="float" office:value="58050" table:style-name="ce1">
            <text:p>58050</text:p>
          </table:table-cell>
          <table:table-cell office:value-type="float" office:value="58620" table:style-name="ce1">
            <text:p>58620</text:p>
          </table:table-cell>
          <table:table-cell table:style-name="ce1"/>
          <table:table-cell office:value-type="float" office:value="5.1470000000000002" table:style-name="ce1">
            <text:p>5.147</text:p>
          </table:table-cell>
          <table:table-cell table:style-name="ce1"/>
          <table:table-cell office:value-type="float" office:value="8.9392732710756153" table:formula="of:=[.D185]/[.C185]" table:style-name="ce1">
            <text:p>8.939273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09.2024</text:p>
          </table:table-cell>
          <table:table-cell office:value-type="float" office:value="30.41" table:style-name="ce1">
            <text:p>30.41</text:p>
          </table:table-cell>
          <table:table-cell office:value-type="float" office:value="6010.89" table:style-name="ce1">
            <text:p>6010.89</text:p>
          </table:table-cell>
          <table:table-cell office:value-type="float" office:value="53574.87" table:style-name="ce1">
            <text:p>53574.87</text:p>
          </table:table-cell>
          <table:table-cell table:number-columns-repeated="7" table:style-name="ce1"/>
          <table:table-cell office:value-type="float" office:value="53695" table:style-name="ce1">
            <text:p>53695</text:p>
          </table:table-cell>
          <table:table-cell office:value-type="float" office:value="54105" table:style-name="ce1">
            <text:p>54105</text:p>
          </table:table-cell>
          <table:table-cell office:value-type="float" office:value="54535" table:style-name="ce1">
            <text:p>54535</text:p>
          </table:table-cell>
          <table:table-cell office:value-type="float" office:value="54940" table:style-name="ce1">
            <text:p>54940</text:p>
          </table:table-cell>
          <table:table-cell office:value-type="float" office:value="55430" table:style-name="ce1">
            <text:p>55430</text:p>
          </table:table-cell>
          <table:table-cell office:value-type="float" office:value="55995" table:style-name="ce1">
            <text:p>55995</text:p>
          </table:table-cell>
          <table:table-cell table:style-name="ce1"/>
          <table:table-cell office:value-type="float" office:value="5.1280000000000001" table:style-name="ce1">
            <text:p>5.128</text:p>
          </table:table-cell>
          <table:table-cell table:style-name="ce1"/>
          <table:table-cell office:value-type="float" office:value="8.9129679631468886" table:formula="of:=[.D186]/[.C186]" table:style-name="ce1">
            <text:p>8.9129679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9.2024</text:p>
          </table:table-cell>
          <table:table-cell office:value-type="float" office:value="32.51" table:style-name="ce1">
            <text:p>32.51</text:p>
          </table:table-cell>
          <table:table-cell office:value-type="float" office:value="6404.9" table:style-name="ce1">
            <text:p>6404.9</text:p>
          </table:table-cell>
          <table:table-cell office:value-type="float" office:value="56843.32" table:style-name="ce1">
            <text:p>56843.32</text:p>
          </table:table-cell>
          <table:table-cell table:number-columns-repeated="7" table:style-name="ce1"/>
          <table:table-cell office:value-type="float" office:value="57410" table:style-name="ce1">
            <text:p>57410</text:p>
          </table:table-cell>
          <table:table-cell office:value-type="float" office:value="57850" table:style-name="ce1">
            <text:p>57850</text:p>
          </table:table-cell>
          <table:table-cell office:value-type="float" office:value="58300" table:style-name="ce1">
            <text:p>58300</text:p>
          </table:table-cell>
          <table:table-cell office:value-type="float" office:value="58720" table:style-name="ce1">
            <text:p>58720</text:p>
          </table:table-cell>
          <table:table-cell office:value-type="float" office:value="59210" table:style-name="ce1">
            <text:p>59210</text:p>
          </table:table-cell>
          <table:table-cell office:value-type="float" office:value="59775" table:style-name="ce1">
            <text:p>59775</text:p>
          </table:table-cell>
          <table:table-cell table:style-name="ce1"/>
          <table:table-cell office:value-type="float" office:value="5.093" table:style-name="ce1">
            <text:p>5.093</text:p>
          </table:table-cell>
          <table:table-cell table:style-name="ce1"/>
          <table:table-cell office:value-type="float" office:value="8.874973848147512" table:formula="of:=[.D187]/[.C187]" table:style-name="ce1">
            <text:p>8.8749738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09.2024</text:p>
          </table:table-cell>
          <table:table-cell office:value-type="float" office:value="33" table:style-name="ce1">
            <text:p>33</text:p>
          </table:table-cell>
          <table:table-cell office:value-type="float" office:value="6504.96" table:style-name="ce1">
            <text:p>6504.96</text:p>
          </table:table-cell>
          <table:table-cell office:value-type="float" office:value="57691.78" table:style-name="ce1">
            <text:p>57691.78</text:p>
          </table:table-cell>
          <table:table-cell table:number-columns-repeated="7" table:style-name="ce1"/>
          <table:table-cell office:value-type="float" office:value="58195" table:style-name="ce1">
            <text:p>58195</text:p>
          </table:table-cell>
          <table:table-cell office:value-type="float" office:value="58640" table:style-name="ce1">
            <text:p>58640</text:p>
          </table:table-cell>
          <table:table-cell office:value-type="float" office:value="59100" table:style-name="ce1">
            <text:p>59100</text:p>
          </table:table-cell>
          <table:table-cell office:value-type="float" office:value="59535" table:style-name="ce1">
            <text:p>59535</text:p>
          </table:table-cell>
          <table:table-cell office:value-type="float" office:value="60020" table:style-name="ce1">
            <text:p>60020</text:p>
          </table:table-cell>
          <table:table-cell office:value-type="float" office:value="60560" table:style-name="ce1">
            <text:p>60560</text:p>
          </table:table-cell>
          <table:table-cell table:style-name="ce1"/>
          <table:table-cell office:value-type="float" office:value="5.0460000000000003" table:style-name="ce1">
            <text:p>5.046</text:p>
          </table:table-cell>
          <table:table-cell table:style-name="ce1"/>
          <table:table-cell office:value-type="float" office:value="8.8688908156237698" table:formula="of:=[.D188]/[.C188]" table:style-name="ce1">
            <text:p>8.8688908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09.2024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6467.7" table:style-name="ce1">
            <text:p>6467.7</text:p>
          </table:table-cell>
          <table:table-cell office:value-type="float" office:value="57544.37" table:style-name="ce1">
            <text:p>57544.37</text:p>
          </table:table-cell>
          <table:table-cell table:number-columns-repeated="7" table:style-name="ce1"/>
          <table:table-cell office:value-type="float" office:value="57860" table:style-name="ce1">
            <text:p>57860</text:p>
          </table:table-cell>
          <table:table-cell office:value-type="float" office:value="58290" table:style-name="ce1">
            <text:p>58290</text:p>
          </table:table-cell>
          <table:table-cell office:value-type="float" office:value="58740" table:style-name="ce1">
            <text:p>58740</text:p>
          </table:table-cell>
          <table:table-cell office:value-type="float" office:value="59180" table:style-name="ce1">
            <text:p>59180</text:p>
          </table:table-cell>
          <table:table-cell office:value-type="float" office:value="59665" table:style-name="ce1">
            <text:p>59665</text:p>
          </table:table-cell>
          <table:table-cell office:value-type="float" office:value="60205" table:style-name="ce1">
            <text:p>60205</text:p>
          </table:table-cell>
          <table:table-cell table:style-name="ce1"/>
          <table:table-cell office:value-type="float" office:value="5.093" table:style-name="ce1">
            <text:p>5.093</text:p>
          </table:table-cell>
          <table:table-cell table:style-name="ce1"/>
          <table:table-cell office:value-type="float" office:value="8.8971922012461935" table:formula="of:=[.D189]/[.C189]" table:style-name="ce1">
            <text:p>8.897192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09.2024</text:p>
          </table:table-cell>
          <table:table-cell office:value-type="float" office:value="33.25" table:style-name="ce1">
            <text:p>33.25</text:p>
          </table:table-cell>
          <table:table-cell office:value-type="float" office:value="6548.1" table:style-name="ce1">
            <text:p>6548.1</text:p>
          </table:table-cell>
          <table:table-cell office:value-type="float" office:value="58301.45" table:style-name="ce1">
            <text:p>58301.45</text:p>
          </table:table-cell>
          <table:table-cell table:number-columns-repeated="7" table:style-name="ce1"/>
          <table:table-cell office:value-type="float" office:value="58580" table:style-name="ce1">
            <text:p>58580</text:p>
          </table:table-cell>
          <table:table-cell office:value-type="float" office:value="59015" table:style-name="ce1">
            <text:p>59015</text:p>
          </table:table-cell>
          <table:table-cell office:value-type="float" office:value="59470" table:style-name="ce1">
            <text:p>59470</text:p>
          </table:table-cell>
          <table:table-cell office:value-type="float" office:value="59900" table:style-name="ce1">
            <text:p>59900</text:p>
          </table:table-cell>
          <table:table-cell office:value-type="float" office:value="60375" table:style-name="ce1">
            <text:p>60375</text:p>
          </table:table-cell>
          <table:table-cell office:value-type="float" office:value="60915" table:style-name="ce1">
            <text:p>60915</text:p>
          </table:table-cell>
          <table:table-cell table:style-name="ce1"/>
          <table:table-cell office:value-type="float" office:value="5.069" table:style-name="ce1">
            <text:p>5.069</text:p>
          </table:table-cell>
          <table:table-cell table:style-name="ce1"/>
          <table:table-cell office:value-type="float" office:value="8.9035674470457078" table:formula="of:=[.D190]/[.C190]" table:style-name="ce1">
            <text:p>8.903567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09.2024</text:p>
          </table:table-cell>
          <table:table-cell office:value-type="float" office:value="34.04" table:style-name="ce1">
            <text:p>34.04</text:p>
          </table:table-cell>
          <table:table-cell office:value-type="float" office:value="6706.94" table:style-name="ce1">
            <text:p>6706.94</text:p>
          </table:table-cell>
          <table:table-cell office:value-type="float" office:value="59878.2" table:style-name="ce1">
            <text:p>59878.2</text:p>
          </table:table-cell>
          <table:table-cell table:number-columns-repeated="7" table:style-name="ce1"/>
          <table:table-cell office:value-type="float" office:value="59935" table:style-name="ce1">
            <text:p>59935</text:p>
          </table:table-cell>
          <table:table-cell office:value-type="float" office:value="60385" table:style-name="ce1">
            <text:p>60385</text:p>
          </table:table-cell>
          <table:table-cell office:value-type="float" office:value="60865" table:style-name="ce1">
            <text:p>60865</text:p>
          </table:table-cell>
          <table:table-cell office:value-type="float" office:value="61330" table:style-name="ce1">
            <text:p>61330</text:p>
          </table:table-cell>
          <table:table-cell office:value-type="float" office:value="61805" table:style-name="ce1">
            <text:p>61805</text:p>
          </table:table-cell>
          <table:table-cell office:value-type="float" office:value="62345" table:style-name="ce1">
            <text:p>62345</text:p>
          </table:table-cell>
          <table:table-cell table:style-name="ce1"/>
          <table:table-cell office:value-type="float" office:value="5.0019999999999998" table:style-name="ce1">
            <text:p>5.002</text:p>
          </table:table-cell>
          <table:table-cell table:style-name="ce1"/>
          <table:table-cell office:value-type="float" office:value="8.92779717725222" table:formula="of:=[.D191]/[.C191]" table:style-name="ce1">
            <text:p>8.92779717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09.2024</text:p>
          </table:table-cell>
          <table:table-cell office:value-type="float" office:value="32.979999999999997" table:style-name="ce1">
            <text:p>32.98</text:p>
          </table:table-cell>
          <table:table-cell office:value-type="float" office:value="6502.34" table:style-name="ce1">
            <text:p>6502.34</text:p>
          </table:table-cell>
          <table:table-cell office:value-type="float" office:value="57921.73" table:style-name="ce1">
            <text:p>57921.73</text:p>
          </table:table-cell>
          <table:table-cell table:number-columns-repeated="7" table:style-name="ce1"/>
          <table:table-cell office:value-type="float" office:value="57985" table:style-name="ce1">
            <text:p>57985</text:p>
          </table:table-cell>
          <table:table-cell office:value-type="float" office:value="58420" table:style-name="ce1">
            <text:p>58420</text:p>
          </table:table-cell>
          <table:table-cell office:value-type="float" office:value="58880" table:style-name="ce1">
            <text:p>58880</text:p>
          </table:table-cell>
          <table:table-cell office:value-type="float" office:value="59310" table:style-name="ce1">
            <text:p>59310</text:p>
          </table:table-cell>
          <table:table-cell office:value-type="float" office:value="59780" table:style-name="ce1">
            <text:p>59780</text:p>
          </table:table-cell>
          <table:table-cell office:value-type="float" office:value="60320" table:style-name="ce1">
            <text:p>60320</text:p>
          </table:table-cell>
          <table:table-cell table:style-name="ce1"/>
          <table:table-cell office:value-type="float" office:value="4.91" table:style-name="ce1">
            <text:p>4.91</text:p>
          </table:table-cell>
          <table:table-cell table:style-name="ce1"/>
          <table:table-cell office:value-type="float" office:value="8.9078285663315064" table:formula="of:=[.D192]/[.C192]" table:style-name="ce1">
            <text:p>8.90782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09.2024</text:p>
          </table:table-cell>
          <table:table-cell office:value-type="float" office:value="34.1" table:style-name="ce1">
            <text:p>34.1</text:p>
          </table:table-cell>
          <table:table-cell office:value-type="float" office:value="6737.56" table:style-name="ce1">
            <text:p>6737.56</text:p>
          </table:table-cell>
          <table:table-cell office:value-type="float" office:value="60324.11" table:style-name="ce1">
            <text:p>60324.11</text:p>
          </table:table-cell>
          <table:table-cell table:number-columns-repeated="7" table:style-name="ce1"/>
          <table:table-cell office:value-type="float" office:value="60105" table:style-name="ce1">
            <text:p>60105</text:p>
          </table:table-cell>
          <table:table-cell office:value-type="float" office:value="60550" table:style-name="ce1">
            <text:p>60550</text:p>
          </table:table-cell>
          <table:table-cell office:value-type="float" office:value="61030" table:style-name="ce1">
            <text:p>61030</text:p>
          </table:table-cell>
          <table:table-cell office:value-type="float" office:value="61445" table:style-name="ce1">
            <text:p>61445</text:p>
          </table:table-cell>
          <table:table-cell office:value-type="float" office:value="61920" table:style-name="ce1">
            <text:p>61920</text:p>
          </table:table-cell>
          <table:table-cell office:value-type="float" office:value="62460" table:style-name="ce1">
            <text:p>62460</text:p>
          </table:table-cell>
          <table:table-cell table:style-name="ce1"/>
          <table:table-cell office:value-type="float" office:value="4.9139999999999997" table:style-name="ce1">
            <text:p>4.914</text:p>
          </table:table-cell>
          <table:table-cell table:style-name="ce1"/>
          <table:table-cell office:value-type="float" office:value="8.95340598080017" table:formula="of:=[.D193]/[.C193]" table:style-name="ce1">
            <text:p>8.953405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09.2024</text:p>
          </table:table-cell>
          <table:table-cell office:value-type="float" office:value="34.15" table:style-name="ce1">
            <text:p>34.15</text:p>
          </table:table-cell>
          <table:table-cell office:value-type="float" office:value="6752.47" table:style-name="ce1">
            <text:p>6752.47</text:p>
          </table:table-cell>
          <table:table-cell office:value-type="float" office:value="60366.75" table:style-name="ce1">
            <text:p>60366.75</text:p>
          </table:table-cell>
          <table:table-cell table:number-columns-repeated="7" table:style-name="ce1"/>
          <table:table-cell office:value-type="float" office:value="60140" table:style-name="ce1">
            <text:p>60140</text:p>
          </table:table-cell>
          <table:table-cell office:value-type="float" office:value="60580" table:style-name="ce1">
            <text:p>60580</text:p>
          </table:table-cell>
          <table:table-cell office:value-type="float" office:value="61045" table:style-name="ce1">
            <text:p>61045</text:p>
          </table:table-cell>
          <table:table-cell office:value-type="float" office:value="61470" table:style-name="ce1">
            <text:p>61470</text:p>
          </table:table-cell>
          <table:table-cell office:value-type="float" office:value="61945" table:style-name="ce1">
            <text:p>61945</text:p>
          </table:table-cell>
          <table:table-cell office:value-type="float" office:value="62485" table:style-name="ce1">
            <text:p>62485</text:p>
          </table:table-cell>
          <table:table-cell table:style-name="ce1"/>
          <table:table-cell office:value-type="float" office:value="4.7779999999999996" table:style-name="ce1">
            <text:p>4.778</text:p>
          </table:table-cell>
          <table:table-cell table:style-name="ce1"/>
          <table:table-cell office:value-type="float" office:value="8.9399508624251567" table:formula="of:=[.D194]/[.C194]" table:style-name="ce1">
            <text:p>8.939950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09.2024</text:p>
          </table:table-cell>
          <table:table-cell office:value-type="float" office:value="36.01" table:style-name="ce1">
            <text:p>36.01</text:p>
          </table:table-cell>
          <table:table-cell office:value-type="float" office:value="7106.78" table:style-name="ce1">
            <text:p>7106.78</text:p>
          </table:table-cell>
          <table:table-cell office:value-type="float" office:value="63417.35" table:style-name="ce1">
            <text:p>63417.35</text:p>
          </table:table-cell>
          <table:table-cell table:number-columns-repeated="7" table:style-name="ce1"/>
          <table:table-cell office:value-type="float" office:value="63415" table:style-name="ce1">
            <text:p>63415</text:p>
          </table:table-cell>
          <table:table-cell office:value-type="float" office:value="63880" table:style-name="ce1">
            <text:p>63880</text:p>
          </table:table-cell>
          <table:table-cell office:value-type="float" office:value="64375" table:style-name="ce1">
            <text:p>64375</text:p>
          </table:table-cell>
          <table:table-cell office:value-type="float" office:value="64835" table:style-name="ce1">
            <text:p>64835</text:p>
          </table:table-cell>
          <table:table-cell office:value-type="float" office:value="65310" table:style-name="ce1">
            <text:p>65310</text:p>
          </table:table-cell>
          <table:table-cell office:value-type="float" office:value="65850" table:style-name="ce1">
            <text:p>65850</text:p>
          </table:table-cell>
          <table:table-cell table:style-name="ce1"/>
          <table:table-cell office:value-type="float" office:value="4.6429999999999998" table:style-name="ce1">
            <text:p>4.643</text:p>
          </table:table-cell>
          <table:table-cell table:style-name="ce1"/>
          <table:table-cell office:value-type="float" office:value="8.9234998128547662" table:formula="of:=[.D195]/[.C195]" table:style-name="ce1">
            <text:p>8.9234998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09.2024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7057.59" table:style-name="ce1">
            <text:p>7057.59</text:p>
          </table:table-cell>
          <table:table-cell office:value-type="float" office:value="62920.25" table:style-name="ce1">
            <text:p>62920.25</text:p>
          </table:table-cell>
          <table:table-cell table:number-columns-repeated="7" table:style-name="ce1"/>
          <table:table-cell office:value-type="float" office:value="62935" table:style-name="ce1">
            <text:p>62935</text:p>
          </table:table-cell>
          <table:table-cell office:value-type="float" office:value="63400" table:style-name="ce1">
            <text:p>63400</text:p>
          </table:table-cell>
          <table:table-cell office:value-type="float" office:value="63905" table:style-name="ce1">
            <text:p>63905</text:p>
          </table:table-cell>
          <table:table-cell office:value-type="float" office:value="64355" table:style-name="ce1">
            <text:p>64355</text:p>
          </table:table-cell>
          <table:table-cell office:value-type="float" office:value="64830" table:style-name="ce1">
            <text:p>64830</text:p>
          </table:table-cell>
          <table:table-cell office:value-type="float" office:value="65370" table:style-name="ce1">
            <text:p>65370</text:p>
          </table:table-cell>
          <table:table-cell table:style-name="ce1"/>
          <table:table-cell office:value-type="float" office:value="4.75" table:style-name="ce1">
            <text:p>4.75</text:p>
          </table:table-cell>
          <table:table-cell table:style-name="ce1"/>
          <table:table-cell office:value-type="float" office:value="8.9152600250227056" table:formula="of:=[.D196]/[.C196]" table:style-name="ce1">
            <text:p>8.9152600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09.2024</text:p>
          </table:table-cell>
          <table:table-cell office:value-type="float" office:value="36.04" table:style-name="ce1">
            <text:p>36.04</text:p>
          </table:table-cell>
          <table:table-cell office:value-type="float" office:value="7105.01" table:style-name="ce1">
            <text:p>7105.01</text:p>
          </table:table-cell>
          <table:table-cell office:value-type="float" office:value="63394.720000000001" table:style-name="ce1">
            <text:p>63394.72</text:p>
          </table:table-cell>
          <table:table-cell table:number-columns-repeated="7" table:style-name="ce1"/>
          <table:table-cell office:value-type="float" office:value="63360" table:style-name="ce1">
            <text:p>63360</text:p>
          </table:table-cell>
          <table:table-cell office:value-type="float" office:value="63785" table:style-name="ce1">
            <text:p>63785</text:p>
          </table:table-cell>
          <table:table-cell office:value-type="float" office:value="64295" table:style-name="ce1">
            <text:p>64295</text:p>
          </table:table-cell>
          <table:table-cell office:value-type="float" office:value="64735" table:style-name="ce1">
            <text:p>64735</text:p>
          </table:table-cell>
          <table:table-cell office:value-type="float" office:value="65210" table:style-name="ce1">
            <text:p>65210</text:p>
          </table:table-cell>
          <table:table-cell office:value-type="float" office:value="65750" table:style-name="ce1">
            <text:p>65750</text:p>
          </table:table-cell>
          <table:table-cell table:style-name="ce1"/>
          <table:table-cell office:value-type="float" office:value="4.71" table:style-name="ce1">
            <text:p>4.71</text:p>
          </table:table-cell>
          <table:table-cell table:style-name="ce1"/>
          <table:table-cell office:value-type="float" office:value="8.9225377585675467" table:formula="of:=[.D197]/[.C197]" table:style-name="ce1">
            <text:p>8.9225377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09.2024</text:p>
          </table:table-cell>
          <table:table-cell office:value-type="float" office:value="36.64" table:style-name="ce1">
            <text:p>36.64</text:p>
          </table:table-cell>
          <table:table-cell office:value-type="float" office:value="7205.55" table:style-name="ce1">
            <text:p>7205.55</text:p>
          </table:table-cell>
          <table:table-cell office:value-type="float" office:value="63903.13" table:style-name="ce1">
            <text:p>63903.13</text:p>
          </table:table-cell>
          <table:table-cell table:number-columns-repeated="7" table:style-name="ce1"/>
          <table:table-cell office:value-type="float" office:value="64460" table:style-name="ce1">
            <text:p>64460</text:p>
          </table:table-cell>
          <table:table-cell office:value-type="float" office:value="64860" table:style-name="ce1">
            <text:p>64860</text:p>
          </table:table-cell>
          <table:table-cell office:value-type="float" office:value="65365" table:style-name="ce1">
            <text:p>65365</text:p>
          </table:table-cell>
          <table:table-cell office:value-type="float" office:value="65795" table:style-name="ce1">
            <text:p>65795</text:p>
          </table:table-cell>
          <table:table-cell office:value-type="float" office:value="66255" table:style-name="ce1">
            <text:p>66255</text:p>
          </table:table-cell>
          <table:table-cell office:value-type="float" office:value="66795" table:style-name="ce1">
            <text:p>66795</text:p>
          </table:table-cell>
          <table:table-cell table:style-name="ce1"/>
          <table:table-cell office:value-type="float" office:value="4.6689999999999996" table:style-name="ce1">
            <text:p>4.669</text:p>
          </table:table-cell>
          <table:table-cell table:style-name="ce1"/>
          <table:table-cell office:value-type="float" office:value="8.8685985108700933" table:formula="of:=[.D198]/[.C198]" table:style-name="ce1">
            <text:p>8.8685985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09.2024</text:p>
          </table:table-cell>
          <table:table-cell office:value-type="float" office:value="35.97" table:style-name="ce1">
            <text:p>35.97</text:p>
          </table:table-cell>
          <table:table-cell office:value-type="float" office:value="7095.94" table:style-name="ce1">
            <text:p>7095.94</text:p>
          </table:table-cell>
          <table:table-cell office:value-type="float" office:value="63294.6" table:style-name="ce1">
            <text:p>63294.6</text:p>
          </table:table-cell>
          <table:table-cell table:number-columns-repeated="7" table:style-name="ce1"/>
          <table:table-cell office:value-type="float" office:value="63200" table:style-name="ce1">
            <text:p>63200</text:p>
          </table:table-cell>
          <table:table-cell office:value-type="float" office:value="63580" table:style-name="ce1">
            <text:p>63580</text:p>
          </table:table-cell>
          <table:table-cell office:value-type="float" office:value="64090" table:style-name="ce1">
            <text:p>64090</text:p>
          </table:table-cell>
          <table:table-cell office:value-type="float" office:value="64500" table:style-name="ce1">
            <text:p>64500</text:p>
          </table:table-cell>
          <table:table-cell office:value-type="float" office:value="64965" table:style-name="ce1">
            <text:p>64965</text:p>
          </table:table-cell>
          <table:table-cell office:value-type="float" office:value="65500" table:style-name="ce1">
            <text:p>65500</text:p>
          </table:table-cell>
          <table:table-cell table:style-name="ce1"/>
          <table:table-cell office:value-type="float" office:value="4.6680000000000001" table:style-name="ce1">
            <text:p>4.668</text:p>
          </table:table-cell>
          <table:table-cell table:style-name="ce1"/>
          <table:table-cell office:value-type="float" office:value="8.9198330312826766" table:formula="of:=[.D199]/[.C199]" table:style-name="ce1">
            <text:p>8.9198330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09.2024</text:p>
          </table:table-cell>
          <table:table-cell office:value-type="float" office:value="36.840000000000003" table:style-name="ce1">
            <text:p>36.84</text:p>
          </table:table-cell>
          <table:table-cell office:value-type="float" office:value="7281.11" table:style-name="ce1">
            <text:p>7281.11</text:p>
          </table:table-cell>
          <table:table-cell office:value-type="float" office:value="65127.64" table:style-name="ce1">
            <text:p>65127.64</text:p>
          </table:table-cell>
          <table:table-cell table:number-columns-repeated="7" table:style-name="ce1"/>
          <table:table-cell office:value-type="float" office:value="64735" table:style-name="ce1">
            <text:p>64735</text:p>
          </table:table-cell>
          <table:table-cell office:value-type="float" office:value="65215" table:style-name="ce1">
            <text:p>65215</text:p>
          </table:table-cell>
          <table:table-cell office:value-type="float" office:value="65770" table:style-name="ce1">
            <text:p>65770</text:p>
          </table:table-cell>
          <table:table-cell office:value-type="float" office:value="66210" table:style-name="ce1">
            <text:p>66210</text:p>
          </table:table-cell>
          <table:table-cell office:value-type="float" office:value="66685" table:style-name="ce1">
            <text:p>66685</text:p>
          </table:table-cell>
          <table:table-cell office:value-type="float" office:value="67205" table:style-name="ce1">
            <text:p>67205</text:p>
          </table:table-cell>
          <table:table-cell table:style-name="ce1"/>
          <table:table-cell office:value-type="float" office:value="4.7110000000000003" table:style-name="ce1">
            <text:p>4.711</text:p>
          </table:table-cell>
          <table:table-cell table:style-name="ce1"/>
          <table:table-cell office:value-type="float" office:value="8.9447405684023451" table:formula="of:=[.D200]/[.C200]" table:style-name="ce1">
            <text:p>8.9447405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09.2024</text:p>
          </table:table-cell>
          <table:table-cell office:value-type="float" office:value="37.39" table:style-name="ce1">
            <text:p>37.39</text:p>
          </table:table-cell>
          <table:table-cell office:value-type="float" office:value="7374.63" table:style-name="ce1">
            <text:p>7374.63</text:p>
          </table:table-cell>
          <table:table-cell office:value-type="float" office:value="65804.990000000005" table:style-name="ce1">
            <text:p>65804.99</text:p>
          </table:table-cell>
          <table:table-cell table:number-columns-repeated="7" table:style-name="ce1"/>
          <table:table-cell office:value-type="float" office:value="66196.899999999994" table:style-name="ce1">
            <text:p>66196.9</text:p>
          </table:table-cell>
          <table:table-cell office:value-type="float" office:value="66140" table:style-name="ce1">
            <text:p>66140</text:p>
          </table:table-cell>
          <table:table-cell office:value-type="float" office:value="66715" table:style-name="ce1">
            <text:p>66715</text:p>
          </table:table-cell>
          <table:table-cell office:value-type="float" office:value="67155" table:style-name="ce1">
            <text:p>67155</text:p>
          </table:table-cell>
          <table:table-cell office:value-type="float" office:value="67630" table:style-name="ce1">
            <text:p>67630</text:p>
          </table:table-cell>
          <table:table-cell office:value-type="float" office:value="68150" table:style-name="ce1">
            <text:p>68150</text:p>
          </table:table-cell>
          <table:table-cell table:style-name="ce1"/>
          <table:table-cell office:value-type="float" office:value="4.7590000000000003" table:style-name="ce1">
            <text:p>4.759</text:p>
          </table:table-cell>
          <table:table-cell table:style-name="ce1"/>
          <table:table-cell office:value-type="float" office:value="8.9231581787832077" table:formula="of:=[.D201]/[.C201]" table:style-name="ce1">
            <text:p>8.9231581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09.2024</text:p>
          </table:table-cell>
          <table:table-cell office:value-type="float" office:value="36.130000000000003" table:style-name="ce1">
            <text:p>36.13</text:p>
          </table:table-cell>
          <table:table-cell office:value-type="float" office:value="7125.18" table:style-name="ce1">
            <text:p>7125.18</text:p>
          </table:table-cell>
          <table:table-cell office:value-type="float" office:value="63410.65" table:style-name="ce1">
            <text:p>63410.65</text:p>
          </table:table-cell>
          <table:table-cell table:number-columns-repeated="8" table:style-name="ce1"/>
          <table:table-cell office:value-type="float" office:value="63745" table:style-name="ce1">
            <text:p>63745</text:p>
          </table:table-cell>
          <table:table-cell office:value-type="float" office:value="64290" table:style-name="ce1">
            <text:p>64290</text:p>
          </table:table-cell>
          <table:table-cell office:value-type="float" office:value="64700" table:style-name="ce1">
            <text:p>64700</text:p>
          </table:table-cell>
          <table:table-cell office:value-type="float" office:value="65160" table:style-name="ce1">
            <text:p>65160</text:p>
          </table:table-cell>
          <table:table-cell office:value-type="float" office:value="65665" table:style-name="ce1">
            <text:p>65665</text:p>
          </table:table-cell>
          <table:table-cell table:style-name="ce1"/>
          <table:table-cell office:value-type="float" office:value="4.82" table:style-name="ce1">
            <text:p>4.82</text:p>
          </table:table-cell>
          <table:table-cell table:style-name="ce1"/>
          <table:table-cell office:value-type="float" office:value="8.8995155210113985" table:formula="of:=[.D202]/[.C202]" table:style-name="ce1">
            <text:p>8.8995155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10.2024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6933.08" table:style-name="ce1">
            <text:p>6933.08</text:p>
          </table:table-cell>
          <table:table-cell office:value-type="float" office:value="61876.35" table:style-name="ce1">
            <text:p>61876.35</text:p>
          </table:table-cell>
          <table:table-cell table:number-columns-repeated="8" table:style-name="ce1"/>
          <table:table-cell office:value-type="float" office:value="61965" table:style-name="ce1">
            <text:p>61965</text:p>
          </table:table-cell>
          <table:table-cell office:value-type="float" office:value="62480" table:style-name="ce1">
            <text:p>62480</text:p>
          </table:table-cell>
          <table:table-cell office:value-type="float" office:value="62865" table:style-name="ce1">
            <text:p>62865</text:p>
          </table:table-cell>
          <table:table-cell office:value-type="float" office:value="63325" table:style-name="ce1">
            <text:p>63325</text:p>
          </table:table-cell>
          <table:table-cell office:value-type="float" office:value="63810" table:style-name="ce1">
            <text:p>63810</text:p>
          </table:table-cell>
          <table:table-cell table:style-name="ce1"/>
          <table:table-cell office:value-type="float" office:value="4.8369999999999997" table:style-name="ce1">
            <text:p>4.837</text:p>
          </table:table-cell>
          <table:table-cell table:style-name="ce1"/>
          <table:table-cell office:value-type="float" office:value="8.9247996561412819" table:formula="of:=[.D203]/[.C203]" table:style-name="ce1">
            <text:p>8.924799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10.2024</text:p>
          </table:table-cell>
          <table:table-cell office:value-type="float" office:value="34.24" table:style-name="ce1">
            <text:p>34.24</text:p>
          </table:table-cell>
          <table:table-cell office:value-type="float" office:value="6757.94" table:style-name="ce1">
            <text:p>6757.94</text:p>
          </table:table-cell>
          <table:table-cell office:value-type="float" office:value="60365.69" table:style-name="ce1">
            <text:p>60365.69</text:p>
          </table:table-cell>
          <table:table-cell table:number-columns-repeated="8" table:style-name="ce1"/>
          <table:table-cell office:value-type="float" office:value="60430" table:style-name="ce1">
            <text:p>60430</text:p>
          </table:table-cell>
          <table:table-cell office:value-type="float" office:value="60945" table:style-name="ce1">
            <text:p>60945</text:p>
          </table:table-cell>
          <table:table-cell office:value-type="float" office:value="61350" table:style-name="ce1">
            <text:p>61350</text:p>
          </table:table-cell>
          <table:table-cell office:value-type="float" office:value="61845" table:style-name="ce1">
            <text:p>61845</text:p>
          </table:table-cell>
          <table:table-cell office:value-type="float" office:value="62325" table:style-name="ce1">
            <text:p>62325</text:p>
          </table:table-cell>
          <table:table-cell table:style-name="ce1"/>
          <table:table-cell office:value-type="float" office:value="4.8019999999999996" table:style-name="ce1">
            <text:p>4.802</text:p>
          </table:table-cell>
          <table:table-cell table:style-name="ce1"/>
          <table:table-cell office:value-type="float" office:value="8.9325578504692267" table:formula="of:=[.D204]/[.C204]" table:style-name="ce1">
            <text:p>8.932557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10.2024</text:p>
          </table:table-cell>
          <table:table-cell office:value-type="float" office:value="34.72" table:style-name="ce1">
            <text:p>34.72</text:p>
          </table:table-cell>
          <table:table-cell office:value-type="float" office:value="6840.43" table:style-name="ce1">
            <text:p>6840.43</text:p>
          </table:table-cell>
          <table:table-cell office:value-type="float" office:value="60785.85" table:style-name="ce1">
            <text:p>60785.85</text:p>
          </table:table-cell>
          <table:table-cell table:number-columns-repeated="8" table:style-name="ce1"/>
          <table:table-cell office:value-type="float" office:value="61295" table:style-name="ce1">
            <text:p>61295</text:p>
          </table:table-cell>
          <table:table-cell office:value-type="float" office:value="61810" table:style-name="ce1">
            <text:p>61810</text:p>
          </table:table-cell>
          <table:table-cell office:value-type="float" office:value="62220" table:style-name="ce1">
            <text:p>62220</text:p>
          </table:table-cell>
          <table:table-cell office:value-type="float" office:value="62710" table:style-name="ce1">
            <text:p>62710</text:p>
          </table:table-cell>
          <table:table-cell office:value-type="float" office:value="63210" table:style-name="ce1">
            <text:p>63210</text:p>
          </table:table-cell>
          <table:table-cell table:style-name="ce1"/>
          <table:table-cell office:value-type="float" office:value="4.8010000000000002" table:style-name="ce1">
            <text:p>4.801</text:p>
          </table:table-cell>
          <table:table-cell table:style-name="ce1"/>
          <table:table-cell office:value-type="float" office:value="8.8862615361899753" table:formula="of:=[.D205]/[.C205]" table:style-name="ce1">
            <text:p>8.8862615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10.2024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6997.99" table:style-name="ce1">
            <text:p>6997.99</text:p>
          </table:table-cell>
          <table:table-cell office:value-type="float" office:value="62355.54" table:style-name="ce1">
            <text:p>62355.54</text:p>
          </table:table-cell>
          <table:table-cell table:number-columns-repeated="8" table:style-name="ce1"/>
          <table:table-cell office:value-type="float" office:value="62715" table:style-name="ce1">
            <text:p>62715</text:p>
          </table:table-cell>
          <table:table-cell office:value-type="float" office:value="63240" table:style-name="ce1">
            <text:p>63240</text:p>
          </table:table-cell>
          <table:table-cell office:value-type="float" office:value="63665" table:style-name="ce1">
            <text:p>63665</text:p>
          </table:table-cell>
          <table:table-cell office:value-type="float" office:value="64160" table:style-name="ce1">
            <text:p>64160</text:p>
          </table:table-cell>
          <table:table-cell office:value-type="float" office:value="64605" table:style-name="ce1">
            <text:p>64605</text:p>
          </table:table-cell>
          <table:table-cell table:style-name="ce1"/>
          <table:table-cell office:value-type="float" office:value="4.7220000000000004" table:style-name="ce1">
            <text:p>4.722</text:p>
          </table:table-cell>
          <table:table-cell table:style-name="ce1"/>
          <table:table-cell office:value-type="float" office:value="8.9104928700955561" table:formula="of:=[.D206]/[.C206]" table:style-name="ce1">
            <text:p>8.910492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10.2024</text:p>
          </table:table-cell>
          <table:table-cell office:value-type="float" office:value="36.06" table:style-name="ce1">
            <text:p>36.06</text:p>
          </table:table-cell>
          <table:table-cell office:value-type="float" office:value="7107.01" table:style-name="ce1">
            <text:p>7107.01</text:p>
          </table:table-cell>
          <table:table-cell office:value-type="float" office:value="63256.25" table:style-name="ce1">
            <text:p>63256.25</text:p>
          </table:table-cell>
          <table:table-cell table:number-columns-repeated="8" table:style-name="ce1"/>
          <table:table-cell office:value-type="float" office:value="63560" table:style-name="ce1">
            <text:p>63560</text:p>
          </table:table-cell>
          <table:table-cell office:value-type="float" office:value="64090" table:style-name="ce1">
            <text:p>64090</text:p>
          </table:table-cell>
          <table:table-cell office:value-type="float" office:value="64505" table:style-name="ce1">
            <text:p>64505</text:p>
          </table:table-cell>
          <table:table-cell office:value-type="float" office:value="65000" table:style-name="ce1">
            <text:p>65000</text:p>
          </table:table-cell>
          <table:table-cell office:value-type="float" office:value="65495" table:style-name="ce1">
            <text:p>65495</text:p>
          </table:table-cell>
          <table:table-cell table:style-name="ce1"/>
          <table:table-cell office:value-type="float" office:value="4.8559999999999999" table:style-name="ce1">
            <text:p>4.856</text:p>
          </table:table-cell>
          <table:table-cell table:style-name="ce1"/>
          <table:table-cell office:value-type="float" office:value="8.9005432664369408" table:formula="of:=[.D207]/[.C207]" table:style-name="ce1">
            <text:p>8.9005432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10.2024</text:p>
          </table:table-cell>
          <table:table-cell office:value-type="float" office:value="35.4" table:style-name="ce1">
            <text:p>35.4</text:p>
          </table:table-cell>
          <table:table-cell office:value-type="float" office:value="6987.25" table:style-name="ce1">
            <text:p>6987.25</text:p>
          </table:table-cell>
          <table:table-cell office:value-type="float" office:value="62100.03" table:style-name="ce1">
            <text:p>62100.03</text:p>
          </table:table-cell>
          <table:table-cell table:number-columns-repeated="8" table:style-name="ce1"/>
          <table:table-cell office:value-type="float" office:value="62400" table:style-name="ce1">
            <text:p>62400</text:p>
          </table:table-cell>
          <table:table-cell office:value-type="float" office:value="62925" table:style-name="ce1">
            <text:p>62925</text:p>
          </table:table-cell>
          <table:table-cell office:value-type="float" office:value="63325" table:style-name="ce1">
            <text:p>63325</text:p>
          </table:table-cell>
          <table:table-cell office:value-type="float" office:value="63810" table:style-name="ce1">
            <text:p>63810</text:p>
          </table:table-cell>
          <table:table-cell office:value-type="float" office:value="64295" table:style-name="ce1">
            <text:p>64295</text:p>
          </table:table-cell>
          <table:table-cell table:style-name="ce1"/>
          <table:table-cell office:value-type="float" office:value="4.8109999999999999" table:style-name="ce1">
            <text:p>4.811</text:p>
          </table:table-cell>
          <table:table-cell table:style-name="ce1"/>
          <table:table-cell office:value-type="float" office:value="8.8876210240080145" table:formula="of:=[.D208]/[.C208]" table:style-name="ce1">
            <text:p>8.887621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10.2024</text:p>
          </table:table-cell>
          <table:table-cell office:value-type="float" office:value="34.68" table:style-name="ce1">
            <text:p>34.68</text:p>
          </table:table-cell>
          <table:table-cell office:value-type="float" office:value="6845.35" table:style-name="ce1">
            <text:p>6845.35</text:p>
          </table:table-cell>
          <table:table-cell office:value-type="float" office:value="61008.639999999999" table:style-name="ce1">
            <text:p>61008.64</text:p>
          </table:table-cell>
          <table:table-cell table:number-columns-repeated="8" table:style-name="ce1"/>
          <table:table-cell office:value-type="float" office:value="61115" table:style-name="ce1">
            <text:p>61115</text:p>
          </table:table-cell>
          <table:table-cell office:value-type="float" office:value="61630" table:style-name="ce1">
            <text:p>61630</text:p>
          </table:table-cell>
          <table:table-cell office:value-type="float" office:value="62010" table:style-name="ce1">
            <text:p>62010</text:p>
          </table:table-cell>
          <table:table-cell office:value-type="float" office:value="62485" table:style-name="ce1">
            <text:p>62485</text:p>
          </table:table-cell>
          <table:table-cell office:value-type="float" office:value="62970" table:style-name="ce1">
            <text:p>62970</text:p>
          </table:table-cell>
          <table:table-cell table:style-name="ce1"/>
          <table:table-cell office:value-type="float" office:value="4.7960000000000003" table:style-name="ce1">
            <text:p>4.796</text:p>
          </table:table-cell>
          <table:table-cell table:style-name="ce1"/>
          <table:table-cell office:value-type="float" office:value="8.912420840424522" table:formula="of:=[.D209]/[.C209]" table:style-name="ce1">
            <text:p>8.912420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10.2024</text:p>
          </table:table-cell>
          <table:table-cell office:value-type="float" office:value="33.950000000000003" table:style-name="ce1">
            <text:p>33.95</text:p>
          </table:table-cell>
          <table:table-cell office:value-type="float" office:value="6693.22" table:style-name="ce1">
            <text:p>6693.22</text:p>
          </table:table-cell>
          <table:table-cell office:value-type="float" office:value="59491.82" table:style-name="ce1">
            <text:p>59491.82</text:p>
          </table:table-cell>
          <table:table-cell table:number-columns-repeated="8" table:style-name="ce1"/>
          <table:table-cell office:value-type="float" office:value="59795" table:style-name="ce1">
            <text:p>59795</text:p>
          </table:table-cell>
          <table:table-cell office:value-type="float" office:value="60285" table:style-name="ce1">
            <text:p>60285</text:p>
          </table:table-cell>
          <table:table-cell office:value-type="float" office:value="60660" table:style-name="ce1">
            <text:p>60660</text:p>
          </table:table-cell>
          <table:table-cell office:value-type="float" office:value="61135" table:style-name="ce1">
            <text:p>61135</text:p>
          </table:table-cell>
          <table:table-cell office:value-type="float" office:value="61560" table:style-name="ce1">
            <text:p>61560</text:p>
          </table:table-cell>
          <table:table-cell table:style-name="ce1"/>
          <table:table-cell office:value-type="float" office:value="4.7960000000000003" table:style-name="ce1">
            <text:p>4.796</text:p>
          </table:table-cell>
          <table:table-cell table:style-name="ce1"/>
          <table:table-cell office:value-type="float" office:value="8.8883706198212522" table:formula="of:=[.D210]/[.C210]" table:style-name="ce1">
            <text:p>8.888370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10.2024</text:p>
          </table:table-cell>
          <table:table-cell office:value-type="float" office:value="35.94" table:style-name="ce1">
            <text:p>35.94</text:p>
          </table:table-cell>
          <table:table-cell office:value-type="float" office:value="7070.43" table:style-name="ce1">
            <text:p>7070.43</text:p>
          </table:table-cell>
          <table:table-cell office:value-type="float" office:value="63045.8" table:style-name="ce1">
            <text:p>63045.8</text:p>
          </table:table-cell>
          <table:table-cell table:number-columns-repeated="8" table:style-name="ce1"/>
          <table:table-cell office:value-type="float" office:value="63305" table:style-name="ce1">
            <text:p>63305</text:p>
          </table:table-cell>
          <table:table-cell office:value-type="float" office:value="63840" table:style-name="ce1">
            <text:p>63840</text:p>
          </table:table-cell>
          <table:table-cell office:value-type="float" office:value="64240" table:style-name="ce1">
            <text:p>64240</text:p>
          </table:table-cell>
          <table:table-cell office:value-type="float" office:value="64740" table:style-name="ce1">
            <text:p>64740</text:p>
          </table:table-cell>
          <table:table-cell office:value-type="float" office:value="65220" table:style-name="ce1">
            <text:p>65220</text:p>
          </table:table-cell>
          <table:table-cell table:style-name="ce1"/>
          <table:table-cell office:value-type="float" office:value="4.8259999999999996" table:style-name="ce1">
            <text:p>4.826</text:p>
          </table:table-cell>
          <table:table-cell table:style-name="ce1"/>
          <table:table-cell office:value-type="float" office:value="8.916826840800347" table:formula="of:=[.D211]/[.C211]" table:style-name="ce1">
            <text:p>8.9168268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10.2024</text:p>
          </table:table-cell>
          <table:table-cell office:value-type="float" office:value="37.57" table:style-name="ce1">
            <text:p>37.57</text:p>
          </table:table-cell>
          <table:table-cell office:value-type="float" office:value="7401.24" table:style-name="ce1">
            <text:p>7401.24</text:p>
          </table:table-cell>
          <table:table-cell office:value-type="float" office:value="65928.52" table:style-name="ce1">
            <text:p>65928.52</text:p>
          </table:table-cell>
          <table:table-cell table:number-columns-repeated="8" table:style-name="ce1"/>
          <table:table-cell office:value-type="float" office:value="66145" table:style-name="ce1">
            <text:p>66145</text:p>
          </table:table-cell>
          <table:table-cell office:value-type="float" office:value="66710" table:style-name="ce1">
            <text:p>66710</text:p>
          </table:table-cell>
          <table:table-cell office:value-type="float" office:value="67135" table:style-name="ce1">
            <text:p>67135</text:p>
          </table:table-cell>
          <table:table-cell office:value-type="float" office:value="67650" table:style-name="ce1">
            <text:p>67650</text:p>
          </table:table-cell>
          <table:table-cell office:value-type="float" office:value="68100" table:style-name="ce1">
            <text:p>68100</text:p>
          </table:table-cell>
          <table:table-cell table:style-name="ce1"/>
          <table:table-cell office:value-type="float" office:value="4.8259999999999996" table:style-name="ce1">
            <text:p>4.826</text:p>
          </table:table-cell>
          <table:table-cell table:style-name="ce1"/>
          <table:table-cell office:value-type="float" office:value="8.9077668066432114" table:formula="of:=[.D212]/[.C212]" table:style-name="ce1">
            <text:p>8.9077668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10.2024</text:p>
          </table:table-cell>
          <table:table-cell office:value-type="float" office:value="38.17" table:style-name="ce1">
            <text:p>38.17</text:p>
          </table:table-cell>
          <table:table-cell office:value-type="float" office:value="7511.71" table:style-name="ce1">
            <text:p>7511.71</text:p>
          </table:table-cell>
          <table:table-cell office:value-type="float" office:value="66807.240000000005" table:style-name="ce1">
            <text:p>66807.24</text:p>
          </table:table-cell>
          <table:table-cell table:number-columns-repeated="8" table:style-name="ce1"/>
          <table:table-cell office:value-type="float" office:value="67220" table:style-name="ce1">
            <text:p>67220</text:p>
          </table:table-cell>
          <table:table-cell office:value-type="float" office:value="67795" table:style-name="ce1">
            <text:p>67795</text:p>
          </table:table-cell>
          <table:table-cell office:value-type="float" office:value="68225" table:style-name="ce1">
            <text:p>68225</text:p>
          </table:table-cell>
          <table:table-cell office:value-type="float" office:value="68735" table:style-name="ce1">
            <text:p>68735</text:p>
          </table:table-cell>
          <table:table-cell office:value-type="float" office:value="69215" table:style-name="ce1">
            <text:p>69215</text:p>
          </table:table-cell>
          <table:table-cell table:style-name="ce1"/>
          <table:table-cell office:value-type="float" office:value="4.79" table:style-name="ce1">
            <text:p>4.79</text:p>
          </table:table-cell>
          <table:table-cell table:style-name="ce1"/>
          <table:table-cell office:value-type="float" office:value="8.8937458980711455" table:formula="of:=[.D213]/[.C213]" table:style-name="ce1">
            <text:p>8.8937458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10.2024</text:p>
          </table:table-cell>
          <table:table-cell office:value-type="float" office:value="38.58" table:style-name="ce1">
            <text:p>38.58</text:p>
          </table:table-cell>
          <table:table-cell office:value-type="float" office:value="7603.1" table:style-name="ce1">
            <text:p>7603.1</text:p>
          </table:table-cell>
          <table:table-cell office:value-type="float" office:value="67797.86" table:style-name="ce1">
            <text:p>67797.86</text:p>
          </table:table-cell>
          <table:table-cell table:number-columns-repeated="8" table:style-name="ce1"/>
          <table:table-cell office:value-type="float" office:value="67925" table:style-name="ce1">
            <text:p>67925</text:p>
          </table:table-cell>
          <table:table-cell office:value-type="float" office:value="68500" table:style-name="ce1">
            <text:p>68500</text:p>
          </table:table-cell>
          <table:table-cell office:value-type="float" office:value="68925" table:style-name="ce1">
            <text:p>68925</text:p>
          </table:table-cell>
          <table:table-cell office:value-type="float" office:value="69440" table:style-name="ce1">
            <text:p>69440</text:p>
          </table:table-cell>
          <table:table-cell office:value-type="float" office:value="69890" table:style-name="ce1">
            <text:p>69890</text:p>
          </table:table-cell>
          <table:table-cell table:style-name="ce1"/>
          <table:table-cell office:value-type="float" office:value="4.78" table:style-name="ce1">
            <text:p>4.78</text:p>
          </table:table-cell>
          <table:table-cell table:style-name="ce1"/>
          <table:table-cell office:value-type="float" office:value="8.9171338006865621" table:formula="of:=[.D214]/[.C214]" table:style-name="ce1">
            <text:p>8.9171338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10.2024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7497.37" table:style-name="ce1">
            <text:p>7497.37</text:p>
          </table:table-cell>
          <table:table-cell office:value-type="float" office:value="66895.460000000006" table:style-name="ce1">
            <text:p>66895.46</text:p>
          </table:table-cell>
          <table:table-cell table:number-columns-repeated="8" table:style-name="ce1"/>
          <table:table-cell office:value-type="float" office:value="66905" table:style-name="ce1">
            <text:p>66905</text:p>
          </table:table-cell>
          <table:table-cell office:value-type="float" office:value="67485" table:style-name="ce1">
            <text:p>67485</text:p>
          </table:table-cell>
          <table:table-cell office:value-type="float" office:value="67910" table:style-name="ce1">
            <text:p>67910</text:p>
          </table:table-cell>
          <table:table-cell office:value-type="float" office:value="68425" table:style-name="ce1">
            <text:p>68425</text:p>
          </table:table-cell>
          <table:table-cell office:value-type="float" office:value="68890" table:style-name="ce1">
            <text:p>68890</text:p>
          </table:table-cell>
          <table:table-cell table:style-name="ce1"/>
          <table:table-cell office:value-type="float" office:value="4.7629999999999999" table:style-name="ce1">
            <text:p>4.763</text:p>
          </table:table-cell>
          <table:table-cell table:style-name="ce1"/>
          <table:table-cell office:value-type="float" office:value="8.9225234982400501" table:formula="of:=[.D215]/[.C215]" table:style-name="ce1">
            <text:p>8.9225234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10.2024</text:p>
          </table:table-cell>
          <table:table-cell office:value-type="float" office:value="39.07" table:style-name="ce1">
            <text:p>39.07</text:p>
          </table:table-cell>
          <table:table-cell office:value-type="float" office:value="7701.62" table:style-name="ce1">
            <text:p>7701.62</text:p>
          </table:table-cell>
          <table:table-cell office:value-type="float" office:value="68763.66" table:style-name="ce1">
            <text:p>68763.66</text:p>
          </table:table-cell>
          <table:table-cell table:number-columns-repeated="8" table:style-name="ce1"/>
          <table:table-cell office:value-type="float" office:value="68785" table:style-name="ce1">
            <text:p>68785</text:p>
          </table:table-cell>
          <table:table-cell office:value-type="float" office:value="69400" table:style-name="ce1">
            <text:p>69400</text:p>
          </table:table-cell>
          <table:table-cell office:value-type="float" office:value="69860" table:style-name="ce1">
            <text:p>69860</text:p>
          </table:table-cell>
          <table:table-cell office:value-type="float" office:value="70390" table:style-name="ce1">
            <text:p>70390</text:p>
          </table:table-cell>
          <table:table-cell office:value-type="float" office:value="70885" table:style-name="ce1">
            <text:p>70885</text:p>
          </table:table-cell>
          <table:table-cell table:style-name="ce1"/>
          <table:table-cell office:value-type="float" office:value="4.7679999999999998" table:style-name="ce1">
            <text:p>4.768</text:p>
          </table:table-cell>
          <table:table-cell table:style-name="ce1"/>
          <table:table-cell office:value-type="float" office:value="8.9284669978524001" table:formula="of:=[.D216]/[.C216]" table:style-name="ce1">
            <text:p>8.9284669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1.10.2024</text:p>
          </table:table-cell>
          <table:table-cell office:value-type="float" office:value="38.57" table:style-name="ce1">
            <text:p>38.57</text:p>
          </table:table-cell>
          <table:table-cell office:value-type="float" office:value="7603.01" table:style-name="ce1">
            <text:p>7603.01</text:p>
          </table:table-cell>
          <table:table-cell office:value-type="float" office:value="67571.199999999997" table:style-name="ce1">
            <text:p>67571.2</text:p>
          </table:table-cell>
          <table:table-cell table:number-columns-repeated="8" table:style-name="ce1"/>
          <table:table-cell office:value-type="float" office:value="67790" table:style-name="ce1">
            <text:p>67790</text:p>
          </table:table-cell>
          <table:table-cell office:value-type="float" office:value="68385" table:style-name="ce1">
            <text:p>68385</text:p>
          </table:table-cell>
          <table:table-cell office:value-type="float" office:value="68840" table:style-name="ce1">
            <text:p>68840</text:p>
          </table:table-cell>
          <table:table-cell office:value-type="float" office:value="69380" table:style-name="ce1">
            <text:p>69380</text:p>
          </table:table-cell>
          <table:table-cell office:value-type="float" office:value="69875" table:style-name="ce1">
            <text:p>69875</text:p>
          </table:table-cell>
          <table:table-cell table:style-name="ce1"/>
          <table:table-cell office:value-type="float" office:value="4.7699999999999996" table:style-name="ce1">
            <text:p>4.77</text:p>
          </table:table-cell>
          <table:table-cell table:style-name="ce1"/>
          <table:table-cell office:value-type="float" office:value="8.8874274793798769" table:formula="of:=[.D217]/[.C217]" table:style-name="ce1">
            <text:p>8.8874274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10.2024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7572.87" table:style-name="ce1">
            <text:p>7572.87</text:p>
          </table:table-cell>
          <table:table-cell office:value-type="float" office:value="67467.64" table:style-name="ce1">
            <text:p>67467.64</text:p>
          </table:table-cell>
          <table:table-cell table:number-columns-repeated="8" table:style-name="ce1"/>
          <table:table-cell office:value-type="float" office:value="67490" table:style-name="ce1">
            <text:p>67490</text:p>
          </table:table-cell>
          <table:table-cell office:value-type="float" office:value="68090" table:style-name="ce1">
            <text:p>68090</text:p>
          </table:table-cell>
          <table:table-cell office:value-type="float" office:value="68555" table:style-name="ce1">
            <text:p>68555</text:p>
          </table:table-cell>
          <table:table-cell office:value-type="float" office:value="69065" table:style-name="ce1">
            <text:p>69065</text:p>
          </table:table-cell>
          <table:table-cell office:value-type="float" office:value="69560" table:style-name="ce1">
            <text:p>69560</text:p>
          </table:table-cell>
          <table:table-cell table:style-name="ce1"/>
          <table:table-cell office:value-type="float" office:value="4.7549999999999999" table:style-name="ce1">
            <text:p>4.755</text:p>
          </table:table-cell>
          <table:table-cell table:style-name="ce1"/>
          <table:table-cell office:value-type="float" office:value="8.9091242818112555" table:formula="of:=[.D218]/[.C218]" table:style-name="ce1">
            <text:p>8.9091242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10.2024</text:p>
          </table:table-cell>
          <table:table-cell office:value-type="float" office:value="37.81" table:style-name="ce1">
            <text:p>37.81</text:p>
          </table:table-cell>
          <table:table-cell office:value-type="float" office:value="7443.28" table:style-name="ce1">
            <text:p>7443.28</text:p>
          </table:table-cell>
          <table:table-cell office:value-type="float" office:value="66126.02" table:style-name="ce1">
            <text:p>66126.02</text:p>
          </table:table-cell>
          <table:table-cell table:number-columns-repeated="8" table:style-name="ce1"/>
          <table:table-cell office:value-type="float" office:value="66360" table:style-name="ce1">
            <text:p>66360</text:p>
          </table:table-cell>
          <table:table-cell office:value-type="float" office:value="66925" table:style-name="ce1">
            <text:p>66925</text:p>
          </table:table-cell>
          <table:table-cell office:value-type="float" office:value="67380" table:style-name="ce1">
            <text:p>67380</text:p>
          </table:table-cell>
          <table:table-cell office:value-type="float" office:value="67895" table:style-name="ce1">
            <text:p>67895</text:p>
          </table:table-cell>
          <table:table-cell office:value-type="float" office:value="68415" table:style-name="ce1">
            <text:p>68415</text:p>
          </table:table-cell>
          <table:table-cell table:style-name="ce1"/>
          <table:table-cell office:value-type="float" office:value="4.7380000000000004" table:style-name="ce1">
            <text:p>4.738</text:p>
          </table:table-cell>
          <table:table-cell table:style-name="ce1"/>
          <table:table-cell office:value-type="float" office:value="8.8839893165378712" table:formula="of:=[.D219]/[.C219]" table:style-name="ce1">
            <text:p>8.8839893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10.2024</text:p>
          </table:table-cell>
          <table:table-cell office:value-type="float" office:value="38.869999999999997" table:style-name="ce1">
            <text:p>38.87</text:p>
          </table:table-cell>
          <table:table-cell office:value-type="float" office:value="7652.01" table:style-name="ce1">
            <text:p>7652.01</text:p>
          </table:table-cell>
          <table:table-cell office:value-type="float" office:value="67992.240000000005" table:style-name="ce1">
            <text:p>67992.24</text:p>
          </table:table-cell>
          <table:table-cell table:number-columns-repeated="8" table:style-name="ce1"/>
          <table:table-cell office:value-type="float" office:value="68215" table:style-name="ce1">
            <text:p>68215</text:p>
          </table:table-cell>
          <table:table-cell office:value-type="float" office:value="68840" table:style-name="ce1">
            <text:p>68840</text:p>
          </table:table-cell>
          <table:table-cell office:value-type="float" office:value="69340" table:style-name="ce1">
            <text:p>69340</text:p>
          </table:table-cell>
          <table:table-cell office:value-type="float" office:value="69910" table:style-name="ce1">
            <text:p>69910</text:p>
          </table:table-cell>
          <table:table-cell office:value-type="float" office:value="70440" table:style-name="ce1">
            <text:p>70440</text:p>
          </table:table-cell>
          <table:table-cell table:style-name="ce1"/>
          <table:table-cell office:value-type="float" office:value="4.7489999999999997" table:style-name="ce1">
            <text:p>4.749</text:p>
          </table:table-cell>
          <table:table-cell table:style-name="ce1"/>
          <table:table-cell office:value-type="float" office:value="8.8855398777576085" table:formula="of:=[.D220]/[.C220]" table:style-name="ce1">
            <text:p>8.8855398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10.2024</text:p>
          </table:table-cell>
          <table:table-cell office:value-type="float" office:value="38.01" table:style-name="ce1">
            <text:p>38.01</text:p>
          </table:table-cell>
          <table:table-cell office:value-type="float" office:value="7500.53" table:style-name="ce1">
            <text:p>7500.53</text:p>
          </table:table-cell>
          <table:table-cell office:value-type="float" office:value="66830.399999999994" table:style-name="ce1">
            <text:p>66830.4</text:p>
          </table:table-cell>
          <table:table-cell table:number-columns-repeated="8" table:style-name="ce1"/>
          <table:table-cell office:value-type="float" office:value="68430.5" table:style-name="ce1">
            <text:p>68430.5</text:p>
          </table:table-cell>
          <table:table-cell office:value-type="float" office:value="67285" table:style-name="ce1">
            <text:p>67285</text:p>
          </table:table-cell>
          <table:table-cell office:value-type="float" office:value="67760" table:style-name="ce1">
            <text:p>67760</text:p>
          </table:table-cell>
          <table:table-cell office:value-type="float" office:value="68310" table:style-name="ce1">
            <text:p>68310</text:p>
          </table:table-cell>
          <table:table-cell office:value-type="float" office:value="68810" table:style-name="ce1">
            <text:p>68810</text:p>
          </table:table-cell>
          <table:table-cell table:style-name="ce1"/>
          <table:table-cell office:value-type="float" office:value="4.7359999999999998" table:style-name="ce1">
            <text:p>4.736</text:p>
          </table:table-cell>
          <table:table-cell table:style-name="ce1"/>
          <table:table-cell office:value-type="float" office:value="8.9100903536150113" table:formula="of:=[.D221]/[.C221]" table:style-name="ce1">
            <text:p>8.910090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.10.2024</text:p>
          </table:table-cell>
          <table:table-cell office:value-type="float" office:value="39.67" table:style-name="ce1">
            <text:p>39.67</text:p>
          </table:table-cell>
          <table:table-cell office:value-type="float" office:value="7809.2" table:style-name="ce1">
            <text:p>7809.2</text:p>
          </table:table-cell>
          <table:table-cell office:value-type="float" office:value="69609.86" table:style-name="ce1">
            <text:p>69609.86</text:p>
          </table:table-cell>
          <table:table-cell table:number-columns-repeated="9" table:style-name="ce1"/>
          <table:table-cell office:value-type="float" office:value="70300" table:style-name="ce1">
            <text:p>70300</text:p>
          </table:table-cell>
          <table:table-cell office:value-type="float" office:value="70795" table:style-name="ce1">
            <text:p>70795</text:p>
          </table:table-cell>
          <table:table-cell office:value-type="float" office:value="71355" table:style-name="ce1">
            <text:p>71355</text:p>
          </table:table-cell>
          <table:table-cell office:value-type="float" office:value="71830" table:style-name="ce1">
            <text:p>71830</text:p>
          </table:table-cell>
          <table:table-cell table:style-name="ce1"/>
          <table:table-cell office:value-type="float" office:value="4.7439999999999998" table:style-name="ce1">
            <text:p>4.744</text:p>
          </table:table-cell>
          <table:table-cell table:style-name="ce1"/>
          <table:table-cell office:value-type="float" office:value="8.9138272806433445" table:formula="of:=[.D222]/[.C222]" table:style-name="ce1">
            <text:p>8.9138272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10.2024</text:p>
          </table:table-cell>
          <table:table-cell office:value-type="float" office:value="41.33" table:style-name="ce1">
            <text:p>41.33</text:p>
          </table:table-cell>
          <table:table-cell office:value-type="float" office:value="8160.44" table:style-name="ce1">
            <text:p>8160.44</text:p>
          </table:table-cell>
          <table:table-cell office:value-type="float" office:value="73007.81" table:style-name="ce1">
            <text:p>73007.81</text:p>
          </table:table-cell>
          <table:table-cell table:number-columns-repeated="9" table:style-name="ce1"/>
          <table:table-cell office:value-type="float" office:value="73340" table:style-name="ce1">
            <text:p>73340</text:p>
          </table:table-cell>
          <table:table-cell office:value-type="float" office:value="73865" table:style-name="ce1">
            <text:p>73865</text:p>
          </table:table-cell>
          <table:table-cell office:value-type="float" office:value="74470" table:style-name="ce1">
            <text:p>74470</text:p>
          </table:table-cell>
          <table:table-cell office:value-type="float" office:value="74985" table:style-name="ce1">
            <text:p>74985</text:p>
          </table:table-cell>
          <table:table-cell table:style-name="ce1"/>
          <table:table-cell office:value-type="float" office:value="4.7439999999999998" table:style-name="ce1">
            <text:p>4.744</text:p>
          </table:table-cell>
          <table:table-cell table:style-name="ce1"/>
          <table:table-cell office:value-type="float" office:value="8.9465531270372676" table:formula="of:=[.D223]/[.C223]" table:style-name="ce1">
            <text:p>8.9465531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10.2024</text:p>
          </table:table-cell>
          <table:table-cell office:value-type="float" office:value="40.880000000000003" table:style-name="ce1">
            <text:p>40.88</text:p>
          </table:table-cell>
          <table:table-cell office:value-type="float" office:value="8067.8" table:style-name="ce1">
            <text:p>8067.8</text:p>
          </table:table-cell>
          <table:table-cell office:value-type="float" office:value="71906.83" table:style-name="ce1">
            <text:p>71906.83</text:p>
          </table:table-cell>
          <table:table-cell table:number-columns-repeated="9" table:style-name="ce1"/>
          <table:table-cell office:value-type="float" office:value="72535" table:style-name="ce1">
            <text:p>72535</text:p>
          </table:table-cell>
          <table:table-cell office:value-type="float" office:value="73060" table:style-name="ce1">
            <text:p>73060</text:p>
          </table:table-cell>
          <table:table-cell office:value-type="float" office:value="73660" table:style-name="ce1">
            <text:p>73660</text:p>
          </table:table-cell>
          <table:table-cell office:value-type="float" office:value="74165" table:style-name="ce1">
            <text:p>74165</text:p>
          </table:table-cell>
          <table:table-cell table:style-name="ce1"/>
          <table:table-cell office:value-type="float" office:value="4.7430000000000003" table:style-name="ce1">
            <text:p>4.743</text:p>
          </table:table-cell>
          <table:table-cell table:style-name="ce1"/>
          <table:table-cell office:value-type="float" office:value="8.9128176206648657" table:formula="of:=[.D224]/[.C224]" table:style-name="ce1">
            <text:p>8.9128176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1.10.2024</text:p>
          </table:table-cell>
          <table:table-cell office:value-type="float" office:value="39.78" table:style-name="ce1">
            <text:p>39.78</text:p>
          </table:table-cell>
          <table:table-cell office:value-type="float" office:value="7875.62" table:style-name="ce1">
            <text:p>7875.62</text:p>
          </table:table-cell>
          <table:table-cell office:value-type="float" office:value="70409.98" table:style-name="ce1">
            <text:p>70409.98</text:p>
          </table:table-cell>
          <table:table-cell table:number-columns-repeated="9" table:style-name="ce1"/>
          <table:table-cell office:value-type="float" office:value="70465" table:style-name="ce1">
            <text:p>70465</text:p>
          </table:table-cell>
          <table:table-cell office:value-type="float" office:value="70980" table:style-name="ce1">
            <text:p>70980</text:p>
          </table:table-cell>
          <table:table-cell office:value-type="float" office:value="71570" table:style-name="ce1">
            <text:p>71570</text:p>
          </table:table-cell>
          <table:table-cell office:value-type="float" office:value="72085" table:style-name="ce1">
            <text:p>72085</text:p>
          </table:table-cell>
          <table:table-cell table:style-name="ce1"/>
          <table:table-cell office:value-type="float" office:value="4.67" table:style-name="ce1">
            <text:p>4.67</text:p>
          </table:table-cell>
          <table:table-cell table:style-name="ce1"/>
          <table:table-cell office:value-type="float" office:value="8.9402459742851992" table:formula="of:=[.D225]/[.C225]" table:style-name="ce1">
            <text:p>8.9402459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11.2024</text:p>
          </table:table-cell>
          <table:table-cell office:value-type="float" office:value="39.369999999999997" table:style-name="ce1">
            <text:p>39.37</text:p>
          </table:table-cell>
          <table:table-cell office:value-type="float" office:value="7763.67" table:style-name="ce1">
            <text:p>7763.67</text:p>
          </table:table-cell>
          <table:table-cell office:value-type="float" office:value="69061.56" table:style-name="ce1">
            <text:p>69061.56</text:p>
          </table:table-cell>
          <table:table-cell table:number-columns-repeated="9" table:style-name="ce1"/>
          <table:table-cell office:value-type="float" office:value="69730" table:style-name="ce1">
            <text:p>69730</text:p>
          </table:table-cell>
          <table:table-cell office:value-type="float" office:value="70235" table:style-name="ce1">
            <text:p>70235</text:p>
          </table:table-cell>
          <table:table-cell office:value-type="float" office:value="70815" table:style-name="ce1">
            <text:p>70815</text:p>
          </table:table-cell>
          <table:table-cell office:value-type="float" office:value="71310" table:style-name="ce1">
            <text:p>71310</text:p>
          </table:table-cell>
          <table:table-cell table:style-name="ce1"/>
          <table:table-cell office:value-type="float" office:value="4.6429999999999998" table:style-name="ce1">
            <text:p>4.643</text:p>
          </table:table-cell>
          <table:table-cell table:style-name="ce1"/>
          <table:table-cell office:value-type="float" office:value="8.8954785558891611" table:formula="of:=[.D226]/[.C226]" table:style-name="ce1">
            <text:p>8.8954785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11.2024</text:p>
          </table:table-cell>
          <table:table-cell office:value-type="float" office:value="38.25" table:style-name="ce1">
            <text:p>38.25</text:p>
          </table:table-cell>
          <table:table-cell office:value-type="float" office:value="7561.91" table:style-name="ce1">
            <text:p>7561.91</text:p>
          </table:table-cell>
          <table:table-cell office:value-type="float" office:value="67548.67" table:style-name="ce1">
            <text:p>67548.67</text:p>
          </table:table-cell>
          <table:table-cell table:number-columns-repeated="9" table:style-name="ce1"/>
          <table:table-cell office:value-type="float" office:value="67680" table:style-name="ce1">
            <text:p>67680</text:p>
          </table:table-cell>
          <table:table-cell office:value-type="float" office:value="68170" table:style-name="ce1">
            <text:p>68170</text:p>
          </table:table-cell>
          <table:table-cell office:value-type="float" office:value="68740" table:style-name="ce1">
            <text:p>68740</text:p>
          </table:table-cell>
          <table:table-cell office:value-type="float" office:value="69230" table:style-name="ce1">
            <text:p>69230</text:p>
          </table:table-cell>
          <table:table-cell table:style-name="ce1"/>
          <table:table-cell office:value-type="float" office:value="4.6269999999999998" table:style-name="ce1">
            <text:p>4.627</text:p>
          </table:table-cell>
          <table:table-cell table:style-name="ce1"/>
          <table:table-cell office:value-type="float" office:value="8.9327524395291658" table:formula="of:=[.D227]/[.C227]" table:style-name="ce1">
            <text:p>8.932752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11.2024</text:p>
          </table:table-cell>
          <table:table-cell office:value-type="float" office:value="39.51" table:style-name="ce1">
            <text:p>39.51</text:p>
          </table:table-cell>
          <table:table-cell office:value-type="float" office:value="7796.9" table:style-name="ce1">
            <text:p>7796.9</text:p>
          </table:table-cell>
          <table:table-cell office:value-type="float" office:value="69424.009999999995" table:style-name="ce1">
            <text:p>69424.01</text:p>
          </table:table-cell>
          <table:table-cell table:number-columns-repeated="9" table:style-name="ce1"/>
          <table:table-cell office:value-type="float" office:value="69860" table:style-name="ce1">
            <text:p>69860</text:p>
          </table:table-cell>
          <table:table-cell office:value-type="float" office:value="70370" table:style-name="ce1">
            <text:p>70370</text:p>
          </table:table-cell>
          <table:table-cell office:value-type="float" office:value="70945" table:style-name="ce1">
            <text:p>70945</text:p>
          </table:table-cell>
          <table:table-cell office:value-type="float" office:value="71445" table:style-name="ce1">
            <text:p>71445</text:p>
          </table:table-cell>
          <table:table-cell table:style-name="ce1"/>
          <table:table-cell office:value-type="float" office:value="4.6050000000000004" table:style-name="ce1">
            <text:p>4.605</text:p>
          </table:table-cell>
          <table:table-cell table:style-name="ce1"/>
          <table:table-cell office:value-type="float" office:value="8.9040528928163756" table:formula="of:=[.D228]/[.C228]" table:style-name="ce1">
            <text:p>8.9040528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11.2024</text:p>
          </table:table-cell>
          <table:table-cell office:value-type="float" office:value="43.4" table:style-name="ce1">
            <text:p>43.4</text:p>
          </table:table-cell>
          <table:table-cell office:value-type="float" office:value="8546.9500000000007" table:style-name="ce1">
            <text:p>8546.95</text:p>
          </table:table-cell>
          <table:table-cell office:value-type="float" office:value="75938.83" table:style-name="ce1">
            <text:p>75938.83</text:p>
          </table:table-cell>
          <table:table-cell table:number-columns-repeated="9" table:style-name="ce1"/>
          <table:table-cell office:value-type="float" office:value="76875" table:style-name="ce1">
            <text:p>76875</text:p>
          </table:table-cell>
          <table:table-cell office:value-type="float" office:value="77435" table:style-name="ce1">
            <text:p>77435</text:p>
          </table:table-cell>
          <table:table-cell office:value-type="float" office:value="78075" table:style-name="ce1">
            <text:p>78075</text:p>
          </table:table-cell>
          <table:table-cell office:value-type="float" office:value="78605" table:style-name="ce1">
            <text:p>78605</text:p>
          </table:table-cell>
          <table:table-cell table:style-name="ce1"/>
          <table:table-cell office:value-type="float" office:value="4.57" table:style-name="ce1">
            <text:p>4.57</text:p>
          </table:table-cell>
          <table:table-cell table:style-name="ce1"/>
          <table:table-cell office:value-type="float" office:value="8.8849039715922054" table:formula="of:=[.D229]/[.C229]" table:style-name="ce1">
            <text:p>8.8849039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11.2024</text:p>
          </table:table-cell>
          <table:table-cell office:value-type="float" office:value="43.6" table:style-name="ce1">
            <text:p>43.6</text:p>
          </table:table-cell>
          <table:table-cell office:value-type="float" office:value="8594.64" table:style-name="ce1">
            <text:p>8594.64</text:p>
          </table:table-cell>
          <table:table-cell office:value-type="float" office:value="76669.279999999999" table:style-name="ce1">
            <text:p>76669.28</text:p>
          </table:table-cell>
          <table:table-cell table:number-columns-repeated="9" table:style-name="ce1"/>
          <table:table-cell office:value-type="float" office:value="77180" table:style-name="ce1">
            <text:p>77180</text:p>
          </table:table-cell>
          <table:table-cell office:value-type="float" office:value="77745" table:style-name="ce1">
            <text:p>77745</text:p>
          </table:table-cell>
          <table:table-cell office:value-type="float" office:value="78385" table:style-name="ce1">
            <text:p>78385</text:p>
          </table:table-cell>
          <table:table-cell office:value-type="float" office:value="78910" table:style-name="ce1">
            <text:p>78910</text:p>
          </table:table-cell>
          <table:table-cell table:style-name="ce1"/>
          <table:table-cell office:value-type="float" office:value="4.5650000000000004" table:style-name="ce1">
            <text:p>4.565</text:p>
          </table:table-cell>
          <table:table-cell table:style-name="ce1"/>
          <table:table-cell office:value-type="float" office:value="8.9205923691975464" table:formula="of:=[.D230]/[.C230]" table:style-name="ce1">
            <text:p>8.9205923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11.2024</text:p>
          </table:table-cell>
          <table:table-cell office:value-type="float" office:value="43.69" table:style-name="ce1">
            <text:p>43.69</text:p>
          </table:table-cell>
          <table:table-cell office:value-type="float" office:value="8607.3799999999992" table:style-name="ce1">
            <text:p>8607.38</text:p>
          </table:table-cell>
          <table:table-cell office:value-type="float" office:value="76776.56" table:style-name="ce1">
            <text:p>76776.56</text:p>
          </table:table-cell>
          <table:table-cell table:number-columns-repeated="9" table:style-name="ce1"/>
          <table:table-cell office:value-type="float" office:value="77360" table:style-name="ce1">
            <text:p>77360</text:p>
          </table:table-cell>
          <table:table-cell office:value-type="float" office:value="77935" table:style-name="ce1">
            <text:p>77935</text:p>
          </table:table-cell>
          <table:table-cell office:value-type="float" office:value="78595" table:style-name="ce1">
            <text:p>78595</text:p>
          </table:table-cell>
          <table:table-cell office:value-type="float" office:value="79140" table:style-name="ce1">
            <text:p>79140</text:p>
          </table:table-cell>
          <table:table-cell table:style-name="ce1"/>
          <table:table-cell office:value-type="float" office:value="4.5869999999999997" table:style-name="ce1">
            <text:p>4.587</text:p>
          </table:table-cell>
          <table:table-cell table:style-name="ce1"/>
          <table:table-cell office:value-type="float" office:value="8.9198524986697461" table:formula="of:=[.D231]/[.C231]" table:style-name="ce1">
            <text:p>8.9198524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11.2024</text:p>
          </table:table-cell>
          <table:table-cell office:value-type="float" office:value="49.57" table:style-name="ce1">
            <text:p>49.57</text:p>
          </table:table-cell>
          <table:table-cell office:value-type="float" office:value="9775.11" table:style-name="ce1">
            <text:p>9775.11</text:p>
          </table:table-cell>
          <table:table-cell office:value-type="float" office:value="87036.479999999996" table:style-name="ce1">
            <text:p>87036.48</text:p>
          </table:table-cell>
          <table:table-cell table:number-columns-repeated="9" table:style-name="ce1"/>
          <table:table-cell office:value-type="float" office:value="87735" table:style-name="ce1">
            <text:p>87735</text:p>
          </table:table-cell>
          <table:table-cell office:value-type="float" office:value="88415" table:style-name="ce1">
            <text:p>88415</text:p>
          </table:table-cell>
          <table:table-cell office:value-type="float" office:value="89175" table:style-name="ce1">
            <text:p>89175</text:p>
          </table:table-cell>
          <table:table-cell office:value-type="float" office:value="89820" table:style-name="ce1">
            <text:p>89820</text:p>
          </table:table-cell>
          <table:table-cell table:style-name="ce1"/>
          <table:table-cell office:value-type="float" office:value="4.5869999999999997" table:style-name="ce1">
            <text:p>4.587</text:p>
          </table:table-cell>
          <table:table-cell table:style-name="ce1"/>
          <table:table-cell office:value-type="float" office:value="8.9038875265853772" table:formula="of:=[.D232]/[.C232]" table:style-name="ce1">
            <text:p>8.9038875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11.2024</text:p>
          </table:table-cell>
          <table:table-cell office:value-type="float" office:value="51.05" table:style-name="ce1">
            <text:p>51.05</text:p>
          </table:table-cell>
          <table:table-cell office:value-type="float" office:value="10064.82" table:style-name="ce1">
            <text:p>10064.82</text:p>
          </table:table-cell>
          <table:table-cell office:value-type="float" office:value="89547.57" table:style-name="ce1">
            <text:p>89547.57</text:p>
          </table:table-cell>
          <table:table-cell table:number-columns-repeated="9" table:style-name="ce1"/>
          <table:table-cell office:value-type="float" office:value="90090" table:style-name="ce1">
            <text:p>90090</text:p>
          </table:table-cell>
          <table:table-cell office:value-type="float" office:value="90830" table:style-name="ce1">
            <text:p>90830</text:p>
          </table:table-cell>
          <table:table-cell office:value-type="float" office:value="91650" table:style-name="ce1">
            <text:p>91650</text:p>
          </table:table-cell>
          <table:table-cell office:value-type="float" office:value="92320" table:style-name="ce1">
            <text:p>92320</text:p>
          </table:table-cell>
          <table:table-cell table:style-name="ce1"/>
          <table:table-cell office:value-type="float" office:value="4.5839999999999996" table:style-name="ce1">
            <text:p>4.584</text:p>
          </table:table-cell>
          <table:table-cell table:style-name="ce1"/>
          <table:table-cell office:value-type="float" office:value="8.8970860879777298" table:formula="of:=[.D233]/[.C233]" table:style-name="ce1">
            <text:p>8.8970860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11.2024</text:p>
          </table:table-cell>
          <table:table-cell office:value-type="float" office:value="51.04" table:style-name="ce1">
            <text:p>51.04</text:p>
          </table:table-cell>
          <table:table-cell office:value-type="float" office:value="10111.34" table:style-name="ce1">
            <text:p>10111.34</text:p>
          </table:table-cell>
          <table:table-cell office:value-type="float" office:value="90578.15" table:style-name="ce1">
            <text:p>90578.15</text:p>
          </table:table-cell>
          <table:table-cell table:number-columns-repeated="9" table:style-name="ce1"/>
          <table:table-cell office:value-type="float" office:value="90255" table:style-name="ce1">
            <text:p>90255</text:p>
          </table:table-cell>
          <table:table-cell office:value-type="float" office:value="91025" table:style-name="ce1">
            <text:p>91025</text:p>
          </table:table-cell>
          <table:table-cell office:value-type="float" office:value="91860" table:style-name="ce1">
            <text:p>91860</text:p>
          </table:table-cell>
          <table:table-cell office:value-type="float" office:value="92545" table:style-name="ce1">
            <text:p>92545</text:p>
          </table:table-cell>
          <table:table-cell table:style-name="ce1"/>
          <table:table-cell office:value-type="float" office:value="4.5759999999999996" table:style-name="ce1">
            <text:p>4.576</text:p>
          </table:table-cell>
          <table:table-cell table:style-name="ce1"/>
          <table:table-cell office:value-type="float" office:value="8.9580757842185097" table:formula="of:=[.D234]/[.C234]" table:style-name="ce1">
            <text:p>8.9580757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11.2024</text:p>
          </table:table-cell>
          <table:table-cell office:value-type="float" office:value="49.73" table:style-name="ce1">
            <text:p>49.73</text:p>
          </table:table-cell>
          <table:table-cell office:value-type="float" office:value="9851.1200000000008" table:style-name="ce1">
            <text:p>9851.12</text:p>
          </table:table-cell>
          <table:table-cell office:value-type="float" office:value="88273.67" table:style-name="ce1">
            <text:p>88273.67</text:p>
          </table:table-cell>
          <table:table-cell table:number-columns-repeated="9" table:style-name="ce1"/>
          <table:table-cell office:value-type="float" office:value="87920" table:style-name="ce1">
            <text:p>87920</text:p>
          </table:table-cell>
          <table:table-cell office:value-type="float" office:value="88680" table:style-name="ce1">
            <text:p>88680</text:p>
          </table:table-cell>
          <table:table-cell office:value-type="float" office:value="89495" table:style-name="ce1">
            <text:p>89495</text:p>
          </table:table-cell>
          <table:table-cell office:value-type="float" office:value="90185" table:style-name="ce1">
            <text:p>90185</text:p>
          </table:table-cell>
          <table:table-cell table:style-name="ce1"/>
          <table:table-cell office:value-type="float" office:value="4.5629999999999997" table:style-name="ce1">
            <text:p>4.563</text:p>
          </table:table-cell>
          <table:table-cell table:style-name="ce1"/>
          <table:table-cell office:value-type="float" office:value="8.9607750184750561" table:formula="of:=[.D235]/[.C235]" table:style-name="ce1">
            <text:p>8.9607750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11.2024</text:p>
          </table:table-cell>
          <table:table-cell office:value-type="float" office:value="52.13" table:style-name="ce1">
            <text:p>52.13</text:p>
          </table:table-cell>
          <table:table-cell office:value-type="float" office:value="10247.540000000001" table:style-name="ce1">
            <text:p>10247.54</text:p>
          </table:table-cell>
          <table:table-cell office:value-type="float" office:value="91011.38" table:style-name="ce1">
            <text:p>91011.38</text:p>
          </table:table-cell>
          <table:table-cell table:number-columns-repeated="9" table:style-name="ce1"/>
          <table:table-cell office:value-type="float" office:value="91985" table:style-name="ce1">
            <text:p>91985</text:p>
          </table:table-cell>
          <table:table-cell office:value-type="float" office:value="92775" table:style-name="ce1">
            <text:p>92775</text:p>
          </table:table-cell>
          <table:table-cell office:value-type="float" office:value="93610" table:style-name="ce1">
            <text:p>93610</text:p>
          </table:table-cell>
          <table:table-cell office:value-type="float" office:value="94295" table:style-name="ce1">
            <text:p>94295</text:p>
          </table:table-cell>
          <table:table-cell table:style-name="ce1"/>
          <table:table-cell office:value-type="float" office:value="4.5659999999999998" table:style-name="ce1">
            <text:p>4.566</text:p>
          </table:table-cell>
          <table:table-cell table:style-name="ce1"/>
          <table:table-cell office:value-type="float" office:value="8.8812905341184312" table:formula="of:=[.D236]/[.C236]" table:style-name="ce1">
            <text:p>8.88129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11.2024</text:p>
          </table:table-cell>
          <table:table-cell office:value-type="float" office:value="52.13" table:style-name="ce1">
            <text:p>52.13</text:p>
          </table:table-cell>
          <table:table-cell office:value-type="float" office:value="10261.700000000001" table:style-name="ce1">
            <text:p>10261.7</text:p>
          </table:table-cell>
          <table:table-cell office:value-type="float" office:value="91307.39" table:style-name="ce1">
            <text:p>91307.39</text:p>
          </table:table-cell>
          <table:table-cell table:number-columns-repeated="9" table:style-name="ce1"/>
          <table:table-cell office:value-type="float" office:value="92060" table:style-name="ce1">
            <text:p>92060</text:p>
          </table:table-cell>
          <table:table-cell office:value-type="float" office:value="92855" table:style-name="ce1">
            <text:p>92855</text:p>
          </table:table-cell>
          <table:table-cell office:value-type="float" office:value="93720" table:style-name="ce1">
            <text:p>93720</text:p>
          </table:table-cell>
          <table:table-cell office:value-type="float" office:value="94420" table:style-name="ce1">
            <text:p>94420</text:p>
          </table:table-cell>
          <table:table-cell table:style-name="ce1"/>
          <table:table-cell office:value-type="float" office:value="4.5860000000000003" table:style-name="ce1">
            <text:p>4.586</text:p>
          </table:table-cell>
          <table:table-cell table:style-name="ce1"/>
          <table:table-cell office:value-type="float" office:value="8.8978814426459554" table:formula="of:=[.D237]/[.C237]" table:style-name="ce1">
            <text:p>8.8978814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11.2024</text:p>
          </table:table-cell>
          <table:table-cell office:value-type="float" office:value="52.7" table:style-name="ce1">
            <text:p>52.7</text:p>
          </table:table-cell>
          <table:table-cell office:value-type="float" office:value="10398.58" table:style-name="ce1">
            <text:p>10398.58</text:p>
          </table:table-cell>
          <table:table-cell office:value-type="float" office:value="93137.21" table:style-name="ce1">
            <text:p>93137.21</text:p>
          </table:table-cell>
          <table:table-cell table:number-columns-repeated="9" table:style-name="ce1"/>
          <table:table-cell office:value-type="float" office:value="93060" table:style-name="ce1">
            <text:p>93060</text:p>
          </table:table-cell>
          <table:table-cell office:value-type="float" office:value="93910" table:style-name="ce1">
            <text:p>93910</text:p>
          </table:table-cell>
          <table:table-cell office:value-type="float" office:value="94790" table:style-name="ce1">
            <text:p>94790</text:p>
          </table:table-cell>
          <table:table-cell office:value-type="float" office:value="95505" table:style-name="ce1">
            <text:p>95505</text:p>
          </table:table-cell>
          <table:table-cell table:style-name="ce1"/>
          <table:table-cell office:value-type="float" office:value="4.5599999999999996" table:style-name="ce1">
            <text:p>4.56</text:p>
          </table:table-cell>
          <table:table-cell table:style-name="ce1"/>
          <table:table-cell office:value-type="float" office:value="8.9567238988400337" table:formula="of:=[.D238]/[.C238]" table:style-name="ce1">
            <text:p>8.956723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11.2024</text:p>
          </table:table-cell>
          <table:table-cell office:value-type="float" office:value="53.72" table:style-name="ce1">
            <text:p>53.72</text:p>
          </table:table-cell>
          <table:table-cell office:value-type="float" office:value="10587.6" table:style-name="ce1">
            <text:p>10587.6</text:p>
          </table:table-cell>
          <table:table-cell office:value-type="float" office:value="94312.2" table:style-name="ce1">
            <text:p>94312.2</text:p>
          </table:table-cell>
          <table:table-cell table:number-columns-repeated="9" table:style-name="ce1"/>
          <table:table-cell office:value-type="float" office:value="94740" table:style-name="ce1">
            <text:p>94740</text:p>
          </table:table-cell>
          <table:table-cell office:value-type="float" office:value="95630" table:style-name="ce1">
            <text:p>95630</text:p>
          </table:table-cell>
          <table:table-cell office:value-type="float" office:value="96550" table:style-name="ce1">
            <text:p>96550</text:p>
          </table:table-cell>
          <table:table-cell office:value-type="float" office:value="97320" table:style-name="ce1">
            <text:p>97320</text:p>
          </table:table-cell>
          <table:table-cell table:style-name="ce1"/>
          <table:table-cell office:value-type="float" office:value="4.5720000000000001" table:style-name="ce1">
            <text:p>4.572</text:p>
          </table:table-cell>
          <table:table-cell table:style-name="ce1"/>
          <table:table-cell office:value-type="float" office:value="8.9077978012014043" table:formula="of:=[.D239]/[.C239]" table:style-name="ce1">
            <text:p>8.9077978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1.11.2024</text:p>
          </table:table-cell>
          <table:table-cell office:value-type="float" office:value="55.9" table:style-name="ce1">
            <text:p>55.9</text:p>
          </table:table-cell>
          <table:table-cell office:value-type="float" office:value="11019.91" table:style-name="ce1">
            <text:p>11019.91</text:p>
          </table:table-cell>
          <table:table-cell office:value-type="float" office:value="98319.23" table:style-name="ce1">
            <text:p>98319.23</text:p>
          </table:table-cell>
          <table:table-cell table:number-columns-repeated="9" table:style-name="ce1"/>
          <table:table-cell office:value-type="float" office:value="98735" table:style-name="ce1">
            <text:p>98735</text:p>
          </table:table-cell>
          <table:table-cell office:value-type="float" office:value="99700" table:style-name="ce1">
            <text:p>99700</text:p>
          </table:table-cell>
          <table:table-cell office:value-type="float" office:value="100695" table:style-name="ce1">
            <text:p>100695</text:p>
          </table:table-cell>
          <table:table-cell office:value-type="float" office:value="101500" table:style-name="ce1">
            <text:p>101500</text:p>
          </table:table-cell>
          <table:table-cell table:style-name="ce1"/>
          <table:table-cell office:value-type="float" office:value="4.5860000000000003" table:style-name="ce1">
            <text:p>4.586</text:p>
          </table:table-cell>
          <table:table-cell table:style-name="ce1"/>
          <table:table-cell office:value-type="float" office:value="8.921963065034106" table:formula="of:=[.D240]/[.C240]" table:style-name="ce1">
            <text:p>8.9219630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2.11.2024</text:p>
          </table:table-cell>
          <table:table-cell office:value-type="float" office:value="56.49" table:style-name="ce1">
            <text:p>56.49</text:p>
          </table:table-cell>
          <table:table-cell office:value-type="float" office:value="11141.13" table:style-name="ce1">
            <text:p>11141.13</text:p>
          </table:table-cell>
          <table:table-cell office:value-type="float" office:value="99366.35" table:style-name="ce1">
            <text:p>99366.35</text:p>
          </table:table-cell>
          <table:table-cell table:number-columns-repeated="9" table:style-name="ce1"/>
          <table:table-cell office:value-type="float" office:value="99485" table:style-name="ce1">
            <text:p>99485</text:p>
          </table:table-cell>
          <table:table-cell office:value-type="float" office:value="100500" table:style-name="ce1">
            <text:p>100500</text:p>
          </table:table-cell>
          <table:table-cell office:value-type="float" office:value="101550" table:style-name="ce1">
            <text:p>101550</text:p>
          </table:table-cell>
          <table:table-cell office:value-type="float" office:value="102380" table:style-name="ce1">
            <text:p>102380</text:p>
          </table:table-cell>
          <table:table-cell table:style-name="ce1"/>
          <table:table-cell office:value-type="float" office:value="4.5839999999999996" table:style-name="ce1">
            <text:p>4.584</text:p>
          </table:table-cell>
          <table:table-cell table:style-name="ce1"/>
          <table:table-cell office:value-type="float" office:value="8.9188753744009812" table:formula="of:=[.D241]/[.C241]" table:style-name="ce1">
            <text:p>8.91887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11.2024</text:p>
          </table:table-cell>
          <table:table-cell office:value-type="float" office:value="54.02" table:style-name="ce1">
            <text:p>54.02</text:p>
          </table:table-cell>
          <table:table-cell office:value-type="float" office:value="10646.38" table:style-name="ce1">
            <text:p>10646.38</text:p>
          </table:table-cell>
          <table:table-cell office:value-type="float" office:value="94929.57" table:style-name="ce1">
            <text:p>94929.57</text:p>
          </table:table-cell>
          <table:table-cell table:number-columns-repeated="9" table:style-name="ce1"/>
          <table:table-cell office:value-type="float" office:value="94945" table:style-name="ce1">
            <text:p>94945</text:p>
          </table:table-cell>
          <table:table-cell office:value-type="float" office:value="95885" table:style-name="ce1">
            <text:p>95885</text:p>
          </table:table-cell>
          <table:table-cell office:value-type="float" office:value="96840" table:style-name="ce1">
            <text:p>96840</text:p>
          </table:table-cell>
          <table:table-cell office:value-type="float" office:value="97640" table:style-name="ce1">
            <text:p>97640</text:p>
          </table:table-cell>
          <table:table-cell table:style-name="ce1"/>
          <table:table-cell office:value-type="float" office:value="4.6310000000000002" table:style-name="ce1">
            <text:p>4.631</text:p>
          </table:table-cell>
          <table:table-cell table:style-name="ce1"/>
          <table:table-cell office:value-type="float" office:value="8.9166054565025874" table:formula="of:=[.D242]/[.C242]" table:style-name="ce1">
            <text:p>8.9166054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11.2024</text:p>
          </table:table-cell>
          <table:table-cell office:value-type="float" office:value="51.7" table:style-name="ce1">
            <text:p>51.7</text:p>
          </table:table-cell>
          <table:table-cell office:value-type="float" office:value="10234.52" table:style-name="ce1">
            <text:p>10234.52</text:p>
          </table:table-cell>
          <table:table-cell office:value-type="float" office:value="91322.37" table:style-name="ce1">
            <text:p>91322.37</text:p>
          </table:table-cell>
          <table:table-cell table:number-columns-repeated="9" table:style-name="ce1"/>
          <table:table-cell office:value-type="float" office:value="90995" table:style-name="ce1">
            <text:p>90995</text:p>
          </table:table-cell>
          <table:table-cell office:value-type="float" office:value="91930" table:style-name="ce1">
            <text:p>91930</text:p>
          </table:table-cell>
          <table:table-cell office:value-type="float" office:value="92915" table:style-name="ce1">
            <text:p>92915</text:p>
          </table:table-cell>
          <table:table-cell office:value-type="float" office:value="93705" table:style-name="ce1">
            <text:p>93705</text:p>
          </table:table-cell>
          <table:table-cell table:style-name="ce1"/>
          <table:table-cell office:value-type="float" office:value="4.6349999999999998" table:style-name="ce1">
            <text:p>4.635</text:p>
          </table:table-cell>
          <table:table-cell table:style-name="ce1"/>
          <table:table-cell office:value-type="float" office:value="8.9229753813564283" table:formula="of:=[.D243]/[.C243]" table:style-name="ce1">
            <text:p>8.9229753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11.2024</text:p>
          </table:table-cell>
          <table:table-cell office:value-type="float" office:value="55.03" table:style-name="ce1">
            <text:p>55.03</text:p>
          </table:table-cell>
          <table:table-cell office:value-type="float" office:value="10845.12" table:style-name="ce1">
            <text:p>10845.12</text:p>
          </table:table-cell>
          <table:table-cell office:value-type="float" office:value="96954.75" table:style-name="ce1">
            <text:p>96954.75</text:p>
          </table:table-cell>
          <table:table-cell table:number-columns-repeated="9" table:style-name="ce1"/>
          <table:table-cell office:value-type="float" office:value="96785" table:style-name="ce1">
            <text:p>96785</text:p>
          </table:table-cell>
          <table:table-cell office:value-type="float" office:value="97945" table:style-name="ce1">
            <text:p>97945</text:p>
          </table:table-cell>
          <table:table-cell office:value-type="float" office:value="99100" table:style-name="ce1">
            <text:p>99100</text:p>
          </table:table-cell>
          <table:table-cell office:value-type="float" office:value="99975" table:style-name="ce1">
            <text:p>99975</text:p>
          </table:table-cell>
          <table:table-cell table:style-name="ce1"/>
          <table:table-cell office:value-type="float" office:value="4.6390000000000002" table:style-name="ce1">
            <text:p>4.639</text:p>
          </table:table-cell>
          <table:table-cell table:style-name="ce1"/>
          <table:table-cell office:value-type="float" office:value="8.9399425732495352" table:formula="of:=[.D244]/[.C244]" table:style-name="ce1">
            <text:p>8.9399425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8.11.2024</text:p>
          </table:table-cell>
          <table:table-cell office:value-type="float" office:value="55.03" table:style-name="ce1">
            <text:p>55.03</text:p>
          </table:table-cell>
          <table:table-cell office:value-type="float" office:value="10845.12" table:style-name="ce1">
            <text:p>10845.12</text:p>
          </table:table-cell>
          <table:table-cell office:value-type="float" office:value="94906.83" table:style-name="ce1">
            <text:p>94906.83</text:p>
          </table:table-cell>
          <table:table-cell table:number-columns-repeated="9" table:style-name="ce1"/>
          <table:table-cell office:value-type="float" office:value="96785" table:style-name="ce1">
            <text:p>96785</text:p>
          </table:table-cell>
          <table:table-cell office:value-type="float" office:value="97945" table:style-name="ce1">
            <text:p>97945</text:p>
          </table:table-cell>
          <table:table-cell office:value-type="float" office:value="99100" table:style-name="ce1">
            <text:p>99100</text:p>
          </table:table-cell>
          <table:table-cell office:value-type="float" office:value="99975" table:style-name="ce1">
            <text:p>99975</text:p>
          </table:table-cell>
          <table:table-cell table:style-name="ce1"/>
          <table:table-cell office:value-type="float" office:value="4.6269999999999998" table:style-name="ce1">
            <text:p>4.627</text:p>
          </table:table-cell>
          <table:table-cell table:style-name="ce1"/>
          <table:table-cell office:value-type="float" office:value="8.7511092546693803" table:formula="of:=[.D245]/[.C245]" table:style-name="ce1">
            <text:p>8.7511092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9.11.2024</text:p>
          </table:table-cell>
          <table:table-cell office:value-type="float" office:value="55.21" table:style-name="ce1">
            <text:p>55.21</text:p>
          </table:table-cell>
          <table:table-cell office:value-type="float" office:value="10936.01" table:style-name="ce1">
            <text:p>10936.01</text:p>
          </table:table-cell>
          <table:table-cell office:value-type="float" office:value="97483.42" table:style-name="ce1">
            <text:p>97483.42</text:p>
          </table:table-cell>
          <table:table-cell table:number-columns-repeated="9" table:style-name="ce1"/>
          <table:table-cell office:value-type="float" office:value="98339.8" table:style-name="ce1">
            <text:p>98339.8</text:p>
          </table:table-cell>
          <table:table-cell office:value-type="float" office:value="98365" table:style-name="ce1">
            <text:p>98365</text:p>
          </table:table-cell>
          <table:table-cell office:value-type="float" office:value="99730" table:style-name="ce1">
            <text:p>99730</text:p>
          </table:table-cell>
          <table:table-cell office:value-type="float" office:value="100665" table:style-name="ce1">
            <text:p>100665</text:p>
          </table:table-cell>
          <table:table-cell table:style-name="ce1"/>
          <table:table-cell office:value-type="float" office:value="4.6159999999999997" table:style-name="ce1">
            <text:p>4.616</text:p>
          </table:table-cell>
          <table:table-cell table:style-name="ce1"/>
          <table:table-cell office:value-type="float" office:value="8.9139841679003577" table:formula="of:=[.D246]/[.C246]" table:style-name="ce1">
            <text:p>8.91398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12.2024</text:p>
          </table:table-cell>
          <table:table-cell office:value-type="float" office:value="54.48" table:style-name="ce1">
            <text:p>54.48</text:p>
          </table:table-cell>
          <table:table-cell office:value-type="float" office:value="10739.91" table:style-name="ce1">
            <text:p>10739.91</text:p>
          </table:table-cell>
          <table:table-cell office:value-type="float" office:value="95945.2" table:style-name="ce1">
            <text:p>95945.2</text:p>
          </table:table-cell>
          <table:table-cell table:number-columns-repeated="10" table:style-name="ce1"/>
          <table:table-cell office:value-type="float" office:value="96635" table:style-name="ce1">
            <text:p>96635</text:p>
          </table:table-cell>
          <table:table-cell office:value-type="float" office:value="97935" table:style-name="ce1">
            <text:p>97935</text:p>
          </table:table-cell>
          <table:table-cell office:value-type="float" office:value="98900" table:style-name="ce1">
            <text:p>98900</text:p>
          </table:table-cell>
          <table:table-cell table:style-name="ce1"/>
          <table:table-cell office:value-type="float" office:value="4.5869999999999997" table:style-name="ce1">
            <text:p>4.587</text:p>
          </table:table-cell>
          <table:table-cell table:style-name="ce1"/>
          <table:table-cell office:value-type="float" office:value="8.9335199270757393" table:formula="of:=[.D247]/[.C247]" table:style-name="ce1">
            <text:p>8.9335199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12.2024</text:p>
          </table:table-cell>
          <table:table-cell office:value-type="float" office:value="54.46" table:style-name="ce1">
            <text:p>54.46</text:p>
          </table:table-cell>
          <table:table-cell office:value-type="float" office:value="10730.63" table:style-name="ce1">
            <text:p>10730.63</text:p>
          </table:table-cell>
          <table:table-cell office:value-type="float" office:value="95536.46" table:style-name="ce1">
            <text:p>95536.46</text:p>
          </table:table-cell>
          <table:table-cell table:number-columns-repeated="10" table:style-name="ce1"/>
          <table:table-cell office:value-type="float" office:value="96535" table:style-name="ce1">
            <text:p>96535</text:p>
          </table:table-cell>
          <table:table-cell office:value-type="float" office:value="97840" table:style-name="ce1">
            <text:p>97840</text:p>
          </table:table-cell>
          <table:table-cell office:value-type="float" office:value="98770" table:style-name="ce1">
            <text:p>98770</text:p>
          </table:table-cell>
          <table:table-cell table:style-name="ce1"/>
          <table:table-cell office:value-type="float" office:value="4.54" table:style-name="ce1">
            <text:p>4.54</text:p>
          </table:table-cell>
          <table:table-cell table:style-name="ce1"/>
          <table:table-cell office:value-type="float" office:value="8.9031548007898902" table:formula="of:=[.D248]/[.C248]" table:style-name="ce1">
            <text:p>8.9031548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4.12.2024</text:p>
          </table:table-cell>
          <table:table-cell office:value-type="float" office:value="56.42" table:style-name="ce1">
            <text:p>56.42</text:p>
          </table:table-cell>
          <table:table-cell office:value-type="float" office:value="11101.85" table:style-name="ce1">
            <text:p>11101.85</text:p>
          </table:table-cell>
          <table:table-cell office:value-type="float" office:value="98559.2" table:style-name="ce1">
            <text:p>98559.2</text:p>
          </table:table-cell>
          <table:table-cell table:number-columns-repeated="10" table:style-name="ce1"/>
          <table:table-cell office:value-type="float" office:value="99915" table:style-name="ce1">
            <text:p>99915</text:p>
          </table:table-cell>
          <table:table-cell office:value-type="float" office:value="101220" table:style-name="ce1">
            <text:p>101220</text:p>
          </table:table-cell>
          <table:table-cell office:value-type="float" office:value="102170" table:style-name="ce1">
            <text:p>102170</text:p>
          </table:table-cell>
          <table:table-cell table:style-name="ce1"/>
          <table:table-cell office:value-type="float" office:value="4.5339999999999998" table:style-name="ce1">
            <text:p>4.534</text:p>
          </table:table-cell>
          <table:table-cell table:style-name="ce1"/>
          <table:table-cell office:value-type="float" office:value="8.8777275859428837" table:formula="of:=[.D249]/[.C249]" table:style-name="ce1">
            <text:p>8.8777275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5.12.2024</text:p>
          </table:table-cell>
          <table:table-cell office:value-type="float" office:value="56.4" table:style-name="ce1">
            <text:p>56.4</text:p>
          </table:table-cell>
          <table:table-cell office:value-type="float" office:value="11119.21" table:style-name="ce1">
            <text:p>11119.21</text:p>
          </table:table-cell>
          <table:table-cell office:value-type="float" office:value="98748.51" table:style-name="ce1">
            <text:p>98748.51</text:p>
          </table:table-cell>
          <table:table-cell table:number-columns-repeated="10" table:style-name="ce1"/>
          <table:table-cell office:value-type="float" office:value="99775" table:style-name="ce1">
            <text:p>99775</text:p>
          </table:table-cell>
          <table:table-cell office:value-type="float" office:value="101080" table:style-name="ce1">
            <text:p>101080</text:p>
          </table:table-cell>
          <table:table-cell office:value-type="float" office:value="102050" table:style-name="ce1">
            <text:p>102050</text:p>
          </table:table-cell>
          <table:table-cell table:style-name="ce1"/>
          <table:table-cell office:value-type="float" office:value="4.532" table:style-name="ce1">
            <text:p>4.532</text:p>
          </table:table-cell>
          <table:table-cell table:style-name="ce1"/>
          <table:table-cell office:value-type="float" office:value="8.8808926173711988" table:formula="of:=[.D250]/[.C250]" table:style-name="ce1">
            <text:p>8.880892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12.2024</text:p>
          </table:table-cell>
          <table:table-cell office:value-type="float" office:value="57.8" table:style-name="ce1">
            <text:p>57.8</text:p>
          </table:table-cell>
          <table:table-cell office:value-type="float" office:value="11395.72" table:style-name="ce1">
            <text:p>11395.72</text:p>
          </table:table-cell>
          <table:table-cell office:value-type="float" office:value="101792.4" table:style-name="ce1">
            <text:p>101792.4</text:p>
          </table:table-cell>
          <table:table-cell table:number-columns-repeated="10" table:style-name="ce1"/>
          <table:table-cell office:value-type="float" office:value="102435" table:style-name="ce1">
            <text:p>102435</text:p>
          </table:table-cell>
          <table:table-cell office:value-type="float" office:value="103770" table:style-name="ce1">
            <text:p>103770</text:p>
          </table:table-cell>
          <table:table-cell office:value-type="float" office:value="104755" table:style-name="ce1">
            <text:p>104755</text:p>
          </table:table-cell>
          <table:table-cell table:style-name="ce1"/>
          <table:table-cell office:value-type="float" office:value="4.43" table:style-name="ce1">
            <text:p>4.43</text:p>
          </table:table-cell>
          <table:table-cell table:style-name="ce1"/>
          <table:table-cell office:value-type="float" office:value="8.9325115043191659" table:formula="of:=[.D251]/[.C251]" table:style-name="ce1">
            <text:p>8.9325115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12.2024</text:p>
          </table:table-cell>
          <table:table-cell office:value-type="float" office:value="54.73" table:style-name="ce1">
            <text:p>54.73</text:p>
          </table:table-cell>
          <table:table-cell office:value-type="float" office:value="10826.93" table:style-name="ce1">
            <text:p>10826.93</text:p>
          </table:table-cell>
          <table:table-cell office:value-type="float" office:value="96777.94" table:style-name="ce1">
            <text:p>96777.94</text:p>
          </table:table-cell>
          <table:table-cell table:number-columns-repeated="10" table:style-name="ce1"/>
          <table:table-cell office:value-type="float" office:value="96790" table:style-name="ce1">
            <text:p>96790</text:p>
          </table:table-cell>
          <table:table-cell office:value-type="float" office:value="98065" table:style-name="ce1">
            <text:p>98065</text:p>
          </table:table-cell>
          <table:table-cell office:value-type="float" office:value="98940" table:style-name="ce1">
            <text:p>98940</text:p>
          </table:table-cell>
          <table:table-cell table:style-name="ce1"/>
          <table:table-cell office:value-type="float" office:value="4.4370000000000003" table:style-name="ce1">
            <text:p>4.437</text:p>
          </table:table-cell>
          <table:table-cell table:style-name="ce1"/>
          <table:table-cell office:value-type="float" office:value="8.9386317266298025" table:formula="of:=[.D252]/[.C252]" table:style-name="ce1">
            <text:p>8.9386317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12.2024</text:p>
          </table:table-cell>
          <table:table-cell office:value-type="float" office:value="54.9" table:style-name="ce1">
            <text:p>54.9</text:p>
          </table:table-cell>
          <table:table-cell office:value-type="float" office:value="10825.32" table:style-name="ce1">
            <text:p>10825.32</text:p>
          </table:table-cell>
          <table:table-cell office:value-type="float" office:value="96266.3" table:style-name="ce1">
            <text:p>96266.3</text:p>
          </table:table-cell>
          <table:table-cell table:number-columns-repeated="10" table:style-name="ce1"/>
          <table:table-cell office:value-type="float" office:value="96975" table:style-name="ce1">
            <text:p>96975</text:p>
          </table:table-cell>
          <table:table-cell office:value-type="float" office:value="98265" table:style-name="ce1">
            <text:p>98265</text:p>
          </table:table-cell>
          <table:table-cell office:value-type="float" office:value="99135" table:style-name="ce1">
            <text:p>99135</text:p>
          </table:table-cell>
          <table:table-cell table:style-name="ce1"/>
          <table:table-cell office:value-type="float" office:value="4.407" table:style-name="ce1">
            <text:p>4.407</text:p>
          </table:table-cell>
          <table:table-cell table:style-name="ce1"/>
          <table:table-cell office:value-type="float" office:value="8.8926978602018245" table:formula="of:=[.D253]/[.C253]" table:style-name="ce1">
            <text:p>8.892697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1.12.2024</text:p>
          </table:table-cell>
          <table:table-cell office:value-type="float" office:value="57.72" table:style-name="ce1">
            <text:p>57.72</text:p>
          </table:table-cell>
          <table:table-cell office:value-type="float" office:value="11383.33" table:style-name="ce1">
            <text:p>11383.33</text:p>
          </table:table-cell>
          <table:table-cell office:value-type="float" office:value="101473.5" table:style-name="ce1">
            <text:p>101473.5</text:p>
          </table:table-cell>
          <table:table-cell table:number-columns-repeated="10" table:style-name="ce1"/>
          <table:table-cell office:value-type="float" office:value="102150" table:style-name="ce1">
            <text:p>102150</text:p>
          </table:table-cell>
          <table:table-cell office:value-type="float" office:value="103540" table:style-name="ce1">
            <text:p>103540</text:p>
          </table:table-cell>
          <table:table-cell office:value-type="float" office:value="104440" table:style-name="ce1">
            <text:p>104440</text:p>
          </table:table-cell>
          <table:table-cell table:style-name="ce1"/>
          <table:table-cell office:value-type="float" office:value="4.3659999999999997" table:style-name="ce1">
            <text:p>4.366</text:p>
          </table:table-cell>
          <table:table-cell table:style-name="ce1"/>
          <table:table-cell office:value-type="float" office:value="8.9142193013819337" table:formula="of:=[.D254]/[.C254]" table:style-name="ce1">
            <text:p>8.9142193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2.12.2024</text:p>
          </table:table-cell>
          <table:table-cell office:value-type="float" office:value="56.92" table:style-name="ce1">
            <text:p>56.92</text:p>
          </table:table-cell>
          <table:table-cell office:value-type="float" office:value="11219.51" table:style-name="ce1">
            <text:p>11219.51</text:p>
          </table:table-cell>
          <table:table-cell office:value-type="float" office:value="99859.66" table:style-name="ce1">
            <text:p>99859.66</text:p>
          </table:table-cell>
          <table:table-cell table:number-columns-repeated="10" table:style-name="ce1"/>
          <table:table-cell office:value-type="float" office:value="100405" table:style-name="ce1">
            <text:p>100405</text:p>
          </table:table-cell>
          <table:table-cell office:value-type="float" office:value="101830" table:style-name="ce1">
            <text:p>101830</text:p>
          </table:table-cell>
          <table:table-cell office:value-type="float" office:value="102750" table:style-name="ce1">
            <text:p>102750</text:p>
          </table:table-cell>
          <table:table-cell table:style-name="ce1"/>
          <table:table-cell office:value-type="float" office:value="4.3230000000000004" table:style-name="ce1">
            <text:p>4.323</text:p>
          </table:table-cell>
          <table:table-cell table:style-name="ce1"/>
          <table:table-cell office:value-type="float" office:value="8.9005366544528233" table:formula="of:=[.D255]/[.C255]" table:style-name="ce1">
            <text:p>8.9005366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12.2024</text:p>
          </table:table-cell>
          <table:table-cell office:value-type="float" office:value="57.91" table:style-name="ce1">
            <text:p>57.91</text:p>
          </table:table-cell>
          <table:table-cell office:value-type="float" office:value="11411.53" table:style-name="ce1">
            <text:p>11411.53</text:p>
          </table:table-cell>
          <table:table-cell office:value-type="float" office:value="101635.9" table:style-name="ce1">
            <text:p>101635.9</text:p>
          </table:table-cell>
          <table:table-cell table:number-columns-repeated="10" table:style-name="ce1"/>
          <table:table-cell office:value-type="float" office:value="102300" table:style-name="ce1">
            <text:p>102300</text:p>
          </table:table-cell>
          <table:table-cell office:value-type="float" office:value="103825" table:style-name="ce1">
            <text:p>103825</text:p>
          </table:table-cell>
          <table:table-cell office:value-type="float" office:value="104805" table:style-name="ce1">
            <text:p>104805</text:p>
          </table:table-cell>
          <table:table-cell table:style-name="ce1"/>
          <table:table-cell office:value-type="float" office:value="4.3019999999999996" table:style-name="ce1">
            <text:p>4.302</text:p>
          </table:table-cell>
          <table:table-cell table:style-name="ce1"/>
          <table:table-cell office:value-type="float" office:value="8.9064218382635794" table:formula="of:=[.D256]/[.C256]" table:style-name="ce1">
            <text:p>8.9064218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6.12.2024</text:p>
          </table:table-cell>
          <table:table-cell office:value-type="float" office:value="60.22" table:style-name="ce1">
            <text:p>60.22</text:p>
          </table:table-cell>
          <table:table-cell office:value-type="float" office:value="11898.55" table:style-name="ce1">
            <text:p>11898.55</text:p>
          </table:table-cell>
          <table:table-cell office:value-type="float" office:value="106260.5" table:style-name="ce1">
            <text:p>106260.5</text:p>
          </table:table-cell>
          <table:table-cell table:number-columns-repeated="10" table:style-name="ce1"/>
          <table:table-cell office:value-type="float" office:value="106560" table:style-name="ce1">
            <text:p>106560</text:p>
          </table:table-cell>
          <table:table-cell office:value-type="float" office:value="108250" table:style-name="ce1">
            <text:p>108250</text:p>
          </table:table-cell>
          <table:table-cell office:value-type="float" office:value="109340" table:style-name="ce1">
            <text:p>109340</text:p>
          </table:table-cell>
          <table:table-cell table:style-name="ce1"/>
          <table:table-cell office:value-type="float" office:value="4.3120000000000003" table:style-name="ce1">
            <text:p>4.312</text:p>
          </table:table-cell>
          <table:table-cell table:style-name="ce1"/>
          <table:table-cell office:value-type="float" office:value="8.9305419567930553" table:formula="of:=[.D257]/[.C257]" table:style-name="ce1">
            <text:p>8.930541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7.12.2024</text:p>
          </table:table-cell>
          <table:table-cell office:value-type="float" office:value="60.73" table:style-name="ce1">
            <text:p>60.73</text:p>
          </table:table-cell>
          <table:table-cell office:value-type="float" office:value="11980.45" table:style-name="ce1">
            <text:p>11980.45</text:p>
          </table:table-cell>
          <table:table-cell office:value-type="float" office:value="106515" table:style-name="ce1">
            <text:p>106515</text:p>
          </table:table-cell>
          <table:table-cell table:number-columns-repeated="10" table:style-name="ce1"/>
          <table:table-cell office:value-type="float" office:value="107190" table:style-name="ce1">
            <text:p>107190</text:p>
          </table:table-cell>
          <table:table-cell office:value-type="float" office:value="108895" table:style-name="ce1">
            <text:p>108895</text:p>
          </table:table-cell>
          <table:table-cell office:value-type="float" office:value="109960" table:style-name="ce1">
            <text:p>109960</text:p>
          </table:table-cell>
          <table:table-cell table:style-name="ce1"/>
          <table:table-cell office:value-type="float" office:value="4.33" table:style-name="ce1">
            <text:p>4.33</text:p>
          </table:table-cell>
          <table:table-cell table:style-name="ce1"/>
          <table:table-cell office:value-type="float" office:value="8.8907344882704731" table:formula="of:=[.D258]/[.C258]" table:style-name="ce1">
            <text:p>8.8907344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.12.2024</text:p>
          </table:table-cell>
          <table:table-cell office:value-type="float" office:value="57.18" table:style-name="ce1">
            <text:p>57.18</text:p>
          </table:table-cell>
          <table:table-cell office:value-type="float" office:value="11336.37" table:style-name="ce1">
            <text:p>11336.37</text:p>
          </table:table-cell>
          <table:table-cell office:value-type="float" office:value="101347.7" table:style-name="ce1">
            <text:p>101347.7</text:p>
          </table:table-cell>
          <table:table-cell table:number-columns-repeated="10" table:style-name="ce1"/>
          <table:table-cell office:value-type="float" office:value="100870" table:style-name="ce1">
            <text:p>100870</text:p>
          </table:table-cell>
          <table:table-cell office:value-type="float" office:value="102160" table:style-name="ce1">
            <text:p>102160</text:p>
          </table:table-cell>
          <table:table-cell office:value-type="float" office:value="103010" table:style-name="ce1">
            <text:p>103010</text:p>
          </table:table-cell>
          <table:table-cell table:style-name="ce1"/>
          <table:table-cell office:value-type="float" office:value="4.3159999999999998" table:style-name="ce1">
            <text:p>4.316</text:p>
          </table:table-cell>
          <table:table-cell table:style-name="ce1"/>
          <table:table-cell office:value-type="float" office:value="8.9400487104778676" table:formula="of:=[.D259]/[.C259]" table:style-name="ce1">
            <text:p>8.940048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.12.2024</text:p>
          </table:table-cell>
          <table:table-cell office:value-type="float" office:value="54.72" table:style-name="ce1">
            <text:p>54.72</text:p>
          </table:table-cell>
          <table:table-cell office:value-type="float" office:value="10826.58" table:style-name="ce1">
            <text:p>10826.58</text:p>
          </table:table-cell>
          <table:table-cell office:value-type="float" office:value="96485.21" table:style-name="ce1">
            <text:p>96485.21</text:p>
          </table:table-cell>
          <table:table-cell table:number-columns-repeated="10" table:style-name="ce1"/>
          <table:table-cell office:value-type="float" office:value="96505" table:style-name="ce1">
            <text:p>96505</text:p>
          </table:table-cell>
          <table:table-cell office:value-type="float" office:value="97500" table:style-name="ce1">
            <text:p>97500</text:p>
          </table:table-cell>
          <table:table-cell office:value-type="float" office:value="98295" table:style-name="ce1">
            <text:p>98295</text:p>
          </table:table-cell>
          <table:table-cell table:style-name="ce1"/>
          <table:table-cell office:value-type="float" office:value="4.3" table:style-name="ce1">
            <text:p>4.3</text:p>
          </table:table-cell>
          <table:table-cell table:style-name="ce1"/>
          <table:table-cell office:value-type="float" office:value="8.9118826074346664" table:formula="of:=[.D260]/[.C260]" table:style-name="ce1">
            <text:p>8.9118826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0.12.2024</text:p>
          </table:table-cell>
          <table:table-cell office:value-type="float" office:value="54.81" table:style-name="ce1">
            <text:p>54.81</text:p>
          </table:table-cell>
          <table:table-cell office:value-type="float" office:value="10841.52" table:style-name="ce1">
            <text:p>10841.52</text:p>
          </table:table-cell>
          <table:table-cell office:value-type="float" office:value="96851.41" table:style-name="ce1">
            <text:p>96851.41</text:p>
          </table:table-cell>
          <table:table-cell table:number-columns-repeated="10" table:style-name="ce1"/>
          <table:table-cell office:value-type="float" office:value="96600" table:style-name="ce1">
            <text:p>96600</text:p>
          </table:table-cell>
          <table:table-cell office:value-type="float" office:value="97775" table:style-name="ce1">
            <text:p>97775</text:p>
          </table:table-cell>
          <table:table-cell office:value-type="float" office:value="98690" table:style-name="ce1">
            <text:p>98690</text:p>
          </table:table-cell>
          <table:table-cell table:style-name="ce1"/>
          <table:table-cell office:value-type="float" office:value="4.2569999999999997" table:style-name="ce1">
            <text:p>4.257</text:p>
          </table:table-cell>
          <table:table-cell table:style-name="ce1"/>
          <table:table-cell office:value-type="float" office:value="8.9333792678517412" table:formula="of:=[.D261]/[.C261]" table:style-name="ce1">
            <text:p>8.9333792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3.12.2024</text:p>
          </table:table-cell>
          <table:table-cell office:value-type="float" office:value="52.87" table:style-name="ce1">
            <text:p>52.87</text:p>
          </table:table-cell>
          <table:table-cell office:value-type="float" office:value="10453.700000000001" table:style-name="ce1">
            <text:p>10453.7</text:p>
          </table:table-cell>
          <table:table-cell office:value-type="float" office:value="92786.46" table:style-name="ce1">
            <text:p>92786.46</text:p>
          </table:table-cell>
          <table:table-cell table:number-columns-repeated="10" table:style-name="ce1"/>
          <table:table-cell office:value-type="float" office:value="93270" table:style-name="ce1">
            <text:p>93270</text:p>
          </table:table-cell>
          <table:table-cell office:value-type="float" office:value="94170" table:style-name="ce1">
            <text:p>94170</text:p>
          </table:table-cell>
          <table:table-cell office:value-type="float" office:value="94960" table:style-name="ce1">
            <text:p>94960</text:p>
          </table:table-cell>
          <table:table-cell table:style-name="ce1"/>
          <table:table-cell office:value-type="float" office:value="4.3120000000000003" table:style-name="ce1">
            <text:p>4.312</text:p>
          </table:table-cell>
          <table:table-cell table:style-name="ce1"/>
          <table:table-cell office:value-type="float" office:value="8.8759444024603731" table:formula="of:=[.D262]/[.C262]" table:style-name="ce1">
            <text:p>8.8759444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4.12.2024</text:p>
          </table:table-cell>
          <table:table-cell office:value-type="float" office:value="56.23" table:style-name="ce1">
            <text:p>56.23</text:p>
          </table:table-cell>
          <table:table-cell office:value-type="float" office:value="10929.85" table:style-name="ce1">
            <text:p>10929.85</text:p>
          </table:table-cell>
          <table:table-cell office:value-type="float" office:value="97604.78" table:style-name="ce1">
            <text:p>97604.78</text:p>
          </table:table-cell>
          <table:table-cell table:number-columns-repeated="10" table:style-name="ce1"/>
          <table:table-cell office:value-type="float" office:value="99100" table:style-name="ce1">
            <text:p>99100</text:p>
          </table:table-cell>
          <table:table-cell office:value-type="float" office:value="100320" table:style-name="ce1">
            <text:p>100320</text:p>
          </table:table-cell>
          <table:table-cell office:value-type="float" office:value="101300" table:style-name="ce1">
            <text:p>101300</text:p>
          </table:table-cell>
          <table:table-cell table:style-name="ce1"/>
          <table:table-cell office:value-type="float" office:value="4.306" table:style-name="ce1">
            <text:p>4.306</text:p>
          </table:table-cell>
          <table:table-cell table:style-name="ce1"/>
          <table:table-cell office:value-type="float" office:value="8.9301115751817264" table:formula="of:=[.D263]/[.C263]" table:style-name="ce1">
            <text:p>8.9301115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5.12.2024</text:p>
          </table:table-cell>
          <table:table-cell office:value-type="float" office:value="56.23" table:style-name="ce1">
            <text:p>56.23</text:p>
          </table:table-cell>
          <table:table-cell office:value-type="float" office:value="10929.85" table:style-name="ce1">
            <text:p>10929.85</text:p>
          </table:table-cell>
          <table:table-cell office:value-type="float" office:value="99051.69" table:style-name="ce1">
            <text:p>99051.69</text:p>
          </table:table-cell>
          <table:table-cell table:number-columns-repeated="10" table:style-name="ce1"/>
          <table:table-cell office:value-type="float" office:value="99100" table:style-name="ce1">
            <text:p>99100</text:p>
          </table:table-cell>
          <table:table-cell office:value-type="float" office:value="100320" table:style-name="ce1">
            <text:p>100320</text:p>
          </table:table-cell>
          <table:table-cell office:value-type="float" office:value="101300" table:style-name="ce1">
            <text:p>101300</text:p>
          </table:table-cell>
          <table:table-cell table:style-name="ce1"/>
          <table:table-cell office:value-type="float" office:value="4.306" table:style-name="ce1">
            <text:p>4.306</text:p>
          </table:table-cell>
          <table:table-cell table:style-name="ce1"/>
          <table:table-cell office:value-type="float" office:value="9.0624930808748516" table:formula="of:=[.D264]/[.C264]" table:style-name="ce1">
            <text:p>9.0624930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6.12.2024</text:p>
          </table:table-cell>
          <table:table-cell office:value-type="float" office:value="54.3" table:style-name="ce1">
            <text:p>54.3</text:p>
          </table:table-cell>
          <table:table-cell office:value-type="float" office:value="10722.91" table:style-name="ce1">
            <text:p>10722.91</text:p>
          </table:table-cell>
          <table:table-cell office:value-type="float" office:value="95550.19" table:style-name="ce1">
            <text:p>95550.19</text:p>
          </table:table-cell>
          <table:table-cell table:number-columns-repeated="10" table:style-name="ce1"/>
          <table:table-cell office:value-type="float" office:value="95525" table:style-name="ce1">
            <text:p>95525</text:p>
          </table:table-cell>
          <table:table-cell office:value-type="float" office:value="96505" table:style-name="ce1">
            <text:p>96505</text:p>
          </table:table-cell>
          <table:table-cell office:value-type="float" office:value="97500" table:style-name="ce1">
            <text:p>97500</text:p>
          </table:table-cell>
          <table:table-cell table:style-name="ce1"/>
          <table:table-cell office:value-type="float" office:value="4.2859999999999996" table:style-name="ce1">
            <text:p>4.286</text:p>
          </table:table-cell>
          <table:table-cell table:style-name="ce1"/>
          <table:table-cell office:value-type="float" office:value="8.9108450970865185" table:formula="of:=[.D265]/[.C265]" table:style-name="ce1">
            <text:p>8.9108450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7.12.2024</text:p>
          </table:table-cell>
          <table:table-cell office:value-type="float" office:value="53.68" table:style-name="ce1">
            <text:p>53.68</text:p>
          </table:table-cell>
          <table:table-cell office:value-type="float" office:value="10593.37" table:style-name="ce1">
            <text:p>10593.37</text:p>
          </table:table-cell>
          <table:table-cell office:value-type="float" office:value="94392.07" table:style-name="ce1">
            <text:p>94392.07</text:p>
          </table:table-cell>
          <table:table-cell table:number-columns-repeated="10" table:style-name="ce1"/>
          <table:table-cell office:value-type="float" office:value="94568.3" table:style-name="ce1">
            <text:p>94568.3</text:p>
          </table:table-cell>
          <table:table-cell office:value-type="float" office:value="95310" table:style-name="ce1">
            <text:p>95310</text:p>
          </table:table-cell>
          <table:table-cell office:value-type="float" office:value="96280" table:style-name="ce1">
            <text:p>96280</text:p>
          </table:table-cell>
          <table:table-cell table:style-name="ce1"/>
          <table:table-cell office:value-type="float" office:value="4.3" table:style-name="ce1">
            <text:p>4.3</text:p>
          </table:table-cell>
          <table:table-cell table:style-name="ce1"/>
          <table:table-cell office:value-type="float" office:value="8.9104855206605649" table:formula="of:=[.D266]/[.C266]" table:style-name="ce1">
            <text:p>8.9104855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0.12.2024</text:p>
          </table:table-cell>
          <table:table-cell office:value-type="float" office:value="53.55" table:style-name="ce1">
            <text:p>53.55</text:p>
          </table:table-cell>
          <table:table-cell office:value-type="float" office:value="10582.21" table:style-name="ce1">
            <text:p>10582.21</text:p>
          </table:table-cell>
          <table:table-cell office:value-type="float" office:value="94456.82" table:style-name="ce1">
            <text:p>94456.82</text:p>
          </table:table-cell>
          <table:table-cell table:number-columns-repeated="11" table:style-name="ce1"/>
          <table:table-cell office:value-type="float" office:value="94955" table:style-name="ce1">
            <text:p>94955</text:p>
          </table:table-cell>
          <table:table-cell office:value-type="float" office:value="95930" table:style-name="ce1">
            <text:p>95930</text:p>
          </table:table-cell>
          <table:table-cell table:style-name="ce1"/>
          <table:table-cell office:value-type="float" office:value="4.3109999999999999" table:style-name="ce1">
            <text:p>4.311</text:p>
          </table:table-cell>
          <table:table-cell table:style-name="ce1"/>
          <table:table-cell office:value-type="float" office:value="8.9260012795058898" table:formula="of:=[.D267]/[.C267]" table:style-name="ce1">
            <text:p>8.926001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1.12.2024</text:p>
          </table:table-cell>
          <table:table-cell office:value-type="float" office:value="53.05" table:style-name="ce1">
            <text:p>53.05</text:p>
          </table:table-cell>
          <table:table-cell office:value-type="float" office:value="10488.2" table:style-name="ce1">
            <text:p>10488.2</text:p>
          </table:table-cell>
          <table:table-cell office:value-type="float" office:value="93730.35" table:style-name="ce1">
            <text:p>93730.35</text:p>
          </table:table-cell>
          <table:table-cell table:number-columns-repeated="11" table:style-name="ce1"/>
          <table:table-cell office:value-type="float" office:value="94120" table:style-name="ce1">
            <text:p>94120</text:p>
          </table:table-cell>
          <table:table-cell office:value-type="float" office:value="95100" table:style-name="ce1">
            <text:p>95100</text:p>
          </table:table-cell>
          <table:table-cell table:style-name="ce1"/>
          <table:table-cell office:value-type="float" office:value="4.28" table:style-name="ce1">
            <text:p>4.28</text:p>
          </table:table-cell>
          <table:table-cell table:style-name="ce1"/>
          <table:table-cell office:value-type="float" office:value="8.9367431971167601" table:formula="of:=[.D268]/[.C268]" table:style-name="ce1">
            <text:p>8.936743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1.01.2025</text:p>
          </table:table-cell>
          <table:table-cell office:value-type="float" office:value="53.05" table:style-name="ce1">
            <text:p>53.05</text:p>
          </table:table-cell>
          <table:table-cell office:value-type="float" office:value="10488.2" table:style-name="ce1">
            <text:p>10488.2</text:p>
          </table:table-cell>
          <table:table-cell office:value-type="float" office:value="94542.94" table:style-name="ce1">
            <text:p>94542.94</text:p>
          </table:table-cell>
          <table:table-cell table:number-columns-repeated="11" table:style-name="ce1"/>
          <table:table-cell office:value-type="float" office:value="94120" table:style-name="ce1">
            <text:p>94120</text:p>
          </table:table-cell>
          <table:table-cell office:value-type="float" office:value="95100" table:style-name="ce1">
            <text:p>95100</text:p>
          </table:table-cell>
          <table:table-cell table:style-name="ce1"/>
          <table:table-cell office:value-type="float" office:value="4.28" table:style-name="ce1">
            <text:p>4.28</text:p>
          </table:table-cell>
          <table:table-cell table:style-name="ce1"/>
          <table:table-cell office:value-type="float" office:value="9.0142197898590801" table:formula="of:=[.D269]/[.C269]" table:style-name="ce1">
            <text:p>9.014219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2.01.2025</text:p>
          </table:table-cell>
          <table:table-cell office:value-type="float" office:value="55.37" table:style-name="ce1">
            <text:p>55.37</text:p>
          </table:table-cell>
          <table:table-cell office:value-type="float" office:value="10921.16" table:style-name="ce1">
            <text:p>10921.16</text:p>
          </table:table-cell>
          <table:table-cell office:value-type="float" office:value="97496.16" table:style-name="ce1">
            <text:p>97496.16</text:p>
          </table:table-cell>
          <table:table-cell table:number-columns-repeated="11" table:style-name="ce1"/>
          <table:table-cell office:value-type="float" office:value="98190" table:style-name="ce1">
            <text:p>98190</text:p>
          </table:table-cell>
          <table:table-cell office:value-type="float" office:value="99175" table:style-name="ce1">
            <text:p>99175</text:p>
          </table:table-cell>
          <table:table-cell table:style-name="ce1"/>
          <table:table-cell office:value-type="float" office:value="4.2949999999999999" table:style-name="ce1">
            <text:p>4.295</text:p>
          </table:table-cell>
          <table:table-cell table:style-name="ce1"/>
          <table:table-cell office:value-type="float" office:value="8.9272714620058675" table:formula="of:=[.D270]/[.C270]" table:style-name="ce1">
            <text:p>8.9272714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3.01.2025</text:p>
          </table:table-cell>
          <table:table-cell office:value-type="float" office:value="55.96" table:style-name="ce1">
            <text:p>55.96</text:p>
          </table:table-cell>
          <table:table-cell office:value-type="float" office:value="11038.77" table:style-name="ce1">
            <text:p>11038.77</text:p>
          </table:table-cell>
          <table:table-cell office:value-type="float" office:value="98478.42" table:style-name="ce1">
            <text:p>98478.42</text:p>
          </table:table-cell>
          <table:table-cell table:number-columns-repeated="11" table:style-name="ce1"/>
          <table:table-cell office:value-type="float" office:value="99230" table:style-name="ce1">
            <text:p>99230</text:p>
          </table:table-cell>
          <table:table-cell office:value-type="float" office:value="100215" table:style-name="ce1">
            <text:p>100215</text:p>
          </table:table-cell>
          <table:table-cell table:style-name="ce1"/>
          <table:table-cell office:value-type="float" office:value="4.2750000000000004" table:style-name="ce1">
            <text:p>4.275</text:p>
          </table:table-cell>
          <table:table-cell table:style-name="ce1"/>
          <table:table-cell office:value-type="float" office:value="8.9211406705638403" table:formula="of:=[.D271]/[.C271]" table:style-name="ce1">
            <text:p>8.921140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6.01.2025</text:p>
          </table:table-cell>
          <table:table-cell office:value-type="float" office:value="58.17" table:style-name="ce1">
            <text:p>58.17</text:p>
          </table:table-cell>
          <table:table-cell office:value-type="float" office:value="11462.59" table:style-name="ce1">
            <text:p>11462.59</text:p>
          </table:table-cell>
          <table:table-cell office:value-type="float" office:value="102142.39999999999" table:style-name="ce1">
            <text:p>102142.4</text:p>
          </table:table-cell>
          <table:table-cell table:number-columns-repeated="11" table:style-name="ce1"/>
          <table:table-cell office:value-type="float" office:value="103150" table:style-name="ce1">
            <text:p>103150</text:p>
          </table:table-cell>
          <table:table-cell office:value-type="float" office:value="104165" table:style-name="ce1">
            <text:p>104165</text:p>
          </table:table-cell>
          <table:table-cell table:style-name="ce1"/>
          <table:table-cell office:value-type="float" office:value="4.3159999999999998" table:style-name="ce1">
            <text:p>4.316</text:p>
          </table:table-cell>
          <table:table-cell table:style-name="ce1"/>
          <table:table-cell office:value-type="float" office:value="8.9109354866570296" table:formula="of:=[.D272]/[.C272]" table:style-name="ce1">
            <text:p>8.910935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7.01.2025</text:p>
          </table:table-cell>
          <table:table-cell office:value-type="float" office:value="54.79" table:style-name="ce1">
            <text:p>54.79</text:p>
          </table:table-cell>
          <table:table-cell office:value-type="float" office:value="10825.88" table:style-name="ce1">
            <text:p>10825.88</text:p>
          </table:table-cell>
          <table:table-cell office:value-type="float" office:value="96359.64" table:style-name="ce1">
            <text:p>96359.64</text:p>
          </table:table-cell>
          <table:table-cell table:number-columns-repeated="11" table:style-name="ce1"/>
          <table:table-cell office:value-type="float" office:value="96785" table:style-name="ce1">
            <text:p>96785</text:p>
          </table:table-cell>
          <table:table-cell office:value-type="float" office:value="97680" table:style-name="ce1">
            <text:p>97680</text:p>
          </table:table-cell>
          <table:table-cell table:style-name="ce1"/>
          <table:table-cell office:value-type="float" office:value="4.3049999999999997" table:style-name="ce1">
            <text:p>4.305</text:p>
          </table:table-cell>
          <table:table-cell table:style-name="ce1"/>
          <table:table-cell office:value-type="float" office:value="8.9008597915365772" table:formula="of:=[.D273]/[.C273]" table:style-name="ce1">
            <text:p>8.9008597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8.01.2025</text:p>
          </table:table-cell>
          <table:table-cell office:value-type="float" office:value="53.34" table:style-name="ce1">
            <text:p>53.34</text:p>
          </table:table-cell>
          <table:table-cell office:value-type="float" office:value="10547.76" table:style-name="ce1">
            <text:p>10547.76</text:p>
          </table:table-cell>
          <table:table-cell office:value-type="float" office:value="94038.080000000002" table:style-name="ce1">
            <text:p>94038.08</text:p>
          </table:table-cell>
          <table:table-cell table:number-columns-repeated="11" table:style-name="ce1"/>
          <table:table-cell office:value-type="float" office:value="94230" table:style-name="ce1">
            <text:p>94230</text:p>
          </table:table-cell>
          <table:table-cell office:value-type="float" office:value="95015" table:style-name="ce1">
            <text:p>95015</text:p>
          </table:table-cell>
          <table:table-cell table:style-name="ce1"/>
          <table:table-cell office:value-type="float" office:value="4.2990000000000004" table:style-name="ce1">
            <text:p>4.299</text:p>
          </table:table-cell>
          <table:table-cell table:style-name="ce1"/>
          <table:table-cell office:value-type="float" office:value="8.915455035002692" table:formula="of:=[.D274]/[.C274]" table:style-name="ce1">
            <text:p>8.9154550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09.01.2025</text:p>
          </table:table-cell>
          <table:table-cell office:value-type="float" office:value="53.34" table:style-name="ce1">
            <text:p>53.34</text:p>
          </table:table-cell>
          <table:table-cell office:value-type="float" office:value="10547.76" table:style-name="ce1">
            <text:p>10547.76</text:p>
          </table:table-cell>
          <table:table-cell office:value-type="float" office:value="91708.74" table:style-name="ce1">
            <text:p>91708.74</text:p>
          </table:table-cell>
          <table:table-cell table:number-columns-repeated="11" table:style-name="ce1"/>
          <table:table-cell office:value-type="float" office:value="92140" table:style-name="ce1">
            <text:p>92140</text:p>
          </table:table-cell>
          <table:table-cell office:value-type="float" office:value="92950" table:style-name="ce1">
            <text:p>92950</text:p>
          </table:table-cell>
          <table:table-cell table:style-name="ce1"/>
          <table:table-cell office:value-type="float" office:value="4.3029999999999999" table:style-name="ce1">
            <text:p>4.303</text:p>
          </table:table-cell>
          <table:table-cell table:style-name="ce1"/>
          <table:table-cell office:value-type="float" office:value="8.694617624974402" table:formula="of:=[.D275]/[.C275]" table:style-name="ce1">
            <text:p>8.6946176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0.01.2025</text:p>
          </table:table-cell>
          <table:table-cell office:value-type="float" office:value="53.84" table:style-name="ce1">
            <text:p>53.84</text:p>
          </table:table-cell>
          <table:table-cell office:value-type="float" office:value="10634.42" table:style-name="ce1">
            <text:p>10634.42</text:p>
          </table:table-cell>
          <table:table-cell office:value-type="float" office:value="94954.31" table:style-name="ce1">
            <text:p>94954.31</text:p>
          </table:table-cell>
          <table:table-cell table:number-columns-repeated="11" table:style-name="ce1"/>
          <table:table-cell office:value-type="float" office:value="95210" table:style-name="ce1">
            <text:p>95210</text:p>
          </table:table-cell>
          <table:table-cell office:value-type="float" office:value="96080" table:style-name="ce1">
            <text:p>96080</text:p>
          </table:table-cell>
          <table:table-cell table:style-name="ce1"/>
          <table:table-cell office:value-type="float" office:value="4.3029999999999999" table:style-name="ce1">
            <text:p>4.303</text:p>
          </table:table-cell>
          <table:table-cell table:style-name="ce1"/>
          <table:table-cell office:value-type="float" office:value="8.928959924471668" table:formula="of:=[.D276]/[.C276]" table:style-name="ce1">
            <text:p>8.92895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3.01.2025</text:p>
          </table:table-cell>
          <table:table-cell office:value-type="float" office:value="53.22" table:style-name="ce1">
            <text:p>53.22</text:p>
          </table:table-cell>
          <table:table-cell office:value-type="float" office:value="10483.23" table:style-name="ce1">
            <text:p>10483.23</text:p>
          </table:table-cell>
          <table:table-cell office:value-type="float" office:value="92540.21" table:style-name="ce1">
            <text:p>92540.21</text:p>
          </table:table-cell>
          <table:table-cell table:number-columns-repeated="11" table:style-name="ce1"/>
          <table:table-cell office:value-type="float" office:value="93905" table:style-name="ce1">
            <text:p>93905</text:p>
          </table:table-cell>
          <table:table-cell office:value-type="float" office:value="94650" table:style-name="ce1">
            <text:p>94650</text:p>
          </table:table-cell>
          <table:table-cell table:style-name="ce1"/>
          <table:table-cell office:value-type="float" office:value="4.3109999999999999" table:style-name="ce1">
            <text:p>4.311</text:p>
          </table:table-cell>
          <table:table-cell table:style-name="ce1"/>
          <table:table-cell office:value-type="float" office:value="8.8274520352982826" table:formula="of:=[.D277]/[.C277]" table:style-name="ce1">
            <text:p>8.8274520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4.01.2025</text:p>
          </table:table-cell>
          <table:table-cell office:value-type="float" office:value="54.83" table:style-name="ce1">
            <text:p>54.83</text:p>
          </table:table-cell>
          <table:table-cell office:value-type="float" office:value="10826.92" table:style-name="ce1">
            <text:p>10826.92</text:p>
          </table:table-cell>
          <table:table-cell office:value-type="float" office:value="96505.26" table:style-name="ce1">
            <text:p>96505.26</text:p>
          </table:table-cell>
          <table:table-cell table:number-columns-repeated="11" table:style-name="ce1"/>
          <table:table-cell office:value-type="float" office:value="96905" table:style-name="ce1">
            <text:p>96905</text:p>
          </table:table-cell>
          <table:table-cell office:value-type="float" office:value="97730" table:style-name="ce1">
            <text:p>97730</text:p>
          </table:table-cell>
          <table:table-cell table:style-name="ce1"/>
          <table:table-cell office:value-type="float" office:value="4.306" table:style-name="ce1">
            <text:p>4.306</text:p>
          </table:table-cell>
          <table:table-cell table:style-name="ce1"/>
          <table:table-cell office:value-type="float" office:value="8.9134546112837256" table:formula="of:=[.D278]/[.C278]" table:style-name="ce1">
            <text:p>8.9134546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5.01.2025</text:p>
          </table:table-cell>
          <table:table-cell office:value-type="float" office:value="56.64" table:style-name="ce1">
            <text:p>56.64</text:p>
          </table:table-cell>
          <table:table-cell office:value-type="float" office:value="11182.16" table:style-name="ce1">
            <text:p>11182.16</text:p>
          </table:table-cell>
          <table:table-cell office:value-type="float" office:value="100059.4" table:style-name="ce1">
            <text:p>100059.4</text:p>
          </table:table-cell>
          <table:table-cell table:number-columns-repeated="11" table:style-name="ce1"/>
          <table:table-cell office:value-type="float" office:value="100060" table:style-name="ce1">
            <text:p>100060</text:p>
          </table:table-cell>
          <table:table-cell office:value-type="float" office:value="100940" table:style-name="ce1">
            <text:p>100940</text:p>
          </table:table-cell>
          <table:table-cell table:style-name="ce1"/>
          <table:table-cell office:value-type="float" office:value="4.2939999999999996" table:style-name="ce1">
            <text:p>4.294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16.01.2025</text:p>
          </table:table-cell>
          <table:table-cell office:value-type="float" office:value="57.09" table:style-name="ce1">
            <text:p>57.09</text:p>
          </table:table-cell>
          <table:table-cell office:value-type="float" office:value="11272.47" table:style-name="ce1">
            <text:p>11272.47</text:p>
          </table:table-cell>
          <table:table-cell office:value-type="float" office:value="100480.3" table:style-name="ce1">
            <text:p>100480.3</text:p>
          </table:table-cell>
          <table:table-cell table:number-columns-repeated="11" table:style-name="ce1"/>
          <table:table-cell office:value-type="float" office:value="100700" table:style-name="ce1">
            <text:p>100700</text:p>
          </table:table-cell>
          <table:table-cell office:value-type="float" office:value="101585" table:style-name="ce1">
            <text:p>101585</text:p>
          </table:table-cell>
          <table:table-cell table:style-name="ce1"/>
          <table:table-cell office:value-type="float" office:value="4.3029999999999999" table:style-name="ce1">
            <text:p>4.30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17.01.2025</text:p>
          </table:table-cell>
          <table:table-cell office:value-type="float" office:value="59.62" table:style-name="ce1">
            <text:p>59.62</text:p>
          </table:table-cell>
          <table:table-cell office:value-type="float" office:value="11764.46" table:style-name="ce1">
            <text:p>11764.46</text:p>
          </table:table-cell>
          <table:table-cell office:value-type="float" office:value="105283.4" table:style-name="ce1">
            <text:p>105283.4</text:p>
          </table:table-cell>
          <table:table-cell table:number-columns-repeated="11" table:style-name="ce1"/>
          <table:table-cell office:value-type="float" office:value="105280" table:style-name="ce1">
            <text:p>105280</text:p>
          </table:table-cell>
          <table:table-cell office:value-type="float" office:value="106255" table:style-name="ce1">
            <text:p>106255</text:p>
          </table:table-cell>
          <table:table-cell table:style-name="ce1"/>
          <table:table-cell office:value-type="float" office:value="4.3049999999999997" table:style-name="ce1">
            <text:p>4.305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20.01.2025</text:p>
          </table:table-cell>
          <table:table-cell office:value-type="float" office:value="59.62" table:style-name="ce1">
            <text:p>59.62</text:p>
          </table:table-cell>
          <table:table-cell office:value-type="float" office:value="11764.46" table:style-name="ce1">
            <text:p>11764.46</text:p>
          </table:table-cell>
          <table:table-cell office:value-type="float" office:value="103774.39999999999" table:style-name="ce1">
            <text:p>103774.4</text:p>
          </table:table-cell>
          <table:table-cell table:number-columns-repeated="11" table:style-name="ce1"/>
          <table:table-cell office:value-type="float" office:value="105280" table:style-name="ce1">
            <text:p>105280</text:p>
          </table:table-cell>
          <table:table-cell office:value-type="float" office:value="106255" table:style-name="ce1">
            <text:p>106255</text:p>
          </table:table-cell>
          <table:table-cell table:style-name="ce1"/>
          <table:table-cell office:value-type="float" office:value="4.3049999999999997" table:style-name="ce1">
            <text:p>4.305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21.01.2025</text:p>
          </table:table-cell>
          <table:table-cell office:value-type="float" office:value="60.42" table:style-name="ce1">
            <text:p>60.42</text:p>
          </table:table-cell>
          <table:table-cell office:value-type="float" office:value="11913.5" table:style-name="ce1">
            <text:p>11913.5</text:p>
          </table:table-cell>
          <table:table-cell office:value-type="float" office:value="106604.9" table:style-name="ce1">
            <text:p>106604.9</text:p>
          </table:table-cell>
          <table:table-cell table:number-columns-repeated="11" table:style-name="ce1"/>
          <table:table-cell office:value-type="float" office:value="106400" table:style-name="ce1">
            <text:p>106400</text:p>
          </table:table-cell>
          <table:table-cell office:value-type="float" office:value="107310" table:style-name="ce1">
            <text:p>107310</text:p>
          </table:table-cell>
          <table:table-cell table:style-name="ce1"/>
          <table:table-cell office:value-type="float" office:value="4.3049999999999997" table:style-name="ce1">
            <text:p>4.305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22.01.2025</text:p>
          </table:table-cell>
          <table:table-cell office:value-type="float" office:value="59.145000459999999" table:style-name="ce1">
            <text:p>59.14500046</text:p>
          </table:table-cell>
          <table:table-cell office:value-type="float" office:value="11665.5" table:style-name="ce1">
            <text:p>11665.5</text:p>
          </table:table-cell>
          <table:table-cell office:value-type="float" office:value="104405.1" table:style-name="ce1">
            <text:p>104405.1</text:p>
          </table:table-cell>
          <table:table-cell table:number-columns-repeated="11" table:style-name="ce1"/>
          <table:table-cell office:value-type="float" office:value="106400" table:style-name="ce1">
            <text:p>106400</text:p>
          </table:table-cell>
          <table:table-cell office:value-type="float" office:value="107310" table:style-name="ce1">
            <text:p>107310</text:p>
          </table:table-cell>
          <table:table-cell table:style-name="ce1"/>
          <table:table-cell office:value-type="float" office:value="4.3120000000000003" table:style-name="ce1">
            <text:p>4.312</text:p>
          </table:table-cell>
          <table:table-cell table:number-columns-repeated="16365" table:style-name="ce1"/>
        </table:table-row>
        <table:table-row table:style-name="ro1">
          <table:table-cell office:value-type="date" office:date-value="2025-01-23T00:00:00" table:style-name="ce3">
            <text:p>23.01.2025</text:p>
          </table:table-cell>
          <table:table-cell table:number-columns-repeated="2" table:style-name="ce1"/>
          <table:table-cell office:value-type="float" office:value="104615.9" table:style-name="ce1">
            <text:p>104615.9</text:p>
          </table:table-cell>
          <table:table-cell table:number-columns-repeated="14" table:style-name="ce1"/>
          <table:table-cell office:value-type="float" office:value="4.3140000000000001" table:style-name="ce1">
            <text:p>4.314</text:p>
          </table:table-cell>
          <table:table-cell table:number-columns-repeated="16365" table:style-name="ce1"/>
        </table:table-row>
        <table:table-row table:style-name="ro1">
          <table:table-cell office:value-type="date" office:date-value="2025-01-24T00:00:00" table:style-name="ce3">
            <text:p>24.01.2025</text:p>
          </table:table-cell>
          <table:table-cell table:number-columns-repeated="2" table:style-name="ce1"/>
          <table:table-cell office:value-type="float" office:value="105325.3" table:style-name="ce1">
            <text:p>105325.3</text:p>
          </table:table-cell>
          <table:table-cell table:number-columns-repeated="14" table:style-name="ce1"/>
          <table:table-cell office:value-type="float" office:value="4.3239999999999998" table:style-name="ce1">
            <text:p>4.324</text:p>
          </table:table-cell>
          <table:table-cell table:number-columns-repeated="16365" table:style-name="ce1"/>
        </table:table-row>
        <table:table-row table:style-name="ro1">
          <table:table-cell office:value-type="date" office:date-value="2025-01-27T00:00:00" table:style-name="ce3">
            <text:p>27.01.2025</text:p>
          </table:table-cell>
          <table:table-cell table:number-columns-repeated="2" table:style-name="ce1"/>
          <table:table-cell office:value-type="float" office:value="100425.4" table:style-name="ce1">
            <text:p>100425.4</text:p>
          </table:table-cell>
          <table:table-cell table:number-columns-repeated="14" table:style-name="ce1"/>
          <table:table-cell office:value-type="float" office:value="4.3280000000000003" table:style-name="ce1">
            <text:p>4.328</text:p>
          </table:table-cell>
          <table:table-cell table:number-columns-repeated="16365" table:style-name="ce1"/>
        </table:table-row>
        <table:table-row table:style-name="ro1">
          <table:table-cell office:value-type="date" office:date-value="2025-01-28T00:00:00" table:style-name="ce3">
            <text:p>28.01.2025</text:p>
          </table:table-cell>
          <table:table-cell table:number-columns-repeated="2" table:style-name="ce1"/>
          <table:table-cell office:value-type="float" office:value="101946.4" table:style-name="ce1">
            <text:p>101946.4</text:p>
          </table:table-cell>
          <table:table-cell table:number-columns-repeated="14" table:style-name="ce1"/>
          <table:table-cell office:value-type="float" office:value="4.33" table:style-name="ce1">
            <text:p>4.33</text:p>
          </table:table-cell>
          <table:table-cell table:number-columns-repeated="16365" table:style-name="ce1"/>
        </table:table-row>
        <table:table-row table:style-name="ro1">
          <table:table-cell office:value-type="date" office:date-value="2025-01-29T00:00:00" table:style-name="ce3">
            <text:p>29.01.2025</text:p>
          </table:table-cell>
          <table:table-cell table:number-columns-repeated="2" table:style-name="ce1"/>
          <table:table-cell office:value-type="float" office:value="103967.1" table:style-name="ce1">
            <text:p>103967.1</text:p>
          </table:table-cell>
          <table:table-cell table:number-columns-repeated="14" table:style-name="ce1"/>
          <table:table-cell office:value-type="float" office:value="4.33" table:style-name="ce1">
            <text:p>4.33</text:p>
          </table:table-cell>
          <table:table-cell table:number-columns-repeated="16365"/>
        </table:table-row>
        <table:table-row table:style-name="ro1">
          <table:table-cell office:value-type="date" office:date-value="2025-01-30T00:00:00" table:style-name="ce3">
            <text:p>30.01.2025</text:p>
          </table:table-cell>
          <table:table-cell table:number-columns-repeated="2" table:style-name="ce1"/>
          <table:table-cell office:value-type="float" office:value="105506.2" table:style-name="ce1">
            <text:p>105506.2</text:p>
          </table:table-cell>
          <table:table-cell table:number-columns-repeated="14" table:style-name="ce1"/>
          <table:table-cell office:value-type="float" office:value="4.3209999999999997" table:style-name="ce1">
            <text:p>4.321</text:p>
          </table:table-cell>
          <table:table-cell table:number-columns-repeated="16365"/>
        </table:table-row>
        <table:table-row table:style-name="ro1">
          <table:table-cell office:value-type="date" office:date-value="2025-01-31T00:00:00" table:style-name="ce3">
            <text:p>31.01.2025</text:p>
          </table:table-cell>
          <table:table-cell table:number-columns-repeated="2" table:style-name="ce1"/>
          <table:table-cell office:value-type="float" office:value="101907" table:style-name="ce1">
            <text:p>101907</text:p>
          </table:table-cell>
          <table:table-cell table:number-columns-repeated="14" table:style-name="ce1"/>
          <table:table-cell office:value-type="float" office:value="4.298" table:style-name="ce1">
            <text:p>4.298</text:p>
          </table:table-cell>
          <table:table-cell table:number-columns-repeated="16365"/>
        </table:table-row>
        <table:table-row table:style-name="ro1">
          <table:table-cell office:value-type="date" office:date-value="2025-02-03T00:00:00" table:style-name="ce3">
            <text:p>03.02.2025</text:p>
          </table:table-cell>
          <table:table-cell table:number-columns-repeated="2" table:style-name="ce1"/>
          <table:table-cell office:value-type="float" office:value="101702.6" table:style-name="ce1">
            <text:p>101702.6</text:p>
          </table:table-cell>
          <table:table-cell table:number-columns-repeated="14" table:style-name="ce1"/>
          <table:table-cell office:value-type="float" office:value="4.3220000000000001" table:style-name="ce1">
            <text:p>4.322</text:p>
          </table:table-cell>
          <table:table-cell table:number-columns-repeated="16365"/>
        </table:table-row>
        <table:table-row table:style-name="ro1">
          <table:table-cell office:value-type="date" office:date-value="2025-02-04T00:00:00" table:style-name="ce3">
            <text:p>04.02.2025</text:p>
          </table:table-cell>
          <table:table-cell table:number-columns-repeated="2" table:style-name="ce1"/>
          <table:table-cell office:value-type="float" office:value="98665.2" table:style-name="ce1">
            <text:p>98665.2</text:p>
          </table:table-cell>
          <table:table-cell table:number-columns-repeated="14" table:style-name="ce1"/>
          <table:table-cell office:value-type="float" office:value="4.3109999999999999" table:style-name="ce1">
            <text:p>4.311</text:p>
          </table:table-cell>
          <table:table-cell table:number-columns-repeated="16365"/>
        </table:table-row>
        <table:table-row table:style-name="ro1">
          <table:table-cell office:value-type="date" office:date-value="2025-02-05T00:00:00" table:style-name="ce3">
            <text:p>05.02.2025</text:p>
          </table:table-cell>
          <table:table-cell table:number-columns-repeated="2" table:style-name="ce1"/>
          <table:table-cell office:value-type="float" office:value="98665.2" table:style-name="ce1">
            <text:p>98665.2</text:p>
          </table:table-cell>
          <table:table-cell table:number-columns-repeated="14" table:style-name="ce1"/>
          <table:table-cell office:value-type="float" office:value="4.2990000000000004" table:style-name="ce1">
            <text:p>4.299</text:p>
          </table:table-cell>
          <table:table-cell table:number-columns-repeated="16365"/>
        </table:table-row>
        <table:table-row table:number-rows-repeated="1048282" table:style-name="ro1">
          <table:table-cell table:number-columns-repeated="16384"/>
        </table:table-row>
      </table:table>
      <table:table table:name="Compare_IBIT_to_BTC" table:style-name="ta1">
        <table:table-column table:style-name="co12" table:number-columns-repeated="4" table:default-cell-style-name="ce1"/>
        <table:table-column table:style-name="co11" table:number-columns-repeated="16380" table:default-cell-style-name="ce1"/>
        <table:table-row table:style-name="ro1">
          <table:table-cell office:value-type="string" table:style-name="ce1">
            <text:p>Dates</text:p>
          </table:table-cell>
          <table:table-cell office:value-type="string" table:style-name="ce1">
            <text:p>Return IBIT</text:p>
          </table:table-cell>
          <table:table-cell office:value-type="string" table:style-name="ce1">
            <text:p>Return BTC</text:p>
          </table:table-cell>
          <table:table-cell office:value-type="string" table:style-name="ce1">
            <text:p>Diff</text:p>
          </table:table-cell>
          <table:table-cell table:number-columns-repeated="16380"/>
        </table:table-row>
        <table:table-row table:style-name="ro1">
          <table:table-cell office:value-type="string" office:string-value="01.01.2024" table:formula="of:=[bitcoin_futures.A7]" table:style-name="ce1">
            <text:p>01.01.2024</text:p>
          </table:table-cell>
          <table:table-cell table:number-columns-repeated="2" table:style-name="ce4"/>
          <table:table-cell office:value-type="float" office:value="0" table:formula="of:=[.C2]-[.B2]" table:style-name="ce4">
            <text:p>0.00000</text:p>
          </table:table-cell>
          <table:table-cell table:number-columns-repeated="16380"/>
        </table:table-row>
        <table:table-row table:style-name="ro1">
          <table:table-cell office:value-type="string" office:string-value="02.01.2024" table:formula="of:=[bitcoin_futures.A8]" table:style-name="ce1">
            <text:p>02.01.2024</text:p>
          </table:table-cell>
          <table:table-cell table:style-name="ce4"/>
          <table:table-cell office:value-type="float" office:value="2.9406225205603948E-2" table:formula="of:=([bitcoin_futures.D8]-[bitcoin_futures.D7])/[bitcoin_futures.D7]" table:style-name="ce4">
            <text:p>0.02941</text:p>
          </table:table-cell>
          <table:table-cell office:value-type="float" office:value="2.9406225205603948E-2" table:formula="of:=[.C3]-[.B3]" table:style-name="ce4">
            <text:p>0.02941</text:p>
          </table:table-cell>
          <table:table-cell table:number-columns-repeated="16380"/>
        </table:table-row>
        <table:table-row table:style-name="ro1">
          <table:table-cell office:value-type="string" office:string-value="03.01.2024" table:formula="of:=[bitcoin_futures.A9]" table:style-name="ce1">
            <text:p>03.01.2024</text:p>
          </table:table-cell>
          <table:table-cell table:style-name="ce4"/>
          <table:table-cell office:value-type="float" office:value="-5.0435253523478218E-2" table:formula="of:=([bitcoin_futures.D9]-[bitcoin_futures.D8])/[bitcoin_futures.D8]" table:style-name="ce4">
            <text:p>-0.05044</text:p>
          </table:table-cell>
          <table:table-cell office:value-type="float" office:value="-5.0435253523478218E-2" table:formula="of:=[.C4]-[.B4]" table:style-name="ce4">
            <text:p>-0.05044</text:p>
          </table:table-cell>
          <table:table-cell table:number-columns-repeated="16380"/>
        </table:table-row>
        <table:table-row table:style-name="ro1">
          <table:table-cell office:value-type="string" office:string-value="04.01.2024" table:formula="of:=[bitcoin_futures.A10]" table:style-name="ce1">
            <text:p>04.01.2024</text:p>
          </table:table-cell>
          <table:table-cell table:style-name="ce4"/>
          <table:table-cell office:value-type="float" office:value="3.4486561050505245E-2" table:formula="of:=([bitcoin_futures.D10]-[bitcoin_futures.D9])/[bitcoin_futures.D9]" table:style-name="ce4">
            <text:p>0.03449</text:p>
          </table:table-cell>
          <table:table-cell office:value-type="float" office:value="3.4486561050505245E-2" table:formula="of:=[.C5]-[.B5]" table:style-name="ce4">
            <text:p>0.03449</text:p>
          </table:table-cell>
          <table:table-cell table:number-columns-repeated="16380"/>
        </table:table-row>
        <table:table-row table:style-name="ro1">
          <table:table-cell office:value-type="string" office:string-value="05.01.2024" table:formula="of:=[bitcoin_futures.A11]" table:style-name="ce1">
            <text:p>05.01.2024</text:p>
          </table:table-cell>
          <table:table-cell table:style-name="ce4"/>
          <table:table-cell office:value-type="float" office:value="-8.9482709416675073E-3" table:formula="of:=([bitcoin_futures.D11]-[bitcoin_futures.D10])/[bitcoin_futures.D10]" table:style-name="ce4">
            <text:p>-0.00895</text:p>
          </table:table-cell>
          <table:table-cell office:value-type="float" office:value="-8.9482709416675073E-3" table:formula="of:=[.C6]-[.B6]" table:style-name="ce4">
            <text:p>-0.00895</text:p>
          </table:table-cell>
          <table:table-cell table:number-columns-repeated="16380"/>
        </table:table-row>
        <table:table-row table:style-name="ro1">
          <table:table-cell office:value-type="string" office:string-value="08.01.2024" table:formula="of:=[bitcoin_futures.A12]" table:style-name="ce1">
            <text:p>08.01.2024</text:p>
          </table:table-cell>
          <table:table-cell table:style-name="ce4"/>
          <table:table-cell office:value-type="float" office:value="7.2423431405683289E-2" table:formula="of:=([bitcoin_futures.D12]-[bitcoin_futures.D11])/[bitcoin_futures.D11]" table:style-name="ce4">
            <text:p>0.07242</text:p>
          </table:table-cell>
          <table:table-cell office:value-type="float" office:value="7.2423431405683289E-2" table:formula="of:=[.C7]-[.B7]" table:style-name="ce4">
            <text:p>0.07242</text:p>
          </table:table-cell>
          <table:table-cell table:number-columns-repeated="16380"/>
        </table:table-row>
        <table:table-row table:style-name="ro1">
          <table:table-cell office:value-type="string" office:string-value="09.01.2024" table:formula="of:=[bitcoin_futures.A13]" table:style-name="ce1">
            <text:p>09.01.2024</text:p>
          </table:table-cell>
          <table:table-cell table:style-name="ce4"/>
          <table:table-cell office:value-type="float" office:value="-3.9301754514474109E-3" table:formula="of:=([bitcoin_futures.D13]-[bitcoin_futures.D12])/[bitcoin_futures.D12]" table:style-name="ce4">
            <text:p>-0.00393</text:p>
          </table:table-cell>
          <table:table-cell office:value-type="float" office:value="-3.9301754514474109E-3" table:formula="of:=[.C8]-[.B8]" table:style-name="ce4">
            <text:p>-0.00393</text:p>
          </table:table-cell>
          <table:table-cell table:number-columns-repeated="16380"/>
        </table:table-row>
        <table:table-row table:style-name="ro1">
          <table:table-cell office:value-type="string" office:string-value="10.01.2024" table:formula="of:=[bitcoin_futures.A14]" table:style-name="ce1">
            <text:p>10.01.2024</text:p>
          </table:table-cell>
          <table:table-cell table:style-name="ce4"/>
          <table:table-cell office:value-type="float" office:value="-1.9775444330216156E-2" table:formula="of:=([bitcoin_futures.D14]-[bitcoin_futures.D13])/[bitcoin_futures.D13]" table:style-name="ce4">
            <text:p>-0.01978</text:p>
          </table:table-cell>
          <table:table-cell office:value-type="float" office:value="-1.9775444330216156E-2" table:formula="of:=[.C9]-[.B9]" table:style-name="ce4">
            <text:p>-0.01978</text:p>
          </table:table-cell>
          <table:table-cell table:number-columns-repeated="16380"/>
        </table:table-row>
        <table:table-row table:style-name="ro1">
          <table:table-cell office:value-type="string" office:string-value="11.01.2024" table:formula="of:=[bitcoin_futures.A15]" table:style-name="ce1">
            <text:p>11.01.2024</text:p>
          </table:table-cell>
          <table:table-cell table:style-name="ce4"/>
          <table:table-cell office:value-type="float" office:value="1.7757530315580292E-2" table:formula="of:=([bitcoin_futures.D15]-[bitcoin_futures.D14])/[bitcoin_futures.D14]" table:style-name="ce4">
            <text:p>0.01776</text:p>
          </table:table-cell>
          <table:table-cell office:value-type="float" office:value="1.7757530315580292E-2" table:formula="of:=[.C10]-[.B10]" table:style-name="ce4">
            <text:p>0.01776</text:p>
          </table:table-cell>
          <table:table-cell table:number-columns-repeated="16380"/>
        </table:table-row>
        <table:table-row table:style-name="ro1">
          <table:table-cell office:value-type="string" office:string-value="12.01.2024" table:formula="of:=[bitcoin_futures.A16]" table:style-name="ce1">
            <text:p>12.01.2024</text:p>
          </table:table-cell>
          <table:table-cell office:value-type="float" office:value="-6.233571160345476E-2" table:formula="of:=([bitcoin_futures.B16]-[bitcoin_futures.B15])/[bitcoin_futures.B15]" table:style-name="ce4">
            <text:p>-0.06234</text:p>
          </table:table-cell>
          <table:table-cell office:value-type="float" office:value="-6.2075060069355349E-2" table:formula="of:=([bitcoin_futures.D16]-[bitcoin_futures.D15])/[bitcoin_futures.D15]" table:style-name="ce4">
            <text:p>-0.06208</text:p>
          </table:table-cell>
          <table:table-cell office:value-type="float" office:value="2.6065153409941116E-4" table:formula="of:=[.C11]-[.B11]" table:style-name="ce4">
            <text:p>0.00026</text:p>
          </table:table-cell>
          <table:table-cell table:number-columns-repeated="16380"/>
        </table:table-row>
        <table:table-row table:style-name="ro1">
          <table:table-cell office:value-type="string" office:string-value="15.01.2024" table:formula="of:=[bitcoin_futures.A17]" table:style-name="ce1">
            <text:p>15.01.2024</text:p>
          </table:table-cell>
          <table:table-cell office:value-type="float" office:value="0" table:formula="of:=([bitcoin_futures.B17]-[bitcoin_futures.B16])/[bitcoin_futures.B16]" table:style-name="ce4">
            <text:p>0.00000</text:p>
          </table:table-cell>
          <table:table-cell office:value-type="float" office:value="-1.8571607428277365E-2" table:formula="of:=([bitcoin_futures.D17]-[bitcoin_futures.D16])/[bitcoin_futures.D16]" table:style-name="ce4">
            <text:p>-0.01857</text:p>
          </table:table-cell>
          <table:table-cell office:value-type="float" office:value="-1.8571607428277365E-2" table:formula="of:=[.C12]-[.B12]" table:style-name="ce4">
            <text:p>-0.01857</text:p>
          </table:table-cell>
          <table:table-cell table:number-columns-repeated="16380"/>
        </table:table-row>
        <table:table-row table:style-name="ro1">
          <table:table-cell office:value-type="string" office:string-value="16.01.2024" table:formula="of:=[bitcoin_futures.A18]" table:style-name="ce1">
            <text:p>16.01.2024</text:p>
          </table:table-cell>
          <table:table-cell office:value-type="float" office:value="-1.0012014417300761E-2" table:formula="of:=([bitcoin_futures.B18]-[bitcoin_futures.B17])/[bitcoin_futures.B17]" table:style-name="ce4">
            <text:p>-0.01001</text:p>
          </table:table-cell>
          <table:table-cell office:value-type="float" office:value="5.8961067258636E-3" table:formula="of:=([bitcoin_futures.D18]-[bitcoin_futures.D17])/[bitcoin_futures.D17]" table:style-name="ce4">
            <text:p>0.00590</text:p>
          </table:table-cell>
          <table:table-cell office:value-type="float" office:value="1.590812114316436E-2" table:formula="of:=[.C13]-[.B13]" table:style-name="ce4">
            <text:p>0.01591</text:p>
          </table:table-cell>
          <table:table-cell table:number-columns-repeated="16380"/>
        </table:table-row>
        <table:table-row table:style-name="ro1">
          <table:table-cell office:value-type="string" office:string-value="17.01.2024" table:formula="of:=[bitcoin_futures.A19]" table:style-name="ce1">
            <text:p>17.01.2024</text:p>
          </table:table-cell>
          <table:table-cell office:value-type="float" office:value="-1.2540453074433605E-2" table:formula="of:=([bitcoin_futures.B19]-[bitcoin_futures.B18])/[bitcoin_futures.B18]" table:style-name="ce4">
            <text:p>-0.01254</text:p>
          </table:table-cell>
          <table:table-cell office:value-type="float" office:value="-1.2591401522409902E-2" table:formula="of:=([bitcoin_futures.D19]-[bitcoin_futures.D18])/[bitcoin_futures.D18]" table:style-name="ce4">
            <text:p>-0.01259</text:p>
          </table:table-cell>
          <table:table-cell office:value-type="float" office:value="-5.0948447976296996E-5" table:formula="of:=[.C14]-[.B14]" table:style-name="ce4">
            <text:p>-0.00005</text:p>
          </table:table-cell>
          <table:table-cell table:number-columns-repeated="16380"/>
        </table:table-row>
        <table:table-row table:style-name="ro1">
          <table:table-cell office:value-type="string" office:string-value="18.01.2024" table:formula="of:=[bitcoin_futures.A20]" table:style-name="ce1">
            <text:p>18.01.2024</text:p>
          </table:table-cell>
          <table:table-cell office:value-type="float" office:value="-4.3834494059811567E-2" table:formula="of:=([bitcoin_futures.B20]-[bitcoin_futures.B19])/[bitcoin_futures.B19]" table:style-name="ce4">
            <text:p>-0.04383</text:p>
          </table:table-cell>
          <table:table-cell office:value-type="float" office:value="-4.0613260657810971E-2" table:formula="of:=([bitcoin_futures.D20]-[bitcoin_futures.D19])/[bitcoin_futures.D19]" table:style-name="ce4">
            <text:p>-0.04061</text:p>
          </table:table-cell>
          <table:table-cell office:value-type="float" office:value="3.2212334020005964E-3" table:formula="of:=[.C15]-[.B15]" table:style-name="ce4">
            <text:p>0.00322</text:p>
          </table:table-cell>
          <table:table-cell table:number-columns-repeated="16380"/>
        </table:table-row>
        <table:table-row table:style-name="ro1">
          <table:table-cell office:value-type="string" office:string-value="19.01.2024" table:formula="of:=[bitcoin_futures.A21]" table:style-name="ce1">
            <text:p>19.01.2024</text:p>
          </table:table-cell>
          <table:table-cell office:value-type="float" office:value="1.9708654670094295E-2" table:formula="of:=([bitcoin_futures.B21]-[bitcoin_futures.B20])/[bitcoin_futures.B20]" table:style-name="ce4">
            <text:p>0.01971</text:p>
          </table:table-cell>
          <table:table-cell office:value-type="float" office:value="2.3575043839355259E-2" table:formula="of:=([bitcoin_futures.D21]-[bitcoin_futures.D20])/[bitcoin_futures.D20]" table:style-name="ce4">
            <text:p>0.02358</text:p>
          </table:table-cell>
          <table:table-cell office:value-type="float" office:value="3.8663891692609642E-3" table:formula="of:=[.C16]-[.B16]" table:style-name="ce4">
            <text:p>0.00387</text:p>
          </table:table-cell>
          <table:table-cell table:number-columns-repeated="16380"/>
        </table:table-row>
        <table:table-row table:style-name="ro1">
          <table:table-cell office:value-type="string" office:string-value="22.01.2024" table:formula="of:=[bitcoin_futures.A22]" table:style-name="ce1">
            <text:p>22.01.2024</text:p>
          </table:table-cell>
          <table:table-cell office:value-type="float" office:value="-3.5714285714285775E-2" table:formula="of:=([bitcoin_futures.B22]-[bitcoin_futures.B21])/[bitcoin_futures.B21]" table:style-name="ce4">
            <text:p>-0.03571</text:p>
          </table:table-cell>
          <table:table-cell office:value-type="float" office:value="-4.2534407515295983E-2" table:formula="of:=([bitcoin_futures.D22]-[bitcoin_futures.D21])/[bitcoin_futures.D21]" table:style-name="ce4">
            <text:p>-0.04253</text:p>
          </table:table-cell>
          <table:table-cell office:value-type="float" office:value="-6.820121801010208E-3" table:formula="of:=[.C17]-[.B17]" table:style-name="ce4">
            <text:p>-0.00682</text:p>
          </table:table-cell>
          <table:table-cell table:number-columns-repeated="16380"/>
        </table:table-row>
        <table:table-row table:style-name="ro1">
          <table:table-cell office:value-type="string" office:string-value="23.01.2024" table:formula="of:=[bitcoin_futures.A23]" table:style-name="ce1">
            <text:p>23.01.2024</text:p>
          </table:table-cell>
          <table:table-cell office:value-type="float" office:value="-2.7450980392156821E-2" table:formula="of:=([bitcoin_futures.B23]-[bitcoin_futures.B22])/[bitcoin_futures.B22]" table:style-name="ce4">
            <text:p>-0.02745</text:p>
          </table:table-cell>
          <table:table-cell office:value-type="float" office:value="-2.1886050649584335E-2" table:formula="of:=([bitcoin_futures.D23]-[bitcoin_futures.D22])/[bitcoin_futures.D22]" table:style-name="ce4">
            <text:p>-0.02189</text:p>
          </table:table-cell>
          <table:table-cell office:value-type="float" office:value="5.5649297425724858E-3" table:formula="of:=[.C18]-[.B18]" table:style-name="ce4">
            <text:p>0.00556</text:p>
          </table:table-cell>
          <table:table-cell table:number-columns-repeated="16380"/>
        </table:table-row>
        <table:table-row table:style-name="ro1">
          <table:table-cell office:value-type="string" office:string-value="24.01.2024" table:formula="of:=[bitcoin_futures.A24]" table:style-name="ce1">
            <text:p>24.01.2024</text:p>
          </table:table-cell>
          <table:table-cell office:value-type="float" office:value="1.2544802867383563E-2" table:formula="of:=([bitcoin_futures.B24]-[bitcoin_futures.B23])/[bitcoin_futures.B23]" table:style-name="ce4">
            <text:p>0.01254</text:p>
          </table:table-cell>
          <table:table-cell office:value-type="float" office:value="1.3596109732219102E-2" table:formula="of:=([bitcoin_futures.D24]-[bitcoin_futures.D23])/[bitcoin_futures.D23]" table:style-name="ce4">
            <text:p>0.01360</text:p>
          </table:table-cell>
          <table:table-cell office:value-type="float" office:value="1.0513068648355384E-3" table:formula="of:=[.C19]-[.B19]" table:style-name="ce4">
            <text:p>0.00105</text:p>
          </table:table-cell>
          <table:table-cell table:number-columns-repeated="16380"/>
        </table:table-row>
        <table:table-row table:style-name="ro1">
          <table:table-cell office:value-type="string" office:string-value="25.01.2024" table:formula="of:=[bitcoin_futures.A25]" table:style-name="ce1">
            <text:p>25.01.2024</text:p>
          </table:table-cell>
          <table:table-cell office:value-type="float" office:value="7.079646017699121E-3" table:formula="of:=([bitcoin_futures.B25]-[bitcoin_futures.B24])/[bitcoin_futures.B24]" table:style-name="ce4">
            <text:p>0.00708</text:p>
          </table:table-cell>
          <table:table-cell office:value-type="float" office:value="1.549837171552176E-3" table:formula="of:=([bitcoin_futures.D25]-[bitcoin_futures.D24])/[bitcoin_futures.D24]" table:style-name="ce4">
            <text:p>0.00155</text:p>
          </table:table-cell>
          <table:table-cell office:value-type="float" office:value="-5.5298088461469448E-3" table:formula="of:=[.C20]-[.B20]" table:style-name="ce4">
            <text:p>-0.00553</text:p>
          </table:table-cell>
          <table:table-cell table:number-columns-repeated="16380"/>
        </table:table-row>
        <table:table-row table:style-name="ro1">
          <table:table-cell office:value-type="string" office:string-value="26.01.2024" table:formula="of:=[bitcoin_futures.A26]" table:style-name="ce1">
            <text:p>26.01.2024</text:p>
          </table:table-cell>
          <table:table-cell office:value-type="float" office:value="5.4042179261862777E-2" table:formula="of:=([bitcoin_futures.B26]-[bitcoin_futures.B25])/[bitcoin_futures.B25]" table:style-name="ce4">
            <text:p>0.05404</text:p>
          </table:table-cell>
          <table:table-cell office:value-type="float" office:value="5.4745797262408913E-2" table:formula="of:=([bitcoin_futures.D26]-[bitcoin_futures.D25])/[bitcoin_futures.D25]" table:style-name="ce4">
            <text:p>0.05475</text:p>
          </table:table-cell>
          <table:table-cell office:value-type="float" office:value="7.0361800054613566E-4" table:formula="of:=[.C21]-[.B21]" table:style-name="ce4">
            <text:p>0.00070</text:p>
          </table:table-cell>
          <table:table-cell table:number-columns-repeated="16380"/>
        </table:table-row>
        <table:table-row table:style-name="ro1">
          <table:table-cell office:value-type="string" office:string-value="29.01.2024" table:formula="of:=[bitcoin_futures.A27]" table:style-name="ce1">
            <text:p>29.01.2024</text:p>
          </table:table-cell>
          <table:table-cell office:value-type="float" office:value="2.8345143809920939E-2" table:formula="of:=([bitcoin_futures.B27]-[bitcoin_futures.B26])/[bitcoin_futures.B26]" table:style-name="ce4">
            <text:p>0.02835</text:p>
          </table:table-cell>
          <table:table-cell office:value-type="float" office:value="2.5696739299114604E-2" table:formula="of:=([bitcoin_futures.D27]-[bitcoin_futures.D26])/[bitcoin_futures.D26]" table:style-name="ce4">
            <text:p>0.02570</text:p>
          </table:table-cell>
          <table:table-cell office:value-type="float" office:value="-2.6484045108063348E-3" table:formula="of:=[.C22]-[.B22]" table:style-name="ce4">
            <text:p>-0.00265</text:p>
          </table:table-cell>
          <table:table-cell table:number-columns-repeated="16380"/>
        </table:table-row>
        <table:table-row table:style-name="ro1">
          <table:table-cell office:value-type="string" office:string-value="30.01.2024" table:formula="of:=[bitcoin_futures.A28]" table:style-name="ce1">
            <text:p>30.01.2024</text:p>
          </table:table-cell>
          <table:table-cell office:value-type="float" office:value="8.5123631941628405E-3" table:formula="of:=([bitcoin_futures.B28]-[bitcoin_futures.B27])/[bitcoin_futures.B27]" table:style-name="ce4">
            <text:p>0.00851</text:p>
          </table:table-cell>
          <table:table-cell office:value-type="float" office:value="1.2127931765764568E-2" table:formula="of:=([bitcoin_futures.D28]-[bitcoin_futures.D27])/[bitcoin_futures.D27]" table:style-name="ce4">
            <text:p>0.01213</text:p>
          </table:table-cell>
          <table:table-cell office:value-type="float" office:value="3.6155685716017273E-3" table:formula="of:=[.C23]-[.B23]" table:style-name="ce4">
            <text:p>0.00362</text:p>
          </table:table-cell>
          <table:table-cell table:number-columns-repeated="16380"/>
        </table:table-row>
        <table:table-row table:style-name="ro1">
          <table:table-cell office:value-type="string" office:string-value="31.01.2024" table:formula="of:=[bitcoin_futures.A29]" table:style-name="ce1">
            <text:p>31.01.2024</text:p>
          </table:table-cell>
          <table:table-cell office:value-type="float" office:value="-2.3311897106109258E-2" table:formula="of:=([bitcoin_futures.B29]-[bitcoin_futures.B28])/[bitcoin_futures.B28]" table:style-name="ce4">
            <text:p>-0.02331</text:p>
          </table:table-cell>
          <table:table-cell office:value-type="float" office:value="-1.7579565554818113E-2" table:formula="of:=([bitcoin_futures.D29]-[bitcoin_futures.D28])/[bitcoin_futures.D28]" table:style-name="ce4">
            <text:p>-0.01758</text:p>
          </table:table-cell>
          <table:table-cell office:value-type="float" office:value="5.7323315512911449E-3" table:formula="of:=[.C24]-[.B24]" table:style-name="ce4">
            <text:p>0.00573</text:p>
          </table:table-cell>
          <table:table-cell table:number-columns-repeated="16380"/>
        </table:table-row>
        <table:table-row table:style-name="ro1">
          <table:table-cell office:value-type="string" office:string-value="01.02.2024" table:formula="of:=[bitcoin_futures.A30]" table:style-name="ce1">
            <text:p>01.02.2024</text:p>
          </table:table-cell>
          <table:table-cell office:value-type="float" office:value="9.8765432098764788E-3" table:formula="of:=([bitcoin_futures.B30]-[bitcoin_futures.B29])/[bitcoin_futures.B29]" table:style-name="ce4">
            <text:p>0.00988</text:p>
          </table:table-cell>
          <table:table-cell office:value-type="float" office:value="4.8506655458521158E-3" table:formula="of:=([bitcoin_futures.D30]-[bitcoin_futures.D29])/[bitcoin_futures.D29]" table:style-name="ce4">
            <text:p>0.00485</text:p>
          </table:table-cell>
          <table:table-cell office:value-type="float" office:value="-5.025877664024363E-3" table:formula="of:=[.C25]-[.B25]" table:style-name="ce4">
            <text:p>-0.00503</text:p>
          </table:table-cell>
          <table:table-cell table:number-columns-repeated="16380"/>
        </table:table-row>
        <table:table-row table:style-name="ro1">
          <table:table-cell office:value-type="string" office:string-value="02.02.2024" table:formula="of:=[bitcoin_futures.A31]" table:style-name="ce1">
            <text:p>02.02.2024</text:p>
          </table:table-cell>
          <table:table-cell office:value-type="float" office:value="-1.629991850040715E-3" table:formula="of:=([bitcoin_futures.B31]-[bitcoin_futures.B30])/[bitcoin_futures.B30]" table:style-name="ce4">
            <text:p>-0.00163</text:p>
          </table:table-cell>
          <table:table-cell office:value-type="float" office:value="-1.3421543772487502E-3" table:formula="of:=([bitcoin_futures.D31]-[bitcoin_futures.D30])/[bitcoin_futures.D30]" table:style-name="ce4">
            <text:p>-0.00134</text:p>
          </table:table-cell>
          <table:table-cell office:value-type="float" office:value="2.8783747279196486E-4" table:formula="of:=[.C26]-[.B26]" table:style-name="ce4">
            <text:p>0.00029</text:p>
          </table:table-cell>
          <table:table-cell table:number-columns-repeated="16380"/>
        </table:table-row>
        <table:table-row table:style-name="ro1">
          <table:table-cell office:value-type="string" office:string-value="05.02.2024" table:formula="of:=[bitcoin_futures.A32]" table:style-name="ce1">
            <text:p>05.02.2024</text:p>
          </table:table-cell>
          <table:table-cell office:value-type="float" office:value="-1.2653061224489743E-2" table:formula="of:=([bitcoin_futures.B32]-[bitcoin_futures.B31])/[bitcoin_futures.B31]" table:style-name="ce4">
            <text:p>-0.01265</text:p>
          </table:table-cell>
          <table:table-cell office:value-type="float" office:value="-1.299632440578273E-2" table:formula="of:=([bitcoin_futures.D32]-[bitcoin_futures.D31])/[bitcoin_futures.D31]" table:style-name="ce4">
            <text:p>-0.01300</text:p>
          </table:table-cell>
          <table:table-cell office:value-type="float" office:value="-3.4326318129298747E-4" table:formula="of:=[.C27]-[.B27]" table:style-name="ce4">
            <text:p>-0.00034</text:p>
          </table:table-cell>
          <table:table-cell table:number-columns-repeated="16380"/>
        </table:table-row>
        <table:table-row table:style-name="ro1">
          <table:table-cell office:value-type="string" office:string-value="06.02.2024" table:formula="of:=[bitcoin_futures.A33]" table:style-name="ce1">
            <text:p>06.02.2024</text:p>
          </table:table-cell>
          <table:table-cell office:value-type="float" office:value="1.6949152542372885E-2" table:formula="of:=([bitcoin_futures.B33]-[bitcoin_futures.B32])/[bitcoin_futures.B32]" table:style-name="ce4">
            <text:p>0.01695</text:p>
          </table:table-cell>
          <table:table-cell office:value-type="float" office:value="1.6785651425354896E-2" table:formula="of:=([bitcoin_futures.D33]-[bitcoin_futures.D32])/[bitcoin_futures.D32]" table:style-name="ce4">
            <text:p>0.01679</text:p>
          </table:table-cell>
          <table:table-cell office:value-type="float" office:value="-1.6350111701798897E-4" table:formula="of:=[.C28]-[.B28]" table:style-name="ce4">
            <text:p>-0.00016</text:p>
          </table:table-cell>
          <table:table-cell table:number-columns-repeated="16380"/>
        </table:table-row>
        <table:table-row table:style-name="ro1">
          <table:table-cell office:value-type="string" office:string-value="07.02.2024" table:formula="of:=[bitcoin_futures.A34]" table:style-name="ce1">
            <text:p>07.02.2024</text:p>
          </table:table-cell>
          <table:table-cell office:value-type="float" office:value="2.5203252032520218E-2" table:formula="of:=([bitcoin_futures.B34]-[bitcoin_futures.B33])/[bitcoin_futures.B33]" table:style-name="ce4">
            <text:p>0.02520</text:p>
          </table:table-cell>
          <table:table-cell office:value-type="float" office:value="2.0371043678819225E-2" table:formula="of:=([bitcoin_futures.D34]-[bitcoin_futures.D33])/[bitcoin_futures.D33]" table:style-name="ce4">
            <text:p>0.02037</text:p>
          </table:table-cell>
          <table:table-cell office:value-type="float" office:value="-4.8322083537009931E-3" table:formula="of:=[.C29]-[.B29]" table:style-name="ce4">
            <text:p>-0.00483</text:p>
          </table:table-cell>
          <table:table-cell table:number-columns-repeated="16380"/>
        </table:table-row>
        <table:table-row table:style-name="ro1">
          <table:table-cell office:value-type="string" office:string-value="08.02.2024" table:formula="of:=[bitcoin_futures.A35]" table:style-name="ce1">
            <text:p>08.02.2024</text:p>
          </table:table-cell>
          <table:table-cell office:value-type="float" office:value="3.2117367168913655E-2" table:formula="of:=([bitcoin_futures.B35]-[bitcoin_futures.B34])/[bitcoin_futures.B34]" table:style-name="ce4">
            <text:p>0.03212</text:p>
          </table:table-cell>
          <table:table-cell office:value-type="float" office:value="3.2582531671499895E-2" table:formula="of:=([bitcoin_futures.D35]-[bitcoin_futures.D34])/[bitcoin_futures.D34]" table:style-name="ce4">
            <text:p>0.03258</text:p>
          </table:table-cell>
          <table:table-cell office:value-type="float" office:value="4.6516450258624054E-4" table:formula="of:=[.C30]-[.B30]" table:style-name="ce4">
            <text:p>0.00047</text:p>
          </table:table-cell>
          <table:table-cell table:number-columns-repeated="16380"/>
        </table:table-row>
        <table:table-row table:style-name="ro1">
          <table:table-cell office:value-type="string" office:string-value="09.02.2024" table:formula="of:=[bitcoin_futures.A36]" table:style-name="ce1">
            <text:p>09.02.2024</text:p>
          </table:table-cell>
          <table:table-cell office:value-type="float" office:value="4.3027276219746349E-2" table:formula="of:=([bitcoin_futures.B36]-[bitcoin_futures.B35])/[bitcoin_futures.B35]" table:style-name="ce4">
            <text:p>0.04303</text:p>
          </table:table-cell>
          <table:table-cell office:value-type="float" office:value="4.755364198967249E-2" table:formula="of:=([bitcoin_futures.D36]-[bitcoin_futures.D35])/[bitcoin_futures.D35]" table:style-name="ce4">
            <text:p>0.04755</text:p>
          </table:table-cell>
          <table:table-cell office:value-type="float" office:value="4.5263657699261411E-3" table:formula="of:=[.C31]-[.B31]" table:style-name="ce4">
            <text:p>0.00453</text:p>
          </table:table-cell>
          <table:table-cell table:number-columns-repeated="16380"/>
        </table:table-row>
        <table:table-row table:style-name="ro1">
          <table:table-cell office:value-type="string" office:string-value="12.02.2024" table:formula="of:=[bitcoin_futures.A37]" table:style-name="ce1">
            <text:p>12.02.2024</text:p>
          </table:table-cell>
          <table:table-cell office:value-type="float" office:value="5.5616942909760651E-2" table:formula="of:=([bitcoin_futures.B37]-[bitcoin_futures.B36])/[bitcoin_futures.B36]" table:style-name="ce4">
            <text:p>0.05562</text:p>
          </table:table-cell>
          <table:table-cell office:value-type="float" office:value="4.9430487235695916E-2" table:formula="of:=([bitcoin_futures.D37]-[bitcoin_futures.D36])/[bitcoin_futures.D36]" table:style-name="ce4">
            <text:p>0.04943</text:p>
          </table:table-cell>
          <table:table-cell office:value-type="float" office:value="-6.186455674064735E-3" table:formula="of:=[.C32]-[.B32]" table:style-name="ce4">
            <text:p>-0.00619</text:p>
          </table:table-cell>
          <table:table-cell table:number-columns-repeated="16380"/>
        </table:table-row>
        <table:table-row table:style-name="ro1">
          <table:table-cell office:value-type="string" office:string-value="13.02.2024" table:formula="of:=[bitcoin_futures.A38]" table:style-name="ce1">
            <text:p>13.02.2024</text:p>
          </table:table-cell>
          <table:table-cell office:value-type="float" office:value="-1.5352407536636472E-2" table:formula="of:=([bitcoin_futures.B38]-[bitcoin_futures.B37])/[bitcoin_futures.B37]" table:style-name="ce4">
            <text:p>-0.01535</text:p>
          </table:table-cell>
          <table:table-cell office:value-type="float" office:value="-1.381771839391488E-2" table:formula="of:=([bitcoin_futures.D38]-[bitcoin_futures.D37])/[bitcoin_futures.D37]" table:style-name="ce4">
            <text:p>-0.01382</text:p>
          </table:table-cell>
          <table:table-cell office:value-type="float" office:value="1.534689142721592E-3" table:formula="of:=[.C33]-[.B33]" table:style-name="ce4">
            <text:p>0.00153</text:p>
          </table:table-cell>
          <table:table-cell table:number-columns-repeated="16380"/>
        </table:table-row>
        <table:table-row table:style-name="ro1">
          <table:table-cell office:value-type="string" office:string-value="14.02.2024" table:formula="of:=[bitcoin_futures.A39]" table:style-name="ce1">
            <text:p>14.02.2024</text:p>
          </table:table-cell>
          <table:table-cell office:value-type="float" office:value="4.7129695251594682E-2" table:formula="of:=([bitcoin_futures.B39]-[bitcoin_futures.B38])/[bitcoin_futures.B38]" table:style-name="ce4">
            <text:p>0.04713</text:p>
          </table:table-cell>
          <table:table-cell office:value-type="float" office:value="5.0951058152487787E-2" table:formula="of:=([bitcoin_futures.D39]-[bitcoin_futures.D38])/[bitcoin_futures.D38]" table:style-name="ce4">
            <text:p>0.05095</text:p>
          </table:table-cell>
          <table:table-cell office:value-type="float" office:value="3.8213629008931049E-3" table:formula="of:=[.C34]-[.B34]" table:style-name="ce4">
            <text:p>0.00382</text:p>
          </table:table-cell>
          <table:table-cell table:number-columns-repeated="16380"/>
        </table:table-row>
        <table:table-row table:style-name="ro1">
          <table:table-cell office:value-type="string" office:string-value="15.02.2024" table:formula="of:=[bitcoin_futures.A40]" table:style-name="ce1">
            <text:p>15.02.2024</text:p>
          </table:table-cell>
          <table:table-cell office:value-type="float" office:value="-1.0152284263959775E-3" table:formula="of:=([bitcoin_futures.B40]-[bitcoin_futures.B39])/[bitcoin_futures.B39]" table:style-name="ce4">
            <text:p>-0.00102</text:p>
          </table:table-cell>
          <table:table-cell office:value-type="float" office:value="9.925774816561476E-4" table:formula="of:=([bitcoin_futures.D40]-[bitcoin_futures.D39])/[bitcoin_futures.D39]" table:style-name="ce4">
            <text:p>0.00099</text:p>
          </table:table-cell>
          <table:table-cell office:value-type="float" office:value="2.0078059080521253E-3" table:formula="of:=[.C35]-[.B35]" table:style-name="ce4">
            <text:p>0.00201</text:p>
          </table:table-cell>
          <table:table-cell table:number-columns-repeated="16380"/>
        </table:table-row>
        <table:table-row table:style-name="ro1">
          <table:table-cell office:value-type="string" office:string-value="16.02.2024" table:formula="of:=[bitcoin_futures.A41]" table:style-name="ce1">
            <text:p>16.02.2024</text:p>
          </table:table-cell>
          <table:table-cell office:value-type="float" office:value="3.3875338753388017E-3" table:formula="of:=([bitcoin_futures.B41]-[bitcoin_futures.B40])/[bitcoin_futures.B40]" table:style-name="ce4">
            <text:p>0.00339</text:p>
          </table:table-cell>
          <table:table-cell office:value-type="float" office:value="-3.0025489847449892E-4" table:formula="of:=([bitcoin_futures.D41]-[bitcoin_futures.D40])/[bitcoin_futures.D40]" table:style-name="ce4">
            <text:p>-0.00030</text:p>
          </table:table-cell>
          <table:table-cell office:value-type="float" office:value="-3.6877887738133008E-3" table:formula="of:=[.C36]-[.B36]" table:style-name="ce4">
            <text:p>-0.00369</text:p>
          </table:table-cell>
          <table:table-cell table:number-columns-repeated="16380"/>
        </table:table-row>
        <table:table-row table:style-name="ro1">
          <table:table-cell office:value-type="string" office:string-value="19.02.2024" table:formula="of:=[bitcoin_futures.A42]" table:style-name="ce1">
            <text:p>19.02.2024</text:p>
          </table:table-cell>
          <table:table-cell office:value-type="float" office:value="0" table:formula="of:=([bitcoin_futures.B42]-[bitcoin_futures.B41])/[bitcoin_futures.B41]" table:style-name="ce4">
            <text:p>0.00000</text:p>
          </table:table-cell>
          <table:table-cell office:value-type="float" office:value="3.5319963958586079E-4" table:formula="of:=([bitcoin_futures.D42]-[bitcoin_futures.D41])/[bitcoin_futures.D41]" table:style-name="ce4">
            <text:p>0.00035</text:p>
          </table:table-cell>
          <table:table-cell office:value-type="float" office:value="3.5319963958586079E-4" table:formula="of:=[.C37]-[.B37]" table:style-name="ce4">
            <text:p>0.00035</text:p>
          </table:table-cell>
          <table:table-cell table:number-columns-repeated="16380"/>
        </table:table-row>
        <table:table-row table:style-name="ro1">
          <table:table-cell office:value-type="string" office:string-value="20.02.2024" table:formula="of:=[bitcoin_futures.A43]" table:style-name="ce1">
            <text:p>20.02.2024</text:p>
          </table:table-cell>
          <table:table-cell office:value-type="float" office:value="1.6880486158001591E-3" table:formula="of:=([bitcoin_futures.B43]-[bitcoin_futures.B42])/[bitcoin_futures.B42]" table:style-name="ce4">
            <text:p>0.00169</text:p>
          </table:table-cell>
          <table:table-cell office:value-type="float" office:value="4.6813763867494659E-3" table:formula="of:=([bitcoin_futures.D43]-[bitcoin_futures.D42])/[bitcoin_futures.D42]" table:style-name="ce4">
            <text:p>0.00468</text:p>
          </table:table-cell>
          <table:table-cell office:value-type="float" office:value="2.9933277709493066E-3" table:formula="of:=[.C38]-[.B38]" table:style-name="ce4">
            <text:p>0.00299</text:p>
          </table:table-cell>
          <table:table-cell table:number-columns-repeated="16380"/>
        </table:table-row>
        <table:table-row table:style-name="ro1">
          <table:table-cell office:value-type="string" office:string-value="21.02.2024" table:formula="of:=[bitcoin_futures.A44]" table:style-name="ce1">
            <text:p>21.02.2024</text:p>
          </table:table-cell>
          <table:table-cell office:value-type="float" office:value="-1.9885406134142344E-2" table:formula="of:=([bitcoin_futures.B44]-[bitcoin_futures.B43])/[bitcoin_futures.B43]" table:style-name="ce4">
            <text:p>-0.01989</text:p>
          </table:table-cell>
          <table:table-cell office:value-type="float" office:value="-2.0456052566675088E-2" table:formula="of:=([bitcoin_futures.D44]-[bitcoin_futures.D43])/[bitcoin_futures.D43]" table:style-name="ce4">
            <text:p>-0.02046</text:p>
          </table:table-cell>
          <table:table-cell office:value-type="float" office:value="-5.706464325327433E-4" table:formula="of:=[.C39]-[.B39]" table:style-name="ce4">
            <text:p>-0.00057</text:p>
          </table:table-cell>
          <table:table-cell table:number-columns-repeated="16380"/>
        </table:table-row>
        <table:table-row table:style-name="ro1">
          <table:table-cell office:value-type="string" office:string-value="22.02.2024" table:formula="of:=[bitcoin_futures.A45]" table:style-name="ce1">
            <text:p>22.02.2024</text:p>
          </table:table-cell>
          <table:table-cell office:value-type="float" office:value="2.2008253094910613E-2" table:formula="of:=([bitcoin_futures.B45]-[bitcoin_futures.B44])/[bitcoin_futures.B44]" table:style-name="ce4">
            <text:p>0.02201</text:p>
          </table:table-cell>
          <table:table-cell office:value-type="float" office:value="1.4544732055978027E-2" table:formula="of:=([bitcoin_futures.D45]-[bitcoin_futures.D44])/[bitcoin_futures.D44]" table:style-name="ce4">
            <text:p>0.01454</text:p>
          </table:table-cell>
          <table:table-cell office:value-type="float" office:value="-7.4635210389325853E-3" table:formula="of:=[.C40]-[.B40]" table:style-name="ce4">
            <text:p>-0.00746</text:p>
          </table:table-cell>
          <table:table-cell table:number-columns-repeated="16380"/>
        </table:table-row>
        <table:table-row table:style-name="ro1">
          <table:table-cell office:value-type="string" office:string-value="23.02.2024" table:formula="of:=[bitcoin_futures.A46]" table:style-name="ce1">
            <text:p>23.02.2024</text:p>
          </table:table-cell>
          <table:table-cell office:value-type="float" office:value="-1.8842530282637913E-2" table:formula="of:=([bitcoin_futures.B46]-[bitcoin_futures.B45])/[bitcoin_futures.B45]" table:style-name="ce4">
            <text:p>-0.01884</text:p>
          </table:table-cell>
          <table:table-cell office:value-type="float" office:value="-1.3894908181009779E-2" table:formula="of:=([bitcoin_futures.D46]-[bitcoin_futures.D45])/[bitcoin_futures.D45]" table:style-name="ce4">
            <text:p>-0.01389</text:p>
          </table:table-cell>
          <table:table-cell office:value-type="float" office:value="4.9476221016281335E-3" table:formula="of:=[.C41]-[.B41]" table:style-name="ce4">
            <text:p>0.00495</text:p>
          </table:table-cell>
          <table:table-cell table:number-columns-repeated="16380"/>
        </table:table-row>
        <table:table-row table:style-name="ro1">
          <table:table-cell office:value-type="string" office:string-value="26.02.2024" table:formula="of:=[bitcoin_futures.A47]" table:style-name="ce1">
            <text:p>26.02.2024</text:p>
          </table:table-cell>
          <table:table-cell office:value-type="float" office:value="6.721536351165984E-2" table:formula="of:=([bitcoin_futures.B47]-[bitcoin_futures.B46])/[bitcoin_futures.B46]" table:style-name="ce4">
            <text:p>0.06722</text:p>
          </table:table-cell>
          <table:table-cell office:value-type="float" office:value="6.8123805414611507E-2" table:formula="of:=([bitcoin_futures.D47]-[bitcoin_futures.D46])/[bitcoin_futures.D46]" table:style-name="ce4">
            <text:p>0.06812</text:p>
          </table:table-cell>
          <table:table-cell office:value-type="float" office:value="9.0844190295166771E-4" table:formula="of:=[.C42]-[.B42]" table:style-name="ce4">
            <text:p>0.00091</text:p>
          </table:table-cell>
          <table:table-cell table:number-columns-repeated="16380"/>
        </table:table-row>
        <table:table-row table:style-name="ro1">
          <table:table-cell office:value-type="string" office:string-value="27.02.2024" table:formula="of:=[bitcoin_futures.A48]" table:style-name="ce1">
            <text:p>27.02.2024</text:p>
          </table:table-cell>
          <table:table-cell office:value-type="float" office:value="4.7236503856041209E-2" table:formula="of:=([bitcoin_futures.B48]-[bitcoin_futures.B47])/[bitcoin_futures.B47]" table:style-name="ce4">
            <text:p>0.04724</text:p>
          </table:table-cell>
          <table:table-cell office:value-type="float" office:value="4.6499969470161516E-2" table:formula="of:=([bitcoin_futures.D48]-[bitcoin_futures.D47])/[bitcoin_futures.D47]" table:style-name="ce4">
            <text:p>0.04650</text:p>
          </table:table-cell>
          <table:table-cell office:value-type="float" office:value="-7.3653438587969328E-4" table:formula="of:=[.C43]-[.B43]" table:style-name="ce4">
            <text:p>-0.00074</text:p>
          </table:table-cell>
          <table:table-cell table:number-columns-repeated="16380"/>
        </table:table-row>
        <table:table-row table:style-name="ro1">
          <table:table-cell office:value-type="string" office:string-value="28.02.2024" table:formula="of:=[bitcoin_futures.A49]" table:style-name="ce1">
            <text:p>28.02.2024</text:p>
          </table:table-cell>
          <table:table-cell office:value-type="float" office:value="5.7072721693771075E-2" table:formula="of:=([bitcoin_futures.B49]-[bitcoin_futures.B48])/[bitcoin_futures.B48]" table:style-name="ce4">
            <text:p>0.05707</text:p>
          </table:table-cell>
          <table:table-cell office:value-type="float" office:value="5.7675140001089843E-2" table:formula="of:=([bitcoin_futures.D49]-[bitcoin_futures.D48])/[bitcoin_futures.D48]" table:style-name="ce4">
            <text:p>0.05768</text:p>
          </table:table-cell>
          <table:table-cell office:value-type="float" office:value="6.0241830731876805E-4" table:formula="of:=[.C44]-[.B44]" table:style-name="ce4">
            <text:p>0.00060</text:p>
          </table:table-cell>
          <table:table-cell table:number-columns-repeated="16380"/>
        </table:table-row>
        <table:table-row table:style-name="ro1">
          <table:table-cell office:value-type="string" office:string-value="29.02.2024" table:formula="of:=[bitcoin_futures.A50]" table:style-name="ce1">
            <text:p>29.02.2024</text:p>
          </table:table-cell>
          <table:table-cell office:value-type="float" office:value="2.8156748911465856E-2" table:formula="of:=([bitcoin_futures.B50]-[bitcoin_futures.B49])/[bitcoin_futures.B49]" table:style-name="ce4">
            <text:p>0.02816</text:p>
          </table:table-cell>
          <table:table-cell office:value-type="float" office:value="2.8260176312382597E-2" table:formula="of:=([bitcoin_futures.D50]-[bitcoin_futures.D49])/[bitcoin_futures.D49]" table:style-name="ce4">
            <text:p>0.02826</text:p>
          </table:table-cell>
          <table:table-cell office:value-type="float" office:value="1.0342740091674046E-4" table:formula="of:=[.C45]-[.B45]" table:style-name="ce4">
            <text:p>0.00010</text:p>
          </table:table-cell>
          <table:table-cell table:number-columns-repeated="16380"/>
        </table:table-row>
        <table:table-row table:style-name="ro1">
          <table:table-cell office:value-type="string" office:string-value="01.03.2024" table:formula="of:=[bitcoin_futures.A51]" table:style-name="ce1">
            <text:p>01.03.2024</text:p>
          </table:table-cell>
          <table:table-cell office:value-type="float" office:value="1.6092603049124795E-2" table:formula="of:=([bitcoin_futures.B51]-[bitcoin_futures.B50])/[bitcoin_futures.B50]" table:style-name="ce4">
            <text:p>0.01609</text:p>
          </table:table-cell>
          <table:table-cell office:value-type="float" office:value="8.3442403105121396E-3" table:formula="of:=([bitcoin_futures.D51]-[bitcoin_futures.D50])/[bitcoin_futures.D50]" table:style-name="ce4">
            <text:p>0.00834</text:p>
          </table:table-cell>
          <table:table-cell office:value-type="float" office:value="-7.7483627386126554E-3" table:formula="of:=[.C46]-[.B46]" table:style-name="ce4">
            <text:p>-0.00775</text:p>
          </table:table-cell>
          <table:table-cell table:number-columns-repeated="16380"/>
        </table:table-row>
        <table:table-row table:style-name="ro1">
          <table:table-cell office:value-type="string" office:string-value="04.03.2024" table:formula="of:=[bitcoin_futures.A52]" table:style-name="ce1">
            <text:p>04.03.2024</text:p>
          </table:table-cell>
          <table:table-cell office:value-type="float" office:value="7.3909419283134103E-2" table:formula="of:=([bitcoin_futures.B52]-[bitcoin_futures.B51])/[bitcoin_futures.B51]" table:style-name="ce4">
            <text:p>0.07391</text:p>
          </table:table-cell>
          <table:table-cell office:value-type="float" office:value="7.9035071896036868E-2" table:formula="of:=([bitcoin_futures.D52]-[bitcoin_futures.D51])/[bitcoin_futures.D51]" table:style-name="ce4">
            <text:p>0.07904</text:p>
          </table:table-cell>
          <table:table-cell office:value-type="float" office:value="5.1256526129027646E-3" table:formula="of:=[.C47]-[.B47]" table:style-name="ce4">
            <text:p>0.00513</text:p>
          </table:table-cell>
          <table:table-cell table:number-columns-repeated="16380"/>
        </table:table-row>
        <table:table-row table:style-name="ro1">
          <table:table-cell office:value-type="string" office:string-value="05.03.2024" table:formula="of:=[bitcoin_futures.A53]" table:style-name="ce1">
            <text:p>05.03.2024</text:p>
          </table:table-cell>
          <table:table-cell office:value-type="float" office:value="-8.6157826649417818E-2" table:formula="of:=([bitcoin_futures.B53]-[bitcoin_futures.B52])/[bitcoin_futures.B52]" table:style-name="ce4">
            <text:p>-0.08616</text:p>
          </table:table-cell>
          <table:table-cell office:value-type="float" office:value="-7.5342015453922051E-2" table:formula="of:=([bitcoin_futures.D53]-[bitcoin_futures.D52])/[bitcoin_futures.D52]" table:style-name="ce4">
            <text:p>-0.07534</text:p>
          </table:table-cell>
          <table:table-cell office:value-type="float" office:value="1.0815811195495767E-2" table:formula="of:=[.C48]-[.B48]" table:style-name="ce4">
            <text:p>0.01082</text:p>
          </table:table-cell>
          <table:table-cell table:number-columns-repeated="16380"/>
        </table:table-row>
        <table:table-row table:style-name="ro1">
          <table:table-cell office:value-type="string" office:string-value="06.03.2024" table:formula="of:=[bitcoin_futures.A54]" table:style-name="ce1">
            <text:p>06.03.2024</text:p>
          </table:table-cell>
          <table:table-cell office:value-type="float" office:value="8.4088335220838015E-2" table:formula="of:=([bitcoin_futures.B54]-[bitcoin_futures.B53])/[bitcoin_futures.B53]" table:style-name="ce4">
            <text:p>0.08409</text:p>
          </table:table-cell>
          <table:table-cell office:value-type="float" office:value="7.5773691308785696E-2" table:formula="of:=([bitcoin_futures.D54]-[bitcoin_futures.D53])/[bitcoin_futures.D53]" table:style-name="ce4">
            <text:p>0.07577</text:p>
          </table:table-cell>
          <table:table-cell office:value-type="float" office:value="-8.3146439120523191E-3" table:formula="of:=[.C49]-[.B49]" table:style-name="ce4">
            <text:p>-0.00831</text:p>
          </table:table-cell>
          <table:table-cell table:number-columns-repeated="16380"/>
        </table:table-row>
        <table:table-row table:style-name="ro1">
          <table:table-cell office:value-type="string" office:string-value="07.03.2024" table:formula="of:=[bitcoin_futures.A55]" table:style-name="ce1">
            <text:p>07.03.2024</text:p>
          </table:table-cell>
          <table:table-cell office:value-type="float" office:value="8.8796030295117106E-3" table:formula="of:=([bitcoin_futures.B55]-[bitcoin_futures.B54])/[bitcoin_futures.B54]" table:style-name="ce4">
            <text:p>0.00888</text:p>
          </table:table-cell>
          <table:table-cell office:value-type="float" office:value="9.841383917726201E-3" table:formula="of:=([bitcoin_futures.D55]-[bitcoin_futures.D54])/[bitcoin_futures.D54]" table:style-name="ce4">
            <text:p>0.00984</text:p>
          </table:table-cell>
          <table:table-cell office:value-type="float" office:value="9.6178088821449043E-4" table:formula="of:=[.C50]-[.B50]" table:style-name="ce4">
            <text:p>0.00096</text:p>
          </table:table-cell>
          <table:table-cell table:number-columns-repeated="16380"/>
        </table:table-row>
        <table:table-row table:style-name="ro1">
          <table:table-cell office:value-type="string" office:string-value="08.03.2024" table:formula="of:=[bitcoin_futures.A56]" table:style-name="ce1">
            <text:p>08.03.2024</text:p>
          </table:table-cell>
          <table:table-cell office:value-type="float" office:value="2.3815687289671098E-2" table:formula="of:=([bitcoin_futures.B56]-[bitcoin_futures.B55])/[bitcoin_futures.B55]" table:style-name="ce4">
            <text:p>0.02382</text:p>
          </table:table-cell>
          <table:table-cell office:value-type="float" office:value="2.1354165975699526E-2" table:formula="of:=([bitcoin_futures.D56]-[bitcoin_futures.D55])/[bitcoin_futures.D55]" table:style-name="ce4">
            <text:p>0.02135</text:p>
          </table:table-cell>
          <table:table-cell office:value-type="float" office:value="-2.4615213139715722E-3" table:formula="of:=[.C51]-[.B51]" table:style-name="ce4">
            <text:p>-0.00246</text:p>
          </table:table-cell>
          <table:table-cell table:number-columns-repeated="16380"/>
        </table:table-row>
        <table:table-row table:style-name="ro1">
          <table:table-cell office:value-type="string" office:string-value="11.03.2024" table:formula="of:=[bitcoin_futures.A57]" table:style-name="ce1">
            <text:p>11.03.2024</text:p>
          </table:table-cell>
          <table:table-cell office:value-type="float" office:value="3.9696586599241475E-2" table:formula="of:=([bitcoin_futures.B57]-[bitcoin_futures.B56])/[bitcoin_futures.B56]" table:style-name="ce4">
            <text:p>0.03970</text:p>
          </table:table-cell>
          <table:table-cell office:value-type="float" office:value="4.5525979475626102E-2" table:formula="of:=([bitcoin_futures.D57]-[bitcoin_futures.D56])/[bitcoin_futures.D56]" table:style-name="ce4">
            <text:p>0.04553</text:p>
          </table:table-cell>
          <table:table-cell office:value-type="float" office:value="5.8293928763846273E-3" table:formula="of:=[.C52]-[.B52]" table:style-name="ce4">
            <text:p>0.00583</text:p>
          </table:table-cell>
          <table:table-cell table:number-columns-repeated="16380"/>
        </table:table-row>
        <table:table-row table:style-name="ro1">
          <table:table-cell office:value-type="string" office:string-value="12.03.2024" table:formula="of:=[bitcoin_futures.A58]" table:style-name="ce1">
            <text:p>12.03.2024</text:p>
          </table:table-cell>
          <table:table-cell office:value-type="float" office:value="-9.4844357976653845E-3" table:formula="of:=([bitcoin_futures.B58]-[bitcoin_futures.B57])/[bitcoin_futures.B57]" table:style-name="ce4">
            <text:p>-0.00948</text:p>
          </table:table-cell>
          <table:table-cell office:value-type="float" office:value="-1.2788025637341155E-2" table:formula="of:=([bitcoin_futures.D58]-[bitcoin_futures.D57])/[bitcoin_futures.D57]" table:style-name="ce4">
            <text:p>-0.01279</text:p>
          </table:table-cell>
          <table:table-cell office:value-type="float" office:value="-3.3035898396757708E-3" table:formula="of:=[.C53]-[.B53]" table:style-name="ce4">
            <text:p>-0.00330</text:p>
          </table:table-cell>
          <table:table-cell table:number-columns-repeated="16380"/>
        </table:table-row>
        <table:table-row table:style-name="ro1">
          <table:table-cell office:value-type="string" office:string-value="13.03.2024" table:formula="of:=[bitcoin_futures.A59]" table:style-name="ce1">
            <text:p>13.03.2024</text:p>
          </table:table-cell>
          <table:table-cell office:value-type="float" office:value="2.9953351338080188E-2" table:formula="of:=([bitcoin_futures.B59]-[bitcoin_futures.B58])/[bitcoin_futures.B58]" table:style-name="ce4">
            <text:p>0.02995</text:p>
          </table:table-cell>
          <table:table-cell office:value-type="float" office:value="2.2524353515146263E-2" table:formula="of:=([bitcoin_futures.D59]-[bitcoin_futures.D58])/[bitcoin_futures.D58]" table:style-name="ce4">
            <text:p>0.02252</text:p>
          </table:table-cell>
          <table:table-cell office:value-type="float" office:value="-7.4289978229339255E-3" table:formula="of:=[.C54]-[.B54]" table:style-name="ce4">
            <text:p>-0.00743</text:p>
          </table:table-cell>
          <table:table-cell table:number-columns-repeated="16380"/>
        </table:table-row>
        <table:table-row table:style-name="ro1">
          <table:table-cell office:value-type="string" office:string-value="14.03.2024" table:formula="of:=[bitcoin_futures.A60]" table:style-name="ce1">
            <text:p>14.03.2024</text:p>
          </table:table-cell>
          <table:table-cell office:value-type="float" office:value="-5.8164481525625859E-2" table:formula="of:=([bitcoin_futures.B60]-[bitcoin_futures.B59])/[bitcoin_futures.B59]" table:style-name="ce4">
            <text:p>-0.05816</text:p>
          </table:table-cell>
          <table:table-cell office:value-type="float" office:value="-4.9165816892011376E-2" table:formula="of:=([bitcoin_futures.D60]-[bitcoin_futures.D59])/[bitcoin_futures.D59]" table:style-name="ce4">
            <text:p>-0.04917</text:p>
          </table:table-cell>
          <table:table-cell office:value-type="float" office:value="8.9986646336144838E-3" table:formula="of:=[.C55]-[.B55]" table:style-name="ce4">
            <text:p>0.00900</text:p>
          </table:table-cell>
          <table:table-cell table:number-columns-repeated="16380"/>
        </table:table-row>
        <table:table-row table:style-name="ro1">
          <table:table-cell office:value-type="string" office:string-value="15.03.2024" table:formula="of:=[bitcoin_futures.A61]" table:style-name="ce1">
            <text:p>15.03.2024</text:p>
          </table:table-cell>
          <table:table-cell office:value-type="float" office:value="-3.0372057706908998E-3" table:formula="of:=([bitcoin_futures.B61]-[bitcoin_futures.B60])/[bitcoin_futures.B60]" table:style-name="ce4">
            <text:p>-0.00304</text:p>
          </table:table-cell>
          <table:table-cell office:value-type="float" office:value="2.9510208771891559E-3" table:formula="of:=([bitcoin_futures.D61]-[bitcoin_futures.D60])/[bitcoin_futures.D60]" table:style-name="ce4">
            <text:p>0.00295</text:p>
          </table:table-cell>
          <table:table-cell office:value-type="float" office:value="5.9882266478800562E-3" table:formula="of:=[.C56]-[.B56]" table:style-name="ce4">
            <text:p>0.00599</text:p>
          </table:table-cell>
          <table:table-cell table:number-columns-repeated="16380"/>
        </table:table-row>
        <table:table-row table:style-name="ro1">
          <table:table-cell office:value-type="string" office:string-value="18.03.2024" table:formula="of:=[bitcoin_futures.A62]" table:style-name="ce1">
            <text:p>18.03.2024</text:p>
          </table:table-cell>
          <table:table-cell office:value-type="float" office:value="-3.1733942625031736E-2" table:formula="of:=([bitcoin_futures.B62]-[bitcoin_futures.B61])/[bitcoin_futures.B61]" table:style-name="ce4">
            <text:p>-0.03173</text:p>
          </table:table-cell>
          <table:table-cell office:value-type="float" office:value="-3.6792345418633847E-2" table:formula="of:=([bitcoin_futures.D62]-[bitcoin_futures.D61])/[bitcoin_futures.D61]" table:style-name="ce4">
            <text:p>-0.03679</text:p>
          </table:table-cell>
          <table:table-cell office:value-type="float" office:value="-5.0584027936021111E-3" table:formula="of:=[.C57]-[.B57]" table:style-name="ce4">
            <text:p>-0.00506</text:p>
          </table:table-cell>
          <table:table-cell table:number-columns-repeated="16380"/>
        </table:table-row>
        <table:table-row table:style-name="ro1">
          <table:table-cell office:value-type="string" office:string-value="19.03.2024" table:formula="of:=[bitcoin_futures.A63]" table:style-name="ce1">
            <text:p>19.03.2024</text:p>
          </table:table-cell>
          <table:table-cell office:value-type="float" office:value="-3.7755637126376446E-2" table:formula="of:=([bitcoin_futures.B63]-[bitcoin_futures.B62])/[bitcoin_futures.B62]" table:style-name="ce4">
            <text:p>-0.03776</text:p>
          </table:table-cell>
          <table:table-cell office:value-type="float" office:value="-3.6186304055290414E-2" table:formula="of:=([bitcoin_futures.D63]-[bitcoin_futures.D62])/[bitcoin_futures.D62]" table:style-name="ce4">
            <text:p>-0.03619</text:p>
          </table:table-cell>
          <table:table-cell office:value-type="float" office:value="1.569333071086032E-3" table:formula="of:=[.C58]-[.B58]" table:style-name="ce4">
            <text:p>0.00157</text:p>
          </table:table-cell>
          <table:table-cell table:number-columns-repeated="16380"/>
        </table:table-row>
        <table:table-row table:style-name="ro1">
          <table:table-cell office:value-type="string" office:string-value="20.03.2024" table:formula="of:=[bitcoin_futures.A64]" table:style-name="ce1">
            <text:p>20.03.2024</text:p>
          </table:table-cell>
          <table:table-cell office:value-type="float" office:value="2.3160762942779134E-2" table:formula="of:=([bitcoin_futures.B64]-[bitcoin_futures.B63])/[bitcoin_futures.B63]" table:style-name="ce4">
            <text:p>0.02316</text:p>
          </table:table-cell>
          <table:table-cell office:value-type="float" office:value="1.2441653682797925E-2" table:formula="of:=([bitcoin_futures.D64]-[bitcoin_futures.D63])/[bitcoin_futures.D63]" table:style-name="ce4">
            <text:p>0.01244</text:p>
          </table:table-cell>
          <table:table-cell office:value-type="float" office:value="-1.0719109259981209E-2" table:formula="of:=[.C59]-[.B59]" table:style-name="ce4">
            <text:p>-0.01072</text:p>
          </table:table-cell>
          <table:table-cell table:number-columns-repeated="16380"/>
        </table:table-row>
        <table:table-row table:style-name="ro1">
          <table:table-cell office:value-type="string" office:string-value="21.03.2024" table:formula="of:=[bitcoin_futures.A65]" table:style-name="ce1">
            <text:p>21.03.2024</text:p>
          </table:table-cell>
          <table:table-cell office:value-type="float" office:value="-1.0652463382157086E-2" table:formula="of:=([bitcoin_futures.B65]-[bitcoin_futures.B64])/[bitcoin_futures.B64]" table:style-name="ce4">
            <text:p>-0.01065</text:p>
          </table:table-cell>
          <table:table-cell office:value-type="float" office:value="-4.3418316307904312E-3" table:formula="of:=([bitcoin_futures.D65]-[bitcoin_futures.D64])/[bitcoin_futures.D64]" table:style-name="ce4">
            <text:p>-0.00434</text:p>
          </table:table-cell>
          <table:table-cell office:value-type="float" office:value="6.3106317513666552E-3" table:formula="of:=[.C60]-[.B60]" table:style-name="ce4">
            <text:p>0.00631</text:p>
          </table:table-cell>
          <table:table-cell table:number-columns-repeated="16380"/>
        </table:table-row>
        <table:table-row table:style-name="ro1">
          <table:table-cell office:value-type="string" office:string-value="22.03.2024" table:formula="of:=[bitcoin_futures.A66]" table:style-name="ce1">
            <text:p>22.03.2024</text:p>
          </table:table-cell>
          <table:table-cell office:value-type="float" office:value="-1.9919246298788749E-2" table:formula="of:=([bitcoin_futures.B66]-[bitcoin_futures.B65])/[bitcoin_futures.B65]" table:style-name="ce4">
            <text:p>-0.01992</text:p>
          </table:table-cell>
          <table:table-cell office:value-type="float" office:value="-2.270343853679082E-2" table:formula="of:=([bitcoin_futures.D66]-[bitcoin_futures.D65])/[bitcoin_futures.D65]" table:style-name="ce4">
            <text:p>-0.02270</text:p>
          </table:table-cell>
          <table:table-cell office:value-type="float" office:value="-2.7841922380020707E-3" table:formula="of:=[.C61]-[.B61]" table:style-name="ce4">
            <text:p>-0.00278</text:p>
          </table:table-cell>
          <table:table-cell table:number-columns-repeated="16380"/>
        </table:table-row>
        <table:table-row table:style-name="ro1">
          <table:table-cell office:value-type="string" office:string-value="25.03.2024" table:formula="of:=[bitcoin_futures.A67]" table:style-name="ce1">
            <text:p>25.03.2024</text:p>
          </table:table-cell>
          <table:table-cell office:value-type="float" office:value="0.11370502609173307" table:formula="of:=([bitcoin_futures.B67]-[bitcoin_futures.B66])/[bitcoin_futures.B66]" table:style-name="ce4">
            <text:p>0.11371</text:p>
          </table:table-cell>
          <table:table-cell office:value-type="float" office:value="0.10981310389399018" table:formula="of:=([bitcoin_futures.D67]-[bitcoin_futures.D66])/[bitcoin_futures.D66]" table:style-name="ce4">
            <text:p>0.10981</text:p>
          </table:table-cell>
          <table:table-cell office:value-type="float" office:value="-3.8919221977428836E-3" table:formula="of:=[.C62]-[.B62]" table:style-name="ce4">
            <text:p>-0.00389</text:p>
          </table:table-cell>
          <table:table-cell table:number-columns-repeated="16380"/>
        </table:table-row>
        <table:table-row table:style-name="ro1">
          <table:table-cell office:value-type="string" office:string-value="26.03.2024" table:formula="of:=[bitcoin_futures.A68]" table:style-name="ce1">
            <text:p>26.03.2024</text:p>
          </table:table-cell>
          <table:table-cell office:value-type="float" office:value="-2.2688039457459796E-2" table:formula="of:=([bitcoin_futures.B68]-[bitcoin_futures.B67])/[bitcoin_futures.B67]" table:style-name="ce4">
            <text:p>-0.02269</text:p>
          </table:table-cell>
          <table:table-cell office:value-type="float" office:value="-1.4166683619726887E-2" table:formula="of:=([bitcoin_futures.D68]-[bitcoin_futures.D67])/[bitcoin_futures.D67]" table:style-name="ce4">
            <text:p>-0.01417</text:p>
          </table:table-cell>
          <table:table-cell office:value-type="float" office:value="8.5213558377329086E-3" table:formula="of:=[.C63]-[.B63]" table:style-name="ce4">
            <text:p>0.00852</text:p>
          </table:table-cell>
          <table:table-cell table:number-columns-repeated="16380"/>
        </table:table-row>
        <table:table-row table:style-name="ro1">
          <table:table-cell office:value-type="string" office:string-value="27.03.2024" table:formula="of:=[bitcoin_futures.A69]" table:style-name="ce1">
            <text:p>27.03.2024</text:p>
          </table:table-cell>
          <table:table-cell office:value-type="float" office:value="-1.2616704516780217E-2" table:formula="of:=([bitcoin_futures.B69]-[bitcoin_futures.B68])/[bitcoin_futures.B68]" table:style-name="ce4">
            <text:p>-0.01262</text:p>
          </table:table-cell>
          <table:table-cell office:value-type="float" office:value="-1.6220911994412276E-2" table:formula="of:=([bitcoin_futures.D69]-[bitcoin_futures.D68])/[bitcoin_futures.D68]" table:style-name="ce4">
            <text:p>-0.01622</text:p>
          </table:table-cell>
          <table:table-cell office:value-type="float" office:value="-3.6042074776320588E-3" table:formula="of:=[.C64]-[.B64]" table:style-name="ce4">
            <text:p>-0.00360</text:p>
          </table:table-cell>
          <table:table-cell table:number-columns-repeated="16380"/>
        </table:table-row>
        <table:table-row table:style-name="ro1">
          <table:table-cell office:value-type="string" office:string-value="28.03.2024" table:formula="of:=[bitcoin_futures.A70]" table:style-name="ce1">
            <text:p>28.03.2024</text:p>
          </table:table-cell>
          <table:table-cell office:value-type="float" office:value="3.4244824942499266E-2" table:formula="of:=([bitcoin_futures.B70]-[bitcoin_futures.B69])/[bitcoin_futures.B69]" table:style-name="ce4">
            <text:p>0.03424</text:p>
          </table:table-cell>
          <table:table-cell office:value-type="float" office:value="3.0774228320878606E-2" table:formula="of:=([bitcoin_futures.D70]-[bitcoin_futures.D69])/[bitcoin_futures.D69]" table:style-name="ce4">
            <text:p>0.03077</text:p>
          </table:table-cell>
          <table:table-cell office:value-type="float" office:value="-3.4705966216206606E-3" table:formula="of:=[.C65]-[.B65]" table:style-name="ce4">
            <text:p>-0.00347</text:p>
          </table:table-cell>
          <table:table-cell table:number-columns-repeated="16380"/>
        </table:table-row>
        <table:table-row table:style-name="ro1">
          <table:table-cell office:value-type="string" office:string-value="29.03.2024" table:formula="of:=[bitcoin_futures.A71]" table:style-name="ce1">
            <text:p>29.03.2024</text:p>
          </table:table-cell>
          <table:table-cell office:value-type="float" office:value="0" table:formula="of:=([bitcoin_futures.B71]-[bitcoin_futures.B70])/[bitcoin_futures.B70]" table:style-name="ce4">
            <text:p>0.00000</text:p>
          </table:table-cell>
          <table:table-cell office:value-type="float" office:value="-1.7500164637270835E-2" table:formula="of:=([bitcoin_futures.D71]-[bitcoin_futures.D70])/[bitcoin_futures.D70]" table:style-name="ce4">
            <text:p>-0.01750</text:p>
          </table:table-cell>
          <table:table-cell office:value-type="float" office:value="-1.7500164637270835E-2" table:formula="of:=[.C66]-[.B66]" table:style-name="ce4">
            <text:p>-0.01750</text:p>
          </table:table-cell>
          <table:table-cell table:number-columns-repeated="16380"/>
        </table:table-row>
        <table:table-row table:style-name="ro1">
          <table:table-cell office:value-type="string" office:string-value="01.04.2024" table:formula="of:=[bitcoin_futures.A72]" table:style-name="ce1">
            <text:p>01.04.2024</text:p>
          </table:table-cell>
          <table:table-cell office:value-type="float" office:value="-1.7790956263899156E-2" table:formula="of:=([bitcoin_futures.B72]-[bitcoin_futures.B71])/[bitcoin_futures.B71]" table:style-name="ce4">
            <text:p>-0.01779</text:p>
          </table:table-cell>
          <table:table-cell office:value-type="float" office:value="-2.7737471534714201E-3" table:formula="of:=([bitcoin_futures.D72]-[bitcoin_futures.D71])/[bitcoin_futures.D71]" table:style-name="ce4">
            <text:p>-0.00277</text:p>
          </table:table-cell>
          <table:table-cell office:value-type="float" office:value="1.5017209110427737E-2" table:formula="of:=[.C67]-[.B67]" table:style-name="ce4">
            <text:p>0.01502</text:p>
          </table:table-cell>
          <table:table-cell table:number-columns-repeated="16380"/>
        </table:table-row>
        <table:table-row table:style-name="ro1">
          <table:table-cell office:value-type="string" office:string-value="02.04.2024" table:formula="of:=[bitcoin_futures.A73]" table:style-name="ce1">
            <text:p>02.04.2024</text:p>
          </table:table-cell>
          <table:table-cell office:value-type="float" office:value="-5.4088050314465376E-2" table:formula="of:=([bitcoin_futures.B73]-[bitcoin_futures.B72])/[bitcoin_futures.B72]" table:style-name="ce4">
            <text:p>-0.05409</text:p>
          </table:table-cell>
          <table:table-cell office:value-type="float" office:value="-4.7331446331510506E-2" table:formula="of:=([bitcoin_futures.D73]-[bitcoin_futures.D72])/[bitcoin_futures.D72]" table:style-name="ce4">
            <text:p>-0.04733</text:p>
          </table:table-cell>
          <table:table-cell office:value-type="float" office:value="6.7566039829548702E-3" table:formula="of:=[.C68]-[.B68]" table:style-name="ce4">
            <text:p>0.00676</text:p>
          </table:table-cell>
          <table:table-cell table:number-columns-repeated="16380"/>
        </table:table-row>
        <table:table-row table:style-name="ro1">
          <table:table-cell office:value-type="string" office:string-value="03.04.2024" table:formula="of:=[bitcoin_futures.A74]" table:style-name="ce1">
            <text:p>03.04.2024</text:p>
          </table:table-cell>
          <table:table-cell office:value-type="float" office:value="-1.5957446808511242E-3" table:formula="of:=([bitcoin_futures.B74]-[bitcoin_futures.B73])/[bitcoin_futures.B73]" table:style-name="ce4">
            <text:p>-0.00160</text:p>
          </table:table-cell>
          <table:table-cell office:value-type="float" office:value="-2.3270626791379832E-3" table:formula="of:=([bitcoin_futures.D74]-[bitcoin_futures.D73])/[bitcoin_futures.D73]" table:style-name="ce4">
            <text:p>-0.00233</text:p>
          </table:table-cell>
          <table:table-cell office:value-type="float" office:value="-7.3131799828685898E-4" table:formula="of:=[.C69]-[.B69]" table:style-name="ce4">
            <text:p>-0.00073</text:p>
          </table:table-cell>
          <table:table-cell table:number-columns-repeated="16380"/>
        </table:table-row>
        <table:table-row table:style-name="ro1">
          <table:table-cell office:value-type="string" office:string-value="04.04.2024" table:formula="of:=[bitcoin_futures.A75]" table:style-name="ce1">
            <text:p>04.04.2024</text:p>
          </table:table-cell>
          <table:table-cell office:value-type="float" office:value="4.1022908897176323E-2" table:formula="of:=([bitcoin_futures.B75]-[bitcoin_futures.B74])/[bitcoin_futures.B74]" table:style-name="ce4">
            <text:p>0.04102</text:p>
          </table:table-cell>
          <table:table-cell office:value-type="float" office:value="4.2787619073489845E-2" table:formula="of:=([bitcoin_futures.D75]-[bitcoin_futures.D74])/[bitcoin_futures.D74]" table:style-name="ce4">
            <text:p>0.04279</text:p>
          </table:table-cell>
          <table:table-cell office:value-type="float" office:value="1.764710176313522E-3" table:formula="of:=[.C70]-[.B70]" table:style-name="ce4">
            <text:p>0.00176</text:p>
          </table:table-cell>
          <table:table-cell table:number-columns-repeated="16380"/>
        </table:table-row>
        <table:table-row table:style-name="ro1">
          <table:table-cell office:value-type="string" office:string-value="05.04.2024" table:formula="of:=[bitcoin_futures.A76]" table:style-name="ce1">
            <text:p>05.04.2024</text:p>
          </table:table-cell>
          <table:table-cell office:value-type="float" office:value="-1.7144319344933514E-2" table:formula="of:=([bitcoin_futures.B76]-[bitcoin_futures.B75])/[bitcoin_futures.B75]" table:style-name="ce4">
            <text:p>-0.01714</text:p>
          </table:table-cell>
          <table:table-cell office:value-type="float" office:value="-1.3657042674838457E-2" table:formula="of:=([bitcoin_futures.D76]-[bitcoin_futures.D75])/[bitcoin_futures.D75]" table:style-name="ce4">
            <text:p>-0.01366</text:p>
          </table:table-cell>
          <table:table-cell office:value-type="float" office:value="3.4872766700950568E-3" table:formula="of:=[.C71]-[.B71]" table:style-name="ce4">
            <text:p>0.00349</text:p>
          </table:table-cell>
          <table:table-cell table:number-columns-repeated="16380"/>
        </table:table-row>
        <table:table-row table:style-name="ro1">
          <table:table-cell office:value-type="string" office:string-value="08.04.2024" table:formula="of:=[bitcoin_futures.A77]" table:style-name="ce1">
            <text:p>08.04.2024</text:p>
          </table:table-cell>
          <table:table-cell office:value-type="float" office:value="6.6128612340536491E-2" table:formula="of:=([bitcoin_futures.B77]-[bitcoin_futures.B76])/[bitcoin_futures.B76]" table:style-name="ce4">
            <text:p>0.06613</text:p>
          </table:table-cell>
          <table:table-cell office:value-type="float" office:value="5.9599160709445792E-2" table:formula="of:=([bitcoin_futures.D77]-[bitcoin_futures.D76])/[bitcoin_futures.D76]" table:style-name="ce4">
            <text:p>0.05960</text:p>
          </table:table-cell>
          <table:table-cell office:value-type="float" office:value="-6.5294516310906991E-3" table:formula="of:=[.C72]-[.B72]" table:style-name="ce4">
            <text:p>-0.00653</text:p>
          </table:table-cell>
          <table:table-cell table:number-columns-repeated="16380"/>
        </table:table-row>
        <table:table-row table:style-name="ro1">
          <table:table-cell office:value-type="string" office:string-value="09.04.2024" table:formula="of:=[bitcoin_futures.A78]" table:style-name="ce1">
            <text:p>09.04.2024</text:p>
          </table:table-cell>
          <table:table-cell office:value-type="float" office:value="-3.956043956043967E-2" table:formula="of:=([bitcoin_futures.B78]-[bitcoin_futures.B77])/[bitcoin_futures.B77]" table:style-name="ce4">
            <text:p>-0.03956</text:p>
          </table:table-cell>
          <table:table-cell office:value-type="float" office:value="-4.092308506357243E-2" table:formula="of:=([bitcoin_futures.D78]-[bitcoin_futures.D77])/[bitcoin_futures.D77]" table:style-name="ce4">
            <text:p>-0.04092</text:p>
          </table:table-cell>
          <table:table-cell office:value-type="float" office:value="-1.3626455031327603E-3" table:formula="of:=[.C73]-[.B73]" table:style-name="ce4">
            <text:p>-0.00136</text:p>
          </table:table-cell>
          <table:table-cell table:number-columns-repeated="16380"/>
        </table:table-row>
        <table:table-row table:style-name="ro1">
          <table:table-cell office:value-type="string" office:string-value="10.04.2024" table:formula="of:=[bitcoin_futures.A79]" table:style-name="ce1">
            <text:p>10.04.2024</text:p>
          </table:table-cell>
          <table:table-cell office:value-type="float" office:value="1.7035341978133785E-2" table:formula="of:=([bitcoin_futures.B79]-[bitcoin_futures.B78])/[bitcoin_futures.B78]" table:style-name="ce4">
            <text:p>0.01704</text:p>
          </table:table-cell>
          <table:table-cell office:value-type="float" office:value="9.7545210446829921E-3" table:formula="of:=([bitcoin_futures.D79]-[bitcoin_futures.D78])/[bitcoin_futures.D78]" table:style-name="ce4">
            <text:p>0.00975</text:p>
          </table:table-cell>
          <table:table-cell office:value-type="float" office:value="-7.2808209334507927E-3" table:formula="of:=[.C74]-[.B74]" table:style-name="ce4">
            <text:p>-0.00728</text:p>
          </table:table-cell>
          <table:table-cell table:number-columns-repeated="16380"/>
        </table:table-row>
        <table:table-row table:style-name="ro1">
          <table:table-cell office:value-type="string" office:string-value="11.04.2024" table:formula="of:=[bitcoin_futures.A80]" table:style-name="ce1">
            <text:p>11.04.2024</text:p>
          </table:table-cell>
          <table:table-cell office:value-type="float" office:value="4.2500000000000428E-3" table:formula="of:=([bitcoin_futures.B80]-[bitcoin_futures.B79])/[bitcoin_futures.B79]" table:style-name="ce4">
            <text:p>0.00425</text:p>
          </table:table-cell>
          <table:table-cell office:value-type="float" office:value="1.0372740574078854E-2" table:formula="of:=([bitcoin_futures.D80]-[bitcoin_futures.D79])/[bitcoin_futures.D79]" table:style-name="ce4">
            <text:p>0.01037</text:p>
          </table:table-cell>
          <table:table-cell office:value-type="float" office:value="6.1227405740788112E-3" table:formula="of:=[.C75]-[.B75]" table:style-name="ce4">
            <text:p>0.00612</text:p>
          </table:table-cell>
          <table:table-cell table:number-columns-repeated="16380"/>
        </table:table-row>
        <table:table-row table:style-name="ro1">
          <table:table-cell office:value-type="string" office:string-value="12.04.2024" table:formula="of:=[bitcoin_futures.A81]" table:style-name="ce1">
            <text:p>12.04.2024</text:p>
          </table:table-cell>
          <table:table-cell office:value-type="float" office:value="-5.0535225292506869E-2" table:formula="of:=([bitcoin_futures.B81]-[bitcoin_futures.B80])/[bitcoin_futures.B80]" table:style-name="ce4">
            <text:p>-0.05054</text:p>
          </table:table-cell>
          <table:table-cell office:value-type="float" office:value="-4.8907749460830041E-2" table:formula="of:=([bitcoin_futures.D81]-[bitcoin_futures.D80])/[bitcoin_futures.D80]" table:style-name="ce4">
            <text:p>-0.04891</text:p>
          </table:table-cell>
          <table:table-cell office:value-type="float" office:value="1.6274758316768279E-3" table:formula="of:=[.C76]-[.B76]" table:style-name="ce4">
            <text:p>0.00163</text:p>
          </table:table-cell>
          <table:table-cell table:number-columns-repeated="16380"/>
        </table:table-row>
        <table:table-row table:style-name="ro1">
          <table:table-cell office:value-type="string" office:string-value="15.04.2024" table:formula="of:=[bitcoin_futures.A82]" table:style-name="ce1">
            <text:p>15.04.2024</text:p>
          </table:table-cell>
          <table:table-cell office:value-type="float" office:value="-5.4011536444677564E-2" table:formula="of:=([bitcoin_futures.B82]-[bitcoin_futures.B81])/[bitcoin_futures.B81]" table:style-name="ce4">
            <text:p>-0.05401</text:p>
          </table:table-cell>
          <table:table-cell office:value-type="float" office:value="-5.4640127002557194E-2" table:formula="of:=([bitcoin_futures.D82]-[bitcoin_futures.D81])/[bitcoin_futures.D81]" table:style-name="ce4">
            <text:p>-0.05464</text:p>
          </table:table-cell>
          <table:table-cell office:value-type="float" office:value="-6.285905578796297E-4" table:formula="of:=[.C77]-[.B77]" table:style-name="ce4">
            <text:p>-0.00063</text:p>
          </table:table-cell>
          <table:table-cell table:number-columns-repeated="16380"/>
        </table:table-row>
        <table:table-row table:style-name="ro1">
          <table:table-cell office:value-type="string" office:string-value="16.04.2024" table:formula="of:=[bitcoin_futures.A83]" table:style-name="ce1">
            <text:p>16.04.2024</text:p>
          </table:table-cell>
          <table:table-cell office:value-type="float" office:value="-9.1463414634145868E-3" table:formula="of:=([bitcoin_futures.B83]-[bitcoin_futures.B82])/[bitcoin_futures.B82]" table:style-name="ce4">
            <text:p>-0.00915</text:p>
          </table:table-cell>
          <table:table-cell office:value-type="float" office:value="-4.8648718802585846E-3" table:formula="of:=([bitcoin_futures.D83]-[bitcoin_futures.D82])/[bitcoin_futures.D82]" table:style-name="ce4">
            <text:p>-0.00486</text:p>
          </table:table-cell>
          <table:table-cell office:value-type="float" office:value="4.2814695831560022E-3" table:formula="of:=[.C78]-[.B78]" table:style-name="ce4">
            <text:p>0.00428</text:p>
          </table:table-cell>
          <table:table-cell table:number-columns-repeated="16380"/>
        </table:table-row>
        <table:table-row table:style-name="ro1">
          <table:table-cell office:value-type="string" office:string-value="17.04.2024" table:formula="of:=[bitcoin_futures.A84]" table:style-name="ce1">
            <text:p>17.04.2024</text:p>
          </table:table-cell>
          <table:table-cell office:value-type="float" office:value="-2.7692307692307749E-2" table:formula="of:=([bitcoin_futures.B84]-[bitcoin_futures.B83])/[bitcoin_futures.B83]" table:style-name="ce4">
            <text:p>-0.02769</text:p>
          </table:table-cell>
          <table:table-cell office:value-type="float" office:value="-2.8380821052849194E-2" table:formula="of:=([bitcoin_futures.D84]-[bitcoin_futures.D83])/[bitcoin_futures.D83]" table:style-name="ce4">
            <text:p>-0.02838</text:p>
          </table:table-cell>
          <table:table-cell office:value-type="float" office:value="-6.8851336054144563E-4" table:formula="of:=[.C79]-[.B79]" table:style-name="ce4">
            <text:p>-0.00069</text:p>
          </table:table-cell>
          <table:table-cell table:number-columns-repeated="16380"/>
        </table:table-row>
        <table:table-row table:style-name="ro1">
          <table:table-cell office:value-type="string" office:string-value="18.04.2024" table:formula="of:=[bitcoin_futures.A85]" table:style-name="ce1">
            <text:p>18.04.2024</text:p>
          </table:table-cell>
          <table:table-cell office:value-type="float" office:value="4.1714614499424707E-2" table:formula="of:=([bitcoin_futures.B85]-[bitcoin_futures.B84])/[bitcoin_futures.B84]" table:style-name="ce4">
            <text:p>0.04171</text:p>
          </table:table-cell>
          <table:table-cell office:value-type="float" office:value="3.7112784751217577E-2" table:formula="of:=([bitcoin_futures.D85]-[bitcoin_futures.D84])/[bitcoin_futures.D84]" table:style-name="ce4">
            <text:p>0.03711</text:p>
          </table:table-cell>
          <table:table-cell office:value-type="float" office:value="-4.6018297482071299E-3" table:formula="of:=[.C80]-[.B80]" table:style-name="ce4">
            <text:p>-0.00460</text:p>
          </table:table-cell>
          <table:table-cell table:number-columns-repeated="16380"/>
        </table:table-row>
        <table:table-row table:style-name="ro1">
          <table:table-cell office:value-type="string" office:string-value="19.04.2024" table:formula="of:=[bitcoin_futures.A86]" table:style-name="ce1">
            <text:p>19.04.2024</text:p>
          </table:table-cell>
          <table:table-cell office:value-type="float" office:value="1.2703673018503199E-2" table:formula="of:=([bitcoin_futures.B86]-[bitcoin_futures.B85])/[bitcoin_futures.B85]" table:style-name="ce4">
            <text:p>0.01270</text:p>
          </table:table-cell>
          <table:table-cell office:value-type="float" office:value="1.4209966579825282E-2" table:formula="of:=([bitcoin_futures.D86]-[bitcoin_futures.D85])/[bitcoin_futures.D85]" table:style-name="ce4">
            <text:p>0.01421</text:p>
          </table:table-cell>
          <table:table-cell office:value-type="float" office:value="1.5062935613220831E-3" table:formula="of:=[.C81]-[.B81]" table:style-name="ce4">
            <text:p>0.00151</text:p>
          </table:table-cell>
          <table:table-cell table:number-columns-repeated="16380"/>
        </table:table-row>
        <table:table-row table:style-name="ro1">
          <table:table-cell office:value-type="string" office:string-value="22.04.2024" table:formula="of:=[bitcoin_futures.A87]" table:style-name="ce1">
            <text:p>22.04.2024</text:p>
          </table:table-cell>
          <table:table-cell office:value-type="float" office:value="3.4360512680665339E-2" table:formula="of:=([bitcoin_futures.B87]-[bitcoin_futures.B86])/[bitcoin_futures.B86]" table:style-name="ce4">
            <text:p>0.03436</text:p>
          </table:table-cell>
          <table:table-cell office:value-type="float" office:value="3.2831631112696491E-2" table:formula="of:=([bitcoin_futures.D87]-[bitcoin_futures.D86])/[bitcoin_futures.D86]" table:style-name="ce4">
            <text:p>0.03283</text:p>
          </table:table-cell>
          <table:table-cell office:value-type="float" office:value="-1.5288815679688483E-3" table:formula="of:=[.C82]-[.B82]" table:style-name="ce4">
            <text:p>-0.00153</text:p>
          </table:table-cell>
          <table:table-cell table:number-columns-repeated="16380"/>
        </table:table-row>
        <table:table-row table:style-name="ro1">
          <table:table-cell office:value-type="string" office:string-value="23.04.2024" table:formula="of:=[bitcoin_futures.A88]" table:style-name="ce1">
            <text:p>23.04.2024</text:p>
          </table:table-cell>
          <table:table-cell office:value-type="float" office:value="-7.9093066174535027E-4" table:formula="of:=([bitcoin_futures.B88]-[bitcoin_futures.B87])/[bitcoin_futures.B87]" table:style-name="ce4">
            <text:p>-0.00079</text:p>
          </table:table-cell>
          <table:table-cell office:value-type="float" office:value="3.3837645899137451E-3" table:formula="of:=([bitcoin_futures.D88]-[bitcoin_futures.D87])/[bitcoin_futures.D87]" table:style-name="ce4">
            <text:p>0.00338</text:p>
          </table:table-cell>
          <table:table-cell office:value-type="float" office:value="4.1746952516590954E-3" table:formula="of:=[.C83]-[.B83]" table:style-name="ce4">
            <text:p>0.00417</text:p>
          </table:table-cell>
          <table:table-cell table:number-columns-repeated="16380"/>
        </table:table-row>
        <table:table-row table:style-name="ro1">
          <table:table-cell office:value-type="string" office:string-value="24.04.2024" table:formula="of:=[bitcoin_futures.A89]" table:style-name="ce1">
            <text:p>24.04.2024</text:p>
          </table:table-cell>
          <table:table-cell office:value-type="float" office:value="-3.9313984168865487E-2" table:formula="of:=([bitcoin_futures.B89]-[bitcoin_futures.B88])/[bitcoin_futures.B88]" table:style-name="ce4">
            <text:p>-0.03931</text:p>
          </table:table-cell>
          <table:table-cell office:value-type="float" office:value="-3.5762382815339049E-2" table:formula="of:=([bitcoin_futures.D89]-[bitcoin_futures.D88])/[bitcoin_futures.D88]" table:style-name="ce4">
            <text:p>-0.03576</text:p>
          </table:table-cell>
          <table:table-cell office:value-type="float" office:value="3.5516013535264387E-3" table:formula="of:=[.C84]-[.B84]" table:style-name="ce4">
            <text:p>0.00355</text:p>
          </table:table-cell>
          <table:table-cell table:number-columns-repeated="16380"/>
        </table:table-row>
        <table:table-row table:style-name="ro1">
          <table:table-cell office:value-type="string" office:string-value="25.04.2024" table:formula="of:=[bitcoin_futures.A90]" table:style-name="ce1">
            <text:p>25.04.2024</text:p>
          </table:table-cell>
          <table:table-cell office:value-type="float" office:value="1.2359241966492801E-2" table:formula="of:=([bitcoin_futures.B90]-[bitcoin_futures.B89])/[bitcoin_futures.B89]" table:style-name="ce4">
            <text:p>0.01236</text:p>
          </table:table-cell>
          <table:table-cell office:value-type="float" office:value="6.6695208426225134E-3" table:formula="of:=([bitcoin_futures.D90]-[bitcoin_futures.D89])/[bitcoin_futures.D89]" table:style-name="ce4">
            <text:p>0.00667</text:p>
          </table:table-cell>
          <table:table-cell office:value-type="float" office:value="-5.6897211238702873E-3" table:formula="of:=[.C85]-[.B85]" table:style-name="ce4">
            <text:p>-0.00569</text:p>
          </table:table-cell>
          <table:table-cell table:number-columns-repeated="16380"/>
        </table:table-row>
        <table:table-row table:style-name="ro1">
          <table:table-cell office:value-type="string" office:string-value="26.04.2024" table:formula="of:=[bitcoin_futures.A91]" table:style-name="ce1">
            <text:p>26.04.2024</text:p>
          </table:table-cell>
          <table:table-cell office:value-type="float" office:value="-1.4650027129679846E-2" table:formula="of:=([bitcoin_futures.B91]-[bitcoin_futures.B90])/[bitcoin_futures.B90]" table:style-name="ce4">
            <text:p>-0.01465</text:p>
          </table:table-cell>
          <table:table-cell office:value-type="float" office:value="-1.1468904020621869E-2" table:formula="of:=([bitcoin_futures.D91]-[bitcoin_futures.D90])/[bitcoin_futures.D90]" table:style-name="ce4">
            <text:p>-0.01147</text:p>
          </table:table-cell>
          <table:table-cell office:value-type="float" office:value="3.1811231090579772E-3" table:formula="of:=[.C86]-[.B86]" table:style-name="ce4">
            <text:p>0.00318</text:p>
          </table:table-cell>
          <table:table-cell table:number-columns-repeated="16380"/>
        </table:table-row>
        <table:table-row table:style-name="ro1">
          <table:table-cell office:value-type="string" office:string-value="29.04.2024" table:formula="of:=[bitcoin_futures.A92]" table:style-name="ce1">
            <text:p>29.04.2024</text:p>
          </table:table-cell>
          <table:table-cell office:value-type="float" office:value="-1.2389867841409771E-2" table:formula="of:=([bitcoin_futures.B92]-[bitcoin_futures.B91])/[bitcoin_futures.B91]" table:style-name="ce4">
            <text:p>-0.01239</text:p>
          </table:table-cell>
          <table:table-cell office:value-type="float" office:value="-1.8688221797197497E-2" table:formula="of:=([bitcoin_futures.D92]-[bitcoin_futures.D91])/[bitcoin_futures.D91]" table:style-name="ce4">
            <text:p>-0.01869</text:p>
          </table:table-cell>
          <table:table-cell office:value-type="float" office:value="-6.2983539557877263E-3" table:formula="of:=[.C87]-[.B87]" table:style-name="ce4">
            <text:p>-0.00630</text:p>
          </table:table-cell>
          <table:table-cell table:number-columns-repeated="16380"/>
        </table:table-row>
        <table:table-row table:style-name="ro1">
          <table:table-cell office:value-type="string" office:string-value="30.04.2024" table:formula="of:=[bitcoin_futures.A93]" table:style-name="ce1">
            <text:p>30.04.2024</text:p>
          </table:table-cell>
          <table:table-cell office:value-type="float" office:value="-6.4120434903819273E-2" table:formula="of:=([bitcoin_futures.B93]-[bitcoin_futures.B92])/[bitcoin_futures.B92]" table:style-name="ce4">
            <text:p>-0.06412</text:p>
          </table:table-cell>
          <table:table-cell office:value-type="float" office:value="-4.3919403293089979E-2" table:formula="of:=([bitcoin_futures.D93]-[bitcoin_futures.D92])/[bitcoin_futures.D92]" table:style-name="ce4">
            <text:p>-0.04392</text:p>
          </table:table-cell>
          <table:table-cell office:value-type="float" office:value="2.0201031610729295E-2" table:formula="of:=[.C88]-[.B88]" table:style-name="ce4">
            <text:p>0.02020</text:p>
          </table:table-cell>
          <table:table-cell table:number-columns-repeated="16380"/>
        </table:table-row>
        <table:table-row table:style-name="ro1">
          <table:table-cell office:value-type="string" office:string-value="01.05.2024" table:formula="of:=[bitcoin_futures.A94]" table:style-name="ce1">
            <text:p>01.05.2024</text:p>
          </table:table-cell>
          <table:table-cell office:value-type="float" office:value="-3.5150431933273746E-2" table:formula="of:=([bitcoin_futures.B94]-[bitcoin_futures.B93])/[bitcoin_futures.B93]" table:style-name="ce4">
            <text:p>-0.03515</text:p>
          </table:table-cell>
          <table:table-cell office:value-type="float" office:value="-3.4078834421426056E-2" table:formula="of:=([bitcoin_futures.D94]-[bitcoin_futures.D93])/[bitcoin_futures.D93]" table:style-name="ce4">
            <text:p>-0.03408</text:p>
          </table:table-cell>
          <table:table-cell office:value-type="float" office:value="1.0715975118476898E-3" table:formula="of:=[.C89]-[.B89]" table:style-name="ce4">
            <text:p>0.00107</text:p>
          </table:table-cell>
          <table:table-cell table:number-columns-repeated="16380"/>
        </table:table-row>
        <table:table-row table:style-name="ro1">
          <table:table-cell office:value-type="string" office:string-value="02.05.2024" table:formula="of:=[bitcoin_futures.A95]" table:style-name="ce1">
            <text:p>02.05.2024</text:p>
          </table:table-cell>
          <table:table-cell office:value-type="float" office:value="4.3531954306884738E-2" table:formula="of:=([bitcoin_futures.B95]-[bitcoin_futures.B94])/[bitcoin_futures.B94]" table:style-name="ce4">
            <text:p>0.04353</text:p>
          </table:table-cell>
          <table:table-cell office:value-type="float" office:value="2.2067680436984555E-2" table:formula="of:=([bitcoin_futures.D95]-[bitcoin_futures.D94])/[bitcoin_futures.D94]" table:style-name="ce4">
            <text:p>0.02207</text:p>
          </table:table-cell>
          <table:table-cell office:value-type="float" office:value="-2.1464273869900182E-2" table:formula="of:=[.C90]-[.B90]" table:style-name="ce4">
            <text:p>-0.02146</text:p>
          </table:table-cell>
          <table:table-cell table:number-columns-repeated="16380"/>
        </table:table-row>
        <table:table-row table:style-name="ro1">
          <table:table-cell office:value-type="string" office:string-value="03.05.2024" table:formula="of:=[bitcoin_futures.A96]" table:style-name="ce1">
            <text:p>03.05.2024</text:p>
          </table:table-cell>
          <table:table-cell office:value-type="float" office:value="4.7337278106508923E-2" table:formula="of:=([bitcoin_futures.B96]-[bitcoin_futures.B95])/[bitcoin_futures.B95]" table:style-name="ce4">
            <text:p>0.04734</text:p>
          </table:table-cell>
          <table:table-cell office:value-type="float" office:value="4.3885826864783851E-2" table:formula="of:=([bitcoin_futures.D96]-[bitcoin_futures.D95])/[bitcoin_futures.D95]" table:style-name="ce4">
            <text:p>0.04389</text:p>
          </table:table-cell>
          <table:table-cell office:value-type="float" office:value="-3.4514512417250717E-3" table:formula="of:=[.C91]-[.B91]" table:style-name="ce4">
            <text:p>-0.00345</text:p>
          </table:table-cell>
          <table:table-cell table:number-columns-repeated="16380"/>
        </table:table-row>
        <table:table-row table:style-name="ro1">
          <table:table-cell office:value-type="string" office:string-value="06.05.2024" table:formula="of:=[bitcoin_futures.A97]" table:style-name="ce1">
            <text:p>06.05.2024</text:p>
          </table:table-cell>
          <table:table-cell office:value-type="float" office:value="1.7231638418079082E-2" table:formula="of:=([bitcoin_futures.B97]-[bitcoin_futures.B96])/[bitcoin_futures.B96]" table:style-name="ce4">
            <text:p>0.01723</text:p>
          </table:table-cell>
          <table:table-cell office:value-type="float" office:value="2.0782721196585481E-2" table:formula="of:=([bitcoin_futures.D97]-[bitcoin_futures.D96])/[bitcoin_futures.D96]" table:style-name="ce4">
            <text:p>0.02078</text:p>
          </table:table-cell>
          <table:table-cell office:value-type="float" office:value="3.5510827785063988E-3" table:formula="of:=[.C92]-[.B92]" table:style-name="ce4">
            <text:p>0.00355</text:p>
          </table:table-cell>
          <table:table-cell table:number-columns-repeated="16380"/>
        </table:table-row>
        <table:table-row table:style-name="ro1">
          <table:table-cell office:value-type="string" office:string-value="07.05.2024" table:formula="of:=[bitcoin_futures.A98]" table:style-name="ce1">
            <text:p>07.05.2024</text:p>
          </table:table-cell>
          <table:table-cell office:value-type="float" office:value="-2.2216051096917051E-3" table:formula="of:=([bitcoin_futures.B98]-[bitcoin_futures.B97])/[bitcoin_futures.B97]" table:style-name="ce4">
            <text:p>-0.00222</text:p>
          </table:table-cell>
          <table:table-cell office:value-type="float" office:value="9.8422091073811975E-4" table:formula="of:=([bitcoin_futures.D98]-[bitcoin_futures.D97])/[bitcoin_futures.D97]" table:style-name="ce4">
            <text:p>0.00098</text:p>
          </table:table-cell>
          <table:table-cell office:value-type="float" office:value="3.2058260204298247E-3" table:formula="of:=[.C93]-[.B93]" table:style-name="ce4">
            <text:p>0.00321</text:p>
          </table:table-cell>
          <table:table-cell table:number-columns-repeated="16380"/>
        </table:table-row>
        <table:table-row table:style-name="ro1">
          <table:table-cell office:value-type="string" office:string-value="08.05.2024" table:formula="of:=[bitcoin_futures.A99]" table:style-name="ce1">
            <text:p>08.05.2024</text:p>
          </table:table-cell>
          <table:table-cell office:value-type="float" office:value="-1.5307542443640333E-2" table:formula="of:=([bitcoin_futures.B99]-[bitcoin_futures.B98])/[bitcoin_futures.B98]" table:style-name="ce4">
            <text:p>-0.01531</text:p>
          </table:table-cell>
          <table:table-cell office:value-type="float" office:value="-1.3587015925628217E-2" table:formula="of:=([bitcoin_futures.D99]-[bitcoin_futures.D98])/[bitcoin_futures.D98]" table:style-name="ce4">
            <text:p>-0.01359</text:p>
          </table:table-cell>
          <table:table-cell office:value-type="float" office:value="1.7205265180121158E-3" table:formula="of:=[.C94]-[.B94]" table:style-name="ce4">
            <text:p>0.00172</text:p>
          </table:table-cell>
          <table:table-cell table:number-columns-repeated="16380"/>
        </table:table-row>
        <table:table-row table:style-name="ro1">
          <table:table-cell office:value-type="string" office:string-value="09.05.2024" table:formula="of:=[bitcoin_futures.A100]" table:style-name="ce1">
            <text:p>09.05.2024</text:p>
          </table:table-cell>
          <table:table-cell office:value-type="float" office:value="5.6529112492932649E-3" table:formula="of:=([bitcoin_futures.B100]-[bitcoin_futures.B99])/[bitcoin_futures.B99]" table:style-name="ce4">
            <text:p>0.00565</text:p>
          </table:table-cell>
          <table:table-cell office:value-type="float" office:value="7.8786602808724197E-4" table:formula="of:=([bitcoin_futures.D100]-[bitcoin_futures.D99])/[bitcoin_futures.D99]" table:style-name="ce4">
            <text:p>0.00079</text:p>
          </table:table-cell>
          <table:table-cell office:value-type="float" office:value="-4.8650452212060233E-3" table:formula="of:=[.C95]-[.B95]" table:style-name="ce4">
            <text:p>-0.00487</text:p>
          </table:table-cell>
          <table:table-cell table:number-columns-repeated="16380"/>
        </table:table-row>
        <table:table-row table:style-name="ro1">
          <table:table-cell office:value-type="string" office:string-value="10.05.2024" table:formula="of:=[bitcoin_futures.A101]" table:style-name="ce1">
            <text:p>10.05.2024</text:p>
          </table:table-cell>
          <table:table-cell office:value-type="float" office:value="-2.8105677346824058E-2" table:formula="of:=([bitcoin_futures.B101]-[bitcoin_futures.B100])/[bitcoin_futures.B100]" table:style-name="ce4">
            <text:p>-0.02811</text:p>
          </table:table-cell>
          <table:table-cell office:value-type="float" office:value="-2.6515869356995427E-2" table:formula="of:=([bitcoin_futures.D101]-[bitcoin_futures.D100])/[bitcoin_futures.D100]" table:style-name="ce4">
            <text:p>-0.02652</text:p>
          </table:table-cell>
          <table:table-cell office:value-type="float" office:value="1.5898079898286309E-3" table:formula="of:=[.C96]-[.B96]" table:style-name="ce4">
            <text:p>0.00159</text:p>
          </table:table-cell>
          <table:table-cell table:number-columns-repeated="16380"/>
        </table:table-row>
        <table:table-row table:style-name="ro1">
          <table:table-cell office:value-type="string" office:string-value="13.05.2024" table:formula="of:=[bitcoin_futures.A102]" table:style-name="ce1">
            <text:p>13.05.2024</text:p>
          </table:table-cell>
          <table:table-cell office:value-type="float" office:value="4.1064198958935851E-2" table:formula="of:=([bitcoin_futures.B102]-[bitcoin_futures.B101])/[bitcoin_futures.B101]" table:style-name="ce4">
            <text:p>0.04106</text:p>
          </table:table-cell>
          <table:table-cell office:value-type="float" office:value="3.8397226787283238E-2" table:formula="of:=([bitcoin_futures.D102]-[bitcoin_futures.D101])/[bitcoin_futures.D101]" table:style-name="ce4">
            <text:p>0.03840</text:p>
          </table:table-cell>
          <table:table-cell office:value-type="float" office:value="-2.6669721716526124E-3" table:formula="of:=[.C97]-[.B97]" table:style-name="ce4">
            <text:p>-0.00267</text:p>
          </table:table-cell>
          <table:table-cell table:number-columns-repeated="16380"/>
        </table:table-row>
        <table:table-row table:style-name="ro1">
          <table:table-cell office:value-type="string" office:string-value="14.05.2024" table:formula="of:=[bitcoin_futures.A103]" table:style-name="ce1">
            <text:p>14.05.2024</text:p>
          </table:table-cell>
          <table:table-cell office:value-type="float" office:value="-2.5833333333333326E-2" table:formula="of:=([bitcoin_futures.B103]-[bitcoin_futures.B102])/[bitcoin_futures.B102]" table:style-name="ce4">
            <text:p>-0.02583</text:p>
          </table:table-cell>
          <table:table-cell office:value-type="float" office:value="-2.3665337418492284E-2" table:formula="of:=([bitcoin_futures.D103]-[bitcoin_futures.D102])/[bitcoin_futures.D102]" table:style-name="ce4">
            <text:p>-0.02367</text:p>
          </table:table-cell>
          <table:table-cell office:value-type="float" office:value="2.1679959148410421E-3" table:formula="of:=[.C98]-[.B98]" table:style-name="ce4">
            <text:p>0.00217</text:p>
          </table:table-cell>
          <table:table-cell table:number-columns-repeated="16380"/>
        </table:table-row>
        <table:table-row table:style-name="ro1">
          <table:table-cell office:value-type="string" office:string-value="15.05.2024" table:formula="of:=[bitcoin_futures.A104]" table:style-name="ce1">
            <text:p>15.05.2024</text:p>
          </table:table-cell>
          <table:table-cell office:value-type="float" office:value="7.4137439406900527E-2" table:formula="of:=([bitcoin_futures.B104]-[bitcoin_futures.B103])/[bitcoin_futures.B103]" table:style-name="ce4">
            <text:p>0.07414</text:p>
          </table:table-cell>
          <table:table-cell office:value-type="float" office:value="7.2017585647926069E-2" table:formula="of:=([bitcoin_futures.D104]-[bitcoin_futures.D103])/[bitcoin_futures.D103]" table:style-name="ce4">
            <text:p>0.07202</text:p>
          </table:table-cell>
          <table:table-cell office:value-type="float" office:value="-2.1198537589744576E-3" table:formula="of:=[.C99]-[.B99]" table:style-name="ce4">
            <text:p>-0.00212</text:p>
          </table:table-cell>
          <table:table-cell table:number-columns-repeated="16380"/>
        </table:table-row>
        <table:table-row table:style-name="ro1">
          <table:table-cell office:value-type="string" office:string-value="16.05.2024" table:formula="of:=[bitcoin_futures.A105]" table:style-name="ce1">
            <text:p>16.05.2024</text:p>
          </table:table-cell>
          <table:table-cell office:value-type="float" office:value="-1.3804088133793552E-2" table:formula="of:=([bitcoin_futures.B105]-[bitcoin_futures.B104])/[bitcoin_futures.B104]" table:style-name="ce4">
            <text:p>-0.01380</text:p>
          </table:table-cell>
          <table:table-cell office:value-type="float" office:value="-9.6199054450108509E-3" table:formula="of:=([bitcoin_futures.D105]-[bitcoin_futures.D104])/[bitcoin_futures.D104]" table:style-name="ce4">
            <text:p>-0.00962</text:p>
          </table:table-cell>
          <table:table-cell office:value-type="float" office:value="4.1841826887827008E-3" table:formula="of:=[.C100]-[.B100]" table:style-name="ce4">
            <text:p>0.00418</text:p>
          </table:table-cell>
          <table:table-cell table:number-columns-repeated="16380"/>
        </table:table-row>
        <table:table-row table:style-name="ro1">
          <table:table-cell office:value-type="string" office:string-value="17.05.2024" table:formula="of:=[bitcoin_futures.A106]" table:style-name="ce1">
            <text:p>17.05.2024</text:p>
          </table:table-cell>
          <table:table-cell office:value-type="float" office:value="3.041722745625848E-2" table:formula="of:=([bitcoin_futures.B106]-[bitcoin_futures.B105])/[bitcoin_futures.B105]" table:style-name="ce4">
            <text:p>0.03042</text:p>
          </table:table-cell>
          <table:table-cell office:value-type="float" office:value="2.4214760709980319E-2" table:formula="of:=([bitcoin_futures.D106]-[bitcoin_futures.D105])/[bitcoin_futures.D105]" table:style-name="ce4">
            <text:p>0.02421</text:p>
          </table:table-cell>
          <table:table-cell office:value-type="float" office:value="-6.202466746278161E-3" table:formula="of:=[.C101]-[.B101]" table:style-name="ce4">
            <text:p>-0.00620</text:p>
          </table:table-cell>
          <table:table-cell table:number-columns-repeated="16380"/>
        </table:table-row>
        <table:table-row table:style-name="ro1">
          <table:table-cell office:value-type="string" office:string-value="20.05.2024" table:formula="of:=[bitcoin_futures.A107]" table:style-name="ce1">
            <text:p>20.05.2024</text:p>
          </table:table-cell>
          <table:table-cell office:value-type="float" office:value="4.4148380355276844E-2" table:formula="of:=([bitcoin_futures.B107]-[bitcoin_futures.B106])/[bitcoin_futures.B106]" table:style-name="ce4">
            <text:p>0.04415</text:p>
          </table:table-cell>
          <table:table-cell office:value-type="float" office:value="3.707088374496452E-2" table:formula="of:=([bitcoin_futures.D107]-[bitcoin_futures.D106])/[bitcoin_futures.D106]" table:style-name="ce4">
            <text:p>0.03707</text:p>
          </table:table-cell>
          <table:table-cell office:value-type="float" office:value="-7.0774966103123241E-3" table:formula="of:=[.C102]-[.B102]" table:style-name="ce4">
            <text:p>-0.00708</text:p>
          </table:table-cell>
          <table:table-cell table:number-columns-repeated="16380"/>
        </table:table-row>
        <table:table-row table:style-name="ro1">
          <table:table-cell office:value-type="string" office:string-value="21.05.2024" table:formula="of:=[bitcoin_futures.A108]" table:style-name="ce1">
            <text:p>21.05.2024</text:p>
          </table:table-cell>
          <table:table-cell office:value-type="float" office:value="-1.2509382036527395E-2" table:formula="of:=([bitcoin_futures.B108]-[bitcoin_futures.B107])/[bitcoin_futures.B107]" table:style-name="ce4">
            <text:p>-0.01251</text:p>
          </table:table-cell>
          <table:table-cell office:value-type="float" office:value="3.096291255529226E-3" table:formula="of:=([bitcoin_futures.D108]-[bitcoin_futures.D107])/[bitcoin_futures.D107]" table:style-name="ce4">
            <text:p>0.00310</text:p>
          </table:table-cell>
          <table:table-cell office:value-type="float" office:value="1.5605673292056621E-2" table:formula="of:=[.C103]-[.B103]" table:style-name="ce4">
            <text:p>0.01561</text:p>
          </table:table-cell>
          <table:table-cell table:number-columns-repeated="16380"/>
        </table:table-row>
        <table:table-row table:style-name="ro1">
          <table:table-cell office:value-type="string" office:string-value="22.05.2024" table:formula="of:=[bitcoin_futures.A109]" table:style-name="ce1">
            <text:p>22.05.2024</text:p>
          </table:table-cell>
          <table:table-cell office:value-type="float" office:value="6.0805675196352162E-3" table:formula="of:=([bitcoin_futures.B109]-[bitcoin_futures.B108])/[bitcoin_futures.B108]" table:style-name="ce4">
            <text:p>0.00608</text:p>
          </table:table-cell>
          <table:table-cell office:value-type="float" office:value="4.7416348018446071E-4" table:formula="of:=([bitcoin_futures.D109]-[bitcoin_futures.D108])/[bitcoin_futures.D108]" table:style-name="ce4">
            <text:p>0.00047</text:p>
          </table:table-cell>
          <table:table-cell office:value-type="float" office:value="-5.6064040394507558E-3" table:formula="of:=[.C104]-[.B104]" table:style-name="ce4">
            <text:p>-0.00561</text:p>
          </table:table-cell>
          <table:table-cell table:number-columns-repeated="16380"/>
        </table:table-row>
        <table:table-row table:style-name="ro1">
          <table:table-cell office:value-type="string" office:string-value="23.05.2024" table:formula="of:=[bitcoin_futures.A110]" table:style-name="ce1">
            <text:p>23.05.2024</text:p>
          </table:table-cell>
          <table:table-cell office:value-type="float" office:value="-3.6262906069000192E-2" table:formula="of:=([bitcoin_futures.B110]-[bitcoin_futures.B109])/[bitcoin_futures.B109]" table:style-name="ce4">
            <text:p>-0.03626</text:p>
          </table:table-cell>
          <table:table-cell office:value-type="float" office:value="-3.2627357572353098E-2" table:formula="of:=([bitcoin_futures.D110]-[bitcoin_futures.D109])/[bitcoin_futures.D109]" table:style-name="ce4">
            <text:p>-0.03263</text:p>
          </table:table-cell>
          <table:table-cell office:value-type="float" office:value="3.6355484966470938E-3" table:formula="of:=[.C105]-[.B105]" table:style-name="ce4">
            <text:p>0.00364</text:p>
          </table:table-cell>
          <table:table-cell table:number-columns-repeated="16380"/>
        </table:table-row>
        <table:table-row table:style-name="ro1">
          <table:table-cell office:value-type="string" office:string-value="24.05.2024" table:formula="of:=[bitcoin_futures.A111]" table:style-name="ce1">
            <text:p>24.05.2024</text:p>
          </table:table-cell>
          <table:table-cell office:value-type="float" office:value="3.1094852364776524E-2" table:formula="of:=([bitcoin_futures.B111]-[bitcoin_futures.B110])/[bitcoin_futures.B110]" table:style-name="ce4">
            <text:p>0.03109</text:p>
          </table:table-cell>
          <table:table-cell office:value-type="float" office:value="2.3673901815078689E-2" table:formula="of:=([bitcoin_futures.D111]-[bitcoin_futures.D110])/[bitcoin_futures.D110]" table:style-name="ce4">
            <text:p>0.02367</text:p>
          </table:table-cell>
          <table:table-cell office:value-type="float" office:value="-7.4209505496978349E-3" table:formula="of:=[.C106]-[.B106]" table:style-name="ce4">
            <text:p>-0.00742</text:p>
          </table:table-cell>
          <table:table-cell table:number-columns-repeated="16380"/>
        </table:table-row>
        <table:table-row table:style-name="ro1">
          <table:table-cell office:value-type="string" office:string-value="27.05.2024" table:formula="of:=[bitcoin_futures.A112]" table:style-name="ce1">
            <text:p>27.05.2024</text:p>
          </table:table-cell>
          <table:table-cell office:value-type="float" office:value="0" table:formula="of:=([bitcoin_futures.B112]-[bitcoin_futures.B111])/[bitcoin_futures.B111]" table:style-name="ce4">
            <text:p>0.00000</text:p>
          </table:table-cell>
          <table:table-cell office:value-type="float" office:value="1.1651046007501832E-2" table:formula="of:=([bitcoin_futures.D112]-[bitcoin_futures.D111])/[bitcoin_futures.D111]" table:style-name="ce4">
            <text:p>0.01165</text:p>
          </table:table-cell>
          <table:table-cell office:value-type="float" office:value="1.1651046007501832E-2" table:formula="of:=[.C107]-[.B107]" table:style-name="ce4">
            <text:p>0.01165</text:p>
          </table:table-cell>
          <table:table-cell table:number-columns-repeated="16380"/>
        </table:table-row>
        <table:table-row table:style-name="ro1">
          <table:table-cell office:value-type="string" office:string-value="28.05.2024" table:formula="of:=[bitcoin_futures.A113]" table:style-name="ce1">
            <text:p>28.05.2024</text:p>
          </table:table-cell>
          <table:table-cell office:value-type="float" office:value="-1.2164216928535325E-2" table:formula="of:=([bitcoin_futures.B113]-[bitcoin_futures.B112])/[bitcoin_futures.B112]" table:style-name="ce4">
            <text:p>-0.01216</text:p>
          </table:table-cell>
          <table:table-cell office:value-type="float" office:value="-2.2040239325657331E-2" table:formula="of:=([bitcoin_futures.D113]-[bitcoin_futures.D112])/[bitcoin_futures.D112]" table:style-name="ce4">
            <text:p>-0.02204</text:p>
          </table:table-cell>
          <table:table-cell office:value-type="float" office:value="-9.8760223971220053E-3" table:formula="of:=[.C108]-[.B108]" table:style-name="ce4">
            <text:p>-0.00988</text:p>
          </table:table-cell>
          <table:table-cell table:number-columns-repeated="16380"/>
        </table:table-row>
        <table:table-row table:style-name="ro1">
          <table:table-cell office:value-type="string" office:string-value="29.05.2024" table:formula="of:=[bitcoin_futures.A114]" table:style-name="ce1">
            <text:p>29.05.2024</text:p>
          </table:table-cell>
          <table:table-cell office:value-type="float" office:value="-1.6931759876859843E-2" table:formula="of:=([bitcoin_futures.B114]-[bitcoin_futures.B113])/[bitcoin_futures.B113]" table:style-name="ce4">
            <text:p>-0.01693</text:p>
          </table:table-cell>
          <table:table-cell office:value-type="float" office:value="-1.1552655082729811E-2" table:formula="of:=([bitcoin_futures.D114]-[bitcoin_futures.D113])/[bitcoin_futures.D113]" table:style-name="ce4">
            <text:p>-0.01155</text:p>
          </table:table-cell>
          <table:table-cell office:value-type="float" office:value="5.3791047941300317E-3" table:formula="of:=[.C109]-[.B109]" table:style-name="ce4">
            <text:p>0.00538</text:p>
          </table:table-cell>
          <table:table-cell table:number-columns-repeated="16380"/>
        </table:table-row>
        <table:table-row table:style-name="ro1">
          <table:table-cell office:value-type="string" office:string-value="30.05.2024" table:formula="of:=[bitcoin_futures.A115]" table:style-name="ce1">
            <text:p>30.05.2024</text:p>
          </table:table-cell>
          <table:table-cell office:value-type="float" office:value="2.1920668058455019E-2" table:formula="of:=([bitcoin_futures.B115]-[bitcoin_futures.B114])/[bitcoin_futures.B114]" table:style-name="ce4">
            <text:p>0.02192</text:p>
          </table:table-cell>
          <table:table-cell office:value-type="float" office:value="2.2843088024008452E-2" table:formula="of:=([bitcoin_futures.D115]-[bitcoin_futures.D114])/[bitcoin_futures.D114]" table:style-name="ce4">
            <text:p>0.02284</text:p>
          </table:table-cell>
          <table:table-cell office:value-type="float" office:value="9.2241996555343306E-4" table:formula="of:=[.C110]-[.B110]" table:style-name="ce4">
            <text:p>0.00092</text:p>
          </table:table-cell>
          <table:table-cell table:number-columns-repeated="16380"/>
        </table:table-row>
        <table:table-row table:style-name="ro1">
          <table:table-cell office:value-type="string" office:string-value="31.05.2024" table:formula="of:=[bitcoin_futures.A116]" table:style-name="ce1">
            <text:p>31.05.2024</text:p>
          </table:table-cell>
          <table:table-cell office:value-type="float" office:value="-1.5577119509703766E-2" table:formula="of:=([bitcoin_futures.B116]-[bitcoin_futures.B115])/[bitcoin_futures.B115]" table:style-name="ce4">
            <text:p>-0.01558</text:p>
          </table:table-cell>
          <table:table-cell office:value-type="float" office:value="-2.1190936121314539E-2" table:formula="of:=([bitcoin_futures.D116]-[bitcoin_futures.D115])/[bitcoin_futures.D115]" table:style-name="ce4">
            <text:p>-0.02119</text:p>
          </table:table-cell>
          <table:table-cell office:value-type="float" office:value="-5.6138166116107731E-3" table:formula="of:=[.C111]-[.B111]" table:style-name="ce4">
            <text:p>-0.00561</text:p>
          </table:table-cell>
          <table:table-cell table:number-columns-repeated="16380"/>
        </table:table-row>
        <table:table-row table:style-name="ro1">
          <table:table-cell office:value-type="string" office:string-value="03.06.2024" table:formula="of:=[bitcoin_futures.A117]" table:style-name="ce1">
            <text:p>03.06.2024</text:p>
          </table:table-cell>
          <table:table-cell office:value-type="float" office:value="2.3086900129701701E-2" table:formula="of:=([bitcoin_futures.B117]-[bitcoin_futures.B116])/[bitcoin_futures.B116]" table:style-name="ce4">
            <text:p>0.02309</text:p>
          </table:table-cell>
          <table:table-cell office:value-type="float" office:value="2.4031760223529486E-2" table:formula="of:=([bitcoin_futures.D117]-[bitcoin_futures.D116])/[bitcoin_futures.D116]" table:style-name="ce4">
            <text:p>0.02403</text:p>
          </table:table-cell>
          <table:table-cell office:value-type="float" office:value="9.4486009382778458E-4" table:formula="of:=[.C112]-[.B112]" table:style-name="ce4">
            <text:p>0.00094</text:p>
          </table:table-cell>
          <table:table-cell table:number-columns-repeated="16380"/>
        </table:table-row>
        <table:table-row table:style-name="ro1">
          <table:table-cell office:value-type="string" office:string-value="04.06.2024" table:formula="of:=[bitcoin_futures.A118]" table:style-name="ce1">
            <text:p>04.06.2024</text:p>
          </table:table-cell>
          <table:table-cell office:value-type="float" office:value="1.8509127789046755E-2" table:formula="of:=([bitcoin_futures.B118]-[bitcoin_futures.B117])/[bitcoin_futures.B117]" table:style-name="ce4">
            <text:p>0.01851</text:p>
          </table:table-cell>
          <table:table-cell office:value-type="float" office:value="1.9665012541591316E-2" table:formula="of:=([bitcoin_futures.D118]-[bitcoin_futures.D117])/[bitcoin_futures.D117]" table:style-name="ce4">
            <text:p>0.01967</text:p>
          </table:table-cell>
          <table:table-cell office:value-type="float" office:value="1.1558847525445608E-3" table:formula="of:=[.C113]-[.B113]" table:style-name="ce4">
            <text:p>0.00116</text:p>
          </table:table-cell>
          <table:table-cell table:number-columns-repeated="16380"/>
        </table:table-row>
        <table:table-row table:style-name="ro1">
          <table:table-cell office:value-type="string" office:string-value="05.06.2024" table:formula="of:=[bitcoin_futures.A119]" table:style-name="ce1">
            <text:p>05.06.2024</text:p>
          </table:table-cell>
          <table:table-cell office:value-type="float" office:value="1.2447099825740602E-2" table:formula="of:=([bitcoin_futures.B119]-[bitcoin_futures.B118])/[bitcoin_futures.B118]" table:style-name="ce4">
            <text:p>0.01245</text:p>
          </table:table-cell>
          <table:table-cell office:value-type="float" office:value="8.8284084797448821E-3" table:formula="of:=([bitcoin_futures.D119]-[bitcoin_futures.D118])/[bitcoin_futures.D118]" table:style-name="ce4">
            <text:p>0.00883</text:p>
          </table:table-cell>
          <table:table-cell office:value-type="float" office:value="-3.6186913459957202E-3" table:formula="of:=[.C114]-[.B114]" table:style-name="ce4">
            <text:p>-0.00362</text:p>
          </table:table-cell>
          <table:table-cell table:number-columns-repeated="16380"/>
        </table:table-row>
        <table:table-row table:style-name="ro1">
          <table:table-cell office:value-type="string" office:string-value="06.06.2024" table:formula="of:=[bitcoin_futures.A120]" table:style-name="ce1">
            <text:p>06.06.2024</text:p>
          </table:table-cell>
          <table:table-cell office:value-type="float" office:value="-1.2539955741332803E-2" table:formula="of:=([bitcoin_futures.B120]-[bitcoin_futures.B119])/[bitcoin_futures.B119]" table:style-name="ce4">
            <text:p>-0.01254</text:p>
          </table:table-cell>
          <table:table-cell office:value-type="float" office:value="-3.9553402015973325E-3" table:formula="of:=([bitcoin_futures.D120]-[bitcoin_futures.D119])/[bitcoin_futures.D119]" table:style-name="ce4">
            <text:p>-0.00396</text:p>
          </table:table-cell>
          <table:table-cell office:value-type="float" office:value="8.5846155397354702E-3" table:formula="of:=[.C115]-[.B115]" table:style-name="ce4">
            <text:p>0.00858</text:p>
          </table:table-cell>
          <table:table-cell table:number-columns-repeated="16380"/>
        </table:table-row>
        <table:table-row table:style-name="ro1">
          <table:table-cell office:value-type="string" office:string-value="07.06.2024" table:formula="of:=[bitcoin_futures.A121]" table:style-name="ce1">
            <text:p>07.06.2024</text:p>
          </table:table-cell>
          <table:table-cell office:value-type="float" office:value="-1.8426294820717004E-2" table:formula="of:=([bitcoin_futures.B121]-[bitcoin_futures.B120])/[bitcoin_futures.B120]" table:style-name="ce4">
            <text:p>-0.01843</text:p>
          </table:table-cell>
          <table:table-cell office:value-type="float" office:value="-2.443368200328646E-2" table:formula="of:=([bitcoin_futures.D121]-[bitcoin_futures.D120])/[bitcoin_futures.D120]" table:style-name="ce4">
            <text:p>-0.02443</text:p>
          </table:table-cell>
          <table:table-cell office:value-type="float" office:value="-6.0073871825694555E-3" table:formula="of:=[.C116]-[.B116]" table:style-name="ce4">
            <text:p>-0.00601</text:p>
          </table:table-cell>
          <table:table-cell table:number-columns-repeated="16380"/>
        </table:table-row>
        <table:table-row table:style-name="ro1">
          <table:table-cell office:value-type="string" office:string-value="10.06.2024" table:formula="of:=[bitcoin_futures.A122]" table:style-name="ce1">
            <text:p>10.06.2024</text:p>
          </table:table-cell>
          <table:table-cell office:value-type="float" office:value="4.3125317097920269E-3" table:formula="of:=([bitcoin_futures.B122]-[bitcoin_futures.B121])/[bitcoin_futures.B121]" table:style-name="ce4">
            <text:p>0.00431</text:p>
          </table:table-cell>
          <table:table-cell office:value-type="float" office:value="8.0389531598849071E-3" table:formula="of:=([bitcoin_futures.D122]-[bitcoin_futures.D121])/[bitcoin_futures.D121]" table:style-name="ce4">
            <text:p>0.00804</text:p>
          </table:table-cell>
          <table:table-cell office:value-type="float" office:value="3.7264214500928802E-3" table:formula="of:=[.C117]-[.B117]" table:style-name="ce4">
            <text:p>0.00373</text:p>
          </table:table-cell>
          <table:table-cell table:number-columns-repeated="16380"/>
        </table:table-row>
        <table:table-row table:style-name="ro1">
          <table:table-cell office:value-type="string" office:string-value="11.06.2024" table:formula="of:=[bitcoin_futures.A123]" table:style-name="ce1">
            <text:p>11.06.2024</text:p>
          </table:table-cell>
          <table:table-cell office:value-type="float" office:value="-2.9300328365749018E-2" table:formula="of:=([bitcoin_futures.B123]-[bitcoin_futures.B122])/[bitcoin_futures.B122]" table:style-name="ce4">
            <text:p>-0.02930</text:p>
          </table:table-cell>
          <table:table-cell office:value-type="float" office:value="-3.3992137886546536E-2" table:formula="of:=([bitcoin_futures.D123]-[bitcoin_futures.D122])/[bitcoin_futures.D122]" table:style-name="ce4">
            <text:p>-0.03399</text:p>
          </table:table-cell>
          <table:table-cell office:value-type="float" office:value="-4.6918095207975179E-3" table:formula="of:=[.C118]-[.B118]" table:style-name="ce4">
            <text:p>-0.00469</text:p>
          </table:table-cell>
          <table:table-cell table:number-columns-repeated="16380"/>
        </table:table-row>
        <table:table-row table:style-name="ro1">
          <table:table-cell office:value-type="string" office:string-value="12.06.2024" table:formula="of:=[bitcoin_futures.A124]" table:style-name="ce1">
            <text:p>12.06.2024</text:p>
          </table:table-cell>
          <table:table-cell office:value-type="float" office:value="5.2042674993502797E-4" table:formula="of:=([bitcoin_futures.B124]-[bitcoin_futures.B123])/[bitcoin_futures.B123]" table:style-name="ce4">
            <text:p>0.00052</text:p>
          </table:table-cell>
          <table:table-cell office:value-type="float" office:value="1.6961959868984099E-2" table:formula="of:=([bitcoin_futures.D124]-[bitcoin_futures.D123])/[bitcoin_futures.D123]" table:style-name="ce4">
            <text:p>0.01696</text:p>
          </table:table-cell>
          <table:table-cell office:value-type="float" office:value="1.644153311904907E-2" table:formula="of:=[.C119]-[.B119]" table:style-name="ce4">
            <text:p>0.01644</text:p>
          </table:table-cell>
          <table:table-cell table:number-columns-repeated="16380"/>
        </table:table-row>
        <table:table-row table:style-name="ro1">
          <table:table-cell office:value-type="string" office:string-value="13.06.2024" table:formula="of:=[bitcoin_futures.A125]" table:style-name="ce1">
            <text:p>13.06.2024</text:p>
          </table:table-cell>
          <table:table-cell office:value-type="float" office:value="-1.4304291287386325E-2" table:formula="of:=([bitcoin_futures.B125]-[bitcoin_futures.B124])/[bitcoin_futures.B124]" table:style-name="ce4">
            <text:p>-0.01430</text:p>
          </table:table-cell>
          <table:table-cell office:value-type="float" office:value="-2.4995040869520847E-2" table:formula="of:=([bitcoin_futures.D125]-[bitcoin_futures.D124])/[bitcoin_futures.D124]" table:style-name="ce4">
            <text:p>-0.02500</text:p>
          </table:table-cell>
          <table:table-cell office:value-type="float" office:value="-1.0690749582134522E-2" table:formula="of:=[.C120]-[.B120]" table:style-name="ce4">
            <text:p>-0.01069</text:p>
          </table:table-cell>
          <table:table-cell table:number-columns-repeated="16380"/>
        </table:table-row>
        <table:table-row table:style-name="ro1">
          <table:table-cell office:value-type="string" office:string-value="14.06.2024" table:formula="of:=[bitcoin_futures.A126]" table:style-name="ce1">
            <text:p>14.06.2024</text:p>
          </table:table-cell>
          <table:table-cell office:value-type="float" office:value="-1.5831134564643839E-2" table:formula="of:=([bitcoin_futures.B126]-[bitcoin_futures.B125])/[bitcoin_futures.B125]" table:style-name="ce4">
            <text:p>-0.01583</text:p>
          </table:table-cell>
          <table:table-cell office:value-type="float" office:value="-1.9082814687055059E-2" table:formula="of:=([bitcoin_futures.D126]-[bitcoin_futures.D125])/[bitcoin_futures.D125]" table:style-name="ce4">
            <text:p>-0.01908</text:p>
          </table:table-cell>
          <table:table-cell office:value-type="float" office:value="-3.2516801224112199E-3" table:formula="of:=[.C121]-[.B121]" table:style-name="ce4">
            <text:p>-0.00325</text:p>
          </table:table-cell>
          <table:table-cell table:number-columns-repeated="16380"/>
        </table:table-row>
        <table:table-row table:style-name="ro1">
          <table:table-cell office:value-type="string" office:string-value="17.06.2024" table:formula="of:=[bitcoin_futures.A127]" table:style-name="ce1">
            <text:p>17.06.2024</text:p>
          </table:table-cell>
          <table:table-cell office:value-type="float" office:value="1.8230563002680958E-2" table:formula="of:=([bitcoin_futures.B127]-[bitcoin_futures.B126])/[bitcoin_futures.B126]" table:style-name="ce4">
            <text:p>0.01823</text:p>
          </table:table-cell>
          <table:table-cell office:value-type="float" office:value="2.0465722818302744E-2" table:formula="of:=([bitcoin_futures.D127]-[bitcoin_futures.D126])/[bitcoin_futures.D126]" table:style-name="ce4">
            <text:p>0.02047</text:p>
          </table:table-cell>
          <table:table-cell office:value-type="float" office:value="2.2351598156217858E-3" table:formula="of:=[.C122]-[.B122]" table:style-name="ce4">
            <text:p>0.00224</text:p>
          </table:table-cell>
          <table:table-cell table:number-columns-repeated="16380"/>
        </table:table-row>
        <table:table-row table:style-name="ro1">
          <table:table-cell office:value-type="string" office:string-value="18.06.2024" table:formula="of:=[bitcoin_futures.A128]" table:style-name="ce1">
            <text:p>18.06.2024</text:p>
          </table:table-cell>
          <table:table-cell office:value-type="float" office:value="-3.5281727224855092E-2" table:formula="of:=([bitcoin_futures.B128]-[bitcoin_futures.B127])/[bitcoin_futures.B127]" table:style-name="ce4">
            <text:p>-0.03528</text:p>
          </table:table-cell>
          <table:table-cell office:value-type="float" office:value="-3.5439127441175812E-2" table:formula="of:=([bitcoin_futures.D128]-[bitcoin_futures.D127])/[bitcoin_futures.D127]" table:style-name="ce4">
            <text:p>-0.03544</text:p>
          </table:table-cell>
          <table:table-cell office:value-type="float" office:value="-1.5740021632072027E-4" table:formula="of:=[.C123]-[.B123]" table:style-name="ce4">
            <text:p>-0.00016</text:p>
          </table:table-cell>
          <table:table-cell table:number-columns-repeated="16380"/>
        </table:table-row>
        <table:table-row table:style-name="ro1">
          <table:table-cell office:value-type="string" office:string-value="19.06.2024" table:formula="of:=[bitcoin_futures.A129]" table:style-name="ce1">
            <text:p>19.06.2024</text:p>
          </table:table-cell>
          <table:table-cell office:value-type="float" office:value="0" table:formula="of:=([bitcoin_futures.B129]-[bitcoin_futures.B128])/[bitcoin_futures.B128]" table:style-name="ce4">
            <text:p>0.00000</text:p>
          </table:table-cell>
          <table:table-cell office:value-type="float" office:value="7.1409094748768097E-3" table:formula="of:=([bitcoin_futures.D129]-[bitcoin_futures.D128])/[bitcoin_futures.D128]" table:style-name="ce4">
            <text:p>0.00714</text:p>
          </table:table-cell>
          <table:table-cell office:value-type="float" office:value="7.1409094748768097E-3" table:formula="of:=[.C124]-[.B124]" table:style-name="ce4">
            <text:p>0.00714</text:p>
          </table:table-cell>
          <table:table-cell table:number-columns-repeated="16380"/>
        </table:table-row>
        <table:table-row table:style-name="ro1">
          <table:table-cell office:value-type="string" office:string-value="20.06.2024" table:formula="of:=[bitcoin_futures.A130]" table:style-name="ce1">
            <text:p>20.06.2024</text:p>
          </table:table-cell>
          <table:table-cell office:value-type="float" office:value="1.0917030567685551E-2" table:formula="of:=([bitcoin_futures.B130]-[bitcoin_futures.B129])/[bitcoin_futures.B129]" table:style-name="ce4">
            <text:p>0.01092</text:p>
          </table:table-cell>
          <table:table-cell office:value-type="float" office:value="1.4247779383134245E-3" table:formula="of:=([bitcoin_futures.D130]-[bitcoin_futures.D129])/[bitcoin_futures.D129]" table:style-name="ce4">
            <text:p>0.00142</text:p>
          </table:table-cell>
          <table:table-cell office:value-type="float" office:value="-9.492252629372127E-3" table:formula="of:=[.C125]-[.B125]" table:style-name="ce4">
            <text:p>-0.00949</text:p>
          </table:table-cell>
          <table:table-cell table:number-columns-repeated="16380"/>
        </table:table-row>
        <table:table-row table:style-name="ro1">
          <table:table-cell office:value-type="string" office:string-value="21.06.2024" table:formula="of:=[bitcoin_futures.A131]" table:style-name="ce1">
            <text:p>21.06.2024</text:p>
          </table:table-cell>
          <table:table-cell office:value-type="float" office:value="-1.2419006479481664E-2" table:formula="of:=([bitcoin_futures.B131]-[bitcoin_futures.B130])/[bitcoin_futures.B130]" table:style-name="ce4">
            <text:p>-0.01242</text:p>
          </table:table-cell>
          <table:table-cell office:value-type="float" office:value="-1.3996721252919874E-2" table:formula="of:=([bitcoin_futures.D131]-[bitcoin_futures.D130])/[bitcoin_futures.D130]" table:style-name="ce4">
            <text:p>-0.01400</text:p>
          </table:table-cell>
          <table:table-cell office:value-type="float" office:value="-1.5777147734382102E-3" table:formula="of:=[.C126]-[.B126]" table:style-name="ce4">
            <text:p>-0.00158</text:p>
          </table:table-cell>
          <table:table-cell table:number-columns-repeated="16380"/>
        </table:table-row>
        <table:table-row table:style-name="ro1">
          <table:table-cell office:value-type="string" office:string-value="24.06.2024" table:formula="of:=[bitcoin_futures.A132]" table:style-name="ce1">
            <text:p>24.06.2024</text:p>
          </table:table-cell>
          <table:table-cell office:value-type="float" office:value="-7.6954620010934879E-2" table:formula="of:=([bitcoin_futures.B132]-[bitcoin_futures.B131])/[bitcoin_futures.B131]" table:style-name="ce4">
            <text:p>-0.07695</text:p>
          </table:table-cell>
          <table:table-cell office:value-type="float" office:value="-6.3811189220663173E-2" table:formula="of:=([bitcoin_futures.D132]-[bitcoin_futures.D131])/[bitcoin_futures.D131]" table:style-name="ce4">
            <text:p>-0.06381</text:p>
          </table:table-cell>
          <table:table-cell office:value-type="float" office:value="1.3143430790271707E-2" table:formula="of:=[.C127]-[.B127]" table:style-name="ce4">
            <text:p>0.01314</text:p>
          </table:table-cell>
          <table:table-cell table:number-columns-repeated="16380"/>
        </table:table-row>
        <table:table-row table:style-name="ro1">
          <table:table-cell office:value-type="string" office:string-value="25.06.2024" table:formula="of:=[bitcoin_futures.A133]" table:style-name="ce1">
            <text:p>25.06.2024</text:p>
          </table:table-cell>
          <table:table-cell office:value-type="float" office:value="4.5461276469717059E-2" table:formula="of:=([bitcoin_futures.B133]-[bitcoin_futures.B132])/[bitcoin_futures.B132]" table:style-name="ce4">
            <text:p>0.04546</text:p>
          </table:table-cell>
          <table:table-cell office:value-type="float" office:value="3.3451086548613174E-2" table:formula="of:=([bitcoin_futures.D133]-[bitcoin_futures.D132])/[bitcoin_futures.D132]" table:style-name="ce4">
            <text:p>0.03345</text:p>
          </table:table-cell>
          <table:table-cell office:value-type="float" office:value="-1.2010189921103885E-2" table:formula="of:=[.C128]-[.B128]" table:style-name="ce4">
            <text:p>-0.01201</text:p>
          </table:table-cell>
          <table:table-cell table:number-columns-repeated="16380"/>
        </table:table-row>
        <table:table-row table:style-name="ro1">
          <table:table-cell office:value-type="string" office:string-value="26.06.2024" table:formula="of:=[bitcoin_futures.A134]" table:style-name="ce1">
            <text:p>26.06.2024</text:p>
          </table:table-cell>
          <table:table-cell office:value-type="float" office:value="-1.6713881019829926E-2" table:formula="of:=([bitcoin_futures.B134]-[bitcoin_futures.B133])/[bitcoin_futures.B133]" table:style-name="ce4">
            <text:p>-0.01671</text:p>
          </table:table-cell>
          <table:table-cell office:value-type="float" office:value="-1.8583155440580836E-2" table:formula="of:=([bitcoin_futures.D134]-[bitcoin_futures.D133])/[bitcoin_futures.D133]" table:style-name="ce4">
            <text:p>-0.01858</text:p>
          </table:table-cell>
          <table:table-cell office:value-type="float" office:value="-1.8692744207509104E-3" table:formula="of:=[.C129]-[.B129]" table:style-name="ce4">
            <text:p>-0.00187</text:p>
          </table:table-cell>
          <table:table-cell table:number-columns-repeated="16380"/>
        </table:table-row>
        <table:table-row table:style-name="ro1">
          <table:table-cell office:value-type="string" office:string-value="27.06.2024" table:formula="of:=[bitcoin_futures.A135]" table:style-name="ce1">
            <text:p>27.06.2024</text:p>
          </table:table-cell>
          <table:table-cell office:value-type="float" office:value="7.7787381158166526E-3" table:formula="of:=([bitcoin_futures.B135]-[bitcoin_futures.B134])/[bitcoin_futures.B134]" table:style-name="ce4">
            <text:p>0.00778</text:p>
          </table:table-cell>
          <table:table-cell office:value-type="float" office:value="1.1185815502536162E-2" table:formula="of:=([bitcoin_futures.D135]-[bitcoin_futures.D134])/[bitcoin_futures.D134]" table:style-name="ce4">
            <text:p>0.01119</text:p>
          </table:table-cell>
          <table:table-cell office:value-type="float" office:value="3.4070773867195094E-3" table:formula="of:=[.C130]-[.B130]" table:style-name="ce4">
            <text:p>0.00341</text:p>
          </table:table-cell>
          <table:table-cell table:number-columns-repeated="16380"/>
        </table:table-row>
        <table:table-row table:style-name="ro1">
          <table:table-cell office:value-type="string" office:string-value="28.06.2024" table:formula="of:=[bitcoin_futures.A136]" table:style-name="ce1">
            <text:p>28.06.2024</text:p>
          </table:table-cell>
          <table:table-cell office:value-type="float" office:value="-2.4013722126929572E-2" table:formula="of:=([bitcoin_futures.B136]-[bitcoin_futures.B135])/[bitcoin_futures.B135]" table:style-name="ce4">
            <text:p>-0.02401</text:p>
          </table:table-cell>
          <table:table-cell office:value-type="float" office:value="-1.8866239954100108E-2" table:formula="of:=([bitcoin_futures.D136]-[bitcoin_futures.D135])/[bitcoin_futures.D135]" table:style-name="ce4">
            <text:p>-0.01887</text:p>
          </table:table-cell>
          <table:table-cell office:value-type="float" office:value="5.1474821728294644E-3" table:formula="of:=[.C131]-[.B131]" table:style-name="ce4">
            <text:p>0.00515</text:p>
          </table:table-cell>
          <table:table-cell table:number-columns-repeated="16380"/>
        </table:table-row>
        <table:table-row table:style-name="ro1">
          <table:table-cell office:value-type="string" office:string-value="01.07.2024" table:formula="of:=[bitcoin_futures.A137]" table:style-name="ce1">
            <text:p>01.07.2024</text:p>
          </table:table-cell>
          <table:table-cell office:value-type="float" office:value="5.4481546572934955E-2" table:formula="of:=([bitcoin_futures.B137]-[bitcoin_futures.B136])/[bitcoin_futures.B136]" table:style-name="ce4">
            <text:p>0.05448</text:p>
          </table:table-cell>
          <table:table-cell office:value-type="float" office:value="4.9302032465680129E-2" table:formula="of:=([bitcoin_futures.D137]-[bitcoin_futures.D136])/[bitcoin_futures.D136]" table:style-name="ce4">
            <text:p>0.04930</text:p>
          </table:table-cell>
          <table:table-cell office:value-type="float" office:value="-5.1795141072548262E-3" table:formula="of:=[.C132]-[.B132]" table:style-name="ce4">
            <text:p>-0.00518</text:p>
          </table:table-cell>
          <table:table-cell table:number-columns-repeated="16380"/>
        </table:table-row>
        <table:table-row table:style-name="ro1">
          <table:table-cell office:value-type="string" office:string-value="02.07.2024" table:formula="of:=[bitcoin_futures.A138]" table:style-name="ce1">
            <text:p>02.07.2024</text:p>
          </table:table-cell>
          <table:table-cell office:value-type="float" office:value="-2.1666666666666699E-2" table:formula="of:=([bitcoin_futures.B138]-[bitcoin_futures.B137])/[bitcoin_futures.B137]" table:style-name="ce4">
            <text:p>-0.02167</text:p>
          </table:table-cell>
          <table:table-cell office:value-type="float" office:value="-2.0756637317021473E-2" table:formula="of:=([bitcoin_futures.D138]-[bitcoin_futures.D137])/[bitcoin_futures.D137]" table:style-name="ce4">
            <text:p>-0.02076</text:p>
          </table:table-cell>
          <table:table-cell office:value-type="float" office:value="9.1002934964522567E-4" table:formula="of:=[.C133]-[.B133]" table:style-name="ce4">
            <text:p>0.00091</text:p>
          </table:table-cell>
          <table:table-cell table:number-columns-repeated="16380"/>
        </table:table-row>
        <table:table-row table:style-name="ro1">
          <table:table-cell office:value-type="string" office:string-value="03.07.2024" table:formula="of:=[bitcoin_futures.A139]" table:style-name="ce1">
            <text:p>03.07.2024</text:p>
          </table:table-cell>
          <table:table-cell office:value-type="float" office:value="-2.2146507666098842E-2" table:formula="of:=([bitcoin_futures.B139]-[bitcoin_futures.B138])/[bitcoin_futures.B138]" table:style-name="ce4">
            <text:p>-0.02215</text:p>
          </table:table-cell>
          <table:table-cell office:value-type="float" office:value="-3.3622850439534571E-2" table:formula="of:=([bitcoin_futures.D139]-[bitcoin_futures.D138])/[bitcoin_futures.D138]" table:style-name="ce4">
            <text:p>-0.03362</text:p>
          </table:table-cell>
          <table:table-cell office:value-type="float" office:value="-1.1476342773435729E-2" table:formula="of:=[.C134]-[.B134]" table:style-name="ce4">
            <text:p>-0.01148</text:p>
          </table:table-cell>
          <table:table-cell table:number-columns-repeated="16380"/>
        </table:table-row>
        <table:table-row table:style-name="ro1">
          <table:table-cell office:value-type="string" office:string-value="04.07.2024" table:formula="of:=[bitcoin_futures.A140]" table:style-name="ce1">
            <text:p>04.07.2024</text:p>
          </table:table-cell>
          <table:table-cell office:value-type="float" office:value="0" table:formula="of:=([bitcoin_futures.B140]-[bitcoin_futures.B139])/[bitcoin_futures.B139]" table:style-name="ce4">
            <text:p>0.00000</text:p>
          </table:table-cell>
          <table:table-cell office:value-type="float" office:value="-2.600495307002873E-2" table:formula="of:=([bitcoin_futures.D140]-[bitcoin_futures.D139])/[bitcoin_futures.D139]" table:style-name="ce4">
            <text:p>-0.02600</text:p>
          </table:table-cell>
          <table:table-cell office:value-type="float" office:value="-2.600495307002873E-2" table:formula="of:=[.C135]-[.B135]" table:style-name="ce4">
            <text:p>-0.02600</text:p>
          </table:table-cell>
          <table:table-cell table:number-columns-repeated="16380"/>
        </table:table-row>
        <table:table-row table:style-name="ro1">
          <table:table-cell office:value-type="string" office:string-value="05.07.2024" table:formula="of:=[bitcoin_futures.A141]" table:style-name="ce1">
            <text:p>05.07.2024</text:p>
          </table:table-cell>
          <table:table-cell office:value-type="float" office:value="-6.5040650406503919E-2" table:formula="of:=([bitcoin_futures.B141]-[bitcoin_futures.B140])/[bitcoin_futures.B140]" table:style-name="ce4">
            <text:p>-0.06504</text:p>
          </table:table-cell>
          <table:table-cell office:value-type="float" office:value="-3.1102813066746206E-2" table:formula="of:=([bitcoin_futures.D141]-[bitcoin_futures.D140])/[bitcoin_futures.D140]" table:style-name="ce4">
            <text:p>-0.03110</text:p>
          </table:table-cell>
          <table:table-cell office:value-type="float" office:value="3.3937837339757713E-2" table:formula="of:=[.C136]-[.B136]" table:style-name="ce4">
            <text:p>0.03394</text:p>
          </table:table-cell>
          <table:table-cell table:number-columns-repeated="16380"/>
        </table:table-row>
        <table:table-row table:style-name="ro1">
          <table:table-cell office:value-type="string" office:string-value="08.07.2024" table:formula="of:=[bitcoin_futures.A142]" table:style-name="ce1">
            <text:p>08.07.2024</text:p>
          </table:table-cell>
          <table:table-cell office:value-type="float" office:value="-1.2422360248449146E-3" table:formula="of:=([bitcoin_futures.B142]-[bitcoin_futures.B141])/[bitcoin_futures.B141]" table:style-name="ce4">
            <text:p>-0.00124</text:p>
          </table:table-cell>
          <table:table-cell office:value-type="float" office:value="-3.8534592336384229E-3" table:formula="of:=([bitcoin_futures.D142]-[bitcoin_futures.D141])/[bitcoin_futures.D141]" table:style-name="ce4">
            <text:p>-0.00385</text:p>
          </table:table-cell>
          <table:table-cell office:value-type="float" office:value="-2.6112232087935083E-3" table:formula="of:=[.C137]-[.B137]" table:style-name="ce4">
            <text:p>-0.00261</text:p>
          </table:table-cell>
          <table:table-cell table:number-columns-repeated="16380"/>
        </table:table-row>
        <table:table-row table:style-name="ro1">
          <table:table-cell office:value-type="string" office:string-value="09.07.2024" table:formula="of:=[bitcoin_futures.A143]" table:style-name="ce1">
            <text:p>09.07.2024</text:p>
          </table:table-cell>
          <table:table-cell office:value-type="float" office:value="2.48756218905474E-2" table:formula="of:=([bitcoin_futures.B143]-[bitcoin_futures.B142])/[bitcoin_futures.B142]" table:style-name="ce4">
            <text:p>0.02488</text:p>
          </table:table-cell>
          <table:table-cell office:value-type="float" office:value="2.6007457591363924E-2" table:formula="of:=([bitcoin_futures.D143]-[bitcoin_futures.D142])/[bitcoin_futures.D142]" table:style-name="ce4">
            <text:p>0.02601</text:p>
          </table:table-cell>
          <table:table-cell office:value-type="float" office:value="1.131835700816524E-3" table:formula="of:=[.C138]-[.B138]" table:style-name="ce4">
            <text:p>0.00113</text:p>
          </table:table-cell>
          <table:table-cell table:number-columns-repeated="16380"/>
        </table:table-row>
        <table:table-row table:style-name="ro1">
          <table:table-cell office:value-type="string" office:string-value="10.07.2024" table:formula="of:=[bitcoin_futures.A144]" table:style-name="ce1">
            <text:p>10.07.2024</text:p>
          </table:table-cell>
          <table:table-cell office:value-type="float" office:value="-8.7985436893203619E-3" table:formula="of:=([bitcoin_futures.B144]-[bitcoin_futures.B143])/[bitcoin_futures.B143]" table:style-name="ce4">
            <text:p>-0.00880</text:p>
          </table:table-cell>
          <table:table-cell office:value-type="float" office:value="-5.5112114142512394E-3" table:formula="of:=([bitcoin_futures.D144]-[bitcoin_futures.D143])/[bitcoin_futures.D143]" table:style-name="ce4">
            <text:p>-0.00551</text:p>
          </table:table-cell>
          <table:table-cell office:value-type="float" office:value="3.2873322750691224E-3" table:formula="of:=[.C139]-[.B139]" table:style-name="ce4">
            <text:p>0.00329</text:p>
          </table:table-cell>
          <table:table-cell table:number-columns-repeated="16380"/>
        </table:table-row>
        <table:table-row table:style-name="ro1">
          <table:table-cell office:value-type="string" office:string-value="11.07.2024" table:formula="of:=[bitcoin_futures.A145]" table:style-name="ce1">
            <text:p>11.07.2024</text:p>
          </table:table-cell>
          <table:table-cell office:value-type="float" office:value="9.1827364554640761E-4" table:formula="of:=([bitcoin_futures.B145]-[bitcoin_futures.B144])/[bitcoin_futures.B144]" table:style-name="ce4">
            <text:p>0.00092</text:p>
          </table:table-cell>
          <table:table-cell office:value-type="float" office:value="1.8802003969234755E-3" table:formula="of:=([bitcoin_futures.D145]-[bitcoin_futures.D144])/[bitcoin_futures.D144]" table:style-name="ce4">
            <text:p>0.00188</text:p>
          </table:table-cell>
          <table:table-cell office:value-type="float" office:value="9.6192675137706787E-4" table:formula="of:=[.C140]-[.B140]" table:style-name="ce4">
            <text:p>0.00096</text:p>
          </table:table-cell>
          <table:table-cell table:number-columns-repeated="16380"/>
        </table:table-row>
        <table:table-row table:style-name="ro1">
          <table:table-cell office:value-type="string" office:string-value="12.07.2024" table:formula="of:=[bitcoin_futures.A146]" table:style-name="ce1">
            <text:p>12.07.2024</text:p>
          </table:table-cell>
          <table:table-cell office:value-type="float" office:value="4.5871559633027083E-3" table:formula="of:=([bitcoin_futures.B146]-[bitcoin_futures.B145])/[bitcoin_futures.B145]" table:style-name="ce4">
            <text:p>0.00459</text:p>
          </table:table-cell>
          <table:table-cell office:value-type="float" office:value="6.303109258294296E-3" table:formula="of:=([bitcoin_futures.D146]-[bitcoin_futures.D145])/[bitcoin_futures.D145]" table:style-name="ce4">
            <text:p>0.00630</text:p>
          </table:table-cell>
          <table:table-cell office:value-type="float" office:value="1.7159532949915877E-3" table:formula="of:=[.C141]-[.B141]" table:style-name="ce4">
            <text:p>0.00172</text:p>
          </table:table-cell>
          <table:table-cell table:number-columns-repeated="16380"/>
        </table:table-row>
        <table:table-row table:style-name="ro1">
          <table:table-cell office:value-type="string" office:string-value="15.07.2024" table:formula="of:=[bitcoin_futures.A147]" table:style-name="ce1">
            <text:p>15.07.2024</text:p>
          </table:table-cell>
          <table:table-cell office:value-type="float" office:value="0.10045662100456612" table:formula="of:=([bitcoin_futures.B147]-[bitcoin_futures.B146])/[bitcoin_futures.B146]" table:style-name="ce4">
            <text:p>0.10046</text:p>
          </table:table-cell>
          <table:table-cell office:value-type="float" office:value="9.7388926183011412E-2" table:formula="of:=([bitcoin_futures.D147]-[bitcoin_futures.D146])/[bitcoin_futures.D146]" table:style-name="ce4">
            <text:p>0.09739</text:p>
          </table:table-cell>
          <table:table-cell office:value-type="float" office:value="-3.067694821554709E-3" table:formula="of:=[.C142]-[.B142]" table:style-name="ce4">
            <text:p>-0.00307</text:p>
          </table:table-cell>
          <table:table-cell table:number-columns-repeated="16380"/>
        </table:table-row>
        <table:table-row table:style-name="ro1">
          <table:table-cell office:value-type="string" office:string-value="16.07.2024" table:formula="of:=[bitcoin_futures.A148]" table:style-name="ce1">
            <text:p>16.07.2024</text:p>
          </table:table-cell>
          <table:table-cell office:value-type="float" office:value="2.8215767634854859E-2" table:formula="of:=([bitcoin_futures.B148]-[bitcoin_futures.B147])/[bitcoin_futures.B147]" table:style-name="ce4">
            <text:p>0.02822</text:p>
          </table:table-cell>
          <table:table-cell office:value-type="float" office:value="2.1472785875052202E-2" table:formula="of:=([bitcoin_futures.D148]-[bitcoin_futures.D147])/[bitcoin_futures.D147]" table:style-name="ce4">
            <text:p>0.02147</text:p>
          </table:table-cell>
          <table:table-cell office:value-type="float" office:value="-6.7429817598026569E-3" table:formula="of:=[.C143]-[.B143]" table:style-name="ce4">
            <text:p>-0.00674</text:p>
          </table:table-cell>
          <table:table-cell table:number-columns-repeated="16380"/>
        </table:table-row>
        <table:table-row table:style-name="ro1">
          <table:table-cell office:value-type="string" office:string-value="17.07.2024" table:formula="of:=[bitcoin_futures.A149]" table:style-name="ce1">
            <text:p>17.07.2024</text:p>
          </table:table-cell>
          <table:table-cell office:value-type="float" office:value="-8.8781275221952727E-3" table:formula="of:=([bitcoin_futures.B149]-[bitcoin_futures.B148])/[bitcoin_futures.B148]" table:style-name="ce4">
            <text:p>-0.00888</text:p>
          </table:table-cell>
          <table:table-cell office:value-type="float" office:value="-4.6957176791752615E-3" table:formula="of:=([bitcoin_futures.D149]-[bitcoin_futures.D148])/[bitcoin_futures.D148]" table:style-name="ce4">
            <text:p>-0.00470</text:p>
          </table:table-cell>
          <table:table-cell office:value-type="float" office:value="4.1824098430200112E-3" table:formula="of:=[.C144]-[.B144]" table:style-name="ce4">
            <text:p>0.00418</text:p>
          </table:table-cell>
          <table:table-cell table:number-columns-repeated="16380"/>
        </table:table-row>
        <table:table-row table:style-name="ro1">
          <table:table-cell office:value-type="string" office:string-value="18.07.2024" table:formula="of:=[bitcoin_futures.A150]" table:style-name="ce1">
            <text:p>18.07.2024</text:p>
          </table:table-cell>
          <table:table-cell office:value-type="float" office:value="-1.6829533116178189E-2" table:formula="of:=([bitcoin_futures.B150]-[bitcoin_futures.B149])/[bitcoin_futures.B149]" table:style-name="ce4">
            <text:p>-0.01683</text:p>
          </table:table-cell>
          <table:table-cell office:value-type="float" office:value="-1.7345379629761463E-2" table:formula="of:=([bitcoin_futures.D150]-[bitcoin_futures.D149])/[bitcoin_futures.D149]" table:style-name="ce4">
            <text:p>-0.01735</text:p>
          </table:table-cell>
          <table:table-cell office:value-type="float" office:value="-5.1584651358327349E-4" table:formula="of:=[.C145]-[.B145]" table:style-name="ce4">
            <text:p>-0.00052</text:p>
          </table:table-cell>
          <table:table-cell table:number-columns-repeated="16380"/>
        </table:table-row>
        <table:table-row table:style-name="ro1">
          <table:table-cell office:value-type="string" office:string-value="19.07.2024" table:formula="of:=[bitcoin_futures.A151]" table:style-name="ce1">
            <text:p>19.07.2024</text:p>
          </table:table-cell>
          <table:table-cell office:value-type="float" office:value="6.0187741579237987E-2" table:formula="of:=([bitcoin_futures.B151]-[bitcoin_futures.B150])/[bitcoin_futures.B150]" table:style-name="ce4">
            <text:p>0.06019</text:p>
          </table:table-cell>
          <table:table-cell office:value-type="float" office:value="5.7292286609117241E-2" table:formula="of:=([bitcoin_futures.D151]-[bitcoin_futures.D150])/[bitcoin_futures.D150]" table:style-name="ce4">
            <text:p>0.05729</text:p>
          </table:table-cell>
          <table:table-cell office:value-type="float" office:value="-2.8954549701207463E-3" table:formula="of:=[.C146]-[.B146]" table:style-name="ce4">
            <text:p>-0.00290</text:p>
          </table:table-cell>
          <table:table-cell table:number-columns-repeated="16380"/>
        </table:table-row>
        <table:table-row table:style-name="ro1">
          <table:table-cell office:value-type="string" office:string-value="22.07.2024" table:formula="of:=[bitcoin_futures.A152]" table:style-name="ce1">
            <text:p>22.07.2024</text:p>
          </table:table-cell>
          <table:table-cell office:value-type="float" office:value="1.3802083333333364E-2" table:formula="of:=([bitcoin_futures.B152]-[bitcoin_futures.B151])/[bitcoin_futures.B151]" table:style-name="ce4">
            <text:p>0.01380</text:p>
          </table:table-cell>
          <table:table-cell office:value-type="float" office:value="1.0257648152378219E-2" table:formula="of:=([bitcoin_futures.D152]-[bitcoin_futures.D151])/[bitcoin_futures.D151]" table:style-name="ce4">
            <text:p>0.01026</text:p>
          </table:table-cell>
          <table:table-cell office:value-type="float" office:value="-3.5444351809551453E-3" table:formula="of:=[.C147]-[.B147]" table:style-name="ce4">
            <text:p>-0.00354</text:p>
          </table:table-cell>
          <table:table-cell table:number-columns-repeated="16380"/>
        </table:table-row>
        <table:table-row table:style-name="ro1">
          <table:table-cell office:value-type="string" office:string-value="23.07.2024" table:formula="of:=[bitcoin_futures.A153]" table:style-name="ce1">
            <text:p>23.07.2024</text:p>
          </table:table-cell>
          <table:table-cell office:value-type="float" office:value="-4.0842537888517758E-2" table:formula="of:=([bitcoin_futures.B153]-[bitcoin_futures.B152])/[bitcoin_futures.B152]" table:style-name="ce4">
            <text:p>-0.04084</text:p>
          </table:table-cell>
          <table:table-cell office:value-type="float" office:value="-2.9629585954940592E-2" table:formula="of:=([bitcoin_futures.D153]-[bitcoin_futures.D152])/[bitcoin_futures.D152]" table:style-name="ce4">
            <text:p>-0.02963</text:p>
          </table:table-cell>
          <table:table-cell office:value-type="float" office:value="1.1212951933577166E-2" table:formula="of:=[.C148]-[.B148]" table:style-name="ce4">
            <text:p>0.01121</text:p>
          </table:table-cell>
          <table:table-cell table:number-columns-repeated="16380"/>
        </table:table-row>
        <table:table-row table:style-name="ro1">
          <table:table-cell office:value-type="string" office:string-value="24.07.2024" table:formula="of:=[bitcoin_futures.A154]" table:style-name="ce1">
            <text:p>24.07.2024</text:p>
          </table:table-cell>
          <table:table-cell office:value-type="float" office:value="2.1424745581145764E-3" table:formula="of:=([bitcoin_futures.B154]-[bitcoin_futures.B153])/[bitcoin_futures.B153]" table:style-name="ce4">
            <text:p>0.00214</text:p>
          </table:table-cell>
          <table:table-cell office:value-type="float" office:value="7.2199446070900729E-4" table:formula="of:=([bitcoin_futures.D154]-[bitcoin_futures.D153])/[bitcoin_futures.D153]" table:style-name="ce4">
            <text:p>0.00072</text:p>
          </table:table-cell>
          <table:table-cell office:value-type="float" office:value="-1.4204800974055691E-3" table:formula="of:=[.C149]-[.B149]" table:style-name="ce4">
            <text:p>-0.00142</text:p>
          </table:table-cell>
          <table:table-cell table:number-columns-repeated="16380"/>
        </table:table-row>
        <table:table-row table:style-name="ro1">
          <table:table-cell office:value-type="string" office:string-value="25.07.2024" table:formula="of:=[bitcoin_futures.A155]" table:style-name="ce1">
            <text:p>25.07.2024</text:p>
          </table:table-cell>
          <table:table-cell office:value-type="float" office:value="-1.5766969535008106E-2" table:formula="of:=([bitcoin_futures.B155]-[bitcoin_futures.B154])/[bitcoin_futures.B154]" table:style-name="ce4">
            <text:p>-0.01577</text:p>
          </table:table-cell>
          <table:table-cell office:value-type="float" office:value="-1.7304588134681866E-2" table:formula="of:=([bitcoin_futures.D155]-[bitcoin_futures.D154])/[bitcoin_futures.D154]" table:style-name="ce4">
            <text:p>-0.01730</text:p>
          </table:table-cell>
          <table:table-cell office:value-type="float" office:value="-1.5376185996737596E-3" table:formula="of:=[.C150]-[.B150]" table:style-name="ce4">
            <text:p>-0.00154</text:p>
          </table:table-cell>
          <table:table-cell table:number-columns-repeated="16380"/>
        </table:table-row>
        <table:table-row table:style-name="ro1">
          <table:table-cell office:value-type="string" office:string-value="26.07.2024" table:formula="of:=[bitcoin_futures.A156]" table:style-name="ce1">
            <text:p>26.07.2024</text:p>
          </table:table-cell>
          <table:table-cell office:value-type="float" office:value="5.3217485745316345E-2" table:formula="of:=([bitcoin_futures.B156]-[bitcoin_futures.B155])/[bitcoin_futures.B155]" table:style-name="ce4">
            <text:p>0.05322</text:p>
          </table:table-cell>
          <table:table-cell office:value-type="float" office:value="4.7532053683209639E-2" table:formula="of:=([bitcoin_futures.D156]-[bitcoin_futures.D155])/[bitcoin_futures.D155]" table:style-name="ce4">
            <text:p>0.04753</text:p>
          </table:table-cell>
          <table:table-cell office:value-type="float" office:value="-5.6854320621067059E-3" table:formula="of:=[.C151]-[.B151]" table:style-name="ce4">
            <text:p>-0.00569</text:p>
          </table:table-cell>
          <table:table-cell table:number-columns-repeated="16380"/>
        </table:table-row>
        <table:table-row table:style-name="ro1">
          <table:table-cell office:value-type="string" office:string-value="29.07.2024" table:formula="of:=[bitcoin_futures.A157]" table:style-name="ce1">
            <text:p>29.07.2024</text:p>
          </table:table-cell>
          <table:table-cell office:value-type="float" office:value="-1.160092807424583E-2" table:formula="of:=([bitcoin_futures.B157]-[bitcoin_futures.B156])/[bitcoin_futures.B156]" table:style-name="ce4">
            <text:p>-0.01160</text:p>
          </table:table-cell>
          <table:table-cell office:value-type="float" office:value="-6.1300959961944389E-3" table:formula="of:=([bitcoin_futures.D157]-[bitcoin_futures.D156])/[bitcoin_futures.D156]" table:style-name="ce4">
            <text:p>-0.00613</text:p>
          </table:table-cell>
          <table:table-cell office:value-type="float" office:value="5.470832078051391E-3" table:formula="of:=[.C152]-[.B152]" table:style-name="ce4">
            <text:p>0.00547</text:p>
          </table:table-cell>
          <table:table-cell table:number-columns-repeated="16380"/>
        </table:table-row>
        <table:table-row table:style-name="ro1">
          <table:table-cell office:value-type="string" office:string-value="30.07.2024" table:formula="of:=[bitcoin_futures.A158]" table:style-name="ce1">
            <text:p>30.07.2024</text:p>
          </table:table-cell>
          <table:table-cell office:value-type="float" office:value="-2.0605112154408089E-2" table:formula="of:=([bitcoin_futures.B158]-[bitcoin_futures.B157])/[bitcoin_futures.B157]" table:style-name="ce4">
            <text:p>-0.02061</text:p>
          </table:table-cell>
          <table:table-cell office:value-type="float" office:value="-2.4165247414299984E-2" table:formula="of:=([bitcoin_futures.D158]-[bitcoin_futures.D157])/[bitcoin_futures.D157]" table:style-name="ce4">
            <text:p>-0.02417</text:p>
          </table:table-cell>
          <table:table-cell office:value-type="float" office:value="-3.5601352598918952E-3" table:formula="of:=[.C153]-[.B153]" table:style-name="ce4">
            <text:p>-0.00356</text:p>
          </table:table-cell>
          <table:table-cell table:number-columns-repeated="16380"/>
        </table:table-row>
        <table:table-row table:style-name="ro1">
          <table:table-cell office:value-type="string" office:string-value="31.07.2024" table:formula="of:=[bitcoin_futures.A159]" table:style-name="ce1">
            <text:p>31.07.2024</text:p>
          </table:table-cell>
          <table:table-cell office:value-type="float" office:value="-9.8535286284952717E-3" table:formula="of:=([bitcoin_futures.B159]-[bitcoin_futures.B158])/[bitcoin_futures.B158]" table:style-name="ce4">
            <text:p>-0.00985</text:p>
          </table:table-cell>
          <table:table-cell office:value-type="float" office:value="1.2397417979997517E-3" table:formula="of:=([bitcoin_futures.D159]-[bitcoin_futures.D158])/[bitcoin_futures.D158]" table:style-name="ce4">
            <text:p>0.00124</text:p>
          </table:table-cell>
          <table:table-cell office:value-type="float" office:value="1.1093270426495024E-2" table:formula="of:=[.C154]-[.B154]" table:style-name="ce4">
            <text:p>0.01109</text:p>
          </table:table-cell>
          <table:table-cell table:number-columns-repeated="16380"/>
        </table:table-row>
        <table:table-row table:style-name="ro1">
          <table:table-cell office:value-type="string" office:string-value="01.08.2024" table:formula="of:=[bitcoin_futures.A160]" table:style-name="ce1">
            <text:p>01.08.2024</text:p>
          </table:table-cell>
          <table:table-cell office:value-type="float" office:value="-2.9854760623991377E-2" table:formula="of:=([bitcoin_futures.B160]-[bitcoin_futures.B159])/[bitcoin_futures.B159]" table:style-name="ce4">
            <text:p>-0.02985</text:p>
          </table:table-cell>
          <table:table-cell office:value-type="float" office:value="-4.0093966437520966E-2" table:formula="of:=([bitcoin_futures.D160]-[bitcoin_futures.D159])/[bitcoin_futures.D159]" table:style-name="ce4">
            <text:p>-0.04009</text:p>
          </table:table-cell>
          <table:table-cell office:value-type="float" office:value="-1.0239205813529589E-2" table:formula="of:=[.C155]-[.B155]" table:style-name="ce4">
            <text:p>-0.01024</text:p>
          </table:table-cell>
          <table:table-cell table:number-columns-repeated="16380"/>
        </table:table-row>
        <table:table-row table:style-name="ro1">
          <table:table-cell office:value-type="string" office:string-value="02.08.2024" table:formula="of:=[bitcoin_futures.A161]" table:style-name="ce1">
            <text:p>02.08.2024</text:p>
          </table:table-cell>
          <table:table-cell office:value-type="float" office:value="-1.2752980316052145E-2" table:formula="of:=([bitcoin_futures.B161]-[bitcoin_futures.B160])/[bitcoin_futures.B160]" table:style-name="ce4">
            <text:p>-0.01275</text:p>
          </table:table-cell>
          <table:table-cell office:value-type="float" office:value="-8.3013014099319465E-3" table:formula="of:=([bitcoin_futures.D161]-[bitcoin_futures.D160])/[bitcoin_futures.D160]" table:style-name="ce4">
            <text:p>-0.00830</text:p>
          </table:table-cell>
          <table:table-cell office:value-type="float" office:value="4.4516789061201986E-3" table:formula="of:=[.C156]-[.B156]" table:style-name="ce4">
            <text:p>0.00445</text:p>
          </table:table-cell>
          <table:table-cell table:number-columns-repeated="16380"/>
        </table:table-row>
        <table:table-row table:style-name="ro1">
          <table:table-cell office:value-type="string" office:string-value="05.08.2024" table:formula="of:=[bitcoin_futures.A162]" table:style-name="ce1">
            <text:p>05.08.2024</text:p>
          </table:table-cell>
          <table:table-cell office:value-type="float" office:value="-0.14406065711878682" table:formula="of:=([bitcoin_futures.B162]-[bitcoin_futures.B161])/[bitcoin_futures.B161]" table:style-name="ce4">
            <text:p>-0.14406</text:p>
          </table:table-cell>
          <table:table-cell office:value-type="float" office:value="-0.15250454511157843" table:formula="of:=([bitcoin_futures.D162]-[bitcoin_futures.D161])/[bitcoin_futures.D161]" table:style-name="ce4">
            <text:p>-0.15250</text:p>
          </table:table-cell>
          <table:table-cell office:value-type="float" office:value="-8.44388799279161E-3" table:formula="of:=[.C157]-[.B157]" table:style-name="ce4">
            <text:p>-0.00844</text:p>
          </table:table-cell>
          <table:table-cell table:number-columns-repeated="16380"/>
        </table:table-row>
        <table:table-row table:style-name="ro1">
          <table:table-cell office:value-type="string" office:string-value="06.08.2024" table:formula="of:=[bitcoin_futures.A163]" table:style-name="ce1">
            <text:p>06.08.2024</text:p>
          </table:table-cell>
          <table:table-cell office:value-type="float" office:value="6.1023622047244194E-2" table:formula="of:=([bitcoin_futures.B163]-[bitcoin_futures.B162])/[bitcoin_futures.B162]" table:style-name="ce4">
            <text:p>0.06102</text:p>
          </table:table-cell>
          <table:table-cell office:value-type="float" office:value="6.6832379692888924E-2" table:formula="of:=([bitcoin_futures.D163]-[bitcoin_futures.D162])/[bitcoin_futures.D162]" table:style-name="ce4">
            <text:p>0.06683</text:p>
          </table:table-cell>
          <table:table-cell office:value-type="float" office:value="5.8087576456447299E-3" table:formula="of:=[.C158]-[.B158]" table:style-name="ce4">
            <text:p>0.00581</text:p>
          </table:table-cell>
          <table:table-cell table:number-columns-repeated="16380"/>
        </table:table-row>
        <table:table-row table:style-name="ro1">
          <table:table-cell office:value-type="string" office:string-value="07.08.2024" table:formula="of:=[bitcoin_futures.A164]" table:style-name="ce1">
            <text:p>07.08.2024</text:p>
          </table:table-cell>
          <table:table-cell office:value-type="float" office:value="-3.5559678416821339E-2" table:formula="of:=([bitcoin_futures.B164]-[bitcoin_futures.B163])/[bitcoin_futures.B163]" table:style-name="ce4">
            <text:p>-0.03556</text:p>
          </table:table-cell>
          <table:table-cell office:value-type="float" office:value="-3.0916221378557658E-2" table:formula="of:=([bitcoin_futures.D164]-[bitcoin_futures.D163])/[bitcoin_futures.D163]" table:style-name="ce4">
            <text:p>-0.03092</text:p>
          </table:table-cell>
          <table:table-cell office:value-type="float" office:value="4.6434570382636806E-3" table:formula="of:=[.C159]-[.B159]" table:style-name="ce4">
            <text:p>0.00464</text:p>
          </table:table-cell>
          <table:table-cell table:number-columns-repeated="16380"/>
        </table:table-row>
        <table:table-row table:style-name="ro1">
          <table:table-cell office:value-type="string" office:string-value="08.08.2024" table:formula="of:=[bitcoin_futures.A165]" table:style-name="ce1">
            <text:p>08.08.2024</text:p>
          </table:table-cell>
          <table:table-cell office:value-type="float" office:value="8.6245591535748678E-2" table:formula="of:=([bitcoin_futures.B165]-[bitcoin_futures.B164])/[bitcoin_futures.B164]" table:style-name="ce4">
            <text:p>0.08625</text:p>
          </table:table-cell>
          <table:table-cell office:value-type="float" office:value="8.6580088944526984E-2" table:formula="of:=([bitcoin_futures.D165]-[bitcoin_futures.D164])/[bitcoin_futures.D164]" table:style-name="ce4">
            <text:p>0.08658</text:p>
          </table:table-cell>
          <table:table-cell office:value-type="float" office:value="3.3449740877830592E-4" table:formula="of:=[.C160]-[.B160]" table:style-name="ce4">
            <text:p>0.00033</text:p>
          </table:table-cell>
          <table:table-cell table:number-columns-repeated="16380"/>
        </table:table-row>
        <table:table-row table:style-name="ro1">
          <table:table-cell office:value-type="string" office:string-value="09.08.2024" table:formula="of:=[bitcoin_futures.A166]" table:style-name="ce1">
            <text:p>09.08.2024</text:p>
          </table:table-cell>
          <table:table-cell office:value-type="float" office:value="2.1251475796930309E-2" table:formula="of:=([bitcoin_futures.B166]-[bitcoin_futures.B165])/[bitcoin_futures.B165]" table:style-name="ce4">
            <text:p>0.02125</text:p>
          </table:table-cell>
          <table:table-cell office:value-type="float" office:value="1.4203803833322986E-2" table:formula="of:=([bitcoin_futures.D166]-[bitcoin_futures.D165])/[bitcoin_futures.D165]" table:style-name="ce4">
            <text:p>0.01420</text:p>
          </table:table-cell>
          <table:table-cell office:value-type="float" office:value="-7.0476719636073226E-3" table:formula="of:=[.C161]-[.B161]" table:style-name="ce4">
            <text:p>-0.00705</text:p>
          </table:table-cell>
          <table:table-cell table:number-columns-repeated="16380"/>
        </table:table-row>
        <table:table-row table:style-name="ro1">
          <table:table-cell office:value-type="string" office:string-value="12.08.2024" table:formula="of:=[bitcoin_futures.A167]" table:style-name="ce1">
            <text:p>12.08.2024</text:p>
          </table:table-cell>
          <table:table-cell office:value-type="float" office:value="-2.7745664739884417E-2" table:formula="of:=([bitcoin_futures.B167]-[bitcoin_futures.B166])/[bitcoin_futures.B166]" table:style-name="ce4">
            <text:p>-0.02775</text:p>
          </table:table-cell>
          <table:table-cell office:value-type="float" office:value="-2.4194274504659805E-2" table:formula="of:=([bitcoin_futures.D167]-[bitcoin_futures.D166])/[bitcoin_futures.D166]" table:style-name="ce4">
            <text:p>-0.02419</text:p>
          </table:table-cell>
          <table:table-cell office:value-type="float" office:value="3.5513902352246121E-3" table:formula="of:=[.C162]-[.B162]" table:style-name="ce4">
            <text:p>0.00355</text:p>
          </table:table-cell>
          <table:table-cell table:number-columns-repeated="16380"/>
        </table:table-row>
        <table:table-row table:style-name="ro1">
          <table:table-cell office:value-type="string" office:string-value="13.08.2024" table:formula="of:=[bitcoin_futures.A168]" table:style-name="ce1">
            <text:p>13.08.2024</text:p>
          </table:table-cell>
          <table:table-cell office:value-type="float" office:value="2.9726516052318668E-2" table:formula="of:=([bitcoin_futures.B168]-[bitcoin_futures.B167])/[bitcoin_futures.B167]" table:style-name="ce4">
            <text:p>0.02973</text:p>
          </table:table-cell>
          <table:table-cell office:value-type="float" office:value="2.7860934554629017E-2" table:formula="of:=([bitcoin_futures.D168]-[bitcoin_futures.D167])/[bitcoin_futures.D167]" table:style-name="ce4">
            <text:p>0.02786</text:p>
          </table:table-cell>
          <table:table-cell office:value-type="float" office:value="-1.8655814976896515E-3" table:formula="of:=[.C163]-[.B163]" table:style-name="ce4">
            <text:p>-0.00187</text:p>
          </table:table-cell>
          <table:table-cell table:number-columns-repeated="16380"/>
        </table:table-row>
        <table:table-row table:style-name="ro1">
          <table:table-cell office:value-type="string" office:string-value="14.08.2024" table:formula="of:=[bitcoin_futures.A169]" table:style-name="ce1">
            <text:p>14.08.2024</text:p>
          </table:table-cell>
          <table:table-cell office:value-type="float" office:value="-3.1177829099307108E-2" table:formula="of:=([bitcoin_futures.B169]-[bitcoin_futures.B168])/[bitcoin_futures.B168]" table:style-name="ce4">
            <text:p>-0.03118</text:p>
          </table:table-cell>
          <table:table-cell office:value-type="float" office:value="-2.9101765338099116E-2" table:formula="of:=([bitcoin_futures.D169]-[bitcoin_futures.D168])/[bitcoin_futures.D168]" table:style-name="ce4">
            <text:p>-0.02910</text:p>
          </table:table-cell>
          <table:table-cell office:value-type="float" office:value="2.076063761207992E-3" table:formula="of:=[.C164]-[.B164]" table:style-name="ce4">
            <text:p>0.00208</text:p>
          </table:table-cell>
          <table:table-cell table:number-columns-repeated="16380"/>
        </table:table-row>
        <table:table-row table:style-name="ro1">
          <table:table-cell office:value-type="string" office:string-value="15.08.2024" table:formula="of:=[bitcoin_futures.A170]" table:style-name="ce1">
            <text:p>15.08.2024</text:p>
          </table:table-cell>
          <table:table-cell office:value-type="float" office:value="-3.1585220500596013E-2" table:formula="of:=([bitcoin_futures.B170]-[bitcoin_futures.B169])/[bitcoin_futures.B169]" table:style-name="ce4">
            <text:p>-0.03159</text:p>
          </table:table-cell>
          <table:table-cell office:value-type="float" office:value="-2.9419808238197818E-2" table:formula="of:=([bitcoin_futures.D170]-[bitcoin_futures.D169])/[bitcoin_futures.D169]" table:style-name="ce4">
            <text:p>-0.02942</text:p>
          </table:table-cell>
          <table:table-cell office:value-type="float" office:value="2.1654122623981954E-3" table:formula="of:=[.C165]-[.B165]" table:style-name="ce4">
            <text:p>0.00217</text:p>
          </table:table-cell>
          <table:table-cell table:number-columns-repeated="16380"/>
        </table:table-row>
        <table:table-row table:style-name="ro1">
          <table:table-cell office:value-type="string" office:string-value="16.08.2024" table:formula="of:=[bitcoin_futures.A171]" table:style-name="ce1">
            <text:p>16.08.2024</text:p>
          </table:table-cell>
          <table:table-cell office:value-type="float" office:value="4.7076923076923113E-2" table:formula="of:=([bitcoin_futures.B171]-[bitcoin_futures.B170])/[bitcoin_futures.B170]" table:style-name="ce4">
            <text:p>0.04708</text:p>
          </table:table-cell>
          <table:table-cell office:value-type="float" office:value="4.3563310087914947E-2" table:formula="of:=([bitcoin_futures.D171]-[bitcoin_futures.D170])/[bitcoin_futures.D170]" table:style-name="ce4">
            <text:p>0.04356</text:p>
          </table:table-cell>
          <table:table-cell office:value-type="float" office:value="-3.5136129890081663E-3" table:formula="of:=[.C166]-[.B166]" table:style-name="ce4">
            <text:p>-0.00351</text:p>
          </table:table-cell>
          <table:table-cell table:number-columns-repeated="16380"/>
        </table:table-row>
        <table:table-row table:style-name="ro1">
          <table:table-cell office:value-type="string" office:string-value="19.08.2024" table:formula="of:=[bitcoin_futures.A172]" table:style-name="ce1">
            <text:p>19.08.2024</text:p>
          </table:table-cell>
          <table:table-cell office:value-type="float" office:value="-1.2048192771084446E-2" table:formula="of:=([bitcoin_futures.B172]-[bitcoin_futures.B171])/[bitcoin_futures.B171]" table:style-name="ce4">
            <text:p>-0.01205</text:p>
          </table:table-cell>
          <table:table-cell office:value-type="float" office:value="-1.1671115701309513E-2" table:formula="of:=([bitcoin_futures.D172]-[bitcoin_futures.D171])/[bitcoin_futures.D171]" table:style-name="ce4">
            <text:p>-0.01167</text:p>
          </table:table-cell>
          <table:table-cell office:value-type="float" office:value="3.7707706977493233E-4" table:formula="of:=[.C167]-[.B167]" table:style-name="ce4">
            <text:p>0.00038</text:p>
          </table:table-cell>
          <table:table-cell table:number-columns-repeated="16380"/>
        </table:table-row>
        <table:table-row table:style-name="ro1">
          <table:table-cell office:value-type="string" office:string-value="20.08.2024" table:formula="of:=[bitcoin_futures.A173]" table:style-name="ce1">
            <text:p>20.08.2024</text:p>
          </table:table-cell>
          <table:table-cell office:value-type="float" office:value="8.9232599643070884E-3" table:formula="of:=([bitcoin_futures.B173]-[bitcoin_futures.B172])/[bitcoin_futures.B172]" table:style-name="ce4">
            <text:p>0.00892</text:p>
          </table:table-cell>
          <table:table-cell office:value-type="float" office:value="6.6036440794300542E-3" table:formula="of:=([bitcoin_futures.D173]-[bitcoin_futures.D172])/[bitcoin_futures.D172]" table:style-name="ce4">
            <text:p>0.00660</text:p>
          </table:table-cell>
          <table:table-cell office:value-type="float" office:value="-2.3196158848770342E-3" table:formula="of:=[.C168]-[.B168]" table:style-name="ce4">
            <text:p>-0.00232</text:p>
          </table:table-cell>
          <table:table-cell table:number-columns-repeated="16380"/>
        </table:table-row>
        <table:table-row table:style-name="ro1">
          <table:table-cell office:value-type="string" office:string-value="21.08.2024" table:formula="of:=[bitcoin_futures.A174]" table:style-name="ce1">
            <text:p>21.08.2024</text:p>
          </table:table-cell>
          <table:table-cell office:value-type="float" office:value="3.5672169811320778E-2" table:formula="of:=([bitcoin_futures.B174]-[bitcoin_futures.B173])/[bitcoin_futures.B173]" table:style-name="ce4">
            <text:p>0.03567</text:p>
          </table:table-cell>
          <table:table-cell office:value-type="float" office:value="2.967356652375339E-2" table:formula="of:=([bitcoin_futures.D174]-[bitcoin_futures.D173])/[bitcoin_futures.D173]" table:style-name="ce4">
            <text:p>0.02967</text:p>
          </table:table-cell>
          <table:table-cell office:value-type="float" office:value="-5.9986032875673882E-3" table:formula="of:=[.C169]-[.B169]" table:style-name="ce4">
            <text:p>-0.00600</text:p>
          </table:table-cell>
          <table:table-cell table:number-columns-repeated="16380"/>
        </table:table-row>
        <table:table-row table:style-name="ro1">
          <table:table-cell office:value-type="string" office:string-value="22.08.2024" table:formula="of:=[bitcoin_futures.A175]" table:style-name="ce1">
            <text:p>22.08.2024</text:p>
          </table:table-cell>
          <table:table-cell office:value-type="float" office:value="-2.2203245089666982E-2" table:formula="of:=([bitcoin_futures.B175]-[bitcoin_futures.B174])/[bitcoin_futures.B174]" table:style-name="ce4">
            <text:p>-0.02220</text:p>
          </table:table-cell>
          <table:table-cell office:value-type="float" office:value="-1.4040326429781862E-2" table:formula="of:=([bitcoin_futures.D175]-[bitcoin_futures.D174])/[bitcoin_futures.D174]" table:style-name="ce4">
            <text:p>-0.01404</text:p>
          </table:table-cell>
          <table:table-cell office:value-type="float" office:value="8.1629186598851204E-3" table:formula="of:=[.C170]-[.B170]" table:style-name="ce4">
            <text:p>0.00816</text:p>
          </table:table-cell>
          <table:table-cell table:number-columns-repeated="16380"/>
        </table:table-row>
        <table:table-row table:style-name="ro1">
          <table:table-cell office:value-type="string" office:string-value="23.08.2024" table:formula="of:=[bitcoin_futures.A176]" table:style-name="ce1">
            <text:p>23.08.2024</text:p>
          </table:table-cell>
          <table:table-cell office:value-type="float" office:value="5.6186317321688488E-2" table:formula="of:=([bitcoin_futures.B176]-[bitcoin_futures.B175])/[bitcoin_futures.B175]" table:style-name="ce4">
            <text:p>0.05619</text:p>
          </table:table-cell>
          <table:table-cell office:value-type="float" office:value="5.4336624612719937E-2" table:formula="of:=([bitcoin_futures.D176]-[bitcoin_futures.D175])/[bitcoin_futures.D175]" table:style-name="ce4">
            <text:p>0.05434</text:p>
          </table:table-cell>
          <table:table-cell office:value-type="float" office:value="-1.8496927089685505E-3" table:formula="of:=[.C171]-[.B171]" table:style-name="ce4">
            <text:p>-0.00185</text:p>
          </table:table-cell>
          <table:table-cell table:number-columns-repeated="16380"/>
        </table:table-row>
        <table:table-row table:style-name="ro1">
          <table:table-cell office:value-type="string" office:string-value="26.08.2024" table:formula="of:=[bitcoin_futures.A177]" table:style-name="ce1">
            <text:p>26.08.2024</text:p>
          </table:table-cell>
          <table:table-cell office:value-type="float" office:value="-5.2370452039690665E-3" table:formula="of:=([bitcoin_futures.B177]-[bitcoin_futures.B176])/[bitcoin_futures.B176]" table:style-name="ce4">
            <text:p>-0.00524</text:p>
          </table:table-cell>
          <table:table-cell office:value-type="float" office:value="-1.0966545586901485E-3" table:formula="of:=([bitcoin_futures.D177]-[bitcoin_futures.D176])/[bitcoin_futures.D176]" table:style-name="ce4">
            <text:p>-0.00110</text:p>
          </table:table-cell>
          <table:table-cell office:value-type="float" office:value="4.1403906452789178E-3" table:formula="of:=[.C172]-[.B172]" table:style-name="ce4">
            <text:p>0.00414</text:p>
          </table:table-cell>
          <table:table-cell table:number-columns-repeated="16380"/>
        </table:table-row>
        <table:table-row table:style-name="ro1">
          <table:table-cell office:value-type="string" office:string-value="27.08.2024" table:formula="of:=[bitcoin_futures.A178]" table:style-name="ce1">
            <text:p>27.08.2024</text:p>
          </table:table-cell>
          <table:table-cell office:value-type="float" office:value="-1.9673039623164332E-2" table:formula="of:=([bitcoin_futures.B178]-[bitcoin_futures.B177])/[bitcoin_futures.B177]" table:style-name="ce4">
            <text:p>-0.01967</text:p>
          </table:table-cell>
          <table:table-cell office:value-type="float" office:value="-2.2762770754321052E-2" table:formula="of:=([bitcoin_futures.D178]-[bitcoin_futures.D177])/[bitcoin_futures.D177]" table:style-name="ce4">
            <text:p>-0.02276</text:p>
          </table:table-cell>
          <table:table-cell office:value-type="float" office:value="-3.0897311311567192E-3" table:formula="of:=[.C173]-[.B173]" table:style-name="ce4">
            <text:p>-0.00309</text:p>
          </table:table-cell>
          <table:table-cell table:number-columns-repeated="16380"/>
        </table:table-row>
        <table:table-row table:style-name="ro1">
          <table:table-cell office:value-type="string" office:string-value="28.08.2024" table:formula="of:=[bitcoin_futures.A179]" table:style-name="ce1">
            <text:p>28.08.2024</text:p>
          </table:table-cell>
          <table:table-cell office:value-type="float" office:value="-5.2572074618428472E-2" table:formula="of:=([bitcoin_futures.B179]-[bitcoin_futures.B178])/[bitcoin_futures.B178]" table:style-name="ce4">
            <text:p>-0.05257</text:p>
          </table:table-cell>
          <table:table-cell office:value-type="float" office:value="-4.393530185116349E-2" table:formula="of:=([bitcoin_futures.D179]-[bitcoin_futures.D178])/[bitcoin_futures.D178]" table:style-name="ce4">
            <text:p>-0.04394</text:p>
          </table:table-cell>
          <table:table-cell office:value-type="float" office:value="8.6367727672649816E-3" table:formula="of:=[.C174]-[.B174]" table:style-name="ce4">
            <text:p>0.00864</text:p>
          </table:table-cell>
          <table:table-cell table:number-columns-repeated="16380"/>
        </table:table-row>
        <table:table-row table:style-name="ro1">
          <table:table-cell office:value-type="string" office:string-value="29.08.2024" table:formula="of:=[bitcoin_futures.A180]" table:style-name="ce1">
            <text:p>29.08.2024</text:p>
          </table:table-cell>
          <table:table-cell office:value-type="float" office:value="5.0715990453459002E-3" table:formula="of:=([bitcoin_futures.B180]-[bitcoin_futures.B179])/[bitcoin_futures.B179]" table:style-name="ce4">
            <text:p>0.00507</text:p>
          </table:table-cell>
          <table:table-cell office:value-type="float" office:value="4.623038642569387E-4" table:formula="of:=([bitcoin_futures.D180]-[bitcoin_futures.D179])/[bitcoin_futures.D179]" table:style-name="ce4">
            <text:p>0.00046</text:p>
          </table:table-cell>
          <table:table-cell office:value-type="float" office:value="-4.6092951810889618E-3" table:formula="of:=[.C175]-[.B175]" table:style-name="ce4">
            <text:p>-0.00461</text:p>
          </table:table-cell>
          <table:table-cell table:number-columns-repeated="16380"/>
        </table:table-row>
        <table:table-row table:style-name="ro1">
          <table:table-cell office:value-type="string" office:string-value="30.08.2024" table:formula="of:=[bitcoin_futures.A181]" table:style-name="ce1">
            <text:p>30.08.2024</text:p>
          </table:table-cell>
          <table:table-cell office:value-type="float" office:value="-9.4983674680914308E-3" table:formula="of:=([bitcoin_futures.B181]-[bitcoin_futures.B180])/[bitcoin_futures.B180]" table:style-name="ce4">
            <text:p>-0.00950</text:p>
          </table:table-cell>
          <table:table-cell office:value-type="float" office:value="-7.1813506242344449E-3" table:formula="of:=([bitcoin_futures.D181]-[bitcoin_futures.D180])/[bitcoin_futures.D180]" table:style-name="ce4">
            <text:p>-0.00718</text:p>
          </table:table-cell>
          <table:table-cell office:value-type="float" office:value="2.3170168438569859E-3" table:formula="of:=[.C176]-[.B176]" table:style-name="ce4">
            <text:p>0.00232</text:p>
          </table:table-cell>
          <table:table-cell table:number-columns-repeated="16380"/>
        </table:table-row>
        <table:table-row table:style-name="ro1">
          <table:table-cell office:value-type="string" office:string-value="02.09.2024" table:formula="of:=[bitcoin_futures.A182]" table:style-name="ce1">
            <text:p>02.09.2024</text:p>
          </table:table-cell>
          <table:table-cell office:value-type="float" office:value="0" table:formula="of:=([bitcoin_futures.B182]-[bitcoin_futures.B181])/[bitcoin_futures.B181]" table:style-name="ce4">
            <text:p>0.00000</text:p>
          </table:table-cell>
          <table:table-cell office:value-type="float" office:value="-8.0099215381982253E-3" table:formula="of:=([bitcoin_futures.D182]-[bitcoin_futures.D181])/[bitcoin_futures.D181]" table:style-name="ce4">
            <text:p>-0.00801</text:p>
          </table:table-cell>
          <table:table-cell office:value-type="float" office:value="-8.0099215381982253E-3" table:formula="of:=[.C177]-[.B177]" table:style-name="ce4">
            <text:p>-0.00801</text:p>
          </table:table-cell>
          <table:table-cell table:number-columns-repeated="16380"/>
        </table:table-row>
        <table:table-row table:style-name="ro1">
          <table:table-cell office:value-type="string" office:string-value="03.09.2024" table:formula="of:=[bitcoin_futures.A183]" table:style-name="ce1">
            <text:p>03.09.2024</text:p>
          </table:table-cell>
          <table:table-cell office:value-type="float" office:value="-1.1687144141444429E-2" table:formula="of:=([bitcoin_futures.B183]-[bitcoin_futures.B182])/[bitcoin_futures.B182]" table:style-name="ce4">
            <text:p>-0.01169</text:p>
          </table:table-cell>
          <table:table-cell office:value-type="float" office:value="-7.9008113768947279E-3" table:formula="of:=([bitcoin_futures.D183]-[bitcoin_futures.D182])/[bitcoin_futures.D182]" table:style-name="ce4">
            <text:p>-0.00790</text:p>
          </table:table-cell>
          <table:table-cell office:value-type="float" office:value="3.7863327645497012E-3" table:formula="of:=[.C178]-[.B178]" table:style-name="ce4">
            <text:p>0.00379</text:p>
          </table:table-cell>
          <table:table-cell table:number-columns-repeated="16380"/>
        </table:table-row>
        <table:table-row table:style-name="ro1">
          <table:table-cell office:value-type="string" office:string-value="04.09.2024" table:formula="of:=[bitcoin_futures.A184]" table:style-name="ce1">
            <text:p>04.09.2024</text:p>
          </table:table-cell>
          <table:table-cell office:value-type="float" office:value="1.8192844147969158E-3" table:formula="of:=([bitcoin_futures.B184]-[bitcoin_futures.B183])/[bitcoin_futures.B183]" table:style-name="ce4">
            <text:p>0.00182</text:p>
          </table:table-cell>
          <table:table-cell office:value-type="float" office:value="-2.2841202094120981E-3" table:formula="of:=([bitcoin_futures.D184]-[bitcoin_futures.D183])/[bitcoin_futures.D183]" table:style-name="ce4">
            <text:p>-0.00228</text:p>
          </table:table-cell>
          <table:table-cell office:value-type="float" office:value="-4.1034046242090141E-3" table:formula="of:=[.C179]-[.B179]" table:style-name="ce4">
            <text:p>-0.00410</text:p>
          </table:table-cell>
          <table:table-cell table:number-columns-repeated="16380"/>
        </table:table-row>
        <table:table-row table:style-name="ro1">
          <table:table-cell office:value-type="string" office:string-value="05.09.2024" table:formula="of:=[bitcoin_futures.A185]" table:style-name="ce1">
            <text:p>05.09.2024</text:p>
          </table:table-cell>
          <table:table-cell office:value-type="float" office:value="-3.6016949152542305E-2" table:formula="of:=([bitcoin_futures.B185]-[bitcoin_futures.B184])/[bitcoin_futures.B184]" table:style-name="ce4">
            <text:p>-0.03602</text:p>
          </table:table-cell>
          <table:table-cell office:value-type="float" office:value="-2.9003609423313183E-2" table:formula="of:=([bitcoin_futures.D185]-[bitcoin_futures.D184])/[bitcoin_futures.D184]" table:style-name="ce4">
            <text:p>-0.02900</text:p>
          </table:table-cell>
          <table:table-cell office:value-type="float" office:value="7.0133397292291219E-3" table:formula="of:=[.C180]-[.B180]" table:style-name="ce4">
            <text:p>0.00701</text:p>
          </table:table-cell>
          <table:table-cell table:number-columns-repeated="16380"/>
        </table:table-row>
        <table:table-row table:style-name="ro1">
          <table:table-cell office:value-type="string" office:string-value="06.09.2024" table:formula="of:=[bitcoin_futures.A186]" table:style-name="ce1">
            <text:p>06.09.2024</text:p>
          </table:table-cell>
          <table:table-cell office:value-type="float" office:value="-4.5211930926216677E-2" table:formula="of:=([bitcoin_futures.B186]-[bitcoin_futures.B185])/[bitcoin_futures.B185]" table:style-name="ce4">
            <text:p>-0.04521</text:p>
          </table:table-cell>
          <table:table-cell office:value-type="float" office:value="-4.653388643697158E-2" table:formula="of:=([bitcoin_futures.D186]-[bitcoin_futures.D185])/[bitcoin_futures.D185]" table:style-name="ce4">
            <text:p>-0.04653</text:p>
          </table:table-cell>
          <table:table-cell office:value-type="float" office:value="-1.3219555107549033E-3" table:formula="of:=[.C181]-[.B181]" table:style-name="ce4">
            <text:p>-0.00132</text:p>
          </table:table-cell>
          <table:table-cell table:number-columns-repeated="16380"/>
        </table:table-row>
        <table:table-row table:style-name="ro1">
          <table:table-cell office:value-type="string" office:string-value="09.09.2024" table:formula="of:=[bitcoin_futures.A187]" table:style-name="ce1">
            <text:p>09.09.2024</text:p>
          </table:table-cell>
          <table:table-cell office:value-type="float" office:value="6.9056231502795065E-2" table:formula="of:=([bitcoin_futures.B187]-[bitcoin_futures.B186])/[bitcoin_futures.B186]" table:style-name="ce4">
            <text:p>0.06906</text:p>
          </table:table-cell>
          <table:table-cell office:value-type="float" office:value="6.1007147567506873E-2" table:formula="of:=([bitcoin_futures.D187]-[bitcoin_futures.D186])/[bitcoin_futures.D186]" table:style-name="ce4">
            <text:p>0.06101</text:p>
          </table:table-cell>
          <table:table-cell office:value-type="float" office:value="-8.0490839352881927E-3" table:formula="of:=[.C182]-[.B182]" table:style-name="ce4">
            <text:p>-0.00805</text:p>
          </table:table-cell>
          <table:table-cell table:number-columns-repeated="16380"/>
        </table:table-row>
        <table:table-row table:style-name="ro1">
          <table:table-cell office:value-type="string" office:string-value="10.09.2024" table:formula="of:=[bitcoin_futures.A188]" table:style-name="ce1">
            <text:p>10.09.2024</text:p>
          </table:table-cell>
          <table:table-cell office:value-type="float" office:value="1.5072285450630636E-2" table:formula="of:=([bitcoin_futures.B188]-[bitcoin_futures.B187])/[bitcoin_futures.B187]" table:style-name="ce4">
            <text:p>0.01507</text:p>
          </table:table-cell>
          <table:table-cell office:value-type="float" office:value="1.4926292130720007E-2" table:formula="of:=([bitcoin_futures.D188]-[bitcoin_futures.D187])/[bitcoin_futures.D187]" table:style-name="ce4">
            <text:p>0.01493</text:p>
          </table:table-cell>
          <table:table-cell office:value-type="float" office:value="-1.4599331991062975E-4" table:formula="of:=[.C183]-[.B183]" table:style-name="ce4">
            <text:p>-0.00015</text:p>
          </table:table-cell>
          <table:table-cell table:number-columns-repeated="16380"/>
        </table:table-row>
        <table:table-row table:style-name="ro1">
          <table:table-cell office:value-type="string" office:string-value="11.09.2024" table:formula="of:=[bitcoin_futures.A189]" table:style-name="ce1">
            <text:p>11.09.2024</text:p>
          </table:table-cell>
          <table:table-cell office:value-type="float" office:value="-6.0606060606061465E-3" table:formula="of:=([bitcoin_futures.B189]-[bitcoin_futures.B188])/[bitcoin_futures.B188]" table:style-name="ce4">
            <text:p>-0.00606</text:p>
          </table:table-cell>
          <table:table-cell office:value-type="float" office:value="-2.5551300375893449E-3" table:formula="of:=([bitcoin_futures.D189]-[bitcoin_futures.D188])/[bitcoin_futures.D188]" table:style-name="ce4">
            <text:p>-0.00256</text:p>
          </table:table-cell>
          <table:table-cell office:value-type="float" office:value="3.5054760230168016E-3" table:formula="of:=[.C184]-[.B184]" table:style-name="ce4">
            <text:p>0.00351</text:p>
          </table:table-cell>
          <table:table-cell table:number-columns-repeated="16380"/>
        </table:table-row>
        <table:table-row table:style-name="ro1">
          <table:table-cell office:value-type="string" office:string-value="12.09.2024" table:formula="of:=[bitcoin_futures.A190]" table:style-name="ce1">
            <text:p>12.09.2024</text:p>
          </table:table-cell>
          <table:table-cell office:value-type="float" office:value="1.371951219512204E-2" table:formula="of:=([bitcoin_futures.B190]-[bitcoin_futures.B189])/[bitcoin_futures.B189]" table:style-name="ce4">
            <text:p>0.01372</text:p>
          </table:table-cell>
          <table:table-cell office:value-type="float" office:value="1.3156456487402581E-2" table:formula="of:=([bitcoin_futures.D190]-[bitcoin_futures.D189])/[bitcoin_futures.D189]" table:style-name="ce4">
            <text:p>0.01316</text:p>
          </table:table-cell>
          <table:table-cell office:value-type="float" office:value="-5.6305570771945923E-4" table:formula="of:=[.C185]-[.B185]" table:style-name="ce4">
            <text:p>-0.00056</text:p>
          </table:table-cell>
          <table:table-cell table:number-columns-repeated="16380"/>
        </table:table-row>
        <table:table-row table:style-name="ro1">
          <table:table-cell office:value-type="string" office:string-value="13.09.2024" table:formula="of:=[bitcoin_futures.A191]" table:style-name="ce1">
            <text:p>13.09.2024</text:p>
          </table:table-cell>
          <table:table-cell office:value-type="float" office:value="2.3759398496240577E-2" table:formula="of:=([bitcoin_futures.B191]-[bitcoin_futures.B190])/[bitcoin_futures.B190]" table:style-name="ce4">
            <text:p>0.02376</text:p>
          </table:table-cell>
          <table:table-cell office:value-type="float" office:value="2.7044781905081264E-2" table:formula="of:=([bitcoin_futures.D191]-[bitcoin_futures.D190])/[bitcoin_futures.D190]" table:style-name="ce4">
            <text:p>0.02704</text:p>
          </table:table-cell>
          <table:table-cell office:value-type="float" office:value="3.2853834088406864E-3" table:formula="of:=[.C186]-[.B186]" table:style-name="ce4">
            <text:p>0.00329</text:p>
          </table:table-cell>
          <table:table-cell table:number-columns-repeated="16380"/>
        </table:table-row>
        <table:table-row table:style-name="ro1">
          <table:table-cell office:value-type="string" office:string-value="16.09.2024" table:formula="of:=[bitcoin_futures.A192]" table:style-name="ce1">
            <text:p>16.09.2024</text:p>
          </table:table-cell>
          <table:table-cell office:value-type="float" office:value="-3.1139835487661641E-2" table:formula="of:=([bitcoin_futures.B192]-[bitcoin_futures.B191])/[bitcoin_futures.B191]" table:style-name="ce4">
            <text:p>-0.03114</text:p>
          </table:table-cell>
          <table:table-cell office:value-type="float" office:value="-3.2674161881953601E-2" table:formula="of:=([bitcoin_futures.D192]-[bitcoin_futures.D191])/[bitcoin_futures.D191]" table:style-name="ce4">
            <text:p>-0.03267</text:p>
          </table:table-cell>
          <table:table-cell office:value-type="float" office:value="-1.5343263942919592E-3" table:formula="of:=[.C187]-[.B187]" table:style-name="ce4">
            <text:p>-0.00153</text:p>
          </table:table-cell>
          <table:table-cell table:number-columns-repeated="16380"/>
        </table:table-row>
        <table:table-row table:style-name="ro1">
          <table:table-cell office:value-type="string" office:string-value="17.09.2024" table:formula="of:=[bitcoin_futures.A193]" table:style-name="ce1">
            <text:p>17.09.2024</text:p>
          </table:table-cell>
          <table:table-cell office:value-type="float" office:value="3.3959975742874612E-2" table:formula="of:=([bitcoin_futures.B193]-[bitcoin_futures.B192])/[bitcoin_futures.B192]" table:style-name="ce4">
            <text:p>0.03396</text:p>
          </table:table-cell>
          <table:table-cell office:value-type="float" office:value="4.147631640146103E-2" table:formula="of:=([bitcoin_futures.D193]-[bitcoin_futures.D192])/[bitcoin_futures.D192]" table:style-name="ce4">
            <text:p>0.04148</text:p>
          </table:table-cell>
          <table:table-cell office:value-type="float" office:value="7.5163406585864179E-3" table:formula="of:=[.C188]-[.B188]" table:style-name="ce4">
            <text:p>0.00752</text:p>
          </table:table-cell>
          <table:table-cell table:number-columns-repeated="16380"/>
        </table:table-row>
        <table:table-row table:style-name="ro1">
          <table:table-cell office:value-type="string" office:string-value="18.09.2024" table:formula="of:=[bitcoin_futures.A194]" table:style-name="ce1">
            <text:p>18.09.2024</text:p>
          </table:table-cell>
          <table:table-cell office:value-type="float" office:value="1.4662756598239634E-3" table:formula="of:=([bitcoin_futures.B194]-[bitcoin_futures.B193])/[bitcoin_futures.B193]" table:style-name="ce4">
            <text:p>0.00147</text:p>
          </table:table-cell>
          <table:table-cell office:value-type="float" office:value="7.0684838947477908E-4" table:formula="of:=([bitcoin_futures.D194]-[bitcoin_futures.D193])/[bitcoin_futures.D193]" table:style-name="ce4">
            <text:p>0.00071</text:p>
          </table:table-cell>
          <table:table-cell office:value-type="float" office:value="-7.5942727034918436E-4" table:formula="of:=[.C189]-[.B189]" table:style-name="ce4">
            <text:p>-0.00076</text:p>
          </table:table-cell>
          <table:table-cell table:number-columns-repeated="16380"/>
        </table:table-row>
        <table:table-row table:style-name="ro1">
          <table:table-cell office:value-type="string" office:string-value="19.09.2024" table:formula="of:=[bitcoin_futures.A195]" table:style-name="ce1">
            <text:p>19.09.2024</text:p>
          </table:table-cell>
          <table:table-cell office:value-type="float" office:value="5.4465592972181537E-2" table:formula="of:=([bitcoin_futures.B195]-[bitcoin_futures.B194])/[bitcoin_futures.B194]" table:style-name="ce4">
            <text:p>0.05447</text:p>
          </table:table-cell>
          <table:table-cell office:value-type="float" office:value="5.0534441559302076E-2" table:formula="of:=([bitcoin_futures.D195]-[bitcoin_futures.D194])/[bitcoin_futures.D194]" table:style-name="ce4">
            <text:p>0.05053</text:p>
          </table:table-cell>
          <table:table-cell office:value-type="float" office:value="-3.9311514128794606E-3" table:formula="of:=[.C190]-[.B190]" table:style-name="ce4">
            <text:p>-0.00393</text:p>
          </table:table-cell>
          <table:table-cell table:number-columns-repeated="16380"/>
        </table:table-row>
        <table:table-row table:style-name="ro1">
          <table:table-cell office:value-type="string" office:string-value="20.09.2024" table:formula="of:=[bitcoin_futures.A196]" table:style-name="ce1">
            <text:p>20.09.2024</text:p>
          </table:table-cell>
          <table:table-cell office:value-type="float" office:value="-5.8317134129408739E-3" table:formula="of:=([bitcoin_futures.B196]-[bitcoin_futures.B195])/[bitcoin_futures.B195]" table:style-name="ce4">
            <text:p>-0.00583</text:p>
          </table:table-cell>
          <table:table-cell office:value-type="float" office:value="-7.8385489144531979E-3" table:formula="of:=([bitcoin_futures.D196]-[bitcoin_futures.D195])/[bitcoin_futures.D195]" table:style-name="ce4">
            <text:p>-0.00784</text:p>
          </table:table-cell>
          <table:table-cell office:value-type="float" office:value="-2.0068355015123241E-3" table:formula="of:=[.C191]-[.B191]" table:style-name="ce4">
            <text:p>-0.00201</text:p>
          </table:table-cell>
          <table:table-cell table:number-columns-repeated="16380"/>
        </table:table-row>
        <table:table-row table:style-name="ro1">
          <table:table-cell office:value-type="string" office:string-value="23.09.2024" table:formula="of:=[bitcoin_futures.A197]" table:style-name="ce1">
            <text:p>23.09.2024</text:p>
          </table:table-cell>
          <table:table-cell office:value-type="float" office:value="6.7039106145251959E-3" table:formula="of:=([bitcoin_futures.B197]-[bitcoin_futures.B196])/[bitcoin_futures.B196]" table:style-name="ce4">
            <text:p>0.00670</text:p>
          </table:table-cell>
          <table:table-cell office:value-type="float" office:value="7.5408155562001287E-3" table:formula="of:=([bitcoin_futures.D197]-[bitcoin_futures.D196])/[bitcoin_futures.D196]" table:style-name="ce4">
            <text:p>0.00754</text:p>
          </table:table-cell>
          <table:table-cell office:value-type="float" office:value="8.3690494167493277E-4" table:formula="of:=[.C192]-[.B192]" table:style-name="ce4">
            <text:p>0.00084</text:p>
          </table:table-cell>
          <table:table-cell table:number-columns-repeated="16380"/>
        </table:table-row>
        <table:table-row table:style-name="ro1">
          <table:table-cell office:value-type="string" office:string-value="24.09.2024" table:formula="of:=[bitcoin_futures.A198]" table:style-name="ce1">
            <text:p>24.09.2024</text:p>
          </table:table-cell>
          <table:table-cell office:value-type="float" office:value="1.6648168701442881E-2" table:formula="of:=([bitcoin_futures.B198]-[bitcoin_futures.B197])/[bitcoin_futures.B197]" table:style-name="ce4">
            <text:p>0.01665</text:p>
          </table:table-cell>
          <table:table-cell office:value-type="float" office:value="8.0197530646084758E-3" table:formula="of:=([bitcoin_futures.D198]-[bitcoin_futures.D197])/[bitcoin_futures.D197]" table:style-name="ce4">
            <text:p>0.00802</text:p>
          </table:table-cell>
          <table:table-cell office:value-type="float" office:value="-8.628415636834405E-3" table:formula="of:=[.C193]-[.B193]" table:style-name="ce4">
            <text:p>-0.00863</text:p>
          </table:table-cell>
          <table:table-cell table:number-columns-repeated="16380"/>
        </table:table-row>
        <table:table-row table:style-name="ro1">
          <table:table-cell office:value-type="string" office:string-value="25.09.2024" table:formula="of:=[bitcoin_futures.A199]" table:style-name="ce1">
            <text:p>25.09.2024</text:p>
          </table:table-cell>
          <table:table-cell office:value-type="float" office:value="-1.8286026200873409E-2" table:formula="of:=([bitcoin_futures.B199]-[bitcoin_futures.B198])/[bitcoin_futures.B198]" table:style-name="ce4">
            <text:p>-0.01829</text:p>
          </table:table-cell>
          <table:table-cell office:value-type="float" office:value="-9.5226947412434867E-3" table:formula="of:=([bitcoin_futures.D199]-[bitcoin_futures.D198])/[bitcoin_futures.D198]" table:style-name="ce4">
            <text:p>-0.00952</text:p>
          </table:table-cell>
          <table:table-cell office:value-type="float" office:value="8.7633314596299219E-3" table:formula="of:=[.C194]-[.B194]" table:style-name="ce4">
            <text:p>0.00876</text:p>
          </table:table-cell>
          <table:table-cell table:number-columns-repeated="16380"/>
        </table:table-row>
        <table:table-row table:style-name="ro1">
          <table:table-cell office:value-type="string" office:string-value="26.09.2024" table:formula="of:=[bitcoin_futures.A200]" table:style-name="ce1">
            <text:p>26.09.2024</text:p>
          </table:table-cell>
          <table:table-cell office:value-type="float" office:value="2.4186822351960093E-2" table:formula="of:=([bitcoin_futures.B200]-[bitcoin_futures.B199])/[bitcoin_futures.B199]" table:style-name="ce4">
            <text:p>0.02419</text:p>
          </table:table-cell>
          <table:table-cell office:value-type="float" office:value="2.8960448442679167E-2" table:formula="of:=([bitcoin_futures.D200]-[bitcoin_futures.D199])/[bitcoin_futures.D199]" table:style-name="ce4">
            <text:p>0.02896</text:p>
          </table:table-cell>
          <table:table-cell office:value-type="float" office:value="4.7736260907190742E-3" table:formula="of:=[.C195]-[.B195]" table:style-name="ce4">
            <text:p>0.00477</text:p>
          </table:table-cell>
          <table:table-cell table:number-columns-repeated="16380"/>
        </table:table-row>
        <table:table-row table:style-name="ro1">
          <table:table-cell office:value-type="string" office:string-value="27.09.2024" table:formula="of:=[bitcoin_futures.A201]" table:style-name="ce1">
            <text:p>27.09.2024</text:p>
          </table:table-cell>
          <table:table-cell office:value-type="float" office:value="1.4929424538544981E-2" table:formula="of:=([bitcoin_futures.B201]-[bitcoin_futures.B200])/[bitcoin_futures.B200]" table:style-name="ce4">
            <text:p>0.01493</text:p>
          </table:table-cell>
          <table:table-cell office:value-type="float" office:value="1.0400346151035196E-2" table:formula="of:=([bitcoin_futures.D201]-[bitcoin_futures.D200])/[bitcoin_futures.D200]" table:style-name="ce4">
            <text:p>0.01040</text:p>
          </table:table-cell>
          <table:table-cell office:value-type="float" office:value="-4.5290783875097853E-3" table:formula="of:=[.C196]-[.B196]" table:style-name="ce4">
            <text:p>-0.00453</text:p>
          </table:table-cell>
          <table:table-cell table:number-columns-repeated="16380"/>
        </table:table-row>
        <table:table-row table:style-name="ro1">
          <table:table-cell office:value-type="string" office:string-value="30.09.2024" table:formula="of:=[bitcoin_futures.A202]" table:style-name="ce1">
            <text:p>30.09.2024</text:p>
          </table:table-cell>
          <table:table-cell office:value-type="float" office:value="-3.3698849959882267E-2" table:formula="of:=([bitcoin_futures.B202]-[bitcoin_futures.B201])/[bitcoin_futures.B201]" table:style-name="ce4">
            <text:p>-0.03370</text:p>
          </table:table-cell>
          <table:table-cell office:value-type="float" office:value="-3.6385386579346091E-2" table:formula="of:=([bitcoin_futures.D202]-[bitcoin_futures.D201])/[bitcoin_futures.D201]" table:style-name="ce4">
            <text:p>-0.03639</text:p>
          </table:table-cell>
          <table:table-cell office:value-type="float" office:value="-2.6865366194638238E-3" table:formula="of:=[.C197]-[.B197]" table:style-name="ce4">
            <text:p>-0.00269</text:p>
          </table:table-cell>
          <table:table-cell table:number-columns-repeated="16380"/>
        </table:table-row>
        <table:table-row table:style-name="ro1">
          <table:table-cell office:value-type="string" office:string-value="01.10.2024" table:formula="of:=[bitcoin_futures.A203]" table:style-name="ce1">
            <text:p>01.10.2024</text:p>
          </table:table-cell>
          <table:table-cell office:value-type="float" office:value="-2.7677830058123441E-2" table:formula="of:=([bitcoin_futures.B203]-[bitcoin_futures.B202])/[bitcoin_futures.B202]" table:style-name="ce4">
            <text:p>-0.02768</text:p>
          </table:table-cell>
          <table:table-cell office:value-type="float" office:value="-2.4196250945227701E-2" table:formula="of:=([bitcoin_futures.D203]-[bitcoin_futures.D202])/[bitcoin_futures.D202]" table:style-name="ce4">
            <text:p>-0.02420</text:p>
          </table:table-cell>
          <table:table-cell office:value-type="float" office:value="3.4815791128957399E-3" table:formula="of:=[.C198]-[.B198]" table:style-name="ce4">
            <text:p>0.00348</text:p>
          </table:table-cell>
          <table:table-cell table:number-columns-repeated="16380"/>
        </table:table-row>
        <table:table-row table:style-name="ro1">
          <table:table-cell office:value-type="string" office:string-value="02.10.2024" table:formula="of:=[bitcoin_futures.A204]" table:style-name="ce1">
            <text:p>02.10.2024</text:p>
          </table:table-cell>
          <table:table-cell office:value-type="float" office:value="-2.5334471961286666E-2" table:formula="of:=([bitcoin_futures.B204]-[bitcoin_futures.B203])/[bitcoin_futures.B203]" table:style-name="ce4">
            <text:p>-0.02533</text:p>
          </table:table-cell>
          <table:table-cell office:value-type="float" office:value="-2.4414174397811059E-2" table:formula="of:=([bitcoin_futures.D204]-[bitcoin_futures.D203])/[bitcoin_futures.D203]" table:style-name="ce4">
            <text:p>-0.02441</text:p>
          </table:table-cell>
          <table:table-cell office:value-type="float" office:value="9.2029756347560693E-4" table:formula="of:=[.C199]-[.B199]" table:style-name="ce4">
            <text:p>0.00092</text:p>
          </table:table-cell>
          <table:table-cell table:number-columns-repeated="16380"/>
        </table:table-row>
        <table:table-row table:style-name="ro1">
          <table:table-cell office:value-type="string" office:string-value="03.10.2024" table:formula="of:=[bitcoin_futures.A205]" table:style-name="ce1">
            <text:p>03.10.2024</text:p>
          </table:table-cell>
          <table:table-cell office:value-type="float" office:value="1.4018691588784955E-2" table:formula="of:=([bitcoin_futures.B205]-[bitcoin_futures.B204])/[bitcoin_futures.B204]" table:style-name="ce4">
            <text:p>0.01402</text:p>
          </table:table-cell>
          <table:table-cell office:value-type="float" office:value="6.9602451326241151E-3" table:formula="of:=([bitcoin_futures.D205]-[bitcoin_futures.D204])/[bitcoin_futures.D204]" table:style-name="ce4">
            <text:p>0.00696</text:p>
          </table:table-cell>
          <table:table-cell office:value-type="float" office:value="-7.0584464561608395E-3" table:formula="of:=[.C200]-[.B200]" table:style-name="ce4">
            <text:p>-0.00706</text:p>
          </table:table-cell>
          <table:table-cell table:number-columns-repeated="16380"/>
        </table:table-row>
        <table:table-row table:style-name="ro1">
          <table:table-cell office:value-type="string" office:string-value="04.10.2024" table:formula="of:=[bitcoin_futures.A206]" table:style-name="ce1">
            <text:p>04.10.2024</text:p>
          </table:table-cell>
          <table:table-cell office:value-type="float" office:value="2.3041474654378002E-2" table:formula="of:=([bitcoin_futures.B206]-[bitcoin_futures.B205])/[bitcoin_futures.B205]" table:style-name="ce4">
            <text:p>0.02304</text:p>
          </table:table-cell>
          <table:table-cell office:value-type="float" office:value="2.5823279595498003E-2" table:formula="of:=([bitcoin_futures.D206]-[bitcoin_futures.D205])/[bitcoin_futures.D205]" table:style-name="ce4">
            <text:p>0.02582</text:p>
          </table:table-cell>
          <table:table-cell office:value-type="float" office:value="2.7818049411200002E-3" table:formula="of:=[.C201]-[.B201]" table:style-name="ce4">
            <text:p>0.00278</text:p>
          </table:table-cell>
          <table:table-cell table:number-columns-repeated="16380"/>
        </table:table-row>
        <table:table-row table:style-name="ro1">
          <table:table-cell office:value-type="string" office:string-value="07.10.2024" table:formula="of:=[bitcoin_futures.A207]" table:style-name="ce1">
            <text:p>07.10.2024</text:p>
          </table:table-cell>
          <table:table-cell office:value-type="float" office:value="1.5202702702702678E-2" table:formula="of:=([bitcoin_futures.B207]-[bitcoin_futures.B206])/[bitcoin_futures.B206]" table:style-name="ce4">
            <text:p>0.01520</text:p>
          </table:table-cell>
          <table:table-cell office:value-type="float" office:value="1.444474701045006E-2" table:formula="of:=([bitcoin_futures.D207]-[bitcoin_futures.D206])/[bitcoin_futures.D206]" table:style-name="ce4">
            <text:p>0.01444</text:p>
          </table:table-cell>
          <table:table-cell office:value-type="float" office:value="-7.5795569225261747E-4" table:formula="of:=[.C202]-[.B202]" table:style-name="ce4">
            <text:p>-0.00076</text:p>
          </table:table-cell>
          <table:table-cell table:number-columns-repeated="16380"/>
        </table:table-row>
        <table:table-row table:style-name="ro1">
          <table:table-cell office:value-type="string" office:string-value="08.10.2024" table:formula="of:=[bitcoin_futures.A208]" table:style-name="ce1">
            <text:p>08.10.2024</text:p>
          </table:table-cell>
          <table:table-cell office:value-type="float" office:value="-1.8302828618968488E-2" table:formula="of:=([bitcoin_futures.B208]-[bitcoin_futures.B207])/[bitcoin_futures.B207]" table:style-name="ce4">
            <text:p>-0.01830</text:p>
          </table:table-cell>
          <table:table-cell office:value-type="float" office:value="-1.8278351941507776E-2" table:formula="of:=([bitcoin_futures.D208]-[bitcoin_futures.D207])/[bitcoin_futures.D207]" table:style-name="ce4">
            <text:p>-0.01828</text:p>
          </table:table-cell>
          <table:table-cell office:value-type="float" office:value="2.4476677460711499E-5" table:formula="of:=[.C203]-[.B203]" table:style-name="ce4">
            <text:p>0.00002</text:p>
          </table:table-cell>
          <table:table-cell table:number-columns-repeated="16380"/>
        </table:table-row>
        <table:table-row table:style-name="ro1">
          <table:table-cell office:value-type="string" office:string-value="09.10.2024" table:formula="of:=[bitcoin_futures.A209]" table:style-name="ce1">
            <text:p>09.10.2024</text:p>
          </table:table-cell>
          <table:table-cell office:value-type="float" office:value="-2.0338983050847425E-2" table:formula="of:=([bitcoin_futures.B209]-[bitcoin_futures.B208])/[bitcoin_futures.B208]" table:style-name="ce4">
            <text:p>-0.02034</text:p>
          </table:table-cell>
          <table:table-cell office:value-type="float" office:value="-1.7574709706259392E-2" table:formula="of:=([bitcoin_futures.D209]-[bitcoin_futures.D208])/[bitcoin_futures.D208]" table:style-name="ce4">
            <text:p>-0.01757</text:p>
          </table:table-cell>
          <table:table-cell office:value-type="float" office:value="2.7642733445880328E-3" table:formula="of:=[.C204]-[.B204]" table:style-name="ce4">
            <text:p>0.00276</text:p>
          </table:table-cell>
          <table:table-cell table:number-columns-repeated="16380"/>
        </table:table-row>
        <table:table-row table:style-name="ro1">
          <table:table-cell office:value-type="string" office:string-value="10.10.2024" table:formula="of:=[bitcoin_futures.A210]" table:style-name="ce1">
            <text:p>10.10.2024</text:p>
          </table:table-cell>
          <table:table-cell office:value-type="float" office:value="-2.1049596309111789E-2" table:formula="of:=([bitcoin_futures.B210]-[bitcoin_futures.B209])/[bitcoin_futures.B209]" table:style-name="ce4">
            <text:p>-0.02105</text:p>
          </table:table-cell>
          <table:table-cell office:value-type="float" office:value="-2.4862380148123277E-2" table:formula="of:=([bitcoin_futures.D210]-[bitcoin_futures.D209])/[bitcoin_futures.D209]" table:style-name="ce4">
            <text:p>-0.02486</text:p>
          </table:table-cell>
          <table:table-cell office:value-type="float" office:value="-3.8127838390114889E-3" table:formula="of:=[.C205]-[.B205]" table:style-name="ce4">
            <text:p>-0.00381</text:p>
          </table:table-cell>
          <table:table-cell table:number-columns-repeated="16380"/>
        </table:table-row>
        <table:table-row table:style-name="ro1">
          <table:table-cell office:value-type="string" office:string-value="11.10.2024" table:formula="of:=[bitcoin_futures.A211]" table:style-name="ce1">
            <text:p>11.10.2024</text:p>
          </table:table-cell>
          <table:table-cell office:value-type="float" office:value="5.8615611192930628E-2" table:formula="of:=([bitcoin_futures.B211]-[bitcoin_futures.B210])/[bitcoin_futures.B210]" table:style-name="ce4">
            <text:p>0.05862</text:p>
          </table:table-cell>
          <table:table-cell office:value-type="float" office:value="5.9738969155759616E-2" table:formula="of:=([bitcoin_futures.D211]-[bitcoin_futures.D210])/[bitcoin_futures.D210]" table:style-name="ce4">
            <text:p>0.05974</text:p>
          </table:table-cell>
          <table:table-cell office:value-type="float" office:value="1.1233579628289886E-3" table:formula="of:=[.C206]-[.B206]" table:style-name="ce4">
            <text:p>0.00112</text:p>
          </table:table-cell>
          <table:table-cell table:number-columns-repeated="16380"/>
        </table:table-row>
        <table:table-row table:style-name="ro1">
          <table:table-cell office:value-type="string" office:string-value="14.10.2024" table:formula="of:=[bitcoin_futures.A212]" table:style-name="ce1">
            <text:p>14.10.2024</text:p>
          </table:table-cell>
          <table:table-cell office:value-type="float" office:value="4.535336672231504E-2" table:formula="of:=([bitcoin_futures.B212]-[bitcoin_futures.B211])/[bitcoin_futures.B211]" table:style-name="ce4">
            <text:p>0.04535</text:p>
          </table:table-cell>
          <table:table-cell office:value-type="float" office:value="4.5724219535639189E-2" table:formula="of:=([bitcoin_futures.D212]-[bitcoin_futures.D211])/[bitcoin_futures.D211]" table:style-name="ce4">
            <text:p>0.04572</text:p>
          </table:table-cell>
          <table:table-cell office:value-type="float" office:value="3.7085281332414899E-4" table:formula="of:=[.C207]-[.B207]" table:style-name="ce4">
            <text:p>0.00037</text:p>
          </table:table-cell>
          <table:table-cell table:number-columns-repeated="16380"/>
        </table:table-row>
        <table:table-row table:style-name="ro1">
          <table:table-cell office:value-type="string" office:string-value="15.10.2024" table:formula="of:=[bitcoin_futures.A213]" table:style-name="ce1">
            <text:p>15.10.2024</text:p>
          </table:table-cell>
          <table:table-cell office:value-type="float" office:value="1.5970188980569643E-2" table:formula="of:=([bitcoin_futures.B213]-[bitcoin_futures.B212])/[bitcoin_futures.B212]" table:style-name="ce4">
            <text:p>0.01597</text:p>
          </table:table-cell>
          <table:table-cell office:value-type="float" office:value="1.3328374427334347E-2" table:formula="of:=([bitcoin_futures.D213]-[bitcoin_futures.D212])/[bitcoin_futures.D212]" table:style-name="ce4">
            <text:p>0.01333</text:p>
          </table:table-cell>
          <table:table-cell office:value-type="float" office:value="-2.6418145532352954E-3" table:formula="of:=[.C208]-[.B208]" table:style-name="ce4">
            <text:p>-0.00264</text:p>
          </table:table-cell>
          <table:table-cell table:number-columns-repeated="16380"/>
        </table:table-row>
        <table:table-row table:style-name="ro1">
          <table:table-cell office:value-type="string" office:string-value="16.10.2024" table:formula="of:=[bitcoin_futures.A214]" table:style-name="ce1">
            <text:p>16.10.2024</text:p>
          </table:table-cell>
          <table:table-cell office:value-type="float" office:value="1.0741419963321891E-2" table:formula="of:=([bitcoin_futures.B214]-[bitcoin_futures.B213])/[bitcoin_futures.B213]" table:style-name="ce4">
            <text:p>0.01074</text:p>
          </table:table-cell>
          <table:table-cell office:value-type="float" office:value="1.4828033608333397E-2" table:formula="of:=([bitcoin_futures.D214]-[bitcoin_futures.D213])/[bitcoin_futures.D213]" table:style-name="ce4">
            <text:p>0.01483</text:p>
          </table:table-cell>
          <table:table-cell office:value-type="float" office:value="4.0866136450115054E-3" table:formula="of:=[.C209]-[.B209]" table:style-name="ce4">
            <text:p>0.00409</text:p>
          </table:table-cell>
          <table:table-cell table:number-columns-repeated="16380"/>
        </table:table-row>
        <table:table-row table:style-name="ro1">
          <table:table-cell office:value-type="string" office:string-value="17.10.2024" table:formula="of:=[bitcoin_futures.A215]" table:style-name="ce1">
            <text:p>17.10.2024</text:p>
          </table:table-cell>
          <table:table-cell office:value-type="float" office:value="-1.3737687921202725E-2" table:formula="of:=([bitcoin_futures.B215]-[bitcoin_futures.B214])/[bitcoin_futures.B214]" table:style-name="ce4">
            <text:p>-0.01374</text:p>
          </table:table-cell>
          <table:table-cell office:value-type="float" office:value="-1.3310154627299359E-2" table:formula="of:=([bitcoin_futures.D215]-[bitcoin_futures.D214])/[bitcoin_futures.D214]" table:style-name="ce4">
            <text:p>-0.01331</text:p>
          </table:table-cell>
          <table:table-cell office:value-type="float" office:value="4.2753329390336596E-4" table:formula="of:=[.C210]-[.B210]" table:style-name="ce4">
            <text:p>0.00043</text:p>
          </table:table-cell>
          <table:table-cell table:number-columns-repeated="16380"/>
        </table:table-row>
        <table:table-row table:style-name="ro1">
          <table:table-cell office:value-type="string" office:string-value="18.10.2024" table:formula="of:=[bitcoin_futures.A216]" table:style-name="ce1">
            <text:p>18.10.2024</text:p>
          </table:table-cell>
          <table:table-cell office:value-type="float" office:value="2.6806833114323345E-2" table:formula="of:=([bitcoin_futures.B216]-[bitcoin_futures.B215])/[bitcoin_futures.B215]" table:style-name="ce4">
            <text:p>0.02681</text:p>
          </table:table-cell>
          <table:table-cell office:value-type="float" office:value="2.7927156790610259E-2" table:formula="of:=([bitcoin_futures.D216]-[bitcoin_futures.D215])/[bitcoin_futures.D215]" table:style-name="ce4">
            <text:p>0.02793</text:p>
          </table:table-cell>
          <table:table-cell office:value-type="float" office:value="1.1203236762869148E-3" table:formula="of:=[.C211]-[.B211]" table:style-name="ce4">
            <text:p>0.00112</text:p>
          </table:table-cell>
          <table:table-cell table:number-columns-repeated="16380"/>
        </table:table-row>
        <table:table-row table:style-name="ro1">
          <table:table-cell office:value-type="string" office:string-value="21.10.2024" table:formula="of:=[bitcoin_futures.A217]" table:style-name="ce1">
            <text:p>21.10.2024</text:p>
          </table:table-cell>
          <table:table-cell office:value-type="float" office:value="-1.2797542871768621E-2" table:formula="of:=([bitcoin_futures.B217]-[bitcoin_futures.B216])/[bitcoin_futures.B216]" table:style-name="ce4">
            <text:p>-0.01280</text:p>
          </table:table-cell>
          <table:table-cell office:value-type="float" office:value="-1.7341427143348773E-2" table:formula="of:=([bitcoin_futures.D217]-[bitcoin_futures.D216])/[bitcoin_futures.D216]" table:style-name="ce4">
            <text:p>-0.01734</text:p>
          </table:table-cell>
          <table:table-cell office:value-type="float" office:value="-4.5438842715801522E-3" table:formula="of:=[.C212]-[.B212]" table:style-name="ce4">
            <text:p>-0.00454</text:p>
          </table:table-cell>
          <table:table-cell table:number-columns-repeated="16380"/>
        </table:table-row>
        <table:table-row table:style-name="ro1">
          <table:table-cell office:value-type="string" office:string-value="22.10.2024" table:formula="of:=[bitcoin_futures.A218]" table:style-name="ce1">
            <text:p>22.10.2024</text:p>
          </table:table-cell>
          <table:table-cell office:value-type="float" office:value="-4.1483017889552424E-3" table:formula="of:=([bitcoin_futures.B218]-[bitcoin_futures.B217])/[bitcoin_futures.B217]" table:style-name="ce4">
            <text:p>-0.00415</text:p>
          </table:table-cell>
          <table:table-cell office:value-type="float" office:value="-1.5326056071225268E-3" table:formula="of:=([bitcoin_futures.D218]-[bitcoin_futures.D217])/[bitcoin_futures.D217]" table:style-name="ce4">
            <text:p>-0.00153</text:p>
          </table:table-cell>
          <table:table-cell office:value-type="float" office:value="2.6156961818327154E-3" table:formula="of:=[.C213]-[.B213]" table:style-name="ce4">
            <text:p>0.00262</text:p>
          </table:table-cell>
          <table:table-cell table:number-columns-repeated="16380"/>
        </table:table-row>
        <table:table-row table:style-name="ro1">
          <table:table-cell office:value-type="string" office:string-value="23.10.2024" table:formula="of:=[bitcoin_futures.A219]" table:style-name="ce1">
            <text:p>23.10.2024</text:p>
          </table:table-cell>
          <table:table-cell office:value-type="float" office:value="-1.562093204894544E-2" table:formula="of:=([bitcoin_futures.B219]-[bitcoin_futures.B218])/[bitcoin_futures.B218]" table:style-name="ce4">
            <text:p>-0.01562</text:p>
          </table:table-cell>
          <table:table-cell office:value-type="float" office:value="-1.9885385052745216E-2" table:formula="of:=([bitcoin_futures.D219]-[bitcoin_futures.D218])/[bitcoin_futures.D218]" table:style-name="ce4">
            <text:p>-0.01989</text:p>
          </table:table-cell>
          <table:table-cell office:value-type="float" office:value="-4.2644530037997761E-3" table:formula="of:=[.C214]-[.B214]" table:style-name="ce4">
            <text:p>-0.00426</text:p>
          </table:table-cell>
          <table:table-cell table:number-columns-repeated="16380"/>
        </table:table-row>
        <table:table-row table:style-name="ro1">
          <table:table-cell office:value-type="string" office:string-value="24.10.2024" table:formula="of:=[bitcoin_futures.A220]" table:style-name="ce1">
            <text:p>24.10.2024</text:p>
          </table:table-cell>
          <table:table-cell office:value-type="float" office:value="2.8034911399100637E-2" table:formula="of:=([bitcoin_futures.B220]-[bitcoin_futures.B219])/[bitcoin_futures.B219]" table:style-name="ce4">
            <text:p>0.02803</text:p>
          </table:table-cell>
          <table:table-cell office:value-type="float" office:value="2.8222173359291863E-2" table:formula="of:=([bitcoin_futures.D220]-[bitcoin_futures.D219])/[bitcoin_futures.D219]" table:style-name="ce4">
            <text:p>0.02822</text:p>
          </table:table-cell>
          <table:table-cell office:value-type="float" office:value="1.8726196019122621E-4" table:formula="of:=[.C215]-[.B215]" table:style-name="ce4">
            <text:p>0.00019</text:p>
          </table:table-cell>
          <table:table-cell table:number-columns-repeated="16380"/>
        </table:table-row>
        <table:table-row table:style-name="ro1">
          <table:table-cell office:value-type="string" office:string-value="25.10.2024" table:formula="of:=[bitcoin_futures.A221]" table:style-name="ce1">
            <text:p>25.10.2024</text:p>
          </table:table-cell>
          <table:table-cell office:value-type="float" office:value="-2.212503215847696E-2" table:formula="of:=([bitcoin_futures.B221]-[bitcoin_futures.B220])/[bitcoin_futures.B220]" table:style-name="ce4">
            <text:p>-0.02213</text:p>
          </table:table-cell>
          <table:table-cell office:value-type="float" office:value="-1.708783237616544E-2" table:formula="of:=([bitcoin_futures.D221]-[bitcoin_futures.D220])/[bitcoin_futures.D220]" table:style-name="ce4">
            <text:p>-0.01709</text:p>
          </table:table-cell>
          <table:table-cell office:value-type="float" office:value="5.0371997823115203E-3" table:formula="of:=[.C216]-[.B216]" table:style-name="ce4">
            <text:p>0.00504</text:p>
          </table:table-cell>
          <table:table-cell table:number-columns-repeated="16380"/>
        </table:table-row>
        <table:table-row table:style-name="ro1">
          <table:table-cell office:value-type="string" office:string-value="28.10.2024" table:formula="of:=[bitcoin_futures.A222]" table:style-name="ce1">
            <text:p>28.10.2024</text:p>
          </table:table-cell>
          <table:table-cell office:value-type="float" office:value="4.3672717705866976E-2" table:formula="of:=([bitcoin_futures.B222]-[bitcoin_futures.B221])/[bitcoin_futures.B221]" table:style-name="ce4">
            <text:p>0.04367</text:p>
          </table:table-cell>
          <table:table-cell office:value-type="float" office:value="4.1589755560343895E-2" table:formula="of:=([bitcoin_futures.D222]-[bitcoin_futures.D221])/[bitcoin_futures.D221]" table:style-name="ce4">
            <text:p>0.04159</text:p>
          </table:table-cell>
          <table:table-cell office:value-type="float" office:value="-2.0829621455230804E-3" table:formula="of:=[.C217]-[.B217]" table:style-name="ce4">
            <text:p>-0.00208</text:p>
          </table:table-cell>
          <table:table-cell table:number-columns-repeated="16380"/>
        </table:table-row>
        <table:table-row table:style-name="ro1">
          <table:table-cell office:value-type="string" office:string-value="29.10.2024" table:formula="of:=[bitcoin_futures.A223]" table:style-name="ce1">
            <text:p>29.10.2024</text:p>
          </table:table-cell>
          <table:table-cell office:value-type="float" office:value="4.1845223090496507E-2" table:formula="of:=([bitcoin_futures.B223]-[bitcoin_futures.B222])/[bitcoin_futures.B222]" table:style-name="ce4">
            <text:p>0.04185</text:p>
          </table:table-cell>
          <table:table-cell office:value-type="float" office:value="4.8814205343898076E-2" table:formula="of:=([bitcoin_futures.D223]-[bitcoin_futures.D222])/[bitcoin_futures.D222]" table:style-name="ce4">
            <text:p>0.04881</text:p>
          </table:table-cell>
          <table:table-cell office:value-type="float" office:value="6.9689822534015691E-3" table:formula="of:=[.C218]-[.B218]" table:style-name="ce4">
            <text:p>0.00697</text:p>
          </table:table-cell>
          <table:table-cell table:number-columns-repeated="16380"/>
        </table:table-row>
        <table:table-row table:style-name="ro1">
          <table:table-cell office:value-type="string" office:string-value="30.10.2024" table:formula="of:=[bitcoin_futures.A224]" table:style-name="ce1">
            <text:p>30.10.2024</text:p>
          </table:table-cell>
          <table:table-cell office:value-type="float" office:value="-1.0887974836680275E-2" table:formula="of:=([bitcoin_futures.B224]-[bitcoin_futures.B223])/[bitcoin_futures.B223]" table:style-name="ce4">
            <text:p>-0.01089</text:p>
          </table:table-cell>
          <table:table-cell office:value-type="float" office:value="-1.5080304422225457E-2" table:formula="of:=([bitcoin_futures.D224]-[bitcoin_futures.D223])/[bitcoin_futures.D223]" table:style-name="ce4">
            <text:p>-0.01508</text:p>
          </table:table-cell>
          <table:table-cell office:value-type="float" office:value="-4.1923295855451816E-3" table:formula="of:=[.C219]-[.B219]" table:style-name="ce4">
            <text:p>-0.00419</text:p>
          </table:table-cell>
          <table:table-cell table:number-columns-repeated="16380"/>
        </table:table-row>
        <table:table-row table:style-name="ro1">
          <table:table-cell office:value-type="string" office:string-value="31.10.2024" table:formula="of:=[bitcoin_futures.A225]" table:style-name="ce1">
            <text:p>31.10.2024</text:p>
          </table:table-cell>
          <table:table-cell office:value-type="float" office:value="-2.6908023483365982E-2" table:formula="of:=([bitcoin_futures.B225]-[bitcoin_futures.B224])/[bitcoin_futures.B224]" table:style-name="ce4">
            <text:p>-0.02691</text:p>
          </table:table-cell>
          <table:table-cell office:value-type="float" office:value="-2.0816520489082967E-2" table:formula="of:=([bitcoin_futures.D225]-[bitcoin_futures.D224])/[bitcoin_futures.D224]" table:style-name="ce4">
            <text:p>-0.02082</text:p>
          </table:table-cell>
          <table:table-cell office:value-type="float" office:value="6.0915029942830157E-3" table:formula="of:=[.C220]-[.B220]" table:style-name="ce4">
            <text:p>0.00609</text:p>
          </table:table-cell>
          <table:table-cell table:number-columns-repeated="16380"/>
        </table:table-row>
        <table:table-row table:style-name="ro1">
          <table:table-cell office:value-type="string" office:string-value="01.11.2024" table:formula="of:=[bitcoin_futures.A226]" table:style-name="ce1">
            <text:p>01.11.2024</text:p>
          </table:table-cell>
          <table:table-cell office:value-type="float" office:value="-1.0306686777275104E-2" table:formula="of:=([bitcoin_futures.B226]-[bitcoin_futures.B225])/[bitcoin_futures.B225]" table:style-name="ce4">
            <text:p>-0.01031</text:p>
          </table:table-cell>
          <table:table-cell office:value-type="float" office:value="-1.9150978313017535E-2" table:formula="of:=([bitcoin_futures.D226]-[bitcoin_futures.D225])/[bitcoin_futures.D225]" table:style-name="ce4">
            <text:p>-0.01915</text:p>
          </table:table-cell>
          <table:table-cell office:value-type="float" office:value="-8.8442915357424302E-3" table:formula="of:=[.C221]-[.B221]" table:style-name="ce4">
            <text:p>-0.00884</text:p>
          </table:table-cell>
          <table:table-cell table:number-columns-repeated="16380"/>
        </table:table-row>
        <table:table-row table:style-name="ro1">
          <table:table-cell office:value-type="string" office:string-value="04.11.2024" table:formula="of:=[bitcoin_futures.A227]" table:style-name="ce1">
            <text:p>04.11.2024</text:p>
          </table:table-cell>
          <table:table-cell office:value-type="float" office:value="-2.8448056896113728E-2" table:formula="of:=([bitcoin_futures.B227]-[bitcoin_futures.B226])/[bitcoin_futures.B226]" table:style-name="ce4">
            <text:p>-0.02845</text:p>
          </table:table-cell>
          <table:table-cell office:value-type="float" office:value="-2.1906397712417727E-2" table:formula="of:=([bitcoin_futures.D227]-[bitcoin_futures.D226])/[bitcoin_futures.D226]" table:style-name="ce4">
            <text:p>-0.02191</text:p>
          </table:table-cell>
          <table:table-cell office:value-type="float" office:value="6.5416591836960011E-3" table:formula="of:=[.C222]-[.B222]" table:style-name="ce4">
            <text:p>0.00654</text:p>
          </table:table-cell>
          <table:table-cell table:number-columns-repeated="16380"/>
        </table:table-row>
        <table:table-row table:style-name="ro1">
          <table:table-cell office:value-type="string" office:string-value="05.11.2024" table:formula="of:=[bitcoin_futures.A228]" table:style-name="ce1">
            <text:p>05.11.2024</text:p>
          </table:table-cell>
          <table:table-cell office:value-type="float" office:value="3.2941176470588182E-2" table:formula="of:=([bitcoin_futures.B228]-[bitcoin_futures.B227])/[bitcoin_futures.B227]" table:style-name="ce4">
            <text:p>0.03294</text:p>
          </table:table-cell>
          <table:table-cell office:value-type="float" office:value="2.7762796810062974E-2" table:formula="of:=([bitcoin_futures.D228]-[bitcoin_futures.D227])/[bitcoin_futures.D227]" table:style-name="ce4">
            <text:p>0.02776</text:p>
          </table:table-cell>
          <table:table-cell office:value-type="float" office:value="-5.1783796605252078E-3" table:formula="of:=[.C223]-[.B223]" table:style-name="ce4">
            <text:p>-0.00518</text:p>
          </table:table-cell>
          <table:table-cell table:number-columns-repeated="16380"/>
        </table:table-row>
        <table:table-row table:style-name="ro1">
          <table:table-cell office:value-type="string" office:string-value="06.11.2024" table:formula="of:=[bitcoin_futures.A229]" table:style-name="ce1">
            <text:p>06.11.2024</text:p>
          </table:table-cell>
          <table:table-cell office:value-type="float" office:value="9.8456087066565445E-2" table:formula="of:=([bitcoin_futures.B229]-[bitcoin_futures.B228])/[bitcoin_futures.B228]" table:style-name="ce4">
            <text:p>0.09846</text:p>
          </table:table-cell>
          <table:table-cell office:value-type="float" office:value="9.3841021283558923E-2" table:formula="of:=([bitcoin_futures.D229]-[bitcoin_futures.D228])/[bitcoin_futures.D228]" table:style-name="ce4">
            <text:p>0.09384</text:p>
          </table:table-cell>
          <table:table-cell office:value-type="float" office:value="-4.6150657830065223E-3" table:formula="of:=[.C224]-[.B224]" table:style-name="ce4">
            <text:p>-0.00462</text:p>
          </table:table-cell>
          <table:table-cell table:number-columns-repeated="16380"/>
        </table:table-row>
        <table:table-row table:style-name="ro1">
          <table:table-cell office:value-type="string" office:string-value="07.11.2024" table:formula="of:=[bitcoin_futures.A230]" table:style-name="ce1">
            <text:p>07.11.2024</text:p>
          </table:table-cell>
          <table:table-cell office:value-type="float" office:value="4.608294930875642E-3" table:formula="of:=([bitcoin_futures.B230]-[bitcoin_futures.B229])/[bitcoin_futures.B229]" table:style-name="ce4">
            <text:p>0.00461</text:p>
          </table:table-cell>
          <table:table-cell office:value-type="float" office:value="9.6189261804533605E-3" table:formula="of:=([bitcoin_futures.D230]-[bitcoin_futures.D229])/[bitcoin_futures.D229]" table:style-name="ce4">
            <text:p>0.00962</text:p>
          </table:table-cell>
          <table:table-cell office:value-type="float" office:value="5.0106312495777185E-3" table:formula="of:=[.C225]-[.B225]" table:style-name="ce4">
            <text:p>0.00501</text:p>
          </table:table-cell>
          <table:table-cell table:number-columns-repeated="16380"/>
        </table:table-row>
        <table:table-row table:style-name="ro1">
          <table:table-cell office:value-type="string" office:string-value="08.11.2024" table:formula="of:=[bitcoin_futures.A231]" table:style-name="ce1">
            <text:p>08.11.2024</text:p>
          </table:table-cell>
          <table:table-cell office:value-type="float" office:value="2.0642201834861536E-3" table:formula="of:=([bitcoin_futures.B231]-[bitcoin_futures.B230])/[bitcoin_futures.B230]" table:style-name="ce4">
            <text:p>0.00206</text:p>
          </table:table-cell>
          <table:table-cell office:value-type="float" office:value="1.3992566514254318E-3" table:formula="of:=([bitcoin_futures.D231]-[bitcoin_futures.D230])/[bitcoin_futures.D230]" table:style-name="ce4">
            <text:p>0.00140</text:p>
          </table:table-cell>
          <table:table-cell office:value-type="float" office:value="-6.6496353206072184E-4" table:formula="of:=[.C226]-[.B226]" table:style-name="ce4">
            <text:p>-0.00066</text:p>
          </table:table-cell>
          <table:table-cell table:number-columns-repeated="16380"/>
        </table:table-row>
        <table:table-row table:style-name="ro1">
          <table:table-cell office:value-type="string" office:string-value="11.11.2024" table:formula="of:=[bitcoin_futures.A232]" table:style-name="ce1">
            <text:p>11.11.2024</text:p>
          </table:table-cell>
          <table:table-cell office:value-type="float" office:value="0.13458457312886252" table:formula="of:=([bitcoin_futures.B232]-[bitcoin_futures.B231])/[bitcoin_futures.B231]" table:style-name="ce4">
            <text:p>0.13458</text:p>
          </table:table-cell>
          <table:table-cell office:value-type="float" office:value="0.13363349438943342" table:formula="of:=([bitcoin_futures.D232]-[bitcoin_futures.D231])/[bitcoin_futures.D231]" table:style-name="ce4">
            <text:p>0.13363</text:p>
          </table:table-cell>
          <table:table-cell office:value-type="float" office:value="-9.5107873942909538E-4" table:formula="of:=[.C227]-[.B227]" table:style-name="ce4">
            <text:p>-0.00095</text:p>
          </table:table-cell>
          <table:table-cell table:number-columns-repeated="16380"/>
        </table:table-row>
        <table:table-row table:style-name="ro1">
          <table:table-cell office:value-type="string" office:string-value="12.11.2024" table:formula="of:=[bitcoin_futures.A233]" table:style-name="ce1">
            <text:p>12.11.2024</text:p>
          </table:table-cell>
          <table:table-cell office:value-type="float" office:value="2.9856768206576494E-2" table:formula="of:=([bitcoin_futures.B233]-[bitcoin_futures.B232])/[bitcoin_futures.B232]" table:style-name="ce4">
            <text:p>0.02986</text:p>
          </table:table-cell>
          <table:table-cell office:value-type="float" office:value="2.885100592303378E-2" table:formula="of:=([bitcoin_futures.D233]-[bitcoin_futures.D232])/[bitcoin_futures.D232]" table:style-name="ce4">
            <text:p>0.02885</text:p>
          </table:table-cell>
          <table:table-cell office:value-type="float" office:value="-1.0057622835427139E-3" table:formula="of:=[.C228]-[.B228]" table:style-name="ce4">
            <text:p>-0.00101</text:p>
          </table:table-cell>
          <table:table-cell table:number-columns-repeated="16380"/>
        </table:table-row>
        <table:table-row table:style-name="ro1">
          <table:table-cell office:value-type="string" office:string-value="13.11.2024" table:formula="of:=[bitcoin_futures.A234]" table:style-name="ce1">
            <text:p>13.11.2024</text:p>
          </table:table-cell>
          <table:table-cell office:value-type="float" office:value="-1.9588638589614126E-4" table:formula="of:=([bitcoin_futures.B234]-[bitcoin_futures.B233])/[bitcoin_futures.B233]" table:style-name="ce4">
            <text:p>-0.00020</text:p>
          </table:table-cell>
          <table:table-cell office:value-type="float" office:value="1.1508743341667307E-2" table:formula="of:=([bitcoin_futures.D234]-[bitcoin_futures.D233])/[bitcoin_futures.D233]" table:style-name="ce4">
            <text:p>0.01151</text:p>
          </table:table-cell>
          <table:table-cell office:value-type="float" office:value="1.1704629727563448E-2" table:formula="of:=[.C229]-[.B229]" table:style-name="ce4">
            <text:p>0.01170</text:p>
          </table:table-cell>
          <table:table-cell table:number-columns-repeated="16380"/>
        </table:table-row>
        <table:table-row table:style-name="ro1">
          <table:table-cell office:value-type="string" office:string-value="14.11.2024" table:formula="of:=[bitcoin_futures.A235]" table:style-name="ce1">
            <text:p>14.11.2024</text:p>
          </table:table-cell>
          <table:table-cell office:value-type="float" office:value="-2.5666144200627003E-2" table:formula="of:=([bitcoin_futures.B235]-[bitcoin_futures.B234])/[bitcoin_futures.B234]" table:style-name="ce4">
            <text:p>-0.02567</text:p>
          </table:table-cell>
          <table:table-cell office:value-type="float" office:value="-2.5441897411240966E-2" table:formula="of:=([bitcoin_futures.D235]-[bitcoin_futures.D234])/[bitcoin_futures.D234]" table:style-name="ce4">
            <text:p>-0.02544</text:p>
          </table:table-cell>
          <table:table-cell office:value-type="float" office:value="2.2424678938603657E-4" table:formula="of:=[.C230]-[.B230]" table:style-name="ce4">
            <text:p>0.00022</text:p>
          </table:table-cell>
          <table:table-cell table:number-columns-repeated="16380"/>
        </table:table-row>
        <table:table-row table:style-name="ro1">
          <table:table-cell office:value-type="string" office:string-value="15.11.2024" table:formula="of:=[bitcoin_futures.A236]" table:style-name="ce1">
            <text:p>15.11.2024</text:p>
          </table:table-cell>
          <table:table-cell office:value-type="float" office:value="4.8260607279308379E-2" table:formula="of:=([bitcoin_futures.B236]-[bitcoin_futures.B235])/[bitcoin_futures.B235]" table:style-name="ce4">
            <text:p>0.04826</text:p>
          </table:table-cell>
          <table:table-cell office:value-type="float" office:value="3.1013891231666323E-2" table:formula="of:=([bitcoin_futures.D236]-[bitcoin_futures.D235])/[bitcoin_futures.D235]" table:style-name="ce4">
            <text:p>0.03101</text:p>
          </table:table-cell>
          <table:table-cell office:value-type="float" office:value="-1.7246716047642056E-2" table:formula="of:=[.C231]-[.B231]" table:style-name="ce4">
            <text:p>-0.01725</text:p>
          </table:table-cell>
          <table:table-cell table:number-columns-repeated="16380"/>
        </table:table-row>
        <table:table-row table:style-name="ro1">
          <table:table-cell office:value-type="string" office:string-value="18.11.2024" table:formula="of:=[bitcoin_futures.A237]" table:style-name="ce1">
            <text:p>18.11.2024</text:p>
          </table:table-cell>
          <table:table-cell office:value-type="float" office:value="0" table:formula="of:=([bitcoin_futures.B237]-[bitcoin_futures.B236])/[bitcoin_futures.B236]" table:style-name="ce4">
            <text:p>0.00000</text:p>
          </table:table-cell>
          <table:table-cell office:value-type="float" office:value="3.2524504078500376E-3" table:formula="of:=([bitcoin_futures.D237]-[bitcoin_futures.D236])/[bitcoin_futures.D236]" table:style-name="ce4">
            <text:p>0.00325</text:p>
          </table:table-cell>
          <table:table-cell office:value-type="float" office:value="3.2524504078500376E-3" table:formula="of:=[.C232]-[.B232]" table:style-name="ce4">
            <text:p>0.00325</text:p>
          </table:table-cell>
          <table:table-cell table:number-columns-repeated="16380"/>
        </table:table-row>
        <table:table-row table:style-name="ro1">
          <table:table-cell office:value-type="string" office:string-value="19.11.2024" table:formula="of:=[bitcoin_futures.A238]" table:style-name="ce1">
            <text:p>19.11.2024</text:p>
          </table:table-cell>
          <table:table-cell office:value-type="float" office:value="1.0934202954153083E-2" table:formula="of:=([bitcoin_futures.B238]-[bitcoin_futures.B237])/[bitcoin_futures.B237]" table:style-name="ce4">
            <text:p>0.01093</text:p>
          </table:table-cell>
          <table:table-cell office:value-type="float" office:value="2.0040217993308174E-2" table:formula="of:=([bitcoin_futures.D238]-[bitcoin_futures.D237])/[bitcoin_futures.D237]" table:style-name="ce4">
            <text:p>0.02004</text:p>
          </table:table-cell>
          <table:table-cell office:value-type="float" office:value="9.1060150391550909E-3" table:formula="of:=[.C233]-[.B233]" table:style-name="ce4">
            <text:p>0.00911</text:p>
          </table:table-cell>
          <table:table-cell table:number-columns-repeated="16380"/>
        </table:table-row>
        <table:table-row table:style-name="ro1">
          <table:table-cell office:value-type="string" office:string-value="20.11.2024" table:formula="of:=[bitcoin_futures.A239]" table:style-name="ce1">
            <text:p>20.11.2024</text:p>
          </table:table-cell>
          <table:table-cell office:value-type="float" office:value="1.9354838709677344E-2" table:formula="of:=([bitcoin_futures.B239]-[bitcoin_futures.B238])/[bitcoin_futures.B238]" table:style-name="ce4">
            <text:p>0.01935</text:p>
          </table:table-cell>
          <table:table-cell office:value-type="float" office:value="1.261568818735273E-2" table:formula="of:=([bitcoin_futures.D239]-[bitcoin_futures.D238])/[bitcoin_futures.D238]" table:style-name="ce4">
            <text:p>0.01262</text:p>
          </table:table-cell>
          <table:table-cell office:value-type="float" office:value="-6.7391505223246134E-3" table:formula="of:=[.C234]-[.B234]" table:style-name="ce4">
            <text:p>-0.00674</text:p>
          </table:table-cell>
          <table:table-cell table:number-columns-repeated="16380"/>
        </table:table-row>
        <table:table-row table:style-name="ro1">
          <table:table-cell office:value-type="string" office:string-value="21.11.2024" table:formula="of:=[bitcoin_futures.A240]" table:style-name="ce1">
            <text:p>21.11.2024</text:p>
          </table:table-cell>
          <table:table-cell office:value-type="float" office:value="4.0580789277736409E-2" table:formula="of:=([bitcoin_futures.B240]-[bitcoin_futures.B239])/[bitcoin_futures.B239]" table:style-name="ce4">
            <text:p>0.04058</text:p>
          </table:table-cell>
          <table:table-cell office:value-type="float" office:value="4.2486868082814301E-2" table:formula="of:=([bitcoin_futures.D240]-[bitcoin_futures.D239])/[bitcoin_futures.D239]" table:style-name="ce4">
            <text:p>0.04249</text:p>
          </table:table-cell>
          <table:table-cell office:value-type="float" office:value="1.9060788050778918E-3" table:formula="of:=[.C235]-[.B235]" table:style-name="ce4">
            <text:p>0.00191</text:p>
          </table:table-cell>
          <table:table-cell table:number-columns-repeated="16380"/>
        </table:table-row>
        <table:table-row table:style-name="ro1">
          <table:table-cell office:value-type="string" office:string-value="22.11.2024" table:formula="of:=[bitcoin_futures.A241]" table:style-name="ce1">
            <text:p>22.11.2024</text:p>
          </table:table-cell>
          <table:table-cell office:value-type="float" office:value="1.0554561717352477E-2" table:formula="of:=([bitcoin_futures.B241]-[bitcoin_futures.B240])/[bitcoin_futures.B240]" table:style-name="ce4">
            <text:p>0.01055</text:p>
          </table:table-cell>
          <table:table-cell office:value-type="float" office:value="1.0650205458281253E-2" table:formula="of:=([bitcoin_futures.D241]-[bitcoin_futures.D240])/[bitcoin_futures.D240]" table:style-name="ce4">
            <text:p>0.01065</text:p>
          </table:table-cell>
          <table:table-cell office:value-type="float" office:value="9.5643740928776089E-5" table:formula="of:=[.C236]-[.B236]" table:style-name="ce4">
            <text:p>0.00010</text:p>
          </table:table-cell>
          <table:table-cell table:number-columns-repeated="16380"/>
        </table:table-row>
        <table:table-row table:style-name="ro1">
          <table:table-cell office:value-type="string" office:string-value="25.11.2024" table:formula="of:=[bitcoin_futures.A242]" table:style-name="ce1">
            <text:p>25.11.2024</text:p>
          </table:table-cell>
          <table:table-cell office:value-type="float" office:value="-4.3724553018233296E-2" table:formula="of:=([bitcoin_futures.B242]-[bitcoin_futures.B241])/[bitcoin_futures.B241]" table:style-name="ce4">
            <text:p>-0.04372</text:p>
          </table:table-cell>
          <table:table-cell office:value-type="float" office:value="-4.465072934650411E-2" table:formula="of:=([bitcoin_futures.D242]-[bitcoin_futures.D241])/[bitcoin_futures.D241]" table:style-name="ce4">
            <text:p>-0.04465</text:p>
          </table:table-cell>
          <table:table-cell office:value-type="float" office:value="-9.2617632827081409E-4" table:formula="of:=[.C237]-[.B237]" table:style-name="ce4">
            <text:p>-0.00093</text:p>
          </table:table-cell>
          <table:table-cell table:number-columns-repeated="16380"/>
        </table:table-row>
        <table:table-row table:style-name="ro1">
          <table:table-cell office:value-type="string" office:string-value="26.11.2024" table:formula="of:=[bitcoin_futures.A243]" table:style-name="ce1">
            <text:p>26.11.2024</text:p>
          </table:table-cell>
          <table:table-cell office:value-type="float" office:value="-4.2947056645686786E-2" table:formula="of:=([bitcoin_futures.B243]-[bitcoin_futures.B242])/[bitcoin_futures.B242]" table:style-name="ce4">
            <text:p>-0.04295</text:p>
          </table:table-cell>
          <table:table-cell office:value-type="float" office:value="-3.7998697350046053E-2" table:formula="of:=([bitcoin_futures.D243]-[bitcoin_futures.D242])/[bitcoin_futures.D242]" table:style-name="ce4">
            <text:p>-0.03800</text:p>
          </table:table-cell>
          <table:table-cell office:value-type="float" office:value="4.9483592956407335E-3" table:formula="of:=[.C238]-[.B238]" table:style-name="ce4">
            <text:p>0.00495</text:p>
          </table:table-cell>
          <table:table-cell table:number-columns-repeated="16380"/>
        </table:table-row>
        <table:table-row table:style-name="ro1">
          <table:table-cell office:value-type="string" office:string-value="27.11.2024" table:formula="of:=[bitcoin_futures.A244]" table:style-name="ce1">
            <text:p>27.11.2024</text:p>
          </table:table-cell>
          <table:table-cell office:value-type="float" office:value="6.4410058027079262E-2" table:formula="of:=([bitcoin_futures.B244]-[bitcoin_futures.B243])/[bitcoin_futures.B243]" table:style-name="ce4">
            <text:p>0.06441</text:p>
          </table:table-cell>
          <table:table-cell office:value-type="float" office:value="6.1675797507226376E-2" table:formula="of:=([bitcoin_futures.D244]-[bitcoin_futures.D243])/[bitcoin_futures.D243]" table:style-name="ce4">
            <text:p>0.06168</text:p>
          </table:table-cell>
          <table:table-cell office:value-type="float" office:value="-2.7342605198528852E-3" table:formula="of:=[.C239]-[.B239]" table:style-name="ce4">
            <text:p>-0.00273</text:p>
          </table:table-cell>
          <table:table-cell table:number-columns-repeated="16380"/>
        </table:table-row>
        <table:table-row table:style-name="ro1">
          <table:table-cell office:value-type="string" office:string-value="28.11.2024" table:formula="of:=[bitcoin_futures.A245]" table:style-name="ce1">
            <text:p>28.11.2024</text:p>
          </table:table-cell>
          <table:table-cell office:value-type="float" office:value="0" table:formula="of:=([bitcoin_futures.B245]-[bitcoin_futures.B244])/[bitcoin_futures.B244]" table:style-name="ce4">
            <text:p>0.00000</text:p>
          </table:table-cell>
          <table:table-cell office:value-type="float" office:value="-2.1122430824688818E-2" table:formula="of:=([bitcoin_futures.D245]-[bitcoin_futures.D244])/[bitcoin_futures.D244]" table:style-name="ce4">
            <text:p>-0.02112</text:p>
          </table:table-cell>
          <table:table-cell office:value-type="float" office:value="-2.1122430824688818E-2" table:formula="of:=[.C240]-[.B240]" table:style-name="ce4">
            <text:p>-0.02112</text:p>
          </table:table-cell>
          <table:table-cell table:number-columns-repeated="16380"/>
        </table:table-row>
        <table:table-row table:style-name="ro1">
          <table:table-cell office:value-type="string" office:string-value="29.11.2024" table:formula="of:=[bitcoin_futures.A246]" table:style-name="ce1">
            <text:p>29.11.2024</text:p>
          </table:table-cell>
          <table:table-cell office:value-type="float" office:value="3.2709431219334856E-3" table:formula="of:=([bitcoin_futures.B246]-[bitcoin_futures.B245])/[bitcoin_futures.B245]" table:style-name="ce4">
            <text:p>0.00327</text:p>
          </table:table-cell>
          <table:table-cell office:value-type="float" office:value="2.7148625657394693E-2" table:formula="of:=([bitcoin_futures.D246]-[bitcoin_futures.D245])/[bitcoin_futures.D245]" table:style-name="ce4">
            <text:p>0.02715</text:p>
          </table:table-cell>
          <table:table-cell office:value-type="float" office:value="2.3877682535461207E-2" table:formula="of:=[.C241]-[.B241]" table:style-name="ce4">
            <text:p>0.02388</text:p>
          </table:table-cell>
          <table:table-cell table:number-columns-repeated="16380"/>
        </table:table-row>
        <table:table-row table:style-name="ro1">
          <table:table-cell office:value-type="string" office:string-value="02.12.2024" table:formula="of:=[bitcoin_futures.A247]" table:style-name="ce1">
            <text:p>02.12.2024</text:p>
          </table:table-cell>
          <table:table-cell office:value-type="float" office:value="-1.3222242347400905E-2" table:formula="of:=([bitcoin_futures.B247]-[bitcoin_futures.B246])/[bitcoin_futures.B246]" table:style-name="ce4">
            <text:p>-0.01322</text:p>
          </table:table-cell>
          <table:table-cell office:value-type="float" office:value="-1.5779298674584882E-2" table:formula="of:=([bitcoin_futures.D247]-[bitcoin_futures.D246])/[bitcoin_futures.D246]" table:style-name="ce4">
            <text:p>-0.01578</text:p>
          </table:table-cell>
          <table:table-cell office:value-type="float" office:value="-2.5570563271839764E-3" table:formula="of:=[.C242]-[.B242]" table:style-name="ce4">
            <text:p>-0.00256</text:p>
          </table:table-cell>
          <table:table-cell table:number-columns-repeated="16380"/>
        </table:table-row>
        <table:table-row table:style-name="ro1">
          <table:table-cell office:value-type="string" office:string-value="03.12.2024" table:formula="of:=[bitcoin_futures.A248]" table:style-name="ce1">
            <text:p>03.12.2024</text:p>
          </table:table-cell>
          <table:table-cell office:value-type="float" office:value="-3.6710719530095486E-4" table:formula="of:=([bitcoin_futures.B248]-[bitcoin_futures.B247])/[bitcoin_futures.B247]" table:style-name="ce4">
            <text:p>-0.00037</text:p>
          </table:table-cell>
          <table:table-cell office:value-type="float" office:value="-4.2601401633431445E-3" table:formula="of:=([bitcoin_futures.D248]-[bitcoin_futures.D247])/[bitcoin_futures.D247]" table:style-name="ce4">
            <text:p>-0.00426</text:p>
          </table:table-cell>
          <table:table-cell office:value-type="float" office:value="-3.8930329680421896E-3" table:formula="of:=[.C243]-[.B243]" table:style-name="ce4">
            <text:p>-0.00389</text:p>
          </table:table-cell>
          <table:table-cell table:number-columns-repeated="16380"/>
        </table:table-row>
        <table:table-row table:style-name="ro1">
          <table:table-cell office:value-type="string" office:string-value="04.12.2024" table:formula="of:=[bitcoin_futures.A249]" table:style-name="ce1">
            <text:p>04.12.2024</text:p>
          </table:table-cell>
          <table:table-cell office:value-type="float" office:value="3.5989717223650401E-2" table:formula="of:=([bitcoin_futures.B249]-[bitcoin_futures.B248])/[bitcoin_futures.B248]" table:style-name="ce4">
            <text:p>0.03599</text:p>
          </table:table-cell>
          <table:table-cell office:value-type="float" office:value="3.1639648360426903E-2" table:formula="of:=([bitcoin_futures.D249]-[bitcoin_futures.D248])/[bitcoin_futures.D248]" table:style-name="ce4">
            <text:p>0.03164</text:p>
          </table:table-cell>
          <table:table-cell office:value-type="float" office:value="-4.3500688632234982E-3" table:formula="of:=[.C244]-[.B244]" table:style-name="ce4">
            <text:p>-0.00435</text:p>
          </table:table-cell>
          <table:table-cell table:number-columns-repeated="16380"/>
        </table:table-row>
        <table:table-row table:style-name="ro1">
          <table:table-cell office:value-type="string" office:string-value="05.12.2024" table:formula="of:=[bitcoin_futures.A250]" table:style-name="ce1">
            <text:p>05.12.2024</text:p>
          </table:table-cell>
          <table:table-cell office:value-type="float" office:value="-3.5448422545202279E-4" table:formula="of:=([bitcoin_futures.B250]-[bitcoin_futures.B249])/[bitcoin_futures.B249]" table:style-name="ce4">
            <text:p>-0.00035</text:p>
          </table:table-cell>
          <table:table-cell office:value-type="float" office:value="1.9207745192736719E-3" table:formula="of:=([bitcoin_futures.D250]-[bitcoin_futures.D249])/[bitcoin_futures.D249]" table:style-name="ce4">
            <text:p>0.00192</text:p>
          </table:table-cell>
          <table:table-cell office:value-type="float" office:value="2.2752587447256948E-3" table:formula="of:=[.C245]-[.B245]" table:style-name="ce4">
            <text:p>0.00228</text:p>
          </table:table-cell>
          <table:table-cell table:number-columns-repeated="16380"/>
        </table:table-row>
        <table:table-row table:style-name="ro1">
          <table:table-cell office:value-type="string" office:string-value="06.12.2024" table:formula="of:=[bitcoin_futures.A251]" table:style-name="ce1">
            <text:p>06.12.2024</text:p>
          </table:table-cell>
          <table:table-cell office:value-type="float" office:value="2.482269503546097E-2" table:formula="of:=([bitcoin_futures.B251]-[bitcoin_futures.B250])/[bitcoin_futures.B250]" table:style-name="ce4">
            <text:p>0.02482</text:p>
          </table:table-cell>
          <table:table-cell office:value-type="float" office:value="3.0824667632959723E-2" table:formula="of:=([bitcoin_futures.D251]-[bitcoin_futures.D250])/[bitcoin_futures.D250]" table:style-name="ce4">
            <text:p>0.03082</text:p>
          </table:table-cell>
          <table:table-cell office:value-type="float" office:value="6.0019725974987531E-3" table:formula="of:=[.C246]-[.B246]" table:style-name="ce4">
            <text:p>0.00600</text:p>
          </table:table-cell>
          <table:table-cell table:number-columns-repeated="16380"/>
        </table:table-row>
        <table:table-row table:style-name="ro1">
          <table:table-cell office:value-type="string" office:string-value="09.12.2024" table:formula="of:=[bitcoin_futures.A252]" table:style-name="ce1">
            <text:p>09.12.2024</text:p>
          </table:table-cell>
          <table:table-cell office:value-type="float" office:value="-5.3114186851211082E-2" table:formula="of:=([bitcoin_futures.B252]-[bitcoin_futures.B251])/[bitcoin_futures.B251]" table:style-name="ce4">
            <text:p>-0.05311</text:p>
          </table:table-cell>
          <table:table-cell office:value-type="float" office:value="-4.9261634463869525E-2" table:formula="of:=([bitcoin_futures.D252]-[bitcoin_futures.D251])/[bitcoin_futures.D251]" table:style-name="ce4">
            <text:p>-0.04926</text:p>
          </table:table-cell>
          <table:table-cell office:value-type="float" office:value="3.8525523873415568E-3" table:formula="of:=[.C247]-[.B247]" table:style-name="ce4">
            <text:p>0.00385</text:p>
          </table:table-cell>
          <table:table-cell table:number-columns-repeated="16380"/>
        </table:table-row>
        <table:table-row table:style-name="ro1">
          <table:table-cell office:value-type="string" office:string-value="10.12.2024" table:formula="of:=[bitcoin_futures.A253]" table:style-name="ce1">
            <text:p>10.12.2024</text:p>
          </table:table-cell>
          <table:table-cell office:value-type="float" office:value="3.1061575004568192E-3" table:formula="of:=([bitcoin_futures.B253]-[bitcoin_futures.B252])/[bitcoin_futures.B252]" table:style-name="ce4">
            <text:p>0.00311</text:p>
          </table:table-cell>
          <table:table-cell office:value-type="float" office:value="-5.286741999261396E-3" table:formula="of:=([bitcoin_futures.D253]-[bitcoin_futures.D252])/[bitcoin_futures.D252]" table:style-name="ce4">
            <text:p>-0.00529</text:p>
          </table:table-cell>
          <table:table-cell office:value-type="float" office:value="-8.3928994997182153E-3" table:formula="of:=[.C248]-[.B248]" table:style-name="ce4">
            <text:p>-0.00839</text:p>
          </table:table-cell>
          <table:table-cell table:number-columns-repeated="16380"/>
        </table:table-row>
        <table:table-row table:style-name="ro1">
          <table:table-cell office:value-type="string" office:string-value="11.12.2024" table:formula="of:=[bitcoin_futures.A254]" table:style-name="ce1">
            <text:p>11.12.2024</text:p>
          </table:table-cell>
          <table:table-cell office:value-type="float" office:value="5.1366120218579239E-2" table:formula="of:=([bitcoin_futures.B254]-[bitcoin_futures.B253])/[bitcoin_futures.B253]" table:style-name="ce4">
            <text:p>0.05137</text:p>
          </table:table-cell>
          <table:table-cell office:value-type="float" office:value="5.4091618770016059E-2" table:formula="of:=([bitcoin_futures.D254]-[bitcoin_futures.D253])/[bitcoin_futures.D253]" table:style-name="ce4">
            <text:p>0.05409</text:p>
          </table:table-cell>
          <table:table-cell office:value-type="float" office:value="2.7254985514368196E-3" table:formula="of:=[.C249]-[.B249]" table:style-name="ce4">
            <text:p>0.00273</text:p>
          </table:table-cell>
          <table:table-cell table:number-columns-repeated="16380"/>
        </table:table-row>
        <table:table-row table:style-name="ro1">
          <table:table-cell office:value-type="string" office:string-value="12.12.2024" table:formula="of:=[bitcoin_futures.A255]" table:style-name="ce1">
            <text:p>12.12.2024</text:p>
          </table:table-cell>
          <table:table-cell office:value-type="float" office:value="-1.3860013860013811E-2" table:formula="of:=([bitcoin_futures.B255]-[bitcoin_futures.B254])/[bitcoin_futures.B254]" table:style-name="ce4">
            <text:p>-0.01386</text:p>
          </table:table-cell>
          <table:table-cell office:value-type="float" office:value="-1.5904053767732428E-2" table:formula="of:=([bitcoin_futures.D255]-[bitcoin_futures.D254])/[bitcoin_futures.D254]" table:style-name="ce4">
            <text:p>-0.01590</text:p>
          </table:table-cell>
          <table:table-cell office:value-type="float" office:value="-2.0440399077186165E-3" table:formula="of:=[.C250]-[.B250]" table:style-name="ce4">
            <text:p>-0.00204</text:p>
          </table:table-cell>
          <table:table-cell table:number-columns-repeated="16380"/>
        </table:table-row>
        <table:table-row table:style-name="ro1">
          <table:table-cell office:value-type="string" office:string-value="13.12.2024" table:formula="of:=[bitcoin_futures.A256]" table:style-name="ce1">
            <text:p>13.12.2024</text:p>
          </table:table-cell>
          <table:table-cell office:value-type="float" office:value="1.7392832044975312E-2" table:formula="of:=([bitcoin_futures.B256]-[bitcoin_futures.B255])/[bitcoin_futures.B255]" table:style-name="ce4">
            <text:p>0.01739</text:p>
          </table:table-cell>
          <table:table-cell office:value-type="float" office:value="1.778736278493228E-2" table:formula="of:=([bitcoin_futures.D256]-[bitcoin_futures.D255])/[bitcoin_futures.D255]" table:style-name="ce4">
            <text:p>0.01779</text:p>
          </table:table-cell>
          <table:table-cell office:value-type="float" office:value="3.945307399569678E-4" table:formula="of:=[.C251]-[.B251]" table:style-name="ce4">
            <text:p>0.00039</text:p>
          </table:table-cell>
          <table:table-cell table:number-columns-repeated="16380"/>
        </table:table-row>
        <table:table-row table:style-name="ro1">
          <table:table-cell office:value-type="string" office:string-value="16.12.2024" table:formula="of:=[bitcoin_futures.A257]" table:style-name="ce1">
            <text:p>16.12.2024</text:p>
          </table:table-cell>
          <table:table-cell office:value-type="float" office:value="3.9889483681574897E-2" table:formula="of:=([bitcoin_futures.B257]-[bitcoin_futures.B256])/[bitcoin_futures.B256]" table:style-name="ce4">
            <text:p>0.03989</text:p>
          </table:table-cell>
          <table:table-cell office:value-type="float" office:value="4.5501638692627369E-2" table:formula="of:=([bitcoin_futures.D257]-[bitcoin_futures.D256])/[bitcoin_futures.D256]" table:style-name="ce4">
            <text:p>0.04550</text:p>
          </table:table-cell>
          <table:table-cell office:value-type="float" office:value="5.6121550110524721E-3" table:formula="of:=[.C252]-[.B252]" table:style-name="ce4">
            <text:p>0.00561</text:p>
          </table:table-cell>
          <table:table-cell table:number-columns-repeated="16380"/>
        </table:table-row>
        <table:table-row table:style-name="ro1">
          <table:table-cell office:value-type="string" office:string-value="17.12.2024" table:formula="of:=[bitcoin_futures.A258]" table:style-name="ce1">
            <text:p>17.12.2024</text:p>
          </table:table-cell>
          <table:table-cell office:value-type="float" office:value="8.4689471936233475E-3" table:formula="of:=([bitcoin_futures.B258]-[bitcoin_futures.B257])/[bitcoin_futures.B257]" table:style-name="ce4">
            <text:p>0.00847</text:p>
          </table:table-cell>
          <table:table-cell office:value-type="float" office:value="2.3950574296187199E-3" table:formula="of:=([bitcoin_futures.D258]-[bitcoin_futures.D257])/[bitcoin_futures.D257]" table:style-name="ce4">
            <text:p>0.00240</text:p>
          </table:table-cell>
          <table:table-cell office:value-type="float" office:value="-6.0738897640046276E-3" table:formula="of:=[.C253]-[.B253]" table:style-name="ce4">
            <text:p>-0.00607</text:p>
          </table:table-cell>
          <table:table-cell table:number-columns-repeated="16380"/>
        </table:table-row>
        <table:table-row table:style-name="ro1">
          <table:table-cell office:value-type="string" office:string-value="18.12.2024" table:formula="of:=[bitcoin_futures.A259]" table:style-name="ce1">
            <text:p>18.12.2024</text:p>
          </table:table-cell>
          <table:table-cell office:value-type="float" office:value="-5.8455458587189153E-2" table:formula="of:=([bitcoin_futures.B259]-[bitcoin_futures.B258])/[bitcoin_futures.B258]" table:style-name="ce4">
            <text:p>-0.05846</text:p>
          </table:table-cell>
          <table:table-cell office:value-type="float" office:value="-4.8512416091630317E-2" table:formula="of:=([bitcoin_futures.D259]-[bitcoin_futures.D258])/[bitcoin_futures.D258]" table:style-name="ce4">
            <text:p>-0.04851</text:p>
          </table:table-cell>
          <table:table-cell office:value-type="float" office:value="9.9430424955588362E-3" table:formula="of:=[.C254]-[.B254]" table:style-name="ce4">
            <text:p>0.00994</text:p>
          </table:table-cell>
          <table:table-cell table:number-columns-repeated="16380"/>
        </table:table-row>
        <table:table-row table:style-name="ro1">
          <table:table-cell office:value-type="string" office:string-value="19.12.2024" table:formula="of:=[bitcoin_futures.A260]" table:style-name="ce1">
            <text:p>19.12.2024</text:p>
          </table:table-cell>
          <table:table-cell office:value-type="float" office:value="-4.3022035676810087E-2" table:formula="of:=([bitcoin_futures.B260]-[bitcoin_futures.B259])/[bitcoin_futures.B259]" table:style-name="ce4">
            <text:p>-0.04302</text:p>
          </table:table-cell>
          <table:table-cell office:value-type="float" office:value="-4.7978296498095083E-2" table:formula="of:=([bitcoin_futures.D260]-[bitcoin_futures.D259])/[bitcoin_futures.D259]" table:style-name="ce4">
            <text:p>-0.04798</text:p>
          </table:table-cell>
          <table:table-cell office:value-type="float" office:value="-4.9562608212849954E-3" table:formula="of:=[.C255]-[.B255]" table:style-name="ce4">
            <text:p>-0.00496</text:p>
          </table:table-cell>
          <table:table-cell table:number-columns-repeated="16380"/>
        </table:table-row>
        <table:table-row table:style-name="ro1">
          <table:table-cell office:value-type="string" office:string-value="20.12.2024" table:formula="of:=[bitcoin_futures.A261]" table:style-name="ce1">
            <text:p>20.12.2024</text:p>
          </table:table-cell>
          <table:table-cell office:value-type="float" office:value="1.6447368421053255E-3" table:formula="of:=([bitcoin_futures.B261]-[bitcoin_futures.B260])/[bitcoin_futures.B260]" table:style-name="ce4">
            <text:p>0.00164</text:p>
          </table:table-cell>
          <table:table-cell office:value-type="float" office:value="3.7954003520331982E-3" table:formula="of:=([bitcoin_futures.D261]-[bitcoin_futures.D260])/[bitcoin_futures.D260]" table:style-name="ce4">
            <text:p>0.00380</text:p>
          </table:table-cell>
          <table:table-cell office:value-type="float" office:value="2.1506635099278726E-3" table:formula="of:=[.C256]-[.B256]" table:style-name="ce4">
            <text:p>0.00215</text:p>
          </table:table-cell>
          <table:table-cell table:number-columns-repeated="16380"/>
        </table:table-row>
        <table:table-row table:style-name="ro1">
          <table:table-cell office:value-type="string" office:string-value="23.12.2024" table:formula="of:=[bitcoin_futures.A262]" table:style-name="ce1">
            <text:p>23.12.2024</text:p>
          </table:table-cell>
          <table:table-cell office:value-type="float" office:value="-3.5395000912242375E-2" table:formula="of:=([bitcoin_futures.B262]-[bitcoin_futures.B261])/[bitcoin_futures.B261]" table:style-name="ce4">
            <text:p>-0.03540</text:p>
          </table:table-cell>
          <table:table-cell office:value-type="float" office:value="-4.1970994536889003E-2" table:formula="of:=([bitcoin_futures.D262]-[bitcoin_futures.D261])/[bitcoin_futures.D261]" table:style-name="ce4">
            <text:p>-0.04197</text:p>
          </table:table-cell>
          <table:table-cell office:value-type="float" office:value="-6.5759936246466283E-3" table:formula="of:=[.C257]-[.B257]" table:style-name="ce4">
            <text:p>-0.00658</text:p>
          </table:table-cell>
          <table:table-cell table:number-columns-repeated="16380"/>
        </table:table-row>
        <table:table-row table:style-name="ro1">
          <table:table-cell office:value-type="string" office:string-value="24.12.2024" table:formula="of:=[bitcoin_futures.A263]" table:style-name="ce1">
            <text:p>24.12.2024</text:p>
          </table:table-cell>
          <table:table-cell office:value-type="float" office:value="6.3552108946472466E-2" table:formula="of:=([bitcoin_futures.B263]-[bitcoin_futures.B262])/[bitcoin_futures.B262]" table:style-name="ce4">
            <text:p>0.06355</text:p>
          </table:table-cell>
          <table:table-cell office:value-type="float" office:value="5.1929128452578015E-2" table:formula="of:=([bitcoin_futures.D263]-[bitcoin_futures.D262])/[bitcoin_futures.D262]" table:style-name="ce4">
            <text:p>0.05193</text:p>
          </table:table-cell>
          <table:table-cell office:value-type="float" office:value="-1.1622980493894451E-2" table:formula="of:=[.C258]-[.B258]" table:style-name="ce4">
            <text:p>-0.01162</text:p>
          </table:table-cell>
          <table:table-cell table:number-columns-repeated="16380"/>
        </table:table-row>
        <table:table-row table:style-name="ro1">
          <table:table-cell office:value-type="string" office:string-value="25.12.2024" table:formula="of:=[bitcoin_futures.A264]" table:style-name="ce1">
            <text:p>25.12.2024</text:p>
          </table:table-cell>
          <table:table-cell office:value-type="float" office:value="0" table:formula="of:=([bitcoin_futures.B264]-[bitcoin_futures.B263])/[bitcoin_futures.B263]" table:style-name="ce4">
            <text:p>0.00000</text:p>
          </table:table-cell>
          <table:table-cell office:value-type="float" office:value="1.4824171521107916E-2" table:formula="of:=([bitcoin_futures.D264]-[bitcoin_futures.D263])/[bitcoin_futures.D263]" table:style-name="ce4">
            <text:p>0.01482</text:p>
          </table:table-cell>
          <table:table-cell office:value-type="float" office:value="1.4824171521107916E-2" table:formula="of:=[.C259]-[.B259]" table:style-name="ce4">
            <text:p>0.01482</text:p>
          </table:table-cell>
          <table:table-cell table:number-columns-repeated="16380"/>
        </table:table-row>
        <table:table-row table:style-name="ro1">
          <table:table-cell office:value-type="string" office:string-value="26.12.2024" table:formula="of:=[bitcoin_futures.A265]" table:style-name="ce1">
            <text:p>26.12.2024</text:p>
          </table:table-cell>
          <table:table-cell office:value-type="float" office:value="-3.4323314956428951E-2" table:formula="of:=([bitcoin_futures.B265]-[bitcoin_futures.B264])/[bitcoin_futures.B264]" table:style-name="ce4">
            <text:p>-0.03432</text:p>
          </table:table-cell>
          <table:table-cell office:value-type="float" office:value="-3.5350229763873788E-2" table:formula="of:=([bitcoin_futures.D265]-[bitcoin_futures.D264])/[bitcoin_futures.D264]" table:style-name="ce4">
            <text:p>-0.03535</text:p>
          </table:table-cell>
          <table:table-cell office:value-type="float" office:value="-1.026914807444837E-3" table:formula="of:=[.C260]-[.B260]" table:style-name="ce4">
            <text:p>-0.00103</text:p>
          </table:table-cell>
          <table:table-cell table:number-columns-repeated="16380"/>
        </table:table-row>
        <table:table-row table:style-name="ro1">
          <table:table-cell office:value-type="string" office:string-value="27.12.2024" table:formula="of:=[bitcoin_futures.A266]" table:style-name="ce1">
            <text:p>27.12.2024</text:p>
          </table:table-cell>
          <table:table-cell office:value-type="float" office:value="-1.1418047882136233E-2" table:formula="of:=([bitcoin_futures.B266]-[bitcoin_futures.B265])/[bitcoin_futures.B265]" table:style-name="ce4">
            <text:p>-0.01142</text:p>
          </table:table-cell>
          <table:table-cell office:value-type="float" office:value="-1.2120541047589705E-2" table:formula="of:=([bitcoin_futures.D266]-[bitcoin_futures.D265])/[bitcoin_futures.D265]" table:style-name="ce4">
            <text:p>-0.01212</text:p>
          </table:table-cell>
          <table:table-cell office:value-type="float" office:value="-7.0249316545347232E-4" table:formula="of:=[.C261]-[.B261]" table:style-name="ce4">
            <text:p>-0.00070</text:p>
          </table:table-cell>
          <table:table-cell table:number-columns-repeated="16380"/>
        </table:table-row>
        <table:table-row table:style-name="ro1">
          <table:table-cell office:value-type="string" office:string-value="30.12.2024" table:formula="of:=[bitcoin_futures.A267]" table:style-name="ce1">
            <text:p>30.12.2024</text:p>
          </table:table-cell>
          <table:table-cell office:value-type="float" office:value="-2.4217585692996005E-3" table:formula="of:=([bitcoin_futures.B267]-[bitcoin_futures.B266])/[bitcoin_futures.B266]" table:style-name="ce4">
            <text:p>-0.00242</text:p>
          </table:table-cell>
          <table:table-cell office:value-type="float" office:value="6.8596864122166194E-4" table:formula="of:=([bitcoin_futures.D267]-[bitcoin_futures.D266])/[bitcoin_futures.D266]" table:style-name="ce4">
            <text:p>0.00069</text:p>
          </table:table-cell>
          <table:table-cell office:value-type="float" office:value="3.1077272105212625E-3" table:formula="of:=[.C262]-[.B262]" table:style-name="ce4">
            <text:p>0.00311</text:p>
          </table:table-cell>
          <table:table-cell table:number-columns-repeated="16380"/>
        </table:table-row>
        <table:table-row table:style-name="ro1">
          <table:table-cell office:value-type="string" office:string-value="31.12.2024" table:formula="of:=[bitcoin_futures.A268]" table:style-name="ce1">
            <text:p>31.12.2024</text:p>
          </table:table-cell>
          <table:table-cell office:value-type="float" office:value="-9.3370681605975722E-3" table:formula="of:=([bitcoin_futures.B268]-[bitcoin_futures.B267])/[bitcoin_futures.B267]" table:style-name="ce4">
            <text:p>-0.00934</text:p>
          </table:table-cell>
          <table:table-cell office:value-type="float" office:value="-7.6910274980673829E-3" table:formula="of:=([bitcoin_futures.D268]-[bitcoin_futures.D267])/[bitcoin_futures.D267]" table:style-name="ce4">
            <text:p>-0.00769</text:p>
          </table:table-cell>
          <table:table-cell office:value-type="float" office:value="1.6460406625301892E-3" table:formula="of:=[.C263]-[.B263]" table:style-name="ce4">
            <text:p>0.00165</text:p>
          </table:table-cell>
          <table:table-cell table:number-columns-repeated="16380"/>
        </table:table-row>
        <table:table-row table:style-name="ro1">
          <table:table-cell office:value-type="string" office:string-value="01.01.2025" table:formula="of:=[bitcoin_futures.A269]" table:style-name="ce1">
            <text:p>01.01.2025</text:p>
          </table:table-cell>
          <table:table-cell office:value-type="float" office:value="0" table:formula="of:=([bitcoin_futures.B269]-[bitcoin_futures.B268])/[bitcoin_futures.B268]" table:style-name="ce4">
            <text:p>0.00000</text:p>
          </table:table-cell>
          <table:table-cell office:value-type="float" office:value="8.6694437820833536E-3" table:formula="of:=([bitcoin_futures.D269]-[bitcoin_futures.D268])/[bitcoin_futures.D268]" table:style-name="ce4">
            <text:p>0.00867</text:p>
          </table:table-cell>
          <table:table-cell office:value-type="float" office:value="8.6694437820833536E-3" table:formula="of:=[.C264]-[.B264]" table:style-name="ce4">
            <text:p>0.00867</text:p>
          </table:table-cell>
          <table:table-cell table:number-columns-repeated="16380"/>
        </table:table-row>
        <table:table-row table:style-name="ro1">
          <table:table-cell office:value-type="string" office:string-value="02.01.2025" table:formula="of:=[bitcoin_futures.A270]" table:style-name="ce1">
            <text:p>02.01.2025</text:p>
          </table:table-cell>
          <table:table-cell office:value-type="float" office:value="4.3732327992459949E-2" table:formula="of:=([bitcoin_futures.B270]-[bitcoin_futures.B269])/[bitcoin_futures.B269]" table:style-name="ce4">
            <text:p>0.04373</text:p>
          </table:table-cell>
          <table:table-cell office:value-type="float" office:value="3.1236811548276382E-2" table:formula="of:=([bitcoin_futures.D270]-[bitcoin_futures.D269])/[bitcoin_futures.D269]" table:style-name="ce4">
            <text:p>0.03124</text:p>
          </table:table-cell>
          <table:table-cell office:value-type="float" office:value="-1.2495516444183567E-2" table:formula="of:=[.C265]-[.B265]" table:style-name="ce4">
            <text:p>-0.01250</text:p>
          </table:table-cell>
          <table:table-cell table:number-columns-repeated="16380"/>
        </table:table-row>
        <table:table-row table:style-name="ro1">
          <table:table-cell office:value-type="string" office:string-value="03.01.2025" table:formula="of:=[bitcoin_futures.A271]" table:style-name="ce1">
            <text:p>03.01.2025</text:p>
          </table:table-cell>
          <table:table-cell office:value-type="float" office:value="1.0655589669496179E-2" table:formula="of:=([bitcoin_futures.B271]-[bitcoin_futures.B270])/[bitcoin_futures.B270]" table:style-name="ce4">
            <text:p>0.01066</text:p>
          </table:table-cell>
          <table:table-cell office:value-type="float" office:value="1.007485833288198E-2" table:formula="of:=([bitcoin_futures.D271]-[bitcoin_futures.D270])/[bitcoin_futures.D270]" table:style-name="ce4">
            <text:p>0.01007</text:p>
          </table:table-cell>
          <table:table-cell office:value-type="float" office:value="-5.8073133661419932E-4" table:formula="of:=[.C266]-[.B266]" table:style-name="ce4">
            <text:p>-0.00058</text:p>
          </table:table-cell>
          <table:table-cell table:number-columns-repeated="16380"/>
        </table:table-row>
        <table:table-row table:style-name="ro1">
          <table:table-cell office:value-type="string" office:string-value="06.01.2025" table:formula="of:=[bitcoin_futures.A272]" table:style-name="ce1">
            <text:p>06.01.2025</text:p>
          </table:table-cell>
          <table:table-cell office:value-type="float" office:value="3.9492494639027889E-2" table:formula="of:=([bitcoin_futures.B272]-[bitcoin_futures.B271])/[bitcoin_futures.B271]" table:style-name="ce4">
            <text:p>0.03949</text:p>
          </table:table-cell>
          <table:table-cell office:value-type="float" office:value="3.7205917804123946E-2" table:formula="of:=([bitcoin_futures.D272]-[bitcoin_futures.D271])/[bitcoin_futures.D271]" table:style-name="ce4">
            <text:p>0.03721</text:p>
          </table:table-cell>
          <table:table-cell office:value-type="float" office:value="-2.2865768349039431E-3" table:formula="of:=[.C267]-[.B267]" table:style-name="ce4">
            <text:p>-0.00229</text:p>
          </table:table-cell>
          <table:table-cell table:number-columns-repeated="16380"/>
        </table:table-row>
        <table:table-row table:style-name="ro1">
          <table:table-cell office:value-type="string" office:string-value="07.01.2025" table:formula="of:=[bitcoin_futures.A273]" table:style-name="ce1">
            <text:p>07.01.2025</text:p>
          </table:table-cell>
          <table:table-cell office:value-type="float" office:value="-5.8105552690390277E-2" table:formula="of:=([bitcoin_futures.B273]-[bitcoin_futures.B272])/[bitcoin_futures.B272]" table:style-name="ce4">
            <text:p>-0.05811</text:p>
          </table:table-cell>
          <table:table-cell office:value-type="float" office:value="-5.6614686946850623E-2" table:formula="of:=([bitcoin_futures.D273]-[bitcoin_futures.D272])/[bitcoin_futures.D272]" table:style-name="ce4">
            <text:p>-0.05661</text:p>
          </table:table-cell>
          <table:table-cell office:value-type="float" office:value="1.4908657435396544E-3" table:formula="of:=[.C268]-[.B268]" table:style-name="ce4">
            <text:p>0.00149</text:p>
          </table:table-cell>
          <table:table-cell table:number-columns-repeated="16380"/>
        </table:table-row>
        <table:table-row table:style-name="ro1">
          <table:table-cell office:value-type="string" office:string-value="08.01.2025" table:formula="of:=[bitcoin_futures.A274]" table:style-name="ce1">
            <text:p>08.01.2025</text:p>
          </table:table-cell>
          <table:table-cell office:value-type="float" office:value="-2.6464683336375174E-2" table:formula="of:=([bitcoin_futures.B274]-[bitcoin_futures.B273])/[bitcoin_futures.B273]" table:style-name="ce4">
            <text:p>-0.02646</text:p>
          </table:table-cell>
          <table:table-cell office:value-type="float" office:value="-2.4092659540861691E-2" table:formula="of:=([bitcoin_futures.D274]-[bitcoin_futures.D273])/[bitcoin_futures.D273]" table:style-name="ce4">
            <text:p>-0.02409</text:p>
          </table:table-cell>
          <table:table-cell office:value-type="float" office:value="2.3720237955134824E-3" table:formula="of:=[.C269]-[.B269]" table:style-name="ce4">
            <text:p>0.00237</text:p>
          </table:table-cell>
          <table:table-cell table:number-columns-repeated="16380"/>
        </table:table-row>
        <table:table-row table:style-name="ro1">
          <table:table-cell office:value-type="string" office:string-value="09.01.2025" table:formula="of:=[bitcoin_futures.A275]" table:style-name="ce1">
            <text:p>09.01.2025</text:p>
          </table:table-cell>
          <table:table-cell office:value-type="float" office:value="0" table:formula="of:=([bitcoin_futures.B275]-[bitcoin_futures.B274])/[bitcoin_futures.B274]" table:style-name="ce4">
            <text:p>0.00000</text:p>
          </table:table-cell>
          <table:table-cell office:value-type="float" office:value="-2.477017820865756E-2" table:formula="of:=([bitcoin_futures.D275]-[bitcoin_futures.D274])/[bitcoin_futures.D274]" table:style-name="ce4">
            <text:p>-0.02477</text:p>
          </table:table-cell>
          <table:table-cell office:value-type="float" office:value="-2.477017820865756E-2" table:formula="of:=[.C270]-[.B270]" table:style-name="ce4">
            <text:p>-0.02477</text:p>
          </table:table-cell>
          <table:table-cell table:number-columns-repeated="16380"/>
        </table:table-row>
        <table:table-row table:style-name="ro1">
          <table:table-cell office:value-type="string" office:string-value="10.01.2025" table:formula="of:=[bitcoin_futures.A276]" table:style-name="ce1">
            <text:p>10.01.2025</text:p>
          </table:table-cell>
          <table:table-cell office:value-type="float" office:value="9.3738282714660656E-3" table:formula="of:=([bitcoin_futures.B276]-[bitcoin_futures.B275])/[bitcoin_futures.B275]" table:style-name="ce4">
            <text:p>0.00937</text:p>
          </table:table-cell>
          <table:table-cell office:value-type="float" office:value="3.5389974826826674E-2" table:formula="of:=([bitcoin_futures.D276]-[bitcoin_futures.D275])/[bitcoin_futures.D275]" table:style-name="ce4">
            <text:p>0.03539</text:p>
          </table:table-cell>
          <table:table-cell office:value-type="float" office:value="2.6016146555360609E-2" table:formula="of:=[.C271]-[.B271]" table:style-name="ce4">
            <text:p>0.02602</text:p>
          </table:table-cell>
          <table:table-cell table:number-columns-repeated="16380"/>
        </table:table-row>
        <table:table-row table:style-name="ro1">
          <table:table-cell office:value-type="string" office:string-value="13.01.2025" table:formula="of:=[bitcoin_futures.A277]" table:style-name="ce1">
            <text:p>13.01.2025</text:p>
          </table:table-cell>
          <table:table-cell office:value-type="float" office:value="-1.1515601783061005E-2" table:formula="of:=([bitcoin_futures.B277]-[bitcoin_futures.B276])/[bitcoin_futures.B276]" table:style-name="ce4">
            <text:p>-0.01152</text:p>
          </table:table-cell>
          <table:table-cell office:value-type="float" office:value="-2.5423806460180599E-2" table:formula="of:=([bitcoin_futures.D277]-[bitcoin_futures.D276])/[bitcoin_futures.D276]" table:style-name="ce4">
            <text:p>-0.02542</text:p>
          </table:table-cell>
          <table:table-cell office:value-type="float" office:value="-1.3908204677119593E-2" table:formula="of:=[.C272]-[.B272]" table:style-name="ce4">
            <text:p>-0.01391</text:p>
          </table:table-cell>
          <table:table-cell table:number-columns-repeated="16380"/>
        </table:table-row>
        <table:table-row table:style-name="ro1">
          <table:table-cell office:value-type="string" office:string-value="14.01.2025" table:formula="of:=[bitcoin_futures.A278]" table:style-name="ce1">
            <text:p>14.01.2025</text:p>
          </table:table-cell>
          <table:table-cell office:value-type="float" office:value="3.0251785043216826E-2" table:formula="of:=([bitcoin_futures.B278]-[bitcoin_futures.B277])/[bitcoin_futures.B277]" table:style-name="ce4">
            <text:p>0.03025</text:p>
          </table:table-cell>
          <table:table-cell office:value-type="float" office:value="4.2846779794426533E-2" table:formula="of:=([bitcoin_futures.D278]-[bitcoin_futures.D277])/[bitcoin_futures.D277]" table:style-name="ce4">
            <text:p>0.04285</text:p>
          </table:table-cell>
          <table:table-cell office:value-type="float" office:value="1.2594994751209707E-2" table:formula="of:=[.C273]-[.B273]" table:style-name="ce4">
            <text:p>0.01259</text:p>
          </table:table-cell>
          <table:table-cell table:number-columns-repeated="16380"/>
        </table:table-row>
        <table:table-row table:style-name="ro1">
          <table:table-cell office:value-type="string" office:string-value="15.01.2025" table:formula="of:=[bitcoin_futures.A279]" table:style-name="ce1">
            <text:p>15.01.2025</text:p>
          </table:table-cell>
          <table:table-cell office:value-type="float" office:value="3.3011125296370646E-2" table:formula="of:=([bitcoin_futures.B279]-[bitcoin_futures.B278])/[bitcoin_futures.B278]" table:style-name="ce4">
            <text:p>0.03301</text:p>
          </table:table-cell>
          <table:table-cell office:value-type="float" office:value="3.6828458884002796E-2" table:formula="of:=([bitcoin_futures.D279]-[bitcoin_futures.D278])/[bitcoin_futures.D278]" table:style-name="ce4">
            <text:p>0.03683</text:p>
          </table:table-cell>
          <table:table-cell office:value-type="float" office:value="3.8173335876321504E-3" table:formula="of:=[.C274]-[.B274]" table:style-name="ce4">
            <text:p>0.00382</text:p>
          </table:table-cell>
          <table:table-cell table:number-columns-repeated="16380"/>
        </table:table-row>
        <table:table-row table:style-name="ro1">
          <table:table-cell office:value-type="string" office:string-value="16.01.2025" table:formula="of:=[bitcoin_futures.A280]" table:style-name="ce1">
            <text:p>16.01.2025</text:p>
          </table:table-cell>
          <table:table-cell office:value-type="float" office:value="7.9449152542373381E-3" table:formula="of:=([bitcoin_futures.B280]-[bitcoin_futures.B279])/[bitcoin_futures.B279]" table:style-name="ce4">
            <text:p>0.00794</text:p>
          </table:table-cell>
          <table:table-cell office:value-type="float" office:value="4.2065013382051935E-3" table:formula="of:=([bitcoin_futures.D280]-[bitcoin_futures.D279])/[bitcoin_futures.D279]" table:style-name="ce4">
            <text:p>0.00421</text:p>
          </table:table-cell>
          <table:table-cell office:value-type="float" office:value="-3.7384139160321446E-3" table:formula="of:=[.C275]-[.B275]" table:style-name="ce4">
            <text:p>-0.00374</text:p>
          </table:table-cell>
          <table:table-cell table:number-columns-repeated="16380"/>
        </table:table-row>
        <table:table-row table:style-name="ro1">
          <table:table-cell office:value-type="string" office:string-value="17.01.2025" table:formula="of:=[bitcoin_futures.A281]" table:style-name="ce1">
            <text:p>17.01.2025</text:p>
          </table:table-cell>
          <table:table-cell office:value-type="float" office:value="4.4315992292870796E-2" table:formula="of:=([bitcoin_futures.B281]-[bitcoin_futures.B280])/[bitcoin_futures.B280]" table:style-name="ce4">
            <text:p>0.04432</text:p>
          </table:table-cell>
          <table:table-cell office:value-type="float" office:value="4.7801409828593176E-2" table:formula="of:=([bitcoin_futures.D281]-[bitcoin_futures.D280])/[bitcoin_futures.D280]" table:style-name="ce4">
            <text:p>0.04780</text:p>
          </table:table-cell>
          <table:table-cell office:value-type="float" office:value="3.4854175357223807E-3" table:formula="of:=[.C276]-[.B276]" table:style-name="ce4">
            <text:p>0.00349</text:p>
          </table:table-cell>
          <table:table-cell table:number-columns-repeated="16380"/>
        </table:table-row>
        <table:table-row table:style-name="ro1">
          <table:table-cell office:value-type="string" office:string-value="20.01.2025" table:formula="of:=[bitcoin_futures.A282]" table:style-name="ce1">
            <text:p>20.01.2025</text:p>
          </table:table-cell>
          <table:table-cell office:value-type="float" office:value="0" table:formula="of:=([bitcoin_futures.B282]-[bitcoin_futures.B281])/[bitcoin_futures.B281]" table:style-name="ce4">
            <text:p>0.00000</text:p>
          </table:table-cell>
          <table:table-cell office:value-type="float" office:value="-1.433274381336469E-2" table:formula="of:=([bitcoin_futures.D282]-[bitcoin_futures.D281])/[bitcoin_futures.D281]" table:style-name="ce4">
            <text:p>-0.01433</text:p>
          </table:table-cell>
          <table:table-cell office:value-type="float" office:value="-1.433274381336469E-2" table:formula="of:=[.C277]-[.B277]" table:style-name="ce4">
            <text:p>-0.01433</text:p>
          </table:table-cell>
          <table:table-cell table:number-columns-repeated="16380"/>
        </table:table-row>
        <table:table-row table:style-name="ro1">
          <table:table-cell office:value-type="string" office:string-value="21.01.2025" table:formula="of:=[bitcoin_futures.A283]" table:style-name="ce1">
            <text:p>21.01.2025</text:p>
          </table:table-cell>
          <table:table-cell office:value-type="float" office:value="1.3418316001341904E-2" table:formula="of:=([bitcoin_futures.B283]-[bitcoin_futures.B282])/[bitcoin_futures.B282]" table:style-name="ce4">
            <text:p>0.01342</text:p>
          </table:table-cell>
          <table:table-cell office:value-type="float" office:value="2.7275513035970336E-2" table:formula="of:=([bitcoin_futures.D283]-[bitcoin_futures.D282])/[bitcoin_futures.D282]" table:style-name="ce4">
            <text:p>0.02728</text:p>
          </table:table-cell>
          <table:table-cell office:value-type="float" office:value="1.3857197034628432E-2" table:formula="of:=[.C278]-[.B278]" table:style-name="ce4">
            <text:p>0.01386</text:p>
          </table:table-cell>
          <table:table-cell table:number-columns-repeated="16380"/>
        </table:table-row>
        <table:table-row table:style-name="ro1">
          <table:table-cell office:value-type="string" office:string-value="22.01.2025" table:formula="of:=[bitcoin_futures.A284]" table:style-name="ce1">
            <text:p>22.01.2025</text:p>
          </table:table-cell>
          <table:table-cell office:value-type="float" office:value="-2.110227639854358E-2" table:formula="of:=([bitcoin_futures.B284]-[bitcoin_futures.B283])/[bitcoin_futures.B283]" table:style-name="ce4">
            <text:p>-0.02110</text:p>
          </table:table-cell>
          <table:table-cell office:value-type="float" office:value="-2.0635073997536592E-2" table:formula="of:=([bitcoin_futures.D284]-[bitcoin_futures.D283])/[bitcoin_futures.D283]" table:style-name="ce4">
            <text:p>-0.02064</text:p>
          </table:table-cell>
          <table:table-cell office:value-type="float" office:value="4.6720240100698793E-4" table:formula="of:=[.C279]-[.B279]" table:style-name="ce4">
            <text:p>0.00047</text:p>
          </table:table-cell>
          <table:table-cell table:number-columns-repeated="16380"/>
        </table:table-row>
        <table:table-row table:number-rows-repeated="1048297" table:style-name="ro1">
          <table:table-cell table:number-columns-repeated="16384"/>
        </table:table-row>
      </table:table>
      <table:table table:name="Future_Returns" table:style-name="ta1">
        <table:table-column table:style-name="co12" table:number-columns-repeated="20" table:default-cell-style-name="ce1"/>
        <table:table-column table:style-name="co11" table:number-columns-repeated="16364" table:default-cell-style-name="ce1"/>
        <table:table-row table:style-name="ro1">
          <table:table-cell table:style-name="ce1"/>
          <table:table-cell office:value-type="string" table:style-name="ce1">
            <text:p>Return MBT Futu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s</text:p>
          </table:table-cell>
          <table:table-cell office:value-type="string" table:style-name="ce1">
            <text:p>Feb24</text:p>
          </table:table-cell>
          <table:table-cell office:value-type="string" table:style-name="ce1">
            <text:p>Mar24</text:p>
          </table:table-cell>
          <table:table-cell office:value-type="string" table:style-name="ce1">
            <text:p>Apr24</text:p>
          </table:table-cell>
          <table:table-cell office:value-type="string" table:style-name="ce1">
            <text:p>May24</text:p>
          </table:table-cell>
          <table:table-cell office:value-type="string" table:style-name="ce1">
            <text:p>Jun24</text:p>
          </table:table-cell>
          <table:table-cell office:value-type="string" table:style-name="ce1">
            <text:p>Jul24</text:p>
          </table:table-cell>
          <table:table-cell office:value-type="string" table:style-name="ce1">
            <text:p>Aug24</text:p>
          </table:table-cell>
          <table:table-cell office:value-type="string" table:style-name="ce1">
            <text:p>Sep24</text:p>
          </table:table-cell>
          <table:table-cell office:value-type="string" table:style-name="ce1">
            <text:p>Oct24</text:p>
          </table:table-cell>
          <table:table-cell office:value-type="string" table:style-name="ce1">
            <text:p>Nov24</text:p>
          </table:table-cell>
          <table:table-cell office:value-type="string" table:style-name="ce1">
            <text:p>Dec24</text:p>
          </table:table-cell>
          <table:table-cell office:value-type="string" table:style-name="ce1">
            <text:p>Jan25</text:p>
          </table:table-cell>
          <table:table-cell office:value-type="string" table:style-name="ce1">
            <text:p>Feb25</text:p>
          </table:table-cell>
          <table:table-cell table:number-columns-repeated="2" table:style-name="ce1"/>
          <table:table-cell office:value-type="string" table:style-name="ce1">
            <text:p>Aggregated Return</text:p>
          </table:table-cell>
          <table:table-cell table:style-name="ce1"/>
          <table:table-cell office:value-type="string" table:style-name="ce1">
            <text:p>Initial Margin</text:p>
          </table:table-cell>
          <table:table-cell office:value-type="float" office:value="0.5" table:style-name="ce1">
            <text:p>0.5</text:p>
          </table:table-cell>
          <table:table-cell table:number-columns-repeated="16364"/>
        </table:table-row>
        <table:table-row table:style-name="ro1">
          <table:table-cell office:value-type="string" office:string-value="01.01.2024" table:formula="of:=[bitcoin_futures.A7]" table:style-name="ce1">
            <text:p>01.01.2024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02.01.2024" table:formula="of:=[bitcoin_futures.A8]" table:style-name="ce1">
            <text:p>02.01.2024</text:p>
          </table:table-cell>
          <table:table-cell office:value-type="float" office:value="6.6938300349243307E-2" table:formula="of:=([bitcoin_futures.E8]-[bitcoin_futures.E7])/[bitcoin_futures.E7]" table:style-name="ce1">
            <text:p>0.0669383</text:p>
          </table:table-cell>
          <table:table-cell office:value-type="float" office:value="6.6728345090782931E-2" table:formula="of:=([bitcoin_futures.F8]-[bitcoin_futures.F7])/[bitcoin_futures.F7]" table:style-name="ce1">
            <text:p>0.066728345</text:p>
          </table:table-cell>
          <table:table-cell office:value-type="float" office:value="6.7472654001151405E-2" table:formula="of:=([bitcoin_futures.G8]-[bitcoin_futures.G7])/[bitcoin_futures.G7]" table:style-name="ce1">
            <text:p>0.067472654</text:p>
          </table:table-cell>
          <table:table-cell office:value-type="float" office:value="6.7277936962750723E-2" table:formula="of:=([bitcoin_futures.H8]-[bitcoin_futures.H7])/[bitcoin_futures.H7]" table:style-name="ce1">
            <text:p>0.067277937</text:p>
          </table:table-cell>
          <table:table-cell office:value-type="float" office:value="6.6576086956521743E-2" table:formula="of:=([bitcoin_futures.I8]-[bitcoin_futures.I7])/[bitcoin_futures.I7]" table:style-name="ce1">
            <text:p>0.066576087</text:p>
          </table:table-cell>
          <table:table-cell table:number-columns-repeated="2" table:style-name="ce1"/>
          <table:table-cell office:value-type="float" office:value="6.5676309616888195E-2" table:formula="of:=([bitcoin_futures.L8]-[bitcoin_futures.L7])/[bitcoin_futures.L7]" table:style-name="ce1">
            <text:p>0.06567631</text:p>
          </table:table-cell>
          <table:table-cell table:number-columns-repeated="2" table:style-name="ce1"/>
          <table:table-cell office:value-type="float" office:value="6.5219786272997682E-2" table:formula="of:=([bitcoin_futures.O8]-[bitcoin_futures.O7])/[bitcoin_futures.O7]" table:style-name="ce1">
            <text:p>0.065219786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3.01.2024" table:formula="of:=[bitcoin_futures.A9]" table:style-name="ce1">
            <text:p>03.01.2024</text:p>
          </table:table-cell>
          <table:table-cell office:value-type="float" office:value="-5.0190943807965085E-2" table:formula="of:=([bitcoin_futures.E9]-[bitcoin_futures.E8])/[bitcoin_futures.E8]" table:style-name="ce1">
            <text:p>-0.050190944</text:p>
          </table:table-cell>
          <table:table-cell office:value-type="float" office:value="-4.9761491760624457E-2" table:formula="of:=([bitcoin_futures.F9]-[bitcoin_futures.F8])/[bitcoin_futures.F8]" table:style-name="ce1">
            <text:p>-0.049761492</text:p>
          </table:table-cell>
          <table:table-cell office:value-type="float" office:value="-4.9617085535540936E-2" table:formula="of:=([bitcoin_futures.G9]-[bitcoin_futures.G8])/[bitcoin_futures.G8]" table:style-name="ce1">
            <text:p>-0.049617086</text:p>
          </table:table-cell>
          <table:table-cell office:value-type="float" office:value="-4.929123711340206E-2" table:formula="of:=([bitcoin_futures.H9]-[bitcoin_futures.H8])/[bitcoin_futures.H8]" table:style-name="ce1">
            <text:p>-0.049291237</text:p>
          </table:table-cell>
          <table:table-cell office:value-type="float" office:value="-5.1486199575371552E-2" table:formula="of:=([bitcoin_futures.I9]-[bitcoin_futures.I8])/[bitcoin_futures.I8]" table:style-name="ce1">
            <text:p>-0.0514862</text:p>
          </table:table-cell>
          <table:table-cell table:number-columns-repeated="2" table:style-name="ce1"/>
          <table:table-cell office:value-type="float" office:value="-5.0833245990986271E-2" table:formula="of:=([bitcoin_futures.L9]-[bitcoin_futures.L8])/[bitcoin_futures.L8]" table:style-name="ce1">
            <text:p>-0.050833246</text:p>
          </table:table-cell>
          <table:table-cell table:number-columns-repeated="2" table:style-name="ce1"/>
          <table:table-cell office:value-type="float" office:value="-4.6230220291653738E-2" table:formula="of:=([bitcoin_futures.O9]-[bitcoin_futures.O8])/[bitcoin_futures.O8]" table:style-name="ce1">
            <text:p>-0.04623022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4.01.2024" table:formula="of:=[bitcoin_futures.A10]" table:style-name="ce1">
            <text:p>04.01.2024</text:p>
          </table:table-cell>
          <table:table-cell office:value-type="float" office:value="3.6300976450315908E-2" table:formula="of:=([bitcoin_futures.E10]-[bitcoin_futures.E9])/[bitcoin_futures.E9]" table:style-name="ce1">
            <text:p>0.036300976</text:p>
          </table:table-cell>
          <table:table-cell office:value-type="float" office:value="3.6052481460353676E-2" table:formula="of:=([bitcoin_futures.F10]-[bitcoin_futures.F9])/[bitcoin_futures.F9]" table:style-name="ce1">
            <text:p>0.036052481</text:p>
          </table:table-cell>
          <table:table-cell office:value-type="float" office:value="3.6772216547497447E-2" table:formula="of:=([bitcoin_futures.G10]-[bitcoin_futures.G9])/[bitcoin_futures.G9]" table:style-name="ce1">
            <text:p>0.036772217</text:p>
          </table:table-cell>
          <table:table-cell office:value-type="float" office:value="3.7162543770473289E-2" table:formula="of:=([bitcoin_futures.H10]-[bitcoin_futures.H9])/[bitcoin_futures.H9]" table:style-name="ce1">
            <text:p>0.037162544</text:p>
          </table:table-cell>
          <table:table-cell office:value-type="float" office:value="3.6821488528259651E-2" table:formula="of:=([bitcoin_futures.I10]-[bitcoin_futures.I9])/[bitcoin_futures.I9]" table:style-name="ce1">
            <text:p>0.036821489</text:p>
          </table:table-cell>
          <table:table-cell table:number-columns-repeated="2" table:style-name="ce1"/>
          <table:table-cell office:value-type="float" office:value="4.0636042402826852E-2" table:formula="of:=([bitcoin_futures.L10]-[bitcoin_futures.L9])/[bitcoin_futures.L9]" table:style-name="ce1">
            <text:p>0.040636042</text:p>
          </table:table-cell>
          <table:table-cell table:number-columns-repeated="2" table:style-name="ce1"/>
          <table:table-cell office:value-type="float" office:value="3.9253957926697031E-2" table:formula="of:=([bitcoin_futures.O10]-[bitcoin_futures.O9])/[bitcoin_futures.O9]" table:style-name="ce1">
            <text:p>0.039253958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5.01.2024" table:formula="of:=[bitcoin_futures.A11]" table:style-name="ce1">
            <text:p>05.01.2024</text:p>
          </table:table-cell>
          <table:table-cell office:value-type="float" office:value="-7.0945571444407498E-3" table:formula="of:=([bitcoin_futures.E11]-[bitcoin_futures.E10])/[bitcoin_futures.E10]" table:style-name="ce1">
            <text:p>-0.007094557</text:p>
          </table:table-cell>
          <table:table-cell office:value-type="float" office:value="-7.7084021583526041E-3" table:formula="of:=([bitcoin_futures.F11]-[bitcoin_futures.F10])/[bitcoin_futures.F10]" table:style-name="ce1">
            <text:p>-0.007708402</text:p>
          </table:table-cell>
          <table:table-cell office:value-type="float" office:value="-8.2101806239737278E-3" table:formula="of:=([bitcoin_futures.G11]-[bitcoin_futures.G10])/[bitcoin_futures.G10]" table:style-name="ce1">
            <text:p>-0.008210181</text:p>
          </table:table-cell>
          <table:table-cell office:value-type="float" office:value="-8.1681550860379006E-3" table:formula="of:=([bitcoin_futures.H11]-[bitcoin_futures.H10])/[bitcoin_futures.H10]" table:style-name="ce1">
            <text:p>-0.008168155</text:p>
          </table:table-cell>
          <table:table-cell office:value-type="float" office:value="-7.8799654576856646E-3" table:formula="of:=([bitcoin_futures.I11]-[bitcoin_futures.I10])/[bitcoin_futures.I10]" table:style-name="ce1">
            <text:p>-0.007879965</text:p>
          </table:table-cell>
          <table:table-cell table:number-columns-repeated="2" table:style-name="ce1"/>
          <table:table-cell office:value-type="float" office:value="-1.1884550084889643E-2" table:formula="of:=([bitcoin_futures.L11]-[bitcoin_futures.L10])/[bitcoin_futures.L10]" table:style-name="ce1">
            <text:p>-0.01188455</text:p>
          </table:table-cell>
          <table:table-cell table:number-columns-repeated="2" table:style-name="ce1"/>
          <table:table-cell office:value-type="float" office:value="-1.0225375626043406E-2" table:formula="of:=([bitcoin_futures.O11]-[bitcoin_futures.O10])/[bitcoin_futures.O10]" table:style-name="ce1">
            <text:p>-0.010225376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8.01.2024" table:formula="of:=[bitcoin_futures.A12]" table:style-name="ce1">
            <text:p>08.01.2024</text:p>
          </table:table-cell>
          <table:table-cell office:value-type="float" office:value="6.5088757396449703E-2" table:formula="of:=([bitcoin_futures.E12]-[bitcoin_futures.E11])/[bitcoin_futures.E11]" table:style-name="ce1">
            <text:p>0.065088757</text:p>
          </table:table-cell>
          <table:table-cell office:value-type="float" office:value="6.5031628010209744E-2" table:formula="of:=([bitcoin_futures.F12]-[bitcoin_futures.F11])/[bitcoin_futures.F11]" table:style-name="ce1">
            <text:p>0.065031628</text:p>
          </table:table-cell>
          <table:table-cell office:value-type="float" office:value="6.4679911699779255E-2" table:formula="of:=([bitcoin_futures.G12]-[bitcoin_futures.G11])/[bitcoin_futures.G11]" table:style-name="ce1">
            <text:p>0.064679912</text:p>
          </table:table-cell>
          <table:table-cell office:value-type="float" office:value="6.4455913033929946E-2" table:formula="of:=([bitcoin_futures.H12]-[bitcoin_futures.H11])/[bitcoin_futures.H11]" table:style-name="ce1">
            <text:p>0.064455913</text:p>
          </table:table-cell>
          <table:table-cell office:value-type="float" office:value="6.321401370906321E-2" table:formula="of:=([bitcoin_futures.I12]-[bitcoin_futures.I11])/[bitcoin_futures.I11]" table:style-name="ce1">
            <text:p>0.063214014</text:p>
          </table:table-cell>
          <table:table-cell table:number-columns-repeated="2" table:style-name="ce1"/>
          <table:table-cell office:value-type="float" office:value="6.6580756013745704E-2" table:formula="of:=([bitcoin_futures.L12]-[bitcoin_futures.L11])/[bitcoin_futures.L11]" table:style-name="ce1">
            <text:p>0.066580756</text:p>
          </table:table-cell>
          <table:table-cell table:number-columns-repeated="2" table:style-name="ce1"/>
          <table:table-cell office:value-type="float" office:value="6.3883617963314362E-2" table:formula="of:=([bitcoin_futures.O12]-[bitcoin_futures.O11])/[bitcoin_futures.O11]" table:style-name="ce1">
            <text:p>0.063883618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9.01.2024" table:formula="of:=[bitcoin_futures.A13]" table:style-name="ce1">
            <text:p>09.01.2024</text:p>
          </table:table-cell>
          <table:table-cell office:value-type="float" office:value="-4.926624737945493E-3" table:formula="of:=([bitcoin_futures.E13]-[bitcoin_futures.E12])/[bitcoin_futures.E12]" table:style-name="ce1">
            <text:p>-0.004926625</text:p>
          </table:table-cell>
          <table:table-cell office:value-type="float" office:value="-5.0015629884338853E-3" table:formula="of:=([bitcoin_futures.F13]-[bitcoin_futures.F12])/[bitcoin_futures.F12]" table:style-name="ce1">
            <text:p>-0.005001563</text:p>
          </table:table-cell>
          <table:table-cell office:value-type="float" office:value="-4.8724860045614759E-3" table:formula="of:=([bitcoin_futures.G13]-[bitcoin_futures.G12])/[bitcoin_futures.G12]" table:style-name="ce1">
            <text:p>-0.004872486</text:p>
          </table:table-cell>
          <table:table-cell office:value-type="float" office:value="-4.9515164018980812E-3" table:formula="of:=([bitcoin_futures.H13]-[bitcoin_futures.H12])/[bitcoin_futures.H12]" table:style-name="ce1">
            <text:p>-0.004951516</text:p>
          </table:table-cell>
          <table:table-cell office:value-type="float" office:value="-6.2423250102333194E-3" table:formula="of:=([bitcoin_futures.I13]-[bitcoin_futures.I12])/[bitcoin_futures.I12]" table:style-name="ce1">
            <text:p>-0.006242325</text:p>
          </table:table-cell>
          <table:table-cell table:number-columns-repeated="2" table:style-name="ce1"/>
          <table:table-cell office:value-type="float" office:value="-6.2424486508256142E-3" table:formula="of:=([bitcoin_futures.L13]-[bitcoin_futures.L12])/[bitcoin_futures.L12]" table:style-name="ce1">
            <text:p>-0.006242449</text:p>
          </table:table-cell>
          <table:table-cell table:number-columns-repeated="2" table:style-name="ce1"/>
          <table:table-cell office:value-type="float" office:value="-3.5671819262782403E-3" table:formula="of:=([bitcoin_futures.O13]-[bitcoin_futures.O12])/[bitcoin_futures.O12]" table:style-name="ce1">
            <text:p>-0.003567182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0.01.2024" table:formula="of:=[bitcoin_futures.A14]" table:style-name="ce1">
            <text:p>10.01.2024</text:p>
          </table:table-cell>
          <table:table-cell office:value-type="float" office:value="-1.5801116612240599E-2" table:formula="of:=([bitcoin_futures.E14]-[bitcoin_futures.E13])/[bitcoin_futures.E13]" table:style-name="ce1">
            <text:p>-0.015801117</text:p>
          </table:table-cell>
          <table:table-cell office:value-type="float" office:value="-1.5708451146716932E-2" table:formula="of:=([bitcoin_futures.F14]-[bitcoin_futures.F13])/[bitcoin_futures.F13]" table:style-name="ce1">
            <text:p>-0.015708451</text:p>
          </table:table-cell>
          <table:table-cell office:value-type="float" office:value="-1.5730805292217938E-2" table:formula="of:=([bitcoin_futures.G14]-[bitcoin_futures.G13])/[bitcoin_futures.G13]" table:style-name="ce1">
            <text:p>-0.015730805</text:p>
          </table:table-cell>
          <table:table-cell office:value-type="float" office:value="-1.4410118183703089E-2" table:formula="of:=([bitcoin_futures.H14]-[bitcoin_futures.H13])/[bitcoin_futures.H13]" table:style-name="ce1">
            <text:p>-0.014410118</text:p>
          </table:table-cell>
          <table:table-cell office:value-type="float" office:value="-1.4828544949026877E-2" table:formula="of:=([bitcoin_futures.I14]-[bitcoin_futures.I13])/[bitcoin_futures.I13]" table:style-name="ce1">
            <text:p>-0.014828545</text:p>
          </table:table-cell>
          <table:table-cell table:number-columns-repeated="2" table:style-name="ce1"/>
          <table:table-cell office:value-type="float" office:value="-1.2867274569402228E-2" table:formula="of:=([bitcoin_futures.L14]-[bitcoin_futures.L13])/[bitcoin_futures.L13]" table:style-name="ce1">
            <text:p>-0.012867275</text:p>
          </table:table-cell>
          <table:table-cell table:number-columns-repeated="2" table:style-name="ce1"/>
          <table:table-cell office:value-type="float" office:value="-1.10381861575179E-2" table:formula="of:=([bitcoin_futures.O14]-[bitcoin_futures.O13])/[bitcoin_futures.O13]" table:style-name="ce1">
            <text:p>-0.011038186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1.01.2024" table:formula="of:=[bitcoin_futures.A15]" table:style-name="ce1">
            <text:p>11.01.2024</text:p>
          </table:table-cell>
          <table:table-cell office:value-type="float" office:value="-2.3547040565128972E-3" table:formula="of:=([bitcoin_futures.E15]-[bitcoin_futures.E14])/[bitcoin_futures.E14]" table:style-name="ce1">
            <text:p>-0.002354704</text:p>
          </table:table-cell>
          <table:table-cell office:value-type="float" office:value="-3.7238004042983298E-3" table:formula="of:=([bitcoin_futures.F15]-[bitcoin_futures.F14])/[bitcoin_futures.F14]" table:style-name="ce1">
            <text:p>-0.0037238</text:p>
          </table:table-cell>
          <table:table-cell office:value-type="float" office:value="-4.6570702794242165E-3" table:formula="of:=([bitcoin_futures.G15]-[bitcoin_futures.G14])/[bitcoin_futures.G14]" table:style-name="ce1">
            <text:p>-0.00465707</text:p>
          </table:table-cell>
          <table:table-cell office:value-type="float" office:value="-5.4696539392026927E-3" table:formula="of:=([bitcoin_futures.H15]-[bitcoin_futures.H14])/[bitcoin_futures.H14]" table:style-name="ce1">
            <text:p>-0.005469654</text:p>
          </table:table-cell>
          <table:table-cell office:value-type="float" office:value="-6.1670325075781334E-3" table:formula="of:=([bitcoin_futures.I15]-[bitcoin_futures.I14])/[bitcoin_futures.I14]" table:style-name="ce1">
            <text:p>-0.006167033</text:p>
          </table:table-cell>
          <table:table-cell table:number-columns-repeated="2" table:style-name="ce1"/>
          <table:table-cell office:value-type="float" office:value="-2.2580314071641177E-3" table:formula="of:=([bitcoin_futures.L15]-[bitcoin_futures.L14])/[bitcoin_futures.L14]" table:style-name="ce1">
            <text:p>-0.002258031</text:p>
          </table:table-cell>
          <table:table-cell table:number-columns-repeated="2" table:style-name="ce1"/>
          <table:table-cell office:value-type="float" office:value="1.2066365007541479E-3" table:formula="of:=([bitcoin_futures.O15]-[bitcoin_futures.O14])/[bitcoin_futures.O14]" table:style-name="ce1">
            <text:p>0.001206637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2.01.2024" table:formula="of:=[bitcoin_futures.A16]" table:style-name="ce1">
            <text:p>12.01.2024</text:p>
          </table:table-cell>
          <table:table-cell office:value-type="float" office:value="-5.739727497049673E-2" table:formula="of:=([bitcoin_futures.E16]-[bitcoin_futures.E15])/[bitcoin_futures.E15]" table:style-name="ce1">
            <text:p>-0.057397275</text:p>
          </table:table-cell>
          <table:table-cell office:value-type="float" office:value="-5.7133703545493381E-2" table:formula="of:=([bitcoin_futures.F16]-[bitcoin_futures.F15])/[bitcoin_futures.F15]" table:style-name="ce1">
            <text:p>-0.057133704</text:p>
          </table:table-cell>
          <table:table-cell office:value-type="float" office:value="-5.6678009357720119E-2" table:formula="of:=([bitcoin_futures.G16]-[bitcoin_futures.G15])/[bitcoin_futures.G15]" table:style-name="ce1">
            <text:p>-0.056678009</text:p>
          </table:table-cell>
          <table:table-cell office:value-type="float" office:value="-5.6901110523532521E-2" table:formula="of:=([bitcoin_futures.H16]-[bitcoin_futures.H15])/[bitcoin_futures.H15]" table:style-name="ce1">
            <text:p>-0.056901111</text:p>
          </table:table-cell>
          <table:table-cell office:value-type="float" office:value="-5.7004627681952039E-2" table:formula="of:=([bitcoin_futures.I16]-[bitcoin_futures.I15])/[bitcoin_futures.I15]" table:style-name="ce1">
            <text:p>-0.057004628</text:p>
          </table:table-cell>
          <table:table-cell table:number-columns-repeated="2" table:style-name="ce1"/>
          <table:table-cell office:value-type="float" office:value="-5.5035490175907829E-2" table:formula="of:=([bitcoin_futures.L16]-[bitcoin_futures.L15])/[bitcoin_futures.L15]" table:style-name="ce1">
            <text:p>-0.05503549</text:p>
          </table:table-cell>
          <table:table-cell table:number-columns-repeated="2" table:style-name="ce1"/>
          <table:table-cell office:value-type="float" office:value="-5.5337953198754647E-2" table:formula="of:=([bitcoin_futures.O16]-[bitcoin_futures.O15])/[bitcoin_futures.O15]" table:style-name="ce1">
            <text:p>-0.055337953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5.01.2024" table:formula="of:=[bitcoin_futures.A17]" table:style-name="ce1">
            <text:p>15.01.2024</text:p>
          </table:table-cell>
          <table:table-cell office:value-type="float" office:value="0" table:formula="of:=([bitcoin_futures.E17]-[bitcoin_futures.E16])/[bitcoin_futures.E16]" table:style-name="ce5">
            <text:p>0</text:p>
          </table:table-cell>
          <table:table-cell office:value-type="float" office:value="0" table:formula="of:=([bitcoin_futures.F17]-[bitcoin_futures.F16])/[bitcoin_futures.F16]" table:style-name="ce1">
            <text:p>0</text:p>
          </table:table-cell>
          <table:table-cell office:value-type="float" office:value="0" table:formula="of:=([bitcoin_futures.G17]-[bitcoin_futures.G16])/[bitcoin_futures.G16]" table:style-name="ce1">
            <text:p>0</text:p>
          </table:table-cell>
          <table:table-cell office:value-type="float" office:value="0" table:formula="of:=([bitcoin_futures.H17]-[bitcoin_futures.H16])/[bitcoin_futures.H16]" table:style-name="ce1">
            <text:p>0</text:p>
          </table:table-cell>
          <table:table-cell office:value-type="float" office:value="0" table:formula="of:=([bitcoin_futures.I17]-[bitcoin_futures.I16])/[bitcoin_futures.I16]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L17]-[bitcoin_futures.L16])/[bitcoin_futures.L16]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O17]-[bitcoin_futures.O16])/[bitcoin_futures.O16]" table:style-name="ce1">
            <text:p>0</text:p>
          </table:table-cell>
          <table:table-cell table:number-columns-repeated="6" table:style-name="ce1"/>
          <table:table-cell office:value-type="float" office:value="21965" table:formula="of:=[bitcoin_futures.E16]*[.T$2]" table:style-name="ce1">
            <text:p>21965</text:p>
          </table:table-cell>
          <table:table-cell table:number-columns-repeated="16365" table:style-name="ce1"/>
        </table:table-row>
        <table:table-row table:style-name="ro1">
          <table:table-cell office:value-type="string" office:string-value="16.01.2024" table:formula="of:=[bitcoin_futures.A18]" table:style-name="ce1">
            <text:p>16.01.2024</text:p>
          </table:table-cell>
          <table:table-cell office:value-type="float" office:value="-7.0566810835419984E-3" table:formula="of:=([bitcoin_futures.E18]-[bitcoin_futures.E17])/[bitcoin_futures.E17]" table:style-name="ce6">
            <text:p>-0.007056681</text:p>
          </table:table-cell>
          <table:table-cell office:value-type="float" office:value="-7.2488390531203987E-3" table:formula="of:=([bitcoin_futures.F18]-[bitcoin_futures.F17])/[bitcoin_futures.F17]" table:style-name="ce1">
            <text:p>-0.007248839</text:p>
          </table:table-cell>
          <table:table-cell office:value-type="float" office:value="-7.6654266711757412E-3" table:formula="of:=([bitcoin_futures.G18]-[bitcoin_futures.G17])/[bitcoin_futures.G17]" table:style-name="ce1">
            <text:p>-0.007665427</text:p>
          </table:table-cell>
          <table:table-cell office:value-type="float" office:value="-7.8501738252775601E-3" table:formula="of:=([bitcoin_futures.H18]-[bitcoin_futures.H17])/[bitcoin_futures.H17]" table:style-name="ce1">
            <text:p>-0.007850174</text:p>
          </table:table-cell>
          <table:table-cell office:value-type="float" office:value="-8.2534017399063121E-3" table:formula="of:=([bitcoin_futures.I18]-[bitcoin_futures.I17])/[bitcoin_futures.I17]" table:style-name="ce1">
            <text:p>-0.008253402</text:p>
          </table:table-cell>
          <table:table-cell table:number-columns-repeated="2" table:style-name="ce1"/>
          <table:table-cell office:value-type="float" office:value="-7.8380143696930114E-3" table:formula="of:=([bitcoin_futures.L18]-[bitcoin_futures.L17])/[bitcoin_futures.L17]" table:style-name="ce1">
            <text:p>-0.007838014</text:p>
          </table:table-cell>
          <table:table-cell table:number-columns-repeated="2" table:style-name="ce1"/>
          <table:table-cell office:value-type="float" office:value="-1.2651499043163938E-2" table:formula="of:=([bitcoin_futures.O18]-[bitcoin_futures.O17])/[bitcoin_futures.O17]" table:style-name="ce1">
            <text:p>-0.012651499</text:p>
          </table:table-cell>
          <table:table-cell table:number-columns-repeated="4" table:style-name="ce1"/>
          <table:table-cell office:value-type="float" office:value="-7.0566810835419984E-3" table:formula="of:=[.B14]" table:style-name="ce1">
            <text:p>-0.007056681</text:p>
          </table:table-cell>
          <table:table-cell table:style-name="ce1"/>
          <table:table-cell office:value-type="float" office:value="21965" table:formula="of:=[bitcoin_futures.E17]*[.T$2]" table:style-name="ce1">
            <text:p>21965</text:p>
          </table:table-cell>
          <table:table-cell table:number-columns-repeated="16365" table:style-name="ce1"/>
        </table:table-row>
        <table:table-row table:style-name="ro1">
          <table:table-cell office:value-type="string" office:string-value="17.01.2024" table:formula="of:=[bitcoin_futures.A19]" table:style-name="ce1">
            <text:p>17.01.2024</text:p>
          </table:table-cell>
          <table:table-cell office:value-type="float" office:value="-1.0087116001834021E-2" table:formula="of:=([bitcoin_futures.E19]-[bitcoin_futures.E18])/[bitcoin_futures.E18]" table:style-name="ce6">
            <text:p>-0.010087116</text:p>
          </table:table-cell>
          <table:table-cell office:value-type="float" office:value="-9.013120365088419E-3" table:formula="of:=([bitcoin_futures.F19]-[bitcoin_futures.F18])/[bitcoin_futures.F18]" table:style-name="ce1">
            <text:p>-0.00901312</text:p>
          </table:table-cell>
          <table:table-cell office:value-type="float" office:value="-8.9742133363626044E-3" table:formula="of:=([bitcoin_futures.G19]-[bitcoin_futures.G18])/[bitcoin_futures.G18]" table:style-name="ce1">
            <text:p>-0.008974213</text:p>
          </table:table-cell>
          <table:table-cell office:value-type="float" office:value="-9.1556459816887082E-3" table:formula="of:=([bitcoin_futures.H19]-[bitcoin_futures.H18])/[bitcoin_futures.H18]" table:style-name="ce1">
            <text:p>-0.009155646</text:p>
          </table:table-cell>
          <table:table-cell office:value-type="float" office:value="-9.1093117408906875E-3" table:formula="of:=([bitcoin_futures.I19]-[bitcoin_futures.I18])/[bitcoin_futures.I18]" table:style-name="ce1">
            <text:p>-0.009109312</text:p>
          </table:table-cell>
          <table:table-cell table:number-columns-repeated="2" table:style-name="ce1"/>
          <table:table-cell office:value-type="float" office:value="-1.206934386657889E-2" table:formula="of:=([bitcoin_futures.L19]-[bitcoin_futures.L18])/[bitcoin_futures.L18]" table:style-name="ce1">
            <text:p>-0.012069344</text:p>
          </table:table-cell>
          <table:table-cell table:number-columns-repeated="2" table:style-name="ce1"/>
          <table:table-cell office:value-type="float" office:value="-1.2167546032087865E-2" table:formula="of:=([bitcoin_futures.O19]-[bitcoin_futures.O18])/[bitcoin_futures.O18]" table:style-name="ce1">
            <text:p>-0.012167546</text:p>
          </table:table-cell>
          <table:table-cell table:number-columns-repeated="4" table:style-name="ce1"/>
          <table:table-cell office:value-type="float" office:value="-1.0087116001834021E-2" table:formula="of:=[.B15]" table:style-name="ce1">
            <text:p>-0.010087116</text:p>
          </table:table-cell>
          <table:table-cell table:style-name="ce1"/>
          <table:table-cell office:value-type="float" office:value="21810" table:formula="of:=[bitcoin_futures.E18]*[.T$2]" table:style-name="ce1">
            <text:p>21810</text:p>
          </table:table-cell>
          <table:table-cell table:number-columns-repeated="16365" table:style-name="ce1"/>
        </table:table-row>
        <table:table-row table:style-name="ro1">
          <table:table-cell office:value-type="string" office:string-value="18.01.2024" table:formula="of:=[bitcoin_futures.A20]" table:style-name="ce1">
            <text:p>18.01.2024</text:p>
          </table:table-cell>
          <table:table-cell office:value-type="float" office:value="-4.5275590551181105E-2" table:formula="of:=([bitcoin_futures.E20]-[bitcoin_futures.E19])/[bitcoin_futures.E19]" table:style-name="ce6">
            <text:p>-0.045275591</text:p>
          </table:table-cell>
          <table:table-cell office:value-type="float" office:value="-4.4209072069997697E-2" table:formula="of:=([bitcoin_futures.F20]-[bitcoin_futures.F19])/[bitcoin_futures.F19]" table:style-name="ce1">
            <text:p>-0.044209072</text:p>
          </table:table-cell>
          <table:table-cell office:value-type="float" office:value="-4.3787253553415867E-2" table:formula="of:=([bitcoin_futures.G20]-[bitcoin_futures.G19])/[bitcoin_futures.G19]" table:style-name="ce1">
            <text:p>-0.043787254</text:p>
          </table:table-cell>
          <table:table-cell office:value-type="float" office:value="-4.357745836185261E-2" table:formula="of:=([bitcoin_futures.H20]-[bitcoin_futures.H19])/[bitcoin_futures.H19]" table:style-name="ce1">
            <text:p>-0.043577458</text:p>
          </table:table-cell>
          <table:table-cell office:value-type="float" office:value="-4.3354897287481556E-2" table:formula="of:=([bitcoin_futures.I20]-[bitcoin_futures.I19])/[bitcoin_futures.I19]" table:style-name="ce1">
            <text:p>-0.043354897</text:p>
          </table:table-cell>
          <table:table-cell table:number-columns-repeated="2" table:style-name="ce1"/>
          <table:table-cell office:value-type="float" office:value="-4.3869391381608176E-2" table:formula="of:=([bitcoin_futures.L20]-[bitcoin_futures.L19])/[bitcoin_futures.L19]" table:style-name="ce1">
            <text:p>-0.043869391</text:p>
          </table:table-cell>
          <table:table-cell table:number-columns-repeated="2" table:style-name="ce1"/>
          <table:table-cell office:value-type="float" office:value="-4.3819489862655332E-2" table:formula="of:=([bitcoin_futures.O20]-[bitcoin_futures.O19])/[bitcoin_futures.O19]" table:style-name="ce1">
            <text:p>-0.04381949</text:p>
          </table:table-cell>
          <table:table-cell table:number-columns-repeated="4" table:style-name="ce1"/>
          <table:table-cell office:value-type="float" office:value="-4.5275590551181105E-2" table:formula="of:=[.B16]" table:style-name="ce1">
            <text:p>-0.045275591</text:p>
          </table:table-cell>
          <table:table-cell table:style-name="ce1"/>
          <table:table-cell office:value-type="float" office:value="21590" table:formula="of:=[bitcoin_futures.E19]*[.T$2]" table:style-name="ce1">
            <text:p>21590</text:p>
          </table:table-cell>
          <table:table-cell table:number-columns-repeated="16365" table:style-name="ce1"/>
        </table:table-row>
        <table:table-row table:style-name="ro1">
          <table:table-cell office:value-type="string" office:string-value="19.01.2024" table:formula="of:=[bitcoin_futures.A21]" table:style-name="ce1">
            <text:p>19.01.2024</text:p>
          </table:table-cell>
          <table:table-cell office:value-type="float" office:value="1.7222559126743482E-2" table:formula="of:=([bitcoin_futures.E21]-[bitcoin_futures.E20])/[bitcoin_futures.E20]" table:style-name="ce6">
            <text:p>0.017222559</text:p>
          </table:table-cell>
          <table:table-cell office:value-type="float" office:value="1.7827029631414117E-2" table:formula="of:=([bitcoin_futures.F21]-[bitcoin_futures.F20])/[bitcoin_futures.F20]" table:style-name="ce1">
            <text:p>0.01782703</text:p>
          </table:table-cell>
          <table:table-cell office:value-type="float" office:value="1.8580676096859268E-2" table:formula="of:=([bitcoin_futures.G21]-[bitcoin_futures.G20])/[bitcoin_futures.G20]" table:style-name="ce1">
            <text:p>0.018580676</text:p>
          </table:table-cell>
          <table:table-cell office:value-type="float" office:value="1.8964694656488548E-2" table:formula="of:=([bitcoin_futures.H21]-[bitcoin_futures.H20])/[bitcoin_futures.H20]" table:style-name="ce1">
            <text:p>0.018964695</text:p>
          </table:table-cell>
          <table:table-cell office:value-type="float" office:value="1.8863447621307389E-2" table:formula="of:=([bitcoin_futures.I21]-[bitcoin_futures.I20])/[bitcoin_futures.I20]" table:style-name="ce1">
            <text:p>0.018863448</text:p>
          </table:table-cell>
          <table:table-cell table:number-columns-repeated="2" table:style-name="ce1"/>
          <table:table-cell office:value-type="float" office:value="1.7539783947032175E-2" table:formula="of:=([bitcoin_futures.L21]-[bitcoin_futures.L20])/[bitcoin_futures.L20]" table:style-name="ce1">
            <text:p>0.017539784</text:p>
          </table:table-cell>
          <table:table-cell table:number-columns-repeated="2" table:style-name="ce1"/>
          <table:table-cell office:value-type="float" office:value="1.7441860465116279E-2" table:formula="of:=([bitcoin_futures.O21]-[bitcoin_futures.O20])/[bitcoin_futures.O20]" table:style-name="ce1">
            <text:p>0.01744186</text:p>
          </table:table-cell>
          <table:table-cell table:number-columns-repeated="4" table:style-name="ce1"/>
          <table:table-cell office:value-type="float" office:value="1.7222559126743482E-2" table:formula="of:=[.B17]" table:style-name="ce1">
            <text:p>0.017222559</text:p>
          </table:table-cell>
          <table:table-cell table:style-name="ce1"/>
          <table:table-cell office:value-type="float" office:value="20612.5" table:formula="of:=[bitcoin_futures.E20]*[.T$2]" table:style-name="ce1">
            <text:p>20612.5</text:p>
          </table:table-cell>
          <table:table-cell table:number-columns-repeated="16365"/>
        </table:table-row>
        <table:table-row table:style-name="ro1">
          <table:table-cell office:value-type="string" office:string-value="22.01.2024" table:formula="of:=[bitcoin_futures.A22]" table:style-name="ce1">
            <text:p>22.01.2024</text:p>
          </table:table-cell>
          <table:table-cell office:value-type="float" office:value="-3.4577322046023609E-2" table:formula="of:=([bitcoin_futures.E22]-[bitcoin_futures.E21])/[bitcoin_futures.E21]" table:style-name="ce6">
            <text:p>-0.034577322</text:p>
          </table:table-cell>
          <table:table-cell office:value-type="float" office:value="-3.2544378698224852E-2" table:formula="of:=([bitcoin_futures.F22]-[bitcoin_futures.F21])/[bitcoin_futures.F21]" table:style-name="ce1">
            <text:p>-0.032544379</text:p>
          </table:table-cell>
          <table:table-cell office:value-type="float" office:value="-3.2128986701188654E-2" table:formula="of:=([bitcoin_futures.G22]-[bitcoin_futures.G21])/[bitcoin_futures.G21]" table:style-name="ce1">
            <text:p>-0.032128987</text:p>
          </table:table-cell>
          <table:table-cell office:value-type="float" office:value="-3.2190097155565964E-2" table:formula="of:=([bitcoin_futures.H22]-[bitcoin_futures.H21])/[bitcoin_futures.H21]" table:style-name="ce1">
            <text:p>-0.032190097</text:p>
          </table:table-cell>
          <table:table-cell office:value-type="float" office:value="-3.2720074522589661E-2" table:formula="of:=([bitcoin_futures.I22]-[bitcoin_futures.I21])/[bitcoin_futures.I21]" table:style-name="ce1">
            <text:p>-0.032720075</text:p>
          </table:table-cell>
          <table:table-cell table:number-columns-repeated="2" table:style-name="ce1"/>
          <table:table-cell office:value-type="float" office:value="-3.4018264840182645E-2" table:formula="of:=([bitcoin_futures.L22]-[bitcoin_futures.L21])/[bitcoin_futures.L21]" table:style-name="ce1">
            <text:p>-0.034018265</text:p>
          </table:table-cell>
          <table:table-cell table:number-columns-repeated="2" table:style-name="ce1"/>
          <table:table-cell office:value-type="float" office:value="-3.3949579831932773E-2" table:formula="of:=([bitcoin_futures.O22]-[bitcoin_futures.O21])/[bitcoin_futures.O21]" table:style-name="ce1">
            <text:p>-0.03394958</text:p>
          </table:table-cell>
          <table:table-cell table:number-columns-repeated="4" table:style-name="ce1"/>
          <table:table-cell office:value-type="float" office:value="-3.4577322046023609E-2" table:formula="of:=[.B18]" table:style-name="ce1">
            <text:p>-0.034577322</text:p>
          </table:table-cell>
          <table:table-cell table:style-name="ce1"/>
          <table:table-cell office:value-type="float" office:value="20967.5" table:formula="of:=[bitcoin_futures.E21]*[.T$2]" table:style-name="ce1">
            <text:p>20967.5</text:p>
          </table:table-cell>
          <table:table-cell table:number-columns-repeated="16365"/>
        </table:table-row>
        <table:table-row table:style-name="ro1">
          <table:table-cell office:value-type="string" office:string-value="23.01.2024" table:formula="of:=[bitcoin_futures.A23]" table:style-name="ce1">
            <text:p>23.01.2024</text:p>
          </table:table-cell>
          <table:table-cell office:value-type="float" office:value="-2.284796838335186E-2" table:formula="of:=([bitcoin_futures.E23]-[bitcoin_futures.E22])/[bitcoin_futures.E22]" table:style-name="ce6">
            <text:p>-0.022847968</text:p>
          </table:table-cell>
          <table:table-cell office:value-type="float" office:value="-2.1529051987767583E-2" table:formula="of:=([bitcoin_futures.F23]-[bitcoin_futures.F22])/[bitcoin_futures.F22]" table:style-name="ce1">
            <text:p>-0.021529052</text:p>
          </table:table-cell>
          <table:table-cell office:value-type="float" office:value="-2.1279182879377433E-2" table:formula="of:=([bitcoin_futures.G23]-[bitcoin_futures.G22])/[bitcoin_futures.G22]" table:style-name="ce1">
            <text:p>-0.021279183</text:p>
          </table:table-cell>
          <table:table-cell office:value-type="float" office:value="-2.104499274310595E-2" table:formula="of:=([bitcoin_futures.H23]-[bitcoin_futures.H22])/[bitcoin_futures.H22]" table:style-name="ce1">
            <text:p>-0.021044993</text:p>
          </table:table-cell>
          <table:table-cell office:value-type="float" office:value="-2.0946189960274468E-2" table:formula="of:=([bitcoin_futures.I23]-[bitcoin_futures.I22])/[bitcoin_futures.I22]" table:style-name="ce1">
            <text:p>-0.02094619</text:p>
          </table:table-cell>
          <table:table-cell table:number-columns-repeated="2" table:style-name="ce1"/>
          <table:table-cell office:value-type="float" office:value="-2.3280548333727252E-2" table:formula="of:=([bitcoin_futures.L23]-[bitcoin_futures.L22])/[bitcoin_futures.L22]" table:style-name="ce1">
            <text:p>-0.023280548</text:p>
          </table:table-cell>
          <table:table-cell table:number-columns-repeated="2" table:style-name="ce1"/>
          <table:table-cell office:value-type="float" office:value="-2.2616562282533056E-2" table:formula="of:=([bitcoin_futures.O23]-[bitcoin_futures.O22])/[bitcoin_futures.O22]" table:style-name="ce1">
            <text:p>-0.022616562</text:p>
          </table:table-cell>
          <table:table-cell table:number-columns-repeated="4" table:style-name="ce1"/>
          <table:table-cell office:value-type="float" office:value="-2.284796838335186E-2" table:formula="of:=[.B19]" table:style-name="ce1">
            <text:p>-0.022847968</text:p>
          </table:table-cell>
          <table:table-cell table:style-name="ce1"/>
          <table:table-cell office:value-type="float" office:value="20242.5" table:formula="of:=[bitcoin_futures.E22]*[.T$2]" table:style-name="ce1">
            <text:p>20242.5</text:p>
          </table:table-cell>
          <table:table-cell table:number-columns-repeated="16365"/>
        </table:table-row>
        <table:table-row table:style-name="ro1">
          <table:table-cell office:value-type="string" office:string-value="24.01.2024" table:formula="of:=[bitcoin_futures.A24]" table:style-name="ce1">
            <text:p>24.01.2024</text:p>
          </table:table-cell>
          <table:table-cell office:value-type="float" office:value="1.0237613751263903E-2" table:formula="of:=([bitcoin_futures.E24]-[bitcoin_futures.E23])/[bitcoin_futures.E23]" table:style-name="ce6">
            <text:p>0.010237614</text:p>
          </table:table-cell>
          <table:table-cell office:value-type="float" office:value="9.2511563945493185E-3" table:formula="of:=([bitcoin_futures.F24]-[bitcoin_futures.F23])/[bitcoin_futures.F23]" table:style-name="ce1">
            <text:p>0.009251156</text:p>
          </table:table-cell>
          <table:table-cell office:value-type="float" office:value="9.6906448005963479E-3" table:formula="of:=([bitcoin_futures.G24]-[bitcoin_futures.G23])/[bitcoin_futures.G23]" table:style-name="ce1">
            <text:p>0.009690645</text:p>
          </table:table-cell>
          <table:table-cell office:value-type="float" office:value="9.6367679762787255E-3" table:formula="of:=([bitcoin_futures.H24]-[bitcoin_futures.H23])/[bitcoin_futures.H23]" table:style-name="ce1">
            <text:p>0.009636768</text:p>
          </table:table-cell>
          <table:table-cell office:value-type="float" office:value="9.5905569900405756E-3" table:formula="of:=([bitcoin_futures.I24]-[bitcoin_futures.I23])/[bitcoin_futures.I23]" table:style-name="ce1">
            <text:p>0.009590557</text:p>
          </table:table-cell>
          <table:table-cell table:number-columns-repeated="2" table:style-name="ce1"/>
          <table:table-cell office:value-type="float" office:value="1.0768300060496068E-2" table:formula="of:=([bitcoin_futures.L24]-[bitcoin_futures.L23])/[bitcoin_futures.L23]" table:style-name="ce1">
            <text:p>0.0107683</text:p>
          </table:table-cell>
          <table:table-cell table:number-columns-repeated="2" table:style-name="ce1"/>
          <table:table-cell office:value-type="float" office:value="1.1035955856176576E-2" table:formula="of:=([bitcoin_futures.O24]-[bitcoin_futures.O23])/[bitcoin_futures.O23]" table:style-name="ce1">
            <text:p>0.011035956</text:p>
          </table:table-cell>
          <table:table-cell table:number-columns-repeated="4" table:style-name="ce1"/>
          <table:table-cell office:value-type="float" office:value="1.0237613751263903E-2" table:formula="of:=[.B20]" table:style-name="ce1">
            <text:p>0.010237614</text:p>
          </table:table-cell>
          <table:table-cell table:style-name="ce1"/>
          <table:table-cell office:value-type="float" office:value="19780" table:formula="of:=[bitcoin_futures.E23]*[.T$2]" table:style-name="ce1">
            <text:p>19780</text:p>
          </table:table-cell>
          <table:table-cell table:number-columns-repeated="16365"/>
        </table:table-row>
        <table:table-row table:style-name="ro1">
          <table:table-cell office:value-type="string" office:string-value="25.01.2024" table:formula="of:=[bitcoin_futures.A25]" table:style-name="ce1">
            <text:p>25.01.2024</text:p>
          </table:table-cell>
          <table:table-cell office:value-type="float" office:value="1.5013136494432628E-3" table:formula="of:=([bitcoin_futures.E25]-[bitcoin_futures.E24])/[bitcoin_futures.E24]" table:style-name="ce6">
            <text:p>0.001501314</text:p>
          </table:table-cell>
          <table:table-cell office:value-type="float" office:value="1.1148272017837235E-3" table:formula="of:=([bitcoin_futures.F25]-[bitcoin_futures.F24])/[bitcoin_futures.F24]" table:style-name="ce1">
            <text:p>0.001114827</text:p>
          </table:table-cell>
          <table:table-cell office:value-type="float" office:value="1.4765596160944998E-3" table:formula="of:=([bitcoin_futures.G25]-[bitcoin_futures.G24])/[bitcoin_futures.G24]" table:style-name="ce1">
            <text:p>0.00147656</text:p>
          </table:table-cell>
          <table:table-cell office:value-type="float" office:value="1.9579050416054823E-3" table:formula="of:=([bitcoin_futures.H25]-[bitcoin_futures.H24])/[bitcoin_futures.H24]" table:style-name="ce1">
            <text:p>0.001957905</text:p>
          </table:table-cell>
          <table:table-cell office:value-type="float" office:value="2.67933260260626E-3" table:formula="of:=([bitcoin_futures.I25]-[bitcoin_futures.I24])/[bitcoin_futures.I24]" table:style-name="ce1">
            <text:p>0.002679333</text:p>
          </table:table-cell>
          <table:table-cell table:number-columns-repeated="2" table:style-name="ce1"/>
          <table:table-cell office:value-type="float" office:value="3.2319846779985634E-3" table:formula="of:=([bitcoin_futures.L25]-[bitcoin_futures.L24])/[bitcoin_futures.L24]" table:style-name="ce1">
            <text:p>0.003231985</text:p>
          </table:table-cell>
          <table:table-cell table:number-columns-repeated="2" table:style-name="ce1"/>
          <table:table-cell office:value-type="float" office:value="2.3474178403755869E-3" table:formula="of:=([bitcoin_futures.O25]-[bitcoin_futures.O24])/[bitcoin_futures.O24]" table:style-name="ce1">
            <text:p>0.002347418</text:p>
          </table:table-cell>
          <table:table-cell table:number-columns-repeated="4" table:style-name="ce1"/>
          <table:table-cell office:value-type="float" office:value="1.5013136494432628E-3" table:formula="of:=[.B21]" table:style-name="ce1">
            <text:p>0.001501314</text:p>
          </table:table-cell>
          <table:table-cell table:style-name="ce1"/>
          <table:table-cell office:value-type="float" office:value="19982.5" table:formula="of:=[bitcoin_futures.E24]*[.T$2]" table:style-name="ce1">
            <text:p>19982.5</text:p>
          </table:table-cell>
          <table:table-cell table:number-columns-repeated="16365"/>
        </table:table-row>
        <table:table-row table:style-name="ro1">
          <table:table-cell office:value-type="string" office:string-value="26.01.2024" table:formula="of:=[bitcoin_futures.A26]" table:style-name="ce1">
            <text:p>26.01.2024</text:p>
          </table:table-cell>
          <table:table-cell office:value-type="float" office:value="5.9088069956277328E-2" table:formula="of:=([bitcoin_futures.E26]-[bitcoin_futures.E25])/[bitcoin_futures.E25]" table:style-name="ce6">
            <text:p>0.05908807</text:p>
          </table:table-cell>
          <table:table-cell office:value-type="float" office:value="5.8648849294729029E-2" table:formula="of:=([bitcoin_futures.F26]-[bitcoin_futures.F25])/[bitcoin_futures.F25]" table:style-name="ce1">
            <text:p>0.058648849</text:p>
          </table:table-cell>
          <table:table-cell office:value-type="float" office:value="5.8238112790269074E-2" table:formula="of:=([bitcoin_futures.G26]-[bitcoin_futures.G25])/[bitcoin_futures.G25]" table:style-name="ce1">
            <text:p>0.058238113</text:p>
          </table:table-cell>
          <table:table-cell office:value-type="float" office:value="5.7401074743527111E-2" table:formula="of:=([bitcoin_futures.H26]-[bitcoin_futures.H25])/[bitcoin_futures.H25]" table:style-name="ce1">
            <text:p>0.057401075</text:p>
          </table:table-cell>
          <table:table-cell office:value-type="float" office:value="5.6358557026600267E-2" table:formula="of:=([bitcoin_futures.I26]-[bitcoin_futures.I25])/[bitcoin_futures.I25]" table:style-name="ce1">
            <text:p>0.056358557</text:p>
          </table:table-cell>
          <table:table-cell table:number-columns-repeated="2" table:style-name="ce1"/>
          <table:table-cell office:value-type="float" office:value="5.5601956807063597E-2" table:formula="of:=([bitcoin_futures.L26]-[bitcoin_futures.L25])/[bitcoin_futures.L25]" table:style-name="ce1">
            <text:p>0.055601957</text:p>
          </table:table-cell>
          <table:table-cell table:number-columns-repeated="2" table:style-name="ce1"/>
          <table:table-cell office:value-type="float" office:value="5.5503512880562059E-2" table:formula="of:=([bitcoin_futures.O26]-[bitcoin_futures.O25])/[bitcoin_futures.O25]" table:style-name="ce1">
            <text:p>0.055503513</text:p>
          </table:table-cell>
          <table:table-cell table:number-columns-repeated="4" table:style-name="ce1"/>
          <table:table-cell office:value-type="float" office:value="5.9088069956277328E-2" table:formula="of:=[.B22]" table:style-name="ce1">
            <text:p>0.05908807</text:p>
          </table:table-cell>
          <table:table-cell table:style-name="ce1"/>
          <table:table-cell office:value-type="float" office:value="20012.5" table:formula="of:=[bitcoin_futures.E25]*[.T$2]" table:style-name="ce1">
            <text:p>20012.5</text:p>
          </table:table-cell>
          <table:table-cell table:number-columns-repeated="16365"/>
        </table:table-row>
        <table:table-row table:style-name="ro1">
          <table:table-cell office:value-type="string" office:string-value="29.01.2024" table:formula="of:=[bitcoin_futures.A27]" table:style-name="ce1">
            <text:p>29.01.2024</text:p>
          </table:table-cell>
          <table:table-cell office:value-type="float" office:value="2.689313517338995E-2" table:formula="of:=([bitcoin_futures.E27]-[bitcoin_futures.E26])/[bitcoin_futures.E26]" table:style-name="ce6">
            <text:p>0.026893135</text:p>
          </table:table-cell>
          <table:table-cell office:value-type="float" office:value="2.7232351566152408E-2" table:formula="of:=([bitcoin_futures.F27]-[bitcoin_futures.F26])/[bitcoin_futures.F26]" table:style-name="ce1">
            <text:p>0.027232352</text:p>
          </table:table-cell>
          <table:table-cell office:value-type="float" office:value="2.8097062579821201E-2" table:formula="of:=([bitcoin_futures.G27]-[bitcoin_futures.G26])/[bitcoin_futures.G26]" table:style-name="ce1">
            <text:p>0.028097063</text:p>
          </table:table-cell>
          <table:table-cell office:value-type="float" office:value="2.9106029106029108E-2" table:formula="of:=([bitcoin_futures.H27]-[bitcoin_futures.H26])/[bitcoin_futures.H26]" table:style-name="ce1">
            <text:p>0.029106029</text:p>
          </table:table-cell>
          <table:table-cell office:value-type="float" office:value="2.9435437507186385E-2" table:formula="of:=([bitcoin_futures.I27]-[bitcoin_futures.I26])/[bitcoin_futures.I26]" table:style-name="ce1">
            <text:p>0.029435438</text:p>
          </table:table-cell>
          <table:table-cell office:value-type="float" office:value="2.7243589743589744E-2" table:formula="of:=([bitcoin_futures.J27]-[bitcoin_futures.J26])/[bitcoin_futures.J26]" table:style-name="ce1">
            <text:p>0.02724359</text:p>
          </table:table-cell>
          <table:table-cell table:style-name="ce1"/>
          <table:table-cell office:value-type="float" office:value="2.7806035944387929E-2" table:formula="of:=([bitcoin_futures.L27]-[bitcoin_futures.L26])/[bitcoin_futures.L26]" table:style-name="ce1">
            <text:p>0.027806036</text:p>
          </table:table-cell>
          <table:table-cell table:number-columns-repeated="2" table:style-name="ce1"/>
          <table:table-cell office:value-type="float" office:value="2.7956512092300864E-2" table:formula="of:=([bitcoin_futures.O27]-[bitcoin_futures.O26])/[bitcoin_futures.O26]" table:style-name="ce1">
            <text:p>0.027956512</text:p>
          </table:table-cell>
          <table:table-cell table:number-columns-repeated="4" table:style-name="ce1"/>
          <table:table-cell office:value-type="float" office:value="2.689313517338995E-2" table:formula="of:=[.B23]" table:style-name="ce1">
            <text:p>0.026893135</text:p>
          </table:table-cell>
          <table:table-cell table:style-name="ce1"/>
          <table:table-cell office:value-type="float" office:value="21195" table:formula="of:=[bitcoin_futures.E26]*[.T$2]" table:style-name="ce1">
            <text:p>21195</text:p>
          </table:table-cell>
          <table:table-cell table:number-columns-repeated="16365"/>
        </table:table-row>
        <table:table-row table:style-name="ro1">
          <table:table-cell office:value-type="string" office:string-value="30.01.2024" table:formula="of:=[bitcoin_futures.A28]" table:style-name="ce1">
            <text:p>30.01.2024</text:p>
          </table:table-cell>
          <table:table-cell office:value-type="float" office:value="8.2701585113714674E-3" table:formula="of:=([bitcoin_futures.E28]-[bitcoin_futures.E27])/[bitcoin_futures.E27]" table:style-name="ce6">
            <text:p>0.008270159</text:p>
          </table:table-cell>
          <table:table-cell office:value-type="float" office:value="6.8267152121970643E-3" table:formula="of:=([bitcoin_futures.F28]-[bitcoin_futures.F27])/[bitcoin_futures.F27]" table:style-name="ce1">
            <text:p>0.006826715</text:p>
          </table:table-cell>
          <table:table-cell office:value-type="float" office:value="6.4370412196499156E-3" table:formula="of:=([bitcoin_futures.G28]-[bitcoin_futures.G27])/[bitcoin_futures.G27]" table:style-name="ce1">
            <text:p>0.006437041</text:p>
          </table:table-cell>
          <table:table-cell office:value-type="float" office:value="6.2850729517396186E-3" table:formula="of:=([bitcoin_futures.H28]-[bitcoin_futures.H27])/[bitcoin_futures.H27]" table:style-name="ce1">
            <text:p>0.006285073</text:p>
          </table:table-cell>
          <table:table-cell office:value-type="float" office:value="6.1431922260694743E-3" table:formula="of:=([bitcoin_futures.I28]-[bitcoin_futures.I27])/[bitcoin_futures.I27]" table:style-name="ce1">
            <text:p>0.006143192</text:p>
          </table:table-cell>
          <table:table-cell office:value-type="float" office:value="8.9146422999777132E-3" table:formula="of:=([bitcoin_futures.J28]-[bitcoin_futures.J27])/[bitcoin_futures.J27]" table:style-name="ce1">
            <text:p>0.008914642</text:p>
          </table:table-cell>
          <table:table-cell table:style-name="ce1"/>
          <table:table-cell office:value-type="float" office:value="8.9079511712306172E-3" table:formula="of:=([bitcoin_futures.L28]-[bitcoin_futures.L27])/[bitcoin_futures.L27]" table:style-name="ce1">
            <text:p>0.008907951</text:p>
          </table:table-cell>
          <table:table-cell table:number-columns-repeated="2" table:style-name="ce1"/>
          <table:table-cell office:value-type="float" office:value="8.8495575221238937E-3" table:formula="of:=([bitcoin_futures.O28]-[bitcoin_futures.O27])/[bitcoin_futures.O27]" table:style-name="ce1">
            <text:p>0.008849558</text:p>
          </table:table-cell>
          <table:table-cell table:number-columns-repeated="4" table:style-name="ce1"/>
          <table:table-cell office:value-type="float" office:value="8.2701585113714674E-3" table:formula="of:=[.B24]" table:style-name="ce1">
            <text:p>0.008270159</text:p>
          </table:table-cell>
          <table:table-cell table:style-name="ce1"/>
          <table:table-cell office:value-type="float" office:value="21765" table:formula="of:=[bitcoin_futures.E27]*[.T$2]" table:style-name="ce1">
            <text:p>21765</text:p>
          </table:table-cell>
          <table:table-cell table:number-columns-repeated="16365"/>
        </table:table-row>
        <table:table-row table:style-name="ro1">
          <table:table-cell office:value-type="string" office:string-value="31.01.2024" table:formula="of:=[bitcoin_futures.A29]" table:style-name="ce1">
            <text:p>31.01.2024</text:p>
          </table:table-cell>
          <table:table-cell office:value-type="float" office:value="-2.4493050808840282E-2" table:formula="of:=([bitcoin_futures.E29]-[bitcoin_futures.E28])/[bitcoin_futures.E28]" table:style-name="ce6">
            <text:p>-0.024493051</text:p>
          </table:table-cell>
          <table:table-cell office:value-type="float" office:value="-2.407051644253588E-2" table:formula="of:=([bitcoin_futures.F29]-[bitcoin_futures.F28])/[bitcoin_futures.F28]" table:style-name="ce1">
            <text:p>-0.024070516</text:p>
          </table:table-cell>
          <table:table-cell office:value-type="float" office:value="-2.378815080789946E-2" table:formula="of:=([bitcoin_futures.G29]-[bitcoin_futures.G28])/[bitcoin_futures.G28]" table:style-name="ce1">
            <text:p>-0.023788151</text:p>
          </table:table-cell>
          <table:table-cell office:value-type="float" office:value="-2.3644880660272139E-2" table:formula="of:=([bitcoin_futures.H29]-[bitcoin_futures.H28])/[bitcoin_futures.H28]" table:style-name="ce1">
            <text:p>-0.023644881</text:p>
          </table:table-cell>
          <table:table-cell office:value-type="float" office:value="-2.3423623445825933E-2" table:formula="of:=([bitcoin_futures.I29]-[bitcoin_futures.I28])/[bitcoin_futures.I28]" table:style-name="ce1">
            <text:p>-0.023423623</text:p>
          </table:table-cell>
          <table:table-cell office:value-type="float" office:value="-2.4519549370444003E-2" table:formula="of:=([bitcoin_futures.J29]-[bitcoin_futures.J28])/[bitcoin_futures.J28]" table:style-name="ce1">
            <text:p>-0.024519549</text:p>
          </table:table-cell>
          <table:table-cell table:style-name="ce1"/>
          <table:table-cell office:value-type="float" office:value="-2.4525833878351864E-2" table:formula="of:=([bitcoin_futures.L29]-[bitcoin_futures.L28])/[bitcoin_futures.L28]" table:style-name="ce1">
            <text:p>-0.024525834</text:p>
          </table:table-cell>
          <table:table-cell table:number-columns-repeated="2" table:style-name="ce1"/>
          <table:table-cell office:value-type="float" office:value="-2.4069319640564826E-2" table:formula="of:=([bitcoin_futures.O29]-[bitcoin_futures.O28])/[bitcoin_futures.O28]" table:style-name="ce1">
            <text:p>-0.02406932</text:p>
          </table:table-cell>
          <table:table-cell table:number-columns-repeated="4" table:style-name="ce1"/>
          <table:table-cell office:value-type="float" office:value="-2.4493050808840282E-2" table:formula="of:=[.B25]" table:style-name="ce1">
            <text:p>-0.024493051</text:p>
          </table:table-cell>
          <table:table-cell table:style-name="ce1"/>
          <table:table-cell office:value-type="float" office:value="21945" table:formula="of:=[bitcoin_futures.E28]*[.T$2]" table:style-name="ce1">
            <text:p>21945</text:p>
          </table:table-cell>
          <table:table-cell table:number-columns-repeated="16365"/>
        </table:table-row>
        <table:table-row table:style-name="ro1">
          <table:table-cell office:value-type="string" office:string-value="01.02.2024" table:formula="of:=[bitcoin_futures.A30]" table:style-name="ce1">
            <text:p>01.02.2024</text:p>
          </table:table-cell>
          <table:table-cell office:value-type="float" office:value="1.0743898166530421E-2" table:formula="of:=([bitcoin_futures.E30]-[bitcoin_futures.E29])/[bitcoin_futures.E29]" table:style-name="ce6">
            <text:p>0.010743898</text:p>
          </table:table-cell>
          <table:table-cell office:value-type="float" office:value="1.1463640574339972E-2" table:formula="of:=([bitcoin_futures.F30]-[bitcoin_futures.F29])/[bitcoin_futures.F29]" table:style-name="ce1">
            <text:p>0.011463641</text:p>
          </table:table-cell>
          <table:table-cell office:value-type="float" office:value="1.1149425287356322E-2" table:formula="of:=([bitcoin_futures.G30]-[bitcoin_futures.G29])/[bitcoin_futures.G29]" table:style-name="ce1">
            <text:p>0.011149425</text:p>
          </table:table-cell>
          <table:table-cell office:value-type="float" office:value="1.1194882339501942E-2" table:formula="of:=([bitcoin_futures.H30]-[bitcoin_futures.H29])/[bitcoin_futures.H29]" table:style-name="ce1">
            <text:p>0.011194882</text:p>
          </table:table-cell>
          <table:table-cell office:value-type="float" office:value="1.1026486302148459E-2" table:formula="of:=([bitcoin_futures.I30]-[bitcoin_futures.I29])/[bitcoin_futures.I29]" table:style-name="ce1">
            <text:p>0.011026486</text:p>
          </table:table-cell>
          <table:table-cell office:value-type="float" office:value="1.0982789855072464E-2" table:formula="of:=([bitcoin_futures.J30]-[bitcoin_futures.J29])/[bitcoin_futures.J29]" table:style-name="ce1">
            <text:p>0.01098279</text:p>
          </table:table-cell>
          <table:table-cell table:style-name="ce1"/>
          <table:table-cell office:value-type="float" office:value="1.0950944239579841E-2" table:formula="of:=([bitcoin_futures.L30]-[bitcoin_futures.L29])/[bitcoin_futures.L29]" table:style-name="ce1">
            <text:p>0.010950944</text:p>
          </table:table-cell>
          <table:table-cell table:number-columns-repeated="2" table:style-name="ce1"/>
          <table:table-cell office:value-type="float" office:value="1.0413241258357997E-2" table:formula="of:=([bitcoin_futures.O30]-[bitcoin_futures.O29])/[bitcoin_futures.O29]" table:style-name="ce1">
            <text:p>0.010413241</text:p>
          </table:table-cell>
          <table:table-cell table:number-columns-repeated="4" table:style-name="ce1"/>
          <table:table-cell office:value-type="float" office:value="1.0743898166530421E-2" table:formula="of:=[.B26]" table:style-name="ce1">
            <text:p>0.010743898</text:p>
          </table:table-cell>
          <table:table-cell table:style-name="ce1"/>
          <table:table-cell office:value-type="float" office:value="21407.5" table:formula="of:=[bitcoin_futures.E29]*[.T$2]" table:style-name="ce1">
            <text:p>21407.5</text:p>
          </table:table-cell>
          <table:table-cell table:number-columns-repeated="16365"/>
        </table:table-row>
        <table:table-row table:style-name="ro1">
          <table:table-cell office:value-type="string" office:string-value="02.02.2024" table:formula="of:=[bitcoin_futures.A31]" table:style-name="ce1">
            <text:p>02.02.2024</text:p>
          </table:table-cell>
          <table:table-cell office:value-type="float" office:value="-2.0797227036395147E-3" table:formula="of:=([bitcoin_futures.E31]-[bitcoin_futures.E30])/[bitcoin_futures.E30]" table:style-name="ce6">
            <text:p>-0.002079723</text:p>
          </table:table-cell>
          <table:table-cell office:value-type="float" office:value="-1.6027475672581567E-3" table:formula="of:=([bitcoin_futures.F31]-[bitcoin_futures.F30])/[bitcoin_futures.F30]" table:style-name="ce1">
            <text:p>-0.001602748</text:p>
          </table:table-cell>
          <table:table-cell office:value-type="float" office:value="-1.8188018642719109E-3" table:formula="of:=([bitcoin_futures.G31]-[bitcoin_futures.G30])/[bitcoin_futures.G30]" table:style-name="ce1">
            <text:p>-0.001818802</text:p>
          </table:table-cell>
          <table:table-cell office:value-type="float" office:value="-1.8075011296882061E-3" table:formula="of:=([bitcoin_futures.H31]-[bitcoin_futures.H30])/[bitcoin_futures.H30]" table:style-name="ce1">
            <text:p>-0.001807501</text:p>
          </table:table-cell>
          <table:table-cell office:value-type="float" office:value="-1.6865302451090623E-3" table:formula="of:=([bitcoin_futures.I31]-[bitcoin_futures.I30])/[bitcoin_futures.I30]" table:style-name="ce1">
            <text:p>-0.00168653</text:p>
          </table:table-cell>
          <table:table-cell office:value-type="float" office:value="-1.455930115354463E-3" table:formula="of:=([bitcoin_futures.J31]-[bitcoin_futures.J30])/[bitcoin_futures.J30]" table:style-name="ce1">
            <text:p>-0.00145593</text:p>
          </table:table-cell>
          <table:table-cell table:style-name="ce1"/>
          <table:table-cell office:value-type="float" office:value="-1.3264065436056152E-3" table:formula="of:=([bitcoin_futures.L31]-[bitcoin_futures.L30])/[bitcoin_futures.L30]" table:style-name="ce1">
            <text:p>-0.001326407</text:p>
          </table:table-cell>
          <table:table-cell table:number-columns-repeated="2" table:style-name="ce1"/>
          <table:table-cell office:value-type="float" office:value="-1.3018008244738556E-3" table:formula="of:=([bitcoin_futures.O31]-[bitcoin_futures.O30])/[bitcoin_futures.O30]" table:style-name="ce1">
            <text:p>-0.001301801</text:p>
          </table:table-cell>
          <table:table-cell table:number-columns-repeated="4" table:style-name="ce1"/>
          <table:table-cell office:value-type="float" office:value="-2.0797227036395147E-3" table:formula="of:=[.B27]" table:style-name="ce1">
            <text:p>-0.002079723</text:p>
          </table:table-cell>
          <table:table-cell table:style-name="ce1"/>
          <table:table-cell office:value-type="float" office:value="21637.5" table:formula="of:=[bitcoin_futures.E30]*[.T$2]" table:style-name="ce1">
            <text:p>21637.5</text:p>
          </table:table-cell>
          <table:table-cell table:number-columns-repeated="16365"/>
        </table:table-row>
        <table:table-row table:style-name="ro1">
          <table:table-cell office:value-type="string" office:string-value="05.02.2024" table:formula="of:=[bitcoin_futures.A32]" table:style-name="ce1">
            <text:p>05.02.2024</text:p>
          </table:table-cell>
          <table:table-cell office:value-type="float" office:value="-1.4588398749565822E-2" table:formula="of:=([bitcoin_futures.E32]-[bitcoin_futures.E31])/[bitcoin_futures.E31]" table:style-name="ce6">
            <text:p>-0.014588399</text:p>
          </table:table-cell>
          <table:table-cell office:value-type="float" office:value="-1.4562550166265337E-2" table:formula="of:=([bitcoin_futures.F32]-[bitcoin_futures.F31])/[bitcoin_futures.F31]" table:style-name="ce1">
            <text:p>-0.01456255</text:p>
          </table:table-cell>
          <table:table-cell office:value-type="float" office:value="-1.434916296549368E-2" table:formula="of:=([bitcoin_futures.G32]-[bitcoin_futures.G31])/[bitcoin_futures.G31]" table:style-name="ce1">
            <text:p>-0.014349163</text:p>
          </table:table-cell>
          <table:table-cell office:value-type="float" office:value="-1.3920325939339067E-2" table:formula="of:=([bitcoin_futures.H32]-[bitcoin_futures.H31])/[bitcoin_futures.H31]" table:style-name="ce1">
            <text:p>-0.013920326</text:p>
          </table:table-cell>
          <table:table-cell office:value-type="float" office:value="-1.3965536659533732E-2" table:formula="of:=([bitcoin_futures.I32]-[bitcoin_futures.I31])/[bitcoin_futures.I31]" table:style-name="ce1">
            <text:p>-0.013965537</text:p>
          </table:table-cell>
          <table:table-cell office:value-type="float" office:value="-1.3683266038582324E-2" table:formula="of:=([bitcoin_futures.J32]-[bitcoin_futures.J31])/[bitcoin_futures.J31]" table:style-name="ce1">
            <text:p>-0.013683266</text:p>
          </table:table-cell>
          <table:table-cell table:style-name="ce1"/>
          <table:table-cell office:value-type="float" office:value="-1.3724405091311566E-2" table:formula="of:=([bitcoin_futures.L32]-[bitcoin_futures.L31])/[bitcoin_futures.L31]" table:style-name="ce1">
            <text:p>-0.013724405</text:p>
          </table:table-cell>
          <table:table-cell table:number-columns-repeated="2" table:style-name="ce1"/>
          <table:table-cell office:value-type="float" office:value="-1.3686726048229415E-2" table:formula="of:=([bitcoin_futures.O32]-[bitcoin_futures.O31])/[bitcoin_futures.O31]" table:style-name="ce1">
            <text:p>-0.013686726</text:p>
          </table:table-cell>
          <table:table-cell table:number-columns-repeated="4" table:style-name="ce1"/>
          <table:table-cell office:value-type="float" office:value="-1.4588398749565822E-2" table:formula="of:=[.B28]" table:style-name="ce1">
            <text:p>-0.014588399</text:p>
          </table:table-cell>
          <table:table-cell table:style-name="ce1"/>
          <table:table-cell office:value-type="float" office:value="21592.5" table:formula="of:=[bitcoin_futures.E31]*[.T$2]" table:style-name="ce1">
            <text:p>21592.5</text:p>
          </table:table-cell>
          <table:table-cell table:number-columns-repeated="16365"/>
        </table:table-row>
        <table:table-row table:style-name="ro1">
          <table:table-cell office:value-type="string" office:string-value="06.02.2024" table:formula="of:=[bitcoin_futures.A33]" table:style-name="ce1">
            <text:p>06.02.2024</text:p>
          </table:table-cell>
          <table:table-cell office:value-type="float" office:value="1.7624250969333802E-2" table:formula="of:=([bitcoin_futures.E33]-[bitcoin_futures.E32])/[bitcoin_futures.E32]" table:style-name="ce6">
            <text:p>0.017624251</text:p>
          </table:table-cell>
          <table:table-cell office:value-type="float" office:value="1.7803118454735863E-2" table:formula="of:=([bitcoin_futures.F33]-[bitcoin_futures.F32])/[bitcoin_futures.F32]" table:style-name="ce1">
            <text:p>0.017803118</text:p>
          </table:table-cell>
          <table:table-cell office:value-type="float" office:value="1.779318313113807E-2" table:formula="of:=([bitcoin_futures.G33]-[bitcoin_futures.G32])/[bitcoin_futures.G32]" table:style-name="ce1">
            <text:p>0.017793183</text:p>
          </table:table-cell>
          <table:table-cell office:value-type="float" office:value="1.7330425800527946E-2" table:formula="of:=([bitcoin_futures.H33]-[bitcoin_futures.H32])/[bitcoin_futures.H32]" table:style-name="ce1">
            <text:p>0.017330426</text:p>
          </table:table-cell>
          <table:table-cell office:value-type="float" office:value="1.7247287264420333E-2" table:formula="of:=([bitcoin_futures.I33]-[bitcoin_futures.I32])/[bitcoin_futures.I32]" table:style-name="ce1">
            <text:p>0.017247287</text:p>
          </table:table-cell>
          <table:table-cell office:value-type="float" office:value="1.6715942688196497E-2" table:formula="of:=([bitcoin_futures.J33]-[bitcoin_futures.J32])/[bitcoin_futures.J32]" table:style-name="ce1">
            <text:p>0.016715943</text:p>
          </table:table-cell>
          <table:table-cell table:style-name="ce1"/>
          <table:table-cell office:value-type="float" office:value="1.5710919088766692E-2" table:formula="of:=([bitcoin_futures.L33]-[bitcoin_futures.L32])/[bitcoin_futures.L32]" table:style-name="ce1">
            <text:p>0.015710919</text:p>
          </table:table-cell>
          <table:table-cell table:number-columns-repeated="2" table:style-name="ce1"/>
          <table:table-cell office:value-type="float" office:value="1.552863436123348E-2" table:formula="of:=([bitcoin_futures.O33]-[bitcoin_futures.O32])/[bitcoin_futures.O32]" table:style-name="ce1">
            <text:p>0.015528634</text:p>
          </table:table-cell>
          <table:table-cell table:number-columns-repeated="4" table:style-name="ce1"/>
          <table:table-cell office:value-type="float" office:value="1.7624250969333802E-2" table:formula="of:=[.B29]" table:style-name="ce1">
            <text:p>0.017624251</text:p>
          </table:table-cell>
          <table:table-cell table:style-name="ce1"/>
          <table:table-cell office:value-type="float" office:value="21277.5" table:formula="of:=[bitcoin_futures.E32]*[.T$2]" table:style-name="ce1">
            <text:p>21277.5</text:p>
          </table:table-cell>
          <table:table-cell table:number-columns-repeated="16365"/>
        </table:table-row>
        <table:table-row table:style-name="ro1">
          <table:table-cell office:value-type="string" office:string-value="07.02.2024" table:formula="of:=[bitcoin_futures.A34]" table:style-name="ce1">
            <text:p>07.02.2024</text:p>
          </table:table-cell>
          <table:table-cell office:value-type="float" office:value="2.5516683985682947E-2" table:formula="of:=([bitcoin_futures.E34]-[bitcoin_futures.E33])/[bitcoin_futures.E33]" table:style-name="ce6">
            <text:p>0.025516684</text:p>
          </table:table-cell>
          <table:table-cell office:value-type="float" office:value="2.5265805419000802E-2" table:formula="of:=([bitcoin_futures.F34]-[bitcoin_futures.F33])/[bitcoin_futures.F33]" table:style-name="ce1">
            <text:p>0.025265805</text:p>
          </table:table-cell>
          <table:table-cell office:value-type="float" office:value="2.5087978204109435E-2" table:formula="of:=([bitcoin_futures.G34]-[bitcoin_futures.G33])/[bitcoin_futures.G33]" table:style-name="ce1">
            <text:p>0.025087978</text:p>
          </table:table-cell>
          <table:table-cell office:value-type="float" office:value="2.5270758122743681E-2" table:formula="of:=([bitcoin_futures.H34]-[bitcoin_futures.H33])/[bitcoin_futures.H33]" table:style-name="ce1">
            <text:p>0.025270758</text:p>
          </table:table-cell>
          <table:table-cell office:value-type="float" office:value="2.526386705591736E-2" table:formula="of:=([bitcoin_futures.I34]-[bitcoin_futures.I33])/[bitcoin_futures.I33]" table:style-name="ce1">
            <text:p>0.025263867</text:p>
          </table:table-cell>
          <table:table-cell office:value-type="float" office:value="2.516497036125713E-2" table:formula="of:=([bitcoin_futures.J34]-[bitcoin_futures.J33])/[bitcoin_futures.J33]" table:style-name="ce1">
            <text:p>0.02516497</text:p>
          </table:table-cell>
          <table:table-cell table:style-name="ce1"/>
          <table:table-cell office:value-type="float" office:value="2.4859131587669871E-2" table:formula="of:=([bitcoin_futures.L34]-[bitcoin_futures.L33])/[bitcoin_futures.L33]" table:style-name="ce1">
            <text:p>0.024859132</text:p>
          </table:table-cell>
          <table:table-cell table:number-columns-repeated="2" table:style-name="ce1"/>
          <table:table-cell office:value-type="float" office:value="2.4943064743520225E-2" table:formula="of:=([bitcoin_futures.O34]-[bitcoin_futures.O33])/[bitcoin_futures.O33]" table:style-name="ce1">
            <text:p>0.024943065</text:p>
          </table:table-cell>
          <table:table-cell table:number-columns-repeated="4" table:style-name="ce1"/>
          <table:table-cell office:value-type="float" office:value="2.5516683985682947E-2" table:formula="of:=[.B30]" table:style-name="ce1">
            <text:p>0.025516684</text:p>
          </table:table-cell>
          <table:table-cell table:style-name="ce1"/>
          <table:table-cell office:value-type="float" office:value="21652.5" table:formula="of:=[bitcoin_futures.E33]*[.T$2]" table:style-name="ce1">
            <text:p>21652.5</text:p>
          </table:table-cell>
          <table:table-cell table:number-columns-repeated="16365"/>
        </table:table-row>
        <table:table-row table:style-name="ro1">
          <table:table-cell office:value-type="string" office:string-value="08.02.2024" table:formula="of:=[bitcoin_futures.A35]" table:style-name="ce1">
            <text:p>08.02.2024</text:p>
          </table:table-cell>
          <table:table-cell office:value-type="float" office:value="3.0173384372888988E-2" table:formula="of:=([bitcoin_futures.E35]-[bitcoin_futures.E34])/[bitcoin_futures.E34]" table:style-name="ce6">
            <text:p>0.030173384</text:p>
          </table:table-cell>
          <table:table-cell office:value-type="float" office:value="3.0330062444246207E-2" table:formula="of:=([bitcoin_futures.F35]-[bitcoin_futures.F34])/[bitcoin_futures.F34]" table:style-name="ce1">
            <text:p>0.030330062</text:p>
          </table:table-cell>
          <table:table-cell office:value-type="float" office:value="3.078626799557032E-2" table:formula="of:=([bitcoin_futures.G35]-[bitcoin_futures.G34])/[bitcoin_futures.G34]" table:style-name="ce1">
            <text:p>0.030786268</text:p>
          </table:table-cell>
          <table:table-cell office:value-type="float" office:value="3.1029929577464789E-2" table:formula="of:=([bitcoin_futures.H35]-[bitcoin_futures.H34])/[bitcoin_futures.H34]" table:style-name="ce1">
            <text:p>0.03102993</text:p>
          </table:table-cell>
          <table:table-cell office:value-type="float" office:value="3.2198006790055855E-2" table:formula="of:=([bitcoin_futures.I35]-[bitcoin_futures.I34])/[bitcoin_futures.I34]" table:style-name="ce1">
            <text:p>0.032198007</text:p>
          </table:table-cell>
          <table:table-cell office:value-type="float" office:value="3.2402356535020729E-2" table:formula="of:=([bitcoin_futures.J35]-[bitcoin_futures.J34])/[bitcoin_futures.J34]" table:style-name="ce1">
            <text:p>0.032402357</text:p>
          </table:table-cell>
          <table:table-cell table:style-name="ce1"/>
          <table:table-cell office:value-type="float" office:value="3.169469598965071E-2" table:formula="of:=([bitcoin_futures.L35]-[bitcoin_futures.L34])/[bitcoin_futures.L34]" table:style-name="ce1">
            <text:p>0.031694696</text:p>
          </table:table-cell>
          <table:table-cell table:number-columns-repeated="2" table:style-name="ce1"/>
          <table:table-cell office:value-type="float" office:value="3.0896201460162944E-2" table:formula="of:=([bitcoin_futures.O35]-[bitcoin_futures.O34])/[bitcoin_futures.O34]" table:style-name="ce1">
            <text:p>0.030896201</text:p>
          </table:table-cell>
          <table:table-cell table:number-columns-repeated="4" table:style-name="ce1"/>
          <table:table-cell office:value-type="float" office:value="3.0173384372888988E-2" table:formula="of:=[.B31]" table:style-name="ce1">
            <text:p>0.030173384</text:p>
          </table:table-cell>
          <table:table-cell table:style-name="ce1"/>
          <table:table-cell office:value-type="float" office:value="22205" table:formula="of:=[bitcoin_futures.E34]*[.T$2]" table:style-name="ce1">
            <text:p>22205</text:p>
          </table:table-cell>
          <table:table-cell table:number-columns-repeated="16365"/>
        </table:table-row>
        <table:table-row table:style-name="ro1">
          <table:table-cell office:value-type="string" office:string-value="09.02.2024" table:formula="of:=[bitcoin_futures.A36]" table:style-name="ce1">
            <text:p>09.02.2024</text:p>
          </table:table-cell>
          <table:table-cell office:value-type="float" office:value="4.4153005464480873E-2" table:formula="of:=([bitcoin_futures.E36]-[bitcoin_futures.E35])/[bitcoin_futures.E35]" table:style-name="ce6">
            <text:p>0.044153005</text:p>
          </table:table-cell>
          <table:table-cell office:value-type="float" office:value="4.4047619047619051E-2" table:formula="of:=([bitcoin_futures.F36]-[bitcoin_futures.F35])/[bitcoin_futures.F35]" table:style-name="ce1">
            <text:p>0.044047619</text:p>
          </table:table-cell>
          <table:table-cell office:value-type="float" office:value="4.3510958315427589E-2" table:formula="of:=([bitcoin_futures.G36]-[bitcoin_futures.G35])/[bitcoin_futures.G35]" table:style-name="ce1">
            <text:p>0.043510958</text:p>
          </table:table-cell>
          <table:table-cell office:value-type="float" office:value="4.2796157950907153E-2" table:formula="of:=([bitcoin_futures.H36]-[bitcoin_futures.H35])/[bitcoin_futures.H35]" table:style-name="ce1">
            <text:p>0.042796158</text:p>
          </table:table-cell>
          <table:table-cell office:value-type="float" office:value="4.3607427055702919E-2" table:formula="of:=([bitcoin_futures.I36]-[bitcoin_futures.I35])/[bitcoin_futures.I35]" table:style-name="ce1">
            <text:p>0.043607427</text:p>
          </table:table-cell>
          <table:table-cell office:value-type="float" office:value="4.3643664799746379E-2" table:formula="of:=([bitcoin_futures.J36]-[bitcoin_futures.J35])/[bitcoin_futures.J35]" table:style-name="ce1">
            <text:p>0.043643665</text:p>
          </table:table-cell>
          <table:table-cell table:style-name="ce1"/>
          <table:table-cell office:value-type="float" office:value="4.3991640543364678E-2" table:formula="of:=([bitcoin_futures.L36]-[bitcoin_futures.L35])/[bitcoin_futures.L35]" table:style-name="ce1">
            <text:p>0.043991641</text:p>
          </table:table-cell>
          <table:table-cell table:number-columns-repeated="2" table:style-name="ce1"/>
          <table:table-cell office:value-type="float" office:value="4.485271476957816E-2" table:formula="of:=([bitcoin_futures.O36]-[bitcoin_futures.O35])/[bitcoin_futures.O35]" table:style-name="ce1">
            <text:p>0.044852715</text:p>
          </table:table-cell>
          <table:table-cell table:number-columns-repeated="4" table:style-name="ce1"/>
          <table:table-cell office:value-type="float" office:value="4.4153005464480873E-2" table:formula="of:=[.B32]" table:style-name="ce1">
            <text:p>0.044153005</text:p>
          </table:table-cell>
          <table:table-cell table:style-name="ce1"/>
          <table:table-cell office:value-type="float" office:value="22875" table:formula="of:=[bitcoin_futures.E35]*[.T$2]" table:style-name="ce1">
            <text:p>22875</text:p>
          </table:table-cell>
          <table:table-cell table:number-columns-repeated="16365"/>
        </table:table-row>
        <table:table-row table:style-name="ro1">
          <table:table-cell office:value-type="string" office:string-value="12.02.2024" table:formula="of:=[bitcoin_futures.A37]" table:style-name="ce1">
            <text:p>12.02.2024</text:p>
          </table:table-cell>
          <table:table-cell office:value-type="float" office:value="5.6416160770357965E-2" table:formula="of:=([bitcoin_futures.E37]-[bitcoin_futures.E36])/[bitcoin_futures.E36]" table:style-name="ce6">
            <text:p>0.056416161</text:p>
          </table:table-cell>
          <table:table-cell office:value-type="float" office:value="5.7012542759407071E-2" table:formula="of:=([bitcoin_futures.F37]-[bitcoin_futures.F36])/[bitcoin_futures.F36]" table:style-name="ce1">
            <text:p>0.057012543</text:p>
          </table:table-cell>
          <table:table-cell office:value-type="float" office:value="5.7139915577061669E-2" table:formula="of:=([bitcoin_futures.G37]-[bitcoin_futures.G36])/[bitcoin_futures.G36]" table:style-name="ce1">
            <text:p>0.057139916</text:p>
          </table:table-cell>
          <table:table-cell office:value-type="float" office:value="5.7210111554600346E-2" table:formula="of:=([bitcoin_futures.H37]-[bitcoin_futures.H36])/[bitcoin_futures.H36]" table:style-name="ce1">
            <text:p>0.057210112</text:p>
          </table:table-cell>
          <table:table-cell office:value-type="float" office:value="5.6832045546970314E-2" table:formula="of:=([bitcoin_futures.I37]-[bitcoin_futures.I36])/[bitcoin_futures.I36]" table:style-name="ce1">
            <text:p>0.056832046</text:p>
          </table:table-cell>
          <table:table-cell office:value-type="float" office:value="5.7209396516808425E-2" table:formula="of:=([bitcoin_futures.J37]-[bitcoin_futures.J36])/[bitcoin_futures.J36]" table:style-name="ce1">
            <text:p>0.057209397</text:p>
          </table:table-cell>
          <table:table-cell table:style-name="ce1"/>
          <table:table-cell office:value-type="float" office:value="5.5049544590131116E-2" table:formula="of:=([bitcoin_futures.L37]-[bitcoin_futures.L36])/[bitcoin_futures.L36]" table:style-name="ce1">
            <text:p>0.055049545</text:p>
          </table:table-cell>
          <table:table-cell table:number-columns-repeated="2" table:style-name="ce1"/>
          <table:table-cell office:value-type="float" office:value="5.5206286836935167E-2" table:formula="of:=([bitcoin_futures.O37]-[bitcoin_futures.O36])/[bitcoin_futures.O36]" table:style-name="ce1">
            <text:p>0.055206287</text:p>
          </table:table-cell>
          <table:table-cell table:number-columns-repeated="4" table:style-name="ce1"/>
          <table:table-cell office:value-type="float" office:value="5.6416160770357965E-2" table:formula="of:=[.B33]" table:style-name="ce1">
            <text:p>0.056416161</text:p>
          </table:table-cell>
          <table:table-cell table:style-name="ce1"/>
          <table:table-cell office:value-type="float" office:value="23885" table:formula="of:=[bitcoin_futures.E36]*[.T$2]" table:style-name="ce1">
            <text:p>23885</text:p>
          </table:table-cell>
          <table:table-cell table:number-columns-repeated="16365"/>
        </table:table-row>
        <table:table-row table:style-name="ro1">
          <table:table-cell office:value-type="string" office:string-value="13.02.2024" table:formula="of:=[bitcoin_futures.A38]" table:style-name="ce1">
            <text:p>13.02.2024</text:p>
          </table:table-cell>
          <table:table-cell office:value-type="float" office:value="-1.6347963935400774E-2" table:formula="of:=([bitcoin_futures.E38]-[bitcoin_futures.E37])/[bitcoin_futures.E37]" table:style-name="ce6">
            <text:p>-0.016347964</text:p>
          </table:table-cell>
          <table:table-cell office:value-type="float" office:value="-1.5985093654996566E-2" table:formula="of:=([bitcoin_futures.F38]-[bitcoin_futures.F37])/[bitcoin_futures.F37]" table:style-name="ce1">
            <text:p>-0.015985094</text:p>
          </table:table-cell>
          <table:table-cell office:value-type="float" office:value="-1.5777171795870668E-2" table:formula="of:=([bitcoin_futures.G38]-[bitcoin_futures.G37])/[bitcoin_futures.G37]" table:style-name="ce1">
            <text:p>-0.015777172</text:p>
          </table:table-cell>
          <table:table-cell office:value-type="float" office:value="-1.5101645692158761E-2" table:formula="of:=([bitcoin_futures.H38]-[bitcoin_futures.H37])/[bitcoin_futures.H37]" table:style-name="ce1">
            <text:p>-0.015101646</text:p>
          </table:table-cell>
          <table:table-cell office:value-type="float" office:value="-1.5295815295815297E-2" table:formula="of:=([bitcoin_futures.I38]-[bitcoin_futures.I37])/[bitcoin_futures.I37]" table:style-name="ce1">
            <text:p>-0.015295815</text:p>
          </table:table-cell>
          <table:table-cell office:value-type="float" office:value="-1.4845321329374581E-2" table:formula="of:=([bitcoin_futures.J38]-[bitcoin_futures.J37])/[bitcoin_futures.J37]" table:style-name="ce1">
            <text:p>-0.014845321</text:p>
          </table:table-cell>
          <table:table-cell table:style-name="ce1"/>
          <table:table-cell office:value-type="float" office:value="-1.5178825538373969E-2" table:formula="of:=([bitcoin_futures.L38]-[bitcoin_futures.L37])/[bitcoin_futures.L37]" table:style-name="ce1">
            <text:p>-0.015178826</text:p>
          </table:table-cell>
          <table:table-cell table:number-columns-repeated="2" table:style-name="ce1"/>
          <table:table-cell office:value-type="float" office:value="-1.5453360640476635E-2" table:formula="of:=([bitcoin_futures.O38]-[bitcoin_futures.O37])/[bitcoin_futures.O37]" table:style-name="ce1">
            <text:p>-0.015453361</text:p>
          </table:table-cell>
          <table:table-cell table:number-columns-repeated="4" table:style-name="ce1"/>
          <table:table-cell office:value-type="float" office:value="-1.6347963935400774E-2" table:formula="of:=[.B34]" table:style-name="ce1">
            <text:p>-0.016347964</text:p>
          </table:table-cell>
          <table:table-cell table:style-name="ce1"/>
          <table:table-cell office:value-type="float" office:value="25232.5" table:formula="of:=[bitcoin_futures.E37]*[.T$2]" table:style-name="ce1">
            <text:p>25232.5</text:p>
          </table:table-cell>
          <table:table-cell table:number-columns-repeated="16365"/>
        </table:table-row>
        <table:table-row table:style-name="ro1">
          <table:table-cell office:value-type="string" office:string-value="14.02.2024" table:formula="of:=[bitcoin_futures.A39]" table:style-name="ce1">
            <text:p>14.02.2024</text:p>
          </table:table-cell>
          <table:table-cell office:value-type="float" office:value="4.7340854149879132E-2" table:formula="of:=([bitcoin_futures.E39]-[bitcoin_futures.E38])/[bitcoin_futures.E38]" table:style-name="ce6">
            <text:p>0.047340854</text:p>
          </table:table-cell>
          <table:table-cell office:value-type="float" office:value="4.8136336456049429E-2" table:formula="of:=([bitcoin_futures.F39]-[bitcoin_futures.F38])/[bitcoin_futures.F38]" table:style-name="ce1">
            <text:p>0.048136336</text:p>
          </table:table-cell>
          <table:table-cell office:value-type="float" office:value="4.9673461310112806E-2" table:formula="of:=([bitcoin_futures.G39]-[bitcoin_futures.G38])/[bitcoin_futures.G38]" table:style-name="ce1">
            <text:p>0.049673461</text:p>
          </table:table-cell>
          <table:table-cell office:value-type="float" office:value="5.091409475132691E-2" table:formula="of:=([bitcoin_futures.H39]-[bitcoin_futures.H38])/[bitcoin_futures.H38]" table:style-name="ce1">
            <text:p>0.050914095</text:p>
          </table:table-cell>
          <table:table-cell office:value-type="float" office:value="5.1875732708089095E-2" table:formula="of:=([bitcoin_futures.I39]-[bitcoin_futures.I38])/[bitcoin_futures.I38]" table:style-name="ce1">
            <text:p>0.051875733</text:p>
          </table:table-cell>
          <table:table-cell office:value-type="float" office:value="5.1526346490375269E-2" table:formula="of:=([bitcoin_futures.J39]-[bitcoin_futures.J38])/[bitcoin_futures.J38]" table:style-name="ce1">
            <text:p>0.051526346</text:p>
          </table:table-cell>
          <table:table-cell table:style-name="ce1"/>
          <table:table-cell office:value-type="float" office:value="5.1151141508525191E-2" table:formula="of:=([bitcoin_futures.L39]-[bitcoin_futures.L38])/[bitcoin_futures.L38]" table:style-name="ce1">
            <text:p>0.051151142</text:p>
          </table:table-cell>
          <table:table-cell table:number-columns-repeated="2" table:style-name="ce1"/>
          <table:table-cell office:value-type="float" office:value="4.652042360060514E-2" table:formula="of:=([bitcoin_futures.O39]-[bitcoin_futures.O38])/[bitcoin_futures.O38]" table:style-name="ce1">
            <text:p>0.046520424</text:p>
          </table:table-cell>
          <table:table-cell table:number-columns-repeated="4" table:style-name="ce1"/>
          <table:table-cell office:value-type="float" office:value="4.7340854149879132E-2" table:formula="of:=[.B35]" table:style-name="ce1">
            <text:p>0.047340854</text:p>
          </table:table-cell>
          <table:table-cell table:style-name="ce1"/>
          <table:table-cell office:value-type="float" office:value="24820" table:formula="of:=[bitcoin_futures.E38]*[.T$2]" table:style-name="ce1">
            <text:p>24820</text:p>
          </table:table-cell>
          <table:table-cell table:number-columns-repeated="16365"/>
        </table:table-row>
        <table:table-row table:style-name="ro1">
          <table:table-cell office:value-type="string" office:string-value="15.02.2024" table:formula="of:=[bitcoin_futures.A40]" table:style-name="ce1">
            <text:p>15.02.2024</text:p>
          </table:table-cell>
          <table:table-cell office:value-type="float" office:value="-6.732063858434314E-4" table:formula="of:=([bitcoin_futures.E40]-[bitcoin_futures.E39])/[bitcoin_futures.E39]" table:style-name="ce6">
            <text:p>-0.000673206</text:p>
          </table:table-cell>
          <table:table-cell office:value-type="float" office:value="-2.852524484168489E-4" table:formula="of:=([bitcoin_futures.F40]-[bitcoin_futures.F39])/[bitcoin_futures.F39]" table:style-name="ce1">
            <text:p>-0.000285252</text:p>
          </table:table-cell>
          <table:table-cell office:value-type="float" office:value="1.885369532428356E-3" table:formula="of:=([bitcoin_futures.G40]-[bitcoin_futures.G39])/[bitcoin_futures.G39]" table:style-name="ce1">
            <text:p>0.00188537</text:p>
          </table:table-cell>
          <table:table-cell office:value-type="float" office:value="2.2446689113355782E-3" table:formula="of:=([bitcoin_futures.H40]-[bitcoin_futures.H39])/[bitcoin_futures.H39]" table:style-name="ce1">
            <text:p>0.002244669</text:p>
          </table:table-cell>
          <table:table-cell office:value-type="float" office:value="3.3435497353023124E-3" table:formula="of:=([bitcoin_futures.I40]-[bitcoin_futures.I39])/[bitcoin_futures.I39]" table:style-name="ce1">
            <text:p>0.00334355</text:p>
          </table:table-cell>
          <table:table-cell office:value-type="float" office:value="5.2699704142011835E-3" table:formula="of:=([bitcoin_futures.J40]-[bitcoin_futures.J39])/[bitcoin_futures.J39]" table:style-name="ce1">
            <text:p>0.00526997</text:p>
          </table:table-cell>
          <table:table-cell table:style-name="ce1"/>
          <table:table-cell office:value-type="float" office:value="3.2991202346041057E-3" table:formula="of:=([bitcoin_futures.L40]-[bitcoin_futures.L39])/[bitcoin_futures.L39]" table:style-name="ce1">
            <text:p>0.00329912</text:p>
          </table:table-cell>
          <table:table-cell table:number-columns-repeated="2" table:style-name="ce1"/>
          <table:table-cell office:value-type="float" office:value="-7.2280448138778463E-4" table:formula="of:=([bitcoin_futures.O40]-[bitcoin_futures.O39])/[bitcoin_futures.O39]" table:style-name="ce1">
            <text:p>-0.000722804</text:p>
          </table:table-cell>
          <table:table-cell table:number-columns-repeated="4" table:style-name="ce1"/>
          <table:table-cell office:value-type="float" office:value="-6.732063858434314E-4" table:formula="of:=[.B36]" table:style-name="ce1">
            <text:p>-0.000673206</text:p>
          </table:table-cell>
          <table:table-cell table:style-name="ce1"/>
          <table:table-cell office:value-type="float" office:value="26292.5" table:formula="of:=[bitcoin_futures.F39]*[.T$2]" table:style-name="ce1">
            <text:p>26292.5</text:p>
          </table:table-cell>
          <table:table-cell table:number-columns-repeated="16365"/>
        </table:table-row>
        <table:table-row table:style-name="ro1">
          <table:table-cell office:value-type="string" office:string-value="16.02.2024" table:formula="of:=[bitcoin_futures.A41]" table:style-name="ce1">
            <text:p>16.02.2024</text:p>
          </table:table-cell>
          <table:table-cell office:value-type="float" office:value="1.347319795977288E-3" table:formula="of:=([bitcoin_futures.E41]-[bitcoin_futures.E40])/[bitcoin_futures.E40]" table:style-name="ce1">
            <text:p>0.00134732</text:p>
          </table:table-cell>
          <table:table-cell office:value-type="float" office:value="1.9022256039566293E-3" table:formula="of:=([bitcoin_futures.F41]-[bitcoin_futures.F40])/[bitcoin_futures.F40]" table:style-name="ce6">
            <text:p>0.001902226</text:p>
          </table:table-cell>
          <table:table-cell office:value-type="float" office:value="2.2581859239744072E-3" table:formula="of:=([bitcoin_futures.G41]-[bitcoin_futures.G40])/[bitcoin_futures.G40]" table:style-name="ce1">
            <text:p>0.002258186</text:p>
          </table:table-cell>
          <table:table-cell office:value-type="float" office:value="3.826054497946995E-3" table:formula="of:=([bitcoin_futures.H41]-[bitcoin_futures.H40])/[bitcoin_futures.H40]" table:style-name="ce1">
            <text:p>0.003826054</text:p>
          </table:table-cell>
          <table:table-cell office:value-type="float" office:value="4.9060446172359534E-3" table:formula="of:=([bitcoin_futures.I41]-[bitcoin_futures.I40])/[bitcoin_futures.I40]" table:style-name="ce1">
            <text:p>0.004906045</text:p>
          </table:table-cell>
          <table:table-cell office:value-type="float" office:value="4.9664306079278946E-3" table:formula="of:=([bitcoin_futures.J41]-[bitcoin_futures.J40])/[bitcoin_futures.J40]" table:style-name="ce1">
            <text:p>0.004966431</text:p>
          </table:table-cell>
          <table:table-cell table:style-name="ce1"/>
          <table:table-cell office:value-type="float" office:value="4.84106686152722E-3" table:formula="of:=([bitcoin_futures.L41]-[bitcoin_futures.L40])/[bitcoin_futures.L40]" table:style-name="ce1">
            <text:p>0.004841067</text:p>
          </table:table-cell>
          <table:table-cell table:number-columns-repeated="2" table:style-name="ce1"/>
          <table:table-cell office:value-type="float" office:value="2.8028933092224232E-3" table:formula="of:=([bitcoin_futures.O41]-[bitcoin_futures.O40])/[bitcoin_futures.O40]" table:style-name="ce1">
            <text:p>0.002802893</text:p>
          </table:table-cell>
          <table:table-cell table:number-columns-repeated="4" table:style-name="ce1"/>
          <table:table-cell office:value-type="float" office:value="1.9022256039566293E-3" table:formula="of:=[.C37]" table:style-name="ce1">
            <text:p>0.001902226</text:p>
          </table:table-cell>
          <table:table-cell table:style-name="ce1"/>
          <table:table-cell office:value-type="float" office:value="26285" table:formula="of:=[bitcoin_futures.F40]*[.T$2]" table:style-name="ce1">
            <text:p>26285</text:p>
          </table:table-cell>
          <table:table-cell table:number-columns-repeated="16365"/>
        </table:table-row>
        <table:table-row table:style-name="ro1">
          <table:table-cell office:value-type="string" office:string-value="19.02.2024" table:formula="of:=[bitcoin_futures.A42]" table:style-name="ce1">
            <text:p>19.02.2024</text:p>
          </table:table-cell>
          <table:table-cell office:value-type="float" office:value="0" table:formula="of:=([bitcoin_futures.E42]-[bitcoin_futures.E41])/[bitcoin_futures.E41]" table:style-name="ce1">
            <text:p>0</text:p>
          </table:table-cell>
          <table:table-cell office:value-type="float" office:value="0" table:formula="of:=([bitcoin_futures.F42]-[bitcoin_futures.F41])/[bitcoin_futures.F41]" table:style-name="ce6">
            <text:p>0</text:p>
          </table:table-cell>
          <table:table-cell office:value-type="float" office:value="0" table:formula="of:=([bitcoin_futures.G42]-[bitcoin_futures.G41])/[bitcoin_futures.G41]" table:style-name="ce1">
            <text:p>0</text:p>
          </table:table-cell>
          <table:table-cell office:value-type="float" office:value="0" table:formula="of:=([bitcoin_futures.H42]-[bitcoin_futures.H41])/[bitcoin_futures.H41]" table:style-name="ce1">
            <text:p>0</text:p>
          </table:table-cell>
          <table:table-cell office:value-type="float" office:value="0" table:formula="of:=([bitcoin_futures.I42]-[bitcoin_futures.I41])/[bitcoin_futures.I41]" table:style-name="ce1">
            <text:p>0</text:p>
          </table:table-cell>
          <table:table-cell office:value-type="float" office:value="0" table:formula="of:=([bitcoin_futures.J42]-[bitcoin_futures.J41])/[bitcoin_futures.J41]" table:style-name="ce1">
            <text:p>0</text:p>
          </table:table-cell>
          <table:table-cell table:style-name="ce1"/>
          <table:table-cell office:value-type="float" office:value="0" table:formula="of:=([bitcoin_futures.L42]-[bitcoin_futures.L41])/[bitcoin_futures.L41]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O42]-[bitcoin_futures.O41])/[bitcoin_futures.O41]" table:style-name="ce1">
            <text:p>0</text:p>
          </table:table-cell>
          <table:table-cell table:number-columns-repeated="4" table:style-name="ce1"/>
          <table:table-cell office:value-type="float" office:value="0" table:formula="of:=[.C38]" table:style-name="ce1">
            <text:p>0</text:p>
          </table:table-cell>
          <table:table-cell table:style-name="ce1"/>
          <table:table-cell office:value-type="float" office:value="26335" table:formula="of:=[bitcoin_futures.F41]*[.T$2]" table:style-name="ce1">
            <text:p>26335</text:p>
          </table:table-cell>
          <table:table-cell table:number-columns-repeated="16365"/>
        </table:table-row>
        <table:table-row table:style-name="ro1">
          <table:table-cell office:value-type="string" office:string-value="20.02.2024" table:formula="of:=[bitcoin_futures.A43]" table:style-name="ce1">
            <text:p>20.02.2024</text:p>
          </table:table-cell>
          <table:table-cell office:value-type="float" office:value="1.2493993272465161E-3" table:formula="of:=([bitcoin_futures.E43]-[bitcoin_futures.E42])/[bitcoin_futures.E42]" table:style-name="ce1">
            <text:p>0.001249399</text:p>
          </table:table-cell>
          <table:table-cell office:value-type="float" office:value="2.3732675147142587E-3" table:formula="of:=([bitcoin_futures.F43]-[bitcoin_futures.F42])/[bitcoin_futures.F42]" table:style-name="ce6">
            <text:p>0.002373268</text:p>
          </table:table-cell>
          <table:table-cell office:value-type="float" office:value="2.6286143447239955E-3" table:formula="of:=([bitcoin_futures.G43]-[bitcoin_futures.G42])/[bitcoin_futures.G42]" table:style-name="ce1">
            <text:p>0.002628614</text:p>
          </table:table-cell>
          <table:table-cell office:value-type="float" office:value="3.1607325462489544E-3" table:formula="of:=([bitcoin_futures.H43]-[bitcoin_futures.H42])/[bitcoin_futures.H42]" table:style-name="ce1">
            <text:p>0.003160733</text:p>
          </table:table-cell>
          <table:table-cell office:value-type="float" office:value="3.6845983787767134E-3" table:formula="of:=([bitcoin_futures.I43]-[bitcoin_futures.I42])/[bitcoin_futures.I42]" table:style-name="ce1">
            <text:p>0.003684598</text:p>
          </table:table-cell>
          <table:table-cell office:value-type="float" office:value="3.7521735151459686E-3" table:formula="of:=([bitcoin_futures.J43]-[bitcoin_futures.J42])/[bitcoin_futures.J42]" table:style-name="ce1">
            <text:p>0.003752174</text:p>
          </table:table-cell>
          <table:table-cell table:style-name="ce1"/>
          <table:table-cell office:value-type="float" office:value="8.6355785837651123E-3" table:formula="of:=([bitcoin_futures.L43]-[bitcoin_futures.L42])/[bitcoin_futures.L42]" table:style-name="ce1">
            <text:p>0.008635579</text:p>
          </table:table-cell>
          <table:table-cell table:number-columns-repeated="2" table:style-name="ce1"/>
          <table:table-cell office:value-type="float" office:value="8.565503561446218E-3" table:formula="of:=([bitcoin_futures.O43]-[bitcoin_futures.O42])/[bitcoin_futures.O42]" table:style-name="ce1">
            <text:p>0.008565504</text:p>
          </table:table-cell>
          <table:table-cell table:number-columns-repeated="4" table:style-name="ce1"/>
          <table:table-cell office:value-type="float" office:value="2.3732675147142587E-3" table:formula="of:=[.C39]" table:style-name="ce1">
            <text:p>0.002373268</text:p>
          </table:table-cell>
          <table:table-cell table:style-name="ce1"/>
          <table:table-cell office:value-type="float" office:value="26335" table:formula="of:=[bitcoin_futures.F42]*[.T$2]" table:style-name="ce1">
            <text:p>26335</text:p>
          </table:table-cell>
          <table:table-cell table:number-columns-repeated="16365"/>
        </table:table-row>
        <table:table-row table:style-name="ro1">
          <table:table-cell office:value-type="string" office:string-value="21.02.2024" table:formula="of:=[bitcoin_futures.A44]" table:style-name="ce1">
            <text:p>21.02.2024</text:p>
          </table:table-cell>
          <table:table-cell office:value-type="float" office:value="-2.1789210980994431E-2" table:formula="of:=([bitcoin_futures.E44]-[bitcoin_futures.E43])/[bitcoin_futures.E43]" table:style-name="ce1">
            <text:p>-0.021789211</text:p>
          </table:table-cell>
          <table:table-cell office:value-type="float" office:value="-2.2066483568519746E-2" table:formula="of:=([bitcoin_futures.F44]-[bitcoin_futures.F43])/[bitcoin_futures.F43]" table:style-name="ce6">
            <text:p>-0.022066484</text:p>
          </table:table-cell>
          <table:table-cell office:value-type="float" office:value="-2.1161048689138578E-2" table:formula="of:=([bitcoin_futures.G44]-[bitcoin_futures.G43])/[bitcoin_futures.G43]" table:style-name="ce1">
            <text:p>-0.021161049</text:p>
          </table:table-cell>
          <table:table-cell office:value-type="float" office:value="-2.1221388193865258E-2" table:formula="of:=([bitcoin_futures.H44]-[bitcoin_futures.H43])/[bitcoin_futures.H43]" table:style-name="ce1">
            <text:p>-0.021221388</text:p>
          </table:table-cell>
          <table:table-cell office:value-type="float" office:value="-2.1016886930983848E-2" table:formula="of:=([bitcoin_futures.I44]-[bitcoin_futures.I43])/[bitcoin_futures.I43]" table:style-name="ce1">
            <text:p>-0.021016887</text:p>
          </table:table-cell>
          <table:table-cell office:value-type="float" office:value="-2.0058351568198397E-2" table:formula="of:=([bitcoin_futures.J44]-[bitcoin_futures.J43])/[bitcoin_futures.J43]" table:style-name="ce1">
            <text:p>-0.020058352</text:p>
          </table:table-cell>
          <table:table-cell table:style-name="ce1"/>
          <table:table-cell office:value-type="float" office:value="-2.5594808940158614E-2" table:formula="of:=([bitcoin_futures.L44]-[bitcoin_futures.L43])/[bitcoin_futures.L43]" table:style-name="ce1">
            <text:p>-0.025594809</text:p>
          </table:table-cell>
          <table:table-cell table:number-columns-repeated="2" table:style-name="ce1"/>
          <table:table-cell office:value-type="float" office:value="-2.082960843912033E-2" table:formula="of:=([bitcoin_futures.O44]-[bitcoin_futures.O43])/[bitcoin_futures.O43]" table:style-name="ce1">
            <text:p>-0.020829608</text:p>
          </table:table-cell>
          <table:table-cell table:number-columns-repeated="4" table:style-name="ce1"/>
          <table:table-cell office:value-type="float" office:value="-2.2066483568519746E-2" table:formula="of:=[.C40]" table:style-name="ce1">
            <text:p>-0.022066484</text:p>
          </table:table-cell>
          <table:table-cell table:style-name="ce1"/>
          <table:table-cell office:value-type="float" office:value="26397.5" table:formula="of:=[bitcoin_futures.F43]*[.T$2]" table:style-name="ce1">
            <text:p>26397.5</text:p>
          </table:table-cell>
          <table:table-cell table:number-columns-repeated="16365"/>
        </table:table-row>
        <table:table-row table:style-name="ro1">
          <table:table-cell office:value-type="string" office:string-value="22.02.2024" table:formula="of:=[bitcoin_futures.A45]" table:style-name="ce1">
            <text:p>22.02.2024</text:p>
          </table:table-cell>
          <table:table-cell office:value-type="float" office:value="2.1293298008046316E-2" table:formula="of:=([bitcoin_futures.E45]-[bitcoin_futures.E44])/[bitcoin_futures.E44]" table:style-name="ce1">
            <text:p>0.021293298</text:p>
          </table:table-cell>
          <table:table-cell office:value-type="float" office:value="2.1014913809800504E-2" table:formula="of:=([bitcoin_futures.F45]-[bitcoin_futures.F44])/[bitcoin_futures.F44]" table:style-name="ce6">
            <text:p>0.021014914</text:p>
          </table:table-cell>
          <table:table-cell office:value-type="float" office:value="2.0279318920987183E-2" table:formula="of:=([bitcoin_futures.G45]-[bitcoin_futures.G44])/[bitcoin_futures.G44]" table:style-name="ce1">
            <text:p>0.020279319</text:p>
          </table:table-cell>
          <table:table-cell office:value-type="float" office:value="1.9409202802499526E-2" table:formula="of:=([bitcoin_futures.H45]-[bitcoin_futures.H44])/[bitcoin_futures.H44]" table:style-name="ce1">
            <text:p>0.019409203</text:p>
          </table:table-cell>
          <table:table-cell office:value-type="float" office:value="1.8468172869597826E-2" table:formula="of:=([bitcoin_futures.I45]-[bitcoin_futures.I44])/[bitcoin_futures.I44]" table:style-name="ce1">
            <text:p>0.018468173</text:p>
          </table:table-cell>
          <table:table-cell office:value-type="float" office:value="1.7212504652028286E-2" table:formula="of:=([bitcoin_futures.J45]-[bitcoin_futures.J44])/[bitcoin_futures.J44]" table:style-name="ce1">
            <text:p>0.017212505</text:p>
          </table:table-cell>
          <table:table-cell table:style-name="ce1"/>
          <table:table-cell office:value-type="float" office:value="1.8220495745468E-2" table:formula="of:=([bitcoin_futures.L45]-[bitcoin_futures.L44])/[bitcoin_futures.L44]" table:style-name="ce1">
            <text:p>0.018220496</text:p>
          </table:table-cell>
          <table:table-cell table:number-columns-repeated="2" table:style-name="ce1"/>
          <table:table-cell office:value-type="float" office:value="1.3329681365835844E-2" table:formula="of:=([bitcoin_futures.O45]-[bitcoin_futures.O44])/[bitcoin_futures.O44]" table:style-name="ce1">
            <text:p>0.013329681</text:p>
          </table:table-cell>
          <table:table-cell table:number-columns-repeated="4" table:style-name="ce1"/>
          <table:table-cell office:value-type="float" office:value="2.1014913809800504E-2" table:formula="of:=[.C41]" table:style-name="ce1">
            <text:p>0.021014914</text:p>
          </table:table-cell>
          <table:table-cell table:style-name="ce1"/>
          <table:table-cell office:value-type="float" office:value="25815" table:formula="of:=[bitcoin_futures.F44]*[.T$2]" table:style-name="ce1">
            <text:p>25815</text:p>
          </table:table-cell>
          <table:table-cell table:number-columns-repeated="16365"/>
        </table:table-row>
        <table:table-row table:style-name="ro1">
          <table:table-cell office:value-type="string" office:string-value="23.02.2024" table:formula="of:=[bitcoin_futures.A46]" table:style-name="ce1">
            <text:p>23.02.2024</text:p>
          </table:table-cell>
          <table:table-cell office:value-type="float" office:value="-2.0791698693312835E-2" table:formula="of:=([bitcoin_futures.E46]-[bitcoin_futures.E45])/[bitcoin_futures.E45]" table:style-name="ce1">
            <text:p>-0.020791699</text:p>
          </table:table-cell>
          <table:table-cell office:value-type="float" office:value="-1.83059850137532E-2" table:formula="of:=([bitcoin_futures.F46]-[bitcoin_futures.F45])/[bitcoin_futures.F45]" table:style-name="ce6">
            <text:p>-0.018305985</text:p>
          </table:table-cell>
          <table:table-cell office:value-type="float" office:value="-1.8282392649540596E-2" table:formula="of:=([bitcoin_futures.G46]-[bitcoin_futures.G45])/[bitcoin_futures.G45]" table:style-name="ce1">
            <text:p>-0.018282393</text:p>
          </table:table-cell>
          <table:table-cell office:value-type="float" office:value="-1.7646512491873316E-2" table:formula="of:=([bitcoin_futures.H46]-[bitcoin_futures.H45])/[bitcoin_futures.H45]" table:style-name="ce1">
            <text:p>-0.017646512</text:p>
          </table:table-cell>
          <table:table-cell office:value-type="float" office:value="-1.7028718703976434E-2" table:formula="of:=([bitcoin_futures.I46]-[bitcoin_futures.I45])/[bitcoin_futures.I45]" table:style-name="ce1">
            <text:p>-0.017028719</text:p>
          </table:table-cell>
          <table:table-cell office:value-type="float" office:value="-1.6646848989298454E-2" table:formula="of:=([bitcoin_futures.J46]-[bitcoin_futures.J45])/[bitcoin_futures.J45]" table:style-name="ce1">
            <text:p>-0.016646849</text:p>
          </table:table-cell>
          <table:table-cell table:style-name="ce1"/>
          <table:table-cell office:value-type="float" office:value="-1.2716868017076936E-2" table:formula="of:=([bitcoin_futures.L46]-[bitcoin_futures.L45])/[bitcoin_futures.L45]" table:style-name="ce1">
            <text:p>-0.012716868</text:p>
          </table:table-cell>
          <table:table-cell table:number-columns-repeated="2" table:style-name="ce1"/>
          <table:table-cell office:value-type="float" office:value="-1.1532570501847013E-2" table:formula="of:=([bitcoin_futures.O46]-[bitcoin_futures.O45])/[bitcoin_futures.O45]" table:style-name="ce1">
            <text:p>-0.011532571</text:p>
          </table:table-cell>
          <table:table-cell table:number-columns-repeated="4" table:style-name="ce1"/>
          <table:table-cell office:value-type="float" office:value="-1.83059850137532E-2" table:formula="of:=[.C42]" table:style-name="ce1">
            <text:p>-0.018305985</text:p>
          </table:table-cell>
          <table:table-cell table:style-name="ce1"/>
          <table:table-cell office:value-type="float" office:value="26357.5" table:formula="of:=[bitcoin_futures.F45]*[.T$2]" table:style-name="ce1">
            <text:p>26357.5</text:p>
          </table:table-cell>
          <table:table-cell table:number-columns-repeated="16365"/>
        </table:table-row>
        <table:table-row table:style-name="ro1">
          <table:table-cell office:value-type="string" office:string-value="26.02.2024" table:formula="of:=[bitcoin_futures.A47]" table:style-name="ce1">
            <text:p>26.02.2024</text:p>
          </table:table-cell>
          <table:table-cell table:style-name="ce1"/>
          <table:table-cell office:value-type="float" office:value="6.840579710144927E-2" table:formula="of:=([bitcoin_futures.F47]-[bitcoin_futures.F46])/[bitcoin_futures.F46]" table:style-name="ce6">
            <text:p>0.068405797</text:p>
          </table:table-cell>
          <table:table-cell office:value-type="float" office:value="6.7997325947855985E-2" table:formula="of:=([bitcoin_futures.G47]-[bitcoin_futures.G46])/[bitcoin_futures.G46]" table:style-name="ce1">
            <text:p>0.067997326</text:p>
          </table:table-cell>
          <table:table-cell office:value-type="float" office:value="6.7977687435000475E-2" table:formula="of:=([bitcoin_futures.H47]-[bitcoin_futures.H46])/[bitcoin_futures.H46]" table:style-name="ce1">
            <text:p>0.067977687</text:p>
          </table:table-cell>
          <table:table-cell office:value-type="float" office:value="6.7702968442738085E-2" table:formula="of:=([bitcoin_futures.I47]-[bitcoin_futures.I46])/[bitcoin_futures.I46]" table:style-name="ce1">
            <text:p>0.067702968</text:p>
          </table:table-cell>
          <table:table-cell office:value-type="float" office:value="6.7249558180634356E-2" table:formula="of:=([bitcoin_futures.J47]-[bitcoin_futures.J46])/[bitcoin_futures.J46]" table:style-name="ce1">
            <text:p>0.067249558</text:p>
          </table:table-cell>
          <table:table-cell office:value-type="float" office:value="6.4861868243555387E-2" table:formula="of:=([bitcoin_futures.K47]-[bitcoin_futures.K46])/[bitcoin_futures.K46]" table:style-name="ce1">
            <text:p>0.064861868</text:p>
          </table:table-cell>
          <table:table-cell office:value-type="float" office:value="6.8359554696844238E-2" table:formula="of:=([bitcoin_futures.L47]-[bitcoin_futures.L46])/[bitcoin_futures.L46]" table:style-name="ce1">
            <text:p>0.068359555</text:p>
          </table:table-cell>
          <table:table-cell table:number-columns-repeated="2" table:style-name="ce1"/>
          <table:table-cell office:value-type="float" office:value="6.6994804484550183E-2" table:formula="of:=([bitcoin_futures.O47]-[bitcoin_futures.O46])/[bitcoin_futures.O46]" table:style-name="ce1">
            <text:p>0.066994804</text:p>
          </table:table-cell>
          <table:table-cell table:number-columns-repeated="4" table:style-name="ce1"/>
          <table:table-cell office:value-type="float" office:value="6.840579710144927E-2" table:formula="of:=[.C43]" table:style-name="ce1">
            <text:p>0.068405797</text:p>
          </table:table-cell>
          <table:table-cell table:style-name="ce1"/>
          <table:table-cell office:value-type="float" office:value="25875" table:formula="of:=[bitcoin_futures.F46]*[.T$2]" table:style-name="ce1">
            <text:p>25875</text:p>
          </table:table-cell>
          <table:table-cell table:number-columns-repeated="16365"/>
        </table:table-row>
        <table:table-row table:style-name="ro1">
          <table:table-cell office:value-type="string" office:string-value="27.02.2024" table:formula="of:=[bitcoin_futures.A48]" table:style-name="ce1">
            <text:p>27.02.2024</text:p>
          </table:table-cell>
          <table:table-cell table:style-name="ce1"/>
          <table:table-cell office:value-type="float" office:value="4.214143606438777E-2" table:formula="of:=([bitcoin_futures.F48]-[bitcoin_futures.F47])/[bitcoin_futures.F47]" table:style-name="ce6">
            <text:p>0.042141436</text:p>
          </table:table-cell>
          <table:table-cell office:value-type="float" office:value="4.1759814003398017E-2" table:formula="of:=([bitcoin_futures.G48]-[bitcoin_futures.G47])/[bitcoin_futures.G47]" table:style-name="ce1">
            <text:p>0.041759814</text:p>
          </table:table-cell>
          <table:table-cell office:value-type="float" office:value="4.1519121813031162E-2" table:formula="of:=([bitcoin_futures.H48]-[bitcoin_futures.H47])/[bitcoin_futures.H47]" table:style-name="ce1">
            <text:p>0.041519122</text:p>
          </table:table-cell>
          <table:table-cell office:value-type="float" office:value="4.1308542360989298E-2" table:formula="of:=([bitcoin_futures.I48]-[bitcoin_futures.I47])/[bitcoin_futures.I47]" table:style-name="ce1">
            <text:p>0.041308542</text:p>
          </table:table-cell>
          <table:table-cell office:value-type="float" office:value="4.2879553773749343E-2" table:formula="of:=([bitcoin_futures.J48]-[bitcoin_futures.J47])/[bitcoin_futures.J47]" table:style-name="ce1">
            <text:p>0.042879554</text:p>
          </table:table-cell>
          <table:table-cell office:value-type="float" office:value="4.3817787418655101E-2" table:formula="of:=([bitcoin_futures.K48]-[bitcoin_futures.K47])/[bitcoin_futures.K47]" table:style-name="ce1">
            <text:p>0.043817787</text:p>
          </table:table-cell>
          <table:table-cell office:value-type="float" office:value="4.1594901825697556E-2" table:formula="of:=([bitcoin_futures.L48]-[bitcoin_futures.L47])/[bitcoin_futures.L47]" table:style-name="ce1">
            <text:p>0.041594902</text:p>
          </table:table-cell>
          <table:table-cell table:number-columns-repeated="2" table:style-name="ce1"/>
          <table:table-cell office:value-type="float" office:value="4.4079958995386984E-2" table:formula="of:=([bitcoin_futures.O48]-[bitcoin_futures.O47])/[bitcoin_futures.O47]" table:style-name="ce1">
            <text:p>0.044079959</text:p>
          </table:table-cell>
          <table:table-cell table:number-columns-repeated="4" table:style-name="ce1"/>
          <table:table-cell office:value-type="float" office:value="4.214143606438777E-2" table:formula="of:=[.C44]" table:style-name="ce1">
            <text:p>0.042141436</text:p>
          </table:table-cell>
          <table:table-cell table:style-name="ce1"/>
          <table:table-cell office:value-type="float" office:value="27645" table:formula="of:=[bitcoin_futures.F47]*[.T$2]" table:style-name="ce1">
            <text:p>27645</text:p>
          </table:table-cell>
          <table:table-cell table:number-columns-repeated="16365"/>
        </table:table-row>
        <table:table-row table:style-name="ro1">
          <table:table-cell office:value-type="string" office:string-value="28.02.2024" table:formula="of:=[bitcoin_futures.A49]" table:style-name="ce1">
            <text:p>28.02.2024</text:p>
          </table:table-cell>
          <table:table-cell table:style-name="ce1"/>
          <table:table-cell office:value-type="float" office:value="5.6404026379729258E-2" table:formula="of:=([bitcoin_futures.F49]-[bitcoin_futures.F48])/[bitcoin_futures.F48]" table:style-name="ce6">
            <text:p>0.056404026</text:p>
          </table:table-cell>
          <table:table-cell office:value-type="float" office:value="5.5536480686695276E-2" table:formula="of:=([bitcoin_futures.G49]-[bitcoin_futures.G48])/[bitcoin_futures.G48]" table:style-name="ce1">
            <text:p>0.055536481</text:p>
          </table:table-cell>
          <table:table-cell office:value-type="float" office:value="5.490862728431789E-2" table:formula="of:=([bitcoin_futures.H49]-[bitcoin_futures.H48])/[bitcoin_futures.H48]" table:style-name="ce1">
            <text:p>0.054908627</text:p>
          </table:table-cell>
          <table:table-cell office:value-type="float" office:value="5.4577613071675232E-2" table:formula="of:=([bitcoin_futures.I49]-[bitcoin_futures.I48])/[bitcoin_futures.I48]" table:style-name="ce1">
            <text:p>0.054577613</text:p>
          </table:table-cell>
          <table:table-cell office:value-type="float" office:value="5.4237004847066686E-2" table:formula="of:=([bitcoin_futures.J49]-[bitcoin_futures.J48])/[bitcoin_futures.J48]" table:style-name="ce1">
            <text:p>0.054237005</text:p>
          </table:table-cell>
          <table:table-cell office:value-type="float" office:value="5.3366583541147129E-2" table:formula="of:=([bitcoin_futures.K49]-[bitcoin_futures.K48])/[bitcoin_futures.K48]" table:style-name="ce1">
            <text:p>0.053366584</text:p>
          </table:table-cell>
          <table:table-cell office:value-type="float" office:value="5.8784621744522529E-2" table:formula="of:=([bitcoin_futures.L49]-[bitcoin_futures.L48])/[bitcoin_futures.L48]" table:style-name="ce1">
            <text:p>0.058784622</text:p>
          </table:table-cell>
          <table:table-cell table:number-columns-repeated="2" table:style-name="ce1"/>
          <table:table-cell office:value-type="float" office:value="5.5146457208312877E-2" table:formula="of:=([bitcoin_futures.O49]-[bitcoin_futures.O48])/[bitcoin_futures.O48]" table:style-name="ce1">
            <text:p>0.055146457</text:p>
          </table:table-cell>
          <table:table-cell table:number-columns-repeated="4" table:style-name="ce1"/>
          <table:table-cell office:value-type="float" office:value="5.6404026379729258E-2" table:formula="of:=[.C45]" table:style-name="ce1">
            <text:p>0.056404026</text:p>
          </table:table-cell>
          <table:table-cell table:style-name="ce1"/>
          <table:table-cell office:value-type="float" office:value="28810" table:formula="of:=[bitcoin_futures.F48]*[.T$2]" table:style-name="ce1">
            <text:p>28810</text:p>
          </table:table-cell>
          <table:table-cell table:number-columns-repeated="16365"/>
        </table:table-row>
        <table:table-row table:style-name="ro1">
          <table:table-cell office:value-type="string" office:string-value="29.02.2024" table:formula="of:=[bitcoin_futures.A50]" table:style-name="ce1">
            <text:p>29.02.2024</text:p>
          </table:table-cell>
          <table:table-cell table:style-name="ce1"/>
          <table:table-cell office:value-type="float" office:value="3.1049778215869888E-2" table:formula="of:=([bitcoin_futures.F50]-[bitcoin_futures.F49])/[bitcoin_futures.F49]" table:style-name="ce6">
            <text:p>0.031049778</text:p>
          </table:table-cell>
          <table:table-cell office:value-type="float" office:value="3.0901845978693991E-2" table:formula="of:=([bitcoin_futures.G50]-[bitcoin_futures.G49])/[bitcoin_futures.G49]" table:style-name="ce1">
            <text:p>0.030901846</text:p>
          </table:table-cell>
          <table:table-cell office:value-type="float" office:value="3.0618000161147369E-2" table:formula="of:=([bitcoin_futures.H50]-[bitcoin_futures.H49])/[bitcoin_futures.H49]" table:style-name="ce1">
            <text:p>0.030618</text:p>
          </table:table-cell>
          <table:table-cell office:value-type="float" office:value="3.0189282006229536E-2" table:formula="of:=([bitcoin_futures.I50]-[bitcoin_futures.I49])/[bitcoin_futures.I49]" table:style-name="ce1">
            <text:p>0.030189282</text:p>
          </table:table-cell>
          <table:table-cell office:value-type="float" office:value="3.0281411018628617E-2" table:formula="of:=([bitcoin_futures.J50]-[bitcoin_futures.J49])/[bitcoin_futures.J49]" table:style-name="ce1">
            <text:p>0.030281411</text:p>
          </table:table-cell>
          <table:table-cell office:value-type="float" office:value="3.0460858585858584E-2" table:formula="of:=([bitcoin_futures.K50]-[bitcoin_futures.K49])/[bitcoin_futures.K49]" table:style-name="ce1">
            <text:p>0.030460859</text:p>
          </table:table-cell>
          <table:table-cell office:value-type="float" office:value="2.3738872403560832E-2" table:formula="of:=([bitcoin_futures.L50]-[bitcoin_futures.L49])/[bitcoin_futures.L49]" table:style-name="ce1">
            <text:p>0.023738872</text:p>
          </table:table-cell>
          <table:table-cell table:number-columns-repeated="2" table:style-name="ce1"/>
          <table:table-cell office:value-type="float" office:value="2.8303349875930521E-2" table:formula="of:=([bitcoin_futures.O50]-[bitcoin_futures.O49])/[bitcoin_futures.O49]" table:style-name="ce1">
            <text:p>0.02830335</text:p>
          </table:table-cell>
          <table:table-cell table:number-columns-repeated="4" table:style-name="ce1"/>
          <table:table-cell office:value-type="float" office:value="3.1049778215869888E-2" table:formula="of:=[.C46]" table:style-name="ce1">
            <text:p>0.031049778</text:p>
          </table:table-cell>
          <table:table-cell table:style-name="ce1"/>
          <table:table-cell office:value-type="float" office:value="30435" table:formula="of:=[bitcoin_futures.F49]*[.T$2]" table:style-name="ce1">
            <text:p>30435</text:p>
          </table:table-cell>
          <table:table-cell table:number-columns-repeated="16365"/>
        </table:table-row>
        <table:table-row table:style-name="ro1">
          <table:table-cell office:value-type="string" office:string-value="01.03.2024" table:formula="of:=[bitcoin_futures.A51]" table:style-name="ce1">
            <text:p>01.03.2024</text:p>
          </table:table-cell>
          <table:table-cell table:style-name="ce1"/>
          <table:table-cell office:value-type="float" office:value="1.6969407265774377E-2" table:formula="of:=([bitcoin_futures.F51]-[bitcoin_futures.F50])/[bitcoin_futures.F50]" table:style-name="ce6">
            <text:p>0.016969407</text:p>
          </table:table-cell>
          <table:table-cell office:value-type="float" office:value="1.7196497594067998E-2" table:formula="of:=([bitcoin_futures.G51]-[bitcoin_futures.G50])/[bitcoin_futures.G50]" table:style-name="ce1">
            <text:p>0.017196498</text:p>
          </table:table-cell>
          <table:table-cell office:value-type="float" office:value="1.7121413493862873E-2" table:formula="of:=([bitcoin_futures.H51]-[bitcoin_futures.H50])/[bitcoin_futures.H50]" table:style-name="ce1">
            <text:p>0.017121413</text:p>
          </table:table-cell>
          <table:table-cell office:value-type="float" office:value="1.6978060314753081E-2" table:formula="of:=([bitcoin_futures.I51]-[bitcoin_futures.I50])/[bitcoin_futures.I50]" table:style-name="ce1">
            <text:p>0.01697806</text:p>
          </table:table-cell>
          <table:table-cell office:value-type="float" office:value="1.6850042317457875E-2" table:formula="of:=([bitcoin_futures.J51]-[bitcoin_futures.J50])/[bitcoin_futures.J50]" table:style-name="ce1">
            <text:p>0.016850042</text:p>
          </table:table-cell>
          <table:table-cell office:value-type="float" office:value="1.6465002297442181E-2" table:formula="of:=([bitcoin_futures.K51]-[bitcoin_futures.K50])/[bitcoin_futures.K50]" table:style-name="ce1">
            <text:p>0.016465002</text:p>
          </table:table-cell>
          <table:table-cell office:value-type="float" office:value="1.6628527841342486E-2" table:formula="of:=([bitcoin_futures.L51]-[bitcoin_futures.L50])/[bitcoin_futures.L50]" table:style-name="ce1">
            <text:p>0.016628528</text:p>
          </table:table-cell>
          <table:table-cell table:number-columns-repeated="2" table:style-name="ce1"/>
          <table:table-cell office:value-type="float" office:value="1.3799864263630194E-2" table:formula="of:=([bitcoin_futures.O51]-[bitcoin_futures.O50])/[bitcoin_futures.O50]" table:style-name="ce1">
            <text:p>0.013799864</text:p>
          </table:table-cell>
          <table:table-cell table:number-columns-repeated="4" table:style-name="ce1"/>
          <table:table-cell office:value-type="float" office:value="1.6969407265774377E-2" table:formula="of:=[.C47]" table:style-name="ce1">
            <text:p>0.016969407</text:p>
          </table:table-cell>
          <table:table-cell table:style-name="ce1"/>
          <table:table-cell office:value-type="float" office:value="31380" table:formula="of:=[bitcoin_futures.F50]*[.T$2]" table:style-name="ce1">
            <text:p>31380</text:p>
          </table:table-cell>
          <table:table-cell table:number-columns-repeated="16365"/>
        </table:table-row>
        <table:table-row table:style-name="ro1">
          <table:table-cell office:value-type="string" office:string-value="04.03.2024" table:formula="of:=[bitcoin_futures.A52]" table:style-name="ce1">
            <text:p>04.03.2024</text:p>
          </table:table-cell>
          <table:table-cell table:style-name="ce1"/>
          <table:table-cell office:value-type="float" office:value="7.2933803368585973E-2" table:formula="of:=([bitcoin_futures.F52]-[bitcoin_futures.F51])/[bitcoin_futures.F51]" table:style-name="ce6">
            <text:p>0.072933803</text:p>
          </table:table-cell>
          <table:table-cell office:value-type="float" office:value="7.3671965878247384E-2" table:formula="of:=([bitcoin_futures.G52]-[bitcoin_futures.G51])/[bitcoin_futures.G51]" table:style-name="ce1">
            <text:p>0.073671966</text:p>
          </table:table-cell>
          <table:table-cell office:value-type="float" office:value="7.5019215987701768E-2" table:formula="of:=([bitcoin_futures.H52]-[bitcoin_futures.H51])/[bitcoin_futures.H51]" table:style-name="ce1">
            <text:p>0.075019216</text:p>
          </table:table-cell>
          <table:table-cell office:value-type="float" office:value="7.5392590333892368E-2" table:formula="of:=([bitcoin_futures.I52]-[bitcoin_futures.I51])/[bitcoin_futures.I51]" table:style-name="ce1">
            <text:p>0.07539259</text:p>
          </table:table-cell>
          <table:table-cell office:value-type="float" office:value="7.6195520581113799E-2" table:formula="of:=([bitcoin_futures.J52]-[bitcoin_futures.J51])/[bitcoin_futures.J51]" table:style-name="ce1">
            <text:p>0.076195521</text:p>
          </table:table-cell>
          <table:table-cell office:value-type="float" office:value="7.9484668123257746E-2" table:formula="of:=([bitcoin_futures.K52]-[bitcoin_futures.K51])/[bitcoin_futures.K51]" table:style-name="ce1">
            <text:p>0.079484668</text:p>
          </table:table-cell>
          <table:table-cell office:value-type="float" office:value="8.5084033613445381E-2" table:formula="of:=([bitcoin_futures.L52]-[bitcoin_futures.L51])/[bitcoin_futures.L51]" table:style-name="ce1">
            <text:p>0.085084034</text:p>
          </table:table-cell>
          <table:table-cell table:number-columns-repeated="2" table:style-name="ce1"/>
          <table:table-cell office:value-type="float" office:value="8.3531686997917284E-2" table:formula="of:=([bitcoin_futures.O52]-[bitcoin_futures.O51])/[bitcoin_futures.O51]" table:style-name="ce1">
            <text:p>0.083531687</text:p>
          </table:table-cell>
          <table:table-cell table:number-columns-repeated="4" table:style-name="ce1"/>
          <table:table-cell office:value-type="float" office:value="7.2933803368585973E-2" table:formula="of:=[.C48]" table:style-name="ce1">
            <text:p>0.072933803</text:p>
          </table:table-cell>
          <table:table-cell table:style-name="ce1"/>
          <table:table-cell office:value-type="float" office:value="31912.5" table:formula="of:=[bitcoin_futures.F51]*[.T$2]" table:style-name="ce1">
            <text:p>31912.5</text:p>
          </table:table-cell>
          <table:table-cell table:number-columns-repeated="16365"/>
        </table:table-row>
        <table:table-row table:style-name="ro1">
          <table:table-cell office:value-type="string" office:string-value="05.03.2024" table:formula="of:=[bitcoin_futures.A53]" table:style-name="ce1">
            <text:p>05.03.2024</text:p>
          </table:table-cell>
          <table:table-cell table:style-name="ce1"/>
          <table:table-cell office:value-type="float" office:value="-8.8419976635514014E-2" table:formula="of:=([bitcoin_futures.F53]-[bitcoin_futures.F52])/[bitcoin_futures.F52]" table:style-name="ce6">
            <text:p>-0.088419977</text:p>
          </table:table-cell>
          <table:table-cell office:value-type="float" office:value="-8.8407367280606719E-2" table:formula="of:=([bitcoin_futures.G53]-[bitcoin_futures.G52])/[bitcoin_futures.G52]" table:style-name="ce1">
            <text:p>-0.088407367</text:p>
          </table:table-cell>
          <table:table-cell office:value-type="float" office:value="-8.7873587873587872E-2" table:formula="of:=([bitcoin_futures.H53]-[bitcoin_futures.H52])/[bitcoin_futures.H52]" table:style-name="ce1">
            <text:p>-0.087873588</text:p>
          </table:table-cell>
          <table:table-cell office:value-type="float" office:value="-8.6978095980718789E-2" table:formula="of:=([bitcoin_futures.I53]-[bitcoin_futures.I52])/[bitcoin_futures.I52]" table:style-name="ce1">
            <text:p>-0.086978096</text:p>
          </table:table-cell>
          <table:table-cell office:value-type="float" office:value="-8.6409336989383398E-2" table:formula="of:=([bitcoin_futures.J53]-[bitcoin_futures.J52])/[bitcoin_futures.J52]" table:style-name="ce1">
            <text:p>-0.086409337</text:p>
          </table:table-cell>
          <table:table-cell office:value-type="float" office:value="-8.5706309324399779E-2" table:formula="of:=([bitcoin_futures.K53]-[bitcoin_futures.K52])/[bitcoin_futures.K52]" table:style-name="ce1">
            <text:p>-0.085706309</text:p>
          </table:table-cell>
          <table:table-cell office:value-type="float" office:value="-8.8646107039137043E-2" table:formula="of:=([bitcoin_futures.L53]-[bitcoin_futures.L52])/[bitcoin_futures.L52]" table:style-name="ce1">
            <text:p>-0.088646107</text:p>
          </table:table-cell>
          <table:table-cell table:number-columns-repeated="2" table:style-name="ce1"/>
          <table:table-cell office:value-type="float" office:value="-8.7389304592572256E-2" table:formula="of:=([bitcoin_futures.O53]-[bitcoin_futures.O52])/[bitcoin_futures.O52]" table:style-name="ce1">
            <text:p>-0.087389305</text:p>
          </table:table-cell>
          <table:table-cell table:number-columns-repeated="4" table:style-name="ce1"/>
          <table:table-cell office:value-type="float" office:value="-8.8419976635514014E-2" table:formula="of:=[.C49]" table:style-name="ce1">
            <text:p>-0.088419977</text:p>
          </table:table-cell>
          <table:table-cell table:style-name="ce1"/>
          <table:table-cell office:value-type="float" office:value="34240" table:formula="of:=[bitcoin_futures.F52]*[.T$2]" table:style-name="ce1">
            <text:p>34240</text:p>
          </table:table-cell>
          <table:table-cell table:number-columns-repeated="16365"/>
        </table:table-row>
        <table:table-row table:style-name="ro1">
          <table:table-cell office:value-type="string" office:string-value="06.03.2024" table:formula="of:=[bitcoin_futures.A54]" table:style-name="ce1">
            <text:p>06.03.2024</text:p>
          </table:table-cell>
          <table:table-cell table:style-name="ce1"/>
          <table:table-cell office:value-type="float" office:value="8.546255506607929E-2" table:formula="of:=([bitcoin_futures.F54]-[bitcoin_futures.F53])/[bitcoin_futures.F53]" table:style-name="ce6">
            <text:p>0.085462555</text:p>
          </table:table-cell>
          <table:table-cell office:value-type="float" office:value="8.5571666270501542E-2" table:formula="of:=([bitcoin_futures.G54]-[bitcoin_futures.G53])/[bitcoin_futures.G53]" table:style-name="ce1">
            <text:p>0.085571666</text:p>
          </table:table-cell>
          <table:table-cell office:value-type="float" office:value="8.6148781061378063E-2" table:formula="of:=([bitcoin_futures.H54]-[bitcoin_futures.H53])/[bitcoin_futures.H53]" table:style-name="ce1">
            <text:p>0.086148781</text:p>
          </table:table-cell>
          <table:table-cell office:value-type="float" office:value="8.641304347826087E-2" table:formula="of:=([bitcoin_futures.I54]-[bitcoin_futures.I53])/[bitcoin_futures.I53]" table:style-name="ce1">
            <text:p>0.086413043</text:p>
          </table:table-cell>
          <table:table-cell office:value-type="float" office:value="8.5808834846852394E-2" table:formula="of:=([bitcoin_futures.J54]-[bitcoin_futures.J53])/[bitcoin_futures.J53]" table:style-name="ce1">
            <text:p>0.085808835</text:p>
          </table:table-cell>
          <table:table-cell office:value-type="float" office:value="8.5114503816793891E-2" table:formula="of:=([bitcoin_futures.K54]-[bitcoin_futures.K53])/[bitcoin_futures.K53]" table:style-name="ce1">
            <text:p>0.085114504</text:p>
          </table:table-cell>
          <table:table-cell office:value-type="float" office:value="8.7481031866464345E-2" table:formula="of:=([bitcoin_futures.L54]-[bitcoin_futures.L53])/[bitcoin_futures.L53]" table:style-name="ce1">
            <text:p>0.087481032</text:p>
          </table:table-cell>
          <table:table-cell table:number-columns-repeated="2" table:style-name="ce1"/>
          <table:table-cell office:value-type="float" office:value="8.9438844591545053E-2" table:formula="of:=([bitcoin_futures.O54]-[bitcoin_futures.O53])/[bitcoin_futures.O53]" table:style-name="ce1">
            <text:p>0.089438845</text:p>
          </table:table-cell>
          <table:table-cell table:number-columns-repeated="4" table:style-name="ce1"/>
          <table:table-cell office:value-type="float" office:value="8.546255506607929E-2" table:formula="of:=[.C50]" table:style-name="ce1">
            <text:p>0.085462555</text:p>
          </table:table-cell>
          <table:table-cell table:style-name="ce1"/>
          <table:table-cell office:value-type="float" office:value="31212.5" table:formula="of:=[bitcoin_futures.F53]*[.T$2]" table:style-name="ce1">
            <text:p>31212.5</text:p>
          </table:table-cell>
          <table:table-cell table:number-columns-repeated="16365"/>
        </table:table-row>
        <table:table-row table:style-name="ro1">
          <table:table-cell office:value-type="string" office:string-value="07.03.2024" table:formula="of:=[bitcoin_futures.A55]" table:style-name="ce1">
            <text:p>07.03.2024</text:p>
          </table:table-cell>
          <table:table-cell table:style-name="ce1"/>
          <table:table-cell office:value-type="float" office:value="8.9285714285714281E-3" table:formula="of:=([bitcoin_futures.F55]-[bitcoin_futures.F54])/[bitcoin_futures.F54]" table:style-name="ce6">
            <text:p>0.008928571</text:p>
          </table:table-cell>
          <table:table-cell office:value-type="float" office:value="8.5395226625793741E-3" table:formula="of:=([bitcoin_futures.G55]-[bitcoin_futures.G54])/[bitcoin_futures.G54]" table:style-name="ce1">
            <text:p>0.008539523</text:p>
          </table:table-cell>
          <table:table-cell office:value-type="float" office:value="8.8048498845265596E-3" table:formula="of:=([bitcoin_futures.H55]-[bitcoin_futures.H54])/[bitcoin_futures.H54]" table:style-name="ce1">
            <text:p>0.00880485</text:p>
          </table:table-cell>
          <table:table-cell office:value-type="float" office:value="9.2188951618666481E-3" table:formula="of:=([bitcoin_futures.I55]-[bitcoin_futures.I54])/[bitcoin_futures.I54]" table:style-name="ce1">
            <text:p>0.009218895</text:p>
          </table:table-cell>
          <table:table-cell office:value-type="float" office:value="9.7809908568998512E-3" table:formula="of:=([bitcoin_futures.J55]-[bitcoin_futures.J54])/[bitcoin_futures.J54]" table:style-name="ce1">
            <text:p>0.009780991</text:p>
          </table:table-cell>
          <table:table-cell office:value-type="float" office:value="9.7080548716144913E-3" table:formula="of:=([bitcoin_futures.K55]-[bitcoin_futures.K54])/[bitcoin_futures.K54]" table:style-name="ce1">
            <text:p>0.009708055</text:p>
          </table:table-cell>
          <table:table-cell office:value-type="float" office:value="9.0699783715900376E-3" table:formula="of:=([bitcoin_futures.L55]-[bitcoin_futures.L54])/[bitcoin_futures.L54]" table:style-name="ce1">
            <text:p>0.009069978</text:p>
          </table:table-cell>
          <table:table-cell table:number-columns-repeated="2" table:style-name="ce1"/>
          <table:table-cell office:value-type="float" office:value="8.9760408755092183E-3" table:formula="of:=([bitcoin_futures.O55]-[bitcoin_futures.O54])/[bitcoin_futures.O54]" table:style-name="ce1">
            <text:p>0.008976041</text:p>
          </table:table-cell>
          <table:table-cell table:number-columns-repeated="4" table:style-name="ce1"/>
          <table:table-cell office:value-type="float" office:value="8.9285714285714281E-3" table:formula="of:=[.C51]" table:style-name="ce1">
            <text:p>0.008928571</text:p>
          </table:table-cell>
          <table:table-cell table:style-name="ce1"/>
          <table:table-cell office:value-type="float" office:value="33880" table:formula="of:=[bitcoin_futures.F54]*[.T$2]" table:style-name="ce1">
            <text:p>33880</text:p>
          </table:table-cell>
          <table:table-cell table:number-columns-repeated="16365"/>
        </table:table-row>
        <table:table-row table:style-name="ro1">
          <table:table-cell office:value-type="string" office:string-value="08.03.2024" table:formula="of:=[bitcoin_futures.A56]" table:style-name="ce1">
            <text:p>08.03.2024</text:p>
          </table:table-cell>
          <table:table-cell table:style-name="ce1"/>
          <table:table-cell office:value-type="float" office:value="2.1063409639435385E-2" table:formula="of:=([bitcoin_futures.F56]-[bitcoin_futures.F55])/[bitcoin_futures.F55]" table:style-name="ce6">
            <text:p>0.02106341</text:p>
          </table:table-cell>
          <table:table-cell office:value-type="float" office:value="2.0987118251555942E-2" table:formula="of:=([bitcoin_futures.G56]-[bitcoin_futures.G55])/[bitcoin_futures.G55]" table:style-name="ce1">
            <text:p>0.020987118</text:p>
          </table:table-cell>
          <table:table-cell office:value-type="float" office:value="2.1533838889683788E-2" table:formula="of:=([bitcoin_futures.H56]-[bitcoin_futures.H55])/[bitcoin_futures.H55]" table:style-name="ce1">
            <text:p>0.021533839</text:p>
          </table:table-cell>
          <table:table-cell office:value-type="float" office:value="2.1951564934145306E-2" table:formula="of:=([bitcoin_futures.I56]-[bitcoin_futures.I55])/[bitcoin_futures.I55]" table:style-name="ce1">
            <text:p>0.021951565</text:p>
          </table:table-cell>
          <table:table-cell office:value-type="float" office:value="2.1478205938092229E-2" table:formula="of:=([bitcoin_futures.J56]-[bitcoin_futures.J55])/[bitcoin_futures.J55]" table:style-name="ce1">
            <text:p>0.021478206</text:p>
          </table:table-cell>
          <table:table-cell office:value-type="float" office:value="2.1319584755800182E-2" table:formula="of:=([bitcoin_futures.K56]-[bitcoin_futures.K55])/[bitcoin_futures.K55]" table:style-name="ce1">
            <text:p>0.021319585</text:p>
          </table:table-cell>
          <table:table-cell office:value-type="float" office:value="2.1917997649173755E-2" table:formula="of:=([bitcoin_futures.L56]-[bitcoin_futures.L55])/[bitcoin_futures.L55]" table:style-name="ce1">
            <text:p>0.021917998</text:p>
          </table:table-cell>
          <table:table-cell table:number-columns-repeated="2" table:style-name="ce1"/>
          <table:table-cell office:value-type="float" office:value="2.5730513925956339E-2" table:formula="of:=([bitcoin_futures.O56]-[bitcoin_futures.O55])/[bitcoin_futures.O55]" table:style-name="ce1">
            <text:p>0.025730514</text:p>
          </table:table-cell>
          <table:table-cell table:number-columns-repeated="4" table:style-name="ce1"/>
          <table:table-cell office:value-type="float" office:value="2.1063409639435385E-2" table:formula="of:=[.C52]" table:style-name="ce1">
            <text:p>0.02106341</text:p>
          </table:table-cell>
          <table:table-cell table:style-name="ce1"/>
          <table:table-cell office:value-type="float" office:value="34182.5" table:formula="of:=[bitcoin_futures.F55]*[.T$2]" table:style-name="ce1">
            <text:p>34182.5</text:p>
          </table:table-cell>
          <table:table-cell table:number-columns-repeated="16365"/>
        </table:table-row>
        <table:table-row table:style-name="ro1">
          <table:table-cell office:value-type="string" office:string-value="11.03.2024" table:formula="of:=[bitcoin_futures.A57]" table:style-name="ce1">
            <text:p>11.03.2024</text:p>
          </table:table-cell>
          <table:table-cell table:style-name="ce1"/>
          <table:table-cell office:value-type="float" office:value="4.0899649022276344E-2" table:formula="of:=([bitcoin_futures.F57]-[bitcoin_futures.F56])/[bitcoin_futures.F56]" table:style-name="ce6">
            <text:p>0.040899649</text:p>
          </table:table-cell>
          <table:table-cell office:value-type="float" office:value="4.2103770910121914E-2" table:formula="of:=([bitcoin_futures.G57]-[bitcoin_futures.G56])/[bitcoin_futures.G56]" table:style-name="ce1">
            <text:p>0.042103771</text:p>
          </table:table-cell>
          <table:table-cell office:value-type="float" office:value="4.1669584704811261E-2" table:formula="of:=([bitcoin_futures.H57]-[bitcoin_futures.H56])/[bitcoin_futures.H56]" table:style-name="ce1">
            <text:p>0.041669585</text:p>
          </table:table-cell>
          <table:table-cell office:value-type="float" office:value="4.1643569844789355E-2" table:formula="of:=([bitcoin_futures.I57]-[bitcoin_futures.I56])/[bitcoin_futures.I56]" table:style-name="ce1">
            <text:p>0.04164357</text:p>
          </table:table-cell>
          <table:table-cell office:value-type="float" office:value="4.2877757163471447E-2" table:formula="of:=([bitcoin_futures.J57]-[bitcoin_futures.J56])/[bitcoin_futures.J56]" table:style-name="ce1">
            <text:p>0.042877757</text:p>
          </table:table-cell>
          <table:table-cell office:value-type="float" office:value="4.2567705846237806E-2" table:formula="of:=([bitcoin_futures.K57]-[bitcoin_futures.K56])/[bitcoin_futures.K56]" table:style-name="ce1">
            <text:p>0.042567706</text:p>
          </table:table-cell>
          <table:table-cell office:value-type="float" office:value="4.1542625169147494E-2" table:formula="of:=([bitcoin_futures.L57]-[bitcoin_futures.L56])/[bitcoin_futures.L56]" table:style-name="ce1">
            <text:p>0.041542625</text:p>
          </table:table-cell>
          <table:table-cell table:number-columns-repeated="2" table:style-name="ce1"/>
          <table:table-cell office:value-type="float" office:value="3.7027153245713526E-2" table:formula="of:=([bitcoin_futures.O57]-[bitcoin_futures.O56])/[bitcoin_futures.O56]" table:style-name="ce1">
            <text:p>0.037027153</text:p>
          </table:table-cell>
          <table:table-cell table:number-columns-repeated="4" table:style-name="ce1"/>
          <table:table-cell office:value-type="float" office:value="4.0899649022276344E-2" table:formula="of:=[.C53]" table:style-name="ce1">
            <text:p>0.040899649</text:p>
          </table:table-cell>
          <table:table-cell table:style-name="ce1"/>
          <table:table-cell office:value-type="float" office:value="34902.5" table:formula="of:=[bitcoin_futures.F56]*[.T$2]" table:style-name="ce1">
            <text:p>34902.5</text:p>
          </table:table-cell>
          <table:table-cell table:number-columns-repeated="16365"/>
        </table:table-row>
        <table:table-row table:style-name="ro1">
          <table:table-cell office:value-type="string" office:string-value="12.03.2024" table:formula="of:=[bitcoin_futures.A58]" table:style-name="ce1">
            <text:p>12.03.2024</text:p>
          </table:table-cell>
          <table:table-cell table:style-name="ce1"/>
          <table:table-cell office:value-type="float" office:value="-1.1835948252133223E-2" table:formula="of:=([bitcoin_futures.F58]-[bitcoin_futures.F57])/[bitcoin_futures.F57]" table:style-name="ce6">
            <text:p>-0.011835948</text:p>
          </table:table-cell>
          <table:table-cell office:value-type="float" office:value="-1.1563052645898518E-2" table:formula="of:=([bitcoin_futures.G58]-[bitcoin_futures.G57])/[bitcoin_futures.G57]" table:style-name="ce1">
            <text:p>-0.011563053</text:p>
          </table:table-cell>
          <table:table-cell office:value-type="float" office:value="-1.1227645556003765E-2" table:formula="of:=([bitcoin_futures.H58]-[bitcoin_futures.H57])/[bitcoin_futures.H57]" table:style-name="ce1">
            <text:p>-0.011227646</text:p>
          </table:table-cell>
          <table:table-cell office:value-type="float" office:value="-1.1308454732920907E-2" table:formula="of:=([bitcoin_futures.I58]-[bitcoin_futures.I57])/[bitcoin_futures.I57]" table:style-name="ce1">
            <text:p>-0.011308455</text:p>
          </table:table-cell>
          <table:table-cell office:value-type="float" office:value="-1.245305396323384E-2" table:formula="of:=([bitcoin_futures.J58]-[bitcoin_futures.J57])/[bitcoin_futures.J57]" table:style-name="ce1">
            <text:p>-0.012453054</text:p>
          </table:table-cell>
          <table:table-cell office:value-type="float" office:value="-1.2366681934175228E-2" table:formula="of:=([bitcoin_futures.K58]-[bitcoin_futures.K57])/[bitcoin_futures.K57]" table:style-name="ce1">
            <text:p>-0.012366682</text:p>
          </table:table-cell>
          <table:table-cell office:value-type="float" office:value="-1.3511757827725087E-2" table:formula="of:=([bitcoin_futures.L58]-[bitcoin_futures.L57])/[bitcoin_futures.L57]" table:style-name="ce1">
            <text:p>-0.013511758</text:p>
          </table:table-cell>
          <table:table-cell table:number-columns-repeated="2" table:style-name="ce1"/>
          <table:table-cell office:value-type="float" office:value="-1.1837364899639732E-2" table:formula="of:=([bitcoin_futures.O58]-[bitcoin_futures.O57])/[bitcoin_futures.O57]" table:style-name="ce1">
            <text:p>-0.011837365</text:p>
          </table:table-cell>
          <table:table-cell table:number-columns-repeated="4" table:style-name="ce1"/>
          <table:table-cell office:value-type="float" office:value="-1.1835948252133223E-2" table:formula="of:=[.C54]" table:style-name="ce1">
            <text:p>-0.011835948</text:p>
          </table:table-cell>
          <table:table-cell table:style-name="ce1"/>
          <table:table-cell office:value-type="float" office:value="36330" table:formula="of:=[bitcoin_futures.F57]*[.T$2]" table:style-name="ce1">
            <text:p>36330</text:p>
          </table:table-cell>
          <table:table-cell table:number-columns-repeated="16365"/>
        </table:table-row>
        <table:table-row table:style-name="ro1">
          <table:table-cell office:value-type="string" office:string-value="13.03.2024" table:formula="of:=[bitcoin_futures.A59]" table:style-name="ce1">
            <text:p>13.03.2024</text:p>
          </table:table-cell>
          <table:table-cell table:style-name="ce1"/>
          <table:table-cell office:value-type="float" office:value="2.945682451253482E-2" table:formula="of:=([bitcoin_futures.F59]-[bitcoin_futures.F58])/[bitcoin_futures.F58]" table:style-name="ce6">
            <text:p>0.029456825</text:p>
          </table:table-cell>
          <table:table-cell office:value-type="float" office:value="2.9452243325075695E-2" table:formula="of:=([bitcoin_futures.G59]-[bitcoin_futures.G58])/[bitcoin_futures.G58]" table:style-name="ce1">
            <text:p>0.029452243</text:p>
          </table:table-cell>
          <table:table-cell office:value-type="float" office:value="3.0733664241517644E-2" table:formula="of:=([bitcoin_futures.H59]-[bitcoin_futures.H58])/[bitcoin_futures.H58]" table:style-name="ce1">
            <text:p>0.030733664</text:p>
          </table:table-cell>
          <table:table-cell office:value-type="float" office:value="3.1891273632510257E-2" table:formula="of:=([bitcoin_futures.I59]-[bitcoin_futures.I58])/[bitcoin_futures.I58]" table:style-name="ce1">
            <text:p>0.031891274</text:p>
          </table:table-cell>
          <table:table-cell office:value-type="float" office:value="3.3626901521216973E-2" table:formula="of:=([bitcoin_futures.J59]-[bitcoin_futures.J58])/[bitcoin_futures.J58]" table:style-name="ce1">
            <text:p>0.033626902</text:p>
          </table:table-cell>
          <table:table-cell office:value-type="float" office:value="3.3390751291904067E-2" table:formula="of:=([bitcoin_futures.K59]-[bitcoin_futures.K58])/[bitcoin_futures.K58]" table:style-name="ce1">
            <text:p>0.033390751</text:p>
          </table:table-cell>
          <table:table-cell office:value-type="float" office:value="3.3122612932964569E-2" table:formula="of:=([bitcoin_futures.L59]-[bitcoin_futures.L58])/[bitcoin_futures.L58]" table:style-name="ce1">
            <text:p>0.033122613</text:p>
          </table:table-cell>
          <table:table-cell table:number-columns-repeated="2" table:style-name="ce1"/>
          <table:table-cell office:value-type="float" office:value="3.1835937500000001E-2" table:formula="of:=([bitcoin_futures.O59]-[bitcoin_futures.O58])/[bitcoin_futures.O58]" table:style-name="ce1">
            <text:p>0.031835938</text:p>
          </table:table-cell>
          <table:table-cell table:number-columns-repeated="4" table:style-name="ce1"/>
          <table:table-cell office:value-type="float" office:value="2.945682451253482E-2" table:formula="of:=[.C55]" table:style-name="ce1">
            <text:p>0.029456825</text:p>
          </table:table-cell>
          <table:table-cell table:style-name="ce1"/>
          <table:table-cell office:value-type="float" office:value="35900" table:formula="of:=[bitcoin_futures.F58]*[.T$2]" table:style-name="ce1">
            <text:p>35900</text:p>
          </table:table-cell>
          <table:table-cell table:number-columns-repeated="16365"/>
        </table:table-row>
        <table:table-row table:style-name="ro1">
          <table:table-cell office:value-type="string" office:string-value="14.03.2024" table:formula="of:=[bitcoin_futures.A60]" table:style-name="ce1">
            <text:p>14.03.2024</text:p>
          </table:table-cell>
          <table:table-cell table:style-name="ce1"/>
          <table:table-cell office:value-type="float" office:value="-5.8377866468240544E-2" table:formula="of:=([bitcoin_futures.F60]-[bitcoin_futures.F59])/[bitcoin_futures.F59]" table:style-name="ce6">
            <text:p>-0.058377866</text:p>
          </table:table-cell>
          <table:table-cell office:value-type="float" office:value="-5.9358288770053474E-2" table:formula="of:=([bitcoin_futures.G60]-[bitcoin_futures.G59])/[bitcoin_futures.G59]" table:style-name="ce1">
            <text:p>-0.059358289</text:p>
          </table:table-cell>
          <table:table-cell office:value-type="float" office:value="-5.7985355234514153E-2" table:formula="of:=([bitcoin_futures.H60]-[bitcoin_futures.H59])/[bitcoin_futures.H59]" table:style-name="ce1">
            <text:p>-0.057985355</text:p>
          </table:table-cell>
          <table:table-cell office:value-type="float" office:value="-5.8160005216143965E-2" table:formula="of:=([bitcoin_futures.I60]-[bitcoin_futures.I59])/[bitcoin_futures.I59]" table:style-name="ce1">
            <text:p>-0.058160005</text:p>
          </table:table-cell>
          <table:table-cell office:value-type="float" office:value="-5.893364317066873E-2" table:formula="of:=([bitcoin_futures.J60]-[bitcoin_futures.J59])/[bitcoin_futures.J59]" table:style-name="ce1">
            <text:p>-0.058933643</text:p>
          </table:table-cell>
          <table:table-cell office:value-type="float" office:value="-5.853314527503526E-2" table:formula="of:=([bitcoin_futures.K60]-[bitcoin_futures.K59])/[bitcoin_futures.K59]" table:style-name="ce1">
            <text:p>-0.058533145</text:p>
          </table:table-cell>
          <table:table-cell office:value-type="float" office:value="-5.6982599273376254E-2" table:formula="of:=([bitcoin_futures.L60]-[bitcoin_futures.L59])/[bitcoin_futures.L59]" table:style-name="ce1">
            <text:p>-0.056982599</text:p>
          </table:table-cell>
          <table:table-cell table:number-columns-repeated="2" table:style-name="ce1"/>
          <table:table-cell office:value-type="float" office:value="-5.5082339579784215E-2" table:formula="of:=([bitcoin_futures.O60]-[bitcoin_futures.O59])/[bitcoin_futures.O59]" table:style-name="ce1">
            <text:p>-0.05508234</text:p>
          </table:table-cell>
          <table:table-cell table:number-columns-repeated="4" table:style-name="ce1"/>
          <table:table-cell office:value-type="float" office:value="-5.8377866468240544E-2" table:formula="of:=[.C56]" table:style-name="ce1">
            <text:p>-0.058377866</text:p>
          </table:table-cell>
          <table:table-cell table:style-name="ce1"/>
          <table:table-cell office:value-type="float" office:value="36957.5" table:formula="of:=[bitcoin_futures.F59]*[.T$2]" table:style-name="ce1">
            <text:p>36957.5</text:p>
          </table:table-cell>
          <table:table-cell table:number-columns-repeated="16365"/>
        </table:table-row>
        <table:table-row table:style-name="ro1">
          <table:table-cell office:value-type="string" office:string-value="15.03.2024" table:formula="of:=[bitcoin_futures.A61]" table:style-name="ce1">
            <text:p>15.03.2024</text:p>
          </table:table-cell>
          <table:table-cell table:style-name="ce1"/>
          <table:table-cell office:value-type="float" office:value="-6.2500000000000003E-3" table:formula="of:=([bitcoin_futures.F61]-[bitcoin_futures.F60])/[bitcoin_futures.F60]" table:style-name="ce6">
            <text:p>-0.00625</text:p>
          </table:table-cell>
          <table:table-cell office:value-type="float" office:value="-6.1824900511654353E-3" table:formula="of:=([bitcoin_futures.G61]-[bitcoin_futures.G60])/[bitcoin_futures.G60]" table:style-name="ce1">
            <text:p>-0.00618249</text:p>
          </table:table-cell>
          <table:table-cell office:value-type="float" office:value="-5.4621848739495795E-3" table:formula="of:=([bitcoin_futures.H61]-[bitcoin_futures.H60])/[bitcoin_futures.H60]" table:style-name="ce1">
            <text:p>-0.005462185</text:p>
          </table:table-cell>
          <table:table-cell office:value-type="float" office:value="-5.6074766355140183E-3" table:formula="of:=([bitcoin_futures.I61]-[bitcoin_futures.I60])/[bitcoin_futures.I60]" table:style-name="ce1">
            <text:p>-0.005607477</text:p>
          </table:table-cell>
          <table:table-cell office:value-type="float" office:value="-3.4981823170313463E-3" table:formula="of:=([bitcoin_futures.J61]-[bitcoin_futures.J60])/[bitcoin_futures.J60]" table:style-name="ce1">
            <text:p>-0.003498182</text:p>
          </table:table-cell>
          <table:table-cell office:value-type="float" office:value="-2.3833844058563161E-3" table:formula="of:=([bitcoin_futures.K61]-[bitcoin_futures.K60])/[bitcoin_futures.K60]" table:style-name="ce1">
            <text:p>-0.002383384</text:p>
          </table:table-cell>
          <table:table-cell office:value-type="float" office:value="-2.2304832713754648E-3" table:formula="of:=([bitcoin_futures.L61]-[bitcoin_futures.L60])/[bitcoin_futures.L60]" table:style-name="ce1">
            <text:p>-0.002230483</text:p>
          </table:table-cell>
          <table:table-cell table:number-columns-repeated="2" table:style-name="ce1"/>
          <table:table-cell office:value-type="float" office:value="-4.2735042735042739E-3" table:formula="of:=([bitcoin_futures.O61]-[bitcoin_futures.O60])/[bitcoin_futures.O60]" table:style-name="ce1">
            <text:p>-0.004273504</text:p>
          </table:table-cell>
          <table:table-cell table:number-columns-repeated="4" table:style-name="ce1"/>
          <table:table-cell office:value-type="float" office:value="-6.2500000000000003E-3" table:formula="of:=[.C57]" table:style-name="ce1">
            <text:p>-0.00625</text:p>
          </table:table-cell>
          <table:table-cell table:style-name="ce1"/>
          <table:table-cell office:value-type="float" office:value="35180" table:formula="of:=[bitcoin_futures.G60]*[.T$2]" table:style-name="ce1">
            <text:p>35180</text:p>
          </table:table-cell>
          <table:table-cell table:number-columns-repeated="16365"/>
        </table:table-row>
        <table:table-row table:style-name="ro1">
          <table:table-cell office:value-type="string" office:string-value="18.03.2024" table:formula="of:=[bitcoin_futures.A62]" table:style-name="ce1">
            <text:p>18.03.2024</text:p>
          </table:table-cell>
          <table:table-cell table:style-name="ce1"/>
          <table:table-cell office:value-type="float" office:value="-2.8699486734620111E-2" table:formula="of:=([bitcoin_futures.F62]-[bitcoin_futures.F61])/[bitcoin_futures.F61]" table:style-name="ce1">
            <text:p>-0.028699487</text:p>
          </table:table-cell>
          <table:table-cell office:value-type="float" office:value="-2.9460135859849839E-2" table:formula="of:=([bitcoin_futures.G62]-[bitcoin_futures.G61])/[bitcoin_futures.G61]" table:style-name="ce6">
            <text:p>-0.029460136</text:p>
          </table:table-cell>
          <table:table-cell office:value-type="float" office:value="-2.9502886917335585E-2" table:formula="of:=([bitcoin_futures.H62]-[bitcoin_futures.H61])/[bitcoin_futures.H61]" table:style-name="ce1">
            <text:p>-0.029502887</text:p>
          </table:table-cell>
          <table:table-cell office:value-type="float" office:value="-2.9239766081871343E-2" table:formula="of:=([bitcoin_futures.I62]-[bitcoin_futures.I61])/[bitcoin_futures.I61]" table:style-name="ce1">
            <text:p>-0.029239766</text:p>
          </table:table-cell>
          <table:table-cell office:value-type="float" office:value="-3.0148678414096915E-2" table:formula="of:=([bitcoin_futures.J62]-[bitcoin_futures.J61])/[bitcoin_futures.J61]" table:style-name="ce1">
            <text:p>-0.030148678</text:p>
          </table:table-cell>
          <table:table-cell office:value-type="float" office:value="-3.0989761092150171E-2" table:formula="of:=([bitcoin_futures.K62]-[bitcoin_futures.K61])/[bitcoin_futures.K61]" table:style-name="ce1">
            <text:p>-0.030989761</text:p>
          </table:table-cell>
          <table:table-cell office:value-type="float" office:value="-3.1703021270830509E-2" table:formula="of:=([bitcoin_futures.L62]-[bitcoin_futures.L61])/[bitcoin_futures.L61]" table:style-name="ce1">
            <text:p>-0.031703021</text:p>
          </table:table-cell>
          <table:table-cell table:number-columns-repeated="2" table:style-name="ce1"/>
          <table:table-cell office:value-type="float" office:value="-2.9372317596566524E-2" table:formula="of:=([bitcoin_futures.O62]-[bitcoin_futures.O61])/[bitcoin_futures.O61]" table:style-name="ce1">
            <text:p>-0.029372318</text:p>
          </table:table-cell>
          <table:table-cell table:number-columns-repeated="4" table:style-name="ce1"/>
          <table:table-cell office:value-type="float" office:value="-2.9460135859849839E-2" table:formula="of:=[.D58]" table:style-name="ce1">
            <text:p>-0.029460136</text:p>
          </table:table-cell>
          <table:table-cell table:style-name="ce1"/>
          <table:table-cell office:value-type="float" office:value="34962.5" table:formula="of:=[bitcoin_futures.G61]*[.T$2]" table:style-name="ce1">
            <text:p>34962.5</text:p>
          </table:table-cell>
          <table:table-cell table:number-columns-repeated="16365"/>
        </table:table-row>
        <table:table-row table:style-name="ro1">
          <table:table-cell office:value-type="string" office:string-value="19.03.2024" table:formula="of:=[bitcoin_futures.A63]" table:style-name="ce1">
            <text:p>19.03.2024</text:p>
          </table:table-cell>
          <table:table-cell table:style-name="ce1"/>
          <table:table-cell office:value-type="float" office:value="-3.8478713902947305E-2" table:formula="of:=([bitcoin_futures.F63]-[bitcoin_futures.F62])/[bitcoin_futures.F62]" table:style-name="ce1">
            <text:p>-0.038478714</text:p>
          </table:table-cell>
          <table:table-cell office:value-type="float" office:value="-3.8385029101893467E-2" table:formula="of:=([bitcoin_futures.G63]-[bitcoin_futures.G62])/[bitcoin_futures.G62]" table:style-name="ce6">
            <text:p>-0.038385029</text:p>
          </table:table-cell>
          <table:table-cell office:value-type="float" office:value="-3.896103896103896E-2" table:formula="of:=([bitcoin_futures.H63]-[bitcoin_futures.H62])/[bitcoin_futures.H62]" table:style-name="ce1">
            <text:p>-0.038961039</text:p>
          </table:table-cell>
          <table:table-cell office:value-type="float" office:value="-4.1021227768215721E-2" table:formula="of:=([bitcoin_futures.I63]-[bitcoin_futures.I62])/[bitcoin_futures.I62]" table:style-name="ce1">
            <text:p>-0.041021228</text:p>
          </table:table-cell>
          <table:table-cell office:value-type="float" office:value="-4.3293115684882894E-2" table:formula="of:=([bitcoin_futures.J63]-[bitcoin_futures.J62])/[bitcoin_futures.J62]" table:style-name="ce1">
            <text:p>-0.043293116</text:p>
          </table:table-cell>
          <table:table-cell office:value-type="float" office:value="-4.2969850662158353E-2" table:formula="of:=([bitcoin_futures.K63]-[bitcoin_futures.K62])/[bitcoin_futures.K62]" table:style-name="ce1">
            <text:p>-0.042969851</text:p>
          </table:table-cell>
          <table:table-cell office:value-type="float" office:value="-4.2115572967678747E-2" table:formula="of:=([bitcoin_futures.L63]-[bitcoin_futures.L62])/[bitcoin_futures.L62]" table:style-name="ce1">
            <text:p>-0.042115573</text:p>
          </table:table-cell>
          <table:table-cell table:number-columns-repeated="2" table:style-name="ce1"/>
          <table:table-cell office:value-type="float" office:value="-4.0693657592925245E-2" table:formula="of:=([bitcoin_futures.O63]-[bitcoin_futures.O62])/[bitcoin_futures.O62]" table:style-name="ce1">
            <text:p>-0.040693658</text:p>
          </table:table-cell>
          <table:table-cell table:number-columns-repeated="4" table:style-name="ce1"/>
          <table:table-cell office:value-type="float" office:value="-3.8385029101893467E-2" table:formula="of:=[.D59]" table:style-name="ce1">
            <text:p>-0.038385029</text:p>
          </table:table-cell>
          <table:table-cell table:style-name="ce1"/>
          <table:table-cell office:value-type="float" office:value="33932.5" table:formula="of:=[bitcoin_futures.G62]*[.T$2]" table:style-name="ce1">
            <text:p>33932.5</text:p>
          </table:table-cell>
          <table:table-cell table:number-columns-repeated="16365"/>
        </table:table-row>
        <table:table-row table:style-name="ro1">
          <table:table-cell office:value-type="string" office:string-value="20.03.2024" table:formula="of:=[bitcoin_futures.A64]" table:style-name="ce1">
            <text:p>20.03.2024</text:p>
          </table:table-cell>
          <table:table-cell table:style-name="ce1"/>
          <table:table-cell office:value-type="float" office:value="2.1596098769254585E-2" table:formula="of:=([bitcoin_futures.F64]-[bitcoin_futures.F63])/[bitcoin_futures.F63]" table:style-name="ce1">
            <text:p>0.021596099</text:p>
          </table:table-cell>
          <table:table-cell office:value-type="float" office:value="2.1912350597609563E-2" table:formula="of:=([bitcoin_futures.G64]-[bitcoin_futures.G63])/[bitcoin_futures.G63]" table:style-name="ce6">
            <text:p>0.021912351</text:p>
          </table:table-cell>
          <table:table-cell office:value-type="float" office:value="2.1893401781669937E-2" table:formula="of:=([bitcoin_futures.H64]-[bitcoin_futures.H63])/[bitcoin_futures.H63]" table:style-name="ce1">
            <text:p>0.021893402</text:p>
          </table:table-cell>
          <table:table-cell office:value-type="float" office:value="2.2808854322464853E-2" table:formula="of:=([bitcoin_futures.I64]-[bitcoin_futures.I63])/[bitcoin_futures.I63]" table:style-name="ce1">
            <text:p>0.022808854</text:p>
          </table:table-cell>
          <table:table-cell office:value-type="float" office:value="2.3590504451038576E-2" table:formula="of:=([bitcoin_futures.J64]-[bitcoin_futures.J63])/[bitcoin_futures.J63]" table:style-name="ce1">
            <text:p>0.023590504</text:p>
          </table:table-cell>
          <table:table-cell office:value-type="float" office:value="2.3112027086706906E-2" table:formula="of:=([bitcoin_futures.K64]-[bitcoin_futures.K63])/[bitcoin_futures.K63]" table:style-name="ce1">
            <text:p>0.023112027</text:p>
          </table:table-cell>
          <table:table-cell office:value-type="float" office:value="2.0815074496056091E-2" table:formula="of:=([bitcoin_futures.L64]-[bitcoin_futures.L63])/[bitcoin_futures.L63]" table:style-name="ce1">
            <text:p>0.020815074</text:p>
          </table:table-cell>
          <table:table-cell table:number-columns-repeated="2" table:style-name="ce1"/>
          <table:table-cell office:value-type="float" office:value="1.7428880086424198E-2" table:formula="of:=([bitcoin_futures.O64]-[bitcoin_futures.O63])/[bitcoin_futures.O63]" table:style-name="ce1">
            <text:p>0.01742888</text:p>
          </table:table-cell>
          <table:table-cell table:number-columns-repeated="4" table:style-name="ce1"/>
          <table:table-cell office:value-type="float" office:value="2.1912350597609563E-2" table:formula="of:=[.D60]" table:style-name="ce1">
            <text:p>0.021912351</text:p>
          </table:table-cell>
          <table:table-cell table:style-name="ce1"/>
          <table:table-cell office:value-type="float" office:value="32630" table:formula="of:=[bitcoin_futures.G63]*[.T$2]" table:style-name="ce1">
            <text:p>32630</text:p>
          </table:table-cell>
          <table:table-cell table:number-columns-repeated="16365"/>
        </table:table-row>
        <table:table-row table:style-name="ro1">
          <table:table-cell office:value-type="string" office:string-value="21.03.2024" table:formula="of:=[bitcoin_futures.A65]" table:style-name="ce1">
            <text:p>21.03.2024</text:p>
          </table:table-cell>
          <table:table-cell table:style-name="ce1"/>
          <table:table-cell office:value-type="float" office:value="-8.7134414305197749E-3" table:formula="of:=([bitcoin_futures.F65]-[bitcoin_futures.F64])/[bitcoin_futures.F64]" table:style-name="ce1">
            <text:p>-0.008713441</text:p>
          </table:table-cell>
          <table:table-cell office:value-type="float" office:value="-8.3970610286399766E-3" table:formula="of:=([bitcoin_futures.G65]-[bitcoin_futures.G64])/[bitcoin_futures.G64]" table:style-name="ce6">
            <text:p>-0.008397061</text:p>
          </table:table-cell>
          <table:table-cell office:value-type="float" office:value="-9.3823877068557916E-3" table:formula="of:=([bitcoin_futures.H65]-[bitcoin_futures.H64])/[bitcoin_futures.H64]" table:style-name="ce1">
            <text:p>-0.009382388</text:p>
          </table:table-cell>
          <table:table-cell office:value-type="float" office:value="-9.797470205454413E-3" table:formula="of:=([bitcoin_futures.I65]-[bitcoin_futures.I64])/[bitcoin_futures.I64]" table:style-name="ce1">
            <text:p>-0.00979747</text:p>
          </table:table-cell>
          <table:table-cell office:value-type="float" office:value="-9.7115523988983918E-3" table:formula="of:=([bitcoin_futures.J65]-[bitcoin_futures.J64])/[bitcoin_futures.J64]" table:style-name="ce1">
            <text:p>-0.009711552</text:p>
          </table:table-cell>
          <table:table-cell office:value-type="float" office:value="-8.9208633093525187E-3" table:formula="of:=([bitcoin_futures.K65]-[bitcoin_futures.K64])/[bitcoin_futures.K64]" table:style-name="ce1">
            <text:p>-0.008920863</text:p>
          </table:table-cell>
          <table:table-cell office:value-type="float" office:value="-9.5871789368247844E-3" table:formula="of:=([bitcoin_futures.L65]-[bitcoin_futures.L64])/[bitcoin_futures.L64]" table:style-name="ce1">
            <text:p>-0.009587179</text:p>
          </table:table-cell>
          <table:table-cell table:number-columns-repeated="2" table:style-name="ce1"/>
          <table:table-cell office:value-type="float" office:value="-4.7426913003468536E-3" table:formula="of:=([bitcoin_futures.O65]-[bitcoin_futures.O64])/[bitcoin_futures.O64]" table:style-name="ce1">
            <text:p>-0.004742691</text:p>
          </table:table-cell>
          <table:table-cell table:number-columns-repeated="4" table:style-name="ce1"/>
          <table:table-cell office:value-type="float" office:value="-8.3970610286399766E-3" table:formula="of:=[.D61]" table:style-name="ce1">
            <text:p>-0.008397061</text:p>
          </table:table-cell>
          <table:table-cell table:style-name="ce1"/>
          <table:table-cell office:value-type="float" office:value="33345" table:formula="of:=[bitcoin_futures.G64]*[.T$2]" table:style-name="ce1">
            <text:p>33345</text:p>
          </table:table-cell>
          <table:table-cell table:number-columns-repeated="16365"/>
        </table:table-row>
        <table:table-row table:style-name="ro1">
          <table:table-cell office:value-type="string" office:string-value="22.03.2024" table:formula="of:=[bitcoin_futures.A66]" table:style-name="ce1">
            <text:p>22.03.2024</text:p>
          </table:table-cell>
          <table:table-cell table:style-name="ce1"/>
          <table:table-cell office:value-type="float" office:value="-2.2013299701903234E-2" table:formula="of:=([bitcoin_futures.F66]-[bitcoin_futures.F65])/[bitcoin_futures.F65]" table:style-name="ce1">
            <text:p>-0.0220133</text:p>
          </table:table-cell>
          <table:table-cell office:value-type="float" office:value="-2.1397247845153487E-2" table:formula="of:=([bitcoin_futures.G66]-[bitcoin_futures.G65])/[bitcoin_futures.G65]" table:style-name="ce6">
            <text:p>-0.021397248</text:p>
          </table:table-cell>
          <table:table-cell office:value-type="float" office:value="-2.1776418823178462E-2" table:formula="of:=([bitcoin_futures.H66]-[bitcoin_futures.H65])/[bitcoin_futures.H65]" table:style-name="ce1">
            <text:p>-0.021776419</text:p>
          </table:table-cell>
          <table:table-cell office:value-type="float" office:value="-2.1265598464151221E-2" table:formula="of:=([bitcoin_futures.I66]-[bitcoin_futures.I65])/[bitcoin_futures.I65]" table:style-name="ce1">
            <text:p>-0.021265598</text:p>
          </table:table-cell>
          <table:table-cell office:value-type="float" office:value="-2.1077283372365339E-2" table:formula="of:=([bitcoin_futures.J66]-[bitcoin_futures.J65])/[bitcoin_futures.J65]" table:style-name="ce1">
            <text:p>-0.021077283</text:p>
          </table:table-cell>
          <table:table-cell office:value-type="float" office:value="-2.0978513356562138E-2" table:formula="of:=([bitcoin_futures.K66]-[bitcoin_futures.K65])/[bitcoin_futures.K65]" table:style-name="ce1">
            <text:p>-0.020978513</text:p>
          </table:table-cell>
          <table:table-cell office:value-type="float" office:value="-2.0804738857184136E-2" table:formula="of:=([bitcoin_futures.L66]-[bitcoin_futures.L65])/[bitcoin_futures.L65]" table:style-name="ce1">
            <text:p>-0.020804739</text:p>
          </table:table-cell>
          <table:table-cell table:number-columns-repeated="2" table:style-name="ce1"/>
          <table:table-cell office:value-type="float" office:value="-2.3826458036984351E-2" table:formula="of:=([bitcoin_futures.O66]-[bitcoin_futures.O65])/[bitcoin_futures.O65]" table:style-name="ce1">
            <text:p>-0.023826458</text:p>
          </table:table-cell>
          <table:table-cell table:number-columns-repeated="4" table:style-name="ce1"/>
          <table:table-cell office:value-type="float" office:value="-2.1397247845153487E-2" table:formula="of:=[.D62]" table:style-name="ce1">
            <text:p>-0.021397248</text:p>
          </table:table-cell>
          <table:table-cell table:style-name="ce1"/>
          <table:table-cell office:value-type="float" office:value="33065" table:formula="of:=[bitcoin_futures.G65]*[.T$2]" table:style-name="ce1">
            <text:p>33065</text:p>
          </table:table-cell>
          <table:table-cell table:number-columns-repeated="16365"/>
        </table:table-row>
        <table:table-row table:style-name="ro1">
          <table:table-cell office:value-type="string" office:string-value="25.03.2024" table:formula="of:=[bitcoin_futures.A67]" table:style-name="ce1">
            <text:p>25.03.2024</text:p>
          </table:table-cell>
          <table:table-cell table:style-name="ce1"/>
          <table:table-cell office:value-type="float" office:value="0.11184056271981242" table:formula="of:=([bitcoin_futures.F67]-[bitcoin_futures.F66])/[bitcoin_futures.F66]" table:style-name="ce1">
            <text:p>0.111840563</text:p>
          </table:table-cell>
          <table:table-cell office:value-type="float" office:value="0.11141157382368848" table:formula="of:=([bitcoin_futures.G67]-[bitcoin_futures.G66])/[bitcoin_futures.G66]" table:style-name="ce6">
            <text:p>0.111411574</text:p>
          </table:table-cell>
          <table:table-cell office:value-type="float" office:value="0.11130593885797058" table:formula="of:=([bitcoin_futures.H67]-[bitcoin_futures.H66])/[bitcoin_futures.H66]" table:style-name="ce1">
            <text:p>0.111305939</text:p>
          </table:table-cell>
          <table:table-cell office:value-type="float" office:value="0.11135420596001509" table:formula="of:=([bitcoin_futures.I67]-[bitcoin_futures.I66])/[bitcoin_futures.I66]" table:style-name="ce1">
            <text:p>0.111354206</text:p>
          </table:table-cell>
          <table:table-cell office:value-type="float" office:value="0.11064593301435406" table:formula="of:=([bitcoin_futures.J67]-[bitcoin_futures.J66])/[bitcoin_futures.J66]" table:style-name="ce1">
            <text:p>0.110645933</text:p>
          </table:table-cell>
          <table:table-cell office:value-type="float" office:value="0.1101801735004078" table:formula="of:=([bitcoin_futures.K67]-[bitcoin_futures.K66])/[bitcoin_futures.K66]" table:style-name="ce1">
            <text:p>0.110180174</text:p>
          </table:table-cell>
          <table:table-cell office:value-type="float" office:value="0.10977499077831059" table:formula="of:=([bitcoin_futures.L67]-[bitcoin_futures.L66])/[bitcoin_futures.L66]" table:style-name="ce1">
            <text:p>0.109774991</text:p>
          </table:table-cell>
          <table:table-cell table:number-columns-repeated="2" table:style-name="ce1"/>
          <table:table-cell office:value-type="float" office:value="0.10768670309653916" table:formula="of:=([bitcoin_futures.O67]-[bitcoin_futures.O66])/[bitcoin_futures.O66]" table:style-name="ce1">
            <text:p>0.107686703</text:p>
          </table:table-cell>
          <table:table-cell table:number-columns-repeated="4" table:style-name="ce1"/>
          <table:table-cell office:value-type="float" office:value="0.11141157382368848" table:formula="of:=[.D63]" table:style-name="ce1">
            <text:p>0.111411574</text:p>
          </table:table-cell>
          <table:table-cell table:style-name="ce1"/>
          <table:table-cell office:value-type="float" office:value="32357.5" table:formula="of:=[bitcoin_futures.G66]*[.T$2]" table:style-name="ce1">
            <text:p>32357.5</text:p>
          </table:table-cell>
          <table:table-cell table:number-columns-repeated="16365"/>
        </table:table-row>
        <table:table-row table:style-name="ro1">
          <table:table-cell office:value-type="string" office:string-value="26.03.2024" table:formula="of:=[bitcoin_futures.A68]" table:style-name="ce1">
            <text:p>26.03.2024</text:p>
          </table:table-cell>
          <table:table-cell table:style-name="ce1"/>
          <table:table-cell office:value-type="float" office:value="-2.375931393223675E-2" table:formula="of:=([bitcoin_futures.F68]-[bitcoin_futures.F67])/[bitcoin_futures.F67]" table:style-name="ce1">
            <text:p>-0.023759314</text:p>
          </table:table-cell>
          <table:table-cell office:value-type="float" office:value="-2.3844282238442822E-2" table:formula="of:=([bitcoin_futures.G68]-[bitcoin_futures.G67])/[bitcoin_futures.G67]" table:style-name="ce6">
            <text:p>-0.023844282</text:p>
          </table:table-cell>
          <table:table-cell office:value-type="float" office:value="-2.3941826164505728E-2" table:formula="of:=([bitcoin_futures.H68]-[bitcoin_futures.H67])/[bitcoin_futures.H67]" table:style-name="ce1">
            <text:p>-0.023941826</text:p>
          </table:table-cell>
          <table:table-cell office:value-type="float" office:value="-2.4234607290747404E-2" table:formula="of:=([bitcoin_futures.I68]-[bitcoin_futures.I67])/[bitcoin_futures.I67]" table:style-name="ce1">
            <text:p>-0.024234607</text:p>
          </table:table-cell>
          <table:table-cell office:value-type="float" office:value="-2.4030694668820678E-2" table:formula="of:=([bitcoin_futures.J68]-[bitcoin_futures.J67])/[bitcoin_futures.J67]" table:style-name="ce1">
            <text:p>-0.024030695</text:p>
          </table:table-cell>
          <table:table-cell office:value-type="float" office:value="-2.3442195952714885E-2" table:formula="of:=([bitcoin_futures.K68]-[bitcoin_futures.K67])/[bitcoin_futures.K67]" table:style-name="ce1">
            <text:p>-0.023442196</text:p>
          </table:table-cell>
          <table:table-cell office:value-type="float" office:value="-2.2203018015023598E-2" table:formula="of:=([bitcoin_futures.L68]-[bitcoin_futures.L67])/[bitcoin_futures.L67]" table:style-name="ce1">
            <text:p>-0.022203018</text:p>
          </table:table-cell>
          <table:table-cell table:number-columns-repeated="2" table:style-name="ce1"/>
          <table:table-cell office:value-type="float" office:value="-1.7167664276787478E-2" table:formula="of:=([bitcoin_futures.O68]-[bitcoin_futures.O67])/[bitcoin_futures.O67]" table:style-name="ce1">
            <text:p>-0.017167664</text:p>
          </table:table-cell>
          <table:table-cell table:number-columns-repeated="4" table:style-name="ce1"/>
          <table:table-cell office:value-type="float" office:value="-2.3844282238442822E-2" table:formula="of:=[.D64]" table:style-name="ce1">
            <text:p>-0.023844282</text:p>
          </table:table-cell>
          <table:table-cell table:style-name="ce1"/>
          <table:table-cell office:value-type="float" office:value="35962.5" table:formula="of:=[bitcoin_futures.G67]*[.T$2]" table:style-name="ce1">
            <text:p>35962.5</text:p>
          </table:table-cell>
          <table:table-cell table:number-columns-repeated="16365"/>
        </table:table-row>
        <table:table-row table:style-name="ro1">
          <table:table-cell office:value-type="string" office:string-value="27.03.2024" table:formula="of:=[bitcoin_futures.A69]" table:style-name="ce1">
            <text:p>27.03.2024</text:p>
          </table:table-cell>
          <table:table-cell table:style-name="ce1"/>
          <table:table-cell office:value-type="float" office:value="-1.1592741935483871E-2" table:formula="of:=([bitcoin_futures.F69]-[bitcoin_futures.F68])/[bitcoin_futures.F68]" table:style-name="ce1">
            <text:p>-0.011592742</text:p>
          </table:table-cell>
          <table:table-cell office:value-type="float" office:value="-1.2818686796752599E-2" table:formula="of:=([bitcoin_futures.G69]-[bitcoin_futures.G68])/[bitcoin_futures.G68]" table:style-name="ce6">
            <text:p>-0.012818687</text:p>
          </table:table-cell>
          <table:table-cell office:value-type="float" office:value="-1.4267641270733765E-2" table:formula="of:=([bitcoin_futures.H69]-[bitcoin_futures.H68])/[bitcoin_futures.H68]" table:style-name="ce1">
            <text:p>-0.014267641</text:p>
          </table:table-cell>
          <table:table-cell office:value-type="float" office:value="-1.4748852094058717E-2" table:formula="of:=([bitcoin_futures.I69]-[bitcoin_futures.I68])/[bitcoin_futures.I68]" table:style-name="ce1">
            <text:p>-0.014748852</text:p>
          </table:table-cell>
          <table:table-cell office:value-type="float" office:value="-1.462169804814125E-2" table:formula="of:=([bitcoin_futures.J69]-[bitcoin_futures.J68])/[bitcoin_futures.J68]" table:style-name="ce1">
            <text:p>-0.014621698</text:p>
          </table:table-cell>
          <table:table-cell office:value-type="float" office:value="-1.4635480782382712E-2" table:formula="of:=([bitcoin_futures.K69]-[bitcoin_futures.K68])/[bitcoin_futures.K68]" table:style-name="ce1">
            <text:p>-0.014635481</text:p>
          </table:table-cell>
          <table:table-cell office:value-type="float" office:value="-1.2373376844109048E-2" table:formula="of:=([bitcoin_futures.L69]-[bitcoin_futures.L68])/[bitcoin_futures.L68]" table:style-name="ce1">
            <text:p>-0.012373377</text:p>
          </table:table-cell>
          <table:table-cell table:number-columns-repeated="2" table:style-name="ce1"/>
          <table:table-cell office:value-type="float" office:value="-1.7065988488823451E-2" table:formula="of:=([bitcoin_futures.O69]-[bitcoin_futures.O68])/[bitcoin_futures.O68]" table:style-name="ce1">
            <text:p>-0.017065988</text:p>
          </table:table-cell>
          <table:table-cell table:number-columns-repeated="4" table:style-name="ce1"/>
          <table:table-cell office:value-type="float" office:value="-1.2818686796752599E-2" table:formula="of:=[.D65]" table:style-name="ce1">
            <text:p>-0.012818687</text:p>
          </table:table-cell>
          <table:table-cell table:style-name="ce1"/>
          <table:table-cell office:value-type="float" office:value="35105" table:formula="of:=[bitcoin_futures.G68]*[.T$2]" table:style-name="ce1">
            <text:p>35105</text:p>
          </table:table-cell>
          <table:table-cell table:number-columns-repeated="16365"/>
        </table:table-row>
        <table:table-row table:style-name="ro1">
          <table:table-cell office:value-type="string" office:string-value="28.03.2024" table:formula="of:=[bitcoin_futures.A70]" table:style-name="ce1">
            <text:p>28.03.2024</text:p>
          </table:table-cell>
          <table:table-cell table:style-name="ce1"/>
          <table:table-cell office:value-type="float" office:value="3.8773220660013069E-2" table:formula="of:=([bitcoin_futures.F70]-[bitcoin_futures.F69])/[bitcoin_futures.F69]" table:style-name="ce1">
            <text:p>0.038773221</text:p>
          </table:table-cell>
          <table:table-cell office:value-type="float" office:value="3.2030010099552732E-2" table:formula="of:=([bitcoin_futures.G70]-[bitcoin_futures.G69])/[bitcoin_futures.G69]" table:style-name="ce6">
            <text:p>0.03203001</text:p>
          </table:table-cell>
          <table:table-cell office:value-type="float" office:value="3.1871657754010692E-2" table:formula="of:=([bitcoin_futures.H70]-[bitcoin_futures.H69])/[bitcoin_futures.H69]" table:style-name="ce1">
            <text:p>0.031871658</text:p>
          </table:table-cell>
          <table:table-cell office:value-type="float" office:value="3.226945346702443E-2" table:formula="of:=([bitcoin_futures.I70]-[bitcoin_futures.I69])/[bitcoin_futures.I69]" table:style-name="ce1">
            <text:p>0.032269453</text:p>
          </table:table-cell>
          <table:table-cell office:value-type="float" office:value="3.2407083362497376E-2" table:formula="of:=([bitcoin_futures.J70]-[bitcoin_futures.J69])/[bitcoin_futures.J69]" table:style-name="ce1">
            <text:p>0.032407083</text:p>
          </table:table-cell>
          <table:table-cell office:value-type="float" office:value="3.1787895613548028E-2" table:formula="of:=([bitcoin_futures.K70]-[bitcoin_futures.K69])/[bitcoin_futures.K69]" table:style-name="ce1">
            <text:p>0.031787896</text:p>
          </table:table-cell>
          <table:table-cell office:value-type="float" office:value="2.9324705720382736E-2" table:formula="of:=([bitcoin_futures.L70]-[bitcoin_futures.L69])/[bitcoin_futures.L69]" table:style-name="ce1">
            <text:p>0.029324706</text:p>
          </table:table-cell>
          <table:table-cell table:number-columns-repeated="2" table:style-name="ce1"/>
          <table:table-cell office:value-type="float" office:value="2.900524273166746E-2" table:formula="of:=([bitcoin_futures.O70]-[bitcoin_futures.O69])/[bitcoin_futures.O69]" table:style-name="ce1">
            <text:p>0.029005243</text:p>
          </table:table-cell>
          <table:table-cell table:number-columns-repeated="4" table:style-name="ce1"/>
          <table:table-cell office:value-type="float" office:value="3.2030010099552732E-2" table:formula="of:=[.D66]" table:style-name="ce1">
            <text:p>0.03203001</text:p>
          </table:table-cell>
          <table:table-cell table:style-name="ce1"/>
          <table:table-cell office:value-type="float" office:value="34655" table:formula="of:=[bitcoin_futures.G69]*[.T$2]" table:style-name="ce1">
            <text:p>34655</text:p>
          </table:table-cell>
          <table:table-cell table:number-columns-repeated="16365"/>
        </table:table-row>
        <table:table-row table:style-name="ro1">
          <table:table-cell office:value-type="string" office:string-value="29.03.2024" table:formula="of:=[bitcoin_futures.A71]" table:style-name="ce1">
            <text:p>29.03.2024</text:p>
          </table:table-cell>
          <table:table-cell table:number-columns-repeated="2" table:style-name="ce1"/>
          <table:table-cell office:value-type="float" office:value="0" table:formula="of:=([bitcoin_futures.G71]-[bitcoin_futures.G70])/[bitcoin_futures.G70]" table:style-name="ce6">
            <text:p>0</text:p>
          </table:table-cell>
          <table:table-cell office:value-type="float" office:value="0" table:formula="of:=([bitcoin_futures.H71]-[bitcoin_futures.H70])/[bitcoin_futures.H70]" table:style-name="ce1">
            <text:p>0</text:p>
          </table:table-cell>
          <table:table-cell office:value-type="float" office:value="0" table:formula="of:=([bitcoin_futures.I71]-[bitcoin_futures.I70])/[bitcoin_futures.I70]" table:style-name="ce1">
            <text:p>0</text:p>
          </table:table-cell>
          <table:table-cell office:value-type="float" office:value="0" table:formula="of:=([bitcoin_futures.J71]-[bitcoin_futures.J70])/[bitcoin_futures.J70]" table:style-name="ce1">
            <text:p>0</text:p>
          </table:table-cell>
          <table:table-cell office:value-type="float" office:value="0" table:formula="of:=([bitcoin_futures.K71]-[bitcoin_futures.K70])/[bitcoin_futures.K70]" table:style-name="ce1">
            <text:p>0</text:p>
          </table:table-cell>
          <table:table-cell office:value-type="float" office:value="0" table:formula="of:=([bitcoin_futures.L71]-[bitcoin_futures.L70])/[bitcoin_futures.L70]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O71]-[bitcoin_futures.O70])/[bitcoin_futures.O70]" table:style-name="ce1">
            <text:p>0</text:p>
          </table:table-cell>
          <table:table-cell table:number-columns-repeated="4" table:style-name="ce1"/>
          <table:table-cell office:value-type="float" office:value="0" table:formula="of:=[.D67]" table:style-name="ce1">
            <text:p>0</text:p>
          </table:table-cell>
          <table:table-cell table:style-name="ce1"/>
          <table:table-cell office:value-type="float" office:value="35765" table:formula="of:=[bitcoin_futures.G70]*[.T$2]" table:style-name="ce1">
            <text:p>35765</text:p>
          </table:table-cell>
          <table:table-cell table:number-columns-repeated="16365"/>
        </table:table-row>
        <table:table-row table:style-name="ro1">
          <table:table-cell office:value-type="string" office:string-value="01.04.2024" table:formula="of:=[bitcoin_futures.A72]" table:style-name="ce1">
            <text:p>01.04.2024</text:p>
          </table:table-cell>
          <table:table-cell table:number-columns-repeated="2" table:style-name="ce1"/>
          <table:table-cell office:value-type="float" office:value="-1.607717041800643E-2" table:formula="of:=([bitcoin_futures.G72]-[bitcoin_futures.G71])/[bitcoin_futures.G71]" table:style-name="ce6">
            <text:p>-0.01607717</text:p>
          </table:table-cell>
          <table:table-cell office:value-type="float" office:value="-1.5961857379767828E-2" table:formula="of:=([bitcoin_futures.H72]-[bitcoin_futures.H71])/[bitcoin_futures.H71]" table:style-name="ce1">
            <text:p>-0.015961857</text:p>
          </table:table-cell>
          <table:table-cell office:value-type="float" office:value="-1.5869758533415417E-2" table:formula="of:=([bitcoin_futures.I72]-[bitcoin_futures.I71])/[bitcoin_futures.I71]" table:style-name="ce1">
            <text:p>-0.015869759</text:p>
          </table:table-cell>
          <table:table-cell office:value-type="float" office:value="-1.6135593220338983E-2" table:formula="of:=([bitcoin_futures.J72]-[bitcoin_futures.J71])/[bitcoin_futures.J71]" table:style-name="ce1">
            <text:p>-0.016135593</text:p>
          </table:table-cell>
          <table:table-cell office:value-type="float" office:value="-1.5942418942553476E-2" table:formula="of:=([bitcoin_futures.K72]-[bitcoin_futures.K71])/[bitcoin_futures.K71]" table:style-name="ce1">
            <text:p>-0.015942419</text:p>
          </table:table-cell>
          <table:table-cell office:value-type="float" office:value="-1.5782786062997392E-2" table:formula="of:=([bitcoin_futures.L72]-[bitcoin_futures.L71])/[bitcoin_futures.L71]" table:style-name="ce1">
            <text:p>-0.015782786</text:p>
          </table:table-cell>
          <table:table-cell table:number-columns-repeated="2" table:style-name="ce1"/>
          <table:table-cell office:value-type="float" office:value="-1.5615695096936413E-2" table:formula="of:=([bitcoin_futures.O72]-[bitcoin_futures.O71])/[bitcoin_futures.O71]" table:style-name="ce1">
            <text:p>-0.015615695</text:p>
          </table:table-cell>
          <table:table-cell table:number-columns-repeated="4" table:style-name="ce1"/>
          <table:table-cell office:value-type="float" office:value="-1.607717041800643E-2" table:formula="of:=[.D68]" table:style-name="ce1">
            <text:p>-0.01607717</text:p>
          </table:table-cell>
          <table:table-cell table:style-name="ce1"/>
          <table:table-cell office:value-type="float" office:value="35765" table:formula="of:=[bitcoin_futures.G71]*[.T$2]" table:style-name="ce1">
            <text:p>35765</text:p>
          </table:table-cell>
          <table:table-cell table:number-columns-repeated="16365"/>
        </table:table-row>
        <table:table-row table:style-name="ro1">
          <table:table-cell office:value-type="string" office:string-value="02.04.2024" table:formula="of:=[bitcoin_futures.A73]" table:style-name="ce1">
            <text:p>02.04.2024</text:p>
          </table:table-cell>
          <table:table-cell table:number-columns-repeated="2" table:style-name="ce1"/>
          <table:table-cell office:value-type="float" office:value="-5.4418868996874113E-2" table:formula="of:=([bitcoin_futures.G73]-[bitcoin_futures.G72])/[bitcoin_futures.G72]" table:style-name="ce6">
            <text:p>-0.054418869</text:p>
          </table:table-cell>
          <table:table-cell office:value-type="float" office:value="-5.4560775226458816E-2" table:formula="of:=([bitcoin_futures.H73]-[bitcoin_futures.H72])/[bitcoin_futures.H72]" table:style-name="ce1">
            <text:p>-0.054560775</text:p>
          </table:table-cell>
          <table:table-cell office:value-type="float" office:value="-5.4980190449711544E-2" table:formula="of:=([bitcoin_futures.I73]-[bitcoin_futures.I72])/[bitcoin_futures.I72]" table:style-name="ce1">
            <text:p>-0.05498019</text:p>
          </table:table-cell>
          <table:table-cell office:value-type="float" office:value="-5.4851157662624037E-2" table:formula="of:=([bitcoin_futures.J73]-[bitcoin_futures.J72])/[bitcoin_futures.J72]" table:style-name="ce1">
            <text:p>-0.054851158</text:p>
          </table:table-cell>
          <table:table-cell office:value-type="float" office:value="-5.4412468384715293E-2" table:formula="of:=([bitcoin_futures.K73]-[bitcoin_futures.K72])/[bitcoin_futures.K72]" table:style-name="ce1">
            <text:p>-0.054412468</text:p>
          </table:table-cell>
          <table:table-cell office:value-type="float" office:value="-5.4087110144730582E-2" table:formula="of:=([bitcoin_futures.L73]-[bitcoin_futures.L72])/[bitcoin_futures.L72]" table:style-name="ce1">
            <text:p>-0.05408711</text:p>
          </table:table-cell>
          <table:table-cell table:number-columns-repeated="2" table:style-name="ce1"/>
          <table:table-cell office:value-type="float" office:value="-5.350541103717147E-2" table:formula="of:=([bitcoin_futures.O73]-[bitcoin_futures.O72])/[bitcoin_futures.O72]" table:style-name="ce1">
            <text:p>-0.053505411</text:p>
          </table:table-cell>
          <table:table-cell table:number-columns-repeated="4" table:style-name="ce1"/>
          <table:table-cell office:value-type="float" office:value="-5.4418868996874113E-2" table:formula="of:=[.D69]" table:style-name="ce1">
            <text:p>-0.054418869</text:p>
          </table:table-cell>
          <table:table-cell table:style-name="ce1"/>
          <table:table-cell office:value-type="float" office:value="35190" table:formula="of:=[bitcoin_futures.G72]*[.T$2]" table:style-name="ce1">
            <text:p>35190</text:p>
          </table:table-cell>
          <table:table-cell table:number-columns-repeated="16365"/>
        </table:table-row>
        <table:table-row table:style-name="ro1">
          <table:table-cell office:value-type="string" office:string-value="03.04.2024" table:formula="of:=[bitcoin_futures.A74]" table:style-name="ce1">
            <text:p>03.04.2024</text:p>
          </table:table-cell>
          <table:table-cell table:number-columns-repeated="2" table:style-name="ce1"/>
          <table:table-cell office:value-type="float" office:value="-3.6814425244177311E-3" table:formula="of:=([bitcoin_futures.G74]-[bitcoin_futures.G73])/[bitcoin_futures.G73]" table:style-name="ce6">
            <text:p>-0.003681443</text:p>
          </table:table-cell>
          <table:table-cell office:value-type="float" office:value="-3.6393345216874629E-3" table:formula="of:=([bitcoin_futures.H74]-[bitcoin_futures.H73])/[bitcoin_futures.H73]" table:style-name="ce1">
            <text:p>-0.003639335</text:p>
          </table:table-cell>
          <table:table-cell office:value-type="float" office:value="-3.4568990879670493E-3" table:formula="of:=([bitcoin_futures.I74]-[bitcoin_futures.I73])/[bitcoin_futures.I73]" table:style-name="ce1">
            <text:p>-0.003456899</text:p>
          </table:table-cell>
          <table:table-cell office:value-type="float" office:value="-3.499562554680665E-3" table:formula="of:=([bitcoin_futures.J74]-[bitcoin_futures.J73])/[bitcoin_futures.J73]" table:style-name="ce1">
            <text:p>-0.003499563</text:p>
          </table:table-cell>
          <table:table-cell office:value-type="float" office:value="-2.4578905515795562E-3" table:formula="of:=([bitcoin_futures.K74]-[bitcoin_futures.K73])/[bitcoin_futures.K73]" table:style-name="ce1">
            <text:p>-0.002457891</text:p>
          </table:table-cell>
          <table:table-cell office:value-type="float" office:value="-2.2268515192874075E-3" table:formula="of:=([bitcoin_futures.L74]-[bitcoin_futures.L73])/[bitcoin_futures.L73]" table:style-name="ce1">
            <text:p>-0.002226852</text:p>
          </table:table-cell>
          <table:table-cell table:number-columns-repeated="2" table:style-name="ce1"/>
          <table:table-cell office:value-type="float" office:value="-2.2015481854981891E-3" table:formula="of:=([bitcoin_futures.O74]-[bitcoin_futures.O73])/[bitcoin_futures.O73]" table:style-name="ce1">
            <text:p>-0.002201548</text:p>
          </table:table-cell>
          <table:table-cell table:number-columns-repeated="4" table:style-name="ce1"/>
          <table:table-cell office:value-type="float" office:value="-3.6814425244177311E-3" table:formula="of:=[.D70]" table:style-name="ce1">
            <text:p>-0.003681443</text:p>
          </table:table-cell>
          <table:table-cell table:style-name="ce1"/>
          <table:table-cell office:value-type="float" office:value="33275" table:formula="of:=[bitcoin_futures.G73]*[.T$2]" table:style-name="ce1">
            <text:p>33275</text:p>
          </table:table-cell>
          <table:table-cell table:number-columns-repeated="16365"/>
        </table:table-row>
        <table:table-row table:style-name="ro1">
          <table:table-cell office:value-type="string" office:string-value="04.04.2024" table:formula="of:=[bitcoin_futures.A75]" table:style-name="ce1">
            <text:p>04.04.2024</text:p>
          </table:table-cell>
          <table:table-cell table:number-columns-repeated="2" table:style-name="ce1"/>
          <table:table-cell office:value-type="float" office:value="3.8232410828745948E-2" table:formula="of:=([bitcoin_futures.G75]-[bitcoin_futures.G74])/[bitcoin_futures.G74]" table:style-name="ce6">
            <text:p>0.038232411</text:p>
          </table:table-cell>
          <table:table-cell office:value-type="float" office:value="3.8017144986954902E-2" table:formula="of:=([bitcoin_futures.H75]-[bitcoin_futures.H74])/[bitcoin_futures.H74]" table:style-name="ce1">
            <text:p>0.038017145</text:p>
          </table:table-cell>
          <table:table-cell office:value-type="float" office:value="3.8674440918148943E-2" table:formula="of:=([bitcoin_futures.I75]-[bitcoin_futures.I74])/[bitcoin_futures.I74]" table:style-name="ce1">
            <text:p>0.038674441</text:p>
          </table:table-cell>
          <table:table-cell office:value-type="float" office:value="3.9215686274509803E-2" table:formula="of:=([bitcoin_futures.J75]-[bitcoin_futures.J74])/[bitcoin_futures.J74]" table:style-name="ce1">
            <text:p>0.039215686</text:p>
          </table:table-cell>
          <table:table-cell office:value-type="float" office:value="3.877092542937894E-2" table:formula="of:=([bitcoin_futures.K75]-[bitcoin_futures.K74])/[bitcoin_futures.K74]" table:style-name="ce1">
            <text:p>0.038770925</text:p>
          </table:table-cell>
          <table:table-cell office:value-type="float" office:value="4.0892728581713465E-2" table:formula="of:=([bitcoin_futures.L75]-[bitcoin_futures.L74])/[bitcoin_futures.L74]" table:style-name="ce1">
            <text:p>0.040892729</text:p>
          </table:table-cell>
          <table:table-cell table:number-columns-repeated="2" table:style-name="ce1"/>
          <table:table-cell office:value-type="float" office:value="4.2277580071174374E-2" table:formula="of:=([bitcoin_futures.O75]-[bitcoin_futures.O74])/[bitcoin_futures.O74]" table:style-name="ce1">
            <text:p>0.04227758</text:p>
          </table:table-cell>
          <table:table-cell table:number-columns-repeated="4" table:style-name="ce1"/>
          <table:table-cell office:value-type="float" office:value="3.8232410828745948E-2" table:formula="of:=[.D71]" table:style-name="ce1">
            <text:p>0.038232411</text:p>
          </table:table-cell>
          <table:table-cell table:style-name="ce1"/>
          <table:table-cell office:value-type="float" office:value="33152.5" table:formula="of:=[bitcoin_futures.G74]*[.T$2]" table:style-name="ce1">
            <text:p>33152.5</text:p>
          </table:table-cell>
          <table:table-cell table:number-columns-repeated="16365"/>
        </table:table-row>
        <table:table-row table:style-name="ro1">
          <table:table-cell office:value-type="string" office:string-value="05.04.2024" table:formula="of:=[bitcoin_futures.A76]" table:style-name="ce1">
            <text:p>05.04.2024</text:p>
          </table:table-cell>
          <table:table-cell table:number-columns-repeated="2" table:style-name="ce1"/>
          <table:table-cell office:value-type="float" office:value="-1.5761185357350379E-2" table:formula="of:=([bitcoin_futures.G76]-[bitcoin_futures.G75])/[bitcoin_futures.G75]" table:style-name="ce6">
            <text:p>-0.015761185</text:p>
          </table:table-cell>
          <table:table-cell office:value-type="float" office:value="-1.6660682226211851E-2" table:formula="of:=([bitcoin_futures.H76]-[bitcoin_futures.H75])/[bitcoin_futures.H75]" table:style-name="ce1">
            <text:p>-0.016660682</text:p>
          </table:table-cell>
          <table:table-cell office:value-type="float" office:value="-1.7196049172173666E-2" table:formula="of:=([bitcoin_futures.I76]-[bitcoin_futures.I75])/[bitcoin_futures.I75]" table:style-name="ce1">
            <text:p>-0.017196049</text:p>
          </table:table-cell>
          <table:table-cell office:value-type="float" office:value="-1.7319065052098001E-2" table:formula="of:=([bitcoin_futures.J76]-[bitcoin_futures.J75])/[bitcoin_futures.J75]" table:style-name="ce1">
            <text:p>-0.017319065</text:p>
          </table:table-cell>
          <table:table-cell office:value-type="float" office:value="-1.7720106041579461E-2" table:formula="of:=([bitcoin_futures.K76]-[bitcoin_futures.K75])/[bitcoin_futures.K75]" table:style-name="ce1">
            <text:p>-0.017720106</text:p>
          </table:table-cell>
          <table:table-cell office:value-type="float" office:value="-1.8398118688615298E-2" table:formula="of:=([bitcoin_futures.L76]-[bitcoin_futures.L75])/[bitcoin_futures.L75]" table:style-name="ce1">
            <text:p>-0.018398119</text:p>
          </table:table-cell>
          <table:table-cell table:number-columns-repeated="2" table:style-name="ce1"/>
          <table:table-cell office:value-type="float" office:value="-1.8232723299644905E-2" table:formula="of:=([bitcoin_futures.O76]-[bitcoin_futures.O75])/[bitcoin_futures.O75]" table:style-name="ce1">
            <text:p>-0.018232723</text:p>
          </table:table-cell>
          <table:table-cell table:number-columns-repeated="4" table:style-name="ce1"/>
          <table:table-cell office:value-type="float" office:value="-1.5761185357350379E-2" table:formula="of:=[.D72]" table:style-name="ce1">
            <text:p>-0.015761185</text:p>
          </table:table-cell>
          <table:table-cell table:style-name="ce1"/>
          <table:table-cell office:value-type="float" office:value="34420" table:formula="of:=[bitcoin_futures.G75]*[.T$2]" table:style-name="ce1">
            <text:p>34420</text:p>
          </table:table-cell>
          <table:table-cell table:number-columns-repeated="16365"/>
        </table:table-row>
        <table:table-row table:style-name="ro1">
          <table:table-cell office:value-type="string" office:string-value="08.04.2024" table:formula="of:=[bitcoin_futures.A77]" table:style-name="ce1">
            <text:p>08.04.2024</text:p>
          </table:table-cell>
          <table:table-cell table:number-columns-repeated="2" table:style-name="ce1"/>
          <table:table-cell office:value-type="float" office:value="6.4275699210390377E-2" table:formula="of:=([bitcoin_futures.G77]-[bitcoin_futures.G76])/[bitcoin_futures.G76]" table:style-name="ce6">
            <text:p>0.064275699</text:p>
          </table:table-cell>
          <table:table-cell office:value-type="float" office:value="6.5288833710655081E-2" table:formula="of:=([bitcoin_futures.H77]-[bitcoin_futures.H76])/[bitcoin_futures.H76]" table:style-name="ce1">
            <text:p>0.065288834</text:p>
          </table:table-cell>
          <table:table-cell office:value-type="float" office:value="6.5505024943966456E-2" table:formula="of:=([bitcoin_futures.I77]-[bitcoin_futures.I76])/[bitcoin_futures.I76]" table:style-name="ce1">
            <text:p>0.065505025</text:p>
          </table:table-cell>
          <table:table-cell office:value-type="float" office:value="6.5267230262215217E-2" table:formula="of:=([bitcoin_futures.J77]-[bitcoin_futures.J76])/[bitcoin_futures.J76]" table:style-name="ce1">
            <text:p>0.06526723</text:p>
          </table:table-cell>
          <table:table-cell office:value-type="float" office:value="6.5340909090909088E-2" table:formula="of:=([bitcoin_futures.K77]-[bitcoin_futures.K76])/[bitcoin_futures.K76]" table:style-name="ce1">
            <text:p>0.065340909</text:p>
          </table:table-cell>
          <table:table-cell office:value-type="float" office:value="6.6093573844419384E-2" table:formula="of:=([bitcoin_futures.L77]-[bitcoin_futures.L76])/[bitcoin_futures.L76]" table:style-name="ce1">
            <text:p>0.066093574</text:p>
          </table:table-cell>
          <table:table-cell table:number-columns-repeated="2" table:style-name="ce1"/>
          <table:table-cell office:value-type="float" office:value="6.6286429714126724E-2" table:formula="of:=([bitcoin_futures.O77]-[bitcoin_futures.O76])/[bitcoin_futures.O76]" table:style-name="ce1">
            <text:p>0.06628643</text:p>
          </table:table-cell>
          <table:table-cell table:number-columns-repeated="4" table:style-name="ce1"/>
          <table:table-cell office:value-type="float" office:value="6.4275699210390377E-2" table:formula="of:=[.D73]" table:style-name="ce1">
            <text:p>0.064275699</text:p>
          </table:table-cell>
          <table:table-cell table:style-name="ce1"/>
          <table:table-cell office:value-type="float" office:value="33877.5" table:formula="of:=[bitcoin_futures.G76]*[.T$2]" table:style-name="ce1">
            <text:p>33877.5</text:p>
          </table:table-cell>
          <table:table-cell table:number-columns-repeated="16365"/>
        </table:table-row>
        <table:table-row table:style-name="ro1">
          <table:table-cell office:value-type="string" office:string-value="09.04.2024" table:formula="of:=[bitcoin_futures.A78]" table:style-name="ce1">
            <text:p>09.04.2024</text:p>
          </table:table-cell>
          <table:table-cell table:number-columns-repeated="2" table:style-name="ce1"/>
          <table:table-cell office:value-type="float" office:value="-3.8205519345444458E-2" table:formula="of:=([bitcoin_futures.G78]-[bitcoin_futures.G77])/[bitcoin_futures.G77]" table:style-name="ce6">
            <text:p>-0.038205519</text:p>
          </table:table-cell>
          <table:table-cell office:value-type="float" office:value="-3.8184684993487351E-2" table:formula="of:=([bitcoin_futures.H78]-[bitcoin_futures.H77])/[bitcoin_futures.H77]" table:style-name="ce1">
            <text:p>-0.038184685</text:p>
          </table:table-cell>
          <table:table-cell office:value-type="float" office:value="-3.8271018524801519E-2" table:formula="of:=([bitcoin_futures.I78]-[bitcoin_futures.I77])/[bitcoin_futures.I77]" table:style-name="ce1">
            <text:p>-0.038271019</text:p>
          </table:table-cell>
          <table:table-cell office:value-type="float" office:value="-3.8469298540587803E-2" table:formula="of:=([bitcoin_futures.J78]-[bitcoin_futures.J77])/[bitcoin_futures.J77]" table:style-name="ce1">
            <text:p>-0.038469299</text:p>
          </table:table-cell>
          <table:table-cell office:value-type="float" office:value="-4.0066666666666667E-2" table:formula="of:=([bitcoin_futures.K78]-[bitcoin_futures.K77])/[bitcoin_futures.K77]" table:style-name="ce1">
            <text:p>-0.040066667</text:p>
          </table:table-cell>
          <table:table-cell office:value-type="float" office:value="-4.0779907468605422E-2" table:formula="of:=([bitcoin_futures.L78]-[bitcoin_futures.L77])/[bitcoin_futures.L77]" table:style-name="ce1">
            <text:p>-0.040779907</text:p>
          </table:table-cell>
          <table:table-cell table:number-columns-repeated="2" table:style-name="ce1"/>
          <table:table-cell office:value-type="float" office:value="-3.95955642530985E-2" table:formula="of:=([bitcoin_futures.O78]-[bitcoin_futures.O77])/[bitcoin_futures.O77]" table:style-name="ce1">
            <text:p>-0.039595564</text:p>
          </table:table-cell>
          <table:table-cell table:number-columns-repeated="4" table:style-name="ce1"/>
          <table:table-cell office:value-type="float" office:value="-3.8205519345444458E-2" table:formula="of:=[.D74]" table:style-name="ce1">
            <text:p>-0.038205519</text:p>
          </table:table-cell>
          <table:table-cell table:style-name="ce1"/>
          <table:table-cell office:value-type="float" office:value="36055" table:formula="of:=[bitcoin_futures.G77]*[.T$2]" table:style-name="ce1">
            <text:p>36055</text:p>
          </table:table-cell>
          <table:table-cell table:number-columns-repeated="16365"/>
        </table:table-row>
        <table:table-row table:style-name="ro1">
          <table:table-cell office:value-type="string" office:string-value="10.04.2024" table:formula="of:=[bitcoin_futures.A79]" table:style-name="ce1">
            <text:p>10.04.2024</text:p>
          </table:table-cell>
          <table:table-cell table:number-columns-repeated="2" table:style-name="ce1"/>
          <table:table-cell office:value-type="float" office:value="1.521159253118016E-2" table:formula="of:=([bitcoin_futures.G79]-[bitcoin_futures.G78])/[bitcoin_futures.G78]" table:style-name="ce6">
            <text:p>0.015211593</text:p>
          </table:table-cell>
          <table:table-cell office:value-type="float" office:value="1.50392017106201E-2" table:formula="of:=([bitcoin_futures.H79]-[bitcoin_futures.H78])/[bitcoin_futures.H78]" table:style-name="ce1">
            <text:p>0.015039202</text:p>
          </table:table-cell>
          <table:table-cell office:value-type="float" office:value="1.4534678614266563E-2" table:formula="of:=([bitcoin_futures.I79]-[bitcoin_futures.I78])/[bitcoin_futures.I78]" table:style-name="ce1">
            <text:p>0.014534679</text:p>
          </table:table-cell>
          <table:table-cell office:value-type="float" office:value="1.4338672448765475E-2" table:formula="of:=([bitcoin_futures.J79]-[bitcoin_futures.J78])/[bitcoin_futures.J78]" table:style-name="ce1">
            <text:p>0.014338672</text:p>
          </table:table-cell>
          <table:table-cell office:value-type="float" office:value="1.5417737342871033E-2" table:formula="of:=([bitcoin_futures.K79]-[bitcoin_futures.K78])/[bitcoin_futures.K78]" table:style-name="ce1">
            <text:p>0.015417737</text:p>
          </table:table-cell>
          <table:table-cell office:value-type="float" office:value="1.5296630607041962E-2" table:formula="of:=([bitcoin_futures.L79]-[bitcoin_futures.L78])/[bitcoin_futures.L78]" table:style-name="ce1">
            <text:p>0.015296631</text:p>
          </table:table-cell>
          <table:table-cell table:number-columns-repeated="2" table:style-name="ce1"/>
          <table:table-cell office:value-type="float" office:value="1.4399239285471712E-2" table:formula="of:=([bitcoin_futures.O79]-[bitcoin_futures.O78])/[bitcoin_futures.O78]" table:style-name="ce1">
            <text:p>0.014399239</text:p>
          </table:table-cell>
          <table:table-cell table:number-columns-repeated="4" table:style-name="ce1"/>
          <table:table-cell office:value-type="float" office:value="1.521159253118016E-2" table:formula="of:=[.D75]" table:style-name="ce1">
            <text:p>0.015211593</text:p>
          </table:table-cell>
          <table:table-cell table:style-name="ce1"/>
          <table:table-cell office:value-type="float" office:value="34677.5" table:formula="of:=[bitcoin_futures.G78]*[.T$2]" table:style-name="ce1">
            <text:p>34677.5</text:p>
          </table:table-cell>
          <table:table-cell table:number-columns-repeated="16365"/>
        </table:table-row>
        <table:table-row table:style-name="ro1">
          <table:table-cell office:value-type="string" office:string-value="11.04.2024" table:formula="of:=[bitcoin_futures.A80]" table:style-name="ce1">
            <text:p>11.04.2024</text:p>
          </table:table-cell>
          <table:table-cell table:number-columns-repeated="2" table:style-name="ce1"/>
          <table:table-cell office:value-type="float" office:value="5.5389859394972306E-3" table:formula="of:=([bitcoin_futures.G80]-[bitcoin_futures.G79])/[bitcoin_futures.G79]" table:style-name="ce6">
            <text:p>0.005538986</text:p>
          </table:table-cell>
          <table:table-cell office:value-type="float" office:value="5.8984621866441959E-3" table:formula="of:=([bitcoin_futures.H80]-[bitcoin_futures.H79])/[bitcoin_futures.H79]" table:style-name="ce1">
            <text:p>0.005898462</text:p>
          </table:table-cell>
          <table:table-cell office:value-type="float" office:value="6.1895820293483552E-3" table:formula="of:=([bitcoin_futures.I80]-[bitcoin_futures.I79])/[bitcoin_futures.I79]" table:style-name="ce1">
            <text:p>0.006189582</text:p>
          </table:table-cell>
          <table:table-cell office:value-type="float" office:value="6.3439525582678251E-3" table:formula="of:=([bitcoin_futures.J80]-[bitcoin_futures.J79])/[bitcoin_futures.J79]" table:style-name="ce1">
            <text:p>0.006343953</text:p>
          </table:table-cell>
          <table:table-cell office:value-type="float" office:value="6.4975035907256689E-3" table:formula="of:=([bitcoin_futures.K80]-[bitcoin_futures.K79])/[bitcoin_futures.K79]" table:style-name="ce1">
            <text:p>0.006497504</text:p>
          </table:table-cell>
          <table:table-cell office:value-type="float" office:value="5.6328469630132338E-3" table:formula="of:=([bitcoin_futures.L80]-[bitcoin_futures.L79])/[bitcoin_futures.L79]" table:style-name="ce1">
            <text:p>0.005632847</text:p>
          </table:table-cell>
          <table:table-cell table:number-columns-repeated="2" table:style-name="ce1"/>
          <table:table-cell office:value-type="float" office:value="5.5574154670237699E-3" table:formula="of:=([bitcoin_futures.O80]-[bitcoin_futures.O79])/[bitcoin_futures.O79]" table:style-name="ce1">
            <text:p>0.005557415</text:p>
          </table:table-cell>
          <table:table-cell table:number-columns-repeated="4" table:style-name="ce1"/>
          <table:table-cell office:value-type="float" office:value="5.5389859394972306E-3" table:formula="of:=[.D76]" table:style-name="ce1">
            <text:p>0.005538986</text:p>
          </table:table-cell>
          <table:table-cell table:style-name="ce1"/>
          <table:table-cell office:value-type="float" office:value="35205" table:formula="of:=[bitcoin_futures.G79]*[.T$2]" table:style-name="ce1">
            <text:p>35205</text:p>
          </table:table-cell>
          <table:table-cell table:number-columns-repeated="16365"/>
        </table:table-row>
        <table:table-row table:style-name="ro1">
          <table:table-cell office:value-type="string" office:string-value="12.04.2024" table:formula="of:=[bitcoin_futures.A81]" table:style-name="ce1">
            <text:p>12.04.2024</text:p>
          </table:table-cell>
          <table:table-cell table:number-columns-repeated="2" table:style-name="ce1"/>
          <table:table-cell office:value-type="float" office:value="-5.1271186440677963E-2" table:formula="of:=([bitcoin_futures.G81]-[bitcoin_futures.G80])/[bitcoin_futures.G80]" table:style-name="ce6">
            <text:p>-0.051271186</text:p>
          </table:table-cell>
          <table:table-cell office:value-type="float" office:value="-5.1099476439790577E-2" table:formula="of:=([bitcoin_futures.H81]-[bitcoin_futures.H80])/[bitcoin_futures.H80]" table:style-name="ce1">
            <text:p>-0.051099476</text:p>
          </table:table-cell>
          <table:table-cell office:value-type="float" office:value="-5.094000552944429E-2" table:formula="of:=([bitcoin_futures.I81]-[bitcoin_futures.I80])/[bitcoin_futures.I80]" table:style-name="ce1">
            <text:p>-0.050940006</text:p>
          </table:table-cell>
          <table:table-cell office:value-type="float" office:value="-5.0774290804440181E-2" table:formula="of:=([bitcoin_futures.J81]-[bitcoin_futures.J80])/[bitcoin_futures.J80]" table:style-name="ce1">
            <text:p>-0.050774291</text:p>
          </table:table-cell>
          <table:table-cell office:value-type="float" office:value="-5.1236749116607777E-2" table:formula="of:=([bitcoin_futures.K81]-[bitcoin_futures.K80])/[bitcoin_futures.K80]" table:style-name="ce1">
            <text:p>-0.051236749</text:p>
          </table:table-cell>
          <table:table-cell office:value-type="float" office:value="-5.0681603455257122E-2" table:formula="of:=([bitcoin_futures.L81]-[bitcoin_futures.L80])/[bitcoin_futures.L80]" table:style-name="ce1">
            <text:p>-0.050681603</text:p>
          </table:table-cell>
          <table:table-cell table:number-columns-repeated="2" table:style-name="ce1"/>
          <table:table-cell office:value-type="float" office:value="-4.9673724863497137E-2" table:formula="of:=([bitcoin_futures.O81]-[bitcoin_futures.O80])/[bitcoin_futures.O80]" table:style-name="ce1">
            <text:p>-0.049673725</text:p>
          </table:table-cell>
          <table:table-cell table:number-columns-repeated="4" table:style-name="ce1"/>
          <table:table-cell office:value-type="float" office:value="-5.1271186440677963E-2" table:formula="of:=[.D77]" table:style-name="ce1">
            <text:p>-0.051271186</text:p>
          </table:table-cell>
          <table:table-cell table:style-name="ce1"/>
          <table:table-cell office:value-type="float" office:value="35400" table:formula="of:=[bitcoin_futures.G80]*[.T$2]" table:style-name="ce1">
            <text:p>35400</text:p>
          </table:table-cell>
          <table:table-cell table:number-columns-repeated="16365"/>
        </table:table-row>
        <table:table-row table:style-name="ro1">
          <table:table-cell office:value-type="string" office:string-value="15.04.2024" table:formula="of:=[bitcoin_futures.A82]" table:style-name="ce1">
            <text:p>15.04.2024</text:p>
          </table:table-cell>
          <table:table-cell table:number-columns-repeated="2" table:style-name="ce1"/>
          <table:table-cell office:value-type="float" office:value="-5.3744231055530743E-2" table:formula="of:=([bitcoin_futures.G82]-[bitcoin_futures.G81])/[bitcoin_futures.G81]" table:style-name="ce6">
            <text:p>-0.053744231</text:p>
          </table:table-cell>
          <table:table-cell office:value-type="float" office:value="-5.3336276024424339E-2" table:formula="of:=([bitcoin_futures.H82]-[bitcoin_futures.H81])/[bitcoin_futures.H81]" table:style-name="ce1">
            <text:p>-0.053336276</text:p>
          </table:table-cell>
          <table:table-cell office:value-type="float" office:value="-5.2800233049304493E-2" table:formula="of:=([bitcoin_futures.I82]-[bitcoin_futures.I81])/[bitcoin_futures.I81]" table:style-name="ce1">
            <text:p>-0.052800233</text:p>
          </table:table-cell>
          <table:table-cell office:value-type="float" office:value="-5.2840539955244355E-2" table:formula="of:=([bitcoin_futures.J82]-[bitcoin_futures.J81])/[bitcoin_futures.J81]" table:style-name="ce1">
            <text:p>-0.05284054</text:p>
          </table:table-cell>
          <table:table-cell office:value-type="float" office:value="-5.2284772955164018E-2" table:formula="of:=([bitcoin_futures.K82]-[bitcoin_futures.K81])/[bitcoin_futures.K81]" table:style-name="ce1">
            <text:p>-0.052284773</text:p>
          </table:table-cell>
          <table:table-cell office:value-type="float" office:value="-5.2107769958057867E-2" table:formula="of:=([bitcoin_futures.L82]-[bitcoin_futures.L81])/[bitcoin_futures.L81]" table:style-name="ce1">
            <text:p>-0.05210777</text:p>
          </table:table-cell>
          <table:table-cell table:number-columns-repeated="2" table:style-name="ce1"/>
          <table:table-cell office:value-type="float" office:value="-5.1359304932735425E-2" table:formula="of:=([bitcoin_futures.O82]-[bitcoin_futures.O81])/[bitcoin_futures.O81]" table:style-name="ce1">
            <text:p>-0.051359305</text:p>
          </table:table-cell>
          <table:table-cell table:number-columns-repeated="4" table:style-name="ce1"/>
          <table:table-cell office:value-type="float" office:value="-5.3744231055530743E-2" table:formula="of:=[.D78]" table:style-name="ce1">
            <text:p>-0.053744231</text:p>
          </table:table-cell>
          <table:table-cell table:style-name="ce1"/>
          <table:table-cell office:value-type="float" office:value="33982.5" table:formula="of:=[bitcoin_futures.H81]*[.T$2]" table:style-name="ce1">
            <text:p>33982.5</text:p>
          </table:table-cell>
          <table:table-cell table:number-columns-repeated="16365"/>
        </table:table-row>
        <table:table-row table:style-name="ro1">
          <table:table-cell office:value-type="string" office:string-value="16.04.2024" table:formula="of:=[bitcoin_futures.A83]" table:style-name="ce1">
            <text:p>16.04.2024</text:p>
          </table:table-cell>
          <table:table-cell table:number-columns-repeated="2" table:style-name="ce1"/>
          <table:table-cell office:value-type="float" office:value="-1.0069225928256766E-2" table:formula="of:=([bitcoin_futures.G83]-[bitcoin_futures.G82])/[bitcoin_futures.G82]" table:style-name="ce1">
            <text:p>-0.010069226</text:p>
          </table:table-cell>
          <table:table-cell office:value-type="float" office:value="-1.018029219769972E-2" table:formula="of:=([bitcoin_futures.H83]-[bitcoin_futures.H82])/[bitcoin_futures.H82]" table:style-name="ce6">
            <text:p>-0.010180292</text:p>
          </table:table-cell>
          <table:table-cell office:value-type="float" office:value="-1.0149161925265262E-2" table:formula="of:=([bitcoin_futures.I83]-[bitcoin_futures.I82])/[bitcoin_futures.I82]" table:style-name="ce1">
            <text:p>-0.010149162</text:p>
          </table:table-cell>
          <table:table-cell office:value-type="float" office:value="-1.0060208825546833E-2" table:formula="of:=([bitcoin_futures.J83]-[bitcoin_futures.J82])/[bitcoin_futures.J82]" table:style-name="ce1">
            <text:p>-0.010060209</text:p>
          </table:table-cell>
          <table:table-cell office:value-type="float" office:value="-1.0278113663845224E-2" table:formula="of:=([bitcoin_futures.K83]-[bitcoin_futures.K82])/[bitcoin_futures.K82]" table:style-name="ce1">
            <text:p>-0.010278114</text:p>
          </table:table-cell>
          <table:table-cell office:value-type="float" office:value="-1.0274486275686216E-2" table:formula="of:=([bitcoin_futures.L83]-[bitcoin_futures.L82])/[bitcoin_futures.L82]" table:style-name="ce1">
            <text:p>-0.010274486</text:p>
          </table:table-cell>
          <table:table-cell table:number-columns-repeated="2" table:style-name="ce1"/>
          <table:table-cell office:value-type="float" office:value="-1.0118915724942758E-2" table:formula="of:=([bitcoin_futures.O83]-[bitcoin_futures.O82])/[bitcoin_futures.O82]" table:style-name="ce1">
            <text:p>-0.010118916</text:p>
          </table:table-cell>
          <table:table-cell table:number-columns-repeated="4" table:style-name="ce1"/>
          <table:table-cell office:value-type="float" office:value="-1.018029219769972E-2" table:formula="of:=[.E79]" table:style-name="ce1">
            <text:p>-0.010180292</text:p>
          </table:table-cell>
          <table:table-cell table:style-name="ce1"/>
          <table:table-cell office:value-type="float" office:value="32170" table:formula="of:=[bitcoin_futures.H82]*[.T$2]" table:style-name="ce1">
            <text:p>32170</text:p>
          </table:table-cell>
          <table:table-cell table:number-columns-repeated="16365"/>
        </table:table-row>
        <table:table-row table:style-name="ro1">
          <table:table-cell office:value-type="string" office:string-value="17.04.2024" table:formula="of:=[bitcoin_futures.A84]" table:style-name="ce1">
            <text:p>17.04.2024</text:p>
          </table:table-cell>
          <table:table-cell table:number-columns-repeated="2" table:style-name="ce1"/>
          <table:table-cell office:value-type="float" office:value="-2.8448823903369357E-2" table:formula="of:=([bitcoin_futures.G84]-[bitcoin_futures.G83])/[bitcoin_futures.G83]" table:style-name="ce1">
            <text:p>-0.028448824</text:p>
          </table:table-cell>
          <table:table-cell office:value-type="float" office:value="-2.8892203815655177E-2" table:formula="of:=([bitcoin_futures.H84]-[bitcoin_futures.H83])/[bitcoin_futures.H83]" table:style-name="ce6">
            <text:p>-0.028892204</text:p>
          </table:table-cell>
          <table:table-cell office:value-type="float" office:value="-2.8973124126145722E-2" table:formula="of:=([bitcoin_futures.I84]-[bitcoin_futures.I83])/[bitcoin_futures.I83]" table:style-name="ce1">
            <text:p>-0.028973124</text:p>
          </table:table-cell>
          <table:table-cell office:value-type="float" office:value="-2.9024559242435907E-2" table:formula="of:=([bitcoin_futures.J84]-[bitcoin_futures.J83])/[bitcoin_futures.J83]" table:style-name="ce1">
            <text:p>-0.029024559</text:p>
          </table:table-cell>
          <table:table-cell office:value-type="float" office:value="-3.0009163103237629E-2" table:formula="of:=([bitcoin_futures.K84]-[bitcoin_futures.K83])/[bitcoin_futures.K83]" table:style-name="ce1">
            <text:p>-0.030009163</text:p>
          </table:table-cell>
          <table:table-cell office:value-type="float" office:value="-3.0537243312874138E-2" table:formula="of:=([bitcoin_futures.L84]-[bitcoin_futures.L83])/[bitcoin_futures.L83]" table:style-name="ce1">
            <text:p>-0.030537243</text:p>
          </table:table-cell>
          <table:table-cell table:number-columns-repeated="2" table:style-name="ce1"/>
          <table:table-cell office:value-type="float" office:value="-3.0070138785255933E-2" table:formula="of:=([bitcoin_futures.O84]-[bitcoin_futures.O83])/[bitcoin_futures.O83]" table:style-name="ce1">
            <text:p>-0.030070139</text:p>
          </table:table-cell>
          <table:table-cell table:number-columns-repeated="4" table:style-name="ce1"/>
          <table:table-cell office:value-type="float" office:value="-2.8892203815655177E-2" table:formula="of:=[.E80]" table:style-name="ce1">
            <text:p>-0.028892204</text:p>
          </table:table-cell>
          <table:table-cell table:style-name="ce1"/>
          <table:table-cell office:value-type="float" office:value="31842.5" table:formula="of:=[bitcoin_futures.H83]*[.T$2]" table:style-name="ce1">
            <text:p>31842.5</text:p>
          </table:table-cell>
          <table:table-cell table:number-columns-repeated="16365"/>
        </table:table-row>
        <table:table-row table:style-name="ro1">
          <table:table-cell office:value-type="string" office:string-value="18.04.2024" table:formula="of:=[bitcoin_futures.A85]" table:style-name="ce1">
            <text:p>18.04.2024</text:p>
          </table:table-cell>
          <table:table-cell table:number-columns-repeated="2" table:style-name="ce1"/>
          <table:table-cell office:value-type="float" office:value="4.1387207590381156E-2" table:formula="of:=([bitcoin_futures.G85]-[bitcoin_futures.G84])/[bitcoin_futures.G84]" table:style-name="ce1">
            <text:p>0.041387208</text:p>
          </table:table-cell>
          <table:table-cell office:value-type="float" office:value="4.074702886247878E-2" table:formula="of:=([bitcoin_futures.H85]-[bitcoin_futures.H84])/[bitcoin_futures.H84]" table:style-name="ce6">
            <text:p>0.040747029</text:p>
          </table:table-cell>
          <table:table-cell office:value-type="float" office:value="4.0556755459563235E-2" table:formula="of:=([bitcoin_futures.I85]-[bitcoin_futures.I84])/[bitcoin_futures.I84]" table:style-name="ce1">
            <text:p>0.040556755</text:p>
          </table:table-cell>
          <table:table-cell office:value-type="float" office:value="3.9724072312083733E-2" table:formula="of:=([bitcoin_futures.J85]-[bitcoin_futures.J84])/[bitcoin_futures.J84]" table:style-name="ce1">
            <text:p>0.039724072</text:p>
          </table:table-cell>
          <table:table-cell office:value-type="float" office:value="3.9518224041564985E-2" table:formula="of:=([bitcoin_futures.K85]-[bitcoin_futures.K84])/[bitcoin_futures.K84]" table:style-name="ce1">
            <text:p>0.039518224</text:p>
          </table:table-cell>
          <table:table-cell office:value-type="float" office:value="3.8377364389557606E-2" table:formula="of:=([bitcoin_futures.L85]-[bitcoin_futures.L84])/[bitcoin_futures.L84]" table:style-name="ce1">
            <text:p>0.038377364</text:p>
          </table:table-cell>
          <table:table-cell table:number-columns-repeated="2" table:style-name="ce1"/>
          <table:table-cell office:value-type="float" office:value="3.7772136318178322E-2" table:formula="of:=([bitcoin_futures.O85]-[bitcoin_futures.O84])/[bitcoin_futures.O84]" table:style-name="ce1">
            <text:p>0.037772136</text:p>
          </table:table-cell>
          <table:table-cell table:number-columns-repeated="4" table:style-name="ce1"/>
          <table:table-cell office:value-type="float" office:value="4.074702886247878E-2" table:formula="of:=[.E81]" table:style-name="ce1">
            <text:p>0.040747029</text:p>
          </table:table-cell>
          <table:table-cell table:style-name="ce1"/>
          <table:table-cell office:value-type="float" office:value="30922.5" table:formula="of:=[bitcoin_futures.H84]*[.T$2]" table:style-name="ce1">
            <text:p>30922.5</text:p>
          </table:table-cell>
          <table:table-cell table:number-columns-repeated="16365"/>
        </table:table-row>
        <table:table-row table:style-name="ro1">
          <table:table-cell office:value-type="string" office:string-value="19.04.2024" table:formula="of:=[bitcoin_futures.A86]" table:style-name="ce1">
            <text:p>19.04.2024</text:p>
          </table:table-cell>
          <table:table-cell table:number-columns-repeated="2" table:style-name="ce1"/>
          <table:table-cell office:value-type="float" office:value="1.0917373546968269E-2" table:formula="of:=([bitcoin_futures.G86]-[bitcoin_futures.G85])/[bitcoin_futures.G85]" table:style-name="ce1">
            <text:p>0.010917374</text:p>
          </table:table-cell>
          <table:table-cell office:value-type="float" office:value="1.0720111862036821E-2" table:formula="of:=([bitcoin_futures.H86]-[bitcoin_futures.H85])/[bitcoin_futures.H85]" table:style-name="ce6">
            <text:p>0.010720112</text:p>
          </table:table-cell>
          <table:table-cell office:value-type="float" office:value="1.0608856088560886E-2" table:formula="of:=([bitcoin_futures.I86]-[bitcoin_futures.I85])/[bitcoin_futures.I85]" table:style-name="ce1">
            <text:p>0.010608856</text:p>
          </table:table-cell>
          <table:table-cell office:value-type="float" office:value="1.0981468771448181E-2" table:formula="of:=([bitcoin_futures.J86]-[bitcoin_futures.J85])/[bitcoin_futures.J85]" table:style-name="ce1">
            <text:p>0.010981469</text:p>
          </table:table-cell>
          <table:table-cell office:value-type="float" office:value="1.1813706929193488E-2" table:formula="of:=([bitcoin_futures.K86]-[bitcoin_futures.K85])/[bitcoin_futures.K85]" table:style-name="ce1">
            <text:p>0.011813707</text:p>
          </table:table-cell>
          <table:table-cell office:value-type="float" office:value="1.2495295445991719E-2" table:formula="of:=([bitcoin_futures.L86]-[bitcoin_futures.L85])/[bitcoin_futures.L85]" table:style-name="ce1">
            <text:p>0.012495295</text:p>
          </table:table-cell>
          <table:table-cell table:number-columns-repeated="2" table:style-name="ce1"/>
          <table:table-cell office:value-type="float" office:value="1.2305411415863603E-2" table:formula="of:=([bitcoin_futures.O86]-[bitcoin_futures.O85])/[bitcoin_futures.O85]" table:style-name="ce1">
            <text:p>0.012305411</text:p>
          </table:table-cell>
          <table:table-cell table:number-columns-repeated="4" table:style-name="ce1"/>
          <table:table-cell office:value-type="float" office:value="1.0720111862036821E-2" table:formula="of:=[.E82]" table:style-name="ce1">
            <text:p>0.010720112</text:p>
          </table:table-cell>
          <table:table-cell table:style-name="ce1"/>
          <table:table-cell office:value-type="float" office:value="32182.5" table:formula="of:=[bitcoin_futures.H85]*[.T$2]" table:style-name="ce1">
            <text:p>32182.5</text:p>
          </table:table-cell>
          <table:table-cell table:number-columns-repeated="16365"/>
        </table:table-row>
        <table:table-row table:style-name="ro1">
          <table:table-cell office:value-type="string" office:string-value="22.04.2024" table:formula="of:=[bitcoin_futures.A87]" table:style-name="ce1">
            <text:p>22.04.2024</text:p>
          </table:table-cell>
          <table:table-cell table:number-columns-repeated="2" table:style-name="ce1"/>
          <table:table-cell office:value-type="float" office:value="3.5040012431046541E-2" table:formula="of:=([bitcoin_futures.G87]-[bitcoin_futures.G86])/[bitcoin_futures.G86]" table:style-name="ce1">
            <text:p>0.035040012</text:p>
          </table:table-cell>
          <table:table-cell office:value-type="float" office:value="3.5354699869341324E-2" table:formula="of:=([bitcoin_futures.H87]-[bitcoin_futures.H86])/[bitcoin_futures.H86]" table:style-name="ce6">
            <text:p>0.0353547</text:p>
          </table:table-cell>
          <table:table-cell office:value-type="float" office:value="3.5600182565038795E-2" table:formula="of:=([bitcoin_futures.I87]-[bitcoin_futures.I86])/[bitcoin_futures.I86]" table:style-name="ce1">
            <text:p>0.035600183</text:p>
          </table:table-cell>
          <table:table-cell office:value-type="float" office:value="3.6282718563777627E-2" table:formula="of:=([bitcoin_futures.J87]-[bitcoin_futures.J86])/[bitcoin_futures.J86]" table:style-name="ce1">
            <text:p>0.036282719</text:p>
          </table:table-cell>
          <table:table-cell office:value-type="float" office:value="3.6898435745827407E-2" table:formula="of:=([bitcoin_futures.K87]-[bitcoin_futures.K86])/[bitcoin_futures.K86]" table:style-name="ce1">
            <text:p>0.036898436</text:p>
          </table:table-cell>
          <table:table-cell office:value-type="float" office:value="3.7469333135082897E-2" table:formula="of:=([bitcoin_futures.L87]-[bitcoin_futures.L86])/[bitcoin_futures.L86]" table:style-name="ce1">
            <text:p>0.037469333</text:p>
          </table:table-cell>
          <table:table-cell table:number-columns-repeated="2" table:style-name="ce1"/>
          <table:table-cell office:value-type="float" office:value="3.6906854130052721E-2" table:formula="of:=([bitcoin_futures.O87]-[bitcoin_futures.O86])/[bitcoin_futures.O86]" table:style-name="ce1">
            <text:p>0.036906854</text:p>
          </table:table-cell>
          <table:table-cell table:number-columns-repeated="4" table:style-name="ce1"/>
          <table:table-cell office:value-type="float" office:value="3.5354699869341324E-2" table:formula="of:=[.E83]" table:style-name="ce1">
            <text:p>0.0353547</text:p>
          </table:table-cell>
          <table:table-cell table:style-name="ce1"/>
          <table:table-cell office:value-type="float" office:value="32527.5" table:formula="of:=[bitcoin_futures.H86]*[.T$2]" table:style-name="ce1">
            <text:p>32527.5</text:p>
          </table:table-cell>
          <table:table-cell table:number-columns-repeated="16365"/>
        </table:table-row>
        <table:table-row table:style-name="ro1">
          <table:table-cell office:value-type="string" office:string-value="23.04.2024" table:formula="of:=[bitcoin_futures.A88]" table:style-name="ce1">
            <text:p>23.04.2024</text:p>
          </table:table-cell>
          <table:table-cell table:number-columns-repeated="2" table:style-name="ce1"/>
          <table:table-cell office:value-type="float" office:value="-2.6272331481759495E-3" table:formula="of:=([bitcoin_futures.G88]-[bitcoin_futures.G87])/[bitcoin_futures.G87]" table:style-name="ce1">
            <text:p>-0.002627233</text:p>
          </table:table-cell>
          <table:table-cell office:value-type="float" office:value="-2.9693415485116175E-3" table:formula="of:=([bitcoin_futures.H88]-[bitcoin_futures.H87])/[bitcoin_futures.H87]" table:style-name="ce6">
            <text:p>-0.002969342</text:p>
          </table:table-cell>
          <table:table-cell office:value-type="float" office:value="-2.7912443073306891E-3" table:formula="of:=([bitcoin_futures.I88]-[bitcoin_futures.I87])/[bitcoin_futures.I87]" table:style-name="ce1">
            <text:p>-0.002791244</text:p>
          </table:table-cell>
          <table:table-cell office:value-type="float" office:value="-2.6204687727471249E-3" table:formula="of:=([bitcoin_futures.J88]-[bitcoin_futures.J87])/[bitcoin_futures.J87]" table:style-name="ce1">
            <text:p>-0.002620469</text:p>
          </table:table-cell>
          <table:table-cell office:value-type="float" office:value="-2.6707088205572397E-3" table:formula="of:=([bitcoin_futures.K88]-[bitcoin_futures.K87])/[bitcoin_futures.K87]" table:style-name="ce1">
            <text:p>-0.002670709</text:p>
          </table:table-cell>
          <table:table-cell office:value-type="float" office:value="-2.6513794338946612E-3" table:formula="of:=([bitcoin_futures.L88]-[bitcoin_futures.L87])/[bitcoin_futures.L87]" table:style-name="ce1">
            <text:p>-0.002651379</text:p>
          </table:table-cell>
          <table:table-cell table:number-columns-repeated="2" table:style-name="ce1"/>
          <table:table-cell office:value-type="float" office:value="-2.6129943502824857E-3" table:formula="of:=([bitcoin_futures.O88]-[bitcoin_futures.O87])/[bitcoin_futures.O87]" table:style-name="ce1">
            <text:p>-0.002612994</text:p>
          </table:table-cell>
          <table:table-cell table:number-columns-repeated="4" table:style-name="ce1"/>
          <table:table-cell office:value-type="float" office:value="-2.9693415485116175E-3" table:formula="of:=[.E84]" table:style-name="ce1">
            <text:p>-0.002969342</text:p>
          </table:table-cell>
          <table:table-cell table:style-name="ce1"/>
          <table:table-cell office:value-type="float" office:value="33677.5" table:formula="of:=[bitcoin_futures.H87]*[.T$2]" table:style-name="ce1">
            <text:p>33677.5</text:p>
          </table:table-cell>
          <table:table-cell table:number-columns-repeated="16365"/>
        </table:table-row>
        <table:table-row table:style-name="ro1">
          <table:table-cell office:value-type="string" office:string-value="24.04.2024" table:formula="of:=[bitcoin_futures.A89]" table:style-name="ce1">
            <text:p>24.04.2024</text:p>
          </table:table-cell>
          <table:table-cell table:number-columns-repeated="2" table:style-name="ce1"/>
          <table:table-cell office:value-type="float" office:value="-3.8458643787160379E-2" table:formula="of:=([bitcoin_futures.G89]-[bitcoin_futures.G88])/[bitcoin_futures.G88]" table:style-name="ce1">
            <text:p>-0.038458644</text:p>
          </table:table-cell>
          <table:table-cell office:value-type="float" office:value="-3.968431241158514E-2" table:formula="of:=([bitcoin_futures.H89]-[bitcoin_futures.H88])/[bitcoin_futures.H88]" table:style-name="ce6">
            <text:p>-0.039684312</text:p>
          </table:table-cell>
          <table:table-cell office:value-type="float" office:value="-4.0144372421921037E-2" table:formula="of:=([bitcoin_futures.I89]-[bitcoin_futures.I88])/[bitcoin_futures.I88]" table:style-name="ce1">
            <text:p>-0.040144372</text:p>
          </table:table-cell>
          <table:table-cell office:value-type="float" office:value="-4.0213107575536415E-2" table:formula="of:=([bitcoin_futures.J89]-[bitcoin_futures.J88])/[bitcoin_futures.J88]" table:style-name="ce1">
            <text:p>-0.040213108</text:p>
          </table:table-cell>
          <table:table-cell office:value-type="float" office:value="-4.0457407541434467E-2" table:formula="of:=([bitcoin_futures.K89]-[bitcoin_futures.K88])/[bitcoin_futures.K88]" table:style-name="ce1">
            <text:p>-0.040457408</text:p>
          </table:table-cell>
          <table:table-cell office:value-type="float" office:value="-4.0020117833021986E-2" table:formula="of:=([bitcoin_futures.L89]-[bitcoin_futures.L88])/[bitcoin_futures.L88]" table:style-name="ce1">
            <text:p>-0.040020118</text:p>
          </table:table-cell>
          <table:table-cell table:number-columns-repeated="2" table:style-name="ce1"/>
          <table:table-cell office:value-type="float" office:value="-3.943921263187708E-2" table:formula="of:=([bitcoin_futures.O89]-[bitcoin_futures.O88])/[bitcoin_futures.O88]" table:style-name="ce1">
            <text:p>-0.039439213</text:p>
          </table:table-cell>
          <table:table-cell table:number-columns-repeated="4" table:style-name="ce1"/>
          <table:table-cell office:value-type="float" office:value="-3.968431241158514E-2" table:formula="of:=[.E85]" table:style-name="ce1">
            <text:p>-0.039684312</text:p>
          </table:table-cell>
          <table:table-cell table:style-name="ce1"/>
          <table:table-cell office:value-type="float" office:value="33577.5" table:formula="of:=[bitcoin_futures.H88]*[.T$2]" table:style-name="ce1">
            <text:p>33577.5</text:p>
          </table:table-cell>
          <table:table-cell table:number-columns-repeated="16365"/>
        </table:table-row>
        <table:table-row table:style-name="ro1">
          <table:table-cell office:value-type="string" office:string-value="25.04.2024" table:formula="of:=[bitcoin_futures.A90]" table:style-name="ce1">
            <text:p>25.04.2024</text:p>
          </table:table-cell>
          <table:table-cell table:number-columns-repeated="2" table:style-name="ce1"/>
          <table:table-cell office:value-type="float" office:value="1.2836568566061366E-2" table:formula="of:=([bitcoin_futures.G90]-[bitcoin_futures.G89])/[bitcoin_futures.G89]" table:style-name="ce1">
            <text:p>0.012836569</text:p>
          </table:table-cell>
          <table:table-cell office:value-type="float" office:value="1.2094898433865716E-2" table:formula="of:=([bitcoin_futures.H90]-[bitcoin_futures.H89])/[bitcoin_futures.H89]" table:style-name="ce6">
            <text:p>0.012094898</text:p>
          </table:table-cell>
          <table:table-cell office:value-type="float" office:value="1.0743611388228071E-2" table:formula="of:=([bitcoin_futures.I90]-[bitcoin_futures.I89])/[bitcoin_futures.I89]" table:style-name="ce1">
            <text:p>0.010743611</text:p>
          </table:table-cell>
          <table:table-cell office:value-type="float" office:value="1.0645578283020303E-2" table:formula="of:=([bitcoin_futures.J90]-[bitcoin_futures.J89])/[bitcoin_futures.J89]" table:style-name="ce1">
            <text:p>0.010645578</text:p>
          </table:table-cell>
          <table:table-cell office:value-type="float" office:value="1.0635088248604617E-2" table:formula="of:=([bitcoin_futures.K90]-[bitcoin_futures.K89])/[bitcoin_futures.K89]" table:style-name="ce1">
            <text:p>0.010635088</text:p>
          </table:table-cell>
          <table:table-cell office:value-type="float" office:value="1.0328568220941546E-2" table:formula="of:=([bitcoin_futures.L90]-[bitcoin_futures.L89])/[bitcoin_futures.L89]" table:style-name="ce1">
            <text:p>0.010328568</text:p>
          </table:table-cell>
          <table:table-cell table:number-columns-repeated="2" table:style-name="ce1"/>
          <table:table-cell office:value-type="float" office:value="1.0172490048651039E-2" table:formula="of:=([bitcoin_futures.O90]-[bitcoin_futures.O89])/[bitcoin_futures.O89]" table:style-name="ce1">
            <text:p>0.01017249</text:p>
          </table:table-cell>
          <table:table-cell table:number-columns-repeated="4" table:style-name="ce1"/>
          <table:table-cell office:value-type="float" office:value="1.2094898433865716E-2" table:formula="of:=[.E86]" table:style-name="ce1">
            <text:p>0.012094898</text:p>
          </table:table-cell>
          <table:table-cell table:style-name="ce1"/>
          <table:table-cell office:value-type="float" office:value="32245" table:formula="of:=[bitcoin_futures.H89]*[.T$2]" table:style-name="ce1">
            <text:p>32245</text:p>
          </table:table-cell>
          <table:table-cell table:number-columns-repeated="16365"/>
        </table:table-row>
        <table:table-row table:style-name="ro1">
          <table:table-cell office:value-type="string" office:string-value="26.04.2024" table:formula="of:=[bitcoin_futures.A91]" table:style-name="ce1">
            <text:p>26.04.2024</text:p>
          </table:table-cell>
          <table:table-cell table:number-columns-repeated="2" table:style-name="ce1"/>
          <table:table-cell office:value-type="float" office:value="-6.1499227202473179E-3" table:formula="of:=([bitcoin_futures.G91]-[bitcoin_futures.G90])/[bitcoin_futures.G90]" table:style-name="ce1">
            <text:p>-0.006149923</text:p>
          </table:table-cell>
          <table:table-cell office:value-type="float" office:value="-1.4861345181553546E-2" table:formula="of:=([bitcoin_futures.H91]-[bitcoin_futures.H90])/[bitcoin_futures.H90]" table:style-name="ce6">
            <text:p>-0.014861345</text:p>
          </table:table-cell>
          <table:table-cell office:value-type="float" office:value="-1.4805253967048819E-2" table:formula="of:=([bitcoin_futures.I91]-[bitcoin_futures.I90])/[bitcoin_futures.I90]" table:style-name="ce1">
            <text:p>-0.014805254</text:p>
          </table:table-cell>
          <table:table-cell office:value-type="float" office:value="-1.4897298924083967E-2" table:formula="of:=([bitcoin_futures.J91]-[bitcoin_futures.J90])/[bitcoin_futures.J90]" table:style-name="ce1">
            <text:p>-0.014897299</text:p>
          </table:table-cell>
          <table:table-cell office:value-type="float" office:value="-1.5001119486528845E-2" table:formula="of:=([bitcoin_futures.K91]-[bitcoin_futures.K90])/[bitcoin_futures.K90]" table:style-name="ce1">
            <text:p>-0.015001119</text:p>
          </table:table-cell>
          <table:table-cell office:value-type="float" office:value="-1.5260389658493221E-2" table:formula="of:=([bitcoin_futures.L91]-[bitcoin_futures.L90])/[bitcoin_futures.L90]" table:style-name="ce1">
            <text:p>-0.01526039</text:p>
          </table:table-cell>
          <table:table-cell table:number-columns-repeated="2" table:style-name="ce1"/>
          <table:table-cell office:value-type="float" office:value="-1.5032107413893754E-2" table:formula="of:=([bitcoin_futures.O91]-[bitcoin_futures.O90])/[bitcoin_futures.O90]" table:style-name="ce1">
            <text:p>-0.015032107</text:p>
          </table:table-cell>
          <table:table-cell table:number-columns-repeated="4" table:style-name="ce1"/>
          <table:table-cell office:value-type="float" office:value="-1.4861345181553546E-2" table:formula="of:=[.E87]" table:style-name="ce1">
            <text:p>-0.014861345</text:p>
          </table:table-cell>
          <table:table-cell table:style-name="ce1"/>
          <table:table-cell office:value-type="float" office:value="32635" table:formula="of:=[bitcoin_futures.H90]*[.T$2]" table:style-name="ce1">
            <text:p>32635</text:p>
          </table:table-cell>
          <table:table-cell table:number-columns-repeated="16365"/>
        </table:table-row>
        <table:table-row table:style-name="ro1">
          <table:table-cell office:value-type="string" office:string-value="29.04.2024" table:formula="of:=[bitcoin_futures.A92]" table:style-name="ce1">
            <text:p>29.04.2024</text:p>
          </table:table-cell>
          <table:table-cell table:number-columns-repeated="3" table:style-name="ce1"/>
          <table:table-cell office:value-type="float" office:value="-1.3219284603421462E-2" table:formula="of:=([bitcoin_futures.H92]-[bitcoin_futures.H91])/[bitcoin_futures.H91]" table:style-name="ce6">
            <text:p>-0.013219285</text:p>
          </table:table-cell>
          <table:table-cell office:value-type="float" office:value="-1.3640567200986437E-2" table:formula="of:=([bitcoin_futures.I92]-[bitcoin_futures.I91])/[bitcoin_futures.I91]" table:style-name="ce1">
            <text:p>-0.013640567</text:p>
          </table:table-cell>
          <table:table-cell office:value-type="float" office:value="-1.3747804170167265E-2" table:formula="of:=([bitcoin_futures.J92]-[bitcoin_futures.J91])/[bitcoin_futures.J91]" table:style-name="ce1">
            <text:p>-0.013747804</text:p>
          </table:table-cell>
          <table:table-cell office:value-type="float" office:value="-1.3562661009243825E-2" table:formula="of:=([bitcoin_futures.K92]-[bitcoin_futures.K91])/[bitcoin_futures.K91]" table:style-name="ce1">
            <text:p>-0.013562661</text:p>
          </table:table-cell>
          <table:table-cell office:value-type="float" office:value="-1.3841871661776875E-2" table:formula="of:=([bitcoin_futures.L92]-[bitcoin_futures.L91])/[bitcoin_futures.L91]" table:style-name="ce1">
            <text:p>-0.013841872</text:p>
          </table:table-cell>
          <table:table-cell office:value-type="float" office:value="-1.4864057364804303E-2" table:formula="of:=([bitcoin_futures.M92]-[bitcoin_futures.M91])/[bitcoin_futures.M91]" table:style-name="ce1">
            <text:p>-0.014864057</text:p>
          </table:table-cell>
          <table:table-cell table:style-name="ce1"/>
          <table:table-cell office:value-type="float" office:value="-1.3631649133204918E-2" table:formula="of:=([bitcoin_futures.O92]-[bitcoin_futures.O91])/[bitcoin_futures.O91]" table:style-name="ce1">
            <text:p>-0.013631649</text:p>
          </table:table-cell>
          <table:table-cell table:number-columns-repeated="4" table:style-name="ce1"/>
          <table:table-cell office:value-type="float" office:value="-1.3219284603421462E-2" table:formula="of:=[.E88]" table:style-name="ce1">
            <text:p>-0.013219285</text:p>
          </table:table-cell>
          <table:table-cell table:style-name="ce1"/>
          <table:table-cell office:value-type="float" office:value="32150" table:formula="of:=[bitcoin_futures.H91]*[.T$2]" table:style-name="ce1">
            <text:p>32150</text:p>
          </table:table-cell>
          <table:table-cell table:number-columns-repeated="16365"/>
        </table:table-row>
        <table:table-row table:style-name="ro1">
          <table:table-cell office:value-type="string" office:string-value="30.04.2024" table:formula="of:=[bitcoin_futures.A93]" table:style-name="ce1">
            <text:p>30.04.2024</text:p>
          </table:table-cell>
          <table:table-cell table:number-columns-repeated="3" table:style-name="ce1"/>
          <table:table-cell office:value-type="float" office:value="-6.3829787234042548E-2" table:formula="of:=([bitcoin_futures.H93]-[bitcoin_futures.H92])/[bitcoin_futures.H92]" table:style-name="ce6">
            <text:p>-0.063829787</text:p>
          </table:table-cell>
          <table:table-cell office:value-type="float" office:value="-6.5786389561684505E-2" table:formula="of:=([bitcoin_futures.I93]-[bitcoin_futures.I92])/[bitcoin_futures.I92]" table:style-name="ce1">
            <text:p>-0.06578639</text:p>
          </table:table-cell>
          <table:table-cell office:value-type="float" office:value="-6.628978548749323E-2" table:formula="of:=([bitcoin_futures.J93]-[bitcoin_futures.J92])/[bitcoin_futures.J92]" table:style-name="ce1">
            <text:p>-0.066289785</text:p>
          </table:table-cell>
          <table:table-cell office:value-type="float" office:value="-6.5826868423073975E-2" table:formula="of:=([bitcoin_futures.K93]-[bitcoin_futures.K92])/[bitcoin_futures.K92]" table:style-name="ce1">
            <text:p>-0.065826868</text:p>
          </table:table-cell>
          <table:table-cell office:value-type="float" office:value="-6.5832634068197421E-2" table:formula="of:=([bitcoin_futures.L93]-[bitcoin_futures.L92])/[bitcoin_futures.L92]" table:style-name="ce1">
            <text:p>-0.065832634</text:p>
          </table:table-cell>
          <table:table-cell office:value-type="float" office:value="-6.7935400712715144E-2" table:formula="of:=([bitcoin_futures.M93]-[bitcoin_futures.M92])/[bitcoin_futures.M92]" table:style-name="ce1">
            <text:p>-0.067935401</text:p>
          </table:table-cell>
          <table:table-cell table:style-name="ce1"/>
          <table:table-cell office:value-type="float" office:value="-6.4368334084422413E-2" table:formula="of:=([bitcoin_futures.O93]-[bitcoin_futures.O92])/[bitcoin_futures.O92]" table:style-name="ce1">
            <text:p>-0.064368334</text:p>
          </table:table-cell>
          <table:table-cell table:number-columns-repeated="4" table:style-name="ce1"/>
          <table:table-cell office:value-type="float" office:value="-6.3829787234042548E-2" table:formula="of:=[.E89]" table:style-name="ce1">
            <text:p>-0.063829787</text:p>
          </table:table-cell>
          <table:table-cell table:style-name="ce1"/>
          <table:table-cell office:value-type="float" office:value="31725" table:formula="of:=[bitcoin_futures.H92]*[.T$2]" table:style-name="ce1">
            <text:p>31725</text:p>
          </table:table-cell>
          <table:table-cell table:number-columns-repeated="16365"/>
        </table:table-row>
        <table:table-row table:style-name="ro1">
          <table:table-cell office:value-type="string" office:string-value="01.05.2024" table:formula="of:=[bitcoin_futures.A94]" table:style-name="ce1">
            <text:p>01.05.2024</text:p>
          </table:table-cell>
          <table:table-cell table:number-columns-repeated="3" table:style-name="ce1"/>
          <table:table-cell office:value-type="float" office:value="-3.4427609427609425E-2" table:formula="of:=([bitcoin_futures.H94]-[bitcoin_futures.H93])/[bitcoin_futures.H93]" table:style-name="ce6">
            <text:p>-0.034427609</text:p>
          </table:table-cell>
          <table:table-cell office:value-type="float" office:value="-3.4958601655933765E-2" table:formula="of:=([bitcoin_futures.I94]-[bitcoin_futures.I93])/[bitcoin_futures.I93]" table:style-name="ce1">
            <text:p>-0.034958602</text:p>
          </table:table-cell>
          <table:table-cell office:value-type="float" office:value="-3.5746869038732684E-2" table:formula="of:=([bitcoin_futures.J94]-[bitcoin_futures.J93])/[bitcoin_futures.J93]" table:style-name="ce1">
            <text:p>-0.035746869</text:p>
          </table:table-cell>
          <table:table-cell office:value-type="float" office:value="-3.7082716658444335E-2" table:formula="of:=([bitcoin_futures.K94]-[bitcoin_futures.K93])/[bitcoin_futures.K93]" table:style-name="ce1">
            <text:p>-0.037082717</text:p>
          </table:table-cell>
          <table:table-cell office:value-type="float" office:value="-3.7481626653601177E-2" table:formula="of:=([bitcoin_futures.L94]-[bitcoin_futures.L93])/[bitcoin_futures.L93]" table:style-name="ce1">
            <text:p>-0.037481627</text:p>
          </table:table-cell>
          <table:table-cell office:value-type="float" office:value="-3.6606198649638003E-2" table:formula="of:=([bitcoin_futures.M94]-[bitcoin_futures.M93])/[bitcoin_futures.M93]" table:style-name="ce1">
            <text:p>-0.036606199</text:p>
          </table:table-cell>
          <table:table-cell table:style-name="ce1"/>
          <table:table-cell office:value-type="float" office:value="-3.6686200529822591E-2" table:formula="of:=([bitcoin_futures.O94]-[bitcoin_futures.O93])/[bitcoin_futures.O93]" table:style-name="ce1">
            <text:p>-0.036686201</text:p>
          </table:table-cell>
          <table:table-cell table:number-columns-repeated="4" table:style-name="ce1"/>
          <table:table-cell office:value-type="float" office:value="-3.4427609427609425E-2" table:formula="of:=[.E90]" table:style-name="ce1">
            <text:p>-0.034427609</text:p>
          </table:table-cell>
          <table:table-cell table:style-name="ce1"/>
          <table:table-cell office:value-type="float" office:value="29700" table:formula="of:=[bitcoin_futures.H93]*[.T$2]" table:style-name="ce1">
            <text:p>29700</text:p>
          </table:table-cell>
          <table:table-cell table:number-columns-repeated="16365"/>
        </table:table-row>
        <table:table-row table:style-name="ro1">
          <table:table-cell office:value-type="string" office:string-value="02.05.2024" table:formula="of:=[bitcoin_futures.A95]" table:style-name="ce1">
            <text:p>02.05.2024</text:p>
          </table:table-cell>
          <table:table-cell table:number-columns-repeated="3" table:style-name="ce1"/>
          <table:table-cell office:value-type="float" office:value="4.2019004445994247E-2" table:formula="of:=([bitcoin_futures.H95]-[bitcoin_futures.H94])/[bitcoin_futures.H94]" table:style-name="ce6">
            <text:p>0.042019004</text:p>
          </table:table-cell>
          <table:table-cell office:value-type="float" office:value="4.3504636450298985E-2" table:formula="of:=([bitcoin_futures.I95]-[bitcoin_futures.I94])/[bitcoin_futures.I94]" table:style-name="ce1">
            <text:p>0.043504636</text:p>
          </table:table-cell>
          <table:table-cell office:value-type="float" office:value="4.44692929640461E-2" table:formula="of:=([bitcoin_futures.J95]-[bitcoin_futures.J94])/[bitcoin_futures.J94]" table:style-name="ce1">
            <text:p>0.044469293</text:p>
          </table:table-cell>
          <table:table-cell office:value-type="float" office:value="4.4317308513363504E-2" table:formula="of:=([bitcoin_futures.K95]-[bitcoin_futures.K94])/[bitcoin_futures.K94]" table:style-name="ce1">
            <text:p>0.044317309</text:p>
          </table:table-cell>
          <table:table-cell office:value-type="float" office:value="4.4625434801052008E-2" table:formula="of:=([bitcoin_futures.L95]-[bitcoin_futures.L94])/[bitcoin_futures.L94]" table:style-name="ce1">
            <text:p>0.044625435</text:p>
          </table:table-cell>
          <table:table-cell office:value-type="float" office:value="4.5005488474204172E-2" table:formula="of:=([bitcoin_futures.M95]-[bitcoin_futures.M94])/[bitcoin_futures.M94]" table:style-name="ce1">
            <text:p>0.045005488</text:p>
          </table:table-cell>
          <table:table-cell table:style-name="ce1"/>
          <table:table-cell office:value-type="float" office:value="4.3166666666666666E-2" table:formula="of:=([bitcoin_futures.O95]-[bitcoin_futures.O94])/[bitcoin_futures.O94]" table:style-name="ce1">
            <text:p>0.043166667</text:p>
          </table:table-cell>
          <table:table-cell table:number-columns-repeated="4" table:style-name="ce1"/>
          <table:table-cell office:value-type="float" office:value="4.2019004445994247E-2" table:formula="of:=[.E91]" table:style-name="ce1">
            <text:p>0.042019004</text:p>
          </table:table-cell>
          <table:table-cell table:style-name="ce1"/>
          <table:table-cell office:value-type="float" office:value="28677.5" table:formula="of:=[bitcoin_futures.H94]*[.T$2]" table:style-name="ce1">
            <text:p>28677.5</text:p>
          </table:table-cell>
          <table:table-cell table:number-columns-repeated="16365"/>
        </table:table-row>
        <table:table-row table:style-name="ro1">
          <table:table-cell office:value-type="string" office:string-value="03.05.2024" table:formula="of:=[bitcoin_futures.A96]" table:style-name="ce1">
            <text:p>03.05.2024</text:p>
          </table:table-cell>
          <table:table-cell table:number-columns-repeated="3" table:style-name="ce1"/>
          <table:table-cell office:value-type="float" office:value="4.7268468166987369E-2" table:formula="of:=([bitcoin_futures.H96]-[bitcoin_futures.H95])/[bitcoin_futures.H95]" table:style-name="ce6">
            <text:p>0.047268468</text:p>
          </table:table-cell>
          <table:table-cell office:value-type="float" office:value="4.8002657586579185E-2" table:formula="of:=([bitcoin_futures.I96]-[bitcoin_futures.I95])/[bitcoin_futures.I95]" table:style-name="ce1">
            <text:p>0.048002658</text:p>
          </table:table-cell>
          <table:table-cell office:value-type="float" office:value="4.8258255785226058E-2" table:formula="of:=([bitcoin_futures.J96]-[bitcoin_futures.J95])/[bitcoin_futures.J95]" table:style-name="ce1">
            <text:p>0.048258256</text:p>
          </table:table-cell>
          <table:table-cell office:value-type="float" office:value="4.8242027800490597E-2" table:formula="of:=([bitcoin_futures.K96]-[bitcoin_futures.K95])/[bitcoin_futures.K95]" table:style-name="ce1">
            <text:p>0.048242028</text:p>
          </table:table-cell>
          <table:table-cell office:value-type="float" office:value="4.7348331032242348E-2" table:formula="of:=([bitcoin_futures.L96]-[bitcoin_futures.L95])/[bitcoin_futures.L95]" table:style-name="ce1">
            <text:p>0.047348331</text:p>
          </table:table-cell>
          <table:table-cell office:value-type="float" office:value="4.573367808661926E-2" table:formula="of:=([bitcoin_futures.M96]-[bitcoin_futures.M95])/[bitcoin_futures.M95]" table:style-name="ce1">
            <text:p>0.045733678</text:p>
          </table:table-cell>
          <table:table-cell table:style-name="ce1"/>
          <table:table-cell office:value-type="float" office:value="4.6572934973637958E-2" table:formula="of:=([bitcoin_futures.O96]-[bitcoin_futures.O95])/[bitcoin_futures.O95]" table:style-name="ce1">
            <text:p>0.046572935</text:p>
          </table:table-cell>
          <table:table-cell table:number-columns-repeated="4" table:style-name="ce1"/>
          <table:table-cell office:value-type="float" office:value="4.7268468166987369E-2" table:formula="of:=[.E92]" table:style-name="ce1">
            <text:p>0.047268468</text:p>
          </table:table-cell>
          <table:table-cell table:style-name="ce1"/>
          <table:table-cell office:value-type="float" office:value="29882.5" table:formula="of:=[bitcoin_futures.H95]*[.T$2]" table:style-name="ce1">
            <text:p>29882.5</text:p>
          </table:table-cell>
          <table:table-cell table:number-columns-repeated="16365"/>
        </table:table-row>
        <table:table-row table:style-name="ro1">
          <table:table-cell office:value-type="string" office:string-value="06.05.2024" table:formula="of:=[bitcoin_futures.A97]" table:style-name="ce1">
            <text:p>06.05.2024</text:p>
          </table:table-cell>
          <table:table-cell table:number-columns-repeated="3" table:style-name="ce1"/>
          <table:table-cell office:value-type="float" office:value="1.589710816424349E-2" table:formula="of:=([bitcoin_futures.H97]-[bitcoin_futures.H96])/[bitcoin_futures.H96]" table:style-name="ce6">
            <text:p>0.015897108</text:p>
          </table:table-cell>
          <table:table-cell office:value-type="float" office:value="1.5928361993818845E-2" table:formula="of:=([bitcoin_futures.I97]-[bitcoin_futures.I96])/[bitcoin_futures.I96]" table:style-name="ce1">
            <text:p>0.015928362</text:p>
          </table:table-cell>
          <table:table-cell office:value-type="float" office:value="1.610495718438212E-2" table:formula="of:=([bitcoin_futures.J97]-[bitcoin_futures.J96])/[bitcoin_futures.J96]" table:style-name="ce1">
            <text:p>0.016104957</text:p>
          </table:table-cell>
          <table:table-cell office:value-type="float" office:value="1.6458658346333855E-2" table:formula="of:=([bitcoin_futures.K97]-[bitcoin_futures.K96])/[bitcoin_futures.K96]" table:style-name="ce1">
            <text:p>0.016458658</text:p>
          </table:table-cell>
          <table:table-cell office:value-type="float" office:value="1.6671836228287842E-2" table:formula="of:=([bitcoin_futures.L97]-[bitcoin_futures.L96])/[bitcoin_futures.L96]" table:style-name="ce1">
            <text:p>0.016671836</text:p>
          </table:table-cell>
          <table:table-cell office:value-type="float" office:value="1.7307989491577809E-2" table:formula="of:=([bitcoin_futures.M97]-[bitcoin_futures.M96])/[bitcoin_futures.M96]" table:style-name="ce1">
            <text:p>0.017307989</text:p>
          </table:table-cell>
          <table:table-cell table:style-name="ce1"/>
          <table:table-cell office:value-type="float" office:value="1.6792611251049538E-2" table:formula="of:=([bitcoin_futures.O97]-[bitcoin_futures.O96])/[bitcoin_futures.O96]" table:style-name="ce1">
            <text:p>0.016792611</text:p>
          </table:table-cell>
          <table:table-cell table:number-columns-repeated="4" table:style-name="ce1"/>
          <table:table-cell office:value-type="float" office:value="1.589710816424349E-2" table:formula="of:=[.E93]" table:style-name="ce1">
            <text:p>0.015897108</text:p>
          </table:table-cell>
          <table:table-cell table:style-name="ce1"/>
          <table:table-cell office:value-type="float" office:value="31295" table:formula="of:=[bitcoin_futures.H96]*[.T$2]" table:style-name="ce1">
            <text:p>31295</text:p>
          </table:table-cell>
          <table:table-cell table:number-columns-repeated="16365"/>
        </table:table-row>
        <table:table-row table:style-name="ro1">
          <table:table-cell office:value-type="string" office:string-value="07.05.2024" table:formula="of:=[bitcoin_futures.A98]" table:style-name="ce1">
            <text:p>07.05.2024</text:p>
          </table:table-cell>
          <table:table-cell table:number-columns-repeated="3" table:style-name="ce1"/>
          <table:table-cell office:value-type="float" office:value="-3.4599355193835023E-3" table:formula="of:=([bitcoin_futures.H98]-[bitcoin_futures.H97])/[bitcoin_futures.H97]" table:style-name="ce6">
            <text:p>-0.003459936</text:p>
          </table:table-cell>
          <table:table-cell office:value-type="float" office:value="-3.5101404056162248E-3" table:formula="of:=([bitcoin_futures.I98]-[bitcoin_futures.I97])/[bitcoin_futures.I97]" table:style-name="ce1">
            <text:p>-0.00351014</text:p>
          </table:table-cell>
          <table:table-cell office:value-type="float" office:value="-4.0204113190041753E-3" table:formula="of:=([bitcoin_futures.J98]-[bitcoin_futures.J97])/[bitcoin_futures.J97]" table:style-name="ce1">
            <text:p>-0.004020411</text:p>
          </table:table-cell>
          <table:table-cell office:value-type="float" office:value="-3.6835239045353387E-3" table:formula="of:=([bitcoin_futures.K98]-[bitcoin_futures.K97])/[bitcoin_futures.K97]" table:style-name="ce1">
            <text:p>-0.003683524</text:p>
          </table:table-cell>
          <table:table-cell office:value-type="float" office:value="-2.6695141484249867E-3" table:formula="of:=([bitcoin_futures.L98]-[bitcoin_futures.L97])/[bitcoin_futures.L97]" table:style-name="ce1">
            <text:p>-0.002669514</text:p>
          </table:table-cell>
          <table:table-cell office:value-type="float" office:value="-2.8102688743733861E-3" table:formula="of:=([bitcoin_futures.M98]-[bitcoin_futures.M97])/[bitcoin_futures.M97]" table:style-name="ce1">
            <text:p>-0.002810269</text:p>
          </table:table-cell>
          <table:table-cell table:style-name="ce1"/>
          <table:table-cell office:value-type="float" office:value="-2.627430373095113E-3" table:formula="of:=([bitcoin_futures.O98]-[bitcoin_futures.O97])/[bitcoin_futures.O97]" table:style-name="ce1">
            <text:p>-0.00262743</text:p>
          </table:table-cell>
          <table:table-cell table:number-columns-repeated="4" table:style-name="ce1"/>
          <table:table-cell office:value-type="float" office:value="-3.4599355193835023E-3" table:formula="of:=[.E94]" table:style-name="ce1">
            <text:p>-0.003459936</text:p>
          </table:table-cell>
          <table:table-cell table:style-name="ce1"/>
          <table:table-cell office:value-type="float" office:value="31792.5" table:formula="of:=[bitcoin_futures.H97]*[.T$2]" table:style-name="ce1">
            <text:p>31792.5</text:p>
          </table:table-cell>
          <table:table-cell table:number-columns-repeated="16365"/>
        </table:table-row>
        <table:table-row table:style-name="ro1">
          <table:table-cell office:value-type="string" office:string-value="08.05.2024" table:formula="of:=[bitcoin_futures.A99]" table:style-name="ce1">
            <text:p>08.05.2024</text:p>
          </table:table-cell>
          <table:table-cell table:number-columns-repeated="3" table:style-name="ce1"/>
          <table:table-cell office:value-type="float" office:value="-1.428233251795155E-2" table:formula="of:=([bitcoin_futures.H99]-[bitcoin_futures.H98])/[bitcoin_futures.H98]" table:style-name="ce6">
            <text:p>-0.014282333</text:p>
          </table:table-cell>
          <table:table-cell office:value-type="float" office:value="-1.5107632093933464E-2" table:formula="of:=([bitcoin_futures.I99]-[bitcoin_futures.I98])/[bitcoin_futures.I98]" table:style-name="ce1">
            <text:p>-0.015107632</text:p>
          </table:table-cell>
          <table:table-cell office:value-type="float" office:value="-1.5215028722248098E-2" table:formula="of:=([bitcoin_futures.J99]-[bitcoin_futures.J98])/[bitcoin_futures.J98]" table:style-name="ce1">
            <text:p>-0.015215029</text:p>
          </table:table-cell>
          <table:table-cell office:value-type="float" office:value="-1.5635831471924825E-2" table:formula="of:=([bitcoin_futures.K99]-[bitcoin_futures.K98])/[bitcoin_futures.K98]" table:style-name="ce1">
            <text:p>-0.015635831</text:p>
          </table:table-cell>
          <table:table-cell office:value-type="float" office:value="-1.6136433159987765E-2" table:formula="of:=([bitcoin_futures.L99]-[bitcoin_futures.L98])/[bitcoin_futures.L98]" table:style-name="ce1">
            <text:p>-0.016136433</text:p>
          </table:table-cell>
          <table:table-cell office:value-type="float" office:value="-1.6223627085078834E-2" table:formula="of:=([bitcoin_futures.M99]-[bitcoin_futures.M98])/[bitcoin_futures.M98]" table:style-name="ce1">
            <text:p>-0.016223627</text:p>
          </table:table-cell>
          <table:table-cell table:style-name="ce1"/>
          <table:table-cell office:value-type="float" office:value="-1.5881378895077524E-2" table:formula="of:=([bitcoin_futures.O99]-[bitcoin_futures.O98])/[bitcoin_futures.O98]" table:style-name="ce1">
            <text:p>-0.015881379</text:p>
          </table:table-cell>
          <table:table-cell table:number-columns-repeated="4" table:style-name="ce1"/>
          <table:table-cell office:value-type="float" office:value="-1.428233251795155E-2" table:formula="of:=[.E95]" table:style-name="ce1">
            <text:p>-0.014282333</text:p>
          </table:table-cell>
          <table:table-cell table:style-name="ce1"/>
          <table:table-cell office:value-type="float" office:value="31682.5" table:formula="of:=[bitcoin_futures.H98]*[.T$2]" table:style-name="ce1">
            <text:p>31682.5</text:p>
          </table:table-cell>
          <table:table-cell table:number-columns-repeated="16365"/>
        </table:table-row>
        <table:table-row table:style-name="ro1">
          <table:table-cell office:value-type="string" office:string-value="09.05.2024" table:formula="of:=[bitcoin_futures.A100]" table:style-name="ce1">
            <text:p>09.05.2024</text:p>
          </table:table-cell>
          <table:table-cell table:number-columns-repeated="3" table:style-name="ce1"/>
          <table:table-cell office:value-type="float" office:value="6.0838936919628559E-3" table:formula="of:=([bitcoin_futures.H100]-[bitcoin_futures.H99])/[bitcoin_futures.H99]" table:style-name="ce6">
            <text:p>0.006083894</text:p>
          </table:table-cell>
          <table:table-cell office:value-type="float" office:value="6.2788109998410425E-3" table:formula="of:=([bitcoin_futures.I100]-[bitcoin_futures.I99])/[bitcoin_futures.I99]" table:style-name="ce1">
            <text:p>0.006278811</text:p>
          </table:table-cell>
          <table:table-cell office:value-type="float" office:value="6.6214724893583479E-3" table:formula="of:=([bitcoin_futures.J100]-[bitcoin_futures.J99])/[bitcoin_futures.J99]" table:style-name="ce1">
            <text:p>0.006621472</text:p>
          </table:table-cell>
          <table:table-cell office:value-type="float" office:value="6.8857589984350548E-3" table:formula="of:=([bitcoin_futures.K100]-[bitcoin_futures.K99])/[bitcoin_futures.K99]" table:style-name="ce1">
            <text:p>0.006885759</text:p>
          </table:table-cell>
          <table:table-cell office:value-type="float" office:value="6.5293431791682861E-3" table:formula="of:=([bitcoin_futures.L100]-[bitcoin_futures.L99])/[bitcoin_futures.L99]" table:style-name="ce1">
            <text:p>0.006529343</text:p>
          </table:table-cell>
          <table:table-cell office:value-type="float" office:value="6.5035614741406006E-3" table:formula="of:=([bitcoin_futures.M100]-[bitcoin_futures.M99])/[bitcoin_futures.M99]" table:style-name="ce1">
            <text:p>0.006503561</text:p>
          </table:table-cell>
          <table:table-cell table:style-name="ce1"/>
          <table:table-cell office:value-type="float" office:value="6.4244741873804969E-3" table:formula="of:=([bitcoin_futures.O100]-[bitcoin_futures.O99])/[bitcoin_futures.O99]" table:style-name="ce1">
            <text:p>0.006424474</text:p>
          </table:table-cell>
          <table:table-cell table:number-columns-repeated="4" table:style-name="ce1"/>
          <table:table-cell office:value-type="float" office:value="6.0838936919628559E-3" table:formula="of:=[.E96]" table:style-name="ce1">
            <text:p>0.006083894</text:p>
          </table:table-cell>
          <table:table-cell table:style-name="ce1"/>
          <table:table-cell office:value-type="float" office:value="31230" table:formula="of:=[bitcoin_futures.H99]*[.T$2]" table:style-name="ce1">
            <text:p>31230</text:p>
          </table:table-cell>
          <table:table-cell table:number-columns-repeated="16365"/>
        </table:table-row>
        <table:table-row table:style-name="ro1">
          <table:table-cell office:value-type="string" office:string-value="10.05.2024" table:formula="of:=[bitcoin_futures.A101]" table:style-name="ce1">
            <text:p>10.05.2024</text:p>
          </table:table-cell>
          <table:table-cell table:number-columns-repeated="3" table:style-name="ce1"/>
          <table:table-cell office:value-type="float" office:value="-3.0076384468491407E-2" table:formula="of:=([bitcoin_futures.H101]-[bitcoin_futures.H100])/[bitcoin_futures.H100]" table:style-name="ce6">
            <text:p>-0.030076384</text:p>
          </table:table-cell>
          <table:table-cell office:value-type="float" office:value="-3.0408340573414423E-2" table:formula="of:=([bitcoin_futures.I101]-[bitcoin_futures.I100])/[bitcoin_futures.I100]" table:style-name="ce1">
            <text:p>-0.030408341</text:p>
          </table:table-cell>
          <table:table-cell office:value-type="float" office:value="-3.1010180109631951E-2" table:formula="of:=([bitcoin_futures.J101]-[bitcoin_futures.J100])/[bitcoin_futures.J100]" table:style-name="ce1">
            <text:p>-0.03101018</text:p>
          </table:table-cell>
          <table:table-cell office:value-type="float" office:value="-3.147342244327013E-2" table:formula="of:=([bitcoin_futures.K101]-[bitcoin_futures.K100])/[bitcoin_futures.K100]" table:style-name="ce1">
            <text:p>-0.031473422</text:p>
          </table:table-cell>
          <table:table-cell office:value-type="float" office:value="-3.1353772492084334E-2" table:formula="of:=([bitcoin_futures.L101]-[bitcoin_futures.L100])/[bitcoin_futures.L100]" table:style-name="ce1">
            <text:p>-0.031353772</text:p>
          </table:table-cell>
          <table:table-cell office:value-type="float" office:value="-3.0384615384615385E-2" table:formula="of:=([bitcoin_futures.M101]-[bitcoin_futures.M100])/[bitcoin_futures.M100]" table:style-name="ce1">
            <text:p>-0.030384615</text:p>
          </table:table-cell>
          <table:table-cell table:style-name="ce1"/>
          <table:table-cell office:value-type="float" office:value="-3.085340831370165E-2" table:formula="of:=([bitcoin_futures.O101]-[bitcoin_futures.O100])/[bitcoin_futures.O100]" table:style-name="ce1">
            <text:p>-0.030853408</text:p>
          </table:table-cell>
          <table:table-cell table:number-columns-repeated="4" table:style-name="ce1"/>
          <table:table-cell office:value-type="float" office:value="-3.0076384468491407E-2" table:formula="of:=[.E97]" table:style-name="ce1">
            <text:p>-0.030076384</text:p>
          </table:table-cell>
          <table:table-cell table:style-name="ce1"/>
          <table:table-cell office:value-type="float" office:value="31420" table:formula="of:=[bitcoin_futures.H100]*[.T$2]" table:style-name="ce1">
            <text:p>31420</text:p>
          </table:table-cell>
          <table:table-cell table:number-columns-repeated="16365"/>
        </table:table-row>
        <table:table-row table:style-name="ro1">
          <table:table-cell office:value-type="string" office:string-value="13.05.2024" table:formula="of:=[bitcoin_futures.A102]" table:style-name="ce1">
            <text:p>13.05.2024</text:p>
          </table:table-cell>
          <table:table-cell table:number-columns-repeated="3" table:style-name="ce1"/>
          <table:table-cell office:value-type="float" office:value="4.1509433962264149E-2" table:formula="of:=([bitcoin_futures.H102]-[bitcoin_futures.H101])/[bitcoin_futures.H101]" table:style-name="ce6">
            <text:p>0.041509434</text:p>
          </table:table-cell>
          <table:table-cell office:value-type="float" office:value="4.2196155099380905E-2" table:formula="of:=([bitcoin_futures.I102]-[bitcoin_futures.I101])/[bitcoin_futures.I101]" table:style-name="ce1">
            <text:p>0.042196155</text:p>
          </table:table-cell>
          <table:table-cell office:value-type="float" office:value="4.2750929368029739E-2" table:formula="of:=([bitcoin_futures.J102]-[bitcoin_futures.J101])/[bitcoin_futures.J101]" table:style-name="ce1">
            <text:p>0.042750929</text:p>
          </table:table-cell>
          <table:table-cell office:value-type="float" office:value="4.2927064109764906E-2" table:formula="of:=([bitcoin_futures.K102]-[bitcoin_futures.K101])/[bitcoin_futures.K101]" table:style-name="ce1">
            <text:p>0.042927064</text:p>
          </table:table-cell>
          <table:table-cell office:value-type="float" office:value="4.313162720242366E-2" table:formula="of:=([bitcoin_futures.L102]-[bitcoin_futures.L101])/[bitcoin_futures.L101]" table:style-name="ce1">
            <text:p>0.043131627</text:p>
          </table:table-cell>
          <table:table-cell office:value-type="float" office:value="4.2840142800476003E-2" table:formula="of:=([bitcoin_futures.M102]-[bitcoin_futures.M101])/[bitcoin_futures.M101]" table:style-name="ce1">
            <text:p>0.042840143</text:p>
          </table:table-cell>
          <table:table-cell table:style-name="ce1"/>
          <table:table-cell office:value-type="float" office:value="4.2421391045244256E-2" table:formula="of:=([bitcoin_futures.O102]-[bitcoin_futures.O101])/[bitcoin_futures.O101]" table:style-name="ce1">
            <text:p>0.042421391</text:p>
          </table:table-cell>
          <table:table-cell table:number-columns-repeated="4" table:style-name="ce1"/>
          <table:table-cell office:value-type="float" office:value="4.1509433962264149E-2" table:formula="of:=[.E98]" table:style-name="ce1">
            <text:p>0.041509434</text:p>
          </table:table-cell>
          <table:table-cell table:style-name="ce1"/>
          <table:table-cell office:value-type="float" office:value="30475" table:formula="of:=[bitcoin_futures.H101]*[.T$2]" table:style-name="ce1">
            <text:p>30475</text:p>
          </table:table-cell>
          <table:table-cell table:number-columns-repeated="16365"/>
        </table:table-row>
        <table:table-row table:style-name="ro1">
          <table:table-cell office:value-type="string" office:string-value="14.05.2024" table:formula="of:=[bitcoin_futures.A103]" table:style-name="ce1">
            <text:p>14.05.2024</text:p>
          </table:table-cell>
          <table:table-cell table:number-columns-repeated="3" table:style-name="ce1"/>
          <table:table-cell office:value-type="float" office:value="-2.5913673597983616E-2" table:formula="of:=([bitcoin_futures.H103]-[bitcoin_futures.H102])/[bitcoin_futures.H102]" table:style-name="ce6">
            <text:p>-0.025913674</text:p>
          </table:table-cell>
          <table:table-cell office:value-type="float" office:value="-2.5715178990151633E-2" table:formula="of:=([bitcoin_futures.I103]-[bitcoin_futures.I102])/[bitcoin_futures.I102]" table:style-name="ce1">
            <text:p>-0.025715179</text:p>
          </table:table-cell>
          <table:table-cell office:value-type="float" office:value="-2.5885452995427421E-2" table:formula="of:=([bitcoin_futures.J103]-[bitcoin_futures.J102])/[bitcoin_futures.J102]" table:style-name="ce1">
            <text:p>-0.025885453</text:p>
          </table:table-cell>
          <table:table-cell office:value-type="float" office:value="-2.5850130789352208E-2" table:formula="of:=([bitcoin_futures.K103]-[bitcoin_futures.K102])/[bitcoin_futures.K102]" table:style-name="ce1">
            <text:p>-0.025850131</text:p>
          </table:table-cell>
          <table:table-cell office:value-type="float" office:value="-2.5680220116172426E-2" table:formula="of:=([bitcoin_futures.L103]-[bitcoin_futures.L102])/[bitcoin_futures.L102]" table:style-name="ce1">
            <text:p>-0.02568022</text:p>
          </table:table-cell>
          <table:table-cell office:value-type="float" office:value="-2.5561049828832255E-2" table:formula="of:=([bitcoin_futures.M103]-[bitcoin_futures.M102])/[bitcoin_futures.M102]" table:style-name="ce1">
            <text:p>-0.02556105</text:p>
          </table:table-cell>
          <table:table-cell table:style-name="ce1"/>
          <table:table-cell office:value-type="float" office:value="-2.527455995185798E-2" table:formula="of:=([bitcoin_futures.O103]-[bitcoin_futures.O102])/[bitcoin_futures.O102]" table:style-name="ce1">
            <text:p>-0.02527456</text:p>
          </table:table-cell>
          <table:table-cell table:number-columns-repeated="4" table:style-name="ce1"/>
          <table:table-cell office:value-type="float" office:value="-2.5913673597983616E-2" table:formula="of:=[.E99]" table:style-name="ce1">
            <text:p>-0.025913674</text:p>
          </table:table-cell>
          <table:table-cell table:style-name="ce1"/>
          <table:table-cell office:value-type="float" office:value="31740" table:formula="of:=[bitcoin_futures.H102]*[.T$2]" table:style-name="ce1">
            <text:p>31740</text:p>
          </table:table-cell>
          <table:table-cell table:number-columns-repeated="16365"/>
        </table:table-row>
        <table:table-row table:style-name="ro1">
          <table:table-cell office:value-type="string" office:string-value="15.05.2024" table:formula="of:=[bitcoin_futures.A104]" table:style-name="ce1">
            <text:p>15.05.2024</text:p>
          </table:table-cell>
          <table:table-cell table:number-columns-repeated="3" table:style-name="ce1"/>
          <table:table-cell office:value-type="float" office:value="7.536185008490337E-2" table:formula="of:=([bitcoin_futures.H104]-[bitcoin_futures.H103])/[bitcoin_futures.H103]" table:style-name="ce6">
            <text:p>0.07536185</text:p>
          </table:table-cell>
          <table:table-cell office:value-type="float" office:value="7.5491375852386688E-2" table:formula="of:=([bitcoin_futures.I104]-[bitcoin_futures.I103])/[bitcoin_futures.I103]" table:style-name="ce1">
            <text:p>0.075491376</text:p>
          </table:table-cell>
          <table:table-cell office:value-type="float" office:value="7.6139708807383244E-2" table:formula="of:=([bitcoin_futures.J104]-[bitcoin_futures.J103])/[bitcoin_futures.J103]" table:style-name="ce1">
            <text:p>0.076139709</text:p>
          </table:table-cell>
          <table:table-cell office:value-type="float" office:value="7.7002053388090352E-2" table:formula="of:=([bitcoin_futures.K104]-[bitcoin_futures.K103])/[bitcoin_futures.K103]" table:style-name="ce1">
            <text:p>0.077002053</text:p>
          </table:table-cell>
          <table:table-cell office:value-type="float" office:value="7.8129902729839981E-2" table:formula="of:=([bitcoin_futures.L104]-[bitcoin_futures.L103])/[bitcoin_futures.L103]" table:style-name="ce1">
            <text:p>0.078129903</text:p>
          </table:table-cell>
          <table:table-cell office:value-type="float" office:value="7.8226247169958629E-2" table:formula="of:=([bitcoin_futures.M104]-[bitcoin_futures.M103])/[bitcoin_futures.M103]" table:style-name="ce1">
            <text:p>0.078226247</text:p>
          </table:table-cell>
          <table:table-cell table:style-name="ce1"/>
          <table:table-cell office:value-type="float" office:value="7.6863713536039519E-2" table:formula="of:=([bitcoin_futures.O104]-[bitcoin_futures.O103])/[bitcoin_futures.O103]" table:style-name="ce1">
            <text:p>0.076863714</text:p>
          </table:table-cell>
          <table:table-cell table:number-columns-repeated="4" table:style-name="ce1"/>
          <table:table-cell office:value-type="float" office:value="7.536185008490337E-2" table:formula="of:=[.E100]" table:style-name="ce1">
            <text:p>0.07536185</text:p>
          </table:table-cell>
          <table:table-cell table:style-name="ce1"/>
          <table:table-cell office:value-type="float" office:value="31162.5" table:formula="of:=[bitcoin_futures.I103]*[.T$2]" table:style-name="ce1">
            <text:p>31162.5</text:p>
          </table:table-cell>
          <table:table-cell table:number-columns-repeated="16365"/>
        </table:table-row>
        <table:table-row table:style-name="ro1">
          <table:table-cell office:value-type="string" office:string-value="16.05.2024" table:formula="of:=[bitcoin_futures.A105]" table:style-name="ce1">
            <text:p>16.05.2024</text:p>
          </table:table-cell>
          <table:table-cell table:number-columns-repeated="3" table:style-name="ce1"/>
          <table:table-cell office:value-type="float" office:value="-1.5790660951951276E-2" table:formula="of:=([bitcoin_futures.H105]-[bitcoin_futures.H104])/[bitcoin_futures.H104]" table:style-name="ce1">
            <text:p>-0.015790661</text:p>
          </table:table-cell>
          <table:table-cell office:value-type="float" office:value="-1.5440847381769356E-2" table:formula="of:=([bitcoin_futures.I105]-[bitcoin_futures.I104])/[bitcoin_futures.I104]" table:style-name="ce6">
            <text:p>-0.015440847</text:p>
          </table:table-cell>
          <table:table-cell office:value-type="float" office:value="-1.5082064172704421E-2" table:formula="of:=([bitcoin_futures.J105]-[bitcoin_futures.J104])/[bitcoin_futures.J104]" table:style-name="ce1">
            <text:p>-0.015082064</text:p>
          </table:table-cell>
          <table:table-cell office:value-type="float" office:value="-1.4592652342890665E-2" table:formula="of:=([bitcoin_futures.K105]-[bitcoin_futures.K104])/[bitcoin_futures.K104]" table:style-name="ce1">
            <text:p>-0.014592652</text:p>
          </table:table-cell>
          <table:table-cell office:value-type="float" office:value="-1.4333527357392316E-2" table:formula="of:=([bitcoin_futures.L105]-[bitcoin_futures.L104])/[bitcoin_futures.L104]" table:style-name="ce1">
            <text:p>-0.014333527</text:p>
          </table:table-cell>
          <table:table-cell office:value-type="float" office:value="-1.4336398522916516E-2" table:formula="of:=([bitcoin_futures.M105]-[bitcoin_futures.M104])/[bitcoin_futures.M104]" table:style-name="ce1">
            <text:p>-0.014336399</text:p>
          </table:table-cell>
          <table:table-cell table:style-name="ce1"/>
          <table:table-cell office:value-type="float" office:value="-1.411781568009173E-2" table:formula="of:=([bitcoin_futures.O105]-[bitcoin_futures.O104])/[bitcoin_futures.O104]" table:style-name="ce1">
            <text:p>-0.014117816</text:p>
          </table:table-cell>
          <table:table-cell table:number-columns-repeated="4" table:style-name="ce1"/>
          <table:table-cell office:value-type="float" office:value="-1.5440847381769356E-2" table:formula="of:=[.F101]" table:style-name="ce1">
            <text:p>-0.015440847</text:p>
          </table:table-cell>
          <table:table-cell table:style-name="ce1"/>
          <table:table-cell office:value-type="float" office:value="33515" table:formula="of:=[bitcoin_futures.I104]*[.T$2]" table:style-name="ce1">
            <text:p>33515</text:p>
          </table:table-cell>
          <table:table-cell table:number-columns-repeated="16365"/>
        </table:table-row>
        <table:table-row table:style-name="ro1">
          <table:table-cell office:value-type="string" office:string-value="17.05.2024" table:formula="of:=[bitcoin_futures.A106]" table:style-name="ce1">
            <text:p>17.05.2024</text:p>
          </table:table-cell>
          <table:table-cell table:number-columns-repeated="3" table:style-name="ce1"/>
          <table:table-cell office:value-type="float" office:value="2.9337611735044695E-2" table:formula="of:=([bitcoin_futures.H106]-[bitcoin_futures.H105])/[bitcoin_futures.H105]" table:style-name="ce1">
            <text:p>0.029337612</text:p>
          </table:table-cell>
          <table:table-cell office:value-type="float" office:value="2.9093113114629896E-2" table:formula="of:=([bitcoin_futures.I106]-[bitcoin_futures.I105])/[bitcoin_futures.I105]" table:style-name="ce6">
            <text:p>0.029093113</text:p>
          </table:table-cell>
          <table:table-cell office:value-type="float" office:value="2.919981984686984E-2" table:formula="of:=([bitcoin_futures.J106]-[bitcoin_futures.J105])/[bitcoin_futures.J105]" table:style-name="ce1">
            <text:p>0.02919982</text:p>
          </table:table-cell>
          <table:table-cell office:value-type="float" office:value="3.0361660961452597E-2" table:formula="of:=([bitcoin_futures.K106]-[bitcoin_futures.K105])/[bitcoin_futures.K105]" table:style-name="ce1">
            <text:p>0.030361661</text:p>
          </table:table-cell>
          <table:table-cell office:value-type="float" office:value="3.1446076622130358E-2" table:formula="of:=([bitcoin_futures.L106]-[bitcoin_futures.L105])/[bitcoin_futures.L105]" table:style-name="ce1">
            <text:p>0.031446077</text:p>
          </table:table-cell>
          <table:table-cell office:value-type="float" office:value="3.2615881877616985E-2" table:formula="of:=([bitcoin_futures.M106]-[bitcoin_futures.M105])/[bitcoin_futures.M105]" table:style-name="ce1">
            <text:p>0.032615882</text:p>
          </table:table-cell>
          <table:table-cell table:style-name="ce1"/>
          <table:table-cell office:value-type="float" office:value="3.096605364541688E-2" table:formula="of:=([bitcoin_futures.O106]-[bitcoin_futures.O105])/[bitcoin_futures.O105]" table:style-name="ce1">
            <text:p>0.030966054</text:p>
          </table:table-cell>
          <table:table-cell table:number-columns-repeated="4" table:style-name="ce1"/>
          <table:table-cell office:value-type="float" office:value="2.9093113114629896E-2" table:formula="of:=[.F102]" table:style-name="ce1">
            <text:p>0.029093113</text:p>
          </table:table-cell>
          <table:table-cell table:style-name="ce1"/>
          <table:table-cell office:value-type="float" office:value="32997.5" table:formula="of:=[bitcoin_futures.I105]*[.T$2]" table:style-name="ce1">
            <text:p>32997.5</text:p>
          </table:table-cell>
          <table:table-cell table:number-columns-repeated="16365"/>
        </table:table-row>
        <table:table-row table:style-name="ro1">
          <table:table-cell office:value-type="string" office:string-value="20.05.2024" table:formula="of:=[bitcoin_futures.A107]" table:style-name="ce1">
            <text:p>20.05.2024</text:p>
          </table:table-cell>
          <table:table-cell table:number-columns-repeated="3" table:style-name="ce1"/>
          <table:table-cell office:value-type="float" office:value="4.5572626734951382E-2" table:formula="of:=([bitcoin_futures.H107]-[bitcoin_futures.H106])/[bitcoin_futures.H106]" table:style-name="ce1">
            <text:p>0.045572627</text:p>
          </table:table-cell>
          <table:table-cell office:value-type="float" office:value="4.5350806154752267E-2" table:formula="of:=([bitcoin_futures.I107]-[bitcoin_futures.I106])/[bitcoin_futures.I106]" table:style-name="ce6">
            <text:p>0.045350806</text:p>
          </table:table-cell>
          <table:table-cell office:value-type="float" office:value="4.5146232951644667E-2" table:formula="of:=([bitcoin_futures.J107]-[bitcoin_futures.J106])/[bitcoin_futures.J106]" table:style-name="ce1">
            <text:p>0.045146233</text:p>
          </table:table-cell>
          <table:table-cell office:value-type="float" office:value="4.4561606240069336E-2" table:formula="of:=([bitcoin_futures.K107]-[bitcoin_futures.K106])/[bitcoin_futures.K106]" table:style-name="ce1">
            <text:p>0.044561606</text:p>
          </table:table-cell>
          <table:table-cell office:value-type="float" office:value="4.3655621555857727E-2" table:formula="of:=([bitcoin_futures.L107]-[bitcoin_futures.L106])/[bitcoin_futures.L106]" table:style-name="ce1">
            <text:p>0.043655622</text:p>
          </table:table-cell>
          <table:table-cell office:value-type="float" office:value="4.2114249128548054E-2" table:formula="of:=([bitcoin_futures.M107]-[bitcoin_futures.M106])/[bitcoin_futures.M106]" table:style-name="ce1">
            <text:p>0.042114249</text:p>
          </table:table-cell>
          <table:table-cell table:style-name="ce1"/>
          <table:table-cell office:value-type="float" office:value="4.3009236409786364E-2" table:formula="of:=([bitcoin_futures.O107]-[bitcoin_futures.O106])/[bitcoin_futures.O106]" table:style-name="ce1">
            <text:p>0.043009236</text:p>
          </table:table-cell>
          <table:table-cell table:number-columns-repeated="4" table:style-name="ce1"/>
          <table:table-cell office:value-type="float" office:value="4.5350806154752267E-2" table:formula="of:=[.F103]" table:style-name="ce1">
            <text:p>0.045350806</text:p>
          </table:table-cell>
          <table:table-cell table:style-name="ce1"/>
          <table:table-cell office:value-type="float" office:value="33957.5" table:formula="of:=[bitcoin_futures.I106]*[.T$2]" table:style-name="ce1">
            <text:p>33957.5</text:p>
          </table:table-cell>
          <table:table-cell table:number-columns-repeated="16365"/>
        </table:table-row>
        <table:table-row table:style-name="ro1">
          <table:table-cell office:value-type="string" office:string-value="21.05.2024" table:formula="of:=[bitcoin_futures.A108]" table:style-name="ce1">
            <text:p>21.05.2024</text:p>
          </table:table-cell>
          <table:table-cell table:number-columns-repeated="3" table:style-name="ce1"/>
          <table:table-cell office:value-type="float" office:value="-1.3274650386881522E-2" table:formula="of:=([bitcoin_futures.H108]-[bitcoin_futures.H107])/[bitcoin_futures.H107]" table:style-name="ce1">
            <text:p>-0.01327465</text:p>
          </table:table-cell>
          <table:table-cell office:value-type="float" office:value="-1.3169941545179238E-2" table:formula="of:=([bitcoin_futures.I108]-[bitcoin_futures.I107])/[bitcoin_futures.I107]" table:style-name="ce6">
            <text:p>-0.013169942</text:p>
          </table:table-cell>
          <table:table-cell office:value-type="float" office:value="-1.2979762735519889E-2" table:formula="of:=([bitcoin_futures.J108]-[bitcoin_futures.J107])/[bitcoin_futures.J107]" table:style-name="ce1">
            <text:p>-0.012979763</text:p>
          </table:table-cell>
          <table:table-cell office:value-type="float" office:value="-1.2099840973518634E-2" table:formula="of:=([bitcoin_futures.K108]-[bitcoin_futures.K107])/[bitcoin_futures.K107]" table:style-name="ce1">
            <text:p>-0.012099841</text:p>
          </table:table-cell>
          <table:table-cell office:value-type="float" office:value="-1.1177398340533497E-2" table:formula="of:=([bitcoin_futures.L108]-[bitcoin_futures.L107])/[bitcoin_futures.L107]" table:style-name="ce1">
            <text:p>-0.011177398</text:p>
          </table:table-cell>
          <table:table-cell office:value-type="float" office:value="-9.0108539832070445E-3" table:formula="of:=([bitcoin_futures.M108]-[bitcoin_futures.M107])/[bitcoin_futures.M107]" table:style-name="ce1">
            <text:p>-0.009010854</text:p>
          </table:table-cell>
          <table:table-cell table:style-name="ce1"/>
          <table:table-cell office:value-type="float" office:value="-1.1018725072669506E-2" table:formula="of:=([bitcoin_futures.O108]-[bitcoin_futures.O107])/[bitcoin_futures.O107]" table:style-name="ce1">
            <text:p>-0.011018725</text:p>
          </table:table-cell>
          <table:table-cell table:number-columns-repeated="4" table:style-name="ce1"/>
          <table:table-cell office:value-type="float" office:value="-1.3169941545179238E-2" table:formula="of:=[.F104]" table:style-name="ce1">
            <text:p>-0.013169942</text:p>
          </table:table-cell>
          <table:table-cell table:style-name="ce1"/>
          <table:table-cell office:value-type="float" office:value="35497.5" table:formula="of:=[bitcoin_futures.I107]*[.T$2]" table:style-name="ce1">
            <text:p>35497.5</text:p>
          </table:table-cell>
          <table:table-cell table:number-columns-repeated="16365"/>
        </table:table-row>
        <table:table-row table:style-name="ro1">
          <table:table-cell office:value-type="string" office:string-value="22.05.2024" table:formula="of:=[bitcoin_futures.A109]" table:style-name="ce1">
            <text:p>22.05.2024</text:p>
          </table:table-cell>
          <table:table-cell table:number-columns-repeated="3" table:style-name="ce1"/>
          <table:table-cell office:value-type="float" office:value="4.5323741007194246E-3" table:formula="of:=([bitcoin_futures.H109]-[bitcoin_futures.H108])/[bitcoin_futures.H108]" table:style-name="ce1">
            <text:p>0.004532374</text:p>
          </table:table-cell>
          <table:table-cell office:value-type="float" office:value="4.7102483585498142E-3" table:formula="of:=([bitcoin_futures.I109]-[bitcoin_futures.I108])/[bitcoin_futures.I108]" table:style-name="ce6">
            <text:p>0.004710248</text:p>
          </table:table-cell>
          <table:table-cell office:value-type="float" office:value="4.807692307692308E-3" table:formula="of:=([bitcoin_futures.J109]-[bitcoin_futures.J108])/[bitcoin_futures.J108]" table:style-name="ce1">
            <text:p>0.004807692</text:p>
          </table:table-cell>
          <table:table-cell office:value-type="float" office:value="4.8992161254199328E-3" table:formula="of:=([bitcoin_futures.K109]-[bitcoin_futures.K108])/[bitcoin_futures.K108]" table:style-name="ce1">
            <text:p>0.004899216</text:p>
          </table:table-cell>
          <table:table-cell office:value-type="float" office:value="4.7156726768377254E-3" table:formula="of:=([bitcoin_futures.L109]-[bitcoin_futures.L108])/[bitcoin_futures.L108]" table:style-name="ce1">
            <text:p>0.004715673</text:p>
          </table:table-cell>
          <table:table-cell office:value-type="float" office:value="3.7886615691947374E-3" table:formula="of:=([bitcoin_futures.M109]-[bitcoin_futures.M108])/[bitcoin_futures.M108]" table:style-name="ce1">
            <text:p>0.003788662</text:p>
          </table:table-cell>
          <table:table-cell table:style-name="ce1"/>
          <table:table-cell office:value-type="float" office:value="4.6479835953520164E-3" table:formula="of:=([bitcoin_futures.O109]-[bitcoin_futures.O108])/[bitcoin_futures.O108]" table:style-name="ce1">
            <text:p>0.004647984</text:p>
          </table:table-cell>
          <table:table-cell table:number-columns-repeated="4" table:style-name="ce1"/>
          <table:table-cell office:value-type="float" office:value="4.7102483585498142E-3" table:formula="of:=[.F105]" table:style-name="ce1">
            <text:p>0.004710248</text:p>
          </table:table-cell>
          <table:table-cell table:style-name="ce1"/>
          <table:table-cell office:value-type="float" office:value="35030" table:formula="of:=[bitcoin_futures.I108]*[.T$2]" table:style-name="ce1">
            <text:p>35030</text:p>
          </table:table-cell>
          <table:table-cell table:number-columns-repeated="16365"/>
        </table:table-row>
        <table:table-row table:style-name="ro1">
          <table:table-cell office:value-type="string" office:string-value="23.05.2024" table:formula="of:=[bitcoin_futures.A110]" table:style-name="ce1">
            <text:p>23.05.2024</text:p>
          </table:table-cell>
          <table:table-cell table:number-columns-repeated="3" table:style-name="ce1"/>
          <table:table-cell office:value-type="float" office:value="-3.7384516221442385E-2" table:formula="of:=([bitcoin_futures.H110]-[bitcoin_futures.H109])/[bitcoin_futures.H109]" table:style-name="ce1">
            <text:p>-0.037384516</text:p>
          </table:table-cell>
          <table:table-cell office:value-type="float" office:value="-3.7079130558317942E-2" table:formula="of:=([bitcoin_futures.I110]-[bitcoin_futures.I109])/[bitcoin_futures.I109]" table:style-name="ce6">
            <text:p>-0.037079131</text:p>
          </table:table-cell>
          <table:table-cell office:value-type="float" office:value="-3.7644244300591052E-2" table:formula="of:=([bitcoin_futures.J110]-[bitcoin_futures.J109])/[bitcoin_futures.J109]" table:style-name="ce1">
            <text:p>-0.037644244</text:p>
          </table:table-cell>
          <table:table-cell office:value-type="float" office:value="-3.7400752193898872E-2" table:formula="of:=([bitcoin_futures.K110]-[bitcoin_futures.K109])/[bitcoin_futures.K109]" table:style-name="ce1">
            <text:p>-0.037400752</text:p>
          </table:table-cell>
          <table:table-cell office:value-type="float" office:value="-3.7203202650469357E-2" table:formula="of:=([bitcoin_futures.L110]-[bitcoin_futures.L109])/[bitcoin_futures.L109]" table:style-name="ce1">
            <text:p>-0.037203203</text:p>
          </table:table-cell>
          <table:table-cell office:value-type="float" office:value="-3.6988745539390612E-2" table:formula="of:=([bitcoin_futures.M110]-[bitcoin_futures.M109])/[bitcoin_futures.M109]" table:style-name="ce1">
            <text:p>-0.036988746</text:p>
          </table:table-cell>
          <table:table-cell table:style-name="ce1"/>
          <table:table-cell office:value-type="float" office:value="-3.6671656007620082E-2" table:formula="of:=([bitcoin_futures.O110]-[bitcoin_futures.O109])/[bitcoin_futures.O109]" table:style-name="ce1">
            <text:p>-0.036671656</text:p>
          </table:table-cell>
          <table:table-cell table:number-columns-repeated="4" table:style-name="ce1"/>
          <table:table-cell office:value-type="float" office:value="-3.7079130558317942E-2" table:formula="of:=[.F106]" table:style-name="ce1">
            <text:p>-0.037079131</text:p>
          </table:table-cell>
          <table:table-cell table:style-name="ce1"/>
          <table:table-cell office:value-type="float" office:value="35195" table:formula="of:=[bitcoin_futures.I109]*[.T$2]" table:style-name="ce1">
            <text:p>35195</text:p>
          </table:table-cell>
          <table:table-cell table:number-columns-repeated="16365"/>
        </table:table-row>
        <table:table-row table:style-name="ro1">
          <table:table-cell office:value-type="string" office:string-value="24.05.2024" table:formula="of:=[bitcoin_futures.A111]" table:style-name="ce1">
            <text:p>24.05.2024</text:p>
          </table:table-cell>
          <table:table-cell table:number-columns-repeated="3" table:style-name="ce1"/>
          <table:table-cell office:value-type="float" office:value="3.3777248716613348E-2" table:formula="of:=([bitcoin_futures.H111]-[bitcoin_futures.H110])/[bitcoin_futures.H110]" table:style-name="ce1">
            <text:p>0.033777249</text:p>
          </table:table-cell>
          <table:table-cell office:value-type="float" office:value="3.3712009442313368E-2" table:formula="of:=([bitcoin_futures.I111]-[bitcoin_futures.I110])/[bitcoin_futures.I110]" table:style-name="ce6">
            <text:p>0.033712009</text:p>
          </table:table-cell>
          <table:table-cell office:value-type="float" office:value="3.4071799371207134E-2" table:formula="of:=([bitcoin_futures.J111]-[bitcoin_futures.J110])/[bitcoin_futures.J110]" table:style-name="ce1">
            <text:p>0.034071799</text:p>
          </table:table-cell>
          <table:table-cell office:value-type="float" office:value="3.4006222415165328E-2" table:formula="of:=([bitcoin_futures.K111]-[bitcoin_futures.K110])/[bitcoin_futures.K110]" table:style-name="ce1">
            <text:p>0.034006222</text:p>
          </table:table-cell>
          <table:table-cell office:value-type="float" office:value="3.383755107893039E-2" table:formula="of:=([bitcoin_futures.L111]-[bitcoin_futures.L110])/[bitcoin_futures.L110]" table:style-name="ce1">
            <text:p>0.033837551</text:p>
          </table:table-cell>
          <table:table-cell office:value-type="float" office:value="3.3635003206727E-2" table:formula="of:=([bitcoin_futures.M111]-[bitcoin_futures.M110])/[bitcoin_futures.M110]" table:style-name="ce1">
            <text:p>0.033635003</text:p>
          </table:table-cell>
          <table:table-cell table:style-name="ce1"/>
          <table:table-cell office:value-type="float" office:value="3.333568754855569E-2" table:formula="of:=([bitcoin_futures.O111]-[bitcoin_futures.O110])/[bitcoin_futures.O110]" table:style-name="ce1">
            <text:p>0.033335688</text:p>
          </table:table-cell>
          <table:table-cell table:number-columns-repeated="4" table:style-name="ce1"/>
          <table:table-cell office:value-type="float" office:value="3.3712009442313368E-2" table:formula="of:=[.F107]" table:style-name="ce1">
            <text:p>0.033712009</text:p>
          </table:table-cell>
          <table:table-cell table:style-name="ce1"/>
          <table:table-cell office:value-type="float" office:value="33890" table:formula="of:=[bitcoin_futures.I110]*[.T$2]" table:style-name="ce1">
            <text:p>33890</text:p>
          </table:table-cell>
          <table:table-cell table:number-columns-repeated="16365"/>
        </table:table-row>
        <table:table-row table:style-name="ro1">
          <table:table-cell office:value-type="string" office:string-value="27.05.2024" table:formula="of:=[bitcoin_futures.A112]" table:style-name="ce1">
            <text:p>27.05.2024</text:p>
          </table:table-cell>
          <table:table-cell table:number-columns-repeated="3" table:style-name="ce1"/>
          <table:table-cell office:value-type="float" office:value="0" table:formula="of:=([bitcoin_futures.H112]-[bitcoin_futures.H111])/[bitcoin_futures.H111]" table:style-name="ce1">
            <text:p>0</text:p>
          </table:table-cell>
          <table:table-cell office:value-type="float" office:value="0" table:formula="of:=([bitcoin_futures.I112]-[bitcoin_futures.I111])/[bitcoin_futures.I111]" table:style-name="ce6">
            <text:p>0</text:p>
          </table:table-cell>
          <table:table-cell office:value-type="float" office:value="0" table:formula="of:=([bitcoin_futures.J112]-[bitcoin_futures.J111])/[bitcoin_futures.J111]" table:style-name="ce1">
            <text:p>0</text:p>
          </table:table-cell>
          <table:table-cell office:value-type="float" office:value="0" table:formula="of:=([bitcoin_futures.K112]-[bitcoin_futures.K111])/[bitcoin_futures.K111]" table:style-name="ce1">
            <text:p>0</text:p>
          </table:table-cell>
          <table:table-cell office:value-type="float" office:value="0" table:formula="of:=([bitcoin_futures.L112]-[bitcoin_futures.L111])/[bitcoin_futures.L111]" table:style-name="ce1">
            <text:p>0</text:p>
          </table:table-cell>
          <table:table-cell office:value-type="float" office:value="0" table:formula="of:=([bitcoin_futures.M112]-[bitcoin_futures.M111])/[bitcoin_futures.M111]" table:style-name="ce1">
            <text:p>0</text:p>
          </table:table-cell>
          <table:table-cell table:style-name="ce1"/>
          <table:table-cell office:value-type="float" office:value="0" table:formula="of:=([bitcoin_futures.O112]-[bitcoin_futures.O111])/[bitcoin_futures.O111]" table:style-name="ce1">
            <text:p>0</text:p>
          </table:table-cell>
          <table:table-cell table:number-columns-repeated="4" table:style-name="ce1"/>
          <table:table-cell office:value-type="float" office:value="0" table:formula="of:=[.F108]" table:style-name="ce1">
            <text:p>0</text:p>
          </table:table-cell>
          <table:table-cell table:style-name="ce1"/>
          <table:table-cell office:value-type="float" office:value="35032.5" table:formula="of:=[bitcoin_futures.I111]*[.T$2]" table:style-name="ce1">
            <text:p>35032.5</text:p>
          </table:table-cell>
          <table:table-cell table:number-columns-repeated="16365"/>
        </table:table-row>
        <table:table-row table:style-name="ro1">
          <table:table-cell office:value-type="string" office:string-value="28.05.2024" table:formula="of:=[bitcoin_futures.A113]" table:style-name="ce1">
            <text:p>28.05.2024</text:p>
          </table:table-cell>
          <table:table-cell table:number-columns-repeated="3" table:style-name="ce1"/>
          <table:table-cell office:value-type="float" office:value="-1.4681540122346168E-2" table:formula="of:=([bitcoin_futures.H113]-[bitcoin_futures.H112])/[bitcoin_futures.H112]" table:style-name="ce1">
            <text:p>-0.01468154</text:p>
          </table:table-cell>
          <table:table-cell office:value-type="float" office:value="-1.4129736673089274E-2" table:formula="of:=([bitcoin_futures.I113]-[bitcoin_futures.I112])/[bitcoin_futures.I112]" table:style-name="ce6">
            <text:p>-0.014129737</text:p>
          </table:table-cell>
          <table:table-cell office:value-type="float" office:value="-1.4424096726295695E-2" table:formula="of:=([bitcoin_futures.J113]-[bitcoin_futures.J112])/[bitcoin_futures.J112]" table:style-name="ce1">
            <text:p>-0.014424097</text:p>
          </table:table-cell>
          <table:table-cell office:value-type="float" office:value="-1.4344692463788397E-2" table:formula="of:=([bitcoin_futures.K113]-[bitcoin_futures.K112])/[bitcoin_futures.K112]" table:style-name="ce1">
            <text:p>-0.014344692</text:p>
          </table:table-cell>
          <table:table-cell office:value-type="float" office:value="-1.4354066985645933E-2" table:formula="of:=([bitcoin_futures.L113]-[bitcoin_futures.L112])/[bitcoin_futures.L112]" table:style-name="ce1">
            <text:p>-0.014354067</text:p>
          </table:table-cell>
          <table:table-cell office:value-type="float" office:value="-1.40641158221303E-2" table:formula="of:=([bitcoin_futures.M113]-[bitcoin_futures.M112])/[bitcoin_futures.M112]" table:style-name="ce1">
            <text:p>-0.014064116</text:p>
          </table:table-cell>
          <table:table-cell table:style-name="ce1"/>
          <table:table-cell office:value-type="float" office:value="-1.4148041828993234E-2" table:formula="of:=([bitcoin_futures.O113]-[bitcoin_futures.O112])/[bitcoin_futures.O112]" table:style-name="ce1">
            <text:p>-0.014148042</text:p>
          </table:table-cell>
          <table:table-cell table:number-columns-repeated="4" table:style-name="ce1"/>
          <table:table-cell office:value-type="float" office:value="-1.4129736673089274E-2" table:formula="of:=[.F109]" table:style-name="ce1">
            <text:p>-0.014129737</text:p>
          </table:table-cell>
          <table:table-cell table:style-name="ce1"/>
          <table:table-cell office:value-type="float" office:value="35032.5" table:formula="of:=[bitcoin_futures.I112]*[.T$2]" table:style-name="ce1">
            <text:p>35032.5</text:p>
          </table:table-cell>
          <table:table-cell table:number-columns-repeated="16365"/>
        </table:table-row>
        <table:table-row table:style-name="ro1">
          <table:table-cell office:value-type="string" office:string-value="29.05.2024" table:formula="of:=[bitcoin_futures.A114]" table:style-name="ce1">
            <text:p>29.05.2024</text:p>
          </table:table-cell>
          <table:table-cell table:number-columns-repeated="3" table:style-name="ce1"/>
          <table:table-cell office:value-type="float" office:value="-1.8552333649842961E-2" table:formula="of:=([bitcoin_futures.H114]-[bitcoin_futures.H113])/[bitcoin_futures.H113]" table:style-name="ce1">
            <text:p>-0.018552334</text:p>
          </table:table-cell>
          <table:table-cell office:value-type="float" office:value="-1.8747737965979009E-2" table:formula="of:=([bitcoin_futures.I114]-[bitcoin_futures.I113])/[bitcoin_futures.I113]" table:style-name="ce6">
            <text:p>-0.018747738</text:p>
          </table:table-cell>
          <table:table-cell office:value-type="float" office:value="-1.8580959896692732E-2" table:formula="of:=([bitcoin_futures.J114]-[bitcoin_futures.J113])/[bitcoin_futures.J113]" table:style-name="ce1">
            <text:p>-0.01858096</text:p>
          </table:table-cell>
          <table:table-cell office:value-type="float" office:value="-1.8742013346585262E-2" table:formula="of:=([bitcoin_futures.K114]-[bitcoin_futures.K113])/[bitcoin_futures.K113]" table:style-name="ce1">
            <text:p>-0.018742013</text:p>
          </table:table-cell>
          <table:table-cell office:value-type="float" office:value="-1.8362178134233853E-2" table:formula="of:=([bitcoin_futures.L114]-[bitcoin_futures.L113])/[bitcoin_futures.L113]" table:style-name="ce1">
            <text:p>-0.018362178</text:p>
          </table:table-cell>
          <table:table-cell office:value-type="float" office:value="-1.6572267673589259E-2" table:formula="of:=([bitcoin_futures.M114]-[bitcoin_futures.M113])/[bitcoin_futures.M113]" table:style-name="ce1">
            <text:p>-0.016572268</text:p>
          </table:table-cell>
          <table:table-cell table:style-name="ce1"/>
          <table:table-cell office:value-type="float" office:value="-1.8094841930116474E-2" table:formula="of:=([bitcoin_futures.O114]-[bitcoin_futures.O113])/[bitcoin_futures.O113]" table:style-name="ce1">
            <text:p>-0.018094842</text:p>
          </table:table-cell>
          <table:table-cell table:number-columns-repeated="4" table:style-name="ce1"/>
          <table:table-cell office:value-type="float" office:value="-1.8747737965979009E-2" table:formula="of:=[.F110]" table:style-name="ce1">
            <text:p>-0.018747738</text:p>
          </table:table-cell>
          <table:table-cell table:style-name="ce1"/>
          <table:table-cell office:value-type="float" office:value="34537.5" table:formula="of:=[bitcoin_futures.I113]*[.T$2]" table:style-name="ce1">
            <text:p>34537.5</text:p>
          </table:table-cell>
          <table:table-cell table:number-columns-repeated="16365"/>
        </table:table-row>
        <table:table-row table:style-name="ro1">
          <table:table-cell office:value-type="string" office:string-value="30.05.2024" table:formula="of:=[bitcoin_futures.A115]" table:style-name="ce1">
            <text:p>30.05.2024</text:p>
          </table:table-cell>
          <table:table-cell table:number-columns-repeated="3" table:style-name="ce1"/>
          <table:table-cell office:value-type="float" office:value="2.2177569397931085E-2" table:formula="of:=([bitcoin_futures.H115]-[bitcoin_futures.H114])/[bitcoin_futures.H114]" table:style-name="ce1">
            <text:p>0.022177569</text:p>
          </table:table-cell>
          <table:table-cell office:value-type="float" office:value="2.3089406904691648E-2" table:formula="of:=([bitcoin_futures.I115]-[bitcoin_futures.I114])/[bitcoin_futures.I114]" table:style-name="ce6">
            <text:p>0.023089407</text:p>
          </table:table-cell>
          <table:table-cell office:value-type="float" office:value="2.3464912280701754E-2" table:formula="of:=([bitcoin_futures.J115]-[bitcoin_futures.J114])/[bitcoin_futures.J114]" table:style-name="ce1">
            <text:p>0.023464912</text:p>
          </table:table-cell>
          <table:table-cell office:value-type="float" office:value="2.3947330342931557E-2" table:formula="of:=([bitcoin_futures.K115]-[bitcoin_futures.K114])/[bitcoin_futures.K114]" table:style-name="ce1">
            <text:p>0.02394733</text:p>
          </table:table-cell>
          <table:table-cell office:value-type="float" office:value="2.3865835304235649E-2" table:formula="of:=([bitcoin_futures.L115]-[bitcoin_futures.L114])/[bitcoin_futures.L114]" table:style-name="ce1">
            <text:p>0.023865835</text:p>
          </table:table-cell>
          <table:table-cell office:value-type="float" office:value="2.3677474402730374E-2" table:formula="of:=([bitcoin_futures.M115]-[bitcoin_futures.M114])/[bitcoin_futures.M114]" table:style-name="ce1">
            <text:p>0.023677474</text:p>
          </table:table-cell>
          <table:table-cell table:style-name="ce1"/>
          <table:table-cell office:value-type="float" office:value="2.3511967803431476E-2" table:formula="of:=([bitcoin_futures.O115]-[bitcoin_futures.O114])/[bitcoin_futures.O114]" table:style-name="ce1">
            <text:p>0.023511968</text:p>
          </table:table-cell>
          <table:table-cell table:number-columns-repeated="4" table:style-name="ce1"/>
          <table:table-cell office:value-type="float" office:value="2.3089406904691648E-2" table:formula="of:=[.F111]" table:style-name="ce1">
            <text:p>0.023089407</text:p>
          </table:table-cell>
          <table:table-cell table:style-name="ce1"/>
          <table:table-cell office:value-type="float" office:value="33890" table:formula="of:=[bitcoin_futures.I114]*[.T$2]" table:style-name="ce1">
            <text:p>33890</text:p>
          </table:table-cell>
          <table:table-cell table:number-columns-repeated="16365"/>
        </table:table-row>
        <table:table-row table:style-name="ro1">
          <table:table-cell office:value-type="string" office:string-value="31.05.2024" table:formula="of:=[bitcoin_futures.A116]" table:style-name="ce1">
            <text:p>31.05.2024</text:p>
          </table:table-cell>
          <table:table-cell table:number-columns-repeated="3" table:style-name="ce1"/>
          <table:table-cell office:value-type="float" office:value="-1.5162722970513329E-2" table:formula="of:=([bitcoin_futures.H116]-[bitcoin_futures.H115])/[bitcoin_futures.H115]" table:style-name="ce1">
            <text:p>-0.015162723</text:p>
          </table:table-cell>
          <table:table-cell office:value-type="float" office:value="-1.8891051986444588E-2" table:formula="of:=([bitcoin_futures.I116]-[bitcoin_futures.I115])/[bitcoin_futures.I115]" table:style-name="ce6">
            <text:p>-0.018891052</text:p>
          </table:table-cell>
          <table:table-cell office:value-type="float" office:value="-1.9998571530604956E-2" table:formula="of:=([bitcoin_futures.J116]-[bitcoin_futures.J115])/[bitcoin_futures.J115]" table:style-name="ce1">
            <text:p>-0.019998572</text:p>
          </table:table-cell>
          <table:table-cell office:value-type="float" office:value="-1.9642478626439624E-2" table:formula="of:=([bitcoin_futures.K116]-[bitcoin_futures.K115])/[bitcoin_futures.K115]" table:style-name="ce1">
            <text:p>-0.019642479</text:p>
          </table:table-cell>
          <table:table-cell office:value-type="float" office:value="-1.9599608007839844E-2" table:formula="of:=([bitcoin_futures.L116]-[bitcoin_futures.L115])/[bitcoin_futures.L115]" table:style-name="ce1">
            <text:p>-0.019599608</text:p>
          </table:table-cell>
          <table:table-cell office:value-type="float" office:value="-1.9517955129540878E-2" table:formula="of:=([bitcoin_futures.M116]-[bitcoin_futures.M115])/[bitcoin_futures.M115]" table:style-name="ce1">
            <text:p>-0.019517955</text:p>
          </table:table-cell>
          <table:table-cell table:style-name="ce1"/>
          <table:table-cell office:value-type="float" office:value="-1.9315673289183224E-2" table:formula="of:=([bitcoin_futures.O116]-[bitcoin_futures.O115])/[bitcoin_futures.O115]" table:style-name="ce1">
            <text:p>-0.019315673</text:p>
          </table:table-cell>
          <table:table-cell table:number-columns-repeated="4" table:style-name="ce1"/>
          <table:table-cell office:value-type="float" office:value="-1.8891051986444588E-2" table:formula="of:=[.F112]" table:style-name="ce1">
            <text:p>-0.018891052</text:p>
          </table:table-cell>
          <table:table-cell table:style-name="ce1"/>
          <table:table-cell office:value-type="float" office:value="34672.5" table:formula="of:=[bitcoin_futures.I115]*[.T$2]" table:style-name="ce1">
            <text:p>34672.5</text:p>
          </table:table-cell>
          <table:table-cell table:number-columns-repeated="16365"/>
        </table:table-row>
        <table:table-row table:style-name="ro1">
          <table:table-cell office:value-type="string" office:string-value="03.06.2024" table:formula="of:=[bitcoin_futures.A117]" table:style-name="ce1">
            <text:p>03.06.2024</text:p>
          </table:table-cell>
          <table:table-cell table:number-columns-repeated="4" table:style-name="ce1"/>
          <table:table-cell office:value-type="float" office:value="2.3884765194385243E-2" table:formula="of:=([bitcoin_futures.I117]-[bitcoin_futures.I116])/[bitcoin_futures.I116]" table:style-name="ce6">
            <text:p>0.023884765</text:p>
          </table:table-cell>
          <table:table-cell office:value-type="float" office:value="2.434224910720793E-2" table:formula="of:=([bitcoin_futures.J117]-[bitcoin_futures.J116])/[bitcoin_futures.J116]" table:style-name="ce1">
            <text:p>0.024342249</text:p>
          </table:table-cell>
          <table:table-cell office:value-type="float" office:value="2.4432432432432434E-2" table:formula="of:=([bitcoin_futures.K117]-[bitcoin_futures.K116])/[bitcoin_futures.K116]" table:style-name="ce1">
            <text:p>0.024432432</text:p>
          </table:table-cell>
          <table:table-cell office:value-type="float" office:value="2.47750963872626E-2" table:formula="of:=([bitcoin_futures.L117]-[bitcoin_futures.L116])/[bitcoin_futures.L116]" table:style-name="ce1">
            <text:p>0.024775096</text:p>
          </table:table-cell>
          <table:table-cell office:value-type="float" office:value="2.5219608954378012E-2" table:formula="of:=([bitcoin_futures.M117]-[bitcoin_futures.M116])/[bitcoin_futures.M116]" table:style-name="ce1">
            <text:p>0.025219609</text:p>
          </table:table-cell>
          <table:table-cell office:value-type="float" office:value="2.4040489245044285E-2" table:formula="of:=([bitcoin_futures.N117]-[bitcoin_futures.N116])/[bitcoin_futures.N116]" table:style-name="ce1">
            <text:p>0.024040489</text:p>
          </table:table-cell>
          <table:table-cell office:value-type="float" office:value="2.8840742824985933E-2" table:formula="of:=([bitcoin_futures.O117]-[bitcoin_futures.O116])/[bitcoin_futures.O116]" table:style-name="ce1">
            <text:p>0.028840743</text:p>
          </table:table-cell>
          <table:table-cell table:number-columns-repeated="4" table:style-name="ce1"/>
          <table:table-cell office:value-type="float" office:value="2.3884765194385243E-2" table:formula="of:=[.F113]" table:style-name="ce1">
            <text:p>0.023884765</text:p>
          </table:table-cell>
          <table:table-cell table:style-name="ce1"/>
          <table:table-cell office:value-type="float" office:value="34017.5" table:formula="of:=[bitcoin_futures.I116]*[.T$2]" table:style-name="ce1">
            <text:p>34017.5</text:p>
          </table:table-cell>
          <table:table-cell table:number-columns-repeated="16365"/>
        </table:table-row>
        <table:table-row table:style-name="ro1">
          <table:table-cell office:value-type="string" office:string-value="04.06.2024" table:formula="of:=[bitcoin_futures.A118]" table:style-name="ce1">
            <text:p>04.06.2024</text:p>
          </table:table-cell>
          <table:table-cell table:number-columns-repeated="4" table:style-name="ce1"/>
          <table:table-cell office:value-type="float" office:value="2.0456503014642548E-2" table:formula="of:=([bitcoin_futures.I118]-[bitcoin_futures.I117])/[bitcoin_futures.I117]" table:style-name="ce6">
            <text:p>0.020456503</text:p>
          </table:table-cell>
          <table:table-cell office:value-type="float" office:value="2.056207755247243E-2" table:formula="of:=([bitcoin_futures.J118]-[bitcoin_futures.J117])/[bitcoin_futures.J117]" table:style-name="ce1">
            <text:p>0.020562078</text:p>
          </table:table-cell>
          <table:table-cell office:value-type="float" office:value="2.0613479667933025E-2" table:formula="of:=([bitcoin_futures.K118]-[bitcoin_futures.K117])/[bitcoin_futures.K117]" table:style-name="ce1">
            <text:p>0.02061348</text:p>
          </table:table-cell>
          <table:table-cell office:value-type="float" office:value="2.027450707169233E-2" table:formula="of:=([bitcoin_futures.L118]-[bitcoin_futures.L117])/[bitcoin_futures.L117]" table:style-name="ce1">
            <text:p>0.020274507</text:p>
          </table:table-cell>
          <table:table-cell office:value-type="float" office:value="2.0453289110005528E-2" table:formula="of:=([bitcoin_futures.M118]-[bitcoin_futures.M117])/[bitcoin_futures.M117]" table:style-name="ce1">
            <text:p>0.020453289</text:p>
          </table:table-cell>
          <table:table-cell office:value-type="float" office:value="1.9906644700713894E-2" table:formula="of:=([bitcoin_futures.N118]-[bitcoin_futures.N117])/[bitcoin_futures.N117]" table:style-name="ce1">
            <text:p>0.019906645</text:p>
          </table:table-cell>
          <table:table-cell office:value-type="float" office:value="1.9690961301791331E-2" table:formula="of:=([bitcoin_futures.O118]-[bitcoin_futures.O117])/[bitcoin_futures.O117]" table:style-name="ce1">
            <text:p>0.019690961</text:p>
          </table:table-cell>
          <table:table-cell table:number-columns-repeated="4" table:style-name="ce1"/>
          <table:table-cell office:value-type="float" office:value="2.0456503014642548E-2" table:formula="of:=[.F114]" table:style-name="ce1">
            <text:p>0.020456503</text:p>
          </table:table-cell>
          <table:table-cell table:style-name="ce1"/>
          <table:table-cell office:value-type="float" office:value="34830" table:formula="of:=[bitcoin_futures.I117]*[.T$2]" table:style-name="ce1">
            <text:p>34830</text:p>
          </table:table-cell>
          <table:table-cell table:number-columns-repeated="16365"/>
        </table:table-row>
        <table:table-row table:style-name="ro1">
          <table:table-cell office:value-type="string" office:string-value="05.06.2024" table:formula="of:=[bitcoin_futures.A119]" table:style-name="ce1">
            <text:p>05.06.2024</text:p>
          </table:table-cell>
          <table:table-cell table:number-columns-repeated="4" table:style-name="ce1"/>
          <table:table-cell office:value-type="float" office:value="1.1324470704086657E-2" table:formula="of:=([bitcoin_futures.I119]-[bitcoin_futures.I118])/[bitcoin_futures.I118]" table:style-name="ce6">
            <text:p>0.011324471</text:p>
          </table:table-cell>
          <table:table-cell office:value-type="float" office:value="1.1503067484662576E-2" table:formula="of:=([bitcoin_futures.J119]-[bitcoin_futures.J118])/[bitcoin_futures.J118]" table:style-name="ce1">
            <text:p>0.011503067</text:p>
          </table:table-cell>
          <table:table-cell office:value-type="float" office:value="1.144275177500517E-2" table:formula="of:=([bitcoin_futures.K119]-[bitcoin_futures.K118])/[bitcoin_futures.K118]" table:style-name="ce1">
            <text:p>0.011442752</text:p>
          </table:table-cell>
          <table:table-cell office:value-type="float" office:value="1.1403987981425841E-2" table:formula="of:=([bitcoin_futures.L119]-[bitcoin_futures.L118])/[bitcoin_futures.L118]" table:style-name="ce1">
            <text:p>0.011403988</text:p>
          </table:table-cell>
          <table:table-cell office:value-type="float" office:value="1.1105092091007584E-2" table:formula="of:=([bitcoin_futures.M119]-[bitcoin_futures.M118])/[bitcoin_futures.M118]" table:style-name="ce1">
            <text:p>0.011105092</text:p>
          </table:table-cell>
          <table:table-cell office:value-type="float" office:value="1.1980078072418899E-2" table:formula="of:=([bitcoin_futures.N119]-[bitcoin_futures.N118])/[bitcoin_futures.N118]" table:style-name="ce1">
            <text:p>0.011980078</text:p>
          </table:table-cell>
          <table:table-cell office:value-type="float" office:value="1.1197532519780073E-2" table:formula="of:=([bitcoin_futures.O119]-[bitcoin_futures.O118])/[bitcoin_futures.O118]" table:style-name="ce1">
            <text:p>0.011197533</text:p>
          </table:table-cell>
          <table:table-cell table:number-columns-repeated="4" table:style-name="ce1"/>
          <table:table-cell office:value-type="float" office:value="1.1324470704086657E-2" table:formula="of:=[.F115]" table:style-name="ce1">
            <text:p>0.011324471</text:p>
          </table:table-cell>
          <table:table-cell table:style-name="ce1"/>
          <table:table-cell office:value-type="float" office:value="35542.5" table:formula="of:=[bitcoin_futures.I118]*[.T$2]" table:style-name="ce1">
            <text:p>35542.5</text:p>
          </table:table-cell>
          <table:table-cell table:number-columns-repeated="16365"/>
        </table:table-row>
        <table:table-row table:style-name="ro1">
          <table:table-cell office:value-type="string" office:string-value="06.06.2024" table:formula="of:=[bitcoin_futures.A120]" table:style-name="ce1">
            <text:p>06.06.2024</text:p>
          </table:table-cell>
          <table:table-cell table:number-columns-repeated="4" table:style-name="ce1"/>
          <table:table-cell office:value-type="float" office:value="-1.2936430657949645E-2" table:formula="of:=([bitcoin_futures.I120]-[bitcoin_futures.I119])/[bitcoin_futures.I119]" table:style-name="ce6">
            <text:p>-0.012936431</text:p>
          </table:table-cell>
          <table:table-cell office:value-type="float" office:value="-1.3233165621338479E-2" table:formula="of:=([bitcoin_futures.J120]-[bitcoin_futures.J119])/[bitcoin_futures.J119]" table:style-name="ce1">
            <text:p>-0.013233166</text:p>
          </table:table-cell>
          <table:table-cell office:value-type="float" office:value="-1.3085258638315273E-2" table:formula="of:=([bitcoin_futures.K120]-[bitcoin_futures.K119])/[bitcoin_futures.K119]" table:style-name="ce1">
            <text:p>-0.013085259</text:p>
          </table:table-cell>
          <table:table-cell office:value-type="float" office:value="-1.3300924988184458E-2" table:formula="of:=([bitcoin_futures.L120]-[bitcoin_futures.L119])/[bitcoin_futures.L119]" table:style-name="ce1">
            <text:p>-0.013300925</text:p>
          </table:table-cell>
          <table:table-cell office:value-type="float" office:value="-1.3728904366461292E-2" table:formula="of:=([bitcoin_futures.M120]-[bitcoin_futures.M119])/[bitcoin_futures.M119]" table:style-name="ce1">
            <text:p>-0.013728904</text:p>
          </table:table-cell>
          <table:table-cell office:value-type="float" office:value="-1.3633945198191008E-2" table:formula="of:=([bitcoin_futures.N120]-[bitcoin_futures.N119])/[bitcoin_futures.N119]" table:style-name="ce1">
            <text:p>-0.013633945</text:p>
          </table:table-cell>
          <table:table-cell office:value-type="float" office:value="-1.3062794244413501E-2" table:formula="of:=([bitcoin_futures.O120]-[bitcoin_futures.O119])/[bitcoin_futures.O119]" table:style-name="ce1">
            <text:p>-0.013062794</text:p>
          </table:table-cell>
          <table:table-cell table:number-columns-repeated="4" table:style-name="ce1"/>
          <table:table-cell office:value-type="float" office:value="-1.2936430657949645E-2" table:formula="of:=[.F116]" table:style-name="ce1">
            <text:p>-0.012936431</text:p>
          </table:table-cell>
          <table:table-cell table:style-name="ce1"/>
          <table:table-cell office:value-type="float" office:value="35945" table:formula="of:=[bitcoin_futures.I119]*[.T$2]" table:style-name="ce1">
            <text:p>35945</text:p>
          </table:table-cell>
          <table:table-cell table:number-columns-repeated="16365"/>
        </table:table-row>
        <table:table-row table:style-name="ro1">
          <table:table-cell office:value-type="string" office:string-value="07.06.2024" table:formula="of:=[bitcoin_futures.A121]" table:style-name="ce1">
            <text:p>07.06.2024</text:p>
          </table:table-cell>
          <table:table-cell table:number-columns-repeated="4" table:style-name="ce1"/>
          <table:table-cell office:value-type="float" office:value="-1.6981397970687713E-2" table:formula="of:=([bitcoin_futures.I121]-[bitcoin_futures.I120])/[bitcoin_futures.I120]" table:style-name="ce6">
            <text:p>-0.016981398</text:p>
          </table:table-cell>
          <table:table-cell office:value-type="float" office:value="-1.7461758748341133E-2" table:formula="of:=([bitcoin_futures.J121]-[bitcoin_futures.J120])/[bitcoin_futures.J120]" table:style-name="ce1">
            <text:p>-0.017461759</text:p>
          </table:table-cell>
          <table:table-cell office:value-type="float" office:value="-1.7678337131413577E-2" table:formula="of:=([bitcoin_futures.K121]-[bitcoin_futures.K120])/[bitcoin_futures.K120]" table:style-name="ce1">
            <text:p>-0.017678337</text:p>
          </table:table-cell>
          <table:table-cell office:value-type="float" office:value="-1.779115916244697E-2" table:formula="of:=([bitcoin_futures.L121]-[bitcoin_futures.L120])/[bitcoin_futures.L120]" table:style-name="ce1">
            <text:p>-0.017791159</text:p>
          </table:table-cell>
          <table:table-cell office:value-type="float" office:value="-1.7722550417600326E-2" table:formula="of:=([bitcoin_futures.M121]-[bitcoin_futures.M120])/[bitcoin_futures.M120]" table:style-name="ce1">
            <text:p>-0.01772255</text:p>
          </table:table-cell>
          <table:table-cell office:value-type="float" office:value="-1.753084754905266E-2" table:formula="of:=([bitcoin_futures.N121]-[bitcoin_futures.N120])/[bitcoin_futures.N120]" table:style-name="ce1">
            <text:p>-0.017530848</text:p>
          </table:table-cell>
          <table:table-cell office:value-type="float" office:value="-1.7468422467078741E-2" table:formula="of:=([bitcoin_futures.O121]-[bitcoin_futures.O120])/[bitcoin_futures.O120]" table:style-name="ce1">
            <text:p>-0.017468422</text:p>
          </table:table-cell>
          <table:table-cell table:number-columns-repeated="4" table:style-name="ce1"/>
          <table:table-cell office:value-type="float" office:value="-1.6981397970687713E-2" table:formula="of:=[.F117]" table:style-name="ce1">
            <text:p>-0.016981398</text:p>
          </table:table-cell>
          <table:table-cell table:style-name="ce1"/>
          <table:table-cell office:value-type="float" office:value="35480" table:formula="of:=[bitcoin_futures.I120]*[.T$2]" table:style-name="ce1">
            <text:p>35480</text:p>
          </table:table-cell>
          <table:table-cell table:number-columns-repeated="16365"/>
        </table:table-row>
        <table:table-row table:style-name="ro1">
          <table:table-cell office:value-type="string" office:string-value="10.06.2024" table:formula="of:=[bitcoin_futures.A122]" table:style-name="ce1">
            <text:p>10.06.2024</text:p>
          </table:table-cell>
          <table:table-cell table:number-columns-repeated="4" table:style-name="ce1"/>
          <table:table-cell office:value-type="float" office:value="1.7203067880438678E-3" table:formula="of:=([bitcoin_futures.I122]-[bitcoin_futures.I121])/[bitcoin_futures.I121]" table:style-name="ce6">
            <text:p>0.001720307</text:p>
          </table:table-cell>
          <table:table-cell office:value-type="float" office:value="7.8197199118504302E-4" table:formula="of:=([bitcoin_futures.J122]-[bitcoin_futures.J121])/[bitcoin_futures.J121]" table:style-name="ce1">
            <text:p>0.000781972</text:p>
          </table:table-cell>
          <table:table-cell office:value-type="float" office:value="1.40597539543058E-4" table:formula="of:=([bitcoin_futures.K122]-[bitcoin_futures.K121])/[bitcoin_futures.K121]" table:style-name="ce1">
            <text:p>0.000140598</text:p>
          </table:table-cell>
          <table:table-cell office:value-type="float" office:value="-1.3933398355858994E-4" table:formula="of:=([bitcoin_futures.L122]-[bitcoin_futures.L121])/[bitcoin_futures.L121]" table:style-name="ce1">
            <text:p>-0.000139334</text:p>
          </table:table-cell>
          <table:table-cell office:value-type="float" office:value="2.7651043826904464E-4" table:formula="of:=([bitcoin_futures.M122]-[bitcoin_futures.M121])/[bitcoin_futures.M121]" table:style-name="ce1">
            <text:p>0.00027651</text:p>
          </table:table-cell>
          <table:table-cell office:value-type="float" office:value="3.4314734747100404E-4" table:formula="of:=([bitcoin_futures.N122]-[bitcoin_futures.N121])/[bitcoin_futures.N121]" table:style-name="ce1">
            <text:p>0.000343147</text:p>
          </table:table-cell>
          <table:table-cell office:value-type="float" office:value="1.2308533916849016E-3" table:formula="of:=([bitcoin_futures.O122]-[bitcoin_futures.O121])/[bitcoin_futures.O121]" table:style-name="ce1">
            <text:p>0.001230853</text:p>
          </table:table-cell>
          <table:table-cell table:number-columns-repeated="4" table:style-name="ce1"/>
          <table:table-cell office:value-type="float" office:value="1.7203067880438678E-3" table:formula="of:=[.F118]" table:style-name="ce1">
            <text:p>0.001720307</text:p>
          </table:table-cell>
          <table:table-cell table:style-name="ce1"/>
          <table:table-cell office:value-type="float" office:value="34877.5" table:formula="of:=[bitcoin_futures.I121]*[.T$2]" table:style-name="ce1">
            <text:p>34877.5</text:p>
          </table:table-cell>
          <table:table-cell table:number-columns-repeated="16365"/>
        </table:table-row>
        <table:table-row table:style-name="ro1">
          <table:table-cell office:value-type="string" office:string-value="11.06.2024" table:formula="of:=[bitcoin_futures.A123]" table:style-name="ce1">
            <text:p>11.06.2024</text:p>
          </table:table-cell>
          <table:table-cell table:number-columns-repeated="4" table:style-name="ce1"/>
          <table:table-cell office:value-type="float" office:value="-3.0626118067978533E-2" table:formula="of:=([bitcoin_futures.I123]-[bitcoin_futures.I122])/[bitcoin_futures.I122]" table:style-name="ce6">
            <text:p>-0.030626118</text:p>
          </table:table-cell>
          <table:table-cell office:value-type="float" office:value="-3.097030828242648E-2" table:formula="of:=([bitcoin_futures.J123]-[bitcoin_futures.J122])/[bitcoin_futures.J122]" table:style-name="ce1">
            <text:p>-0.030970308</text:p>
          </table:table-cell>
          <table:table-cell office:value-type="float" office:value="-3.2122021508399524E-2" table:formula="of:=([bitcoin_futures.K123]-[bitcoin_futures.K122])/[bitcoin_futures.K122]" table:style-name="ce1">
            <text:p>-0.032122022</text:p>
          </table:table-cell>
          <table:table-cell office:value-type="float" office:value="-3.281772575250836E-2" table:formula="of:=([bitcoin_futures.L123]-[bitcoin_futures.L122])/[bitcoin_futures.L122]" table:style-name="ce1">
            <text:p>-0.032817726</text:p>
          </table:table-cell>
          <table:table-cell office:value-type="float" office:value="-3.3379405666897032E-2" table:formula="of:=([bitcoin_futures.M123]-[bitcoin_futures.M122])/[bitcoin_futures.M122]" table:style-name="ce1">
            <text:p>-0.033379406</text:p>
          </table:table-cell>
          <table:table-cell office:value-type="float" office:value="-3.3959934138309548E-2" table:formula="of:=([bitcoin_futures.N123]-[bitcoin_futures.N122])/[bitcoin_futures.N122]" table:style-name="ce1">
            <text:p>-0.033959934</text:p>
          </table:table-cell>
          <table:table-cell office:value-type="float" office:value="-3.2167736647998907E-2" table:formula="of:=([bitcoin_futures.O123]-[bitcoin_futures.O122])/[bitcoin_futures.O122]" table:style-name="ce1">
            <text:p>-0.032167737</text:p>
          </table:table-cell>
          <table:table-cell table:number-columns-repeated="4" table:style-name="ce1"/>
          <table:table-cell office:value-type="float" office:value="-3.0626118067978533E-2" table:formula="of:=[.F119]" table:style-name="ce1">
            <text:p>-0.030626118</text:p>
          </table:table-cell>
          <table:table-cell table:style-name="ce1"/>
          <table:table-cell office:value-type="float" office:value="34937.5" table:formula="of:=[bitcoin_futures.I122]*[.T$2]" table:style-name="ce1">
            <text:p>34937.5</text:p>
          </table:table-cell>
          <table:table-cell table:number-columns-repeated="16365"/>
        </table:table-row>
        <table:table-row table:style-name="ro1">
          <table:table-cell office:value-type="string" office:string-value="12.06.2024" table:formula="of:=[bitcoin_futures.A124]" table:style-name="ce1">
            <text:p>12.06.2024</text:p>
          </table:table-cell>
          <table:table-cell table:number-columns-repeated="4" table:style-name="ce1"/>
          <table:table-cell office:value-type="float" office:value="2.0668782756329816E-3" table:formula="of:=([bitcoin_futures.I124]-[bitcoin_futures.I123])/[bitcoin_futures.I123]" table:style-name="ce6">
            <text:p>0.002066878</text:p>
          </table:table-cell>
          <table:table-cell office:value-type="float" office:value="2.9321213898255388E-3" table:formula="of:=([bitcoin_futures.J124]-[bitcoin_futures.J123])/[bitcoin_futures.J123]" table:style-name="ce1">
            <text:p>0.002932121</text:p>
          </table:table-cell>
          <table:table-cell office:value-type="float" office:value="3.4132171387073348E-3" table:formula="of:=([bitcoin_futures.K124]-[bitcoin_futures.K123])/[bitcoin_futures.K123]" table:style-name="ce1">
            <text:p>0.003413217</text:p>
          </table:table-cell>
          <table:table-cell office:value-type="float" office:value="3.3859232043800878E-3" table:formula="of:=([bitcoin_futures.L124]-[bitcoin_futures.L123])/[bitcoin_futures.L123]" table:style-name="ce1">
            <text:p>0.003385923</text:p>
          </table:table-cell>
          <table:table-cell office:value-type="float" office:value="3.0027883034246085E-3" table:formula="of:=([bitcoin_futures.M124]-[bitcoin_futures.M123])/[bitcoin_futures.M123]" table:style-name="ce1">
            <text:p>0.003002788</text:p>
          </table:table-cell>
          <table:table-cell office:value-type="float" office:value="4.0480079539805414E-3" table:formula="of:=([bitcoin_futures.N124]-[bitcoin_futures.N123])/[bitcoin_futures.N123]" table:style-name="ce1">
            <text:p>0.004048008</text:p>
          </table:table-cell>
          <table:table-cell office:value-type="float" office:value="4.0222990614635521E-3" table:formula="of:=([bitcoin_futures.O124]-[bitcoin_futures.O123])/[bitcoin_futures.O123]" table:style-name="ce1">
            <text:p>0.004022299</text:p>
          </table:table-cell>
          <table:table-cell table:number-columns-repeated="4" table:style-name="ce1"/>
          <table:table-cell office:value-type="float" office:value="2.0668782756329816E-3" table:formula="of:=[.F120]" table:style-name="ce1">
            <text:p>0.002066878</text:p>
          </table:table-cell>
          <table:table-cell table:style-name="ce1"/>
          <table:table-cell office:value-type="float" office:value="33867.5" table:formula="of:=[bitcoin_futures.I123]*[.T$2]" table:style-name="ce1">
            <text:p>33867.5</text:p>
          </table:table-cell>
          <table:table-cell table:number-columns-repeated="16365"/>
        </table:table-row>
        <table:table-row table:style-name="ro1">
          <table:table-cell office:value-type="string" office:string-value="13.06.2024" table:formula="of:=[bitcoin_futures.A125]" table:style-name="ce1">
            <text:p>13.06.2024</text:p>
          </table:table-cell>
          <table:table-cell table:number-columns-repeated="4" table:style-name="ce1"/>
          <table:table-cell office:value-type="float" office:value="-1.4953959484346224E-2" table:formula="of:=([bitcoin_futures.I125]-[bitcoin_futures.I124])/[bitcoin_futures.I124]" table:style-name="ce6">
            <text:p>-0.014953959</text:p>
          </table:table-cell>
          <table:table-cell office:value-type="float" office:value="-1.4763923403011256E-2" table:formula="of:=([bitcoin_futures.J125]-[bitcoin_futures.J124])/[bitcoin_futures.J124]" table:style-name="ce1">
            <text:p>-0.014763923</text:p>
          </table:table-cell>
          <table:table-cell office:value-type="float" office:value="-1.5777665195049577E-2" table:formula="of:=([bitcoin_futures.K125]-[bitcoin_futures.K124])/[bitcoin_futures.K124]" table:style-name="ce1">
            <text:p>-0.015777665</text:p>
          </table:table-cell>
          <table:table-cell office:value-type="float" office:value="-1.5867317633543942E-2" table:formula="of:=([bitcoin_futures.L125]-[bitcoin_futures.L124])/[bitcoin_futures.L124]" table:style-name="ce1">
            <text:p>-0.015867318</text:p>
          </table:table-cell>
          <table:table-cell office:value-type="float" office:value="-1.5681801981609522E-2" table:formula="of:=([bitcoin_futures.M125]-[bitcoin_futures.M124])/[bitcoin_futures.M124]" table:style-name="ce1">
            <text:p>-0.015681802</text:p>
          </table:table-cell>
          <table:table-cell office:value-type="float" office:value="-1.584382515207243E-2" table:formula="of:=([bitcoin_futures.N125]-[bitcoin_futures.N124])/[bitcoin_futures.N124]" table:style-name="ce1">
            <text:p>-0.015843825</text:p>
          </table:table-cell>
          <table:table-cell office:value-type="float" office:value="-1.5532752319370256E-2" table:formula="of:=([bitcoin_futures.O125]-[bitcoin_futures.O124])/[bitcoin_futures.O124]" table:style-name="ce1">
            <text:p>-0.015532752</text:p>
          </table:table-cell>
          <table:table-cell table:number-columns-repeated="4" table:style-name="ce1"/>
          <table:table-cell office:value-type="float" office:value="-1.4953959484346224E-2" table:formula="of:=[.F121]" table:style-name="ce1">
            <text:p>-0.014953959</text:p>
          </table:table-cell>
          <table:table-cell table:style-name="ce1"/>
          <table:table-cell office:value-type="float" office:value="33937.5" table:formula="of:=[bitcoin_futures.I124]*[.T$2]" table:style-name="ce1">
            <text:p>33937.5</text:p>
          </table:table-cell>
          <table:table-cell table:number-columns-repeated="16365"/>
        </table:table-row>
        <table:table-row table:style-name="ro1">
          <table:table-cell office:value-type="string" office:string-value="14.06.2024" table:formula="of:=[bitcoin_futures.A126]" table:style-name="ce1">
            <text:p>14.06.2024</text:p>
          </table:table-cell>
          <table:table-cell table:number-columns-repeated="4" table:style-name="ce1"/>
          <table:table-cell office:value-type="float" office:value="-1.824708345797188E-2" table:formula="of:=([bitcoin_futures.I126]-[bitcoin_futures.I125])/[bitcoin_futures.I125]" table:style-name="ce6">
            <text:p>-0.018247083</text:p>
          </table:table-cell>
          <table:table-cell office:value-type="float" office:value="-1.7952522255192879E-2" table:formula="of:=([bitcoin_futures.J126]-[bitcoin_futures.J125])/[bitcoin_futures.J125]" table:style-name="ce1">
            <text:p>-0.017952522</text:p>
          </table:table-cell>
          <table:table-cell office:value-type="float" office:value="-1.7501286859327891E-2" table:formula="of:=([bitcoin_futures.K126]-[bitcoin_futures.K125])/[bitcoin_futures.K125]" table:style-name="ce1">
            <text:p>-0.017501287</text:p>
          </table:table-cell>
          <table:table-cell office:value-type="float" office:value="-1.7874078937769024E-2" table:formula="of:=([bitcoin_futures.L126]-[bitcoin_futures.L125])/[bitcoin_futures.L125]" table:style-name="ce1">
            <text:p>-0.017874079</text:p>
          </table:table-cell>
          <table:table-cell office:value-type="float" office:value="-1.7814468824679557E-2" table:formula="of:=([bitcoin_futures.M126]-[bitcoin_futures.M125])/[bitcoin_futures.M125]" table:style-name="ce1">
            <text:p>-0.017814469</text:p>
          </table:table-cell>
          <table:table-cell office:value-type="float" office:value="-1.7751904556561737E-2" table:formula="of:=([bitcoin_futures.N126]-[bitcoin_futures.N125])/[bitcoin_futures.N125]" table:style-name="ce1">
            <text:p>-0.017751905</text:p>
          </table:table-cell>
          <table:table-cell office:value-type="float" office:value="-1.7491254372813594E-2" table:formula="of:=([bitcoin_futures.O126]-[bitcoin_futures.O125])/[bitcoin_futures.O125]" table:style-name="ce1">
            <text:p>-0.017491254</text:p>
          </table:table-cell>
          <table:table-cell table:number-columns-repeated="4" table:style-name="ce1"/>
          <table:table-cell office:value-type="float" office:value="-1.824708345797188E-2" table:formula="of:=[.F122]" table:style-name="ce1">
            <text:p>-0.018247083</text:p>
          </table:table-cell>
          <table:table-cell table:style-name="ce1"/>
          <table:table-cell office:value-type="float" office:value="33700" table:formula="of:=[bitcoin_futures.J125]*[.T$2]" table:style-name="ce1">
            <text:p>33700</text:p>
          </table:table-cell>
          <table:table-cell table:number-columns-repeated="16365"/>
        </table:table-row>
        <table:table-row table:style-name="ro1">
          <table:table-cell office:value-type="string" office:string-value="17.06.2024" table:formula="of:=[bitcoin_futures.A127]" table:style-name="ce1">
            <text:p>17.06.2024</text:p>
          </table:table-cell>
          <table:table-cell table:number-columns-repeated="4" table:style-name="ce1"/>
          <table:table-cell office:value-type="float" office:value="1.8662400975015234E-2" table:formula="of:=([bitcoin_futures.I127]-[bitcoin_futures.I126])/[bitcoin_futures.I126]" table:style-name="ce1">
            <text:p>0.018662401</text:p>
          </table:table-cell>
          <table:table-cell office:value-type="float" office:value="1.9187188397038826E-2" table:formula="of:=([bitcoin_futures.J127]-[bitcoin_futures.J126])/[bitcoin_futures.J126]" table:style-name="ce6">
            <text:p>0.019187188</text:p>
          </table:table-cell>
          <table:table-cell office:value-type="float" office:value="1.8636329616046703E-2" table:formula="of:=([bitcoin_futures.K127]-[bitcoin_futures.K126])/[bitcoin_futures.K126]" table:style-name="ce1">
            <text:p>0.01863633</text:p>
          </table:table-cell>
          <table:table-cell office:value-type="float" office:value="1.842222552369633E-2" table:formula="of:=([bitcoin_futures.L127]-[bitcoin_futures.L126])/[bitcoin_futures.L126]" table:style-name="ce1">
            <text:p>0.018422226</text:p>
          </table:table-cell>
          <table:table-cell office:value-type="float" office:value="1.8432500184325001E-2" table:formula="of:=([bitcoin_futures.M127]-[bitcoin_futures.M126])/[bitcoin_futures.M126]" table:style-name="ce1">
            <text:p>0.0184325</text:p>
          </table:table-cell>
          <table:table-cell office:value-type="float" office:value="1.7853223092119706E-2" table:formula="of:=([bitcoin_futures.N127]-[bitcoin_futures.N126])/[bitcoin_futures.N126]" table:style-name="ce1">
            <text:p>0.017853223</text:p>
          </table:table-cell>
          <table:table-cell office:value-type="float" office:value="1.8093300392384829E-2" table:formula="of:=([bitcoin_futures.O127]-[bitcoin_futures.O126])/[bitcoin_futures.O126]" table:style-name="ce1">
            <text:p>0.0180933</text:p>
          </table:table-cell>
          <table:table-cell table:number-columns-repeated="4" table:style-name="ce1"/>
          <table:table-cell office:value-type="float" office:value="1.9187188397038826E-2" table:formula="of:=[.G123]" table:style-name="ce1">
            <text:p>0.019187188</text:p>
          </table:table-cell>
          <table:table-cell table:style-name="ce1"/>
          <table:table-cell office:value-type="float" office:value="33095" table:formula="of:=[bitcoin_futures.J126]*[.T$2]" table:style-name="ce1">
            <text:p>33095</text:p>
          </table:table-cell>
          <table:table-cell table:number-columns-repeated="16365"/>
        </table:table-row>
        <table:table-row table:style-name="ro1">
          <table:table-cell office:value-type="string" office:string-value="18.06.2024" table:formula="of:=[bitcoin_futures.A128]" table:style-name="ce1">
            <text:p>18.06.2024</text:p>
          </table:table-cell>
          <table:table-cell table:number-columns-repeated="4" table:style-name="ce1"/>
          <table:table-cell office:value-type="float" office:value="-3.5743662603753834E-2" table:formula="of:=([bitcoin_futures.I128]-[bitcoin_futures.I127])/[bitcoin_futures.I127]" table:style-name="ce1">
            <text:p>-0.035743663</text:p>
          </table:table-cell>
          <table:table-cell office:value-type="float" office:value="-3.5650756003557667E-2" table:formula="of:=([bitcoin_futures.J128]-[bitcoin_futures.J127])/[bitcoin_futures.J127]" table:style-name="ce6">
            <text:p>-0.035650756</text:p>
          </table:table-cell>
          <table:table-cell office:value-type="float" office:value="-3.5929463629684057E-2" table:formula="of:=([bitcoin_futures.K128]-[bitcoin_futures.K127])/[bitcoin_futures.K127]" table:style-name="ce1">
            <text:p>-0.035929464</text:p>
          </table:table-cell>
          <table:table-cell office:value-type="float" office:value="-3.6250911743253102E-2" table:formula="of:=([bitcoin_futures.L128]-[bitcoin_futures.L127])/[bitcoin_futures.L127]" table:style-name="ce1">
            <text:p>-0.036250912</text:p>
          </table:table-cell>
          <table:table-cell office:value-type="float" office:value="-3.7066531528270469E-2" table:formula="of:=([bitcoin_futures.M128]-[bitcoin_futures.M127])/[bitcoin_futures.M127]" table:style-name="ce1">
            <text:p>-0.037066532</text:p>
          </table:table-cell>
          <table:table-cell office:value-type="float" office:value="-3.7021062468550067E-2" table:formula="of:=([bitcoin_futures.N128]-[bitcoin_futures.N127])/[bitcoin_futures.N127]" table:style-name="ce1">
            <text:p>-0.037021062</text:p>
          </table:table-cell>
          <table:table-cell office:value-type="float" office:value="-3.7541931339661695E-2" table:formula="of:=([bitcoin_futures.O128]-[bitcoin_futures.O127])/[bitcoin_futures.O127]" table:style-name="ce1">
            <text:p>-0.037541931</text:p>
          </table:table-cell>
          <table:table-cell table:number-columns-repeated="4" table:style-name="ce1"/>
          <table:table-cell office:value-type="float" office:value="-3.5650756003557667E-2" table:formula="of:=[.G124]" table:style-name="ce1">
            <text:p>-0.035650756</text:p>
          </table:table-cell>
          <table:table-cell table:style-name="ce1"/>
          <table:table-cell office:value-type="float" office:value="33730" table:formula="of:=[bitcoin_futures.J127]*[.T$2]" table:style-name="ce1">
            <text:p>33730</text:p>
          </table:table-cell>
          <table:table-cell table:number-columns-repeated="16365"/>
        </table:table-row>
        <table:table-row table:style-name="ro1">
          <table:table-cell office:value-type="string" office:string-value="19.06.2024" table:formula="of:=[bitcoin_futures.A129]" table:style-name="ce1">
            <text:p>19.06.2024</text:p>
          </table:table-cell>
          <table:table-cell table:number-columns-repeated="4" table:style-name="ce1"/>
          <table:table-cell office:value-type="float" office:value="0" table:formula="of:=([bitcoin_futures.I129]-[bitcoin_futures.I128])/[bitcoin_futures.I128]" table:style-name="ce1">
            <text:p>0</text:p>
          </table:table-cell>
          <table:table-cell office:value-type="float" office:value="0" table:formula="of:=([bitcoin_futures.J129]-[bitcoin_futures.J128])/[bitcoin_futures.J128]" table:style-name="ce6">
            <text:p>0</text:p>
          </table:table-cell>
          <table:table-cell office:value-type="float" office:value="0" table:formula="of:=([bitcoin_futures.K129]-[bitcoin_futures.K128])/[bitcoin_futures.K128]" table:style-name="ce1">
            <text:p>0</text:p>
          </table:table-cell>
          <table:table-cell office:value-type="float" office:value="0" table:formula="of:=([bitcoin_futures.L129]-[bitcoin_futures.L128])/[bitcoin_futures.L128]" table:style-name="ce1">
            <text:p>0</text:p>
          </table:table-cell>
          <table:table-cell office:value-type="float" office:value="0" table:formula="of:=([bitcoin_futures.M129]-[bitcoin_futures.M128])/[bitcoin_futures.M128]" table:style-name="ce1">
            <text:p>0</text:p>
          </table:table-cell>
          <table:table-cell office:value-type="float" office:value="0" table:formula="of:=([bitcoin_futures.N129]-[bitcoin_futures.N128])/[bitcoin_futures.N128]" table:style-name="ce1">
            <text:p>0</text:p>
          </table:table-cell>
          <table:table-cell office:value-type="float" office:value="0" table:formula="of:=([bitcoin_futures.O129]-[bitcoin_futures.O128])/[bitcoin_futures.O128]" table:style-name="ce1">
            <text:p>0</text:p>
          </table:table-cell>
          <table:table-cell table:number-columns-repeated="4" table:style-name="ce1"/>
          <table:table-cell office:value-type="float" office:value="0" table:formula="of:=[.G125]" table:style-name="ce1">
            <text:p>0</text:p>
          </table:table-cell>
          <table:table-cell table:style-name="ce1"/>
          <table:table-cell office:value-type="float" office:value="32527.5" table:formula="of:=[bitcoin_futures.J128]*[.T$2]" table:style-name="ce1">
            <text:p>32527.5</text:p>
          </table:table-cell>
          <table:table-cell table:number-columns-repeated="16365"/>
        </table:table-row>
        <table:table-row table:style-name="ro1">
          <table:table-cell office:value-type="string" office:string-value="20.06.2024" table:formula="of:=[bitcoin_futures.A130]" table:style-name="ce1">
            <text:p>20.06.2024</text:p>
          </table:table-cell>
          <table:table-cell table:number-columns-repeated="4" table:style-name="ce1"/>
          <table:table-cell office:value-type="float" office:value="9.6936797208220238E-3" table:formula="of:=([bitcoin_futures.I130]-[bitcoin_futures.I129])/[bitcoin_futures.I129]" table:style-name="ce1">
            <text:p>0.00969368</text:p>
          </table:table-cell>
          <table:table-cell office:value-type="float" office:value="9.5303973560833134E-3" table:formula="of:=([bitcoin_futures.J130]-[bitcoin_futures.J129])/[bitcoin_futures.J129]" table:style-name="ce6">
            <text:p>0.009530397</text:p>
          </table:table-cell>
          <table:table-cell office:value-type="float" office:value="9.9839951223229945E-3" table:formula="of:=([bitcoin_futures.K130]-[bitcoin_futures.K129])/[bitcoin_futures.K129]" table:style-name="ce1">
            <text:p>0.009983995</text:p>
          </table:table-cell>
          <table:table-cell office:value-type="float" office:value="1.0292893362597443E-2" table:formula="of:=([bitcoin_futures.L130]-[bitcoin_futures.L129])/[bitcoin_futures.L129]" table:style-name="ce1">
            <text:p>0.010292893</text:p>
          </table:table-cell>
          <table:table-cell office:value-type="float" office:value="1.0675889030899933E-2" table:formula="of:=([bitcoin_futures.M130]-[bitcoin_futures.M129])/[bitcoin_futures.M129]" table:style-name="ce1">
            <text:p>0.010675889</text:p>
          </table:table-cell>
          <table:table-cell office:value-type="float" office:value="8.9578978799641686E-3" table:formula="of:=([bitcoin_futures.N130]-[bitcoin_futures.N129])/[bitcoin_futures.N129]" table:style-name="ce1">
            <text:p>0.008957898</text:p>
          </table:table-cell>
          <table:table-cell office:value-type="float" office:value="8.9729328883945119E-3" table:formula="of:=([bitcoin_futures.O130]-[bitcoin_futures.O129])/[bitcoin_futures.O129]" table:style-name="ce1">
            <text:p>0.008972933</text:p>
          </table:table-cell>
          <table:table-cell table:number-columns-repeated="4" table:style-name="ce1"/>
          <table:table-cell office:value-type="float" office:value="9.5303973560833134E-3" table:formula="of:=[.G126]" table:style-name="ce1">
            <text:p>0.009530397</text:p>
          </table:table-cell>
          <table:table-cell table:style-name="ce1"/>
          <table:table-cell office:value-type="float" office:value="32527.5" table:formula="of:=[bitcoin_futures.J129]*[.T$2]" table:style-name="ce1">
            <text:p>32527.5</text:p>
          </table:table-cell>
          <table:table-cell table:number-columns-repeated="16365"/>
        </table:table-row>
        <table:table-row table:style-name="ro1">
          <table:table-cell office:value-type="string" office:string-value="21.06.2024" table:formula="of:=[bitcoin_futures.A131]" table:style-name="ce1">
            <text:p>21.06.2024</text:p>
          </table:table-cell>
          <table:table-cell table:number-columns-repeated="4" table:style-name="ce1"/>
          <table:table-cell office:value-type="float" office:value="-1.2903225806451613E-2" table:formula="of:=([bitcoin_futures.I131]-[bitcoin_futures.I130])/[bitcoin_futures.I130]" table:style-name="ce1">
            <text:p>-0.012903226</text:p>
          </table:table-cell>
          <table:table-cell office:value-type="float" office:value="-1.3170917396269509E-2" table:formula="of:=([bitcoin_futures.J131]-[bitcoin_futures.J130])/[bitcoin_futures.J130]" table:style-name="ce6">
            <text:p>-0.013170917</text:p>
          </table:table-cell>
          <table:table-cell office:value-type="float" office:value="-1.3507395110172049E-2" table:formula="of:=([bitcoin_futures.K131]-[bitcoin_futures.K130])/[bitcoin_futures.K130]" table:style-name="ce1">
            <text:p>-0.013507395</text:p>
          </table:table-cell>
          <table:table-cell office:value-type="float" office:value="-1.3708892051839089E-2" table:formula="of:=([bitcoin_futures.L131]-[bitcoin_futures.L130])/[bitcoin_futures.L130]" table:style-name="ce1">
            <text:p>-0.013708892</text:p>
          </table:table-cell>
          <table:table-cell office:value-type="float" office:value="-1.3761809119988097E-2" table:formula="of:=([bitcoin_futures.M131]-[bitcoin_futures.M130])/[bitcoin_futures.M130]" table:style-name="ce1">
            <text:p>-0.013761809</text:p>
          </table:table-cell>
          <table:table-cell office:value-type="float" office:value="-1.1319917135247114E-2" table:formula="of:=([bitcoin_futures.N131]-[bitcoin_futures.N130])/[bitcoin_futures.N130]" table:style-name="ce1">
            <text:p>-0.011319917</text:p>
          </table:table-cell>
          <table:table-cell office:value-type="float" office:value="-6.9087167426135528E-3" table:formula="of:=([bitcoin_futures.O131]-[bitcoin_futures.O130])/[bitcoin_futures.O130]" table:style-name="ce1">
            <text:p>-0.006908717</text:p>
          </table:table-cell>
          <table:table-cell table:number-columns-repeated="4" table:style-name="ce1"/>
          <table:table-cell office:value-type="float" office:value="-1.3170917396269509E-2" table:formula="of:=[.G127]" table:style-name="ce1">
            <text:p>-0.013170917</text:p>
          </table:table-cell>
          <table:table-cell table:style-name="ce1"/>
          <table:table-cell office:value-type="float" office:value="32837.5" table:formula="of:=[bitcoin_futures.J130]*[.T$2]" table:style-name="ce1">
            <text:p>32837.5</text:p>
          </table:table-cell>
          <table:table-cell table:number-columns-repeated="16365"/>
        </table:table-row>
        <table:table-row table:style-name="ro1">
          <table:table-cell office:value-type="string" office:string-value="24.06.2024" table:formula="of:=[bitcoin_futures.A132]" table:style-name="ce1">
            <text:p>24.06.2024</text:p>
          </table:table-cell>
          <table:table-cell table:number-columns-repeated="4" table:style-name="ce1"/>
          <table:table-cell office:value-type="float" office:value="-7.9598506069094299E-2" table:formula="of:=([bitcoin_futures.I132]-[bitcoin_futures.I131])/[bitcoin_futures.I131]" table:style-name="ce1">
            <text:p>-0.079598506</text:p>
          </table:table-cell>
          <table:table-cell office:value-type="float" office:value="-8.0543126060793085E-2" table:formula="of:=([bitcoin_futures.J132]-[bitcoin_futures.J131])/[bitcoin_futures.J131]" table:style-name="ce6">
            <text:p>-0.080543126</text:p>
          </table:table-cell>
          <table:table-cell office:value-type="float" office:value="-8.0777174328769213E-2" table:formula="of:=([bitcoin_futures.K132]-[bitcoin_futures.K131])/[bitcoin_futures.K131]" table:style-name="ce1">
            <text:p>-0.080777174</text:p>
          </table:table-cell>
          <table:table-cell office:value-type="float" office:value="-8.0814218441440072E-2" table:formula="of:=([bitcoin_futures.L132]-[bitcoin_futures.L131])/[bitcoin_futures.L131]" table:style-name="ce1">
            <text:p>-0.080814218</text:p>
          </table:table-cell>
          <table:table-cell office:value-type="float" office:value="-8.0630562679137124E-2" table:formula="of:=([bitcoin_futures.M132]-[bitcoin_futures.M131])/[bitcoin_futures.M131]" table:style-name="ce1">
            <text:p>-0.080630563</text:p>
          </table:table-cell>
          <table:table-cell office:value-type="float" office:value="-8.1044675596797122E-2" table:formula="of:=([bitcoin_futures.N132]-[bitcoin_futures.N131])/[bitcoin_futures.N131]" table:style-name="ce1">
            <text:p>-0.081044676</text:p>
          </table:table-cell>
          <table:table-cell office:value-type="float" office:value="-8.3037300177619899E-2" table:formula="of:=([bitcoin_futures.O132]-[bitcoin_futures.O131])/[bitcoin_futures.O131]" table:style-name="ce1">
            <text:p>-0.0830373</text:p>
          </table:table-cell>
          <table:table-cell table:number-columns-repeated="4" table:style-name="ce1"/>
          <table:table-cell office:value-type="float" office:value="-8.0543126060793085E-2" table:formula="of:=[.G128]" table:style-name="ce1">
            <text:p>-0.080543126</text:p>
          </table:table-cell>
          <table:table-cell table:style-name="ce1"/>
          <table:table-cell office:value-type="float" office:value="32405" table:formula="of:=[bitcoin_futures.J131]*[.T$2]" table:style-name="ce1">
            <text:p>32405</text:p>
          </table:table-cell>
          <table:table-cell table:number-columns-repeated="16365"/>
        </table:table-row>
        <table:table-row table:style-name="ro1">
          <table:table-cell office:value-type="string" office:string-value="25.06.2024" table:formula="of:=[bitcoin_futures.A133]" table:style-name="ce1">
            <text:p>25.06.2024</text:p>
          </table:table-cell>
          <table:table-cell table:number-columns-repeated="4" table:style-name="ce1"/>
          <table:table-cell office:value-type="float" office:value="4.9201115901597765E-2" table:formula="of:=([bitcoin_futures.I133]-[bitcoin_futures.I132])/[bitcoin_futures.I132]" table:style-name="ce1">
            <text:p>0.049201116</text:p>
          </table:table-cell>
          <table:table-cell office:value-type="float" office:value="4.9672763886558148E-2" table:formula="of:=([bitcoin_futures.J133]-[bitcoin_futures.J132])/[bitcoin_futures.J132]" table:style-name="ce6">
            <text:p>0.049672764</text:p>
          </table:table-cell>
          <table:table-cell office:value-type="float" office:value="4.959640509278522E-2" table:formula="of:=([bitcoin_futures.K133]-[bitcoin_futures.K132])/[bitcoin_futures.K132]" table:style-name="ce1">
            <text:p>0.049596405</text:p>
          </table:table-cell>
          <table:table-cell office:value-type="float" office:value="4.9495951082465711E-2" table:formula="of:=([bitcoin_futures.L133]-[bitcoin_futures.L132])/[bitcoin_futures.L132]" table:style-name="ce1">
            <text:p>0.049495951</text:p>
          </table:table-cell>
          <table:table-cell office:value-type="float" office:value="4.9224710804824025E-2" table:formula="of:=([bitcoin_futures.M133]-[bitcoin_futures.M132])/[bitcoin_futures.M132]" table:style-name="ce1">
            <text:p>0.049224711</text:p>
          </table:table-cell>
          <table:table-cell office:value-type="float" office:value="4.9185667752442999E-2" table:formula="of:=([bitcoin_futures.N133]-[bitcoin_futures.N132])/[bitcoin_futures.N132]" table:style-name="ce1">
            <text:p>0.049185668</text:p>
          </table:table-cell>
          <table:table-cell office:value-type="float" office:value="4.7941888619854718E-2" table:formula="of:=([bitcoin_futures.O133]-[bitcoin_futures.O132])/[bitcoin_futures.O132]" table:style-name="ce1">
            <text:p>0.047941889</text:p>
          </table:table-cell>
          <table:table-cell table:number-columns-repeated="4" table:style-name="ce1"/>
          <table:table-cell office:value-type="float" office:value="4.9672763886558148E-2" table:formula="of:=[.G129]" table:style-name="ce1">
            <text:p>0.049672764</text:p>
          </table:table-cell>
          <table:table-cell table:style-name="ce1"/>
          <table:table-cell office:value-type="float" office:value="29795" table:formula="of:=[bitcoin_futures.J132]*[.T$2]" table:style-name="ce1">
            <text:p>29795</text:p>
          </table:table-cell>
          <table:table-cell table:number-columns-repeated="16365"/>
        </table:table-row>
        <table:table-row table:style-name="ro1">
          <table:table-cell office:value-type="string" office:string-value="26.06.2024" table:formula="of:=[bitcoin_futures.A134]" table:style-name="ce1">
            <text:p>26.06.2024</text:p>
          </table:table-cell>
          <table:table-cell table:number-columns-repeated="4" table:style-name="ce1"/>
          <table:table-cell office:value-type="float" office:value="-1.796793167351543E-2" table:formula="of:=([bitcoin_futures.I134]-[bitcoin_futures.I133])/[bitcoin_futures.I133]" table:style-name="ce1">
            <text:p>-0.017967932</text:p>
          </table:table-cell>
          <table:table-cell office:value-type="float" office:value="-1.7905675459632293E-2" table:formula="of:=([bitcoin_futures.J134]-[bitcoin_futures.J133])/[bitcoin_futures.J133]" table:style-name="ce6">
            <text:p>-0.017905675</text:p>
          </table:table-cell>
          <table:table-cell office:value-type="float" office:value="-1.7918021089352254E-2" table:formula="of:=([bitcoin_futures.K134]-[bitcoin_futures.K133])/[bitcoin_futures.K133]" table:style-name="ce1">
            <text:p>-0.017918021</text:p>
          </table:table-cell>
          <table:table-cell office:value-type="float" office:value="-1.7636406582158884E-2" table:formula="of:=([bitcoin_futures.L134]-[bitcoin_futures.L133])/[bitcoin_futures.L133]" table:style-name="ce1">
            <text:p>-0.017636407</text:p>
          </table:table-cell>
          <table:table-cell office:value-type="float" office:value="-1.7515051997810619E-2" table:formula="of:=([bitcoin_futures.M134]-[bitcoin_futures.M133])/[bitcoin_futures.M133]" table:style-name="ce1">
            <text:p>-0.017515052</text:p>
          </table:table-cell>
          <table:table-cell office:value-type="float" office:value="-1.769636758770568E-2" table:formula="of:=([bitcoin_futures.N134]-[bitcoin_futures.N133])/[bitcoin_futures.N133]" table:style-name="ce1">
            <text:p>-0.017696368</text:p>
          </table:table-cell>
          <table:table-cell office:value-type="float" office:value="-1.7637091805298828E-2" table:formula="of:=([bitcoin_futures.O134]-[bitcoin_futures.O133])/[bitcoin_futures.O133]" table:style-name="ce1">
            <text:p>-0.017637092</text:p>
          </table:table-cell>
          <table:table-cell table:number-columns-repeated="4" table:style-name="ce1"/>
          <table:table-cell office:value-type="float" office:value="-1.7905675459632293E-2" table:formula="of:=[.G130]" table:style-name="ce1">
            <text:p>-0.017905675</text:p>
          </table:table-cell>
          <table:table-cell table:style-name="ce1"/>
          <table:table-cell office:value-type="float" office:value="31275" table:formula="of:=[bitcoin_futures.J133]*[.T$2]" table:style-name="ce1">
            <text:p>31275</text:p>
          </table:table-cell>
          <table:table-cell table:number-columns-repeated="16365"/>
        </table:table-row>
        <table:table-row table:style-name="ro1">
          <table:table-cell office:value-type="string" office:string-value="27.06.2024" table:formula="of:=[bitcoin_futures.A135]" table:style-name="ce1">
            <text:p>27.06.2024</text:p>
          </table:table-cell>
          <table:table-cell table:number-columns-repeated="4" table:style-name="ce1"/>
          <table:table-cell office:value-type="float" office:value="6.9740728585493926E-3" table:formula="of:=([bitcoin_futures.I135]-[bitcoin_futures.I134])/[bitcoin_futures.I134]" table:style-name="ce1">
            <text:p>0.006974073</text:p>
          </table:table-cell>
          <table:table-cell office:value-type="float" office:value="6.7556568451896471E-3" table:formula="of:=([bitcoin_futures.J135]-[bitcoin_futures.J134])/[bitcoin_futures.J134]" table:style-name="ce6">
            <text:p>0.006755657</text:p>
          </table:table-cell>
          <table:table-cell office:value-type="float" office:value="7.9115201420844432E-3" table:formula="of:=([bitcoin_futures.K135]-[bitcoin_futures.K134])/[bitcoin_futures.K134]" table:style-name="ce1">
            <text:p>0.00791152</text:p>
          </table:table-cell>
          <table:table-cell office:value-type="float" office:value="8.2551895487697358E-3" table:formula="of:=([bitcoin_futures.L135]-[bitcoin_futures.L134])/[bitcoin_futures.L134]" table:style-name="ce1">
            <text:p>0.00825519</text:p>
          </table:table-cell>
          <table:table-cell office:value-type="float" office:value="8.4361321130123363E-3" table:formula="of:=([bitcoin_futures.M135]-[bitcoin_futures.M134])/[bitcoin_futures.M134]" table:style-name="ce1">
            <text:p>0.008436132</text:p>
          </table:table-cell>
          <table:table-cell office:value-type="float" office:value="8.3754740834386856E-3" table:formula="of:=([bitcoin_futures.N135]-[bitcoin_futures.N134])/[bitcoin_futures.N134]" table:style-name="ce1">
            <text:p>0.008375474</text:p>
          </table:table-cell>
          <table:table-cell office:value-type="float" office:value="8.3104664837318695E-3" table:formula="of:=([bitcoin_futures.O135]-[bitcoin_futures.O134])/[bitcoin_futures.O134]" table:style-name="ce1">
            <text:p>0.008310466</text:p>
          </table:table-cell>
          <table:table-cell table:number-columns-repeated="4" table:style-name="ce1"/>
          <table:table-cell office:value-type="float" office:value="6.7556568451896471E-3" table:formula="of:=[.G131]" table:style-name="ce1">
            <text:p>0.006755657</text:p>
          </table:table-cell>
          <table:table-cell table:style-name="ce1"/>
          <table:table-cell office:value-type="float" office:value="30715" table:formula="of:=[bitcoin_futures.J134]*[.T$2]" table:style-name="ce1">
            <text:p>30715</text:p>
          </table:table-cell>
          <table:table-cell table:number-columns-repeated="16365"/>
        </table:table-row>
        <table:table-row table:style-name="ro1">
          <table:table-cell office:value-type="string" office:string-value="28.06.2024" table:formula="of:=[bitcoin_futures.A136]" table:style-name="ce1">
            <text:p>28.06.2024</text:p>
          </table:table-cell>
          <table:table-cell table:number-columns-repeated="4" table:style-name="ce1"/>
          <table:table-cell office:value-type="float" office:value="-5.55365436323642E-3" table:formula="of:=([bitcoin_futures.I136]-[bitcoin_futures.I135])/[bitcoin_futures.I135]" table:style-name="ce1">
            <text:p>-0.005553654</text:p>
          </table:table-cell>
          <table:table-cell office:value-type="float" office:value="-2.4577572964669739E-2" table:formula="of:=([bitcoin_futures.J136]-[bitcoin_futures.J135])/[bitcoin_futures.J135]" table:style-name="ce6">
            <text:p>-0.024577573</text:p>
          </table:table-cell>
          <table:table-cell office:value-type="float" office:value="-2.4269122947537046E-2" table:formula="of:=([bitcoin_futures.K136]-[bitcoin_futures.K135])/[bitcoin_futures.K135]" table:style-name="ce1">
            <text:p>-0.024269123</text:p>
          </table:table-cell>
          <table:table-cell office:value-type="float" office:value="-2.4244833068362479E-2" table:formula="of:=([bitcoin_futures.L136]-[bitcoin_futures.L135])/[bitcoin_futures.L135]" table:style-name="ce1">
            <text:p>-0.024244833</text:p>
          </table:table-cell>
          <table:table-cell office:value-type="float" office:value="-2.3912871912240549E-2" table:formula="of:=([bitcoin_futures.M136]-[bitcoin_futures.M135])/[bitcoin_futures.M135]" table:style-name="ce1">
            <text:p>-0.023912872</text:p>
          </table:table-cell>
          <table:table-cell office:value-type="float" office:value="-2.342892963485347E-2" table:formula="of:=([bitcoin_futures.N136]-[bitcoin_futures.N135])/[bitcoin_futures.N135]" table:style-name="ce1">
            <text:p>-0.02342893</text:p>
          </table:table-cell>
          <table:table-cell office:value-type="float" office:value="-2.301531762693414E-2" table:formula="of:=([bitcoin_futures.O136]-[bitcoin_futures.O135])/[bitcoin_futures.O135]" table:style-name="ce1">
            <text:p>-0.023015318</text:p>
          </table:table-cell>
          <table:table-cell table:number-columns-repeated="4" table:style-name="ce1"/>
          <table:table-cell office:value-type="float" office:value="-2.4577572964669739E-2" table:formula="of:=[.G132]" table:style-name="ce1">
            <text:p>-0.024577573</text:p>
          </table:table-cell>
          <table:table-cell table:style-name="ce1"/>
          <table:table-cell office:value-type="float" office:value="30922.5" table:formula="of:=[bitcoin_futures.J135]*[.T$2]" table:style-name="ce1">
            <text:p>30922.5</text:p>
          </table:table-cell>
          <table:table-cell table:number-columns-repeated="16365"/>
        </table:table-row>
        <table:table-row table:style-name="ro1">
          <table:table-cell office:value-type="string" office:string-value="01.07.2024" table:formula="of:=[bitcoin_futures.A137]" table:style-name="ce1">
            <text:p>01.07.2024</text:p>
          </table:table-cell>
          <table:table-cell table:number-columns-repeated="5" table:style-name="ce1"/>
          <table:table-cell office:value-type="float" office:value="5.5864069622876086E-2" table:formula="of:=([bitcoin_futures.J137]-[bitcoin_futures.J136])/[bitcoin_futures.J136]" table:style-name="ce6">
            <text:p>0.05586407</text:p>
          </table:table-cell>
          <table:table-cell office:value-type="float" office:value="5.5820062387128548E-2" table:formula="of:=([bitcoin_futures.K137]-[bitcoin_futures.K136])/[bitcoin_futures.K136]" table:style-name="ce1">
            <text:p>0.055820062</text:p>
          </table:table-cell>
          <table:table-cell office:value-type="float" office:value="5.5967413441955195E-2" table:formula="of:=([bitcoin_futures.L137]-[bitcoin_futures.L136])/[bitcoin_futures.L136]" table:style-name="ce1">
            <text:p>0.055967413</text:p>
          </table:table-cell>
          <table:table-cell office:value-type="float" office:value="5.5465717981888749E-2" table:formula="of:=([bitcoin_futures.M137]-[bitcoin_futures.M136])/[bitcoin_futures.M136]" table:style-name="ce1">
            <text:p>0.055465718</text:p>
          </table:table-cell>
          <table:table-cell office:value-type="float" office:value="5.5444114579154297E-2" table:formula="of:=([bitcoin_futures.N137]-[bitcoin_futures.N136])/[bitcoin_futures.N136]" table:style-name="ce1">
            <text:p>0.055444115</text:p>
          </table:table-cell>
          <table:table-cell office:value-type="float" office:value="5.4994031038599282E-2" table:formula="of:=([bitcoin_futures.O137]-[bitcoin_futures.O136])/[bitcoin_futures.O136]" table:style-name="ce1">
            <text:p>0.054994031</text:p>
          </table:table-cell>
          <table:table-cell table:number-columns-repeated="4" table:style-name="ce1"/>
          <table:table-cell office:value-type="float" office:value="5.5864069622876086E-2" table:formula="of:=[.G133]" table:style-name="ce1">
            <text:p>0.05586407</text:p>
          </table:table-cell>
          <table:table-cell table:style-name="ce1"/>
          <table:table-cell office:value-type="float" office:value="30162.5" table:formula="of:=[bitcoin_futures.J136]*[.T$2]" table:style-name="ce1">
            <text:p>30162.5</text:p>
          </table:table-cell>
          <table:table-cell table:number-columns-repeated="16365"/>
        </table:table-row>
        <table:table-row table:style-name="ro1">
          <table:table-cell office:value-type="string" office:string-value="02.07.2024" table:formula="of:=[bitcoin_futures.A138]" table:style-name="ce1">
            <text:p>02.07.2024</text:p>
          </table:table-cell>
          <table:table-cell table:number-columns-repeated="5" table:style-name="ce1"/>
          <table:table-cell office:value-type="float" office:value="-2.3706727372635215E-2" table:formula="of:=([bitcoin_futures.J138]-[bitcoin_futures.J137])/[bitcoin_futures.J137]" table:style-name="ce6">
            <text:p>-0.023706727</text:p>
          </table:table-cell>
          <table:table-cell office:value-type="float" office:value="-2.3480018659617477E-2" table:formula="of:=([bitcoin_futures.K138]-[bitcoin_futures.K137])/[bitcoin_futures.K137]" table:style-name="ce1">
            <text:p>-0.023480019</text:p>
          </table:table-cell>
          <table:table-cell office:value-type="float" office:value="-2.4070359512420921E-2" table:formula="of:=([bitcoin_futures.L138]-[bitcoin_futures.L137])/[bitcoin_futures.L137]" table:style-name="ce1">
            <text:p>-0.02407036</text:p>
          </table:table-cell>
          <table:table-cell office:value-type="float" office:value="-2.3824115213727595E-2" table:formula="of:=([bitcoin_futures.M138]-[bitcoin_futures.M137])/[bitcoin_futures.M137]" table:style-name="ce1">
            <text:p>-0.023824115</text:p>
          </table:table-cell>
          <table:table-cell office:value-type="float" office:value="-2.3871065835487305E-2" table:formula="of:=([bitcoin_futures.N138]-[bitcoin_futures.N137])/[bitcoin_futures.N137]" table:style-name="ce1">
            <text:p>-0.023871066</text:p>
          </table:table-cell>
          <table:table-cell office:value-type="float" office:value="-2.3687386843693422E-2" table:formula="of:=([bitcoin_futures.O138]-[bitcoin_futures.O137])/[bitcoin_futures.O137]" table:style-name="ce1">
            <text:p>-0.023687387</text:p>
          </table:table-cell>
          <table:table-cell table:number-columns-repeated="4" table:style-name="ce1"/>
          <table:table-cell office:value-type="float" office:value="-2.3706727372635215E-2" table:formula="of:=[.G134]" table:style-name="ce1">
            <text:p>-0.023706727</text:p>
          </table:table-cell>
          <table:table-cell table:style-name="ce1"/>
          <table:table-cell office:value-type="float" office:value="31847.5" table:formula="of:=[bitcoin_futures.J137]*[.T$2]" table:style-name="ce1">
            <text:p>31847.5</text:p>
          </table:table-cell>
          <table:table-cell table:number-columns-repeated="16365"/>
        </table:table-row>
        <table:table-row table:style-name="ro1">
          <table:table-cell office:value-type="string" office:string-value="03.07.2024" table:formula="of:=[bitcoin_futures.A139]" table:style-name="ce1">
            <text:p>03.07.2024</text:p>
          </table:table-cell>
          <table:table-cell table:number-columns-repeated="5" table:style-name="ce1"/>
          <table:table-cell office:value-type="float" office:value="-3.7951274423092388E-2" table:formula="of:=([bitcoin_futures.J139]-[bitcoin_futures.J138])/[bitcoin_futures.J138]" table:style-name="ce6">
            <text:p>-0.037951274</text:p>
          </table:table-cell>
          <table:table-cell office:value-type="float" office:value="-3.7420382165605094E-2" table:formula="of:=([bitcoin_futures.K139]-[bitcoin_futures.K138])/[bitcoin_futures.K138]" table:style-name="ce1">
            <text:p>-0.037420382</text:p>
          </table:table-cell>
          <table:table-cell office:value-type="float" office:value="-3.7470355731225299E-2" table:formula="of:=([bitcoin_futures.L139]-[bitcoin_futures.L138])/[bitcoin_futures.L138]" table:style-name="ce1">
            <text:p>-0.037470356</text:p>
          </table:table-cell>
          <table:table-cell office:value-type="float" office:value="-3.7667739150906383E-2" table:formula="of:=([bitcoin_futures.M139]-[bitcoin_futures.M138])/[bitcoin_futures.M138]" table:style-name="ce1">
            <text:p>-0.037667739</text:p>
          </table:table-cell>
          <table:table-cell office:value-type="float" office:value="-3.8006230529595016E-2" table:formula="of:=([bitcoin_futures.N139]-[bitcoin_futures.N138])/[bitcoin_futures.N138]" table:style-name="ce1">
            <text:p>-0.038006231</text:p>
          </table:table-cell>
          <table:table-cell office:value-type="float" office:value="-3.809303044351723E-2" table:formula="of:=([bitcoin_futures.O139]-[bitcoin_futures.O138])/[bitcoin_futures.O138]" table:style-name="ce1">
            <text:p>-0.03809303</text:p>
          </table:table-cell>
          <table:table-cell table:number-columns-repeated="4" table:style-name="ce1"/>
          <table:table-cell office:value-type="float" office:value="-3.7951274423092388E-2" table:formula="of:=[.G135]" table:style-name="ce1">
            <text:p>-0.037951274</text:p>
          </table:table-cell>
          <table:table-cell table:style-name="ce1"/>
          <table:table-cell office:value-type="float" office:value="31092.5" table:formula="of:=[bitcoin_futures.J138]*[.T$2]" table:style-name="ce1">
            <text:p>31092.5</text:p>
          </table:table-cell>
          <table:table-cell table:number-columns-repeated="16365"/>
        </table:table-row>
        <table:table-row table:style-name="ro1">
          <table:table-cell office:value-type="string" office:string-value="04.07.2024" table:formula="of:=[bitcoin_futures.A140]" table:style-name="ce1">
            <text:p>04.07.2024</text:p>
          </table:table-cell>
          <table:table-cell table:number-columns-repeated="5" table:style-name="ce1"/>
          <table:table-cell office:value-type="float" office:value="0" table:formula="of:=([bitcoin_futures.J140]-[bitcoin_futures.J139])/[bitcoin_futures.J139]" table:style-name="ce6">
            <text:p>0</text:p>
          </table:table-cell>
          <table:table-cell office:value-type="float" office:value="0" table:formula="of:=([bitcoin_futures.K140]-[bitcoin_futures.K139])/[bitcoin_futures.K139]" table:style-name="ce1">
            <text:p>0</text:p>
          </table:table-cell>
          <table:table-cell office:value-type="float" office:value="0" table:formula="of:=([bitcoin_futures.L140]-[bitcoin_futures.L139])/[bitcoin_futures.L139]" table:style-name="ce1">
            <text:p>0</text:p>
          </table:table-cell>
          <table:table-cell office:value-type="float" office:value="0" table:formula="of:=([bitcoin_futures.M140]-[bitcoin_futures.M139])/[bitcoin_futures.M139]" table:style-name="ce1">
            <text:p>0</text:p>
          </table:table-cell>
          <table:table-cell office:value-type="float" office:value="0" table:formula="of:=([bitcoin_futures.N140]-[bitcoin_futures.N139])/[bitcoin_futures.N139]" table:style-name="ce1">
            <text:p>0</text:p>
          </table:table-cell>
          <table:table-cell office:value-type="float" office:value="0" table:formula="of:=([bitcoin_futures.O140]-[bitcoin_futures.O139])/[bitcoin_futures.O139]" table:style-name="ce1">
            <text:p>0</text:p>
          </table:table-cell>
          <table:table-cell table:number-columns-repeated="4" table:style-name="ce1"/>
          <table:table-cell office:value-type="float" office:value="0" table:formula="of:=[.G136]" table:style-name="ce1">
            <text:p>0</text:p>
          </table:table-cell>
          <table:table-cell table:style-name="ce1"/>
          <table:table-cell office:value-type="float" office:value="29912.5" table:formula="of:=[bitcoin_futures.J139]*[.T$2]" table:style-name="ce1">
            <text:p>29912.5</text:p>
          </table:table-cell>
          <table:table-cell table:number-columns-repeated="16365"/>
        </table:table-row>
        <table:table-row table:style-name="ro1">
          <table:table-cell office:value-type="string" office:string-value="05.07.2024" table:formula="of:=[bitcoin_futures.A141]" table:style-name="ce1">
            <text:p>05.07.2024</text:p>
          </table:table-cell>
          <table:table-cell table:number-columns-repeated="5" table:style-name="ce1"/>
          <table:table-cell office:value-type="float" office:value="-5.248641872127037E-2" table:formula="of:=([bitcoin_futures.J141]-[bitcoin_futures.J140])/[bitcoin_futures.J140]" table:style-name="ce6">
            <text:p>-0.052486419</text:p>
          </table:table-cell>
          <table:table-cell office:value-type="float" office:value="-5.2274607113316794E-2" table:formula="of:=([bitcoin_futures.K141]-[bitcoin_futures.K140])/[bitcoin_futures.K140]" table:style-name="ce1">
            <text:p>-0.052274607</text:p>
          </table:table-cell>
          <table:table-cell office:value-type="float" office:value="-5.2316031537450722E-2" table:formula="of:=([bitcoin_futures.L141]-[bitcoin_futures.L140])/[bitcoin_futures.L140]" table:style-name="ce1">
            <text:p>-0.052316032</text:p>
          </table:table-cell>
          <table:table-cell office:value-type="float" office:value="-5.2434151512680424E-2" table:formula="of:=([bitcoin_futures.M141]-[bitcoin_futures.M140])/[bitcoin_futures.M140]" table:style-name="ce1">
            <text:p>-0.052434152</text:p>
          </table:table-cell>
          <table:table-cell office:value-type="float" office:value="-5.2137305699481863E-2" table:formula="of:=([bitcoin_futures.N141]-[bitcoin_futures.N140])/[bitcoin_futures.N140]" table:style-name="ce1">
            <text:p>-0.052137306</text:p>
          </table:table-cell>
          <table:table-cell office:value-type="float" office:value="-5.173106273596273E-2" table:formula="of:=([bitcoin_futures.O141]-[bitcoin_futures.O140])/[bitcoin_futures.O140]" table:style-name="ce1">
            <text:p>-0.051731063</text:p>
          </table:table-cell>
          <table:table-cell table:number-columns-repeated="4" table:style-name="ce1"/>
          <table:table-cell office:value-type="float" office:value="-5.248641872127037E-2" table:formula="of:=[.G137]" table:style-name="ce1">
            <text:p>-0.052486419</text:p>
          </table:table-cell>
          <table:table-cell table:style-name="ce1"/>
          <table:table-cell office:value-type="float" office:value="29912.5" table:formula="of:=[bitcoin_futures.J140]*[.T$2]" table:style-name="ce1">
            <text:p>29912.5</text:p>
          </table:table-cell>
          <table:table-cell table:number-columns-repeated="16365"/>
        </table:table-row>
        <table:table-row table:style-name="ro1">
          <table:table-cell office:value-type="string" office:string-value="08.07.2024" table:formula="of:=[bitcoin_futures.A142]" table:style-name="ce1">
            <text:p>08.07.2024</text:p>
          </table:table-cell>
          <table:table-cell table:number-columns-repeated="5" table:style-name="ce1"/>
          <table:table-cell office:value-type="float" office:value="1.2348945929258181E-3" table:formula="of:=([bitcoin_futures.J142]-[bitcoin_futures.J141])/[bitcoin_futures.J141]" table:style-name="ce6">
            <text:p>0.001234895</text:p>
          </table:table-cell>
          <table:table-cell office:value-type="float" office:value="1.2218537266538664E-3" table:formula="of:=([bitcoin_futures.K142]-[bitcoin_futures.K141])/[bitcoin_futures.K141]" table:style-name="ce1">
            <text:p>0.001221854</text:p>
          </table:table-cell>
          <table:table-cell office:value-type="float" office:value="1.0399514689314498E-3" table:formula="of:=([bitcoin_futures.L142]-[bitcoin_futures.L141])/[bitcoin_futures.L141]" table:style-name="ce1">
            <text:p>0.001039951</text:p>
          </table:table-cell>
          <table:table-cell office:value-type="float" office:value="1.8072289156626507E-3" table:formula="of:=([bitcoin_futures.M142]-[bitcoin_futures.M141])/[bitcoin_futures.M141]" table:style-name="ce1">
            <text:p>0.001807229</text:p>
          </table:table-cell>
          <table:table-cell office:value-type="float" office:value="1.7082336863682953E-3" table:formula="of:=([bitcoin_futures.N142]-[bitcoin_futures.N141])/[bitcoin_futures.N141]" table:style-name="ce1">
            <text:p>0.001708234</text:p>
          </table:table-cell>
          <table:table-cell office:value-type="float" office:value="1.6941973739940702E-3" table:formula="of:=([bitcoin_futures.O142]-[bitcoin_futures.O141])/[bitcoin_futures.O141]" table:style-name="ce1">
            <text:p>0.001694197</text:p>
          </table:table-cell>
          <table:table-cell table:number-columns-repeated="4" table:style-name="ce1"/>
          <table:table-cell office:value-type="float" office:value="1.2348945929258181E-3" table:formula="of:=[.G138]" table:style-name="ce1">
            <text:p>0.001234895</text:p>
          </table:table-cell>
          <table:table-cell table:style-name="ce1"/>
          <table:table-cell office:value-type="float" office:value="28342.5" table:formula="of:=[bitcoin_futures.J141]*[.T$2]" table:style-name="ce1">
            <text:p>28342.5</text:p>
          </table:table-cell>
          <table:table-cell table:number-columns-repeated="16365"/>
        </table:table-row>
        <table:table-row table:style-name="ro1">
          <table:table-cell office:value-type="string" office:string-value="09.07.2024" table:formula="of:=[bitcoin_futures.A143]" table:style-name="ce1">
            <text:p>09.07.2024</text:p>
          </table:table-cell>
          <table:table-cell table:number-columns-repeated="5" table:style-name="ce1"/>
          <table:table-cell office:value-type="float" office:value="2.4755528147299796E-2" table:formula="of:=([bitcoin_futures.J143]-[bitcoin_futures.J142])/[bitcoin_futures.J142]" table:style-name="ce6">
            <text:p>0.024755528</text:p>
          </table:table-cell>
          <table:table-cell office:value-type="float" office:value="2.4581589958158997E-2" table:formula="of:=([bitcoin_futures.K143]-[bitcoin_futures.K142])/[bitcoin_futures.K142]" table:style-name="ce1">
            <text:p>0.02458159</text:p>
          </table:table-cell>
          <table:table-cell office:value-type="float" office:value="2.4413470695177908E-2" table:formula="of:=([bitcoin_futures.L143]-[bitcoin_futures.L142])/[bitcoin_futures.L142]" table:style-name="ce1">
            <text:p>0.024413471</text:p>
          </table:table-cell>
          <table:table-cell office:value-type="float" office:value="2.379520659737136E-2" table:formula="of:=([bitcoin_futures.M143]-[bitcoin_futures.M142])/[bitcoin_futures.M142]" table:style-name="ce1">
            <text:p>0.023795207</text:p>
          </table:table-cell>
          <table:table-cell office:value-type="float" office:value="2.361869031377899E-2" table:formula="of:=([bitcoin_futures.N143]-[bitcoin_futures.N142])/[bitcoin_futures.N142]" table:style-name="ce1">
            <text:p>0.02361869</text:p>
          </table:table-cell>
          <table:table-cell office:value-type="float" office:value="2.3424947145877378E-2" table:formula="of:=([bitcoin_futures.O143]-[bitcoin_futures.O142])/[bitcoin_futures.O142]" table:style-name="ce1">
            <text:p>0.023424947</text:p>
          </table:table-cell>
          <table:table-cell table:number-columns-repeated="4" table:style-name="ce1"/>
          <table:table-cell office:value-type="float" office:value="2.4755528147299796E-2" table:formula="of:=[.G139]" table:style-name="ce1">
            <text:p>0.024755528</text:p>
          </table:table-cell>
          <table:table-cell table:style-name="ce1"/>
          <table:table-cell office:value-type="float" office:value="28377.5" table:formula="of:=[bitcoin_futures.J142]*[.T$2]" table:style-name="ce1">
            <text:p>28377.5</text:p>
          </table:table-cell>
          <table:table-cell table:number-columns-repeated="16365"/>
        </table:table-row>
        <table:table-row table:style-name="ro1">
          <table:table-cell office:value-type="string" office:string-value="10.07.2024" table:formula="of:=[bitcoin_futures.A144]" table:style-name="ce1">
            <text:p>10.07.2024</text:p>
          </table:table-cell>
          <table:table-cell table:number-columns-repeated="5" table:style-name="ce1"/>
          <table:table-cell office:value-type="float" office:value="-9.1987620357634105E-3" table:formula="of:=([bitcoin_futures.J144]-[bitcoin_futures.J143])/[bitcoin_futures.J143]" table:style-name="ce6">
            <text:p>-0.009198762</text:p>
          </table:table-cell>
          <table:table-cell office:value-type="float" office:value="-9.1883614088820835E-3" table:formula="of:=([bitcoin_futures.K144]-[bitcoin_futures.K143])/[bitcoin_futures.K143]" table:style-name="ce1">
            <text:p>-0.009188361</text:p>
          </table:table-cell>
          <table:table-cell office:value-type="float" office:value="-9.0425082396687236E-3" table:formula="of:=([bitcoin_futures.L144]-[bitcoin_futures.L143])/[bitcoin_futures.L143]" table:style-name="ce1">
            <text:p>-0.009042508</text:p>
          </table:table-cell>
          <table:table-cell office:value-type="float" office:value="-9.4814566202382957E-3" table:formula="of:=([bitcoin_futures.M144]-[bitcoin_futures.M143])/[bitcoin_futures.M143]" table:style-name="ce1">
            <text:p>-0.009481457</text:p>
          </table:table-cell>
          <table:table-cell office:value-type="float" office:value="-9.4127446897126193E-3" table:formula="of:=([bitcoin_futures.N144]-[bitcoin_futures.N143])/[bitcoin_futures.N143]" table:style-name="ce1">
            <text:p>-0.009412745</text:p>
          </table:table-cell>
          <table:table-cell office:value-type="float" office:value="-9.3372996198975381E-3" table:formula="of:=([bitcoin_futures.O144]-[bitcoin_futures.O143])/[bitcoin_futures.O143]" table:style-name="ce1">
            <text:p>-0.0093373</text:p>
          </table:table-cell>
          <table:table-cell table:number-columns-repeated="4" table:style-name="ce1"/>
          <table:table-cell office:value-type="float" office:value="-9.1987620357634105E-3" table:formula="of:=[.G140]" table:style-name="ce1">
            <text:p>-0.009198762</text:p>
          </table:table-cell>
          <table:table-cell table:style-name="ce1"/>
          <table:table-cell office:value-type="float" office:value="29080" table:formula="of:=[bitcoin_futures.J143]*[.T$2]" table:style-name="ce1">
            <text:p>29080</text:p>
          </table:table-cell>
          <table:table-cell table:number-columns-repeated="16365"/>
        </table:table-row>
        <table:table-row table:style-name="ro1">
          <table:table-cell office:value-type="string" office:string-value="11.07.2024" table:formula="of:=[bitcoin_futures.A145]" table:style-name="ce1">
            <text:p>11.07.2024</text:p>
          </table:table-cell>
          <table:table-cell table:number-columns-repeated="5" table:style-name="ce1"/>
          <table:table-cell office:value-type="float" office:value="-7.8091106290672455E-4" table:formula="of:=([bitcoin_futures.J145]-[bitcoin_futures.J144])/[bitcoin_futures.J144]" table:style-name="ce6">
            <text:p>-0.000780911</text:p>
          </table:table-cell>
          <table:table-cell office:value-type="float" office:value="-7.7279752704791343E-4" table:formula="of:=([bitcoin_futures.K145]-[bitcoin_futures.K144])/[bitcoin_futures.K144]" table:style-name="ce1">
            <text:p>-0.000772798</text:p>
          </table:table-cell>
          <table:table-cell office:value-type="float" office:value="-6.8224458468360907E-4" table:formula="of:=([bitcoin_futures.L145]-[bitcoin_futures.L144])/[bitcoin_futures.L144]" table:style-name="ce1">
            <text:p>-0.000682245</text:p>
          </table:table-cell>
          <table:table-cell office:value-type="float" office:value="-7.6238881829733161E-4" table:formula="of:=([bitcoin_futures.M145]-[bitcoin_futures.M144])/[bitcoin_futures.M144]" table:style-name="ce1">
            <text:p>-0.000762389</text:p>
          </table:table-cell>
          <table:table-cell office:value-type="float" office:value="-7.568113017154389E-4" table:formula="of:=([bitcoin_futures.N145]-[bitcoin_futures.N144])/[bitcoin_futures.N144]" table:style-name="ce1">
            <text:p>-0.000756811</text:p>
          </table:table-cell>
          <table:table-cell office:value-type="float" office:value="-7.5068813078655434E-4" table:formula="of:=([bitcoin_futures.O145]-[bitcoin_futures.O144])/[bitcoin_futures.O144]" table:style-name="ce1">
            <text:p>-0.000750688</text:p>
          </table:table-cell>
          <table:table-cell table:number-columns-repeated="4" table:style-name="ce1"/>
          <table:table-cell office:value-type="float" office:value="-7.8091106290672455E-4" table:formula="of:=[.G141]" table:style-name="ce1">
            <text:p>-0.000780911</text:p>
          </table:table-cell>
          <table:table-cell table:style-name="ce1"/>
          <table:table-cell office:value-type="float" office:value="28812.5" table:formula="of:=[bitcoin_futures.J144]*[.T$2]" table:style-name="ce1">
            <text:p>28812.5</text:p>
          </table:table-cell>
          <table:table-cell table:number-columns-repeated="16365"/>
        </table:table-row>
        <table:table-row table:style-name="ro1">
          <table:table-cell office:value-type="string" office:string-value="12.07.2024" table:formula="of:=[bitcoin_futures.A146]" table:style-name="ce1">
            <text:p>12.07.2024</text:p>
          </table:table-cell>
          <table:table-cell table:number-columns-repeated="5" table:style-name="ce1"/>
          <table:table-cell office:value-type="float" office:value="4.6022924626606459E-3" table:formula="of:=([bitcoin_futures.J146]-[bitcoin_futures.J145])/[bitcoin_futures.J145]" table:style-name="ce6">
            <text:p>0.004602292</text:p>
          </table:table-cell>
          <table:table-cell office:value-type="float" office:value="4.3825728280484661E-3" table:formula="of:=([bitcoin_futures.K146]-[bitcoin_futures.K145])/[bitcoin_futures.K145]" table:style-name="ce1">
            <text:p>0.004382573</text:p>
          </table:table-cell>
          <table:table-cell office:value-type="float" office:value="4.4376173408431476E-3" table:formula="of:=([bitcoin_futures.L146]-[bitcoin_futures.L145])/[bitcoin_futures.L145]" table:style-name="ce1">
            <text:p>0.004437617</text:p>
          </table:table-cell>
          <table:table-cell office:value-type="float" office:value="4.8321464903357068E-3" table:formula="of:=([bitcoin_futures.M146]-[bitcoin_futures.M145])/[bitcoin_futures.M145]" table:style-name="ce1">
            <text:p>0.004832146</text:p>
          </table:table-cell>
          <table:table-cell office:value-type="float" office:value="4.7967684928048471E-3" table:formula="of:=([bitcoin_futures.N146]-[bitcoin_futures.N145])/[bitcoin_futures.N145]" table:style-name="ce1">
            <text:p>0.004796768</text:p>
          </table:table-cell>
          <table:table-cell office:value-type="float" office:value="4.7579298831385642E-3" table:formula="of:=([bitcoin_futures.O146]-[bitcoin_futures.O145])/[bitcoin_futures.O145]" table:style-name="ce1">
            <text:p>0.00475793</text:p>
          </table:table-cell>
          <table:table-cell table:number-columns-repeated="4" table:style-name="ce1"/>
          <table:table-cell office:value-type="float" office:value="4.6022924626606459E-3" table:formula="of:=[.G142]" table:style-name="ce1">
            <text:p>0.004602292</text:p>
          </table:table-cell>
          <table:table-cell table:style-name="ce1"/>
          <table:table-cell office:value-type="float" office:value="28790" table:formula="of:=[bitcoin_futures.J145]*[.T$2]" table:style-name="ce1">
            <text:p>28790</text:p>
          </table:table-cell>
          <table:table-cell table:number-columns-repeated="16365"/>
        </table:table-row>
        <table:table-row table:style-name="ro1">
          <table:table-cell office:value-type="string" office:string-value="15.07.2024" table:formula="of:=[bitcoin_futures.A147]" table:style-name="ce1">
            <text:p>15.07.2024</text:p>
          </table:table-cell>
          <table:table-cell table:number-columns-repeated="5" table:style-name="ce1"/>
          <table:table-cell office:value-type="float" office:value="0.10121877431065779" table:formula="of:=([bitcoin_futures.J147]-[bitcoin_futures.J146])/[bitcoin_futures.J146]" table:style-name="ce6">
            <text:p>0.101218774</text:p>
          </table:table-cell>
          <table:table-cell office:value-type="float" office:value="0.10121492128678987" table:formula="of:=([bitcoin_futures.K147]-[bitcoin_futures.K146])/[bitcoin_futures.K146]" table:style-name="ce1">
            <text:p>0.101214921</text:p>
          </table:table-cell>
          <table:table-cell office:value-type="float" office:value="0.10135938827527613" table:formula="of:=([bitcoin_futures.L147]-[bitcoin_futures.L146])/[bitcoin_futures.L146]" table:style-name="ce1">
            <text:p>0.101359388</text:p>
          </table:table-cell>
          <table:table-cell office:value-type="float" office:value="0.10090272504851093" table:formula="of:=([bitcoin_futures.M147]-[bitcoin_futures.M146])/[bitcoin_futures.M146]" table:style-name="ce1">
            <text:p>0.100902725</text:p>
          </table:table-cell>
          <table:table-cell office:value-type="float" office:value="0.1007537688442211" table:formula="of:=([bitcoin_futures.N147]-[bitcoin_futures.N146])/[bitcoin_futures.N146]" table:style-name="ce1">
            <text:p>0.100753769</text:p>
          </table:table-cell>
          <table:table-cell office:value-type="float" office:value="0.10010800033230871" table:formula="of:=([bitcoin_futures.O147]-[bitcoin_futures.O146])/[bitcoin_futures.O146]" table:style-name="ce1">
            <text:p>0.100108</text:p>
          </table:table-cell>
          <table:table-cell table:number-columns-repeated="4" table:style-name="ce1"/>
          <table:table-cell office:value-type="float" office:value="0.10121877431065779" table:formula="of:=[.G143]" table:style-name="ce1">
            <text:p>0.101218774</text:p>
          </table:table-cell>
          <table:table-cell table:style-name="ce1"/>
          <table:table-cell office:value-type="float" office:value="29220" table:formula="of:=[bitcoin_futures.K146]*[.$T$2]" table:style-name="ce1">
            <text:p>29220</text:p>
          </table:table-cell>
          <table:table-cell table:number-columns-repeated="16365"/>
        </table:table-row>
        <table:table-row table:style-name="ro1">
          <table:table-cell office:value-type="string" office:string-value="16.07.2024" table:formula="of:=[bitcoin_futures.A148]" table:style-name="ce1">
            <text:p>16.07.2024</text:p>
          </table:table-cell>
          <table:table-cell table:number-columns-repeated="5" table:style-name="ce1"/>
          <table:table-cell office:value-type="float" office:value="2.7472527472527472E-2" table:formula="of:=([bitcoin_futures.J148]-[bitcoin_futures.J147])/[bitcoin_futures.J147]" table:style-name="ce1">
            <text:p>0.027472527</text:p>
          </table:table-cell>
          <table:table-cell office:value-type="float" office:value="2.7581384507808251E-2" table:formula="of:=([bitcoin_futures.K148]-[bitcoin_futures.K147])/[bitcoin_futures.K147]" table:style-name="ce6">
            <text:p>0.027581385</text:p>
          </table:table-cell>
          <table:table-cell office:value-type="float" office:value="2.7848491861451826E-2" table:formula="of:=([bitcoin_futures.L148]-[bitcoin_futures.L147])/[bitcoin_futures.L147]" table:style-name="ce1">
            <text:p>0.027848492</text:p>
          </table:table-cell>
          <table:table-cell office:value-type="float" office:value="2.797149206835773E-2" table:formula="of:=([bitcoin_futures.M148]-[bitcoin_futures.M147])/[bitcoin_futures.M147]" table:style-name="ce1">
            <text:p>0.027971492</text:p>
          </table:table-cell>
          <table:table-cell office:value-type="float" office:value="2.7771437266986228E-2" table:formula="of:=([bitcoin_futures.N148]-[bitcoin_futures.N147])/[bitcoin_futures.N147]" table:style-name="ce1">
            <text:p>0.027771437</text:p>
          </table:table-cell>
          <table:table-cell office:value-type="float" office:value="2.8016915873735084E-2" table:formula="of:=([bitcoin_futures.O148]-[bitcoin_futures.O147])/[bitcoin_futures.O147]" table:style-name="ce1">
            <text:p>0.028016916</text:p>
          </table:table-cell>
          <table:table-cell table:number-columns-repeated="4" table:style-name="ce1"/>
          <table:table-cell office:value-type="float" office:value="2.7581384507808251E-2" table:formula="of:=[.H144]" table:style-name="ce1">
            <text:p>0.027581385</text:p>
          </table:table-cell>
          <table:table-cell table:style-name="ce1"/>
          <table:table-cell office:value-type="float" office:value="32177.5" table:formula="of:=[bitcoin_futures.K147]*[.$T$2]" table:style-name="ce1">
            <text:p>32177.5</text:p>
          </table:table-cell>
          <table:table-cell table:number-columns-repeated="16365"/>
        </table:table-row>
        <table:table-row table:style-name="ro1">
          <table:table-cell office:value-type="string" office:string-value="17.07.2024" table:formula="of:=[bitcoin_futures.A149]" table:style-name="ce1">
            <text:p>17.07.2024</text:p>
          </table:table-cell>
          <table:table-cell table:number-columns-repeated="5" table:style-name="ce1"/>
          <table:table-cell office:value-type="float" office:value="-1.1000763941940413E-2" table:formula="of:=([bitcoin_futures.J149]-[bitcoin_futures.J148])/[bitcoin_futures.J148]" table:style-name="ce1">
            <text:p>-0.011000764</text:p>
          </table:table-cell>
          <table:table-cell office:value-type="float" office:value="-1.1038862845909572E-2" table:formula="of:=([bitcoin_futures.K149]-[bitcoin_futures.K148])/[bitcoin_futures.K148]" table:style-name="ce6">
            <text:p>-0.011038863</text:p>
          </table:table-cell>
          <table:table-cell office:value-type="float" office:value="-1.1107775442809968E-2" table:formula="of:=([bitcoin_futures.L149]-[bitcoin_futures.L148])/[bitcoin_futures.L148]" table:style-name="ce1">
            <text:p>-0.011107775</text:p>
          </table:table-cell>
          <table:table-cell office:value-type="float" office:value="-1.0958699865811838E-2" table:formula="of:=([bitcoin_futures.M149]-[bitcoin_futures.M148])/[bitcoin_futures.M148]" table:style-name="ce1">
            <text:p>-0.0109587</text:p>
          </table:table-cell>
          <table:table-cell office:value-type="float" office:value="-1.0882440035534497E-2" table:formula="of:=([bitcoin_futures.N149]-[bitcoin_futures.N148])/[bitcoin_futures.N148]" table:style-name="ce1">
            <text:p>-0.01088244</text:p>
          </table:table-cell>
          <table:table-cell office:value-type="float" office:value="-1.0798501432454272E-2" table:formula="of:=([bitcoin_futures.O149]-[bitcoin_futures.O148])/[bitcoin_futures.O148]" table:style-name="ce1">
            <text:p>-0.010798501</text:p>
          </table:table-cell>
          <table:table-cell table:number-columns-repeated="4" table:style-name="ce1"/>
          <table:table-cell office:value-type="float" office:value="-1.1038862845909572E-2" table:formula="of:=[.H145]" table:style-name="ce1">
            <text:p>-0.011038863</text:p>
          </table:table-cell>
          <table:table-cell table:style-name="ce1"/>
          <table:table-cell office:value-type="float" office:value="33065" table:formula="of:=[bitcoin_futures.K148]*[.$T$2]" table:style-name="ce1">
            <text:p>33065</text:p>
          </table:table-cell>
          <table:table-cell table:number-columns-repeated="16365"/>
        </table:table-row>
        <table:table-row table:style-name="ro1">
          <table:table-cell office:value-type="string" office:string-value="18.07.2024" table:formula="of:=[bitcoin_futures.A150]" table:style-name="ce1">
            <text:p>18.07.2024</text:p>
          </table:table-cell>
          <table:table-cell table:number-columns-repeated="5" table:style-name="ce1"/>
          <table:table-cell office:value-type="float" office:value="-1.6684690251815234E-2" table:formula="of:=([bitcoin_futures.J150]-[bitcoin_futures.J149])/[bitcoin_futures.J149]" table:style-name="ce1">
            <text:p>-0.01668469</text:p>
          </table:table-cell>
          <table:table-cell office:value-type="float" office:value="-1.6896024464831804E-2" table:formula="of:=([bitcoin_futures.K150]-[bitcoin_futures.K149])/[bitcoin_futures.K149]" table:style-name="ce6">
            <text:p>-0.016896024</text:p>
          </table:table-cell>
          <table:table-cell office:value-type="float" office:value="-1.6848816029143898E-2" table:formula="of:=([bitcoin_futures.L150]-[bitcoin_futures.L149])/[bitcoin_futures.L149]" table:style-name="ce1">
            <text:p>-0.016848816</text:p>
          </table:table-cell>
          <table:table-cell office:value-type="float" office:value="-1.6883997889500263E-2" table:formula="of:=([bitcoin_futures.M150]-[bitcoin_futures.M149])/[bitcoin_futures.M149]" table:style-name="ce1">
            <text:p>-0.016883998</text:p>
          </table:table-cell>
          <table:table-cell office:value-type="float" office:value="-1.6914901579223113E-2" table:formula="of:=([bitcoin_futures.N150]-[bitcoin_futures.N149])/[bitcoin_futures.N149]" table:style-name="ce1">
            <text:p>-0.016914902</text:p>
          </table:table-cell>
          <table:table-cell office:value-type="float" office:value="-1.6783009059854449E-2" table:formula="of:=([bitcoin_futures.O150]-[bitcoin_futures.O149])/[bitcoin_futures.O149]" table:style-name="ce1">
            <text:p>-0.016783009</text:p>
          </table:table-cell>
          <table:table-cell table:number-columns-repeated="4" table:style-name="ce1"/>
          <table:table-cell office:value-type="float" office:value="-1.6896024464831804E-2" table:formula="of:=[.H146]" table:style-name="ce1">
            <text:p>-0.016896024</text:p>
          </table:table-cell>
          <table:table-cell table:style-name="ce1"/>
          <table:table-cell office:value-type="float" office:value="32700" table:formula="of:=[bitcoin_futures.K149]*[.$T$2]" table:style-name="ce1">
            <text:p>32700</text:p>
          </table:table-cell>
          <table:table-cell table:number-columns-repeated="16365"/>
        </table:table-row>
        <table:table-row table:style-name="ro1">
          <table:table-cell office:value-type="string" office:string-value="19.07.2024" table:formula="of:=[bitcoin_futures.A151]" table:style-name="ce1">
            <text:p>19.07.2024</text:p>
          </table:table-cell>
          <table:table-cell table:number-columns-repeated="5" table:style-name="ce1"/>
          <table:table-cell office:value-type="float" office:value="6.0172820109976433E-2" table:formula="of:=([bitcoin_futures.J151]-[bitcoin_futures.J150])/[bitcoin_futures.J150]" table:style-name="ce1">
            <text:p>0.06017282</text:p>
          </table:table-cell>
          <table:table-cell office:value-type="float" office:value="6.1435570417606347E-2" table:formula="of:=([bitcoin_futures.K151]-[bitcoin_futures.K150])/[bitcoin_futures.K150]" table:style-name="ce6">
            <text:p>0.06143557</text:p>
          </table:table-cell>
          <table:table-cell office:value-type="float" office:value="6.0985023930832175E-2" table:formula="of:=([bitcoin_futures.L151]-[bitcoin_futures.L150])/[bitcoin_futures.L150]" table:style-name="ce1">
            <text:p>0.060985024</text:p>
          </table:table-cell>
          <table:table-cell office:value-type="float" office:value="6.0722226481637658E-2" table:formula="of:=([bitcoin_futures.M151]-[bitcoin_futures.M150])/[bitcoin_futures.M150]" table:style-name="ce1">
            <text:p>0.060722226</text:p>
          </table:table-cell>
          <table:table-cell office:value-type="float" office:value="6.0601446516939474E-2" table:formula="of:=([bitcoin_futures.N151]-[bitcoin_futures.N150])/[bitcoin_futures.N150]" table:style-name="ce1">
            <text:p>0.060601447</text:p>
          </table:table-cell>
          <table:table-cell office:value-type="float" office:value="5.9818731117824771E-2" table:formula="of:=([bitcoin_futures.O151]-[bitcoin_futures.O150])/[bitcoin_futures.O150]" table:style-name="ce1">
            <text:p>0.059818731</text:p>
          </table:table-cell>
          <table:table-cell table:number-columns-repeated="4" table:style-name="ce1"/>
          <table:table-cell office:value-type="float" office:value="6.1435570417606347E-2" table:formula="of:=[.H147]" table:style-name="ce1">
            <text:p>0.06143557</text:p>
          </table:table-cell>
          <table:table-cell table:style-name="ce1"/>
          <table:table-cell office:value-type="float" office:value="32147.5" table:formula="of:=[bitcoin_futures.K150]*[.$T$2]" table:style-name="ce1">
            <text:p>32147.5</text:p>
          </table:table-cell>
          <table:table-cell table:number-columns-repeated="16365"/>
        </table:table-row>
        <table:table-row table:style-name="ro1">
          <table:table-cell office:value-type="string" office:string-value="22.07.2024" table:formula="of:=[bitcoin_futures.A152]" table:style-name="ce1">
            <text:p>22.07.2024</text:p>
          </table:table-cell>
          <table:table-cell table:number-columns-repeated="5" table:style-name="ce1"/>
          <table:table-cell office:value-type="float" office:value="1.2744516893894487E-2" table:formula="of:=([bitcoin_futures.J152]-[bitcoin_futures.J151])/[bitcoin_futures.J151]" table:style-name="ce1">
            <text:p>0.012744517</text:p>
          </table:table-cell>
          <table:table-cell office:value-type="float" office:value="1.2381859476884754E-2" table:formula="of:=([bitcoin_futures.K152]-[bitcoin_futures.K151])/[bitcoin_futures.K151]" table:style-name="ce6">
            <text:p>0.012381859</text:p>
          </table:table-cell>
          <table:table-cell office:value-type="float" office:value="1.2805587892898719E-2" table:formula="of:=([bitcoin_futures.L152]-[bitcoin_futures.L151])/[bitcoin_futures.L151]" table:style-name="ce1">
            <text:p>0.012805588</text:p>
          </table:table-cell>
          <table:table-cell office:value-type="float" office:value="1.3010480664980123E-2" table:formula="of:=([bitcoin_futures.M152]-[bitcoin_futures.M151])/[bitcoin_futures.M151]" table:style-name="ce1">
            <text:p>0.013010481</text:p>
          </table:table-cell>
          <table:table-cell office:value-type="float" office:value="1.2849041705548776E-2" table:formula="of:=([bitcoin_futures.N152]-[bitcoin_futures.N151])/[bitcoin_futures.N151]" table:style-name="ce1">
            <text:p>0.012849042</text:p>
          </table:table-cell>
          <table:table-cell office:value-type="float" office:value="1.282782212086659E-2" table:formula="of:=([bitcoin_futures.O152]-[bitcoin_futures.O151])/[bitcoin_futures.O151]" table:style-name="ce1">
            <text:p>0.012827822</text:p>
          </table:table-cell>
          <table:table-cell table:number-columns-repeated="4" table:style-name="ce1"/>
          <table:table-cell office:value-type="float" office:value="1.2381859476884754E-2" table:formula="of:=[.H148]" table:style-name="ce1">
            <text:p>0.012381859</text:p>
          </table:table-cell>
          <table:table-cell table:style-name="ce1"/>
          <table:table-cell office:value-type="float" office:value="34122.5" table:formula="of:=[bitcoin_futures.K151]*[.$T$2]" table:style-name="ce1">
            <text:p>34122.5</text:p>
          </table:table-cell>
          <table:table-cell table:number-columns-repeated="16365"/>
        </table:table-row>
        <table:table-row table:style-name="ro1">
          <table:table-cell office:value-type="string" office:string-value="23.07.2024" table:formula="of:=[bitcoin_futures.A153]" table:style-name="ce1">
            <text:p>23.07.2024</text:p>
          </table:table-cell>
          <table:table-cell table:number-columns-repeated="5" table:style-name="ce1"/>
          <table:table-cell office:value-type="float" office:value="-4.0605794556628619E-2" table:formula="of:=([bitcoin_futures.J153]-[bitcoin_futures.J152])/[bitcoin_futures.J152]" table:style-name="ce1">
            <text:p>-0.040605795</text:p>
          </table:table-cell>
          <table:table-cell office:value-type="float" office:value="-4.0454479664206108E-2" table:formula="of:=([bitcoin_futures.K153]-[bitcoin_futures.K152])/[bitcoin_futures.K152]" table:style-name="ce6">
            <text:p>-0.04045448</text:p>
          </table:table-cell>
          <table:table-cell office:value-type="float" office:value="-4.0517241379310343E-2" table:formula="of:=([bitcoin_futures.L153]-[bitcoin_futures.L152])/[bitcoin_futures.L152]" table:style-name="ce1">
            <text:p>-0.040517241</text:p>
          </table:table-cell>
          <table:table-cell office:value-type="float" office:value="-4.0313949339992862E-2" table:formula="of:=([bitcoin_futures.M153]-[bitcoin_futures.M152])/[bitcoin_futures.M152]" table:style-name="ce1">
            <text:p>-0.040313949</text:p>
          </table:table-cell>
          <table:table-cell office:value-type="float" office:value="-4.0113394755492561E-2" table:formula="of:=([bitcoin_futures.N153]-[bitcoin_futures.N152])/[bitcoin_futures.N152]" table:style-name="ce1">
            <text:p>-0.040113395</text:p>
          </table:table-cell>
          <table:table-cell office:value-type="float" office:value="-3.961441035744441E-2" table:formula="of:=([bitcoin_futures.O153]-[bitcoin_futures.O152])/[bitcoin_futures.O152]" table:style-name="ce1">
            <text:p>-0.03961441</text:p>
          </table:table-cell>
          <table:table-cell table:number-columns-repeated="4" table:style-name="ce1"/>
          <table:table-cell office:value-type="float" office:value="-4.0454479664206108E-2" table:formula="of:=[.H149]" table:style-name="ce1">
            <text:p>-0.04045448</text:p>
          </table:table-cell>
          <table:table-cell table:style-name="ce1"/>
          <table:table-cell office:value-type="float" office:value="34545" table:formula="of:=[bitcoin_futures.K152]*[.$T$2]" table:style-name="ce1">
            <text:p>34545</text:p>
          </table:table-cell>
          <table:table-cell table:number-columns-repeated="16365"/>
        </table:table-row>
        <table:table-row table:style-name="ro1">
          <table:table-cell office:value-type="string" office:string-value="24.07.2024" table:formula="of:=[bitcoin_futures.A154]" table:style-name="ce1">
            <text:p>24.07.2024</text:p>
          </table:table-cell>
          <table:table-cell table:number-columns-repeated="5" table:style-name="ce1"/>
          <table:table-cell office:value-type="float" office:value="2.0590253946465341E-3" table:formula="of:=([bitcoin_futures.J154]-[bitcoin_futures.J153])/[bitcoin_futures.J153]" table:style-name="ce1">
            <text:p>0.002059025</text:p>
          </table:table-cell>
          <table:table-cell office:value-type="float" office:value="2.2626140734595371E-3" table:formula="of:=([bitcoin_futures.K154]-[bitcoin_futures.K153])/[bitcoin_futures.K153]" table:style-name="ce6">
            <text:p>0.002262614</text:p>
          </table:table-cell>
          <table:table-cell office:value-type="float" office:value="2.0215633423180594E-3" table:formula="of:=([bitcoin_futures.L154]-[bitcoin_futures.L153])/[bitcoin_futures.L153]" table:style-name="ce1">
            <text:p>0.002021563</text:p>
          </table:table-cell>
          <table:table-cell office:value-type="float" office:value="2.2304832713754648E-3" table:formula="of:=([bitcoin_futures.M154]-[bitcoin_futures.M153])/[bitcoin_futures.M153]" table:style-name="ce1">
            <text:p>0.002230483</text:p>
          </table:table-cell>
          <table:table-cell office:value-type="float" office:value="2.5103366804489075E-3" table:formula="of:=([bitcoin_futures.N154]-[bitcoin_futures.N153])/[bitcoin_futures.N153]" table:style-name="ce1">
            <text:p>0.002510337</text:p>
          </table:table-cell>
          <table:table-cell office:value-type="float" office:value="2.4910249835152758E-3" table:formula="of:=([bitcoin_futures.O154]-[bitcoin_futures.O153])/[bitcoin_futures.O153]" table:style-name="ce1">
            <text:p>0.002491025</text:p>
          </table:table-cell>
          <table:table-cell table:number-columns-repeated="4" table:style-name="ce1"/>
          <table:table-cell office:value-type="float" office:value="2.2626140734595371E-3" table:formula="of:=[.H150]" table:style-name="ce1">
            <text:p>0.002262614</text:p>
          </table:table-cell>
          <table:table-cell table:style-name="ce1"/>
          <table:table-cell office:value-type="float" office:value="33147.5" table:formula="of:=[bitcoin_futures.K153]*[.$T$2]" table:style-name="ce1">
            <text:p>33147.5</text:p>
          </table:table-cell>
          <table:table-cell table:number-columns-repeated="16365"/>
        </table:table-row>
        <table:table-row table:style-name="ro1">
          <table:table-cell office:value-type="string" office:string-value="25.07.2024" table:formula="of:=[bitcoin_futures.A155]" table:style-name="ce1">
            <text:p>25.07.2024</text:p>
          </table:table-cell>
          <table:table-cell table:number-columns-repeated="5" table:style-name="ce1"/>
          <table:table-cell office:value-type="float" office:value="-1.5296803652968037E-2" table:formula="of:=([bitcoin_futures.J155]-[bitcoin_futures.J154])/[bitcoin_futures.J154]" table:style-name="ce1">
            <text:p>-0.015296804</text:p>
          </table:table-cell>
          <table:table-cell office:value-type="float" office:value="-1.5877793663932577E-2" table:formula="of:=([bitcoin_futures.K155]-[bitcoin_futures.K154])/[bitcoin_futures.K154]" table:style-name="ce6">
            <text:p>-0.015877794</text:p>
          </table:table-cell>
          <table:table-cell office:value-type="float" office:value="-1.5168497347381005E-2" table:formula="of:=([bitcoin_futures.L155]-[bitcoin_futures.L154])/[bitcoin_futures.L154]" table:style-name="ce1">
            <text:p>-0.015168497</text:p>
          </table:table-cell>
          <table:table-cell office:value-type="float" office:value="-1.5207715133531157E-2" table:formula="of:=([bitcoin_futures.M155]-[bitcoin_futures.M154])/[bitcoin_futures.M154]" table:style-name="ce1">
            <text:p>-0.015207715</text:p>
          </table:table-cell>
          <table:table-cell office:value-type="float" office:value="-1.5097952570334364E-2" table:formula="of:=([bitcoin_futures.N155]-[bitcoin_futures.N154])/[bitcoin_futures.N154]" table:style-name="ce1">
            <text:p>-0.015097953</text:p>
          </table:table-cell>
          <table:table-cell office:value-type="float" office:value="-1.512826134619601E-2" table:formula="of:=([bitcoin_futures.O155]-[bitcoin_futures.O154])/[bitcoin_futures.O154]" table:style-name="ce1">
            <text:p>-0.015128261</text:p>
          </table:table-cell>
          <table:table-cell table:number-columns-repeated="4" table:style-name="ce1"/>
          <table:table-cell office:value-type="float" office:value="-1.5877793663932577E-2" table:formula="of:=[.H151]" table:style-name="ce1">
            <text:p>-0.015877794</text:p>
          </table:table-cell>
          <table:table-cell table:style-name="ce1"/>
          <table:table-cell office:value-type="float" office:value="33222.5" table:formula="of:=[bitcoin_futures.K154]*[.$T$2]" table:style-name="ce1">
            <text:p>33222.5</text:p>
          </table:table-cell>
          <table:table-cell table:number-columns-repeated="16365"/>
        </table:table-row>
        <table:table-row table:style-name="ro1">
          <table:table-cell office:value-type="string" office:string-value="26.07.2024" table:formula="of:=[bitcoin_futures.A156]" table:style-name="ce1">
            <text:p>26.07.2024</text:p>
          </table:table-cell>
          <table:table-cell table:number-columns-repeated="5" table:style-name="ce1"/>
          <table:table-cell office:value-type="float" office:value="4.2040343148620492E-2" table:formula="of:=([bitcoin_futures.J156]-[bitcoin_futures.J155])/[bitcoin_futures.J155]" table:style-name="ce1">
            <text:p>0.042040343</text:p>
          </table:table-cell>
          <table:table-cell office:value-type="float" office:value="5.176632512616608E-2" table:formula="of:=([bitcoin_futures.K156]-[bitcoin_futures.K155])/[bitcoin_futures.K155]" table:style-name="ce6">
            <text:p>0.051766325</text:p>
          </table:table-cell>
          <table:table-cell office:value-type="float" office:value="5.2352048558421849E-2" table:formula="of:=([bitcoin_futures.L156]-[bitcoin_futures.L155])/[bitcoin_futures.L155]" table:style-name="ce1">
            <text:p>0.052352049</text:p>
          </table:table-cell>
          <table:table-cell office:value-type="float" office:value="5.2730696798493411E-2" table:formula="of:=([bitcoin_futures.M156]-[bitcoin_futures.M155])/[bitcoin_futures.M155]" table:style-name="ce1">
            <text:p>0.052730697</text:p>
          </table:table-cell>
          <table:table-cell office:value-type="float" office:value="5.2792941000523445E-2" table:formula="of:=([bitcoin_futures.N156]-[bitcoin_futures.N155])/[bitcoin_futures.N155]" table:style-name="ce1">
            <text:p>0.052792941</text:p>
          </table:table-cell>
          <table:table-cell office:value-type="float" office:value="5.3057287028791929E-2" table:formula="of:=([bitcoin_futures.O156]-[bitcoin_futures.O155])/[bitcoin_futures.O155]" table:style-name="ce1">
            <text:p>0.053057287</text:p>
          </table:table-cell>
          <table:table-cell table:number-columns-repeated="4" table:style-name="ce1"/>
          <table:table-cell office:value-type="float" office:value="5.176632512616608E-2" table:formula="of:=[.H152]" table:style-name="ce1">
            <text:p>0.051766325</text:p>
          </table:table-cell>
          <table:table-cell table:style-name="ce1"/>
          <table:table-cell office:value-type="float" office:value="32695" table:formula="of:=[bitcoin_futures.K155]*[.$T$2]" table:style-name="ce1">
            <text:p>32695</text:p>
          </table:table-cell>
          <table:table-cell table:number-columns-repeated="16365"/>
        </table:table-row>
        <table:table-row table:style-name="ro1">
          <table:table-cell office:value-type="string" office:string-value="29.07.2024" table:formula="of:=[bitcoin_futures.A157]" table:style-name="ce1">
            <text:p>29.07.2024</text:p>
          </table:table-cell>
          <table:table-cell table:number-columns-repeated="6" table:style-name="ce1"/>
          <table:table-cell office:value-type="float" office:value="-1.3304252998909487E-2" table:formula="of:=([bitcoin_futures.K157]-[bitcoin_futures.K156])/[bitcoin_futures.K156]" table:style-name="ce6">
            <text:p>-0.013304253</text:p>
          </table:table-cell>
          <table:table-cell office:value-type="float" office:value="-1.3121845710165825E-2" table:formula="of:=([bitcoin_futures.L157]-[bitcoin_futures.L156])/[bitcoin_futures.L156]" table:style-name="ce1">
            <text:p>-0.013121846</text:p>
          </table:table-cell>
          <table:table-cell office:value-type="float" office:value="-1.295169946332737E-2" table:formula="of:=([bitcoin_futures.M157]-[bitcoin_futures.M156])/[bitcoin_futures.M156]" table:style-name="ce1">
            <text:p>-0.012951699</text:p>
          </table:table-cell>
          <table:table-cell office:value-type="float" office:value="-1.2287804531571845E-2" table:formula="of:=([bitcoin_futures.N157]-[bitcoin_futures.N156])/[bitcoin_futures.N156]" table:style-name="ce1">
            <text:p>-0.012287805</text:p>
          </table:table-cell>
          <table:table-cell office:value-type="float" office:value="-1.2190825170882954E-2" table:formula="of:=([bitcoin_futures.O157]-[bitcoin_futures.O156])/[bitcoin_futures.O156]" table:style-name="ce1">
            <text:p>-0.012190825</text:p>
          </table:table-cell>
          <table:table-cell office:value-type="float" office:value="-9.5084947213871212E-3" table:formula="of:=([bitcoin_futures.P157]-[bitcoin_futures.P156])/[bitcoin_futures.P156]" table:style-name="ce1">
            <text:p>-0.009508495</text:p>
          </table:table-cell>
          <table:table-cell table:number-columns-repeated="3" table:style-name="ce1"/>
          <table:table-cell office:value-type="float" office:value="-1.3304252998909487E-2" table:formula="of:=[.H153]" table:style-name="ce1">
            <text:p>-0.013304253</text:p>
          </table:table-cell>
          <table:table-cell table:style-name="ce1"/>
          <table:table-cell office:value-type="float" office:value="34387.5" table:formula="of:=[bitcoin_futures.K156]*[.$T$2]" table:style-name="ce1">
            <text:p>34387.5</text:p>
          </table:table-cell>
          <table:table-cell table:number-columns-repeated="16365"/>
        </table:table-row>
        <table:table-row table:style-name="ro1">
          <table:table-cell office:value-type="string" office:string-value="30.07.2024" table:formula="of:=[bitcoin_futures.A158]" table:style-name="ce1">
            <text:p>30.07.2024</text:p>
          </table:table-cell>
          <table:table-cell table:number-columns-repeated="6" table:style-name="ce1"/>
          <table:table-cell office:value-type="float" office:value="-2.17359269083407E-2" table:formula="of:=([bitcoin_futures.K158]-[bitcoin_futures.K157])/[bitcoin_futures.K157]" table:style-name="ce6">
            <text:p>-0.021735927</text:p>
          </table:table-cell>
          <table:table-cell office:value-type="float" office:value="-2.1624780829924022E-2" table:formula="of:=([bitcoin_futures.L158]-[bitcoin_futures.L157])/[bitcoin_futures.L157]" table:style-name="ce1">
            <text:p>-0.021624781</text:p>
          </table:table-cell>
          <table:table-cell office:value-type="float" office:value="-2.1386109902856314E-2" table:formula="of:=([bitcoin_futures.M158]-[bitcoin_futures.M157])/[bitcoin_futures.M157]" table:style-name="ce1">
            <text:p>-0.02138611</text:p>
          </table:table-cell>
          <table:table-cell office:value-type="float" office:value="-2.1070041708614987E-2" table:formula="of:=([bitcoin_futures.N158]-[bitcoin_futures.N157])/[bitcoin_futures.N157]" table:style-name="ce1">
            <text:p>-0.021070042</text:p>
          </table:table-cell>
          <table:table-cell office:value-type="float" office:value="-2.0687687259238124E-2" table:formula="of:=([bitcoin_futures.O158]-[bitcoin_futures.O157])/[bitcoin_futures.O157]" table:style-name="ce1">
            <text:p>-0.020687687</text:p>
          </table:table-cell>
          <table:table-cell office:value-type="float" office:value="-2.0752452883461565E-2" table:formula="of:=([bitcoin_futures.P158]-[bitcoin_futures.P157])/[bitcoin_futures.P157]" table:style-name="ce1">
            <text:p>-0.020752453</text:p>
          </table:table-cell>
          <table:table-cell table:number-columns-repeated="3" table:style-name="ce1"/>
          <table:table-cell office:value-type="float" office:value="-2.17359269083407E-2" table:formula="of:=[.H154]" table:style-name="ce1">
            <text:p>-0.021735927</text:p>
          </table:table-cell>
          <table:table-cell table:style-name="ce1"/>
          <table:table-cell office:value-type="float" office:value="33930" table:formula="of:=[bitcoin_futures.K157]*[.$T$2]" table:style-name="ce1">
            <text:p>33930</text:p>
          </table:table-cell>
          <table:table-cell table:number-columns-repeated="16365"/>
        </table:table-row>
        <table:table-row table:style-name="ro1">
          <table:table-cell office:value-type="string" office:string-value="31.07.2024" table:formula="of:=[bitcoin_futures.A159]" table:style-name="ce1">
            <text:p>31.07.2024</text:p>
          </table:table-cell>
          <table:table-cell table:number-columns-repeated="6" table:style-name="ce1"/>
          <table:table-cell office:value-type="float" office:value="-1.0544550726820819E-2" table:formula="of:=([bitcoin_futures.K159]-[bitcoin_futures.K158])/[bitcoin_futures.K158]" table:style-name="ce6">
            <text:p>-0.010544551</text:p>
          </table:table-cell>
          <table:table-cell office:value-type="float" office:value="-1.0528673835125449E-2" table:formula="of:=([bitcoin_futures.L159]-[bitcoin_futures.L158])/[bitcoin_futures.L158]" table:style-name="ce1">
            <text:p>-0.010528674</text:p>
          </table:table-cell>
          <table:table-cell office:value-type="float" office:value="-1.0148899918512483E-2" table:formula="of:=([bitcoin_futures.M159]-[bitcoin_futures.M158])/[bitcoin_futures.M158]" table:style-name="ce1">
            <text:p>-0.0101489</text:p>
          </table:table-cell>
          <table:table-cell office:value-type="float" office:value="-9.916991111437597E-3" table:formula="of:=([bitcoin_futures.N159]-[bitcoin_futures.N158])/[bitcoin_futures.N158]" table:style-name="ce1">
            <text:p>-0.009916991</text:p>
          </table:table-cell>
          <table:table-cell office:value-type="float" office:value="-9.833916083916084E-3" table:formula="of:=([bitcoin_futures.O159]-[bitcoin_futures.O158])/[bitcoin_futures.O158]" table:style-name="ce1">
            <text:p>-0.009833916</text:p>
          </table:table-cell>
          <table:table-cell office:value-type="float" office:value="-1.0307792114178621E-2" table:formula="of:=([bitcoin_futures.P159]-[bitcoin_futures.P158])/[bitcoin_futures.P158]" table:style-name="ce1">
            <text:p>-0.010307792</text:p>
          </table:table-cell>
          <table:table-cell table:number-columns-repeated="3" table:style-name="ce1"/>
          <table:table-cell office:value-type="float" office:value="-1.0544550726820819E-2" table:formula="of:=[.H155]" table:style-name="ce1">
            <text:p>-0.010544551</text:p>
          </table:table-cell>
          <table:table-cell table:style-name="ce1"/>
          <table:table-cell office:value-type="float" office:value="33192.5" table:formula="of:=[bitcoin_futures.K158]*[.$T$2]" table:style-name="ce1">
            <text:p>33192.5</text:p>
          </table:table-cell>
          <table:table-cell table:number-columns-repeated="16365"/>
        </table:table-row>
        <table:table-row table:style-name="ro1">
          <table:table-cell office:value-type="string" office:string-value="01.08.2024" table:formula="of:=[bitcoin_futures.A160]" table:style-name="ce1">
            <text:p>01.08.2024</text:p>
          </table:table-cell>
          <table:table-cell table:number-columns-repeated="6" table:style-name="ce1"/>
          <table:table-cell office:value-type="float" office:value="-2.8849813503844104E-2" table:formula="of:=([bitcoin_futures.K160]-[bitcoin_futures.K159])/[bitcoin_futures.K159]" table:style-name="ce6">
            <text:p>-0.028849814</text:p>
          </table:table-cell>
          <table:table-cell office:value-type="float" office:value="-2.9129876990415818E-2" table:formula="of:=([bitcoin_futures.L160]-[bitcoin_futures.L159])/[bitcoin_futures.L159]" table:style-name="ce1">
            <text:p>-0.029129877</text:p>
          </table:table-cell>
          <table:table-cell office:value-type="float" office:value="-2.9486603801826074E-2" table:formula="of:=([bitcoin_futures.M160]-[bitcoin_futures.M159])/[bitcoin_futures.M159]" table:style-name="ce1">
            <text:p>-0.029486604</text:p>
          </table:table-cell>
          <table:table-cell office:value-type="float" office:value="-3.0123163674135627E-2" table:formula="of:=([bitcoin_futures.N160]-[bitcoin_futures.N159])/[bitcoin_futures.N159]" table:style-name="ce1">
            <text:p>-0.030123164</text:p>
          </table:table-cell>
          <table:table-cell office:value-type="float" office:value="-3.0089016405502832E-2" table:formula="of:=([bitcoin_futures.O160]-[bitcoin_futures.O159])/[bitcoin_futures.O159]" table:style-name="ce1">
            <text:p>-0.030089016</text:p>
          </table:table-cell>
          <table:table-cell office:value-type="float" office:value="-2.9715950473415877E-2" table:formula="of:=([bitcoin_futures.P160]-[bitcoin_futures.P159])/[bitcoin_futures.P159]" table:style-name="ce1">
            <text:p>-0.02971595</text:p>
          </table:table-cell>
          <table:table-cell table:number-columns-repeated="3" table:style-name="ce1"/>
          <table:table-cell office:value-type="float" office:value="-2.8849813503844104E-2" table:formula="of:=[.H156]" table:style-name="ce1">
            <text:p>-0.028849814</text:p>
          </table:table-cell>
          <table:table-cell table:style-name="ce1"/>
          <table:table-cell office:value-type="float" office:value="32842.5" table:formula="of:=[bitcoin_futures.K159]*[.$T$2]" table:style-name="ce1">
            <text:p>32842.5</text:p>
          </table:table-cell>
          <table:table-cell table:number-columns-repeated="16365"/>
        </table:table-row>
        <table:table-row table:style-name="ro1">
          <table:table-cell office:value-type="string" office:string-value="02.08.2024" table:formula="of:=[bitcoin_futures.A161]" table:style-name="ce1">
            <text:p>02.08.2024</text:p>
          </table:table-cell>
          <table:table-cell table:number-columns-repeated="6" table:style-name="ce1"/>
          <table:table-cell office:value-type="float" office:value="-1.3246590374666876E-2" table:formula="of:=([bitcoin_futures.K161]-[bitcoin_futures.K160])/[bitcoin_futures.K160]" table:style-name="ce6">
            <text:p>-0.01324659</text:p>
          </table:table-cell>
          <table:table-cell office:value-type="float" office:value="-1.3602798289933929E-2" table:formula="of:=([bitcoin_futures.L161]-[bitcoin_futures.L160])/[bitcoin_futures.L160]" table:style-name="ce1">
            <text:p>-0.013602798</text:p>
          </table:table-cell>
          <table:table-cell office:value-type="float" office:value="-1.4265885256014806E-2" table:formula="of:=([bitcoin_futures.M161]-[bitcoin_futures.M160])/[bitcoin_futures.M160]" table:style-name="ce1">
            <text:p>-0.014265885</text:p>
          </table:table-cell>
          <table:table-cell office:value-type="float" office:value="-1.5070379436964505E-2" table:formula="of:=([bitcoin_futures.N161]-[bitcoin_futures.N160])/[bitcoin_futures.N160]" table:style-name="ce1">
            <text:p>-0.015070379</text:p>
          </table:table-cell>
          <table:table-cell office:value-type="float" office:value="-1.5776699029126214E-2" table:formula="of:=([bitcoin_futures.O161]-[bitcoin_futures.O160])/[bitcoin_futures.O160]" table:style-name="ce1">
            <text:p>-0.015776699</text:p>
          </table:table-cell>
          <table:table-cell office:value-type="float" office:value="-1.5688335084822098E-2" table:formula="of:=([bitcoin_futures.P161]-[bitcoin_futures.P160])/[bitcoin_futures.P160]" table:style-name="ce1">
            <text:p>-0.015688335</text:p>
          </table:table-cell>
          <table:table-cell table:number-columns-repeated="3" table:style-name="ce1"/>
          <table:table-cell office:value-type="float" office:value="-1.3246590374666876E-2" table:formula="of:=[.H157]" table:style-name="ce1">
            <text:p>-0.01324659</text:p>
          </table:table-cell>
          <table:table-cell table:style-name="ce1"/>
          <table:table-cell office:value-type="float" office:value="31895" table:formula="of:=[bitcoin_futures.K160]*[.$T$2]" table:style-name="ce1">
            <text:p>31895</text:p>
          </table:table-cell>
          <table:table-cell table:number-columns-repeated="16365"/>
        </table:table-row>
        <table:table-row table:style-name="ro1">
          <table:table-cell office:value-type="string" office:string-value="05.08.2024" table:formula="of:=[bitcoin_futures.A162]" table:style-name="ce1">
            <text:p>05.08.2024</text:p>
          </table:table-cell>
          <table:table-cell table:number-columns-repeated="6" table:style-name="ce1"/>
          <table:table-cell office:value-type="float" office:value="-0.14576217332591945" table:formula="of:=([bitcoin_futures.K162]-[bitcoin_futures.K161])/[bitcoin_futures.K161]" table:style-name="ce6">
            <text:p>-0.145762173</text:p>
          </table:table-cell>
          <table:table-cell office:value-type="float" office:value="-0.14617809298660361" table:formula="of:=([bitcoin_futures.L162]-[bitcoin_futures.L161])/[bitcoin_futures.L161]" table:style-name="ce1">
            <text:p>-0.146178093</text:p>
          </table:table-cell>
          <table:table-cell office:value-type="float" office:value="-0.14628803880153329" table:formula="of:=([bitcoin_futures.M162]-[bitcoin_futures.M161])/[bitcoin_futures.M161]" table:style-name="ce1">
            <text:p>-0.146288039</text:p>
          </table:table-cell>
          <table:table-cell office:value-type="float" office:value="-0.14609708737864077" table:formula="of:=([bitcoin_futures.N162]-[bitcoin_futures.N161])/[bitcoin_futures.N161]" table:style-name="ce1">
            <text:p>-0.146097087</text:p>
          </table:table-cell>
          <table:table-cell office:value-type="float" office:value="-0.14596177558569667" table:formula="of:=([bitcoin_futures.O162]-[bitcoin_futures.O161])/[bitcoin_futures.O161]" table:style-name="ce1">
            <text:p>-0.145961776</text:p>
          </table:table-cell>
          <table:table-cell office:value-type="float" office:value="-0.14443681842446426" table:formula="of:=([bitcoin_futures.P162]-[bitcoin_futures.P161])/[bitcoin_futures.P161]" table:style-name="ce1">
            <text:p>-0.144436818</text:p>
          </table:table-cell>
          <table:table-cell table:number-columns-repeated="3" table:style-name="ce1"/>
          <table:table-cell office:value-type="float" office:value="-0.14576217332591945" table:formula="of:=[.H158]" table:style-name="ce1">
            <text:p>-0.145762173</text:p>
          </table:table-cell>
          <table:table-cell table:style-name="ce1"/>
          <table:table-cell office:value-type="float" office:value="31472.5" table:formula="of:=[bitcoin_futures.K161]*[.$T$2]" table:style-name="ce1">
            <text:p>31472.5</text:p>
          </table:table-cell>
          <table:table-cell table:number-columns-repeated="16365"/>
        </table:table-row>
        <table:table-row table:style-name="ro1">
          <table:table-cell office:value-type="string" office:string-value="06.08.2024" table:formula="of:=[bitcoin_futures.A163]" table:style-name="ce1">
            <text:p>06.08.2024</text:p>
          </table:table-cell>
          <table:table-cell table:number-columns-repeated="6" table:style-name="ce1"/>
          <table:table-cell office:value-type="float" office:value="6.2767342384229124E-2" table:formula="of:=([bitcoin_futures.K163]-[bitcoin_futures.K162])/[bitcoin_futures.K162]" table:style-name="ce6">
            <text:p>0.062767342</text:p>
          </table:table-cell>
          <table:table-cell office:value-type="float" office:value="6.3313336409783108E-2" table:formula="of:=([bitcoin_futures.L163]-[bitcoin_futures.L162])/[bitcoin_futures.L162]" table:style-name="ce1">
            <text:p>0.063313336</text:p>
          </table:table-cell>
          <table:table-cell office:value-type="float" office:value="6.3685512691285626E-2" table:formula="of:=([bitcoin_futures.M163]-[bitcoin_futures.M162])/[bitcoin_futures.M162]" table:style-name="ce1">
            <text:p>0.063685513</text:p>
          </table:table-cell>
          <table:table-cell office:value-type="float" office:value="6.3943969437875212E-2" table:formula="of:=([bitcoin_futures.N163]-[bitcoin_futures.N162])/[bitcoin_futures.N162]" table:style-name="ce1">
            <text:p>0.063943969</text:p>
          </table:table-cell>
          <table:table-cell office:value-type="float" office:value="6.442880346507851E-2" table:formula="of:=([bitcoin_futures.O163]-[bitcoin_futures.O162])/[bitcoin_futures.O162]" table:style-name="ce1">
            <text:p>0.064428803</text:p>
          </table:table-cell>
          <table:table-cell office:value-type="float" office:value="6.3642035832070593E-2" table:formula="of:=([bitcoin_futures.P163]-[bitcoin_futures.P162])/[bitcoin_futures.P162]" table:style-name="ce1">
            <text:p>0.063642036</text:p>
          </table:table-cell>
          <table:table-cell table:number-columns-repeated="3" table:style-name="ce1"/>
          <table:table-cell office:value-type="float" office:value="6.2767342384229124E-2" table:formula="of:=[.H159]" table:style-name="ce1">
            <text:p>0.062767342</text:p>
          </table:table-cell>
          <table:table-cell table:style-name="ce1"/>
          <table:table-cell office:value-type="float" office:value="26885" table:formula="of:=[bitcoin_futures.K162]*[.$T$2]" table:style-name="ce1">
            <text:p>26885</text:p>
          </table:table-cell>
          <table:table-cell table:number-columns-repeated="16365"/>
        </table:table-row>
        <table:table-row table:style-name="ro1">
          <table:table-cell office:value-type="string" office:string-value="07.08.2024" table:formula="of:=[bitcoin_futures.A164]" table:style-name="ce1">
            <text:p>07.08.2024</text:p>
          </table:table-cell>
          <table:table-cell table:number-columns-repeated="6" table:style-name="ce1"/>
          <table:table-cell office:value-type="float" office:value="-3.7536092396535131E-2" table:formula="of:=([bitcoin_futures.K164]-[bitcoin_futures.K163])/[bitcoin_futures.K163]" table:style-name="ce6">
            <text:p>-0.037536092</text:p>
          </table:table-cell>
          <table:table-cell office:value-type="float" office:value="-3.7236351011196947E-2" table:formula="of:=([bitcoin_futures.L164]-[bitcoin_futures.L163])/[bitcoin_futures.L163]" table:style-name="ce1">
            <text:p>-0.037236351</text:p>
          </table:table-cell>
          <table:table-cell office:value-type="float" office:value="-3.7388008270158514E-2" table:formula="of:=([bitcoin_futures.M164]-[bitcoin_futures.M163])/[bitcoin_futures.M163]" table:style-name="ce1">
            <text:p>-0.037388008</text:p>
          </table:table-cell>
          <table:table-cell office:value-type="float" office:value="-3.7701974865350089E-2" table:formula="of:=([bitcoin_futures.N164]-[bitcoin_futures.N163])/[bitcoin_futures.N163]" table:style-name="ce1">
            <text:p>-0.037701975</text:p>
          </table:table-cell>
          <table:table-cell office:value-type="float" office:value="-3.7385554425228888E-2" table:formula="of:=([bitcoin_futures.O164]-[bitcoin_futures.O163])/[bitcoin_futures.O163]" table:style-name="ce1">
            <text:p>-0.037385554</text:p>
          </table:table-cell>
          <table:table-cell office:value-type="float" office:value="-3.6956339562557616E-2" table:formula="of:=([bitcoin_futures.P164]-[bitcoin_futures.P163])/[bitcoin_futures.P163]" table:style-name="ce1">
            <text:p>-0.03695634</text:p>
          </table:table-cell>
          <table:table-cell table:number-columns-repeated="3" table:style-name="ce1"/>
          <table:table-cell office:value-type="float" office:value="-3.7536092396535131E-2" table:formula="of:=[.H160]" table:style-name="ce1">
            <text:p>-0.037536092</text:p>
          </table:table-cell>
          <table:table-cell table:style-name="ce1"/>
          <table:table-cell office:value-type="float" office:value="28572.5" table:formula="of:=[bitcoin_futures.K163]*[.$T$2]" table:style-name="ce1">
            <text:p>28572.5</text:p>
          </table:table-cell>
          <table:table-cell table:number-columns-repeated="16365"/>
        </table:table-row>
        <table:table-row table:style-name="ro1">
          <table:table-cell office:value-type="string" office:string-value="08.08.2024" table:formula="of:=[bitcoin_futures.A165]" table:style-name="ce1">
            <text:p>08.08.2024</text:p>
          </table:table-cell>
          <table:table-cell table:number-columns-repeated="6" table:style-name="ce1"/>
          <table:table-cell office:value-type="float" office:value="8.5363636363636364E-2" table:formula="of:=([bitcoin_futures.K165]-[bitcoin_futures.K164])/[bitcoin_futures.K164]" table:style-name="ce6">
            <text:p>0.085363636</text:p>
          </table:table-cell>
          <table:table-cell office:value-type="float" office:value="8.5376848178867648E-2" table:formula="of:=([bitcoin_futures.L165]-[bitcoin_futures.L164])/[bitcoin_futures.L164]" table:style-name="ce1">
            <text:p>0.085376848</text:p>
          </table:table-cell>
          <table:table-cell office:value-type="float" office:value="8.5376767495972797E-2" table:formula="of:=([bitcoin_futures.M165]-[bitcoin_futures.M164])/[bitcoin_futures.M164]" table:style-name="ce1">
            <text:p>0.085376767</text:p>
          </table:table-cell>
          <table:table-cell office:value-type="float" office:value="8.5554371002132201E-2" table:formula="of:=([bitcoin_futures.N165]-[bitcoin_futures.N164])/[bitcoin_futures.N164]" table:style-name="ce1">
            <text:p>0.085554371</text:p>
          </table:table-cell>
          <table:table-cell office:value-type="float" office:value="8.4808454425363278E-2" table:formula="of:=([bitcoin_futures.O165]-[bitcoin_futures.O164])/[bitcoin_futures.O164]" table:style-name="ce1">
            <text:p>0.084808454</text:p>
          </table:table-cell>
          <table:table-cell office:value-type="float" office:value="8.2840236686390539E-2" table:formula="of:=([bitcoin_futures.P165]-[bitcoin_futures.P164])/[bitcoin_futures.P164]" table:style-name="ce1">
            <text:p>0.082840237</text:p>
          </table:table-cell>
          <table:table-cell table:number-columns-repeated="3" table:style-name="ce1"/>
          <table:table-cell office:value-type="float" office:value="8.5363636363636364E-2" table:formula="of:=[.H161]" table:style-name="ce1">
            <text:p>0.085363636</text:p>
          </table:table-cell>
          <table:table-cell table:style-name="ce1"/>
          <table:table-cell office:value-type="float" office:value="27500" table:formula="of:=[bitcoin_futures.K164]*[.$T$2]" table:style-name="ce1">
            <text:p>27500</text:p>
          </table:table-cell>
          <table:table-cell table:number-columns-repeated="16365"/>
        </table:table-row>
        <table:table-row table:style-name="ro1">
          <table:table-cell office:value-type="string" office:string-value="09.08.2024" table:formula="of:=[bitcoin_futures.A166]" table:style-name="ce1">
            <text:p>09.08.2024</text:p>
          </table:table-cell>
          <table:table-cell table:number-columns-repeated="6" table:style-name="ce1"/>
          <table:table-cell office:value-type="float" office:value="2.1693609179998324E-2" table:formula="of:=([bitcoin_futures.K166]-[bitcoin_futures.K165])/[bitcoin_futures.K165]" table:style-name="ce6">
            <text:p>0.021693609</text:p>
          </table:table-cell>
          <table:table-cell office:value-type="float" office:value="2.1430351358086221E-2" table:formula="of:=([bitcoin_futures.L166]-[bitcoin_futures.L165])/[bitcoin_futures.L165]" table:style-name="ce1">
            <text:p>0.021430351</text:p>
          </table:table-cell>
          <table:table-cell office:value-type="float" office:value="2.1108179419525065E-2" table:formula="of:=([bitcoin_futures.M166]-[bitcoin_futures.M165])/[bitcoin_futures.M165]" table:style-name="ce1">
            <text:p>0.021108179</text:p>
          </table:table-cell>
          <table:table-cell office:value-type="float" office:value="2.1114657500613799E-2" table:formula="of:=([bitcoin_futures.N166]-[bitcoin_futures.N165])/[bitcoin_futures.N165]" table:style-name="ce1">
            <text:p>0.021114658</text:p>
          </table:table-cell>
          <table:table-cell office:value-type="float" office:value="2.0863776587108297E-2" table:formula="of:=([bitcoin_futures.O166]-[bitcoin_futures.O165])/[bitcoin_futures.O165]" table:style-name="ce1">
            <text:p>0.020863777</text:p>
          </table:table-cell>
          <table:table-cell office:value-type="float" office:value="1.9929283188685309E-2" table:formula="of:=([bitcoin_futures.P166]-[bitcoin_futures.P165])/[bitcoin_futures.P165]" table:style-name="ce1">
            <text:p>0.019929283</text:p>
          </table:table-cell>
          <table:table-cell table:number-columns-repeated="3" table:style-name="ce1"/>
          <table:table-cell office:value-type="float" office:value="2.1693609179998324E-2" table:formula="of:=[.H162]" table:style-name="ce1">
            <text:p>0.021693609</text:p>
          </table:table-cell>
          <table:table-cell table:style-name="ce1"/>
          <table:table-cell office:value-type="float" office:value="29847.5" table:formula="of:=[bitcoin_futures.K165]*[.$T$2]" table:style-name="ce1">
            <text:p>29847.5</text:p>
          </table:table-cell>
          <table:table-cell table:number-columns-repeated="16365"/>
        </table:table-row>
        <table:table-row table:style-name="ro1">
          <table:table-cell office:value-type="string" office:string-value="12.08.2024" table:formula="of:=[bitcoin_futures.A167]" table:style-name="ce1">
            <text:p>12.08.2024</text:p>
          </table:table-cell>
          <table:table-cell table:number-columns-repeated="6" table:style-name="ce1"/>
          <table:table-cell office:value-type="float" office:value="-2.9349073618626004E-2" table:formula="of:=([bitcoin_futures.K167]-[bitcoin_futures.K166])/[bitcoin_futures.K166]" table:style-name="ce6">
            <text:p>-0.029349074</text:p>
          </table:table-cell>
          <table:table-cell office:value-type="float" office:value="-2.9112791737822233E-2" table:formula="of:=([bitcoin_futures.L167]-[bitcoin_futures.L166])/[bitcoin_futures.L166]" table:style-name="ce1">
            <text:p>-0.029112792</text:p>
          </table:table-cell>
          <table:table-cell office:value-type="float" office:value="-2.8908268733850131E-2" table:formula="of:=([bitcoin_futures.M167]-[bitcoin_futures.M166])/[bitcoin_futures.M166]" table:style-name="ce1">
            <text:p>-0.028908269</text:p>
          </table:table-cell>
          <table:table-cell office:value-type="float" office:value="-2.8853089685020438E-2" table:formula="of:=([bitcoin_futures.N167]-[bitcoin_futures.N166])/[bitcoin_futures.N166]" table:style-name="ce1">
            <text:p>-0.02885309</text:p>
          </table:table-cell>
          <table:table-cell office:value-type="float" office:value="-2.8628230616302187E-2" table:formula="of:=([bitcoin_futures.O167]-[bitcoin_futures.O166])/[bitcoin_futures.O166]" table:style-name="ce1">
            <text:p>-0.028628231</text:p>
          </table:table-cell>
          <table:table-cell office:value-type="float" office:value="-2.670973841790104E-2" table:formula="of:=([bitcoin_futures.P167]-[bitcoin_futures.P166])/[bitcoin_futures.P166]" table:style-name="ce1">
            <text:p>-0.026709738</text:p>
          </table:table-cell>
          <table:table-cell table:number-columns-repeated="3" table:style-name="ce1"/>
          <table:table-cell office:value-type="float" office:value="-2.9349073618626004E-2" table:formula="of:=[.H163]" table:style-name="ce1">
            <text:p>-0.029349074</text:p>
          </table:table-cell>
          <table:table-cell table:style-name="ce1"/>
          <table:table-cell office:value-type="float" office:value="30495" table:formula="of:=[bitcoin_futures.K166]*[.$T$2]" table:style-name="ce1">
            <text:p>30495</text:p>
          </table:table-cell>
          <table:table-cell table:number-columns-repeated="16365"/>
        </table:table-row>
        <table:table-row table:style-name="ro1">
          <table:table-cell office:value-type="string" office:string-value="13.08.2024" table:formula="of:=[bitcoin_futures.A168]" table:style-name="ce1">
            <text:p>13.08.2024</text:p>
          </table:table-cell>
          <table:table-cell table:number-columns-repeated="6" table:style-name="ce1"/>
          <table:table-cell office:value-type="float" office:value="3.2179054054054052E-2" table:formula="of:=([bitcoin_futures.K168]-[bitcoin_futures.K167])/[bitcoin_futures.K167]" table:style-name="ce6">
            <text:p>0.032179054</text:p>
          </table:table-cell>
          <table:table-cell office:value-type="float" office:value="3.199597956277745E-2" table:formula="of:=([bitcoin_futures.L168]-[bitcoin_futures.L167])/[bitcoin_futures.L167]" table:style-name="ce1">
            <text:p>0.03199598</text:p>
          </table:table-cell>
          <table:table-cell office:value-type="float" office:value="3.1598203891568269E-2" table:formula="of:=([bitcoin_futures.M168]-[bitcoin_futures.M167])/[bitcoin_futures.M167]" table:style-name="ce1">
            <text:p>0.031598204</text:p>
          </table:table-cell>
          <table:table-cell office:value-type="float" office:value="3.1525955269456139E-2" table:formula="of:=([bitcoin_futures.N168]-[bitcoin_futures.N167])/[bitcoin_futures.N167]" table:style-name="ce1">
            <text:p>0.031525955</text:p>
          </table:table-cell>
          <table:table-cell office:value-type="float" office:value="3.1273024969300039E-2" table:formula="of:=([bitcoin_futures.O168]-[bitcoin_futures.O167])/[bitcoin_futures.O167]" table:style-name="ce1">
            <text:p>0.031273025</text:p>
          </table:table-cell>
          <table:table-cell office:value-type="float" office:value="3.0195094309074719E-2" table:formula="of:=([bitcoin_futures.P168]-[bitcoin_futures.P167])/[bitcoin_futures.P167]" table:style-name="ce1">
            <text:p>0.030195094</text:p>
          </table:table-cell>
          <table:table-cell table:number-columns-repeated="3" table:style-name="ce1"/>
          <table:table-cell office:value-type="float" office:value="3.2179054054054052E-2" table:formula="of:=[.H164]" table:style-name="ce1">
            <text:p>0.032179054</text:p>
          </table:table-cell>
          <table:table-cell table:style-name="ce1"/>
          <table:table-cell office:value-type="float" office:value="29600" table:formula="of:=[bitcoin_futures.K167]*[.$T$2]" table:style-name="ce1">
            <text:p>29600</text:p>
          </table:table-cell>
          <table:table-cell table:number-columns-repeated="16365"/>
        </table:table-row>
        <table:table-row table:style-name="ro1">
          <table:table-cell office:value-type="string" office:string-value="14.08.2024" table:formula="of:=[bitcoin_futures.A169]" table:style-name="ce1">
            <text:p>14.08.2024</text:p>
          </table:table-cell>
          <table:table-cell table:number-columns-repeated="6" table:style-name="ce1"/>
          <table:table-cell office:value-type="float" office:value="-3.3139677604124049E-2" table:formula="of:=([bitcoin_futures.K169]-[bitcoin_futures.K168])/[bitcoin_futures.K168]" table:style-name="ce6">
            <text:p>-0.033139678</text:p>
          </table:table-cell>
          <table:table-cell office:value-type="float" office:value="-3.3114195276357436E-2" table:formula="of:=([bitcoin_futures.L169]-[bitcoin_futures.L168])/[bitcoin_futures.L168]" table:style-name="ce1">
            <text:p>-0.033114195</text:p>
          </table:table-cell>
          <table:table-cell office:value-type="float" office:value="-3.2806706432371435E-2" table:formula="of:=([bitcoin_futures.M169]-[bitcoin_futures.M168])/[bitcoin_futures.M168]" table:style-name="ce1">
            <text:p>-0.032806706</text:p>
          </table:table-cell>
          <table:table-cell office:value-type="float" office:value="-3.2642611408912711E-2" table:formula="of:=([bitcoin_futures.N169]-[bitcoin_futures.N168])/[bitcoin_futures.N168]" table:style-name="ce1">
            <text:p>-0.032642611</text:p>
          </table:table-cell>
          <table:table-cell office:value-type="float" office:value="-3.2388663967611336E-2" table:formula="of:=([bitcoin_futures.O169]-[bitcoin_futures.O168])/[bitcoin_futures.O168]" table:style-name="ce1">
            <text:p>-0.032388664</text:p>
          </table:table-cell>
          <table:table-cell office:value-type="float" office:value="-3.3631934622033635E-2" table:formula="of:=([bitcoin_futures.P169]-[bitcoin_futures.P168])/[bitcoin_futures.P168]" table:style-name="ce1">
            <text:p>-0.033631935</text:p>
          </table:table-cell>
          <table:table-cell table:number-columns-repeated="3" table:style-name="ce1"/>
          <table:table-cell office:value-type="float" office:value="-3.3139677604124049E-2" table:formula="of:=[.H165]" table:style-name="ce1">
            <text:p>-0.033139678</text:p>
          </table:table-cell>
          <table:table-cell table:style-name="ce1"/>
          <table:table-cell office:value-type="float" office:value="30552.5" table:formula="of:=[bitcoin_futures.K168]*[.$T$2]" table:style-name="ce1">
            <text:p>30552.5</text:p>
          </table:table-cell>
          <table:table-cell table:number-columns-repeated="16365"/>
        </table:table-row>
        <table:table-row table:style-name="ro1">
          <table:table-cell office:value-type="string" office:string-value="15.08.2024" table:formula="of:=[bitcoin_futures.A170]" table:style-name="ce1">
            <text:p>15.08.2024</text:p>
          </table:table-cell>
          <table:table-cell table:number-columns-repeated="6" table:style-name="ce1"/>
          <table:table-cell office:value-type="float" office:value="-3.1482735274204469E-2" table:formula="of:=([bitcoin_futures.K170]-[bitcoin_futures.K169])/[bitcoin_futures.K169]" table:style-name="ce6">
            <text:p>-0.031482735</text:p>
          </table:table-cell>
          <table:table-cell office:value-type="float" office:value="-3.1562158985981699E-2" table:formula="of:=([bitcoin_futures.L170]-[bitcoin_futures.L169])/[bitcoin_futures.L169]" table:style-name="ce1">
            <text:p>-0.031562159</text:p>
          </table:table-cell>
          <table:table-cell office:value-type="float" office:value="-3.1419284940411699E-2" table:formula="of:=([bitcoin_futures.M170]-[bitcoin_futures.M169])/[bitcoin_futures.M169]" table:style-name="ce1">
            <text:p>-0.031419285</text:p>
          </table:table-cell>
          <table:table-cell office:value-type="float" office:value="-3.1345628980233228E-2" table:formula="of:=([bitcoin_futures.N170]-[bitcoin_futures.N169])/[bitcoin_futures.N169]" table:style-name="ce1">
            <text:p>-0.031345629</text:p>
          </table:table-cell>
          <table:table-cell office:value-type="float" office:value="-3.1175650176388545E-2" table:formula="of:=([bitcoin_futures.O170]-[bitcoin_futures.O169])/[bitcoin_futures.O169]" table:style-name="ce1">
            <text:p>-0.03117565</text:p>
          </table:table-cell>
          <table:table-cell office:value-type="float" office:value="-3.0899333224914619E-2" table:formula="of:=([bitcoin_futures.P170]-[bitcoin_futures.P169])/[bitcoin_futures.P169]" table:style-name="ce1">
            <text:p>-0.030899333</text:p>
          </table:table-cell>
          <table:table-cell table:number-columns-repeated="3" table:style-name="ce1"/>
          <table:table-cell office:value-type="float" office:value="-3.1482735274204469E-2" table:formula="of:=[.H166]" table:style-name="ce1">
            <text:p>-0.031482735</text:p>
          </table:table-cell>
          <table:table-cell table:style-name="ce1"/>
          <table:table-cell office:value-type="float" office:value="29782.5" table:formula="of:=[bitcoin_futures.L169]*[.$T$2]" table:style-name="ce1">
            <text:p>29782.5</text:p>
          </table:table-cell>
          <table:table-cell table:number-columns-repeated="16365"/>
        </table:table-row>
        <table:table-row table:style-name="ro1">
          <table:table-cell office:value-type="string" office:string-value="16.08.2024" table:formula="of:=[bitcoin_futures.A171]" table:style-name="ce1">
            <text:p>16.08.2024</text:p>
          </table:table-cell>
          <table:table-cell table:number-columns-repeated="6" table:style-name="ce1"/>
          <table:table-cell office:value-type="float" office:value="4.8409646976581615E-2" table:formula="of:=([bitcoin_futures.K171]-[bitcoin_futures.K170])/[bitcoin_futures.K170]" table:style-name="ce1">
            <text:p>0.048409647</text:p>
          </table:table-cell>
          <table:table-cell office:value-type="float" office:value="4.8626159313513044E-2" table:formula="of:=([bitcoin_futures.L171]-[bitcoin_futures.L170])/[bitcoin_futures.L170]" table:style-name="ce6">
            <text:p>0.048626159</text:p>
          </table:table-cell>
          <table:table-cell office:value-type="float" office:value="4.8356565135088625E-2" table:formula="of:=([bitcoin_futures.M171]-[bitcoin_futures.M170])/[bitcoin_futures.M170]" table:style-name="ce1">
            <text:p>0.048356565</text:p>
          </table:table-cell>
          <table:table-cell office:value-type="float" office:value="4.8155737704918031E-2" table:formula="of:=([bitcoin_futures.N171]-[bitcoin_futures.N170])/[bitcoin_futures.N170]" table:style-name="ce1">
            <text:p>0.048155738</text:p>
          </table:table-cell>
          <table:table-cell office:value-type="float" office:value="4.7675501735964097E-2" table:formula="of:=([bitcoin_futures.O171]-[bitcoin_futures.O170])/[bitcoin_futures.O170]" table:style-name="ce1">
            <text:p>0.047675502</text:p>
          </table:table-cell>
          <table:table-cell office:value-type="float" office:value="4.6736029535156903E-2" table:formula="of:=([bitcoin_futures.P171]-[bitcoin_futures.P170])/[bitcoin_futures.P170]" table:style-name="ce1">
            <text:p>0.04673603</text:p>
          </table:table-cell>
          <table:table-cell table:number-columns-repeated="3" table:style-name="ce1"/>
          <table:table-cell office:value-type="float" office:value="4.8626159313513044E-2" table:formula="of:=[.I167]" table:style-name="ce1">
            <text:p>0.048626159</text:p>
          </table:table-cell>
          <table:table-cell table:style-name="ce1"/>
          <table:table-cell office:value-type="float" office:value="28842.5" table:formula="of:=[bitcoin_futures.L170]*[.$T$2]" table:style-name="ce1">
            <text:p>28842.5</text:p>
          </table:table-cell>
          <table:table-cell table:number-columns-repeated="16365"/>
        </table:table-row>
        <table:table-row table:style-name="ro1">
          <table:table-cell office:value-type="string" office:string-value="19.08.2024" table:formula="of:=[bitcoin_futures.A172]" table:style-name="ce1">
            <text:p>19.08.2024</text:p>
          </table:table-cell>
          <table:table-cell table:number-columns-repeated="6" table:style-name="ce1"/>
          <table:table-cell office:value-type="float" office:value="-1.3168861476912819E-2" table:formula="of:=([bitcoin_futures.K172]-[bitcoin_futures.K171])/[bitcoin_futures.K171]" table:style-name="ce1">
            <text:p>-0.013168861</text:p>
          </table:table-cell>
          <table:table-cell office:value-type="float" office:value="-1.3225326500247974E-2" table:formula="of:=([bitcoin_futures.L172]-[bitcoin_futures.L171])/[bitcoin_futures.L171]" table:style-name="ce6">
            <text:p>-0.013225327</text:p>
          </table:table-cell>
          <table:table-cell office:value-type="float" office:value="-1.329612606697308E-2" table:formula="of:=([bitcoin_futures.M172]-[bitcoin_futures.M171])/[bitcoin_futures.M171]" table:style-name="ce1">
            <text:p>-0.013296126</text:p>
          </table:table-cell>
          <table:table-cell office:value-type="float" office:value="-1.3196480938416423E-2" table:formula="of:=([bitcoin_futures.N172]-[bitcoin_futures.N171])/[bitcoin_futures.N171]" table:style-name="ce1">
            <text:p>-0.013196481</text:p>
          </table:table-cell>
          <table:table-cell office:value-type="float" office:value="-1.3013255738764953E-2" table:formula="of:=([bitcoin_futures.O172]-[bitcoin_futures.O171])/[bitcoin_futures.O171]" table:style-name="ce1">
            <text:p>-0.013013256</text:p>
          </table:table-cell>
          <table:table-cell office:value-type="float" office:value="-1.2905811623246492E-2" table:formula="of:=([bitcoin_futures.P172]-[bitcoin_futures.P171])/[bitcoin_futures.P171]" table:style-name="ce1">
            <text:p>-0.012905812</text:p>
          </table:table-cell>
          <table:table-cell table:number-columns-repeated="3" table:style-name="ce1"/>
          <table:table-cell office:value-type="float" office:value="-1.3225326500247974E-2" table:formula="of:=[.I168]" table:style-name="ce1">
            <text:p>-0.013225327</text:p>
          </table:table-cell>
          <table:table-cell table:style-name="ce1"/>
          <table:table-cell office:value-type="float" office:value="30245" table:formula="of:=[bitcoin_futures.L171]*[.$T$2]" table:style-name="ce1">
            <text:p>30245</text:p>
          </table:table-cell>
          <table:table-cell table:number-columns-repeated="16365"/>
        </table:table-row>
        <table:table-row table:style-name="ro1">
          <table:table-cell office:value-type="string" office:string-value="20.08.2024" table:formula="of:=[bitcoin_futures.A173]" table:style-name="ce1">
            <text:p>20.08.2024</text:p>
          </table:table-cell>
          <table:table-cell table:number-columns-repeated="6" table:style-name="ce1"/>
          <table:table-cell office:value-type="float" office:value="7.9391891891891896E-3" table:formula="of:=([bitcoin_futures.K173]-[bitcoin_futures.K172])/[bitcoin_futures.K172]" table:style-name="ce1">
            <text:p>0.007939189</text:p>
          </table:table-cell>
          <table:table-cell office:value-type="float" office:value="7.957781873010555E-3" table:formula="of:=([bitcoin_futures.L173]-[bitcoin_futures.L172])/[bitcoin_futures.L172]" table:style-name="ce6">
            <text:p>0.007957782</text:p>
          </table:table-cell>
          <table:table-cell office:value-type="float" office:value="7.9853601730161365E-3" table:formula="of:=([bitcoin_futures.M173]-[bitcoin_futures.M172])/[bitcoin_futures.M172]" table:style-name="ce1">
            <text:p>0.00798536</text:p>
          </table:table-cell>
          <table:table-cell office:value-type="float" office:value="8.1723625557206542E-3" table:formula="of:=([bitcoin_futures.N173]-[bitcoin_futures.N172])/[bitcoin_futures.N172]" table:style-name="ce1">
            <text:p>0.008172363</text:p>
          </table:table-cell>
          <table:table-cell office:value-type="float" office:value="8.1074441077716806E-3" table:formula="of:=([bitcoin_futures.O173]-[bitcoin_futures.O172])/[bitcoin_futures.O172]" table:style-name="ce1">
            <text:p>0.008107444</text:p>
          </table:table-cell>
          <table:table-cell office:value-type="float" office:value="8.0396296897839864E-3" table:formula="of:=([bitcoin_futures.P173]-[bitcoin_futures.P172])/[bitcoin_futures.P172]" table:style-name="ce1">
            <text:p>0.00803963</text:p>
          </table:table-cell>
          <table:table-cell table:number-columns-repeated="3" table:style-name="ce1"/>
          <table:table-cell office:value-type="float" office:value="7.957781873010555E-3" table:formula="of:=[.I169]" table:style-name="ce1">
            <text:p>0.007957782</text:p>
          </table:table-cell>
          <table:table-cell table:style-name="ce1"/>
          <table:table-cell office:value-type="float" office:value="29845" table:formula="of:=[bitcoin_futures.L172]*[.$T$2]" table:style-name="ce1">
            <text:p>29845</text:p>
          </table:table-cell>
          <table:table-cell table:number-columns-repeated="16365"/>
        </table:table-row>
        <table:table-row table:style-name="ro1">
          <table:table-cell office:value-type="string" office:string-value="21.08.2024" table:formula="of:=[bitcoin_futures.A174]" table:style-name="ce1">
            <text:p>21.08.2024</text:p>
          </table:table-cell>
          <table:table-cell table:number-columns-repeated="6" table:style-name="ce1"/>
          <table:table-cell office:value-type="float" office:value="3.4523210993799229E-2" table:formula="of:=([bitcoin_futures.K174]-[bitcoin_futures.K173])/[bitcoin_futures.K173]" table:style-name="ce1">
            <text:p>0.034523211</text:p>
          </table:table-cell>
          <table:table-cell office:value-type="float" office:value="3.4488489985872187E-2" table:formula="of:=([bitcoin_futures.L174]-[bitcoin_futures.L173])/[bitcoin_futures.L173]" table:style-name="ce6">
            <text:p>0.03448849</text:p>
          </table:table-cell>
          <table:table-cell office:value-type="float" office:value="3.4576662815646149E-2" table:formula="of:=([bitcoin_futures.M174]-[bitcoin_futures.M173])/[bitcoin_futures.M173]" table:style-name="ce1">
            <text:p>0.034576663</text:p>
          </table:table-cell>
          <table:table-cell office:value-type="float" office:value="3.4471464832555476E-2" table:formula="of:=([bitcoin_futures.N174]-[bitcoin_futures.N173])/[bitcoin_futures.N173]" table:style-name="ce1">
            <text:p>0.034471465</text:p>
          </table:table-cell>
          <table:table-cell office:value-type="float" office:value="3.3468724614134852E-2" table:formula="of:=([bitcoin_futures.O174]-[bitcoin_futures.O173])/[bitcoin_futures.O173]" table:style-name="ce1">
            <text:p>0.033468725</text:p>
          </table:table-cell>
          <table:table-cell office:value-type="float" office:value="3.3191009425602193E-2" table:formula="of:=([bitcoin_futures.P174]-[bitcoin_futures.P173])/[bitcoin_futures.P173]" table:style-name="ce1">
            <text:p>0.033191009</text:p>
          </table:table-cell>
          <table:table-cell table:number-columns-repeated="3" table:style-name="ce1"/>
          <table:table-cell office:value-type="float" office:value="3.4488489985872187E-2" table:formula="of:=[.I170]" table:style-name="ce1">
            <text:p>0.03448849</text:p>
          </table:table-cell>
          <table:table-cell table:style-name="ce1"/>
          <table:table-cell office:value-type="float" office:value="30082.5" table:formula="of:=[bitcoin_futures.L173]*[.$T$2]" table:style-name="ce1">
            <text:p>30082.5</text:p>
          </table:table-cell>
          <table:table-cell table:number-columns-repeated="16365"/>
        </table:table-row>
        <table:table-row table:style-name="ro1">
          <table:table-cell office:value-type="string" office:string-value="22.08.2024" table:formula="of:=[bitcoin_futures.A175]" table:style-name="ce1">
            <text:p>22.08.2024</text:p>
          </table:table-cell>
          <table:table-cell table:number-columns-repeated="6" table:style-name="ce1"/>
          <table:table-cell office:value-type="float" office:value="-2.2355418759112265E-2" table:formula="of:=([bitcoin_futures.K175]-[bitcoin_futures.K174])/[bitcoin_futures.K174]" table:style-name="ce1">
            <text:p>-0.022355419</text:p>
          </table:table-cell>
          <table:table-cell office:value-type="float" office:value="-2.2573907455012854E-2" table:formula="of:=([bitcoin_futures.L175]-[bitcoin_futures.L174])/[bitcoin_futures.L174]" table:style-name="ce6">
            <text:p>-0.022573907</text:p>
          </table:table-cell>
          <table:table-cell office:value-type="float" office:value="-2.2812475073781608E-2" table:formula="of:=([bitcoin_futures.M175]-[bitcoin_futures.M174])/[bitcoin_futures.M174]" table:style-name="ce1">
            <text:p>-0.022812475</text:p>
          </table:table-cell>
          <table:table-cell office:value-type="float" office:value="-2.3191388317239197E-2" table:formula="of:=([bitcoin_futures.N175]-[bitcoin_futures.N174])/[bitcoin_futures.N174]" table:style-name="ce1">
            <text:p>-0.023191388</text:p>
          </table:table-cell>
          <table:table-cell office:value-type="float" office:value="-2.2480742021694703E-2" table:formula="of:=([bitcoin_futures.O175]-[bitcoin_futures.O174])/[bitcoin_futures.O174]" table:style-name="ce1">
            <text:p>-0.022480742</text:p>
          </table:table-cell>
          <table:table-cell office:value-type="float" office:value="-2.2300194931773879E-2" table:formula="of:=([bitcoin_futures.P175]-[bitcoin_futures.P174])/[bitcoin_futures.P174]" table:style-name="ce1">
            <text:p>-0.022300195</text:p>
          </table:table-cell>
          <table:table-cell table:number-columns-repeated="3" table:style-name="ce1"/>
          <table:table-cell office:value-type="float" office:value="-2.2573907455012854E-2" table:formula="of:=[.I171]" table:style-name="ce1">
            <text:p>-0.022573907</text:p>
          </table:table-cell>
          <table:table-cell table:style-name="ce1"/>
          <table:table-cell office:value-type="float" office:value="31120" table:formula="of:=[bitcoin_futures.L174]*[.$T$2]" table:style-name="ce1">
            <text:p>31120</text:p>
          </table:table-cell>
          <table:table-cell table:number-columns-repeated="16365"/>
        </table:table-row>
        <table:table-row table:style-name="ro1">
          <table:table-cell office:value-type="string" office:string-value="23.08.2024" table:formula="of:=[bitcoin_futures.A176]" table:style-name="ce1">
            <text:p>23.08.2024</text:p>
          </table:table-cell>
          <table:table-cell table:number-columns-repeated="6" table:style-name="ce1"/>
          <table:table-cell office:value-type="float" office:value="5.7415078707539355E-2" table:formula="of:=([bitcoin_futures.K176]-[bitcoin_futures.K175])/[bitcoin_futures.K175]" table:style-name="ce1">
            <text:p>0.057415079</text:p>
          </table:table-cell>
          <table:table-cell office:value-type="float" office:value="5.7450480808744965E-2" table:formula="of:=([bitcoin_futures.L176]-[bitcoin_futures.L175])/[bitcoin_futures.L175]" table:style-name="ce6">
            <text:p>0.057450481</text:p>
          </table:table-cell>
          <table:table-cell office:value-type="float" office:value="5.7383070769733084E-2" table:formula="of:=([bitcoin_futures.M176]-[bitcoin_futures.M175])/[bitcoin_futures.M175]" table:style-name="ce1">
            <text:p>0.057383071</text:p>
          </table:table-cell>
          <table:table-cell office:value-type="float" office:value="5.7450773843286604E-2" table:formula="of:=([bitcoin_futures.N176]-[bitcoin_futures.N175])/[bitcoin_futures.N175]" table:style-name="ce1">
            <text:p>0.057450774</text:p>
          </table:table-cell>
          <table:table-cell office:value-type="float" office:value="5.7011900932775812E-2" table:formula="of:=([bitcoin_futures.O176]-[bitcoin_futures.O175])/[bitcoin_futures.O175]" table:style-name="ce1">
            <text:p>0.057011901</text:p>
          </table:table-cell>
          <table:table-cell office:value-type="float" office:value="5.6543584017864267E-2" table:formula="of:=([bitcoin_futures.P176]-[bitcoin_futures.P175])/[bitcoin_futures.P175]" table:style-name="ce1">
            <text:p>0.056543584</text:p>
          </table:table-cell>
          <table:table-cell table:number-columns-repeated="3" table:style-name="ce1"/>
          <table:table-cell office:value-type="float" office:value="5.7450480808744965E-2" table:formula="of:=[.I172]" table:style-name="ce1">
            <text:p>0.057450481</text:p>
          </table:table-cell>
          <table:table-cell table:style-name="ce1"/>
          <table:table-cell office:value-type="float" office:value="30417.5" table:formula="of:=[bitcoin_futures.L175]*[.$T$2]" table:style-name="ce1">
            <text:p>30417.5</text:p>
          </table:table-cell>
          <table:table-cell table:number-columns-repeated="16365"/>
        </table:table-row>
        <table:table-row table:style-name="ro1">
          <table:table-cell office:value-type="string" office:string-value="26.08.2024" table:formula="of:=[bitcoin_futures.A177]" table:style-name="ce1">
            <text:p>26.08.2024</text:p>
          </table:table-cell>
          <table:table-cell table:number-columns-repeated="6" table:style-name="ce1"/>
          <table:table-cell office:value-type="float" office:value="-7.6000940217817127E-3" table:formula="of:=([bitcoin_futures.K177]-[bitcoin_futures.K176])/[bitcoin_futures.K176]" table:style-name="ce1">
            <text:p>-0.007600094</text:p>
          </table:table-cell>
          <table:table-cell office:value-type="float" office:value="-7.3060780351313541E-3" table:formula="of:=([bitcoin_futures.L177]-[bitcoin_futures.L176])/[bitcoin_futures.L176]" table:style-name="ce6">
            <text:p>-0.007306078</text:p>
          </table:table-cell>
          <table:table-cell office:value-type="float" office:value="-6.9476609541454376E-3" table:formula="of:=([bitcoin_futures.M177]-[bitcoin_futures.M176])/[bitcoin_futures.M176]" table:style-name="ce1">
            <text:p>-0.006947661</text:p>
          </table:table-cell>
          <table:table-cell office:value-type="float" office:value="-6.7432950191570881E-3" table:formula="of:=([bitcoin_futures.N177]-[bitcoin_futures.N176])/[bitcoin_futures.N176]" table:style-name="ce1">
            <text:p>-0.006743295</text:p>
          </table:table-cell>
          <table:table-cell office:value-type="float" office:value="-6.6184861163940661E-3" table:formula="of:=([bitcoin_futures.O177]-[bitcoin_futures.O176])/[bitcoin_futures.O176]" table:style-name="ce1">
            <text:p>-0.006618486</text:p>
          </table:table-cell>
          <table:table-cell office:value-type="float" office:value="-6.567028985507246E-3" table:formula="of:=([bitcoin_futures.P177]-[bitcoin_futures.P176])/[bitcoin_futures.P176]" table:style-name="ce1">
            <text:p>-0.006567029</text:p>
          </table:table-cell>
          <table:table-cell table:number-columns-repeated="3" table:style-name="ce1"/>
          <table:table-cell office:value-type="float" office:value="-7.3060780351313541E-3" table:formula="of:=[.I173]" table:style-name="ce1">
            <text:p>-0.007306078</text:p>
          </table:table-cell>
          <table:table-cell table:style-name="ce1"/>
          <table:table-cell office:value-type="float" office:value="32165" table:formula="of:=[bitcoin_futures.L176]*[.$T$2]" table:style-name="ce1">
            <text:p>32165</text:p>
          </table:table-cell>
          <table:table-cell table:number-columns-repeated="16365"/>
        </table:table-row>
        <table:table-row table:style-name="ro1">
          <table:table-cell office:value-type="string" office:string-value="27.08.2024" table:formula="of:=[bitcoin_futures.A178]" table:style-name="ce1">
            <text:p>27.08.2024</text:p>
          </table:table-cell>
          <table:table-cell table:number-columns-repeated="6" table:style-name="ce1"/>
          <table:table-cell office:value-type="float" office:value="-2.0132638559924206E-2" table:formula="of:=([bitcoin_futures.K178]-[bitcoin_futures.K177])/[bitcoin_futures.K177]" table:style-name="ce1">
            <text:p>-0.020132639</text:p>
          </table:table-cell>
          <table:table-cell office:value-type="float" office:value="-2.0670216097713748E-2" table:formula="of:=([bitcoin_futures.L178]-[bitcoin_futures.L177])/[bitcoin_futures.L177]" table:style-name="ce6">
            <text:p>-0.020670216</text:p>
          </table:table-cell>
          <table:table-cell office:value-type="float" office:value="-2.0133706467661692E-2" table:formula="of:=([bitcoin_futures.M178]-[bitcoin_futures.M177])/[bitcoin_futures.M177]" table:style-name="ce1">
            <text:p>-0.020133706</text:p>
          </table:table-cell>
          <table:table-cell office:value-type="float" office:value="-1.9981484338836598E-2" table:formula="of:=([bitcoin_futures.N178]-[bitcoin_futures.N177])/[bitcoin_futures.N177]" table:style-name="ce1">
            <text:p>-0.019981484</text:p>
          </table:table-cell>
          <table:table-cell office:value-type="float" office:value="-1.983458416296523E-2" table:formula="of:=([bitcoin_futures.O178]-[bitcoin_futures.O177])/[bitcoin_futures.O177]" table:style-name="ce1">
            <text:p>-0.019834584</text:p>
          </table:table-cell>
          <table:table-cell office:value-type="float" office:value="-1.9907301876757086E-2" table:formula="of:=([bitcoin_futures.P178]-[bitcoin_futures.P177])/[bitcoin_futures.P177]" table:style-name="ce1">
            <text:p>-0.019907302</text:p>
          </table:table-cell>
          <table:table-cell table:number-columns-repeated="3" table:style-name="ce1"/>
          <table:table-cell office:value-type="float" office:value="-2.0670216097713748E-2" table:formula="of:=[.I174]" table:style-name="ce1">
            <text:p>-0.020670216</text:p>
          </table:table-cell>
          <table:table-cell table:style-name="ce1"/>
          <table:table-cell office:value-type="float" office:value="31930" table:formula="of:=[bitcoin_futures.L177]*[.$T$2]" table:style-name="ce1">
            <text:p>31930</text:p>
          </table:table-cell>
          <table:table-cell table:number-columns-repeated="16365"/>
        </table:table-row>
        <table:table-row table:style-name="ro1">
          <table:table-cell office:value-type="string" office:string-value="28.08.2024" table:formula="of:=[bitcoin_futures.A179]" table:style-name="ce1">
            <text:p>28.08.2024</text:p>
          </table:table-cell>
          <table:table-cell table:number-columns-repeated="6" table:style-name="ce1"/>
          <table:table-cell office:value-type="float" office:value="-5.0036258158085573E-2" table:formula="of:=([bitcoin_futures.K179]-[bitcoin_futures.K178])/[bitcoin_futures.K178]" table:style-name="ce1">
            <text:p>-0.050036258</text:p>
          </table:table-cell>
          <table:table-cell office:value-type="float" office:value="-5.1167252958106813E-2" table:formula="of:=([bitcoin_futures.L179]-[bitcoin_futures.L178])/[bitcoin_futures.L178]" table:style-name="ce6">
            <text:p>-0.051167253</text:p>
          </table:table-cell>
          <table:table-cell office:value-type="float" office:value="-5.1249504165013886E-2" table:formula="of:=([bitcoin_futures.M179]-[bitcoin_futures.M178])/[bitcoin_futures.M178]" table:style-name="ce1">
            <text:p>-0.051249504</text:p>
          </table:table-cell>
          <table:table-cell office:value-type="float" office:value="-5.1326458316933006E-2" table:formula="of:=([bitcoin_futures.N179]-[bitcoin_futures.N178])/[bitcoin_futures.N178]" table:style-name="ce1">
            <text:p>-0.051326458</text:p>
          </table:table-cell>
          <table:table-cell office:value-type="float" office:value="-5.1332135323072112E-2" table:formula="of:=([bitcoin_futures.O179]-[bitcoin_futures.O178])/[bitcoin_futures.O178]" table:style-name="ce1">
            <text:p>-0.051332135</text:p>
          </table:table-cell>
          <table:table-cell office:value-type="float" office:value="-5.1166757112954493E-2" table:formula="of:=([bitcoin_futures.P179]-[bitcoin_futures.P178])/[bitcoin_futures.P178]" table:style-name="ce1">
            <text:p>-0.051166757</text:p>
          </table:table-cell>
          <table:table-cell table:number-columns-repeated="3" table:style-name="ce1"/>
          <table:table-cell office:value-type="float" office:value="-5.1167252958106813E-2" table:formula="of:=[.I175]" table:style-name="ce1">
            <text:p>-0.051167253</text:p>
          </table:table-cell>
          <table:table-cell table:style-name="ce1"/>
          <table:table-cell office:value-type="float" office:value="31270" table:formula="of:=[bitcoin_futures.L178]*[.$T$2]" table:style-name="ce1">
            <text:p>31270</text:p>
          </table:table-cell>
          <table:table-cell table:number-columns-repeated="16365"/>
        </table:table-row>
        <table:table-row table:style-name="ro1">
          <table:table-cell office:value-type="string" office:string-value="29.08.2024" table:formula="of:=[bitcoin_futures.A180]" table:style-name="ce1">
            <text:p>29.08.2024</text:p>
          </table:table-cell>
          <table:table-cell table:number-columns-repeated="6" table:style-name="ce1"/>
          <table:table-cell office:value-type="float" office:value="5.5131467345207802E-3" table:formula="of:=([bitcoin_futures.K180]-[bitcoin_futures.K179])/[bitcoin_futures.K179]" table:style-name="ce1">
            <text:p>0.005513147</text:p>
          </table:table-cell>
          <table:table-cell office:value-type="float" office:value="5.1398719245028647E-3" table:formula="of:=([bitcoin_futures.L180]-[bitcoin_futures.L179])/[bitcoin_futures.L179]" table:style-name="ce6">
            <text:p>0.005139872</text:p>
          </table:table-cell>
          <table:table-cell office:value-type="float" office:value="5.4352370599548457E-3" table:formula="of:=([bitcoin_futures.M180]-[bitcoin_futures.M179])/[bitcoin_futures.M179]" table:style-name="ce1">
            <text:p>0.005435237</text:p>
          </table:table-cell>
          <table:table-cell office:value-type="float" office:value="5.8916272508505521E-3" table:formula="of:=([bitcoin_futures.N180]-[bitcoin_futures.N179])/[bitcoin_futures.N179]" table:style-name="ce1">
            <text:p>0.005891627</text:p>
          </table:table-cell>
          <table:table-cell office:value-type="float" office:value="6.1769066051721297E-3" table:formula="of:=([bitcoin_futures.O180]-[bitcoin_futures.O179])/[bitcoin_futures.O179]" table:style-name="ce1">
            <text:p>0.006176907</text:p>
          </table:table-cell>
          <table:table-cell office:value-type="float" office:value="6.2913636735027374E-3" table:formula="of:=([bitcoin_futures.P180]-[bitcoin_futures.P179])/[bitcoin_futures.P179]" table:style-name="ce1">
            <text:p>0.006291364</text:p>
          </table:table-cell>
          <table:table-cell table:number-columns-repeated="3" table:style-name="ce1"/>
          <table:table-cell office:value-type="float" office:value="5.1398719245028647E-3" table:formula="of:=[.I176]" table:style-name="ce1">
            <text:p>0.005139872</text:p>
          </table:table-cell>
          <table:table-cell table:style-name="ce1"/>
          <table:table-cell office:value-type="float" office:value="29670" table:formula="of:=[bitcoin_futures.L179]*[.$T$2]" table:style-name="ce1">
            <text:p>29670</text:p>
          </table:table-cell>
          <table:table-cell table:number-columns-repeated="16365"/>
        </table:table-row>
        <table:table-row table:style-name="ro1">
          <table:table-cell office:value-type="string" office:string-value="30.08.2024" table:formula="of:=[bitcoin_futures.A181]" table:style-name="ce1">
            <text:p>30.08.2024</text:p>
          </table:table-cell>
          <table:table-cell table:number-columns-repeated="6" table:style-name="ce1"/>
          <table:table-cell office:value-type="float" office:value="-1.8456347532686875E-3" table:formula="of:=([bitcoin_futures.K181]-[bitcoin_futures.K180])/[bitcoin_futures.K180]" table:style-name="ce1">
            <text:p>-0.001845635</text:p>
          </table:table-cell>
          <table:table-cell office:value-type="float" office:value="-1.1149300025148797E-2" table:formula="of:=([bitcoin_futures.L181]-[bitcoin_futures.L180])/[bitcoin_futures.L180]" table:style-name="ce6">
            <text:p>-0.0111493</text:p>
          </table:table-cell>
          <table:table-cell office:value-type="float" office:value="-1.081170991350632E-2" table:formula="of:=([bitcoin_futures.M181]-[bitcoin_futures.M180])/[bitcoin_futures.M180]" table:style-name="ce1">
            <text:p>-0.01081171</text:p>
          </table:table-cell>
          <table:table-cell office:value-type="float" office:value="-1.0971786833855799E-2" table:formula="of:=([bitcoin_futures.N181]-[bitcoin_futures.N180])/[bitcoin_futures.N180]" table:style-name="ce1">
            <text:p>-0.010971787</text:p>
          </table:table-cell>
          <table:table-cell office:value-type="float" office:value="-1.1377588606040764E-2" table:formula="of:=([bitcoin_futures.O181]-[bitcoin_futures.O180])/[bitcoin_futures.O180]" table:style-name="ce1">
            <text:p>-0.011377589</text:p>
          </table:table-cell>
          <table:table-cell office:value-type="float" office:value="-1.1448522247482948E-2" table:formula="of:=([bitcoin_futures.P181]-[bitcoin_futures.P180])/[bitcoin_futures.P180]" table:style-name="ce1">
            <text:p>-0.011448522</text:p>
          </table:table-cell>
          <table:table-cell table:number-columns-repeated="3" table:style-name="ce1"/>
          <table:table-cell office:value-type="float" office:value="-1.1149300025148797E-2" table:formula="of:=[.I177]" table:style-name="ce1">
            <text:p>-0.0111493</text:p>
          </table:table-cell>
          <table:table-cell table:style-name="ce1"/>
          <table:table-cell office:value-type="float" office:value="29822.5" table:formula="of:=[bitcoin_futures.L180]*[.$T$2]" table:style-name="ce1">
            <text:p>29822.5</text:p>
          </table:table-cell>
          <table:table-cell table:number-columns-repeated="16365"/>
        </table:table-row>
        <table:table-row table:style-name="ro1">
          <table:table-cell office:value-type="string" office:string-value="02.09.2024" table:formula="of:=[bitcoin_futures.A182]" table:style-name="ce1">
            <text:p>02.09.2024</text:p>
          </table:table-cell>
          <table:table-cell table:number-columns-repeated="7" table:style-name="ce1"/>
          <table:table-cell office:value-type="float" office:value="0" table:formula="of:=([bitcoin_futures.L182]-[bitcoin_futures.L181])/[bitcoin_futures.L181]" table:style-name="ce6">
            <text:p>0</text:p>
          </table:table-cell>
          <table:table-cell office:value-type="float" office:value="0" table:formula="of:=([bitcoin_futures.M182]-[bitcoin_futures.M181])/[bitcoin_futures.M181]" table:style-name="ce1">
            <text:p>0</text:p>
          </table:table-cell>
          <table:table-cell office:value-type="float" office:value="0" table:formula="of:=([bitcoin_futures.N182]-[bitcoin_futures.N181])/[bitcoin_futures.N181]" table:style-name="ce1">
            <text:p>0</text:p>
          </table:table-cell>
          <table:table-cell office:value-type="float" office:value="0" table:formula="of:=([bitcoin_futures.O182]-[bitcoin_futures.O181])/[bitcoin_futures.O181]" table:style-name="ce1">
            <text:p>0</text:p>
          </table:table-cell>
          <table:table-cell office:value-type="float" office:value="0" table:formula="of:=([bitcoin_futures.P182]-[bitcoin_futures.P181])/[bitcoin_futures.P181]" table:style-name="ce1">
            <text:p>0</text:p>
          </table:table-cell>
          <table:table-cell office:value-type="float" office:value="0" table:formula="of:=([bitcoin_futures.Q182]-[bitcoin_futures.Q181])/[bitcoin_futures.Q181]" table:style-name="ce1">
            <text:p>0</text:p>
          </table:table-cell>
          <table:table-cell table:number-columns-repeated="2" table:style-name="ce1"/>
          <table:table-cell office:value-type="float" office:value="0" table:formula="of:=[.I178]" table:style-name="ce1">
            <text:p>0</text:p>
          </table:table-cell>
          <table:table-cell table:style-name="ce1"/>
          <table:table-cell office:value-type="float" office:value="29490" table:formula="of:=[bitcoin_futures.L181]*[.$T$2]" table:style-name="ce1">
            <text:p>29490</text:p>
          </table:table-cell>
          <table:table-cell table:number-columns-repeated="16365"/>
        </table:table-row>
        <table:table-row table:style-name="ro1">
          <table:table-cell office:value-type="string" office:string-value="03.09.2024" table:formula="of:=[bitcoin_futures.A183]" table:style-name="ce1">
            <text:p>03.09.2024</text:p>
          </table:table-cell>
          <table:table-cell table:number-columns-repeated="7" table:style-name="ce1"/>
          <table:table-cell office:value-type="float" office:value="-1.2546625974906748E-2" table:formula="of:=([bitcoin_futures.L183]-[bitcoin_futures.L182])/[bitcoin_futures.L182]" table:style-name="ce6">
            <text:p>-0.012546626</text:p>
          </table:table-cell>
          <table:table-cell office:value-type="float" office:value="-1.2947704725071464E-2" table:formula="of:=([bitcoin_futures.M183]-[bitcoin_futures.M182])/[bitcoin_futures.M182]" table:style-name="ce1">
            <text:p>-0.012947705</text:p>
          </table:table-cell>
          <table:table-cell office:value-type="float" office:value="-1.2845108015681041E-2" table:formula="of:=([bitcoin_futures.N183]-[bitcoin_futures.N182])/[bitcoin_futures.N182]" table:style-name="ce1">
            <text:p>-0.012845108</text:p>
          </table:table-cell>
          <table:table-cell office:value-type="float" office:value="-1.250206987911906E-2" table:formula="of:=([bitcoin_futures.O183]-[bitcoin_futures.O182])/[bitcoin_futures.O182]" table:style-name="ce1">
            <text:p>-0.01250207</text:p>
          </table:table-cell>
          <table:table-cell office:value-type="float" office:value="-1.2402464065708418E-2" table:formula="of:=([bitcoin_futures.P183]-[bitcoin_futures.P182])/[bitcoin_futures.P182]" table:style-name="ce1">
            <text:p>-0.012402464</text:p>
          </table:table-cell>
          <table:table-cell office:value-type="float" office:value="-1.0430247718383311E-2" table:formula="of:=([bitcoin_futures.Q183]-[bitcoin_futures.Q182])/[bitcoin_futures.Q182]" table:style-name="ce1">
            <text:p>-0.010430248</text:p>
          </table:table-cell>
          <table:table-cell table:number-columns-repeated="2" table:style-name="ce1"/>
          <table:table-cell office:value-type="float" office:value="-1.2546625974906748E-2" table:formula="of:=[.I179]" table:style-name="ce1">
            <text:p>-0.012546626</text:p>
          </table:table-cell>
          <table:table-cell table:style-name="ce1"/>
          <table:table-cell office:value-type="float" office:value="29490" table:formula="of:=[bitcoin_futures.L182]*[.$T$2]" table:style-name="ce1">
            <text:p>29490</text:p>
          </table:table-cell>
          <table:table-cell table:number-columns-repeated="16365"/>
        </table:table-row>
        <table:table-row table:style-name="ro1">
          <table:table-cell office:value-type="string" office:string-value="04.09.2024" table:formula="of:=[bitcoin_futures.A184]" table:style-name="ce1">
            <text:p>04.09.2024</text:p>
          </table:table-cell>
          <table:table-cell table:number-columns-repeated="7" table:style-name="ce1"/>
          <table:table-cell office:value-type="float" office:value="1.974587912087912E-3" table:formula="of:=([bitcoin_futures.L184]-[bitcoin_futures.L183])/[bitcoin_futures.L183]" table:style-name="ce6">
            <text:p>0.001974588</text:p>
          </table:table-cell>
          <table:table-cell office:value-type="float" office:value="1.4480408858603066E-3" table:formula="of:=([bitcoin_futures.M184]-[bitcoin_futures.M183])/[bitcoin_futures.M183]" table:style-name="ce1">
            <text:p>0.001448041</text:p>
          </table:table-cell>
          <table:table-cell office:value-type="float" office:value="1.351922264469793E-3" table:formula="of:=([bitcoin_futures.N184]-[bitcoin_futures.N183])/[bitcoin_futures.N183]" table:style-name="ce1">
            <text:p>0.001351922</text:p>
          </table:table-cell>
          <table:table-cell office:value-type="float" office:value="1.3414940890416702E-3" table:formula="of:=([bitcoin_futures.O184]-[bitcoin_futures.O183])/[bitcoin_futures.O183]" table:style-name="ce1">
            <text:p>0.001341494</text:p>
          </table:table-cell>
          <table:table-cell office:value-type="float" office:value="1.4970059880239522E-3" table:formula="of:=([bitcoin_futures.P184]-[bitcoin_futures.P183])/[bitcoin_futures.P183]" table:style-name="ce1">
            <text:p>0.001497006</text:p>
          </table:table-cell>
          <table:table-cell office:value-type="float" office:value="1.4822134387351778E-3" table:formula="of:=([bitcoin_futures.Q184]-[bitcoin_futures.Q183])/[bitcoin_futures.Q183]" table:style-name="ce1">
            <text:p>0.001482213</text:p>
          </table:table-cell>
          <table:table-cell table:number-columns-repeated="2" table:style-name="ce1"/>
          <table:table-cell office:value-type="float" office:value="1.974587912087912E-3" table:formula="of:=[.I180]" table:style-name="ce1">
            <text:p>0.001974588</text:p>
          </table:table-cell>
          <table:table-cell table:style-name="ce1"/>
          <table:table-cell office:value-type="float" office:value="29120" table:formula="of:=[bitcoin_futures.L183]*[.$T$2]" table:style-name="ce1">
            <text:p>29120</text:p>
          </table:table-cell>
          <table:table-cell table:number-columns-repeated="16365"/>
        </table:table-row>
        <table:table-row table:style-name="ro1">
          <table:table-cell office:value-type="string" office:string-value="05.09.2024" table:formula="of:=[bitcoin_futures.A185]" table:style-name="ce1">
            <text:p>05.09.2024</text:p>
          </table:table-cell>
          <table:table-cell table:number-columns-repeated="7" table:style-name="ce1"/>
          <table:table-cell office:value-type="float" office:value="-3.6672093222517348E-2" table:formula="of:=([bitcoin_futures.L185]-[bitcoin_futures.L184])/[bitcoin_futures.L184]" table:style-name="ce6">
            <text:p>-0.036672093</text:p>
          </table:table-cell>
          <table:table-cell office:value-type="float" office:value="-3.6318788806668369E-2" table:formula="of:=([bitcoin_futures.M185]-[bitcoin_futures.M184])/[bitcoin_futures.M184]" table:style-name="ce1">
            <text:p>-0.036318789</text:p>
          </table:table-cell>
          <table:table-cell office:value-type="float" office:value="-3.6283857902286727E-2" table:formula="of:=([bitcoin_futures.N185]-[bitcoin_futures.N184])/[bitcoin_futures.N184]" table:style-name="ce1">
            <text:p>-0.036283858</text:p>
          </table:table-cell>
          <table:table-cell office:value-type="float" office:value="-3.6171816126601357E-2" table:formula="of:=([bitcoin_futures.O185]-[bitcoin_futures.O184])/[bitcoin_futures.O184]" table:style-name="ce1">
            <text:p>-0.036171816</text:p>
          </table:table-cell>
          <table:table-cell office:value-type="float" office:value="-3.5874439461883408E-2" table:formula="of:=([bitcoin_futures.P185]-[bitcoin_futures.P184])/[bitcoin_futures.P184]" table:style-name="ce1">
            <text:p>-0.035874439</text:p>
          </table:table-cell>
          <table:table-cell office:value-type="float" office:value="-3.6013813517513565E-2" table:formula="of:=([bitcoin_futures.Q185]-[bitcoin_futures.Q184])/[bitcoin_futures.Q184]" table:style-name="ce1">
            <text:p>-0.036013814</text:p>
          </table:table-cell>
          <table:table-cell table:number-columns-repeated="2" table:style-name="ce1"/>
          <table:table-cell office:value-type="float" office:value="-3.6672093222517348E-2" table:formula="of:=[.I181]" table:style-name="ce1">
            <text:p>-0.036672093</text:p>
          </table:table-cell>
          <table:table-cell table:style-name="ce1"/>
          <table:table-cell office:value-type="float" office:value="29177.5" table:formula="of:=[bitcoin_futures.L184]*[.$T$2]" table:style-name="ce1">
            <text:p>29177.5</text:p>
          </table:table-cell>
          <table:table-cell table:number-columns-repeated="16365"/>
        </table:table-row>
        <table:table-row table:style-name="ro1">
          <table:table-cell office:value-type="string" office:string-value="06.09.2024" table:formula="of:=[bitcoin_futures.A186]" table:style-name="ce1">
            <text:p>06.09.2024</text:p>
          </table:table-cell>
          <table:table-cell table:number-columns-repeated="7" table:style-name="ce1"/>
          <table:table-cell office:value-type="float" office:value="-4.4827892911144709E-2" table:formula="of:=([bitcoin_futures.L186]-[bitcoin_futures.L185])/[bitcoin_futures.L185]" table:style-name="ce6">
            <text:p>-0.044827893</text:p>
          </table:table-cell>
          <table:table-cell office:value-type="float" office:value="-4.4924977934686673E-2" table:formula="of:=([bitcoin_futures.M186]-[bitcoin_futures.M185])/[bitcoin_futures.M185]" table:style-name="ce1">
            <text:p>-0.044924978</text:p>
          </table:table-cell>
          <table:table-cell office:value-type="float" office:value="-4.5004815690394884E-2" table:formula="of:=([bitcoin_futures.N186]-[bitcoin_futures.N185])/[bitcoin_futures.N185]" table:style-name="ce1">
            <text:p>-0.045004816</text:p>
          </table:table-cell>
          <table:table-cell office:value-type="float" office:value="-4.5434801494222916E-2" table:formula="of:=([bitcoin_futures.O186]-[bitcoin_futures.O185])/[bitcoin_futures.O185]" table:style-name="ce1">
            <text:p>-0.045434801</text:p>
          </table:table-cell>
          <table:table-cell office:value-type="float" office:value="-4.5133505598621879E-2" table:formula="of:=([bitcoin_futures.P186]-[bitcoin_futures.P185])/[bitcoin_futures.P185]" table:style-name="ce1">
            <text:p>-0.045133506</text:p>
          </table:table-cell>
          <table:table-cell office:value-type="float" office:value="-4.4779938587512794E-2" table:formula="of:=([bitcoin_futures.Q186]-[bitcoin_futures.Q185])/[bitcoin_futures.Q185]" table:style-name="ce1">
            <text:p>-0.044779939</text:p>
          </table:table-cell>
          <table:table-cell table:number-columns-repeated="2" table:style-name="ce1"/>
          <table:table-cell office:value-type="float" office:value="-4.4827892911144709E-2" table:formula="of:=[.I182]" table:style-name="ce1">
            <text:p>-0.044827893</text:p>
          </table:table-cell>
          <table:table-cell table:style-name="ce1"/>
          <table:table-cell office:value-type="float" office:value="28107.5" table:formula="of:=[bitcoin_futures.L185]*[.$T$2]" table:style-name="ce1">
            <text:p>28107.5</text:p>
          </table:table-cell>
          <table:table-cell table:number-columns-repeated="16365"/>
        </table:table-row>
        <table:table-row table:style-name="ro1">
          <table:table-cell office:value-type="string" office:string-value="09.09.2024" table:formula="of:=[bitcoin_futures.A187]" table:style-name="ce1">
            <text:p>09.09.2024</text:p>
          </table:table-cell>
          <table:table-cell table:number-columns-repeated="7" table:style-name="ce1"/>
          <table:table-cell office:value-type="float" office:value="6.9187075146661697E-2" table:formula="of:=([bitcoin_futures.L187]-[bitcoin_futures.L186])/[bitcoin_futures.L186]" table:style-name="ce6">
            <text:p>0.069187075</text:p>
          </table:table-cell>
          <table:table-cell office:value-type="float" office:value="6.9217262729877091E-2" table:formula="of:=([bitcoin_futures.M187]-[bitcoin_futures.M186])/[bitcoin_futures.M186]" table:style-name="ce1">
            <text:p>0.069217263</text:p>
          </table:table-cell>
          <table:table-cell office:value-type="float" office:value="6.9038232327862839E-2" table:formula="of:=([bitcoin_futures.N187]-[bitcoin_futures.N186])/[bitcoin_futures.N186]" table:style-name="ce1">
            <text:p>0.069038232</text:p>
          </table:table-cell>
          <table:table-cell office:value-type="float" office:value="6.8802329814342922E-2" table:formula="of:=([bitcoin_futures.O187]-[bitcoin_futures.O186])/[bitcoin_futures.O186]" table:style-name="ce1">
            <text:p>0.06880233</text:p>
          </table:table-cell>
          <table:table-cell office:value-type="float" office:value="6.819411870828071E-2" table:formula="of:=([bitcoin_futures.P187]-[bitcoin_futures.P186])/[bitcoin_futures.P186]" table:style-name="ce1">
            <text:p>0.068194119</text:p>
          </table:table-cell>
          <table:table-cell office:value-type="float" office:value="6.7506027323868206E-2" table:formula="of:=([bitcoin_futures.Q187]-[bitcoin_futures.Q186])/[bitcoin_futures.Q186]" table:style-name="ce1">
            <text:p>0.067506027</text:p>
          </table:table-cell>
          <table:table-cell table:number-columns-repeated="2" table:style-name="ce1"/>
          <table:table-cell office:value-type="float" office:value="6.9187075146661697E-2" table:formula="of:=[.I183]" table:style-name="ce1">
            <text:p>0.069187075</text:p>
          </table:table-cell>
          <table:table-cell table:style-name="ce1"/>
          <table:table-cell office:value-type="float" office:value="26847.5" table:formula="of:=[bitcoin_futures.L186]*[.$T$2]" table:style-name="ce1">
            <text:p>26847.5</text:p>
          </table:table-cell>
          <table:table-cell table:number-columns-repeated="16365"/>
        </table:table-row>
        <table:table-row table:style-name="ro1">
          <table:table-cell office:value-type="string" office:string-value="10.09.2024" table:formula="of:=[bitcoin_futures.A188]" table:style-name="ce1">
            <text:p>10.09.2024</text:p>
          </table:table-cell>
          <table:table-cell table:number-columns-repeated="7" table:style-name="ce1"/>
          <table:table-cell office:value-type="float" office:value="1.3673576032050166E-2" table:formula="of:=([bitcoin_futures.L188]-[bitcoin_futures.L187])/[bitcoin_futures.L187]" table:style-name="ce6">
            <text:p>0.013673576</text:p>
          </table:table-cell>
          <table:table-cell office:value-type="float" office:value="1.3656006914433881E-2" table:formula="of:=([bitcoin_futures.M188]-[bitcoin_futures.M187])/[bitcoin_futures.M187]" table:style-name="ce1">
            <text:p>0.013656007</text:p>
          </table:table-cell>
          <table:table-cell office:value-type="float" office:value="1.3722126929674099E-2" table:formula="of:=([bitcoin_futures.N188]-[bitcoin_futures.N187])/[bitcoin_futures.N187]" table:style-name="ce1">
            <text:p>0.013722127</text:p>
          </table:table-cell>
          <table:table-cell office:value-type="float" office:value="1.3879427792915532E-2" table:formula="of:=([bitcoin_futures.O188]-[bitcoin_futures.O187])/[bitcoin_futures.O187]" table:style-name="ce1">
            <text:p>0.013879428</text:p>
          </table:table-cell>
          <table:table-cell office:value-type="float" office:value="1.3680121601080899E-2" table:formula="of:=([bitcoin_futures.P188]-[bitcoin_futures.P187])/[bitcoin_futures.P187]" table:style-name="ce1">
            <text:p>0.013680122</text:p>
          </table:table-cell>
          <table:table-cell office:value-type="float" office:value="1.3132580510246759E-2" table:formula="of:=([bitcoin_futures.Q188]-[bitcoin_futures.Q187])/[bitcoin_futures.Q187]" table:style-name="ce1">
            <text:p>0.013132581</text:p>
          </table:table-cell>
          <table:table-cell table:number-columns-repeated="2" table:style-name="ce1"/>
          <table:table-cell office:value-type="float" office:value="1.3673576032050166E-2" table:formula="of:=[.I184]" table:style-name="ce1">
            <text:p>0.013673576</text:p>
          </table:table-cell>
          <table:table-cell table:style-name="ce1"/>
          <table:table-cell office:value-type="float" office:value="28705" table:formula="of:=[bitcoin_futures.L187]*[.$T$2]" table:style-name="ce1">
            <text:p>28705</text:p>
          </table:table-cell>
          <table:table-cell table:number-columns-repeated="16365"/>
        </table:table-row>
        <table:table-row table:style-name="ro1">
          <table:table-cell office:value-type="string" office:string-value="11.09.2024" table:formula="of:=[bitcoin_futures.A189]" table:style-name="ce1">
            <text:p>11.09.2024</text:p>
          </table:table-cell>
          <table:table-cell table:number-columns-repeated="7" table:style-name="ce1"/>
          <table:table-cell office:value-type="float" office:value="-5.7565082910902999E-3" table:formula="of:=([bitcoin_futures.L189]-[bitcoin_futures.L188])/[bitcoin_futures.L188]" table:style-name="ce6">
            <text:p>-0.005756508</text:p>
          </table:table-cell>
          <table:table-cell office:value-type="float" office:value="-5.9686221009549794E-3" table:formula="of:=([bitcoin_futures.M189]-[bitcoin_futures.M188])/[bitcoin_futures.M188]" table:style-name="ce1">
            <text:p>-0.005968622</text:p>
          </table:table-cell>
          <table:table-cell office:value-type="float" office:value="-6.0913705583756344E-3" table:formula="of:=([bitcoin_futures.N189]-[bitcoin_futures.N188])/[bitcoin_futures.N188]" table:style-name="ce1">
            <text:p>-0.006091371</text:p>
          </table:table-cell>
          <table:table-cell office:value-type="float" office:value="-5.9628789787519948E-3" table:formula="of:=([bitcoin_futures.O189]-[bitcoin_futures.O188])/[bitcoin_futures.O188]" table:style-name="ce1">
            <text:p>-0.005962879</text:p>
          </table:table-cell>
          <table:table-cell office:value-type="float" office:value="-5.9146951016327892E-3" table:formula="of:=([bitcoin_futures.P189]-[bitcoin_futures.P188])/[bitcoin_futures.P188]" table:style-name="ce1">
            <text:p>-0.005914695</text:p>
          </table:table-cell>
          <table:table-cell office:value-type="float" office:value="-5.8619550858652579E-3" table:formula="of:=([bitcoin_futures.Q189]-[bitcoin_futures.Q188])/[bitcoin_futures.Q188]" table:style-name="ce1">
            <text:p>-0.005861955</text:p>
          </table:table-cell>
          <table:table-cell table:number-columns-repeated="2" table:style-name="ce1"/>
          <table:table-cell office:value-type="float" office:value="-5.7565082910902999E-3" table:formula="of:=[.I185]" table:style-name="ce1">
            <text:p>-0.005756508</text:p>
          </table:table-cell>
          <table:table-cell table:style-name="ce1"/>
          <table:table-cell office:value-type="float" office:value="29097.5" table:formula="of:=[bitcoin_futures.L188]*[.$T$2]" table:style-name="ce1">
            <text:p>29097.5</text:p>
          </table:table-cell>
          <table:table-cell table:number-columns-repeated="16365"/>
        </table:table-row>
        <table:table-row table:style-name="ro1">
          <table:table-cell office:value-type="string" office:string-value="12.09.2024" table:formula="of:=[bitcoin_futures.A190]" table:style-name="ce1">
            <text:p>12.09.2024</text:p>
          </table:table-cell>
          <table:table-cell table:number-columns-repeated="7" table:style-name="ce1"/>
          <table:table-cell office:value-type="float" office:value="1.2443829934324231E-2" table:formula="of:=([bitcoin_futures.L190]-[bitcoin_futures.L189])/[bitcoin_futures.L189]" table:style-name="ce6">
            <text:p>0.01244383</text:p>
          </table:table-cell>
          <table:table-cell office:value-type="float" office:value="1.2437810945273632E-2" table:formula="of:=([bitcoin_futures.M190]-[bitcoin_futures.M189])/[bitcoin_futures.M189]" table:style-name="ce1">
            <text:p>0.012437811</text:p>
          </table:table-cell>
          <table:table-cell office:value-type="float" office:value="1.2427647259107933E-2" table:formula="of:=([bitcoin_futures.N190]-[bitcoin_futures.N189])/[bitcoin_futures.N189]" table:style-name="ce1">
            <text:p>0.012427647</text:p>
          </table:table-cell>
          <table:table-cell office:value-type="float" office:value="1.2166272389320717E-2" table:formula="of:=([bitcoin_futures.O190]-[bitcoin_futures.O189])/[bitcoin_futures.O189]" table:style-name="ce1">
            <text:p>0.012166272</text:p>
          </table:table-cell>
          <table:table-cell office:value-type="float" office:value="1.1899773736696555E-2" table:formula="of:=([bitcoin_futures.P190]-[bitcoin_futures.P189])/[bitcoin_futures.P189]" table:style-name="ce1">
            <text:p>0.011899774</text:p>
          </table:table-cell>
          <table:table-cell office:value-type="float" office:value="1.1793040445145751E-2" table:formula="of:=([bitcoin_futures.Q190]-[bitcoin_futures.Q189])/[bitcoin_futures.Q189]" table:style-name="ce1">
            <text:p>0.01179304</text:p>
          </table:table-cell>
          <table:table-cell table:number-columns-repeated="2" table:style-name="ce1"/>
          <table:table-cell office:value-type="float" office:value="1.2443829934324231E-2" table:formula="of:=[.I186]" table:style-name="ce1">
            <text:p>0.01244383</text:p>
          </table:table-cell>
          <table:table-cell table:style-name="ce1"/>
          <table:table-cell office:value-type="float" office:value="28930" table:formula="of:=[bitcoin_futures.L189]*[.$T$2]" table:style-name="ce1">
            <text:p>28930</text:p>
          </table:table-cell>
          <table:table-cell table:number-columns-repeated="16365"/>
        </table:table-row>
        <table:table-row table:style-name="ro1">
          <table:table-cell office:value-type="string" office:string-value="13.09.2024" table:formula="of:=[bitcoin_futures.A191]" table:style-name="ce1">
            <text:p>13.09.2024</text:p>
          </table:table-cell>
          <table:table-cell table:number-columns-repeated="7" table:style-name="ce1"/>
          <table:table-cell office:value-type="float" office:value="2.3130761351997268E-2" table:formula="of:=([bitcoin_futures.L191]-[bitcoin_futures.L190])/[bitcoin_futures.L190]" table:style-name="ce6">
            <text:p>0.023130761</text:p>
          </table:table-cell>
          <table:table-cell office:value-type="float" office:value="2.3214437007540455E-2" table:formula="of:=([bitcoin_futures.M191]-[bitcoin_futures.M190])/[bitcoin_futures.M190]" table:style-name="ce1">
            <text:p>0.023214437</text:p>
          </table:table-cell>
          <table:table-cell office:value-type="float" office:value="2.3457205313603499E-2" table:formula="of:=([bitcoin_futures.N191]-[bitcoin_futures.N190])/[bitcoin_futures.N190]" table:style-name="ce1">
            <text:p>0.023457205</text:p>
          </table:table-cell>
          <table:table-cell office:value-type="float" office:value="2.3873121869782972E-2" table:formula="of:=([bitcoin_futures.O191]-[bitcoin_futures.O190])/[bitcoin_futures.O190]" table:style-name="ce1">
            <text:p>0.023873122</text:p>
          </table:table-cell>
          <table:table-cell office:value-type="float" office:value="2.3685300207039336E-2" table:formula="of:=([bitcoin_futures.P191]-[bitcoin_futures.P190])/[bitcoin_futures.P190]" table:style-name="ce1">
            <text:p>0.0236853</text:p>
          </table:table-cell>
          <table:table-cell office:value-type="float" office:value="2.3475334482475581E-2" table:formula="of:=([bitcoin_futures.Q191]-[bitcoin_futures.Q190])/[bitcoin_futures.Q190]" table:style-name="ce1">
            <text:p>0.023475334</text:p>
          </table:table-cell>
          <table:table-cell table:number-columns-repeated="2" table:style-name="ce1"/>
          <table:table-cell office:value-type="float" office:value="2.3130761351997268E-2" table:formula="of:=[.I187]" table:style-name="ce1">
            <text:p>0.023130761</text:p>
          </table:table-cell>
          <table:table-cell table:style-name="ce1"/>
          <table:table-cell office:value-type="float" office:value="29507.5" table:formula="of:=[bitcoin_futures.M190]*[.$T$2]" table:style-name="ce1">
            <text:p>29507.5</text:p>
          </table:table-cell>
          <table:table-cell table:number-columns-repeated="16365"/>
        </table:table-row>
        <table:table-row table:style-name="ro1">
          <table:table-cell office:value-type="string" office:string-value="16.09.2024" table:formula="of:=[bitcoin_futures.A192]" table:style-name="ce1">
            <text:p>16.09.2024</text:p>
          </table:table-cell>
          <table:table-cell table:number-columns-repeated="7" table:style-name="ce1"/>
          <table:table-cell office:value-type="float" office:value="-3.2535246517060148E-2" table:formula="of:=([bitcoin_futures.L192]-[bitcoin_futures.L191])/[bitcoin_futures.L191]" table:style-name="ce1">
            <text:p>-0.032535247</text:p>
          </table:table-cell>
          <table:table-cell office:value-type="float" office:value="-3.2541194005133722E-2" table:formula="of:=([bitcoin_futures.M192]-[bitcoin_futures.M191])/[bitcoin_futures.M191]" table:style-name="ce6">
            <text:p>-0.032541194</text:p>
          </table:table-cell>
          <table:table-cell office:value-type="float" office:value="-3.261316027273474E-2" table:formula="of:=([bitcoin_futures.N192]-[bitcoin_futures.N191])/[bitcoin_futures.N191]" table:style-name="ce1">
            <text:p>-0.03261316</text:p>
          </table:table-cell>
          <table:table-cell office:value-type="float" office:value="-3.2936572639817384E-2" table:formula="of:=([bitcoin_futures.O192]-[bitcoin_futures.O191])/[bitcoin_futures.O191]" table:style-name="ce1">
            <text:p>-0.032936573</text:p>
          </table:table-cell>
          <table:table-cell office:value-type="float" office:value="-3.2764339454736668E-2" table:formula="of:=([bitcoin_futures.P192]-[bitcoin_futures.P191])/[bitcoin_futures.P191]" table:style-name="ce1">
            <text:p>-0.032764339</text:p>
          </table:table-cell>
          <table:table-cell office:value-type="float" office:value="-3.2480551768385595E-2" table:formula="of:=([bitcoin_futures.Q192]-[bitcoin_futures.Q191])/[bitcoin_futures.Q191]" table:style-name="ce1">
            <text:p>-0.032480552</text:p>
          </table:table-cell>
          <table:table-cell table:number-columns-repeated="2" table:style-name="ce1"/>
          <table:table-cell office:value-type="float" office:value="-3.2541194005133722E-2" table:formula="of:=[.J188]" table:style-name="ce1">
            <text:p>-0.032541194</text:p>
          </table:table-cell>
          <table:table-cell table:style-name="ce1"/>
          <table:table-cell office:value-type="float" office:value="30192.5" table:formula="of:=[bitcoin_futures.M191]*[.$T$2]" table:style-name="ce1">
            <text:p>30192.5</text:p>
          </table:table-cell>
          <table:table-cell table:number-columns-repeated="16365"/>
        </table:table-row>
        <table:table-row table:style-name="ro1">
          <table:table-cell office:value-type="string" office:string-value="17.09.2024" table:formula="of:=[bitcoin_futures.A193]" table:style-name="ce1">
            <text:p>17.09.2024</text:p>
          </table:table-cell>
          <table:table-cell table:number-columns-repeated="7" table:style-name="ce1"/>
          <table:table-cell office:value-type="float" office:value="3.6561179615417778E-2" table:formula="of:=([bitcoin_futures.L193]-[bitcoin_futures.L192])/[bitcoin_futures.L192]" table:style-name="ce1">
            <text:p>0.03656118</text:p>
          </table:table-cell>
          <table:table-cell office:value-type="float" office:value="3.6460116398493669E-2" table:formula="of:=([bitcoin_futures.M193]-[bitcoin_futures.M192])/[bitcoin_futures.M192]" table:style-name="ce6">
            <text:p>0.036460116</text:p>
          </table:table-cell>
          <table:table-cell office:value-type="float" office:value="3.6514945652173912E-2" table:formula="of:=([bitcoin_futures.N193]-[bitcoin_futures.N192])/[bitcoin_futures.N192]" table:style-name="ce1">
            <text:p>0.036514946</text:p>
          </table:table-cell>
          <table:table-cell office:value-type="float" office:value="3.5997302309897151E-2" table:formula="of:=([bitcoin_futures.O193]-[bitcoin_futures.O192])/[bitcoin_futures.O192]" table:style-name="ce1">
            <text:p>0.035997302</text:p>
          </table:table-cell>
          <table:table-cell office:value-type="float" office:value="3.5797925727668115E-2" table:formula="of:=([bitcoin_futures.P193]-[bitcoin_futures.P192])/[bitcoin_futures.P192]" table:style-name="ce1">
            <text:p>0.035797926</text:p>
          </table:table-cell>
          <table:table-cell office:value-type="float" office:value="3.5477453580901853E-2" table:formula="of:=([bitcoin_futures.Q193]-[bitcoin_futures.Q192])/[bitcoin_futures.Q192]" table:style-name="ce1">
            <text:p>0.035477454</text:p>
          </table:table-cell>
          <table:table-cell table:number-columns-repeated="2" table:style-name="ce1"/>
          <table:table-cell office:value-type="float" office:value="3.6460116398493669E-2" table:formula="of:=[.J189]" table:style-name="ce1">
            <text:p>0.036460116</text:p>
          </table:table-cell>
          <table:table-cell table:style-name="ce1"/>
          <table:table-cell office:value-type="float" office:value="29210" table:formula="of:=[bitcoin_futures.M192]*[.$T$2]" table:style-name="ce1">
            <text:p>29210</text:p>
          </table:table-cell>
          <table:table-cell table:number-columns-repeated="16365"/>
        </table:table-row>
        <table:table-row table:style-name="ro1">
          <table:table-cell office:value-type="string" office:string-value="18.09.2024" table:formula="of:=[bitcoin_futures.A194]" table:style-name="ce1">
            <text:p>18.09.2024</text:p>
          </table:table-cell>
          <table:table-cell table:number-columns-repeated="7" table:style-name="ce1"/>
          <table:table-cell office:value-type="float" office:value="5.8231428333749269E-4" table:formula="of:=([bitcoin_futures.L194]-[bitcoin_futures.L193])/[bitcoin_futures.L193]" table:style-name="ce1">
            <text:p>0.000582314</text:p>
          </table:table-cell>
          <table:table-cell office:value-type="float" office:value="4.9545829892650697E-4" table:formula="of:=([bitcoin_futures.M194]-[bitcoin_futures.M193])/[bitcoin_futures.M193]" table:style-name="ce6">
            <text:p>0.000495458</text:p>
          </table:table-cell>
          <table:table-cell office:value-type="float" office:value="2.4578076355890547E-4" table:formula="of:=([bitcoin_futures.N194]-[bitcoin_futures.N193])/[bitcoin_futures.N193]" table:style-name="ce1">
            <text:p>0.000245781</text:p>
          </table:table-cell>
          <table:table-cell office:value-type="float" office:value="4.068679306697046E-4" table:formula="of:=([bitcoin_futures.O194]-[bitcoin_futures.O193])/[bitcoin_futures.O193]" table:style-name="ce1">
            <text:p>0.000406868</text:p>
          </table:table-cell>
          <table:table-cell office:value-type="float" office:value="4.0374677002583977E-4" table:formula="of:=([bitcoin_futures.P194]-[bitcoin_futures.P193])/[bitcoin_futures.P193]" table:style-name="ce1">
            <text:p>0.000403747</text:p>
          </table:table-cell>
          <table:table-cell office:value-type="float" office:value="4.0025616394492473E-4" table:formula="of:=([bitcoin_futures.Q194]-[bitcoin_futures.Q193])/[bitcoin_futures.Q193]" table:style-name="ce1">
            <text:p>0.000400256</text:p>
          </table:table-cell>
          <table:table-cell table:number-columns-repeated="2" table:style-name="ce1"/>
          <table:table-cell office:value-type="float" office:value="4.9545829892650697E-4" table:formula="of:=[.J190]" table:style-name="ce1">
            <text:p>0.000495458</text:p>
          </table:table-cell>
          <table:table-cell table:style-name="ce1"/>
          <table:table-cell office:value-type="float" office:value="30275" table:formula="of:=[bitcoin_futures.M193]*[.$T$2]" table:style-name="ce1">
            <text:p>30275</text:p>
          </table:table-cell>
          <table:table-cell table:number-columns-repeated="16365"/>
        </table:table-row>
        <table:table-row table:style-name="ro1">
          <table:table-cell office:value-type="string" office:string-value="19.09.2024" table:formula="of:=[bitcoin_futures.A195]" table:style-name="ce1">
            <text:p>19.09.2024</text:p>
          </table:table-cell>
          <table:table-cell table:number-columns-repeated="7" table:style-name="ce1"/>
          <table:table-cell office:value-type="float" office:value="5.4456268706351847E-2" table:formula="of:=([bitcoin_futures.L195]-[bitcoin_futures.L194])/[bitcoin_futures.L194]" table:style-name="ce1">
            <text:p>0.054456269</text:p>
          </table:table-cell>
          <table:table-cell office:value-type="float" office:value="5.4473423572136019E-2" table:formula="of:=([bitcoin_futures.M195]-[bitcoin_futures.M194])/[bitcoin_futures.M194]" table:style-name="ce6">
            <text:p>0.054473424</text:p>
          </table:table-cell>
          <table:table-cell office:value-type="float" office:value="5.4549922188549434E-2" table:formula="of:=([bitcoin_futures.N195]-[bitcoin_futures.N194])/[bitcoin_futures.N194]" table:style-name="ce1">
            <text:p>0.054549922</text:p>
          </table:table-cell>
          <table:table-cell office:value-type="float" office:value="5.474215064258988E-2" table:formula="of:=([bitcoin_futures.O195]-[bitcoin_futures.O194])/[bitcoin_futures.O194]" table:style-name="ce1">
            <text:p>0.054742151</text:p>
          </table:table-cell>
          <table:table-cell office:value-type="float" office:value="5.4322382758899022E-2" table:formula="of:=([bitcoin_futures.P195]-[bitcoin_futures.P194])/[bitcoin_futures.P194]" table:style-name="ce1">
            <text:p>0.054322383</text:p>
          </table:table-cell>
          <table:table-cell office:value-type="float" office:value="5.3852924701928463E-2" table:formula="of:=([bitcoin_futures.Q195]-[bitcoin_futures.Q194])/[bitcoin_futures.Q194]" table:style-name="ce1">
            <text:p>0.053852925</text:p>
          </table:table-cell>
          <table:table-cell table:number-columns-repeated="2" table:style-name="ce1"/>
          <table:table-cell office:value-type="float" office:value="5.4473423572136019E-2" table:formula="of:=[.J191]" table:style-name="ce1">
            <text:p>0.054473424</text:p>
          </table:table-cell>
          <table:table-cell table:style-name="ce1"/>
          <table:table-cell office:value-type="float" office:value="30290" table:formula="of:=[bitcoin_futures.M194]*[.$T$2]" table:style-name="ce1">
            <text:p>30290</text:p>
          </table:table-cell>
          <table:table-cell table:number-columns-repeated="16365"/>
        </table:table-row>
        <table:table-row table:style-name="ro1">
          <table:table-cell office:value-type="string" office:string-value="20.09.2024" table:formula="of:=[bitcoin_futures.A196]" table:style-name="ce1">
            <text:p>20.09.2024</text:p>
          </table:table-cell>
          <table:table-cell table:number-columns-repeated="7" table:style-name="ce1"/>
          <table:table-cell office:value-type="float" office:value="-7.5691871008436492E-3" table:formula="of:=([bitcoin_futures.L196]-[bitcoin_futures.L195])/[bitcoin_futures.L195]" table:style-name="ce1">
            <text:p>-0.007569187</text:p>
          </table:table-cell>
          <table:table-cell office:value-type="float" office:value="-7.5140889167188479E-3" table:formula="of:=([bitcoin_futures.M196]-[bitcoin_futures.M195])/[bitcoin_futures.M195]" table:style-name="ce6">
            <text:p>-0.007514089</text:p>
          </table:table-cell>
          <table:table-cell office:value-type="float" office:value="-7.3009708737864082E-3" table:formula="of:=([bitcoin_futures.N196]-[bitcoin_futures.N195])/[bitcoin_futures.N195]" table:style-name="ce1">
            <text:p>-0.007300971</text:p>
          </table:table-cell>
          <table:table-cell office:value-type="float" office:value="-7.4034086527338628E-3" table:formula="of:=([bitcoin_futures.O196]-[bitcoin_futures.O195])/[bitcoin_futures.O195]" table:style-name="ce1">
            <text:p>-0.007403409</text:p>
          </table:table-cell>
          <table:table-cell office:value-type="float" office:value="-7.3495636196600827E-3" table:formula="of:=([bitcoin_futures.P196]-[bitcoin_futures.P195])/[bitcoin_futures.P195]" table:style-name="ce1">
            <text:p>-0.007349564</text:p>
          </table:table-cell>
          <table:table-cell office:value-type="float" office:value="-7.2892938496583147E-3" table:formula="of:=([bitcoin_futures.Q196]-[bitcoin_futures.Q195])/[bitcoin_futures.Q195]" table:style-name="ce1">
            <text:p>-0.007289294</text:p>
          </table:table-cell>
          <table:table-cell table:number-columns-repeated="2" table:style-name="ce1"/>
          <table:table-cell office:value-type="float" office:value="-7.5140889167188479E-3" table:formula="of:=[.J192]" table:style-name="ce1">
            <text:p>-0.007514089</text:p>
          </table:table-cell>
          <table:table-cell table:style-name="ce1"/>
          <table:table-cell office:value-type="float" office:value="31940" table:formula="of:=[bitcoin_futures.M195]*[.$T$2]" table:style-name="ce1">
            <text:p>31940</text:p>
          </table:table-cell>
          <table:table-cell table:number-columns-repeated="16365"/>
        </table:table-row>
        <table:table-row table:style-name="ro1">
          <table:table-cell office:value-type="string" office:string-value="23.09.2024" table:formula="of:=[bitcoin_futures.A197]" table:style-name="ce1">
            <text:p>23.09.2024</text:p>
          </table:table-cell>
          <table:table-cell table:number-columns-repeated="7" table:style-name="ce1"/>
          <table:table-cell office:value-type="float" office:value="6.7529991260824656E-3" table:formula="of:=([bitcoin_futures.L197]-[bitcoin_futures.L196])/[bitcoin_futures.L196]" table:style-name="ce1">
            <text:p>0.006752999</text:p>
          </table:table-cell>
          <table:table-cell office:value-type="float" office:value="6.0725552050473188E-3" table:formula="of:=([bitcoin_futures.M197]-[bitcoin_futures.M196])/[bitcoin_futures.M196]" table:style-name="ce6">
            <text:p>0.006072555</text:p>
          </table:table-cell>
          <table:table-cell office:value-type="float" office:value="6.1028088568969565E-3" table:formula="of:=([bitcoin_futures.N197]-[bitcoin_futures.N196])/[bitcoin_futures.N196]" table:style-name="ce1">
            <text:p>0.006102809</text:p>
          </table:table-cell>
          <table:table-cell office:value-type="float" office:value="5.9047471058969779E-3" table:formula="of:=([bitcoin_futures.O197]-[bitcoin_futures.O196])/[bitcoin_futures.O196]" table:style-name="ce1">
            <text:p>0.005904747</text:p>
          </table:table-cell>
          <table:table-cell office:value-type="float" office:value="5.8614838809193277E-3" table:formula="of:=([bitcoin_futures.P197]-[bitcoin_futures.P196])/[bitcoin_futures.P196]" table:style-name="ce1">
            <text:p>0.005861484</text:p>
          </table:table-cell>
          <table:table-cell office:value-type="float" office:value="5.8130640966804342E-3" table:formula="of:=([bitcoin_futures.Q197]-[bitcoin_futures.Q196])/[bitcoin_futures.Q196]" table:style-name="ce1">
            <text:p>0.005813064</text:p>
          </table:table-cell>
          <table:table-cell table:number-columns-repeated="2" table:style-name="ce1"/>
          <table:table-cell office:value-type="float" office:value="6.0725552050473188E-3" table:formula="of:=[.J193]" table:style-name="ce1">
            <text:p>0.006072555</text:p>
          </table:table-cell>
          <table:table-cell table:style-name="ce1"/>
          <table:table-cell office:value-type="float" office:value="31700" table:formula="of:=[bitcoin_futures.M196]*[.$T$2]" table:style-name="ce1">
            <text:p>31700</text:p>
          </table:table-cell>
          <table:table-cell table:number-columns-repeated="16365"/>
        </table:table-row>
        <table:table-row table:style-name="ro1">
          <table:table-cell office:value-type="string" office:string-value="24.09.2024" table:formula="of:=[bitcoin_futures.A198]" table:style-name="ce1">
            <text:p>24.09.2024</text:p>
          </table:table-cell>
          <table:table-cell table:number-columns-repeated="7" table:style-name="ce1"/>
          <table:table-cell office:value-type="float" office:value="1.7361111111111112E-2" table:formula="of:=([bitcoin_futures.L198]-[bitcoin_futures.L197])/[bitcoin_futures.L197]" table:style-name="ce1">
            <text:p>0.017361111</text:p>
          </table:table-cell>
          <table:table-cell office:value-type="float" office:value="1.6853492200360587E-2" table:formula="of:=([bitcoin_futures.M198]-[bitcoin_futures.M197])/[bitcoin_futures.M197]" table:style-name="ce6">
            <text:p>0.016853492</text:p>
          </table:table-cell>
          <table:table-cell office:value-type="float" office:value="1.6642040594136404E-2" table:formula="of:=([bitcoin_futures.N198]-[bitcoin_futures.N197])/[bitcoin_futures.N197]" table:style-name="ce1">
            <text:p>0.016642041</text:p>
          </table:table-cell>
          <table:table-cell office:value-type="float" office:value="1.6374449679462423E-2" table:formula="of:=([bitcoin_futures.O198]-[bitcoin_futures.O197])/[bitcoin_futures.O197]" table:style-name="ce1">
            <text:p>0.01637445</text:p>
          </table:table-cell>
          <table:table-cell office:value-type="float" office:value="1.6025149516945253E-2" table:formula="of:=([bitcoin_futures.P198]-[bitcoin_futures.P197])/[bitcoin_futures.P197]" table:style-name="ce1">
            <text:p>0.01602515</text:p>
          </table:table-cell>
          <table:table-cell office:value-type="float" office:value="1.5893536121673005E-2" table:formula="of:=([bitcoin_futures.Q198]-[bitcoin_futures.Q197])/[bitcoin_futures.Q197]" table:style-name="ce1">
            <text:p>0.015893536</text:p>
          </table:table-cell>
          <table:table-cell table:number-columns-repeated="2" table:style-name="ce1"/>
          <table:table-cell office:value-type="float" office:value="1.6853492200360587E-2" table:formula="of:=[.J194]" table:style-name="ce1">
            <text:p>0.016853492</text:p>
          </table:table-cell>
          <table:table-cell table:style-name="ce1"/>
          <table:table-cell office:value-type="float" office:value="31892.5" table:formula="of:=[bitcoin_futures.M197]*[.$T$2]" table:style-name="ce1">
            <text:p>31892.5</text:p>
          </table:table-cell>
          <table:table-cell table:number-columns-repeated="16365"/>
        </table:table-row>
        <table:table-row table:style-name="ro1">
          <table:table-cell office:value-type="string" office:string-value="25.09.2024" table:formula="of:=[bitcoin_futures.A199]" table:style-name="ce1">
            <text:p>25.09.2024</text:p>
          </table:table-cell>
          <table:table-cell table:number-columns-repeated="7" table:style-name="ce1"/>
          <table:table-cell office:value-type="float" office:value="-1.9547005895128762E-2" table:formula="of:=([bitcoin_futures.L199]-[bitcoin_futures.L198])/[bitcoin_futures.L198]" table:style-name="ce1">
            <text:p>-0.019547006</text:p>
          </table:table-cell>
          <table:table-cell office:value-type="float" office:value="-1.9734813444341658E-2" table:formula="of:=([bitcoin_futures.M199]-[bitcoin_futures.M198])/[bitcoin_futures.M198]" table:style-name="ce6">
            <text:p>-0.019734813</text:p>
          </table:table-cell>
          <table:table-cell office:value-type="float" office:value="-1.950585175552666E-2" table:formula="of:=([bitcoin_futures.N199]-[bitcoin_futures.N198])/[bitcoin_futures.N198]" table:style-name="ce1">
            <text:p>-0.019505852</text:p>
          </table:table-cell>
          <table:table-cell office:value-type="float" office:value="-1.9682346682878639E-2" table:formula="of:=([bitcoin_futures.O199]-[bitcoin_futures.O198])/[bitcoin_futures.O198]" table:style-name="ce1">
            <text:p>-0.019682347</text:p>
          </table:table-cell>
          <table:table-cell office:value-type="float" office:value="-1.9470228661987776E-2" table:formula="of:=([bitcoin_futures.P199]-[bitcoin_futures.P198])/[bitcoin_futures.P198]" table:style-name="ce1">
            <text:p>-0.019470229</text:p>
          </table:table-cell>
          <table:table-cell office:value-type="float" office:value="-1.9387678718466951E-2" table:formula="of:=([bitcoin_futures.Q199]-[bitcoin_futures.Q198])/[bitcoin_futures.Q198]" table:style-name="ce1">
            <text:p>-0.019387679</text:p>
          </table:table-cell>
          <table:table-cell table:number-columns-repeated="2" table:style-name="ce1"/>
          <table:table-cell office:value-type="float" office:value="-1.9734813444341658E-2" table:formula="of:=[.J195]" table:style-name="ce1">
            <text:p>-0.019734813</text:p>
          </table:table-cell>
          <table:table-cell table:style-name="ce1"/>
          <table:table-cell office:value-type="float" office:value="32430" table:formula="of:=[bitcoin_futures.M198]*[.$T$2]" table:style-name="ce1">
            <text:p>32430</text:p>
          </table:table-cell>
          <table:table-cell table:number-columns-repeated="16365"/>
        </table:table-row>
        <table:table-row table:style-name="ro1">
          <table:table-cell office:value-type="string" office:string-value="26.09.2024" table:formula="of:=[bitcoin_futures.A200]" table:style-name="ce1">
            <text:p>26.09.2024</text:p>
          </table:table-cell>
          <table:table-cell table:number-columns-repeated="7" table:style-name="ce1"/>
          <table:table-cell office:value-type="float" office:value="2.4287974683544305E-2" table:formula="of:=([bitcoin_futures.L200]-[bitcoin_futures.L199])/[bitcoin_futures.L199]" table:style-name="ce1">
            <text:p>0.024287975</text:p>
          </table:table-cell>
          <table:table-cell office:value-type="float" office:value="2.5715633847121736E-2" table:formula="of:=([bitcoin_futures.M200]-[bitcoin_futures.M199])/[bitcoin_futures.M199]" table:style-name="ce6">
            <text:p>0.025715634</text:p>
          </table:table-cell>
          <table:table-cell office:value-type="float" office:value="2.6213137775003902E-2" table:formula="of:=([bitcoin_futures.N200]-[bitcoin_futures.N199])/[bitcoin_futures.N199]" table:style-name="ce1">
            <text:p>0.026213138</text:p>
          </table:table-cell>
          <table:table-cell office:value-type="float" office:value="2.6511627906976743E-2" table:formula="of:=([bitcoin_futures.O200]-[bitcoin_futures.O199])/[bitcoin_futures.O199]" table:style-name="ce1">
            <text:p>0.026511628</text:p>
          </table:table-cell>
          <table:table-cell office:value-type="float" office:value="2.6475794658662358E-2" table:formula="of:=([bitcoin_futures.P200]-[bitcoin_futures.P199])/[bitcoin_futures.P199]" table:style-name="ce1">
            <text:p>0.026475795</text:p>
          </table:table-cell>
          <table:table-cell office:value-type="float" office:value="2.6030534351145038E-2" table:formula="of:=([bitcoin_futures.Q200]-[bitcoin_futures.Q199])/[bitcoin_futures.Q199]" table:style-name="ce1">
            <text:p>0.026030534</text:p>
          </table:table-cell>
          <table:table-cell table:number-columns-repeated="2" table:style-name="ce1"/>
          <table:table-cell office:value-type="float" office:value="2.5715633847121736E-2" table:formula="of:=[.J196]" table:style-name="ce1">
            <text:p>0.025715634</text:p>
          </table:table-cell>
          <table:table-cell table:style-name="ce1"/>
          <table:table-cell office:value-type="float" office:value="31790" table:formula="of:=[bitcoin_futures.M199]*[.$T$2]" table:style-name="ce1">
            <text:p>31790</text:p>
          </table:table-cell>
          <table:table-cell table:number-columns-repeated="16365"/>
        </table:table-row>
        <table:table-row table:style-name="ro1">
          <table:table-cell office:value-type="string" office:string-value="27.09.2024" table:formula="of:=[bitcoin_futures.A201]" table:style-name="ce1">
            <text:p>27.09.2024</text:p>
          </table:table-cell>
          <table:table-cell table:number-columns-repeated="7" table:style-name="ce1"/>
          <table:table-cell office:value-type="float" office:value="2.2582837723024548E-2" table:formula="of:=([bitcoin_futures.L201]-[bitcoin_futures.L200])/[bitcoin_futures.L200]" table:style-name="ce1">
            <text:p>0.022582838</text:p>
          </table:table-cell>
          <table:table-cell office:value-type="float" office:value="1.4183853407958292E-2" table:formula="of:=([bitcoin_futures.M201]-[bitcoin_futures.M200])/[bitcoin_futures.M200]" table:style-name="ce6">
            <text:p>0.014183853</text:p>
          </table:table-cell>
          <table:table-cell office:value-type="float" office:value="1.4368253002888855E-2" table:formula="of:=([bitcoin_futures.N201]-[bitcoin_futures.N200])/[bitcoin_futures.N200]" table:style-name="ce1">
            <text:p>0.014368253</text:p>
          </table:table-cell>
          <table:table-cell office:value-type="float" office:value="1.4272768463978252E-2" table:formula="of:=([bitcoin_futures.O201]-[bitcoin_futures.O200])/[bitcoin_futures.O200]" table:style-name="ce1">
            <text:p>0.014272768</text:p>
          </table:table-cell>
          <table:table-cell office:value-type="float" office:value="1.417110294668966E-2" table:formula="of:=([bitcoin_futures.P201]-[bitcoin_futures.P200])/[bitcoin_futures.P200]" table:style-name="ce1">
            <text:p>0.014171103</text:p>
          </table:table-cell>
          <table:table-cell office:value-type="float" office:value="1.4061453760880888E-2" table:formula="of:=([bitcoin_futures.Q201]-[bitcoin_futures.Q200])/[bitcoin_futures.Q200]" table:style-name="ce1">
            <text:p>0.014061454</text:p>
          </table:table-cell>
          <table:table-cell table:number-columns-repeated="2" table:style-name="ce1"/>
          <table:table-cell office:value-type="float" office:value="1.4183853407958292E-2" table:formula="of:=[.J197]" table:style-name="ce1">
            <text:p>0.014183853</text:p>
          </table:table-cell>
          <table:table-cell table:style-name="ce1"/>
          <table:table-cell office:value-type="float" office:value="32607.5" table:formula="of:=[bitcoin_futures.M200]*[.$T$2]" table:style-name="ce1">
            <text:p>32607.5</text:p>
          </table:table-cell>
          <table:table-cell table:number-columns-repeated="16365"/>
        </table:table-row>
        <table:table-row table:style-name="ro1">
          <table:table-cell office:value-type="string" office:string-value="30.09.2024" table:formula="of:=[bitcoin_futures.A202]" table:style-name="ce1">
            <text:p>30.09.2024</text:p>
          </table:table-cell>
          <table:table-cell table:number-columns-repeated="8" table:style-name="ce1"/>
          <table:table-cell office:value-type="float" office:value="-3.6211067432718479E-2" table:formula="of:=([bitcoin_futures.M202]-[bitcoin_futures.M201])/[bitcoin_futures.M201]" table:style-name="ce6">
            <text:p>-0.036211067</text:p>
          </table:table-cell>
          <table:table-cell office:value-type="float" office:value="-3.6348647230757702E-2" table:formula="of:=([bitcoin_futures.N202]-[bitcoin_futures.N201])/[bitcoin_futures.N201]" table:style-name="ce1">
            <text:p>-0.036348647</text:p>
          </table:table-cell>
          <table:table-cell office:value-type="float" office:value="-3.6557218375400193E-2" table:formula="of:=([bitcoin_futures.O202]-[bitcoin_futures.O201])/[bitcoin_futures.O201]" table:style-name="ce1">
            <text:p>-0.036557218</text:p>
          </table:table-cell>
          <table:table-cell office:value-type="float" office:value="-3.6522253437823449E-2" table:formula="of:=([bitcoin_futures.P202]-[bitcoin_futures.P201])/[bitcoin_futures.P201]" table:style-name="ce1">
            <text:p>-0.036522253</text:p>
          </table:table-cell>
          <table:table-cell office:value-type="float" office:value="-3.6463683052090974E-2" table:formula="of:=([bitcoin_futures.Q202]-[bitcoin_futures.Q201])/[bitcoin_futures.Q201]" table:style-name="ce1">
            <text:p>-0.036463683</text:p>
          </table:table-cell>
          <table:table-cell table:number-columns-repeated="2" table:style-name="ce1"/>
          <table:table-cell office:value-type="float" office:value="-3.6211067432718479E-2" table:formula="of:=[.J198]" table:style-name="ce1">
            <text:p>-0.036211067</text:p>
          </table:table-cell>
          <table:table-cell table:style-name="ce1"/>
          <table:table-cell office:value-type="float" office:value="33070" table:formula="of:=[bitcoin_futures.M201]*[.$T$2]" table:style-name="ce1">
            <text:p>33070</text:p>
          </table:table-cell>
          <table:table-cell table:number-columns-repeated="16365"/>
        </table:table-row>
        <table:table-row table:style-name="ro1">
          <table:table-cell office:value-type="string" office:string-value="01.10.2024" table:formula="of:=[bitcoin_futures.A203]" table:style-name="ce1">
            <text:p>01.10.2024</text:p>
          </table:table-cell>
          <table:table-cell table:number-columns-repeated="8" table:style-name="ce1"/>
          <table:table-cell office:value-type="float" office:value="-2.7923758726174603E-2" table:formula="of:=([bitcoin_futures.M203]-[bitcoin_futures.M202])/[bitcoin_futures.M202]" table:style-name="ce6">
            <text:p>-0.027923759</text:p>
          </table:table-cell>
          <table:table-cell office:value-type="float" office:value="-2.8153678643645978E-2" table:formula="of:=([bitcoin_futures.N203]-[bitcoin_futures.N202])/[bitcoin_futures.N202]" table:style-name="ce1">
            <text:p>-0.028153679</text:p>
          </table:table-cell>
          <table:table-cell office:value-type="float" office:value="-2.8361669242658424E-2" table:formula="of:=([bitcoin_futures.O203]-[bitcoin_futures.O202])/[bitcoin_futures.O202]" table:style-name="ce1">
            <text:p>-0.028361669</text:p>
          </table:table-cell>
          <table:table-cell office:value-type="float" office:value="-2.816144874155924E-2" table:formula="of:=([bitcoin_futures.P203]-[bitcoin_futures.P202])/[bitcoin_futures.P202]" table:style-name="ce1">
            <text:p>-0.028161449</text:p>
          </table:table-cell>
          <table:table-cell office:value-type="float" office:value="-2.8249447955531866E-2" table:formula="of:=([bitcoin_futures.Q203]-[bitcoin_futures.Q202])/[bitcoin_futures.Q202]" table:style-name="ce1">
            <text:p>-0.028249448</text:p>
          </table:table-cell>
          <table:table-cell table:number-columns-repeated="2" table:style-name="ce1"/>
          <table:table-cell office:value-type="float" office:value="-2.7923758726174603E-2" table:formula="of:=[.J199]" table:style-name="ce1">
            <text:p>-0.027923759</text:p>
          </table:table-cell>
          <table:table-cell table:style-name="ce1"/>
          <table:table-cell office:value-type="float" office:value="31872.5" table:formula="of:=[bitcoin_futures.M202]*[.$T$2]" table:style-name="ce1">
            <text:p>31872.5</text:p>
          </table:table-cell>
          <table:table-cell table:number-columns-repeated="16365"/>
        </table:table-row>
        <table:table-row table:style-name="ro1">
          <table:table-cell office:value-type="string" office:string-value="02.10.2024" table:formula="of:=[bitcoin_futures.A204]" table:style-name="ce1">
            <text:p>02.10.2024</text:p>
          </table:table-cell>
          <table:table-cell table:number-columns-repeated="8" table:style-name="ce1"/>
          <table:table-cell office:value-type="float" office:value="-2.4772048737190348E-2" table:formula="of:=([bitcoin_futures.M204]-[bitcoin_futures.M203])/[bitcoin_futures.M203]" table:style-name="ce6">
            <text:p>-0.024772049</text:p>
          </table:table-cell>
          <table:table-cell office:value-type="float" office:value="-2.456786171574904E-2" table:formula="of:=([bitcoin_futures.N204]-[bitcoin_futures.N203])/[bitcoin_futures.N203]" table:style-name="ce1">
            <text:p>-0.024567862</text:p>
          </table:table-cell>
          <table:table-cell office:value-type="float" office:value="-2.4099260319732762E-2" table:formula="of:=([bitcoin_futures.O204]-[bitcoin_futures.O203])/[bitcoin_futures.O203]" table:style-name="ce1">
            <text:p>-0.02409926</text:p>
          </table:table-cell>
          <table:table-cell office:value-type="float" office:value="-2.3371496249506515E-2" table:formula="of:=([bitcoin_futures.P204]-[bitcoin_futures.P203])/[bitcoin_futures.P203]" table:style-name="ce1">
            <text:p>-0.023371496</text:p>
          </table:table-cell>
          <table:table-cell office:value-type="float" office:value="-2.3272214386459801E-2" table:formula="of:=([bitcoin_futures.Q204]-[bitcoin_futures.Q203])/[bitcoin_futures.Q203]" table:style-name="ce1">
            <text:p>-0.023272214</text:p>
          </table:table-cell>
          <table:table-cell table:number-columns-repeated="2" table:style-name="ce1"/>
          <table:table-cell office:value-type="float" office:value="-2.4772048737190348E-2" table:formula="of:=[.J200]" table:style-name="ce1">
            <text:p>-0.024772049</text:p>
          </table:table-cell>
          <table:table-cell table:style-name="ce1"/>
          <table:table-cell office:value-type="float" office:value="30982.5" table:formula="of:=[bitcoin_futures.M203]*[.$T$2]" table:style-name="ce1">
            <text:p>30982.5</text:p>
          </table:table-cell>
          <table:table-cell table:number-columns-repeated="16365"/>
        </table:table-row>
        <table:table-row table:style-name="ro1">
          <table:table-cell office:value-type="string" office:string-value="03.10.2024" table:formula="of:=[bitcoin_futures.A205]" table:style-name="ce1">
            <text:p>03.10.2024</text:p>
          </table:table-cell>
          <table:table-cell table:number-columns-repeated="8" table:style-name="ce1"/>
          <table:table-cell office:value-type="float" office:value="1.4314082409399305E-2" table:formula="of:=([bitcoin_futures.M205]-[bitcoin_futures.M204])/[bitcoin_futures.M204]" table:style-name="ce6">
            <text:p>0.014314082</text:p>
          </table:table-cell>
          <table:table-cell office:value-type="float" office:value="1.419312494872426E-2" table:formula="of:=([bitcoin_futures.N205]-[bitcoin_futures.N204])/[bitcoin_futures.N204]" table:style-name="ce1">
            <text:p>0.014193125</text:p>
          </table:table-cell>
          <table:table-cell office:value-type="float" office:value="1.4180929095354523E-2" table:formula="of:=([bitcoin_futures.O205]-[bitcoin_futures.O204])/[bitcoin_futures.O204]" table:style-name="ce1">
            <text:p>0.014180929</text:p>
          </table:table-cell>
          <table:table-cell office:value-type="float" office:value="1.3986579351604819E-2" table:formula="of:=([bitcoin_futures.P205]-[bitcoin_futures.P204])/[bitcoin_futures.P204]" table:style-name="ce1">
            <text:p>0.013986579</text:p>
          </table:table-cell>
          <table:table-cell office:value-type="float" office:value="1.4199759326113117E-2" table:formula="of:=([bitcoin_futures.Q205]-[bitcoin_futures.Q204])/[bitcoin_futures.Q204]" table:style-name="ce1">
            <text:p>0.014199759</text:p>
          </table:table-cell>
          <table:table-cell table:number-columns-repeated="2" table:style-name="ce1"/>
          <table:table-cell office:value-type="float" office:value="1.4314082409399305E-2" table:formula="of:=[.J201]" table:style-name="ce1">
            <text:p>0.014314082</text:p>
          </table:table-cell>
          <table:table-cell table:style-name="ce1"/>
          <table:table-cell office:value-type="float" office:value="30215" table:formula="of:=[bitcoin_futures.M204]*[.$T$2]" table:style-name="ce1">
            <text:p>30215</text:p>
          </table:table-cell>
          <table:table-cell table:number-columns-repeated="16365"/>
        </table:table-row>
        <table:table-row table:style-name="ro1">
          <table:table-cell office:value-type="string" office:string-value="04.10.2024" table:formula="of:=[bitcoin_futures.A206]" table:style-name="ce1">
            <text:p>04.10.2024</text:p>
          </table:table-cell>
          <table:table-cell table:number-columns-repeated="8" table:style-name="ce1"/>
          <table:table-cell office:value-type="float" office:value="2.3166653071212986E-2" table:formula="of:=([bitcoin_futures.M206]-[bitcoin_futures.M205])/[bitcoin_futures.M205]" table:style-name="ce6">
            <text:p>0.023166653</text:p>
          </table:table-cell>
          <table:table-cell office:value-type="float" office:value="2.3135414981394598E-2" table:formula="of:=([bitcoin_futures.N206]-[bitcoin_futures.N205])/[bitcoin_futures.N205]" table:style-name="ce1">
            <text:p>0.023135415</text:p>
          </table:table-cell>
          <table:table-cell office:value-type="float" office:value="2.3224043715846996E-2" table:formula="of:=([bitcoin_futures.O206]-[bitcoin_futures.O205])/[bitcoin_futures.O205]" table:style-name="ce1">
            <text:p>0.023224044</text:p>
          </table:table-cell>
          <table:table-cell office:value-type="float" office:value="2.3122309041620156E-2" table:formula="of:=([bitcoin_futures.P206]-[bitcoin_futures.P205])/[bitcoin_futures.P205]" table:style-name="ce1">
            <text:p>0.023122309</text:p>
          </table:table-cell>
          <table:table-cell office:value-type="float" office:value="2.2069292833412434E-2" table:formula="of:=([bitcoin_futures.Q206]-[bitcoin_futures.Q205])/[bitcoin_futures.Q205]" table:style-name="ce1">
            <text:p>0.022069293</text:p>
          </table:table-cell>
          <table:table-cell table:number-columns-repeated="2" table:style-name="ce1"/>
          <table:table-cell office:value-type="float" office:value="2.3166653071212986E-2" table:formula="of:=[.J202]" table:style-name="ce1">
            <text:p>0.023166653</text:p>
          </table:table-cell>
          <table:table-cell table:style-name="ce1"/>
          <table:table-cell office:value-type="float" office:value="30647.5" table:formula="of:=[bitcoin_futures.M205]*[.$T$2]" table:style-name="ce1">
            <text:p>30647.5</text:p>
          </table:table-cell>
          <table:table-cell table:number-columns-repeated="16365"/>
        </table:table-row>
        <table:table-row table:style-name="ro1">
          <table:table-cell office:value-type="string" office:string-value="07.10.2024" table:formula="of:=[bitcoin_futures.A207]" table:style-name="ce1">
            <text:p>07.10.2024</text:p>
          </table:table-cell>
          <table:table-cell table:number-columns-repeated="8" table:style-name="ce1"/>
          <table:table-cell office:value-type="float" office:value="1.3473650641792234E-2" table:formula="of:=([bitcoin_futures.M207]-[bitcoin_futures.M206])/[bitcoin_futures.M206]" table:style-name="ce6">
            <text:p>0.013473651</text:p>
          </table:table-cell>
          <table:table-cell office:value-type="float" office:value="1.3440860215053764E-2" table:formula="of:=([bitcoin_futures.N207]-[bitcoin_futures.N206])/[bitcoin_futures.N206]" table:style-name="ce1">
            <text:p>0.01344086</text:p>
          </table:table-cell>
          <table:table-cell office:value-type="float" office:value="1.3194062671797692E-2" table:formula="of:=([bitcoin_futures.O207]-[bitcoin_futures.O206])/[bitcoin_futures.O206]" table:style-name="ce1">
            <text:p>0.013194063</text:p>
          </table:table-cell>
          <table:table-cell office:value-type="float" office:value="1.3092269326683292E-2" table:formula="of:=([bitcoin_futures.P207]-[bitcoin_futures.P206])/[bitcoin_futures.P206]" table:style-name="ce1">
            <text:p>0.013092269</text:p>
          </table:table-cell>
          <table:table-cell office:value-type="float" office:value="1.3776023527590744E-2" table:formula="of:=([bitcoin_futures.Q207]-[bitcoin_futures.Q206])/[bitcoin_futures.Q206]" table:style-name="ce1">
            <text:p>0.013776024</text:p>
          </table:table-cell>
          <table:table-cell table:number-columns-repeated="2" table:style-name="ce1"/>
          <table:table-cell office:value-type="float" office:value="1.3473650641792234E-2" table:formula="of:=[.J203]" table:style-name="ce1">
            <text:p>0.013473651</text:p>
          </table:table-cell>
          <table:table-cell table:style-name="ce1"/>
          <table:table-cell office:value-type="float" office:value="31357.5" table:formula="of:=[bitcoin_futures.M206]*[.$T$2]" table:style-name="ce1">
            <text:p>31357.5</text:p>
          </table:table-cell>
          <table:table-cell table:number-columns-repeated="16365"/>
        </table:table-row>
        <table:table-row table:style-name="ro1">
          <table:table-cell office:value-type="string" office:string-value="08.10.2024" table:formula="of:=[bitcoin_futures.A208]" table:style-name="ce1">
            <text:p>08.10.2024</text:p>
          </table:table-cell>
          <table:table-cell table:number-columns-repeated="8" table:style-name="ce1"/>
          <table:table-cell office:value-type="float" office:value="-1.8250471994965389E-2" table:formula="of:=([bitcoin_futures.M208]-[bitcoin_futures.M207])/[bitcoin_futures.M207]" table:style-name="ce6">
            <text:p>-0.018250472</text:p>
          </table:table-cell>
          <table:table-cell office:value-type="float" office:value="-1.8177562802309252E-2" table:formula="of:=([bitcoin_futures.N208]-[bitcoin_futures.N207])/[bitcoin_futures.N207]" table:style-name="ce1">
            <text:p>-0.018177563</text:p>
          </table:table-cell>
          <table:table-cell office:value-type="float" office:value="-1.8293155569335709E-2" table:formula="of:=([bitcoin_futures.O208]-[bitcoin_futures.O207])/[bitcoin_futures.O207]" table:style-name="ce1">
            <text:p>-0.018293156</text:p>
          </table:table-cell>
          <table:table-cell office:value-type="float" office:value="-1.8307692307692306E-2" table:formula="of:=([bitcoin_futures.P208]-[bitcoin_futures.P207])/[bitcoin_futures.P207]" table:style-name="ce1">
            <text:p>-0.018307692</text:p>
          </table:table-cell>
          <table:table-cell office:value-type="float" office:value="-1.8322009313688069E-2" table:formula="of:=([bitcoin_futures.Q208]-[bitcoin_futures.Q207])/[bitcoin_futures.Q207]" table:style-name="ce1">
            <text:p>-0.018322009</text:p>
          </table:table-cell>
          <table:table-cell table:number-columns-repeated="2" table:style-name="ce1"/>
          <table:table-cell office:value-type="float" office:value="-1.8250471994965389E-2" table:formula="of:=[.J204]" table:style-name="ce1">
            <text:p>-0.018250472</text:p>
          </table:table-cell>
          <table:table-cell table:style-name="ce1"/>
          <table:table-cell office:value-type="float" office:value="31780" table:formula="of:=[bitcoin_futures.M207]*[.$T$2]" table:style-name="ce1">
            <text:p>31780</text:p>
          </table:table-cell>
          <table:table-cell table:number-columns-repeated="16365"/>
        </table:table-row>
        <table:table-row table:style-name="ro1">
          <table:table-cell office:value-type="string" office:string-value="09.10.2024" table:formula="of:=[bitcoin_futures.A209]" table:style-name="ce1">
            <text:p>09.10.2024</text:p>
          </table:table-cell>
          <table:table-cell table:number-columns-repeated="8" table:style-name="ce1"/>
          <table:table-cell office:value-type="float" office:value="-2.0592948717948718E-2" table:formula="of:=([bitcoin_futures.M209]-[bitcoin_futures.M208])/[bitcoin_futures.M208]" table:style-name="ce6">
            <text:p>-0.020592949</text:p>
          </table:table-cell>
          <table:table-cell office:value-type="float" office:value="-2.058005562177195E-2" table:formula="of:=([bitcoin_futures.N209]-[bitcoin_futures.N208])/[bitcoin_futures.N208]" table:style-name="ce1">
            <text:p>-0.020580056</text:p>
          </table:table-cell>
          <table:table-cell office:value-type="float" office:value="-2.0765890248716938E-2" table:formula="of:=([bitcoin_futures.O209]-[bitcoin_futures.O208])/[bitcoin_futures.O208]" table:style-name="ce1">
            <text:p>-0.02076589</text:p>
          </table:table-cell>
          <table:table-cell office:value-type="float" office:value="-2.0764770412161102E-2" table:formula="of:=([bitcoin_futures.P209]-[bitcoin_futures.P208])/[bitcoin_futures.P208]" table:style-name="ce1">
            <text:p>-0.02076477</text:p>
          </table:table-cell>
          <table:table-cell office:value-type="float" office:value="-2.060813438058947E-2" table:formula="of:=([bitcoin_futures.Q209]-[bitcoin_futures.Q208])/[bitcoin_futures.Q208]" table:style-name="ce1">
            <text:p>-0.020608134</text:p>
          </table:table-cell>
          <table:table-cell table:number-columns-repeated="2" table:style-name="ce1"/>
          <table:table-cell office:value-type="float" office:value="-2.0592948717948718E-2" table:formula="of:=[.J205]" table:style-name="ce1">
            <text:p>-0.020592949</text:p>
          </table:table-cell>
          <table:table-cell table:style-name="ce1"/>
          <table:table-cell office:value-type="float" office:value="31200" table:formula="of:=[bitcoin_futures.M208]*[.$T$2]" table:style-name="ce1">
            <text:p>31200</text:p>
          </table:table-cell>
          <table:table-cell table:number-columns-repeated="16365"/>
        </table:table-row>
        <table:table-row table:style-name="ro1">
          <table:table-cell office:value-type="string" office:string-value="10.10.2024" table:formula="of:=[bitcoin_futures.A210]" table:style-name="ce1">
            <text:p>10.10.2024</text:p>
          </table:table-cell>
          <table:table-cell table:number-columns-repeated="8" table:style-name="ce1"/>
          <table:table-cell office:value-type="float" office:value="-2.1598625542010964E-2" table:formula="of:=([bitcoin_futures.M210]-[bitcoin_futures.M209])/[bitcoin_futures.M209]" table:style-name="ce6">
            <text:p>-0.021598626</text:p>
          </table:table-cell>
          <table:table-cell office:value-type="float" office:value="-2.1823787116663964E-2" table:formula="of:=([bitcoin_futures.N210]-[bitcoin_futures.N209])/[bitcoin_futures.N209]" table:style-name="ce1">
            <text:p>-0.021823787</text:p>
          </table:table-cell>
          <table:table-cell office:value-type="float" office:value="-2.1770682148040638E-2" table:formula="of:=([bitcoin_futures.O210]-[bitcoin_futures.O209])/[bitcoin_futures.O209]" table:style-name="ce1">
            <text:p>-0.021770682</text:p>
          </table:table-cell>
          <table:table-cell office:value-type="float" office:value="-2.1605185244458671E-2" table:formula="of:=([bitcoin_futures.P210]-[bitcoin_futures.P209])/[bitcoin_futures.P209]" table:style-name="ce1">
            <text:p>-0.021605185</text:p>
          </table:table-cell>
          <table:table-cell office:value-type="float" office:value="-2.2391615054787994E-2" table:formula="of:=([bitcoin_futures.Q210]-[bitcoin_futures.Q209])/[bitcoin_futures.Q209]" table:style-name="ce1">
            <text:p>-0.022391615</text:p>
          </table:table-cell>
          <table:table-cell table:number-columns-repeated="2" table:style-name="ce1"/>
          <table:table-cell office:value-type="float" office:value="-2.1598625542010964E-2" table:formula="of:=[.J206]" table:style-name="ce1">
            <text:p>-0.021598626</text:p>
          </table:table-cell>
          <table:table-cell table:style-name="ce1"/>
          <table:table-cell office:value-type="float" office:value="30557.5" table:formula="of:=[bitcoin_futures.M209]*[.$T$2]" table:style-name="ce1">
            <text:p>30557.5</text:p>
          </table:table-cell>
          <table:table-cell table:number-columns-repeated="16365"/>
        </table:table-row>
        <table:table-row table:style-name="ro1">
          <table:table-cell office:value-type="string" office:string-value="11.10.2024" table:formula="of:=[bitcoin_futures.A211]" table:style-name="ce1">
            <text:p>11.10.2024</text:p>
          </table:table-cell>
          <table:table-cell table:number-columns-repeated="8" table:style-name="ce1"/>
          <table:table-cell office:value-type="float" office:value="5.8700560247512336E-2" table:formula="of:=([bitcoin_futures.M211]-[bitcoin_futures.M210])/[bitcoin_futures.M210]" table:style-name="ce6">
            <text:p>0.05870056</text:p>
          </table:table-cell>
          <table:table-cell office:value-type="float" office:value="5.8969893008210997E-2" table:formula="of:=([bitcoin_futures.N211]-[bitcoin_futures.N210])/[bitcoin_futures.N210]" table:style-name="ce1">
            <text:p>0.058969893</text:p>
          </table:table-cell>
          <table:table-cell office:value-type="float" office:value="5.9017474447741511E-2" table:formula="of:=([bitcoin_futures.O211]-[bitcoin_futures.O210])/[bitcoin_futures.O210]" table:style-name="ce1">
            <text:p>0.059017474</text:p>
          </table:table-cell>
          <table:table-cell office:value-type="float" office:value="5.8967858019137974E-2" table:formula="of:=([bitcoin_futures.P211]-[bitcoin_futures.P210])/[bitcoin_futures.P210]" table:style-name="ce1">
            <text:p>0.058967858</text:p>
          </table:table-cell>
          <table:table-cell office:value-type="float" office:value="5.9454191033138398E-2" table:formula="of:=([bitcoin_futures.Q211]-[bitcoin_futures.Q210])/[bitcoin_futures.Q210]" table:style-name="ce1">
            <text:p>0.059454191</text:p>
          </table:table-cell>
          <table:table-cell table:number-columns-repeated="2" table:style-name="ce1"/>
          <table:table-cell office:value-type="float" office:value="5.8700560247512336E-2" table:formula="of:=[.J207]" table:style-name="ce1">
            <text:p>0.05870056</text:p>
          </table:table-cell>
          <table:table-cell table:style-name="ce1"/>
          <table:table-cell office:value-type="float" office:value="29897.5" table:formula="of:=[bitcoin_futures.M210]*[.$T$2]" table:style-name="ce1">
            <text:p>29897.5</text:p>
          </table:table-cell>
          <table:table-cell table:number-columns-repeated="16365"/>
        </table:table-row>
        <table:table-row table:style-name="ro1">
          <table:table-cell office:value-type="string" office:string-value="14.10.2024" table:formula="of:=[bitcoin_futures.A212]" table:style-name="ce1">
            <text:p>14.10.2024</text:p>
          </table:table-cell>
          <table:table-cell table:number-columns-repeated="8" table:style-name="ce1"/>
          <table:table-cell office:value-type="float" office:value="4.4862175183634785E-2" table:formula="of:=([bitcoin_futures.M212]-[bitcoin_futures.M211])/[bitcoin_futures.M211]" table:style-name="ce6">
            <text:p>0.044862175</text:p>
          </table:table-cell>
          <table:table-cell office:value-type="float" office:value="4.4956140350877194E-2" table:formula="of:=([bitcoin_futures.N212]-[bitcoin_futures.N211])/[bitcoin_futures.N211]" table:style-name="ce1">
            <text:p>0.04495614</text:p>
          </table:table-cell>
          <table:table-cell office:value-type="float" office:value="4.5065379825653798E-2" table:formula="of:=([bitcoin_futures.O212]-[bitcoin_futures.O211])/[bitcoin_futures.O211]" table:style-name="ce1">
            <text:p>0.04506538</text:p>
          </table:table-cell>
          <table:table-cell office:value-type="float" office:value="4.494902687673772E-2" table:formula="of:=([bitcoin_futures.P212]-[bitcoin_futures.P211])/[bitcoin_futures.P211]" table:style-name="ce1">
            <text:p>0.044949027</text:p>
          </table:table-cell>
          <table:table-cell office:value-type="float" office:value="4.4158233670653177E-2" table:formula="of:=([bitcoin_futures.Q212]-[bitcoin_futures.Q211])/[bitcoin_futures.Q211]" table:style-name="ce1">
            <text:p>0.044158234</text:p>
          </table:table-cell>
          <table:table-cell table:number-columns-repeated="2" table:style-name="ce1"/>
          <table:table-cell office:value-type="float" office:value="4.4862175183634785E-2" table:formula="of:=[.J208]" table:style-name="ce1">
            <text:p>0.044862175</text:p>
          </table:table-cell>
          <table:table-cell table:style-name="ce1"/>
          <table:table-cell office:value-type="float" office:value="31652.5" table:formula="of:=[bitcoin_futures.M211]*[.$T$2]" table:style-name="ce1">
            <text:p>31652.5</text:p>
          </table:table-cell>
          <table:table-cell table:number-columns-repeated="16365"/>
        </table:table-row>
        <table:table-row table:style-name="ro1">
          <table:table-cell office:value-type="string" office:string-value="15.10.2024" table:formula="of:=[bitcoin_futures.A213]" table:style-name="ce1">
            <text:p>15.10.2024</text:p>
          </table:table-cell>
          <table:table-cell table:number-columns-repeated="8" table:style-name="ce1"/>
          <table:table-cell office:value-type="float" office:value="1.6252173255726057E-2" table:formula="of:=([bitcoin_futures.M213]-[bitcoin_futures.M212])/[bitcoin_futures.M212]" table:style-name="ce6">
            <text:p>0.016252173</text:p>
          </table:table-cell>
          <table:table-cell office:value-type="float" office:value="1.6264428121720881E-2" table:formula="of:=([bitcoin_futures.N213]-[bitcoin_futures.N212])/[bitcoin_futures.N212]" table:style-name="ce1">
            <text:p>0.016264428</text:p>
          </table:table-cell>
          <table:table-cell office:value-type="float" office:value="1.6235942503910031E-2" table:formula="of:=([bitcoin_futures.O213]-[bitcoin_futures.O212])/[bitcoin_futures.O212]" table:style-name="ce1">
            <text:p>0.016235943</text:p>
          </table:table-cell>
          <table:table-cell office:value-type="float" office:value="1.6038433111603842E-2" table:formula="of:=([bitcoin_futures.P213]-[bitcoin_futures.P212])/[bitcoin_futures.P212]" table:style-name="ce1">
            <text:p>0.016038433</text:p>
          </table:table-cell>
          <table:table-cell office:value-type="float" office:value="1.6372980910425845E-2" table:formula="of:=([bitcoin_futures.Q213]-[bitcoin_futures.Q212])/[bitcoin_futures.Q212]" table:style-name="ce1">
            <text:p>0.016372981</text:p>
          </table:table-cell>
          <table:table-cell table:number-columns-repeated="2" table:style-name="ce1"/>
          <table:table-cell office:value-type="float" office:value="1.6252173255726057E-2" table:formula="of:=[.J209]" table:style-name="ce1">
            <text:p>0.016252173</text:p>
          </table:table-cell>
          <table:table-cell table:style-name="ce1"/>
          <table:table-cell office:value-type="float" office:value="33355" table:formula="of:=[bitcoin_futures.N212]*[.$T$2]" table:style-name="ce1">
            <text:p>33355</text:p>
          </table:table-cell>
          <table:table-cell table:number-columns-repeated="16365"/>
        </table:table-row>
        <table:table-row table:style-name="ro1">
          <table:table-cell office:value-type="string" office:string-value="16.10.2024" table:formula="of:=[bitcoin_futures.A214]" table:style-name="ce1">
            <text:p>16.10.2024</text:p>
          </table:table-cell>
          <table:table-cell table:number-columns-repeated="8" table:style-name="ce1"/>
          <table:table-cell office:value-type="float" office:value="1.0487950014876525E-2" table:formula="of:=([bitcoin_futures.M214]-[bitcoin_futures.M213])/[bitcoin_futures.M213]" table:style-name="ce1">
            <text:p>0.01048795</text:p>
          </table:table-cell>
          <table:table-cell office:value-type="float" office:value="1.0398996976178184E-2" table:formula="of:=([bitcoin_futures.N214]-[bitcoin_futures.N213])/[bitcoin_futures.N213]" table:style-name="ce6">
            <text:p>0.010398997</text:p>
          </table:table-cell>
          <table:table-cell office:value-type="float" office:value="1.0260168559912056E-2" table:formula="of:=([bitcoin_futures.O214]-[bitcoin_futures.O213])/[bitcoin_futures.O213]" table:style-name="ce1">
            <text:p>0.010260169</text:p>
          </table:table-cell>
          <table:table-cell office:value-type="float" office:value="1.0256783298174147E-2" table:formula="of:=([bitcoin_futures.P214]-[bitcoin_futures.P213])/[bitcoin_futures.P213]" table:style-name="ce1">
            <text:p>0.010256783</text:p>
          </table:table-cell>
          <table:table-cell office:value-type="float" office:value="9.7522213393050634E-3" table:formula="of:=([bitcoin_futures.Q214]-[bitcoin_futures.Q213])/[bitcoin_futures.Q213]" table:style-name="ce1">
            <text:p>0.009752221</text:p>
          </table:table-cell>
          <table:table-cell table:number-columns-repeated="2" table:style-name="ce1"/>
          <table:table-cell office:value-type="float" office:value="1.0398996976178184E-2" table:formula="of:=[.K210]" table:style-name="ce1">
            <text:p>0.010398997</text:p>
          </table:table-cell>
          <table:table-cell table:style-name="ce1"/>
          <table:table-cell office:value-type="float" office:value="33897.5" table:formula="of:=[bitcoin_futures.N213]*[.$T$2]" table:style-name="ce1">
            <text:p>33897.5</text:p>
          </table:table-cell>
          <table:table-cell table:number-columns-repeated="16365"/>
        </table:table-row>
        <table:table-row table:style-name="ro1">
          <table:table-cell office:value-type="string" office:string-value="17.10.2024" table:formula="of:=[bitcoin_futures.A215]" table:style-name="ce1">
            <text:p>17.10.2024</text:p>
          </table:table-cell>
          <table:table-cell table:number-columns-repeated="8" table:style-name="ce1"/>
          <table:table-cell office:value-type="float" office:value="-1.5016562384983438E-2" table:formula="of:=([bitcoin_futures.M215]-[bitcoin_futures.M214])/[bitcoin_futures.M214]" table:style-name="ce1">
            <text:p>-0.015016562</text:p>
          </table:table-cell>
          <table:table-cell office:value-type="float" office:value="-1.4817518248175182E-2" table:formula="of:=([bitcoin_futures.N215]-[bitcoin_futures.N214])/[bitcoin_futures.N214]" table:style-name="ce6">
            <text:p>-0.014817518</text:p>
          </table:table-cell>
          <table:table-cell office:value-type="float" office:value="-1.4726151614073268E-2" table:formula="of:=([bitcoin_futures.O215]-[bitcoin_futures.O214])/[bitcoin_futures.O214]" table:style-name="ce1">
            <text:p>-0.014726152</text:p>
          </table:table-cell>
          <table:table-cell office:value-type="float" office:value="-1.4616935483870967E-2" table:formula="of:=([bitcoin_futures.P215]-[bitcoin_futures.P214])/[bitcoin_futures.P214]" table:style-name="ce1">
            <text:p>-0.014616935</text:p>
          </table:table-cell>
          <table:table-cell office:value-type="float" office:value="-1.4308198597796537E-2" table:formula="of:=([bitcoin_futures.Q215]-[bitcoin_futures.Q214])/[bitcoin_futures.Q214]" table:style-name="ce1">
            <text:p>-0.014308199</text:p>
          </table:table-cell>
          <table:table-cell table:number-columns-repeated="2" table:style-name="ce1"/>
          <table:table-cell office:value-type="float" office:value="-1.4817518248175182E-2" table:formula="of:=[.K211]" table:style-name="ce1">
            <text:p>-0.014817518</text:p>
          </table:table-cell>
          <table:table-cell table:style-name="ce1"/>
          <table:table-cell office:value-type="float" office:value="34250" table:formula="of:=[bitcoin_futures.N214]*[.$T$2]" table:style-name="ce1">
            <text:p>34250</text:p>
          </table:table-cell>
          <table:table-cell table:number-columns-repeated="16365"/>
        </table:table-row>
        <table:table-row table:style-name="ro1">
          <table:table-cell office:value-type="string" office:string-value="18.10.2024" table:formula="of:=[bitcoin_futures.A216]" table:style-name="ce1">
            <text:p>18.10.2024</text:p>
          </table:table-cell>
          <table:table-cell table:number-columns-repeated="8" table:style-name="ce1"/>
          <table:table-cell office:value-type="float" office:value="2.8099544129736195E-2" table:formula="of:=([bitcoin_futures.M216]-[bitcoin_futures.M215])/[bitcoin_futures.M215]" table:style-name="ce1">
            <text:p>0.028099544</text:p>
          </table:table-cell>
          <table:table-cell office:value-type="float" office:value="2.8376676298436689E-2" table:formula="of:=([bitcoin_futures.N216]-[bitcoin_futures.N215])/[bitcoin_futures.N215]" table:style-name="ce6">
            <text:p>0.028376676</text:p>
          </table:table-cell>
          <table:table-cell office:value-type="float" office:value="2.8714475040494774E-2" table:formula="of:=([bitcoin_futures.O216]-[bitcoin_futures.O215])/[bitcoin_futures.O215]" table:style-name="ce1">
            <text:p>0.028714475</text:p>
          </table:table-cell>
          <table:table-cell office:value-type="float" office:value="2.8717573986116185E-2" table:formula="of:=([bitcoin_futures.P216]-[bitcoin_futures.P215])/[bitcoin_futures.P215]" table:style-name="ce1">
            <text:p>0.028717574</text:p>
          </table:table-cell>
          <table:table-cell office:value-type="float" office:value="2.8959210335317172E-2" table:formula="of:=([bitcoin_futures.Q216]-[bitcoin_futures.Q215])/[bitcoin_futures.Q215]" table:style-name="ce1">
            <text:p>0.02895921</text:p>
          </table:table-cell>
          <table:table-cell table:number-columns-repeated="2" table:style-name="ce1"/>
          <table:table-cell office:value-type="float" office:value="2.8376676298436689E-2" table:formula="of:=[.K212]" table:style-name="ce1">
            <text:p>0.028376676</text:p>
          </table:table-cell>
          <table:table-cell table:style-name="ce1"/>
          <table:table-cell office:value-type="float" office:value="33742.5" table:formula="of:=[bitcoin_futures.N215]*[.$T$2]" table:style-name="ce1">
            <text:p>33742.5</text:p>
          </table:table-cell>
          <table:table-cell table:number-columns-repeated="16365"/>
        </table:table-row>
        <table:table-row table:style-name="ro1">
          <table:table-cell office:value-type="string" office:string-value="21.10.2024" table:formula="of:=[bitcoin_futures.A217]" table:style-name="ce1">
            <text:p>21.10.2024</text:p>
          </table:table-cell>
          <table:table-cell table:number-columns-repeated="8" table:style-name="ce1"/>
          <table:table-cell office:value-type="float" office:value="-1.4465363087882533E-2" table:formula="of:=([bitcoin_futures.M217]-[bitcoin_futures.M216])/[bitcoin_futures.M216]" table:style-name="ce1">
            <text:p>-0.014465363</text:p>
          </table:table-cell>
          <table:table-cell office:value-type="float" office:value="-1.462536023054755E-2" table:formula="of:=([bitcoin_futures.N217]-[bitcoin_futures.N216])/[bitcoin_futures.N216]" table:style-name="ce6">
            <text:p>-0.01462536</text:p>
          </table:table-cell>
          <table:table-cell office:value-type="float" office:value="-1.4600629831090752E-2" table:formula="of:=([bitcoin_futures.O217]-[bitcoin_futures.O216])/[bitcoin_futures.O216]" table:style-name="ce1">
            <text:p>-0.01460063</text:p>
          </table:table-cell>
          <table:table-cell office:value-type="float" office:value="-1.4348629066628782E-2" table:formula="of:=([bitcoin_futures.P217]-[bitcoin_futures.P216])/[bitcoin_futures.P216]" table:style-name="ce1">
            <text:p>-0.014348629</text:p>
          </table:table-cell>
          <table:table-cell office:value-type="float" office:value="-1.4248430556535232E-2" table:formula="of:=([bitcoin_futures.Q217]-[bitcoin_futures.Q216])/[bitcoin_futures.Q216]" table:style-name="ce1">
            <text:p>-0.014248431</text:p>
          </table:table-cell>
          <table:table-cell table:number-columns-repeated="2" table:style-name="ce1"/>
          <table:table-cell office:value-type="float" office:value="-1.462536023054755E-2" table:formula="of:=[.K213]" table:style-name="ce1">
            <text:p>-0.01462536</text:p>
          </table:table-cell>
          <table:table-cell table:style-name="ce1"/>
          <table:table-cell office:value-type="float" office:value="34700" table:formula="of:=[bitcoin_futures.N216]*[.$T$2]" table:style-name="ce1">
            <text:p>34700</text:p>
          </table:table-cell>
          <table:table-cell table:number-columns-repeated="16365"/>
        </table:table-row>
        <table:table-row table:style-name="ro1">
          <table:table-cell office:value-type="string" office:string-value="22.10.2024" table:formula="of:=[bitcoin_futures.A218]" table:style-name="ce1">
            <text:p>22.10.2024</text:p>
          </table:table-cell>
          <table:table-cell table:number-columns-repeated="8" table:style-name="ce1"/>
          <table:table-cell office:value-type="float" office:value="-4.4254314795692581E-3" table:formula="of:=([bitcoin_futures.M218]-[bitcoin_futures.M217])/[bitcoin_futures.M217]" table:style-name="ce1">
            <text:p>-0.004425431</text:p>
          </table:table-cell>
          <table:table-cell office:value-type="float" office:value="-4.3138115083717187E-3" table:formula="of:=([bitcoin_futures.N218]-[bitcoin_futures.N217])/[bitcoin_futures.N217]" table:style-name="ce6">
            <text:p>-0.004313812</text:p>
          </table:table-cell>
          <table:table-cell office:value-type="float" office:value="-4.1400348634514821E-3" table:formula="of:=([bitcoin_futures.O218]-[bitcoin_futures.O217])/[bitcoin_futures.O217]" table:style-name="ce1">
            <text:p>-0.004140035</text:p>
          </table:table-cell>
          <table:table-cell office:value-type="float" office:value="-4.5402133179590657E-3" table:formula="of:=([bitcoin_futures.P218]-[bitcoin_futures.P217])/[bitcoin_futures.P217]" table:style-name="ce1">
            <text:p>-0.004540213</text:p>
          </table:table-cell>
          <table:table-cell office:value-type="float" office:value="-4.5080500894454385E-3" table:formula="of:=([bitcoin_futures.Q218]-[bitcoin_futures.Q217])/[bitcoin_futures.Q217]" table:style-name="ce1">
            <text:p>-0.00450805</text:p>
          </table:table-cell>
          <table:table-cell table:number-columns-repeated="2" table:style-name="ce1"/>
          <table:table-cell office:value-type="float" office:value="-4.3138115083717187E-3" table:formula="of:=[.K214]" table:style-name="ce1">
            <text:p>-0.004313812</text:p>
          </table:table-cell>
          <table:table-cell table:style-name="ce1"/>
          <table:table-cell office:value-type="float" office:value="34192.5" table:formula="of:=[bitcoin_futures.N217]*[.$T$2]" table:style-name="ce1">
            <text:p>34192.5</text:p>
          </table:table-cell>
          <table:table-cell table:number-columns-repeated="16365"/>
        </table:table-row>
        <table:table-row table:style-name="ro1">
          <table:table-cell office:value-type="string" office:string-value="23.10.2024" table:formula="of:=[bitcoin_futures.A219]" table:style-name="ce1">
            <text:p>23.10.2024</text:p>
          </table:table-cell>
          <table:table-cell table:number-columns-repeated="8" table:style-name="ce1"/>
          <table:table-cell office:value-type="float" office:value="-1.6743221217958217E-2" table:formula="of:=([bitcoin_futures.M219]-[bitcoin_futures.M218])/[bitcoin_futures.M218]" table:style-name="ce1">
            <text:p>-0.016743221</text:p>
          </table:table-cell>
          <table:table-cell office:value-type="float" office:value="-1.7109707739756206E-2" table:formula="of:=([bitcoin_futures.N219]-[bitcoin_futures.N218])/[bitcoin_futures.N218]" table:style-name="ce6">
            <text:p>-0.017109708</text:p>
          </table:table-cell>
          <table:table-cell office:value-type="float" office:value="-1.713952301072132E-2" table:formula="of:=([bitcoin_futures.O219]-[bitcoin_futures.O218])/[bitcoin_futures.O218]" table:style-name="ce1">
            <text:p>-0.017139523</text:p>
          </table:table-cell>
          <table:table-cell office:value-type="float" office:value="-1.6940563237529863E-2" table:formula="of:=([bitcoin_futures.P219]-[bitcoin_futures.P218])/[bitcoin_futures.P218]" table:style-name="ce1">
            <text:p>-0.016940563</text:p>
          </table:table-cell>
          <table:table-cell office:value-type="float" office:value="-1.6460609545715928E-2" table:formula="of:=([bitcoin_futures.Q219]-[bitcoin_futures.Q218])/[bitcoin_futures.Q218]" table:style-name="ce1">
            <text:p>-0.01646061</text:p>
          </table:table-cell>
          <table:table-cell table:number-columns-repeated="2" table:style-name="ce1"/>
          <table:table-cell office:value-type="float" office:value="-1.7109707739756206E-2" table:formula="of:=[.K215]" table:style-name="ce1">
            <text:p>-0.017109708</text:p>
          </table:table-cell>
          <table:table-cell table:style-name="ce1"/>
          <table:table-cell office:value-type="float" office:value="34045" table:formula="of:=[bitcoin_futures.N218]*[.$T$2]" table:style-name="ce1">
            <text:p>34045</text:p>
          </table:table-cell>
          <table:table-cell table:number-columns-repeated="16365"/>
        </table:table-row>
        <table:table-row table:style-name="ro1">
          <table:table-cell office:value-type="string" office:string-value="24.10.2024" table:formula="of:=[bitcoin_futures.A220]" table:style-name="ce1">
            <text:p>24.10.2024</text:p>
          </table:table-cell>
          <table:table-cell table:number-columns-repeated="8" table:style-name="ce1"/>
          <table:table-cell office:value-type="float" office:value="2.7953586497890294E-2" table:formula="of:=([bitcoin_futures.M220]-[bitcoin_futures.M219])/[bitcoin_futures.M219]" table:style-name="ce1">
            <text:p>0.027953586</text:p>
          </table:table-cell>
          <table:table-cell office:value-type="float" office:value="2.861412028389989E-2" table:formula="of:=([bitcoin_futures.N220]-[bitcoin_futures.N219])/[bitcoin_futures.N219]" table:style-name="ce6">
            <text:p>0.02861412</text:p>
          </table:table-cell>
          <table:table-cell office:value-type="float" office:value="2.9088750371029978E-2" table:formula="of:=([bitcoin_futures.O220]-[bitcoin_futures.O219])/[bitcoin_futures.O219]" table:style-name="ce1">
            <text:p>0.02908875</text:p>
          </table:table-cell>
          <table:table-cell office:value-type="float" office:value="2.9678179541939759E-2" table:formula="of:=([bitcoin_futures.P220]-[bitcoin_futures.P219])/[bitcoin_futures.P219]" table:style-name="ce1">
            <text:p>0.02967818</text:p>
          </table:table-cell>
          <table:table-cell office:value-type="float" office:value="2.9598772199079148E-2" table:formula="of:=([bitcoin_futures.Q220]-[bitcoin_futures.Q219])/[bitcoin_futures.Q219]" table:style-name="ce1">
            <text:p>0.029598772</text:p>
          </table:table-cell>
          <table:table-cell table:number-columns-repeated="2" table:style-name="ce1"/>
          <table:table-cell office:value-type="float" office:value="2.861412028389989E-2" table:formula="of:=[.K216]" table:style-name="ce1">
            <text:p>0.02861412</text:p>
          </table:table-cell>
          <table:table-cell table:style-name="ce1"/>
          <table:table-cell office:value-type="float" office:value="33462.5" table:formula="of:=[bitcoin_futures.N219]*[.$T$2]" table:style-name="ce1">
            <text:p>33462.5</text:p>
          </table:table-cell>
          <table:table-cell table:number-columns-repeated="16365"/>
        </table:table-row>
        <table:table-row table:style-name="ro1">
          <table:table-cell office:value-type="string" office:string-value="25.10.2024" table:formula="of:=[bitcoin_futures.A221]" table:style-name="ce1">
            <text:p>25.10.2024</text:p>
          </table:table-cell>
          <table:table-cell table:number-columns-repeated="8" table:style-name="ce1"/>
          <table:table-cell office:value-type="float" office:value="3.1591292237777616E-3" table:formula="of:=([bitcoin_futures.M221]-[bitcoin_futures.M220])/[bitcoin_futures.M220]" table:style-name="ce1">
            <text:p>0.003159129</text:p>
          </table:table-cell>
          <table:table-cell office:value-type="float" office:value="-2.258861127251598E-2" table:formula="of:=([bitcoin_futures.N221]-[bitcoin_futures.N220])/[bitcoin_futures.N220]" table:style-name="ce6">
            <text:p>-0.022588611</text:p>
          </table:table-cell>
          <table:table-cell office:value-type="float" office:value="-2.2786270550908566E-2" table:formula="of:=([bitcoin_futures.O221]-[bitcoin_futures.O220])/[bitcoin_futures.O220]" table:style-name="ce1">
            <text:p>-0.022786271</text:p>
          </table:table-cell>
          <table:table-cell office:value-type="float" office:value="-2.2886568445143755E-2" table:formula="of:=([bitcoin_futures.P221]-[bitcoin_futures.P220])/[bitcoin_futures.P220]" table:style-name="ce1">
            <text:p>-0.022886568</text:p>
          </table:table-cell>
          <table:table-cell office:value-type="float" office:value="-2.3140261215218626E-2" table:formula="of:=([bitcoin_futures.Q221]-[bitcoin_futures.Q220])/[bitcoin_futures.Q220]" table:style-name="ce1">
            <text:p>-0.023140261</text:p>
          </table:table-cell>
          <table:table-cell table:number-columns-repeated="2" table:style-name="ce1"/>
          <table:table-cell office:value-type="float" office:value="-2.258861127251598E-2" table:formula="of:=[.K217]" table:style-name="ce1">
            <text:p>-0.022588611</text:p>
          </table:table-cell>
          <table:table-cell table:style-name="ce1"/>
          <table:table-cell office:value-type="float" office:value="34420" table:formula="of:=[bitcoin_futures.N220]*[.$T$2]" table:style-name="ce1">
            <text:p>34420</text:p>
          </table:table-cell>
          <table:table-cell table:number-columns-repeated="16365"/>
        </table:table-row>
        <table:table-row table:style-name="ro1">
          <table:table-cell office:value-type="string" office:string-value="28.10.2024" table:formula="of:=[bitcoin_futures.A222]" table:style-name="ce1">
            <text:p>28.10.2024</text:p>
          </table:table-cell>
          <table:table-cell table:number-columns-repeated="9" table:style-name="ce1"/>
          <table:table-cell office:value-type="float" office:value="4.4809392881028462E-2" table:formula="of:=([bitcoin_futures.N222]-[bitcoin_futures.N221])/[bitcoin_futures.N221]" table:style-name="ce6">
            <text:p>0.044809393</text:p>
          </table:table-cell>
          <table:table-cell office:value-type="float" office:value="4.479043683589138E-2" table:formula="of:=([bitcoin_futures.O222]-[bitcoin_futures.O221])/[bitcoin_futures.O221]" table:style-name="ce1">
            <text:p>0.044790437</text:p>
          </table:table-cell>
          <table:table-cell office:value-type="float" office:value="4.4576196750109792E-2" table:formula="of:=([bitcoin_futures.P222]-[bitcoin_futures.P221])/[bitcoin_futures.P221]" table:style-name="ce1">
            <text:p>0.044576197</text:p>
          </table:table-cell>
          <table:table-cell office:value-type="float" office:value="4.3888969626507776E-2" table:formula="of:=([bitcoin_futures.Q222]-[bitcoin_futures.Q221])/[bitcoin_futures.Q221]" table:style-name="ce1">
            <text:p>0.04388897</text:p>
          </table:table-cell>
          <table:table-cell table:number-columns-repeated="2" table:style-name="ce1"/>
          <table:table-cell office:value-type="float" office:value="4.4809392881028462E-2" table:formula="of:=[.K218]" table:style-name="ce1">
            <text:p>0.044809393</text:p>
          </table:table-cell>
          <table:table-cell table:style-name="ce1"/>
          <table:table-cell office:value-type="float" office:value="33642.5" table:formula="of:=[bitcoin_futures.N221]*[.$T$2]" table:style-name="ce1">
            <text:p>33642.5</text:p>
          </table:table-cell>
          <table:table-cell table:number-columns-repeated="16365"/>
        </table:table-row>
        <table:table-row table:style-name="ro1">
          <table:table-cell office:value-type="string" office:string-value="29.10.2024" table:formula="of:=[bitcoin_futures.A223]" table:style-name="ce1">
            <text:p>29.10.2024</text:p>
          </table:table-cell>
          <table:table-cell table:number-columns-repeated="9" table:style-name="ce1"/>
          <table:table-cell office:value-type="float" office:value="4.3243243243243246E-2" table:formula="of:=([bitcoin_futures.N223]-[bitcoin_futures.N222])/[bitcoin_futures.N222]" table:style-name="ce6">
            <text:p>0.043243243</text:p>
          </table:table-cell>
          <table:table-cell office:value-type="float" office:value="4.3364644395790665E-2" table:formula="of:=([bitcoin_futures.O223]-[bitcoin_futures.O222])/[bitcoin_futures.O222]" table:style-name="ce1">
            <text:p>0.043364644</text:p>
          </table:table-cell>
          <table:table-cell office:value-type="float" office:value="4.3654964613551957E-2" table:formula="of:=([bitcoin_futures.P223]-[bitcoin_futures.P222])/[bitcoin_futures.P222]" table:style-name="ce1">
            <text:p>0.043654965</text:p>
          </table:table-cell>
          <table:table-cell office:value-type="float" office:value="4.3923151886398441E-2" table:formula="of:=([bitcoin_futures.Q223]-[bitcoin_futures.Q222])/[bitcoin_futures.Q222]" table:style-name="ce1">
            <text:p>0.043923152</text:p>
          </table:table-cell>
          <table:table-cell table:number-columns-repeated="2" table:style-name="ce1"/>
          <table:table-cell office:value-type="float" office:value="4.3243243243243246E-2" table:formula="of:=[.K219]" table:style-name="ce1">
            <text:p>0.043243243</text:p>
          </table:table-cell>
          <table:table-cell table:style-name="ce1"/>
          <table:table-cell office:value-type="float" office:value="35150" table:formula="of:=[bitcoin_futures.N222]*[.$T$2]" table:style-name="ce1">
            <text:p>35150</text:p>
          </table:table-cell>
          <table:table-cell table:number-columns-repeated="16365"/>
        </table:table-row>
        <table:table-row table:style-name="ro1">
          <table:table-cell office:value-type="string" office:string-value="30.10.2024" table:formula="of:=[bitcoin_futures.A224]" table:style-name="ce1">
            <text:p>30.10.2024</text:p>
          </table:table-cell>
          <table:table-cell table:number-columns-repeated="9" table:style-name="ce1"/>
          <table:table-cell office:value-type="float" office:value="-1.0976274884101446E-2" table:formula="of:=([bitcoin_futures.N224]-[bitcoin_futures.N223])/[bitcoin_futures.N223]" table:style-name="ce6">
            <text:p>-0.010976275</text:p>
          </table:table-cell>
          <table:table-cell office:value-type="float" office:value="-1.0898260339809111E-2" table:formula="of:=([bitcoin_futures.O224]-[bitcoin_futures.O223])/[bitcoin_futures.O223]" table:style-name="ce1">
            <text:p>-0.01089826</text:p>
          </table:table-cell>
          <table:table-cell office:value-type="float" office:value="-1.0876863166375721E-2" table:formula="of:=([bitcoin_futures.P224]-[bitcoin_futures.P223])/[bitcoin_futures.P223]" table:style-name="ce1">
            <text:p>-0.010876863</text:p>
          </table:table-cell>
          <table:table-cell office:value-type="float" office:value="-1.0935520437420817E-2" table:formula="of:=([bitcoin_futures.Q224]-[bitcoin_futures.Q223])/[bitcoin_futures.Q223]" table:style-name="ce1">
            <text:p>-0.01093552</text:p>
          </table:table-cell>
          <table:table-cell table:number-columns-repeated="2" table:style-name="ce1"/>
          <table:table-cell office:value-type="float" office:value="-1.0976274884101446E-2" table:formula="of:=[.K220]" table:style-name="ce1">
            <text:p>-0.010976275</text:p>
          </table:table-cell>
          <table:table-cell table:style-name="ce1"/>
          <table:table-cell office:value-type="float" office:value="36670" table:formula="of:=[bitcoin_futures.N223]*[.$T$2]" table:style-name="ce1">
            <text:p>36670</text:p>
          </table:table-cell>
          <table:table-cell table:number-columns-repeated="16365"/>
        </table:table-row>
        <table:table-row table:style-name="ro1">
          <table:table-cell office:value-type="string" office:string-value="31.10.2024" table:formula="of:=[bitcoin_futures.A225]" table:style-name="ce1">
            <text:p>31.10.2024</text:p>
          </table:table-cell>
          <table:table-cell table:number-columns-repeated="9" table:style-name="ce1"/>
          <table:table-cell office:value-type="float" office:value="-2.8537947197904461E-2" table:formula="of:=([bitcoin_futures.N225]-[bitcoin_futures.N224])/[bitcoin_futures.N224]" table:style-name="ce6">
            <text:p>-0.028537947</text:p>
          </table:table-cell>
          <table:table-cell office:value-type="float" office:value="-2.8469750889679714E-2" table:formula="of:=([bitcoin_futures.O225]-[bitcoin_futures.O224])/[bitcoin_futures.O224]" table:style-name="ce1">
            <text:p>-0.028469751</text:p>
          </table:table-cell>
          <table:table-cell office:value-type="float" office:value="-2.8373608471354873E-2" table:formula="of:=([bitcoin_futures.P225]-[bitcoin_futures.P224])/[bitcoin_futures.P224]" table:style-name="ce1">
            <text:p>-0.028373608</text:p>
          </table:table-cell>
          <table:table-cell office:value-type="float" office:value="-2.8045574057843997E-2" table:formula="of:=([bitcoin_futures.Q225]-[bitcoin_futures.Q224])/[bitcoin_futures.Q224]" table:style-name="ce1">
            <text:p>-0.028045574</text:p>
          </table:table-cell>
          <table:table-cell table:number-columns-repeated="2" table:style-name="ce1"/>
          <table:table-cell office:value-type="float" office:value="-2.8537947197904461E-2" table:formula="of:=[.K221]" table:style-name="ce1">
            <text:p>-0.028537947</text:p>
          </table:table-cell>
          <table:table-cell table:style-name="ce1"/>
          <table:table-cell office:value-type="float" office:value="36267.5" table:formula="of:=[bitcoin_futures.N224]*[.$T$2]" table:style-name="ce1">
            <text:p>36267.5</text:p>
          </table:table-cell>
          <table:table-cell table:number-columns-repeated="16365"/>
        </table:table-row>
        <table:table-row table:style-name="ro1">
          <table:table-cell office:value-type="string" office:string-value="01.11.2024" table:formula="of:=[bitcoin_futures.A226]" table:style-name="ce1">
            <text:p>01.11.2024</text:p>
          </table:table-cell>
          <table:table-cell table:number-columns-repeated="9" table:style-name="ce1"/>
          <table:table-cell office:value-type="float" office:value="-1.0430710281700135E-2" table:formula="of:=([bitcoin_futures.N226]-[bitcoin_futures.N225])/[bitcoin_futures.N225]" table:style-name="ce6">
            <text:p>-0.01043071</text:p>
          </table:table-cell>
          <table:table-cell office:value-type="float" office:value="-1.0495914342068188E-2" table:formula="of:=([bitcoin_futures.O226]-[bitcoin_futures.O225])/[bitcoin_futures.O225]" table:style-name="ce1">
            <text:p>-0.010495914</text:p>
          </table:table-cell>
          <table:table-cell office:value-type="float" office:value="-1.0549112756741651E-2" table:formula="of:=([bitcoin_futures.P226]-[bitcoin_futures.P225])/[bitcoin_futures.P225]" table:style-name="ce1">
            <text:p>-0.010549113</text:p>
          </table:table-cell>
          <table:table-cell office:value-type="float" office:value="-1.0751196504127073E-2" table:formula="of:=([bitcoin_futures.Q226]-[bitcoin_futures.Q225])/[bitcoin_futures.Q225]" table:style-name="ce1">
            <text:p>-0.010751197</text:p>
          </table:table-cell>
          <table:table-cell table:number-columns-repeated="2" table:style-name="ce1"/>
          <table:table-cell office:value-type="float" office:value="-1.0430710281700135E-2" table:formula="of:=[.K222]" table:style-name="ce1">
            <text:p>-0.01043071</text:p>
          </table:table-cell>
          <table:table-cell table:style-name="ce1"/>
          <table:table-cell office:value-type="float" office:value="35232.5" table:formula="of:=[bitcoin_futures.N225]*[.$T$2]" table:style-name="ce1">
            <text:p>35232.5</text:p>
          </table:table-cell>
          <table:table-cell table:number-columns-repeated="16365"/>
        </table:table-row>
        <table:table-row table:style-name="ro1">
          <table:table-cell office:value-type="string" office:string-value="04.11.2024" table:formula="of:=[bitcoin_futures.A227]" table:style-name="ce1">
            <text:p>04.11.2024</text:p>
          </table:table-cell>
          <table:table-cell table:number-columns-repeated="9" table:style-name="ce1"/>
          <table:table-cell office:value-type="float" office:value="-2.9399110856159472E-2" table:formula="of:=([bitcoin_futures.N227]-[bitcoin_futures.N226])/[bitcoin_futures.N226]" table:style-name="ce6">
            <text:p>-0.029399111</text:p>
          </table:table-cell>
          <table:table-cell office:value-type="float" office:value="-2.9401295650316794E-2" table:formula="of:=([bitcoin_futures.O227]-[bitcoin_futures.O226])/[bitcoin_futures.O226]" table:style-name="ce1">
            <text:p>-0.029401296</text:p>
          </table:table-cell>
          <table:table-cell office:value-type="float" office:value="-2.9301701616889077E-2" table:formula="of:=([bitcoin_futures.P227]-[bitcoin_futures.P226])/[bitcoin_futures.P226]" table:style-name="ce1">
            <text:p>-0.029301702</text:p>
          </table:table-cell>
          <table:table-cell office:value-type="float" office:value="-2.9168419576496987E-2" table:formula="of:=([bitcoin_futures.Q227]-[bitcoin_futures.Q226])/[bitcoin_futures.Q226]" table:style-name="ce1">
            <text:p>-0.02916842</text:p>
          </table:table-cell>
          <table:table-cell table:number-columns-repeated="2" table:style-name="ce1"/>
          <table:table-cell office:value-type="float" office:value="-2.9399110856159472E-2" table:formula="of:=[.K223]" table:style-name="ce1">
            <text:p>-0.029399111</text:p>
          </table:table-cell>
          <table:table-cell table:style-name="ce1"/>
          <table:table-cell office:value-type="float" office:value="34865" table:formula="of:=[bitcoin_futures.N226]*[.$T$2]" table:style-name="ce1">
            <text:p>34865</text:p>
          </table:table-cell>
          <table:table-cell table:number-columns-repeated="16365"/>
        </table:table-row>
        <table:table-row table:style-name="ro1">
          <table:table-cell office:value-type="string" office:string-value="05.11.2024" table:formula="of:=[bitcoin_futures.A228]" table:style-name="ce1">
            <text:p>05.11.2024</text:p>
          </table:table-cell>
          <table:table-cell table:number-columns-repeated="9" table:style-name="ce1"/>
          <table:table-cell office:value-type="float" office:value="3.2210401891252953E-2" table:formula="of:=([bitcoin_futures.N228]-[bitcoin_futures.N227])/[bitcoin_futures.N227]" table:style-name="ce6">
            <text:p>0.032210402</text:p>
          </table:table-cell>
          <table:table-cell office:value-type="float" office:value="3.2272260525157692E-2" table:formula="of:=([bitcoin_futures.O228]-[bitcoin_futures.O227])/[bitcoin_futures.O227]" table:style-name="ce1">
            <text:p>0.032272261</text:p>
          </table:table-cell>
          <table:table-cell office:value-type="float" office:value="3.2077393075356418E-2" table:formula="of:=([bitcoin_futures.P228]-[bitcoin_futures.P227])/[bitcoin_futures.P227]" table:style-name="ce1">
            <text:p>0.032077393</text:p>
          </table:table-cell>
          <table:table-cell office:value-type="float" office:value="3.1994799942221583E-2" table:formula="of:=([bitcoin_futures.Q228]-[bitcoin_futures.Q227])/[bitcoin_futures.Q227]" table:style-name="ce1">
            <text:p>0.0319948</text:p>
          </table:table-cell>
          <table:table-cell table:number-columns-repeated="2" table:style-name="ce1"/>
          <table:table-cell office:value-type="float" office:value="3.2210401891252953E-2" table:formula="of:=[.K224]" table:style-name="ce1">
            <text:p>0.032210402</text:p>
          </table:table-cell>
          <table:table-cell table:style-name="ce1"/>
          <table:table-cell office:value-type="float" office:value="33840" table:formula="of:=[bitcoin_futures.N227]*[.$T$2]" table:style-name="ce1">
            <text:p>33840</text:p>
          </table:table-cell>
          <table:table-cell table:number-columns-repeated="16365"/>
        </table:table-row>
        <table:table-row table:style-name="ro1">
          <table:table-cell office:value-type="string" office:string-value="06.11.2024" table:formula="of:=[bitcoin_futures.A229]" table:style-name="ce1">
            <text:p>06.11.2024</text:p>
          </table:table-cell>
          <table:table-cell table:number-columns-repeated="9" table:style-name="ce1"/>
          <table:table-cell office:value-type="float" office:value="0.10041511594617807" table:formula="of:=([bitcoin_futures.N229]-[bitcoin_futures.N228])/[bitcoin_futures.N228]" table:style-name="ce6">
            <text:p>0.100415116</text:p>
          </table:table-cell>
          <table:table-cell office:value-type="float" office:value="0.10039789683103595" table:formula="of:=([bitcoin_futures.O229]-[bitcoin_futures.O228])/[bitcoin_futures.O228]" table:style-name="ce1">
            <text:p>0.100397897</text:p>
          </table:table-cell>
          <table:table-cell office:value-type="float" office:value="0.10050038762421594" table:formula="of:=([bitcoin_futures.P229]-[bitcoin_futures.P228])/[bitcoin_futures.P228]" table:style-name="ce1">
            <text:p>0.100500388</text:p>
          </table:table-cell>
          <table:table-cell office:value-type="float" office:value="0.10021695010147666" table:formula="of:=([bitcoin_futures.Q229]-[bitcoin_futures.Q228])/[bitcoin_futures.Q228]" table:style-name="ce1">
            <text:p>0.10021695</text:p>
          </table:table-cell>
          <table:table-cell table:number-columns-repeated="2" table:style-name="ce1"/>
          <table:table-cell office:value-type="float" office:value="0.10041511594617807" table:formula="of:=[.K225]" table:style-name="ce1">
            <text:p>0.100415116</text:p>
          </table:table-cell>
          <table:table-cell table:style-name="ce1"/>
          <table:table-cell office:value-type="float" office:value="34930" table:formula="of:=[bitcoin_futures.N228]*[.$T$2]" table:style-name="ce1">
            <text:p>34930</text:p>
          </table:table-cell>
          <table:table-cell table:number-columns-repeated="16365"/>
        </table:table-row>
        <table:table-row table:style-name="ro1">
          <table:table-cell office:value-type="string" office:string-value="07.11.2024" table:formula="of:=[bitcoin_futures.A230]" table:style-name="ce1">
            <text:p>07.11.2024</text:p>
          </table:table-cell>
          <table:table-cell table:number-columns-repeated="9" table:style-name="ce1"/>
          <table:table-cell office:value-type="float" office:value="3.9674796747967483E-3" table:formula="of:=([bitcoin_futures.N230]-[bitcoin_futures.N229])/[bitcoin_futures.N229]" table:style-name="ce6">
            <text:p>0.00396748</text:p>
          </table:table-cell>
          <table:table-cell office:value-type="float" office:value="4.0033576548072578E-3" table:formula="of:=([bitcoin_futures.O230]-[bitcoin_futures.O229])/[bitcoin_futures.O229]" table:style-name="ce1">
            <text:p>0.004003358</text:p>
          </table:table-cell>
          <table:table-cell office:value-type="float" office:value="3.9705411463336537E-3" table:formula="of:=([bitcoin_futures.P230]-[bitcoin_futures.P229])/[bitcoin_futures.P229]" table:style-name="ce1">
            <text:p>0.003970541</text:p>
          </table:table-cell>
          <table:table-cell office:value-type="float" office:value="3.8801602951466191E-3" table:formula="of:=([bitcoin_futures.Q230]-[bitcoin_futures.Q229])/[bitcoin_futures.Q229]" table:style-name="ce1">
            <text:p>0.00388016</text:p>
          </table:table-cell>
          <table:table-cell table:number-columns-repeated="2" table:style-name="ce1"/>
          <table:table-cell office:value-type="float" office:value="3.9674796747967483E-3" table:formula="of:=[.K226]" table:style-name="ce1">
            <text:p>0.00396748</text:p>
          </table:table-cell>
          <table:table-cell table:style-name="ce1"/>
          <table:table-cell office:value-type="float" office:value="38437.5" table:formula="of:=[bitcoin_futures.N229]*[.$T$2]" table:style-name="ce1">
            <text:p>38437.5</text:p>
          </table:table-cell>
          <table:table-cell table:number-columns-repeated="16365"/>
        </table:table-row>
        <table:table-row table:style-name="ro1">
          <table:table-cell office:value-type="string" office:string-value="08.11.2024" table:formula="of:=[bitcoin_futures.A231]" table:style-name="ce1">
            <text:p>08.11.2024</text:p>
          </table:table-cell>
          <table:table-cell table:number-columns-repeated="9" table:style-name="ce1"/>
          <table:table-cell office:value-type="float" office:value="2.3322104172065301E-3" table:formula="of:=([bitcoin_futures.N231]-[bitcoin_futures.N230])/[bitcoin_futures.N230]" table:style-name="ce6">
            <text:p>0.00233221</text:p>
          </table:table-cell>
          <table:table-cell office:value-type="float" office:value="2.4438870666923917E-3" table:formula="of:=([bitcoin_futures.O231]-[bitcoin_futures.O230])/[bitcoin_futures.O230]" table:style-name="ce1">
            <text:p>0.002443887</text:p>
          </table:table-cell>
          <table:table-cell office:value-type="float" office:value="2.6790840084199782E-3" table:formula="of:=([bitcoin_futures.P231]-[bitcoin_futures.P230])/[bitcoin_futures.P230]" table:style-name="ce1">
            <text:p>0.002679084</text:p>
          </table:table-cell>
          <table:table-cell office:value-type="float" office:value="2.9147129641363578E-3" table:formula="of:=([bitcoin_futures.Q231]-[bitcoin_futures.Q230])/[bitcoin_futures.Q230]" table:style-name="ce1">
            <text:p>0.002914713</text:p>
          </table:table-cell>
          <table:table-cell table:number-columns-repeated="2" table:style-name="ce1"/>
          <table:table-cell office:value-type="float" office:value="2.3322104172065301E-3" table:formula="of:=[.K227]" table:style-name="ce1">
            <text:p>0.00233221</text:p>
          </table:table-cell>
          <table:table-cell table:style-name="ce1"/>
          <table:table-cell office:value-type="float" office:value="38590" table:formula="of:=[bitcoin_futures.N230]*[.$T$2]" table:style-name="ce1">
            <text:p>38590</text:p>
          </table:table-cell>
          <table:table-cell table:number-columns-repeated="16365"/>
        </table:table-row>
        <table:table-row table:style-name="ro1">
          <table:table-cell office:value-type="string" office:string-value="11.11.2024" table:formula="of:=[bitcoin_futures.A232]" table:style-name="ce1">
            <text:p>11.11.2024</text:p>
          </table:table-cell>
          <table:table-cell table:number-columns-repeated="9" table:style-name="ce1"/>
          <table:table-cell office:value-type="float" office:value="0.13411323681489143" table:formula="of:=([bitcoin_futures.N232]-[bitcoin_futures.N231])/[bitcoin_futures.N231]" table:style-name="ce6">
            <text:p>0.134113237</text:p>
          </table:table-cell>
          <table:table-cell office:value-type="float" office:value="0.13447103355360235" table:formula="of:=([bitcoin_futures.O232]-[bitcoin_futures.O231])/[bitcoin_futures.O231]" table:style-name="ce1">
            <text:p>0.134471034</text:p>
          </table:table-cell>
          <table:table-cell office:value-type="float" office:value="0.13461416120618361" table:formula="of:=([bitcoin_futures.P232]-[bitcoin_futures.P231])/[bitcoin_futures.P231]" table:style-name="ce1">
            <text:p>0.134614161</text:p>
          </table:table-cell>
          <table:table-cell office:value-type="float" office:value="0.13495072024260804" table:formula="of:=([bitcoin_futures.Q232]-[bitcoin_futures.Q231])/[bitcoin_futures.Q231]" table:style-name="ce1">
            <text:p>0.13495072</text:p>
          </table:table-cell>
          <table:table-cell table:number-columns-repeated="2" table:style-name="ce1"/>
          <table:table-cell office:value-type="float" office:value="0.13411323681489143" table:formula="of:=[.K228]" table:style-name="ce1">
            <text:p>0.134113237</text:p>
          </table:table-cell>
          <table:table-cell table:style-name="ce1"/>
          <table:table-cell office:value-type="float" office:value="38680" table:formula="of:=[bitcoin_futures.N231]*[.$T$2]" table:style-name="ce1">
            <text:p>38680</text:p>
          </table:table-cell>
          <table:table-cell table:number-columns-repeated="16365"/>
        </table:table-row>
        <table:table-row table:style-name="ro1">
          <table:table-cell office:value-type="string" office:string-value="12.11.2024" table:formula="of:=[bitcoin_futures.A233]" table:style-name="ce1">
            <text:p>12.11.2024</text:p>
          </table:table-cell>
          <table:table-cell table:number-columns-repeated="9" table:style-name="ce1"/>
          <table:table-cell office:value-type="float" office:value="2.6842195247050778E-2" table:formula="of:=([bitcoin_futures.N233]-[bitcoin_futures.N232])/[bitcoin_futures.N232]" table:style-name="ce6">
            <text:p>0.026842195</text:p>
          </table:table-cell>
          <table:table-cell office:value-type="float" office:value="2.7314369733642482E-2" table:formula="of:=([bitcoin_futures.O233]-[bitcoin_futures.O232])/[bitcoin_futures.O232]" table:style-name="ce1">
            <text:p>0.02731437</text:p>
          </table:table-cell>
          <table:table-cell office:value-type="float" office:value="2.7754415475189236E-2" table:formula="of:=([bitcoin_futures.P233]-[bitcoin_futures.P232])/[bitcoin_futures.P232]" table:style-name="ce1">
            <text:p>0.027754415</text:p>
          </table:table-cell>
          <table:table-cell office:value-type="float" office:value="2.7833444667112003E-2" table:formula="of:=([bitcoin_futures.Q233]-[bitcoin_futures.Q232])/[bitcoin_futures.Q232]" table:style-name="ce1">
            <text:p>0.027833445</text:p>
          </table:table-cell>
          <table:table-cell table:number-columns-repeated="2" table:style-name="ce1"/>
          <table:table-cell office:value-type="float" office:value="2.6842195247050778E-2" table:formula="of:=[.K229]" table:style-name="ce1">
            <text:p>0.026842195</text:p>
          </table:table-cell>
          <table:table-cell table:style-name="ce1"/>
          <table:table-cell office:value-type="float" office:value="43867.5" table:formula="of:=[bitcoin_futures.N232]*[.$T$2]" table:style-name="ce1">
            <text:p>43867.5</text:p>
          </table:table-cell>
          <table:table-cell table:number-columns-repeated="16365"/>
        </table:table-row>
        <table:table-row table:style-name="ro1">
          <table:table-cell office:value-type="string" office:string-value="13.11.2024" table:formula="of:=[bitcoin_futures.A234]" table:style-name="ce1">
            <text:p>13.11.2024</text:p>
          </table:table-cell>
          <table:table-cell table:number-columns-repeated="9" table:style-name="ce1"/>
          <table:table-cell office:value-type="float" office:value="1.8315018315018315E-3" table:formula="of:=([bitcoin_futures.N234]-[bitcoin_futures.N233])/[bitcoin_futures.N233]" table:style-name="ce6">
            <text:p>0.001831502</text:p>
          </table:table-cell>
          <table:table-cell office:value-type="float" office:value="2.1468677749642189E-3" table:formula="of:=([bitcoin_futures.O234]-[bitcoin_futures.O233])/[bitcoin_futures.O233]" table:style-name="ce1">
            <text:p>0.002146868</text:p>
          </table:table-cell>
          <table:table-cell office:value-type="float" office:value="2.2913256955810145E-3" table:formula="of:=([bitcoin_futures.P234]-[bitcoin_futures.P233])/[bitcoin_futures.P233]" table:style-name="ce1">
            <text:p>0.002291326</text:p>
          </table:table-cell>
          <table:table-cell office:value-type="float" office:value="2.4371750433275561E-3" table:formula="of:=([bitcoin_futures.Q234]-[bitcoin_futures.Q233])/[bitcoin_futures.Q233]" table:style-name="ce1">
            <text:p>0.002437175</text:p>
          </table:table-cell>
          <table:table-cell table:number-columns-repeated="2" table:style-name="ce1"/>
          <table:table-cell office:value-type="float" office:value="1.8315018315018315E-3" table:formula="of:=[.K230]" table:style-name="ce1">
            <text:p>0.001831502</text:p>
          </table:table-cell>
          <table:table-cell table:style-name="ce1"/>
          <table:table-cell office:value-type="float" office:value="45045" table:formula="of:=[bitcoin_futures.N233]*[.$T$2]" table:style-name="ce1">
            <text:p>45045</text:p>
          </table:table-cell>
          <table:table-cell table:number-columns-repeated="16365"/>
        </table:table-row>
        <table:table-row table:style-name="ro1">
          <table:table-cell office:value-type="string" office:string-value="14.11.2024" table:formula="of:=[bitcoin_futures.A235]" table:style-name="ce1">
            <text:p>14.11.2024</text:p>
          </table:table-cell>
          <table:table-cell table:number-columns-repeated="9" table:style-name="ce1"/>
          <table:table-cell office:value-type="float" office:value="-2.5871142872971025E-2" table:formula="of:=([bitcoin_futures.N235]-[bitcoin_futures.N234])/[bitcoin_futures.N234]" table:style-name="ce6">
            <text:p>-0.025871143</text:p>
          </table:table-cell>
          <table:table-cell office:value-type="float" office:value="-2.5762153254600385E-2" table:formula="of:=([bitcoin_futures.O235]-[bitcoin_futures.O234])/[bitcoin_futures.O234]" table:style-name="ce1">
            <text:p>-0.025762153</text:p>
          </table:table-cell>
          <table:table-cell office:value-type="float" office:value="-2.5745699978227739E-2" table:formula="of:=([bitcoin_futures.P235]-[bitcoin_futures.P234])/[bitcoin_futures.P234]" table:style-name="ce1">
            <text:p>-0.0257457</text:p>
          </table:table-cell>
          <table:table-cell office:value-type="float" office:value="-2.5501107569290617E-2" table:formula="of:=([bitcoin_futures.Q235]-[bitcoin_futures.Q234])/[bitcoin_futures.Q234]" table:style-name="ce1">
            <text:p>-0.025501108</text:p>
          </table:table-cell>
          <table:table-cell table:number-columns-repeated="2" table:style-name="ce1"/>
          <table:table-cell office:value-type="float" office:value="-2.5871142872971025E-2" table:formula="of:=[.K231]" table:style-name="ce1">
            <text:p>-0.025871143</text:p>
          </table:table-cell>
          <table:table-cell table:style-name="ce1"/>
          <table:table-cell office:value-type="float" office:value="45127.5" table:formula="of:=[bitcoin_futures.N234]*[.$T$2]" table:style-name="ce1">
            <text:p>45127.5</text:p>
          </table:table-cell>
          <table:table-cell table:number-columns-repeated="16365"/>
        </table:table-row>
        <table:table-row table:style-name="ro1">
          <table:table-cell office:value-type="string" office:string-value="15.11.2024" table:formula="of:=[bitcoin_futures.A236]" table:style-name="ce1">
            <text:p>15.11.2024</text:p>
          </table:table-cell>
          <table:table-cell table:number-columns-repeated="9" table:style-name="ce1"/>
          <table:table-cell office:value-type="float" office:value="4.6235213830755233E-2" table:formula="of:=([bitcoin_futures.N236]-[bitcoin_futures.N235])/[bitcoin_futures.N235]" table:style-name="ce6">
            <text:p>0.046235214</text:p>
          </table:table-cell>
          <table:table-cell office:value-type="float" office:value="4.617726657645467E-2" table:formula="of:=([bitcoin_futures.O236]-[bitcoin_futures.O235])/[bitcoin_futures.O235]" table:style-name="ce1">
            <text:p>0.046177267</text:p>
          </table:table-cell>
          <table:table-cell office:value-type="float" office:value="4.5980222358790991E-2" table:formula="of:=([bitcoin_futures.P236]-[bitcoin_futures.P235])/[bitcoin_futures.P235]" table:style-name="ce1">
            <text:p>0.045980222</text:p>
          </table:table-cell>
          <table:table-cell office:value-type="float" office:value="4.5572988856239949E-2" table:formula="of:=([bitcoin_futures.Q236]-[bitcoin_futures.Q235])/[bitcoin_futures.Q235]" table:style-name="ce1">
            <text:p>0.045572989</text:p>
          </table:table-cell>
          <table:table-cell table:number-columns-repeated="2" table:style-name="ce1"/>
          <table:table-cell office:value-type="float" office:value="4.6235213830755233E-2" table:formula="of:=[.K232]" table:style-name="ce1">
            <text:p>0.046235214</text:p>
          </table:table-cell>
          <table:table-cell table:style-name="ce1"/>
          <table:table-cell office:value-type="float" office:value="44340" table:formula="of:=[bitcoin_futures.O235]*[.$T$2]" table:style-name="ce1">
            <text:p>44340</text:p>
          </table:table-cell>
          <table:table-cell table:number-columns-repeated="16365"/>
        </table:table-row>
        <table:table-row table:style-name="ro1">
          <table:table-cell office:value-type="string" office:string-value="18.11.2024" table:formula="of:=[bitcoin_futures.A237]" table:style-name="ce1">
            <text:p>18.11.2024</text:p>
          </table:table-cell>
          <table:table-cell table:number-columns-repeated="9" table:style-name="ce1"/>
          <table:table-cell office:value-type="float" office:value="8.1535032885796598E-4" table:formula="of:=([bitcoin_futures.N237]-[bitcoin_futures.N236])/[bitcoin_futures.N236]" table:style-name="ce1">
            <text:p>0.00081535</text:p>
          </table:table-cell>
          <table:table-cell office:value-type="float" office:value="8.6230126650498518E-4" table:formula="of:=([bitcoin_futures.O237]-[bitcoin_futures.O236])/[bitcoin_futures.O236]" table:style-name="ce6">
            <text:p>0.000862301</text:p>
          </table:table-cell>
          <table:table-cell office:value-type="float" office:value="1.1750881316098707E-3" table:formula="of:=([bitcoin_futures.P237]-[bitcoin_futures.P236])/[bitcoin_futures.P236]" table:style-name="ce1">
            <text:p>0.001175088</text:p>
          </table:table-cell>
          <table:table-cell office:value-type="float" office:value="1.325627021581208E-3" table:formula="of:=([bitcoin_futures.Q237]-[bitcoin_futures.Q236])/[bitcoin_futures.Q236]" table:style-name="ce1">
            <text:p>0.001325627</text:p>
          </table:table-cell>
          <table:table-cell table:number-columns-repeated="2" table:style-name="ce1"/>
          <table:table-cell office:value-type="float" office:value="8.6230126650498518E-4" table:formula="of:=[.L233]" table:style-name="ce1">
            <text:p>0.000862301</text:p>
          </table:table-cell>
          <table:table-cell table:style-name="ce1"/>
          <table:table-cell office:value-type="float" office:value="46387.5" table:formula="of:=[bitcoin_futures.O236]*[.$T$2]" table:style-name="ce1">
            <text:p>46387.5</text:p>
          </table:table-cell>
          <table:table-cell table:number-columns-repeated="16365"/>
        </table:table-row>
        <table:table-row table:style-name="ro1">
          <table:table-cell office:value-type="string" office:string-value="19.11.2024" table:formula="of:=[bitcoin_futures.A238]" table:style-name="ce1">
            <text:p>19.11.2024</text:p>
          </table:table-cell>
          <table:table-cell table:number-columns-repeated="9" table:style-name="ce1"/>
          <table:table-cell office:value-type="float" office:value="1.0862480990658266E-2" table:formula="of:=([bitcoin_futures.N238]-[bitcoin_futures.N237])/[bitcoin_futures.N237]" table:style-name="ce1">
            <text:p>0.010862481</text:p>
          </table:table-cell>
          <table:table-cell office:value-type="float" office:value="1.1361800656938236E-2" table:formula="of:=([bitcoin_futures.O238]-[bitcoin_futures.O237])/[bitcoin_futures.O237]" table:style-name="ce6">
            <text:p>0.011361801</text:p>
          </table:table-cell>
          <table:table-cell office:value-type="float" office:value="1.1416986769099444E-2" table:formula="of:=([bitcoin_futures.P238]-[bitcoin_futures.P237])/[bitcoin_futures.P237]" table:style-name="ce1">
            <text:p>0.011416987</text:p>
          </table:table-cell>
          <table:table-cell office:value-type="float" office:value="1.1491209489514933E-2" table:formula="of:=([bitcoin_futures.Q238]-[bitcoin_futures.Q237])/[bitcoin_futures.Q237]" table:style-name="ce1">
            <text:p>0.011491209</text:p>
          </table:table-cell>
          <table:table-cell table:number-columns-repeated="2" table:style-name="ce1"/>
          <table:table-cell office:value-type="float" office:value="1.1361800656938236E-2" table:formula="of:=[.L234]" table:style-name="ce1">
            <text:p>0.011361801</text:p>
          </table:table-cell>
          <table:table-cell table:style-name="ce1"/>
          <table:table-cell office:value-type="float" office:value="46427.5" table:formula="of:=[bitcoin_futures.O237]*[.$T$2]" table:style-name="ce1">
            <text:p>46427.5</text:p>
          </table:table-cell>
          <table:table-cell table:number-columns-repeated="16365"/>
        </table:table-row>
        <table:table-row table:style-name="ro1">
          <table:table-cell office:value-type="string" office:string-value="20.11.2024" table:formula="of:=[bitcoin_futures.A239]" table:style-name="ce1">
            <text:p>20.11.2024</text:p>
          </table:table-cell>
          <table:table-cell table:number-columns-repeated="9" table:style-name="ce1"/>
          <table:table-cell office:value-type="float" office:value="1.8052869116698903E-2" table:formula="of:=([bitcoin_futures.N239]-[bitcoin_futures.N238])/[bitcoin_futures.N238]" table:style-name="ce1">
            <text:p>0.018052869</text:p>
          </table:table-cell>
          <table:table-cell office:value-type="float" office:value="1.8315408369715687E-2" table:formula="of:=([bitcoin_futures.O239]-[bitcoin_futures.O238])/[bitcoin_futures.O238]" table:style-name="ce6">
            <text:p>0.018315408</text:p>
          </table:table-cell>
          <table:table-cell office:value-type="float" office:value="1.85673594260998E-2" table:formula="of:=([bitcoin_futures.P239]-[bitcoin_futures.P238])/[bitcoin_futures.P238]" table:style-name="ce1">
            <text:p>0.018567359</text:p>
          </table:table-cell>
          <table:table-cell office:value-type="float" office:value="1.9004240615674572E-2" table:formula="of:=([bitcoin_futures.Q239]-[bitcoin_futures.Q238])/[bitcoin_futures.Q238]" table:style-name="ce1">
            <text:p>0.019004241</text:p>
          </table:table-cell>
          <table:table-cell table:number-columns-repeated="2" table:style-name="ce1"/>
          <table:table-cell office:value-type="float" office:value="1.8315408369715687E-2" table:formula="of:=[.L235]" table:style-name="ce1">
            <text:p>0.018315408</text:p>
          </table:table-cell>
          <table:table-cell table:style-name="ce1"/>
          <table:table-cell office:value-type="float" office:value="46955" table:formula="of:=[bitcoin_futures.O238]*[.$T$2]" table:style-name="ce1">
            <text:p>46955</text:p>
          </table:table-cell>
          <table:table-cell table:number-columns-repeated="16365"/>
        </table:table-row>
        <table:table-row table:style-name="ro1">
          <table:table-cell office:value-type="string" office:string-value="21.11.2024" table:formula="of:=[bitcoin_futures.A240]" table:style-name="ce1">
            <text:p>21.11.2024</text:p>
          </table:table-cell>
          <table:table-cell table:number-columns-repeated="9" table:style-name="ce1"/>
          <table:table-cell office:value-type="float" office:value="4.2168038843149673E-2" table:formula="of:=([bitcoin_futures.N240]-[bitcoin_futures.N239])/[bitcoin_futures.N239]" table:style-name="ce1">
            <text:p>0.042168039</text:p>
          </table:table-cell>
          <table:table-cell office:value-type="float" office:value="4.2559866150789501E-2" table:formula="of:=([bitcoin_futures.O240]-[bitcoin_futures.O239])/[bitcoin_futures.O239]" table:style-name="ce6">
            <text:p>0.042559866</text:p>
          </table:table-cell>
          <table:table-cell office:value-type="float" office:value="4.2931123770067324E-2" table:formula="of:=([bitcoin_futures.P240]-[bitcoin_futures.P239])/[bitcoin_futures.P239]" table:style-name="ce1">
            <text:p>0.042931124</text:p>
          </table:table-cell>
          <table:table-cell office:value-type="float" office:value="4.2951089190300044E-2" table:formula="of:=([bitcoin_futures.Q240]-[bitcoin_futures.Q239])/[bitcoin_futures.Q239]" table:style-name="ce1">
            <text:p>0.042951089</text:p>
          </table:table-cell>
          <table:table-cell table:number-columns-repeated="2" table:style-name="ce1"/>
          <table:table-cell office:value-type="float" office:value="4.2559866150789501E-2" table:formula="of:=[.L236]" table:style-name="ce1">
            <text:p>0.042559866</text:p>
          </table:table-cell>
          <table:table-cell table:style-name="ce1"/>
          <table:table-cell office:value-type="float" office:value="47815" table:formula="of:=[bitcoin_futures.O239]*[.$T$2]" table:style-name="ce1">
            <text:p>47815</text:p>
          </table:table-cell>
          <table:table-cell table:number-columns-repeated="16365"/>
        </table:table-row>
        <table:table-row table:style-name="ro1">
          <table:table-cell office:value-type="string" office:string-value="22.11.2024" table:formula="of:=[bitcoin_futures.A241]" table:style-name="ce1">
            <text:p>22.11.2024</text:p>
          </table:table-cell>
          <table:table-cell table:number-columns-repeated="9" table:style-name="ce1"/>
          <table:table-cell office:value-type="float" office:value="7.596090545399301E-3" table:formula="of:=([bitcoin_futures.N241]-[bitcoin_futures.N240])/[bitcoin_futures.N240]" table:style-name="ce1">
            <text:p>0.007596091</text:p>
          </table:table-cell>
          <table:table-cell office:value-type="float" office:value="8.0240722166499499E-3" table:formula="of:=([bitcoin_futures.O241]-[bitcoin_futures.O240])/[bitcoin_futures.O240]" table:style-name="ce6">
            <text:p>0.008024072</text:p>
          </table:table-cell>
          <table:table-cell office:value-type="float" office:value="8.4909876359302843E-3" table:formula="of:=([bitcoin_futures.P241]-[bitcoin_futures.P240])/[bitcoin_futures.P240]" table:style-name="ce1">
            <text:p>0.008490988</text:p>
          </table:table-cell>
          <table:table-cell office:value-type="float" office:value="8.6699507389162555E-3" table:formula="of:=([bitcoin_futures.Q241]-[bitcoin_futures.Q240])/[bitcoin_futures.Q240]" table:style-name="ce1">
            <text:p>0.008669951</text:p>
          </table:table-cell>
          <table:table-cell table:number-columns-repeated="2" table:style-name="ce1"/>
          <table:table-cell office:value-type="float" office:value="8.0240722166499499E-3" table:formula="of:=[.L237]" table:style-name="ce1">
            <text:p>0.008024072</text:p>
          </table:table-cell>
          <table:table-cell table:style-name="ce1"/>
          <table:table-cell office:value-type="float" office:value="49850" table:formula="of:=[bitcoin_futures.O240]*[.$T$2]" table:style-name="ce1">
            <text:p>49850</text:p>
          </table:table-cell>
          <table:table-cell table:number-columns-repeated="16365"/>
        </table:table-row>
        <table:table-row table:style-name="ro1">
          <table:table-cell office:value-type="string" office:string-value="25.11.2024" table:formula="of:=[bitcoin_futures.A242]" table:style-name="ce1">
            <text:p>25.11.2024</text:p>
          </table:table-cell>
          <table:table-cell table:number-columns-repeated="9" table:style-name="ce1"/>
          <table:table-cell office:value-type="float" office:value="-4.563502035482736E-2" table:formula="of:=([bitcoin_futures.N242]-[bitcoin_futures.N241])/[bitcoin_futures.N241]" table:style-name="ce1">
            <text:p>-0.04563502</text:p>
          </table:table-cell>
          <table:table-cell office:value-type="float" office:value="-4.592039800995025E-2" table:formula="of:=([bitcoin_futures.O242]-[bitcoin_futures.O241])/[bitcoin_futures.O241]" table:style-name="ce6">
            <text:p>-0.045920398</text:p>
          </table:table-cell>
          <table:table-cell office:value-type="float" office:value="-4.6381093057607091E-2" table:formula="of:=([bitcoin_futures.P242]-[bitcoin_futures.P241])/[bitcoin_futures.P241]" table:style-name="ce1">
            <text:p>-0.046381093</text:p>
          </table:table-cell>
          <table:table-cell office:value-type="float" office:value="-4.6298105098652079E-2" table:formula="of:=([bitcoin_futures.Q242]-[bitcoin_futures.Q241])/[bitcoin_futures.Q241]" table:style-name="ce1">
            <text:p>-0.046298105</text:p>
          </table:table-cell>
          <table:table-cell table:number-columns-repeated="2" table:style-name="ce1"/>
          <table:table-cell office:value-type="float" office:value="-4.592039800995025E-2" table:formula="of:=[.L238]" table:style-name="ce1">
            <text:p>-0.045920398</text:p>
          </table:table-cell>
          <table:table-cell table:style-name="ce1"/>
          <table:table-cell office:value-type="float" office:value="50250" table:formula="of:=[bitcoin_futures.O241]*[.$T$2]" table:style-name="ce1">
            <text:p>50250</text:p>
          </table:table-cell>
          <table:table-cell table:number-columns-repeated="16365"/>
        </table:table-row>
        <table:table-row table:style-name="ro1">
          <table:table-cell office:value-type="string" office:string-value="26.11.2024" table:formula="of:=[bitcoin_futures.A243]" table:style-name="ce1">
            <text:p>26.11.2024</text:p>
          </table:table-cell>
          <table:table-cell table:number-columns-repeated="9" table:style-name="ce1"/>
          <table:table-cell office:value-type="float" office:value="-4.1603033335088732E-2" table:formula="of:=([bitcoin_futures.N243]-[bitcoin_futures.N242])/[bitcoin_futures.N242]" table:style-name="ce1">
            <text:p>-0.041603033</text:p>
          </table:table-cell>
          <table:table-cell office:value-type="float" office:value="-4.1247327527767635E-2" table:formula="of:=([bitcoin_futures.O243]-[bitcoin_futures.O242])/[bitcoin_futures.O242]" table:style-name="ce6">
            <text:p>-0.041247328</text:p>
          </table:table-cell>
          <table:table-cell office:value-type="float" office:value="-4.0530772408095828E-2" table:formula="of:=([bitcoin_futures.P243]-[bitcoin_futures.P242])/[bitcoin_futures.P242]" table:style-name="ce1">
            <text:p>-0.040530772</text:p>
          </table:table-cell>
          <table:table-cell office:value-type="float" office:value="-4.0301106104055712E-2" table:formula="of:=([bitcoin_futures.Q243]-[bitcoin_futures.Q242])/[bitcoin_futures.Q242]" table:style-name="ce1">
            <text:p>-0.040301106</text:p>
          </table:table-cell>
          <table:table-cell table:number-columns-repeated="2" table:style-name="ce1"/>
          <table:table-cell office:value-type="float" office:value="-4.1247327527767635E-2" table:formula="of:=[.L239]" table:style-name="ce1">
            <text:p>-0.041247328</text:p>
          </table:table-cell>
          <table:table-cell table:style-name="ce1"/>
          <table:table-cell office:value-type="float" office:value="47942.5" table:formula="of:=[bitcoin_futures.O242]*[.$T$2]" table:style-name="ce1">
            <text:p>47942.5</text:p>
          </table:table-cell>
          <table:table-cell table:number-columns-repeated="16365"/>
        </table:table-row>
        <table:table-row table:style-name="ro1">
          <table:table-cell office:value-type="string" office:string-value="27.11.2024" table:formula="of:=[bitcoin_futures.A244]" table:style-name="ce1">
            <text:p>27.11.2024</text:p>
          </table:table-cell>
          <table:table-cell table:number-columns-repeated="9" table:style-name="ce1"/>
          <table:table-cell office:value-type="float" office:value="6.3629869773064451E-2" table:formula="of:=([bitcoin_futures.N244]-[bitcoin_futures.N243])/[bitcoin_futures.N243]" table:style-name="ce1">
            <text:p>0.06362987</text:p>
          </table:table-cell>
          <table:table-cell office:value-type="float" office:value="6.5430218644620911E-2" table:formula="of:=([bitcoin_futures.O244]-[bitcoin_futures.O243])/[bitcoin_futures.O243]" table:style-name="ce6">
            <text:p>0.065430219</text:p>
          </table:table-cell>
          <table:table-cell office:value-type="float" office:value="6.6566216434375505E-2" table:formula="of:=([bitcoin_futures.P244]-[bitcoin_futures.P243])/[bitcoin_futures.P243]" table:style-name="ce1">
            <text:p>0.066566216</text:p>
          </table:table-cell>
          <table:table-cell office:value-type="float" office:value="6.6912117816551944E-2" table:formula="of:=([bitcoin_futures.Q244]-[bitcoin_futures.Q243])/[bitcoin_futures.Q243]" table:style-name="ce1">
            <text:p>0.066912118</text:p>
          </table:table-cell>
          <table:table-cell table:number-columns-repeated="2" table:style-name="ce1"/>
          <table:table-cell office:value-type="float" office:value="6.5430218644620911E-2" table:formula="of:=[.L240]" table:style-name="ce1">
            <text:p>0.065430219</text:p>
          </table:table-cell>
          <table:table-cell table:style-name="ce1"/>
          <table:table-cell office:value-type="float" office:value="45965" table:formula="of:=[bitcoin_futures.O243]*[.$T$2]" table:style-name="ce1">
            <text:p>45965</text:p>
          </table:table-cell>
          <table:table-cell table:number-columns-repeated="16365"/>
        </table:table-row>
        <table:table-row table:style-name="ro1">
          <table:table-cell office:value-type="string" office:string-value="28.11.2024" table:formula="of:=[bitcoin_futures.A245]" table:style-name="ce1">
            <text:p>28.11.2024</text:p>
          </table:table-cell>
          <table:table-cell table:number-columns-repeated="9" table:style-name="ce1"/>
          <table:table-cell office:value-type="float" office:value="0" table:formula="of:=([bitcoin_futures.N245]-[bitcoin_futures.N244])/[bitcoin_futures.N244]" table:style-name="ce1">
            <text:p>0</text:p>
          </table:table-cell>
          <table:table-cell office:value-type="float" office:value="0" table:formula="of:=([bitcoin_futures.O245]-[bitcoin_futures.O244])/[bitcoin_futures.O244]" table:style-name="ce6">
            <text:p>0</text:p>
          </table:table-cell>
          <table:table-cell office:value-type="float" office:value="0" table:formula="of:=([bitcoin_futures.P245]-[bitcoin_futures.P244])/[bitcoin_futures.P244]" table:style-name="ce1">
            <text:p>0</text:p>
          </table:table-cell>
          <table:table-cell office:value-type="float" office:value="0" table:formula="of:=([bitcoin_futures.Q245]-[bitcoin_futures.Q244])/[bitcoin_futures.Q244]" table:style-name="ce1">
            <text:p>0</text:p>
          </table:table-cell>
          <table:table-cell table:number-columns-repeated="2" table:style-name="ce1"/>
          <table:table-cell office:value-type="float" office:value="0" table:formula="of:=[.L241]" table:style-name="ce1">
            <text:p>0</text:p>
          </table:table-cell>
          <table:table-cell table:style-name="ce1"/>
          <table:table-cell office:value-type="float" office:value="48972.5" table:formula="of:=[bitcoin_futures.O244]*[.$T$2]" table:style-name="ce1">
            <text:p>48972.5</text:p>
          </table:table-cell>
          <table:table-cell table:number-columns-repeated="16365"/>
        </table:table-row>
        <table:table-row table:style-name="ro1">
          <table:table-cell office:value-type="string" office:string-value="29.11.2024" table:formula="of:=[bitcoin_futures.A246]" table:style-name="ce1">
            <text:p>29.11.2024</text:p>
          </table:table-cell>
          <table:table-cell table:number-columns-repeated="9" table:style-name="ce1"/>
          <table:table-cell office:value-type="float" office:value="1.6064472800537303E-2" table:formula="of:=([bitcoin_futures.N246]-[bitcoin_futures.N245])/[bitcoin_futures.N245]" table:style-name="ce1">
            <text:p>0.016064473</text:p>
          </table:table-cell>
          <table:table-cell office:value-type="float" office:value="4.2881208841696874E-3" table:formula="of:=([bitcoin_futures.O246]-[bitcoin_futures.O245])/[bitcoin_futures.O245]" table:style-name="ce6">
            <text:p>0.004288121</text:p>
          </table:table-cell>
          <table:table-cell office:value-type="float" office:value="6.3572149344096876E-3" table:formula="of:=([bitcoin_futures.P246]-[bitcoin_futures.P245])/[bitcoin_futures.P245]" table:style-name="ce1">
            <text:p>0.006357215</text:p>
          </table:table-cell>
          <table:table-cell office:value-type="float" office:value="6.9017254313578393E-3" table:formula="of:=([bitcoin_futures.Q246]-[bitcoin_futures.Q245])/[bitcoin_futures.Q245]" table:style-name="ce1">
            <text:p>0.006901725</text:p>
          </table:table-cell>
          <table:table-cell table:number-columns-repeated="2" table:style-name="ce1"/>
          <table:table-cell office:value-type="float" office:value="4.2881208841696874E-3" table:formula="of:=[.L242]" table:style-name="ce1">
            <text:p>0.004288121</text:p>
          </table:table-cell>
          <table:table-cell table:style-name="ce1"/>
          <table:table-cell office:value-type="float" office:value="48972.5" table:formula="of:=[bitcoin_futures.O245]*[.$T$2]" table:style-name="ce1">
            <text:p>48972.5</text:p>
          </table:table-cell>
          <table:table-cell table:number-columns-repeated="16365"/>
        </table:table-row>
        <table:table-row table:style-name="ro1">
          <table:table-cell office:value-type="string" office:string-value="02.12.2024" table:formula="of:=[bitcoin_futures.A247]" table:style-name="ce1">
            <text:p>02.12.2024</text:p>
          </table:table-cell>
          <table:table-cell table:number-columns-repeated="10" table:style-name="ce1"/>
          <table:table-cell office:value-type="float" office:value="-1.7587556549585728E-2" table:formula="of:=([bitcoin_futures.O247]-[bitcoin_futures.O246])/[bitcoin_futures.O246]" table:style-name="ce6">
            <text:p>-0.017587557</text:p>
          </table:table-cell>
          <table:table-cell office:value-type="float" office:value="-1.799859620976637E-2" table:formula="of:=([bitcoin_futures.P247]-[bitcoin_futures.P246])/[bitcoin_futures.P246]" table:style-name="ce1">
            <text:p>-0.017998596</text:p>
          </table:table-cell>
          <table:table-cell office:value-type="float" office:value="-1.753340287090846E-2" table:formula="of:=([bitcoin_futures.Q247]-[bitcoin_futures.Q246])/[bitcoin_futures.Q246]" table:style-name="ce1">
            <text:p>-0.017533403</text:p>
          </table:table-cell>
          <table:table-cell table:number-columns-repeated="2" table:style-name="ce1"/>
          <table:table-cell office:value-type="float" office:value="-1.7587556549585728E-2" table:formula="of:=[.L243]" table:style-name="ce1">
            <text:p>-0.017587557</text:p>
          </table:table-cell>
          <table:table-cell table:style-name="ce1"/>
          <table:table-cell office:value-type="float" office:value="49182.5" table:formula="of:=[bitcoin_futures.O246]*[.$T$2]" table:style-name="ce1">
            <text:p>49182.5</text:p>
          </table:table-cell>
          <table:table-cell table:number-columns-repeated="16365"/>
        </table:table-row>
        <table:table-row table:style-name="ro1">
          <table:table-cell office:value-type="string" office:string-value="03.12.2024" table:formula="of:=[bitcoin_futures.A248]" table:style-name="ce1">
            <text:p>03.12.2024</text:p>
          </table:table-cell>
          <table:table-cell table:number-columns-repeated="10" table:style-name="ce1"/>
          <table:table-cell office:value-type="float" office:value="-1.034821751953226E-3" table:formula="of:=([bitcoin_futures.O248]-[bitcoin_futures.O247])/[bitcoin_futures.O247]" table:style-name="ce6">
            <text:p>-0.001034822</text:p>
          </table:table-cell>
          <table:table-cell office:value-type="float" office:value="-9.7003114310512074E-4" table:formula="of:=([bitcoin_futures.P248]-[bitcoin_futures.P247])/[bitcoin_futures.P247]" table:style-name="ce1">
            <text:p>-0.000970031</text:p>
          </table:table-cell>
          <table:table-cell office:value-type="float" office:value="-1.3144590495449949E-3" table:formula="of:=([bitcoin_futures.Q248]-[bitcoin_futures.Q247])/[bitcoin_futures.Q247]" table:style-name="ce1">
            <text:p>-0.001314459</text:p>
          </table:table-cell>
          <table:table-cell table:number-columns-repeated="2" table:style-name="ce1"/>
          <table:table-cell office:value-type="float" office:value="-1.034821751953226E-3" table:formula="of:=[.L244]" table:style-name="ce1">
            <text:p>-0.001034822</text:p>
          </table:table-cell>
          <table:table-cell table:style-name="ce1"/>
          <table:table-cell office:value-type="float" office:value="48317.5" table:formula="of:=[bitcoin_futures.O247]*[.$T$2]" table:style-name="ce1">
            <text:p>48317.5</text:p>
          </table:table-cell>
          <table:table-cell table:number-columns-repeated="16365"/>
        </table:table-row>
        <table:table-row table:style-name="ro1">
          <table:table-cell office:value-type="string" office:string-value="04.12.2024" table:formula="of:=[bitcoin_futures.A249]" table:style-name="ce1">
            <text:p>04.12.2024</text:p>
          </table:table-cell>
          <table:table-cell table:number-columns-repeated="10" table:style-name="ce1"/>
          <table:table-cell office:value-type="float" office:value="3.5013207644895634E-2" table:formula="of:=([bitcoin_futures.O249]-[bitcoin_futures.O248])/[bitcoin_futures.O248]" table:style-name="ce6">
            <text:p>0.035013208</text:p>
          </table:table-cell>
          <table:table-cell office:value-type="float" office:value="3.4546197874080128E-2" table:formula="of:=([bitcoin_futures.P249]-[bitcoin_futures.P248])/[bitcoin_futures.P248]" table:style-name="ce1">
            <text:p>0.034546198</text:p>
          </table:table-cell>
          <table:table-cell office:value-type="float" office:value="3.4423407917383818E-2" table:formula="of:=([bitcoin_futures.Q249]-[bitcoin_futures.Q248])/[bitcoin_futures.Q248]" table:style-name="ce1">
            <text:p>0.034423408</text:p>
          </table:table-cell>
          <table:table-cell table:number-columns-repeated="2" table:style-name="ce1"/>
          <table:table-cell office:value-type="float" office:value="3.5013207644895634E-2" table:formula="of:=[.L245]" table:style-name="ce1">
            <text:p>0.035013208</text:p>
          </table:table-cell>
          <table:table-cell table:style-name="ce1"/>
          <table:table-cell office:value-type="float" office:value="48267.5" table:formula="of:=[bitcoin_futures.O248]*[.$T$2]" table:style-name="ce1">
            <text:p>48267.5</text:p>
          </table:table-cell>
          <table:table-cell table:number-columns-repeated="16365"/>
        </table:table-row>
        <table:table-row table:style-name="ro1">
          <table:table-cell office:value-type="string" office:string-value="05.12.2024" table:formula="of:=[bitcoin_futures.A250]" table:style-name="ce1">
            <text:p>05.12.2024</text:p>
          </table:table-cell>
          <table:table-cell table:number-columns-repeated="10" table:style-name="ce1"/>
          <table:table-cell office:value-type="float" office:value="-1.4011910123605065E-3" table:formula="of:=([bitcoin_futures.O250]-[bitcoin_futures.O249])/[bitcoin_futures.O249]" table:style-name="ce6">
            <text:p>-0.001401191</text:p>
          </table:table-cell>
          <table:table-cell office:value-type="float" office:value="-1.3831258644536654E-3" table:formula="of:=([bitcoin_futures.P250]-[bitcoin_futures.P249])/[bitcoin_futures.P249]" table:style-name="ce1">
            <text:p>-0.001383126</text:p>
          </table:table-cell>
          <table:table-cell office:value-type="float" office:value="-1.1745130664578642E-3" table:formula="of:=([bitcoin_futures.Q250]-[bitcoin_futures.Q249])/[bitcoin_futures.Q249]" table:style-name="ce1">
            <text:p>-0.001174513</text:p>
          </table:table-cell>
          <table:table-cell table:number-columns-repeated="2" table:style-name="ce1"/>
          <table:table-cell office:value-type="float" office:value="-1.4011910123605065E-3" table:formula="of:=[.L246]" table:style-name="ce1">
            <text:p>-0.001401191</text:p>
          </table:table-cell>
          <table:table-cell table:style-name="ce1"/>
          <table:table-cell office:value-type="float" office:value="49957.5" table:formula="of:=[bitcoin_futures.O249]*[.$T$2]" table:style-name="ce1">
            <text:p>49957.5</text:p>
          </table:table-cell>
          <table:table-cell table:number-columns-repeated="16365"/>
        </table:table-row>
        <table:table-row table:style-name="ro1">
          <table:table-cell office:value-type="string" office:string-value="06.12.2024" table:formula="of:=[bitcoin_futures.A251]" table:style-name="ce1">
            <text:p>06.12.2024</text:p>
          </table:table-cell>
          <table:table-cell table:number-columns-repeated="10" table:style-name="ce1"/>
          <table:table-cell office:value-type="float" office:value="2.6659984966173892E-2" table:formula="of:=([bitcoin_futures.O251]-[bitcoin_futures.O250])/[bitcoin_futures.O250]" table:style-name="ce6">
            <text:p>0.026659985</text:p>
          </table:table-cell>
          <table:table-cell office:value-type="float" office:value="2.6612584091808469E-2" table:formula="of:=([bitcoin_futures.P251]-[bitcoin_futures.P250])/[bitcoin_futures.P250]" table:style-name="ce1">
            <text:p>0.026612584</text:p>
          </table:table-cell>
          <table:table-cell office:value-type="float" office:value="2.6506614404703577E-2" table:formula="of:=([bitcoin_futures.Q251]-[bitcoin_futures.Q250])/[bitcoin_futures.Q250]" table:style-name="ce1">
            <text:p>0.026506614</text:p>
          </table:table-cell>
          <table:table-cell table:number-columns-repeated="2" table:style-name="ce1"/>
          <table:table-cell office:value-type="float" office:value="2.6659984966173892E-2" table:formula="of:=[.L247]" table:style-name="ce1">
            <text:p>0.026659985</text:p>
          </table:table-cell>
          <table:table-cell table:style-name="ce1"/>
          <table:table-cell office:value-type="float" office:value="49887.5" table:formula="of:=[bitcoin_futures.O250]*[.$T$2]" table:style-name="ce1">
            <text:p>49887.5</text:p>
          </table:table-cell>
          <table:table-cell table:number-columns-repeated="16365"/>
        </table:table-row>
        <table:table-row table:style-name="ro1">
          <table:table-cell office:value-type="string" office:string-value="09.12.2024" table:formula="of:=[bitcoin_futures.A252]" table:style-name="ce1">
            <text:p>09.12.2024</text:p>
          </table:table-cell>
          <table:table-cell table:number-columns-repeated="10" table:style-name="ce1"/>
          <table:table-cell office:value-type="float" office:value="-5.5108117342705133E-2" table:formula="of:=([bitcoin_futures.O252]-[bitcoin_futures.O251])/[bitcoin_futures.O251]" table:style-name="ce6">
            <text:p>-0.055108117</text:p>
          </table:table-cell>
          <table:table-cell office:value-type="float" office:value="-5.4977353763129996E-2" table:formula="of:=([bitcoin_futures.P252]-[bitcoin_futures.P251])/[bitcoin_futures.P251]" table:style-name="ce1">
            <text:p>-0.054977354</text:p>
          </table:table-cell>
          <table:table-cell office:value-type="float" office:value="-5.5510476826881774E-2" table:formula="of:=([bitcoin_futures.Q252]-[bitcoin_futures.Q251])/[bitcoin_futures.Q251]" table:style-name="ce1">
            <text:p>-0.055510477</text:p>
          </table:table-cell>
          <table:table-cell table:number-columns-repeated="2" table:style-name="ce1"/>
          <table:table-cell office:value-type="float" office:value="-5.5108117342705133E-2" table:formula="of:=[.L248]" table:style-name="ce1">
            <text:p>-0.055108117</text:p>
          </table:table-cell>
          <table:table-cell table:style-name="ce1"/>
          <table:table-cell office:value-type="float" office:value="51217.5" table:formula="of:=[bitcoin_futures.O251]*[.$T$2]" table:style-name="ce1">
            <text:p>51217.5</text:p>
          </table:table-cell>
          <table:table-cell table:number-columns-repeated="16365"/>
        </table:table-row>
        <table:table-row table:style-name="ro1">
          <table:table-cell office:value-type="string" office:string-value="10.12.2024" table:formula="of:=[bitcoin_futures.A253]" table:style-name="ce1">
            <text:p>10.12.2024</text:p>
          </table:table-cell>
          <table:table-cell table:number-columns-repeated="10" table:style-name="ce1"/>
          <table:table-cell office:value-type="float" office:value="1.9113544787684679E-3" table:formula="of:=([bitcoin_futures.O253]-[bitcoin_futures.O252])/[bitcoin_futures.O252]" table:style-name="ce6">
            <text:p>0.001911354</text:p>
          </table:table-cell>
          <table:table-cell office:value-type="float" office:value="2.0394636210676591E-3" table:formula="of:=([bitcoin_futures.P253]-[bitcoin_futures.P252])/[bitcoin_futures.P252]" table:style-name="ce1">
            <text:p>0.002039464</text:p>
          </table:table-cell>
          <table:table-cell office:value-type="float" office:value="1.9708914493632504E-3" table:formula="of:=([bitcoin_futures.Q253]-[bitcoin_futures.Q252])/[bitcoin_futures.Q252]" table:style-name="ce1">
            <text:p>0.001970891</text:p>
          </table:table-cell>
          <table:table-cell table:number-columns-repeated="2" table:style-name="ce1"/>
          <table:table-cell office:value-type="float" office:value="1.9113544787684679E-3" table:formula="of:=[.L249]" table:style-name="ce1">
            <text:p>0.001911354</text:p>
          </table:table-cell>
          <table:table-cell table:style-name="ce1"/>
          <table:table-cell office:value-type="float" office:value="48395" table:formula="of:=[bitcoin_futures.O252]*[.$T$2]" table:style-name="ce1">
            <text:p>48395</text:p>
          </table:table-cell>
          <table:table-cell table:number-columns-repeated="16365"/>
        </table:table-row>
        <table:table-row table:style-name="ro1">
          <table:table-cell office:value-type="string" office:string-value="11.12.2024" table:formula="of:=[bitcoin_futures.A254]" table:style-name="ce1">
            <text:p>11.12.2024</text:p>
          </table:table-cell>
          <table:table-cell table:number-columns-repeated="10" table:style-name="ce1"/>
          <table:table-cell office:value-type="float" office:value="5.336426914153132E-2" table:formula="of:=([bitcoin_futures.O254]-[bitcoin_futures.O253])/[bitcoin_futures.O253]" table:style-name="ce6">
            <text:p>0.053364269</text:p>
          </table:table-cell>
          <table:table-cell office:value-type="float" office:value="5.3681371800742887E-2" table:formula="of:=([bitcoin_futures.P254]-[bitcoin_futures.P253])/[bitcoin_futures.P253]" table:style-name="ce1">
            <text:p>0.053681372</text:p>
          </table:table-cell>
          <table:table-cell office:value-type="float" office:value="5.3512886467947746E-2" table:formula="of:=([bitcoin_futures.Q254]-[bitcoin_futures.Q253])/[bitcoin_futures.Q253]" table:style-name="ce1">
            <text:p>0.053512886</text:p>
          </table:table-cell>
          <table:table-cell table:number-columns-repeated="2" table:style-name="ce1"/>
          <table:table-cell office:value-type="float" office:value="5.336426914153132E-2" table:formula="of:=[.L250]" table:style-name="ce1">
            <text:p>0.053364269</text:p>
          </table:table-cell>
          <table:table-cell table:style-name="ce1"/>
          <table:table-cell office:value-type="float" office:value="48487.5" table:formula="of:=[bitcoin_futures.O253]*[.$T$2]" table:style-name="ce1">
            <text:p>48487.5</text:p>
          </table:table-cell>
          <table:table-cell table:number-columns-repeated="16365"/>
        </table:table-row>
        <table:table-row table:style-name="ro1">
          <table:table-cell office:value-type="string" office:string-value="12.12.2024" table:formula="of:=[bitcoin_futures.A255]" table:style-name="ce1">
            <text:p>12.12.2024</text:p>
          </table:table-cell>
          <table:table-cell table:number-columns-repeated="10" table:style-name="ce1"/>
          <table:table-cell office:value-type="float" office:value="-1.7082721488007831E-2" table:formula="of:=([bitcoin_futures.O255]-[bitcoin_futures.O254])/[bitcoin_futures.O254]" table:style-name="ce6">
            <text:p>-0.017082721</text:p>
          </table:table-cell>
          <table:table-cell office:value-type="float" office:value="-1.6515356384006183E-2" table:formula="of:=([bitcoin_futures.P255]-[bitcoin_futures.P254])/[bitcoin_futures.P254]" table:style-name="ce1">
            <text:p>-0.016515356</text:p>
          </table:table-cell>
          <table:table-cell office:value-type="float" office:value="-1.6181539639984682E-2" table:formula="of:=([bitcoin_futures.Q255]-[bitcoin_futures.Q254])/[bitcoin_futures.Q254]" table:style-name="ce1">
            <text:p>-0.01618154</text:p>
          </table:table-cell>
          <table:table-cell table:number-columns-repeated="2" table:style-name="ce1"/>
          <table:table-cell office:value-type="float" office:value="-1.7082721488007831E-2" table:formula="of:=[.L251]" table:style-name="ce1">
            <text:p>-0.017082721</text:p>
          </table:table-cell>
          <table:table-cell table:style-name="ce1"/>
          <table:table-cell office:value-type="float" office:value="51075" table:formula="of:=[bitcoin_futures.O254]*[.$T$2]" table:style-name="ce1">
            <text:p>51075</text:p>
          </table:table-cell>
          <table:table-cell table:number-columns-repeated="16365"/>
        </table:table-row>
        <table:table-row table:style-name="ro1">
          <table:table-cell office:value-type="string" office:string-value="13.12.2024" table:formula="of:=[bitcoin_futures.A256]" table:style-name="ce1">
            <text:p>13.12.2024</text:p>
          </table:table-cell>
          <table:table-cell table:number-columns-repeated="10" table:style-name="ce1"/>
          <table:table-cell office:value-type="float" office:value="1.8873562073601913E-2" table:formula="of:=([bitcoin_futures.O256]-[bitcoin_futures.O255])/[bitcoin_futures.O255]" table:style-name="ce6">
            <text:p>0.018873562</text:p>
          </table:table-cell>
          <table:table-cell office:value-type="float" office:value="1.9591475989394088E-2" table:formula="of:=([bitcoin_futures.P256]-[bitcoin_futures.P255])/[bitcoin_futures.P255]" table:style-name="ce1">
            <text:p>0.019591476</text:p>
          </table:table-cell>
          <table:table-cell office:value-type="float" office:value="0.02" table:formula="of:=([bitcoin_futures.Q256]-[bitcoin_futures.Q255])/[bitcoin_futures.Q255]" table:style-name="ce1">
            <text:p>0.02</text:p>
          </table:table-cell>
          <table:table-cell table:number-columns-repeated="2" table:style-name="ce1"/>
          <table:table-cell office:value-type="float" office:value="1.8873562073601913E-2" table:formula="of:=[.L252]" table:style-name="ce1">
            <text:p>0.018873562</text:p>
          </table:table-cell>
          <table:table-cell table:style-name="ce1"/>
          <table:table-cell office:value-type="float" office:value="50915" table:formula="of:=[bitcoin_futures.P255]*[.$T$2]" table:style-name="ce1">
            <text:p>50915</text:p>
          </table:table-cell>
          <table:table-cell table:number-columns-repeated="16365"/>
        </table:table-row>
        <table:table-row table:style-name="ro1">
          <table:table-cell office:value-type="string" office:string-value="16.12.2024" table:formula="of:=[bitcoin_futures.A257]" table:style-name="ce1">
            <text:p>16.12.2024</text:p>
          </table:table-cell>
          <table:table-cell table:number-columns-repeated="10" table:style-name="ce1"/>
          <table:table-cell office:value-type="float" office:value="4.1642228739002932E-2" table:formula="of:=([bitcoin_futures.O257]-[bitcoin_futures.O256])/[bitcoin_futures.O256]" table:style-name="ce1">
            <text:p>0.041642229</text:p>
          </table:table-cell>
          <table:table-cell office:value-type="float" office:value="4.2619792920780157E-2" table:formula="of:=([bitcoin_futures.P257]-[bitcoin_futures.P256])/[bitcoin_futures.P256]" table:style-name="ce6">
            <text:p>0.042619793</text:p>
          </table:table-cell>
          <table:table-cell office:value-type="float" office:value="4.3270836315061303E-2" table:formula="of:=([bitcoin_futures.Q257]-[bitcoin_futures.Q256])/[bitcoin_futures.Q256]" table:style-name="ce1">
            <text:p>0.043270836</text:p>
          </table:table-cell>
          <table:table-cell table:number-columns-repeated="2" table:style-name="ce1"/>
          <table:table-cell office:value-type="float" office:value="4.2619792920780157E-2" table:formula="of:=[.M253]" table:style-name="ce1">
            <text:p>0.042619793</text:p>
          </table:table-cell>
          <table:table-cell table:style-name="ce1"/>
          <table:table-cell office:value-type="float" office:value="51912.5" table:formula="of:=[bitcoin_futures.P256]*[.$T$2]" table:style-name="ce1">
            <text:p>51912.5</text:p>
          </table:table-cell>
          <table:table-cell table:number-columns-repeated="16365"/>
        </table:table-row>
        <table:table-row table:style-name="ro1">
          <table:table-cell office:value-type="string" office:string-value="17.12.2024" table:formula="of:=[bitcoin_futures.A258]" table:style-name="ce1">
            <text:p>17.12.2024</text:p>
          </table:table-cell>
          <table:table-cell table:number-columns-repeated="10" table:style-name="ce1"/>
          <table:table-cell office:value-type="float" office:value="5.9121621621621625E-3" table:formula="of:=([bitcoin_futures.O258]-[bitcoin_futures.O257])/[bitcoin_futures.O257]" table:style-name="ce1">
            <text:p>0.005912162</text:p>
          </table:table-cell>
          <table:table-cell office:value-type="float" office:value="5.9584295612009237E-3" table:formula="of:=([bitcoin_futures.P258]-[bitcoin_futures.P257])/[bitcoin_futures.P257]" table:style-name="ce6">
            <text:p>0.00595843</text:p>
          </table:table-cell>
          <table:table-cell office:value-type="float" office:value="5.6703859520760933E-3" table:formula="of:=([bitcoin_futures.Q258]-[bitcoin_futures.Q257])/[bitcoin_futures.Q257]" table:style-name="ce1">
            <text:p>0.005670386</text:p>
          </table:table-cell>
          <table:table-cell table:number-columns-repeated="2" table:style-name="ce1"/>
          <table:table-cell office:value-type="float" office:value="5.9584295612009237E-3" table:formula="of:=[.M254]" table:style-name="ce1">
            <text:p>0.00595843</text:p>
          </table:table-cell>
          <table:table-cell table:style-name="ce1"/>
          <table:table-cell office:value-type="float" office:value="54125" table:formula="of:=[bitcoin_futures.P257]*[.$T$2]" table:style-name="ce1">
            <text:p>54125</text:p>
          </table:table-cell>
          <table:table-cell table:number-columns-repeated="16365"/>
        </table:table-row>
        <table:table-row table:style-name="ro1">
          <table:table-cell office:value-type="string" office:string-value="18.12.2024" table:formula="of:=[bitcoin_futures.A259]" table:style-name="ce1">
            <text:p>18.12.2024</text:p>
          </table:table-cell>
          <table:table-cell table:number-columns-repeated="10" table:style-name="ce1"/>
          <table:table-cell office:value-type="float" office:value="-5.8960723948129491E-2" table:formula="of:=([bitcoin_futures.O259]-[bitcoin_futures.O258])/[bitcoin_futures.O258]" table:style-name="ce1">
            <text:p>-0.058960724</text:p>
          </table:table-cell>
          <table:table-cell office:value-type="float" office:value="-6.1848569723127786E-2" table:formula="of:=([bitcoin_futures.P259]-[bitcoin_futures.P258])/[bitcoin_futures.P258]" table:style-name="ce6">
            <text:p>-0.06184857</text:p>
          </table:table-cell>
          <table:table-cell office:value-type="float" office:value="-6.3204801746089487E-2" table:formula="of:=([bitcoin_futures.Q259]-[bitcoin_futures.Q258])/[bitcoin_futures.Q258]" table:style-name="ce1">
            <text:p>-0.063204802</text:p>
          </table:table-cell>
          <table:table-cell table:number-columns-repeated="2" table:style-name="ce1"/>
          <table:table-cell office:value-type="float" office:value="-6.1848569723127786E-2" table:formula="of:=[.M255]" table:style-name="ce1">
            <text:p>-0.06184857</text:p>
          </table:table-cell>
          <table:table-cell table:style-name="ce1"/>
          <table:table-cell office:value-type="float" office:value="54447.5" table:formula="of:=[bitcoin_futures.P258]*[.$T$2]" table:style-name="ce1">
            <text:p>54447.5</text:p>
          </table:table-cell>
          <table:table-cell table:number-columns-repeated="16365"/>
        </table:table-row>
        <table:table-row table:style-name="ro1">
          <table:table-cell office:value-type="string" office:string-value="19.12.2024" table:formula="of:=[bitcoin_futures.A260]" table:style-name="ce1">
            <text:p>19.12.2024</text:p>
          </table:table-cell>
          <table:table-cell table:number-columns-repeated="10" table:style-name="ce1"/>
          <table:table-cell office:value-type="float" office:value="-4.3273520372757016E-2" table:formula="of:=([bitcoin_futures.O260]-[bitcoin_futures.O259])/[bitcoin_futures.O259]" table:style-name="ce1">
            <text:p>-0.04327352</text:p>
          </table:table-cell>
          <table:table-cell office:value-type="float" office:value="-4.5614722004698509E-2" table:formula="of:=([bitcoin_futures.P260]-[bitcoin_futures.P259])/[bitcoin_futures.P259]" table:style-name="ce6">
            <text:p>-0.045614722</text:p>
          </table:table-cell>
          <table:table-cell office:value-type="float" office:value="-4.5772255120862054E-2" table:formula="of:=([bitcoin_futures.Q260]-[bitcoin_futures.Q259])/[bitcoin_futures.Q259]" table:style-name="ce1">
            <text:p>-0.045772255</text:p>
          </table:table-cell>
          <table:table-cell table:number-columns-repeated="2" table:style-name="ce1"/>
          <table:table-cell office:value-type="float" office:value="-4.5614722004698509E-2" table:formula="of:=[.M256]" table:style-name="ce1">
            <text:p>-0.045614722</text:p>
          </table:table-cell>
          <table:table-cell table:style-name="ce1"/>
          <table:table-cell office:value-type="float" office:value="51080" table:formula="of:=[bitcoin_futures.P259]*[.$T$2]" table:style-name="ce1">
            <text:p>51080</text:p>
          </table:table-cell>
          <table:table-cell table:number-columns-repeated="16365"/>
        </table:table-row>
        <table:table-row table:style-name="ro1">
          <table:table-cell office:value-type="string" office:string-value="20.12.2024" table:formula="of:=[bitcoin_futures.A261]" table:style-name="ce1">
            <text:p>20.12.2024</text:p>
          </table:table-cell>
          <table:table-cell table:number-columns-repeated="10" table:style-name="ce1"/>
          <table:table-cell office:value-type="float" office:value="9.8440495311123786E-4" table:formula="of:=([bitcoin_futures.O261]-[bitcoin_futures.O260])/[bitcoin_futures.O260]" table:style-name="ce1">
            <text:p>0.000984405</text:p>
          </table:table-cell>
          <table:table-cell office:value-type="float" office:value="2.8205128205128207E-3" table:formula="of:=([bitcoin_futures.P261]-[bitcoin_futures.P260])/[bitcoin_futures.P260]" table:style-name="ce6">
            <text:p>0.002820513</text:p>
          </table:table-cell>
          <table:table-cell office:value-type="float" office:value="4.0185156925581162E-3" table:formula="of:=([bitcoin_futures.Q261]-[bitcoin_futures.Q260])/[bitcoin_futures.Q260]" table:style-name="ce1">
            <text:p>0.004018516</text:p>
          </table:table-cell>
          <table:table-cell table:number-columns-repeated="2" table:style-name="ce1"/>
          <table:table-cell office:value-type="float" office:value="2.8205128205128207E-3" table:formula="of:=[.M257]" table:style-name="ce1">
            <text:p>0.002820513</text:p>
          </table:table-cell>
          <table:table-cell table:style-name="ce1"/>
          <table:table-cell office:value-type="float" office:value="48750" table:formula="of:=[bitcoin_futures.P260]*[.$T$2]" table:style-name="ce1">
            <text:p>48750</text:p>
          </table:table-cell>
          <table:table-cell table:number-columns-repeated="16365"/>
        </table:table-row>
        <table:table-row table:style-name="ro1">
          <table:table-cell office:value-type="string" office:string-value="23.12.2024" table:formula="of:=[bitcoin_futures.A262]" table:style-name="ce1">
            <text:p>23.12.2024</text:p>
          </table:table-cell>
          <table:table-cell table:number-columns-repeated="10" table:style-name="ce1"/>
          <table:table-cell office:value-type="float" office:value="-3.4472049689440995E-2" table:formula="of:=([bitcoin_futures.O262]-[bitcoin_futures.O261])/[bitcoin_futures.O261]" table:style-name="ce1">
            <text:p>-0.03447205</text:p>
          </table:table-cell>
          <table:table-cell office:value-type="float" office:value="-3.687036563538737E-2" table:formula="of:=([bitcoin_futures.P262]-[bitcoin_futures.P261])/[bitcoin_futures.P261]" table:style-name="ce6">
            <text:p>-0.036870366</text:p>
          </table:table-cell>
          <table:table-cell office:value-type="float" office:value="-3.7795116019860166E-2" table:formula="of:=([bitcoin_futures.Q262]-[bitcoin_futures.Q261])/[bitcoin_futures.Q261]" table:style-name="ce1">
            <text:p>-0.037795116</text:p>
          </table:table-cell>
          <table:table-cell table:number-columns-repeated="2" table:style-name="ce1"/>
          <table:table-cell office:value-type="float" office:value="-3.687036563538737E-2" table:formula="of:=[.M258]" table:style-name="ce1">
            <text:p>-0.036870366</text:p>
          </table:table-cell>
          <table:table-cell table:style-name="ce1"/>
          <table:table-cell office:value-type="float" office:value="48887.5" table:formula="of:=[bitcoin_futures.P261]*[.$T$2]" table:style-name="ce1">
            <text:p>48887.5</text:p>
          </table:table-cell>
          <table:table-cell table:number-columns-repeated="16365"/>
        </table:table-row>
        <table:table-row table:style-name="ro1">
          <table:table-cell office:value-type="string" office:string-value="24.12.2024" table:formula="of:=[bitcoin_futures.A263]" table:style-name="ce1">
            <text:p>24.12.2024</text:p>
          </table:table-cell>
          <table:table-cell table:number-columns-repeated="10" table:style-name="ce1"/>
          <table:table-cell office:value-type="float" office:value="6.250670097566205E-2" table:formula="of:=([bitcoin_futures.O263]-[bitcoin_futures.O262])/[bitcoin_futures.O262]" table:style-name="ce1">
            <text:p>0.062506701</text:p>
          </table:table-cell>
          <table:table-cell office:value-type="float" office:value="6.5307422746097479E-2" table:formula="of:=([bitcoin_futures.P263]-[bitcoin_futures.P262])/[bitcoin_futures.P262]" table:style-name="ce6">
            <text:p>0.065307423</text:p>
          </table:table-cell>
          <table:table-cell office:value-type="float" office:value="6.6764953664700921E-2" table:formula="of:=([bitcoin_futures.Q263]-[bitcoin_futures.Q262])/[bitcoin_futures.Q262]" table:style-name="ce1">
            <text:p>0.066764954</text:p>
          </table:table-cell>
          <table:table-cell table:number-columns-repeated="2" table:style-name="ce1"/>
          <table:table-cell office:value-type="float" office:value="6.5307422746097479E-2" table:formula="of:=[.M259]" table:style-name="ce1">
            <text:p>0.065307423</text:p>
          </table:table-cell>
          <table:table-cell table:style-name="ce1"/>
          <table:table-cell office:value-type="float" office:value="47085" table:formula="of:=[bitcoin_futures.P262]*[.$T$2]" table:style-name="ce1">
            <text:p>47085</text:p>
          </table:table-cell>
          <table:table-cell table:number-columns-repeated="16365"/>
        </table:table-row>
        <table:table-row table:style-name="ro1">
          <table:table-cell office:value-type="string" office:string-value="25.12.2024" table:formula="of:=[bitcoin_futures.A264]" table:style-name="ce1">
            <text:p>25.12.2024</text:p>
          </table:table-cell>
          <table:table-cell table:number-columns-repeated="10" table:style-name="ce1"/>
          <table:table-cell office:value-type="float" office:value="0" table:formula="of:=([bitcoin_futures.O264]-[bitcoin_futures.O263])/[bitcoin_futures.O263]" table:style-name="ce1">
            <text:p>0</text:p>
          </table:table-cell>
          <table:table-cell office:value-type="float" office:value="0" table:formula="of:=([bitcoin_futures.P264]-[bitcoin_futures.P263])/[bitcoin_futures.P263]" table:style-name="ce6">
            <text:p>0</text:p>
          </table:table-cell>
          <table:table-cell office:value-type="float" office:value="0" table:formula="of:=([bitcoin_futures.Q264]-[bitcoin_futures.Q263])/[bitcoin_futures.Q263]" table:style-name="ce1">
            <text:p>0</text:p>
          </table:table-cell>
          <table:table-cell table:number-columns-repeated="2" table:style-name="ce1"/>
          <table:table-cell office:value-type="float" office:value="0" table:formula="of:=[.M260]" table:style-name="ce1">
            <text:p>0</text:p>
          </table:table-cell>
          <table:table-cell table:style-name="ce1"/>
          <table:table-cell office:value-type="float" office:value="50160" table:formula="of:=[bitcoin_futures.P263]*[.$T$2]" table:style-name="ce1">
            <text:p>50160</text:p>
          </table:table-cell>
          <table:table-cell table:number-columns-repeated="16365"/>
        </table:table-row>
        <table:table-row table:style-name="ro1">
          <table:table-cell office:value-type="string" office:string-value="26.12.2024" table:formula="of:=[bitcoin_futures.A265]" table:style-name="ce1">
            <text:p>26.12.2024</text:p>
          </table:table-cell>
          <table:table-cell table:number-columns-repeated="10" table:style-name="ce1"/>
          <table:table-cell office:value-type="float" office:value="-3.6074672048435924E-2" table:formula="of:=([bitcoin_futures.O265]-[bitcoin_futures.O264])/[bitcoin_futures.O264]" table:style-name="ce1">
            <text:p>-0.036074672</text:p>
          </table:table-cell>
          <table:table-cell office:value-type="float" office:value="-3.8028309409888356E-2" table:formula="of:=([bitcoin_futures.P265]-[bitcoin_futures.P264])/[bitcoin_futures.P264]" table:style-name="ce6">
            <text:p>-0.038028309</text:p>
          </table:table-cell>
          <table:table-cell office:value-type="float" office:value="-3.751233958538993E-2" table:formula="of:=([bitcoin_futures.Q265]-[bitcoin_futures.Q264])/[bitcoin_futures.Q264]" table:style-name="ce1">
            <text:p>-0.03751234</text:p>
          </table:table-cell>
          <table:table-cell table:number-columns-repeated="2" table:style-name="ce1"/>
          <table:table-cell office:value-type="float" office:value="-3.8028309409888356E-2" table:formula="of:=[.M261]" table:style-name="ce1">
            <text:p>-0.038028309</text:p>
          </table:table-cell>
          <table:table-cell table:style-name="ce1"/>
          <table:table-cell office:value-type="float" office:value="50160" table:formula="of:=[bitcoin_futures.P264]*[.$T$2]" table:style-name="ce1">
            <text:p>50160</text:p>
          </table:table-cell>
          <table:table-cell table:number-columns-repeated="16365"/>
        </table:table-row>
        <table:table-row table:style-name="ro1">
          <table:table-cell office:value-type="string" office:string-value="27.12.2024" table:formula="of:=[bitcoin_futures.A266]" table:style-name="ce1">
            <text:p>27.12.2024</text:p>
          </table:table-cell>
          <table:table-cell table:number-columns-repeated="10" table:style-name="ce1"/>
          <table:table-cell office:value-type="float" office:value="-1.0015179272441738E-2" table:formula="of:=([bitcoin_futures.O266]-[bitcoin_futures.O265])/[bitcoin_futures.O265]" table:style-name="ce1">
            <text:p>-0.010015179</text:p>
          </table:table-cell>
          <table:table-cell office:value-type="float" office:value="-1.2382778094399255E-2" table:formula="of:=([bitcoin_futures.P266]-[bitcoin_futures.P265])/[bitcoin_futures.P265]" table:style-name="ce6">
            <text:p>-0.012382778</text:p>
          </table:table-cell>
          <table:table-cell office:value-type="float" office:value="-1.2512820512820513E-2" table:formula="of:=([bitcoin_futures.Q266]-[bitcoin_futures.Q265])/[bitcoin_futures.Q265]" table:style-name="ce1">
            <text:p>-0.012512821</text:p>
          </table:table-cell>
          <table:table-cell table:number-columns-repeated="2" table:style-name="ce1"/>
          <table:table-cell office:value-type="float" office:value="-1.2382778094399255E-2" table:formula="of:=[.M262]" table:style-name="ce1">
            <text:p>-0.012382778</text:p>
          </table:table-cell>
          <table:table-cell table:style-name="ce1"/>
          <table:table-cell office:value-type="float" office:value="48252.5" table:formula="of:=[bitcoin_futures.P265]*[.$T$2]" table:style-name="ce1">
            <text:p>48252.5</text:p>
          </table:table-cell>
          <table:table-cell table:number-columns-repeated="16365"/>
        </table:table-row>
        <table:table-row table:style-name="ro1">
          <table:table-cell office:value-type="string" office:string-value="30.12.2024" table:formula="of:=[bitcoin_futures.A267]" table:style-name="ce1">
            <text:p>30.12.2024</text:p>
          </table:table-cell>
          <table:table-cell table:number-columns-repeated="11" table:style-name="ce1"/>
          <table:table-cell office:value-type="float" office:value="-3.7246878606651979E-3" table:formula="of:=([bitcoin_futures.P267]-[bitcoin_futures.P266])/[bitcoin_futures.P266]" table:style-name="ce6">
            <text:p>-0.003724688</text:p>
          </table:table-cell>
          <table:table-cell office:value-type="float" office:value="-3.6352305774823433E-3" table:formula="of:=([bitcoin_futures.Q267]-[bitcoin_futures.Q266])/[bitcoin_futures.Q266]" table:style-name="ce1">
            <text:p>-0.003635231</text:p>
          </table:table-cell>
          <table:table-cell table:number-columns-repeated="2" table:style-name="ce1"/>
          <table:table-cell office:value-type="float" office:value="-3.7246878606651979E-3" table:formula="of:=[.M263]" table:style-name="ce1">
            <text:p>-0.003724688</text:p>
          </table:table-cell>
          <table:table-cell table:style-name="ce1"/>
          <table:table-cell office:value-type="float" office:value="47655" table:formula="of:=[bitcoin_futures.P266]*[.$T$2]" table:style-name="ce1">
            <text:p>47655</text:p>
          </table:table-cell>
          <table:table-cell table:number-columns-repeated="16365"/>
        </table:table-row>
        <table:table-row table:style-name="ro1">
          <table:table-cell office:value-type="string" office:string-value="31.12.2024" table:formula="of:=[bitcoin_futures.A268]" table:style-name="ce1">
            <text:p>31.12.2024</text:p>
          </table:table-cell>
          <table:table-cell table:number-columns-repeated="11" table:style-name="ce1"/>
          <table:table-cell office:value-type="float" office:value="-8.79363909220157E-3" table:formula="of:=([bitcoin_futures.P268]-[bitcoin_futures.P267])/[bitcoin_futures.P267]" table:style-name="ce6">
            <text:p>-0.008793639</text:p>
          </table:table-cell>
          <table:table-cell office:value-type="float" office:value="-8.6521421870113628E-3" table:formula="of:=([bitcoin_futures.Q268]-[bitcoin_futures.Q267])/[bitcoin_futures.Q267]" table:style-name="ce1">
            <text:p>-0.008652142</text:p>
          </table:table-cell>
          <table:table-cell table:number-columns-repeated="2" table:style-name="ce1"/>
          <table:table-cell office:value-type="float" office:value="-8.79363909220157E-3" table:formula="of:=[.M264]" table:style-name="ce1">
            <text:p>-0.008793639</text:p>
          </table:table-cell>
          <table:table-cell table:style-name="ce1"/>
          <table:table-cell office:value-type="float" office:value="47477.5" table:formula="of:=[bitcoin_futures.P267]*[.$T$2]" table:style-name="ce1">
            <text:p>47477.5</text:p>
          </table:table-cell>
          <table:table-cell table:number-columns-repeated="16365"/>
        </table:table-row>
        <table:table-row table:style-name="ro1">
          <table:table-cell office:value-type="string" office:string-value="01.01.2025" table:formula="of:=[bitcoin_futures.A269]" table:style-name="ce1">
            <text:p>01.01.2025</text:p>
          </table:table-cell>
          <table:table-cell table:number-columns-repeated="11" table:style-name="ce1"/>
          <table:table-cell office:value-type="float" office:value="0" table:formula="of:=([bitcoin_futures.P269]-[bitcoin_futures.P268])/[bitcoin_futures.P268]" table:style-name="ce6">
            <text:p>0</text:p>
          </table:table-cell>
          <table:table-cell office:value-type="float" office:value="0" table:formula="of:=([bitcoin_futures.Q269]-[bitcoin_futures.Q268])/[bitcoin_futures.Q268]" table:style-name="ce1">
            <text:p>0</text:p>
          </table:table-cell>
          <table:table-cell table:number-columns-repeated="2" table:style-name="ce1"/>
          <table:table-cell office:value-type="float" office:value="0" table:formula="of:=[.M265]" table:style-name="ce1">
            <text:p>0</text:p>
          </table:table-cell>
          <table:table-cell table:style-name="ce1"/>
          <table:table-cell office:value-type="float" office:value="47060" table:formula="of:=[bitcoin_futures.P268]*[.$T$2]" table:style-name="ce1">
            <text:p>47060</text:p>
          </table:table-cell>
          <table:table-cell table:number-columns-repeated="16365"/>
        </table:table-row>
        <table:table-row table:style-name="ro1">
          <table:table-cell office:value-type="string" office:string-value="02.01.2025" table:formula="of:=[bitcoin_futures.A270]" table:style-name="ce1">
            <text:p>02.01.2025</text:p>
          </table:table-cell>
          <table:table-cell table:number-columns-repeated="11" table:style-name="ce1"/>
          <table:table-cell office:value-type="float" office:value="4.3242668933276669E-2" table:formula="of:=([bitcoin_futures.P270]-[bitcoin_futures.P269])/[bitcoin_futures.P269]" table:style-name="ce6">
            <text:p>0.043242669</text:p>
          </table:table-cell>
          <table:table-cell office:value-type="float" office:value="4.2849631966351207E-2" table:formula="of:=([bitcoin_futures.Q270]-[bitcoin_futures.Q269])/[bitcoin_futures.Q269]" table:style-name="ce1">
            <text:p>0.042849632</text:p>
          </table:table-cell>
          <table:table-cell table:number-columns-repeated="2" table:style-name="ce1"/>
          <table:table-cell office:value-type="float" office:value="4.3242668933276669E-2" table:formula="of:=[.M266]" table:style-name="ce1">
            <text:p>0.043242669</text:p>
          </table:table-cell>
          <table:table-cell table:style-name="ce1"/>
          <table:table-cell office:value-type="float" office:value="47060" table:formula="of:=[bitcoin_futures.P269]*[.$T$2]" table:style-name="ce1">
            <text:p>47060</text:p>
          </table:table-cell>
          <table:table-cell table:number-columns-repeated="16365"/>
        </table:table-row>
        <table:table-row table:style-name="ro1">
          <table:table-cell office:value-type="string" office:string-value="03.01.2025" table:formula="of:=[bitcoin_futures.A271]" table:style-name="ce1">
            <text:p>03.01.2025</text:p>
          </table:table-cell>
          <table:table-cell table:number-columns-repeated="11" table:style-name="ce1"/>
          <table:table-cell office:value-type="float" office:value="1.0591709950096751E-2" table:formula="of:=([bitcoin_futures.P271]-[bitcoin_futures.P270])/[bitcoin_futures.P270]" table:style-name="ce6">
            <text:p>0.01059171</text:p>
          </table:table-cell>
          <table:table-cell office:value-type="float" office:value="1.0486513738341316E-2" table:formula="of:=([bitcoin_futures.Q271]-[bitcoin_futures.Q270])/[bitcoin_futures.Q270]" table:style-name="ce1">
            <text:p>0.010486514</text:p>
          </table:table-cell>
          <table:table-cell table:number-columns-repeated="2" table:style-name="ce1"/>
          <table:table-cell office:value-type="float" office:value="1.0591709950096751E-2" table:formula="of:=[.M267]" table:style-name="ce1">
            <text:p>0.01059171</text:p>
          </table:table-cell>
          <table:table-cell table:style-name="ce1"/>
          <table:table-cell office:value-type="float" office:value="49095" table:formula="of:=[bitcoin_futures.P270]*[.$T$2]" table:style-name="ce1">
            <text:p>49095</text:p>
          </table:table-cell>
          <table:table-cell table:number-columns-repeated="16365"/>
        </table:table-row>
        <table:table-row table:style-name="ro1">
          <table:table-cell office:value-type="string" office:string-value="06.01.2025" table:formula="of:=[bitcoin_futures.A272]" table:style-name="ce1">
            <text:p>06.01.2025</text:p>
          </table:table-cell>
          <table:table-cell table:number-columns-repeated="11" table:style-name="ce1"/>
          <table:table-cell office:value-type="float" office:value="3.9504182202962812E-2" table:formula="of:=([bitcoin_futures.P272]-[bitcoin_futures.P271])/[bitcoin_futures.P271]" table:style-name="ce6">
            <text:p>0.039504182</text:p>
          </table:table-cell>
          <table:table-cell office:value-type="float" office:value="3.941525719702639E-2" table:formula="of:=([bitcoin_futures.Q272]-[bitcoin_futures.Q271])/[bitcoin_futures.Q271]" table:style-name="ce1">
            <text:p>0.039415257</text:p>
          </table:table-cell>
          <table:table-cell table:number-columns-repeated="2" table:style-name="ce1"/>
          <table:table-cell office:value-type="float" office:value="3.9504182202962812E-2" table:formula="of:=[.M268]" table:style-name="ce1">
            <text:p>0.039504182</text:p>
          </table:table-cell>
          <table:table-cell table:style-name="ce1"/>
          <table:table-cell office:value-type="float" office:value="49615" table:formula="of:=[bitcoin_futures.P271]*[.$T$2]" table:style-name="ce1">
            <text:p>49615</text:p>
          </table:table-cell>
          <table:table-cell table:number-columns-repeated="16365"/>
        </table:table-row>
        <table:table-row table:style-name="ro1">
          <table:table-cell office:value-type="string" office:string-value="07.01.2025" table:formula="of:=[bitcoin_futures.A273]" table:style-name="ce1">
            <text:p>07.01.2025</text:p>
          </table:table-cell>
          <table:table-cell table:number-columns-repeated="11" table:style-name="ce1"/>
          <table:table-cell office:value-type="float" office:value="-6.1706253029568586E-2" table:formula="of:=([bitcoin_futures.P273]-[bitcoin_futures.P272])/[bitcoin_futures.P272]" table:style-name="ce6">
            <text:p>-0.061706253</text:p>
          </table:table-cell>
          <table:table-cell office:value-type="float" office:value="-6.2256996111937794E-2" table:formula="of:=([bitcoin_futures.Q273]-[bitcoin_futures.Q272])/[bitcoin_futures.Q272]" table:style-name="ce1">
            <text:p>-0.062256996</text:p>
          </table:table-cell>
          <table:table-cell table:number-columns-repeated="2" table:style-name="ce1"/>
          <table:table-cell office:value-type="float" office:value="-6.1706253029568586E-2" table:formula="of:=[.M269]" table:style-name="ce1">
            <text:p>-0.061706253</text:p>
          </table:table-cell>
          <table:table-cell table:style-name="ce1"/>
          <table:table-cell office:value-type="float" office:value="51575" table:formula="of:=[bitcoin_futures.P272]*[.$T$2]" table:style-name="ce1">
            <text:p>51575</text:p>
          </table:table-cell>
          <table:table-cell table:number-columns-repeated="16365"/>
        </table:table-row>
        <table:table-row table:style-name="ro1">
          <table:table-cell office:value-type="string" office:string-value="08.01.2025" table:formula="of:=[bitcoin_futures.A274]" table:style-name="ce1">
            <text:p>08.01.2025</text:p>
          </table:table-cell>
          <table:table-cell table:number-columns-repeated="11" table:style-name="ce1"/>
          <table:table-cell office:value-type="float" office:value="-2.6398718809732914E-2" table:formula="of:=([bitcoin_futures.P274]-[bitcoin_futures.P273])/[bitcoin_futures.P273]" table:style-name="ce6">
            <text:p>-0.026398719</text:p>
          </table:table-cell>
          <table:table-cell office:value-type="float" office:value="-2.7282964782964783E-2" table:formula="of:=([bitcoin_futures.Q274]-[bitcoin_futures.Q273])/[bitcoin_futures.Q273]" table:style-name="ce1">
            <text:p>-0.027282965</text:p>
          </table:table-cell>
          <table:table-cell table:number-columns-repeated="2" table:style-name="ce1"/>
          <table:table-cell office:value-type="float" office:value="-2.6398718809732914E-2" table:formula="of:=[.M270]" table:style-name="ce1">
            <text:p>-0.026398719</text:p>
          </table:table-cell>
          <table:table-cell table:style-name="ce1"/>
          <table:table-cell office:value-type="float" office:value="48392.5" table:formula="of:=[bitcoin_futures.P273]*[.$T$2]" table:style-name="ce1">
            <text:p>48392.5</text:p>
          </table:table-cell>
          <table:table-cell table:number-columns-repeated="16365"/>
        </table:table-row>
        <table:table-row table:style-name="ro1">
          <table:table-cell office:value-type="string" office:string-value="09.01.2025" table:formula="of:=[bitcoin_futures.A275]" table:style-name="ce1">
            <text:p>09.01.2025</text:p>
          </table:table-cell>
          <table:table-cell table:number-columns-repeated="11" table:style-name="ce1"/>
          <table:table-cell office:value-type="float" office:value="-2.2179772896105274E-2" table:formula="of:=([bitcoin_futures.P275]-[bitcoin_futures.P274])/[bitcoin_futures.P274]" table:style-name="ce6">
            <text:p>-0.022179773</text:p>
          </table:table-cell>
          <table:table-cell office:value-type="float" office:value="-2.1733410514129348E-2" table:formula="of:=([bitcoin_futures.Q275]-[bitcoin_futures.Q274])/[bitcoin_futures.Q274]" table:style-name="ce1">
            <text:p>-0.021733411</text:p>
          </table:table-cell>
          <table:table-cell table:number-columns-repeated="2" table:style-name="ce1"/>
          <table:table-cell office:value-type="float" office:value="-2.2179772896105274E-2" table:formula="of:=[.M271]" table:style-name="ce1">
            <text:p>-0.022179773</text:p>
          </table:table-cell>
          <table:table-cell table:style-name="ce1"/>
          <table:table-cell office:value-type="float" office:value="47115" table:formula="of:=[bitcoin_futures.P274]*[.$T$2]" table:style-name="ce1">
            <text:p>47115</text:p>
          </table:table-cell>
          <table:table-cell table:number-columns-repeated="16365"/>
        </table:table-row>
        <table:table-row table:style-name="ro1">
          <table:table-cell office:value-type="string" office:string-value="10.01.2025" table:formula="of:=[bitcoin_futures.A276]" table:style-name="ce1">
            <text:p>10.01.2025</text:p>
          </table:table-cell>
          <table:table-cell table:number-columns-repeated="11" table:style-name="ce1"/>
          <table:table-cell office:value-type="float" office:value="3.3318862600390707E-2" table:formula="of:=([bitcoin_futures.P276]-[bitcoin_futures.P275])/[bitcoin_futures.P275]" table:style-name="ce6">
            <text:p>0.033318863</text:p>
          </table:table-cell>
          <table:table-cell office:value-type="float" office:value="3.3674018289402904E-2" table:formula="of:=([bitcoin_futures.Q276]-[bitcoin_futures.Q275])/[bitcoin_futures.Q275]" table:style-name="ce1">
            <text:p>0.033674018</text:p>
          </table:table-cell>
          <table:table-cell table:number-columns-repeated="2" table:style-name="ce1"/>
          <table:table-cell office:value-type="float" office:value="3.3318862600390707E-2" table:formula="of:=[.M272]" table:style-name="ce1">
            <text:p>0.033318863</text:p>
          </table:table-cell>
          <table:table-cell table:style-name="ce1"/>
          <table:table-cell office:value-type="float" office:value="46070" table:formula="of:=[bitcoin_futures.P275]*[.$T$2]" table:style-name="ce1">
            <text:p>46070</text:p>
          </table:table-cell>
          <table:table-cell table:number-columns-repeated="16365"/>
        </table:table-row>
        <table:table-row table:style-name="ro1">
          <table:table-cell office:value-type="string" office:string-value="13.01.2025" table:formula="of:=[bitcoin_futures.A277]" table:style-name="ce1">
            <text:p>13.01.2025</text:p>
          </table:table-cell>
          <table:table-cell table:number-columns-repeated="11" table:style-name="ce1"/>
          <table:table-cell office:value-type="float" office:value="-1.3706543430311942E-2" table:formula="of:=([bitcoin_futures.P277]-[bitcoin_futures.P276])/[bitcoin_futures.P276]" table:style-name="ce6">
            <text:p>-0.013706543</text:p>
          </table:table-cell>
          <table:table-cell office:value-type="float" office:value="-1.4883430474604496E-2" table:formula="of:=([bitcoin_futures.Q277]-[bitcoin_futures.Q276])/[bitcoin_futures.Q276]" table:style-name="ce1">
            <text:p>-0.01488343</text:p>
          </table:table-cell>
          <table:table-cell table:number-columns-repeated="2" table:style-name="ce1"/>
          <table:table-cell office:value-type="float" office:value="-1.3706543430311942E-2" table:formula="of:=[.M273]" table:style-name="ce1">
            <text:p>-0.013706543</text:p>
          </table:table-cell>
          <table:table-cell table:style-name="ce1"/>
          <table:table-cell office:value-type="float" office:value="47605" table:formula="of:=[bitcoin_futures.P276]*[.$T$2]" table:style-name="ce1">
            <text:p>47605</text:p>
          </table:table-cell>
          <table:table-cell table:number-columns-repeated="16365"/>
        </table:table-row>
        <table:table-row table:style-name="ro1">
          <table:table-cell office:value-type="string" office:string-value="14.01.2025" table:formula="of:=[bitcoin_futures.A278]" table:style-name="ce1">
            <text:p>14.01.2025</text:p>
          </table:table-cell>
          <table:table-cell table:number-columns-repeated="11" table:style-name="ce1"/>
          <table:table-cell office:value-type="float" office:value="3.194718066130664E-2" table:formula="of:=([bitcoin_futures.P278]-[bitcoin_futures.P277])/[bitcoin_futures.P277]" table:style-name="ce6">
            <text:p>0.031947181</text:p>
          </table:table-cell>
          <table:table-cell office:value-type="float" office:value="3.2540940306391972E-2" table:formula="of:=([bitcoin_futures.Q278]-[bitcoin_futures.Q277])/[bitcoin_futures.Q277]" table:style-name="ce1">
            <text:p>0.03254094</text:p>
          </table:table-cell>
          <table:table-cell table:number-columns-repeated="2" table:style-name="ce1"/>
          <table:table-cell office:value-type="float" office:value="3.194718066130664E-2" table:formula="of:=[.M274]" table:style-name="ce1">
            <text:p>0.031947181</text:p>
          </table:table-cell>
          <table:table-cell table:style-name="ce1"/>
          <table:table-cell office:value-type="float" office:value="46952.5" table:formula="of:=[bitcoin_futures.P277]*[.$T$2]" table:style-name="ce1">
            <text:p>46952.5</text:p>
          </table:table-cell>
          <table:table-cell table:number-columns-repeated="16365"/>
        </table:table-row>
        <table:table-row table:style-name="ro1">
          <table:table-cell office:value-type="string" office:string-value="15.01.2025" table:formula="of:=[bitcoin_futures.A279]" table:style-name="ce1">
            <text:p>15.01.2025</text:p>
          </table:table-cell>
          <table:table-cell table:number-columns-repeated="11" table:style-name="ce1"/>
          <table:table-cell office:value-type="float" office:value="3.2557659563490014E-2" table:formula="of:=([bitcoin_futures.P279]-[bitcoin_futures.P278])/[bitcoin_futures.P278]" table:style-name="ce6">
            <text:p>0.03255766</text:p>
          </table:table-cell>
          <table:table-cell office:value-type="float" office:value="3.2845595006650977E-2" table:formula="of:=([bitcoin_futures.Q279]-[bitcoin_futures.Q278])/[bitcoin_futures.Q278]" table:style-name="ce1">
            <text:p>0.032845595</text:p>
          </table:table-cell>
          <table:table-cell table:number-columns-repeated="2" table:style-name="ce1"/>
          <table:table-cell office:value-type="float" office:value="3.2557659563490014E-2" table:formula="of:=[.M275]" table:style-name="ce1">
            <text:p>0.03255766</text:p>
          </table:table-cell>
          <table:table-cell table:style-name="ce1"/>
          <table:table-cell office:value-type="float" office:value="48865" table:formula="of:=[bitcoin_futures.Q278]*[.$T$2]" table:style-name="ce1">
            <text:p>48865</text:p>
          </table:table-cell>
          <table:table-cell table:number-columns-repeated="16365"/>
        </table:table-row>
        <table:table-row table:style-name="ro1">
          <table:table-cell office:value-type="string" office:string-value="16.01.2025" table:formula="of:=[bitcoin_futures.A280]" table:style-name="ce1">
            <text:p>16.01.2025</text:p>
          </table:table-cell>
          <table:table-cell table:number-columns-repeated="11" table:style-name="ce1"/>
          <table:table-cell office:value-type="float" office:value="6.396162302618429E-3" table:formula="of:=([bitcoin_futures.P280]-[bitcoin_futures.P279])/[bitcoin_futures.P279]" table:style-name="ce1">
            <text:p>0.006396162</text:p>
          </table:table-cell>
          <table:table-cell office:value-type="float" office:value="6.3899346146225481E-3" table:formula="of:=([bitcoin_futures.Q280]-[bitcoin_futures.Q279])/[bitcoin_futures.Q279]" table:style-name="ce6">
            <text:p>0.006389935</text:p>
          </table:table-cell>
          <table:table-cell table:number-columns-repeated="2" table:style-name="ce1"/>
          <table:table-cell office:value-type="float" office:value="6.3899346146225481E-3" table:formula="of:=[.N276]" table:style-name="ce1">
            <text:p>0.006389935</text:p>
          </table:table-cell>
          <table:table-cell table:style-name="ce1"/>
          <table:table-cell office:value-type="float" office:value="50470" table:formula="of:=[bitcoin_futures.Q279]*[.$T$2]" table:style-name="ce1">
            <text:p>50470</text:p>
          </table:table-cell>
          <table:table-cell table:number-columns-repeated="16365"/>
        </table:table-row>
        <table:table-row table:style-name="ro1">
          <table:table-cell office:value-type="string" office:string-value="17.01.2025" table:formula="of:=[bitcoin_futures.A281]" table:style-name="ce1">
            <text:p>17.01.2025</text:p>
          </table:table-cell>
          <table:table-cell table:number-columns-repeated="11" table:style-name="ce1"/>
          <table:table-cell office:value-type="float" office:value="4.5481628599801392E-2" table:formula="of:=([bitcoin_futures.P281]-[bitcoin_futures.P280])/[bitcoin_futures.P280]" table:style-name="ce1">
            <text:p>0.045481629</text:p>
          </table:table-cell>
          <table:table-cell office:value-type="float" office:value="4.5971354038489932E-2" table:formula="of:=([bitcoin_futures.Q281]-[bitcoin_futures.Q280])/[bitcoin_futures.Q280]" table:style-name="ce6">
            <text:p>0.045971354</text:p>
          </table:table-cell>
          <table:table-cell table:number-columns-repeated="2" table:style-name="ce1"/>
          <table:table-cell office:value-type="float" office:value="4.5971354038489932E-2" table:formula="of:=[.N277]" table:style-name="ce1">
            <text:p>0.045971354</text:p>
          </table:table-cell>
          <table:table-cell table:style-name="ce1"/>
          <table:table-cell office:value-type="float" office:value="50792.5" table:formula="of:=[bitcoin_futures.Q280]*[.$T$2]" table:style-name="ce1">
            <text:p>50792.5</text:p>
          </table:table-cell>
          <table:table-cell table:number-columns-repeated="16365"/>
        </table:table-row>
        <table:table-row table:style-name="ro1">
          <table:table-cell office:value-type="string" office:string-value="20.01.2025" table:formula="of:=[bitcoin_futures.A282]" table:style-name="ce1">
            <text:p>20.01.2025</text:p>
          </table:table-cell>
          <table:table-cell table:number-columns-repeated="11" table:style-name="ce1"/>
          <table:table-cell office:value-type="float" office:value="0" table:formula="of:=([bitcoin_futures.P282]-[bitcoin_futures.P281])/[bitcoin_futures.P281]" table:style-name="ce1">
            <text:p>0</text:p>
          </table:table-cell>
          <table:table-cell office:value-type="float" office:value="0" table:formula="of:=([bitcoin_futures.Q282]-[bitcoin_futures.Q281])/[bitcoin_futures.Q281]" table:style-name="ce6">
            <text:p>0</text:p>
          </table:table-cell>
          <table:table-cell table:number-columns-repeated="2" table:style-name="ce1"/>
          <table:table-cell office:value-type="float" office:value="0" table:formula="of:=[.N278]" table:style-name="ce1">
            <text:p>0</text:p>
          </table:table-cell>
          <table:table-cell table:style-name="ce1"/>
          <table:table-cell office:value-type="float" office:value="53127.5" table:formula="of:=[bitcoin_futures.Q281]*[.$T$2]" table:style-name="ce1">
            <text:p>53127.5</text:p>
          </table:table-cell>
          <table:table-cell table:number-columns-repeated="16365"/>
        </table:table-row>
        <table:table-row table:style-name="ro1">
          <table:table-cell office:value-type="string" office:string-value="21.01.2025" table:formula="of:=[bitcoin_futures.A283]" table:style-name="ce1">
            <text:p>21.01.2025</text:p>
          </table:table-cell>
          <table:table-cell table:number-columns-repeated="11" table:style-name="ce1"/>
          <table:table-cell office:value-type="float" office:value="1.0638297872340425E-2" table:formula="of:=([bitcoin_futures.P283]-[bitcoin_futures.P282])/[bitcoin_futures.P282]" table:style-name="ce1">
            <text:p>0.010638298</text:p>
          </table:table-cell>
          <table:table-cell office:value-type="float" office:value="9.9289445202578701E-3" table:formula="of:=([bitcoin_futures.Q283]-[bitcoin_futures.Q282])/[bitcoin_futures.Q282]" table:style-name="ce6">
            <text:p>0.009928945</text:p>
          </table:table-cell>
          <table:table-cell table:number-columns-repeated="2" table:style-name="ce1"/>
          <table:table-cell office:value-type="float" office:value="9.9289445202578701E-3" table:formula="of:=[.N279]" table:style-name="ce1">
            <text:p>0.009928945</text:p>
          </table:table-cell>
          <table:table-cell table:style-name="ce1"/>
          <table:table-cell office:value-type="float" office:value="53127.5" table:formula="of:=[bitcoin_futures.Q282]*[.$T$2]" table:style-name="ce1">
            <text:p>53127.5</text:p>
          </table:table-cell>
          <table:table-cell table:number-columns-repeated="16365"/>
        </table:table-row>
        <table:table-row table:style-name="ro1">
          <table:table-cell office:value-type="string" office:string-value="22.01.2025" table:formula="of:=[bitcoin_futures.A284]" table:style-name="ce1">
            <text:p>22.01.2025</text:p>
          </table:table-cell>
          <table:table-cell table:number-columns-repeated="11" table:style-name="ce1"/>
          <table:table-cell office:value-type="float" office:value="0" table:formula="of:=([bitcoin_futures.P284]-[bitcoin_futures.P283])/[bitcoin_futures.P283]" table:style-name="ce1">
            <text:p>0</text:p>
          </table:table-cell>
          <table:table-cell office:value-type="float" office:value="0" table:formula="of:=([bitcoin_futures.Q284]-[bitcoin_futures.Q283])/[bitcoin_futures.Q283]" table:style-name="ce6">
            <text:p>0</text:p>
          </table:table-cell>
          <table:table-cell table:number-columns-repeated="2" table:style-name="ce1"/>
          <table:table-cell office:value-type="float" office:value="0" table:formula="of:=[.N280]" table:style-name="ce1">
            <text:p>0</text:p>
          </table:table-cell>
          <table:table-cell table:style-name="ce1"/>
          <table:table-cell office:value-type="float" office:value="53655" table:formula="of:=[bitcoin_futures.Q283]*[.$T$2]" table:style-name="ce1">
            <text:p>53655</text:p>
          </table:table-cell>
          <table:table-cell table:number-columns-repeated="16365"/>
        </table:table-row>
        <table:table-row table:number-rows-repeated="1048296" table:style-name="ro1">
          <table:table-cell table:number-columns-repeated="16384"/>
        </table:table-row>
      </table:table>
      <table:table table:name="Future_CF" table:style-name="ta1">
        <table:table-column table:style-name="co12" table:number-columns-repeated="17" table:default-cell-style-name="ce1"/>
        <table:table-column table:style-name="co11" table:number-columns-repeated="16367" table:default-cell-style-name="ce1"/>
        <table:table-row table:style-name="ro1">
          <table:table-cell table:style-name="ce1"/>
          <table:table-cell office:value-type="string" table:style-name="ce1">
            <text:p>CF MBT Futu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s</text:p>
          </table:table-cell>
          <table:table-cell office:value-type="string" table:style-name="ce1">
            <text:p>Feb24</text:p>
          </table:table-cell>
          <table:table-cell office:value-type="string" table:style-name="ce1">
            <text:p>Mar24</text:p>
          </table:table-cell>
          <table:table-cell office:value-type="string" table:style-name="ce1">
            <text:p>Apr24</text:p>
          </table:table-cell>
          <table:table-cell office:value-type="string" table:style-name="ce1">
            <text:p>May24</text:p>
          </table:table-cell>
          <table:table-cell office:value-type="string" table:style-name="ce1">
            <text:p>Jun24</text:p>
          </table:table-cell>
          <table:table-cell office:value-type="string" table:style-name="ce1">
            <text:p>Jul24</text:p>
          </table:table-cell>
          <table:table-cell office:value-type="string" table:style-name="ce1">
            <text:p>Aug24</text:p>
          </table:table-cell>
          <table:table-cell office:value-type="string" table:style-name="ce1">
            <text:p>Sep24</text:p>
          </table:table-cell>
          <table:table-cell office:value-type="string" table:style-name="ce1">
            <text:p>Oct24</text:p>
          </table:table-cell>
          <table:table-cell office:value-type="string" table:style-name="ce1">
            <text:p>Nov24</text:p>
          </table:table-cell>
          <table:table-cell office:value-type="string" table:style-name="ce1">
            <text:p>Dec24</text:p>
          </table:table-cell>
          <table:table-cell office:value-type="string" table:style-name="ce1">
            <text:p>Jan25</text:p>
          </table:table-cell>
          <table:table-cell office:value-type="string" table:style-name="ce1">
            <text:p>Feb25</text:p>
          </table:table-cell>
          <table:table-cell table:number-columns-repeated="2" table:style-name="ce1"/>
          <table:table-cell office:value-type="string" table:style-name="ce1">
            <text:p>Aggregated CF</text:p>
          </table:table-cell>
          <table:table-cell table:number-columns-repeated="16367"/>
        </table:table-row>
        <table:table-row table:style-name="ro1">
          <table:table-cell office:value-type="string" office:string-value="01.01.2024" table:formula="of:=[bitcoin_futures.A7]" table:style-name="ce1">
            <text:p>01.01.2024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02.01.2024" table:formula="of:=[bitcoin_futures.A8]" table:style-name="ce1">
            <text:p>02.01.2024</text:p>
          </table:table-cell>
          <table:table-cell office:value-type="float" office:value="2875" table:formula="of:=([bitcoin_futures.E8]-[bitcoin_futures.E7])" table:style-name="ce1">
            <text:p>2875</text:p>
          </table:table-cell>
          <table:table-cell office:value-type="float" office:value="2885" table:formula="of:=([bitcoin_futures.F8]-[bitcoin_futures.F7])" table:style-name="ce1">
            <text:p>2885</text:p>
          </table:table-cell>
          <table:table-cell office:value-type="float" office:value="2930" table:formula="of:=([bitcoin_futures.G8]-[bitcoin_futures.G7])" table:style-name="ce1">
            <text:p>2930</text:p>
          </table:table-cell>
          <table:table-cell office:value-type="float" office:value="2935" table:formula="of:=([bitcoin_futures.H8]-[bitcoin_futures.H7])" table:style-name="ce1">
            <text:p>2935</text:p>
          </table:table-cell>
          <table:table-cell office:value-type="float" office:value="2940" table:formula="of:=([bitcoin_futures.I8]-[bitcoin_futures.I7])" table:style-name="ce1">
            <text:p>2940</text:p>
          </table:table-cell>
          <table:table-cell table:number-columns-repeated="2" table:style-name="ce1"/>
          <table:table-cell office:value-type="float" office:value="2940" table:formula="of:=([bitcoin_futures.L8]-[bitcoin_futures.L7])" table:style-name="ce1">
            <text:p>2940</text:p>
          </table:table-cell>
          <table:table-cell table:number-columns-repeated="2" table:style-name="ce1"/>
          <table:table-cell office:value-type="float" office:value="2960" table:formula="of:=([bitcoin_futures.O8]-[bitcoin_futures.O7])" table:style-name="ce1">
            <text:p>296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3.01.2024" table:formula="of:=[bitcoin_futures.A9]" table:style-name="ce1">
            <text:p>03.01.2024</text:p>
          </table:table-cell>
          <table:table-cell office:value-type="float" office:value="-2300" table:formula="of:=([bitcoin_futures.E9]-[bitcoin_futures.E8])" table:style-name="ce1">
            <text:p>-2300</text:p>
          </table:table-cell>
          <table:table-cell office:value-type="float" office:value="-2295" table:formula="of:=([bitcoin_futures.F9]-[bitcoin_futures.F8])" table:style-name="ce1">
            <text:p>-2295</text:p>
          </table:table-cell>
          <table:table-cell office:value-type="float" office:value="-2300" table:formula="of:=([bitcoin_futures.G9]-[bitcoin_futures.G8])" table:style-name="ce1">
            <text:p>-2300</text:p>
          </table:table-cell>
          <table:table-cell office:value-type="float" office:value="-2295" table:formula="of:=([bitcoin_futures.H9]-[bitcoin_futures.H8])" table:style-name="ce1">
            <text:p>-2295</text:p>
          </table:table-cell>
          <table:table-cell office:value-type="float" office:value="-2425" table:formula="of:=([bitcoin_futures.I9]-[bitcoin_futures.I8])" table:style-name="ce1">
            <text:p>-2425</text:p>
          </table:table-cell>
          <table:table-cell table:number-columns-repeated="2" table:style-name="ce1"/>
          <table:table-cell office:value-type="float" office:value="-2425" table:formula="of:=([bitcoin_futures.L9]-[bitcoin_futures.L8])" table:style-name="ce1">
            <text:p>-2425</text:p>
          </table:table-cell>
          <table:table-cell table:number-columns-repeated="2" table:style-name="ce1"/>
          <table:table-cell office:value-type="float" office:value="-2235" table:formula="of:=([bitcoin_futures.O9]-[bitcoin_futures.O8])" table:style-name="ce1">
            <text:p>-2235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4.01.2024" table:formula="of:=[bitcoin_futures.A10]" table:style-name="ce1">
            <text:p>04.01.2024</text:p>
          </table:table-cell>
          <table:table-cell office:value-type="float" office:value="1580" table:formula="of:=([bitcoin_futures.E10]-[bitcoin_futures.E9])" table:style-name="ce1">
            <text:p>1580</text:p>
          </table:table-cell>
          <table:table-cell office:value-type="float" office:value="1580" table:formula="of:=([bitcoin_futures.F10]-[bitcoin_futures.F9])" table:style-name="ce1">
            <text:p>1580</text:p>
          </table:table-cell>
          <table:table-cell office:value-type="float" office:value="1620" table:formula="of:=([bitcoin_futures.G10]-[bitcoin_futures.G9])" table:style-name="ce1">
            <text:p>1620</text:p>
          </table:table-cell>
          <table:table-cell office:value-type="float" office:value="1645" table:formula="of:=([bitcoin_futures.H10]-[bitcoin_futures.H9])" table:style-name="ce1">
            <text:p>1645</text:p>
          </table:table-cell>
          <table:table-cell office:value-type="float" office:value="1645" table:formula="of:=([bitcoin_futures.I10]-[bitcoin_futures.I9])" table:style-name="ce1">
            <text:p>1645</text:p>
          </table:table-cell>
          <table:table-cell table:number-columns-repeated="2" table:style-name="ce1"/>
          <table:table-cell office:value-type="float" office:value="1840" table:formula="of:=([bitcoin_futures.L10]-[bitcoin_futures.L9])" table:style-name="ce1">
            <text:p>1840</text:p>
          </table:table-cell>
          <table:table-cell table:number-columns-repeated="2" table:style-name="ce1"/>
          <table:table-cell office:value-type="float" office:value="1810" table:formula="of:=([bitcoin_futures.O10]-[bitcoin_futures.O9])" table:style-name="ce1">
            <text:p>181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5.01.2024" table:formula="of:=[bitcoin_futures.A11]" table:style-name="ce1">
            <text:p>05.01.2024</text:p>
          </table:table-cell>
          <table:table-cell office:value-type="float" office:value="-320" table:formula="of:=([bitcoin_futures.E11]-[bitcoin_futures.E10])" table:style-name="ce1">
            <text:p>-320</text:p>
          </table:table-cell>
          <table:table-cell office:value-type="float" office:value="-350" table:formula="of:=([bitcoin_futures.F11]-[bitcoin_futures.F10])" table:style-name="ce1">
            <text:p>-350</text:p>
          </table:table-cell>
          <table:table-cell office:value-type="float" office:value="-375" table:formula="of:=([bitcoin_futures.G11]-[bitcoin_futures.G10])" table:style-name="ce1">
            <text:p>-375</text:p>
          </table:table-cell>
          <table:table-cell office:value-type="float" office:value="-375" table:formula="of:=([bitcoin_futures.H11]-[bitcoin_futures.H10])" table:style-name="ce1">
            <text:p>-375</text:p>
          </table:table-cell>
          <table:table-cell office:value-type="float" office:value="-365" table:formula="of:=([bitcoin_futures.I11]-[bitcoin_futures.I10])" table:style-name="ce1">
            <text:p>-365</text:p>
          </table:table-cell>
          <table:table-cell table:number-columns-repeated="2" table:style-name="ce1"/>
          <table:table-cell office:value-type="float" office:value="-560" table:formula="of:=([bitcoin_futures.L11]-[bitcoin_futures.L10])" table:style-name="ce1">
            <text:p>-560</text:p>
          </table:table-cell>
          <table:table-cell table:number-columns-repeated="2" table:style-name="ce1"/>
          <table:table-cell office:value-type="float" office:value="-490" table:formula="of:=([bitcoin_futures.O11]-[bitcoin_futures.O10])" table:style-name="ce1">
            <text:p>-49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8.01.2024" table:formula="of:=[bitcoin_futures.A12]" table:style-name="ce1">
            <text:p>08.01.2024</text:p>
          </table:table-cell>
          <table:table-cell office:value-type="float" office:value="2915" table:formula="of:=([bitcoin_futures.E12]-[bitcoin_futures.E11])" table:style-name="ce1">
            <text:p>2915</text:p>
          </table:table-cell>
          <table:table-cell office:value-type="float" office:value="2930" table:formula="of:=([bitcoin_futures.F12]-[bitcoin_futures.F11])" table:style-name="ce1">
            <text:p>2930</text:p>
          </table:table-cell>
          <table:table-cell office:value-type="float" office:value="2930" table:formula="of:=([bitcoin_futures.G12]-[bitcoin_futures.G11])" table:style-name="ce1">
            <text:p>2930</text:p>
          </table:table-cell>
          <table:table-cell office:value-type="float" office:value="2935" table:formula="of:=([bitcoin_futures.H12]-[bitcoin_futures.H11])" table:style-name="ce1">
            <text:p>2935</text:p>
          </table:table-cell>
          <table:table-cell office:value-type="float" office:value="2905" table:formula="of:=([bitcoin_futures.I12]-[bitcoin_futures.I11])" table:style-name="ce1">
            <text:p>2905</text:p>
          </table:table-cell>
          <table:table-cell table:number-columns-repeated="2" table:style-name="ce1"/>
          <table:table-cell office:value-type="float" office:value="3100" table:formula="of:=([bitcoin_futures.L12]-[bitcoin_futures.L11])" table:style-name="ce1">
            <text:p>3100</text:p>
          </table:table-cell>
          <table:table-cell table:number-columns-repeated="2" table:style-name="ce1"/>
          <table:table-cell office:value-type="float" office:value="3030" table:formula="of:=([bitcoin_futures.O12]-[bitcoin_futures.O11])" table:style-name="ce1">
            <text:p>303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09.01.2024" table:formula="of:=[bitcoin_futures.A13]" table:style-name="ce1">
            <text:p>09.01.2024</text:p>
          </table:table-cell>
          <table:table-cell office:value-type="float" office:value="-235" table:formula="of:=([bitcoin_futures.E13]-[bitcoin_futures.E12])" table:style-name="ce1">
            <text:p>-235</text:p>
          </table:table-cell>
          <table:table-cell office:value-type="float" office:value="-240" table:formula="of:=([bitcoin_futures.F13]-[bitcoin_futures.F12])" table:style-name="ce1">
            <text:p>-240</text:p>
          </table:table-cell>
          <table:table-cell office:value-type="float" office:value="-235" table:formula="of:=([bitcoin_futures.G13]-[bitcoin_futures.G12])" table:style-name="ce1">
            <text:p>-235</text:p>
          </table:table-cell>
          <table:table-cell office:value-type="float" office:value="-240" table:formula="of:=([bitcoin_futures.H13]-[bitcoin_futures.H12])" table:style-name="ce1">
            <text:p>-240</text:p>
          </table:table-cell>
          <table:table-cell office:value-type="float" office:value="-305" table:formula="of:=([bitcoin_futures.I13]-[bitcoin_futures.I12])" table:style-name="ce1">
            <text:p>-305</text:p>
          </table:table-cell>
          <table:table-cell table:number-columns-repeated="2" table:style-name="ce1"/>
          <table:table-cell office:value-type="float" office:value="-310" table:formula="of:=([bitcoin_futures.L13]-[bitcoin_futures.L12])" table:style-name="ce1">
            <text:p>-310</text:p>
          </table:table-cell>
          <table:table-cell table:number-columns-repeated="2" table:style-name="ce1"/>
          <table:table-cell office:value-type="float" office:value="-180" table:formula="of:=([bitcoin_futures.O13]-[bitcoin_futures.O12])" table:style-name="ce1">
            <text:p>-18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0.01.2024" table:formula="of:=[bitcoin_futures.A14]" table:style-name="ce1">
            <text:p>10.01.2024</text:p>
          </table:table-cell>
          <table:table-cell office:value-type="float" office:value="-750" table:formula="of:=([bitcoin_futures.E14]-[bitcoin_futures.E13])" table:style-name="ce1">
            <text:p>-750</text:p>
          </table:table-cell>
          <table:table-cell office:value-type="float" office:value="-750" table:formula="of:=([bitcoin_futures.F14]-[bitcoin_futures.F13])" table:style-name="ce1">
            <text:p>-750</text:p>
          </table:table-cell>
          <table:table-cell office:value-type="float" office:value="-755" table:formula="of:=([bitcoin_futures.G14]-[bitcoin_futures.G13])" table:style-name="ce1">
            <text:p>-755</text:p>
          </table:table-cell>
          <table:table-cell office:value-type="float" office:value="-695" table:formula="of:=([bitcoin_futures.H14]-[bitcoin_futures.H13])" table:style-name="ce1">
            <text:p>-695</text:p>
          </table:table-cell>
          <table:table-cell office:value-type="float" office:value="-720" table:formula="of:=([bitcoin_futures.I14]-[bitcoin_futures.I13])" table:style-name="ce1">
            <text:p>-720</text:p>
          </table:table-cell>
          <table:table-cell table:number-columns-repeated="2" table:style-name="ce1"/>
          <table:table-cell office:value-type="float" office:value="-635" table:formula="of:=([bitcoin_futures.L14]-[bitcoin_futures.L13])" table:style-name="ce1">
            <text:p>-635</text:p>
          </table:table-cell>
          <table:table-cell table:number-columns-repeated="2" table:style-name="ce1"/>
          <table:table-cell office:value-type="float" office:value="-555" table:formula="of:=([bitcoin_futures.O14]-[bitcoin_futures.O13])" table:style-name="ce1">
            <text:p>-555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1.01.2024" table:formula="of:=[bitcoin_futures.A15]" table:style-name="ce1">
            <text:p>11.01.2024</text:p>
          </table:table-cell>
          <table:table-cell office:value-type="float" office:value="-110" table:formula="of:=([bitcoin_futures.E15]-[bitcoin_futures.E14])" table:style-name="ce1">
            <text:p>-110</text:p>
          </table:table-cell>
          <table:table-cell office:value-type="float" office:value="-175" table:formula="of:=([bitcoin_futures.F15]-[bitcoin_futures.F14])" table:style-name="ce1">
            <text:p>-175</text:p>
          </table:table-cell>
          <table:table-cell office:value-type="float" office:value="-220" table:formula="of:=([bitcoin_futures.G15]-[bitcoin_futures.G14])" table:style-name="ce1">
            <text:p>-220</text:p>
          </table:table-cell>
          <table:table-cell office:value-type="float" office:value="-260" table:formula="of:=([bitcoin_futures.H15]-[bitcoin_futures.H14])" table:style-name="ce1">
            <text:p>-260</text:p>
          </table:table-cell>
          <table:table-cell office:value-type="float" office:value="-295" table:formula="of:=([bitcoin_futures.I15]-[bitcoin_futures.I14])" table:style-name="ce1">
            <text:p>-295</text:p>
          </table:table-cell>
          <table:table-cell table:number-columns-repeated="2" table:style-name="ce1"/>
          <table:table-cell office:value-type="float" office:value="-110" table:formula="of:=([bitcoin_futures.L15]-[bitcoin_futures.L14])" table:style-name="ce1">
            <text:p>-110</text:p>
          </table:table-cell>
          <table:table-cell table:number-columns-repeated="2" table:style-name="ce1"/>
          <table:table-cell office:value-type="float" office:value="60" table:formula="of:=([bitcoin_futures.O15]-[bitcoin_futures.O14])" table:style-name="ce1">
            <text:p>6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2.01.2024" table:formula="of:=[bitcoin_futures.A16]" table:style-name="ce1">
            <text:p>12.01.2024</text:p>
          </table:table-cell>
          <table:table-cell office:value-type="float" office:value="-2675" table:formula="of:=([bitcoin_futures.E16]-[bitcoin_futures.E15])" table:style-name="ce1">
            <text:p>-2675</text:p>
          </table:table-cell>
          <table:table-cell office:value-type="float" office:value="-2675" table:formula="of:=([bitcoin_futures.F16]-[bitcoin_futures.F15])" table:style-name="ce1">
            <text:p>-2675</text:p>
          </table:table-cell>
          <table:table-cell office:value-type="float" office:value="-2665" table:formula="of:=([bitcoin_futures.G16]-[bitcoin_futures.G15])" table:style-name="ce1">
            <text:p>-2665</text:p>
          </table:table-cell>
          <table:table-cell office:value-type="float" office:value="-2690" table:formula="of:=([bitcoin_futures.H16]-[bitcoin_futures.H15])" table:style-name="ce1">
            <text:p>-2690</text:p>
          </table:table-cell>
          <table:table-cell office:value-type="float" office:value="-2710" table:formula="of:=([bitcoin_futures.I16]-[bitcoin_futures.I15])" table:style-name="ce1">
            <text:p>-2710</text:p>
          </table:table-cell>
          <table:table-cell table:number-columns-repeated="2" table:style-name="ce1"/>
          <table:table-cell office:value-type="float" office:value="-2675" table:formula="of:=([bitcoin_futures.L16]-[bitcoin_futures.L15])" table:style-name="ce1">
            <text:p>-2675</text:p>
          </table:table-cell>
          <table:table-cell table:number-columns-repeated="2" table:style-name="ce1"/>
          <table:table-cell office:value-type="float" office:value="-2755" table:formula="of:=([bitcoin_futures.O16]-[bitcoin_futures.O15])" table:style-name="ce1">
            <text:p>-2755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5.01.2024" table:formula="of:=[bitcoin_futures.A17]" table:style-name="ce1">
            <text:p>15.01.2024</text:p>
          </table:table-cell>
          <table:table-cell office:value-type="float" office:value="0" table:formula="of:=([bitcoin_futures.E17]-[bitcoin_futures.E16])" table:style-name="ce1">
            <text:p>0</text:p>
          </table:table-cell>
          <table:table-cell office:value-type="float" office:value="0" table:formula="of:=([bitcoin_futures.F17]-[bitcoin_futures.F16])" table:style-name="ce1">
            <text:p>0</text:p>
          </table:table-cell>
          <table:table-cell office:value-type="float" office:value="0" table:formula="of:=([bitcoin_futures.G17]-[bitcoin_futures.G16])" table:style-name="ce1">
            <text:p>0</text:p>
          </table:table-cell>
          <table:table-cell office:value-type="float" office:value="0" table:formula="of:=([bitcoin_futures.H17]-[bitcoin_futures.H16])" table:style-name="ce1">
            <text:p>0</text:p>
          </table:table-cell>
          <table:table-cell office:value-type="float" office:value="0" table:formula="of:=([bitcoin_futures.I17]-[bitcoin_futures.I16])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L17]-[bitcoin_futures.L16])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O17]-[bitcoin_futures.O16])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16.01.2024" table:formula="of:=[bitcoin_futures.A18]" table:style-name="ce1">
            <text:p>16.01.2024</text:p>
          </table:table-cell>
          <table:table-cell office:value-type="float" office:value="-310" table:formula="of:=([bitcoin_futures.E18]-[bitcoin_futures.E17])" table:style-name="ce6">
            <text:p>-310</text:p>
          </table:table-cell>
          <table:table-cell office:value-type="float" office:value="-320" table:formula="of:=([bitcoin_futures.F18]-[bitcoin_futures.F17])" table:style-name="ce1">
            <text:p>-320</text:p>
          </table:table-cell>
          <table:table-cell office:value-type="float" office:value="-340" table:formula="of:=([bitcoin_futures.G18]-[bitcoin_futures.G17])" table:style-name="ce1">
            <text:p>-340</text:p>
          </table:table-cell>
          <table:table-cell office:value-type="float" office:value="-350" table:formula="of:=([bitcoin_futures.H18]-[bitcoin_futures.H17])" table:style-name="ce1">
            <text:p>-350</text:p>
          </table:table-cell>
          <table:table-cell office:value-type="float" office:value="-370" table:formula="of:=([bitcoin_futures.I18]-[bitcoin_futures.I17])" table:style-name="ce1">
            <text:p>-370</text:p>
          </table:table-cell>
          <table:table-cell table:number-columns-repeated="2" table:style-name="ce1"/>
          <table:table-cell office:value-type="float" office:value="-360" table:formula="of:=([bitcoin_futures.L18]-[bitcoin_futures.L17])" table:style-name="ce1">
            <text:p>-360</text:p>
          </table:table-cell>
          <table:table-cell table:number-columns-repeated="2" table:style-name="ce1"/>
          <table:table-cell office:value-type="float" office:value="-595" table:formula="of:=([bitcoin_futures.O18]-[bitcoin_futures.O17])" table:style-name="ce1">
            <text:p>-595</text:p>
          </table:table-cell>
          <table:table-cell table:number-columns-repeated="4" table:style-name="ce1"/>
          <table:table-cell office:value-type="float" office:value="-310" table:formula="of:=[.B14]" table:style-name="ce1">
            <text:p>-310</text:p>
          </table:table-cell>
          <table:table-cell table:number-columns-repeated="16367"/>
        </table:table-row>
        <table:table-row table:style-name="ro1">
          <table:table-cell office:value-type="string" office:string-value="17.01.2024" table:formula="of:=[bitcoin_futures.A19]" table:style-name="ce1">
            <text:p>17.01.2024</text:p>
          </table:table-cell>
          <table:table-cell office:value-type="float" office:value="-440" table:formula="of:=([bitcoin_futures.E19]-[bitcoin_futures.E18])" table:style-name="ce6">
            <text:p>-440</text:p>
          </table:table-cell>
          <table:table-cell office:value-type="float" office:value="-395" table:formula="of:=([bitcoin_futures.F19]-[bitcoin_futures.F18])" table:style-name="ce1">
            <text:p>-395</text:p>
          </table:table-cell>
          <table:table-cell office:value-type="float" office:value="-395" table:formula="of:=([bitcoin_futures.G19]-[bitcoin_futures.G18])" table:style-name="ce1">
            <text:p>-395</text:p>
          </table:table-cell>
          <table:table-cell office:value-type="float" office:value="-405" table:formula="of:=([bitcoin_futures.H19]-[bitcoin_futures.H18])" table:style-name="ce1">
            <text:p>-405</text:p>
          </table:table-cell>
          <table:table-cell office:value-type="float" office:value="-405" table:formula="of:=([bitcoin_futures.I19]-[bitcoin_futures.I18])" table:style-name="ce1">
            <text:p>-405</text:p>
          </table:table-cell>
          <table:table-cell table:number-columns-repeated="2" table:style-name="ce1"/>
          <table:table-cell office:value-type="float" office:value="-550" table:formula="of:=([bitcoin_futures.L19]-[bitcoin_futures.L18])" table:style-name="ce1">
            <text:p>-550</text:p>
          </table:table-cell>
          <table:table-cell table:number-columns-repeated="2" table:style-name="ce1"/>
          <table:table-cell office:value-type="float" office:value="-565" table:formula="of:=([bitcoin_futures.O19]-[bitcoin_futures.O18])" table:style-name="ce1">
            <text:p>-565</text:p>
          </table:table-cell>
          <table:table-cell table:number-columns-repeated="4" table:style-name="ce1"/>
          <table:table-cell office:value-type="float" office:value="-440" table:formula="of:=[.B15]" table:style-name="ce1">
            <text:p>-440</text:p>
          </table:table-cell>
          <table:table-cell table:number-columns-repeated="16367"/>
        </table:table-row>
        <table:table-row table:style-name="ro1">
          <table:table-cell office:value-type="string" office:string-value="18.01.2024" table:formula="of:=[bitcoin_futures.A20]" table:style-name="ce1">
            <text:p>18.01.2024</text:p>
          </table:table-cell>
          <table:table-cell office:value-type="float" office:value="-1955" table:formula="of:=([bitcoin_futures.E20]-[bitcoin_futures.E19])" table:style-name="ce6">
            <text:p>-1955</text:p>
          </table:table-cell>
          <table:table-cell office:value-type="float" office:value="-1920" table:formula="of:=([bitcoin_futures.F20]-[bitcoin_futures.F19])" table:style-name="ce1">
            <text:p>-1920</text:p>
          </table:table-cell>
          <table:table-cell office:value-type="float" office:value="-1910" table:formula="of:=([bitcoin_futures.G20]-[bitcoin_futures.G19])" table:style-name="ce1">
            <text:p>-1910</text:p>
          </table:table-cell>
          <table:table-cell office:value-type="float" office:value="-1910" table:formula="of:=([bitcoin_futures.H20]-[bitcoin_futures.H19])" table:style-name="ce1">
            <text:p>-1910</text:p>
          </table:table-cell>
          <table:table-cell office:value-type="float" office:value="-1910" table:formula="of:=([bitcoin_futures.I20]-[bitcoin_futures.I19])" table:style-name="ce1">
            <text:p>-1910</text:p>
          </table:table-cell>
          <table:table-cell table:number-columns-repeated="2" table:style-name="ce1"/>
          <table:table-cell office:value-type="float" office:value="-1975" table:formula="of:=([bitcoin_futures.L20]-[bitcoin_futures.L19])" table:style-name="ce1">
            <text:p>-1975</text:p>
          </table:table-cell>
          <table:table-cell table:number-columns-repeated="2" table:style-name="ce1"/>
          <table:table-cell office:value-type="float" office:value="-2010" table:formula="of:=([bitcoin_futures.O20]-[bitcoin_futures.O19])" table:style-name="ce1">
            <text:p>-2010</text:p>
          </table:table-cell>
          <table:table-cell table:number-columns-repeated="4" table:style-name="ce1"/>
          <table:table-cell office:value-type="float" office:value="-1955" table:formula="of:=[.B16]" table:style-name="ce1">
            <text:p>-1955</text:p>
          </table:table-cell>
          <table:table-cell table:number-columns-repeated="16367"/>
        </table:table-row>
        <table:table-row table:style-name="ro1">
          <table:table-cell office:value-type="string" office:string-value="19.01.2024" table:formula="of:=[bitcoin_futures.A21]" table:style-name="ce1">
            <text:p>19.01.2024</text:p>
          </table:table-cell>
          <table:table-cell office:value-type="float" office:value="710" table:formula="of:=([bitcoin_futures.E21]-[bitcoin_futures.E20])" table:style-name="ce6">
            <text:p>710</text:p>
          </table:table-cell>
          <table:table-cell office:value-type="float" office:value="740" table:formula="of:=([bitcoin_futures.F21]-[bitcoin_futures.F20])" table:style-name="ce1">
            <text:p>740</text:p>
          </table:table-cell>
          <table:table-cell office:value-type="float" office:value="775" table:formula="of:=([bitcoin_futures.G21]-[bitcoin_futures.G20])" table:style-name="ce1">
            <text:p>775</text:p>
          </table:table-cell>
          <table:table-cell office:value-type="float" office:value="795" table:formula="of:=([bitcoin_futures.H21]-[bitcoin_futures.H20])" table:style-name="ce1">
            <text:p>795</text:p>
          </table:table-cell>
          <table:table-cell office:value-type="float" office:value="795" table:formula="of:=([bitcoin_futures.I21]-[bitcoin_futures.I20])" table:style-name="ce1">
            <text:p>795</text:p>
          </table:table-cell>
          <table:table-cell table:number-columns-repeated="2" table:style-name="ce1"/>
          <table:table-cell office:value-type="float" office:value="755" table:formula="of:=([bitcoin_futures.L21]-[bitcoin_futures.L20])" table:style-name="ce1">
            <text:p>755</text:p>
          </table:table-cell>
          <table:table-cell table:number-columns-repeated="2" table:style-name="ce1"/>
          <table:table-cell office:value-type="float" office:value="765" table:formula="of:=([bitcoin_futures.O21]-[bitcoin_futures.O20])" table:style-name="ce1">
            <text:p>765</text:p>
          </table:table-cell>
          <table:table-cell table:number-columns-repeated="4" table:style-name="ce1"/>
          <table:table-cell office:value-type="float" office:value="710" table:formula="of:=[.B17]" table:style-name="ce1">
            <text:p>710</text:p>
          </table:table-cell>
          <table:table-cell table:number-columns-repeated="16367"/>
        </table:table-row>
        <table:table-row table:style-name="ro1">
          <table:table-cell office:value-type="string" office:string-value="22.01.2024" table:formula="of:=[bitcoin_futures.A22]" table:style-name="ce1">
            <text:p>22.01.2024</text:p>
          </table:table-cell>
          <table:table-cell office:value-type="float" office:value="-1450" table:formula="of:=([bitcoin_futures.E22]-[bitcoin_futures.E21])" table:style-name="ce6">
            <text:p>-1450</text:p>
          </table:table-cell>
          <table:table-cell office:value-type="float" office:value="-1375" table:formula="of:=([bitcoin_futures.F22]-[bitcoin_futures.F21])" table:style-name="ce1">
            <text:p>-1375</text:p>
          </table:table-cell>
          <table:table-cell office:value-type="float" office:value="-1365" table:formula="of:=([bitcoin_futures.G22]-[bitcoin_futures.G21])" table:style-name="ce1">
            <text:p>-1365</text:p>
          </table:table-cell>
          <table:table-cell office:value-type="float" office:value="-1375" table:formula="of:=([bitcoin_futures.H22]-[bitcoin_futures.H21])" table:style-name="ce1">
            <text:p>-1375</text:p>
          </table:table-cell>
          <table:table-cell office:value-type="float" office:value="-1405" table:formula="of:=([bitcoin_futures.I22]-[bitcoin_futures.I21])" table:style-name="ce1">
            <text:p>-1405</text:p>
          </table:table-cell>
          <table:table-cell table:number-columns-repeated="2" table:style-name="ce1"/>
          <table:table-cell office:value-type="float" office:value="-1490" table:formula="of:=([bitcoin_futures.L22]-[bitcoin_futures.L21])" table:style-name="ce1">
            <text:p>-1490</text:p>
          </table:table-cell>
          <table:table-cell table:number-columns-repeated="2" table:style-name="ce1"/>
          <table:table-cell office:value-type="float" office:value="-1515" table:formula="of:=([bitcoin_futures.O22]-[bitcoin_futures.O21])" table:style-name="ce1">
            <text:p>-1515</text:p>
          </table:table-cell>
          <table:table-cell table:number-columns-repeated="4" table:style-name="ce1"/>
          <table:table-cell office:value-type="float" office:value="-1450" table:formula="of:=[.B18]" table:style-name="ce1">
            <text:p>-1450</text:p>
          </table:table-cell>
          <table:table-cell table:number-columns-repeated="16367"/>
        </table:table-row>
        <table:table-row table:style-name="ro1">
          <table:table-cell office:value-type="string" office:string-value="23.01.2024" table:formula="of:=[bitcoin_futures.A23]" table:style-name="ce1">
            <text:p>23.01.2024</text:p>
          </table:table-cell>
          <table:table-cell office:value-type="float" office:value="-925" table:formula="of:=([bitcoin_futures.E23]-[bitcoin_futures.E22])" table:style-name="ce6">
            <text:p>-925</text:p>
          </table:table-cell>
          <table:table-cell office:value-type="float" office:value="-880" table:formula="of:=([bitcoin_futures.F23]-[bitcoin_futures.F22])" table:style-name="ce1">
            <text:p>-880</text:p>
          </table:table-cell>
          <table:table-cell office:value-type="float" office:value="-875" table:formula="of:=([bitcoin_futures.G23]-[bitcoin_futures.G22])" table:style-name="ce1">
            <text:p>-875</text:p>
          </table:table-cell>
          <table:table-cell office:value-type="float" office:value="-870" table:formula="of:=([bitcoin_futures.H23]-[bitcoin_futures.H22])" table:style-name="ce1">
            <text:p>-870</text:p>
          </table:table-cell>
          <table:table-cell office:value-type="float" office:value="-870" table:formula="of:=([bitcoin_futures.I23]-[bitcoin_futures.I22])" table:style-name="ce1">
            <text:p>-870</text:p>
          </table:table-cell>
          <table:table-cell table:number-columns-repeated="2" table:style-name="ce1"/>
          <table:table-cell office:value-type="float" office:value="-985" table:formula="of:=([bitcoin_futures.L23]-[bitcoin_futures.L22])" table:style-name="ce1">
            <text:p>-985</text:p>
          </table:table-cell>
          <table:table-cell table:number-columns-repeated="2" table:style-name="ce1"/>
          <table:table-cell office:value-type="float" office:value="-975" table:formula="of:=([bitcoin_futures.O23]-[bitcoin_futures.O22])" table:style-name="ce1">
            <text:p>-975</text:p>
          </table:table-cell>
          <table:table-cell table:number-columns-repeated="4" table:style-name="ce1"/>
          <table:table-cell office:value-type="float" office:value="-925" table:formula="of:=[.B19]" table:style-name="ce1">
            <text:p>-925</text:p>
          </table:table-cell>
          <table:table-cell table:number-columns-repeated="16367"/>
        </table:table-row>
        <table:table-row table:style-name="ro1">
          <table:table-cell office:value-type="string" office:string-value="24.01.2024" table:formula="of:=[bitcoin_futures.A24]" table:style-name="ce1">
            <text:p>24.01.2024</text:p>
          </table:table-cell>
          <table:table-cell office:value-type="float" office:value="405" table:formula="of:=([bitcoin_futures.E24]-[bitcoin_futures.E23])" table:style-name="ce6">
            <text:p>405</text:p>
          </table:table-cell>
          <table:table-cell office:value-type="float" office:value="370" table:formula="of:=([bitcoin_futures.F24]-[bitcoin_futures.F23])" table:style-name="ce1">
            <text:p>370</text:p>
          </table:table-cell>
          <table:table-cell office:value-type="float" office:value="390" table:formula="of:=([bitcoin_futures.G24]-[bitcoin_futures.G23])" table:style-name="ce1">
            <text:p>390</text:p>
          </table:table-cell>
          <table:table-cell office:value-type="float" office:value="390" table:formula="of:=([bitcoin_futures.H24]-[bitcoin_futures.H23])" table:style-name="ce1">
            <text:p>390</text:p>
          </table:table-cell>
          <table:table-cell office:value-type="float" office:value="390" table:formula="of:=([bitcoin_futures.I24]-[bitcoin_futures.I23])" table:style-name="ce1">
            <text:p>390</text:p>
          </table:table-cell>
          <table:table-cell table:number-columns-repeated="2" table:style-name="ce1"/>
          <table:table-cell office:value-type="float" office:value="445" table:formula="of:=([bitcoin_futures.L24]-[bitcoin_futures.L23])" table:style-name="ce1">
            <text:p>445</text:p>
          </table:table-cell>
          <table:table-cell table:number-columns-repeated="2" table:style-name="ce1"/>
          <table:table-cell office:value-type="float" office:value="465" table:formula="of:=([bitcoin_futures.O24]-[bitcoin_futures.O23])" table:style-name="ce1">
            <text:p>465</text:p>
          </table:table-cell>
          <table:table-cell table:number-columns-repeated="4" table:style-name="ce1"/>
          <table:table-cell office:value-type="float" office:value="405" table:formula="of:=[.B20]" table:style-name="ce1">
            <text:p>405</text:p>
          </table:table-cell>
          <table:table-cell table:number-columns-repeated="16367"/>
        </table:table-row>
        <table:table-row table:style-name="ro1">
          <table:table-cell office:value-type="string" office:string-value="25.01.2024" table:formula="of:=[bitcoin_futures.A25]" table:style-name="ce1">
            <text:p>25.01.2024</text:p>
          </table:table-cell>
          <table:table-cell office:value-type="float" office:value="60" table:formula="of:=([bitcoin_futures.E25]-[bitcoin_futures.E24])" table:style-name="ce6">
            <text:p>60</text:p>
          </table:table-cell>
          <table:table-cell office:value-type="float" office:value="45" table:formula="of:=([bitcoin_futures.F25]-[bitcoin_futures.F24])" table:style-name="ce1">
            <text:p>45</text:p>
          </table:table-cell>
          <table:table-cell office:value-type="float" office:value="60" table:formula="of:=([bitcoin_futures.G25]-[bitcoin_futures.G24])" table:style-name="ce1">
            <text:p>60</text:p>
          </table:table-cell>
          <table:table-cell office:value-type="float" office:value="80" table:formula="of:=([bitcoin_futures.H25]-[bitcoin_futures.H24])" table:style-name="ce1">
            <text:p>80</text:p>
          </table:table-cell>
          <table:table-cell office:value-type="float" office:value="110" table:formula="of:=([bitcoin_futures.I25]-[bitcoin_futures.I24])" table:style-name="ce1">
            <text:p>110</text:p>
          </table:table-cell>
          <table:table-cell table:number-columns-repeated="2" table:style-name="ce1"/>
          <table:table-cell office:value-type="float" office:value="135" table:formula="of:=([bitcoin_futures.L25]-[bitcoin_futures.L24])" table:style-name="ce1">
            <text:p>135</text:p>
          </table:table-cell>
          <table:table-cell table:number-columns-repeated="2" table:style-name="ce1"/>
          <table:table-cell office:value-type="float" office:value="100" table:formula="of:=([bitcoin_futures.O25]-[bitcoin_futures.O24])" table:style-name="ce1">
            <text:p>100</text:p>
          </table:table-cell>
          <table:table-cell table:number-columns-repeated="4" table:style-name="ce1"/>
          <table:table-cell office:value-type="float" office:value="60" table:formula="of:=[.B21]" table:style-name="ce1">
            <text:p>60</text:p>
          </table:table-cell>
          <table:table-cell table:number-columns-repeated="16367"/>
        </table:table-row>
        <table:table-row table:style-name="ro1">
          <table:table-cell office:value-type="string" office:string-value="26.01.2024" table:formula="of:=[bitcoin_futures.A26]" table:style-name="ce1">
            <text:p>26.01.2024</text:p>
          </table:table-cell>
          <table:table-cell office:value-type="float" office:value="2365" table:formula="of:=([bitcoin_futures.E26]-[bitcoin_futures.E25])" table:style-name="ce6">
            <text:p>2365</text:p>
          </table:table-cell>
          <table:table-cell office:value-type="float" office:value="2370" table:formula="of:=([bitcoin_futures.F26]-[bitcoin_futures.F25])" table:style-name="ce1">
            <text:p>2370</text:p>
          </table:table-cell>
          <table:table-cell office:value-type="float" office:value="2370" table:formula="of:=([bitcoin_futures.G26]-[bitcoin_futures.G25])" table:style-name="ce1">
            <text:p>2370</text:p>
          </table:table-cell>
          <table:table-cell office:value-type="float" office:value="2350" table:formula="of:=([bitcoin_futures.H26]-[bitcoin_futures.H25])" table:style-name="ce1">
            <text:p>2350</text:p>
          </table:table-cell>
          <table:table-cell office:value-type="float" office:value="2320" table:formula="of:=([bitcoin_futures.I26]-[bitcoin_futures.I25])" table:style-name="ce1">
            <text:p>2320</text:p>
          </table:table-cell>
          <table:table-cell table:number-columns-repeated="2" table:style-name="ce1"/>
          <table:table-cell office:value-type="float" office:value="2330" table:formula="of:=([bitcoin_futures.L26]-[bitcoin_futures.L25])" table:style-name="ce1">
            <text:p>2330</text:p>
          </table:table-cell>
          <table:table-cell table:number-columns-repeated="2" table:style-name="ce1"/>
          <table:table-cell office:value-type="float" office:value="2370" table:formula="of:=([bitcoin_futures.O26]-[bitcoin_futures.O25])" table:style-name="ce1">
            <text:p>2370</text:p>
          </table:table-cell>
          <table:table-cell table:number-columns-repeated="4" table:style-name="ce1"/>
          <table:table-cell office:value-type="float" office:value="2365" table:formula="of:=[.B22]" table:style-name="ce1">
            <text:p>2365</text:p>
          </table:table-cell>
          <table:table-cell table:number-columns-repeated="16367"/>
        </table:table-row>
        <table:table-row table:style-name="ro1">
          <table:table-cell office:value-type="string" office:string-value="29.01.2024" table:formula="of:=[bitcoin_futures.A27]" table:style-name="ce1">
            <text:p>29.01.2024</text:p>
          </table:table-cell>
          <table:table-cell office:value-type="float" office:value="1140" table:formula="of:=([bitcoin_futures.E27]-[bitcoin_futures.E26])" table:style-name="ce6">
            <text:p>1140</text:p>
          </table:table-cell>
          <table:table-cell office:value-type="float" office:value="1165" table:formula="of:=([bitcoin_futures.F27]-[bitcoin_futures.F26])" table:style-name="ce1">
            <text:p>1165</text:p>
          </table:table-cell>
          <table:table-cell office:value-type="float" office:value="1210" table:formula="of:=([bitcoin_futures.G27]-[bitcoin_futures.G26])" table:style-name="ce1">
            <text:p>1210</text:p>
          </table:table-cell>
          <table:table-cell office:value-type="float" office:value="1260" table:formula="of:=([bitcoin_futures.H27]-[bitcoin_futures.H26])" table:style-name="ce1">
            <text:p>1260</text:p>
          </table:table-cell>
          <table:table-cell office:value-type="float" office:value="1280" table:formula="of:=([bitcoin_futures.I27]-[bitcoin_futures.I26])" table:style-name="ce1">
            <text:p>1280</text:p>
          </table:table-cell>
          <table:table-cell office:value-type="float" office:value="1190" table:formula="of:=([bitcoin_futures.J27]-[bitcoin_futures.J26])" table:style-name="ce1">
            <text:p>1190</text:p>
          </table:table-cell>
          <table:table-cell table:style-name="ce1"/>
          <table:table-cell office:value-type="float" office:value="1230" table:formula="of:=([bitcoin_futures.L27]-[bitcoin_futures.L26])" table:style-name="ce1">
            <text:p>1230</text:p>
          </table:table-cell>
          <table:table-cell table:number-columns-repeated="2" table:style-name="ce1"/>
          <table:table-cell office:value-type="float" office:value="1260" table:formula="of:=([bitcoin_futures.O27]-[bitcoin_futures.O26])" table:style-name="ce1">
            <text:p>1260</text:p>
          </table:table-cell>
          <table:table-cell table:number-columns-repeated="4" table:style-name="ce1"/>
          <table:table-cell office:value-type="float" office:value="1140" table:formula="of:=[.B23]" table:style-name="ce1">
            <text:p>1140</text:p>
          </table:table-cell>
          <table:table-cell table:number-columns-repeated="16367"/>
        </table:table-row>
        <table:table-row table:style-name="ro1">
          <table:table-cell office:value-type="string" office:string-value="30.01.2024" table:formula="of:=[bitcoin_futures.A28]" table:style-name="ce1">
            <text:p>30.01.2024</text:p>
          </table:table-cell>
          <table:table-cell office:value-type="float" office:value="360" table:formula="of:=([bitcoin_futures.E28]-[bitcoin_futures.E27])" table:style-name="ce6">
            <text:p>360</text:p>
          </table:table-cell>
          <table:table-cell office:value-type="float" office:value="300" table:formula="of:=([bitcoin_futures.F28]-[bitcoin_futures.F27])" table:style-name="ce1">
            <text:p>300</text:p>
          </table:table-cell>
          <table:table-cell office:value-type="float" office:value="285" table:formula="of:=([bitcoin_futures.G28]-[bitcoin_futures.G27])" table:style-name="ce1">
            <text:p>285</text:p>
          </table:table-cell>
          <table:table-cell office:value-type="float" office:value="280" table:formula="of:=([bitcoin_futures.H28]-[bitcoin_futures.H27])" table:style-name="ce1">
            <text:p>280</text:p>
          </table:table-cell>
          <table:table-cell office:value-type="float" office:value="275" table:formula="of:=([bitcoin_futures.I28]-[bitcoin_futures.I27])" table:style-name="ce1">
            <text:p>275</text:p>
          </table:table-cell>
          <table:table-cell office:value-type="float" office:value="400" table:formula="of:=([bitcoin_futures.J28]-[bitcoin_futures.J27])" table:style-name="ce1">
            <text:p>400</text:p>
          </table:table-cell>
          <table:table-cell table:style-name="ce1"/>
          <table:table-cell office:value-type="float" office:value="405" table:formula="of:=([bitcoin_futures.L28]-[bitcoin_futures.L27])" table:style-name="ce1">
            <text:p>405</text:p>
          </table:table-cell>
          <table:table-cell table:number-columns-repeated="2" table:style-name="ce1"/>
          <table:table-cell office:value-type="float" office:value="410" table:formula="of:=([bitcoin_futures.O28]-[bitcoin_futures.O27])" table:style-name="ce1">
            <text:p>410</text:p>
          </table:table-cell>
          <table:table-cell table:number-columns-repeated="4" table:style-name="ce1"/>
          <table:table-cell office:value-type="float" office:value="360" table:formula="of:=[.B24]" table:style-name="ce1">
            <text:p>360</text:p>
          </table:table-cell>
          <table:table-cell table:number-columns-repeated="16367"/>
        </table:table-row>
        <table:table-row table:style-name="ro1">
          <table:table-cell office:value-type="string" office:string-value="31.01.2024" table:formula="of:=[bitcoin_futures.A29]" table:style-name="ce1">
            <text:p>31.01.2024</text:p>
          </table:table-cell>
          <table:table-cell office:value-type="float" office:value="-1075" table:formula="of:=([bitcoin_futures.E29]-[bitcoin_futures.E28])" table:style-name="ce6">
            <text:p>-1075</text:p>
          </table:table-cell>
          <table:table-cell office:value-type="float" office:value="-1065" table:formula="of:=([bitcoin_futures.F29]-[bitcoin_futures.F28])" table:style-name="ce1">
            <text:p>-1065</text:p>
          </table:table-cell>
          <table:table-cell office:value-type="float" office:value="-1060" table:formula="of:=([bitcoin_futures.G29]-[bitcoin_futures.G28])" table:style-name="ce1">
            <text:p>-1060</text:p>
          </table:table-cell>
          <table:table-cell office:value-type="float" office:value="-1060" table:formula="of:=([bitcoin_futures.H29]-[bitcoin_futures.H28])" table:style-name="ce1">
            <text:p>-1060</text:p>
          </table:table-cell>
          <table:table-cell office:value-type="float" office:value="-1055" table:formula="of:=([bitcoin_futures.I29]-[bitcoin_futures.I28])" table:style-name="ce1">
            <text:p>-1055</text:p>
          </table:table-cell>
          <table:table-cell office:value-type="float" office:value="-1110" table:formula="of:=([bitcoin_futures.J29]-[bitcoin_futures.J28])" table:style-name="ce1">
            <text:p>-1110</text:p>
          </table:table-cell>
          <table:table-cell table:style-name="ce1"/>
          <table:table-cell office:value-type="float" office:value="-1125" table:formula="of:=([bitcoin_futures.L29]-[bitcoin_futures.L28])" table:style-name="ce1">
            <text:p>-1125</text:p>
          </table:table-cell>
          <table:table-cell table:number-columns-repeated="2" table:style-name="ce1"/>
          <table:table-cell office:value-type="float" office:value="-1125" table:formula="of:=([bitcoin_futures.O29]-[bitcoin_futures.O28])" table:style-name="ce1">
            <text:p>-1125</text:p>
          </table:table-cell>
          <table:table-cell table:number-columns-repeated="4" table:style-name="ce1"/>
          <table:table-cell office:value-type="float" office:value="-1075" table:formula="of:=[.B25]" table:style-name="ce1">
            <text:p>-1075</text:p>
          </table:table-cell>
          <table:table-cell table:number-columns-repeated="16367"/>
        </table:table-row>
        <table:table-row table:style-name="ro1">
          <table:table-cell office:value-type="string" office:string-value="01.02.2024" table:formula="of:=[bitcoin_futures.A30]" table:style-name="ce1">
            <text:p>01.02.2024</text:p>
          </table:table-cell>
          <table:table-cell office:value-type="float" office:value="460" table:formula="of:=([bitcoin_futures.E30]-[bitcoin_futures.E29])" table:style-name="ce6">
            <text:p>460</text:p>
          </table:table-cell>
          <table:table-cell office:value-type="float" office:value="495" table:formula="of:=([bitcoin_futures.F30]-[bitcoin_futures.F29])" table:style-name="ce1">
            <text:p>495</text:p>
          </table:table-cell>
          <table:table-cell office:value-type="float" office:value="485" table:formula="of:=([bitcoin_futures.G30]-[bitcoin_futures.G29])" table:style-name="ce1">
            <text:p>485</text:p>
          </table:table-cell>
          <table:table-cell office:value-type="float" office:value="490" table:formula="of:=([bitcoin_futures.H30]-[bitcoin_futures.H29])" table:style-name="ce1">
            <text:p>490</text:p>
          </table:table-cell>
          <table:table-cell office:value-type="float" office:value="485" table:formula="of:=([bitcoin_futures.I30]-[bitcoin_futures.I29])" table:style-name="ce1">
            <text:p>485</text:p>
          </table:table-cell>
          <table:table-cell office:value-type="float" office:value="485" table:formula="of:=([bitcoin_futures.J30]-[bitcoin_futures.J29])" table:style-name="ce1">
            <text:p>485</text:p>
          </table:table-cell>
          <table:table-cell table:style-name="ce1"/>
          <table:table-cell office:value-type="float" office:value="490" table:formula="of:=([bitcoin_futures.L30]-[bitcoin_futures.L29])" table:style-name="ce1">
            <text:p>490</text:p>
          </table:table-cell>
          <table:table-cell table:number-columns-repeated="2" table:style-name="ce1"/>
          <table:table-cell office:value-type="float" office:value="475" table:formula="of:=([bitcoin_futures.O30]-[bitcoin_futures.O29])" table:style-name="ce1">
            <text:p>475</text:p>
          </table:table-cell>
          <table:table-cell table:number-columns-repeated="4" table:style-name="ce1"/>
          <table:table-cell office:value-type="float" office:value="460" table:formula="of:=[.B26]" table:style-name="ce1">
            <text:p>460</text:p>
          </table:table-cell>
          <table:table-cell table:number-columns-repeated="16367"/>
        </table:table-row>
        <table:table-row table:style-name="ro1">
          <table:table-cell office:value-type="string" office:string-value="02.02.2024" table:formula="of:=[bitcoin_futures.A31]" table:style-name="ce1">
            <text:p>02.02.2024</text:p>
          </table:table-cell>
          <table:table-cell office:value-type="float" office:value="-90" table:formula="of:=([bitcoin_futures.E31]-[bitcoin_futures.E30])" table:style-name="ce6">
            <text:p>-90</text:p>
          </table:table-cell>
          <table:table-cell office:value-type="float" office:value="-70" table:formula="of:=([bitcoin_futures.F31]-[bitcoin_futures.F30])" table:style-name="ce1">
            <text:p>-70</text:p>
          </table:table-cell>
          <table:table-cell office:value-type="float" office:value="-80" table:formula="of:=([bitcoin_futures.G31]-[bitcoin_futures.G30])" table:style-name="ce1">
            <text:p>-80</text:p>
          </table:table-cell>
          <table:table-cell office:value-type="float" office:value="-80" table:formula="of:=([bitcoin_futures.H31]-[bitcoin_futures.H30])" table:style-name="ce1">
            <text:p>-80</text:p>
          </table:table-cell>
          <table:table-cell office:value-type="float" office:value="-75" table:formula="of:=([bitcoin_futures.I31]-[bitcoin_futures.I30])" table:style-name="ce1">
            <text:p>-75</text:p>
          </table:table-cell>
          <table:table-cell office:value-type="float" office:value="-65" table:formula="of:=([bitcoin_futures.J31]-[bitcoin_futures.J30])" table:style-name="ce1">
            <text:p>-65</text:p>
          </table:table-cell>
          <table:table-cell table:style-name="ce1"/>
          <table:table-cell office:value-type="float" office:value="-60" table:formula="of:=([bitcoin_futures.L31]-[bitcoin_futures.L30])" table:style-name="ce1">
            <text:p>-60</text:p>
          </table:table-cell>
          <table:table-cell table:number-columns-repeated="2" table:style-name="ce1"/>
          <table:table-cell office:value-type="float" office:value="-60" table:formula="of:=([bitcoin_futures.O31]-[bitcoin_futures.O30])" table:style-name="ce1">
            <text:p>-60</text:p>
          </table:table-cell>
          <table:table-cell table:number-columns-repeated="4" table:style-name="ce1"/>
          <table:table-cell office:value-type="float" office:value="-90" table:formula="of:=[.B27]" table:style-name="ce1">
            <text:p>-90</text:p>
          </table:table-cell>
          <table:table-cell table:number-columns-repeated="16367"/>
        </table:table-row>
        <table:table-row table:style-name="ro1">
          <table:table-cell office:value-type="string" office:string-value="05.02.2024" table:formula="of:=[bitcoin_futures.A32]" table:style-name="ce1">
            <text:p>05.02.2024</text:p>
          </table:table-cell>
          <table:table-cell office:value-type="float" office:value="-630" table:formula="of:=([bitcoin_futures.E32]-[bitcoin_futures.E31])" table:style-name="ce6">
            <text:p>-630</text:p>
          </table:table-cell>
          <table:table-cell office:value-type="float" office:value="-635" table:formula="of:=([bitcoin_futures.F32]-[bitcoin_futures.F31])" table:style-name="ce1">
            <text:p>-635</text:p>
          </table:table-cell>
          <table:table-cell office:value-type="float" office:value="-630" table:formula="of:=([bitcoin_futures.G32]-[bitcoin_futures.G31])" table:style-name="ce1">
            <text:p>-630</text:p>
          </table:table-cell>
          <table:table-cell office:value-type="float" office:value="-615" table:formula="of:=([bitcoin_futures.H32]-[bitcoin_futures.H31])" table:style-name="ce1">
            <text:p>-615</text:p>
          </table:table-cell>
          <table:table-cell office:value-type="float" office:value="-620" table:formula="of:=([bitcoin_futures.I32]-[bitcoin_futures.I31])" table:style-name="ce1">
            <text:p>-620</text:p>
          </table:table-cell>
          <table:table-cell office:value-type="float" office:value="-610" table:formula="of:=([bitcoin_futures.J32]-[bitcoin_futures.J31])" table:style-name="ce1">
            <text:p>-610</text:p>
          </table:table-cell>
          <table:table-cell table:style-name="ce1"/>
          <table:table-cell office:value-type="float" office:value="-620" table:formula="of:=([bitcoin_futures.L32]-[bitcoin_futures.L31])" table:style-name="ce1">
            <text:p>-620</text:p>
          </table:table-cell>
          <table:table-cell table:number-columns-repeated="2" table:style-name="ce1"/>
          <table:table-cell office:value-type="float" office:value="-630" table:formula="of:=([bitcoin_futures.O32]-[bitcoin_futures.O31])" table:style-name="ce1">
            <text:p>-630</text:p>
          </table:table-cell>
          <table:table-cell table:number-columns-repeated="4" table:style-name="ce1"/>
          <table:table-cell office:value-type="float" office:value="-630" table:formula="of:=[.B28]" table:style-name="ce1">
            <text:p>-630</text:p>
          </table:table-cell>
          <table:table-cell table:number-columns-repeated="16367"/>
        </table:table-row>
        <table:table-row table:style-name="ro1">
          <table:table-cell office:value-type="string" office:string-value="06.02.2024" table:formula="of:=[bitcoin_futures.A33]" table:style-name="ce1">
            <text:p>06.02.2024</text:p>
          </table:table-cell>
          <table:table-cell office:value-type="float" office:value="750" table:formula="of:=([bitcoin_futures.E33]-[bitcoin_futures.E32])" table:style-name="ce6">
            <text:p>750</text:p>
          </table:table-cell>
          <table:table-cell office:value-type="float" office:value="765" table:formula="of:=([bitcoin_futures.F33]-[bitcoin_futures.F32])" table:style-name="ce1">
            <text:p>765</text:p>
          </table:table-cell>
          <table:table-cell office:value-type="float" office:value="770" table:formula="of:=([bitcoin_futures.G33]-[bitcoin_futures.G32])" table:style-name="ce1">
            <text:p>770</text:p>
          </table:table-cell>
          <table:table-cell office:value-type="float" office:value="755" table:formula="of:=([bitcoin_futures.H33]-[bitcoin_futures.H32])" table:style-name="ce1">
            <text:p>755</text:p>
          </table:table-cell>
          <table:table-cell office:value-type="float" office:value="755" table:formula="of:=([bitcoin_futures.I33]-[bitcoin_futures.I32])" table:style-name="ce1">
            <text:p>755</text:p>
          </table:table-cell>
          <table:table-cell office:value-type="float" office:value="735" table:formula="of:=([bitcoin_futures.J33]-[bitcoin_futures.J32])" table:style-name="ce1">
            <text:p>735</text:p>
          </table:table-cell>
          <table:table-cell table:style-name="ce1"/>
          <table:table-cell office:value-type="float" office:value="700" table:formula="of:=([bitcoin_futures.L33]-[bitcoin_futures.L32])" table:style-name="ce1">
            <text:p>700</text:p>
          </table:table-cell>
          <table:table-cell table:number-columns-repeated="2" table:style-name="ce1"/>
          <table:table-cell office:value-type="float" office:value="705" table:formula="of:=([bitcoin_futures.O33]-[bitcoin_futures.O32])" table:style-name="ce1">
            <text:p>705</text:p>
          </table:table-cell>
          <table:table-cell table:number-columns-repeated="4" table:style-name="ce1"/>
          <table:table-cell office:value-type="float" office:value="750" table:formula="of:=[.B29]" table:style-name="ce1">
            <text:p>750</text:p>
          </table:table-cell>
          <table:table-cell table:number-columns-repeated="16367"/>
        </table:table-row>
        <table:table-row table:style-name="ro1">
          <table:table-cell office:value-type="string" office:string-value="07.02.2024" table:formula="of:=[bitcoin_futures.A34]" table:style-name="ce1">
            <text:p>07.02.2024</text:p>
          </table:table-cell>
          <table:table-cell office:value-type="float" office:value="1105" table:formula="of:=([bitcoin_futures.E34]-[bitcoin_futures.E33])" table:style-name="ce6">
            <text:p>1105</text:p>
          </table:table-cell>
          <table:table-cell office:value-type="float" office:value="1105" table:formula="of:=([bitcoin_futures.F34]-[bitcoin_futures.F33])" table:style-name="ce1">
            <text:p>1105</text:p>
          </table:table-cell>
          <table:table-cell office:value-type="float" office:value="1105" table:formula="of:=([bitcoin_futures.G34]-[bitcoin_futures.G33])" table:style-name="ce1">
            <text:p>1105</text:p>
          </table:table-cell>
          <table:table-cell office:value-type="float" office:value="1120" table:formula="of:=([bitcoin_futures.H34]-[bitcoin_futures.H33])" table:style-name="ce1">
            <text:p>1120</text:p>
          </table:table-cell>
          <table:table-cell office:value-type="float" office:value="1125" table:formula="of:=([bitcoin_futures.I34]-[bitcoin_futures.I33])" table:style-name="ce1">
            <text:p>1125</text:p>
          </table:table-cell>
          <table:table-cell office:value-type="float" office:value="1125" table:formula="of:=([bitcoin_futures.J34]-[bitcoin_futures.J33])" table:style-name="ce1">
            <text:p>1125</text:p>
          </table:table-cell>
          <table:table-cell table:style-name="ce1"/>
          <table:table-cell office:value-type="float" office:value="1125" table:formula="of:=([bitcoin_futures.L34]-[bitcoin_futures.L33])" table:style-name="ce1">
            <text:p>1125</text:p>
          </table:table-cell>
          <table:table-cell table:number-columns-repeated="2" table:style-name="ce1"/>
          <table:table-cell office:value-type="float" office:value="1150" table:formula="of:=([bitcoin_futures.O34]-[bitcoin_futures.O33])" table:style-name="ce1">
            <text:p>1150</text:p>
          </table:table-cell>
          <table:table-cell table:number-columns-repeated="4" table:style-name="ce1"/>
          <table:table-cell office:value-type="float" office:value="1105" table:formula="of:=[.B30]" table:style-name="ce1">
            <text:p>1105</text:p>
          </table:table-cell>
          <table:table-cell table:number-columns-repeated="16367"/>
        </table:table-row>
        <table:table-row table:style-name="ro1">
          <table:table-cell office:value-type="string" office:string-value="08.02.2024" table:formula="of:=[bitcoin_futures.A35]" table:style-name="ce1">
            <text:p>08.02.2024</text:p>
          </table:table-cell>
          <table:table-cell office:value-type="float" office:value="1340" table:formula="of:=([bitcoin_futures.E35]-[bitcoin_futures.E34])" table:style-name="ce6">
            <text:p>1340</text:p>
          </table:table-cell>
          <table:table-cell office:value-type="float" office:value="1360" table:formula="of:=([bitcoin_futures.F35]-[bitcoin_futures.F34])" table:style-name="ce1">
            <text:p>1360</text:p>
          </table:table-cell>
          <table:table-cell office:value-type="float" office:value="1390" table:formula="of:=([bitcoin_futures.G35]-[bitcoin_futures.G34])" table:style-name="ce1">
            <text:p>1390</text:p>
          </table:table-cell>
          <table:table-cell office:value-type="float" office:value="1410" table:formula="of:=([bitcoin_futures.H35]-[bitcoin_futures.H34])" table:style-name="ce1">
            <text:p>1410</text:p>
          </table:table-cell>
          <table:table-cell office:value-type="float" office:value="1470" table:formula="of:=([bitcoin_futures.I35]-[bitcoin_futures.I34])" table:style-name="ce1">
            <text:p>1470</text:p>
          </table:table-cell>
          <table:table-cell office:value-type="float" office:value="1485" table:formula="of:=([bitcoin_futures.J35]-[bitcoin_futures.J34])" table:style-name="ce1">
            <text:p>1485</text:p>
          </table:table-cell>
          <table:table-cell table:style-name="ce1"/>
          <table:table-cell office:value-type="float" office:value="1470" table:formula="of:=([bitcoin_futures.L35]-[bitcoin_futures.L34])" table:style-name="ce1">
            <text:p>1470</text:p>
          </table:table-cell>
          <table:table-cell table:number-columns-repeated="2" table:style-name="ce1"/>
          <table:table-cell office:value-type="float" office:value="1460" table:formula="of:=([bitcoin_futures.O35]-[bitcoin_futures.O34])" table:style-name="ce1">
            <text:p>1460</text:p>
          </table:table-cell>
          <table:table-cell table:number-columns-repeated="4" table:style-name="ce1"/>
          <table:table-cell office:value-type="float" office:value="1340" table:formula="of:=[.B31]" table:style-name="ce1">
            <text:p>1340</text:p>
          </table:table-cell>
          <table:table-cell table:number-columns-repeated="16367"/>
        </table:table-row>
        <table:table-row table:style-name="ro1">
          <table:table-cell office:value-type="string" office:string-value="09.02.2024" table:formula="of:=[bitcoin_futures.A36]" table:style-name="ce1">
            <text:p>09.02.2024</text:p>
          </table:table-cell>
          <table:table-cell office:value-type="float" office:value="2020" table:formula="of:=([bitcoin_futures.E36]-[bitcoin_futures.E35])" table:style-name="ce6">
            <text:p>2020</text:p>
          </table:table-cell>
          <table:table-cell office:value-type="float" office:value="2035" table:formula="of:=([bitcoin_futures.F36]-[bitcoin_futures.F35])" table:style-name="ce1">
            <text:p>2035</text:p>
          </table:table-cell>
          <table:table-cell office:value-type="float" office:value="2025" table:formula="of:=([bitcoin_futures.G36]-[bitcoin_futures.G35])" table:style-name="ce1">
            <text:p>2025</text:p>
          </table:table-cell>
          <table:table-cell office:value-type="float" office:value="2005" table:formula="of:=([bitcoin_futures.H36]-[bitcoin_futures.H35])" table:style-name="ce1">
            <text:p>2005</text:p>
          </table:table-cell>
          <table:table-cell office:value-type="float" office:value="2055" table:formula="of:=([bitcoin_futures.I36]-[bitcoin_futures.I35])" table:style-name="ce1">
            <text:p>2055</text:p>
          </table:table-cell>
          <table:table-cell office:value-type="float" office:value="2065" table:formula="of:=([bitcoin_futures.J36]-[bitcoin_futures.J35])" table:style-name="ce1">
            <text:p>2065</text:p>
          </table:table-cell>
          <table:table-cell table:style-name="ce1"/>
          <table:table-cell office:value-type="float" office:value="2105" table:formula="of:=([bitcoin_futures.L36]-[bitcoin_futures.L35])" table:style-name="ce1">
            <text:p>2105</text:p>
          </table:table-cell>
          <table:table-cell table:number-columns-repeated="2" table:style-name="ce1"/>
          <table:table-cell office:value-type="float" office:value="2185" table:formula="of:=([bitcoin_futures.O36]-[bitcoin_futures.O35])" table:style-name="ce1">
            <text:p>2185</text:p>
          </table:table-cell>
          <table:table-cell table:number-columns-repeated="4" table:style-name="ce1"/>
          <table:table-cell office:value-type="float" office:value="2020" table:formula="of:=[.B32]" table:style-name="ce1">
            <text:p>2020</text:p>
          </table:table-cell>
          <table:table-cell table:number-columns-repeated="16367"/>
        </table:table-row>
        <table:table-row table:style-name="ro1">
          <table:table-cell office:value-type="string" office:string-value="12.02.2024" table:formula="of:=[bitcoin_futures.A37]" table:style-name="ce1">
            <text:p>12.02.2024</text:p>
          </table:table-cell>
          <table:table-cell office:value-type="float" office:value="2695" table:formula="of:=([bitcoin_futures.E37]-[bitcoin_futures.E36])" table:style-name="ce6">
            <text:p>2695</text:p>
          </table:table-cell>
          <table:table-cell office:value-type="float" office:value="2750" table:formula="of:=([bitcoin_futures.F37]-[bitcoin_futures.F36])" table:style-name="ce1">
            <text:p>2750</text:p>
          </table:table-cell>
          <table:table-cell office:value-type="float" office:value="2775" table:formula="of:=([bitcoin_futures.G37]-[bitcoin_futures.G36])" table:style-name="ce1">
            <text:p>2775</text:p>
          </table:table-cell>
          <table:table-cell office:value-type="float" office:value="2795" table:formula="of:=([bitcoin_futures.H37]-[bitcoin_futures.H36])" table:style-name="ce1">
            <text:p>2795</text:p>
          </table:table-cell>
          <table:table-cell office:value-type="float" office:value="2795" table:formula="of:=([bitcoin_futures.I37]-[bitcoin_futures.I36])" table:style-name="ce1">
            <text:p>2795</text:p>
          </table:table-cell>
          <table:table-cell office:value-type="float" office:value="2825" table:formula="of:=([bitcoin_futures.J37]-[bitcoin_futures.J36])" table:style-name="ce1">
            <text:p>2825</text:p>
          </table:table-cell>
          <table:table-cell table:style-name="ce1"/>
          <table:table-cell office:value-type="float" office:value="2750" table:formula="of:=([bitcoin_futures.L37]-[bitcoin_futures.L36])" table:style-name="ce1">
            <text:p>2750</text:p>
          </table:table-cell>
          <table:table-cell table:number-columns-repeated="2" table:style-name="ce1"/>
          <table:table-cell office:value-type="float" office:value="2810" table:formula="of:=([bitcoin_futures.O37]-[bitcoin_futures.O36])" table:style-name="ce1">
            <text:p>2810</text:p>
          </table:table-cell>
          <table:table-cell table:number-columns-repeated="4" table:style-name="ce1"/>
          <table:table-cell office:value-type="float" office:value="2695" table:formula="of:=[.B33]" table:style-name="ce1">
            <text:p>2695</text:p>
          </table:table-cell>
          <table:table-cell table:number-columns-repeated="16367"/>
        </table:table-row>
        <table:table-row table:style-name="ro1">
          <table:table-cell office:value-type="string" office:string-value="13.02.2024" table:formula="of:=[bitcoin_futures.A38]" table:style-name="ce1">
            <text:p>13.02.2024</text:p>
          </table:table-cell>
          <table:table-cell office:value-type="float" office:value="-825" table:formula="of:=([bitcoin_futures.E38]-[bitcoin_futures.E37])" table:style-name="ce6">
            <text:p>-825</text:p>
          </table:table-cell>
          <table:table-cell office:value-type="float" office:value="-815" table:formula="of:=([bitcoin_futures.F38]-[bitcoin_futures.F37])" table:style-name="ce1">
            <text:p>-815</text:p>
          </table:table-cell>
          <table:table-cell office:value-type="float" office:value="-810" table:formula="of:=([bitcoin_futures.G38]-[bitcoin_futures.G37])" table:style-name="ce1">
            <text:p>-810</text:p>
          </table:table-cell>
          <table:table-cell office:value-type="float" office:value="-780" table:formula="of:=([bitcoin_futures.H38]-[bitcoin_futures.H37])" table:style-name="ce1">
            <text:p>-780</text:p>
          </table:table-cell>
          <table:table-cell office:value-type="float" office:value="-795" table:formula="of:=([bitcoin_futures.I38]-[bitcoin_futures.I37])" table:style-name="ce1">
            <text:p>-795</text:p>
          </table:table-cell>
          <table:table-cell office:value-type="float" office:value="-775" table:formula="of:=([bitcoin_futures.J38]-[bitcoin_futures.J37])" table:style-name="ce1">
            <text:p>-775</text:p>
          </table:table-cell>
          <table:table-cell table:style-name="ce1"/>
          <table:table-cell office:value-type="float" office:value="-800" table:formula="of:=([bitcoin_futures.L38]-[bitcoin_futures.L37])" table:style-name="ce1">
            <text:p>-800</text:p>
          </table:table-cell>
          <table:table-cell table:number-columns-repeated="2" table:style-name="ce1"/>
          <table:table-cell office:value-type="float" office:value="-830" table:formula="of:=([bitcoin_futures.O38]-[bitcoin_futures.O37])" table:style-name="ce1">
            <text:p>-830</text:p>
          </table:table-cell>
          <table:table-cell table:number-columns-repeated="4" table:style-name="ce1"/>
          <table:table-cell office:value-type="float" office:value="-825" table:formula="of:=[.B34]" table:style-name="ce1">
            <text:p>-825</text:p>
          </table:table-cell>
          <table:table-cell table:number-columns-repeated="16367"/>
        </table:table-row>
        <table:table-row table:style-name="ro1">
          <table:table-cell office:value-type="string" office:string-value="14.02.2024" table:formula="of:=[bitcoin_futures.A39]" table:style-name="ce1">
            <text:p>14.02.2024</text:p>
          </table:table-cell>
          <table:table-cell office:value-type="float" office:value="2350" table:formula="of:=([bitcoin_futures.E39]-[bitcoin_futures.E38])" table:style-name="ce6">
            <text:p>2350</text:p>
          </table:table-cell>
          <table:table-cell office:value-type="float" office:value="2415" table:formula="of:=([bitcoin_futures.F39]-[bitcoin_futures.F38])" table:style-name="ce1">
            <text:p>2415</text:p>
          </table:table-cell>
          <table:table-cell office:value-type="float" office:value="2510" table:formula="of:=([bitcoin_futures.G39]-[bitcoin_futures.G38])" table:style-name="ce1">
            <text:p>2510</text:p>
          </table:table-cell>
          <table:table-cell office:value-type="float" office:value="2590" table:formula="of:=([bitcoin_futures.H39]-[bitcoin_futures.H38])" table:style-name="ce1">
            <text:p>2590</text:p>
          </table:table-cell>
          <table:table-cell office:value-type="float" office:value="2655" table:formula="of:=([bitcoin_futures.I39]-[bitcoin_futures.I38])" table:style-name="ce1">
            <text:p>2655</text:p>
          </table:table-cell>
          <table:table-cell office:value-type="float" office:value="2650" table:formula="of:=([bitcoin_futures.J39]-[bitcoin_futures.J38])" table:style-name="ce1">
            <text:p>2650</text:p>
          </table:table-cell>
          <table:table-cell table:style-name="ce1"/>
          <table:table-cell office:value-type="float" office:value="2655" table:formula="of:=([bitcoin_futures.L39]-[bitcoin_futures.L38])" table:style-name="ce1">
            <text:p>2655</text:p>
          </table:table-cell>
          <table:table-cell table:number-columns-repeated="2" table:style-name="ce1"/>
          <table:table-cell office:value-type="float" office:value="2460" table:formula="of:=([bitcoin_futures.O39]-[bitcoin_futures.O38])" table:style-name="ce1">
            <text:p>2460</text:p>
          </table:table-cell>
          <table:table-cell table:number-columns-repeated="4" table:style-name="ce1"/>
          <table:table-cell office:value-type="float" office:value="2350" table:formula="of:=[.B35]" table:style-name="ce1">
            <text:p>2350</text:p>
          </table:table-cell>
          <table:table-cell table:number-columns-repeated="16367"/>
        </table:table-row>
        <table:table-row table:style-name="ro1">
          <table:table-cell office:value-type="string" office:string-value="15.02.2024" table:formula="of:=[bitcoin_futures.A40]" table:style-name="ce1">
            <text:p>15.02.2024</text:p>
          </table:table-cell>
          <table:table-cell office:value-type="float" office:value="-35" table:formula="of:=([bitcoin_futures.E40]-[bitcoin_futures.E39])" table:style-name="ce6">
            <text:p>-35</text:p>
          </table:table-cell>
          <table:table-cell office:value-type="float" office:value="-15" table:formula="of:=([bitcoin_futures.F40]-[bitcoin_futures.F39])" table:style-name="ce1">
            <text:p>-15</text:p>
          </table:table-cell>
          <table:table-cell office:value-type="float" office:value="100" table:formula="of:=([bitcoin_futures.G40]-[bitcoin_futures.G39])" table:style-name="ce1">
            <text:p>100</text:p>
          </table:table-cell>
          <table:table-cell office:value-type="float" office:value="120" table:formula="of:=([bitcoin_futures.H40]-[bitcoin_futures.H39])" table:style-name="ce1">
            <text:p>120</text:p>
          </table:table-cell>
          <table:table-cell office:value-type="float" office:value="180" table:formula="of:=([bitcoin_futures.I40]-[bitcoin_futures.I39])" table:style-name="ce1">
            <text:p>180</text:p>
          </table:table-cell>
          <table:table-cell office:value-type="float" office:value="285" table:formula="of:=([bitcoin_futures.J40]-[bitcoin_futures.J39])" table:style-name="ce1">
            <text:p>285</text:p>
          </table:table-cell>
          <table:table-cell table:style-name="ce1"/>
          <table:table-cell office:value-type="float" office:value="180" table:formula="of:=([bitcoin_futures.L40]-[bitcoin_futures.L39])" table:style-name="ce1">
            <text:p>180</text:p>
          </table:table-cell>
          <table:table-cell table:number-columns-repeated="2" table:style-name="ce1"/>
          <table:table-cell office:value-type="float" office:value="-40" table:formula="of:=([bitcoin_futures.O40]-[bitcoin_futures.O39])" table:style-name="ce1">
            <text:p>-40</text:p>
          </table:table-cell>
          <table:table-cell table:number-columns-repeated="4" table:style-name="ce1"/>
          <table:table-cell office:value-type="float" office:value="-35" table:formula="of:=[.B36]" table:style-name="ce1">
            <text:p>-35</text:p>
          </table:table-cell>
          <table:table-cell table:number-columns-repeated="16367"/>
        </table:table-row>
        <table:table-row table:style-name="ro1">
          <table:table-cell office:value-type="string" office:string-value="16.02.2024" table:formula="of:=[bitcoin_futures.A41]" table:style-name="ce1">
            <text:p>16.02.2024</text:p>
          </table:table-cell>
          <table:table-cell office:value-type="float" office:value="70" table:formula="of:=([bitcoin_futures.E41]-[bitcoin_futures.E40])" table:style-name="ce1">
            <text:p>70</text:p>
          </table:table-cell>
          <table:table-cell office:value-type="float" office:value="100" table:formula="of:=([bitcoin_futures.F41]-[bitcoin_futures.F40])" table:style-name="ce6">
            <text:p>100</text:p>
          </table:table-cell>
          <table:table-cell office:value-type="float" office:value="120" table:formula="of:=([bitcoin_futures.G41]-[bitcoin_futures.G40])" table:style-name="ce1">
            <text:p>120</text:p>
          </table:table-cell>
          <table:table-cell office:value-type="float" office:value="205" table:formula="of:=([bitcoin_futures.H41]-[bitcoin_futures.H40])" table:style-name="ce1">
            <text:p>205</text:p>
          </table:table-cell>
          <table:table-cell office:value-type="float" office:value="265" table:formula="of:=([bitcoin_futures.I41]-[bitcoin_futures.I40])" table:style-name="ce1">
            <text:p>265</text:p>
          </table:table-cell>
          <table:table-cell office:value-type="float" office:value="270" table:formula="of:=([bitcoin_futures.J41]-[bitcoin_futures.J40])" table:style-name="ce1">
            <text:p>270</text:p>
          </table:table-cell>
          <table:table-cell table:style-name="ce1"/>
          <table:table-cell office:value-type="float" office:value="265" table:formula="of:=([bitcoin_futures.L41]-[bitcoin_futures.L40])" table:style-name="ce1">
            <text:p>265</text:p>
          </table:table-cell>
          <table:table-cell table:number-columns-repeated="2" table:style-name="ce1"/>
          <table:table-cell office:value-type="float" office:value="155" table:formula="of:=([bitcoin_futures.O41]-[bitcoin_futures.O40])" table:style-name="ce1">
            <text:p>155</text:p>
          </table:table-cell>
          <table:table-cell table:number-columns-repeated="4" table:style-name="ce1"/>
          <table:table-cell office:value-type="float" office:value="100" table:formula="of:=[.C37]" table:style-name="ce1">
            <text:p>100</text:p>
          </table:table-cell>
          <table:table-cell table:number-columns-repeated="16367"/>
        </table:table-row>
        <table:table-row table:style-name="ro1">
          <table:table-cell office:value-type="string" office:string-value="19.02.2024" table:formula="of:=[bitcoin_futures.A42]" table:style-name="ce1">
            <text:p>19.02.2024</text:p>
          </table:table-cell>
          <table:table-cell office:value-type="float" office:value="0" table:formula="of:=([bitcoin_futures.E42]-[bitcoin_futures.E41])" table:style-name="ce1">
            <text:p>0</text:p>
          </table:table-cell>
          <table:table-cell office:value-type="float" office:value="0" table:formula="of:=([bitcoin_futures.F42]-[bitcoin_futures.F41])" table:style-name="ce6">
            <text:p>0</text:p>
          </table:table-cell>
          <table:table-cell office:value-type="float" office:value="0" table:formula="of:=([bitcoin_futures.G42]-[bitcoin_futures.G41])" table:style-name="ce1">
            <text:p>0</text:p>
          </table:table-cell>
          <table:table-cell office:value-type="float" office:value="0" table:formula="of:=([bitcoin_futures.H42]-[bitcoin_futures.H41])" table:style-name="ce1">
            <text:p>0</text:p>
          </table:table-cell>
          <table:table-cell office:value-type="float" office:value="0" table:formula="of:=([bitcoin_futures.I42]-[bitcoin_futures.I41])" table:style-name="ce1">
            <text:p>0</text:p>
          </table:table-cell>
          <table:table-cell office:value-type="float" office:value="0" table:formula="of:=([bitcoin_futures.J42]-[bitcoin_futures.J41])" table:style-name="ce1">
            <text:p>0</text:p>
          </table:table-cell>
          <table:table-cell table:style-name="ce1"/>
          <table:table-cell office:value-type="float" office:value="0" table:formula="of:=([bitcoin_futures.L42]-[bitcoin_futures.L41])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O42]-[bitcoin_futures.O41])" table:style-name="ce1">
            <text:p>0</text:p>
          </table:table-cell>
          <table:table-cell table:number-columns-repeated="4" table:style-name="ce1"/>
          <table:table-cell office:value-type="float" office:value="0" table:formula="of:=[.C38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20.02.2024" table:formula="of:=[bitcoin_futures.A43]" table:style-name="ce1">
            <text:p>20.02.2024</text:p>
          </table:table-cell>
          <table:table-cell office:value-type="float" office:value="65" table:formula="of:=([bitcoin_futures.E43]-[bitcoin_futures.E42])" table:style-name="ce1">
            <text:p>65</text:p>
          </table:table-cell>
          <table:table-cell office:value-type="float" office:value="125" table:formula="of:=([bitcoin_futures.F43]-[bitcoin_futures.F42])" table:style-name="ce6">
            <text:p>125</text:p>
          </table:table-cell>
          <table:table-cell office:value-type="float" office:value="140" table:formula="of:=([bitcoin_futures.G43]-[bitcoin_futures.G42])" table:style-name="ce1">
            <text:p>140</text:p>
          </table:table-cell>
          <table:table-cell office:value-type="float" office:value="170" table:formula="of:=([bitcoin_futures.H43]-[bitcoin_futures.H42])" table:style-name="ce1">
            <text:p>170</text:p>
          </table:table-cell>
          <table:table-cell office:value-type="float" office:value="200" table:formula="of:=([bitcoin_futures.I43]-[bitcoin_futures.I42])" table:style-name="ce1">
            <text:p>200</text:p>
          </table:table-cell>
          <table:table-cell office:value-type="float" office:value="205" table:formula="of:=([bitcoin_futures.J43]-[bitcoin_futures.J42])" table:style-name="ce1">
            <text:p>205</text:p>
          </table:table-cell>
          <table:table-cell table:style-name="ce1"/>
          <table:table-cell office:value-type="float" office:value="475" table:formula="of:=([bitcoin_futures.L43]-[bitcoin_futures.L42])" table:style-name="ce1">
            <text:p>475</text:p>
          </table:table-cell>
          <table:table-cell table:number-columns-repeated="2" table:style-name="ce1"/>
          <table:table-cell office:value-type="float" office:value="475" table:formula="of:=([bitcoin_futures.O43]-[bitcoin_futures.O42])" table:style-name="ce1">
            <text:p>475</text:p>
          </table:table-cell>
          <table:table-cell table:number-columns-repeated="4" table:style-name="ce1"/>
          <table:table-cell office:value-type="float" office:value="125" table:formula="of:=[.C39]" table:style-name="ce1">
            <text:p>125</text:p>
          </table:table-cell>
          <table:table-cell table:number-columns-repeated="16367"/>
        </table:table-row>
        <table:table-row table:style-name="ro1">
          <table:table-cell office:value-type="string" office:string-value="21.02.2024" table:formula="of:=[bitcoin_futures.A44]" table:style-name="ce1">
            <text:p>21.02.2024</text:p>
          </table:table-cell>
          <table:table-cell office:value-type="float" office:value="-1135" table:formula="of:=([bitcoin_futures.E44]-[bitcoin_futures.E43])" table:style-name="ce1">
            <text:p>-1135</text:p>
          </table:table-cell>
          <table:table-cell office:value-type="float" office:value="-1165" table:formula="of:=([bitcoin_futures.F44]-[bitcoin_futures.F43])" table:style-name="ce6">
            <text:p>-1165</text:p>
          </table:table-cell>
          <table:table-cell office:value-type="float" office:value="-1130" table:formula="of:=([bitcoin_futures.G44]-[bitcoin_futures.G43])" table:style-name="ce1">
            <text:p>-1130</text:p>
          </table:table-cell>
          <table:table-cell office:value-type="float" office:value="-1145" table:formula="of:=([bitcoin_futures.H44]-[bitcoin_futures.H43])" table:style-name="ce1">
            <text:p>-1145</text:p>
          </table:table-cell>
          <table:table-cell office:value-type="float" office:value="-1145" table:formula="of:=([bitcoin_futures.I44]-[bitcoin_futures.I43])" table:style-name="ce1">
            <text:p>-1145</text:p>
          </table:table-cell>
          <table:table-cell office:value-type="float" office:value="-1100" table:formula="of:=([bitcoin_futures.J44]-[bitcoin_futures.J43])" table:style-name="ce1">
            <text:p>-1100</text:p>
          </table:table-cell>
          <table:table-cell table:style-name="ce1"/>
          <table:table-cell office:value-type="float" office:value="-1420" table:formula="of:=([bitcoin_futures.L44]-[bitcoin_futures.L43])" table:style-name="ce1">
            <text:p>-1420</text:p>
          </table:table-cell>
          <table:table-cell table:number-columns-repeated="2" table:style-name="ce1"/>
          <table:table-cell office:value-type="float" office:value="-1165" table:formula="of:=([bitcoin_futures.O44]-[bitcoin_futures.O43])" table:style-name="ce1">
            <text:p>-1165</text:p>
          </table:table-cell>
          <table:table-cell table:number-columns-repeated="4" table:style-name="ce1"/>
          <table:table-cell office:value-type="float" office:value="-1165" table:formula="of:=[.C40]" table:style-name="ce1">
            <text:p>-1165</text:p>
          </table:table-cell>
          <table:table-cell table:number-columns-repeated="16367"/>
        </table:table-row>
        <table:table-row table:style-name="ro1">
          <table:table-cell office:value-type="string" office:string-value="22.02.2024" table:formula="of:=[bitcoin_futures.A45]" table:style-name="ce1">
            <text:p>22.02.2024</text:p>
          </table:table-cell>
          <table:table-cell office:value-type="float" office:value="1085" table:formula="of:=([bitcoin_futures.E45]-[bitcoin_futures.E44])" table:style-name="ce1">
            <text:p>1085</text:p>
          </table:table-cell>
          <table:table-cell office:value-type="float" office:value="1085" table:formula="of:=([bitcoin_futures.F45]-[bitcoin_futures.F44])" table:style-name="ce6">
            <text:p>1085</text:p>
          </table:table-cell>
          <table:table-cell office:value-type="float" office:value="1060" table:formula="of:=([bitcoin_futures.G45]-[bitcoin_futures.G44])" table:style-name="ce1">
            <text:p>1060</text:p>
          </table:table-cell>
          <table:table-cell office:value-type="float" office:value="1025" table:formula="of:=([bitcoin_futures.H45]-[bitcoin_futures.H44])" table:style-name="ce1">
            <text:p>1025</text:p>
          </table:table-cell>
          <table:table-cell office:value-type="float" office:value="985" table:formula="of:=([bitcoin_futures.I45]-[bitcoin_futures.I44])" table:style-name="ce1">
            <text:p>985</text:p>
          </table:table-cell>
          <table:table-cell office:value-type="float" office:value="925" table:formula="of:=([bitcoin_futures.J45]-[bitcoin_futures.J44])" table:style-name="ce1">
            <text:p>925</text:p>
          </table:table-cell>
          <table:table-cell table:style-name="ce1"/>
          <table:table-cell office:value-type="float" office:value="985" table:formula="of:=([bitcoin_futures.L45]-[bitcoin_futures.L44])" table:style-name="ce1">
            <text:p>985</text:p>
          </table:table-cell>
          <table:table-cell table:number-columns-repeated="2" table:style-name="ce1"/>
          <table:table-cell office:value-type="float" office:value="730" table:formula="of:=([bitcoin_futures.O45]-[bitcoin_futures.O44])" table:style-name="ce1">
            <text:p>730</text:p>
          </table:table-cell>
          <table:table-cell table:number-columns-repeated="4" table:style-name="ce1"/>
          <table:table-cell office:value-type="float" office:value="1085" table:formula="of:=[.C41]" table:style-name="ce1">
            <text:p>1085</text:p>
          </table:table-cell>
          <table:table-cell table:number-columns-repeated="16367"/>
        </table:table-row>
        <table:table-row table:style-name="ro1">
          <table:table-cell office:value-type="string" office:string-value="23.02.2024" table:formula="of:=[bitcoin_futures.A46]" table:style-name="ce1">
            <text:p>23.02.2024</text:p>
          </table:table-cell>
          <table:table-cell office:value-type="float" office:value="-1082" table:formula="of:=([bitcoin_futures.E46]-[bitcoin_futures.E45])" table:style-name="ce1">
            <text:p>-1082</text:p>
          </table:table-cell>
          <table:table-cell office:value-type="float" office:value="-965" table:formula="of:=([bitcoin_futures.F46]-[bitcoin_futures.F45])" table:style-name="ce6">
            <text:p>-965</text:p>
          </table:table-cell>
          <table:table-cell office:value-type="float" office:value="-975" table:formula="of:=([bitcoin_futures.G46]-[bitcoin_futures.G45])" table:style-name="ce1">
            <text:p>-975</text:p>
          </table:table-cell>
          <table:table-cell office:value-type="float" office:value="-950" table:formula="of:=([bitcoin_futures.H46]-[bitcoin_futures.H45])" table:style-name="ce1">
            <text:p>-950</text:p>
          </table:table-cell>
          <table:table-cell office:value-type="float" office:value="-925" table:formula="of:=([bitcoin_futures.I46]-[bitcoin_futures.I45])" table:style-name="ce1">
            <text:p>-925</text:p>
          </table:table-cell>
          <table:table-cell office:value-type="float" office:value="-910" table:formula="of:=([bitcoin_futures.J46]-[bitcoin_futures.J45])" table:style-name="ce1">
            <text:p>-910</text:p>
          </table:table-cell>
          <table:table-cell table:style-name="ce1"/>
          <table:table-cell office:value-type="float" office:value="-700" table:formula="of:=([bitcoin_futures.L46]-[bitcoin_futures.L45])" table:style-name="ce1">
            <text:p>-700</text:p>
          </table:table-cell>
          <table:table-cell table:number-columns-repeated="2" table:style-name="ce1"/>
          <table:table-cell office:value-type="float" office:value="-640" table:formula="of:=([bitcoin_futures.O46]-[bitcoin_futures.O45])" table:style-name="ce1">
            <text:p>-640</text:p>
          </table:table-cell>
          <table:table-cell table:number-columns-repeated="4" table:style-name="ce1"/>
          <table:table-cell office:value-type="float" office:value="-965" table:formula="of:=[.C42]" table:style-name="ce1">
            <text:p>-965</text:p>
          </table:table-cell>
          <table:table-cell table:number-columns-repeated="16367"/>
        </table:table-row>
        <table:table-row table:style-name="ro1">
          <table:table-cell office:value-type="string" office:string-value="26.02.2024" table:formula="of:=[bitcoin_futures.A47]" table:style-name="ce1">
            <text:p>26.02.2024</text:p>
          </table:table-cell>
          <table:table-cell table:style-name="ce1"/>
          <table:table-cell office:value-type="float" office:value="3540" table:formula="of:=([bitcoin_futures.F47]-[bitcoin_futures.F46])" table:style-name="ce6">
            <text:p>3540</text:p>
          </table:table-cell>
          <table:table-cell office:value-type="float" office:value="3560" table:formula="of:=([bitcoin_futures.G47]-[bitcoin_futures.G46])" table:style-name="ce1">
            <text:p>3560</text:p>
          </table:table-cell>
          <table:table-cell office:value-type="float" office:value="3595" table:formula="of:=([bitcoin_futures.H47]-[bitcoin_futures.H46])" table:style-name="ce1">
            <text:p>3595</text:p>
          </table:table-cell>
          <table:table-cell office:value-type="float" office:value="3615" table:formula="of:=([bitcoin_futures.I47]-[bitcoin_futures.I46])" table:style-name="ce1">
            <text:p>3615</text:p>
          </table:table-cell>
          <table:table-cell office:value-type="float" office:value="3615" table:formula="of:=([bitcoin_futures.J47]-[bitcoin_futures.J46])" table:style-name="ce1">
            <text:p>3615</text:p>
          </table:table-cell>
          <table:table-cell office:value-type="float" office:value="3510" table:formula="of:=([bitcoin_futures.K47]-[bitcoin_futures.K46])" table:style-name="ce1">
            <text:p>3510</text:p>
          </table:table-cell>
          <table:table-cell office:value-type="float" office:value="3715" table:formula="of:=([bitcoin_futures.L47]-[bitcoin_futures.L46])" table:style-name="ce1">
            <text:p>3715</text:p>
          </table:table-cell>
          <table:table-cell table:number-columns-repeated="2" table:style-name="ce1"/>
          <table:table-cell office:value-type="float" office:value="3675" table:formula="of:=([bitcoin_futures.O47]-[bitcoin_futures.O46])" table:style-name="ce1">
            <text:p>3675</text:p>
          </table:table-cell>
          <table:table-cell table:number-columns-repeated="4" table:style-name="ce1"/>
          <table:table-cell office:value-type="float" office:value="3540" table:formula="of:=[.C43]" table:style-name="ce1">
            <text:p>3540</text:p>
          </table:table-cell>
          <table:table-cell table:number-columns-repeated="16367"/>
        </table:table-row>
        <table:table-row table:style-name="ro1">
          <table:table-cell office:value-type="string" office:string-value="27.02.2024" table:formula="of:=[bitcoin_futures.A48]" table:style-name="ce1">
            <text:p>27.02.2024</text:p>
          </table:table-cell>
          <table:table-cell table:style-name="ce1"/>
          <table:table-cell office:value-type="float" office:value="2330" table:formula="of:=([bitcoin_futures.F48]-[bitcoin_futures.F47])" table:style-name="ce6">
            <text:p>2330</text:p>
          </table:table-cell>
          <table:table-cell office:value-type="float" office:value="2335" table:formula="of:=([bitcoin_futures.G48]-[bitcoin_futures.G47])" table:style-name="ce1">
            <text:p>2335</text:p>
          </table:table-cell>
          <table:table-cell office:value-type="float" office:value="2345" table:formula="of:=([bitcoin_futures.H48]-[bitcoin_futures.H47])" table:style-name="ce1">
            <text:p>2345</text:p>
          </table:table-cell>
          <table:table-cell office:value-type="float" office:value="2355" table:formula="of:=([bitcoin_futures.I48]-[bitcoin_futures.I47])" table:style-name="ce1">
            <text:p>2355</text:p>
          </table:table-cell>
          <table:table-cell office:value-type="float" office:value="2460" table:formula="of:=([bitcoin_futures.J48]-[bitcoin_futures.J47])" table:style-name="ce1">
            <text:p>2460</text:p>
          </table:table-cell>
          <table:table-cell office:value-type="float" office:value="2525" table:formula="of:=([bitcoin_futures.K48]-[bitcoin_futures.K47])" table:style-name="ce1">
            <text:p>2525</text:p>
          </table:table-cell>
          <table:table-cell office:value-type="float" office:value="2415" table:formula="of:=([bitcoin_futures.L48]-[bitcoin_futures.L47])" table:style-name="ce1">
            <text:p>2415</text:p>
          </table:table-cell>
          <table:table-cell table:number-columns-repeated="2" table:style-name="ce1"/>
          <table:table-cell office:value-type="float" office:value="2580" table:formula="of:=([bitcoin_futures.O48]-[bitcoin_futures.O47])" table:style-name="ce1">
            <text:p>2580</text:p>
          </table:table-cell>
          <table:table-cell table:number-columns-repeated="4" table:style-name="ce1"/>
          <table:table-cell office:value-type="float" office:value="2330" table:formula="of:=[.C44]" table:style-name="ce1">
            <text:p>2330</text:p>
          </table:table-cell>
          <table:table-cell table:number-columns-repeated="16367"/>
        </table:table-row>
        <table:table-row table:style-name="ro1">
          <table:table-cell office:value-type="string" office:string-value="28.02.2024" table:formula="of:=[bitcoin_futures.A49]" table:style-name="ce1">
            <text:p>28.02.2024</text:p>
          </table:table-cell>
          <table:table-cell table:style-name="ce1"/>
          <table:table-cell office:value-type="float" office:value="3250" table:formula="of:=([bitcoin_futures.F49]-[bitcoin_futures.F48])" table:style-name="ce6">
            <text:p>3250</text:p>
          </table:table-cell>
          <table:table-cell office:value-type="float" office:value="3235" table:formula="of:=([bitcoin_futures.G49]-[bitcoin_futures.G48])" table:style-name="ce1">
            <text:p>3235</text:p>
          </table:table-cell>
          <table:table-cell office:value-type="float" office:value="3230" table:formula="of:=([bitcoin_futures.H49]-[bitcoin_futures.H48])" table:style-name="ce1">
            <text:p>3230</text:p>
          </table:table-cell>
          <table:table-cell office:value-type="float" office:value="3240" table:formula="of:=([bitcoin_futures.I49]-[bitcoin_futures.I48])" table:style-name="ce1">
            <text:p>3240</text:p>
          </table:table-cell>
          <table:table-cell office:value-type="float" office:value="3245" table:formula="of:=([bitcoin_futures.J49]-[bitcoin_futures.J48])" table:style-name="ce1">
            <text:p>3245</text:p>
          </table:table-cell>
          <table:table-cell office:value-type="float" office:value="3210" table:formula="of:=([bitcoin_futures.K49]-[bitcoin_futures.K48])" table:style-name="ce1">
            <text:p>3210</text:p>
          </table:table-cell>
          <table:table-cell office:value-type="float" office:value="3555" table:formula="of:=([bitcoin_futures.L49]-[bitcoin_futures.L48])" table:style-name="ce1">
            <text:p>3555</text:p>
          </table:table-cell>
          <table:table-cell table:number-columns-repeated="2" table:style-name="ce1"/>
          <table:table-cell office:value-type="float" office:value="3370" table:formula="of:=([bitcoin_futures.O49]-[bitcoin_futures.O48])" table:style-name="ce1">
            <text:p>3370</text:p>
          </table:table-cell>
          <table:table-cell table:number-columns-repeated="4" table:style-name="ce1"/>
          <table:table-cell office:value-type="float" office:value="3250" table:formula="of:=[.C45]" table:style-name="ce1">
            <text:p>3250</text:p>
          </table:table-cell>
          <table:table-cell table:number-columns-repeated="16367"/>
        </table:table-row>
        <table:table-row table:style-name="ro1">
          <table:table-cell office:value-type="string" office:string-value="29.02.2024" table:formula="of:=[bitcoin_futures.A50]" table:style-name="ce1">
            <text:p>29.02.2024</text:p>
          </table:table-cell>
          <table:table-cell table:style-name="ce1"/>
          <table:table-cell office:value-type="float" office:value="1890" table:formula="of:=([bitcoin_futures.F50]-[bitcoin_futures.F49])" table:style-name="ce6">
            <text:p>1890</text:p>
          </table:table-cell>
          <table:table-cell office:value-type="float" office:value="1900" table:formula="of:=([bitcoin_futures.G50]-[bitcoin_futures.G49])" table:style-name="ce1">
            <text:p>1900</text:p>
          </table:table-cell>
          <table:table-cell office:value-type="float" office:value="1900" table:formula="of:=([bitcoin_futures.H50]-[bitcoin_futures.H49])" table:style-name="ce1">
            <text:p>1900</text:p>
          </table:table-cell>
          <table:table-cell office:value-type="float" office:value="1890" table:formula="of:=([bitcoin_futures.I50]-[bitcoin_futures.I49])" table:style-name="ce1">
            <text:p>1890</text:p>
          </table:table-cell>
          <table:table-cell office:value-type="float" office:value="1910" table:formula="of:=([bitcoin_futures.J50]-[bitcoin_futures.J49])" table:style-name="ce1">
            <text:p>1910</text:p>
          </table:table-cell>
          <table:table-cell office:value-type="float" office:value="1930" table:formula="of:=([bitcoin_futures.K50]-[bitcoin_futures.K49])" table:style-name="ce1">
            <text:p>1930</text:p>
          </table:table-cell>
          <table:table-cell office:value-type="float" office:value="1520" table:formula="of:=([bitcoin_futures.L50]-[bitcoin_futures.L49])" table:style-name="ce1">
            <text:p>1520</text:p>
          </table:table-cell>
          <table:table-cell table:number-columns-repeated="2" table:style-name="ce1"/>
          <table:table-cell office:value-type="float" office:value="1825" table:formula="of:=([bitcoin_futures.O50]-[bitcoin_futures.O49])" table:style-name="ce1">
            <text:p>1825</text:p>
          </table:table-cell>
          <table:table-cell table:number-columns-repeated="4" table:style-name="ce1"/>
          <table:table-cell office:value-type="float" office:value="1890" table:formula="of:=[.C46]" table:style-name="ce1">
            <text:p>1890</text:p>
          </table:table-cell>
          <table:table-cell table:number-columns-repeated="16367"/>
        </table:table-row>
        <table:table-row table:style-name="ro1">
          <table:table-cell office:value-type="string" office:string-value="01.03.2024" table:formula="of:=[bitcoin_futures.A51]" table:style-name="ce1">
            <text:p>01.03.2024</text:p>
          </table:table-cell>
          <table:table-cell table:style-name="ce1"/>
          <table:table-cell office:value-type="float" office:value="1065" table:formula="of:=([bitcoin_futures.F51]-[bitcoin_futures.F50])" table:style-name="ce6">
            <text:p>1065</text:p>
          </table:table-cell>
          <table:table-cell office:value-type="float" office:value="1090" table:formula="of:=([bitcoin_futures.G51]-[bitcoin_futures.G50])" table:style-name="ce1">
            <text:p>1090</text:p>
          </table:table-cell>
          <table:table-cell office:value-type="float" office:value="1095" table:formula="of:=([bitcoin_futures.H51]-[bitcoin_futures.H50])" table:style-name="ce1">
            <text:p>1095</text:p>
          </table:table-cell>
          <table:table-cell office:value-type="float" office:value="1095" table:formula="of:=([bitcoin_futures.I51]-[bitcoin_futures.I50])" table:style-name="ce1">
            <text:p>1095</text:p>
          </table:table-cell>
          <table:table-cell office:value-type="float" office:value="1095" table:formula="of:=([bitcoin_futures.J51]-[bitcoin_futures.J50])" table:style-name="ce1">
            <text:p>1095</text:p>
          </table:table-cell>
          <table:table-cell office:value-type="float" office:value="1075" table:formula="of:=([bitcoin_futures.K51]-[bitcoin_futures.K50])" table:style-name="ce1">
            <text:p>1075</text:p>
          </table:table-cell>
          <table:table-cell office:value-type="float" office:value="1090" table:formula="of:=([bitcoin_futures.L51]-[bitcoin_futures.L50])" table:style-name="ce1">
            <text:p>1090</text:p>
          </table:table-cell>
          <table:table-cell table:number-columns-repeated="2" table:style-name="ce1"/>
          <table:table-cell office:value-type="float" office:value="915" table:formula="of:=([bitcoin_futures.O51]-[bitcoin_futures.O50])" table:style-name="ce1">
            <text:p>915</text:p>
          </table:table-cell>
          <table:table-cell table:number-columns-repeated="4" table:style-name="ce1"/>
          <table:table-cell office:value-type="float" office:value="1065" table:formula="of:=[.C47]" table:style-name="ce1">
            <text:p>1065</text:p>
          </table:table-cell>
          <table:table-cell table:number-columns-repeated="16367"/>
        </table:table-row>
        <table:table-row table:style-name="ro1">
          <table:table-cell office:value-type="string" office:string-value="04.03.2024" table:formula="of:=[bitcoin_futures.A52]" table:style-name="ce1">
            <text:p>04.03.2024</text:p>
          </table:table-cell>
          <table:table-cell table:style-name="ce1"/>
          <table:table-cell office:value-type="float" office:value="4655" table:formula="of:=([bitcoin_futures.F52]-[bitcoin_futures.F51])" table:style-name="ce6">
            <text:p>4655</text:p>
          </table:table-cell>
          <table:table-cell office:value-type="float" office:value="4750" table:formula="of:=([bitcoin_futures.G52]-[bitcoin_futures.G51])" table:style-name="ce1">
            <text:p>4750</text:p>
          </table:table-cell>
          <table:table-cell office:value-type="float" office:value="4880" table:formula="of:=([bitcoin_futures.H52]-[bitcoin_futures.H51])" table:style-name="ce1">
            <text:p>4880</text:p>
          </table:table-cell>
          <table:table-cell office:value-type="float" office:value="4945" table:formula="of:=([bitcoin_futures.I52]-[bitcoin_futures.I51])" table:style-name="ce1">
            <text:p>4945</text:p>
          </table:table-cell>
          <table:table-cell office:value-type="float" office:value="5035" table:formula="of:=([bitcoin_futures.J52]-[bitcoin_futures.J51])" table:style-name="ce1">
            <text:p>5035</text:p>
          </table:table-cell>
          <table:table-cell office:value-type="float" office:value="5275" table:formula="of:=([bitcoin_futures.K52]-[bitcoin_futures.K51])" table:style-name="ce1">
            <text:p>5275</text:p>
          </table:table-cell>
          <table:table-cell office:value-type="float" office:value="5670" table:formula="of:=([bitcoin_futures.L52]-[bitcoin_futures.L51])" table:style-name="ce1">
            <text:p>5670</text:p>
          </table:table-cell>
          <table:table-cell table:number-columns-repeated="2" table:style-name="ce1"/>
          <table:table-cell office:value-type="float" office:value="5615" table:formula="of:=([bitcoin_futures.O52]-[bitcoin_futures.O51])" table:style-name="ce1">
            <text:p>5615</text:p>
          </table:table-cell>
          <table:table-cell table:number-columns-repeated="4" table:style-name="ce1"/>
          <table:table-cell office:value-type="float" office:value="4655" table:formula="of:=[.C48]" table:style-name="ce1">
            <text:p>4655</text:p>
          </table:table-cell>
          <table:table-cell table:number-columns-repeated="16367"/>
        </table:table-row>
        <table:table-row table:style-name="ro1">
          <table:table-cell office:value-type="string" office:string-value="05.03.2024" table:formula="of:=[bitcoin_futures.A53]" table:style-name="ce1">
            <text:p>05.03.2024</text:p>
          </table:table-cell>
          <table:table-cell table:style-name="ce1"/>
          <table:table-cell office:value-type="float" office:value="-6055" table:formula="of:=([bitcoin_futures.F53]-[bitcoin_futures.F52])" table:style-name="ce6">
            <text:p>-6055</text:p>
          </table:table-cell>
          <table:table-cell office:value-type="float" office:value="-6120" table:formula="of:=([bitcoin_futures.G53]-[bitcoin_futures.G52])" table:style-name="ce1">
            <text:p>-6120</text:p>
          </table:table-cell>
          <table:table-cell office:value-type="float" office:value="-6145" table:formula="of:=([bitcoin_futures.H53]-[bitcoin_futures.H52])" table:style-name="ce1">
            <text:p>-6145</text:p>
          </table:table-cell>
          <table:table-cell office:value-type="float" office:value="-6135" table:formula="of:=([bitcoin_futures.I53]-[bitcoin_futures.I52])" table:style-name="ce1">
            <text:p>-6135</text:p>
          </table:table-cell>
          <table:table-cell office:value-type="float" office:value="-6145" table:formula="of:=([bitcoin_futures.J53]-[bitcoin_futures.J52])" table:style-name="ce1">
            <text:p>-6145</text:p>
          </table:table-cell>
          <table:table-cell office:value-type="float" office:value="-6140" table:formula="of:=([bitcoin_futures.K53]-[bitcoin_futures.K52])" table:style-name="ce1">
            <text:p>-6140</text:p>
          </table:table-cell>
          <table:table-cell office:value-type="float" office:value="-6410" table:formula="of:=([bitcoin_futures.L53]-[bitcoin_futures.L52])" table:style-name="ce1">
            <text:p>-6410</text:p>
          </table:table-cell>
          <table:table-cell table:number-columns-repeated="2" table:style-name="ce1"/>
          <table:table-cell office:value-type="float" office:value="-6365" table:formula="of:=([bitcoin_futures.O53]-[bitcoin_futures.O52])" table:style-name="ce1">
            <text:p>-6365</text:p>
          </table:table-cell>
          <table:table-cell table:number-columns-repeated="4" table:style-name="ce1"/>
          <table:table-cell office:value-type="float" office:value="-6055" table:formula="of:=[.C49]" table:style-name="ce1">
            <text:p>-6055</text:p>
          </table:table-cell>
          <table:table-cell table:number-columns-repeated="16367"/>
        </table:table-row>
        <table:table-row table:style-name="ro1">
          <table:table-cell office:value-type="string" office:string-value="06.03.2024" table:formula="of:=[bitcoin_futures.A54]" table:style-name="ce1">
            <text:p>06.03.2024</text:p>
          </table:table-cell>
          <table:table-cell table:style-name="ce1"/>
          <table:table-cell office:value-type="float" office:value="5335" table:formula="of:=([bitcoin_futures.F54]-[bitcoin_futures.F53])" table:style-name="ce6">
            <text:p>5335</text:p>
          </table:table-cell>
          <table:table-cell office:value-type="float" office:value="5400" table:formula="of:=([bitcoin_futures.G54]-[bitcoin_futures.G53])" table:style-name="ce1">
            <text:p>5400</text:p>
          </table:table-cell>
          <table:table-cell office:value-type="float" office:value="5495" table:formula="of:=([bitcoin_futures.H54]-[bitcoin_futures.H53])" table:style-name="ce1">
            <text:p>5495</text:p>
          </table:table-cell>
          <table:table-cell office:value-type="float" office:value="5565" table:formula="of:=([bitcoin_futures.I54]-[bitcoin_futures.I53])" table:style-name="ce1">
            <text:p>5565</text:p>
          </table:table-cell>
          <table:table-cell office:value-type="float" office:value="5575" table:formula="of:=([bitcoin_futures.J54]-[bitcoin_futures.J53])" table:style-name="ce1">
            <text:p>5575</text:p>
          </table:table-cell>
          <table:table-cell office:value-type="float" office:value="5575" table:formula="of:=([bitcoin_futures.K54]-[bitcoin_futures.K53])" table:style-name="ce1">
            <text:p>5575</text:p>
          </table:table-cell>
          <table:table-cell office:value-type="float" office:value="5765" table:formula="of:=([bitcoin_futures.L54]-[bitcoin_futures.L53])" table:style-name="ce1">
            <text:p>5765</text:p>
          </table:table-cell>
          <table:table-cell table:number-columns-repeated="2" table:style-name="ce1"/>
          <table:table-cell office:value-type="float" office:value="5945" table:formula="of:=([bitcoin_futures.O54]-[bitcoin_futures.O53])" table:style-name="ce1">
            <text:p>5945</text:p>
          </table:table-cell>
          <table:table-cell table:number-columns-repeated="4" table:style-name="ce1"/>
          <table:table-cell office:value-type="float" office:value="5335" table:formula="of:=[.C50]" table:style-name="ce1">
            <text:p>5335</text:p>
          </table:table-cell>
          <table:table-cell table:number-columns-repeated="16367"/>
        </table:table-row>
        <table:table-row table:style-name="ro1">
          <table:table-cell office:value-type="string" office:string-value="07.03.2024" table:formula="of:=[bitcoin_futures.A55]" table:style-name="ce1">
            <text:p>07.03.2024</text:p>
          </table:table-cell>
          <table:table-cell table:style-name="ce1"/>
          <table:table-cell office:value-type="float" office:value="605" table:formula="of:=([bitcoin_futures.F55]-[bitcoin_futures.F54])" table:style-name="ce6">
            <text:p>605</text:p>
          </table:table-cell>
          <table:table-cell office:value-type="float" office:value="585" table:formula="of:=([bitcoin_futures.G55]-[bitcoin_futures.G54])" table:style-name="ce1">
            <text:p>585</text:p>
          </table:table-cell>
          <table:table-cell office:value-type="float" office:value="610" table:formula="of:=([bitcoin_futures.H55]-[bitcoin_futures.H54])" table:style-name="ce1">
            <text:p>610</text:p>
          </table:table-cell>
          <table:table-cell office:value-type="float" office:value="645" table:formula="of:=([bitcoin_futures.I55]-[bitcoin_futures.I54])" table:style-name="ce1">
            <text:p>645</text:p>
          </table:table-cell>
          <table:table-cell office:value-type="float" office:value="690" table:formula="of:=([bitcoin_futures.J55]-[bitcoin_futures.J54])" table:style-name="ce1">
            <text:p>690</text:p>
          </table:table-cell>
          <table:table-cell office:value-type="float" office:value="690" table:formula="of:=([bitcoin_futures.K55]-[bitcoin_futures.K54])" table:style-name="ce1">
            <text:p>690</text:p>
          </table:table-cell>
          <table:table-cell office:value-type="float" office:value="650" table:formula="of:=([bitcoin_futures.L55]-[bitcoin_futures.L54])" table:style-name="ce1">
            <text:p>650</text:p>
          </table:table-cell>
          <table:table-cell table:number-columns-repeated="2" table:style-name="ce1"/>
          <table:table-cell office:value-type="float" office:value="650" table:formula="of:=([bitcoin_futures.O55]-[bitcoin_futures.O54])" table:style-name="ce1">
            <text:p>650</text:p>
          </table:table-cell>
          <table:table-cell table:number-columns-repeated="4" table:style-name="ce1"/>
          <table:table-cell office:value-type="float" office:value="605" table:formula="of:=[.C51]" table:style-name="ce1">
            <text:p>605</text:p>
          </table:table-cell>
          <table:table-cell table:number-columns-repeated="16367"/>
        </table:table-row>
        <table:table-row table:style-name="ro1">
          <table:table-cell office:value-type="string" office:string-value="08.03.2024" table:formula="of:=[bitcoin_futures.A56]" table:style-name="ce1">
            <text:p>08.03.2024</text:p>
          </table:table-cell>
          <table:table-cell table:style-name="ce1"/>
          <table:table-cell office:value-type="float" office:value="1440" table:formula="of:=([bitcoin_futures.F56]-[bitcoin_futures.F55])" table:style-name="ce6">
            <text:p>1440</text:p>
          </table:table-cell>
          <table:table-cell office:value-type="float" office:value="1450" table:formula="of:=([bitcoin_futures.G56]-[bitcoin_futures.G55])" table:style-name="ce1">
            <text:p>1450</text:p>
          </table:table-cell>
          <table:table-cell office:value-type="float" office:value="1505" table:formula="of:=([bitcoin_futures.H56]-[bitcoin_futures.H55])" table:style-name="ce1">
            <text:p>1505</text:p>
          </table:table-cell>
          <table:table-cell office:value-type="float" office:value="1550" table:formula="of:=([bitcoin_futures.I56]-[bitcoin_futures.I55])" table:style-name="ce1">
            <text:p>1550</text:p>
          </table:table-cell>
          <table:table-cell office:value-type="float" office:value="1530" table:formula="of:=([bitcoin_futures.J56]-[bitcoin_futures.J55])" table:style-name="ce1">
            <text:p>1530</text:p>
          </table:table-cell>
          <table:table-cell office:value-type="float" office:value="1530" table:formula="of:=([bitcoin_futures.K56]-[bitcoin_futures.K55])" table:style-name="ce1">
            <text:p>1530</text:p>
          </table:table-cell>
          <table:table-cell office:value-type="float" office:value="1585" table:formula="of:=([bitcoin_futures.L56]-[bitcoin_futures.L55])" table:style-name="ce1">
            <text:p>1585</text:p>
          </table:table-cell>
          <table:table-cell table:number-columns-repeated="2" table:style-name="ce1"/>
          <table:table-cell office:value-type="float" office:value="1880" table:formula="of:=([bitcoin_futures.O56]-[bitcoin_futures.O55])" table:style-name="ce1">
            <text:p>1880</text:p>
          </table:table-cell>
          <table:table-cell table:number-columns-repeated="4" table:style-name="ce1"/>
          <table:table-cell office:value-type="float" office:value="1440" table:formula="of:=[.C52]" table:style-name="ce1">
            <text:p>1440</text:p>
          </table:table-cell>
          <table:table-cell table:number-columns-repeated="16367"/>
        </table:table-row>
        <table:table-row table:style-name="ro1">
          <table:table-cell office:value-type="string" office:string-value="11.03.2024" table:formula="of:=[bitcoin_futures.A57]" table:style-name="ce1">
            <text:p>11.03.2024</text:p>
          </table:table-cell>
          <table:table-cell table:style-name="ce1"/>
          <table:table-cell office:value-type="float" office:value="2855" table:formula="of:=([bitcoin_futures.F57]-[bitcoin_futures.F56])" table:style-name="ce6">
            <text:p>2855</text:p>
          </table:table-cell>
          <table:table-cell office:value-type="float" office:value="2970" table:formula="of:=([bitcoin_futures.G57]-[bitcoin_futures.G56])" table:style-name="ce1">
            <text:p>2970</text:p>
          </table:table-cell>
          <table:table-cell office:value-type="float" office:value="2975" table:formula="of:=([bitcoin_futures.H57]-[bitcoin_futures.H56])" table:style-name="ce1">
            <text:p>2975</text:p>
          </table:table-cell>
          <table:table-cell office:value-type="float" office:value="3005" table:formula="of:=([bitcoin_futures.I57]-[bitcoin_futures.I56])" table:style-name="ce1">
            <text:p>3005</text:p>
          </table:table-cell>
          <table:table-cell office:value-type="float" office:value="3120" table:formula="of:=([bitcoin_futures.J57]-[bitcoin_futures.J56])" table:style-name="ce1">
            <text:p>3120</text:p>
          </table:table-cell>
          <table:table-cell office:value-type="float" office:value="3120" table:formula="of:=([bitcoin_futures.K57]-[bitcoin_futures.K56])" table:style-name="ce1">
            <text:p>3120</text:p>
          </table:table-cell>
          <table:table-cell office:value-type="float" office:value="3070" table:formula="of:=([bitcoin_futures.L57]-[bitcoin_futures.L56])" table:style-name="ce1">
            <text:p>3070</text:p>
          </table:table-cell>
          <table:table-cell table:number-columns-repeated="2" table:style-name="ce1"/>
          <table:table-cell office:value-type="float" office:value="2775" table:formula="of:=([bitcoin_futures.O57]-[bitcoin_futures.O56])" table:style-name="ce1">
            <text:p>2775</text:p>
          </table:table-cell>
          <table:table-cell table:number-columns-repeated="4" table:style-name="ce1"/>
          <table:table-cell office:value-type="float" office:value="2855" table:formula="of:=[.C53]" table:style-name="ce1">
            <text:p>2855</text:p>
          </table:table-cell>
          <table:table-cell table:number-columns-repeated="16367"/>
        </table:table-row>
        <table:table-row table:style-name="ro1">
          <table:table-cell office:value-type="string" office:string-value="12.03.2024" table:formula="of:=[bitcoin_futures.A58]" table:style-name="ce1">
            <text:p>12.03.2024</text:p>
          </table:table-cell>
          <table:table-cell table:style-name="ce1"/>
          <table:table-cell office:value-type="float" office:value="-860" table:formula="of:=([bitcoin_futures.F58]-[bitcoin_futures.F57])" table:style-name="ce6">
            <text:p>-860</text:p>
          </table:table-cell>
          <table:table-cell office:value-type="float" office:value="-850" table:formula="of:=([bitcoin_futures.G58]-[bitcoin_futures.G57])" table:style-name="ce1">
            <text:p>-850</text:p>
          </table:table-cell>
          <table:table-cell office:value-type="float" office:value="-835" table:formula="of:=([bitcoin_futures.H58]-[bitcoin_futures.H57])" table:style-name="ce1">
            <text:p>-835</text:p>
          </table:table-cell>
          <table:table-cell office:value-type="float" office:value="-850" table:formula="of:=([bitcoin_futures.I58]-[bitcoin_futures.I57])" table:style-name="ce1">
            <text:p>-850</text:p>
          </table:table-cell>
          <table:table-cell office:value-type="float" office:value="-945" table:formula="of:=([bitcoin_futures.J58]-[bitcoin_futures.J57])" table:style-name="ce1">
            <text:p>-945</text:p>
          </table:table-cell>
          <table:table-cell office:value-type="float" office:value="-945" table:formula="of:=([bitcoin_futures.K58]-[bitcoin_futures.K57])" table:style-name="ce1">
            <text:p>-945</text:p>
          </table:table-cell>
          <table:table-cell office:value-type="float" office:value="-1040" table:formula="of:=([bitcoin_futures.L58]-[bitcoin_futures.L57])" table:style-name="ce1">
            <text:p>-1040</text:p>
          </table:table-cell>
          <table:table-cell table:number-columns-repeated="2" table:style-name="ce1"/>
          <table:table-cell office:value-type="float" office:value="-920" table:formula="of:=([bitcoin_futures.O58]-[bitcoin_futures.O57])" table:style-name="ce1">
            <text:p>-920</text:p>
          </table:table-cell>
          <table:table-cell table:number-columns-repeated="4" table:style-name="ce1"/>
          <table:table-cell office:value-type="float" office:value="-860" table:formula="of:=[.C54]" table:style-name="ce1">
            <text:p>-860</text:p>
          </table:table-cell>
          <table:table-cell table:number-columns-repeated="16367"/>
        </table:table-row>
        <table:table-row table:style-name="ro1">
          <table:table-cell office:value-type="string" office:string-value="13.03.2024" table:formula="of:=[bitcoin_futures.A59]" table:style-name="ce1">
            <text:p>13.03.2024</text:p>
          </table:table-cell>
          <table:table-cell table:style-name="ce1"/>
          <table:table-cell office:value-type="float" office:value="2115" table:formula="of:=([bitcoin_futures.F59]-[bitcoin_futures.F58])" table:style-name="ce6">
            <text:p>2115</text:p>
          </table:table-cell>
          <table:table-cell office:value-type="float" office:value="2140" table:formula="of:=([bitcoin_futures.G59]-[bitcoin_futures.G58])" table:style-name="ce1">
            <text:p>2140</text:p>
          </table:table-cell>
          <table:table-cell office:value-type="float" office:value="2260" table:formula="of:=([bitcoin_futures.H59]-[bitcoin_futures.H58])" table:style-name="ce1">
            <text:p>2260</text:p>
          </table:table-cell>
          <table:table-cell office:value-type="float" office:value="2370" table:formula="of:=([bitcoin_futures.I59]-[bitcoin_futures.I58])" table:style-name="ce1">
            <text:p>2370</text:p>
          </table:table-cell>
          <table:table-cell office:value-type="float" office:value="2520" table:formula="of:=([bitcoin_futures.J59]-[bitcoin_futures.J58])" table:style-name="ce1">
            <text:p>2520</text:p>
          </table:table-cell>
          <table:table-cell office:value-type="float" office:value="2520" table:formula="of:=([bitcoin_futures.K59]-[bitcoin_futures.K58])" table:style-name="ce1">
            <text:p>2520</text:p>
          </table:table-cell>
          <table:table-cell office:value-type="float" office:value="2515" table:formula="of:=([bitcoin_futures.L59]-[bitcoin_futures.L58])" table:style-name="ce1">
            <text:p>2515</text:p>
          </table:table-cell>
          <table:table-cell table:number-columns-repeated="2" table:style-name="ce1"/>
          <table:table-cell office:value-type="float" office:value="2445" table:formula="of:=([bitcoin_futures.O59]-[bitcoin_futures.O58])" table:style-name="ce1">
            <text:p>2445</text:p>
          </table:table-cell>
          <table:table-cell table:number-columns-repeated="4" table:style-name="ce1"/>
          <table:table-cell office:value-type="float" office:value="2115" table:formula="of:=[.C55]" table:style-name="ce1">
            <text:p>2115</text:p>
          </table:table-cell>
          <table:table-cell table:number-columns-repeated="16367"/>
        </table:table-row>
        <table:table-row table:style-name="ro1">
          <table:table-cell office:value-type="string" office:string-value="14.03.2024" table:formula="of:=[bitcoin_futures.A60]" table:style-name="ce1">
            <text:p>14.03.2024</text:p>
          </table:table-cell>
          <table:table-cell table:style-name="ce1"/>
          <table:table-cell office:value-type="float" office:value="-4315" table:formula="of:=([bitcoin_futures.F60]-[bitcoin_futures.F59])" table:style-name="ce6">
            <text:p>-4315</text:p>
          </table:table-cell>
          <table:table-cell office:value-type="float" office:value="-4440" table:formula="of:=([bitcoin_futures.G60]-[bitcoin_futures.G59])" table:style-name="ce1">
            <text:p>-4440</text:p>
          </table:table-cell>
          <table:table-cell office:value-type="float" office:value="-4395" table:formula="of:=([bitcoin_futures.H60]-[bitcoin_futures.H59])" table:style-name="ce1">
            <text:p>-4395</text:p>
          </table:table-cell>
          <table:table-cell office:value-type="float" office:value="-4460" table:formula="of:=([bitcoin_futures.I60]-[bitcoin_futures.I59])" table:style-name="ce1">
            <text:p>-4460</text:p>
          </table:table-cell>
          <table:table-cell office:value-type="float" office:value="-4565" table:formula="of:=([bitcoin_futures.J60]-[bitcoin_futures.J59])" table:style-name="ce1">
            <text:p>-4565</text:p>
          </table:table-cell>
          <table:table-cell office:value-type="float" office:value="-4565" table:formula="of:=([bitcoin_futures.K60]-[bitcoin_futures.K59])" table:style-name="ce1">
            <text:p>-4565</text:p>
          </table:table-cell>
          <table:table-cell office:value-type="float" office:value="-4470" table:formula="of:=([bitcoin_futures.L60]-[bitcoin_futures.L59])" table:style-name="ce1">
            <text:p>-4470</text:p>
          </table:table-cell>
          <table:table-cell table:number-columns-repeated="2" table:style-name="ce1"/>
          <table:table-cell office:value-type="float" office:value="-4365" table:formula="of:=([bitcoin_futures.O60]-[bitcoin_futures.O59])" table:style-name="ce1">
            <text:p>-4365</text:p>
          </table:table-cell>
          <table:table-cell table:number-columns-repeated="4" table:style-name="ce1"/>
          <table:table-cell office:value-type="float" office:value="-4315" table:formula="of:=[.C56]" table:style-name="ce1">
            <text:p>-4315</text:p>
          </table:table-cell>
          <table:table-cell table:number-columns-repeated="16367"/>
        </table:table-row>
        <table:table-row table:style-name="ro1">
          <table:table-cell office:value-type="string" office:string-value="15.03.2024" table:formula="of:=[bitcoin_futures.A61]" table:style-name="ce1">
            <text:p>15.03.2024</text:p>
          </table:table-cell>
          <table:table-cell table:style-name="ce1"/>
          <table:table-cell office:value-type="float" office:value="-435" table:formula="of:=([bitcoin_futures.F61]-[bitcoin_futures.F60])" table:style-name="ce6">
            <text:p>-435</text:p>
          </table:table-cell>
          <table:table-cell office:value-type="float" office:value="-435" table:formula="of:=([bitcoin_futures.G61]-[bitcoin_futures.G60])" table:style-name="ce1">
            <text:p>-435</text:p>
          </table:table-cell>
          <table:table-cell office:value-type="float" office:value="-390" table:formula="of:=([bitcoin_futures.H61]-[bitcoin_futures.H60])" table:style-name="ce1">
            <text:p>-390</text:p>
          </table:table-cell>
          <table:table-cell office:value-type="float" office:value="-405" table:formula="of:=([bitcoin_futures.I61]-[bitcoin_futures.I60])" table:style-name="ce1">
            <text:p>-405</text:p>
          </table:table-cell>
          <table:table-cell office:value-type="float" office:value="-255" table:formula="of:=([bitcoin_futures.J61]-[bitcoin_futures.J60])" table:style-name="ce1">
            <text:p>-255</text:p>
          </table:table-cell>
          <table:table-cell office:value-type="float" office:value="-175" table:formula="of:=([bitcoin_futures.K61]-[bitcoin_futures.K60])" table:style-name="ce1">
            <text:p>-175</text:p>
          </table:table-cell>
          <table:table-cell office:value-type="float" office:value="-165" table:formula="of:=([bitcoin_futures.L61]-[bitcoin_futures.L60])" table:style-name="ce1">
            <text:p>-165</text:p>
          </table:table-cell>
          <table:table-cell table:number-columns-repeated="2" table:style-name="ce1"/>
          <table:table-cell office:value-type="float" office:value="-320" table:formula="of:=([bitcoin_futures.O61]-[bitcoin_futures.O60])" table:style-name="ce1">
            <text:p>-320</text:p>
          </table:table-cell>
          <table:table-cell table:number-columns-repeated="4" table:style-name="ce1"/>
          <table:table-cell office:value-type="float" office:value="-435" table:formula="of:=[.C57]" table:style-name="ce1">
            <text:p>-435</text:p>
          </table:table-cell>
          <table:table-cell table:number-columns-repeated="16367"/>
        </table:table-row>
        <table:table-row table:style-name="ro1">
          <table:table-cell office:value-type="string" office:string-value="18.03.2024" table:formula="of:=[bitcoin_futures.A62]" table:style-name="ce1">
            <text:p>18.03.2024</text:p>
          </table:table-cell>
          <table:table-cell table:style-name="ce1"/>
          <table:table-cell office:value-type="float" office:value="-1985" table:formula="of:=([bitcoin_futures.F62]-[bitcoin_futures.F61])" table:style-name="ce1">
            <text:p>-1985</text:p>
          </table:table-cell>
          <table:table-cell office:value-type="float" office:value="-2060" table:formula="of:=([bitcoin_futures.G62]-[bitcoin_futures.G61])" table:style-name="ce6">
            <text:p>-2060</text:p>
          </table:table-cell>
          <table:table-cell office:value-type="float" office:value="-2095" table:formula="of:=([bitcoin_futures.H62]-[bitcoin_futures.H61])" table:style-name="ce1">
            <text:p>-2095</text:p>
          </table:table-cell>
          <table:table-cell office:value-type="float" office:value="-2100" table:formula="of:=([bitcoin_futures.I62]-[bitcoin_futures.I61])" table:style-name="ce1">
            <text:p>-2100</text:p>
          </table:table-cell>
          <table:table-cell office:value-type="float" office:value="-2190" table:formula="of:=([bitcoin_futures.J62]-[bitcoin_futures.J61])" table:style-name="ce1">
            <text:p>-2190</text:p>
          </table:table-cell>
          <table:table-cell office:value-type="float" office:value="-2270" table:formula="of:=([bitcoin_futures.K62]-[bitcoin_futures.K61])" table:style-name="ce1">
            <text:p>-2270</text:p>
          </table:table-cell>
          <table:table-cell office:value-type="float" office:value="-2340" table:formula="of:=([bitcoin_futures.L62]-[bitcoin_futures.L61])" table:style-name="ce1">
            <text:p>-2340</text:p>
          </table:table-cell>
          <table:table-cell table:number-columns-repeated="2" table:style-name="ce1"/>
          <table:table-cell office:value-type="float" office:value="-2190" table:formula="of:=([bitcoin_futures.O62]-[bitcoin_futures.O61])" table:style-name="ce1">
            <text:p>-2190</text:p>
          </table:table-cell>
          <table:table-cell table:number-columns-repeated="4" table:style-name="ce1"/>
          <table:table-cell office:value-type="float" office:value="-2060" table:formula="of:=[.D58]" table:style-name="ce1">
            <text:p>-2060</text:p>
          </table:table-cell>
          <table:table-cell table:number-columns-repeated="16367"/>
        </table:table-row>
        <table:table-row table:style-name="ro1">
          <table:table-cell office:value-type="string" office:string-value="19.03.2024" table:formula="of:=[bitcoin_futures.A63]" table:style-name="ce1">
            <text:p>19.03.2024</text:p>
          </table:table-cell>
          <table:table-cell table:style-name="ce1"/>
          <table:table-cell office:value-type="float" office:value="-2585" table:formula="of:=([bitcoin_futures.F63]-[bitcoin_futures.F62])" table:style-name="ce1">
            <text:p>-2585</text:p>
          </table:table-cell>
          <table:table-cell office:value-type="float" office:value="-2605" table:formula="of:=([bitcoin_futures.G63]-[bitcoin_futures.G62])" table:style-name="ce6">
            <text:p>-2605</text:p>
          </table:table-cell>
          <table:table-cell office:value-type="float" office:value="-2685" table:formula="of:=([bitcoin_futures.H63]-[bitcoin_futures.H62])" table:style-name="ce1">
            <text:p>-2685</text:p>
          </table:table-cell>
          <table:table-cell office:value-type="float" office:value="-2860" table:formula="of:=([bitcoin_futures.I63]-[bitcoin_futures.I62])" table:style-name="ce1">
            <text:p>-2860</text:p>
          </table:table-cell>
          <table:table-cell office:value-type="float" office:value="-3050" table:formula="of:=([bitcoin_futures.J63]-[bitcoin_futures.J62])" table:style-name="ce1">
            <text:p>-3050</text:p>
          </table:table-cell>
          <table:table-cell office:value-type="float" office:value="-3050" table:formula="of:=([bitcoin_futures.K63]-[bitcoin_futures.K62])" table:style-name="ce1">
            <text:p>-3050</text:p>
          </table:table-cell>
          <table:table-cell office:value-type="float" office:value="-3010" table:formula="of:=([bitcoin_futures.L63]-[bitcoin_futures.L62])" table:style-name="ce1">
            <text:p>-3010</text:p>
          </table:table-cell>
          <table:table-cell table:number-columns-repeated="2" table:style-name="ce1"/>
          <table:table-cell office:value-type="float" office:value="-2945" table:formula="of:=([bitcoin_futures.O63]-[bitcoin_futures.O62])" table:style-name="ce1">
            <text:p>-2945</text:p>
          </table:table-cell>
          <table:table-cell table:number-columns-repeated="4" table:style-name="ce1"/>
          <table:table-cell office:value-type="float" office:value="-2605" table:formula="of:=[.D59]" table:style-name="ce1">
            <text:p>-2605</text:p>
          </table:table-cell>
          <table:table-cell table:number-columns-repeated="16367"/>
        </table:table-row>
        <table:table-row table:style-name="ro1">
          <table:table-cell office:value-type="string" office:string-value="20.03.2024" table:formula="of:=[bitcoin_futures.A64]" table:style-name="ce1">
            <text:p>20.03.2024</text:p>
          </table:table-cell>
          <table:table-cell table:style-name="ce1"/>
          <table:table-cell office:value-type="float" office:value="1395" table:formula="of:=([bitcoin_futures.F64]-[bitcoin_futures.F63])" table:style-name="ce1">
            <text:p>1395</text:p>
          </table:table-cell>
          <table:table-cell office:value-type="float" office:value="1430" table:formula="of:=([bitcoin_futures.G64]-[bitcoin_futures.G63])" table:style-name="ce6">
            <text:p>1430</text:p>
          </table:table-cell>
          <table:table-cell office:value-type="float" office:value="1450" table:formula="of:=([bitcoin_futures.H64]-[bitcoin_futures.H63])" table:style-name="ce1">
            <text:p>1450</text:p>
          </table:table-cell>
          <table:table-cell office:value-type="float" office:value="1525" table:formula="of:=([bitcoin_futures.I64]-[bitcoin_futures.I63])" table:style-name="ce1">
            <text:p>1525</text:p>
          </table:table-cell>
          <table:table-cell office:value-type="float" office:value="1590" table:formula="of:=([bitcoin_futures.J64]-[bitcoin_futures.J63])" table:style-name="ce1">
            <text:p>1590</text:p>
          </table:table-cell>
          <table:table-cell office:value-type="float" office:value="1570" table:formula="of:=([bitcoin_futures.K64]-[bitcoin_futures.K63])" table:style-name="ce1">
            <text:p>1570</text:p>
          </table:table-cell>
          <table:table-cell office:value-type="float" office:value="1425" table:formula="of:=([bitcoin_futures.L64]-[bitcoin_futures.L63])" table:style-name="ce1">
            <text:p>1425</text:p>
          </table:table-cell>
          <table:table-cell table:number-columns-repeated="2" table:style-name="ce1"/>
          <table:table-cell office:value-type="float" office:value="1210" table:formula="of:=([bitcoin_futures.O64]-[bitcoin_futures.O63])" table:style-name="ce1">
            <text:p>1210</text:p>
          </table:table-cell>
          <table:table-cell table:number-columns-repeated="4" table:style-name="ce1"/>
          <table:table-cell office:value-type="float" office:value="1430" table:formula="of:=[.D60]" table:style-name="ce1">
            <text:p>1430</text:p>
          </table:table-cell>
          <table:table-cell table:number-columns-repeated="16367"/>
        </table:table-row>
        <table:table-row table:style-name="ro1">
          <table:table-cell office:value-type="string" office:string-value="21.03.2024" table:formula="of:=[bitcoin_futures.A65]" table:style-name="ce1">
            <text:p>21.03.2024</text:p>
          </table:table-cell>
          <table:table-cell table:style-name="ce1"/>
          <table:table-cell office:value-type="float" office:value="-575" table:formula="of:=([bitcoin_futures.F65]-[bitcoin_futures.F64])" table:style-name="ce1">
            <text:p>-575</text:p>
          </table:table-cell>
          <table:table-cell office:value-type="float" office:value="-560" table:formula="of:=([bitcoin_futures.G65]-[bitcoin_futures.G64])" table:style-name="ce6">
            <text:p>-560</text:p>
          </table:table-cell>
          <table:table-cell office:value-type="float" office:value="-635" table:formula="of:=([bitcoin_futures.H65]-[bitcoin_futures.H64])" table:style-name="ce1">
            <text:p>-635</text:p>
          </table:table-cell>
          <table:table-cell office:value-type="float" office:value="-670" table:formula="of:=([bitcoin_futures.I65]-[bitcoin_futures.I64])" table:style-name="ce1">
            <text:p>-670</text:p>
          </table:table-cell>
          <table:table-cell office:value-type="float" office:value="-670" table:formula="of:=([bitcoin_futures.J65]-[bitcoin_futures.J64])" table:style-name="ce1">
            <text:p>-670</text:p>
          </table:table-cell>
          <table:table-cell office:value-type="float" office:value="-620" table:formula="of:=([bitcoin_futures.K65]-[bitcoin_futures.K64])" table:style-name="ce1">
            <text:p>-620</text:p>
          </table:table-cell>
          <table:table-cell office:value-type="float" office:value="-670" table:formula="of:=([bitcoin_futures.L65]-[bitcoin_futures.L64])" table:style-name="ce1">
            <text:p>-670</text:p>
          </table:table-cell>
          <table:table-cell table:number-columns-repeated="2" table:style-name="ce1"/>
          <table:table-cell office:value-type="float" office:value="-335" table:formula="of:=([bitcoin_futures.O65]-[bitcoin_futures.O64])" table:style-name="ce1">
            <text:p>-335</text:p>
          </table:table-cell>
          <table:table-cell table:number-columns-repeated="4" table:style-name="ce1"/>
          <table:table-cell office:value-type="float" office:value="-560" table:formula="of:=[.D61]" table:style-name="ce1">
            <text:p>-560</text:p>
          </table:table-cell>
          <table:table-cell table:number-columns-repeated="16367"/>
        </table:table-row>
        <table:table-row table:style-name="ro1">
          <table:table-cell office:value-type="string" office:string-value="22.03.2024" table:formula="of:=[bitcoin_futures.A66]" table:style-name="ce1">
            <text:p>22.03.2024</text:p>
          </table:table-cell>
          <table:table-cell table:style-name="ce1"/>
          <table:table-cell office:value-type="float" office:value="-1440" table:formula="of:=([bitcoin_futures.F66]-[bitcoin_futures.F65])" table:style-name="ce1">
            <text:p>-1440</text:p>
          </table:table-cell>
          <table:table-cell office:value-type="float" office:value="-1415" table:formula="of:=([bitcoin_futures.G66]-[bitcoin_futures.G65])" table:style-name="ce6">
            <text:p>-1415</text:p>
          </table:table-cell>
          <table:table-cell office:value-type="float" office:value="-1460" table:formula="of:=([bitcoin_futures.H66]-[bitcoin_futures.H65])" table:style-name="ce1">
            <text:p>-1460</text:p>
          </table:table-cell>
          <table:table-cell office:value-type="float" office:value="-1440" table:formula="of:=([bitcoin_futures.I66]-[bitcoin_futures.I65])" table:style-name="ce1">
            <text:p>-1440</text:p>
          </table:table-cell>
          <table:table-cell office:value-type="float" office:value="-1440" table:formula="of:=([bitcoin_futures.J66]-[bitcoin_futures.J65])" table:style-name="ce1">
            <text:p>-1440</text:p>
          </table:table-cell>
          <table:table-cell office:value-type="float" office:value="-1445" table:formula="of:=([bitcoin_futures.K66]-[bitcoin_futures.K65])" table:style-name="ce1">
            <text:p>-1445</text:p>
          </table:table-cell>
          <table:table-cell office:value-type="float" office:value="-1440" table:formula="of:=([bitcoin_futures.L66]-[bitcoin_futures.L65])" table:style-name="ce1">
            <text:p>-1440</text:p>
          </table:table-cell>
          <table:table-cell table:number-columns-repeated="2" table:style-name="ce1"/>
          <table:table-cell office:value-type="float" office:value="-1675" table:formula="of:=([bitcoin_futures.O66]-[bitcoin_futures.O65])" table:style-name="ce1">
            <text:p>-1675</text:p>
          </table:table-cell>
          <table:table-cell table:number-columns-repeated="4" table:style-name="ce1"/>
          <table:table-cell office:value-type="float" office:value="-1415" table:formula="of:=[.D62]" table:style-name="ce1">
            <text:p>-1415</text:p>
          </table:table-cell>
          <table:table-cell table:number-columns-repeated="16367"/>
        </table:table-row>
        <table:table-row table:style-name="ro1">
          <table:table-cell office:value-type="string" office:string-value="25.03.2024" table:formula="of:=[bitcoin_futures.A67]" table:style-name="ce1">
            <text:p>25.03.2024</text:p>
          </table:table-cell>
          <table:table-cell table:style-name="ce1"/>
          <table:table-cell office:value-type="float" office:value="7155" table:formula="of:=([bitcoin_futures.F67]-[bitcoin_futures.F66])" table:style-name="ce1">
            <text:p>7155</text:p>
          </table:table-cell>
          <table:table-cell office:value-type="float" office:value="7210" table:formula="of:=([bitcoin_futures.G67]-[bitcoin_futures.G66])" table:style-name="ce6">
            <text:p>7210</text:p>
          </table:table-cell>
          <table:table-cell office:value-type="float" office:value="7300" table:formula="of:=([bitcoin_futures.H67]-[bitcoin_futures.H66])" table:style-name="ce1">
            <text:p>7300</text:p>
          </table:table-cell>
          <table:table-cell office:value-type="float" office:value="7380" table:formula="of:=([bitcoin_futures.I67]-[bitcoin_futures.I66])" table:style-name="ce1">
            <text:p>7380</text:p>
          </table:table-cell>
          <table:table-cell office:value-type="float" office:value="7400" table:formula="of:=([bitcoin_futures.J67]-[bitcoin_futures.J66])" table:style-name="ce1">
            <text:p>7400</text:p>
          </table:table-cell>
          <table:table-cell office:value-type="float" office:value="7430" table:formula="of:=([bitcoin_futures.K67]-[bitcoin_futures.K66])" table:style-name="ce1">
            <text:p>7430</text:p>
          </table:table-cell>
          <table:table-cell office:value-type="float" office:value="7440" table:formula="of:=([bitcoin_futures.L67]-[bitcoin_futures.L66])" table:style-name="ce1">
            <text:p>7440</text:p>
          </table:table-cell>
          <table:table-cell table:number-columns-repeated="2" table:style-name="ce1"/>
          <table:table-cell office:value-type="float" office:value="7390" table:formula="of:=([bitcoin_futures.O67]-[bitcoin_futures.O66])" table:style-name="ce1">
            <text:p>7390</text:p>
          </table:table-cell>
          <table:table-cell table:number-columns-repeated="4" table:style-name="ce1"/>
          <table:table-cell office:value-type="float" office:value="7210" table:formula="of:=[.D63]" table:style-name="ce1">
            <text:p>7210</text:p>
          </table:table-cell>
          <table:table-cell table:number-columns-repeated="16367"/>
        </table:table-row>
        <table:table-row table:style-name="ro1">
          <table:table-cell office:value-type="string" office:string-value="26.03.2024" table:formula="of:=[bitcoin_futures.A68]" table:style-name="ce1">
            <text:p>26.03.2024</text:p>
          </table:table-cell>
          <table:table-cell table:style-name="ce1"/>
          <table:table-cell office:value-type="float" office:value="-1690" table:formula="of:=([bitcoin_futures.F68]-[bitcoin_futures.F67])" table:style-name="ce1">
            <text:p>-1690</text:p>
          </table:table-cell>
          <table:table-cell office:value-type="float" office:value="-1715" table:formula="of:=([bitcoin_futures.G68]-[bitcoin_futures.G67])" table:style-name="ce6">
            <text:p>-1715</text:p>
          </table:table-cell>
          <table:table-cell office:value-type="float" office:value="-1745" table:formula="of:=([bitcoin_futures.H68]-[bitcoin_futures.H67])" table:style-name="ce1">
            <text:p>-1745</text:p>
          </table:table-cell>
          <table:table-cell office:value-type="float" office:value="-1785" table:formula="of:=([bitcoin_futures.I68]-[bitcoin_futures.I67])" table:style-name="ce1">
            <text:p>-1785</text:p>
          </table:table-cell>
          <table:table-cell office:value-type="float" office:value="-1785" table:formula="of:=([bitcoin_futures.J68]-[bitcoin_futures.J67])" table:style-name="ce1">
            <text:p>-1785</text:p>
          </table:table-cell>
          <table:table-cell office:value-type="float" office:value="-1755" table:formula="of:=([bitcoin_futures.K68]-[bitcoin_futures.K67])" table:style-name="ce1">
            <text:p>-1755</text:p>
          </table:table-cell>
          <table:table-cell office:value-type="float" office:value="-1670" table:formula="of:=([bitcoin_futures.L68]-[bitcoin_futures.L67])" table:style-name="ce1">
            <text:p>-1670</text:p>
          </table:table-cell>
          <table:table-cell table:number-columns-repeated="2" table:style-name="ce1"/>
          <table:table-cell office:value-type="float" office:value="-1305" table:formula="of:=([bitcoin_futures.O68]-[bitcoin_futures.O67])" table:style-name="ce1">
            <text:p>-1305</text:p>
          </table:table-cell>
          <table:table-cell table:number-columns-repeated="4" table:style-name="ce1"/>
          <table:table-cell office:value-type="float" office:value="-1715" table:formula="of:=[.D64]" table:style-name="ce1">
            <text:p>-1715</text:p>
          </table:table-cell>
          <table:table-cell table:number-columns-repeated="16367"/>
        </table:table-row>
        <table:table-row table:style-name="ro1">
          <table:table-cell office:value-type="string" office:string-value="27.03.2024" table:formula="of:=[bitcoin_futures.A69]" table:style-name="ce1">
            <text:p>27.03.2024</text:p>
          </table:table-cell>
          <table:table-cell table:style-name="ce1"/>
          <table:table-cell office:value-type="float" office:value="-805" table:formula="of:=([bitcoin_futures.F69]-[bitcoin_futures.F68])" table:style-name="ce1">
            <text:p>-805</text:p>
          </table:table-cell>
          <table:table-cell office:value-type="float" office:value="-900" table:formula="of:=([bitcoin_futures.G69]-[bitcoin_futures.G68])" table:style-name="ce6">
            <text:p>-900</text:p>
          </table:table-cell>
          <table:table-cell office:value-type="float" office:value="-1015" table:formula="of:=([bitcoin_futures.H69]-[bitcoin_futures.H68])" table:style-name="ce1">
            <text:p>-1015</text:p>
          </table:table-cell>
          <table:table-cell office:value-type="float" office:value="-1060" table:formula="of:=([bitcoin_futures.I69]-[bitcoin_futures.I68])" table:style-name="ce1">
            <text:p>-1060</text:p>
          </table:table-cell>
          <table:table-cell office:value-type="float" office:value="-1060" table:formula="of:=([bitcoin_futures.J69]-[bitcoin_futures.J68])" table:style-name="ce1">
            <text:p>-1060</text:p>
          </table:table-cell>
          <table:table-cell office:value-type="float" office:value="-1070" table:formula="of:=([bitcoin_futures.K69]-[bitcoin_futures.K68])" table:style-name="ce1">
            <text:p>-1070</text:p>
          </table:table-cell>
          <table:table-cell office:value-type="float" office:value="-910" table:formula="of:=([bitcoin_futures.L69]-[bitcoin_futures.L68])" table:style-name="ce1">
            <text:p>-910</text:p>
          </table:table-cell>
          <table:table-cell table:number-columns-repeated="2" table:style-name="ce1"/>
          <table:table-cell office:value-type="float" office:value="-1275" table:formula="of:=([bitcoin_futures.O69]-[bitcoin_futures.O68])" table:style-name="ce1">
            <text:p>-1275</text:p>
          </table:table-cell>
          <table:table-cell table:number-columns-repeated="4" table:style-name="ce1"/>
          <table:table-cell office:value-type="float" office:value="-900" table:formula="of:=[.D65]" table:style-name="ce1">
            <text:p>-900</text:p>
          </table:table-cell>
          <table:table-cell table:number-columns-repeated="16367"/>
        </table:table-row>
        <table:table-row table:style-name="ro1">
          <table:table-cell office:value-type="string" office:string-value="28.03.2024" table:formula="of:=[bitcoin_futures.A70]" table:style-name="ce1">
            <text:p>28.03.2024</text:p>
          </table:table-cell>
          <table:table-cell table:style-name="ce1"/>
          <table:table-cell office:value-type="float" office:value="2661.1999999999971" table:formula="of:=([bitcoin_futures.F70]-[bitcoin_futures.F69])" table:style-name="ce1">
            <text:p>2661.2</text:p>
          </table:table-cell>
          <table:table-cell office:value-type="float" office:value="2220" table:formula="of:=([bitcoin_futures.G70]-[bitcoin_futures.G69])" table:style-name="ce6">
            <text:p>2220</text:p>
          </table:table-cell>
          <table:table-cell office:value-type="float" office:value="2235" table:formula="of:=([bitcoin_futures.H70]-[bitcoin_futures.H69])" table:style-name="ce1">
            <text:p>2235</text:p>
          </table:table-cell>
          <table:table-cell office:value-type="float" office:value="2285" table:formula="of:=([bitcoin_futures.I70]-[bitcoin_futures.I69])" table:style-name="ce1">
            <text:p>2285</text:p>
          </table:table-cell>
          <table:table-cell office:value-type="float" office:value="2315" table:formula="of:=([bitcoin_futures.J70]-[bitcoin_futures.J69])" table:style-name="ce1">
            <text:p>2315</text:p>
          </table:table-cell>
          <table:table-cell office:value-type="float" office:value="2290" table:formula="of:=([bitcoin_futures.K70]-[bitcoin_futures.K69])" table:style-name="ce1">
            <text:p>2290</text:p>
          </table:table-cell>
          <table:table-cell office:value-type="float" office:value="2130" table:formula="of:=([bitcoin_futures.L70]-[bitcoin_futures.L69])" table:style-name="ce1">
            <text:p>2130</text:p>
          </table:table-cell>
          <table:table-cell table:number-columns-repeated="2" table:style-name="ce1"/>
          <table:table-cell office:value-type="float" office:value="2130" table:formula="of:=([bitcoin_futures.O70]-[bitcoin_futures.O69])" table:style-name="ce1">
            <text:p>2130</text:p>
          </table:table-cell>
          <table:table-cell table:number-columns-repeated="4" table:style-name="ce1"/>
          <table:table-cell office:value-type="float" office:value="2220" table:formula="of:=[.D66]" table:style-name="ce1">
            <text:p>2220</text:p>
          </table:table-cell>
          <table:table-cell table:number-columns-repeated="16367"/>
        </table:table-row>
        <table:table-row table:style-name="ro1">
          <table:table-cell office:value-type="string" office:string-value="29.03.2024" table:formula="of:=[bitcoin_futures.A71]" table:style-name="ce1">
            <text:p>29.03.2024</text:p>
          </table:table-cell>
          <table:table-cell table:number-columns-repeated="2" table:style-name="ce1"/>
          <table:table-cell office:value-type="float" office:value="0" table:formula="of:=([bitcoin_futures.G71]-[bitcoin_futures.G70])" table:style-name="ce6">
            <text:p>0</text:p>
          </table:table-cell>
          <table:table-cell office:value-type="float" office:value="0" table:formula="of:=([bitcoin_futures.H71]-[bitcoin_futures.H70])" table:style-name="ce1">
            <text:p>0</text:p>
          </table:table-cell>
          <table:table-cell office:value-type="float" office:value="0" table:formula="of:=([bitcoin_futures.I71]-[bitcoin_futures.I70])" table:style-name="ce1">
            <text:p>0</text:p>
          </table:table-cell>
          <table:table-cell office:value-type="float" office:value="0" table:formula="of:=([bitcoin_futures.J71]-[bitcoin_futures.J70])" table:style-name="ce1">
            <text:p>0</text:p>
          </table:table-cell>
          <table:table-cell office:value-type="float" office:value="0" table:formula="of:=([bitcoin_futures.K71]-[bitcoin_futures.K70])" table:style-name="ce1">
            <text:p>0</text:p>
          </table:table-cell>
          <table:table-cell office:value-type="float" office:value="0" table:formula="of:=([bitcoin_futures.L71]-[bitcoin_futures.L70])" table:style-name="ce1">
            <text:p>0</text:p>
          </table:table-cell>
          <table:table-cell table:number-columns-repeated="2" table:style-name="ce1"/>
          <table:table-cell office:value-type="float" office:value="0" table:formula="of:=([bitcoin_futures.O71]-[bitcoin_futures.O70])" table:style-name="ce1">
            <text:p>0</text:p>
          </table:table-cell>
          <table:table-cell table:number-columns-repeated="4" table:style-name="ce1"/>
          <table:table-cell office:value-type="float" office:value="0" table:formula="of:=[.D67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01.04.2024" table:formula="of:=[bitcoin_futures.A72]" table:style-name="ce1">
            <text:p>01.04.2024</text:p>
          </table:table-cell>
          <table:table-cell table:number-columns-repeated="2" table:style-name="ce1"/>
          <table:table-cell office:value-type="float" office:value="-1150" table:formula="of:=([bitcoin_futures.G72]-[bitcoin_futures.G71])" table:style-name="ce6">
            <text:p>-1150</text:p>
          </table:table-cell>
          <table:table-cell office:value-type="float" office:value="-1155" table:formula="of:=([bitcoin_futures.H72]-[bitcoin_futures.H71])" table:style-name="ce1">
            <text:p>-1155</text:p>
          </table:table-cell>
          <table:table-cell office:value-type="float" office:value="-1160" table:formula="of:=([bitcoin_futures.I72]-[bitcoin_futures.I71])" table:style-name="ce1">
            <text:p>-1160</text:p>
          </table:table-cell>
          <table:table-cell office:value-type="float" office:value="-1190" table:formula="of:=([bitcoin_futures.J72]-[bitcoin_futures.J71])" table:style-name="ce1">
            <text:p>-1190</text:p>
          </table:table-cell>
          <table:table-cell office:value-type="float" office:value="-1185" table:formula="of:=([bitcoin_futures.K72]-[bitcoin_futures.K71])" table:style-name="ce1">
            <text:p>-1185</text:p>
          </table:table-cell>
          <table:table-cell office:value-type="float" office:value="-1180" table:formula="of:=([bitcoin_futures.L72]-[bitcoin_futures.L71])" table:style-name="ce1">
            <text:p>-1180</text:p>
          </table:table-cell>
          <table:table-cell table:number-columns-repeated="2" table:style-name="ce1"/>
          <table:table-cell office:value-type="float" office:value="-1180" table:formula="of:=([bitcoin_futures.O72]-[bitcoin_futures.O71])" table:style-name="ce1">
            <text:p>-1180</text:p>
          </table:table-cell>
          <table:table-cell table:number-columns-repeated="4" table:style-name="ce1"/>
          <table:table-cell office:value-type="float" office:value="-1150" table:formula="of:=[.D68]" table:style-name="ce1">
            <text:p>-1150</text:p>
          </table:table-cell>
          <table:table-cell table:number-columns-repeated="16367"/>
        </table:table-row>
        <table:table-row table:style-name="ro1">
          <table:table-cell office:value-type="string" office:string-value="02.04.2024" table:formula="of:=[bitcoin_futures.A73]" table:style-name="ce1">
            <text:p>02.04.2024</text:p>
          </table:table-cell>
          <table:table-cell table:number-columns-repeated="2" table:style-name="ce1"/>
          <table:table-cell office:value-type="float" office:value="-3830" table:formula="of:=([bitcoin_futures.G73]-[bitcoin_futures.G72])" table:style-name="ce6">
            <text:p>-3830</text:p>
          </table:table-cell>
          <table:table-cell office:value-type="float" office:value="-3885" table:formula="of:=([bitcoin_futures.H73]-[bitcoin_futures.H72])" table:style-name="ce1">
            <text:p>-3885</text:p>
          </table:table-cell>
          <table:table-cell office:value-type="float" office:value="-3955" table:formula="of:=([bitcoin_futures.I73]-[bitcoin_futures.I72])" table:style-name="ce1">
            <text:p>-3955</text:p>
          </table:table-cell>
          <table:table-cell office:value-type="float" office:value="-3980" table:formula="of:=([bitcoin_futures.J73]-[bitcoin_futures.J72])" table:style-name="ce1">
            <text:p>-3980</text:p>
          </table:table-cell>
          <table:table-cell office:value-type="float" office:value="-3980" table:formula="of:=([bitcoin_futures.K73]-[bitcoin_futures.K72])" table:style-name="ce1">
            <text:p>-3980</text:p>
          </table:table-cell>
          <table:table-cell office:value-type="float" office:value="-3980" table:formula="of:=([bitcoin_futures.L73]-[bitcoin_futures.L72])" table:style-name="ce1">
            <text:p>-3980</text:p>
          </table:table-cell>
          <table:table-cell table:number-columns-repeated="2" table:style-name="ce1"/>
          <table:table-cell office:value-type="float" office:value="-3980" table:formula="of:=([bitcoin_futures.O73]-[bitcoin_futures.O72])" table:style-name="ce1">
            <text:p>-3980</text:p>
          </table:table-cell>
          <table:table-cell table:number-columns-repeated="4" table:style-name="ce1"/>
          <table:table-cell office:value-type="float" office:value="-3830" table:formula="of:=[.D69]" table:style-name="ce1">
            <text:p>-3830</text:p>
          </table:table-cell>
          <table:table-cell table:number-columns-repeated="16367"/>
        </table:table-row>
        <table:table-row table:style-name="ro1">
          <table:table-cell office:value-type="string" office:string-value="03.04.2024" table:formula="of:=[bitcoin_futures.A74]" table:style-name="ce1">
            <text:p>03.04.2024</text:p>
          </table:table-cell>
          <table:table-cell table:number-columns-repeated="2" table:style-name="ce1"/>
          <table:table-cell office:value-type="float" office:value="-245" table:formula="of:=([bitcoin_futures.G74]-[bitcoin_futures.G73])" table:style-name="ce6">
            <text:p>-245</text:p>
          </table:table-cell>
          <table:table-cell office:value-type="float" office:value="-245" table:formula="of:=([bitcoin_futures.H74]-[bitcoin_futures.H73])" table:style-name="ce1">
            <text:p>-245</text:p>
          </table:table-cell>
          <table:table-cell office:value-type="float" office:value="-235" table:formula="of:=([bitcoin_futures.I74]-[bitcoin_futures.I73])" table:style-name="ce1">
            <text:p>-235</text:p>
          </table:table-cell>
          <table:table-cell office:value-type="float" office:value="-240" table:formula="of:=([bitcoin_futures.J74]-[bitcoin_futures.J73])" table:style-name="ce1">
            <text:p>-240</text:p>
          </table:table-cell>
          <table:table-cell office:value-type="float" office:value="-170" table:formula="of:=([bitcoin_futures.K74]-[bitcoin_futures.K73])" table:style-name="ce1">
            <text:p>-170</text:p>
          </table:table-cell>
          <table:table-cell office:value-type="float" office:value="-155" table:formula="of:=([bitcoin_futures.L74]-[bitcoin_futures.L73])" table:style-name="ce1">
            <text:p>-155</text:p>
          </table:table-cell>
          <table:table-cell table:number-columns-repeated="2" table:style-name="ce1"/>
          <table:table-cell office:value-type="float" office:value="-155" table:formula="of:=([bitcoin_futures.O74]-[bitcoin_futures.O73])" table:style-name="ce1">
            <text:p>-155</text:p>
          </table:table-cell>
          <table:table-cell table:number-columns-repeated="4" table:style-name="ce1"/>
          <table:table-cell office:value-type="float" office:value="-245" table:formula="of:=[.D70]" table:style-name="ce1">
            <text:p>-245</text:p>
          </table:table-cell>
          <table:table-cell table:number-columns-repeated="16367"/>
        </table:table-row>
        <table:table-row table:style-name="ro1">
          <table:table-cell office:value-type="string" office:string-value="04.04.2024" table:formula="of:=[bitcoin_futures.A75]" table:style-name="ce1">
            <text:p>04.04.2024</text:p>
          </table:table-cell>
          <table:table-cell table:number-columns-repeated="2" table:style-name="ce1"/>
          <table:table-cell office:value-type="float" office:value="2535" table:formula="of:=([bitcoin_futures.G75]-[bitcoin_futures.G74])" table:style-name="ce6">
            <text:p>2535</text:p>
          </table:table-cell>
          <table:table-cell office:value-type="float" office:value="2550" table:formula="of:=([bitcoin_futures.H75]-[bitcoin_futures.H74])" table:style-name="ce1">
            <text:p>2550</text:p>
          </table:table-cell>
          <table:table-cell office:value-type="float" office:value="2620" table:formula="of:=([bitcoin_futures.I75]-[bitcoin_futures.I74])" table:style-name="ce1">
            <text:p>2620</text:p>
          </table:table-cell>
          <table:table-cell office:value-type="float" office:value="2680" table:formula="of:=([bitcoin_futures.J75]-[bitcoin_futures.J74])" table:style-name="ce1">
            <text:p>2680</text:p>
          </table:table-cell>
          <table:table-cell office:value-type="float" office:value="2675" table:formula="of:=([bitcoin_futures.K75]-[bitcoin_futures.K74])" table:style-name="ce1">
            <text:p>2675</text:p>
          </table:table-cell>
          <table:table-cell office:value-type="float" office:value="2840" table:formula="of:=([bitcoin_futures.L75]-[bitcoin_futures.L74])" table:style-name="ce1">
            <text:p>2840</text:p>
          </table:table-cell>
          <table:table-cell table:number-columns-repeated="2" table:style-name="ce1"/>
          <table:table-cell office:value-type="float" office:value="2970" table:formula="of:=([bitcoin_futures.O75]-[bitcoin_futures.O74])" table:style-name="ce1">
            <text:p>2970</text:p>
          </table:table-cell>
          <table:table-cell table:number-columns-repeated="4" table:style-name="ce1"/>
          <table:table-cell office:value-type="float" office:value="2535" table:formula="of:=[.D71]" table:style-name="ce1">
            <text:p>2535</text:p>
          </table:table-cell>
          <table:table-cell table:number-columns-repeated="16367"/>
        </table:table-row>
        <table:table-row table:style-name="ro1">
          <table:table-cell office:value-type="string" office:string-value="05.04.2024" table:formula="of:=[bitcoin_futures.A76]" table:style-name="ce1">
            <text:p>05.04.2024</text:p>
          </table:table-cell>
          <table:table-cell table:number-columns-repeated="2" table:style-name="ce1"/>
          <table:table-cell office:value-type="float" office:value="-1085" table:formula="of:=([bitcoin_futures.G76]-[bitcoin_futures.G75])" table:style-name="ce6">
            <text:p>-1085</text:p>
          </table:table-cell>
          <table:table-cell office:value-type="float" office:value="-1160" table:formula="of:=([bitcoin_futures.H76]-[bitcoin_futures.H75])" table:style-name="ce1">
            <text:p>-1160</text:p>
          </table:table-cell>
          <table:table-cell office:value-type="float" office:value="-1210" table:formula="of:=([bitcoin_futures.I76]-[bitcoin_futures.I75])" table:style-name="ce1">
            <text:p>-1210</text:p>
          </table:table-cell>
          <table:table-cell office:value-type="float" office:value="-1230" table:formula="of:=([bitcoin_futures.J76]-[bitcoin_futures.J75])" table:style-name="ce1">
            <text:p>-1230</text:p>
          </table:table-cell>
          <table:table-cell office:value-type="float" office:value="-1270" table:formula="of:=([bitcoin_futures.K76]-[bitcoin_futures.K75])" table:style-name="ce1">
            <text:p>-1270</text:p>
          </table:table-cell>
          <table:table-cell office:value-type="float" office:value="-1330" table:formula="of:=([bitcoin_futures.L76]-[bitcoin_futures.L75])" table:style-name="ce1">
            <text:p>-1330</text:p>
          </table:table-cell>
          <table:table-cell table:number-columns-repeated="2" table:style-name="ce1"/>
          <table:table-cell office:value-type="float" office:value="-1335" table:formula="of:=([bitcoin_futures.O76]-[bitcoin_futures.O75])" table:style-name="ce1">
            <text:p>-1335</text:p>
          </table:table-cell>
          <table:table-cell table:number-columns-repeated="4" table:style-name="ce1"/>
          <table:table-cell office:value-type="float" office:value="-1085" table:formula="of:=[.D72]" table:style-name="ce1">
            <text:p>-1085</text:p>
          </table:table-cell>
          <table:table-cell table:number-columns-repeated="16367"/>
        </table:table-row>
        <table:table-row table:style-name="ro1">
          <table:table-cell office:value-type="string" office:string-value="08.04.2024" table:formula="of:=[bitcoin_futures.A77]" table:style-name="ce1">
            <text:p>08.04.2024</text:p>
          </table:table-cell>
          <table:table-cell table:number-columns-repeated="2" table:style-name="ce1"/>
          <table:table-cell office:value-type="float" office:value="4355" table:formula="of:=([bitcoin_futures.G77]-[bitcoin_futures.G76])" table:style-name="ce6">
            <text:p>4355</text:p>
          </table:table-cell>
          <table:table-cell office:value-type="float" office:value="4470" table:formula="of:=([bitcoin_futures.H77]-[bitcoin_futures.H76])" table:style-name="ce1">
            <text:p>4470</text:p>
          </table:table-cell>
          <table:table-cell office:value-type="float" office:value="4530" table:formula="of:=([bitcoin_futures.I77]-[bitcoin_futures.I76])" table:style-name="ce1">
            <text:p>4530</text:p>
          </table:table-cell>
          <table:table-cell office:value-type="float" office:value="4555" table:formula="of:=([bitcoin_futures.J77]-[bitcoin_futures.J76])" table:style-name="ce1">
            <text:p>4555</text:p>
          </table:table-cell>
          <table:table-cell office:value-type="float" office:value="4600" table:formula="of:=([bitcoin_futures.K77]-[bitcoin_futures.K76])" table:style-name="ce1">
            <text:p>4600</text:p>
          </table:table-cell>
          <table:table-cell office:value-type="float" office:value="4690" table:formula="of:=([bitcoin_futures.L77]-[bitcoin_futures.L76])" table:style-name="ce1">
            <text:p>4690</text:p>
          </table:table-cell>
          <table:table-cell table:number-columns-repeated="2" table:style-name="ce1"/>
          <table:table-cell office:value-type="float" office:value="4765" table:formula="of:=([bitcoin_futures.O77]-[bitcoin_futures.O76])" table:style-name="ce1">
            <text:p>4765</text:p>
          </table:table-cell>
          <table:table-cell table:number-columns-repeated="4" table:style-name="ce1"/>
          <table:table-cell office:value-type="float" office:value="4355" table:formula="of:=[.D73]" table:style-name="ce1">
            <text:p>4355</text:p>
          </table:table-cell>
          <table:table-cell table:number-columns-repeated="16367"/>
        </table:table-row>
        <table:table-row table:style-name="ro1">
          <table:table-cell office:value-type="string" office:string-value="09.04.2024" table:formula="of:=[bitcoin_futures.A78]" table:style-name="ce1">
            <text:p>09.04.2024</text:p>
          </table:table-cell>
          <table:table-cell table:number-columns-repeated="2" table:style-name="ce1"/>
          <table:table-cell office:value-type="float" office:value="-2755" table:formula="of:=([bitcoin_futures.G78]-[bitcoin_futures.G77])" table:style-name="ce6">
            <text:p>-2755</text:p>
          </table:table-cell>
          <table:table-cell office:value-type="float" office:value="-2785" table:formula="of:=([bitcoin_futures.H78]-[bitcoin_futures.H77])" table:style-name="ce1">
            <text:p>-2785</text:p>
          </table:table-cell>
          <table:table-cell office:value-type="float" office:value="-2820" table:formula="of:=([bitcoin_futures.I78]-[bitcoin_futures.I77])" table:style-name="ce1">
            <text:p>-2820</text:p>
          </table:table-cell>
          <table:table-cell office:value-type="float" office:value="-2860" table:formula="of:=([bitcoin_futures.J78]-[bitcoin_futures.J77])" table:style-name="ce1">
            <text:p>-2860</text:p>
          </table:table-cell>
          <table:table-cell office:value-type="float" office:value="-3005" table:formula="of:=([bitcoin_futures.K78]-[bitcoin_futures.K77])" table:style-name="ce1">
            <text:p>-3005</text:p>
          </table:table-cell>
          <table:table-cell office:value-type="float" office:value="-3085" table:formula="of:=([bitcoin_futures.L78]-[bitcoin_futures.L77])" table:style-name="ce1">
            <text:p>-3085</text:p>
          </table:table-cell>
          <table:table-cell table:number-columns-repeated="2" table:style-name="ce1"/>
          <table:table-cell office:value-type="float" office:value="-3035" table:formula="of:=([bitcoin_futures.O78]-[bitcoin_futures.O77])" table:style-name="ce1">
            <text:p>-3035</text:p>
          </table:table-cell>
          <table:table-cell table:number-columns-repeated="4" table:style-name="ce1"/>
          <table:table-cell office:value-type="float" office:value="-2755" table:formula="of:=[.D74]" table:style-name="ce1">
            <text:p>-2755</text:p>
          </table:table-cell>
          <table:table-cell table:number-columns-repeated="16367"/>
        </table:table-row>
        <table:table-row table:style-name="ro1">
          <table:table-cell office:value-type="string" office:string-value="10.04.2024" table:formula="of:=[bitcoin_futures.A79]" table:style-name="ce1">
            <text:p>10.04.2024</text:p>
          </table:table-cell>
          <table:table-cell table:number-columns-repeated="2" table:style-name="ce1"/>
          <table:table-cell office:value-type="float" office:value="1055" table:formula="of:=([bitcoin_futures.G79]-[bitcoin_futures.G78])" table:style-name="ce6">
            <text:p>1055</text:p>
          </table:table-cell>
          <table:table-cell office:value-type="float" office:value="1055" table:formula="of:=([bitcoin_futures.H79]-[bitcoin_futures.H78])" table:style-name="ce1">
            <text:p>1055</text:p>
          </table:table-cell>
          <table:table-cell office:value-type="float" office:value="1030" table:formula="of:=([bitcoin_futures.I79]-[bitcoin_futures.I78])" table:style-name="ce1">
            <text:p>1030</text:p>
          </table:table-cell>
          <table:table-cell office:value-type="float" office:value="1025" table:formula="of:=([bitcoin_futures.J79]-[bitcoin_futures.J78])" table:style-name="ce1">
            <text:p>1025</text:p>
          </table:table-cell>
          <table:table-cell office:value-type="float" office:value="1110" table:formula="of:=([bitcoin_futures.K79]-[bitcoin_futures.K78])" table:style-name="ce1">
            <text:p>1110</text:p>
          </table:table-cell>
          <table:table-cell office:value-type="float" office:value="1110" table:formula="of:=([bitcoin_futures.L79]-[bitcoin_futures.L78])" table:style-name="ce1">
            <text:p>1110</text:p>
          </table:table-cell>
          <table:table-cell table:number-columns-repeated="2" table:style-name="ce1"/>
          <table:table-cell office:value-type="float" office:value="1060" table:formula="of:=([bitcoin_futures.O79]-[bitcoin_futures.O78])" table:style-name="ce1">
            <text:p>1060</text:p>
          </table:table-cell>
          <table:table-cell table:number-columns-repeated="4" table:style-name="ce1"/>
          <table:table-cell office:value-type="float" office:value="1055" table:formula="of:=[.D75]" table:style-name="ce1">
            <text:p>1055</text:p>
          </table:table-cell>
          <table:table-cell table:number-columns-repeated="16367"/>
        </table:table-row>
        <table:table-row table:style-name="ro1">
          <table:table-cell office:value-type="string" office:string-value="11.04.2024" table:formula="of:=[bitcoin_futures.A80]" table:style-name="ce1">
            <text:p>11.04.2024</text:p>
          </table:table-cell>
          <table:table-cell table:number-columns-repeated="2" table:style-name="ce1"/>
          <table:table-cell office:value-type="float" office:value="390" table:formula="of:=([bitcoin_futures.G80]-[bitcoin_futures.G79])" table:style-name="ce6">
            <text:p>390</text:p>
          </table:table-cell>
          <table:table-cell office:value-type="float" office:value="420" table:formula="of:=([bitcoin_futures.H80]-[bitcoin_futures.H79])" table:style-name="ce1">
            <text:p>420</text:p>
          </table:table-cell>
          <table:table-cell office:value-type="float" office:value="445" table:formula="of:=([bitcoin_futures.I80]-[bitcoin_futures.I79])" table:style-name="ce1">
            <text:p>445</text:p>
          </table:table-cell>
          <table:table-cell office:value-type="float" office:value="460" table:formula="of:=([bitcoin_futures.J80]-[bitcoin_futures.J79])" table:style-name="ce1">
            <text:p>460</text:p>
          </table:table-cell>
          <table:table-cell office:value-type="float" office:value="475" table:formula="of:=([bitcoin_futures.K80]-[bitcoin_futures.K79])" table:style-name="ce1">
            <text:p>475</text:p>
          </table:table-cell>
          <table:table-cell office:value-type="float" office:value="415" table:formula="of:=([bitcoin_futures.L80]-[bitcoin_futures.L79])" table:style-name="ce1">
            <text:p>415</text:p>
          </table:table-cell>
          <table:table-cell table:number-columns-repeated="2" table:style-name="ce1"/>
          <table:table-cell office:value-type="float" office:value="415" table:formula="of:=([bitcoin_futures.O80]-[bitcoin_futures.O79])" table:style-name="ce1">
            <text:p>415</text:p>
          </table:table-cell>
          <table:table-cell table:number-columns-repeated="4" table:style-name="ce1"/>
          <table:table-cell office:value-type="float" office:value="390" table:formula="of:=[.D76]" table:style-name="ce1">
            <text:p>390</text:p>
          </table:table-cell>
          <table:table-cell table:number-columns-repeated="16367"/>
        </table:table-row>
        <table:table-row table:style-name="ro1">
          <table:table-cell office:value-type="string" office:string-value="12.04.2024" table:formula="of:=[bitcoin_futures.A81]" table:style-name="ce1">
            <text:p>12.04.2024</text:p>
          </table:table-cell>
          <table:table-cell table:number-columns-repeated="2" table:style-name="ce1"/>
          <table:table-cell office:value-type="float" office:value="-3630" table:formula="of:=([bitcoin_futures.G81]-[bitcoin_futures.G80])" table:style-name="ce6">
            <text:p>-3630</text:p>
          </table:table-cell>
          <table:table-cell office:value-type="float" office:value="-3660" table:formula="of:=([bitcoin_futures.H81]-[bitcoin_futures.H80])" table:style-name="ce1">
            <text:p>-3660</text:p>
          </table:table-cell>
          <table:table-cell office:value-type="float" office:value="-3685" table:formula="of:=([bitcoin_futures.I81]-[bitcoin_futures.I80])" table:style-name="ce1">
            <text:p>-3685</text:p>
          </table:table-cell>
          <table:table-cell office:value-type="float" office:value="-3705" table:formula="of:=([bitcoin_futures.J81]-[bitcoin_futures.J80])" table:style-name="ce1">
            <text:p>-3705</text:p>
          </table:table-cell>
          <table:table-cell office:value-type="float" office:value="-3770" table:formula="of:=([bitcoin_futures.K81]-[bitcoin_futures.K80])" table:style-name="ce1">
            <text:p>-3770</text:p>
          </table:table-cell>
          <table:table-cell office:value-type="float" office:value="-3755" table:formula="of:=([bitcoin_futures.L81]-[bitcoin_futures.L80])" table:style-name="ce1">
            <text:p>-3755</text:p>
          </table:table-cell>
          <table:table-cell table:number-columns-repeated="2" table:style-name="ce1"/>
          <table:table-cell office:value-type="float" office:value="-3730" table:formula="of:=([bitcoin_futures.O81]-[bitcoin_futures.O80])" table:style-name="ce1">
            <text:p>-3730</text:p>
          </table:table-cell>
          <table:table-cell table:number-columns-repeated="4" table:style-name="ce1"/>
          <table:table-cell office:value-type="float" office:value="-3630" table:formula="of:=[.D77]" table:style-name="ce1">
            <text:p>-3630</text:p>
          </table:table-cell>
          <table:table-cell table:number-columns-repeated="16367"/>
        </table:table-row>
        <table:table-row table:style-name="ro1">
          <table:table-cell office:value-type="string" office:string-value="15.04.2024" table:formula="of:=[bitcoin_futures.A82]" table:style-name="ce1">
            <text:p>15.04.2024</text:p>
          </table:table-cell>
          <table:table-cell table:number-columns-repeated="2" table:style-name="ce1"/>
          <table:table-cell office:value-type="float" office:value="-3610" table:formula="of:=([bitcoin_futures.G82]-[bitcoin_futures.G81])" table:style-name="ce6">
            <text:p>-3610</text:p>
          </table:table-cell>
          <table:table-cell office:value-type="float" office:value="-3625" table:formula="of:=([bitcoin_futures.H82]-[bitcoin_futures.H81])" table:style-name="ce1">
            <text:p>-3625</text:p>
          </table:table-cell>
          <table:table-cell office:value-type="float" office:value="-3625" table:formula="of:=([bitcoin_futures.I82]-[bitcoin_futures.I81])" table:style-name="ce1">
            <text:p>-3625</text:p>
          </table:table-cell>
          <table:table-cell office:value-type="float" office:value="-3660" table:formula="of:=([bitcoin_futures.J82]-[bitcoin_futures.J81])" table:style-name="ce1">
            <text:p>-3660</text:p>
          </table:table-cell>
          <table:table-cell office:value-type="float" office:value="-3650" table:formula="of:=([bitcoin_futures.K82]-[bitcoin_futures.K81])" table:style-name="ce1">
            <text:p>-3650</text:p>
          </table:table-cell>
          <table:table-cell office:value-type="float" office:value="-3665" table:formula="of:=([bitcoin_futures.L82]-[bitcoin_futures.L81])" table:style-name="ce1">
            <text:p>-3665</text:p>
          </table:table-cell>
          <table:table-cell table:number-columns-repeated="2" table:style-name="ce1"/>
          <table:table-cell office:value-type="float" office:value="-3665" table:formula="of:=([bitcoin_futures.O82]-[bitcoin_futures.O81])" table:style-name="ce1">
            <text:p>-3665</text:p>
          </table:table-cell>
          <table:table-cell table:number-columns-repeated="4" table:style-name="ce1"/>
          <table:table-cell office:value-type="float" office:value="-3610" table:formula="of:=[.D78]" table:style-name="ce1">
            <text:p>-3610</text:p>
          </table:table-cell>
          <table:table-cell table:number-columns-repeated="16367"/>
        </table:table-row>
        <table:table-row table:style-name="ro1">
          <table:table-cell office:value-type="string" office:string-value="16.04.2024" table:formula="of:=[bitcoin_futures.A83]" table:style-name="ce1">
            <text:p>16.04.2024</text:p>
          </table:table-cell>
          <table:table-cell table:number-columns-repeated="2" table:style-name="ce1"/>
          <table:table-cell office:value-type="float" office:value="-640" table:formula="of:=([bitcoin_futures.G83]-[bitcoin_futures.G82])" table:style-name="ce1">
            <text:p>-640</text:p>
          </table:table-cell>
          <table:table-cell office:value-type="float" office:value="-655" table:formula="of:=([bitcoin_futures.H83]-[bitcoin_futures.H82])" table:style-name="ce6">
            <text:p>-655</text:p>
          </table:table-cell>
          <table:table-cell office:value-type="float" office:value="-660" table:formula="of:=([bitcoin_futures.I83]-[bitcoin_futures.I82])" table:style-name="ce1">
            <text:p>-660</text:p>
          </table:table-cell>
          <table:table-cell office:value-type="float" office:value="-660" table:formula="of:=([bitcoin_futures.J83]-[bitcoin_futures.J82])" table:style-name="ce1">
            <text:p>-660</text:p>
          </table:table-cell>
          <table:table-cell office:value-type="float" office:value="-680" table:formula="of:=([bitcoin_futures.K83]-[bitcoin_futures.K82])" table:style-name="ce1">
            <text:p>-680</text:p>
          </table:table-cell>
          <table:table-cell office:value-type="float" office:value="-685" table:formula="of:=([bitcoin_futures.L83]-[bitcoin_futures.L82])" table:style-name="ce1">
            <text:p>-685</text:p>
          </table:table-cell>
          <table:table-cell table:number-columns-repeated="2" table:style-name="ce1"/>
          <table:table-cell office:value-type="float" office:value="-685" table:formula="of:=([bitcoin_futures.O83]-[bitcoin_futures.O82])" table:style-name="ce1">
            <text:p>-685</text:p>
          </table:table-cell>
          <table:table-cell table:number-columns-repeated="4" table:style-name="ce1"/>
          <table:table-cell office:value-type="float" office:value="-655" table:formula="of:=[.E79]" table:style-name="ce1">
            <text:p>-655</text:p>
          </table:table-cell>
          <table:table-cell table:number-columns-repeated="16367"/>
        </table:table-row>
        <table:table-row table:style-name="ro1">
          <table:table-cell office:value-type="string" office:string-value="17.04.2024" table:formula="of:=[bitcoin_futures.A84]" table:style-name="ce1">
            <text:p>17.04.2024</text:p>
          </table:table-cell>
          <table:table-cell table:number-columns-repeated="2" table:style-name="ce1"/>
          <table:table-cell office:value-type="float" office:value="-1790" table:formula="of:=([bitcoin_futures.G84]-[bitcoin_futures.G83])" table:style-name="ce1">
            <text:p>-1790</text:p>
          </table:table-cell>
          <table:table-cell office:value-type="float" office:value="-1840" table:formula="of:=([bitcoin_futures.H84]-[bitcoin_futures.H83])" table:style-name="ce6">
            <text:p>-1840</text:p>
          </table:table-cell>
          <table:table-cell office:value-type="float" office:value="-1865" table:formula="of:=([bitcoin_futures.I84]-[bitcoin_futures.I83])" table:style-name="ce1">
            <text:p>-1865</text:p>
          </table:table-cell>
          <table:table-cell office:value-type="float" office:value="-1885" table:formula="of:=([bitcoin_futures.J84]-[bitcoin_futures.J83])" table:style-name="ce1">
            <text:p>-1885</text:p>
          </table:table-cell>
          <table:table-cell office:value-type="float" office:value="-1965" table:formula="of:=([bitcoin_futures.K84]-[bitcoin_futures.K83])" table:style-name="ce1">
            <text:p>-1965</text:p>
          </table:table-cell>
          <table:table-cell office:value-type="float" office:value="-2015" table:formula="of:=([bitcoin_futures.L84]-[bitcoin_futures.L83])" table:style-name="ce1">
            <text:p>-2015</text:p>
          </table:table-cell>
          <table:table-cell table:number-columns-repeated="2" table:style-name="ce1"/>
          <table:table-cell office:value-type="float" office:value="-2015" table:formula="of:=([bitcoin_futures.O84]-[bitcoin_futures.O83])" table:style-name="ce1">
            <text:p>-2015</text:p>
          </table:table-cell>
          <table:table-cell table:number-columns-repeated="4" table:style-name="ce1"/>
          <table:table-cell office:value-type="float" office:value="-1840" table:formula="of:=[.E80]" table:style-name="ce1">
            <text:p>-1840</text:p>
          </table:table-cell>
          <table:table-cell table:number-columns-repeated="16367"/>
        </table:table-row>
        <table:table-row table:style-name="ro1">
          <table:table-cell office:value-type="string" office:string-value="18.04.2024" table:formula="of:=[bitcoin_futures.A85]" table:style-name="ce1">
            <text:p>18.04.2024</text:p>
          </table:table-cell>
          <table:table-cell table:number-columns-repeated="2" table:style-name="ce1"/>
          <table:table-cell office:value-type="float" office:value="2530" table:formula="of:=([bitcoin_futures.G85]-[bitcoin_futures.G84])" table:style-name="ce1">
            <text:p>2530</text:p>
          </table:table-cell>
          <table:table-cell office:value-type="float" office:value="2520" table:formula="of:=([bitcoin_futures.H85]-[bitcoin_futures.H84])" table:style-name="ce6">
            <text:p>2520</text:p>
          </table:table-cell>
          <table:table-cell office:value-type="float" office:value="2535" table:formula="of:=([bitcoin_futures.I85]-[bitcoin_futures.I84])" table:style-name="ce1">
            <text:p>2535</text:p>
          </table:table-cell>
          <table:table-cell office:value-type="float" office:value="2505" table:formula="of:=([bitcoin_futures.J85]-[bitcoin_futures.J84])" table:style-name="ce1">
            <text:p>2505</text:p>
          </table:table-cell>
          <table:table-cell office:value-type="float" office:value="2510" table:formula="of:=([bitcoin_futures.K85]-[bitcoin_futures.K84])" table:style-name="ce1">
            <text:p>2510</text:p>
          </table:table-cell>
          <table:table-cell office:value-type="float" office:value="2455" table:formula="of:=([bitcoin_futures.L85]-[bitcoin_futures.L84])" table:style-name="ce1">
            <text:p>2455</text:p>
          </table:table-cell>
          <table:table-cell table:number-columns-repeated="2" table:style-name="ce1"/>
          <table:table-cell office:value-type="float" office:value="2455" table:formula="of:=([bitcoin_futures.O85]-[bitcoin_futures.O84])" table:style-name="ce1">
            <text:p>2455</text:p>
          </table:table-cell>
          <table:table-cell table:number-columns-repeated="4" table:style-name="ce1"/>
          <table:table-cell office:value-type="float" office:value="2520" table:formula="of:=[.E81]" table:style-name="ce1">
            <text:p>2520</text:p>
          </table:table-cell>
          <table:table-cell table:number-columns-repeated="16367"/>
        </table:table-row>
        <table:table-row table:style-name="ro1">
          <table:table-cell office:value-type="string" office:string-value="19.04.2024" table:formula="of:=[bitcoin_futures.A86]" table:style-name="ce1">
            <text:p>19.04.2024</text:p>
          </table:table-cell>
          <table:table-cell table:number-columns-repeated="2" table:style-name="ce1"/>
          <table:table-cell office:value-type="float" office:value="695" table:formula="of:=([bitcoin_futures.G86]-[bitcoin_futures.G85])" table:style-name="ce1">
            <text:p>695</text:p>
          </table:table-cell>
          <table:table-cell office:value-type="float" office:value="690" table:formula="of:=([bitcoin_futures.H86]-[bitcoin_futures.H85])" table:style-name="ce6">
            <text:p>690</text:p>
          </table:table-cell>
          <table:table-cell office:value-type="float" office:value="690" table:formula="of:=([bitcoin_futures.I86]-[bitcoin_futures.I85])" table:style-name="ce1">
            <text:p>690</text:p>
          </table:table-cell>
          <table:table-cell office:value-type="float" office:value="720" table:formula="of:=([bitcoin_futures.J86]-[bitcoin_futures.J85])" table:style-name="ce1">
            <text:p>720</text:p>
          </table:table-cell>
          <table:table-cell office:value-type="float" office:value="780" table:formula="of:=([bitcoin_futures.K86]-[bitcoin_futures.K85])" table:style-name="ce1">
            <text:p>780</text:p>
          </table:table-cell>
          <table:table-cell office:value-type="float" office:value="830" table:formula="of:=([bitcoin_futures.L86]-[bitcoin_futures.L85])" table:style-name="ce1">
            <text:p>830</text:p>
          </table:table-cell>
          <table:table-cell table:number-columns-repeated="2" table:style-name="ce1"/>
          <table:table-cell office:value-type="float" office:value="830" table:formula="of:=([bitcoin_futures.O86]-[bitcoin_futures.O85])" table:style-name="ce1">
            <text:p>830</text:p>
          </table:table-cell>
          <table:table-cell table:number-columns-repeated="4" table:style-name="ce1"/>
          <table:table-cell office:value-type="float" office:value="690" table:formula="of:=[.E82]" table:style-name="ce1">
            <text:p>690</text:p>
          </table:table-cell>
          <table:table-cell table:number-columns-repeated="16367"/>
        </table:table-row>
        <table:table-row table:style-name="ro1">
          <table:table-cell office:value-type="string" office:string-value="22.04.2024" table:formula="of:=[bitcoin_futures.A87]" table:style-name="ce1">
            <text:p>22.04.2024</text:p>
          </table:table-cell>
          <table:table-cell table:number-columns-repeated="2" table:style-name="ce1"/>
          <table:table-cell office:value-type="float" office:value="2255" table:formula="of:=([bitcoin_futures.G87]-[bitcoin_futures.G86])" table:style-name="ce1">
            <text:p>2255</text:p>
          </table:table-cell>
          <table:table-cell office:value-type="float" office:value="2300" table:formula="of:=([bitcoin_futures.H87]-[bitcoin_futures.H86])" table:style-name="ce6">
            <text:p>2300</text:p>
          </table:table-cell>
          <table:table-cell office:value-type="float" office:value="2340" table:formula="of:=([bitcoin_futures.I87]-[bitcoin_futures.I86])" table:style-name="ce1">
            <text:p>2340</text:p>
          </table:table-cell>
          <table:table-cell office:value-type="float" office:value="2405" table:formula="of:=([bitcoin_futures.J87]-[bitcoin_futures.J86])" table:style-name="ce1">
            <text:p>2405</text:p>
          </table:table-cell>
          <table:table-cell office:value-type="float" office:value="2465" table:formula="of:=([bitcoin_futures.K87]-[bitcoin_futures.K86])" table:style-name="ce1">
            <text:p>2465</text:p>
          </table:table-cell>
          <table:table-cell office:value-type="float" office:value="2520" table:formula="of:=([bitcoin_futures.L87]-[bitcoin_futures.L86])" table:style-name="ce1">
            <text:p>2520</text:p>
          </table:table-cell>
          <table:table-cell table:number-columns-repeated="2" table:style-name="ce1"/>
          <table:table-cell office:value-type="float" office:value="2520" table:formula="of:=([bitcoin_futures.O87]-[bitcoin_futures.O86])" table:style-name="ce1">
            <text:p>2520</text:p>
          </table:table-cell>
          <table:table-cell table:number-columns-repeated="4" table:style-name="ce1"/>
          <table:table-cell office:value-type="float" office:value="2300" table:formula="of:=[.E83]" table:style-name="ce1">
            <text:p>2300</text:p>
          </table:table-cell>
          <table:table-cell table:number-columns-repeated="16367"/>
        </table:table-row>
        <table:table-row table:style-name="ro1">
          <table:table-cell office:value-type="string" office:string-value="23.04.2024" table:formula="of:=[bitcoin_futures.A88]" table:style-name="ce1">
            <text:p>23.04.2024</text:p>
          </table:table-cell>
          <table:table-cell table:number-columns-repeated="2" table:style-name="ce1"/>
          <table:table-cell office:value-type="float" office:value="-175" table:formula="of:=([bitcoin_futures.G88]-[bitcoin_futures.G87])" table:style-name="ce1">
            <text:p>-175</text:p>
          </table:table-cell>
          <table:table-cell office:value-type="float" office:value="-200" table:formula="of:=([bitcoin_futures.H88]-[bitcoin_futures.H87])" table:style-name="ce6">
            <text:p>-200</text:p>
          </table:table-cell>
          <table:table-cell office:value-type="float" office:value="-190" table:formula="of:=([bitcoin_futures.I88]-[bitcoin_futures.I87])" table:style-name="ce1">
            <text:p>-190</text:p>
          </table:table-cell>
          <table:table-cell office:value-type="float" office:value="-180" table:formula="of:=([bitcoin_futures.J88]-[bitcoin_futures.J87])" table:style-name="ce1">
            <text:p>-180</text:p>
          </table:table-cell>
          <table:table-cell office:value-type="float" office:value="-185" table:formula="of:=([bitcoin_futures.K88]-[bitcoin_futures.K87])" table:style-name="ce1">
            <text:p>-185</text:p>
          </table:table-cell>
          <table:table-cell office:value-type="float" office:value="-185" table:formula="of:=([bitcoin_futures.L88]-[bitcoin_futures.L87])" table:style-name="ce1">
            <text:p>-185</text:p>
          </table:table-cell>
          <table:table-cell table:number-columns-repeated="2" table:style-name="ce1"/>
          <table:table-cell office:value-type="float" office:value="-185" table:formula="of:=([bitcoin_futures.O88]-[bitcoin_futures.O87])" table:style-name="ce1">
            <text:p>-185</text:p>
          </table:table-cell>
          <table:table-cell table:number-columns-repeated="4" table:style-name="ce1"/>
          <table:table-cell office:value-type="float" office:value="-200" table:formula="of:=[.E84]" table:style-name="ce1">
            <text:p>-200</text:p>
          </table:table-cell>
          <table:table-cell table:number-columns-repeated="16367"/>
        </table:table-row>
        <table:table-row table:style-name="ro1">
          <table:table-cell office:value-type="string" office:string-value="24.04.2024" table:formula="of:=[bitcoin_futures.A89]" table:style-name="ce1">
            <text:p>24.04.2024</text:p>
          </table:table-cell>
          <table:table-cell table:number-columns-repeated="2" table:style-name="ce1"/>
          <table:table-cell office:value-type="float" office:value="-2555" table:formula="of:=([bitcoin_futures.G89]-[bitcoin_futures.G88])" table:style-name="ce1">
            <text:p>-2555</text:p>
          </table:table-cell>
          <table:table-cell office:value-type="float" office:value="-2665" table:formula="of:=([bitcoin_futures.H89]-[bitcoin_futures.H88])" table:style-name="ce6">
            <text:p>-2665</text:p>
          </table:table-cell>
          <table:table-cell office:value-type="float" office:value="-2725" table:formula="of:=([bitcoin_futures.I89]-[bitcoin_futures.I88])" table:style-name="ce1">
            <text:p>-2725</text:p>
          </table:table-cell>
          <table:table-cell office:value-type="float" office:value="-2755" table:formula="of:=([bitcoin_futures.J89]-[bitcoin_futures.J88])" table:style-name="ce1">
            <text:p>-2755</text:p>
          </table:table-cell>
          <table:table-cell office:value-type="float" office:value="-2795" table:formula="of:=([bitcoin_futures.K89]-[bitcoin_futures.K88])" table:style-name="ce1">
            <text:p>-2795</text:p>
          </table:table-cell>
          <table:table-cell office:value-type="float" office:value="-2785" table:formula="of:=([bitcoin_futures.L89]-[bitcoin_futures.L88])" table:style-name="ce1">
            <text:p>-2785</text:p>
          </table:table-cell>
          <table:table-cell table:number-columns-repeated="2" table:style-name="ce1"/>
          <table:table-cell office:value-type="float" office:value="-2785" table:formula="of:=([bitcoin_futures.O89]-[bitcoin_futures.O88])" table:style-name="ce1">
            <text:p>-2785</text:p>
          </table:table-cell>
          <table:table-cell table:number-columns-repeated="4" table:style-name="ce1"/>
          <table:table-cell office:value-type="float" office:value="-2665" table:formula="of:=[.E85]" table:style-name="ce1">
            <text:p>-2665</text:p>
          </table:table-cell>
          <table:table-cell table:number-columns-repeated="16367"/>
        </table:table-row>
        <table:table-row table:style-name="ro1">
          <table:table-cell office:value-type="string" office:string-value="25.04.2024" table:formula="of:=[bitcoin_futures.A90]" table:style-name="ce1">
            <text:p>25.04.2024</text:p>
          </table:table-cell>
          <table:table-cell table:number-columns-repeated="2" table:style-name="ce1"/>
          <table:table-cell office:value-type="float" office:value="820" table:formula="of:=([bitcoin_futures.G90]-[bitcoin_futures.G89])" table:style-name="ce1">
            <text:p>820</text:p>
          </table:table-cell>
          <table:table-cell office:value-type="float" office:value="780" table:formula="of:=([bitcoin_futures.H90]-[bitcoin_futures.H89])" table:style-name="ce6">
            <text:p>780</text:p>
          </table:table-cell>
          <table:table-cell office:value-type="float" office:value="700" table:formula="of:=([bitcoin_futures.I90]-[bitcoin_futures.I89])" table:style-name="ce1">
            <text:p>700</text:p>
          </table:table-cell>
          <table:table-cell office:value-type="float" office:value="700" table:formula="of:=([bitcoin_futures.J90]-[bitcoin_futures.J89])" table:style-name="ce1">
            <text:p>700</text:p>
          </table:table-cell>
          <table:table-cell office:value-type="float" office:value="705" table:formula="of:=([bitcoin_futures.K90]-[bitcoin_futures.K89])" table:style-name="ce1">
            <text:p>705</text:p>
          </table:table-cell>
          <table:table-cell office:value-type="float" office:value="690" table:formula="of:=([bitcoin_futures.L90]-[bitcoin_futures.L89])" table:style-name="ce1">
            <text:p>690</text:p>
          </table:table-cell>
          <table:table-cell table:number-columns-repeated="2" table:style-name="ce1"/>
          <table:table-cell office:value-type="float" office:value="690" table:formula="of:=([bitcoin_futures.O90]-[bitcoin_futures.O89])" table:style-name="ce1">
            <text:p>690</text:p>
          </table:table-cell>
          <table:table-cell table:number-columns-repeated="4" table:style-name="ce1"/>
          <table:table-cell office:value-type="float" office:value="780" table:formula="of:=[.E86]" table:style-name="ce1">
            <text:p>780</text:p>
          </table:table-cell>
          <table:table-cell table:number-columns-repeated="16367"/>
        </table:table-row>
        <table:table-row table:style-name="ro1">
          <table:table-cell office:value-type="string" office:string-value="26.04.2024" table:formula="of:=[bitcoin_futures.A91]" table:style-name="ce1">
            <text:p>26.04.2024</text:p>
          </table:table-cell>
          <table:table-cell table:number-columns-repeated="2" table:style-name="ce1"/>
          <table:table-cell office:value-type="float" office:value="-397.90000000000146" table:formula="of:=([bitcoin_futures.G91]-[bitcoin_futures.G90])" table:style-name="ce1">
            <text:p>-397.9</text:p>
          </table:table-cell>
          <table:table-cell office:value-type="float" office:value="-970" table:formula="of:=([bitcoin_futures.H91]-[bitcoin_futures.H90])" table:style-name="ce6">
            <text:p>-970</text:p>
          </table:table-cell>
          <table:table-cell office:value-type="float" office:value="-975" table:formula="of:=([bitcoin_futures.I91]-[bitcoin_futures.I90])" table:style-name="ce1">
            <text:p>-975</text:p>
          </table:table-cell>
          <table:table-cell office:value-type="float" office:value="-990" table:formula="of:=([bitcoin_futures.J91]-[bitcoin_futures.J90])" table:style-name="ce1">
            <text:p>-990</text:p>
          </table:table-cell>
          <table:table-cell office:value-type="float" office:value="-1005" table:formula="of:=([bitcoin_futures.K91]-[bitcoin_futures.K90])" table:style-name="ce1">
            <text:p>-1005</text:p>
          </table:table-cell>
          <table:table-cell office:value-type="float" office:value="-1030" table:formula="of:=([bitcoin_futures.L91]-[bitcoin_futures.L90])" table:style-name="ce1">
            <text:p>-1030</text:p>
          </table:table-cell>
          <table:table-cell table:number-columns-repeated="2" table:style-name="ce1"/>
          <table:table-cell office:value-type="float" office:value="-1030" table:formula="of:=([bitcoin_futures.O91]-[bitcoin_futures.O90])" table:style-name="ce1">
            <text:p>-1030</text:p>
          </table:table-cell>
          <table:table-cell table:number-columns-repeated="4" table:style-name="ce1"/>
          <table:table-cell office:value-type="float" office:value="-970" table:formula="of:=[.E87]" table:style-name="ce1">
            <text:p>-970</text:p>
          </table:table-cell>
          <table:table-cell table:number-columns-repeated="16367"/>
        </table:table-row>
        <table:table-row table:style-name="ro1">
          <table:table-cell office:value-type="string" office:string-value="29.04.2024" table:formula="of:=[bitcoin_futures.A92]" table:style-name="ce1">
            <text:p>29.04.2024</text:p>
          </table:table-cell>
          <table:table-cell table:number-columns-repeated="3" table:style-name="ce1"/>
          <table:table-cell office:value-type="float" office:value="-850" table:formula="of:=([bitcoin_futures.H92]-[bitcoin_futures.H91])" table:style-name="ce6">
            <text:p>-850</text:p>
          </table:table-cell>
          <table:table-cell office:value-type="float" office:value="-885" table:formula="of:=([bitcoin_futures.I92]-[bitcoin_futures.I91])" table:style-name="ce1">
            <text:p>-885</text:p>
          </table:table-cell>
          <table:table-cell office:value-type="float" office:value="-900" table:formula="of:=([bitcoin_futures.J92]-[bitcoin_futures.J91])" table:style-name="ce1">
            <text:p>-900</text:p>
          </table:table-cell>
          <table:table-cell office:value-type="float" office:value="-895" table:formula="of:=([bitcoin_futures.K92]-[bitcoin_futures.K91])" table:style-name="ce1">
            <text:p>-895</text:p>
          </table:table-cell>
          <table:table-cell office:value-type="float" office:value="-920" table:formula="of:=([bitcoin_futures.L92]-[bitcoin_futures.L91])" table:style-name="ce1">
            <text:p>-920</text:p>
          </table:table-cell>
          <table:table-cell office:value-type="float" office:value="-995" table:formula="of:=([bitcoin_futures.M92]-[bitcoin_futures.M91])" table:style-name="ce1">
            <text:p>-995</text:p>
          </table:table-cell>
          <table:table-cell table:style-name="ce1"/>
          <table:table-cell office:value-type="float" office:value="-920" table:formula="of:=([bitcoin_futures.O92]-[bitcoin_futures.O91])" table:style-name="ce1">
            <text:p>-920</text:p>
          </table:table-cell>
          <table:table-cell table:number-columns-repeated="4" table:style-name="ce1"/>
          <table:table-cell office:value-type="float" office:value="-850" table:formula="of:=[.E88]" table:style-name="ce1">
            <text:p>-850</text:p>
          </table:table-cell>
          <table:table-cell table:number-columns-repeated="16367"/>
        </table:table-row>
        <table:table-row table:style-name="ro1">
          <table:table-cell office:value-type="string" office:string-value="30.04.2024" table:formula="of:=[bitcoin_futures.A93]" table:style-name="ce1">
            <text:p>30.04.2024</text:p>
          </table:table-cell>
          <table:table-cell table:number-columns-repeated="3" table:style-name="ce1"/>
          <table:table-cell office:value-type="float" office:value="-4050" table:formula="of:=([bitcoin_futures.H93]-[bitcoin_futures.H92])" table:style-name="ce6">
            <text:p>-4050</text:p>
          </table:table-cell>
          <table:table-cell office:value-type="float" office:value="-4210" table:formula="of:=([bitcoin_futures.I93]-[bitcoin_futures.I92])" table:style-name="ce1">
            <text:p>-4210</text:p>
          </table:table-cell>
          <table:table-cell office:value-type="float" office:value="-4280" table:formula="of:=([bitcoin_futures.J93]-[bitcoin_futures.J92])" table:style-name="ce1">
            <text:p>-4280</text:p>
          </table:table-cell>
          <table:table-cell office:value-type="float" office:value="-4285" table:formula="of:=([bitcoin_futures.K93]-[bitcoin_futures.K92])" table:style-name="ce1">
            <text:p>-4285</text:p>
          </table:table-cell>
          <table:table-cell office:value-type="float" office:value="-4315" table:formula="of:=([bitcoin_futures.L93]-[bitcoin_futures.L92])" table:style-name="ce1">
            <text:p>-4315</text:p>
          </table:table-cell>
          <table:table-cell office:value-type="float" office:value="-4480" table:formula="of:=([bitcoin_futures.M93]-[bitcoin_futures.M92])" table:style-name="ce1">
            <text:p>-4480</text:p>
          </table:table-cell>
          <table:table-cell table:style-name="ce1"/>
          <table:table-cell office:value-type="float" office:value="-4285" table:formula="of:=([bitcoin_futures.O93]-[bitcoin_futures.O92])" table:style-name="ce1">
            <text:p>-4285</text:p>
          </table:table-cell>
          <table:table-cell table:number-columns-repeated="4" table:style-name="ce1"/>
          <table:table-cell office:value-type="float" office:value="-4050" table:formula="of:=[.E89]" table:style-name="ce1">
            <text:p>-4050</text:p>
          </table:table-cell>
          <table:table-cell table:number-columns-repeated="16367"/>
        </table:table-row>
        <table:table-row table:style-name="ro1">
          <table:table-cell office:value-type="string" office:string-value="01.05.2024" table:formula="of:=[bitcoin_futures.A94]" table:style-name="ce1">
            <text:p>01.05.2024</text:p>
          </table:table-cell>
          <table:table-cell table:number-columns-repeated="3" table:style-name="ce1"/>
          <table:table-cell office:value-type="float" office:value="-2045" table:formula="of:=([bitcoin_futures.H94]-[bitcoin_futures.H93])" table:style-name="ce6">
            <text:p>-2045</text:p>
          </table:table-cell>
          <table:table-cell office:value-type="float" office:value="-2090" table:formula="of:=([bitcoin_futures.I94]-[bitcoin_futures.I93])" table:style-name="ce1">
            <text:p>-2090</text:p>
          </table:table-cell>
          <table:table-cell office:value-type="float" office:value="-2155" table:formula="of:=([bitcoin_futures.J94]-[bitcoin_futures.J93])" table:style-name="ce1">
            <text:p>-2155</text:p>
          </table:table-cell>
          <table:table-cell office:value-type="float" office:value="-2255" table:formula="of:=([bitcoin_futures.K94]-[bitcoin_futures.K93])" table:style-name="ce1">
            <text:p>-2255</text:p>
          </table:table-cell>
          <table:table-cell office:value-type="float" office:value="-2295" table:formula="of:=([bitcoin_futures.L94]-[bitcoin_futures.L93])" table:style-name="ce1">
            <text:p>-2295</text:p>
          </table:table-cell>
          <table:table-cell office:value-type="float" office:value="-2250" table:formula="of:=([bitcoin_futures.M94]-[bitcoin_futures.M93])" table:style-name="ce1">
            <text:p>-2250</text:p>
          </table:table-cell>
          <table:table-cell table:style-name="ce1"/>
          <table:table-cell office:value-type="float" office:value="-2285" table:formula="of:=([bitcoin_futures.O94]-[bitcoin_futures.O93])" table:style-name="ce1">
            <text:p>-2285</text:p>
          </table:table-cell>
          <table:table-cell table:number-columns-repeated="4" table:style-name="ce1"/>
          <table:table-cell office:value-type="float" office:value="-2045" table:formula="of:=[.E90]" table:style-name="ce1">
            <text:p>-2045</text:p>
          </table:table-cell>
          <table:table-cell table:number-columns-repeated="16367"/>
        </table:table-row>
        <table:table-row table:style-name="ro1">
          <table:table-cell office:value-type="string" office:string-value="02.05.2024" table:formula="of:=[bitcoin_futures.A95]" table:style-name="ce1">
            <text:p>02.05.2024</text:p>
          </table:table-cell>
          <table:table-cell table:number-columns-repeated="3" table:style-name="ce1"/>
          <table:table-cell office:value-type="float" office:value="2410" table:formula="of:=([bitcoin_futures.H95]-[bitcoin_futures.H94])" table:style-name="ce6">
            <text:p>2410</text:p>
          </table:table-cell>
          <table:table-cell office:value-type="float" office:value="2510" table:formula="of:=([bitcoin_futures.I95]-[bitcoin_futures.I94])" table:style-name="ce1">
            <text:p>2510</text:p>
          </table:table-cell>
          <table:table-cell office:value-type="float" office:value="2585" table:formula="of:=([bitcoin_futures.J95]-[bitcoin_futures.J94])" table:style-name="ce1">
            <text:p>2585</text:p>
          </table:table-cell>
          <table:table-cell office:value-type="float" office:value="2595" table:formula="of:=([bitcoin_futures.K95]-[bitcoin_futures.K94])" table:style-name="ce1">
            <text:p>2595</text:p>
          </table:table-cell>
          <table:table-cell office:value-type="float" office:value="2630" table:formula="of:=([bitcoin_futures.L95]-[bitcoin_futures.L94])" table:style-name="ce1">
            <text:p>2630</text:p>
          </table:table-cell>
          <table:table-cell office:value-type="float" office:value="2665" table:formula="of:=([bitcoin_futures.M95]-[bitcoin_futures.M94])" table:style-name="ce1">
            <text:p>2665</text:p>
          </table:table-cell>
          <table:table-cell table:style-name="ce1"/>
          <table:table-cell office:value-type="float" office:value="2590" table:formula="of:=([bitcoin_futures.O95]-[bitcoin_futures.O94])" table:style-name="ce1">
            <text:p>2590</text:p>
          </table:table-cell>
          <table:table-cell table:number-columns-repeated="4" table:style-name="ce1"/>
          <table:table-cell office:value-type="float" office:value="2410" table:formula="of:=[.E91]" table:style-name="ce1">
            <text:p>2410</text:p>
          </table:table-cell>
          <table:table-cell table:number-columns-repeated="16367"/>
        </table:table-row>
        <table:table-row table:style-name="ro1">
          <table:table-cell office:value-type="string" office:string-value="03.05.2024" table:formula="of:=[bitcoin_futures.A96]" table:style-name="ce1">
            <text:p>03.05.2024</text:p>
          </table:table-cell>
          <table:table-cell table:number-columns-repeated="3" table:style-name="ce1"/>
          <table:table-cell office:value-type="float" office:value="2825" table:formula="of:=([bitcoin_futures.H96]-[bitcoin_futures.H95])" table:style-name="ce6">
            <text:p>2825</text:p>
          </table:table-cell>
          <table:table-cell office:value-type="float" office:value="2890" table:formula="of:=([bitcoin_futures.I96]-[bitcoin_futures.I95])" table:style-name="ce1">
            <text:p>2890</text:p>
          </table:table-cell>
          <table:table-cell office:value-type="float" office:value="2930" table:formula="of:=([bitcoin_futures.J96]-[bitcoin_futures.J95])" table:style-name="ce1">
            <text:p>2930</text:p>
          </table:table-cell>
          <table:table-cell office:value-type="float" office:value="2950" table:formula="of:=([bitcoin_futures.K96]-[bitcoin_futures.K95])" table:style-name="ce1">
            <text:p>2950</text:p>
          </table:table-cell>
          <table:table-cell office:value-type="float" office:value="2915" table:formula="of:=([bitcoin_futures.L96]-[bitcoin_futures.L95])" table:style-name="ce1">
            <text:p>2915</text:p>
          </table:table-cell>
          <table:table-cell office:value-type="float" office:value="2830" table:formula="of:=([bitcoin_futures.M96]-[bitcoin_futures.M95])" table:style-name="ce1">
            <text:p>2830</text:p>
          </table:table-cell>
          <table:table-cell table:style-name="ce1"/>
          <table:table-cell office:value-type="float" office:value="2915" table:formula="of:=([bitcoin_futures.O96]-[bitcoin_futures.O95])" table:style-name="ce1">
            <text:p>2915</text:p>
          </table:table-cell>
          <table:table-cell table:number-columns-repeated="4" table:style-name="ce1"/>
          <table:table-cell office:value-type="float" office:value="2825" table:formula="of:=[.E92]" table:style-name="ce1">
            <text:p>2825</text:p>
          </table:table-cell>
          <table:table-cell table:number-columns-repeated="16367"/>
        </table:table-row>
        <table:table-row table:style-name="ro1">
          <table:table-cell office:value-type="string" office:string-value="06.05.2024" table:formula="of:=[bitcoin_futures.A97]" table:style-name="ce1">
            <text:p>06.05.2024</text:p>
          </table:table-cell>
          <table:table-cell table:number-columns-repeated="3" table:style-name="ce1"/>
          <table:table-cell office:value-type="float" office:value="995" table:formula="of:=([bitcoin_futures.H97]-[bitcoin_futures.H96])" table:style-name="ce6">
            <text:p>995</text:p>
          </table:table-cell>
          <table:table-cell office:value-type="float" office:value="1005" table:formula="of:=([bitcoin_futures.I97]-[bitcoin_futures.I96])" table:style-name="ce1">
            <text:p>1005</text:p>
          </table:table-cell>
          <table:table-cell office:value-type="float" office:value="1025" table:formula="of:=([bitcoin_futures.J97]-[bitcoin_futures.J96])" table:style-name="ce1">
            <text:p>1025</text:p>
          </table:table-cell>
          <table:table-cell office:value-type="float" office:value="1055" table:formula="of:=([bitcoin_futures.K97]-[bitcoin_futures.K96])" table:style-name="ce1">
            <text:p>1055</text:p>
          </table:table-cell>
          <table:table-cell office:value-type="float" office:value="1075" table:formula="of:=([bitcoin_futures.L97]-[bitcoin_futures.L96])" table:style-name="ce1">
            <text:p>1075</text:p>
          </table:table-cell>
          <table:table-cell office:value-type="float" office:value="1120" table:formula="of:=([bitcoin_futures.M97]-[bitcoin_futures.M96])" table:style-name="ce1">
            <text:p>1120</text:p>
          </table:table-cell>
          <table:table-cell table:style-name="ce1"/>
          <table:table-cell office:value-type="float" office:value="1100" table:formula="of:=([bitcoin_futures.O97]-[bitcoin_futures.O96])" table:style-name="ce1">
            <text:p>1100</text:p>
          </table:table-cell>
          <table:table-cell table:number-columns-repeated="4" table:style-name="ce1"/>
          <table:table-cell office:value-type="float" office:value="995" table:formula="of:=[.E93]" table:style-name="ce1">
            <text:p>995</text:p>
          </table:table-cell>
          <table:table-cell table:number-columns-repeated="16367"/>
        </table:table-row>
        <table:table-row table:style-name="ro1">
          <table:table-cell office:value-type="string" office:string-value="07.05.2024" table:formula="of:=[bitcoin_futures.A98]" table:style-name="ce1">
            <text:p>07.05.2024</text:p>
          </table:table-cell>
          <table:table-cell table:number-columns-repeated="3" table:style-name="ce1"/>
          <table:table-cell office:value-type="float" office:value="-220" table:formula="of:=([bitcoin_futures.H98]-[bitcoin_futures.H97])" table:style-name="ce6">
            <text:p>-220</text:p>
          </table:table-cell>
          <table:table-cell office:value-type="float" office:value="-225" table:formula="of:=([bitcoin_futures.I98]-[bitcoin_futures.I97])" table:style-name="ce1">
            <text:p>-225</text:p>
          </table:table-cell>
          <table:table-cell office:value-type="float" office:value="-260" table:formula="of:=([bitcoin_futures.J98]-[bitcoin_futures.J97])" table:style-name="ce1">
            <text:p>-260</text:p>
          </table:table-cell>
          <table:table-cell office:value-type="float" office:value="-240" table:formula="of:=([bitcoin_futures.K98]-[bitcoin_futures.K97])" table:style-name="ce1">
            <text:p>-240</text:p>
          </table:table-cell>
          <table:table-cell office:value-type="float" office:value="-175" table:formula="of:=([bitcoin_futures.L98]-[bitcoin_futures.L97])" table:style-name="ce1">
            <text:p>-175</text:p>
          </table:table-cell>
          <table:table-cell office:value-type="float" office:value="-185" table:formula="of:=([bitcoin_futures.M98]-[bitcoin_futures.M97])" table:style-name="ce1">
            <text:p>-185</text:p>
          </table:table-cell>
          <table:table-cell table:style-name="ce1"/>
          <table:table-cell office:value-type="float" office:value="-175" table:formula="of:=([bitcoin_futures.O98]-[bitcoin_futures.O97])" table:style-name="ce1">
            <text:p>-175</text:p>
          </table:table-cell>
          <table:table-cell table:number-columns-repeated="4" table:style-name="ce1"/>
          <table:table-cell office:value-type="float" office:value="-220" table:formula="of:=[.E94]" table:style-name="ce1">
            <text:p>-220</text:p>
          </table:table-cell>
          <table:table-cell table:number-columns-repeated="16367"/>
        </table:table-row>
        <table:table-row table:style-name="ro1">
          <table:table-cell office:value-type="string" office:string-value="08.05.2024" table:formula="of:=[bitcoin_futures.A99]" table:style-name="ce1">
            <text:p>08.05.2024</text:p>
          </table:table-cell>
          <table:table-cell table:number-columns-repeated="3" table:style-name="ce1"/>
          <table:table-cell office:value-type="float" office:value="-905" table:formula="of:=([bitcoin_futures.H99]-[bitcoin_futures.H98])" table:style-name="ce6">
            <text:p>-905</text:p>
          </table:table-cell>
          <table:table-cell office:value-type="float" office:value="-965" table:formula="of:=([bitcoin_futures.I99]-[bitcoin_futures.I98])" table:style-name="ce1">
            <text:p>-965</text:p>
          </table:table-cell>
          <table:table-cell office:value-type="float" office:value="-980" table:formula="of:=([bitcoin_futures.J99]-[bitcoin_futures.J98])" table:style-name="ce1">
            <text:p>-980</text:p>
          </table:table-cell>
          <table:table-cell office:value-type="float" office:value="-1015" table:formula="of:=([bitcoin_futures.K99]-[bitcoin_futures.K98])" table:style-name="ce1">
            <text:p>-1015</text:p>
          </table:table-cell>
          <table:table-cell office:value-type="float" office:value="-1055" table:formula="of:=([bitcoin_futures.L99]-[bitcoin_futures.L98])" table:style-name="ce1">
            <text:p>-1055</text:p>
          </table:table-cell>
          <table:table-cell office:value-type="float" office:value="-1065" table:formula="of:=([bitcoin_futures.M99]-[bitcoin_futures.M98])" table:style-name="ce1">
            <text:p>-1065</text:p>
          </table:table-cell>
          <table:table-cell table:style-name="ce1"/>
          <table:table-cell office:value-type="float" office:value="-1055" table:formula="of:=([bitcoin_futures.O99]-[bitcoin_futures.O98])" table:style-name="ce1">
            <text:p>-1055</text:p>
          </table:table-cell>
          <table:table-cell table:number-columns-repeated="4" table:style-name="ce1"/>
          <table:table-cell office:value-type="float" office:value="-905" table:formula="of:=[.E95]" table:style-name="ce1">
            <text:p>-905</text:p>
          </table:table-cell>
          <table:table-cell table:number-columns-repeated="16367"/>
        </table:table-row>
        <table:table-row table:style-name="ro1">
          <table:table-cell office:value-type="string" office:string-value="09.05.2024" table:formula="of:=[bitcoin_futures.A100]" table:style-name="ce1">
            <text:p>09.05.2024</text:p>
          </table:table-cell>
          <table:table-cell table:number-columns-repeated="3" table:style-name="ce1"/>
          <table:table-cell office:value-type="float" office:value="380" table:formula="of:=([bitcoin_futures.H100]-[bitcoin_futures.H99])" table:style-name="ce6">
            <text:p>380</text:p>
          </table:table-cell>
          <table:table-cell office:value-type="float" office:value="395" table:formula="of:=([bitcoin_futures.I100]-[bitcoin_futures.I99])" table:style-name="ce1">
            <text:p>395</text:p>
          </table:table-cell>
          <table:table-cell office:value-type="float" office:value="420" table:formula="of:=([bitcoin_futures.J100]-[bitcoin_futures.J99])" table:style-name="ce1">
            <text:p>420</text:p>
          </table:table-cell>
          <table:table-cell office:value-type="float" office:value="440" table:formula="of:=([bitcoin_futures.K100]-[bitcoin_futures.K99])" table:style-name="ce1">
            <text:p>440</text:p>
          </table:table-cell>
          <table:table-cell office:value-type="float" office:value="420" table:formula="of:=([bitcoin_futures.L100]-[bitcoin_futures.L99])" table:style-name="ce1">
            <text:p>420</text:p>
          </table:table-cell>
          <table:table-cell office:value-type="float" office:value="420" table:formula="of:=([bitcoin_futures.M100]-[bitcoin_futures.M99])" table:style-name="ce1">
            <text:p>420</text:p>
          </table:table-cell>
          <table:table-cell table:style-name="ce1"/>
          <table:table-cell office:value-type="float" office:value="420" table:formula="of:=([bitcoin_futures.O100]-[bitcoin_futures.O99])" table:style-name="ce1">
            <text:p>420</text:p>
          </table:table-cell>
          <table:table-cell table:number-columns-repeated="4" table:style-name="ce1"/>
          <table:table-cell office:value-type="float" office:value="380" table:formula="of:=[.E96]" table:style-name="ce1">
            <text:p>380</text:p>
          </table:table-cell>
          <table:table-cell table:number-columns-repeated="16367"/>
        </table:table-row>
        <table:table-row table:style-name="ro1">
          <table:table-cell office:value-type="string" office:string-value="10.05.2024" table:formula="of:=[bitcoin_futures.A101]" table:style-name="ce1">
            <text:p>10.05.2024</text:p>
          </table:table-cell>
          <table:table-cell table:number-columns-repeated="3" table:style-name="ce1"/>
          <table:table-cell office:value-type="float" office:value="-1890" table:formula="of:=([bitcoin_futures.H101]-[bitcoin_futures.H100])" table:style-name="ce6">
            <text:p>-1890</text:p>
          </table:table-cell>
          <table:table-cell office:value-type="float" office:value="-1925" table:formula="of:=([bitcoin_futures.I101]-[bitcoin_futures.I100])" table:style-name="ce1">
            <text:p>-1925</text:p>
          </table:table-cell>
          <table:table-cell office:value-type="float" office:value="-1980" table:formula="of:=([bitcoin_futures.J101]-[bitcoin_futures.J100])" table:style-name="ce1">
            <text:p>-1980</text:p>
          </table:table-cell>
          <table:table-cell office:value-type="float" office:value="-2025" table:formula="of:=([bitcoin_futures.K101]-[bitcoin_futures.K100])" table:style-name="ce1">
            <text:p>-2025</text:p>
          </table:table-cell>
          <table:table-cell office:value-type="float" office:value="-2030" table:formula="of:=([bitcoin_futures.L101]-[bitcoin_futures.L100])" table:style-name="ce1">
            <text:p>-2030</text:p>
          </table:table-cell>
          <table:table-cell office:value-type="float" office:value="-1975" table:formula="of:=([bitcoin_futures.M101]-[bitcoin_futures.M100])" table:style-name="ce1">
            <text:p>-1975</text:p>
          </table:table-cell>
          <table:table-cell table:style-name="ce1"/>
          <table:table-cell office:value-type="float" office:value="-2030" table:formula="of:=([bitcoin_futures.O101]-[bitcoin_futures.O100])" table:style-name="ce1">
            <text:p>-2030</text:p>
          </table:table-cell>
          <table:table-cell table:number-columns-repeated="4" table:style-name="ce1"/>
          <table:table-cell office:value-type="float" office:value="-1890" table:formula="of:=[.E97]" table:style-name="ce1">
            <text:p>-1890</text:p>
          </table:table-cell>
          <table:table-cell table:number-columns-repeated="16367"/>
        </table:table-row>
        <table:table-row table:style-name="ro1">
          <table:table-cell office:value-type="string" office:string-value="13.05.2024" table:formula="of:=[bitcoin_futures.A102]" table:style-name="ce1">
            <text:p>13.05.2024</text:p>
          </table:table-cell>
          <table:table-cell table:number-columns-repeated="3" table:style-name="ce1"/>
          <table:table-cell office:value-type="float" office:value="2530" table:formula="of:=([bitcoin_futures.H102]-[bitcoin_futures.H101])" table:style-name="ce6">
            <text:p>2530</text:p>
          </table:table-cell>
          <table:table-cell office:value-type="float" office:value="2590" table:formula="of:=([bitcoin_futures.I102]-[bitcoin_futures.I101])" table:style-name="ce1">
            <text:p>2590</text:p>
          </table:table-cell>
          <table:table-cell office:value-type="float" office:value="2645" table:formula="of:=([bitcoin_futures.J102]-[bitcoin_futures.J101])" table:style-name="ce1">
            <text:p>2645</text:p>
          </table:table-cell>
          <table:table-cell office:value-type="float" office:value="2675" table:formula="of:=([bitcoin_futures.K102]-[bitcoin_futures.K101])" table:style-name="ce1">
            <text:p>2675</text:p>
          </table:table-cell>
          <table:table-cell office:value-type="float" office:value="2705" table:formula="of:=([bitcoin_futures.L102]-[bitcoin_futures.L101])" table:style-name="ce1">
            <text:p>2705</text:p>
          </table:table-cell>
          <table:table-cell office:value-type="float" office:value="2700" table:formula="of:=([bitcoin_futures.M102]-[bitcoin_futures.M101])" table:style-name="ce1">
            <text:p>2700</text:p>
          </table:table-cell>
          <table:table-cell table:style-name="ce1"/>
          <table:table-cell office:value-type="float" office:value="2705" table:formula="of:=([bitcoin_futures.O102]-[bitcoin_futures.O101])" table:style-name="ce1">
            <text:p>2705</text:p>
          </table:table-cell>
          <table:table-cell table:number-columns-repeated="4" table:style-name="ce1"/>
          <table:table-cell office:value-type="float" office:value="2530" table:formula="of:=[.E98]" table:style-name="ce1">
            <text:p>2530</text:p>
          </table:table-cell>
          <table:table-cell table:number-columns-repeated="16367"/>
        </table:table-row>
        <table:table-row table:style-name="ro1">
          <table:table-cell office:value-type="string" office:string-value="14.05.2024" table:formula="of:=[bitcoin_futures.A103]" table:style-name="ce1">
            <text:p>14.05.2024</text:p>
          </table:table-cell>
          <table:table-cell table:number-columns-repeated="3" table:style-name="ce1"/>
          <table:table-cell office:value-type="float" office:value="-1645" table:formula="of:=([bitcoin_futures.H103]-[bitcoin_futures.H102])" table:style-name="ce6">
            <text:p>-1645</text:p>
          </table:table-cell>
          <table:table-cell office:value-type="float" office:value="-1645" table:formula="of:=([bitcoin_futures.I103]-[bitcoin_futures.I102])" table:style-name="ce1">
            <text:p>-1645</text:p>
          </table:table-cell>
          <table:table-cell office:value-type="float" office:value="-1670" table:formula="of:=([bitcoin_futures.J103]-[bitcoin_futures.J102])" table:style-name="ce1">
            <text:p>-1670</text:p>
          </table:table-cell>
          <table:table-cell office:value-type="float" office:value="-1680" table:formula="of:=([bitcoin_futures.K103]-[bitcoin_futures.K102])" table:style-name="ce1">
            <text:p>-1680</text:p>
          </table:table-cell>
          <table:table-cell office:value-type="float" office:value="-1680" table:formula="of:=([bitcoin_futures.L103]-[bitcoin_futures.L102])" table:style-name="ce1">
            <text:p>-1680</text:p>
          </table:table-cell>
          <table:table-cell office:value-type="float" office:value="-1680" table:formula="of:=([bitcoin_futures.M103]-[bitcoin_futures.M102])" table:style-name="ce1">
            <text:p>-1680</text:p>
          </table:table-cell>
          <table:table-cell table:style-name="ce1"/>
          <table:table-cell office:value-type="float" office:value="-1680" table:formula="of:=([bitcoin_futures.O103]-[bitcoin_futures.O102])" table:style-name="ce1">
            <text:p>-1680</text:p>
          </table:table-cell>
          <table:table-cell table:number-columns-repeated="4" table:style-name="ce1"/>
          <table:table-cell office:value-type="float" office:value="-1645" table:formula="of:=[.E99]" table:style-name="ce1">
            <text:p>-1645</text:p>
          </table:table-cell>
          <table:table-cell table:number-columns-repeated="16367"/>
        </table:table-row>
        <table:table-row table:style-name="ro1">
          <table:table-cell office:value-type="string" office:string-value="15.05.2024" table:formula="of:=[bitcoin_futures.A104]" table:style-name="ce1">
            <text:p>15.05.2024</text:p>
          </table:table-cell>
          <table:table-cell table:number-columns-repeated="3" table:style-name="ce1"/>
          <table:table-cell office:value-type="float" office:value="4660" table:formula="of:=([bitcoin_futures.H104]-[bitcoin_futures.H103])" table:style-name="ce6">
            <text:p>4660</text:p>
          </table:table-cell>
          <table:table-cell office:value-type="float" office:value="4705" table:formula="of:=([bitcoin_futures.I104]-[bitcoin_futures.I103])" table:style-name="ce1">
            <text:p>4705</text:p>
          </table:table-cell>
          <table:table-cell office:value-type="float" office:value="4785" table:formula="of:=([bitcoin_futures.J104]-[bitcoin_futures.J103])" table:style-name="ce1">
            <text:p>4785</text:p>
          </table:table-cell>
          <table:table-cell office:value-type="float" office:value="4875" table:formula="of:=([bitcoin_futures.K104]-[bitcoin_futures.K103])" table:style-name="ce1">
            <text:p>4875</text:p>
          </table:table-cell>
          <table:table-cell office:value-type="float" office:value="4980" table:formula="of:=([bitcoin_futures.L104]-[bitcoin_futures.L103])" table:style-name="ce1">
            <text:p>4980</text:p>
          </table:table-cell>
          <table:table-cell office:value-type="float" office:value="5010" table:formula="of:=([bitcoin_futures.M104]-[bitcoin_futures.M103])" table:style-name="ce1">
            <text:p>5010</text:p>
          </table:table-cell>
          <table:table-cell table:style-name="ce1"/>
          <table:table-cell office:value-type="float" office:value="4980" table:formula="of:=([bitcoin_futures.O104]-[bitcoin_futures.O103])" table:style-name="ce1">
            <text:p>4980</text:p>
          </table:table-cell>
          <table:table-cell table:number-columns-repeated="4" table:style-name="ce1"/>
          <table:table-cell office:value-type="float" office:value="4660" table:formula="of:=[.E100]" table:style-name="ce1">
            <text:p>4660</text:p>
          </table:table-cell>
          <table:table-cell table:number-columns-repeated="16367"/>
        </table:table-row>
        <table:table-row table:style-name="ro1">
          <table:table-cell office:value-type="string" office:string-value="16.05.2024" table:formula="of:=[bitcoin_futures.A105]" table:style-name="ce1">
            <text:p>16.05.2024</text:p>
          </table:table-cell>
          <table:table-cell table:number-columns-repeated="3" table:style-name="ce1"/>
          <table:table-cell office:value-type="float" office:value="-1050" table:formula="of:=([bitcoin_futures.H105]-[bitcoin_futures.H104])" table:style-name="ce1">
            <text:p>-1050</text:p>
          </table:table-cell>
          <table:table-cell office:value-type="float" office:value="-1035" table:formula="of:=([bitcoin_futures.I105]-[bitcoin_futures.I104])" table:style-name="ce6">
            <text:p>-1035</text:p>
          </table:table-cell>
          <table:table-cell office:value-type="float" office:value="-1020" table:formula="of:=([bitcoin_futures.J105]-[bitcoin_futures.J104])" table:style-name="ce1">
            <text:p>-1020</text:p>
          </table:table-cell>
          <table:table-cell office:value-type="float" office:value="-995" table:formula="of:=([bitcoin_futures.K105]-[bitcoin_futures.K104])" table:style-name="ce1">
            <text:p>-995</text:p>
          </table:table-cell>
          <table:table-cell office:value-type="float" office:value="-985" table:formula="of:=([bitcoin_futures.L105]-[bitcoin_futures.L104])" table:style-name="ce1">
            <text:p>-985</text:p>
          </table:table-cell>
          <table:table-cell office:value-type="float" office:value="-990" table:formula="of:=([bitcoin_futures.M105]-[bitcoin_futures.M104])" table:style-name="ce1">
            <text:p>-990</text:p>
          </table:table-cell>
          <table:table-cell table:style-name="ce1"/>
          <table:table-cell office:value-type="float" office:value="-985" table:formula="of:=([bitcoin_futures.O105]-[bitcoin_futures.O104])" table:style-name="ce1">
            <text:p>-985</text:p>
          </table:table-cell>
          <table:table-cell table:number-columns-repeated="4" table:style-name="ce1"/>
          <table:table-cell office:value-type="float" office:value="-1035" table:formula="of:=[.F101]" table:style-name="ce1">
            <text:p>-1035</text:p>
          </table:table-cell>
          <table:table-cell table:number-columns-repeated="16367"/>
        </table:table-row>
        <table:table-row table:style-name="ro1">
          <table:table-cell office:value-type="string" office:string-value="17.05.2024" table:formula="of:=[bitcoin_futures.A106]" table:style-name="ce1">
            <text:p>17.05.2024</text:p>
          </table:table-cell>
          <table:table-cell table:number-columns-repeated="3" table:style-name="ce1"/>
          <table:table-cell office:value-type="float" office:value="1920" table:formula="of:=([bitcoin_futures.H106]-[bitcoin_futures.H105])" table:style-name="ce1">
            <text:p>1920</text:p>
          </table:table-cell>
          <table:table-cell office:value-type="float" office:value="1920" table:formula="of:=([bitcoin_futures.I106]-[bitcoin_futures.I105])" table:style-name="ce6">
            <text:p>1920</text:p>
          </table:table-cell>
          <table:table-cell office:value-type="float" office:value="1945" table:formula="of:=([bitcoin_futures.J106]-[bitcoin_futures.J105])" table:style-name="ce1">
            <text:p>1945</text:p>
          </table:table-cell>
          <table:table-cell office:value-type="float" office:value="2040" table:formula="of:=([bitcoin_futures.K106]-[bitcoin_futures.K105])" table:style-name="ce1">
            <text:p>2040</text:p>
          </table:table-cell>
          <table:table-cell office:value-type="float" office:value="2130" table:formula="of:=([bitcoin_futures.L106]-[bitcoin_futures.L105])" table:style-name="ce1">
            <text:p>2130</text:p>
          </table:table-cell>
          <table:table-cell office:value-type="float" office:value="2220" table:formula="of:=([bitcoin_futures.M106]-[bitcoin_futures.M105])" table:style-name="ce1">
            <text:p>2220</text:p>
          </table:table-cell>
          <table:table-cell table:style-name="ce1"/>
          <table:table-cell office:value-type="float" office:value="2130" table:formula="of:=([bitcoin_futures.O106]-[bitcoin_futures.O105])" table:style-name="ce1">
            <text:p>2130</text:p>
          </table:table-cell>
          <table:table-cell table:number-columns-repeated="4" table:style-name="ce1"/>
          <table:table-cell office:value-type="float" office:value="1920" table:formula="of:=[.F102]" table:style-name="ce1">
            <text:p>1920</text:p>
          </table:table-cell>
          <table:table-cell table:number-columns-repeated="16367"/>
        </table:table-row>
        <table:table-row table:style-name="ro1">
          <table:table-cell office:value-type="string" office:string-value="20.05.2024" table:formula="of:=[bitcoin_futures.A107]" table:style-name="ce1">
            <text:p>20.05.2024</text:p>
          </table:table-cell>
          <table:table-cell table:number-columns-repeated="3" table:style-name="ce1"/>
          <table:table-cell office:value-type="float" office:value="3070" table:formula="of:=([bitcoin_futures.H107]-[bitcoin_futures.H106])" table:style-name="ce1">
            <text:p>3070</text:p>
          </table:table-cell>
          <table:table-cell office:value-type="float" office:value="3080" table:formula="of:=([bitcoin_futures.I107]-[bitcoin_futures.I106])" table:style-name="ce6">
            <text:p>3080</text:p>
          </table:table-cell>
          <table:table-cell office:value-type="float" office:value="3095" table:formula="of:=([bitcoin_futures.J107]-[bitcoin_futures.J106])" table:style-name="ce1">
            <text:p>3095</text:p>
          </table:table-cell>
          <table:table-cell office:value-type="float" office:value="3085" table:formula="of:=([bitcoin_futures.K107]-[bitcoin_futures.K106])" table:style-name="ce1">
            <text:p>3085</text:p>
          </table:table-cell>
          <table:table-cell office:value-type="float" office:value="3050" table:formula="of:=([bitcoin_futures.L107]-[bitcoin_futures.L106])" table:style-name="ce1">
            <text:p>3050</text:p>
          </table:table-cell>
          <table:table-cell office:value-type="float" office:value="2960" table:formula="of:=([bitcoin_futures.M107]-[bitcoin_futures.M106])" table:style-name="ce1">
            <text:p>2960</text:p>
          </table:table-cell>
          <table:table-cell table:style-name="ce1"/>
          <table:table-cell office:value-type="float" office:value="3050" table:formula="of:=([bitcoin_futures.O107]-[bitcoin_futures.O106])" table:style-name="ce1">
            <text:p>3050</text:p>
          </table:table-cell>
          <table:table-cell table:number-columns-repeated="4" table:style-name="ce1"/>
          <table:table-cell office:value-type="float" office:value="3080" table:formula="of:=[.F103]" table:style-name="ce1">
            <text:p>3080</text:p>
          </table:table-cell>
          <table:table-cell table:number-columns-repeated="16367"/>
        </table:table-row>
        <table:table-row table:style-name="ro1">
          <table:table-cell office:value-type="string" office:string-value="21.05.2024" table:formula="of:=[bitcoin_futures.A108]" table:style-name="ce1">
            <text:p>21.05.2024</text:p>
          </table:table-cell>
          <table:table-cell table:number-columns-repeated="3" table:style-name="ce1"/>
          <table:table-cell office:value-type="float" office:value="-935" table:formula="of:=([bitcoin_futures.H108]-[bitcoin_futures.H107])" table:style-name="ce1">
            <text:p>-935</text:p>
          </table:table-cell>
          <table:table-cell office:value-type="float" office:value="-935" table:formula="of:=([bitcoin_futures.I108]-[bitcoin_futures.I107])" table:style-name="ce6">
            <text:p>-935</text:p>
          </table:table-cell>
          <table:table-cell office:value-type="float" office:value="-930" table:formula="of:=([bitcoin_futures.J108]-[bitcoin_futures.J107])" table:style-name="ce1">
            <text:p>-930</text:p>
          </table:table-cell>
          <table:table-cell office:value-type="float" office:value="-875" table:formula="of:=([bitcoin_futures.K108]-[bitcoin_futures.K107])" table:style-name="ce1">
            <text:p>-875</text:p>
          </table:table-cell>
          <table:table-cell office:value-type="float" office:value="-815" table:formula="of:=([bitcoin_futures.L108]-[bitcoin_futures.L107])" table:style-name="ce1">
            <text:p>-815</text:p>
          </table:table-cell>
          <table:table-cell office:value-type="float" office:value="-660" table:formula="of:=([bitcoin_futures.M108]-[bitcoin_futures.M107])" table:style-name="ce1">
            <text:p>-660</text:p>
          </table:table-cell>
          <table:table-cell table:style-name="ce1"/>
          <table:table-cell office:value-type="float" office:value="-815" table:formula="of:=([bitcoin_futures.O108]-[bitcoin_futures.O107])" table:style-name="ce1">
            <text:p>-815</text:p>
          </table:table-cell>
          <table:table-cell table:number-columns-repeated="4" table:style-name="ce1"/>
          <table:table-cell office:value-type="float" office:value="-935" table:formula="of:=[.F104]" table:style-name="ce1">
            <text:p>-935</text:p>
          </table:table-cell>
          <table:table-cell table:number-columns-repeated="16367"/>
        </table:table-row>
        <table:table-row table:style-name="ro1">
          <table:table-cell office:value-type="string" office:string-value="22.05.2024" table:formula="of:=[bitcoin_futures.A109]" table:style-name="ce1">
            <text:p>22.05.2024</text:p>
          </table:table-cell>
          <table:table-cell table:number-columns-repeated="3" table:style-name="ce1"/>
          <table:table-cell office:value-type="float" office:value="315" table:formula="of:=([bitcoin_futures.H109]-[bitcoin_futures.H108])" table:style-name="ce1">
            <text:p>315</text:p>
          </table:table-cell>
          <table:table-cell office:value-type="float" office:value="330" table:formula="of:=([bitcoin_futures.I109]-[bitcoin_futures.I108])" table:style-name="ce6">
            <text:p>330</text:p>
          </table:table-cell>
          <table:table-cell office:value-type="float" office:value="340" table:formula="of:=([bitcoin_futures.J109]-[bitcoin_futures.J108])" table:style-name="ce1">
            <text:p>340</text:p>
          </table:table-cell>
          <table:table-cell office:value-type="float" office:value="350" table:formula="of:=([bitcoin_futures.K109]-[bitcoin_futures.K108])" table:style-name="ce1">
            <text:p>350</text:p>
          </table:table-cell>
          <table:table-cell office:value-type="float" office:value="340" table:formula="of:=([bitcoin_futures.L109]-[bitcoin_futures.L108])" table:style-name="ce1">
            <text:p>340</text:p>
          </table:table-cell>
          <table:table-cell office:value-type="float" office:value="275" table:formula="of:=([bitcoin_futures.M109]-[bitcoin_futures.M108])" table:style-name="ce1">
            <text:p>275</text:p>
          </table:table-cell>
          <table:table-cell table:style-name="ce1"/>
          <table:table-cell office:value-type="float" office:value="340" table:formula="of:=([bitcoin_futures.O109]-[bitcoin_futures.O108])" table:style-name="ce1">
            <text:p>340</text:p>
          </table:table-cell>
          <table:table-cell table:number-columns-repeated="4" table:style-name="ce1"/>
          <table:table-cell office:value-type="float" office:value="330" table:formula="of:=[.F105]" table:style-name="ce1">
            <text:p>330</text:p>
          </table:table-cell>
          <table:table-cell table:number-columns-repeated="16367"/>
        </table:table-row>
        <table:table-row table:style-name="ro1">
          <table:table-cell office:value-type="string" office:string-value="23.05.2024" table:formula="of:=[bitcoin_futures.A110]" table:style-name="ce1">
            <text:p>23.05.2024</text:p>
          </table:table-cell>
          <table:table-cell table:number-columns-repeated="3" table:style-name="ce1"/>
          <table:table-cell office:value-type="float" office:value="-2610" table:formula="of:=([bitcoin_futures.H110]-[bitcoin_futures.H109])" table:style-name="ce1">
            <text:p>-2610</text:p>
          </table:table-cell>
          <table:table-cell office:value-type="float" office:value="-2610" table:formula="of:=([bitcoin_futures.I110]-[bitcoin_futures.I109])" table:style-name="ce6">
            <text:p>-2610</text:p>
          </table:table-cell>
          <table:table-cell office:value-type="float" office:value="-2675" table:formula="of:=([bitcoin_futures.J110]-[bitcoin_futures.J109])" table:style-name="ce1">
            <text:p>-2675</text:p>
          </table:table-cell>
          <table:table-cell office:value-type="float" office:value="-2685" table:formula="of:=([bitcoin_futures.K110]-[bitcoin_futures.K109])" table:style-name="ce1">
            <text:p>-2685</text:p>
          </table:table-cell>
          <table:table-cell office:value-type="float" office:value="-2695" table:formula="of:=([bitcoin_futures.L110]-[bitcoin_futures.L109])" table:style-name="ce1">
            <text:p>-2695</text:p>
          </table:table-cell>
          <table:table-cell office:value-type="float" office:value="-2695" table:formula="of:=([bitcoin_futures.M110]-[bitcoin_futures.M109])" table:style-name="ce1">
            <text:p>-2695</text:p>
          </table:table-cell>
          <table:table-cell table:style-name="ce1"/>
          <table:table-cell office:value-type="float" office:value="-2695" table:formula="of:=([bitcoin_futures.O110]-[bitcoin_futures.O109])" table:style-name="ce1">
            <text:p>-2695</text:p>
          </table:table-cell>
          <table:table-cell table:number-columns-repeated="4" table:style-name="ce1"/>
          <table:table-cell office:value-type="float" office:value="-2610" table:formula="of:=[.F106]" table:style-name="ce1">
            <text:p>-2610</text:p>
          </table:table-cell>
          <table:table-cell table:number-columns-repeated="16367"/>
        </table:table-row>
        <table:table-row table:style-name="ro1">
          <table:table-cell office:value-type="string" office:string-value="24.05.2024" table:formula="of:=[bitcoin_futures.A111]" table:style-name="ce1">
            <text:p>24.05.2024</text:p>
          </table:table-cell>
          <table:table-cell table:number-columns-repeated="3" table:style-name="ce1"/>
          <table:table-cell office:value-type="float" office:value="2270" table:formula="of:=([bitcoin_futures.H111]-[bitcoin_futures.H110])" table:style-name="ce1">
            <text:p>2270</text:p>
          </table:table-cell>
          <table:table-cell office:value-type="float" office:value="2285" table:formula="of:=([bitcoin_futures.I111]-[bitcoin_futures.I110])" table:style-name="ce6">
            <text:p>2285</text:p>
          </table:table-cell>
          <table:table-cell office:value-type="float" office:value="2330" table:formula="of:=([bitcoin_futures.J111]-[bitcoin_futures.J110])" table:style-name="ce1">
            <text:p>2330</text:p>
          </table:table-cell>
          <table:table-cell office:value-type="float" office:value="2350" table:formula="of:=([bitcoin_futures.K111]-[bitcoin_futures.K110])" table:style-name="ce1">
            <text:p>2350</text:p>
          </table:table-cell>
          <table:table-cell office:value-type="float" office:value="2360" table:formula="of:=([bitcoin_futures.L111]-[bitcoin_futures.L110])" table:style-name="ce1">
            <text:p>2360</text:p>
          </table:table-cell>
          <table:table-cell office:value-type="float" office:value="2360" table:formula="of:=([bitcoin_futures.M111]-[bitcoin_futures.M110])" table:style-name="ce1">
            <text:p>2360</text:p>
          </table:table-cell>
          <table:table-cell table:style-name="ce1"/>
          <table:table-cell office:value-type="float" office:value="2360" table:formula="of:=([bitcoin_futures.O111]-[bitcoin_futures.O110])" table:style-name="ce1">
            <text:p>2360</text:p>
          </table:table-cell>
          <table:table-cell table:number-columns-repeated="4" table:style-name="ce1"/>
          <table:table-cell office:value-type="float" office:value="2285" table:formula="of:=[.F107]" table:style-name="ce1">
            <text:p>2285</text:p>
          </table:table-cell>
          <table:table-cell table:number-columns-repeated="16367"/>
        </table:table-row>
        <table:table-row table:style-name="ro1">
          <table:table-cell office:value-type="string" office:string-value="27.05.2024" table:formula="of:=[bitcoin_futures.A112]" table:style-name="ce1">
            <text:p>27.05.2024</text:p>
          </table:table-cell>
          <table:table-cell table:number-columns-repeated="3" table:style-name="ce1"/>
          <table:table-cell office:value-type="float" office:value="0" table:formula="of:=([bitcoin_futures.H112]-[bitcoin_futures.H111])" table:style-name="ce1">
            <text:p>0</text:p>
          </table:table-cell>
          <table:table-cell office:value-type="float" office:value="0" table:formula="of:=([bitcoin_futures.I112]-[bitcoin_futures.I111])" table:style-name="ce6">
            <text:p>0</text:p>
          </table:table-cell>
          <table:table-cell office:value-type="float" office:value="0" table:formula="of:=([bitcoin_futures.J112]-[bitcoin_futures.J111])" table:style-name="ce1">
            <text:p>0</text:p>
          </table:table-cell>
          <table:table-cell office:value-type="float" office:value="0" table:formula="of:=([bitcoin_futures.K112]-[bitcoin_futures.K111])" table:style-name="ce1">
            <text:p>0</text:p>
          </table:table-cell>
          <table:table-cell office:value-type="float" office:value="0" table:formula="of:=([bitcoin_futures.L112]-[bitcoin_futures.L111])" table:style-name="ce1">
            <text:p>0</text:p>
          </table:table-cell>
          <table:table-cell office:value-type="float" office:value="0" table:formula="of:=([bitcoin_futures.M112]-[bitcoin_futures.M111])" table:style-name="ce1">
            <text:p>0</text:p>
          </table:table-cell>
          <table:table-cell table:style-name="ce1"/>
          <table:table-cell office:value-type="float" office:value="0" table:formula="of:=([bitcoin_futures.O112]-[bitcoin_futures.O111])" table:style-name="ce1">
            <text:p>0</text:p>
          </table:table-cell>
          <table:table-cell table:number-columns-repeated="4" table:style-name="ce1"/>
          <table:table-cell office:value-type="float" office:value="0" table:formula="of:=[.F108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28.05.2024" table:formula="of:=[bitcoin_futures.A113]" table:style-name="ce1">
            <text:p>28.05.2024</text:p>
          </table:table-cell>
          <table:table-cell table:number-columns-repeated="3" table:style-name="ce1"/>
          <table:table-cell office:value-type="float" office:value="-1020" table:formula="of:=([bitcoin_futures.H113]-[bitcoin_futures.H112])" table:style-name="ce1">
            <text:p>-1020</text:p>
          </table:table-cell>
          <table:table-cell office:value-type="float" office:value="-990" table:formula="of:=([bitcoin_futures.I113]-[bitcoin_futures.I112])" table:style-name="ce6">
            <text:p>-990</text:p>
          </table:table-cell>
          <table:table-cell office:value-type="float" office:value="-1020" table:formula="of:=([bitcoin_futures.J113]-[bitcoin_futures.J112])" table:style-name="ce1">
            <text:p>-1020</text:p>
          </table:table-cell>
          <table:table-cell office:value-type="float" office:value="-1025" table:formula="of:=([bitcoin_futures.K113]-[bitcoin_futures.K112])" table:style-name="ce1">
            <text:p>-1025</text:p>
          </table:table-cell>
          <table:table-cell office:value-type="float" office:value="-1035" table:formula="of:=([bitcoin_futures.L113]-[bitcoin_futures.L112])" table:style-name="ce1">
            <text:p>-1035</text:p>
          </table:table-cell>
          <table:table-cell office:value-type="float" office:value="-1020" table:formula="of:=([bitcoin_futures.M113]-[bitcoin_futures.M112])" table:style-name="ce1">
            <text:p>-1020</text:p>
          </table:table-cell>
          <table:table-cell table:style-name="ce1"/>
          <table:table-cell office:value-type="float" office:value="-1035" table:formula="of:=([bitcoin_futures.O113]-[bitcoin_futures.O112])" table:style-name="ce1">
            <text:p>-1035</text:p>
          </table:table-cell>
          <table:table-cell table:number-columns-repeated="4" table:style-name="ce1"/>
          <table:table-cell office:value-type="float" office:value="-990" table:formula="of:=[.F109]" table:style-name="ce1">
            <text:p>-990</text:p>
          </table:table-cell>
          <table:table-cell table:number-columns-repeated="16367"/>
        </table:table-row>
        <table:table-row table:style-name="ro1">
          <table:table-cell office:value-type="string" office:string-value="29.05.2024" table:formula="of:=[bitcoin_futures.A114]" table:style-name="ce1">
            <text:p>29.05.2024</text:p>
          </table:table-cell>
          <table:table-cell table:number-columns-repeated="3" table:style-name="ce1"/>
          <table:table-cell office:value-type="float" office:value="-1270" table:formula="of:=([bitcoin_futures.H114]-[bitcoin_futures.H113])" table:style-name="ce1">
            <text:p>-1270</text:p>
          </table:table-cell>
          <table:table-cell office:value-type="float" office:value="-1295" table:formula="of:=([bitcoin_futures.I114]-[bitcoin_futures.I113])" table:style-name="ce6">
            <text:p>-1295</text:p>
          </table:table-cell>
          <table:table-cell office:value-type="float" office:value="-1295" table:formula="of:=([bitcoin_futures.J114]-[bitcoin_futures.J113])" table:style-name="ce1">
            <text:p>-1295</text:p>
          </table:table-cell>
          <table:table-cell office:value-type="float" office:value="-1320" table:formula="of:=([bitcoin_futures.K114]-[bitcoin_futures.K113])" table:style-name="ce1">
            <text:p>-1320</text:p>
          </table:table-cell>
          <table:table-cell office:value-type="float" office:value="-1305" table:formula="of:=([bitcoin_futures.L114]-[bitcoin_futures.L113])" table:style-name="ce1">
            <text:p>-1305</text:p>
          </table:table-cell>
          <table:table-cell office:value-type="float" office:value="-1185" table:formula="of:=([bitcoin_futures.M114]-[bitcoin_futures.M113])" table:style-name="ce1">
            <text:p>-1185</text:p>
          </table:table-cell>
          <table:table-cell table:style-name="ce1"/>
          <table:table-cell office:value-type="float" office:value="-1305" table:formula="of:=([bitcoin_futures.O114]-[bitcoin_futures.O113])" table:style-name="ce1">
            <text:p>-1305</text:p>
          </table:table-cell>
          <table:table-cell table:number-columns-repeated="4" table:style-name="ce1"/>
          <table:table-cell office:value-type="float" office:value="-1295" table:formula="of:=[.F110]" table:style-name="ce1">
            <text:p>-1295</text:p>
          </table:table-cell>
          <table:table-cell table:number-columns-repeated="16367"/>
        </table:table-row>
        <table:table-row table:style-name="ro1">
          <table:table-cell office:value-type="string" office:string-value="30.05.2024" table:formula="of:=[bitcoin_futures.A115]" table:style-name="ce1">
            <text:p>30.05.2024</text:p>
          </table:table-cell>
          <table:table-cell table:number-columns-repeated="3" table:style-name="ce1"/>
          <table:table-cell office:value-type="float" office:value="1490" table:formula="of:=([bitcoin_futures.H115]-[bitcoin_futures.H114])" table:style-name="ce1">
            <text:p>1490</text:p>
          </table:table-cell>
          <table:table-cell office:value-type="float" office:value="1565" table:formula="of:=([bitcoin_futures.I115]-[bitcoin_futures.I114])" table:style-name="ce6">
            <text:p>1565</text:p>
          </table:table-cell>
          <table:table-cell office:value-type="float" office:value="1605" table:formula="of:=([bitcoin_futures.J115]-[bitcoin_futures.J114])" table:style-name="ce1">
            <text:p>1605</text:p>
          </table:table-cell>
          <table:table-cell office:value-type="float" office:value="1655" table:formula="of:=([bitcoin_futures.K115]-[bitcoin_futures.K114])" table:style-name="ce1">
            <text:p>1655</text:p>
          </table:table-cell>
          <table:table-cell office:value-type="float" office:value="1665" table:formula="of:=([bitcoin_futures.L115]-[bitcoin_futures.L114])" table:style-name="ce1">
            <text:p>1665</text:p>
          </table:table-cell>
          <table:table-cell office:value-type="float" office:value="1665" table:formula="of:=([bitcoin_futures.M115]-[bitcoin_futures.M114])" table:style-name="ce1">
            <text:p>1665</text:p>
          </table:table-cell>
          <table:table-cell table:style-name="ce1"/>
          <table:table-cell office:value-type="float" office:value="1665" table:formula="of:=([bitcoin_futures.O115]-[bitcoin_futures.O114])" table:style-name="ce1">
            <text:p>1665</text:p>
          </table:table-cell>
          <table:table-cell table:number-columns-repeated="4" table:style-name="ce1"/>
          <table:table-cell office:value-type="float" office:value="1565" table:formula="of:=[.F111]" table:style-name="ce1">
            <text:p>1565</text:p>
          </table:table-cell>
          <table:table-cell table:number-columns-repeated="16367"/>
        </table:table-row>
        <table:table-row table:style-name="ro1">
          <table:table-cell office:value-type="string" office:string-value="31.05.2024" table:formula="of:=[bitcoin_futures.A116]" table:style-name="ce1">
            <text:p>31.05.2024</text:p>
          </table:table-cell>
          <table:table-cell table:number-columns-repeated="3" table:style-name="ce1"/>
          <table:table-cell office:value-type="float" office:value="-1041.3000000000029" table:formula="of:=([bitcoin_futures.H116]-[bitcoin_futures.H115])" table:style-name="ce1">
            <text:p>-1041.3</text:p>
          </table:table-cell>
          <table:table-cell office:value-type="float" office:value="-1310" table:formula="of:=([bitcoin_futures.I116]-[bitcoin_futures.I115])" table:style-name="ce6">
            <text:p>-1310</text:p>
          </table:table-cell>
          <table:table-cell office:value-type="float" office:value="-1400" table:formula="of:=([bitcoin_futures.J116]-[bitcoin_futures.J115])" table:style-name="ce1">
            <text:p>-1400</text:p>
          </table:table-cell>
          <table:table-cell office:value-type="float" office:value="-1390" table:formula="of:=([bitcoin_futures.K116]-[bitcoin_futures.K115])" table:style-name="ce1">
            <text:p>-1390</text:p>
          </table:table-cell>
          <table:table-cell office:value-type="float" office:value="-1400" table:formula="of:=([bitcoin_futures.L116]-[bitcoin_futures.L115])" table:style-name="ce1">
            <text:p>-1400</text:p>
          </table:table-cell>
          <table:table-cell office:value-type="float" office:value="-1405" table:formula="of:=([bitcoin_futures.M116]-[bitcoin_futures.M115])" table:style-name="ce1">
            <text:p>-1405</text:p>
          </table:table-cell>
          <table:table-cell table:style-name="ce1"/>
          <table:table-cell office:value-type="float" office:value="-1400" table:formula="of:=([bitcoin_futures.O116]-[bitcoin_futures.O115])" table:style-name="ce1">
            <text:p>-1400</text:p>
          </table:table-cell>
          <table:table-cell table:number-columns-repeated="4" table:style-name="ce1"/>
          <table:table-cell office:value-type="float" office:value="-1310" table:formula="of:=[.F112]" table:style-name="ce1">
            <text:p>-1310</text:p>
          </table:table-cell>
          <table:table-cell table:number-columns-repeated="16367"/>
        </table:table-row>
        <table:table-row table:style-name="ro1">
          <table:table-cell office:value-type="string" office:string-value="03.06.2024" table:formula="of:=[bitcoin_futures.A117]" table:style-name="ce1">
            <text:p>03.06.2024</text:p>
          </table:table-cell>
          <table:table-cell table:number-columns-repeated="4" table:style-name="ce1"/>
          <table:table-cell office:value-type="float" office:value="1625" table:formula="of:=([bitcoin_futures.I117]-[bitcoin_futures.I116])" table:style-name="ce6">
            <text:p>1625</text:p>
          </table:table-cell>
          <table:table-cell office:value-type="float" office:value="1670" table:formula="of:=([bitcoin_futures.J117]-[bitcoin_futures.J116])" table:style-name="ce1">
            <text:p>1670</text:p>
          </table:table-cell>
          <table:table-cell office:value-type="float" office:value="1695" table:formula="of:=([bitcoin_futures.K117]-[bitcoin_futures.K116])" table:style-name="ce1">
            <text:p>1695</text:p>
          </table:table-cell>
          <table:table-cell office:value-type="float" office:value="1735" table:formula="of:=([bitcoin_futures.L117]-[bitcoin_futures.L116])" table:style-name="ce1">
            <text:p>1735</text:p>
          </table:table-cell>
          <table:table-cell office:value-type="float" office:value="1780" table:formula="of:=([bitcoin_futures.M117]-[bitcoin_futures.M116])" table:style-name="ce1">
            <text:p>1780</text:p>
          </table:table-cell>
          <table:table-cell office:value-type="float" office:value="1710" table:formula="of:=([bitcoin_futures.N117]-[bitcoin_futures.N116])" table:style-name="ce1">
            <text:p>1710</text:p>
          </table:table-cell>
          <table:table-cell office:value-type="float" office:value="2050" table:formula="of:=([bitcoin_futures.O117]-[bitcoin_futures.O116])" table:style-name="ce1">
            <text:p>2050</text:p>
          </table:table-cell>
          <table:table-cell table:number-columns-repeated="4" table:style-name="ce1"/>
          <table:table-cell office:value-type="float" office:value="1625" table:formula="of:=[.F113]" table:style-name="ce1">
            <text:p>1625</text:p>
          </table:table-cell>
          <table:table-cell table:number-columns-repeated="16367"/>
        </table:table-row>
        <table:table-row table:style-name="ro1">
          <table:table-cell office:value-type="string" office:string-value="04.06.2024" table:formula="of:=[bitcoin_futures.A118]" table:style-name="ce1">
            <text:p>04.06.2024</text:p>
          </table:table-cell>
          <table:table-cell table:number-columns-repeated="4" table:style-name="ce1"/>
          <table:table-cell office:value-type="float" office:value="1425" table:formula="of:=([bitcoin_futures.I118]-[bitcoin_futures.I117])" table:style-name="ce6">
            <text:p>1425</text:p>
          </table:table-cell>
          <table:table-cell office:value-type="float" office:value="1445" table:formula="of:=([bitcoin_futures.J118]-[bitcoin_futures.J117])" table:style-name="ce1">
            <text:p>1445</text:p>
          </table:table-cell>
          <table:table-cell office:value-type="float" office:value="1465" table:formula="of:=([bitcoin_futures.K118]-[bitcoin_futures.K117])" table:style-name="ce1">
            <text:p>1465</text:p>
          </table:table-cell>
          <table:table-cell office:value-type="float" office:value="1455" table:formula="of:=([bitcoin_futures.L118]-[bitcoin_futures.L117])" table:style-name="ce1">
            <text:p>1455</text:p>
          </table:table-cell>
          <table:table-cell office:value-type="float" office:value="1480" table:formula="of:=([bitcoin_futures.M118]-[bitcoin_futures.M117])" table:style-name="ce1">
            <text:p>1480</text:p>
          </table:table-cell>
          <table:table-cell office:value-type="float" office:value="1450" table:formula="of:=([bitcoin_futures.N118]-[bitcoin_futures.N117])" table:style-name="ce1">
            <text:p>1450</text:p>
          </table:table-cell>
          <table:table-cell office:value-type="float" office:value="1440" table:formula="of:=([bitcoin_futures.O118]-[bitcoin_futures.O117])" table:style-name="ce1">
            <text:p>1440</text:p>
          </table:table-cell>
          <table:table-cell table:number-columns-repeated="4" table:style-name="ce1"/>
          <table:table-cell office:value-type="float" office:value="1425" table:formula="of:=[.F114]" table:style-name="ce1">
            <text:p>1425</text:p>
          </table:table-cell>
          <table:table-cell table:number-columns-repeated="16367"/>
        </table:table-row>
        <table:table-row table:style-name="ro1">
          <table:table-cell office:value-type="string" office:string-value="05.06.2024" table:formula="of:=[bitcoin_futures.A119]" table:style-name="ce1">
            <text:p>05.06.2024</text:p>
          </table:table-cell>
          <table:table-cell table:number-columns-repeated="4" table:style-name="ce1"/>
          <table:table-cell office:value-type="float" office:value="805" table:formula="of:=([bitcoin_futures.I119]-[bitcoin_futures.I118])" table:style-name="ce6">
            <text:p>805</text:p>
          </table:table-cell>
          <table:table-cell office:value-type="float" office:value="825" table:formula="of:=([bitcoin_futures.J119]-[bitcoin_futures.J118])" table:style-name="ce1">
            <text:p>825</text:p>
          </table:table-cell>
          <table:table-cell office:value-type="float" office:value="830" table:formula="of:=([bitcoin_futures.K119]-[bitcoin_futures.K118])" table:style-name="ce1">
            <text:p>830</text:p>
          </table:table-cell>
          <table:table-cell office:value-type="float" office:value="835" table:formula="of:=([bitcoin_futures.L119]-[bitcoin_futures.L118])" table:style-name="ce1">
            <text:p>835</text:p>
          </table:table-cell>
          <table:table-cell office:value-type="float" office:value="820" table:formula="of:=([bitcoin_futures.M119]-[bitcoin_futures.M118])" table:style-name="ce1">
            <text:p>820</text:p>
          </table:table-cell>
          <table:table-cell office:value-type="float" office:value="890" table:formula="of:=([bitcoin_futures.N119]-[bitcoin_futures.N118])" table:style-name="ce1">
            <text:p>890</text:p>
          </table:table-cell>
          <table:table-cell office:value-type="float" office:value="835" table:formula="of:=([bitcoin_futures.O119]-[bitcoin_futures.O118])" table:style-name="ce1">
            <text:p>835</text:p>
          </table:table-cell>
          <table:table-cell table:number-columns-repeated="4" table:style-name="ce1"/>
          <table:table-cell office:value-type="float" office:value="805" table:formula="of:=[.F115]" table:style-name="ce1">
            <text:p>805</text:p>
          </table:table-cell>
          <table:table-cell table:number-columns-repeated="16367"/>
        </table:table-row>
        <table:table-row table:style-name="ro1">
          <table:table-cell office:value-type="string" office:string-value="06.06.2024" table:formula="of:=[bitcoin_futures.A120]" table:style-name="ce1">
            <text:p>06.06.2024</text:p>
          </table:table-cell>
          <table:table-cell table:number-columns-repeated="4" table:style-name="ce1"/>
          <table:table-cell office:value-type="float" office:value="-930" table:formula="of:=([bitcoin_futures.I120]-[bitcoin_futures.I119])" table:style-name="ce6">
            <text:p>-930</text:p>
          </table:table-cell>
          <table:table-cell office:value-type="float" office:value="-960" table:formula="of:=([bitcoin_futures.J120]-[bitcoin_futures.J119])" table:style-name="ce1">
            <text:p>-960</text:p>
          </table:table-cell>
          <table:table-cell office:value-type="float" office:value="-960" table:formula="of:=([bitcoin_futures.K120]-[bitcoin_futures.K119])" table:style-name="ce1">
            <text:p>-960</text:p>
          </table:table-cell>
          <table:table-cell office:value-type="float" office:value="-985" table:formula="of:=([bitcoin_futures.L120]-[bitcoin_futures.L119])" table:style-name="ce1">
            <text:p>-985</text:p>
          </table:table-cell>
          <table:table-cell office:value-type="float" office:value="-1025" table:formula="of:=([bitcoin_futures.M120]-[bitcoin_futures.M119])" table:style-name="ce1">
            <text:p>-1025</text:p>
          </table:table-cell>
          <table:table-cell office:value-type="float" office:value="-1025" table:formula="of:=([bitcoin_futures.N120]-[bitcoin_futures.N119])" table:style-name="ce1">
            <text:p>-1025</text:p>
          </table:table-cell>
          <table:table-cell office:value-type="float" office:value="-985" table:formula="of:=([bitcoin_futures.O120]-[bitcoin_futures.O119])" table:style-name="ce1">
            <text:p>-985</text:p>
          </table:table-cell>
          <table:table-cell table:number-columns-repeated="4" table:style-name="ce1"/>
          <table:table-cell office:value-type="float" office:value="-930" table:formula="of:=[.F116]" table:style-name="ce1">
            <text:p>-930</text:p>
          </table:table-cell>
          <table:table-cell table:number-columns-repeated="16367"/>
        </table:table-row>
        <table:table-row table:style-name="ro1">
          <table:table-cell office:value-type="string" office:string-value="07.06.2024" table:formula="of:=[bitcoin_futures.A121]" table:style-name="ce1">
            <text:p>07.06.2024</text:p>
          </table:table-cell>
          <table:table-cell table:number-columns-repeated="4" table:style-name="ce1"/>
          <table:table-cell office:value-type="float" office:value="-1205" table:formula="of:=([bitcoin_futures.I121]-[bitcoin_futures.I120])" table:style-name="ce6">
            <text:p>-1205</text:p>
          </table:table-cell>
          <table:table-cell office:value-type="float" office:value="-1250" table:formula="of:=([bitcoin_futures.J121]-[bitcoin_futures.J120])" table:style-name="ce1">
            <text:p>-1250</text:p>
          </table:table-cell>
          <table:table-cell office:value-type="float" office:value="-1280" table:formula="of:=([bitcoin_futures.K121]-[bitcoin_futures.K120])" table:style-name="ce1">
            <text:p>-1280</text:p>
          </table:table-cell>
          <table:table-cell office:value-type="float" office:value="-1300" table:formula="of:=([bitcoin_futures.L121]-[bitcoin_futures.L120])" table:style-name="ce1">
            <text:p>-1300</text:p>
          </table:table-cell>
          <table:table-cell office:value-type="float" office:value="-1305" table:formula="of:=([bitcoin_futures.M121]-[bitcoin_futures.M120])" table:style-name="ce1">
            <text:p>-1305</text:p>
          </table:table-cell>
          <table:table-cell office:value-type="float" office:value="-1300" table:formula="of:=([bitcoin_futures.N121]-[bitcoin_futures.N120])" table:style-name="ce1">
            <text:p>-1300</text:p>
          </table:table-cell>
          <table:table-cell office:value-type="float" office:value="-1300" table:formula="of:=([bitcoin_futures.O121]-[bitcoin_futures.O120])" table:style-name="ce1">
            <text:p>-1300</text:p>
          </table:table-cell>
          <table:table-cell table:number-columns-repeated="4" table:style-name="ce1"/>
          <table:table-cell office:value-type="float" office:value="-1205" table:formula="of:=[.F117]" table:style-name="ce1">
            <text:p>-1205</text:p>
          </table:table-cell>
          <table:table-cell table:number-columns-repeated="16367"/>
        </table:table-row>
        <table:table-row table:style-name="ro1">
          <table:table-cell office:value-type="string" office:string-value="10.06.2024" table:formula="of:=[bitcoin_futures.A122]" table:style-name="ce1">
            <text:p>10.06.2024</text:p>
          </table:table-cell>
          <table:table-cell table:number-columns-repeated="4" table:style-name="ce1"/>
          <table:table-cell office:value-type="float" office:value="120" table:formula="of:=([bitcoin_futures.I122]-[bitcoin_futures.I121])" table:style-name="ce6">
            <text:p>120</text:p>
          </table:table-cell>
          <table:table-cell office:value-type="float" office:value="55" table:formula="of:=([bitcoin_futures.J122]-[bitcoin_futures.J121])" table:style-name="ce1">
            <text:p>55</text:p>
          </table:table-cell>
          <table:table-cell office:value-type="float" office:value="10" table:formula="of:=([bitcoin_futures.K122]-[bitcoin_futures.K121])" table:style-name="ce1">
            <text:p>10</text:p>
          </table:table-cell>
          <table:table-cell office:value-type="float" office:value="-10" table:formula="of:=([bitcoin_futures.L122]-[bitcoin_futures.L121])" table:style-name="ce1">
            <text:p>-10</text:p>
          </table:table-cell>
          <table:table-cell office:value-type="float" office:value="20" table:formula="of:=([bitcoin_futures.M122]-[bitcoin_futures.M121])" table:style-name="ce1">
            <text:p>20</text:p>
          </table:table-cell>
          <table:table-cell office:value-type="float" office:value="25" table:formula="of:=([bitcoin_futures.N122]-[bitcoin_futures.N121])" table:style-name="ce1">
            <text:p>25</text:p>
          </table:table-cell>
          <table:table-cell office:value-type="float" office:value="90" table:formula="of:=([bitcoin_futures.O122]-[bitcoin_futures.O121])" table:style-name="ce1">
            <text:p>90</text:p>
          </table:table-cell>
          <table:table-cell table:number-columns-repeated="4" table:style-name="ce1"/>
          <table:table-cell office:value-type="float" office:value="120" table:formula="of:=[.F118]" table:style-name="ce1">
            <text:p>120</text:p>
          </table:table-cell>
          <table:table-cell table:number-columns-repeated="16367"/>
        </table:table-row>
        <table:table-row table:style-name="ro1">
          <table:table-cell office:value-type="string" office:string-value="11.06.2024" table:formula="of:=[bitcoin_futures.A123]" table:style-name="ce1">
            <text:p>11.06.2024</text:p>
          </table:table-cell>
          <table:table-cell table:number-columns-repeated="4" table:style-name="ce1"/>
          <table:table-cell office:value-type="float" office:value="-2140" table:formula="of:=([bitcoin_futures.I123]-[bitcoin_futures.I122])" table:style-name="ce6">
            <text:p>-2140</text:p>
          </table:table-cell>
          <table:table-cell office:value-type="float" office:value="-2180" table:formula="of:=([bitcoin_futures.J123]-[bitcoin_futures.J122])" table:style-name="ce1">
            <text:p>-2180</text:p>
          </table:table-cell>
          <table:table-cell office:value-type="float" office:value="-2285" table:formula="of:=([bitcoin_futures.K123]-[bitcoin_futures.K122])" table:style-name="ce1">
            <text:p>-2285</text:p>
          </table:table-cell>
          <table:table-cell office:value-type="float" office:value="-2355" table:formula="of:=([bitcoin_futures.L123]-[bitcoin_futures.L122])" table:style-name="ce1">
            <text:p>-2355</text:p>
          </table:table-cell>
          <table:table-cell office:value-type="float" office:value="-2415" table:formula="of:=([bitcoin_futures.M123]-[bitcoin_futures.M122])" table:style-name="ce1">
            <text:p>-2415</text:p>
          </table:table-cell>
          <table:table-cell office:value-type="float" office:value="-2475" table:formula="of:=([bitcoin_futures.N123]-[bitcoin_futures.N122])" table:style-name="ce1">
            <text:p>-2475</text:p>
          </table:table-cell>
          <table:table-cell office:value-type="float" office:value="-2355" table:formula="of:=([bitcoin_futures.O123]-[bitcoin_futures.O122])" table:style-name="ce1">
            <text:p>-2355</text:p>
          </table:table-cell>
          <table:table-cell table:number-columns-repeated="4" table:style-name="ce1"/>
          <table:table-cell office:value-type="float" office:value="-2140" table:formula="of:=[.F119]" table:style-name="ce1">
            <text:p>-2140</text:p>
          </table:table-cell>
          <table:table-cell table:number-columns-repeated="16367"/>
        </table:table-row>
        <table:table-row table:style-name="ro1">
          <table:table-cell office:value-type="string" office:string-value="12.06.2024" table:formula="of:=[bitcoin_futures.A124]" table:style-name="ce1">
            <text:p>12.06.2024</text:p>
          </table:table-cell>
          <table:table-cell table:number-columns-repeated="4" table:style-name="ce1"/>
          <table:table-cell office:value-type="float" office:value="140" table:formula="of:=([bitcoin_futures.I124]-[bitcoin_futures.I123])" table:style-name="ce6">
            <text:p>140</text:p>
          </table:table-cell>
          <table:table-cell office:value-type="float" office:value="200" table:formula="of:=([bitcoin_futures.J124]-[bitcoin_futures.J123])" table:style-name="ce1">
            <text:p>200</text:p>
          </table:table-cell>
          <table:table-cell office:value-type="float" office:value="235" table:formula="of:=([bitcoin_futures.K124]-[bitcoin_futures.K123])" table:style-name="ce1">
            <text:p>235</text:p>
          </table:table-cell>
          <table:table-cell office:value-type="float" office:value="235" table:formula="of:=([bitcoin_futures.L124]-[bitcoin_futures.L123])" table:style-name="ce1">
            <text:p>235</text:p>
          </table:table-cell>
          <table:table-cell office:value-type="float" office:value="210" table:formula="of:=([bitcoin_futures.M124]-[bitcoin_futures.M123])" table:style-name="ce1">
            <text:p>210</text:p>
          </table:table-cell>
          <table:table-cell office:value-type="float" office:value="285" table:formula="of:=([bitcoin_futures.N124]-[bitcoin_futures.N123])" table:style-name="ce1">
            <text:p>285</text:p>
          </table:table-cell>
          <table:table-cell office:value-type="float" office:value="285" table:formula="of:=([bitcoin_futures.O124]-[bitcoin_futures.O123])" table:style-name="ce1">
            <text:p>285</text:p>
          </table:table-cell>
          <table:table-cell table:number-columns-repeated="4" table:style-name="ce1"/>
          <table:table-cell office:value-type="float" office:value="140" table:formula="of:=[.F120]" table:style-name="ce1">
            <text:p>140</text:p>
          </table:table-cell>
          <table:table-cell table:number-columns-repeated="16367"/>
        </table:table-row>
        <table:table-row table:style-name="ro1">
          <table:table-cell office:value-type="string" office:string-value="13.06.2024" table:formula="of:=[bitcoin_futures.A125]" table:style-name="ce1">
            <text:p>13.06.2024</text:p>
          </table:table-cell>
          <table:table-cell table:number-columns-repeated="4" table:style-name="ce1"/>
          <table:table-cell office:value-type="float" office:value="-1015" table:formula="of:=([bitcoin_futures.I125]-[bitcoin_futures.I124])" table:style-name="ce6">
            <text:p>-1015</text:p>
          </table:table-cell>
          <table:table-cell office:value-type="float" office:value="-1010" table:formula="of:=([bitcoin_futures.J125]-[bitcoin_futures.J124])" table:style-name="ce1">
            <text:p>-1010</text:p>
          </table:table-cell>
          <table:table-cell office:value-type="float" office:value="-1090" table:formula="of:=([bitcoin_futures.K125]-[bitcoin_futures.K124])" table:style-name="ce1">
            <text:p>-1090</text:p>
          </table:table-cell>
          <table:table-cell office:value-type="float" office:value="-1105" table:formula="of:=([bitcoin_futures.L125]-[bitcoin_futures.L124])" table:style-name="ce1">
            <text:p>-1105</text:p>
          </table:table-cell>
          <table:table-cell office:value-type="float" office:value="-1100" table:formula="of:=([bitcoin_futures.M125]-[bitcoin_futures.M124])" table:style-name="ce1">
            <text:p>-1100</text:p>
          </table:table-cell>
          <table:table-cell office:value-type="float" office:value="-1120" table:formula="of:=([bitcoin_futures.N125]-[bitcoin_futures.N124])" table:style-name="ce1">
            <text:p>-1120</text:p>
          </table:table-cell>
          <table:table-cell office:value-type="float" office:value="-1105" table:formula="of:=([bitcoin_futures.O125]-[bitcoin_futures.O124])" table:style-name="ce1">
            <text:p>-1105</text:p>
          </table:table-cell>
          <table:table-cell table:number-columns-repeated="4" table:style-name="ce1"/>
          <table:table-cell office:value-type="float" office:value="-1015" table:formula="of:=[.F121]" table:style-name="ce1">
            <text:p>-1015</text:p>
          </table:table-cell>
          <table:table-cell table:number-columns-repeated="16367"/>
        </table:table-row>
        <table:table-row table:style-name="ro1">
          <table:table-cell office:value-type="string" office:string-value="14.06.2024" table:formula="of:=[bitcoin_futures.A126]" table:style-name="ce1">
            <text:p>14.06.2024</text:p>
          </table:table-cell>
          <table:table-cell table:number-columns-repeated="4" table:style-name="ce1"/>
          <table:table-cell office:value-type="float" office:value="-1220" table:formula="of:=([bitcoin_futures.I126]-[bitcoin_futures.I125])" table:style-name="ce6">
            <text:p>-1220</text:p>
          </table:table-cell>
          <table:table-cell office:value-type="float" office:value="-1210" table:formula="of:=([bitcoin_futures.J126]-[bitcoin_futures.J125])" table:style-name="ce1">
            <text:p>-1210</text:p>
          </table:table-cell>
          <table:table-cell office:value-type="float" office:value="-1190" table:formula="of:=([bitcoin_futures.K126]-[bitcoin_futures.K125])" table:style-name="ce1">
            <text:p>-1190</text:p>
          </table:table-cell>
          <table:table-cell office:value-type="float" office:value="-1225" table:formula="of:=([bitcoin_futures.L126]-[bitcoin_futures.L125])" table:style-name="ce1">
            <text:p>-1225</text:p>
          </table:table-cell>
          <table:table-cell office:value-type="float" office:value="-1230" table:formula="of:=([bitcoin_futures.M126]-[bitcoin_futures.M125])" table:style-name="ce1">
            <text:p>-1230</text:p>
          </table:table-cell>
          <table:table-cell office:value-type="float" office:value="-1235" table:formula="of:=([bitcoin_futures.N126]-[bitcoin_futures.N125])" table:style-name="ce1">
            <text:p>-1235</text:p>
          </table:table-cell>
          <table:table-cell office:value-type="float" office:value="-1225" table:formula="of:=([bitcoin_futures.O126]-[bitcoin_futures.O125])" table:style-name="ce1">
            <text:p>-1225</text:p>
          </table:table-cell>
          <table:table-cell table:number-columns-repeated="4" table:style-name="ce1"/>
          <table:table-cell office:value-type="float" office:value="-1220" table:formula="of:=[.F122]" table:style-name="ce1">
            <text:p>-1220</text:p>
          </table:table-cell>
          <table:table-cell table:number-columns-repeated="16367"/>
        </table:table-row>
        <table:table-row table:style-name="ro1">
          <table:table-cell office:value-type="string" office:string-value="17.06.2024" table:formula="of:=[bitcoin_futures.A127]" table:style-name="ce1">
            <text:p>17.06.2024</text:p>
          </table:table-cell>
          <table:table-cell table:number-columns-repeated="4" table:style-name="ce1"/>
          <table:table-cell office:value-type="float" office:value="1225" table:formula="of:=([bitcoin_futures.I127]-[bitcoin_futures.I126])" table:style-name="ce1">
            <text:p>1225</text:p>
          </table:table-cell>
          <table:table-cell office:value-type="float" office:value="1270" table:formula="of:=([bitcoin_futures.J127]-[bitcoin_futures.J126])" table:style-name="ce6">
            <text:p>1270</text:p>
          </table:table-cell>
          <table:table-cell office:value-type="float" office:value="1245" table:formula="of:=([bitcoin_futures.K127]-[bitcoin_futures.K126])" table:style-name="ce1">
            <text:p>1245</text:p>
          </table:table-cell>
          <table:table-cell office:value-type="float" office:value="1240" table:formula="of:=([bitcoin_futures.L127]-[bitcoin_futures.L126])" table:style-name="ce1">
            <text:p>1240</text:p>
          </table:table-cell>
          <table:table-cell office:value-type="float" office:value="1250" table:formula="of:=([bitcoin_futures.M127]-[bitcoin_futures.M126])" table:style-name="ce1">
            <text:p>1250</text:p>
          </table:table-cell>
          <table:table-cell office:value-type="float" office:value="1220" table:formula="of:=([bitcoin_futures.N127]-[bitcoin_futures.N126])" table:style-name="ce1">
            <text:p>1220</text:p>
          </table:table-cell>
          <table:table-cell office:value-type="float" office:value="1245" table:formula="of:=([bitcoin_futures.O127]-[bitcoin_futures.O126])" table:style-name="ce1">
            <text:p>1245</text:p>
          </table:table-cell>
          <table:table-cell table:number-columns-repeated="4" table:style-name="ce1"/>
          <table:table-cell office:value-type="float" office:value="1270" table:formula="of:=[.G123]" table:style-name="ce1">
            <text:p>1270</text:p>
          </table:table-cell>
          <table:table-cell table:number-columns-repeated="16367"/>
        </table:table-row>
        <table:table-row table:style-name="ro1">
          <table:table-cell office:value-type="string" office:string-value="18.06.2024" table:formula="of:=[bitcoin_futures.A128]" table:style-name="ce1">
            <text:p>18.06.2024</text:p>
          </table:table-cell>
          <table:table-cell table:number-columns-repeated="4" table:style-name="ce1"/>
          <table:table-cell office:value-type="float" office:value="-2390" table:formula="of:=([bitcoin_futures.I128]-[bitcoin_futures.I127])" table:style-name="ce1">
            <text:p>-2390</text:p>
          </table:table-cell>
          <table:table-cell office:value-type="float" office:value="-2405" table:formula="of:=([bitcoin_futures.J128]-[bitcoin_futures.J127])" table:style-name="ce6">
            <text:p>-2405</text:p>
          </table:table-cell>
          <table:table-cell office:value-type="float" office:value="-2445" table:formula="of:=([bitcoin_futures.K128]-[bitcoin_futures.K127])" table:style-name="ce1">
            <text:p>-2445</text:p>
          </table:table-cell>
          <table:table-cell office:value-type="float" office:value="-2485" table:formula="of:=([bitcoin_futures.L128]-[bitcoin_futures.L127])" table:style-name="ce1">
            <text:p>-2485</text:p>
          </table:table-cell>
          <table:table-cell office:value-type="float" office:value="-2560" table:formula="of:=([bitcoin_futures.M128]-[bitcoin_futures.M127])" table:style-name="ce1">
            <text:p>-2560</text:p>
          </table:table-cell>
          <table:table-cell office:value-type="float" office:value="-2575" table:formula="of:=([bitcoin_futures.N128]-[bitcoin_futures.N127])" table:style-name="ce1">
            <text:p>-2575</text:p>
          </table:table-cell>
          <table:table-cell office:value-type="float" office:value="-2630" table:formula="of:=([bitcoin_futures.O128]-[bitcoin_futures.O127])" table:style-name="ce1">
            <text:p>-2630</text:p>
          </table:table-cell>
          <table:table-cell table:number-columns-repeated="4" table:style-name="ce1"/>
          <table:table-cell office:value-type="float" office:value="-2405" table:formula="of:=[.G124]" table:style-name="ce1">
            <text:p>-2405</text:p>
          </table:table-cell>
          <table:table-cell table:number-columns-repeated="16367"/>
        </table:table-row>
        <table:table-row table:style-name="ro1">
          <table:table-cell office:value-type="string" office:string-value="19.06.2024" table:formula="of:=[bitcoin_futures.A129]" table:style-name="ce1">
            <text:p>19.06.2024</text:p>
          </table:table-cell>
          <table:table-cell table:number-columns-repeated="4" table:style-name="ce1"/>
          <table:table-cell office:value-type="float" office:value="0" table:formula="of:=([bitcoin_futures.I129]-[bitcoin_futures.I128])" table:style-name="ce1">
            <text:p>0</text:p>
          </table:table-cell>
          <table:table-cell office:value-type="float" office:value="0" table:formula="of:=([bitcoin_futures.J129]-[bitcoin_futures.J128])" table:style-name="ce6">
            <text:p>0</text:p>
          </table:table-cell>
          <table:table-cell office:value-type="float" office:value="0" table:formula="of:=([bitcoin_futures.K129]-[bitcoin_futures.K128])" table:style-name="ce1">
            <text:p>0</text:p>
          </table:table-cell>
          <table:table-cell office:value-type="float" office:value="0" table:formula="of:=([bitcoin_futures.L129]-[bitcoin_futures.L128])" table:style-name="ce1">
            <text:p>0</text:p>
          </table:table-cell>
          <table:table-cell office:value-type="float" office:value="0" table:formula="of:=([bitcoin_futures.M129]-[bitcoin_futures.M128])" table:style-name="ce1">
            <text:p>0</text:p>
          </table:table-cell>
          <table:table-cell office:value-type="float" office:value="0" table:formula="of:=([bitcoin_futures.N129]-[bitcoin_futures.N128])" table:style-name="ce1">
            <text:p>0</text:p>
          </table:table-cell>
          <table:table-cell office:value-type="float" office:value="0" table:formula="of:=([bitcoin_futures.O129]-[bitcoin_futures.O128])" table:style-name="ce1">
            <text:p>0</text:p>
          </table:table-cell>
          <table:table-cell table:number-columns-repeated="4" table:style-name="ce1"/>
          <table:table-cell office:value-type="float" office:value="0" table:formula="of:=[.G125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20.06.2024" table:formula="of:=[bitcoin_futures.A130]" table:style-name="ce1">
            <text:p>20.06.2024</text:p>
          </table:table-cell>
          <table:table-cell table:number-columns-repeated="4" table:style-name="ce1"/>
          <table:table-cell office:value-type="float" office:value="625" table:formula="of:=([bitcoin_futures.I130]-[bitcoin_futures.I129])" table:style-name="ce1">
            <text:p>625</text:p>
          </table:table-cell>
          <table:table-cell office:value-type="float" office:value="620" table:formula="of:=([bitcoin_futures.J130]-[bitcoin_futures.J129])" table:style-name="ce6">
            <text:p>620</text:p>
          </table:table-cell>
          <table:table-cell office:value-type="float" office:value="655" table:formula="of:=([bitcoin_futures.K130]-[bitcoin_futures.K129])" table:style-name="ce1">
            <text:p>655</text:p>
          </table:table-cell>
          <table:table-cell office:value-type="float" office:value="680" table:formula="of:=([bitcoin_futures.L130]-[bitcoin_futures.L129])" table:style-name="ce1">
            <text:p>680</text:p>
          </table:table-cell>
          <table:table-cell office:value-type="float" office:value="710" table:formula="of:=([bitcoin_futures.M130]-[bitcoin_futures.M129])" table:style-name="ce1">
            <text:p>710</text:p>
          </table:table-cell>
          <table:table-cell office:value-type="float" office:value="600" table:formula="of:=([bitcoin_futures.N130]-[bitcoin_futures.N129])" table:style-name="ce1">
            <text:p>600</text:p>
          </table:table-cell>
          <table:table-cell office:value-type="float" office:value="605" table:formula="of:=([bitcoin_futures.O130]-[bitcoin_futures.O129])" table:style-name="ce1">
            <text:p>605</text:p>
          </table:table-cell>
          <table:table-cell table:number-columns-repeated="4" table:style-name="ce1"/>
          <table:table-cell office:value-type="float" office:value="620" table:formula="of:=[.G126]" table:style-name="ce1">
            <text:p>620</text:p>
          </table:table-cell>
          <table:table-cell table:number-columns-repeated="16367"/>
        </table:table-row>
        <table:table-row table:style-name="ro1">
          <table:table-cell office:value-type="string" office:string-value="21.06.2024" table:formula="of:=[bitcoin_futures.A131]" table:style-name="ce1">
            <text:p>21.06.2024</text:p>
          </table:table-cell>
          <table:table-cell table:number-columns-repeated="4" table:style-name="ce1"/>
          <table:table-cell office:value-type="float" office:value="-840" table:formula="of:=([bitcoin_futures.I131]-[bitcoin_futures.I130])" table:style-name="ce1">
            <text:p>-840</text:p>
          </table:table-cell>
          <table:table-cell office:value-type="float" office:value="-865" table:formula="of:=([bitcoin_futures.J131]-[bitcoin_futures.J130])" table:style-name="ce6">
            <text:p>-865</text:p>
          </table:table-cell>
          <table:table-cell office:value-type="float" office:value="-895" table:formula="of:=([bitcoin_futures.K131]-[bitcoin_futures.K130])" table:style-name="ce1">
            <text:p>-895</text:p>
          </table:table-cell>
          <table:table-cell office:value-type="float" office:value="-915" table:formula="of:=([bitcoin_futures.L131]-[bitcoin_futures.L130])" table:style-name="ce1">
            <text:p>-915</text:p>
          </table:table-cell>
          <table:table-cell office:value-type="float" office:value="-925" table:formula="of:=([bitcoin_futures.M131]-[bitcoin_futures.M130])" table:style-name="ce1">
            <text:p>-925</text:p>
          </table:table-cell>
          <table:table-cell office:value-type="float" office:value="-765" table:formula="of:=([bitcoin_futures.N131]-[bitcoin_futures.N130])" table:style-name="ce1">
            <text:p>-765</text:p>
          </table:table-cell>
          <table:table-cell office:value-type="float" office:value="-470" table:formula="of:=([bitcoin_futures.O131]-[bitcoin_futures.O130])" table:style-name="ce1">
            <text:p>-470</text:p>
          </table:table-cell>
          <table:table-cell table:number-columns-repeated="4" table:style-name="ce1"/>
          <table:table-cell office:value-type="float" office:value="-865" table:formula="of:=[.G127]" table:style-name="ce1">
            <text:p>-865</text:p>
          </table:table-cell>
          <table:table-cell table:number-columns-repeated="16367"/>
        </table:table-row>
        <table:table-row table:style-name="ro1">
          <table:table-cell office:value-type="string" office:string-value="24.06.2024" table:formula="of:=[bitcoin_futures.A132]" table:style-name="ce1">
            <text:p>24.06.2024</text:p>
          </table:table-cell>
          <table:table-cell table:number-columns-repeated="4" table:style-name="ce1"/>
          <table:table-cell office:value-type="float" office:value="-5115" table:formula="of:=([bitcoin_futures.I132]-[bitcoin_futures.I131])" table:style-name="ce1">
            <text:p>-5115</text:p>
          </table:table-cell>
          <table:table-cell office:value-type="float" office:value="-5220" table:formula="of:=([bitcoin_futures.J132]-[bitcoin_futures.J131])" table:style-name="ce6">
            <text:p>-5220</text:p>
          </table:table-cell>
          <table:table-cell office:value-type="float" office:value="-5280" table:formula="of:=([bitcoin_futures.K132]-[bitcoin_futures.K131])" table:style-name="ce1">
            <text:p>-5280</text:p>
          </table:table-cell>
          <table:table-cell office:value-type="float" office:value="-5320" table:formula="of:=([bitcoin_futures.L132]-[bitcoin_futures.L131])" table:style-name="ce1">
            <text:p>-5320</text:p>
          </table:table-cell>
          <table:table-cell office:value-type="float" office:value="-5345" table:formula="of:=([bitcoin_futures.M132]-[bitcoin_futures.M131])" table:style-name="ce1">
            <text:p>-5345</text:p>
          </table:table-cell>
          <table:table-cell office:value-type="float" office:value="-5415" table:formula="of:=([bitcoin_futures.N132]-[bitcoin_futures.N131])" table:style-name="ce1">
            <text:p>-5415</text:p>
          </table:table-cell>
          <table:table-cell office:value-type="float" office:value="-5610" table:formula="of:=([bitcoin_futures.O132]-[bitcoin_futures.O131])" table:style-name="ce1">
            <text:p>-5610</text:p>
          </table:table-cell>
          <table:table-cell table:number-columns-repeated="4" table:style-name="ce1"/>
          <table:table-cell office:value-type="float" office:value="-5220" table:formula="of:=[.G128]" table:style-name="ce1">
            <text:p>-5220</text:p>
          </table:table-cell>
          <table:table-cell table:number-columns-repeated="16367"/>
        </table:table-row>
        <table:table-row table:style-name="ro1">
          <table:table-cell office:value-type="string" office:string-value="25.06.2024" table:formula="of:=[bitcoin_futures.A133]" table:style-name="ce1">
            <text:p>25.06.2024</text:p>
          </table:table-cell>
          <table:table-cell table:number-columns-repeated="4" table:style-name="ce1"/>
          <table:table-cell office:value-type="float" office:value="2910" table:formula="of:=([bitcoin_futures.I133]-[bitcoin_futures.I132])" table:style-name="ce1">
            <text:p>2910</text:p>
          </table:table-cell>
          <table:table-cell office:value-type="float" office:value="2960" table:formula="of:=([bitcoin_futures.J133]-[bitcoin_futures.J132])" table:style-name="ce6">
            <text:p>2960</text:p>
          </table:table-cell>
          <table:table-cell office:value-type="float" office:value="2980" table:formula="of:=([bitcoin_futures.K133]-[bitcoin_futures.K132])" table:style-name="ce1">
            <text:p>2980</text:p>
          </table:table-cell>
          <table:table-cell office:value-type="float" office:value="2995" table:formula="of:=([bitcoin_futures.L133]-[bitcoin_futures.L132])" table:style-name="ce1">
            <text:p>2995</text:p>
          </table:table-cell>
          <table:table-cell office:value-type="float" office:value="3000" table:formula="of:=([bitcoin_futures.M133]-[bitcoin_futures.M132])" table:style-name="ce1">
            <text:p>3000</text:p>
          </table:table-cell>
          <table:table-cell office:value-type="float" office:value="3020" table:formula="of:=([bitcoin_futures.N133]-[bitcoin_futures.N132])" table:style-name="ce1">
            <text:p>3020</text:p>
          </table:table-cell>
          <table:table-cell office:value-type="float" office:value="2970" table:formula="of:=([bitcoin_futures.O133]-[bitcoin_futures.O132])" table:style-name="ce1">
            <text:p>2970</text:p>
          </table:table-cell>
          <table:table-cell table:number-columns-repeated="4" table:style-name="ce1"/>
          <table:table-cell office:value-type="float" office:value="2960" table:formula="of:=[.G129]" table:style-name="ce1">
            <text:p>2960</text:p>
          </table:table-cell>
          <table:table-cell table:number-columns-repeated="16367"/>
        </table:table-row>
        <table:table-row table:style-name="ro1">
          <table:table-cell office:value-type="string" office:string-value="26.06.2024" table:formula="of:=[bitcoin_futures.A134]" table:style-name="ce1">
            <text:p>26.06.2024</text:p>
          </table:table-cell>
          <table:table-cell table:number-columns-repeated="4" table:style-name="ce1"/>
          <table:table-cell office:value-type="float" office:value="-1115" table:formula="of:=([bitcoin_futures.I134]-[bitcoin_futures.I133])" table:style-name="ce1">
            <text:p>-1115</text:p>
          </table:table-cell>
          <table:table-cell office:value-type="float" office:value="-1120" table:formula="of:=([bitcoin_futures.J134]-[bitcoin_futures.J133])" table:style-name="ce6">
            <text:p>-1120</text:p>
          </table:table-cell>
          <table:table-cell office:value-type="float" office:value="-1130" table:formula="of:=([bitcoin_futures.K134]-[bitcoin_futures.K133])" table:style-name="ce1">
            <text:p>-1130</text:p>
          </table:table-cell>
          <table:table-cell office:value-type="float" office:value="-1120" table:formula="of:=([bitcoin_futures.L134]-[bitcoin_futures.L133])" table:style-name="ce1">
            <text:p>-1120</text:p>
          </table:table-cell>
          <table:table-cell office:value-type="float" office:value="-1120" table:formula="of:=([bitcoin_futures.M134]-[bitcoin_futures.M133])" table:style-name="ce1">
            <text:p>-1120</text:p>
          </table:table-cell>
          <table:table-cell office:value-type="float" office:value="-1140" table:formula="of:=([bitcoin_futures.N134]-[bitcoin_futures.N133])" table:style-name="ce1">
            <text:p>-1140</text:p>
          </table:table-cell>
          <table:table-cell office:value-type="float" office:value="-1145" table:formula="of:=([bitcoin_futures.O134]-[bitcoin_futures.O133])" table:style-name="ce1">
            <text:p>-1145</text:p>
          </table:table-cell>
          <table:table-cell table:number-columns-repeated="4" table:style-name="ce1"/>
          <table:table-cell office:value-type="float" office:value="-1120" table:formula="of:=[.G130]" table:style-name="ce1">
            <text:p>-1120</text:p>
          </table:table-cell>
          <table:table-cell table:number-columns-repeated="16367"/>
        </table:table-row>
        <table:table-row table:style-name="ro1">
          <table:table-cell office:value-type="string" office:string-value="27.06.2024" table:formula="of:=[bitcoin_futures.A135]" table:style-name="ce1">
            <text:p>27.06.2024</text:p>
          </table:table-cell>
          <table:table-cell table:number-columns-repeated="4" table:style-name="ce1"/>
          <table:table-cell office:value-type="float" office:value="425" table:formula="of:=([bitcoin_futures.I135]-[bitcoin_futures.I134])" table:style-name="ce1">
            <text:p>425</text:p>
          </table:table-cell>
          <table:table-cell office:value-type="float" office:value="415" table:formula="of:=([bitcoin_futures.J135]-[bitcoin_futures.J134])" table:style-name="ce6">
            <text:p>415</text:p>
          </table:table-cell>
          <table:table-cell office:value-type="float" office:value="490" table:formula="of:=([bitcoin_futures.K135]-[bitcoin_futures.K134])" table:style-name="ce1">
            <text:p>490</text:p>
          </table:table-cell>
          <table:table-cell office:value-type="float" office:value="515" table:formula="of:=([bitcoin_futures.L135]-[bitcoin_futures.L134])" table:style-name="ce1">
            <text:p>515</text:p>
          </table:table-cell>
          <table:table-cell office:value-type="float" office:value="530" table:formula="of:=([bitcoin_futures.M135]-[bitcoin_futures.M134])" table:style-name="ce1">
            <text:p>530</text:p>
          </table:table-cell>
          <table:table-cell office:value-type="float" office:value="530" table:formula="of:=([bitcoin_futures.N135]-[bitcoin_futures.N134])" table:style-name="ce1">
            <text:p>530</text:p>
          </table:table-cell>
          <table:table-cell office:value-type="float" office:value="530" table:formula="of:=([bitcoin_futures.O135]-[bitcoin_futures.O134])" table:style-name="ce1">
            <text:p>530</text:p>
          </table:table-cell>
          <table:table-cell table:number-columns-repeated="4" table:style-name="ce1"/>
          <table:table-cell office:value-type="float" office:value="415" table:formula="of:=[.G131]" table:style-name="ce1">
            <text:p>415</text:p>
          </table:table-cell>
          <table:table-cell table:number-columns-repeated="16367"/>
        </table:table-row>
        <table:table-row table:style-name="ro1">
          <table:table-cell office:value-type="string" office:string-value="28.06.2024" table:formula="of:=[bitcoin_futures.A136]" table:style-name="ce1">
            <text:p>28.06.2024</text:p>
          </table:table-cell>
          <table:table-cell table:number-columns-repeated="4" table:style-name="ce1"/>
          <table:table-cell office:value-type="float" office:value="-340.80000000000291" table:formula="of:=([bitcoin_futures.I136]-[bitcoin_futures.I135])" table:style-name="ce1">
            <text:p>-340.8</text:p>
          </table:table-cell>
          <table:table-cell office:value-type="float" office:value="-1520" table:formula="of:=([bitcoin_futures.J136]-[bitcoin_futures.J135])" table:style-name="ce6">
            <text:p>-1520</text:p>
          </table:table-cell>
          <table:table-cell office:value-type="float" office:value="-1515" table:formula="of:=([bitcoin_futures.K136]-[bitcoin_futures.K135])" table:style-name="ce1">
            <text:p>-1515</text:p>
          </table:table-cell>
          <table:table-cell office:value-type="float" office:value="-1525" table:formula="of:=([bitcoin_futures.L136]-[bitcoin_futures.L135])" table:style-name="ce1">
            <text:p>-1525</text:p>
          </table:table-cell>
          <table:table-cell office:value-type="float" office:value="-1515" table:formula="of:=([bitcoin_futures.M136]-[bitcoin_futures.M135])" table:style-name="ce1">
            <text:p>-1515</text:p>
          </table:table-cell>
          <table:table-cell office:value-type="float" office:value="-1495" table:formula="of:=([bitcoin_futures.N136]-[bitcoin_futures.N135])" table:style-name="ce1">
            <text:p>-1495</text:p>
          </table:table-cell>
          <table:table-cell office:value-type="float" office:value="-1480" table:formula="of:=([bitcoin_futures.O136]-[bitcoin_futures.O135])" table:style-name="ce1">
            <text:p>-1480</text:p>
          </table:table-cell>
          <table:table-cell table:number-columns-repeated="4" table:style-name="ce1"/>
          <table:table-cell office:value-type="float" office:value="-1520" table:formula="of:=[.G132]" table:style-name="ce1">
            <text:p>-1520</text:p>
          </table:table-cell>
          <table:table-cell table:number-columns-repeated="16367"/>
        </table:table-row>
        <table:table-row table:style-name="ro1">
          <table:table-cell office:value-type="string" office:string-value="01.07.2024" table:formula="of:=[bitcoin_futures.A137]" table:style-name="ce1">
            <text:p>01.07.2024</text:p>
          </table:table-cell>
          <table:table-cell table:number-columns-repeated="5" table:style-name="ce1"/>
          <table:table-cell office:value-type="float" office:value="3370" table:formula="of:=([bitcoin_futures.J137]-[bitcoin_futures.J136])" table:style-name="ce6">
            <text:p>3370</text:p>
          </table:table-cell>
          <table:table-cell office:value-type="float" office:value="3400" table:formula="of:=([bitcoin_futures.K137]-[bitcoin_futures.K136])" table:style-name="ce1">
            <text:p>3400</text:p>
          </table:table-cell>
          <table:table-cell office:value-type="float" office:value="3435" table:formula="of:=([bitcoin_futures.L137]-[bitcoin_futures.L136])" table:style-name="ce1">
            <text:p>3435</text:p>
          </table:table-cell>
          <table:table-cell office:value-type="float" office:value="3430" table:formula="of:=([bitcoin_futures.M137]-[bitcoin_futures.M136])" table:style-name="ce1">
            <text:p>3430</text:p>
          </table:table-cell>
          <table:table-cell office:value-type="float" office:value="3455" table:formula="of:=([bitcoin_futures.N137]-[bitcoin_futures.N136])" table:style-name="ce1">
            <text:p>3455</text:p>
          </table:table-cell>
          <table:table-cell office:value-type="float" office:value="3455" table:formula="of:=([bitcoin_futures.O137]-[bitcoin_futures.O136])" table:style-name="ce1">
            <text:p>3455</text:p>
          </table:table-cell>
          <table:table-cell table:number-columns-repeated="4" table:style-name="ce1"/>
          <table:table-cell office:value-type="float" office:value="3370" table:formula="of:=[.G133]" table:style-name="ce1">
            <text:p>3370</text:p>
          </table:table-cell>
          <table:table-cell table:number-columns-repeated="16367"/>
        </table:table-row>
        <table:table-row table:style-name="ro1">
          <table:table-cell office:value-type="string" office:string-value="02.07.2024" table:formula="of:=[bitcoin_futures.A138]" table:style-name="ce1">
            <text:p>02.07.2024</text:p>
          </table:table-cell>
          <table:table-cell table:number-columns-repeated="5" table:style-name="ce1"/>
          <table:table-cell office:value-type="float" office:value="-1510" table:formula="of:=([bitcoin_futures.J138]-[bitcoin_futures.J137])" table:style-name="ce6">
            <text:p>-1510</text:p>
          </table:table-cell>
          <table:table-cell office:value-type="float" office:value="-1510" table:formula="of:=([bitcoin_futures.K138]-[bitcoin_futures.K137])" table:style-name="ce1">
            <text:p>-1510</text:p>
          </table:table-cell>
          <table:table-cell office:value-type="float" office:value="-1560" table:formula="of:=([bitcoin_futures.L138]-[bitcoin_futures.L137])" table:style-name="ce1">
            <text:p>-1560</text:p>
          </table:table-cell>
          <table:table-cell office:value-type="float" office:value="-1555" table:formula="of:=([bitcoin_futures.M138]-[bitcoin_futures.M137])" table:style-name="ce1">
            <text:p>-1555</text:p>
          </table:table-cell>
          <table:table-cell office:value-type="float" office:value="-1570" table:formula="of:=([bitcoin_futures.N138]-[bitcoin_futures.N137])" table:style-name="ce1">
            <text:p>-1570</text:p>
          </table:table-cell>
          <table:table-cell office:value-type="float" office:value="-1570" table:formula="of:=([bitcoin_futures.O138]-[bitcoin_futures.O137])" table:style-name="ce1">
            <text:p>-1570</text:p>
          </table:table-cell>
          <table:table-cell table:number-columns-repeated="4" table:style-name="ce1"/>
          <table:table-cell office:value-type="float" office:value="-1510" table:formula="of:=[.G134]" table:style-name="ce1">
            <text:p>-1510</text:p>
          </table:table-cell>
          <table:table-cell table:number-columns-repeated="16367"/>
        </table:table-row>
        <table:table-row table:style-name="ro1">
          <table:table-cell office:value-type="string" office:string-value="03.07.2024" table:formula="of:=[bitcoin_futures.A139]" table:style-name="ce1">
            <text:p>03.07.2024</text:p>
          </table:table-cell>
          <table:table-cell table:number-columns-repeated="5" table:style-name="ce1"/>
          <table:table-cell office:value-type="float" office:value="-2360" table:formula="of:=([bitcoin_futures.J139]-[bitcoin_futures.J138])" table:style-name="ce6">
            <text:p>-2360</text:p>
          </table:table-cell>
          <table:table-cell office:value-type="float" office:value="-2350" table:formula="of:=([bitcoin_futures.K139]-[bitcoin_futures.K138])" table:style-name="ce1">
            <text:p>-2350</text:p>
          </table:table-cell>
          <table:table-cell office:value-type="float" office:value="-2370" table:formula="of:=([bitcoin_futures.L139]-[bitcoin_futures.L138])" table:style-name="ce1">
            <text:p>-2370</text:p>
          </table:table-cell>
          <table:table-cell office:value-type="float" office:value="-2400" table:formula="of:=([bitcoin_futures.M139]-[bitcoin_futures.M138])" table:style-name="ce1">
            <text:p>-2400</text:p>
          </table:table-cell>
          <table:table-cell office:value-type="float" office:value="-2440" table:formula="of:=([bitcoin_futures.N139]-[bitcoin_futures.N138])" table:style-name="ce1">
            <text:p>-2440</text:p>
          </table:table-cell>
          <table:table-cell office:value-type="float" office:value="-2465" table:formula="of:=([bitcoin_futures.O139]-[bitcoin_futures.O138])" table:style-name="ce1">
            <text:p>-2465</text:p>
          </table:table-cell>
          <table:table-cell table:number-columns-repeated="4" table:style-name="ce1"/>
          <table:table-cell office:value-type="float" office:value="-2360" table:formula="of:=[.G135]" table:style-name="ce1">
            <text:p>-2360</text:p>
          </table:table-cell>
          <table:table-cell table:number-columns-repeated="16367"/>
        </table:table-row>
        <table:table-row table:style-name="ro1">
          <table:table-cell office:value-type="string" office:string-value="04.07.2024" table:formula="of:=[bitcoin_futures.A140]" table:style-name="ce1">
            <text:p>04.07.2024</text:p>
          </table:table-cell>
          <table:table-cell table:number-columns-repeated="5" table:style-name="ce1"/>
          <table:table-cell office:value-type="float" office:value="0" table:formula="of:=([bitcoin_futures.J140]-[bitcoin_futures.J139])" table:style-name="ce6">
            <text:p>0</text:p>
          </table:table-cell>
          <table:table-cell office:value-type="float" office:value="0" table:formula="of:=([bitcoin_futures.K140]-[bitcoin_futures.K139])" table:style-name="ce1">
            <text:p>0</text:p>
          </table:table-cell>
          <table:table-cell office:value-type="float" office:value="0" table:formula="of:=([bitcoin_futures.L140]-[bitcoin_futures.L139])" table:style-name="ce1">
            <text:p>0</text:p>
          </table:table-cell>
          <table:table-cell office:value-type="float" office:value="0" table:formula="of:=([bitcoin_futures.M140]-[bitcoin_futures.M139])" table:style-name="ce1">
            <text:p>0</text:p>
          </table:table-cell>
          <table:table-cell office:value-type="float" office:value="0" table:formula="of:=([bitcoin_futures.N140]-[bitcoin_futures.N139])" table:style-name="ce1">
            <text:p>0</text:p>
          </table:table-cell>
          <table:table-cell office:value-type="float" office:value="0" table:formula="of:=([bitcoin_futures.O140]-[bitcoin_futures.O139])" table:style-name="ce1">
            <text:p>0</text:p>
          </table:table-cell>
          <table:table-cell table:number-columns-repeated="4" table:style-name="ce1"/>
          <table:table-cell office:value-type="float" office:value="0" table:formula="of:=[.G136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05.07.2024" table:formula="of:=[bitcoin_futures.A141]" table:style-name="ce1">
            <text:p>05.07.2024</text:p>
          </table:table-cell>
          <table:table-cell table:number-columns-repeated="5" table:style-name="ce1"/>
          <table:table-cell office:value-type="float" office:value="-3140" table:formula="of:=([bitcoin_futures.J141]-[bitcoin_futures.J140])" table:style-name="ce6">
            <text:p>-3140</text:p>
          </table:table-cell>
          <table:table-cell office:value-type="float" office:value="-3160" table:formula="of:=([bitcoin_futures.K141]-[bitcoin_futures.K140])" table:style-name="ce1">
            <text:p>-3160</text:p>
          </table:table-cell>
          <table:table-cell office:value-type="float" office:value="-3185" table:formula="of:=([bitcoin_futures.L141]-[bitcoin_futures.L140])" table:style-name="ce1">
            <text:p>-3185</text:p>
          </table:table-cell>
          <table:table-cell office:value-type="float" office:value="-3215" table:formula="of:=([bitcoin_futures.M141]-[bitcoin_futures.M140])" table:style-name="ce1">
            <text:p>-3215</text:p>
          </table:table-cell>
          <table:table-cell office:value-type="float" office:value="-3220" table:formula="of:=([bitcoin_futures.N141]-[bitcoin_futures.N140])" table:style-name="ce1">
            <text:p>-3220</text:p>
          </table:table-cell>
          <table:table-cell office:value-type="float" office:value="-3220" table:formula="of:=([bitcoin_futures.O141]-[bitcoin_futures.O140])" table:style-name="ce1">
            <text:p>-3220</text:p>
          </table:table-cell>
          <table:table-cell table:number-columns-repeated="4" table:style-name="ce1"/>
          <table:table-cell office:value-type="float" office:value="-3140" table:formula="of:=[.G137]" table:style-name="ce1">
            <text:p>-3140</text:p>
          </table:table-cell>
          <table:table-cell table:number-columns-repeated="16367"/>
        </table:table-row>
        <table:table-row table:style-name="ro1">
          <table:table-cell office:value-type="string" office:string-value="08.07.2024" table:formula="of:=[bitcoin_futures.A142]" table:style-name="ce1">
            <text:p>08.07.2024</text:p>
          </table:table-cell>
          <table:table-cell table:number-columns-repeated="5" table:style-name="ce1"/>
          <table:table-cell office:value-type="float" office:value="70" table:formula="of:=([bitcoin_futures.J142]-[bitcoin_futures.J141])" table:style-name="ce6">
            <text:p>70</text:p>
          </table:table-cell>
          <table:table-cell office:value-type="float" office:value="70" table:formula="of:=([bitcoin_futures.K142]-[bitcoin_futures.K141])" table:style-name="ce1">
            <text:p>70</text:p>
          </table:table-cell>
          <table:table-cell office:value-type="float" office:value="60" table:formula="of:=([bitcoin_futures.L142]-[bitcoin_futures.L141])" table:style-name="ce1">
            <text:p>60</text:p>
          </table:table-cell>
          <table:table-cell office:value-type="float" office:value="105" table:formula="of:=([bitcoin_futures.M142]-[bitcoin_futures.M141])" table:style-name="ce1">
            <text:p>105</text:p>
          </table:table-cell>
          <table:table-cell office:value-type="float" office:value="100" table:formula="of:=([bitcoin_futures.N142]-[bitcoin_futures.N141])" table:style-name="ce1">
            <text:p>100</text:p>
          </table:table-cell>
          <table:table-cell office:value-type="float" office:value="100" table:formula="of:=([bitcoin_futures.O142]-[bitcoin_futures.O141])" table:style-name="ce1">
            <text:p>100</text:p>
          </table:table-cell>
          <table:table-cell table:number-columns-repeated="4" table:style-name="ce1"/>
          <table:table-cell office:value-type="float" office:value="70" table:formula="of:=[.G138]" table:style-name="ce1">
            <text:p>70</text:p>
          </table:table-cell>
          <table:table-cell table:number-columns-repeated="16367"/>
        </table:table-row>
        <table:table-row table:style-name="ro1">
          <table:table-cell office:value-type="string" office:string-value="09.07.2024" table:formula="of:=[bitcoin_futures.A143]" table:style-name="ce1">
            <text:p>09.07.2024</text:p>
          </table:table-cell>
          <table:table-cell table:number-columns-repeated="5" table:style-name="ce1"/>
          <table:table-cell office:value-type="float" office:value="1405" table:formula="of:=([bitcoin_futures.J143]-[bitcoin_futures.J142])" table:style-name="ce6">
            <text:p>1405</text:p>
          </table:table-cell>
          <table:table-cell office:value-type="float" office:value="1410" table:formula="of:=([bitcoin_futures.K143]-[bitcoin_futures.K142])" table:style-name="ce1">
            <text:p>1410</text:p>
          </table:table-cell>
          <table:table-cell office:value-type="float" office:value="1410" table:formula="of:=([bitcoin_futures.L143]-[bitcoin_futures.L142])" table:style-name="ce1">
            <text:p>1410</text:p>
          </table:table-cell>
          <table:table-cell office:value-type="float" office:value="1385" table:formula="of:=([bitcoin_futures.M143]-[bitcoin_futures.M142])" table:style-name="ce1">
            <text:p>1385</text:p>
          </table:table-cell>
          <table:table-cell office:value-type="float" office:value="1385" table:formula="of:=([bitcoin_futures.N143]-[bitcoin_futures.N142])" table:style-name="ce1">
            <text:p>1385</text:p>
          </table:table-cell>
          <table:table-cell office:value-type="float" office:value="1385" table:formula="of:=([bitcoin_futures.O143]-[bitcoin_futures.O142])" table:style-name="ce1">
            <text:p>1385</text:p>
          </table:table-cell>
          <table:table-cell table:number-columns-repeated="4" table:style-name="ce1"/>
          <table:table-cell office:value-type="float" office:value="1405" table:formula="of:=[.G139]" table:style-name="ce1">
            <text:p>1405</text:p>
          </table:table-cell>
          <table:table-cell table:number-columns-repeated="16367"/>
        </table:table-row>
        <table:table-row table:style-name="ro1">
          <table:table-cell office:value-type="string" office:string-value="10.07.2024" table:formula="of:=[bitcoin_futures.A144]" table:style-name="ce1">
            <text:p>10.07.2024</text:p>
          </table:table-cell>
          <table:table-cell table:number-columns-repeated="5" table:style-name="ce1"/>
          <table:table-cell office:value-type="float" office:value="-535" table:formula="of:=([bitcoin_futures.J144]-[bitcoin_futures.J143])" table:style-name="ce6">
            <text:p>-535</text:p>
          </table:table-cell>
          <table:table-cell office:value-type="float" office:value="-540" table:formula="of:=([bitcoin_futures.K144]-[bitcoin_futures.K143])" table:style-name="ce1">
            <text:p>-540</text:p>
          </table:table-cell>
          <table:table-cell office:value-type="float" office:value="-535" table:formula="of:=([bitcoin_futures.L144]-[bitcoin_futures.L143])" table:style-name="ce1">
            <text:p>-535</text:p>
          </table:table-cell>
          <table:table-cell office:value-type="float" office:value="-565" table:formula="of:=([bitcoin_futures.M144]-[bitcoin_futures.M143])" table:style-name="ce1">
            <text:p>-565</text:p>
          </table:table-cell>
          <table:table-cell office:value-type="float" office:value="-565" table:formula="of:=([bitcoin_futures.N144]-[bitcoin_futures.N143])" table:style-name="ce1">
            <text:p>-565</text:p>
          </table:table-cell>
          <table:table-cell office:value-type="float" office:value="-565" table:formula="of:=([bitcoin_futures.O144]-[bitcoin_futures.O143])" table:style-name="ce1">
            <text:p>-565</text:p>
          </table:table-cell>
          <table:table-cell table:number-columns-repeated="4" table:style-name="ce1"/>
          <table:table-cell office:value-type="float" office:value="-535" table:formula="of:=[.G140]" table:style-name="ce1">
            <text:p>-535</text:p>
          </table:table-cell>
          <table:table-cell table:number-columns-repeated="16367"/>
        </table:table-row>
        <table:table-row table:style-name="ro1">
          <table:table-cell office:value-type="string" office:string-value="11.07.2024" table:formula="of:=[bitcoin_futures.A145]" table:style-name="ce1">
            <text:p>11.07.2024</text:p>
          </table:table-cell>
          <table:table-cell table:number-columns-repeated="5" table:style-name="ce1"/>
          <table:table-cell office:value-type="float" office:value="-45" table:formula="of:=([bitcoin_futures.J145]-[bitcoin_futures.J144])" table:style-name="ce6">
            <text:p>-45</text:p>
          </table:table-cell>
          <table:table-cell office:value-type="float" office:value="-45" table:formula="of:=([bitcoin_futures.K145]-[bitcoin_futures.K144])" table:style-name="ce1">
            <text:p>-45</text:p>
          </table:table-cell>
          <table:table-cell office:value-type="float" office:value="-40" table:formula="of:=([bitcoin_futures.L145]-[bitcoin_futures.L144])" table:style-name="ce1">
            <text:p>-40</text:p>
          </table:table-cell>
          <table:table-cell office:value-type="float" office:value="-45" table:formula="of:=([bitcoin_futures.M145]-[bitcoin_futures.M144])" table:style-name="ce1">
            <text:p>-45</text:p>
          </table:table-cell>
          <table:table-cell office:value-type="float" office:value="-45" table:formula="of:=([bitcoin_futures.N145]-[bitcoin_futures.N144])" table:style-name="ce1">
            <text:p>-45</text:p>
          </table:table-cell>
          <table:table-cell office:value-type="float" office:value="-45" table:formula="of:=([bitcoin_futures.O145]-[bitcoin_futures.O144])" table:style-name="ce1">
            <text:p>-45</text:p>
          </table:table-cell>
          <table:table-cell table:number-columns-repeated="4" table:style-name="ce1"/>
          <table:table-cell office:value-type="float" office:value="-45" table:formula="of:=[.G141]" table:style-name="ce1">
            <text:p>-45</text:p>
          </table:table-cell>
          <table:table-cell table:number-columns-repeated="16367"/>
        </table:table-row>
        <table:table-row table:style-name="ro1">
          <table:table-cell office:value-type="string" office:string-value="12.07.2024" table:formula="of:=[bitcoin_futures.A146]" table:style-name="ce1">
            <text:p>12.07.2024</text:p>
          </table:table-cell>
          <table:table-cell table:number-columns-repeated="5" table:style-name="ce1"/>
          <table:table-cell office:value-type="float" office:value="265" table:formula="of:=([bitcoin_futures.J146]-[bitcoin_futures.J145])" table:style-name="ce6">
            <text:p>265</text:p>
          </table:table-cell>
          <table:table-cell office:value-type="float" office:value="255" table:formula="of:=([bitcoin_futures.K146]-[bitcoin_futures.K145])" table:style-name="ce1">
            <text:p>255</text:p>
          </table:table-cell>
          <table:table-cell office:value-type="float" office:value="260" table:formula="of:=([bitcoin_futures.L146]-[bitcoin_futures.L145])" table:style-name="ce1">
            <text:p>260</text:p>
          </table:table-cell>
          <table:table-cell office:value-type="float" office:value="285" table:formula="of:=([bitcoin_futures.M146]-[bitcoin_futures.M145])" table:style-name="ce1">
            <text:p>285</text:p>
          </table:table-cell>
          <table:table-cell office:value-type="float" office:value="285" table:formula="of:=([bitcoin_futures.N146]-[bitcoin_futures.N145])" table:style-name="ce1">
            <text:p>285</text:p>
          </table:table-cell>
          <table:table-cell office:value-type="float" office:value="285" table:formula="of:=([bitcoin_futures.O146]-[bitcoin_futures.O145])" table:style-name="ce1">
            <text:p>285</text:p>
          </table:table-cell>
          <table:table-cell table:number-columns-repeated="4" table:style-name="ce1"/>
          <table:table-cell office:value-type="float" office:value="265" table:formula="of:=[.G142]" table:style-name="ce1">
            <text:p>265</text:p>
          </table:table-cell>
          <table:table-cell table:number-columns-repeated="16367"/>
        </table:table-row>
        <table:table-row table:style-name="ro1">
          <table:table-cell office:value-type="string" office:string-value="15.07.2024" table:formula="of:=[bitcoin_futures.A147]" table:style-name="ce1">
            <text:p>15.07.2024</text:p>
          </table:table-cell>
          <table:table-cell table:number-columns-repeated="5" table:style-name="ce1"/>
          <table:table-cell office:value-type="float" office:value="5855" table:formula="of:=([bitcoin_futures.J147]-[bitcoin_futures.J146])" table:style-name="ce6">
            <text:p>5855</text:p>
          </table:table-cell>
          <table:table-cell office:value-type="float" office:value="5915" table:formula="of:=([bitcoin_futures.K147]-[bitcoin_futures.K146])" table:style-name="ce1">
            <text:p>5915</text:p>
          </table:table-cell>
          <table:table-cell office:value-type="float" office:value="5965" table:formula="of:=([bitcoin_futures.L147]-[bitcoin_futures.L146])" table:style-name="ce1">
            <text:p>5965</text:p>
          </table:table-cell>
          <table:table-cell office:value-type="float" office:value="5980" table:formula="of:=([bitcoin_futures.M147]-[bitcoin_futures.M146])" table:style-name="ce1">
            <text:p>5980</text:p>
          </table:table-cell>
          <table:table-cell office:value-type="float" office:value="6015" table:formula="of:=([bitcoin_futures.N147]-[bitcoin_futures.N146])" table:style-name="ce1">
            <text:p>6015</text:p>
          </table:table-cell>
          <table:table-cell office:value-type="float" office:value="6025" table:formula="of:=([bitcoin_futures.O147]-[bitcoin_futures.O146])" table:style-name="ce1">
            <text:p>6025</text:p>
          </table:table-cell>
          <table:table-cell table:number-columns-repeated="4" table:style-name="ce1"/>
          <table:table-cell office:value-type="float" office:value="5855" table:formula="of:=[.G143]" table:style-name="ce1">
            <text:p>5855</text:p>
          </table:table-cell>
          <table:table-cell table:number-columns-repeated="16367"/>
        </table:table-row>
        <table:table-row table:style-name="ro1">
          <table:table-cell office:value-type="string" office:string-value="16.07.2024" table:formula="of:=[bitcoin_futures.A148]" table:style-name="ce1">
            <text:p>16.07.2024</text:p>
          </table:table-cell>
          <table:table-cell table:number-columns-repeated="5" table:style-name="ce1"/>
          <table:table-cell office:value-type="float" office:value="1750" table:formula="of:=([bitcoin_futures.J148]-[bitcoin_futures.J147])" table:style-name="ce1">
            <text:p>1750</text:p>
          </table:table-cell>
          <table:table-cell office:value-type="float" office:value="1775" table:formula="of:=([bitcoin_futures.K148]-[bitcoin_futures.K147])" table:style-name="ce6">
            <text:p>1775</text:p>
          </table:table-cell>
          <table:table-cell office:value-type="float" office:value="1805" table:formula="of:=([bitcoin_futures.L148]-[bitcoin_futures.L147])" table:style-name="ce1">
            <text:p>1805</text:p>
          </table:table-cell>
          <table:table-cell office:value-type="float" office:value="1825" table:formula="of:=([bitcoin_futures.M148]-[bitcoin_futures.M147])" table:style-name="ce1">
            <text:p>1825</text:p>
          </table:table-cell>
          <table:table-cell office:value-type="float" office:value="1825" table:formula="of:=([bitcoin_futures.N148]-[bitcoin_futures.N147])" table:style-name="ce1">
            <text:p>1825</text:p>
          </table:table-cell>
          <table:table-cell office:value-type="float" office:value="1855" table:formula="of:=([bitcoin_futures.O148]-[bitcoin_futures.O147])" table:style-name="ce1">
            <text:p>1855</text:p>
          </table:table-cell>
          <table:table-cell table:number-columns-repeated="4" table:style-name="ce1"/>
          <table:table-cell office:value-type="float" office:value="1775" table:formula="of:=[.H144]" table:style-name="ce1">
            <text:p>1775</text:p>
          </table:table-cell>
          <table:table-cell table:number-columns-repeated="16367"/>
        </table:table-row>
        <table:table-row table:style-name="ro1">
          <table:table-cell office:value-type="string" office:string-value="17.07.2024" table:formula="of:=[bitcoin_futures.A149]" table:style-name="ce1">
            <text:p>17.07.2024</text:p>
          </table:table-cell>
          <table:table-cell table:number-columns-repeated="5" table:style-name="ce1"/>
          <table:table-cell office:value-type="float" office:value="-720" table:formula="of:=([bitcoin_futures.J149]-[bitcoin_futures.J148])" table:style-name="ce1">
            <text:p>-720</text:p>
          </table:table-cell>
          <table:table-cell office:value-type="float" office:value="-730" table:formula="of:=([bitcoin_futures.K149]-[bitcoin_futures.K148])" table:style-name="ce6">
            <text:p>-730</text:p>
          </table:table-cell>
          <table:table-cell office:value-type="float" office:value="-740" table:formula="of:=([bitcoin_futures.L149]-[bitcoin_futures.L148])" table:style-name="ce1">
            <text:p>-740</text:p>
          </table:table-cell>
          <table:table-cell office:value-type="float" office:value="-735" table:formula="of:=([bitcoin_futures.M149]-[bitcoin_futures.M148])" table:style-name="ce1">
            <text:p>-735</text:p>
          </table:table-cell>
          <table:table-cell office:value-type="float" office:value="-735" table:formula="of:=([bitcoin_futures.N149]-[bitcoin_futures.N148])" table:style-name="ce1">
            <text:p>-735</text:p>
          </table:table-cell>
          <table:table-cell office:value-type="float" office:value="-735" table:formula="of:=([bitcoin_futures.O149]-[bitcoin_futures.O148])" table:style-name="ce1">
            <text:p>-735</text:p>
          </table:table-cell>
          <table:table-cell table:number-columns-repeated="4" table:style-name="ce1"/>
          <table:table-cell office:value-type="float" office:value="-730" table:formula="of:=[.H145]" table:style-name="ce1">
            <text:p>-730</text:p>
          </table:table-cell>
          <table:table-cell table:number-columns-repeated="16367"/>
        </table:table-row>
        <table:table-row table:style-name="ro1">
          <table:table-cell office:value-type="string" office:string-value="18.07.2024" table:formula="of:=[bitcoin_futures.A150]" table:style-name="ce1">
            <text:p>18.07.2024</text:p>
          </table:table-cell>
          <table:table-cell table:number-columns-repeated="5" table:style-name="ce1"/>
          <table:table-cell office:value-type="float" office:value="-1080" table:formula="of:=([bitcoin_futures.J150]-[bitcoin_futures.J149])" table:style-name="ce1">
            <text:p>-1080</text:p>
          </table:table-cell>
          <table:table-cell office:value-type="float" office:value="-1105" table:formula="of:=([bitcoin_futures.K150]-[bitcoin_futures.K149])" table:style-name="ce6">
            <text:p>-1105</text:p>
          </table:table-cell>
          <table:table-cell office:value-type="float" office:value="-1110" table:formula="of:=([bitcoin_futures.L150]-[bitcoin_futures.L149])" table:style-name="ce1">
            <text:p>-1110</text:p>
          </table:table-cell>
          <table:table-cell office:value-type="float" office:value="-1120" table:formula="of:=([bitcoin_futures.M150]-[bitcoin_futures.M149])" table:style-name="ce1">
            <text:p>-1120</text:p>
          </table:table-cell>
          <table:table-cell office:value-type="float" office:value="-1130" table:formula="of:=([bitcoin_futures.N150]-[bitcoin_futures.N149])" table:style-name="ce1">
            <text:p>-1130</text:p>
          </table:table-cell>
          <table:table-cell office:value-type="float" office:value="-1130" table:formula="of:=([bitcoin_futures.O150]-[bitcoin_futures.O149])" table:style-name="ce1">
            <text:p>-1130</text:p>
          </table:table-cell>
          <table:table-cell table:number-columns-repeated="4" table:style-name="ce1"/>
          <table:table-cell office:value-type="float" office:value="-1105" table:formula="of:=[.H146]" table:style-name="ce1">
            <text:p>-1105</text:p>
          </table:table-cell>
          <table:table-cell table:number-columns-repeated="16367"/>
        </table:table-row>
        <table:table-row table:style-name="ro1">
          <table:table-cell office:value-type="string" office:string-value="19.07.2024" table:formula="of:=[bitcoin_futures.A151]" table:style-name="ce1">
            <text:p>19.07.2024</text:p>
          </table:table-cell>
          <table:table-cell table:number-columns-repeated="5" table:style-name="ce1"/>
          <table:table-cell office:value-type="float" office:value="3830" table:formula="of:=([bitcoin_futures.J151]-[bitcoin_futures.J150])" table:style-name="ce1">
            <text:p>3830</text:p>
          </table:table-cell>
          <table:table-cell office:value-type="float" office:value="3950" table:formula="of:=([bitcoin_futures.K151]-[bitcoin_futures.K150])" table:style-name="ce6">
            <text:p>3950</text:p>
          </table:table-cell>
          <table:table-cell office:value-type="float" office:value="3950" table:formula="of:=([bitcoin_futures.L151]-[bitcoin_futures.L150])" table:style-name="ce1">
            <text:p>3950</text:p>
          </table:table-cell>
          <table:table-cell office:value-type="float" office:value="3960" table:formula="of:=([bitcoin_futures.M151]-[bitcoin_futures.M150])" table:style-name="ce1">
            <text:p>3960</text:p>
          </table:table-cell>
          <table:table-cell office:value-type="float" office:value="3980" table:formula="of:=([bitcoin_futures.N151]-[bitcoin_futures.N150])" table:style-name="ce1">
            <text:p>3980</text:p>
          </table:table-cell>
          <table:table-cell office:value-type="float" office:value="3960" table:formula="of:=([bitcoin_futures.O151]-[bitcoin_futures.O150])" table:style-name="ce1">
            <text:p>3960</text:p>
          </table:table-cell>
          <table:table-cell table:number-columns-repeated="4" table:style-name="ce1"/>
          <table:table-cell office:value-type="float" office:value="3950" table:formula="of:=[.H147]" table:style-name="ce1">
            <text:p>3950</text:p>
          </table:table-cell>
          <table:table-cell table:number-columns-repeated="16367"/>
        </table:table-row>
        <table:table-row table:style-name="ro1">
          <table:table-cell office:value-type="string" office:string-value="22.07.2024" table:formula="of:=[bitcoin_futures.A152]" table:style-name="ce1">
            <text:p>22.07.2024</text:p>
          </table:table-cell>
          <table:table-cell table:number-columns-repeated="5" table:style-name="ce1"/>
          <table:table-cell office:value-type="float" office:value="860" table:formula="of:=([bitcoin_futures.J152]-[bitcoin_futures.J151])" table:style-name="ce1">
            <text:p>860</text:p>
          </table:table-cell>
          <table:table-cell office:value-type="float" office:value="845" table:formula="of:=([bitcoin_futures.K152]-[bitcoin_futures.K151])" table:style-name="ce6">
            <text:p>845</text:p>
          </table:table-cell>
          <table:table-cell office:value-type="float" office:value="880" table:formula="of:=([bitcoin_futures.L152]-[bitcoin_futures.L151])" table:style-name="ce1">
            <text:p>880</text:p>
          </table:table-cell>
          <table:table-cell office:value-type="float" office:value="900" table:formula="of:=([bitcoin_futures.M152]-[bitcoin_futures.M151])" table:style-name="ce1">
            <text:p>900</text:p>
          </table:table-cell>
          <table:table-cell office:value-type="float" office:value="895" table:formula="of:=([bitcoin_futures.N152]-[bitcoin_futures.N151])" table:style-name="ce1">
            <text:p>895</text:p>
          </table:table-cell>
          <table:table-cell office:value-type="float" office:value="900" table:formula="of:=([bitcoin_futures.O152]-[bitcoin_futures.O151])" table:style-name="ce1">
            <text:p>900</text:p>
          </table:table-cell>
          <table:table-cell table:number-columns-repeated="4" table:style-name="ce1"/>
          <table:table-cell office:value-type="float" office:value="845" table:formula="of:=[.H148]" table:style-name="ce1">
            <text:p>845</text:p>
          </table:table-cell>
          <table:table-cell table:number-columns-repeated="16367"/>
        </table:table-row>
        <table:table-row table:style-name="ro1">
          <table:table-cell office:value-type="string" office:string-value="23.07.2024" table:formula="of:=[bitcoin_futures.A153]" table:style-name="ce1">
            <text:p>23.07.2024</text:p>
          </table:table-cell>
          <table:table-cell table:number-columns-repeated="5" table:style-name="ce1"/>
          <table:table-cell office:value-type="float" office:value="-2775" table:formula="of:=([bitcoin_futures.J153]-[bitcoin_futures.J152])" table:style-name="ce1">
            <text:p>-2775</text:p>
          </table:table-cell>
          <table:table-cell office:value-type="float" office:value="-2795" table:formula="of:=([bitcoin_futures.K153]-[bitcoin_futures.K152])" table:style-name="ce6">
            <text:p>-2795</text:p>
          </table:table-cell>
          <table:table-cell office:value-type="float" office:value="-2820" table:formula="of:=([bitcoin_futures.L153]-[bitcoin_futures.L152])" table:style-name="ce1">
            <text:p>-2820</text:p>
          </table:table-cell>
          <table:table-cell office:value-type="float" office:value="-2825" table:formula="of:=([bitcoin_futures.M153]-[bitcoin_futures.M152])" table:style-name="ce1">
            <text:p>-2825</text:p>
          </table:table-cell>
          <table:table-cell office:value-type="float" office:value="-2830" table:formula="of:=([bitcoin_futures.N153]-[bitcoin_futures.N152])" table:style-name="ce1">
            <text:p>-2830</text:p>
          </table:table-cell>
          <table:table-cell office:value-type="float" office:value="-2815" table:formula="of:=([bitcoin_futures.O153]-[bitcoin_futures.O152])" table:style-name="ce1">
            <text:p>-2815</text:p>
          </table:table-cell>
          <table:table-cell table:number-columns-repeated="4" table:style-name="ce1"/>
          <table:table-cell office:value-type="float" office:value="-2795" table:formula="of:=[.H149]" table:style-name="ce1">
            <text:p>-2795</text:p>
          </table:table-cell>
          <table:table-cell table:number-columns-repeated="16367"/>
        </table:table-row>
        <table:table-row table:style-name="ro1">
          <table:table-cell office:value-type="string" office:string-value="24.07.2024" table:formula="of:=[bitcoin_futures.A154]" table:style-name="ce1">
            <text:p>24.07.2024</text:p>
          </table:table-cell>
          <table:table-cell table:number-columns-repeated="5" table:style-name="ce1"/>
          <table:table-cell office:value-type="float" office:value="135" table:formula="of:=([bitcoin_futures.J154]-[bitcoin_futures.J153])" table:style-name="ce1">
            <text:p>135</text:p>
          </table:table-cell>
          <table:table-cell office:value-type="float" office:value="150" table:formula="of:=([bitcoin_futures.K154]-[bitcoin_futures.K153])" table:style-name="ce6">
            <text:p>150</text:p>
          </table:table-cell>
          <table:table-cell office:value-type="float" office:value="135" table:formula="of:=([bitcoin_futures.L154]-[bitcoin_futures.L153])" table:style-name="ce1">
            <text:p>135</text:p>
          </table:table-cell>
          <table:table-cell office:value-type="float" office:value="150" table:formula="of:=([bitcoin_futures.M154]-[bitcoin_futures.M153])" table:style-name="ce1">
            <text:p>150</text:p>
          </table:table-cell>
          <table:table-cell office:value-type="float" office:value="170" table:formula="of:=([bitcoin_futures.N154]-[bitcoin_futures.N153])" table:style-name="ce1">
            <text:p>170</text:p>
          </table:table-cell>
          <table:table-cell office:value-type="float" office:value="170" table:formula="of:=([bitcoin_futures.O154]-[bitcoin_futures.O153])" table:style-name="ce1">
            <text:p>170</text:p>
          </table:table-cell>
          <table:table-cell table:number-columns-repeated="4" table:style-name="ce1"/>
          <table:table-cell office:value-type="float" office:value="150" table:formula="of:=[.H150]" table:style-name="ce1">
            <text:p>150</text:p>
          </table:table-cell>
          <table:table-cell table:number-columns-repeated="16367"/>
        </table:table-row>
        <table:table-row table:style-name="ro1">
          <table:table-cell office:value-type="string" office:string-value="25.07.2024" table:formula="of:=[bitcoin_futures.A155]" table:style-name="ce1">
            <text:p>25.07.2024</text:p>
          </table:table-cell>
          <table:table-cell table:number-columns-repeated="5" table:style-name="ce1"/>
          <table:table-cell office:value-type="float" office:value="-1005" table:formula="of:=([bitcoin_futures.J155]-[bitcoin_futures.J154])" table:style-name="ce1">
            <text:p>-1005</text:p>
          </table:table-cell>
          <table:table-cell office:value-type="float" office:value="-1055" table:formula="of:=([bitcoin_futures.K155]-[bitcoin_futures.K154])" table:style-name="ce6">
            <text:p>-1055</text:p>
          </table:table-cell>
          <table:table-cell office:value-type="float" office:value="-1015" table:formula="of:=([bitcoin_futures.L155]-[bitcoin_futures.L154])" table:style-name="ce1">
            <text:p>-1015</text:p>
          </table:table-cell>
          <table:table-cell office:value-type="float" office:value="-1025" table:formula="of:=([bitcoin_futures.M155]-[bitcoin_futures.M154])" table:style-name="ce1">
            <text:p>-1025</text:p>
          </table:table-cell>
          <table:table-cell office:value-type="float" office:value="-1025" table:formula="of:=([bitcoin_futures.N155]-[bitcoin_futures.N154])" table:style-name="ce1">
            <text:p>-1025</text:p>
          </table:table-cell>
          <table:table-cell office:value-type="float" office:value="-1035" table:formula="of:=([bitcoin_futures.O155]-[bitcoin_futures.O154])" table:style-name="ce1">
            <text:p>-1035</text:p>
          </table:table-cell>
          <table:table-cell table:number-columns-repeated="4" table:style-name="ce1"/>
          <table:table-cell office:value-type="float" office:value="-1055" table:formula="of:=[.H151]" table:style-name="ce1">
            <text:p>-1055</text:p>
          </table:table-cell>
          <table:table-cell table:number-columns-repeated="16367"/>
        </table:table-row>
        <table:table-row table:style-name="ro1">
          <table:table-cell office:value-type="string" office:string-value="26.07.2024" table:formula="of:=[bitcoin_futures.A156]" table:style-name="ce1">
            <text:p>26.07.2024</text:p>
          </table:table-cell>
          <table:table-cell table:number-columns-repeated="5" table:style-name="ce1"/>
          <table:table-cell office:value-type="float" office:value="2719.8000000000029" table:formula="of:=([bitcoin_futures.J156]-[bitcoin_futures.J155])" table:style-name="ce1">
            <text:p>2719.8</text:p>
          </table:table-cell>
          <table:table-cell office:value-type="float" office:value="3385" table:formula="of:=([bitcoin_futures.K156]-[bitcoin_futures.K155])" table:style-name="ce6">
            <text:p>3385</text:p>
          </table:table-cell>
          <table:table-cell office:value-type="float" office:value="3450" table:formula="of:=([bitcoin_futures.L156]-[bitcoin_futures.L155])" table:style-name="ce1">
            <text:p>3450</text:p>
          </table:table-cell>
          <table:table-cell office:value-type="float" office:value="3500" table:formula="of:=([bitcoin_futures.M156]-[bitcoin_futures.M155])" table:style-name="ce1">
            <text:p>3500</text:p>
          </table:table-cell>
          <table:table-cell office:value-type="float" office:value="3530" table:formula="of:=([bitcoin_futures.N156]-[bitcoin_futures.N155])" table:style-name="ce1">
            <text:p>3530</text:p>
          </table:table-cell>
          <table:table-cell office:value-type="float" office:value="3575" table:formula="of:=([bitcoin_futures.O156]-[bitcoin_futures.O155])" table:style-name="ce1">
            <text:p>3575</text:p>
          </table:table-cell>
          <table:table-cell table:number-columns-repeated="4" table:style-name="ce1"/>
          <table:table-cell office:value-type="float" office:value="3385" table:formula="of:=[.H152]" table:style-name="ce1">
            <text:p>3385</text:p>
          </table:table-cell>
          <table:table-cell table:number-columns-repeated="16367"/>
        </table:table-row>
        <table:table-row table:style-name="ro1">
          <table:table-cell office:value-type="string" office:string-value="29.07.2024" table:formula="of:=[bitcoin_futures.A157]" table:style-name="ce1">
            <text:p>29.07.2024</text:p>
          </table:table-cell>
          <table:table-cell table:number-columns-repeated="6" table:style-name="ce1"/>
          <table:table-cell office:value-type="float" office:value="-915" table:formula="of:=([bitcoin_futures.K157]-[bitcoin_futures.K156])" table:style-name="ce6">
            <text:p>-915</text:p>
          </table:table-cell>
          <table:table-cell office:value-type="float" office:value="-910" table:formula="of:=([bitcoin_futures.L157]-[bitcoin_futures.L156])" table:style-name="ce1">
            <text:p>-910</text:p>
          </table:table-cell>
          <table:table-cell office:value-type="float" office:value="-905" table:formula="of:=([bitcoin_futures.M157]-[bitcoin_futures.M156])" table:style-name="ce1">
            <text:p>-905</text:p>
          </table:table-cell>
          <table:table-cell office:value-type="float" office:value="-865" table:formula="of:=([bitcoin_futures.N157]-[bitcoin_futures.N156])" table:style-name="ce1">
            <text:p>-865</text:p>
          </table:table-cell>
          <table:table-cell office:value-type="float" office:value="-865" table:formula="of:=([bitcoin_futures.O157]-[bitcoin_futures.O156])" table:style-name="ce1">
            <text:p>-865</text:p>
          </table:table-cell>
          <table:table-cell office:value-type="float" office:value="-680" table:formula="of:=([bitcoin_futures.P157]-[bitcoin_futures.P156])" table:style-name="ce1">
            <text:p>-680</text:p>
          </table:table-cell>
          <table:table-cell table:number-columns-repeated="3" table:style-name="ce1"/>
          <table:table-cell office:value-type="float" office:value="-915" table:formula="of:=[.H153]" table:style-name="ce1">
            <text:p>-915</text:p>
          </table:table-cell>
          <table:table-cell table:number-columns-repeated="16367"/>
        </table:table-row>
        <table:table-row table:style-name="ro1">
          <table:table-cell office:value-type="string" office:string-value="30.07.2024" table:formula="of:=[bitcoin_futures.A158]" table:style-name="ce1">
            <text:p>30.07.2024</text:p>
          </table:table-cell>
          <table:table-cell table:number-columns-repeated="6" table:style-name="ce1"/>
          <table:table-cell office:value-type="float" office:value="-1475" table:formula="of:=([bitcoin_futures.K158]-[bitcoin_futures.K157])" table:style-name="ce6">
            <text:p>-1475</text:p>
          </table:table-cell>
          <table:table-cell office:value-type="float" office:value="-1480" table:formula="of:=([bitcoin_futures.L158]-[bitcoin_futures.L157])" table:style-name="ce1">
            <text:p>-1480</text:p>
          </table:table-cell>
          <table:table-cell office:value-type="float" office:value="-1475" table:formula="of:=([bitcoin_futures.M158]-[bitcoin_futures.M157])" table:style-name="ce1">
            <text:p>-1475</text:p>
          </table:table-cell>
          <table:table-cell office:value-type="float" office:value="-1465" table:formula="of:=([bitcoin_futures.N158]-[bitcoin_futures.N157])" table:style-name="ce1">
            <text:p>-1465</text:p>
          </table:table-cell>
          <table:table-cell office:value-type="float" office:value="-1450" table:formula="of:=([bitcoin_futures.O158]-[bitcoin_futures.O157])" table:style-name="ce1">
            <text:p>-1450</text:p>
          </table:table-cell>
          <table:table-cell office:value-type="float" office:value="-1470" table:formula="of:=([bitcoin_futures.P158]-[bitcoin_futures.P157])" table:style-name="ce1">
            <text:p>-1470</text:p>
          </table:table-cell>
          <table:table-cell table:number-columns-repeated="3" table:style-name="ce1"/>
          <table:table-cell office:value-type="float" office:value="-1475" table:formula="of:=[.H154]" table:style-name="ce1">
            <text:p>-1475</text:p>
          </table:table-cell>
          <table:table-cell table:number-columns-repeated="16367"/>
        </table:table-row>
        <table:table-row table:style-name="ro1">
          <table:table-cell office:value-type="string" office:string-value="31.07.2024" table:formula="of:=[bitcoin_futures.A159]" table:style-name="ce1">
            <text:p>31.07.2024</text:p>
          </table:table-cell>
          <table:table-cell table:number-columns-repeated="6" table:style-name="ce1"/>
          <table:table-cell office:value-type="float" office:value="-700" table:formula="of:=([bitcoin_futures.K159]-[bitcoin_futures.K158])" table:style-name="ce6">
            <text:p>-700</text:p>
          </table:table-cell>
          <table:table-cell office:value-type="float" office:value="-705" table:formula="of:=([bitcoin_futures.L159]-[bitcoin_futures.L158])" table:style-name="ce1">
            <text:p>-705</text:p>
          </table:table-cell>
          <table:table-cell office:value-type="float" office:value="-685" table:formula="of:=([bitcoin_futures.M159]-[bitcoin_futures.M158])" table:style-name="ce1">
            <text:p>-685</text:p>
          </table:table-cell>
          <table:table-cell office:value-type="float" office:value="-675" table:formula="of:=([bitcoin_futures.N159]-[bitcoin_futures.N158])" table:style-name="ce1">
            <text:p>-675</text:p>
          </table:table-cell>
          <table:table-cell office:value-type="float" office:value="-675" table:formula="of:=([bitcoin_futures.O159]-[bitcoin_futures.O158])" table:style-name="ce1">
            <text:p>-675</text:p>
          </table:table-cell>
          <table:table-cell office:value-type="float" office:value="-715" table:formula="of:=([bitcoin_futures.P159]-[bitcoin_futures.P158])" table:style-name="ce1">
            <text:p>-715</text:p>
          </table:table-cell>
          <table:table-cell table:number-columns-repeated="3" table:style-name="ce1"/>
          <table:table-cell office:value-type="float" office:value="-700" table:formula="of:=[.H155]" table:style-name="ce1">
            <text:p>-700</text:p>
          </table:table-cell>
          <table:table-cell table:number-columns-repeated="16367"/>
        </table:table-row>
        <table:table-row table:style-name="ro1">
          <table:table-cell office:value-type="string" office:string-value="01.08.2024" table:formula="of:=[bitcoin_futures.A160]" table:style-name="ce1">
            <text:p>01.08.2024</text:p>
          </table:table-cell>
          <table:table-cell table:number-columns-repeated="6" table:style-name="ce1"/>
          <table:table-cell office:value-type="float" office:value="-1895" table:formula="of:=([bitcoin_futures.K160]-[bitcoin_futures.K159])" table:style-name="ce6">
            <text:p>-1895</text:p>
          </table:table-cell>
          <table:table-cell office:value-type="float" office:value="-1930" table:formula="of:=([bitcoin_futures.L160]-[bitcoin_futures.L159])" table:style-name="ce1">
            <text:p>-1930</text:p>
          </table:table-cell>
          <table:table-cell office:value-type="float" office:value="-1970" table:formula="of:=([bitcoin_futures.M160]-[bitcoin_futures.M159])" table:style-name="ce1">
            <text:p>-1970</text:p>
          </table:table-cell>
          <table:table-cell office:value-type="float" office:value="-2030" table:formula="of:=([bitcoin_futures.N160]-[bitcoin_futures.N159])" table:style-name="ce1">
            <text:p>-2030</text:p>
          </table:table-cell>
          <table:table-cell office:value-type="float" office:value="-2045" table:formula="of:=([bitcoin_futures.O160]-[bitcoin_futures.O159])" table:style-name="ce1">
            <text:p>-2045</text:p>
          </table:table-cell>
          <table:table-cell office:value-type="float" office:value="-2040" table:formula="of:=([bitcoin_futures.P160]-[bitcoin_futures.P159])" table:style-name="ce1">
            <text:p>-2040</text:p>
          </table:table-cell>
          <table:table-cell table:number-columns-repeated="3" table:style-name="ce1"/>
          <table:table-cell office:value-type="float" office:value="-1895" table:formula="of:=[.H156]" table:style-name="ce1">
            <text:p>-1895</text:p>
          </table:table-cell>
          <table:table-cell table:number-columns-repeated="16367"/>
        </table:table-row>
        <table:table-row table:style-name="ro1">
          <table:table-cell office:value-type="string" office:string-value="02.08.2024" table:formula="of:=[bitcoin_futures.A161]" table:style-name="ce1">
            <text:p>02.08.2024</text:p>
          </table:table-cell>
          <table:table-cell table:number-columns-repeated="6" table:style-name="ce1"/>
          <table:table-cell office:value-type="float" office:value="-845" table:formula="of:=([bitcoin_futures.K161]-[bitcoin_futures.K160])" table:style-name="ce6">
            <text:p>-845</text:p>
          </table:table-cell>
          <table:table-cell office:value-type="float" office:value="-875" table:formula="of:=([bitcoin_futures.L161]-[bitcoin_futures.L160])" table:style-name="ce1">
            <text:p>-875</text:p>
          </table:table-cell>
          <table:table-cell office:value-type="float" office:value="-925" table:formula="of:=([bitcoin_futures.M161]-[bitcoin_futures.M160])" table:style-name="ce1">
            <text:p>-925</text:p>
          </table:table-cell>
          <table:table-cell office:value-type="float" office:value="-985" table:formula="of:=([bitcoin_futures.N161]-[bitcoin_futures.N160])" table:style-name="ce1">
            <text:p>-985</text:p>
          </table:table-cell>
          <table:table-cell office:value-type="float" office:value="-1040" table:formula="of:=([bitcoin_futures.O161]-[bitcoin_futures.O160])" table:style-name="ce1">
            <text:p>-1040</text:p>
          </table:table-cell>
          <table:table-cell office:value-type="float" office:value="-1045" table:formula="of:=([bitcoin_futures.P161]-[bitcoin_futures.P160])" table:style-name="ce1">
            <text:p>-1045</text:p>
          </table:table-cell>
          <table:table-cell table:number-columns-repeated="3" table:style-name="ce1"/>
          <table:table-cell office:value-type="float" office:value="-845" table:formula="of:=[.H157]" table:style-name="ce1">
            <text:p>-845</text:p>
          </table:table-cell>
          <table:table-cell table:number-columns-repeated="16367"/>
        </table:table-row>
        <table:table-row table:style-name="ro1">
          <table:table-cell office:value-type="string" office:string-value="05.08.2024" table:formula="of:=[bitcoin_futures.A162]" table:style-name="ce1">
            <text:p>05.08.2024</text:p>
          </table:table-cell>
          <table:table-cell table:number-columns-repeated="6" table:style-name="ce1"/>
          <table:table-cell office:value-type="float" office:value="-9175" table:formula="of:=([bitcoin_futures.K162]-[bitcoin_futures.K161])" table:style-name="ce6">
            <text:p>-9175</text:p>
          </table:table-cell>
          <table:table-cell office:value-type="float" office:value="-9275" table:formula="of:=([bitcoin_futures.L162]-[bitcoin_futures.L161])" table:style-name="ce1">
            <text:p>-9275</text:p>
          </table:table-cell>
          <table:table-cell office:value-type="float" office:value="-9350" table:formula="of:=([bitcoin_futures.M162]-[bitcoin_futures.M161])" table:style-name="ce1">
            <text:p>-9350</text:p>
          </table:table-cell>
          <table:table-cell office:value-type="float" office:value="-9405" table:formula="of:=([bitcoin_futures.N162]-[bitcoin_futures.N161])" table:style-name="ce1">
            <text:p>-9405</text:p>
          </table:table-cell>
          <table:table-cell office:value-type="float" office:value="-9470" table:formula="of:=([bitcoin_futures.O162]-[bitcoin_futures.O161])" table:style-name="ce1">
            <text:p>-9470</text:p>
          </table:table-cell>
          <table:table-cell office:value-type="float" office:value="-9470" table:formula="of:=([bitcoin_futures.P162]-[bitcoin_futures.P161])" table:style-name="ce1">
            <text:p>-9470</text:p>
          </table:table-cell>
          <table:table-cell table:number-columns-repeated="3" table:style-name="ce1"/>
          <table:table-cell office:value-type="float" office:value="-9175" table:formula="of:=[.H158]" table:style-name="ce1">
            <text:p>-9175</text:p>
          </table:table-cell>
          <table:table-cell table:number-columns-repeated="16367"/>
        </table:table-row>
        <table:table-row table:style-name="ro1">
          <table:table-cell office:value-type="string" office:string-value="06.08.2024" table:formula="of:=[bitcoin_futures.A163]" table:style-name="ce1">
            <text:p>06.08.2024</text:p>
          </table:table-cell>
          <table:table-cell table:number-columns-repeated="6" table:style-name="ce1"/>
          <table:table-cell office:value-type="float" office:value="3375" table:formula="of:=([bitcoin_futures.K163]-[bitcoin_futures.K162])" table:style-name="ce6">
            <text:p>3375</text:p>
          </table:table-cell>
          <table:table-cell office:value-type="float" office:value="3430" table:formula="of:=([bitcoin_futures.L163]-[bitcoin_futures.L162])" table:style-name="ce1">
            <text:p>3430</text:p>
          </table:table-cell>
          <table:table-cell office:value-type="float" office:value="3475" table:formula="of:=([bitcoin_futures.M163]-[bitcoin_futures.M162])" table:style-name="ce1">
            <text:p>3475</text:p>
          </table:table-cell>
          <table:table-cell office:value-type="float" office:value="3515" table:formula="of:=([bitcoin_futures.N163]-[bitcoin_futures.N162])" table:style-name="ce1">
            <text:p>3515</text:p>
          </table:table-cell>
          <table:table-cell office:value-type="float" office:value="3570" table:formula="of:=([bitcoin_futures.O163]-[bitcoin_futures.O162])" table:style-name="ce1">
            <text:p>3570</text:p>
          </table:table-cell>
          <table:table-cell office:value-type="float" office:value="3570" table:formula="of:=([bitcoin_futures.P163]-[bitcoin_futures.P162])" table:style-name="ce1">
            <text:p>3570</text:p>
          </table:table-cell>
          <table:table-cell table:number-columns-repeated="3" table:style-name="ce1"/>
          <table:table-cell office:value-type="float" office:value="3375" table:formula="of:=[.H159]" table:style-name="ce1">
            <text:p>3375</text:p>
          </table:table-cell>
          <table:table-cell table:number-columns-repeated="16367"/>
        </table:table-row>
        <table:table-row table:style-name="ro1">
          <table:table-cell office:value-type="string" office:string-value="07.08.2024" table:formula="of:=[bitcoin_futures.A164]" table:style-name="ce1">
            <text:p>07.08.2024</text:p>
          </table:table-cell>
          <table:table-cell table:number-columns-repeated="6" table:style-name="ce1"/>
          <table:table-cell office:value-type="float" office:value="-2145" table:formula="of:=([bitcoin_futures.K164]-[bitcoin_futures.K163])" table:style-name="ce6">
            <text:p>-2145</text:p>
          </table:table-cell>
          <table:table-cell office:value-type="float" office:value="-2145" table:formula="of:=([bitcoin_futures.L164]-[bitcoin_futures.L163])" table:style-name="ce1">
            <text:p>-2145</text:p>
          </table:table-cell>
          <table:table-cell office:value-type="float" office:value="-2170" table:formula="of:=([bitcoin_futures.M164]-[bitcoin_futures.M163])" table:style-name="ce1">
            <text:p>-2170</text:p>
          </table:table-cell>
          <table:table-cell office:value-type="float" office:value="-2205" table:formula="of:=([bitcoin_futures.N164]-[bitcoin_futures.N163])" table:style-name="ce1">
            <text:p>-2205</text:p>
          </table:table-cell>
          <table:table-cell office:value-type="float" office:value="-2205" table:formula="of:=([bitcoin_futures.O164]-[bitcoin_futures.O163])" table:style-name="ce1">
            <text:p>-2205</text:p>
          </table:table-cell>
          <table:table-cell office:value-type="float" office:value="-2205" table:formula="of:=([bitcoin_futures.P164]-[bitcoin_futures.P163])" table:style-name="ce1">
            <text:p>-2205</text:p>
          </table:table-cell>
          <table:table-cell table:number-columns-repeated="3" table:style-name="ce1"/>
          <table:table-cell office:value-type="float" office:value="-2145" table:formula="of:=[.H160]" table:style-name="ce1">
            <text:p>-2145</text:p>
          </table:table-cell>
          <table:table-cell table:number-columns-repeated="16367"/>
        </table:table-row>
        <table:table-row table:style-name="ro1">
          <table:table-cell office:value-type="string" office:string-value="08.08.2024" table:formula="of:=[bitcoin_futures.A165]" table:style-name="ce1">
            <text:p>08.08.2024</text:p>
          </table:table-cell>
          <table:table-cell table:number-columns-repeated="6" table:style-name="ce1"/>
          <table:table-cell office:value-type="float" office:value="4695" table:formula="of:=([bitcoin_futures.K165]-[bitcoin_futures.K164])" table:style-name="ce6">
            <text:p>4695</text:p>
          </table:table-cell>
          <table:table-cell office:value-type="float" office:value="4735" table:formula="of:=([bitcoin_futures.L165]-[bitcoin_futures.L164])" table:style-name="ce1">
            <text:p>4735</text:p>
          </table:table-cell>
          <table:table-cell office:value-type="float" office:value="4770" table:formula="of:=([bitcoin_futures.M165]-[bitcoin_futures.M164])" table:style-name="ce1">
            <text:p>4770</text:p>
          </table:table-cell>
          <table:table-cell office:value-type="float" office:value="4815" table:formula="of:=([bitcoin_futures.N165]-[bitcoin_futures.N164])" table:style-name="ce1">
            <text:p>4815</text:p>
          </table:table-cell>
          <table:table-cell office:value-type="float" office:value="4815" table:formula="of:=([bitcoin_futures.O165]-[bitcoin_futures.O164])" table:style-name="ce1">
            <text:p>4815</text:p>
          </table:table-cell>
          <table:table-cell office:value-type="float" office:value="4760" table:formula="of:=([bitcoin_futures.P165]-[bitcoin_futures.P164])" table:style-name="ce1">
            <text:p>4760</text:p>
          </table:table-cell>
          <table:table-cell table:number-columns-repeated="3" table:style-name="ce1"/>
          <table:table-cell office:value-type="float" office:value="4695" table:formula="of:=[.H161]" table:style-name="ce1">
            <text:p>4695</text:p>
          </table:table-cell>
          <table:table-cell table:number-columns-repeated="16367"/>
        </table:table-row>
        <table:table-row table:style-name="ro1">
          <table:table-cell office:value-type="string" office:string-value="09.08.2024" table:formula="of:=[bitcoin_futures.A166]" table:style-name="ce1">
            <text:p>09.08.2024</text:p>
          </table:table-cell>
          <table:table-cell table:number-columns-repeated="6" table:style-name="ce1"/>
          <table:table-cell office:value-type="float" office:value="1295" table:formula="of:=([bitcoin_futures.K166]-[bitcoin_futures.K165])" table:style-name="ce6">
            <text:p>1295</text:p>
          </table:table-cell>
          <table:table-cell office:value-type="float" office:value="1290" table:formula="of:=([bitcoin_futures.L166]-[bitcoin_futures.L165])" table:style-name="ce1">
            <text:p>1290</text:p>
          </table:table-cell>
          <table:table-cell office:value-type="float" office:value="1280" table:formula="of:=([bitcoin_futures.M166]-[bitcoin_futures.M165])" table:style-name="ce1">
            <text:p>1280</text:p>
          </table:table-cell>
          <table:table-cell office:value-type="float" office:value="1290" table:formula="of:=([bitcoin_futures.N166]-[bitcoin_futures.N165])" table:style-name="ce1">
            <text:p>1290</text:p>
          </table:table-cell>
          <table:table-cell office:value-type="float" office:value="1285" table:formula="of:=([bitcoin_futures.O166]-[bitcoin_futures.O165])" table:style-name="ce1">
            <text:p>1285</text:p>
          </table:table-cell>
          <table:table-cell office:value-type="float" office:value="1240" table:formula="of:=([bitcoin_futures.P166]-[bitcoin_futures.P165])" table:style-name="ce1">
            <text:p>1240</text:p>
          </table:table-cell>
          <table:table-cell table:number-columns-repeated="3" table:style-name="ce1"/>
          <table:table-cell office:value-type="float" office:value="1295" table:formula="of:=[.H162]" table:style-name="ce1">
            <text:p>1295</text:p>
          </table:table-cell>
          <table:table-cell table:number-columns-repeated="16367"/>
        </table:table-row>
        <table:table-row table:style-name="ro1">
          <table:table-cell office:value-type="string" office:string-value="12.08.2024" table:formula="of:=[bitcoin_futures.A167]" table:style-name="ce1">
            <text:p>12.08.2024</text:p>
          </table:table-cell>
          <table:table-cell table:number-columns-repeated="6" table:style-name="ce1"/>
          <table:table-cell office:value-type="float" office:value="-1790" table:formula="of:=([bitcoin_futures.K167]-[bitcoin_futures.K166])" table:style-name="ce6">
            <text:p>-1790</text:p>
          </table:table-cell>
          <table:table-cell office:value-type="float" office:value="-1790" table:formula="of:=([bitcoin_futures.L167]-[bitcoin_futures.L166])" table:style-name="ce1">
            <text:p>-1790</text:p>
          </table:table-cell>
          <table:table-cell office:value-type="float" office:value="-1790" table:formula="of:=([bitcoin_futures.M167]-[bitcoin_futures.M166])" table:style-name="ce1">
            <text:p>-1790</text:p>
          </table:table-cell>
          <table:table-cell office:value-type="float" office:value="-1800" table:formula="of:=([bitcoin_futures.N167]-[bitcoin_futures.N166])" table:style-name="ce1">
            <text:p>-1800</text:p>
          </table:table-cell>
          <table:table-cell office:value-type="float" office:value="-1800" table:formula="of:=([bitcoin_futures.O167]-[bitcoin_futures.O166])" table:style-name="ce1">
            <text:p>-1800</text:p>
          </table:table-cell>
          <table:table-cell office:value-type="float" office:value="-1695" table:formula="of:=([bitcoin_futures.P167]-[bitcoin_futures.P166])" table:style-name="ce1">
            <text:p>-1695</text:p>
          </table:table-cell>
          <table:table-cell table:number-columns-repeated="3" table:style-name="ce1"/>
          <table:table-cell office:value-type="float" office:value="-1790" table:formula="of:=[.H163]" table:style-name="ce1">
            <text:p>-1790</text:p>
          </table:table-cell>
          <table:table-cell table:number-columns-repeated="16367"/>
        </table:table-row>
        <table:table-row table:style-name="ro1">
          <table:table-cell office:value-type="string" office:string-value="13.08.2024" table:formula="of:=[bitcoin_futures.A168]" table:style-name="ce1">
            <text:p>13.08.2024</text:p>
          </table:table-cell>
          <table:table-cell table:number-columns-repeated="6" table:style-name="ce1"/>
          <table:table-cell office:value-type="float" office:value="1905" table:formula="of:=([bitcoin_futures.K168]-[bitcoin_futures.K167])" table:style-name="ce6">
            <text:p>1905</text:p>
          </table:table-cell>
          <table:table-cell office:value-type="float" office:value="1910" table:formula="of:=([bitcoin_futures.L168]-[bitcoin_futures.L167])" table:style-name="ce1">
            <text:p>1910</text:p>
          </table:table-cell>
          <table:table-cell office:value-type="float" office:value="1900" table:formula="of:=([bitcoin_futures.M168]-[bitcoin_futures.M167])" table:style-name="ce1">
            <text:p>1900</text:p>
          </table:table-cell>
          <table:table-cell office:value-type="float" office:value="1910" table:formula="of:=([bitcoin_futures.N168]-[bitcoin_futures.N167])" table:style-name="ce1">
            <text:p>1910</text:p>
          </table:table-cell>
          <table:table-cell office:value-type="float" office:value="1910" table:formula="of:=([bitcoin_futures.O168]-[bitcoin_futures.O167])" table:style-name="ce1">
            <text:p>1910</text:p>
          </table:table-cell>
          <table:table-cell office:value-type="float" office:value="1865" table:formula="of:=([bitcoin_futures.P168]-[bitcoin_futures.P167])" table:style-name="ce1">
            <text:p>1865</text:p>
          </table:table-cell>
          <table:table-cell table:number-columns-repeated="3" table:style-name="ce1"/>
          <table:table-cell office:value-type="float" office:value="1905" table:formula="of:=[.H164]" table:style-name="ce1">
            <text:p>1905</text:p>
          </table:table-cell>
          <table:table-cell table:number-columns-repeated="16367"/>
        </table:table-row>
        <table:table-row table:style-name="ro1">
          <table:table-cell office:value-type="string" office:string-value="14.08.2024" table:formula="of:=[bitcoin_futures.A169]" table:style-name="ce1">
            <text:p>14.08.2024</text:p>
          </table:table-cell>
          <table:table-cell table:number-columns-repeated="6" table:style-name="ce1"/>
          <table:table-cell office:value-type="float" office:value="-2025" table:formula="of:=([bitcoin_futures.K169]-[bitcoin_futures.K168])" table:style-name="ce6">
            <text:p>-2025</text:p>
          </table:table-cell>
          <table:table-cell office:value-type="float" office:value="-2040" table:formula="of:=([bitcoin_futures.L169]-[bitcoin_futures.L168])" table:style-name="ce1">
            <text:p>-2040</text:p>
          </table:table-cell>
          <table:table-cell office:value-type="float" office:value="-2035" table:formula="of:=([bitcoin_futures.M169]-[bitcoin_futures.M168])" table:style-name="ce1">
            <text:p>-2035</text:p>
          </table:table-cell>
          <table:table-cell office:value-type="float" office:value="-2040" table:formula="of:=([bitcoin_futures.N169]-[bitcoin_futures.N168])" table:style-name="ce1">
            <text:p>-2040</text:p>
          </table:table-cell>
          <table:table-cell office:value-type="float" office:value="-2040" table:formula="of:=([bitcoin_futures.O169]-[bitcoin_futures.O168])" table:style-name="ce1">
            <text:p>-2040</text:p>
          </table:table-cell>
          <table:table-cell office:value-type="float" office:value="-2140" table:formula="of:=([bitcoin_futures.P169]-[bitcoin_futures.P168])" table:style-name="ce1">
            <text:p>-2140</text:p>
          </table:table-cell>
          <table:table-cell table:number-columns-repeated="3" table:style-name="ce1"/>
          <table:table-cell office:value-type="float" office:value="-2025" table:formula="of:=[.H165]" table:style-name="ce1">
            <text:p>-2025</text:p>
          </table:table-cell>
          <table:table-cell table:number-columns-repeated="16367"/>
        </table:table-row>
        <table:table-row table:style-name="ro1">
          <table:table-cell office:value-type="string" office:string-value="15.08.2024" table:formula="of:=[bitcoin_futures.A170]" table:style-name="ce1">
            <text:p>15.08.2024</text:p>
          </table:table-cell>
          <table:table-cell table:number-columns-repeated="6" table:style-name="ce1"/>
          <table:table-cell office:value-type="float" office:value="-1860" table:formula="of:=([bitcoin_futures.K170]-[bitcoin_futures.K169])" table:style-name="ce6">
            <text:p>-1860</text:p>
          </table:table-cell>
          <table:table-cell office:value-type="float" office:value="-1880" table:formula="of:=([bitcoin_futures.L170]-[bitcoin_futures.L169])" table:style-name="ce1">
            <text:p>-1880</text:p>
          </table:table-cell>
          <table:table-cell office:value-type="float" office:value="-1885" table:formula="of:=([bitcoin_futures.M170]-[bitcoin_futures.M169])" table:style-name="ce1">
            <text:p>-1885</text:p>
          </table:table-cell>
          <table:table-cell office:value-type="float" office:value="-1895" table:formula="of:=([bitcoin_futures.N170]-[bitcoin_futures.N169])" table:style-name="ce1">
            <text:p>-1895</text:p>
          </table:table-cell>
          <table:table-cell office:value-type="float" office:value="-1900" table:formula="of:=([bitcoin_futures.O170]-[bitcoin_futures.O169])" table:style-name="ce1">
            <text:p>-1900</text:p>
          </table:table-cell>
          <table:table-cell office:value-type="float" office:value="-1900" table:formula="of:=([bitcoin_futures.P170]-[bitcoin_futures.P169])" table:style-name="ce1">
            <text:p>-1900</text:p>
          </table:table-cell>
          <table:table-cell table:number-columns-repeated="3" table:style-name="ce1"/>
          <table:table-cell office:value-type="float" office:value="-1860" table:formula="of:=[.H166]" table:style-name="ce1">
            <text:p>-1860</text:p>
          </table:table-cell>
          <table:table-cell table:number-columns-repeated="16367"/>
        </table:table-row>
        <table:table-row table:style-name="ro1">
          <table:table-cell office:value-type="string" office:string-value="16.08.2024" table:formula="of:=[bitcoin_futures.A171]" table:style-name="ce1">
            <text:p>16.08.2024</text:p>
          </table:table-cell>
          <table:table-cell table:number-columns-repeated="6" table:style-name="ce1"/>
          <table:table-cell office:value-type="float" office:value="2770" table:formula="of:=([bitcoin_futures.K171]-[bitcoin_futures.K170])" table:style-name="ce1">
            <text:p>2770</text:p>
          </table:table-cell>
          <table:table-cell office:value-type="float" office:value="2805" table:formula="of:=([bitcoin_futures.L171]-[bitcoin_futures.L170])" table:style-name="ce6">
            <text:p>2805</text:p>
          </table:table-cell>
          <table:table-cell office:value-type="float" office:value="2810" table:formula="of:=([bitcoin_futures.M171]-[bitcoin_futures.M170])" table:style-name="ce1">
            <text:p>2810</text:p>
          </table:table-cell>
          <table:table-cell office:value-type="float" office:value="2820" table:formula="of:=([bitcoin_futures.N171]-[bitcoin_futures.N170])" table:style-name="ce1">
            <text:p>2820</text:p>
          </table:table-cell>
          <table:table-cell office:value-type="float" office:value="2815" table:formula="of:=([bitcoin_futures.O171]-[bitcoin_futures.O170])" table:style-name="ce1">
            <text:p>2815</text:p>
          </table:table-cell>
          <table:table-cell office:value-type="float" office:value="2785" table:formula="of:=([bitcoin_futures.P171]-[bitcoin_futures.P170])" table:style-name="ce1">
            <text:p>2785</text:p>
          </table:table-cell>
          <table:table-cell table:number-columns-repeated="3" table:style-name="ce1"/>
          <table:table-cell office:value-type="float" office:value="2805" table:formula="of:=[.I167]" table:style-name="ce1">
            <text:p>2805</text:p>
          </table:table-cell>
          <table:table-cell table:number-columns-repeated="16367"/>
        </table:table-row>
        <table:table-row table:style-name="ro1">
          <table:table-cell office:value-type="string" office:string-value="19.08.2024" table:formula="of:=[bitcoin_futures.A172]" table:style-name="ce1">
            <text:p>19.08.2024</text:p>
          </table:table-cell>
          <table:table-cell table:number-columns-repeated="6" table:style-name="ce1"/>
          <table:table-cell office:value-type="float" office:value="-790" table:formula="of:=([bitcoin_futures.K172]-[bitcoin_futures.K171])" table:style-name="ce1">
            <text:p>-790</text:p>
          </table:table-cell>
          <table:table-cell office:value-type="float" office:value="-800" table:formula="of:=([bitcoin_futures.L172]-[bitcoin_futures.L171])" table:style-name="ce6">
            <text:p>-800</text:p>
          </table:table-cell>
          <table:table-cell office:value-type="float" office:value="-810" table:formula="of:=([bitcoin_futures.M172]-[bitcoin_futures.M171])" table:style-name="ce1">
            <text:p>-810</text:p>
          </table:table-cell>
          <table:table-cell office:value-type="float" office:value="-810" table:formula="of:=([bitcoin_futures.N172]-[bitcoin_futures.N171])" table:style-name="ce1">
            <text:p>-810</text:p>
          </table:table-cell>
          <table:table-cell office:value-type="float" office:value="-805" table:formula="of:=([bitcoin_futures.O172]-[bitcoin_futures.O171])" table:style-name="ce1">
            <text:p>-805</text:p>
          </table:table-cell>
          <table:table-cell office:value-type="float" office:value="-805" table:formula="of:=([bitcoin_futures.P172]-[bitcoin_futures.P171])" table:style-name="ce1">
            <text:p>-805</text:p>
          </table:table-cell>
          <table:table-cell table:number-columns-repeated="3" table:style-name="ce1"/>
          <table:table-cell office:value-type="float" office:value="-800" table:formula="of:=[.I168]" table:style-name="ce1">
            <text:p>-800</text:p>
          </table:table-cell>
          <table:table-cell table:number-columns-repeated="16367"/>
        </table:table-row>
        <table:table-row table:style-name="ro1">
          <table:table-cell office:value-type="string" office:string-value="20.08.2024" table:formula="of:=[bitcoin_futures.A173]" table:style-name="ce1">
            <text:p>20.08.2024</text:p>
          </table:table-cell>
          <table:table-cell table:number-columns-repeated="6" table:style-name="ce1"/>
          <table:table-cell office:value-type="float" office:value="470" table:formula="of:=([bitcoin_futures.K173]-[bitcoin_futures.K172])" table:style-name="ce1">
            <text:p>470</text:p>
          </table:table-cell>
          <table:table-cell office:value-type="float" office:value="475" table:formula="of:=([bitcoin_futures.L173]-[bitcoin_futures.L172])" table:style-name="ce6">
            <text:p>475</text:p>
          </table:table-cell>
          <table:table-cell office:value-type="float" office:value="480" table:formula="of:=([bitcoin_futures.M173]-[bitcoin_futures.M172])" table:style-name="ce1">
            <text:p>480</text:p>
          </table:table-cell>
          <table:table-cell office:value-type="float" office:value="495" table:formula="of:=([bitcoin_futures.N173]-[bitcoin_futures.N172])" table:style-name="ce1">
            <text:p>495</text:p>
          </table:table-cell>
          <table:table-cell office:value-type="float" office:value="495" table:formula="of:=([bitcoin_futures.O173]-[bitcoin_futures.O172])" table:style-name="ce1">
            <text:p>495</text:p>
          </table:table-cell>
          <table:table-cell office:value-type="float" office:value="495" table:formula="of:=([bitcoin_futures.P173]-[bitcoin_futures.P172])" table:style-name="ce1">
            <text:p>495</text:p>
          </table:table-cell>
          <table:table-cell table:number-columns-repeated="3" table:style-name="ce1"/>
          <table:table-cell office:value-type="float" office:value="475" table:formula="of:=[.I169]" table:style-name="ce1">
            <text:p>475</text:p>
          </table:table-cell>
          <table:table-cell table:number-columns-repeated="16367"/>
        </table:table-row>
        <table:table-row table:style-name="ro1">
          <table:table-cell office:value-type="string" office:string-value="21.08.2024" table:formula="of:=[bitcoin_futures.A174]" table:style-name="ce1">
            <text:p>21.08.2024</text:p>
          </table:table-cell>
          <table:table-cell table:number-columns-repeated="6" table:style-name="ce1"/>
          <table:table-cell office:value-type="float" office:value="2060" table:formula="of:=([bitcoin_futures.K174]-[bitcoin_futures.K173])" table:style-name="ce1">
            <text:p>2060</text:p>
          </table:table-cell>
          <table:table-cell office:value-type="float" office:value="2075" table:formula="of:=([bitcoin_futures.L174]-[bitcoin_futures.L173])" table:style-name="ce6">
            <text:p>2075</text:p>
          </table:table-cell>
          <table:table-cell office:value-type="float" office:value="2095" table:formula="of:=([bitcoin_futures.M174]-[bitcoin_futures.M173])" table:style-name="ce1">
            <text:p>2095</text:p>
          </table:table-cell>
          <table:table-cell office:value-type="float" office:value="2105" table:formula="of:=([bitcoin_futures.N174]-[bitcoin_futures.N173])" table:style-name="ce1">
            <text:p>2105</text:p>
          </table:table-cell>
          <table:table-cell office:value-type="float" office:value="2060" table:formula="of:=([bitcoin_futures.O174]-[bitcoin_futures.O173])" table:style-name="ce1">
            <text:p>2060</text:p>
          </table:table-cell>
          <table:table-cell office:value-type="float" office:value="2060" table:formula="of:=([bitcoin_futures.P174]-[bitcoin_futures.P173])" table:style-name="ce1">
            <text:p>2060</text:p>
          </table:table-cell>
          <table:table-cell table:number-columns-repeated="3" table:style-name="ce1"/>
          <table:table-cell office:value-type="float" office:value="2075" table:formula="of:=[.I170]" table:style-name="ce1">
            <text:p>2075</text:p>
          </table:table-cell>
          <table:table-cell table:number-columns-repeated="16367"/>
        </table:table-row>
        <table:table-row table:style-name="ro1">
          <table:table-cell office:value-type="string" office:string-value="22.08.2024" table:formula="of:=[bitcoin_futures.A175]" table:style-name="ce1">
            <text:p>22.08.2024</text:p>
          </table:table-cell>
          <table:table-cell table:number-columns-repeated="6" table:style-name="ce1"/>
          <table:table-cell office:value-type="float" office:value="-1380" table:formula="of:=([bitcoin_futures.K175]-[bitcoin_futures.K174])" table:style-name="ce1">
            <text:p>-1380</text:p>
          </table:table-cell>
          <table:table-cell office:value-type="float" office:value="-1405" table:formula="of:=([bitcoin_futures.L175]-[bitcoin_futures.L174])" table:style-name="ce6">
            <text:p>-1405</text:p>
          </table:table-cell>
          <table:table-cell office:value-type="float" office:value="-1430" table:formula="of:=([bitcoin_futures.M175]-[bitcoin_futures.M174])" table:style-name="ce1">
            <text:p>-1430</text:p>
          </table:table-cell>
          <table:table-cell office:value-type="float" office:value="-1465" table:formula="of:=([bitcoin_futures.N175]-[bitcoin_futures.N174])" table:style-name="ce1">
            <text:p>-1465</text:p>
          </table:table-cell>
          <table:table-cell office:value-type="float" office:value="-1430" table:formula="of:=([bitcoin_futures.O175]-[bitcoin_futures.O174])" table:style-name="ce1">
            <text:p>-1430</text:p>
          </table:table-cell>
          <table:table-cell office:value-type="float" office:value="-1430" table:formula="of:=([bitcoin_futures.P175]-[bitcoin_futures.P174])" table:style-name="ce1">
            <text:p>-1430</text:p>
          </table:table-cell>
          <table:table-cell table:number-columns-repeated="3" table:style-name="ce1"/>
          <table:table-cell office:value-type="float" office:value="-1405" table:formula="of:=[.I171]" table:style-name="ce1">
            <text:p>-1405</text:p>
          </table:table-cell>
          <table:table-cell table:number-columns-repeated="16367"/>
        </table:table-row>
        <table:table-row table:style-name="ro1">
          <table:table-cell office:value-type="string" office:string-value="23.08.2024" table:formula="of:=[bitcoin_futures.A176]" table:style-name="ce1">
            <text:p>23.08.2024</text:p>
          </table:table-cell>
          <table:table-cell table:number-columns-repeated="6" table:style-name="ce1"/>
          <table:table-cell office:value-type="float" office:value="3465" table:formula="of:=([bitcoin_futures.K176]-[bitcoin_futures.K175])" table:style-name="ce1">
            <text:p>3465</text:p>
          </table:table-cell>
          <table:table-cell office:value-type="float" office:value="3495" table:formula="of:=([bitcoin_futures.L176]-[bitcoin_futures.L175])" table:style-name="ce6">
            <text:p>3495</text:p>
          </table:table-cell>
          <table:table-cell office:value-type="float" office:value="3515" table:formula="of:=([bitcoin_futures.M176]-[bitcoin_futures.M175])" table:style-name="ce1">
            <text:p>3515</text:p>
          </table:table-cell>
          <table:table-cell office:value-type="float" office:value="3545" table:formula="of:=([bitcoin_futures.N176]-[bitcoin_futures.N175])" table:style-name="ce1">
            <text:p>3545</text:p>
          </table:table-cell>
          <table:table-cell office:value-type="float" office:value="3545" table:formula="of:=([bitcoin_futures.O176]-[bitcoin_futures.O175])" table:style-name="ce1">
            <text:p>3545</text:p>
          </table:table-cell>
          <table:table-cell office:value-type="float" office:value="3545" table:formula="of:=([bitcoin_futures.P176]-[bitcoin_futures.P175])" table:style-name="ce1">
            <text:p>3545</text:p>
          </table:table-cell>
          <table:table-cell table:number-columns-repeated="3" table:style-name="ce1"/>
          <table:table-cell office:value-type="float" office:value="3495" table:formula="of:=[.I172]" table:style-name="ce1">
            <text:p>3495</text:p>
          </table:table-cell>
          <table:table-cell table:number-columns-repeated="16367"/>
        </table:table-row>
        <table:table-row table:style-name="ro1">
          <table:table-cell office:value-type="string" office:string-value="26.08.2024" table:formula="of:=[bitcoin_futures.A177]" table:style-name="ce1">
            <text:p>26.08.2024</text:p>
          </table:table-cell>
          <table:table-cell table:number-columns-repeated="6" table:style-name="ce1"/>
          <table:table-cell office:value-type="float" office:value="-485" table:formula="of:=([bitcoin_futures.K177]-[bitcoin_futures.K176])" table:style-name="ce1">
            <text:p>-485</text:p>
          </table:table-cell>
          <table:table-cell office:value-type="float" office:value="-470" table:formula="of:=([bitcoin_futures.L177]-[bitcoin_futures.L176])" table:style-name="ce6">
            <text:p>-470</text:p>
          </table:table-cell>
          <table:table-cell office:value-type="float" office:value="-450" table:formula="of:=([bitcoin_futures.M177]-[bitcoin_futures.M176])" table:style-name="ce1">
            <text:p>-450</text:p>
          </table:table-cell>
          <table:table-cell office:value-type="float" office:value="-440" table:formula="of:=([bitcoin_futures.N177]-[bitcoin_futures.N176])" table:style-name="ce1">
            <text:p>-440</text:p>
          </table:table-cell>
          <table:table-cell office:value-type="float" office:value="-435" table:formula="of:=([bitcoin_futures.O177]-[bitcoin_futures.O176])" table:style-name="ce1">
            <text:p>-435</text:p>
          </table:table-cell>
          <table:table-cell office:value-type="float" office:value="-435" table:formula="of:=([bitcoin_futures.P177]-[bitcoin_futures.P176])" table:style-name="ce1">
            <text:p>-435</text:p>
          </table:table-cell>
          <table:table-cell table:number-columns-repeated="3" table:style-name="ce1"/>
          <table:table-cell office:value-type="float" office:value="-470" table:formula="of:=[.I173]" table:style-name="ce1">
            <text:p>-470</text:p>
          </table:table-cell>
          <table:table-cell table:number-columns-repeated="16367"/>
        </table:table-row>
        <table:table-row table:style-name="ro1">
          <table:table-cell office:value-type="string" office:string-value="27.08.2024" table:formula="of:=[bitcoin_futures.A178]" table:style-name="ce1">
            <text:p>27.08.2024</text:p>
          </table:table-cell>
          <table:table-cell table:number-columns-repeated="6" table:style-name="ce1"/>
          <table:table-cell office:value-type="float" office:value="-1275" table:formula="of:=([bitcoin_futures.K178]-[bitcoin_futures.K177])" table:style-name="ce1">
            <text:p>-1275</text:p>
          </table:table-cell>
          <table:table-cell office:value-type="float" office:value="-1320" table:formula="of:=([bitcoin_futures.L178]-[bitcoin_futures.L177])" table:style-name="ce6">
            <text:p>-1320</text:p>
          </table:table-cell>
          <table:table-cell office:value-type="float" office:value="-1295" table:formula="of:=([bitcoin_futures.M178]-[bitcoin_futures.M177])" table:style-name="ce1">
            <text:p>-1295</text:p>
          </table:table-cell>
          <table:table-cell office:value-type="float" office:value="-1295" table:formula="of:=([bitcoin_futures.N178]-[bitcoin_futures.N177])" table:style-name="ce1">
            <text:p>-1295</text:p>
          </table:table-cell>
          <table:table-cell office:value-type="float" office:value="-1295" table:formula="of:=([bitcoin_futures.O178]-[bitcoin_futures.O177])" table:style-name="ce1">
            <text:p>-1295</text:p>
          </table:table-cell>
          <table:table-cell office:value-type="float" office:value="-1310" table:formula="of:=([bitcoin_futures.P178]-[bitcoin_futures.P177])" table:style-name="ce1">
            <text:p>-1310</text:p>
          </table:table-cell>
          <table:table-cell table:number-columns-repeated="3" table:style-name="ce1"/>
          <table:table-cell office:value-type="float" office:value="-1320" table:formula="of:=[.I174]" table:style-name="ce1">
            <text:p>-1320</text:p>
          </table:table-cell>
          <table:table-cell table:number-columns-repeated="16367"/>
        </table:table-row>
        <table:table-row table:style-name="ro1">
          <table:table-cell office:value-type="string" office:string-value="28.08.2024" table:formula="of:=[bitcoin_futures.A179]" table:style-name="ce1">
            <text:p>28.08.2024</text:p>
          </table:table-cell>
          <table:table-cell table:number-columns-repeated="6" table:style-name="ce1"/>
          <table:table-cell office:value-type="float" office:value="-3105" table:formula="of:=([bitcoin_futures.K179]-[bitcoin_futures.K178])" table:style-name="ce1">
            <text:p>-3105</text:p>
          </table:table-cell>
          <table:table-cell office:value-type="float" office:value="-3200" table:formula="of:=([bitcoin_futures.L179]-[bitcoin_futures.L178])" table:style-name="ce6">
            <text:p>-3200</text:p>
          </table:table-cell>
          <table:table-cell office:value-type="float" office:value="-3230" table:formula="of:=([bitcoin_futures.M179]-[bitcoin_futures.M178])" table:style-name="ce1">
            <text:p>-3230</text:p>
          </table:table-cell>
          <table:table-cell office:value-type="float" office:value="-3260" table:formula="of:=([bitcoin_futures.N179]-[bitcoin_futures.N178])" table:style-name="ce1">
            <text:p>-3260</text:p>
          </table:table-cell>
          <table:table-cell office:value-type="float" office:value="-3285" table:formula="of:=([bitcoin_futures.O179]-[bitcoin_futures.O178])" table:style-name="ce1">
            <text:p>-3285</text:p>
          </table:table-cell>
          <table:table-cell office:value-type="float" office:value="-3300" table:formula="of:=([bitcoin_futures.P179]-[bitcoin_futures.P178])" table:style-name="ce1">
            <text:p>-3300</text:p>
          </table:table-cell>
          <table:table-cell table:number-columns-repeated="3" table:style-name="ce1"/>
          <table:table-cell office:value-type="float" office:value="-3200" table:formula="of:=[.I175]" table:style-name="ce1">
            <text:p>-3200</text:p>
          </table:table-cell>
          <table:table-cell table:number-columns-repeated="16367"/>
        </table:table-row>
        <table:table-row table:style-name="ro1">
          <table:table-cell office:value-type="string" office:string-value="29.08.2024" table:formula="of:=[bitcoin_futures.A180]" table:style-name="ce1">
            <text:p>29.08.2024</text:p>
          </table:table-cell>
          <table:table-cell table:number-columns-repeated="6" table:style-name="ce1"/>
          <table:table-cell office:value-type="float" office:value="325" table:formula="of:=([bitcoin_futures.K180]-[bitcoin_futures.K179])" table:style-name="ce1">
            <text:p>325</text:p>
          </table:table-cell>
          <table:table-cell office:value-type="float" office:value="305" table:formula="of:=([bitcoin_futures.L180]-[bitcoin_futures.L179])" table:style-name="ce6">
            <text:p>305</text:p>
          </table:table-cell>
          <table:table-cell office:value-type="float" office:value="325" table:formula="of:=([bitcoin_futures.M180]-[bitcoin_futures.M179])" table:style-name="ce1">
            <text:p>325</text:p>
          </table:table-cell>
          <table:table-cell office:value-type="float" office:value="355" table:formula="of:=([bitcoin_futures.N180]-[bitcoin_futures.N179])" table:style-name="ce1">
            <text:p>355</text:p>
          </table:table-cell>
          <table:table-cell office:value-type="float" office:value="375" table:formula="of:=([bitcoin_futures.O180]-[bitcoin_futures.O179])" table:style-name="ce1">
            <text:p>375</text:p>
          </table:table-cell>
          <table:table-cell office:value-type="float" office:value="385" table:formula="of:=([bitcoin_futures.P180]-[bitcoin_futures.P179])" table:style-name="ce1">
            <text:p>385</text:p>
          </table:table-cell>
          <table:table-cell table:number-columns-repeated="3" table:style-name="ce1"/>
          <table:table-cell office:value-type="float" office:value="305" table:formula="of:=[.I176]" table:style-name="ce1">
            <text:p>305</text:p>
          </table:table-cell>
          <table:table-cell table:number-columns-repeated="16367"/>
        </table:table-row>
        <table:table-row table:style-name="ro1">
          <table:table-cell office:value-type="string" office:string-value="30.08.2024" table:formula="of:=[bitcoin_futures.A181]" table:style-name="ce1">
            <text:p>30.08.2024</text:p>
          </table:table-cell>
          <table:table-cell table:number-columns-repeated="6" table:style-name="ce1"/>
          <table:table-cell office:value-type="float" office:value="-109.40000000000146" table:formula="of:=([bitcoin_futures.K181]-[bitcoin_futures.K180])" table:style-name="ce1">
            <text:p>-109.4</text:p>
          </table:table-cell>
          <table:table-cell office:value-type="float" office:value="-665" table:formula="of:=([bitcoin_futures.L181]-[bitcoin_futures.L180])" table:style-name="ce6">
            <text:p>-665</text:p>
          </table:table-cell>
          <table:table-cell office:value-type="float" office:value="-650" table:formula="of:=([bitcoin_futures.M181]-[bitcoin_futures.M180])" table:style-name="ce1">
            <text:p>-650</text:p>
          </table:table-cell>
          <table:table-cell office:value-type="float" office:value="-665" table:formula="of:=([bitcoin_futures.N181]-[bitcoin_futures.N180])" table:style-name="ce1">
            <text:p>-665</text:p>
          </table:table-cell>
          <table:table-cell office:value-type="float" office:value="-695" table:formula="of:=([bitcoin_futures.O181]-[bitcoin_futures.O180])" table:style-name="ce1">
            <text:p>-695</text:p>
          </table:table-cell>
          <table:table-cell office:value-type="float" office:value="-705" table:formula="of:=([bitcoin_futures.P181]-[bitcoin_futures.P180])" table:style-name="ce1">
            <text:p>-705</text:p>
          </table:table-cell>
          <table:table-cell table:number-columns-repeated="3" table:style-name="ce1"/>
          <table:table-cell office:value-type="float" office:value="-665" table:formula="of:=[.I177]" table:style-name="ce1">
            <text:p>-665</text:p>
          </table:table-cell>
          <table:table-cell table:number-columns-repeated="16367"/>
        </table:table-row>
        <table:table-row table:style-name="ro1">
          <table:table-cell office:value-type="string" office:string-value="02.09.2024" table:formula="of:=[bitcoin_futures.A182]" table:style-name="ce1">
            <text:p>02.09.2024</text:p>
          </table:table-cell>
          <table:table-cell table:number-columns-repeated="7" table:style-name="ce1"/>
          <table:table-cell office:value-type="float" office:value="0" table:formula="of:=([bitcoin_futures.L182]-[bitcoin_futures.L181])" table:style-name="ce6">
            <text:p>0</text:p>
          </table:table-cell>
          <table:table-cell office:value-type="float" office:value="0" table:formula="of:=([bitcoin_futures.M182]-[bitcoin_futures.M181])" table:style-name="ce1">
            <text:p>0</text:p>
          </table:table-cell>
          <table:table-cell office:value-type="float" office:value="0" table:formula="of:=([bitcoin_futures.N182]-[bitcoin_futures.N181])" table:style-name="ce1">
            <text:p>0</text:p>
          </table:table-cell>
          <table:table-cell office:value-type="float" office:value="0" table:formula="of:=([bitcoin_futures.O182]-[bitcoin_futures.O181])" table:style-name="ce1">
            <text:p>0</text:p>
          </table:table-cell>
          <table:table-cell office:value-type="float" office:value="0" table:formula="of:=([bitcoin_futures.P182]-[bitcoin_futures.P181])" table:style-name="ce1">
            <text:p>0</text:p>
          </table:table-cell>
          <table:table-cell office:value-type="float" office:value="0" table:formula="of:=([bitcoin_futures.Q182]-[bitcoin_futures.Q181])" table:style-name="ce1">
            <text:p>0</text:p>
          </table:table-cell>
          <table:table-cell table:number-columns-repeated="2" table:style-name="ce1"/>
          <table:table-cell office:value-type="float" office:value="0" table:formula="of:=[.I178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03.09.2024" table:formula="of:=[bitcoin_futures.A183]" table:style-name="ce1">
            <text:p>03.09.2024</text:p>
          </table:table-cell>
          <table:table-cell table:number-columns-repeated="7" table:style-name="ce1"/>
          <table:table-cell office:value-type="float" office:value="-740" table:formula="of:=([bitcoin_futures.L183]-[bitcoin_futures.L182])" table:style-name="ce6">
            <text:p>-740</text:p>
          </table:table-cell>
          <table:table-cell office:value-type="float" office:value="-770" table:formula="of:=([bitcoin_futures.M183]-[bitcoin_futures.M182])" table:style-name="ce1">
            <text:p>-770</text:p>
          </table:table-cell>
          <table:table-cell office:value-type="float" office:value="-770" table:formula="of:=([bitcoin_futures.N183]-[bitcoin_futures.N182])" table:style-name="ce1">
            <text:p>-770</text:p>
          </table:table-cell>
          <table:table-cell office:value-type="float" office:value="-755" table:formula="of:=([bitcoin_futures.O183]-[bitcoin_futures.O182])" table:style-name="ce1">
            <text:p>-755</text:p>
          </table:table-cell>
          <table:table-cell office:value-type="float" office:value="-755" table:formula="of:=([bitcoin_futures.P183]-[bitcoin_futures.P182])" table:style-name="ce1">
            <text:p>-755</text:p>
          </table:table-cell>
          <table:table-cell office:value-type="float" office:value="-640" table:formula="of:=([bitcoin_futures.Q183]-[bitcoin_futures.Q182])" table:style-name="ce1">
            <text:p>-640</text:p>
          </table:table-cell>
          <table:table-cell table:number-columns-repeated="2" table:style-name="ce1"/>
          <table:table-cell office:value-type="float" office:value="-740" table:formula="of:=[.I179]" table:style-name="ce1">
            <text:p>-740</text:p>
          </table:table-cell>
          <table:table-cell table:number-columns-repeated="16367"/>
        </table:table-row>
        <table:table-row table:style-name="ro1">
          <table:table-cell office:value-type="string" office:string-value="04.09.2024" table:formula="of:=[bitcoin_futures.A184]" table:style-name="ce1">
            <text:p>04.09.2024</text:p>
          </table:table-cell>
          <table:table-cell table:number-columns-repeated="7" table:style-name="ce1"/>
          <table:table-cell office:value-type="float" office:value="115" table:formula="of:=([bitcoin_futures.L184]-[bitcoin_futures.L183])" table:style-name="ce6">
            <text:p>115</text:p>
          </table:table-cell>
          <table:table-cell office:value-type="float" office:value="85" table:formula="of:=([bitcoin_futures.M184]-[bitcoin_futures.M183])" table:style-name="ce1">
            <text:p>85</text:p>
          </table:table-cell>
          <table:table-cell office:value-type="float" office:value="80" table:formula="of:=([bitcoin_futures.N184]-[bitcoin_futures.N183])" table:style-name="ce1">
            <text:p>80</text:p>
          </table:table-cell>
          <table:table-cell office:value-type="float" office:value="80" table:formula="of:=([bitcoin_futures.O184]-[bitcoin_futures.O183])" table:style-name="ce1">
            <text:p>80</text:p>
          </table:table-cell>
          <table:table-cell office:value-type="float" office:value="90" table:formula="of:=([bitcoin_futures.P184]-[bitcoin_futures.P183])" table:style-name="ce1">
            <text:p>90</text:p>
          </table:table-cell>
          <table:table-cell office:value-type="float" office:value="90" table:formula="of:=([bitcoin_futures.Q184]-[bitcoin_futures.Q183])" table:style-name="ce1">
            <text:p>90</text:p>
          </table:table-cell>
          <table:table-cell table:number-columns-repeated="2" table:style-name="ce1"/>
          <table:table-cell office:value-type="float" office:value="115" table:formula="of:=[.I180]" table:style-name="ce1">
            <text:p>115</text:p>
          </table:table-cell>
          <table:table-cell table:number-columns-repeated="16367"/>
        </table:table-row>
        <table:table-row table:style-name="ro1">
          <table:table-cell office:value-type="string" office:string-value="05.09.2024" table:formula="of:=[bitcoin_futures.A185]" table:style-name="ce1">
            <text:p>05.09.2024</text:p>
          </table:table-cell>
          <table:table-cell table:number-columns-repeated="7" table:style-name="ce1"/>
          <table:table-cell office:value-type="float" office:value="-2140" table:formula="of:=([bitcoin_futures.L185]-[bitcoin_futures.L184])" table:style-name="ce6">
            <text:p>-2140</text:p>
          </table:table-cell>
          <table:table-cell office:value-type="float" office:value="-2135" table:formula="of:=([bitcoin_futures.M185]-[bitcoin_futures.M184])" table:style-name="ce1">
            <text:p>-2135</text:p>
          </table:table-cell>
          <table:table-cell office:value-type="float" office:value="-2150" table:formula="of:=([bitcoin_futures.N185]-[bitcoin_futures.N184])" table:style-name="ce1">
            <text:p>-2150</text:p>
          </table:table-cell>
          <table:table-cell office:value-type="float" office:value="-2160" table:formula="of:=([bitcoin_futures.O185]-[bitcoin_futures.O184])" table:style-name="ce1">
            <text:p>-2160</text:p>
          </table:table-cell>
          <table:table-cell office:value-type="float" office:value="-2160" table:formula="of:=([bitcoin_futures.P185]-[bitcoin_futures.P184])" table:style-name="ce1">
            <text:p>-2160</text:p>
          </table:table-cell>
          <table:table-cell office:value-type="float" office:value="-2190" table:formula="of:=([bitcoin_futures.Q185]-[bitcoin_futures.Q184])" table:style-name="ce1">
            <text:p>-2190</text:p>
          </table:table-cell>
          <table:table-cell table:number-columns-repeated="2" table:style-name="ce1"/>
          <table:table-cell office:value-type="float" office:value="-2140" table:formula="of:=[.I181]" table:style-name="ce1">
            <text:p>-2140</text:p>
          </table:table-cell>
          <table:table-cell table:number-columns-repeated="16367"/>
        </table:table-row>
        <table:table-row table:style-name="ro1">
          <table:table-cell office:value-type="string" office:string-value="06.09.2024" table:formula="of:=[bitcoin_futures.A186]" table:style-name="ce1">
            <text:p>06.09.2024</text:p>
          </table:table-cell>
          <table:table-cell table:number-columns-repeated="7" table:style-name="ce1"/>
          <table:table-cell office:value-type="float" office:value="-2520" table:formula="of:=([bitcoin_futures.L186]-[bitcoin_futures.L185])" table:style-name="ce6">
            <text:p>-2520</text:p>
          </table:table-cell>
          <table:table-cell office:value-type="float" office:value="-2545" table:formula="of:=([bitcoin_futures.M186]-[bitcoin_futures.M185])" table:style-name="ce1">
            <text:p>-2545</text:p>
          </table:table-cell>
          <table:table-cell office:value-type="float" office:value="-2570" table:formula="of:=([bitcoin_futures.N186]-[bitcoin_futures.N185])" table:style-name="ce1">
            <text:p>-2570</text:p>
          </table:table-cell>
          <table:table-cell office:value-type="float" office:value="-2615" table:formula="of:=([bitcoin_futures.O186]-[bitcoin_futures.O185])" table:style-name="ce1">
            <text:p>-2615</text:p>
          </table:table-cell>
          <table:table-cell office:value-type="float" office:value="-2620" table:formula="of:=([bitcoin_futures.P186]-[bitcoin_futures.P185])" table:style-name="ce1">
            <text:p>-2620</text:p>
          </table:table-cell>
          <table:table-cell office:value-type="float" office:value="-2625" table:formula="of:=([bitcoin_futures.Q186]-[bitcoin_futures.Q185])" table:style-name="ce1">
            <text:p>-2625</text:p>
          </table:table-cell>
          <table:table-cell table:number-columns-repeated="2" table:style-name="ce1"/>
          <table:table-cell office:value-type="float" office:value="-2520" table:formula="of:=[.I182]" table:style-name="ce1">
            <text:p>-2520</text:p>
          </table:table-cell>
          <table:table-cell table:number-columns-repeated="16367"/>
        </table:table-row>
        <table:table-row table:style-name="ro1">
          <table:table-cell office:value-type="string" office:string-value="09.09.2024" table:formula="of:=[bitcoin_futures.A187]" table:style-name="ce1">
            <text:p>09.09.2024</text:p>
          </table:table-cell>
          <table:table-cell table:number-columns-repeated="7" table:style-name="ce1"/>
          <table:table-cell office:value-type="float" office:value="3715" table:formula="of:=([bitcoin_futures.L187]-[bitcoin_futures.L186])" table:style-name="ce6">
            <text:p>3715</text:p>
          </table:table-cell>
          <table:table-cell office:value-type="float" office:value="3745" table:formula="of:=([bitcoin_futures.M187]-[bitcoin_futures.M186])" table:style-name="ce1">
            <text:p>3745</text:p>
          </table:table-cell>
          <table:table-cell office:value-type="float" office:value="3765" table:formula="of:=([bitcoin_futures.N187]-[bitcoin_futures.N186])" table:style-name="ce1">
            <text:p>3765</text:p>
          </table:table-cell>
          <table:table-cell office:value-type="float" office:value="3780" table:formula="of:=([bitcoin_futures.O187]-[bitcoin_futures.O186])" table:style-name="ce1">
            <text:p>3780</text:p>
          </table:table-cell>
          <table:table-cell office:value-type="float" office:value="3780" table:formula="of:=([bitcoin_futures.P187]-[bitcoin_futures.P186])" table:style-name="ce1">
            <text:p>3780</text:p>
          </table:table-cell>
          <table:table-cell office:value-type="float" office:value="3780" table:formula="of:=([bitcoin_futures.Q187]-[bitcoin_futures.Q186])" table:style-name="ce1">
            <text:p>3780</text:p>
          </table:table-cell>
          <table:table-cell table:number-columns-repeated="2" table:style-name="ce1"/>
          <table:table-cell office:value-type="float" office:value="3715" table:formula="of:=[.I183]" table:style-name="ce1">
            <text:p>3715</text:p>
          </table:table-cell>
          <table:table-cell table:number-columns-repeated="16367"/>
        </table:table-row>
        <table:table-row table:style-name="ro1">
          <table:table-cell office:value-type="string" office:string-value="10.09.2024" table:formula="of:=[bitcoin_futures.A188]" table:style-name="ce1">
            <text:p>10.09.2024</text:p>
          </table:table-cell>
          <table:table-cell table:number-columns-repeated="7" table:style-name="ce1"/>
          <table:table-cell office:value-type="float" office:value="785" table:formula="of:=([bitcoin_futures.L188]-[bitcoin_futures.L187])" table:style-name="ce6">
            <text:p>785</text:p>
          </table:table-cell>
          <table:table-cell office:value-type="float" office:value="790" table:formula="of:=([bitcoin_futures.M188]-[bitcoin_futures.M187])" table:style-name="ce1">
            <text:p>790</text:p>
          </table:table-cell>
          <table:table-cell office:value-type="float" office:value="800" table:formula="of:=([bitcoin_futures.N188]-[bitcoin_futures.N187])" table:style-name="ce1">
            <text:p>800</text:p>
          </table:table-cell>
          <table:table-cell office:value-type="float" office:value="815" table:formula="of:=([bitcoin_futures.O188]-[bitcoin_futures.O187])" table:style-name="ce1">
            <text:p>815</text:p>
          </table:table-cell>
          <table:table-cell office:value-type="float" office:value="810" table:formula="of:=([bitcoin_futures.P188]-[bitcoin_futures.P187])" table:style-name="ce1">
            <text:p>810</text:p>
          </table:table-cell>
          <table:table-cell office:value-type="float" office:value="785" table:formula="of:=([bitcoin_futures.Q188]-[bitcoin_futures.Q187])" table:style-name="ce1">
            <text:p>785</text:p>
          </table:table-cell>
          <table:table-cell table:number-columns-repeated="2" table:style-name="ce1"/>
          <table:table-cell office:value-type="float" office:value="785" table:formula="of:=[.I184]" table:style-name="ce1">
            <text:p>785</text:p>
          </table:table-cell>
          <table:table-cell table:number-columns-repeated="16367"/>
        </table:table-row>
        <table:table-row table:style-name="ro1">
          <table:table-cell office:value-type="string" office:string-value="11.09.2024" table:formula="of:=[bitcoin_futures.A189]" table:style-name="ce1">
            <text:p>11.09.2024</text:p>
          </table:table-cell>
          <table:table-cell table:number-columns-repeated="7" table:style-name="ce1"/>
          <table:table-cell office:value-type="float" office:value="-335" table:formula="of:=([bitcoin_futures.L189]-[bitcoin_futures.L188])" table:style-name="ce6">
            <text:p>-335</text:p>
          </table:table-cell>
          <table:table-cell office:value-type="float" office:value="-350" table:formula="of:=([bitcoin_futures.M189]-[bitcoin_futures.M188])" table:style-name="ce1">
            <text:p>-350</text:p>
          </table:table-cell>
          <table:table-cell office:value-type="float" office:value="-360" table:formula="of:=([bitcoin_futures.N189]-[bitcoin_futures.N188])" table:style-name="ce1">
            <text:p>-360</text:p>
          </table:table-cell>
          <table:table-cell office:value-type="float" office:value="-355" table:formula="of:=([bitcoin_futures.O189]-[bitcoin_futures.O188])" table:style-name="ce1">
            <text:p>-355</text:p>
          </table:table-cell>
          <table:table-cell office:value-type="float" office:value="-355" table:formula="of:=([bitcoin_futures.P189]-[bitcoin_futures.P188])" table:style-name="ce1">
            <text:p>-355</text:p>
          </table:table-cell>
          <table:table-cell office:value-type="float" office:value="-355" table:formula="of:=([bitcoin_futures.Q189]-[bitcoin_futures.Q188])" table:style-name="ce1">
            <text:p>-355</text:p>
          </table:table-cell>
          <table:table-cell table:number-columns-repeated="2" table:style-name="ce1"/>
          <table:table-cell office:value-type="float" office:value="-335" table:formula="of:=[.I185]" table:style-name="ce1">
            <text:p>-335</text:p>
          </table:table-cell>
          <table:table-cell table:number-columns-repeated="16367"/>
        </table:table-row>
        <table:table-row table:style-name="ro1">
          <table:table-cell office:value-type="string" office:string-value="12.09.2024" table:formula="of:=[bitcoin_futures.A190]" table:style-name="ce1">
            <text:p>12.09.2024</text:p>
          </table:table-cell>
          <table:table-cell table:number-columns-repeated="7" table:style-name="ce1"/>
          <table:table-cell office:value-type="float" office:value="720" table:formula="of:=([bitcoin_futures.L190]-[bitcoin_futures.L189])" table:style-name="ce6">
            <text:p>720</text:p>
          </table:table-cell>
          <table:table-cell office:value-type="float" office:value="725" table:formula="of:=([bitcoin_futures.M190]-[bitcoin_futures.M189])" table:style-name="ce1">
            <text:p>725</text:p>
          </table:table-cell>
          <table:table-cell office:value-type="float" office:value="730" table:formula="of:=([bitcoin_futures.N190]-[bitcoin_futures.N189])" table:style-name="ce1">
            <text:p>730</text:p>
          </table:table-cell>
          <table:table-cell office:value-type="float" office:value="720" table:formula="of:=([bitcoin_futures.O190]-[bitcoin_futures.O189])" table:style-name="ce1">
            <text:p>720</text:p>
          </table:table-cell>
          <table:table-cell office:value-type="float" office:value="710" table:formula="of:=([bitcoin_futures.P190]-[bitcoin_futures.P189])" table:style-name="ce1">
            <text:p>710</text:p>
          </table:table-cell>
          <table:table-cell office:value-type="float" office:value="710" table:formula="of:=([bitcoin_futures.Q190]-[bitcoin_futures.Q189])" table:style-name="ce1">
            <text:p>710</text:p>
          </table:table-cell>
          <table:table-cell table:number-columns-repeated="2" table:style-name="ce1"/>
          <table:table-cell office:value-type="float" office:value="720" table:formula="of:=[.I186]" table:style-name="ce1">
            <text:p>720</text:p>
          </table:table-cell>
          <table:table-cell table:number-columns-repeated="16367"/>
        </table:table-row>
        <table:table-row table:style-name="ro1">
          <table:table-cell office:value-type="string" office:string-value="13.09.2024" table:formula="of:=[bitcoin_futures.A191]" table:style-name="ce1">
            <text:p>13.09.2024</text:p>
          </table:table-cell>
          <table:table-cell table:number-columns-repeated="7" table:style-name="ce1"/>
          <table:table-cell office:value-type="float" office:value="1355" table:formula="of:=([bitcoin_futures.L191]-[bitcoin_futures.L190])" table:style-name="ce6">
            <text:p>1355</text:p>
          </table:table-cell>
          <table:table-cell office:value-type="float" office:value="1370" table:formula="of:=([bitcoin_futures.M191]-[bitcoin_futures.M190])" table:style-name="ce1">
            <text:p>1370</text:p>
          </table:table-cell>
          <table:table-cell office:value-type="float" office:value="1395" table:formula="of:=([bitcoin_futures.N191]-[bitcoin_futures.N190])" table:style-name="ce1">
            <text:p>1395</text:p>
          </table:table-cell>
          <table:table-cell office:value-type="float" office:value="1430" table:formula="of:=([bitcoin_futures.O191]-[bitcoin_futures.O190])" table:style-name="ce1">
            <text:p>1430</text:p>
          </table:table-cell>
          <table:table-cell office:value-type="float" office:value="1430" table:formula="of:=([bitcoin_futures.P191]-[bitcoin_futures.P190])" table:style-name="ce1">
            <text:p>1430</text:p>
          </table:table-cell>
          <table:table-cell office:value-type="float" office:value="1430" table:formula="of:=([bitcoin_futures.Q191]-[bitcoin_futures.Q190])" table:style-name="ce1">
            <text:p>1430</text:p>
          </table:table-cell>
          <table:table-cell table:number-columns-repeated="2" table:style-name="ce1"/>
          <table:table-cell office:value-type="float" office:value="1355" table:formula="of:=[.I187]" table:style-name="ce1">
            <text:p>1355</text:p>
          </table:table-cell>
          <table:table-cell table:number-columns-repeated="16367"/>
        </table:table-row>
        <table:table-row table:style-name="ro1">
          <table:table-cell office:value-type="string" office:string-value="16.09.2024" table:formula="of:=[bitcoin_futures.A192]" table:style-name="ce1">
            <text:p>16.09.2024</text:p>
          </table:table-cell>
          <table:table-cell table:number-columns-repeated="7" table:style-name="ce1"/>
          <table:table-cell office:value-type="float" office:value="-1950" table:formula="of:=([bitcoin_futures.L192]-[bitcoin_futures.L191])" table:style-name="ce1">
            <text:p>-1950</text:p>
          </table:table-cell>
          <table:table-cell office:value-type="float" office:value="-1965" table:formula="of:=([bitcoin_futures.M192]-[bitcoin_futures.M191])" table:style-name="ce6">
            <text:p>-1965</text:p>
          </table:table-cell>
          <table:table-cell office:value-type="float" office:value="-1985" table:formula="of:=([bitcoin_futures.N192]-[bitcoin_futures.N191])" table:style-name="ce1">
            <text:p>-1985</text:p>
          </table:table-cell>
          <table:table-cell office:value-type="float" office:value="-2020" table:formula="of:=([bitcoin_futures.O192]-[bitcoin_futures.O191])" table:style-name="ce1">
            <text:p>-2020</text:p>
          </table:table-cell>
          <table:table-cell office:value-type="float" office:value="-2025" table:formula="of:=([bitcoin_futures.P192]-[bitcoin_futures.P191])" table:style-name="ce1">
            <text:p>-2025</text:p>
          </table:table-cell>
          <table:table-cell office:value-type="float" office:value="-2025" table:formula="of:=([bitcoin_futures.Q192]-[bitcoin_futures.Q191])" table:style-name="ce1">
            <text:p>-2025</text:p>
          </table:table-cell>
          <table:table-cell table:number-columns-repeated="2" table:style-name="ce1"/>
          <table:table-cell office:value-type="float" office:value="-1965" table:formula="of:=[.J188]" table:style-name="ce1">
            <text:p>-1965</text:p>
          </table:table-cell>
          <table:table-cell table:number-columns-repeated="16367"/>
        </table:table-row>
        <table:table-row table:style-name="ro1">
          <table:table-cell office:value-type="string" office:string-value="17.09.2024" table:formula="of:=[bitcoin_futures.A193]" table:style-name="ce1">
            <text:p>17.09.2024</text:p>
          </table:table-cell>
          <table:table-cell table:number-columns-repeated="7" table:style-name="ce1"/>
          <table:table-cell office:value-type="float" office:value="2120" table:formula="of:=([bitcoin_futures.L193]-[bitcoin_futures.L192])" table:style-name="ce1">
            <text:p>2120</text:p>
          </table:table-cell>
          <table:table-cell office:value-type="float" office:value="2130" table:formula="of:=([bitcoin_futures.M193]-[bitcoin_futures.M192])" table:style-name="ce6">
            <text:p>2130</text:p>
          </table:table-cell>
          <table:table-cell office:value-type="float" office:value="2150" table:formula="of:=([bitcoin_futures.N193]-[bitcoin_futures.N192])" table:style-name="ce1">
            <text:p>2150</text:p>
          </table:table-cell>
          <table:table-cell office:value-type="float" office:value="2135" table:formula="of:=([bitcoin_futures.O193]-[bitcoin_futures.O192])" table:style-name="ce1">
            <text:p>2135</text:p>
          </table:table-cell>
          <table:table-cell office:value-type="float" office:value="2140" table:formula="of:=([bitcoin_futures.P193]-[bitcoin_futures.P192])" table:style-name="ce1">
            <text:p>2140</text:p>
          </table:table-cell>
          <table:table-cell office:value-type="float" office:value="2140" table:formula="of:=([bitcoin_futures.Q193]-[bitcoin_futures.Q192])" table:style-name="ce1">
            <text:p>2140</text:p>
          </table:table-cell>
          <table:table-cell table:number-columns-repeated="2" table:style-name="ce1"/>
          <table:table-cell office:value-type="float" office:value="2130" table:formula="of:=[.J189]" table:style-name="ce1">
            <text:p>2130</text:p>
          </table:table-cell>
          <table:table-cell table:number-columns-repeated="16367"/>
        </table:table-row>
        <table:table-row table:style-name="ro1">
          <table:table-cell office:value-type="string" office:string-value="18.09.2024" table:formula="of:=[bitcoin_futures.A194]" table:style-name="ce1">
            <text:p>18.09.2024</text:p>
          </table:table-cell>
          <table:table-cell table:number-columns-repeated="7" table:style-name="ce1"/>
          <table:table-cell office:value-type="float" office:value="35" table:formula="of:=([bitcoin_futures.L194]-[bitcoin_futures.L193])" table:style-name="ce1">
            <text:p>35</text:p>
          </table:table-cell>
          <table:table-cell office:value-type="float" office:value="30" table:formula="of:=([bitcoin_futures.M194]-[bitcoin_futures.M193])" table:style-name="ce6">
            <text:p>30</text:p>
          </table:table-cell>
          <table:table-cell office:value-type="float" office:value="15" table:formula="of:=([bitcoin_futures.N194]-[bitcoin_futures.N193])" table:style-name="ce1">
            <text:p>15</text:p>
          </table:table-cell>
          <table:table-cell office:value-type="float" office:value="25" table:formula="of:=([bitcoin_futures.O194]-[bitcoin_futures.O193])" table:style-name="ce1">
            <text:p>25</text:p>
          </table:table-cell>
          <table:table-cell office:value-type="float" office:value="25" table:formula="of:=([bitcoin_futures.P194]-[bitcoin_futures.P193])" table:style-name="ce1">
            <text:p>25</text:p>
          </table:table-cell>
          <table:table-cell office:value-type="float" office:value="25" table:formula="of:=([bitcoin_futures.Q194]-[bitcoin_futures.Q193])" table:style-name="ce1">
            <text:p>25</text:p>
          </table:table-cell>
          <table:table-cell table:number-columns-repeated="2" table:style-name="ce1"/>
          <table:table-cell office:value-type="float" office:value="30" table:formula="of:=[.J190]" table:style-name="ce1">
            <text:p>30</text:p>
          </table:table-cell>
          <table:table-cell table:number-columns-repeated="16367"/>
        </table:table-row>
        <table:table-row table:style-name="ro1">
          <table:table-cell office:value-type="string" office:string-value="19.09.2024" table:formula="of:=[bitcoin_futures.A195]" table:style-name="ce1">
            <text:p>19.09.2024</text:p>
          </table:table-cell>
          <table:table-cell table:number-columns-repeated="7" table:style-name="ce1"/>
          <table:table-cell office:value-type="float" office:value="3275" table:formula="of:=([bitcoin_futures.L195]-[bitcoin_futures.L194])" table:style-name="ce1">
            <text:p>3275</text:p>
          </table:table-cell>
          <table:table-cell office:value-type="float" office:value="3300" table:formula="of:=([bitcoin_futures.M195]-[bitcoin_futures.M194])" table:style-name="ce6">
            <text:p>3300</text:p>
          </table:table-cell>
          <table:table-cell office:value-type="float" office:value="3330" table:formula="of:=([bitcoin_futures.N195]-[bitcoin_futures.N194])" table:style-name="ce1">
            <text:p>3330</text:p>
          </table:table-cell>
          <table:table-cell office:value-type="float" office:value="3365" table:formula="of:=([bitcoin_futures.O195]-[bitcoin_futures.O194])" table:style-name="ce1">
            <text:p>3365</text:p>
          </table:table-cell>
          <table:table-cell office:value-type="float" office:value="3365" table:formula="of:=([bitcoin_futures.P195]-[bitcoin_futures.P194])" table:style-name="ce1">
            <text:p>3365</text:p>
          </table:table-cell>
          <table:table-cell office:value-type="float" office:value="3365" table:formula="of:=([bitcoin_futures.Q195]-[bitcoin_futures.Q194])" table:style-name="ce1">
            <text:p>3365</text:p>
          </table:table-cell>
          <table:table-cell table:number-columns-repeated="2" table:style-name="ce1"/>
          <table:table-cell office:value-type="float" office:value="3300" table:formula="of:=[.J191]" table:style-name="ce1">
            <text:p>3300</text:p>
          </table:table-cell>
          <table:table-cell table:number-columns-repeated="16367"/>
        </table:table-row>
        <table:table-row table:style-name="ro1">
          <table:table-cell office:value-type="string" office:string-value="20.09.2024" table:formula="of:=[bitcoin_futures.A196]" table:style-name="ce1">
            <text:p>20.09.2024</text:p>
          </table:table-cell>
          <table:table-cell table:number-columns-repeated="7" table:style-name="ce1"/>
          <table:table-cell office:value-type="float" office:value="-480" table:formula="of:=([bitcoin_futures.L196]-[bitcoin_futures.L195])" table:style-name="ce1">
            <text:p>-480</text:p>
          </table:table-cell>
          <table:table-cell office:value-type="float" office:value="-480" table:formula="of:=([bitcoin_futures.M196]-[bitcoin_futures.M195])" table:style-name="ce6">
            <text:p>-480</text:p>
          </table:table-cell>
          <table:table-cell office:value-type="float" office:value="-470" table:formula="of:=([bitcoin_futures.N196]-[bitcoin_futures.N195])" table:style-name="ce1">
            <text:p>-470</text:p>
          </table:table-cell>
          <table:table-cell office:value-type="float" office:value="-480" table:formula="of:=([bitcoin_futures.O196]-[bitcoin_futures.O195])" table:style-name="ce1">
            <text:p>-480</text:p>
          </table:table-cell>
          <table:table-cell office:value-type="float" office:value="-480" table:formula="of:=([bitcoin_futures.P196]-[bitcoin_futures.P195])" table:style-name="ce1">
            <text:p>-480</text:p>
          </table:table-cell>
          <table:table-cell office:value-type="float" office:value="-480" table:formula="of:=([bitcoin_futures.Q196]-[bitcoin_futures.Q195])" table:style-name="ce1">
            <text:p>-480</text:p>
          </table:table-cell>
          <table:table-cell table:number-columns-repeated="2" table:style-name="ce1"/>
          <table:table-cell office:value-type="float" office:value="-480" table:formula="of:=[.J192]" table:style-name="ce1">
            <text:p>-480</text:p>
          </table:table-cell>
          <table:table-cell table:number-columns-repeated="16367"/>
        </table:table-row>
        <table:table-row table:style-name="ro1">
          <table:table-cell office:value-type="string" office:string-value="23.09.2024" table:formula="of:=[bitcoin_futures.A197]" table:style-name="ce1">
            <text:p>23.09.2024</text:p>
          </table:table-cell>
          <table:table-cell table:number-columns-repeated="7" table:style-name="ce1"/>
          <table:table-cell office:value-type="float" office:value="425" table:formula="of:=([bitcoin_futures.L197]-[bitcoin_futures.L196])" table:style-name="ce1">
            <text:p>425</text:p>
          </table:table-cell>
          <table:table-cell office:value-type="float" office:value="385" table:formula="of:=([bitcoin_futures.M197]-[bitcoin_futures.M196])" table:style-name="ce6">
            <text:p>385</text:p>
          </table:table-cell>
          <table:table-cell office:value-type="float" office:value="390" table:formula="of:=([bitcoin_futures.N197]-[bitcoin_futures.N196])" table:style-name="ce1">
            <text:p>390</text:p>
          </table:table-cell>
          <table:table-cell office:value-type="float" office:value="380" table:formula="of:=([bitcoin_futures.O197]-[bitcoin_futures.O196])" table:style-name="ce1">
            <text:p>380</text:p>
          </table:table-cell>
          <table:table-cell office:value-type="float" office:value="380" table:formula="of:=([bitcoin_futures.P197]-[bitcoin_futures.P196])" table:style-name="ce1">
            <text:p>380</text:p>
          </table:table-cell>
          <table:table-cell office:value-type="float" office:value="380" table:formula="of:=([bitcoin_futures.Q197]-[bitcoin_futures.Q196])" table:style-name="ce1">
            <text:p>380</text:p>
          </table:table-cell>
          <table:table-cell table:number-columns-repeated="2" table:style-name="ce1"/>
          <table:table-cell office:value-type="float" office:value="385" table:formula="of:=[.J193]" table:style-name="ce1">
            <text:p>385</text:p>
          </table:table-cell>
          <table:table-cell table:number-columns-repeated="16367"/>
        </table:table-row>
        <table:table-row table:style-name="ro1">
          <table:table-cell office:value-type="string" office:string-value="24.09.2024" table:formula="of:=[bitcoin_futures.A198]" table:style-name="ce1">
            <text:p>24.09.2024</text:p>
          </table:table-cell>
          <table:table-cell table:number-columns-repeated="7" table:style-name="ce1"/>
          <table:table-cell office:value-type="float" office:value="1100" table:formula="of:=([bitcoin_futures.L198]-[bitcoin_futures.L197])" table:style-name="ce1">
            <text:p>1100</text:p>
          </table:table-cell>
          <table:table-cell office:value-type="float" office:value="1075" table:formula="of:=([bitcoin_futures.M198]-[bitcoin_futures.M197])" table:style-name="ce6">
            <text:p>1075</text:p>
          </table:table-cell>
          <table:table-cell office:value-type="float" office:value="1070" table:formula="of:=([bitcoin_futures.N198]-[bitcoin_futures.N197])" table:style-name="ce1">
            <text:p>1070</text:p>
          </table:table-cell>
          <table:table-cell office:value-type="float" office:value="1060" table:formula="of:=([bitcoin_futures.O198]-[bitcoin_futures.O197])" table:style-name="ce1">
            <text:p>1060</text:p>
          </table:table-cell>
          <table:table-cell office:value-type="float" office:value="1045" table:formula="of:=([bitcoin_futures.P198]-[bitcoin_futures.P197])" table:style-name="ce1">
            <text:p>1045</text:p>
          </table:table-cell>
          <table:table-cell office:value-type="float" office:value="1045" table:formula="of:=([bitcoin_futures.Q198]-[bitcoin_futures.Q197])" table:style-name="ce1">
            <text:p>1045</text:p>
          </table:table-cell>
          <table:table-cell table:number-columns-repeated="2" table:style-name="ce1"/>
          <table:table-cell office:value-type="float" office:value="1075" table:formula="of:=[.J194]" table:style-name="ce1">
            <text:p>1075</text:p>
          </table:table-cell>
          <table:table-cell table:number-columns-repeated="16367"/>
        </table:table-row>
        <table:table-row table:style-name="ro1">
          <table:table-cell office:value-type="string" office:string-value="25.09.2024" table:formula="of:=[bitcoin_futures.A199]" table:style-name="ce1">
            <text:p>25.09.2024</text:p>
          </table:table-cell>
          <table:table-cell table:number-columns-repeated="7" table:style-name="ce1"/>
          <table:table-cell office:value-type="float" office:value="-1260" table:formula="of:=([bitcoin_futures.L199]-[bitcoin_futures.L198])" table:style-name="ce1">
            <text:p>-1260</text:p>
          </table:table-cell>
          <table:table-cell office:value-type="float" office:value="-1280" table:formula="of:=([bitcoin_futures.M199]-[bitcoin_futures.M198])" table:style-name="ce6">
            <text:p>-1280</text:p>
          </table:table-cell>
          <table:table-cell office:value-type="float" office:value="-1275" table:formula="of:=([bitcoin_futures.N199]-[bitcoin_futures.N198])" table:style-name="ce1">
            <text:p>-1275</text:p>
          </table:table-cell>
          <table:table-cell office:value-type="float" office:value="-1295" table:formula="of:=([bitcoin_futures.O199]-[bitcoin_futures.O198])" table:style-name="ce1">
            <text:p>-1295</text:p>
          </table:table-cell>
          <table:table-cell office:value-type="float" office:value="-1290" table:formula="of:=([bitcoin_futures.P199]-[bitcoin_futures.P198])" table:style-name="ce1">
            <text:p>-1290</text:p>
          </table:table-cell>
          <table:table-cell office:value-type="float" office:value="-1295" table:formula="of:=([bitcoin_futures.Q199]-[bitcoin_futures.Q198])" table:style-name="ce1">
            <text:p>-1295</text:p>
          </table:table-cell>
          <table:table-cell table:number-columns-repeated="2" table:style-name="ce1"/>
          <table:table-cell office:value-type="float" office:value="-1280" table:formula="of:=[.J195]" table:style-name="ce1">
            <text:p>-1280</text:p>
          </table:table-cell>
          <table:table-cell table:number-columns-repeated="16367"/>
        </table:table-row>
        <table:table-row table:style-name="ro1">
          <table:table-cell office:value-type="string" office:string-value="26.09.2024" table:formula="of:=[bitcoin_futures.A200]" table:style-name="ce1">
            <text:p>26.09.2024</text:p>
          </table:table-cell>
          <table:table-cell table:number-columns-repeated="7" table:style-name="ce1"/>
          <table:table-cell office:value-type="float" office:value="1535" table:formula="of:=([bitcoin_futures.L200]-[bitcoin_futures.L199])" table:style-name="ce1">
            <text:p>1535</text:p>
          </table:table-cell>
          <table:table-cell office:value-type="float" office:value="1635" table:formula="of:=([bitcoin_futures.M200]-[bitcoin_futures.M199])" table:style-name="ce6">
            <text:p>1635</text:p>
          </table:table-cell>
          <table:table-cell office:value-type="float" office:value="1680" table:formula="of:=([bitcoin_futures.N200]-[bitcoin_futures.N199])" table:style-name="ce1">
            <text:p>1680</text:p>
          </table:table-cell>
          <table:table-cell office:value-type="float" office:value="1710" table:formula="of:=([bitcoin_futures.O200]-[bitcoin_futures.O199])" table:style-name="ce1">
            <text:p>1710</text:p>
          </table:table-cell>
          <table:table-cell office:value-type="float" office:value="1720" table:formula="of:=([bitcoin_futures.P200]-[bitcoin_futures.P199])" table:style-name="ce1">
            <text:p>1720</text:p>
          </table:table-cell>
          <table:table-cell office:value-type="float" office:value="1705" table:formula="of:=([bitcoin_futures.Q200]-[bitcoin_futures.Q199])" table:style-name="ce1">
            <text:p>1705</text:p>
          </table:table-cell>
          <table:table-cell table:number-columns-repeated="2" table:style-name="ce1"/>
          <table:table-cell office:value-type="float" office:value="1635" table:formula="of:=[.J196]" table:style-name="ce1">
            <text:p>1635</text:p>
          </table:table-cell>
          <table:table-cell table:number-columns-repeated="16367"/>
        </table:table-row>
        <table:table-row table:style-name="ro1">
          <table:table-cell office:value-type="string" office:string-value="27.09.2024" table:formula="of:=[bitcoin_futures.A201]" table:style-name="ce1">
            <text:p>27.09.2024</text:p>
          </table:table-cell>
          <table:table-cell table:number-columns-repeated="7" table:style-name="ce1"/>
          <table:table-cell office:value-type="float" office:value="1461.8999999999942" table:formula="of:=([bitcoin_futures.L201]-[bitcoin_futures.L200])" table:style-name="ce1">
            <text:p>1461.9</text:p>
          </table:table-cell>
          <table:table-cell office:value-type="float" office:value="925" table:formula="of:=([bitcoin_futures.M201]-[bitcoin_futures.M200])" table:style-name="ce6">
            <text:p>925</text:p>
          </table:table-cell>
          <table:table-cell office:value-type="float" office:value="945" table:formula="of:=([bitcoin_futures.N201]-[bitcoin_futures.N200])" table:style-name="ce1">
            <text:p>945</text:p>
          </table:table-cell>
          <table:table-cell office:value-type="float" office:value="945" table:formula="of:=([bitcoin_futures.O201]-[bitcoin_futures.O200])" table:style-name="ce1">
            <text:p>945</text:p>
          </table:table-cell>
          <table:table-cell office:value-type="float" office:value="945" table:formula="of:=([bitcoin_futures.P201]-[bitcoin_futures.P200])" table:style-name="ce1">
            <text:p>945</text:p>
          </table:table-cell>
          <table:table-cell office:value-type="float" office:value="945" table:formula="of:=([bitcoin_futures.Q201]-[bitcoin_futures.Q200])" table:style-name="ce1">
            <text:p>945</text:p>
          </table:table-cell>
          <table:table-cell table:number-columns-repeated="2" table:style-name="ce1"/>
          <table:table-cell office:value-type="float" office:value="925" table:formula="of:=[.J197]" table:style-name="ce1">
            <text:p>925</text:p>
          </table:table-cell>
          <table:table-cell table:number-columns-repeated="16367"/>
        </table:table-row>
        <table:table-row table:style-name="ro1">
          <table:table-cell office:value-type="string" office:string-value="30.09.2024" table:formula="of:=[bitcoin_futures.A202]" table:style-name="ce1">
            <text:p>30.09.2024</text:p>
          </table:table-cell>
          <table:table-cell table:number-columns-repeated="8" table:style-name="ce1"/>
          <table:table-cell office:value-type="float" office:value="-2395" table:formula="of:=([bitcoin_futures.M202]-[bitcoin_futures.M201])" table:style-name="ce6">
            <text:p>-2395</text:p>
          </table:table-cell>
          <table:table-cell office:value-type="float" office:value="-2425" table:formula="of:=([bitcoin_futures.N202]-[bitcoin_futures.N201])" table:style-name="ce1">
            <text:p>-2425</text:p>
          </table:table-cell>
          <table:table-cell office:value-type="float" office:value="-2455" table:formula="of:=([bitcoin_futures.O202]-[bitcoin_futures.O201])" table:style-name="ce1">
            <text:p>-2455</text:p>
          </table:table-cell>
          <table:table-cell office:value-type="float" office:value="-2470" table:formula="of:=([bitcoin_futures.P202]-[bitcoin_futures.P201])" table:style-name="ce1">
            <text:p>-2470</text:p>
          </table:table-cell>
          <table:table-cell office:value-type="float" office:value="-2485" table:formula="of:=([bitcoin_futures.Q202]-[bitcoin_futures.Q201])" table:style-name="ce1">
            <text:p>-2485</text:p>
          </table:table-cell>
          <table:table-cell table:number-columns-repeated="2" table:style-name="ce1"/>
          <table:table-cell office:value-type="float" office:value="-2395" table:formula="of:=[.J198]" table:style-name="ce1">
            <text:p>-2395</text:p>
          </table:table-cell>
          <table:table-cell table:number-columns-repeated="16367"/>
        </table:table-row>
        <table:table-row table:style-name="ro1">
          <table:table-cell office:value-type="string" office:string-value="01.10.2024" table:formula="of:=[bitcoin_futures.A203]" table:style-name="ce1">
            <text:p>01.10.2024</text:p>
          </table:table-cell>
          <table:table-cell table:number-columns-repeated="8" table:style-name="ce1"/>
          <table:table-cell office:value-type="float" office:value="-1780" table:formula="of:=([bitcoin_futures.M203]-[bitcoin_futures.M202])" table:style-name="ce6">
            <text:p>-1780</text:p>
          </table:table-cell>
          <table:table-cell office:value-type="float" office:value="-1810" table:formula="of:=([bitcoin_futures.N203]-[bitcoin_futures.N202])" table:style-name="ce1">
            <text:p>-1810</text:p>
          </table:table-cell>
          <table:table-cell office:value-type="float" office:value="-1835" table:formula="of:=([bitcoin_futures.O203]-[bitcoin_futures.O202])" table:style-name="ce1">
            <text:p>-1835</text:p>
          </table:table-cell>
          <table:table-cell office:value-type="float" office:value="-1835" table:formula="of:=([bitcoin_futures.P203]-[bitcoin_futures.P202])" table:style-name="ce1">
            <text:p>-1835</text:p>
          </table:table-cell>
          <table:table-cell office:value-type="float" office:value="-1855" table:formula="of:=([bitcoin_futures.Q203]-[bitcoin_futures.Q202])" table:style-name="ce1">
            <text:p>-1855</text:p>
          </table:table-cell>
          <table:table-cell table:number-columns-repeated="2" table:style-name="ce1"/>
          <table:table-cell office:value-type="float" office:value="-1780" table:formula="of:=[.J199]" table:style-name="ce1">
            <text:p>-1780</text:p>
          </table:table-cell>
          <table:table-cell table:number-columns-repeated="16367"/>
        </table:table-row>
        <table:table-row table:style-name="ro1">
          <table:table-cell office:value-type="string" office:string-value="02.10.2024" table:formula="of:=[bitcoin_futures.A204]" table:style-name="ce1">
            <text:p>02.10.2024</text:p>
          </table:table-cell>
          <table:table-cell table:number-columns-repeated="8" table:style-name="ce1"/>
          <table:table-cell office:value-type="float" office:value="-1535" table:formula="of:=([bitcoin_futures.M204]-[bitcoin_futures.M203])" table:style-name="ce6">
            <text:p>-1535</text:p>
          </table:table-cell>
          <table:table-cell office:value-type="float" office:value="-1535" table:formula="of:=([bitcoin_futures.N204]-[bitcoin_futures.N203])" table:style-name="ce1">
            <text:p>-1535</text:p>
          </table:table-cell>
          <table:table-cell office:value-type="float" office:value="-1515" table:formula="of:=([bitcoin_futures.O204]-[bitcoin_futures.O203])" table:style-name="ce1">
            <text:p>-1515</text:p>
          </table:table-cell>
          <table:table-cell office:value-type="float" office:value="-1480" table:formula="of:=([bitcoin_futures.P204]-[bitcoin_futures.P203])" table:style-name="ce1">
            <text:p>-1480</text:p>
          </table:table-cell>
          <table:table-cell office:value-type="float" office:value="-1485" table:formula="of:=([bitcoin_futures.Q204]-[bitcoin_futures.Q203])" table:style-name="ce1">
            <text:p>-1485</text:p>
          </table:table-cell>
          <table:table-cell table:number-columns-repeated="2" table:style-name="ce1"/>
          <table:table-cell office:value-type="float" office:value="-1535" table:formula="of:=[.J200]" table:style-name="ce1">
            <text:p>-1535</text:p>
          </table:table-cell>
          <table:table-cell table:number-columns-repeated="16367"/>
        </table:table-row>
        <table:table-row table:style-name="ro1">
          <table:table-cell office:value-type="string" office:string-value="03.10.2024" table:formula="of:=[bitcoin_futures.A205]" table:style-name="ce1">
            <text:p>03.10.2024</text:p>
          </table:table-cell>
          <table:table-cell table:number-columns-repeated="8" table:style-name="ce1"/>
          <table:table-cell office:value-type="float" office:value="865" table:formula="of:=([bitcoin_futures.M205]-[bitcoin_futures.M204])" table:style-name="ce6">
            <text:p>865</text:p>
          </table:table-cell>
          <table:table-cell office:value-type="float" office:value="865" table:formula="of:=([bitcoin_futures.N205]-[bitcoin_futures.N204])" table:style-name="ce1">
            <text:p>865</text:p>
          </table:table-cell>
          <table:table-cell office:value-type="float" office:value="870" table:formula="of:=([bitcoin_futures.O205]-[bitcoin_futures.O204])" table:style-name="ce1">
            <text:p>870</text:p>
          </table:table-cell>
          <table:table-cell office:value-type="float" office:value="865" table:formula="of:=([bitcoin_futures.P205]-[bitcoin_futures.P204])" table:style-name="ce1">
            <text:p>865</text:p>
          </table:table-cell>
          <table:table-cell office:value-type="float" office:value="885" table:formula="of:=([bitcoin_futures.Q205]-[bitcoin_futures.Q204])" table:style-name="ce1">
            <text:p>885</text:p>
          </table:table-cell>
          <table:table-cell table:number-columns-repeated="2" table:style-name="ce1"/>
          <table:table-cell office:value-type="float" office:value="865" table:formula="of:=[.J201]" table:style-name="ce1">
            <text:p>865</text:p>
          </table:table-cell>
          <table:table-cell table:number-columns-repeated="16367"/>
        </table:table-row>
        <table:table-row table:style-name="ro1">
          <table:table-cell office:value-type="string" office:string-value="04.10.2024" table:formula="of:=[bitcoin_futures.A206]" table:style-name="ce1">
            <text:p>04.10.2024</text:p>
          </table:table-cell>
          <table:table-cell table:number-columns-repeated="8" table:style-name="ce1"/>
          <table:table-cell office:value-type="float" office:value="1420" table:formula="of:=([bitcoin_futures.M206]-[bitcoin_futures.M205])" table:style-name="ce6">
            <text:p>1420</text:p>
          </table:table-cell>
          <table:table-cell office:value-type="float" office:value="1430" table:formula="of:=([bitcoin_futures.N206]-[bitcoin_futures.N205])" table:style-name="ce1">
            <text:p>1430</text:p>
          </table:table-cell>
          <table:table-cell office:value-type="float" office:value="1445" table:formula="of:=([bitcoin_futures.O206]-[bitcoin_futures.O205])" table:style-name="ce1">
            <text:p>1445</text:p>
          </table:table-cell>
          <table:table-cell office:value-type="float" office:value="1450" table:formula="of:=([bitcoin_futures.P206]-[bitcoin_futures.P205])" table:style-name="ce1">
            <text:p>1450</text:p>
          </table:table-cell>
          <table:table-cell office:value-type="float" office:value="1395" table:formula="of:=([bitcoin_futures.Q206]-[bitcoin_futures.Q205])" table:style-name="ce1">
            <text:p>1395</text:p>
          </table:table-cell>
          <table:table-cell table:number-columns-repeated="2" table:style-name="ce1"/>
          <table:table-cell office:value-type="float" office:value="1420" table:formula="of:=[.J202]" table:style-name="ce1">
            <text:p>1420</text:p>
          </table:table-cell>
          <table:table-cell table:number-columns-repeated="16367"/>
        </table:table-row>
        <table:table-row table:style-name="ro1">
          <table:table-cell office:value-type="string" office:string-value="07.10.2024" table:formula="of:=[bitcoin_futures.A207]" table:style-name="ce1">
            <text:p>07.10.2024</text:p>
          </table:table-cell>
          <table:table-cell table:number-columns-repeated="8" table:style-name="ce1"/>
          <table:table-cell office:value-type="float" office:value="845" table:formula="of:=([bitcoin_futures.M207]-[bitcoin_futures.M206])" table:style-name="ce6">
            <text:p>845</text:p>
          </table:table-cell>
          <table:table-cell office:value-type="float" office:value="850" table:formula="of:=([bitcoin_futures.N207]-[bitcoin_futures.N206])" table:style-name="ce1">
            <text:p>850</text:p>
          </table:table-cell>
          <table:table-cell office:value-type="float" office:value="840" table:formula="of:=([bitcoin_futures.O207]-[bitcoin_futures.O206])" table:style-name="ce1">
            <text:p>840</text:p>
          </table:table-cell>
          <table:table-cell office:value-type="float" office:value="840" table:formula="of:=([bitcoin_futures.P207]-[bitcoin_futures.P206])" table:style-name="ce1">
            <text:p>840</text:p>
          </table:table-cell>
          <table:table-cell office:value-type="float" office:value="890" table:formula="of:=([bitcoin_futures.Q207]-[bitcoin_futures.Q206])" table:style-name="ce1">
            <text:p>890</text:p>
          </table:table-cell>
          <table:table-cell table:number-columns-repeated="2" table:style-name="ce1"/>
          <table:table-cell office:value-type="float" office:value="845" table:formula="of:=[.J203]" table:style-name="ce1">
            <text:p>845</text:p>
          </table:table-cell>
          <table:table-cell table:number-columns-repeated="16367"/>
        </table:table-row>
        <table:table-row table:style-name="ro1">
          <table:table-cell office:value-type="string" office:string-value="08.10.2024" table:formula="of:=[bitcoin_futures.A208]" table:style-name="ce1">
            <text:p>08.10.2024</text:p>
          </table:table-cell>
          <table:table-cell table:number-columns-repeated="8" table:style-name="ce1"/>
          <table:table-cell office:value-type="float" office:value="-1160" table:formula="of:=([bitcoin_futures.M208]-[bitcoin_futures.M207])" table:style-name="ce6">
            <text:p>-1160</text:p>
          </table:table-cell>
          <table:table-cell office:value-type="float" office:value="-1165" table:formula="of:=([bitcoin_futures.N208]-[bitcoin_futures.N207])" table:style-name="ce1">
            <text:p>-1165</text:p>
          </table:table-cell>
          <table:table-cell office:value-type="float" office:value="-1180" table:formula="of:=([bitcoin_futures.O208]-[bitcoin_futures.O207])" table:style-name="ce1">
            <text:p>-1180</text:p>
          </table:table-cell>
          <table:table-cell office:value-type="float" office:value="-1190" table:formula="of:=([bitcoin_futures.P208]-[bitcoin_futures.P207])" table:style-name="ce1">
            <text:p>-1190</text:p>
          </table:table-cell>
          <table:table-cell office:value-type="float" office:value="-1200" table:formula="of:=([bitcoin_futures.Q208]-[bitcoin_futures.Q207])" table:style-name="ce1">
            <text:p>-1200</text:p>
          </table:table-cell>
          <table:table-cell table:number-columns-repeated="2" table:style-name="ce1"/>
          <table:table-cell office:value-type="float" office:value="-1160" table:formula="of:=[.J204]" table:style-name="ce1">
            <text:p>-1160</text:p>
          </table:table-cell>
          <table:table-cell table:number-columns-repeated="16367"/>
        </table:table-row>
        <table:table-row table:style-name="ro1">
          <table:table-cell office:value-type="string" office:string-value="09.10.2024" table:formula="of:=[bitcoin_futures.A209]" table:style-name="ce1">
            <text:p>09.10.2024</text:p>
          </table:table-cell>
          <table:table-cell table:number-columns-repeated="8" table:style-name="ce1"/>
          <table:table-cell office:value-type="float" office:value="-1285" table:formula="of:=([bitcoin_futures.M209]-[bitcoin_futures.M208])" table:style-name="ce6">
            <text:p>-1285</text:p>
          </table:table-cell>
          <table:table-cell office:value-type="float" office:value="-1295" table:formula="of:=([bitcoin_futures.N209]-[bitcoin_futures.N208])" table:style-name="ce1">
            <text:p>-1295</text:p>
          </table:table-cell>
          <table:table-cell office:value-type="float" office:value="-1315" table:formula="of:=([bitcoin_futures.O209]-[bitcoin_futures.O208])" table:style-name="ce1">
            <text:p>-1315</text:p>
          </table:table-cell>
          <table:table-cell office:value-type="float" office:value="-1325" table:formula="of:=([bitcoin_futures.P209]-[bitcoin_futures.P208])" table:style-name="ce1">
            <text:p>-1325</text:p>
          </table:table-cell>
          <table:table-cell office:value-type="float" office:value="-1325" table:formula="of:=([bitcoin_futures.Q209]-[bitcoin_futures.Q208])" table:style-name="ce1">
            <text:p>-1325</text:p>
          </table:table-cell>
          <table:table-cell table:number-columns-repeated="2" table:style-name="ce1"/>
          <table:table-cell office:value-type="float" office:value="-1285" table:formula="of:=[.J205]" table:style-name="ce1">
            <text:p>-1285</text:p>
          </table:table-cell>
          <table:table-cell table:number-columns-repeated="16367"/>
        </table:table-row>
        <table:table-row table:style-name="ro1">
          <table:table-cell office:value-type="string" office:string-value="10.10.2024" table:formula="of:=[bitcoin_futures.A210]" table:style-name="ce1">
            <text:p>10.10.2024</text:p>
          </table:table-cell>
          <table:table-cell table:number-columns-repeated="8" table:style-name="ce1"/>
          <table:table-cell office:value-type="float" office:value="-1320" table:formula="of:=([bitcoin_futures.M210]-[bitcoin_futures.M209])" table:style-name="ce6">
            <text:p>-1320</text:p>
          </table:table-cell>
          <table:table-cell office:value-type="float" office:value="-1345" table:formula="of:=([bitcoin_futures.N210]-[bitcoin_futures.N209])" table:style-name="ce1">
            <text:p>-1345</text:p>
          </table:table-cell>
          <table:table-cell office:value-type="float" office:value="-1350" table:formula="of:=([bitcoin_futures.O210]-[bitcoin_futures.O209])" table:style-name="ce1">
            <text:p>-1350</text:p>
          </table:table-cell>
          <table:table-cell office:value-type="float" office:value="-1350" table:formula="of:=([bitcoin_futures.P210]-[bitcoin_futures.P209])" table:style-name="ce1">
            <text:p>-1350</text:p>
          </table:table-cell>
          <table:table-cell office:value-type="float" office:value="-1410" table:formula="of:=([bitcoin_futures.Q210]-[bitcoin_futures.Q209])" table:style-name="ce1">
            <text:p>-1410</text:p>
          </table:table-cell>
          <table:table-cell table:number-columns-repeated="2" table:style-name="ce1"/>
          <table:table-cell office:value-type="float" office:value="-1320" table:formula="of:=[.J206]" table:style-name="ce1">
            <text:p>-1320</text:p>
          </table:table-cell>
          <table:table-cell table:number-columns-repeated="16367"/>
        </table:table-row>
        <table:table-row table:style-name="ro1">
          <table:table-cell office:value-type="string" office:string-value="11.10.2024" table:formula="of:=[bitcoin_futures.A211]" table:style-name="ce1">
            <text:p>11.10.2024</text:p>
          </table:table-cell>
          <table:table-cell table:number-columns-repeated="8" table:style-name="ce1"/>
          <table:table-cell office:value-type="float" office:value="3510" table:formula="of:=([bitcoin_futures.M211]-[bitcoin_futures.M210])" table:style-name="ce6">
            <text:p>3510</text:p>
          </table:table-cell>
          <table:table-cell office:value-type="float" office:value="3555" table:formula="of:=([bitcoin_futures.N211]-[bitcoin_futures.N210])" table:style-name="ce1">
            <text:p>3555</text:p>
          </table:table-cell>
          <table:table-cell office:value-type="float" office:value="3580" table:formula="of:=([bitcoin_futures.O211]-[bitcoin_futures.O210])" table:style-name="ce1">
            <text:p>3580</text:p>
          </table:table-cell>
          <table:table-cell office:value-type="float" office:value="3605" table:formula="of:=([bitcoin_futures.P211]-[bitcoin_futures.P210])" table:style-name="ce1">
            <text:p>3605</text:p>
          </table:table-cell>
          <table:table-cell office:value-type="float" office:value="3660" table:formula="of:=([bitcoin_futures.Q211]-[bitcoin_futures.Q210])" table:style-name="ce1">
            <text:p>3660</text:p>
          </table:table-cell>
          <table:table-cell table:number-columns-repeated="2" table:style-name="ce1"/>
          <table:table-cell office:value-type="float" office:value="3510" table:formula="of:=[.J207]" table:style-name="ce1">
            <text:p>3510</text:p>
          </table:table-cell>
          <table:table-cell table:number-columns-repeated="16367"/>
        </table:table-row>
        <table:table-row table:style-name="ro1">
          <table:table-cell office:value-type="string" office:string-value="14.10.2024" table:formula="of:=[bitcoin_futures.A212]" table:style-name="ce1">
            <text:p>14.10.2024</text:p>
          </table:table-cell>
          <table:table-cell table:number-columns-repeated="8" table:style-name="ce1"/>
          <table:table-cell office:value-type="float" office:value="2840" table:formula="of:=([bitcoin_futures.M212]-[bitcoin_futures.M211])" table:style-name="ce6">
            <text:p>2840</text:p>
          </table:table-cell>
          <table:table-cell office:value-type="float" office:value="2870" table:formula="of:=([bitcoin_futures.N212]-[bitcoin_futures.N211])" table:style-name="ce1">
            <text:p>2870</text:p>
          </table:table-cell>
          <table:table-cell office:value-type="float" office:value="2895" table:formula="of:=([bitcoin_futures.O212]-[bitcoin_futures.O211])" table:style-name="ce1">
            <text:p>2895</text:p>
          </table:table-cell>
          <table:table-cell office:value-type="float" office:value="2910" table:formula="of:=([bitcoin_futures.P212]-[bitcoin_futures.P211])" table:style-name="ce1">
            <text:p>2910</text:p>
          </table:table-cell>
          <table:table-cell office:value-type="float" office:value="2880" table:formula="of:=([bitcoin_futures.Q212]-[bitcoin_futures.Q211])" table:style-name="ce1">
            <text:p>2880</text:p>
          </table:table-cell>
          <table:table-cell table:number-columns-repeated="2" table:style-name="ce1"/>
          <table:table-cell office:value-type="float" office:value="2840" table:formula="of:=[.J208]" table:style-name="ce1">
            <text:p>2840</text:p>
          </table:table-cell>
          <table:table-cell table:number-columns-repeated="16367"/>
        </table:table-row>
        <table:table-row table:style-name="ro1">
          <table:table-cell office:value-type="string" office:string-value="15.10.2024" table:formula="of:=[bitcoin_futures.A213]" table:style-name="ce1">
            <text:p>15.10.2024</text:p>
          </table:table-cell>
          <table:table-cell table:number-columns-repeated="8" table:style-name="ce1"/>
          <table:table-cell office:value-type="float" office:value="1075" table:formula="of:=([bitcoin_futures.M213]-[bitcoin_futures.M212])" table:style-name="ce6">
            <text:p>1075</text:p>
          </table:table-cell>
          <table:table-cell office:value-type="float" office:value="1085" table:formula="of:=([bitcoin_futures.N213]-[bitcoin_futures.N212])" table:style-name="ce1">
            <text:p>1085</text:p>
          </table:table-cell>
          <table:table-cell office:value-type="float" office:value="1090" table:formula="of:=([bitcoin_futures.O213]-[bitcoin_futures.O212])" table:style-name="ce1">
            <text:p>1090</text:p>
          </table:table-cell>
          <table:table-cell office:value-type="float" office:value="1085" table:formula="of:=([bitcoin_futures.P213]-[bitcoin_futures.P212])" table:style-name="ce1">
            <text:p>1085</text:p>
          </table:table-cell>
          <table:table-cell office:value-type="float" office:value="1115" table:formula="of:=([bitcoin_futures.Q213]-[bitcoin_futures.Q212])" table:style-name="ce1">
            <text:p>1115</text:p>
          </table:table-cell>
          <table:table-cell table:number-columns-repeated="2" table:style-name="ce1"/>
          <table:table-cell office:value-type="float" office:value="1075" table:formula="of:=[.J209]" table:style-name="ce1">
            <text:p>1075</text:p>
          </table:table-cell>
          <table:table-cell table:number-columns-repeated="16367"/>
        </table:table-row>
        <table:table-row table:style-name="ro1">
          <table:table-cell office:value-type="string" office:string-value="16.10.2024" table:formula="of:=[bitcoin_futures.A214]" table:style-name="ce1">
            <text:p>16.10.2024</text:p>
          </table:table-cell>
          <table:table-cell table:number-columns-repeated="8" table:style-name="ce1"/>
          <table:table-cell office:value-type="float" office:value="705" table:formula="of:=([bitcoin_futures.M214]-[bitcoin_futures.M213])" table:style-name="ce1">
            <text:p>705</text:p>
          </table:table-cell>
          <table:table-cell office:value-type="float" office:value="705" table:formula="of:=([bitcoin_futures.N214]-[bitcoin_futures.N213])" table:style-name="ce6">
            <text:p>705</text:p>
          </table:table-cell>
          <table:table-cell office:value-type="float" office:value="700" table:formula="of:=([bitcoin_futures.O214]-[bitcoin_futures.O213])" table:style-name="ce1">
            <text:p>700</text:p>
          </table:table-cell>
          <table:table-cell office:value-type="float" office:value="705" table:formula="of:=([bitcoin_futures.P214]-[bitcoin_futures.P213])" table:style-name="ce1">
            <text:p>705</text:p>
          </table:table-cell>
          <table:table-cell office:value-type="float" office:value="675" table:formula="of:=([bitcoin_futures.Q214]-[bitcoin_futures.Q213])" table:style-name="ce1">
            <text:p>675</text:p>
          </table:table-cell>
          <table:table-cell table:number-columns-repeated="2" table:style-name="ce1"/>
          <table:table-cell office:value-type="float" office:value="705" table:formula="of:=[.K210]" table:style-name="ce1">
            <text:p>705</text:p>
          </table:table-cell>
          <table:table-cell table:number-columns-repeated="16367"/>
        </table:table-row>
        <table:table-row table:style-name="ro1">
          <table:table-cell office:value-type="string" office:string-value="17.10.2024" table:formula="of:=[bitcoin_futures.A215]" table:style-name="ce1">
            <text:p>17.10.2024</text:p>
          </table:table-cell>
          <table:table-cell table:number-columns-repeated="8" table:style-name="ce1"/>
          <table:table-cell office:value-type="float" office:value="-1020" table:formula="of:=([bitcoin_futures.M215]-[bitcoin_futures.M214])" table:style-name="ce1">
            <text:p>-1020</text:p>
          </table:table-cell>
          <table:table-cell office:value-type="float" office:value="-1015" table:formula="of:=([bitcoin_futures.N215]-[bitcoin_futures.N214])" table:style-name="ce6">
            <text:p>-1015</text:p>
          </table:table-cell>
          <table:table-cell office:value-type="float" office:value="-1015" table:formula="of:=([bitcoin_futures.O215]-[bitcoin_futures.O214])" table:style-name="ce1">
            <text:p>-1015</text:p>
          </table:table-cell>
          <table:table-cell office:value-type="float" office:value="-1015" table:formula="of:=([bitcoin_futures.P215]-[bitcoin_futures.P214])" table:style-name="ce1">
            <text:p>-1015</text:p>
          </table:table-cell>
          <table:table-cell office:value-type="float" office:value="-1000" table:formula="of:=([bitcoin_futures.Q215]-[bitcoin_futures.Q214])" table:style-name="ce1">
            <text:p>-1000</text:p>
          </table:table-cell>
          <table:table-cell table:number-columns-repeated="2" table:style-name="ce1"/>
          <table:table-cell office:value-type="float" office:value="-1015" table:formula="of:=[.K211]" table:style-name="ce1">
            <text:p>-1015</text:p>
          </table:table-cell>
          <table:table-cell table:number-columns-repeated="16367"/>
        </table:table-row>
        <table:table-row table:style-name="ro1">
          <table:table-cell office:value-type="string" office:string-value="18.10.2024" table:formula="of:=[bitcoin_futures.A216]" table:style-name="ce1">
            <text:p>18.10.2024</text:p>
          </table:table-cell>
          <table:table-cell table:number-columns-repeated="8" table:style-name="ce1"/>
          <table:table-cell office:value-type="float" office:value="1880" table:formula="of:=([bitcoin_futures.M216]-[bitcoin_futures.M215])" table:style-name="ce1">
            <text:p>1880</text:p>
          </table:table-cell>
          <table:table-cell office:value-type="float" office:value="1915" table:formula="of:=([bitcoin_futures.N216]-[bitcoin_futures.N215])" table:style-name="ce6">
            <text:p>1915</text:p>
          </table:table-cell>
          <table:table-cell office:value-type="float" office:value="1950" table:formula="of:=([bitcoin_futures.O216]-[bitcoin_futures.O215])" table:style-name="ce1">
            <text:p>1950</text:p>
          </table:table-cell>
          <table:table-cell office:value-type="float" office:value="1965" table:formula="of:=([bitcoin_futures.P216]-[bitcoin_futures.P215])" table:style-name="ce1">
            <text:p>1965</text:p>
          </table:table-cell>
          <table:table-cell office:value-type="float" office:value="1995" table:formula="of:=([bitcoin_futures.Q216]-[bitcoin_futures.Q215])" table:style-name="ce1">
            <text:p>1995</text:p>
          </table:table-cell>
          <table:table-cell table:number-columns-repeated="2" table:style-name="ce1"/>
          <table:table-cell office:value-type="float" office:value="1915" table:formula="of:=[.K212]" table:style-name="ce1">
            <text:p>1915</text:p>
          </table:table-cell>
          <table:table-cell table:number-columns-repeated="16367"/>
        </table:table-row>
        <table:table-row table:style-name="ro1">
          <table:table-cell office:value-type="string" office:string-value="21.10.2024" table:formula="of:=[bitcoin_futures.A217]" table:style-name="ce1">
            <text:p>21.10.2024</text:p>
          </table:table-cell>
          <table:table-cell table:number-columns-repeated="8" table:style-name="ce1"/>
          <table:table-cell office:value-type="float" office:value="-995" table:formula="of:=([bitcoin_futures.M217]-[bitcoin_futures.M216])" table:style-name="ce1">
            <text:p>-995</text:p>
          </table:table-cell>
          <table:table-cell office:value-type="float" office:value="-1015" table:formula="of:=([bitcoin_futures.N217]-[bitcoin_futures.N216])" table:style-name="ce6">
            <text:p>-1015</text:p>
          </table:table-cell>
          <table:table-cell office:value-type="float" office:value="-1020" table:formula="of:=([bitcoin_futures.O217]-[bitcoin_futures.O216])" table:style-name="ce1">
            <text:p>-1020</text:p>
          </table:table-cell>
          <table:table-cell office:value-type="float" office:value="-1010" table:formula="of:=([bitcoin_futures.P217]-[bitcoin_futures.P216])" table:style-name="ce1">
            <text:p>-1010</text:p>
          </table:table-cell>
          <table:table-cell office:value-type="float" office:value="-1010" table:formula="of:=([bitcoin_futures.Q217]-[bitcoin_futures.Q216])" table:style-name="ce1">
            <text:p>-1010</text:p>
          </table:table-cell>
          <table:table-cell table:number-columns-repeated="2" table:style-name="ce1"/>
          <table:table-cell office:value-type="float" office:value="-1015" table:formula="of:=[.K213]" table:style-name="ce1">
            <text:p>-1015</text:p>
          </table:table-cell>
          <table:table-cell table:number-columns-repeated="16367"/>
        </table:table-row>
        <table:table-row table:style-name="ro1">
          <table:table-cell office:value-type="string" office:string-value="22.10.2024" table:formula="of:=[bitcoin_futures.A218]" table:style-name="ce1">
            <text:p>22.10.2024</text:p>
          </table:table-cell>
          <table:table-cell table:number-columns-repeated="8" table:style-name="ce1"/>
          <table:table-cell office:value-type="float" office:value="-300" table:formula="of:=([bitcoin_futures.M218]-[bitcoin_futures.M217])" table:style-name="ce1">
            <text:p>-300</text:p>
          </table:table-cell>
          <table:table-cell office:value-type="float" office:value="-295" table:formula="of:=([bitcoin_futures.N218]-[bitcoin_futures.N217])" table:style-name="ce6">
            <text:p>-295</text:p>
          </table:table-cell>
          <table:table-cell office:value-type="float" office:value="-285" table:formula="of:=([bitcoin_futures.O218]-[bitcoin_futures.O217])" table:style-name="ce1">
            <text:p>-285</text:p>
          </table:table-cell>
          <table:table-cell office:value-type="float" office:value="-315" table:formula="of:=([bitcoin_futures.P218]-[bitcoin_futures.P217])" table:style-name="ce1">
            <text:p>-315</text:p>
          </table:table-cell>
          <table:table-cell office:value-type="float" office:value="-315" table:formula="of:=([bitcoin_futures.Q218]-[bitcoin_futures.Q217])" table:style-name="ce1">
            <text:p>-315</text:p>
          </table:table-cell>
          <table:table-cell table:number-columns-repeated="2" table:style-name="ce1"/>
          <table:table-cell office:value-type="float" office:value="-295" table:formula="of:=[.K214]" table:style-name="ce1">
            <text:p>-295</text:p>
          </table:table-cell>
          <table:table-cell table:number-columns-repeated="16367"/>
        </table:table-row>
        <table:table-row table:style-name="ro1">
          <table:table-cell office:value-type="string" office:string-value="23.10.2024" table:formula="of:=[bitcoin_futures.A219]" table:style-name="ce1">
            <text:p>23.10.2024</text:p>
          </table:table-cell>
          <table:table-cell table:number-columns-repeated="8" table:style-name="ce1"/>
          <table:table-cell office:value-type="float" office:value="-1130" table:formula="of:=([bitcoin_futures.M219]-[bitcoin_futures.M218])" table:style-name="ce1">
            <text:p>-1130</text:p>
          </table:table-cell>
          <table:table-cell office:value-type="float" office:value="-1165" table:formula="of:=([bitcoin_futures.N219]-[bitcoin_futures.N218])" table:style-name="ce6">
            <text:p>-1165</text:p>
          </table:table-cell>
          <table:table-cell office:value-type="float" office:value="-1175" table:formula="of:=([bitcoin_futures.O219]-[bitcoin_futures.O218])" table:style-name="ce1">
            <text:p>-1175</text:p>
          </table:table-cell>
          <table:table-cell office:value-type="float" office:value="-1170" table:formula="of:=([bitcoin_futures.P219]-[bitcoin_futures.P218])" table:style-name="ce1">
            <text:p>-1170</text:p>
          </table:table-cell>
          <table:table-cell office:value-type="float" office:value="-1145" table:formula="of:=([bitcoin_futures.Q219]-[bitcoin_futures.Q218])" table:style-name="ce1">
            <text:p>-1145</text:p>
          </table:table-cell>
          <table:table-cell table:number-columns-repeated="2" table:style-name="ce1"/>
          <table:table-cell office:value-type="float" office:value="-1165" table:formula="of:=[.K215]" table:style-name="ce1">
            <text:p>-1165</text:p>
          </table:table-cell>
          <table:table-cell table:number-columns-repeated="16367"/>
        </table:table-row>
        <table:table-row table:style-name="ro1">
          <table:table-cell office:value-type="string" office:string-value="24.10.2024" table:formula="of:=[bitcoin_futures.A220]" table:style-name="ce1">
            <text:p>24.10.2024</text:p>
          </table:table-cell>
          <table:table-cell table:number-columns-repeated="8" table:style-name="ce1"/>
          <table:table-cell office:value-type="float" office:value="1855" table:formula="of:=([bitcoin_futures.M220]-[bitcoin_futures.M219])" table:style-name="ce1">
            <text:p>1855</text:p>
          </table:table-cell>
          <table:table-cell office:value-type="float" office:value="1915" table:formula="of:=([bitcoin_futures.N220]-[bitcoin_futures.N219])" table:style-name="ce6">
            <text:p>1915</text:p>
          </table:table-cell>
          <table:table-cell office:value-type="float" office:value="1960" table:formula="of:=([bitcoin_futures.O220]-[bitcoin_futures.O219])" table:style-name="ce1">
            <text:p>1960</text:p>
          </table:table-cell>
          <table:table-cell office:value-type="float" office:value="2015" table:formula="of:=([bitcoin_futures.P220]-[bitcoin_futures.P219])" table:style-name="ce1">
            <text:p>2015</text:p>
          </table:table-cell>
          <table:table-cell office:value-type="float" office:value="2025" table:formula="of:=([bitcoin_futures.Q220]-[bitcoin_futures.Q219])" table:style-name="ce1">
            <text:p>2025</text:p>
          </table:table-cell>
          <table:table-cell table:number-columns-repeated="2" table:style-name="ce1"/>
          <table:table-cell office:value-type="float" office:value="1915" table:formula="of:=[.K216]" table:style-name="ce1">
            <text:p>1915</text:p>
          </table:table-cell>
          <table:table-cell table:number-columns-repeated="16367"/>
        </table:table-row>
        <table:table-row table:style-name="ro1">
          <table:table-cell office:value-type="string" office:string-value="25.10.2024" table:formula="of:=[bitcoin_futures.A221]" table:style-name="ce1">
            <text:p>25.10.2024</text:p>
          </table:table-cell>
          <table:table-cell table:number-columns-repeated="8" table:style-name="ce1"/>
          <table:table-cell office:value-type="float" office:value="215.5" table:formula="of:=([bitcoin_futures.M221]-[bitcoin_futures.M220])" table:style-name="ce1">
            <text:p>215.5</text:p>
          </table:table-cell>
          <table:table-cell office:value-type="float" office:value="-1555" table:formula="of:=([bitcoin_futures.N221]-[bitcoin_futures.N220])" table:style-name="ce6">
            <text:p>-1555</text:p>
          </table:table-cell>
          <table:table-cell office:value-type="float" office:value="-1580" table:formula="of:=([bitcoin_futures.O221]-[bitcoin_futures.O220])" table:style-name="ce1">
            <text:p>-1580</text:p>
          </table:table-cell>
          <table:table-cell office:value-type="float" office:value="-1600" table:formula="of:=([bitcoin_futures.P221]-[bitcoin_futures.P220])" table:style-name="ce1">
            <text:p>-1600</text:p>
          </table:table-cell>
          <table:table-cell office:value-type="float" office:value="-1630" table:formula="of:=([bitcoin_futures.Q221]-[bitcoin_futures.Q220])" table:style-name="ce1">
            <text:p>-1630</text:p>
          </table:table-cell>
          <table:table-cell table:number-columns-repeated="2" table:style-name="ce1"/>
          <table:table-cell office:value-type="float" office:value="-1555" table:formula="of:=[.K217]" table:style-name="ce1">
            <text:p>-1555</text:p>
          </table:table-cell>
          <table:table-cell table:number-columns-repeated="16367"/>
        </table:table-row>
        <table:table-row table:style-name="ro1">
          <table:table-cell office:value-type="string" office:string-value="28.10.2024" table:formula="of:=[bitcoin_futures.A222]" table:style-name="ce1">
            <text:p>28.10.2024</text:p>
          </table:table-cell>
          <table:table-cell table:number-columns-repeated="9" table:style-name="ce1"/>
          <table:table-cell office:value-type="float" office:value="3015" table:formula="of:=([bitcoin_futures.N222]-[bitcoin_futures.N221])" table:style-name="ce6">
            <text:p>3015</text:p>
          </table:table-cell>
          <table:table-cell office:value-type="float" office:value="3035" table:formula="of:=([bitcoin_futures.O222]-[bitcoin_futures.O221])" table:style-name="ce1">
            <text:p>3035</text:p>
          </table:table-cell>
          <table:table-cell office:value-type="float" office:value="3045" table:formula="of:=([bitcoin_futures.P222]-[bitcoin_futures.P221])" table:style-name="ce1">
            <text:p>3045</text:p>
          </table:table-cell>
          <table:table-cell office:value-type="float" office:value="3020" table:formula="of:=([bitcoin_futures.Q222]-[bitcoin_futures.Q221])" table:style-name="ce1">
            <text:p>3020</text:p>
          </table:table-cell>
          <table:table-cell table:number-columns-repeated="2" table:style-name="ce1"/>
          <table:table-cell office:value-type="float" office:value="3015" table:formula="of:=[.K218]" table:style-name="ce1">
            <text:p>3015</text:p>
          </table:table-cell>
          <table:table-cell table:number-columns-repeated="16367"/>
        </table:table-row>
        <table:table-row table:style-name="ro1">
          <table:table-cell office:value-type="string" office:string-value="29.10.2024" table:formula="of:=[bitcoin_futures.A223]" table:style-name="ce1">
            <text:p>29.10.2024</text:p>
          </table:table-cell>
          <table:table-cell table:number-columns-repeated="9" table:style-name="ce1"/>
          <table:table-cell office:value-type="float" office:value="3040" table:formula="of:=([bitcoin_futures.N223]-[bitcoin_futures.N222])" table:style-name="ce6">
            <text:p>3040</text:p>
          </table:table-cell>
          <table:table-cell office:value-type="float" office:value="3070" table:formula="of:=([bitcoin_futures.O223]-[bitcoin_futures.O222])" table:style-name="ce1">
            <text:p>3070</text:p>
          </table:table-cell>
          <table:table-cell office:value-type="float" office:value="3115" table:formula="of:=([bitcoin_futures.P223]-[bitcoin_futures.P222])" table:style-name="ce1">
            <text:p>3115</text:p>
          </table:table-cell>
          <table:table-cell office:value-type="float" office:value="3155" table:formula="of:=([bitcoin_futures.Q223]-[bitcoin_futures.Q222])" table:style-name="ce1">
            <text:p>3155</text:p>
          </table:table-cell>
          <table:table-cell table:number-columns-repeated="2" table:style-name="ce1"/>
          <table:table-cell office:value-type="float" office:value="3040" table:formula="of:=[.K219]" table:style-name="ce1">
            <text:p>3040</text:p>
          </table:table-cell>
          <table:table-cell table:number-columns-repeated="16367"/>
        </table:table-row>
        <table:table-row table:style-name="ro1">
          <table:table-cell office:value-type="string" office:string-value="30.10.2024" table:formula="of:=[bitcoin_futures.A224]" table:style-name="ce1">
            <text:p>30.10.2024</text:p>
          </table:table-cell>
          <table:table-cell table:number-columns-repeated="9" table:style-name="ce1"/>
          <table:table-cell office:value-type="float" office:value="-805" table:formula="of:=([bitcoin_futures.N224]-[bitcoin_futures.N223])" table:style-name="ce6">
            <text:p>-805</text:p>
          </table:table-cell>
          <table:table-cell office:value-type="float" office:value="-805" table:formula="of:=([bitcoin_futures.O224]-[bitcoin_futures.O223])" table:style-name="ce1">
            <text:p>-805</text:p>
          </table:table-cell>
          <table:table-cell office:value-type="float" office:value="-810" table:formula="of:=([bitcoin_futures.P224]-[bitcoin_futures.P223])" table:style-name="ce1">
            <text:p>-810</text:p>
          </table:table-cell>
          <table:table-cell office:value-type="float" office:value="-820" table:formula="of:=([bitcoin_futures.Q224]-[bitcoin_futures.Q223])" table:style-name="ce1">
            <text:p>-820</text:p>
          </table:table-cell>
          <table:table-cell table:number-columns-repeated="2" table:style-name="ce1"/>
          <table:table-cell office:value-type="float" office:value="-805" table:formula="of:=[.K220]" table:style-name="ce1">
            <text:p>-805</text:p>
          </table:table-cell>
          <table:table-cell table:number-columns-repeated="16367"/>
        </table:table-row>
        <table:table-row table:style-name="ro1">
          <table:table-cell office:value-type="string" office:string-value="31.10.2024" table:formula="of:=[bitcoin_futures.A225]" table:style-name="ce1">
            <text:p>31.10.2024</text:p>
          </table:table-cell>
          <table:table-cell table:number-columns-repeated="9" table:style-name="ce1"/>
          <table:table-cell office:value-type="float" office:value="-2070" table:formula="of:=([bitcoin_futures.N225]-[bitcoin_futures.N224])" table:style-name="ce6">
            <text:p>-2070</text:p>
          </table:table-cell>
          <table:table-cell office:value-type="float" office:value="-2080" table:formula="of:=([bitcoin_futures.O225]-[bitcoin_futures.O224])" table:style-name="ce1">
            <text:p>-2080</text:p>
          </table:table-cell>
          <table:table-cell office:value-type="float" office:value="-2090" table:formula="of:=([bitcoin_futures.P225]-[bitcoin_futures.P224])" table:style-name="ce1">
            <text:p>-2090</text:p>
          </table:table-cell>
          <table:table-cell office:value-type="float" office:value="-2080" table:formula="of:=([bitcoin_futures.Q225]-[bitcoin_futures.Q224])" table:style-name="ce1">
            <text:p>-2080</text:p>
          </table:table-cell>
          <table:table-cell table:number-columns-repeated="2" table:style-name="ce1"/>
          <table:table-cell office:value-type="float" office:value="-2070" table:formula="of:=[.K221]" table:style-name="ce1">
            <text:p>-2070</text:p>
          </table:table-cell>
          <table:table-cell table:number-columns-repeated="16367"/>
        </table:table-row>
        <table:table-row table:style-name="ro1">
          <table:table-cell office:value-type="string" office:string-value="01.11.2024" table:formula="of:=[bitcoin_futures.A226]" table:style-name="ce1">
            <text:p>01.11.2024</text:p>
          </table:table-cell>
          <table:table-cell table:number-columns-repeated="9" table:style-name="ce1"/>
          <table:table-cell office:value-type="float" office:value="-735" table:formula="of:=([bitcoin_futures.N226]-[bitcoin_futures.N225])" table:style-name="ce6">
            <text:p>-735</text:p>
          </table:table-cell>
          <table:table-cell office:value-type="float" office:value="-745" table:formula="of:=([bitcoin_futures.O226]-[bitcoin_futures.O225])" table:style-name="ce1">
            <text:p>-745</text:p>
          </table:table-cell>
          <table:table-cell office:value-type="float" office:value="-755" table:formula="of:=([bitcoin_futures.P226]-[bitcoin_futures.P225])" table:style-name="ce1">
            <text:p>-755</text:p>
          </table:table-cell>
          <table:table-cell office:value-type="float" office:value="-775" table:formula="of:=([bitcoin_futures.Q226]-[bitcoin_futures.Q225])" table:style-name="ce1">
            <text:p>-775</text:p>
          </table:table-cell>
          <table:table-cell table:number-columns-repeated="2" table:style-name="ce1"/>
          <table:table-cell office:value-type="float" office:value="-735" table:formula="of:=[.K222]" table:style-name="ce1">
            <text:p>-735</text:p>
          </table:table-cell>
          <table:table-cell table:number-columns-repeated="16367"/>
        </table:table-row>
        <table:table-row table:style-name="ro1">
          <table:table-cell office:value-type="string" office:string-value="04.11.2024" table:formula="of:=[bitcoin_futures.A227]" table:style-name="ce1">
            <text:p>04.11.2024</text:p>
          </table:table-cell>
          <table:table-cell table:number-columns-repeated="9" table:style-name="ce1"/>
          <table:table-cell office:value-type="float" office:value="-2050" table:formula="of:=([bitcoin_futures.N227]-[bitcoin_futures.N226])" table:style-name="ce6">
            <text:p>-2050</text:p>
          </table:table-cell>
          <table:table-cell office:value-type="float" office:value="-2065" table:formula="of:=([bitcoin_futures.O227]-[bitcoin_futures.O226])" table:style-name="ce1">
            <text:p>-2065</text:p>
          </table:table-cell>
          <table:table-cell office:value-type="float" office:value="-2075" table:formula="of:=([bitcoin_futures.P227]-[bitcoin_futures.P226])" table:style-name="ce1">
            <text:p>-2075</text:p>
          </table:table-cell>
          <table:table-cell office:value-type="float" office:value="-2080" table:formula="of:=([bitcoin_futures.Q227]-[bitcoin_futures.Q226])" table:style-name="ce1">
            <text:p>-2080</text:p>
          </table:table-cell>
          <table:table-cell table:number-columns-repeated="2" table:style-name="ce1"/>
          <table:table-cell office:value-type="float" office:value="-2050" table:formula="of:=[.K223]" table:style-name="ce1">
            <text:p>-2050</text:p>
          </table:table-cell>
          <table:table-cell table:number-columns-repeated="16367"/>
        </table:table-row>
        <table:table-row table:style-name="ro1">
          <table:table-cell office:value-type="string" office:string-value="05.11.2024" table:formula="of:=[bitcoin_futures.A228]" table:style-name="ce1">
            <text:p>05.11.2024</text:p>
          </table:table-cell>
          <table:table-cell table:number-columns-repeated="9" table:style-name="ce1"/>
          <table:table-cell office:value-type="float" office:value="2180" table:formula="of:=([bitcoin_futures.N228]-[bitcoin_futures.N227])" table:style-name="ce6">
            <text:p>2180</text:p>
          </table:table-cell>
          <table:table-cell office:value-type="float" office:value="2200" table:formula="of:=([bitcoin_futures.O228]-[bitcoin_futures.O227])" table:style-name="ce1">
            <text:p>2200</text:p>
          </table:table-cell>
          <table:table-cell office:value-type="float" office:value="2205" table:formula="of:=([bitcoin_futures.P228]-[bitcoin_futures.P227])" table:style-name="ce1">
            <text:p>2205</text:p>
          </table:table-cell>
          <table:table-cell office:value-type="float" office:value="2215" table:formula="of:=([bitcoin_futures.Q228]-[bitcoin_futures.Q227])" table:style-name="ce1">
            <text:p>2215</text:p>
          </table:table-cell>
          <table:table-cell table:number-columns-repeated="2" table:style-name="ce1"/>
          <table:table-cell office:value-type="float" office:value="2180" table:formula="of:=[.K224]" table:style-name="ce1">
            <text:p>2180</text:p>
          </table:table-cell>
          <table:table-cell table:number-columns-repeated="16367"/>
        </table:table-row>
        <table:table-row table:style-name="ro1">
          <table:table-cell office:value-type="string" office:string-value="06.11.2024" table:formula="of:=[bitcoin_futures.A229]" table:style-name="ce1">
            <text:p>06.11.2024</text:p>
          </table:table-cell>
          <table:table-cell table:number-columns-repeated="9" table:style-name="ce1"/>
          <table:table-cell office:value-type="float" office:value="7015" table:formula="of:=([bitcoin_futures.N229]-[bitcoin_futures.N228])" table:style-name="ce6">
            <text:p>7015</text:p>
          </table:table-cell>
          <table:table-cell office:value-type="float" office:value="7065" table:formula="of:=([bitcoin_futures.O229]-[bitcoin_futures.O228])" table:style-name="ce1">
            <text:p>7065</text:p>
          </table:table-cell>
          <table:table-cell office:value-type="float" office:value="7130" table:formula="of:=([bitcoin_futures.P229]-[bitcoin_futures.P228])" table:style-name="ce1">
            <text:p>7130</text:p>
          </table:table-cell>
          <table:table-cell office:value-type="float" office:value="7160" table:formula="of:=([bitcoin_futures.Q229]-[bitcoin_futures.Q228])" table:style-name="ce1">
            <text:p>7160</text:p>
          </table:table-cell>
          <table:table-cell table:number-columns-repeated="2" table:style-name="ce1"/>
          <table:table-cell office:value-type="float" office:value="7015" table:formula="of:=[.K225]" table:style-name="ce1">
            <text:p>7015</text:p>
          </table:table-cell>
          <table:table-cell table:number-columns-repeated="16367"/>
        </table:table-row>
        <table:table-row table:style-name="ro1">
          <table:table-cell office:value-type="string" office:string-value="07.11.2024" table:formula="of:=[bitcoin_futures.A230]" table:style-name="ce1">
            <text:p>07.11.2024</text:p>
          </table:table-cell>
          <table:table-cell table:number-columns-repeated="9" table:style-name="ce1"/>
          <table:table-cell office:value-type="float" office:value="305" table:formula="of:=([bitcoin_futures.N230]-[bitcoin_futures.N229])" table:style-name="ce6">
            <text:p>305</text:p>
          </table:table-cell>
          <table:table-cell office:value-type="float" office:value="310" table:formula="of:=([bitcoin_futures.O230]-[bitcoin_futures.O229])" table:style-name="ce1">
            <text:p>310</text:p>
          </table:table-cell>
          <table:table-cell office:value-type="float" office:value="310" table:formula="of:=([bitcoin_futures.P230]-[bitcoin_futures.P229])" table:style-name="ce1">
            <text:p>310</text:p>
          </table:table-cell>
          <table:table-cell office:value-type="float" office:value="305" table:formula="of:=([bitcoin_futures.Q230]-[bitcoin_futures.Q229])" table:style-name="ce1">
            <text:p>305</text:p>
          </table:table-cell>
          <table:table-cell table:number-columns-repeated="2" table:style-name="ce1"/>
          <table:table-cell office:value-type="float" office:value="305" table:formula="of:=[.K226]" table:style-name="ce1">
            <text:p>305</text:p>
          </table:table-cell>
          <table:table-cell table:number-columns-repeated="16367"/>
        </table:table-row>
        <table:table-row table:style-name="ro1">
          <table:table-cell office:value-type="string" office:string-value="08.11.2024" table:formula="of:=[bitcoin_futures.A231]" table:style-name="ce1">
            <text:p>08.11.2024</text:p>
          </table:table-cell>
          <table:table-cell table:number-columns-repeated="9" table:style-name="ce1"/>
          <table:table-cell office:value-type="float" office:value="180" table:formula="of:=([bitcoin_futures.N231]-[bitcoin_futures.N230])" table:style-name="ce6">
            <text:p>180</text:p>
          </table:table-cell>
          <table:table-cell office:value-type="float" office:value="190" table:formula="of:=([bitcoin_futures.O231]-[bitcoin_futures.O230])" table:style-name="ce1">
            <text:p>190</text:p>
          </table:table-cell>
          <table:table-cell office:value-type="float" office:value="210" table:formula="of:=([bitcoin_futures.P231]-[bitcoin_futures.P230])" table:style-name="ce1">
            <text:p>210</text:p>
          </table:table-cell>
          <table:table-cell office:value-type="float" office:value="230" table:formula="of:=([bitcoin_futures.Q231]-[bitcoin_futures.Q230])" table:style-name="ce1">
            <text:p>230</text:p>
          </table:table-cell>
          <table:table-cell table:number-columns-repeated="2" table:style-name="ce1"/>
          <table:table-cell office:value-type="float" office:value="180" table:formula="of:=[.K227]" table:style-name="ce1">
            <text:p>180</text:p>
          </table:table-cell>
          <table:table-cell table:number-columns-repeated="16367"/>
        </table:table-row>
        <table:table-row table:style-name="ro1">
          <table:table-cell office:value-type="string" office:string-value="11.11.2024" table:formula="of:=[bitcoin_futures.A232]" table:style-name="ce1">
            <text:p>11.11.2024</text:p>
          </table:table-cell>
          <table:table-cell table:number-columns-repeated="9" table:style-name="ce1"/>
          <table:table-cell office:value-type="float" office:value="10375" table:formula="of:=([bitcoin_futures.N232]-[bitcoin_futures.N231])" table:style-name="ce6">
            <text:p>10375</text:p>
          </table:table-cell>
          <table:table-cell office:value-type="float" office:value="10480" table:formula="of:=([bitcoin_futures.O232]-[bitcoin_futures.O231])" table:style-name="ce1">
            <text:p>10480</text:p>
          </table:table-cell>
          <table:table-cell office:value-type="float" office:value="10580" table:formula="of:=([bitcoin_futures.P232]-[bitcoin_futures.P231])" table:style-name="ce1">
            <text:p>10580</text:p>
          </table:table-cell>
          <table:table-cell office:value-type="float" office:value="10680" table:formula="of:=([bitcoin_futures.Q232]-[bitcoin_futures.Q231])" table:style-name="ce1">
            <text:p>10680</text:p>
          </table:table-cell>
          <table:table-cell table:number-columns-repeated="2" table:style-name="ce1"/>
          <table:table-cell office:value-type="float" office:value="10375" table:formula="of:=[.K228]" table:style-name="ce1">
            <text:p>10375</text:p>
          </table:table-cell>
          <table:table-cell table:number-columns-repeated="16367"/>
        </table:table-row>
        <table:table-row table:style-name="ro1">
          <table:table-cell office:value-type="string" office:string-value="12.11.2024" table:formula="of:=[bitcoin_futures.A233]" table:style-name="ce1">
            <text:p>12.11.2024</text:p>
          </table:table-cell>
          <table:table-cell table:number-columns-repeated="9" table:style-name="ce1"/>
          <table:table-cell office:value-type="float" office:value="2355" table:formula="of:=([bitcoin_futures.N233]-[bitcoin_futures.N232])" table:style-name="ce6">
            <text:p>2355</text:p>
          </table:table-cell>
          <table:table-cell office:value-type="float" office:value="2415" table:formula="of:=([bitcoin_futures.O233]-[bitcoin_futures.O232])" table:style-name="ce1">
            <text:p>2415</text:p>
          </table:table-cell>
          <table:table-cell office:value-type="float" office:value="2475" table:formula="of:=([bitcoin_futures.P233]-[bitcoin_futures.P232])" table:style-name="ce1">
            <text:p>2475</text:p>
          </table:table-cell>
          <table:table-cell office:value-type="float" office:value="2500" table:formula="of:=([bitcoin_futures.Q233]-[bitcoin_futures.Q232])" table:style-name="ce1">
            <text:p>2500</text:p>
          </table:table-cell>
          <table:table-cell table:number-columns-repeated="2" table:style-name="ce1"/>
          <table:table-cell office:value-type="float" office:value="2355" table:formula="of:=[.K229]" table:style-name="ce1">
            <text:p>2355</text:p>
          </table:table-cell>
          <table:table-cell table:number-columns-repeated="16367"/>
        </table:table-row>
        <table:table-row table:style-name="ro1">
          <table:table-cell office:value-type="string" office:string-value="13.11.2024" table:formula="of:=[bitcoin_futures.A234]" table:style-name="ce1">
            <text:p>13.11.2024</text:p>
          </table:table-cell>
          <table:table-cell table:number-columns-repeated="9" table:style-name="ce1"/>
          <table:table-cell office:value-type="float" office:value="165" table:formula="of:=([bitcoin_futures.N234]-[bitcoin_futures.N233])" table:style-name="ce6">
            <text:p>165</text:p>
          </table:table-cell>
          <table:table-cell office:value-type="float" office:value="195" table:formula="of:=([bitcoin_futures.O234]-[bitcoin_futures.O233])" table:style-name="ce1">
            <text:p>195</text:p>
          </table:table-cell>
          <table:table-cell office:value-type="float" office:value="210" table:formula="of:=([bitcoin_futures.P234]-[bitcoin_futures.P233])" table:style-name="ce1">
            <text:p>210</text:p>
          </table:table-cell>
          <table:table-cell office:value-type="float" office:value="225" table:formula="of:=([bitcoin_futures.Q234]-[bitcoin_futures.Q233])" table:style-name="ce1">
            <text:p>225</text:p>
          </table:table-cell>
          <table:table-cell table:number-columns-repeated="2" table:style-name="ce1"/>
          <table:table-cell office:value-type="float" office:value="165" table:formula="of:=[.K230]" table:style-name="ce1">
            <text:p>165</text:p>
          </table:table-cell>
          <table:table-cell table:number-columns-repeated="16367"/>
        </table:table-row>
        <table:table-row table:style-name="ro1">
          <table:table-cell office:value-type="string" office:string-value="14.11.2024" table:formula="of:=[bitcoin_futures.A235]" table:style-name="ce1">
            <text:p>14.11.2024</text:p>
          </table:table-cell>
          <table:table-cell table:number-columns-repeated="9" table:style-name="ce1"/>
          <table:table-cell office:value-type="float" office:value="-2335" table:formula="of:=([bitcoin_futures.N235]-[bitcoin_futures.N234])" table:style-name="ce6">
            <text:p>-2335</text:p>
          </table:table-cell>
          <table:table-cell office:value-type="float" office:value="-2345" table:formula="of:=([bitcoin_futures.O235]-[bitcoin_futures.O234])" table:style-name="ce1">
            <text:p>-2345</text:p>
          </table:table-cell>
          <table:table-cell office:value-type="float" office:value="-2365" table:formula="of:=([bitcoin_futures.P235]-[bitcoin_futures.P234])" table:style-name="ce1">
            <text:p>-2365</text:p>
          </table:table-cell>
          <table:table-cell office:value-type="float" office:value="-2360" table:formula="of:=([bitcoin_futures.Q235]-[bitcoin_futures.Q234])" table:style-name="ce1">
            <text:p>-2360</text:p>
          </table:table-cell>
          <table:table-cell table:number-columns-repeated="2" table:style-name="ce1"/>
          <table:table-cell office:value-type="float" office:value="-2335" table:formula="of:=[.K231]" table:style-name="ce1">
            <text:p>-2335</text:p>
          </table:table-cell>
          <table:table-cell table:number-columns-repeated="16367"/>
        </table:table-row>
        <table:table-row table:style-name="ro1">
          <table:table-cell office:value-type="string" office:string-value="15.11.2024" table:formula="of:=[bitcoin_futures.A236]" table:style-name="ce1">
            <text:p>15.11.2024</text:p>
          </table:table-cell>
          <table:table-cell table:number-columns-repeated="9" table:style-name="ce1"/>
          <table:table-cell office:value-type="float" office:value="4065" table:formula="of:=([bitcoin_futures.N236]-[bitcoin_futures.N235])" table:style-name="ce6">
            <text:p>4065</text:p>
          </table:table-cell>
          <table:table-cell office:value-type="float" office:value="4095" table:formula="of:=([bitcoin_futures.O236]-[bitcoin_futures.O235])" table:style-name="ce1">
            <text:p>4095</text:p>
          </table:table-cell>
          <table:table-cell office:value-type="float" office:value="4115" table:formula="of:=([bitcoin_futures.P236]-[bitcoin_futures.P235])" table:style-name="ce1">
            <text:p>4115</text:p>
          </table:table-cell>
          <table:table-cell office:value-type="float" office:value="4110" table:formula="of:=([bitcoin_futures.Q236]-[bitcoin_futures.Q235])" table:style-name="ce1">
            <text:p>4110</text:p>
          </table:table-cell>
          <table:table-cell table:number-columns-repeated="2" table:style-name="ce1"/>
          <table:table-cell office:value-type="float" office:value="4065" table:formula="of:=[.K232]" table:style-name="ce1">
            <text:p>4065</text:p>
          </table:table-cell>
          <table:table-cell table:number-columns-repeated="16367"/>
        </table:table-row>
        <table:table-row table:style-name="ro1">
          <table:table-cell office:value-type="string" office:string-value="18.11.2024" table:formula="of:=[bitcoin_futures.A237]" table:style-name="ce1">
            <text:p>18.11.2024</text:p>
          </table:table-cell>
          <table:table-cell table:number-columns-repeated="9" table:style-name="ce1"/>
          <table:table-cell office:value-type="float" office:value="75" table:formula="of:=([bitcoin_futures.N237]-[bitcoin_futures.N236])" table:style-name="ce1">
            <text:p>75</text:p>
          </table:table-cell>
          <table:table-cell office:value-type="float" office:value="80" table:formula="of:=([bitcoin_futures.O237]-[bitcoin_futures.O236])" table:style-name="ce6">
            <text:p>80</text:p>
          </table:table-cell>
          <table:table-cell office:value-type="float" office:value="110" table:formula="of:=([bitcoin_futures.P237]-[bitcoin_futures.P236])" table:style-name="ce1">
            <text:p>110</text:p>
          </table:table-cell>
          <table:table-cell office:value-type="float" office:value="125" table:formula="of:=([bitcoin_futures.Q237]-[bitcoin_futures.Q236])" table:style-name="ce1">
            <text:p>125</text:p>
          </table:table-cell>
          <table:table-cell table:number-columns-repeated="2" table:style-name="ce1"/>
          <table:table-cell office:value-type="float" office:value="80" table:formula="of:=[.L233]" table:style-name="ce1">
            <text:p>80</text:p>
          </table:table-cell>
          <table:table-cell table:number-columns-repeated="16367"/>
        </table:table-row>
        <table:table-row table:style-name="ro1">
          <table:table-cell office:value-type="string" office:string-value="19.11.2024" table:formula="of:=[bitcoin_futures.A238]" table:style-name="ce1">
            <text:p>19.11.2024</text:p>
          </table:table-cell>
          <table:table-cell table:number-columns-repeated="9" table:style-name="ce1"/>
          <table:table-cell office:value-type="float" office:value="1000" table:formula="of:=([bitcoin_futures.N238]-[bitcoin_futures.N237])" table:style-name="ce1">
            <text:p>1000</text:p>
          </table:table-cell>
          <table:table-cell office:value-type="float" office:value="1055" table:formula="of:=([bitcoin_futures.O238]-[bitcoin_futures.O237])" table:style-name="ce6">
            <text:p>1055</text:p>
          </table:table-cell>
          <table:table-cell office:value-type="float" office:value="1070" table:formula="of:=([bitcoin_futures.P238]-[bitcoin_futures.P237])" table:style-name="ce1">
            <text:p>1070</text:p>
          </table:table-cell>
          <table:table-cell office:value-type="float" office:value="1085" table:formula="of:=([bitcoin_futures.Q238]-[bitcoin_futures.Q237])" table:style-name="ce1">
            <text:p>1085</text:p>
          </table:table-cell>
          <table:table-cell table:number-columns-repeated="2" table:style-name="ce1"/>
          <table:table-cell office:value-type="float" office:value="1055" table:formula="of:=[.L234]" table:style-name="ce1">
            <text:p>1055</text:p>
          </table:table-cell>
          <table:table-cell table:number-columns-repeated="16367"/>
        </table:table-row>
        <table:table-row table:style-name="ro1">
          <table:table-cell office:value-type="string" office:string-value="20.11.2024" table:formula="of:=[bitcoin_futures.A239]" table:style-name="ce1">
            <text:p>20.11.2024</text:p>
          </table:table-cell>
          <table:table-cell table:number-columns-repeated="9" table:style-name="ce1"/>
          <table:table-cell office:value-type="float" office:value="1680" table:formula="of:=([bitcoin_futures.N239]-[bitcoin_futures.N238])" table:style-name="ce1">
            <text:p>1680</text:p>
          </table:table-cell>
          <table:table-cell office:value-type="float" office:value="1720" table:formula="of:=([bitcoin_futures.O239]-[bitcoin_futures.O238])" table:style-name="ce6">
            <text:p>1720</text:p>
          </table:table-cell>
          <table:table-cell office:value-type="float" office:value="1760" table:formula="of:=([bitcoin_futures.P239]-[bitcoin_futures.P238])" table:style-name="ce1">
            <text:p>1760</text:p>
          </table:table-cell>
          <table:table-cell office:value-type="float" office:value="1815" table:formula="of:=([bitcoin_futures.Q239]-[bitcoin_futures.Q238])" table:style-name="ce1">
            <text:p>1815</text:p>
          </table:table-cell>
          <table:table-cell table:number-columns-repeated="2" table:style-name="ce1"/>
          <table:table-cell office:value-type="float" office:value="1720" table:formula="of:=[.L235]" table:style-name="ce1">
            <text:p>1720</text:p>
          </table:table-cell>
          <table:table-cell table:number-columns-repeated="16367"/>
        </table:table-row>
        <table:table-row table:style-name="ro1">
          <table:table-cell office:value-type="string" office:string-value="21.11.2024" table:formula="of:=[bitcoin_futures.A240]" table:style-name="ce1">
            <text:p>21.11.2024</text:p>
          </table:table-cell>
          <table:table-cell table:number-columns-repeated="9" table:style-name="ce1"/>
          <table:table-cell office:value-type="float" office:value="3995" table:formula="of:=([bitcoin_futures.N240]-[bitcoin_futures.N239])" table:style-name="ce1">
            <text:p>3995</text:p>
          </table:table-cell>
          <table:table-cell office:value-type="float" office:value="4070" table:formula="of:=([bitcoin_futures.O240]-[bitcoin_futures.O239])" table:style-name="ce6">
            <text:p>4070</text:p>
          </table:table-cell>
          <table:table-cell office:value-type="float" office:value="4145" table:formula="of:=([bitcoin_futures.P240]-[bitcoin_futures.P239])" table:style-name="ce1">
            <text:p>4145</text:p>
          </table:table-cell>
          <table:table-cell office:value-type="float" office:value="4180" table:formula="of:=([bitcoin_futures.Q240]-[bitcoin_futures.Q239])" table:style-name="ce1">
            <text:p>4180</text:p>
          </table:table-cell>
          <table:table-cell table:number-columns-repeated="2" table:style-name="ce1"/>
          <table:table-cell office:value-type="float" office:value="4070" table:formula="of:=[.L236]" table:style-name="ce1">
            <text:p>4070</text:p>
          </table:table-cell>
          <table:table-cell table:number-columns-repeated="16367"/>
        </table:table-row>
        <table:table-row table:style-name="ro1">
          <table:table-cell office:value-type="string" office:string-value="22.11.2024" table:formula="of:=[bitcoin_futures.A241]" table:style-name="ce1">
            <text:p>22.11.2024</text:p>
          </table:table-cell>
          <table:table-cell table:number-columns-repeated="9" table:style-name="ce1"/>
          <table:table-cell office:value-type="float" office:value="750" table:formula="of:=([bitcoin_futures.N241]-[bitcoin_futures.N240])" table:style-name="ce1">
            <text:p>750</text:p>
          </table:table-cell>
          <table:table-cell office:value-type="float" office:value="800" table:formula="of:=([bitcoin_futures.O241]-[bitcoin_futures.O240])" table:style-name="ce6">
            <text:p>800</text:p>
          </table:table-cell>
          <table:table-cell office:value-type="float" office:value="855" table:formula="of:=([bitcoin_futures.P241]-[bitcoin_futures.P240])" table:style-name="ce1">
            <text:p>855</text:p>
          </table:table-cell>
          <table:table-cell office:value-type="float" office:value="880" table:formula="of:=([bitcoin_futures.Q241]-[bitcoin_futures.Q240])" table:style-name="ce1">
            <text:p>880</text:p>
          </table:table-cell>
          <table:table-cell table:number-columns-repeated="2" table:style-name="ce1"/>
          <table:table-cell office:value-type="float" office:value="800" table:formula="of:=[.L237]" table:style-name="ce1">
            <text:p>800</text:p>
          </table:table-cell>
          <table:table-cell table:number-columns-repeated="16367"/>
        </table:table-row>
        <table:table-row table:style-name="ro1">
          <table:table-cell office:value-type="string" office:string-value="25.11.2024" table:formula="of:=[bitcoin_futures.A242]" table:style-name="ce1">
            <text:p>25.11.2024</text:p>
          </table:table-cell>
          <table:table-cell table:number-columns-repeated="9" table:style-name="ce1"/>
          <table:table-cell office:value-type="float" office:value="-4540" table:formula="of:=([bitcoin_futures.N242]-[bitcoin_futures.N241])" table:style-name="ce1">
            <text:p>-4540</text:p>
          </table:table-cell>
          <table:table-cell office:value-type="float" office:value="-4615" table:formula="of:=([bitcoin_futures.O242]-[bitcoin_futures.O241])" table:style-name="ce6">
            <text:p>-4615</text:p>
          </table:table-cell>
          <table:table-cell office:value-type="float" office:value="-4710" table:formula="of:=([bitcoin_futures.P242]-[bitcoin_futures.P241])" table:style-name="ce1">
            <text:p>-4710</text:p>
          </table:table-cell>
          <table:table-cell office:value-type="float" office:value="-4740" table:formula="of:=([bitcoin_futures.Q242]-[bitcoin_futures.Q241])" table:style-name="ce1">
            <text:p>-4740</text:p>
          </table:table-cell>
          <table:table-cell table:number-columns-repeated="2" table:style-name="ce1"/>
          <table:table-cell office:value-type="float" office:value="-4615" table:formula="of:=[.L238]" table:style-name="ce1">
            <text:p>-4615</text:p>
          </table:table-cell>
          <table:table-cell table:number-columns-repeated="16367"/>
        </table:table-row>
        <table:table-row table:style-name="ro1">
          <table:table-cell office:value-type="string" office:string-value="26.11.2024" table:formula="of:=[bitcoin_futures.A243]" table:style-name="ce1">
            <text:p>26.11.2024</text:p>
          </table:table-cell>
          <table:table-cell table:number-columns-repeated="9" table:style-name="ce1"/>
          <table:table-cell office:value-type="float" office:value="-3950" table:formula="of:=([bitcoin_futures.N243]-[bitcoin_futures.N242])" table:style-name="ce1">
            <text:p>-3950</text:p>
          </table:table-cell>
          <table:table-cell office:value-type="float" office:value="-3955" table:formula="of:=([bitcoin_futures.O243]-[bitcoin_futures.O242])" table:style-name="ce6">
            <text:p>-3955</text:p>
          </table:table-cell>
          <table:table-cell office:value-type="float" office:value="-3925" table:formula="of:=([bitcoin_futures.P243]-[bitcoin_futures.P242])" table:style-name="ce1">
            <text:p>-3925</text:p>
          </table:table-cell>
          <table:table-cell office:value-type="float" office:value="-3935" table:formula="of:=([bitcoin_futures.Q243]-[bitcoin_futures.Q242])" table:style-name="ce1">
            <text:p>-3935</text:p>
          </table:table-cell>
          <table:table-cell table:number-columns-repeated="2" table:style-name="ce1"/>
          <table:table-cell office:value-type="float" office:value="-3955" table:formula="of:=[.L239]" table:style-name="ce1">
            <text:p>-3955</text:p>
          </table:table-cell>
          <table:table-cell table:number-columns-repeated="16367"/>
        </table:table-row>
        <table:table-row table:style-name="ro1">
          <table:table-cell office:value-type="string" office:string-value="27.11.2024" table:formula="of:=[bitcoin_futures.A244]" table:style-name="ce1">
            <text:p>27.11.2024</text:p>
          </table:table-cell>
          <table:table-cell table:number-columns-repeated="9" table:style-name="ce1"/>
          <table:table-cell office:value-type="float" office:value="5790" table:formula="of:=([bitcoin_futures.N244]-[bitcoin_futures.N243])" table:style-name="ce1">
            <text:p>5790</text:p>
          </table:table-cell>
          <table:table-cell office:value-type="float" office:value="6015" table:formula="of:=([bitcoin_futures.O244]-[bitcoin_futures.O243])" table:style-name="ce6">
            <text:p>6015</text:p>
          </table:table-cell>
          <table:table-cell office:value-type="float" office:value="6185" table:formula="of:=([bitcoin_futures.P244]-[bitcoin_futures.P243])" table:style-name="ce1">
            <text:p>6185</text:p>
          </table:table-cell>
          <table:table-cell office:value-type="float" office:value="6270" table:formula="of:=([bitcoin_futures.Q244]-[bitcoin_futures.Q243])" table:style-name="ce1">
            <text:p>6270</text:p>
          </table:table-cell>
          <table:table-cell table:number-columns-repeated="2" table:style-name="ce1"/>
          <table:table-cell office:value-type="float" office:value="6015" table:formula="of:=[.L240]" table:style-name="ce1">
            <text:p>6015</text:p>
          </table:table-cell>
          <table:table-cell table:number-columns-repeated="16367"/>
        </table:table-row>
        <table:table-row table:style-name="ro1">
          <table:table-cell office:value-type="string" office:string-value="28.11.2024" table:formula="of:=[bitcoin_futures.A245]" table:style-name="ce1">
            <text:p>28.11.2024</text:p>
          </table:table-cell>
          <table:table-cell table:number-columns-repeated="9" table:style-name="ce1"/>
          <table:table-cell office:value-type="float" office:value="0" table:formula="of:=([bitcoin_futures.N245]-[bitcoin_futures.N244])" table:style-name="ce1">
            <text:p>0</text:p>
          </table:table-cell>
          <table:table-cell office:value-type="float" office:value="0" table:formula="of:=([bitcoin_futures.O245]-[bitcoin_futures.O244])" table:style-name="ce6">
            <text:p>0</text:p>
          </table:table-cell>
          <table:table-cell office:value-type="float" office:value="0" table:formula="of:=([bitcoin_futures.P245]-[bitcoin_futures.P244])" table:style-name="ce1">
            <text:p>0</text:p>
          </table:table-cell>
          <table:table-cell office:value-type="float" office:value="0" table:formula="of:=([bitcoin_futures.Q245]-[bitcoin_futures.Q244])" table:style-name="ce1">
            <text:p>0</text:p>
          </table:table-cell>
          <table:table-cell table:number-columns-repeated="2" table:style-name="ce1"/>
          <table:table-cell office:value-type="float" office:value="0" table:formula="of:=[.L241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29.11.2024" table:formula="of:=[bitcoin_futures.A246]" table:style-name="ce1">
            <text:p>29.11.2024</text:p>
          </table:table-cell>
          <table:table-cell table:number-columns-repeated="9" table:style-name="ce1"/>
          <table:table-cell office:value-type="float" office:value="1554.8000000000029" table:formula="of:=([bitcoin_futures.N246]-[bitcoin_futures.N245])" table:style-name="ce1">
            <text:p>1554.8</text:p>
          </table:table-cell>
          <table:table-cell office:value-type="float" office:value="420" table:formula="of:=([bitcoin_futures.O246]-[bitcoin_futures.O245])" table:style-name="ce6">
            <text:p>420</text:p>
          </table:table-cell>
          <table:table-cell office:value-type="float" office:value="630" table:formula="of:=([bitcoin_futures.P246]-[bitcoin_futures.P245])" table:style-name="ce1">
            <text:p>630</text:p>
          </table:table-cell>
          <table:table-cell office:value-type="float" office:value="690" table:formula="of:=([bitcoin_futures.Q246]-[bitcoin_futures.Q245])" table:style-name="ce1">
            <text:p>690</text:p>
          </table:table-cell>
          <table:table-cell table:number-columns-repeated="2" table:style-name="ce1"/>
          <table:table-cell office:value-type="float" office:value="420" table:formula="of:=[.L242]" table:style-name="ce1">
            <text:p>420</text:p>
          </table:table-cell>
          <table:table-cell table:number-columns-repeated="16367"/>
        </table:table-row>
        <table:table-row table:style-name="ro1">
          <table:table-cell office:value-type="string" office:string-value="02.12.2024" table:formula="of:=[bitcoin_futures.A247]" table:style-name="ce1">
            <text:p>02.12.2024</text:p>
          </table:table-cell>
          <table:table-cell table:number-columns-repeated="10" table:style-name="ce1"/>
          <table:table-cell office:value-type="float" office:value="-1730" table:formula="of:=([bitcoin_futures.O247]-[bitcoin_futures.O246])" table:style-name="ce6">
            <text:p>-1730</text:p>
          </table:table-cell>
          <table:table-cell office:value-type="float" office:value="-1795" table:formula="of:=([bitcoin_futures.P247]-[bitcoin_futures.P246])" table:style-name="ce1">
            <text:p>-1795</text:p>
          </table:table-cell>
          <table:table-cell office:value-type="float" office:value="-1765" table:formula="of:=([bitcoin_futures.Q247]-[bitcoin_futures.Q246])" table:style-name="ce1">
            <text:p>-1765</text:p>
          </table:table-cell>
          <table:table-cell table:number-columns-repeated="2" table:style-name="ce1"/>
          <table:table-cell office:value-type="float" office:value="-1730" table:formula="of:=[.L243]" table:style-name="ce1">
            <text:p>-1730</text:p>
          </table:table-cell>
          <table:table-cell table:number-columns-repeated="16367"/>
        </table:table-row>
        <table:table-row table:style-name="ro1">
          <table:table-cell office:value-type="string" office:string-value="03.12.2024" table:formula="of:=[bitcoin_futures.A248]" table:style-name="ce1">
            <text:p>03.12.2024</text:p>
          </table:table-cell>
          <table:table-cell table:number-columns-repeated="10" table:style-name="ce1"/>
          <table:table-cell office:value-type="float" office:value="-100" table:formula="of:=([bitcoin_futures.O248]-[bitcoin_futures.O247])" table:style-name="ce6">
            <text:p>-100</text:p>
          </table:table-cell>
          <table:table-cell office:value-type="float" office:value="-95" table:formula="of:=([bitcoin_futures.P248]-[bitcoin_futures.P247])" table:style-name="ce1">
            <text:p>-95</text:p>
          </table:table-cell>
          <table:table-cell office:value-type="float" office:value="-130" table:formula="of:=([bitcoin_futures.Q248]-[bitcoin_futures.Q247])" table:style-name="ce1">
            <text:p>-130</text:p>
          </table:table-cell>
          <table:table-cell table:number-columns-repeated="2" table:style-name="ce1"/>
          <table:table-cell office:value-type="float" office:value="-100" table:formula="of:=[.L244]" table:style-name="ce1">
            <text:p>-100</text:p>
          </table:table-cell>
          <table:table-cell table:number-columns-repeated="16367"/>
        </table:table-row>
        <table:table-row table:style-name="ro1">
          <table:table-cell office:value-type="string" office:string-value="04.12.2024" table:formula="of:=[bitcoin_futures.A249]" table:style-name="ce1">
            <text:p>04.12.2024</text:p>
          </table:table-cell>
          <table:table-cell table:number-columns-repeated="10" table:style-name="ce1"/>
          <table:table-cell office:value-type="float" office:value="3380" table:formula="of:=([bitcoin_futures.O249]-[bitcoin_futures.O248])" table:style-name="ce6">
            <text:p>3380</text:p>
          </table:table-cell>
          <table:table-cell office:value-type="float" office:value="3380" table:formula="of:=([bitcoin_futures.P249]-[bitcoin_futures.P248])" table:style-name="ce1">
            <text:p>3380</text:p>
          </table:table-cell>
          <table:table-cell office:value-type="float" office:value="3400" table:formula="of:=([bitcoin_futures.Q249]-[bitcoin_futures.Q248])" table:style-name="ce1">
            <text:p>3400</text:p>
          </table:table-cell>
          <table:table-cell table:number-columns-repeated="2" table:style-name="ce1"/>
          <table:table-cell office:value-type="float" office:value="3380" table:formula="of:=[.L245]" table:style-name="ce1">
            <text:p>3380</text:p>
          </table:table-cell>
          <table:table-cell table:number-columns-repeated="16367"/>
        </table:table-row>
        <table:table-row table:style-name="ro1">
          <table:table-cell office:value-type="string" office:string-value="05.12.2024" table:formula="of:=[bitcoin_futures.A250]" table:style-name="ce1">
            <text:p>05.12.2024</text:p>
          </table:table-cell>
          <table:table-cell table:number-columns-repeated="10" table:style-name="ce1"/>
          <table:table-cell office:value-type="float" office:value="-140" table:formula="of:=([bitcoin_futures.O250]-[bitcoin_futures.O249])" table:style-name="ce6">
            <text:p>-140</text:p>
          </table:table-cell>
          <table:table-cell office:value-type="float" office:value="-140" table:formula="of:=([bitcoin_futures.P250]-[bitcoin_futures.P249])" table:style-name="ce1">
            <text:p>-140</text:p>
          </table:table-cell>
          <table:table-cell office:value-type="float" office:value="-120" table:formula="of:=([bitcoin_futures.Q250]-[bitcoin_futures.Q249])" table:style-name="ce1">
            <text:p>-120</text:p>
          </table:table-cell>
          <table:table-cell table:number-columns-repeated="2" table:style-name="ce1"/>
          <table:table-cell office:value-type="float" office:value="-140" table:formula="of:=[.L246]" table:style-name="ce1">
            <text:p>-140</text:p>
          </table:table-cell>
          <table:table-cell table:number-columns-repeated="16367"/>
        </table:table-row>
        <table:table-row table:style-name="ro1">
          <table:table-cell office:value-type="string" office:string-value="06.12.2024" table:formula="of:=[bitcoin_futures.A251]" table:style-name="ce1">
            <text:p>06.12.2024</text:p>
          </table:table-cell>
          <table:table-cell table:number-columns-repeated="10" table:style-name="ce1"/>
          <table:table-cell office:value-type="float" office:value="2660" table:formula="of:=([bitcoin_futures.O251]-[bitcoin_futures.O250])" table:style-name="ce6">
            <text:p>2660</text:p>
          </table:table-cell>
          <table:table-cell office:value-type="float" office:value="2690" table:formula="of:=([bitcoin_futures.P251]-[bitcoin_futures.P250])" table:style-name="ce1">
            <text:p>2690</text:p>
          </table:table-cell>
          <table:table-cell office:value-type="float" office:value="2705" table:formula="of:=([bitcoin_futures.Q251]-[bitcoin_futures.Q250])" table:style-name="ce1">
            <text:p>2705</text:p>
          </table:table-cell>
          <table:table-cell table:number-columns-repeated="2" table:style-name="ce1"/>
          <table:table-cell office:value-type="float" office:value="2660" table:formula="of:=[.L247]" table:style-name="ce1">
            <text:p>2660</text:p>
          </table:table-cell>
          <table:table-cell table:number-columns-repeated="16367"/>
        </table:table-row>
        <table:table-row table:style-name="ro1">
          <table:table-cell office:value-type="string" office:string-value="09.12.2024" table:formula="of:=[bitcoin_futures.A252]" table:style-name="ce1">
            <text:p>09.12.2024</text:p>
          </table:table-cell>
          <table:table-cell table:number-columns-repeated="10" table:style-name="ce1"/>
          <table:table-cell office:value-type="float" office:value="-5645" table:formula="of:=([bitcoin_futures.O252]-[bitcoin_futures.O251])" table:style-name="ce6">
            <text:p>-5645</text:p>
          </table:table-cell>
          <table:table-cell office:value-type="float" office:value="-5705" table:formula="of:=([bitcoin_futures.P252]-[bitcoin_futures.P251])" table:style-name="ce1">
            <text:p>-5705</text:p>
          </table:table-cell>
          <table:table-cell office:value-type="float" office:value="-5815" table:formula="of:=([bitcoin_futures.Q252]-[bitcoin_futures.Q251])" table:style-name="ce1">
            <text:p>-5815</text:p>
          </table:table-cell>
          <table:table-cell table:number-columns-repeated="2" table:style-name="ce1"/>
          <table:table-cell office:value-type="float" office:value="-5645" table:formula="of:=[.L248]" table:style-name="ce1">
            <text:p>-5645</text:p>
          </table:table-cell>
          <table:table-cell table:number-columns-repeated="16367"/>
        </table:table-row>
        <table:table-row table:style-name="ro1">
          <table:table-cell office:value-type="string" office:string-value="10.12.2024" table:formula="of:=[bitcoin_futures.A253]" table:style-name="ce1">
            <text:p>10.12.2024</text:p>
          </table:table-cell>
          <table:table-cell table:number-columns-repeated="10" table:style-name="ce1"/>
          <table:table-cell office:value-type="float" office:value="185" table:formula="of:=([bitcoin_futures.O253]-[bitcoin_futures.O252])" table:style-name="ce6">
            <text:p>185</text:p>
          </table:table-cell>
          <table:table-cell office:value-type="float" office:value="200" table:formula="of:=([bitcoin_futures.P253]-[bitcoin_futures.P252])" table:style-name="ce1">
            <text:p>200</text:p>
          </table:table-cell>
          <table:table-cell office:value-type="float" office:value="195" table:formula="of:=([bitcoin_futures.Q253]-[bitcoin_futures.Q252])" table:style-name="ce1">
            <text:p>195</text:p>
          </table:table-cell>
          <table:table-cell table:number-columns-repeated="2" table:style-name="ce1"/>
          <table:table-cell office:value-type="float" office:value="185" table:formula="of:=[.L249]" table:style-name="ce1">
            <text:p>185</text:p>
          </table:table-cell>
          <table:table-cell table:number-columns-repeated="16367"/>
        </table:table-row>
        <table:table-row table:style-name="ro1">
          <table:table-cell office:value-type="string" office:string-value="11.12.2024" table:formula="of:=[bitcoin_futures.A254]" table:style-name="ce1">
            <text:p>11.12.2024</text:p>
          </table:table-cell>
          <table:table-cell table:number-columns-repeated="10" table:style-name="ce1"/>
          <table:table-cell office:value-type="float" office:value="5175" table:formula="of:=([bitcoin_futures.O254]-[bitcoin_futures.O253])" table:style-name="ce6">
            <text:p>5175</text:p>
          </table:table-cell>
          <table:table-cell office:value-type="float" office:value="5275" table:formula="of:=([bitcoin_futures.P254]-[bitcoin_futures.P253])" table:style-name="ce1">
            <text:p>5275</text:p>
          </table:table-cell>
          <table:table-cell office:value-type="float" office:value="5305" table:formula="of:=([bitcoin_futures.Q254]-[bitcoin_futures.Q253])" table:style-name="ce1">
            <text:p>5305</text:p>
          </table:table-cell>
          <table:table-cell table:number-columns-repeated="2" table:style-name="ce1"/>
          <table:table-cell office:value-type="float" office:value="5175" table:formula="of:=[.L250]" table:style-name="ce1">
            <text:p>5175</text:p>
          </table:table-cell>
          <table:table-cell table:number-columns-repeated="16367"/>
        </table:table-row>
        <table:table-row table:style-name="ro1">
          <table:table-cell office:value-type="string" office:string-value="12.12.2024" table:formula="of:=[bitcoin_futures.A255]" table:style-name="ce1">
            <text:p>12.12.2024</text:p>
          </table:table-cell>
          <table:table-cell table:number-columns-repeated="10" table:style-name="ce1"/>
          <table:table-cell office:value-type="float" office:value="-1745" table:formula="of:=([bitcoin_futures.O255]-[bitcoin_futures.O254])" table:style-name="ce6">
            <text:p>-1745</text:p>
          </table:table-cell>
          <table:table-cell office:value-type="float" office:value="-1710" table:formula="of:=([bitcoin_futures.P255]-[bitcoin_futures.P254])" table:style-name="ce1">
            <text:p>-1710</text:p>
          </table:table-cell>
          <table:table-cell office:value-type="float" office:value="-1690" table:formula="of:=([bitcoin_futures.Q255]-[bitcoin_futures.Q254])" table:style-name="ce1">
            <text:p>-1690</text:p>
          </table:table-cell>
          <table:table-cell table:number-columns-repeated="2" table:style-name="ce1"/>
          <table:table-cell office:value-type="float" office:value="-1745" table:formula="of:=[.L251]" table:style-name="ce1">
            <text:p>-1745</text:p>
          </table:table-cell>
          <table:table-cell table:number-columns-repeated="16367"/>
        </table:table-row>
        <table:table-row table:style-name="ro1">
          <table:table-cell office:value-type="string" office:string-value="13.12.2024" table:formula="of:=[bitcoin_futures.A256]" table:style-name="ce1">
            <text:p>13.12.2024</text:p>
          </table:table-cell>
          <table:table-cell table:number-columns-repeated="10" table:style-name="ce1"/>
          <table:table-cell office:value-type="float" office:value="1895" table:formula="of:=([bitcoin_futures.O256]-[bitcoin_futures.O255])" table:style-name="ce6">
            <text:p>1895</text:p>
          </table:table-cell>
          <table:table-cell office:value-type="float" office:value="1995" table:formula="of:=([bitcoin_futures.P256]-[bitcoin_futures.P255])" table:style-name="ce1">
            <text:p>1995</text:p>
          </table:table-cell>
          <table:table-cell office:value-type="float" office:value="2055" table:formula="of:=([bitcoin_futures.Q256]-[bitcoin_futures.Q255])" table:style-name="ce1">
            <text:p>2055</text:p>
          </table:table-cell>
          <table:table-cell table:number-columns-repeated="2" table:style-name="ce1"/>
          <table:table-cell office:value-type="float" office:value="1895" table:formula="of:=[.L252]" table:style-name="ce1">
            <text:p>1895</text:p>
          </table:table-cell>
          <table:table-cell table:number-columns-repeated="16367"/>
        </table:table-row>
        <table:table-row table:style-name="ro1">
          <table:table-cell office:value-type="string" office:string-value="16.12.2024" table:formula="of:=[bitcoin_futures.A257]" table:style-name="ce1">
            <text:p>16.12.2024</text:p>
          </table:table-cell>
          <table:table-cell table:number-columns-repeated="10" table:style-name="ce1"/>
          <table:table-cell office:value-type="float" office:value="4260" table:formula="of:=([bitcoin_futures.O257]-[bitcoin_futures.O256])" table:style-name="ce1">
            <text:p>4260</text:p>
          </table:table-cell>
          <table:table-cell office:value-type="float" office:value="4425" table:formula="of:=([bitcoin_futures.P257]-[bitcoin_futures.P256])" table:style-name="ce6">
            <text:p>4425</text:p>
          </table:table-cell>
          <table:table-cell office:value-type="float" office:value="4535" table:formula="of:=([bitcoin_futures.Q257]-[bitcoin_futures.Q256])" table:style-name="ce1">
            <text:p>4535</text:p>
          </table:table-cell>
          <table:table-cell table:number-columns-repeated="2" table:style-name="ce1"/>
          <table:table-cell office:value-type="float" office:value="4425" table:formula="of:=[.M253]" table:style-name="ce1">
            <text:p>4425</text:p>
          </table:table-cell>
          <table:table-cell table:number-columns-repeated="16367"/>
        </table:table-row>
        <table:table-row table:style-name="ro1">
          <table:table-cell office:value-type="string" office:string-value="17.12.2024" table:formula="of:=[bitcoin_futures.A258]" table:style-name="ce1">
            <text:p>17.12.2024</text:p>
          </table:table-cell>
          <table:table-cell table:number-columns-repeated="10" table:style-name="ce1"/>
          <table:table-cell office:value-type="float" office:value="630" table:formula="of:=([bitcoin_futures.O258]-[bitcoin_futures.O257])" table:style-name="ce1">
            <text:p>630</text:p>
          </table:table-cell>
          <table:table-cell office:value-type="float" office:value="645" table:formula="of:=([bitcoin_futures.P258]-[bitcoin_futures.P257])" table:style-name="ce6">
            <text:p>645</text:p>
          </table:table-cell>
          <table:table-cell office:value-type="float" office:value="620" table:formula="of:=([bitcoin_futures.Q258]-[bitcoin_futures.Q257])" table:style-name="ce1">
            <text:p>620</text:p>
          </table:table-cell>
          <table:table-cell table:number-columns-repeated="2" table:style-name="ce1"/>
          <table:table-cell office:value-type="float" office:value="645" table:formula="of:=[.M254]" table:style-name="ce1">
            <text:p>645</text:p>
          </table:table-cell>
          <table:table-cell table:number-columns-repeated="16367"/>
        </table:table-row>
        <table:table-row table:style-name="ro1">
          <table:table-cell office:value-type="string" office:string-value="18.12.2024" table:formula="of:=[bitcoin_futures.A259]" table:style-name="ce1">
            <text:p>18.12.2024</text:p>
          </table:table-cell>
          <table:table-cell table:number-columns-repeated="10" table:style-name="ce1"/>
          <table:table-cell office:value-type="float" office:value="-6320" table:formula="of:=([bitcoin_futures.O259]-[bitcoin_futures.O258])" table:style-name="ce1">
            <text:p>-6320</text:p>
          </table:table-cell>
          <table:table-cell office:value-type="float" office:value="-6735" table:formula="of:=([bitcoin_futures.P259]-[bitcoin_futures.P258])" table:style-name="ce6">
            <text:p>-6735</text:p>
          </table:table-cell>
          <table:table-cell office:value-type="float" office:value="-6950" table:formula="of:=([bitcoin_futures.Q259]-[bitcoin_futures.Q258])" table:style-name="ce1">
            <text:p>-6950</text:p>
          </table:table-cell>
          <table:table-cell table:number-columns-repeated="2" table:style-name="ce1"/>
          <table:table-cell office:value-type="float" office:value="-6735" table:formula="of:=[.M255]" table:style-name="ce1">
            <text:p>-6735</text:p>
          </table:table-cell>
          <table:table-cell table:number-columns-repeated="16367"/>
        </table:table-row>
        <table:table-row table:style-name="ro1">
          <table:table-cell office:value-type="string" office:string-value="19.12.2024" table:formula="of:=[bitcoin_futures.A260]" table:style-name="ce1">
            <text:p>19.12.2024</text:p>
          </table:table-cell>
          <table:table-cell table:number-columns-repeated="10" table:style-name="ce1"/>
          <table:table-cell office:value-type="float" office:value="-4365" table:formula="of:=([bitcoin_futures.O260]-[bitcoin_futures.O259])" table:style-name="ce1">
            <text:p>-4365</text:p>
          </table:table-cell>
          <table:table-cell office:value-type="float" office:value="-4660" table:formula="of:=([bitcoin_futures.P260]-[bitcoin_futures.P259])" table:style-name="ce6">
            <text:p>-4660</text:p>
          </table:table-cell>
          <table:table-cell office:value-type="float" office:value="-4715" table:formula="of:=([bitcoin_futures.Q260]-[bitcoin_futures.Q259])" table:style-name="ce1">
            <text:p>-4715</text:p>
          </table:table-cell>
          <table:table-cell table:number-columns-repeated="2" table:style-name="ce1"/>
          <table:table-cell office:value-type="float" office:value="-4660" table:formula="of:=[.M256]" table:style-name="ce1">
            <text:p>-4660</text:p>
          </table:table-cell>
          <table:table-cell table:number-columns-repeated="16367"/>
        </table:table-row>
        <table:table-row table:style-name="ro1">
          <table:table-cell office:value-type="string" office:string-value="20.12.2024" table:formula="of:=[bitcoin_futures.A261]" table:style-name="ce1">
            <text:p>20.12.2024</text:p>
          </table:table-cell>
          <table:table-cell table:number-columns-repeated="10" table:style-name="ce1"/>
          <table:table-cell office:value-type="float" office:value="95" table:formula="of:=([bitcoin_futures.O261]-[bitcoin_futures.O260])" table:style-name="ce1">
            <text:p>95</text:p>
          </table:table-cell>
          <table:table-cell office:value-type="float" office:value="275" table:formula="of:=([bitcoin_futures.P261]-[bitcoin_futures.P260])" table:style-name="ce6">
            <text:p>275</text:p>
          </table:table-cell>
          <table:table-cell office:value-type="float" office:value="395" table:formula="of:=([bitcoin_futures.Q261]-[bitcoin_futures.Q260])" table:style-name="ce1">
            <text:p>395</text:p>
          </table:table-cell>
          <table:table-cell table:number-columns-repeated="2" table:style-name="ce1"/>
          <table:table-cell office:value-type="float" office:value="275" table:formula="of:=[.M257]" table:style-name="ce1">
            <text:p>275</text:p>
          </table:table-cell>
          <table:table-cell table:number-columns-repeated="16367"/>
        </table:table-row>
        <table:table-row table:style-name="ro1">
          <table:table-cell office:value-type="string" office:string-value="23.12.2024" table:formula="of:=[bitcoin_futures.A262]" table:style-name="ce1">
            <text:p>23.12.2024</text:p>
          </table:table-cell>
          <table:table-cell table:number-columns-repeated="10" table:style-name="ce1"/>
          <table:table-cell office:value-type="float" office:value="-3330" table:formula="of:=([bitcoin_futures.O262]-[bitcoin_futures.O261])" table:style-name="ce1">
            <text:p>-3330</text:p>
          </table:table-cell>
          <table:table-cell office:value-type="float" office:value="-3605" table:formula="of:=([bitcoin_futures.P262]-[bitcoin_futures.P261])" table:style-name="ce6">
            <text:p>-3605</text:p>
          </table:table-cell>
          <table:table-cell office:value-type="float" office:value="-3730" table:formula="of:=([bitcoin_futures.Q262]-[bitcoin_futures.Q261])" table:style-name="ce1">
            <text:p>-3730</text:p>
          </table:table-cell>
          <table:table-cell table:number-columns-repeated="2" table:style-name="ce1"/>
          <table:table-cell office:value-type="float" office:value="-3605" table:formula="of:=[.M258]" table:style-name="ce1">
            <text:p>-3605</text:p>
          </table:table-cell>
          <table:table-cell table:number-columns-repeated="16367"/>
        </table:table-row>
        <table:table-row table:style-name="ro1">
          <table:table-cell office:value-type="string" office:string-value="24.12.2024" table:formula="of:=[bitcoin_futures.A263]" table:style-name="ce1">
            <text:p>24.12.2024</text:p>
          </table:table-cell>
          <table:table-cell table:number-columns-repeated="10" table:style-name="ce1"/>
          <table:table-cell office:value-type="float" office:value="5830" table:formula="of:=([bitcoin_futures.O263]-[bitcoin_futures.O262])" table:style-name="ce1">
            <text:p>5830</text:p>
          </table:table-cell>
          <table:table-cell office:value-type="float" office:value="6150" table:formula="of:=([bitcoin_futures.P263]-[bitcoin_futures.P262])" table:style-name="ce6">
            <text:p>6150</text:p>
          </table:table-cell>
          <table:table-cell office:value-type="float" office:value="6340" table:formula="of:=([bitcoin_futures.Q263]-[bitcoin_futures.Q262])" table:style-name="ce1">
            <text:p>6340</text:p>
          </table:table-cell>
          <table:table-cell table:number-columns-repeated="2" table:style-name="ce1"/>
          <table:table-cell office:value-type="float" office:value="6150" table:formula="of:=[.M259]" table:style-name="ce1">
            <text:p>6150</text:p>
          </table:table-cell>
          <table:table-cell table:number-columns-repeated="16367"/>
        </table:table-row>
        <table:table-row table:style-name="ro1">
          <table:table-cell office:value-type="string" office:string-value="25.12.2024" table:formula="of:=[bitcoin_futures.A264]" table:style-name="ce1">
            <text:p>25.12.2024</text:p>
          </table:table-cell>
          <table:table-cell table:number-columns-repeated="10" table:style-name="ce1"/>
          <table:table-cell office:value-type="float" office:value="0" table:formula="of:=([bitcoin_futures.O264]-[bitcoin_futures.O263])" table:style-name="ce1">
            <text:p>0</text:p>
          </table:table-cell>
          <table:table-cell office:value-type="float" office:value="0" table:formula="of:=([bitcoin_futures.P264]-[bitcoin_futures.P263])" table:style-name="ce6">
            <text:p>0</text:p>
          </table:table-cell>
          <table:table-cell office:value-type="float" office:value="0" table:formula="of:=([bitcoin_futures.Q264]-[bitcoin_futures.Q263])" table:style-name="ce1">
            <text:p>0</text:p>
          </table:table-cell>
          <table:table-cell table:number-columns-repeated="2" table:style-name="ce1"/>
          <table:table-cell office:value-type="float" office:value="0" table:formula="of:=[.M260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26.12.2024" table:formula="of:=[bitcoin_futures.A265]" table:style-name="ce1">
            <text:p>26.12.2024</text:p>
          </table:table-cell>
          <table:table-cell table:number-columns-repeated="10" table:style-name="ce1"/>
          <table:table-cell office:value-type="float" office:value="-3575" table:formula="of:=([bitcoin_futures.O265]-[bitcoin_futures.O264])" table:style-name="ce1">
            <text:p>-3575</text:p>
          </table:table-cell>
          <table:table-cell office:value-type="float" office:value="-3815" table:formula="of:=([bitcoin_futures.P265]-[bitcoin_futures.P264])" table:style-name="ce6">
            <text:p>-3815</text:p>
          </table:table-cell>
          <table:table-cell office:value-type="float" office:value="-3800" table:formula="of:=([bitcoin_futures.Q265]-[bitcoin_futures.Q264])" table:style-name="ce1">
            <text:p>-3800</text:p>
          </table:table-cell>
          <table:table-cell table:number-columns-repeated="2" table:style-name="ce1"/>
          <table:table-cell office:value-type="float" office:value="-3815" table:formula="of:=[.M261]" table:style-name="ce1">
            <text:p>-3815</text:p>
          </table:table-cell>
          <table:table-cell table:number-columns-repeated="16367"/>
        </table:table-row>
        <table:table-row table:style-name="ro1">
          <table:table-cell office:value-type="string" office:string-value="27.12.2024" table:formula="of:=[bitcoin_futures.A266]" table:style-name="ce1">
            <text:p>27.12.2024</text:p>
          </table:table-cell>
          <table:table-cell table:number-columns-repeated="10" table:style-name="ce1"/>
          <table:table-cell office:value-type="float" office:value="-956.69999999999709" table:formula="of:=([bitcoin_futures.O266]-[bitcoin_futures.O265])" table:style-name="ce1">
            <text:p>-956.7</text:p>
          </table:table-cell>
          <table:table-cell office:value-type="float" office:value="-1195" table:formula="of:=([bitcoin_futures.P266]-[bitcoin_futures.P265])" table:style-name="ce6">
            <text:p>-1195</text:p>
          </table:table-cell>
          <table:table-cell office:value-type="float" office:value="-1220" table:formula="of:=([bitcoin_futures.Q266]-[bitcoin_futures.Q265])" table:style-name="ce1">
            <text:p>-1220</text:p>
          </table:table-cell>
          <table:table-cell table:number-columns-repeated="2" table:style-name="ce1"/>
          <table:table-cell office:value-type="float" office:value="-1195" table:formula="of:=[.M262]" table:style-name="ce1">
            <text:p>-1195</text:p>
          </table:table-cell>
          <table:table-cell table:number-columns-repeated="16367"/>
        </table:table-row>
        <table:table-row table:style-name="ro1">
          <table:table-cell office:value-type="string" office:string-value="30.12.2024" table:formula="of:=[bitcoin_futures.A267]" table:style-name="ce1">
            <text:p>30.12.2024</text:p>
          </table:table-cell>
          <table:table-cell table:number-columns-repeated="11" table:style-name="ce1"/>
          <table:table-cell office:value-type="float" office:value="-355" table:formula="of:=([bitcoin_futures.P267]-[bitcoin_futures.P266])" table:style-name="ce6">
            <text:p>-355</text:p>
          </table:table-cell>
          <table:table-cell office:value-type="float" office:value="-350" table:formula="of:=([bitcoin_futures.Q267]-[bitcoin_futures.Q266])" table:style-name="ce1">
            <text:p>-350</text:p>
          </table:table-cell>
          <table:table-cell table:number-columns-repeated="2" table:style-name="ce1"/>
          <table:table-cell office:value-type="float" office:value="-355" table:formula="of:=[.M263]" table:style-name="ce1">
            <text:p>-355</text:p>
          </table:table-cell>
          <table:table-cell table:number-columns-repeated="16367"/>
        </table:table-row>
        <table:table-row table:style-name="ro1">
          <table:table-cell office:value-type="string" office:string-value="31.12.2024" table:formula="of:=[bitcoin_futures.A268]" table:style-name="ce1">
            <text:p>31.12.2024</text:p>
          </table:table-cell>
          <table:table-cell table:number-columns-repeated="11" table:style-name="ce1"/>
          <table:table-cell office:value-type="float" office:value="-835" table:formula="of:=([bitcoin_futures.P268]-[bitcoin_futures.P267])" table:style-name="ce6">
            <text:p>-835</text:p>
          </table:table-cell>
          <table:table-cell office:value-type="float" office:value="-830" table:formula="of:=([bitcoin_futures.Q268]-[bitcoin_futures.Q267])" table:style-name="ce1">
            <text:p>-830</text:p>
          </table:table-cell>
          <table:table-cell table:number-columns-repeated="2" table:style-name="ce1"/>
          <table:table-cell office:value-type="float" office:value="-835" table:formula="of:=[.M264]" table:style-name="ce1">
            <text:p>-835</text:p>
          </table:table-cell>
          <table:table-cell table:number-columns-repeated="16367"/>
        </table:table-row>
        <table:table-row table:style-name="ro1">
          <table:table-cell office:value-type="string" office:string-value="01.01.2025" table:formula="of:=[bitcoin_futures.A269]" table:style-name="ce1">
            <text:p>01.01.2025</text:p>
          </table:table-cell>
          <table:table-cell table:number-columns-repeated="11" table:style-name="ce1"/>
          <table:table-cell office:value-type="float" office:value="0" table:formula="of:=([bitcoin_futures.P269]-[bitcoin_futures.P268])" table:style-name="ce6">
            <text:p>0</text:p>
          </table:table-cell>
          <table:table-cell office:value-type="float" office:value="0" table:formula="of:=([bitcoin_futures.Q269]-[bitcoin_futures.Q268])" table:style-name="ce1">
            <text:p>0</text:p>
          </table:table-cell>
          <table:table-cell table:number-columns-repeated="2" table:style-name="ce1"/>
          <table:table-cell office:value-type="float" office:value="0" table:formula="of:=[.M265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02.01.2025" table:formula="of:=[bitcoin_futures.A270]" table:style-name="ce1">
            <text:p>02.01.2025</text:p>
          </table:table-cell>
          <table:table-cell table:number-columns-repeated="11" table:style-name="ce1"/>
          <table:table-cell office:value-type="float" office:value="4070" table:formula="of:=([bitcoin_futures.P270]-[bitcoin_futures.P269])" table:style-name="ce6">
            <text:p>4070</text:p>
          </table:table-cell>
          <table:table-cell office:value-type="float" office:value="4075" table:formula="of:=([bitcoin_futures.Q270]-[bitcoin_futures.Q269])" table:style-name="ce1">
            <text:p>4075</text:p>
          </table:table-cell>
          <table:table-cell table:number-columns-repeated="2" table:style-name="ce1"/>
          <table:table-cell office:value-type="float" office:value="4070" table:formula="of:=[.M266]" table:style-name="ce1">
            <text:p>4070</text:p>
          </table:table-cell>
          <table:table-cell table:number-columns-repeated="16367"/>
        </table:table-row>
        <table:table-row table:style-name="ro1">
          <table:table-cell office:value-type="string" office:string-value="03.01.2025" table:formula="of:=[bitcoin_futures.A271]" table:style-name="ce1">
            <text:p>03.01.2025</text:p>
          </table:table-cell>
          <table:table-cell table:number-columns-repeated="11" table:style-name="ce1"/>
          <table:table-cell office:value-type="float" office:value="1040" table:formula="of:=([bitcoin_futures.P271]-[bitcoin_futures.P270])" table:style-name="ce6">
            <text:p>1040</text:p>
          </table:table-cell>
          <table:table-cell office:value-type="float" office:value="1040" table:formula="of:=([bitcoin_futures.Q271]-[bitcoin_futures.Q270])" table:style-name="ce1">
            <text:p>1040</text:p>
          </table:table-cell>
          <table:table-cell table:number-columns-repeated="2" table:style-name="ce1"/>
          <table:table-cell office:value-type="float" office:value="1040" table:formula="of:=[.M267]" table:style-name="ce1">
            <text:p>1040</text:p>
          </table:table-cell>
          <table:table-cell table:number-columns-repeated="16367"/>
        </table:table-row>
        <table:table-row table:style-name="ro1">
          <table:table-cell office:value-type="string" office:string-value="06.01.2025" table:formula="of:=[bitcoin_futures.A272]" table:style-name="ce1">
            <text:p>06.01.2025</text:p>
          </table:table-cell>
          <table:table-cell table:number-columns-repeated="11" table:style-name="ce1"/>
          <table:table-cell office:value-type="float" office:value="3920" table:formula="of:=([bitcoin_futures.P272]-[bitcoin_futures.P271])" table:style-name="ce6">
            <text:p>3920</text:p>
          </table:table-cell>
          <table:table-cell office:value-type="float" office:value="3950" table:formula="of:=([bitcoin_futures.Q272]-[bitcoin_futures.Q271])" table:style-name="ce1">
            <text:p>3950</text:p>
          </table:table-cell>
          <table:table-cell table:number-columns-repeated="2" table:style-name="ce1"/>
          <table:table-cell office:value-type="float" office:value="3920" table:formula="of:=[.M268]" table:style-name="ce1">
            <text:p>3920</text:p>
          </table:table-cell>
          <table:table-cell table:number-columns-repeated="16367"/>
        </table:table-row>
        <table:table-row table:style-name="ro1">
          <table:table-cell office:value-type="string" office:string-value="07.01.2025" table:formula="of:=[bitcoin_futures.A273]" table:style-name="ce1">
            <text:p>07.01.2025</text:p>
          </table:table-cell>
          <table:table-cell table:number-columns-repeated="11" table:style-name="ce1"/>
          <table:table-cell office:value-type="float" office:value="-6365" table:formula="of:=([bitcoin_futures.P273]-[bitcoin_futures.P272])" table:style-name="ce6">
            <text:p>-6365</text:p>
          </table:table-cell>
          <table:table-cell office:value-type="float" office:value="-6485" table:formula="of:=([bitcoin_futures.Q273]-[bitcoin_futures.Q272])" table:style-name="ce1">
            <text:p>-6485</text:p>
          </table:table-cell>
          <table:table-cell table:number-columns-repeated="2" table:style-name="ce1"/>
          <table:table-cell office:value-type="float" office:value="-6365" table:formula="of:=[.M269]" table:style-name="ce1">
            <text:p>-6365</text:p>
          </table:table-cell>
          <table:table-cell table:number-columns-repeated="16367"/>
        </table:table-row>
        <table:table-row table:style-name="ro1">
          <table:table-cell office:value-type="string" office:string-value="08.01.2025" table:formula="of:=[bitcoin_futures.A274]" table:style-name="ce1">
            <text:p>08.01.2025</text:p>
          </table:table-cell>
          <table:table-cell table:number-columns-repeated="11" table:style-name="ce1"/>
          <table:table-cell office:value-type="float" office:value="-2555" table:formula="of:=([bitcoin_futures.P274]-[bitcoin_futures.P273])" table:style-name="ce6">
            <text:p>-2555</text:p>
          </table:table-cell>
          <table:table-cell office:value-type="float" office:value="-2665" table:formula="of:=([bitcoin_futures.Q274]-[bitcoin_futures.Q273])" table:style-name="ce1">
            <text:p>-2665</text:p>
          </table:table-cell>
          <table:table-cell table:number-columns-repeated="2" table:style-name="ce1"/>
          <table:table-cell office:value-type="float" office:value="-2555" table:formula="of:=[.M270]" table:style-name="ce1">
            <text:p>-2555</text:p>
          </table:table-cell>
          <table:table-cell table:number-columns-repeated="16367"/>
        </table:table-row>
        <table:table-row table:style-name="ro1">
          <table:table-cell office:value-type="string" office:string-value="09.01.2025" table:formula="of:=[bitcoin_futures.A275]" table:style-name="ce1">
            <text:p>09.01.2025</text:p>
          </table:table-cell>
          <table:table-cell table:number-columns-repeated="11" table:style-name="ce1"/>
          <table:table-cell office:value-type="float" office:value="-2090" table:formula="of:=([bitcoin_futures.P275]-[bitcoin_futures.P274])" table:style-name="ce6">
            <text:p>-2090</text:p>
          </table:table-cell>
          <table:table-cell office:value-type="float" office:value="-2065" table:formula="of:=([bitcoin_futures.Q275]-[bitcoin_futures.Q274])" table:style-name="ce1">
            <text:p>-2065</text:p>
          </table:table-cell>
          <table:table-cell table:number-columns-repeated="2" table:style-name="ce1"/>
          <table:table-cell office:value-type="float" office:value="-2090" table:formula="of:=[.M271]" table:style-name="ce1">
            <text:p>-2090</text:p>
          </table:table-cell>
          <table:table-cell table:number-columns-repeated="16367"/>
        </table:table-row>
        <table:table-row table:style-name="ro1">
          <table:table-cell office:value-type="string" office:string-value="10.01.2025" table:formula="of:=[bitcoin_futures.A276]" table:style-name="ce1">
            <text:p>10.01.2025</text:p>
          </table:table-cell>
          <table:table-cell table:number-columns-repeated="11" table:style-name="ce1"/>
          <table:table-cell office:value-type="float" office:value="3070" table:formula="of:=([bitcoin_futures.P276]-[bitcoin_futures.P275])" table:style-name="ce6">
            <text:p>3070</text:p>
          </table:table-cell>
          <table:table-cell office:value-type="float" office:value="3130" table:formula="of:=([bitcoin_futures.Q276]-[bitcoin_futures.Q275])" table:style-name="ce1">
            <text:p>3130</text:p>
          </table:table-cell>
          <table:table-cell table:number-columns-repeated="2" table:style-name="ce1"/>
          <table:table-cell office:value-type="float" office:value="3070" table:formula="of:=[.M272]" table:style-name="ce1">
            <text:p>3070</text:p>
          </table:table-cell>
          <table:table-cell table:number-columns-repeated="16367"/>
        </table:table-row>
        <table:table-row table:style-name="ro1">
          <table:table-cell office:value-type="string" office:string-value="13.01.2025" table:formula="of:=[bitcoin_futures.A277]" table:style-name="ce1">
            <text:p>13.01.2025</text:p>
          </table:table-cell>
          <table:table-cell table:number-columns-repeated="11" table:style-name="ce1"/>
          <table:table-cell office:value-type="float" office:value="-1305" table:formula="of:=([bitcoin_futures.P277]-[bitcoin_futures.P276])" table:style-name="ce6">
            <text:p>-1305</text:p>
          </table:table-cell>
          <table:table-cell office:value-type="float" office:value="-1430" table:formula="of:=([bitcoin_futures.Q277]-[bitcoin_futures.Q276])" table:style-name="ce1">
            <text:p>-1430</text:p>
          </table:table-cell>
          <table:table-cell table:number-columns-repeated="2" table:style-name="ce1"/>
          <table:table-cell office:value-type="float" office:value="-1305" table:formula="of:=[.M273]" table:style-name="ce1">
            <text:p>-1305</text:p>
          </table:table-cell>
          <table:table-cell table:number-columns-repeated="16367"/>
        </table:table-row>
        <table:table-row table:style-name="ro1">
          <table:table-cell office:value-type="string" office:string-value="14.01.2025" table:formula="of:=[bitcoin_futures.A278]" table:style-name="ce1">
            <text:p>14.01.2025</text:p>
          </table:table-cell>
          <table:table-cell table:number-columns-repeated="11" table:style-name="ce1"/>
          <table:table-cell office:value-type="float" office:value="3000" table:formula="of:=([bitcoin_futures.P278]-[bitcoin_futures.P277])" table:style-name="ce6">
            <text:p>3000</text:p>
          </table:table-cell>
          <table:table-cell office:value-type="float" office:value="3080" table:formula="of:=([bitcoin_futures.Q278]-[bitcoin_futures.Q277])" table:style-name="ce1">
            <text:p>3080</text:p>
          </table:table-cell>
          <table:table-cell table:number-columns-repeated="2" table:style-name="ce1"/>
          <table:table-cell office:value-type="float" office:value="3000" table:formula="of:=[.M274]" table:style-name="ce1">
            <text:p>3000</text:p>
          </table:table-cell>
          <table:table-cell table:number-columns-repeated="16367"/>
        </table:table-row>
        <table:table-row table:style-name="ro1">
          <table:table-cell office:value-type="string" office:string-value="15.01.2025" table:formula="of:=[bitcoin_futures.A279]" table:style-name="ce1">
            <text:p>15.01.2025</text:p>
          </table:table-cell>
          <table:table-cell table:number-columns-repeated="11" table:style-name="ce1"/>
          <table:table-cell office:value-type="float" office:value="3155" table:formula="of:=([bitcoin_futures.P279]-[bitcoin_futures.P278])" table:style-name="ce6">
            <text:p>3155</text:p>
          </table:table-cell>
          <table:table-cell office:value-type="float" office:value="3210" table:formula="of:=([bitcoin_futures.Q279]-[bitcoin_futures.Q278])" table:style-name="ce1">
            <text:p>3210</text:p>
          </table:table-cell>
          <table:table-cell table:number-columns-repeated="2" table:style-name="ce1"/>
          <table:table-cell office:value-type="float" office:value="3155" table:formula="of:=[.M275]" table:style-name="ce1">
            <text:p>3155</text:p>
          </table:table-cell>
          <table:table-cell table:number-columns-repeated="16367"/>
        </table:table-row>
        <table:table-row table:style-name="ro1">
          <table:table-cell office:value-type="string" office:string-value="16.01.2025" table:formula="of:=[bitcoin_futures.A280]" table:style-name="ce1">
            <text:p>16.01.2025</text:p>
          </table:table-cell>
          <table:table-cell table:number-columns-repeated="11" table:style-name="ce1"/>
          <table:table-cell office:value-type="float" office:value="640" table:formula="of:=([bitcoin_futures.P280]-[bitcoin_futures.P279])" table:style-name="ce1">
            <text:p>640</text:p>
          </table:table-cell>
          <table:table-cell office:value-type="float" office:value="645" table:formula="of:=([bitcoin_futures.Q280]-[bitcoin_futures.Q279])" table:style-name="ce6">
            <text:p>645</text:p>
          </table:table-cell>
          <table:table-cell table:number-columns-repeated="2" table:style-name="ce1"/>
          <table:table-cell office:value-type="float" office:value="645" table:formula="of:=[.N276]" table:style-name="ce1">
            <text:p>645</text:p>
          </table:table-cell>
          <table:table-cell table:number-columns-repeated="16367"/>
        </table:table-row>
        <table:table-row table:style-name="ro1">
          <table:table-cell office:value-type="string" office:string-value="17.01.2025" table:formula="of:=[bitcoin_futures.A281]" table:style-name="ce1">
            <text:p>17.01.2025</text:p>
          </table:table-cell>
          <table:table-cell table:number-columns-repeated="11" table:style-name="ce1"/>
          <table:table-cell office:value-type="float" office:value="4580" table:formula="of:=([bitcoin_futures.P281]-[bitcoin_futures.P280])" table:style-name="ce1">
            <text:p>4580</text:p>
          </table:table-cell>
          <table:table-cell office:value-type="float" office:value="4670" table:formula="of:=([bitcoin_futures.Q281]-[bitcoin_futures.Q280])" table:style-name="ce6">
            <text:p>4670</text:p>
          </table:table-cell>
          <table:table-cell table:number-columns-repeated="2" table:style-name="ce1"/>
          <table:table-cell office:value-type="float" office:value="4670" table:formula="of:=[.N277]" table:style-name="ce1">
            <text:p>4670</text:p>
          </table:table-cell>
          <table:table-cell table:number-columns-repeated="16367"/>
        </table:table-row>
        <table:table-row table:style-name="ro1">
          <table:table-cell office:value-type="string" office:string-value="20.01.2025" table:formula="of:=[bitcoin_futures.A282]" table:style-name="ce1">
            <text:p>20.01.2025</text:p>
          </table:table-cell>
          <table:table-cell table:number-columns-repeated="11" table:style-name="ce1"/>
          <table:table-cell office:value-type="float" office:value="0" table:formula="of:=([bitcoin_futures.P282]-[bitcoin_futures.P281])" table:style-name="ce1">
            <text:p>0</text:p>
          </table:table-cell>
          <table:table-cell office:value-type="float" office:value="0" table:formula="of:=([bitcoin_futures.Q282]-[bitcoin_futures.Q281])" table:style-name="ce6">
            <text:p>0</text:p>
          </table:table-cell>
          <table:table-cell table:number-columns-repeated="2" table:style-name="ce1"/>
          <table:table-cell office:value-type="float" office:value="0" table:formula="of:=[.N278]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office:string-value="21.01.2025" table:formula="of:=[bitcoin_futures.A283]" table:style-name="ce1">
            <text:p>21.01.2025</text:p>
          </table:table-cell>
          <table:table-cell table:number-columns-repeated="11" table:style-name="ce1"/>
          <table:table-cell office:value-type="float" office:value="1120" table:formula="of:=([bitcoin_futures.P283]-[bitcoin_futures.P282])" table:style-name="ce1">
            <text:p>1120</text:p>
          </table:table-cell>
          <table:table-cell office:value-type="float" office:value="1055" table:formula="of:=([bitcoin_futures.Q283]-[bitcoin_futures.Q282])" table:style-name="ce6">
            <text:p>1055</text:p>
          </table:table-cell>
          <table:table-cell table:number-columns-repeated="2" table:style-name="ce1"/>
          <table:table-cell office:value-type="float" office:value="1055" table:formula="of:=[.N279]" table:style-name="ce1">
            <text:p>1055</text:p>
          </table:table-cell>
          <table:table-cell table:number-columns-repeated="16367"/>
        </table:table-row>
        <table:table-row table:style-name="ro1">
          <table:table-cell office:value-type="string" office:string-value="22.01.2025" table:formula="of:=[bitcoin_futures.A284]" table:style-name="ce1">
            <text:p>22.01.2025</text:p>
          </table:table-cell>
          <table:table-cell table:number-columns-repeated="11" table:style-name="ce1"/>
          <table:table-cell office:value-type="float" office:value="0" table:formula="of:=([bitcoin_futures.P284]-[bitcoin_futures.P283])" table:style-name="ce1">
            <text:p>0</text:p>
          </table:table-cell>
          <table:table-cell office:value-type="float" office:value="0" table:formula="of:=([bitcoin_futures.Q284]-[bitcoin_futures.Q283])" table:style-name="ce6">
            <text:p>0</text:p>
          </table:table-cell>
          <table:table-cell table:number-columns-repeated="2" table:style-name="ce1"/>
          <table:table-cell office:value-type="float" office:value="0" table:formula="of:=[.N280]" table:style-name="ce1">
            <text:p>0</text:p>
          </table:table-cell>
          <table:table-cell table:number-columns-repeated="16367"/>
        </table:table-row>
        <table:table-row table:number-rows-repeated="1048296" table:style-name="ro1">
          <table:table-cell table:number-columns-repeated="16384"/>
        </table:table-row>
      </table:table>
      <table:table table:name="Strategy" table:style-name="ta1"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6" table:default-cell-style-name="ce1"/>
        <table:table-column table:style-name="co19" table:default-cell-style-name="ce1"/>
        <table:table-column table:style-name="co12" table:number-columns-repeated="1004" table:default-cell-style-name="ce1"/>
        <table:table-column table:style-name="co11" table:number-columns-repeated="15359" table:default-cell-style-name="ce1"/>
        <table:table-row table:style-name="ro1">
          <table:table-cell table:style-name="ce1"/>
          <table:table-cell office:value-type="string" table:style-name="ce1">
            <text:p>Shares of IBIT</text:p>
          </table:table-cell>
          <table:table-cell table:style-name="ce1"/>
          <table:table-cell office:value-type="string" table:style-name="ce1">
            <text:p>Capital Required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Dates" table:formula="of:=[bitcoin_futures.A6]" table:style-name="ce1">
            <text:p>Dates</text:p>
          </table:table-cell>
          <table:table-cell office:value-type="string" table:style-name="ce1">
            <text:p>that make 1BTC rounded</text:p>
          </table:table-cell>
          <table:table-cell table:style-name="ce1"/>
          <table:table-cell office:value-type="string" table:style-name="ce1">
            <text:p>Long Leg</text:p>
          </table:table-cell>
          <table:table-cell office:value-type="string" table:style-name="ce1">
            <text:p>Current Margin</text:p>
          </table:table-cell>
          <table:table-cell office:value-type="string" table:style-name="ce1">
            <text:p>Maintenance Margin</text:p>
          </table:table-cell>
          <table:table-cell table:number-columns-repeated="6" table:style-name="ce1"/>
          <table:table-cell office:value-type="string" table:style-name="ce1">
            <text:p>Turnover Costs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01.01.2024" table:formula="of:=[bitcoin_futures.A7]" table:style-name="ce1">
            <text:p>01.01.2024</text:p>
          </table:table-cell>
          <table:table-cell table:number-columns-repeated="4" table:style-name="ce1"/>
          <table:table-cell office:value-type="string" table:style-name="ce1">
            <text:p>take half the initial margin</text:p>
          </table:table-cell>
          <table:table-cell table:number-columns-repeated="3" table:style-name="ce1"/>
          <table:table-cell office:value-type="string" table:style-name="ce1">
            <text:p>extra CF long</text:p>
          </table:table-cell>
          <table:table-cell office:value-type="string" table:style-name="ce1">
            <text:p>NAV Long</text:p>
          </table:table-cell>
          <table:table-cell office:value-type="string" table:style-name="ce1">
            <text:p>unrealized P&amp;L</text:p>
          </table:table-cell>
          <table:table-cell table:style-name="ce1"/>
          <table:table-cell office:value-type="string" table:style-name="ce1">
            <text:p>Short P&amp;L</text:p>
          </table:table-cell>
          <table:table-cell table:style-name="ce1"/>
          <table:table-cell office:value-type="string" table:style-name="ce1">
            <text:p>total NAV</text:p>
          </table:table-cell>
          <table:table-cell office:value-type="string" table:style-name="ce1">
            <text:p>total P&amp;L</text:p>
          </table:table-cell>
          <table:table-cell office:value-type="string" table:style-name="ce1">
            <text:p>non P&amp;L CF</text:p>
          </table:table-cell>
          <table:table-cell office:value-type="string" table:style-name="ce1">
            <text:p>total return</text:p>
          </table:table-cell>
          <table:table-cell office:value-type="string" table:style-name="ce1">
            <text:p>xret</text:p>
          </table:table-cell>
          <table:table-cell table:number-columns-repeated="16364" table:style-name="ce1"/>
        </table:table-row>
        <table:table-row table:style-name="ro1">
          <table:table-cell office:value-type="string" office:string-value="02.01.2024" table:formula="of:=[bitcoin_futures.A8]" table:style-name="ce1">
            <text:p>02.01.2024</text:p>
          </table:table-cell>
          <table:table-cell table:number-columns-repeated="4" table:style-name="ce1"/>
          <table:table-cell office:value-type="float" office:value="0.5" table:style-name="ce1">
            <text:p>0.5</text:p>
          </table:table-cell>
          <table:table-cell table:number-columns-repeated="6" table:style-name="ce1"/>
          <table:table-cell office:value-type="string" table:style-name="ce1">
            <office:annotation draw:style-name="a0" svg:x="16.3125in" svg:y="0.506944444444444in" svg:width="1.44444444444444in" svg:height="2.42361111111111in">
              <dc:creator>Adrian Heiß</dc:creator>
              <text:p><text:span text:style-name="T4">Adrian Heiß:</text:span><text:span text:style-name="T3"/></text:p>
              <text:p><text:span text:style-name="T3">- Assumption: Money that to fill up the margin account is currently invested in other assets and needs to be sold first</text:span></text:p>
              <text:p><text:span text:style-name="T3">- includes bid-ask-spread</text:span></text:p>
            </office:annotation>
            <text:p>One-Side Transaction Costs bps</text:p>
          </table:table-cell>
          <table:table-cell table:number-columns-repeated="4" table:style-name="ce1"/>
          <table:table-cell office:value-type="string" table:style-name="ce1">
            <text:p>Positive = into</text:p>
          </table:table-cell>
          <table:table-cell table:number-columns-repeated="16366" table:style-name="ce1"/>
        </table:table-row>
        <table:table-row table:style-name="ro1">
          <table:table-cell office:value-type="string" office:string-value="03.01.2024" table:formula="of:=[bitcoin_futures.A9]" table:style-name="ce1">
            <text:p>03.01.2024</text:p>
          </table:table-cell>
          <table:table-cell table:number-columns-repeated="11" table:style-name="ce1"/>
          <table:table-cell office:value-type="float" office:value="30" table:style-name="ce1">
            <text:p>30</text:p>
          </table:table-cell>
          <table:table-cell office:value-type="string" table:style-name="ce7">
            <text:p>Margin Interest Rate Factor</text:p>
          </table:table-cell>
          <table:table-cell table:number-columns-repeated="3" table:style-name="ce1"/>
          <table:table-cell office:value-type="string" table:style-name="ce1">
            <text:p>strat. Negative</text:p>
          </table:table-cell>
          <table:table-cell table:number-columns-repeated="16366" table:style-name="ce1"/>
        </table:table-row>
        <table:table-row table:style-name="ro1">
          <table:table-cell office:value-type="string" office:string-value="04.01.2024" table:formula="of:=[bitcoin_futures.A10]" table:style-name="ce1">
            <text:p>04.01.2024</text:p>
          </table:table-cell>
          <table:table-cell table:number-columns-repeated="12" table:style-name="ce1"/>
          <table:table-cell office:value-type="percentage" office:value="0.5" table:formula="of:=50%" table:style-name="ce8">
            <text:p>50%</text:p>
          </table:table-cell>
          <table:table-cell table:number-columns-repeated="3" table:style-name="ce1"/>
          <table:table-cell office:value-type="string" table:style-name="ce1">
            <text:p>'= out of strat</text:p>
          </table:table-cell>
          <table:table-cell table:number-columns-repeated="16366" table:style-name="ce1"/>
        </table:table-row>
        <table:table-row table:style-name="ro1">
          <table:table-cell office:value-type="string" office:string-value="05.01.2024" table:formula="of:=[bitcoin_futures.A11]" table:style-name="ce1">
            <text:p>05.01.2024</text:p>
          </table:table-cell>
          <table:table-cell table:number-columns-repeated="16383" table:style-name="ce1"/>
        </table:table-row>
        <table:table-row table:style-name="ro1">
          <table:table-cell office:value-type="string" office:string-value="08.01.2024" table:formula="of:=[bitcoin_futures.A12]" table:style-name="ce1">
            <text:p>08.01.2024</text:p>
          </table:table-cell>
          <table:table-cell table:number-columns-repeated="2" table:style-name="ce1"/>
          <table:table-cell office:value-type="string" table:style-name="ce1">
            <text:p>100k</text:p>
          </table:table-cell>
          <table:table-cell office:value-type="string" table:style-name="ce9">
            <text:p>50k</text:p>
          </table:table-cell>
          <table:table-cell office:value-type="string" table:style-name="ce1">
            <text:p>25k</text:p>
          </table:table-cell>
          <table:table-cell table:number-columns-repeated="7" table:style-name="ce1"/>
          <table:table-cell table:style-name="ce10"/>
          <table:table-cell table:number-columns-repeated="6" table:style-name="ce1"/>
          <table:table-cell office:value-type="string" table:style-name="ce1">
            <text:p>Avg. ar. Ret p.a.</text:p>
          </table:table-cell>
          <table:table-cell office:value-type="float" office:value="6.4603562809876225E-2" table:formula="of:=((AVERAGE([.S14:.S279])+1) ^ 252)-1" table:style-name="ce1">
            <text:p>0.064603563</text:p>
          </table:table-cell>
          <table:table-cell table:number-columns-repeated="16362"/>
        </table:table-row>
        <table:table-row table:style-name="ro1">
          <table:table-cell office:value-type="string" office:string-value="09.01.2024" table:formula="of:=[bitcoin_futures.A13]" table:style-name="ce1">
            <text:p>09.01.2024</text:p>
          </table:table-cell>
          <table:table-cell table:number-columns-repeated="12" table:style-name="ce1"/>
          <table:table-cell table:style-name="ce10"/>
          <table:table-cell table:number-columns-repeated="6" table:style-name="ce1"/>
          <table:table-cell office:value-type="string" table:style-name="ce1">
            <text:p>Sharpe Ratio p.a.</text:p>
          </table:table-cell>
          <table:table-cell office:value-type="float" office:value="0.93363966956422073" table:formula="of:=AVERAGE([.T14:.T279])/STDEV([.S14:.S279])*SQRT(252)" table:style-name="ce1">
            <office:annotation draw:style-name="a1" svg:x="23.2291666666667in" svg:y="1.97916666666667in" svg:width="1.43055555555556in" svg:height="4.52777777777778in">
              <dc:creator>Adrian Heiß</dc:creator>
              <text:p><text:span text:style-name="T1">Adrian Heiß:</text:span><text:span text:style-name="T2"/></text:p>
              <text:p><text:span text:style-name="T1">Problems:</text:span><text:span text:style-name="T1"/></text:p>
              <text:p><text:span text:style-name="T2">- assumes that it is not inconvenient to always need to fill up to the new initial margin, when a margin call happens</text:span><text:span text:style-name="T2"/></text:p>
              <text:p><text:span text:style-name="T2">- assumes no transaction costs =&gt; Since the turnover is large (not necessarily if a high percentage of the long position is accepted as a margin) and the "arbitrage" is small (the strategy binds a lot of money that is effectively invested in sth. very similar to <text:s/>Rf), this is a major concern.</text:span><text:span text:style-name="T1"><text:s/></text:span><text:span text:style-name="T1"/></text:p>
              <text:p><text:span text:style-name="T2">- assumes interest rates of half of Rf for the <text:s/>=&gt; this can be set in "Margin Interest Rate Factor".</text:span><text:span text:style-name="T2"/></text:p>
              <text:p><text:span text:style-name="T2">- doesn't take counterparty risk into consideration</text:span></text:p>
            </office:annotation>
            <text:p>0.93363967</text:p>
          </table:table-cell>
          <table:table-cell table:number-columns-repeated="16362"/>
        </table:table-row>
        <table:table-row table:style-name="ro1">
          <table:table-cell office:value-type="string" office:string-value="10.01.2024" table:formula="of:=[bitcoin_futures.A14]" table:style-name="ce1">
            <text:p>10.01.2024</text:p>
          </table:table-cell>
          <table:table-cell table:number-columns-repeated="12" table:style-name="ce1"/>
          <table:table-cell table:style-name="ce10"/>
          <table:table-cell table:number-columns-repeated="16370" table:style-name="ce1"/>
        </table:table-row>
        <table:table-row table:style-name="ro1">
          <table:table-cell office:value-type="string" office:string-value="11.01.2024" table:formula="of:=[bitcoin_futures.A15]" table:style-name="ce1">
            <text:p>11.01.2024</text:p>
          </table:table-cell>
          <table:table-cell office:value-type="float" office:value="1752" table:formula="of:=ROUND([bitcoin_futures.D15]/[bitcoin_futures.B15]; 0)" table:style-name="ce1">
            <text:p>1752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12.01.2024" table:formula="of:=[bitcoin_futures.A16]" table:style-name="ce1">
            <text:p>12.01.2024</text:p>
          </table:table-cell>
          <table:table-cell office:value-type="float" office:value="1753" table:formula="of:=ROUND([bitcoin_futures.D16]/[bitcoin_futures.B16]; 0)" table:style-name="ce1">
            <text:p>1753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15.01.2024" table:formula="of:=[bitcoin_futures.A17]" table:style-name="ce6">
            <text:p>15.01.2024</text:p>
          </table:table-cell>
          <table:table-cell office:value-type="float" office:value="1720" table:formula="of:=ROUND([bitcoin_futures.D17]/[bitcoin_futures.B17]; 0)" table:style-name="ce1">
            <text:p>1720</text:p>
          </table:table-cell>
          <table:table-cell office:value-type="float" office:value="1720" table:formula="of:=[.B13]" table:style-name="ce6">
            <text:p>1720</text:p>
          </table:table-cell>
          <table:table-cell office:value-type="float" office:value="42948.4" table:formula="of:=[.B13]*[bitcoin_futures.B17]" table:style-name="ce6">
            <text:p>42948.4</text:p>
          </table:table-cell>
          <table:table-cell office:value-type="float" office:value="21965" table:formula="of:=[Future_Returns.S13]" table:style-name="ce6">
            <text:p>21965</text:p>
          </table:table-cell>
          <table:table-cell office:value-type="float" office:value="10982.5" table:formula="of:=[Future_Returns.S13]*[.F$4]" table:style-name="ce1">
            <text:p>10982.5</text:p>
          </table:table-cell>
          <table:table-cell office:value-type="float" office:value="21965" table:formula="of:=[.F13]*2" table:style-name="ce6">
            <text:p>21965</text:p>
          </table:table-cell>
          <table:table-cell table:number-columns-repeated="2" table:style-name="ce6"/>
          <table:table-cell table:style-name="ce1"/>
          <table:table-cell office:value-type="float" office:value="42948.4" table:formula="of:=[.C13]*[bitcoin_futures.B17]" table:style-name="ce5">
            <text:p>42948.4</text:p>
          </table:table-cell>
          <table:table-cell table:style-name="ce6"/>
          <table:table-cell office:value-type="float" office:value="65.894999999999996" table:formula="of:=IF([.E13]=[.G13];[.E13]-([.E12] + [.N13]);0)*[.$M$5]/10000" table:style-name="ce11">
            <text:p>65.90</text:p>
          </table:table-cell>
          <table:table-cell table:style-name="ce5"/>
          <table:table-cell table:style-name="ce6"/>
          <table:table-cell office:value-type="float" office:value="64913.4" table:formula="of:=[.K13]+[.E13]" table:style-name="ce5">
            <text:p>64913.4</text:p>
          </table:table-cell>
          <table:table-cell table:number-columns-repeated="16368" table:style-name="ce6"/>
        </table:table-row>
        <table:table-row table:style-name="ro1">
          <table:table-cell office:value-type="string" office:string-value="16.01.2024" table:formula="of:=[bitcoin_futures.A18]" table:style-name="ce1">
            <text:p>16.01.2024</text:p>
          </table:table-cell>
          <table:table-cell office:value-type="float" office:value="1748" table:formula="of:=ROUND([bitcoin_futures.D18]/[bitcoin_futures.B18]; 0)" table:style-name="ce1">
            <text:p>1748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2276.644934444445" table:formula="of:=IF([.E13] + [.N14]  &gt; [.F14]; [.E13]+[.N14]; [.F14]*2)" table:style-name="ce1">
            <text:p>22276.64493</text:p>
          </table:table-cell>
          <table:table-cell office:value-type="float" office:value="10982.5" table:formula="of:=[Future_Returns.S14]*[.F$4]" table:style-name="ce1">
            <text:p>10982.5</text:p>
          </table:table-cell>
          <table:table-cell office:value-type="float" office:value="21965" table:formula="of:=[.F14]*2" table:style-name="ce6">
            <text:p>21965</text:p>
          </table:table-cell>
          <table:table-cell table:style-name="ce6"/>
          <table:table-cell office:value-type="boolean" office:boolean-value="false" table:formula="of:=[.E14]=[.G14]" table:style-name="ce6">
            <text:p>FALSE</text:p>
          </table:table-cell>
          <table:table-cell office:value-type="float" office:value="0" table:formula="of:=([.C14]-[.C13])*[bitcoin_futures.B18] + [.F14]-[.F13]" table:style-name="ce1">
            <text:p>0</text:p>
          </table:table-cell>
          <table:table-cell office:value-type="float" office:value="42518.400000000001" table:formula="of:=[.C14]*[bitcoin_futures.B18]" table:style-name="ce5">
            <text:p>42518.4</text:p>
          </table:table-cell>
          <table:table-cell office:value-type="float" office:value="-430" table:formula="of:=[.K14]-[.K13]-[.J14]" table:style-name="ce1">
            <text:p>-430</text:p>
          </table:table-cell>
          <table:table-cell office:value-type="float" office:value="0" table:formula="of:=IF([.E14]=[.G14];[.E14]-([.E13] + [.N14]);0)*[.$M$5]/10000" table:style-name="ce11">
            <text:p>0.00</text:p>
          </table:table-cell>
          <table:table-cell office:value-type="float" office:value="311.64493444444446" table:formula="of:=-[Future_CF.Q14]+[.E13]*([bitcoin_futures.S18]/100/360)*[.$N$6]" table:style-name="ce11">
            <text:p>311.64</text:p>
          </table:table-cell>
          <table:table-cell table:style-name="ce1"/>
          <table:table-cell office:value-type="float" office:value="64795.04493444445" table:formula="of:=[.K14]+[.E14]" table:style-name="ce5">
            <text:p>64795.04493</text:p>
          </table:table-cell>
          <table:table-cell office:value-type="float" office:value="-118.35506555555554" table:formula="of:=[.L14]+[.N14]-[.M14]" table:style-name="ce11">
            <text:p>-118.36</text:p>
          </table:table-cell>
          <table:table-cell office:value-type="float" office:value="311.64493444444815" table:formula="of:=[.P14]-[.P13]-[.L14]" table:style-name="ce1">
            <text:p>311.6449344</text:p>
          </table:table-cell>
          <table:table-cell office:value-type="float" office:value="-1.8232763274694521E-3" table:formula="of:=[.Q14]/[.P13]" table:style-name="ce1">
            <text:p>-0.001823276</text:p>
          </table:table-cell>
          <table:table-cell office:value-type="float" office:value="-1.9730541052472299E-3" table:formula="of:=[.S14]-([bitcoin_futures.S18]/100/360)" table:style-name="ce1">
            <text:p>-0.001973054</text:p>
          </table:table-cell>
          <table:table-cell office:value-type="float" office:value="0.99817672367253052" table:formula="of:=1+[.S14]" table:style-name="ce1">
            <text:p>0.998176724</text:p>
          </table:table-cell>
          <table:table-cell office:value-type="float" office:value="0.99802694589475272" table:formula="of:=1+[.T14]" table:style-name="ce1">
            <text:p>0.998026946</text:p>
          </table:table-cell>
          <table:table-cell table:number-columns-repeated="16362"/>
        </table:table-row>
        <table:table-row table:style-name="ro1">
          <table:table-cell office:value-type="string" office:string-value="17.01.2024" table:formula="of:=[bitcoin_futures.A19]" table:style-name="ce1">
            <text:p>17.01.2024</text:p>
          </table:table-cell>
          <table:table-cell office:value-type="float" office:value="1748" table:formula="of:=ROUND([bitcoin_futures.D19]/[bitcoin_futures.B19]; 0)" table:style-name="ce1">
            <text:p>1748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2718.311041846835" table:formula="of:=IF([.E14] + [.N15]  &gt; [.F15]; [.E14]+[.N15]; [.F15]*2)" table:style-name="ce1">
            <text:p>22718.31104</text:p>
          </table:table-cell>
          <table:table-cell office:value-type="float" office:value="10905" table:formula="of:=[Future_Returns.S15]*[.F$4]" table:style-name="ce1">
            <text:p>10905</text:p>
          </table:table-cell>
          <table:table-cell office:value-type="float" office:value="21810" table:formula="of:=[.F15]*2" table:style-name="ce6">
            <text:p>21810</text:p>
          </table:table-cell>
          <table:table-cell table:style-name="ce6"/>
          <table:table-cell office:value-type="boolean" office:boolean-value="false" table:formula="of:=[.E15]=[.G15]" table:style-name="ce6">
            <text:p>FALSE</text:p>
          </table:table-cell>
          <table:table-cell office:value-type="float" office:value="0" table:formula="of:=([.C15]-[.C14])*[bitcoin_futures.B19]" table:style-name="ce1">
            <text:p>0</text:p>
          </table:table-cell>
          <table:table-cell office:value-type="float" office:value="41985.2" table:formula="of:=[.C15]*[bitcoin_futures.B19]" table:style-name="ce5">
            <text:p>41985.2</text:p>
          </table:table-cell>
          <table:table-cell office:value-type="float" office:value="-533.20000000000437" table:formula="of:=[.K15]-[.K14]-[.J15]" table:style-name="ce1">
            <text:p>-533.2</text:p>
          </table:table-cell>
          <table:table-cell office:value-type="float" office:value="0" table:formula="of:=IF([.E15]=[.G15];[.E15]-([.E14] + [.N15]);0)*[.$M$5]/10000" table:style-name="ce11">
            <text:p>0.00</text:p>
          </table:table-cell>
          <table:table-cell office:value-type="float" office:value="441.66610740238866" table:formula="of:=-[Future_CF.Q15]+[.E14]*([bitcoin_futures.S19]/100/360)*[.$N$6]" table:style-name="ce11">
            <text:p>441.67</text:p>
          </table:table-cell>
          <table:table-cell table:style-name="ce1"/>
          <table:table-cell office:value-type="float" office:value="64703.511041846832" table:formula="of:=[.K15]+[.E15]" table:style-name="ce5">
            <text:p>64703.51104</text:p>
          </table:table-cell>
          <table:table-cell office:value-type="float" office:value="-91.533892597615704" table:formula="of:=[.L15]+[.N15]-[.M15]" table:style-name="ce11">
            <text:p>-91.53</text:p>
          </table:table-cell>
          <table:table-cell office:value-type="float" office:value="441.66610740238684" table:formula="of:=[.P15]-[.P14]-[.L15]" table:style-name="ce1">
            <text:p>441.6661074</text:p>
          </table:table-cell>
          <table:table-cell office:value-type="float" office:value="-1.4126680935282001E-3" table:formula="of:=[.Q15]/[.P14]" table:style-name="ce1">
            <text:p>-0.001412668</text:p>
          </table:table-cell>
          <table:table-cell office:value-type="float" office:value="-1.5622514268615335E-3" table:formula="of:=[.S15]-([bitcoin_futures.S19]/100/360)" table:style-name="ce1">
            <text:p>-0.001562251</text:p>
          </table:table-cell>
          <table:table-cell office:value-type="float" office:value="0.99858733190647175" table:formula="of:=1+[.S15]" table:style-name="ce1">
            <text:p>0.998587332</text:p>
          </table:table-cell>
          <table:table-cell office:value-type="float" office:value="0.99843774857313849" table:formula="of:=1+[.T15]" table:style-name="ce1">
            <text:p>0.998437749</text:p>
          </table:table-cell>
          <table:table-cell table:number-columns-repeated="16362"/>
        </table:table-row>
        <table:table-row table:style-name="ro1">
          <table:table-cell office:value-type="string" office:string-value="18.01.2024" table:formula="of:=[bitcoin_futures.A20]" table:style-name="ce1">
            <text:p>18.01.2024</text:p>
          </table:table-cell>
          <table:table-cell office:value-type="float" office:value="1754" table:formula="of:=ROUND([bitcoin_futures.D20]/[bitcoin_futures.B20]; 0)" table:style-name="ce1">
            <text:p>1754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4675.002293891062" table:formula="of:=IF([.E15] + [.N16]  &gt; [.F16]; [.E15]+[.N16]; [.F16]*2)" table:style-name="ce1">
            <text:p>24675.00229</text:p>
          </table:table-cell>
          <table:table-cell office:value-type="float" office:value="10795" table:formula="of:=[Future_Returns.S16]*[.F$4]" table:style-name="ce1">
            <text:p>10795</text:p>
          </table:table-cell>
          <table:table-cell office:value-type="float" office:value="21590" table:formula="of:=[.F16]*2" table:style-name="ce6">
            <text:p>21590</text:p>
          </table:table-cell>
          <table:table-cell table:style-name="ce6"/>
          <table:table-cell office:value-type="boolean" office:boolean-value="false" table:formula="of:=[.E16]=[.G16]" table:style-name="ce6">
            <text:p>FALSE</text:p>
          </table:table-cell>
          <table:table-cell office:value-type="float" office:value="0" table:formula="of:=([.C16]-[.C15])*[bitcoin_futures.B20]" table:style-name="ce1">
            <text:p>0</text:p>
          </table:table-cell>
          <table:table-cell office:value-type="float" office:value="40144.800000000003" table:formula="of:=[.C16]*[bitcoin_futures.B20]" table:style-name="ce5">
            <text:p>40144.8</text:p>
          </table:table-cell>
          <table:table-cell office:value-type="float" office:value="-1840.3999999999942" table:formula="of:=[.K16]-[.K15]-[.J16]" table:style-name="ce1">
            <text:p>-1840.4</text:p>
          </table:table-cell>
          <table:table-cell office:value-type="float" office:value="0" table:formula="of:=IF([.E16]=[.G16];[.E16]-([.E15] + [.N16]);0)*[.$M$5]/10000" table:style-name="ce11">
            <text:p>0.00</text:p>
          </table:table-cell>
          <table:table-cell office:value-type="float" office:value="1956.6912520442263" table:formula="of:=-[Future_CF.Q16]+[.E15]*([bitcoin_futures.S20]/100/360)*[.$N$6]" table:style-name="ce11">
            <text:p>1956.69</text:p>
          </table:table-cell>
          <table:table-cell table:style-name="ce1"/>
          <table:table-cell office:value-type="float" office:value="64819.802293891065" table:formula="of:=[.K16]+[.E16]" table:style-name="ce5">
            <text:p>64819.80229</text:p>
          </table:table-cell>
          <table:table-cell office:value-type="float" office:value="116.29125204423212" table:formula="of:=[.L16]+[.N16]-[.M16]" table:style-name="ce11">
            <text:p>116.29</text:p>
          </table:table-cell>
          <table:table-cell office:value-type="float" office:value="1956.6912520442274" table:formula="of:=[.P16]-[.P15]-[.L16]" table:style-name="ce1">
            <text:p>1956.691252</text:p>
          </table:table-cell>
          <table:table-cell office:value-type="float" office:value="1.7972943070897814E-3" table:formula="of:=[.Q16]/[.P15]" table:style-name="ce1">
            <text:p>0.001797294</text:p>
          </table:table-cell>
          <table:table-cell office:value-type="float" office:value="1.6484054182008925E-3" table:formula="of:=[.S16]-([bitcoin_futures.S20]/100/360)" table:style-name="ce1">
            <text:p>0.001648405</text:p>
          </table:table-cell>
          <table:table-cell office:value-type="float" office:value="1.0017972943070899" table:formula="of:=1+[.S16]" table:style-name="ce1">
            <text:p>1.001797294</text:p>
          </table:table-cell>
          <table:table-cell office:value-type="float" office:value="1.0016484054182009" table:formula="of:=1+[.T16]" table:style-name="ce1">
            <text:p>1.001648405</text:p>
          </table:table-cell>
          <table:table-cell table:number-columns-repeated="16362"/>
        </table:table-row>
        <table:table-row table:style-name="ro1">
          <table:table-cell office:value-type="string" office:string-value="19.01.2024" table:formula="of:=[bitcoin_futures.A21]" table:style-name="ce1">
            <text:p>19.01.2024</text:p>
          </table:table-cell>
          <table:table-cell office:value-type="float" office:value="1760" table:formula="of:=ROUND([bitcoin_futures.D21]/[bitcoin_futures.B21]; 0)" table:style-name="ce1">
            <text:p>1760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3966.837497186672" table:formula="of:=IF([.E16] + [.N17]  &gt; [.F17]; [.E16]+[.N17]; [.F17]*2)" table:style-name="ce1">
            <text:p>23966.8375</text:p>
          </table:table-cell>
          <table:table-cell office:value-type="float" office:value="10306.25" table:formula="of:=[Future_Returns.S17]*[.F$4]" table:style-name="ce1">
            <text:p>10306.25</text:p>
          </table:table-cell>
          <table:table-cell office:value-type="float" office:value="20612.5" table:formula="of:=[.F17]*2" table:style-name="ce6">
            <text:p>20612.5</text:p>
          </table:table-cell>
          <table:table-cell table:style-name="ce6"/>
          <table:table-cell office:value-type="boolean" office:boolean-value="false" table:formula="of:=[.E17]=[.G17]" table:style-name="ce6">
            <text:p>FALSE</text:p>
          </table:table-cell>
          <table:table-cell office:value-type="float" office:value="0" table:formula="of:=([.C17]-[.C16])*[bitcoin_futures.B21]" table:style-name="ce1">
            <text:p>0</text:p>
          </table:table-cell>
          <table:table-cell office:value-type="float" office:value="40936" table:formula="of:=[.C17]*[bitcoin_futures.B21]" table:style-name="ce5">
            <text:p>40936</text:p>
          </table:table-cell>
          <table:table-cell office:value-type="float" office:value="791.19999999999709" table:formula="of:=[.K17]-[.K16]-[.J17]" table:style-name="ce1">
            <text:p>791.2</text:p>
          </table:table-cell>
          <table:table-cell office:value-type="float" office:value="0" table:formula="of:=IF([.E17]=[.G17];[.E17]-([.E16] + [.N17]);0)*[.$M$5]/10000" table:style-name="ce11">
            <text:p>0.00</text:p>
          </table:table-cell>
          <table:table-cell office:value-type="float" office:value="-708.16479670439185" table:formula="of:=-[Future_CF.Q17]+[.E16]*([bitcoin_futures.S21]/100/360)*[.$N$6]" table:style-name="ce11">
            <text:p>-708.16</text:p>
          </table:table-cell>
          <table:table-cell table:style-name="ce1"/>
          <table:table-cell office:value-type="float" office:value="64902.837497186672" table:formula="of:=[.K17]+[.E17]" table:style-name="ce5">
            <text:p>64902.8375</text:p>
          </table:table-cell>
          <table:table-cell office:value-type="float" office:value="83.035203295605243" table:formula="of:=[.L17]+[.N17]-[.M17]" table:style-name="ce11">
            <text:p>83.04</text:p>
          </table:table-cell>
          <table:table-cell office:value-type="float" office:value="-708.16479670439003" table:formula="of:=[.P17]-[.P16]-[.L17]" table:style-name="ce1">
            <text:p>-708.1647967</text:p>
          </table:table-cell>
          <table:table-cell office:value-type="float" office:value="1.2810159913652017E-3" table:formula="of:=[.Q17]/[.P16]" table:style-name="ce1">
            <text:p>0.001281016</text:p>
          </table:table-cell>
          <table:table-cell office:value-type="float" office:value="1.1322659913652017E-3" table:formula="of:=[.S17]-([bitcoin_futures.S21]/100/360)" table:style-name="ce1">
            <text:p>0.001132266</text:p>
          </table:table-cell>
          <table:table-cell office:value-type="float" office:value="1.0012810159913652" table:formula="of:=1+[.S17]" table:style-name="ce1">
            <text:p>1.001281016</text:p>
          </table:table-cell>
          <table:table-cell office:value-type="float" office:value="1.0011322659913653" table:formula="of:=1+[.T17]" table:style-name="ce1">
            <text:p>1.001132266</text:p>
          </table:table-cell>
          <table:table-cell table:number-columns-repeated="16362"/>
        </table:table-row>
        <table:table-row table:style-name="ro1">
          <table:table-cell office:value-type="string" office:string-value="22.01.2024" table:formula="of:=[bitcoin_futures.A22]" table:style-name="ce1">
            <text:p>22.01.2024</text:p>
          </table:table-cell>
          <table:table-cell office:value-type="float" office:value="1748" table:formula="of:=ROUND([bitcoin_futures.D22]/[bitcoin_futures.B22]; 0)" table:style-name="ce1">
            <text:p>1748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5418.629684035073" table:formula="of:=IF([.E17] + [.N18]  &gt; [.F18]; [.E17]+[.N18]; [.F18]*2)" table:style-name="ce1">
            <text:p>25418.62968</text:p>
          </table:table-cell>
          <table:table-cell office:value-type="float" office:value="10483.75" table:formula="of:=[Future_Returns.S18]*[.F$4]" table:style-name="ce1">
            <text:p>10483.75</text:p>
          </table:table-cell>
          <table:table-cell office:value-type="float" office:value="20967.5" table:formula="of:=[.F18]*2" table:style-name="ce6">
            <text:p>20967.5</text:p>
          </table:table-cell>
          <table:table-cell table:style-name="ce6"/>
          <table:table-cell office:value-type="boolean" office:boolean-value="false" table:formula="of:=[.E18]=[.G18]" table:style-name="ce6">
            <text:p>FALSE</text:p>
          </table:table-cell>
          <table:table-cell office:value-type="float" office:value="0" table:formula="of:=([.C18]-[.C17])*[bitcoin_futures.B22]" table:style-name="ce1">
            <text:p>0</text:p>
          </table:table-cell>
          <table:table-cell office:value-type="float" office:value="39474" table:formula="of:=[.C18]*[bitcoin_futures.B22]" table:style-name="ce5">
            <text:p>39474</text:p>
          </table:table-cell>
          <table:table-cell office:value-type="float" office:value="-1462" table:formula="of:=[.K18]-[.K17]-[.J18]" table:style-name="ce1">
            <text:p>-1462</text:p>
          </table:table-cell>
          <table:table-cell office:value-type="float" office:value="0" table:formula="of:=IF([.E18]=[.G18];[.E18]-([.E17] + [.N18]);0)*[.$M$5]/10000" table:style-name="ce11">
            <text:p>0.00</text:p>
          </table:table-cell>
          <table:table-cell office:value-type="float" office:value="1451.7921868484007" table:formula="of:=-[Future_CF.Q18]+[.E17]*([bitcoin_futures.S22]/100/360)*[.$N$6]" table:style-name="ce11">
            <text:p>1451.79</text:p>
          </table:table-cell>
          <table:table-cell table:style-name="ce1"/>
          <table:table-cell office:value-type="float" office:value="64892.62968403507" table:formula="of:=[.K18]+[.E18]" table:style-name="ce5">
            <text:p>64892.62968</text:p>
          </table:table-cell>
          <table:table-cell office:value-type="float" office:value="-10.207813151599339" table:formula="of:=[.L18]+[.N18]-[.M18]" table:style-name="ce11">
            <text:p>-10.21</text:p>
          </table:table-cell>
          <table:table-cell office:value-type="float" office:value="1451.7921868483973" table:formula="of:=[.P18]-[.P17]-[.L18]" table:style-name="ce1">
            <text:p>1451.792187</text:p>
          </table:table-cell>
          <table:table-cell office:value-type="float" office:value="-1.5727838019473055E-4" table:formula="of:=[.Q18]/[.P17]" table:style-name="ce1">
            <text:p>-0.000157278</text:p>
          </table:table-cell>
          <table:table-cell office:value-type="float" office:value="-3.0683393575028613E-4" table:formula="of:=[.S18]-([bitcoin_futures.S22]/100/360)" table:style-name="ce1">
            <text:p>-0.000306834</text:p>
          </table:table-cell>
          <table:table-cell office:value-type="float" office:value="0.99984272161980525" table:formula="of:=1+[.S18]" table:style-name="ce1">
            <text:p>0.999842722</text:p>
          </table:table-cell>
          <table:table-cell office:value-type="float" office:value="0.99969316606424974" table:formula="of:=1+[.T18]" table:style-name="ce1">
            <text:p>0.999693166</text:p>
          </table:table-cell>
          <table:table-cell table:number-columns-repeated="16362"/>
        </table:table-row>
        <table:table-row table:style-name="ro1">
          <table:table-cell office:value-type="string" office:string-value="23.01.2024" table:formula="of:=[bitcoin_futures.A23]" table:style-name="ce1">
            <text:p>23.01.2024</text:p>
          </table:table-cell>
          <table:table-cell office:value-type="float" office:value="1758" table:formula="of:=ROUND([bitcoin_futures.D23]/[bitcoin_futures.B23]; 0)" table:style-name="ce1">
            <text:p>1758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6345.526902311769" table:formula="of:=IF([.E18] + [.N19]  &gt; [.F19]; [.E18]+[.N19]; [.F19]*2)" table:style-name="ce1">
            <text:p>26345.5269</text:p>
          </table:table-cell>
          <table:table-cell office:value-type="float" office:value="10121.25" table:formula="of:=[Future_Returns.S19]*[.F$4]" table:style-name="ce1">
            <text:p>10121.25</text:p>
          </table:table-cell>
          <table:table-cell office:value-type="float" office:value="20242.5" table:formula="of:=[.F19]*2" table:style-name="ce6">
            <text:p>20242.5</text:p>
          </table:table-cell>
          <table:table-cell table:style-name="ce6"/>
          <table:table-cell office:value-type="boolean" office:boolean-value="false" table:formula="of:=[.E19]=[.G19]" table:style-name="ce6">
            <text:p>FALSE</text:p>
          </table:table-cell>
          <table:table-cell office:value-type="float" office:value="0" table:formula="of:=([.C19]-[.C18])*[bitcoin_futures.B23]" table:style-name="ce1">
            <text:p>0</text:p>
          </table:table-cell>
          <table:table-cell office:value-type="float" office:value="38390.400000000001" table:formula="of:=[.C19]*[bitcoin_futures.B23]" table:style-name="ce5">
            <text:p>38390.4</text:p>
          </table:table-cell>
          <table:table-cell office:value-type="float" office:value="-1083.5999999999985" table:formula="of:=[.K19]-[.K18]-[.J19]" table:style-name="ce1">
            <text:p>-1083.6</text:p>
          </table:table-cell>
          <table:table-cell office:value-type="float" office:value="0" table:formula="of:=IF([.E19]=[.G19];[.E19]-([.E18] + [.N19]);0)*[.$M$5]/10000" table:style-name="ce11">
            <text:p>0.00</text:p>
          </table:table-cell>
          <table:table-cell office:value-type="float" office:value="926.8972182766945" table:formula="of:=-[Future_CF.Q19]+[.E18]*([bitcoin_futures.S23]/100/360)*[.$N$6]" table:style-name="ce11">
            <text:p>926.90</text:p>
          </table:table-cell>
          <table:table-cell table:style-name="ce1"/>
          <table:table-cell office:value-type="float" office:value="64735.926902311767" table:formula="of:=[.K19]+[.E19]" table:style-name="ce5">
            <text:p>64735.9269</text:p>
          </table:table-cell>
          <table:table-cell office:value-type="float" office:value="-156.70278172330404" table:formula="of:=[.L19]+[.N19]-[.M19]" table:style-name="ce11">
            <text:p>-156.70</text:p>
          </table:table-cell>
          <table:table-cell office:value-type="float" office:value="926.89721827669564" table:formula="of:=[.P19]-[.P18]-[.L19]" table:style-name="ce1">
            <text:p>926.8972183</text:p>
          </table:table-cell>
          <table:table-cell office:value-type="float" office:value="-2.4148009178591844E-3" table:formula="of:=[.Q19]/[.P18]" table:style-name="ce1">
            <text:p>-0.002414801</text:p>
          </table:table-cell>
          <table:table-cell office:value-type="float" office:value="-2.5640786956369621E-3" table:formula="of:=[.S19]-([bitcoin_futures.S23]/100/360)" table:style-name="ce1">
            <text:p>-0.002564079</text:p>
          </table:table-cell>
          <table:table-cell office:value-type="float" office:value="0.99758519908214083" table:formula="of:=1+[.S19]" table:style-name="ce1">
            <text:p>0.997585199</text:p>
          </table:table-cell>
          <table:table-cell office:value-type="float" office:value="0.99743592130436309" table:formula="of:=1+[.T19]" table:style-name="ce1">
            <text:p>0.997435921</text:p>
          </table:table-cell>
          <table:table-cell table:number-columns-repeated="16362"/>
        </table:table-row>
        <table:table-row table:style-name="ro1">
          <table:table-cell office:value-type="string" office:string-value="24.01.2024" table:formula="of:=[bitcoin_futures.A24]" table:style-name="ce1">
            <text:p>24.01.2024</text:p>
          </table:table-cell>
          <table:table-cell office:value-type="float" office:value="1760" table:formula="of:=ROUND([bitcoin_futures.D24]/[bitcoin_futures.B24]; 0)" table:style-name="ce1">
            <text:p>1760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5942.48964406599" table:formula="of:=IF([.E19] + [.N20]  &gt; [.F20]; [.E19]+[.N20]; [.F20]*2)" table:style-name="ce1">
            <text:p>25942.48964</text:p>
          </table:table-cell>
          <table:table-cell office:value-type="float" office:value="9890" table:formula="of:=[Future_Returns.S20]*[.F$4]" table:style-name="ce1">
            <text:p>9890</text:p>
          </table:table-cell>
          <table:table-cell office:value-type="float" office:value="19780" table:formula="of:=[.F20]*2" table:style-name="ce6">
            <text:p>19780</text:p>
          </table:table-cell>
          <table:table-cell table:style-name="ce6"/>
          <table:table-cell office:value-type="boolean" office:boolean-value="false" table:formula="of:=[.E20]=[.G20]" table:style-name="ce6">
            <text:p>FALSE</text:p>
          </table:table-cell>
          <table:table-cell office:value-type="float" office:value="0" table:formula="of:=([.C20]-[.C19])*[bitcoin_futures.B24]" table:style-name="ce1">
            <text:p>0</text:p>
          </table:table-cell>
          <table:table-cell office:value-type="float" office:value="38872" table:formula="of:=[.C20]*[bitcoin_futures.B24]" table:style-name="ce5">
            <text:p>38872</text:p>
          </table:table-cell>
          <table:table-cell office:value-type="float" office:value="481.59999999999854" table:formula="of:=[.K20]-[.K19]-[.J20]" table:style-name="ce1">
            <text:p>481.6</text:p>
          </table:table-cell>
          <table:table-cell office:value-type="float" office:value="0" table:formula="of:=IF([.E20]=[.G20];[.E20]-([.E19] + [.N20]);0)*[.$M$5]/10000" table:style-name="ce11">
            <text:p>0.00</text:p>
          </table:table-cell>
          <table:table-cell office:value-type="float" office:value="-403.03725824577776" table:formula="of:=-[Future_CF.Q20]+[.E19]*([bitcoin_futures.S24]/100/360)*[.$N$6]" table:style-name="ce11">
            <text:p>-403.04</text:p>
          </table:table-cell>
          <table:table-cell table:style-name="ce1"/>
          <table:table-cell office:value-type="float" office:value="64814.489644065994" table:formula="of:=[.K20]+[.E20]" table:style-name="ce5">
            <text:p>64814.48964</text:p>
          </table:table-cell>
          <table:table-cell office:value-type="float" office:value="78.562741754220781" table:formula="of:=[.L20]+[.N20]-[.M20]" table:style-name="ce11">
            <text:p>78.56</text:p>
          </table:table-cell>
          <table:table-cell office:value-type="float" office:value="-403.03725824577123" table:formula="of:=[.P20]-[.P19]-[.L20]" table:style-name="ce1">
            <text:p>-403.0372582</text:p>
          </table:table-cell>
          <table:table-cell office:value-type="float" office:value="1.2135879644200359E-3" table:formula="of:=[.Q20]/[.P19]" table:style-name="ce1">
            <text:p>0.001213588</text:p>
          </table:table-cell>
          <table:table-cell office:value-type="float" office:value="1.0645879644200359E-3" table:formula="of:=[.S20]-([bitcoin_futures.S24]/100/360)" table:style-name="ce1">
            <text:p>0.001064588</text:p>
          </table:table-cell>
          <table:table-cell office:value-type="float" office:value="1.0012135879644199" table:formula="of:=1+[.S20]" table:style-name="ce1">
            <text:p>1.001213588</text:p>
          </table:table-cell>
          <table:table-cell office:value-type="float" office:value="1.00106458796442" table:formula="of:=1+[.T20]" table:style-name="ce1">
            <text:p>1.001064588</text:p>
          </table:table-cell>
          <table:table-cell table:number-columns-repeated="16362"/>
        </table:table-row>
        <table:table-row table:style-name="ro1">
          <table:table-cell office:value-type="string" office:string-value="25.01.2024" table:formula="of:=[bitcoin_futures.A25]" table:style-name="ce1">
            <text:p>25.01.2024</text:p>
          </table:table-cell>
          <table:table-cell office:value-type="float" office:value="1750" table:formula="of:=ROUND([bitcoin_futures.D25]/[bitcoin_futures.B25]; 0)" table:style-name="ce1">
            <text:p>1750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5884.42271985683" table:formula="of:=IF([.E20] + [.N21]  &gt; [.F21]; [.E20]+[.N21]; [.F21]*2)" table:style-name="ce1">
            <text:p>25884.42272</text:p>
          </table:table-cell>
          <table:table-cell office:value-type="float" office:value="9991.25" table:formula="of:=[Future_Returns.S21]*[.F$4]" table:style-name="ce1">
            <text:p>9991.25</text:p>
          </table:table-cell>
          <table:table-cell office:value-type="float" office:value="19982.5" table:formula="of:=[.F21]*2" table:style-name="ce6">
            <text:p>19982.5</text:p>
          </table:table-cell>
          <table:table-cell table:style-name="ce6"/>
          <table:table-cell office:value-type="boolean" office:boolean-value="false" table:formula="of:=[.E21]=[.G21]" table:style-name="ce6">
            <text:p>FALSE</text:p>
          </table:table-cell>
          <table:table-cell office:value-type="float" office:value="0" table:formula="of:=([.C21]-[.C20])*[bitcoin_futures.B25]" table:style-name="ce1">
            <text:p>0</text:p>
          </table:table-cell>
          <table:table-cell office:value-type="float" office:value="39147.200000000004" table:formula="of:=[.C21]*[bitcoin_futures.B25]" table:style-name="ce5">
            <text:p>39147.2</text:p>
          </table:table-cell>
          <table:table-cell office:value-type="float" office:value="275.20000000000437" table:formula="of:=[.K21]-[.K20]-[.J21]" table:style-name="ce1">
            <text:p>275.2</text:p>
          </table:table-cell>
          <table:table-cell office:value-type="float" office:value="0" table:formula="of:=IF([.E21]=[.G21];[.E21]-([.E20] + [.N21]);0)*[.$M$5]/10000" table:style-name="ce11">
            <text:p>0.00</text:p>
          </table:table-cell>
          <table:table-cell office:value-type="float" office:value="-58.066924209160916" table:formula="of:=-[Future_CF.Q21]+[.E20]*([bitcoin_futures.S25]/100/360)*[.$N$6]" table:style-name="ce11">
            <text:p>-58.07</text:p>
          </table:table-cell>
          <table:table-cell table:style-name="ce1"/>
          <table:table-cell office:value-type="float" office:value="65031.622719856838" table:formula="of:=[.K21]+[.E21]" table:style-name="ce5">
            <text:p>65031.62272</text:p>
          </table:table-cell>
          <table:table-cell office:value-type="float" office:value="217.13307579084346" table:formula="of:=[.L21]+[.N21]-[.M21]" table:style-name="ce11">
            <text:p>217.13</text:p>
          </table:table-cell>
          <table:table-cell office:value-type="float" office:value="-58.066924209160788" table:formula="of:=[.P21]-[.P20]-[.L21]" table:style-name="ce1">
            <text:p>-58.06692421</text:p>
          </table:table-cell>
          <table:table-cell office:value-type="float" office:value="3.3500699763779253E-3" table:formula="of:=[.Q21]/[.P20]" table:style-name="ce1">
            <text:p>0.00335007</text:p>
          </table:table-cell>
          <table:table-cell office:value-type="float" office:value="3.2010421986001475E-3" table:formula="of:=[.S21]-([bitcoin_futures.S25]/100/360)" table:style-name="ce1">
            <text:p>0.003201042</text:p>
          </table:table-cell>
          <table:table-cell office:value-type="float" office:value="1.003350069976378" table:formula="of:=1+[.S21]" table:style-name="ce1">
            <text:p>1.00335007</text:p>
          </table:table-cell>
          <table:table-cell office:value-type="float" office:value="1.0032010421986002" table:formula="of:=1+[.T21]" table:style-name="ce1">
            <text:p>1.003201042</text:p>
          </table:table-cell>
          <table:table-cell table:number-columns-repeated="16362"/>
        </table:table-row>
        <table:table-row table:style-name="ro1">
          <table:table-cell office:value-type="string" office:string-value="26.01.2024" table:formula="of:=[bitcoin_futures.A26]" table:style-name="ce1">
            <text:p>26.01.2024</text:p>
          </table:table-cell>
          <table:table-cell office:value-type="float" office:value="1751" table:formula="of:=ROUND([bitcoin_futures.D26]/[bitcoin_futures.B26]; 0)" table:style-name="ce1">
            <text:p>1751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3521.352547372942" table:formula="of:=IF([.E21] + [.N22]  &gt; [.F22]; [.E21]+[.N22]; [.F22]*2)" table:style-name="ce1">
            <text:p>23521.35255</text:p>
          </table:table-cell>
          <table:table-cell office:value-type="float" office:value="10006.25" table:formula="of:=[Future_Returns.S22]*[.F$4]" table:style-name="ce1">
            <text:p>10006.25</text:p>
          </table:table-cell>
          <table:table-cell office:value-type="float" office:value="20012.5" table:formula="of:=[.F22]*2" table:style-name="ce6">
            <text:p>20012.5</text:p>
          </table:table-cell>
          <table:table-cell table:style-name="ce6"/>
          <table:table-cell office:value-type="boolean" office:boolean-value="false" table:formula="of:=[.E22]=[.G22]" table:style-name="ce6">
            <text:p>FALSE</text:p>
          </table:table-cell>
          <table:table-cell office:value-type="float" office:value="0" table:formula="of:=([.C22]-[.C21])*[bitcoin_futures.B26]" table:style-name="ce1">
            <text:p>0</text:p>
          </table:table-cell>
          <table:table-cell office:value-type="float" office:value="41262.799999999996" table:formula="of:=[.C22]*[bitcoin_futures.B26]" table:style-name="ce5">
            <text:p>41262.8</text:p>
          </table:table-cell>
          <table:table-cell office:value-type="float" office:value="2115.5999999999913" table:formula="of:=[.K22]-[.K21]-[.J22]" table:style-name="ce1">
            <text:p>2115.6</text:p>
          </table:table-cell>
          <table:table-cell office:value-type="float" office:value="0" table:formula="of:=IF([.E22]=[.G22];[.E22]-([.E21] + [.N22]);0)*[.$M$5]/10000" table:style-name="ce11">
            <text:p>0.00</text:p>
          </table:table-cell>
          <table:table-cell office:value-type="float" office:value="-2363.0701724838864" table:formula="of:=-[Future_CF.Q22]+[.E21]*([bitcoin_futures.S26]/100/360)*[.$N$6]" table:style-name="ce11">
            <text:p>-2363.07</text:p>
          </table:table-cell>
          <table:table-cell table:style-name="ce1"/>
          <table:table-cell office:value-type="float" office:value="64784.152547372942" table:formula="of:=[.K22]+[.E22]" table:style-name="ce5">
            <text:p>64784.15255</text:p>
          </table:table-cell>
          <table:table-cell office:value-type="float" office:value="-247.47017248389511" table:formula="of:=[.L22]+[.N22]-[.M22]" table:style-name="ce11">
            <text:p>-247.47</text:p>
          </table:table-cell>
          <table:table-cell office:value-type="float" office:value="-2363.0701724838873" table:formula="of:=[.P22]-[.P21]-[.L22]" table:style-name="ce1">
            <text:p>-2363.070172</text:p>
          </table:table-cell>
          <table:table-cell office:value-type="float" office:value="-3.8053820915702331E-3" table:formula="of:=[.Q22]/[.P21]" table:style-name="ce1">
            <text:p>-0.003805382</text:p>
          </table:table-cell>
          <table:table-cell office:value-type="float" office:value="-3.9544932026813438E-3" table:formula="of:=[.S22]-([bitcoin_futures.S26]/100/360)" table:style-name="ce1">
            <text:p>-0.003954493</text:p>
          </table:table-cell>
          <table:table-cell office:value-type="float" office:value="0.99619461790842978" table:formula="of:=1+[.S22]" table:style-name="ce1">
            <text:p>0.996194618</text:p>
          </table:table-cell>
          <table:table-cell office:value-type="float" office:value="0.99604550679731862" table:formula="of:=1+[.T22]" table:style-name="ce1">
            <text:p>0.996045507</text:p>
          </table:table-cell>
          <table:table-cell table:number-columns-repeated="16362"/>
        </table:table-row>
        <table:table-row table:style-name="ro1">
          <table:table-cell office:value-type="string" office:string-value="29.01.2024" table:formula="of:=[bitcoin_futures.A27]" table:style-name="ce1">
            <text:p>29.01.2024</text:p>
          </table:table-cell>
          <table:table-cell office:value-type="float" office:value="1747" table:formula="of:=ROUND([bitcoin_futures.D27]/[bitcoin_futures.B27]; 0)" table:style-name="ce1">
            <text:p>1747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2383.109788419504" table:formula="of:=IF([.E22] + [.N23]  &gt; [.F23]; [.E22]+[.N23]; [.F23]*2)" table:style-name="ce1">
            <text:p>22383.10979</text:p>
          </table:table-cell>
          <table:table-cell office:value-type="float" office:value="10597.5" table:formula="of:=[Future_Returns.S23]*[.F$4]" table:style-name="ce1">
            <text:p>10597.5</text:p>
          </table:table-cell>
          <table:table-cell office:value-type="float" office:value="21195" table:formula="of:=[.F23]*2" table:style-name="ce6">
            <text:p>21195</text:p>
          </table:table-cell>
          <table:table-cell table:style-name="ce6"/>
          <table:table-cell office:value-type="boolean" office:boolean-value="false" table:formula="of:=[.E23]=[.G23]" table:style-name="ce6">
            <text:p>FALSE</text:p>
          </table:table-cell>
          <table:table-cell office:value-type="float" office:value="0" table:formula="of:=([.C23]-[.C22])*[bitcoin_futures.B27]" table:style-name="ce1">
            <text:p>0</text:p>
          </table:table-cell>
          <table:table-cell office:value-type="float" office:value="42432.4" table:formula="of:=[.C23]*[bitcoin_futures.B27]" table:style-name="ce5">
            <text:p>42432.4</text:p>
          </table:table-cell>
          <table:table-cell office:value-type="float" office:value="1169.6000000000058" table:formula="of:=[.K23]-[.K22]-[.J23]" table:style-name="ce1">
            <text:p>1169.6</text:p>
          </table:table-cell>
          <table:table-cell office:value-type="float" office:value="0" table:formula="of:=IF([.E23]=[.G23];[.E23]-([.E22] + [.N23]);0)*[.$M$5]/10000" table:style-name="ce11">
            <text:p>0.00</text:p>
          </table:table-cell>
          <table:table-cell office:value-type="float" office:value="-1138.24275895344" table:formula="of:=-[Future_CF.Q23]+[.E22]*([bitcoin_futures.S27]/100/360)*[.$N$6]" table:style-name="ce11">
            <text:p>-1138.24</text:p>
          </table:table-cell>
          <table:table-cell table:style-name="ce1"/>
          <table:table-cell office:value-type="float" office:value="64815.509788419506" table:formula="of:=[.K23]+[.E23]" table:style-name="ce5">
            <text:p>64815.50979</text:p>
          </table:table-cell>
          <table:table-cell office:value-type="float" office:value="31.357241046565832" table:formula="of:=[.L23]+[.N23]-[.M23]" table:style-name="ce11">
            <text:p>31.36</text:p>
          </table:table-cell>
          <table:table-cell office:value-type="float" office:value="-1138.2427589534418" table:formula="of:=[.P23]-[.P22]-[.L23]" table:style-name="ce1">
            <text:p>-1138.242759</text:p>
          </table:table-cell>
          <table:table-cell office:value-type="float" office:value="4.8402641407767241E-4" table:formula="of:=[.Q23]/[.P22]" table:style-name="ce1">
            <text:p>0.000484026</text:p>
          </table:table-cell>
          <table:table-cell office:value-type="float" office:value="3.3460974741100573E-4" table:formula="of:=[.S23]-([bitcoin_futures.S27]/100/360)" table:style-name="ce1">
            <text:p>0.00033461</text:p>
          </table:table-cell>
          <table:table-cell office:value-type="float" office:value="1.0004840264140777" table:formula="of:=1+[.S23]" table:style-name="ce1">
            <text:p>1.000484026</text:p>
          </table:table-cell>
          <table:table-cell office:value-type="float" office:value="1.0003346097474111" table:formula="of:=1+[.T23]" table:style-name="ce1">
            <text:p>1.00033461</text:p>
          </table:table-cell>
          <table:table-cell table:number-columns-repeated="16362"/>
        </table:table-row>
        <table:table-row table:style-name="ro1">
          <table:table-cell office:value-type="string" office:string-value="30.01.2024" table:formula="of:=[bitcoin_futures.A28]" table:style-name="ce1">
            <text:p>30.01.2024</text:p>
          </table:table-cell>
          <table:table-cell office:value-type="float" office:value="1753" table:formula="of:=ROUND([bitcoin_futures.D28]/[bitcoin_futures.B28]; 0)" table:style-name="ce1">
            <text:p>1753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2024.779506234416" table:formula="of:=IF([.E23] + [.N24]  &gt; [.F24]; [.E23]+[.N24]; [.F24]*2)" table:style-name="ce1">
            <text:p>22024.77951</text:p>
          </table:table-cell>
          <table:table-cell office:value-type="float" office:value="10882.5" table:formula="of:=[Future_Returns.S24]*[.F$4]" table:style-name="ce1">
            <text:p>10882.5</text:p>
          </table:table-cell>
          <table:table-cell office:value-type="float" office:value="21765" table:formula="of:=[.F24]*2" table:style-name="ce6">
            <text:p>21765</text:p>
          </table:table-cell>
          <table:table-cell table:style-name="ce6"/>
          <table:table-cell office:value-type="boolean" office:boolean-value="false" table:formula="of:=[.E24]=[.G24]" table:style-name="ce6">
            <text:p>FALSE</text:p>
          </table:table-cell>
          <table:table-cell office:value-type="float" office:value="0" table:formula="of:=([.C24]-[.C23])*[bitcoin_futures.B28]" table:style-name="ce1">
            <text:p>0</text:p>
          </table:table-cell>
          <table:table-cell office:value-type="float" office:value="42793.599999999999" table:formula="of:=[.C24]*[bitcoin_futures.B28]" table:style-name="ce5">
            <text:p>42793.6</text:p>
          </table:table-cell>
          <table:table-cell office:value-type="float" office:value="361.19999999999709" table:formula="of:=[.K24]-[.K23]-[.J24]" table:style-name="ce1">
            <text:p>361.2</text:p>
          </table:table-cell>
          <table:table-cell office:value-type="float" office:value="0" table:formula="of:=IF([.E24]=[.G24];[.E24]-([.E23] + [.N24]);0)*[.$M$5]/10000" table:style-name="ce11">
            <text:p>0.00</text:p>
          </table:table-cell>
          <table:table-cell office:value-type="float" office:value="-358.33028218508889" table:formula="of:=-[Future_CF.Q24]+[.E23]*([bitcoin_futures.S28]/100/360)*[.$N$6]" table:style-name="ce11">
            <text:p>-358.33</text:p>
          </table:table-cell>
          <table:table-cell table:style-name="ce1"/>
          <table:table-cell office:value-type="float" office:value="64818.379506234414" table:formula="of:=[.K24]+[.E24]" table:style-name="ce5">
            <text:p>64818.37951</text:p>
          </table:table-cell>
          <table:table-cell office:value-type="float" office:value="2.8697178149081992" table:formula="of:=[.L24]+[.N24]-[.M24]" table:style-name="ce11">
            <text:p>2.87</text:p>
          </table:table-cell>
          <table:table-cell office:value-type="float" office:value="-358.33028218508844" table:formula="of:=[.P24]-[.P23]-[.L24]" table:style-name="ce1">
            <text:p>-358.3302822</text:p>
          </table:table-cell>
          <table:table-cell office:value-type="float" office:value="4.4275171548846287E-5" table:formula="of:=[.Q24]/[.P23]" table:style-name="ce1">
            <text:p>4.42752E-05</text:p>
          </table:table-cell>
          <table:table-cell office:value-type="float" office:value="-1.0491927289559818E-4" table:formula="of:=[.S24]-([bitcoin_futures.S28]/100/360)" table:style-name="ce1">
            <text:p>-0.000104919</text:p>
          </table:table-cell>
          <table:table-cell office:value-type="float" office:value="1.0000442751715488" table:formula="of:=1+[.S24]" table:style-name="ce1">
            <text:p>1.000044275</text:p>
          </table:table-cell>
          <table:table-cell office:value-type="float" office:value="0.99989508072710442" table:formula="of:=1+[.T24]" table:style-name="ce1">
            <text:p>0.999895081</text:p>
          </table:table-cell>
          <table:table-cell table:number-columns-repeated="16362"/>
        </table:table-row>
        <table:table-row table:style-name="ro1">
          <table:table-cell office:value-type="string" office:string-value="31.01.2024" table:formula="of:=[bitcoin_futures.A29]" table:style-name="ce1">
            <text:p>31.01.2024</text:p>
          </table:table-cell>
          <table:table-cell office:value-type="float" office:value="1763" table:formula="of:=ROUND([bitcoin_futures.D29]/[bitcoin_futures.B29]; 0)" table:style-name="ce1">
            <text:p>1763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3101.422799505352" table:formula="of:=IF([.E24] + [.N25]  &gt; [.F25]; [.E24]+[.N25]; [.F25]*2)" table:style-name="ce1">
            <text:p>23101.4228</text:p>
          </table:table-cell>
          <table:table-cell office:value-type="float" office:value="10972.5" table:formula="of:=[Future_Returns.S25]*[.F$4]" table:style-name="ce1">
            <text:p>10972.5</text:p>
          </table:table-cell>
          <table:table-cell office:value-type="float" office:value="21945" table:formula="of:=[.F25]*2" table:style-name="ce6">
            <text:p>21945</text:p>
          </table:table-cell>
          <table:table-cell table:style-name="ce6"/>
          <table:table-cell office:value-type="boolean" office:boolean-value="false" table:formula="of:=[.E25]=[.G25]" table:style-name="ce6">
            <text:p>FALSE</text:p>
          </table:table-cell>
          <table:table-cell office:value-type="float" office:value="0" table:formula="of:=([.C25]-[.C24])*[bitcoin_futures.B29]" table:style-name="ce1">
            <text:p>0</text:p>
          </table:table-cell>
          <table:table-cell office:value-type="float" office:value="41796" table:formula="of:=[.C25]*[bitcoin_futures.B29]" table:style-name="ce5">
            <text:p>41796</text:p>
          </table:table-cell>
          <table:table-cell office:value-type="float" office:value="-997.59999999999854" table:formula="of:=[.K25]-[.K24]-[.J25]" table:style-name="ce1">
            <text:p>-997.6</text:p>
          </table:table-cell>
          <table:table-cell office:value-type="float" office:value="0" table:formula="of:=IF([.E25]=[.G25];[.E25]-([.E24] + [.N25]);0)*[.$M$5]/10000" table:style-name="ce11">
            <text:p>0.00</text:p>
          </table:table-cell>
          <table:table-cell office:value-type="float" office:value="1076.6432932709374" table:formula="of:=-[Future_CF.Q25]+[.E24]*([bitcoin_futures.S29]/100/360)*[.$N$6]" table:style-name="ce11">
            <text:p>1076.64</text:p>
          </table:table-cell>
          <table:table-cell table:style-name="ce1"/>
          <table:table-cell office:value-type="float" office:value="64897.422799505352" table:formula="of:=[.K25]+[.E25]" table:style-name="ce5">
            <text:p>64897.4228</text:p>
          </table:table-cell>
          <table:table-cell office:value-type="float" office:value="79.043293270938875" table:formula="of:=[.L25]+[.N25]-[.M25]" table:style-name="ce11">
            <text:p>79.04</text:p>
          </table:table-cell>
          <table:table-cell office:value-type="float" office:value="1076.6432932709358" table:formula="of:=[.P25]-[.P24]-[.L25]" table:style-name="ce1">
            <text:p>1076.643293</text:p>
          </table:table-cell>
          <table:table-cell office:value-type="float" office:value="1.2194580283102613E-3" table:formula="of:=[.Q25]/[.P24]" table:style-name="ce1">
            <text:p>0.001219458</text:p>
          </table:table-cell>
          <table:table-cell office:value-type="float" office:value="1.0702358060880391E-3" table:formula="of:=[.S25]-([bitcoin_futures.S29]/100/360)" table:style-name="ce1">
            <text:p>0.001070236</text:p>
          </table:table-cell>
          <table:table-cell office:value-type="float" office:value="1.0012194580283102" table:formula="of:=1+[.S25]" table:style-name="ce1">
            <text:p>1.001219458</text:p>
          </table:table-cell>
          <table:table-cell office:value-type="float" office:value="1.0010702358060881" table:formula="of:=1+[.T25]" table:style-name="ce1">
            <text:p>1.001070236</text:p>
          </table:table-cell>
          <table:table-cell table:number-columns-repeated="16362"/>
        </table:table-row>
        <table:table-row table:style-name="ro1">
          <table:table-cell office:value-type="string" office:string-value="01.02.2024" table:formula="of:=[bitcoin_futures.A30]" table:style-name="ce1">
            <text:p>01.02.2024</text:p>
          </table:table-cell>
          <table:table-cell office:value-type="float" office:value="1755" table:formula="of:=ROUND([bitcoin_futures.D30]/[bitcoin_futures.B30]; 0)" table:style-name="ce1">
            <text:p>1755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2643.146101475577" table:formula="of:=IF([.E25] + [.N26]  &gt; [.F26]; [.E25]+[.N26]; [.F26]*2)" table:style-name="ce1">
            <text:p>22643.1461</text:p>
          </table:table-cell>
          <table:table-cell office:value-type="float" office:value="10703.75" table:formula="of:=[Future_Returns.S26]*[.F$4]" table:style-name="ce1">
            <text:p>10703.75</text:p>
          </table:table-cell>
          <table:table-cell office:value-type="float" office:value="21407.5" table:formula="of:=[.F26]*2" table:style-name="ce6">
            <text:p>21407.5</text:p>
          </table:table-cell>
          <table:table-cell table:style-name="ce6"/>
          <table:table-cell office:value-type="boolean" office:boolean-value="false" table:formula="of:=[.E26]=[.G26]" table:style-name="ce6">
            <text:p>FALSE</text:p>
          </table:table-cell>
          <table:table-cell office:value-type="float" office:value="0" table:formula="of:=([.C26]-[.C25])*[bitcoin_futures.B30]" table:style-name="ce1">
            <text:p>0</text:p>
          </table:table-cell>
          <table:table-cell office:value-type="float" office:value="42208.799999999996" table:formula="of:=[.C26]*[bitcoin_futures.B30]" table:style-name="ce5">
            <text:p>42208.8</text:p>
          </table:table-cell>
          <table:table-cell office:value-type="float" office:value="412.79999999999563" table:formula="of:=[.K26]-[.K25]-[.J26]" table:style-name="ce1">
            <text:p>412.8</text:p>
          </table:table-cell>
          <table:table-cell office:value-type="float" office:value="0" table:formula="of:=IF([.E26]=[.G26];[.E26]-([.E25] + [.N26]);0)*[.$M$5]/10000" table:style-name="ce11">
            <text:p>0.00</text:p>
          </table:table-cell>
          <table:table-cell office:value-type="float" office:value="-458.27669802977579" table:formula="of:=-[Future_CF.Q26]+[.E25]*([bitcoin_futures.S30]/100/360)*[.$N$6]" table:style-name="ce11">
            <text:p>-458.28</text:p>
          </table:table-cell>
          <table:table-cell table:style-name="ce1"/>
          <table:table-cell office:value-type="float" office:value="64851.946101475573" table:formula="of:=[.K26]+[.E26]" table:style-name="ce5">
            <text:p>64851.9461</text:p>
          </table:table-cell>
          <table:table-cell office:value-type="float" office:value="-45.476698029780152" table:formula="of:=[.L26]+[.N26]-[.M26]" table:style-name="ce11">
            <text:p>-45.48</text:p>
          </table:table-cell>
          <table:table-cell office:value-type="float" office:value="-458.27669802977471" table:formula="of:=[.P26]-[.P25]-[.L26]" table:style-name="ce1">
            <text:p>-458.276698</text:p>
          </table:table-cell>
          <table:table-cell office:value-type="float" office:value="-7.007473651192013E-4" table:formula="of:=[.Q26]/[.P25]" table:style-name="ce1">
            <text:p>-0.000700747</text:p>
          </table:table-cell>
          <table:table-cell office:value-type="float" office:value="-8.4994180956364583E-4" table:formula="of:=[.S26]-([bitcoin_futures.S30]/100/360)" table:style-name="ce1">
            <text:p>-0.000849942</text:p>
          </table:table-cell>
          <table:table-cell office:value-type="float" office:value="0.99929925263488084" table:formula="of:=1+[.S26]" table:style-name="ce1">
            <text:p>0.999299253</text:p>
          </table:table-cell>
          <table:table-cell office:value-type="float" office:value="0.99915005819043634" table:formula="of:=1+[.T26]" table:style-name="ce1">
            <text:p>0.999150058</text:p>
          </table:table-cell>
          <table:table-cell table:number-columns-repeated="16362"/>
        </table:table-row>
        <table:table-row table:style-name="ro1">
          <table:table-cell office:value-type="string" office:string-value="02.02.2024" table:formula="of:=[bitcoin_futures.A31]" table:style-name="ce1">
            <text:p>02.02.2024</text:p>
          </table:table-cell>
          <table:table-cell office:value-type="float" office:value="1755" table:formula="of:=ROUND([bitcoin_futures.D31]/[bitcoin_futures.B31]; 0)" table:style-name="ce1">
            <text:p>1755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2734.830499955013" table:formula="of:=IF([.E26] + [.N27]  &gt; [.F27]; [.E26]+[.N27]; [.F27]*2)" table:style-name="ce1">
            <text:p>22734.8305</text:p>
          </table:table-cell>
          <table:table-cell office:value-type="float" office:value="10818.75" table:formula="of:=[Future_Returns.S27]*[.F$4]" table:style-name="ce1">
            <text:p>10818.75</text:p>
          </table:table-cell>
          <table:table-cell office:value-type="float" office:value="21637.5" table:formula="of:=[.F27]*2" table:style-name="ce6">
            <text:p>21637.5</text:p>
          </table:table-cell>
          <table:table-cell table:style-name="ce6"/>
          <table:table-cell office:value-type="boolean" office:boolean-value="false" table:formula="of:=[.E27]=[.G27]" table:style-name="ce6">
            <text:p>FALSE</text:p>
          </table:table-cell>
          <table:table-cell office:value-type="float" office:value="0" table:formula="of:=([.C27]-[.C26])*[bitcoin_futures.B31]" table:style-name="ce1">
            <text:p>0</text:p>
          </table:table-cell>
          <table:table-cell office:value-type="float" office:value="42140" table:formula="of:=[.C27]*[bitcoin_futures.B31]" table:style-name="ce5">
            <text:p>42140</text:p>
          </table:table-cell>
          <table:table-cell office:value-type="float" office:value="-68.799999999995634" table:formula="of:=[.K27]-[.K26]-[.J27]" table:style-name="ce1">
            <text:p>-68.8</text:p>
          </table:table-cell>
          <table:table-cell office:value-type="float" office:value="0" table:formula="of:=IF([.E27]=[.G27];[.E27]-([.E26] + [.N27]);0)*[.$M$5]/10000" table:style-name="ce11">
            <text:p>0.00</text:p>
          </table:table-cell>
          <table:table-cell office:value-type="float" office:value="91.684398479437547" table:formula="of:=-[Future_CF.Q27]+[.E26]*([bitcoin_futures.S31]/100/360)*[.$N$6]" table:style-name="ce11">
            <text:p>91.68</text:p>
          </table:table-cell>
          <table:table-cell table:style-name="ce1"/>
          <table:table-cell office:value-type="float" office:value="64874.830499955016" table:formula="of:=[.K27]+[.E27]" table:style-name="ce5">
            <text:p>64874.8305</text:p>
          </table:table-cell>
          <table:table-cell office:value-type="float" office:value="22.884398479441913" table:formula="of:=[.L27]+[.N27]-[.M27]" table:style-name="ce11">
            <text:p>22.88</text:p>
          </table:table-cell>
          <table:table-cell office:value-type="float" office:value="91.684398479439551" table:formula="of:=[.P27]-[.P26]-[.L27]" table:style-name="ce1">
            <text:p>91.68439848</text:p>
          </table:table-cell>
          <table:table-cell office:value-type="float" office:value="3.5287142260363448E-4" table:formula="of:=[.Q27]/[.P26]" table:style-name="ce1">
            <text:p>0.000352871</text:p>
          </table:table-cell>
          <table:table-cell office:value-type="float" office:value="2.0409364482585672E-4" table:formula="of:=[.S27]-([bitcoin_futures.S31]/100/360)" table:style-name="ce1">
            <text:p>0.000204094</text:p>
          </table:table-cell>
          <table:table-cell office:value-type="float" office:value="1.0003528714226035" table:formula="of:=1+[.S27]" table:style-name="ce1">
            <text:p>1.000352871</text:p>
          </table:table-cell>
          <table:table-cell office:value-type="float" office:value="1.0002040936448258" table:formula="of:=1+[.T27]" table:style-name="ce1">
            <text:p>1.000204094</text:p>
          </table:table-cell>
          <table:table-cell table:number-columns-repeated="16362"/>
        </table:table-row>
        <table:table-row table:style-name="ro1">
          <table:table-cell office:value-type="string" office:string-value="05.02.2024" table:formula="of:=[bitcoin_futures.A32]" table:style-name="ce1">
            <text:p>05.02.2024</text:p>
          </table:table-cell>
          <table:table-cell office:value-type="float" office:value="1754" table:formula="of:=ROUND([bitcoin_futures.D32]/[bitcoin_futures.B32]; 0)" table:style-name="ce1">
            <text:p>1754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3366.531823104091" table:formula="of:=IF([.E27] + [.N28]  &gt; [.F28]; [.E27]+[.N28]; [.F28]*2)" table:style-name="ce1">
            <text:p>23366.53182</text:p>
          </table:table-cell>
          <table:table-cell office:value-type="float" office:value="10796.25" table:formula="of:=[Future_Returns.S28]*[.F$4]" table:style-name="ce1">
            <text:p>10796.25</text:p>
          </table:table-cell>
          <table:table-cell office:value-type="float" office:value="21592.5" table:formula="of:=[.F28]*2" table:style-name="ce6">
            <text:p>21592.5</text:p>
          </table:table-cell>
          <table:table-cell table:style-name="ce6"/>
          <table:table-cell office:value-type="boolean" office:boolean-value="false" table:formula="of:=[.E28]=[.G28]" table:style-name="ce6">
            <text:p>FALSE</text:p>
          </table:table-cell>
          <table:table-cell office:value-type="float" office:value="0" table:formula="of:=([.C28]-[.C27])*[bitcoin_futures.B32]" table:style-name="ce1">
            <text:p>0</text:p>
          </table:table-cell>
          <table:table-cell office:value-type="float" office:value="41606.800000000003" table:formula="of:=[.C28]*[bitcoin_futures.B32]" table:style-name="ce5">
            <text:p>41606.8</text:p>
          </table:table-cell>
          <table:table-cell office:value-type="float" office:value="-533.19999999999709" table:formula="of:=[.K28]-[.K27]-[.J28]" table:style-name="ce1">
            <text:p>-533.2</text:p>
          </table:table-cell>
          <table:table-cell office:value-type="float" office:value="0" table:formula="of:=IF([.E28]=[.G28];[.E28]-([.E27] + [.N28]);0)*[.$M$5]/10000" table:style-name="ce11">
            <text:p>0.00</text:p>
          </table:table-cell>
          <table:table-cell office:value-type="float" office:value="631.70132314907994" table:formula="of:=-[Future_CF.Q28]+[.E27]*([bitcoin_futures.S32]/100/360)*[.$N$6]" table:style-name="ce11">
            <text:p>631.70</text:p>
          </table:table-cell>
          <table:table-cell table:style-name="ce1"/>
          <table:table-cell office:value-type="float" office:value="64973.33182310409" table:formula="of:=[.K28]+[.E28]" table:style-name="ce5">
            <text:p>64973.33182</text:p>
          </table:table-cell>
          <table:table-cell office:value-type="float" office:value="98.50132314908285" table:formula="of:=[.L28]+[.N28]-[.M28]" table:style-name="ce11">
            <text:p>98.50</text:p>
          </table:table-cell>
          <table:table-cell office:value-type="float" office:value="631.70132314907096" table:formula="of:=[.P28]-[.P27]-[.L28]" table:style-name="ce1">
            <text:p>631.7013231</text:p>
          </table:table-cell>
          <table:table-cell office:value-type="float" office:value="1.518328793924959E-3" table:formula="of:=[.Q28]/[.P27]" table:style-name="ce1">
            <text:p>0.001518329</text:p>
          </table:table-cell>
          <table:table-cell office:value-type="float" office:value="1.3686621272582923E-3" table:formula="of:=[.S28]-([bitcoin_futures.S32]/100/360)" table:style-name="ce1">
            <text:p>0.001368662</text:p>
          </table:table-cell>
          <table:table-cell office:value-type="float" office:value="1.0015183287939249" table:formula="of:=1+[.S28]" table:style-name="ce1">
            <text:p>1.001518329</text:p>
          </table:table-cell>
          <table:table-cell office:value-type="float" office:value="1.0013686621272584" table:formula="of:=1+[.T28]" table:style-name="ce1">
            <text:p>1.001368662</text:p>
          </table:table-cell>
          <table:table-cell table:number-columns-repeated="16362"/>
        </table:table-row>
        <table:table-row table:style-name="ro1">
          <table:table-cell office:value-type="string" office:string-value="06.02.2024" table:formula="of:=[bitcoin_futures.A33]" table:style-name="ce1">
            <text:p>06.02.2024</text:p>
          </table:table-cell>
          <table:table-cell office:value-type="float" office:value="1754" table:formula="of:=ROUND([bitcoin_futures.D33]/[bitcoin_futures.B33]; 0)" table:style-name="ce1">
            <text:p>1754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2618.276199611719" table:formula="of:=IF([.E28] + [.N29]  &gt; [.F29]; [.E28]+[.N29]; [.F29]*2)" table:style-name="ce1">
            <text:p>22618.2762</text:p>
          </table:table-cell>
          <table:table-cell office:value-type="float" office:value="10638.75" table:formula="of:=[Future_Returns.S29]*[.F$4]" table:style-name="ce1">
            <text:p>10638.75</text:p>
          </table:table-cell>
          <table:table-cell office:value-type="float" office:value="21277.5" table:formula="of:=[.F29]*2" table:style-name="ce6">
            <text:p>21277.5</text:p>
          </table:table-cell>
          <table:table-cell table:style-name="ce6"/>
          <table:table-cell office:value-type="boolean" office:boolean-value="false" table:formula="of:=[.E29]=[.G29]" table:style-name="ce6">
            <text:p>FALSE</text:p>
          </table:table-cell>
          <table:table-cell office:value-type="float" office:value="0" table:formula="of:=([.C29]-[.C28])*[bitcoin_futures.B33]" table:style-name="ce1">
            <text:p>0</text:p>
          </table:table-cell>
          <table:table-cell office:value-type="float" office:value="42312" table:formula="of:=[.C29]*[bitcoin_futures.B33]" table:style-name="ce5">
            <text:p>42312</text:p>
          </table:table-cell>
          <table:table-cell office:value-type="float" office:value="705.19999999999709" table:formula="of:=[.K29]-[.K28]-[.J29]" table:style-name="ce1">
            <text:p>705.2</text:p>
          </table:table-cell>
          <table:table-cell office:value-type="float" office:value="0" table:formula="of:=IF([.E29]=[.G29];[.E29]-([.E28] + [.N29]);0)*[.$M$5]/10000" table:style-name="ce11">
            <text:p>0.00</text:p>
          </table:table-cell>
          <table:table-cell office:value-type="float" office:value="-748.25562349237248" table:formula="of:=-[Future_CF.Q29]+[.E28]*([bitcoin_futures.S33]/100/360)*[.$N$6]" table:style-name="ce11">
            <text:p>-748.26</text:p>
          </table:table-cell>
          <table:table-cell table:style-name="ce1"/>
          <table:table-cell office:value-type="float" office:value="64930.276199611719" table:formula="of:=[.K29]+[.E29]" table:style-name="ce5">
            <text:p>64930.2762</text:p>
          </table:table-cell>
          <table:table-cell office:value-type="float" office:value="-43.055623492375389" table:formula="of:=[.L29]+[.N29]-[.M29]" table:style-name="ce11">
            <text:p>-43.06</text:p>
          </table:table-cell>
          <table:table-cell office:value-type="float" office:value="-748.25562349236861" table:formula="of:=[.P29]-[.P28]-[.L29]" table:style-name="ce1">
            <text:p>-748.2556235</text:p>
          </table:table-cell>
          <table:table-cell office:value-type="float" office:value="-6.6266608598121934E-4" table:formula="of:=[.Q29]/[.P28]" table:style-name="ce1">
            <text:p>-0.000662666</text:p>
          </table:table-cell>
          <table:table-cell office:value-type="float" office:value="-8.1197164153677486E-4" table:formula="of:=[.S29]-([bitcoin_futures.S33]/100/360)" table:style-name="ce1">
            <text:p>-0.000811972</text:p>
          </table:table-cell>
          <table:table-cell office:value-type="float" office:value="0.9993373339140188" table:formula="of:=1+[.S29]" table:style-name="ce1">
            <text:p>0.999337334</text:p>
          </table:table-cell>
          <table:table-cell office:value-type="float" office:value="0.99918802835846321" table:formula="of:=1+[.T29]" table:style-name="ce1">
            <text:p>0.999188028</text:p>
          </table:table-cell>
          <table:table-cell table:number-columns-repeated="16362"/>
        </table:table-row>
        <table:table-row table:style-name="ro1">
          <table:table-cell office:value-type="string" office:string-value="07.02.2024" table:formula="of:=[bitcoin_futures.A34]" table:style-name="ce1">
            <text:p>07.02.2024</text:p>
          </table:table-cell>
          <table:table-cell office:value-type="float" office:value="1746" table:formula="of:=ROUND([bitcoin_futures.D34]/[bitcoin_futures.B34]; 0)" table:style-name="ce1">
            <text:p>1746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1514.96503090129" table:formula="of:=IF([.E29] + [.N30]  &gt; [.F30]; [.E29]+[.N30]; [.F30]*2)" table:style-name="ce1">
            <text:p>21514.96503</text:p>
          </table:table-cell>
          <table:table-cell office:value-type="float" office:value="10826.25" table:formula="of:=[Future_Returns.S30]*[.F$4]" table:style-name="ce1">
            <text:p>10826.25</text:p>
          </table:table-cell>
          <table:table-cell office:value-type="float" office:value="21652.5" table:formula="of:=[.F30]*2" table:style-name="ce6">
            <text:p>21652.5</text:p>
          </table:table-cell>
          <table:table-cell table:style-name="ce6"/>
          <table:table-cell office:value-type="boolean" office:boolean-value="false" table:formula="of:=[.E30]=[.G30]" table:style-name="ce6">
            <text:p>FALSE</text:p>
          </table:table-cell>
          <table:table-cell office:value-type="float" office:value="0" table:formula="of:=([.C30]-[.C29])*[bitcoin_futures.B34]" table:style-name="ce1">
            <text:p>0</text:p>
          </table:table-cell>
          <table:table-cell office:value-type="float" office:value="43378.400000000001" table:formula="of:=[.C30]*[bitcoin_futures.B34]" table:style-name="ce5">
            <text:p>43378.4</text:p>
          </table:table-cell>
          <table:table-cell office:value-type="float" office:value="1066.4000000000015" table:formula="of:=[.K30]-[.K29]-[.J30]" table:style-name="ce1">
            <text:p>1066.4</text:p>
          </table:table-cell>
          <table:table-cell office:value-type="float" office:value="0" table:formula="of:=IF([.E30]=[.G30];[.E30]-([.E29] + [.N30]);0)*[.$M$5]/10000" table:style-name="ce11">
            <text:p>0.00</text:p>
          </table:table-cell>
          <table:table-cell office:value-type="float" office:value="-1103.311168710429" table:formula="of:=-[Future_CF.Q30]+[.E29]*([bitcoin_futures.S34]/100/360)*[.$N$6]" table:style-name="ce11">
            <text:p>-1103.31</text:p>
          </table:table-cell>
          <table:table-cell table:style-name="ce1"/>
          <table:table-cell office:value-type="float" office:value="64893.365030901288" table:formula="of:=[.K30]+[.E30]" table:style-name="ce5">
            <text:p>64893.36503</text:p>
          </table:table-cell>
          <table:table-cell office:value-type="float" office:value="-36.911168710427546" table:formula="of:=[.L30]+[.N30]-[.M30]" table:style-name="ce11">
            <text:p>-36.91</text:p>
          </table:table-cell>
          <table:table-cell office:value-type="float" office:value="-1103.311168710432" table:formula="of:=[.P30]-[.P29]-[.L30]" table:style-name="ce1">
            <text:p>-1103.311169</text:p>
          </table:table-cell>
          <table:table-cell office:value-type="float" office:value="-5.684739211173766E-4" table:formula="of:=[.Q30]/[.P29]" table:style-name="ce1">
            <text:p>-0.000568474</text:p>
          </table:table-cell>
          <table:table-cell office:value-type="float" office:value="-7.1780725445070995E-4" table:formula="of:=[.S30]-([bitcoin_futures.S34]/100/360)" table:style-name="ce1">
            <text:p>-0.000717807</text:p>
          </table:table-cell>
          <table:table-cell office:value-type="float" office:value="0.99943152607888264" table:formula="of:=1+[.S30]" table:style-name="ce1">
            <text:p>0.999431526</text:p>
          </table:table-cell>
          <table:table-cell office:value-type="float" office:value="0.9992821927455493" table:formula="of:=1+[.T30]" table:style-name="ce1">
            <text:p>0.999282193</text:p>
          </table:table-cell>
          <table:table-cell table:number-columns-repeated="16362"/>
        </table:table-row>
        <table:table-row table:style-name="ro1">
          <table:table-cell office:value-type="string" office:string-value="08.02.2024" table:formula="of:=[bitcoin_futures.A35]" table:style-name="ce1">
            <text:p>08.02.2024</text:p>
          </table:table-cell>
          <table:table-cell office:value-type="float" office:value="1747" table:formula="of:=ROUND([bitcoin_futures.D35]/[bitcoin_futures.B35]; 0)" table:style-name="ce1">
            <text:p>1747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20176.569688709846" table:formula="of:=IF([.E30] + [.N31]  &gt; [.F31]; [.E30]+[.N31]; [.F31]*2)" table:style-name="ce1">
            <text:p>20176.56969</text:p>
          </table:table-cell>
          <table:table-cell office:value-type="float" office:value="11102.5" table:formula="of:=[Future_Returns.S31]*[.F$4]" table:style-name="ce1">
            <text:p>11102.5</text:p>
          </table:table-cell>
          <table:table-cell office:value-type="float" office:value="22205" table:formula="of:=[.F31]*2" table:style-name="ce6">
            <text:p>22205</text:p>
          </table:table-cell>
          <table:table-cell table:style-name="ce6"/>
          <table:table-cell office:value-type="boolean" office:boolean-value="false" table:formula="of:=[.E31]=[.G31]" table:style-name="ce6">
            <text:p>FALSE</text:p>
          </table:table-cell>
          <table:table-cell office:value-type="float" office:value="0" table:formula="of:=([.C31]-[.C30])*[bitcoin_futures.B35]" table:style-name="ce1">
            <text:p>0</text:p>
          </table:table-cell>
          <table:table-cell office:value-type="float" office:value="44771.6" table:formula="of:=[.C31]*[bitcoin_futures.B35]" table:style-name="ce5">
            <text:p>44771.6</text:p>
          </table:table-cell>
          <table:table-cell office:value-type="float" office:value="1393.1999999999971" table:formula="of:=[.K31]-[.K30]-[.J31]" table:style-name="ce1">
            <text:p>1393.2</text:p>
          </table:table-cell>
          <table:table-cell office:value-type="float" office:value="0" table:formula="of:=IF([.E31]=[.G31];[.E31]-([.E30] + [.N31]);0)*[.$M$5]/10000" table:style-name="ce11">
            <text:p>0.00</text:p>
          </table:table-cell>
          <table:table-cell office:value-type="float" office:value="-1338.3953421914453" table:formula="of:=-[Future_CF.Q31]+[.E30]*([bitcoin_futures.S35]/100/360)*[.$N$6]" table:style-name="ce11">
            <text:p>-1338.40</text:p>
          </table:table-cell>
          <table:table-cell table:style-name="ce1"/>
          <table:table-cell office:value-type="float" office:value="64948.169688709844" table:formula="of:=[.K31]+[.E31]" table:style-name="ce5">
            <text:p>64948.16969</text:p>
          </table:table-cell>
          <table:table-cell office:value-type="float" office:value="54.804657808551838" table:formula="of:=[.L31]+[.N31]-[.M31]" table:style-name="ce11">
            <text:p>54.80</text:p>
          </table:table-cell>
          <table:table-cell office:value-type="float" office:value="-1338.3953421914412" table:formula="of:=[.P31]-[.P30]-[.L31]" table:style-name="ce1">
            <text:p>-1338.395342</text:p>
          </table:table-cell>
          <table:table-cell office:value-type="float" office:value="8.4453407189555741E-4" table:formula="of:=[.Q31]/[.P30]" table:style-name="ce1">
            <text:p>0.000844534</text:p>
          </table:table-cell>
          <table:table-cell office:value-type="float" office:value="6.9536740522889071E-4" table:formula="of:=[.S31]-([bitcoin_futures.S35]/100/360)" table:style-name="ce1">
            <text:p>0.000695367</text:p>
          </table:table-cell>
          <table:table-cell office:value-type="float" office:value="1.0008445340718957" table:formula="of:=1+[.S31]" table:style-name="ce1">
            <text:p>1.000844534</text:p>
          </table:table-cell>
          <table:table-cell office:value-type="float" office:value="1.0006953674052288" table:formula="of:=1+[.T31]" table:style-name="ce1">
            <text:p>1.000695367</text:p>
          </table:table-cell>
          <table:table-cell table:number-columns-repeated="16362"/>
        </table:table-row>
        <table:table-row table:style-name="ro1">
          <table:table-cell office:value-type="string" office:string-value="09.02.2024" table:formula="of:=[bitcoin_futures.A36]" table:style-name="ce1">
            <text:p>09.02.2024</text:p>
          </table:table-cell>
          <table:table-cell office:value-type="float" office:value="1754" table:formula="of:=ROUND([bitcoin_futures.D36]/[bitcoin_futures.B36]; 0)" table:style-name="ce1">
            <text:p>1754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18158.075645452998" table:formula="of:=IF([.E31] + [.N32]  &gt; [.F32]; [.E31]+[.N32]; [.F32]*2)" table:style-name="ce1">
            <text:p>18158.07565</text:p>
          </table:table-cell>
          <table:table-cell office:value-type="float" office:value="11437.5" table:formula="of:=[Future_Returns.S32]*[.F$4]" table:style-name="ce1">
            <text:p>11437.5</text:p>
          </table:table-cell>
          <table:table-cell office:value-type="float" office:value="22875" table:formula="of:=[.F32]*2" table:style-name="ce6">
            <text:p>22875</text:p>
          </table:table-cell>
          <table:table-cell table:style-name="ce6"/>
          <table:table-cell office:value-type="boolean" office:boolean-value="false" table:formula="of:=[.E32]=[.G32]" table:style-name="ce6">
            <text:p>FALSE</text:p>
          </table:table-cell>
          <table:table-cell office:value-type="float" office:value="0" table:formula="of:=([.C32]-[.C31])*[bitcoin_futures.B36]" table:style-name="ce1">
            <text:p>0</text:p>
          </table:table-cell>
          <table:table-cell office:value-type="float" office:value="46698" table:formula="of:=[.C32]*[bitcoin_futures.B36]" table:style-name="ce5">
            <text:p>46698</text:p>
          </table:table-cell>
          <table:table-cell office:value-type="float" office:value="1926.4000000000015" table:formula="of:=[.K32]-[.K31]-[.J32]" table:style-name="ce1">
            <text:p>1926.4</text:p>
          </table:table-cell>
          <table:table-cell office:value-type="float" office:value="0" table:formula="of:=IF([.E32]=[.G32];[.E32]-([.E31] + [.N32]);0)*[.$M$5]/10000" table:style-name="ce11">
            <text:p>0.00</text:p>
          </table:table-cell>
          <table:table-cell office:value-type="float" office:value="-2018.4940432568455" table:formula="of:=-[Future_CF.Q32]+[.E31]*([bitcoin_futures.S36]/100/360)*[.$N$6]" table:style-name="ce11">
            <text:p>-2018.49</text:p>
          </table:table-cell>
          <table:table-cell table:style-name="ce1"/>
          <table:table-cell office:value-type="float" office:value="64856.075645452998" table:formula="of:=[.K32]+[.E32]" table:style-name="ce5">
            <text:p>64856.07565</text:p>
          </table:table-cell>
          <table:table-cell office:value-type="float" office:value="-92.094043256844088" table:formula="of:=[.L32]+[.N32]-[.M32]" table:style-name="ce11">
            <text:p>-92.09</text:p>
          </table:table-cell>
          <table:table-cell office:value-type="float" office:value="-2018.4940432568474" table:formula="of:=[.P32]-[.P31]-[.L32]" table:style-name="ce1">
            <text:p>-2018.494043</text:p>
          </table:table-cell>
          <table:table-cell office:value-type="float" office:value="-1.4179621026772845E-3" table:formula="of:=[.Q32]/[.P31]" table:style-name="ce1">
            <text:p>-0.001417962</text:p>
          </table:table-cell>
          <table:table-cell office:value-type="float" office:value="-1.5672398804550622E-3" table:formula="of:=[.S32]-([bitcoin_futures.S36]/100/360)" table:style-name="ce1">
            <text:p>-0.00156724</text:p>
          </table:table-cell>
          <table:table-cell office:value-type="float" office:value="0.99858203789732269" table:formula="of:=1+[.S32]" table:style-name="ce1">
            <text:p>0.998582038</text:p>
          </table:table-cell>
          <table:table-cell office:value-type="float" office:value="0.99843276011954496" table:formula="of:=1+[.T32]" table:style-name="ce1">
            <text:p>0.99843276</text:p>
          </table:table-cell>
          <table:table-cell table:number-columns-repeated="16362"/>
        </table:table-row>
        <table:table-row table:style-name="ro1">
          <table:table-cell office:value-type="string" office:string-value="12.02.2024" table:formula="of:=[bitcoin_futures.A37]" table:style-name="ce1">
            <text:p>12.02.2024</text:p>
          </table:table-cell>
          <table:table-cell office:value-type="float" office:value="1744" table:formula="of:=ROUND([bitcoin_futures.D37]/[bitcoin_futures.B37]; 0)" table:style-name="ce1">
            <text:p>1744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15464.434474780466" table:formula="of:=IF([.E32] + [.N33]  &gt; [.F33]; [.E32]+[.N33]; [.F33]*2)" table:style-name="ce1">
            <text:p>15464.43447</text:p>
          </table:table-cell>
          <table:table-cell office:value-type="float" office:value="11942.5" table:formula="of:=[Future_Returns.S33]*[.F$4]" table:style-name="ce1">
            <text:p>11942.5</text:p>
          </table:table-cell>
          <table:table-cell office:value-type="float" office:value="23885" table:formula="of:=[.F33]*2" table:style-name="ce6">
            <text:p>23885</text:p>
          </table:table-cell>
          <table:table-cell table:style-name="ce6"/>
          <table:table-cell office:value-type="boolean" office:boolean-value="false" table:formula="of:=[.E33]=[.G33]" table:style-name="ce6">
            <text:p>FALSE</text:p>
          </table:table-cell>
          <table:table-cell office:value-type="float" office:value="0" table:formula="of:=([.C33]-[.C32])*[bitcoin_futures.B37]" table:style-name="ce1">
            <text:p>0</text:p>
          </table:table-cell>
          <table:table-cell office:value-type="float" office:value="49295.199999999997" table:formula="of:=[.C33]*[bitcoin_futures.B37]" table:style-name="ce5">
            <text:p>49295.2</text:p>
          </table:table-cell>
          <table:table-cell office:value-type="float" office:value="2597.1999999999971" table:formula="of:=[.K33]-[.K32]-[.J33]" table:style-name="ce1">
            <text:p>2597.2</text:p>
          </table:table-cell>
          <table:table-cell office:value-type="float" office:value="0" table:formula="of:=IF([.E33]=[.G33];[.E33]-([.E32] + [.N33]);0)*[.$M$5]/10000" table:style-name="ce11">
            <text:p>0.00</text:p>
          </table:table-cell>
          <table:table-cell office:value-type="float" office:value="-2693.6411706725321" table:formula="of:=-[Future_CF.Q33]+[.E32]*([bitcoin_futures.S37]/100/360)*[.$N$6]" table:style-name="ce11">
            <text:p>-2693.64</text:p>
          </table:table-cell>
          <table:table-cell table:style-name="ce1"/>
          <table:table-cell office:value-type="float" office:value="64759.634474780461" table:formula="of:=[.K33]+[.E33]" table:style-name="ce5">
            <text:p>64759.63447</text:p>
          </table:table-cell>
          <table:table-cell office:value-type="float" office:value="-96.441170672535009" table:formula="of:=[.L33]+[.N33]-[.M33]" table:style-name="ce11">
            <text:p>-96.44</text:p>
          </table:table-cell>
          <table:table-cell office:value-type="float" office:value="-2693.6411706725339" table:formula="of:=[.P33]-[.P32]-[.L33]" table:style-name="ce1">
            <text:p>-2693.641171</text:p>
          </table:table-cell>
          <table:table-cell office:value-type="float" office:value="-1.4870028707834161E-3" table:formula="of:=[.Q33]/[.P32]" table:style-name="ce1">
            <text:p>-0.001487003</text:p>
          </table:table-cell>
          <table:table-cell office:value-type="float" office:value="-1.6366695374500828E-3" table:formula="of:=[.S33]-([bitcoin_futures.S37]/100/360)" table:style-name="ce1">
            <text:p>-0.00163667</text:p>
          </table:table-cell>
          <table:table-cell office:value-type="float" office:value="0.9985129971292166" table:formula="of:=1+[.S33]" table:style-name="ce1">
            <text:p>0.998512997</text:p>
          </table:table-cell>
          <table:table-cell office:value-type="float" office:value="0.99836333046254988" table:formula="of:=1+[.T33]" table:style-name="ce1">
            <text:p>0.99836333</text:p>
          </table:table-cell>
          <table:table-cell table:number-columns-repeated="16362"/>
        </table:table-row>
        <table:table-row table:style-name="ro1">
          <table:table-cell office:value-type="string" office:string-value="13.02.2024" table:formula="of:=[bitcoin_futures.A38]" table:style-name="ce1">
            <text:p>13.02.2024</text:p>
          </table:table-cell>
          <table:table-cell office:value-type="float" office:value="1747" table:formula="of:=ROUND([bitcoin_futures.D38]/[bitcoin_futures.B38]; 0)" table:style-name="ce1">
            <text:p>1747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16290.588508203147" table:formula="of:=IF([.E33] + [.N34]  &gt; [.F34]; [.E33]+[.N34]; [.F34]*2)" table:style-name="ce1">
            <text:p>16290.58851</text:p>
          </table:table-cell>
          <table:table-cell office:value-type="float" office:value="12616.25" table:formula="of:=[Future_Returns.S34]*[.F$4]" table:style-name="ce1">
            <text:p>12616.25</text:p>
          </table:table-cell>
          <table:table-cell office:value-type="float" office:value="25232.5" table:formula="of:=[.F34]*2" table:style-name="ce6">
            <text:p>25232.5</text:p>
          </table:table-cell>
          <table:table-cell table:style-name="ce6"/>
          <table:table-cell office:value-type="boolean" office:boolean-value="false" table:formula="of:=[.E34]=[.G34]" table:style-name="ce6">
            <text:p>FALSE</text:p>
          </table:table-cell>
          <table:table-cell office:value-type="float" office:value="0" table:formula="of:=([.C34]-[.C33])*[bitcoin_futures.B38]" table:style-name="ce1">
            <text:p>0</text:p>
          </table:table-cell>
          <table:table-cell office:value-type="float" office:value="48538.400000000001" table:formula="of:=[.C34]*[bitcoin_futures.B38]" table:style-name="ce5">
            <text:p>48538.4</text:p>
          </table:table-cell>
          <table:table-cell office:value-type="float" office:value="-756.79999999999563" table:formula="of:=[.K34]-[.K33]-[.J34]" table:style-name="ce1">
            <text:p>-756.8</text:p>
          </table:table-cell>
          <table:table-cell office:value-type="float" office:value="0" table:formula="of:=IF([.E34]=[.G34];[.E34]-([.E33] + [.N34]);0)*[.$M$5]/10000" table:style-name="ce11">
            <text:p>0.00</text:p>
          </table:table-cell>
          <table:table-cell office:value-type="float" office:value="826.15403342268053" table:formula="of:=-[Future_CF.Q34]+[.E33]*([bitcoin_futures.S38]/100/360)*[.$N$6]" table:style-name="ce11">
            <text:p>826.15</text:p>
          </table:table-cell>
          <table:table-cell table:style-name="ce1"/>
          <table:table-cell office:value-type="float" office:value="64828.988508203147" table:formula="of:=[.K34]+[.E34]" table:style-name="ce5">
            <text:p>64828.98851</text:p>
          </table:table-cell>
          <table:table-cell office:value-type="float" office:value="69.354033422684893" table:formula="of:=[.L34]+[.N34]-[.M34]" table:style-name="ce11">
            <text:p>69.35</text:p>
          </table:table-cell>
          <table:table-cell office:value-type="float" office:value="826.1540334226811" table:formula="of:=[.P34]-[.P33]-[.L34]" table:style-name="ce1">
            <text:p>826.1540334</text:p>
          </table:table-cell>
          <table:table-cell office:value-type="float" office:value="1.070945411986438E-3" table:formula="of:=[.Q34]/[.P33]" table:style-name="ce1">
            <text:p>0.001070945</text:p>
          </table:table-cell>
          <table:table-cell office:value-type="float" office:value="9.2169541198643806E-4" table:formula="of:=[.S34]-([bitcoin_futures.S38]/100/360)" table:style-name="ce1">
            <text:p>0.000921695</text:p>
          </table:table-cell>
          <table:table-cell office:value-type="float" office:value="1.0010709454119864" table:formula="of:=1+[.S34]" table:style-name="ce1">
            <text:p>1.001070945</text:p>
          </table:table-cell>
          <table:table-cell office:value-type="float" office:value="1.0009216954119864" table:formula="of:=1+[.T34]" table:style-name="ce1">
            <text:p>1.000921695</text:p>
          </table:table-cell>
          <table:table-cell table:number-columns-repeated="16362"/>
        </table:table-row>
        <table:table-row table:style-name="ro1">
          <table:table-cell office:value-type="string" office:string-value="14.02.2024" table:formula="of:=[bitcoin_futures.A39]" table:style-name="ce1">
            <text:p>14.02.2024</text:p>
          </table:table-cell>
          <table:table-cell office:value-type="float" office:value="1753" table:formula="of:=ROUND([bitcoin_futures.D39]/[bitcoin_futures.B39]; 0)" table:style-name="ce1">
            <text:p>1753</text:p>
          </table:table-cell>
          <table:table-cell office:value-type="float" office:value="1720" table:formula="of:=[.C$13]" table:style-name="ce1">
            <text:p>1720</text:p>
          </table:table-cell>
          <table:table-cell office:value-type="float" office:value="42948.4" table:formula="of:=[.D$13]" table:style-name="ce1">
            <text:p>42948.4</text:p>
          </table:table-cell>
          <table:table-cell office:value-type="float" office:value="13941.803967112399" table:formula="of:=IF([.E34] + [.N35]  &gt; [.F35]; [.E34]+[.N35]; [.F35]*2)" table:style-name="ce1">
            <text:p>13941.80397</text:p>
          </table:table-cell>
          <table:table-cell office:value-type="float" office:value="12410" table:formula="of:=[Future_Returns.S35]*[.F$4]" table:style-name="ce2">
            <text:p>12410</text:p>
          </table:table-cell>
          <table:table-cell office:value-type="float" office:value="24820" table:formula="of:=[.F35]*2" table:style-name="ce2">
            <text:p>24820</text:p>
          </table:table-cell>
          <table:table-cell table:style-name="ce2"/>
          <table:table-cell office:value-type="boolean" office:boolean-value="false" table:formula="of:=[.E35]=[.G35]" table:style-name="ce2">
            <text:p>FALSE</text:p>
          </table:table-cell>
          <table:table-cell office:value-type="float" office:value="0" table:formula="of:=([.C35]-[.C34])*[bitcoin_futures.B39]" table:style-name="ce1">
            <text:p>0</text:p>
          </table:table-cell>
          <table:table-cell office:value-type="float" office:value="50826" table:formula="of:=[.C35]*[bitcoin_futures.B39]" table:style-name="ce5">
            <text:p>50826</text:p>
          </table:table-cell>
          <table:table-cell office:value-type="float" office:value="2287.5999999999985" table:formula="of:=[.K35]-[.K34]-[.J35]" table:style-name="ce1">
            <text:p>2287.6</text:p>
          </table:table-cell>
          <table:table-cell office:value-type="float" office:value="0" table:formula="of:=IF([.E35]=[.G35];[.E35]-([.E34] + [.N35]);0)*[.$M$5]/10000" table:style-name="ce11">
            <text:p>0.00</text:p>
          </table:table-cell>
          <table:table-cell office:value-type="float" office:value="-2348.7845410907489" table:formula="of:=-[Future_CF.Q35]+[.E34]*([bitcoin_futures.S39]/100/360)*[.$N$6]" table:style-name="ce11">
            <text:p>-2348.78</text:p>
          </table:table-cell>
          <table:table-cell table:style-name="ce1"/>
          <table:table-cell office:value-type="float" office:value="64767.803967112399" table:formula="of:=[.K35]+[.E35]" table:style-name="ce5">
            <text:p>64767.80397</text:p>
          </table:table-cell>
          <table:table-cell office:value-type="float" office:value="-61.184541090750372" table:formula="of:=[.L35]+[.N35]-[.M35]" table:style-name="ce11">
            <text:p>-61.18</text:p>
          </table:table-cell>
          <table:table-cell office:value-type="float" office:value="-2348.7845410907466" table:formula="of:=[.P35]-[.P34]-[.L35]" table:style-name="ce1">
            <text:p>-2348.784541</text:p>
          </table:table-cell>
          <table:table-cell office:value-type="float" office:value="-9.4378367607892539E-4" table:formula="of:=[.Q35]/[.P34]" table:style-name="ce1">
            <text:p>-0.000943784</text:p>
          </table:table-cell>
          <table:table-cell office:value-type="float" office:value="-1.0930058983011476E-3" table:formula="of:=[.S35]-([bitcoin_futures.S39]/100/360)" table:style-name="ce1">
            <text:p>-0.001093006</text:p>
          </table:table-cell>
          <table:table-cell office:value-type="float" office:value="0.99905621632392105" table:formula="of:=1+[.S35]" table:style-name="ce1">
            <text:p>0.999056216</text:p>
          </table:table-cell>
          <table:table-cell office:value-type="float" office:value="0.99890699410169881" table:formula="of:=1+[.T35]" table:style-name="ce1">
            <text:p>0.998906994</text:p>
          </table:table-cell>
          <table:table-cell table:number-columns-repeated="16362"/>
        </table:table-row>
        <table:table-row table:style-name="ro1">
          <table:table-cell office:value-type="string" office:string-value="15.02.2024" table:formula="of:=[bitcoin_futures.A40]" table:style-name="ce6">
            <text:p>15.02.2024</text:p>
          </table:table-cell>
          <table:table-cell office:value-type="float" office:value="1757" table:formula="of:=ROUND([bitcoin_futures.D40]/[bitcoin_futures.B40]; 0)" table:style-name="ce1">
            <text:p>1757</text:p>
          </table:table-cell>
          <table:table-cell office:value-type="float" office:value="1757" table:formula="of:=[.B36]" table:style-name="ce6">
            <text:p>1757</text:p>
          </table:table-cell>
          <table:table-cell office:value-type="float" office:value="51866.64" table:formula="of:=[.B36]*[bitcoin_futures.B40]" table:style-name="ce6">
            <text:p>51866.64</text:p>
          </table:table-cell>
          <table:table-cell office:value-type="float" office:value="13977.843793324946" table:formula="of:=IF([.E35] + [.N36]  &gt; [.F36]; [.E35]+[.N36]; [.F36]*2)" table:style-name="ce1">
            <text:p>13977.84379</text:p>
          </table:table-cell>
          <table:table-cell office:value-type="float" office:value="13146.25" table:formula="of:=[Future_Returns.S36]*[.F$4]" table:style-name="ce1">
            <text:p>13146.25</text:p>
          </table:table-cell>
          <table:table-cell office:value-type="float" office:value="26292.5" table:formula="of:=[.F36]*2" table:style-name="ce6">
            <text:p>26292.5</text:p>
          </table:table-cell>
          <table:table-cell table:style-name="ce6"/>
          <table:table-cell office:value-type="boolean" office:boolean-value="false" table:formula="of:=[.E36]=[.G36]" table:style-name="ce6">
            <text:p>FALSE</text:p>
          </table:table-cell>
          <table:table-cell office:value-type="float" office:value="1092.24" table:formula="of:=([.C36]-[.C35])*[bitcoin_futures.B40]" table:style-name="ce1">
            <text:p>1092.24</text:p>
          </table:table-cell>
          <table:table-cell office:value-type="float" office:value="51866.64" table:formula="of:=[.C36]*[bitcoin_futures.B40]" table:style-name="ce5">
            <text:p>51866.64</text:p>
          </table:table-cell>
          <table:table-cell office:value-type="float" office:value="-51.600000000000591" table:formula="of:=[.K36]-[.K35]-[.J36]" table:style-name="ce1">
            <text:p>-51.6</text:p>
          </table:table-cell>
          <table:table-cell office:value-type="float" office:value="0" table:formula="of:=IF([.E36]=[.G36];[.E36]-([.E35] + [.N36]);0)*[.$M$5]/10000" table:style-name="ce11">
            <text:p>0.00</text:p>
          </table:table-cell>
          <table:table-cell office:value-type="float" office:value="36.039826212547133" table:formula="of:=-[Future_CF.Q36]+[.E35]*([bitcoin_futures.S40]/100/360)*[.$N$6]" table:style-name="ce11">
            <text:p>36.04</text:p>
          </table:table-cell>
          <table:table-cell table:style-name="ce6"/>
          <table:table-cell office:value-type="float" office:value="65844.483793324951" table:formula="of:=[.K36]+[.E36]" table:style-name="ce5">
            <text:p>65844.48379</text:p>
          </table:table-cell>
          <table:table-cell office:value-type="float" office:value="-15.560173787453458" table:formula="of:=[.L36]+[.N36]-[.M36]" table:style-name="ce11">
            <text:p>-15.56</text:p>
          </table:table-cell>
          <table:table-cell office:value-type="float" office:value="1128.2798262125527" table:formula="of:=[.P36]-[.P35]-[.L36]" table:style-name="ce1">
            <text:p>1128.279826</text:p>
          </table:table-cell>
          <table:table-cell office:value-type="float" office:value="-2.4024550524137821E-4" table:formula="of:=[.Q36]/[.P35]" table:style-name="ce1">
            <text:p>-0.000240246</text:p>
          </table:table-cell>
          <table:table-cell office:value-type="float" office:value="-3.8941217190804488E-4" table:formula="of:=[.S36]-([bitcoin_futures.S40]/100/360)" table:style-name="ce1">
            <text:p>-0.000389412</text:p>
          </table:table-cell>
          <table:table-cell office:value-type="float" office:value="0.99975975449475862" table:formula="of:=1+[.S36]" table:style-name="ce1">
            <text:p>0.999759754</text:p>
          </table:table-cell>
          <table:table-cell office:value-type="float" office:value="0.99961058782809198" table:formula="of:=1+[.T36]" table:style-name="ce1">
            <text:p>0.999610588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02.2024" table:formula="of:=[bitcoin_futures.A41]" table:style-name="ce1">
            <text:p>16.02.2024</text:p>
          </table:table-cell>
          <table:table-cell office:value-type="float" office:value="1750" table:formula="of:=ROUND([bitcoin_futures.D41]/[bitcoin_futures.B41]; 0)" table:style-name="ce1">
            <text:p>1750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3878.889801968813" table:formula="of:=IF([.E36] + [.N37]  &gt; [.F37]; [.E36]+[.N37]; [.F37]*2)" table:style-name="ce1">
            <text:p>13878.8898</text:p>
          </table:table-cell>
          <table:table-cell office:value-type="float" office:value="13142.5" table:formula="of:=[Future_Returns.S37]*[.F$4]" table:style-name="ce1">
            <text:p>13142.5</text:p>
          </table:table-cell>
          <table:table-cell office:value-type="float" office:value="26285" table:formula="of:=[.F37]*2" table:style-name="ce6">
            <text:p>26285</text:p>
          </table:table-cell>
          <table:table-cell table:style-name="ce6"/>
          <table:table-cell office:value-type="boolean" office:boolean-value="false" table:formula="of:=[.E37]=[.G37]" table:style-name="ce6">
            <text:p>FALSE</text:p>
          </table:table-cell>
          <table:table-cell office:value-type="float" office:value="0" table:formula="of:=([.C37]-[.C36])*[bitcoin_futures.B41]" table:style-name="ce1">
            <text:p>0</text:p>
          </table:table-cell>
          <table:table-cell office:value-type="float" office:value="52042.340000000004" table:formula="of:=[.C37]*[bitcoin_futures.B41]" table:style-name="ce5">
            <text:p>52042.34</text:p>
          </table:table-cell>
          <table:table-cell office:value-type="float" office:value="175.70000000000437" table:formula="of:=[.K37]-[.K36]-[.J37]" table:style-name="ce1">
            <text:p>175.7</text:p>
          </table:table-cell>
          <table:table-cell office:value-type="float" office:value="0" table:formula="of:=IF([.E37]=[.G37];[.E37]-([.E36] + [.N37]);0)*[.$M$5]/10000" table:style-name="ce11">
            <text:p>0.00</text:p>
          </table:table-cell>
          <table:table-cell office:value-type="float" office:value="-98.953991356132846" table:formula="of:=-[Future_CF.Q37]+[.E36]*([bitcoin_futures.S41]/100/360)*[.$N$6]" table:style-name="ce11">
            <text:p>-98.95</text:p>
          </table:table-cell>
          <table:table-cell table:style-name="ce1"/>
          <table:table-cell office:value-type="float" office:value="65921.229801968817" table:formula="of:=[.K37]+[.E37]" table:style-name="ce5">
            <text:p>65921.2298</text:p>
          </table:table-cell>
          <table:table-cell office:value-type="float" office:value="76.746008643871519" table:formula="of:=[.L37]+[.N37]-[.M37]" table:style-name="ce11">
            <text:p>76.75</text:p>
          </table:table-cell>
          <table:table-cell office:value-type="float" office:value="-98.953991356138431" table:formula="of:=[.P37]-[.P36]-[.L37]" table:style-name="ce1">
            <text:p>-98.95399136</text:p>
          </table:table-cell>
          <table:table-cell office:value-type="float" office:value="1.1655647401650937E-3" table:formula="of:=[.Q37]/[.P36]" table:style-name="ce1">
            <text:p>0.001165565</text:p>
          </table:table-cell>
          <table:table-cell office:value-type="float" office:value="1.0158980734984271E-3" table:formula="of:=[.S37]-([bitcoin_futures.S41]/100/360)" table:style-name="ce1">
            <text:p>0.001015898</text:p>
          </table:table-cell>
          <table:table-cell office:value-type="float" office:value="1.0011655647401652" table:formula="of:=1+[.S37]" table:style-name="ce1">
            <text:p>1.001165565</text:p>
          </table:table-cell>
          <table:table-cell office:value-type="float" office:value="1.0010158980734984" table:formula="of:=1+[.T37]" table:style-name="ce1">
            <text:p>1.001015898</text:p>
          </table:table-cell>
          <table:table-cell table:number-columns-repeated="16362"/>
        </table:table-row>
        <table:table-row table:style-name="ro1">
          <table:table-cell office:value-type="string" office:string-value="19.02.2024" table:formula="of:=[bitcoin_futures.A42]" table:style-name="ce1">
            <text:p>19.02.2024</text:p>
          </table:table-cell>
          <table:table-cell office:value-type="float" office:value="1751" table:formula="of:=ROUND([bitcoin_futures.D42]/[bitcoin_futures.B42]; 0)" table:style-name="ce1">
            <text:p>1751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3879.92840555566" table:formula="of:=IF([.E37] + [.N38]  &gt; [.F38]; [.E37]+[.N38]; [.F38]*2)" table:style-name="ce1">
            <text:p>13879.92841</text:p>
          </table:table-cell>
          <table:table-cell office:value-type="float" office:value="13167.5" table:formula="of:=[Future_Returns.S38]*[.F$4]" table:style-name="ce1">
            <text:p>13167.5</text:p>
          </table:table-cell>
          <table:table-cell office:value-type="float" office:value="26335" table:formula="of:=[.F38]*2" table:style-name="ce6">
            <text:p>26335</text:p>
          </table:table-cell>
          <table:table-cell table:style-name="ce6"/>
          <table:table-cell office:value-type="boolean" office:boolean-value="false" table:formula="of:=[.E38]=[.G38]" table:style-name="ce6">
            <text:p>FALSE</text:p>
          </table:table-cell>
          <table:table-cell office:value-type="float" office:value="0" table:formula="of:=([.C38]-[.C37])*[bitcoin_futures.B42]" table:style-name="ce1">
            <text:p>0</text:p>
          </table:table-cell>
          <table:table-cell office:value-type="float" office:value="52042.340000000004" table:formula="of:=[.C38]*[bitcoin_futures.B42]" table:style-name="ce5">
            <text:p>52042.34</text:p>
          </table:table-cell>
          <table:table-cell office:value-type="float" office:value="0" table:formula="of:=[.K38]-[.K37]-[.J38]" table:style-name="ce1">
            <text:p>0</text:p>
          </table:table-cell>
          <table:table-cell office:value-type="float" office:value="0" table:formula="of:=IF([.E38]=[.G38];[.E38]-([.E37] + [.N38]);0)*[.$M$5]/10000" table:style-name="ce11">
            <text:p>0.00</text:p>
          </table:table-cell>
          <table:table-cell office:value-type="float" office:value="1.0386035868473327" table:formula="of:=-[Future_CF.Q38]+[.E37]*([bitcoin_futures.S42]/100/360)*[.$N$6]" table:style-name="ce11">
            <text:p>1.04</text:p>
          </table:table-cell>
          <table:table-cell table:style-name="ce1"/>
          <table:table-cell office:value-type="float" office:value="65922.26840555566" table:formula="of:=[.K38]+[.E38]" table:style-name="ce5">
            <text:p>65922.26841</text:p>
          </table:table-cell>
          <table:table-cell office:value-type="float" office:value="1.0386035868473327" table:formula="of:=[.L38]+[.N38]-[.M38]" table:style-name="ce11">
            <text:p>1.04</text:p>
          </table:table-cell>
          <table:table-cell office:value-type="float" office:value="1.0386035868432373" table:formula="of:=[.P38]-[.P37]-[.L38]" table:style-name="ce1">
            <text:p>1.038603587</text:p>
          </table:table-cell>
          <table:table-cell office:value-type="float" office:value="1.5755221648130016E-5" table:formula="of:=[.Q38]/[.P37]" table:style-name="ce1">
            <text:p>1.57552E-05</text:p>
          </table:table-cell>
          <table:table-cell office:value-type="float" office:value="-1.3391144501853663E-4" table:formula="of:=[.S38]-([bitcoin_futures.S42]/100/360)" table:style-name="ce1">
            <text:p>-0.000133911</text:p>
          </table:table-cell>
          <table:table-cell office:value-type="float" office:value="1.0000157552216482" table:formula="of:=1+[.S38]" table:style-name="ce1">
            <text:p>1.000015755</text:p>
          </table:table-cell>
          <table:table-cell office:value-type="float" office:value="0.99986608855498149" table:formula="of:=1+[.T38]" table:style-name="ce1">
            <text:p>0.999866089</text:p>
          </table:table-cell>
          <table:table-cell table:number-columns-repeated="16362"/>
        </table:table-row>
        <table:table-row table:style-name="ro1">
          <table:table-cell office:value-type="string" office:string-value="20.02.2024" table:formula="of:=[bitcoin_futures.A43]" table:style-name="ce1">
            <text:p>20.02.2024</text:p>
          </table:table-cell>
          <table:table-cell office:value-type="float" office:value="1756" table:formula="of:=ROUND([bitcoin_futures.D43]/[bitcoin_futures.B43]; 0)" table:style-name="ce1">
            <text:p>1756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3755.967086864675" table:formula="of:=IF([.E38] + [.N39]  &gt; [.F39]; [.E38]+[.N39]; [.F39]*2)" table:style-name="ce1">
            <text:p>13755.96709</text:p>
          </table:table-cell>
          <table:table-cell office:value-type="float" office:value="13167.5" table:formula="of:=[Future_Returns.S39]*[.F$4]" table:style-name="ce1">
            <text:p>13167.5</text:p>
          </table:table-cell>
          <table:table-cell office:value-type="float" office:value="26335" table:formula="of:=[.F39]*2" table:style-name="ce6">
            <text:p>26335</text:p>
          </table:table-cell>
          <table:table-cell table:style-name="ce6"/>
          <table:table-cell office:value-type="boolean" office:boolean-value="false" table:formula="of:=[.E39]=[.G39]" table:style-name="ce6">
            <text:p>FALSE</text:p>
          </table:table-cell>
          <table:table-cell office:value-type="float" office:value="0" table:formula="of:=([.C39]-[.C38])*[bitcoin_futures.B43]" table:style-name="ce1">
            <text:p>0</text:p>
          </table:table-cell>
          <table:table-cell office:value-type="float" office:value="52130.19" table:formula="of:=[.C39]*[bitcoin_futures.B43]" table:style-name="ce5">
            <text:p>52130.19</text:p>
          </table:table-cell>
          <table:table-cell office:value-type="float" office:value="87.849999999998545" table:formula="of:=[.K39]-[.K38]-[.J39]" table:style-name="ce1">
            <text:p>87.85</text:p>
          </table:table-cell>
          <table:table-cell office:value-type="float" office:value="0" table:formula="of:=IF([.E39]=[.G39];[.E39]-([.E38] + [.N39]);0)*[.$M$5]/10000" table:style-name="ce11">
            <text:p>0.00</text:p>
          </table:table-cell>
          <table:table-cell office:value-type="float" office:value="-123.96131869098426" table:formula="of:=-[Future_CF.Q39]+[.E38]*([bitcoin_futures.S43]/100/360)*[.$N$6]" table:style-name="ce11">
            <text:p>-123.96</text:p>
          </table:table-cell>
          <table:table-cell table:style-name="ce1"/>
          <table:table-cell office:value-type="float" office:value="65886.157086864681" table:formula="of:=[.K39]+[.E39]" table:style-name="ce5">
            <text:p>65886.15709</text:p>
          </table:table-cell>
          <table:table-cell office:value-type="float" office:value="-36.111318690985712" table:formula="of:=[.L39]+[.N39]-[.M39]" table:style-name="ce11">
            <text:p>-36.11</text:p>
          </table:table-cell>
          <table:table-cell office:value-type="float" office:value="-123.96131869097735" table:formula="of:=[.P39]-[.P38]-[.L39]" table:style-name="ce1">
            <text:p>-123.9613187</text:p>
          </table:table-cell>
          <table:table-cell office:value-type="float" office:value="-5.4778634844341006E-4" table:formula="of:=[.Q39]/[.P38]" table:style-name="ce1">
            <text:p>-0.000547786</text:p>
          </table:table-cell>
          <table:table-cell office:value-type="float" office:value="-6.9745301511007672E-4" table:formula="of:=[.S39]-([bitcoin_futures.S43]/100/360)" table:style-name="ce1">
            <text:p>-0.000697453</text:p>
          </table:table-cell>
          <table:table-cell office:value-type="float" office:value="0.99945221365155656" table:formula="of:=1+[.S39]" table:style-name="ce1">
            <text:p>0.999452214</text:p>
          </table:table-cell>
          <table:table-cell office:value-type="float" office:value="0.99930254698488996" table:formula="of:=1+[.T39]" table:style-name="ce1">
            <text:p>0.999302547</text:p>
          </table:table-cell>
          <table:table-cell table:number-columns-repeated="16362"/>
        </table:table-row>
        <table:table-row table:style-name="ro1">
          <table:table-cell office:value-type="string" office:string-value="21.02.2024" table:formula="of:=[bitcoin_futures.A44]" table:style-name="ce1">
            <text:p>21.02.2024</text:p>
          </table:table-cell>
          <table:table-cell office:value-type="float" office:value="1755" table:formula="of:=ROUND([bitcoin_futures.D44]/[bitcoin_futures.B44]; 0)" table:style-name="ce1">
            <text:p>1755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4921.997064900304" table:formula="of:=IF([.E39] + [.N40]  &gt; [.F40]; [.E39]+[.N40]; [.F40]*2)" table:style-name="ce1">
            <text:p>14921.99706</text:p>
          </table:table-cell>
          <table:table-cell office:value-type="float" office:value="13198.75" table:formula="of:=[Future_Returns.S40]*[.F$4]" table:style-name="ce1">
            <text:p>13198.75</text:p>
          </table:table-cell>
          <table:table-cell office:value-type="float" office:value="26397.5" table:formula="of:=[.F40]*2" table:style-name="ce6">
            <text:p>26397.5</text:p>
          </table:table-cell>
          <table:table-cell table:style-name="ce6"/>
          <table:table-cell office:value-type="boolean" office:boolean-value="false" table:formula="of:=[.E40]=[.G40]" table:style-name="ce6">
            <text:p>FALSE</text:p>
          </table:table-cell>
          <table:table-cell office:value-type="float" office:value="0" table:formula="of:=([.C40]-[.C39])*[bitcoin_futures.B44]" table:style-name="ce1">
            <text:p>0</text:p>
          </table:table-cell>
          <table:table-cell office:value-type="float" office:value="51093.56" table:formula="of:=[.C40]*[bitcoin_futures.B44]" table:style-name="ce5">
            <text:p>51093.56</text:p>
          </table:table-cell>
          <table:table-cell office:value-type="float" office:value="-1036.6300000000047" table:formula="of:=[.K40]-[.K39]-[.J40]" table:style-name="ce1">
            <text:p>-1036.63</text:p>
          </table:table-cell>
          <table:table-cell office:value-type="float" office:value="0" table:formula="of:=IF([.E40]=[.G40];[.E40]-([.E39] + [.N40]);0)*[.$M$5]/10000" table:style-name="ce11">
            <text:p>0.00</text:p>
          </table:table-cell>
          <table:table-cell office:value-type="float" office:value="1166.029978035629" table:formula="of:=-[Future_CF.Q40]+[.E39]*([bitcoin_futures.S44]/100/360)*[.$N$6]" table:style-name="ce11">
            <text:p>1166.03</text:p>
          </table:table-cell>
          <table:table-cell table:style-name="ce1"/>
          <table:table-cell office:value-type="float" office:value="66015.557064900306" table:formula="of:=[.K40]+[.E40]" table:style-name="ce5">
            <text:p>66015.55706</text:p>
          </table:table-cell>
          <table:table-cell office:value-type="float" office:value="129.39997803562437" table:formula="of:=[.L40]+[.N40]-[.M40]" table:style-name="ce11">
            <text:p>129.40</text:p>
          </table:table-cell>
          <table:table-cell office:value-type="float" office:value="1166.029978035629" table:formula="of:=[.P40]-[.P39]-[.L40]" table:style-name="ce1">
            <text:p>1166.029978</text:p>
          </table:table-cell>
          <table:table-cell office:value-type="float" office:value="1.9639934055498596E-3" table:formula="of:=[.Q40]/[.P39]" table:style-name="ce1">
            <text:p>0.001963993</text:p>
          </table:table-cell>
          <table:table-cell office:value-type="float" office:value="1.8142434055498596E-3" table:formula="of:=[.S40]-([bitcoin_futures.S44]/100/360)" table:style-name="ce1">
            <text:p>0.001814243</text:p>
          </table:table-cell>
          <table:table-cell office:value-type="float" office:value="1.0019639934055498" table:formula="of:=1+[.S40]" table:style-name="ce1">
            <text:p>1.001963993</text:p>
          </table:table-cell>
          <table:table-cell office:value-type="float" office:value="1.0018142434055499" table:formula="of:=1+[.T40]" table:style-name="ce1">
            <text:p>1.001814243</text:p>
          </table:table-cell>
          <table:table-cell table:number-columns-repeated="16362"/>
        </table:table-row>
        <table:table-row table:style-name="ro1">
          <table:table-cell office:value-type="string" office:string-value="22.02.2024" table:formula="of:=[bitcoin_futures.A45]" table:style-name="ce1">
            <text:p>22.02.2024</text:p>
          </table:table-cell>
          <table:table-cell office:value-type="float" office:value="1742" table:formula="of:=ROUND([bitcoin_futures.D45]/[bitcoin_futures.B45]; 0)" table:style-name="ce1">
            <text:p>1742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3838.113934930621" table:formula="of:=IF([.E40] + [.N41]  &gt; [.F41]; [.E40]+[.N41]; [.F41]*2)" table:style-name="ce1">
            <text:p>13838.11393</text:p>
          </table:table-cell>
          <table:table-cell office:value-type="float" office:value="12907.5" table:formula="of:=[Future_Returns.S41]*[.F$4]" table:style-name="ce1">
            <text:p>12907.5</text:p>
          </table:table-cell>
          <table:table-cell office:value-type="float" office:value="25815" table:formula="of:=[.F41]*2" table:style-name="ce6">
            <text:p>25815</text:p>
          </table:table-cell>
          <table:table-cell table:style-name="ce6"/>
          <table:table-cell office:value-type="boolean" office:boolean-value="false" table:formula="of:=[.E41]=[.G41]" table:style-name="ce6">
            <text:p>FALSE</text:p>
          </table:table-cell>
          <table:table-cell office:value-type="float" office:value="0" table:formula="of:=([.C41]-[.C40])*[bitcoin_futures.B45]" table:style-name="ce1">
            <text:p>0</text:p>
          </table:table-cell>
          <table:table-cell office:value-type="float" office:value="52218.04" table:formula="of:=[.C41]*[bitcoin_futures.B45]" table:style-name="ce5">
            <text:p>52218.04</text:p>
          </table:table-cell>
          <table:table-cell office:value-type="float" office:value="1124.4800000000032" table:formula="of:=[.K41]-[.K40]-[.J41]" table:style-name="ce1">
            <text:p>1124.48</text:p>
          </table:table-cell>
          <table:table-cell office:value-type="float" office:value="0" table:formula="of:=IF([.E41]=[.G41];[.E41]-([.E40] + [.N41]);0)*[.$M$5]/10000" table:style-name="ce11">
            <text:p>0.00</text:p>
          </table:table-cell>
          <table:table-cell office:value-type="float" office:value="-1083.883129969684" table:formula="of:=-[Future_CF.Q41]+[.E40]*([bitcoin_futures.S45]/100/360)*[.$N$6]" table:style-name="ce11">
            <text:p>-1083.88</text:p>
          </table:table-cell>
          <table:table-cell table:style-name="ce1"/>
          <table:table-cell office:value-type="float" office:value="66056.153934930626" table:formula="of:=[.K41]+[.E41]" table:style-name="ce5">
            <text:p>66056.15393</text:p>
          </table:table-cell>
          <table:table-cell office:value-type="float" office:value="40.596870030319224" table:formula="of:=[.L41]+[.N41]-[.M41]" table:style-name="ce11">
            <text:p>40.60</text:p>
          </table:table-cell>
          <table:table-cell office:value-type="float" office:value="-1083.8831299696831" table:formula="of:=[.P41]-[.P40]-[.L41]" table:style-name="ce1">
            <text:p>-1083.88313</text:p>
          </table:table-cell>
          <table:table-cell office:value-type="float" office:value="6.1495913744101537E-4" table:formula="of:=[.Q41]/[.P40]" table:style-name="ce1">
            <text:p>0.000614959</text:p>
          </table:table-cell>
          <table:table-cell office:value-type="float" office:value="4.6526469299657089E-4" table:formula="of:=[.S41]-([bitcoin_futures.S45]/100/360)" table:style-name="ce1">
            <text:p>0.000465265</text:p>
          </table:table-cell>
          <table:table-cell office:value-type="float" office:value="1.0006149591374409" table:formula="of:=1+[.S41]" table:style-name="ce1">
            <text:p>1.000614959</text:p>
          </table:table-cell>
          <table:table-cell office:value-type="float" office:value="1.0004652646929966" table:formula="of:=1+[.T41]" table:style-name="ce1">
            <text:p>1.000465265</text:p>
          </table:table-cell>
          <table:table-cell table:number-columns-repeated="16362"/>
        </table:table-row>
        <table:table-row table:style-name="ro1">
          <table:table-cell office:value-type="string" office:string-value="23.02.2024" table:formula="of:=[bitcoin_futures.A46]" table:style-name="ce1">
            <text:p>23.02.2024</text:p>
          </table:table-cell>
          <table:table-cell office:value-type="float" office:value="1751" table:formula="of:=ROUND([bitcoin_futures.D46]/[bitcoin_futures.B46]; 0)" table:style-name="ce1">
            <text:p>1751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4804.15121688766" table:formula="of:=IF([.E41] + [.N42]  &gt; [.F42]; [.E41]+[.N42]; [.F42]*2)" table:style-name="ce1">
            <text:p>14804.15122</text:p>
          </table:table-cell>
          <table:table-cell office:value-type="float" office:value="13178.75" table:formula="of:=[Future_Returns.S42]*[.F$4]" table:style-name="ce1">
            <text:p>13178.75</text:p>
          </table:table-cell>
          <table:table-cell office:value-type="float" office:value="26357.5" table:formula="of:=[.F42]*2" table:style-name="ce6">
            <text:p>26357.5</text:p>
          </table:table-cell>
          <table:table-cell table:style-name="ce6"/>
          <table:table-cell office:value-type="boolean" office:boolean-value="false" table:formula="of:=[.E42]=[.G42]" table:style-name="ce6">
            <text:p>FALSE</text:p>
          </table:table-cell>
          <table:table-cell office:value-type="float" office:value="0" table:formula="of:=([.C42]-[.C41])*[bitcoin_futures.B46]" table:style-name="ce1">
            <text:p>0</text:p>
          </table:table-cell>
          <table:table-cell office:value-type="float" office:value="51234.12" table:formula="of:=[.C42]*[bitcoin_futures.B46]" table:style-name="ce5">
            <text:p>51234.12</text:p>
          </table:table-cell>
          <table:table-cell office:value-type="float" office:value="-983.91999999999825" table:formula="of:=[.K42]-[.K41]-[.J42]" table:style-name="ce1">
            <text:p>-983.92</text:p>
          </table:table-cell>
          <table:table-cell office:value-type="float" office:value="0" table:formula="of:=IF([.E42]=[.G42];[.E42]-([.E41] + [.N42]);0)*[.$M$5]/10000" table:style-name="ce11">
            <text:p>0.00</text:p>
          </table:table-cell>
          <table:table-cell office:value-type="float" office:value="966.03728195703923" table:formula="of:=-[Future_CF.Q42]+[.E41]*([bitcoin_futures.S46]/100/360)*[.$N$6]" table:style-name="ce11">
            <text:p>966.04</text:p>
          </table:table-cell>
          <table:table-cell table:style-name="ce1"/>
          <table:table-cell office:value-type="float" office:value="66038.271216887661" table:formula="of:=[.K42]+[.E42]" table:style-name="ce5">
            <text:p>66038.27122</text:p>
          </table:table-cell>
          <table:table-cell office:value-type="float" office:value="-17.882718042959027" table:formula="of:=[.L42]+[.N42]-[.M42]" table:style-name="ce11">
            <text:p>-17.88</text:p>
          </table:table-cell>
          <table:table-cell office:value-type="float" office:value="966.03728195703297" table:formula="of:=[.P42]-[.P41]-[.L42]" table:style-name="ce1">
            <text:p>966.037282</text:p>
          </table:table-cell>
          <table:table-cell office:value-type="float" office:value="-2.7071994019776875E-4" table:formula="of:=[.Q42]/[.P41]" table:style-name="ce1">
            <text:p>-0.00027072</text:p>
          </table:table-cell>
          <table:table-cell office:value-type="float" office:value="-4.2063660686443544E-4" table:formula="of:=[.S42]-([bitcoin_futures.S46]/100/360)" table:style-name="ce1">
            <text:p>-0.000420637</text:p>
          </table:table-cell>
          <table:table-cell office:value-type="float" office:value="0.99972928005980222" table:formula="of:=1+[.S42]" table:style-name="ce1">
            <text:p>0.99972928</text:p>
          </table:table-cell>
          <table:table-cell office:value-type="float" office:value="0.99957936339313558" table:formula="of:=1+[.T42]" table:style-name="ce1">
            <text:p>0.999579363</text:p>
          </table:table-cell>
          <table:table-cell table:number-columns-repeated="16362"/>
        </table:table-row>
        <table:table-row table:style-name="ro1">
          <table:table-cell office:value-type="string" office:string-value="26.02.2024" table:formula="of:=[bitcoin_futures.A47]" table:style-name="ce1">
            <text:p>26.02.2024</text:p>
          </table:table-cell>
          <table:table-cell office:value-type="float" office:value="1752" table:formula="of:=ROUND([bitcoin_futures.D47]/[bitcoin_futures.B47]; 0)" table:style-name="ce1">
            <text:p>1752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25875" table:formula="of:=IF([.E42] + [.N43]  &gt; [.F43]; [.E42]+[.N43]; [.F43]*2)" table:style-name="ce1">
            <text:p>25875</text:p>
          </table:table-cell>
          <table:table-cell office:value-type="float" office:value="12937.5" table:formula="of:=[Future_Returns.S43]*[.F$4]" table:style-name="ce1">
            <text:p>12937.5</text:p>
          </table:table-cell>
          <table:table-cell office:value-type="float" office:value="25875" table:formula="of:=[.F43]*2" table:style-name="ce6">
            <text:p>25875</text:p>
          </table:table-cell>
          <table:table-cell table:style-name="ce6"/>
          <table:table-cell office:value-type="boolean" office:boolean-value="true" table:formula="of:=[.E43]=[.G43]" table:style-name="ce6">
            <text:p>TRUE</text:p>
          </table:table-cell>
          <table:table-cell office:value-type="float" office:value="0" table:formula="of:=([.C43]-[.C42])*[bitcoin_futures.B47]" table:style-name="ce1">
            <text:p>0</text:p>
          </table:table-cell>
          <table:table-cell office:value-type="float" office:value="54677.840000000004" table:formula="of:=[.C43]*[bitcoin_futures.B47]" table:style-name="ce5">
            <text:p>54677.84</text:p>
          </table:table-cell>
          <table:table-cell office:value-type="float" office:value="3443.7200000000012" table:formula="of:=[.K43]-[.K42]-[.J43]" table:style-name="ce1">
            <text:p>3443.72</text:p>
          </table:table-cell>
          <table:table-cell office:value-type="float" office:value="43.82921294795468" table:formula="of:=IF([.E43]=[.G43];[.E43]-([.E42] + [.N43]);0)*[.$M$5]/10000" table:style-name="ce11">
            <text:p>43.83</text:p>
          </table:table-cell>
          <table:table-cell office:value-type="float" office:value="-3538.888866205888" table:formula="of:=-[Future_CF.Q43]+[.E42]*([bitcoin_futures.S47]/100/360)*[.$N$6]" table:style-name="ce11">
            <text:p>-3538.89</text:p>
          </table:table-cell>
          <table:table-cell table:style-name="ce1"/>
          <table:table-cell office:value-type="float" office:value="80552.84" table:formula="of:=[.K43]+[.E43]" table:style-name="ce5">
            <text:p>80552.84</text:p>
          </table:table-cell>
          <table:table-cell office:value-type="float" office:value="-138.99807915384153" table:formula="of:=[.L43]+[.N43]-[.M43]" table:style-name="ce11">
            <text:p>-139.00</text:p>
          </table:table-cell>
          <table:table-cell office:value-type="float" office:value="11070.848783112335" table:formula="of:=[.P43]-[.P42]-[.L43]" table:style-name="ce1">
            <text:p>11070.84878</text:p>
          </table:table-cell>
          <table:table-cell office:value-type="float" office:value="-2.1048109920584384E-3" table:formula="of:=[.Q43]/[.P42]" table:style-name="ce1">
            <text:p>-0.002104811</text:p>
          </table:table-cell>
          <table:table-cell office:value-type="float" office:value="-2.2549221031695496E-3" table:formula="of:=[.S43]-([bitcoin_futures.S47]/100/360)" table:style-name="ce1">
            <text:p>-0.002254922</text:p>
          </table:table-cell>
          <table:table-cell office:value-type="float" office:value="0.99789518900794161" table:formula="of:=1+[.S43]" table:style-name="ce1">
            <text:p>0.997895189</text:p>
          </table:table-cell>
          <table:table-cell office:value-type="float" office:value="0.99774507789683042" table:formula="of:=1+[.T43]" table:style-name="ce1">
            <text:p>0.997745078</text:p>
          </table:table-cell>
          <table:table-cell table:number-columns-repeated="16362"/>
        </table:table-row>
        <table:table-row table:style-name="ro1">
          <table:table-cell office:value-type="string" office:string-value="27.02.2024" table:formula="of:=[bitcoin_futures.A48]" table:style-name="ce1">
            <text:p>27.02.2024</text:p>
          </table:table-cell>
          <table:table-cell office:value-type="float" office:value="1751" table:formula="of:=ROUND([bitcoin_futures.D48]/[bitcoin_futures.B48]; 0)" table:style-name="ce1">
            <text:p>1751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23546.940984375" table:formula="of:=IF([.E43] + [.N44]  &gt; [.F44]; [.E43]+[.N44]; [.F44]*2)" table:style-name="ce1">
            <text:p>23546.94098</text:p>
          </table:table-cell>
          <table:table-cell office:value-type="float" office:value="13822.5" table:formula="of:=[Future_Returns.S44]*[.F$4]" table:style-name="ce1">
            <text:p>13822.5</text:p>
          </table:table-cell>
          <table:table-cell office:value-type="float" office:value="27645" table:formula="of:=[.F44]*2" table:style-name="ce6">
            <text:p>27645</text:p>
          </table:table-cell>
          <table:table-cell table:style-name="ce6"/>
          <table:table-cell office:value-type="boolean" office:boolean-value="false" table:formula="of:=[.E44]=[.G44]" table:style-name="ce6">
            <text:p>FALSE</text:p>
          </table:table-cell>
          <table:table-cell office:value-type="float" office:value="0" table:formula="of:=([.C44]-[.C43])*[bitcoin_futures.B48]" table:style-name="ce1">
            <text:p>0</text:p>
          </table:table-cell>
          <table:table-cell office:value-type="float" office:value="57260.630000000005" table:formula="of:=[.C44]*[bitcoin_futures.B48]" table:style-name="ce5">
            <text:p>57260.63</text:p>
          </table:table-cell>
          <table:table-cell office:value-type="float" office:value="2582.7900000000009" table:formula="of:=[.K44]-[.K43]-[.J44]" table:style-name="ce1">
            <text:p>2582.79</text:p>
          </table:table-cell>
          <table:table-cell office:value-type="float" office:value="0" table:formula="of:=IF([.E44]=[.G44];[.E44]-([.E43] + [.N44]);0)*[.$M$5]/10000" table:style-name="ce11">
            <text:p>0.00</text:p>
          </table:table-cell>
          <table:table-cell office:value-type="float" office:value="-2328.059015625" table:formula="of:=-[Future_CF.Q44]+[.E43]*([bitcoin_futures.S48]/100/360)*[.$N$6]" table:style-name="ce11">
            <text:p>-2328.06</text:p>
          </table:table-cell>
          <table:table-cell table:style-name="ce1"/>
          <table:table-cell office:value-type="float" office:value="80807.570984375008" table:formula="of:=[.K44]+[.E44]" table:style-name="ce5">
            <text:p>80807.57098</text:p>
          </table:table-cell>
          <table:table-cell office:value-type="float" office:value="254.73098437500084" table:formula="of:=[.L44]+[.N44]-[.M44]" table:style-name="ce11">
            <text:p>254.73</text:p>
          </table:table-cell>
          <table:table-cell office:value-type="float" office:value="-2328.0590156249891" table:formula="of:=[.P44]-[.P43]-[.L44]" table:style-name="ce1">
            <text:p>-2328.059016</text:p>
          </table:table-cell>
          <table:table-cell office:value-type="float" office:value="3.1622843387644787E-3" table:formula="of:=[.Q44]/[.P43]" table:style-name="ce1">
            <text:p>0.003162284</text:p>
          </table:table-cell>
          <table:table-cell office:value-type="float" office:value="3.0122565609867012E-3" table:formula="of:=[.S44]-([bitcoin_futures.S48]/100/360)" table:style-name="ce1">
            <text:p>0.003012257</text:p>
          </table:table-cell>
          <table:table-cell office:value-type="float" office:value="1.0031622843387644" table:formula="of:=1+[.S44]" table:style-name="ce1">
            <text:p>1.003162284</text:p>
          </table:table-cell>
          <table:table-cell office:value-type="float" office:value="1.0030122565609867" table:formula="of:=1+[.T44]" table:style-name="ce1">
            <text:p>1.003012257</text:p>
          </table:table-cell>
          <table:table-cell table:number-columns-repeated="16362"/>
        </table:table-row>
        <table:table-row table:style-name="ro1">
          <table:table-cell office:value-type="string" office:string-value="28.02.2024" table:formula="of:=[bitcoin_futures.A49]" table:style-name="ce1">
            <text:p>28.02.2024</text:p>
          </table:table-cell>
          <table:table-cell office:value-type="float" office:value="1752" table:formula="of:=ROUND([bitcoin_futures.D49]/[bitcoin_futures.B49]; 0)" table:style-name="ce1">
            <text:p>1752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20298.704061581204" table:formula="of:=IF([.E44] + [.N45]  &gt; [.F45]; [.E44]+[.N45]; [.F45]*2)" table:style-name="ce1">
            <text:p>20298.70406</text:p>
          </table:table-cell>
          <table:table-cell office:value-type="float" office:value="14405" table:formula="of:=[Future_Returns.S45]*[.F$4]" table:style-name="ce1">
            <text:p>14405</text:p>
          </table:table-cell>
          <table:table-cell office:value-type="float" office:value="28810" table:formula="of:=[.F45]*2" table:style-name="ce6">
            <text:p>28810</text:p>
          </table:table-cell>
          <table:table-cell table:style-name="ce6"/>
          <table:table-cell office:value-type="boolean" office:boolean-value="false" table:formula="of:=[.E45]=[.G45]" table:style-name="ce6">
            <text:p>FALSE</text:p>
          </table:table-cell>
          <table:table-cell office:value-type="float" office:value="0" table:formula="of:=([.C45]-[.C44])*[bitcoin_futures.B49]" table:style-name="ce1">
            <text:p>0</text:p>
          </table:table-cell>
          <table:table-cell office:value-type="float" office:value="60528.65" table:formula="of:=[.C45]*[bitcoin_futures.B49]" table:style-name="ce5">
            <text:p>60528.65</text:p>
          </table:table-cell>
          <table:table-cell office:value-type="float" office:value="3268.0199999999968" table:formula="of:=[.K45]-[.K44]-[.J45]" table:style-name="ce1">
            <text:p>3268.02</text:p>
          </table:table-cell>
          <table:table-cell office:value-type="float" office:value="0" table:formula="of:=IF([.E45]=[.G45];[.E45]-([.E44] + [.N45]);0)*[.$M$5]/10000" table:style-name="ce11">
            <text:p>0.00</text:p>
          </table:table-cell>
          <table:table-cell office:value-type="float" office:value="-3248.2369227937947" table:formula="of:=-[Future_CF.Q45]+[.E44]*([bitcoin_futures.S49]/100/360)*[.$N$6]" table:style-name="ce11">
            <text:p>-3248.24</text:p>
          </table:table-cell>
          <table:table-cell table:style-name="ce1"/>
          <table:table-cell office:value-type="float" office:value="80827.354061581209" table:formula="of:=[.K45]+[.E45]" table:style-name="ce5">
            <text:p>80827.35406</text:p>
          </table:table-cell>
          <table:table-cell office:value-type="float" office:value="19.783077206202051" table:formula="of:=[.L45]+[.N45]-[.M45]" table:style-name="ce11">
            <text:p>19.78</text:p>
          </table:table-cell>
          <table:table-cell office:value-type="float" office:value="-3248.2369227937961" table:formula="of:=[.P45]-[.P44]-[.L45]" table:style-name="ce1">
            <text:p>-3248.236923</text:p>
          </table:table-cell>
          <table:table-cell office:value-type="float" office:value="2.448171249947275E-4" table:formula="of:=[.Q45]/[.P44]" table:style-name="ce1">
            <text:p>0.000244817</text:p>
          </table:table-cell>
          <table:table-cell office:value-type="float" office:value="9.5067124994727489E-5" table:formula="of:=[.S45]-([bitcoin_futures.S49]/100/360)" table:style-name="ce1">
            <text:p>9.50671E-05</text:p>
          </table:table-cell>
          <table:table-cell office:value-type="float" office:value="1.0002448171249947" table:formula="of:=1+[.S45]" table:style-name="ce1">
            <text:p>1.000244817</text:p>
          </table:table-cell>
          <table:table-cell office:value-type="float" office:value="1.0000950671249946" table:formula="of:=1+[.T45]" table:style-name="ce1">
            <text:p>1.000095067</text:p>
          </table:table-cell>
          <table:table-cell table:number-columns-repeated="16362"/>
        </table:table-row>
        <table:table-row table:style-name="ro1">
          <table:table-cell office:value-type="string" office:string-value="29.02.2024" table:formula="of:=[bitcoin_futures.A50]" table:style-name="ce1">
            <text:p>29.02.2024</text:p>
          </table:table-cell>
          <table:table-cell office:value-type="float" office:value="1752" table:formula="of:=ROUND([bitcoin_futures.D50]/[bitcoin_futures.B50]; 0)" table:style-name="ce1">
            <text:p>1752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8410.225618606488" table:formula="of:=IF([.E45] + [.N46]  &gt; [.F46]; [.E45]+[.N46]; [.F46]*2)" table:style-name="ce1">
            <text:p>18410.22562</text:p>
          </table:table-cell>
          <table:table-cell office:value-type="float" office:value="15217.5" table:formula="of:=[Future_Returns.S46]*[.F$4]" table:style-name="ce1">
            <text:p>15217.5</text:p>
          </table:table-cell>
          <table:table-cell office:value-type="float" office:value="30435" table:formula="of:=[.F46]*2" table:style-name="ce6">
            <text:p>30435</text:p>
          </table:table-cell>
          <table:table-cell table:style-name="ce6"/>
          <table:table-cell office:value-type="boolean" office:boolean-value="false" table:formula="of:=[.E46]=[.G46]" table:style-name="ce6">
            <text:p>FALSE</text:p>
          </table:table-cell>
          <table:table-cell office:value-type="float" office:value="0" table:formula="of:=([.C46]-[.C45])*[bitcoin_futures.B50]" table:style-name="ce1">
            <text:p>0</text:p>
          </table:table-cell>
          <table:table-cell office:value-type="float" office:value="62232.94" table:formula="of:=[.C46]*[bitcoin_futures.B50]" table:style-name="ce5">
            <text:p>62232.94</text:p>
          </table:table-cell>
          <table:table-cell office:value-type="float" office:value="1704.2900000000009" table:formula="of:=[.K46]-[.K45]-[.J46]" table:style-name="ce1">
            <text:p>1704.29</text:p>
          </table:table-cell>
          <table:table-cell office:value-type="float" office:value="0" table:formula="of:=IF([.E46]=[.G46];[.E46]-([.E45] + [.N46]);0)*[.$M$5]/10000" table:style-name="ce11">
            <text:p>0.00</text:p>
          </table:table-cell>
          <table:table-cell office:value-type="float" office:value="-1888.4784429747174" table:formula="of:=-[Future_CF.Q46]+[.E45]*([bitcoin_futures.S50]/100/360)*[.$N$6]" table:style-name="ce11">
            <text:p>-1888.48</text:p>
          </table:table-cell>
          <table:table-cell table:style-name="ce1"/>
          <table:table-cell office:value-type="float" office:value="80643.165618606494" table:formula="of:=[.K46]+[.E46]" table:style-name="ce5">
            <text:p>80643.16562</text:p>
          </table:table-cell>
          <table:table-cell office:value-type="float" office:value="-184.18844297471651" table:formula="of:=[.L46]+[.N46]-[.M46]" table:style-name="ce11">
            <text:p>-184.19</text:p>
          </table:table-cell>
          <table:table-cell office:value-type="float" office:value="-1888.478442974716" table:formula="of:=[.P46]-[.P45]-[.L46]" table:style-name="ce1">
            <text:p>-1888.478443</text:p>
          </table:table-cell>
          <table:table-cell office:value-type="float" office:value="-2.2787884759209853E-3" table:formula="of:=[.Q46]/[.P45]" table:style-name="ce1">
            <text:p>-0.002278788</text:p>
          </table:table-cell>
          <table:table-cell office:value-type="float" office:value="-2.4287051425876519E-3" table:formula="of:=[.S46]-([bitcoin_futures.S50]/100/360)" table:style-name="ce1">
            <text:p>-0.002428705</text:p>
          </table:table-cell>
          <table:table-cell office:value-type="float" office:value="0.997721211524079" table:formula="of:=1+[.S46]" table:style-name="ce1">
            <text:p>0.997721212</text:p>
          </table:table-cell>
          <table:table-cell office:value-type="float" office:value="0.99757129485741236" table:formula="of:=1+[.T46]" table:style-name="ce1">
            <text:p>0.997571295</text:p>
          </table:table-cell>
          <table:table-cell table:number-columns-repeated="16362"/>
        </table:table-row>
        <table:table-row table:style-name="ro1">
          <table:table-cell office:value-type="string" office:string-value="01.03.2024" table:formula="of:=[bitcoin_futures.A51]" table:style-name="ce1">
            <text:p>01.03.2024</text:p>
          </table:table-cell>
          <table:table-cell office:value-type="float" office:value="1739" table:formula="of:=ROUND([bitcoin_futures.D51]/[bitcoin_futures.B51]; 0)" table:style-name="ce1">
            <text:p>1739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17346.603061459369" table:formula="of:=IF([.E46] + [.N47]  &gt; [.F47]; [.E46]+[.N47]; [.F47]*2)" table:style-name="ce1">
            <text:p>17346.60306</text:p>
          </table:table-cell>
          <table:table-cell office:value-type="float" office:value="15690" table:formula="of:=[Future_Returns.S47]*[.F$4]" table:style-name="ce1">
            <text:p>15690</text:p>
          </table:table-cell>
          <table:table-cell office:value-type="float" office:value="31380" table:formula="of:=[.F47]*2" table:style-name="ce6">
            <text:p>31380</text:p>
          </table:table-cell>
          <table:table-cell table:style-name="ce6"/>
          <table:table-cell office:value-type="boolean" office:boolean-value="false" table:formula="of:=[.E47]=[.G47]" table:style-name="ce6">
            <text:p>FALSE</text:p>
          </table:table-cell>
          <table:table-cell office:value-type="float" office:value="0" table:formula="of:=([.C47]-[.C46])*[bitcoin_futures.B51]" table:style-name="ce1">
            <text:p>0</text:p>
          </table:table-cell>
          <table:table-cell office:value-type="float" office:value="63234.43" table:formula="of:=[.C47]*[bitcoin_futures.B51]" table:style-name="ce5">
            <text:p>63234.43</text:p>
          </table:table-cell>
          <table:table-cell office:value-type="float" office:value="1001.489999999998" table:formula="of:=[.K47]-[.K46]-[.J47]" table:style-name="ce1">
            <text:p>1001.49</text:p>
          </table:table-cell>
          <table:table-cell office:value-type="float" office:value="0" table:formula="of:=IF([.E47]=[.G47];[.E47]-([.E46] + [.N47]);0)*[.$M$5]/10000" table:style-name="ce11">
            <text:p>0.00</text:p>
          </table:table-cell>
          <table:table-cell office:value-type="float" office:value="-1063.6225571471191" table:formula="of:=-[Future_CF.Q47]+[.E46]*([bitcoin_futures.S51]/100/360)*[.$N$6]" table:style-name="ce11">
            <text:p>-1063.62</text:p>
          </table:table-cell>
          <table:table-cell table:style-name="ce1"/>
          <table:table-cell office:value-type="float" office:value="80581.033061459369" table:formula="of:=[.K47]+[.E47]" table:style-name="ce5">
            <text:p>80581.03306</text:p>
          </table:table-cell>
          <table:table-cell office:value-type="float" office:value="-62.132557147121133" table:formula="of:=[.L47]+[.N47]-[.M47]" table:style-name="ce11">
            <text:p>-62.13</text:p>
          </table:table-cell>
          <table:table-cell office:value-type="float" office:value="-1063.6225571471223" table:formula="of:=[.P47]-[.P46]-[.L47]" table:style-name="ce1">
            <text:p>-1063.622557</text:p>
          </table:table-cell>
          <table:table-cell office:value-type="float" office:value="-7.7046277474982362E-4" table:formula="of:=[.Q47]/[.P46]" table:style-name="ce1">
            <text:p>-0.000770463</text:p>
          </table:table-cell>
          <table:table-cell office:value-type="float" office:value="-9.2010166363871255E-4" table:formula="of:=[.S47]-([bitcoin_futures.S51]/100/360)" table:style-name="ce1">
            <text:p>-0.000920102</text:p>
          </table:table-cell>
          <table:table-cell office:value-type="float" office:value="0.99922953722525021" table:formula="of:=1+[.S47]" table:style-name="ce1">
            <text:p>0.999229537</text:p>
          </table:table-cell>
          <table:table-cell office:value-type="float" office:value="0.99907989833636124" table:formula="of:=1+[.T47]" table:style-name="ce1">
            <text:p>0.999079898</text:p>
          </table:table-cell>
          <table:table-cell table:number-columns-repeated="16362"/>
        </table:table-row>
        <table:table-row table:style-name="ro1">
          <table:table-cell office:value-type="string" office:string-value="04.03.2024" table:formula="of:=[bitcoin_futures.A52]" table:style-name="ce1">
            <text:p>04.03.2024</text:p>
          </table:table-cell>
          <table:table-cell office:value-type="float" office:value="1747" table:formula="of:=ROUND([bitcoin_futures.D52]/[bitcoin_futures.B52]; 0)" table:style-name="ce1">
            <text:p>1747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31912.5" table:formula="of:=IF([.E47] + [.N48]  &gt; [.F48]; [.E47]+[.N48]; [.F48]*2)" table:style-name="ce1">
            <text:p>31912.5</text:p>
          </table:table-cell>
          <table:table-cell office:value-type="float" office:value="15956.25" table:formula="of:=[Future_Returns.S48]*[.F$4]" table:style-name="ce1">
            <text:p>15956.25</text:p>
          </table:table-cell>
          <table:table-cell office:value-type="float" office:value="31912.5" table:formula="of:=[.F48]*2" table:style-name="ce6">
            <text:p>31912.5</text:p>
          </table:table-cell>
          <table:table-cell table:style-name="ce6"/>
          <table:table-cell office:value-type="boolean" office:boolean-value="true" table:formula="of:=[.E48]=[.G48]" table:style-name="ce6">
            <text:p>TRUE</text:p>
          </table:table-cell>
          <table:table-cell office:value-type="float" office:value="0" table:formula="of:=([.C48]-[.C47])*[bitcoin_futures.B52]" table:style-name="ce1">
            <text:p>0</text:p>
          </table:table-cell>
          <table:table-cell office:value-type="float" office:value="67908.05" table:formula="of:=[.C48]*[bitcoin_futures.B52]" table:style-name="ce5">
            <text:p>67908.05</text:p>
          </table:table-cell>
          <table:table-cell office:value-type="float" office:value="4673.6200000000026" table:formula="of:=[.K48]-[.K47]-[.J48]" table:style-name="ce1">
            <text:p>4673.62</text:p>
          </table:table-cell>
          <table:table-cell office:value-type="float" office:value="57.658796503234598" table:formula="of:=IF([.E48]=[.G48];[.E48]-([.E47] + [.N48]);0)*[.$M$5]/10000" table:style-name="ce11">
            <text:p>57.66</text:p>
          </table:table-cell>
          <table:table-cell office:value-type="float" office:value="-4653.7018958709004" table:formula="of:=-[Future_CF.Q48]+[.E47]*([bitcoin_futures.S52]/100/360)*[.$N$6]" table:style-name="ce11">
            <text:p>-4653.70</text:p>
          </table:table-cell>
          <table:table-cell table:style-name="ce1"/>
          <table:table-cell office:value-type="float" office:value="99820.55" table:formula="of:=[.K48]+[.E48]" table:style-name="ce5">
            <text:p>99820.55</text:p>
          </table:table-cell>
          <table:table-cell office:value-type="float" office:value="-37.740692374132422" table:formula="of:=[.L48]+[.N48]-[.M48]" table:style-name="ce11">
            <text:p>-37.74</text:p>
          </table:table-cell>
          <table:table-cell office:value-type="float" office:value="14565.896938540631" table:formula="of:=[.P48]-[.P47]-[.L48]" table:style-name="ce1">
            <text:p>14565.89694</text:p>
          </table:table-cell>
          <table:table-cell office:value-type="float" office:value="-4.6835701827435612E-4" table:formula="of:=[.Q48]/[.P47]" table:style-name="ce1">
            <text:p>-0.000468357</text:p>
          </table:table-cell>
          <table:table-cell office:value-type="float" office:value="-6.1802368494102283E-4" table:formula="of:=[.S48]-([bitcoin_futures.S52]/100/360)" table:style-name="ce1">
            <text:p>-0.000618024</text:p>
          </table:table-cell>
          <table:table-cell office:value-type="float" office:value="0.9995316429817257" table:formula="of:=1+[.S48]" table:style-name="ce1">
            <text:p>0.999531643</text:p>
          </table:table-cell>
          <table:table-cell office:value-type="float" office:value="0.99938197631505898" table:formula="of:=1+[.T48]" table:style-name="ce1">
            <text:p>0.999381976</text:p>
          </table:table-cell>
          <table:table-cell table:number-columns-repeated="16362"/>
        </table:table-row>
        <table:table-row table:style-name="ro1">
          <table:table-cell office:value-type="string" office:string-value="05.03.2024" table:formula="of:=[bitcoin_futures.A53]" table:style-name="ce1">
            <text:p>05.03.2024</text:p>
          </table:table-cell>
          <table:table-cell office:value-type="float" office:value="1768" table:formula="of:=ROUND([bitcoin_futures.D53]/[bitcoin_futures.B53]; 0)" table:style-name="ce1">
            <text:p>1768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37969.880140624999" table:formula="of:=IF([.E48] + [.N49]  &gt; [.F49]; [.E48]+[.N49]; [.F49]*2)" table:style-name="ce1">
            <text:p>37969.88014</text:p>
          </table:table-cell>
          <table:table-cell office:value-type="float" office:value="17120" table:formula="of:=[Future_Returns.S49]*[.F$4]" table:style-name="ce1">
            <text:p>17120</text:p>
          </table:table-cell>
          <table:table-cell office:value-type="float" office:value="34240" table:formula="of:=[.F49]*2" table:style-name="ce6">
            <text:p>34240</text:p>
          </table:table-cell>
          <table:table-cell table:style-name="ce6"/>
          <table:table-cell office:value-type="boolean" office:boolean-value="false" table:formula="of:=[.E49]=[.G49]" table:style-name="ce6">
            <text:p>FALSE</text:p>
          </table:table-cell>
          <table:table-cell office:value-type="float" office:value="0" table:formula="of:=([.C49]-[.C48])*[bitcoin_futures.B53]" table:style-name="ce1">
            <text:p>0</text:p>
          </table:table-cell>
          <table:table-cell office:value-type="float" office:value="62057.24" table:formula="of:=[.C49]*[bitcoin_futures.B53]" table:style-name="ce5">
            <text:p>62057.24</text:p>
          </table:table-cell>
          <table:table-cell office:value-type="float" office:value="-5850.8100000000049" table:formula="of:=[.K49]-[.K48]-[.J49]" table:style-name="ce1">
            <text:p>-5850.81</text:p>
          </table:table-cell>
          <table:table-cell office:value-type="float" office:value="0" table:formula="of:=IF([.E49]=[.G49];[.E49]-([.E48] + [.N49]);0)*[.$M$5]/10000" table:style-name="ce11">
            <text:p>0.00</text:p>
          </table:table-cell>
          <table:table-cell office:value-type="float" office:value="6057.3801406250004" table:formula="of:=-[Future_CF.Q49]+[.E48]*([bitcoin_futures.S53]/100/360)*[.$N$6]" table:style-name="ce11">
            <text:p>6057.38</text:p>
          </table:table-cell>
          <table:table-cell table:style-name="ce1"/>
          <table:table-cell office:value-type="float" office:value="100027.12014062499" table:formula="of:=[.K49]+[.E49]" table:style-name="ce5">
            <text:p>100027.1201</text:p>
          </table:table-cell>
          <table:table-cell office:value-type="float" office:value="206.57014062499547" table:formula="of:=[.L49]+[.N49]-[.M49]" table:style-name="ce11">
            <text:p>206.57</text:p>
          </table:table-cell>
          <table:table-cell office:value-type="float" office:value="6057.3801406249913" table:formula="of:=[.P49]-[.P48]-[.L49]" table:style-name="ce1">
            <text:p>6057.380141</text:p>
          </table:table-cell>
          <table:table-cell office:value-type="float" office:value="2.0694149714161609E-3" table:formula="of:=[.Q49]/[.P48]" table:style-name="ce1">
            <text:p>0.002069415</text:p>
          </table:table-cell>
          <table:table-cell office:value-type="float" office:value="1.9202483047494944E-3" table:formula="of:=[.S49]-([bitcoin_futures.S53]/100/360)" table:style-name="ce1">
            <text:p>0.001920248</text:p>
          </table:table-cell>
          <table:table-cell office:value-type="float" office:value="1.0020694149714162" table:formula="of:=1+[.S49]" table:style-name="ce1">
            <text:p>1.002069415</text:p>
          </table:table-cell>
          <table:table-cell office:value-type="float" office:value="1.0019202483047496" table:formula="of:=1+[.T49]" table:style-name="ce1">
            <text:p>1.001920248</text:p>
          </table:table-cell>
          <table:table-cell table:number-columns-repeated="16362"/>
        </table:table-row>
        <table:table-row table:style-name="ro1">
          <table:table-cell office:value-type="string" office:string-value="06.03.2024" table:formula="of:=[bitcoin_futures.A54]" table:style-name="ce1">
            <text:p>06.03.2024</text:p>
          </table:table-cell>
          <table:table-cell office:value-type="float" office:value="1754" table:formula="of:=ROUND([bitcoin_futures.D54]/[bitcoin_futures.B54]; 0)" table:style-name="ce1">
            <text:p>1754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32637.713115571045" table:formula="of:=IF([.E49] + [.N50]  &gt; [.F50]; [.E49]+[.N50]; [.F50]*2)" table:style-name="ce1">
            <text:p>32637.71312</text:p>
          </table:table-cell>
          <table:table-cell office:value-type="float" office:value="15606.25" table:formula="of:=[Future_Returns.S50]*[.F$4]" table:style-name="ce1">
            <text:p>15606.25</text:p>
          </table:table-cell>
          <table:table-cell office:value-type="float" office:value="31212.5" table:formula="of:=[.F50]*2" table:style-name="ce6">
            <text:p>31212.5</text:p>
          </table:table-cell>
          <table:table-cell table:style-name="ce6"/>
          <table:table-cell office:value-type="boolean" office:boolean-value="false" table:formula="of:=[.E50]=[.G50]" table:style-name="ce6">
            <text:p>FALSE</text:p>
          </table:table-cell>
          <table:table-cell office:value-type="float" office:value="0" table:formula="of:=([.C50]-[.C49])*[bitcoin_futures.B54]" table:style-name="ce1">
            <text:p>0</text:p>
          </table:table-cell>
          <table:table-cell office:value-type="float" office:value="67275.53" table:formula="of:=[.C50]*[bitcoin_futures.B54]" table:style-name="ce5">
            <text:p>67275.53</text:p>
          </table:table-cell>
          <table:table-cell office:value-type="float" office:value="5218.2900000000009" table:formula="of:=[.K50]-[.K49]-[.J50]" table:style-name="ce1">
            <text:p>5218.29</text:p>
          </table:table-cell>
          <table:table-cell office:value-type="float" office:value="0" table:formula="of:=IF([.E50]=[.G50];[.E50]-([.E49] + [.N50]);0)*[.$M$5]/10000" table:style-name="ce11">
            <text:p>0.00</text:p>
          </table:table-cell>
          <table:table-cell office:value-type="float" office:value="-5332.1670250539519" table:formula="of:=-[Future_CF.Q50]+[.E49]*([bitcoin_futures.S54]/100/360)*[.$N$6]" table:style-name="ce11">
            <text:p>-5332.17</text:p>
          </table:table-cell>
          <table:table-cell table:style-name="ce1"/>
          <table:table-cell office:value-type="float" office:value="99913.243115571036" table:formula="of:=[.K50]+[.E50]" table:style-name="ce5">
            <text:p>99913.24312</text:p>
          </table:table-cell>
          <table:table-cell office:value-type="float" office:value="-113.877025053951" table:formula="of:=[.L50]+[.N50]-[.M50]" table:style-name="ce11">
            <text:p>-113.88</text:p>
          </table:table-cell>
          <table:table-cell office:value-type="float" office:value="-5332.1670250539537" table:formula="of:=[.P50]-[.P49]-[.L50]" table:style-name="ce1">
            <text:p>-5332.167025</text:p>
          </table:table-cell>
          <table:table-cell office:value-type="float" office:value="-1.1384614981802422E-3" table:formula="of:=[.Q50]/[.P49]" table:style-name="ce1">
            <text:p>-0.001138461</text:p>
          </table:table-cell>
          <table:table-cell office:value-type="float" office:value="-1.2876837204024644E-3" table:formula="of:=[.S50]-([bitcoin_futures.S54]/100/360)" table:style-name="ce1">
            <text:p>-0.001287684</text:p>
          </table:table-cell>
          <table:table-cell office:value-type="float" office:value="0.9988615385018198" table:formula="of:=1+[.S50]" table:style-name="ce1">
            <text:p>0.998861539</text:p>
          </table:table-cell>
          <table:table-cell office:value-type="float" office:value="0.99871231627959756" table:formula="of:=1+[.T50]" table:style-name="ce1">
            <text:p>0.998712316</text:p>
          </table:table-cell>
          <table:table-cell table:number-columns-repeated="16362"/>
        </table:table-row>
        <table:table-row table:style-name="ro1">
          <table:table-cell office:value-type="string" office:string-value="07.03.2024" table:formula="of:=[bitcoin_futures.A55]" table:style-name="ce1">
            <text:p>07.03.2024</text:p>
          </table:table-cell>
          <table:table-cell office:value-type="float" office:value="1756" table:formula="of:=ROUND([bitcoin_futures.D55]/[bitcoin_futures.B55]; 0)" table:style-name="ce1">
            <text:p>1756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32035.150971420149" table:formula="of:=IF([.E50] + [.N51]  &gt; [.F51]; [.E50]+[.N51]; [.F51]*2)" table:style-name="ce1">
            <text:p>32035.15097</text:p>
          </table:table-cell>
          <table:table-cell office:value-type="float" office:value="16940" table:formula="of:=[Future_Returns.S51]*[.F$4]" table:style-name="ce1">
            <text:p>16940</text:p>
          </table:table-cell>
          <table:table-cell office:value-type="float" office:value="33880" table:formula="of:=[.F51]*2" table:style-name="ce6">
            <text:p>33880</text:p>
          </table:table-cell>
          <table:table-cell table:style-name="ce6"/>
          <table:table-cell office:value-type="boolean" office:boolean-value="false" table:formula="of:=[.E51]=[.G51]" table:style-name="ce6">
            <text:p>FALSE</text:p>
          </table:table-cell>
          <table:table-cell office:value-type="float" office:value="0" table:formula="of:=([.C51]-[.C50])*[bitcoin_futures.B55]" table:style-name="ce1">
            <text:p>0</text:p>
          </table:table-cell>
          <table:table-cell office:value-type="float" office:value="67872.91" table:formula="of:=[.C51]*[bitcoin_futures.B55]" table:style-name="ce5">
            <text:p>67872.91</text:p>
          </table:table-cell>
          <table:table-cell office:value-type="float" office:value="597.38000000000466" table:formula="of:=[.K51]-[.K50]-[.J51]" table:style-name="ce1">
            <text:p>597.38</text:p>
          </table:table-cell>
          <table:table-cell office:value-type="float" office:value="0" table:formula="of:=IF([.E51]=[.G51];[.E51]-([.E50] + [.N51]);0)*[.$M$5]/10000" table:style-name="ce11">
            <text:p>0.00</text:p>
          </table:table-cell>
          <table:table-cell office:value-type="float" office:value="-602.56214415089528" table:formula="of:=-[Future_CF.Q51]+[.E50]*([bitcoin_futures.S55]/100/360)*[.$N$6]" table:style-name="ce11">
            <text:p>-602.56</text:p>
          </table:table-cell>
          <table:table-cell table:style-name="ce1"/>
          <table:table-cell office:value-type="float" office:value="99908.060971420156" table:formula="of:=[.K51]+[.E51]" table:style-name="ce5">
            <text:p>99908.06097</text:p>
          </table:table-cell>
          <table:table-cell office:value-type="float" office:value="-5.1821441508906219" table:formula="of:=[.L51]+[.N51]-[.M51]" table:style-name="ce11">
            <text:p>-5.18</text:p>
          </table:table-cell>
          <table:table-cell office:value-type="float" office:value="-602.56214415088471" table:formula="of:=[.P51]-[.P50]-[.L51]" table:style-name="ce1">
            <text:p>-602.5621442</text:p>
          </table:table-cell>
          <table:table-cell office:value-type="float" office:value="-5.1866439215633943E-5" table:formula="of:=[.Q51]/[.P50]" table:style-name="ce1">
            <text:p>-5.18664E-05</text:p>
          </table:table-cell>
          <table:table-cell office:value-type="float" office:value="-2.0125532810452284E-4" table:formula="of:=[.S51]-([bitcoin_futures.S55]/100/360)" table:style-name="ce1">
            <text:p>-0.000201255</text:p>
          </table:table-cell>
          <table:table-cell office:value-type="float" office:value="0.99994813356078438" table:formula="of:=1+[.S51]" table:style-name="ce1">
            <text:p>0.999948134</text:p>
          </table:table-cell>
          <table:table-cell office:value-type="float" office:value="0.99979874467189545" table:formula="of:=1+[.T51]" table:style-name="ce1">
            <text:p>0.999798745</text:p>
          </table:table-cell>
          <table:table-cell table:number-columns-repeated="16362"/>
        </table:table-row>
        <table:table-row table:style-name="ro1">
          <table:table-cell office:value-type="string" office:string-value="08.03.2024" table:formula="of:=[bitcoin_futures.A56]" table:style-name="ce1">
            <text:p>08.03.2024</text:p>
          </table:table-cell>
          <table:table-cell office:value-type="float" office:value="1752" table:formula="of:=ROUND([bitcoin_futures.D56]/[bitcoin_futures.B56]; 0)" table:style-name="ce1">
            <text:p>1752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30597.540259763435" table:formula="of:=IF([.E51] + [.N52]  &gt; [.F52]; [.E51]+[.N52]; [.F52]*2)" table:style-name="ce1">
            <text:p>30597.54026</text:p>
          </table:table-cell>
          <table:table-cell office:value-type="float" office:value="17091.25" table:formula="of:=[Future_Returns.S52]*[.F$4]" table:style-name="ce1">
            <text:p>17091.25</text:p>
          </table:table-cell>
          <table:table-cell office:value-type="float" office:value="34182.5" table:formula="of:=[.F52]*2" table:style-name="ce6">
            <text:p>34182.5</text:p>
          </table:table-cell>
          <table:table-cell table:style-name="ce6"/>
          <table:table-cell office:value-type="boolean" office:boolean-value="false" table:formula="of:=[.E52]=[.G52]" table:style-name="ce6">
            <text:p>FALSE</text:p>
          </table:table-cell>
          <table:table-cell office:value-type="float" office:value="0" table:formula="of:=([.C52]-[.C51])*[bitcoin_futures.B56]" table:style-name="ce1">
            <text:p>0</text:p>
          </table:table-cell>
          <table:table-cell office:value-type="float" office:value="69489.349999999991" table:formula="of:=[.C52]*[bitcoin_futures.B56]" table:style-name="ce5">
            <text:p>69489.35</text:p>
          </table:table-cell>
          <table:table-cell office:value-type="float" office:value="1616.4399999999878" table:formula="of:=[.K52]-[.K51]-[.J52]" table:style-name="ce1">
            <text:p>1616.44</text:p>
          </table:table-cell>
          <table:table-cell office:value-type="float" office:value="0" table:formula="of:=IF([.E52]=[.G52];[.E52]-([.E51] + [.N52]);0)*[.$M$5]/10000" table:style-name="ce11">
            <text:p>0.00</text:p>
          </table:table-cell>
          <table:table-cell office:value-type="float" office:value="-1437.610711656715" table:formula="of:=-[Future_CF.Q52]+[.E51]*([bitcoin_futures.S56]/100/360)*[.$N$6]" table:style-name="ce11">
            <text:p>-1437.61</text:p>
          </table:table-cell>
          <table:table-cell table:style-name="ce1"/>
          <table:table-cell office:value-type="float" office:value="100086.89025976343" table:formula="of:=[.K52]+[.E52]" table:style-name="ce5">
            <text:p>100086.8903</text:p>
          </table:table-cell>
          <table:table-cell office:value-type="float" office:value="178.82928834327276" table:formula="of:=[.L52]+[.N52]-[.M52]" table:style-name="ce11">
            <text:p>178.83</text:p>
          </table:table-cell>
          <table:table-cell office:value-type="float" office:value="-1437.6107116567146" table:formula="of:=[.P52]-[.P51]-[.L52]" table:style-name="ce1">
            <text:p>-1437.610712</text:p>
          </table:table-cell>
          <table:table-cell office:value-type="float" office:value="1.7899385355344742E-3" table:formula="of:=[.Q52]/[.P51]" table:style-name="ce1">
            <text:p>0.001789939</text:p>
          </table:table-cell>
          <table:table-cell office:value-type="float" office:value="1.6407718688678076E-3" table:formula="of:=[.S52]-([bitcoin_futures.S56]/100/360)" table:style-name="ce1">
            <text:p>0.001640772</text:p>
          </table:table-cell>
          <table:table-cell office:value-type="float" office:value="1.0017899385355344" table:formula="of:=1+[.S52]" table:style-name="ce1">
            <text:p>1.001789939</text:p>
          </table:table-cell>
          <table:table-cell office:value-type="float" office:value="1.0016407718688678" table:formula="of:=1+[.T52]" table:style-name="ce1">
            <text:p>1.001640772</text:p>
          </table:table-cell>
          <table:table-cell table:number-columns-repeated="16362"/>
        </table:table-row>
        <table:table-row table:style-name="ro1">
          <table:table-cell office:value-type="string" office:string-value="11.03.2024" table:formula="of:=[bitcoin_futures.A57]" table:style-name="ce1">
            <text:p>11.03.2024</text:p>
          </table:table-cell>
          <table:table-cell office:value-type="float" office:value="1762" table:formula="of:=ROUND([bitcoin_futures.D57]/[bitcoin_futures.B57]; 0)" table:style-name="ce1">
            <text:p>1762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27744.826151000343" table:formula="of:=IF([.E52] + [.N53]  &gt; [.F53]; [.E52]+[.N53]; [.F53]*2)" table:style-name="ce1">
            <text:p>27744.82615</text:p>
          </table:table-cell>
          <table:table-cell office:value-type="float" office:value="17451.25" table:formula="of:=[Future_Returns.S53]*[.F$4]" table:style-name="ce1">
            <text:p>17451.25</text:p>
          </table:table-cell>
          <table:table-cell office:value-type="float" office:value="34902.5" table:formula="of:=[.F53]*2" table:style-name="ce6">
            <text:p>34902.5</text:p>
          </table:table-cell>
          <table:table-cell table:style-name="ce6"/>
          <table:table-cell office:value-type="boolean" office:boolean-value="false" table:formula="of:=[.E53]=[.G53]" table:style-name="ce6">
            <text:p>FALSE</text:p>
          </table:table-cell>
          <table:table-cell office:value-type="float" office:value="0" table:formula="of:=([.C53]-[.C52])*[bitcoin_futures.B57]" table:style-name="ce1">
            <text:p>0</text:p>
          </table:table-cell>
          <table:table-cell office:value-type="float" office:value="72247.839999999997" table:formula="of:=[.C53]*[bitcoin_futures.B57]" table:style-name="ce5">
            <text:p>72247.84</text:p>
          </table:table-cell>
          <table:table-cell office:value-type="float" office:value="2758.4900000000052" table:formula="of:=[.K53]-[.K52]-[.J53]" table:style-name="ce1">
            <text:p>2758.49</text:p>
          </table:table-cell>
          <table:table-cell office:value-type="float" office:value="0" table:formula="of:=IF([.E53]=[.G53];[.E53]-([.E52] + [.N53]);0)*[.$M$5]/10000" table:style-name="ce11">
            <text:p>0.00</text:p>
          </table:table-cell>
          <table:table-cell office:value-type="float" office:value="-2852.7141087630935" table:formula="of:=-[Future_CF.Q53]+[.E52]*([bitcoin_futures.S57]/100/360)*[.$N$6]" table:style-name="ce11">
            <text:p>-2852.71</text:p>
          </table:table-cell>
          <table:table-cell table:style-name="ce1"/>
          <table:table-cell office:value-type="float" office:value="99992.666151000332" table:formula="of:=[.K53]+[.E53]" table:style-name="ce5">
            <text:p>99992.66615</text:p>
          </table:table-cell>
          <table:table-cell office:value-type="float" office:value="-94.224108763088225" table:formula="of:=[.L53]+[.N53]-[.M53]" table:style-name="ce11">
            <text:p>-94.22</text:p>
          </table:table-cell>
          <table:table-cell office:value-type="float" office:value="-2852.7141087631026" table:formula="of:=[.P53]-[.P52]-[.L53]" table:style-name="ce1">
            <text:p>-2852.714109</text:p>
          </table:table-cell>
          <table:table-cell office:value-type="float" office:value="-9.414230826688784E-4" table:formula="of:=[.Q53]/[.P52]" table:style-name="ce1">
            <text:p>-0.000941423</text:p>
          </table:table-cell>
          <table:table-cell office:value-type="float" office:value="-1.0908397493355451E-3" table:formula="of:=[.S53]-([bitcoin_futures.S57]/100/360)" table:style-name="ce1">
            <text:p>-0.00109084</text:p>
          </table:table-cell>
          <table:table-cell office:value-type="float" office:value="0.99905857691733113" table:formula="of:=1+[.S53]" table:style-name="ce1">
            <text:p>0.999058577</text:p>
          </table:table-cell>
          <table:table-cell office:value-type="float" office:value="0.99890916025066445" table:formula="of:=1+[.T53]" table:style-name="ce1">
            <text:p>0.99890916</text:p>
          </table:table-cell>
          <table:table-cell table:number-columns-repeated="16362"/>
        </table:table-row>
        <table:table-row table:style-name="ro1">
          <table:table-cell office:value-type="string" office:string-value="12.03.2024" table:formula="of:=[bitcoin_futures.A58]" table:style-name="ce1">
            <text:p>12.03.2024</text:p>
          </table:table-cell>
          <table:table-cell office:value-type="float" office:value="1756" table:formula="of:=ROUND([bitcoin_futures.D58]/[bitcoin_futures.B58]; 0)" table:style-name="ce1">
            <text:p>1756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28606.898535375898" table:formula="of:=IF([.E53] + [.N54]  &gt; [.F54]; [.E53]+[.N54]; [.F54]*2)" table:style-name="ce1">
            <text:p>28606.89854</text:p>
          </table:table-cell>
          <table:table-cell office:value-type="float" office:value="18165" table:formula="of:=[Future_Returns.S54]*[.F$4]" table:style-name="ce1">
            <text:p>18165</text:p>
          </table:table-cell>
          <table:table-cell office:value-type="float" office:value="36330" table:formula="of:=[.F54]*2" table:style-name="ce6">
            <text:p>36330</text:p>
          </table:table-cell>
          <table:table-cell table:style-name="ce6"/>
          <table:table-cell office:value-type="boolean" office:boolean-value="false" table:formula="of:=[.E54]=[.G54]" table:style-name="ce6">
            <text:p>FALSE</text:p>
          </table:table-cell>
          <table:table-cell office:value-type="float" office:value="0" table:formula="of:=([.C54]-[.C53])*[bitcoin_futures.B58]" table:style-name="ce1">
            <text:p>0</text:p>
          </table:table-cell>
          <table:table-cell office:value-type="float" office:value="71562.61" table:formula="of:=[.C54]*[bitcoin_futures.B58]" table:style-name="ce5">
            <text:p>71562.61</text:p>
          </table:table-cell>
          <table:table-cell office:value-type="float" office:value="-685.22999999999593" table:formula="of:=[.K54]-[.K53]-[.J54]" table:style-name="ce1">
            <text:p>-685.23</text:p>
          </table:table-cell>
          <table:table-cell office:value-type="float" office:value="0" table:formula="of:=IF([.E54]=[.G54];[.E54]-([.E53] + [.N54]);0)*[.$M$5]/10000" table:style-name="ce11">
            <text:p>0.00</text:p>
          </table:table-cell>
          <table:table-cell office:value-type="float" office:value="862.07238437555668" table:formula="of:=-[Future_CF.Q54]+[.E53]*([bitcoin_futures.S58]/100/360)*[.$N$6]" table:style-name="ce11">
            <text:p>862.07</text:p>
          </table:table-cell>
          <table:table-cell table:style-name="ce1"/>
          <table:table-cell office:value-type="float" office:value="100169.50853537591" table:formula="of:=[.K54]+[.E54]" table:style-name="ce5">
            <text:p>100169.5085</text:p>
          </table:table-cell>
          <table:table-cell office:value-type="float" office:value="176.84238437556075" table:formula="of:=[.L54]+[.N54]-[.M54]" table:style-name="ce11">
            <text:p>176.84</text:p>
          </table:table-cell>
          <table:table-cell office:value-type="float" office:value="862.07238437556953" table:formula="of:=[.P54]-[.P53]-[.L54]" table:style-name="ce1">
            <text:p>862.0723844</text:p>
          </table:table-cell>
          <table:table-cell office:value-type="float" office:value="1.7685535468022083E-3" table:formula="of:=[.Q54]/[.P53]" table:style-name="ce1">
            <text:p>0.001768554</text:p>
          </table:table-cell>
          <table:table-cell office:value-type="float" office:value="1.6191646579133195E-3" table:formula="of:=[.S54]-([bitcoin_futures.S58]/100/360)" table:style-name="ce1">
            <text:p>0.001619165</text:p>
          </table:table-cell>
          <table:table-cell office:value-type="float" office:value="1.0017685535468022" table:formula="of:=1+[.S54]" table:style-name="ce1">
            <text:p>1.001768554</text:p>
          </table:table-cell>
          <table:table-cell office:value-type="float" office:value="1.0016191646579133" table:formula="of:=1+[.T54]" table:style-name="ce1">
            <text:p>1.001619165</text:p>
          </table:table-cell>
          <table:table-cell table:number-columns-repeated="16362"/>
        </table:table-row>
        <table:table-row table:style-name="ro1">
          <table:table-cell office:value-type="string" office:string-value="13.03.2024" table:formula="of:=[bitcoin_futures.A59]" table:style-name="ce1">
            <text:p>13.03.2024</text:p>
          </table:table-cell>
          <table:table-cell office:value-type="float" office:value="1743" table:formula="of:=ROUND([bitcoin_futures.D59]/[bitcoin_futures.B59]; 0)" table:style-name="ce1">
            <text:p>1743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26494.036503723382" table:formula="of:=IF([.E54] + [.N55]  &gt; [.F55]; [.E54]+[.N55]; [.F55]*2)" table:style-name="ce1">
            <text:p>26494.0365</text:p>
          </table:table-cell>
          <table:table-cell office:value-type="float" office:value="17950" table:formula="of:=[Future_Returns.S55]*[.F$4]" table:style-name="ce1">
            <text:p>17950</text:p>
          </table:table-cell>
          <table:table-cell office:value-type="float" office:value="35900" table:formula="of:=[.F55]*2" table:style-name="ce6">
            <text:p>35900</text:p>
          </table:table-cell>
          <table:table-cell table:style-name="ce6"/>
          <table:table-cell office:value-type="boolean" office:boolean-value="false" table:formula="of:=[.E55]=[.G55]" table:style-name="ce6">
            <text:p>FALSE</text:p>
          </table:table-cell>
          <table:table-cell office:value-type="float" office:value="0" table:formula="of:=([.C55]-[.C54])*[bitcoin_futures.B59]" table:style-name="ce1">
            <text:p>0</text:p>
          </table:table-cell>
          <table:table-cell office:value-type="float" office:value="73706.150000000009" table:formula="of:=[.C55]*[bitcoin_futures.B59]" table:style-name="ce5">
            <text:p>73706.15</text:p>
          </table:table-cell>
          <table:table-cell office:value-type="float" office:value="2143.5400000000081" table:formula="of:=[.K55]-[.K54]-[.J55]" table:style-name="ce1">
            <text:p>2143.54</text:p>
          </table:table-cell>
          <table:table-cell office:value-type="float" office:value="0" table:formula="of:=IF([.E55]=[.G55];[.E55]-([.E54] + [.N55]);0)*[.$M$5]/10000" table:style-name="ce11">
            <text:p>0.00</text:p>
          </table:table-cell>
          <table:table-cell office:value-type="float" office:value="-2112.8620316525157" table:formula="of:=-[Future_CF.Q55]+[.E54]*([bitcoin_futures.S59]/100/360)*[.$N$6]" table:style-name="ce11">
            <text:p>-2112.86</text:p>
          </table:table-cell>
          <table:table-cell table:style-name="ce1"/>
          <table:table-cell office:value-type="float" office:value="100200.18650372339" table:formula="of:=[.K55]+[.E55]" table:style-name="ce5">
            <text:p>100200.1865</text:p>
          </table:table-cell>
          <table:table-cell office:value-type="float" office:value="30.677968347492424" table:formula="of:=[.L55]+[.N55]-[.M55]" table:style-name="ce11">
            <text:p>30.68</text:p>
          </table:table-cell>
          <table:table-cell office:value-type="float" office:value="-2112.8620316525194" table:formula="of:=[.P55]-[.P54]-[.L55]" table:style-name="ce1">
            <text:p>-2112.862032</text:p>
          </table:table-cell>
          <table:table-cell office:value-type="float" office:value="3.0626054570945786E-4" table:formula="of:=[.Q55]/[.P54]" table:style-name="ce1">
            <text:p>0.000306261</text:p>
          </table:table-cell>
          <table:table-cell office:value-type="float" office:value="1.5678832348723563E-4" table:formula="of:=[.S55]-([bitcoin_futures.S59]/100/360)" table:style-name="ce1">
            <text:p>0.000156788</text:p>
          </table:table-cell>
          <table:table-cell office:value-type="float" office:value="1.0003062605457094" table:formula="of:=1+[.S55]" table:style-name="ce1">
            <text:p>1.000306261</text:p>
          </table:table-cell>
          <table:table-cell office:value-type="float" office:value="1.0001567883234872" table:formula="of:=1+[.T55]" table:style-name="ce1">
            <text:p>1.000156788</text:p>
          </table:table-cell>
          <table:table-cell table:number-columns-repeated="16362"/>
        </table:table-row>
        <table:table-row table:style-name="ro1">
          <table:table-cell office:value-type="string" office:string-value="14.03.2024" table:formula="of:=[bitcoin_futures.A60]" table:style-name="ce1">
            <text:p>14.03.2024</text:p>
          </table:table-cell>
          <table:table-cell office:value-type="float" office:value="1760" table:formula="of:=ROUND([bitcoin_futures.D60]/[bitcoin_futures.B60]; 0)" table:style-name="ce1">
            <text:p>1760</text:p>
          </table:table-cell>
          <table:table-cell office:value-type="float" office:value="1757" table:formula="of:=[.C$36]" table:style-name="ce1">
            <text:p>1757</text:p>
          </table:table-cell>
          <table:table-cell office:value-type="float" office:value="51866.64" table:formula="of:=[.D$36]" table:style-name="ce1">
            <text:p>51866.64</text:p>
          </table:table-cell>
          <table:table-cell office:value-type="float" office:value="30811.013253224744" table:formula="of:=IF([.E55] + [.N56]  &gt; [.F56]; [.E55]+[.N56]; [.F56]*2)" table:style-name="ce1">
            <text:p>30811.01325</text:p>
          </table:table-cell>
          <table:table-cell office:value-type="float" office:value="18478.75" table:formula="of:=[Future_Returns.S56]*[.F$4]" table:style-name="ce1">
            <text:p>18478.75</text:p>
          </table:table-cell>
          <table:table-cell office:value-type="float" office:value="36957.5" table:formula="of:=[.F56]*2" table:style-name="ce6">
            <text:p>36957.5</text:p>
          </table:table-cell>
          <table:table-cell table:style-name="ce6"/>
          <table:table-cell office:value-type="boolean" office:boolean-value="false" table:formula="of:=[.E56]=[.G56]" table:style-name="ce6">
            <text:p>FALSE</text:p>
          </table:table-cell>
          <table:table-cell office:value-type="float" office:value="0" table:formula="of:=([.C56]-[.C55])*[bitcoin_futures.B60]" table:style-name="ce1">
            <text:p>0</text:p>
          </table:table-cell>
          <table:table-cell office:value-type="float" office:value="69419.069999999992" table:formula="of:=[.C56]*[bitcoin_futures.B60]" table:style-name="ce5">
            <text:p>69419.07</text:p>
          </table:table-cell>
          <table:table-cell office:value-type="float" office:value="-4287.0800000000163" table:formula="of:=[.K56]-[.K55]-[.J56]" table:style-name="ce1">
            <text:p>-4287.08</text:p>
          </table:table-cell>
          <table:table-cell office:value-type="float" office:value="0" table:formula="of:=IF([.E56]=[.G56];[.E56]-([.E55] + [.N56]);0)*[.$M$5]/10000" table:style-name="ce11">
            <text:p>0.00</text:p>
          </table:table-cell>
          <table:table-cell office:value-type="float" office:value="4316.9767495013612" table:formula="of:=-[Future_CF.Q56]+[.E55]*([bitcoin_futures.S60]/100/360)*[.$N$6]" table:style-name="ce11">
            <text:p>4316.98</text:p>
          </table:table-cell>
          <table:table-cell table:style-name="ce1"/>
          <table:table-cell office:value-type="float" office:value="100230.08325322473" table:formula="of:=[.K56]+[.E56]" table:style-name="ce5">
            <text:p>100230.0833</text:p>
          </table:table-cell>
          <table:table-cell office:value-type="float" office:value="29.896749501344857" table:formula="of:=[.L56]+[.N56]-[.M56]" table:style-name="ce11">
            <text:p>29.90</text:p>
          </table:table-cell>
          <table:table-cell office:value-type="float" office:value="4316.9767495013512" table:formula="of:=[.P56]-[.P55]-[.L56]" table:style-name="ce1">
            <text:p>4316.97675</text:p>
          </table:table-cell>
          <table:table-cell office:value-type="float" office:value="2.9837019814562827E-4" table:formula="of:=[.Q56]/[.P55]" table:style-name="ce1">
            <text:p>0.00029837</text:p>
          </table:table-cell>
          <table:table-cell office:value-type="float" office:value="1.4914797592340605E-4" table:formula="of:=[.S56]-([bitcoin_futures.S60]/100/360)" table:style-name="ce1">
            <text:p>0.000149148</text:p>
          </table:table-cell>
          <table:table-cell office:value-type="float" office:value="1.0002983701981456" table:formula="of:=1+[.S56]" table:style-name="ce1">
            <text:p>1.00029837</text:p>
          </table:table-cell>
          <table:table-cell office:value-type="float" office:value="1.0001491479759235" table:formula="of:=1+[.T56]" table:style-name="ce1">
            <text:p>1.000149148</text:p>
          </table:table-cell>
          <table:table-cell table:number-columns-repeated="16362"/>
        </table:table-row>
        <table:table-row table:style-name="ro1">
          <table:table-cell office:value-type="string" office:string-value="15.03.2024" table:formula="of:=[bitcoin_futures.A61]" table:style-name="ce6">
            <text:p>15.03.2024</text:p>
          </table:table-cell>
          <table:table-cell office:value-type="float" office:value="1770" table:formula="of:=ROUND([bitcoin_futures.D61]/[bitcoin_futures.B61]; 0)" table:style-name="ce1">
            <text:p>1770</text:p>
          </table:table-cell>
          <table:table-cell office:value-type="float" office:value="1770" table:formula="of:=[.B57]" table:style-name="ce6">
            <text:p>1770</text:p>
          </table:table-cell>
          <table:table-cell office:value-type="float" office:value="69720.3" table:formula="of:=[.B57]*[bitcoin_futures.B61]" table:style-name="ce6">
            <text:p>69720.3</text:p>
          </table:table-cell>
          <table:table-cell office:value-type="float" office:value="31248.312097158028" table:formula="of:=IF([.E56] + [.N57]  &gt; [.F57]; [.E56]+[.N57]; [.F57]*2)" table:style-name="ce1">
            <text:p>31248.3121</text:p>
          </table:table-cell>
          <table:table-cell office:value-type="float" office:value="17590" table:formula="of:=[Future_Returns.S57]*[.F$4]" table:style-name="ce1">
            <text:p>17590</text:p>
          </table:table-cell>
          <table:table-cell office:value-type="float" office:value="35180" table:formula="of:=[.F57]*2" table:style-name="ce6">
            <text:p>35180</text:p>
          </table:table-cell>
          <table:table-cell table:style-name="ce6"/>
          <table:table-cell office:value-type="boolean" office:boolean-value="false" table:formula="of:=[.E57]=[.G57]" table:style-name="ce6">
            <text:p>FALSE</text:p>
          </table:table-cell>
          <table:table-cell office:value-type="float" office:value="512.07000000000005" table:formula="of:=([.C57]-[.C56])*[bitcoin_futures.B61]" table:style-name="ce1">
            <text:p>512.07</text:p>
          </table:table-cell>
          <table:table-cell office:value-type="float" office:value="69720.3" table:formula="of:=[.C57]*[bitcoin_futures.B61]" table:style-name="ce5">
            <text:p>69720.3</text:p>
          </table:table-cell>
          <table:table-cell office:value-type="float" office:value="-210.83999999998957" table:formula="of:=[.K57]-[.K56]-[.J57]" table:style-name="ce1">
            <text:p>-210.84</text:p>
          </table:table-cell>
          <table:table-cell office:value-type="float" office:value="0" table:formula="of:=IF([.E57]=[.G57];[.E57]-([.E56] + [.N57]);0)*[.$M$5]/10000" table:style-name="ce11">
            <text:p>0.00</text:p>
          </table:table-cell>
          <table:table-cell office:value-type="float" office:value="437.29884393328228" table:formula="of:=-[Future_CF.Q57]+[.E56]*([bitcoin_futures.S61]/100/360)*[.$N$6]" table:style-name="ce11">
            <text:p>437.30</text:p>
          </table:table-cell>
          <table:table-cell table:style-name="ce6"/>
          <table:table-cell office:value-type="float" office:value="100968.61209715804" table:formula="of:=[.K57]+[.E57]" table:style-name="ce5">
            <text:p>100968.6121</text:p>
          </table:table-cell>
          <table:table-cell office:value-type="float" office:value="226.45884393329271" table:formula="of:=[.L57]+[.N57]-[.M57]" table:style-name="ce11">
            <text:p>226.46</text:p>
          </table:table-cell>
          <table:table-cell office:value-type="float" office:value="949.36884393329854" table:formula="of:=[.P57]-[.P56]-[.L57]" table:style-name="ce1">
            <text:p>949.3688439</text:p>
          </table:table-cell>
          <table:table-cell office:value-type="float" office:value="2.2593899614066896E-3" table:formula="of:=[.Q57]/[.P56]" table:style-name="ce1">
            <text:p>0.00225939</text:p>
          </table:table-cell>
          <table:table-cell office:value-type="float" office:value="2.1101677391844676E-3" table:formula="of:=[.S57]-([bitcoin_futures.S61]/100/360)" table:style-name="ce1">
            <text:p>0.002110168</text:p>
          </table:table-cell>
          <table:table-cell office:value-type="float" office:value="1.0022593899614067" table:formula="of:=1+[.S57]" table:style-name="ce1">
            <text:p>1.00225939</text:p>
          </table:table-cell>
          <table:table-cell office:value-type="float" office:value="1.0021101677391844" table:formula="of:=1+[.T57]" table:style-name="ce1">
            <text:p>1.002110168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8.03.2024" table:formula="of:=[bitcoin_futures.A62]" table:style-name="ce1">
            <text:p>18.03.2024</text:p>
          </table:table-cell>
          <table:table-cell office:value-type="float" office:value="1761" table:formula="of:=ROUND([bitcoin_futures.D62]/[bitcoin_futures.B62]; 0)" table:style-name="ce1">
            <text:p>1761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3310.655286560977" table:formula="of:=IF([.E57] + [.N58]  &gt; [.F58]; [.E57]+[.N58]; [.F58]*2)" table:style-name="ce1">
            <text:p>33310.65529</text:p>
          </table:table-cell>
          <table:table-cell office:value-type="float" office:value="17481.25" table:formula="of:=[Future_Returns.S58]*[.F$4]" table:style-name="ce1">
            <text:p>17481.25</text:p>
          </table:table-cell>
          <table:table-cell office:value-type="float" office:value="34962.5" table:formula="of:=[.F58]*2" table:style-name="ce6">
            <text:p>34962.5</text:p>
          </table:table-cell>
          <table:table-cell table:style-name="ce6"/>
          <table:table-cell office:value-type="boolean" office:boolean-value="false" table:formula="of:=[.E58]=[.G58]" table:style-name="ce6">
            <text:p>FALSE</text:p>
          </table:table-cell>
          <table:table-cell office:value-type="float" office:value="0" table:formula="of:=([.C58]-[.C57])*[bitcoin_futures.B62]" table:style-name="ce1">
            <text:p>0</text:p>
          </table:table-cell>
          <table:table-cell office:value-type="float" office:value="67507.8" table:formula="of:=[.C58]*[bitcoin_futures.B62]" table:style-name="ce5">
            <text:p>67507.8</text:p>
          </table:table-cell>
          <table:table-cell office:value-type="float" office:value="-2212.5" table:formula="of:=[.K58]-[.K57]-[.J58]" table:style-name="ce1">
            <text:p>-2212.5</text:p>
          </table:table-cell>
          <table:table-cell office:value-type="float" office:value="0" table:formula="of:=IF([.E58]=[.G58];[.E58]-([.E57] + [.N58]);0)*[.$M$5]/10000" table:style-name="ce11">
            <text:p>0.00</text:p>
          </table:table-cell>
          <table:table-cell office:value-type="float" office:value="2062.3431894029522" table:formula="of:=-[Future_CF.Q58]+[.E57]*([bitcoin_futures.S62]/100/360)*[.$N$6]" table:style-name="ce11">
            <text:p>2062.34</text:p>
          </table:table-cell>
          <table:table-cell table:style-name="ce1"/>
          <table:table-cell office:value-type="float" office:value="100818.45528656099" table:formula="of:=[.K58]+[.E58]" table:style-name="ce5">
            <text:p>100818.4553</text:p>
          </table:table-cell>
          <table:table-cell office:value-type="float" office:value="-150.15681059704775" table:formula="of:=[.L58]+[.N58]-[.M58]" table:style-name="ce11">
            <text:p>-150.16</text:p>
          </table:table-cell>
          <table:table-cell office:value-type="float" office:value="2062.3431894029491" table:formula="of:=[.P58]-[.P57]-[.L58]" table:style-name="ce1">
            <text:p>2062.343189</text:p>
          </table:table-cell>
          <table:table-cell office:value-type="float" office:value="-1.4871632627034418E-3" table:formula="of:=[.Q58]/[.P57]" table:style-name="ce1">
            <text:p>-0.001487163</text:p>
          </table:table-cell>
          <table:table-cell office:value-type="float" office:value="-1.6371354849256639E-3" table:formula="of:=[.S58]-([bitcoin_futures.S62]/100/360)" table:style-name="ce1">
            <text:p>-0.001637135</text:p>
          </table:table-cell>
          <table:table-cell office:value-type="float" office:value="0.99851283673729652" table:formula="of:=1+[.S58]" table:style-name="ce1">
            <text:p>0.998512837</text:p>
          </table:table-cell>
          <table:table-cell office:value-type="float" office:value="0.99836286451507439" table:formula="of:=1+[.T58]" table:style-name="ce1">
            <text:p>0.998362865</text:p>
          </table:table-cell>
          <table:table-cell table:number-columns-repeated="16362"/>
        </table:table-row>
        <table:table-row table:style-name="ro1">
          <table:table-cell office:value-type="string" office:string-value="19.03.2024" table:formula="of:=[bitcoin_futures.A63]" table:style-name="ce1">
            <text:p>19.03.2024</text:p>
          </table:table-cell>
          <table:table-cell office:value-type="float" office:value="1764" table:formula="of:=ROUND([bitcoin_futures.D63]/[bitcoin_futures.B63]; 0)" table:style-name="ce1">
            <text:p>1764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5918.149884523547" table:formula="of:=IF([.E58] + [.N59]  &gt; [.F59]; [.E58]+[.N59]; [.F59]*2)" table:style-name="ce1">
            <text:p>35918.14988</text:p>
          </table:table-cell>
          <table:table-cell office:value-type="float" office:value="16966.25" table:formula="of:=[Future_Returns.S59]*[.F$4]" table:style-name="ce1">
            <text:p>16966.25</text:p>
          </table:table-cell>
          <table:table-cell office:value-type="float" office:value="33932.5" table:formula="of:=[.F59]*2" table:style-name="ce6">
            <text:p>33932.5</text:p>
          </table:table-cell>
          <table:table-cell table:style-name="ce6"/>
          <table:table-cell office:value-type="boolean" office:boolean-value="false" table:formula="of:=[.E59]=[.G59]" table:style-name="ce6">
            <text:p>FALSE</text:p>
          </table:table-cell>
          <table:table-cell office:value-type="float" office:value="0" table:formula="of:=([.C59]-[.C58])*[bitcoin_futures.B63]" table:style-name="ce1">
            <text:p>0</text:p>
          </table:table-cell>
          <table:table-cell office:value-type="float" office:value="64959.000000000007" table:formula="of:=[.C59]*[bitcoin_futures.B63]" table:style-name="ce5">
            <text:p>64959</text:p>
          </table:table-cell>
          <table:table-cell office:value-type="float" office:value="-2548.7999999999956" table:formula="of:=[.K59]-[.K58]-[.J59]" table:style-name="ce1">
            <text:p>-2548.8</text:p>
          </table:table-cell>
          <table:table-cell office:value-type="float" office:value="0" table:formula="of:=IF([.E59]=[.G59];[.E59]-([.E58] + [.N59]);0)*[.$M$5]/10000" table:style-name="ce11">
            <text:p>0.00</text:p>
          </table:table-cell>
          <table:table-cell office:value-type="float" office:value="2607.4945979625713" table:formula="of:=-[Future_CF.Q59]+[.E58]*([bitcoin_futures.S63]/100/360)*[.$N$6]" table:style-name="ce11">
            <text:p>2607.49</text:p>
          </table:table-cell>
          <table:table-cell table:style-name="ce1"/>
          <table:table-cell office:value-type="float" office:value="100877.14988452356" table:formula="of:=[.K59]+[.E59]" table:style-name="ce5">
            <text:p>100877.1499</text:p>
          </table:table-cell>
          <table:table-cell office:value-type="float" office:value="58.694597962575699" table:formula="of:=[.L59]+[.N59]-[.M59]" table:style-name="ce11">
            <text:p>58.69</text:p>
          </table:table-cell>
          <table:table-cell office:value-type="float" office:value="2607.49459796257" table:formula="of:=[.P59]-[.P58]-[.L59]" table:style-name="ce1">
            <text:p>2607.494598</text:p>
          </table:table-cell>
          <table:table-cell office:value-type="float" office:value="5.8218108773582487E-4" table:formula="of:=[.Q59]/[.P58]" table:style-name="ce1">
            <text:p>0.000582181</text:p>
          </table:table-cell>
          <table:table-cell office:value-type="float" office:value="4.3240330995804712E-4" table:formula="of:=[.S59]-([bitcoin_futures.S63]/100/360)" table:style-name="ce1">
            <text:p>0.000432403</text:p>
          </table:table-cell>
          <table:table-cell office:value-type="float" office:value="1.0005821810877358" table:formula="of:=1+[.S59]" table:style-name="ce1">
            <text:p>1.000582181</text:p>
          </table:table-cell>
          <table:table-cell office:value-type="float" office:value="1.0004324033099581" table:formula="of:=1+[.T59]" table:style-name="ce1">
            <text:p>1.000432403</text:p>
          </table:table-cell>
          <table:table-cell table:number-columns-repeated="16362"/>
        </table:table-row>
        <table:table-row table:style-name="ro1">
          <table:table-cell office:value-type="string" office:string-value="20.03.2024" table:formula="of:=[bitcoin_futures.A64]" table:style-name="ce1">
            <text:p>20.03.2024</text:p>
          </table:table-cell>
          <table:table-cell office:value-type="float" office:value="1746" table:formula="of:=ROUND([bitcoin_futures.D64]/[bitcoin_futures.B64]; 0)" table:style-name="ce1">
            <text:p>1746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4490.831773048259" table:formula="of:=IF([.E59] + [.N60]  &gt; [.F60]; [.E59]+[.N60]; [.F60]*2)" table:style-name="ce1">
            <text:p>34490.83177</text:p>
          </table:table-cell>
          <table:table-cell office:value-type="float" office:value="16315" table:formula="of:=[Future_Returns.S60]*[.F$4]" table:style-name="ce1">
            <text:p>16315</text:p>
          </table:table-cell>
          <table:table-cell office:value-type="float" office:value="32630" table:formula="of:=[.F60]*2" table:style-name="ce6">
            <text:p>32630</text:p>
          </table:table-cell>
          <table:table-cell table:style-name="ce6"/>
          <table:table-cell office:value-type="boolean" office:boolean-value="false" table:formula="of:=[.E60]=[.G60]" table:style-name="ce6">
            <text:p>FALSE</text:p>
          </table:table-cell>
          <table:table-cell office:value-type="float" office:value="0" table:formula="of:=([.C60]-[.C59])*[bitcoin_futures.B64]" table:style-name="ce1">
            <text:p>0</text:p>
          </table:table-cell>
          <table:table-cell office:value-type="float" office:value="66463.5" table:formula="of:=[.C60]*[bitcoin_futures.B64]" table:style-name="ce5">
            <text:p>66463.5</text:p>
          </table:table-cell>
          <table:table-cell office:value-type="float" office:value="1504.4999999999927" table:formula="of:=[.K60]-[.K59]-[.J60]" table:style-name="ce1">
            <text:p>1504.5</text:p>
          </table:table-cell>
          <table:table-cell office:value-type="float" office:value="0" table:formula="of:=IF([.E60]=[.G60];[.E60]-([.E59] + [.N60]);0)*[.$M$5]/10000" table:style-name="ce11">
            <text:p>0.00</text:p>
          </table:table-cell>
          <table:table-cell office:value-type="float" office:value="-1427.318111475289" table:formula="of:=-[Future_CF.Q60]+[.E59]*([bitcoin_futures.S64]/100/360)*[.$N$6]" table:style-name="ce11">
            <text:p>-1427.32</text:p>
          </table:table-cell>
          <table:table-cell table:style-name="ce1"/>
          <table:table-cell office:value-type="float" office:value="100954.33177304827" table:formula="of:=[.K60]+[.E60]" table:style-name="ce5">
            <text:p>100954.3318</text:p>
          </table:table-cell>
          <table:table-cell office:value-type="float" office:value="77.181888524703709" table:formula="of:=[.L60]+[.N60]-[.M60]" table:style-name="ce11">
            <text:p>77.18</text:p>
          </table:table-cell>
          <table:table-cell office:value-type="float" office:value="-1427.3181114752879" table:formula="of:=[.P60]-[.P59]-[.L60]" table:style-name="ce1">
            <text:p>-1427.318111</text:p>
          </table:table-cell>
          <table:table-cell office:value-type="float" office:value="7.6510774355793777E-4" table:formula="of:=[.Q60]/[.P59]" table:style-name="ce1">
            <text:p>0.000765108</text:p>
          </table:table-cell>
          <table:table-cell office:value-type="float" office:value="6.1577441022460442E-4" table:formula="of:=[.S60]-([bitcoin_futures.S64]/100/360)" table:style-name="ce1">
            <text:p>0.000615774</text:p>
          </table:table-cell>
          <table:table-cell office:value-type="float" office:value="1.000765107743558" table:formula="of:=1+[.S60]" table:style-name="ce1">
            <text:p>1.000765108</text:p>
          </table:table-cell>
          <table:table-cell office:value-type="float" office:value="1.0006157744102246" table:formula="of:=1+[.T60]" table:style-name="ce1">
            <text:p>1.000615774</text:p>
          </table:table-cell>
          <table:table-cell table:number-columns-repeated="16362"/>
        </table:table-row>
        <table:table-row table:style-name="ro1">
          <table:table-cell office:value-type="string" office:string-value="21.03.2024" table:formula="of:=[bitcoin_futures.A65]" table:style-name="ce1">
            <text:p>21.03.2024</text:p>
          </table:table-cell>
          <table:table-cell office:value-type="float" office:value="1757" table:formula="of:=ROUND([bitcoin_futures.D65]/[bitcoin_futures.B65]; 0)" table:style-name="ce1">
            <text:p>1757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5053.404693290664" table:formula="of:=IF([.E60] + [.N61]  &gt; [.F61]; [.E60]+[.N61]; [.F61]*2)" table:style-name="ce1">
            <text:p>35053.40469</text:p>
          </table:table-cell>
          <table:table-cell office:value-type="float" office:value="16672.5" table:formula="of:=[Future_Returns.S61]*[.F$4]" table:style-name="ce1">
            <text:p>16672.5</text:p>
          </table:table-cell>
          <table:table-cell office:value-type="float" office:value="33345" table:formula="of:=[.F61]*2" table:style-name="ce6">
            <text:p>33345</text:p>
          </table:table-cell>
          <table:table-cell table:style-name="ce6"/>
          <table:table-cell office:value-type="boolean" office:boolean-value="false" table:formula="of:=[.E61]=[.G61]" table:style-name="ce6">
            <text:p>FALSE</text:p>
          </table:table-cell>
          <table:table-cell office:value-type="float" office:value="0" table:formula="of:=([.C61]-[.C60])*[bitcoin_futures.B65]" table:style-name="ce1">
            <text:p>0</text:p>
          </table:table-cell>
          <table:table-cell office:value-type="float" office:value="65755.5" table:formula="of:=[.C61]*[bitcoin_futures.B65]" table:style-name="ce5">
            <text:p>65755.5</text:p>
          </table:table-cell>
          <table:table-cell office:value-type="float" office:value="-708" table:formula="of:=[.K61]-[.K60]-[.J61]" table:style-name="ce1">
            <text:p>-708</text:p>
          </table:table-cell>
          <table:table-cell office:value-type="float" office:value="0" table:formula="of:=IF([.E61]=[.G61];[.E61]-([.E60] + [.N61]);0)*[.$M$5]/10000" table:style-name="ce11">
            <text:p>0.00</text:p>
          </table:table-cell>
          <table:table-cell office:value-type="float" office:value="562.57292024240337" table:formula="of:=-[Future_CF.Q61]+[.E60]*([bitcoin_futures.S65]/100/360)*[.$N$6]" table:style-name="ce11">
            <text:p>562.57</text:p>
          </table:table-cell>
          <table:table-cell table:style-name="ce1"/>
          <table:table-cell office:value-type="float" office:value="100808.90469329066" table:formula="of:=[.K61]+[.E61]" table:style-name="ce5">
            <text:p>100808.9047</text:p>
          </table:table-cell>
          <table:table-cell office:value-type="float" office:value="-145.42707975759663" table:formula="of:=[.L61]+[.N61]-[.M61]" table:style-name="ce11">
            <text:p>-145.43</text:p>
          </table:table-cell>
          <table:table-cell office:value-type="float" office:value="562.57292024239723" table:formula="of:=[.P61]-[.P60]-[.L61]" table:style-name="ce1">
            <text:p>562.5729202</text:p>
          </table:table-cell>
          <table:table-cell office:value-type="float" office:value="-1.440523424834567E-3" table:formula="of:=[.Q61]/[.P60]" table:style-name="ce1">
            <text:p>-0.001440523</text:p>
          </table:table-cell>
          <table:table-cell office:value-type="float" office:value="-1.5897178692790114E-3" table:formula="of:=[.S61]-([bitcoin_futures.S65]/100/360)" table:style-name="ce1">
            <text:p>-0.001589718</text:p>
          </table:table-cell>
          <table:table-cell office:value-type="float" office:value="0.99855947657516542" table:formula="of:=1+[.S61]" table:style-name="ce1">
            <text:p>0.998559477</text:p>
          </table:table-cell>
          <table:table-cell office:value-type="float" office:value="0.99841028213072103" table:formula="of:=1+[.T61]" table:style-name="ce1">
            <text:p>0.998410282</text:p>
          </table:table-cell>
          <table:table-cell table:number-columns-repeated="16362"/>
        </table:table-row>
        <table:table-row table:style-name="ro1">
          <table:table-cell office:value-type="string" office:string-value="22.03.2024" table:formula="of:=[bitcoin_futures.A66]" table:style-name="ce1">
            <text:p>22.03.2024</text:p>
          </table:table-cell>
          <table:table-cell office:value-type="float" office:value="1752" table:formula="of:=ROUND([bitcoin_futures.D66]/[bitcoin_futures.B66]; 0)" table:style-name="ce1">
            <text:p>1752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6471.022014174428" table:formula="of:=IF([.E61] + [.N62]  &gt; [.F62]; [.E61]+[.N62]; [.F62]*2)" table:style-name="ce1">
            <text:p>36471.02201</text:p>
          </table:table-cell>
          <table:table-cell office:value-type="float" office:value="16532.5" table:formula="of:=[Future_Returns.S62]*[.F$4]" table:style-name="ce1">
            <text:p>16532.5</text:p>
          </table:table-cell>
          <table:table-cell office:value-type="float" office:value="33065" table:formula="of:=[.F62]*2" table:style-name="ce6">
            <text:p>33065</text:p>
          </table:table-cell>
          <table:table-cell table:style-name="ce6"/>
          <table:table-cell office:value-type="boolean" office:boolean-value="false" table:formula="of:=[.E62]=[.G62]" table:style-name="ce6">
            <text:p>FALSE</text:p>
          </table:table-cell>
          <table:table-cell office:value-type="float" office:value="0" table:formula="of:=([.C62]-[.C61])*[bitcoin_futures.B66]" table:style-name="ce1">
            <text:p>0</text:p>
          </table:table-cell>
          <table:table-cell office:value-type="float" office:value="64445.7" table:formula="of:=[.C62]*[bitcoin_futures.B66]" table:style-name="ce5">
            <text:p>64445.7</text:p>
          </table:table-cell>
          <table:table-cell office:value-type="float" office:value="-1309.8000000000029" table:formula="of:=[.K62]-[.K61]-[.J62]" table:style-name="ce1">
            <text:p>-1309.8</text:p>
          </table:table-cell>
          <table:table-cell office:value-type="float" office:value="0" table:formula="of:=IF([.E62]=[.G62];[.E62]-([.E61] + [.N62]);0)*[.$M$5]/10000" table:style-name="ce11">
            <text:p>0.00</text:p>
          </table:table-cell>
          <table:table-cell office:value-type="float" office:value="1417.6173208837656" table:formula="of:=-[Future_CF.Q62]+[.E61]*([bitcoin_futures.S66]/100/360)*[.$N$6]" table:style-name="ce11">
            <text:p>1417.62</text:p>
          </table:table-cell>
          <table:table-cell table:style-name="ce1"/>
          <table:table-cell office:value-type="float" office:value="100916.72201417442" table:formula="of:=[.K62]+[.E62]" table:style-name="ce5">
            <text:p>100916.722</text:p>
          </table:table-cell>
          <table:table-cell office:value-type="float" office:value="107.8173208837627" table:formula="of:=[.L62]+[.N62]-[.M62]" table:style-name="ce11">
            <text:p>107.82</text:p>
          </table:table-cell>
          <table:table-cell office:value-type="float" office:value="1417.6173208837572" table:formula="of:=[.P62]-[.P61]-[.L62]" table:style-name="ce1">
            <text:p>1417.617321</text:p>
          </table:table-cell>
          <table:table-cell office:value-type="float" office:value="1.0695217968273241E-3" table:formula="of:=[.Q62]/[.P61]" table:style-name="ce1">
            <text:p>0.001069522</text:p>
          </table:table-cell>
          <table:table-cell office:value-type="float" office:value="9.2018846349399075E-4" table:formula="of:=[.S62]-([bitcoin_futures.S66]/100/360)" table:style-name="ce1">
            <text:p>0.000920188</text:p>
          </table:table-cell>
          <table:table-cell office:value-type="float" office:value="1.0010695217968273" table:formula="of:=1+[.S62]" table:style-name="ce1">
            <text:p>1.001069522</text:p>
          </table:table-cell>
          <table:table-cell office:value-type="float" office:value="1.000920188463494" table:formula="of:=1+[.T62]" table:style-name="ce1">
            <text:p>1.000920188</text:p>
          </table:table-cell>
          <table:table-cell table:number-columns-repeated="16362"/>
        </table:table-row>
        <table:table-row table:style-name="ro1">
          <table:table-cell office:value-type="string" office:string-value="25.03.2024" table:formula="of:=[bitcoin_futures.A67]" table:style-name="ce1">
            <text:p>25.03.2024</text:p>
          </table:table-cell>
          <table:table-cell office:value-type="float" office:value="1746" table:formula="of:=ROUND([bitcoin_futures.D67]/[bitcoin_futures.B67]; 0)" table:style-name="ce1">
            <text:p>1746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29263.751262321821" table:formula="of:=IF([.E62] + [.N63]  &gt; [.F63]; [.E62]+[.N63]; [.F63]*2)" table:style-name="ce1">
            <text:p>29263.75126</text:p>
          </table:table-cell>
          <table:table-cell office:value-type="float" office:value="16178.75" table:formula="of:=[Future_Returns.S63]*[.F$4]" table:style-name="ce1">
            <text:p>16178.75</text:p>
          </table:table-cell>
          <table:table-cell office:value-type="float" office:value="32357.5" table:formula="of:=[.F63]*2" table:style-name="ce6">
            <text:p>32357.5</text:p>
          </table:table-cell>
          <table:table-cell table:style-name="ce6"/>
          <table:table-cell office:value-type="boolean" office:boolean-value="false" table:formula="of:=[.E63]=[.G63]" table:style-name="ce6">
            <text:p>FALSE</text:p>
          </table:table-cell>
          <table:table-cell office:value-type="float" office:value="0" table:formula="of:=([.C63]-[.C62])*[bitcoin_futures.B67]" table:style-name="ce1">
            <text:p>0</text:p>
          </table:table-cell>
          <table:table-cell office:value-type="float" office:value="71773.5" table:formula="of:=[.C63]*[bitcoin_futures.B67]" table:style-name="ce5">
            <text:p>71773.5</text:p>
          </table:table-cell>
          <table:table-cell office:value-type="float" office:value="7327.8000000000029" table:formula="of:=[.K63]-[.K62]-[.J63]" table:style-name="ce1">
            <text:p>7327.8</text:p>
          </table:table-cell>
          <table:table-cell office:value-type="float" office:value="0" table:formula="of:=IF([.E63]=[.G63];[.E63]-([.E62] + [.N63]);0)*[.$M$5]/10000" table:style-name="ce11">
            <text:p>0.00</text:p>
          </table:table-cell>
          <table:table-cell office:value-type="float" office:value="-7207.2707518526058" table:formula="of:=-[Future_CF.Q63]+[.E62]*([bitcoin_futures.S67]/100/360)*[.$N$6]" table:style-name="ce11">
            <text:p>-7207.27</text:p>
          </table:table-cell>
          <table:table-cell table:style-name="ce1"/>
          <table:table-cell office:value-type="float" office:value="101037.25126232182" table:formula="of:=[.K63]+[.E63]" table:style-name="ce5">
            <text:p>101037.2513</text:p>
          </table:table-cell>
          <table:table-cell office:value-type="float" office:value="120.52924814739708" table:formula="of:=[.L63]+[.N63]-[.M63]" table:style-name="ce11">
            <text:p>120.53</text:p>
          </table:table-cell>
          <table:table-cell office:value-type="float" office:value="-7207.2707518526004" table:formula="of:=[.P63]-[.P62]-[.L63]" table:style-name="ce1">
            <text:p>-7207.270752</text:p>
          </table:table-cell>
          <table:table-cell office:value-type="float" office:value="1.194343670125036E-3" table:formula="of:=[.Q63]/[.P62]" table:style-name="ce1">
            <text:p>0.001194344</text:p>
          </table:table-cell>
          <table:table-cell office:value-type="float" office:value="1.0446770034583694E-3" table:formula="of:=[.S63]-([bitcoin_futures.S67]/100/360)" table:style-name="ce1">
            <text:p>0.001044677</text:p>
          </table:table-cell>
          <table:table-cell office:value-type="float" office:value="1.0011943436701249" table:formula="of:=1+[.S63]" table:style-name="ce1">
            <text:p>1.001194344</text:p>
          </table:table-cell>
          <table:table-cell office:value-type="float" office:value="1.0010446770034584" table:formula="of:=1+[.T63]" table:style-name="ce1">
            <text:p>1.001044677</text:p>
          </table:table-cell>
          <table:table-cell table:number-columns-repeated="16362"/>
        </table:table-row>
        <table:table-row table:style-name="ro1">
          <table:table-cell office:value-type="string" office:string-value="26.03.2024" table:formula="of:=[bitcoin_futures.A68]" table:style-name="ce1">
            <text:p>26.03.2024</text:p>
          </table:table-cell>
          <table:table-cell office:value-type="float" office:value="1761" table:formula="of:=ROUND([bitcoin_futures.D68]/[bitcoin_futures.B68]; 0)" table:style-name="ce1">
            <text:p>1761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0980.937101964719" table:formula="of:=IF([.E63] + [.N64]  &gt; [.F64]; [.E63]+[.N64]; [.F64]*2)" table:style-name="ce1">
            <text:p>30980.9371</text:p>
          </table:table-cell>
          <table:table-cell office:value-type="float" office:value="17981.25" table:formula="of:=[Future_Returns.S64]*[.F$4]" table:style-name="ce1">
            <text:p>17981.25</text:p>
          </table:table-cell>
          <table:table-cell office:value-type="float" office:value="35962.5" table:formula="of:=[.F64]*2" table:style-name="ce6">
            <text:p>35962.5</text:p>
          </table:table-cell>
          <table:table-cell table:style-name="ce6"/>
          <table:table-cell office:value-type="boolean" office:boolean-value="false" table:formula="of:=[.E64]=[.G64]" table:style-name="ce6">
            <text:p>FALSE</text:p>
          </table:table-cell>
          <table:table-cell office:value-type="float" office:value="0" table:formula="of:=([.C64]-[.C63])*[bitcoin_futures.B68]" table:style-name="ce1">
            <text:p>0</text:p>
          </table:table-cell>
          <table:table-cell office:value-type="float" office:value="70145.100000000006" table:formula="of:=[.C64]*[bitcoin_futures.B68]" table:style-name="ce5">
            <text:p>70145.1</text:p>
          </table:table-cell>
          <table:table-cell office:value-type="float" office:value="-1628.3999999999942" table:formula="of:=[.K64]-[.K63]-[.J64]" table:style-name="ce1">
            <text:p>-1628.4</text:p>
          </table:table-cell>
          <table:table-cell office:value-type="float" office:value="0" table:formula="of:=IF([.E64]=[.G64];[.E64]-([.E63] + [.N64]);0)*[.$M$5]/10000" table:style-name="ce11">
            <text:p>0.00</text:p>
          </table:table-cell>
          <table:table-cell office:value-type="float" office:value="1717.1858396428995" table:formula="of:=-[Future_CF.Q64]+[.E63]*([bitcoin_futures.S68]/100/360)*[.$N$6]" table:style-name="ce11">
            <text:p>1717.19</text:p>
          </table:table-cell>
          <table:table-cell table:style-name="ce1"/>
          <table:table-cell office:value-type="float" office:value="101126.03710196473" table:formula="of:=[.K64]+[.E64]" table:style-name="ce5">
            <text:p>101126.0371</text:p>
          </table:table-cell>
          <table:table-cell office:value-type="float" office:value="88.78583964290533" table:formula="of:=[.L64]+[.N64]-[.M64]" table:style-name="ce11">
            <text:p>88.79</text:p>
          </table:table-cell>
          <table:table-cell office:value-type="float" office:value="1717.1858396429016" table:formula="of:=[.P64]-[.P63]-[.L64]" table:style-name="ce1">
            <text:p>1717.18584</text:p>
          </table:table-cell>
          <table:table-cell office:value-type="float" office:value="8.7874361716741187E-4" table:formula="of:=[.Q64]/[.P63]" table:style-name="ce1">
            <text:p>0.000878744</text:p>
          </table:table-cell>
          <table:table-cell office:value-type="float" office:value="7.2935472827852297E-4" table:formula="of:=[.S64]-([bitcoin_futures.S68]/100/360)" table:style-name="ce1">
            <text:p>0.000729355</text:p>
          </table:table-cell>
          <table:table-cell office:value-type="float" office:value="1.0008787436171673" table:formula="of:=1+[.S64]" table:style-name="ce1">
            <text:p>1.000878744</text:p>
          </table:table-cell>
          <table:table-cell office:value-type="float" office:value="1.0007293547282785" table:formula="of:=1+[.T64]" table:style-name="ce1">
            <text:p>1.000729355</text:p>
          </table:table-cell>
          <table:table-cell table:number-columns-repeated="16362"/>
        </table:table-row>
        <table:table-row table:style-name="ro1">
          <table:table-cell office:value-type="string" office:string-value="27.03.2024" table:formula="of:=[bitcoin_futures.A69]" table:style-name="ce1">
            <text:p>27.03.2024</text:p>
          </table:table-cell>
          <table:table-cell office:value-type="float" office:value="1754" table:formula="of:=ROUND([bitcoin_futures.D69]/[bitcoin_futures.B69]; 0)" table:style-name="ce1">
            <text:p>1754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1883.249484686745" table:formula="of:=IF([.E64] + [.N65]  &gt; [.F65]; [.E64]+[.N65]; [.F65]*2)" table:style-name="ce1">
            <text:p>31883.24948</text:p>
          </table:table-cell>
          <table:table-cell office:value-type="float" office:value="17552.5" table:formula="of:=[Future_Returns.S65]*[.F$4]" table:style-name="ce1">
            <text:p>17552.5</text:p>
          </table:table-cell>
          <table:table-cell office:value-type="float" office:value="35105" table:formula="of:=[.F65]*2" table:style-name="ce6">
            <text:p>35105</text:p>
          </table:table-cell>
          <table:table-cell table:style-name="ce6"/>
          <table:table-cell office:value-type="boolean" office:boolean-value="false" table:formula="of:=[.E65]=[.G65]" table:style-name="ce6">
            <text:p>FALSE</text:p>
          </table:table-cell>
          <table:table-cell office:value-type="float" office:value="0" table:formula="of:=([.C65]-[.C64])*[bitcoin_futures.B69]" table:style-name="ce1">
            <text:p>0</text:p>
          </table:table-cell>
          <table:table-cell office:value-type="float" office:value="69260.100000000006" table:formula="of:=[.C65]*[bitcoin_futures.B69]" table:style-name="ce5">
            <text:p>69260.1</text:p>
          </table:table-cell>
          <table:table-cell office:value-type="float" office:value="-885" table:formula="of:=[.K65]-[.K64]-[.J65]" table:style-name="ce1">
            <text:p>-885</text:p>
          </table:table-cell>
          <table:table-cell office:value-type="float" office:value="0" table:formula="of:=IF([.E65]=[.G65];[.E65]-([.E64] + [.N65]);0)*[.$M$5]/10000" table:style-name="ce11">
            <text:p>0.00</text:p>
          </table:table-cell>
          <table:table-cell office:value-type="float" office:value="902.31238272202722" table:formula="of:=-[Future_CF.Q65]+[.E64]*([bitcoin_futures.S69]/100/360)*[.$N$6]" table:style-name="ce11">
            <text:p>902.31</text:p>
          </table:table-cell>
          <table:table-cell table:style-name="ce1"/>
          <table:table-cell office:value-type="float" office:value="101143.34948468675" table:formula="of:=[.K65]+[.E65]" table:style-name="ce5">
            <text:p>101143.3495</text:p>
          </table:table-cell>
          <table:table-cell office:value-type="float" office:value="17.312382722027223" table:formula="of:=[.L65]+[.N65]-[.M65]" table:style-name="ce11">
            <text:p>17.31</text:p>
          </table:table-cell>
          <table:table-cell office:value-type="float" office:value="902.31238272202609" table:formula="of:=[.P65]-[.P64]-[.L65]" table:style-name="ce1">
            <text:p>902.3123827</text:p>
          </table:table-cell>
          <table:table-cell office:value-type="float" office:value="1.711960956659585E-4" table:formula="of:=[.Q65]/[.P64]" table:style-name="ce1">
            <text:p>0.000171196</text:p>
          </table:table-cell>
          <table:table-cell office:value-type="float" office:value="2.1918317888180733E-5" table:formula="of:=[.S65]-([bitcoin_futures.S69]/100/360)" table:style-name="ce1">
            <text:p>2.19183E-05</text:p>
          </table:table-cell>
          <table:table-cell office:value-type="float" office:value="1.0001711960956658" table:formula="of:=1+[.S65]" table:style-name="ce1">
            <text:p>1.000171196</text:p>
          </table:table-cell>
          <table:table-cell office:value-type="float" office:value="1.0000219183178882" table:formula="of:=1+[.T65]" table:style-name="ce1">
            <text:p>1.000021918</text:p>
          </table:table-cell>
          <table:table-cell table:number-columns-repeated="16362"/>
        </table:table-row>
        <table:table-row table:style-name="ro1">
          <table:table-cell office:value-type="string" office:string-value="28.03.2024" table:formula="of:=[bitcoin_futures.A70]" table:style-name="ce1">
            <text:p>28.03.2024</text:p>
          </table:table-cell>
          <table:table-cell office:value-type="float" office:value="1748" table:formula="of:=ROUND([bitcoin_futures.D70]/[bitcoin_futures.B70]; 0)" table:style-name="ce1">
            <text:p>1748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29665.626115242081" table:formula="of:=IF([.E65] + [.N66]  &gt; [.F66]; [.E65]+[.N66]; [.F66]*2)" table:style-name="ce1">
            <text:p>29665.62612</text:p>
          </table:table-cell>
          <table:table-cell office:value-type="float" office:value="17327.5" table:formula="of:=[Future_Returns.S66]*[.F$4]" table:style-name="ce1">
            <text:p>17327.5</text:p>
          </table:table-cell>
          <table:table-cell office:value-type="float" office:value="34655" table:formula="of:=[.F66]*2" table:style-name="ce6">
            <text:p>34655</text:p>
          </table:table-cell>
          <table:table-cell table:style-name="ce6"/>
          <table:table-cell office:value-type="boolean" office:boolean-value="false" table:formula="of:=[.E66]=[.G66]" table:style-name="ce6">
            <text:p>FALSE</text:p>
          </table:table-cell>
          <table:table-cell office:value-type="float" office:value="0" table:formula="of:=([.C66]-[.C65])*[bitcoin_futures.B70]" table:style-name="ce1">
            <text:p>0</text:p>
          </table:table-cell>
          <table:table-cell office:value-type="float" office:value="71631.899999999994" table:formula="of:=[.C66]*[bitcoin_futures.B70]" table:style-name="ce5">
            <text:p>71631.9</text:p>
          </table:table-cell>
          <table:table-cell office:value-type="float" office:value="2371.7999999999884" table:formula="of:=[.K66]-[.K65]-[.J66]" table:style-name="ce1">
            <text:p>2371.8</text:p>
          </table:table-cell>
          <table:table-cell office:value-type="float" office:value="0" table:formula="of:=IF([.E66]=[.G66];[.E66]-([.E65] + [.N66]);0)*[.$M$5]/10000" table:style-name="ce11">
            <text:p>0.00</text:p>
          </table:table-cell>
          <table:table-cell office:value-type="float" office:value="-2217.6233694446623" table:formula="of:=-[Future_CF.Q66]+[.E65]*([bitcoin_futures.S70]/100/360)*[.$N$6]" table:style-name="ce11">
            <text:p>-2217.62</text:p>
          </table:table-cell>
          <table:table-cell table:style-name="ce1"/>
          <table:table-cell office:value-type="float" office:value="101297.52611524207" table:formula="of:=[.K66]+[.E66]" table:style-name="ce5">
            <text:p>101297.5261</text:p>
          </table:table-cell>
          <table:table-cell office:value-type="float" office:value="154.17663055532603" table:formula="of:=[.L66]+[.N66]-[.M66]" table:style-name="ce11">
            <text:p>154.18</text:p>
          </table:table-cell>
          <table:table-cell office:value-type="float" office:value="-2217.623369444671" table:formula="of:=[.P66]-[.P65]-[.L66]" table:style-name="ce1">
            <text:p>-2217.623369</text:p>
          </table:table-cell>
          <table:table-cell office:value-type="float" office:value="1.5243377972040425E-3" table:formula="of:=[.Q66]/[.P65]" table:style-name="ce1">
            <text:p>0.001524338</text:p>
          </table:table-cell>
          <table:table-cell office:value-type="float" office:value="1.3752544638707092E-3" table:formula="of:=[.S66]-([bitcoin_futures.S70]/100/360)" table:style-name="ce1">
            <text:p>0.001375254</text:p>
          </table:table-cell>
          <table:table-cell office:value-type="float" office:value="1.0015243377972041" table:formula="of:=1+[.S66]" table:style-name="ce1">
            <text:p>1.001524338</text:p>
          </table:table-cell>
          <table:table-cell office:value-type="float" office:value="1.0013752544638708" table:formula="of:=1+[.T66]" table:style-name="ce1">
            <text:p>1.001375254</text:p>
          </table:table-cell>
          <table:table-cell table:number-columns-repeated="16362"/>
        </table:table-row>
        <table:table-row table:style-name="ro1">
          <table:table-cell office:value-type="string" office:string-value="29.03.2024" table:formula="of:=[bitcoin_futures.A71]" table:style-name="ce1">
            <text:p>29.03.2024</text:p>
          </table:table-cell>
          <table:table-cell office:value-type="float" office:value="1718" table:formula="of:=ROUND([bitcoin_futures.D71]/[bitcoin_futures.B71]; 0)" table:style-name="ce1">
            <text:p>1718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29667.832908206987" table:formula="of:=IF([.E66] + [.N67]  &gt; [.F67]; [.E66]+[.N67]; [.F67]*2)" table:style-name="ce1">
            <text:p>29667.83291</text:p>
          </table:table-cell>
          <table:table-cell office:value-type="float" office:value="17882.5" table:formula="of:=[Future_Returns.S67]*[.F$4]" table:style-name="ce1">
            <text:p>17882.5</text:p>
          </table:table-cell>
          <table:table-cell office:value-type="float" office:value="35765" table:formula="of:=[.F67]*2" table:style-name="ce6">
            <text:p>35765</text:p>
          </table:table-cell>
          <table:table-cell table:style-name="ce6"/>
          <table:table-cell office:value-type="boolean" office:boolean-value="false" table:formula="of:=[.E67]=[.G67]" table:style-name="ce6">
            <text:p>FALSE</text:p>
          </table:table-cell>
          <table:table-cell office:value-type="float" office:value="0" table:formula="of:=([.C67]-[.C66])*[bitcoin_futures.B71]" table:style-name="ce1">
            <text:p>0</text:p>
          </table:table-cell>
          <table:table-cell office:value-type="float" office:value="71631.899999999994" table:formula="of:=[.C67]*[bitcoin_futures.B71]" table:style-name="ce5">
            <text:p>71631.9</text:p>
          </table:table-cell>
          <table:table-cell office:value-type="float" office:value="0" table:formula="of:=[.K67]-[.K66]-[.J67]" table:style-name="ce1">
            <text:p>0</text:p>
          </table:table-cell>
          <table:table-cell office:value-type="float" office:value="0" table:formula="of:=IF([.E67]=[.G67];[.E67]-([.E66] + [.N67]);0)*[.$M$5]/10000" table:style-name="ce11">
            <text:p>0.00</text:p>
          </table:table-cell>
          <table:table-cell office:value-type="float" office:value="2.2067929649060636" table:formula="of:=-[Future_CF.Q67]+[.E66]*([bitcoin_futures.S71]/100/360)*[.$N$6]" table:style-name="ce11">
            <text:p>2.21</text:p>
          </table:table-cell>
          <table:table-cell table:style-name="ce1"/>
          <table:table-cell office:value-type="float" office:value="101299.73290820698" table:formula="of:=[.K67]+[.E67]" table:style-name="ce5">
            <text:p>101299.7329</text:p>
          </table:table-cell>
          <table:table-cell office:value-type="float" office:value="2.2067929649060636" table:formula="of:=[.L67]+[.N67]-[.M67]" table:style-name="ce11">
            <text:p>2.21</text:p>
          </table:table-cell>
          <table:table-cell office:value-type="float" office:value="2.2067929649056168" table:formula="of:=[.P67]-[.P66]-[.L67]" table:style-name="ce1">
            <text:p>2.206792965</text:p>
          </table:table-cell>
          <table:table-cell office:value-type="float" office:value="2.1785260208580861E-5" table:formula="of:=[.Q67]/[.P66]" table:style-name="ce1">
            <text:p>2.17853E-05</text:p>
          </table:table-cell>
          <table:table-cell office:value-type="float" office:value="-1.269925175691969E-4" table:formula="of:=[.S67]-([bitcoin_futures.S71]/100/360)" table:style-name="ce1">
            <text:p>-0.000126993</text:p>
          </table:table-cell>
          <table:table-cell office:value-type="float" office:value="1.0000217852602087" table:formula="of:=1+[.S67]" table:style-name="ce1">
            <text:p>1.000021785</text:p>
          </table:table-cell>
          <table:table-cell office:value-type="float" office:value="0.9998730074824308" table:formula="of:=1+[.T67]" table:style-name="ce1">
            <text:p>0.999873007</text:p>
          </table:table-cell>
          <table:table-cell table:number-columns-repeated="16362"/>
        </table:table-row>
        <table:table-row table:style-name="ro1">
          <table:table-cell office:value-type="string" office:string-value="01.04.2024" table:formula="of:=[bitcoin_futures.A72]" table:style-name="ce1">
            <text:p>01.04.2024</text:p>
          </table:table-cell>
          <table:table-cell office:value-type="float" office:value="1744" table:formula="of:=ROUND([bitcoin_futures.D72]/[bitcoin_futures.B72]; 0)" table:style-name="ce1">
            <text:p>1744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0820.054287195988" table:formula="of:=IF([.E67] + [.N68]  &gt; [.F68]; [.E67]+[.N68]; [.F68]*2)" table:style-name="ce1">
            <text:p>30820.05429</text:p>
          </table:table-cell>
          <table:table-cell office:value-type="float" office:value="17882.5" table:formula="of:=[Future_Returns.S68]*[.F$4]" table:style-name="ce1">
            <text:p>17882.5</text:p>
          </table:table-cell>
          <table:table-cell office:value-type="float" office:value="35765" table:formula="of:=[.F68]*2" table:style-name="ce6">
            <text:p>35765</text:p>
          </table:table-cell>
          <table:table-cell table:style-name="ce6"/>
          <table:table-cell office:value-type="boolean" office:boolean-value="false" table:formula="of:=[.E68]=[.G68]" table:style-name="ce6">
            <text:p>FALSE</text:p>
          </table:table-cell>
          <table:table-cell office:value-type="float" office:value="0" table:formula="of:=([.C68]-[.C67])*[bitcoin_futures.B72]" table:style-name="ce1">
            <text:p>0</text:p>
          </table:table-cell>
          <table:table-cell office:value-type="float" office:value="70357.5" table:formula="of:=[.C68]*[bitcoin_futures.B72]" table:style-name="ce5">
            <text:p>70357.5</text:p>
          </table:table-cell>
          <table:table-cell office:value-type="float" office:value="-1274.3999999999942" table:formula="of:=[.K68]-[.K67]-[.J68]" table:style-name="ce1">
            <text:p>-1274.4</text:p>
          </table:table-cell>
          <table:table-cell office:value-type="float" office:value="0" table:formula="of:=IF([.E68]=[.G68];[.E68]-([.E67] + [.N68]);0)*[.$M$5]/10000" table:style-name="ce11">
            <text:p>0.00</text:p>
          </table:table-cell>
          <table:table-cell office:value-type="float" office:value="1152.221378989002" table:formula="of:=-[Future_CF.Q68]+[.E67]*([bitcoin_futures.S72]/100/360)*[.$N$6]" table:style-name="ce11">
            <text:p>1152.22</text:p>
          </table:table-cell>
          <table:table-cell table:style-name="ce1"/>
          <table:table-cell office:value-type="float" office:value="101177.55428719599" table:formula="of:=[.K68]+[.E68]" table:style-name="ce5">
            <text:p>101177.5543</text:p>
          </table:table-cell>
          <table:table-cell office:value-type="float" office:value="-122.17862101099217" table:formula="of:=[.L68]+[.N68]-[.M68]" table:style-name="ce11">
            <text:p>-122.18</text:p>
          </table:table-cell>
          <table:table-cell office:value-type="float" office:value="1152.2213789890084" table:formula="of:=[.P68]-[.P67]-[.L68]" table:style-name="ce1">
            <text:p>1152.221379</text:p>
          </table:table-cell>
          <table:table-cell office:value-type="float" office:value="-1.2061100015111062E-3" table:formula="of:=[.Q68]/[.P67]" table:style-name="ce1">
            <text:p>-0.00120611</text:p>
          </table:table-cell>
          <table:table-cell office:value-type="float" office:value="-1.3558600015111061E-3" table:formula="of:=[.S68]-([bitcoin_futures.S72]/100/360)" table:style-name="ce1">
            <text:p>-0.00135586</text:p>
          </table:table-cell>
          <table:table-cell office:value-type="float" office:value="0.99879388999848895" table:formula="of:=1+[.S68]" table:style-name="ce1">
            <text:p>0.99879389</text:p>
          </table:table-cell>
          <table:table-cell office:value-type="float" office:value="0.99864413999848889" table:formula="of:=1+[.T68]" table:style-name="ce1">
            <text:p>0.99864414</text:p>
          </table:table-cell>
          <table:table-cell table:number-columns-repeated="16362"/>
        </table:table-row>
        <table:table-row table:style-name="ro1">
          <table:table-cell office:value-type="string" office:string-value="02.04.2024" table:formula="of:=[bitcoin_futures.A73]" table:style-name="ce1">
            <text:p>02.04.2024</text:p>
          </table:table-cell>
          <table:table-cell office:value-type="float" office:value="1757" table:formula="of:=ROUND([bitcoin_futures.D73]/[bitcoin_futures.B73]; 0)" table:style-name="ce1">
            <text:p>1757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4652.3602265355" table:formula="of:=IF([.E68] + [.N69]  &gt; [.F69]; [.E68]+[.N69]; [.F69]*2)" table:style-name="ce1">
            <text:p>34652.36023</text:p>
          </table:table-cell>
          <table:table-cell office:value-type="float" office:value="17595" table:formula="of:=[Future_Returns.S69]*[.F$4]" table:style-name="ce1">
            <text:p>17595</text:p>
          </table:table-cell>
          <table:table-cell office:value-type="float" office:value="35190" table:formula="of:=[.F69]*2" table:style-name="ce6">
            <text:p>35190</text:p>
          </table:table-cell>
          <table:table-cell table:style-name="ce6"/>
          <table:table-cell office:value-type="boolean" office:boolean-value="false" table:formula="of:=[.E69]=[.G69]" table:style-name="ce6">
            <text:p>FALSE</text:p>
          </table:table-cell>
          <table:table-cell office:value-type="float" office:value="0" table:formula="of:=([.C69]-[.C68])*[bitcoin_futures.B73]" table:style-name="ce1">
            <text:p>0</text:p>
          </table:table-cell>
          <table:table-cell office:value-type="float" office:value="66552" table:formula="of:=[.C69]*[bitcoin_futures.B73]" table:style-name="ce5">
            <text:p>66552</text:p>
          </table:table-cell>
          <table:table-cell office:value-type="float" office:value="-3805.5" table:formula="of:=[.K69]-[.K68]-[.J69]" table:style-name="ce1">
            <text:p>-3805.5</text:p>
          </table:table-cell>
          <table:table-cell office:value-type="float" office:value="0" table:formula="of:=IF([.E69]=[.G69];[.E69]-([.E68] + [.N69]);0)*[.$M$5]/10000" table:style-name="ce11">
            <text:p>0.00</text:p>
          </table:table-cell>
          <table:table-cell office:value-type="float" office:value="3832.3059393395156" table:formula="of:=-[Future_CF.Q69]+[.E68]*([bitcoin_futures.S73]/100/360)*[.$N$6]" table:style-name="ce11">
            <text:p>3832.31</text:p>
          </table:table-cell>
          <table:table-cell table:style-name="ce1"/>
          <table:table-cell office:value-type="float" office:value="101204.3602265355" table:formula="of:=[.K69]+[.E69]" table:style-name="ce5">
            <text:p>101204.3602</text:p>
          </table:table-cell>
          <table:table-cell office:value-type="float" office:value="26.805939339515589" table:formula="of:=[.L69]+[.N69]-[.M69]" table:style-name="ce11">
            <text:p>26.81</text:p>
          </table:table-cell>
          <table:table-cell office:value-type="float" office:value="3832.3059393395088" table:formula="of:=[.P69]-[.P68]-[.L69]" table:style-name="ce1">
            <text:p>3832.305939</text:p>
          </table:table-cell>
          <table:table-cell office:value-type="float" office:value="2.6493958594241173E-4" table:formula="of:=[.Q69]/[.P68]" table:style-name="ce1">
            <text:p>0.00026494</text:p>
          </table:table-cell>
          <table:table-cell office:value-type="float" office:value="1.1530069705352285E-4" table:formula="of:=[.S69]-([bitcoin_futures.S73]/100/360)" table:style-name="ce1">
            <text:p>0.000115301</text:p>
          </table:table-cell>
          <table:table-cell office:value-type="float" office:value="1.0002649395859424" table:formula="of:=1+[.S69]" table:style-name="ce1">
            <text:p>1.00026494</text:p>
          </table:table-cell>
          <table:table-cell office:value-type="float" office:value="1.0001153006970536" table:formula="of:=1+[.T69]" table:style-name="ce1">
            <text:p>1.000115301</text:p>
          </table:table-cell>
          <table:table-cell table:number-columns-repeated="16362"/>
        </table:table-row>
        <table:table-row table:style-name="ro1">
          <table:table-cell office:value-type="string" office:string-value="03.04.2024" table:formula="of:=[bitcoin_futures.A74]" table:style-name="ce1">
            <text:p>03.04.2024</text:p>
          </table:table-cell>
          <table:table-cell office:value-type="float" office:value="1755" table:formula="of:=ROUND([bitcoin_futures.D74]/[bitcoin_futures.B74]; 0)" table:style-name="ce1">
            <text:p>1755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4899.946640200185" table:formula="of:=IF([.E69] + [.N70]  &gt; [.F70]; [.E69]+[.N70]; [.F70]*2)" table:style-name="ce1">
            <text:p>34899.94664</text:p>
          </table:table-cell>
          <table:table-cell office:value-type="float" office:value="16637.5" table:formula="of:=[Future_Returns.S70]*[.F$4]" table:style-name="ce1">
            <text:p>16637.5</text:p>
          </table:table-cell>
          <table:table-cell office:value-type="float" office:value="33275" table:formula="of:=[.F70]*2" table:style-name="ce6">
            <text:p>33275</text:p>
          </table:table-cell>
          <table:table-cell table:style-name="ce6"/>
          <table:table-cell office:value-type="boolean" office:boolean-value="false" table:formula="of:=[.E70]=[.G70]" table:style-name="ce6">
            <text:p>FALSE</text:p>
          </table:table-cell>
          <table:table-cell office:value-type="float" office:value="0" table:formula="of:=([.C70]-[.C69])*[bitcoin_futures.B74]" table:style-name="ce1">
            <text:p>0</text:p>
          </table:table-cell>
          <table:table-cell office:value-type="float" office:value="66445.8" table:formula="of:=[.C70]*[bitcoin_futures.B74]" table:style-name="ce5">
            <text:p>66445.8</text:p>
          </table:table-cell>
          <table:table-cell office:value-type="float" office:value="-106.19999999999709" table:formula="of:=[.K70]-[.K69]-[.J70]" table:style-name="ce1">
            <text:p>-106.2</text:p>
          </table:table-cell>
          <table:table-cell office:value-type="float" office:value="0" table:formula="of:=IF([.E70]=[.G70];[.E70]-([.E69] + [.N70]);0)*[.$M$5]/10000" table:style-name="ce11">
            <text:p>0.00</text:p>
          </table:table-cell>
          <table:table-cell office:value-type="float" office:value="247.58641366468615" table:formula="of:=-[Future_CF.Q70]+[.E69]*([bitcoin_futures.S74]/100/360)*[.$N$6]" table:style-name="ce11">
            <text:p>247.59</text:p>
          </table:table-cell>
          <table:table-cell table:style-name="ce1"/>
          <table:table-cell office:value-type="float" office:value="101345.74664020019" table:formula="of:=[.K70]+[.E70]" table:style-name="ce5">
            <text:p>101345.7466</text:p>
          </table:table-cell>
          <table:table-cell office:value-type="float" office:value="141.38641366468906" table:formula="of:=[.L70]+[.N70]-[.M70]" table:style-name="ce11">
            <text:p>141.39</text:p>
          </table:table-cell>
          <table:table-cell office:value-type="float" office:value="247.5864136646851" table:formula="of:=[.P70]-[.P69]-[.L70]" table:style-name="ce1">
            <text:p>247.5864137</text:p>
          </table:table-cell>
          <table:table-cell office:value-type="float" office:value="1.3970387575022477E-3" table:formula="of:=[.Q70]/[.P69]" table:style-name="ce1">
            <text:p>0.001397039</text:p>
          </table:table-cell>
          <table:table-cell office:value-type="float" office:value="1.2477609797244701E-3" table:formula="of:=[.S70]-([bitcoin_futures.S74]/100/360)" table:style-name="ce1">
            <text:p>0.001247761</text:p>
          </table:table-cell>
          <table:table-cell office:value-type="float" office:value="1.0013970387575022" table:formula="of:=1+[.S70]" table:style-name="ce1">
            <text:p>1.001397039</text:p>
          </table:table-cell>
          <table:table-cell office:value-type="float" office:value="1.0012477609797246" table:formula="of:=1+[.T70]" table:style-name="ce1">
            <text:p>1.001247761</text:p>
          </table:table-cell>
          <table:table-cell table:number-columns-repeated="16362"/>
        </table:table-row>
        <table:table-row table:style-name="ro1">
          <table:table-cell office:value-type="string" office:string-value="04.04.2024" table:formula="of:=[bitcoin_futures.A75]" table:style-name="ce1">
            <text:p>04.04.2024</text:p>
          </table:table-cell>
          <table:table-cell office:value-type="float" office:value="1758" table:formula="of:=ROUND([bitcoin_futures.D75]/[bitcoin_futures.B75]; 0)" table:style-name="ce1">
            <text:p>1758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2367.545716781919" table:formula="of:=IF([.E70] + [.N71]  &gt; [.F71]; [.E70]+[.N71]; [.F71]*2)" table:style-name="ce1">
            <text:p>32367.54572</text:p>
          </table:table-cell>
          <table:table-cell office:value-type="float" office:value="16576.25" table:formula="of:=[Future_Returns.S71]*[.F$4]" table:style-name="ce1">
            <text:p>16576.25</text:p>
          </table:table-cell>
          <table:table-cell office:value-type="float" office:value="33152.5" table:formula="of:=[.F71]*2" table:style-name="ce6">
            <text:p>33152.5</text:p>
          </table:table-cell>
          <table:table-cell table:style-name="ce6"/>
          <table:table-cell office:value-type="boolean" office:boolean-value="false" table:formula="of:=[.E71]=[.G71]" table:style-name="ce6">
            <text:p>FALSE</text:p>
          </table:table-cell>
          <table:table-cell office:value-type="float" office:value="0" table:formula="of:=([.C71]-[.C70])*[bitcoin_futures.B75]" table:style-name="ce1">
            <text:p>0</text:p>
          </table:table-cell>
          <table:table-cell office:value-type="float" office:value="69171.599999999991" table:formula="of:=[.C71]*[bitcoin_futures.B75]" table:style-name="ce5">
            <text:p>69171.6</text:p>
          </table:table-cell>
          <table:table-cell office:value-type="float" office:value="2725.7999999999884" table:formula="of:=[.K71]-[.K70]-[.J71]" table:style-name="ce1">
            <text:p>2725.8</text:p>
          </table:table-cell>
          <table:table-cell office:value-type="float" office:value="0" table:formula="of:=IF([.E71]=[.G71];[.E71]-([.E70] + [.N71]);0)*[.$M$5]/10000" table:style-name="ce11">
            <text:p>0.00</text:p>
          </table:table-cell>
          <table:table-cell office:value-type="float" office:value="-2532.4009234182672" table:formula="of:=-[Future_CF.Q71]+[.E70]*([bitcoin_futures.S75]/100/360)*[.$N$6]" table:style-name="ce11">
            <text:p>-2532.40</text:p>
          </table:table-cell>
          <table:table-cell table:style-name="ce1"/>
          <table:table-cell office:value-type="float" office:value="101539.1457167819" table:formula="of:=[.K71]+[.E71]" table:style-name="ce5">
            <text:p>101539.1457</text:p>
          </table:table-cell>
          <table:table-cell office:value-type="float" office:value="193.39907658172115" table:formula="of:=[.L71]+[.N71]-[.M71]" table:style-name="ce11">
            <text:p>193.40</text:p>
          </table:table-cell>
          <table:table-cell office:value-type="float" office:value="-2532.400923418274" table:formula="of:=[.P71]-[.P70]-[.L71]" table:style-name="ce1">
            <text:p>-2532.400923</text:p>
          </table:table-cell>
          <table:table-cell office:value-type="float" office:value="1.9083097514524278E-3" table:formula="of:=[.Q71]/[.P70]" table:style-name="ce1">
            <text:p>0.00190831</text:p>
          </table:table-cell>
          <table:table-cell office:value-type="float" office:value="1.7593653070079834E-3" table:formula="of:=[.S71]-([bitcoin_futures.S75]/100/360)" table:style-name="ce1">
            <text:p>0.001759365</text:p>
          </table:table-cell>
          <table:table-cell office:value-type="float" office:value="1.0019083097514525" table:formula="of:=1+[.S71]" table:style-name="ce1">
            <text:p>1.00190831</text:p>
          </table:table-cell>
          <table:table-cell office:value-type="float" office:value="1.001759365307008" table:formula="of:=1+[.T71]" table:style-name="ce1">
            <text:p>1.001759365</text:p>
          </table:table-cell>
          <table:table-cell table:number-columns-repeated="16362"/>
        </table:table-row>
        <table:table-row table:style-name="ro1">
          <table:table-cell office:value-type="string" office:string-value="05.04.2024" table:formula="of:=[bitcoin_futures.A76]" table:style-name="ce1">
            <text:p>05.04.2024</text:p>
          </table:table-cell>
          <table:table-cell office:value-type="float" office:value="1765" table:formula="of:=ROUND([bitcoin_futures.D76]/[bitcoin_futures.B76]; 0)" table:style-name="ce1">
            <text:p>1765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3454.952603445359" table:formula="of:=IF([.E71] + [.N72]  &gt; [.F72]; [.E71]+[.N72]; [.F72]*2)" table:style-name="ce1">
            <text:p>33454.9526</text:p>
          </table:table-cell>
          <table:table-cell office:value-type="float" office:value="17210" table:formula="of:=[Future_Returns.S72]*[.F$4]" table:style-name="ce1">
            <text:p>17210</text:p>
          </table:table-cell>
          <table:table-cell office:value-type="float" office:value="34420" table:formula="of:=[.F72]*2" table:style-name="ce6">
            <text:p>34420</text:p>
          </table:table-cell>
          <table:table-cell table:style-name="ce6"/>
          <table:table-cell office:value-type="boolean" office:boolean-value="false" table:formula="of:=[.E72]=[.G72]" table:style-name="ce6">
            <text:p>FALSE</text:p>
          </table:table-cell>
          <table:table-cell office:value-type="float" office:value="0" table:formula="of:=([.C72]-[.C71])*[bitcoin_futures.B76]" table:style-name="ce1">
            <text:p>0</text:p>
          </table:table-cell>
          <table:table-cell office:value-type="float" office:value="67985.7" table:formula="of:=[.C72]*[bitcoin_futures.B76]" table:style-name="ce5">
            <text:p>67985.7</text:p>
          </table:table-cell>
          <table:table-cell office:value-type="float" office:value="-1185.8999999999942" table:formula="of:=[.K72]-[.K71]-[.J72]" table:style-name="ce1">
            <text:p>-1185.9</text:p>
          </table:table-cell>
          <table:table-cell office:value-type="float" office:value="0" table:formula="of:=IF([.E72]=[.G72];[.E72]-([.E71] + [.N72]);0)*[.$M$5]/10000" table:style-name="ce11">
            <text:p>0.00</text:p>
          </table:table-cell>
          <table:table-cell office:value-type="float" office:value="1087.4068866634395" table:formula="of:=-[Future_CF.Q72]+[.E71]*([bitcoin_futures.S76]/100/360)*[.$N$6]" table:style-name="ce11">
            <text:p>1087.41</text:p>
          </table:table-cell>
          <table:table-cell table:style-name="ce1"/>
          <table:table-cell office:value-type="float" office:value="101440.65260344536" table:formula="of:=[.K72]+[.E72]" table:style-name="ce5">
            <text:p>101440.6526</text:p>
          </table:table-cell>
          <table:table-cell office:value-type="float" office:value="-98.493113336554643" table:formula="of:=[.L72]+[.N72]-[.M72]" table:style-name="ce11">
            <text:p>-98.49</text:p>
          </table:table-cell>
          <table:table-cell office:value-type="float" office:value="1087.4068866634479" table:formula="of:=[.P72]-[.P71]-[.L72]" table:style-name="ce1">
            <text:p>1087.406887</text:p>
          </table:table-cell>
          <table:table-cell office:value-type="float" office:value="-9.7000139838950971E-4" table:formula="of:=[.Q72]/[.P71]" table:style-name="ce1">
            <text:p>-0.000970001</text:p>
          </table:table-cell>
          <table:table-cell office:value-type="float" office:value="-1.118723620611732E-3" table:formula="of:=[.S72]-([bitcoin_futures.S76]/100/360)" table:style-name="ce1">
            <text:p>-0.001118724</text:p>
          </table:table-cell>
          <table:table-cell office:value-type="float" office:value="0.99902999860161046" table:formula="of:=1+[.S72]" table:style-name="ce1">
            <text:p>0.999029999</text:p>
          </table:table-cell>
          <table:table-cell office:value-type="float" office:value="0.99888127637938828" table:formula="of:=1+[.T72]" table:style-name="ce1">
            <text:p>0.998881276</text:p>
          </table:table-cell>
          <table:table-cell table:number-columns-repeated="16362"/>
        </table:table-row>
        <table:table-row table:style-name="ro1">
          <table:table-cell office:value-type="string" office:string-value="08.04.2024" table:formula="of:=[bitcoin_futures.A77]" table:style-name="ce1">
            <text:p>08.04.2024</text:p>
          </table:table-cell>
          <table:table-cell office:value-type="float" office:value="1754" table:formula="of:=ROUND([bitcoin_futures.D77]/[bitcoin_futures.B77]; 0)" table:style-name="ce1">
            <text:p>1754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29102.451037891871" table:formula="of:=IF([.E72] + [.N73]  &gt; [.F73]; [.E72]+[.N73]; [.F73]*2)" table:style-name="ce1">
            <text:p>29102.45104</text:p>
          </table:table-cell>
          <table:table-cell office:value-type="float" office:value="16938.75" table:formula="of:=[Future_Returns.S73]*[.F$4]" table:style-name="ce1">
            <text:p>16938.75</text:p>
          </table:table-cell>
          <table:table-cell office:value-type="float" office:value="33877.5" table:formula="of:=[.F73]*2" table:style-name="ce6">
            <text:p>33877.5</text:p>
          </table:table-cell>
          <table:table-cell table:style-name="ce6"/>
          <table:table-cell office:value-type="boolean" office:boolean-value="false" table:formula="of:=[.E73]=[.G73]" table:style-name="ce6">
            <text:p>FALSE</text:p>
          </table:table-cell>
          <table:table-cell office:value-type="float" office:value="0" table:formula="of:=([.C73]-[.C72])*[bitcoin_futures.B77]" table:style-name="ce1">
            <text:p>0</text:p>
          </table:table-cell>
          <table:table-cell office:value-type="float" office:value="72481.5" table:formula="of:=[.C73]*[bitcoin_futures.B77]" table:style-name="ce5">
            <text:p>72481.5</text:p>
          </table:table-cell>
          <table:table-cell office:value-type="float" office:value="4495.8000000000029" table:formula="of:=[.K73]-[.K72]-[.J73]" table:style-name="ce1">
            <text:p>4495.8</text:p>
          </table:table-cell>
          <table:table-cell office:value-type="float" office:value="0" table:formula="of:=IF([.E73]=[.G73];[.E73]-([.E72] + [.N73]);0)*[.$M$5]/10000" table:style-name="ce11">
            <text:p>0.00</text:p>
          </table:table-cell>
          <table:table-cell office:value-type="float" office:value="-4352.5015655534899" table:formula="of:=-[Future_CF.Q73]+[.E72]*([bitcoin_futures.S77]/100/360)*[.$N$6]" table:style-name="ce11">
            <text:p>-4352.50</text:p>
          </table:table-cell>
          <table:table-cell table:style-name="ce1"/>
          <table:table-cell office:value-type="float" office:value="101583.95103789188" table:formula="of:=[.K73]+[.E73]" table:style-name="ce5">
            <text:p>101583.951</text:p>
          </table:table-cell>
          <table:table-cell office:value-type="float" office:value="143.29843444651306" table:formula="of:=[.L73]+[.N73]-[.M73]" table:style-name="ce11">
            <text:p>143.30</text:p>
          </table:table-cell>
          <table:table-cell office:value-type="float" office:value="-4352.5015655534808" table:formula="of:=[.P73]-[.P72]-[.L73]" table:style-name="ce1">
            <text:p>-4352.501566</text:p>
          </table:table-cell>
          <table:table-cell office:value-type="float" office:value="1.4126332073857936E-3" table:formula="of:=[.Q73]/[.P72]" table:style-name="ce1">
            <text:p>0.001412633</text:p>
          </table:table-cell>
          <table:table-cell office:value-type="float" office:value="1.2632720962746824E-3" table:formula="of:=[.S73]-([bitcoin_futures.S77]/100/360)" table:style-name="ce1">
            <text:p>0.001263272</text:p>
          </table:table-cell>
          <table:table-cell office:value-type="float" office:value="1.0014126332073858" table:formula="of:=1+[.S73]" table:style-name="ce1">
            <text:p>1.001412633</text:p>
          </table:table-cell>
          <table:table-cell office:value-type="float" office:value="1.0012632720962746" table:formula="of:=1+[.T73]" table:style-name="ce1">
            <text:p>1.001263272</text:p>
          </table:table-cell>
          <table:table-cell table:number-columns-repeated="16362"/>
        </table:table-row>
        <table:table-row table:style-name="ro1">
          <table:table-cell office:value-type="string" office:string-value="09.04.2024" table:formula="of:=[bitcoin_futures.A78]" table:style-name="ce1">
            <text:p>09.04.2024</text:p>
          </table:table-cell>
          <table:table-cell office:value-type="float" office:value="1751" table:formula="of:=ROUND([bitcoin_futures.D78]/[bitcoin_futures.B78]; 0)" table:style-name="ce1">
            <text:p>1751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1859.626446106955" table:formula="of:=IF([.E73] + [.N74]  &gt; [.F74]; [.E73]+[.N74]; [.F74]*2)" table:style-name="ce1">
            <text:p>31859.62645</text:p>
          </table:table-cell>
          <table:table-cell office:value-type="float" office:value="18027.5" table:formula="of:=[Future_Returns.S74]*[.F$4]" table:style-name="ce1">
            <text:p>18027.5</text:p>
          </table:table-cell>
          <table:table-cell office:value-type="float" office:value="36055" table:formula="of:=[.F74]*2" table:style-name="ce6">
            <text:p>36055</text:p>
          </table:table-cell>
          <table:table-cell table:style-name="ce6"/>
          <table:table-cell office:value-type="boolean" office:boolean-value="false" table:formula="of:=[.E74]=[.G74]" table:style-name="ce6">
            <text:p>FALSE</text:p>
          </table:table-cell>
          <table:table-cell office:value-type="float" office:value="0" table:formula="of:=([.C74]-[.C73])*[bitcoin_futures.B78]" table:style-name="ce1">
            <text:p>0</text:p>
          </table:table-cell>
          <table:table-cell office:value-type="float" office:value="69614.099999999991" table:formula="of:=[.C74]*[bitcoin_futures.B78]" table:style-name="ce5">
            <text:p>69614.1</text:p>
          </table:table-cell>
          <table:table-cell office:value-type="float" office:value="-2867.4000000000087" table:formula="of:=[.K74]-[.K73]-[.J74]" table:style-name="ce1">
            <text:p>-2867.4</text:p>
          </table:table-cell>
          <table:table-cell office:value-type="float" office:value="0" table:formula="of:=IF([.E74]=[.G74];[.E74]-([.E73] + [.N74]);0)*[.$M$5]/10000" table:style-name="ce11">
            <text:p>0.00</text:p>
          </table:table-cell>
          <table:table-cell office:value-type="float" office:value="2757.1754082150824" table:formula="of:=-[Future_CF.Q74]+[.E73]*([bitcoin_futures.S78]/100/360)*[.$N$6]" table:style-name="ce11">
            <text:p>2757.18</text:p>
          </table:table-cell>
          <table:table-cell table:style-name="ce1"/>
          <table:table-cell office:value-type="float" office:value="101473.72644610694" table:formula="of:=[.K74]+[.E74]" table:style-name="ce5">
            <text:p>101473.7264</text:p>
          </table:table-cell>
          <table:table-cell office:value-type="float" office:value="-110.22459178492636" table:formula="of:=[.L74]+[.N74]-[.M74]" table:style-name="ce11">
            <text:p>-110.22</text:p>
          </table:table-cell>
          <table:table-cell office:value-type="float" office:value="2757.1754082150728" table:formula="of:=[.P74]-[.P73]-[.L74]" table:style-name="ce1">
            <text:p>2757.175408</text:p>
          </table:table-cell>
          <table:table-cell office:value-type="float" office:value="-1.0850591127707903E-3" table:formula="of:=[.Q74]/[.P73]" table:style-name="ce1">
            <text:p>-0.001085059</text:p>
          </table:table-cell>
          <table:table-cell office:value-type="float" office:value="-1.2345591127707902E-3" table:formula="of:=[.S74]-([bitcoin_futures.S78]/100/360)" table:style-name="ce1">
            <text:p>-0.001234559</text:p>
          </table:table-cell>
          <table:table-cell office:value-type="float" office:value="0.99891494088722921" table:formula="of:=1+[.S74]" table:style-name="ce1">
            <text:p>0.998914941</text:p>
          </table:table-cell>
          <table:table-cell office:value-type="float" office:value="0.99876544088722918" table:formula="of:=1+[.T74]" table:style-name="ce1">
            <text:p>0.998765441</text:p>
          </table:table-cell>
          <table:table-cell table:number-columns-repeated="16362"/>
        </table:table-row>
        <table:table-row table:style-name="ro1">
          <table:table-cell office:value-type="string" office:string-value="10.04.2024" table:formula="of:=[bitcoin_futures.A79]" table:style-name="ce1">
            <text:p>10.04.2024</text:p>
          </table:table-cell>
          <table:table-cell office:value-type="float" office:value="1739" table:formula="of:=ROUND([bitcoin_futures.D79]/[bitcoin_futures.B79]; 0)" table:style-name="ce1">
            <text:p>1739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0807.011050647485" table:formula="of:=IF([.E74] + [.N75]  &gt; [.F75]; [.E74]+[.N75]; [.F75]*2)" table:style-name="ce1">
            <text:p>30807.01105</text:p>
          </table:table-cell>
          <table:table-cell office:value-type="float" office:value="17338.75" table:formula="of:=[Future_Returns.S75]*[.F$4]" table:style-name="ce1">
            <text:p>17338.75</text:p>
          </table:table-cell>
          <table:table-cell office:value-type="float" office:value="34677.5" table:formula="of:=[.F75]*2" table:style-name="ce6">
            <text:p>34677.5</text:p>
          </table:table-cell>
          <table:table-cell table:style-name="ce6"/>
          <table:table-cell office:value-type="boolean" office:boolean-value="false" table:formula="of:=[.E75]=[.G75]" table:style-name="ce6">
            <text:p>FALSE</text:p>
          </table:table-cell>
          <table:table-cell office:value-type="float" office:value="0" table:formula="of:=([.C75]-[.C74])*[bitcoin_futures.B79]" table:style-name="ce1">
            <text:p>0</text:p>
          </table:table-cell>
          <table:table-cell office:value-type="float" office:value="70800" table:formula="of:=[.C75]*[bitcoin_futures.B79]" table:style-name="ce5">
            <text:p>70800</text:p>
          </table:table-cell>
          <table:table-cell office:value-type="float" office:value="1185.9000000000087" table:formula="of:=[.K75]-[.K74]-[.J75]" table:style-name="ce1">
            <text:p>1185.9</text:p>
          </table:table-cell>
          <table:table-cell office:value-type="float" office:value="0" table:formula="of:=IF([.E75]=[.G75];[.E75]-([.E74] + [.N75]);0)*[.$M$5]/10000" table:style-name="ce11">
            <text:p>0.00</text:p>
          </table:table-cell>
          <table:table-cell office:value-type="float" office:value="-1052.6153954594713" table:formula="of:=-[Future_CF.Q75]+[.E74]*([bitcoin_futures.S79]/100/360)*[.$N$6]" table:style-name="ce11">
            <text:p>-1052.62</text:p>
          </table:table-cell>
          <table:table-cell table:style-name="ce1"/>
          <table:table-cell office:value-type="float" office:value="101607.01105064749" table:formula="of:=[.K75]+[.E75]" table:style-name="ce5">
            <text:p>101607.0111</text:p>
          </table:table-cell>
          <table:table-cell office:value-type="float" office:value="133.28460454053743" table:formula="of:=[.L75]+[.N75]-[.M75]" table:style-name="ce11">
            <text:p>133.28</text:p>
          </table:table-cell>
          <table:table-cell office:value-type="float" office:value="-1052.6153954594629" table:formula="of:=[.P75]-[.P74]-[.L75]" table:style-name="ce1">
            <text:p>-1052.615395</text:p>
          </table:table-cell>
          <table:table-cell office:value-type="float" office:value="1.3134888133957054E-3" table:formula="of:=[.Q75]/[.P74]" table:style-name="ce1">
            <text:p>0.001313489</text:p>
          </table:table-cell>
          <table:table-cell office:value-type="float" office:value="1.1637943689512609E-3" table:formula="of:=[.S75]-([bitcoin_futures.S79]/100/360)" table:style-name="ce1">
            <text:p>0.001163794</text:p>
          </table:table-cell>
          <table:table-cell office:value-type="float" office:value="1.0013134888133957" table:formula="of:=1+[.S75]" table:style-name="ce1">
            <text:p>1.001313489</text:p>
          </table:table-cell>
          <table:table-cell office:value-type="float" office:value="1.0011637943689513" table:formula="of:=1+[.T75]" table:style-name="ce1">
            <text:p>1.001163794</text:p>
          </table:table-cell>
          <table:table-cell table:number-columns-repeated="16362"/>
        </table:table-row>
        <table:table-row table:style-name="ro1">
          <table:table-cell office:value-type="string" office:string-value="11.04.2024" table:formula="of:=[bitcoin_futures.A80]" table:style-name="ce1">
            <text:p>11.04.2024</text:p>
          </table:table-cell>
          <table:table-cell office:value-type="float" office:value="1749" table:formula="of:=ROUND([bitcoin_futures.D80]/[bitcoin_futures.B80]; 0)" table:style-name="ce1">
            <text:p>1749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0419.315586224133" table:formula="of:=IF([.E75] + [.N76]  &gt; [.F76]; [.E75]+[.N76]; [.F76]*2)" table:style-name="ce1">
            <text:p>30419.31559</text:p>
          </table:table-cell>
          <table:table-cell office:value-type="float" office:value="17602.5" table:formula="of:=[Future_Returns.S76]*[.F$4]" table:style-name="ce1">
            <text:p>17602.5</text:p>
          </table:table-cell>
          <table:table-cell office:value-type="float" office:value="35205" table:formula="of:=[.F76]*2" table:style-name="ce6">
            <text:p>35205</text:p>
          </table:table-cell>
          <table:table-cell table:style-name="ce6"/>
          <table:table-cell office:value-type="boolean" office:boolean-value="false" table:formula="of:=[.E76]=[.G76]" table:style-name="ce6">
            <text:p>FALSE</text:p>
          </table:table-cell>
          <table:table-cell office:value-type="float" office:value="0" table:formula="of:=([.C76]-[.C75])*[bitcoin_futures.B80]" table:style-name="ce1">
            <text:p>0</text:p>
          </table:table-cell>
          <table:table-cell office:value-type="float" office:value="71100.900000000009" table:formula="of:=[.C76]*[bitcoin_futures.B80]" table:style-name="ce5">
            <text:p>71100.9</text:p>
          </table:table-cell>
          <table:table-cell office:value-type="float" office:value="300.90000000000873" table:formula="of:=[.K76]-[.K75]-[.J76]" table:style-name="ce1">
            <text:p>300.9</text:p>
          </table:table-cell>
          <table:table-cell office:value-type="float" office:value="0" table:formula="of:=IF([.E76]=[.G76];[.E76]-([.E75] + [.N76]);0)*[.$M$5]/10000" table:style-name="ce11">
            <text:p>0.00</text:p>
          </table:table-cell>
          <table:table-cell office:value-type="float" office:value="-387.69546442335019" table:formula="of:=-[Future_CF.Q76]+[.E75]*([bitcoin_futures.S80]/100/360)*[.$N$6]" table:style-name="ce11">
            <text:p>-387.70</text:p>
          </table:table-cell>
          <table:table-cell table:style-name="ce1"/>
          <table:table-cell office:value-type="float" office:value="101520.21558622413" table:formula="of:=[.K76]+[.E76]" table:style-name="ce5">
            <text:p>101520.2156</text:p>
          </table:table-cell>
          <table:table-cell office:value-type="float" office:value="-86.795464423341457" table:formula="of:=[.L76]+[.N76]-[.M76]" table:style-name="ce11">
            <text:p>-86.80</text:p>
          </table:table-cell>
          <table:table-cell office:value-type="float" office:value="-387.69546442336286" table:formula="of:=[.P76]-[.P75]-[.L76]" table:style-name="ce1">
            <text:p>-387.6954644</text:p>
          </table:table-cell>
          <table:table-cell office:value-type="float" office:value="-8.5422712001711175E-4" table:formula="of:=[.Q76]/[.P75]" table:style-name="ce1">
            <text:p>-0.000854227</text:p>
          </table:table-cell>
          <table:table-cell office:value-type="float" office:value="-1.0038382311282228E-3" table:formula="of:=[.S76]-([bitcoin_futures.S80]/100/360)" table:style-name="ce1">
            <text:p>-0.001003838</text:p>
          </table:table-cell>
          <table:table-cell office:value-type="float" office:value="0.99914577287998285" table:formula="of:=1+[.S76]" table:style-name="ce1">
            <text:p>0.999145773</text:p>
          </table:table-cell>
          <table:table-cell office:value-type="float" office:value="0.99899616176887174" table:formula="of:=1+[.T76]" table:style-name="ce1">
            <text:p>0.998996162</text:p>
          </table:table-cell>
          <table:table-cell table:number-columns-repeated="16362"/>
        </table:table-row>
        <table:table-row table:style-name="ro1">
          <table:table-cell office:value-type="string" office:string-value="12.04.2024" table:formula="of:=[bitcoin_futures.A81]" table:style-name="ce1">
            <text:p>12.04.2024</text:p>
          </table:table-cell>
          <table:table-cell office:value-type="float" office:value="1752" table:formula="of:=ROUND([bitcoin_futures.D81]/[bitcoin_futures.B81]; 0)" table:style-name="ce1">
            <text:p>1752</text:p>
          </table:table-cell>
          <table:table-cell office:value-type="float" office:value="1770" table:formula="of:=[.C$57]" table:style-name="ce1">
            <text:p>1770</text:p>
          </table:table-cell>
          <table:table-cell office:value-type="float" office:value="69720.3" table:formula="of:=[.D$57]" table:style-name="ce1">
            <text:p>69720.3</text:p>
          </table:table-cell>
          <table:table-cell office:value-type="float" office:value="34051.58689512124" table:formula="of:=IF([.E76] + [.N77]  &gt; [.F77]; [.E76]+[.N77]; [.F77]*2)" table:style-name="ce1">
            <text:p>34051.5869</text:p>
          </table:table-cell>
          <table:table-cell office:value-type="float" office:value="17700" table:formula="of:=[Future_Returns.S77]*[.F$4]" table:style-name="ce1">
            <text:p>17700</text:p>
          </table:table-cell>
          <table:table-cell office:value-type="float" office:value="35400" table:formula="of:=[.F77]*2" table:style-name="ce6">
            <text:p>35400</text:p>
          </table:table-cell>
          <table:table-cell table:style-name="ce6"/>
          <table:table-cell office:value-type="boolean" office:boolean-value="false" table:formula="of:=[.E77]=[.G77]" table:style-name="ce6">
            <text:p>FALSE</text:p>
          </table:table-cell>
          <table:table-cell office:value-type="float" office:value="0" table:formula="of:=([.C77]-[.C76])*[bitcoin_futures.B81]" table:style-name="ce1">
            <text:p>0</text:p>
          </table:table-cell>
          <table:table-cell office:value-type="float" office:value="67507.8" table:formula="of:=[.C77]*[bitcoin_futures.B81]" table:style-name="ce5">
            <text:p>67507.8</text:p>
          </table:table-cell>
          <table:table-cell office:value-type="float" office:value="-3593.1000000000058" table:formula="of:=[.K77]-[.K76]-[.J77]" table:style-name="ce1">
            <text:p>-3593.1</text:p>
          </table:table-cell>
          <table:table-cell office:value-type="float" office:value="0" table:formula="of:=IF([.E77]=[.G77];[.E77]-([.E76] + [.N77]);0)*[.$M$5]/10000" table:style-name="ce11">
            <text:p>0.00</text:p>
          </table:table-cell>
          <table:table-cell office:value-type="float" office:value="3632.2713088971045" table:formula="of:=-[Future_CF.Q77]+[.E76]*([bitcoin_futures.S81]/100/360)*[.$N$6]" table:style-name="ce11">
            <text:p>3632.27</text:p>
          </table:table-cell>
          <table:table-cell table:style-name="ce1"/>
          <table:table-cell office:value-type="float" office:value="101559.38689512125" table:formula="of:=[.K77]+[.E77]" table:style-name="ce5">
            <text:p>101559.3869</text:p>
          </table:table-cell>
          <table:table-cell office:value-type="float" office:value="39.171308897098697" table:formula="of:=[.L77]+[.N77]-[.M77]" table:style-name="ce11">
            <text:p>39.17</text:p>
          </table:table-cell>
          <table:table-cell office:value-type="float" office:value="3632.2713088971213" table:formula="of:=[.P77]-[.P76]-[.L77]" table:style-name="ce1">
            <text:p>3632.271309</text:p>
          </table:table-cell>
          <table:table-cell office:value-type="float" office:value="3.8584737700669424E-4" table:formula="of:=[.Q77]/[.P76]" table:style-name="ce1">
            <text:p>0.000385847</text:p>
          </table:table-cell>
          <table:table-cell office:value-type="float" office:value="2.3651404367336089E-4" table:formula="of:=[.S77]-([bitcoin_futures.S81]/100/360)" table:style-name="ce1">
            <text:p>0.000236514</text:p>
          </table:table-cell>
          <table:table-cell office:value-type="float" office:value="1.0003858473770066" table:formula="of:=1+[.S77]" table:style-name="ce1">
            <text:p>1.000385847</text:p>
          </table:table-cell>
          <table:table-cell office:value-type="float" office:value="1.0002365140436733" table:formula="of:=1+[.T77]" table:style-name="ce1">
            <text:p>1.000236514</text:p>
          </table:table-cell>
          <table:table-cell table:number-columns-repeated="16362"/>
        </table:table-row>
        <table:table-row table:style-name="ro1">
          <table:table-cell office:value-type="string" office:string-value="15.04.2024" table:formula="of:=[bitcoin_futures.A82]" table:style-name="ce6">
            <text:p>15.04.2024</text:p>
          </table:table-cell>
          <table:table-cell office:value-type="float" office:value="1751" table:formula="of:=ROUND([bitcoin_futures.D82]/[bitcoin_futures.B82]; 0)" table:style-name="ce1">
            <text:p>1751</text:p>
          </table:table-cell>
          <table:table-cell office:value-type="float" office:value="1751" table:formula="of:=[.B78]" table:style-name="ce6">
            <text:p>1751</text:p>
          </table:table-cell>
          <table:table-cell office:value-type="float" office:value="63176.079999999994" table:formula="of:=[.B78]*[bitcoin_futures.B82]" table:style-name="ce6">
            <text:p>63176.08</text:p>
          </table:table-cell>
          <table:table-cell office:value-type="float" office:value="37664.137453567426" table:formula="of:=IF([.E77] + [.N78]  &gt; [.F78]; [.E77]+[.N78]; [.F78]*2)" table:style-name="ce1">
            <text:p>37664.13745</text:p>
          </table:table-cell>
          <table:table-cell office:value-type="float" office:value="16991.25" table:formula="of:=[Future_Returns.S78]*[.F$4]" table:style-name="ce1">
            <text:p>16991.25</text:p>
          </table:table-cell>
          <table:table-cell office:value-type="float" office:value="33982.5" table:formula="of:=[.F78]*2" table:style-name="ce6">
            <text:p>33982.5</text:p>
          </table:table-cell>
          <table:table-cell table:style-name="ce6"/>
          <table:table-cell office:value-type="boolean" office:boolean-value="false" table:formula="of:=[.E78]=[.G78]" table:style-name="ce6">
            <text:p>FALSE</text:p>
          </table:table-cell>
          <table:table-cell office:value-type="float" office:value="-685.52" table:formula="of:=([.C78]-[.C77])*[bitcoin_futures.B82]" table:style-name="ce1">
            <text:p>-685.52</text:p>
          </table:table-cell>
          <table:table-cell office:value-type="float" office:value="63176.079999999994" table:formula="of:=[.C78]*[bitcoin_futures.B82]" table:style-name="ce5">
            <text:p>63176.08</text:p>
          </table:table-cell>
          <table:table-cell office:value-type="float" office:value="-3646.2000000000085" table:formula="of:=[.K78]-[.K77]-[.J78]" table:style-name="ce1">
            <text:p>-3646.2</text:p>
          </table:table-cell>
          <table:table-cell office:value-type="float" office:value="0" table:formula="of:=IF([.E78]=[.G78];[.E78]-([.E77] + [.N78]);0)*[.$M$5]/10000" table:style-name="ce11">
            <text:p>0.00</text:p>
          </table:table-cell>
          <table:table-cell office:value-type="float" office:value="3612.5505584461857" table:formula="of:=-[Future_CF.Q78]+[.E77]*([bitcoin_futures.S82]/100/360)*[.$N$6]" table:style-name="ce11">
            <text:p>3612.55</text:p>
          </table:table-cell>
          <table:table-cell table:style-name="ce6"/>
          <table:table-cell office:value-type="float" office:value="100840.21745356743" table:formula="of:=[.K78]+[.E78]" table:style-name="ce5">
            <text:p>100840.2175</text:p>
          </table:table-cell>
          <table:table-cell office:value-type="float" office:value="-33.649441553822726" table:formula="of:=[.L78]+[.N78]-[.M78]" table:style-name="ce11">
            <text:p>-33.65</text:p>
          </table:table-cell>
          <table:table-cell office:value-type="float" office:value="2927.0305584461862" table:formula="of:=[.P78]-[.P77]-[.L78]" table:style-name="ce1">
            <text:p>2927.030558</text:p>
          </table:table-cell>
          <table:table-cell office:value-type="float" office:value="-3.313277342701169E-4" table:formula="of:=[.Q78]/[.P77]" table:style-name="ce1">
            <text:p>-0.000331328</text:p>
          </table:table-cell>
          <table:table-cell office:value-type="float" office:value="-4.8113328982567248E-4" table:formula="of:=[.S78]-([bitcoin_futures.S82]/100/360)" table:style-name="ce1">
            <text:p>-0.000481133</text:p>
          </table:table-cell>
          <table:table-cell office:value-type="float" office:value="0.99966867226572986" table:formula="of:=1+[.S78]" table:style-name="ce1">
            <text:p>0.999668672</text:p>
          </table:table-cell>
          <table:table-cell office:value-type="float" office:value="0.99951886671017431" table:formula="of:=1+[.T78]" table:style-name="ce1">
            <text:p>0.999518867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04.2024" table:formula="of:=[bitcoin_futures.A83]" table:style-name="ce1">
            <text:p>16.04.2024</text:p>
          </table:table-cell>
          <table:table-cell office:value-type="float" office:value="1759" table:formula="of:=ROUND([bitcoin_futures.D83]/[bitcoin_futures.B83]; 0)" table:style-name="ce1">
            <text:p>1759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8321.958602085302" table:formula="of:=IF([.E78] + [.N79]  &gt; [.F79]; [.E78]+[.N79]; [.F79]*2)" table:style-name="ce1">
            <text:p>38321.9586</text:p>
          </table:table-cell>
          <table:table-cell office:value-type="float" office:value="16085" table:formula="of:=[Future_Returns.S79]*[.F$4]" table:style-name="ce1">
            <text:p>16085</text:p>
          </table:table-cell>
          <table:table-cell office:value-type="float" office:value="32170" table:formula="of:=[.F79]*2" table:style-name="ce6">
            <text:p>32170</text:p>
          </table:table-cell>
          <table:table-cell table:style-name="ce6"/>
          <table:table-cell office:value-type="boolean" office:boolean-value="false" table:formula="of:=[.E79]=[.G79]" table:style-name="ce6">
            <text:p>FALSE</text:p>
          </table:table-cell>
          <table:table-cell office:value-type="float" office:value="0" table:formula="of:=([.C79]-[.C78])*[bitcoin_futures.B83]" table:style-name="ce1">
            <text:p>0</text:p>
          </table:table-cell>
          <table:table-cell office:value-type="float" office:value="62598.25" table:formula="of:=[.C79]*[bitcoin_futures.B83]" table:style-name="ce5">
            <text:p>62598.25</text:p>
          </table:table-cell>
          <table:table-cell office:value-type="float" office:value="-577.82999999999447" table:formula="of:=[.K79]-[.K78]-[.J79]" table:style-name="ce1">
            <text:p>-577.83</text:p>
          </table:table-cell>
          <table:table-cell office:value-type="float" office:value="0" table:formula="of:=IF([.E79]=[.G79];[.E79]-([.E78] + [.N79]);0)*[.$M$5]/10000" table:style-name="ce11">
            <text:p>0.00</text:p>
          </table:table-cell>
          <table:table-cell office:value-type="float" office:value="657.82114851787628" table:formula="of:=-[Future_CF.Q79]+[.E78]*([bitcoin_futures.S83]/100/360)*[.$N$6]" table:style-name="ce11">
            <text:p>657.82</text:p>
          </table:table-cell>
          <table:table-cell table:style-name="ce1"/>
          <table:table-cell office:value-type="float" office:value="100920.2086020853" table:formula="of:=[.K79]+[.E79]" table:style-name="ce5">
            <text:p>100920.2086</text:p>
          </table:table-cell>
          <table:table-cell office:value-type="float" office:value="79.991148517881811" table:formula="of:=[.L79]+[.N79]-[.M79]" table:style-name="ce11">
            <text:p>79.99</text:p>
          </table:table-cell>
          <table:table-cell office:value-type="float" office:value="657.82114851786901" table:formula="of:=[.P79]-[.P78]-[.L79]" table:style-name="ce1">
            <text:p>657.8211485</text:p>
          </table:table-cell>
          <table:table-cell office:value-type="float" office:value="7.9324648972235994E-4" table:formula="of:=[.Q79]/[.P78]" table:style-name="ce1">
            <text:p>0.000793246</text:p>
          </table:table-cell>
          <table:table-cell office:value-type="float" office:value="6.4344093416680436E-4" table:formula="of:=[.S79]-([bitcoin_futures.S83]/100/360)" table:style-name="ce1">
            <text:p>0.000643441</text:p>
          </table:table-cell>
          <table:table-cell office:value-type="float" office:value="1.0007932464897225" table:formula="of:=1+[.S79]" table:style-name="ce1">
            <text:p>1.000793246</text:p>
          </table:table-cell>
          <table:table-cell office:value-type="float" office:value="1.0006434409341669" table:formula="of:=1+[.T79]" table:style-name="ce1">
            <text:p>1.000643441</text:p>
          </table:table-cell>
          <table:table-cell table:number-columns-repeated="16362"/>
        </table:table-row>
        <table:table-row table:style-name="ro1">
          <table:table-cell office:value-type="string" office:string-value="17.04.2024" table:formula="of:=[bitcoin_futures.A84]" table:style-name="ce1">
            <text:p>17.04.2024</text:p>
          </table:table-cell>
          <table:table-cell office:value-type="float" office:value="1757" table:formula="of:=ROUND([bitcoin_futures.D84]/[bitcoin_futures.B84]; 0)" table:style-name="ce1">
            <text:p>1757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40164.829555483906" table:formula="of:=IF([.E79] + [.N80]  &gt; [.F80]; [.E79]+[.N80]; [.F80]*2)" table:style-name="ce1">
            <text:p>40164.82956</text:p>
          </table:table-cell>
          <table:table-cell office:value-type="float" office:value="15921.25" table:formula="of:=[Future_Returns.S80]*[.F$4]" table:style-name="ce1">
            <text:p>15921.25</text:p>
          </table:table-cell>
          <table:table-cell office:value-type="float" office:value="31842.5" table:formula="of:=[.F80]*2" table:style-name="ce6">
            <text:p>31842.5</text:p>
          </table:table-cell>
          <table:table-cell table:style-name="ce6"/>
          <table:table-cell office:value-type="boolean" office:boolean-value="false" table:formula="of:=[.E80]=[.G80]" table:style-name="ce6">
            <text:p>FALSE</text:p>
          </table:table-cell>
          <table:table-cell office:value-type="float" office:value="0" table:formula="of:=([.C80]-[.C79])*[bitcoin_futures.B84]" table:style-name="ce1">
            <text:p>0</text:p>
          </table:table-cell>
          <table:table-cell office:value-type="float" office:value="60864.759999999995" table:formula="of:=[.C80]*[bitcoin_futures.B84]" table:style-name="ce5">
            <text:p>60864.76</text:p>
          </table:table-cell>
          <table:table-cell office:value-type="float" office:value="-1733.4900000000052" table:formula="of:=[.K80]-[.K79]-[.J80]" table:style-name="ce1">
            <text:p>-1733.49</text:p>
          </table:table-cell>
          <table:table-cell office:value-type="float" office:value="0" table:formula="of:=IF([.E80]=[.G80];[.E80]-([.E79] + [.N80]);0)*[.$M$5]/10000" table:style-name="ce11">
            <text:p>0.00</text:p>
          </table:table-cell>
          <table:table-cell office:value-type="float" office:value="1842.8709533986062" table:formula="of:=-[Future_CF.Q80]+[.E79]*([bitcoin_futures.S84]/100/360)*[.$N$6]" table:style-name="ce11">
            <text:p>1842.87</text:p>
          </table:table-cell>
          <table:table-cell table:style-name="ce1"/>
          <table:table-cell office:value-type="float" office:value="101029.58955548389" table:formula="of:=[.K80]+[.E80]" table:style-name="ce5">
            <text:p>101029.5896</text:p>
          </table:table-cell>
          <table:table-cell office:value-type="float" office:value="109.38095339860092" table:formula="of:=[.L80]+[.N80]-[.M80]" table:style-name="ce11">
            <text:p>109.38</text:p>
          </table:table-cell>
          <table:table-cell office:value-type="float" office:value="1842.8709533985966" table:formula="of:=[.P80]-[.P79]-[.L80]" table:style-name="ce1">
            <text:p>1842.870953</text:p>
          </table:table-cell>
          <table:table-cell office:value-type="float" office:value="1.0838359820467196E-3" table:formula="of:=[.Q80]/[.P79]" table:style-name="ce1">
            <text:p>0.001083836</text:p>
          </table:table-cell>
          <table:table-cell office:value-type="float" office:value="9.3400264871338625E-4" table:formula="of:=[.S80]-([bitcoin_futures.S84]/100/360)" table:style-name="ce1">
            <text:p>0.000934003</text:p>
          </table:table-cell>
          <table:table-cell office:value-type="float" office:value="1.0010838359820466" table:formula="of:=1+[.S80]" table:style-name="ce1">
            <text:p>1.001083836</text:p>
          </table:table-cell>
          <table:table-cell office:value-type="float" office:value="1.0009340026487135" table:formula="of:=1+[.T80]" table:style-name="ce1">
            <text:p>1.000934003</text:p>
          </table:table-cell>
          <table:table-cell table:number-columns-repeated="16362"/>
        </table:table-row>
        <table:table-row table:style-name="ro1">
          <table:table-cell office:value-type="string" office:string-value="18.04.2024" table:formula="of:=[bitcoin_futures.A85]" table:style-name="ce1">
            <text:p>18.04.2024</text:p>
          </table:table-cell>
          <table:table-cell office:value-type="float" office:value="1750" table:formula="of:=ROUND([bitcoin_futures.D85]/[bitcoin_futures.B85]; 0)" table:style-name="ce1">
            <text:p>1750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7647.838012786582" table:formula="of:=IF([.E80] + [.N81]  &gt; [.F81]; [.E80]+[.N81]; [.F81]*2)" table:style-name="ce1">
            <text:p>37647.83801</text:p>
          </table:table-cell>
          <table:table-cell office:value-type="float" office:value="15461.25" table:formula="of:=[Future_Returns.S81]*[.F$4]" table:style-name="ce1">
            <text:p>15461.25</text:p>
          </table:table-cell>
          <table:table-cell office:value-type="float" office:value="30922.5" table:formula="of:=[.F81]*2" table:style-name="ce6">
            <text:p>30922.5</text:p>
          </table:table-cell>
          <table:table-cell table:style-name="ce6"/>
          <table:table-cell office:value-type="boolean" office:boolean-value="false" table:formula="of:=[.E81]=[.G81]" table:style-name="ce6">
            <text:p>FALSE</text:p>
          </table:table-cell>
          <table:table-cell office:value-type="float" office:value="0" table:formula="of:=([.C81]-[.C80])*[bitcoin_futures.B85]" table:style-name="ce1">
            <text:p>0</text:p>
          </table:table-cell>
          <table:table-cell office:value-type="float" office:value="63403.71" table:formula="of:=[.C81]*[bitcoin_futures.B85]" table:style-name="ce5">
            <text:p>63403.71</text:p>
          </table:table-cell>
          <table:table-cell office:value-type="float" office:value="2538.9500000000044" table:formula="of:=[.K81]-[.K80]-[.J81]" table:style-name="ce1">
            <text:p>2538.95</text:p>
          </table:table-cell>
          <table:table-cell office:value-type="float" office:value="0" table:formula="of:=IF([.E81]=[.G81];[.E81]-([.E80] + [.N81]);0)*[.$M$5]/10000" table:style-name="ce11">
            <text:p>0.00</text:p>
          </table:table-cell>
          <table:table-cell office:value-type="float" office:value="-2516.9915426973234" table:formula="of:=-[Future_CF.Q81]+[.E80]*([bitcoin_futures.S85]/100/360)*[.$N$6]" table:style-name="ce11">
            <text:p>-2516.99</text:p>
          </table:table-cell>
          <table:table-cell table:style-name="ce1"/>
          <table:table-cell office:value-type="float" office:value="101051.54801278657" table:formula="of:=[.K81]+[.E81]" table:style-name="ce5">
            <text:p>101051.548</text:p>
          </table:table-cell>
          <table:table-cell office:value-type="float" office:value="21.958457302680927" table:formula="of:=[.L81]+[.N81]-[.M81]" table:style-name="ce11">
            <text:p>21.96</text:p>
          </table:table-cell>
          <table:table-cell office:value-type="float" office:value="-2516.9915426973239" table:formula="of:=[.P81]-[.P80]-[.L81]" table:style-name="ce1">
            <text:p>-2516.991543</text:p>
          </table:table-cell>
          <table:table-cell office:value-type="float" office:value="2.17346793145405E-4" table:formula="of:=[.Q81]/[.P80]" table:style-name="ce1">
            <text:p>0.000217347</text:p>
          </table:table-cell>
          <table:table-cell office:value-type="float" office:value="6.7541237589849442E-5" table:formula="of:=[.S81]-([bitcoin_futures.S85]/100/360)" table:style-name="ce1">
            <text:p>6.75412E-05</text:p>
          </table:table-cell>
          <table:table-cell office:value-type="float" office:value="1.0002173467931454" table:formula="of:=1+[.S81]" table:style-name="ce1">
            <text:p>1.000217347</text:p>
          </table:table-cell>
          <table:table-cell office:value-type="float" office:value="1.0000675412375899" table:formula="of:=1+[.T81]" table:style-name="ce1">
            <text:p>1.000067541</text:p>
          </table:table-cell>
          <table:table-cell table:number-columns-repeated="16362"/>
        </table:table-row>
        <table:table-row table:style-name="ro1">
          <table:table-cell office:value-type="string" office:string-value="19.04.2024" table:formula="of:=[bitcoin_futures.A86]" table:style-name="ce1">
            <text:p>19.04.2024</text:p>
          </table:table-cell>
          <table:table-cell office:value-type="float" office:value="1752" table:formula="of:=ROUND([bitcoin_futures.D86]/[bitcoin_futures.B86]; 0)" table:style-name="ce1">
            <text:p>1752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6960.65689465779" table:formula="of:=IF([.E81] + [.N82]  &gt; [.F82]; [.E81]+[.N82]; [.F82]*2)" table:style-name="ce1">
            <text:p>36960.65689</text:p>
          </table:table-cell>
          <table:table-cell office:value-type="float" office:value="16091.25" table:formula="of:=[Future_Returns.S82]*[.F$4]" table:style-name="ce1">
            <text:p>16091.25</text:p>
          </table:table-cell>
          <table:table-cell office:value-type="float" office:value="32182.5" table:formula="of:=[.F82]*2" table:style-name="ce6">
            <text:p>32182.5</text:p>
          </table:table-cell>
          <table:table-cell table:style-name="ce6"/>
          <table:table-cell office:value-type="boolean" office:boolean-value="false" table:formula="of:=[.E82]=[.G82]" table:style-name="ce6">
            <text:p>FALSE</text:p>
          </table:table-cell>
          <table:table-cell office:value-type="float" office:value="0" table:formula="of:=([.C82]-[.C81])*[bitcoin_futures.B86]" table:style-name="ce1">
            <text:p>0</text:p>
          </table:table-cell>
          <table:table-cell office:value-type="float" office:value="64209.170000000006" table:formula="of:=[.C82]*[bitcoin_futures.B86]" table:style-name="ce5">
            <text:p>64209.17</text:p>
          </table:table-cell>
          <table:table-cell office:value-type="float" office:value="805.4600000000064" table:formula="of:=[.K82]-[.K81]-[.J82]" table:style-name="ce1">
            <text:p>805.46</text:p>
          </table:table-cell>
          <table:table-cell office:value-type="float" office:value="0" table:formula="of:=IF([.E82]=[.G82];[.E82]-([.E81] + [.N82]);0)*[.$M$5]/10000" table:style-name="ce11">
            <text:p>0.00</text:p>
          </table:table-cell>
          <table:table-cell office:value-type="float" office:value="-687.1811181287926" table:formula="of:=-[Future_CF.Q82]+[.E81]*([bitcoin_futures.S86]/100/360)*[.$N$6]" table:style-name="ce11">
            <text:p>-687.18</text:p>
          </table:table-cell>
          <table:table-cell table:style-name="ce1"/>
          <table:table-cell office:value-type="float" office:value="101169.8268946578" table:formula="of:=[.K82]+[.E82]" table:style-name="ce5">
            <text:p>101169.8269</text:p>
          </table:table-cell>
          <table:table-cell office:value-type="float" office:value="118.2788818712138" table:formula="of:=[.L82]+[.N82]-[.M82]" table:style-name="ce11">
            <text:p>118.28</text:p>
          </table:table-cell>
          <table:table-cell office:value-type="float" office:value="-687.1811181287776" table:formula="of:=[.P82]-[.P81]-[.L82]" table:style-name="ce1">
            <text:p>-687.1811181</text:p>
          </table:table-cell>
          <table:table-cell office:value-type="float" office:value="1.1704806526689465E-3" table:formula="of:=[.Q82]/[.P81]" table:style-name="ce1">
            <text:p>0.001170481</text:p>
          </table:table-cell>
          <table:table-cell office:value-type="float" office:value="1.0207306526689465E-3" table:formula="of:=[.S82]-([bitcoin_futures.S86]/100/360)" table:style-name="ce1">
            <text:p>0.001020731</text:p>
          </table:table-cell>
          <table:table-cell office:value-type="float" office:value="1.0011704806526689" table:formula="of:=1+[.S82]" table:style-name="ce1">
            <text:p>1.001170481</text:p>
          </table:table-cell>
          <table:table-cell office:value-type="float" office:value="1.0010207306526691" table:formula="of:=1+[.T82]" table:style-name="ce1">
            <text:p>1.001020731</text:p>
          </table:table-cell>
          <table:table-cell table:number-columns-repeated="16362"/>
        </table:table-row>
        <table:table-row table:style-name="ro1">
          <table:table-cell office:value-type="string" office:string-value="22.04.2024" table:formula="of:=[bitcoin_futures.A87]" table:style-name="ce1">
            <text:p>22.04.2024</text:p>
          </table:table-cell>
          <table:table-cell office:value-type="float" office:value="1750" table:formula="of:=ROUND([bitcoin_futures.D87]/[bitcoin_futures.B87]; 0)" table:style-name="ce1">
            <text:p>1750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4663.425350527694" table:formula="of:=IF([.E82] + [.N83]  &gt; [.F83]; [.E82]+[.N83]; [.F83]*2)" table:style-name="ce1">
            <text:p>34663.42535</text:p>
          </table:table-cell>
          <table:table-cell office:value-type="float" office:value="16263.75" table:formula="of:=[Future_Returns.S83]*[.F$4]" table:style-name="ce1">
            <text:p>16263.75</text:p>
          </table:table-cell>
          <table:table-cell office:value-type="float" office:value="32527.5" table:formula="of:=[.F83]*2" table:style-name="ce6">
            <text:p>32527.5</text:p>
          </table:table-cell>
          <table:table-cell table:style-name="ce6"/>
          <table:table-cell office:value-type="boolean" office:boolean-value="false" table:formula="of:=[.E83]=[.G83]" table:style-name="ce6">
            <text:p>FALSE</text:p>
          </table:table-cell>
          <table:table-cell office:value-type="float" office:value="0" table:formula="of:=([.C83]-[.C82])*[bitcoin_futures.B87]" table:style-name="ce1">
            <text:p>0</text:p>
          </table:table-cell>
          <table:table-cell office:value-type="float" office:value="66415.429999999993" table:formula="of:=[.C83]*[bitcoin_futures.B87]" table:style-name="ce5">
            <text:p>66415.43</text:p>
          </table:table-cell>
          <table:table-cell office:value-type="float" office:value="2206.2599999999875" table:formula="of:=[.K83]-[.K82]-[.J83]" table:style-name="ce1">
            <text:p>2206.26</text:p>
          </table:table-cell>
          <table:table-cell office:value-type="float" office:value="0" table:formula="of:=IF([.E83]=[.G83];[.E83]-([.E82] + [.N83]);0)*[.$M$5]/10000" table:style-name="ce11">
            <text:p>0.00</text:p>
          </table:table-cell>
          <table:table-cell office:value-type="float" office:value="-2297.2315441300989" table:formula="of:=-[Future_CF.Q83]+[.E82]*([bitcoin_futures.S87]/100/360)*[.$N$6]" table:style-name="ce11">
            <text:p>-2297.23</text:p>
          </table:table-cell>
          <table:table-cell table:style-name="ce1"/>
          <table:table-cell office:value-type="float" office:value="101078.85535052768" table:formula="of:=[.K83]+[.E83]" table:style-name="ce5">
            <text:p>101078.8554</text:p>
          </table:table-cell>
          <table:table-cell office:value-type="float" office:value="-90.971544130111397" table:formula="of:=[.L83]+[.N83]-[.M83]" table:style-name="ce11">
            <text:p>-90.97</text:p>
          </table:table-cell>
          <table:table-cell office:value-type="float" office:value="-2297.2315441301107" table:formula="of:=[.P83]-[.P82]-[.L83]" table:style-name="ce1">
            <text:p>-2297.231544</text:p>
          </table:table-cell>
          <table:table-cell office:value-type="float" office:value="-8.9919639997837226E-4" table:formula="of:=[.Q83]/[.P82]" table:style-name="ce1">
            <text:p>-0.000899196</text:p>
          </table:table-cell>
          <table:table-cell office:value-type="float" office:value="-1.0490019555339277E-3" table:formula="of:=[.S83]-([bitcoin_futures.S87]/100/360)" table:style-name="ce1">
            <text:p>-0.001049002</text:p>
          </table:table-cell>
          <table:table-cell office:value-type="float" office:value="0.99910080360002163" table:formula="of:=1+[.S83]" table:style-name="ce1">
            <text:p>0.999100804</text:p>
          </table:table-cell>
          <table:table-cell office:value-type="float" office:value="0.99895099804446608" table:formula="of:=1+[.T83]" table:style-name="ce1">
            <text:p>0.998950998</text:p>
          </table:table-cell>
          <table:table-cell table:number-columns-repeated="16362"/>
        </table:table-row>
        <table:table-row table:style-name="ro1">
          <table:table-cell office:value-type="string" office:string-value="23.04.2024" table:formula="of:=[bitcoin_futures.A88]" table:style-name="ce1">
            <text:p>23.04.2024</text:p>
          </table:table-cell>
          <table:table-cell office:value-type="float" office:value="1757" table:formula="of:=ROUND([bitcoin_futures.D88]/[bitcoin_futures.B88]; 0)" table:style-name="ce1">
            <text:p>1757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4866.02173737374" table:formula="of:=IF([.E83] + [.N84]  &gt; [.F84]; [.E83]+[.N84]; [.F84]*2)" table:style-name="ce1">
            <text:p>34866.02174</text:p>
          </table:table-cell>
          <table:table-cell office:value-type="float" office:value="16838.75" table:formula="of:=[Future_Returns.S84]*[.F$4]" table:style-name="ce1">
            <text:p>16838.75</text:p>
          </table:table-cell>
          <table:table-cell office:value-type="float" office:value="33677.5" table:formula="of:=[.F84]*2" table:style-name="ce6">
            <text:p>33677.5</text:p>
          </table:table-cell>
          <table:table-cell table:style-name="ce6"/>
          <table:table-cell office:value-type="boolean" office:boolean-value="false" table:formula="of:=[.E84]=[.G84]" table:style-name="ce6">
            <text:p>FALSE</text:p>
          </table:table-cell>
          <table:table-cell office:value-type="float" office:value="0" table:formula="of:=([.C84]-[.C83])*[bitcoin_futures.B88]" table:style-name="ce1">
            <text:p>0</text:p>
          </table:table-cell>
          <table:table-cell office:value-type="float" office:value="66362.899999999994" table:formula="of:=[.C84]*[bitcoin_futures.B88]" table:style-name="ce5">
            <text:p>66362.9</text:p>
          </table:table-cell>
          <table:table-cell office:value-type="float" office:value="-52.529999999998836" table:formula="of:=[.K84]-[.K83]-[.J84]" table:style-name="ce1">
            <text:p>-52.53</text:p>
          </table:table-cell>
          <table:table-cell office:value-type="float" office:value="0" table:formula="of:=IF([.E84]=[.G84];[.E84]-([.E83] + [.N84]);0)*[.$M$5]/10000" table:style-name="ce11">
            <text:p>0.00</text:p>
          </table:table-cell>
          <table:table-cell office:value-type="float" office:value="202.59638684604715" table:formula="of:=-[Future_CF.Q84]+[.E83]*([bitcoin_futures.S88]/100/360)*[.$N$6]" table:style-name="ce11">
            <text:p>202.60</text:p>
          </table:table-cell>
          <table:table-cell table:style-name="ce1"/>
          <table:table-cell office:value-type="float" office:value="101228.92173737373" table:formula="of:=[.K84]+[.E84]" table:style-name="ce5">
            <text:p>101228.9217</text:p>
          </table:table-cell>
          <table:table-cell office:value-type="float" office:value="150.06638684604832" table:formula="of:=[.L84]+[.N84]-[.M84]" table:style-name="ce11">
            <text:p>150.07</text:p>
          </table:table-cell>
          <table:table-cell office:value-type="float" office:value="202.59638684605306" table:formula="of:=[.P84]-[.P83]-[.L84]" table:style-name="ce1">
            <text:p>202.5963868</text:p>
          </table:table-cell>
          <table:table-cell office:value-type="float" office:value="1.4846466783348363E-3" table:formula="of:=[.Q84]/[.P83]" table:style-name="ce1">
            <text:p>0.001484647</text:p>
          </table:table-cell>
          <table:table-cell office:value-type="float" office:value="1.3348411227792807E-3" table:formula="of:=[.S84]-([bitcoin_futures.S88]/100/360)" table:style-name="ce1">
            <text:p>0.001334841</text:p>
          </table:table-cell>
          <table:table-cell office:value-type="float" office:value="1.0014846466783349" table:formula="of:=1+[.S84]" table:style-name="ce1">
            <text:p>1.001484647</text:p>
          </table:table-cell>
          <table:table-cell office:value-type="float" office:value="1.0013348411227794" table:formula="of:=1+[.T84]" table:style-name="ce1">
            <text:p>1.001334841</text:p>
          </table:table-cell>
          <table:table-cell table:number-columns-repeated="16362"/>
        </table:table-row>
        <table:table-row table:style-name="ro1">
          <table:table-cell office:value-type="string" office:string-value="24.04.2024" table:formula="of:=[bitcoin_futures.A89]" table:style-name="ce1">
            <text:p>24.04.2024</text:p>
          </table:table-cell>
          <table:table-cell office:value-type="float" office:value="1764" table:formula="of:=ROUND([bitcoin_futures.D89]/[bitcoin_futures.B89]; 0)" table:style-name="ce1">
            <text:p>1764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7533.627488248305" table:formula="of:=IF([.E84] + [.N85]  &gt; [.F85]; [.E84]+[.N85]; [.F85]*2)" table:style-name="ce1">
            <text:p>37533.62749</text:p>
          </table:table-cell>
          <table:table-cell office:value-type="float" office:value="16788.75" table:formula="of:=[Future_Returns.S85]*[.F$4]" table:style-name="ce1">
            <text:p>16788.75</text:p>
          </table:table-cell>
          <table:table-cell office:value-type="float" office:value="33577.5" table:formula="of:=[.F85]*2" table:style-name="ce6">
            <text:p>33577.5</text:p>
          </table:table-cell>
          <table:table-cell table:style-name="ce6"/>
          <table:table-cell office:value-type="boolean" office:boolean-value="false" table:formula="of:=[.E85]=[.G85]" table:style-name="ce6">
            <text:p>FALSE</text:p>
          </table:table-cell>
          <table:table-cell office:value-type="float" office:value="0" table:formula="of:=([.C85]-[.C84])*[bitcoin_futures.B89]" table:style-name="ce1">
            <text:p>0</text:p>
          </table:table-cell>
          <table:table-cell office:value-type="float" office:value="63753.909999999996" table:formula="of:=[.C85]*[bitcoin_futures.B89]" table:style-name="ce5">
            <text:p>63753.91</text:p>
          </table:table-cell>
          <table:table-cell office:value-type="float" office:value="-2608.989999999998" table:formula="of:=[.K85]-[.K84]-[.J85]" table:style-name="ce1">
            <text:p>-2608.99</text:p>
          </table:table-cell>
          <table:table-cell office:value-type="float" office:value="0" table:formula="of:=IF([.E85]=[.G85];[.E85]-([.E84] + [.N85]);0)*[.$M$5]/10000" table:style-name="ce11">
            <text:p>0.00</text:p>
          </table:table-cell>
          <table:table-cell office:value-type="float" office:value="2667.6057508745666" table:formula="of:=-[Future_CF.Q85]+[.E84]*([bitcoin_futures.S89]/100/360)*[.$N$6]" table:style-name="ce11">
            <text:p>2667.61</text:p>
          </table:table-cell>
          <table:table-cell table:style-name="ce1"/>
          <table:table-cell office:value-type="float" office:value="101287.5374882483" table:formula="of:=[.K85]+[.E85]" table:style-name="ce5">
            <text:p>101287.5375</text:p>
          </table:table-cell>
          <table:table-cell office:value-type="float" office:value="58.615750874568675" table:formula="of:=[.L85]+[.N85]-[.M85]" table:style-name="ce11">
            <text:p>58.62</text:p>
          </table:table-cell>
          <table:table-cell office:value-type="float" office:value="2667.6057508745653" table:formula="of:=[.P85]-[.P84]-[.L85]" table:style-name="ce1">
            <text:p>2667.605751</text:p>
          </table:table-cell>
          <table:table-cell office:value-type="float" office:value="5.7904154137530177E-4" table:formula="of:=[.Q85]/[.P84]" table:style-name="ce1">
            <text:p>0.000579042</text:p>
          </table:table-cell>
          <table:table-cell office:value-type="float" office:value="4.2956931915307954E-4" table:formula="of:=[.S85]-([bitcoin_futures.S89]/100/360)" table:style-name="ce1">
            <text:p>0.000429569</text:p>
          </table:table-cell>
          <table:table-cell office:value-type="float" office:value="1.0005790415413753" table:formula="of:=1+[.S85]" table:style-name="ce1">
            <text:p>1.000579042</text:p>
          </table:table-cell>
          <table:table-cell office:value-type="float" office:value="1.0004295693191532" table:formula="of:=1+[.T85]" table:style-name="ce1">
            <text:p>1.000429569</text:p>
          </table:table-cell>
          <table:table-cell table:number-columns-repeated="16362"/>
        </table:table-row>
        <table:table-row table:style-name="ro1">
          <table:table-cell office:value-type="string" office:string-value="25.04.2024" table:formula="of:=[bitcoin_futures.A90]" table:style-name="ce1">
            <text:p>25.04.2024</text:p>
          </table:table-cell>
          <table:table-cell office:value-type="float" office:value="1754" table:formula="of:=ROUND([bitcoin_futures.D90]/[bitcoin_futures.B90]; 0)" table:style-name="ce1">
            <text:p>1754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6756.427913899235" table:formula="of:=IF([.E85] + [.N86]  &gt; [.F86]; [.E85]+[.N86]; [.F86]*2)" table:style-name="ce1">
            <text:p>36756.42791</text:p>
          </table:table-cell>
          <table:table-cell office:value-type="float" office:value="16122.5" table:formula="of:=[Future_Returns.S86]*[.F$4]" table:style-name="ce1">
            <text:p>16122.5</text:p>
          </table:table-cell>
          <table:table-cell office:value-type="float" office:value="32245" table:formula="of:=[.F86]*2" table:style-name="ce6">
            <text:p>32245</text:p>
          </table:table-cell>
          <table:table-cell table:style-name="ce6"/>
          <table:table-cell office:value-type="boolean" office:boolean-value="false" table:formula="of:=[.E86]=[.G86]" table:style-name="ce6">
            <text:p>FALSE</text:p>
          </table:table-cell>
          <table:table-cell office:value-type="float" office:value="0" table:formula="of:=([.C86]-[.C85])*[bitcoin_futures.B90]" table:style-name="ce1">
            <text:p>0</text:p>
          </table:table-cell>
          <table:table-cell office:value-type="float" office:value="64541.86" table:formula="of:=[.C86]*[bitcoin_futures.B90]" table:style-name="ce5">
            <text:p>64541.86</text:p>
          </table:table-cell>
          <table:table-cell office:value-type="float" office:value="787.95000000000437" table:formula="of:=[.K86]-[.K85]-[.J86]" table:style-name="ce1">
            <text:p>787.95</text:p>
          </table:table-cell>
          <table:table-cell office:value-type="float" office:value="0" table:formula="of:=IF([.E86]=[.G86];[.E86]-([.E85] + [.N86]);0)*[.$M$5]/10000" table:style-name="ce11">
            <text:p>0.00</text:p>
          </table:table-cell>
          <table:table-cell office:value-type="float" office:value="-777.19957434907121" table:formula="of:=-[Future_CF.Q86]+[.E85]*([bitcoin_futures.S90]/100/360)*[.$N$6]" table:style-name="ce11">
            <text:p>-777.20</text:p>
          </table:table-cell>
          <table:table-cell table:style-name="ce1"/>
          <table:table-cell office:value-type="float" office:value="101298.28791389923" table:formula="of:=[.K86]+[.E86]" table:style-name="ce5">
            <text:p>101298.2879</text:p>
          </table:table-cell>
          <table:table-cell office:value-type="float" office:value="10.750425650933153" table:formula="of:=[.L86]+[.N86]-[.M86]" table:style-name="ce11">
            <text:p>10.75</text:p>
          </table:table-cell>
          <table:table-cell office:value-type="float" office:value="-777.19957434907701" table:formula="of:=[.P86]-[.P85]-[.L86]" table:style-name="ce1">
            <text:p>-777.1995743</text:p>
          </table:table-cell>
          <table:table-cell office:value-type="float" office:value="1.0613769391106434E-4" table:formula="of:=[.Q86]/[.P85]" table:style-name="ce1">
            <text:p>0.000106138</text:p>
          </table:table-cell>
          <table:table-cell office:value-type="float" office:value="-4.3084528311157879E-5" table:formula="of:=[.S86]-([bitcoin_futures.S90]/100/360)" table:style-name="ce1">
            <text:p>-4.30845E-05</text:p>
          </table:table-cell>
          <table:table-cell office:value-type="float" office:value="1.0001061376939111" table:formula="of:=1+[.S86]" table:style-name="ce1">
            <text:p>1.000106138</text:p>
          </table:table-cell>
          <table:table-cell office:value-type="float" office:value="0.99995691547168886" table:formula="of:=1+[.T86]" table:style-name="ce1">
            <text:p>0.999956915</text:p>
          </table:table-cell>
          <table:table-cell table:number-columns-repeated="16362"/>
        </table:table-row>
        <table:table-row table:style-name="ro1">
          <table:table-cell office:value-type="string" office:string-value="26.04.2024" table:formula="of:=[bitcoin_futures.A91]" table:style-name="ce1">
            <text:p>26.04.2024</text:p>
          </table:table-cell>
          <table:table-cell office:value-type="float" office:value="1759" table:formula="of:=ROUND([bitcoin_futures.D91]/[bitcoin_futures.B91]; 0)" table:style-name="ce1">
            <text:p>1759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7729.172904356084" table:formula="of:=IF([.E86] + [.N87]  &gt; [.F87]; [.E86]+[.N87]; [.F87]*2)" table:style-name="ce1">
            <text:p>37729.1729</text:p>
          </table:table-cell>
          <table:table-cell office:value-type="float" office:value="16317.5" table:formula="of:=[Future_Returns.S87]*[.F$4]" table:style-name="ce1">
            <text:p>16317.5</text:p>
          </table:table-cell>
          <table:table-cell office:value-type="float" office:value="32635" table:formula="of:=[.F87]*2" table:style-name="ce6">
            <text:p>32635</text:p>
          </table:table-cell>
          <table:table-cell table:style-name="ce6"/>
          <table:table-cell office:value-type="boolean" office:boolean-value="false" table:formula="of:=[.E87]=[.G87]" table:style-name="ce6">
            <text:p>FALSE</text:p>
          </table:table-cell>
          <table:table-cell office:value-type="float" office:value="0" table:formula="of:=([.C87]-[.C86])*[bitcoin_futures.B91]" table:style-name="ce1">
            <text:p>0</text:p>
          </table:table-cell>
          <table:table-cell office:value-type="float" office:value="63596.32" table:formula="of:=[.C87]*[bitcoin_futures.B91]" table:style-name="ce5">
            <text:p>63596.32</text:p>
          </table:table-cell>
          <table:table-cell office:value-type="float" office:value="-945.54000000000087" table:formula="of:=[.K87]-[.K86]-[.J87]" table:style-name="ce1">
            <text:p>-945.54</text:p>
          </table:table-cell>
          <table:table-cell office:value-type="float" office:value="0" table:formula="of:=IF([.E87]=[.G87];[.E87]-([.E86] + [.N87]);0)*[.$M$5]/10000" table:style-name="ce11">
            <text:p>0.00</text:p>
          </table:table-cell>
          <table:table-cell office:value-type="float" office:value="972.74499045684775" table:formula="of:=-[Future_CF.Q87]+[.E86]*([bitcoin_futures.S91]/100/360)*[.$N$6]" table:style-name="ce11">
            <text:p>972.74</text:p>
          </table:table-cell>
          <table:table-cell table:style-name="ce1"/>
          <table:table-cell office:value-type="float" office:value="101325.49290435608" table:formula="of:=[.K87]+[.E87]" table:style-name="ce5">
            <text:p>101325.4929</text:p>
          </table:table-cell>
          <table:table-cell office:value-type="float" office:value="27.204990456846872" table:formula="of:=[.L87]+[.N87]-[.M87]" table:style-name="ce11">
            <text:p>27.20</text:p>
          </table:table-cell>
          <table:table-cell office:value-type="float" office:value="972.74499045685661" table:formula="of:=[.P87]-[.P86]-[.L87]" table:style-name="ce1">
            <text:p>972.7449905</text:p>
          </table:table-cell>
          <table:table-cell office:value-type="float" office:value="2.6856318124517928E-4" table:formula="of:=[.Q87]/[.P86]" table:style-name="ce1">
            <text:p>0.000268563</text:p>
          </table:table-cell>
          <table:table-cell office:value-type="float" office:value="1.1920207013406818E-4" table:formula="of:=[.S87]-([bitcoin_futures.S91]/100/360)" table:style-name="ce1">
            <text:p>0.000119202</text:p>
          </table:table-cell>
          <table:table-cell office:value-type="float" office:value="1.0002685631812451" table:formula="of:=1+[.S87]" table:style-name="ce1">
            <text:p>1.000268563</text:p>
          </table:table-cell>
          <table:table-cell office:value-type="float" office:value="1.0001192020701342" table:formula="of:=1+[.T87]" table:style-name="ce1">
            <text:p>1.000119202</text:p>
          </table:table-cell>
          <table:table-cell table:number-columns-repeated="16362"/>
        </table:table-row>
        <table:table-row table:style-name="ro1">
          <table:table-cell office:value-type="string" office:string-value="29.04.2024" table:formula="of:=[bitcoin_futures.A92]" table:style-name="ce1">
            <text:p>29.04.2024</text:p>
          </table:table-cell>
          <table:table-cell office:value-type="float" office:value="1748" table:formula="of:=ROUND([bitcoin_futures.D92]/[bitcoin_futures.B92]; 0)" table:style-name="ce1">
            <text:p>1748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8581.993160030688" table:formula="of:=IF([.E87] + [.N88]  &gt; [.F88]; [.E87]+[.N88]; [.F88]*2)" table:style-name="ce1">
            <text:p>38581.99316</text:p>
          </table:table-cell>
          <table:table-cell office:value-type="float" office:value="16075" table:formula="of:=[Future_Returns.S88]*[.F$4]" table:style-name="ce1">
            <text:p>16075</text:p>
          </table:table-cell>
          <table:table-cell office:value-type="float" office:value="32150" table:formula="of:=[.F88]*2" table:style-name="ce6">
            <text:p>32150</text:p>
          </table:table-cell>
          <table:table-cell table:style-name="ce6"/>
          <table:table-cell office:value-type="boolean" office:boolean-value="false" table:formula="of:=[.E88]=[.G88]" table:style-name="ce6">
            <text:p>FALSE</text:p>
          </table:table-cell>
          <table:table-cell office:value-type="float" office:value="0" table:formula="of:=([.C88]-[.C87])*[bitcoin_futures.B92]" table:style-name="ce1">
            <text:p>0</text:p>
          </table:table-cell>
          <table:table-cell office:value-type="float" office:value="62808.369999999995" table:formula="of:=[.C88]*[bitcoin_futures.B92]" table:style-name="ce5">
            <text:p>62808.37</text:p>
          </table:table-cell>
          <table:table-cell office:value-type="float" office:value="-787.95000000000437" table:formula="of:=[.K88]-[.K87]-[.J88]" table:style-name="ce1">
            <text:p>-787.95</text:p>
          </table:table-cell>
          <table:table-cell office:value-type="float" office:value="0" table:formula="of:=IF([.E88]=[.G88];[.E88]-([.E87] + [.N88]);0)*[.$M$5]/10000" table:style-name="ce11">
            <text:p>0.00</text:p>
          </table:table-cell>
          <table:table-cell office:value-type="float" office:value="852.82025567460062" table:formula="of:=-[Future_CF.Q88]+[.E87]*([bitcoin_futures.S92]/100/360)*[.$N$6]" table:style-name="ce11">
            <text:p>852.82</text:p>
          </table:table-cell>
          <table:table-cell table:style-name="ce1"/>
          <table:table-cell office:value-type="float" office:value="101390.36316003068" table:formula="of:=[.K88]+[.E88]" table:style-name="ce5">
            <text:p>101390.3632</text:p>
          </table:table-cell>
          <table:table-cell office:value-type="float" office:value="64.870255674596251" table:formula="of:=[.L88]+[.N88]-[.M88]" table:style-name="ce11">
            <text:p>64.87</text:p>
          </table:table-cell>
          <table:table-cell office:value-type="float" office:value="852.82025567460369" table:formula="of:=[.P88]-[.P87]-[.L88]" table:style-name="ce1">
            <text:p>852.8202557</text:p>
          </table:table-cell>
          <table:table-cell office:value-type="float" office:value="6.4021653204124123E-4" table:formula="of:=[.Q88]/[.P87]" table:style-name="ce1">
            <text:p>0.000640217</text:p>
          </table:table-cell>
          <table:table-cell office:value-type="float" office:value="4.9071653204124123E-4" table:formula="of:=[.S88]-([bitcoin_futures.S92]/100/360)" table:style-name="ce1">
            <text:p>0.000490717</text:p>
          </table:table-cell>
          <table:table-cell office:value-type="float" office:value="1.0006402165320412" table:formula="of:=1+[.S88]" table:style-name="ce1">
            <text:p>1.000640217</text:p>
          </table:table-cell>
          <table:table-cell office:value-type="float" office:value="1.0004907165320411" table:formula="of:=1+[.T88]" table:style-name="ce1">
            <text:p>1.000490717</text:p>
          </table:table-cell>
          <table:table-cell table:number-columns-repeated="16362"/>
        </table:table-row>
        <table:table-row table:style-name="ro1">
          <table:table-cell office:value-type="string" office:string-value="30.04.2024" table:formula="of:=[bitcoin_futures.A93]" table:style-name="ce1">
            <text:p>30.04.2024</text:p>
          </table:table-cell>
          <table:table-cell office:value-type="float" office:value="1786" table:formula="of:=ROUND([bitcoin_futures.D93]/[bitcoin_futures.B93]; 0)" table:style-name="ce1">
            <text:p>1786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42634.875556436353" table:formula="of:=IF([.E88] + [.N89]  &gt; [.F89]; [.E88]+[.N89]; [.F89]*2)" table:style-name="ce1">
            <text:p>42634.87556</text:p>
          </table:table-cell>
          <table:table-cell office:value-type="float" office:value="15862.5" table:formula="of:=[Future_Returns.S89]*[.F$4]" table:style-name="ce1">
            <text:p>15862.5</text:p>
          </table:table-cell>
          <table:table-cell office:value-type="float" office:value="31725" table:formula="of:=[.F89]*2" table:style-name="ce6">
            <text:p>31725</text:p>
          </table:table-cell>
          <table:table-cell table:style-name="ce6"/>
          <table:table-cell office:value-type="boolean" office:boolean-value="false" table:formula="of:=[.E89]=[.G89]" table:style-name="ce6">
            <text:p>FALSE</text:p>
          </table:table-cell>
          <table:table-cell office:value-type="float" office:value="0" table:formula="of:=([.C89]-[.C88])*[bitcoin_futures.B93]" table:style-name="ce1">
            <text:p>0</text:p>
          </table:table-cell>
          <table:table-cell office:value-type="float" office:value="58781.07" table:formula="of:=[.C89]*[bitcoin_futures.B93]" table:style-name="ce5">
            <text:p>58781.07</text:p>
          </table:table-cell>
          <table:table-cell office:value-type="float" office:value="-4027.2999999999956" table:formula="of:=[.K89]-[.K88]-[.J89]" table:style-name="ce1">
            <text:p>-4027.3</text:p>
          </table:table-cell>
          <table:table-cell office:value-type="float" office:value="0" table:formula="of:=IF([.E89]=[.G89];[.E89]-([.E88] + [.N89]);0)*[.$M$5]/10000" table:style-name="ce11">
            <text:p>0.00</text:p>
          </table:table-cell>
          <table:table-cell office:value-type="float" office:value="4052.8823964056642" table:formula="of:=-[Future_CF.Q89]+[.E88]*([bitcoin_futures.S93]/100/360)*[.$N$6]" table:style-name="ce11">
            <text:p>4052.88</text:p>
          </table:table-cell>
          <table:table-cell table:style-name="ce1"/>
          <table:table-cell office:value-type="float" office:value="101415.94555643635" table:formula="of:=[.K89]+[.E89]" table:style-name="ce5">
            <text:p>101415.9456</text:p>
          </table:table-cell>
          <table:table-cell office:value-type="float" office:value="25.582396405668533" table:formula="of:=[.L89]+[.N89]-[.M89]" table:style-name="ce11">
            <text:p>25.58</text:p>
          </table:table-cell>
          <table:table-cell office:value-type="float" office:value="4052.8823964056573" table:formula="of:=[.P89]-[.P88]-[.L89]" table:style-name="ce1">
            <text:p>4052.882396</text:p>
          </table:table-cell>
          <table:table-cell office:value-type="float" office:value="2.5231585732946092E-4" table:formula="of:=[.Q89]/[.P88]" table:style-name="ce1">
            <text:p>0.000252316</text:p>
          </table:table-cell>
          <table:table-cell office:value-type="float" office:value="1.0289919066279427E-4" table:formula="of:=[.S89]-([bitcoin_futures.S93]/100/360)" table:style-name="ce1">
            <text:p>0.000102899</text:p>
          </table:table-cell>
          <table:table-cell office:value-type="float" office:value="1.0002523158573295" table:formula="of:=1+[.S89]" table:style-name="ce1">
            <text:p>1.000252316</text:p>
          </table:table-cell>
          <table:table-cell office:value-type="float" office:value="1.0001028991906629" table:formula="of:=1+[.T89]" table:style-name="ce1">
            <text:p>1.000102899</text:p>
          </table:table-cell>
          <table:table-cell table:number-columns-repeated="16362"/>
        </table:table-row>
        <table:table-row table:style-name="ro1">
          <table:table-cell office:value-type="string" office:string-value="01.05.2024" table:formula="of:=[bitcoin_futures.A94]" table:style-name="ce1">
            <text:p>01.05.2024</text:p>
          </table:table-cell>
          <table:table-cell office:value-type="float" office:value="1788" table:formula="of:=ROUND([bitcoin_futures.D94]/[bitcoin_futures.B94]; 0)" table:style-name="ce1">
            <text:p>1788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44683.052446816357" table:formula="of:=IF([.E89] + [.N90]  &gt; [.F90]; [.E89]+[.N90]; [.F90]*2)" table:style-name="ce1">
            <text:p>44683.05245</text:p>
          </table:table-cell>
          <table:table-cell office:value-type="float" office:value="14850" table:formula="of:=[Future_Returns.S90]*[.F$4]" table:style-name="ce1">
            <text:p>14850</text:p>
          </table:table-cell>
          <table:table-cell office:value-type="float" office:value="29700" table:formula="of:=[.F90]*2" table:style-name="ce6">
            <text:p>29700</text:p>
          </table:table-cell>
          <table:table-cell table:style-name="ce6"/>
          <table:table-cell office:value-type="boolean" office:boolean-value="false" table:formula="of:=[.E90]=[.G90]" table:style-name="ce6">
            <text:p>FALSE</text:p>
          </table:table-cell>
          <table:table-cell office:value-type="float" office:value="0" table:formula="of:=([.C90]-[.C89])*[bitcoin_futures.B94]" table:style-name="ce1">
            <text:p>0</text:p>
          </table:table-cell>
          <table:table-cell office:value-type="float" office:value="56714.89" table:formula="of:=[.C90]*[bitcoin_futures.B94]" table:style-name="ce5">
            <text:p>56714.89</text:p>
          </table:table-cell>
          <table:table-cell office:value-type="float" office:value="-2066.1800000000003" table:formula="of:=[.K90]-[.K89]-[.J90]" table:style-name="ce1">
            <text:p>-2066.18</text:p>
          </table:table-cell>
          <table:table-cell office:value-type="float" office:value="0" table:formula="of:=IF([.E90]=[.G90];[.E90]-([.E89] + [.N90]);0)*[.$M$5]/10000" table:style-name="ce11">
            <text:p>0.00</text:p>
          </table:table-cell>
          <table:table-cell office:value-type="float" office:value="2048.1768903800039" table:formula="of:=-[Future_CF.Q90]+[.E89]*([bitcoin_futures.S94]/100/360)*[.$N$6]" table:style-name="ce11">
            <text:p>2048.18</text:p>
          </table:table-cell>
          <table:table-cell table:style-name="ce1"/>
          <table:table-cell office:value-type="float" office:value="101397.94244681636" table:formula="of:=[.K90]+[.E90]" table:style-name="ce5">
            <text:p>101397.9424</text:p>
          </table:table-cell>
          <table:table-cell office:value-type="float" office:value="-18.003109619996394" table:formula="of:=[.L90]+[.N90]-[.M90]" table:style-name="ce11">
            <text:p>-18.00</text:p>
          </table:table-cell>
          <table:table-cell office:value-type="float" office:value="2048.1768903800184" table:formula="of:=[.P90]-[.P89]-[.L90]" table:style-name="ce1">
            <text:p>2048.17689</text:p>
          </table:table-cell>
          <table:table-cell office:value-type="float" office:value="-1.7751754441788399E-4" table:formula="of:=[.Q90]/[.P89]" table:style-name="ce1">
            <text:p>-0.000177518</text:p>
          </table:table-cell>
          <table:table-cell office:value-type="float" office:value="-3.2654532219566178E-4" table:formula="of:=[.S90]-([bitcoin_futures.S94]/100/360)" table:style-name="ce1">
            <text:p>-0.000326545</text:p>
          </table:table-cell>
          <table:table-cell office:value-type="float" office:value="0.99982248245558214" table:formula="of:=1+[.S90]" table:style-name="ce1">
            <text:p>0.999822482</text:p>
          </table:table-cell>
          <table:table-cell office:value-type="float" office:value="0.99967345467780433" table:formula="of:=1+[.T90]" table:style-name="ce1">
            <text:p>0.999673455</text:p>
          </table:table-cell>
          <table:table-cell table:number-columns-repeated="16362"/>
        </table:table-row>
        <table:table-row table:style-name="ro1">
          <table:table-cell office:value-type="string" office:string-value="02.05.2024" table:formula="of:=[bitcoin_futures.A95]" table:style-name="ce1">
            <text:p>02.05.2024</text:p>
          </table:table-cell>
          <table:table-cell office:value-type="float" office:value="1751" table:formula="of:=ROUND([bitcoin_futures.D95]/[bitcoin_futures.B95]; 0)" table:style-name="ce1">
            <text:p>1751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42276.373887048234" table:formula="of:=IF([.E90] + [.N91]  &gt; [.F91]; [.E90]+[.N91]; [.F91]*2)" table:style-name="ce1">
            <text:p>42276.37389</text:p>
          </table:table-cell>
          <table:table-cell office:value-type="float" office:value="14338.75" table:formula="of:=[Future_Returns.S91]*[.F$4]" table:style-name="ce1">
            <text:p>14338.75</text:p>
          </table:table-cell>
          <table:table-cell office:value-type="float" office:value="28677.5" table:formula="of:=[.F91]*2" table:style-name="ce6">
            <text:p>28677.5</text:p>
          </table:table-cell>
          <table:table-cell table:style-name="ce6"/>
          <table:table-cell office:value-type="boolean" office:boolean-value="false" table:formula="of:=[.E91]=[.G91]" table:style-name="ce6">
            <text:p>FALSE</text:p>
          </table:table-cell>
          <table:table-cell office:value-type="float" office:value="0" table:formula="of:=([.C91]-[.C90])*[bitcoin_futures.B95]" table:style-name="ce1">
            <text:p>0</text:p>
          </table:table-cell>
          <table:table-cell office:value-type="float" office:value="59183.799999999996" table:formula="of:=[.C91]*[bitcoin_futures.B95]" table:style-name="ce5">
            <text:p>59183.8</text:p>
          </table:table-cell>
          <table:table-cell office:value-type="float" office:value="2468.9099999999962" table:formula="of:=[.K91]-[.K90]-[.J91]" table:style-name="ce1">
            <text:p>2468.91</text:p>
          </table:table-cell>
          <table:table-cell office:value-type="float" office:value="0" table:formula="of:=IF([.E91]=[.G91];[.E91]-([.E90] + [.N91]);0)*[.$M$5]/10000" table:style-name="ce11">
            <text:p>0.00</text:p>
          </table:table-cell>
          <table:table-cell office:value-type="float" office:value="-2406.6785597681201" table:formula="of:=-[Future_CF.Q91]+[.E90]*([bitcoin_futures.S95]/100/360)*[.$N$6]" table:style-name="ce11">
            <text:p>-2406.68</text:p>
          </table:table-cell>
          <table:table-cell table:style-name="ce1"/>
          <table:table-cell office:value-type="float" office:value="101460.17388704824" table:formula="of:=[.K91]+[.E91]" table:style-name="ce5">
            <text:p>101460.1739</text:p>
          </table:table-cell>
          <table:table-cell office:value-type="float" office:value="62.231440231876149" table:formula="of:=[.L91]+[.N91]-[.M91]" table:style-name="ce11">
            <text:p>62.23</text:p>
          </table:table-cell>
          <table:table-cell office:value-type="float" office:value="-2406.6785597681228" table:formula="of:=[.P91]-[.P90]-[.L91]" table:style-name="ce1">
            <text:p>-2406.67856</text:p>
          </table:table-cell>
          <table:table-cell office:value-type="float" office:value="6.1373474382398635E-4" table:formula="of:=[.Q91]/[.P90]" table:style-name="ce1">
            <text:p>0.000613735</text:p>
          </table:table-cell>
          <table:table-cell office:value-type="float" office:value="4.6506807715731966E-4" table:formula="of:=[.S91]-([bitcoin_futures.S95]/100/360)" table:style-name="ce1">
            <text:p>0.000465068</text:p>
          </table:table-cell>
          <table:table-cell office:value-type="float" office:value="1.000613734743824" table:formula="of:=1+[.S91]" table:style-name="ce1">
            <text:p>1.000613735</text:p>
          </table:table-cell>
          <table:table-cell office:value-type="float" office:value="1.0004650680771574" table:formula="of:=1+[.T91]" table:style-name="ce1">
            <text:p>1.000465068</text:p>
          </table:table-cell>
          <table:table-cell table:number-columns-repeated="16362"/>
        </table:table-row>
        <table:table-row table:style-name="ro1">
          <table:table-cell office:value-type="string" office:string-value="03.05.2024" table:formula="of:=[bitcoin_futures.A96]" table:style-name="ce1">
            <text:p>03.05.2024</text:p>
          </table:table-cell>
          <table:table-cell office:value-type="float" office:value="1745" table:formula="of:=ROUND([bitcoin_futures.D96]/[bitcoin_futures.B96]; 0)" table:style-name="ce1">
            <text:p>1745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9454.530522965135" table:formula="of:=IF([.E91] + [.N92]  &gt; [.F92]; [.E91]+[.N92]; [.F92]*2)" table:style-name="ce1">
            <text:p>39454.53052</text:p>
          </table:table-cell>
          <table:table-cell office:value-type="float" office:value="14941.25" table:formula="of:=[Future_Returns.S92]*[.F$4]" table:style-name="ce1">
            <text:p>14941.25</text:p>
          </table:table-cell>
          <table:table-cell office:value-type="float" office:value="29882.5" table:formula="of:=[.F92]*2" table:style-name="ce6">
            <text:p>29882.5</text:p>
          </table:table-cell>
          <table:table-cell table:style-name="ce6"/>
          <table:table-cell office:value-type="boolean" office:boolean-value="false" table:formula="of:=[.E92]=[.G92]" table:style-name="ce6">
            <text:p>FALSE</text:p>
          </table:table-cell>
          <table:table-cell office:value-type="float" office:value="0" table:formula="of:=([.C92]-[.C91])*[bitcoin_futures.B96]" table:style-name="ce1">
            <text:p>0</text:p>
          </table:table-cell>
          <table:table-cell office:value-type="float" office:value="61985.399999999994" table:formula="of:=[.C92]*[bitcoin_futures.B96]" table:style-name="ce5">
            <text:p>61985.4</text:p>
          </table:table-cell>
          <table:table-cell office:value-type="float" office:value="2801.5999999999985" table:formula="of:=[.K92]-[.K91]-[.J92]" table:style-name="ce1">
            <text:p>2801.6</text:p>
          </table:table-cell>
          <table:table-cell office:value-type="float" office:value="0" table:formula="of:=IF([.E92]=[.G92];[.E92]-([.E91] + [.N92]);0)*[.$M$5]/10000" table:style-name="ce11">
            <text:p>0.00</text:p>
          </table:table-cell>
          <table:table-cell office:value-type="float" office:value="-2821.8433640831004" table:formula="of:=-[Future_CF.Q92]+[.E91]*([bitcoin_futures.S96]/100/360)*[.$N$6]" table:style-name="ce11">
            <text:p>-2821.84</text:p>
          </table:table-cell>
          <table:table-cell table:style-name="ce1"/>
          <table:table-cell office:value-type="float" office:value="101439.93052296512" table:formula="of:=[.K92]+[.E92]" table:style-name="ce5">
            <text:p>101439.9305</text:p>
          </table:table-cell>
          <table:table-cell office:value-type="float" office:value="-20.243364083101824" table:formula="of:=[.L92]+[.N92]-[.M92]" table:style-name="ce11">
            <text:p>-20.24</text:p>
          </table:table-cell>
          <table:table-cell office:value-type="float" office:value="-2821.8433640831136" table:formula="of:=[.P92]-[.P91]-[.L92]" table:style-name="ce1">
            <text:p>-2821.843364</text:p>
          </table:table-cell>
          <table:table-cell office:value-type="float" office:value="-1.9952029754687778E-4" table:formula="of:=[.Q92]/[.P91]" table:style-name="ce1">
            <text:p>-0.00019952</text:p>
          </table:table-cell>
          <table:table-cell office:value-type="float" office:value="-3.4885363088021112E-4" table:formula="of:=[.S92]-([bitcoin_futures.S96]/100/360)" table:style-name="ce1">
            <text:p>-0.000348854</text:p>
          </table:table-cell>
          <table:table-cell office:value-type="float" office:value="0.99980047970245312" table:formula="of:=1+[.S92]" table:style-name="ce1">
            <text:p>0.99980048</text:p>
          </table:table-cell>
          <table:table-cell office:value-type="float" office:value="0.99965114636911978" table:formula="of:=1+[.T92]" table:style-name="ce1">
            <text:p>0.999651146</text:p>
          </table:table-cell>
          <table:table-cell table:number-columns-repeated="16362"/>
        </table:table-row>
        <table:table-row table:style-name="ro1">
          <table:table-cell office:value-type="string" office:string-value="06.05.2024" table:formula="of:=[bitcoin_futures.A97]" table:style-name="ce1">
            <text:p>06.05.2024</text:p>
          </table:table-cell>
          <table:table-cell office:value-type="float" office:value="1751" table:formula="of:=ROUND([bitcoin_futures.D97]/[bitcoin_futures.B97]; 0)" table:style-name="ce1">
            <text:p>1751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8462.480845080907" table:formula="of:=IF([.E92] + [.N93]  &gt; [.F93]; [.E92]+[.N93]; [.F93]*2)" table:style-name="ce1">
            <text:p>38462.48085</text:p>
          </table:table-cell>
          <table:table-cell office:value-type="float" office:value="15647.5" table:formula="of:=[Future_Returns.S93]*[.F$4]" table:style-name="ce1">
            <text:p>15647.5</text:p>
          </table:table-cell>
          <table:table-cell office:value-type="float" office:value="31295" table:formula="of:=[.F93]*2" table:style-name="ce6">
            <text:p>31295</text:p>
          </table:table-cell>
          <table:table-cell table:style-name="ce6"/>
          <table:table-cell office:value-type="boolean" office:boolean-value="false" table:formula="of:=[.E93]=[.G93]" table:style-name="ce6">
            <text:p>FALSE</text:p>
          </table:table-cell>
          <table:table-cell office:value-type="float" office:value="0" table:formula="of:=([.C93]-[.C92])*[bitcoin_futures.B97]" table:style-name="ce1">
            <text:p>0</text:p>
          </table:table-cell>
          <table:table-cell office:value-type="float" office:value="63053.509999999995" table:formula="of:=[.C93]*[bitcoin_futures.B97]" table:style-name="ce5">
            <text:p>63053.51</text:p>
          </table:table-cell>
          <table:table-cell office:value-type="float" office:value="1068.1100000000006" table:formula="of:=[.K93]-[.K92]-[.J93]" table:style-name="ce1">
            <text:p>1068.11</text:p>
          </table:table-cell>
          <table:table-cell office:value-type="float" office:value="0" table:formula="of:=IF([.E93]=[.G93];[.E93]-([.E92] + [.N93]);0)*[.$M$5]/10000" table:style-name="ce11">
            <text:p>0.00</text:p>
          </table:table-cell>
          <table:table-cell office:value-type="float" office:value="-992.04967788422721" table:formula="of:=-[Future_CF.Q93]+[.E92]*([bitcoin_futures.S97]/100/360)*[.$N$6]" table:style-name="ce11">
            <text:p>-992.05</text:p>
          </table:table-cell>
          <table:table-cell table:style-name="ce1"/>
          <table:table-cell office:value-type="float" office:value="101515.9908450809" table:formula="of:=[.K93]+[.E93]" table:style-name="ce5">
            <text:p>101515.9908</text:p>
          </table:table-cell>
          <table:table-cell office:value-type="float" office:value="76.060322115773374" table:formula="of:=[.L93]+[.N93]-[.M93]" table:style-name="ce11">
            <text:p>76.06</text:p>
          </table:table-cell>
          <table:table-cell office:value-type="float" office:value="-992.04967788422073" table:formula="of:=[.P93]-[.P92]-[.L93]" table:style-name="ce1">
            <text:p>-992.0496779</text:p>
          </table:table-cell>
          <table:table-cell office:value-type="float" office:value="7.4980652809648733E-4" table:formula="of:=[.Q93]/[.P92]" table:style-name="ce1">
            <text:p>0.000749807</text:p>
          </table:table-cell>
          <table:table-cell office:value-type="float" office:value="6.0025097254093177E-4" table:formula="of:=[.S93]-([bitcoin_futures.S97]/100/360)" table:style-name="ce1">
            <text:p>0.000600251</text:p>
          </table:table-cell>
          <table:table-cell office:value-type="float" office:value="1.0007498065280964" table:formula="of:=1+[.S93]" table:style-name="ce1">
            <text:p>1.000749807</text:p>
          </table:table-cell>
          <table:table-cell office:value-type="float" office:value="1.0006002509725409" table:formula="of:=1+[.T93]" table:style-name="ce1">
            <text:p>1.000600251</text:p>
          </table:table-cell>
          <table:table-cell table:number-columns-repeated="16362"/>
        </table:table-row>
        <table:table-row table:style-name="ro1">
          <table:table-cell office:value-type="string" office:string-value="07.05.2024" table:formula="of:=[bitcoin_futures.A98]" table:style-name="ce1">
            <text:p>07.05.2024</text:p>
          </table:table-cell>
          <table:table-cell office:value-type="float" office:value="1757" table:formula="of:=ROUND([bitcoin_futures.D98]/[bitcoin_futures.B98]; 0)" table:style-name="ce1">
            <text:p>1757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8685.356983926322" table:formula="of:=IF([.E93] + [.N94]  &gt; [.F94]; [.E93]+[.N94]; [.F94]*2)" table:style-name="ce1">
            <text:p>38685.35698</text:p>
          </table:table-cell>
          <table:table-cell office:value-type="float" office:value="15896.25" table:formula="of:=[Future_Returns.S94]*[.F$4]" table:style-name="ce1">
            <text:p>15896.25</text:p>
          </table:table-cell>
          <table:table-cell office:value-type="float" office:value="31792.5" table:formula="of:=[.F94]*2" table:style-name="ce6">
            <text:p>31792.5</text:p>
          </table:table-cell>
          <table:table-cell table:style-name="ce6"/>
          <table:table-cell office:value-type="boolean" office:boolean-value="false" table:formula="of:=[.E94]=[.G94]" table:style-name="ce6">
            <text:p>FALSE</text:p>
          </table:table-cell>
          <table:table-cell office:value-type="float" office:value="0" table:formula="of:=([.C94]-[.C93])*[bitcoin_futures.B98]" table:style-name="ce1">
            <text:p>0</text:p>
          </table:table-cell>
          <table:table-cell office:value-type="float" office:value="62913.43" table:formula="of:=[.C94]*[bitcoin_futures.B98]" table:style-name="ce5">
            <text:p>62913.43</text:p>
          </table:table-cell>
          <table:table-cell office:value-type="float" office:value="-140.07999999999447" table:formula="of:=[.K94]-[.K93]-[.J94]" table:style-name="ce1">
            <text:p>-140.08</text:p>
          </table:table-cell>
          <table:table-cell office:value-type="float" office:value="0" table:formula="of:=IF([.E94]=[.G94];[.E94]-([.E93] + [.N94]);0)*[.$M$5]/10000" table:style-name="ce11">
            <text:p>0.00</text:p>
          </table:table-cell>
          <table:table-cell office:value-type="float" office:value="222.87613884541548" table:formula="of:=-[Future_CF.Q94]+[.E93]*([bitcoin_futures.S98]/100/360)*[.$N$6]" table:style-name="ce11">
            <text:p>222.88</text:p>
          </table:table-cell>
          <table:table-cell table:style-name="ce1"/>
          <table:table-cell office:value-type="float" office:value="101598.78698392631" table:formula="of:=[.K94]+[.E94]" table:style-name="ce5">
            <text:p>101598.787</text:p>
          </table:table-cell>
          <table:table-cell office:value-type="float" office:value="82.796138845421012" table:formula="of:=[.L94]+[.N94]-[.M94]" table:style-name="ce11">
            <text:p>82.80</text:p>
          </table:table-cell>
          <table:table-cell office:value-type="float" office:value="222.8761388454077" table:formula="of:=[.P94]-[.P93]-[.L94]" table:style-name="ce1">
            <text:p>222.8761388</text:p>
          </table:table-cell>
          <table:table-cell office:value-type="float" office:value="8.1559701241327163E-4" table:formula="of:=[.Q94]/[.P93]" table:style-name="ce1">
            <text:p>0.000815597</text:p>
          </table:table-cell>
          <table:table-cell office:value-type="float" office:value="6.6604145685771607E-4" table:formula="of:=[.S94]-([bitcoin_futures.S98]/100/360)" table:style-name="ce1">
            <text:p>0.000666041</text:p>
          </table:table-cell>
          <table:table-cell office:value-type="float" office:value="1.0008155970124133" table:formula="of:=1+[.S94]" table:style-name="ce1">
            <text:p>1.000815597</text:p>
          </table:table-cell>
          <table:table-cell office:value-type="float" office:value="1.0006660414568578" table:formula="of:=1+[.T94]" table:style-name="ce1">
            <text:p>1.000666041</text:p>
          </table:table-cell>
          <table:table-cell table:number-columns-repeated="16362"/>
        </table:table-row>
        <table:table-row table:style-name="ro1">
          <table:table-cell office:value-type="string" office:string-value="08.05.2024" table:formula="of:=[bitcoin_futures.A99]" table:style-name="ce1">
            <text:p>08.05.2024</text:p>
          </table:table-cell>
          <table:table-cell office:value-type="float" office:value="1760" table:formula="of:=ROUND([bitcoin_futures.D99]/[bitcoin_futures.B99]; 0)" table:style-name="ce1">
            <text:p>1760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9593.248714360867" table:formula="of:=IF([.E94] + [.N95]  &gt; [.F95]; [.E94]+[.N95]; [.F95]*2)" table:style-name="ce1">
            <text:p>39593.24871</text:p>
          </table:table-cell>
          <table:table-cell office:value-type="float" office:value="15841.25" table:formula="of:=[Future_Returns.S95]*[.F$4]" table:style-name="ce1">
            <text:p>15841.25</text:p>
          </table:table-cell>
          <table:table-cell office:value-type="float" office:value="31682.5" table:formula="of:=[.F95]*2" table:style-name="ce6">
            <text:p>31682.5</text:p>
          </table:table-cell>
          <table:table-cell table:style-name="ce6"/>
          <table:table-cell office:value-type="boolean" office:boolean-value="false" table:formula="of:=[.E95]=[.G95]" table:style-name="ce6">
            <text:p>FALSE</text:p>
          </table:table-cell>
          <table:table-cell office:value-type="float" office:value="0" table:formula="of:=([.C95]-[.C94])*[bitcoin_futures.B99]" table:style-name="ce1">
            <text:p>0</text:p>
          </table:table-cell>
          <table:table-cell office:value-type="float" office:value="61950.380000000005" table:formula="of:=[.C95]*[bitcoin_futures.B99]" table:style-name="ce5">
            <text:p>61950.38</text:p>
          </table:table-cell>
          <table:table-cell office:value-type="float" office:value="-963.04999999999563" table:formula="of:=[.K95]-[.K94]-[.J95]" table:style-name="ce1">
            <text:p>-963.05</text:p>
          </table:table-cell>
          <table:table-cell office:value-type="float" office:value="0" table:formula="of:=IF([.E95]=[.G95];[.E95]-([.E94] + [.N95]);0)*[.$M$5]/10000" table:style-name="ce11">
            <text:p>0.00</text:p>
          </table:table-cell>
          <table:table-cell office:value-type="float" office:value="907.89173043454855" table:formula="of:=-[Future_CF.Q95]+[.E94]*([bitcoin_futures.S99]/100/360)*[.$N$6]" table:style-name="ce11">
            <text:p>907.89</text:p>
          </table:table-cell>
          <table:table-cell table:style-name="ce1"/>
          <table:table-cell office:value-type="float" office:value="101543.62871436088" table:formula="of:=[.K95]+[.E95]" table:style-name="ce5">
            <text:p>101543.6287</text:p>
          </table:table-cell>
          <table:table-cell office:value-type="float" office:value="-55.158269565447085" table:formula="of:=[.L95]+[.N95]-[.M95]" table:style-name="ce11">
            <text:p>-55.16</text:p>
          </table:table-cell>
          <table:table-cell office:value-type="float" office:value="907.89173043455958" table:formula="of:=[.P95]-[.P94]-[.L95]" table:style-name="ce1">
            <text:p>907.8917304</text:p>
          </table:table-cell>
          <table:table-cell office:value-type="float" office:value="-5.429028357806431E-4" table:formula="of:=[.Q95]/[.P94]" table:style-name="ce1">
            <text:p>-0.000542903</text:p>
          </table:table-cell>
          <table:table-cell office:value-type="float" office:value="-6.924028357806431E-4" table:formula="of:=[.S95]-([bitcoin_futures.S99]/100/360)" table:style-name="ce1">
            <text:p>-0.000692403</text:p>
          </table:table-cell>
          <table:table-cell office:value-type="float" office:value="0.99945709716421938" table:formula="of:=1+[.S95]" table:style-name="ce1">
            <text:p>0.999457097</text:p>
          </table:table-cell>
          <table:table-cell office:value-type="float" office:value="0.99930759716421935" table:formula="of:=1+[.T95]" table:style-name="ce1">
            <text:p>0.999307597</text:p>
          </table:table-cell>
          <table:table-cell table:number-columns-repeated="16362"/>
        </table:table-row>
        <table:table-row table:style-name="ro1">
          <table:table-cell office:value-type="string" office:string-value="09.05.2024" table:formula="of:=[bitcoin_futures.A100]" table:style-name="ce1">
            <text:p>09.05.2024</text:p>
          </table:table-cell>
          <table:table-cell office:value-type="float" office:value="1752" table:formula="of:=ROUND([bitcoin_futures.D100]/[bitcoin_futures.B100]; 0)" table:style-name="ce1">
            <text:p>1752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9216.203910452408" table:formula="of:=IF([.E95] + [.N96]  &gt; [.F96]; [.E95]+[.N96]; [.F96]*2)" table:style-name="ce1">
            <text:p>39216.20391</text:p>
          </table:table-cell>
          <table:table-cell office:value-type="float" office:value="15615" table:formula="of:=[Future_Returns.S96]*[.F$4]" table:style-name="ce1">
            <text:p>15615</text:p>
          </table:table-cell>
          <table:table-cell office:value-type="float" office:value="31230" table:formula="of:=[.F96]*2" table:style-name="ce6">
            <text:p>31230</text:p>
          </table:table-cell>
          <table:table-cell table:style-name="ce6"/>
          <table:table-cell office:value-type="boolean" office:boolean-value="false" table:formula="of:=[.E96]=[.G96]" table:style-name="ce6">
            <text:p>FALSE</text:p>
          </table:table-cell>
          <table:table-cell office:value-type="float" office:value="0" table:formula="of:=([.C96]-[.C95])*[bitcoin_futures.B100]" table:style-name="ce1">
            <text:p>0</text:p>
          </table:table-cell>
          <table:table-cell office:value-type="float" office:value="62300.579999999994" table:formula="of:=[.C96]*[bitcoin_futures.B100]" table:style-name="ce5">
            <text:p>62300.58</text:p>
          </table:table-cell>
          <table:table-cell office:value-type="float" office:value="350.19999999998981" table:formula="of:=[.K96]-[.K95]-[.J96]" table:style-name="ce1">
            <text:p>350.2</text:p>
          </table:table-cell>
          <table:table-cell office:value-type="float" office:value="0" table:formula="of:=IF([.E96]=[.G96];[.E96]-([.E95] + [.N96]);0)*[.$M$5]/10000" table:style-name="ce11">
            <text:p>0.00</text:p>
          </table:table-cell>
          <table:table-cell office:value-type="float" office:value="-377.04480390845868" table:formula="of:=-[Future_CF.Q96]+[.E95]*([bitcoin_futures.S100]/100/360)*[.$N$6]" table:style-name="ce11">
            <text:p>-377.04</text:p>
          </table:table-cell>
          <table:table-cell table:style-name="ce1"/>
          <table:table-cell office:value-type="float" office:value="101516.7839104524" table:formula="of:=[.K96]+[.E96]" table:style-name="ce5">
            <text:p>101516.7839</text:p>
          </table:table-cell>
          <table:table-cell office:value-type="float" office:value="-26.844803908468862" table:formula="of:=[.L96]+[.N96]-[.M96]" table:style-name="ce11">
            <text:p>-26.84</text:p>
          </table:table-cell>
          <table:table-cell office:value-type="float" office:value="-377.04480390846584" table:formula="of:=[.P96]-[.P95]-[.L96]" table:style-name="ce1">
            <text:p>-377.0448039</text:p>
          </table:table-cell>
          <table:table-cell office:value-type="float" office:value="-2.6436719120982445E-4" table:formula="of:=[.Q96]/[.P95]" table:style-name="ce1">
            <text:p>-0.000264367</text:p>
          </table:table-cell>
          <table:table-cell office:value-type="float" office:value="-4.1364496898760219E-4" table:formula="of:=[.S96]-([bitcoin_futures.S100]/100/360)" table:style-name="ce1">
            <text:p>-0.000413645</text:p>
          </table:table-cell>
          <table:table-cell office:value-type="float" office:value="0.99973563280879019" table:formula="of:=1+[.S96]" table:style-name="ce1">
            <text:p>0.999735633</text:p>
          </table:table-cell>
          <table:table-cell office:value-type="float" office:value="0.99958635503101245" table:formula="of:=1+[.T96]" table:style-name="ce1">
            <text:p>0.999586355</text:p>
          </table:table-cell>
          <table:table-cell table:number-columns-repeated="16362"/>
        </table:table-row>
        <table:table-row table:style-name="ro1">
          <table:table-cell office:value-type="string" office:string-value="10.05.2024" table:formula="of:=[bitcoin_futures.A101]" table:style-name="ce1">
            <text:p>10.05.2024</text:p>
          </table:table-cell>
          <table:table-cell office:value-type="float" office:value="1754" table:formula="of:=ROUND([bitcoin_futures.D101]/[bitcoin_futures.B101]; 0)" table:style-name="ce1">
            <text:p>1754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41109.127151652232" table:formula="of:=IF([.E96] + [.N97]  &gt; [.F97]; [.E96]+[.N97]; [.F97]*2)" table:style-name="ce1">
            <text:p>41109.12715</text:p>
          </table:table-cell>
          <table:table-cell office:value-type="float" office:value="15710" table:formula="of:=[Future_Returns.S97]*[.F$4]" table:style-name="ce1">
            <text:p>15710</text:p>
          </table:table-cell>
          <table:table-cell office:value-type="float" office:value="31420" table:formula="of:=[.F97]*2" table:style-name="ce6">
            <text:p>31420</text:p>
          </table:table-cell>
          <table:table-cell table:style-name="ce6"/>
          <table:table-cell office:value-type="boolean" office:boolean-value="false" table:formula="of:=[.E97]=[.G97]" table:style-name="ce6">
            <text:p>FALSE</text:p>
          </table:table-cell>
          <table:table-cell office:value-type="float" office:value="0" table:formula="of:=([.C97]-[.C96])*[bitcoin_futures.B101]" table:style-name="ce1">
            <text:p>0</text:p>
          </table:table-cell>
          <table:table-cell office:value-type="float" office:value="60549.579999999994" table:formula="of:=[.C97]*[bitcoin_futures.B101]" table:style-name="ce5">
            <text:p>60549.58</text:p>
          </table:table-cell>
          <table:table-cell office:value-type="float" office:value="-1751" table:formula="of:=[.K97]-[.K96]-[.J97]" table:style-name="ce1">
            <text:p>-1751</text:p>
          </table:table-cell>
          <table:table-cell office:value-type="float" office:value="0" table:formula="of:=IF([.E97]=[.G97];[.E97]-([.E96] + [.N97]);0)*[.$M$5]/10000" table:style-name="ce11">
            <text:p>0.00</text:p>
          </table:table-cell>
          <table:table-cell office:value-type="float" office:value="1892.923241199825" table:formula="of:=-[Future_CF.Q97]+[.E96]*([bitcoin_futures.S101]/100/360)*[.$N$6]" table:style-name="ce11">
            <text:p>1892.92</text:p>
          </table:table-cell>
          <table:table-cell table:style-name="ce1"/>
          <table:table-cell office:value-type="float" office:value="101658.70715165223" table:formula="of:=[.K97]+[.E97]" table:style-name="ce5">
            <text:p>101658.7072</text:p>
          </table:table-cell>
          <table:table-cell office:value-type="float" office:value="141.92324119982504" table:formula="of:=[.L97]+[.N97]-[.M97]" table:style-name="ce11">
            <text:p>141.92</text:p>
          </table:table-cell>
          <table:table-cell office:value-type="float" office:value="1892.9232411998237" table:formula="of:=[.P97]-[.P96]-[.L97]" table:style-name="ce1">
            <text:p>1892.923241</text:p>
          </table:table-cell>
          <table:table-cell office:value-type="float" office:value="1.398027357968856E-3" table:formula="of:=[.Q97]/[.P96]" table:style-name="ce1">
            <text:p>0.001398027</text:p>
          </table:table-cell>
          <table:table-cell office:value-type="float" office:value="1.2489440246355227E-3" table:formula="of:=[.S97]-([bitcoin_futures.S101]/100/360)" table:style-name="ce1">
            <text:p>0.001248944</text:p>
          </table:table-cell>
          <table:table-cell office:value-type="float" office:value="1.0013980273579688" table:formula="of:=1+[.S97]" table:style-name="ce1">
            <text:p>1.001398027</text:p>
          </table:table-cell>
          <table:table-cell office:value-type="float" office:value="1.0012489440246355" table:formula="of:=1+[.T97]" table:style-name="ce1">
            <text:p>1.001248944</text:p>
          </table:table-cell>
          <table:table-cell table:number-columns-repeated="16362"/>
        </table:table-row>
        <table:table-row table:style-name="ro1">
          <table:table-cell office:value-type="string" office:string-value="13.05.2024" table:formula="of:=[bitcoin_futures.A102]" table:style-name="ce1">
            <text:p>13.05.2024</text:p>
          </table:table-cell>
          <table:table-cell office:value-type="float" office:value="1750" table:formula="of:=ROUND([bitcoin_futures.D102]/[bitcoin_futures.B102]; 0)" table:style-name="ce1">
            <text:p>1750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38582.198346026518" table:formula="of:=IF([.E97] + [.N98]  &gt; [.F98]; [.E97]+[.N98]; [.F98]*2)" table:style-name="ce1">
            <text:p>38582.19835</text:p>
          </table:table-cell>
          <table:table-cell office:value-type="float" office:value="15237.5" table:formula="of:=[Future_Returns.S98]*[.F$4]" table:style-name="ce1">
            <text:p>15237.5</text:p>
          </table:table-cell>
          <table:table-cell office:value-type="float" office:value="30475" table:formula="of:=[.F98]*2" table:style-name="ce6">
            <text:p>30475</text:p>
          </table:table-cell>
          <table:table-cell table:style-name="ce6"/>
          <table:table-cell office:value-type="boolean" office:boolean-value="false" table:formula="of:=[.E98]=[.G98]" table:style-name="ce6">
            <text:p>FALSE</text:p>
          </table:table-cell>
          <table:table-cell office:value-type="float" office:value="0" table:formula="of:=([.C98]-[.C97])*[bitcoin_futures.B102]" table:style-name="ce1">
            <text:p>0</text:p>
          </table:table-cell>
          <table:table-cell office:value-type="float" office:value="63036" table:formula="of:=[.C98]*[bitcoin_futures.B102]" table:style-name="ce5">
            <text:p>63036</text:p>
          </table:table-cell>
          <table:table-cell office:value-type="float" office:value="2486.4200000000055" table:formula="of:=[.K98]-[.K97]-[.J98]" table:style-name="ce1">
            <text:p>2486.42</text:p>
          </table:table-cell>
          <table:table-cell office:value-type="float" office:value="0" table:formula="of:=IF([.E98]=[.G98];[.E98]-([.E97] + [.N98]);0)*[.$M$5]/10000" table:style-name="ce11">
            <text:p>0.00</text:p>
          </table:table-cell>
          <table:table-cell office:value-type="float" office:value="-2526.9288056257119" table:formula="of:=-[Future_CF.Q98]+[.E97]*([bitcoin_futures.S102]/100/360)*[.$N$6]" table:style-name="ce11">
            <text:p>-2526.93</text:p>
          </table:table-cell>
          <table:table-cell table:style-name="ce1"/>
          <table:table-cell office:value-type="float" office:value="101618.19834602652" table:formula="of:=[.K98]+[.E98]" table:style-name="ce5">
            <text:p>101618.1983</text:p>
          </table:table-cell>
          <table:table-cell office:value-type="float" office:value="-40.508805625706373" table:formula="of:=[.L98]+[.N98]-[.M98]" table:style-name="ce11">
            <text:p>-40.51</text:p>
          </table:table-cell>
          <table:table-cell office:value-type="float" office:value="-2526.9288056257137" table:formula="of:=[.P98]-[.P97]-[.L98]" table:style-name="ce1">
            <text:p>-2526.928806</text:p>
          </table:table-cell>
          <table:table-cell office:value-type="float" office:value="-3.9847846545280403E-4" table:formula="of:=[.Q98]/[.P97]" table:style-name="ce1">
            <text:p>-0.000398478</text:p>
          </table:table-cell>
          <table:table-cell office:value-type="float" office:value="-5.478951321194707E-4" table:formula="of:=[.S98]-([bitcoin_futures.S102]/100/360)" table:style-name="ce1">
            <text:p>-0.000547895</text:p>
          </table:table-cell>
          <table:table-cell office:value-type="float" office:value="0.99960152153454718" table:formula="of:=1+[.S98]" table:style-name="ce1">
            <text:p>0.999601522</text:p>
          </table:table-cell>
          <table:table-cell office:value-type="float" office:value="0.9994521048678805" table:formula="of:=1+[.T98]" table:style-name="ce1">
            <text:p>0.999452105</text:p>
          </table:table-cell>
          <table:table-cell table:number-columns-repeated="16362"/>
        </table:table-row>
        <table:table-row table:style-name="ro1">
          <table:table-cell office:value-type="string" office:string-value="14.05.2024" table:formula="of:=[bitcoin_futures.A103]" table:style-name="ce1">
            <text:p>14.05.2024</text:p>
          </table:table-cell>
          <table:table-cell office:value-type="float" office:value="1754" table:formula="of:=ROUND([bitcoin_futures.D103]/[bitcoin_futures.B103]; 0)" table:style-name="ce1">
            <text:p>1754</text:p>
          </table:table-cell>
          <table:table-cell office:value-type="float" office:value="1751" table:formula="of:=[.C$78]" table:style-name="ce1">
            <text:p>1751</text:p>
          </table:table-cell>
          <table:table-cell office:value-type="float" office:value="63176.079999999994" table:formula="of:=[.D$78]" table:style-name="ce1">
            <text:p>63176.08</text:p>
          </table:table-cell>
          <table:table-cell office:value-type="float" office:value="40230.076470850356" table:formula="of:=IF([.E98] + [.N99]  &gt; [.F99]; [.E98]+[.N99]; [.F99]*2)" table:style-name="ce1">
            <text:p>40230.07647</text:p>
          </table:table-cell>
          <table:table-cell office:value-type="float" office:value="15870" table:formula="of:=[Future_Returns.S99]*[.F$4]" table:style-name="ce1">
            <text:p>15870</text:p>
          </table:table-cell>
          <table:table-cell office:value-type="float" office:value="31740" table:formula="of:=[.F99]*2" table:style-name="ce6">
            <text:p>31740</text:p>
          </table:table-cell>
          <table:table-cell table:style-name="ce6"/>
          <table:table-cell office:value-type="boolean" office:boolean-value="false" table:formula="of:=[.E99]=[.G99]" table:style-name="ce6">
            <text:p>FALSE</text:p>
          </table:table-cell>
          <table:table-cell office:value-type="float" office:value="0" table:formula="of:=([.C99]-[.C98])*[bitcoin_futures.B103]" table:style-name="ce1">
            <text:p>0</text:p>
          </table:table-cell>
          <table:table-cell office:value-type="float" office:value="61407.57" table:formula="of:=[.C99]*[bitcoin_futures.B103]" table:style-name="ce5">
            <text:p>61407.57</text:p>
          </table:table-cell>
          <table:table-cell office:value-type="float" office:value="-1628.4300000000003" table:formula="of:=[.K99]-[.K98]-[.J99]" table:style-name="ce1">
            <text:p>-1628.43</text:p>
          </table:table-cell>
          <table:table-cell office:value-type="float" office:value="0" table:formula="of:=IF([.E99]=[.G99];[.E99]-([.E98] + [.N99]);0)*[.$M$5]/10000" table:style-name="ce11">
            <text:p>0.00</text:p>
          </table:table-cell>
          <table:table-cell office:value-type="float" office:value="1647.8781248238404" table:formula="of:=-[Future_CF.Q99]+[.E98]*([bitcoin_futures.S103]/100/360)*[.$N$6]" table:style-name="ce11">
            <text:p>1647.88</text:p>
          </table:table-cell>
          <table:table-cell table:style-name="ce1"/>
          <table:table-cell office:value-type="float" office:value="101637.64647085036" table:formula="of:=[.K99]+[.E99]" table:style-name="ce5">
            <text:p>101637.6465</text:p>
          </table:table-cell>
          <table:table-cell office:value-type="float" office:value="19.448124823840089" table:formula="of:=[.L99]+[.N99]-[.M99]" table:style-name="ce11">
            <text:p>19.45</text:p>
          </table:table-cell>
          <table:table-cell office:value-type="float" office:value="1647.8781248238447" table:formula="of:=[.P99]-[.P98]-[.L99]" table:style-name="ce1">
            <text:p>1647.878125</text:p>
          </table:table-cell>
          <table:table-cell office:value-type="float" office:value="1.9138427112844547E-4" table:formula="of:=[.Q99]/[.P98]" table:style-name="ce1">
            <text:p>0.000191384</text:p>
          </table:table-cell>
          <table:table-cell office:value-type="float" office:value="4.2189826684000997E-5" table:formula="of:=[.S99]-([bitcoin_futures.S103]/100/360)" table:style-name="ce1">
            <text:p>4.21898E-05</text:p>
          </table:table-cell>
          <table:table-cell office:value-type="float" office:value="1.0001913842711285" table:formula="of:=1+[.S99]" table:style-name="ce1">
            <text:p>1.000191384</text:p>
          </table:table-cell>
          <table:table-cell office:value-type="float" office:value="1.000042189826684" table:formula="of:=1+[.T99]" table:style-name="ce1">
            <text:p>1.00004219</text:p>
          </table:table-cell>
          <table:table-cell table:number-columns-repeated="16362"/>
        </table:table-row>
        <table:table-row table:style-name="ro1">
          <table:table-cell office:value-type="string" office:string-value="15.05.2024" table:formula="of:=[bitcoin_futures.A104]" table:style-name="ce6">
            <text:p>15.05.2024</text:p>
          </table:table-cell>
          <table:table-cell office:value-type="float" office:value="1750" table:formula="of:=ROUND([bitcoin_futures.D104]/[bitcoin_futures.B104]; 0)" table:style-name="ce1">
            <text:p>1750</text:p>
          </table:table-cell>
          <table:table-cell office:value-type="float" office:value="1750" table:formula="of:=[.B100]" table:style-name="ce6">
            <text:p>1750</text:p>
          </table:table-cell>
          <table:table-cell office:value-type="float" office:value="65922.5" table:formula="of:=[.B100]*[bitcoin_futures.B104]" table:style-name="ce6">
            <text:p>65922.5</text:p>
          </table:table-cell>
          <table:table-cell office:value-type="float" office:value="35573.073052796375" table:formula="of:=IF([.E99] + [.N100]  &gt; [.F100]; [.E99]+[.N100]; [.F100]*2)" table:style-name="ce1">
            <text:p>35573.07305</text:p>
          </table:table-cell>
          <table:table-cell office:value-type="float" office:value="15581.25" table:formula="of:=[Future_Returns.S100]*[.F$4]" table:style-name="ce1">
            <text:p>15581.25</text:p>
          </table:table-cell>
          <table:table-cell office:value-type="float" office:value="31162.5" table:formula="of:=[.F100]*2" table:style-name="ce6">
            <text:p>31162.5</text:p>
          </table:table-cell>
          <table:table-cell table:style-name="ce6"/>
          <table:table-cell office:value-type="boolean" office:boolean-value="false" table:formula="of:=[.E100]=[.G100]" table:style-name="ce6">
            <text:p>FALSE</text:p>
          </table:table-cell>
          <table:table-cell office:value-type="float" office:value="-37.67" table:formula="of:=([.C100]-[.C99])*[bitcoin_futures.B104]" table:style-name="ce1">
            <text:p>-37.67</text:p>
          </table:table-cell>
          <table:table-cell office:value-type="float" office:value="65922.5" table:formula="of:=[.C100]*[bitcoin_futures.B104]" table:style-name="ce5">
            <text:p>65922.5</text:p>
          </table:table-cell>
          <table:table-cell office:value-type="float" office:value="4552.6000000000004" table:formula="of:=[.K100]-[.K99]-[.J100]" table:style-name="ce1">
            <text:p>4552.6</text:p>
          </table:table-cell>
          <table:table-cell office:value-type="float" office:value="0" table:formula="of:=IF([.E100]=[.G100];[.E100]-([.E99] + [.N100]);0)*[.$M$5]/10000" table:style-name="ce11">
            <text:p>0.00</text:p>
          </table:table-cell>
          <table:table-cell office:value-type="float" office:value="-4657.0034180539833" table:formula="of:=-[Future_CF.Q100]+[.E99]*([bitcoin_futures.S104]/100/360)*[.$N$6]" table:style-name="ce11">
            <text:p>-4657.00</text:p>
          </table:table-cell>
          <table:table-cell table:style-name="ce6"/>
          <table:table-cell office:value-type="float" office:value="101495.57305279638" table:formula="of:=[.K100]+[.E100]" table:style-name="ce5">
            <text:p>101495.5731</text:p>
          </table:table-cell>
          <table:table-cell office:value-type="float" office:value="-104.40341805398293" table:formula="of:=[.L100]+[.N100]-[.M100]" table:style-name="ce11">
            <text:p>-104.40</text:p>
          </table:table-cell>
          <table:table-cell office:value-type="float" office:value="-4694.6734180539879" table:formula="of:=[.P100]-[.P99]-[.L100]" table:style-name="ce1">
            <text:p>-4694.673418</text:p>
          </table:table-cell>
          <table:table-cell office:value-type="float" office:value="-1.0272120781931505E-3" table:formula="of:=[.Q100]/[.P99]" table:style-name="ce1">
            <text:p>-0.001027212</text:p>
          </table:table-cell>
          <table:table-cell office:value-type="float" office:value="-1.1761843004153727E-3" table:formula="of:=[.S100]-([bitcoin_futures.S104]/100/360)" table:style-name="ce1">
            <text:p>-0.001176184</text:p>
          </table:table-cell>
          <table:table-cell office:value-type="float" office:value="0.99897278792180688" table:formula="of:=1+[.S100]" table:style-name="ce1">
            <text:p>0.998972788</text:p>
          </table:table-cell>
          <table:table-cell office:value-type="float" office:value="0.99882381569958467" table:formula="of:=1+[.T100]" table:style-name="ce1">
            <text:p>0.998823816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05.2024" table:formula="of:=[bitcoin_futures.A105]" table:style-name="ce1">
            <text:p>16.05.2024</text:p>
          </table:table-cell>
          <table:table-cell office:value-type="float" office:value="1758" table:formula="of:=ROUND([bitcoin_futures.D105]/[bitcoin_futures.B105]; 0)" table:style-name="ce1">
            <text:p>1758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6610.717317893301" table:formula="of:=IF([.E100] + [.N101]  &gt; [.F101]; [.E100]+[.N101]; [.F101]*2)" table:style-name="ce1">
            <text:p>36610.71732</text:p>
          </table:table-cell>
          <table:table-cell office:value-type="float" office:value="16757.5" table:formula="of:=[Future_Returns.S101]*[.F$4]" table:style-name="ce1">
            <text:p>16757.5</text:p>
          </table:table-cell>
          <table:table-cell office:value-type="float" office:value="33515" table:formula="of:=[.F101]*2" table:style-name="ce6">
            <text:p>33515</text:p>
          </table:table-cell>
          <table:table-cell table:style-name="ce6"/>
          <table:table-cell office:value-type="boolean" office:boolean-value="false" table:formula="of:=[.E101]=[.G101]" table:style-name="ce6">
            <text:p>FALSE</text:p>
          </table:table-cell>
          <table:table-cell office:value-type="float" office:value="0" table:formula="of:=([.C101]-[.C100])*[bitcoin_futures.B105]" table:style-name="ce1">
            <text:p>0</text:p>
          </table:table-cell>
          <table:table-cell office:value-type="float" office:value="65012.5" table:formula="of:=[.C101]*[bitcoin_futures.B105]" table:style-name="ce5">
            <text:p>65012.5</text:p>
          </table:table-cell>
          <table:table-cell office:value-type="float" office:value="-910" table:formula="of:=[.K101]-[.K100]-[.J101]" table:style-name="ce1">
            <text:p>-910</text:p>
          </table:table-cell>
          <table:table-cell office:value-type="float" office:value="0" table:formula="of:=IF([.E101]=[.G101];[.E101]-([.E100] + [.N101]);0)*[.$M$5]/10000" table:style-name="ce11">
            <text:p>0.00</text:p>
          </table:table-cell>
          <table:table-cell office:value-type="float" office:value="1037.6442650969245" table:formula="of:=-[Future_CF.Q101]+[.E100]*([bitcoin_futures.S105]/100/360)*[.$N$6]" table:style-name="ce11">
            <text:p>1037.64</text:p>
          </table:table-cell>
          <table:table-cell table:style-name="ce1"/>
          <table:table-cell office:value-type="float" office:value="101623.2173178933" table:formula="of:=[.K101]+[.E101]" table:style-name="ce5">
            <text:p>101623.2173</text:p>
          </table:table-cell>
          <table:table-cell office:value-type="float" office:value="127.64426509692453" table:formula="of:=[.L101]+[.N101]-[.M101]" table:style-name="ce11">
            <text:p>127.64</text:p>
          </table:table-cell>
          <table:table-cell office:value-type="float" office:value="1037.6442650969257" table:formula="of:=[.P101]-[.P100]-[.L101]" table:style-name="ce1">
            <text:p>1037.644265</text:p>
          </table:table-cell>
          <table:table-cell office:value-type="float" office:value="1.2576338184772456E-3" table:formula="of:=[.Q101]/[.P100]" table:style-name="ce1">
            <text:p>0.001257634</text:p>
          </table:table-cell>
          <table:table-cell office:value-type="float" office:value="1.1089671518105788E-3" table:formula="of:=[.S101]-([bitcoin_futures.S105]/100/360)" table:style-name="ce1">
            <text:p>0.001108967</text:p>
          </table:table-cell>
          <table:table-cell office:value-type="float" office:value="1.0012576338184773" table:formula="of:=1+[.S101]" table:style-name="ce1">
            <text:p>1.001257634</text:p>
          </table:table-cell>
          <table:table-cell office:value-type="float" office:value="1.0011089671518105" table:formula="of:=1+[.T101]" table:style-name="ce1">
            <text:p>1.001108967</text:p>
          </table:table-cell>
          <table:table-cell table:number-columns-repeated="16362"/>
        </table:table-row>
        <table:table-row table:style-name="ro1">
          <table:table-cell office:value-type="string" office:string-value="17.05.2024" table:formula="of:=[bitcoin_futures.A106]" table:style-name="ce1">
            <text:p>17.05.2024</text:p>
          </table:table-cell>
          <table:table-cell office:value-type="float" office:value="1747" table:formula="of:=ROUND([bitcoin_futures.D106]/[bitcoin_futures.B106]; 0)" table:style-name="ce1">
            <text:p>1747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4693.446341780036" table:formula="of:=IF([.E101] + [.N102]  &gt; [.F102]; [.E101]+[.N102]; [.F102]*2)" table:style-name="ce1">
            <text:p>34693.44634</text:p>
          </table:table-cell>
          <table:table-cell office:value-type="float" office:value="16498.75" table:formula="of:=[Future_Returns.S102]*[.F$4]" table:style-name="ce1">
            <text:p>16498.75</text:p>
          </table:table-cell>
          <table:table-cell office:value-type="float" office:value="32997.5" table:formula="of:=[.F102]*2" table:style-name="ce6">
            <text:p>32997.5</text:p>
          </table:table-cell>
          <table:table-cell table:style-name="ce6"/>
          <table:table-cell office:value-type="boolean" office:boolean-value="false" table:formula="of:=[.E102]=[.G102]" table:style-name="ce6">
            <text:p>FALSE</text:p>
          </table:table-cell>
          <table:table-cell office:value-type="float" office:value="0" table:formula="of:=([.C102]-[.C101])*[bitcoin_futures.B106]" table:style-name="ce1">
            <text:p>0</text:p>
          </table:table-cell>
          <table:table-cell office:value-type="float" office:value="66990" table:formula="of:=[.C102]*[bitcoin_futures.B106]" table:style-name="ce5">
            <text:p>66990</text:p>
          </table:table-cell>
          <table:table-cell office:value-type="float" office:value="1977.5" table:formula="of:=[.K102]-[.K101]-[.J102]" table:style-name="ce1">
            <text:p>1977.5</text:p>
          </table:table-cell>
          <table:table-cell office:value-type="float" office:value="0" table:formula="of:=IF([.E102]=[.G102];[.E102]-([.E101] + [.N102]);0)*[.$M$5]/10000" table:style-name="ce11">
            <text:p>0.00</text:p>
          </table:table-cell>
          <table:table-cell office:value-type="float" office:value="-1917.2709761132621" table:formula="of:=-[Future_CF.Q102]+[.E101]*([bitcoin_futures.S106]/100/360)*[.$N$6]" table:style-name="ce11">
            <text:p>-1917.27</text:p>
          </table:table-cell>
          <table:table-cell table:style-name="ce1"/>
          <table:table-cell office:value-type="float" office:value="101683.44634178004" table:formula="of:=[.K102]+[.E102]" table:style-name="ce5">
            <text:p>101683.4463</text:p>
          </table:table-cell>
          <table:table-cell office:value-type="float" office:value="60.229023886737878" table:formula="of:=[.L102]+[.N102]-[.M102]" table:style-name="ce11">
            <text:p>60.23</text:p>
          </table:table-cell>
          <table:table-cell office:value-type="float" office:value="-1917.2709761132573" table:formula="of:=[.P102]-[.P101]-[.L102]" table:style-name="ce1">
            <text:p>-1917.270976</text:p>
          </table:table-cell>
          <table:table-cell office:value-type="float" office:value="5.9266991811853464E-4" table:formula="of:=[.Q102]/[.P101]" table:style-name="ce1">
            <text:p>0.00059267</text:p>
          </table:table-cell>
          <table:table-cell office:value-type="float" office:value="4.4358658478520132E-4" table:formula="of:=[.S102]-([bitcoin_futures.S106]/100/360)" table:style-name="ce1">
            <text:p>0.000443587</text:p>
          </table:table-cell>
          <table:table-cell office:value-type="float" office:value="1.0005926699181185" table:formula="of:=1+[.S102]" table:style-name="ce1">
            <text:p>1.00059267</text:p>
          </table:table-cell>
          <table:table-cell office:value-type="float" office:value="1.0004435865847852" table:formula="of:=1+[.T102]" table:style-name="ce1">
            <text:p>1.000443587</text:p>
          </table:table-cell>
          <table:table-cell table:number-columns-repeated="16362"/>
        </table:table-row>
        <table:table-row table:style-name="ro1">
          <table:table-cell office:value-type="string" office:string-value="20.05.2024" table:formula="of:=[bitcoin_futures.A107]" table:style-name="ce1">
            <text:p>20.05.2024</text:p>
          </table:table-cell>
          <table:table-cell office:value-type="float" office:value="1735" table:formula="of:=ROUND([bitcoin_futures.D107]/[bitcoin_futures.B107]; 0)" table:style-name="ce1">
            <text:p>1735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1616.036303920133" table:formula="of:=IF([.E102] + [.N103]  &gt; [.F103]; [.E102]+[.N103]; [.F103]*2)" table:style-name="ce1">
            <text:p>31616.0363</text:p>
          </table:table-cell>
          <table:table-cell office:value-type="float" office:value="16978.75" table:formula="of:=[Future_Returns.S103]*[.F$4]" table:style-name="ce1">
            <text:p>16978.75</text:p>
          </table:table-cell>
          <table:table-cell office:value-type="float" office:value="33957.5" table:formula="of:=[.F103]*2" table:style-name="ce6">
            <text:p>33957.5</text:p>
          </table:table-cell>
          <table:table-cell table:style-name="ce6"/>
          <table:table-cell office:value-type="boolean" office:boolean-value="false" table:formula="of:=[.E103]=[.G103]" table:style-name="ce6">
            <text:p>FALSE</text:p>
          </table:table-cell>
          <table:table-cell office:value-type="float" office:value="0" table:formula="of:=([.C103]-[.C102])*[bitcoin_futures.B107]" table:style-name="ce1">
            <text:p>0</text:p>
          </table:table-cell>
          <table:table-cell office:value-type="float" office:value="69947.5" table:formula="of:=[.C103]*[bitcoin_futures.B107]" table:style-name="ce5">
            <text:p>69947.5</text:p>
          </table:table-cell>
          <table:table-cell office:value-type="float" office:value="2957.5" table:formula="of:=[.K103]-[.K102]-[.J103]" table:style-name="ce1">
            <text:p>2957.5</text:p>
          </table:table-cell>
          <table:table-cell office:value-type="float" office:value="0" table:formula="of:=IF([.E103]=[.G103];[.E103]-([.E102] + [.N103]);0)*[.$M$5]/10000" table:style-name="ce11">
            <text:p>0.00</text:p>
          </table:table-cell>
          <table:table-cell office:value-type="float" office:value="-3077.4100378599019" table:formula="of:=-[Future_CF.Q103]+[.E102]*([bitcoin_futures.S107]/100/360)*[.$N$6]" table:style-name="ce11">
            <text:p>-3077.41</text:p>
          </table:table-cell>
          <table:table-cell table:style-name="ce1"/>
          <table:table-cell office:value-type="float" office:value="101563.53630392013" table:formula="of:=[.K103]+[.E103]" table:style-name="ce5">
            <text:p>101563.5363</text:p>
          </table:table-cell>
          <table:table-cell office:value-type="float" office:value="-119.91003785990188" table:formula="of:=[.L103]+[.N103]-[.M103]" table:style-name="ce11">
            <text:p>-119.91</text:p>
          </table:table-cell>
          <table:table-cell office:value-type="float" office:value="-3077.4100378599105" table:formula="of:=[.P103]-[.P102]-[.L103]" table:style-name="ce1">
            <text:p>-3077.410038</text:p>
          </table:table-cell>
          <table:table-cell office:value-type="float" office:value="-1.1792483651356419E-3" table:formula="of:=[.Q103]/[.P102]" table:style-name="ce1">
            <text:p>-0.001179248</text:p>
          </table:table-cell>
          <table:table-cell office:value-type="float" office:value="-1.3285539206911974E-3" table:formula="of:=[.S103]-([bitcoin_futures.S107]/100/360)" table:style-name="ce1">
            <text:p>-0.001328554</text:p>
          </table:table-cell>
          <table:table-cell office:value-type="float" office:value="0.99882075163486439" table:formula="of:=1+[.S103]" table:style-name="ce1">
            <text:p>0.998820752</text:p>
          </table:table-cell>
          <table:table-cell office:value-type="float" office:value="0.9986714460793088" table:formula="of:=1+[.T103]" table:style-name="ce1">
            <text:p>0.998671446</text:p>
          </table:table-cell>
          <table:table-cell table:number-columns-repeated="16362"/>
        </table:table-row>
        <table:table-row table:style-name="ro1">
          <table:table-cell office:value-type="string" office:string-value="21.05.2024" table:formula="of:=[bitcoin_futures.A108]" table:style-name="ce1">
            <text:p>21.05.2024</text:p>
          </table:table-cell>
          <table:table-cell office:value-type="float" office:value="1763" table:formula="of:=ROUND([bitcoin_futures.D108]/[bitcoin_futures.B108]; 0)" table:style-name="ce1">
            <text:p>1763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2553.394333294465" table:formula="of:=IF([.E103] + [.N104]  &gt; [.F104]; [.E103]+[.N104]; [.F104]*2)" table:style-name="ce1">
            <text:p>32553.39433</text:p>
          </table:table-cell>
          <table:table-cell office:value-type="float" office:value="17748.75" table:formula="of:=[Future_Returns.S104]*[.F$4]" table:style-name="ce1">
            <text:p>17748.75</text:p>
          </table:table-cell>
          <table:table-cell office:value-type="float" office:value="35497.5" table:formula="of:=[.F104]*2" table:style-name="ce6">
            <text:p>35497.5</text:p>
          </table:table-cell>
          <table:table-cell table:style-name="ce6"/>
          <table:table-cell office:value-type="boolean" office:boolean-value="false" table:formula="of:=[.E104]=[.G104]" table:style-name="ce6">
            <text:p>FALSE</text:p>
          </table:table-cell>
          <table:table-cell office:value-type="float" office:value="0" table:formula="of:=([.C104]-[.C103])*[bitcoin_futures.B108]" table:style-name="ce1">
            <text:p>0</text:p>
          </table:table-cell>
          <table:table-cell office:value-type="float" office:value="69072.5" table:formula="of:=[.C104]*[bitcoin_futures.B108]" table:style-name="ce5">
            <text:p>69072.5</text:p>
          </table:table-cell>
          <table:table-cell office:value-type="float" office:value="-875" table:formula="of:=[.K104]-[.K103]-[.J104]" table:style-name="ce1">
            <text:p>-875</text:p>
          </table:table-cell>
          <table:table-cell office:value-type="float" office:value="0" table:formula="of:=IF([.E104]=[.G104];[.E104]-([.E103] + [.N104]);0)*[.$M$5]/10000" table:style-name="ce11">
            <text:p>0.00</text:p>
          </table:table-cell>
          <table:table-cell office:value-type="float" office:value="937.35802937433402" table:formula="of:=-[Future_CF.Q104]+[.E103]*([bitcoin_futures.S108]/100/360)*[.$N$6]" table:style-name="ce11">
            <text:p>937.36</text:p>
          </table:table-cell>
          <table:table-cell table:style-name="ce1"/>
          <table:table-cell office:value-type="float" office:value="101625.89433329446" table:formula="of:=[.K104]+[.E104]" table:style-name="ce5">
            <text:p>101625.8943</text:p>
          </table:table-cell>
          <table:table-cell office:value-type="float" office:value="62.358029374334023" table:formula="of:=[.L104]+[.N104]-[.M104]" table:style-name="ce11">
            <text:p>62.36</text:p>
          </table:table-cell>
          <table:table-cell office:value-type="float" office:value="937.35802937432891" table:formula="of:=[.P104]-[.P103]-[.L104]" table:style-name="ce1">
            <text:p>937.3580294</text:p>
          </table:table-cell>
          <table:table-cell office:value-type="float" office:value="6.1398048594658026E-4" table:formula="of:=[.Q104]/[.P103]" table:style-name="ce1">
            <text:p>0.00061398</text:p>
          </table:table-cell>
          <table:table-cell office:value-type="float" office:value="4.6481381927991356E-4" table:formula="of:=[.S104]-([bitcoin_futures.S108]/100/360)" table:style-name="ce1">
            <text:p>0.000464814</text:p>
          </table:table-cell>
          <table:table-cell office:value-type="float" office:value="1.0006139804859466" table:formula="of:=1+[.S104]" table:style-name="ce1">
            <text:p>1.00061398</text:p>
          </table:table-cell>
          <table:table-cell office:value-type="float" office:value="1.00046481381928" table:formula="of:=1+[.T104]" table:style-name="ce1">
            <text:p>1.000464814</text:p>
          </table:table-cell>
          <table:table-cell table:number-columns-repeated="16362"/>
        </table:table-row>
        <table:table-row table:style-name="ro1">
          <table:table-cell office:value-type="string" office:string-value="22.05.2024" table:formula="of:=[bitcoin_futures.A109]" table:style-name="ce1">
            <text:p>22.05.2024</text:p>
          </table:table-cell>
          <table:table-cell office:value-type="float" office:value="1753" table:formula="of:=ROUND([bitcoin_futures.D109]/[bitcoin_futures.B109]; 0)" table:style-name="ce1">
            <text:p>1753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2225.819109041819" table:formula="of:=IF([.E104] + [.N105]  &gt; [.F105]; [.E104]+[.N105]; [.F105]*2)" table:style-name="ce1">
            <text:p>32225.81911</text:p>
          </table:table-cell>
          <table:table-cell office:value-type="float" office:value="17515" table:formula="of:=[Future_Returns.S105]*[.F$4]" table:style-name="ce1">
            <text:p>17515</text:p>
          </table:table-cell>
          <table:table-cell office:value-type="float" office:value="35030" table:formula="of:=[.F105]*2" table:style-name="ce6">
            <text:p>35030</text:p>
          </table:table-cell>
          <table:table-cell table:style-name="ce6"/>
          <table:table-cell office:value-type="boolean" office:boolean-value="false" table:formula="of:=[.E105]=[.G105]" table:style-name="ce6">
            <text:p>FALSE</text:p>
          </table:table-cell>
          <table:table-cell office:value-type="float" office:value="0" table:formula="of:=([.C105]-[.C104])*[bitcoin_futures.B109]" table:style-name="ce1">
            <text:p>0</text:p>
          </table:table-cell>
          <table:table-cell office:value-type="float" office:value="69492.5" table:formula="of:=[.C105]*[bitcoin_futures.B109]" table:style-name="ce5">
            <text:p>69492.5</text:p>
          </table:table-cell>
          <table:table-cell office:value-type="float" office:value="420" table:formula="of:=[.K105]-[.K104]-[.J105]" table:style-name="ce1">
            <text:p>420</text:p>
          </table:table-cell>
          <table:table-cell office:value-type="float" office:value="0" table:formula="of:=IF([.E105]=[.G105];[.E105]-([.E104] + [.N105]);0)*[.$M$5]/10000" table:style-name="ce11">
            <text:p>0.00</text:p>
          </table:table-cell>
          <table:table-cell office:value-type="float" office:value="-327.57522425264642" table:formula="of:=-[Future_CF.Q105]+[.E104]*([bitcoin_futures.S109]/100/360)*[.$N$6]" table:style-name="ce11">
            <text:p>-327.58</text:p>
          </table:table-cell>
          <table:table-cell table:style-name="ce1"/>
          <table:table-cell office:value-type="float" office:value="101718.31910904183" table:formula="of:=[.K105]+[.E105]" table:style-name="ce5">
            <text:p>101718.3191</text:p>
          </table:table-cell>
          <table:table-cell office:value-type="float" office:value="92.424775747353578" table:formula="of:=[.L105]+[.N105]-[.M105]" table:style-name="ce11">
            <text:p>92.42</text:p>
          </table:table-cell>
          <table:table-cell office:value-type="float" office:value="-327.57522425263596" table:formula="of:=[.P105]-[.P104]-[.L105]" table:style-name="ce1">
            <text:p>-327.5752243</text:p>
          </table:table-cell>
          <table:table-cell office:value-type="float" office:value="9.094608844890978E-4" table:formula="of:=[.Q105]/[.P104]" table:style-name="ce1">
            <text:p>0.000909461</text:p>
          </table:table-cell>
          <table:table-cell office:value-type="float" office:value="7.6048866226687559E-4" table:formula="of:=[.S105]-([bitcoin_futures.S109]/100/360)" table:style-name="ce1">
            <text:p>0.000760489</text:p>
          </table:table-cell>
          <table:table-cell office:value-type="float" office:value="1.0009094608844891" table:formula="of:=1+[.S105]" table:style-name="ce1">
            <text:p>1.000909461</text:p>
          </table:table-cell>
          <table:table-cell office:value-type="float" office:value="1.000760488662267" table:formula="of:=1+[.T105]" table:style-name="ce1">
            <text:p>1.000760489</text:p>
          </table:table-cell>
          <table:table-cell table:number-columns-repeated="16362"/>
        </table:table-row>
        <table:table-row table:style-name="ro1">
          <table:table-cell office:value-type="string" office:string-value="23.05.2024" table:formula="of:=[bitcoin_futures.A110]" table:style-name="ce1">
            <text:p>23.05.2024</text:p>
          </table:table-cell>
          <table:table-cell office:value-type="float" office:value="1760" table:formula="of:=ROUND([bitcoin_futures.D110]/[bitcoin_futures.B110]; 0)" table:style-name="ce1">
            <text:p>1760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4838.220827727084" table:formula="of:=IF([.E105] + [.N106]  &gt; [.F106]; [.E105]+[.N106]; [.F106]*2)" table:style-name="ce1">
            <text:p>34838.22083</text:p>
          </table:table-cell>
          <table:table-cell office:value-type="float" office:value="17597.5" table:formula="of:=[Future_Returns.S106]*[.F$4]" table:style-name="ce1">
            <text:p>17597.5</text:p>
          </table:table-cell>
          <table:table-cell office:value-type="float" office:value="35195" table:formula="of:=[.F106]*2" table:style-name="ce6">
            <text:p>35195</text:p>
          </table:table-cell>
          <table:table-cell table:style-name="ce6"/>
          <table:table-cell office:value-type="boolean" office:boolean-value="false" table:formula="of:=[.E106]=[.G106]" table:style-name="ce6">
            <text:p>FALSE</text:p>
          </table:table-cell>
          <table:table-cell office:value-type="float" office:value="0" table:formula="of:=([.C106]-[.C105])*[bitcoin_futures.B110]" table:style-name="ce1">
            <text:p>0</text:p>
          </table:table-cell>
          <table:table-cell office:value-type="float" office:value="66972.5" table:formula="of:=[.C106]*[bitcoin_futures.B110]" table:style-name="ce5">
            <text:p>66972.5</text:p>
          </table:table-cell>
          <table:table-cell office:value-type="float" office:value="-2520" table:formula="of:=[.K106]-[.K105]-[.J106]" table:style-name="ce1">
            <text:p>-2520</text:p>
          </table:table-cell>
          <table:table-cell office:value-type="float" office:value="0" table:formula="of:=IF([.E106]=[.G106];[.E106]-([.E105] + [.N106]);0)*[.$M$5]/10000" table:style-name="ce11">
            <text:p>0.00</text:p>
          </table:table-cell>
          <table:table-cell office:value-type="float" office:value="2612.4017186852657" table:formula="of:=-[Future_CF.Q106]+[.E105]*([bitcoin_futures.S110]/100/360)*[.$N$6]" table:style-name="ce11">
            <text:p>2612.40</text:p>
          </table:table-cell>
          <table:table-cell table:style-name="ce1"/>
          <table:table-cell office:value-type="float" office:value="101810.72082772708" table:formula="of:=[.K106]+[.E106]" table:style-name="ce5">
            <text:p>101810.7208</text:p>
          </table:table-cell>
          <table:table-cell office:value-type="float" office:value="92.401718685265678" table:formula="of:=[.L106]+[.N106]-[.M106]" table:style-name="ce11">
            <text:p>92.40</text:p>
          </table:table-cell>
          <table:table-cell office:value-type="float" office:value="2612.4017186852579" table:formula="of:=[.P106]-[.P105]-[.L106]" table:style-name="ce1">
            <text:p>2612.401719</text:p>
          </table:table-cell>
          <table:table-cell office:value-type="float" office:value="9.0840784132709888E-4" table:formula="of:=[.Q106]/[.P105]" table:style-name="ce1">
            <text:p>0.000908408</text:p>
          </table:table-cell>
          <table:table-cell office:value-type="float" office:value="7.593522857715434E-4" table:formula="of:=[.S106]-([bitcoin_futures.S110]/100/360)" table:style-name="ce1">
            <text:p>0.000759352</text:p>
          </table:table-cell>
          <table:table-cell office:value-type="float" office:value="1.0009084078413271" table:formula="of:=1+[.S106]" table:style-name="ce1">
            <text:p>1.000908408</text:p>
          </table:table-cell>
          <table:table-cell office:value-type="float" office:value="1.0007593522857716" table:formula="of:=1+[.T106]" table:style-name="ce1">
            <text:p>1.000759352</text:p>
          </table:table-cell>
          <table:table-cell table:number-columns-repeated="16362"/>
        </table:table-row>
        <table:table-row table:style-name="ro1">
          <table:table-cell office:value-type="string" office:string-value="24.05.2024" table:formula="of:=[bitcoin_futures.A111]" table:style-name="ce1">
            <text:p>24.05.2024</text:p>
          </table:table-cell>
          <table:table-cell office:value-type="float" office:value="1747" table:formula="of:=ROUND([bitcoin_futures.D111]/[bitcoin_futures.B111]; 0)" table:style-name="ce1">
            <text:p>1747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2555.824984733958" table:formula="of:=IF([.E106] + [.N107]  &gt; [.F107]; [.E106]+[.N107]; [.F107]*2)" table:style-name="ce1">
            <text:p>32555.82498</text:p>
          </table:table-cell>
          <table:table-cell office:value-type="float" office:value="16945" table:formula="of:=[Future_Returns.S107]*[.F$4]" table:style-name="ce1">
            <text:p>16945</text:p>
          </table:table-cell>
          <table:table-cell office:value-type="float" office:value="33890" table:formula="of:=[.F107]*2" table:style-name="ce6">
            <text:p>33890</text:p>
          </table:table-cell>
          <table:table-cell table:style-name="ce6"/>
          <table:table-cell office:value-type="boolean" office:boolean-value="false" table:formula="of:=[.E107]=[.G107]" table:style-name="ce6">
            <text:p>FALSE</text:p>
          </table:table-cell>
          <table:table-cell office:value-type="float" office:value="0" table:formula="of:=([.C107]-[.C106])*[bitcoin_futures.B111]" table:style-name="ce1">
            <text:p>0</text:p>
          </table:table-cell>
          <table:table-cell office:value-type="float" office:value="69055" table:formula="of:=[.C107]*[bitcoin_futures.B111]" table:style-name="ce5">
            <text:p>69055</text:p>
          </table:table-cell>
          <table:table-cell office:value-type="float" office:value="2082.5" table:formula="of:=[.K107]-[.K106]-[.J107]" table:style-name="ce1">
            <text:p>2082.5</text:p>
          </table:table-cell>
          <table:table-cell office:value-type="float" office:value="0" table:formula="of:=IF([.E107]=[.G107];[.E107]-([.E106] + [.N107]);0)*[.$M$5]/10000" table:style-name="ce11">
            <text:p>0.00</text:p>
          </table:table-cell>
          <table:table-cell office:value-type="float" office:value="-2282.3958429931272" table:formula="of:=-[Future_CF.Q107]+[.E106]*([bitcoin_futures.S111]/100/360)*[.$N$6]" table:style-name="ce11">
            <text:p>-2282.40</text:p>
          </table:table-cell>
          <table:table-cell table:style-name="ce1"/>
          <table:table-cell office:value-type="float" office:value="101610.82498473396" table:formula="of:=[.K107]+[.E107]" table:style-name="ce5">
            <text:p>101610.825</text:p>
          </table:table-cell>
          <table:table-cell office:value-type="float" office:value="-199.89584299312719" table:formula="of:=[.L107]+[.N107]-[.M107]" table:style-name="ce11">
            <text:p>-199.90</text:p>
          </table:table-cell>
          <table:table-cell office:value-type="float" office:value="-2282.3958429931226" table:formula="of:=[.P107]-[.P106]-[.L107]" table:style-name="ce1">
            <text:p>-2282.395843</text:p>
          </table:table-cell>
          <table:table-cell office:value-type="float" office:value="-1.9634066173774465E-3" table:formula="of:=[.Q107]/[.P106]" table:style-name="ce1">
            <text:p>-0.001963407</text:p>
          </table:table-cell>
          <table:table-cell office:value-type="float" office:value="-2.1129066173774464E-3" table:formula="of:=[.S107]-([bitcoin_futures.S111]/100/360)" table:style-name="ce1">
            <text:p>-0.002112907</text:p>
          </table:table-cell>
          <table:table-cell office:value-type="float" office:value="0.99803659338262252" table:formula="of:=1+[.S107]" table:style-name="ce1">
            <text:p>0.998036593</text:p>
          </table:table-cell>
          <table:table-cell office:value-type="float" office:value="0.9978870933826226" table:formula="of:=1+[.T107]" table:style-name="ce1">
            <text:p>0.997887093</text:p>
          </table:table-cell>
          <table:table-cell table:number-columns-repeated="16362"/>
        </table:table-row>
        <table:table-row table:style-name="ro1">
          <table:table-cell office:value-type="string" office:string-value="27.05.2024" table:formula="of:=[bitcoin_futures.A112]" table:style-name="ce1">
            <text:p>27.05.2024</text:p>
          </table:table-cell>
          <table:table-cell office:value-type="float" office:value="1767" table:formula="of:=ROUND([bitcoin_futures.D112]/[bitcoin_futures.B112]; 0)" table:style-name="ce1">
            <text:p>1767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2558.258532651565" table:formula="of:=IF([.E107] + [.N108]  &gt; [.F108]; [.E107]+[.N108]; [.F108]*2)" table:style-name="ce1">
            <text:p>32558.25853</text:p>
          </table:table-cell>
          <table:table-cell office:value-type="float" office:value="17516.25" table:formula="of:=[Future_Returns.S108]*[.F$4]" table:style-name="ce1">
            <text:p>17516.25</text:p>
          </table:table-cell>
          <table:table-cell office:value-type="float" office:value="35032.5" table:formula="of:=[.F108]*2" table:style-name="ce6">
            <text:p>35032.5</text:p>
          </table:table-cell>
          <table:table-cell table:style-name="ce6"/>
          <table:table-cell office:value-type="boolean" office:boolean-value="false" table:formula="of:=[.E108]=[.G108]" table:style-name="ce6">
            <text:p>FALSE</text:p>
          </table:table-cell>
          <table:table-cell office:value-type="float" office:value="0" table:formula="of:=([.C108]-[.C107])*[bitcoin_futures.B112]" table:style-name="ce1">
            <text:p>0</text:p>
          </table:table-cell>
          <table:table-cell office:value-type="float" office:value="69055" table:formula="of:=[.C108]*[bitcoin_futures.B112]" table:style-name="ce5">
            <text:p>69055</text:p>
          </table:table-cell>
          <table:table-cell office:value-type="float" office:value="0" table:formula="of:=[.K108]-[.K107]-[.J108]" table:style-name="ce1">
            <text:p>0</text:p>
          </table:table-cell>
          <table:table-cell office:value-type="float" office:value="0" table:formula="of:=IF([.E108]=[.G108];[.E108]-([.E107] + [.N108]);0)*[.$M$5]/10000" table:style-name="ce11">
            <text:p>0.00</text:p>
          </table:table-cell>
          <table:table-cell office:value-type="float" office:value="2.4335479176088635" table:formula="of:=-[Future_CF.Q108]+[.E107]*([bitcoin_futures.S112]/100/360)*[.$N$6]" table:style-name="ce11">
            <text:p>2.43</text:p>
          </table:table-cell>
          <table:table-cell table:style-name="ce1"/>
          <table:table-cell office:value-type="float" office:value="101613.25853265157" table:formula="of:=[.K108]+[.E108]" table:style-name="ce5">
            <text:p>101613.2585</text:p>
          </table:table-cell>
          <table:table-cell office:value-type="float" office:value="2.4335479176088635" table:formula="of:=[.L108]+[.N108]-[.M108]" table:style-name="ce11">
            <text:p>2.43</text:p>
          </table:table-cell>
          <table:table-cell office:value-type="float" office:value="2.4335479176079389" table:formula="of:=[.P108]-[.P107]-[.L108]" table:style-name="ce1">
            <text:p>2.433547918</text:p>
          </table:table-cell>
          <table:table-cell office:value-type="float" office:value="2.3949691560662757E-5" table:formula="of:=[.Q108]/[.P107]" table:style-name="ce1">
            <text:p>2.39497E-05</text:p>
          </table:table-cell>
          <table:table-cell office:value-type="float" office:value="-1.2555030843933724E-4" table:formula="of:=[.S108]-([bitcoin_futures.S112]/100/360)" table:style-name="ce1">
            <text:p>-0.00012555</text:p>
          </table:table-cell>
          <table:table-cell office:value-type="float" office:value="1.0000239496915606" table:formula="of:=1+[.S108]" table:style-name="ce1">
            <text:p>1.00002395</text:p>
          </table:table-cell>
          <table:table-cell office:value-type="float" office:value="0.9998744496915607" table:formula="of:=1+[.T108]" table:style-name="ce1">
            <text:p>0.99987445</text:p>
          </table:table-cell>
          <table:table-cell table:number-columns-repeated="16362"/>
        </table:table-row>
        <table:table-row table:style-name="ro1">
          <table:table-cell office:value-type="string" office:string-value="28.05.2024" table:formula="of:=[bitcoin_futures.A113]" table:style-name="ce1">
            <text:p>28.05.2024</text:p>
          </table:table-cell>
          <table:table-cell office:value-type="float" office:value="1750" table:formula="of:=ROUND([bitcoin_futures.D113]/[bitcoin_futures.B113]; 0)" table:style-name="ce1">
            <text:p>1750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3550.690905882773" table:formula="of:=IF([.E108] + [.N109]  &gt; [.F109]; [.E108]+[.N109]; [.F109]*2)" table:style-name="ce1">
            <text:p>33550.69091</text:p>
          </table:table-cell>
          <table:table-cell office:value-type="float" office:value="17516.25" table:formula="of:=[Future_Returns.S109]*[.F$4]" table:style-name="ce1">
            <text:p>17516.25</text:p>
          </table:table-cell>
          <table:table-cell office:value-type="float" office:value="35032.5" table:formula="of:=[.F109]*2" table:style-name="ce6">
            <text:p>35032.5</text:p>
          </table:table-cell>
          <table:table-cell table:style-name="ce6"/>
          <table:table-cell office:value-type="boolean" office:boolean-value="false" table:formula="of:=[.E109]=[.G109]" table:style-name="ce6">
            <text:p>FALSE</text:p>
          </table:table-cell>
          <table:table-cell office:value-type="float" office:value="0" table:formula="of:=([.C109]-[.C108])*[bitcoin_futures.B113]" table:style-name="ce1">
            <text:p>0</text:p>
          </table:table-cell>
          <table:table-cell office:value-type="float" office:value="68215" table:formula="of:=[.C109]*[bitcoin_futures.B113]" table:style-name="ce5">
            <text:p>68215</text:p>
          </table:table-cell>
          <table:table-cell office:value-type="float" office:value="-840" table:formula="of:=[.K109]-[.K108]-[.J109]" table:style-name="ce1">
            <text:p>-840</text:p>
          </table:table-cell>
          <table:table-cell office:value-type="float" office:value="0" table:formula="of:=IF([.E109]=[.G109];[.E109]-([.E108] + [.N109]);0)*[.$M$5]/10000" table:style-name="ce11">
            <text:p>0.00</text:p>
          </table:table-cell>
          <table:table-cell office:value-type="float" office:value="992.43237323121014" table:formula="of:=-[Future_CF.Q109]+[.E108]*([bitcoin_futures.S113]/100/360)*[.$N$6]" table:style-name="ce11">
            <text:p>992.43</text:p>
          </table:table-cell>
          <table:table-cell table:style-name="ce1"/>
          <table:table-cell office:value-type="float" office:value="101765.69090588277" table:formula="of:=[.K109]+[.E109]" table:style-name="ce5">
            <text:p>101765.6909</text:p>
          </table:table-cell>
          <table:table-cell office:value-type="float" office:value="152.43237323121014" table:formula="of:=[.L109]+[.N109]-[.M109]" table:style-name="ce11">
            <text:p>152.43</text:p>
          </table:table-cell>
          <table:table-cell office:value-type="float" office:value="992.43237323120411" table:formula="of:=[.P109]-[.P108]-[.L109]" table:style-name="ce1">
            <text:p>992.4323732</text:p>
          </table:table-cell>
          <table:table-cell office:value-type="float" office:value="1.5001228720780445E-3" table:formula="of:=[.Q109]/[.P108]" table:style-name="ce1">
            <text:p>0.001500123</text:p>
          </table:table-cell>
          <table:table-cell office:value-type="float" office:value="1.3507062054113779E-3" table:formula="of:=[.S109]-([bitcoin_futures.S113]/100/360)" table:style-name="ce1">
            <text:p>0.001350706</text:p>
          </table:table-cell>
          <table:table-cell office:value-type="float" office:value="1.0015001228720781" table:formula="of:=1+[.S109]" table:style-name="ce1">
            <text:p>1.001500123</text:p>
          </table:table-cell>
          <table:table-cell office:value-type="float" office:value="1.0013507062054114" table:formula="of:=1+[.T109]" table:style-name="ce1">
            <text:p>1.001350706</text:p>
          </table:table-cell>
          <table:table-cell table:number-columns-repeated="16362"/>
        </table:table-row>
        <table:table-row table:style-name="ro1">
          <table:table-cell office:value-type="string" office:string-value="29.05.2024" table:formula="of:=[bitcoin_futures.A114]" table:style-name="ce1">
            <text:p>29.05.2024</text:p>
          </table:table-cell>
          <table:table-cell office:value-type="float" office:value="1759" table:formula="of:=ROUND([bitcoin_futures.D114]/[bitcoin_futures.B114]; 0)" table:style-name="ce1">
            <text:p>1759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4848.196024137076" table:formula="of:=IF([.E109] + [.N110]  &gt; [.F110]; [.E109]+[.N110]; [.F110]*2)" table:style-name="ce1">
            <text:p>34848.19602</text:p>
          </table:table-cell>
          <table:table-cell office:value-type="float" office:value="17268.75" table:formula="of:=[Future_Returns.S110]*[.F$4]" table:style-name="ce1">
            <text:p>17268.75</text:p>
          </table:table-cell>
          <table:table-cell office:value-type="float" office:value="34537.5" table:formula="of:=[.F110]*2" table:style-name="ce6">
            <text:p>34537.5</text:p>
          </table:table-cell>
          <table:table-cell table:style-name="ce6"/>
          <table:table-cell office:value-type="boolean" office:boolean-value="false" table:formula="of:=[.E110]=[.G110]" table:style-name="ce6">
            <text:p>FALSE</text:p>
          </table:table-cell>
          <table:table-cell office:value-type="float" office:value="0" table:formula="of:=([.C110]-[.C109])*[bitcoin_futures.B114]" table:style-name="ce1">
            <text:p>0</text:p>
          </table:table-cell>
          <table:table-cell office:value-type="float" office:value="67060" table:formula="of:=[.C110]*[bitcoin_futures.B114]" table:style-name="ce5">
            <text:p>67060</text:p>
          </table:table-cell>
          <table:table-cell office:value-type="float" office:value="-1155" table:formula="of:=[.K110]-[.K109]-[.J110]" table:style-name="ce1">
            <text:p>-1155</text:p>
          </table:table-cell>
          <table:table-cell office:value-type="float" office:value="0" table:formula="of:=IF([.E110]=[.G110];[.E110]-([.E109] + [.N110]);0)*[.$M$5]/10000" table:style-name="ce11">
            <text:p>0.00</text:p>
          </table:table-cell>
          <table:table-cell office:value-type="float" office:value="1297.5051182543059" table:formula="of:=-[Future_CF.Q110]+[.E109]*([bitcoin_futures.S114]/100/360)*[.$N$6]" table:style-name="ce11">
            <text:p>1297.51</text:p>
          </table:table-cell>
          <table:table-cell table:style-name="ce1"/>
          <table:table-cell office:value-type="float" office:value="101908.19602413708" table:formula="of:=[.K110]+[.E110]" table:style-name="ce5">
            <text:p>101908.196</text:p>
          </table:table-cell>
          <table:table-cell office:value-type="float" office:value="142.5051182543059" table:formula="of:=[.L110]+[.N110]-[.M110]" table:style-name="ce11">
            <text:p>142.51</text:p>
          </table:table-cell>
          <table:table-cell office:value-type="float" office:value="1297.5051182543102" table:formula="of:=[.P110]-[.P109]-[.L110]" table:style-name="ce1">
            <text:p>1297.505118</text:p>
          </table:table-cell>
          <table:table-cell office:value-type="float" office:value="1.4003257579816432E-3" table:formula="of:=[.Q110]/[.P109]" table:style-name="ce1">
            <text:p>0.001400326</text:p>
          </table:table-cell>
          <table:table-cell office:value-type="float" office:value="1.2509924246483098E-3" table:formula="of:=[.S110]-([bitcoin_futures.S114]/100/360)" table:style-name="ce1">
            <text:p>0.001250992</text:p>
          </table:table-cell>
          <table:table-cell office:value-type="float" office:value="1.0014003257579815" table:formula="of:=1+[.S110]" table:style-name="ce1">
            <text:p>1.001400326</text:p>
          </table:table-cell>
          <table:table-cell office:value-type="float" office:value="1.0012509924246482" table:formula="of:=1+[.T110]" table:style-name="ce1">
            <text:p>1.001250992</text:p>
          </table:table-cell>
          <table:table-cell table:number-columns-repeated="16362"/>
        </table:table-row>
        <table:table-row table:style-name="ro1">
          <table:table-cell office:value-type="string" office:string-value="30.05.2024" table:formula="of:=[bitcoin_futures.A115]" table:style-name="ce1">
            <text:p>30.05.2024</text:p>
          </table:table-cell>
          <table:table-cell office:value-type="float" office:value="1761" table:formula="of:=ROUND([bitcoin_futures.D115]/[bitcoin_futures.B115]; 0)" table:style-name="ce1">
            <text:p>1761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3285.799958784439" table:formula="of:=IF([.E110] + [.N111]  &gt; [.F111]; [.E110]+[.N111]; [.F111]*2)" table:style-name="ce1">
            <text:p>33285.79996</text:p>
          </table:table-cell>
          <table:table-cell office:value-type="float" office:value="16945" table:formula="of:=[Future_Returns.S111]*[.F$4]" table:style-name="ce1">
            <text:p>16945</text:p>
          </table:table-cell>
          <table:table-cell office:value-type="float" office:value="33890" table:formula="of:=[.F111]*2" table:style-name="ce6">
            <text:p>33890</text:p>
          </table:table-cell>
          <table:table-cell table:style-name="ce6"/>
          <table:table-cell office:value-type="boolean" office:boolean-value="false" table:formula="of:=[.E111]=[.G111]" table:style-name="ce6">
            <text:p>FALSE</text:p>
          </table:table-cell>
          <table:table-cell office:value-type="float" office:value="0" table:formula="of:=([.C111]-[.C110])*[bitcoin_futures.B115]" table:style-name="ce1">
            <text:p>0</text:p>
          </table:table-cell>
          <table:table-cell office:value-type="float" office:value="68530" table:formula="of:=[.C111]*[bitcoin_futures.B115]" table:style-name="ce5">
            <text:p>68530</text:p>
          </table:table-cell>
          <table:table-cell office:value-type="float" office:value="1470" table:formula="of:=[.K111]-[.K110]-[.J111]" table:style-name="ce1">
            <text:p>1470</text:p>
          </table:table-cell>
          <table:table-cell office:value-type="float" office:value="0" table:formula="of:=IF([.E111]=[.G111];[.E111]-([.E110] + [.N111]);0)*[.$M$5]/10000" table:style-name="ce11">
            <text:p>0.00</text:p>
          </table:table-cell>
          <table:table-cell office:value-type="float" office:value="-1562.3960653526408" table:formula="of:=-[Future_CF.Q111]+[.E110]*([bitcoin_futures.S115]/100/360)*[.$N$6]" table:style-name="ce11">
            <text:p>-1562.40</text:p>
          </table:table-cell>
          <table:table-cell table:style-name="ce1"/>
          <table:table-cell office:value-type="float" office:value="101815.79995878444" table:formula="of:=[.K111]+[.E111]" table:style-name="ce5">
            <text:p>101815.8</text:p>
          </table:table-cell>
          <table:table-cell office:value-type="float" office:value="-92.39606535264079" table:formula="of:=[.L111]+[.N111]-[.M111]" table:style-name="ce11">
            <text:p>-92.40</text:p>
          </table:table-cell>
          <table:table-cell office:value-type="float" office:value="-1562.3960653526447" table:formula="of:=[.P111]-[.P110]-[.L111]" table:style-name="ce1">
            <text:p>-1562.396065</text:p>
          </table:table-cell>
          <table:table-cell office:value-type="float" office:value="-9.066598071342237E-4" table:formula="of:=[.Q111]/[.P110]" table:style-name="ce1">
            <text:p>-0.00090666</text:p>
          </table:table-cell>
          <table:table-cell office:value-type="float" office:value="-1.056104251578668E-3" table:formula="of:=[.S111]-([bitcoin_futures.S115]/100/360)" table:style-name="ce1">
            <text:p>-0.001056104</text:p>
          </table:table-cell>
          <table:table-cell office:value-type="float" office:value="0.99909334019286578" table:formula="of:=1+[.S111]" table:style-name="ce1">
            <text:p>0.99909334</text:p>
          </table:table-cell>
          <table:table-cell office:value-type="float" office:value="0.99894389574842135" table:formula="of:=1+[.T111]" table:style-name="ce1">
            <text:p>0.998943896</text:p>
          </table:table-cell>
          <table:table-cell table:number-columns-repeated="16362"/>
        </table:table-row>
        <table:table-row table:style-name="ro1">
          <table:table-cell office:value-type="string" office:string-value="31.05.2024" table:formula="of:=[bitcoin_futures.A116]" table:style-name="ce1">
            <text:p>31.05.2024</text:p>
          </table:table-cell>
          <table:table-cell office:value-type="float" office:value="1751" table:formula="of:=ROUND([bitcoin_futures.D116]/[bitcoin_futures.B116]; 0)" table:style-name="ce1">
            <text:p>1751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4598.278363973033" table:formula="of:=IF([.E111] + [.N112]  &gt; [.F112]; [.E111]+[.N112]; [.F112]*2)" table:style-name="ce1">
            <text:p>34598.27836</text:p>
          </table:table-cell>
          <table:table-cell office:value-type="float" office:value="17336.25" table:formula="of:=[Future_Returns.S112]*[.F$4]" table:style-name="ce1">
            <text:p>17336.25</text:p>
          </table:table-cell>
          <table:table-cell office:value-type="float" office:value="34672.5" table:formula="of:=[.F112]*2" table:style-name="ce6">
            <text:p>34672.5</text:p>
          </table:table-cell>
          <table:table-cell table:style-name="ce6"/>
          <table:table-cell office:value-type="boolean" office:boolean-value="false" table:formula="of:=[.E112]=[.G112]" table:style-name="ce6">
            <text:p>FALSE</text:p>
          </table:table-cell>
          <table:table-cell office:value-type="float" office:value="0" table:formula="of:=([.C112]-[.C111])*[bitcoin_futures.B116]" table:style-name="ce1">
            <text:p>0</text:p>
          </table:table-cell>
          <table:table-cell office:value-type="float" office:value="67462.5" table:formula="of:=[.C112]*[bitcoin_futures.B116]" table:style-name="ce5">
            <text:p>67462.5</text:p>
          </table:table-cell>
          <table:table-cell office:value-type="float" office:value="-1067.5" table:formula="of:=[.K112]-[.K111]-[.J112]" table:style-name="ce1">
            <text:p>-1067.5</text:p>
          </table:table-cell>
          <table:table-cell office:value-type="float" office:value="0" table:formula="of:=IF([.E112]=[.G112];[.E112]-([.E111] + [.N112]);0)*[.$M$5]/10000" table:style-name="ce11">
            <text:p>0.00</text:p>
          </table:table-cell>
          <table:table-cell office:value-type="float" office:value="1312.4784051885979" table:formula="of:=-[Future_CF.Q112]+[.E111]*([bitcoin_futures.S116]/100/360)*[.$N$6]" table:style-name="ce11">
            <text:p>1312.48</text:p>
          </table:table-cell>
          <table:table-cell table:style-name="ce1"/>
          <table:table-cell office:value-type="float" office:value="102060.77836397303" table:formula="of:=[.K112]+[.E112]" table:style-name="ce5">
            <text:p>102060.7784</text:p>
          </table:table-cell>
          <table:table-cell office:value-type="float" office:value="244.97840518859789" table:formula="of:=[.L112]+[.N112]-[.M112]" table:style-name="ce11">
            <text:p>244.98</text:p>
          </table:table-cell>
          <table:table-cell office:value-type="float" office:value="1312.4784051885945" table:formula="of:=[.P112]-[.P111]-[.L112]" table:style-name="ce1">
            <text:p>1312.478405</text:p>
          </table:table-cell>
          <table:table-cell office:value-type="float" office:value="2.4060941944940412E-3" table:formula="of:=[.Q112]/[.P111]" table:style-name="ce1">
            <text:p>0.002406094</text:p>
          </table:table-cell>
          <table:table-cell office:value-type="float" office:value="2.2571775278273747E-3" table:formula="of:=[.S112]-([bitcoin_futures.S116]/100/360)" table:style-name="ce1">
            <text:p>0.002257178</text:p>
          </table:table-cell>
          <table:table-cell office:value-type="float" office:value="1.0024060941944941" table:formula="of:=1+[.S112]" table:style-name="ce1">
            <text:p>1.002406094</text:p>
          </table:table-cell>
          <table:table-cell office:value-type="float" office:value="1.0022571775278273" table:formula="of:=1+[.T112]" table:style-name="ce1">
            <text:p>1.002257178</text:p>
          </table:table-cell>
          <table:table-cell table:number-columns-repeated="16362"/>
        </table:table-row>
        <table:table-row table:style-name="ro1">
          <table:table-cell office:value-type="string" office:string-value="03.06.2024" table:formula="of:=[bitcoin_futures.A117]" table:style-name="ce1">
            <text:p>03.06.2024</text:p>
          </table:table-cell>
          <table:table-cell office:value-type="float" office:value="1752" table:formula="of:=ROUND([bitcoin_futures.D117]/[bitcoin_futures.B117]; 0)" table:style-name="ce1">
            <text:p>1752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2975.858818901012" table:formula="of:=IF([.E112] + [.N113]  &gt; [.F113]; [.E112]+[.N113]; [.F113]*2)" table:style-name="ce1">
            <text:p>32975.85882</text:p>
          </table:table-cell>
          <table:table-cell office:value-type="float" office:value="17008.75" table:formula="of:=[Future_Returns.S113]*[.F$4]" table:style-name="ce1">
            <text:p>17008.75</text:p>
          </table:table-cell>
          <table:table-cell office:value-type="float" office:value="34017.5" table:formula="of:=[.F113]*2" table:style-name="ce6">
            <text:p>34017.5</text:p>
          </table:table-cell>
          <table:table-cell table:style-name="ce6"/>
          <table:table-cell office:value-type="boolean" office:boolean-value="false" table:formula="of:=[.E113]=[.G113]" table:style-name="ce6">
            <text:p>FALSE</text:p>
          </table:table-cell>
          <table:table-cell office:value-type="float" office:value="0" table:formula="of:=([.C113]-[.C112])*[bitcoin_futures.B117]" table:style-name="ce1">
            <text:p>0</text:p>
          </table:table-cell>
          <table:table-cell office:value-type="float" office:value="69020" table:formula="of:=[.C113]*[bitcoin_futures.B117]" table:style-name="ce5">
            <text:p>69020</text:p>
          </table:table-cell>
          <table:table-cell office:value-type="float" office:value="1557.5" table:formula="of:=[.K113]-[.K112]-[.J113]" table:style-name="ce1">
            <text:p>1557.5</text:p>
          </table:table-cell>
          <table:table-cell office:value-type="float" office:value="0" table:formula="of:=IF([.E113]=[.G113];[.E113]-([.E112] + [.N113]);0)*[.$M$5]/10000" table:style-name="ce11">
            <text:p>0.00</text:p>
          </table:table-cell>
          <table:table-cell office:value-type="float" office:value="-1622.4195450720204" table:formula="of:=-[Future_CF.Q113]+[.E112]*([bitcoin_futures.S117]/100/360)*[.$N$6]" table:style-name="ce11">
            <text:p>-1622.42</text:p>
          </table:table-cell>
          <table:table-cell table:style-name="ce1"/>
          <table:table-cell office:value-type="float" office:value="101995.858818901" table:formula="of:=[.K113]+[.E113]" table:style-name="ce5">
            <text:p>101995.8588</text:p>
          </table:table-cell>
          <table:table-cell office:value-type="float" office:value="-64.919545072020355" table:formula="of:=[.L113]+[.N113]-[.M113]" table:style-name="ce11">
            <text:p>-64.92</text:p>
          </table:table-cell>
          <table:table-cell office:value-type="float" office:value="-1622.419545072029" table:formula="of:=[.P113]-[.P112]-[.L113]" table:style-name="ce1">
            <text:p>-1622.419545</text:p>
          </table:table-cell>
          <table:table-cell office:value-type="float" office:value="-6.3608710527859977E-4" table:formula="of:=[.Q113]/[.P112]" table:style-name="ce1">
            <text:p>-0.000636087</text:p>
          </table:table-cell>
          <table:table-cell office:value-type="float" office:value="-7.8525377194526647E-4" table:formula="of:=[.S113]-([bitcoin_futures.S117]/100/360)" table:style-name="ce1">
            <text:p>-0.000785254</text:p>
          </table:table-cell>
          <table:table-cell office:value-type="float" office:value="0.99936391289472137" table:formula="of:=1+[.S113]" table:style-name="ce1">
            <text:p>0.999363913</text:p>
          </table:table-cell>
          <table:table-cell office:value-type="float" office:value="0.99921474622805473" table:formula="of:=1+[.T113]" table:style-name="ce1">
            <text:p>0.999214746</text:p>
          </table:table-cell>
          <table:table-cell table:number-columns-repeated="16362"/>
        </table:table-row>
        <table:table-row table:style-name="ro1">
          <table:table-cell office:value-type="string" office:string-value="04.06.2024" table:formula="of:=[bitcoin_futures.A118]" table:style-name="ce1">
            <text:p>04.06.2024</text:p>
          </table:table-cell>
          <table:table-cell office:value-type="float" office:value="1754" table:formula="of:=ROUND([bitcoin_futures.D118]/[bitcoin_futures.B118]; 0)" table:style-name="ce1">
            <text:p>1754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1553.318268371255" table:formula="of:=IF([.E113] + [.N114]  &gt; [.F114]; [.E113]+[.N114]; [.F114]*2)" table:style-name="ce1">
            <text:p>31553.31827</text:p>
          </table:table-cell>
          <table:table-cell office:value-type="float" office:value="17415" table:formula="of:=[Future_Returns.S114]*[.F$4]" table:style-name="ce1">
            <text:p>17415</text:p>
          </table:table-cell>
          <table:table-cell office:value-type="float" office:value="34830" table:formula="of:=[.F114]*2" table:style-name="ce6">
            <text:p>34830</text:p>
          </table:table-cell>
          <table:table-cell table:style-name="ce6"/>
          <table:table-cell office:value-type="boolean" office:boolean-value="false" table:formula="of:=[.E114]=[.G114]" table:style-name="ce6">
            <text:p>FALSE</text:p>
          </table:table-cell>
          <table:table-cell office:value-type="float" office:value="0" table:formula="of:=([.C114]-[.C113])*[bitcoin_futures.B118]" table:style-name="ce1">
            <text:p>0</text:p>
          </table:table-cell>
          <table:table-cell office:value-type="float" office:value="70297.5" table:formula="of:=[.C114]*[bitcoin_futures.B118]" table:style-name="ce5">
            <text:p>70297.5</text:p>
          </table:table-cell>
          <table:table-cell office:value-type="float" office:value="1277.5" table:formula="of:=[.K114]-[.K113]-[.J114]" table:style-name="ce1">
            <text:p>1277.5</text:p>
          </table:table-cell>
          <table:table-cell office:value-type="float" office:value="0" table:formula="of:=IF([.E114]=[.G114];[.E114]-([.E113] + [.N114]);0)*[.$M$5]/10000" table:style-name="ce11">
            <text:p>0.00</text:p>
          </table:table-cell>
          <table:table-cell office:value-type="float" office:value="-1422.540550529757" table:formula="of:=-[Future_CF.Q114]+[.E113]*([bitcoin_futures.S118]/100/360)*[.$N$6]" table:style-name="ce11">
            <text:p>-1422.54</text:p>
          </table:table-cell>
          <table:table-cell table:style-name="ce1"/>
          <table:table-cell office:value-type="float" office:value="101850.81826837125" table:formula="of:=[.K114]+[.E114]" table:style-name="ce5">
            <text:p>101850.8183</text:p>
          </table:table-cell>
          <table:table-cell office:value-type="float" office:value="-145.04055052975696" table:formula="of:=[.L114]+[.N114]-[.M114]" table:style-name="ce11">
            <text:p>-145.04</text:p>
          </table:table-cell>
          <table:table-cell office:value-type="float" office:value="-1422.5405505297531" table:formula="of:=[.P114]-[.P113]-[.L114]" table:style-name="ce1">
            <text:p>-1422.540551</text:p>
          </table:table-cell>
          <table:table-cell office:value-type="float" office:value="-1.4220239155717494E-3" table:formula="of:=[.Q114]/[.P113]" table:style-name="ce1">
            <text:p>-0.001422024</text:p>
          </table:table-cell>
          <table:table-cell office:value-type="float" office:value="-1.571190582238416E-3" table:formula="of:=[.S114]-([bitcoin_futures.S118]/100/360)" table:style-name="ce1">
            <text:p>-0.001571191</text:p>
          </table:table-cell>
          <table:table-cell office:value-type="float" office:value="0.99857797608442822" table:formula="of:=1+[.S114]" table:style-name="ce1">
            <text:p>0.998577976</text:p>
          </table:table-cell>
          <table:table-cell office:value-type="float" office:value="0.99842880941776158" table:formula="of:=1+[.T114]" table:style-name="ce1">
            <text:p>0.998428809</text:p>
          </table:table-cell>
          <table:table-cell table:number-columns-repeated="16362"/>
        </table:table-row>
        <table:table-row table:style-name="ro1">
          <table:table-cell office:value-type="string" office:string-value="05.06.2024" table:formula="of:=[bitcoin_futures.A119]" table:style-name="ce1">
            <text:p>05.06.2024</text:p>
          </table:table-cell>
          <table:table-cell office:value-type="float" office:value="1748" table:formula="of:=ROUND([bitcoin_futures.D119]/[bitcoin_futures.B119]; 0)" table:style-name="ce1">
            <text:p>1748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0750.670305303844" table:formula="of:=IF([.E114] + [.N115]  &gt; [.F115]; [.E114]+[.N115]; [.F115]*2)" table:style-name="ce1">
            <text:p>30750.67031</text:p>
          </table:table-cell>
          <table:table-cell office:value-type="float" office:value="17771.25" table:formula="of:=[Future_Returns.S115]*[.F$4]" table:style-name="ce1">
            <text:p>17771.25</text:p>
          </table:table-cell>
          <table:table-cell office:value-type="float" office:value="35542.5" table:formula="of:=[.F115]*2" table:style-name="ce6">
            <text:p>35542.5</text:p>
          </table:table-cell>
          <table:table-cell table:style-name="ce6"/>
          <table:table-cell office:value-type="boolean" office:boolean-value="false" table:formula="of:=[.E115]=[.G115]" table:style-name="ce6">
            <text:p>FALSE</text:p>
          </table:table-cell>
          <table:table-cell office:value-type="float" office:value="0" table:formula="of:=([.C115]-[.C114])*[bitcoin_futures.B119]" table:style-name="ce1">
            <text:p>0</text:p>
          </table:table-cell>
          <table:table-cell office:value-type="float" office:value="71172.5" table:formula="of:=[.C115]*[bitcoin_futures.B119]" table:style-name="ce5">
            <text:p>71172.5</text:p>
          </table:table-cell>
          <table:table-cell office:value-type="float" office:value="875" table:formula="of:=[.K115]-[.K114]-[.J115]" table:style-name="ce1">
            <text:p>875</text:p>
          </table:table-cell>
          <table:table-cell office:value-type="float" office:value="0" table:formula="of:=IF([.E115]=[.G115];[.E115]-([.E114] + [.N115]);0)*[.$M$5]/10000" table:style-name="ce11">
            <text:p>0.00</text:p>
          </table:table-cell>
          <table:table-cell office:value-type="float" office:value="-802.64796306741187" table:formula="of:=-[Future_CF.Q115]+[.E114]*([bitcoin_futures.S119]/100/360)*[.$N$6]" table:style-name="ce11">
            <text:p>-802.65</text:p>
          </table:table-cell>
          <table:table-cell table:style-name="ce1"/>
          <table:table-cell office:value-type="float" office:value="101923.17030530385" table:formula="of:=[.K115]+[.E115]" table:style-name="ce5">
            <text:p>101923.1703</text:p>
          </table:table-cell>
          <table:table-cell office:value-type="float" office:value="72.352036932588135" table:formula="of:=[.L115]+[.N115]-[.M115]" table:style-name="ce11">
            <text:p>72.35</text:p>
          </table:table-cell>
          <table:table-cell office:value-type="float" office:value="-802.64796306740027" table:formula="of:=[.P115]-[.P114]-[.L115]" table:style-name="ce1">
            <text:p>-802.6479631</text:p>
          </table:table-cell>
          <table:table-cell office:value-type="float" office:value="7.1037266231818122E-4" table:formula="of:=[.Q115]/[.P114]" table:style-name="ce1">
            <text:p>0.000710373</text:p>
          </table:table-cell>
          <table:table-cell office:value-type="float" office:value="5.6128932898484791E-4" table:formula="of:=[.S115]-([bitcoin_futures.S119]/100/360)" table:style-name="ce1">
            <text:p>0.000561289</text:p>
          </table:table-cell>
          <table:table-cell office:value-type="float" office:value="1.0007103726623181" table:formula="of:=1+[.S115]" table:style-name="ce1">
            <text:p>1.000710373</text:p>
          </table:table-cell>
          <table:table-cell office:value-type="float" office:value="1.0005612893289848" table:formula="of:=1+[.T115]" table:style-name="ce1">
            <text:p>1.000561289</text:p>
          </table:table-cell>
          <table:table-cell table:number-columns-repeated="16362"/>
        </table:table-row>
        <table:table-row table:style-name="ro1">
          <table:table-cell office:value-type="string" office:string-value="06.06.2024" table:formula="of:=[bitcoin_futures.A120]" table:style-name="ce1">
            <text:p>06.06.2024</text:p>
          </table:table-cell>
          <table:table-cell office:value-type="float" office:value="1763" table:formula="of:=ROUND([bitcoin_futures.D120]/[bitcoin_futures.B120]; 0)" table:style-name="ce1">
            <text:p>1763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1682.956959315157" table:formula="of:=IF([.E115] + [.N116]  &gt; [.F116]; [.E115]+[.N116]; [.F116]*2)" table:style-name="ce1">
            <text:p>31682.95696</text:p>
          </table:table-cell>
          <table:table-cell office:value-type="float" office:value="17972.5" table:formula="of:=[Future_Returns.S116]*[.F$4]" table:style-name="ce1">
            <text:p>17972.5</text:p>
          </table:table-cell>
          <table:table-cell office:value-type="float" office:value="35945" table:formula="of:=[.F116]*2" table:style-name="ce6">
            <text:p>35945</text:p>
          </table:table-cell>
          <table:table-cell table:style-name="ce6"/>
          <table:table-cell office:value-type="boolean" office:boolean-value="false" table:formula="of:=[.E116]=[.G116]" table:style-name="ce6">
            <text:p>FALSE</text:p>
          </table:table-cell>
          <table:table-cell office:value-type="float" office:value="0" table:formula="of:=([.C116]-[.C115])*[bitcoin_futures.B120]" table:style-name="ce1">
            <text:p>0</text:p>
          </table:table-cell>
          <table:table-cell office:value-type="float" office:value="70280" table:formula="of:=[.C116]*[bitcoin_futures.B120]" table:style-name="ce5">
            <text:p>70280</text:p>
          </table:table-cell>
          <table:table-cell office:value-type="float" office:value="-892.5" table:formula="of:=[.K116]-[.K115]-[.J116]" table:style-name="ce1">
            <text:p>-892.5</text:p>
          </table:table-cell>
          <table:table-cell office:value-type="float" office:value="0" table:formula="of:=IF([.E116]=[.G116];[.E116]-([.E115] + [.N116]);0)*[.$M$5]/10000" table:style-name="ce11">
            <text:p>0.00</text:p>
          </table:table-cell>
          <table:table-cell office:value-type="float" office:value="932.28665401131389" table:formula="of:=-[Future_CF.Q116]+[.E115]*([bitcoin_futures.S120]/100/360)*[.$N$6]" table:style-name="ce11">
            <text:p>932.29</text:p>
          </table:table-cell>
          <table:table-cell table:style-name="ce1"/>
          <table:table-cell office:value-type="float" office:value="101962.95695931515" table:formula="of:=[.K116]+[.E116]" table:style-name="ce5">
            <text:p>101962.957</text:p>
          </table:table-cell>
          <table:table-cell office:value-type="float" office:value="39.786654011313885" table:formula="of:=[.L116]+[.N116]-[.M116]" table:style-name="ce11">
            <text:p>39.79</text:p>
          </table:table-cell>
          <table:table-cell office:value-type="float" office:value="932.28665401130274" table:formula="of:=[.P116]-[.P115]-[.L116]" table:style-name="ce1">
            <text:p>932.286654</text:p>
          </table:table-cell>
          <table:table-cell office:value-type="float" office:value="3.9035926661362376E-4" table:formula="of:=[.Q116]/[.P115]" table:style-name="ce1">
            <text:p>0.000390359</text:p>
          </table:table-cell>
          <table:table-cell office:value-type="float" office:value="2.4163704439140153E-4" table:formula="of:=[.S116]-([bitcoin_futures.S120]/100/360)" table:style-name="ce1">
            <text:p>0.000241637</text:p>
          </table:table-cell>
          <table:table-cell office:value-type="float" office:value="1.0003903592666137" table:formula="of:=1+[.S116]" table:style-name="ce1">
            <text:p>1.000390359</text:p>
          </table:table-cell>
          <table:table-cell office:value-type="float" office:value="1.0002416370443914" table:formula="of:=1+[.T116]" table:style-name="ce1">
            <text:p>1.000241637</text:p>
          </table:table-cell>
          <table:table-cell table:number-columns-repeated="16362"/>
        </table:table-row>
        <table:table-row table:style-name="ro1">
          <table:table-cell office:value-type="string" office:string-value="07.06.2024" table:formula="of:=[bitcoin_futures.A121]" table:style-name="ce1">
            <text:p>07.06.2024</text:p>
          </table:table-cell>
          <table:table-cell office:value-type="float" office:value="1752" table:formula="of:=ROUND([bitcoin_futures.D121]/[bitcoin_futures.B121]; 0)" table:style-name="ce1">
            <text:p>1752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2890.310298951525" table:formula="of:=IF([.E116] + [.N117]  &gt; [.F117]; [.E116]+[.N117]; [.F117]*2)" table:style-name="ce1">
            <text:p>32890.3103</text:p>
          </table:table-cell>
          <table:table-cell office:value-type="float" office:value="17740" table:formula="of:=[Future_Returns.S117]*[.F$4]" table:style-name="ce1">
            <text:p>17740</text:p>
          </table:table-cell>
          <table:table-cell office:value-type="float" office:value="35480" table:formula="of:=[.F117]*2" table:style-name="ce6">
            <text:p>35480</text:p>
          </table:table-cell>
          <table:table-cell table:style-name="ce6"/>
          <table:table-cell office:value-type="boolean" office:boolean-value="false" table:formula="of:=[.E117]=[.G117]" table:style-name="ce6">
            <text:p>FALSE</text:p>
          </table:table-cell>
          <table:table-cell office:value-type="float" office:value="0" table:formula="of:=([.C117]-[.C116])*[bitcoin_futures.B121]" table:style-name="ce1">
            <text:p>0</text:p>
          </table:table-cell>
          <table:table-cell office:value-type="float" office:value="68985" table:formula="of:=[.C117]*[bitcoin_futures.B121]" table:style-name="ce5">
            <text:p>68985</text:p>
          </table:table-cell>
          <table:table-cell office:value-type="float" office:value="-1295" table:formula="of:=[.K117]-[.K116]-[.J117]" table:style-name="ce1">
            <text:p>-1295</text:p>
          </table:table-cell>
          <table:table-cell office:value-type="float" office:value="0" table:formula="of:=IF([.E117]=[.G117];[.E117]-([.E116] + [.N117]);0)*[.$M$5]/10000" table:style-name="ce11">
            <text:p>0.00</text:p>
          </table:table-cell>
          <table:table-cell office:value-type="float" office:value="1207.3533396363669" table:formula="of:=-[Future_CF.Q117]+[.E116]*([bitcoin_futures.S121]/100/360)*[.$N$6]" table:style-name="ce11">
            <text:p>1207.35</text:p>
          </table:table-cell>
          <table:table-cell table:style-name="ce1"/>
          <table:table-cell office:value-type="float" office:value="101875.31029895152" table:formula="of:=[.K117]+[.E117]" table:style-name="ce5">
            <text:p>101875.3103</text:p>
          </table:table-cell>
          <table:table-cell office:value-type="float" office:value="-87.646660363633146" table:formula="of:=[.L117]+[.N117]-[.M117]" table:style-name="ce11">
            <text:p>-87.65</text:p>
          </table:table-cell>
          <table:table-cell office:value-type="float" office:value="1207.3533396363637" table:formula="of:=[.P117]-[.P116]-[.L117]" table:style-name="ce1">
            <text:p>1207.35334</text:p>
          </table:table-cell>
          <table:table-cell office:value-type="float" office:value="-8.5959315988261861E-4" table:formula="of:=[.Q117]/[.P116]" table:style-name="ce1">
            <text:p>-0.000859593</text:p>
          </table:table-cell>
          <table:table-cell office:value-type="float" office:value="-1.0081487154381741E-3" table:formula="of:=[.S117]-([bitcoin_futures.S121]/100/360)" table:style-name="ce1">
            <text:p>-0.001008149</text:p>
          </table:table-cell>
          <table:table-cell office:value-type="float" office:value="0.9991404068401174" table:formula="of:=1+[.S117]" table:style-name="ce1">
            <text:p>0.999140407</text:p>
          </table:table-cell>
          <table:table-cell office:value-type="float" office:value="0.9989918512845618" table:formula="of:=1+[.T117]" table:style-name="ce1">
            <text:p>0.998991851</text:p>
          </table:table-cell>
          <table:table-cell table:number-columns-repeated="16362"/>
        </table:table-row>
        <table:table-row table:style-name="ro1">
          <table:table-cell office:value-type="string" office:string-value="10.06.2024" table:formula="of:=[bitcoin_futures.A122]" table:style-name="ce1">
            <text:p>10.06.2024</text:p>
          </table:table-cell>
          <table:table-cell office:value-type="float" office:value="1759" table:formula="of:=ROUND([bitcoin_futures.D122]/[bitcoin_futures.B122]; 0)" table:style-name="ce1">
            <text:p>1759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2772.757886209605" table:formula="of:=IF([.E117] + [.N118]  &gt; [.F118]; [.E117]+[.N118]; [.F118]*2)" table:style-name="ce1">
            <text:p>32772.75789</text:p>
          </table:table-cell>
          <table:table-cell office:value-type="float" office:value="17438.75" table:formula="of:=[Future_Returns.S118]*[.F$4]" table:style-name="ce1">
            <text:p>17438.75</text:p>
          </table:table-cell>
          <table:table-cell office:value-type="float" office:value="34877.5" table:formula="of:=[.F118]*2" table:style-name="ce6">
            <text:p>34877.5</text:p>
          </table:table-cell>
          <table:table-cell table:style-name="ce6"/>
          <table:table-cell office:value-type="boolean" office:boolean-value="false" table:formula="of:=[.E118]=[.G118]" table:style-name="ce6">
            <text:p>FALSE</text:p>
          </table:table-cell>
          <table:table-cell office:value-type="float" office:value="0" table:formula="of:=([.C118]-[.C117])*[bitcoin_futures.B122]" table:style-name="ce1">
            <text:p>0</text:p>
          </table:table-cell>
          <table:table-cell office:value-type="float" office:value="69282.5" table:formula="of:=[.C118]*[bitcoin_futures.B122]" table:style-name="ce5">
            <text:p>69282.5</text:p>
          </table:table-cell>
          <table:table-cell office:value-type="float" office:value="297.5" table:formula="of:=[.K118]-[.K117]-[.J118]" table:style-name="ce1">
            <text:p>297.5</text:p>
          </table:table-cell>
          <table:table-cell office:value-type="float" office:value="0" table:formula="of:=IF([.E118]=[.G118];[.E118]-([.E117] + [.N118]);0)*[.$M$5]/10000" table:style-name="ce11">
            <text:p>0.00</text:p>
          </table:table-cell>
          <table:table-cell office:value-type="float" office:value="-117.5524127419197" table:formula="of:=-[Future_CF.Q118]+[.E117]*([bitcoin_futures.S122]/100/360)*[.$N$6]" table:style-name="ce11">
            <text:p>-117.55</text:p>
          </table:table-cell>
          <table:table-cell table:style-name="ce1"/>
          <table:table-cell office:value-type="float" office:value="102055.25788620961" table:formula="of:=[.K118]+[.E118]" table:style-name="ce5">
            <text:p>102055.2579</text:p>
          </table:table-cell>
          <table:table-cell office:value-type="float" office:value="179.94758725808032" table:formula="of:=[.L118]+[.N118]-[.M118]" table:style-name="ce11">
            <text:p>179.95</text:p>
          </table:table-cell>
          <table:table-cell office:value-type="float" office:value="-117.55241274190485" table:formula="of:=[.P118]-[.P117]-[.L118]" table:style-name="ce1">
            <text:p>-117.5524127</text:p>
          </table:table-cell>
          <table:table-cell office:value-type="float" office:value="1.7663513046490549E-3" table:formula="of:=[.Q118]/[.P117]" table:style-name="ce1">
            <text:p>0.001766351</text:p>
          </table:table-cell>
          <table:table-cell office:value-type="float" office:value="1.6175179713157216E-3" table:formula="of:=[.S118]-([bitcoin_futures.S122]/100/360)" table:style-name="ce1">
            <text:p>0.001617518</text:p>
          </table:table-cell>
          <table:table-cell office:value-type="float" office:value="1.0017663513046491" table:formula="of:=1+[.S118]" table:style-name="ce1">
            <text:p>1.001766351</text:p>
          </table:table-cell>
          <table:table-cell office:value-type="float" office:value="1.0016175179713158" table:formula="of:=1+[.T118]" table:style-name="ce1">
            <text:p>1.001617518</text:p>
          </table:table-cell>
          <table:table-cell table:number-columns-repeated="16362"/>
        </table:table-row>
        <table:table-row table:style-name="ro1">
          <table:table-cell office:value-type="string" office:string-value="11.06.2024" table:formula="of:=[bitcoin_futures.A123]" table:style-name="ce1">
            <text:p>11.06.2024</text:p>
          </table:table-cell>
          <table:table-cell office:value-type="float" office:value="1750" table:formula="of:=ROUND([bitcoin_futures.D123]/[bitcoin_futures.B123]; 0)" table:style-name="ce1">
            <text:p>1750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4915.190808305466" table:formula="of:=IF([.E118] + [.N119]  &gt; [.F119]; [.E118]+[.N119]; [.F119]*2)" table:style-name="ce1">
            <text:p>34915.19081</text:p>
          </table:table-cell>
          <table:table-cell office:value-type="float" office:value="17468.75" table:formula="of:=[Future_Returns.S119]*[.F$4]" table:style-name="ce1">
            <text:p>17468.75</text:p>
          </table:table-cell>
          <table:table-cell office:value-type="float" office:value="34937.5" table:formula="of:=[.F119]*2" table:style-name="ce6">
            <text:p>34937.5</text:p>
          </table:table-cell>
          <table:table-cell table:style-name="ce6"/>
          <table:table-cell office:value-type="boolean" office:boolean-value="false" table:formula="of:=[.E119]=[.G119]" table:style-name="ce6">
            <text:p>FALSE</text:p>
          </table:table-cell>
          <table:table-cell office:value-type="float" office:value="0" table:formula="of:=([.C119]-[.C118])*[bitcoin_futures.B123]" table:style-name="ce1">
            <text:p>0</text:p>
          </table:table-cell>
          <table:table-cell office:value-type="float" office:value="67252.5" table:formula="of:=[.C119]*[bitcoin_futures.B123]" table:style-name="ce5">
            <text:p>67252.5</text:p>
          </table:table-cell>
          <table:table-cell office:value-type="float" office:value="-2030" table:formula="of:=[.K119]-[.K118]-[.J119]" table:style-name="ce1">
            <text:p>-2030</text:p>
          </table:table-cell>
          <table:table-cell office:value-type="float" office:value="0" table:formula="of:=IF([.E119]=[.G119];[.E119]-([.E118] + [.N119]);0)*[.$M$5]/10000" table:style-name="ce11">
            <text:p>0.00</text:p>
          </table:table-cell>
          <table:table-cell office:value-type="float" office:value="2142.432922095858" table:formula="of:=-[Future_CF.Q119]+[.E118]*([bitcoin_futures.S123]/100/360)*[.$N$6]" table:style-name="ce11">
            <text:p>2142.43</text:p>
          </table:table-cell>
          <table:table-cell table:style-name="ce1"/>
          <table:table-cell office:value-type="float" office:value="102167.69080830546" table:formula="of:=[.K119]+[.E119]" table:style-name="ce5">
            <text:p>102167.6908</text:p>
          </table:table-cell>
          <table:table-cell office:value-type="float" office:value="112.43292209585798" table:formula="of:=[.L119]+[.N119]-[.M119]" table:style-name="ce11">
            <text:p>112.43</text:p>
          </table:table-cell>
          <table:table-cell office:value-type="float" office:value="2142.4329220958462" table:formula="of:=[.P119]-[.P118]-[.L119]" table:style-name="ce1">
            <text:p>2142.432922</text:p>
          </table:table-cell>
          <table:table-cell office:value-type="float" office:value="1.1016867178094767E-3" table:formula="of:=[.Q119]/[.P118]" table:style-name="ce1">
            <text:p>0.001101687</text:p>
          </table:table-cell>
          <table:table-cell office:value-type="float" office:value="9.5321449558725458E-4" table:formula="of:=[.S119]-([bitcoin_futures.S123]/100/360)" table:style-name="ce1">
            <text:p>0.000953214</text:p>
          </table:table-cell>
          <table:table-cell office:value-type="float" office:value="1.0011016867178095" table:formula="of:=1+[.S119]" table:style-name="ce1">
            <text:p>1.001101687</text:p>
          </table:table-cell>
          <table:table-cell office:value-type="float" office:value="1.0009532144955873" table:formula="of:=1+[.T119]" table:style-name="ce1">
            <text:p>1.000953214</text:p>
          </table:table-cell>
          <table:table-cell table:number-columns-repeated="16362"/>
        </table:table-row>
        <table:table-row table:style-name="ro1">
          <table:table-cell office:value-type="string" office:string-value="12.06.2024" table:formula="of:=[bitcoin_futures.A124]" table:style-name="ce1">
            <text:p>12.06.2024</text:p>
          </table:table-cell>
          <table:table-cell office:value-type="float" office:value="1779" table:formula="of:=ROUND([bitcoin_futures.D124]/[bitcoin_futures.B124]; 0)" table:style-name="ce1">
            <text:p>1779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4777.783261222983" table:formula="of:=IF([.E119] + [.N120]  &gt; [.F120]; [.E119]+[.N120]; [.F120]*2)" table:style-name="ce1">
            <text:p>34777.78326</text:p>
          </table:table-cell>
          <table:table-cell office:value-type="float" office:value="16933.75" table:formula="of:=[Future_Returns.S120]*[.F$4]" table:style-name="ce1">
            <text:p>16933.75</text:p>
          </table:table-cell>
          <table:table-cell office:value-type="float" office:value="33867.5" table:formula="of:=[.F120]*2" table:style-name="ce6">
            <text:p>33867.5</text:p>
          </table:table-cell>
          <table:table-cell table:style-name="ce6"/>
          <table:table-cell office:value-type="boolean" office:boolean-value="false" table:formula="of:=[.E120]=[.G120]" table:style-name="ce6">
            <text:p>FALSE</text:p>
          </table:table-cell>
          <table:table-cell office:value-type="float" office:value="0" table:formula="of:=([.C120]-[.C119])*[bitcoin_futures.B124]" table:style-name="ce1">
            <text:p>0</text:p>
          </table:table-cell>
          <table:table-cell office:value-type="float" office:value="67287.5" table:formula="of:=[.C120]*[bitcoin_futures.B124]" table:style-name="ce5">
            <text:p>67287.5</text:p>
          </table:table-cell>
          <table:table-cell office:value-type="float" office:value="35" table:formula="of:=[.K120]-[.K119]-[.J120]" table:style-name="ce1">
            <text:p>35</text:p>
          </table:table-cell>
          <table:table-cell office:value-type="float" office:value="0" table:formula="of:=IF([.E120]=[.G120];[.E120]-([.E119] + [.N120]);0)*[.$M$5]/10000" table:style-name="ce11">
            <text:p>0.00</text:p>
          </table:table-cell>
          <table:table-cell office:value-type="float" office:value="-137.40754708248332" table:formula="of:=-[Future_CF.Q120]+[.E119]*([bitcoin_futures.S124]/100/360)*[.$N$6]" table:style-name="ce11">
            <text:p>-137.41</text:p>
          </table:table-cell>
          <table:table-cell table:style-name="ce1"/>
          <table:table-cell office:value-type="float" office:value="102065.28326122298" table:formula="of:=[.K120]+[.E120]" table:style-name="ce5">
            <text:p>102065.2833</text:p>
          </table:table-cell>
          <table:table-cell office:value-type="float" office:value="-102.40754708248332" table:formula="of:=[.L120]+[.N120]-[.M120]" table:style-name="ce11">
            <text:p>-102.41</text:p>
          </table:table-cell>
          <table:table-cell office:value-type="float" office:value="-137.4075470824755" table:formula="of:=[.P120]-[.P119]-[.L120]" table:style-name="ce1">
            <text:p>-137.4075471</text:p>
          </table:table-cell>
          <table:table-cell office:value-type="float" office:value="-1.0023476724616189E-3" table:formula="of:=[.Q120]/[.P119]" table:style-name="ce1">
            <text:p>-0.001002348</text:p>
          </table:table-cell>
          <table:table-cell office:value-type="float" office:value="-1.1508476724616189E-3" table:formula="of:=[.S120]-([bitcoin_futures.S124]/100/360)" table:style-name="ce1">
            <text:p>-0.001150848</text:p>
          </table:table-cell>
          <table:table-cell office:value-type="float" office:value="0.99899765232753834" table:formula="of:=1+[.S120]" table:style-name="ce1">
            <text:p>0.998997652</text:p>
          </table:table-cell>
          <table:table-cell office:value-type="float" office:value="0.99884915232753835" table:formula="of:=1+[.T120]" table:style-name="ce1">
            <text:p>0.998849152</text:p>
          </table:table-cell>
          <table:table-cell table:number-columns-repeated="16362"/>
        </table:table-row>
        <table:table-row table:style-name="ro1">
          <table:table-cell office:value-type="string" office:string-value="13.06.2024" table:formula="of:=[bitcoin_futures.A125]" table:style-name="ce1">
            <text:p>13.06.2024</text:p>
          </table:table-cell>
          <table:table-cell office:value-type="float" office:value="1760" table:formula="of:=ROUND([bitcoin_futures.D125]/[bitcoin_futures.B125]; 0)" table:style-name="ce1">
            <text:p>1760</text:p>
          </table:table-cell>
          <table:table-cell office:value-type="float" office:value="1750" table:formula="of:=[.C$100]" table:style-name="ce1">
            <text:p>1750</text:p>
          </table:table-cell>
          <table:table-cell office:value-type="float" office:value="65922.5" table:formula="of:=[.D$100]" table:style-name="ce1">
            <text:p>65922.5</text:p>
          </table:table-cell>
          <table:table-cell office:value-type="float" office:value="35795.355368110009" table:formula="of:=IF([.E120] + [.N121]  &gt; [.F121]; [.E120]+[.N121]; [.F121]*2)" table:style-name="ce1">
            <text:p>35795.35537</text:p>
          </table:table-cell>
          <table:table-cell office:value-type="float" office:value="16968.75" table:formula="of:=[Future_Returns.S121]*[.F$4]" table:style-name="ce1">
            <text:p>16968.75</text:p>
          </table:table-cell>
          <table:table-cell office:value-type="float" office:value="33937.5" table:formula="of:=[.F121]*2" table:style-name="ce6">
            <text:p>33937.5</text:p>
          </table:table-cell>
          <table:table-cell table:style-name="ce6"/>
          <table:table-cell office:value-type="boolean" office:boolean-value="false" table:formula="of:=[.E121]=[.G121]" table:style-name="ce6">
            <text:p>FALSE</text:p>
          </table:table-cell>
          <table:table-cell office:value-type="float" office:value="0" table:formula="of:=([.C121]-[.C120])*[bitcoin_futures.B125]" table:style-name="ce1">
            <text:p>0</text:p>
          </table:table-cell>
          <table:table-cell office:value-type="float" office:value="66325" table:formula="of:=[.C121]*[bitcoin_futures.B125]" table:style-name="ce5">
            <text:p>66325</text:p>
          </table:table-cell>
          <table:table-cell office:value-type="float" office:value="-962.5" table:formula="of:=[.K121]-[.K120]-[.J121]" table:style-name="ce1">
            <text:p>-962.5</text:p>
          </table:table-cell>
          <table:table-cell office:value-type="float" office:value="0" table:formula="of:=IF([.E121]=[.G121];[.E121]-([.E120] + [.N121]);0)*[.$M$5]/10000" table:style-name="ce11">
            <text:p>0.00</text:p>
          </table:table-cell>
          <table:table-cell office:value-type="float" office:value="1017.572106887028" table:formula="of:=-[Future_CF.Q121]+[.E120]*([bitcoin_futures.S125]/100/360)*[.$N$6]" table:style-name="ce11">
            <text:p>1017.57</text:p>
          </table:table-cell>
          <table:table-cell table:style-name="ce1"/>
          <table:table-cell office:value-type="float" office:value="102120.35536811" table:formula="of:=[.K121]+[.E121]" table:style-name="ce5">
            <text:p>102120.3554</text:p>
          </table:table-cell>
          <table:table-cell office:value-type="float" office:value="55.072106887027985" table:formula="of:=[.L121]+[.N121]-[.M121]" table:style-name="ce11">
            <text:p>55.07</text:p>
          </table:table-cell>
          <table:table-cell office:value-type="float" office:value="1017.5721068870189" table:formula="of:=[.P121]-[.P120]-[.L121]" table:style-name="ce1">
            <text:p>1017.572107</text:p>
          </table:table-cell>
          <table:table-cell office:value-type="float" office:value="5.3957726983501334E-4" table:formula="of:=[.Q121]/[.P120]" table:style-name="ce1">
            <text:p>0.000539577</text:p>
          </table:table-cell>
          <table:table-cell office:value-type="float" office:value="3.916606031683467E-4" table:formula="of:=[.S121]-([bitcoin_futures.S125]/100/360)" table:style-name="ce1">
            <text:p>0.000391661</text:p>
          </table:table-cell>
          <table:table-cell office:value-type="float" office:value="1.0005395772698351" table:formula="of:=1+[.S121]" table:style-name="ce1">
            <text:p>1.000539577</text:p>
          </table:table-cell>
          <table:table-cell office:value-type="float" office:value="1.0003916606031684" table:formula="of:=1+[.T121]" table:style-name="ce1">
            <text:p>1.000391661</text:p>
          </table:table-cell>
          <table:table-cell table:number-columns-repeated="16362"/>
        </table:table-row>
        <table:table-row table:style-name="ro1">
          <table:table-cell office:value-type="string" office:string-value="14.06.2024" table:formula="of:=[bitcoin_futures.A126]" table:style-name="ce6">
            <text:p>14.06.2024</text:p>
          </table:table-cell>
          <table:table-cell office:value-type="float" office:value="1754" table:formula="of:=ROUND([bitcoin_futures.D126]/[bitcoin_futures.B126]; 0)" table:style-name="ce1">
            <text:p>1754</text:p>
          </table:table-cell>
          <table:table-cell office:value-type="float" office:value="1754" table:formula="of:=[.B122]" table:style-name="ce6">
            <text:p>1754</text:p>
          </table:table-cell>
          <table:table-cell office:value-type="float" office:value="65424.2" table:formula="of:=[.B122]*[bitcoin_futures.B126]" table:style-name="ce6">
            <text:p>65424.2</text:p>
          </table:table-cell>
          <table:table-cell office:value-type="float" office:value="37018.010190299814" table:formula="of:=IF([.E121] + [.N122]  &gt; [.F122]; [.E121]+[.N122]; [.F122]*2)" table:style-name="ce1">
            <text:p>37018.01019</text:p>
          </table:table-cell>
          <table:table-cell office:value-type="float" office:value="16850" table:formula="of:=[Future_Returns.S122]*[.F$4]" table:style-name="ce1">
            <text:p>16850</text:p>
          </table:table-cell>
          <table:table-cell office:value-type="float" office:value="33700" table:formula="of:=[.F122]*2" table:style-name="ce6">
            <text:p>33700</text:p>
          </table:table-cell>
          <table:table-cell table:style-name="ce6"/>
          <table:table-cell office:value-type="boolean" office:boolean-value="false" table:formula="of:=[.E122]=[.G122]" table:style-name="ce6">
            <text:p>FALSE</text:p>
          </table:table-cell>
          <table:table-cell office:value-type="float" office:value="149.19999999999999" table:formula="of:=([.C122]-[.C121])*[bitcoin_futures.B126]" table:style-name="ce1">
            <text:p>149.2</text:p>
          </table:table-cell>
          <table:table-cell office:value-type="float" office:value="65424.2" table:formula="of:=[.C122]*[bitcoin_futures.B126]" table:style-name="ce5">
            <text:p>65424.2</text:p>
          </table:table-cell>
          <table:table-cell office:value-type="float" office:value="-1050.000000000003" table:formula="of:=[.K122]-[.K121]-[.J122]" table:style-name="ce1">
            <text:p>-1050</text:p>
          </table:table-cell>
          <table:table-cell office:value-type="float" office:value="0" table:formula="of:=IF([.E122]=[.G122];[.E122]-([.E121] + [.N122]);0)*[.$M$5]/10000" table:style-name="ce11">
            <text:p>0.00</text:p>
          </table:table-cell>
          <table:table-cell office:value-type="float" office:value="1222.6548221898015" table:formula="of:=-[Future_CF.Q122]+[.E121]*([bitcoin_futures.S126]/100/360)*[.$N$6]" table:style-name="ce11">
            <text:p>1222.65</text:p>
          </table:table-cell>
          <table:table-cell table:style-name="ce6"/>
          <table:table-cell office:value-type="float" office:value="102442.21019029981" table:formula="of:=[.K122]+[.E122]" table:style-name="ce5">
            <text:p>102442.2102</text:p>
          </table:table-cell>
          <table:table-cell office:value-type="float" office:value="172.65482218979855" table:formula="of:=[.L122]+[.N122]-[.M122]" table:style-name="ce11">
            <text:p>172.65</text:p>
          </table:table-cell>
          <table:table-cell office:value-type="float" office:value="1371.854822189812" table:formula="of:=[.P122]-[.P121]-[.L122]" table:style-name="ce1">
            <text:p>1371.854822</text:p>
          </table:table-cell>
          <table:table-cell office:value-type="float" office:value="1.6906993866936243E-3" table:formula="of:=[.Q122]/[.P121]" table:style-name="ce1">
            <text:p>0.001690699</text:p>
          </table:table-cell>
          <table:table-cell office:value-type="float" office:value="1.5423660533602909E-3" table:formula="of:=[.S122]-([bitcoin_futures.S126]/100/360)" table:style-name="ce1">
            <text:p>0.001542366</text:p>
          </table:table-cell>
          <table:table-cell office:value-type="float" office:value="1.0016906993866936" table:formula="of:=1+[.S122]" table:style-name="ce1">
            <text:p>1.001690699</text:p>
          </table:table-cell>
          <table:table-cell office:value-type="float" office:value="1.0015423660533602" table:formula="of:=1+[.T122]" table:style-name="ce1">
            <text:p>1.001542366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7.06.2024" table:formula="of:=[bitcoin_futures.A127]" table:style-name="ce1">
            <text:p>17.06.2024</text:p>
          </table:table-cell>
          <table:table-cell office:value-type="float" office:value="1758" table:formula="of:=ROUND([bitcoin_futures.D127]/[bitcoin_futures.B127]; 0)" table:style-name="ce1">
            <text:p>1758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35750.754150305169" table:formula="of:=IF([.E122] + [.N123]  &gt; [.F123]; [.E122]+[.N123]; [.F123]*2)" table:style-name="ce1">
            <text:p>35750.75415</text:p>
          </table:table-cell>
          <table:table-cell office:value-type="float" office:value="16547.5" table:formula="of:=[Future_Returns.S123]*[.F$4]" table:style-name="ce1">
            <text:p>16547.5</text:p>
          </table:table-cell>
          <table:table-cell office:value-type="float" office:value="33095" table:formula="of:=[.F123]*2" table:style-name="ce6">
            <text:p>33095</text:p>
          </table:table-cell>
          <table:table-cell table:style-name="ce6"/>
          <table:table-cell office:value-type="boolean" office:boolean-value="false" table:formula="of:=[.E123]=[.G123]" table:style-name="ce6">
            <text:p>FALSE</text:p>
          </table:table-cell>
          <table:table-cell office:value-type="float" office:value="0" table:formula="of:=([.C123]-[.C122])*[bitcoin_futures.B127]" table:style-name="ce1">
            <text:p>0</text:p>
          </table:table-cell>
          <table:table-cell office:value-type="float" office:value="66616.92" table:formula="of:=[.C123]*[bitcoin_futures.B127]" table:style-name="ce5">
            <text:p>66616.92</text:p>
          </table:table-cell>
          <table:table-cell office:value-type="float" office:value="1192.7200000000012" table:formula="of:=[.K123]-[.K122]-[.J123]" table:style-name="ce1">
            <text:p>1192.72</text:p>
          </table:table-cell>
          <table:table-cell office:value-type="float" office:value="0" table:formula="of:=IF([.E123]=[.G123];[.E123]-([.E122] + [.N123]);0)*[.$M$5]/10000" table:style-name="ce11">
            <text:p>0.00</text:p>
          </table:table-cell>
          <table:table-cell office:value-type="float" office:value="-1267.256039994644" table:formula="of:=-[Future_CF.Q123]+[.E122]*([bitcoin_futures.S127]/100/360)*[.$N$6]" table:style-name="ce11">
            <text:p>-1267.26</text:p>
          </table:table-cell>
          <table:table-cell table:style-name="ce1"/>
          <table:table-cell office:value-type="float" office:value="102367.67415030516" table:formula="of:=[.K123]+[.E123]" table:style-name="ce5">
            <text:p>102367.6742</text:p>
          </table:table-cell>
          <table:table-cell office:value-type="float" office:value="-74.536039994642806" table:formula="of:=[.L123]+[.N123]-[.M123]" table:style-name="ce11">
            <text:p>-74.54</text:p>
          </table:table-cell>
          <table:table-cell office:value-type="float" office:value="-1267.2560399946524" table:formula="of:=[.P123]-[.P122]-[.L123]" table:style-name="ce1">
            <text:p>-1267.25604</text:p>
          </table:table-cell>
          <table:table-cell office:value-type="float" office:value="-7.2759109605486218E-4" table:formula="of:=[.Q123]/[.P122]" table:style-name="ce1">
            <text:p>-0.000727591</text:p>
          </table:table-cell>
          <table:table-cell office:value-type="float" office:value="-8.7584109605486223E-4" table:formula="of:=[.S123]-([bitcoin_futures.S127]/100/360)" table:style-name="ce1">
            <text:p>-0.000875841</text:p>
          </table:table-cell>
          <table:table-cell office:value-type="float" office:value="0.99927240890394509" table:formula="of:=1+[.S123]" table:style-name="ce1">
            <text:p>0.999272409</text:p>
          </table:table-cell>
          <table:table-cell office:value-type="float" office:value="0.99912415890394513" table:formula="of:=1+[.T123]" table:style-name="ce1">
            <text:p>0.999124159</text:p>
          </table:table-cell>
          <table:table-cell table:number-columns-repeated="16362"/>
        </table:table-row>
        <table:table-row table:style-name="ro1">
          <table:table-cell office:value-type="string" office:string-value="18.06.2024" table:formula="of:=[bitcoin_futures.A128]" table:style-name="ce1">
            <text:p>18.06.2024</text:p>
          </table:table-cell>
          <table:table-cell office:value-type="float" office:value="1758" table:formula="of:=ROUND([bitcoin_futures.D128]/[bitcoin_futures.B128]; 0)" table:style-name="ce1">
            <text:p>1758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38158.383320349974" table:formula="of:=IF([.E123] + [.N124]  &gt; [.F124]; [.E123]+[.N124]; [.F124]*2)" table:style-name="ce1">
            <text:p>38158.38332</text:p>
          </table:table-cell>
          <table:table-cell office:value-type="float" office:value="16865" table:formula="of:=[Future_Returns.S124]*[.F$4]" table:style-name="ce1">
            <text:p>16865</text:p>
          </table:table-cell>
          <table:table-cell office:value-type="float" office:value="33730" table:formula="of:=[.F124]*2" table:style-name="ce6">
            <text:p>33730</text:p>
          </table:table-cell>
          <table:table-cell table:style-name="ce6"/>
          <table:table-cell office:value-type="boolean" office:boolean-value="false" table:formula="of:=[.E124]=[.G124]" table:style-name="ce6">
            <text:p>FALSE</text:p>
          </table:table-cell>
          <table:table-cell office:value-type="float" office:value="0" table:formula="of:=([.C124]-[.C123])*[bitcoin_futures.B128]" table:style-name="ce1">
            <text:p>0</text:p>
          </table:table-cell>
          <table:table-cell office:value-type="float" office:value="64266.559999999998" table:formula="of:=[.C124]*[bitcoin_futures.B128]" table:style-name="ce5">
            <text:p>64266.56</text:p>
          </table:table-cell>
          <table:table-cell office:value-type="float" office:value="-2350.3600000000006" table:formula="of:=[.K124]-[.K123]-[.J124]" table:style-name="ce1">
            <text:p>-2350.36</text:p>
          </table:table-cell>
          <table:table-cell office:value-type="float" office:value="0" table:formula="of:=IF([.E124]=[.G124];[.E124]-([.E123] + [.N124]);0)*[.$M$5]/10000" table:style-name="ce11">
            <text:p>0.00</text:p>
          </table:table-cell>
          <table:table-cell office:value-type="float" office:value="2407.6291700448037" table:formula="of:=-[Future_CF.Q124]+[.E123]*([bitcoin_futures.S128]/100/360)*[.$N$6]" table:style-name="ce11">
            <text:p>2407.63</text:p>
          </table:table-cell>
          <table:table-cell table:style-name="ce1"/>
          <table:table-cell office:value-type="float" office:value="102424.94332034996" table:formula="of:=[.K124]+[.E124]" table:style-name="ce5">
            <text:p>102424.9433</text:p>
          </table:table-cell>
          <table:table-cell office:value-type="float" office:value="57.269170044803104" table:formula="of:=[.L124]+[.N124]-[.M124]" table:style-name="ce11">
            <text:p>57.27</text:p>
          </table:table-cell>
          <table:table-cell office:value-type="float" office:value="2407.6291700448055" table:formula="of:=[.P124]-[.P123]-[.L124]" table:style-name="ce1">
            <text:p>2407.62917</text:p>
          </table:table-cell>
          <table:table-cell office:value-type="float" office:value="5.5944584577271445E-4" table:formula="of:=[.Q124]/[.P123]" table:style-name="ce1">
            <text:p>0.000559446</text:p>
          </table:table-cell>
          <table:table-cell office:value-type="float" office:value="4.1236251243938112E-4" table:formula="of:=[.S124]-([bitcoin_futures.S128]/100/360)" table:style-name="ce1">
            <text:p>0.000412363</text:p>
          </table:table-cell>
          <table:table-cell office:value-type="float" office:value="1.0005594458457727" table:formula="of:=1+[.S124]" table:style-name="ce1">
            <text:p>1.000559446</text:p>
          </table:table-cell>
          <table:table-cell office:value-type="float" office:value="1.0004123625124395" table:formula="of:=1+[.T124]" table:style-name="ce1">
            <text:p>1.000412363</text:p>
          </table:table-cell>
          <table:table-cell table:number-columns-repeated="16362"/>
        </table:table-row>
        <table:table-row table:style-name="ro1">
          <table:table-cell office:value-type="string" office:string-value="19.06.2024" table:formula="of:=[bitcoin_futures.A129]" table:style-name="ce1">
            <text:p>19.06.2024</text:p>
          </table:table-cell>
          <table:table-cell office:value-type="float" office:value="1770" table:formula="of:=ROUND([bitcoin_futures.D129]/[bitcoin_futures.B129]; 0)" table:style-name="ce1">
            <text:p>1770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38161.189551456657" table:formula="of:=IF([.E124] + [.N125]  &gt; [.F125]; [.E124]+[.N125]; [.F125]*2)" table:style-name="ce1">
            <text:p>38161.18955</text:p>
          </table:table-cell>
          <table:table-cell office:value-type="float" office:value="16263.75" table:formula="of:=[Future_Returns.S125]*[.F$4]" table:style-name="ce1">
            <text:p>16263.75</text:p>
          </table:table-cell>
          <table:table-cell office:value-type="float" office:value="32527.5" table:formula="of:=[.F125]*2" table:style-name="ce6">
            <text:p>32527.5</text:p>
          </table:table-cell>
          <table:table-cell table:style-name="ce6"/>
          <table:table-cell office:value-type="boolean" office:boolean-value="false" table:formula="of:=[.E125]=[.G125]" table:style-name="ce6">
            <text:p>FALSE</text:p>
          </table:table-cell>
          <table:table-cell office:value-type="float" office:value="0" table:formula="of:=([.C125]-[.C124])*[bitcoin_futures.B129]" table:style-name="ce1">
            <text:p>0</text:p>
          </table:table-cell>
          <table:table-cell office:value-type="float" office:value="64266.559999999998" table:formula="of:=[.C125]*[bitcoin_futures.B129]" table:style-name="ce5">
            <text:p>64266.56</text:p>
          </table:table-cell>
          <table:table-cell office:value-type="float" office:value="0" table:formula="of:=[.K125]-[.K124]-[.J125]" table:style-name="ce1">
            <text:p>0</text:p>
          </table:table-cell>
          <table:table-cell office:value-type="float" office:value="0" table:formula="of:=IF([.E125]=[.G125];[.E125]-([.E124] + [.N125]);0)*[.$M$5]/10000" table:style-name="ce11">
            <text:p>0.00</text:p>
          </table:table-cell>
          <table:table-cell office:value-type="float" office:value="2.8062311066840708" table:formula="of:=-[Future_CF.Q125]+[.E124]*([bitcoin_futures.S129]/100/360)*[.$N$6]" table:style-name="ce11">
            <text:p>2.81</text:p>
          </table:table-cell>
          <table:table-cell table:style-name="ce1"/>
          <table:table-cell office:value-type="float" office:value="102427.74955145665" table:formula="of:=[.K125]+[.E125]" table:style-name="ce5">
            <text:p>102427.7496</text:p>
          </table:table-cell>
          <table:table-cell office:value-type="float" office:value="2.8062311066840708" table:formula="of:=[.L125]+[.N125]-[.M125]" table:style-name="ce11">
            <text:p>2.81</text:p>
          </table:table-cell>
          <table:table-cell office:value-type="float" office:value="2.8062311066896655" table:formula="of:=[.P125]-[.P124]-[.L125]" table:style-name="ce1">
            <text:p>2.806231107</text:p>
          </table:table-cell>
          <table:table-cell office:value-type="float" office:value="2.7397926869309031E-5" table:formula="of:=[.Q125]/[.P124]" table:style-name="ce1">
            <text:p>2.73979E-05</text:p>
          </table:table-cell>
          <table:table-cell office:value-type="float" office:value="-1.1968540646402429E-4" table:formula="of:=[.S125]-([bitcoin_futures.S129]/100/360)" table:style-name="ce1">
            <text:p>-0.000119685</text:p>
          </table:table-cell>
          <table:table-cell office:value-type="float" office:value="1.0000273979268692" table:formula="of:=1+[.S125]" table:style-name="ce1">
            <text:p>1.000027398</text:p>
          </table:table-cell>
          <table:table-cell office:value-type="float" office:value="0.99988031459353599" table:formula="of:=1+[.T125]" table:style-name="ce1">
            <text:p>0.999880315</text:p>
          </table:table-cell>
          <table:table-cell table:number-columns-repeated="16362"/>
        </table:table-row>
        <table:table-row table:style-name="ro1">
          <table:table-cell office:value-type="string" office:string-value="20.06.2024" table:formula="of:=[bitcoin_futures.A130]" table:style-name="ce1">
            <text:p>20.06.2024</text:p>
          </table:table-cell>
          <table:table-cell office:value-type="float" office:value="1754" table:formula="of:=ROUND([bitcoin_futures.D130]/[bitcoin_futures.B130]; 0)" table:style-name="ce1">
            <text:p>1754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37543.978498393044" table:formula="of:=IF([.E125] + [.N126]  &gt; [.F126]; [.E125]+[.N126]; [.F126]*2)" table:style-name="ce1">
            <text:p>37543.9785</text:p>
          </table:table-cell>
          <table:table-cell office:value-type="float" office:value="16263.75" table:formula="of:=[Future_Returns.S126]*[.F$4]" table:style-name="ce1">
            <text:p>16263.75</text:p>
          </table:table-cell>
          <table:table-cell office:value-type="float" office:value="32527.5" table:formula="of:=[.F126]*2" table:style-name="ce6">
            <text:p>32527.5</text:p>
          </table:table-cell>
          <table:table-cell table:style-name="ce6"/>
          <table:table-cell office:value-type="boolean" office:boolean-value="false" table:formula="of:=[.E126]=[.G126]" table:style-name="ce6">
            <text:p>FALSE</text:p>
          </table:table-cell>
          <table:table-cell office:value-type="float" office:value="0" table:formula="of:=([.C126]-[.C125])*[bitcoin_futures.B130]" table:style-name="ce1">
            <text:p>0</text:p>
          </table:table-cell>
          <table:table-cell office:value-type="float" office:value="64968.159999999996" table:formula="of:=[.C126]*[bitcoin_futures.B130]" table:style-name="ce5">
            <text:p>64968.16</text:p>
          </table:table-cell>
          <table:table-cell office:value-type="float" office:value="701.59999999999854" table:formula="of:=[.K126]-[.K125]-[.J126]" table:style-name="ce1">
            <text:p>701.6</text:p>
          </table:table-cell>
          <table:table-cell office:value-type="float" office:value="0" table:formula="of:=IF([.E126]=[.G126];[.E126]-([.E125] + [.N126]);0)*[.$M$5]/10000" table:style-name="ce11">
            <text:p>0.00</text:p>
          </table:table-cell>
          <table:table-cell office:value-type="float" office:value="-617.21105306361437" table:formula="of:=-[Future_CF.Q126]+[.E125]*([bitcoin_futures.S130]/100/360)*[.$N$6]" table:style-name="ce11">
            <text:p>-617.21</text:p>
          </table:table-cell>
          <table:table-cell table:style-name="ce1"/>
          <table:table-cell office:value-type="float" office:value="102512.13849839303" table:formula="of:=[.K126]+[.E126]" table:style-name="ce5">
            <text:p>102512.1385</text:p>
          </table:table-cell>
          <table:table-cell office:value-type="float" office:value="84.388946936384173" table:formula="of:=[.L126]+[.N126]-[.M126]" table:style-name="ce11">
            <text:p>84.39</text:p>
          </table:table-cell>
          <table:table-cell office:value-type="float" office:value="-617.21105306362006" table:formula="of:=[.P126]-[.P125]-[.L126]" table:style-name="ce1">
            <text:p>-617.2110531</text:p>
          </table:table-cell>
          <table:table-cell office:value-type="float" office:value="8.2388754322860211E-4" table:formula="of:=[.Q126]/[.P125]" table:style-name="ce1">
            <text:p>0.000823888</text:p>
          </table:table-cell>
          <table:table-cell office:value-type="float" office:value="6.7772087656193549E-4" table:formula="of:=[.S126]-([bitcoin_futures.S130]/100/360)" table:style-name="ce1">
            <text:p>0.000677721</text:p>
          </table:table-cell>
          <table:table-cell office:value-type="float" office:value="1.0008238875432287" table:formula="of:=1+[.S126]" table:style-name="ce1">
            <text:p>1.000823888</text:p>
          </table:table-cell>
          <table:table-cell office:value-type="float" office:value="1.000677720876562" table:formula="of:=1+[.T126]" table:style-name="ce1">
            <text:p>1.000677721</text:p>
          </table:table-cell>
          <table:table-cell table:number-columns-repeated="16362"/>
        </table:table-row>
        <table:table-row table:style-name="ro1">
          <table:table-cell office:value-type="string" office:string-value="21.06.2024" table:formula="of:=[bitcoin_futures.A131]" table:style-name="ce1">
            <text:p>21.06.2024</text:p>
          </table:table-cell>
          <table:table-cell office:value-type="float" office:value="1751" table:formula="of:=ROUND([bitcoin_futures.D131]/[bitcoin_futures.B131]; 0)" table:style-name="ce1">
            <text:p>1751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38411.737459368531" table:formula="of:=IF([.E126] + [.N127]  &gt; [.F127]; [.E126]+[.N127]; [.F127]*2)" table:style-name="ce1">
            <text:p>38411.73746</text:p>
          </table:table-cell>
          <table:table-cell office:value-type="float" office:value="16418.75" table:formula="of:=[Future_Returns.S127]*[.F$4]" table:style-name="ce1">
            <text:p>16418.75</text:p>
          </table:table-cell>
          <table:table-cell office:value-type="float" office:value="32837.5" table:formula="of:=[.F127]*2" table:style-name="ce6">
            <text:p>32837.5</text:p>
          </table:table-cell>
          <table:table-cell table:style-name="ce6"/>
          <table:table-cell office:value-type="boolean" office:boolean-value="false" table:formula="of:=[.E127]=[.G127]" table:style-name="ce6">
            <text:p>FALSE</text:p>
          </table:table-cell>
          <table:table-cell office:value-type="float" office:value="0" table:formula="of:=([.C127]-[.C126])*[bitcoin_futures.B131]" table:style-name="ce1">
            <text:p>0</text:p>
          </table:table-cell>
          <table:table-cell office:value-type="float" office:value="64161.32" table:formula="of:=[.C127]*[bitcoin_futures.B131]" table:style-name="ce5">
            <text:p>64161.32</text:p>
          </table:table-cell>
          <table:table-cell office:value-type="float" office:value="-806.83999999999651" table:formula="of:=[.K127]-[.K126]-[.J127]" table:style-name="ce1">
            <text:p>-806.84</text:p>
          </table:table-cell>
          <table:table-cell office:value-type="float" office:value="0" table:formula="of:=IF([.E127]=[.G127];[.E127]-([.E126] + [.N127]);0)*[.$M$5]/10000" table:style-name="ce11">
            <text:p>0.00</text:p>
          </table:table-cell>
          <table:table-cell office:value-type="float" office:value="867.75896097548605" table:formula="of:=-[Future_CF.Q127]+[.E126]*([bitcoin_futures.S131]/100/360)*[.$N$6]" table:style-name="ce11">
            <text:p>867.76</text:p>
          </table:table-cell>
          <table:table-cell table:style-name="ce1"/>
          <table:table-cell office:value-type="float" office:value="102573.05745936853" table:formula="of:=[.K127]+[.E127]" table:style-name="ce5">
            <text:p>102573.0575</text:p>
          </table:table-cell>
          <table:table-cell office:value-type="float" office:value="60.91896097548954" table:formula="of:=[.L127]+[.N127]-[.M127]" table:style-name="ce11">
            <text:p>60.92</text:p>
          </table:table-cell>
          <table:table-cell office:value-type="float" office:value="867.75896097549412" table:formula="of:=[.P127]-[.P126]-[.L127]" table:style-name="ce1">
            <text:p>867.758961</text:p>
          </table:table-cell>
          <table:table-cell office:value-type="float" office:value="5.942609516086185E-4" table:formula="of:=[.Q127]/[.P126]" table:style-name="ce1">
            <text:p>0.000594261</text:p>
          </table:table-cell>
          <table:table-cell office:value-type="float" office:value="4.4728872938639623E-4" table:formula="of:=[.S127]-([bitcoin_futures.S131]/100/360)" table:style-name="ce1">
            <text:p>0.000447289</text:p>
          </table:table-cell>
          <table:table-cell office:value-type="float" office:value="1.0005942609516085" table:formula="of:=1+[.S127]" table:style-name="ce1">
            <text:p>1.000594261</text:p>
          </table:table-cell>
          <table:table-cell office:value-type="float" office:value="1.0004472887293865" table:formula="of:=1+[.T127]" table:style-name="ce1">
            <text:p>1.000447289</text:p>
          </table:table-cell>
          <table:table-cell table:number-columns-repeated="16362"/>
        </table:table-row>
        <table:table-row table:style-name="ro1">
          <table:table-cell office:value-type="string" office:string-value="24.06.2024" table:formula="of:=[bitcoin_futures.A132]" table:style-name="ce1">
            <text:p>24.06.2024</text:p>
          </table:table-cell>
          <table:table-cell office:value-type="float" office:value="1776" table:formula="of:=ROUND([bitcoin_futures.D132]/[bitcoin_futures.B132]; 0)" table:style-name="ce1">
            <text:p>1776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3634.574059480634" table:formula="of:=IF([.E127] + [.N128]  &gt; [.F128]; [.E127]+[.N128]; [.F128]*2)" table:style-name="ce1">
            <text:p>43634.57406</text:p>
          </table:table-cell>
          <table:table-cell office:value-type="float" office:value="16202.5" table:formula="of:=[Future_Returns.S128]*[.F$4]" table:style-name="ce1">
            <text:p>16202.5</text:p>
          </table:table-cell>
          <table:table-cell office:value-type="float" office:value="32405" table:formula="of:=[.F128]*2" table:style-name="ce6">
            <text:p>32405</text:p>
          </table:table-cell>
          <table:table-cell table:style-name="ce6"/>
          <table:table-cell office:value-type="boolean" office:boolean-value="false" table:formula="of:=[.E128]=[.G128]" table:style-name="ce6">
            <text:p>FALSE</text:p>
          </table:table-cell>
          <table:table-cell office:value-type="float" office:value="0" table:formula="of:=([.C128]-[.C127])*[bitcoin_futures.B132]" table:style-name="ce1">
            <text:p>0</text:p>
          </table:table-cell>
          <table:table-cell office:value-type="float" office:value="59223.81" table:formula="of:=[.C128]*[bitcoin_futures.B132]" table:style-name="ce5">
            <text:p>59223.81</text:p>
          </table:table-cell>
          <table:table-cell office:value-type="float" office:value="-4937.510000000002" table:formula="of:=[.K128]-[.K127]-[.J128]" table:style-name="ce1">
            <text:p>-4937.51</text:p>
          </table:table-cell>
          <table:table-cell office:value-type="float" office:value="0" table:formula="of:=IF([.E128]=[.G128];[.E128]-([.E127] + [.N128]);0)*[.$M$5]/10000" table:style-name="ce11">
            <text:p>0.00</text:p>
          </table:table-cell>
          <table:table-cell office:value-type="float" office:value="5222.836600112104" table:formula="of:=-[Future_CF.Q128]+[.E127]*([bitcoin_futures.S132]/100/360)*[.$N$6]" table:style-name="ce11">
            <text:p>5222.84</text:p>
          </table:table-cell>
          <table:table-cell table:style-name="ce1"/>
          <table:table-cell office:value-type="float" office:value="102858.38405948062" table:formula="of:=[.K128]+[.E128]" table:style-name="ce5">
            <text:p>102858.3841</text:p>
          </table:table-cell>
          <table:table-cell office:value-type="float" office:value="285.32660011210191" table:formula="of:=[.L128]+[.N128]-[.M128]" table:style-name="ce11">
            <text:p>285.33</text:p>
          </table:table-cell>
          <table:table-cell office:value-type="float" office:value="5222.8366001120958" table:formula="of:=[.P128]-[.P127]-[.L128]" table:style-name="ce1">
            <text:p>5222.8366</text:p>
          </table:table-cell>
          <table:table-cell office:value-type="float" office:value="2.7816914809732189E-3" table:formula="of:=[.Q128]/[.P127]" table:style-name="ce1">
            <text:p>0.002781691</text:p>
          </table:table-cell>
          <table:table-cell office:value-type="float" office:value="2.6339970365287743E-3" table:formula="of:=[.S128]-([bitcoin_futures.S132]/100/360)" table:style-name="ce1">
            <text:p>0.002633997</text:p>
          </table:table-cell>
          <table:table-cell office:value-type="float" office:value="1.0027816914809733" table:formula="of:=1+[.S128]" table:style-name="ce1">
            <text:p>1.002781691</text:p>
          </table:table-cell>
          <table:table-cell office:value-type="float" office:value="1.0026339970365288" table:formula="of:=1+[.T128]" table:style-name="ce1">
            <text:p>1.002633997</text:p>
          </table:table-cell>
          <table:table-cell table:number-columns-repeated="16362"/>
        </table:table-row>
        <table:table-row table:style-name="ro1">
          <table:table-cell office:value-type="string" office:string-value="25.06.2024" table:formula="of:=[bitcoin_futures.A133]" table:style-name="ce1">
            <text:p>25.06.2024</text:p>
          </table:table-cell>
          <table:table-cell office:value-type="float" office:value="1755" table:formula="of:=ROUND([bitcoin_futures.D133]/[bitcoin_futures.B133]; 0)" table:style-name="ce1">
            <text:p>1755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0677.798169675028" table:formula="of:=IF([.E128] + [.N129]  &gt; [.F129]; [.E128]+[.N129]; [.F129]*2)" table:style-name="ce1">
            <text:p>40677.79817</text:p>
          </table:table-cell>
          <table:table-cell office:value-type="float" office:value="14897.5" table:formula="of:=[Future_Returns.S129]*[.F$4]" table:style-name="ce1">
            <text:p>14897.5</text:p>
          </table:table-cell>
          <table:table-cell office:value-type="float" office:value="29795" table:formula="of:=[.F129]*2" table:style-name="ce6">
            <text:p>29795</text:p>
          </table:table-cell>
          <table:table-cell table:style-name="ce6"/>
          <table:table-cell office:value-type="boolean" office:boolean-value="false" table:formula="of:=[.E129]=[.G129]" table:style-name="ce6">
            <text:p>FALSE</text:p>
          </table:table-cell>
          <table:table-cell office:value-type="float" office:value="0" table:formula="of:=([.C129]-[.C128])*[bitcoin_futures.B133]" table:style-name="ce1">
            <text:p>0</text:p>
          </table:table-cell>
          <table:table-cell office:value-type="float" office:value="61916.2" table:formula="of:=[.C129]*[bitcoin_futures.B133]" table:style-name="ce5">
            <text:p>61916.2</text:p>
          </table:table-cell>
          <table:table-cell office:value-type="float" office:value="2692.3899999999994" table:formula="of:=[.K129]-[.K128]-[.J129]" table:style-name="ce1">
            <text:p>2692.39</text:p>
          </table:table-cell>
          <table:table-cell office:value-type="float" office:value="0" table:formula="of:=IF([.E129]=[.G129];[.E129]-([.E128] + [.N129]);0)*[.$M$5]/10000" table:style-name="ce11">
            <text:p>0.00</text:p>
          </table:table-cell>
          <table:table-cell office:value-type="float" office:value="-2956.7758898056049" table:formula="of:=-[Future_CF.Q129]+[.E128]*([bitcoin_futures.S133]/100/360)*[.$N$6]" table:style-name="ce11">
            <text:p>-2956.78</text:p>
          </table:table-cell>
          <table:table-cell table:style-name="ce1"/>
          <table:table-cell office:value-type="float" office:value="102593.99816967503" table:formula="of:=[.K129]+[.E129]" table:style-name="ce5">
            <text:p>102593.9982</text:p>
          </table:table-cell>
          <table:table-cell office:value-type="float" office:value="-264.38588980560553" table:formula="of:=[.L129]+[.N129]-[.M129]" table:style-name="ce11">
            <text:p>-264.39</text:p>
          </table:table-cell>
          <table:table-cell office:value-type="float" office:value="-2956.7758898055909" table:formula="of:=[.P129]-[.P128]-[.L129]" table:style-name="ce1">
            <text:p>-2956.77589</text:p>
          </table:table-cell>
          <table:table-cell office:value-type="float" office:value="-2.5703873556162157E-3" table:formula="of:=[.Q129]/[.P128]" table:style-name="ce1">
            <text:p>-0.002570387</text:p>
          </table:table-cell>
          <table:table-cell office:value-type="float" office:value="-2.7181651333939936E-3" table:formula="of:=[.S129]-([bitcoin_futures.S133]/100/360)" table:style-name="ce1">
            <text:p>-0.002718165</text:p>
          </table:table-cell>
          <table:table-cell office:value-type="float" office:value="0.99742961264438379" table:formula="of:=1+[.S129]" table:style-name="ce1">
            <text:p>0.997429613</text:p>
          </table:table-cell>
          <table:table-cell office:value-type="float" office:value="0.99728183486660604" table:formula="of:=1+[.T129]" table:style-name="ce1">
            <text:p>0.997281835</text:p>
          </table:table-cell>
          <table:table-cell table:number-columns-repeated="16362"/>
        </table:table-row>
        <table:table-row table:style-name="ro1">
          <table:table-cell office:value-type="string" office:string-value="26.06.2024" table:formula="of:=[bitcoin_futures.A134]" table:style-name="ce1">
            <text:p>26.06.2024</text:p>
          </table:table-cell>
          <table:table-cell office:value-type="float" office:value="1752" table:formula="of:=ROUND([bitcoin_futures.D134]/[bitcoin_futures.B134]; 0)" table:style-name="ce1">
            <text:p>1752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1800.807761770164" table:formula="of:=IF([.E129] + [.N130]  &gt; [.F130]; [.E129]+[.N130]; [.F130]*2)" table:style-name="ce1">
            <text:p>41800.80776</text:p>
          </table:table-cell>
          <table:table-cell office:value-type="float" office:value="15637.5" table:formula="of:=[Future_Returns.S130]*[.F$4]" table:style-name="ce1">
            <text:p>15637.5</text:p>
          </table:table-cell>
          <table:table-cell office:value-type="float" office:value="31275" table:formula="of:=[.F130]*2" table:style-name="ce6">
            <text:p>31275</text:p>
          </table:table-cell>
          <table:table-cell table:style-name="ce6"/>
          <table:table-cell office:value-type="boolean" office:boolean-value="false" table:formula="of:=[.E130]=[.G130]" table:style-name="ce6">
            <text:p>FALSE</text:p>
          </table:table-cell>
          <table:table-cell office:value-type="float" office:value="0" table:formula="of:=([.C130]-[.C129])*[bitcoin_futures.B134]" table:style-name="ce1">
            <text:p>0</text:p>
          </table:table-cell>
          <table:table-cell office:value-type="float" office:value="60881.340000000004" table:formula="of:=[.C130]*[bitcoin_futures.B134]" table:style-name="ce5">
            <text:p>60881.34</text:p>
          </table:table-cell>
          <table:table-cell office:value-type="float" office:value="-1034.8599999999933" table:formula="of:=[.K130]-[.K129]-[.J130]" table:style-name="ce1">
            <text:p>-1034.86</text:p>
          </table:table-cell>
          <table:table-cell office:value-type="float" office:value="0" table:formula="of:=IF([.E130]=[.G130];[.E130]-([.E129] + [.N130]);0)*[.$M$5]/10000" table:style-name="ce11">
            <text:p>0.00</text:p>
          </table:table-cell>
          <table:table-cell office:value-type="float" office:value="1123.0095920951369" table:formula="of:=-[Future_CF.Q130]+[.E129]*([bitcoin_futures.S134]/100/360)*[.$N$6]" table:style-name="ce11">
            <text:p>1123.01</text:p>
          </table:table-cell>
          <table:table-cell table:style-name="ce1"/>
          <table:table-cell office:value-type="float" office:value="102682.14776177017" table:formula="of:=[.K130]+[.E130]" table:style-name="ce5">
            <text:p>102682.1478</text:p>
          </table:table-cell>
          <table:table-cell office:value-type="float" office:value="88.149592095143589" table:formula="of:=[.L130]+[.N130]-[.M130]" table:style-name="ce11">
            <text:p>88.15</text:p>
          </table:table-cell>
          <table:table-cell office:value-type="float" office:value="1123.0095920951353" table:formula="of:=[.P130]-[.P129]-[.L130]" table:style-name="ce1">
            <text:p>1123.009592</text:p>
          </table:table-cell>
          <table:table-cell office:value-type="float" office:value="8.5920807910573312E-4" table:formula="of:=[.Q130]/[.P129]" table:style-name="ce1">
            <text:p>0.000859208</text:p>
          </table:table-cell>
          <table:table-cell office:value-type="float" office:value="7.1123585688351093E-4" table:formula="of:=[.S130]-([bitcoin_futures.S134]/100/360)" table:style-name="ce1">
            <text:p>0.000711236</text:p>
          </table:table-cell>
          <table:table-cell office:value-type="float" office:value="1.0008592080791057" table:formula="of:=1+[.S130]" table:style-name="ce1">
            <text:p>1.000859208</text:p>
          </table:table-cell>
          <table:table-cell office:value-type="float" office:value="1.0007112358568835" table:formula="of:=1+[.T130]" table:style-name="ce1">
            <text:p>1.000711236</text:p>
          </table:table-cell>
          <table:table-cell table:number-columns-repeated="16362"/>
        </table:table-row>
        <table:table-row table:style-name="ro1">
          <table:table-cell office:value-type="string" office:string-value="27.06.2024" table:formula="of:=[bitcoin_futures.A135]" table:style-name="ce1">
            <text:p>27.06.2024</text:p>
          </table:table-cell>
          <table:table-cell office:value-type="float" office:value="1758" table:formula="of:=ROUND([bitcoin_futures.D135]/[bitcoin_futures.B135]; 0)" table:style-name="ce1">
            <text:p>1758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1388.899860410987" table:formula="of:=IF([.E130] + [.N131]  &gt; [.F131]; [.E130]+[.N131]; [.F131]*2)" table:style-name="ce1">
            <text:p>41388.89986</text:p>
          </table:table-cell>
          <table:table-cell office:value-type="float" office:value="15357.5" table:formula="of:=[Future_Returns.S131]*[.F$4]" table:style-name="ce1">
            <text:p>15357.5</text:p>
          </table:table-cell>
          <table:table-cell office:value-type="float" office:value="30715" table:formula="of:=[.F131]*2" table:style-name="ce6">
            <text:p>30715</text:p>
          </table:table-cell>
          <table:table-cell table:style-name="ce6"/>
          <table:table-cell office:value-type="boolean" office:boolean-value="false" table:formula="of:=[.E131]=[.G131]" table:style-name="ce6">
            <text:p>FALSE</text:p>
          </table:table-cell>
          <table:table-cell office:value-type="float" office:value="0" table:formula="of:=([.C131]-[.C130])*[bitcoin_futures.B135]" table:style-name="ce1">
            <text:p>0</text:p>
          </table:table-cell>
          <table:table-cell office:value-type="float" office:value="61354.919999999991" table:formula="of:=[.C131]*[bitcoin_futures.B135]" table:style-name="ce5">
            <text:p>61354.92</text:p>
          </table:table-cell>
          <table:table-cell office:value-type="float" office:value="473.57999999998719" table:formula="of:=[.K131]-[.K130]-[.J131]" table:style-name="ce1">
            <text:p>473.58</text:p>
          </table:table-cell>
          <table:table-cell office:value-type="float" office:value="0" table:formula="of:=IF([.E131]=[.G131];[.E131]-([.E130] + [.N131]);0)*[.$M$5]/10000" table:style-name="ce11">
            <text:p>0.00</text:p>
          </table:table-cell>
          <table:table-cell office:value-type="float" office:value="-411.90790135917797" table:formula="of:=-[Future_CF.Q131]+[.E130]*([bitcoin_futures.S135]/100/360)*[.$N$6]" table:style-name="ce11">
            <text:p>-411.91</text:p>
          </table:table-cell>
          <table:table-cell table:style-name="ce1"/>
          <table:table-cell office:value-type="float" office:value="102743.81986041098" table:formula="of:=[.K131]+[.E131]" table:style-name="ce5">
            <text:p>102743.8199</text:p>
          </table:table-cell>
          <table:table-cell office:value-type="float" office:value="61.672098640809224" table:formula="of:=[.L131]+[.N131]-[.M131]" table:style-name="ce11">
            <text:p>61.67</text:p>
          </table:table-cell>
          <table:table-cell office:value-type="float" office:value="-411.9079013591836" table:formula="of:=[.P131]-[.P130]-[.L131]" table:style-name="ce1">
            <text:p>-411.9079014</text:p>
          </table:table-cell>
          <table:table-cell office:value-type="float" office:value="6.0061169331881179E-4" table:formula="of:=[.Q131]/[.P130]" table:style-name="ce1">
            <text:p>0.000600612</text:p>
          </table:table-cell>
          <table:table-cell office:value-type="float" office:value="4.5266724887436732E-4" table:formula="of:=[.S131]-([bitcoin_futures.S135]/100/360)" table:style-name="ce1">
            <text:p>0.000452667</text:p>
          </table:table-cell>
          <table:table-cell office:value-type="float" office:value="1.0006006116933188" table:formula="of:=1+[.S131]" table:style-name="ce1">
            <text:p>1.000600612</text:p>
          </table:table-cell>
          <table:table-cell office:value-type="float" office:value="1.0004526672488743" table:formula="of:=1+[.T131]" table:style-name="ce1">
            <text:p>1.000452667</text:p>
          </table:table-cell>
          <table:table-cell table:number-columns-repeated="16362"/>
        </table:table-row>
        <table:table-row table:style-name="ro1">
          <table:table-cell office:value-type="string" office:string-value="28.06.2024" table:formula="of:=[bitcoin_futures.A136]" table:style-name="ce1">
            <text:p>28.06.2024</text:p>
          </table:table-cell>
          <table:table-cell office:value-type="float" office:value="1767" table:formula="of:=ROUND([bitcoin_futures.D136]/[bitcoin_futures.B136]; 0)" table:style-name="ce1">
            <text:p>1767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2911.959764771498" table:formula="of:=IF([.E131] + [.N132]  &gt; [.F132]; [.E131]+[.N132]; [.F132]*2)" table:style-name="ce1">
            <text:p>42911.95976</text:p>
          </table:table-cell>
          <table:table-cell office:value-type="float" office:value="15461.25" table:formula="of:=[Future_Returns.S132]*[.F$4]" table:style-name="ce1">
            <text:p>15461.25</text:p>
          </table:table-cell>
          <table:table-cell office:value-type="float" office:value="30922.5" table:formula="of:=[.F132]*2" table:style-name="ce6">
            <text:p>30922.5</text:p>
          </table:table-cell>
          <table:table-cell table:style-name="ce6"/>
          <table:table-cell office:value-type="boolean" office:boolean-value="false" table:formula="of:=[.E132]=[.G132]" table:style-name="ce6">
            <text:p>FALSE</text:p>
          </table:table-cell>
          <table:table-cell office:value-type="float" office:value="0" table:formula="of:=([.C132]-[.C131])*[bitcoin_futures.B136]" table:style-name="ce1">
            <text:p>0</text:p>
          </table:table-cell>
          <table:table-cell office:value-type="float" office:value="59881.56" table:formula="of:=[.C132]*[bitcoin_futures.B136]" table:style-name="ce5">
            <text:p>59881.56</text:p>
          </table:table-cell>
          <table:table-cell office:value-type="float" office:value="-1473.3599999999933" table:formula="of:=[.K132]-[.K131]-[.J132]" table:style-name="ce1">
            <text:p>-1473.36</text:p>
          </table:table-cell>
          <table:table-cell office:value-type="float" office:value="0" table:formula="of:=IF([.E132]=[.G132];[.E132]-([.E131] + [.N132]);0)*[.$M$5]/10000" table:style-name="ce11">
            <text:p>0.00</text:p>
          </table:table-cell>
          <table:table-cell office:value-type="float" office:value="1523.0599043605134" table:formula="of:=-[Future_CF.Q132]+[.E131]*([bitcoin_futures.S136]/100/360)*[.$N$6]" table:style-name="ce11">
            <text:p>1523.06</text:p>
          </table:table-cell>
          <table:table-cell table:style-name="ce1"/>
          <table:table-cell office:value-type="float" office:value="102793.5197647715" table:formula="of:=[.K132]+[.E132]" table:style-name="ce5">
            <text:p>102793.5198</text:p>
          </table:table-cell>
          <table:table-cell office:value-type="float" office:value="49.699904360520122" table:formula="of:=[.L132]+[.N132]-[.M132]" table:style-name="ce11">
            <text:p>49.70</text:p>
          </table:table-cell>
          <table:table-cell office:value-type="float" office:value="1523.0599043605107" table:formula="of:=[.P132]-[.P131]-[.L132]" table:style-name="ce1">
            <text:p>1523.059904</text:p>
          </table:table-cell>
          <table:table-cell office:value-type="float" office:value="4.8372646090093815E-4" table:formula="of:=[.Q132]/[.P131]" table:style-name="ce1">
            <text:p>0.000483726</text:p>
          </table:table-cell>
          <table:table-cell office:value-type="float" office:value="3.3586534978982701E-4" table:formula="of:=[.S132]-([bitcoin_futures.S136]/100/360)" table:style-name="ce1">
            <text:p>0.000335865</text:p>
          </table:table-cell>
          <table:table-cell office:value-type="float" office:value="1.000483726460901" table:formula="of:=1+[.S132]" table:style-name="ce1">
            <text:p>1.000483726</text:p>
          </table:table-cell>
          <table:table-cell office:value-type="float" office:value="1.0003358653497898" table:formula="of:=1+[.T132]" table:style-name="ce1">
            <text:p>1.000335865</text:p>
          </table:table-cell>
          <table:table-cell table:number-columns-repeated="16362"/>
        </table:table-row>
        <table:table-row table:style-name="ro1">
          <table:table-cell office:value-type="string" office:string-value="01.07.2024" table:formula="of:=[bitcoin_futures.A137]" table:style-name="ce1">
            <text:p>01.07.2024</text:p>
          </table:table-cell>
          <table:table-cell office:value-type="float" office:value="1758" table:formula="of:=ROUND([bitcoin_futures.D137]/[bitcoin_futures.B137]; 0)" table:style-name="ce1">
            <text:p>1758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39545.161473769505" table:formula="of:=IF([.E132] + [.N133]  &gt; [.F133]; [.E132]+[.N133]; [.F133]*2)" table:style-name="ce1">
            <text:p>39545.16147</text:p>
          </table:table-cell>
          <table:table-cell office:value-type="float" office:value="15081.25" table:formula="of:=[Future_Returns.S133]*[.F$4]" table:style-name="ce1">
            <text:p>15081.25</text:p>
          </table:table-cell>
          <table:table-cell office:value-type="float" office:value="30162.5" table:formula="of:=[.F133]*2" table:style-name="ce6">
            <text:p>30162.5</text:p>
          </table:table-cell>
          <table:table-cell table:style-name="ce6"/>
          <table:table-cell office:value-type="boolean" office:boolean-value="false" table:formula="of:=[.E133]=[.G133]" table:style-name="ce6">
            <text:p>FALSE</text:p>
          </table:table-cell>
          <table:table-cell office:value-type="float" office:value="0" table:formula="of:=([.C133]-[.C132])*[bitcoin_futures.B137]" table:style-name="ce1">
            <text:p>0</text:p>
          </table:table-cell>
          <table:table-cell office:value-type="float" office:value="63144" table:formula="of:=[.C133]*[bitcoin_futures.B137]" table:style-name="ce5">
            <text:p>63144</text:p>
          </table:table-cell>
          <table:table-cell office:value-type="float" office:value="3262.4400000000023" table:formula="of:=[.K133]-[.K132]-[.J133]" table:style-name="ce1">
            <text:p>3262.44</text:p>
          </table:table-cell>
          <table:table-cell office:value-type="float" office:value="0" table:formula="of:=IF([.E133]=[.G133];[.E133]-([.E132] + [.N133]);0)*[.$M$5]/10000" table:style-name="ce11">
            <text:p>0.00</text:p>
          </table:table-cell>
          <table:table-cell office:value-type="float" office:value="-3366.798291001995" table:formula="of:=-[Future_CF.Q133]+[.E132]*([bitcoin_futures.S137]/100/360)*[.$N$6]" table:style-name="ce11">
            <text:p>-3366.80</text:p>
          </table:table-cell>
          <table:table-cell table:style-name="ce1"/>
          <table:table-cell office:value-type="float" office:value="102689.16147376951" table:formula="of:=[.K133]+[.E133]" table:style-name="ce5">
            <text:p>102689.1615</text:p>
          </table:table-cell>
          <table:table-cell office:value-type="float" office:value="-104.35829100199271" table:formula="of:=[.L133]+[.N133]-[.M133]" table:style-name="ce11">
            <text:p>-104.36</text:p>
          </table:table-cell>
          <table:table-cell office:value-type="float" office:value="-3366.7982910019928" table:formula="of:=[.P133]-[.P132]-[.L133]" table:style-name="ce1">
            <text:p>-3366.798291</text:p>
          </table:table-cell>
          <table:table-cell office:value-type="float" office:value="-1.0152224696732049E-3" table:formula="of:=[.Q133]/[.P132]" table:style-name="ce1">
            <text:p>-0.001015222</text:p>
          </table:table-cell>
          <table:table-cell office:value-type="float" office:value="-1.1644446918954272E-3" table:formula="of:=[.S133]-([bitcoin_futures.S137]/100/360)" table:style-name="ce1">
            <text:p>-0.001164445</text:p>
          </table:table-cell>
          <table:table-cell office:value-type="float" office:value="0.99898477753032677" table:formula="of:=1+[.S133]" table:style-name="ce1">
            <text:p>0.998984778</text:p>
          </table:table-cell>
          <table:table-cell office:value-type="float" office:value="0.99883555530810453" table:formula="of:=1+[.T133]" table:style-name="ce1">
            <text:p>0.998835555</text:p>
          </table:table-cell>
          <table:table-cell table:number-columns-repeated="16362"/>
        </table:table-row>
        <table:table-row table:style-name="ro1">
          <table:table-cell office:value-type="string" office:string-value="02.07.2024" table:formula="of:=[bitcoin_futures.A138]" table:style-name="ce1">
            <text:p>02.07.2024</text:p>
          </table:table-cell>
          <table:table-cell office:value-type="float" office:value="1760" table:formula="of:=ROUND([bitcoin_futures.D138]/[bitcoin_futures.B138]; 0)" table:style-name="ce1">
            <text:p>1760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1058.107588299303" table:formula="of:=IF([.E133] + [.N134]  &gt; [.F134]; [.E133]+[.N134]; [.F134]*2)" table:style-name="ce1">
            <text:p>41058.10759</text:p>
          </table:table-cell>
          <table:table-cell office:value-type="float" office:value="15923.75" table:formula="of:=[Future_Returns.S134]*[.F$4]" table:style-name="ce1">
            <text:p>15923.75</text:p>
          </table:table-cell>
          <table:table-cell office:value-type="float" office:value="31847.5" table:formula="of:=[.F134]*2" table:style-name="ce6">
            <text:p>31847.5</text:p>
          </table:table-cell>
          <table:table-cell table:style-name="ce6"/>
          <table:table-cell office:value-type="boolean" office:boolean-value="false" table:formula="of:=[.E134]=[.G134]" table:style-name="ce6">
            <text:p>FALSE</text:p>
          </table:table-cell>
          <table:table-cell office:value-type="float" office:value="0" table:formula="of:=([.C134]-[.C133])*[bitcoin_futures.B138]" table:style-name="ce1">
            <text:p>0</text:p>
          </table:table-cell>
          <table:table-cell office:value-type="float" office:value="61775.88" table:formula="of:=[.C134]*[bitcoin_futures.B138]" table:style-name="ce5">
            <text:p>61775.88</text:p>
          </table:table-cell>
          <table:table-cell office:value-type="float" office:value="-1368.1200000000026" table:formula="of:=[.K134]-[.K133]-[.J134]" table:style-name="ce1">
            <text:p>-1368.12</text:p>
          </table:table-cell>
          <table:table-cell office:value-type="float" office:value="0" table:formula="of:=IF([.E134]=[.G134];[.E134]-([.E133] + [.N134]);0)*[.$M$5]/10000" table:style-name="ce11">
            <text:p>0.00</text:p>
          </table:table-cell>
          <table:table-cell office:value-type="float" office:value="1512.9461145297958" table:formula="of:=-[Future_CF.Q134]+[.E133]*([bitcoin_futures.S138]/100/360)*[.$N$6]" table:style-name="ce11">
            <text:p>1512.95</text:p>
          </table:table-cell>
          <table:table-cell table:style-name="ce1"/>
          <table:table-cell office:value-type="float" office:value="102833.98758829929" table:formula="of:=[.K134]+[.E134]" table:style-name="ce5">
            <text:p>102833.9876</text:p>
          </table:table-cell>
          <table:table-cell office:value-type="float" office:value="144.82611452979313" table:formula="of:=[.L134]+[.N134]-[.M134]" table:style-name="ce11">
            <text:p>144.83</text:p>
          </table:table-cell>
          <table:table-cell office:value-type="float" office:value="1512.9461145297901" table:formula="of:=[.P134]-[.P133]-[.L134]" table:style-name="ce1">
            <text:p>1512.946115</text:p>
          </table:table-cell>
          <table:table-cell office:value-type="float" office:value="1.4103349608788744E-3" table:formula="of:=[.Q134]/[.P133]" table:style-name="ce1">
            <text:p>0.001410335</text:p>
          </table:table-cell>
          <table:table-cell office:value-type="float" office:value="1.2613349608788743E-3" table:formula="of:=[.S134]-([bitcoin_futures.S138]/100/360)" table:style-name="ce1">
            <text:p>0.001261335</text:p>
          </table:table-cell>
          <table:table-cell office:value-type="float" office:value="1.0014103349608789" table:formula="of:=1+[.S134]" table:style-name="ce1">
            <text:p>1.001410335</text:p>
          </table:table-cell>
          <table:table-cell office:value-type="float" office:value="1.0012613349608788" table:formula="of:=1+[.T134]" table:style-name="ce1">
            <text:p>1.001261335</text:p>
          </table:table-cell>
          <table:table-cell table:number-columns-repeated="16362"/>
        </table:table-row>
        <table:table-row table:style-name="ro1">
          <table:table-cell office:value-type="string" office:string-value="03.07.2024" table:formula="of:=[bitcoin_futures.A139]" table:style-name="ce1">
            <text:p>03.07.2024</text:p>
          </table:table-cell>
          <table:table-cell office:value-type="float" office:value="1739" table:formula="of:=ROUND([bitcoin_futures.D139]/[bitcoin_futures.B139]; 0)" table:style-name="ce1">
            <text:p>1739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3421.160144548194" table:formula="of:=IF([.E134] + [.N135]  &gt; [.F135]; [.E134]+[.N135]; [.F135]*2)" table:style-name="ce1">
            <text:p>43421.16014</text:p>
          </table:table-cell>
          <table:table-cell office:value-type="float" office:value="15546.25" table:formula="of:=[Future_Returns.S135]*[.F$4]" table:style-name="ce1">
            <text:p>15546.25</text:p>
          </table:table-cell>
          <table:table-cell office:value-type="float" office:value="31092.5" table:formula="of:=[.F135]*2" table:style-name="ce6">
            <text:p>31092.5</text:p>
          </table:table-cell>
          <table:table-cell table:style-name="ce6"/>
          <table:table-cell office:value-type="boolean" office:boolean-value="false" table:formula="of:=[.E135]=[.G135]" table:style-name="ce6">
            <text:p>FALSE</text:p>
          </table:table-cell>
          <table:table-cell office:value-type="float" office:value="0" table:formula="of:=([.C135]-[.C134])*[bitcoin_futures.B139]" table:style-name="ce1">
            <text:p>0</text:p>
          </table:table-cell>
          <table:table-cell office:value-type="float" office:value="60407.759999999995" table:formula="of:=[.C135]*[bitcoin_futures.B139]" table:style-name="ce5">
            <text:p>60407.76</text:p>
          </table:table-cell>
          <table:table-cell office:value-type="float" office:value="-1368.1200000000026" table:formula="of:=[.K135]-[.K134]-[.J135]" table:style-name="ce1">
            <text:p>-1368.12</text:p>
          </table:table-cell>
          <table:table-cell office:value-type="float" office:value="0" table:formula="of:=IF([.E135]=[.G135];[.E135]-([.E134] + [.N135]);0)*[.$M$5]/10000" table:style-name="ce11">
            <text:p>0.00</text:p>
          </table:table-cell>
          <table:table-cell office:value-type="float" office:value="2363.0525562488911" table:formula="of:=-[Future_CF.Q135]+[.E134]*([bitcoin_futures.S139]/100/360)*[.$N$6]" table:style-name="ce11">
            <text:p>2363.05</text:p>
          </table:table-cell>
          <table:table-cell table:style-name="ce1"/>
          <table:table-cell office:value-type="float" office:value="103828.92014454819" table:formula="of:=[.K135]+[.E135]" table:style-name="ce5">
            <text:p>103828.9201</text:p>
          </table:table-cell>
          <table:table-cell office:value-type="float" office:value="994.93255624888843" table:formula="of:=[.L135]+[.N135]-[.M135]" table:style-name="ce11">
            <text:p>994.93</text:p>
          </table:table-cell>
          <table:table-cell office:value-type="float" office:value="2363.0525562488983" table:formula="of:=[.P135]-[.P134]-[.L135]" table:style-name="ce1">
            <text:p>2363.052556</text:p>
          </table:table-cell>
          <table:table-cell office:value-type="float" office:value="9.6751334805001213E-3" table:formula="of:=[.Q135]/[.P134]" table:style-name="ce1">
            <text:p>0.009675133</text:p>
          </table:table-cell>
          <table:table-cell office:value-type="float" office:value="9.5264390360556769E-3" table:formula="of:=[.S135]-([bitcoin_futures.S139]/100/360)" table:style-name="ce1">
            <text:p>0.009526439</text:p>
          </table:table-cell>
          <table:table-cell office:value-type="float" office:value="1.0096751334805001" table:formula="of:=1+[.S135]" table:style-name="ce1">
            <text:p>1.009675133</text:p>
          </table:table-cell>
          <table:table-cell office:value-type="float" office:value="1.0095264390360557" table:formula="of:=1+[.T135]" table:style-name="ce1">
            <text:p>1.009526439</text:p>
          </table:table-cell>
          <table:table-cell table:number-columns-repeated="16362"/>
        </table:table-row>
        <table:table-row table:style-name="ro1">
          <table:table-cell office:value-type="string" office:string-value="04.07.2024" table:formula="of:=[bitcoin_futures.A140]" table:style-name="ce1">
            <text:p>04.07.2024</text:p>
          </table:table-cell>
          <table:table-cell office:value-type="float" office:value="1694" table:formula="of:=ROUND([bitcoin_futures.D140]/[bitcoin_futures.B140]; 0)" table:style-name="ce1">
            <text:p>1694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3424.379341115578" table:formula="of:=IF([.E135] + [.N136]  &gt; [.F136]; [.E135]+[.N136]; [.F136]*2)" table:style-name="ce1">
            <text:p>43424.37934</text:p>
          </table:table-cell>
          <table:table-cell office:value-type="float" office:value="14956.25" table:formula="of:=[Future_Returns.S136]*[.F$4]" table:style-name="ce1">
            <text:p>14956.25</text:p>
          </table:table-cell>
          <table:table-cell office:value-type="float" office:value="29912.5" table:formula="of:=[.F136]*2" table:style-name="ce6">
            <text:p>29912.5</text:p>
          </table:table-cell>
          <table:table-cell table:style-name="ce6"/>
          <table:table-cell office:value-type="boolean" office:boolean-value="false" table:formula="of:=[.E136]=[.G136]" table:style-name="ce6">
            <text:p>FALSE</text:p>
          </table:table-cell>
          <table:table-cell office:value-type="float" office:value="0" table:formula="of:=([.C136]-[.C135])*[bitcoin_futures.B140]" table:style-name="ce1">
            <text:p>0</text:p>
          </table:table-cell>
          <table:table-cell office:value-type="float" office:value="60407.759999999995" table:formula="of:=[.C136]*[bitcoin_futures.B140]" table:style-name="ce5">
            <text:p>60407.76</text:p>
          </table:table-cell>
          <table:table-cell office:value-type="float" office:value="0" table:formula="of:=[.K136]-[.K135]-[.J136]" table:style-name="ce1">
            <text:p>0</text:p>
          </table:table-cell>
          <table:table-cell office:value-type="float" office:value="0" table:formula="of:=IF([.E136]=[.G136];[.E136]-([.E135] + [.N136]);0)*[.$M$5]/10000" table:style-name="ce11">
            <text:p>0.00</text:p>
          </table:table-cell>
          <table:table-cell office:value-type="float" office:value="3.2191965673833098" table:formula="of:=-[Future_CF.Q136]+[.E135]*([bitcoin_futures.S140]/100/360)*[.$N$6]" table:style-name="ce11">
            <text:p>3.22</text:p>
          </table:table-cell>
          <table:table-cell table:style-name="ce1"/>
          <table:table-cell office:value-type="float" office:value="103832.13934111557" table:formula="of:=[.K136]+[.E136]" table:style-name="ce5">
            <text:p>103832.1393</text:p>
          </table:table-cell>
          <table:table-cell office:value-type="float" office:value="3.2191965673833098" table:formula="of:=[.L136]+[.N136]-[.M136]" table:style-name="ce11">
            <text:p>3.22</text:p>
          </table:table-cell>
          <table:table-cell office:value-type="float" office:value="3.2191965673846425" table:formula="of:=[.P136]-[.P135]-[.L136]" table:style-name="ce1">
            <text:p>3.219196567</text:p>
          </table:table-cell>
          <table:table-cell office:value-type="float" office:value="3.1004816027187991E-5" table:formula="of:=[.Q136]/[.P135]" table:style-name="ce1">
            <text:p>3.10048E-05</text:p>
          </table:table-cell>
          <table:table-cell office:value-type="float" office:value="-1.1727296175058981E-4" table:formula="of:=[.S136]-([bitcoin_futures.S140]/100/360)" table:style-name="ce1">
            <text:p>-0.000117273</text:p>
          </table:table-cell>
          <table:table-cell office:value-type="float" office:value="1.0000310048160272" table:formula="of:=1+[.S136]" table:style-name="ce1">
            <text:p>1.000031005</text:p>
          </table:table-cell>
          <table:table-cell office:value-type="float" office:value="0.99988272703824943" table:formula="of:=1+[.T136]" table:style-name="ce1">
            <text:p>0.999882727</text:p>
          </table:table-cell>
          <table:table-cell table:number-columns-repeated="16362"/>
        </table:table-row>
        <table:table-row table:style-name="ro1">
          <table:table-cell office:value-type="string" office:string-value="05.07.2024" table:formula="of:=[bitcoin_futures.A141]" table:style-name="ce1">
            <text:p>05.07.2024</text:p>
          </table:table-cell>
          <table:table-cell office:value-type="float" office:value="1756" table:formula="of:=ROUND([bitcoin_futures.D141]/[bitcoin_futures.B141]; 0)" table:style-name="ce1">
            <text:p>1756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6567.605410630793" table:formula="of:=IF([.E136] + [.N137]  &gt; [.F137]; [.E136]+[.N137]; [.F137]*2)" table:style-name="ce1">
            <text:p>46567.60541</text:p>
          </table:table-cell>
          <table:table-cell office:value-type="float" office:value="14956.25" table:formula="of:=[Future_Returns.S137]*[.F$4]" table:style-name="ce1">
            <text:p>14956.25</text:p>
          </table:table-cell>
          <table:table-cell office:value-type="float" office:value="29912.5" table:formula="of:=[.F137]*2" table:style-name="ce6">
            <text:p>29912.5</text:p>
          </table:table-cell>
          <table:table-cell table:style-name="ce6"/>
          <table:table-cell office:value-type="boolean" office:boolean-value="false" table:formula="of:=[.E137]=[.G137]" table:style-name="ce6">
            <text:p>FALSE</text:p>
          </table:table-cell>
          <table:table-cell office:value-type="float" office:value="0" table:formula="of:=([.C137]-[.C136])*[bitcoin_futures.B141]" table:style-name="ce1">
            <text:p>0</text:p>
          </table:table-cell>
          <table:table-cell office:value-type="float" office:value="56478.8" table:formula="of:=[.C137]*[bitcoin_futures.B141]" table:style-name="ce5">
            <text:p>56478.8</text:p>
          </table:table-cell>
          <table:table-cell office:value-type="float" office:value="-3928.9599999999919" table:formula="of:=[.K137]-[.K136]-[.J137]" table:style-name="ce1">
            <text:p>-3928.96</text:p>
          </table:table-cell>
          <table:table-cell office:value-type="float" office:value="0" table:formula="of:=IF([.E137]=[.G137];[.E137]-([.E136] + [.N137]);0)*[.$M$5]/10000" table:style-name="ce11">
            <text:p>0.00</text:p>
          </table:table-cell>
          <table:table-cell office:value-type="float" office:value="3143.2260695152172" table:formula="of:=-[Future_CF.Q137]+[.E136]*([bitcoin_futures.S141]/100/360)*[.$N$6]" table:style-name="ce11">
            <text:p>3143.23</text:p>
          </table:table-cell>
          <table:table-cell table:style-name="ce1"/>
          <table:table-cell office:value-type="float" office:value="103046.4054106308" table:formula="of:=[.K137]+[.E137]" table:style-name="ce5">
            <text:p>103046.4054</text:p>
          </table:table-cell>
          <table:table-cell office:value-type="float" office:value="-785.73393048477465" table:formula="of:=[.L137]+[.N137]-[.M137]" table:style-name="ce11">
            <text:p>-785.73</text:p>
          </table:table-cell>
          <table:table-cell office:value-type="float" office:value="3143.2260695152218" table:formula="of:=[.P137]-[.P136]-[.L137]" table:style-name="ce1">
            <text:p>3143.22607</text:p>
          </table:table-cell>
          <table:table-cell office:value-type="float" office:value="-7.5673479856119925E-3" table:formula="of:=[.Q137]/[.P136]" table:style-name="ce1">
            <text:p>-0.007567348</text:p>
          </table:table-cell>
          <table:table-cell office:value-type="float" office:value="-7.7159313189453255E-3" table:formula="of:=[.S137]-([bitcoin_futures.S141]/100/360)" table:style-name="ce1">
            <text:p>-0.007715931</text:p>
          </table:table-cell>
          <table:table-cell office:value-type="float" office:value="0.99243265201438802" table:formula="of:=1+[.S137]" table:style-name="ce1">
            <text:p>0.992432652</text:p>
          </table:table-cell>
          <table:table-cell office:value-type="float" office:value="0.99228406868105468" table:formula="of:=1+[.T137]" table:style-name="ce1">
            <text:p>0.992284069</text:p>
          </table:table-cell>
          <table:table-cell table:number-columns-repeated="16362"/>
        </table:table-row>
        <table:table-row table:style-name="ro1">
          <table:table-cell office:value-type="string" office:string-value="08.07.2024" table:formula="of:=[bitcoin_futures.A142]" table:style-name="ce1">
            <text:p>08.07.2024</text:p>
          </table:table-cell>
          <table:table-cell office:value-type="float" office:value="1751" table:formula="of:=ROUND([bitcoin_futures.D142]/[bitcoin_futures.B142]; 0)" table:style-name="ce1">
            <text:p>1751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6501.07405046159" table:formula="of:=IF([.E137] + [.N138]  &gt; [.F138]; [.E137]+[.N138]; [.F138]*2)" table:style-name="ce1">
            <text:p>46501.07405</text:p>
          </table:table-cell>
          <table:table-cell office:value-type="float" office:value="14171.25" table:formula="of:=[Future_Returns.S138]*[.F$4]" table:style-name="ce1">
            <text:p>14171.25</text:p>
          </table:table-cell>
          <table:table-cell office:value-type="float" office:value="28342.5" table:formula="of:=[.F138]*2" table:style-name="ce6">
            <text:p>28342.5</text:p>
          </table:table-cell>
          <table:table-cell table:style-name="ce6"/>
          <table:table-cell office:value-type="boolean" office:boolean-value="false" table:formula="of:=[.E138]=[.G138]" table:style-name="ce6">
            <text:p>FALSE</text:p>
          </table:table-cell>
          <table:table-cell office:value-type="float" office:value="0" table:formula="of:=([.C138]-[.C137])*[bitcoin_futures.B142]" table:style-name="ce1">
            <text:p>0</text:p>
          </table:table-cell>
          <table:table-cell office:value-type="float" office:value="56408.639999999992" table:formula="of:=[.C138]*[bitcoin_futures.B142]" table:style-name="ce5">
            <text:p>56408.64</text:p>
          </table:table-cell>
          <table:table-cell office:value-type="float" office:value="-70.160000000010768" table:formula="of:=[.K138]-[.K137]-[.J138]" table:style-name="ce1">
            <text:p>-70.16</text:p>
          </table:table-cell>
          <table:table-cell office:value-type="float" office:value="0" table:formula="of:=IF([.E138]=[.G138];[.E138]-([.E137] + [.N138]);0)*[.$M$5]/10000" table:style-name="ce11">
            <text:p>0.00</text:p>
          </table:table-cell>
          <table:table-cell office:value-type="float" office:value="-66.531360169205371" table:formula="of:=-[Future_CF.Q138]+[.E137]*([bitcoin_futures.S142]/100/360)*[.$N$6]" table:style-name="ce11">
            <text:p>-66.53</text:p>
          </table:table-cell>
          <table:table-cell table:style-name="ce1"/>
          <table:table-cell office:value-type="float" office:value="102909.71405046158" table:formula="of:=[.K138]+[.E138]" table:style-name="ce5">
            <text:p>102909.7141</text:p>
          </table:table-cell>
          <table:table-cell office:value-type="float" office:value="-136.69136016921613" table:formula="of:=[.L138]+[.N138]-[.M138]" table:style-name="ce11">
            <text:p>-136.69</text:p>
          </table:table-cell>
          <table:table-cell office:value-type="float" office:value="-66.531360169210529" table:formula="of:=[.P138]-[.P137]-[.L138]" table:style-name="ce1">
            <text:p>-66.53136017</text:p>
          </table:table-cell>
          <table:table-cell office:value-type="float" office:value="-1.3265029442270514E-3" table:formula="of:=[.Q138]/[.P137]" table:style-name="ce1">
            <text:p>-0.001326503</text:p>
          </table:table-cell>
          <table:table-cell office:value-type="float" office:value="-1.4754751664492736E-3" table:formula="of:=[.S138]-([bitcoin_futures.S142]/100/360)" table:style-name="ce1">
            <text:p>-0.001475475</text:p>
          </table:table-cell>
          <table:table-cell office:value-type="float" office:value="0.99867349705577291" table:formula="of:=1+[.S138]" table:style-name="ce1">
            <text:p>0.998673497</text:p>
          </table:table-cell>
          <table:table-cell office:value-type="float" office:value="0.9985245248335507" table:formula="of:=1+[.T138]" table:style-name="ce1">
            <text:p>0.998524525</text:p>
          </table:table-cell>
          <table:table-cell table:number-columns-repeated="16362"/>
        </table:table-row>
        <table:table-row table:style-name="ro1">
          <table:table-cell office:value-type="string" office:string-value="09.07.2024" table:formula="of:=[bitcoin_futures.A143]" table:style-name="ce1">
            <text:p>09.07.2024</text:p>
          </table:table-cell>
          <table:table-cell office:value-type="float" office:value="1753" table:formula="of:=ROUND([bitcoin_futures.D143]/[bitcoin_futures.B143]; 0)" table:style-name="ce1">
            <text:p>1753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5099.513192396575" table:formula="of:=IF([.E138] + [.N139]  &gt; [.F139]; [.E138]+[.N139]; [.F139]*2)" table:style-name="ce1">
            <text:p>45099.51319</text:p>
          </table:table-cell>
          <table:table-cell office:value-type="float" office:value="14188.75" table:formula="of:=[Future_Returns.S139]*[.F$4]" table:style-name="ce1">
            <text:p>14188.75</text:p>
          </table:table-cell>
          <table:table-cell office:value-type="float" office:value="28377.5" table:formula="of:=[.F139]*2" table:style-name="ce6">
            <text:p>28377.5</text:p>
          </table:table-cell>
          <table:table-cell table:style-name="ce6"/>
          <table:table-cell office:value-type="boolean" office:boolean-value="false" table:formula="of:=[.E139]=[.G139]" table:style-name="ce6">
            <text:p>FALSE</text:p>
          </table:table-cell>
          <table:table-cell office:value-type="float" office:value="0" table:formula="of:=([.C139]-[.C138])*[bitcoin_futures.B143]" table:style-name="ce1">
            <text:p>0</text:p>
          </table:table-cell>
          <table:table-cell office:value-type="float" office:value="57811.840000000004" table:formula="of:=[.C139]*[bitcoin_futures.B143]" table:style-name="ce5">
            <text:p>57811.84</text:p>
          </table:table-cell>
          <table:table-cell office:value-type="float" office:value="1403.2000000000116" table:formula="of:=[.K139]-[.K138]-[.J139]" table:style-name="ce1">
            <text:p>1403.2</text:p>
          </table:table-cell>
          <table:table-cell office:value-type="float" office:value="0" table:formula="of:=IF([.E139]=[.G139];[.E139]-([.E138] + [.N139]);0)*[.$M$5]/10000" table:style-name="ce11">
            <text:p>0.00</text:p>
          </table:table-cell>
          <table:table-cell office:value-type="float" office:value="-1401.560858065018" table:formula="of:=-[Future_CF.Q139]+[.E138]*([bitcoin_futures.S143]/100/360)*[.$N$6]" table:style-name="ce11">
            <text:p>-1401.56</text:p>
          </table:table-cell>
          <table:table-cell table:style-name="ce1"/>
          <table:table-cell office:value-type="float" office:value="102911.35319239658" table:formula="of:=[.K139]+[.E139]" table:style-name="ce5">
            <text:p>102911.3532</text:p>
          </table:table-cell>
          <table:table-cell office:value-type="float" office:value="1.6391419349936314" table:formula="of:=[.L139]+[.N139]-[.M139]" table:style-name="ce11">
            <text:p>1.64</text:p>
          </table:table-cell>
          <table:table-cell office:value-type="float" office:value="-1401.5608580650151" table:formula="of:=[.P139]-[.P138]-[.L139]" table:style-name="ce1">
            <text:p>-1401.560858</text:p>
          </table:table-cell>
          <table:table-cell office:value-type="float" office:value="1.592796122424246E-5" table:formula="of:=[.Q139]/[.P138]" table:style-name="ce1">
            <text:p>1.5928E-05</text:p>
          </table:table-cell>
          <table:table-cell office:value-type="float" office:value="-1.3198870544242421E-4" table:formula="of:=[.S139]-([bitcoin_futures.S143]/100/360)" table:style-name="ce1">
            <text:p>-0.000131989</text:p>
          </table:table-cell>
          <table:table-cell office:value-type="float" office:value="1.0000159279612242" table:formula="of:=1+[.S139]" table:style-name="ce1">
            <text:p>1.000015928</text:p>
          </table:table-cell>
          <table:table-cell office:value-type="float" office:value="0.9998680112945576" table:formula="of:=1+[.T139]" table:style-name="ce1">
            <text:p>0.999868011</text:p>
          </table:table-cell>
          <table:table-cell table:number-columns-repeated="16362"/>
        </table:table-row>
        <table:table-row table:style-name="ro1">
          <table:table-cell office:value-type="string" office:string-value="10.07.2024" table:formula="of:=[bitcoin_futures.A144]" table:style-name="ce1">
            <text:p>10.07.2024</text:p>
          </table:table-cell>
          <table:table-cell office:value-type="float" office:value="1759" table:formula="of:=ROUND([bitcoin_futures.D144]/[bitcoin_futures.B144]; 0)" table:style-name="ce1">
            <text:p>1759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5637.851809137064" table:formula="of:=IF([.E139] + [.N140]  &gt; [.F140]; [.E139]+[.N140]; [.F140]*2)" table:style-name="ce1">
            <text:p>45637.85181</text:p>
          </table:table-cell>
          <table:table-cell office:value-type="float" office:value="14540" table:formula="of:=[Future_Returns.S140]*[.F$4]" table:style-name="ce1">
            <text:p>14540</text:p>
          </table:table-cell>
          <table:table-cell office:value-type="float" office:value="29080" table:formula="of:=[.F140]*2" table:style-name="ce6">
            <text:p>29080</text:p>
          </table:table-cell>
          <table:table-cell table:style-name="ce6"/>
          <table:table-cell office:value-type="boolean" office:boolean-value="false" table:formula="of:=[.E140]=[.G140]" table:style-name="ce6">
            <text:p>FALSE</text:p>
          </table:table-cell>
          <table:table-cell office:value-type="float" office:value="0" table:formula="of:=([.C140]-[.C139])*[bitcoin_futures.B144]" table:style-name="ce1">
            <text:p>0</text:p>
          </table:table-cell>
          <table:table-cell office:value-type="float" office:value="57303.18" table:formula="of:=[.C140]*[bitcoin_futures.B144]" table:style-name="ce5">
            <text:p>57303.18</text:p>
          </table:table-cell>
          <table:table-cell office:value-type="float" office:value="-508.66000000000349" table:formula="of:=[.K140]-[.K139]-[.J140]" table:style-name="ce1">
            <text:p>-508.66</text:p>
          </table:table-cell>
          <table:table-cell office:value-type="float" office:value="0" table:formula="of:=IF([.E140]=[.G140];[.E140]-([.E139] + [.N140]);0)*[.$M$5]/10000" table:style-name="ce11">
            <text:p>0.00</text:p>
          </table:table-cell>
          <table:table-cell office:value-type="float" office:value="538.33861674049274" table:formula="of:=-[Future_CF.Q140]+[.E139]*([bitcoin_futures.S144]/100/360)*[.$N$6]" table:style-name="ce11">
            <text:p>538.34</text:p>
          </table:table-cell>
          <table:table-cell table:style-name="ce1"/>
          <table:table-cell office:value-type="float" office:value="102941.03180913706" table:formula="of:=[.K140]+[.E140]" table:style-name="ce5">
            <text:p>102941.0318</text:p>
          </table:table-cell>
          <table:table-cell office:value-type="float" office:value="29.678616740489247" table:formula="of:=[.L140]+[.N140]-[.M140]" table:style-name="ce11">
            <text:p>29.68</text:p>
          </table:table-cell>
          <table:table-cell office:value-type="float" office:value="538.33861674048239" table:formula="of:=[.P140]-[.P139]-[.L140]" table:style-name="ce1">
            <text:p>538.3386167</text:p>
          </table:table-cell>
          <table:table-cell office:value-type="float" office:value="2.8839011265359589E-4" table:formula="of:=[.Q140]/[.P139]" table:style-name="ce1">
            <text:p>0.00028839</text:p>
          </table:table-cell>
          <table:table-cell office:value-type="float" office:value="1.4033455709804035E-4" table:formula="of:=[.S140]-([bitcoin_futures.S144]/100/360)" table:style-name="ce1">
            <text:p>0.000140335</text:p>
          </table:table-cell>
          <table:table-cell office:value-type="float" office:value="1.0002883901126536" table:formula="of:=1+[.S140]" table:style-name="ce1">
            <text:p>1.00028839</text:p>
          </table:table-cell>
          <table:table-cell office:value-type="float" office:value="1.0001403345570981" table:formula="of:=1+[.T140]" table:style-name="ce1">
            <text:p>1.000140335</text:p>
          </table:table-cell>
          <table:table-cell table:number-columns-repeated="16362"/>
        </table:table-row>
        <table:table-row table:style-name="ro1">
          <table:table-cell office:value-type="string" office:string-value="11.07.2024" table:formula="of:=[bitcoin_futures.A145]" table:style-name="ce1">
            <text:p>11.07.2024</text:p>
          </table:table-cell>
          <table:table-cell office:value-type="float" office:value="1761" table:formula="of:=ROUND([bitcoin_futures.D145]/[bitcoin_futures.B145]; 0)" table:style-name="ce1">
            <text:p>1761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5686.222671580414" table:formula="of:=IF([.E140] + [.N141]  &gt; [.F141]; [.E140]+[.N141]; [.F141]*2)" table:style-name="ce1">
            <text:p>45686.22267</text:p>
          </table:table-cell>
          <table:table-cell office:value-type="float" office:value="14406.25" table:formula="of:=[Future_Returns.S141]*[.F$4]" table:style-name="ce1">
            <text:p>14406.25</text:p>
          </table:table-cell>
          <table:table-cell office:value-type="float" office:value="28812.5" table:formula="of:=[.F141]*2" table:style-name="ce6">
            <text:p>28812.5</text:p>
          </table:table-cell>
          <table:table-cell table:style-name="ce6"/>
          <table:table-cell office:value-type="boolean" office:boolean-value="false" table:formula="of:=[.E141]=[.G141]" table:style-name="ce6">
            <text:p>FALSE</text:p>
          </table:table-cell>
          <table:table-cell office:value-type="float" office:value="0" table:formula="of:=([.C141]-[.C140])*[bitcoin_futures.B145]" table:style-name="ce1">
            <text:p>0</text:p>
          </table:table-cell>
          <table:table-cell office:value-type="float" office:value="57355.8" table:formula="of:=[.C141]*[bitcoin_futures.B145]" table:style-name="ce5">
            <text:p>57355.8</text:p>
          </table:table-cell>
          <table:table-cell office:value-type="float" office:value="52.620000000002619" table:formula="of:=[.K141]-[.K140]-[.J141]" table:style-name="ce1">
            <text:p>52.62</text:p>
          </table:table-cell>
          <table:table-cell office:value-type="float" office:value="0" table:formula="of:=IF([.E141]=[.G141];[.E141]-([.E140] + [.N141]);0)*[.$M$5]/10000" table:style-name="ce11">
            <text:p>0.00</text:p>
          </table:table-cell>
          <table:table-cell office:value-type="float" office:value="48.370862443347093" table:formula="of:=-[Future_CF.Q141]+[.E140]*([bitcoin_futures.S145]/100/360)*[.$N$6]" table:style-name="ce11">
            <text:p>48.37</text:p>
          </table:table-cell>
          <table:table-cell table:style-name="ce1"/>
          <table:table-cell office:value-type="float" office:value="103042.02267158042" table:formula="of:=[.K141]+[.E141]" table:style-name="ce5">
            <text:p>103042.0227</text:p>
          </table:table-cell>
          <table:table-cell office:value-type="float" office:value="100.99086244334971" table:formula="of:=[.L141]+[.N141]-[.M141]" table:style-name="ce11">
            <text:p>100.99</text:p>
          </table:table-cell>
          <table:table-cell office:value-type="float" office:value="48.3708624433566" table:formula="of:=[.P141]-[.P140]-[.L141]" table:style-name="ce1">
            <text:p>48.37086244</text:p>
          </table:table-cell>
          <table:table-cell office:value-type="float" office:value="9.8105547096707609E-4" table:formula="of:=[.Q141]/[.P140]" table:style-name="ce1">
            <text:p>0.000981055</text:p>
          </table:table-cell>
          <table:table-cell office:value-type="float" office:value="8.3333324874485383E-4" table:formula="of:=[.S141]-([bitcoin_futures.S145]/100/360)" table:style-name="ce1">
            <text:p>0.000833333</text:p>
          </table:table-cell>
          <table:table-cell office:value-type="float" office:value="1.0009810554709671" table:formula="of:=1+[.S141]" table:style-name="ce1">
            <text:p>1.000981055</text:p>
          </table:table-cell>
          <table:table-cell office:value-type="float" office:value="1.0008333332487449" table:formula="of:=1+[.T141]" table:style-name="ce1">
            <text:p>1.000833333</text:p>
          </table:table-cell>
          <table:table-cell table:number-columns-repeated="16362"/>
        </table:table-row>
        <table:table-row table:style-name="ro1">
          <table:table-cell office:value-type="string" office:string-value="12.07.2024" table:formula="of:=[bitcoin_futures.A146]" table:style-name="ce1">
            <text:p>12.07.2024</text:p>
          </table:table-cell>
          <table:table-cell office:value-type="float" office:value="1764" table:formula="of:=ROUND([bitcoin_futures.D146]/[bitcoin_futures.B146]; 0)" table:style-name="ce1">
            <text:p>1764</text:p>
          </table:table-cell>
          <table:table-cell office:value-type="float" office:value="1754" table:formula="of:=[.C$122]" table:style-name="ce1">
            <text:p>1754</text:p>
          </table:table-cell>
          <table:table-cell office:value-type="float" office:value="65424.2" table:formula="of:=[.D$122]" table:style-name="ce1">
            <text:p>65424.2</text:p>
          </table:table-cell>
          <table:table-cell office:value-type="float" office:value="45424.614873613777" table:formula="of:=IF([.E141] + [.N142]  &gt; [.F142]; [.E141]+[.N142]; [.F142]*2)" table:style-name="ce1">
            <text:p>45424.61487</text:p>
          </table:table-cell>
          <table:table-cell office:value-type="float" office:value="14395" table:formula="of:=[Future_Returns.S142]*[.F$4]" table:style-name="ce1">
            <text:p>14395</text:p>
          </table:table-cell>
          <table:table-cell office:value-type="float" office:value="28790" table:formula="of:=[.F142]*2" table:style-name="ce6">
            <text:p>28790</text:p>
          </table:table-cell>
          <table:table-cell table:style-name="ce6"/>
          <table:table-cell office:value-type="boolean" office:boolean-value="false" table:formula="of:=[.E142]=[.G142]" table:style-name="ce6">
            <text:p>FALSE</text:p>
          </table:table-cell>
          <table:table-cell office:value-type="float" office:value="0" table:formula="of:=([.C142]-[.C141])*[bitcoin_futures.B146]" table:style-name="ce1">
            <text:p>0</text:p>
          </table:table-cell>
          <table:table-cell office:value-type="float" office:value="57618.9" table:formula="of:=[.C142]*[bitcoin_futures.B146]" table:style-name="ce5">
            <text:p>57618.9</text:p>
          </table:table-cell>
          <table:table-cell office:value-type="float" office:value="263.09999999999854" table:formula="of:=[.K142]-[.K141]-[.J142]" table:style-name="ce1">
            <text:p>263.1</text:p>
          </table:table-cell>
          <table:table-cell office:value-type="float" office:value="0" table:formula="of:=IF([.E142]=[.G142];[.E142]-([.E141] + [.N142]);0)*[.$M$5]/10000" table:style-name="ce11">
            <text:p>0.00</text:p>
          </table:table-cell>
          <table:table-cell office:value-type="float" office:value="-261.60779796663513" table:formula="of:=-[Future_CF.Q142]+[.E141]*([bitcoin_futures.S146]/100/360)*[.$N$6]" table:style-name="ce11">
            <text:p>-261.61</text:p>
          </table:table-cell>
          <table:table-cell table:style-name="ce1"/>
          <table:table-cell office:value-type="float" office:value="103043.51487361378" table:formula="of:=[.K142]+[.E142]" table:style-name="ce5">
            <text:p>103043.5149</text:p>
          </table:table-cell>
          <table:table-cell office:value-type="float" office:value="1.4922020333634123" table:formula="of:=[.L142]+[.N142]-[.M142]" table:style-name="ce11">
            <text:p>1.49</text:p>
          </table:table-cell>
          <table:table-cell office:value-type="float" office:value="-261.60779796663701" table:formula="of:=[.P142]-[.P141]-[.L142]" table:style-name="ce1">
            <text:p>-261.607798</text:p>
          </table:table-cell>
          <table:table-cell office:value-type="float" office:value="1.4481490120971492E-5" table:formula="of:=[.Q142]/[.P141]" table:style-name="ce1">
            <text:p>1.44815E-05</text:p>
          </table:table-cell>
          <table:table-cell office:value-type="float" office:value="-1.340185098790285E-4" table:formula="of:=[.S142]-([bitcoin_futures.S146]/100/360)" table:style-name="ce1">
            <text:p>-0.000134019</text:p>
          </table:table-cell>
          <table:table-cell office:value-type="float" office:value="1.0000144814901211" table:formula="of:=1+[.S142]" table:style-name="ce1">
            <text:p>1.000014481</text:p>
          </table:table-cell>
          <table:table-cell office:value-type="float" office:value="0.99986598149012096" table:formula="of:=1+[.T142]" table:style-name="ce1">
            <text:p>0.999865981</text:p>
          </table:table-cell>
          <table:table-cell table:number-columns-repeated="16362"/>
        </table:table-row>
        <table:table-row table:style-name="ro1">
          <table:table-cell office:value-type="string" office:string-value="15.07.2024" table:formula="of:=[bitcoin_futures.A147]" table:style-name="ce6">
            <text:p>15.07.2024</text:p>
          </table:table-cell>
          <table:table-cell office:value-type="float" office:value="1759" table:formula="of:=ROUND([bitcoin_futures.D147]/[bitcoin_futures.B147]; 0)" table:style-name="ce1">
            <text:p>1759</text:p>
          </table:table-cell>
          <table:table-cell office:value-type="float" office:value="1759" table:formula="of:=[.B143]" table:style-name="ce6">
            <text:p>1759</text:p>
          </table:table-cell>
          <table:table-cell office:value-type="float" office:value="63587.85" table:formula="of:=[.B143]*[bitcoin_futures.B147]" table:style-name="ce6">
            <text:p>63587.85</text:p>
          </table:table-cell>
          <table:table-cell office:value-type="float" office:value="39572.998376524432" table:formula="of:=IF([.E142] + [.N143]  &gt; [.F143]; [.E142]+[.N143]; [.F143]*2)" table:style-name="ce1">
            <text:p>39572.99838</text:p>
          </table:table-cell>
          <table:table-cell office:value-type="float" office:value="14610" table:formula="of:=[Future_Returns.S143]*[.F$4]" table:style-name="ce1">
            <text:p>14610</text:p>
          </table:table-cell>
          <table:table-cell office:value-type="float" office:value="29220" table:formula="of:=[.F143]*2" table:style-name="ce6">
            <text:p>29220</text:p>
          </table:table-cell>
          <table:table-cell table:style-name="ce6"/>
          <table:table-cell office:value-type="boolean" office:boolean-value="false" table:formula="of:=[.E143]=[.G143]" table:style-name="ce6">
            <text:p>FALSE</text:p>
          </table:table-cell>
          <table:table-cell office:value-type="float" office:value="180.75" table:formula="of:=([.C143]-[.C142])*[bitcoin_futures.B147]" table:style-name="ce1">
            <text:p>180.75</text:p>
          </table:table-cell>
          <table:table-cell office:value-type="float" office:value="63587.85" table:formula="of:=[.C143]*[bitcoin_futures.B147]" table:style-name="ce5">
            <text:p>63587.85</text:p>
          </table:table-cell>
          <table:table-cell office:value-type="float" office:value="5788.1999999999971" table:formula="of:=[.K143]-[.K142]-[.J143]" table:style-name="ce1">
            <text:p>5788.2</text:p>
          </table:table-cell>
          <table:table-cell office:value-type="float" office:value="0" table:formula="of:=IF([.E143]=[.G143];[.E143]-([.E142] + [.N143]);0)*[.$M$5]/10000" table:style-name="ce11">
            <text:p>0.00</text:p>
          </table:table-cell>
          <table:table-cell office:value-type="float" office:value="-5851.6164970893442" table:formula="of:=-[Future_CF.Q143]+[.E142]*([bitcoin_futures.S147]/100/360)*[.$N$6]" table:style-name="ce11">
            <text:p>-5851.62</text:p>
          </table:table-cell>
          <table:table-cell table:style-name="ce6"/>
          <table:table-cell office:value-type="float" office:value="103160.84837652443" table:formula="of:=[.K143]+[.E143]" table:style-name="ce5">
            <text:p>103160.8484</text:p>
          </table:table-cell>
          <table:table-cell office:value-type="float" office:value="-63.416497089347104" table:formula="of:=[.L143]+[.N143]-[.M143]" table:style-name="ce11">
            <text:p>-63.42</text:p>
          </table:table-cell>
          <table:table-cell office:value-type="float" office:value="-5670.8664970893442" table:formula="of:=[.P143]-[.P142]-[.L143]" table:style-name="ce1">
            <text:p>-5670.866497</text:p>
          </table:table-cell>
          <table:table-cell office:value-type="float" office:value="-6.1543414126672118E-4" table:formula="of:=[.Q143]/[.P142]" table:style-name="ce1">
            <text:p>-0.000615434</text:p>
          </table:table-cell>
          <table:table-cell office:value-type="float" office:value="-7.644063634889434E-4" table:formula="of:=[.S143]-([bitcoin_futures.S147]/100/360)" table:style-name="ce1">
            <text:p>-0.000764406</text:p>
          </table:table-cell>
          <table:table-cell office:value-type="float" office:value="0.99938456585873325" table:formula="of:=1+[.S143]" table:style-name="ce1">
            <text:p>0.999384566</text:p>
          </table:table-cell>
          <table:table-cell office:value-type="float" office:value="0.99923559363651104" table:formula="of:=1+[.T143]" table:style-name="ce1">
            <text:p>0.999235594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07.2024" table:formula="of:=[bitcoin_futures.A148]" table:style-name="ce1">
            <text:p>16.07.2024</text:p>
          </table:table-cell>
          <table:table-cell office:value-type="float" office:value="1747" table:formula="of:=ROUND([bitcoin_futures.D148]/[bitcoin_futures.B148]; 0)" table:style-name="ce1">
            <text:p>1747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7800.94271752864" table:formula="of:=IF([.E143] + [.N144]  &gt; [.F144]; [.E143]+[.N144]; [.F144]*2)" table:style-name="ce1">
            <text:p>37800.94272</text:p>
          </table:table-cell>
          <table:table-cell office:value-type="float" office:value="16088.75" table:formula="of:=[Future_Returns.S144]*[.F$4]" table:style-name="ce1">
            <text:p>16088.75</text:p>
          </table:table-cell>
          <table:table-cell office:value-type="float" office:value="32177.5" table:formula="of:=[.F144]*2" table:style-name="ce6">
            <text:p>32177.5</text:p>
          </table:table-cell>
          <table:table-cell table:style-name="ce6"/>
          <table:table-cell office:value-type="boolean" office:boolean-value="false" table:formula="of:=[.E144]=[.G144]" table:style-name="ce6">
            <text:p>FALSE</text:p>
          </table:table-cell>
          <table:table-cell office:value-type="float" office:value="0" table:formula="of:=([.C144]-[.C143])*[bitcoin_futures.B148]" table:style-name="ce1">
            <text:p>0</text:p>
          </table:table-cell>
          <table:table-cell office:value-type="float" office:value="65382.030000000006" table:formula="of:=[.C144]*[bitcoin_futures.B148]" table:style-name="ce5">
            <text:p>65382.03</text:p>
          </table:table-cell>
          <table:table-cell office:value-type="float" office:value="1794.1800000000076" table:formula="of:=[.K144]-[.K143]-[.J144]" table:style-name="ce1">
            <text:p>1794.18</text:p>
          </table:table-cell>
          <table:table-cell office:value-type="float" office:value="0" table:formula="of:=IF([.E144]=[.G144];[.E144]-([.E143] + [.N144]);0)*[.$M$5]/10000" table:style-name="ce11">
            <text:p>0.00</text:p>
          </table:table-cell>
          <table:table-cell office:value-type="float" office:value="-1772.0556589957912" table:formula="of:=-[Future_CF.Q144]+[.E143]*([bitcoin_futures.S148]/100/360)*[.$N$6]" table:style-name="ce11">
            <text:p>-1772.06</text:p>
          </table:table-cell>
          <table:table-cell table:style-name="ce1"/>
          <table:table-cell office:value-type="float" office:value="103182.97271752864" table:formula="of:=[.K144]+[.E144]" table:style-name="ce5">
            <text:p>103182.9727</text:p>
          </table:table-cell>
          <table:table-cell office:value-type="float" office:value="22.124341004216376" table:formula="of:=[.L144]+[.N144]-[.M144]" table:style-name="ce11">
            <text:p>22.12</text:p>
          </table:table-cell>
          <table:table-cell office:value-type="float" office:value="-1772.0556589957996" table:formula="of:=[.P144]-[.P143]-[.L144]" table:style-name="ce1">
            <text:p>-1772.055659</text:p>
          </table:table-cell>
          <table:table-cell office:value-type="float" office:value="2.1446451199650131E-4" table:formula="of:=[.Q144]/[.P143]" table:style-name="ce1">
            <text:p>0.000214465</text:p>
          </table:table-cell>
          <table:table-cell office:value-type="float" office:value="6.5658956440945744E-5" table:formula="of:=[.S144]-([bitcoin_futures.S148]/100/360)" table:style-name="ce1">
            <text:p>6.5659E-05</text:p>
          </table:table-cell>
          <table:table-cell office:value-type="float" office:value="1.0002144645119966" table:formula="of:=1+[.S144]" table:style-name="ce1">
            <text:p>1.000214465</text:p>
          </table:table-cell>
          <table:table-cell office:value-type="float" office:value="1.000065658956441" table:formula="of:=1+[.T144]" table:style-name="ce1">
            <text:p>1.000065659</text:p>
          </table:table-cell>
          <table:table-cell table:number-columns-repeated="16362"/>
        </table:table-row>
        <table:table-row table:style-name="ro1">
          <table:table-cell office:value-type="string" office:string-value="17.07.2024" table:formula="of:=[bitcoin_futures.A149]" table:style-name="ce1">
            <text:p>17.07.2024</text:p>
          </table:table-cell>
          <table:table-cell office:value-type="float" office:value="1754" table:formula="of:=ROUND([bitcoin_futures.D149]/[bitcoin_futures.B149]; 0)" table:style-name="ce1">
            <text:p>1754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8533.74733747304" table:formula="of:=IF([.E144] + [.N145]  &gt; [.F145]; [.E144]+[.N145]; [.F145]*2)" table:style-name="ce1">
            <text:p>38533.74734</text:p>
          </table:table-cell>
          <table:table-cell office:value-type="float" office:value="16532.5" table:formula="of:=[Future_Returns.S145]*[.F$4]" table:style-name="ce1">
            <text:p>16532.5</text:p>
          </table:table-cell>
          <table:table-cell office:value-type="float" office:value="33065" table:formula="of:=[.F145]*2" table:style-name="ce6">
            <text:p>33065</text:p>
          </table:table-cell>
          <table:table-cell table:style-name="ce6"/>
          <table:table-cell office:value-type="boolean" office:boolean-value="false" table:formula="of:=[.E145]=[.G145]" table:style-name="ce6">
            <text:p>FALSE</text:p>
          </table:table-cell>
          <table:table-cell office:value-type="float" office:value="0" table:formula="of:=([.C145]-[.C144])*[bitcoin_futures.B149]" table:style-name="ce1">
            <text:p>0</text:p>
          </table:table-cell>
          <table:table-cell office:value-type="float" office:value="64801.560000000005" table:formula="of:=[.C145]*[bitcoin_futures.B149]" table:style-name="ce5">
            <text:p>64801.56</text:p>
          </table:table-cell>
          <table:table-cell office:value-type="float" office:value="-580.47000000000116" table:formula="of:=[.K145]-[.K144]-[.J145]" table:style-name="ce1">
            <text:p>-580.47</text:p>
          </table:table-cell>
          <table:table-cell office:value-type="float" office:value="0" table:formula="of:=IF([.E145]=[.G145];[.E145]-([.E144] + [.N145]);0)*[.$M$5]/10000" table:style-name="ce11">
            <text:p>0.00</text:p>
          </table:table-cell>
          <table:table-cell office:value-type="float" office:value="732.80461994440327" table:formula="of:=-[Future_CF.Q145]+[.E144]*([bitcoin_futures.S149]/100/360)*[.$N$6]" table:style-name="ce11">
            <text:p>732.80</text:p>
          </table:table-cell>
          <table:table-cell table:style-name="ce1"/>
          <table:table-cell office:value-type="float" office:value="103335.30733747304" table:formula="of:=[.K145]+[.E145]" table:style-name="ce5">
            <text:p>103335.3073</text:p>
          </table:table-cell>
          <table:table-cell office:value-type="float" office:value="152.33461994440211" table:formula="of:=[.L145]+[.N145]-[.M145]" table:style-name="ce11">
            <text:p>152.33</text:p>
          </table:table-cell>
          <table:table-cell office:value-type="float" office:value="732.80461994440702" table:formula="of:=[.P145]-[.P144]-[.L145]" table:style-name="ce1">
            <text:p>732.8046199</text:p>
          </table:table-cell>
          <table:table-cell office:value-type="float" office:value="1.476354246561881E-3" table:formula="of:=[.Q145]/[.P144]" table:style-name="ce1">
            <text:p>0.001476354</text:p>
          </table:table-cell>
          <table:table-cell office:value-type="float" office:value="1.3279653576729921E-3" table:formula="of:=[.S145]-([bitcoin_futures.S149]/100/360)" table:style-name="ce1">
            <text:p>0.001327965</text:p>
          </table:table-cell>
          <table:table-cell office:value-type="float" office:value="1.0014763542465619" table:formula="of:=1+[.S145]" table:style-name="ce1">
            <text:p>1.001476354</text:p>
          </table:table-cell>
          <table:table-cell office:value-type="float" office:value="1.001327965357673" table:formula="of:=1+[.T145]" table:style-name="ce1">
            <text:p>1.001327965</text:p>
          </table:table-cell>
          <table:table-cell table:number-columns-repeated="16362"/>
        </table:table-row>
        <table:table-row table:style-name="ro1">
          <table:table-cell office:value-type="string" office:string-value="18.07.2024" table:formula="of:=[bitcoin_futures.A150]" table:style-name="ce1">
            <text:p>18.07.2024</text:p>
          </table:table-cell>
          <table:table-cell office:value-type="float" office:value="1754" table:formula="of:=ROUND([bitcoin_futures.D150]/[bitcoin_futures.B150]; 0)" table:style-name="ce1">
            <text:p>1754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9641.606327449103" table:formula="of:=IF([.E145] + [.N146]  &gt; [.F146]; [.E145]+[.N146]; [.F146]*2)" table:style-name="ce1">
            <text:p>39641.60633</text:p>
          </table:table-cell>
          <table:table-cell office:value-type="float" office:value="16350" table:formula="of:=[Future_Returns.S146]*[.F$4]" table:style-name="ce1">
            <text:p>16350</text:p>
          </table:table-cell>
          <table:table-cell office:value-type="float" office:value="32700" table:formula="of:=[.F146]*2" table:style-name="ce6">
            <text:p>32700</text:p>
          </table:table-cell>
          <table:table-cell table:style-name="ce6"/>
          <table:table-cell office:value-type="boolean" office:boolean-value="false" table:formula="of:=[.E146]=[.G146]" table:style-name="ce6">
            <text:p>FALSE</text:p>
          </table:table-cell>
          <table:table-cell office:value-type="float" office:value="0" table:formula="of:=([.C146]-[.C145])*[bitcoin_futures.B150]" table:style-name="ce1">
            <text:p>0</text:p>
          </table:table-cell>
          <table:table-cell office:value-type="float" office:value="63710.979999999996" table:formula="of:=[.C146]*[bitcoin_futures.B150]" table:style-name="ce5">
            <text:p>63710.98</text:p>
          </table:table-cell>
          <table:table-cell office:value-type="float" office:value="-1090.580000000009" table:formula="of:=[.K146]-[.K145]-[.J146]" table:style-name="ce1">
            <text:p>-1090.58</text:p>
          </table:table-cell>
          <table:table-cell office:value-type="float" office:value="0" table:formula="of:=IF([.E146]=[.G146];[.E146]-([.E145] + [.N146]);0)*[.$M$5]/10000" table:style-name="ce11">
            <text:p>0.00</text:p>
          </table:table-cell>
          <table:table-cell office:value-type="float" office:value="1107.8589899760664" table:formula="of:=-[Future_CF.Q146]+[.E145]*([bitcoin_futures.S150]/100/360)*[.$N$6]" table:style-name="ce11">
            <text:p>1107.86</text:p>
          </table:table-cell>
          <table:table-cell table:style-name="ce1"/>
          <table:table-cell office:value-type="float" office:value="103352.5863274491" table:formula="of:=[.K146]+[.E146]" table:style-name="ce5">
            <text:p>103352.5863</text:p>
          </table:table-cell>
          <table:table-cell office:value-type="float" office:value="17.278989976057346" table:formula="of:=[.L146]+[.N146]-[.M146]" table:style-name="ce11">
            <text:p>17.28</text:p>
          </table:table-cell>
          <table:table-cell office:value-type="float" office:value="1107.8589899760627" table:formula="of:=[.P146]-[.P145]-[.L146]" table:style-name="ce1">
            <text:p>1107.85899</text:p>
          </table:table-cell>
          <table:table-cell office:value-type="float" office:value="1.6721283771506596E-4" table:formula="of:=[.Q146]/[.P145]" table:style-name="ce1">
            <text:p>0.000167213</text:p>
          </table:table-cell>
          <table:table-cell office:value-type="float" office:value="1.8823948826177084E-5" table:formula="of:=[.S146]-([bitcoin_futures.S150]/100/360)" table:style-name="ce1">
            <text:p>1.88239E-05</text:p>
          </table:table-cell>
          <table:table-cell office:value-type="float" office:value="1.000167212837715" table:formula="of:=1+[.S146]" table:style-name="ce1">
            <text:p>1.000167213</text:p>
          </table:table-cell>
          <table:table-cell office:value-type="float" office:value="1.0000188239488261" table:formula="of:=1+[.T146]" table:style-name="ce1">
            <text:p>1.000018824</text:p>
          </table:table-cell>
          <table:table-cell table:number-columns-repeated="16362"/>
        </table:table-row>
        <table:table-row table:style-name="ro1">
          <table:table-cell office:value-type="string" office:string-value="19.07.2024" table:formula="of:=[bitcoin_futures.A151]" table:style-name="ce1">
            <text:p>19.07.2024</text:p>
          </table:table-cell>
          <table:table-cell office:value-type="float" office:value="1749" table:formula="of:=ROUND([bitcoin_futures.D151]/[bitcoin_futures.B151]; 0)" table:style-name="ce1">
            <text:p>1749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5694.551368452514" table:formula="of:=IF([.E146] + [.N147]  &gt; [.F147]; [.E146]+[.N147]; [.F147]*2)" table:style-name="ce1">
            <text:p>35694.55137</text:p>
          </table:table-cell>
          <table:table-cell office:value-type="float" office:value="16073.75" table:formula="of:=[Future_Returns.S147]*[.F$4]" table:style-name="ce1">
            <text:p>16073.75</text:p>
          </table:table-cell>
          <table:table-cell office:value-type="float" office:value="32147.5" table:formula="of:=[.F147]*2" table:style-name="ce6">
            <text:p>32147.5</text:p>
          </table:table-cell>
          <table:table-cell table:style-name="ce6"/>
          <table:table-cell office:value-type="boolean" office:boolean-value="false" table:formula="of:=[.E147]=[.G147]" table:style-name="ce6">
            <text:p>FALSE</text:p>
          </table:table-cell>
          <table:table-cell office:value-type="float" office:value="0" table:formula="of:=([.C147]-[.C146])*[bitcoin_futures.B151]" table:style-name="ce1">
            <text:p>0</text:p>
          </table:table-cell>
          <table:table-cell office:value-type="float" office:value="67545.599999999991" table:formula="of:=[.C147]*[bitcoin_futures.B151]" table:style-name="ce5">
            <text:p>67545.6</text:p>
          </table:table-cell>
          <table:table-cell office:value-type="float" office:value="3834.6199999999953" table:formula="of:=[.K147]-[.K146]-[.J147]" table:style-name="ce1">
            <text:p>3834.62</text:p>
          </table:table-cell>
          <table:table-cell office:value-type="float" office:value="0" table:formula="of:=IF([.E147]=[.G147];[.E147]-([.E146] + [.N147]);0)*[.$M$5]/10000" table:style-name="ce11">
            <text:p>0.00</text:p>
          </table:table-cell>
          <table:table-cell office:value-type="float" office:value="-3947.0549589965899" table:formula="of:=-[Future_CF.Q147]+[.E146]*([bitcoin_futures.S151]/100/360)*[.$N$6]" table:style-name="ce11">
            <text:p>-3947.05</text:p>
          </table:table-cell>
          <table:table-cell table:style-name="ce1"/>
          <table:table-cell office:value-type="float" office:value="103240.1513684525" table:formula="of:=[.K147]+[.E147]" table:style-name="ce5">
            <text:p>103240.1514</text:p>
          </table:table-cell>
          <table:table-cell office:value-type="float" office:value="-112.43495899659456" table:formula="of:=[.L147]+[.N147]-[.M147]" table:style-name="ce11">
            <text:p>-112.43</text:p>
          </table:table-cell>
          <table:table-cell office:value-type="float" office:value="-3947.0549589965958" table:formula="of:=[.P147]-[.P146]-[.L147]" table:style-name="ce1">
            <text:p>-3947.054959</text:p>
          </table:table-cell>
          <table:table-cell office:value-type="float" office:value="-1.0878775557717543E-3" table:formula="of:=[.Q147]/[.P146]" table:style-name="ce1">
            <text:p>-0.001087878</text:p>
          </table:table-cell>
          <table:table-cell office:value-type="float" office:value="-1.2364608891050875E-3" table:formula="of:=[.S147]-([bitcoin_futures.S151]/100/360)" table:style-name="ce1">
            <text:p>-0.001236461</text:p>
          </table:table-cell>
          <table:table-cell office:value-type="float" office:value="0.99891212244422822" table:formula="of:=1+[.S147]" table:style-name="ce1">
            <text:p>0.998912122</text:p>
          </table:table-cell>
          <table:table-cell office:value-type="float" office:value="0.99876353911089488" table:formula="of:=1+[.T147]" table:style-name="ce1">
            <text:p>0.998763539</text:p>
          </table:table-cell>
          <table:table-cell table:number-columns-repeated="16362"/>
        </table:table-row>
        <table:table-row table:style-name="ro1">
          <table:table-cell office:value-type="string" office:string-value="22.07.2024" table:formula="of:=[bitcoin_futures.A152]" table:style-name="ce1">
            <text:p>22.07.2024</text:p>
          </table:table-cell>
          <table:table-cell office:value-type="float" office:value="1743" table:formula="of:=ROUND([bitcoin_futures.D152]/[bitcoin_futures.B152]; 0)" table:style-name="ce1">
            <text:p>1743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4852.215074348387" table:formula="of:=IF([.E147] + [.N148]  &gt; [.F148]; [.E147]+[.N148]; [.F148]*2)" table:style-name="ce1">
            <text:p>34852.21507</text:p>
          </table:table-cell>
          <table:table-cell office:value-type="float" office:value="17061.25" table:formula="of:=[Future_Returns.S148]*[.F$4]" table:style-name="ce1">
            <text:p>17061.25</text:p>
          </table:table-cell>
          <table:table-cell office:value-type="float" office:value="34122.5" table:formula="of:=[.F148]*2" table:style-name="ce6">
            <text:p>34122.5</text:p>
          </table:table-cell>
          <table:table-cell table:style-name="ce6"/>
          <table:table-cell office:value-type="boolean" office:boolean-value="false" table:formula="of:=[.E148]=[.G148]" table:style-name="ce6">
            <text:p>FALSE</text:p>
          </table:table-cell>
          <table:table-cell office:value-type="float" office:value="0" table:formula="of:=([.C148]-[.C147])*[bitcoin_futures.B152]" table:style-name="ce1">
            <text:p>0</text:p>
          </table:table-cell>
          <table:table-cell office:value-type="float" office:value="68477.87" table:formula="of:=[.C148]*[bitcoin_futures.B152]" table:style-name="ce5">
            <text:p>68477.87</text:p>
          </table:table-cell>
          <table:table-cell office:value-type="float" office:value="932.27000000000407" table:formula="of:=[.K148]-[.K147]-[.J148]" table:style-name="ce1">
            <text:p>932.27</text:p>
          </table:table-cell>
          <table:table-cell office:value-type="float" office:value="0" table:formula="of:=IF([.E148]=[.G148];[.E148]-([.E147] + [.N148]);0)*[.$M$5]/10000" table:style-name="ce11">
            <text:p>0.00</text:p>
          </table:table-cell>
          <table:table-cell office:value-type="float" office:value="-842.33629410412925" table:formula="of:=-[Future_CF.Q148]+[.E147]*([bitcoin_futures.S152]/100/360)*[.$N$6]" table:style-name="ce11">
            <text:p>-842.34</text:p>
          </table:table-cell>
          <table:table-cell table:style-name="ce1"/>
          <table:table-cell office:value-type="float" office:value="103330.08507434838" table:formula="of:=[.K148]+[.E148]" table:style-name="ce5">
            <text:p>103330.0851</text:p>
          </table:table-cell>
          <table:table-cell office:value-type="float" office:value="89.933705895874823" table:formula="of:=[.L148]+[.N148]-[.M148]" table:style-name="ce11">
            <text:p>89.93</text:p>
          </table:table-cell>
          <table:table-cell office:value-type="float" office:value="-842.33629410412686" table:formula="of:=[.P148]-[.P147]-[.L148]" table:style-name="ce1">
            <text:p>-842.3362941</text:p>
          </table:table-cell>
          <table:table-cell office:value-type="float" office:value="8.7111172062225614E-4" table:formula="of:=[.Q148]/[.P147]" table:style-name="ce1">
            <text:p>0.000871112</text:p>
          </table:table-cell>
          <table:table-cell office:value-type="float" office:value="7.2186172062225617E-4" table:formula="of:=[.S148]-([bitcoin_futures.S152]/100/360)" table:style-name="ce1">
            <text:p>0.000721862</text:p>
          </table:table-cell>
          <table:table-cell office:value-type="float" office:value="1.0008711117206222" table:formula="of:=1+[.S148]" table:style-name="ce1">
            <text:p>1.000871112</text:p>
          </table:table-cell>
          <table:table-cell office:value-type="float" office:value="1.0007218617206222" table:formula="of:=1+[.T148]" table:style-name="ce1">
            <text:p>1.000721862</text:p>
          </table:table-cell>
          <table:table-cell table:number-columns-repeated="16362"/>
        </table:table-row>
        <table:table-row table:style-name="ro1">
          <table:table-cell office:value-type="string" office:string-value="23.07.2024" table:formula="of:=[bitcoin_futures.A153]" table:style-name="ce1">
            <text:p>23.07.2024</text:p>
          </table:table-cell>
          <table:table-cell office:value-type="float" office:value="1763" table:formula="of:=ROUND([bitcoin_futures.D153]/[bitcoin_futures.B153]; 0)" table:style-name="ce1">
            <text:p>1763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7649.815436839766" table:formula="of:=IF([.E148] + [.N149]  &gt; [.F149]; [.E148]+[.N149]; [.F149]*2)" table:style-name="ce1">
            <text:p>37649.81544</text:p>
          </table:table-cell>
          <table:table-cell office:value-type="float" office:value="17272.5" table:formula="of:=[Future_Returns.S149]*[.F$4]" table:style-name="ce1">
            <text:p>17272.5</text:p>
          </table:table-cell>
          <table:table-cell office:value-type="float" office:value="34545" table:formula="of:=[.F149]*2" table:style-name="ce6">
            <text:p>34545</text:p>
          </table:table-cell>
          <table:table-cell table:style-name="ce6"/>
          <table:table-cell office:value-type="boolean" office:boolean-value="false" table:formula="of:=[.E149]=[.G149]" table:style-name="ce6">
            <text:p>FALSE</text:p>
          </table:table-cell>
          <table:table-cell office:value-type="float" office:value="0" table:formula="of:=([.C149]-[.C148])*[bitcoin_futures.B153]" table:style-name="ce1">
            <text:p>0</text:p>
          </table:table-cell>
          <table:table-cell office:value-type="float" office:value="65681.060000000012" table:formula="of:=[.C149]*[bitcoin_futures.B153]" table:style-name="ce5">
            <text:p>65681.06</text:p>
          </table:table-cell>
          <table:table-cell office:value-type="float" office:value="-2796.8099999999831" table:formula="of:=[.K149]-[.K148]-[.J149]" table:style-name="ce1">
            <text:p>-2796.81</text:p>
          </table:table-cell>
          <table:table-cell office:value-type="float" office:value="0" table:formula="of:=IF([.E149]=[.G149];[.E149]-([.E148] + [.N149]);0)*[.$M$5]/10000" table:style-name="ce11">
            <text:p>0.00</text:p>
          </table:table-cell>
          <table:table-cell office:value-type="float" office:value="2797.6003624913806" table:formula="of:=-[Future_CF.Q149]+[.E148]*([bitcoin_futures.S153]/100/360)*[.$N$6]" table:style-name="ce11">
            <text:p>2797.60</text:p>
          </table:table-cell>
          <table:table-cell table:style-name="ce1"/>
          <table:table-cell office:value-type="float" office:value="103330.87543683978" table:formula="of:=[.K149]+[.E149]" table:style-name="ce5">
            <text:p>103330.8754</text:p>
          </table:table-cell>
          <table:table-cell office:value-type="float" office:value="0.79036249139744541" table:formula="of:=[.L149]+[.N149]-[.M149]" table:style-name="ce11">
            <text:p>0.79</text:p>
          </table:table-cell>
          <table:table-cell office:value-type="float" office:value="2797.6003624913865" table:formula="of:=[.P149]-[.P148]-[.L149]" table:style-name="ce1">
            <text:p>2797.600362</text:p>
          </table:table-cell>
          <table:table-cell office:value-type="float" office:value="7.6489097132627095E-6" table:formula="of:=[.Q149]/[.P148]" table:style-name="ce1">
            <text:p>7.64891E-06</text:p>
          </table:table-cell>
          <table:table-cell office:value-type="float" office:value="-1.415733125089595E-4" table:formula="of:=[.S149]-([bitcoin_futures.S153]/100/360)" table:style-name="ce1">
            <text:p>-0.000141573</text:p>
          </table:table-cell>
          <table:table-cell office:value-type="float" office:value="1.0000076489097132" table:formula="of:=1+[.S149]" table:style-name="ce1">
            <text:p>1.000007649</text:p>
          </table:table-cell>
          <table:table-cell office:value-type="float" office:value="0.99985842668749103" table:formula="of:=1+[.T149]" table:style-name="ce1">
            <text:p>0.999858427</text:p>
          </table:table-cell>
          <table:table-cell table:number-columns-repeated="16362"/>
        </table:table-row>
        <table:table-row table:style-name="ro1">
          <table:table-cell office:value-type="string" office:string-value="24.07.2024" table:formula="of:=[bitcoin_futures.A154]" table:style-name="ce1">
            <text:p>24.07.2024</text:p>
          </table:table-cell>
          <table:table-cell office:value-type="float" office:value="1761" table:formula="of:=ROUND([bitcoin_futures.D154]/[bitcoin_futures.B154]; 0)" table:style-name="ce1">
            <text:p>1761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7502.625577230843" table:formula="of:=IF([.E149] + [.N150]  &gt; [.F150]; [.E149]+[.N150]; [.F150]*2)" table:style-name="ce1">
            <text:p>37502.62558</text:p>
          </table:table-cell>
          <table:table-cell office:value-type="float" office:value="16573.75" table:formula="of:=[Future_Returns.S150]*[.F$4]" table:style-name="ce1">
            <text:p>16573.75</text:p>
          </table:table-cell>
          <table:table-cell office:value-type="float" office:value="33147.5" table:formula="of:=[.F150]*2" table:style-name="ce6">
            <text:p>33147.5</text:p>
          </table:table-cell>
          <table:table-cell table:style-name="ce6"/>
          <table:table-cell office:value-type="boolean" office:boolean-value="false" table:formula="of:=[.E150]=[.G150]" table:style-name="ce6">
            <text:p>FALSE</text:p>
          </table:table-cell>
          <table:table-cell office:value-type="float" office:value="0" table:formula="of:=([.C150]-[.C149])*[bitcoin_futures.B154]" table:style-name="ce1">
            <text:p>0</text:p>
          </table:table-cell>
          <table:table-cell office:value-type="float" office:value="65821.78" table:formula="of:=[.C150]*[bitcoin_futures.B154]" table:style-name="ce5">
            <text:p>65821.78</text:p>
          </table:table-cell>
          <table:table-cell office:value-type="float" office:value="140.71999999998661" table:formula="of:=[.K150]-[.K149]-[.J150]" table:style-name="ce1">
            <text:p>140.72</text:p>
          </table:table-cell>
          <table:table-cell office:value-type="float" office:value="0" table:formula="of:=IF([.E150]=[.G150];[.E150]-([.E149] + [.N150]);0)*[.$M$5]/10000" table:style-name="ce11">
            <text:p>0.00</text:p>
          </table:table-cell>
          <table:table-cell office:value-type="float" office:value="-147.18985960892255" table:formula="of:=-[Future_CF.Q150]+[.E149]*([bitcoin_futures.S154]/100/360)*[.$N$6]" table:style-name="ce11">
            <text:p>-147.19</text:p>
          </table:table-cell>
          <table:table-cell table:style-name="ce1"/>
          <table:table-cell office:value-type="float" office:value="103324.40557723085" table:formula="of:=[.K150]+[.E150]" table:style-name="ce5">
            <text:p>103324.4056</text:p>
          </table:table-cell>
          <table:table-cell office:value-type="float" office:value="-6.4698596089359341" table:formula="of:=[.L150]+[.N150]-[.M150]" table:style-name="ce11">
            <text:p>-6.47</text:p>
          </table:table-cell>
          <table:table-cell office:value-type="float" office:value="-147.18985960891587" table:formula="of:=[.P150]-[.P149]-[.L150]" table:style-name="ce1">
            <text:p>-147.1898596</text:p>
          </table:table-cell>
          <table:table-cell office:value-type="float" office:value="-6.2613033922185121E-5" table:formula="of:=[.Q150]/[.P149]" table:style-name="ce1">
            <text:p>-6.2613E-05</text:p>
          </table:table-cell>
          <table:table-cell office:value-type="float" office:value="-2.1189081169996289E-4" table:formula="of:=[.S150]-([bitcoin_futures.S154]/100/360)" table:style-name="ce1">
            <text:p>-0.000211891</text:p>
          </table:table-cell>
          <table:table-cell office:value-type="float" office:value="0.99993738696607781" table:formula="of:=1+[.S150]" table:style-name="ce1">
            <text:p>0.999937387</text:p>
          </table:table-cell>
          <table:table-cell office:value-type="float" office:value="0.99978810918830008" table:formula="of:=1+[.T150]" table:style-name="ce1">
            <text:p>0.999788109</text:p>
          </table:table-cell>
          <table:table-cell table:number-columns-repeated="16362"/>
        </table:table-row>
        <table:table-row table:style-name="ro1">
          <table:table-cell office:value-type="string" office:string-value="25.07.2024" table:formula="of:=[bitcoin_futures.A155]" table:style-name="ce1">
            <text:p>25.07.2024</text:p>
          </table:table-cell>
          <table:table-cell office:value-type="float" office:value="1758" table:formula="of:=ROUND([bitcoin_futures.D155]/[bitcoin_futures.B155]; 0)" table:style-name="ce1">
            <text:p>1758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8560.429419362539" table:formula="of:=IF([.E150] + [.N151]  &gt; [.F151]; [.E150]+[.N151]; [.F151]*2)" table:style-name="ce1">
            <text:p>38560.42942</text:p>
          </table:table-cell>
          <table:table-cell office:value-type="float" office:value="16611.25" table:formula="of:=[Future_Returns.S151]*[.F$4]" table:style-name="ce1">
            <text:p>16611.25</text:p>
          </table:table-cell>
          <table:table-cell office:value-type="float" office:value="33222.5" table:formula="of:=[.F151]*2" table:style-name="ce6">
            <text:p>33222.5</text:p>
          </table:table-cell>
          <table:table-cell table:style-name="ce6"/>
          <table:table-cell office:value-type="boolean" office:boolean-value="false" table:formula="of:=[.E151]=[.G151]" table:style-name="ce6">
            <text:p>FALSE</text:p>
          </table:table-cell>
          <table:table-cell office:value-type="float" office:value="0" table:formula="of:=([.C151]-[.C150])*[bitcoin_futures.B155]" table:style-name="ce1">
            <text:p>0</text:p>
          </table:table-cell>
          <table:table-cell office:value-type="float" office:value="64783.969999999994" table:formula="of:=[.C151]*[bitcoin_futures.B155]" table:style-name="ce5">
            <text:p>64783.97</text:p>
          </table:table-cell>
          <table:table-cell office:value-type="float" office:value="-1037.8100000000049" table:formula="of:=[.K151]-[.K150]-[.J151]" table:style-name="ce1">
            <text:p>-1037.81</text:p>
          </table:table-cell>
          <table:table-cell office:value-type="float" office:value="0" table:formula="of:=IF([.E151]=[.G151];[.E151]-([.E150] + [.N151]);0)*[.$M$5]/10000" table:style-name="ce11">
            <text:p>0.00</text:p>
          </table:table-cell>
          <table:table-cell office:value-type="float" office:value="1057.8038421316976" table:formula="of:=-[Future_CF.Q151]+[.E150]*([bitcoin_futures.S155]/100/360)*[.$N$6]" table:style-name="ce11">
            <text:p>1057.80</text:p>
          </table:table-cell>
          <table:table-cell table:style-name="ce1"/>
          <table:table-cell office:value-type="float" office:value="103344.39941936254" table:formula="of:=[.K151]+[.E151]" table:style-name="ce5">
            <text:p>103344.3994</text:p>
          </table:table-cell>
          <table:table-cell office:value-type="float" office:value="19.993842131692645" table:formula="of:=[.L151]+[.N151]-[.M151]" table:style-name="ce11">
            <text:p>19.99</text:p>
          </table:table-cell>
          <table:table-cell office:value-type="float" office:value="1057.803842131696" table:formula="of:=[.P151]-[.P150]-[.L151]" table:style-name="ce1">
            <text:p>1057.803842</text:p>
          </table:table-cell>
          <table:table-cell office:value-type="float" office:value="1.9350551324244541E-4" table:formula="of:=[.Q151]/[.P150]" table:style-name="ce1">
            <text:p>0.000193506</text:p>
          </table:table-cell>
          <table:table-cell office:value-type="float" office:value="4.3977735464667631E-5" table:formula="of:=[.S151]-([bitcoin_futures.S155]/100/360)" table:style-name="ce1">
            <text:p>4.39777E-05</text:p>
          </table:table-cell>
          <table:table-cell office:value-type="float" office:value="1.0001935055132425" table:formula="of:=1+[.S151]" table:style-name="ce1">
            <text:p>1.000193506</text:p>
          </table:table-cell>
          <table:table-cell office:value-type="float" office:value="1.0000439777354646" table:formula="of:=1+[.T151]" table:style-name="ce1">
            <text:p>1.000043978</text:p>
          </table:table-cell>
          <table:table-cell table:number-columns-repeated="16362"/>
        </table:table-row>
        <table:table-row table:style-name="ro1">
          <table:table-cell office:value-type="string" office:string-value="26.07.2024" table:formula="of:=[bitcoin_futures.A156]" table:style-name="ce1">
            <text:p>26.07.2024</text:p>
          </table:table-cell>
          <table:table-cell office:value-type="float" office:value="1748" table:formula="of:=ROUND([bitcoin_futures.D156]/[bitcoin_futures.B156]; 0)" table:style-name="ce1">
            <text:p>1748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5178.30056466972" table:formula="of:=IF([.E151] + [.N152]  &gt; [.F152]; [.E151]+[.N152]; [.F152]*2)" table:style-name="ce1">
            <text:p>35178.30056</text:p>
          </table:table-cell>
          <table:table-cell office:value-type="float" office:value="16347.5" table:formula="of:=[Future_Returns.S152]*[.F$4]" table:style-name="ce1">
            <text:p>16347.5</text:p>
          </table:table-cell>
          <table:table-cell office:value-type="float" office:value="32695" table:formula="of:=[.F152]*2" table:style-name="ce6">
            <text:p>32695</text:p>
          </table:table-cell>
          <table:table-cell table:style-name="ce6"/>
          <table:table-cell office:value-type="boolean" office:boolean-value="false" table:formula="of:=[.E152]=[.G152]" table:style-name="ce6">
            <text:p>FALSE</text:p>
          </table:table-cell>
          <table:table-cell office:value-type="float" office:value="0" table:formula="of:=([.C152]-[.C151])*[bitcoin_futures.B156]" table:style-name="ce1">
            <text:p>0</text:p>
          </table:table-cell>
          <table:table-cell office:value-type="float" office:value="68231.61" table:formula="of:=[.C152]*[bitcoin_futures.B156]" table:style-name="ce5">
            <text:p>68231.61</text:p>
          </table:table-cell>
          <table:table-cell office:value-type="float" office:value="3447.6400000000067" table:formula="of:=[.K152]-[.K151]-[.J152]" table:style-name="ce1">
            <text:p>3447.64</text:p>
          </table:table-cell>
          <table:table-cell office:value-type="float" office:value="0" table:formula="of:=IF([.E152]=[.G152];[.E152]-([.E151] + [.N152]);0)*[.$M$5]/10000" table:style-name="ce11">
            <text:p>0.00</text:p>
          </table:table-cell>
          <table:table-cell office:value-type="float" office:value="-3382.1288546928167" table:formula="of:=-[Future_CF.Q152]+[.E151]*([bitcoin_futures.S156]/100/360)*[.$N$6]" table:style-name="ce11">
            <text:p>-3382.13</text:p>
          </table:table-cell>
          <table:table-cell table:style-name="ce1"/>
          <table:table-cell office:value-type="float" office:value="103409.91056466973" table:formula="of:=[.K152]+[.E152]" table:style-name="ce5">
            <text:p>103409.9106</text:p>
          </table:table-cell>
          <table:table-cell office:value-type="float" office:value="65.511145307189963" table:formula="of:=[.L152]+[.N152]-[.M152]" table:style-name="ce11">
            <text:p>65.51</text:p>
          </table:table-cell>
          <table:table-cell office:value-type="float" office:value="-3382.128854692819" table:formula="of:=[.P152]-[.P151]-[.L152]" table:style-name="ce1">
            <text:p>-3382.128855</text:p>
          </table:table-cell>
          <table:table-cell office:value-type="float" office:value="6.339109392987177E-4" table:formula="of:=[.Q152]/[.P151]" table:style-name="ce1">
            <text:p>0.000633911</text:p>
          </table:table-cell>
          <table:table-cell office:value-type="float" office:value="4.8499427263205103E-4" table:formula="of:=[.S152]-([bitcoin_futures.S156]/100/360)" table:style-name="ce1">
            <text:p>0.000484994</text:p>
          </table:table-cell>
          <table:table-cell office:value-type="float" office:value="1.0006339109392988" table:formula="of:=1+[.S152]" table:style-name="ce1">
            <text:p>1.000633911</text:p>
          </table:table-cell>
          <table:table-cell office:value-type="float" office:value="1.0004849942726322" table:formula="of:=1+[.T152]" table:style-name="ce1">
            <text:p>1.000484994</text:p>
          </table:table-cell>
          <table:table-cell table:number-columns-repeated="16362"/>
        </table:table-row>
        <table:table-row table:style-name="ro1">
          <table:table-cell office:value-type="string" office:string-value="29.07.2024" table:formula="of:=[bitcoin_futures.A157]" table:style-name="ce1">
            <text:p>29.07.2024</text:p>
          </table:table-cell>
          <table:table-cell office:value-type="float" office:value="1758" table:formula="of:=ROUND([bitcoin_futures.D157]/[bitcoin_futures.B157]; 0)" table:style-name="ce1">
            <text:p>1758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6095.930142636927" table:formula="of:=IF([.E152] + [.N153]  &gt; [.F153]; [.E152]+[.N153]; [.F153]*2)" table:style-name="ce1">
            <text:p>36095.93014</text:p>
          </table:table-cell>
          <table:table-cell office:value-type="float" office:value="17193.75" table:formula="of:=[Future_Returns.S153]*[.F$4]" table:style-name="ce1">
            <text:p>17193.75</text:p>
          </table:table-cell>
          <table:table-cell office:value-type="float" office:value="34387.5" table:formula="of:=[.F153]*2" table:style-name="ce6">
            <text:p>34387.5</text:p>
          </table:table-cell>
          <table:table-cell table:style-name="ce6"/>
          <table:table-cell office:value-type="boolean" office:boolean-value="false" table:formula="of:=[.E153]=[.G153]" table:style-name="ce6">
            <text:p>FALSE</text:p>
          </table:table-cell>
          <table:table-cell office:value-type="float" office:value="0" table:formula="of:=([.C153]-[.C152])*[bitcoin_futures.B157]" table:style-name="ce1">
            <text:p>0</text:p>
          </table:table-cell>
          <table:table-cell office:value-type="float" office:value="67440.060000000012" table:formula="of:=[.C153]*[bitcoin_futures.B157]" table:style-name="ce5">
            <text:p>67440.06</text:p>
          </table:table-cell>
          <table:table-cell office:value-type="float" office:value="-791.54999999998836" table:formula="of:=[.K153]-[.K152]-[.J153]" table:style-name="ce1">
            <text:p>-791.55</text:p>
          </table:table-cell>
          <table:table-cell office:value-type="float" office:value="0" table:formula="of:=IF([.E153]=[.G153];[.E153]-([.E152] + [.N153]);0)*[.$M$5]/10000" table:style-name="ce11">
            <text:p>0.00</text:p>
          </table:table-cell>
          <table:table-cell office:value-type="float" office:value="917.62957796720912" table:formula="of:=-[Future_CF.Q153]+[.E152]*([bitcoin_futures.S157]/100/360)*[.$N$6]" table:style-name="ce11">
            <text:p>917.63</text:p>
          </table:table-cell>
          <table:table-cell table:style-name="ce1"/>
          <table:table-cell office:value-type="float" office:value="103535.99014263693" table:formula="of:=[.K153]+[.E153]" table:style-name="ce5">
            <text:p>103535.9901</text:p>
          </table:table-cell>
          <table:table-cell office:value-type="float" office:value="126.07957796722076" table:formula="of:=[.L153]+[.N153]-[.M153]" table:style-name="ce11">
            <text:p>126.08</text:p>
          </table:table-cell>
          <table:table-cell office:value-type="float" office:value="917.62957796719274" table:formula="of:=[.P153]-[.P152]-[.L153]" table:style-name="ce1">
            <text:p>917.629578</text:p>
          </table:table-cell>
          <table:table-cell office:value-type="float" office:value="1.2192214196759608E-3" table:formula="of:=[.Q153]/[.P152]" table:style-name="ce1">
            <text:p>0.001219221</text:p>
          </table:table-cell>
          <table:table-cell office:value-type="float" office:value="1.0697214196759607E-3" table:formula="of:=[.S153]-([bitcoin_futures.S157]/100/360)" table:style-name="ce1">
            <text:p>0.001069721</text:p>
          </table:table-cell>
          <table:table-cell office:value-type="float" office:value="1.001219221419676" table:formula="of:=1+[.S153]" table:style-name="ce1">
            <text:p>1.001219221</text:p>
          </table:table-cell>
          <table:table-cell office:value-type="float" office:value="1.001069721419676" table:formula="of:=1+[.T153]" table:style-name="ce1">
            <text:p>1.001069721</text:p>
          </table:table-cell>
          <table:table-cell table:number-columns-repeated="16362"/>
        </table:table-row>
        <table:table-row table:style-name="ro1">
          <table:table-cell office:value-type="string" office:string-value="30.07.2024" table:formula="of:=[bitcoin_futures.A158]" table:style-name="ce1">
            <text:p>30.07.2024</text:p>
          </table:table-cell>
          <table:table-cell office:value-type="float" office:value="1752" table:formula="of:=ROUND([bitcoin_futures.D158]/[bitcoin_futures.B158]; 0)" table:style-name="ce1">
            <text:p>1752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7573.629316079816" table:formula="of:=IF([.E153] + [.N154]  &gt; [.F154]; [.E153]+[.N154]; [.F154]*2)" table:style-name="ce1">
            <text:p>37573.62932</text:p>
          </table:table-cell>
          <table:table-cell office:value-type="float" office:value="16965" table:formula="of:=[Future_Returns.S154]*[.F$4]" table:style-name="ce1">
            <text:p>16965</text:p>
          </table:table-cell>
          <table:table-cell office:value-type="float" office:value="33930" table:formula="of:=[.F154]*2" table:style-name="ce6">
            <text:p>33930</text:p>
          </table:table-cell>
          <table:table-cell table:style-name="ce6"/>
          <table:table-cell office:value-type="boolean" office:boolean-value="false" table:formula="of:=[.E154]=[.G154]" table:style-name="ce6">
            <text:p>FALSE</text:p>
          </table:table-cell>
          <table:table-cell office:value-type="float" office:value="0" table:formula="of:=([.C154]-[.C153])*[bitcoin_futures.B158]" table:style-name="ce1">
            <text:p>0</text:p>
          </table:table-cell>
          <table:table-cell office:value-type="float" office:value="66050.45" table:formula="of:=[.C154]*[bitcoin_futures.B158]" table:style-name="ce5">
            <text:p>66050.45</text:p>
          </table:table-cell>
          <table:table-cell office:value-type="float" office:value="-1389.6100000000151" table:formula="of:=[.K154]-[.K153]-[.J154]" table:style-name="ce1">
            <text:p>-1389.61</text:p>
          </table:table-cell>
          <table:table-cell office:value-type="float" office:value="0" table:formula="of:=IF([.E154]=[.G154];[.E154]-([.E153] + [.N154]);0)*[.$M$5]/10000" table:style-name="ce11">
            <text:p>0.00</text:p>
          </table:table-cell>
          <table:table-cell office:value-type="float" office:value="1477.6991734428882" table:formula="of:=-[Future_CF.Q154]+[.E153]*([bitcoin_futures.S158]/100/360)*[.$N$6]" table:style-name="ce11">
            <text:p>1477.70</text:p>
          </table:table-cell>
          <table:table-cell table:style-name="ce1"/>
          <table:table-cell office:value-type="float" office:value="103624.07931607982" table:formula="of:=[.K154]+[.E154]" table:style-name="ce5">
            <text:p>103624.0793</text:p>
          </table:table-cell>
          <table:table-cell office:value-type="float" office:value="88.089173442873062" table:formula="of:=[.L154]+[.N154]-[.M154]" table:style-name="ce11">
            <text:p>88.09</text:p>
          </table:table-cell>
          <table:table-cell office:value-type="float" office:value="1477.699173442903" table:formula="of:=[.P154]-[.P153]-[.L154]" table:style-name="ce1">
            <text:p>1477.699173</text:p>
          </table:table-cell>
          <table:table-cell office:value-type="float" office:value="8.5080727311842499E-4" table:formula="of:=[.Q154]/[.P153]" table:style-name="ce1">
            <text:p>0.000850807</text:p>
          </table:table-cell>
          <table:table-cell office:value-type="float" office:value="7.0125171756286943E-4" table:formula="of:=[.S154]-([bitcoin_futures.S158]/100/360)" table:style-name="ce1">
            <text:p>0.000701252</text:p>
          </table:table-cell>
          <table:table-cell office:value-type="float" office:value="1.0008508072731184" table:formula="of:=1+[.S154]" table:style-name="ce1">
            <text:p>1.000850807</text:p>
          </table:table-cell>
          <table:table-cell office:value-type="float" office:value="1.0007012517175629" table:formula="of:=1+[.T154]" table:style-name="ce1">
            <text:p>1.000701252</text:p>
          </table:table-cell>
          <table:table-cell table:number-columns-repeated="16362"/>
        </table:table-row>
        <table:table-row table:style-name="ro1">
          <table:table-cell office:value-type="string" office:string-value="31.07.2024" table:formula="of:=[bitcoin_futures.A159]" table:style-name="ce1">
            <text:p>31.07.2024</text:p>
          </table:table-cell>
          <table:table-cell office:value-type="float" office:value="1771" table:formula="of:=ROUND([bitcoin_futures.D159]/[bitcoin_futures.B159]; 0)" table:style-name="ce1">
            <text:p>1771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38276.431682599643" table:formula="of:=IF([.E154] + [.N155]  &gt; [.F155]; [.E154]+[.N155]; [.F155]*2)" table:style-name="ce1">
            <text:p>38276.43168</text:p>
          </table:table-cell>
          <table:table-cell office:value-type="float" office:value="16596.25" table:formula="of:=[Future_Returns.S155]*[.F$4]" table:style-name="ce1">
            <text:p>16596.25</text:p>
          </table:table-cell>
          <table:table-cell office:value-type="float" office:value="33192.5" table:formula="of:=[.F155]*2" table:style-name="ce6">
            <text:p>33192.5</text:p>
          </table:table-cell>
          <table:table-cell table:style-name="ce6"/>
          <table:table-cell office:value-type="boolean" office:boolean-value="false" table:formula="of:=[.E155]=[.G155]" table:style-name="ce6">
            <text:p>FALSE</text:p>
          </table:table-cell>
          <table:table-cell office:value-type="float" office:value="0" table:formula="of:=([.C155]-[.C154])*[bitcoin_futures.B159]" table:style-name="ce1">
            <text:p>0</text:p>
          </table:table-cell>
          <table:table-cell office:value-type="float" office:value="65399.62" table:formula="of:=[.C155]*[bitcoin_futures.B159]" table:style-name="ce5">
            <text:p>65399.62</text:p>
          </table:table-cell>
          <table:table-cell office:value-type="float" office:value="-650.82999999999447" table:formula="of:=[.K155]-[.K154]-[.J155]" table:style-name="ce1">
            <text:p>-650.83</text:p>
          </table:table-cell>
          <table:table-cell office:value-type="float" office:value="0" table:formula="of:=IF([.E155]=[.G155];[.E155]-([.E154] + [.N155]);0)*[.$M$5]/10000" table:style-name="ce11">
            <text:p>0.00</text:p>
          </table:table-cell>
          <table:table-cell office:value-type="float" office:value="702.80236651982432" table:formula="of:=-[Future_CF.Q155]+[.E154]*([bitcoin_futures.S159]/100/360)*[.$N$6]" table:style-name="ce11">
            <text:p>702.80</text:p>
          </table:table-cell>
          <table:table-cell table:style-name="ce1"/>
          <table:table-cell office:value-type="float" office:value="103676.05168259965" table:formula="of:=[.K155]+[.E155]" table:style-name="ce5">
            <text:p>103676.0517</text:p>
          </table:table-cell>
          <table:table-cell office:value-type="float" office:value="51.972366519829848" table:formula="of:=[.L155]+[.N155]-[.M155]" table:style-name="ce11">
            <text:p>51.97</text:p>
          </table:table-cell>
          <table:table-cell office:value-type="float" office:value="702.80236651981977" table:formula="of:=[.P155]-[.P154]-[.L155]" table:style-name="ce1">
            <text:p>702.8023665</text:p>
          </table:table-cell>
          <table:table-cell office:value-type="float" office:value="5.0154719697244213E-4" table:formula="of:=[.Q155]/[.P154]" table:style-name="ce1">
            <text:p>0.000501547</text:p>
          </table:table-cell>
          <table:table-cell office:value-type="float" office:value="3.5238053030577543E-4" table:formula="of:=[.S155]-([bitcoin_futures.S159]/100/360)" table:style-name="ce1">
            <text:p>0.000352381</text:p>
          </table:table-cell>
          <table:table-cell office:value-type="float" office:value="1.0005015471969725" table:formula="of:=1+[.S155]" table:style-name="ce1">
            <text:p>1.000501547</text:p>
          </table:table-cell>
          <table:table-cell office:value-type="float" office:value="1.0003523805303058" table:formula="of:=1+[.T155]" table:style-name="ce1">
            <text:p>1.000352381</text:p>
          </table:table-cell>
          <table:table-cell table:number-columns-repeated="16362"/>
        </table:table-row>
        <table:table-row table:style-name="ro1">
          <table:table-cell office:value-type="string" office:string-value="01.08.2024" table:formula="of:=[bitcoin_futures.A160]" table:style-name="ce1">
            <text:p>01.08.2024</text:p>
          </table:table-cell>
          <table:table-cell office:value-type="float" office:value="1753" table:formula="of:=ROUND([bitcoin_futures.D160]/[bitcoin_futures.B160]; 0)" table:style-name="ce1">
            <text:p>1753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0174.275834120504" table:formula="of:=IF([.E155] + [.N156]  &gt; [.F156]; [.E155]+[.N156]; [.F156]*2)" table:style-name="ce1">
            <text:p>40174.27583</text:p>
          </table:table-cell>
          <table:table-cell office:value-type="float" office:value="16421.25" table:formula="of:=[Future_Returns.S156]*[.F$4]" table:style-name="ce1">
            <text:p>16421.25</text:p>
          </table:table-cell>
          <table:table-cell office:value-type="float" office:value="32842.5" table:formula="of:=[.F156]*2" table:style-name="ce6">
            <text:p>32842.5</text:p>
          </table:table-cell>
          <table:table-cell table:style-name="ce6"/>
          <table:table-cell office:value-type="boolean" office:boolean-value="false" table:formula="of:=[.E156]=[.G156]" table:style-name="ce6">
            <text:p>FALSE</text:p>
          </table:table-cell>
          <table:table-cell office:value-type="float" office:value="0" table:formula="of:=([.C156]-[.C155])*[bitcoin_futures.B160]" table:style-name="ce1">
            <text:p>0</text:p>
          </table:table-cell>
          <table:table-cell office:value-type="float" office:value="63447.13" table:formula="of:=[.C156]*[bitcoin_futures.B160]" table:style-name="ce5">
            <text:p>63447.13</text:p>
          </table:table-cell>
          <table:table-cell office:value-type="float" office:value="-1952.4900000000052" table:formula="of:=[.K156]-[.K155]-[.J156]" table:style-name="ce1">
            <text:p>-1952.49</text:p>
          </table:table-cell>
          <table:table-cell office:value-type="float" office:value="0" table:formula="of:=IF([.E156]=[.G156];[.E156]-([.E155] + [.N156]);0)*[.$M$5]/10000" table:style-name="ce11">
            <text:p>0.00</text:p>
          </table:table-cell>
          <table:table-cell office:value-type="float" office:value="1897.8441515208599" table:formula="of:=-[Future_CF.Q156]+[.E155]*([bitcoin_futures.S160]/100/360)*[.$N$6]" table:style-name="ce11">
            <text:p>1897.84</text:p>
          </table:table-cell>
          <table:table-cell table:style-name="ce1"/>
          <table:table-cell office:value-type="float" office:value="103621.40583412049" table:formula="of:=[.K156]+[.E156]" table:style-name="ce5">
            <text:p>103621.4058</text:p>
          </table:table-cell>
          <table:table-cell office:value-type="float" office:value="-54.645848479145343" table:formula="of:=[.L156]+[.N156]-[.M156]" table:style-name="ce11">
            <text:p>-54.65</text:p>
          </table:table-cell>
          <table:table-cell office:value-type="float" office:value="1897.8441515208542" table:formula="of:=[.P156]-[.P155]-[.L156]" table:style-name="ce1">
            <text:p>1897.844152</text:p>
          </table:table-cell>
          <table:table-cell office:value-type="float" office:value="-5.2708265401967241E-4" table:formula="of:=[.Q156]/[.P155]" table:style-name="ce1">
            <text:p>-0.000527083</text:p>
          </table:table-cell>
          <table:table-cell office:value-type="float" office:value="-6.7569376513078349E-4" table:formula="of:=[.S156]-([bitcoin_futures.S160]/100/360)" table:style-name="ce1">
            <text:p>-0.000675694</text:p>
          </table:table-cell>
          <table:table-cell office:value-type="float" office:value="0.99947291734598032" table:formula="of:=1+[.S156]" table:style-name="ce1">
            <text:p>0.999472917</text:p>
          </table:table-cell>
          <table:table-cell office:value-type="float" office:value="0.99932430623486923" table:formula="of:=1+[.T156]" table:style-name="ce1">
            <text:p>0.999324306</text:p>
          </table:table-cell>
          <table:table-cell table:number-columns-repeated="16362"/>
        </table:table-row>
        <table:table-row table:style-name="ro1">
          <table:table-cell office:value-type="string" office:string-value="02.08.2024" table:formula="of:=[bitcoin_futures.A161]" table:style-name="ce1">
            <text:p>02.08.2024</text:p>
          </table:table-cell>
          <table:table-cell office:value-type="float" office:value="1760" table:formula="of:=ROUND([bitcoin_futures.D161]/[bitcoin_futures.B161]; 0)" table:style-name="ce1">
            <text:p>1760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1022.250404460392" table:formula="of:=IF([.E156] + [.N157]  &gt; [.F157]; [.E156]+[.N157]; [.F157]*2)" table:style-name="ce1">
            <text:p>41022.2504</text:p>
          </table:table-cell>
          <table:table-cell office:value-type="float" office:value="15947.5" table:formula="of:=[Future_Returns.S157]*[.F$4]" table:style-name="ce1">
            <text:p>15947.5</text:p>
          </table:table-cell>
          <table:table-cell office:value-type="float" office:value="31895" table:formula="of:=[.F157]*2" table:style-name="ce6">
            <text:p>31895</text:p>
          </table:table-cell>
          <table:table-cell table:style-name="ce6"/>
          <table:table-cell office:value-type="boolean" office:boolean-value="false" table:formula="of:=[.E157]=[.G157]" table:style-name="ce6">
            <text:p>FALSE</text:p>
          </table:table-cell>
          <table:table-cell office:value-type="float" office:value="0" table:formula="of:=([.C157]-[.C156])*[bitcoin_futures.B161]" table:style-name="ce1">
            <text:p>0</text:p>
          </table:table-cell>
          <table:table-cell office:value-type="float" office:value="62637.99" table:formula="of:=[.C157]*[bitcoin_futures.B161]" table:style-name="ce5">
            <text:p>62637.99</text:p>
          </table:table-cell>
          <table:table-cell office:value-type="float" office:value="-809.13999999999942" table:formula="of:=[.K157]-[.K156]-[.J157]" table:style-name="ce1">
            <text:p>-809.14</text:p>
          </table:table-cell>
          <table:table-cell office:value-type="float" office:value="0" table:formula="of:=IF([.E157]=[.G157];[.E157]-([.E156] + [.N157]);0)*[.$M$5]/10000" table:style-name="ce11">
            <text:p>0.00</text:p>
          </table:table-cell>
          <table:table-cell office:value-type="float" office:value="847.97457033988462" table:formula="of:=-[Future_CF.Q157]+[.E156]*([bitcoin_futures.S161]/100/360)*[.$N$6]" table:style-name="ce11">
            <text:p>847.97</text:p>
          </table:table-cell>
          <table:table-cell table:style-name="ce1"/>
          <table:table-cell office:value-type="float" office:value="103660.24040446039" table:formula="of:=[.K157]+[.E157]" table:style-name="ce5">
            <text:p>103660.2404</text:p>
          </table:table-cell>
          <table:table-cell office:value-type="float" office:value="38.834570339885204" table:formula="of:=[.L157]+[.N157]-[.M157]" table:style-name="ce11">
            <text:p>38.83</text:p>
          </table:table-cell>
          <table:table-cell office:value-type="float" office:value="847.97457033989485" table:formula="of:=[.P157]-[.P156]-[.L157]" table:style-name="ce1">
            <text:p>847.9745703</text:p>
          </table:table-cell>
          <table:table-cell office:value-type="float" office:value="3.7477362932184562E-4" table:formula="of:=[.Q157]/[.P156]" table:style-name="ce1">
            <text:p>0.000374774</text:p>
          </table:table-cell>
          <table:table-cell office:value-type="float" office:value="2.2669029598851228E-4" table:formula="of:=[.S157]-([bitcoin_futures.S161]/100/360)" table:style-name="ce1">
            <text:p>0.00022669</text:p>
          </table:table-cell>
          <table:table-cell office:value-type="float" office:value="1.0003747736293218" table:formula="of:=1+[.S157]" table:style-name="ce1">
            <text:p>1.000374774</text:p>
          </table:table-cell>
          <table:table-cell office:value-type="float" office:value="1.0002266902959884" table:formula="of:=1+[.T157]" table:style-name="ce1">
            <text:p>1.00022669</text:p>
          </table:table-cell>
          <table:table-cell table:number-columns-repeated="16362"/>
        </table:table-row>
        <table:table-row table:style-name="ro1">
          <table:table-cell office:value-type="string" office:string-value="05.08.2024" table:formula="of:=[bitcoin_futures.A162]" table:style-name="ce1">
            <text:p>05.08.2024</text:p>
          </table:table-cell>
          <table:table-cell office:value-type="float" office:value="1743" table:formula="of:=ROUND([bitcoin_futures.D162]/[bitcoin_futures.B162]; 0)" table:style-name="ce1">
            <text:p>1743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50200.300864580742" table:formula="of:=IF([.E157] + [.N158]  &gt; [.F158]; [.E157]+[.N158]; [.F158]*2)" table:style-name="ce1">
            <text:p>50200.30086</text:p>
          </table:table-cell>
          <table:table-cell office:value-type="float" office:value="15736.25" table:formula="of:=[Future_Returns.S158]*[.F$4]" table:style-name="ce1">
            <text:p>15736.25</text:p>
          </table:table-cell>
          <table:table-cell office:value-type="float" office:value="31472.5" table:formula="of:=[.F158]*2" table:style-name="ce6">
            <text:p>31472.5</text:p>
          </table:table-cell>
          <table:table-cell table:style-name="ce6"/>
          <table:table-cell office:value-type="boolean" office:boolean-value="false" table:formula="of:=[.E158]=[.G158]" table:style-name="ce6">
            <text:p>FALSE</text:p>
          </table:table-cell>
          <table:table-cell office:value-type="float" office:value="0" table:formula="of:=([.C158]-[.C157])*[bitcoin_futures.B162]" table:style-name="ce1">
            <text:p>0</text:p>
          </table:table-cell>
          <table:table-cell office:value-type="float" office:value="53614.32" table:formula="of:=[.C158]*[bitcoin_futures.B162]" table:style-name="ce5">
            <text:p>53614.32</text:p>
          </table:table-cell>
          <table:table-cell office:value-type="float" office:value="-9023.6699999999983" table:formula="of:=[.K158]-[.K157]-[.J158]" table:style-name="ce1">
            <text:p>-9023.67</text:p>
          </table:table-cell>
          <table:table-cell office:value-type="float" office:value="0" table:formula="of:=IF([.E158]=[.G158];[.E158]-([.E157] + [.N158]);0)*[.$M$5]/10000" table:style-name="ce11">
            <text:p>0.00</text:p>
          </table:table-cell>
          <table:table-cell office:value-type="float" office:value="9178.0504601203538" table:formula="of:=-[Future_CF.Q158]+[.E157]*([bitcoin_futures.S162]/100/360)*[.$N$6]" table:style-name="ce11">
            <text:p>9178.05</text:p>
          </table:table-cell>
          <table:table-cell table:style-name="ce1"/>
          <table:table-cell office:value-type="float" office:value="103814.62086458073" table:formula="of:=[.K158]+[.E158]" table:style-name="ce5">
            <text:p>103814.6209</text:p>
          </table:table-cell>
          <table:table-cell office:value-type="float" office:value="154.38046012035556" table:formula="of:=[.L158]+[.N158]-[.M158]" table:style-name="ce11">
            <text:p>154.38</text:p>
          </table:table-cell>
          <table:table-cell office:value-type="float" office:value="9178.0504601203429" table:formula="of:=[.P158]-[.P157]-[.L158]" table:style-name="ce1">
            <text:p>9178.05046</text:p>
          </table:table-cell>
          <table:table-cell office:value-type="float" office:value="1.4892929007109725E-3" table:formula="of:=[.Q158]/[.P157]" table:style-name="ce1">
            <text:p>0.001489293</text:p>
          </table:table-cell>
          <table:table-cell office:value-type="float" office:value="1.3405706784887503E-3" table:formula="of:=[.S158]-([bitcoin_futures.S162]/100/360)" table:style-name="ce1">
            <text:p>0.001340571</text:p>
          </table:table-cell>
          <table:table-cell office:value-type="float" office:value="1.0014892929007109" table:formula="of:=1+[.S158]" table:style-name="ce1">
            <text:p>1.001489293</text:p>
          </table:table-cell>
          <table:table-cell office:value-type="float" office:value="1.0013405706784888" table:formula="of:=1+[.T158]" table:style-name="ce1">
            <text:p>1.001340571</text:p>
          </table:table-cell>
          <table:table-cell table:number-columns-repeated="16362"/>
        </table:table-row>
        <table:table-row table:style-name="ro1">
          <table:table-cell office:value-type="string" office:string-value="06.08.2024" table:formula="of:=[bitcoin_futures.A163]" table:style-name="ce1">
            <text:p>06.08.2024</text:p>
          </table:table-cell>
          <table:table-cell office:value-type="float" office:value="1753" table:formula="of:=ROUND([bitcoin_futures.D163]/[bitcoin_futures.B163]; 0)" table:style-name="ce1">
            <text:p>1753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6829.017778523921" table:formula="of:=IF([.E158] + [.N159]  &gt; [.F159]; [.E158]+[.N159]; [.F159]*2)" table:style-name="ce1">
            <text:p>46829.01778</text:p>
          </table:table-cell>
          <table:table-cell office:value-type="float" office:value="13442.5" table:formula="of:=[Future_Returns.S159]*[.F$4]" table:style-name="ce1">
            <text:p>13442.5</text:p>
          </table:table-cell>
          <table:table-cell office:value-type="float" office:value="26885" table:formula="of:=[.F159]*2" table:style-name="ce6">
            <text:p>26885</text:p>
          </table:table-cell>
          <table:table-cell table:style-name="ce6"/>
          <table:table-cell office:value-type="boolean" office:boolean-value="false" table:formula="of:=[.E159]=[.G159]" table:style-name="ce6">
            <text:p>FALSE</text:p>
          </table:table-cell>
          <table:table-cell office:value-type="float" office:value="0" table:formula="of:=([.C159]-[.C158])*[bitcoin_futures.B163]" table:style-name="ce1">
            <text:p>0</text:p>
          </table:table-cell>
          <table:table-cell office:value-type="float" office:value="56886.060000000005" table:formula="of:=[.C159]*[bitcoin_futures.B163]" table:style-name="ce5">
            <text:p>56886.06</text:p>
          </table:table-cell>
          <table:table-cell office:value-type="float" office:value="3271.7400000000052" table:formula="of:=[.K159]-[.K158]-[.J159]" table:style-name="ce1">
            <text:p>3271.74</text:p>
          </table:table-cell>
          <table:table-cell office:value-type="float" office:value="0" table:formula="of:=IF([.E159]=[.G159];[.E159]-([.E158] + [.N159]);0)*[.$M$5]/10000" table:style-name="ce11">
            <text:p>0.00</text:p>
          </table:table-cell>
          <table:table-cell office:value-type="float" office:value="-3371.2830860568183" table:formula="of:=-[Future_CF.Q159]+[.E158]*([bitcoin_futures.S163]/100/360)*[.$N$6]" table:style-name="ce11">
            <text:p>-3371.28</text:p>
          </table:table-cell>
          <table:table-cell table:style-name="ce1"/>
          <table:table-cell office:value-type="float" office:value="103715.07777852393" table:formula="of:=[.K159]+[.E159]" table:style-name="ce5">
            <text:p>103715.0778</text:p>
          </table:table-cell>
          <table:table-cell office:value-type="float" office:value="-99.543086056813081" table:formula="of:=[.L159]+[.N159]-[.M159]" table:style-name="ce11">
            <text:p>-99.54</text:p>
          </table:table-cell>
          <table:table-cell office:value-type="float" office:value="-3371.2830860568065" table:formula="of:=[.P159]-[.P158]-[.L159]" table:style-name="ce1">
            <text:p>-3371.283086</text:p>
          </table:table-cell>
          <table:table-cell office:value-type="float" office:value="-9.5885420789293657E-4" table:formula="of:=[.Q159]/[.P158]" table:style-name="ce1">
            <text:p>-0.000958854</text:p>
          </table:table-cell>
          <table:table-cell office:value-type="float" office:value="-1.1069375412262699E-3" table:formula="of:=[.S159]-([bitcoin_futures.S163]/100/360)" table:style-name="ce1">
            <text:p>-0.001106938</text:p>
          </table:table-cell>
          <table:table-cell office:value-type="float" office:value="0.99904114579210701" table:formula="of:=1+[.S159]" table:style-name="ce1">
            <text:p>0.999041146</text:p>
          </table:table-cell>
          <table:table-cell office:value-type="float" office:value="0.99889306245877374" table:formula="of:=1+[.T159]" table:style-name="ce1">
            <text:p>0.998893062</text:p>
          </table:table-cell>
          <table:table-cell table:number-columns-repeated="16362"/>
        </table:table-row>
        <table:table-row table:style-name="ro1">
          <table:table-cell office:value-type="string" office:string-value="07.08.2024" table:formula="of:=[bitcoin_futures.A164]" table:style-name="ce1">
            <text:p>07.08.2024</text:p>
          </table:table-cell>
          <table:table-cell office:value-type="float" office:value="1761" table:formula="of:=ROUND([bitcoin_futures.D164]/[bitcoin_futures.B164]; 0)" table:style-name="ce1">
            <text:p>1761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8977.491581078852" table:formula="of:=IF([.E159] + [.N160]  &gt; [.F160]; [.E159]+[.N160]; [.F160]*2)" table:style-name="ce1">
            <text:p>48977.49158</text:p>
          </table:table-cell>
          <table:table-cell office:value-type="float" office:value="14286.25" table:formula="of:=[Future_Returns.S160]*[.F$4]" table:style-name="ce1">
            <text:p>14286.25</text:p>
          </table:table-cell>
          <table:table-cell office:value-type="float" office:value="28572.5" table:formula="of:=[.F160]*2" table:style-name="ce6">
            <text:p>28572.5</text:p>
          </table:table-cell>
          <table:table-cell table:style-name="ce6"/>
          <table:table-cell office:value-type="boolean" office:boolean-value="false" table:formula="of:=[.E160]=[.G160]" table:style-name="ce6">
            <text:p>FALSE</text:p>
          </table:table-cell>
          <table:table-cell office:value-type="float" office:value="0" table:formula="of:=([.C160]-[.C159])*[bitcoin_futures.B164]" table:style-name="ce1">
            <text:p>0</text:p>
          </table:table-cell>
          <table:table-cell office:value-type="float" office:value="54863.21" table:formula="of:=[.C160]*[bitcoin_futures.B164]" table:style-name="ce5">
            <text:p>54863.21</text:p>
          </table:table-cell>
          <table:table-cell office:value-type="float" office:value="-2022.8500000000058" table:formula="of:=[.K160]-[.K159]-[.J160]" table:style-name="ce1">
            <text:p>-2022.85</text:p>
          </table:table-cell>
          <table:table-cell office:value-type="float" office:value="0" table:formula="of:=IF([.E160]=[.G160];[.E160]-([.E159] + [.N160]);0)*[.$M$5]/10000" table:style-name="ce11">
            <text:p>0.00</text:p>
          </table:table-cell>
          <table:table-cell office:value-type="float" office:value="2148.4738025549318" table:formula="of:=-[Future_CF.Q160]+[.E159]*([bitcoin_futures.S164]/100/360)*[.$N$6]" table:style-name="ce11">
            <text:p>2148.47</text:p>
          </table:table-cell>
          <table:table-cell table:style-name="ce1"/>
          <table:table-cell office:value-type="float" office:value="103840.70158107884" table:formula="of:=[.K160]+[.E160]" table:style-name="ce5">
            <text:p>103840.7016</text:p>
          </table:table-cell>
          <table:table-cell office:value-type="float" office:value="125.62380255492599" table:formula="of:=[.L160]+[.N160]-[.M160]" table:style-name="ce11">
            <text:p>125.62</text:p>
          </table:table-cell>
          <table:table-cell office:value-type="float" office:value="2148.4738025549159" table:formula="of:=[.P160]-[.P159]-[.L160]" table:style-name="ce1">
            <text:p>2148.473803</text:p>
          </table:table-cell>
          <table:table-cell office:value-type="float" office:value="1.2112395347490994E-3" table:formula="of:=[.Q160]/[.P159]" table:style-name="ce1">
            <text:p>0.00121124</text:p>
          </table:table-cell>
          <table:table-cell office:value-type="float" office:value="1.0628784236379884E-3" table:formula="of:=[.S160]-([bitcoin_futures.S164]/100/360)" table:style-name="ce1">
            <text:p>0.001062878</text:p>
          </table:table-cell>
          <table:table-cell office:value-type="float" office:value="1.001211239534749" table:formula="of:=1+[.S160]" table:style-name="ce1">
            <text:p>1.00121124</text:p>
          </table:table-cell>
          <table:table-cell office:value-type="float" office:value="1.0010628784236379" table:formula="of:=1+[.T160]" table:style-name="ce1">
            <text:p>1.001062878</text:p>
          </table:table-cell>
          <table:table-cell table:number-columns-repeated="16362"/>
        </table:table-row>
        <table:table-row table:style-name="ro1">
          <table:table-cell office:value-type="string" office:string-value="08.08.2024" table:formula="of:=[bitcoin_futures.A165]" table:style-name="ce1">
            <text:p>08.08.2024</text:p>
          </table:table-cell>
          <table:table-cell office:value-type="float" office:value="1762" table:formula="of:=ROUND([bitcoin_futures.D165]/[bitcoin_futures.B165]; 0)" table:style-name="ce1">
            <text:p>1762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4286.12679934287" table:formula="of:=IF([.E160] + [.N161]  &gt; [.F161]; [.E160]+[.N161]; [.F161]*2)" table:style-name="ce1">
            <text:p>44286.1268</text:p>
          </table:table-cell>
          <table:table-cell office:value-type="float" office:value="13750" table:formula="of:=[Future_Returns.S161]*[.F$4]" table:style-name="ce1">
            <text:p>13750</text:p>
          </table:table-cell>
          <table:table-cell office:value-type="float" office:value="27500" table:formula="of:=[.F161]*2" table:style-name="ce6">
            <text:p>27500</text:p>
          </table:table-cell>
          <table:table-cell table:style-name="ce6"/>
          <table:table-cell office:value-type="boolean" office:boolean-value="false" table:formula="of:=[.E161]=[.G161]" table:style-name="ce6">
            <text:p>FALSE</text:p>
          </table:table-cell>
          <table:table-cell office:value-type="float" office:value="0" table:formula="of:=([.C161]-[.C160])*[bitcoin_futures.B165]" table:style-name="ce1">
            <text:p>0</text:p>
          </table:table-cell>
          <table:table-cell office:value-type="float" office:value="59594.920000000006" table:formula="of:=[.C161]*[bitcoin_futures.B165]" table:style-name="ce5">
            <text:p>59594.92</text:p>
          </table:table-cell>
          <table:table-cell office:value-type="float" office:value="4731.7100000000064" table:formula="of:=[.K161]-[.K160]-[.J161]" table:style-name="ce1">
            <text:p>4731.71</text:p>
          </table:table-cell>
          <table:table-cell office:value-type="float" office:value="0" table:formula="of:=IF([.E161]=[.G161];[.E161]-([.E160] + [.N161]);0)*[.$M$5]/10000" table:style-name="ce11">
            <text:p>0.00</text:p>
          </table:table-cell>
          <table:table-cell office:value-type="float" office:value="-4691.3647817359824" table:formula="of:=-[Future_CF.Q161]+[.E160]*([bitcoin_futures.S165]/100/360)*[.$N$6]" table:style-name="ce11">
            <text:p>-4691.36</text:p>
          </table:table-cell>
          <table:table-cell table:style-name="ce1"/>
          <table:table-cell office:value-type="float" office:value="103881.04679934288" table:formula="of:=[.K161]+[.E161]" table:style-name="ce5">
            <text:p>103881.0468</text:p>
          </table:table-cell>
          <table:table-cell office:value-type="float" office:value="40.34521826402397" table:formula="of:=[.L161]+[.N161]-[.M161]" table:style-name="ce11">
            <text:p>40.35</text:p>
          </table:table-cell>
          <table:table-cell office:value-type="float" office:value="-4691.3647817359742" table:formula="of:=[.P161]-[.P160]-[.L161]" table:style-name="ce1">
            <text:p>-4691.364782</text:p>
          </table:table-cell>
          <table:table-cell office:value-type="float" office:value="3.8852990830885725E-4" table:formula="of:=[.Q161]/[.P160]" table:style-name="ce1">
            <text:p>0.00038853</text:p>
          </table:table-cell>
          <table:table-cell office:value-type="float" office:value="2.400854638644128E-4" table:formula="of:=[.S161]-([bitcoin_futures.S165]/100/360)" table:style-name="ce1">
            <text:p>0.000240085</text:p>
          </table:table-cell>
          <table:table-cell office:value-type="float" office:value="1.0003885299083088" table:formula="of:=1+[.S161]" table:style-name="ce1">
            <text:p>1.00038853</text:p>
          </table:table-cell>
          <table:table-cell office:value-type="float" office:value="1.0002400854638644" table:formula="of:=1+[.T161]" table:style-name="ce1">
            <text:p>1.000240085</text:p>
          </table:table-cell>
          <table:table-cell table:number-columns-repeated="16362"/>
        </table:table-row>
        <table:table-row table:style-name="ro1">
          <table:table-cell office:value-type="string" office:string-value="09.08.2024" table:formula="of:=[bitcoin_futures.A166]" table:style-name="ce1">
            <text:p>09.08.2024</text:p>
          </table:table-cell>
          <table:table-cell office:value-type="float" office:value="1749" table:formula="of:=ROUND([bitcoin_futures.D166]/[bitcoin_futures.B166]; 0)" table:style-name="ce1">
            <text:p>1749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2994.415044257723" table:formula="of:=IF([.E161] + [.N162]  &gt; [.F162]; [.E161]+[.N162]; [.F162]*2)" table:style-name="ce1">
            <text:p>42994.41504</text:p>
          </table:table-cell>
          <table:table-cell office:value-type="float" office:value="14923.75" table:formula="of:=[Future_Returns.S162]*[.F$4]" table:style-name="ce1">
            <text:p>14923.75</text:p>
          </table:table-cell>
          <table:table-cell office:value-type="float" office:value="29847.5" table:formula="of:=[.F162]*2" table:style-name="ce6">
            <text:p>29847.5</text:p>
          </table:table-cell>
          <table:table-cell table:style-name="ce6"/>
          <table:table-cell office:value-type="boolean" office:boolean-value="false" table:formula="of:=[.E162]=[.G162]" table:style-name="ce6">
            <text:p>FALSE</text:p>
          </table:table-cell>
          <table:table-cell office:value-type="float" office:value="0" table:formula="of:=([.C162]-[.C161])*[bitcoin_futures.B166]" table:style-name="ce1">
            <text:p>0</text:p>
          </table:table-cell>
          <table:table-cell office:value-type="float" office:value="60861.4" table:formula="of:=[.C162]*[bitcoin_futures.B166]" table:style-name="ce5">
            <text:p>60861.4</text:p>
          </table:table-cell>
          <table:table-cell office:value-type="float" office:value="1266.4799999999959" table:formula="of:=[.K162]-[.K161]-[.J162]" table:style-name="ce1">
            <text:p>1266.48</text:p>
          </table:table-cell>
          <table:table-cell office:value-type="float" office:value="0" table:formula="of:=IF([.E162]=[.G162];[.E162]-([.E161] + [.N162]);0)*[.$M$5]/10000" table:style-name="ce11">
            <text:p>0.00</text:p>
          </table:table-cell>
          <table:table-cell office:value-type="float" office:value="-1291.7117550851488" table:formula="of:=-[Future_CF.Q162]+[.E161]*([bitcoin_futures.S166]/100/360)*[.$N$6]" table:style-name="ce11">
            <text:p>-1291.71</text:p>
          </table:table-cell>
          <table:table-cell table:style-name="ce1"/>
          <table:table-cell office:value-type="float" office:value="103855.81504425773" table:formula="of:=[.K162]+[.E162]" table:style-name="ce5">
            <text:p>103855.815</text:p>
          </table:table-cell>
          <table:table-cell office:value-type="float" office:value="-25.231755085152827" table:formula="of:=[.L162]+[.N162]-[.M162]" table:style-name="ce11">
            <text:p>-25.23</text:p>
          </table:table-cell>
          <table:table-cell office:value-type="float" office:value="-1291.7117550851399" table:formula="of:=[.P162]-[.P161]-[.L162]" table:style-name="ce1">
            <text:p>-1291.711755</text:p>
          </table:table-cell>
          <table:table-cell office:value-type="float" office:value="-2.4289084354233169E-4" table:formula="of:=[.Q162]/[.P161]" table:style-name="ce1">
            <text:p>-0.000242891</text:p>
          </table:table-cell>
          <table:table-cell office:value-type="float" office:value="-3.9139084354233172E-4" table:formula="of:=[.S162]-([bitcoin_futures.S166]/100/360)" table:style-name="ce1">
            <text:p>-0.000391391</text:p>
          </table:table-cell>
          <table:table-cell office:value-type="float" office:value="0.99975710915645766" table:formula="of:=1+[.S162]" table:style-name="ce1">
            <text:p>0.999757109</text:p>
          </table:table-cell>
          <table:table-cell office:value-type="float" office:value="0.99960860915645766" table:formula="of:=1+[.T162]" table:style-name="ce1">
            <text:p>0.999608609</text:p>
          </table:table-cell>
          <table:table-cell table:number-columns-repeated="16362"/>
        </table:table-row>
        <table:table-row table:style-name="ro1">
          <table:table-cell office:value-type="string" office:string-value="12.08.2024" table:formula="of:=[bitcoin_futures.A167]" table:style-name="ce1">
            <text:p>12.08.2024</text:p>
          </table:table-cell>
          <table:table-cell office:value-type="float" office:value="1756" table:formula="of:=ROUND([bitcoin_futures.D167]/[bitcoin_futures.B167]; 0)" table:style-name="ce1">
            <text:p>1756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4787.6145453106" table:formula="of:=IF([.E162] + [.N163]  &gt; [.F163]; [.E162]+[.N163]; [.F163]*2)" table:style-name="ce1">
            <text:p>44787.61455</text:p>
          </table:table-cell>
          <table:table-cell office:value-type="float" office:value="15247.5" table:formula="of:=[Future_Returns.S163]*[.F$4]" table:style-name="ce1">
            <text:p>15247.5</text:p>
          </table:table-cell>
          <table:table-cell office:value-type="float" office:value="30495" table:formula="of:=[.F163]*2" table:style-name="ce6">
            <text:p>30495</text:p>
          </table:table-cell>
          <table:table-cell table:style-name="ce6"/>
          <table:table-cell office:value-type="boolean" office:boolean-value="false" table:formula="of:=[.E163]=[.G163]" table:style-name="ce6">
            <text:p>FALSE</text:p>
          </table:table-cell>
          <table:table-cell office:value-type="float" office:value="0" table:formula="of:=([.C163]-[.C162])*[bitcoin_futures.B167]" table:style-name="ce1">
            <text:p>0</text:p>
          </table:table-cell>
          <table:table-cell office:value-type="float" office:value="59172.76" table:formula="of:=[.C163]*[bitcoin_futures.B167]" table:style-name="ce5">
            <text:p>59172.76</text:p>
          </table:table-cell>
          <table:table-cell office:value-type="float" office:value="-1688.6399999999994" table:formula="of:=[.K163]-[.K162]-[.J163]" table:style-name="ce1">
            <text:p>-1688.64</text:p>
          </table:table-cell>
          <table:table-cell office:value-type="float" office:value="0" table:formula="of:=IF([.E163]=[.G163];[.E163]-([.E162] + [.N163]);0)*[.$M$5]/10000" table:style-name="ce11">
            <text:p>0.00</text:p>
          </table:table-cell>
          <table:table-cell office:value-type="float" office:value="1793.1995010528769" table:formula="of:=-[Future_CF.Q163]+[.E162]*([bitcoin_futures.S167]/100/360)*[.$N$6]" table:style-name="ce11">
            <text:p>1793.20</text:p>
          </table:table-cell>
          <table:table-cell table:style-name="ce1"/>
          <table:table-cell office:value-type="float" office:value="103960.37454531059" table:formula="of:=[.K163]+[.E163]" table:style-name="ce5">
            <text:p>103960.3745</text:p>
          </table:table-cell>
          <table:table-cell office:value-type="float" office:value="104.55950105287752" table:formula="of:=[.L163]+[.N163]-[.M163]" table:style-name="ce11">
            <text:p>104.56</text:p>
          </table:table-cell>
          <table:table-cell office:value-type="float" office:value="1793.1995010528626" table:formula="of:=[.P163]-[.P162]-[.L163]" table:style-name="ce1">
            <text:p>1793.199501</text:p>
          </table:table-cell>
          <table:table-cell office:value-type="float" office:value="1.0067756052785288E-3" table:formula="of:=[.Q163]/[.P162]" table:style-name="ce1">
            <text:p>0.001006776</text:p>
          </table:table-cell>
          <table:table-cell office:value-type="float" office:value="8.5794227194519552E-4" table:formula="of:=[.S163]-([bitcoin_futures.S167]/100/360)" table:style-name="ce1">
            <text:p>0.000857942</text:p>
          </table:table-cell>
          <table:table-cell office:value-type="float" office:value="1.0010067756052785" table:formula="of:=1+[.S163]" table:style-name="ce1">
            <text:p>1.001006776</text:p>
          </table:table-cell>
          <table:table-cell office:value-type="float" office:value="1.0008579422719452" table:formula="of:=1+[.T163]" table:style-name="ce1">
            <text:p>1.000857942</text:p>
          </table:table-cell>
          <table:table-cell table:number-columns-repeated="16362"/>
        </table:table-row>
        <table:table-row table:style-name="ro1">
          <table:table-cell office:value-type="string" office:string-value="13.08.2024" table:formula="of:=[bitcoin_futures.A168]" table:style-name="ce1">
            <text:p>13.08.2024</text:p>
          </table:table-cell>
          <table:table-cell office:value-type="float" office:value="1753" table:formula="of:=ROUND([bitcoin_futures.D168]/[bitcoin_futures.B168]; 0)" table:style-name="ce1">
            <text:p>1753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2885.923852385335" table:formula="of:=IF([.E163] + [.N164]  &gt; [.F164]; [.E163]+[.N164]; [.F164]*2)" table:style-name="ce1">
            <text:p>42885.92385</text:p>
          </table:table-cell>
          <table:table-cell office:value-type="float" office:value="14800" table:formula="of:=[Future_Returns.S164]*[.F$4]" table:style-name="ce1">
            <text:p>14800</text:p>
          </table:table-cell>
          <table:table-cell office:value-type="float" office:value="29600" table:formula="of:=[.F164]*2" table:style-name="ce6">
            <text:p>29600</text:p>
          </table:table-cell>
          <table:table-cell table:style-name="ce6"/>
          <table:table-cell office:value-type="boolean" office:boolean-value="false" table:formula="of:=[.E164]=[.G164]" table:style-name="ce6">
            <text:p>FALSE</text:p>
          </table:table-cell>
          <table:table-cell office:value-type="float" office:value="0" table:formula="of:=([.C164]-[.C163])*[bitcoin_futures.B168]" table:style-name="ce1">
            <text:p>0</text:p>
          </table:table-cell>
          <table:table-cell office:value-type="float" office:value="60931.76" table:formula="of:=[.C164]*[bitcoin_futures.B168]" table:style-name="ce5">
            <text:p>60931.76</text:p>
          </table:table-cell>
          <table:table-cell office:value-type="float" office:value="1759" table:formula="of:=[.K164]-[.K163]-[.J164]" table:style-name="ce1">
            <text:p>1759</text:p>
          </table:table-cell>
          <table:table-cell office:value-type="float" office:value="0" table:formula="of:=IF([.E164]=[.G164];[.E164]-([.E163] + [.N164]);0)*[.$M$5]/10000" table:style-name="ce11">
            <text:p>0.00</text:p>
          </table:table-cell>
          <table:table-cell office:value-type="float" office:value="-1901.6906929252632" table:formula="of:=-[Future_CF.Q164]+[.E163]*([bitcoin_futures.S168]/100/360)*[.$N$6]" table:style-name="ce11">
            <text:p>-1901.69</text:p>
          </table:table-cell>
          <table:table-cell table:style-name="ce1"/>
          <table:table-cell office:value-type="float" office:value="103817.68385238534" table:formula="of:=[.K164]+[.E164]" table:style-name="ce5">
            <text:p>103817.6839</text:p>
          </table:table-cell>
          <table:table-cell office:value-type="float" office:value="-142.69069292526319" table:formula="of:=[.L164]+[.N164]-[.M164]" table:style-name="ce11">
            <text:p>-142.69</text:p>
          </table:table-cell>
          <table:table-cell office:value-type="float" office:value="-1901.6906929252582" table:formula="of:=[.P164]-[.P163]-[.L164]" table:style-name="ce1">
            <text:p>-1901.690693</text:p>
          </table:table-cell>
          <table:table-cell office:value-type="float" office:value="-1.3725488538238403E-3" table:formula="of:=[.Q164]/[.P163]" table:style-name="ce1">
            <text:p>-0.001372549</text:p>
          </table:table-cell>
          <table:table-cell office:value-type="float" office:value="-1.520326631601618E-3" table:formula="of:=[.S164]-([bitcoin_futures.S168]/100/360)" table:style-name="ce1">
            <text:p>-0.001520327</text:p>
          </table:table-cell>
          <table:table-cell office:value-type="float" office:value="0.99862745114617613" table:formula="of:=1+[.S164]" table:style-name="ce1">
            <text:p>0.998627451</text:p>
          </table:table-cell>
          <table:table-cell office:value-type="float" office:value="0.99847967336839838" table:formula="of:=1+[.T164]" table:style-name="ce1">
            <text:p>0.998479673</text:p>
          </table:table-cell>
          <table:table-cell table:number-columns-repeated="16362"/>
        </table:table-row>
        <table:table-row table:style-name="ro1">
          <table:table-cell office:value-type="string" office:string-value="14.08.2024" table:formula="of:=[bitcoin_futures.A169]" table:style-name="ce1">
            <text:p>14.08.2024</text:p>
          </table:table-cell>
          <table:table-cell office:value-type="float" office:value="1756" table:formula="of:=ROUND([bitcoin_futures.D169]/[bitcoin_futures.B169]; 0)" table:style-name="ce1">
            <text:p>1756</text:p>
          </table:table-cell>
          <table:table-cell office:value-type="float" office:value="1759" table:formula="of:=[.C$143]" table:style-name="ce1">
            <text:p>1759</text:p>
          </table:table-cell>
          <table:table-cell office:value-type="float" office:value="63587.85" table:formula="of:=[.D$143]" table:style-name="ce1">
            <text:p>63587.85</text:p>
          </table:table-cell>
          <table:table-cell office:value-type="float" office:value="44914.095623836918" table:formula="of:=IF([.E164] + [.N165]  &gt; [.F165]; [.E164]+[.N165]; [.F165]*2)" table:style-name="ce1">
            <text:p>44914.09562</text:p>
          </table:table-cell>
          <table:table-cell office:value-type="float" office:value="15276.25" table:formula="of:=[Future_Returns.S165]*[.F$4]" table:style-name="ce1">
            <text:p>15276.25</text:p>
          </table:table-cell>
          <table:table-cell office:value-type="float" office:value="30552.5" table:formula="of:=[.F165]*2" table:style-name="ce6">
            <text:p>30552.5</text:p>
          </table:table-cell>
          <table:table-cell table:style-name="ce6"/>
          <table:table-cell office:value-type="boolean" office:boolean-value="false" table:formula="of:=[.E165]=[.G165]" table:style-name="ce6">
            <text:p>FALSE</text:p>
          </table:table-cell>
          <table:table-cell office:value-type="float" office:value="0" table:formula="of:=([.C165]-[.C164])*[bitcoin_futures.B169]" table:style-name="ce1">
            <text:p>0</text:p>
          </table:table-cell>
          <table:table-cell office:value-type="float" office:value="59032.04" table:formula="of:=[.C165]*[bitcoin_futures.B169]" table:style-name="ce5">
            <text:p>59032.04</text:p>
          </table:table-cell>
          <table:table-cell office:value-type="float" office:value="-1899.7200000000012" table:formula="of:=[.K165]-[.K164]-[.J165]" table:style-name="ce1">
            <text:p>-1899.72</text:p>
          </table:table-cell>
          <table:table-cell office:value-type="float" office:value="0" table:formula="of:=IF([.E165]=[.G165];[.E165]-([.E164] + [.N165]);0)*[.$M$5]/10000" table:style-name="ce11">
            <text:p>0.00</text:p>
          </table:table-cell>
          <table:table-cell office:value-type="float" office:value="2028.1717714515826" table:formula="of:=-[Future_CF.Q165]+[.E164]*([bitcoin_futures.S169]/100/360)*[.$N$6]" table:style-name="ce11">
            <text:p>2028.17</text:p>
          </table:table-cell>
          <table:table-cell table:style-name="ce1"/>
          <table:table-cell office:value-type="float" office:value="103946.13562383692" table:formula="of:=[.K165]+[.E165]" table:style-name="ce5">
            <text:p>103946.1356</text:p>
          </table:table-cell>
          <table:table-cell office:value-type="float" office:value="128.45177145158141" table:formula="of:=[.L165]+[.N165]-[.M165]" table:style-name="ce11">
            <text:p>128.45</text:p>
          </table:table-cell>
          <table:table-cell office:value-type="float" office:value="2028.1717714515835" table:formula="of:=[.P165]-[.P164]-[.L165]" table:style-name="ce1">
            <text:p>2028.171771</text:p>
          </table:table-cell>
          <table:table-cell office:value-type="float" office:value="1.2372821920610597E-3" table:formula="of:=[.Q165]/[.P164]" table:style-name="ce1">
            <text:p>0.001237282</text:p>
          </table:table-cell>
          <table:table-cell office:value-type="float" office:value="1.089365525394393E-3" table:formula="of:=[.S165]-([bitcoin_futures.S169]/100/360)" table:style-name="ce1">
            <text:p>0.001089366</text:p>
          </table:table-cell>
          <table:table-cell office:value-type="float" office:value="1.001237282192061" table:formula="of:=1+[.S165]" table:style-name="ce1">
            <text:p>1.001237282</text:p>
          </table:table-cell>
          <table:table-cell office:value-type="float" office:value="1.0010893655253943" table:formula="of:=1+[.T165]" table:style-name="ce1">
            <text:p>1.001089366</text:p>
          </table:table-cell>
          <table:table-cell table:number-columns-repeated="16362"/>
        </table:table-row>
        <table:table-row table:style-name="ro1">
          <table:table-cell office:value-type="string" office:string-value="15.08.2024" table:formula="of:=[bitcoin_futures.A170]" table:style-name="ce6">
            <text:p>15.08.2024</text:p>
          </table:table-cell>
          <table:table-cell office:value-type="float" office:value="1760" table:formula="of:=ROUND([bitcoin_futures.D170]/[bitcoin_futures.B170]; 0)" table:style-name="ce1">
            <text:p>1760</text:p>
          </table:table-cell>
          <table:table-cell office:value-type="float" office:value="1760" table:formula="of:=[.B166]" table:style-name="ce6">
            <text:p>1760</text:p>
          </table:table-cell>
          <table:table-cell office:value-type="float" office:value="57200" table:formula="of:=[.B166]*[bitcoin_futures.B170]" table:style-name="ce6">
            <text:p>57200</text:p>
          </table:table-cell>
          <table:table-cell office:value-type="float" office:value="46777.414900264899" table:formula="of:=IF([.E165] + [.N166]  &gt; [.F166]; [.E165]+[.N166]; [.F166]*2)" table:style-name="ce1">
            <text:p>46777.4149</text:p>
          </table:table-cell>
          <table:table-cell office:value-type="float" office:value="14891.25" table:formula="of:=[Future_Returns.S166]*[.F$4]" table:style-name="ce1">
            <text:p>14891.25</text:p>
          </table:table-cell>
          <table:table-cell office:value-type="float" office:value="29782.5" table:formula="of:=[.F166]*2" table:style-name="ce6">
            <text:p>29782.5</text:p>
          </table:table-cell>
          <table:table-cell table:style-name="ce6"/>
          <table:table-cell office:value-type="boolean" office:boolean-value="false" table:formula="of:=[.E166]=[.G166]" table:style-name="ce6">
            <text:p>FALSE</text:p>
          </table:table-cell>
          <table:table-cell office:value-type="float" office:value="32.5" table:formula="of:=([.C166]-[.C165])*[bitcoin_futures.B170]" table:style-name="ce1">
            <text:p>32.5</text:p>
          </table:table-cell>
          <table:table-cell office:value-type="float" office:value="57200" table:formula="of:=[.C166]*[bitcoin_futures.B170]" table:style-name="ce5">
            <text:p>57200</text:p>
          </table:table-cell>
          <table:table-cell office:value-type="float" office:value="-1864.5400000000009" table:formula="of:=[.K166]-[.K165]-[.J166]" table:style-name="ce1">
            <text:p>-1864.54</text:p>
          </table:table-cell>
          <table:table-cell office:value-type="float" office:value="0" table:formula="of:=IF([.E166]=[.G166];[.E166]-([.E165] + [.N166]);0)*[.$M$5]/10000" table:style-name="ce11">
            <text:p>0.00</text:p>
          </table:table-cell>
          <table:table-cell office:value-type="float" office:value="1863.3192764279784" table:formula="of:=-[Future_CF.Q166]+[.E165]*([bitcoin_futures.S170]/100/360)*[.$N$6]" table:style-name="ce11">
            <text:p>1863.32</text:p>
          </table:table-cell>
          <table:table-cell table:style-name="ce6"/>
          <table:table-cell office:value-type="float" office:value="103977.41490026491" table:formula="of:=[.K166]+[.E166]" table:style-name="ce5">
            <text:p>103977.4149</text:p>
          </table:table-cell>
          <table:table-cell office:value-type="float" office:value="-1.2207235720225071" table:formula="of:=[.L166]+[.N166]-[.M166]" table:style-name="ce11">
            <text:p>-1.22</text:p>
          </table:table-cell>
          <table:table-cell office:value-type="float" office:value="1895.8192764279884" table:formula="of:=[.P166]-[.P165]-[.L166]" table:style-name="ce1">
            <text:p>1895.819276</text:p>
          </table:table-cell>
          <table:table-cell office:value-type="float" office:value="-1.1743809086276132E-5" table:formula="of:=[.Q166]/[.P165]" table:style-name="ce1">
            <text:p>-1.17438E-05</text:p>
          </table:table-cell>
          <table:table-cell office:value-type="float" office:value="-1.5954936464183169E-4" table:formula="of:=[.S166]-([bitcoin_futures.S170]/100/360)" table:style-name="ce1">
            <text:p>-0.000159549</text:p>
          </table:table-cell>
          <table:table-cell office:value-type="float" office:value="0.99998825619091369" table:formula="of:=1+[.S166]" table:style-name="ce1">
            <text:p>0.999988256</text:p>
          </table:table-cell>
          <table:table-cell office:value-type="float" office:value="0.9998404506353582" table:formula="of:=1+[.T166]" table:style-name="ce1">
            <text:p>0.999840451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08.2024" table:formula="of:=[bitcoin_futures.A171]" table:style-name="ce1">
            <text:p>16.08.2024</text:p>
          </table:table-cell>
          <table:table-cell office:value-type="float" office:value="1754" table:formula="of:=ROUND([bitcoin_futures.D171]/[bitcoin_futures.B171]; 0)" table:style-name="ce1">
            <text:p>1754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3975.882276144381" table:formula="of:=IF([.E166] + [.N167]  &gt; [.F167]; [.E166]+[.N167]; [.F167]*2)" table:style-name="ce1">
            <text:p>43975.88228</text:p>
          </table:table-cell>
          <table:table-cell office:value-type="float" office:value="14421.25" table:formula="of:=[Future_Returns.S167]*[.F$4]" table:style-name="ce1">
            <text:p>14421.25</text:p>
          </table:table-cell>
          <table:table-cell office:value-type="float" office:value="28842.5" table:formula="of:=[.F167]*2" table:style-name="ce6">
            <text:p>28842.5</text:p>
          </table:table-cell>
          <table:table-cell table:style-name="ce6"/>
          <table:table-cell office:value-type="boolean" office:boolean-value="false" table:formula="of:=[.E167]=[.G167]" table:style-name="ce6">
            <text:p>FALSE</text:p>
          </table:table-cell>
          <table:table-cell office:value-type="float" office:value="0" table:formula="of:=([.C167]-[.C166])*[bitcoin_futures.B171]" table:style-name="ce1">
            <text:p>0</text:p>
          </table:table-cell>
          <table:table-cell office:value-type="float" office:value="59892.800000000003" table:formula="of:=[.C167]*[bitcoin_futures.B171]" table:style-name="ce5">
            <text:p>59892.8</text:p>
          </table:table-cell>
          <table:table-cell office:value-type="float" office:value="2692.8000000000029" table:formula="of:=[.K167]-[.K166]-[.J167]" table:style-name="ce1">
            <text:p>2692.8</text:p>
          </table:table-cell>
          <table:table-cell office:value-type="float" office:value="0" table:formula="of:=IF([.E167]=[.G167];[.E167]-([.E166] + [.N167]);0)*[.$M$5]/10000" table:style-name="ce11">
            <text:p>0.00</text:p>
          </table:table-cell>
          <table:table-cell office:value-type="float" office:value="-2801.532624120518" table:formula="of:=-[Future_CF.Q167]+[.E166]*([bitcoin_futures.S171]/100/360)*[.$N$6]" table:style-name="ce11">
            <text:p>-2801.53</text:p>
          </table:table-cell>
          <table:table-cell table:style-name="ce1"/>
          <table:table-cell office:value-type="float" office:value="103868.68227614439" table:formula="of:=[.K167]+[.E167]" table:style-name="ce5">
            <text:p>103868.6823</text:p>
          </table:table-cell>
          <table:table-cell office:value-type="float" office:value="-108.73262412051508" table:formula="of:=[.L167]+[.N167]-[.M167]" table:style-name="ce11">
            <text:p>-108.73</text:p>
          </table:table-cell>
          <table:table-cell office:value-type="float" office:value="-2801.5326241205184" table:formula="of:=[.P167]-[.P166]-[.L167]" table:style-name="ce1">
            <text:p>-2801.532624</text:p>
          </table:table-cell>
          <table:table-cell office:value-type="float" office:value="-1.0457330971808769E-3" table:formula="of:=[.Q167]/[.P166]" table:style-name="ce1">
            <text:p>-0.001045733</text:p>
          </table:table-cell>
          <table:table-cell office:value-type="float" office:value="-1.1939830971808769E-3" table:formula="of:=[.S167]-([bitcoin_futures.S171]/100/360)" table:style-name="ce1">
            <text:p>-0.001193983</text:p>
          </table:table-cell>
          <table:table-cell office:value-type="float" office:value="0.99895426690281908" table:formula="of:=1+[.S167]" table:style-name="ce1">
            <text:p>0.998954267</text:p>
          </table:table-cell>
          <table:table-cell office:value-type="float" office:value="0.99880601690281912" table:formula="of:=1+[.T167]" table:style-name="ce1">
            <text:p>0.998806017</text:p>
          </table:table-cell>
          <table:table-cell table:number-columns-repeated="16362"/>
        </table:table-row>
        <table:table-row table:style-name="ro1">
          <table:table-cell office:value-type="string" office:string-value="19.08.2024" table:formula="of:=[bitcoin_futures.A172]" table:style-name="ce1">
            <text:p>19.08.2024</text:p>
          </table:table-cell>
          <table:table-cell office:value-type="float" office:value="1755" table:formula="of:=ROUND([bitcoin_futures.D172]/[bitcoin_futures.B172]; 0)" table:style-name="ce1">
            <text:p>1755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4779.145042298813" table:formula="of:=IF([.E167] + [.N168]  &gt; [.F168]; [.E167]+[.N168]; [.F168]*2)" table:style-name="ce1">
            <text:p>44779.14504</text:p>
          </table:table-cell>
          <table:table-cell office:value-type="float" office:value="15122.5" table:formula="of:=[Future_Returns.S168]*[.F$4]" table:style-name="ce1">
            <text:p>15122.5</text:p>
          </table:table-cell>
          <table:table-cell office:value-type="float" office:value="30245" table:formula="of:=[.F168]*2" table:style-name="ce6">
            <text:p>30245</text:p>
          </table:table-cell>
          <table:table-cell table:style-name="ce6"/>
          <table:table-cell office:value-type="boolean" office:boolean-value="false" table:formula="of:=[.E168]=[.G168]" table:style-name="ce6">
            <text:p>FALSE</text:p>
          </table:table-cell>
          <table:table-cell office:value-type="float" office:value="0" table:formula="of:=([.C168]-[.C167])*[bitcoin_futures.B172]" table:style-name="ce1">
            <text:p>0</text:p>
          </table:table-cell>
          <table:table-cell office:value-type="float" office:value="59171.199999999997" table:formula="of:=[.C168]*[bitcoin_futures.B172]" table:style-name="ce5">
            <text:p>59171.2</text:p>
          </table:table-cell>
          <table:table-cell office:value-type="float" office:value="-721.60000000000582" table:formula="of:=[.K168]-[.K167]-[.J168]" table:style-name="ce1">
            <text:p>-721.6</text:p>
          </table:table-cell>
          <table:table-cell office:value-type="float" office:value="0" table:formula="of:=IF([.E168]=[.G168];[.E168]-([.E167] + [.N168]);0)*[.$M$5]/10000" table:style-name="ce11">
            <text:p>0.00</text:p>
          </table:table-cell>
          <table:table-cell office:value-type="float" office:value="803.26276615443282" table:formula="of:=-[Future_CF.Q168]+[.E167]*([bitcoin_futures.S172]/100/360)*[.$N$6]" table:style-name="ce11">
            <text:p>803.26</text:p>
          </table:table-cell>
          <table:table-cell table:style-name="ce1"/>
          <table:table-cell office:value-type="float" office:value="103950.34504229881" table:formula="of:=[.K168]+[.E168]" table:style-name="ce5">
            <text:p>103950.345</text:p>
          </table:table-cell>
          <table:table-cell office:value-type="float" office:value="81.662766154427004" table:formula="of:=[.L168]+[.N168]-[.M168]" table:style-name="ce11">
            <text:p>81.66</text:p>
          </table:table-cell>
          <table:table-cell office:value-type="float" office:value="803.26276615442475" table:formula="of:=[.P168]-[.P167]-[.L168]" table:style-name="ce1">
            <text:p>803.2627662</text:p>
          </table:table-cell>
          <table:table-cell office:value-type="float" office:value="7.8621163150331566E-4" table:formula="of:=[.Q168]/[.P167]" table:style-name="ce1">
            <text:p>0.000786212</text:p>
          </table:table-cell>
          <table:table-cell office:value-type="float" office:value="6.3782274261442679E-4" table:formula="of:=[.S168]-([bitcoin_futures.S172]/100/360)" table:style-name="ce1">
            <text:p>0.000637823</text:p>
          </table:table-cell>
          <table:table-cell office:value-type="float" office:value="1.0007862116315034" table:formula="of:=1+[.S168]" table:style-name="ce1">
            <text:p>1.000786212</text:p>
          </table:table-cell>
          <table:table-cell office:value-type="float" office:value="1.0006378227426145" table:formula="of:=1+[.T168]" table:style-name="ce1">
            <text:p>1.000637823</text:p>
          </table:table-cell>
          <table:table-cell table:number-columns-repeated="16362"/>
        </table:table-row>
        <table:table-row table:style-name="ro1">
          <table:table-cell office:value-type="string" office:string-value="20.08.2024" table:formula="of:=[bitcoin_futures.A173]" table:style-name="ce1">
            <text:p>20.08.2024</text:p>
          </table:table-cell>
          <table:table-cell office:value-type="float" office:value="1751" table:formula="of:=ROUND([bitcoin_futures.D173]/[bitcoin_futures.B173]; 0)" table:style-name="ce1">
            <text:p>1751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4307.449370043396" table:formula="of:=IF([.E168] + [.N169]  &gt; [.F169]; [.E168]+[.N169]; [.F169]*2)" table:style-name="ce1">
            <text:p>44307.44937</text:p>
          </table:table-cell>
          <table:table-cell office:value-type="float" office:value="14922.5" table:formula="of:=[Future_Returns.S169]*[.F$4]" table:style-name="ce1">
            <text:p>14922.5</text:p>
          </table:table-cell>
          <table:table-cell office:value-type="float" office:value="29845" table:formula="of:=[.F169]*2" table:style-name="ce6">
            <text:p>29845</text:p>
          </table:table-cell>
          <table:table-cell table:style-name="ce6"/>
          <table:table-cell office:value-type="boolean" office:boolean-value="false" table:formula="of:=[.E169]=[.G169]" table:style-name="ce6">
            <text:p>FALSE</text:p>
          </table:table-cell>
          <table:table-cell office:value-type="float" office:value="0" table:formula="of:=([.C169]-[.C168])*[bitcoin_futures.B173]" table:style-name="ce1">
            <text:p>0</text:p>
          </table:table-cell>
          <table:table-cell office:value-type="float" office:value="59699.200000000004" table:formula="of:=[.C169]*[bitcoin_futures.B173]" table:style-name="ce5">
            <text:p>59699.2</text:p>
          </table:table-cell>
          <table:table-cell office:value-type="float" office:value="528.00000000000728" table:formula="of:=[.K169]-[.K168]-[.J169]" table:style-name="ce1">
            <text:p>528</text:p>
          </table:table-cell>
          <table:table-cell office:value-type="float" office:value="0" table:formula="of:=IF([.E169]=[.G169];[.E169]-([.E168] + [.N169]);0)*[.$M$5]/10000" table:style-name="ce11">
            <text:p>0.00</text:p>
          </table:table-cell>
          <table:table-cell office:value-type="float" office:value="-471.69567225542039" table:formula="of:=-[Future_CF.Q169]+[.E168]*([bitcoin_futures.S173]/100/360)*[.$N$6]" table:style-name="ce11">
            <text:p>-471.70</text:p>
          </table:table-cell>
          <table:table-cell table:style-name="ce1"/>
          <table:table-cell office:value-type="float" office:value="104006.64937004339" table:formula="of:=[.K169]+[.E169]" table:style-name="ce5">
            <text:p>104006.6494</text:p>
          </table:table-cell>
          <table:table-cell office:value-type="float" office:value="56.304327744586885" table:formula="of:=[.L169]+[.N169]-[.M169]" table:style-name="ce11">
            <text:p>56.30</text:p>
          </table:table-cell>
          <table:table-cell office:value-type="float" office:value="-471.69567225542414" table:formula="of:=[.P169]-[.P168]-[.L169]" table:style-name="ce1">
            <text:p>-471.6956723</text:p>
          </table:table-cell>
          <table:table-cell office:value-type="float" office:value="5.4164637665873926E-4" table:formula="of:=[.Q169]/[.P168]" table:style-name="ce1">
            <text:p>0.000541646</text:p>
          </table:table-cell>
          <table:table-cell office:value-type="float" office:value="3.9406304332540592E-4" table:formula="of:=[.S169]-([bitcoin_futures.S173]/100/360)" table:style-name="ce1">
            <text:p>0.000394063</text:p>
          </table:table-cell>
          <table:table-cell office:value-type="float" office:value="1.0005416463766588" table:formula="of:=1+[.S169]" table:style-name="ce1">
            <text:p>1.000541646</text:p>
          </table:table-cell>
          <table:table-cell office:value-type="float" office:value="1.0003940630433255" table:formula="of:=1+[.T169]" table:style-name="ce1">
            <text:p>1.000394063</text:p>
          </table:table-cell>
          <table:table-cell table:number-columns-repeated="16362"/>
        </table:table-row>
        <table:table-row table:style-name="ro1">
          <table:table-cell office:value-type="string" office:string-value="21.08.2024" table:formula="of:=[bitcoin_futures.A174]" table:style-name="ce1">
            <text:p>21.08.2024</text:p>
          </table:table-cell>
          <table:table-cell office:value-type="float" office:value="1741" table:formula="of:=ROUND([bitcoin_futures.D174]/[bitcoin_futures.B174]; 0)" table:style-name="ce1">
            <text:p>1741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2235.70842909706" table:formula="of:=IF([.E169] + [.N170]  &gt; [.F170]; [.E169]+[.N170]; [.F170]*2)" table:style-name="ce1">
            <text:p>42235.70843</text:p>
          </table:table-cell>
          <table:table-cell office:value-type="float" office:value="15041.25" table:formula="of:=[Future_Returns.S170]*[.F$4]" table:style-name="ce1">
            <text:p>15041.25</text:p>
          </table:table-cell>
          <table:table-cell office:value-type="float" office:value="30082.5" table:formula="of:=[.F170]*2" table:style-name="ce6">
            <text:p>30082.5</text:p>
          </table:table-cell>
          <table:table-cell table:style-name="ce6"/>
          <table:table-cell office:value-type="boolean" office:boolean-value="false" table:formula="of:=[.E170]=[.G170]" table:style-name="ce6">
            <text:p>FALSE</text:p>
          </table:table-cell>
          <table:table-cell office:value-type="float" office:value="0" table:formula="of:=([.C170]-[.C169])*[bitcoin_futures.B174]" table:style-name="ce1">
            <text:p>0</text:p>
          </table:table-cell>
          <table:table-cell office:value-type="float" office:value="61828.800000000003" table:formula="of:=[.C170]*[bitcoin_futures.B174]" table:style-name="ce5">
            <text:p>61828.8</text:p>
          </table:table-cell>
          <table:table-cell office:value-type="float" office:value="2129.5999999999985" table:formula="of:=[.K170]-[.K169]-[.J170]" table:style-name="ce1">
            <text:p>2129.6</text:p>
          </table:table-cell>
          <table:table-cell office:value-type="float" office:value="0" table:formula="of:=IF([.E170]=[.G170];[.E170]-([.E169] + [.N170]);0)*[.$M$5]/10000" table:style-name="ce11">
            <text:p>0.00</text:p>
          </table:table-cell>
          <table:table-cell office:value-type="float" office:value="-2071.7409409463367" table:formula="of:=-[Future_CF.Q170]+[.E169]*([bitcoin_futures.S174]/100/360)*[.$N$6]" table:style-name="ce11">
            <text:p>-2071.74</text:p>
          </table:table-cell>
          <table:table-cell table:style-name="ce1"/>
          <table:table-cell office:value-type="float" office:value="104064.50842909707" table:formula="of:=[.K170]+[.E170]" table:style-name="ce5">
            <text:p>104064.5084</text:p>
          </table:table-cell>
          <table:table-cell office:value-type="float" office:value="57.859059053661895" table:formula="of:=[.L170]+[.N170]-[.M170]" table:style-name="ce11">
            <text:p>57.86</text:p>
          </table:table-cell>
          <table:table-cell office:value-type="float" office:value="-2071.7409409463216" table:formula="of:=[.P170]-[.P169]-[.L170]" table:style-name="ce1">
            <text:p>-2071.740941</text:p>
          </table:table-cell>
          <table:table-cell office:value-type="float" office:value="5.5630153845074063E-4" table:formula="of:=[.Q170]/[.P169]" table:style-name="ce1">
            <text:p>0.000556302</text:p>
          </table:table-cell>
          <table:table-cell office:value-type="float" office:value="4.0919042733962953E-4" table:formula="of:=[.S170]-([bitcoin_futures.S174]/100/360)" table:style-name="ce1">
            <text:p>0.00040919</text:p>
          </table:table-cell>
          <table:table-cell office:value-type="float" office:value="1.0005563015384507" table:formula="of:=1+[.S170]" table:style-name="ce1">
            <text:p>1.000556302</text:p>
          </table:table-cell>
          <table:table-cell office:value-type="float" office:value="1.0004091904273396" table:formula="of:=1+[.T170]" table:style-name="ce1">
            <text:p>1.00040919</text:p>
          </table:table-cell>
          <table:table-cell table:number-columns-repeated="16362"/>
        </table:table-row>
        <table:table-row table:style-name="ro1">
          <table:table-cell office:value-type="string" office:string-value="22.08.2024" table:formula="of:=[bitcoin_futures.A175]" table:style-name="ce1">
            <text:p>22.08.2024</text:p>
          </table:table-cell>
          <table:table-cell office:value-type="float" office:value="1755" table:formula="of:=ROUND([bitcoin_futures.D175]/[bitcoin_futures.B175]; 0)" table:style-name="ce1">
            <text:p>1755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3643.825659021953" table:formula="of:=IF([.E170] + [.N171]  &gt; [.F171]; [.E170]+[.N171]; [.F171]*2)" table:style-name="ce1">
            <text:p>43643.82566</text:p>
          </table:table-cell>
          <table:table-cell office:value-type="float" office:value="15560" table:formula="of:=[Future_Returns.S171]*[.F$4]" table:style-name="ce1">
            <text:p>15560</text:p>
          </table:table-cell>
          <table:table-cell office:value-type="float" office:value="31120" table:formula="of:=[.F171]*2" table:style-name="ce6">
            <text:p>31120</text:p>
          </table:table-cell>
          <table:table-cell table:style-name="ce6"/>
          <table:table-cell office:value-type="boolean" office:boolean-value="false" table:formula="of:=[.E171]=[.G171]" table:style-name="ce6">
            <text:p>FALSE</text:p>
          </table:table-cell>
          <table:table-cell office:value-type="float" office:value="0" table:formula="of:=([.C171]-[.C170])*[bitcoin_futures.B175]" table:style-name="ce1">
            <text:p>0</text:p>
          </table:table-cell>
          <table:table-cell office:value-type="float" office:value="60456" table:formula="of:=[.C171]*[bitcoin_futures.B175]" table:style-name="ce5">
            <text:p>60456</text:p>
          </table:table-cell>
          <table:table-cell office:value-type="float" office:value="-1372.8000000000029" table:formula="of:=[.K171]-[.K170]-[.J171]" table:style-name="ce1">
            <text:p>-1372.8</text:p>
          </table:table-cell>
          <table:table-cell office:value-type="float" office:value="0" table:formula="of:=IF([.E171]=[.G171];[.E171]-([.E170] + [.N171]);0)*[.$M$5]/10000" table:style-name="ce11">
            <text:p>0.00</text:p>
          </table:table-cell>
          <table:table-cell office:value-type="float" office:value="1408.1172299248919" table:formula="of:=-[Future_CF.Q171]+[.E170]*([bitcoin_futures.S175]/100/360)*[.$N$6]" table:style-name="ce11">
            <text:p>1408.12</text:p>
          </table:table-cell>
          <table:table-cell table:style-name="ce1"/>
          <table:table-cell office:value-type="float" office:value="104099.82565902195" table:formula="of:=[.K171]+[.E171]" table:style-name="ce5">
            <text:p>104099.8257</text:p>
          </table:table-cell>
          <table:table-cell office:value-type="float" office:value="35.317229924889034" table:formula="of:=[.L171]+[.N171]-[.M171]" table:style-name="ce11">
            <text:p>35.32</text:p>
          </table:table-cell>
          <table:table-cell office:value-type="float" office:value="1408.1172299248865" table:formula="of:=[.P171]-[.P170]-[.L171]" table:style-name="ce1">
            <text:p>1408.11723</text:p>
          </table:table-cell>
          <table:table-cell office:value-type="float" office:value="3.3937824199642424E-4" table:formula="of:=[.Q171]/[.P170]" table:style-name="ce1">
            <text:p>0.000339378</text:p>
          </table:table-cell>
          <table:table-cell office:value-type="float" office:value="1.9176713088531314E-4" table:formula="of:=[.S171]-([bitcoin_futures.S175]/100/360)" table:style-name="ce1">
            <text:p>0.000191767</text:p>
          </table:table-cell>
          <table:table-cell office:value-type="float" office:value="1.0003393782419965" table:formula="of:=1+[.S171]" table:style-name="ce1">
            <text:p>1.000339378</text:p>
          </table:table-cell>
          <table:table-cell office:value-type="float" office:value="1.0001917671308853" table:formula="of:=1+[.T171]" table:style-name="ce1">
            <text:p>1.000191767</text:p>
          </table:table-cell>
          <table:table-cell table:number-columns-repeated="16362"/>
        </table:table-row>
        <table:table-row table:style-name="ro1">
          <table:table-cell office:value-type="string" office:string-value="23.08.2024" table:formula="of:=[bitcoin_futures.A176]" table:style-name="ce1">
            <text:p>23.08.2024</text:p>
          </table:table-cell>
          <table:table-cell office:value-type="float" office:value="1752" table:formula="of:=ROUND([bitcoin_futures.D176]/[bitcoin_futures.B176]; 0)" table:style-name="ce1">
            <text:p>1752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0152.039541850347" table:formula="of:=IF([.E171] + [.N172]  &gt; [.F172]; [.E171]+[.N172]; [.F172]*2)" table:style-name="ce1">
            <text:p>40152.03954</text:p>
          </table:table-cell>
          <table:table-cell office:value-type="float" office:value="15208.75" table:formula="of:=[Future_Returns.S172]*[.F$4]" table:style-name="ce1">
            <text:p>15208.75</text:p>
          </table:table-cell>
          <table:table-cell office:value-type="float" office:value="30417.5" table:formula="of:=[.F172]*2" table:style-name="ce6">
            <text:p>30417.5</text:p>
          </table:table-cell>
          <table:table-cell table:style-name="ce6"/>
          <table:table-cell office:value-type="boolean" office:boolean-value="false" table:formula="of:=[.E172]=[.G172]" table:style-name="ce6">
            <text:p>FALSE</text:p>
          </table:table-cell>
          <table:table-cell office:value-type="float" office:value="0" table:formula="of:=([.C172]-[.C171])*[bitcoin_futures.B176]" table:style-name="ce1">
            <text:p>0</text:p>
          </table:table-cell>
          <table:table-cell office:value-type="float" office:value="63852.800000000003" table:formula="of:=[.C172]*[bitcoin_futures.B176]" table:style-name="ce5">
            <text:p>63852.8</text:p>
          </table:table-cell>
          <table:table-cell office:value-type="float" office:value="3396.8000000000029" table:formula="of:=[.K172]-[.K171]-[.J172]" table:style-name="ce1">
            <text:p>3396.8</text:p>
          </table:table-cell>
          <table:table-cell office:value-type="float" office:value="0" table:formula="of:=IF([.E172]=[.G172];[.E172]-([.E171] + [.N172]);0)*[.$M$5]/10000" table:style-name="ce11">
            <text:p>0.00</text:p>
          </table:table-cell>
          <table:table-cell office:value-type="float" office:value="-3491.786117171609" table:formula="of:=-[Future_CF.Q172]+[.E171]*([bitcoin_futures.S176]/100/360)*[.$N$6]" table:style-name="ce11">
            <text:p>-3491.79</text:p>
          </table:table-cell>
          <table:table-cell table:style-name="ce1"/>
          <table:table-cell office:value-type="float" office:value="104004.83954185035" table:formula="of:=[.K172]+[.E172]" table:style-name="ce5">
            <text:p>104004.8395</text:p>
          </table:table-cell>
          <table:table-cell office:value-type="float" office:value="-94.986117171606111" table:formula="of:=[.L172]+[.N172]-[.M172]" table:style-name="ce11">
            <text:p>-94.99</text:p>
          </table:table-cell>
          <table:table-cell office:value-type="float" office:value="-3491.7861171716067" table:formula="of:=[.P172]-[.P171]-[.L172]" table:style-name="ce1">
            <text:p>-3491.786117</text:p>
          </table:table-cell>
          <table:table-cell office:value-type="float" office:value="-9.1245222141612698E-4" table:formula="of:=[.Q172]/[.P171]" table:style-name="ce1">
            <text:p>-0.000912452</text:p>
          </table:table-cell>
          <table:table-cell office:value-type="float" office:value="-1.0597299991939048E-3" table:formula="of:=[.S172]-([bitcoin_futures.S176]/100/360)" table:style-name="ce1">
            <text:p>-0.00105973</text:p>
          </table:table-cell>
          <table:table-cell office:value-type="float" office:value="0.99908754777858388" table:formula="of:=1+[.S172]" table:style-name="ce1">
            <text:p>0.999087548</text:p>
          </table:table-cell>
          <table:table-cell office:value-type="float" office:value="0.9989402700008061" table:formula="of:=1+[.T172]" table:style-name="ce1">
            <text:p>0.99894027</text:p>
          </table:table-cell>
          <table:table-cell table:number-columns-repeated="16362"/>
        </table:table-row>
        <table:table-row table:style-name="ro1">
          <table:table-cell office:value-type="string" office:string-value="26.08.2024" table:formula="of:=[bitcoin_futures.A177]" table:style-name="ce1">
            <text:p>26.08.2024</text:p>
          </table:table-cell>
          <table:table-cell office:value-type="float" office:value="1760" table:formula="of:=ROUND([bitcoin_futures.D177]/[bitcoin_futures.B177]; 0)" table:style-name="ce1">
            <text:p>1760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0625.01302344531" table:formula="of:=IF([.E172] + [.N173]  &gt; [.F173]; [.E172]+[.N173]; [.F173]*2)" table:style-name="ce1">
            <text:p>40625.01302</text:p>
          </table:table-cell>
          <table:table-cell office:value-type="float" office:value="16082.5" table:formula="of:=[Future_Returns.S173]*[.F$4]" table:style-name="ce1">
            <text:p>16082.5</text:p>
          </table:table-cell>
          <table:table-cell office:value-type="float" office:value="32165" table:formula="of:=[.F173]*2" table:style-name="ce6">
            <text:p>32165</text:p>
          </table:table-cell>
          <table:table-cell table:style-name="ce6"/>
          <table:table-cell office:value-type="boolean" office:boolean-value="false" table:formula="of:=[.E173]=[.G173]" table:style-name="ce6">
            <text:p>FALSE</text:p>
          </table:table-cell>
          <table:table-cell office:value-type="float" office:value="0" table:formula="of:=([.C173]-[.C172])*[bitcoin_futures.B177]" table:style-name="ce1">
            <text:p>0</text:p>
          </table:table-cell>
          <table:table-cell office:value-type="float" office:value="63518.400000000009" table:formula="of:=[.C173]*[bitcoin_futures.B177]" table:style-name="ce5">
            <text:p>63518.4</text:p>
          </table:table-cell>
          <table:table-cell office:value-type="float" office:value="-334.39999999999418" table:formula="of:=[.K173]-[.K172]-[.J173]" table:style-name="ce1">
            <text:p>-334.4</text:p>
          </table:table-cell>
          <table:table-cell office:value-type="float" office:value="0" table:formula="of:=IF([.E173]=[.G173];[.E173]-([.E172] + [.N173]);0)*[.$M$5]/10000" table:style-name="ce11">
            <text:p>0.00</text:p>
          </table:table-cell>
          <table:table-cell office:value-type="float" office:value="472.97348159496039" table:formula="of:=-[Future_CF.Q173]+[.E172]*([bitcoin_futures.S177]/100/360)*[.$N$6]" table:style-name="ce11">
            <text:p>472.97</text:p>
          </table:table-cell>
          <table:table-cell table:style-name="ce1"/>
          <table:table-cell office:value-type="float" office:value="104143.41302344532" table:formula="of:=[.K173]+[.E173]" table:style-name="ce5">
            <text:p>104143.413</text:p>
          </table:table-cell>
          <table:table-cell office:value-type="float" office:value="138.57348159496621" table:formula="of:=[.L173]+[.N173]-[.M173]" table:style-name="ce11">
            <text:p>138.57</text:p>
          </table:table-cell>
          <table:table-cell office:value-type="float" office:value="472.97348159496323" table:formula="of:=[.P173]-[.P172]-[.L173]" table:style-name="ce1">
            <text:p>472.9734816</text:p>
          </table:table-cell>
          <table:table-cell office:value-type="float" office:value="1.3323753222003274E-3" table:formula="of:=[.Q173]/[.P172]" table:style-name="ce1">
            <text:p>0.001332375</text:p>
          </table:table-cell>
          <table:table-cell office:value-type="float" office:value="1.1842642110892164E-3" table:formula="of:=[.S173]-([bitcoin_futures.S177]/100/360)" table:style-name="ce1">
            <text:p>0.001184264</text:p>
          </table:table-cell>
          <table:table-cell office:value-type="float" office:value="1.0013323753222003" table:formula="of:=1+[.S173]" table:style-name="ce1">
            <text:p>1.001332375</text:p>
          </table:table-cell>
          <table:table-cell office:value-type="float" office:value="1.0011842642110893" table:formula="of:=1+[.T173]" table:style-name="ce1">
            <text:p>1.001184264</text:p>
          </table:table-cell>
          <table:table-cell table:number-columns-repeated="16362"/>
        </table:table-row>
        <table:table-row table:style-name="ro1">
          <table:table-cell office:value-type="string" office:string-value="27.08.2024" table:formula="of:=[bitcoin_futures.A178]" table:style-name="ce1">
            <text:p>27.08.2024</text:p>
          </table:table-cell>
          <table:table-cell office:value-type="float" office:value="1754" table:formula="of:=ROUND([bitcoin_futures.D178]/[bitcoin_futures.B178]; 0)" table:style-name="ce1">
            <text:p>1754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1948.02040288163" table:formula="of:=IF([.E173] + [.N174]  &gt; [.F174]; [.E173]+[.N174]; [.F174]*2)" table:style-name="ce1">
            <text:p>41948.0204</text:p>
          </table:table-cell>
          <table:table-cell office:value-type="float" office:value="15965" table:formula="of:=[Future_Returns.S174]*[.F$4]" table:style-name="ce1">
            <text:p>15965</text:p>
          </table:table-cell>
          <table:table-cell office:value-type="float" office:value="31930" table:formula="of:=[.F174]*2" table:style-name="ce6">
            <text:p>31930</text:p>
          </table:table-cell>
          <table:table-cell table:style-name="ce6"/>
          <table:table-cell office:value-type="boolean" office:boolean-value="false" table:formula="of:=[.E174]=[.G174]" table:style-name="ce6">
            <text:p>FALSE</text:p>
          </table:table-cell>
          <table:table-cell office:value-type="float" office:value="0" table:formula="of:=([.C174]-[.C173])*[bitcoin_futures.B178]" table:style-name="ce1">
            <text:p>0</text:p>
          </table:table-cell>
          <table:table-cell office:value-type="float" office:value="62268.800000000003" table:formula="of:=[.C174]*[bitcoin_futures.B178]" table:style-name="ce5">
            <text:p>62268.8</text:p>
          </table:table-cell>
          <table:table-cell office:value-type="float" office:value="-1249.6000000000058" table:formula="of:=[.K174]-[.K173]-[.J174]" table:style-name="ce1">
            <text:p>-1249.6</text:p>
          </table:table-cell>
          <table:table-cell office:value-type="float" office:value="0" table:formula="of:=IF([.E174]=[.G174];[.E174]-([.E173] + [.N174]);0)*[.$M$5]/10000" table:style-name="ce11">
            <text:p>0.00</text:p>
          </table:table-cell>
          <table:table-cell office:value-type="float" office:value="1323.0073794363188" table:formula="of:=-[Future_CF.Q174]+[.E173]*([bitcoin_futures.S178]/100/360)*[.$N$6]" table:style-name="ce11">
            <text:p>1323.01</text:p>
          </table:table-cell>
          <table:table-cell table:style-name="ce1"/>
          <table:table-cell office:value-type="float" office:value="104216.82040288163" table:formula="of:=[.K174]+[.E174]" table:style-name="ce5">
            <text:p>104216.8204</text:p>
          </table:table-cell>
          <table:table-cell office:value-type="float" office:value="73.407379436313022" table:formula="of:=[.L174]+[.N174]-[.M174]" table:style-name="ce11">
            <text:p>73.41</text:p>
          </table:table-cell>
          <table:table-cell office:value-type="float" office:value="1323.0073794363125" table:formula="of:=[.P174]-[.P173]-[.L174]" table:style-name="ce1">
            <text:p>1323.007379</text:p>
          </table:table-cell>
          <table:table-cell office:value-type="float" office:value="7.0486819382217824E-4" table:formula="of:=[.Q174]/[.P173]" table:style-name="ce1">
            <text:p>0.000704868</text:p>
          </table:table-cell>
          <table:table-cell office:value-type="float" office:value="5.5681263826662267E-4" table:formula="of:=[.S174]-([bitcoin_futures.S178]/100/360)" table:style-name="ce1">
            <text:p>0.000556813</text:p>
          </table:table-cell>
          <table:table-cell office:value-type="float" office:value="1.0007048681938222" table:formula="of:=1+[.S174]" table:style-name="ce1">
            <text:p>1.000704868</text:p>
          </table:table-cell>
          <table:table-cell office:value-type="float" office:value="1.0005568126382667" table:formula="of:=1+[.T174]" table:style-name="ce1">
            <text:p>1.000556813</text:p>
          </table:table-cell>
          <table:table-cell table:number-columns-repeated="16362"/>
        </table:table-row>
        <table:table-row table:style-name="ro1">
          <table:table-cell office:value-type="string" office:string-value="28.08.2024" table:formula="of:=[bitcoin_futures.A179]" table:style-name="ce1">
            <text:p>28.08.2024</text:p>
          </table:table-cell>
          <table:table-cell office:value-type="float" office:value="1770" table:formula="of:=ROUND([bitcoin_futures.D179]/[bitcoin_futures.B179]; 0)" table:style-name="ce1">
            <text:p>1770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5151.116399831917" table:formula="of:=IF([.E174] + [.N175]  &gt; [.F175]; [.E174]+[.N175]; [.F175]*2)" table:style-name="ce1">
            <text:p>45151.1164</text:p>
          </table:table-cell>
          <table:table-cell office:value-type="float" office:value="15635" table:formula="of:=[Future_Returns.S175]*[.F$4]" table:style-name="ce1">
            <text:p>15635</text:p>
          </table:table-cell>
          <table:table-cell office:value-type="float" office:value="31270" table:formula="of:=[.F175]*2" table:style-name="ce6">
            <text:p>31270</text:p>
          </table:table-cell>
          <table:table-cell table:style-name="ce6"/>
          <table:table-cell office:value-type="boolean" office:boolean-value="false" table:formula="of:=[.E175]=[.G175]" table:style-name="ce6">
            <text:p>FALSE</text:p>
          </table:table-cell>
          <table:table-cell office:value-type="float" office:value="0" table:formula="of:=([.C175]-[.C174])*[bitcoin_futures.B179]" table:style-name="ce1">
            <text:p>0</text:p>
          </table:table-cell>
          <table:table-cell office:value-type="float" office:value="58995.200000000004" table:formula="of:=[.C175]*[bitcoin_futures.B179]" table:style-name="ce5">
            <text:p>58995.2</text:p>
          </table:table-cell>
          <table:table-cell office:value-type="float" office:value="-3273.5999999999985" table:formula="of:=[.K175]-[.K174]-[.J175]" table:style-name="ce1">
            <text:p>-3273.6</text:p>
          </table:table-cell>
          <table:table-cell office:value-type="float" office:value="0" table:formula="of:=IF([.E175]=[.G175];[.E175]-([.E174] + [.N175]);0)*[.$M$5]/10000" table:style-name="ce11">
            <text:p>0.00</text:p>
          </table:table-cell>
          <table:table-cell office:value-type="float" office:value="3203.0959969502906" table:formula="of:=-[Future_CF.Q175]+[.E174]*([bitcoin_futures.S179]/100/360)*[.$N$6]" table:style-name="ce11">
            <text:p>3203.10</text:p>
          </table:table-cell>
          <table:table-cell table:style-name="ce1"/>
          <table:table-cell office:value-type="float" office:value="104146.31639983192" table:formula="of:=[.K175]+[.E175]" table:style-name="ce5">
            <text:p>104146.3164</text:p>
          </table:table-cell>
          <table:table-cell office:value-type="float" office:value="-70.50400304970799" table:formula="of:=[.L175]+[.N175]-[.M175]" table:style-name="ce11">
            <text:p>-70.50</text:p>
          </table:table-cell>
          <table:table-cell office:value-type="float" office:value="3203.0959969502946" table:formula="of:=[.P175]-[.P174]-[.L175]" table:style-name="ce1">
            <text:p>3203.095997</text:p>
          </table:table-cell>
          <table:table-cell office:value-type="float" office:value="-6.7651270473569861E-4" table:formula="of:=[.Q175]/[.P174]" table:style-name="ce1">
            <text:p>-0.000676513</text:p>
          </table:table-cell>
          <table:table-cell office:value-type="float" office:value="-8.2412381584680977E-4" table:formula="of:=[.S175]-([bitcoin_futures.S179]/100/360)" table:style-name="ce1">
            <text:p>-0.000824124</text:p>
          </table:table-cell>
          <table:table-cell office:value-type="float" office:value="0.99932348729526432" table:formula="of:=1+[.S175]" table:style-name="ce1">
            <text:p>0.999323487</text:p>
          </table:table-cell>
          <table:table-cell office:value-type="float" office:value="0.99917587618415316" table:formula="of:=1+[.T175]" table:style-name="ce1">
            <text:p>0.999175876</text:p>
          </table:table-cell>
          <table:table-cell table:number-columns-repeated="16362"/>
        </table:table-row>
        <table:table-row table:style-name="ro1">
          <table:table-cell office:value-type="string" office:string-value="29.08.2024" table:formula="of:=[bitcoin_futures.A180]" table:style-name="ce1">
            <text:p>29.08.2024</text:p>
          </table:table-cell>
          <table:table-cell office:value-type="float" office:value="1762" table:formula="of:=ROUND([bitcoin_futures.D180]/[bitcoin_futures.B180]; 0)" table:style-name="ce1">
            <text:p>1762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4849.434379788465" table:formula="of:=IF([.E175] + [.N176]  &gt; [.F176]; [.E175]+[.N176]; [.F176]*2)" table:style-name="ce1">
            <text:p>44849.43438</text:p>
          </table:table-cell>
          <table:table-cell office:value-type="float" office:value="14835" table:formula="of:=[Future_Returns.S176]*[.F$4]" table:style-name="ce1">
            <text:p>14835</text:p>
          </table:table-cell>
          <table:table-cell office:value-type="float" office:value="29670" table:formula="of:=[.F176]*2" table:style-name="ce6">
            <text:p>29670</text:p>
          </table:table-cell>
          <table:table-cell table:style-name="ce6"/>
          <table:table-cell office:value-type="boolean" office:boolean-value="false" table:formula="of:=[.E176]=[.G176]" table:style-name="ce6">
            <text:p>FALSE</text:p>
          </table:table-cell>
          <table:table-cell office:value-type="float" office:value="0" table:formula="of:=([.C176]-[.C175])*[bitcoin_futures.B180]" table:style-name="ce1">
            <text:p>0</text:p>
          </table:table-cell>
          <table:table-cell office:value-type="float" office:value="59294.399999999994" table:formula="of:=[.C176]*[bitcoin_futures.B180]" table:style-name="ce5">
            <text:p>59294.4</text:p>
          </table:table-cell>
          <table:table-cell office:value-type="float" office:value="299.19999999998981" table:formula="of:=[.K176]-[.K175]-[.J176]" table:style-name="ce1">
            <text:p>299.2</text:p>
          </table:table-cell>
          <table:table-cell office:value-type="float" office:value="0" table:formula="of:=IF([.E176]=[.G176];[.E176]-([.E175] + [.N176]);0)*[.$M$5]/10000" table:style-name="ce11">
            <text:p>0.00</text:p>
          </table:table-cell>
          <table:table-cell office:value-type="float" office:value="-301.68202004345125" table:formula="of:=-[Future_CF.Q176]+[.E175]*([bitcoin_futures.S180]/100/360)*[.$N$6]" table:style-name="ce11">
            <text:p>-301.68</text:p>
          </table:table-cell>
          <table:table-cell table:style-name="ce1"/>
          <table:table-cell office:value-type="float" office:value="104143.83437978846" table:formula="of:=[.K176]+[.E176]" table:style-name="ce5">
            <text:p>104143.8344</text:p>
          </table:table-cell>
          <table:table-cell office:value-type="float" office:value="-2.4820200434614321" table:formula="of:=[.L176]+[.N176]-[.M176]" table:style-name="ce11">
            <text:p>-2.48</text:p>
          </table:table-cell>
          <table:table-cell office:value-type="float" office:value="-301.68202004345221" table:formula="of:=[.P176]-[.P175]-[.L176]" table:style-name="ce1">
            <text:p>-301.68202</text:p>
          </table:table-cell>
          <table:table-cell office:value-type="float" office:value="-2.383204830723555E-5" table:formula="of:=[.Q176]/[.P175]" table:style-name="ce1">
            <text:p>-2.3832E-05</text:p>
          </table:table-cell>
          <table:table-cell office:value-type="float" office:value="-1.7080427052945779E-4" table:formula="of:=[.S176]-([bitcoin_futures.S180]/100/360)" table:style-name="ce1">
            <text:p>-0.000170804</text:p>
          </table:table-cell>
          <table:table-cell office:value-type="float" office:value="0.99997616795169275" table:formula="of:=1+[.S176]" table:style-name="ce1">
            <text:p>0.999976168</text:p>
          </table:table-cell>
          <table:table-cell office:value-type="float" office:value="0.99982919572947049" table:formula="of:=1+[.T176]" table:style-name="ce1">
            <text:p>0.999829196</text:p>
          </table:table-cell>
          <table:table-cell table:number-columns-repeated="16362"/>
        </table:table-row>
        <table:table-row table:style-name="ro1">
          <table:table-cell office:value-type="string" office:string-value="30.08.2024" table:formula="of:=[bitcoin_futures.A181]" table:style-name="ce1">
            <text:p>30.08.2024</text:p>
          </table:table-cell>
          <table:table-cell office:value-type="float" office:value="1766" table:formula="of:=ROUND([bitcoin_futures.D181]/[bitcoin_futures.B181]; 0)" table:style-name="ce1">
            <text:p>1766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5517.714617586294" table:formula="of:=IF([.E176] + [.N177]  &gt; [.F177]; [.E176]+[.N177]; [.F177]*2)" table:style-name="ce1">
            <text:p>45517.71462</text:p>
          </table:table-cell>
          <table:table-cell office:value-type="float" office:value="14911.25" table:formula="of:=[Future_Returns.S177]*[.F$4]" table:style-name="ce1">
            <text:p>14911.25</text:p>
          </table:table-cell>
          <table:table-cell office:value-type="float" office:value="29822.5" table:formula="of:=[.F177]*2" table:style-name="ce6">
            <text:p>29822.5</text:p>
          </table:table-cell>
          <table:table-cell table:style-name="ce6"/>
          <table:table-cell office:value-type="boolean" office:boolean-value="false" table:formula="of:=[.E177]=[.G177]" table:style-name="ce6">
            <text:p>FALSE</text:p>
          </table:table-cell>
          <table:table-cell office:value-type="float" office:value="0" table:formula="of:=([.C177]-[.C176])*[bitcoin_futures.B181]" table:style-name="ce1">
            <text:p>0</text:p>
          </table:table-cell>
          <table:table-cell office:value-type="float" office:value="58731.199999999997" table:formula="of:=[.C177]*[bitcoin_futures.B181]" table:style-name="ce5">
            <text:p>58731.2</text:p>
          </table:table-cell>
          <table:table-cell office:value-type="float" office:value="-563.19999999999709" table:formula="of:=[.K177]-[.K176]-[.J177]" table:style-name="ce1">
            <text:p>-563.2</text:p>
          </table:table-cell>
          <table:table-cell office:value-type="float" office:value="0" table:formula="of:=IF([.E177]=[.G177];[.E177]-([.E176] + [.N177]);0)*[.$M$5]/10000" table:style-name="ce11">
            <text:p>0.00</text:p>
          </table:table-cell>
          <table:table-cell office:value-type="float" office:value="668.28023779783291" table:formula="of:=-[Future_CF.Q177]+[.E176]*([bitcoin_futures.S181]/100/360)*[.$N$6]" table:style-name="ce11">
            <text:p>668.28</text:p>
          </table:table-cell>
          <table:table-cell table:style-name="ce1"/>
          <table:table-cell office:value-type="float" office:value="104248.9146175863" table:formula="of:=[.K177]+[.E177]" table:style-name="ce5">
            <text:p>104248.9146</text:p>
          </table:table-cell>
          <table:table-cell office:value-type="float" office:value="105.08023779783582" table:formula="of:=[.L177]+[.N177]-[.M177]" table:style-name="ce11">
            <text:p>105.08</text:p>
          </table:table-cell>
          <table:table-cell office:value-type="float" office:value="668.28023779783689" table:formula="of:=[.P177]-[.P176]-[.L177]" table:style-name="ce1">
            <text:p>668.2802378</text:p>
          </table:table-cell>
          <table:table-cell office:value-type="float" office:value="1.0089914436473744E-3" table:formula="of:=[.Q177]/[.P176]" table:style-name="ce1">
            <text:p>0.001008991</text:p>
          </table:table-cell>
          <table:table-cell office:value-type="float" office:value="8.6271366586959664E-4" table:formula="of:=[.S177]-([bitcoin_futures.S181]/100/360)" table:style-name="ce1">
            <text:p>0.000862714</text:p>
          </table:table-cell>
          <table:table-cell office:value-type="float" office:value="1.0010089914436473" table:formula="of:=1+[.S177]" table:style-name="ce1">
            <text:p>1.001008991</text:p>
          </table:table-cell>
          <table:table-cell office:value-type="float" office:value="1.0008627136658697" table:formula="of:=1+[.T177]" table:style-name="ce1">
            <text:p>1.000862714</text:p>
          </table:table-cell>
          <table:table-cell table:number-columns-repeated="16362"/>
        </table:table-row>
        <table:table-row table:style-name="ro1">
          <table:table-cell office:value-type="string" office:string-value="02.09.2024" table:formula="of:=[bitcoin_futures.A182]" table:style-name="ce1">
            <text:p>02.09.2024</text:p>
          </table:table-cell>
          <table:table-cell office:value-type="float" office:value="1752" table:formula="of:=ROUND([bitcoin_futures.D182]/[bitcoin_futures.B182]; 0)" table:style-name="ce1">
            <text:p>1752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5521.043732658189" table:formula="of:=IF([.E177] + [.N178]  &gt; [.F178]; [.E177]+[.N178]; [.F178]*2)" table:style-name="ce1">
            <text:p>45521.04373</text:p>
          </table:table-cell>
          <table:table-cell office:value-type="float" office:value="14745" table:formula="of:=[Future_Returns.S178]*[.F$4]" table:style-name="ce1">
            <text:p>14745</text:p>
          </table:table-cell>
          <table:table-cell office:value-type="float" office:value="29490" table:formula="of:=[.F178]*2" table:style-name="ce6">
            <text:p>29490</text:p>
          </table:table-cell>
          <table:table-cell table:style-name="ce6"/>
          <table:table-cell office:value-type="boolean" office:boolean-value="false" table:formula="of:=[.E178]=[.G178]" table:style-name="ce6">
            <text:p>FALSE</text:p>
          </table:table-cell>
          <table:table-cell office:value-type="float" office:value="0" table:formula="of:=([.C178]-[.C177])*[bitcoin_futures.B182]" table:style-name="ce1">
            <text:p>0</text:p>
          </table:table-cell>
          <table:table-cell office:value-type="float" office:value="58731.199999999997" table:formula="of:=[.C178]*[bitcoin_futures.B182]" table:style-name="ce5">
            <text:p>58731.2</text:p>
          </table:table-cell>
          <table:table-cell office:value-type="float" office:value="0" table:formula="of:=[.K178]-[.K177]-[.J178]" table:style-name="ce1">
            <text:p>0</text:p>
          </table:table-cell>
          <table:table-cell office:value-type="float" office:value="0" table:formula="of:=IF([.E178]=[.G178];[.E178]-([.E177] + [.N178]);0)*[.$M$5]/10000" table:style-name="ce11">
            <text:p>0.00</text:p>
          </table:table-cell>
          <table:table-cell office:value-type="float" office:value="3.3291150718917977" table:formula="of:=-[Future_CF.Q178]+[.E177]*([bitcoin_futures.S182]/100/360)*[.$N$6]" table:style-name="ce11">
            <text:p>3.33</text:p>
          </table:table-cell>
          <table:table-cell table:style-name="ce1"/>
          <table:table-cell office:value-type="float" office:value="104252.24373265819" table:formula="of:=[.K178]+[.E178]" table:style-name="ce5">
            <text:p>104252.2437</text:p>
          </table:table-cell>
          <table:table-cell office:value-type="float" office:value="3.3291150718917977" table:formula="of:=[.L178]+[.N178]-[.M178]" table:style-name="ce11">
            <text:p>3.33</text:p>
          </table:table-cell>
          <table:table-cell office:value-type="float" office:value="3.3291150718869176" table:formula="of:=[.P178]-[.P177]-[.L178]" table:style-name="ce1">
            <text:p>3.329115072</text:p>
          </table:table-cell>
          <table:table-cell office:value-type="float" office:value="3.1934290002959814E-5" table:formula="of:=[.Q178]/[.P177]" table:style-name="ce1">
            <text:p>3.19343E-05</text:p>
          </table:table-cell>
          <table:table-cell office:value-type="float" office:value="-1.1434348777481797E-4" table:formula="of:=[.S178]-([bitcoin_futures.S182]/100/360)" table:style-name="ce1">
            <text:p>-0.000114343</text:p>
          </table:table-cell>
          <table:table-cell office:value-type="float" office:value="1.000031934290003" table:formula="of:=1+[.S178]" table:style-name="ce1">
            <text:p>1.000031934</text:p>
          </table:table-cell>
          <table:table-cell office:value-type="float" office:value="0.99988565651222516" table:formula="of:=1+[.T178]" table:style-name="ce1">
            <text:p>0.999885657</text:p>
          </table:table-cell>
          <table:table-cell table:number-columns-repeated="16362"/>
        </table:table-row>
        <table:table-row table:style-name="ro1">
          <table:table-cell office:value-type="string" office:string-value="03.09.2024" table:formula="of:=[bitcoin_futures.A183]" table:style-name="ce1">
            <text:p>03.09.2024</text:p>
          </table:table-cell>
          <table:table-cell office:value-type="float" office:value="1759" table:formula="of:=ROUND([bitcoin_futures.D183]/[bitcoin_futures.B183]; 0)" table:style-name="ce1">
            <text:p>1759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6264.35665306318" table:formula="of:=IF([.E178] + [.N179]  &gt; [.F179]; [.E178]+[.N179]; [.F179]*2)" table:style-name="ce1">
            <text:p>46264.35665</text:p>
          </table:table-cell>
          <table:table-cell office:value-type="float" office:value="14745" table:formula="of:=[Future_Returns.S179]*[.F$4]" table:style-name="ce1">
            <text:p>14745</text:p>
          </table:table-cell>
          <table:table-cell office:value-type="float" office:value="29490" table:formula="of:=[.F179]*2" table:style-name="ce6">
            <text:p>29490</text:p>
          </table:table-cell>
          <table:table-cell table:style-name="ce6"/>
          <table:table-cell office:value-type="boolean" office:boolean-value="false" table:formula="of:=[.E179]=[.G179]" table:style-name="ce6">
            <text:p>FALSE</text:p>
          </table:table-cell>
          <table:table-cell office:value-type="float" office:value="0" table:formula="of:=([.C179]-[.C178])*[bitcoin_futures.B183]" table:style-name="ce1">
            <text:p>0</text:p>
          </table:table-cell>
          <table:table-cell office:value-type="float" office:value="58044.799999999996" table:formula="of:=[.C179]*[bitcoin_futures.B183]" table:style-name="ce5">
            <text:p>58044.8</text:p>
          </table:table-cell>
          <table:table-cell office:value-type="float" office:value="-686.40000000000146" table:formula="of:=[.K179]-[.K178]-[.J179]" table:style-name="ce1">
            <text:p>-686.4</text:p>
          </table:table-cell>
          <table:table-cell office:value-type="float" office:value="0" table:formula="of:=IF([.E179]=[.G179];[.E179]-([.E178] + [.N179]);0)*[.$M$5]/10000" table:style-name="ce11">
            <text:p>0.00</text:p>
          </table:table-cell>
          <table:table-cell office:value-type="float" office:value="743.31292040498795" table:formula="of:=-[Future_CF.Q179]+[.E178]*([bitcoin_futures.S183]/100/360)*[.$N$6]" table:style-name="ce11">
            <text:p>743.31</text:p>
          </table:table-cell>
          <table:table-cell table:style-name="ce1"/>
          <table:table-cell office:value-type="float" office:value="104309.15665306317" table:formula="of:=[.K179]+[.E179]" table:style-name="ce5">
            <text:p>104309.1567</text:p>
          </table:table-cell>
          <table:table-cell office:value-type="float" office:value="56.912920404986494" table:formula="of:=[.L179]+[.N179]-[.M179]" table:style-name="ce11">
            <text:p>56.91</text:p>
          </table:table-cell>
          <table:table-cell office:value-type="float" office:value="743.31292040498374" table:formula="of:=[.P179]-[.P178]-[.L179]" table:style-name="ce1">
            <text:p>743.3129204</text:p>
          </table:table-cell>
          <table:table-cell office:value-type="float" office:value="5.4591554452230833E-4" table:formula="of:=[.Q179]/[.P178]" table:style-name="ce1">
            <text:p>0.000545916</text:p>
          </table:table-cell>
          <table:table-cell office:value-type="float" office:value="4.0035998896675276E-4" table:formula="of:=[.S179]-([bitcoin_futures.S183]/100/360)" table:style-name="ce1">
            <text:p>0.00040036</text:p>
          </table:table-cell>
          <table:table-cell office:value-type="float" office:value="1.0005459155445222" table:formula="of:=1+[.S179]" table:style-name="ce1">
            <text:p>1.000545916</text:p>
          </table:table-cell>
          <table:table-cell office:value-type="float" office:value="1.0004003599889668" table:formula="of:=1+[.T179]" table:style-name="ce1">
            <text:p>1.00040036</text:p>
          </table:table-cell>
          <table:table-cell table:number-columns-repeated="16362"/>
        </table:table-row>
        <table:table-row table:style-name="ro1">
          <table:table-cell office:value-type="string" office:string-value="04.09.2024" table:formula="of:=[bitcoin_futures.A184]" table:style-name="ce1">
            <text:p>04.09.2024</text:p>
          </table:table-cell>
          <table:table-cell office:value-type="float" office:value="1751" table:formula="of:=ROUND([bitcoin_futures.D184]/[bitcoin_futures.B184]; 0)" table:style-name="ce1">
            <text:p>1751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6152.689614423725" table:formula="of:=IF([.E179] + [.N180]  &gt; [.F180]; [.E179]+[.N180]; [.F180]*2)" table:style-name="ce1">
            <text:p>46152.68961</text:p>
          </table:table-cell>
          <table:table-cell office:value-type="float" office:value="14560" table:formula="of:=[Future_Returns.S180]*[.F$4]" table:style-name="ce1">
            <text:p>14560</text:p>
          </table:table-cell>
          <table:table-cell office:value-type="float" office:value="29120" table:formula="of:=[.F180]*2" table:style-name="ce6">
            <text:p>29120</text:p>
          </table:table-cell>
          <table:table-cell table:style-name="ce6"/>
          <table:table-cell office:value-type="boolean" office:boolean-value="false" table:formula="of:=[.E180]=[.G180]" table:style-name="ce6">
            <text:p>FALSE</text:p>
          </table:table-cell>
          <table:table-cell office:value-type="float" office:value="0" table:formula="of:=([.C180]-[.C179])*[bitcoin_futures.B184]" table:style-name="ce1">
            <text:p>0</text:p>
          </table:table-cell>
          <table:table-cell office:value-type="float" office:value="58150.400000000001" table:formula="of:=[.C180]*[bitcoin_futures.B184]" table:style-name="ce5">
            <text:p>58150.4</text:p>
          </table:table-cell>
          <table:table-cell office:value-type="float" office:value="105.60000000000582" table:formula="of:=[.K180]-[.K179]-[.J180]" table:style-name="ce1">
            <text:p>105.6</text:p>
          </table:table-cell>
          <table:table-cell office:value-type="float" office:value="0" table:formula="of:=IF([.E180]=[.G180];[.E180]-([.E179] + [.N180]);0)*[.$M$5]/10000" table:style-name="ce11">
            <text:p>0.00</text:p>
          </table:table-cell>
          <table:table-cell office:value-type="float" office:value="-111.66703863945224" table:formula="of:=-[Future_CF.Q180]+[.E179]*([bitcoin_futures.S184]/100/360)*[.$N$6]" table:style-name="ce11">
            <text:p>-111.67</text:p>
          </table:table-cell>
          <table:table-cell table:style-name="ce1"/>
          <table:table-cell office:value-type="float" office:value="104303.08961442372" table:formula="of:=[.K180]+[.E180]" table:style-name="ce5">
            <text:p>104303.0896</text:p>
          </table:table-cell>
          <table:table-cell office:value-type="float" office:value="-6.0670386394464231" table:formula="of:=[.L180]+[.N180]-[.M180]" table:style-name="ce11">
            <text:p>-6.07</text:p>
          </table:table-cell>
          <table:table-cell office:value-type="float" office:value="-111.6670386394544" table:formula="of:=[.P180]-[.P179]-[.L180]" table:style-name="ce1">
            <text:p>-111.6670386</text:p>
          </table:table-cell>
          <table:table-cell office:value-type="float" office:value="-5.8164008166854035E-5" table:formula="of:=[.Q180]/[.P179]" table:style-name="ce1">
            <text:p>-5.8164E-05</text:p>
          </table:table-cell>
          <table:table-cell office:value-type="float" office:value="-2.0224734150018736E-4" table:formula="of:=[.S180]-([bitcoin_futures.S184]/100/360)" table:style-name="ce1">
            <text:p>-0.000202247</text:p>
          </table:table-cell>
          <table:table-cell office:value-type="float" office:value="0.99994183599183317" table:formula="of:=1+[.S180]" table:style-name="ce1">
            <text:p>0.999941836</text:p>
          </table:table-cell>
          <table:table-cell office:value-type="float" office:value="0.99979775265849979" table:formula="of:=1+[.T180]" table:style-name="ce1">
            <text:p>0.999797753</text:p>
          </table:table-cell>
          <table:table-cell table:number-columns-repeated="16362"/>
        </table:table-row>
        <table:table-row table:style-name="ro1">
          <table:table-cell office:value-type="string" office:string-value="05.09.2024" table:formula="of:=[bitcoin_futures.A185]" table:style-name="ce1">
            <text:p>05.09.2024</text:p>
          </table:table-cell>
          <table:table-cell office:value-type="float" office:value="1764" table:formula="of:=ROUND([bitcoin_futures.D185]/[bitcoin_futures.B185]; 0)" table:style-name="ce1">
            <text:p>1764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8295.988890721579" table:formula="of:=IF([.E180] + [.N181]  &gt; [.F181]; [.E180]+[.N181]; [.F181]*2)" table:style-name="ce1">
            <text:p>48295.98889</text:p>
          </table:table-cell>
          <table:table-cell office:value-type="float" office:value="14588.75" table:formula="of:=[Future_Returns.S181]*[.F$4]" table:style-name="ce1">
            <text:p>14588.75</text:p>
          </table:table-cell>
          <table:table-cell office:value-type="float" office:value="29177.5" table:formula="of:=[.F181]*2" table:style-name="ce6">
            <text:p>29177.5</text:p>
          </table:table-cell>
          <table:table-cell table:style-name="ce6"/>
          <table:table-cell office:value-type="boolean" office:boolean-value="false" table:formula="of:=[.E181]=[.G181]" table:style-name="ce6">
            <text:p>FALSE</text:p>
          </table:table-cell>
          <table:table-cell office:value-type="float" office:value="0" table:formula="of:=([.C181]-[.C180])*[bitcoin_futures.B185]" table:style-name="ce1">
            <text:p>0</text:p>
          </table:table-cell>
          <table:table-cell office:value-type="float" office:value="56056" table:formula="of:=[.C181]*[bitcoin_futures.B185]" table:style-name="ce5">
            <text:p>56056</text:p>
          </table:table-cell>
          <table:table-cell office:value-type="float" office:value="-2094.4000000000015" table:formula="of:=[.K181]-[.K180]-[.J181]" table:style-name="ce1">
            <text:p>-2094.4</text:p>
          </table:table-cell>
          <table:table-cell office:value-type="float" office:value="0" table:formula="of:=IF([.E181]=[.G181];[.E181]-([.E180] + [.N181]);0)*[.$M$5]/10000" table:style-name="ce11">
            <text:p>0.00</text:p>
          </table:table-cell>
          <table:table-cell office:value-type="float" office:value="2143.2992762978533" table:formula="of:=-[Future_CF.Q181]+[.E180]*([bitcoin_futures.S185]/100/360)*[.$N$6]" table:style-name="ce11">
            <text:p>2143.30</text:p>
          </table:table-cell>
          <table:table-cell table:style-name="ce1"/>
          <table:table-cell office:value-type="float" office:value="104351.98889072158" table:formula="of:=[.K181]+[.E181]" table:style-name="ce5">
            <text:p>104351.9889</text:p>
          </table:table-cell>
          <table:table-cell office:value-type="float" office:value="48.899276297851884" table:formula="of:=[.L181]+[.N181]-[.M181]" table:style-name="ce11">
            <text:p>48.90</text:p>
          </table:table-cell>
          <table:table-cell office:value-type="float" office:value="2143.2992762978611" table:formula="of:=[.P181]-[.P180]-[.L181]" table:style-name="ce1">
            <text:p>2143.299276</text:p>
          </table:table-cell>
          <table:table-cell office:value-type="float" office:value="4.6881905875096697E-4" table:formula="of:=[.Q181]/[.P180]" table:style-name="ce1">
            <text:p>0.000468819</text:p>
          </table:table-cell>
          <table:table-cell office:value-type="float" office:value="3.2584683652874474E-4" table:formula="of:=[.S181]-([bitcoin_futures.S185]/100/360)" table:style-name="ce1">
            <text:p>0.000325847</text:p>
          </table:table-cell>
          <table:table-cell office:value-type="float" office:value="1.000468819058751" table:formula="of:=1+[.S181]" table:style-name="ce1">
            <text:p>1.000468819</text:p>
          </table:table-cell>
          <table:table-cell office:value-type="float" office:value="1.0003258468365288" table:formula="of:=1+[.T181]" table:style-name="ce1">
            <text:p>1.000325847</text:p>
          </table:table-cell>
          <table:table-cell table:number-columns-repeated="16362"/>
        </table:table-row>
        <table:table-row table:style-name="ro1">
          <table:table-cell office:value-type="string" office:string-value="06.09.2024" table:formula="of:=[bitcoin_futures.A186]" table:style-name="ce1">
            <text:p>06.09.2024</text:p>
          </table:table-cell>
          <table:table-cell office:value-type="float" office:value="1762" table:formula="of:=ROUND([bitcoin_futures.D186]/[bitcoin_futures.B186]; 0)" table:style-name="ce1">
            <text:p>1762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50819.428638374797" table:formula="of:=IF([.E181] + [.N182]  &gt; [.F182]; [.E181]+[.N182]; [.F182]*2)" table:style-name="ce1">
            <text:p>50819.42864</text:p>
          </table:table-cell>
          <table:table-cell office:value-type="float" office:value="14053.75" table:formula="of:=[Future_Returns.S182]*[.F$4]" table:style-name="ce1">
            <text:p>14053.75</text:p>
          </table:table-cell>
          <table:table-cell office:value-type="float" office:value="28107.5" table:formula="of:=[.F182]*2" table:style-name="ce6">
            <text:p>28107.5</text:p>
          </table:table-cell>
          <table:table-cell table:style-name="ce6"/>
          <table:table-cell office:value-type="boolean" office:boolean-value="false" table:formula="of:=[.E182]=[.G182]" table:style-name="ce6">
            <text:p>FALSE</text:p>
          </table:table-cell>
          <table:table-cell office:value-type="float" office:value="0" table:formula="of:=([.C182]-[.C181])*[bitcoin_futures.B186]" table:style-name="ce1">
            <text:p>0</text:p>
          </table:table-cell>
          <table:table-cell office:value-type="float" office:value="53521.599999999999" table:formula="of:=[.C182]*[bitcoin_futures.B186]" table:style-name="ce5">
            <text:p>53521.6</text:p>
          </table:table-cell>
          <table:table-cell office:value-type="float" office:value="-2534.4000000000015" table:formula="of:=[.K182]-[.K181]-[.J182]" table:style-name="ce1">
            <text:p>-2534.4</text:p>
          </table:table-cell>
          <table:table-cell office:value-type="float" office:value="0" table:formula="of:=IF([.E182]=[.G182];[.E182]-([.E181] + [.N182]);0)*[.$M$5]/10000" table:style-name="ce11">
            <text:p>0.00</text:p>
          </table:table-cell>
          <table:table-cell office:value-type="float" office:value="2523.4397476532167" table:formula="of:=-[Future_CF.Q182]+[.E181]*([bitcoin_futures.S186]/100/360)*[.$N$6]" table:style-name="ce11">
            <text:p>2523.44</text:p>
          </table:table-cell>
          <table:table-cell table:style-name="ce1"/>
          <table:table-cell office:value-type="float" office:value="104341.02863837479" table:formula="of:=[.K182]+[.E182]" table:style-name="ce5">
            <text:p>104341.0286</text:p>
          </table:table-cell>
          <table:table-cell office:value-type="float" office:value="-10.960252346784728" table:formula="of:=[.L182]+[.N182]-[.M182]" table:style-name="ce11">
            <text:p>-10.96</text:p>
          </table:table-cell>
          <table:table-cell office:value-type="float" office:value="2523.4397476532104" table:formula="of:=[.P182]-[.P181]-[.L182]" table:style-name="ce1">
            <text:p>2523.439748</text:p>
          </table:table-cell>
          <table:table-cell office:value-type="float" office:value="-1.0503156157629551E-4" table:formula="of:=[.Q182]/[.P181]" table:style-name="ce1">
            <text:p>-0.000105032</text:p>
          </table:table-cell>
          <table:table-cell office:value-type="float" office:value="-2.4747600602073995E-4" table:formula="of:=[.S182]-([bitcoin_futures.S186]/100/360)" table:style-name="ce1">
            <text:p>-0.000247476</text:p>
          </table:table-cell>
          <table:table-cell office:value-type="float" office:value="0.99989496843842374" table:formula="of:=1+[.S182]" table:style-name="ce1">
            <text:p>0.999894968</text:p>
          </table:table-cell>
          <table:table-cell office:value-type="float" office:value="0.99975252399397929" table:formula="of:=1+[.T182]" table:style-name="ce1">
            <text:p>0.999752524</text:p>
          </table:table-cell>
          <table:table-cell table:number-columns-repeated="16362"/>
        </table:table-row>
        <table:table-row table:style-name="ro1">
          <table:table-cell office:value-type="string" office:string-value="09.09.2024" table:formula="of:=[bitcoin_futures.A187]" table:style-name="ce1">
            <text:p>09.09.2024</text:p>
          </table:table-cell>
          <table:table-cell office:value-type="float" office:value="1748" table:formula="of:=ROUND([bitcoin_futures.D187]/[bitcoin_futures.B187]; 0)" table:style-name="ce1">
            <text:p>1748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7108.023407125562" table:formula="of:=IF([.E182] + [.N183]  &gt; [.F183]; [.E182]+[.N183]; [.F183]*2)" table:style-name="ce1">
            <text:p>47108.02341</text:p>
          </table:table-cell>
          <table:table-cell office:value-type="float" office:value="13423.75" table:formula="of:=[Future_Returns.S183]*[.F$4]" table:style-name="ce1">
            <text:p>13423.75</text:p>
          </table:table-cell>
          <table:table-cell office:value-type="float" office:value="26847.5" table:formula="of:=[.F183]*2" table:style-name="ce6">
            <text:p>26847.5</text:p>
          </table:table-cell>
          <table:table-cell table:style-name="ce6"/>
          <table:table-cell office:value-type="boolean" office:boolean-value="false" table:formula="of:=[.E183]=[.G183]" table:style-name="ce6">
            <text:p>FALSE</text:p>
          </table:table-cell>
          <table:table-cell office:value-type="float" office:value="0" table:formula="of:=([.C183]-[.C182])*[bitcoin_futures.B187]" table:style-name="ce1">
            <text:p>0</text:p>
          </table:table-cell>
          <table:table-cell office:value-type="float" office:value="57217.599999999999" table:formula="of:=[.C183]*[bitcoin_futures.B187]" table:style-name="ce5">
            <text:p>57217.6</text:p>
          </table:table-cell>
          <table:table-cell office:value-type="float" office:value="3696" table:formula="of:=[.K183]-[.K182]-[.J183]" table:style-name="ce1">
            <text:p>3696</text:p>
          </table:table-cell>
          <table:table-cell office:value-type="float" office:value="0" table:formula="of:=IF([.E183]=[.G183];[.E183]-([.E182] + [.N183]);0)*[.$M$5]/10000" table:style-name="ce11">
            <text:p>0.00</text:p>
          </table:table-cell>
          <table:table-cell office:value-type="float" office:value="-3711.4052312492327" table:formula="of:=-[Future_CF.Q183]+[.E182]*([bitcoin_futures.S187]/100/360)*[.$N$6]" table:style-name="ce11">
            <text:p>-3711.41</text:p>
          </table:table-cell>
          <table:table-cell table:style-name="ce1"/>
          <table:table-cell office:value-type="float" office:value="104325.62340712556" table:formula="of:=[.K183]+[.E183]" table:style-name="ce5">
            <text:p>104325.6234</text:p>
          </table:table-cell>
          <table:table-cell office:value-type="float" office:value="-15.405231249232656" table:formula="of:=[.L183]+[.N183]-[.M183]" table:style-name="ce11">
            <text:p>-15.41</text:p>
          </table:table-cell>
          <table:table-cell office:value-type="float" office:value="-3711.4052312492277" table:formula="of:=[.P183]-[.P182]-[.L183]" table:style-name="ce1">
            <text:p>-3711.405231</text:p>
          </table:table-cell>
          <table:table-cell office:value-type="float" office:value="-1.4764308393608154E-4" table:formula="of:=[.Q183]/[.P182]" table:style-name="ce1">
            <text:p>-0.000147643</text:p>
          </table:table-cell>
          <table:table-cell office:value-type="float" office:value="-2.8911530615830373E-4" table:formula="of:=[.S183]-([bitcoin_futures.S187]/100/360)" table:style-name="ce1">
            <text:p>-0.000289115</text:p>
          </table:table-cell>
          <table:table-cell office:value-type="float" office:value="0.99985235691606389" table:formula="of:=1+[.S183]" table:style-name="ce1">
            <text:p>0.999852357</text:p>
          </table:table-cell>
          <table:table-cell office:value-type="float" office:value="0.99971088469384173" table:formula="of:=1+[.T183]" table:style-name="ce1">
            <text:p>0.999710885</text:p>
          </table:table-cell>
          <table:table-cell table:number-columns-repeated="16362"/>
        </table:table-row>
        <table:table-row table:style-name="ro1">
          <table:table-cell office:value-type="string" office:string-value="10.09.2024" table:formula="of:=[bitcoin_futures.A188]" table:style-name="ce1">
            <text:p>10.09.2024</text:p>
          </table:table-cell>
          <table:table-cell office:value-type="float" office:value="1748" table:formula="of:=ROUND([bitcoin_futures.D188]/[bitcoin_futures.B188]; 0)" table:style-name="ce1">
            <text:p>1748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6326.324894432677" table:formula="of:=IF([.E183] + [.N184]  &gt; [.F184]; [.E183]+[.N184]; [.F184]*2)" table:style-name="ce1">
            <text:p>46326.32489</text:p>
          </table:table-cell>
          <table:table-cell office:value-type="float" office:value="14352.5" table:formula="of:=[Future_Returns.S184]*[.F$4]" table:style-name="ce1">
            <text:p>14352.5</text:p>
          </table:table-cell>
          <table:table-cell office:value-type="float" office:value="28705" table:formula="of:=[.F184]*2" table:style-name="ce6">
            <text:p>28705</text:p>
          </table:table-cell>
          <table:table-cell table:style-name="ce6"/>
          <table:table-cell office:value-type="boolean" office:boolean-value="false" table:formula="of:=[.E184]=[.G184]" table:style-name="ce6">
            <text:p>FALSE</text:p>
          </table:table-cell>
          <table:table-cell office:value-type="float" office:value="0" table:formula="of:=([.C184]-[.C183])*[bitcoin_futures.B188]" table:style-name="ce1">
            <text:p>0</text:p>
          </table:table-cell>
          <table:table-cell office:value-type="float" office:value="58080" table:formula="of:=[.C184]*[bitcoin_futures.B188]" table:style-name="ce5">
            <text:p>58080</text:p>
          </table:table-cell>
          <table:table-cell office:value-type="float" office:value="862.40000000000146" table:formula="of:=[.K184]-[.K183]-[.J184]" table:style-name="ce1">
            <text:p>862.4</text:p>
          </table:table-cell>
          <table:table-cell office:value-type="float" office:value="0" table:formula="of:=IF([.E184]=[.G184];[.E184]-([.E183] + [.N184]);0)*[.$M$5]/10000" table:style-name="ce11">
            <text:p>0.00</text:p>
          </table:table-cell>
          <table:table-cell office:value-type="float" office:value="-781.69851269288392" table:formula="of:=-[Future_CF.Q184]+[.E183]*([bitcoin_futures.S188]/100/360)*[.$N$6]" table:style-name="ce11">
            <text:p>-781.70</text:p>
          </table:table-cell>
          <table:table-cell table:style-name="ce1"/>
          <table:table-cell office:value-type="float" office:value="104406.32489443268" table:formula="of:=[.K184]+[.E184]" table:style-name="ce5">
            <text:p>104406.3249</text:p>
          </table:table-cell>
          <table:table-cell office:value-type="float" office:value="80.701487307117532" table:formula="of:=[.L184]+[.N184]-[.M184]" table:style-name="ce11">
            <text:p>80.70</text:p>
          </table:table-cell>
          <table:table-cell office:value-type="float" office:value="-781.69851269288483" table:formula="of:=[.P184]-[.P183]-[.L184]" table:style-name="ce1">
            <text:p>-781.6985127</text:p>
          </table:table-cell>
          <table:table-cell office:value-type="float" office:value="7.735538468069727E-4" table:formula="of:=[.Q184]/[.P183]" table:style-name="ce1">
            <text:p>0.000773554</text:p>
          </table:table-cell>
          <table:table-cell office:value-type="float" office:value="6.33387180140306E-4" table:formula="of:=[.S184]-([bitcoin_futures.S188]/100/360)" table:style-name="ce1">
            <text:p>0.000633387</text:p>
          </table:table-cell>
          <table:table-cell office:value-type="float" office:value="1.000773553846807" table:formula="of:=1+[.S184]" table:style-name="ce1">
            <text:p>1.000773554</text:p>
          </table:table-cell>
          <table:table-cell office:value-type="float" office:value="1.0006333871801403" table:formula="of:=1+[.T184]" table:style-name="ce1">
            <text:p>1.000633387</text:p>
          </table:table-cell>
          <table:table-cell table:number-columns-repeated="16362"/>
        </table:table-row>
        <table:table-row table:style-name="ro1">
          <table:table-cell office:value-type="string" office:string-value="11.09.2024" table:formula="of:=[bitcoin_futures.A189]" table:style-name="ce1">
            <text:p>11.09.2024</text:p>
          </table:table-cell>
          <table:table-cell office:value-type="float" office:value="1754" table:formula="of:=ROUND([bitcoin_futures.D189]/[bitcoin_futures.B189]; 0)" table:style-name="ce1">
            <text:p>1754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6664.60183849778" table:formula="of:=IF([.E184] + [.N185]  &gt; [.F185]; [.E184]+[.N185]; [.F185]*2)" table:style-name="ce1">
            <text:p>46664.60184</text:p>
          </table:table-cell>
          <table:table-cell office:value-type="float" office:value="14548.75" table:formula="of:=[Future_Returns.S185]*[.F$4]" table:style-name="ce1">
            <text:p>14548.75</text:p>
          </table:table-cell>
          <table:table-cell office:value-type="float" office:value="29097.5" table:formula="of:=[.F185]*2" table:style-name="ce6">
            <text:p>29097.5</text:p>
          </table:table-cell>
          <table:table-cell table:style-name="ce6"/>
          <table:table-cell office:value-type="boolean" office:boolean-value="false" table:formula="of:=[.E185]=[.G185]" table:style-name="ce6">
            <text:p>FALSE</text:p>
          </table:table-cell>
          <table:table-cell office:value-type="float" office:value="0" table:formula="of:=([.C185]-[.C184])*[bitcoin_futures.B189]" table:style-name="ce1">
            <text:p>0</text:p>
          </table:table-cell>
          <table:table-cell office:value-type="float" office:value="57727.999999999993" table:formula="of:=[.C185]*[bitcoin_futures.B189]" table:style-name="ce5">
            <text:p>57728</text:p>
          </table:table-cell>
          <table:table-cell office:value-type="float" office:value="-352.00000000000728" table:formula="of:=[.K185]-[.K184]-[.J185]" table:style-name="ce1">
            <text:p>-352</text:p>
          </table:table-cell>
          <table:table-cell office:value-type="float" office:value="0" table:formula="of:=IF([.E185]=[.G185];[.E185]-([.E184] + [.N185]);0)*[.$M$5]/10000" table:style-name="ce11">
            <text:p>0.00</text:p>
          </table:table-cell>
          <table:table-cell office:value-type="float" office:value="338.27694406510204" table:formula="of:=-[Future_CF.Q185]+[.E184]*([bitcoin_futures.S189]/100/360)*[.$N$6]" table:style-name="ce11">
            <text:p>338.28</text:p>
          </table:table-cell>
          <table:table-cell table:style-name="ce1"/>
          <table:table-cell office:value-type="float" office:value="104392.60183849777" table:formula="of:=[.K185]+[.E185]" table:style-name="ce5">
            <text:p>104392.6018</text:p>
          </table:table-cell>
          <table:table-cell office:value-type="float" office:value="-13.723055934905233" table:formula="of:=[.L185]+[.N185]-[.M185]" table:style-name="ce11">
            <text:p>-13.72</text:p>
          </table:table-cell>
          <table:table-cell office:value-type="float" office:value="338.27694406509545" table:formula="of:=[.P185]-[.P184]-[.L185]" table:style-name="ce1">
            <text:p>338.2769441</text:p>
          </table:table-cell>
          <table:table-cell office:value-type="float" office:value="-1.3143893292653379E-4" table:formula="of:=[.Q185]/[.P184]" table:style-name="ce1">
            <text:p>-0.000131439</text:p>
          </table:table-cell>
          <table:table-cell office:value-type="float" office:value="-2.7291115514875601E-4" table:formula="of:=[.S185]-([bitcoin_futures.S189]/100/360)" table:style-name="ce1">
            <text:p>-0.000272911</text:p>
          </table:table-cell>
          <table:table-cell office:value-type="float" office:value="0.99986856106707345" table:formula="of:=1+[.S185]" table:style-name="ce1">
            <text:p>0.999868561</text:p>
          </table:table-cell>
          <table:table-cell office:value-type="float" office:value="0.99972708884485129" table:formula="of:=1+[.T185]" table:style-name="ce1">
            <text:p>0.999727089</text:p>
          </table:table-cell>
          <table:table-cell table:number-columns-repeated="16362"/>
        </table:table-row>
        <table:table-row table:style-name="ro1">
          <table:table-cell office:value-type="string" office:string-value="12.09.2024" table:formula="of:=[bitcoin_futures.A190]" table:style-name="ce1">
            <text:p>12.09.2024</text:p>
          </table:table-cell>
          <table:table-cell office:value-type="float" office:value="1753" table:formula="of:=ROUND([bitcoin_futures.D190]/[bitcoin_futures.B190]; 0)" table:style-name="ce1">
            <text:p>1753</text:p>
          </table:table-cell>
          <table:table-cell office:value-type="float" office:value="1760" table:formula="of:=[.C$166]" table:style-name="ce1">
            <text:p>1760</text:p>
          </table:table-cell>
          <table:table-cell office:value-type="float" office:value="57200" table:formula="of:=[.D$166]" table:style-name="ce1">
            <text:p>57200</text:p>
          </table:table-cell>
          <table:table-cell office:value-type="float" office:value="45947.887156091107" table:formula="of:=IF([.E185] + [.N186]  &gt; [.F186]; [.E185]+[.N186]; [.F186]*2)" table:style-name="ce1">
            <text:p>45947.88716</text:p>
          </table:table-cell>
          <table:table-cell office:value-type="float" office:value="14465" table:formula="of:=[Future_Returns.S186]*[.F$4]" table:style-name="ce1">
            <text:p>14465</text:p>
          </table:table-cell>
          <table:table-cell office:value-type="float" office:value="28930" table:formula="of:=[.F186]*2" table:style-name="ce6">
            <text:p>28930</text:p>
          </table:table-cell>
          <table:table-cell table:style-name="ce6"/>
          <table:table-cell office:value-type="boolean" office:boolean-value="false" table:formula="of:=[.E186]=[.G186]" table:style-name="ce6">
            <text:p>FALSE</text:p>
          </table:table-cell>
          <table:table-cell office:value-type="float" office:value="0" table:formula="of:=([.C186]-[.C185])*[bitcoin_futures.B190]" table:style-name="ce1">
            <text:p>0</text:p>
          </table:table-cell>
          <table:table-cell office:value-type="float" office:value="58520" table:formula="of:=[.C186]*[bitcoin_futures.B190]" table:style-name="ce5">
            <text:p>58520</text:p>
          </table:table-cell>
          <table:table-cell office:value-type="float" office:value="792.00000000000728" table:formula="of:=[.K186]-[.K185]-[.J186]" table:style-name="ce1">
            <text:p>792</text:p>
          </table:table-cell>
          <table:table-cell office:value-type="float" office:value="0" table:formula="of:=IF([.E186]=[.G186];[.E186]-([.E185] + [.N186]);0)*[.$M$5]/10000" table:style-name="ce11">
            <text:p>0.00</text:p>
          </table:table-cell>
          <table:table-cell office:value-type="float" office:value="-716.71468240667571" table:formula="of:=-[Future_CF.Q186]+[.E185]*([bitcoin_futures.S190]/100/360)*[.$N$6]" table:style-name="ce11">
            <text:p>-716.71</text:p>
          </table:table-cell>
          <table:table-cell table:style-name="ce1"/>
          <table:table-cell office:value-type="float" office:value="104467.88715609111" table:formula="of:=[.K186]+[.E186]" table:style-name="ce5">
            <text:p>104467.8872</text:p>
          </table:table-cell>
          <table:table-cell office:value-type="float" office:value="75.28531759333157" table:formula="of:=[.L186]+[.N186]-[.M186]" table:style-name="ce11">
            <text:p>75.29</text:p>
          </table:table-cell>
          <table:table-cell office:value-type="float" office:value="-716.71468240666582" table:formula="of:=[.P186]-[.P185]-[.L186]" table:style-name="ce1">
            <text:p>-716.7146824</text:p>
          </table:table-cell>
          <table:table-cell office:value-type="float" office:value="7.211748367935394E-4" table:formula="of:=[.Q186]/[.P185]" table:style-name="ce1">
            <text:p>0.000721175</text:p>
          </table:table-cell>
          <table:table-cell office:value-type="float" office:value="5.8036928123798381E-4" table:formula="of:=[.S186]-([bitcoin_futures.S190]/100/360)" table:style-name="ce1">
            <text:p>0.000580369</text:p>
          </table:table-cell>
          <table:table-cell office:value-type="float" office:value="1.0007211748367935" table:formula="of:=1+[.S186]" table:style-name="ce1">
            <text:p>1.000721175</text:p>
          </table:table-cell>
          <table:table-cell office:value-type="float" office:value="1.0005803692812381" table:formula="of:=1+[.T186]" table:style-name="ce1">
            <text:p>1.000580369</text:p>
          </table:table-cell>
          <table:table-cell table:number-columns-repeated="16362"/>
        </table:table-row>
        <table:table-row table:style-name="ro1">
          <table:table-cell office:value-type="string" office:string-value="13.09.2024" table:formula="of:=[bitcoin_futures.A191]" table:style-name="ce6">
            <text:p>13.09.2024</text:p>
          </table:table-cell>
          <table:table-cell office:value-type="float" office:value="1759" table:formula="of:=ROUND([bitcoin_futures.D191]/[bitcoin_futures.B191]; 0)" table:style-name="ce1">
            <text:p>1759</text:p>
          </table:table-cell>
          <table:table-cell office:value-type="float" office:value="1759" table:formula="of:=[.B187]" table:style-name="ce6">
            <text:p>1759</text:p>
          </table:table-cell>
          <table:table-cell office:value-type="float" office:value="59876.36" table:formula="of:=[.B187]*[bitcoin_futures.B191]" table:style-name="ce6">
            <text:p>59876.36</text:p>
          </table:table-cell>
          <table:table-cell office:value-type="float" office:value="44596.07925791826" table:formula="of:=IF([.E186] + [.N187]  &gt; [.F187]; [.E186]+[.N187]; [.F187]*2)" table:style-name="ce1">
            <text:p>44596.07926</text:p>
          </table:table-cell>
          <table:table-cell office:value-type="float" office:value="14753.75" table:formula="of:=[Future_Returns.S187]*[.F$4]" table:style-name="ce1">
            <text:p>14753.75</text:p>
          </table:table-cell>
          <table:table-cell office:value-type="float" office:value="29507.5" table:formula="of:=[.F187]*2" table:style-name="ce6">
            <text:p>29507.5</text:p>
          </table:table-cell>
          <table:table-cell table:style-name="ce6"/>
          <table:table-cell office:value-type="boolean" office:boolean-value="false" table:formula="of:=[.E187]=[.G187]" table:style-name="ce6">
            <text:p>FALSE</text:p>
          </table:table-cell>
          <table:table-cell office:value-type="float" office:value="-34.04" table:formula="of:=([.C187]-[.C186])*[bitcoin_futures.B191]" table:style-name="ce1">
            <text:p>-34.04</text:p>
          </table:table-cell>
          <table:table-cell office:value-type="float" office:value="59876.36" table:formula="of:=[.C187]*[bitcoin_futures.B191]" table:style-name="ce5">
            <text:p>59876.36</text:p>
          </table:table-cell>
          <table:table-cell office:value-type="float" office:value="1390.4000000000005" table:formula="of:=[.K187]-[.K186]-[.J187]" table:style-name="ce1">
            <text:p>1390.4</text:p>
          </table:table-cell>
          <table:table-cell office:value-type="float" office:value="0" table:formula="of:=IF([.E187]=[.G187];[.E187]-([.E186] + [.N187]);0)*[.$M$5]/10000" table:style-name="ce11">
            <text:p>0.00</text:p>
          </table:table-cell>
          <table:table-cell office:value-type="float" office:value="-1351.8078981728504" table:formula="of:=-[Future_CF.Q187]+[.E186]*([bitcoin_futures.S191]/100/360)*[.$N$6]" table:style-name="ce11">
            <text:p>-1351.81</text:p>
          </table:table-cell>
          <table:table-cell table:style-name="ce6"/>
          <table:table-cell office:value-type="float" office:value="104472.43925791826" table:formula="of:=[.K187]+[.E187]" table:style-name="ce5">
            <text:p>104472.4393</text:p>
          </table:table-cell>
          <table:table-cell office:value-type="float" office:value="38.592101827150145" table:formula="of:=[.L187]+[.N187]-[.M187]" table:style-name="ce11">
            <text:p>38.59</text:p>
          </table:table-cell>
          <table:table-cell office:value-type="float" office:value="-1385.8478981728467" table:formula="of:=[.P187]-[.P186]-[.L187]" table:style-name="ce1">
            <text:p>-1385.847898</text:p>
          </table:table-cell>
          <table:table-cell office:value-type="float" office:value="3.6941593132335112E-4" table:formula="of:=[.Q187]/[.P186]" table:style-name="ce1">
            <text:p>0.000369416</text:p>
          </table:table-cell>
          <table:table-cell office:value-type="float" office:value="2.3047148687890668E-4" table:formula="of:=[.S187]-([bitcoin_futures.S191]/100/360)" table:style-name="ce1">
            <text:p>0.000230471</text:p>
          </table:table-cell>
          <table:table-cell office:value-type="float" office:value="1.0003694159313234" table:formula="of:=1+[.S187]" table:style-name="ce1">
            <text:p>1.000369416</text:p>
          </table:table-cell>
          <table:table-cell office:value-type="float" office:value="1.0002304714868788" table:formula="of:=1+[.T187]" table:style-name="ce1">
            <text:p>1.000230471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09.2024" table:formula="of:=[bitcoin_futures.A192]" table:style-name="ce1">
            <text:p>16.09.2024</text:p>
          </table:table-cell>
          <table:table-cell office:value-type="float" office:value="1756" table:formula="of:=ROUND([bitcoin_futures.D192]/[bitcoin_futures.B192]; 0)" table:style-name="ce1">
            <text:p>1756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6564.120462767656" table:formula="of:=IF([.E187] + [.N188]  &gt; [.F188]; [.E187]+[.N188]; [.F188]*2)" table:style-name="ce1">
            <text:p>46564.12046</text:p>
          </table:table-cell>
          <table:table-cell office:value-type="float" office:value="15096.25" table:formula="of:=[Future_Returns.S188]*[.F$4]" table:style-name="ce1">
            <text:p>15096.25</text:p>
          </table:table-cell>
          <table:table-cell office:value-type="float" office:value="30192.5" table:formula="of:=[.F188]*2" table:style-name="ce6">
            <text:p>30192.5</text:p>
          </table:table-cell>
          <table:table-cell table:style-name="ce6"/>
          <table:table-cell office:value-type="boolean" office:boolean-value="false" table:formula="of:=[.E188]=[.G188]" table:style-name="ce6">
            <text:p>FALSE</text:p>
          </table:table-cell>
          <table:table-cell office:value-type="float" office:value="0" table:formula="of:=([.C188]-[.C187])*[bitcoin_futures.B192]" table:style-name="ce1">
            <text:p>0</text:p>
          </table:table-cell>
          <table:table-cell office:value-type="float" office:value="58011.819999999992" table:formula="of:=[.C188]*[bitcoin_futures.B192]" table:style-name="ce5">
            <text:p>58011.82</text:p>
          </table:table-cell>
          <table:table-cell office:value-type="float" office:value="-1864.5400000000081" table:formula="of:=[.K188]-[.K187]-[.J188]" table:style-name="ce1">
            <text:p>-1864.54</text:p>
          </table:table-cell>
          <table:table-cell office:value-type="float" office:value="0" table:formula="of:=IF([.E188]=[.G188];[.E188]-([.E187] + [.N188]);0)*[.$M$5]/10000" table:style-name="ce11">
            <text:p>0.00</text:p>
          </table:table-cell>
          <table:table-cell office:value-type="float" office:value="1968.041204849394" table:formula="of:=-[Future_CF.Q188]+[.E187]*([bitcoin_futures.S192]/100/360)*[.$N$6]" table:style-name="ce11">
            <text:p>1968.04</text:p>
          </table:table-cell>
          <table:table-cell table:style-name="ce1"/>
          <table:table-cell office:value-type="float" office:value="104575.94046276764" table:formula="of:=[.K188]+[.E188]" table:style-name="ce5">
            <text:p>104575.9405</text:p>
          </table:table-cell>
          <table:table-cell office:value-type="float" office:value="103.50120484938589" table:formula="of:=[.L188]+[.N188]-[.M188]" table:style-name="ce11">
            <text:p>103.50</text:p>
          </table:table-cell>
          <table:table-cell office:value-type="float" office:value="1968.041204849389" table:formula="of:=[.P188]-[.P187]-[.L188]" table:style-name="ce1">
            <text:p>1968.041205</text:p>
          </table:table-cell>
          <table:table-cell office:value-type="float" office:value="9.9070343896025411E-4" table:formula="of:=[.Q188]/[.P187]" table:style-name="ce1">
            <text:p>0.000990703</text:p>
          </table:table-cell>
          <table:table-cell office:value-type="float" office:value="8.543145500713652E-4" table:formula="of:=[.S188]-([bitcoin_futures.S192]/100/360)" table:style-name="ce1">
            <text:p>0.000854315</text:p>
          </table:table-cell>
          <table:table-cell office:value-type="float" office:value="1.0009907034389602" table:formula="of:=1+[.S188]" table:style-name="ce1">
            <text:p>1.000990703</text:p>
          </table:table-cell>
          <table:table-cell office:value-type="float" office:value="1.0008543145500715" table:formula="of:=1+[.T188]" table:style-name="ce1">
            <text:p>1.000854315</text:p>
          </table:table-cell>
          <table:table-cell table:number-columns-repeated="16362"/>
        </table:table-row>
        <table:table-row table:style-name="ro1">
          <table:table-cell office:value-type="string" office:string-value="17.09.2024" table:formula="of:=[bitcoin_futures.A193]" table:style-name="ce1">
            <text:p>17.09.2024</text:p>
          </table:table-cell>
          <table:table-cell office:value-type="float" office:value="1769" table:formula="of:=ROUND([bitcoin_futures.D193]/[bitcoin_futures.B193]; 0)" table:style-name="ce1">
            <text:p>1769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4437.298463989238" table:formula="of:=IF([.E188] + [.N189]  &gt; [.F189]; [.E188]+[.N189]; [.F189]*2)" table:style-name="ce1">
            <text:p>44437.29846</text:p>
          </table:table-cell>
          <table:table-cell office:value-type="float" office:value="14605" table:formula="of:=[Future_Returns.S189]*[.F$4]" table:style-name="ce1">
            <text:p>14605</text:p>
          </table:table-cell>
          <table:table-cell office:value-type="float" office:value="29210" table:formula="of:=[.F189]*2" table:style-name="ce6">
            <text:p>29210</text:p>
          </table:table-cell>
          <table:table-cell table:style-name="ce6"/>
          <table:table-cell office:value-type="boolean" office:boolean-value="false" table:formula="of:=[.E189]=[.G189]" table:style-name="ce6">
            <text:p>FALSE</text:p>
          </table:table-cell>
          <table:table-cell office:value-type="float" office:value="0" table:formula="of:=([.C189]-[.C188])*[bitcoin_futures.B193]" table:style-name="ce1">
            <text:p>0</text:p>
          </table:table-cell>
          <table:table-cell office:value-type="float" office:value="59981.9" table:formula="of:=[.C189]*[bitcoin_futures.B193]" table:style-name="ce5">
            <text:p>59981.9</text:p>
          </table:table-cell>
          <table:table-cell office:value-type="float" office:value="1970.080000000009" table:formula="of:=[.K189]-[.K188]-[.J189]" table:style-name="ce1">
            <text:p>1970.08</text:p>
          </table:table-cell>
          <table:table-cell office:value-type="float" office:value="0" table:formula="of:=IF([.E189]=[.G189];[.E189]-([.E188] + [.N189]);0)*[.$M$5]/10000" table:style-name="ce11">
            <text:p>0.00</text:p>
          </table:table-cell>
          <table:table-cell office:value-type="float" office:value="-2126.8219987784159" table:formula="of:=-[Future_CF.Q189]+[.E188]*([bitcoin_futures.S193]/100/360)*[.$N$6]" table:style-name="ce11">
            <text:p>-2126.82</text:p>
          </table:table-cell>
          <table:table-cell table:style-name="ce1"/>
          <table:table-cell office:value-type="float" office:value="104419.19846398925" table:formula="of:=[.K189]+[.E189]" table:style-name="ce5">
            <text:p>104419.1985</text:p>
          </table:table-cell>
          <table:table-cell office:value-type="float" office:value="-156.74199877840692" table:formula="of:=[.L189]+[.N189]-[.M189]" table:style-name="ce11">
            <text:p>-156.74</text:p>
          </table:table-cell>
          <table:table-cell office:value-type="float" office:value="-2126.8219987784032" table:formula="of:=[.P189]-[.P188]-[.L189]" table:style-name="ce1">
            <text:p>-2126.821999</text:p>
          </table:table-cell>
          <table:table-cell office:value-type="float" office:value="-1.4988342259681811E-3" table:formula="of:=[.Q189]/[.P188]" table:style-name="ce1">
            <text:p>-0.001498834</text:p>
          </table:table-cell>
          <table:table-cell office:value-type="float" office:value="-1.635334225968181E-3" table:formula="of:=[.S189]-([bitcoin_futures.S193]/100/360)" table:style-name="ce1">
            <text:p>-0.001635334</text:p>
          </table:table-cell>
          <table:table-cell office:value-type="float" office:value="0.99850116577403181" table:formula="of:=1+[.S189]" table:style-name="ce1">
            <text:p>0.998501166</text:p>
          </table:table-cell>
          <table:table-cell office:value-type="float" office:value="0.99836466577403182" table:formula="of:=1+[.T189]" table:style-name="ce1">
            <text:p>0.998364666</text:p>
          </table:table-cell>
          <table:table-cell table:number-columns-repeated="16362"/>
        </table:table-row>
        <table:table-row table:style-name="ro1">
          <table:table-cell office:value-type="string" office:string-value="18.09.2024" table:formula="of:=[bitcoin_futures.A194]" table:style-name="ce1">
            <text:p>18.09.2024</text:p>
          </table:table-cell>
          <table:table-cell office:value-type="float" office:value="1768" table:formula="of:=ROUND([bitcoin_futures.D194]/[bitcoin_futures.B194]; 0)" table:style-name="ce1">
            <text:p>1768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4410.247372490085" table:formula="of:=IF([.E189] + [.N190]  &gt; [.F190]; [.E189]+[.N190]; [.F190]*2)" table:style-name="ce1">
            <text:p>44410.24737</text:p>
          </table:table-cell>
          <table:table-cell office:value-type="float" office:value="15137.5" table:formula="of:=[Future_Returns.S190]*[.F$4]" table:style-name="ce1">
            <text:p>15137.5</text:p>
          </table:table-cell>
          <table:table-cell office:value-type="float" office:value="30275" table:formula="of:=[.F190]*2" table:style-name="ce6">
            <text:p>30275</text:p>
          </table:table-cell>
          <table:table-cell table:style-name="ce6"/>
          <table:table-cell office:value-type="boolean" office:boolean-value="false" table:formula="of:=[.E190]=[.G190]" table:style-name="ce6">
            <text:p>FALSE</text:p>
          </table:table-cell>
          <table:table-cell office:value-type="float" office:value="0" table:formula="of:=([.C190]-[.C189])*[bitcoin_futures.B194]" table:style-name="ce1">
            <text:p>0</text:p>
          </table:table-cell>
          <table:table-cell office:value-type="float" office:value="60069.85" table:formula="of:=[.C190]*[bitcoin_futures.B194]" table:style-name="ce5">
            <text:p>60069.85</text:p>
          </table:table-cell>
          <table:table-cell office:value-type="float" office:value="87.94999999999709" table:formula="of:=[.K190]-[.K189]-[.J190]" table:style-name="ce1">
            <text:p>87.95</text:p>
          </table:table-cell>
          <table:table-cell office:value-type="float" office:value="0" table:formula="of:=IF([.E190]=[.G190];[.E190]-([.E189] + [.N190]);0)*[.$M$5]/10000" table:style-name="ce11">
            <text:p>0.00</text:p>
          </table:table-cell>
          <table:table-cell office:value-type="float" office:value="-27.051091499153603" table:formula="of:=-[Future_CF.Q190]+[.E189]*([bitcoin_futures.S194]/100/360)*[.$N$6]" table:style-name="ce11">
            <text:p>-27.05</text:p>
          </table:table-cell>
          <table:table-cell table:style-name="ce1"/>
          <table:table-cell office:value-type="float" office:value="104480.09737249008" table:formula="of:=[.K190]+[.E190]" table:style-name="ce5">
            <text:p>104480.0974</text:p>
          </table:table-cell>
          <table:table-cell office:value-type="float" office:value="60.89890850084349" table:formula="of:=[.L190]+[.N190]-[.M190]" table:style-name="ce11">
            <text:p>60.90</text:p>
          </table:table-cell>
          <table:table-cell office:value-type="float" office:value="-27.051091499160975" table:formula="of:=[.P190]-[.P189]-[.L190]" table:style-name="ce1">
            <text:p>-27.0510915</text:p>
          </table:table-cell>
          <table:table-cell office:value-type="float" office:value="5.8321562889458039E-4" table:formula="of:=[.Q190]/[.P189]" table:style-name="ce1">
            <text:p>0.000583216</text:p>
          </table:table-cell>
          <table:table-cell office:value-type="float" office:value="4.5049340667235817E-4" table:formula="of:=[.S190]-([bitcoin_futures.S194]/100/360)" table:style-name="ce1">
            <text:p>0.000450493</text:p>
          </table:table-cell>
          <table:table-cell office:value-type="float" office:value="1.0005832156288945" table:formula="of:=1+[.S190]" table:style-name="ce1">
            <text:p>1.000583216</text:p>
          </table:table-cell>
          <table:table-cell office:value-type="float" office:value="1.0004504934066722" table:formula="of:=1+[.T190]" table:style-name="ce1">
            <text:p>1.000450493</text:p>
          </table:table-cell>
          <table:table-cell table:number-columns-repeated="16362"/>
        </table:table-row>
        <table:table-row table:style-name="ro1">
          <table:table-cell office:value-type="string" office:string-value="19.09.2024" table:formula="of:=[bitcoin_futures.A195]" table:style-name="ce1">
            <text:p>19.09.2024</text:p>
          </table:table-cell>
          <table:table-cell office:value-type="float" office:value="1761" table:formula="of:=ROUND([bitcoin_futures.D195]/[bitcoin_futures.B195]; 0)" table:style-name="ce1">
            <text:p>1761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1113.111216636622" table:formula="of:=IF([.E190] + [.N191]  &gt; [.F191]; [.E190]+[.N191]; [.F191]*2)" table:style-name="ce1">
            <text:p>41113.11122</text:p>
          </table:table-cell>
          <table:table-cell office:value-type="float" office:value="15145" table:formula="of:=[Future_Returns.S191]*[.F$4]" table:style-name="ce1">
            <text:p>15145</text:p>
          </table:table-cell>
          <table:table-cell office:value-type="float" office:value="30290" table:formula="of:=[.F191]*2" table:style-name="ce6">
            <text:p>30290</text:p>
          </table:table-cell>
          <table:table-cell table:style-name="ce6"/>
          <table:table-cell office:value-type="boolean" office:boolean-value="false" table:formula="of:=[.E191]=[.G191]" table:style-name="ce6">
            <text:p>FALSE</text:p>
          </table:table-cell>
          <table:table-cell office:value-type="float" office:value="0" table:formula="of:=([.C191]-[.C190])*[bitcoin_futures.B195]" table:style-name="ce1">
            <text:p>0</text:p>
          </table:table-cell>
          <table:table-cell office:value-type="float" office:value="63341.59" table:formula="of:=[.C191]*[bitcoin_futures.B195]" table:style-name="ce5">
            <text:p>63341.59</text:p>
          </table:table-cell>
          <table:table-cell office:value-type="float" office:value="3271.739999999998" table:formula="of:=[.K191]-[.K190]-[.J191]" table:style-name="ce1">
            <text:p>3271.74</text:p>
          </table:table-cell>
          <table:table-cell office:value-type="float" office:value="0" table:formula="of:=IF([.E191]=[.G191];[.E191]-([.E190] + [.N191]);0)*[.$M$5]/10000" table:style-name="ce11">
            <text:p>0.00</text:p>
          </table:table-cell>
          <table:table-cell office:value-type="float" office:value="-3297.1361558534659" table:formula="of:=-[Future_CF.Q191]+[.E190]*([bitcoin_futures.S195]/100/360)*[.$N$6]" table:style-name="ce11">
            <text:p>-3297.14</text:p>
          </table:table-cell>
          <table:table-cell table:style-name="ce1"/>
          <table:table-cell office:value-type="float" office:value="104454.70121663662" table:formula="of:=[.K191]+[.E191]" table:style-name="ce5">
            <text:p>104454.7012</text:p>
          </table:table-cell>
          <table:table-cell office:value-type="float" office:value="-25.396155853467917" table:formula="of:=[.L191]+[.N191]-[.M191]" table:style-name="ce11">
            <text:p>-25.40</text:p>
          </table:table-cell>
          <table:table-cell office:value-type="float" office:value="-3297.1361558534627" table:formula="of:=[.P191]-[.P190]-[.L191]" table:style-name="ce1">
            <text:p>-3297.136156</text:p>
          </table:table-cell>
          <table:table-cell office:value-type="float" office:value="-2.4307170927421819E-4" table:formula="of:=[.Q191]/[.P190]" table:style-name="ce1">
            <text:p>-0.000243072</text:p>
          </table:table-cell>
          <table:table-cell office:value-type="float" office:value="-3.7204393149644038E-4" table:formula="of:=[.S191]-([bitcoin_futures.S195]/100/360)" table:style-name="ce1">
            <text:p>-0.000372044</text:p>
          </table:table-cell>
          <table:table-cell office:value-type="float" office:value="0.99975692829072582" table:formula="of:=1+[.S191]" table:style-name="ce1">
            <text:p>0.999756928</text:p>
          </table:table-cell>
          <table:table-cell office:value-type="float" office:value="0.99962795606850352" table:formula="of:=1+[.T191]" table:style-name="ce1">
            <text:p>0.999627956</text:p>
          </table:table-cell>
          <table:table-cell table:number-columns-repeated="16362"/>
        </table:table-row>
        <table:table-row table:style-name="ro1">
          <table:table-cell office:value-type="string" office:string-value="20.09.2024" table:formula="of:=[bitcoin_futures.A196]" table:style-name="ce1">
            <text:p>20.09.2024</text:p>
          </table:table-cell>
          <table:table-cell office:value-type="float" office:value="1758" table:formula="of:=ROUND([bitcoin_futures.D196]/[bitcoin_futures.B196]; 0)" table:style-name="ce1">
            <text:p>1758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1595.823539946054" table:formula="of:=IF([.E191] + [.N192]  &gt; [.F192]; [.E191]+[.N192]; [.F192]*2)" table:style-name="ce1">
            <text:p>41595.82354</text:p>
          </table:table-cell>
          <table:table-cell office:value-type="float" office:value="15970" table:formula="of:=[Future_Returns.S192]*[.F$4]" table:style-name="ce1">
            <text:p>15970</text:p>
          </table:table-cell>
          <table:table-cell office:value-type="float" office:value="31940" table:formula="of:=[.F192]*2" table:style-name="ce6">
            <text:p>31940</text:p>
          </table:table-cell>
          <table:table-cell table:style-name="ce6"/>
          <table:table-cell office:value-type="boolean" office:boolean-value="false" table:formula="of:=[.E192]=[.G192]" table:style-name="ce6">
            <text:p>FALSE</text:p>
          </table:table-cell>
          <table:table-cell office:value-type="float" office:value="0" table:formula="of:=([.C192]-[.C191])*[bitcoin_futures.B196]" table:style-name="ce1">
            <text:p>0</text:p>
          </table:table-cell>
          <table:table-cell office:value-type="float" office:value="62972.2" table:formula="of:=[.C192]*[bitcoin_futures.B196]" table:style-name="ce5">
            <text:p>62972.2</text:p>
          </table:table-cell>
          <table:table-cell office:value-type="float" office:value="-369.38999999999942" table:formula="of:=[.K192]-[.K191]-[.J192]" table:style-name="ce1">
            <text:p>-369.39</text:p>
          </table:table-cell>
          <table:table-cell office:value-type="float" office:value="0" table:formula="of:=IF([.E192]=[.G192];[.E192]-([.E191] + [.N192]);0)*[.$M$5]/10000" table:style-name="ce11">
            <text:p>0.00</text:p>
          </table:table-cell>
          <table:table-cell office:value-type="float" office:value="482.71232330943087" table:formula="of:=-[Future_CF.Q192]+[.E191]*([bitcoin_futures.S196]/100/360)*[.$N$6]" table:style-name="ce11">
            <text:p>482.71</text:p>
          </table:table-cell>
          <table:table-cell table:style-name="ce1"/>
          <table:table-cell office:value-type="float" office:value="104568.02353994605" table:formula="of:=[.K192]+[.E192]" table:style-name="ce5">
            <text:p>104568.0235</text:p>
          </table:table-cell>
          <table:table-cell office:value-type="float" office:value="113.32232330943145" table:formula="of:=[.L192]+[.N192]-[.M192]" table:style-name="ce11">
            <text:p>113.32</text:p>
          </table:table-cell>
          <table:table-cell office:value-type="float" office:value="482.71232330943167" table:formula="of:=[.P192]-[.P191]-[.L192]" table:style-name="ce1">
            <text:p>482.7123233</text:p>
          </table:table-cell>
          <table:table-cell office:value-type="float" office:value="1.084894427819037E-3" table:formula="of:=[.Q192]/[.P191]" table:style-name="ce1">
            <text:p>0.001084894</text:p>
          </table:table-cell>
          <table:table-cell office:value-type="float" office:value="9.529499833745925E-4" table:formula="of:=[.S192]-([bitcoin_futures.S196]/100/360)" table:style-name="ce1">
            <text:p>0.00095295</text:p>
          </table:table-cell>
          <table:table-cell office:value-type="float" office:value="1.001084894427819" table:formula="of:=1+[.S192]" table:style-name="ce1">
            <text:p>1.001084894</text:p>
          </table:table-cell>
          <table:table-cell office:value-type="float" office:value="1.0009529499833747" table:formula="of:=1+[.T192]" table:style-name="ce1">
            <text:p>1.00095295</text:p>
          </table:table-cell>
          <table:table-cell table:number-columns-repeated="16362"/>
        </table:table-row>
        <table:table-row table:style-name="ro1">
          <table:table-cell office:value-type="string" office:string-value="23.09.2024" table:formula="of:=[bitcoin_futures.A197]" table:style-name="ce1">
            <text:p>23.09.2024</text:p>
          </table:table-cell>
          <table:table-cell office:value-type="float" office:value="1759" table:formula="of:=ROUND([bitcoin_futures.D197]/[bitcoin_futures.B197]; 0)" table:style-name="ce1">
            <text:p>1759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1213.54460006929" table:formula="of:=IF([.E192] + [.N193]  &gt; [.F193]; [.E192]+[.N193]; [.F193]*2)" table:style-name="ce1">
            <text:p>41213.5446</text:p>
          </table:table-cell>
          <table:table-cell office:value-type="float" office:value="15850" table:formula="of:=[Future_Returns.S193]*[.F$4]" table:style-name="ce1">
            <text:p>15850</text:p>
          </table:table-cell>
          <table:table-cell office:value-type="float" office:value="31700" table:formula="of:=[.F193]*2" table:style-name="ce6">
            <text:p>31700</text:p>
          </table:table-cell>
          <table:table-cell table:style-name="ce6"/>
          <table:table-cell office:value-type="boolean" office:boolean-value="false" table:formula="of:=[.E193]=[.G193]" table:style-name="ce6">
            <text:p>FALSE</text:p>
          </table:table-cell>
          <table:table-cell office:value-type="float" office:value="0" table:formula="of:=([.C193]-[.C192])*[bitcoin_futures.B197]" table:style-name="ce1">
            <text:p>0</text:p>
          </table:table-cell>
          <table:table-cell office:value-type="float" office:value="63394.36" table:formula="of:=[.C193]*[bitcoin_futures.B197]" table:style-name="ce5">
            <text:p>63394.36</text:p>
          </table:table-cell>
          <table:table-cell office:value-type="float" office:value="422.16000000000349" table:formula="of:=[.K193]-[.K192]-[.J193]" table:style-name="ce1">
            <text:p>422.16</text:p>
          </table:table-cell>
          <table:table-cell office:value-type="float" office:value="0" table:formula="of:=IF([.E193]=[.G193];[.E193]-([.E192] + [.N193]);0)*[.$M$5]/10000" table:style-name="ce11">
            <text:p>0.00</text:p>
          </table:table-cell>
          <table:table-cell office:value-type="float" office:value="-382.27893987676185" table:formula="of:=-[Future_CF.Q193]+[.E192]*([bitcoin_futures.S197]/100/360)*[.$N$6]" table:style-name="ce11">
            <text:p>-382.28</text:p>
          </table:table-cell>
          <table:table-cell table:style-name="ce1"/>
          <table:table-cell office:value-type="float" office:value="104607.90460006929" table:formula="of:=[.K193]+[.E193]" table:style-name="ce5">
            <text:p>104607.9046</text:p>
          </table:table-cell>
          <table:table-cell office:value-type="float" office:value="39.881060123241639" table:formula="of:=[.L193]+[.N193]-[.M193]" table:style-name="ce11">
            <text:p>39.88</text:p>
          </table:table-cell>
          <table:table-cell office:value-type="float" office:value="-382.27893987676362" table:formula="of:=[.P193]-[.P192]-[.L193]" table:style-name="ce1">
            <text:p>-382.2789399</text:p>
          </table:table-cell>
          <table:table-cell office:value-type="float" office:value="3.8138867670198115E-4" table:formula="of:=[.Q193]/[.P192]" table:style-name="ce1">
            <text:p>0.000381389</text:p>
          </table:table-cell>
          <table:table-cell office:value-type="float" office:value="2.5055534336864782E-4" table:formula="of:=[.S193]-([bitcoin_futures.S197]/100/360)" table:style-name="ce1">
            <text:p>0.000250555</text:p>
          </table:table-cell>
          <table:table-cell office:value-type="float" office:value="1.0003813886767019" table:formula="of:=1+[.S193]" table:style-name="ce1">
            <text:p>1.000381389</text:p>
          </table:table-cell>
          <table:table-cell office:value-type="float" office:value="1.0002505553433687" table:formula="of:=1+[.T193]" table:style-name="ce1">
            <text:p>1.000250555</text:p>
          </table:table-cell>
          <table:table-cell table:number-columns-repeated="16362"/>
        </table:table-row>
        <table:table-row table:style-name="ro1">
          <table:table-cell office:value-type="string" office:string-value="24.09.2024" table:formula="of:=[bitcoin_futures.A198]" table:style-name="ce1">
            <text:p>24.09.2024</text:p>
          </table:table-cell>
          <table:table-cell office:value-type="float" office:value="1744" table:formula="of:=ROUND([bitcoin_futures.D198]/[bitcoin_futures.B198]; 0)" table:style-name="ce1">
            <text:p>1744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0141.217183954534" table:formula="of:=IF([.E193] + [.N194]  &gt; [.F194]; [.E193]+[.N194]; [.F194]*2)" table:style-name="ce1">
            <text:p>40141.21718</text:p>
          </table:table-cell>
          <table:table-cell office:value-type="float" office:value="15946.25" table:formula="of:=[Future_Returns.S194]*[.F$4]" table:style-name="ce1">
            <text:p>15946.25</text:p>
          </table:table-cell>
          <table:table-cell office:value-type="float" office:value="31892.5" table:formula="of:=[.F194]*2" table:style-name="ce6">
            <text:p>31892.5</text:p>
          </table:table-cell>
          <table:table-cell table:style-name="ce6"/>
          <table:table-cell office:value-type="boolean" office:boolean-value="false" table:formula="of:=[.E194]=[.G194]" table:style-name="ce6">
            <text:p>FALSE</text:p>
          </table:table-cell>
          <table:table-cell office:value-type="float" office:value="0" table:formula="of:=([.C194]-[.C193])*[bitcoin_futures.B198]" table:style-name="ce1">
            <text:p>0</text:p>
          </table:table-cell>
          <table:table-cell office:value-type="float" office:value="64449.760000000002" table:formula="of:=[.C194]*[bitcoin_futures.B198]" table:style-name="ce5">
            <text:p>64449.76</text:p>
          </table:table-cell>
          <table:table-cell office:value-type="float" office:value="1055.4000000000015" table:formula="of:=[.K194]-[.K193]-[.J194]" table:style-name="ce1">
            <text:p>1055.4</text:p>
          </table:table-cell>
          <table:table-cell office:value-type="float" office:value="0" table:formula="of:=IF([.E194]=[.G194];[.E194]-([.E193] + [.N194]);0)*[.$M$5]/10000" table:style-name="ce11">
            <text:p>0.00</text:p>
          </table:table-cell>
          <table:table-cell office:value-type="float" office:value="-1072.3274161147538" table:formula="of:=-[Future_CF.Q194]+[.E193]*([bitcoin_futures.S198]/100/360)*[.$N$6]" table:style-name="ce11">
            <text:p>-1072.33</text:p>
          </table:table-cell>
          <table:table-cell table:style-name="ce1"/>
          <table:table-cell office:value-type="float" office:value="104590.97718395453" table:formula="of:=[.K194]+[.E194]" table:style-name="ce5">
            <text:p>104590.9772</text:p>
          </table:table-cell>
          <table:table-cell office:value-type="float" office:value="-16.927416114752305" table:formula="of:=[.L194]+[.N194]-[.M194]" table:style-name="ce11">
            <text:p>-16.93</text:p>
          </table:table-cell>
          <table:table-cell office:value-type="float" office:value="-1072.3274161147638" table:formula="of:=[.P194]-[.P193]-[.L194]" table:style-name="ce1">
            <text:p>-1072.327416</text:p>
          </table:table-cell>
          <table:table-cell office:value-type="float" office:value="-1.6181775344289892E-4" table:formula="of:=[.Q194]/[.P193]" table:style-name="ce1">
            <text:p>-0.000161818</text:p>
          </table:table-cell>
          <table:table-cell office:value-type="float" office:value="-2.9151219788734335E-4" table:formula="of:=[.S194]-([bitcoin_futures.S198]/100/360)" table:style-name="ce1">
            <text:p>-0.000291512</text:p>
          </table:table-cell>
          <table:table-cell office:value-type="float" office:value="0.99983818224655707" table:formula="of:=1+[.S194]" table:style-name="ce1">
            <text:p>0.999838182</text:p>
          </table:table-cell>
          <table:table-cell office:value-type="float" office:value="0.99970848780211263" table:formula="of:=1+[.T194]" table:style-name="ce1">
            <text:p>0.999708488</text:p>
          </table:table-cell>
          <table:table-cell table:number-columns-repeated="16362"/>
        </table:table-row>
        <table:table-row table:style-name="ro1">
          <table:table-cell office:value-type="string" office:string-value="25.09.2024" table:formula="of:=[bitcoin_futures.A199]" table:style-name="ce1">
            <text:p>25.09.2024</text:p>
          </table:table-cell>
          <table:table-cell office:value-type="float" office:value="1760" table:formula="of:=ROUND([bitcoin_futures.D199]/[bitcoin_futures.B199]; 0)" table:style-name="ce1">
            <text:p>1760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1423.819672868623" table:formula="of:=IF([.E194] + [.N195]  &gt; [.F195]; [.E194]+[.N195]; [.F195]*2)" table:style-name="ce1">
            <text:p>41423.81967</text:p>
          </table:table-cell>
          <table:table-cell office:value-type="float" office:value="16215" table:formula="of:=[Future_Returns.S195]*[.F$4]" table:style-name="ce1">
            <text:p>16215</text:p>
          </table:table-cell>
          <table:table-cell office:value-type="float" office:value="32430" table:formula="of:=[.F195]*2" table:style-name="ce6">
            <text:p>32430</text:p>
          </table:table-cell>
          <table:table-cell table:style-name="ce6"/>
          <table:table-cell office:value-type="boolean" office:boolean-value="false" table:formula="of:=[.E195]=[.G195]" table:style-name="ce6">
            <text:p>FALSE</text:p>
          </table:table-cell>
          <table:table-cell office:value-type="float" office:value="0" table:formula="of:=([.C195]-[.C194])*[bitcoin_futures.B199]" table:style-name="ce1">
            <text:p>0</text:p>
          </table:table-cell>
          <table:table-cell office:value-type="float" office:value="63271.229999999996" table:formula="of:=[.C195]*[bitcoin_futures.B199]" table:style-name="ce5">
            <text:p>63271.23</text:p>
          </table:table-cell>
          <table:table-cell office:value-type="float" office:value="-1178.5300000000061" table:formula="of:=[.K195]-[.K194]-[.J195]" table:style-name="ce1">
            <text:p>-1178.53</text:p>
          </table:table-cell>
          <table:table-cell office:value-type="float" office:value="0" table:formula="of:=IF([.E195]=[.G195];[.E195]-([.E194] + [.N195]);0)*[.$M$5]/10000" table:style-name="ce11">
            <text:p>0.00</text:p>
          </table:table-cell>
          <table:table-cell office:value-type="float" office:value="1282.6024889140931" table:formula="of:=-[Future_CF.Q195]+[.E194]*([bitcoin_futures.S199]/100/360)*[.$N$6]" table:style-name="ce11">
            <text:p>1282.60</text:p>
          </table:table-cell>
          <table:table-cell table:style-name="ce1"/>
          <table:table-cell office:value-type="float" office:value="104695.04967286863" table:formula="of:=[.K195]+[.E195]" table:style-name="ce5">
            <text:p>104695.0497</text:p>
          </table:table-cell>
          <table:table-cell office:value-type="float" office:value="104.07248891408699" table:formula="of:=[.L195]+[.N195]-[.M195]" table:style-name="ce11">
            <text:p>104.07</text:p>
          </table:table-cell>
          <table:table-cell office:value-type="float" office:value="1282.6024889141045" table:formula="of:=[.P195]-[.P194]-[.L195]" table:style-name="ce1">
            <text:p>1282.602489</text:p>
          </table:table-cell>
          <table:table-cell office:value-type="float" office:value="9.9504270555809396E-4" table:formula="of:=[.Q195]/[.P194]" table:style-name="ce1">
            <text:p>0.000995043</text:p>
          </table:table-cell>
          <table:table-cell office:value-type="float" office:value="8.6537603889142735E-4" table:formula="of:=[.S195]-([bitcoin_futures.S199]/100/360)" table:style-name="ce1">
            <text:p>0.000865376</text:p>
          </table:table-cell>
          <table:table-cell office:value-type="float" office:value="1.0009950427055581" table:formula="of:=1+[.S195]" table:style-name="ce1">
            <text:p>1.000995043</text:p>
          </table:table-cell>
          <table:table-cell office:value-type="float" office:value="1.0008653760388915" table:formula="of:=1+[.T195]" table:style-name="ce1">
            <text:p>1.000865376</text:p>
          </table:table-cell>
          <table:table-cell table:number-columns-repeated="16362"/>
        </table:table-row>
        <table:table-row table:style-name="ro1">
          <table:table-cell office:value-type="string" office:string-value="26.09.2024" table:formula="of:=[bitcoin_futures.A200]" table:style-name="ce1">
            <text:p>26.09.2024</text:p>
          </table:table-cell>
          <table:table-cell office:value-type="float" office:value="1768" table:formula="of:=ROUND([bitcoin_futures.D200]/[bitcoin_futures.B200]; 0)" table:style-name="ce1">
            <text:p>1768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39791.530056403055" table:formula="of:=IF([.E195] + [.N196]  &gt; [.F196]; [.E195]+[.N196]; [.F196]*2)" table:style-name="ce1">
            <text:p>39791.53006</text:p>
          </table:table-cell>
          <table:table-cell office:value-type="float" office:value="15895" table:formula="of:=[Future_Returns.S196]*[.F$4]" table:style-name="ce1">
            <text:p>15895</text:p>
          </table:table-cell>
          <table:table-cell office:value-type="float" office:value="31790" table:formula="of:=[.F196]*2" table:style-name="ce6">
            <text:p>31790</text:p>
          </table:table-cell>
          <table:table-cell table:style-name="ce6"/>
          <table:table-cell office:value-type="boolean" office:boolean-value="false" table:formula="of:=[.E196]=[.G196]" table:style-name="ce6">
            <text:p>FALSE</text:p>
          </table:table-cell>
          <table:table-cell office:value-type="float" office:value="0" table:formula="of:=([.C196]-[.C195])*[bitcoin_futures.B200]" table:style-name="ce1">
            <text:p>0</text:p>
          </table:table-cell>
          <table:table-cell office:value-type="float" office:value="64801.560000000005" table:formula="of:=[.C196]*[bitcoin_futures.B200]" table:style-name="ce5">
            <text:p>64801.56</text:p>
          </table:table-cell>
          <table:table-cell office:value-type="float" office:value="1530.330000000009" table:formula="of:=[.K196]-[.K195]-[.J196]" table:style-name="ce1">
            <text:p>1530.33</text:p>
          </table:table-cell>
          <table:table-cell office:value-type="float" office:value="0" table:formula="of:=IF([.E196]=[.G196];[.E196]-([.E195] + [.N196]);0)*[.$M$5]/10000" table:style-name="ce11">
            <text:p>0.00</text:p>
          </table:table-cell>
          <table:table-cell office:value-type="float" office:value="-1632.289616465571" table:formula="of:=-[Future_CF.Q196]+[.E195]*([bitcoin_futures.S200]/100/360)*[.$N$6]" table:style-name="ce11">
            <text:p>-1632.29</text:p>
          </table:table-cell>
          <table:table-cell table:style-name="ce1"/>
          <table:table-cell office:value-type="float" office:value="104593.09005640306" table:formula="of:=[.K196]+[.E196]" table:style-name="ce5">
            <text:p>104593.0901</text:p>
          </table:table-cell>
          <table:table-cell office:value-type="float" office:value="-101.95961646556202" table:formula="of:=[.L196]+[.N196]-[.M196]" table:style-name="ce11">
            <text:p>-101.96</text:p>
          </table:table-cell>
          <table:table-cell office:value-type="float" office:value="-1632.2896164655758" table:formula="of:=[.P196]-[.P195]-[.L196]" table:style-name="ce1">
            <text:p>-1632.289616</text:p>
          </table:table-cell>
          <table:table-cell office:value-type="float" office:value="-9.7387237299324304E-4" table:formula="of:=[.Q196]/[.P195]" table:style-name="ce1">
            <text:p>-0.000973872</text:p>
          </table:table-cell>
          <table:table-cell office:value-type="float" office:value="-1.1047334841043541E-3" table:formula="of:=[.S196]-([bitcoin_futures.S200]/100/360)" table:style-name="ce1">
            <text:p>-0.001104733</text:p>
          </table:table-cell>
          <table:table-cell office:value-type="float" office:value="0.99902612762700671" table:formula="of:=1+[.S196]" table:style-name="ce1">
            <text:p>0.999026128</text:p>
          </table:table-cell>
          <table:table-cell office:value-type="float" office:value="0.99889526651589566" table:formula="of:=1+[.T196]" table:style-name="ce1">
            <text:p>0.998895267</text:p>
          </table:table-cell>
          <table:table-cell table:number-columns-repeated="16362"/>
        </table:table-row>
        <table:table-row table:style-name="ro1">
          <table:table-cell office:value-type="string" office:string-value="27.09.2024" table:formula="of:=[bitcoin_futures.A201]" table:style-name="ce1">
            <text:p>27.09.2024</text:p>
          </table:table-cell>
          <table:table-cell office:value-type="float" office:value="1760" table:formula="of:=ROUND([bitcoin_futures.D201]/[bitcoin_futures.B201]; 0)" table:style-name="ce1">
            <text:p>1760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38869.160166007758" table:formula="of:=IF([.E196] + [.N197]  &gt; [.F197]; [.E196]+[.N197]; [.F197]*2)" table:style-name="ce1">
            <text:p>38869.16017</text:p>
          </table:table-cell>
          <table:table-cell office:value-type="float" office:value="16303.75" table:formula="of:=[Future_Returns.S197]*[.F$4]" table:style-name="ce1">
            <text:p>16303.75</text:p>
          </table:table-cell>
          <table:table-cell office:value-type="float" office:value="32607.5" table:formula="of:=[.F197]*2" table:style-name="ce6">
            <text:p>32607.5</text:p>
          </table:table-cell>
          <table:table-cell table:style-name="ce6"/>
          <table:table-cell office:value-type="boolean" office:boolean-value="false" table:formula="of:=[.E197]=[.G197]" table:style-name="ce6">
            <text:p>FALSE</text:p>
          </table:table-cell>
          <table:table-cell office:value-type="float" office:value="0" table:formula="of:=([.C197]-[.C196])*[bitcoin_futures.B201]" table:style-name="ce1">
            <text:p>0</text:p>
          </table:table-cell>
          <table:table-cell office:value-type="float" office:value="65769.009999999995" table:formula="of:=[.C197]*[bitcoin_futures.B201]" table:style-name="ce5">
            <text:p>65769.01</text:p>
          </table:table-cell>
          <table:table-cell office:value-type="float" office:value="967.44999999998981" table:formula="of:=[.K197]-[.K196]-[.J197]" table:style-name="ce1">
            <text:p>967.45</text:p>
          </table:table-cell>
          <table:table-cell office:value-type="float" office:value="0" table:formula="of:=IF([.E197]=[.G197];[.E197]-([.E196] + [.N197]);0)*[.$M$5]/10000" table:style-name="ce11">
            <text:p>0.00</text:p>
          </table:table-cell>
          <table:table-cell office:value-type="float" office:value="-922.36989039529965" table:formula="of:=-[Future_CF.Q197]+[.E196]*([bitcoin_futures.S201]/100/360)*[.$N$6]" table:style-name="ce11">
            <text:p>-922.37</text:p>
          </table:table-cell>
          <table:table-cell table:style-name="ce1"/>
          <table:table-cell office:value-type="float" office:value="104638.17016600775" table:formula="of:=[.K197]+[.E197]" table:style-name="ce5">
            <text:p>104638.1702</text:p>
          </table:table-cell>
          <table:table-cell office:value-type="float" office:value="45.080109604690165" table:formula="of:=[.L197]+[.N197]-[.M197]" table:style-name="ce11">
            <text:p>45.08</text:p>
          </table:table-cell>
          <table:table-cell office:value-type="float" office:value="-922.36989039529726" table:formula="of:=[.P197]-[.P196]-[.L197]" table:style-name="ce1">
            <text:p>-922.3698904</text:p>
          </table:table-cell>
          <table:table-cell office:value-type="float" office:value="4.3100466369604514E-4" table:formula="of:=[.Q197]/[.P196]" table:style-name="ce1">
            <text:p>0.000431005</text:p>
          </table:table-cell>
          <table:table-cell office:value-type="float" office:value="2.988102192516007E-4" table:formula="of:=[.S197]-([bitcoin_futures.S201]/100/360)" table:style-name="ce1">
            <text:p>0.00029881</text:p>
          </table:table-cell>
          <table:table-cell office:value-type="float" office:value="1.0004310046636959" table:formula="of:=1+[.S197]" table:style-name="ce1">
            <text:p>1.000431005</text:p>
          </table:table-cell>
          <table:table-cell office:value-type="float" office:value="1.0002988102192516" table:formula="of:=1+[.T197]" table:style-name="ce1">
            <text:p>1.00029881</text:p>
          </table:table-cell>
          <table:table-cell table:number-columns-repeated="16362"/>
        </table:table-row>
        <table:table-row table:style-name="ro1">
          <table:table-cell office:value-type="string" office:string-value="30.09.2024" table:formula="of:=[bitcoin_futures.A202]" table:style-name="ce1">
            <text:p>30.09.2024</text:p>
          </table:table-cell>
          <table:table-cell office:value-type="float" office:value="1755" table:formula="of:=ROUND([bitcoin_futures.D202]/[bitcoin_futures.B202]; 0)" table:style-name="ce1">
            <text:p>1755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1266.762240341093" table:formula="of:=IF([.E197] + [.N198]  &gt; [.F198]; [.E197]+[.N198]; [.F198]*2)" table:style-name="ce1">
            <text:p>41266.76224</text:p>
          </table:table-cell>
          <table:table-cell office:value-type="float" office:value="16535" table:formula="of:=[Future_Returns.S198]*[.F$4]" table:style-name="ce1">
            <text:p>16535</text:p>
          </table:table-cell>
          <table:table-cell office:value-type="float" office:value="33070" table:formula="of:=[.F198]*2" table:style-name="ce6">
            <text:p>33070</text:p>
          </table:table-cell>
          <table:table-cell table:style-name="ce6"/>
          <table:table-cell office:value-type="boolean" office:boolean-value="false" table:formula="of:=[.E198]=[.G198]" table:style-name="ce6">
            <text:p>FALSE</text:p>
          </table:table-cell>
          <table:table-cell office:value-type="float" office:value="0" table:formula="of:=([.C198]-[.C197])*[bitcoin_futures.B202]" table:style-name="ce1">
            <text:p>0</text:p>
          </table:table-cell>
          <table:table-cell office:value-type="float" office:value="63552.670000000006" table:formula="of:=[.C198]*[bitcoin_futures.B202]" table:style-name="ce5">
            <text:p>63552.67</text:p>
          </table:table-cell>
          <table:table-cell office:value-type="float" office:value="-2216.3399999999892" table:formula="of:=[.K198]-[.K197]-[.J198]" table:style-name="ce1">
            <text:p>-2216.34</text:p>
          </table:table-cell>
          <table:table-cell office:value-type="float" office:value="0" table:formula="of:=IF([.E198]=[.G198];[.E198]-([.E197] + [.N198]);0)*[.$M$5]/10000" table:style-name="ce11">
            <text:p>0.00</text:p>
          </table:table-cell>
          <table:table-cell office:value-type="float" office:value="2397.6020743333356" table:formula="of:=-[Future_CF.Q198]+[.E197]*([bitcoin_futures.S202]/100/360)*[.$N$6]" table:style-name="ce11">
            <text:p>2397.60</text:p>
          </table:table-cell>
          <table:table-cell table:style-name="ce1"/>
          <table:table-cell office:value-type="float" office:value="104819.43224034109" table:formula="of:=[.K198]+[.E198]" table:style-name="ce5">
            <text:p>104819.4322</text:p>
          </table:table-cell>
          <table:table-cell office:value-type="float" office:value="181.26207433334639" table:formula="of:=[.L198]+[.N198]-[.M198]" table:style-name="ce11">
            <text:p>181.26</text:p>
          </table:table-cell>
          <table:table-cell office:value-type="float" office:value="2397.6020743333283" table:formula="of:=[.P198]-[.P197]-[.L198]" table:style-name="ce1">
            <text:p>2397.602074</text:p>
          </table:table-cell>
          <table:table-cell office:value-type="float" office:value="1.7322748863610223E-3" table:formula="of:=[.Q198]/[.P197]" table:style-name="ce1">
            <text:p>0.001732275</text:p>
          </table:table-cell>
          <table:table-cell office:value-type="float" office:value="1.5983859974721334E-3" table:formula="of:=[.S198]-([bitcoin_futures.S202]/100/360)" table:style-name="ce1">
            <text:p>0.001598386</text:p>
          </table:table-cell>
          <table:table-cell office:value-type="float" office:value="1.0017322748863611" table:formula="of:=1+[.S198]" table:style-name="ce1">
            <text:p>1.001732275</text:p>
          </table:table-cell>
          <table:table-cell office:value-type="float" office:value="1.0015983859974722" table:formula="of:=1+[.T198]" table:style-name="ce1">
            <text:p>1.001598386</text:p>
          </table:table-cell>
          <table:table-cell table:number-columns-repeated="16362"/>
        </table:table-row>
        <table:table-row table:style-name="ro1">
          <table:table-cell office:value-type="string" office:string-value="01.10.2024" table:formula="of:=[bitcoin_futures.A203]" table:style-name="ce1">
            <text:p>01.10.2024</text:p>
          </table:table-cell>
          <table:table-cell office:value-type="float" office:value="1761" table:formula="of:=ROUND([bitcoin_futures.D203]/[bitcoin_futures.B203]; 0)" table:style-name="ce1">
            <text:p>1761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3049.534564354377" table:formula="of:=IF([.E198] + [.N199]  &gt; [.F199]; [.E198]+[.N199]; [.F199]*2)" table:style-name="ce1">
            <text:p>43049.53456</text:p>
          </table:table-cell>
          <table:table-cell office:value-type="float" office:value="15936.25" table:formula="of:=[Future_Returns.S199]*[.F$4]" table:style-name="ce1">
            <text:p>15936.25</text:p>
          </table:table-cell>
          <table:table-cell office:value-type="float" office:value="31872.5" table:formula="of:=[.F199]*2" table:style-name="ce6">
            <text:p>31872.5</text:p>
          </table:table-cell>
          <table:table-cell table:style-name="ce6"/>
          <table:table-cell office:value-type="boolean" office:boolean-value="false" table:formula="of:=[.E199]=[.G199]" table:style-name="ce6">
            <text:p>FALSE</text:p>
          </table:table-cell>
          <table:table-cell office:value-type="float" office:value="0" table:formula="of:=([.C199]-[.C198])*[bitcoin_futures.B203]" table:style-name="ce1">
            <text:p>0</text:p>
          </table:table-cell>
          <table:table-cell office:value-type="float" office:value="61793.670000000006" table:formula="of:=[.C199]*[bitcoin_futures.B203]" table:style-name="ce5">
            <text:p>61793.67</text:p>
          </table:table-cell>
          <table:table-cell office:value-type="float" office:value="-1759" table:formula="of:=[.K199]-[.K198]-[.J199]" table:style-name="ce1">
            <text:p>-1759</text:p>
          </table:table-cell>
          <table:table-cell office:value-type="float" office:value="0" table:formula="of:=IF([.E199]=[.G199];[.E199]-([.E198] + [.N199]);0)*[.$M$5]/10000" table:style-name="ce11">
            <text:p>0.00</text:p>
          </table:table-cell>
          <table:table-cell office:value-type="float" office:value="1782.7723240132852" table:formula="of:=-[Future_CF.Q199]+[.E198]*([bitcoin_futures.S203]/100/360)*[.$N$6]" table:style-name="ce11">
            <text:p>1782.77</text:p>
          </table:table-cell>
          <table:table-cell table:style-name="ce1"/>
          <table:table-cell office:value-type="float" office:value="104843.20456435438" table:formula="of:=[.K199]+[.E199]" table:style-name="ce5">
            <text:p>104843.2046</text:p>
          </table:table-cell>
          <table:table-cell office:value-type="float" office:value="23.772324013285242" table:formula="of:=[.L199]+[.N199]-[.M199]" table:style-name="ce11">
            <text:p>23.77</text:p>
          </table:table-cell>
          <table:table-cell office:value-type="float" office:value="1782.7723240132909" table:formula="of:=[.P199]-[.P198]-[.L199]" table:style-name="ce1">
            <text:p>1782.772324</text:p>
          </table:table-cell>
          <table:table-cell office:value-type="float" office:value="2.2679310033637219E-4" table:formula="of:=[.Q199]/[.P198]" table:style-name="ce1">
            <text:p>0.000226793</text:p>
          </table:table-cell>
          <table:table-cell office:value-type="float" office:value="9.2431989225261082E-5" table:formula="of:=[.S199]-([bitcoin_futures.S203]/100/360)" table:style-name="ce1">
            <text:p>9.2432E-05</text:p>
          </table:table-cell>
          <table:table-cell office:value-type="float" office:value="1.0002267931003364" table:formula="of:=1+[.S199]" table:style-name="ce1">
            <text:p>1.000226793</text:p>
          </table:table-cell>
          <table:table-cell office:value-type="float" office:value="1.0000924319892253" table:formula="of:=1+[.T199]" table:style-name="ce1">
            <text:p>1.000092432</text:p>
          </table:table-cell>
          <table:table-cell table:number-columns-repeated="16362"/>
        </table:table-row>
        <table:table-row table:style-name="ro1">
          <table:table-cell office:value-type="string" office:string-value="02.10.2024" table:formula="of:=[bitcoin_futures.A204]" table:style-name="ce1">
            <text:p>02.10.2024</text:p>
          </table:table-cell>
          <table:table-cell office:value-type="float" office:value="1763" table:formula="of:=ROUND([bitcoin_futures.D204]/[bitcoin_futures.B204]; 0)" table:style-name="ce1">
            <text:p>1763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4587.405729145736" table:formula="of:=IF([.E199] + [.N200]  &gt; [.F200]; [.E199]+[.N200]; [.F200]*2)" table:style-name="ce1">
            <text:p>44587.40573</text:p>
          </table:table-cell>
          <table:table-cell office:value-type="float" office:value="15491.25" table:formula="of:=[Future_Returns.S200]*[.F$4]" table:style-name="ce1">
            <text:p>15491.25</text:p>
          </table:table-cell>
          <table:table-cell office:value-type="float" office:value="30982.5" table:formula="of:=[.F200]*2" table:style-name="ce6">
            <text:p>30982.5</text:p>
          </table:table-cell>
          <table:table-cell table:style-name="ce6"/>
          <table:table-cell office:value-type="boolean" office:boolean-value="false" table:formula="of:=[.E200]=[.G200]" table:style-name="ce6">
            <text:p>FALSE</text:p>
          </table:table-cell>
          <table:table-cell office:value-type="float" office:value="0" table:formula="of:=([.C200]-[.C199])*[bitcoin_futures.B204]" table:style-name="ce1">
            <text:p>0</text:p>
          </table:table-cell>
          <table:table-cell office:value-type="float" office:value="60228.160000000003" table:formula="of:=[.C200]*[bitcoin_futures.B204]" table:style-name="ce5">
            <text:p>60228.16</text:p>
          </table:table-cell>
          <table:table-cell office:value-type="float" office:value="-1565.510000000002" table:formula="of:=[.K200]-[.K199]-[.J200]" table:style-name="ce1">
            <text:p>-1565.51</text:p>
          </table:table-cell>
          <table:table-cell office:value-type="float" office:value="0" table:formula="of:=IF([.E200]=[.G200];[.E200]-([.E199] + [.N200]);0)*[.$M$5]/10000" table:style-name="ce11">
            <text:p>0.00</text:p>
          </table:table-cell>
          <table:table-cell office:value-type="float" office:value="1537.8711647913615" table:formula="of:=-[Future_CF.Q200]+[.E199]*([bitcoin_futures.S204]/100/360)*[.$N$6]" table:style-name="ce11">
            <text:p>1537.87</text:p>
          </table:table-cell>
          <table:table-cell table:style-name="ce1"/>
          <table:table-cell office:value-type="float" office:value="104815.56572914575" table:formula="of:=[.K200]+[.E200]" table:style-name="ce5">
            <text:p>104815.5657</text:p>
          </table:table-cell>
          <table:table-cell office:value-type="float" office:value="-27.638835208640558" table:formula="of:=[.L200]+[.N200]-[.M200]" table:style-name="ce11">
            <text:p>-27.64</text:p>
          </table:table-cell>
          <table:table-cell office:value-type="float" office:value="1537.871164791366" table:formula="of:=[.P200]-[.P199]-[.L200]" table:style-name="ce1">
            <text:p>1537.871165</text:p>
          </table:table-cell>
          <table:table-cell office:value-type="float" office:value="-2.6362066405243663E-4" table:formula="of:=[.Q200]/[.P199]" table:style-name="ce1">
            <text:p>-0.000263621</text:p>
          </table:table-cell>
          <table:table-cell office:value-type="float" office:value="-3.9700955294132546E-4" table:formula="of:=[.S200]-([bitcoin_futures.S204]/100/360)" table:style-name="ce1">
            <text:p>-0.00039701</text:p>
          </table:table-cell>
          <table:table-cell office:value-type="float" office:value="0.99973637933594761" table:formula="of:=1+[.S200]" table:style-name="ce1">
            <text:p>0.999736379</text:p>
          </table:table-cell>
          <table:table-cell office:value-type="float" office:value="0.99960299044705869" table:formula="of:=1+[.T200]" table:style-name="ce1">
            <text:p>0.99960299</text:p>
          </table:table-cell>
          <table:table-cell table:number-columns-repeated="16362"/>
        </table:table-row>
        <table:table-row table:style-name="ro1">
          <table:table-cell office:value-type="string" office:string-value="03.10.2024" table:formula="of:=[bitcoin_futures.A205]" table:style-name="ce1">
            <text:p>03.10.2024</text:p>
          </table:table-cell>
          <table:table-cell office:value-type="float" office:value="1751" table:formula="of:=ROUND([bitcoin_futures.D205]/[bitcoin_futures.B205]; 0)" table:style-name="ce1">
            <text:p>1751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3725.378842130536" table:formula="of:=IF([.E200] + [.N201]  &gt; [.F201]; [.E200]+[.N201]; [.F201]*2)" table:style-name="ce1">
            <text:p>43725.37884</text:p>
          </table:table-cell>
          <table:table-cell office:value-type="float" office:value="15107.5" table:formula="of:=[Future_Returns.S201]*[.F$4]" table:style-name="ce1">
            <text:p>15107.5</text:p>
          </table:table-cell>
          <table:table-cell office:value-type="float" office:value="30215" table:formula="of:=[.F201]*2" table:style-name="ce6">
            <text:p>30215</text:p>
          </table:table-cell>
          <table:table-cell table:style-name="ce6"/>
          <table:table-cell office:value-type="boolean" office:boolean-value="false" table:formula="of:=[.E201]=[.G201]" table:style-name="ce6">
            <text:p>FALSE</text:p>
          </table:table-cell>
          <table:table-cell office:value-type="float" office:value="0" table:formula="of:=([.C201]-[.C200])*[bitcoin_futures.B205]" table:style-name="ce1">
            <text:p>0</text:p>
          </table:table-cell>
          <table:table-cell office:value-type="float" office:value="61072.479999999996" table:formula="of:=[.C201]*[bitcoin_futures.B205]" table:style-name="ce5">
            <text:p>61072.48</text:p>
          </table:table-cell>
          <table:table-cell office:value-type="float" office:value="844.31999999999243" table:formula="of:=[.K201]-[.K200]-[.J201]" table:style-name="ce1">
            <text:p>844.32</text:p>
          </table:table-cell>
          <table:table-cell office:value-type="float" office:value="0" table:formula="of:=IF([.E201]=[.G201];[.E201]-([.E200] + [.N201]);0)*[.$M$5]/10000" table:style-name="ce11">
            <text:p>0.00</text:p>
          </table:table-cell>
          <table:table-cell office:value-type="float" office:value="-862.02688701519958" table:formula="of:=-[Future_CF.Q201]+[.E200]*([bitcoin_futures.S205]/100/360)*[.$N$6]" table:style-name="ce11">
            <text:p>-862.03</text:p>
          </table:table-cell>
          <table:table-cell table:style-name="ce1"/>
          <table:table-cell office:value-type="float" office:value="104797.85884213053" table:formula="of:=[.K201]+[.E201]" table:style-name="ce5">
            <text:p>104797.8588</text:p>
          </table:table-cell>
          <table:table-cell office:value-type="float" office:value="-17.706887015207144" table:formula="of:=[.L201]+[.N201]-[.M201]" table:style-name="ce11">
            <text:p>-17.71</text:p>
          </table:table-cell>
          <table:table-cell office:value-type="float" office:value="-862.02688701520674" table:formula="of:=[.P201]-[.P200]-[.L201]" table:style-name="ce1">
            <text:p>-862.026887</text:p>
          </table:table-cell>
          <table:table-cell office:value-type="float" office:value="-1.6893375418078238E-4" table:formula="of:=[.Q201]/[.P200]" table:style-name="ce1">
            <text:p>-0.000168934</text:p>
          </table:table-cell>
          <table:table-cell office:value-type="float" office:value="-3.0229486529189352E-4" table:formula="of:=[.S201]-([bitcoin_futures.S205]/100/360)" table:style-name="ce1">
            <text:p>-0.000302295</text:p>
          </table:table-cell>
          <table:table-cell office:value-type="float" office:value="0.99983106624581919" table:formula="of:=1+[.S201]" table:style-name="ce1">
            <text:p>0.999831066</text:p>
          </table:table-cell>
          <table:table-cell office:value-type="float" office:value="0.99969770513470813" table:formula="of:=1+[.T201]" table:style-name="ce1">
            <text:p>0.999697705</text:p>
          </table:table-cell>
          <table:table-cell table:number-columns-repeated="16362"/>
        </table:table-row>
        <table:table-row table:style-name="ro1">
          <table:table-cell office:value-type="string" office:string-value="04.10.2024" table:formula="of:=[bitcoin_futures.A206]" table:style-name="ce1">
            <text:p>04.10.2024</text:p>
          </table:table-cell>
          <table:table-cell office:value-type="float" office:value="1756" table:formula="of:=ROUND([bitcoin_futures.D206]/[bitcoin_futures.B206]; 0)" table:style-name="ce1">
            <text:p>1756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2308.246498226268" table:formula="of:=IF([.E201] + [.N202]  &gt; [.F202]; [.E201]+[.N202]; [.F202]*2)" table:style-name="ce1">
            <text:p>42308.2465</text:p>
          </table:table-cell>
          <table:table-cell office:value-type="float" office:value="15323.75" table:formula="of:=[Future_Returns.S202]*[.F$4]" table:style-name="ce1">
            <text:p>15323.75</text:p>
          </table:table-cell>
          <table:table-cell office:value-type="float" office:value="30647.5" table:formula="of:=[.F202]*2" table:style-name="ce6">
            <text:p>30647.5</text:p>
          </table:table-cell>
          <table:table-cell table:style-name="ce6"/>
          <table:table-cell office:value-type="boolean" office:boolean-value="false" table:formula="of:=[.E202]=[.G202]" table:style-name="ce6">
            <text:p>FALSE</text:p>
          </table:table-cell>
          <table:table-cell office:value-type="float" office:value="0" table:formula="of:=([.C202]-[.C201])*[bitcoin_futures.B206]" table:style-name="ce1">
            <text:p>0</text:p>
          </table:table-cell>
          <table:table-cell office:value-type="float" office:value="62479.680000000008" table:formula="of:=[.C202]*[bitcoin_futures.B206]" table:style-name="ce5">
            <text:p>62479.68</text:p>
          </table:table-cell>
          <table:table-cell office:value-type="float" office:value="1407.2000000000116" table:formula="of:=[.K202]-[.K201]-[.J202]" table:style-name="ce1">
            <text:p>1407.2</text:p>
          </table:table-cell>
          <table:table-cell office:value-type="float" office:value="0" table:formula="of:=IF([.E202]=[.G202];[.E202]-([.E201] + [.N202]);0)*[.$M$5]/10000" table:style-name="ce11">
            <text:p>0.00</text:p>
          </table:table-cell>
          <table:table-cell office:value-type="float" office:value="-1417.1323439042703" table:formula="of:=-[Future_CF.Q202]+[.E201]*([bitcoin_futures.S206]/100/360)*[.$N$6]" table:style-name="ce11">
            <text:p>-1417.13</text:p>
          </table:table-cell>
          <table:table-cell table:style-name="ce1"/>
          <table:table-cell office:value-type="float" office:value="104787.92649822627" table:formula="of:=[.K202]+[.E202]" table:style-name="ce5">
            <text:p>104787.9265</text:p>
          </table:table-cell>
          <table:table-cell office:value-type="float" office:value="-9.932343904258687" table:formula="of:=[.L202]+[.N202]-[.M202]" table:style-name="ce11">
            <text:p>-9.93</text:p>
          </table:table-cell>
          <table:table-cell office:value-type="float" office:value="-1417.1323439042753" table:formula="of:=[.P202]-[.P201]-[.L202]" table:style-name="ce1">
            <text:p>-1417.132344</text:p>
          </table:table-cell>
          <table:table-cell office:value-type="float" office:value="-9.4776210258464883E-5" table:formula="of:=[.Q202]/[.P201]" table:style-name="ce1">
            <text:p>-9.47762E-05</text:p>
          </table:table-cell>
          <table:table-cell office:value-type="float" office:value="-2.2594287692513158E-4" table:formula="of:=[.S202]-([bitcoin_futures.S206]/100/360)" table:style-name="ce1">
            <text:p>-0.000225943</text:p>
          </table:table-cell>
          <table:table-cell office:value-type="float" office:value="0.99990522378974156" table:formula="of:=1+[.S202]" table:style-name="ce1">
            <text:p>0.999905224</text:p>
          </table:table-cell>
          <table:table-cell office:value-type="float" office:value="0.99977405712307488" table:formula="of:=1+[.T202]" table:style-name="ce1">
            <text:p>0.999774057</text:p>
          </table:table-cell>
          <table:table-cell table:number-columns-repeated="16362"/>
        </table:table-row>
        <table:table-row table:style-name="ro1">
          <table:table-cell office:value-type="string" office:string-value="07.10.2024" table:formula="of:=[bitcoin_futures.A207]" table:style-name="ce1">
            <text:p>07.10.2024</text:p>
          </table:table-cell>
          <table:table-cell office:value-type="float" office:value="1754" table:formula="of:=ROUND([bitcoin_futures.D207]/[bitcoin_futures.B207]; 0)" table:style-name="ce1">
            <text:p>1754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1466.09995440676" table:formula="of:=IF([.E202] + [.N203]  &gt; [.F203]; [.E202]+[.N203]; [.F203]*2)" table:style-name="ce1">
            <text:p>41466.09995</text:p>
          </table:table-cell>
          <table:table-cell office:value-type="float" office:value="15678.75" table:formula="of:=[Future_Returns.S203]*[.F$4]" table:style-name="ce1">
            <text:p>15678.75</text:p>
          </table:table-cell>
          <table:table-cell office:value-type="float" office:value="31357.5" table:formula="of:=[.F203]*2" table:style-name="ce6">
            <text:p>31357.5</text:p>
          </table:table-cell>
          <table:table-cell table:style-name="ce6"/>
          <table:table-cell office:value-type="boolean" office:boolean-value="false" table:formula="of:=[.E203]=[.G203]" table:style-name="ce6">
            <text:p>FALSE</text:p>
          </table:table-cell>
          <table:table-cell office:value-type="float" office:value="0" table:formula="of:=([.C203]-[.C202])*[bitcoin_futures.B207]" table:style-name="ce1">
            <text:p>0</text:p>
          </table:table-cell>
          <table:table-cell office:value-type="float" office:value="63429.54" table:formula="of:=[.C203]*[bitcoin_futures.B207]" table:style-name="ce5">
            <text:p>63429.54</text:p>
          </table:table-cell>
          <table:table-cell office:value-type="float" office:value="949.85999999999331" table:formula="of:=[.K203]-[.K202]-[.J203]" table:style-name="ce1">
            <text:p>949.86</text:p>
          </table:table-cell>
          <table:table-cell office:value-type="float" office:value="0" table:formula="of:=IF([.E203]=[.G203];[.E203]-([.E202] + [.N203]);0)*[.$M$5]/10000" table:style-name="ce11">
            <text:p>0.00</text:p>
          </table:table-cell>
          <table:table-cell office:value-type="float" office:value="-842.14654381950857" table:formula="of:=-[Future_CF.Q203]+[.E202]*([bitcoin_futures.S207]/100/360)*[.$N$6]" table:style-name="ce11">
            <text:p>-842.15</text:p>
          </table:table-cell>
          <table:table-cell table:style-name="ce1"/>
          <table:table-cell office:value-type="float" office:value="104895.63995440677" table:formula="of:=[.K203]+[.E203]" table:style-name="ce5">
            <text:p>104895.64</text:p>
          </table:table-cell>
          <table:table-cell office:value-type="float" office:value="107.71345618048474" table:formula="of:=[.L203]+[.N203]-[.M203]" table:style-name="ce11">
            <text:p>107.71</text:p>
          </table:table-cell>
          <table:table-cell office:value-type="float" office:value="-842.14654381949367" table:formula="of:=[.P203]-[.P202]-[.L203]" table:style-name="ce1">
            <text:p>-842.1465438</text:p>
          </table:table-cell>
          <table:table-cell office:value-type="float" office:value="1.0279185759278096E-3" table:formula="of:=[.Q203]/[.P202]" table:style-name="ce1">
            <text:p>0.001027919</text:p>
          </table:table-cell>
          <table:table-cell office:value-type="float" office:value="8.9302968703892081E-4" table:formula="of:=[.S203]-([bitcoin_futures.S207]/100/360)" table:style-name="ce1">
            <text:p>0.00089303</text:p>
          </table:table-cell>
          <table:table-cell office:value-type="float" office:value="1.0010279185759279" table:formula="of:=1+[.S203]" table:style-name="ce1">
            <text:p>1.001027919</text:p>
          </table:table-cell>
          <table:table-cell office:value-type="float" office:value="1.0008930296870389" table:formula="of:=1+[.T203]" table:style-name="ce1">
            <text:p>1.00089303</text:p>
          </table:table-cell>
          <table:table-cell table:number-columns-repeated="16362"/>
        </table:table-row>
        <table:table-row table:style-name="ro1">
          <table:table-cell office:value-type="string" office:string-value="08.10.2024" table:formula="of:=[bitcoin_futures.A208]" table:style-name="ce1">
            <text:p>08.10.2024</text:p>
          </table:table-cell>
          <table:table-cell office:value-type="float" office:value="1754" table:formula="of:=ROUND([bitcoin_futures.D208]/[bitcoin_futures.B208]; 0)" table:style-name="ce1">
            <text:p>1754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2628.87069616899" table:formula="of:=IF([.E203] + [.N204]  &gt; [.F204]; [.E203]+[.N204]; [.F204]*2)" table:style-name="ce1">
            <text:p>42628.8707</text:p>
          </table:table-cell>
          <table:table-cell office:value-type="float" office:value="15890" table:formula="of:=[Future_Returns.S204]*[.F$4]" table:style-name="ce1">
            <text:p>15890</text:p>
          </table:table-cell>
          <table:table-cell office:value-type="float" office:value="31780" table:formula="of:=[.F204]*2" table:style-name="ce6">
            <text:p>31780</text:p>
          </table:table-cell>
          <table:table-cell table:style-name="ce6"/>
          <table:table-cell office:value-type="boolean" office:boolean-value="false" table:formula="of:=[.E204]=[.G204]" table:style-name="ce6">
            <text:p>FALSE</text:p>
          </table:table-cell>
          <table:table-cell office:value-type="float" office:value="0" table:formula="of:=([.C204]-[.C203])*[bitcoin_futures.B208]" table:style-name="ce1">
            <text:p>0</text:p>
          </table:table-cell>
          <table:table-cell office:value-type="float" office:value="62268.6" table:formula="of:=[.C204]*[bitcoin_futures.B208]" table:style-name="ce5">
            <text:p>62268.6</text:p>
          </table:table-cell>
          <table:table-cell office:value-type="float" office:value="-1160.9400000000023" table:formula="of:=[.K204]-[.K203]-[.J204]" table:style-name="ce1">
            <text:p>-1160.94</text:p>
          </table:table-cell>
          <table:table-cell office:value-type="float" office:value="0" table:formula="of:=IF([.E204]=[.G204];[.E204]-([.E203] + [.N204]);0)*[.$M$5]/10000" table:style-name="ce11">
            <text:p>0.00</text:p>
          </table:table-cell>
          <table:table-cell office:value-type="float" office:value="1162.7707417622312" table:formula="of:=-[Future_CF.Q204]+[.E203]*([bitcoin_futures.S208]/100/360)*[.$N$6]" table:style-name="ce11">
            <text:p>1162.77</text:p>
          </table:table-cell>
          <table:table-cell table:style-name="ce1"/>
          <table:table-cell office:value-type="float" office:value="104897.47069616898" table:formula="of:=[.K204]+[.E204]" table:style-name="ce5">
            <text:p>104897.4707</text:p>
          </table:table-cell>
          <table:table-cell office:value-type="float" office:value="1.830741762228854" table:formula="of:=[.L204]+[.N204]-[.M204]" table:style-name="ce11">
            <text:p>1.83</text:p>
          </table:table-cell>
          <table:table-cell office:value-type="float" office:value="1162.770741762215" table:formula="of:=[.P204]-[.P203]-[.L204]" table:style-name="ce1">
            <text:p>1162.770742</text:p>
          </table:table-cell>
          <table:table-cell office:value-type="float" office:value="1.7452982440686686E-5" table:formula="of:=[.Q204]/[.P203]" table:style-name="ce1">
            <text:p>1.7453E-05</text:p>
          </table:table-cell>
          <table:table-cell office:value-type="float" office:value="-1.1618590644820221E-4" table:formula="of:=[.S204]-([bitcoin_futures.S208]/100/360)" table:style-name="ce1">
            <text:p>-0.000116186</text:p>
          </table:table-cell>
          <table:table-cell office:value-type="float" office:value="1.0000174529824406" table:formula="of:=1+[.S204]" table:style-name="ce1">
            <text:p>1.000017453</text:p>
          </table:table-cell>
          <table:table-cell office:value-type="float" office:value="0.99988381409355176" table:formula="of:=1+[.T204]" table:style-name="ce1">
            <text:p>0.999883814</text:p>
          </table:table-cell>
          <table:table-cell table:number-columns-repeated="16362"/>
        </table:table-row>
        <table:table-row table:style-name="ro1">
          <table:table-cell office:value-type="string" office:string-value="09.10.2024" table:formula="of:=[bitcoin_futures.A209]" table:style-name="ce1">
            <text:p>09.10.2024</text:p>
          </table:table-cell>
          <table:table-cell office:value-type="float" office:value="1759" table:formula="of:=ROUND([bitcoin_futures.D209]/[bitcoin_futures.B209]; 0)" table:style-name="ce1">
            <text:p>1759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3916.710252611476" table:formula="of:=IF([.E204] + [.N205]  &gt; [.F205]; [.E204]+[.N205]; [.F205]*2)" table:style-name="ce1">
            <text:p>43916.71025</text:p>
          </table:table-cell>
          <table:table-cell office:value-type="float" office:value="15600" table:formula="of:=[Future_Returns.S205]*[.F$4]" table:style-name="ce1">
            <text:p>15600</text:p>
          </table:table-cell>
          <table:table-cell office:value-type="float" office:value="31200" table:formula="of:=[.F205]*2" table:style-name="ce6">
            <text:p>31200</text:p>
          </table:table-cell>
          <table:table-cell table:style-name="ce6"/>
          <table:table-cell office:value-type="boolean" office:boolean-value="false" table:formula="of:=[.E205]=[.G205]" table:style-name="ce6">
            <text:p>FALSE</text:p>
          </table:table-cell>
          <table:table-cell office:value-type="float" office:value="0" table:formula="of:=([.C205]-[.C204])*[bitcoin_futures.B209]" table:style-name="ce1">
            <text:p>0</text:p>
          </table:table-cell>
          <table:table-cell office:value-type="float" office:value="61002.12" table:formula="of:=[.C205]*[bitcoin_futures.B209]" table:style-name="ce5">
            <text:p>61002.12</text:p>
          </table:table-cell>
          <table:table-cell office:value-type="float" office:value="-1266.4799999999959" table:formula="of:=[.K205]-[.K204]-[.J205]" table:style-name="ce1">
            <text:p>-1266.48</text:p>
          </table:table-cell>
          <table:table-cell office:value-type="float" office:value="0" table:formula="of:=IF([.E205]=[.G205];[.E205]-([.E204] + [.N205]);0)*[.$M$5]/10000" table:style-name="ce11">
            <text:p>0.00</text:p>
          </table:table-cell>
          <table:table-cell office:value-type="float" office:value="1287.8395564424836" table:formula="of:=-[Future_CF.Q205]+[.E204]*([bitcoin_futures.S209]/100/360)*[.$N$6]" table:style-name="ce11">
            <text:p>1287.84</text:p>
          </table:table-cell>
          <table:table-cell table:style-name="ce1"/>
          <table:table-cell office:value-type="float" office:value="104918.83025261149" table:formula="of:=[.K205]+[.E205]" table:style-name="ce5">
            <text:p>104918.8303</text:p>
          </table:table-cell>
          <table:table-cell office:value-type="float" office:value="21.359556442487701" table:formula="of:=[.L205]+[.N205]-[.M205]" table:style-name="ce11">
            <text:p>21.36</text:p>
          </table:table-cell>
          <table:table-cell office:value-type="float" office:value="1287.8395564425009" table:formula="of:=[.P205]-[.P204]-[.L205]" table:style-name="ce1">
            <text:p>1287.839556</text:p>
          </table:table-cell>
          <table:table-cell office:value-type="float" office:value="2.0362317890728498E-4" table:formula="of:=[.Q205]/[.P204]" table:style-name="ce1">
            <text:p>0.000203623</text:p>
          </table:table-cell>
          <table:table-cell office:value-type="float" office:value="7.0400956685062743E-5" table:formula="of:=[.S205]-([bitcoin_futures.S209]/100/360)" table:style-name="ce1">
            <text:p>7.0401E-05</text:p>
          </table:table-cell>
          <table:table-cell office:value-type="float" office:value="1.0002036231789073" table:formula="of:=1+[.S205]" table:style-name="ce1">
            <text:p>1.000203623</text:p>
          </table:table-cell>
          <table:table-cell office:value-type="float" office:value="1.000070400956685" table:formula="of:=1+[.T205]" table:style-name="ce1">
            <text:p>1.000070401</text:p>
          </table:table-cell>
          <table:table-cell table:number-columns-repeated="16362"/>
        </table:table-row>
        <table:table-row table:style-name="ro1">
          <table:table-cell office:value-type="string" office:string-value="10.10.2024" table:formula="of:=[bitcoin_futures.A210]" table:style-name="ce1">
            <text:p>10.10.2024</text:p>
          </table:table-cell>
          <table:table-cell office:value-type="float" office:value="1752" table:formula="of:=ROUND([bitcoin_futures.D210]/[bitcoin_futures.B210]; 0)" table:style-name="ce1">
            <text:p>1752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5239.635593477746" table:formula="of:=IF([.E205] + [.N206]  &gt; [.F206]; [.E205]+[.N206]; [.F206]*2)" table:style-name="ce1">
            <text:p>45239.63559</text:p>
          </table:table-cell>
          <table:table-cell office:value-type="float" office:value="15278.75" table:formula="of:=[Future_Returns.S206]*[.F$4]" table:style-name="ce1">
            <text:p>15278.75</text:p>
          </table:table-cell>
          <table:table-cell office:value-type="float" office:value="30557.5" table:formula="of:=[.F206]*2" table:style-name="ce6">
            <text:p>30557.5</text:p>
          </table:table-cell>
          <table:table-cell table:style-name="ce6"/>
          <table:table-cell office:value-type="boolean" office:boolean-value="false" table:formula="of:=[.E206]=[.G206]" table:style-name="ce6">
            <text:p>FALSE</text:p>
          </table:table-cell>
          <table:table-cell office:value-type="float" office:value="0" table:formula="of:=([.C206]-[.C205])*[bitcoin_futures.B210]" table:style-name="ce1">
            <text:p>0</text:p>
          </table:table-cell>
          <table:table-cell office:value-type="float" office:value="59718.05" table:formula="of:=[.C206]*[bitcoin_futures.B210]" table:style-name="ce5">
            <text:p>59718.05</text:p>
          </table:table-cell>
          <table:table-cell office:value-type="float" office:value="-1284.0699999999997" table:formula="of:=[.K206]-[.K205]-[.J206]" table:style-name="ce1">
            <text:p>-1284.07</text:p>
          </table:table-cell>
          <table:table-cell office:value-type="float" office:value="0" table:formula="of:=IF([.E206]=[.G206];[.E206]-([.E205] + [.N206]);0)*[.$M$5]/10000" table:style-name="ce11">
            <text:p>0.00</text:p>
          </table:table-cell>
          <table:table-cell office:value-type="float" office:value="1322.9253408662712" table:formula="of:=-[Future_CF.Q206]+[.E205]*([bitcoin_futures.S210]/100/360)*[.$N$6]" table:style-name="ce11">
            <text:p>1322.93</text:p>
          </table:table-cell>
          <table:table-cell table:style-name="ce1"/>
          <table:table-cell office:value-type="float" office:value="104957.68559347774" table:formula="of:=[.K206]+[.E206]" table:style-name="ce5">
            <text:p>104957.6856</text:p>
          </table:table-cell>
          <table:table-cell office:value-type="float" office:value="38.85534086627149" table:formula="of:=[.L206]+[.N206]-[.M206]" table:style-name="ce11">
            <text:p>38.86</text:p>
          </table:table-cell>
          <table:table-cell office:value-type="float" office:value="1322.9253408662553" table:formula="of:=[.P206]-[.P205]-[.L206]" table:style-name="ce1">
            <text:p>1322.925341</text:p>
          </table:table-cell>
          <table:table-cell office:value-type="float" office:value="3.7033715275627902E-4" table:formula="of:=[.Q206]/[.P205]" table:style-name="ce1">
            <text:p>0.000370337</text:p>
          </table:table-cell>
          <table:table-cell office:value-type="float" office:value="2.3711493053405678E-4" table:formula="of:=[.S206]-([bitcoin_futures.S210]/100/360)" table:style-name="ce1">
            <text:p>0.000237115</text:p>
          </table:table-cell>
          <table:table-cell office:value-type="float" office:value="1.0003703371527564" table:formula="of:=1+[.S206]" table:style-name="ce1">
            <text:p>1.000370337</text:p>
          </table:table-cell>
          <table:table-cell office:value-type="float" office:value="1.000237114930534" table:formula="of:=1+[.T206]" table:style-name="ce1">
            <text:p>1.000237115</text:p>
          </table:table-cell>
          <table:table-cell table:number-columns-repeated="16362"/>
        </table:table-row>
        <table:table-row table:style-name="ro1">
          <table:table-cell office:value-type="string" office:string-value="11.10.2024" table:formula="of:=[bitcoin_futures.A211]" table:style-name="ce1">
            <text:p>11.10.2024</text:p>
          </table:table-cell>
          <table:table-cell office:value-type="float" office:value="1754" table:formula="of:=ROUND([bitcoin_futures.D211]/[bitcoin_futures.B211]; 0)" table:style-name="ce1">
            <text:p>1754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41732.667905719056" table:formula="of:=IF([.E206] + [.N207]  &gt; [.F207]; [.E206]+[.N207]; [.F207]*2)" table:style-name="ce1">
            <text:p>41732.66791</text:p>
          </table:table-cell>
          <table:table-cell office:value-type="float" office:value="14948.75" table:formula="of:=[Future_Returns.S207]*[.F$4]" table:style-name="ce1">
            <text:p>14948.75</text:p>
          </table:table-cell>
          <table:table-cell office:value-type="float" office:value="29897.5" table:formula="of:=[.F207]*2" table:style-name="ce6">
            <text:p>29897.5</text:p>
          </table:table-cell>
          <table:table-cell table:style-name="ce6"/>
          <table:table-cell office:value-type="boolean" office:boolean-value="false" table:formula="of:=[.E207]=[.G207]" table:style-name="ce6">
            <text:p>FALSE</text:p>
          </table:table-cell>
          <table:table-cell office:value-type="float" office:value="0" table:formula="of:=([.C207]-[.C206])*[bitcoin_futures.B211]" table:style-name="ce1">
            <text:p>0</text:p>
          </table:table-cell>
          <table:table-cell office:value-type="float" office:value="63218.46" table:formula="of:=[.C207]*[bitcoin_futures.B211]" table:style-name="ce5">
            <text:p>63218.46</text:p>
          </table:table-cell>
          <table:table-cell office:value-type="float" office:value="3500.4099999999962" table:formula="of:=[.K207]-[.K206]-[.J207]" table:style-name="ce1">
            <text:p>3500.41</text:p>
          </table:table-cell>
          <table:table-cell office:value-type="float" office:value="0" table:formula="of:=IF([.E207]=[.G207];[.E207]-([.E206] + [.N207]);0)*[.$M$5]/10000" table:style-name="ce11">
            <text:p>0.00</text:p>
          </table:table-cell>
          <table:table-cell office:value-type="float" office:value="-3506.9676877586926" table:formula="of:=-[Future_CF.Q207]+[.E206]*([bitcoin_futures.S211]/100/360)*[.$N$6]" table:style-name="ce11">
            <text:p>-3506.97</text:p>
          </table:table-cell>
          <table:table-cell table:style-name="ce1"/>
          <table:table-cell office:value-type="float" office:value="104951.12790571905" table:formula="of:=[.K207]+[.E207]" table:style-name="ce5">
            <text:p>104951.1279</text:p>
          </table:table-cell>
          <table:table-cell office:value-type="float" office:value="-6.5576877586963747" table:formula="of:=[.L207]+[.N207]-[.M207]" table:style-name="ce11">
            <text:p>-6.56</text:p>
          </table:table-cell>
          <table:table-cell office:value-type="float" office:value="-3506.9676877586826" table:formula="of:=[.P207]-[.P206]-[.L207]" table:style-name="ce1">
            <text:p>-3506.967688</text:p>
          </table:table-cell>
          <table:table-cell office:value-type="float" office:value="-6.2479347954523507E-5" table:formula="of:=[.Q207]/[.P206]" table:style-name="ce1">
            <text:p>-6.24793E-05</text:p>
          </table:table-cell>
          <table:table-cell office:value-type="float" office:value="-1.9653490351007906E-4" table:formula="of:=[.S207]-([bitcoin_futures.S211]/100/360)" table:style-name="ce1">
            <text:p>-0.000196535</text:p>
          </table:table-cell>
          <table:table-cell office:value-type="float" office:value="0.99993752065204544" table:formula="of:=1+[.S207]" table:style-name="ce1">
            <text:p>0.999937521</text:p>
          </table:table-cell>
          <table:table-cell office:value-type="float" office:value="0.99980346509648987" table:formula="of:=1+[.T207]" table:style-name="ce1">
            <text:p>0.999803465</text:p>
          </table:table-cell>
          <table:table-cell table:number-columns-repeated="16362"/>
        </table:table-row>
        <table:table-row table:style-name="ro1">
          <table:table-cell office:value-type="string" office:string-value="14.10.2024" table:formula="of:=[bitcoin_futures.A212]" table:style-name="ce1">
            <text:p>14.10.2024</text:p>
          </table:table-cell>
          <table:table-cell office:value-type="float" office:value="1755" table:formula="of:=ROUND([bitcoin_futures.D212]/[bitcoin_futures.B212]; 0)" table:style-name="ce1">
            <text:p>1755</text:p>
          </table:table-cell>
          <table:table-cell office:value-type="float" office:value="1759" table:formula="of:=[.C$187]" table:style-name="ce1">
            <text:p>1759</text:p>
          </table:table-cell>
          <table:table-cell office:value-type="float" office:value="59876.36" table:formula="of:=[.D$187]" table:style-name="ce1">
            <text:p>59876.36</text:p>
          </table:table-cell>
          <table:table-cell office:value-type="float" office:value="38895.465153709512" table:formula="of:=IF([.E207] + [.N208]  &gt; [.F208]; [.E207]+[.N208]; [.F208]*2)" table:style-name="ce1">
            <text:p>38895.46515</text:p>
          </table:table-cell>
          <table:table-cell office:value-type="float" office:value="15826.25" table:formula="of:=[Future_Returns.S208]*[.F$4]" table:style-name="ce1">
            <text:p>15826.25</text:p>
          </table:table-cell>
          <table:table-cell office:value-type="float" office:value="31652.5" table:formula="of:=[.F208]*2" table:style-name="ce6">
            <text:p>31652.5</text:p>
          </table:table-cell>
          <table:table-cell table:style-name="ce6"/>
          <table:table-cell office:value-type="boolean" office:boolean-value="false" table:formula="of:=[.E208]=[.G208]" table:style-name="ce6">
            <text:p>FALSE</text:p>
          </table:table-cell>
          <table:table-cell office:value-type="float" office:value="0" table:formula="of:=([.C208]-[.C207])*[bitcoin_futures.B212]" table:style-name="ce1">
            <text:p>0</text:p>
          </table:table-cell>
          <table:table-cell office:value-type="float" office:value="66085.63" table:formula="of:=[.C208]*[bitcoin_futures.B212]" table:style-name="ce5">
            <text:p>66085.63</text:p>
          </table:table-cell>
          <table:table-cell office:value-type="float" office:value="2867.1700000000055" table:formula="of:=[.K208]-[.K207]-[.J208]" table:style-name="ce1">
            <text:p>2867.17</text:p>
          </table:table-cell>
          <table:table-cell office:value-type="float" office:value="0" table:formula="of:=IF([.E208]=[.G208];[.E208]-([.E207] + [.N208]);0)*[.$M$5]/10000" table:style-name="ce11">
            <text:p>0.00</text:p>
          </table:table-cell>
          <table:table-cell office:value-type="float" office:value="-2837.2027520095417" table:formula="of:=-[Future_CF.Q208]+[.E207]*([bitcoin_futures.S212]/100/360)*[.$N$6]" table:style-name="ce11">
            <text:p>-2837.20</text:p>
          </table:table-cell>
          <table:table-cell table:style-name="ce1"/>
          <table:table-cell office:value-type="float" office:value="104981.09515370952" table:formula="of:=[.K208]+[.E208]" table:style-name="ce5">
            <text:p>104981.0952</text:p>
          </table:table-cell>
          <table:table-cell office:value-type="float" office:value="29.967247990463875" table:formula="of:=[.L208]+[.N208]-[.M208]" table:style-name="ce11">
            <text:p>29.97</text:p>
          </table:table-cell>
          <table:table-cell office:value-type="float" office:value="-2837.2027520095362" table:formula="of:=[.P208]-[.P207]-[.L208]" table:style-name="ce1">
            <text:p>-2837.202752</text:p>
          </table:table-cell>
          <table:table-cell office:value-type="float" office:value="2.8553526377900776E-4" table:formula="of:=[.Q208]/[.P207]" table:style-name="ce1">
            <text:p>0.000285535</text:p>
          </table:table-cell>
          <table:table-cell office:value-type="float" office:value="1.5147970822345221E-4" table:formula="of:=[.S208]-([bitcoin_futures.S212]/100/360)" table:style-name="ce1">
            <text:p>0.00015148</text:p>
          </table:table-cell>
          <table:table-cell office:value-type="float" office:value="1.0002855352637789" table:formula="of:=1+[.S208]" table:style-name="ce1">
            <text:p>1.000285535</text:p>
          </table:table-cell>
          <table:table-cell office:value-type="float" office:value="1.0001514797082234" table:formula="of:=1+[.T208]" table:style-name="ce1">
            <text:p>1.00015148</text:p>
          </table:table-cell>
          <table:table-cell table:number-columns-repeated="16362"/>
        </table:table-row>
        <table:table-row table:style-name="ro1">
          <table:table-cell office:value-type="string" office:string-value="15.10.2024" table:formula="of:=[bitcoin_futures.A213]" table:style-name="ce6">
            <text:p>15.10.2024</text:p>
          </table:table-cell>
          <table:table-cell office:value-type="float" office:value="1750" table:formula="of:=ROUND([bitcoin_futures.D213]/[bitcoin_futures.B213]; 0)" table:style-name="ce1">
            <text:p>1750</text:p>
          </table:table-cell>
          <table:table-cell office:value-type="float" office:value="1750" table:formula="of:=[.B209]" table:style-name="ce6">
            <text:p>1750</text:p>
          </table:table-cell>
          <table:table-cell office:value-type="float" office:value="66797.5" table:formula="of:=[.B209]*[bitcoin_futures.B213]" table:style-name="ce6">
            <text:p>66797.5</text:p>
          </table:table-cell>
          <table:table-cell office:value-type="float" office:value="37823.052782571824" table:formula="of:=IF([.E208] + [.N209]  &gt; [.F209]; [.E208]+[.N209]; [.F209]*2)" table:style-name="ce1">
            <text:p>37823.05278</text:p>
          </table:table-cell>
          <table:table-cell office:value-type="float" office:value="16677.5" table:formula="of:=[Future_Returns.S209]*[.F$4]" table:style-name="ce1">
            <text:p>16677.5</text:p>
          </table:table-cell>
          <table:table-cell office:value-type="float" office:value="33355" table:formula="of:=[.F209]*2" table:style-name="ce6">
            <text:p>33355</text:p>
          </table:table-cell>
          <table:table-cell table:style-name="ce6"/>
          <table:table-cell office:value-type="boolean" office:boolean-value="false" table:formula="of:=[.E209]=[.G209]" table:style-name="ce6">
            <text:p>FALSE</text:p>
          </table:table-cell>
          <table:table-cell office:value-type="float" office:value="-343.53000000000003" table:formula="of:=([.C209]-[.C208])*[bitcoin_futures.B213]" table:style-name="ce1">
            <text:p>-343.53</text:p>
          </table:table-cell>
          <table:table-cell office:value-type="float" office:value="66797.5" table:formula="of:=[.C209]*[bitcoin_futures.B213]" table:style-name="ce5">
            <text:p>66797.5</text:p>
          </table:table-cell>
          <table:table-cell office:value-type="float" office:value="1055.3999999999953" table:formula="of:=[.K209]-[.K208]-[.J209]" table:style-name="ce1">
            <text:p>1055.4</text:p>
          </table:table-cell>
          <table:table-cell office:value-type="float" office:value="0" table:formula="of:=IF([.E209]=[.G209];[.E209]-([.E208] + [.N209]);0)*[.$M$5]/10000" table:style-name="ce11">
            <text:p>0.00</text:p>
          </table:table-cell>
          <table:table-cell office:value-type="float" office:value="-1072.4123711376908" table:formula="of:=-[Future_CF.Q209]+[.E208]*([bitcoin_futures.S213]/100/360)*[.$N$6]" table:style-name="ce11">
            <text:p>-1072.41</text:p>
          </table:table-cell>
          <table:table-cell table:style-name="ce6"/>
          <table:table-cell office:value-type="float" office:value="104620.55278257182" table:formula="of:=[.K209]+[.E209]" table:style-name="ce5">
            <text:p>104620.5528</text:p>
          </table:table-cell>
          <table:table-cell office:value-type="float" office:value="-17.012371137695482" table:formula="of:=[.L209]+[.N209]-[.M209]" table:style-name="ce11">
            <text:p>-17.01</text:p>
          </table:table-cell>
          <table:table-cell office:value-type="float" office:value="-1415.9423711377033" table:formula="of:=[.P209]-[.P208]-[.L209]" table:style-name="ce1">
            <text:p>-1415.942371</text:p>
          </table:table-cell>
          <table:table-cell office:value-type="float" office:value="-1.6205175905992011E-4" table:formula="of:=[.Q209]/[.P208]" table:style-name="ce1">
            <text:p>-0.000162052</text:p>
          </table:table-cell>
          <table:table-cell office:value-type="float" office:value="-2.9510731461547567E-4" table:formula="of:=[.S209]-([bitcoin_futures.S213]/100/360)" table:style-name="ce1">
            <text:p>-0.000295107</text:p>
          </table:table-cell>
          <table:table-cell office:value-type="float" office:value="0.99983794824094008" table:formula="of:=1+[.S209]" table:style-name="ce1">
            <text:p>0.999837948</text:p>
          </table:table-cell>
          <table:table-cell office:value-type="float" office:value="0.99970489268538454" table:formula="of:=1+[.T209]" table:style-name="ce1">
            <text:p>0.999704893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10.2024" table:formula="of:=[bitcoin_futures.A214]" table:style-name="ce1">
            <text:p>16.10.2024</text:p>
          </table:table-cell>
          <table:table-cell office:value-type="float" office:value="1757" table:formula="of:=ROUND([bitcoin_futures.D214]/[bitcoin_futures.B214]; 0)" table:style-name="ce1">
            <text:p>1757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7120.563813020446" table:formula="of:=IF([.E209] + [.N210]  &gt; [.F210]; [.E209]+[.N210]; [.F210]*2)" table:style-name="ce1">
            <text:p>37120.56381</text:p>
          </table:table-cell>
          <table:table-cell office:value-type="float" office:value="16948.75" table:formula="of:=[Future_Returns.S210]*[.F$4]" table:style-name="ce1">
            <text:p>16948.75</text:p>
          </table:table-cell>
          <table:table-cell office:value-type="float" office:value="33897.5" table:formula="of:=[.F210]*2" table:style-name="ce6">
            <text:p>33897.5</text:p>
          </table:table-cell>
          <table:table-cell table:style-name="ce6"/>
          <table:table-cell office:value-type="boolean" office:boolean-value="false" table:formula="of:=[.E210]=[.G210]" table:style-name="ce6">
            <text:p>FALSE</text:p>
          </table:table-cell>
          <table:table-cell office:value-type="float" office:value="0" table:formula="of:=([.C210]-[.C209])*[bitcoin_futures.B214]" table:style-name="ce1">
            <text:p>0</text:p>
          </table:table-cell>
          <table:table-cell office:value-type="float" office:value="67515" table:formula="of:=[.C210]*[bitcoin_futures.B214]" table:style-name="ce5">
            <text:p>67515</text:p>
          </table:table-cell>
          <table:table-cell office:value-type="float" office:value="717.5" table:formula="of:=[.K210]-[.K209]-[.J210]" table:style-name="ce1">
            <text:p>717.5</text:p>
          </table:table-cell>
          <table:table-cell office:value-type="float" office:value="0" table:formula="of:=IF([.E210]=[.G210];[.E210]-([.E209] + [.N210]);0)*[.$M$5]/10000" table:style-name="ce11">
            <text:p>0.00</text:p>
          </table:table-cell>
          <table:table-cell office:value-type="float" office:value="-702.48896955137923" table:formula="of:=-[Future_CF.Q210]+[.E209]*([bitcoin_futures.S214]/100/360)*[.$N$6]" table:style-name="ce11">
            <text:p>-702.49</text:p>
          </table:table-cell>
          <table:table-cell table:style-name="ce1"/>
          <table:table-cell office:value-type="float" office:value="104635.56381302045" table:formula="of:=[.K210]+[.E210]" table:style-name="ce5">
            <text:p>104635.5638</text:p>
          </table:table-cell>
          <table:table-cell office:value-type="float" office:value="15.011030448620772" table:formula="of:=[.L210]+[.N210]-[.M210]" table:style-name="ce11">
            <text:p>15.01</text:p>
          </table:table-cell>
          <table:table-cell office:value-type="float" office:value="-702.48896955137025" table:formula="of:=[.P210]-[.P209]-[.L210]" table:style-name="ce1">
            <text:p>-702.4889696</text:p>
          </table:table-cell>
          <table:table-cell office:value-type="float" office:value="1.4348070287697218E-4" table:formula="of:=[.Q210]/[.P209]" table:style-name="ce1">
            <text:p>0.000143481</text:p>
          </table:table-cell>
          <table:table-cell office:value-type="float" office:value="1.0702925099194399E-5" table:formula="of:=[.S210]-([bitcoin_futures.S214]/100/360)" table:style-name="ce1">
            <text:p>1.07029E-05</text:p>
          </table:table-cell>
          <table:table-cell office:value-type="float" office:value="1.0001434807028771" table:formula="of:=1+[.S210]" table:style-name="ce1">
            <text:p>1.000143481</text:p>
          </table:table-cell>
          <table:table-cell office:value-type="float" office:value="1.0000107029250993" table:formula="of:=1+[.T210]" table:style-name="ce1">
            <text:p>1.000010703</text:p>
          </table:table-cell>
          <table:table-cell table:number-columns-repeated="16362"/>
        </table:table-row>
        <table:table-row table:style-name="ro1">
          <table:table-cell office:value-type="string" office:string-value="17.10.2024" table:formula="of:=[bitcoin_futures.A215]" table:style-name="ce1">
            <text:p>17.10.2024</text:p>
          </table:table-cell>
          <table:table-cell office:value-type="float" office:value="1758" table:formula="of:=ROUND([bitcoin_futures.D215]/[bitcoin_futures.B215]; 0)" table:style-name="ce1">
            <text:p>1758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8138.019441429351" table:formula="of:=IF([.E210] + [.N211]  &gt; [.F211]; [.E210]+[.N211]; [.F211]*2)" table:style-name="ce1">
            <text:p>38138.01944</text:p>
          </table:table-cell>
          <table:table-cell office:value-type="float" office:value="17125" table:formula="of:=[Future_Returns.S211]*[.F$4]" table:style-name="ce1">
            <text:p>17125</text:p>
          </table:table-cell>
          <table:table-cell office:value-type="float" office:value="34250" table:formula="of:=[.F211]*2" table:style-name="ce6">
            <text:p>34250</text:p>
          </table:table-cell>
          <table:table-cell table:style-name="ce6"/>
          <table:table-cell office:value-type="boolean" office:boolean-value="false" table:formula="of:=[.E211]=[.G211]" table:style-name="ce6">
            <text:p>FALSE</text:p>
          </table:table-cell>
          <table:table-cell office:value-type="float" office:value="0" table:formula="of:=([.C211]-[.C210])*[bitcoin_futures.B215]" table:style-name="ce1">
            <text:p>0</text:p>
          </table:table-cell>
          <table:table-cell office:value-type="float" office:value="66587.5" table:formula="of:=[.C211]*[bitcoin_futures.B215]" table:style-name="ce5">
            <text:p>66587.5</text:p>
          </table:table-cell>
          <table:table-cell office:value-type="float" office:value="-927.5" table:formula="of:=[.K211]-[.K210]-[.J211]" table:style-name="ce1">
            <text:p>-927.5</text:p>
          </table:table-cell>
          <table:table-cell office:value-type="float" office:value="0" table:formula="of:=IF([.E211]=[.G211];[.E211]-([.E210] + [.N211]);0)*[.$M$5]/10000" table:style-name="ce11">
            <text:p>0.00</text:p>
          </table:table-cell>
          <table:table-cell office:value-type="float" office:value="1017.4556284089085" table:formula="of:=-[Future_CF.Q211]+[.E210]*([bitcoin_futures.S215]/100/360)*[.$N$6]" table:style-name="ce11">
            <text:p>1017.46</text:p>
          </table:table-cell>
          <table:table-cell table:style-name="ce1"/>
          <table:table-cell office:value-type="float" office:value="104725.51944142935" table:formula="of:=[.K211]+[.E211]" table:style-name="ce5">
            <text:p>104725.5194</text:p>
          </table:table-cell>
          <table:table-cell office:value-type="float" office:value="89.955628408908524" table:formula="of:=[.L211]+[.N211]-[.M211]" table:style-name="ce11">
            <text:p>89.96</text:p>
          </table:table-cell>
          <table:table-cell office:value-type="float" office:value="1017.4556284089049" table:formula="of:=[.P211]-[.P210]-[.L211]" table:style-name="ce1">
            <text:p>1017.455628</text:p>
          </table:table-cell>
          <table:table-cell office:value-type="float" office:value="8.5970414962981058E-4" table:formula="of:=[.Q211]/[.P210]" table:style-name="ce1">
            <text:p>0.000859704</text:p>
          </table:table-cell>
          <table:table-cell office:value-type="float" office:value="7.2739859407425504E-4" table:formula="of:=[.S211]-([bitcoin_futures.S215]/100/360)" table:style-name="ce1">
            <text:p>0.000727399</text:p>
          </table:table-cell>
          <table:table-cell office:value-type="float" office:value="1.0008597041496299" table:formula="of:=1+[.S211]" table:style-name="ce1">
            <text:p>1.000859704</text:p>
          </table:table-cell>
          <table:table-cell office:value-type="float" office:value="1.0007273985940743" table:formula="of:=1+[.T211]" table:style-name="ce1">
            <text:p>1.000727399</text:p>
          </table:table-cell>
          <table:table-cell table:number-columns-repeated="16362"/>
        </table:table-row>
        <table:table-row table:style-name="ro1">
          <table:table-cell office:value-type="string" office:string-value="18.10.2024" table:formula="of:=[bitcoin_futures.A216]" table:style-name="ce1">
            <text:p>18.10.2024</text:p>
          </table:table-cell>
          <table:table-cell office:value-type="float" office:value="1760" table:formula="of:=ROUND([bitcoin_futures.D216]/[bitcoin_futures.B216]; 0)" table:style-name="ce1">
            <text:p>1760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6225.545025827916" table:formula="of:=IF([.E211] + [.N212]  &gt; [.F212]; [.E211]+[.N212]; [.F212]*2)" table:style-name="ce1">
            <text:p>36225.54503</text:p>
          </table:table-cell>
          <table:table-cell office:value-type="float" office:value="16871.25" table:formula="of:=[Future_Returns.S212]*[.F$4]" table:style-name="ce1">
            <text:p>16871.25</text:p>
          </table:table-cell>
          <table:table-cell office:value-type="float" office:value="33742.5" table:formula="of:=[.F212]*2" table:style-name="ce6">
            <text:p>33742.5</text:p>
          </table:table-cell>
          <table:table-cell table:style-name="ce6"/>
          <table:table-cell office:value-type="boolean" office:boolean-value="false" table:formula="of:=[.E212]=[.G212]" table:style-name="ce6">
            <text:p>FALSE</text:p>
          </table:table-cell>
          <table:table-cell office:value-type="float" office:value="0" table:formula="of:=([.C212]-[.C211])*[bitcoin_futures.B216]" table:style-name="ce1">
            <text:p>0</text:p>
          </table:table-cell>
          <table:table-cell office:value-type="float" office:value="68372.5" table:formula="of:=[.C212]*[bitcoin_futures.B216]" table:style-name="ce5">
            <text:p>68372.5</text:p>
          </table:table-cell>
          <table:table-cell office:value-type="float" office:value="1785" table:formula="of:=[.K212]-[.K211]-[.J212]" table:style-name="ce1">
            <text:p>1785</text:p>
          </table:table-cell>
          <table:table-cell office:value-type="float" office:value="0" table:formula="of:=IF([.E212]=[.G212];[.E212]-([.E211] + [.N212]);0)*[.$M$5]/10000" table:style-name="ce11">
            <text:p>0.00</text:p>
          </table:table-cell>
          <table:table-cell office:value-type="float" office:value="-1912.4744156014342" table:formula="of:=-[Future_CF.Q212]+[.E211]*([bitcoin_futures.S216]/100/360)*[.$N$6]" table:style-name="ce11">
            <text:p>-1912.47</text:p>
          </table:table-cell>
          <table:table-cell table:style-name="ce1"/>
          <table:table-cell office:value-type="float" office:value="104598.04502582792" table:formula="of:=[.K212]+[.E212]" table:style-name="ce5">
            <text:p>104598.045</text:p>
          </table:table-cell>
          <table:table-cell office:value-type="float" office:value="-127.4744156014342" table:formula="of:=[.L212]+[.N212]-[.M212]" table:style-name="ce11">
            <text:p>-127.47</text:p>
          </table:table-cell>
          <table:table-cell office:value-type="float" office:value="-1912.4744156014349" table:formula="of:=[.P212]-[.P211]-[.L212]" table:style-name="ce1">
            <text:p>-1912.474416</text:p>
          </table:table-cell>
          <table:table-cell office:value-type="float" office:value="-1.2172239992825034E-3" table:formula="of:=[.Q212]/[.P211]" table:style-name="ce1">
            <text:p>-0.001217224</text:p>
          </table:table-cell>
          <table:table-cell office:value-type="float" office:value="-1.3496684437269478E-3" table:formula="of:=[.S212]-([bitcoin_futures.S216]/100/360)" table:style-name="ce1">
            <text:p>-0.001349668</text:p>
          </table:table-cell>
          <table:table-cell office:value-type="float" office:value="0.99878277600071752" table:formula="of:=1+[.S212]" table:style-name="ce1">
            <text:p>0.998782776</text:p>
          </table:table-cell>
          <table:table-cell office:value-type="float" office:value="0.99865033155627303" table:formula="of:=1+[.T212]" table:style-name="ce1">
            <text:p>0.998650332</text:p>
          </table:table-cell>
          <table:table-cell table:number-columns-repeated="16362"/>
        </table:table-row>
        <table:table-row table:style-name="ro1">
          <table:table-cell office:value-type="string" office:string-value="21.10.2024" table:formula="of:=[bitcoin_futures.A217]" table:style-name="ce1">
            <text:p>21.10.2024</text:p>
          </table:table-cell>
          <table:table-cell office:value-type="float" office:value="1752" table:formula="of:=ROUND([bitcoin_futures.D217]/[bitcoin_futures.B217]; 0)" table:style-name="ce1">
            <text:p>1752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7242.944968185875" table:formula="of:=IF([.E212] + [.N213]  &gt; [.F213]; [.E212]+[.N213]; [.F213]*2)" table:style-name="ce1">
            <text:p>37242.94497</text:p>
          </table:table-cell>
          <table:table-cell office:value-type="float" office:value="17350" table:formula="of:=[Future_Returns.S213]*[.F$4]" table:style-name="ce1">
            <text:p>17350</text:p>
          </table:table-cell>
          <table:table-cell office:value-type="float" office:value="34700" table:formula="of:=[.F213]*2" table:style-name="ce6">
            <text:p>34700</text:p>
          </table:table-cell>
          <table:table-cell table:style-name="ce6"/>
          <table:table-cell office:value-type="boolean" office:boolean-value="false" table:formula="of:=[.E213]=[.G213]" table:style-name="ce6">
            <text:p>FALSE</text:p>
          </table:table-cell>
          <table:table-cell office:value-type="float" office:value="0" table:formula="of:=([.C213]-[.C212])*[bitcoin_futures.B217]" table:style-name="ce1">
            <text:p>0</text:p>
          </table:table-cell>
          <table:table-cell office:value-type="float" office:value="67497.5" table:formula="of:=[.C213]*[bitcoin_futures.B217]" table:style-name="ce5">
            <text:p>67497.5</text:p>
          </table:table-cell>
          <table:table-cell office:value-type="float" office:value="-875" table:formula="of:=[.K213]-[.K212]-[.J213]" table:style-name="ce1">
            <text:p>-875</text:p>
          </table:table-cell>
          <table:table-cell office:value-type="float" office:value="0" table:formula="of:=IF([.E213]=[.G213];[.E213]-([.E212] + [.N213]);0)*[.$M$5]/10000" table:style-name="ce11">
            <text:p>0.00</text:p>
          </table:table-cell>
          <table:table-cell office:value-type="float" office:value="1017.3999423579611" table:formula="of:=-[Future_CF.Q213]+[.E212]*([bitcoin_futures.S217]/100/360)*[.$N$6]" table:style-name="ce11">
            <text:p>1017.40</text:p>
          </table:table-cell>
          <table:table-cell table:style-name="ce1"/>
          <table:table-cell office:value-type="float" office:value="104740.44496818588" table:formula="of:=[.K213]+[.E213]" table:style-name="ce5">
            <text:p>104740.445</text:p>
          </table:table-cell>
          <table:table-cell office:value-type="float" office:value="142.39994235796109" table:formula="of:=[.L213]+[.N213]-[.M213]" table:style-name="ce11">
            <text:p>142.40</text:p>
          </table:table-cell>
          <table:table-cell office:value-type="float" office:value="1017.3999423579662" table:formula="of:=[.P213]-[.P212]-[.L213]" table:style-name="ce1">
            <text:p>1017.399942</text:p>
          </table:table-cell>
          <table:table-cell office:value-type="float" office:value="1.3614015665665542E-3" table:formula="of:=[.Q213]/[.P212]" table:style-name="ce1">
            <text:p>0.001361402</text:p>
          </table:table-cell>
          <table:table-cell office:value-type="float" office:value="1.2289015665665542E-3" table:formula="of:=[.S213]-([bitcoin_futures.S217]/100/360)" table:style-name="ce1">
            <text:p>0.001228902</text:p>
          </table:table-cell>
          <table:table-cell office:value-type="float" office:value="1.0013614015665666" table:formula="of:=1+[.S213]" table:style-name="ce1">
            <text:p>1.001361402</text:p>
          </table:table-cell>
          <table:table-cell office:value-type="float" office:value="1.0012289015665665" table:formula="of:=1+[.T213]" table:style-name="ce1">
            <text:p>1.001228902</text:p>
          </table:table-cell>
          <table:table-cell table:number-columns-repeated="16362"/>
        </table:table-row>
        <table:table-row table:style-name="ro1">
          <table:table-cell office:value-type="string" office:string-value="22.10.2024" table:formula="of:=[bitcoin_futures.A218]" table:style-name="ce1">
            <text:p>22.10.2024</text:p>
          </table:table-cell>
          <table:table-cell office:value-type="float" office:value="1757" table:formula="of:=ROUND([bitcoin_futures.D218]/[bitcoin_futures.B218]; 0)" table:style-name="ce1">
            <text:p>1757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7540.404554343149" table:formula="of:=IF([.E213] + [.N214]  &gt; [.F214]; [.E213]+[.N214]; [.F214]*2)" table:style-name="ce1">
            <text:p>37540.40455</text:p>
          </table:table-cell>
          <table:table-cell office:value-type="float" office:value="17096.25" table:formula="of:=[Future_Returns.S214]*[.F$4]" table:style-name="ce1">
            <text:p>17096.25</text:p>
          </table:table-cell>
          <table:table-cell office:value-type="float" office:value="34192.5" table:formula="of:=[.F214]*2" table:style-name="ce6">
            <text:p>34192.5</text:p>
          </table:table-cell>
          <table:table-cell table:style-name="ce6"/>
          <table:table-cell office:value-type="boolean" office:boolean-value="false" table:formula="of:=[.E214]=[.G214]" table:style-name="ce6">
            <text:p>FALSE</text:p>
          </table:table-cell>
          <table:table-cell office:value-type="float" office:value="0" table:formula="of:=([.C214]-[.C213])*[bitcoin_futures.B218]" table:style-name="ce1">
            <text:p>0</text:p>
          </table:table-cell>
          <table:table-cell office:value-type="float" office:value="67217.5" table:formula="of:=[.C214]*[bitcoin_futures.B218]" table:style-name="ce5">
            <text:p>67217.5</text:p>
          </table:table-cell>
          <table:table-cell office:value-type="float" office:value="-280" table:formula="of:=[.K214]-[.K213]-[.J214]" table:style-name="ce1">
            <text:p>-280</text:p>
          </table:table-cell>
          <table:table-cell office:value-type="float" office:value="0" table:formula="of:=IF([.E214]=[.G214];[.E214]-([.E213] + [.N214]);0)*[.$M$5]/10000" table:style-name="ce11">
            <text:p>0.00</text:p>
          </table:table-cell>
          <table:table-cell office:value-type="float" office:value="297.45958615727392" table:formula="of:=-[Future_CF.Q214]+[.E213]*([bitcoin_futures.S218]/100/360)*[.$N$6]" table:style-name="ce11">
            <text:p>297.46</text:p>
          </table:table-cell>
          <table:table-cell table:style-name="ce1"/>
          <table:table-cell office:value-type="float" office:value="104757.90455434314" table:formula="of:=[.K214]+[.E214]" table:style-name="ce5">
            <text:p>104757.9046</text:p>
          </table:table-cell>
          <table:table-cell office:value-type="float" office:value="17.459586157273918" table:formula="of:=[.L214]+[.N214]-[.M214]" table:style-name="ce11">
            <text:p>17.46</text:p>
          </table:table-cell>
          <table:table-cell office:value-type="float" office:value="297.45958615725976" table:formula="of:=[.P214]-[.P213]-[.L214]" table:style-name="ce1">
            <text:p>297.4595862</text:p>
          </table:table-cell>
          <table:table-cell office:value-type="float" office:value="1.6669383219230293E-4" table:formula="of:=[.Q214]/[.P213]" table:style-name="ce1">
            <text:p>0.000166694</text:p>
          </table:table-cell>
          <table:table-cell office:value-type="float" office:value="3.4610498858969591E-5" table:formula="of:=[.S214]-([bitcoin_futures.S218]/100/360)" table:style-name="ce1">
            <text:p>3.46105E-05</text:p>
          </table:table-cell>
          <table:table-cell office:value-type="float" office:value="1.0001666938321923" table:formula="of:=1+[.S214]" table:style-name="ce1">
            <text:p>1.000166694</text:p>
          </table:table-cell>
          <table:table-cell office:value-type="float" office:value="1.0000346104988589" table:formula="of:=1+[.T214]" table:style-name="ce1">
            <text:p>1.00003461</text:p>
          </table:table-cell>
          <table:table-cell table:number-columns-repeated="16362"/>
        </table:table-row>
        <table:table-row table:style-name="ro1">
          <table:table-cell office:value-type="string" office:string-value="23.10.2024" table:formula="of:=[bitcoin_futures.A219]" table:style-name="ce1">
            <text:p>23.10.2024</text:p>
          </table:table-cell>
          <table:table-cell office:value-type="float" office:value="1749" table:formula="of:=ROUND([bitcoin_futures.D219]/[bitcoin_futures.B219]; 0)" table:style-name="ce1">
            <text:p>1749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8707.874921520626" table:formula="of:=IF([.E214] + [.N215]  &gt; [.F215]; [.E214]+[.N215]; [.F215]*2)" table:style-name="ce1">
            <text:p>38707.87492</text:p>
          </table:table-cell>
          <table:table-cell office:value-type="float" office:value="17022.5" table:formula="of:=[Future_Returns.S215]*[.F$4]" table:style-name="ce1">
            <text:p>17022.5</text:p>
          </table:table-cell>
          <table:table-cell office:value-type="float" office:value="34045" table:formula="of:=[.F215]*2" table:style-name="ce6">
            <text:p>34045</text:p>
          </table:table-cell>
          <table:table-cell table:style-name="ce6"/>
          <table:table-cell office:value-type="boolean" office:boolean-value="false" table:formula="of:=[.E215]=[.G215]" table:style-name="ce6">
            <text:p>FALSE</text:p>
          </table:table-cell>
          <table:table-cell office:value-type="float" office:value="0" table:formula="of:=([.C215]-[.C214])*[bitcoin_futures.B219]" table:style-name="ce1">
            <text:p>0</text:p>
          </table:table-cell>
          <table:table-cell office:value-type="float" office:value="66167.5" table:formula="of:=[.C215]*[bitcoin_futures.B219]" table:style-name="ce5">
            <text:p>66167.5</text:p>
          </table:table-cell>
          <table:table-cell office:value-type="float" office:value="-1050" table:formula="of:=[.K215]-[.K214]-[.J215]" table:style-name="ce1">
            <text:p>-1050</text:p>
          </table:table-cell>
          <table:table-cell office:value-type="float" office:value="0" table:formula="of:=IF([.E215]=[.G215];[.E215]-([.E214] + [.N215]);0)*[.$M$5]/10000" table:style-name="ce11">
            <text:p>0.00</text:p>
          </table:table-cell>
          <table:table-cell office:value-type="float" office:value="1167.4703671774789" table:formula="of:=-[Future_CF.Q215]+[.E214]*([bitcoin_futures.S219]/100/360)*[.$N$6]" table:style-name="ce11">
            <text:p>1167.47</text:p>
          </table:table-cell>
          <table:table-cell table:style-name="ce1"/>
          <table:table-cell office:value-type="float" office:value="104875.37492152062" table:formula="of:=[.K215]+[.E215]" table:style-name="ce5">
            <text:p>104875.3749</text:p>
          </table:table-cell>
          <table:table-cell office:value-type="float" office:value="117.47036717747892" table:formula="of:=[.L215]+[.N215]-[.M215]" table:style-name="ce11">
            <text:p>117.47</text:p>
          </table:table-cell>
          <table:table-cell office:value-type="float" office:value="1167.4703671774769" table:formula="of:=[.P215]-[.P214]-[.L215]" table:style-name="ce1">
            <text:p>1167.470367</text:p>
          </table:table-cell>
          <table:table-cell office:value-type="float" office:value="1.1213508677671306E-3" table:formula="of:=[.Q215]/[.P214]" table:style-name="ce1">
            <text:p>0.001121351</text:p>
          </table:table-cell>
          <table:table-cell office:value-type="float" office:value="9.8973975665601942E-4" table:formula="of:=[.S215]-([bitcoin_futures.S219]/100/360)" table:style-name="ce1">
            <text:p>0.00098974</text:p>
          </table:table-cell>
          <table:table-cell office:value-type="float" office:value="1.0011213508677672" table:formula="of:=1+[.S215]" table:style-name="ce1">
            <text:p>1.001121351</text:p>
          </table:table-cell>
          <table:table-cell office:value-type="float" office:value="1.0009897397566561" table:formula="of:=1+[.T215]" table:style-name="ce1">
            <text:p>1.00098974</text:p>
          </table:table-cell>
          <table:table-cell table:number-columns-repeated="16362"/>
        </table:table-row>
        <table:table-row table:style-name="ro1">
          <table:table-cell office:value-type="string" office:string-value="24.10.2024" table:formula="of:=[bitcoin_futures.A220]" table:style-name="ce1">
            <text:p>24.10.2024</text:p>
          </table:table-cell>
          <table:table-cell office:value-type="float" office:value="1749" table:formula="of:=ROUND([bitcoin_futures.D220]/[bitcoin_futures.B220]; 0)" table:style-name="ce1">
            <text:p>1749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6795.428028437324" table:formula="of:=IF([.E215] + [.N216]  &gt; [.F216]; [.E215]+[.N216]; [.F216]*2)" table:style-name="ce1">
            <text:p>36795.42803</text:p>
          </table:table-cell>
          <table:table-cell office:value-type="float" office:value="16731.25" table:formula="of:=[Future_Returns.S216]*[.F$4]" table:style-name="ce1">
            <text:p>16731.25</text:p>
          </table:table-cell>
          <table:table-cell office:value-type="float" office:value="33462.5" table:formula="of:=[.F216]*2" table:style-name="ce6">
            <text:p>33462.5</text:p>
          </table:table-cell>
          <table:table-cell table:style-name="ce6"/>
          <table:table-cell office:value-type="boolean" office:boolean-value="false" table:formula="of:=[.E216]=[.G216]" table:style-name="ce6">
            <text:p>FALSE</text:p>
          </table:table-cell>
          <table:table-cell office:value-type="float" office:value="0" table:formula="of:=([.C216]-[.C215])*[bitcoin_futures.B220]" table:style-name="ce1">
            <text:p>0</text:p>
          </table:table-cell>
          <table:table-cell office:value-type="float" office:value="68022.5" table:formula="of:=[.C216]*[bitcoin_futures.B220]" table:style-name="ce5">
            <text:p>68022.5</text:p>
          </table:table-cell>
          <table:table-cell office:value-type="float" office:value="1855" table:formula="of:=[.K216]-[.K215]-[.J216]" table:style-name="ce1">
            <text:p>1855</text:p>
          </table:table-cell>
          <table:table-cell office:value-type="float" office:value="0" table:formula="of:=IF([.E216]=[.G216];[.E216]-([.E215] + [.N216]);0)*[.$M$5]/10000" table:style-name="ce11">
            <text:p>0.00</text:p>
          </table:table-cell>
          <table:table-cell office:value-type="float" office:value="-1912.4468930833013" table:formula="of:=-[Future_CF.Q216]+[.E215]*([bitcoin_futures.S220]/100/360)*[.$N$6]" table:style-name="ce11">
            <text:p>-1912.45</text:p>
          </table:table-cell>
          <table:table-cell table:style-name="ce1"/>
          <table:table-cell office:value-type="float" office:value="104817.92802843732" table:formula="of:=[.K216]+[.E216]" table:style-name="ce5">
            <text:p>104817.928</text:p>
          </table:table-cell>
          <table:table-cell office:value-type="float" office:value="-57.446893083301347" table:formula="of:=[.L216]+[.N216]-[.M216]" table:style-name="ce11">
            <text:p>-57.45</text:p>
          </table:table-cell>
          <table:table-cell office:value-type="float" office:value="-1912.4468930832954" table:formula="of:=[.P216]-[.P215]-[.L216]" table:style-name="ce1">
            <text:p>-1912.446893</text:p>
          </table:table-cell>
          <table:table-cell office:value-type="float" office:value="-5.4776341087018265E-4" table:formula="of:=[.Q216]/[.P215]" table:style-name="ce1">
            <text:p>-0.000547763</text:p>
          </table:table-cell>
          <table:table-cell office:value-type="float" office:value="-6.7968007753684933E-4" table:formula="of:=[.S216]-([bitcoin_futures.S220]/100/360)" table:style-name="ce1">
            <text:p>-0.00067968</text:p>
          </table:table-cell>
          <table:table-cell office:value-type="float" office:value="0.99945223658912985" table:formula="of:=1+[.S216]" table:style-name="ce1">
            <text:p>0.999452237</text:p>
          </table:table-cell>
          <table:table-cell office:value-type="float" office:value="0.99932031992246317" table:formula="of:=1+[.T216]" table:style-name="ce1">
            <text:p>0.99932032</text:p>
          </table:table-cell>
          <table:table-cell table:number-columns-repeated="16362"/>
        </table:table-row>
        <table:table-row table:style-name="ro1">
          <table:table-cell office:value-type="string" office:string-value="25.10.2024" table:formula="of:=[bitcoin_futures.A221]" table:style-name="ce1">
            <text:p>25.10.2024</text:p>
          </table:table-cell>
          <table:table-cell office:value-type="float" office:value="1758" table:formula="of:=ROUND([bitcoin_futures.D221]/[bitcoin_futures.B221]; 0)" table:style-name="ce1">
            <text:p>1758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8352.848349925414" table:formula="of:=IF([.E216] + [.N217]  &gt; [.F217]; [.E216]+[.N217]; [.F217]*2)" table:style-name="ce1">
            <text:p>38352.84835</text:p>
          </table:table-cell>
          <table:table-cell office:value-type="float" office:value="17210" table:formula="of:=[Future_Returns.S217]*[.F$4]" table:style-name="ce1">
            <text:p>17210</text:p>
          </table:table-cell>
          <table:table-cell office:value-type="float" office:value="34420" table:formula="of:=[.F217]*2" table:style-name="ce6">
            <text:p>34420</text:p>
          </table:table-cell>
          <table:table-cell table:style-name="ce6"/>
          <table:table-cell office:value-type="boolean" office:boolean-value="false" table:formula="of:=[.E217]=[.G217]" table:style-name="ce6">
            <text:p>FALSE</text:p>
          </table:table-cell>
          <table:table-cell office:value-type="float" office:value="0" table:formula="of:=([.C217]-[.C216])*[bitcoin_futures.B221]" table:style-name="ce1">
            <text:p>0</text:p>
          </table:table-cell>
          <table:table-cell office:value-type="float" office:value="66517.5" table:formula="of:=[.C217]*[bitcoin_futures.B221]" table:style-name="ce5">
            <text:p>66517.5</text:p>
          </table:table-cell>
          <table:table-cell office:value-type="float" office:value="-1505" table:formula="of:=[.K217]-[.K216]-[.J217]" table:style-name="ce1">
            <text:p>-1505</text:p>
          </table:table-cell>
          <table:table-cell office:value-type="float" office:value="0" table:formula="of:=IF([.E217]=[.G217];[.E217]-([.E216] + [.N217]);0)*[.$M$5]/10000" table:style-name="ce11">
            <text:p>0.00</text:p>
          </table:table-cell>
          <table:table-cell office:value-type="float" office:value="1557.4203214880927" table:formula="of:=-[Future_CF.Q217]+[.E216]*([bitcoin_futures.S221]/100/360)*[.$N$6]" table:style-name="ce11">
            <text:p>1557.42</text:p>
          </table:table-cell>
          <table:table-cell table:style-name="ce1"/>
          <table:table-cell office:value-type="float" office:value="104870.34834992542" table:formula="of:=[.K217]+[.E217]" table:style-name="ce5">
            <text:p>104870.3483</text:p>
          </table:table-cell>
          <table:table-cell office:value-type="float" office:value="52.420321488092668" table:formula="of:=[.L217]+[.N217]-[.M217]" table:style-name="ce11">
            <text:p>52.42</text:p>
          </table:table-cell>
          <table:table-cell office:value-type="float" office:value="1557.4203214880981" table:formula="of:=[.P217]-[.P216]-[.L217]" table:style-name="ce1">
            <text:p>1557.420321</text:p>
          </table:table-cell>
          <table:table-cell office:value-type="float" office:value="5.0010835430624925E-4" table:formula="of:=[.Q217]/[.P216]" table:style-name="ce1">
            <text:p>0.000500108</text:p>
          </table:table-cell>
          <table:table-cell office:value-type="float" office:value="3.685527987506937E-4" table:formula="of:=[.S217]-([bitcoin_futures.S221]/100/360)" table:style-name="ce1">
            <text:p>0.000368553</text:p>
          </table:table-cell>
          <table:table-cell office:value-type="float" office:value="1.0005001083543061" table:formula="of:=1+[.S217]" table:style-name="ce1">
            <text:p>1.000500108</text:p>
          </table:table-cell>
          <table:table-cell office:value-type="float" office:value="1.0003685527987507" table:formula="of:=1+[.T217]" table:style-name="ce1">
            <text:p>1.000368553</text:p>
          </table:table-cell>
          <table:table-cell table:number-columns-repeated="16362"/>
        </table:table-row>
        <table:table-row table:style-name="ro1">
          <table:table-cell office:value-type="string" office:string-value="28.10.2024" table:formula="of:=[bitcoin_futures.A222]" table:style-name="ce1">
            <text:p>28.10.2024</text:p>
          </table:table-cell>
          <table:table-cell office:value-type="float" office:value="1755" table:formula="of:=ROUND([bitcoin_futures.D222]/[bitcoin_futures.B222]; 0)" table:style-name="ce1">
            <text:p>1755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5340.375376488912" table:formula="of:=IF([.E217] + [.N218]  &gt; [.F218]; [.E217]+[.N218]; [.F218]*2)" table:style-name="ce1">
            <text:p>35340.37538</text:p>
          </table:table-cell>
          <table:table-cell office:value-type="float" office:value="16821.25" table:formula="of:=[Future_Returns.S218]*[.F$4]" table:style-name="ce1">
            <text:p>16821.25</text:p>
          </table:table-cell>
          <table:table-cell office:value-type="float" office:value="33642.5" table:formula="of:=[.F218]*2" table:style-name="ce6">
            <text:p>33642.5</text:p>
          </table:table-cell>
          <table:table-cell table:style-name="ce6"/>
          <table:table-cell office:value-type="boolean" office:boolean-value="false" table:formula="of:=[.E218]=[.G218]" table:style-name="ce6">
            <text:p>FALSE</text:p>
          </table:table-cell>
          <table:table-cell office:value-type="float" office:value="0" table:formula="of:=([.C218]-[.C217])*[bitcoin_futures.B222]" table:style-name="ce1">
            <text:p>0</text:p>
          </table:table-cell>
          <table:table-cell office:value-type="float" office:value="69422.5" table:formula="of:=[.C218]*[bitcoin_futures.B222]" table:style-name="ce5">
            <text:p>69422.5</text:p>
          </table:table-cell>
          <table:table-cell office:value-type="float" office:value="2905" table:formula="of:=[.K218]-[.K217]-[.J218]" table:style-name="ce1">
            <text:p>2905</text:p>
          </table:table-cell>
          <table:table-cell office:value-type="float" office:value="0" table:formula="of:=IF([.E218]=[.G218];[.E218]-([.E217] + [.N218]);0)*[.$M$5]/10000" table:style-name="ce11">
            <text:p>0.00</text:p>
          </table:table-cell>
          <table:table-cell office:value-type="float" office:value="-3012.4729734364992" table:formula="of:=-[Future_CF.Q218]+[.E217]*([bitcoin_futures.S222]/100/360)*[.$N$6]" table:style-name="ce11">
            <text:p>-3012.47</text:p>
          </table:table-cell>
          <table:table-cell table:style-name="ce1"/>
          <table:table-cell office:value-type="float" office:value="104762.87537648891" table:formula="of:=[.K218]+[.E218]" table:style-name="ce5">
            <text:p>104762.8754</text:p>
          </table:table-cell>
          <table:table-cell office:value-type="float" office:value="-107.47297343649916" table:formula="of:=[.L218]+[.N218]-[.M218]" table:style-name="ce11">
            <text:p>-107.47</text:p>
          </table:table-cell>
          <table:table-cell office:value-type="float" office:value="-3012.4729734365101" table:formula="of:=[.P218]-[.P217]-[.L218]" table:style-name="ce1">
            <text:p>-3012.472973</text:p>
          </table:table-cell>
          <table:table-cell office:value-type="float" office:value="-1.0248175497414144E-3" table:formula="of:=[.Q218]/[.P217]" table:style-name="ce1">
            <text:p>-0.001024818</text:p>
          </table:table-cell>
          <table:table-cell office:value-type="float" office:value="-1.1565953275191922E-3" table:formula="of:=[.S218]-([bitcoin_futures.S222]/100/360)" table:style-name="ce1">
            <text:p>-0.001156595</text:p>
          </table:table-cell>
          <table:table-cell office:value-type="float" office:value="0.99897518245025863" table:formula="of:=1+[.S218]" table:style-name="ce1">
            <text:p>0.998975182</text:p>
          </table:table-cell>
          <table:table-cell office:value-type="float" office:value="0.99884340467248078" table:formula="of:=1+[.T218]" table:style-name="ce1">
            <text:p>0.998843405</text:p>
          </table:table-cell>
          <table:table-cell table:number-columns-repeated="16362"/>
        </table:table-row>
        <table:table-row table:style-name="ro1">
          <table:table-cell office:value-type="string" office:string-value="29.10.2024" table:formula="of:=[bitcoin_futures.A223]" table:style-name="ce1">
            <text:p>29.10.2024</text:p>
          </table:table-cell>
          <table:table-cell office:value-type="float" office:value="1766" table:formula="of:=ROUND([bitcoin_futures.D223]/[bitcoin_futures.B223]; 0)" table:style-name="ce1">
            <text:p>1766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2302.703914555386" table:formula="of:=IF([.E218] + [.N219]  &gt; [.F219]; [.E218]+[.N219]; [.F219]*2)" table:style-name="ce1">
            <text:p>32302.70391</text:p>
          </table:table-cell>
          <table:table-cell office:value-type="float" office:value="17575" table:formula="of:=[Future_Returns.S219]*[.F$4]" table:style-name="ce1">
            <text:p>17575</text:p>
          </table:table-cell>
          <table:table-cell office:value-type="float" office:value="35150" table:formula="of:=[.F219]*2" table:style-name="ce6">
            <text:p>35150</text:p>
          </table:table-cell>
          <table:table-cell table:style-name="ce6"/>
          <table:table-cell office:value-type="boolean" office:boolean-value="false" table:formula="of:=[.E219]=[.G219]" table:style-name="ce6">
            <text:p>FALSE</text:p>
          </table:table-cell>
          <table:table-cell office:value-type="float" office:value="0" table:formula="of:=([.C219]-[.C218])*[bitcoin_futures.B223]" table:style-name="ce1">
            <text:p>0</text:p>
          </table:table-cell>
          <table:table-cell office:value-type="float" office:value="72327.5" table:formula="of:=[.C219]*[bitcoin_futures.B223]" table:style-name="ce5">
            <text:p>72327.5</text:p>
          </table:table-cell>
          <table:table-cell office:value-type="float" office:value="2905" table:formula="of:=[.K219]-[.K218]-[.J219]" table:style-name="ce1">
            <text:p>2905</text:p>
          </table:table-cell>
          <table:table-cell office:value-type="float" office:value="0" table:formula="of:=IF([.E219]=[.G219];[.E219]-([.E218] + [.N219]);0)*[.$M$5]/10000" table:style-name="ce11">
            <text:p>0.00</text:p>
          </table:table-cell>
          <table:table-cell office:value-type="float" office:value="-3037.6714619335271" table:formula="of:=-[Future_CF.Q219]+[.E218]*([bitcoin_futures.S223]/100/360)*[.$N$6]" table:style-name="ce11">
            <text:p>-3037.67</text:p>
          </table:table-cell>
          <table:table-cell table:style-name="ce1"/>
          <table:table-cell office:value-type="float" office:value="104630.20391455539" table:formula="of:=[.K219]+[.E219]" table:style-name="ce5">
            <text:p>104630.2039</text:p>
          </table:table-cell>
          <table:table-cell office:value-type="float" office:value="-132.6714619335271" table:formula="of:=[.L219]+[.N219]-[.M219]" table:style-name="ce11">
            <text:p>-132.67</text:p>
          </table:table-cell>
          <table:table-cell office:value-type="float" office:value="-3037.6714619335253" table:formula="of:=[.P219]-[.P218]-[.L219]" table:style-name="ce1">
            <text:p>-3037.671462</text:p>
          </table:table-cell>
          <table:table-cell office:value-type="float" office:value="-1.2663976762449715E-3" table:formula="of:=[.Q219]/[.P218]" table:style-name="ce1">
            <text:p>-0.001266398</text:p>
          </table:table-cell>
          <table:table-cell office:value-type="float" office:value="-1.3981754540227493E-3" table:formula="of:=[.S219]-([bitcoin_futures.S223]/100/360)" table:style-name="ce1">
            <text:p>-0.001398175</text:p>
          </table:table-cell>
          <table:table-cell office:value-type="float" office:value="0.99873360232375508" table:formula="of:=1+[.S219]" table:style-name="ce1">
            <text:p>0.998733602</text:p>
          </table:table-cell>
          <table:table-cell office:value-type="float" office:value="0.99860182454597723" table:formula="of:=1+[.T219]" table:style-name="ce1">
            <text:p>0.998601825</text:p>
          </table:table-cell>
          <table:table-cell table:number-columns-repeated="16362"/>
        </table:table-row>
        <table:table-row table:style-name="ro1">
          <table:table-cell office:value-type="string" office:string-value="30.10.2024" table:formula="of:=[bitcoin_futures.A224]" table:style-name="ce1">
            <text:p>30.10.2024</text:p>
          </table:table-cell>
          <table:table-cell office:value-type="float" office:value="1759" table:formula="of:=ROUND([bitcoin_futures.D224]/[bitcoin_futures.B224]; 0)" table:style-name="ce1">
            <text:p>1759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3109.831855175755" table:formula="of:=IF([.E219] + [.N220]  &gt; [.F220]; [.E219]+[.N220]; [.F220]*2)" table:style-name="ce1">
            <text:p>33109.83186</text:p>
          </table:table-cell>
          <table:table-cell office:value-type="float" office:value="18335" table:formula="of:=[Future_Returns.S220]*[.F$4]" table:style-name="ce1">
            <text:p>18335</text:p>
          </table:table-cell>
          <table:table-cell office:value-type="float" office:value="36670" table:formula="of:=[.F220]*2" table:style-name="ce6">
            <text:p>36670</text:p>
          </table:table-cell>
          <table:table-cell table:style-name="ce6"/>
          <table:table-cell office:value-type="boolean" office:boolean-value="false" table:formula="of:=[.E220]=[.G220]" table:style-name="ce6">
            <text:p>FALSE</text:p>
          </table:table-cell>
          <table:table-cell office:value-type="float" office:value="0" table:formula="of:=([.C220]-[.C219])*[bitcoin_futures.B224]" table:style-name="ce1">
            <text:p>0</text:p>
          </table:table-cell>
          <table:table-cell office:value-type="float" office:value="71540" table:formula="of:=[.C220]*[bitcoin_futures.B224]" table:style-name="ce5">
            <text:p>71540</text:p>
          </table:table-cell>
          <table:table-cell office:value-type="float" office:value="-787.5" table:formula="of:=[.K220]-[.K219]-[.J220]" table:style-name="ce1">
            <text:p>-787.5</text:p>
          </table:table-cell>
          <table:table-cell office:value-type="float" office:value="0" table:formula="of:=IF([.E220]=[.G220];[.E220]-([.E219] + [.N220]);0)*[.$M$5]/10000" table:style-name="ce11">
            <text:p>0.00</text:p>
          </table:table-cell>
          <table:table-cell office:value-type="float" office:value="807.12794062037131" table:formula="of:=-[Future_CF.Q220]+[.E219]*([bitcoin_futures.S224]/100/360)*[.$N$6]" table:style-name="ce11">
            <text:p>807.13</text:p>
          </table:table-cell>
          <table:table-cell table:style-name="ce1"/>
          <table:table-cell office:value-type="float" office:value="104649.83185517575" table:formula="of:=[.K220]+[.E220]" table:style-name="ce5">
            <text:p>104649.8319</text:p>
          </table:table-cell>
          <table:table-cell office:value-type="float" office:value="19.627940620371305" table:formula="of:=[.L220]+[.N220]-[.M220]" table:style-name="ce11">
            <text:p>19.63</text:p>
          </table:table-cell>
          <table:table-cell office:value-type="float" office:value="807.12794062036846" table:formula="of:=[.P220]-[.P219]-[.L220]" table:style-name="ce1">
            <text:p>807.1279406</text:p>
          </table:table-cell>
          <table:table-cell office:value-type="float" office:value="1.8759344707385025E-4" table:formula="of:=[.Q220]/[.P219]" table:style-name="ce1">
            <text:p>0.000187593</text:p>
          </table:table-cell>
          <table:table-cell office:value-type="float" office:value="5.5843447073850245E-5" table:formula="of:=[.S220]-([bitcoin_futures.S224]/100/360)" table:style-name="ce1">
            <text:p>5.58434E-05</text:p>
          </table:table-cell>
          <table:table-cell office:value-type="float" office:value="1.0001875934470739" table:formula="of:=1+[.S220]" table:style-name="ce1">
            <text:p>1.000187593</text:p>
          </table:table-cell>
          <table:table-cell office:value-type="float" office:value="1.0000558434470739" table:formula="of:=1+[.T220]" table:style-name="ce1">
            <text:p>1.000055843</text:p>
          </table:table-cell>
          <table:table-cell table:number-columns-repeated="16362"/>
        </table:table-row>
        <table:table-row table:style-name="ro1">
          <table:table-cell office:value-type="string" office:string-value="31.10.2024" table:formula="of:=[bitcoin_futures.A225]" table:style-name="ce1">
            <text:p>31.10.2024</text:p>
          </table:table-cell>
          <table:table-cell office:value-type="float" office:value="1770" table:formula="of:=ROUND([bitcoin_futures.D225]/[bitcoin_futures.B225]; 0)" table:style-name="ce1">
            <text:p>1770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5181.979395658585" table:formula="of:=IF([.E220] + [.N221]  &gt; [.F221]; [.E220]+[.N221]; [.F221]*2)" table:style-name="ce1">
            <text:p>35181.9794</text:p>
          </table:table-cell>
          <table:table-cell office:value-type="float" office:value="18133.75" table:formula="of:=[Future_Returns.S221]*[.F$4]" table:style-name="ce1">
            <text:p>18133.75</text:p>
          </table:table-cell>
          <table:table-cell office:value-type="float" office:value="36267.5" table:formula="of:=[.F221]*2" table:style-name="ce6">
            <text:p>36267.5</text:p>
          </table:table-cell>
          <table:table-cell table:style-name="ce6"/>
          <table:table-cell office:value-type="boolean" office:boolean-value="false" table:formula="of:=[.E221]=[.G221]" table:style-name="ce6">
            <text:p>FALSE</text:p>
          </table:table-cell>
          <table:table-cell office:value-type="float" office:value="0" table:formula="of:=([.C221]-[.C220])*[bitcoin_futures.B225]" table:style-name="ce1">
            <text:p>0</text:p>
          </table:table-cell>
          <table:table-cell office:value-type="float" office:value="69615" table:formula="of:=[.C221]*[bitcoin_futures.B225]" table:style-name="ce5">
            <text:p>69615</text:p>
          </table:table-cell>
          <table:table-cell office:value-type="float" office:value="-1925" table:formula="of:=[.K221]-[.K220]-[.J221]" table:style-name="ce1">
            <text:p>-1925</text:p>
          </table:table-cell>
          <table:table-cell office:value-type="float" office:value="0" table:formula="of:=IF([.E221]=[.G221];[.E221]-([.E220] + [.N221]);0)*[.$M$5]/10000" table:style-name="ce11">
            <text:p>0.00</text:p>
          </table:table-cell>
          <table:table-cell office:value-type="float" office:value="2072.1475404828288" table:formula="of:=-[Future_CF.Q221]+[.E220]*([bitcoin_futures.S225]/100/360)*[.$N$6]" table:style-name="ce11">
            <text:p>2072.15</text:p>
          </table:table-cell>
          <table:table-cell table:style-name="ce1"/>
          <table:table-cell office:value-type="float" office:value="104796.97939565859" table:formula="of:=[.K221]+[.E221]" table:style-name="ce5">
            <text:p>104796.9794</text:p>
          </table:table-cell>
          <table:table-cell office:value-type="float" office:value="147.14754048282884" table:formula="of:=[.L221]+[.N221]-[.M221]" table:style-name="ce11">
            <text:p>147.15</text:p>
          </table:table-cell>
          <table:table-cell office:value-type="float" office:value="2072.1475404828379" table:formula="of:=[.P221]-[.P220]-[.L221]" table:style-name="ce1">
            <text:p>2072.14754</text:p>
          </table:table-cell>
          <table:table-cell office:value-type="float" office:value="1.4060943804139639E-3" table:formula="of:=[.Q221]/[.P220]" table:style-name="ce1">
            <text:p>0.001406094</text:p>
          </table:table-cell>
          <table:table-cell office:value-type="float" office:value="1.2763721581917416E-3" table:formula="of:=[.S221]-([bitcoin_futures.S225]/100/360)" table:style-name="ce1">
            <text:p>0.001276372</text:p>
          </table:table-cell>
          <table:table-cell office:value-type="float" office:value="1.0014060943804139" table:formula="of:=1+[.S221]" table:style-name="ce1">
            <text:p>1.001406094</text:p>
          </table:table-cell>
          <table:table-cell office:value-type="float" office:value="1.0012763721581917" table:formula="of:=1+[.T221]" table:style-name="ce1">
            <text:p>1.001276372</text:p>
          </table:table-cell>
          <table:table-cell table:number-columns-repeated="16362"/>
        </table:table-row>
        <table:table-row table:style-name="ro1">
          <table:table-cell office:value-type="string" office:string-value="01.11.2024" table:formula="of:=[bitcoin_futures.A226]" table:style-name="ce1">
            <text:p>01.11.2024</text:p>
          </table:table-cell>
          <table:table-cell office:value-type="float" office:value="1754" table:formula="of:=ROUND([bitcoin_futures.D226]/[bitcoin_futures.B226]; 0)" table:style-name="ce1">
            <text:p>1754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5919.248144691002" table:formula="of:=IF([.E221] + [.N222]  &gt; [.F222]; [.E221]+[.N222]; [.F222]*2)" table:style-name="ce1">
            <text:p>35919.24814</text:p>
          </table:table-cell>
          <table:table-cell office:value-type="float" office:value="17616.25" table:formula="of:=[Future_Returns.S222]*[.F$4]" table:style-name="ce1">
            <text:p>17616.25</text:p>
          </table:table-cell>
          <table:table-cell office:value-type="float" office:value="35232.5" table:formula="of:=[.F222]*2" table:style-name="ce6">
            <text:p>35232.5</text:p>
          </table:table-cell>
          <table:table-cell table:style-name="ce6"/>
          <table:table-cell office:value-type="boolean" office:boolean-value="false" table:formula="of:=[.E222]=[.G222]" table:style-name="ce6">
            <text:p>FALSE</text:p>
          </table:table-cell>
          <table:table-cell office:value-type="float" office:value="0" table:formula="of:=([.C222]-[.C221])*[bitcoin_futures.B226]" table:style-name="ce1">
            <text:p>0</text:p>
          </table:table-cell>
          <table:table-cell office:value-type="float" office:value="68897.5" table:formula="of:=[.C222]*[bitcoin_futures.B226]" table:style-name="ce5">
            <text:p>68897.5</text:p>
          </table:table-cell>
          <table:table-cell office:value-type="float" office:value="-717.5" table:formula="of:=[.K222]-[.K221]-[.J222]" table:style-name="ce1">
            <text:p>-717.5</text:p>
          </table:table-cell>
          <table:table-cell office:value-type="float" office:value="0" table:formula="of:=IF([.E222]=[.G222];[.E222]-([.E221] + [.N222]);0)*[.$M$5]/10000" table:style-name="ce11">
            <text:p>0.00</text:p>
          </table:table-cell>
          <table:table-cell office:value-type="float" office:value="737.2687490324173" table:formula="of:=-[Future_CF.Q222]+[.E221]*([bitcoin_futures.S226]/100/360)*[.$N$6]" table:style-name="ce11">
            <text:p>737.27</text:p>
          </table:table-cell>
          <table:table-cell table:style-name="ce1"/>
          <table:table-cell office:value-type="float" office:value="104816.748144691" table:formula="of:=[.K222]+[.E222]" table:style-name="ce5">
            <text:p>104816.7481</text:p>
          </table:table-cell>
          <table:table-cell office:value-type="float" office:value="19.768749032417304" table:formula="of:=[.L222]+[.N222]-[.M222]" table:style-name="ce11">
            <text:p>19.77</text:p>
          </table:table-cell>
          <table:table-cell office:value-type="float" office:value="737.26874903240241" table:formula="of:=[.P222]-[.P221]-[.L222]" table:style-name="ce1">
            <text:p>737.268749</text:p>
          </table:table-cell>
          <table:table-cell office:value-type="float" office:value="1.8863853850005396E-4" table:formula="of:=[.Q222]/[.P221]" table:style-name="ce1">
            <text:p>0.000188639</text:p>
          </table:table-cell>
          <table:table-cell office:value-type="float" office:value="5.9666316277831745E-5" table:formula="of:=[.S222]-([bitcoin_futures.S226]/100/360)" table:style-name="ce1">
            <text:p>5.96663E-05</text:p>
          </table:table-cell>
          <table:table-cell office:value-type="float" office:value="1.0001886385385002" table:formula="of:=1+[.S222]" table:style-name="ce1">
            <text:p>1.000188639</text:p>
          </table:table-cell>
          <table:table-cell office:value-type="float" office:value="1.0000596663162777" table:formula="of:=1+[.T222]" table:style-name="ce1">
            <text:p>1.000059666</text:p>
          </table:table-cell>
          <table:table-cell table:number-columns-repeated="16362"/>
        </table:table-row>
        <table:table-row table:style-name="ro1">
          <table:table-cell office:value-type="string" office:string-value="04.11.2024" table:formula="of:=[bitcoin_futures.A227]" table:style-name="ce1">
            <text:p>04.11.2024</text:p>
          </table:table-cell>
          <table:table-cell office:value-type="float" office:value="1766" table:formula="of:=ROUND([bitcoin_futures.D227]/[bitcoin_futures.B227]; 0)" table:style-name="ce1">
            <text:p>1766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7971.556455262747" table:formula="of:=IF([.E222] + [.N223]  &gt; [.F223]; [.E222]+[.N223]; [.F223]*2)" table:style-name="ce1">
            <text:p>37971.55646</text:p>
          </table:table-cell>
          <table:table-cell office:value-type="float" office:value="17432.5" table:formula="of:=[Future_Returns.S223]*[.F$4]" table:style-name="ce1">
            <text:p>17432.5</text:p>
          </table:table-cell>
          <table:table-cell office:value-type="float" office:value="34865" table:formula="of:=[.F223]*2" table:style-name="ce6">
            <text:p>34865</text:p>
          </table:table-cell>
          <table:table-cell table:style-name="ce6"/>
          <table:table-cell office:value-type="boolean" office:boolean-value="false" table:formula="of:=[.E223]=[.G223]" table:style-name="ce6">
            <text:p>FALSE</text:p>
          </table:table-cell>
          <table:table-cell office:value-type="float" office:value="0" table:formula="of:=([.C223]-[.C222])*[bitcoin_futures.B227]" table:style-name="ce1">
            <text:p>0</text:p>
          </table:table-cell>
          <table:table-cell office:value-type="float" office:value="66937.5" table:formula="of:=[.C223]*[bitcoin_futures.B227]" table:style-name="ce5">
            <text:p>66937.5</text:p>
          </table:table-cell>
          <table:table-cell office:value-type="float" office:value="-1960" table:formula="of:=[.K223]-[.K222]-[.J223]" table:style-name="ce1">
            <text:p>-1960</text:p>
          </table:table-cell>
          <table:table-cell office:value-type="float" office:value="0" table:formula="of:=IF([.E223]=[.G223];[.E223]-([.E222] + [.N223]);0)*[.$M$5]/10000" table:style-name="ce11">
            <text:p>0.00</text:p>
          </table:table-cell>
          <table:table-cell office:value-type="float" office:value="2052.3083105717428" table:formula="of:=-[Future_CF.Q223]+[.E222]*([bitcoin_futures.S227]/100/360)*[.$N$6]" table:style-name="ce11">
            <text:p>2052.31</text:p>
          </table:table-cell>
          <table:table-cell table:style-name="ce1"/>
          <table:table-cell office:value-type="float" office:value="104909.05645526275" table:formula="of:=[.K223]+[.E223]" table:style-name="ce5">
            <text:p>104909.0565</text:p>
          </table:table-cell>
          <table:table-cell office:value-type="float" office:value="92.308310571742823" table:formula="of:=[.L223]+[.N223]-[.M223]" table:style-name="ce11">
            <text:p>92.31</text:p>
          </table:table-cell>
          <table:table-cell office:value-type="float" office:value="2052.3083105717524" table:formula="of:=[.P223]-[.P222]-[.L223]" table:style-name="ce1">
            <text:p>2052.308311</text:p>
          </table:table-cell>
          <table:table-cell office:value-type="float" office:value="8.80663750837974E-4" table:formula="of:=[.Q223]/[.P222]" table:style-name="ce1">
            <text:p>0.000880664</text:p>
          </table:table-cell>
          <table:table-cell office:value-type="float" office:value="7.5213597306019624E-4" table:formula="of:=[.S223]-([bitcoin_futures.S227]/100/360)" table:style-name="ce1">
            <text:p>0.000752136</text:p>
          </table:table-cell>
          <table:table-cell office:value-type="float" office:value="1.0008806637508381" table:formula="of:=1+[.S223]" table:style-name="ce1">
            <text:p>1.000880664</text:p>
          </table:table-cell>
          <table:table-cell office:value-type="float" office:value="1.0007521359730602" table:formula="of:=1+[.T223]" table:style-name="ce1">
            <text:p>1.000752136</text:p>
          </table:table-cell>
          <table:table-cell table:number-columns-repeated="16362"/>
        </table:table-row>
        <table:table-row table:style-name="ro1">
          <table:table-cell office:value-type="string" office:string-value="05.11.2024" table:formula="of:=[bitcoin_futures.A228]" table:style-name="ce1">
            <text:p>05.11.2024</text:p>
          </table:table-cell>
          <table:table-cell office:value-type="float" office:value="1757" table:formula="of:=ROUND([bitcoin_futures.D228]/[bitcoin_futures.B228]; 0)" table:style-name="ce1">
            <text:p>1757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5793.985052727701" table:formula="of:=IF([.E223] + [.N224]  &gt; [.F224]; [.E223]+[.N224]; [.F224]*2)" table:style-name="ce1">
            <text:p>35793.98505</text:p>
          </table:table-cell>
          <table:table-cell office:value-type="float" office:value="16920" table:formula="of:=[Future_Returns.S224]*[.F$4]" table:style-name="ce1">
            <text:p>16920</text:p>
          </table:table-cell>
          <table:table-cell office:value-type="float" office:value="33840" table:formula="of:=[.F224]*2" table:style-name="ce6">
            <text:p>33840</text:p>
          </table:table-cell>
          <table:table-cell table:style-name="ce6"/>
          <table:table-cell office:value-type="boolean" office:boolean-value="false" table:formula="of:=[.E224]=[.G224]" table:style-name="ce6">
            <text:p>FALSE</text:p>
          </table:table-cell>
          <table:table-cell office:value-type="float" office:value="0" table:formula="of:=([.C224]-[.C223])*[bitcoin_futures.B228]" table:style-name="ce1">
            <text:p>0</text:p>
          </table:table-cell>
          <table:table-cell office:value-type="float" office:value="69142.5" table:formula="of:=[.C224]*[bitcoin_futures.B228]" table:style-name="ce5">
            <text:p>69142.5</text:p>
          </table:table-cell>
          <table:table-cell office:value-type="float" office:value="2205" table:formula="of:=[.K224]-[.K223]-[.J224]" table:style-name="ce1">
            <text:p>2205</text:p>
          </table:table-cell>
          <table:table-cell office:value-type="float" office:value="0" table:formula="of:=IF([.E224]=[.G224];[.E224]-([.E223] + [.N224]);0)*[.$M$5]/10000" table:style-name="ce11">
            <text:p>0.00</text:p>
          </table:table-cell>
          <table:table-cell office:value-type="float" office:value="-2177.5714025350489" table:formula="of:=-[Future_CF.Q224]+[.E223]*([bitcoin_futures.S228]/100/360)*[.$N$6]" table:style-name="ce11">
            <text:p>-2177.57</text:p>
          </table:table-cell>
          <table:table-cell table:style-name="ce1"/>
          <table:table-cell office:value-type="float" office:value="104936.4850527277" table:formula="of:=[.K224]+[.E224]" table:style-name="ce5">
            <text:p>104936.4851</text:p>
          </table:table-cell>
          <table:table-cell office:value-type="float" office:value="27.428597464951054" table:formula="of:=[.L224]+[.N224]-[.M224]" table:style-name="ce11">
            <text:p>27.43</text:p>
          </table:table-cell>
          <table:table-cell office:value-type="float" office:value="-2177.5714025350462" table:formula="of:=[.P224]-[.P223]-[.L224]" table:style-name="ce1">
            <text:p>-2177.571403</text:p>
          </table:table-cell>
          <table:table-cell office:value-type="float" office:value="2.6145118821698356E-4" table:formula="of:=[.Q224]/[.P223]" table:style-name="ce1">
            <text:p>0.000261451</text:p>
          </table:table-cell>
          <table:table-cell office:value-type="float" office:value="1.3353452155031686E-4" table:formula="of:=[.S224]-([bitcoin_futures.S228]/100/360)" table:style-name="ce1">
            <text:p>0.000133535</text:p>
          </table:table-cell>
          <table:table-cell office:value-type="float" office:value="1.0002614511882171" table:formula="of:=1+[.S224]" table:style-name="ce1">
            <text:p>1.000261451</text:p>
          </table:table-cell>
          <table:table-cell office:value-type="float" office:value="1.0001335345215503" table:formula="of:=1+[.T224]" table:style-name="ce1">
            <text:p>1.000133535</text:p>
          </table:table-cell>
          <table:table-cell table:number-columns-repeated="16362"/>
        </table:table-row>
        <table:table-row table:style-name="ro1">
          <table:table-cell office:value-type="string" office:string-value="06.11.2024" table:formula="of:=[bitcoin_futures.A229]" table:style-name="ce1">
            <text:p>06.11.2024</text:p>
          </table:table-cell>
          <table:table-cell office:value-type="float" office:value="1750" table:formula="of:=ROUND([bitcoin_futures.D229]/[bitcoin_futures.B229]; 0)" table:style-name="ce1">
            <text:p>1750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28781.256976501187" table:formula="of:=IF([.E224] + [.N225]  &gt; [.F225]; [.E224]+[.N225]; [.F225]*2)" table:style-name="ce1">
            <text:p>28781.25698</text:p>
          </table:table-cell>
          <table:table-cell office:value-type="float" office:value="17465" table:formula="of:=[Future_Returns.S225]*[.F$4]" table:style-name="ce1">
            <text:p>17465</text:p>
          </table:table-cell>
          <table:table-cell office:value-type="float" office:value="34930" table:formula="of:=[.F225]*2" table:style-name="ce6">
            <text:p>34930</text:p>
          </table:table-cell>
          <table:table-cell table:style-name="ce6"/>
          <table:table-cell office:value-type="boolean" office:boolean-value="false" table:formula="of:=[.E225]=[.G225]" table:style-name="ce6">
            <text:p>FALSE</text:p>
          </table:table-cell>
          <table:table-cell office:value-type="float" office:value="0" table:formula="of:=([.C225]-[.C224])*[bitcoin_futures.B229]" table:style-name="ce1">
            <text:p>0</text:p>
          </table:table-cell>
          <table:table-cell office:value-type="float" office:value="75950" table:formula="of:=[.C225]*[bitcoin_futures.B229]" table:style-name="ce5">
            <text:p>75950</text:p>
          </table:table-cell>
          <table:table-cell office:value-type="float" office:value="6807.5" table:formula="of:=[.K225]-[.K224]-[.J225]" table:style-name="ce1">
            <text:p>6807.5</text:p>
          </table:table-cell>
          <table:table-cell office:value-type="float" office:value="0" table:formula="of:=IF([.E225]=[.G225];[.E225]-([.E224] + [.N225]);0)*[.$M$5]/10000" table:style-name="ce11">
            <text:p>0.00</text:p>
          </table:table-cell>
          <table:table-cell office:value-type="float" office:value="-7012.7280762265145" table:formula="of:=-[Future_CF.Q225]+[.E224]*([bitcoin_futures.S229]/100/360)*[.$N$6]" table:style-name="ce11">
            <text:p>-7012.73</text:p>
          </table:table-cell>
          <table:table-cell table:style-name="ce1"/>
          <table:table-cell office:value-type="float" office:value="104731.25697650119" table:formula="of:=[.K225]+[.E225]" table:style-name="ce5">
            <text:p>104731.257</text:p>
          </table:table-cell>
          <table:table-cell office:value-type="float" office:value="-205.22807622651453" table:formula="of:=[.L225]+[.N225]-[.M225]" table:style-name="ce11">
            <text:p>-205.23</text:p>
          </table:table-cell>
          <table:table-cell office:value-type="float" office:value="-7012.7280762265145" table:formula="of:=[.P225]-[.P224]-[.L225]" table:style-name="ce1">
            <text:p>-7012.728076</text:p>
          </table:table-cell>
          <table:table-cell office:value-type="float" office:value="-1.9557361400412169E-3" table:formula="of:=[.Q225]/[.P224]" table:style-name="ce1">
            <text:p>-0.001955736</text:p>
          </table:table-cell>
          <table:table-cell office:value-type="float" office:value="-2.0826805844856612E-3" table:formula="of:=[.S225]-([bitcoin_futures.S229]/100/360)" table:style-name="ce1">
            <text:p>-0.002082681</text:p>
          </table:table-cell>
          <table:table-cell office:value-type="float" office:value="0.99804426385995881" table:formula="of:=1+[.S225]" table:style-name="ce1">
            <text:p>0.998044264</text:p>
          </table:table-cell>
          <table:table-cell office:value-type="float" office:value="0.99791731941551431" table:formula="of:=1+[.T225]" table:style-name="ce1">
            <text:p>0.997917319</text:p>
          </table:table-cell>
          <table:table-cell table:number-columns-repeated="16362"/>
        </table:table-row>
        <table:table-row table:style-name="ro1">
          <table:table-cell office:value-type="string" office:string-value="07.11.2024" table:formula="of:=[bitcoin_futures.A230]" table:style-name="ce1">
            <text:p>07.11.2024</text:p>
          </table:table-cell>
          <table:table-cell office:value-type="float" office:value="1758" table:formula="of:=ROUND([bitcoin_futures.D230]/[bitcoin_futures.B230]; 0)" table:style-name="ce1">
            <text:p>1758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28478.081788141433" table:formula="of:=IF([.E225] + [.N226]  &gt; [.F226]; [.E225]+[.N226]; [.F226]*2)" table:style-name="ce1">
            <text:p>28478.08179</text:p>
          </table:table-cell>
          <table:table-cell office:value-type="float" office:value="19218.75" table:formula="of:=[Future_Returns.S226]*[.F$4]" table:style-name="ce1">
            <text:p>19218.75</text:p>
          </table:table-cell>
          <table:table-cell office:value-type="float" office:value="38437.5" table:formula="of:=[.F226]*2" table:style-name="ce6">
            <text:p>38437.5</text:p>
          </table:table-cell>
          <table:table-cell table:style-name="ce6"/>
          <table:table-cell office:value-type="boolean" office:boolean-value="false" table:formula="of:=[.E226]=[.G226]" table:style-name="ce6">
            <text:p>FALSE</text:p>
          </table:table-cell>
          <table:table-cell office:value-type="float" office:value="0" table:formula="of:=([.C226]-[.C225])*[bitcoin_futures.B230]" table:style-name="ce1">
            <text:p>0</text:p>
          </table:table-cell>
          <table:table-cell office:value-type="float" office:value="76300" table:formula="of:=[.C226]*[bitcoin_futures.B230]" table:style-name="ce5">
            <text:p>76300</text:p>
          </table:table-cell>
          <table:table-cell office:value-type="float" office:value="350" table:formula="of:=[.K226]-[.K225]-[.J226]" table:style-name="ce1">
            <text:p>350</text:p>
          </table:table-cell>
          <table:table-cell office:value-type="float" office:value="0" table:formula="of:=IF([.E226]=[.G226];[.E226]-([.E225] + [.N226]);0)*[.$M$5]/10000" table:style-name="ce11">
            <text:p>0.00</text:p>
          </table:table-cell>
          <table:table-cell office:value-type="float" office:value="-303.1751883597538" table:formula="of:=-[Future_CF.Q226]+[.E225]*([bitcoin_futures.S230]/100/360)*[.$N$6]" table:style-name="ce11">
            <text:p>-303.18</text:p>
          </table:table-cell>
          <table:table-cell table:style-name="ce1"/>
          <table:table-cell office:value-type="float" office:value="104778.08178814143" table:formula="of:=[.K226]+[.E226]" table:style-name="ce5">
            <text:p>104778.0818</text:p>
          </table:table-cell>
          <table:table-cell office:value-type="float" office:value="46.824811640246196" table:formula="of:=[.L226]+[.N226]-[.M226]" table:style-name="ce11">
            <text:p>46.82</text:p>
          </table:table-cell>
          <table:table-cell office:value-type="float" office:value="-303.1751883597608" table:formula="of:=[.P226]-[.P225]-[.L226]" table:style-name="ce1">
            <text:p>-303.1751884</text:p>
          </table:table-cell>
          <table:table-cell office:value-type="float" office:value="4.4709490740431384E-4" table:formula="of:=[.Q226]/[.P225]" table:style-name="ce1">
            <text:p>0.000447095</text:p>
          </table:table-cell>
          <table:table-cell office:value-type="float" office:value="3.2028935184875827E-4" table:formula="of:=[.S226]-([bitcoin_futures.S230]/100/360)" table:style-name="ce1">
            <text:p>0.000320289</text:p>
          </table:table-cell>
          <table:table-cell office:value-type="float" office:value="1.0004470949074042" table:formula="of:=1+[.S226]" table:style-name="ce1">
            <text:p>1.000447095</text:p>
          </table:table-cell>
          <table:table-cell office:value-type="float" office:value="1.0003202893518488" table:formula="of:=1+[.T226]" table:style-name="ce1">
            <text:p>1.000320289</text:p>
          </table:table-cell>
          <table:table-cell table:number-columns-repeated="16362"/>
        </table:table-row>
        <table:table-row table:style-name="ro1">
          <table:table-cell office:value-type="string" office:string-value="08.11.2024" table:formula="of:=[bitcoin_futures.A231]" table:style-name="ce1">
            <text:p>08.11.2024</text:p>
          </table:table-cell>
          <table:table-cell office:value-type="float" office:value="1757" table:formula="of:=ROUND([bitcoin_futures.D231]/[bitcoin_futures.B231]; 0)" table:style-name="ce1">
            <text:p>1757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28299.896079268685" table:formula="of:=IF([.E226] + [.N227]  &gt; [.F227]; [.E226]+[.N227]; [.F227]*2)" table:style-name="ce1">
            <text:p>28299.89608</text:p>
          </table:table-cell>
          <table:table-cell office:value-type="float" office:value="19295" table:formula="of:=[Future_Returns.S227]*[.F$4]" table:style-name="ce1">
            <text:p>19295</text:p>
          </table:table-cell>
          <table:table-cell office:value-type="float" office:value="38590" table:formula="of:=[.F227]*2" table:style-name="ce6">
            <text:p>38590</text:p>
          </table:table-cell>
          <table:table-cell table:style-name="ce6"/>
          <table:table-cell office:value-type="boolean" office:boolean-value="false" table:formula="of:=[.E227]=[.G227]" table:style-name="ce6">
            <text:p>FALSE</text:p>
          </table:table-cell>
          <table:table-cell office:value-type="float" office:value="0" table:formula="of:=([.C227]-[.C226])*[bitcoin_futures.B231]" table:style-name="ce1">
            <text:p>0</text:p>
          </table:table-cell>
          <table:table-cell office:value-type="float" office:value="76457.5" table:formula="of:=[.C227]*[bitcoin_futures.B231]" table:style-name="ce5">
            <text:p>76457.5</text:p>
          </table:table-cell>
          <table:table-cell office:value-type="float" office:value="157.5" table:formula="of:=[.K227]-[.K226]-[.J227]" table:style-name="ce1">
            <text:p>157.5</text:p>
          </table:table-cell>
          <table:table-cell office:value-type="float" office:value="0" table:formula="of:=IF([.E227]=[.G227];[.E227]-([.E226] + [.N227]);0)*[.$M$5]/10000" table:style-name="ce11">
            <text:p>0.00</text:p>
          </table:table-cell>
          <table:table-cell office:value-type="float" office:value="-178.18570887274717" table:formula="of:=-[Future_CF.Q227]+[.E226]*([bitcoin_futures.S231]/100/360)*[.$N$6]" table:style-name="ce11">
            <text:p>-178.19</text:p>
          </table:table-cell>
          <table:table-cell table:style-name="ce1"/>
          <table:table-cell office:value-type="float" office:value="104757.39607926868" table:formula="of:=[.K227]+[.E227]" table:style-name="ce5">
            <text:p>104757.3961</text:p>
          </table:table-cell>
          <table:table-cell office:value-type="float" office:value="-20.685708872747171" table:formula="of:=[.L227]+[.N227]-[.M227]" table:style-name="ce11">
            <text:p>-20.69</text:p>
          </table:table-cell>
          <table:table-cell office:value-type="float" office:value="-178.18570887274109" table:formula="of:=[.P227]-[.P226]-[.L227]" table:style-name="ce1">
            <text:p>-178.1857089</text:p>
          </table:table-cell>
          <table:table-cell office:value-type="float" office:value="-1.9742400814869984E-4" table:formula="of:=[.Q227]/[.P226]" table:style-name="ce1">
            <text:p>-0.000197424</text:p>
          </table:table-cell>
          <table:table-cell office:value-type="float" office:value="-3.2484067481536652E-4" table:formula="of:=[.S227]-([bitcoin_futures.S231]/100/360)" table:style-name="ce1">
            <text:p>-0.000324841</text:p>
          </table:table-cell>
          <table:table-cell office:value-type="float" office:value="0.99980257599185129" table:formula="of:=1+[.S227]" table:style-name="ce1">
            <text:p>0.999802576</text:p>
          </table:table-cell>
          <table:table-cell office:value-type="float" office:value="0.99967515932518458" table:formula="of:=1+[.T227]" table:style-name="ce1">
            <text:p>0.999675159</text:p>
          </table:table-cell>
          <table:table-cell table:number-columns-repeated="16362"/>
        </table:table-row>
        <table:table-row table:style-name="ro1">
          <table:table-cell office:value-type="string" office:string-value="11.11.2024" table:formula="of:=[bitcoin_futures.A232]" table:style-name="ce1">
            <text:p>11.11.2024</text:p>
          </table:table-cell>
          <table:table-cell office:value-type="float" office:value="1756" table:formula="of:=ROUND([bitcoin_futures.D232]/[bitcoin_futures.B232]; 0)" table:style-name="ce1">
            <text:p>1756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8680" table:formula="of:=IF([.E227] + [.N228]  &gt; [.F228]; [.E227]+[.N228]; [.F228]*2)" table:style-name="ce1">
            <text:p>38680</text:p>
          </table:table-cell>
          <table:table-cell office:value-type="float" office:value="19340" table:formula="of:=[Future_Returns.S228]*[.F$4]" table:style-name="ce1">
            <text:p>19340</text:p>
          </table:table-cell>
          <table:table-cell office:value-type="float" office:value="38680" table:formula="of:=[.F228]*2" table:style-name="ce6">
            <text:p>38680</text:p>
          </table:table-cell>
          <table:table-cell table:style-name="ce6"/>
          <table:table-cell office:value-type="boolean" office:boolean-value="true" table:formula="of:=[.E228]=[.G228]" table:style-name="ce6">
            <text:p>TRUE</text:p>
          </table:table-cell>
          <table:table-cell office:value-type="float" office:value="0" table:formula="of:=([.C228]-[.C227])*[bitcoin_futures.B232]" table:style-name="ce1">
            <text:p>0</text:p>
          </table:table-cell>
          <table:table-cell office:value-type="float" office:value="86747.5" table:formula="of:=[.C228]*[bitcoin_futures.B232]" table:style-name="ce5">
            <text:p>86747.5</text:p>
          </table:table-cell>
          <table:table-cell office:value-type="float" office:value="10290" table:formula="of:=[.K228]-[.K227]-[.J228]" table:style-name="ce1">
            <text:p>10290</text:p>
          </table:table-cell>
          <table:table-cell office:value-type="float" office:value="62.259902944555797" table:formula="of:=IF([.E228]=[.G228];[.E228]-([.E227] + [.N228]);0)*[.$M$5]/10000" table:style-name="ce11">
            <text:p>62.26</text:p>
          </table:table-cell>
          <table:table-cell office:value-type="float" office:value="-10373.197060787283" table:formula="of:=-[Future_CF.Q228]+[.E227]*([bitcoin_futures.S232]/100/360)*[.$N$6]" table:style-name="ce11">
            <text:p>-10373.20</text:p>
          </table:table-cell>
          <table:table-cell table:style-name="ce1"/>
          <table:table-cell office:value-type="float" office:value="125427.5" table:formula="of:=[.K228]+[.E228]" table:style-name="ce5">
            <text:p>125427.5</text:p>
          </table:table-cell>
          <table:table-cell office:value-type="float" office:value="-145.45696373183847" table:formula="of:=[.L228]+[.N228]-[.M228]" table:style-name="ce11">
            <text:p>-145.46</text:p>
          </table:table-cell>
          <table:table-cell office:value-type="float" office:value="10380.103920731315" table:formula="of:=[.P228]-[.P227]-[.L228]" table:style-name="ce1">
            <text:p>10380.10392</text:p>
          </table:table-cell>
          <table:table-cell office:value-type="float" office:value="-1.38851259362893E-3" table:formula="of:=[.Q228]/[.P227]" table:style-name="ce1">
            <text:p>-0.001388513</text:p>
          </table:table-cell>
          <table:table-cell office:value-type="float" office:value="-1.5159292602955968E-3" table:formula="of:=[.S228]-([bitcoin_futures.S232]/100/360)" table:style-name="ce1">
            <text:p>-0.001515929</text:p>
          </table:table-cell>
          <table:table-cell office:value-type="float" office:value="0.99861148740637107" table:formula="of:=1+[.S228]" table:style-name="ce1">
            <text:p>0.998611487</text:p>
          </table:table-cell>
          <table:table-cell office:value-type="float" office:value="0.99848407073970435" table:formula="of:=1+[.T228]" table:style-name="ce1">
            <text:p>0.998484071</text:p>
          </table:table-cell>
          <table:table-cell table:number-columns-repeated="16362"/>
        </table:table-row>
        <table:table-row table:style-name="ro1">
          <table:table-cell office:value-type="string" office:string-value="12.11.2024" table:formula="of:=[bitcoin_futures.A233]" table:style-name="ce1">
            <text:p>12.11.2024</text:p>
          </table:table-cell>
          <table:table-cell office:value-type="float" office:value="1754" table:formula="of:=ROUND([bitcoin_futures.D233]/[bitcoin_futures.B233]; 0)" table:style-name="ce1">
            <text:p>1754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6327.462626666667" table:formula="of:=IF([.E228] + [.N229]  &gt; [.F229]; [.E228]+[.N229]; [.F229]*2)" table:style-name="ce1">
            <text:p>36327.46263</text:p>
          </table:table-cell>
          <table:table-cell office:value-type="float" office:value="21933.75" table:formula="of:=[Future_Returns.S229]*[.F$4]" table:style-name="ce1">
            <text:p>21933.75</text:p>
          </table:table-cell>
          <table:table-cell office:value-type="float" office:value="43867.5" table:formula="of:=[.F229]*2" table:style-name="ce6">
            <text:p>43867.5</text:p>
          </table:table-cell>
          <table:table-cell table:style-name="ce6"/>
          <table:table-cell office:value-type="boolean" office:boolean-value="false" table:formula="of:=[.E229]=[.G229]" table:style-name="ce6">
            <text:p>FALSE</text:p>
          </table:table-cell>
          <table:table-cell office:value-type="float" office:value="0" table:formula="of:=([.C229]-[.C228])*[bitcoin_futures.B233]" table:style-name="ce1">
            <text:p>0</text:p>
          </table:table-cell>
          <table:table-cell office:value-type="float" office:value="89337.5" table:formula="of:=[.C229]*[bitcoin_futures.B233]" table:style-name="ce5">
            <text:p>89337.5</text:p>
          </table:table-cell>
          <table:table-cell office:value-type="float" office:value="2590" table:formula="of:=[.K229]-[.K228]-[.J229]" table:style-name="ce1">
            <text:p>2590</text:p>
          </table:table-cell>
          <table:table-cell office:value-type="float" office:value="0" table:formula="of:=IF([.E229]=[.G229];[.E229]-([.E228] + [.N229]);0)*[.$M$5]/10000" table:style-name="ce11">
            <text:p>0.00</text:p>
          </table:table-cell>
          <table:table-cell office:value-type="float" office:value="-2352.5373733333331" table:formula="of:=-[Future_CF.Q229]+[.E228]*([bitcoin_futures.S233]/100/360)*[.$N$6]" table:style-name="ce11">
            <text:p>-2352.54</text:p>
          </table:table-cell>
          <table:table-cell table:style-name="ce1"/>
          <table:table-cell office:value-type="float" office:value="125664.96262666667" table:formula="of:=[.K229]+[.E229]" table:style-name="ce5">
            <text:p>125664.9626</text:p>
          </table:table-cell>
          <table:table-cell office:value-type="float" office:value="237.46262666666689" table:formula="of:=[.L229]+[.N229]-[.M229]" table:style-name="ce11">
            <text:p>237.46</text:p>
          </table:table-cell>
          <table:table-cell office:value-type="float" office:value="-2352.5373733333254" table:formula="of:=[.P229]-[.P228]-[.L229]" table:style-name="ce1">
            <text:p>-2352.537373</text:p>
          </table:table-cell>
          <table:table-cell office:value-type="float" office:value="1.8932261797984244E-3" table:formula="of:=[.Q229]/[.P228]" table:style-name="ce1">
            <text:p>0.001893226</text:p>
          </table:table-cell>
          <table:table-cell office:value-type="float" office:value="1.7658928464650912E-3" table:formula="of:=[.S229]-([bitcoin_futures.S233]/100/360)" table:style-name="ce1">
            <text:p>0.001765893</text:p>
          </table:table-cell>
          <table:table-cell office:value-type="float" office:value="1.0018932261797984" table:formula="of:=1+[.S229]" table:style-name="ce1">
            <text:p>1.001893226</text:p>
          </table:table-cell>
          <table:table-cell office:value-type="float" office:value="1.001765892846465" table:formula="of:=1+[.T229]" table:style-name="ce1">
            <text:p>1.001765893</text:p>
          </table:table-cell>
          <table:table-cell table:number-columns-repeated="16362"/>
        </table:table-row>
        <table:table-row table:style-name="ro1">
          <table:table-cell office:value-type="string" office:string-value="13.11.2024" table:formula="of:=[bitcoin_futures.A234]" table:style-name="ce1">
            <text:p>13.11.2024</text:p>
          </table:table-cell>
          <table:table-cell office:value-type="float" office:value="1775" table:formula="of:=ROUND([bitcoin_futures.D234]/[bitcoin_futures.B234]; 0)" table:style-name="ce1">
            <text:p>1775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6164.771438735828" table:formula="of:=IF([.E229] + [.N230]  &gt; [.F230]; [.E229]+[.N230]; [.F230]*2)" table:style-name="ce1">
            <text:p>36164.77144</text:p>
          </table:table-cell>
          <table:table-cell office:value-type="float" office:value="22522.5" table:formula="of:=[Future_Returns.S230]*[.F$4]" table:style-name="ce1">
            <text:p>22522.5</text:p>
          </table:table-cell>
          <table:table-cell office:value-type="float" office:value="45045" table:formula="of:=[.F230]*2" table:style-name="ce6">
            <text:p>45045</text:p>
          </table:table-cell>
          <table:table-cell table:style-name="ce6"/>
          <table:table-cell office:value-type="boolean" office:boolean-value="false" table:formula="of:=[.E230]=[.G230]" table:style-name="ce6">
            <text:p>FALSE</text:p>
          </table:table-cell>
          <table:table-cell office:value-type="float" office:value="0" table:formula="of:=([.C230]-[.C229])*[bitcoin_futures.B234]" table:style-name="ce1">
            <text:p>0</text:p>
          </table:table-cell>
          <table:table-cell office:value-type="float" office:value="89320" table:formula="of:=[.C230]*[bitcoin_futures.B234]" table:style-name="ce5">
            <text:p>89320</text:p>
          </table:table-cell>
          <table:table-cell office:value-type="float" office:value="-17.5" table:formula="of:=[.K230]-[.K229]-[.J230]" table:style-name="ce1">
            <text:p>-17.5</text:p>
          </table:table-cell>
          <table:table-cell office:value-type="float" office:value="0" table:formula="of:=IF([.E230]=[.G230];[.E230]-([.E229] + [.N230]);0)*[.$M$5]/10000" table:style-name="ce11">
            <text:p>0.00</text:p>
          </table:table-cell>
          <table:table-cell office:value-type="float" office:value="-162.69118793083851" table:formula="of:=-[Future_CF.Q230]+[.E229]*([bitcoin_futures.S234]/100/360)*[.$N$6]" table:style-name="ce11">
            <text:p>-162.69</text:p>
          </table:table-cell>
          <table:table-cell table:style-name="ce1"/>
          <table:table-cell office:value-type="float" office:value="125484.77143873583" table:formula="of:=[.K230]+[.E230]" table:style-name="ce5">
            <text:p>125484.7714</text:p>
          </table:table-cell>
          <table:table-cell office:value-type="float" office:value="-180.19118793083851" table:formula="of:=[.L230]+[.N230]-[.M230]" table:style-name="ce11">
            <text:p>-180.19</text:p>
          </table:table-cell>
          <table:table-cell office:value-type="float" office:value="-162.69118793084635" table:formula="of:=[.P230]-[.P229]-[.L230]" table:style-name="ce1">
            <text:p>-162.6911879</text:p>
          </table:table-cell>
          <table:table-cell office:value-type="float" office:value="-1.4339015757810056E-3" table:formula="of:=[.Q230]/[.P229]" table:style-name="ce1">
            <text:p>-0.001433902</text:p>
          </table:table-cell>
          <table:table-cell office:value-type="float" office:value="-1.5610126868921166E-3" table:formula="of:=[.S230]-([bitcoin_futures.S234]/100/360)" table:style-name="ce1">
            <text:p>-0.001561013</text:p>
          </table:table-cell>
          <table:table-cell office:value-type="float" office:value="0.99856609842421895" table:formula="of:=1+[.S230]" table:style-name="ce1">
            <text:p>0.998566098</text:p>
          </table:table-cell>
          <table:table-cell office:value-type="float" office:value="0.99843898731310787" table:formula="of:=1+[.T230]" table:style-name="ce1">
            <text:p>0.998438987</text:p>
          </table:table-cell>
          <table:table-cell table:number-columns-repeated="16362"/>
        </table:table-row>
        <table:table-row table:style-name="ro1">
          <table:table-cell office:value-type="string" office:string-value="14.11.2024" table:formula="of:=[bitcoin_futures.A235]" table:style-name="ce1">
            <text:p>14.11.2024</text:p>
          </table:table-cell>
          <table:table-cell office:value-type="float" office:value="1775" table:formula="of:=ROUND([bitcoin_futures.D235]/[bitcoin_futures.B235]; 0)" table:style-name="ce1">
            <text:p>1775</text:p>
          </table:table-cell>
          <table:table-cell office:value-type="float" office:value="1750" table:formula="of:=[.C$209]" table:style-name="ce1">
            <text:p>1750</text:p>
          </table:table-cell>
          <table:table-cell office:value-type="float" office:value="66797.5" table:formula="of:=[.D$209]" table:style-name="ce1">
            <text:p>66797.5</text:p>
          </table:table-cell>
          <table:table-cell office:value-type="float" office:value="38502.063381125758" table:formula="of:=IF([.E230] + [.N231]  &gt; [.F231]; [.E230]+[.N231]; [.F231]*2)" table:style-name="ce1">
            <text:p>38502.06338</text:p>
          </table:table-cell>
          <table:table-cell office:value-type="float" office:value="22563.75" table:formula="of:=[Future_Returns.S231]*[.F$4]" table:style-name="ce1">
            <text:p>22563.75</text:p>
          </table:table-cell>
          <table:table-cell office:value-type="float" office:value="45127.5" table:formula="of:=[.F231]*2" table:style-name="ce6">
            <text:p>45127.5</text:p>
          </table:table-cell>
          <table:table-cell table:style-name="ce6"/>
          <table:table-cell office:value-type="boolean" office:boolean-value="false" table:formula="of:=[.E231]=[.G231]" table:style-name="ce6">
            <text:p>FALSE</text:p>
          </table:table-cell>
          <table:table-cell office:value-type="float" office:value="0" table:formula="of:=([.C231]-[.C230])*[bitcoin_futures.B235]" table:style-name="ce1">
            <text:p>0</text:p>
          </table:table-cell>
          <table:table-cell office:value-type="float" office:value="87027.5" table:formula="of:=[.C231]*[bitcoin_futures.B235]" table:style-name="ce5">
            <text:p>87027.5</text:p>
          </table:table-cell>
          <table:table-cell office:value-type="float" office:value="-2292.5" table:formula="of:=[.K231]-[.K230]-[.J231]" table:style-name="ce1">
            <text:p>-2292.5</text:p>
          </table:table-cell>
          <table:table-cell office:value-type="float" office:value="0" table:formula="of:=IF([.E231]=[.G231];[.E231]-([.E230] + [.N231]);0)*[.$M$5]/10000" table:style-name="ce11">
            <text:p>0.00</text:p>
          </table:table-cell>
          <table:table-cell office:value-type="float" office:value="2337.2919423899298" table:formula="of:=-[Future_CF.Q231]+[.E230]*([bitcoin_futures.S235]/100/360)*[.$N$6]" table:style-name="ce11">
            <text:p>2337.29</text:p>
          </table:table-cell>
          <table:table-cell table:style-name="ce1"/>
          <table:table-cell office:value-type="float" office:value="125529.56338112576" table:formula="of:=[.K231]+[.E231]" table:style-name="ce5">
            <text:p>125529.5634</text:p>
          </table:table-cell>
          <table:table-cell office:value-type="float" office:value="44.791942389929773" table:formula="of:=[.L231]+[.N231]-[.M231]" table:style-name="ce11">
            <text:p>44.79</text:p>
          </table:table-cell>
          <table:table-cell office:value-type="float" office:value="2337.2919423899293" table:formula="of:=[.P231]-[.P230]-[.L231]" table:style-name="ce1">
            <text:p>2337.291942</text:p>
          </table:table-cell>
          <table:table-cell office:value-type="float" office:value="3.5695122106349053E-4" table:formula="of:=[.Q231]/[.P230]" table:style-name="ce1">
            <text:p>0.000356951</text:p>
          </table:table-cell>
          <table:table-cell office:value-type="float" office:value="2.3020122106349054E-4" table:formula="of:=[.S231]-([bitcoin_futures.S235]/100/360)" table:style-name="ce1">
            <text:p>0.000230201</text:p>
          </table:table-cell>
          <table:table-cell office:value-type="float" office:value="1.0003569512210635" table:formula="of:=1+[.S231]" table:style-name="ce1">
            <text:p>1.000356951</text:p>
          </table:table-cell>
          <table:table-cell office:value-type="float" office:value="1.0002302012210635" table:formula="of:=1+[.T231]" table:style-name="ce1">
            <text:p>1.000230201</text:p>
          </table:table-cell>
          <table:table-cell table:number-columns-repeated="16362"/>
        </table:table-row>
        <table:table-row table:style-name="ro1">
          <table:table-cell office:value-type="string" office:string-value="15.11.2024" table:formula="of:=[bitcoin_futures.A236]" table:style-name="ce6">
            <text:p>15.11.2024</text:p>
          </table:table-cell>
          <table:table-cell office:value-type="float" office:value="1746" table:formula="of:=ROUND([bitcoin_futures.D236]/[bitcoin_futures.B236]; 0)" table:style-name="ce1">
            <text:p>1746</text:p>
          </table:table-cell>
          <table:table-cell office:value-type="float" office:value="1746" table:formula="of:=[.B232]" table:style-name="ce6">
            <text:p>1746</text:p>
          </table:table-cell>
          <table:table-cell office:value-type="float" office:value="91018.98000000001" table:formula="of:=[.B232]*[bitcoin_futures.B236]" table:style-name="ce6">
            <text:p>91018.98</text:p>
          </table:table-cell>
          <table:table-cell office:value-type="float" office:value="34439.505053645174" table:formula="of:=IF([.E231] + [.N232]  &gt; [.F232]; [.E231]+[.N232]; [.F232]*2)" table:style-name="ce1">
            <text:p>34439.50505</text:p>
          </table:table-cell>
          <table:table-cell office:value-type="float" office:value="22170" table:formula="of:=[Future_Returns.S232]*[.F$4]" table:style-name="ce1">
            <text:p>22170</text:p>
          </table:table-cell>
          <table:table-cell office:value-type="float" office:value="44340" table:formula="of:=[.F232]*2" table:style-name="ce6">
            <text:p>44340</text:p>
          </table:table-cell>
          <table:table-cell table:style-name="ce6"/>
          <table:table-cell office:value-type="boolean" office:boolean-value="false" table:formula="of:=[.E232]=[.G232]" table:style-name="ce6">
            <text:p>FALSE</text:p>
          </table:table-cell>
          <table:table-cell office:value-type="float" office:value="-208.52" table:formula="of:=([.C232]-[.C231])*[bitcoin_futures.B236]" table:style-name="ce1">
            <text:p>-208.52</text:p>
          </table:table-cell>
          <table:table-cell office:value-type="float" office:value="91018.98000000001" table:formula="of:=[.C232]*[bitcoin_futures.B236]" table:style-name="ce5">
            <text:p>91018.98</text:p>
          </table:table-cell>
          <table:table-cell office:value-type="float" office:value="4200.0000000000109" table:formula="of:=[.K232]-[.K231]-[.J232]" table:style-name="ce1">
            <text:p>4200</text:p>
          </table:table-cell>
          <table:table-cell office:value-type="float" office:value="0" table:formula="of:=IF([.E232]=[.G232];[.E232]-([.E231] + [.N232]);0)*[.$M$5]/10000" table:style-name="ce11">
            <text:p>0.00</text:p>
          </table:table-cell>
          <table:table-cell office:value-type="float" office:value="-4062.5583274805804" table:formula="of:=-[Future_CF.Q232]+[.E231]*([bitcoin_futures.S236]/100/360)*[.$N$6]" table:style-name="ce11">
            <text:p>-4062.56</text:p>
          </table:table-cell>
          <table:table-cell table:style-name="ce6"/>
          <table:table-cell office:value-type="float" office:value="125458.48505364518" table:formula="of:=[.K232]+[.E232]" table:style-name="ce5">
            <text:p>125458.4851</text:p>
          </table:table-cell>
          <table:table-cell office:value-type="float" office:value="137.44167251943054" table:formula="of:=[.L232]+[.N232]-[.M232]" table:style-name="ce11">
            <text:p>137.44</text:p>
          </table:table-cell>
          <table:table-cell office:value-type="float" office:value="-4271.0783274805835" table:formula="of:=[.P232]-[.P231]-[.L232]" table:style-name="ce1">
            <text:p>-4271.078327</text:p>
          </table:table-cell>
          <table:table-cell office:value-type="float" office:value="1.0948948504037883E-3" table:formula="of:=[.Q232]/[.P231]" table:style-name="ce1">
            <text:p>0.001094895</text:p>
          </table:table-cell>
          <table:table-cell office:value-type="float" office:value="9.6806151707045491E-4" table:formula="of:=[.S232]-([bitcoin_futures.S236]/100/360)" table:style-name="ce1">
            <text:p>0.000968062</text:p>
          </table:table-cell>
          <table:table-cell office:value-type="float" office:value="1.0010948948504037" table:formula="of:=1+[.S232]" table:style-name="ce1">
            <text:p>1.001094895</text:p>
          </table:table-cell>
          <table:table-cell office:value-type="float" office:value="1.0009680615170704" table:formula="of:=1+[.T232]" table:style-name="ce1">
            <text:p>1.000968062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8.11.2024" table:formula="of:=[bitcoin_futures.A237]" table:style-name="ce1">
            <text:p>18.11.2024</text:p>
          </table:table-cell>
          <table:table-cell office:value-type="float" office:value="1752" table:formula="of:=ROUND([bitcoin_futures.D237]/[bitcoin_futures.B237]; 0)" table:style-name="ce1">
            <text:p>1752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34361.69865878651" table:formula="of:=IF([.E232] + [.N233]  &gt; [.F233]; [.E232]+[.N233]; [.F233]*2)" table:style-name="ce1">
            <text:p>34361.69866</text:p>
          </table:table-cell>
          <table:table-cell office:value-type="float" office:value="23193.75" table:formula="of:=[Future_Returns.S233]*[.F$4]" table:style-name="ce1">
            <text:p>23193.75</text:p>
          </table:table-cell>
          <table:table-cell office:value-type="float" office:value="46387.5" table:formula="of:=[.F233]*2" table:style-name="ce6">
            <text:p>46387.5</text:p>
          </table:table-cell>
          <table:table-cell table:style-name="ce6"/>
          <table:table-cell office:value-type="boolean" office:boolean-value="false" table:formula="of:=[.E233]=[.G233]" table:style-name="ce6">
            <text:p>FALSE</text:p>
          </table:table-cell>
          <table:table-cell office:value-type="float" office:value="0" table:formula="of:=([.C233]-[.C232])*[bitcoin_futures.B237]" table:style-name="ce1">
            <text:p>0</text:p>
          </table:table-cell>
          <table:table-cell office:value-type="float" office:value="91018.98000000001" table:formula="of:=[.C233]*[bitcoin_futures.B237]" table:style-name="ce5">
            <text:p>91018.98</text:p>
          </table:table-cell>
          <table:table-cell office:value-type="float" office:value="0" table:formula="of:=[.K233]-[.K232]-[.J233]" table:style-name="ce1">
            <text:p>0</text:p>
          </table:table-cell>
          <table:table-cell office:value-type="float" office:value="0" table:formula="of:=IF([.E233]=[.G233];[.E233]-([.E232] + [.N233]);0)*[.$M$5]/10000" table:style-name="ce11">
            <text:p>0.00</text:p>
          </table:table-cell>
          <table:table-cell office:value-type="float" office:value="-77.806394858666437" table:formula="of:=-[Future_CF.Q233]+[.E232]*([bitcoin_futures.S237]/100/360)*[.$N$6]" table:style-name="ce11">
            <text:p>-77.81</text:p>
          </table:table-cell>
          <table:table-cell table:style-name="ce1"/>
          <table:table-cell office:value-type="float" office:value="125380.67865878652" table:formula="of:=[.K233]+[.E233]" table:style-name="ce5">
            <text:p>125380.6787</text:p>
          </table:table-cell>
          <table:table-cell office:value-type="float" office:value="-77.806394858666437" table:formula="of:=[.L233]+[.N233]-[.M233]" table:style-name="ce11">
            <text:p>-77.81</text:p>
          </table:table-cell>
          <table:table-cell office:value-type="float" office:value="-77.806394858664135" table:formula="of:=[.P233]-[.P232]-[.L233]" table:style-name="ce1">
            <text:p>-77.80639486</text:p>
          </table:table-cell>
          <table:table-cell office:value-type="float" office:value="-6.20176425894167E-4" table:formula="of:=[.Q233]/[.P232]" table:style-name="ce1">
            <text:p>-0.000620176</text:p>
          </table:table-cell>
          <table:table-cell office:value-type="float" office:value="-7.4756531478305591E-4" table:formula="of:=[.S233]-([bitcoin_futures.S237]/100/360)" table:style-name="ce1">
            <text:p>-0.000747565</text:p>
          </table:table-cell>
          <table:table-cell office:value-type="float" office:value="0.99937982357410582" table:formula="of:=1+[.S233]" table:style-name="ce1">
            <text:p>0.999379824</text:p>
          </table:table-cell>
          <table:table-cell office:value-type="float" office:value="0.99925243468521696" table:formula="of:=1+[.T233]" table:style-name="ce1">
            <text:p>0.999252435</text:p>
          </table:table-cell>
          <table:table-cell table:number-columns-repeated="16362"/>
        </table:table-row>
        <table:table-row table:style-name="ro1">
          <table:table-cell office:value-type="string" office:string-value="19.11.2024" table:formula="of:=[bitcoin_futures.A238]" table:style-name="ce1">
            <text:p>19.11.2024</text:p>
          </table:table-cell>
          <table:table-cell office:value-type="float" office:value="1767" table:formula="of:=ROUND([bitcoin_futures.D238]/[bitcoin_futures.B238]; 0)" table:style-name="ce1">
            <text:p>1767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33308.874899701565" table:formula="of:=IF([.E233] + [.N234]  &gt; [.F234]; [.E233]+[.N234]; [.F234]*2)" table:style-name="ce1">
            <text:p>33308.8749</text:p>
          </table:table-cell>
          <table:table-cell office:value-type="float" office:value="23213.75" table:formula="of:=[Future_Returns.S234]*[.F$4]" table:style-name="ce1">
            <text:p>23213.75</text:p>
          </table:table-cell>
          <table:table-cell office:value-type="float" office:value="46427.5" table:formula="of:=[.F234]*2" table:style-name="ce6">
            <text:p>46427.5</text:p>
          </table:table-cell>
          <table:table-cell table:style-name="ce6"/>
          <table:table-cell office:value-type="boolean" office:boolean-value="false" table:formula="of:=[.E234]=[.G234]" table:style-name="ce6">
            <text:p>FALSE</text:p>
          </table:table-cell>
          <table:table-cell office:value-type="float" office:value="0" table:formula="of:=([.C234]-[.C233])*[bitcoin_futures.B238]" table:style-name="ce1">
            <text:p>0</text:p>
          </table:table-cell>
          <table:table-cell office:value-type="float" office:value="92014.200000000012" table:formula="of:=[.C234]*[bitcoin_futures.B238]" table:style-name="ce5">
            <text:p>92014.2</text:p>
          </table:table-cell>
          <table:table-cell office:value-type="float" office:value="995.22000000000116" table:formula="of:=[.K234]-[.K233]-[.J234]" table:style-name="ce1">
            <text:p>995.22</text:p>
          </table:table-cell>
          <table:table-cell office:value-type="float" office:value="0" table:formula="of:=IF([.E234]=[.G234];[.E234]-([.E233] + [.N234]);0)*[.$M$5]/10000" table:style-name="ce11">
            <text:p>0.00</text:p>
          </table:table-cell>
          <table:table-cell office:value-type="float" office:value="-1052.8237590849435" table:formula="of:=-[Future_CF.Q234]+[.E233]*([bitcoin_futures.S238]/100/360)*[.$N$6]" table:style-name="ce11">
            <text:p>-1052.82</text:p>
          </table:table-cell>
          <table:table-cell table:style-name="ce1"/>
          <table:table-cell office:value-type="float" office:value="125323.07489970158" table:formula="of:=[.K234]+[.E234]" table:style-name="ce5">
            <text:p>125323.0749</text:p>
          </table:table-cell>
          <table:table-cell office:value-type="float" office:value="-57.60375908494234" table:formula="of:=[.L234]+[.N234]-[.M234]" table:style-name="ce11">
            <text:p>-57.60</text:p>
          </table:table-cell>
          <table:table-cell office:value-type="float" office:value="-1052.8237590849458" table:formula="of:=[.P234]-[.P233]-[.L234]" table:style-name="ce1">
            <text:p>-1052.823759</text:p>
          </table:table-cell>
          <table:table-cell office:value-type="float" office:value="-4.5943090834359222E-4" table:formula="of:=[.Q234]/[.P233]" table:style-name="ce1">
            <text:p>-0.000459431</text:p>
          </table:table-cell>
          <table:table-cell office:value-type="float" office:value="-5.8609757501025886E-4" table:formula="of:=[.S234]-([bitcoin_futures.S238]/100/360)" table:style-name="ce1">
            <text:p>-0.000586098</text:p>
          </table:table-cell>
          <table:table-cell office:value-type="float" office:value="0.99954056909165645" table:formula="of:=1+[.S234]" table:style-name="ce1">
            <text:p>0.999540569</text:p>
          </table:table-cell>
          <table:table-cell office:value-type="float" office:value="0.99941390242498973" table:formula="of:=1+[.T234]" table:style-name="ce1">
            <text:p>0.999413902</text:p>
          </table:table-cell>
          <table:table-cell table:number-columns-repeated="16362"/>
        </table:table-row>
        <table:table-row table:style-name="ro1">
          <table:table-cell office:value-type="string" office:string-value="20.11.2024" table:formula="of:=[bitcoin_futures.A239]" table:style-name="ce1">
            <text:p>20.11.2024</text:p>
          </table:table-cell>
          <table:table-cell office:value-type="float" office:value="1756" table:formula="of:=ROUND([bitcoin_futures.D239]/[bitcoin_futures.B239]; 0)" table:style-name="ce1">
            <text:p>1756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31590.990013257695" table:formula="of:=IF([.E234] + [.N235]  &gt; [.F235]; [.E234]+[.N235]; [.F235]*2)" table:style-name="ce1">
            <text:p>31590.99001</text:p>
          </table:table-cell>
          <table:table-cell office:value-type="float" office:value="23477.5" table:formula="of:=[Future_Returns.S235]*[.F$4]" table:style-name="ce1">
            <text:p>23477.5</text:p>
          </table:table-cell>
          <table:table-cell office:value-type="float" office:value="46955" table:formula="of:=[.F235]*2" table:style-name="ce6">
            <text:p>46955</text:p>
          </table:table-cell>
          <table:table-cell table:style-name="ce6"/>
          <table:table-cell office:value-type="boolean" office:boolean-value="false" table:formula="of:=[.E235]=[.G235]" table:style-name="ce6">
            <text:p>FALSE</text:p>
          </table:table-cell>
          <table:table-cell office:value-type="float" office:value="0" table:formula="of:=([.C235]-[.C234])*[bitcoin_futures.B239]" table:style-name="ce1">
            <text:p>0</text:p>
          </table:table-cell>
          <table:table-cell office:value-type="float" office:value="93795.12" table:formula="of:=[.C235]*[bitcoin_futures.B239]" table:style-name="ce5">
            <text:p>93795.12</text:p>
          </table:table-cell>
          <table:table-cell office:value-type="float" office:value="1780.9199999999837" table:formula="of:=[.K235]-[.K234]-[.J235]" table:style-name="ce1">
            <text:p>1780.92</text:p>
          </table:table-cell>
          <table:table-cell office:value-type="float" office:value="0" table:formula="of:=IF([.E235]=[.G235];[.E235]-([.E234] + [.N235]);0)*[.$M$5]/10000" table:style-name="ce11">
            <text:p>0.00</text:p>
          </table:table-cell>
          <table:table-cell office:value-type="float" office:value="-1717.8848864438689" table:formula="of:=-[Future_CF.Q235]+[.E234]*([bitcoin_futures.S239]/100/360)*[.$N$6]" table:style-name="ce11">
            <text:p>-1717.88</text:p>
          </table:table-cell>
          <table:table-cell table:style-name="ce1"/>
          <table:table-cell office:value-type="float" office:value="125386.11001325768" table:formula="of:=[.K235]+[.E235]" table:style-name="ce5">
            <text:p>125386.11</text:p>
          </table:table-cell>
          <table:table-cell office:value-type="float" office:value="63.035113556114766" table:formula="of:=[.L235]+[.N235]-[.M235]" table:style-name="ce11">
            <text:p>63.04</text:p>
          </table:table-cell>
          <table:table-cell office:value-type="float" office:value="-1717.8848864438769" table:formula="of:=[.P235]-[.P234]-[.L235]" table:style-name="ce1">
            <text:p>-1717.884886</text:p>
          </table:table-cell>
          <table:table-cell office:value-type="float" office:value="5.0298090440697345E-4" table:formula="of:=[.Q235]/[.P234]" table:style-name="ce1">
            <text:p>0.000502981</text:p>
          </table:table-cell>
          <table:table-cell office:value-type="float" office:value="3.7598090440697345E-4" table:formula="of:=[.S235]-([bitcoin_futures.S239]/100/360)" table:style-name="ce1">
            <text:p>0.000375981</text:p>
          </table:table-cell>
          <table:table-cell office:value-type="float" office:value="1.000502980904407" table:formula="of:=1+[.S235]" table:style-name="ce1">
            <text:p>1.000502981</text:p>
          </table:table-cell>
          <table:table-cell office:value-type="float" office:value="1.000375980904407" table:formula="of:=1+[.T235]" table:style-name="ce1">
            <text:p>1.000375981</text:p>
          </table:table-cell>
          <table:table-cell table:number-columns-repeated="16362"/>
        </table:table-row>
        <table:table-row table:style-name="ro1">
          <table:table-cell office:value-type="string" office:string-value="21.11.2024" table:formula="of:=[bitcoin_futures.A240]" table:style-name="ce1">
            <text:p>21.11.2024</text:p>
          </table:table-cell>
          <table:table-cell office:value-type="float" office:value="1759" table:formula="of:=ROUND([bitcoin_futures.D240]/[bitcoin_futures.B240]; 0)" table:style-name="ce1">
            <text:p>1759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27523.002183816039" table:formula="of:=IF([.E235] + [.N236]  &gt; [.F236]; [.E235]+[.N236]; [.F236]*2)" table:style-name="ce1">
            <text:p>27523.00218</text:p>
          </table:table-cell>
          <table:table-cell office:value-type="float" office:value="23907.5" table:formula="of:=[Future_Returns.S236]*[.F$4]" table:style-name="ce1">
            <text:p>23907.5</text:p>
          </table:table-cell>
          <table:table-cell office:value-type="float" office:value="47815" table:formula="of:=[.F236]*2" table:style-name="ce6">
            <text:p>47815</text:p>
          </table:table-cell>
          <table:table-cell table:style-name="ce6"/>
          <table:table-cell office:value-type="boolean" office:boolean-value="false" table:formula="of:=[.E236]=[.G236]" table:style-name="ce6">
            <text:p>FALSE</text:p>
          </table:table-cell>
          <table:table-cell office:value-type="float" office:value="0" table:formula="of:=([.C236]-[.C235])*[bitcoin_futures.B240]" table:style-name="ce1">
            <text:p>0</text:p>
          </table:table-cell>
          <table:table-cell office:value-type="float" office:value="97601.4" table:formula="of:=[.C236]*[bitcoin_futures.B240]" table:style-name="ce5">
            <text:p>97601.4</text:p>
          </table:table-cell>
          <table:table-cell office:value-type="float" office:value="3806.2799999999988" table:formula="of:=[.K236]-[.K235]-[.J236]" table:style-name="ce1">
            <text:p>3806.28</text:p>
          </table:table-cell>
          <table:table-cell office:value-type="float" office:value="0" table:formula="of:=IF([.E236]=[.G236];[.E236]-([.E235] + [.N236]);0)*[.$M$5]/10000" table:style-name="ce11">
            <text:p>0.00</text:p>
          </table:table-cell>
          <table:table-cell office:value-type="float" office:value="-4067.9878294416558" table:formula="of:=-[Future_CF.Q236]+[.E235]*([bitcoin_futures.S240]/100/360)*[.$N$6]" table:style-name="ce11">
            <text:p>-4067.99</text:p>
          </table:table-cell>
          <table:table-cell table:style-name="ce1"/>
          <table:table-cell office:value-type="float" office:value="125124.40218381604" table:formula="of:=[.K236]+[.E236]" table:style-name="ce5">
            <text:p>125124.4022</text:p>
          </table:table-cell>
          <table:table-cell office:value-type="float" office:value="-261.70782944165694" table:formula="of:=[.L236]+[.N236]-[.M236]" table:style-name="ce11">
            <text:p>-261.71</text:p>
          </table:table-cell>
          <table:table-cell office:value-type="float" office:value="-4067.9878294416412" table:formula="of:=[.P236]-[.P235]-[.L236]" table:style-name="ce1">
            <text:p>-4067.987829</text:p>
          </table:table-cell>
          <table:table-cell office:value-type="float" office:value="-2.0872154771687653E-3" table:formula="of:=[.Q236]/[.P235]" table:style-name="ce1">
            <text:p>-0.002087215</text:p>
          </table:table-cell>
          <table:table-cell office:value-type="float" office:value="-2.214604366057654E-3" table:formula="of:=[.S236]-([bitcoin_futures.S240]/100/360)" table:style-name="ce1">
            <text:p>-0.002214604</text:p>
          </table:table-cell>
          <table:table-cell office:value-type="float" office:value="0.99791278452283128" table:formula="of:=1+[.S236]" table:style-name="ce1">
            <text:p>0.997912785</text:p>
          </table:table-cell>
          <table:table-cell office:value-type="float" office:value="0.99778539563394231" table:formula="of:=1+[.T236]" table:style-name="ce1">
            <text:p>0.997785396</text:p>
          </table:table-cell>
          <table:table-cell table:number-columns-repeated="16362"/>
        </table:table-row>
        <table:table-row table:style-name="ro1">
          <table:table-cell office:value-type="string" office:string-value="22.11.2024" table:formula="of:=[bitcoin_futures.A241]" table:style-name="ce1">
            <text:p>22.11.2024</text:p>
          </table:table-cell>
          <table:table-cell office:value-type="float" office:value="1759" table:formula="of:=ROUND([bitcoin_futures.D241]/[bitcoin_futures.B241]; 0)" table:style-name="ce1">
            <text:p>1759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26724.754481621741" table:formula="of:=IF([.E236] + [.N237]  &gt; [.F237]; [.E236]+[.N237]; [.F237]*2)" table:style-name="ce1">
            <text:p>26724.75448</text:p>
          </table:table-cell>
          <table:table-cell office:value-type="float" office:value="24925" table:formula="of:=[Future_Returns.S237]*[.F$4]" table:style-name="ce1">
            <text:p>24925</text:p>
          </table:table-cell>
          <table:table-cell office:value-type="float" office:value="49850" table:formula="of:=[.F237]*2" table:style-name="ce6">
            <text:p>49850</text:p>
          </table:table-cell>
          <table:table-cell table:style-name="ce6"/>
          <table:table-cell office:value-type="boolean" office:boolean-value="false" table:formula="of:=[.E237]=[.G237]" table:style-name="ce6">
            <text:p>FALSE</text:p>
          </table:table-cell>
          <table:table-cell office:value-type="float" office:value="0" table:formula="of:=([.C237]-[.C236])*[bitcoin_futures.B241]" table:style-name="ce1">
            <text:p>0</text:p>
          </table:table-cell>
          <table:table-cell office:value-type="float" office:value="98631.540000000008" table:formula="of:=[.C237]*[bitcoin_futures.B241]" table:style-name="ce5">
            <text:p>98631.54</text:p>
          </table:table-cell>
          <table:table-cell office:value-type="float" office:value="1030.140000000014" table:formula="of:=[.K237]-[.K236]-[.J237]" table:style-name="ce1">
            <text:p>1030.14</text:p>
          </table:table-cell>
          <table:table-cell office:value-type="float" office:value="0" table:formula="of:=IF([.E237]=[.G237];[.E237]-([.E236] + [.N237]);0)*[.$M$5]/10000" table:style-name="ce11">
            <text:p>0.00</text:p>
          </table:table-cell>
          <table:table-cell office:value-type="float" office:value="-798.24770219429706" table:formula="of:=-[Future_CF.Q237]+[.E236]*([bitcoin_futures.S241]/100/360)*[.$N$6]" table:style-name="ce11">
            <text:p>-798.25</text:p>
          </table:table-cell>
          <table:table-cell table:style-name="ce1"/>
          <table:table-cell office:value-type="float" office:value="125356.29448162175" table:formula="of:=[.K237]+[.E237]" table:style-name="ce5">
            <text:p>125356.2945</text:p>
          </table:table-cell>
          <table:table-cell office:value-type="float" office:value="231.89229780571691" table:formula="of:=[.L237]+[.N237]-[.M237]" table:style-name="ce11">
            <text:p>231.89</text:p>
          </table:table-cell>
          <table:table-cell office:value-type="float" office:value="-798.24770219430502" table:formula="of:=[.P237]-[.P236]-[.L237]" table:style-name="ce1">
            <text:p>-798.2477022</text:p>
          </table:table-cell>
          <table:table-cell office:value-type="float" office:value="1.8532939519267533E-3" table:formula="of:=[.Q237]/[.P236]" table:style-name="ce1">
            <text:p>0.001853294</text:p>
          </table:table-cell>
          <table:table-cell office:value-type="float" office:value="1.7259606185934201E-3" table:formula="of:=[.S237]-([bitcoin_futures.S241]/100/360)" table:style-name="ce1">
            <text:p>0.001725961</text:p>
          </table:table-cell>
          <table:table-cell office:value-type="float" office:value="1.0018532939519267" table:formula="of:=1+[.S237]" table:style-name="ce1">
            <text:p>1.001853294</text:p>
          </table:table-cell>
          <table:table-cell office:value-type="float" office:value="1.0017259606185933" table:formula="of:=1+[.T237]" table:style-name="ce1">
            <text:p>1.001725961</text:p>
          </table:table-cell>
          <table:table-cell table:number-columns-repeated="16362"/>
        </table:table-row>
        <table:table-row table:style-name="ro1">
          <table:table-cell office:value-type="string" office:string-value="25.11.2024" table:formula="of:=[bitcoin_futures.A242]" table:style-name="ce1">
            <text:p>25.11.2024</text:p>
          </table:table-cell>
          <table:table-cell office:value-type="float" office:value="1757" table:formula="of:=ROUND([bitcoin_futures.D242]/[bitcoin_futures.B242]; 0)" table:style-name="ce1">
            <text:p>1757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31341.473402982912" table:formula="of:=IF([.E237] + [.N238]  &gt; [.F238]; [.E237]+[.N238]; [.F238]*2)" table:style-name="ce1">
            <text:p>31341.4734</text:p>
          </table:table-cell>
          <table:table-cell office:value-type="float" office:value="25125" table:formula="of:=[Future_Returns.S238]*[.F$4]" table:style-name="ce1">
            <text:p>25125</text:p>
          </table:table-cell>
          <table:table-cell office:value-type="float" office:value="50250" table:formula="of:=[.F238]*2" table:style-name="ce6">
            <text:p>50250</text:p>
          </table:table-cell>
          <table:table-cell table:style-name="ce6"/>
          <table:table-cell office:value-type="boolean" office:boolean-value="false" table:formula="of:=[.E238]=[.G238]" table:style-name="ce6">
            <text:p>FALSE</text:p>
          </table:table-cell>
          <table:table-cell office:value-type="float" office:value="0" table:formula="of:=([.C238]-[.C237])*[bitcoin_futures.B242]" table:style-name="ce1">
            <text:p>0</text:p>
          </table:table-cell>
          <table:table-cell office:value-type="float" office:value="94318.92" table:formula="of:=[.C238]*[bitcoin_futures.B242]" table:style-name="ce5">
            <text:p>94318.92</text:p>
          </table:table-cell>
          <table:table-cell office:value-type="float" office:value="-4312.6200000000099" table:formula="of:=[.K238]-[.K237]-[.J238]" table:style-name="ce1">
            <text:p>-4312.62</text:p>
          </table:table-cell>
          <table:table-cell office:value-type="float" office:value="0" table:formula="of:=IF([.E238]=[.G238];[.E238]-([.E237] + [.N238]);0)*[.$M$5]/10000" table:style-name="ce11">
            <text:p>0.00</text:p>
          </table:table-cell>
          <table:table-cell office:value-type="float" office:value="4616.7189213611719" table:formula="of:=-[Future_CF.Q238]+[.E237]*([bitcoin_futures.S242]/100/360)*[.$N$6]" table:style-name="ce11">
            <text:p>4616.72</text:p>
          </table:table-cell>
          <table:table-cell table:style-name="ce1"/>
          <table:table-cell office:value-type="float" office:value="125660.39340298291" table:formula="of:=[.K238]+[.E238]" table:style-name="ce5">
            <text:p>125660.3934</text:p>
          </table:table-cell>
          <table:table-cell office:value-type="float" office:value="304.09892136116196" table:formula="of:=[.L238]+[.N238]-[.M238]" table:style-name="ce11">
            <text:p>304.10</text:p>
          </table:table-cell>
          <table:table-cell office:value-type="float" office:value="4616.7189213611709" table:formula="of:=[.P238]-[.P237]-[.L238]" table:style-name="ce1">
            <text:p>4616.718921</text:p>
          </table:table-cell>
          <table:table-cell office:value-type="float" office:value="2.4258767588710541E-3" table:formula="of:=[.Q238]/[.P237]" table:style-name="ce1">
            <text:p>0.002425877</text:p>
          </table:table-cell>
          <table:table-cell office:value-type="float" office:value="2.297237869982165E-3" table:formula="of:=[.S238]-([bitcoin_futures.S242]/100/360)" table:style-name="ce1">
            <text:p>0.002297238</text:p>
          </table:table-cell>
          <table:table-cell office:value-type="float" office:value="1.002425876758871" table:formula="of:=1+[.S238]" table:style-name="ce1">
            <text:p>1.002425877</text:p>
          </table:table-cell>
          <table:table-cell office:value-type="float" office:value="1.0022972378699821" table:formula="of:=1+[.T238]" table:style-name="ce1">
            <text:p>1.002297238</text:p>
          </table:table-cell>
          <table:table-cell table:number-columns-repeated="16362"/>
        </table:table-row>
        <table:table-row table:style-name="ro1">
          <table:table-cell office:value-type="string" office:string-value="26.11.2024" table:formula="of:=[bitcoin_futures.A243]" table:style-name="ce1">
            <text:p>26.11.2024</text:p>
          </table:table-cell>
          <table:table-cell office:value-type="float" office:value="1766" table:formula="of:=ROUND([bitcoin_futures.D243]/[bitcoin_futures.B243]; 0)" table:style-name="ce1">
            <text:p>1766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35298.491010333229" table:formula="of:=IF([.E238] + [.N239]  &gt; [.F239]; [.E238]+[.N239]; [.F239]*2)" table:style-name="ce1">
            <text:p>35298.49101</text:p>
          </table:table-cell>
          <table:table-cell office:value-type="float" office:value="23971.25" table:formula="of:=[Future_Returns.S239]*[.F$4]" table:style-name="ce1">
            <text:p>23971.25</text:p>
          </table:table-cell>
          <table:table-cell office:value-type="float" office:value="47942.5" table:formula="of:=[.F239]*2" table:style-name="ce6">
            <text:p>47942.5</text:p>
          </table:table-cell>
          <table:table-cell table:style-name="ce6"/>
          <table:table-cell office:value-type="boolean" office:boolean-value="false" table:formula="of:=[.E239]=[.G239]" table:style-name="ce6">
            <text:p>FALSE</text:p>
          </table:table-cell>
          <table:table-cell office:value-type="float" office:value="0" table:formula="of:=([.C239]-[.C238])*[bitcoin_futures.B243]" table:style-name="ce1">
            <text:p>0</text:p>
          </table:table-cell>
          <table:table-cell office:value-type="float" office:value="90268.200000000012" table:formula="of:=[.C239]*[bitcoin_futures.B243]" table:style-name="ce5">
            <text:p>90268.2</text:p>
          </table:table-cell>
          <table:table-cell office:value-type="float" office:value="-4050.7199999999866" table:formula="of:=[.K239]-[.K238]-[.J239]" table:style-name="ce1">
            <text:p>-4050.72</text:p>
          </table:table-cell>
          <table:table-cell office:value-type="float" office:value="0" table:formula="of:=IF([.E239]=[.G239];[.E239]-([.E238] + [.N239]);0)*[.$M$5]/10000" table:style-name="ce11">
            <text:p>0.00</text:p>
          </table:table-cell>
          <table:table-cell office:value-type="float" office:value="3957.0176073503171" table:formula="of:=-[Future_CF.Q239]+[.E238]*([bitcoin_futures.S243]/100/360)*[.$N$6]" table:style-name="ce11">
            <text:p>3957.02</text:p>
          </table:table-cell>
          <table:table-cell table:style-name="ce1"/>
          <table:table-cell office:value-type="float" office:value="125566.69101033325" table:formula="of:=[.K239]+[.E239]" table:style-name="ce5">
            <text:p>125566.691</text:p>
          </table:table-cell>
          <table:table-cell office:value-type="float" office:value="-93.702392649669491" table:formula="of:=[.L239]+[.N239]-[.M239]" table:style-name="ce11">
            <text:p>-93.70</text:p>
          </table:table-cell>
          <table:table-cell office:value-type="float" office:value="3957.0176073503244" table:formula="of:=[.P239]-[.P238]-[.L239]" table:style-name="ce1">
            <text:p>3957.017607</text:p>
          </table:table-cell>
          <table:table-cell office:value-type="float" office:value="-7.4567960605672592E-4" table:formula="of:=[.Q239]/[.P238]" table:style-name="ce1">
            <text:p>-0.00074568</text:p>
          </table:table-cell>
          <table:table-cell office:value-type="float" office:value="-8.7442960605672588E-4" table:formula="of:=[.S239]-([bitcoin_futures.S243]/100/360)" table:style-name="ce1">
            <text:p>-0.00087443</text:p>
          </table:table-cell>
          <table:table-cell office:value-type="float" office:value="0.99925432039394324" table:formula="of:=1+[.S239]" table:style-name="ce1">
            <text:p>0.99925432</text:p>
          </table:table-cell>
          <table:table-cell office:value-type="float" office:value="0.99912557039394323" table:formula="of:=1+[.T239]" table:style-name="ce1">
            <text:p>0.99912557</text:p>
          </table:table-cell>
          <table:table-cell table:number-columns-repeated="16362"/>
        </table:table-row>
        <table:table-row table:style-name="ro1">
          <table:table-cell office:value-type="string" office:string-value="27.11.2024" table:formula="of:=[bitcoin_futures.A244]" table:style-name="ce1">
            <text:p>27.11.2024</text:p>
          </table:table-cell>
          <table:table-cell office:value-type="float" office:value="1762" table:formula="of:=ROUND([bitcoin_futures.D244]/[bitcoin_futures.B244]; 0)" table:style-name="ce1">
            <text:p>1762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29285.765311719297" table:formula="of:=IF([.E239] + [.N240]  &gt; [.F240]; [.E239]+[.N240]; [.F240]*2)" table:style-name="ce1">
            <text:p>29285.76531</text:p>
          </table:table-cell>
          <table:table-cell office:value-type="float" office:value="22982.5" table:formula="of:=[Future_Returns.S240]*[.F$4]" table:style-name="ce1">
            <text:p>22982.5</text:p>
          </table:table-cell>
          <table:table-cell office:value-type="float" office:value="45965" table:formula="of:=[.F240]*2" table:style-name="ce6">
            <text:p>45965</text:p>
          </table:table-cell>
          <table:table-cell table:style-name="ce6"/>
          <table:table-cell office:value-type="boolean" office:boolean-value="false" table:formula="of:=[.E240]=[.G240]" table:style-name="ce6">
            <text:p>FALSE</text:p>
          </table:table-cell>
          <table:table-cell office:value-type="float" office:value="0" table:formula="of:=([.C240]-[.C239])*[bitcoin_futures.B244]" table:style-name="ce1">
            <text:p>0</text:p>
          </table:table-cell>
          <table:table-cell office:value-type="float" office:value="96082.38" table:formula="of:=[.C240]*[bitcoin_futures.B244]" table:style-name="ce5">
            <text:p>96082.38</text:p>
          </table:table-cell>
          <table:table-cell office:value-type="float" office:value="5814.179999999993" table:formula="of:=[.K240]-[.K239]-[.J240]" table:style-name="ce1">
            <text:p>5814.18</text:p>
          </table:table-cell>
          <table:table-cell office:value-type="float" office:value="0" table:formula="of:=IF([.E240]=[.G240];[.E240]-([.E239] + [.N240]);0)*[.$M$5]/10000" table:style-name="ce11">
            <text:p>0.00</text:p>
          </table:table-cell>
          <table:table-cell office:value-type="float" office:value="-6012.7256986139319" table:formula="of:=-[Future_CF.Q240]+[.E239]*([bitcoin_futures.S244]/100/360)*[.$N$6]" table:style-name="ce11">
            <text:p>-6012.73</text:p>
          </table:table-cell>
          <table:table-cell table:style-name="ce1"/>
          <table:table-cell office:value-type="float" office:value="125368.1453117193" table:formula="of:=[.K240]+[.E240]" table:style-name="ce5">
            <text:p>125368.1453</text:p>
          </table:table-cell>
          <table:table-cell office:value-type="float" office:value="-198.54569861393884" table:formula="of:=[.L240]+[.N240]-[.M240]" table:style-name="ce11">
            <text:p>-198.55</text:p>
          </table:table-cell>
          <table:table-cell office:value-type="float" office:value="-6012.72569861394" table:formula="of:=[.P240]-[.P239]-[.L240]" table:style-name="ce1">
            <text:p>-6012.725699</text:p>
          </table:table-cell>
          <table:table-cell office:value-type="float" office:value="-1.5811971870597428E-3" table:formula="of:=[.Q240]/[.P239]" table:style-name="ce1">
            <text:p>-0.001581197</text:p>
          </table:table-cell>
          <table:table-cell office:value-type="float" office:value="-1.7100582981708539E-3" table:formula="of:=[.S240]-([bitcoin_futures.S244]/100/360)" table:style-name="ce1">
            <text:p>-0.001710058</text:p>
          </table:table-cell>
          <table:table-cell office:value-type="float" office:value="0.99841880281294026" table:formula="of:=1+[.S240]" table:style-name="ce1">
            <text:p>0.998418803</text:p>
          </table:table-cell>
          <table:table-cell office:value-type="float" office:value="0.99828994170182916" table:formula="of:=1+[.T240]" table:style-name="ce1">
            <text:p>0.998289942</text:p>
          </table:table-cell>
          <table:table-cell table:number-columns-repeated="16362"/>
        </table:table-row>
        <table:table-row table:style-name="ro1">
          <table:table-cell office:value-type="string" office:string-value="28.11.2024" table:formula="of:=[bitcoin_futures.A245]" table:style-name="ce1">
            <text:p>28.11.2024</text:p>
          </table:table-cell>
          <table:table-cell office:value-type="float" office:value="1725" table:formula="of:=ROUND([bitcoin_futures.D245]/[bitcoin_futures.B245]; 0)" table:style-name="ce1">
            <text:p>1725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29287.647328887317" table:formula="of:=IF([.E240] + [.N241]  &gt; [.F241]; [.E240]+[.N241]; [.F241]*2)" table:style-name="ce1">
            <text:p>29287.64733</text:p>
          </table:table-cell>
          <table:table-cell office:value-type="float" office:value="24486.25" table:formula="of:=[Future_Returns.S241]*[.F$4]" table:style-name="ce1">
            <text:p>24486.25</text:p>
          </table:table-cell>
          <table:table-cell office:value-type="float" office:value="48972.5" table:formula="of:=[.F241]*2" table:style-name="ce6">
            <text:p>48972.5</text:p>
          </table:table-cell>
          <table:table-cell table:style-name="ce6"/>
          <table:table-cell office:value-type="boolean" office:boolean-value="false" table:formula="of:=[.E241]=[.G241]" table:style-name="ce6">
            <text:p>FALSE</text:p>
          </table:table-cell>
          <table:table-cell office:value-type="float" office:value="0" table:formula="of:=([.C241]-[.C240])*[bitcoin_futures.B245]" table:style-name="ce1">
            <text:p>0</text:p>
          </table:table-cell>
          <table:table-cell office:value-type="float" office:value="96082.38" table:formula="of:=[.C241]*[bitcoin_futures.B245]" table:style-name="ce5">
            <text:p>96082.38</text:p>
          </table:table-cell>
          <table:table-cell office:value-type="float" office:value="0" table:formula="of:=[.K241]-[.K240]-[.J241]" table:style-name="ce1">
            <text:p>0</text:p>
          </table:table-cell>
          <table:table-cell office:value-type="float" office:value="0" table:formula="of:=IF([.E241]=[.G241];[.E241]-([.E240] + [.N241]);0)*[.$M$5]/10000" table:style-name="ce11">
            <text:p>0.00</text:p>
          </table:table-cell>
          <table:table-cell office:value-type="float" office:value="1.8820171680184055" table:formula="of:=-[Future_CF.Q241]+[.E240]*([bitcoin_futures.S245]/100/360)*[.$N$6]" table:style-name="ce11">
            <text:p>1.88</text:p>
          </table:table-cell>
          <table:table-cell table:style-name="ce1"/>
          <table:table-cell office:value-type="float" office:value="125370.02732888731" table:formula="of:=[.K241]+[.E241]" table:style-name="ce5">
            <text:p>125370.0273</text:p>
          </table:table-cell>
          <table:table-cell office:value-type="float" office:value="1.8820171680184055" table:formula="of:=[.L241]+[.N241]-[.M241]" table:style-name="ce11">
            <text:p>1.88</text:p>
          </table:table-cell>
          <table:table-cell office:value-type="float" office:value="1.8820171680126805" table:formula="of:=[.P241]-[.P240]-[.L241]" table:style-name="ce1">
            <text:p>1.882017168</text:p>
          </table:table-cell>
          <table:table-cell office:value-type="float" office:value="1.5011924786307549E-5" table:formula="of:=[.Q241]/[.P240]" table:style-name="ce1">
            <text:p>1.50119E-05</text:p>
          </table:table-cell>
          <table:table-cell office:value-type="float" office:value="-1.1351585299147024E-4" table:formula="of:=[.S241]-([bitcoin_futures.S245]/100/360)" table:style-name="ce1">
            <text:p>-0.000113516</text:p>
          </table:table-cell>
          <table:table-cell office:value-type="float" office:value="1.0000150119247864" table:formula="of:=1+[.S241]" table:style-name="ce1">
            <text:p>1.000015012</text:p>
          </table:table-cell>
          <table:table-cell office:value-type="float" office:value="0.99988648414700854" table:formula="of:=1+[.T241]" table:style-name="ce1">
            <text:p>0.999886484</text:p>
          </table:table-cell>
          <table:table-cell table:number-columns-repeated="16362"/>
        </table:table-row>
        <table:table-row table:style-name="ro1">
          <table:table-cell office:value-type="string" office:string-value="29.11.2024" table:formula="of:=[bitcoin_futures.A246]" table:style-name="ce1">
            <text:p>29.11.2024</text:p>
          </table:table-cell>
          <table:table-cell office:value-type="float" office:value="1766" table:formula="of:=ROUND([bitcoin_futures.D246]/[bitcoin_futures.B246]; 0)" table:style-name="ce1">
            <text:p>1766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28869.524992499402" table:formula="of:=IF([.E241] + [.N242]  &gt; [.F242]; [.E241]+[.N242]; [.F242]*2)" table:style-name="ce1">
            <text:p>28869.52499</text:p>
          </table:table-cell>
          <table:table-cell office:value-type="float" office:value="24486.25" table:formula="of:=[Future_Returns.S242]*[.F$4]" table:style-name="ce1">
            <text:p>24486.25</text:p>
          </table:table-cell>
          <table:table-cell office:value-type="float" office:value="48972.5" table:formula="of:=[.F242]*2" table:style-name="ce6">
            <text:p>48972.5</text:p>
          </table:table-cell>
          <table:table-cell table:style-name="ce6"/>
          <table:table-cell office:value-type="boolean" office:boolean-value="false" table:formula="of:=[.E242]=[.G242]" table:style-name="ce6">
            <text:p>FALSE</text:p>
          </table:table-cell>
          <table:table-cell office:value-type="float" office:value="0" table:formula="of:=([.C242]-[.C241])*[bitcoin_futures.B246]" table:style-name="ce1">
            <text:p>0</text:p>
          </table:table-cell>
          <table:table-cell office:value-type="float" office:value="96396.66" table:formula="of:=[.C242]*[bitcoin_futures.B246]" table:style-name="ce5">
            <text:p>96396.66</text:p>
          </table:table-cell>
          <table:table-cell office:value-type="float" office:value="314.27999999999884" table:formula="of:=[.K242]-[.K241]-[.J242]" table:style-name="ce1">
            <text:p>314.28</text:p>
          </table:table-cell>
          <table:table-cell office:value-type="float" office:value="0" table:formula="of:=IF([.E242]=[.G242];[.E242]-([.E241] + [.N242]);0)*[.$M$5]/10000" table:style-name="ce11">
            <text:p>0.00</text:p>
          </table:table-cell>
          <table:table-cell office:value-type="float" office:value="-418.12233638791469" table:formula="of:=-[Future_CF.Q242]+[.E241]*([bitcoin_futures.S246]/100/360)*[.$N$6]" table:style-name="ce11">
            <text:p>-418.12</text:p>
          </table:table-cell>
          <table:table-cell table:style-name="ce1"/>
          <table:table-cell office:value-type="float" office:value="125266.1849924994" table:formula="of:=[.K242]+[.E242]" table:style-name="ce5">
            <text:p>125266.185</text:p>
          </table:table-cell>
          <table:table-cell office:value-type="float" office:value="-103.84233638791585" table:formula="of:=[.L242]+[.N242]-[.M242]" table:style-name="ce11">
            <text:p>-103.84</text:p>
          </table:table-cell>
          <table:table-cell office:value-type="float" office:value="-418.12233638791076" table:formula="of:=[.P242]-[.P241]-[.L242]" table:style-name="ce1">
            <text:p>-418.1223364</text:p>
          </table:table-cell>
          <table:table-cell office:value-type="float" office:value="-8.2828678114189793E-4" table:formula="of:=[.Q242]/[.P241]" table:style-name="ce1">
            <text:p>-0.000828287</text:p>
          </table:table-cell>
          <table:table-cell office:value-type="float" office:value="-9.565090033641201E-4" table:formula="of:=[.S242]-([bitcoin_futures.S246]/100/360)" table:style-name="ce1">
            <text:p>-0.000956509</text:p>
          </table:table-cell>
          <table:table-cell office:value-type="float" office:value="0.99917171321885812" table:formula="of:=1+[.S242]" table:style-name="ce1">
            <text:p>0.999171713</text:p>
          </table:table-cell>
          <table:table-cell office:value-type="float" office:value="0.99904349099663592" table:formula="of:=1+[.T242]" table:style-name="ce1">
            <text:p>0.999043491</text:p>
          </table:table-cell>
          <table:table-cell table:number-columns-repeated="16362"/>
        </table:table-row>
        <table:table-row table:style-name="ro1">
          <table:table-cell office:value-type="string" office:string-value="02.12.2024" table:formula="of:=[bitcoin_futures.A247]" table:style-name="ce1">
            <text:p>02.12.2024</text:p>
          </table:table-cell>
          <table:table-cell office:value-type="float" office:value="1761" table:formula="of:=ROUND([bitcoin_futures.D247]/[bitcoin_futures.B247]; 0)" table:style-name="ce1">
            <text:p>1761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30601.364221820801" table:formula="of:=IF([.E242] + [.N243]  &gt; [.F243]; [.E242]+[.N243]; [.F243]*2)" table:style-name="ce1">
            <text:p>30601.36422</text:p>
          </table:table-cell>
          <table:table-cell office:value-type="float" office:value="24591.25" table:formula="of:=[Future_Returns.S243]*[.F$4]" table:style-name="ce1">
            <text:p>24591.25</text:p>
          </table:table-cell>
          <table:table-cell office:value-type="float" office:value="49182.5" table:formula="of:=[.F243]*2" table:style-name="ce6">
            <text:p>49182.5</text:p>
          </table:table-cell>
          <table:table-cell table:style-name="ce6"/>
          <table:table-cell office:value-type="boolean" office:boolean-value="false" table:formula="of:=[.E243]=[.G243]" table:style-name="ce6">
            <text:p>FALSE</text:p>
          </table:table-cell>
          <table:table-cell office:value-type="float" office:value="0" table:formula="of:=([.C243]-[.C242])*[bitcoin_futures.B247]" table:style-name="ce1">
            <text:p>0</text:p>
          </table:table-cell>
          <table:table-cell office:value-type="float" office:value="95122.08" table:formula="of:=[.C243]*[bitcoin_futures.B247]" table:style-name="ce5">
            <text:p>95122.08</text:p>
          </table:table-cell>
          <table:table-cell office:value-type="float" office:value="-1274.5800000000017" table:formula="of:=[.K243]-[.K242]-[.J243]" table:style-name="ce1">
            <text:p>-1274.58</text:p>
          </table:table-cell>
          <table:table-cell office:value-type="float" office:value="0" table:formula="of:=IF([.E243]=[.G243];[.E243]-([.E242] + [.N243]);0)*[.$M$5]/10000" table:style-name="ce11">
            <text:p>0.00</text:p>
          </table:table-cell>
          <table:table-cell office:value-type="float" office:value="1731.8392293213972" table:formula="of:=-[Future_CF.Q243]+[.E242]*([bitcoin_futures.S247]/100/360)*[.$N$6]" table:style-name="ce11">
            <text:p>1731.84</text:p>
          </table:table-cell>
          <table:table-cell table:style-name="ce1"/>
          <table:table-cell office:value-type="float" office:value="125723.4442218208" table:formula="of:=[.K243]+[.E243]" table:style-name="ce5">
            <text:p>125723.4442</text:p>
          </table:table-cell>
          <table:table-cell office:value-type="float" office:value="457.25922932139542" table:formula="of:=[.L243]+[.N243]-[.M243]" table:style-name="ce11">
            <text:p>457.26</text:p>
          </table:table-cell>
          <table:table-cell office:value-type="float" office:value="1731.8392293213983" table:formula="of:=[.P243]-[.P242]-[.L243]" table:style-name="ce1">
            <text:p>1731.839229</text:p>
          </table:table-cell>
          <table:table-cell office:value-type="float" office:value="3.6503005926840902E-3" table:formula="of:=[.Q243]/[.P242]" table:style-name="ce1">
            <text:p>0.003650301</text:p>
          </table:table-cell>
          <table:table-cell office:value-type="float" office:value="3.5228839260174234E-3" table:formula="of:=[.S243]-([bitcoin_futures.S247]/100/360)" table:style-name="ce1">
            <text:p>0.003522884</text:p>
          </table:table-cell>
          <table:table-cell office:value-type="float" office:value="1.003650300592684" table:formula="of:=1+[.S243]" table:style-name="ce1">
            <text:p>1.003650301</text:p>
          </table:table-cell>
          <table:table-cell office:value-type="float" office:value="1.0035228839260175" table:formula="of:=1+[.T243]" table:style-name="ce1">
            <text:p>1.003522884</text:p>
          </table:table-cell>
          <table:table-cell table:number-columns-repeated="16362"/>
        </table:table-row>
        <table:table-row table:style-name="ro1">
          <table:table-cell office:value-type="string" office:string-value="03.12.2024" table:formula="of:=[bitcoin_futures.A248]" table:style-name="ce1">
            <text:p>03.12.2024</text:p>
          </table:table-cell>
          <table:table-cell office:value-type="float" office:value="1754" table:formula="of:=ROUND([bitcoin_futures.D248]/[bitcoin_futures.B248]; 0)" table:style-name="ce1">
            <text:p>1754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30703.293807842565" table:formula="of:=IF([.E243] + [.N244]  &gt; [.F244]; [.E243]+[.N244]; [.F244]*2)" table:style-name="ce1">
            <text:p>30703.29381</text:p>
          </table:table-cell>
          <table:table-cell office:value-type="float" office:value="24158.75" table:formula="of:=[Future_Returns.S244]*[.F$4]" table:style-name="ce1">
            <text:p>24158.75</text:p>
          </table:table-cell>
          <table:table-cell office:value-type="float" office:value="48317.5" table:formula="of:=[.F244]*2" table:style-name="ce6">
            <text:p>48317.5</text:p>
          </table:table-cell>
          <table:table-cell table:style-name="ce6"/>
          <table:table-cell office:value-type="boolean" office:boolean-value="false" table:formula="of:=[.E244]=[.G244]" table:style-name="ce6">
            <text:p>FALSE</text:p>
          </table:table-cell>
          <table:table-cell office:value-type="float" office:value="0" table:formula="of:=([.C244]-[.C243])*[bitcoin_futures.B248]" table:style-name="ce1">
            <text:p>0</text:p>
          </table:table-cell>
          <table:table-cell office:value-type="float" office:value="95087.16" table:formula="of:=[.C244]*[bitcoin_futures.B248]" table:style-name="ce5">
            <text:p>95087.16</text:p>
          </table:table-cell>
          <table:table-cell office:value-type="float" office:value="-34.919999999998254" table:formula="of:=[.K244]-[.K243]-[.J244]" table:style-name="ce1">
            <text:p>-34.92</text:p>
          </table:table-cell>
          <table:table-cell office:value-type="float" office:value="0" table:formula="of:=IF([.E244]=[.G244];[.E244]-([.E243] + [.N244]);0)*[.$M$5]/10000" table:style-name="ce11">
            <text:p>0.00</text:p>
          </table:table-cell>
          <table:table-cell office:value-type="float" office:value="101.92958602176481" table:formula="of:=-[Future_CF.Q244]+[.E243]*([bitcoin_futures.S248]/100/360)*[.$N$6]" table:style-name="ce11">
            <text:p>101.93</text:p>
          </table:table-cell>
          <table:table-cell table:style-name="ce1"/>
          <table:table-cell office:value-type="float" office:value="125790.45380784257" table:formula="of:=[.K244]+[.E244]" table:style-name="ce5">
            <text:p>125790.4538</text:p>
          </table:table-cell>
          <table:table-cell office:value-type="float" office:value="67.009586021766552" table:formula="of:=[.L244]+[.N244]-[.M244]" table:style-name="ce11">
            <text:p>67.01</text:p>
          </table:table-cell>
          <table:table-cell office:value-type="float" office:value="101.92958602176805" table:formula="of:=[.P244]-[.P243]-[.L244]" table:style-name="ce1">
            <text:p>101.929586</text:p>
          </table:table-cell>
          <table:table-cell office:value-type="float" office:value="5.3299196849505533E-4" table:formula="of:=[.Q244]/[.P243]" table:style-name="ce1">
            <text:p>0.000532992</text:p>
          </table:table-cell>
          <table:table-cell office:value-type="float" office:value="4.068808573839442E-4" table:formula="of:=[.S244]-([bitcoin_futures.S248]/100/360)" table:style-name="ce1">
            <text:p>0.000406881</text:p>
          </table:table-cell>
          <table:table-cell office:value-type="float" office:value="1.0005329919684951" table:formula="of:=1+[.S244]" table:style-name="ce1">
            <text:p>1.000532992</text:p>
          </table:table-cell>
          <table:table-cell office:value-type="float" office:value="1.0004068808573841" table:formula="of:=1+[.T244]" table:style-name="ce1">
            <text:p>1.000406881</text:p>
          </table:table-cell>
          <table:table-cell table:number-columns-repeated="16362"/>
        </table:table-row>
        <table:table-row table:style-name="ro1">
          <table:table-cell office:value-type="string" office:string-value="04.12.2024" table:formula="of:=[bitcoin_futures.A249]" table:style-name="ce1">
            <text:p>04.12.2024</text:p>
          </table:table-cell>
          <table:table-cell office:value-type="float" office:value="1747" table:formula="of:=ROUND([bitcoin_futures.D249]/[bitcoin_futures.B249]; 0)" table:style-name="ce1">
            <text:p>1747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27325.227262483186" table:formula="of:=IF([.E244] + [.N245]  &gt; [.F245]; [.E244]+[.N245]; [.F245]*2)" table:style-name="ce1">
            <text:p>27325.22726</text:p>
          </table:table-cell>
          <table:table-cell office:value-type="float" office:value="24133.75" table:formula="of:=[Future_Returns.S245]*[.F$4]" table:style-name="ce1">
            <text:p>24133.75</text:p>
          </table:table-cell>
          <table:table-cell office:value-type="float" office:value="48267.5" table:formula="of:=[.F245]*2" table:style-name="ce6">
            <text:p>48267.5</text:p>
          </table:table-cell>
          <table:table-cell table:style-name="ce6"/>
          <table:table-cell office:value-type="boolean" office:boolean-value="false" table:formula="of:=[.E245]=[.G245]" table:style-name="ce6">
            <text:p>FALSE</text:p>
          </table:table-cell>
          <table:table-cell office:value-type="float" office:value="0" table:formula="of:=([.C245]-[.C244])*[bitcoin_futures.B249]" table:style-name="ce1">
            <text:p>0</text:p>
          </table:table-cell>
          <table:table-cell office:value-type="float" office:value="98509.32" table:formula="of:=[.C245]*[bitcoin_futures.B249]" table:style-name="ce5">
            <text:p>98509.32</text:p>
          </table:table-cell>
          <table:table-cell office:value-type="float" office:value="3422.1600000000035" table:formula="of:=[.K245]-[.K244]-[.J245]" table:style-name="ce1">
            <text:p>3422.16</text:p>
          </table:table-cell>
          <table:table-cell office:value-type="float" office:value="0" table:formula="of:=IF([.E245]=[.G245];[.E245]-([.E244] + [.N245]);0)*[.$M$5]/10000" table:style-name="ce11">
            <text:p>0.00</text:p>
          </table:table-cell>
          <table:table-cell office:value-type="float" office:value="-3378.0665453593783" table:formula="of:=-[Future_CF.Q245]+[.E244]*([bitcoin_futures.S249]/100/360)*[.$N$6]" table:style-name="ce11">
            <text:p>-3378.07</text:p>
          </table:table-cell>
          <table:table-cell table:style-name="ce1"/>
          <table:table-cell office:value-type="float" office:value="125834.54726248319" table:formula="of:=[.K245]+[.E245]" table:style-name="ce5">
            <text:p>125834.5473</text:p>
          </table:table-cell>
          <table:table-cell office:value-type="float" office:value="44.093454640625168" table:formula="of:=[.L245]+[.N245]-[.M245]" table:style-name="ce11">
            <text:p>44.09</text:p>
          </table:table-cell>
          <table:table-cell office:value-type="float" office:value="-3378.0665453593829" table:formula="of:=[.P245]-[.P244]-[.L245]" table:style-name="ce1">
            <text:p>-3378.066545</text:p>
          </table:table-cell>
          <table:table-cell office:value-type="float" office:value="3.5053100856112903E-4" table:formula="of:=[.Q245]/[.P244]" table:style-name="ce1">
            <text:p>0.000350531</text:p>
          </table:table-cell>
          <table:table-cell office:value-type="float" office:value="2.2458656411668458E-4" table:formula="of:=[.S245]-([bitcoin_futures.S249]/100/360)" table:style-name="ce1">
            <text:p>0.000224587</text:p>
          </table:table-cell>
          <table:table-cell office:value-type="float" office:value="1.0003505310085612" table:formula="of:=1+[.S245]" table:style-name="ce1">
            <text:p>1.000350531</text:p>
          </table:table-cell>
          <table:table-cell office:value-type="float" office:value="1.0002245865641166" table:formula="of:=1+[.T245]" table:style-name="ce1">
            <text:p>1.000224587</text:p>
          </table:table-cell>
          <table:table-cell table:number-columns-repeated="16362"/>
        </table:table-row>
        <table:table-row table:style-name="ro1">
          <table:table-cell office:value-type="string" office:string-value="05.12.2024" table:formula="of:=[bitcoin_futures.A250]" table:style-name="ce1">
            <text:p>05.12.2024</text:p>
          </table:table-cell>
          <table:table-cell office:value-type="float" office:value="1751" table:formula="of:=ROUND([bitcoin_futures.D250]/[bitcoin_futures.B250]; 0)" table:style-name="ce1">
            <text:p>1751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27466.947233732542" table:formula="of:=IF([.E245] + [.N246]  &gt; [.F246]; [.E245]+[.N246]; [.F246]*2)" table:style-name="ce1">
            <text:p>27466.94723</text:p>
          </table:table-cell>
          <table:table-cell office:value-type="float" office:value="24978.75" table:formula="of:=[Future_Returns.S246]*[.F$4]" table:style-name="ce1">
            <text:p>24978.75</text:p>
          </table:table-cell>
          <table:table-cell office:value-type="float" office:value="49957.5" table:formula="of:=[.F246]*2" table:style-name="ce6">
            <text:p>49957.5</text:p>
          </table:table-cell>
          <table:table-cell table:style-name="ce6"/>
          <table:table-cell office:value-type="boolean" office:boolean-value="false" table:formula="of:=[.E246]=[.G246]" table:style-name="ce6">
            <text:p>FALSE</text:p>
          </table:table-cell>
          <table:table-cell office:value-type="float" office:value="0" table:formula="of:=([.C246]-[.C245])*[bitcoin_futures.B250]" table:style-name="ce1">
            <text:p>0</text:p>
          </table:table-cell>
          <table:table-cell office:value-type="float" office:value="98474.4" table:formula="of:=[.C246]*[bitcoin_futures.B250]" table:style-name="ce5">
            <text:p>98474.4</text:p>
          </table:table-cell>
          <table:table-cell office:value-type="float" office:value="-34.920000000012806" table:formula="of:=[.K246]-[.K245]-[.J246]" table:style-name="ce1">
            <text:p>-34.92</text:p>
          </table:table-cell>
          <table:table-cell office:value-type="float" office:value="0" table:formula="of:=IF([.E246]=[.G246];[.E246]-([.E245] + [.N246]);0)*[.$M$5]/10000" table:style-name="ce11">
            <text:p>0.00</text:p>
          </table:table-cell>
          <table:table-cell office:value-type="float" office:value="141.71997124935518" table:formula="of:=-[Future_CF.Q246]+[.E245]*([bitcoin_futures.S250]/100/360)*[.$N$6]" table:style-name="ce11">
            <text:p>141.72</text:p>
          </table:table-cell>
          <table:table-cell table:style-name="ce1"/>
          <table:table-cell office:value-type="float" office:value="125941.34723373254" table:formula="of:=[.K246]+[.E246]" table:style-name="ce5">
            <text:p>125941.3472</text:p>
          </table:table-cell>
          <table:table-cell office:value-type="float" office:value="106.79997124934238" table:formula="of:=[.L246]+[.N246]-[.M246]" table:style-name="ce11">
            <text:p>106.80</text:p>
          </table:table-cell>
          <table:table-cell office:value-type="float" office:value="141.71997124936024" table:formula="of:=[.P246]-[.P245]-[.L246]" table:style-name="ce1">
            <text:p>141.7199712</text:p>
          </table:table-cell>
          <table:table-cell office:value-type="float" office:value="8.487333055409986E-4" table:formula="of:=[.Q246]/[.P245]" table:style-name="ce1">
            <text:p>0.000848733</text:p>
          </table:table-cell>
          <table:table-cell office:value-type="float" office:value="7.2284441665210967E-4" table:formula="of:=[.S246]-([bitcoin_futures.S250]/100/360)" table:style-name="ce1">
            <text:p>0.000722844</text:p>
          </table:table-cell>
          <table:table-cell office:value-type="float" office:value="1.0008487333055409" table:formula="of:=1+[.S246]" table:style-name="ce1">
            <text:p>1.000848733</text:p>
          </table:table-cell>
          <table:table-cell office:value-type="float" office:value="1.000722844416652" table:formula="of:=1+[.T246]" table:style-name="ce1">
            <text:p>1.000722844</text:p>
          </table:table-cell>
          <table:table-cell table:number-columns-repeated="16362"/>
        </table:table-row>
        <table:table-row table:style-name="ro1">
          <table:table-cell office:value-type="string" office:string-value="06.12.2024" table:formula="of:=[bitcoin_futures.A251]" table:style-name="ce1">
            <text:p>06.12.2024</text:p>
          </table:table-cell>
          <table:table-cell office:value-type="float" office:value="1761" table:formula="of:=ROUND([bitcoin_futures.D251]/[bitcoin_futures.B251]; 0)" table:style-name="ce1">
            <text:p>1761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49887.5" table:formula="of:=IF([.E246] + [.N247]  &gt; [.F247]; [.E246]+[.N247]; [.F247]*2)" table:style-name="ce1">
            <text:p>49887.5</text:p>
          </table:table-cell>
          <table:table-cell office:value-type="float" office:value="24943.75" table:formula="of:=[Future_Returns.S247]*[.F$4]" table:style-name="ce1">
            <text:p>24943.75</text:p>
          </table:table-cell>
          <table:table-cell office:value-type="float" office:value="49887.5" table:formula="of:=[.F247]*2" table:style-name="ce6">
            <text:p>49887.5</text:p>
          </table:table-cell>
          <table:table-cell table:style-name="ce6"/>
          <table:table-cell office:value-type="boolean" office:boolean-value="true" table:formula="of:=[.E247]=[.G247]" table:style-name="ce6">
            <text:p>TRUE</text:p>
          </table:table-cell>
          <table:table-cell office:value-type="float" office:value="0" table:formula="of:=([.C247]-[.C246])*[bitcoin_futures.B251]" table:style-name="ce1">
            <text:p>0</text:p>
          </table:table-cell>
          <table:table-cell office:value-type="float" office:value="100918.79999999999" table:formula="of:=[.C247]*[bitcoin_futures.B251]" table:style-name="ce5">
            <text:p>100918.8</text:p>
          </table:table-cell>
          <table:table-cell office:value-type="float" office:value="2444.3999999999942" table:formula="of:=[.K247]-[.K246]-[.J247]" table:style-name="ce1">
            <text:p>2444.4</text:p>
          </table:table-cell>
          <table:table-cell office:value-type="float" office:value="75.236588358125488" table:formula="of:=IF([.E247]=[.G247];[.E247]-([.E246] + [.N247]);0)*[.$M$5]/10000" table:style-name="ce11">
            <text:p>75.24</text:p>
          </table:table-cell>
          <table:table-cell office:value-type="float" office:value="-2658.3100197743688" table:formula="of:=-[Future_CF.Q247]+[.E246]*([bitcoin_futures.S251]/100/360)*[.$N$6]" table:style-name="ce11">
            <text:p>-2658.31</text:p>
          </table:table-cell>
          <table:table-cell table:style-name="ce1"/>
          <table:table-cell office:value-type="float" office:value="150806.29999999999" table:formula="of:=[.K247]+[.E247]" table:style-name="ce5">
            <text:p>150806.3</text:p>
          </table:table-cell>
          <table:table-cell office:value-type="float" office:value="-289.14660813250009" table:formula="of:=[.L247]+[.N247]-[.M247]" table:style-name="ce11">
            <text:p>-289.15</text:p>
          </table:table-cell>
          <table:table-cell office:value-type="float" office:value="22420.552766267458" table:formula="of:=[.P247]-[.P246]-[.L247]" table:style-name="ce1">
            <text:p>22420.55277</text:p>
          </table:table-cell>
          <table:table-cell office:value-type="float" office:value="-2.2958830795725689E-3" table:formula="of:=[.Q247]/[.P246]" table:style-name="ce1">
            <text:p>-0.002295883</text:p>
          </table:table-cell>
          <table:table-cell office:value-type="float" office:value="-2.4189386351281244E-3" table:formula="of:=[.S247]-([bitcoin_futures.S251]/100/360)" table:style-name="ce1">
            <text:p>-0.002418939</text:p>
          </table:table-cell>
          <table:table-cell office:value-type="float" office:value="0.99770411692042749" table:formula="of:=1+[.S247]" table:style-name="ce1">
            <text:p>0.997704117</text:p>
          </table:table-cell>
          <table:table-cell office:value-type="float" office:value="0.9975810613648719" table:formula="of:=1+[.T247]" table:style-name="ce1">
            <text:p>0.997581061</text:p>
          </table:table-cell>
          <table:table-cell table:number-columns-repeated="16362"/>
        </table:table-row>
        <table:table-row table:style-name="ro1">
          <table:table-cell office:value-type="string" office:string-value="09.12.2024" table:formula="of:=[bitcoin_futures.A252]" table:style-name="ce1">
            <text:p>09.12.2024</text:p>
          </table:table-cell>
          <table:table-cell office:value-type="float" office:value="1768" table:formula="of:=ROUND([bitcoin_futures.D252]/[bitcoin_futures.B252]; 0)" table:style-name="ce1">
            <text:p>1768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55535.5743171875" table:formula="of:=IF([.E247] + [.N248]  &gt; [.F248]; [.E247]+[.N248]; [.F248]*2)" table:style-name="ce1">
            <text:p>55535.57432</text:p>
          </table:table-cell>
          <table:table-cell office:value-type="float" office:value="25608.75" table:formula="of:=[Future_Returns.S248]*[.F$4]" table:style-name="ce1">
            <text:p>25608.75</text:p>
          </table:table-cell>
          <table:table-cell office:value-type="float" office:value="51217.5" table:formula="of:=[.F248]*2" table:style-name="ce6">
            <text:p>51217.5</text:p>
          </table:table-cell>
          <table:table-cell table:style-name="ce6"/>
          <table:table-cell office:value-type="boolean" office:boolean-value="false" table:formula="of:=[.E248]=[.G248]" table:style-name="ce6">
            <text:p>FALSE</text:p>
          </table:table-cell>
          <table:table-cell office:value-type="float" office:value="0" table:formula="of:=([.C248]-[.C247])*[bitcoin_futures.B252]" table:style-name="ce1">
            <text:p>0</text:p>
          </table:table-cell>
          <table:table-cell office:value-type="float" office:value="95558.58" table:formula="of:=[.C248]*[bitcoin_futures.B252]" table:style-name="ce5">
            <text:p>95558.58</text:p>
          </table:table-cell>
          <table:table-cell office:value-type="float" office:value="-5360.2199999999866" table:formula="of:=[.K248]-[.K247]-[.J248]" table:style-name="ce1">
            <text:p>-5360.22</text:p>
          </table:table-cell>
          <table:table-cell office:value-type="float" office:value="0" table:formula="of:=IF([.E248]=[.G248];[.E248]-([.E247] + [.N248]);0)*[.$M$5]/10000" table:style-name="ce11">
            <text:p>0.00</text:p>
          </table:table-cell>
          <table:table-cell office:value-type="float" office:value="5648.0743171875001" table:formula="of:=-[Future_CF.Q248]+[.E247]*([bitcoin_futures.S252]/100/360)*[.$N$6]" table:style-name="ce11">
            <text:p>5648.07</text:p>
          </table:table-cell>
          <table:table-cell table:style-name="ce1"/>
          <table:table-cell office:value-type="float" office:value="151094.15431718749" table:formula="of:=[.K248]+[.E248]" table:style-name="ce5">
            <text:p>151094.1543</text:p>
          </table:table-cell>
          <table:table-cell office:value-type="float" office:value="287.85431718751352" table:formula="of:=[.L248]+[.N248]-[.M248]" table:style-name="ce11">
            <text:p>287.85</text:p>
          </table:table-cell>
          <table:table-cell office:value-type="float" office:value="5648.0743171874929" table:formula="of:=[.P248]-[.P247]-[.L248]" table:style-name="ce1">
            <text:p>5648.074317</text:p>
          </table:table-cell>
          <table:table-cell office:value-type="float" office:value="1.9087685142299329E-3" table:formula="of:=[.Q248]/[.P247]" table:style-name="ce1">
            <text:p>0.001908769</text:p>
          </table:table-cell>
          <table:table-cell office:value-type="float" office:value="1.7855185142299328E-3" table:formula="of:=[.S248]-([bitcoin_futures.S252]/100/360)" table:style-name="ce1">
            <text:p>0.001785519</text:p>
          </table:table-cell>
          <table:table-cell office:value-type="float" office:value="1.0019087685142298" table:formula="of:=1+[.S248]" table:style-name="ce1">
            <text:p>1.001908769</text:p>
          </table:table-cell>
          <table:table-cell office:value-type="float" office:value="1.0017855185142299" table:formula="of:=1+[.T248]" table:style-name="ce1">
            <text:p>1.001785519</text:p>
          </table:table-cell>
          <table:table-cell table:number-columns-repeated="16362"/>
        </table:table-row>
        <table:table-row table:style-name="ro1">
          <table:table-cell office:value-type="string" office:string-value="10.12.2024" table:formula="of:=[bitcoin_futures.A253]" table:style-name="ce1">
            <text:p>10.12.2024</text:p>
          </table:table-cell>
          <table:table-cell office:value-type="float" office:value="1753" table:formula="of:=ROUND([bitcoin_futures.D253]/[bitcoin_futures.B253]; 0)" table:style-name="ce1">
            <text:p>1753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55353.973557132165" table:formula="of:=IF([.E248] + [.N249]  &gt; [.F249]; [.E248]+[.N249]; [.F249]*2)" table:style-name="ce1">
            <text:p>55353.97356</text:p>
          </table:table-cell>
          <table:table-cell office:value-type="float" office:value="24197.5" table:formula="of:=[Future_Returns.S249]*[.F$4]" table:style-name="ce1">
            <text:p>24197.5</text:p>
          </table:table-cell>
          <table:table-cell office:value-type="float" office:value="48395" table:formula="of:=[.F249]*2" table:style-name="ce6">
            <text:p>48395</text:p>
          </table:table-cell>
          <table:table-cell table:style-name="ce6"/>
          <table:table-cell office:value-type="boolean" office:boolean-value="false" table:formula="of:=[.E249]=[.G249]" table:style-name="ce6">
            <text:p>FALSE</text:p>
          </table:table-cell>
          <table:table-cell office:value-type="float" office:value="0" table:formula="of:=([.C249]-[.C248])*[bitcoin_futures.B253]" table:style-name="ce1">
            <text:p>0</text:p>
          </table:table-cell>
          <table:table-cell office:value-type="float" office:value="95855.4" table:formula="of:=[.C249]*[bitcoin_futures.B253]" table:style-name="ce5">
            <text:p>95855.4</text:p>
          </table:table-cell>
          <table:table-cell office:value-type="float" office:value="296.81999999999243" table:formula="of:=[.K249]-[.K248]-[.J249]" table:style-name="ce1">
            <text:p>296.82</text:p>
          </table:table-cell>
          <table:table-cell office:value-type="float" office:value="0" table:formula="of:=IF([.E249]=[.G249];[.E249]-([.E248] + [.N249]);0)*[.$M$5]/10000" table:style-name="ce11">
            <text:p>0.00</text:p>
          </table:table-cell>
          <table:table-cell office:value-type="float" office:value="-181.60076005533548" table:formula="of:=-[Future_CF.Q249]+[.E248]*([bitcoin_futures.S253]/100/360)*[.$N$6]" table:style-name="ce11">
            <text:p>-181.60</text:p>
          </table:table-cell>
          <table:table-cell table:style-name="ce1"/>
          <table:table-cell office:value-type="float" office:value="151209.37355713214" table:formula="of:=[.K249]+[.E249]" table:style-name="ce5">
            <text:p>151209.3736</text:p>
          </table:table-cell>
          <table:table-cell office:value-type="float" office:value="115.21923994465695" table:formula="of:=[.L249]+[.N249]-[.M249]" table:style-name="ce11">
            <text:p>115.22</text:p>
          </table:table-cell>
          <table:table-cell office:value-type="float" office:value="-181.60076005534211" table:formula="of:=[.P249]-[.P248]-[.L249]" table:style-name="ce1">
            <text:p>-181.6007601</text:p>
          </table:table-cell>
          <table:table-cell office:value-type="float" office:value="7.6256583496129573E-4" table:formula="of:=[.Q249]/[.P248]" table:style-name="ce1">
            <text:p>0.000762566</text:p>
          </table:table-cell>
          <table:table-cell office:value-type="float" office:value="6.4014916829462911E-4" table:formula="of:=[.S249]-([bitcoin_futures.S253]/100/360)" table:style-name="ce1">
            <text:p>0.000640149</text:p>
          </table:table-cell>
          <table:table-cell office:value-type="float" office:value="1.0007625658349613" table:formula="of:=1+[.S249]" table:style-name="ce1">
            <text:p>1.000762566</text:p>
          </table:table-cell>
          <table:table-cell office:value-type="float" office:value="1.0006401491682946" table:formula="of:=1+[.T249]" table:style-name="ce1">
            <text:p>1.000640149</text:p>
          </table:table-cell>
          <table:table-cell table:number-columns-repeated="16362"/>
        </table:table-row>
        <table:table-row table:style-name="ro1">
          <table:table-cell office:value-type="string" office:string-value="11.12.2024" table:formula="of:=[bitcoin_futures.A254]" table:style-name="ce1">
            <text:p>11.12.2024</text:p>
          </table:table-cell>
          <table:table-cell office:value-type="float" office:value="1758" table:formula="of:=ROUND([bitcoin_futures.D254]/[bitcoin_futures.B254]; 0)" table:style-name="ce1">
            <text:p>1758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50182.330160584257" table:formula="of:=IF([.E249] + [.N250]  &gt; [.F250]; [.E249]+[.N250]; [.F250]*2)" table:style-name="ce1">
            <text:p>50182.33016</text:p>
          </table:table-cell>
          <table:table-cell office:value-type="float" office:value="24243.75" table:formula="of:=[Future_Returns.S250]*[.F$4]" table:style-name="ce1">
            <text:p>24243.75</text:p>
          </table:table-cell>
          <table:table-cell office:value-type="float" office:value="48487.5" table:formula="of:=[.F250]*2" table:style-name="ce6">
            <text:p>48487.5</text:p>
          </table:table-cell>
          <table:table-cell table:style-name="ce6"/>
          <table:table-cell office:value-type="boolean" office:boolean-value="false" table:formula="of:=[.E250]=[.G250]" table:style-name="ce6">
            <text:p>FALSE</text:p>
          </table:table-cell>
          <table:table-cell office:value-type="float" office:value="0" table:formula="of:=([.C250]-[.C249])*[bitcoin_futures.B254]" table:style-name="ce1">
            <text:p>0</text:p>
          </table:table-cell>
          <table:table-cell office:value-type="float" office:value="100779.12" table:formula="of:=[.C250]*[bitcoin_futures.B254]" table:style-name="ce5">
            <text:p>100779.12</text:p>
          </table:table-cell>
          <table:table-cell office:value-type="float" office:value="4923.7200000000012" table:formula="of:=[.K250]-[.K249]-[.J250]" table:style-name="ce1">
            <text:p>4923.72</text:p>
          </table:table-cell>
          <table:table-cell office:value-type="float" office:value="0" table:formula="of:=IF([.E250]=[.G250];[.E250]-([.E249] + [.N250]);0)*[.$M$5]/10000" table:style-name="ce11">
            <text:p>0.00</text:p>
          </table:table-cell>
          <table:table-cell office:value-type="float" office:value="-5171.6433965479109" table:formula="of:=-[Future_CF.Q250]+[.E249]*([bitcoin_futures.S254]/100/360)*[.$N$6]" table:style-name="ce11">
            <text:p>-5171.64</text:p>
          </table:table-cell>
          <table:table-cell table:style-name="ce1"/>
          <table:table-cell office:value-type="float" office:value="150961.45016058424" table:formula="of:=[.K250]+[.E250]" table:style-name="ce5">
            <text:p>150961.4502</text:p>
          </table:table-cell>
          <table:table-cell office:value-type="float" office:value="-247.92339654790976" table:formula="of:=[.L250]+[.N250]-[.M250]" table:style-name="ce11">
            <text:p>-247.92</text:p>
          </table:table-cell>
          <table:table-cell office:value-type="float" office:value="-5171.6433965479082" table:formula="of:=[.P250]-[.P249]-[.L250]" table:style-name="ce1">
            <text:p>-5171.643397</text:p>
          </table:table-cell>
          <table:table-cell office:value-type="float" office:value="-1.6396033573555921E-3" table:formula="of:=[.Q250]/[.P249]" table:style-name="ce1">
            <text:p>-0.001639603</text:p>
          </table:table-cell>
          <table:table-cell office:value-type="float" office:value="-1.7608811351333699E-3" table:formula="of:=[.S250]-([bitcoin_futures.S254]/100/360)" table:style-name="ce1">
            <text:p>-0.001760881</text:p>
          </table:table-cell>
          <table:table-cell office:value-type="float" office:value="0.99836039664264442" table:formula="of:=1+[.S250]" table:style-name="ce1">
            <text:p>0.998360397</text:p>
          </table:table-cell>
          <table:table-cell office:value-type="float" office:value="0.9982391188648666" table:formula="of:=1+[.T250]" table:style-name="ce1">
            <text:p>0.998239119</text:p>
          </table:table-cell>
          <table:table-cell table:number-columns-repeated="16362"/>
        </table:table-row>
        <table:table-row table:style-name="ro1">
          <table:table-cell office:value-type="string" office:string-value="12.12.2024" table:formula="of:=[bitcoin_futures.A255]" table:style-name="ce1">
            <text:p>12.12.2024</text:p>
          </table:table-cell>
          <table:table-cell office:value-type="float" office:value="1754" table:formula="of:=ROUND([bitcoin_futures.D255]/[bitcoin_futures.B255]; 0)" table:style-name="ce1">
            <text:p>1754</text:p>
          </table:table-cell>
          <table:table-cell office:value-type="float" office:value="1746" table:formula="of:=[.C$232]" table:style-name="ce1">
            <text:p>1746</text:p>
          </table:table-cell>
          <table:table-cell office:value-type="float" office:value="91018.98000000001" table:formula="of:=[.D$232]" table:style-name="ce1">
            <text:p>91018.98</text:p>
          </table:table-cell>
          <table:table-cell office:value-type="float" office:value="51930.343191324318" table:formula="of:=IF([.E250] + [.N251]  &gt; [.F251]; [.E250]+[.N251]; [.F251]*2)" table:style-name="ce1">
            <text:p>51930.34319</text:p>
          </table:table-cell>
          <table:table-cell office:value-type="float" office:value="25537.5" table:formula="of:=[Future_Returns.S251]*[.F$4]" table:style-name="ce1">
            <text:p>25537.5</text:p>
          </table:table-cell>
          <table:table-cell office:value-type="float" office:value="51075" table:formula="of:=[.F251]*2" table:style-name="ce6">
            <text:p>51075</text:p>
          </table:table-cell>
          <table:table-cell table:style-name="ce6"/>
          <table:table-cell office:value-type="boolean" office:boolean-value="false" table:formula="of:=[.E251]=[.G251]" table:style-name="ce6">
            <text:p>FALSE</text:p>
          </table:table-cell>
          <table:table-cell office:value-type="float" office:value="0" table:formula="of:=([.C251]-[.C250])*[bitcoin_futures.B255]" table:style-name="ce1">
            <text:p>0</text:p>
          </table:table-cell>
          <table:table-cell office:value-type="float" office:value="99382.32" table:formula="of:=[.C251]*[bitcoin_futures.B255]" table:style-name="ce5">
            <text:p>99382.32</text:p>
          </table:table-cell>
          <table:table-cell office:value-type="float" office:value="-1396.7999999999884" table:formula="of:=[.K251]-[.K250]-[.J251]" table:style-name="ce1">
            <text:p>-1396.8</text:p>
          </table:table-cell>
          <table:table-cell office:value-type="float" office:value="0" table:formula="of:=IF([.E251]=[.G251];[.E251]-([.E250] + [.N251]);0)*[.$M$5]/10000" table:style-name="ce11">
            <text:p>0.00</text:p>
          </table:table-cell>
          <table:table-cell office:value-type="float" office:value="1748.0130307400584" table:formula="of:=-[Future_CF.Q251]+[.E250]*([bitcoin_futures.S255]/100/360)*[.$N$6]" table:style-name="ce11">
            <text:p>1748.01</text:p>
          </table:table-cell>
          <table:table-cell table:style-name="ce1"/>
          <table:table-cell office:value-type="float" office:value="151312.66319132433" table:formula="of:=[.K251]+[.E251]" table:style-name="ce5">
            <text:p>151312.6632</text:p>
          </table:table-cell>
          <table:table-cell office:value-type="float" office:value="351.21303074007005" table:formula="of:=[.L251]+[.N251]-[.M251]" table:style-name="ce11">
            <text:p>351.21</text:p>
          </table:table-cell>
          <table:table-cell office:value-type="float" office:value="1748.0130307400832" table:formula="of:=[.P251]-[.P250]-[.L251]" table:style-name="ce1">
            <text:p>1748.013031</text:p>
          </table:table-cell>
          <table:table-cell office:value-type="float" office:value="2.3265080612730571E-3" table:formula="of:=[.Q251]/[.P250]" table:style-name="ce1">
            <text:p>0.002326508</text:p>
          </table:table-cell>
          <table:table-cell office:value-type="float" office:value="2.2064247279397239E-3" table:formula="of:=[.S251]-([bitcoin_futures.S255]/100/360)" table:style-name="ce1">
            <text:p>0.002206425</text:p>
          </table:table-cell>
          <table:table-cell office:value-type="float" office:value="1.0023265080612731" table:formula="of:=1+[.S251]" table:style-name="ce1">
            <text:p>1.002326508</text:p>
          </table:table-cell>
          <table:table-cell office:value-type="float" office:value="1.0022064247279396" table:formula="of:=1+[.T251]" table:style-name="ce1">
            <text:p>1.002206425</text:p>
          </table:table-cell>
          <table:table-cell table:number-columns-repeated="16362"/>
        </table:table-row>
        <table:table-row table:style-name="ro1">
          <table:table-cell office:value-type="string" office:string-value="13.12.2024" table:formula="of:=[bitcoin_futures.A256]" table:style-name="ce6">
            <text:p>13.12.2024</text:p>
          </table:table-cell>
          <table:table-cell office:value-type="float" office:value="1755" table:formula="of:=ROUND([bitcoin_futures.D256]/[bitcoin_futures.B256]; 0)" table:style-name="ce1">
            <text:p>1755</text:p>
          </table:table-cell>
          <table:table-cell office:value-type="float" office:value="1755" table:formula="of:=[.B252]" table:style-name="ce6">
            <text:p>1755</text:p>
          </table:table-cell>
          <table:table-cell office:value-type="float" office:value="101632.04999999999" table:formula="of:=[.B252]*[bitcoin_futures.B256]" table:style-name="ce6">
            <text:p>101632.05</text:p>
          </table:table-cell>
          <table:table-cell office:value-type="float" office:value="50038.44602933" table:formula="of:=IF([.E251] + [.N252]  &gt; [.F252]; [.E251]+[.N252]; [.F252]*2)" table:style-name="ce1">
            <text:p>50038.44603</text:p>
          </table:table-cell>
          <table:table-cell office:value-type="float" office:value="25457.5" table:formula="of:=[Future_Returns.S252]*[.F$4]" table:style-name="ce1">
            <text:p>25457.5</text:p>
          </table:table-cell>
          <table:table-cell office:value-type="float" office:value="50915" table:formula="of:=[.F252]*2" table:style-name="ce6">
            <text:p>50915</text:p>
          </table:table-cell>
          <table:table-cell table:style-name="ce6"/>
          <table:table-cell office:value-type="boolean" office:boolean-value="false" table:formula="of:=[.E252]=[.G252]" table:style-name="ce6">
            <text:p>FALSE</text:p>
          </table:table-cell>
          <table:table-cell office:value-type="float" office:value="521.18999999999994" table:formula="of:=([.C252]-[.C251])*[bitcoin_futures.B256]" table:style-name="ce1">
            <text:p>521.19</text:p>
          </table:table-cell>
          <table:table-cell office:value-type="float" office:value="101632.04999999999" table:formula="of:=[.C252]*[bitcoin_futures.B256]" table:style-name="ce5">
            <text:p>101632.05</text:p>
          </table:table-cell>
          <table:table-cell office:value-type="float" office:value="1728.5399999999813" table:formula="of:=[.K252]-[.K251]-[.J252]" table:style-name="ce1">
            <text:p>1728.54</text:p>
          </table:table-cell>
          <table:table-cell office:value-type="float" office:value="0" table:formula="of:=IF([.E252]=[.G252];[.E252]-([.E251] + [.N252]);0)*[.$M$5]/10000" table:style-name="ce11">
            <text:p>0.00</text:p>
          </table:table-cell>
          <table:table-cell office:value-type="float" office:value="-1891.8971619943184" table:formula="of:=-[Future_CF.Q252]+[.E251]*([bitcoin_futures.S256]/100/360)*[.$N$6]" table:style-name="ce11">
            <text:p>-1891.90</text:p>
          </table:table-cell>
          <table:table-cell table:style-name="ce6"/>
          <table:table-cell office:value-type="float" office:value="151670.49602932998" table:formula="of:=[.K252]+[.E252]" table:style-name="ce5">
            <text:p>151670.496</text:p>
          </table:table-cell>
          <table:table-cell office:value-type="float" office:value="-163.35716199433705" table:formula="of:=[.L252]+[.N252]-[.M252]" table:style-name="ce11">
            <text:p>-163.36</text:p>
          </table:table-cell>
          <table:table-cell office:value-type="float" office:value="-1370.7071619943331" table:formula="of:=[.P252]-[.P251]-[.L252]" table:style-name="ce1">
            <text:p>-1370.707162</text:p>
          </table:table-cell>
          <table:table-cell office:value-type="float" office:value="-1.0796000714611922E-3" table:formula="of:=[.Q252]/[.P251]" table:style-name="ce1">
            <text:p>-0.0010796</text:p>
          </table:table-cell>
          <table:table-cell office:value-type="float" office:value="-1.1991000714611923E-3" table:formula="of:=[.S252]-([bitcoin_futures.S256]/100/360)" table:style-name="ce1">
            <text:p>-0.0011991</text:p>
          </table:table-cell>
          <table:table-cell office:value-type="float" office:value="0.99892039992853876" table:formula="of:=1+[.S252]" table:style-name="ce1">
            <text:p>0.9989204</text:p>
          </table:table-cell>
          <table:table-cell office:value-type="float" office:value="0.99880089992853882" table:formula="of:=1+[.T252]" table:style-name="ce1">
            <text:p>0.9988009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12.2024" table:formula="of:=[bitcoin_futures.A257]" table:style-name="ce1">
            <text:p>16.12.2024</text:p>
          </table:table-cell>
          <table:table-cell office:value-type="float" office:value="1765" table:formula="of:=ROUND([bitcoin_futures.D257]/[bitcoin_futures.B257]; 0)" table:style-name="ce1">
            <text:p>1765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45616.442776264419" table:formula="of:=IF([.E252] + [.N253]  &gt; [.F253]; [.E252]+[.N253]; [.F253]*2)" table:style-name="ce1">
            <text:p>45616.44278</text:p>
          </table:table-cell>
          <table:table-cell office:value-type="float" office:value="25956.25" table:formula="of:=[Future_Returns.S253]*[.F$4]" table:style-name="ce1">
            <text:p>25956.25</text:p>
          </table:table-cell>
          <table:table-cell office:value-type="float" office:value="51912.5" table:formula="of:=[.F253]*2" table:style-name="ce6">
            <text:p>51912.5</text:p>
          </table:table-cell>
          <table:table-cell table:style-name="ce6"/>
          <table:table-cell office:value-type="boolean" office:boolean-value="false" table:formula="of:=[.E253]=[.G253]" table:style-name="ce6">
            <text:p>FALSE</text:p>
          </table:table-cell>
          <table:table-cell office:value-type="float" office:value="0" table:formula="of:=([.C253]-[.C252])*[bitcoin_futures.B257]" table:style-name="ce1">
            <text:p>0</text:p>
          </table:table-cell>
          <table:table-cell office:value-type="float" office:value="105686.09999999999" table:formula="of:=[.C253]*[bitcoin_futures.B257]" table:style-name="ce5">
            <text:p>105686.1</text:p>
          </table:table-cell>
          <table:table-cell office:value-type="float" office:value="4054.0500000000029" table:formula="of:=[.K253]-[.K252]-[.J253]" table:style-name="ce1">
            <text:p>4054.05</text:p>
          </table:table-cell>
          <table:table-cell office:value-type="float" office:value="0" table:formula="of:=IF([.E253]=[.G253];[.E253]-([.E252] + [.N253]);0)*[.$M$5]/10000" table:style-name="ce11">
            <text:p>0.00</text:p>
          </table:table-cell>
          <table:table-cell office:value-type="float" office:value="-4422.0032530655772" table:formula="of:=-[Future_CF.Q253]+[.E252]*([bitcoin_futures.S257]/100/360)*[.$N$6]" table:style-name="ce11">
            <text:p>-4422.00</text:p>
          </table:table-cell>
          <table:table-cell table:style-name="ce1"/>
          <table:table-cell office:value-type="float" office:value="151302.54277626442" table:formula="of:=[.K253]+[.E253]" table:style-name="ce5">
            <text:p>151302.5428</text:p>
          </table:table-cell>
          <table:table-cell office:value-type="float" office:value="-367.95325306557424" table:formula="of:=[.L253]+[.N253]-[.M253]" table:style-name="ce11">
            <text:p>-367.95</text:p>
          </table:table-cell>
          <table:table-cell office:value-type="float" office:value="-4422.003253065559" table:formula="of:=[.P253]-[.P252]-[.L253]" table:style-name="ce1">
            <text:p>-4422.003253</text:p>
          </table:table-cell>
          <table:table-cell office:value-type="float" office:value="-2.4260041517528866E-3" table:formula="of:=[.Q253]/[.P252]" table:style-name="ce1">
            <text:p>-0.002426004</text:p>
          </table:table-cell>
          <table:table-cell office:value-type="float" office:value="-2.5457819295306642E-3" table:formula="of:=[.S253]-([bitcoin_futures.S257]/100/360)" table:style-name="ce1">
            <text:p>-0.002545782</text:p>
          </table:table-cell>
          <table:table-cell office:value-type="float" office:value="0.99757399584824713" table:formula="of:=1+[.S253]" table:style-name="ce1">
            <text:p>0.997573996</text:p>
          </table:table-cell>
          <table:table-cell office:value-type="float" office:value="0.9974542180704693" table:formula="of:=1+[.T253]" table:style-name="ce1">
            <text:p>0.997454218</text:p>
          </table:table-cell>
          <table:table-cell table:number-columns-repeated="16362"/>
        </table:table-row>
        <table:table-row table:style-name="ro1">
          <table:table-cell office:value-type="string" office:string-value="17.12.2024" table:formula="of:=[bitcoin_futures.A258]" table:style-name="ce1">
            <text:p>17.12.2024</text:p>
          </table:table-cell>
          <table:table-cell office:value-type="float" office:value="1754" table:formula="of:=ROUND([bitcoin_futures.D258]/[bitcoin_futures.B258]; 0)" table:style-name="ce1">
            <text:p>1754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44974.186098448045" table:formula="of:=IF([.E253] + [.N254]  &gt; [.F254]; [.E253]+[.N254]; [.F254]*2)" table:style-name="ce1">
            <text:p>44974.1861</text:p>
          </table:table-cell>
          <table:table-cell office:value-type="float" office:value="27062.5" table:formula="of:=[Future_Returns.S254]*[.F$4]" table:style-name="ce1">
            <text:p>27062.5</text:p>
          </table:table-cell>
          <table:table-cell office:value-type="float" office:value="54125" table:formula="of:=[.F254]*2" table:style-name="ce6">
            <text:p>54125</text:p>
          </table:table-cell>
          <table:table-cell table:style-name="ce6"/>
          <table:table-cell office:value-type="boolean" office:boolean-value="false" table:formula="of:=[.E254]=[.G254]" table:style-name="ce6">
            <text:p>FALSE</text:p>
          </table:table-cell>
          <table:table-cell office:value-type="float" office:value="0" table:formula="of:=([.C254]-[.C253])*[bitcoin_futures.B258]" table:style-name="ce1">
            <text:p>0</text:p>
          </table:table-cell>
          <table:table-cell office:value-type="float" office:value="106581.15" table:formula="of:=[.C254]*[bitcoin_futures.B258]" table:style-name="ce5">
            <text:p>106581.15</text:p>
          </table:table-cell>
          <table:table-cell office:value-type="float" office:value="895.05000000000291" table:formula="of:=[.K254]-[.K253]-[.J254]" table:style-name="ce1">
            <text:p>895.05</text:p>
          </table:table-cell>
          <table:table-cell office:value-type="float" office:value="0" table:formula="of:=IF([.E254]=[.G254];[.E254]-([.E253] + [.N254]);0)*[.$M$5]/10000" table:style-name="ce11">
            <text:p>0.00</text:p>
          </table:table-cell>
          <table:table-cell office:value-type="float" office:value="-642.25667781637185" table:formula="of:=-[Future_CF.Q254]+[.E253]*([bitcoin_futures.S258]/100/360)*[.$N$6]" table:style-name="ce11">
            <text:p>-642.26</text:p>
          </table:table-cell>
          <table:table-cell table:style-name="ce1"/>
          <table:table-cell office:value-type="float" office:value="151555.33609844802" table:formula="of:=[.K254]+[.E254]" table:style-name="ce5">
            <text:p>151555.3361</text:p>
          </table:table-cell>
          <table:table-cell office:value-type="float" office:value="252.79332218363106" table:formula="of:=[.L254]+[.N254]-[.M254]" table:style-name="ce11">
            <text:p>252.79</text:p>
          </table:table-cell>
          <table:table-cell office:value-type="float" office:value="-642.25667781640368" table:formula="of:=[.P254]-[.P253]-[.L254]" table:style-name="ce1">
            <text:p>-642.2566778</text:p>
          </table:table-cell>
          <table:table-cell office:value-type="float" office:value="1.6707803949960317E-3" table:formula="of:=[.Q254]/[.P253]" table:style-name="ce1">
            <text:p>0.00167078</text:p>
          </table:table-cell>
          <table:table-cell office:value-type="float" office:value="1.550502617218254E-3" table:formula="of:=[.S254]-([bitcoin_futures.S258]/100/360)" table:style-name="ce1">
            <text:p>0.001550503</text:p>
          </table:table-cell>
          <table:table-cell office:value-type="float" office:value="1.001670780394996" table:formula="of:=1+[.S254]" table:style-name="ce1">
            <text:p>1.00167078</text:p>
          </table:table-cell>
          <table:table-cell office:value-type="float" office:value="1.0015505026172182" table:formula="of:=1+[.T254]" table:style-name="ce1">
            <text:p>1.001550503</text:p>
          </table:table-cell>
          <table:table-cell table:number-columns-repeated="16362"/>
        </table:table-row>
        <table:table-row table:style-name="ro1">
          <table:table-cell office:value-type="string" office:string-value="18.12.2024" table:formula="of:=[bitcoin_futures.A259]" table:style-name="ce1">
            <text:p>18.12.2024</text:p>
          </table:table-cell>
          <table:table-cell office:value-type="float" office:value="1772" table:formula="of:=ROUND([bitcoin_futures.D259]/[bitcoin_futures.B259]; 0)" table:style-name="ce1">
            <text:p>1772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1711.882051048058" table:formula="of:=IF([.E254] + [.N255]  &gt; [.F255]; [.E254]+[.N255]; [.F255]*2)" table:style-name="ce1">
            <text:p>51711.88205</text:p>
          </table:table-cell>
          <table:table-cell office:value-type="float" office:value="27223.75" table:formula="of:=[Future_Returns.S255]*[.F$4]" table:style-name="ce1">
            <text:p>27223.75</text:p>
          </table:table-cell>
          <table:table-cell office:value-type="float" office:value="54447.5" table:formula="of:=[.F255]*2" table:style-name="ce6">
            <text:p>54447.5</text:p>
          </table:table-cell>
          <table:table-cell table:style-name="ce6"/>
          <table:table-cell office:value-type="boolean" office:boolean-value="false" table:formula="of:=[.E255]=[.G255]" table:style-name="ce6">
            <text:p>FALSE</text:p>
          </table:table-cell>
          <table:table-cell office:value-type="float" office:value="0" table:formula="of:=([.C255]-[.C254])*[bitcoin_futures.B259]" table:style-name="ce1">
            <text:p>0</text:p>
          </table:table-cell>
          <table:table-cell office:value-type="float" office:value="100350.9" table:formula="of:=[.C255]*[bitcoin_futures.B259]" table:style-name="ce5">
            <text:p>100350.9</text:p>
          </table:table-cell>
          <table:table-cell office:value-type="float" office:value="-6230.25" table:formula="of:=[.K255]-[.K254]-[.J255]" table:style-name="ce1">
            <text:p>-6230.25</text:p>
          </table:table-cell>
          <table:table-cell office:value-type="float" office:value="0" table:formula="of:=IF([.E255]=[.G255];[.E255]-([.E254] + [.N255]);0)*[.$M$5]/10000" table:style-name="ce11">
            <text:p>0.00</text:p>
          </table:table-cell>
          <table:table-cell office:value-type="float" office:value="6737.6959526000128" table:formula="of:=-[Future_CF.Q255]+[.E254]*([bitcoin_futures.S259]/100/360)*[.$N$6]" table:style-name="ce11">
            <text:p>6737.70</text:p>
          </table:table-cell>
          <table:table-cell table:style-name="ce1"/>
          <table:table-cell office:value-type="float" office:value="152062.78205104807" table:formula="of:=[.K255]+[.E255]" table:style-name="ce5">
            <text:p>152062.7821</text:p>
          </table:table-cell>
          <table:table-cell office:value-type="float" office:value="507.44595260001279" table:formula="of:=[.L255]+[.N255]-[.M255]" table:style-name="ce11">
            <text:p>507.45</text:p>
          </table:table-cell>
          <table:table-cell office:value-type="float" office:value="6737.6959526000428" table:formula="of:=[.P255]-[.P254]-[.L255]" table:style-name="ce1">
            <text:p>6737.695953</text:p>
          </table:table-cell>
          <table:table-cell office:value-type="float" office:value="3.3482552687579647E-3" table:formula="of:=[.Q255]/[.P254]" table:style-name="ce1">
            <text:p>0.003348255</text:p>
          </table:table-cell>
          <table:table-cell office:value-type="float" office:value="3.2283663798690757E-3" table:formula="of:=[.S255]-([bitcoin_futures.S259]/100/360)" table:style-name="ce1">
            <text:p>0.003228366</text:p>
          </table:table-cell>
          <table:table-cell office:value-type="float" office:value="1.003348255268758" table:formula="of:=1+[.S255]" table:style-name="ce1">
            <text:p>1.003348255</text:p>
          </table:table-cell>
          <table:table-cell office:value-type="float" office:value="1.0032283663798691" table:formula="of:=1+[.T255]" table:style-name="ce1">
            <text:p>1.003228366</text:p>
          </table:table-cell>
          <table:table-cell table:number-columns-repeated="16362"/>
        </table:table-row>
        <table:table-row table:style-name="ro1">
          <table:table-cell office:value-type="string" office:string-value="19.12.2024" table:formula="of:=[bitcoin_futures.A260]" table:style-name="ce1">
            <text:p>19.12.2024</text:p>
          </table:table-cell>
          <table:table-cell office:value-type="float" office:value="1763" table:formula="of:=ROUND([bitcoin_futures.D260]/[bitcoin_futures.B260]; 0)" table:style-name="ce1">
            <text:p>1763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6374.970399559439" table:formula="of:=IF([.E255] + [.N256]  &gt; [.F256]; [.E255]+[.N256]; [.F256]*2)" table:style-name="ce1">
            <text:p>56374.9704</text:p>
          </table:table-cell>
          <table:table-cell office:value-type="float" office:value="25540" table:formula="of:=[Future_Returns.S256]*[.F$4]" table:style-name="ce1">
            <text:p>25540</text:p>
          </table:table-cell>
          <table:table-cell office:value-type="float" office:value="51080" table:formula="of:=[.F256]*2" table:style-name="ce6">
            <text:p>51080</text:p>
          </table:table-cell>
          <table:table-cell table:style-name="ce6"/>
          <table:table-cell office:value-type="boolean" office:boolean-value="false" table:formula="of:=[.E256]=[.G256]" table:style-name="ce6">
            <text:p>FALSE</text:p>
          </table:table-cell>
          <table:table-cell office:value-type="float" office:value="0" table:formula="of:=([.C256]-[.C255])*[bitcoin_futures.B260]" table:style-name="ce1">
            <text:p>0</text:p>
          </table:table-cell>
          <table:table-cell office:value-type="float" office:value="96033.599999999991" table:formula="of:=[.C256]*[bitcoin_futures.B260]" table:style-name="ce5">
            <text:p>96033.6</text:p>
          </table:table-cell>
          <table:table-cell office:value-type="float" office:value="-4317.3000000000029" table:formula="of:=[.K256]-[.K255]-[.J256]" table:style-name="ce1">
            <text:p>-4317.3</text:p>
          </table:table-cell>
          <table:table-cell office:value-type="float" office:value="0" table:formula="of:=IF([.E256]=[.G256];[.E256]-([.E255] + [.N256]);0)*[.$M$5]/10000" table:style-name="ce11">
            <text:p>0.00</text:p>
          </table:table-cell>
          <table:table-cell office:value-type="float" office:value="4663.0883485113818" table:formula="of:=-[Future_CF.Q256]+[.E255]*([bitcoin_futures.S260]/100/360)*[.$N$6]" table:style-name="ce11">
            <text:p>4663.09</text:p>
          </table:table-cell>
          <table:table-cell table:style-name="ce1"/>
          <table:table-cell office:value-type="float" office:value="152408.57039955942" table:formula="of:=[.K256]+[.E256]" table:style-name="ce5">
            <text:p>152408.5704</text:p>
          </table:table-cell>
          <table:table-cell office:value-type="float" office:value="345.7883485113789" table:formula="of:=[.L256]+[.N256]-[.M256]" table:style-name="ce11">
            <text:p>345.79</text:p>
          </table:table-cell>
          <table:table-cell office:value-type="float" office:value="4663.0883485113591" table:formula="of:=[.P256]-[.P255]-[.L256]" table:style-name="ce1">
            <text:p>4663.088349</text:p>
          </table:table-cell>
          <table:table-cell office:value-type="float" office:value="2.2739840995102695E-3" table:formula="of:=[.Q256]/[.P255]" table:style-name="ce1">
            <text:p>0.002273984</text:p>
          </table:table-cell>
          <table:table-cell office:value-type="float" office:value="2.154539655065825E-3" table:formula="of:=[.S256]-([bitcoin_futures.S260]/100/360)" table:style-name="ce1">
            <text:p>0.00215454</text:p>
          </table:table-cell>
          <table:table-cell office:value-type="float" office:value="1.0022739840995103" table:formula="of:=1+[.S256]" table:style-name="ce1">
            <text:p>1.002273984</text:p>
          </table:table-cell>
          <table:table-cell office:value-type="float" office:value="1.0021545396550657" table:formula="of:=1+[.T256]" table:style-name="ce1">
            <text:p>1.00215454</text:p>
          </table:table-cell>
          <table:table-cell table:number-columns-repeated="16362"/>
        </table:table-row>
        <table:table-row table:style-name="ro1">
          <table:table-cell office:value-type="string" office:string-value="20.12.2024" table:formula="of:=[bitcoin_futures.A261]" table:style-name="ce1">
            <text:p>20.12.2024</text:p>
          </table:table-cell>
          <table:table-cell office:value-type="float" office:value="1767" table:formula="of:=ROUND([bitcoin_futures.D261]/[bitcoin_futures.B261]; 0)" table:style-name="ce1">
            <text:p>1767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6103.303569684314" table:formula="of:=IF([.E256] + [.N257]  &gt; [.F257]; [.E256]+[.N257]; [.F257]*2)" table:style-name="ce1">
            <text:p>56103.30357</text:p>
          </table:table-cell>
          <table:table-cell office:value-type="float" office:value="24375" table:formula="of:=[Future_Returns.S257]*[.F$4]" table:style-name="ce1">
            <text:p>24375</text:p>
          </table:table-cell>
          <table:table-cell office:value-type="float" office:value="48750" table:formula="of:=[.F257]*2" table:style-name="ce6">
            <text:p>48750</text:p>
          </table:table-cell>
          <table:table-cell table:style-name="ce6"/>
          <table:table-cell office:value-type="boolean" office:boolean-value="false" table:formula="of:=[.E257]=[.G257]" table:style-name="ce6">
            <text:p>FALSE</text:p>
          </table:table-cell>
          <table:table-cell office:value-type="float" office:value="0" table:formula="of:=([.C257]-[.C256])*[bitcoin_futures.B261]" table:style-name="ce1">
            <text:p>0</text:p>
          </table:table-cell>
          <table:table-cell office:value-type="float" office:value="96191.55" table:formula="of:=[.C257]*[bitcoin_futures.B261]" table:style-name="ce5">
            <text:p>96191.55</text:p>
          </table:table-cell>
          <table:table-cell office:value-type="float" office:value="157.95000000001164" table:formula="of:=[.K257]-[.K256]-[.J257]" table:style-name="ce1">
            <text:p>157.95</text:p>
          </table:table-cell>
          <table:table-cell office:value-type="float" office:value="0" table:formula="of:=IF([.E257]=[.G257];[.E257]-([.E256] + [.N257]);0)*[.$M$5]/10000" table:style-name="ce11">
            <text:p>0.00</text:p>
          </table:table-cell>
          <table:table-cell office:value-type="float" office:value="-271.66682987512604" table:formula="of:=-[Future_CF.Q257]+[.E256]*([bitcoin_futures.S261]/100/360)*[.$N$6]" table:style-name="ce11">
            <text:p>-271.67</text:p>
          </table:table-cell>
          <table:table-cell table:style-name="ce1"/>
          <table:table-cell office:value-type="float" office:value="152294.85356968432" table:formula="of:=[.K257]+[.E257]" table:style-name="ce5">
            <text:p>152294.8536</text:p>
          </table:table-cell>
          <table:table-cell office:value-type="float" office:value="-113.7168298751144" table:formula="of:=[.L257]+[.N257]-[.M257]" table:style-name="ce11">
            <text:p>-113.72</text:p>
          </table:table-cell>
          <table:table-cell office:value-type="float" office:value="-271.6668298751174" table:formula="of:=[.P257]-[.P256]-[.L257]" table:style-name="ce1">
            <text:p>-271.6668299</text:p>
          </table:table-cell>
          <table:table-cell office:value-type="float" office:value="-7.4613146476599406E-4" table:formula="of:=[.Q257]/[.P256]" table:style-name="ce1">
            <text:p>-0.000746131</text:p>
          </table:table-cell>
          <table:table-cell office:value-type="float" office:value="-8.6438146476599403E-4" table:formula="of:=[.S257]-([bitcoin_futures.S261]/100/360)" table:style-name="ce1">
            <text:p>-0.000864381</text:p>
          </table:table-cell>
          <table:table-cell office:value-type="float" office:value="0.99925386853523401" table:formula="of:=1+[.S257]" table:style-name="ce1">
            <text:p>0.999253869</text:p>
          </table:table-cell>
          <table:table-cell office:value-type="float" office:value="0.99913561853523403" table:formula="of:=1+[.T257]" table:style-name="ce1">
            <text:p>0.999135619</text:p>
          </table:table-cell>
          <table:table-cell table:number-columns-repeated="16362"/>
        </table:table-row>
        <table:table-row table:style-name="ro1">
          <table:table-cell office:value-type="string" office:string-value="23.12.2024" table:formula="of:=[bitcoin_futures.A262]" table:style-name="ce1">
            <text:p>23.12.2024</text:p>
          </table:table-cell>
          <table:table-cell office:value-type="float" office:value="1755" table:formula="of:=ROUND([bitcoin_futures.D262]/[bitcoin_futures.B262]; 0)" table:style-name="ce1">
            <text:p>1755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9711.663534198102" table:formula="of:=IF([.E257] + [.N258]  &gt; [.F258]; [.E257]+[.N258]; [.F258]*2)" table:style-name="ce1">
            <text:p>59711.66353</text:p>
          </table:table-cell>
          <table:table-cell office:value-type="float" office:value="24443.75" table:formula="of:=[Future_Returns.S258]*[.F$4]" table:style-name="ce1">
            <text:p>24443.75</text:p>
          </table:table-cell>
          <table:table-cell office:value-type="float" office:value="48887.5" table:formula="of:=[.F258]*2" table:style-name="ce6">
            <text:p>48887.5</text:p>
          </table:table-cell>
          <table:table-cell table:style-name="ce6"/>
          <table:table-cell office:value-type="boolean" office:boolean-value="false" table:formula="of:=[.E258]=[.G258]" table:style-name="ce6">
            <text:p>FALSE</text:p>
          </table:table-cell>
          <table:table-cell office:value-type="float" office:value="0" table:formula="of:=([.C258]-[.C257])*[bitcoin_futures.B262]" table:style-name="ce1">
            <text:p>0</text:p>
          </table:table-cell>
          <table:table-cell office:value-type="float" office:value="92786.849999999991" table:formula="of:=[.C258]*[bitcoin_futures.B262]" table:style-name="ce5">
            <text:p>92786.85</text:p>
          </table:table-cell>
          <table:table-cell office:value-type="float" office:value="-3404.7000000000116" table:formula="of:=[.K258]-[.K257]-[.J258]" table:style-name="ce1">
            <text:p>-3404.7</text:p>
          </table:table-cell>
          <table:table-cell office:value-type="float" office:value="0" table:formula="of:=IF([.E258]=[.G258];[.E258]-([.E257] + [.N258]);0)*[.$M$5]/10000" table:style-name="ce11">
            <text:p>0.00</text:p>
          </table:table-cell>
          <table:table-cell office:value-type="float" office:value="3608.3599645137842" table:formula="of:=-[Future_CF.Q258]+[.E257]*([bitcoin_futures.S262]/100/360)*[.$N$6]" table:style-name="ce11">
            <text:p>3608.36</text:p>
          </table:table-cell>
          <table:table-cell table:style-name="ce1"/>
          <table:table-cell office:value-type="float" office:value="152498.51353419811" table:formula="of:=[.K258]+[.E258]" table:style-name="ce5">
            <text:p>152498.5135</text:p>
          </table:table-cell>
          <table:table-cell office:value-type="float" office:value="203.65996451377259" table:formula="of:=[.L258]+[.N258]-[.M258]" table:style-name="ce11">
            <text:p>203.66</text:p>
          </table:table-cell>
          <table:table-cell office:value-type="float" office:value="3608.359964513802" table:formula="of:=[.P258]-[.P257]-[.L258]" table:style-name="ce1">
            <text:p>3608.359965</text:p>
          </table:table-cell>
          <table:table-cell office:value-type="float" office:value="1.33727410835052E-3" table:formula="of:=[.Q258]/[.P257]" table:style-name="ce1">
            <text:p>0.001337274</text:p>
          </table:table-cell>
          <table:table-cell office:value-type="float" office:value="1.2174963305727421E-3" table:formula="of:=[.S258]-([bitcoin_futures.S262]/100/360)" table:style-name="ce1">
            <text:p>0.001217496</text:p>
          </table:table-cell>
          <table:table-cell office:value-type="float" office:value="1.0013372741083506" table:formula="of:=1+[.S258]" table:style-name="ce1">
            <text:p>1.001337274</text:p>
          </table:table-cell>
          <table:table-cell office:value-type="float" office:value="1.0012174963305727" table:formula="of:=1+[.T258]" table:style-name="ce1">
            <text:p>1.001217496</text:p>
          </table:table-cell>
          <table:table-cell table:number-columns-repeated="16362"/>
        </table:table-row>
        <table:table-row table:style-name="ro1">
          <table:table-cell office:value-type="string" office:string-value="24.12.2024" table:formula="of:=[bitcoin_futures.A263]" table:style-name="ce1">
            <text:p>24.12.2024</text:p>
          </table:table-cell>
          <table:table-cell office:value-type="float" office:value="1736" table:formula="of:=ROUND([bitcoin_futures.D263]/[bitcoin_futures.B263]; 0)" table:style-name="ce1">
            <text:p>1736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3565.234623408913" table:formula="of:=IF([.E258] + [.N259]  &gt; [.F259]; [.E258]+[.N259]; [.F259]*2)" table:style-name="ce1">
            <text:p>53565.23462</text:p>
          </table:table-cell>
          <table:table-cell office:value-type="float" office:value="23542.5" table:formula="of:=[Future_Returns.S259]*[.F$4]" table:style-name="ce1">
            <text:p>23542.5</text:p>
          </table:table-cell>
          <table:table-cell office:value-type="float" office:value="47085" table:formula="of:=[.F259]*2" table:style-name="ce6">
            <text:p>47085</text:p>
          </table:table-cell>
          <table:table-cell table:style-name="ce6"/>
          <table:table-cell office:value-type="boolean" office:boolean-value="false" table:formula="of:=[.E259]=[.G259]" table:style-name="ce6">
            <text:p>FALSE</text:p>
          </table:table-cell>
          <table:table-cell office:value-type="float" office:value="0" table:formula="of:=([.C259]-[.C258])*[bitcoin_futures.B263]" table:style-name="ce1">
            <text:p>0</text:p>
          </table:table-cell>
          <table:table-cell office:value-type="float" office:value="98683.65" table:formula="of:=[.C259]*[bitcoin_futures.B263]" table:style-name="ce5">
            <text:p>98683.65</text:p>
          </table:table-cell>
          <table:table-cell office:value-type="float" office:value="5896.8000000000029" table:formula="of:=[.K259]-[.K258]-[.J259]" table:style-name="ce1">
            <text:p>5896.8</text:p>
          </table:table-cell>
          <table:table-cell office:value-type="float" office:value="0" table:formula="of:=IF([.E259]=[.G259];[.E259]-([.E258] + [.N259]);0)*[.$M$5]/10000" table:style-name="ce11">
            <text:p>0.00</text:p>
          </table:table-cell>
          <table:table-cell office:value-type="float" office:value="-6146.4289107891909" table:formula="of:=-[Future_CF.Q259]+[.E258]*([bitcoin_futures.S263]/100/360)*[.$N$6]" table:style-name="ce11">
            <text:p>-6146.43</text:p>
          </table:table-cell>
          <table:table-cell table:style-name="ce1"/>
          <table:table-cell office:value-type="float" office:value="152248.8846234089" table:formula="of:=[.K259]+[.E259]" table:style-name="ce5">
            <text:p>152248.8846</text:p>
          </table:table-cell>
          <table:table-cell office:value-type="float" office:value="-249.62891078918801" table:formula="of:=[.L259]+[.N259]-[.M259]" table:style-name="ce11">
            <text:p>-249.63</text:p>
          </table:table-cell>
          <table:table-cell office:value-type="float" office:value="-6146.4289107892109" table:formula="of:=[.P259]-[.P258]-[.L259]" table:style-name="ce1">
            <text:p>-6146.428911</text:p>
          </table:table-cell>
          <table:table-cell office:value-type="float" office:value="-1.6369268460653436E-3" table:formula="of:=[.Q259]/[.P258]" table:style-name="ce1">
            <text:p>-0.001636927</text:p>
          </table:table-cell>
          <table:table-cell office:value-type="float" office:value="-1.7565379571764547E-3" table:formula="of:=[.S259]-([bitcoin_futures.S263]/100/360)" table:style-name="ce1">
            <text:p>-0.001756538</text:p>
          </table:table-cell>
          <table:table-cell office:value-type="float" office:value="0.99836307315393469" table:formula="of:=1+[.S259]" table:style-name="ce1">
            <text:p>0.998363073</text:p>
          </table:table-cell>
          <table:table-cell office:value-type="float" office:value="0.99824346204282355" table:formula="of:=1+[.T259]" table:style-name="ce1">
            <text:p>0.998243462</text:p>
          </table:table-cell>
          <table:table-cell table:number-columns-repeated="16362"/>
        </table:table-row>
        <table:table-row table:style-name="ro1">
          <table:table-cell office:value-type="string" office:string-value="25.12.2024" table:formula="of:=[bitcoin_futures.A264]" table:style-name="ce1">
            <text:p>25.12.2024</text:p>
          </table:table-cell>
          <table:table-cell office:value-type="float" office:value="1762" table:formula="of:=ROUND([bitcoin_futures.D264]/[bitcoin_futures.B264]; 0)" table:style-name="ce1">
            <text:p>1762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3568.438122024032" table:formula="of:=IF([.E259] + [.N260]  &gt; [.F260]; [.E259]+[.N260]; [.F260]*2)" table:style-name="ce1">
            <text:p>53568.43812</text:p>
          </table:table-cell>
          <table:table-cell office:value-type="float" office:value="25080" table:formula="of:=[Future_Returns.S260]*[.F$4]" table:style-name="ce1">
            <text:p>25080</text:p>
          </table:table-cell>
          <table:table-cell office:value-type="float" office:value="50160" table:formula="of:=[.F260]*2" table:style-name="ce6">
            <text:p>50160</text:p>
          </table:table-cell>
          <table:table-cell table:style-name="ce6"/>
          <table:table-cell office:value-type="boolean" office:boolean-value="false" table:formula="of:=[.E260]=[.G260]" table:style-name="ce6">
            <text:p>FALSE</text:p>
          </table:table-cell>
          <table:table-cell office:value-type="float" office:value="0" table:formula="of:=([.C260]-[.C259])*[bitcoin_futures.B264]" table:style-name="ce1">
            <text:p>0</text:p>
          </table:table-cell>
          <table:table-cell office:value-type="float" office:value="98683.65" table:formula="of:=[.C260]*[bitcoin_futures.B264]" table:style-name="ce5">
            <text:p>98683.65</text:p>
          </table:table-cell>
          <table:table-cell office:value-type="float" office:value="0" table:formula="of:=[.K260]-[.K259]-[.J260]" table:style-name="ce1">
            <text:p>0</text:p>
          </table:table-cell>
          <table:table-cell office:value-type="float" office:value="0" table:formula="of:=IF([.E260]=[.G260];[.E260]-([.E259] + [.N260]);0)*[.$M$5]/10000" table:style-name="ce11">
            <text:p>0.00</text:p>
          </table:table-cell>
          <table:table-cell office:value-type="float" office:value="3.2034986151166498" table:formula="of:=-[Future_CF.Q260]+[.E259]*([bitcoin_futures.S264]/100/360)*[.$N$6]" table:style-name="ce11">
            <text:p>3.20</text:p>
          </table:table-cell>
          <table:table-cell table:style-name="ce1"/>
          <table:table-cell office:value-type="float" office:value="152252.08812202403" table:formula="of:=[.K260]+[.E260]" table:style-name="ce5">
            <text:p>152252.0881</text:p>
          </table:table-cell>
          <table:table-cell office:value-type="float" office:value="3.2034986151166498" table:formula="of:=[.L260]+[.N260]-[.M260]" table:style-name="ce11">
            <text:p>3.20</text:p>
          </table:table-cell>
          <table:table-cell office:value-type="float" office:value="3.2034986151265912" table:formula="of:=[.P260]-[.P259]-[.L260]" table:style-name="ce1">
            <text:p>3.203498615</text:p>
          </table:table-cell>
          <table:table-cell office:value-type="float" office:value="2.1041195953852646E-5" table:formula="of:=[.Q260]/[.P259]" table:style-name="ce1">
            <text:p>2.10412E-05</text:p>
          </table:table-cell>
          <table:table-cell office:value-type="float" office:value="-9.8569915157258471E-5" table:formula="of:=[.S260]-([bitcoin_futures.S264]/100/360)" table:style-name="ce1">
            <text:p>-9.85699E-05</text:p>
          </table:table-cell>
          <table:table-cell office:value-type="float" office:value="1.0000210411959538" table:formula="of:=1+[.S260]" table:style-name="ce1">
            <text:p>1.000021041</text:p>
          </table:table-cell>
          <table:table-cell office:value-type="float" office:value="0.99990143008484278" table:formula="of:=1+[.T260]" table:style-name="ce1">
            <text:p>0.99990143</text:p>
          </table:table-cell>
          <table:table-cell table:number-columns-repeated="16362"/>
        </table:table-row>
        <table:table-row table:style-name="ro1">
          <table:table-cell office:value-type="string" office:string-value="26.12.2024" table:formula="of:=[bitcoin_futures.A265]" table:style-name="ce1">
            <text:p>26.12.2024</text:p>
          </table:table-cell>
          <table:table-cell office:value-type="float" office:value="1760" table:formula="of:=ROUND([bitcoin_futures.D265]/[bitcoin_futures.B265]; 0)" table:style-name="ce1">
            <text:p>1760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7386.62693210446" table:formula="of:=IF([.E260] + [.N261]  &gt; [.F261]; [.E260]+[.N261]; [.F261]*2)" table:style-name="ce1">
            <text:p>57386.62693</text:p>
          </table:table-cell>
          <table:table-cell office:value-type="float" office:value="25080" table:formula="of:=[Future_Returns.S261]*[.F$4]" table:style-name="ce1">
            <text:p>25080</text:p>
          </table:table-cell>
          <table:table-cell office:value-type="float" office:value="50160" table:formula="of:=[.F261]*2" table:style-name="ce6">
            <text:p>50160</text:p>
          </table:table-cell>
          <table:table-cell table:style-name="ce6"/>
          <table:table-cell office:value-type="boolean" office:boolean-value="false" table:formula="of:=[.E261]=[.G261]" table:style-name="ce6">
            <text:p>FALSE</text:p>
          </table:table-cell>
          <table:table-cell office:value-type="float" office:value="0" table:formula="of:=([.C261]-[.C260])*[bitcoin_futures.B265]" table:style-name="ce1">
            <text:p>0</text:p>
          </table:table-cell>
          <table:table-cell office:value-type="float" office:value="95296.5" table:formula="of:=[.C261]*[bitcoin_futures.B265]" table:style-name="ce5">
            <text:p>95296.5</text:p>
          </table:table-cell>
          <table:table-cell office:value-type="float" office:value="-3387.1499999999942" table:formula="of:=[.K261]-[.K260]-[.J261]" table:style-name="ce1">
            <text:p>-3387.15</text:p>
          </table:table-cell>
          <table:table-cell office:value-type="float" office:value="0" table:formula="of:=IF([.E261]=[.G261];[.E261]-([.E260] + [.N261]);0)*[.$M$5]/10000" table:style-name="ce11">
            <text:p>0.00</text:p>
          </table:table-cell>
          <table:table-cell office:value-type="float" office:value="3818.1888100804304" table:formula="of:=-[Future_CF.Q261]+[.E260]*([bitcoin_futures.S265]/100/360)*[.$N$6]" table:style-name="ce11">
            <text:p>3818.19</text:p>
          </table:table-cell>
          <table:table-cell table:style-name="ce1"/>
          <table:table-cell office:value-type="float" office:value="152683.12693210447" table:formula="of:=[.K261]+[.E261]" table:style-name="ce5">
            <text:p>152683.1269</text:p>
          </table:table-cell>
          <table:table-cell office:value-type="float" office:value="431.03881008043618" table:formula="of:=[.L261]+[.N261]-[.M261]" table:style-name="ce11">
            <text:p>431.04</text:p>
          </table:table-cell>
          <table:table-cell office:value-type="float" office:value="3818.1888100804354" table:formula="of:=[.P261]-[.P260]-[.L261]" table:style-name="ce1">
            <text:p>3818.18881</text:p>
          </table:table-cell>
          <table:table-cell office:value-type="float" office:value="2.8310863607662025E-3" table:formula="of:=[.Q261]/[.P260]" table:style-name="ce1">
            <text:p>0.002831086</text:p>
          </table:table-cell>
          <table:table-cell office:value-type="float" office:value="2.7120308052106471E-3" table:formula="of:=[.S261]-([bitcoin_futures.S265]/100/360)" table:style-name="ce1">
            <text:p>0.002712031</text:p>
          </table:table-cell>
          <table:table-cell office:value-type="float" office:value="1.0028310863607661" table:formula="of:=1+[.S261]" table:style-name="ce1">
            <text:p>1.002831086</text:p>
          </table:table-cell>
          <table:table-cell office:value-type="float" office:value="1.0027120308052107" table:formula="of:=1+[.T261]" table:style-name="ce1">
            <text:p>1.002712031</text:p>
          </table:table-cell>
          <table:table-cell table:number-columns-repeated="16362"/>
        </table:table-row>
        <table:table-row table:style-name="ro1">
          <table:table-cell office:value-type="string" office:string-value="27.12.2024" table:formula="of:=[bitcoin_futures.A266]" table:style-name="ce1">
            <text:p>27.12.2024</text:p>
          </table:table-cell>
          <table:table-cell office:value-type="float" office:value="1758" table:formula="of:=ROUND([bitcoin_futures.D266]/[bitcoin_futures.B266]; 0)" table:style-name="ce1">
            <text:p>1758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8585.054188990682" table:formula="of:=IF([.E261] + [.N262]  &gt; [.F262]; [.E261]+[.N262]; [.F262]*2)" table:style-name="ce1">
            <text:p>58585.05419</text:p>
          </table:table-cell>
          <table:table-cell office:value-type="float" office:value="24126.25" table:formula="of:=[Future_Returns.S262]*[.F$4]" table:style-name="ce1">
            <text:p>24126.25</text:p>
          </table:table-cell>
          <table:table-cell office:value-type="float" office:value="48252.5" table:formula="of:=[.F262]*2" table:style-name="ce6">
            <text:p>48252.5</text:p>
          </table:table-cell>
          <table:table-cell table:style-name="ce6"/>
          <table:table-cell office:value-type="boolean" office:boolean-value="false" table:formula="of:=[.E262]=[.G262]" table:style-name="ce6">
            <text:p>FALSE</text:p>
          </table:table-cell>
          <table:table-cell office:value-type="float" office:value="0" table:formula="of:=([.C262]-[.C261])*[bitcoin_futures.B266]" table:style-name="ce1">
            <text:p>0</text:p>
          </table:table-cell>
          <table:table-cell office:value-type="float" office:value="94208.4" table:formula="of:=[.C262]*[bitcoin_futures.B266]" table:style-name="ce5">
            <text:p>94208.4</text:p>
          </table:table-cell>
          <table:table-cell office:value-type="float" office:value="-1088.1000000000058" table:formula="of:=[.K262]-[.K261]-[.J262]" table:style-name="ce1">
            <text:p>-1088.1</text:p>
          </table:table-cell>
          <table:table-cell office:value-type="float" office:value="0" table:formula="of:=IF([.E262]=[.G262];[.E262]-([.E261] + [.N262]);0)*[.$M$5]/10000" table:style-name="ce11">
            <text:p>0.00</text:p>
          </table:table-cell>
          <table:table-cell office:value-type="float" office:value="1198.4272568862229" table:formula="of:=-[Future_CF.Q262]+[.E261]*([bitcoin_futures.S266]/100/360)*[.$N$6]" table:style-name="ce11">
            <text:p>1198.43</text:p>
          </table:table-cell>
          <table:table-cell table:style-name="ce1"/>
          <table:table-cell office:value-type="float" office:value="152793.45418899067" table:formula="of:=[.K262]+[.E262]" table:style-name="ce5">
            <text:p>152793.4542</text:p>
          </table:table-cell>
          <table:table-cell office:value-type="float" office:value="110.32725688621713" table:formula="of:=[.L262]+[.N262]-[.M262]" table:style-name="ce11">
            <text:p>110.33</text:p>
          </table:table-cell>
          <table:table-cell office:value-type="float" office:value="1198.427256886207" table:formula="of:=[.P262]-[.P261]-[.L262]" table:style-name="ce1">
            <text:p>1198.427257</text:p>
          </table:table-cell>
          <table:table-cell office:value-type="float" office:value="7.2258971310744597E-4" table:formula="of:=[.Q262]/[.P261]" table:style-name="ce1">
            <text:p>0.00072259</text:p>
          </table:table-cell>
          <table:table-cell office:value-type="float" office:value="6.0314526866300149E-4" table:formula="of:=[.S262]-([bitcoin_futures.S266]/100/360)" table:style-name="ce1">
            <text:p>0.000603145</text:p>
          </table:table-cell>
          <table:table-cell office:value-type="float" office:value="1.0007225897131073" table:formula="of:=1+[.S262]" table:style-name="ce1">
            <text:p>1.00072259</text:p>
          </table:table-cell>
          <table:table-cell office:value-type="float" office:value="1.000603145268663" table:formula="of:=1+[.T262]" table:style-name="ce1">
            <text:p>1.000603145</text:p>
          </table:table-cell>
          <table:table-cell table:number-columns-repeated="16362"/>
        </table:table-row>
        <table:table-row table:style-name="ro1">
          <table:table-cell office:value-type="string" office:string-value="30.12.2024" table:formula="of:=[bitcoin_futures.A267]" table:style-name="ce1">
            <text:p>30.12.2024</text:p>
          </table:table-cell>
          <table:table-cell office:value-type="float" office:value="1764" table:formula="of:=ROUND([bitcoin_futures.D267]/[bitcoin_futures.B267]; 0)" table:style-name="ce1">
            <text:p>1764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8943.561969110247" table:formula="of:=IF([.E262] + [.N263]  &gt; [.F263]; [.E262]+[.N263]; [.F263]*2)" table:style-name="ce1">
            <text:p>58943.56197</text:p>
          </table:table-cell>
          <table:table-cell office:value-type="float" office:value="23827.5" table:formula="of:=[Future_Returns.S263]*[.F$4]" table:style-name="ce1">
            <text:p>23827.5</text:p>
          </table:table-cell>
          <table:table-cell office:value-type="float" office:value="47655" table:formula="of:=[.F263]*2" table:style-name="ce6">
            <text:p>47655</text:p>
          </table:table-cell>
          <table:table-cell table:style-name="ce6"/>
          <table:table-cell office:value-type="boolean" office:boolean-value="false" table:formula="of:=[.E263]=[.G263]" table:style-name="ce6">
            <text:p>FALSE</text:p>
          </table:table-cell>
          <table:table-cell office:value-type="float" office:value="0" table:formula="of:=([.C263]-[.C262])*[bitcoin_futures.B267]" table:style-name="ce1">
            <text:p>0</text:p>
          </table:table-cell>
          <table:table-cell office:value-type="float" office:value="93980.25" table:formula="of:=[.C263]*[bitcoin_futures.B267]" table:style-name="ce5">
            <text:p>93980.25</text:p>
          </table:table-cell>
          <table:table-cell office:value-type="float" office:value="-228.14999999999418" table:formula="of:=[.K263]-[.K262]-[.J263]" table:style-name="ce1">
            <text:p>-228.15</text:p>
          </table:table-cell>
          <table:table-cell office:value-type="float" office:value="0" table:formula="of:=IF([.E263]=[.G263];[.E263]-([.E262] + [.N263]);0)*[.$M$5]/10000" table:style-name="ce11">
            <text:p>0.00</text:p>
          </table:table-cell>
          <table:table-cell office:value-type="float" office:value="358.50778011956584" table:formula="of:=-[Future_CF.Q263]+[.E262]*([bitcoin_futures.S267]/100/360)*[.$N$6]" table:style-name="ce11">
            <text:p>358.51</text:p>
          </table:table-cell>
          <table:table-cell table:style-name="ce1"/>
          <table:table-cell office:value-type="float" office:value="152923.81196911025" table:formula="of:=[.K263]+[.E263]" table:style-name="ce5">
            <text:p>152923.812</text:p>
          </table:table-cell>
          <table:table-cell office:value-type="float" office:value="130.35778011957166" table:formula="of:=[.L263]+[.N263]-[.M263]" table:style-name="ce11">
            <text:p>130.36</text:p>
          </table:table-cell>
          <table:table-cell office:value-type="float" office:value="358.507780119573" table:formula="of:=[.P263]-[.P262]-[.L263]" table:style-name="ce1">
            <text:p>358.5077801</text:p>
          </table:table-cell>
          <table:table-cell office:value-type="float" office:value="8.531633819753282E-4" table:formula="of:=[.Q263]/[.P262]" table:style-name="ce1">
            <text:p>0.000853163</text:p>
          </table:table-cell>
          <table:table-cell office:value-type="float" office:value="7.3341338197532814E-4" table:formula="of:=[.S263]-([bitcoin_futures.S267]/100/360)" table:style-name="ce1">
            <text:p>0.000733413</text:p>
          </table:table-cell>
          <table:table-cell office:value-type="float" office:value="1.0008531633819753" table:formula="of:=1+[.S263]" table:style-name="ce1">
            <text:p>1.000853163</text:p>
          </table:table-cell>
          <table:table-cell office:value-type="float" office:value="1.0007334133819754" table:formula="of:=1+[.T263]" table:style-name="ce1">
            <text:p>1.000733413</text:p>
          </table:table-cell>
          <table:table-cell table:number-columns-repeated="16362"/>
        </table:table-row>
        <table:table-row table:style-name="ro1">
          <table:table-cell office:value-type="string" office:string-value="31.12.2024" table:formula="of:=[bitcoin_futures.A268]" table:style-name="ce1">
            <text:p>31.12.2024</text:p>
          </table:table-cell>
          <table:table-cell office:value-type="float" office:value="1767" table:formula="of:=ROUND([bitcoin_futures.D268]/[bitcoin_futures.B268]; 0)" table:style-name="ce1">
            <text:p>1767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9782.065836405076" table:formula="of:=IF([.E263] + [.N264]  &gt; [.F264]; [.E263]+[.N264]; [.F264]*2)" table:style-name="ce1">
            <text:p>59782.06584</text:p>
          </table:table-cell>
          <table:table-cell office:value-type="float" office:value="23738.75" table:formula="of:=[Future_Returns.S264]*[.F$4]" table:style-name="ce1">
            <text:p>23738.75</text:p>
          </table:table-cell>
          <table:table-cell office:value-type="float" office:value="47477.5" table:formula="of:=[.F264]*2" table:style-name="ce6">
            <text:p>47477.5</text:p>
          </table:table-cell>
          <table:table-cell table:style-name="ce6"/>
          <table:table-cell office:value-type="boolean" office:boolean-value="false" table:formula="of:=[.E264]=[.G264]" table:style-name="ce6">
            <text:p>FALSE</text:p>
          </table:table-cell>
          <table:table-cell office:value-type="float" office:value="0" table:formula="of:=([.C264]-[.C263])*[bitcoin_futures.B268]" table:style-name="ce1">
            <text:p>0</text:p>
          </table:table-cell>
          <table:table-cell office:value-type="float" office:value="93102.75" table:formula="of:=[.C264]*[bitcoin_futures.B268]" table:style-name="ce5">
            <text:p>93102.75</text:p>
          </table:table-cell>
          <table:table-cell office:value-type="float" office:value="-877.5" table:formula="of:=[.K264]-[.K263]-[.J264]" table:style-name="ce1">
            <text:p>-877.5</text:p>
          </table:table-cell>
          <table:table-cell office:value-type="float" office:value="0" table:formula="of:=IF([.E264]=[.G264];[.E264]-([.E263] + [.N264]);0)*[.$M$5]/10000" table:style-name="ce11">
            <text:p>0.00</text:p>
          </table:table-cell>
          <table:table-cell office:value-type="float" office:value="838.50386729483046" table:formula="of:=-[Future_CF.Q264]+[.E263]*([bitcoin_futures.S268]/100/360)*[.$N$6]" table:style-name="ce11">
            <text:p>838.50</text:p>
          </table:table-cell>
          <table:table-cell table:style-name="ce1"/>
          <table:table-cell office:value-type="float" office:value="152884.81583640509" table:formula="of:=[.K264]+[.E264]" table:style-name="ce5">
            <text:p>152884.8158</text:p>
          </table:table-cell>
          <table:table-cell office:value-type="float" office:value="-38.996132705169543" table:formula="of:=[.L264]+[.N264]-[.M264]" table:style-name="ce11">
            <text:p>-39.00</text:p>
          </table:table-cell>
          <table:table-cell office:value-type="float" office:value="838.50386729484308" table:formula="of:=[.P264]-[.P263]-[.L264]" table:style-name="ce1">
            <text:p>838.5038673</text:p>
          </table:table-cell>
          <table:table-cell office:value-type="float" office:value="-2.5500366622463309E-4" table:formula="of:=[.Q264]/[.P263]" table:style-name="ce1">
            <text:p>-0.000255004</text:p>
          </table:table-cell>
          <table:table-cell office:value-type="float" office:value="-3.7389255511352201E-4" table:formula="of:=[.S264]-([bitcoin_futures.S268]/100/360)" table:style-name="ce1">
            <text:p>-0.000373893</text:p>
          </table:table-cell>
          <table:table-cell office:value-type="float" office:value="0.99974499633377534" table:formula="of:=1+[.S264]" table:style-name="ce1">
            <text:p>0.999744996</text:p>
          </table:table-cell>
          <table:table-cell office:value-type="float" office:value="0.99962610744488645" table:formula="of:=1+[.T264]" table:style-name="ce1">
            <text:p>0.999626107</text:p>
          </table:table-cell>
          <table:table-cell table:number-columns-repeated="16362"/>
        </table:table-row>
        <table:table-row table:style-name="ro1">
          <table:table-cell office:value-type="string" office:string-value="01.01.2025" table:formula="of:=[bitcoin_futures.A269]" table:style-name="ce1">
            <text:p>01.01.2025</text:p>
          </table:table-cell>
          <table:table-cell office:value-type="float" office:value="1782" table:formula="of:=ROUND([bitcoin_futures.D269]/[bitcoin_futures.B269]; 0)" table:style-name="ce1">
            <text:p>1782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9785.61954809646" table:formula="of:=IF([.E264] + [.N265]  &gt; [.F265]; [.E264]+[.N265]; [.F265]*2)" table:style-name="ce1">
            <text:p>59785.61955</text:p>
          </table:table-cell>
          <table:table-cell office:value-type="float" office:value="23530" table:formula="of:=[Future_Returns.S265]*[.F$4]" table:style-name="ce1">
            <text:p>23530</text:p>
          </table:table-cell>
          <table:table-cell office:value-type="float" office:value="47060" table:formula="of:=[.F265]*2" table:style-name="ce6">
            <text:p>47060</text:p>
          </table:table-cell>
          <table:table-cell table:style-name="ce6"/>
          <table:table-cell office:value-type="boolean" office:boolean-value="false" table:formula="of:=[.E265]=[.G265]" table:style-name="ce6">
            <text:p>FALSE</text:p>
          </table:table-cell>
          <table:table-cell office:value-type="float" office:value="0" table:formula="of:=([.C265]-[.C264])*[bitcoin_futures.B269]" table:style-name="ce1">
            <text:p>0</text:p>
          </table:table-cell>
          <table:table-cell office:value-type="float" office:value="93102.75" table:formula="of:=[.C265]*[bitcoin_futures.B269]" table:style-name="ce5">
            <text:p>93102.75</text:p>
          </table:table-cell>
          <table:table-cell office:value-type="float" office:value="0" table:formula="of:=[.K265]-[.K264]-[.J265]" table:style-name="ce1">
            <text:p>0</text:p>
          </table:table-cell>
          <table:table-cell office:value-type="float" office:value="0" table:formula="of:=IF([.E265]=[.G265];[.E265]-([.E264] + [.N265]);0)*[.$M$5]/10000" table:style-name="ce11">
            <text:p>0.00</text:p>
          </table:table-cell>
          <table:table-cell office:value-type="float" office:value="3.5537116913863023" table:formula="of:=-[Future_CF.Q265]+[.E264]*([bitcoin_futures.S269]/100/360)*[.$N$6]" table:style-name="ce11">
            <text:p>3.55</text:p>
          </table:table-cell>
          <table:table-cell table:style-name="ce1"/>
          <table:table-cell office:value-type="float" office:value="152888.36954809647" table:formula="of:=[.K265]+[.E265]" table:style-name="ce5">
            <text:p>152888.3695</text:p>
          </table:table-cell>
          <table:table-cell office:value-type="float" office:value="3.5537116913863023" table:formula="of:=[.L265]+[.N265]-[.M265]" table:style-name="ce11">
            <text:p>3.55</text:p>
          </table:table-cell>
          <table:table-cell office:value-type="float" office:value="3.5537116913765203" table:formula="of:=[.P265]-[.P264]-[.L265]" table:style-name="ce1">
            <text:p>3.553711691</text:p>
          </table:table-cell>
          <table:table-cell office:value-type="float" office:value="2.3244373039563086E-5" table:formula="of:=[.Q265]/[.P264]" table:style-name="ce1">
            <text:p>2.32444E-05</text:p>
          </table:table-cell>
          <table:table-cell office:value-type="float" office:value="-9.5644515849325814E-5" table:formula="of:=[.S265]-([bitcoin_futures.S269]/100/360)" table:style-name="ce1">
            <text:p>-9.56445E-05</text:p>
          </table:table-cell>
          <table:table-cell office:value-type="float" office:value="1.0000232443730395" table:formula="of:=1+[.S265]" table:style-name="ce1">
            <text:p>1.000023244</text:p>
          </table:table-cell>
          <table:table-cell office:value-type="float" office:value="0.99990435548415069" table:formula="of:=1+[.T265]" table:style-name="ce1">
            <text:p>0.999904355</text:p>
          </table:table-cell>
          <table:table-cell table:number-columns-repeated="16362"/>
        </table:table-row>
        <table:table-row table:style-name="ro1">
          <table:table-cell office:value-type="string" office:string-value="02.01.2025" table:formula="of:=[bitcoin_futures.A270]" table:style-name="ce1">
            <text:p>02.01.2025</text:p>
          </table:table-cell>
          <table:table-cell office:value-type="float" office:value="1761" table:formula="of:=ROUND([bitcoin_futures.D270]/[bitcoin_futures.B270]; 0)" table:style-name="ce1">
            <text:p>1761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5719.18592637367" table:formula="of:=IF([.E265] + [.N266]  &gt; [.F266]; [.E265]+[.N266]; [.F266]*2)" table:style-name="ce1">
            <text:p>55719.18593</text:p>
          </table:table-cell>
          <table:table-cell office:value-type="float" office:value="23530" table:formula="of:=[Future_Returns.S266]*[.F$4]" table:style-name="ce1">
            <text:p>23530</text:p>
          </table:table-cell>
          <table:table-cell office:value-type="float" office:value="47060" table:formula="of:=[.F266]*2" table:style-name="ce6">
            <text:p>47060</text:p>
          </table:table-cell>
          <table:table-cell table:style-name="ce6"/>
          <table:table-cell office:value-type="boolean" office:boolean-value="false" table:formula="of:=[.E266]=[.G266]" table:style-name="ce6">
            <text:p>FALSE</text:p>
          </table:table-cell>
          <table:table-cell office:value-type="float" office:value="0" table:formula="of:=([.C266]-[.C265])*[bitcoin_futures.B270]" table:style-name="ce1">
            <text:p>0</text:p>
          </table:table-cell>
          <table:table-cell office:value-type="float" office:value="97174.349999999991" table:formula="of:=[.C266]*[bitcoin_futures.B270]" table:style-name="ce5">
            <text:p>97174.35</text:p>
          </table:table-cell>
          <table:table-cell office:value-type="float" office:value="4071.5999999999913" table:formula="of:=[.K266]-[.K265]-[.J266]" table:style-name="ce1">
            <text:p>4071.6</text:p>
          </table:table-cell>
          <table:table-cell office:value-type="float" office:value="0" table:formula="of:=IF([.E266]=[.G266];[.E266]-([.E265] + [.N266]);0)*[.$M$5]/10000" table:style-name="ce11">
            <text:p>0.00</text:p>
          </table:table-cell>
          <table:table-cell office:value-type="float" office:value="-4066.4336217227906" table:formula="of:=-[Future_CF.Q266]+[.E265]*([bitcoin_futures.S270]/100/360)*[.$N$6]" table:style-name="ce11">
            <text:p>-4066.43</text:p>
          </table:table-cell>
          <table:table-cell table:style-name="ce1"/>
          <table:table-cell office:value-type="float" office:value="152893.53592637368" table:formula="of:=[.K266]+[.E266]" table:style-name="ce5">
            <text:p>152893.5359</text:p>
          </table:table-cell>
          <table:table-cell office:value-type="float" office:value="5.1663782772006925" table:formula="of:=[.L266]+[.N266]-[.M266]" table:style-name="ce11">
            <text:p>5.17</text:p>
          </table:table-cell>
          <table:table-cell office:value-type="float" office:value="-4066.4336217227828" table:formula="of:=[.P266]-[.P265]-[.L266]" table:style-name="ce1">
            <text:p>-4066.433622</text:p>
          </table:table-cell>
          <table:table-cell office:value-type="float" office:value="3.3791833168679484E-5" table:formula="of:=[.Q266]/[.P265]" table:style-name="ce1">
            <text:p>3.37918E-05</text:p>
          </table:table-cell>
          <table:table-cell office:value-type="float" office:value="-8.5513722386876072E-5" table:formula="of:=[.S266]-([bitcoin_futures.S270]/100/360)" table:style-name="ce1">
            <text:p>-8.55137E-05</text:p>
          </table:table-cell>
          <table:table-cell office:value-type="float" office:value="1.0000337918331688" table:formula="of:=1+[.S266]" table:style-name="ce1">
            <text:p>1.000033792</text:p>
          </table:table-cell>
          <table:table-cell office:value-type="float" office:value="0.99991448627761315" table:formula="of:=1+[.T266]" table:style-name="ce1">
            <text:p>0.999914486</text:p>
          </table:table-cell>
          <table:table-cell table:number-columns-repeated="16362"/>
        </table:table-row>
        <table:table-row table:style-name="ro1">
          <table:table-cell office:value-type="string" office:string-value="03.01.2025" table:formula="of:=[bitcoin_futures.A271]" table:style-name="ce1">
            <text:p>03.01.2025</text:p>
          </table:table-cell>
          <table:table-cell office:value-type="float" office:value="1760" table:formula="of:=ROUND([bitcoin_futures.D271]/[bitcoin_futures.B271]; 0)" table:style-name="ce1">
            <text:p>1760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4682.49425303805" table:formula="of:=IF([.E266] + [.N267]  &gt; [.F267]; [.E266]+[.N267]; [.F267]*2)" table:style-name="ce1">
            <text:p>54682.49425</text:p>
          </table:table-cell>
          <table:table-cell office:value-type="float" office:value="24547.5" table:formula="of:=[Future_Returns.S267]*[.F$4]" table:style-name="ce1">
            <text:p>24547.5</text:p>
          </table:table-cell>
          <table:table-cell office:value-type="float" office:value="49095" table:formula="of:=[.F267]*2" table:style-name="ce6">
            <text:p>49095</text:p>
          </table:table-cell>
          <table:table-cell table:style-name="ce6"/>
          <table:table-cell office:value-type="boolean" office:boolean-value="false" table:formula="of:=[.E267]=[.G267]" table:style-name="ce6">
            <text:p>FALSE</text:p>
          </table:table-cell>
          <table:table-cell office:value-type="float" office:value="0" table:formula="of:=([.C267]-[.C266])*[bitcoin_futures.B271]" table:style-name="ce1">
            <text:p>0</text:p>
          </table:table-cell>
          <table:table-cell office:value-type="float" office:value="98209.8" table:formula="of:=[.C267]*[bitcoin_futures.B271]" table:style-name="ce5">
            <text:p>98209.8</text:p>
          </table:table-cell>
          <table:table-cell office:value-type="float" office:value="1035.4500000000116" table:formula="of:=[.K267]-[.K266]-[.J267]" table:style-name="ce1">
            <text:p>1035.45</text:p>
          </table:table-cell>
          <table:table-cell office:value-type="float" office:value="0" table:formula="of:=IF([.E267]=[.G267];[.E267]-([.E266] + [.N267]);0)*[.$M$5]/10000" table:style-name="ce11">
            <text:p>0.00</text:p>
          </table:table-cell>
          <table:table-cell office:value-type="float" office:value="-1036.6916733356215" table:formula="of:=-[Future_CF.Q267]+[.E266]*([bitcoin_futures.S271]/100/360)*[.$N$6]" table:style-name="ce11">
            <text:p>-1036.69</text:p>
          </table:table-cell>
          <table:table-cell table:style-name="ce1"/>
          <table:table-cell office:value-type="float" office:value="152892.29425303807" table:formula="of:=[.K267]+[.E267]" table:style-name="ce5">
            <text:p>152892.2943</text:p>
          </table:table-cell>
          <table:table-cell office:value-type="float" office:value="-1.241673335609903" table:formula="of:=[.L267]+[.N267]-[.M267]" table:style-name="ce11">
            <text:p>-1.24</text:p>
          </table:table-cell>
          <table:table-cell office:value-type="float" office:value="-1036.6916733356193" table:formula="of:=[.P267]-[.P266]-[.L267]" table:style-name="ce1">
            <text:p>-1036.691673</text:p>
          </table:table-cell>
          <table:table-cell office:value-type="float" office:value="-8.1211630569380933E-6" table:formula="of:=[.Q267]/[.P266]" table:style-name="ce1">
            <text:p>-8.12116E-06</text:p>
          </table:table-cell>
          <table:table-cell office:value-type="float" office:value="-1.2687116305693809E-4" table:formula="of:=[.S267]-([bitcoin_futures.S271]/100/360)" table:style-name="ce1">
            <text:p>-0.000126871</text:p>
          </table:table-cell>
          <table:table-cell office:value-type="float" office:value="0.99999187883694307" table:formula="of:=1+[.S267]" table:style-name="ce1">
            <text:p>0.999991879</text:p>
          </table:table-cell>
          <table:table-cell office:value-type="float" office:value="0.99987312883694301" table:formula="of:=1+[.T267]" table:style-name="ce1">
            <text:p>0.999873129</text:p>
          </table:table-cell>
          <table:table-cell table:number-columns-repeated="16362"/>
        </table:table-row>
        <table:table-row table:style-name="ro1">
          <table:table-cell office:value-type="string" office:string-value="06.01.2025" table:formula="of:=[bitcoin_futures.A272]" table:style-name="ce1">
            <text:p>06.01.2025</text:p>
          </table:table-cell>
          <table:table-cell office:value-type="float" office:value="1756" table:formula="of:=ROUND([bitcoin_futures.D272]/[bitcoin_futures.B272]; 0)" table:style-name="ce1">
            <text:p>1756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0765.772164776885" table:formula="of:=IF([.E267] + [.N268]  &gt; [.F268]; [.E267]+[.N268]; [.F268]*2)" table:style-name="ce1">
            <text:p>50765.77216</text:p>
          </table:table-cell>
          <table:table-cell office:value-type="float" office:value="24807.5" table:formula="of:=[Future_Returns.S268]*[.F$4]" table:style-name="ce1">
            <text:p>24807.5</text:p>
          </table:table-cell>
          <table:table-cell office:value-type="float" office:value="49615" table:formula="of:=[.F268]*2" table:style-name="ce6">
            <text:p>49615</text:p>
          </table:table-cell>
          <table:table-cell table:style-name="ce6"/>
          <table:table-cell office:value-type="boolean" office:boolean-value="false" table:formula="of:=[.E268]=[.G268]" table:style-name="ce6">
            <text:p>FALSE</text:p>
          </table:table-cell>
          <table:table-cell office:value-type="float" office:value="0" table:formula="of:=([.C268]-[.C267])*[bitcoin_futures.B272]" table:style-name="ce1">
            <text:p>0</text:p>
          </table:table-cell>
          <table:table-cell office:value-type="float" office:value="102088.35" table:formula="of:=[.C268]*[bitcoin_futures.B272]" table:style-name="ce5">
            <text:p>102088.35</text:p>
          </table:table-cell>
          <table:table-cell office:value-type="float" office:value="3878.5500000000029" table:formula="of:=[.K268]-[.K267]-[.J268]" table:style-name="ce1">
            <text:p>3878.55</text:p>
          </table:table-cell>
          <table:table-cell office:value-type="float" office:value="0" table:formula="of:=IF([.E268]=[.G268];[.E268]-([.E267] + [.N268]);0)*[.$M$5]/10000" table:style-name="ce11">
            <text:p>0.00</text:p>
          </table:table-cell>
          <table:table-cell office:value-type="float" office:value="-3916.722088261165" table:formula="of:=-[Future_CF.Q268]+[.E267]*([bitcoin_futures.S272]/100/360)*[.$N$6]" table:style-name="ce11">
            <text:p>-3916.72</text:p>
          </table:table-cell>
          <table:table-cell table:style-name="ce1"/>
          <table:table-cell office:value-type="float" office:value="152854.1221647769" table:formula="of:=[.K268]+[.E268]" table:style-name="ce5">
            <text:p>152854.1222</text:p>
          </table:table-cell>
          <table:table-cell office:value-type="float" office:value="-38.172088261162116" table:formula="of:=[.L268]+[.N268]-[.M268]" table:style-name="ce11">
            <text:p>-38.17</text:p>
          </table:table-cell>
          <table:table-cell office:value-type="float" office:value="-3916.7220882611728" table:formula="of:=[.P268]-[.P267]-[.L268]" table:style-name="ce1">
            <text:p>-3916.722088</text:p>
          </table:table-cell>
          <table:table-cell office:value-type="float" office:value="-2.4966652798071682E-4" table:formula="of:=[.Q268]/[.P267]" table:style-name="ce1">
            <text:p>-0.000249667</text:p>
          </table:table-cell>
          <table:table-cell office:value-type="float" office:value="-3.6955541686960571E-4" table:formula="of:=[.S268]-([bitcoin_futures.S272]/100/360)" table:style-name="ce1">
            <text:p>-0.000369555</text:p>
          </table:table-cell>
          <table:table-cell office:value-type="float" office:value="0.99975033347201925" table:formula="of:=1+[.S268]" table:style-name="ce1">
            <text:p>0.999750333</text:p>
          </table:table-cell>
          <table:table-cell office:value-type="float" office:value="0.99963044458313044" table:formula="of:=1+[.T268]" table:style-name="ce1">
            <text:p>0.999630445</text:p>
          </table:table-cell>
          <table:table-cell table:number-columns-repeated="16362"/>
        </table:table-row>
        <table:table-row table:style-name="ro1">
          <table:table-cell office:value-type="string" office:string-value="07.01.2025" table:formula="of:=[bitcoin_futures.A273]" table:style-name="ce1">
            <text:p>07.01.2025</text:p>
          </table:table-cell>
          <table:table-cell office:value-type="float" office:value="1759" table:formula="of:=ROUND([bitcoin_futures.D273]/[bitcoin_futures.B273]; 0)" table:style-name="ce1">
            <text:p>1759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7133.807534904234" table:formula="of:=IF([.E268] + [.N269]  &gt; [.F269]; [.E268]+[.N269]; [.F269]*2)" table:style-name="ce1">
            <text:p>57133.80753</text:p>
          </table:table-cell>
          <table:table-cell office:value-type="float" office:value="25787.5" table:formula="of:=[Future_Returns.S269]*[.F$4]" table:style-name="ce1">
            <text:p>25787.5</text:p>
          </table:table-cell>
          <table:table-cell office:value-type="float" office:value="51575" table:formula="of:=[.F269]*2" table:style-name="ce6">
            <text:p>51575</text:p>
          </table:table-cell>
          <table:table-cell table:style-name="ce6"/>
          <table:table-cell office:value-type="boolean" office:boolean-value="false" table:formula="of:=[.E269]=[.G269]" table:style-name="ce6">
            <text:p>FALSE</text:p>
          </table:table-cell>
          <table:table-cell office:value-type="float" office:value="0" table:formula="of:=([.C269]-[.C268])*[bitcoin_futures.B273]" table:style-name="ce1">
            <text:p>0</text:p>
          </table:table-cell>
          <table:table-cell office:value-type="float" office:value="96156.45" table:formula="of:=[.C269]*[bitcoin_futures.B273]" table:style-name="ce5">
            <text:p>96156.45</text:p>
          </table:table-cell>
          <table:table-cell office:value-type="float" office:value="-5931.9000000000087" table:formula="of:=[.K269]-[.K268]-[.J269]" table:style-name="ce1">
            <text:p>-5931.9</text:p>
          </table:table-cell>
          <table:table-cell office:value-type="float" office:value="0" table:formula="of:=IF([.E269]=[.G269];[.E269]-([.E268] + [.N269]);0)*[.$M$5]/10000" table:style-name="ce11">
            <text:p>0.00</text:p>
          </table:table-cell>
          <table:table-cell office:value-type="float" office:value="6368.0353701273525" table:formula="of:=-[Future_CF.Q269]+[.E268]*([bitcoin_futures.S273]/100/360)*[.$N$6]" table:style-name="ce11">
            <text:p>6368.04</text:p>
          </table:table-cell>
          <table:table-cell table:style-name="ce1"/>
          <table:table-cell office:value-type="float" office:value="153290.25753490423" table:formula="of:=[.K269]+[.E269]" table:style-name="ce5">
            <text:p>153290.2575</text:p>
          </table:table-cell>
          <table:table-cell office:value-type="float" office:value="436.13537012734378" table:formula="of:=[.L269]+[.N269]-[.M269]" table:style-name="ce11">
            <text:p>436.14</text:p>
          </table:table-cell>
          <table:table-cell office:value-type="float" office:value="6368.0353701273416" table:formula="of:=[.P269]-[.P268]-[.L269]" table:style-name="ce1">
            <text:p>6368.03537</text:p>
          </table:table-cell>
          <table:table-cell office:value-type="float" office:value="2.8532784327346397E-3" table:formula="of:=[.Q269]/[.P268]" table:style-name="ce1">
            <text:p>0.002853278</text:p>
          </table:table-cell>
          <table:table-cell office:value-type="float" office:value="2.7336950994013062E-3" table:formula="of:=[.S269]-([bitcoin_futures.S273]/100/360)" table:style-name="ce1">
            <text:p>0.002733695</text:p>
          </table:table-cell>
          <table:table-cell office:value-type="float" office:value="1.0028532784327346" table:formula="of:=1+[.S269]" table:style-name="ce1">
            <text:p>1.002853278</text:p>
          </table:table-cell>
          <table:table-cell office:value-type="float" office:value="1.0027336950994012" table:formula="of:=1+[.T269]" table:style-name="ce1">
            <text:p>1.002733695</text:p>
          </table:table-cell>
          <table:table-cell table:number-columns-repeated="16362"/>
        </table:table-row>
        <table:table-row table:style-name="ro1">
          <table:table-cell office:value-type="string" office:string-value="08.01.2025" table:formula="of:=[bitcoin_futures.A274]" table:style-name="ce1">
            <text:p>08.01.2025</text:p>
          </table:table-cell>
          <table:table-cell office:value-type="float" office:value="1763" table:formula="of:=ROUND([bitcoin_futures.D274]/[bitcoin_futures.B274]; 0)" table:style-name="ce1">
            <text:p>1763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9692.218899329127" table:formula="of:=IF([.E269] + [.N270]  &gt; [.F270]; [.E269]+[.N270]; [.F270]*2)" table:style-name="ce1">
            <text:p>59692.2189</text:p>
          </table:table-cell>
          <table:table-cell office:value-type="float" office:value="24196.25" table:formula="of:=[Future_Returns.S270]*[.F$4]" table:style-name="ce1">
            <text:p>24196.25</text:p>
          </table:table-cell>
          <table:table-cell office:value-type="float" office:value="48392.5" table:formula="of:=[.F270]*2" table:style-name="ce6">
            <text:p>48392.5</text:p>
          </table:table-cell>
          <table:table-cell table:style-name="ce6"/>
          <table:table-cell office:value-type="boolean" office:boolean-value="false" table:formula="of:=[.E270]=[.G270]" table:style-name="ce6">
            <text:p>FALSE</text:p>
          </table:table-cell>
          <table:table-cell office:value-type="float" office:value="0" table:formula="of:=([.C270]-[.C269])*[bitcoin_futures.B274]" table:style-name="ce1">
            <text:p>0</text:p>
          </table:table-cell>
          <table:table-cell office:value-type="float" office:value="93611.700000000012" table:formula="of:=[.C270]*[bitcoin_futures.B274]" table:style-name="ce5">
            <text:p>93611.7</text:p>
          </table:table-cell>
          <table:table-cell office:value-type="float" office:value="-2544.7499999999854" table:formula="of:=[.K270]-[.K269]-[.J270]" table:style-name="ce1">
            <text:p>-2544.75</text:p>
          </table:table-cell>
          <table:table-cell office:value-type="float" office:value="0" table:formula="of:=IF([.E270]=[.G270];[.E270]-([.E269] + [.N270]);0)*[.$M$5]/10000" table:style-name="ce11">
            <text:p>0.00</text:p>
          </table:table-cell>
          <table:table-cell office:value-type="float" office:value="2558.4113644248964" table:formula="of:=-[Future_CF.Q270]+[.E269]*([bitcoin_futures.S274]/100/360)*[.$N$6]" table:style-name="ce11">
            <text:p>2558.41</text:p>
          </table:table-cell>
          <table:table-cell table:style-name="ce1"/>
          <table:table-cell office:value-type="float" office:value="153303.91889932915" table:formula="of:=[.K270]+[.E270]" table:style-name="ce5">
            <text:p>153303.9189</text:p>
          </table:table-cell>
          <table:table-cell office:value-type="float" office:value="13.661364424910971" table:formula="of:=[.L270]+[.N270]-[.M270]" table:style-name="ce11">
            <text:p>13.66</text:p>
          </table:table-cell>
          <table:table-cell office:value-type="float" office:value="2558.411364424901" table:formula="of:=[.P270]-[.P269]-[.L270]" table:style-name="ce1">
            <text:p>2558.411364</text:p>
          </table:table-cell>
          <table:table-cell office:value-type="float" office:value="8.9120891598738918E-5" table:formula="of:=[.Q270]/[.P269]" table:style-name="ce1">
            <text:p>8.91209E-05</text:p>
          </table:table-cell>
          <table:table-cell office:value-type="float" office:value="-3.0295775067927747E-5" table:formula="of:=[.S270]-([bitcoin_futures.S274]/100/360)" table:style-name="ce1">
            <text:p>-3.02958E-05</text:p>
          </table:table-cell>
          <table:table-cell office:value-type="float" office:value="1.0000891208915987" table:formula="of:=1+[.S270]" table:style-name="ce1">
            <text:p>1.000089121</text:p>
          </table:table-cell>
          <table:table-cell office:value-type="float" office:value="0.99996970422493203" table:formula="of:=1+[.T270]" table:style-name="ce1">
            <text:p>0.999969704</text:p>
          </table:table-cell>
          <table:table-cell table:number-columns-repeated="16362"/>
        </table:table-row>
        <table:table-row table:style-name="ro1">
          <table:table-cell office:value-type="string" office:string-value="09.01.2025" table:formula="of:=[bitcoin_futures.A275]" table:style-name="ce1">
            <text:p>09.01.2025</text:p>
          </table:table-cell>
          <table:table-cell office:value-type="float" office:value="1719" table:formula="of:=ROUND([bitcoin_futures.D275]/[bitcoin_futures.B275]; 0)" table:style-name="ce1">
            <text:p>1719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61785.786338466962" table:formula="of:=IF([.E270] + [.N271]  &gt; [.F271]; [.E270]+[.N271]; [.F271]*2)" table:style-name="ce1">
            <text:p>61785.78634</text:p>
          </table:table-cell>
          <table:table-cell office:value-type="float" office:value="23557.5" table:formula="of:=[Future_Returns.S271]*[.F$4]" table:style-name="ce1">
            <text:p>23557.5</text:p>
          </table:table-cell>
          <table:table-cell office:value-type="float" office:value="47115" table:formula="of:=[.F271]*2" table:style-name="ce6">
            <text:p>47115</text:p>
          </table:table-cell>
          <table:table-cell table:style-name="ce6"/>
          <table:table-cell office:value-type="boolean" office:boolean-value="false" table:formula="of:=[.E271]=[.G271]" table:style-name="ce6">
            <text:p>FALSE</text:p>
          </table:table-cell>
          <table:table-cell office:value-type="float" office:value="0" table:formula="of:=([.C271]-[.C270])*[bitcoin_futures.B275]" table:style-name="ce1">
            <text:p>0</text:p>
          </table:table-cell>
          <table:table-cell office:value-type="float" office:value="93611.700000000012" table:formula="of:=[.C271]*[bitcoin_futures.B275]" table:style-name="ce5">
            <text:p>93611.7</text:p>
          </table:table-cell>
          <table:table-cell office:value-type="float" office:value="0" table:formula="of:=[.K271]-[.K270]-[.J271]" table:style-name="ce1">
            <text:p>0</text:p>
          </table:table-cell>
          <table:table-cell office:value-type="float" office:value="0" table:formula="of:=IF([.E271]=[.G271];[.E271]-([.E270] + [.N271]);0)*[.$M$5]/10000" table:style-name="ce11">
            <text:p>0.00</text:p>
          </table:table-cell>
          <table:table-cell office:value-type="float" office:value="2093.5674391378307" table:formula="of:=-[Future_CF.Q271]+[.E270]*([bitcoin_futures.S275]/100/360)*[.$N$6]" table:style-name="ce11">
            <text:p>2093.57</text:p>
          </table:table-cell>
          <table:table-cell table:style-name="ce1"/>
          <table:table-cell office:value-type="float" office:value="155397.48633846699" table:formula="of:=[.K271]+[.E271]" table:style-name="ce5">
            <text:p>155397.4863</text:p>
          </table:table-cell>
          <table:table-cell office:value-type="float" office:value="2093.5674391378307" table:formula="of:=[.L271]+[.N271]-[.M271]" table:style-name="ce11">
            <text:p>2093.57</text:p>
          </table:table-cell>
          <table:table-cell office:value-type="float" office:value="2093.5674391378416" table:formula="of:=[.P271]-[.P270]-[.L271]" table:style-name="ce1">
            <text:p>2093.567439</text:p>
          </table:table-cell>
          <table:table-cell office:value-type="float" office:value="1.3656320426567987E-2" table:formula="of:=[.Q271]/[.P270]" table:style-name="ce1">
            <text:p>0.01365632</text:p>
          </table:table-cell>
          <table:table-cell office:value-type="float" office:value="1.353679264879021E-2" table:formula="of:=[.S271]-([bitcoin_futures.S275]/100/360)" table:style-name="ce1">
            <text:p>0.013536793</text:p>
          </table:table-cell>
          <table:table-cell office:value-type="float" office:value="1.0136563204265681" table:formula="of:=1+[.S271]" table:style-name="ce1">
            <text:p>1.01365632</text:p>
          </table:table-cell>
          <table:table-cell office:value-type="float" office:value="1.0135367926487902" table:formula="of:=1+[.T271]" table:style-name="ce1">
            <text:p>1.013536793</text:p>
          </table:table-cell>
          <table:table-cell table:number-columns-repeated="16362"/>
        </table:table-row>
        <table:table-row table:style-name="ro1">
          <table:table-cell office:value-type="string" office:string-value="10.01.2025" table:formula="of:=[bitcoin_futures.A276]" table:style-name="ce1">
            <text:p>10.01.2025</text:p>
          </table:table-cell>
          <table:table-cell office:value-type="float" office:value="1764" table:formula="of:=ROUND([bitcoin_futures.D276]/[bitcoin_futures.B276]; 0)" table:style-name="ce1">
            <text:p>1764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8719.478897336608" table:formula="of:=IF([.E271] + [.N272]  &gt; [.F272]; [.E271]+[.N272]; [.F272]*2)" table:style-name="ce1">
            <text:p>58719.4789</text:p>
          </table:table-cell>
          <table:table-cell office:value-type="float" office:value="23035" table:formula="of:=[Future_Returns.S272]*[.F$4]" table:style-name="ce1">
            <text:p>23035</text:p>
          </table:table-cell>
          <table:table-cell office:value-type="float" office:value="46070" table:formula="of:=[.F272]*2" table:style-name="ce6">
            <text:p>46070</text:p>
          </table:table-cell>
          <table:table-cell table:style-name="ce6"/>
          <table:table-cell office:value-type="boolean" office:boolean-value="false" table:formula="of:=[.E272]=[.G272]" table:style-name="ce6">
            <text:p>FALSE</text:p>
          </table:table-cell>
          <table:table-cell office:value-type="float" office:value="0" table:formula="of:=([.C272]-[.C271])*[bitcoin_futures.B276]" table:style-name="ce1">
            <text:p>0</text:p>
          </table:table-cell>
          <table:table-cell office:value-type="float" office:value="94489.200000000012" table:formula="of:=[.C272]*[bitcoin_futures.B276]" table:style-name="ce5">
            <text:p>94489.2</text:p>
          </table:table-cell>
          <table:table-cell office:value-type="float" office:value="877.5" table:formula="of:=[.K272]-[.K271]-[.J272]" table:style-name="ce1">
            <text:p>877.5</text:p>
          </table:table-cell>
          <table:table-cell office:value-type="float" office:value="0" table:formula="of:=IF([.E272]=[.G272];[.E272]-([.E271] + [.N272]);0)*[.$M$5]/10000" table:style-name="ce11">
            <text:p>0.00</text:p>
          </table:table-cell>
          <table:table-cell office:value-type="float" office:value="-3066.3074411303551" table:formula="of:=-[Future_CF.Q272]+[.E271]*([bitcoin_futures.S276]/100/360)*[.$N$6]" table:style-name="ce11">
            <text:p>-3066.31</text:p>
          </table:table-cell>
          <table:table-cell table:style-name="ce1"/>
          <table:table-cell office:value-type="float" office:value="153208.67889733662" table:formula="of:=[.K272]+[.E272]" table:style-name="ce5">
            <text:p>153208.6789</text:p>
          </table:table-cell>
          <table:table-cell office:value-type="float" office:value="-2188.8074411303551" table:formula="of:=[.L272]+[.N272]-[.M272]" table:style-name="ce11">
            <text:p>-2188.81</text:p>
          </table:table-cell>
          <table:table-cell office:value-type="float" office:value="-3066.3074411303678" table:formula="of:=[.P272]-[.P271]-[.L272]" table:style-name="ce1">
            <text:p>-3066.307441</text:p>
          </table:table-cell>
          <table:table-cell office:value-type="float" office:value="-1.4085217803092218E-2" table:formula="of:=[.Q272]/[.P271]" table:style-name="ce1">
            <text:p>-0.014085218</text:p>
          </table:table-cell>
          <table:table-cell office:value-type="float" office:value="-1.4204745580869996E-2" table:formula="of:=[.S272]-([bitcoin_futures.S276]/100/360)" table:style-name="ce1">
            <text:p>-0.014204746</text:p>
          </table:table-cell>
          <table:table-cell office:value-type="float" office:value="0.98591478219690776" table:formula="of:=1+[.S272]" table:style-name="ce1">
            <text:p>0.985914782</text:p>
          </table:table-cell>
          <table:table-cell office:value-type="float" office:value="0.98579525441912996" table:formula="of:=1+[.T272]" table:style-name="ce1">
            <text:p>0.985795254</text:p>
          </table:table-cell>
          <table:table-cell table:number-columns-repeated="16362"/>
        </table:table-row>
        <table:table-row table:style-name="ro1">
          <table:table-cell office:value-type="string" office:string-value="13.01.2025" table:formula="of:=[bitcoin_futures.A277]" table:style-name="ce1">
            <text:p>13.01.2025</text:p>
          </table:table-cell>
          <table:table-cell office:value-type="float" office:value="1739" table:formula="of:=ROUND([bitcoin_futures.D277]/[bitcoin_futures.B277]; 0)" table:style-name="ce1">
            <text:p>1739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60027.994726135585" table:formula="of:=IF([.E272] + [.N273]  &gt; [.F273]; [.E272]+[.N273]; [.F273]*2)" table:style-name="ce1">
            <text:p>60027.99473</text:p>
          </table:table-cell>
          <table:table-cell office:value-type="float" office:value="23802.5" table:formula="of:=[Future_Returns.S273]*[.F$4]" table:style-name="ce1">
            <text:p>23802.5</text:p>
          </table:table-cell>
          <table:table-cell office:value-type="float" office:value="47605" table:formula="of:=[.F273]*2" table:style-name="ce6">
            <text:p>47605</text:p>
          </table:table-cell>
          <table:table-cell table:style-name="ce6"/>
          <table:table-cell office:value-type="boolean" office:boolean-value="false" table:formula="of:=[.E273]=[.G273]" table:style-name="ce6">
            <text:p>FALSE</text:p>
          </table:table-cell>
          <table:table-cell office:value-type="float" office:value="0" table:formula="of:=([.C273]-[.C272])*[bitcoin_futures.B277]" table:style-name="ce1">
            <text:p>0</text:p>
          </table:table-cell>
          <table:table-cell office:value-type="float" office:value="93401.099999999991" table:formula="of:=[.C273]*[bitcoin_futures.B277]" table:style-name="ce5">
            <text:p>93401.1</text:p>
          </table:table-cell>
          <table:table-cell office:value-type="float" office:value="-1088.1000000000204" table:formula="of:=[.K273]-[.K272]-[.J273]" table:style-name="ce1">
            <text:p>-1088.1</text:p>
          </table:table-cell>
          <table:table-cell office:value-type="float" office:value="0" table:formula="of:=IF([.E273]=[.G273];[.E273]-([.E272] + [.N273]);0)*[.$M$5]/10000" table:style-name="ce11">
            <text:p>0.00</text:p>
          </table:table-cell>
          <table:table-cell office:value-type="float" office:value="1308.515828798978" table:formula="of:=-[Future_CF.Q273]+[.E272]*([bitcoin_futures.S277]/100/360)*[.$N$6]" table:style-name="ce11">
            <text:p>1308.52</text:p>
          </table:table-cell>
          <table:table-cell table:style-name="ce1"/>
          <table:table-cell office:value-type="float" office:value="153429.09472613558" table:formula="of:=[.K273]+[.E273]" table:style-name="ce5">
            <text:p>153429.0947</text:p>
          </table:table-cell>
          <table:table-cell office:value-type="float" office:value="220.41582879895759" table:formula="of:=[.L273]+[.N273]-[.M273]" table:style-name="ce11">
            <text:p>220.42</text:p>
          </table:table-cell>
          <table:table-cell office:value-type="float" office:value="1308.5158287989761" table:formula="of:=[.P273]-[.P272]-[.L273]" table:style-name="ce1">
            <text:p>1308.515829</text:p>
          </table:table-cell>
          <table:table-cell office:value-type="float" office:value="1.4386641173680227E-3" table:formula="of:=[.Q273]/[.P272]" table:style-name="ce1">
            <text:p>0.001438664</text:p>
          </table:table-cell>
          <table:table-cell office:value-type="float" office:value="1.3189141173680227E-3" table:formula="of:=[.S273]-([bitcoin_futures.S277]/100/360)" table:style-name="ce1">
            <text:p>0.001318914</text:p>
          </table:table-cell>
          <table:table-cell office:value-type="float" office:value="1.001438664117368" table:formula="of:=1+[.S273]" table:style-name="ce1">
            <text:p>1.001438664</text:p>
          </table:table-cell>
          <table:table-cell office:value-type="float" office:value="1.001318914117368" table:formula="of:=1+[.T273]" table:style-name="ce1">
            <text:p>1.001318914</text:p>
          </table:table-cell>
          <table:table-cell table:number-columns-repeated="16362"/>
        </table:table-row>
        <table:table-row table:style-name="ro1">
          <table:table-cell office:value-type="string" office:string-value="14.01.2025" table:formula="of:=[bitcoin_futures.A278]" table:style-name="ce1">
            <text:p>14.01.2025</text:p>
          </table:table-cell>
          <table:table-cell office:value-type="float" office:value="1760" table:formula="of:=ROUND([bitcoin_futures.D278]/[bitcoin_futures.B278]; 0)" table:style-name="ce1">
            <text:p>1760</text:p>
          </table:table-cell>
          <table:table-cell office:value-type="float" office:value="1755" table:formula="of:=[.C$252]" table:style-name="ce1">
            <text:p>1755</text:p>
          </table:table-cell>
          <table:table-cell office:value-type="float" office:value="101632.04999999999" table:formula="of:=[.D$252]" table:style-name="ce1">
            <text:p>101632.05</text:p>
          </table:table-cell>
          <table:table-cell office:value-type="float" office:value="57031.584733709067" table:formula="of:=IF([.E273] + [.N274]  &gt; [.F274]; [.E273]+[.N274]; [.F274]*2)" table:style-name="ce1">
            <text:p>57031.58473</text:p>
          </table:table-cell>
          <table:table-cell office:value-type="float" office:value="23476.25" table:formula="of:=[Future_Returns.S274]*[.F$4]" table:style-name="ce1">
            <text:p>23476.25</text:p>
          </table:table-cell>
          <table:table-cell office:value-type="float" office:value="46952.5" table:formula="of:=[.F274]*2" table:style-name="ce6">
            <text:p>46952.5</text:p>
          </table:table-cell>
          <table:table-cell table:style-name="ce6"/>
          <table:table-cell office:value-type="boolean" office:boolean-value="false" table:formula="of:=[.E274]=[.G274]" table:style-name="ce6">
            <text:p>FALSE</text:p>
          </table:table-cell>
          <table:table-cell office:value-type="float" office:value="0" table:formula="of:=([.C274]-[.C273])*[bitcoin_futures.B278]" table:style-name="ce1">
            <text:p>0</text:p>
          </table:table-cell>
          <table:table-cell office:value-type="float" office:value="96226.65" table:formula="of:=[.C274]*[bitcoin_futures.B278]" table:style-name="ce5">
            <text:p>96226.65</text:p>
          </table:table-cell>
          <table:table-cell office:value-type="float" office:value="2825.5500000000029" table:formula="of:=[.K274]-[.K273]-[.J274]" table:style-name="ce1">
            <text:p>2825.55</text:p>
          </table:table-cell>
          <table:table-cell office:value-type="float" office:value="0" table:formula="of:=IF([.E274]=[.G274];[.E274]-([.E273] + [.N274]);0)*[.$M$5]/10000" table:style-name="ce11">
            <text:p>0.00</text:p>
          </table:table-cell>
          <table:table-cell office:value-type="float" office:value="-2996.4099924265174" table:formula="of:=-[Future_CF.Q274]+[.E273]*([bitcoin_futures.S278]/100/360)*[.$N$6]" table:style-name="ce11">
            <text:p>-2996.41</text:p>
          </table:table-cell>
          <table:table-cell table:style-name="ce1"/>
          <table:table-cell office:value-type="float" office:value="153258.23473370908" table:formula="of:=[.K274]+[.E274]" table:style-name="ce5">
            <text:p>153258.2347</text:p>
          </table:table-cell>
          <table:table-cell office:value-type="float" office:value="-170.85999242651451" table:formula="of:=[.L274]+[.N274]-[.M274]" table:style-name="ce11">
            <text:p>-170.86</text:p>
          </table:table-cell>
          <table:table-cell office:value-type="float" office:value="-2996.4099924265029" table:formula="of:=[.P274]-[.P273]-[.L274]" table:style-name="ce1">
            <text:p>-2996.409992</text:p>
          </table:table-cell>
          <table:table-cell office:value-type="float" office:value="-1.1136088154042253E-3" table:formula="of:=[.Q274]/[.P273]" table:style-name="ce1">
            <text:p>-0.001113609</text:p>
          </table:table-cell>
          <table:table-cell office:value-type="float" office:value="-1.2332199265153365E-3" table:formula="of:=[.S274]-([bitcoin_futures.S278]/100/360)" table:style-name="ce1">
            <text:p>-0.00123322</text:p>
          </table:table-cell>
          <table:table-cell office:value-type="float" office:value="0.99888639118459577" table:formula="of:=1+[.S274]" table:style-name="ce1">
            <text:p>0.998886391</text:p>
          </table:table-cell>
          <table:table-cell office:value-type="float" office:value="0.99876678007348463" table:formula="of:=1+[.T274]" table:style-name="ce1">
            <text:p>0.99876678</text:p>
          </table:table-cell>
          <table:table-cell table:number-columns-repeated="16362"/>
        </table:table-row>
        <table:table-row table:style-name="ro1">
          <table:table-cell office:value-type="string" office:string-value="15.01.2025" table:formula="of:=[bitcoin_futures.A279]" table:style-name="ce6">
            <text:p>15.01.2025</text:p>
          </table:table-cell>
          <table:table-cell office:value-type="float" office:value="1767" table:formula="of:=ROUND([bitcoin_futures.D279]/[bitcoin_futures.B279]; 0)" table:style-name="ce1">
            <text:p>1767</text:p>
          </table:table-cell>
          <table:table-cell office:value-type="float" office:value="1767" table:formula="of:=[.B275]" table:style-name="ce6">
            <text:p>1767</text:p>
          </table:table-cell>
          <table:table-cell office:value-type="float" office:value="100082.88" table:formula="of:=[.B275]*[bitcoin_futures.B279]" table:style-name="ce6">
            <text:p>100082.88</text:p>
          </table:table-cell>
          <table:table-cell office:value-type="float" office:value="53879.986034054156" table:formula="of:=IF([.E274] + [.N275]  &gt; [.F275]; [.E274]+[.N275]; [.F275]*2)" table:style-name="ce1">
            <text:p>53879.98603</text:p>
          </table:table-cell>
          <table:table-cell office:value-type="float" office:value="24432.5" table:formula="of:=[Future_Returns.S275]*[.F$4]" table:style-name="ce1">
            <text:p>24432.5</text:p>
          </table:table-cell>
          <table:table-cell office:value-type="float" office:value="48865" table:formula="of:=[.F275]*2" table:style-name="ce6">
            <text:p>48865</text:p>
          </table:table-cell>
          <table:table-cell table:style-name="ce6"/>
          <table:table-cell office:value-type="boolean" office:boolean-value="false" table:formula="of:=[.E275]=[.G275]" table:style-name="ce6">
            <text:p>FALSE</text:p>
          </table:table-cell>
          <table:table-cell office:value-type="float" office:value="679.68000000000006" table:formula="of:=([.C275]-[.C274])*[bitcoin_futures.B279]" table:style-name="ce1">
            <text:p>679.68</text:p>
          </table:table-cell>
          <table:table-cell office:value-type="float" office:value="100082.88" table:formula="of:=[.C275]*[bitcoin_futures.B279]" table:style-name="ce5">
            <text:p>100082.88</text:p>
          </table:table-cell>
          <table:table-cell office:value-type="float" office:value="3176.5500000000102" table:formula="of:=[.K275]-[.K274]-[.J275]" table:style-name="ce1">
            <text:p>3176.55</text:p>
          </table:table-cell>
          <table:table-cell office:value-type="float" office:value="0" table:formula="of:=IF([.E275]=[.G275];[.E275]-([.E274] + [.N275]);0)*[.$M$5]/10000" table:style-name="ce11">
            <text:p>0.00</text:p>
          </table:table-cell>
          <table:table-cell office:value-type="float" office:value="-3151.5986996549091" table:formula="of:=-[Future_CF.Q275]+[.E274]*([bitcoin_futures.S279]/100/360)*[.$N$6]" table:style-name="ce11">
            <text:p>-3151.60</text:p>
          </table:table-cell>
          <table:table-cell table:style-name="ce6"/>
          <table:table-cell office:value-type="float" office:value="153962.86603405417" table:formula="of:=[.K275]+[.E275]" table:style-name="ce5">
            <text:p>153962.866</text:p>
          </table:table-cell>
          <table:table-cell office:value-type="float" office:value="24.951300345101117" table:formula="of:=[.L275]+[.N275]-[.M275]" table:style-name="ce11">
            <text:p>24.95</text:p>
          </table:table-cell>
          <table:table-cell office:value-type="float" office:value="-2471.9186996549179" table:formula="of:=[.P275]-[.P274]-[.L275]" table:style-name="ce1">
            <text:p>-2471.9187</text:p>
          </table:table-cell>
          <table:table-cell office:value-type="float" office:value="1.628056096852138E-4" table:formula="of:=[.Q275]/[.P274]" table:style-name="ce1">
            <text:p>0.000162806</text:p>
          </table:table-cell>
          <table:table-cell office:value-type="float" office:value="4.3527831907436024E-5" table:formula="of:=[.S275]-([bitcoin_futures.S279]/100/360)" table:style-name="ce1">
            <text:p>4.35278E-05</text:p>
          </table:table-cell>
          <table:table-cell office:value-type="float" office:value="1.0001628056096852" table:formula="of:=1+[.S275]" table:style-name="ce1">
            <text:p>1.000162806</text:p>
          </table:table-cell>
          <table:table-cell office:value-type="float" office:value="1.0000435278319075" table:formula="of:=1+[.T275]" table:style-name="ce1">
            <text:p>1.000043528</text:p>
          </table:table-cell>
          <table:table-cell table:number-columns-repeated="16362" table:style-name="ce6"/>
        </table:table-row>
        <table:table-row table:style-name="ro1">
          <table:table-cell office:value-type="string" office:string-value="16.01.2025" table:formula="of:=[bitcoin_futures.A280]" table:style-name="ce1">
            <text:p>16.01.2025</text:p>
          </table:table-cell>
          <table:table-cell office:value-type="float" office:value="1760" table:formula="of:=ROUND([bitcoin_futures.D280]/[bitcoin_futures.B280]; 0)" table:style-name="ce1">
            <text:p>1760</text:p>
          </table:table-cell>
          <table:table-cell office:value-type="float" office:value="1767" table:formula="of:=[.C$275]" table:style-name="ce1">
            <text:p>1767</text:p>
          </table:table-cell>
          <table:table-cell office:value-type="float" office:value="100082.88" table:formula="of:=[.D$275]" table:style-name="ce1">
            <text:p>100082.88</text:p>
          </table:table-cell>
          <table:table-cell office:value-type="float" office:value="53238.206111552834" table:formula="of:=IF([.E275] + [.N276]  &gt; [.F276]; [.E275]+[.N276]; [.F276]*2)" table:style-name="ce1">
            <text:p>53238.20611</text:p>
          </table:table-cell>
          <table:table-cell office:value-type="float" office:value="25235" table:formula="of:=[Future_Returns.S276]*[.F$4]" table:style-name="ce1">
            <text:p>25235</text:p>
          </table:table-cell>
          <table:table-cell office:value-type="float" office:value="50470" table:formula="of:=[.F276]*2" table:style-name="ce6">
            <text:p>50470</text:p>
          </table:table-cell>
          <table:table-cell table:style-name="ce6"/>
          <table:table-cell office:value-type="boolean" office:boolean-value="false" table:formula="of:=[.E276]=[.G276]" table:style-name="ce6">
            <text:p>FALSE</text:p>
          </table:table-cell>
          <table:table-cell office:value-type="float" office:value="0" table:formula="of:=([.C276]-[.C275])*[bitcoin_futures.B280]" table:style-name="ce1">
            <text:p>0</text:p>
          </table:table-cell>
          <table:table-cell office:value-type="float" office:value="100878.03" table:formula="of:=[.C276]*[bitcoin_futures.B280]" table:style-name="ce5">
            <text:p>100878.03</text:p>
          </table:table-cell>
          <table:table-cell office:value-type="float" office:value="795.14999999999418" table:formula="of:=[.K276]-[.K275]-[.J276]" table:style-name="ce1">
            <text:p>795.15</text:p>
          </table:table-cell>
          <table:table-cell office:value-type="float" office:value="0" table:formula="of:=IF([.E276]=[.G276];[.E276]-([.E275] + [.N276]);0)*[.$M$5]/10000" table:style-name="ce11">
            <text:p>0.00</text:p>
          </table:table-cell>
          <table:table-cell office:value-type="float" office:value="-641.77992250132593" table:formula="of:=-[Future_CF.Q276]+[.E275]*([bitcoin_futures.S280]/100/360)*[.$N$6]" table:style-name="ce11">
            <text:p>-641.78</text:p>
          </table:table-cell>
          <table:table-cell table:style-name="ce1"/>
          <table:table-cell office:value-type="float" office:value="154116.23611155283" table:formula="of:=[.K276]+[.E276]" table:style-name="ce5">
            <text:p>154116.2361</text:p>
          </table:table-cell>
          <table:table-cell office:value-type="float" office:value="153.37007749866825" table:formula="of:=[.L276]+[.N276]-[.M276]" table:style-name="ce11">
            <text:p>153.37</text:p>
          </table:table-cell>
          <table:table-cell office:value-type="float" office:value="-641.77992250132957" table:formula="of:=[.P276]-[.P275]-[.L276]" table:style-name="ce1">
            <text:p>-641.7799225</text:p>
          </table:table-cell>
          <table:table-cell office:value-type="float" office:value="9.9614979539771101E-4" table:formula="of:=[.Q276]/[.P275]" table:style-name="ce1">
            <text:p>0.00099615</text:p>
          </table:table-cell>
          <table:table-cell office:value-type="float" office:value="8.7662201761993326E-4" table:formula="of:=[.S276]-([bitcoin_futures.S280]/100/360)" table:style-name="ce1">
            <text:p>0.000876622</text:p>
          </table:table-cell>
          <table:table-cell office:value-type="float" office:value="1.0009961497953976" table:formula="of:=1+[.S276]" table:style-name="ce1">
            <text:p>1.00099615</text:p>
          </table:table-cell>
          <table:table-cell office:value-type="float" office:value="1.00087662201762" table:formula="of:=1+[.T276]" table:style-name="ce1">
            <text:p>1.000876622</text:p>
          </table:table-cell>
          <table:table-cell table:number-columns-repeated="16362"/>
        </table:table-row>
        <table:table-row table:style-name="ro1">
          <table:table-cell office:value-type="string" office:string-value="17.01.2025" table:formula="of:=[bitcoin_futures.A281]" table:style-name="ce1">
            <text:p>17.01.2025</text:p>
          </table:table-cell>
          <table:table-cell office:value-type="float" office:value="1766" table:formula="of:=ROUND([bitcoin_futures.D281]/[bitcoin_futures.B281]; 0)" table:style-name="ce1">
            <text:p>1766</text:p>
          </table:table-cell>
          <table:table-cell office:value-type="float" office:value="1767" table:formula="of:=[.C$275]" table:style-name="ce1">
            <text:p>1767</text:p>
          </table:table-cell>
          <table:table-cell office:value-type="float" office:value="100082.88" table:formula="of:=[.D$275]" table:style-name="ce1">
            <text:p>100082.88</text:p>
          </table:table-cell>
          <table:table-cell office:value-type="float" office:value="48571.38931262659" table:formula="of:=IF([.E276] + [.N277]  &gt; [.F277]; [.E276]+[.N277]; [.F277]*2)" table:style-name="ce1">
            <text:p>48571.38931</text:p>
          </table:table-cell>
          <table:table-cell office:value-type="float" office:value="25396.25" table:formula="of:=[Future_Returns.S277]*[.F$4]" table:style-name="ce1">
            <text:p>25396.25</text:p>
          </table:table-cell>
          <table:table-cell office:value-type="float" office:value="50792.5" table:formula="of:=[.F277]*2" table:style-name="ce6">
            <text:p>50792.5</text:p>
          </table:table-cell>
          <table:table-cell table:style-name="ce6"/>
          <table:table-cell office:value-type="boolean" office:boolean-value="false" table:formula="of:=[.E277]=[.G277]" table:style-name="ce6">
            <text:p>FALSE</text:p>
          </table:table-cell>
          <table:table-cell office:value-type="float" office:value="0" table:formula="of:=([.C277]-[.C276])*[bitcoin_futures.B281]" table:style-name="ce1">
            <text:p>0</text:p>
          </table:table-cell>
          <table:table-cell office:value-type="float" office:value="105348.54" table:formula="of:=[.C277]*[bitcoin_futures.B281]" table:style-name="ce5">
            <text:p>105348.54</text:p>
          </table:table-cell>
          <table:table-cell office:value-type="float" office:value="4470.5099999999948" table:formula="of:=[.K277]-[.K276]-[.J277]" table:style-name="ce1">
            <text:p>4470.51</text:p>
          </table:table-cell>
          <table:table-cell office:value-type="float" office:value="0" table:formula="of:=IF([.E277]=[.G277];[.E277]-([.E276] + [.N277]);0)*[.$M$5]/10000" table:style-name="ce11">
            <text:p>0.00</text:p>
          </table:table-cell>
          <table:table-cell office:value-type="float" office:value="-4666.8167989262465" table:formula="of:=-[Future_CF.Q277]+[.E276]*([bitcoin_futures.S281]/100/360)*[.$N$6]" table:style-name="ce11">
            <text:p>-4666.82</text:p>
          </table:table-cell>
          <table:table-cell table:style-name="ce1"/>
          <table:table-cell office:value-type="float" office:value="153919.9293126266" table:formula="of:=[.K277]+[.E277]" table:style-name="ce5">
            <text:p>153919.9293</text:p>
          </table:table-cell>
          <table:table-cell office:value-type="float" office:value="-196.30679892625176" table:formula="of:=[.L277]+[.N277]-[.M277]" table:style-name="ce11">
            <text:p>-196.31</text:p>
          </table:table-cell>
          <table:table-cell office:value-type="float" office:value="-4666.8167989262292" table:formula="of:=[.P277]-[.P276]-[.L277]" table:style-name="ce1">
            <text:p>-4666.816799</text:p>
          </table:table-cell>
          <table:table-cell office:value-type="float" office:value="-1.2737580665035217E-3" table:formula="of:=[.Q277]/[.P276]" table:style-name="ce1">
            <text:p>-0.001273758</text:p>
          </table:table-cell>
          <table:table-cell office:value-type="float" office:value="-1.393341399836855E-3" table:formula="of:=[.S277]-([bitcoin_futures.S281]/100/360)" table:style-name="ce1">
            <text:p>-0.001393341</text:p>
          </table:table-cell>
          <table:table-cell office:value-type="float" office:value="0.99872624193349646" table:formula="of:=1+[.S277]" table:style-name="ce1">
            <text:p>0.998726242</text:p>
          </table:table-cell>
          <table:table-cell office:value-type="float" office:value="0.99860665860016318" table:formula="of:=1+[.T277]" table:style-name="ce1">
            <text:p>0.998606659</text:p>
          </table:table-cell>
          <table:table-cell table:number-columns-repeated="16362"/>
        </table:table-row>
        <table:table-row table:style-name="ro1">
          <table:table-cell office:value-type="string" office:string-value="20.01.2025" table:formula="of:=[bitcoin_futures.A282]" table:style-name="ce1">
            <text:p>20.01.2025</text:p>
          </table:table-cell>
          <table:table-cell office:value-type="float" office:value="1741" table:formula="of:=ROUND([bitcoin_futures.D282]/[bitcoin_futures.B282]; 0)" table:style-name="ce1">
            <text:p>1741</text:p>
          </table:table-cell>
          <table:table-cell office:value-type="float" office:value="1767" table:formula="of:=[.C$275]" table:style-name="ce1">
            <text:p>1767</text:p>
          </table:table-cell>
          <table:table-cell office:value-type="float" office:value="100082.88" table:formula="of:=[.D$275]" table:style-name="ce1">
            <text:p>100082.88</text:p>
          </table:table-cell>
          <table:table-cell office:value-type="float" office:value="48574.29347694591" table:formula="of:=IF([.E277] + [.N278]  &gt; [.F278]; [.E277]+[.N278]; [.F278]*2)" table:style-name="ce1">
            <text:p>48574.29348</text:p>
          </table:table-cell>
          <table:table-cell office:value-type="float" office:value="26563.75" table:formula="of:=[Future_Returns.S278]*[.F$4]" table:style-name="ce1">
            <text:p>26563.75</text:p>
          </table:table-cell>
          <table:table-cell office:value-type="float" office:value="53127.5" table:formula="of:=[.F278]*2" table:style-name="ce6">
            <text:p>53127.5</text:p>
          </table:table-cell>
          <table:table-cell table:style-name="ce6"/>
          <table:table-cell office:value-type="boolean" office:boolean-value="false" table:formula="of:=[.E278]=[.G278]" table:style-name="ce6">
            <text:p>FALSE</text:p>
          </table:table-cell>
          <table:table-cell office:value-type="float" office:value="0" table:formula="of:=([.C278]-[.C277])*[bitcoin_futures.B282]" table:style-name="ce1">
            <text:p>0</text:p>
          </table:table-cell>
          <table:table-cell office:value-type="float" office:value="105348.54" table:formula="of:=[.C278]*[bitcoin_futures.B282]" table:style-name="ce5">
            <text:p>105348.54</text:p>
          </table:table-cell>
          <table:table-cell office:value-type="float" office:value="0" table:formula="of:=[.K278]-[.K277]-[.J278]" table:style-name="ce1">
            <text:p>0</text:p>
          </table:table-cell>
          <table:table-cell office:value-type="float" office:value="0" table:formula="of:=IF([.E278]=[.G278];[.E278]-([.E277] + [.N278]);0)*[.$M$5]/10000" table:style-name="ce11">
            <text:p>0.00</text:p>
          </table:table-cell>
          <table:table-cell office:value-type="float" office:value="2.9041643193174647" table:formula="of:=-[Future_CF.Q278]+[.E277]*([bitcoin_futures.S282]/100/360)*[.$N$6]" table:style-name="ce11">
            <text:p>2.90</text:p>
          </table:table-cell>
          <table:table-cell table:style-name="ce1"/>
          <table:table-cell office:value-type="float" office:value="153922.8334769459" table:formula="of:=[.K278]+[.E278]" table:style-name="ce5">
            <text:p>153922.8335</text:p>
          </table:table-cell>
          <table:table-cell office:value-type="float" office:value="2.9041643193174647" table:formula="of:=[.L278]+[.N278]-[.M278]" table:style-name="ce11">
            <text:p>2.90</text:p>
          </table:table-cell>
          <table:table-cell office:value-type="float" office:value="2.9041643193049822" table:formula="of:=[.P278]-[.P277]-[.L278]" table:style-name="ce1">
            <text:p>2.904164319</text:p>
          </table:table-cell>
          <table:table-cell office:value-type="float" office:value="1.886802009516792E-5" table:formula="of:=[.Q278]/[.P277]" table:style-name="ce1">
            <text:p>1.8868E-05</text:p>
          </table:table-cell>
          <table:table-cell office:value-type="float" office:value="-1.0071531323816541E-4" table:formula="of:=[.S278]-([bitcoin_futures.S282]/100/360)" table:style-name="ce1">
            <text:p>-0.000100715</text:p>
          </table:table-cell>
          <table:table-cell office:value-type="float" office:value="1.0000188680200952" table:formula="of:=1+[.S278]" table:style-name="ce1">
            <text:p>1.000018868</text:p>
          </table:table-cell>
          <table:table-cell office:value-type="float" office:value="0.99989928468676181" table:formula="of:=1+[.T278]" table:style-name="ce1">
            <text:p>0.999899285</text:p>
          </table:table-cell>
          <table:table-cell table:number-columns-repeated="16362"/>
        </table:table-row>
        <table:table-row table:style-name="ro1">
          <table:table-cell office:value-type="string" office:string-value="21.01.2025" table:formula="of:=[bitcoin_futures.A283]" table:style-name="ce1">
            <text:p>21.01.2025</text:p>
          </table:table-cell>
          <table:table-cell office:value-type="float" office:value="1764" table:formula="of:=ROUND([bitcoin_futures.D283]/[bitcoin_futures.B283]; 0)" table:style-name="ce1">
            <text:p>1764</text:p>
          </table:table-cell>
          <table:table-cell office:value-type="float" office:value="1767" table:formula="of:=[.C$275]" table:style-name="ce1">
            <text:p>1767</text:p>
          </table:table-cell>
          <table:table-cell office:value-type="float" office:value="100082.88" table:formula="of:=[.D$275]" table:style-name="ce1">
            <text:p>100082.88</text:p>
          </table:table-cell>
          <table:table-cell office:value-type="float" office:value="47522.197814910054" table:formula="of:=IF([.E278] + [.N279]  &gt; [.F279]; [.E278]+[.N279]; [.F279]*2)" table:style-name="ce1">
            <text:p>47522.19781</text:p>
          </table:table-cell>
          <table:table-cell office:value-type="float" office:value="26563.75" table:formula="of:=[Future_Returns.S279]*[.F$4]" table:style-name="ce1">
            <text:p>26563.75</text:p>
          </table:table-cell>
          <table:table-cell office:value-type="float" office:value="53127.5" table:formula="of:=[.F279]*2" table:style-name="ce6">
            <text:p>53127.5</text:p>
          </table:table-cell>
          <table:table-cell table:style-name="ce6"/>
          <table:table-cell office:value-type="boolean" office:boolean-value="false" table:formula="of:=[.E279]=[.G279]" table:style-name="ce6">
            <text:p>FALSE</text:p>
          </table:table-cell>
          <table:table-cell office:value-type="float" office:value="0" table:formula="of:=([.C279]-[.C278])*[bitcoin_futures.B283]" table:style-name="ce1">
            <text:p>0</text:p>
          </table:table-cell>
          <table:table-cell office:value-type="float" office:value="106762.14" table:formula="of:=[.C279]*[bitcoin_futures.B283]" table:style-name="ce5">
            <text:p>106762.14</text:p>
          </table:table-cell>
          <table:table-cell office:value-type="float" office:value="1413.6000000000058" table:formula="of:=[.K279]-[.K278]-[.J279]" table:style-name="ce1">
            <text:p>1413.6</text:p>
          </table:table-cell>
          <table:table-cell office:value-type="float" office:value="0" table:formula="of:=IF([.E279]=[.G279];[.E279]-([.E278] + [.N279]);0)*[.$M$5]/10000" table:style-name="ce11">
            <text:p>0.00</text:p>
          </table:table-cell>
          <table:table-cell office:value-type="float" office:value="-1052.0956620358577" table:formula="of:=-[Future_CF.Q279]+[.E278]*([bitcoin_futures.S283]/100/360)*[.$N$6]" table:style-name="ce11">
            <text:p>-1052.10</text:p>
          </table:table-cell>
          <table:table-cell table:style-name="ce1"/>
          <table:table-cell office:value-type="float" office:value="154284.33781491005" table:formula="of:=[.K279]+[.E279]" table:style-name="ce5">
            <text:p>154284.3378</text:p>
          </table:table-cell>
          <table:table-cell office:value-type="float" office:value="361.50433796414814" table:formula="of:=[.L279]+[.N279]-[.M279]" table:style-name="ce11">
            <text:p>361.50</text:p>
          </table:table-cell>
          <table:table-cell office:value-type="float" office:value="-1052.0956620358629" table:formula="of:=[.P279]-[.P278]-[.L279]" table:style-name="ce1">
            <text:p>-1052.095662</text:p>
          </table:table-cell>
          <table:table-cell office:value-type="float" office:value="2.3486076093985962E-3" table:formula="of:=[.Q279]/[.P278]" table:style-name="ce1">
            <text:p>0.002348608</text:p>
          </table:table-cell>
          <table:table-cell office:value-type="float" office:value="2.2290242760652627E-3" table:formula="of:=[.S279]-([bitcoin_futures.S283]/100/360)" table:style-name="ce1">
            <text:p>0.002229024</text:p>
          </table:table-cell>
          <table:table-cell office:value-type="float" office:value="1.0023486076093986" table:formula="of:=1+[.S279]" table:style-name="ce1">
            <text:p>1.002348608</text:p>
          </table:table-cell>
          <table:table-cell office:value-type="float" office:value="1.0022290242760652" table:formula="of:=1+[.T279]" table:style-name="ce1">
            <text:p>1.002229024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 table:style-name="ce1"/>
          <table:table-cell office:value-type="float" office:value="1.0678400770545413" table:formula="of:=PRODUCT([.U14:.U279])" table:style-name="ce1">
            <text:p>1.067840077</text:p>
          </table:table-cell>
          <table:table-cell office:value-type="float" office:value="1.0285469091822055" table:formula="of:=PRODUCT([.V14:.V279])" table:style-name="ce1">
            <text:p>1.02854690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 table:style-name="ce1"/>
          <table:table-cell office:value-type="string" table:style-name="ce1">
            <text:p>Mean – rf</text:p>
          </table:table-cell>
          <table:table-cell table:number-columns-repeated="16364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mean</text:p>
          </table:table-cell>
          <table:table-cell table:style-name="ce1"/>
          <table:table-cell office:value-type="float" office:value="28.616928807766946" table:formula="of:=AVERAGE([.Q14:.Q279])" table:style-name="ce1">
            <text:p>28.61692881</text:p>
          </table:table-cell>
          <table:table-cell table:style-name="ce1"/>
          <table:table-cell office:value-type="float" office:value="2.4845343233664374E-4" table:formula="of:=AVERAGE([.S14:.S279])" table:style-name="ce1">
            <text:p>0.000248453</text:p>
          </table:table-cell>
          <table:table-cell office:value-type="float" office:value="4.8453432336643731E-5" table:formula="of:=[.S284]-2/10000" table:style-name="ce1">
            <text:p>4.84534E-05</text:p>
          </table:table-cell>
          <table:table-cell table:number-columns-repeated="16364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std</text:p>
          </table:table-cell>
          <table:table-cell table:style-name="ce1"/>
          <table:table-cell office:value-type="float" office:value="238.53299910486109" table:formula="of:=STDEV([.Q14:.Q279])" table:style-name="ce1">
            <text:p>238.5329991</text:p>
          </table:table-cell>
          <table:table-cell table:style-name="ce1"/>
          <table:table-cell office:value-type="float" office:value="1.827560089665074E-3" table:formula="of:=STDEV([.S14:.S279])" table:style-name="ce1">
            <text:p>0.00182756</text:p>
          </table:table-cell>
          <table:table-cell table:number-columns-repeated="16365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mean/std</text:p>
          </table:table-cell>
          <table:table-cell table:style-name="ce1"/>
          <table:table-cell office:value-type="float" office:value="0.11997052363889789" table:formula="of:=[.Q284]/[.Q285]" table:style-name="ce1">
            <text:p>0.119970524</text:p>
          </table:table-cell>
          <table:table-cell table:style-name="ce1"/>
          <table:table-cell office:value-type="float" office:value="0.13594816046906361" table:formula="of:=[.S284]/[.S285]" table:style-name="ce1">
            <text:p>0.13594816</text:p>
          </table:table-cell>
          <table:table-cell office:value-type="float" office:value="0.42087502191103854" table:formula="of:=[.T284]/[.S285]*SQRT(252)" table:style-name="ce1">
            <text:p>0.420875022</text:p>
          </table:table-cell>
          <table:table-cell table:number-columns-repeated="16364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2"/>
          <table:table-cell table:number-columns-repeated="16370"/>
        </table:table-row>
        <table:table-row table:number-rows-repeated="10482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ahoma" svg:font-family="Tahoma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_32_cent" style:display-name="Per 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Adrian Heiß</dc:creator>
    <dc:date>2025-03-08T20:05:16Z</dc:date>
    <meta:editing-cycles>9</meta:editing-cycles>
    <meta:editing-duration>PT0S</meta:editing-duration>
  </office:meta>
</office:document-meta>
</file>